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61.6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16"/>
    <style:style style:name="ce6" style:family="table-cell" style:parent-style-name="Default" style:data-style-name="N111"/>
    <style:style style:name="ce7" style:family="table-cell" style:parent-style-name="Default" style:data-style-name="N0"/>
    <style:style style:name="ce8" style:family="table-cell" style:parent-style-name="Default" style:data-style-name="N3"/>
    <style:style style:name="ce9" style:family="table-cell" style:parent-style-name="Default" style:data-style-name="N117"/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113"/>
  </office:automatic-styles>
  <office:body>
    <office:spreadsheet>
      <table:table table:name="Growth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6" table:default-cell-style-name="Default"/>
        <table:table-column table:style-name="co3" table:default-cell-style-name="Default"/>
        <table:table-column table:style-name="co2" table:number-columns-repeated="936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float" office:value="0.1" calcext:value-type="float">
            <text:p>0.1</text:p>
          </table:table-cell>
          <table:table-cell table:formula="of:=1-[.B1]" office:value-type="float" office:value="0.9" calcext:value-type="float">
            <text:p>0.9</text:p>
          </table:table-cell>
          <table:table-cell table:formula="of:=([.B1]+1)^(1/2)-1" office:value-type="float" office:value="0.0488088481701516" calcext:value-type="float">
            <text:p>0.0488088482</text:p>
          </table:table-cell>
          <table:table-cell table:formula="of:=1-[.D1]" office:value-type="float" office:value="0.951191151829848" calcext:value-type="float">
            <text:p>0.951191151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table:formula="of:=[.B2]+1" office:value-type="float" office:value="2011" calcext:value-type="float">
            <text:p>2011</text:p>
          </table:table-cell>
          <table:table-cell table:formula="of:=[.C2]+1" office:value-type="float" office:value="2012" calcext:value-type="float">
            <text:p>2012</text:p>
          </table:table-cell>
          <table:table-cell table:formula="of:=[.D2]+1" office:value-type="float" office:value="2013" calcext:value-type="float">
            <text:p>2013</text:p>
          </table:table-cell>
          <table:table-cell table:formula="of:=[.E2]+1" office:value-type="float" office:value="2014" calcext:value-type="float">
            <text:p>2014</text:p>
          </table:table-cell>
          <table:table-cell table:formula="of:=[.F2]+1" office:value-type="float" office:value="2015" calcext:value-type="float">
            <text:p>2015</text:p>
          </table:table-cell>
          <table:table-cell table:formula="of:=[.G2]+1" office:value-type="float" office:value="2016" calcext:value-type="float">
            <text:p>2016</text:p>
          </table:table-cell>
          <table:table-cell table:formula="of:=[.H2]+1" office:value-type="float" office:value="2017" calcext:value-type="float">
            <text:p>2017</text:p>
          </table:table-cell>
          <table:table-cell table:formula="of:=[.I2]+1" office:value-type="float" office:value="2018" calcext:value-type="float">
            <text:p>2018</text:p>
          </table:table-cell>
          <table:table-cell table:formula="of:=[.J2]+1" office:value-type="float" office:value="2019" calcext:value-type="float">
            <text:p>2019</text:p>
          </table:table-cell>
          <table:table-cell table:formula="of:=[.K2]+1" office:value-type="float" office:value="2020" calcext:value-type="float">
            <text:p>2020</text:p>
          </table:table-cell>
          <table:table-cell table:formula="of:=[.L2]+1" office:value-type="float" office:value="2021" calcext:value-type="float">
            <text:p>2021</text:p>
          </table:table-cell>
          <table:table-cell table:formula="of:=[.M2]+1" office:value-type="float" office:value="2022" calcext:value-type="float">
            <text:p>2022</text:p>
          </table:table-cell>
          <table:table-cell table:formula="of:=[.N2]+1" office:value-type="float" office:value="2023" calcext:value-type="float">
            <text:p>2023</text:p>
          </table:table-cell>
          <table:table-cell table:formula="of:=[.O2]+1" office:value-type="float" office:value="2024" calcext:value-type="float">
            <text:p>2024</text:p>
          </table:table-cell>
          <table:table-cell table:formula="of:=[.P2]+1" office:value-type="float" office:value="2025" calcext:value-type="float">
            <text:p>2025</text:p>
          </table:table-cell>
          <table:table-cell table:formula="of:=[.Q2]+1" office:value-type="float" office:value="2026" calcext:value-type="float">
            <text:p>2026</text:p>
          </table:table-cell>
          <table:table-cell table:formula="of:=[.R2]+1" office:value-type="float" office:value="2027" calcext:value-type="float">
            <text:p>2027</text:p>
          </table:table-cell>
          <table:table-cell table:formula="of:=[.S2]+1" office:value-type="float" office:value="2028" calcext:value-type="float">
            <text:p>2028</text:p>
          </table:table-cell>
          <table:table-cell table:formula="of:=[.T2]+1" office:value-type="float" office:value="2029" calcext:value-type="float">
            <text:p>2029</text:p>
          </table:table-cell>
          <table:table-cell table:formula="of:=[.U2]+1" office:value-type="float" office:value="2030" calcext:value-type="float">
            <text:p>2030</text:p>
          </table:table-cell>
          <table:table-cell table:formula="of:=[.V2]+1" office:value-type="float" office:value="2031" calcext:value-type="float">
            <text:p>2031</text:p>
          </table:table-cell>
          <table:table-cell table:formula="of:=[.W2]+1" office:value-type="float" office:value="2032" calcext:value-type="float">
            <text:p>2032</text:p>
          </table:table-cell>
          <table:table-cell table:formula="of:=[.X2]+1" office:value-type="float" office:value="2033" calcext:value-type="float">
            <text:p>2033</text:p>
          </table:table-cell>
          <table:table-cell table:formula="of:=[.Y2]+1" office:value-type="float" office:value="2034" calcext:value-type="float">
            <text:p>2034</text:p>
          </table:table-cell>
          <table:table-cell table:formula="of:=[.Z2]+1" office:value-type="float" office:value="2035" calcext:value-type="float">
            <text:p>2035</text:p>
          </table:table-cell>
          <table:table-cell table:formula="of:=[.AA2]+1" office:value-type="float" office:value="2036" calcext:value-type="float">
            <text:p>2036</text:p>
          </table:table-cell>
          <table:table-cell table:formula="of:=[.AB2]+1" office:value-type="float" office:value="2037" calcext:value-type="float">
            <text:p>2037</text:p>
          </table:table-cell>
          <table:table-cell table:formula="of:=[.AC2]+1" office:value-type="float" office:value="2038" calcext:value-type="float">
            <text:p>2038</text:p>
          </table:table-cell>
          <table:table-cell table:formula="of:=[.AD2]+1" office:value-type="float" office:value="2039" calcext:value-type="float">
            <text:p>2039</text:p>
          </table:table-cell>
          <table:table-cell table:formula="of:=[.AE2]+1" office:value-type="float" office:value="2040" calcext:value-type="float">
            <text:p>2040</text:p>
          </table:table-cell>
          <table:table-cell table:formula="of:=[.AF2]+1" office:value-type="float" office:value="2041" calcext:value-type="float">
            <text:p>2041</text:p>
          </table:table-cell>
          <table:table-cell table:formula="of:=[.AG2]+1" office:value-type="float" office:value="2042" calcext:value-type="float">
            <text:p>2042</text:p>
          </table:table-cell>
          <table:table-cell table:formula="of:=[.AH2]+1" office:value-type="float" office:value="2043" calcext:value-type="float">
            <text:p>2043</text:p>
          </table:table-cell>
          <table:table-cell table:formula="of:=[.AI2]+1" office:value-type="float" office:value="2044" calcext:value-type="float">
            <text:p>2044</text:p>
          </table:table-cell>
          <table:table-cell table:formula="of:=[.AJ2]+1" office:value-type="float" office:value="2045" calcext:value-type="float">
            <text:p>2045</text:p>
          </table:table-cell>
          <table:table-cell table:formula="of:=[.AK2]+1" office:value-type="float" office:value="2046" calcext:value-type="float">
            <text:p>2046</text:p>
          </table:table-cell>
          <table:table-cell table:formula="of:=[.AL2]+1" office:value-type="float" office:value="2047" calcext:value-type="float">
            <text:p>2047</text:p>
          </table:table-cell>
          <table:table-cell table:formula="of:=[.AM2]+1" office:value-type="float" office:value="2048" calcext:value-type="float">
            <text:p>2048</text:p>
          </table:table-cell>
          <table:table-cell table:formula="of:=[.AN2]+1" office:value-type="float" office:value="2049" calcext:value-type="float">
            <text:p>2049</text:p>
          </table:table-cell>
          <table:table-cell table:formula="of:=[.AO2]+1" office:value-type="float" office:value="2050" calcext:value-type="float">
            <text:p>2050</text:p>
          </table:table-cell>
          <table:table-cell table:formula="of:=[.AP2]+1" office:value-type="float" office:value="2051" calcext:value-type="float">
            <text:p>2051</text:p>
          </table:table-cell>
          <table:table-cell table:formula="of:=[.AQ2]+1" office:value-type="float" office:value="2052" calcext:value-type="float">
            <text:p>2052</text:p>
          </table:table-cell>
          <table:table-cell table:formula="of:=[.AR2]+1" office:value-type="float" office:value="2053" calcext:value-type="float">
            <text:p>2053</text:p>
          </table:table-cell>
          <table:table-cell table:formula="of:=[.AS2]+1" office:value-type="float" office:value="2054" calcext:value-type="float">
            <text:p>2054</text:p>
          </table:table-cell>
          <table:table-cell table:formula="of:=[.AT2]+1" office:value-type="float" office:value="2055" calcext:value-type="float">
            <text:p>2055</text:p>
          </table:table-cell>
          <table:table-cell table:formula="of:=[.AU2]+1" office:value-type="float" office:value="2056" calcext:value-type="float">
            <text:p>2056</text:p>
          </table:table-cell>
          <table:table-cell table:formula="of:=[.AV2]+1" office:value-type="float" office:value="2057" calcext:value-type="float">
            <text:p>2057</text:p>
          </table:table-cell>
          <table:table-cell table:formula="of:=[.AW2]+1" office:value-type="float" office:value="2058" calcext:value-type="float">
            <text:p>2058</text:p>
          </table:table-cell>
          <table:table-cell table:formula="of:=[.AX2]+1" office:value-type="float" office:value="2059" calcext:value-type="float">
            <text:p>2059</text:p>
          </table:table-cell>
          <table:table-cell table:formula="of:=[.AY2]+1" office:value-type="float" office:value="2060" calcext:value-type="float">
            <text:p>2060</text:p>
          </table:table-cell>
          <table:table-cell table:formula="of:=[.AZ2]+1" office:value-type="float" office:value="2061" calcext:value-type="float">
            <text:p>2061</text:p>
          </table:table-cell>
          <table:table-cell table:formula="of:=[.BA2]+1" office:value-type="float" office:value="2062" calcext:value-type="float">
            <text:p>2062</text:p>
          </table:table-cell>
          <table:table-cell table:formula="of:=[.BB2]+1" office:value-type="float" office:value="2063" calcext:value-type="float">
            <text:p>2063</text:p>
          </table:table-cell>
          <table:table-cell table:formula="of:=[.BC2]+1" office:value-type="float" office:value="2064" calcext:value-type="float">
            <text:p>2064</text:p>
          </table:table-cell>
          <table:table-cell table:formula="of:=[.BD2]+1" office:value-type="float" office:value="2065" calcext:value-type="float">
            <text:p>2065</text:p>
          </table:table-cell>
          <table:table-cell table:formula="of:=[.BE2]+1" office:value-type="float" office:value="2066" calcext:value-type="float">
            <text:p>2066</text:p>
          </table:table-cell>
          <table:table-cell table:formula="of:=[.BF2]+1" office:value-type="float" office:value="2067" calcext:value-type="float">
            <text:p>2067</text:p>
          </table:table-cell>
          <table:table-cell table:formula="of:=[.BG2]+1" office:value-type="float" office:value="2068" calcext:value-type="float">
            <text:p>2068</text:p>
          </table:table-cell>
          <table:table-cell table:formula="of:=[.BH2]+1" office:value-type="float" office:value="2069" calcext:value-type="float">
            <text:p>2069</text:p>
          </table:table-cell>
          <table:table-cell table:formula="of:=[.BI2]+1" office:value-type="float" office:value="2070" calcext:value-type="float">
            <text:p>2070</text:p>
          </table:table-cell>
          <table:table-cell table:formula="of:=[.BJ2]+1" office:value-type="float" office:value="2071" calcext:value-type="float">
            <text:p>2071</text:p>
          </table:table-cell>
          <table:table-cell table:formula="of:=[.BK2]+1" office:value-type="float" office:value="2072" calcext:value-type="float">
            <text:p>2072</text:p>
          </table:table-cell>
          <table:table-cell table:formula="of:=[.BL2]+1" office:value-type="float" office:value="2073" calcext:value-type="float">
            <text:p>2073</text:p>
          </table:table-cell>
          <table:table-cell table:formula="of:=[.BM2]+1" office:value-type="float" office:value="2074" calcext:value-type="float">
            <text:p>2074</text:p>
          </table:table-cell>
          <table:table-cell table:formula="of:=[.BN2]+1" office:value-type="float" office:value="2075" calcext:value-type="float">
            <text:p>2075</text:p>
          </table:table-cell>
          <table:table-cell table:formula="of:=[.BO2]+1" office:value-type="float" office:value="2076" calcext:value-type="float">
            <text:p>2076</text:p>
          </table:table-cell>
          <table:table-cell table:formula="of:=[.BP2]+1" office:value-type="float" office:value="2077" calcext:value-type="float">
            <text:p>2077</text:p>
          </table:table-cell>
          <table:table-cell table:formula="of:=[.BQ2]+1" office:value-type="float" office:value="2078" calcext:value-type="float">
            <text:p>2078</text:p>
          </table:table-cell>
          <table:table-cell table:formula="of:=[.BR2]+1" office:value-type="float" office:value="2079" calcext:value-type="float">
            <text:p>2079</text:p>
          </table:table-cell>
          <table:table-cell table:formula="of:=[.BS2]+1" office:value-type="float" office:value="2080" calcext:value-type="float">
            <text:p>2080</text:p>
          </table:table-cell>
          <table:table-cell table:formula="of:=[.BT2]+1" office:value-type="float" office:value="2081" calcext:value-type="float">
            <text:p>2081</text:p>
          </table:table-cell>
          <table:table-cell table:formula="of:=[.BU2]+1" office:value-type="float" office:value="2082" calcext:value-type="float">
            <text:p>2082</text:p>
          </table:table-cell>
          <table:table-cell table:formula="of:=[.BV2]+1" office:value-type="float" office:value="2083" calcext:value-type="float">
            <text:p>2083</text:p>
          </table:table-cell>
          <table:table-cell table:formula="of:=[.BW2]+1" office:value-type="float" office:value="2084" calcext:value-type="float">
            <text:p>2084</text:p>
          </table:table-cell>
          <table:table-cell table:formula="of:=[.BX2]+1" office:value-type="float" office:value="2085" calcext:value-type="float">
            <text:p>2085</text:p>
          </table:table-cell>
          <table:table-cell table:formula="of:=[.BY2]+1" office:value-type="float" office:value="2086" calcext:value-type="float">
            <text:p>2086</text:p>
          </table:table-cell>
          <table:table-cell table:formula="of:=[.BZ2]+1" office:value-type="float" office:value="2087" calcext:value-type="float">
            <text:p>2087</text:p>
          </table:table-cell>
          <table:table-cell table:formula="of:=[.CA2]+1" office:value-type="float" office:value="2088" calcext:value-type="float">
            <text:p>2088</text:p>
          </table:table-cell>
          <table:table-cell table:formula="of:=[.CB2]+1" office:value-type="float" office:value="2089" calcext:value-type="float">
            <text:p>2089</text:p>
          </table:table-cell>
          <table:table-cell table:formula="of:=[.CC2]+1" office:value-type="float" office:value="2090" calcext:value-type="float">
            <text:p>2090</text:p>
          </table:table-cell>
          <table:table-cell table:formula="of:=[.CD2]+1" office:value-type="float" office:value="2091" calcext:value-type="float">
            <text:p>2091</text:p>
          </table:table-cell>
          <table:table-cell table:formula="of:=[.CE2]+1" office:value-type="float" office:value="2092" calcext:value-type="float">
            <text:p>2092</text:p>
          </table:table-cell>
          <table:table-cell table:formula="of:=[.CF2]+1" office:value-type="float" office:value="2093" calcext:value-type="float">
            <text:p>2093</text:p>
          </table:table-cell>
          <table:table-cell table:formula="of:=[.CG2]+1" office:value-type="float" office:value="2094" calcext:value-type="float">
            <text:p>2094</text:p>
          </table:table-cell>
          <table:table-cell table:formula="of:=[.CH2]+1" office:value-type="float" office:value="2095" calcext:value-type="float">
            <text:p>2095</text:p>
          </table:table-cell>
          <table:table-cell table:formula="of:=[.CI2]+1" office:value-type="float" office:value="2096" calcext:value-type="float">
            <text:p>2096</text:p>
          </table:table-cell>
          <table:table-cell table:formula="of:=[.CJ2]+1" office:value-type="float" office:value="2097" calcext:value-type="float">
            <text:p>2097</text:p>
          </table:table-cell>
          <table:table-cell table:formula="of:=[.CK2]+1" office:value-type="float" office:value="2098" calcext:value-type="float">
            <text:p>2098</text:p>
          </table:table-cell>
          <table:table-cell table:formula="of:=[.CL2]+1" office:value-type="float" office:value="2099" calcext:value-type="float">
            <text:p>2099</text:p>
          </table:table-cell>
          <table:table-cell table:formula="of:=[.CM2]+1" office:value-type="float" office:value="2100" calcext:value-type="float">
            <text:p>2100</text:p>
          </table:table-cell>
          <table:table-cell table:formula="of:=[.CN2]+1" office:value-type="float" office:value="2101" calcext:value-type="float">
            <text:p>2101</text:p>
          </table:table-cell>
          <table:table-cell table:formula="of:=[.CO2]+1" office:value-type="float" office:value="2102" calcext:value-type="float">
            <text:p>2102</text:p>
          </table:table-cell>
          <table:table-cell table:formula="of:=[.CP2]+1" office:value-type="float" office:value="2103" calcext:value-type="float">
            <text:p>2103</text:p>
          </table:table-cell>
          <table:table-cell table:formula="of:=[.CQ2]+1" office:value-type="float" office:value="2104" calcext:value-type="float">
            <text:p>2104</text:p>
          </table:table-cell>
          <table:table-cell table:formula="of:=[.CR2]+1" office:value-type="float" office:value="2105" calcext:value-type="float">
            <text:p>2105</text:p>
          </table:table-cell>
          <table:table-cell table:formula="of:=[.CS2]+1" office:value-type="float" office:value="2106" calcext:value-type="float">
            <text:p>2106</text:p>
          </table:table-cell>
          <table:table-cell table:formula="of:=[.CT2]+1" office:value-type="float" office:value="2107" calcext:value-type="float">
            <text:p>2107</text:p>
          </table:table-cell>
          <table:table-cell table:formula="of:=[.CU2]+1" office:value-type="float" office:value="2108" calcext:value-type="float">
            <text:p>2108</text:p>
          </table:table-cell>
          <table:table-cell table:formula="of:=[.CV2]+1" office:value-type="float" office:value="2109" calcext:value-type="float">
            <text:p>2109</text:p>
          </table:table-cell>
          <table:table-cell table:formula="of:=[.CW2]+1" office:value-type="float" office:value="2110" calcext:value-type="float">
            <text:p>2110</text:p>
          </table:table-cell>
          <table:table-cell table:formula="of:=[.CX2]+1" office:value-type="float" office:value="2111" calcext:value-type="float">
            <text:p>2111</text:p>
          </table:table-cell>
          <table:table-cell table:formula="of:=[.CY2]+1" office:value-type="float" office:value="2112" calcext:value-type="float">
            <text:p>2112</text:p>
          </table:table-cell>
          <table:table-cell table:formula="of:=[.CZ2]+1" office:value-type="float" office:value="2113" calcext:value-type="float">
            <text:p>2113</text:p>
          </table:table-cell>
          <table:table-cell table:formula="of:=[.DA2]+1" office:value-type="float" office:value="2114" calcext:value-type="float">
            <text:p>2114</text:p>
          </table:table-cell>
          <table:table-cell table:formula="of:=[.DB2]+1" office:value-type="float" office:value="2115" calcext:value-type="float">
            <text:p>2115</text:p>
          </table:table-cell>
          <table:table-cell table:formula="of:=[.DC2]+1" office:value-type="float" office:value="2116" calcext:value-type="float">
            <text:p>2116</text:p>
          </table:table-cell>
          <table:table-cell table:formula="of:=[.DD2]+1" office:value-type="float" office:value="2117" calcext:value-type="float">
            <text:p>2117</text:p>
          </table:table-cell>
          <table:table-cell table:formula="of:=[.DE2]+1" office:value-type="float" office:value="2118" calcext:value-type="float">
            <text:p>2118</text:p>
          </table:table-cell>
          <table:table-cell table:number-columns-repeated="914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INT([.B4]+[.B3])" office:value-type="float" office:value="11000" calcext:value-type="float">
            <text:p>11000</text:p>
          </table:table-cell>
          <table:table-cell table:formula="of:=INT([.C4]+[.C3])" office:value-type="float" office:value="12100" calcext:value-type="float">
            <text:p>12100</text:p>
          </table:table-cell>
          <table:table-cell table:formula="of:=INT([.D4]+[.D3])" office:value-type="float" office:value="13310" calcext:value-type="float">
            <text:p>13310</text:p>
          </table:table-cell>
          <table:table-cell table:formula="of:=INT([.E4]+[.E3])" office:value-type="float" office:value="14641" calcext:value-type="float">
            <text:p>14641</text:p>
          </table:table-cell>
          <table:table-cell table:formula="of:=INT([.F4]+[.F3])" office:value-type="float" office:value="16105" calcext:value-type="float">
            <text:p>16105</text:p>
          </table:table-cell>
          <table:table-cell table:formula="of:=INT([.G4]+[.G3])" office:value-type="float" office:value="17715" calcext:value-type="float">
            <text:p>17715</text:p>
          </table:table-cell>
          <table:table-cell table:formula="of:=INT([.H4]+[.H3])" office:value-type="float" office:value="19487" calcext:value-type="float">
            <text:p>19487</text:p>
          </table:table-cell>
          <table:table-cell table:formula="of:=INT([.I4]+[.I3])" office:value-type="float" office:value="21435" calcext:value-type="float">
            <text:p>21435</text:p>
          </table:table-cell>
          <table:table-cell table:formula="of:=INT([.J4]+[.J3])" office:value-type="float" office:value="23579" calcext:value-type="float">
            <text:p>23579</text:p>
          </table:table-cell>
          <table:table-cell table:formula="of:=INT([.K4]+[.K3])" office:value-type="float" office:value="25937" calcext:value-type="float">
            <text:p>25937</text:p>
          </table:table-cell>
          <table:table-cell table:formula="of:=INT([.L4]+[.L3])" office:value-type="float" office:value="28531" calcext:value-type="float">
            <text:p>28531</text:p>
          </table:table-cell>
          <table:table-cell table:formula="of:=INT([.M4]+[.M3])" office:value-type="float" office:value="31384" calcext:value-type="float">
            <text:p>31384</text:p>
          </table:table-cell>
          <table:table-cell table:formula="of:=INT([.N4]+[.N3])" office:value-type="float" office:value="34522" calcext:value-type="float">
            <text:p>34522</text:p>
          </table:table-cell>
          <table:table-cell table:formula="of:=INT([.O4]+[.O3])" office:value-type="float" office:value="37974" calcext:value-type="float">
            <text:p>37974</text:p>
          </table:table-cell>
          <table:table-cell table:formula="of:=INT([.P4]+[.P3])" office:value-type="float" office:value="41772" calcext:value-type="float">
            <text:p>41772</text:p>
          </table:table-cell>
          <table:table-cell table:formula="of:=INT([.Q4]+[.Q3])" office:value-type="float" office:value="45949" calcext:value-type="float">
            <text:p>45949</text:p>
          </table:table-cell>
          <table:table-cell table:formula="of:=INT([.R4]+[.R3])" office:value-type="float" office:value="50544" calcext:value-type="float">
            <text:p>50544</text:p>
          </table:table-cell>
          <table:table-cell table:formula="of:=INT([.S4]+[.S3])" office:value-type="float" office:value="55599" calcext:value-type="float">
            <text:p>55599</text:p>
          </table:table-cell>
          <table:table-cell table:formula="of:=INT([.T4]+[.T3])" office:value-type="float" office:value="61159" calcext:value-type="float">
            <text:p>61159</text:p>
          </table:table-cell>
          <table:table-cell table:formula="of:=INT([.U4]+[.U3])" office:value-type="float" office:value="67274" calcext:value-type="float">
            <text:p>67274</text:p>
          </table:table-cell>
          <table:table-cell table:formula="of:=INT([.V4]+[.V3])" office:value-type="float" office:value="74002" calcext:value-type="float">
            <text:p>74002</text:p>
          </table:table-cell>
          <table:table-cell table:formula="of:=INT([.W4]+[.W3])" office:value-type="float" office:value="81402" calcext:value-type="float">
            <text:p>81402</text:p>
          </table:table-cell>
          <table:table-cell table:formula="of:=INT([.X4]+[.X3])" office:value-type="float" office:value="89543" calcext:value-type="float">
            <text:p>89543</text:p>
          </table:table-cell>
          <table:table-cell table:formula="of:=INT([.Y4]+[.Y3])" office:value-type="float" office:value="98497" calcext:value-type="float">
            <text:p>98497</text:p>
          </table:table-cell>
          <table:table-cell table:formula="of:=INT([.Z4]+[.Z3])" office:value-type="float" office:value="108347" calcext:value-type="float">
            <text:p>108347</text:p>
          </table:table-cell>
          <table:table-cell table:formula="of:=INT([.AA4]+[.AA3])" office:value-type="float" office:value="119181" calcext:value-type="float">
            <text:p>119181</text:p>
          </table:table-cell>
          <table:table-cell table:formula="of:=INT([.AB4]+[.AB3])" office:value-type="float" office:value="131099" calcext:value-type="float">
            <text:p>131099</text:p>
          </table:table-cell>
          <table:table-cell table:formula="of:=INT([.AC4]+[.AC3])" office:value-type="float" office:value="144209" calcext:value-type="float">
            <text:p>144209</text:p>
          </table:table-cell>
          <table:table-cell table:formula="of:=INT([.AD4]+[.AD3])" office:value-type="float" office:value="158630" calcext:value-type="float">
            <text:p>158630</text:p>
          </table:table-cell>
          <table:table-cell table:formula="of:=INT([.AE4]+[.AE3])" office:value-type="float" office:value="174494" calcext:value-type="float">
            <text:p>174494</text:p>
          </table:table-cell>
          <table:table-cell table:formula="of:=INT([.AF4]+[.AF3])" office:value-type="float" office:value="191943" calcext:value-type="float">
            <text:p>191943</text:p>
          </table:table-cell>
          <table:table-cell table:formula="of:=INT([.AG4]+[.AG3])" office:value-type="float" office:value="211137" calcext:value-type="float">
            <text:p>211137</text:p>
          </table:table-cell>
          <table:table-cell table:number-columns-repeated="990"/>
        </table:table-row>
        <table:table-row table:style-name="ro1">
          <table:table-cell/>
          <table:table-cell table:formula="of:=[.$B$1]*([.B$3]+[.A5])+[.A5]" office:value-type="float" office:value="1000" calcext:value-type="float">
            <text:p>1000</text:p>
          </table:table-cell>
          <table:table-cell table:formula="of:=[.$B$1]*([.C$3]+[.B5])+[.B5]" office:value-type="float" office:value="1100" calcext:value-type="float">
            <text:p>1100</text:p>
          </table:table-cell>
          <table:table-cell table:formula="of:=[.$B$1]*([.D$3]+[.C5])+[.C5]" office:value-type="float" office:value="1210" calcext:value-type="float">
            <text:p>1210</text:p>
          </table:table-cell>
          <table:table-cell table:formula="of:=[.$B$1]*([.E$3]+[.D5])+[.D5]" office:value-type="float" office:value="1331" calcext:value-type="float">
            <text:p>1331</text:p>
          </table:table-cell>
          <table:table-cell table:formula="of:=[.$B$1]*([.F$3]+[.E5])+[.E5]" office:value-type="float" office:value="1464.1" calcext:value-type="float">
            <text:p>1464.1</text:p>
          </table:table-cell>
          <table:table-cell table:formula="of:=[.$B$1]*([.G$3]+[.F5])+[.F5]" office:value-type="float" office:value="1610.61" calcext:value-type="float">
            <text:p>1610.61</text:p>
          </table:table-cell>
          <table:table-cell table:formula="of:=[.$B$1]*([.H$3]+[.G5])+[.G5]" office:value-type="float" office:value="1772.171" calcext:value-type="float">
            <text:p>1772.171</text:p>
          </table:table-cell>
          <table:table-cell table:formula="of:=[.$B$1]*([.I$3]+[.H5])+[.H5]" office:value-type="float" office:value="1948.8881" calcext:value-type="float">
            <text:p>1948.8881</text:p>
          </table:table-cell>
          <table:table-cell table:formula="of:=[.$B$1]*([.J$3]+[.I5])+[.I5]" office:value-type="float" office:value="2144.47691" calcext:value-type="float">
            <text:p>2144.47691</text:p>
          </table:table-cell>
          <table:table-cell table:formula="of:=[.$B$1]*([.K$3]+[.J5])+[.J5]" office:value-type="float" office:value="2358.42460100001" calcext:value-type="float">
            <text:p>2358.424601</text:p>
          </table:table-cell>
          <table:table-cell table:formula="of:=[.$B$1]*([.L$3]+[.K5])+[.K5]" office:value-type="float" office:value="2594.16706110001" calcext:value-type="float">
            <text:p>2594.1670611</text:p>
          </table:table-cell>
          <table:table-cell table:formula="of:=[.$B$1]*([.M$3]+[.L5])+[.L5]" office:value-type="float" office:value="2853.28376721001" calcext:value-type="float">
            <text:p>2853.28376721</text:p>
          </table:table-cell>
          <table:table-cell table:formula="of:=[.$B$1]*([.N$3]+[.M5])+[.M5]" office:value-type="float" office:value="3138.71214393101" calcext:value-type="float">
            <text:p>3138.712143931</text:p>
          </table:table-cell>
          <table:table-cell table:formula="of:=[.$B$1]*([.O$3]+[.N5])+[.N5]" office:value-type="float" office:value="3452.98335832412" calcext:value-type="float">
            <text:p>3452.9833583241</text:p>
          </table:table-cell>
          <table:table-cell table:formula="of:=[.$B$1]*([.P$3]+[.O5])+[.O5]" office:value-type="float" office:value="3798.48169415652" calcext:value-type="float">
            <text:p>3798.4816941565</text:p>
          </table:table-cell>
          <table:table-cell table:formula="of:=[.$B$1]*([.Q$3]+[.P5])+[.P5]" office:value-type="float" office:value="4177.72986357218" calcext:value-type="float">
            <text:p>4177.7298635722</text:p>
          </table:table-cell>
          <table:table-cell table:formula="of:=[.$B$1]*([.R$3]+[.Q5])+[.Q5]" office:value-type="float" office:value="4595.70284992939" calcext:value-type="float">
            <text:p>4595.7028499294</text:p>
          </table:table-cell>
          <table:table-cell table:formula="of:=[.$B$1]*([.S$3]+[.R5])+[.R5]" office:value-type="float" office:value="5055.17313492234" calcext:value-type="float">
            <text:p>5055.1731349223</text:p>
          </table:table-cell>
          <table:table-cell table:formula="of:=[.$B$1]*([.T$3]+[.S5])+[.S5]" office:value-type="float" office:value="5560.09044841457" calcext:value-type="float">
            <text:p>5560.0904484146</text:p>
          </table:table-cell>
          <table:table-cell table:formula="of:=[.$B$1]*([.U$3]+[.T5])+[.T5]" office:value-type="float" office:value="6115.99949325602" calcext:value-type="float">
            <text:p>6115.999493256</text:p>
          </table:table-cell>
          <table:table-cell table:formula="of:=[.$B$1]*([.V$3]+[.U5])+[.U5]" office:value-type="float" office:value="6728.49944258163" calcext:value-type="float">
            <text:p>6728.4994425816</text:p>
          </table:table-cell>
          <table:table-cell table:formula="of:=[.$B$1]*([.W$3]+[.V5])+[.V5]" office:value-type="float" office:value="7400.74938683979" calcext:value-type="float">
            <text:p>7400.7493868398</text:p>
          </table:table-cell>
          <table:table-cell table:formula="of:=[.$B$1]*([.X$3]+[.W5])+[.W5]" office:value-type="float" office:value="8141.02432552377" calcext:value-type="float">
            <text:p>8141.0243255238</text:p>
          </table:table-cell>
          <table:table-cell table:formula="of:=[.$B$1]*([.Y$3]+[.X5])+[.X5]" office:value-type="float" office:value="8954.32675807614" calcext:value-type="float">
            <text:p>8954.3267580761</text:p>
          </table:table-cell>
          <table:table-cell table:formula="of:=[.$B$1]*([.Z$3]+[.Y5])+[.Y5]" office:value-type="float" office:value="9850.05943388375" calcext:value-type="float">
            <text:p>9850.0594338838</text:p>
          </table:table-cell>
          <table:table-cell table:formula="of:=[.$B$1]*([.AA$3]+[.Z5])+[.Z5]" office:value-type="float" office:value="10834.7653772721" calcext:value-type="float">
            <text:p>10834.7653772721</text:p>
          </table:table-cell>
          <table:table-cell table:formula="of:=[.$B$1]*([.AB$3]+[.AA5])+[.AA5]" office:value-type="float" office:value="11918.9419149993" calcext:value-type="float">
            <text:p>11918.9419149993</text:p>
          </table:table-cell>
          <table:table-cell table:formula="of:=[.$B$1]*([.AC$3]+[.AB5])+[.AB5]" office:value-type="float" office:value="13110.9361064993" calcext:value-type="float">
            <text:p>13110.9361064993</text:p>
          </table:table-cell>
          <table:table-cell table:formula="of:=[.$B$1]*([.AD$3]+[.AC5])+[.AC5]" office:value-type="float" office:value="14421.9297171492" calcext:value-type="float">
            <text:p>14421.9297171492</text:p>
          </table:table-cell>
          <table:table-cell table:formula="of:=[.$B$1]*([.AE$3]+[.AD5])+[.AD5]" office:value-type="float" office:value="15864.0226888641" calcext:value-type="float">
            <text:p>15864.0226888641</text:p>
          </table:table-cell>
          <table:table-cell table:formula="of:=[.$B$1]*([.AF$3]+[.AE5])+[.AE5]" office:value-type="float" office:value="17449.4249577505" calcext:value-type="float">
            <text:p>17449.4249577505</text:p>
          </table:table-cell>
          <table:table-cell table:formula="of:=[.$B$1]*([.AG$3]+[.AF5])+[.AF5]" office:value-type="float" office:value="19194.7674535256" calcext:value-type="float">
            <text:p>19194.7674535256</text:p>
          </table:table-cell>
          <table:table-cell table:formula="of:=[.$B$1]*([.AH$3]+[.AG5])+[.AG5]" office:value-type="float" office:value="21114.5441988781" calcext:value-type="float">
            <text:p>21114.5441988781</text:p>
          </table:table-cell>
          <table:table-cell table:number-columns-repeated="990"/>
        </table:table-row>
        <table:table-row table:style-name="ro1">
          <table:table-cell/>
          <table:table-cell table:formula="of:=MOD([.B3]+[.B4];1)" office:value-type="float" office:value="0" calcext:value-type="float">
            <text:p>0</text:p>
          </table:table-cell>
          <table:table-cell table:formula="of:=MOD([.C3]+[.C4];1)" office:value-type="float" office:value="0" calcext:value-type="float">
            <text:p>0</text:p>
          </table:table-cell>
          <table:table-cell table:formula="of:=MOD([.D3]+[.D4];1)" office:value-type="float" office:value="0" calcext:value-type="float">
            <text:p>0</text:p>
          </table:table-cell>
          <table:table-cell table:formula="of:=MOD([.E3]+[.E4];1)" office:value-type="float" office:value="0" calcext:value-type="float">
            <text:p>0</text:p>
          </table:table-cell>
          <table:table-cell table:formula="of:=MOD([.F3]+[.F4];1)" office:value-type="float" office:value="0.100000000000364" calcext:value-type="float">
            <text:p>0.1</text:p>
          </table:table-cell>
          <table:table-cell table:formula="of:=MOD([.G3]+[.G4];1)" office:value-type="float" office:value="0.610000000000582" calcext:value-type="float">
            <text:p>0.61</text:p>
          </table:table-cell>
          <table:table-cell table:formula="of:=MOD([.H3]+[.H4];1)" office:value-type="float" office:value="0.171000000002095" calcext:value-type="float">
            <text:p>0.171</text:p>
          </table:table-cell>
          <table:table-cell table:formula="of:=MOD([.I3]+[.I4];1)" office:value-type="float" office:value="0.88810000000376" calcext:value-type="float">
            <text:p>0.8881</text:p>
          </table:table-cell>
          <table:table-cell table:formula="of:=MOD([.J3]+[.J4];1)" office:value-type="float" office:value="0.476910000004864" calcext:value-type="float">
            <text:p>0.47691</text:p>
          </table:table-cell>
          <table:table-cell table:formula="of:=MOD([.K3]+[.K4];1)" office:value-type="float" office:value="0.424601000006078" calcext:value-type="float">
            <text:p>0.424601</text:p>
          </table:table-cell>
          <table:table-cell table:formula="of:=MOD([.L3]+[.L4];1)" office:value-type="float" office:value="0.167061100008141" calcext:value-type="float">
            <text:p>0.1670611</text:p>
          </table:table-cell>
          <table:table-cell table:formula="of:=MOD([.M3]+[.M4];1)" office:value-type="float" office:value="0.28376721001041" calcext:value-type="float">
            <text:p>0.28376721</text:p>
          </table:table-cell>
          <table:table-cell table:formula="of:=MOD([.N3]+[.N4];1)" office:value-type="float" office:value="0.712143931013998" calcext:value-type="float">
            <text:p>0.712143931</text:p>
          </table:table-cell>
          <table:table-cell table:formula="of:=MOD([.O3]+[.O4];1)" office:value-type="float" office:value="0.983358324112487" calcext:value-type="float">
            <text:p>0.9833583241</text:p>
          </table:table-cell>
          <table:table-cell table:formula="of:=MOD([.P3]+[.P4];1)" office:value-type="float" office:value="0.481694156522281" calcext:value-type="float">
            <text:p>0.4816941565</text:p>
          </table:table-cell>
          <table:table-cell table:formula="of:=MOD([.Q3]+[.Q4];1)" office:value-type="float" office:value="0.729863572174509" calcext:value-type="float">
            <text:p>0.7298635722</text:p>
          </table:table-cell>
          <table:table-cell table:formula="of:=MOD([.R3]+[.R4];1)" office:value-type="float" office:value="0.702849929395597" calcext:value-type="float">
            <text:p>0.7028499294</text:p>
          </table:table-cell>
          <table:table-cell table:formula="of:=MOD([.S3]+[.S4];1)" office:value-type="float" office:value="0.173134922333702" calcext:value-type="float">
            <text:p>0.1731349223</text:p>
          </table:table-cell>
          <table:table-cell table:formula="of:=MOD([.T3]+[.T4];1)" office:value-type="float" office:value="0.0904484145648894" calcext:value-type="float">
            <text:p>0.0904484146</text:p>
          </table:table-cell>
          <table:table-cell table:formula="of:=MOD([.U3]+[.U4];1)" office:value-type="float" office:value="0.999493256022106" calcext:value-type="float">
            <text:p>0.999493256</text:p>
          </table:table-cell>
          <table:table-cell table:formula="of:=MOD([.V3]+[.V4];1)" office:value-type="float" office:value="0.499442581625772" calcext:value-type="float">
            <text:p>0.4994425816</text:p>
          </table:table-cell>
          <table:table-cell table:formula="of:=MOD([.W3]+[.W4];1)" office:value-type="float" office:value="0.749386839786894" calcext:value-type="float">
            <text:p>0.7493868398</text:p>
          </table:table-cell>
          <table:table-cell table:formula="of:=MOD([.X3]+[.X4];1)" office:value-type="float" office:value="0.0243255237583071" calcext:value-type="float">
            <text:p>0.0243255238</text:p>
          </table:table-cell>
          <table:table-cell table:formula="of:=MOD([.Y3]+[.Y4];1)" office:value-type="float" office:value="0.326758076131227" calcext:value-type="float">
            <text:p>0.3267580761</text:p>
          </table:table-cell>
          <table:table-cell table:formula="of:=MOD([.Z3]+[.Z4];1)" office:value-type="float" office:value="0.0594338837399846" calcext:value-type="float">
            <text:p>0.0594338837</text:p>
          </table:table-cell>
          <table:table-cell table:formula="of:=MOD([.AA3]+[.AA4];1)" office:value-type="float" office:value="0.765377272109618" calcext:value-type="float">
            <text:p>0.7653772721</text:p>
          </table:table-cell>
          <table:table-cell table:formula="of:=MOD([.AB3]+[.AB4];1)" office:value-type="float" office:value="0.941914999333676" calcext:value-type="float">
            <text:p>0.9419149993</text:p>
          </table:table-cell>
          <table:table-cell table:formula="of:=MOD([.AC3]+[.AC4];1)" office:value-type="float" office:value="0.936106499255402" calcext:value-type="float">
            <text:p>0.9361064993</text:p>
          </table:table-cell>
          <table:table-cell table:formula="of:=MOD([.AD3]+[.AD4];1)" office:value-type="float" office:value="0.929717149178032" calcext:value-type="float">
            <text:p>0.9297171492</text:p>
          </table:table-cell>
          <table:table-cell table:formula="of:=MOD([.AE3]+[.AE4];1)" office:value-type="float" office:value="0.0226888640900142" calcext:value-type="float">
            <text:p>0.0226888641</text:p>
          </table:table-cell>
          <table:table-cell table:formula="of:=MOD([.AF3]+[.AF4];1)" office:value-type="float" office:value="0.424957750510657" calcext:value-type="float">
            <text:p>0.4249577505</text:p>
          </table:table-cell>
          <table:table-cell table:formula="of:=MOD([.AG3]+[.AG4];1)" office:value-type="float" office:value="0.767453525564633" calcext:value-type="float">
            <text:p>0.7674535256</text:p>
          </table:table-cell>
          <table:table-cell table:formula="of:=MOD([.AH3]+[.AH4];1)" office:value-type="float" office:value="0.544198878109455" calcext:value-type="float">
            <text:p>0.5441988781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[.B7]+[.B6]" office:value-type="float" office:value="11000" calcext:value-type="float">
            <text:p>11000</text:p>
          </table:table-cell>
          <table:table-cell table:formula="of:=[.C7]+[.C6]" office:value-type="float" office:value="12100" calcext:value-type="float">
            <text:p>12100</text:p>
          </table:table-cell>
          <table:table-cell table:formula="of:=[.D7]+[.D6]" office:value-type="float" office:value="13310" calcext:value-type="float">
            <text:p>13310</text:p>
          </table:table-cell>
          <table:table-cell table:formula="of:=[.E7]+[.E6]" office:value-type="float" office:value="14641" calcext:value-type="float">
            <text:p>14641</text:p>
          </table:table-cell>
          <table:table-cell table:formula="of:=[.F7]+[.F6]" office:value-type="float" office:value="16105.1" calcext:value-type="float">
            <text:p>16105.1</text:p>
          </table:table-cell>
          <table:table-cell table:formula="of:=[.G7]+[.G6]" office:value-type="float" office:value="17715.61" calcext:value-type="float">
            <text:p>17715.61</text:p>
          </table:table-cell>
          <table:table-cell table:formula="of:=[.H7]+[.H6]" office:value-type="float" office:value="19487.171" calcext:value-type="float">
            <text:p>19487.171</text:p>
          </table:table-cell>
          <table:table-cell table:formula="of:=[.I7]+[.I6]" office:value-type="float" office:value="21435.8881" calcext:value-type="float">
            <text:p>21435.8881</text:p>
          </table:table-cell>
          <table:table-cell table:formula="of:=[.J7]+[.J6]" office:value-type="float" office:value="23579.47691" calcext:value-type="float">
            <text:p>23579.47691</text:p>
          </table:table-cell>
          <table:table-cell table:formula="of:=[.K7]+[.K6]" office:value-type="float" office:value="25937.424601" calcext:value-type="float">
            <text:p>25937.424601</text:p>
          </table:table-cell>
          <table:table-cell table:formula="of:=[.L7]+[.L6]" office:value-type="float" office:value="28531.1670611" calcext:value-type="float">
            <text:p>28531.1670611</text:p>
          </table:table-cell>
          <table:table-cell table:formula="of:=[.M7]+[.M6]" office:value-type="float" office:value="31384.28376721" calcext:value-type="float">
            <text:p>31384.28376721</text:p>
          </table:table-cell>
          <table:table-cell table:formula="of:=[.N7]+[.N6]" office:value-type="float" office:value="34522.712143931" calcext:value-type="float">
            <text:p>34522.712143931</text:p>
          </table:table-cell>
          <table:table-cell table:formula="of:=[.O7]+[.O6]" office:value-type="float" office:value="37974.9833583241" calcext:value-type="float">
            <text:p>37974.9833583241</text:p>
          </table:table-cell>
          <table:table-cell table:formula="of:=[.P7]+[.P6]" office:value-type="float" office:value="41772.4816941565" calcext:value-type="float">
            <text:p>41772.4816941565</text:p>
          </table:table-cell>
          <table:table-cell table:formula="of:=[.Q7]+[.Q6]" office:value-type="float" office:value="45949.7298635722" calcext:value-type="float">
            <text:p>45949.7298635722</text:p>
          </table:table-cell>
          <table:table-cell table:formula="of:=[.R7]+[.R6]" office:value-type="float" office:value="50544.7028499294" calcext:value-type="float">
            <text:p>50544.7028499294</text:p>
          </table:table-cell>
          <table:table-cell table:formula="of:=[.S7]+[.S6]" office:value-type="float" office:value="55599.1731349223" calcext:value-type="float">
            <text:p>55599.1731349223</text:p>
          </table:table-cell>
          <table:table-cell table:formula="of:=[.T7]+[.T6]" office:value-type="float" office:value="61159.0904484146" calcext:value-type="float">
            <text:p>61159.0904484146</text:p>
          </table:table-cell>
          <table:table-cell table:formula="of:=[.U7]+[.U6]" office:value-type="float" office:value="67274.999493256" calcext:value-type="float">
            <text:p>67274.999493256</text:p>
          </table:table-cell>
          <table:table-cell table:formula="of:=[.V7]+[.V6]" office:value-type="float" office:value="74002.4994425816" calcext:value-type="float">
            <text:p>74002.4994425816</text:p>
          </table:table-cell>
          <table:table-cell table:formula="of:=[.W7]+[.W6]" office:value-type="float" office:value="81402.7493868398" calcext:value-type="float">
            <text:p>81402.7493868398</text:p>
          </table:table-cell>
          <table:table-cell table:formula="of:=[.X7]+[.X6]" office:value-type="float" office:value="89543.0243255238" calcext:value-type="float">
            <text:p>89543.0243255238</text:p>
          </table:table-cell>
          <table:table-cell table:formula="of:=[.Y7]+[.Y6]" office:value-type="float" office:value="98497.3267580761" calcext:value-type="float">
            <text:p>98497.3267580761</text:p>
          </table:table-cell>
          <table:table-cell table:formula="of:=[.Z7]+[.Z6]" office:value-type="float" office:value="108347.059433884" calcext:value-type="float">
            <text:p>108347.059433884</text:p>
          </table:table-cell>
          <table:table-cell table:formula="of:=[.AA7]+[.AA6]" office:value-type="float" office:value="119181.765377272" calcext:value-type="float">
            <text:p>119181.765377272</text:p>
          </table:table-cell>
          <table:table-cell table:formula="of:=[.AB7]+[.AB6]" office:value-type="float" office:value="131099.941914999" calcext:value-type="float">
            <text:p>131099.941914999</text:p>
          </table:table-cell>
          <table:table-cell table:formula="of:=[.AC7]+[.AC6]" office:value-type="float" office:value="144209.936106499" calcext:value-type="float">
            <text:p>144209.936106499</text:p>
          </table:table-cell>
          <table:table-cell table:formula="of:=[.AD7]+[.AD6]" office:value-type="float" office:value="158630.929717149" calcext:value-type="float">
            <text:p>158630.929717149</text:p>
          </table:table-cell>
          <table:table-cell table:formula="of:=[.AE7]+[.AE6]" office:value-type="float" office:value="174494.022688864" calcext:value-type="float">
            <text:p>174494.022688864</text:p>
          </table:table-cell>
          <table:table-cell table:formula="of:=[.AF7]+[.AF6]" office:value-type="float" office:value="191943.424957751" calcext:value-type="float">
            <text:p>191943.424957751</text:p>
          </table:table-cell>
          <table:table-cell table:formula="of:=[.AG7]+[.AG6]" office:value-type="float" office:value="211137.767453526" calcext:value-type="float">
            <text:p>211137.767453526</text:p>
          </table:table-cell>
          <table:table-cell table:number-columns-repeated="990"/>
        </table:table-row>
        <table:table-row table:style-name="ro1">
          <table:table-cell/>
          <table:table-cell table:formula="of:=[.$B$1]*[.B6]" office:value-type="float" office:value="1000" calcext:value-type="float">
            <text:p>1000</text:p>
          </table:table-cell>
          <table:table-cell table:formula="of:=[.$B$1]*[.C6]" office:value-type="float" office:value="1100" calcext:value-type="float">
            <text:p>1100</text:p>
          </table:table-cell>
          <table:table-cell table:formula="of:=[.$B$1]*[.D6]" office:value-type="float" office:value="1210" calcext:value-type="float">
            <text:p>1210</text:p>
          </table:table-cell>
          <table:table-cell table:formula="of:=[.$B$1]*[.E6]" office:value-type="float" office:value="1331" calcext:value-type="float">
            <text:p>1331</text:p>
          </table:table-cell>
          <table:table-cell table:formula="of:=[.$B$1]*[.F6]" office:value-type="float" office:value="1464.1" calcext:value-type="float">
            <text:p>1464.1</text:p>
          </table:table-cell>
          <table:table-cell table:formula="of:=[.$B$1]*[.G6]" office:value-type="float" office:value="1610.51" calcext:value-type="float">
            <text:p>1610.51</text:p>
          </table:table-cell>
          <table:table-cell table:formula="of:=[.$B$1]*[.H6]" office:value-type="float" office:value="1771.561" calcext:value-type="float">
            <text:p>1771.561</text:p>
          </table:table-cell>
          <table:table-cell table:formula="of:=[.$B$1]*[.I6]" office:value-type="float" office:value="1948.7171" calcext:value-type="float">
            <text:p>1948.7171</text:p>
          </table:table-cell>
          <table:table-cell table:formula="of:=[.$B$1]*[.J6]" office:value-type="float" office:value="2143.58881" calcext:value-type="float">
            <text:p>2143.58881</text:p>
          </table:table-cell>
          <table:table-cell table:formula="of:=[.$B$1]*[.K6]" office:value-type="float" office:value="2357.947691" calcext:value-type="float">
            <text:p>2357.947691</text:p>
          </table:table-cell>
          <table:table-cell table:formula="of:=[.$B$1]*[.L6]" office:value-type="float" office:value="2593.7424601" calcext:value-type="float">
            <text:p>2593.7424601</text:p>
          </table:table-cell>
          <table:table-cell table:formula="of:=[.$B$1]*[.M6]" office:value-type="float" office:value="2853.11670611" calcext:value-type="float">
            <text:p>2853.11670611</text:p>
          </table:table-cell>
          <table:table-cell table:formula="of:=[.$B$1]*[.N6]" office:value-type="float" office:value="3138.428376721" calcext:value-type="float">
            <text:p>3138.428376721</text:p>
          </table:table-cell>
          <table:table-cell table:formula="of:=[.$B$1]*[.O6]" office:value-type="float" office:value="3452.2712143931" calcext:value-type="float">
            <text:p>3452.2712143931</text:p>
          </table:table-cell>
          <table:table-cell table:formula="of:=[.$B$1]*[.P6]" office:value-type="float" office:value="3797.49833583241" calcext:value-type="float">
            <text:p>3797.4983358324</text:p>
          </table:table-cell>
          <table:table-cell table:formula="of:=[.$B$1]*[.Q6]" office:value-type="float" office:value="4177.24816941565" calcext:value-type="float">
            <text:p>4177.2481694157</text:p>
          </table:table-cell>
          <table:table-cell table:formula="of:=[.$B$1]*[.R6]" office:value-type="float" office:value="4594.97298635722" calcext:value-type="float">
            <text:p>4594.9729863572</text:p>
          </table:table-cell>
          <table:table-cell table:formula="of:=[.$B$1]*[.S6]" office:value-type="float" office:value="5054.47028499294" calcext:value-type="float">
            <text:p>5054.4702849929</text:p>
          </table:table-cell>
          <table:table-cell table:formula="of:=[.$B$1]*[.T6]" office:value-type="float" office:value="5559.91731349223" calcext:value-type="float">
            <text:p>5559.9173134922</text:p>
          </table:table-cell>
          <table:table-cell table:formula="of:=[.$B$1]*[.U6]" office:value-type="float" office:value="6115.90904484146" calcext:value-type="float">
            <text:p>6115.9090448415</text:p>
          </table:table-cell>
          <table:table-cell table:formula="of:=[.$B$1]*[.V6]" office:value-type="float" office:value="6727.4999493256" calcext:value-type="float">
            <text:p>6727.4999493256</text:p>
          </table:table-cell>
          <table:table-cell table:formula="of:=[.$B$1]*[.W6]" office:value-type="float" office:value="7400.24994425816" calcext:value-type="float">
            <text:p>7400.2499442582</text:p>
          </table:table-cell>
          <table:table-cell table:formula="of:=[.$B$1]*[.X6]" office:value-type="float" office:value="8140.27493868398" calcext:value-type="float">
            <text:p>8140.274938684</text:p>
          </table:table-cell>
          <table:table-cell table:formula="of:=[.$B$1]*[.Y6]" office:value-type="float" office:value="8954.30243255238" calcext:value-type="float">
            <text:p>8954.3024325524</text:p>
          </table:table-cell>
          <table:table-cell table:formula="of:=[.$B$1]*[.Z6]" office:value-type="float" office:value="9849.73267580761" calcext:value-type="float">
            <text:p>9849.7326758076</text:p>
          </table:table-cell>
          <table:table-cell table:formula="of:=[.$B$1]*[.AA6]" office:value-type="float" office:value="10834.7059433884" calcext:value-type="float">
            <text:p>10834.7059433884</text:p>
          </table:table-cell>
          <table:table-cell table:formula="of:=[.$B$1]*[.AB6]" office:value-type="float" office:value="11918.1765377272" calcext:value-type="float">
            <text:p>11918.1765377272</text:p>
          </table:table-cell>
          <table:table-cell table:formula="of:=[.$B$1]*[.AC6]" office:value-type="float" office:value="13109.9941914999" calcext:value-type="float">
            <text:p>13109.9941914999</text:p>
          </table:table-cell>
          <table:table-cell table:formula="of:=[.$B$1]*[.AD6]" office:value-type="float" office:value="14420.9936106499" calcext:value-type="float">
            <text:p>14420.9936106499</text:p>
          </table:table-cell>
          <table:table-cell table:formula="of:=[.$B$1]*[.AE6]" office:value-type="float" office:value="15863.0929717149" calcext:value-type="float">
            <text:p>15863.0929717149</text:p>
          </table:table-cell>
          <table:table-cell table:formula="of:=[.$B$1]*[.AF6]" office:value-type="float" office:value="17449.4022688864" calcext:value-type="float">
            <text:p>17449.4022688864</text:p>
          </table:table-cell>
          <table:table-cell table:formula="of:=[.$B$1]*[.AG6]" office:value-type="float" office:value="19194.342495775" calcext:value-type="float">
            <text:p>19194.342495775</text:p>
          </table:table-cell>
          <table:table-cell table:formula="of:=[.$B$1]*[.AH6]" office:value-type="float" office:value="21113.7767453526" calcext:value-type="float">
            <text:p>21113.7767453526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INT([.$C$1]*([.B9]+[.B10]))" office:value-type="float" office:value="90" calcext:value-type="float">
            <text:p>90</text:p>
          </table:table-cell>
          <table:table-cell table:formula="of:=INT([.$C$1]*([.C9]+[.C10]))" office:value-type="float" office:value="81" calcext:value-type="float">
            <text:p>81</text:p>
          </table:table-cell>
          <table:table-cell table:formula="of:=INT([.$C$1]*([.D9]+[.D10]))" office:value-type="float" office:value="72" calcext:value-type="float">
            <text:p>72</text:p>
          </table:table-cell>
          <table:table-cell table:formula="of:=INT([.$C$1]*([.E9]+[.E10]))" office:value-type="float" office:value="65" calcext:value-type="float">
            <text:p>65</text:p>
          </table:table-cell>
          <table:table-cell table:formula="of:=INT([.$C$1]*([.F9]+[.F10]))" office:value-type="float" office:value="59" calcext:value-type="float">
            <text:p>59</text:p>
          </table:table-cell>
          <table:table-cell table:formula="of:=INT([.$C$1]*([.G9]+[.G10]))" office:value-type="float" office:value="53" calcext:value-type="float">
            <text:p>53</text:p>
          </table:table-cell>
          <table:table-cell table:formula="of:=INT([.$C$1]*([.H9]+[.H10]))" office:value-type="float" office:value="47" calcext:value-type="float">
            <text:p>47</text:p>
          </table:table-cell>
          <table:table-cell table:formula="of:=INT([.$C$1]*([.I9]+[.I10]))" office:value-type="float" office:value="43" calcext:value-type="float">
            <text:p>43</text:p>
          </table:table-cell>
          <table:table-cell table:formula="of:=INT([.$C$1]*([.J9]+[.J10]))" office:value-type="float" office:value="38" calcext:value-type="float">
            <text:p>38</text:p>
          </table:table-cell>
          <table:table-cell table:formula="of:=INT([.$C$1]*([.K9]+[.K10]))" office:value-type="float" office:value="34" calcext:value-type="float">
            <text:p>34</text:p>
          </table:table-cell>
          <table:table-cell table:formula="of:=INT([.$C$1]*([.L9]+[.L10]))" office:value-type="float" office:value="31" calcext:value-type="float">
            <text:p>31</text:p>
          </table:table-cell>
          <table:table-cell table:formula="of:=INT([.$C$1]*([.M9]+[.M10]))" office:value-type="float" office:value="28" calcext:value-type="float">
            <text:p>28</text:p>
          </table:table-cell>
          <table:table-cell table:formula="of:=INT([.$C$1]*([.N9]+[.N10]))" office:value-type="float" office:value="25" calcext:value-type="float">
            <text:p>25</text:p>
          </table:table-cell>
          <table:table-cell table:formula="of:=INT([.$C$1]*([.O9]+[.O10]))" office:value-type="float" office:value="22" calcext:value-type="float">
            <text:p>22</text:p>
          </table:table-cell>
          <table:table-cell table:formula="of:=INT([.$C$1]*([.P9]+[.P10]))" office:value-type="float" office:value="20" calcext:value-type="float">
            <text:p>20</text:p>
          </table:table-cell>
          <table:table-cell table:formula="of:=INT([.$C$1]*([.Q9]+[.Q10]))" office:value-type="float" office:value="18" calcext:value-type="float">
            <text:p>18</text:p>
          </table:table-cell>
          <table:table-cell table:formula="of:=INT([.$C$1]*([.R9]+[.R10]))" office:value-type="float" office:value="16" calcext:value-type="float">
            <text:p>16</text:p>
          </table:table-cell>
          <table:table-cell table:formula="of:=INT([.$C$1]*([.S9]+[.S10]))" office:value-type="float" office:value="15" calcext:value-type="float">
            <text:p>15</text:p>
          </table:table-cell>
          <table:table-cell table:formula="of:=INT([.$C$1]*([.T9]+[.T10]))" office:value-type="float" office:value="13" calcext:value-type="float">
            <text:p>13</text:p>
          </table:table-cell>
          <table:table-cell table:formula="of:=INT([.$C$1]*([.U9]+[.U10]))" office:value-type="float" office:value="12" calcext:value-type="float">
            <text:p>12</text:p>
          </table:table-cell>
          <table:table-cell table:formula="of:=INT([.$C$1]*([.V9]+[.V10]))" office:value-type="float" office:value="10" calcext:value-type="float">
            <text:p>10</text:p>
          </table:table-cell>
          <table:table-cell table:formula="of:=INT([.$C$1]*([.W9]+[.W10]))" office:value-type="float" office:value="9" calcext:value-type="float">
            <text:p>9</text:p>
          </table:table-cell>
          <table:table-cell table:formula="of:=INT([.$C$1]*([.X9]+[.X10]))" office:value-type="float" office:value="8" calcext:value-type="float">
            <text:p>8</text:p>
          </table:table-cell>
          <table:table-cell table:formula="of:=INT([.$C$1]*([.Y9]+[.Y10]))" office:value-type="float" office:value="7" calcext:value-type="float">
            <text:p>7</text:p>
          </table:table-cell>
          <table:table-cell table:formula="of:=INT([.$C$1]*([.Z9]+[.Z10]))" office:value-type="float" office:value="7" calcext:value-type="float">
            <text:p>7</text:p>
          </table:table-cell>
          <table:table-cell table:formula="of:=INT([.$C$1]*([.AA9]+[.AA10]))" office:value-type="float" office:value="6" calcext:value-type="float">
            <text:p>6</text:p>
          </table:table-cell>
          <table:table-cell table:formula="of:=INT([.$C$1]*([.AB9]+[.AB10]))" office:value-type="float" office:value="5" calcext:value-type="float">
            <text:p>5</text:p>
          </table:table-cell>
          <table:table-cell table:formula="of:=INT([.$C$1]*([.AC9]+[.AC10]))" office:value-type="float" office:value="5" calcext:value-type="float">
            <text:p>5</text:p>
          </table:table-cell>
          <table:table-cell table:formula="of:=INT([.$C$1]*([.AD9]+[.AD10]))" office:value-type="float" office:value="4" calcext:value-type="float">
            <text:p>4</text:p>
          </table:table-cell>
          <table:table-cell table:formula="of:=INT([.$C$1]*([.AE9]+[.AE10]))" office:value-type="float" office:value="4" calcext:value-type="float">
            <text:p>4</text:p>
          </table:table-cell>
          <table:table-cell table:formula="of:=INT([.$C$1]*([.AF9]+[.AF10]))" office:value-type="float" office:value="3" calcext:value-type="float">
            <text:p>3</text:p>
          </table:table-cell>
          <table:table-cell table:formula="of:=INT([.$C$1]*([.AG9]+[.AG10]))"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$C$1]*INT([.B9])+[.$C$1]*[.B10]-[.C9]" office:value-type="float" office:value="0" calcext:value-type="float">
            <text:p>0</text:p>
          </table:table-cell>
          <table:table-cell table:formula="of:=[.$C$1]*INT([.C9])+[.$C$1]*[.C10]-[.D9]" office:value-type="float" office:value="0" calcext:value-type="float">
            <text:p>0</text:p>
          </table:table-cell>
          <table:table-cell table:formula="of:=[.$C$1]*INT([.D9])+[.$C$1]*[.D10]-[.E9]" office:value-type="float" office:value="0.900000000000006" calcext:value-type="float">
            <text:p>0.9</text:p>
          </table:table-cell>
          <table:table-cell table:formula="of:=[.$C$1]*INT([.E9])+[.$C$1]*[.E10]-[.F9]" office:value-type="float" office:value="0.609999999999999" calcext:value-type="float">
            <text:p>0.61</text:p>
          </table:table-cell>
          <table:table-cell table:formula="of:=[.$C$1]*INT([.F9])+[.$C$1]*[.F10]-[.G9]" office:value-type="float" office:value="0.0489999999999995" calcext:value-type="float">
            <text:p>0.049</text:p>
          </table:table-cell>
          <table:table-cell table:formula="of:=[.$C$1]*INT([.G9])+[.$C$1]*[.G10]-[.H9]" office:value-type="float" office:value="0.144100000000002" calcext:value-type="float">
            <text:p>0.1441</text:p>
          </table:table-cell>
          <table:table-cell table:formula="of:=[.$C$1]*INT([.H9])+[.$C$1]*[.H10]-[.I9]" office:value-type="float" office:value="0.829690000000007" calcext:value-type="float">
            <text:p>0.82969</text:p>
          </table:table-cell>
          <table:table-cell table:formula="of:=[.$C$1]*INT([.I9])+[.$C$1]*[.I10]-[.J9]" office:value-type="float" office:value="0.0467210000000122" calcext:value-type="float">
            <text:p>0.046721</text:p>
          </table:table-cell>
          <table:table-cell table:formula="of:=[.$C$1]*INT([.J9])+[.$C$1]*[.J10]-[.K9]" office:value-type="float" office:value="0.742048900000015" calcext:value-type="float">
            <text:p>0.7420489</text:p>
          </table:table-cell>
          <table:table-cell table:formula="of:=[.$C$1]*INT([.K9])+[.$C$1]*[.K10]-[.L9]" office:value-type="float" office:value="0.867844010000013" calcext:value-type="float">
            <text:p>0.86784401</text:p>
          </table:table-cell>
          <table:table-cell table:formula="of:=[.$C$1]*INT([.L9])+[.$C$1]*[.L10]-[.M9]" office:value-type="float" office:value="0.381059609000012" calcext:value-type="float">
            <text:p>0.381059609</text:p>
          </table:table-cell>
          <table:table-cell table:formula="of:=[.$C$1]*INT([.M9])+[.$C$1]*[.M10]-[.N9]" office:value-type="float" office:value="0.242953648100013" calcext:value-type="float">
            <text:p>0.2429536481</text:p>
          </table:table-cell>
          <table:table-cell table:formula="of:=[.$C$1]*INT([.N9])+[.$C$1]*[.N10]-[.O9]" office:value-type="float" office:value="0.418658283290011" calcext:value-type="float">
            <text:p>0.4186582833</text:p>
          </table:table-cell>
          <table:table-cell table:formula="of:=[.$C$1]*INT([.O9])+[.$C$1]*[.O10]-[.P9]" office:value-type="float" office:value="0.876792454961009" calcext:value-type="float">
            <text:p>0.876792455</text:p>
          </table:table-cell>
          <table:table-cell table:formula="of:=[.$C$1]*INT([.P9])+[.$C$1]*[.P10]-[.Q9]" office:value-type="float" office:value="0.589113209464909" calcext:value-type="float">
            <text:p>0.5891132095</text:p>
          </table:table-cell>
          <table:table-cell table:formula="of:=[.$C$1]*INT([.Q9])+[.$C$1]*[.Q10]-[.R9]" office:value-type="float" office:value="0.53020188851842" calcext:value-type="float">
            <text:p>0.5302018885</text:p>
          </table:table-cell>
          <table:table-cell table:formula="of:=[.$C$1]*INT([.R9])+[.$C$1]*[.R10]-[.S9]" office:value-type="float" office:value="0.677181699666576" calcext:value-type="float">
            <text:p>0.6771816997</text:p>
          </table:table-cell>
          <table:table-cell table:formula="of:=[.$C$1]*INT([.S9])+[.$C$1]*[.S10]-[.T9]" office:value-type="float" office:value="0.0094635296999197" calcext:value-type="float">
            <text:p>0.0094635297</text:p>
          </table:table-cell>
          <table:table-cell table:formula="of:=[.$C$1]*INT([.T9])+[.$C$1]*[.T10]-[.U9]" office:value-type="float" office:value="0.508517176729928" calcext:value-type="float">
            <text:p>0.5085171767</text:p>
          </table:table-cell>
          <table:table-cell table:formula="of:=[.$C$1]*INT([.U9])+[.$C$1]*[.U10]-[.V9]" office:value-type="float" office:value="0.157665459056936" calcext:value-type="float">
            <text:p>0.1576654591</text:p>
          </table:table-cell>
          <table:table-cell table:formula="of:=[.$C$1]*INT([.V9])+[.$C$1]*[.V10]-[.W9]" office:value-type="float" office:value="0.941898913151244" calcext:value-type="float">
            <text:p>0.9418989132</text:p>
          </table:table-cell>
          <table:table-cell table:formula="of:=[.$C$1]*INT([.W9])+[.$C$1]*[.W10]-[.X9]" office:value-type="float" office:value="0.847709021836119" calcext:value-type="float">
            <text:p>0.8477090218</text:p>
          </table:table-cell>
          <table:table-cell table:formula="of:=[.$C$1]*INT([.X9])+[.$C$1]*[.X10]-[.Y9]" office:value-type="float" office:value="0.862938119652506" calcext:value-type="float">
            <text:p>0.8629381197</text:p>
          </table:table-cell>
          <table:table-cell table:formula="of:=[.$C$1]*INT([.Y9])+[.$C$1]*[.Y10]-[.Z9]" office:value-type="float" office:value="0.976644307687256" calcext:value-type="float">
            <text:p>0.9766443077</text:p>
          </table:table-cell>
          <table:table-cell table:formula="of:=[.$C$1]*INT([.Z9])+[.$C$1]*[.Z10]-[.AA9]" office:value-type="float" office:value="0.17897987691853" calcext:value-type="float">
            <text:p>0.1789798769</text:p>
          </table:table-cell>
          <table:table-cell table:formula="of:=[.$C$1]*INT([.AA9])+[.$C$1]*[.AA10]-[.AB9]" office:value-type="float" office:value="0.461081889226676" calcext:value-type="float">
            <text:p>0.4610818892</text:p>
          </table:table-cell>
          <table:table-cell table:formula="of:=[.$C$1]*INT([.AB9])+[.$C$1]*[.AB10]-[.AC9]" office:value-type="float" office:value="0.814973700304009" calcext:value-type="float">
            <text:p>0.8149737003</text:p>
          </table:table-cell>
          <table:table-cell table:formula="of:=[.$C$1]*INT([.AC9])+[.$C$1]*[.AC10]-[.AD9]" office:value-type="float" office:value="0.233476330273608" calcext:value-type="float">
            <text:p>0.2334763303</text:p>
          </table:table-cell>
          <table:table-cell table:formula="of:=[.$C$1]*INT([.AD9])+[.$C$1]*[.AD10]-[.AE9]" office:value-type="float" office:value="0.710128697246248" calcext:value-type="float">
            <text:p>0.7101286972</text:p>
          </table:table-cell>
          <table:table-cell table:formula="of:=[.$C$1]*INT([.AE9])+[.$C$1]*[.AE10]-[.AF9]" office:value-type="float" office:value="0.239115827521623" calcext:value-type="float">
            <text:p>0.2391158275</text:p>
          </table:table-cell>
          <table:table-cell table:formula="of:=[.$C$1]*INT([.AF9])+[.$C$1]*[.AF10]-[.AG9]" office:value-type="float" office:value="0.815204244769461" calcext:value-type="float">
            <text:p>0.8152042448</text:p>
          </table:table-cell>
          <table:table-cell table:formula="of:=[.$C$1]*INT([.AG9])+[.$C$1]*[.AG10]-[.AH9]" office:value-type="float" office:value="0.433683820292515" calcext:value-type="float">
            <text:p>0.4336838203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formula="of:=[.B9]-[.C9]" office:value-type="float" office:value="10" calcext:value-type="float">
            <text:p>10</text:p>
          </table:table-cell>
          <table:table-cell table:formula="of:=[.C9]-[.D9]" office:value-type="float" office:value="9" calcext:value-type="float">
            <text:p>9</text:p>
          </table:table-cell>
          <table:table-cell table:formula="of:=[.D9]-[.E9]" office:value-type="float" office:value="9" calcext:value-type="float">
            <text:p>9</text:p>
          </table:table-cell>
          <table:table-cell table:formula="of:=[.E9]-[.F9]" office:value-type="float" office:value="7" calcext:value-type="float">
            <text:p>7</text:p>
          </table:table-cell>
          <table:table-cell table:formula="of:=[.F9]-[.G9]" office:value-type="float" office:value="6" calcext:value-type="float">
            <text:p>6</text:p>
          </table:table-cell>
          <table:table-cell table:formula="of:=[.G9]-[.H9]" office:value-type="float" office:value="6" calcext:value-type="float">
            <text:p>6</text:p>
          </table:table-cell>
          <table:table-cell table:formula="of:=[.H9]-[.I9]" office:value-type="float" office:value="6" calcext:value-type="float">
            <text:p>6</text:p>
          </table:table-cell>
          <table:table-cell table:formula="of:=[.I9]-[.J9]" office:value-type="float" office:value="4" calcext:value-type="float">
            <text:p>4</text:p>
          </table:table-cell>
          <table:table-cell table:formula="of:=[.J9]-[.K9]" office:value-type="float" office:value="5" calcext:value-type="float">
            <text:p>5</text:p>
          </table:table-cell>
          <table:table-cell table:formula="of:=[.K9]-[.L9]" office:value-type="float" office:value="4" calcext:value-type="float">
            <text:p>4</text:p>
          </table:table-cell>
          <table:table-cell table:formula="of:=[.L9]-[.M9]" office:value-type="float" office:value="3" calcext:value-type="float">
            <text:p>3</text:p>
          </table:table-cell>
          <table:table-cell table:formula="of:=[.M9]-[.N9]" office:value-type="float" office:value="3" calcext:value-type="float">
            <text:p>3</text:p>
          </table:table-cell>
          <table:table-cell table:formula="of:=[.N9]-[.O9]" office:value-type="float" office:value="3" calcext:value-type="float">
            <text:p>3</text:p>
          </table:table-cell>
          <table:table-cell table:formula="of:=[.O9]-[.P9]" office:value-type="float" office:value="3" calcext:value-type="float">
            <text:p>3</text:p>
          </table:table-cell>
          <table:table-cell table:formula="of:=[.P9]-[.Q9]" office:value-type="float" office:value="2" calcext:value-type="float">
            <text:p>2</text:p>
          </table:table-cell>
          <table:table-cell table:formula="of:=[.Q9]-[.R9]" office:value-type="float" office:value="2" calcext:value-type="float">
            <text:p>2</text:p>
          </table:table-cell>
          <table:table-cell table:formula="of:=[.R9]-[.S9]" office:value-type="float" office:value="2" calcext:value-type="float">
            <text:p>2</text:p>
          </table:table-cell>
          <table:table-cell table:formula="of:=[.S9]-[.T9]" office:value-type="float" office:value="1" calcext:value-type="float">
            <text:p>1</text:p>
          </table:table-cell>
          <table:table-cell table:formula="of:=[.T9]-[.U9]" office:value-type="float" office:value="2" calcext:value-type="float">
            <text:p>2</text:p>
          </table:table-cell>
          <table:table-cell table:formula="of:=[.U9]-[.V9]" office:value-type="float" office:value="1" calcext:value-type="float">
            <text:p>1</text:p>
          </table:table-cell>
          <table:table-cell table:formula="of:=[.V9]-[.W9]" office:value-type="float" office:value="2" calcext:value-type="float">
            <text:p>2</text:p>
          </table:table-cell>
          <table:table-cell table:formula="of:=[.W9]-[.X9]" office:value-type="float" office:value="1" calcext:value-type="float">
            <text:p>1</text:p>
          </table:table-cell>
          <table:table-cell table:formula="of:=[.X9]-[.Y9]" office:value-type="float" office:value="1" calcext:value-type="float">
            <text:p>1</text:p>
          </table:table-cell>
          <table:table-cell table:formula="of:=[.Y9]-[.Z9]" office:value-type="float" office:value="1" calcext:value-type="float">
            <text:p>1</text:p>
          </table:table-cell>
          <table:table-cell table:formula="of:=[.Z9]-[.AA9]" office:value-type="float" office:value="0" calcext:value-type="float">
            <text:p>0</text:p>
          </table:table-cell>
          <table:table-cell table:formula="of:=[.AA9]-[.AB9]" office:value-type="float" office:value="1" calcext:value-type="float">
            <text:p>1</text:p>
          </table:table-cell>
          <table:table-cell table:formula="of:=[.AB9]-[.AC9]" office:value-type="float" office:value="1" calcext:value-type="float">
            <text:p>1</text:p>
          </table:table-cell>
          <table:table-cell table:formula="of:=[.AC9]-[.AD9]" office:value-type="float" office:value="0" calcext:value-type="float">
            <text:p>0</text:p>
          </table:table-cell>
          <table:table-cell table:formula="of:=[.AD9]-[.AE9]" office:value-type="float" office:value="1" calcext:value-type="float">
            <text:p>1</text:p>
          </table:table-cell>
          <table:table-cell table:formula="of:=[.AE9]-[.AF9]" office:value-type="float" office:value="0" calcext:value-type="float">
            <text:p>0</text:p>
          </table:table-cell>
          <table:table-cell table:formula="of:=[.AF9]-[.AG9]" office:value-type="float" office:value="1" calcext:value-type="float">
            <text:p>1</text:p>
          </table:table-cell>
          <table:table-cell table:formula="of:=[.AG9]-[.AH9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B12]-[.B13]" office:value-type="float" office:value="90" calcext:value-type="float">
            <text:p>90</text:p>
          </table:table-cell>
          <table:table-cell table:formula="of:=[.C12]-[.C13]" office:value-type="float" office:value="81" calcext:value-type="float">
            <text:p>81</text:p>
          </table:table-cell>
          <table:table-cell table:formula="of:=[.D12]-[.D13]" office:value-type="float" office:value="72.9" calcext:value-type="float">
            <text:p>72.9</text:p>
          </table:table-cell>
          <table:table-cell table:formula="of:=[.E12]-[.E13]" office:value-type="float" office:value="65.61" calcext:value-type="float">
            <text:p>65.61</text:p>
          </table:table-cell>
          <table:table-cell table:formula="of:=[.F12]-[.F13]" office:value-type="float" office:value="59.049" calcext:value-type="float">
            <text:p>59.049</text:p>
          </table:table-cell>
          <table:table-cell table:formula="of:=[.G12]-[.G13]" office:value-type="float" office:value="53.1441" calcext:value-type="float">
            <text:p>53.1441</text:p>
          </table:table-cell>
          <table:table-cell table:formula="of:=[.H12]-[.H13]" office:value-type="float" office:value="47.82969" calcext:value-type="float">
            <text:p>47.82969</text:p>
          </table:table-cell>
          <table:table-cell table:formula="of:=[.I12]-[.I13]" office:value-type="float" office:value="43.046721" calcext:value-type="float">
            <text:p>43.046721</text:p>
          </table:table-cell>
          <table:table-cell table:formula="of:=[.J12]-[.J13]" office:value-type="float" office:value="38.7420489" calcext:value-type="float">
            <text:p>38.7420489</text:p>
          </table:table-cell>
          <table:table-cell table:formula="of:=[.K12]-[.K13]" office:value-type="float" office:value="34.86784401" calcext:value-type="float">
            <text:p>34.86784401</text:p>
          </table:table-cell>
          <table:table-cell table:formula="of:=[.L12]-[.L13]" office:value-type="float" office:value="31.381059609" calcext:value-type="float">
            <text:p>31.381059609</text:p>
          </table:table-cell>
          <table:table-cell table:formula="of:=[.M12]-[.M13]" office:value-type="float" office:value="28.2429536481" calcext:value-type="float">
            <text:p>28.2429536481</text:p>
          </table:table-cell>
          <table:table-cell table:formula="of:=[.N12]-[.N13]" office:value-type="float" office:value="25.41865828329" calcext:value-type="float">
            <text:p>25.4186582833</text:p>
          </table:table-cell>
          <table:table-cell table:formula="of:=[.O12]-[.O13]" office:value-type="float" office:value="22.876792454961" calcext:value-type="float">
            <text:p>22.876792455</text:p>
          </table:table-cell>
          <table:table-cell table:formula="of:=[.P12]-[.P13]" office:value-type="float" office:value="20.5891132094649" calcext:value-type="float">
            <text:p>20.5891132095</text:p>
          </table:table-cell>
          <table:table-cell table:formula="of:=[.Q12]-[.Q13]" office:value-type="float" office:value="18.5302018885184" calcext:value-type="float">
            <text:p>18.5302018885</text:p>
          </table:table-cell>
          <table:table-cell table:formula="of:=[.R12]-[.R13]" office:value-type="float" office:value="16.6771816996666" calcext:value-type="float">
            <text:p>16.6771816997</text:p>
          </table:table-cell>
          <table:table-cell table:formula="of:=[.S12]-[.S13]" office:value-type="float" office:value="15.0094635296999" calcext:value-type="float">
            <text:p>15.0094635297</text:p>
          </table:table-cell>
          <table:table-cell table:formula="of:=[.T12]-[.T13]" office:value-type="float" office:value="13.5085171767299" calcext:value-type="float">
            <text:p>13.5085171767</text:p>
          </table:table-cell>
          <table:table-cell table:formula="of:=[.U12]-[.U13]" office:value-type="float" office:value="12.1576654590569" calcext:value-type="float">
            <text:p>12.1576654591</text:p>
          </table:table-cell>
          <table:table-cell table:formula="of:=[.V12]-[.V13]" office:value-type="float" office:value="10.9418989131512" calcext:value-type="float">
            <text:p>10.9418989132</text:p>
          </table:table-cell>
          <table:table-cell table:formula="of:=[.W12]-[.W13]" office:value-type="float" office:value="9.84770902183611" calcext:value-type="float">
            <text:p>9.8477090218</text:p>
          </table:table-cell>
          <table:table-cell table:formula="of:=[.X12]-[.X13]" office:value-type="float" office:value="8.8629381196525" calcext:value-type="float">
            <text:p>8.8629381197</text:p>
          </table:table-cell>
          <table:table-cell table:formula="of:=[.Y12]-[.Y13]" office:value-type="float" office:value="7.97664430768725" calcext:value-type="float">
            <text:p>7.9766443077</text:p>
          </table:table-cell>
          <table:table-cell table:formula="of:=[.Z12]-[.Z13]" office:value-type="float" office:value="7.17897987691853" calcext:value-type="float">
            <text:p>7.1789798769</text:p>
          </table:table-cell>
          <table:table-cell table:formula="of:=[.AA12]-[.AA13]" office:value-type="float" office:value="6.46108188922667" calcext:value-type="float">
            <text:p>6.4610818892</text:p>
          </table:table-cell>
          <table:table-cell table:formula="of:=[.AB12]-[.AB13]" office:value-type="float" office:value="5.81497370030401" calcext:value-type="float">
            <text:p>5.8149737003</text:p>
          </table:table-cell>
          <table:table-cell table:formula="of:=[.AC12]-[.AC13]" office:value-type="float" office:value="5.23347633027361" calcext:value-type="float">
            <text:p>5.2334763303</text:p>
          </table:table-cell>
          <table:table-cell table:formula="of:=[.AD12]-[.AD13]" office:value-type="float" office:value="4.71012869724625" calcext:value-type="float">
            <text:p>4.7101286972</text:p>
          </table:table-cell>
          <table:table-cell table:formula="of:=[.AE12]-[.AE13]" office:value-type="float" office:value="4.23911582752162" calcext:value-type="float">
            <text:p>4.2391158275</text:p>
          </table:table-cell>
          <table:table-cell table:formula="of:=[.AF12]-[.AF13]" office:value-type="float" office:value="3.81520424476946" calcext:value-type="float">
            <text:p>3.8152042448</text:p>
          </table:table-cell>
          <table:table-cell table:formula="of:=[.AG12]-[.AG13]" office:value-type="float" office:value="3.43368382029251" calcext:value-type="float">
            <text:p>3.4336838203</text:p>
          </table:table-cell>
          <table:table-cell table:number-columns-repeated="990"/>
        </table:table-row>
        <table:table-row table:style-name="ro1">
          <table:table-cell/>
          <table:table-cell table:formula="of:=[.$B$1]*[.B12]" office:value-type="float" office:value="10" calcext:value-type="float">
            <text:p>10</text:p>
          </table:table-cell>
          <table:table-cell table:formula="of:=[.$B$1]*[.C12]" office:value-type="float" office:value="9" calcext:value-type="float">
            <text:p>9</text:p>
          </table:table-cell>
          <table:table-cell table:formula="of:=[.$B$1]*[.D12]" office:value-type="float" office:value="8.1" calcext:value-type="float">
            <text:p>8.1</text:p>
          </table:table-cell>
          <table:table-cell table:formula="of:=[.$B$1]*[.E12]" office:value-type="float" office:value="7.29" calcext:value-type="float">
            <text:p>7.29</text:p>
          </table:table-cell>
          <table:table-cell table:formula="of:=[.$B$1]*[.F12]" office:value-type="float" office:value="6.561" calcext:value-type="float">
            <text:p>6.561</text:p>
          </table:table-cell>
          <table:table-cell table:formula="of:=[.$B$1]*[.G12]" office:value-type="float" office:value="5.9049" calcext:value-type="float">
            <text:p>5.9049</text:p>
          </table:table-cell>
          <table:table-cell table:formula="of:=[.$B$1]*[.H12]" office:value-type="float" office:value="5.31441" calcext:value-type="float">
            <text:p>5.31441</text:p>
          </table:table-cell>
          <table:table-cell table:formula="of:=[.$B$1]*[.I12]" office:value-type="float" office:value="4.782969" calcext:value-type="float">
            <text:p>4.782969</text:p>
          </table:table-cell>
          <table:table-cell table:formula="of:=[.$B$1]*[.J12]" office:value-type="float" office:value="4.3046721" calcext:value-type="float">
            <text:p>4.3046721</text:p>
          </table:table-cell>
          <table:table-cell table:formula="of:=[.$B$1]*[.K12]" office:value-type="float" office:value="3.87420489" calcext:value-type="float">
            <text:p>3.87420489</text:p>
          </table:table-cell>
          <table:table-cell table:formula="of:=[.$B$1]*[.L12]" office:value-type="float" office:value="3.486784401" calcext:value-type="float">
            <text:p>3.486784401</text:p>
          </table:table-cell>
          <table:table-cell table:formula="of:=[.$B$1]*[.M12]" office:value-type="float" office:value="3.1381059609" calcext:value-type="float">
            <text:p>3.1381059609</text:p>
          </table:table-cell>
          <table:table-cell table:formula="of:=[.$B$1]*[.N12]" office:value-type="float" office:value="2.82429536481" calcext:value-type="float">
            <text:p>2.8242953648</text:p>
          </table:table-cell>
          <table:table-cell table:formula="of:=[.$B$1]*[.O12]" office:value-type="float" office:value="2.541865828329" calcext:value-type="float">
            <text:p>2.5418658283</text:p>
          </table:table-cell>
          <table:table-cell table:formula="of:=[.$B$1]*[.P12]" office:value-type="float" office:value="2.2876792454961" calcext:value-type="float">
            <text:p>2.2876792455</text:p>
          </table:table-cell>
          <table:table-cell table:formula="of:=[.$B$1]*[.Q12]" office:value-type="float" office:value="2.05891132094649" calcext:value-type="float">
            <text:p>2.0589113209</text:p>
          </table:table-cell>
          <table:table-cell table:formula="of:=[.$B$1]*[.R12]" office:value-type="float" office:value="1.85302018885184" calcext:value-type="float">
            <text:p>1.8530201889</text:p>
          </table:table-cell>
          <table:table-cell table:formula="of:=[.$B$1]*[.S12]" office:value-type="float" office:value="1.66771816996666" calcext:value-type="float">
            <text:p>1.66771817</text:p>
          </table:table-cell>
          <table:table-cell table:formula="of:=[.$B$1]*[.T12]" office:value-type="float" office:value="1.50094635296999" calcext:value-type="float">
            <text:p>1.500946353</text:p>
          </table:table-cell>
          <table:table-cell table:formula="of:=[.$B$1]*[.U12]" office:value-type="float" office:value="1.35085171767299" calcext:value-type="float">
            <text:p>1.3508517177</text:p>
          </table:table-cell>
          <table:table-cell table:formula="of:=[.$B$1]*[.V12]" office:value-type="float" office:value="1.21576654590569" calcext:value-type="float">
            <text:p>1.2157665459</text:p>
          </table:table-cell>
          <table:table-cell table:formula="of:=[.$B$1]*[.W12]" office:value-type="float" office:value="1.09418989131512" calcext:value-type="float">
            <text:p>1.0941898913</text:p>
          </table:table-cell>
          <table:table-cell table:formula="of:=[.$B$1]*[.X12]" office:value-type="float" office:value="0.984770902183611" calcext:value-type="float">
            <text:p>0.9847709022</text:p>
          </table:table-cell>
          <table:table-cell table:formula="of:=[.$B$1]*[.Y12]" office:value-type="float" office:value="0.88629381196525" calcext:value-type="float">
            <text:p>0.886293812</text:p>
          </table:table-cell>
          <table:table-cell table:formula="of:=[.$B$1]*[.Z12]" office:value-type="float" office:value="0.797664430768725" calcext:value-type="float">
            <text:p>0.7976644308</text:p>
          </table:table-cell>
          <table:table-cell table:formula="of:=[.$B$1]*[.AA12]" office:value-type="float" office:value="0.717897987691853" calcext:value-type="float">
            <text:p>0.7178979877</text:p>
          </table:table-cell>
          <table:table-cell table:formula="of:=[.$B$1]*[.AB12]" office:value-type="float" office:value="0.646108188922667" calcext:value-type="float">
            <text:p>0.6461081889</text:p>
          </table:table-cell>
          <table:table-cell table:formula="of:=[.$B$1]*[.AC12]" office:value-type="float" office:value="0.581497370030401" calcext:value-type="float">
            <text:p>0.58149737</text:p>
          </table:table-cell>
          <table:table-cell table:formula="of:=[.$B$1]*[.AD12]" office:value-type="float" office:value="0.523347633027361" calcext:value-type="float">
            <text:p>0.523347633</text:p>
          </table:table-cell>
          <table:table-cell table:formula="of:=[.$B$1]*[.AE12]" office:value-type="float" office:value="0.471012869724625" calcext:value-type="float">
            <text:p>0.4710128697</text:p>
          </table:table-cell>
          <table:table-cell table:formula="of:=[.$B$1]*[.AF12]" office:value-type="float" office:value="0.423911582752162" calcext:value-type="float">
            <text:p>0.4239115828</text:p>
          </table:table-cell>
          <table:table-cell table:formula="of:=[.$B$1]*[.AG12]" office:value-type="float" office:value="0.381520424476946" calcext:value-type="float">
            <text:p>0.3815204245</text:p>
          </table:table-cell>
          <table:table-cell table:formula="of:=[.$B$1]*[.AH12]" office:value-type="float" office:value="0.343368382029251" calcext:value-type="float">
            <text:p>0.343368382</text:p>
          </table:table-cell>
          <table:table-cell table:number-columns-repeated="99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1-[.$B$1])*[.B14]" office:value-type="float" office:value="90" calcext:value-type="float">
            <text:p>90</text:p>
          </table:table-cell>
          <table:table-cell table:formula="of:=(1-[.$B$1])*[.C14]" office:value-type="float" office:value="81" calcext:value-type="float">
            <text:p>81</text:p>
          </table:table-cell>
          <table:table-cell table:formula="of:=(1-[.$B$1])*[.D14]" office:value-type="float" office:value="72.9" calcext:value-type="float">
            <text:p>72.9</text:p>
          </table:table-cell>
          <table:table-cell table:formula="of:=(1-[.$B$1])*[.E14]" office:value-type="float" office:value="65.61" calcext:value-type="float">
            <text:p>65.61</text:p>
          </table:table-cell>
          <table:table-cell table:formula="of:=(1-[.$B$1])*[.F14]" office:value-type="float" office:value="59.049" calcext:value-type="float">
            <text:p>59.049</text:p>
          </table:table-cell>
          <table:table-cell table:formula="of:=(1-[.$B$1])*[.G14]" office:value-type="float" office:value="53.1441" calcext:value-type="float">
            <text:p>53.1441</text:p>
          </table:table-cell>
          <table:table-cell table:formula="of:=(1-[.$B$1])*[.H14]" office:value-type="float" office:value="47.82969" calcext:value-type="float">
            <text:p>47.82969</text:p>
          </table:table-cell>
          <table:table-cell table:formula="of:=(1-[.$B$1])*[.I14]" office:value-type="float" office:value="43.046721" calcext:value-type="float">
            <text:p>43.046721</text:p>
          </table:table-cell>
          <table:table-cell table:formula="of:=(1-[.$B$1])*[.J14]" office:value-type="float" office:value="38.7420489" calcext:value-type="float">
            <text:p>38.7420489</text:p>
          </table:table-cell>
          <table:table-cell table:formula="of:=(1-[.$B$1])*[.K14]" office:value-type="float" office:value="34.86784401" calcext:value-type="float">
            <text:p>34.86784401</text:p>
          </table:table-cell>
          <table:table-cell table:formula="of:=(1-[.$B$1])*[.L14]" office:value-type="float" office:value="31.381059609" calcext:value-type="float">
            <text:p>31.381059609</text:p>
          </table:table-cell>
          <table:table-cell table:formula="of:=(1-[.$B$1])*[.M14]" office:value-type="float" office:value="28.2429536481" calcext:value-type="float">
            <text:p>28.2429536481</text:p>
          </table:table-cell>
          <table:table-cell table:formula="of:=(1-[.$B$1])*[.N14]" office:value-type="float" office:value="25.41865828329" calcext:value-type="float">
            <text:p>25.4186582833</text:p>
          </table:table-cell>
          <table:table-cell table:formula="of:=(1-[.$B$1])*[.O14]" office:value-type="float" office:value="22.876792454961" calcext:value-type="float">
            <text:p>22.876792455</text:p>
          </table:table-cell>
          <table:table-cell table:formula="of:=(1-[.$B$1])*[.P14]" office:value-type="float" office:value="20.5891132094649" calcext:value-type="float">
            <text:p>20.5891132095</text:p>
          </table:table-cell>
          <table:table-cell table:formula="of:=(1-[.$B$1])*[.Q14]" office:value-type="float" office:value="18.5302018885184" calcext:value-type="float">
            <text:p>18.5302018885</text:p>
          </table:table-cell>
          <table:table-cell table:formula="of:=(1-[.$B$1])*[.R14]" office:value-type="float" office:value="16.6771816996666" calcext:value-type="float">
            <text:p>16.6771816997</text:p>
          </table:table-cell>
          <table:table-cell table:formula="of:=(1-[.$B$1])*[.S14]" office:value-type="float" office:value="15.0094635296999" calcext:value-type="float">
            <text:p>15.0094635297</text:p>
          </table:table-cell>
          <table:table-cell table:formula="of:=(1-[.$B$1])*[.T14]" office:value-type="float" office:value="13.5085171767299" calcext:value-type="float">
            <text:p>13.5085171767</text:p>
          </table:table-cell>
          <table:table-cell table:formula="of:=(1-[.$B$1])*[.U14]" office:value-type="float" office:value="12.1576654590569" calcext:value-type="float">
            <text:p>12.1576654591</text:p>
          </table:table-cell>
          <table:table-cell table:formula="of:=(1-[.$B$1])*[.V14]" office:value-type="float" office:value="10.9418989131512" calcext:value-type="float">
            <text:p>10.9418989132</text:p>
          </table:table-cell>
          <table:table-cell table:formula="of:=(1-[.$B$1])*[.W14]" office:value-type="float" office:value="9.84770902183612" calcext:value-type="float">
            <text:p>9.8477090218</text:p>
          </table:table-cell>
          <table:table-cell table:formula="of:=(1-[.$B$1])*[.X14]" office:value-type="float" office:value="8.86293811965251" calcext:value-type="float">
            <text:p>8.8629381197</text:p>
          </table:table-cell>
          <table:table-cell table:formula="of:=(1-[.$B$1])*[.Y14]" office:value-type="float" office:value="7.97664430768726" calcext:value-type="float">
            <text:p>7.9766443077</text:p>
          </table:table-cell>
          <table:table-cell table:formula="of:=(1-[.$B$1])*[.Z14]" office:value-type="float" office:value="7.17897987691853" calcext:value-type="float">
            <text:p>7.1789798769</text:p>
          </table:table-cell>
          <table:table-cell table:formula="of:=(1-[.$B$1])*[.AA14]" office:value-type="float" office:value="6.46108188922668" calcext:value-type="float">
            <text:p>6.4610818892</text:p>
          </table:table-cell>
          <table:table-cell table:formula="of:=(1-[.$B$1])*[.AB14]" office:value-type="float" office:value="5.81497370030401" calcext:value-type="float">
            <text:p>5.8149737003</text:p>
          </table:table-cell>
          <table:table-cell table:formula="of:=(1-[.$B$1])*[.AC14]" office:value-type="float" office:value="5.23347633027361" calcext:value-type="float">
            <text:p>5.2334763303</text:p>
          </table:table-cell>
          <table:table-cell table:formula="of:=(1-[.$B$1])*[.AD14]" office:value-type="float" office:value="4.71012869724625" calcext:value-type="float">
            <text:p>4.7101286972</text:p>
          </table:table-cell>
          <table:table-cell table:formula="of:=(1-[.$B$1])*[.AE14]" office:value-type="float" office:value="4.23911582752162" calcext:value-type="float">
            <text:p>4.2391158275</text:p>
          </table:table-cell>
          <table:table-cell table:formula="of:=(1-[.$B$1])*[.AF14]" office:value-type="float" office:value="3.81520424476946" calcext:value-type="float">
            <text:p>3.8152042448</text:p>
          </table:table-cell>
          <table:table-cell table:formula="of:=(1-[.$B$1])*[.AG14]" office:value-type="float" office:value="3.43368382029251" calcext:value-type="float">
            <text:p>3.4336838203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2010" calcext:value-type="float">
            <text:p>2010</text:p>
          </table:table-cell>
          <table:table-cell table:formula="of:=[.B16]+1/[.$E$23]" office:value-type="float" office:value="2011" calcext:value-type="float">
            <text:p>2011</text:p>
          </table:table-cell>
          <table:table-cell table:formula="of:=[.C16]+1/[.$E$23]" office:value-type="float" office:value="2012" calcext:value-type="float">
            <text:p>2012</text:p>
          </table:table-cell>
          <table:table-cell table:formula="of:=[.D16]+1/[.$E$23]" office:value-type="float" office:value="2013" calcext:value-type="float">
            <text:p>2013</text:p>
          </table:table-cell>
          <table:table-cell table:formula="of:=[.E16]+1/[.$E$23]" office:value-type="float" office:value="2014" calcext:value-type="float">
            <text:p>2014</text:p>
          </table:table-cell>
          <table:table-cell table:formula="of:=[.F16]+1/[.$E$23]" office:value-type="float" office:value="2015" calcext:value-type="float">
            <text:p>2015</text:p>
          </table:table-cell>
          <table:table-cell table:formula="of:=[.G16]+1/[.$E$23]" office:value-type="float" office:value="2016" calcext:value-type="float">
            <text:p>2016</text:p>
          </table:table-cell>
          <table:table-cell table:formula="of:=[.H16]+1/[.$E$23]" office:value-type="float" office:value="2017" calcext:value-type="float">
            <text:p>2017</text:p>
          </table:table-cell>
          <table:table-cell table:formula="of:=[.I16]+1/[.$E$23]" office:value-type="float" office:value="2018" calcext:value-type="float">
            <text:p>2018</text:p>
          </table:table-cell>
          <table:table-cell table:formula="of:=[.J16]+1/[.$E$23]" office:value-type="float" office:value="2019" calcext:value-type="float">
            <text:p>2019</text:p>
          </table:table-cell>
          <table:table-cell table:formula="of:=[.K16]+1/[.$E$23]" office:value-type="float" office:value="2020" calcext:value-type="float">
            <text:p>2020</text:p>
          </table:table-cell>
          <table:table-cell table:formula="of:=[.L16]+1/[.$E$23]" office:value-type="float" office:value="2021" calcext:value-type="float">
            <text:p>2021</text:p>
          </table:table-cell>
          <table:table-cell table:formula="of:=[.M16]+1/[.$E$23]" office:value-type="float" office:value="2022" calcext:value-type="float">
            <text:p>2022</text:p>
          </table:table-cell>
          <table:table-cell table:formula="of:=[.N16]+1/[.$E$23]" office:value-type="float" office:value="2023" calcext:value-type="float">
            <text:p>2023</text:p>
          </table:table-cell>
          <table:table-cell table:formula="of:=[.O16]+1/[.$E$23]" office:value-type="float" office:value="2024" calcext:value-type="float">
            <text:p>2024</text:p>
          </table:table-cell>
          <table:table-cell table:formula="of:=[.P16]+1/[.$E$23]" office:value-type="float" office:value="2025" calcext:value-type="float">
            <text:p>2025</text:p>
          </table:table-cell>
          <table:table-cell table:formula="of:=[.Q16]+1/[.$E$23]" office:value-type="float" office:value="2026" calcext:value-type="float">
            <text:p>2026</text:p>
          </table:table-cell>
          <table:table-cell table:formula="of:=[.R16]+1/[.$E$23]" office:value-type="float" office:value="2027" calcext:value-type="float">
            <text:p>2027</text:p>
          </table:table-cell>
          <table:table-cell table:formula="of:=[.S16]+1/[.$E$23]" office:value-type="float" office:value="2028" calcext:value-type="float">
            <text:p>2028</text:p>
          </table:table-cell>
          <table:table-cell table:formula="of:=[.T16]+1/[.$E$23]" office:value-type="float" office:value="2029" calcext:value-type="float">
            <text:p>2029</text:p>
          </table:table-cell>
          <table:table-cell table:formula="of:=[.U16]+1/[.$E$23]" office:value-type="float" office:value="2030" calcext:value-type="float">
            <text:p>2030</text:p>
          </table:table-cell>
          <table:table-cell table:formula="of:=[.V16]+1/[.$E$23]" office:value-type="float" office:value="2031" calcext:value-type="float">
            <text:p>2031</text:p>
          </table:table-cell>
          <table:table-cell table:formula="of:=[.W16]+1/[.$E$23]" office:value-type="float" office:value="2032" calcext:value-type="float">
            <text:p>2032</text:p>
          </table:table-cell>
          <table:table-cell table:formula="of:=[.X16]+1/[.$E$23]" office:value-type="float" office:value="2033" calcext:value-type="float">
            <text:p>2033</text:p>
          </table:table-cell>
          <table:table-cell table:formula="of:=[.Y16]+1/[.$E$23]" office:value-type="float" office:value="2034" calcext:value-type="float">
            <text:p>2034</text:p>
          </table:table-cell>
          <table:table-cell table:formula="of:=[.Z16]+1/[.$E$23]" office:value-type="float" office:value="2035" calcext:value-type="float">
            <text:p>2035</text:p>
          </table:table-cell>
          <table:table-cell table:formula="of:=[.AA16]+1/[.$E$23]" office:value-type="float" office:value="2036" calcext:value-type="float">
            <text:p>2036</text:p>
          </table:table-cell>
          <table:table-cell table:formula="of:=[.AB16]+1/[.$E$23]" office:value-type="float" office:value="2037" calcext:value-type="float">
            <text:p>2037</text:p>
          </table:table-cell>
          <table:table-cell table:formula="of:=[.AC16]+1/[.$E$23]" office:value-type="float" office:value="2038" calcext:value-type="float">
            <text:p>2038</text:p>
          </table:table-cell>
          <table:table-cell table:formula="of:=[.AD16]+1/[.$E$23]" office:value-type="float" office:value="2039" calcext:value-type="float">
            <text:p>2039</text:p>
          </table:table-cell>
          <table:table-cell table:formula="of:=[.AE16]+1/[.$E$23]" office:value-type="float" office:value="2040" calcext:value-type="float">
            <text:p>2040</text:p>
          </table:table-cell>
          <table:table-cell table:formula="of:=[.AF16]+1/[.$E$23]" office:value-type="float" office:value="2041" calcext:value-type="float">
            <text:p>2041</text:p>
          </table:table-cell>
          <table:table-cell table:formula="of:=[.AG16]+1/[.$E$23]" office:value-type="float" office:value="2042" calcext:value-type="float">
            <text:p>2042</text:p>
          </table:table-cell>
          <table:table-cell table:formula="of:=[.AH16]+1/[.$E$23]" office:value-type="float" office:value="2043" calcext:value-type="float">
            <text:p>2043</text:p>
          </table:table-cell>
          <table:table-cell table:formula="of:=[.AI16]+1/[.$E$23]" office:value-type="float" office:value="2044" calcext:value-type="float">
            <text:p>2044</text:p>
          </table:table-cell>
          <table:table-cell table:formula="of:=[.AJ16]+1/[.$E$23]" office:value-type="float" office:value="2045" calcext:value-type="float">
            <text:p>2045</text:p>
          </table:table-cell>
          <table:table-cell table:formula="of:=[.AK16]+1/[.$E$23]" office:value-type="float" office:value="2046" calcext:value-type="float">
            <text:p>2046</text:p>
          </table:table-cell>
          <table:table-cell table:formula="of:=[.AL16]+1/[.$E$23]" office:value-type="float" office:value="2047" calcext:value-type="float">
            <text:p>2047</text:p>
          </table:table-cell>
          <table:table-cell table:formula="of:=[.AM16]+1/[.$E$23]" office:value-type="float" office:value="2048" calcext:value-type="float">
            <text:p>2048</text:p>
          </table:table-cell>
          <table:table-cell table:formula="of:=[.AN16]+1/[.$E$23]" office:value-type="float" office:value="2049" calcext:value-type="float">
            <text:p>2049</text:p>
          </table:table-cell>
          <table:table-cell table:formula="of:=[.AO16]+1/[.$E$23]" office:value-type="float" office:value="2050" calcext:value-type="float">
            <text:p>2050</text:p>
          </table:table-cell>
          <table:table-cell table:formula="of:=[.AP16]+1/[.$E$23]" office:value-type="float" office:value="2051" calcext:value-type="float">
            <text:p>2051</text:p>
          </table:table-cell>
          <table:table-cell table:formula="of:=[.AQ16]+1/[.$E$23]" office:value-type="float" office:value="2052" calcext:value-type="float">
            <text:p>2052</text:p>
          </table:table-cell>
          <table:table-cell table:formula="of:=[.AR16]+1/[.$E$23]" office:value-type="float" office:value="2053" calcext:value-type="float">
            <text:p>2053</text:p>
          </table:table-cell>
          <table:table-cell table:formula="of:=[.AS16]+1/[.$E$23]" office:value-type="float" office:value="2054" calcext:value-type="float">
            <text:p>2054</text:p>
          </table:table-cell>
          <table:table-cell table:formula="of:=[.AT16]+1/[.$E$23]" office:value-type="float" office:value="2055" calcext:value-type="float">
            <text:p>2055</text:p>
          </table:table-cell>
          <table:table-cell table:formula="of:=[.AU16]+1/[.$E$23]" office:value-type="float" office:value="2056" calcext:value-type="float">
            <text:p>2056</text:p>
          </table:table-cell>
          <table:table-cell table:formula="of:=[.AV16]+1/[.$E$23]" office:value-type="float" office:value="2057" calcext:value-type="float">
            <text:p>2057</text:p>
          </table:table-cell>
          <table:table-cell table:formula="of:=[.AW16]+1/[.$E$23]" office:value-type="float" office:value="2058" calcext:value-type="float">
            <text:p>2058</text:p>
          </table:table-cell>
          <table:table-cell table:formula="of:=[.AX16]+1/[.$E$23]" office:value-type="float" office:value="2059" calcext:value-type="float">
            <text:p>2059</text:p>
          </table:table-cell>
          <table:table-cell table:formula="of:=[.AY16]+1/[.$E$23]" office:value-type="float" office:value="2060" calcext:value-type="float">
            <text:p>2060</text:p>
          </table:table-cell>
          <table:table-cell table:formula="of:=[.AZ16]+1/[.$E$23]" office:value-type="float" office:value="2061" calcext:value-type="float">
            <text:p>2061</text:p>
          </table:table-cell>
          <table:table-cell table:formula="of:=[.BA16]+1/[.$E$23]" office:value-type="float" office:value="2062" calcext:value-type="float">
            <text:p>2062</text:p>
          </table:table-cell>
          <table:table-cell table:formula="of:=[.BB16]+1/[.$E$23]" office:value-type="float" office:value="2063" calcext:value-type="float">
            <text:p>2063</text:p>
          </table:table-cell>
          <table:table-cell table:formula="of:=[.BC16]+1/[.$E$23]" office:value-type="float" office:value="2064" calcext:value-type="float">
            <text:p>2064</text:p>
          </table:table-cell>
          <table:table-cell table:formula="of:=[.BD16]+1/[.$E$23]" office:value-type="float" office:value="2065" calcext:value-type="float">
            <text:p>2065</text:p>
          </table:table-cell>
          <table:table-cell table:formula="of:=[.BE16]+1/[.$E$23]" office:value-type="float" office:value="2066" calcext:value-type="float">
            <text:p>2066</text:p>
          </table:table-cell>
          <table:table-cell table:formula="of:=[.BF16]+1/[.$E$23]" office:value-type="float" office:value="2067" calcext:value-type="float">
            <text:p>2067</text:p>
          </table:table-cell>
          <table:table-cell table:formula="of:=[.BG16]+1/[.$E$23]" office:value-type="float" office:value="2068" calcext:value-type="float">
            <text:p>2068</text:p>
          </table:table-cell>
          <table:table-cell table:formula="of:=[.BH16]+1/[.$E$23]" office:value-type="float" office:value="2069" calcext:value-type="float">
            <text:p>2069</text:p>
          </table:table-cell>
          <table:table-cell table:formula="of:=[.BI16]+1/[.$E$23]" office:value-type="float" office:value="2070" calcext:value-type="float">
            <text:p>2070</text:p>
          </table:table-cell>
          <table:table-cell table:formula="of:=[.BJ16]+1/[.$E$23]" office:value-type="float" office:value="2071" calcext:value-type="float">
            <text:p>2071</text:p>
          </table:table-cell>
          <table:table-cell table:formula="of:=[.BK16]+1/[.$E$23]" office:value-type="float" office:value="2072" calcext:value-type="float">
            <text:p>2072</text:p>
          </table:table-cell>
          <table:table-cell table:formula="of:=[.BL16]+1/[.$E$23]" office:value-type="float" office:value="2073" calcext:value-type="float">
            <text:p>2073</text:p>
          </table:table-cell>
          <table:table-cell table:formula="of:=[.BM16]+1/[.$E$23]" office:value-type="float" office:value="2074" calcext:value-type="float">
            <text:p>2074</text:p>
          </table:table-cell>
          <table:table-cell table:formula="of:=[.BN16]+1/[.$E$23]" office:value-type="float" office:value="2075" calcext:value-type="float">
            <text:p>2075</text:p>
          </table:table-cell>
          <table:table-cell table:formula="of:=[.BO16]+1/[.$E$23]" office:value-type="float" office:value="2076" calcext:value-type="float">
            <text:p>2076</text:p>
          </table:table-cell>
          <table:table-cell table:formula="of:=[.BP16]+1/[.$E$23]" office:value-type="float" office:value="2077" calcext:value-type="float">
            <text:p>2077</text:p>
          </table:table-cell>
          <table:table-cell table:formula="of:=[.BQ16]+1/[.$E$23]" office:value-type="float" office:value="2078" calcext:value-type="float">
            <text:p>2078</text:p>
          </table:table-cell>
          <table:table-cell table:formula="of:=[.BR16]+1/[.$E$23]" office:value-type="float" office:value="2079" calcext:value-type="float">
            <text:p>2079</text:p>
          </table:table-cell>
          <table:table-cell table:formula="of:=[.BS16]+1/[.$E$23]" office:value-type="float" office:value="2080" calcext:value-type="float">
            <text:p>2080</text:p>
          </table:table-cell>
          <table:table-cell table:formula="of:=[.BT16]+1/[.$E$23]" office:value-type="float" office:value="2081" calcext:value-type="float">
            <text:p>2081</text:p>
          </table:table-cell>
          <table:table-cell table:formula="of:=[.BU16]+1/[.$E$23]" office:value-type="float" office:value="2082" calcext:value-type="float">
            <text:p>2082</text:p>
          </table:table-cell>
          <table:table-cell table:formula="of:=[.BV16]+1/[.$E$23]" office:value-type="float" office:value="2083" calcext:value-type="float">
            <text:p>2083</text:p>
          </table:table-cell>
          <table:table-cell table:formula="of:=[.BW16]+1/[.$E$23]" office:value-type="float" office:value="2084" calcext:value-type="float">
            <text:p>2084</text:p>
          </table:table-cell>
          <table:table-cell table:formula="of:=[.BX16]+1/[.$E$23]" office:value-type="float" office:value="2085" calcext:value-type="float">
            <text:p>2085</text:p>
          </table:table-cell>
          <table:table-cell table:formula="of:=[.BY16]+1/[.$E$23]" office:value-type="float" office:value="2086" calcext:value-type="float">
            <text:p>2086</text:p>
          </table:table-cell>
          <table:table-cell table:formula="of:=[.BZ16]+1/[.$E$23]" office:value-type="float" office:value="2087" calcext:value-type="float">
            <text:p>2087</text:p>
          </table:table-cell>
          <table:table-cell table:formula="of:=[.CA16]+1/[.$E$23]" office:value-type="float" office:value="2088" calcext:value-type="float">
            <text:p>2088</text:p>
          </table:table-cell>
          <table:table-cell table:formula="of:=[.CB16]+1/[.$E$23]" office:value-type="float" office:value="2089" calcext:value-type="float">
            <text:p>2089</text:p>
          </table:table-cell>
          <table:table-cell table:formula="of:=[.CC16]+1/[.$E$23]" office:value-type="float" office:value="2090" calcext:value-type="float">
            <text:p>2090</text:p>
          </table:table-cell>
          <table:table-cell table:formula="of:=[.CD16]+1/[.$E$23]" office:value-type="float" office:value="2091" calcext:value-type="float">
            <text:p>2091</text:p>
          </table:table-cell>
          <table:table-cell table:formula="of:=[.CE16]+1/[.$E$23]" office:value-type="float" office:value="2092" calcext:value-type="float">
            <text:p>2092</text:p>
          </table:table-cell>
          <table:table-cell table:formula="of:=[.CF16]+1/[.$E$23]" office:value-type="float" office:value="2093" calcext:value-type="float">
            <text:p>2093</text:p>
          </table:table-cell>
          <table:table-cell table:formula="of:=[.CG16]+1/[.$E$23]" office:value-type="float" office:value="2094" calcext:value-type="float">
            <text:p>2094</text:p>
          </table:table-cell>
          <table:table-cell table:formula="of:=[.CH16]+1/[.$E$23]" office:value-type="float" office:value="2095" calcext:value-type="float">
            <text:p>2095</text:p>
          </table:table-cell>
          <table:table-cell table:formula="of:=[.CI16]+1/[.$E$23]" office:value-type="float" office:value="2096" calcext:value-type="float">
            <text:p>2096</text:p>
          </table:table-cell>
          <table:table-cell table:formula="of:=[.CJ16]+1/[.$E$23]" office:value-type="float" office:value="2097" calcext:value-type="float">
            <text:p>2097</text:p>
          </table:table-cell>
          <table:table-cell table:formula="of:=[.CK16]+1/[.$E$23]" office:value-type="float" office:value="2098" calcext:value-type="float">
            <text:p>2098</text:p>
          </table:table-cell>
          <table:table-cell table:formula="of:=[.CL16]+1/[.$E$23]" office:value-type="float" office:value="2099" calcext:value-type="float">
            <text:p>2099</text:p>
          </table:table-cell>
          <table:table-cell table:formula="of:=[.CM16]+1/[.$E$23]" office:value-type="float" office:value="2100" calcext:value-type="float">
            <text:p>2100</text:p>
          </table:table-cell>
          <table:table-cell table:formula="of:=[.CN16]+1/[.$E$23]" office:value-type="float" office:value="2101" calcext:value-type="float">
            <text:p>2101</text:p>
          </table:table-cell>
          <table:table-cell table:formula="of:=[.CO16]+1/[.$E$23]" office:value-type="float" office:value="2102" calcext:value-type="float">
            <text:p>2102</text:p>
          </table:table-cell>
          <table:table-cell table:formula="of:=[.CP16]+1/[.$E$23]" office:value-type="float" office:value="2103" calcext:value-type="float">
            <text:p>2103</text:p>
          </table:table-cell>
          <table:table-cell table:formula="of:=[.CQ16]+1/[.$E$23]" office:value-type="float" office:value="2104" calcext:value-type="float">
            <text:p>2104</text:p>
          </table:table-cell>
          <table:table-cell table:formula="of:=[.CR16]+1/[.$E$23]" office:value-type="float" office:value="2105" calcext:value-type="float">
            <text:p>2105</text:p>
          </table:table-cell>
          <table:table-cell table:formula="of:=[.CS16]+1/[.$E$23]" office:value-type="float" office:value="2106" calcext:value-type="float">
            <text:p>2106</text:p>
          </table:table-cell>
          <table:table-cell table:formula="of:=[.CT16]+1/[.$E$23]" office:value-type="float" office:value="2107" calcext:value-type="float">
            <text:p>2107</text:p>
          </table:table-cell>
          <table:table-cell table:formula="of:=[.CU16]+1/[.$E$23]" office:value-type="float" office:value="2108" calcext:value-type="float">
            <text:p>2108</text:p>
          </table:table-cell>
          <table:table-cell table:formula="of:=[.CV16]+1/[.$E$23]" office:value-type="float" office:value="2109" calcext:value-type="float">
            <text:p>2109</text:p>
          </table:table-cell>
          <table:table-cell table:formula="of:=[.CW16]+1/[.$E$23]" office:value-type="float" office:value="2110" calcext:value-type="float">
            <text:p>2110</text:p>
          </table:table-cell>
          <table:table-cell table:formula="of:=[.CX16]+1/[.$E$23]" office:value-type="float" office:value="2111" calcext:value-type="float">
            <text:p>2111</text:p>
          </table:table-cell>
          <table:table-cell table:formula="of:=[.CY16]+1/[.$E$23]" office:value-type="float" office:value="2112" calcext:value-type="float">
            <text:p>2112</text:p>
          </table:table-cell>
          <table:table-cell table:formula="of:=[.CZ16]+1/[.$E$23]" office:value-type="float" office:value="2113" calcext:value-type="float">
            <text:p>2113</text:p>
          </table:table-cell>
          <table:table-cell table:formula="of:=[.DA16]+1/[.$E$23]" office:value-type="float" office:value="2114" calcext:value-type="float">
            <text:p>2114</text:p>
          </table:table-cell>
          <table:table-cell table:formula="of:=[.DB16]+1/[.$E$23]" office:value-type="float" office:value="2115" calcext:value-type="float">
            <text:p>2115</text:p>
          </table:table-cell>
          <table:table-cell table:formula="of:=[.DC16]+1/[.$E$23]" office:value-type="float" office:value="2116" calcext:value-type="float">
            <text:p>2116</text:p>
          </table:table-cell>
          <table:table-cell table:formula="of:=[.DD16]+1/[.$E$23]" office:value-type="float" office:value="2117" calcext:value-type="float">
            <text:p>2117</text:p>
          </table:table-cell>
          <table:table-cell table:formula="of:=[.DE16]+1/[.$E$23]" office:value-type="float" office:value="2118" calcext:value-type="float">
            <text:p>2118</text:p>
          </table:table-cell>
          <table:table-cell table:formula="of:=[.DF16]+1/[.$E$23]" office:value-type="float" office:value="2119" calcext:value-type="float">
            <text:p>2119</text:p>
          </table:table-cell>
          <table:table-cell table:formula="of:=[.DG16]+1/[.$E$23]" office:value-type="float" office:value="2120" calcext:value-type="float">
            <text:p>2120</text:p>
          </table:table-cell>
          <table:table-cell table:formula="of:=[.DH16]+1/[.$E$23]" office:value-type="float" office:value="2121" calcext:value-type="float">
            <text:p>2121</text:p>
          </table:table-cell>
          <table:table-cell table:formula="of:=[.DI16]+1/[.$E$23]" office:value-type="float" office:value="2122" calcext:value-type="float">
            <text:p>2122</text:p>
          </table:table-cell>
          <table:table-cell table:formula="of:=[.DJ16]+1/[.$E$23]" office:value-type="float" office:value="2123" calcext:value-type="float">
            <text:p>2123</text:p>
          </table:table-cell>
          <table:table-cell table:formula="of:=[.DK16]+1/[.$E$23]" office:value-type="float" office:value="2124" calcext:value-type="float">
            <text:p>2124</text:p>
          </table:table-cell>
          <table:table-cell table:formula="of:=[.DL16]+1/[.$E$23]" office:value-type="float" office:value="2125" calcext:value-type="float">
            <text:p>2125</text:p>
          </table:table-cell>
          <table:table-cell table:formula="of:=[.DM16]+1/[.$E$23]" office:value-type="float" office:value="2126" calcext:value-type="float">
            <text:p>2126</text:p>
          </table:table-cell>
          <table:table-cell table:formula="of:=[.DN16]+1/[.$E$23]" office:value-type="float" office:value="2127" calcext:value-type="float">
            <text:p>2127</text:p>
          </table:table-cell>
          <table:table-cell table:formula="of:=[.DO16]+1/[.$E$23]" office:value-type="float" office:value="2128" calcext:value-type="float">
            <text:p>2128</text:p>
          </table:table-cell>
          <table:table-cell table:formula="of:=[.DP16]+1/[.$E$23]" office:value-type="float" office:value="2129" calcext:value-type="float">
            <text:p>2129</text:p>
          </table:table-cell>
          <table:table-cell table:formula="of:=[.DQ16]+1/[.$E$23]" office:value-type="float" office:value="2130" calcext:value-type="float">
            <text:p>2130</text:p>
          </table:table-cell>
          <table:table-cell table:formula="of:=[.DR16]+1/[.$E$23]" office:value-type="float" office:value="2131" calcext:value-type="float">
            <text:p>2131</text:p>
          </table:table-cell>
          <table:table-cell table:formula="of:=[.DS16]+1/[.$E$23]" office:value-type="float" office:value="2132" calcext:value-type="float">
            <text:p>2132</text:p>
          </table:table-cell>
          <table:table-cell table:formula="of:=[.DT16]+1/[.$E$23]" office:value-type="float" office:value="2133" calcext:value-type="float">
            <text:p>2133</text:p>
          </table:table-cell>
          <table:table-cell table:formula="of:=[.DU16]+1/[.$E$23]" office:value-type="float" office:value="2134" calcext:value-type="float">
            <text:p>2134</text:p>
          </table:table-cell>
          <table:table-cell table:formula="of:=[.DV16]+1/[.$E$23]" office:value-type="float" office:value="2135" calcext:value-type="float">
            <text:p>2135</text:p>
          </table:table-cell>
          <table:table-cell table:formula="of:=[.DW16]+1/[.$E$23]" office:value-type="float" office:value="2136" calcext:value-type="float">
            <text:p>2136</text:p>
          </table:table-cell>
          <table:table-cell table:formula="of:=[.DX16]+1/[.$E$23]" office:value-type="float" office:value="2137" calcext:value-type="float">
            <text:p>2137</text:p>
          </table:table-cell>
          <table:table-cell table:formula="of:=[.DY16]+1/[.$E$23]" office:value-type="float" office:value="2138" calcext:value-type="float">
            <text:p>2138</text:p>
          </table:table-cell>
          <table:table-cell table:formula="of:=[.DZ16]+1/[.$E$23]" office:value-type="float" office:value="2139" calcext:value-type="float">
            <text:p>2139</text:p>
          </table:table-cell>
          <table:table-cell table:formula="of:=[.EA16]+1/[.$E$23]" office:value-type="float" office:value="2140" calcext:value-type="float">
            <text:p>2140</text:p>
          </table:table-cell>
          <table:table-cell table:formula="of:=[.EB16]+1/[.$E$23]" office:value-type="float" office:value="2141" calcext:value-type="float">
            <text:p>2141</text:p>
          </table:table-cell>
          <table:table-cell table:formula="of:=[.EC16]+1/[.$E$23]" office:value-type="float" office:value="2142" calcext:value-type="float">
            <text:p>2142</text:p>
          </table:table-cell>
          <table:table-cell table:formula="of:=[.ED16]+1/[.$E$23]" office:value-type="float" office:value="2143" calcext:value-type="float">
            <text:p>2143</text:p>
          </table:table-cell>
          <table:table-cell table:formula="of:=[.EE16]+1/[.$E$23]" office:value-type="float" office:value="2144" calcext:value-type="float">
            <text:p>2144</text:p>
          </table:table-cell>
          <table:table-cell table:formula="of:=[.EF16]+1/[.$E$23]" office:value-type="float" office:value="2145" calcext:value-type="float">
            <text:p>2145</text:p>
          </table:table-cell>
          <table:table-cell table:formula="of:=[.EG16]+1/[.$E$23]" office:value-type="float" office:value="2146" calcext:value-type="float">
            <text:p>2146</text:p>
          </table:table-cell>
          <table:table-cell table:formula="of:=[.EH16]+1/[.$E$23]" office:value-type="float" office:value="2147" calcext:value-type="float">
            <text:p>2147</text:p>
          </table:table-cell>
          <table:table-cell table:formula="of:=[.EI16]+1/[.$E$23]" office:value-type="float" office:value="2148" calcext:value-type="float">
            <text:p>2148</text:p>
          </table:table-cell>
          <table:table-cell table:formula="of:=[.EJ16]+1/[.$E$23]" office:value-type="float" office:value="2149" calcext:value-type="float">
            <text:p>2149</text:p>
          </table:table-cell>
          <table:table-cell table:formula="of:=[.EK16]+1/[.$E$23]" office:value-type="float" office:value="2150" calcext:value-type="float">
            <text:p>2150</text:p>
          </table:table-cell>
          <table:table-cell table:formula="of:=[.EL16]+1/[.$E$23]" office:value-type="float" office:value="2151" calcext:value-type="float">
            <text:p>2151</text:p>
          </table:table-cell>
          <table:table-cell table:formula="of:=[.EM16]+1/[.$E$23]" office:value-type="float" office:value="2152" calcext:value-type="float">
            <text:p>2152</text:p>
          </table:table-cell>
          <table:table-cell table:formula="of:=[.EN16]+1/[.$E$23]" office:value-type="float" office:value="2153" calcext:value-type="float">
            <text:p>2153</text:p>
          </table:table-cell>
          <table:table-cell table:formula="of:=[.EO16]+1/[.$E$23]" office:value-type="float" office:value="2154" calcext:value-type="float">
            <text:p>2154</text:p>
          </table:table-cell>
          <table:table-cell table:formula="of:=[.EP16]+1/[.$E$23]" office:value-type="float" office:value="2155" calcext:value-type="float">
            <text:p>2155</text:p>
          </table:table-cell>
          <table:table-cell table:formula="of:=[.EQ16]+1/[.$E$23]" office:value-type="float" office:value="2156" calcext:value-type="float">
            <text:p>2156</text:p>
          </table:table-cell>
          <table:table-cell table:formula="of:=[.ER16]+1/[.$E$23]" office:value-type="float" office:value="2157" calcext:value-type="float">
            <text:p>2157</text:p>
          </table:table-cell>
          <table:table-cell table:formula="of:=[.ES16]+1/[.$E$23]" office:value-type="float" office:value="2158" calcext:value-type="float">
            <text:p>2158</text:p>
          </table:table-cell>
          <table:table-cell table:formula="of:=[.ET16]+1/[.$E$23]" office:value-type="float" office:value="2159" calcext:value-type="float">
            <text:p>2159</text:p>
          </table:table-cell>
          <table:table-cell table:formula="of:=[.EU16]+1/[.$E$23]" office:value-type="float" office:value="2160" calcext:value-type="float">
            <text:p>2160</text:p>
          </table:table-cell>
          <table:table-cell table:formula="of:=[.EV16]+1/[.$E$23]" office:value-type="float" office:value="2161" calcext:value-type="float">
            <text:p>2161</text:p>
          </table:table-cell>
          <table:table-cell table:formula="of:=[.EW16]+1/[.$E$23]" office:value-type="float" office:value="2162" calcext:value-type="float">
            <text:p>2162</text:p>
          </table:table-cell>
          <table:table-cell table:formula="of:=[.EX16]+1/[.$E$23]" office:value-type="float" office:value="2163" calcext:value-type="float">
            <text:p>2163</text:p>
          </table:table-cell>
          <table:table-cell table:formula="of:=[.EY16]+1/[.$E$23]" office:value-type="float" office:value="2164" calcext:value-type="float">
            <text:p>2164</text:p>
          </table:table-cell>
          <table:table-cell table:formula="of:=[.EZ16]+1/[.$E$23]" office:value-type="float" office:value="2165" calcext:value-type="float">
            <text:p>2165</text:p>
          </table:table-cell>
          <table:table-cell table:formula="of:=[.FA16]+1/[.$E$23]" office:value-type="float" office:value="2166" calcext:value-type="float">
            <text:p>2166</text:p>
          </table:table-cell>
          <table:table-cell table:formula="of:=[.FB16]+1/[.$E$23]" office:value-type="float" office:value="2167" calcext:value-type="float">
            <text:p>2167</text:p>
          </table:table-cell>
          <table:table-cell table:formula="of:=[.FC16]+1/[.$E$23]" office:value-type="float" office:value="2168" calcext:value-type="float">
            <text:p>2168</text:p>
          </table:table-cell>
          <table:table-cell table:formula="of:=[.FD16]+1/[.$E$23]" office:value-type="float" office:value="2169" calcext:value-type="float">
            <text:p>2169</text:p>
          </table:table-cell>
          <table:table-cell table:formula="of:=[.FE16]+1/[.$E$23]" office:value-type="float" office:value="2170" calcext:value-type="float">
            <text:p>2170</text:p>
          </table:table-cell>
          <table:table-cell table:formula="of:=[.FF16]+1/[.$E$23]" office:value-type="float" office:value="2171" calcext:value-type="float">
            <text:p>2171</text:p>
          </table:table-cell>
          <table:table-cell table:formula="of:=[.FG16]+1/[.$E$23]" office:value-type="float" office:value="2172" calcext:value-type="float">
            <text:p>2172</text:p>
          </table:table-cell>
          <table:table-cell table:formula="of:=[.FH16]+1/[.$E$23]" office:value-type="float" office:value="2173" calcext:value-type="float">
            <text:p>2173</text:p>
          </table:table-cell>
          <table:table-cell table:formula="of:=[.FI16]+1/[.$E$23]" office:value-type="float" office:value="2174" calcext:value-type="float">
            <text:p>2174</text:p>
          </table:table-cell>
          <table:table-cell table:formula="of:=[.FJ16]+1/[.$E$23]" office:value-type="float" office:value="2175" calcext:value-type="float">
            <text:p>2175</text:p>
          </table:table-cell>
          <table:table-cell table:formula="of:=[.FK16]+1/[.$E$23]" office:value-type="float" office:value="2176" calcext:value-type="float">
            <text:p>2176</text:p>
          </table:table-cell>
          <table:table-cell table:formula="of:=[.FL16]+1/[.$E$23]" office:value-type="float" office:value="2177" calcext:value-type="float">
            <text:p>2177</text:p>
          </table:table-cell>
          <table:table-cell table:formula="of:=[.FM16]+1/[.$E$23]" office:value-type="float" office:value="2178" calcext:value-type="float">
            <text:p>2178</text:p>
          </table:table-cell>
          <table:table-cell table:formula="of:=[.FN16]+1/[.$E$23]" office:value-type="float" office:value="2179" calcext:value-type="float">
            <text:p>2179</text:p>
          </table:table-cell>
          <table:table-cell table:formula="of:=[.FO16]+1/[.$E$23]" office:value-type="float" office:value="2180" calcext:value-type="float">
            <text:p>2180</text:p>
          </table:table-cell>
          <table:table-cell table:formula="of:=[.FP16]+1/[.$E$23]" office:value-type="float" office:value="2181" calcext:value-type="float">
            <text:p>2181</text:p>
          </table:table-cell>
          <table:table-cell table:formula="of:=[.FQ16]+1/[.$E$23]" office:value-type="float" office:value="2182" calcext:value-type="float">
            <text:p>2182</text:p>
          </table:table-cell>
          <table:table-cell table:formula="of:=[.FR16]+1/[.$E$23]" office:value-type="float" office:value="2183" calcext:value-type="float">
            <text:p>2183</text:p>
          </table:table-cell>
          <table:table-cell table:formula="of:=[.FS16]+1/[.$E$23]" office:value-type="float" office:value="2184" calcext:value-type="float">
            <text:p>2184</text:p>
          </table:table-cell>
          <table:table-cell table:formula="of:=[.FT16]+1/[.$E$23]" office:value-type="float" office:value="2185" calcext:value-type="float">
            <text:p>2185</text:p>
          </table:table-cell>
          <table:table-cell table:formula="of:=[.FU16]+1/[.$E$23]" office:value-type="float" office:value="2186" calcext:value-type="float">
            <text:p>2186</text:p>
          </table:table-cell>
          <table:table-cell table:formula="of:=[.FV16]+1/[.$E$23]" office:value-type="float" office:value="2187" calcext:value-type="float">
            <text:p>2187</text:p>
          </table:table-cell>
          <table:table-cell table:formula="of:=[.FW16]+1/[.$E$23]" office:value-type="float" office:value="2188" calcext:value-type="float">
            <text:p>2188</text:p>
          </table:table-cell>
          <table:table-cell table:formula="of:=[.FX16]+1/[.$E$23]" office:value-type="float" office:value="2189" calcext:value-type="float">
            <text:p>2189</text:p>
          </table:table-cell>
          <table:table-cell table:formula="of:=[.FY16]+1/[.$E$23]" office:value-type="float" office:value="2190" calcext:value-type="float">
            <text:p>2190</text:p>
          </table:table-cell>
          <table:table-cell table:formula="of:=[.FZ16]+1/[.$E$23]" office:value-type="float" office:value="2191" calcext:value-type="float">
            <text:p>2191</text:p>
          </table:table-cell>
          <table:table-cell table:formula="of:=[.GA16]+1/[.$E$23]" office:value-type="float" office:value="2192" calcext:value-type="float">
            <text:p>2192</text:p>
          </table:table-cell>
          <table:table-cell table:formula="of:=[.GB16]+1/[.$E$23]" office:value-type="float" office:value="2193" calcext:value-type="float">
            <text:p>2193</text:p>
          </table:table-cell>
          <table:table-cell table:formula="of:=[.GC16]+1/[.$E$23]" office:value-type="float" office:value="2194" calcext:value-type="float">
            <text:p>2194</text:p>
          </table:table-cell>
          <table:table-cell table:formula="of:=[.GD16]+1/[.$E$23]" office:value-type="float" office:value="2195" calcext:value-type="float">
            <text:p>2195</text:p>
          </table:table-cell>
          <table:table-cell table:formula="of:=[.GE16]+1/[.$E$23]" office:value-type="float" office:value="2196" calcext:value-type="float">
            <text:p>2196</text:p>
          </table:table-cell>
          <table:table-cell table:formula="of:=[.GF16]+1/[.$E$23]" office:value-type="float" office:value="2197" calcext:value-type="float">
            <text:p>2197</text:p>
          </table:table-cell>
          <table:table-cell table:formula="of:=[.GG16]+1/[.$E$23]" office:value-type="float" office:value="2198" calcext:value-type="float">
            <text:p>2198</text:p>
          </table:table-cell>
          <table:table-cell table:formula="of:=[.GH16]+1/[.$E$23]" office:value-type="float" office:value="2199" calcext:value-type="float">
            <text:p>2199</text:p>
          </table:table-cell>
          <table:table-cell table:formula="of:=[.GI16]+1/[.$E$23]" office:value-type="float" office:value="2200" calcext:value-type="float">
            <text:p>2200</text:p>
          </table:table-cell>
          <table:table-cell table:formula="of:=[.GJ16]+1/[.$E$23]" office:value-type="float" office:value="2201" calcext:value-type="float">
            <text:p>2201</text:p>
          </table:table-cell>
          <table:table-cell table:formula="of:=[.GK16]+1/[.$E$23]" office:value-type="float" office:value="2202" calcext:value-type="float">
            <text:p>2202</text:p>
          </table:table-cell>
          <table:table-cell table:formula="of:=[.GL16]+1/[.$E$23]" office:value-type="float" office:value="2203" calcext:value-type="float">
            <text:p>2203</text:p>
          </table:table-cell>
          <table:table-cell table:formula="of:=[.GM16]+1/[.$E$23]" office:value-type="float" office:value="2204" calcext:value-type="float">
            <text:p>2204</text:p>
          </table:table-cell>
          <table:table-cell table:formula="of:=[.GN16]+1/[.$E$23]" office:value-type="float" office:value="2205" calcext:value-type="float">
            <text:p>2205</text:p>
          </table:table-cell>
          <table:table-cell table:formula="of:=[.GO16]+1/[.$E$23]" office:value-type="float" office:value="2206" calcext:value-type="float">
            <text:p>2206</text:p>
          </table:table-cell>
          <table:table-cell table:formula="of:=[.GP16]+1/[.$E$23]" office:value-type="float" office:value="2207" calcext:value-type="float">
            <text:p>2207</text:p>
          </table:table-cell>
          <table:table-cell table:formula="of:=[.GQ16]+1/[.$E$23]" office:value-type="float" office:value="2208" calcext:value-type="float">
            <text:p>2208</text:p>
          </table:table-cell>
          <table:table-cell table:formula="of:=[.GR16]+1/[.$E$23]" office:value-type="float" office:value="2209" calcext:value-type="float">
            <text:p>2209</text:p>
          </table:table-cell>
          <table:table-cell table:formula="of:=[.GS16]+1/[.$E$23]" office:value-type="float" office:value="2210" calcext:value-type="float">
            <text:p>2210</text:p>
          </table:table-cell>
          <table:table-cell table:formula="of:=[.GT16]+1/[.$E$23]" office:value-type="float" office:value="2211" calcext:value-type="float">
            <text:p>2211</text:p>
          </table:table-cell>
          <table:table-cell table:formula="of:=[.GU16]+1/[.$E$23]" office:value-type="float" office:value="2212" calcext:value-type="float">
            <text:p>2212</text:p>
          </table:table-cell>
          <table:table-cell table:formula="of:=[.GV16]+1/[.$E$23]" office:value-type="float" office:value="2213" calcext:value-type="float">
            <text:p>2213</text:p>
          </table:table-cell>
          <table:table-cell table:formula="of:=[.GW16]+1/[.$E$23]" office:value-type="float" office:value="2214" calcext:value-type="float">
            <text:p>2214</text:p>
          </table:table-cell>
          <table:table-cell table:formula="of:=[.GX16]+1/[.$E$23]" office:value-type="float" office:value="2215" calcext:value-type="float">
            <text:p>2215</text:p>
          </table:table-cell>
          <table:table-cell table:formula="of:=[.GY16]+1/[.$E$23]" office:value-type="float" office:value="2216" calcext:value-type="float">
            <text:p>2216</text:p>
          </table:table-cell>
          <table:table-cell table:formula="of:=[.GZ16]+1/[.$E$23]" office:value-type="float" office:value="2217" calcext:value-type="float">
            <text:p>2217</text:p>
          </table:table-cell>
          <table:table-cell table:formula="of:=[.HA16]+1/[.$E$23]" office:value-type="float" office:value="2218" calcext:value-type="float">
            <text:p>2218</text:p>
          </table:table-cell>
          <table:table-cell table:formula="of:=[.HB16]+1/[.$E$23]" office:value-type="float" office:value="2219" calcext:value-type="float">
            <text:p>2219</text:p>
          </table:table-cell>
          <table:table-cell table:formula="of:=[.HC16]+1/[.$E$23]" office:value-type="float" office:value="2220" calcext:value-type="float">
            <text:p>2220</text:p>
          </table:table-cell>
          <table:table-cell table:formula="of:=[.HD16]+1/[.$E$23]" office:value-type="float" office:value="2221" calcext:value-type="float">
            <text:p>2221</text:p>
          </table:table-cell>
          <table:table-cell table:formula="of:=[.HE16]+1/[.$E$23]" office:value-type="float" office:value="2222" calcext:value-type="float">
            <text:p>2222</text:p>
          </table:table-cell>
          <table:table-cell table:formula="of:=[.HF16]+1/[.$E$23]" office:value-type="float" office:value="2223" calcext:value-type="float">
            <text:p>2223</text:p>
          </table:table-cell>
          <table:table-cell table:formula="of:=[.HG16]+1/[.$E$23]" office:value-type="float" office:value="2224" calcext:value-type="float">
            <text:p>2224</text:p>
          </table:table-cell>
          <table:table-cell table:formula="of:=[.HH16]+1/[.$E$23]" office:value-type="float" office:value="2225" calcext:value-type="float">
            <text:p>2225</text:p>
          </table:table-cell>
          <table:table-cell table:formula="of:=[.HI16]+1/[.$E$23]" office:value-type="float" office:value="2226" calcext:value-type="float">
            <text:p>2226</text:p>
          </table:table-cell>
          <table:table-cell table:formula="of:=[.HJ16]+1/[.$E$23]" office:value-type="float" office:value="2227" calcext:value-type="float">
            <text:p>2227</text:p>
          </table:table-cell>
          <table:table-cell table:formula="of:=[.HK16]+1/[.$E$23]" office:value-type="float" office:value="2228" calcext:value-type="float">
            <text:p>2228</text:p>
          </table:table-cell>
          <table:table-cell table:formula="of:=[.HL16]+1/[.$E$23]" office:value-type="float" office:value="2229" calcext:value-type="float">
            <text:p>2229</text:p>
          </table:table-cell>
          <table:table-cell table:formula="of:=[.HM16]+1/[.$E$23]" office:value-type="float" office:value="2230" calcext:value-type="float">
            <text:p>2230</text:p>
          </table:table-cell>
          <table:table-cell table:formula="of:=[.HN16]+1/[.$E$23]" office:value-type="float" office:value="2231" calcext:value-type="float">
            <text:p>2231</text:p>
          </table:table-cell>
          <table:table-cell table:formula="of:=[.HO16]+1/[.$E$23]" office:value-type="float" office:value="2232" calcext:value-type="float">
            <text:p>2232</text:p>
          </table:table-cell>
          <table:table-cell table:formula="of:=[.HP16]+1/[.$E$23]" office:value-type="float" office:value="2233" calcext:value-type="float">
            <text:p>2233</text:p>
          </table:table-cell>
          <table:table-cell table:formula="of:=[.HQ16]+1/[.$E$23]" office:value-type="float" office:value="2234" calcext:value-type="float">
            <text:p>2234</text:p>
          </table:table-cell>
          <table:table-cell table:formula="of:=[.HR16]+1/[.$E$23]" office:value-type="float" office:value="2235" calcext:value-type="float">
            <text:p>2235</text:p>
          </table:table-cell>
          <table:table-cell table:formula="of:=[.HS16]+1/[.$E$23]" office:value-type="float" office:value="2236" calcext:value-type="float">
            <text:p>2236</text:p>
          </table:table-cell>
          <table:table-cell table:formula="of:=[.HT16]+1/[.$E$23]" office:value-type="float" office:value="2237" calcext:value-type="float">
            <text:p>2237</text:p>
          </table:table-cell>
          <table:table-cell table:formula="of:=[.HU16]+1/[.$E$23]" office:value-type="float" office:value="2238" calcext:value-type="float">
            <text:p>2238</text:p>
          </table:table-cell>
          <table:table-cell table:formula="of:=[.HV16]+1/[.$E$23]" office:value-type="float" office:value="2239" calcext:value-type="float">
            <text:p>2239</text:p>
          </table:table-cell>
          <table:table-cell table:formula="of:=[.HW16]+1/[.$E$23]" office:value-type="float" office:value="2240" calcext:value-type="float">
            <text:p>2240</text:p>
          </table:table-cell>
          <table:table-cell table:formula="of:=[.HX16]+1/[.$E$23]" office:value-type="float" office:value="2241" calcext:value-type="float">
            <text:p>2241</text:p>
          </table:table-cell>
          <table:table-cell table:formula="of:=[.HY16]+1/[.$E$23]" office:value-type="float" office:value="2242" calcext:value-type="float">
            <text:p>2242</text:p>
          </table:table-cell>
          <table:table-cell table:formula="of:=[.HZ16]+1/[.$E$23]" office:value-type="float" office:value="2243" calcext:value-type="float">
            <text:p>2243</text:p>
          </table:table-cell>
          <table:table-cell table:formula="of:=[.IA16]+1/[.$E$23]" office:value-type="float" office:value="2244" calcext:value-type="float">
            <text:p>2244</text:p>
          </table:table-cell>
          <table:table-cell table:formula="of:=[.IB16]+1/[.$E$23]" office:value-type="float" office:value="2245" calcext:value-type="float">
            <text:p>2245</text:p>
          </table:table-cell>
          <table:table-cell table:formula="of:=[.IC16]+1/[.$E$23]" office:value-type="float" office:value="2246" calcext:value-type="float">
            <text:p>2246</text:p>
          </table:table-cell>
          <table:table-cell table:formula="of:=[.ID16]+1/[.$E$23]" office:value-type="float" office:value="2247" calcext:value-type="float">
            <text:p>2247</text:p>
          </table:table-cell>
          <table:table-cell table:formula="of:=[.IE16]+1/[.$E$23]" office:value-type="float" office:value="2248" calcext:value-type="float">
            <text:p>2248</text:p>
          </table:table-cell>
          <table:table-cell table:formula="of:=[.IF16]+1/[.$E$23]" office:value-type="float" office:value="2249" calcext:value-type="float">
            <text:p>2249</text:p>
          </table:table-cell>
          <table:table-cell table:formula="of:=[.IG16]+1/[.$E$23]" office:value-type="float" office:value="2250" calcext:value-type="float">
            <text:p>2250</text:p>
          </table:table-cell>
          <table:table-cell table:formula="of:=[.IH16]+1/[.$E$23]" office:value-type="float" office:value="2251" calcext:value-type="float">
            <text:p>2251</text:p>
          </table:table-cell>
          <table:table-cell table:formula="of:=[.II16]+1/[.$E$23]" office:value-type="float" office:value="2252" calcext:value-type="float">
            <text:p>2252</text:p>
          </table:table-cell>
          <table:table-cell table:formula="of:=[.IJ16]+1/[.$E$23]" office:value-type="float" office:value="2253" calcext:value-type="float">
            <text:p>2253</text:p>
          </table:table-cell>
          <table:table-cell table:formula="of:=[.IK16]+1/[.$E$23]" office:value-type="float" office:value="2254" calcext:value-type="float">
            <text:p>2254</text:p>
          </table:table-cell>
          <table:table-cell table:formula="of:=[.IL16]+1/[.$E$23]" office:value-type="float" office:value="2255" calcext:value-type="float">
            <text:p>2255</text:p>
          </table:table-cell>
          <table:table-cell table:formula="of:=[.IM16]+1/[.$E$23]" office:value-type="float" office:value="2256" calcext:value-type="float">
            <text:p>2256</text:p>
          </table:table-cell>
          <table:table-cell table:formula="of:=[.IN16]+1/[.$E$23]" office:value-type="float" office:value="2257" calcext:value-type="float">
            <text:p>2257</text:p>
          </table:table-cell>
          <table:table-cell table:formula="of:=[.IO16]+1/[.$E$23]" office:value-type="float" office:value="2258" calcext:value-type="float">
            <text:p>2258</text:p>
          </table:table-cell>
          <table:table-cell table:formula="of:=[.IP16]+1/[.$E$23]" office:value-type="float" office:value="2259" calcext:value-type="float">
            <text:p>2259</text:p>
          </table:table-cell>
          <table:table-cell table:formula="of:=[.IQ16]+1/[.$E$23]" office:value-type="float" office:value="2260" calcext:value-type="float">
            <text:p>2260</text:p>
          </table:table-cell>
          <table:table-cell table:formula="of:=[.IR16]+1/[.$E$23]" office:value-type="float" office:value="2261" calcext:value-type="float">
            <text:p>2261</text:p>
          </table:table-cell>
          <table:table-cell table:formula="of:=[.IS16]+1/[.$E$23]" office:value-type="float" office:value="2262" calcext:value-type="float">
            <text:p>2262</text:p>
          </table:table-cell>
          <table:table-cell table:formula="of:=[.IT16]+1/[.$E$23]" office:value-type="float" office:value="2263" calcext:value-type="float">
            <text:p>2263</text:p>
          </table:table-cell>
          <table:table-cell table:formula="of:=[.IU16]+1/[.$E$23]" office:value-type="float" office:value="2264" calcext:value-type="float">
            <text:p>2264</text:p>
          </table:table-cell>
          <table:table-cell table:formula="of:=[.IV16]+1/[.$E$23]" office:value-type="float" office:value="2265" calcext:value-type="float">
            <text:p>2265</text:p>
          </table:table-cell>
          <table:table-cell table:formula="of:=[.IW16]+1/[.$E$23]" office:value-type="float" office:value="2266" calcext:value-type="float">
            <text:p>2266</text:p>
          </table:table-cell>
          <table:table-cell table:formula="of:=[.IX16]+1/[.$E$23]" office:value-type="float" office:value="2267" calcext:value-type="float">
            <text:p>2267</text:p>
          </table:table-cell>
          <table:table-cell table:formula="of:=[.IY16]+1/[.$E$23]" office:value-type="float" office:value="2268" calcext:value-type="float">
            <text:p>2268</text:p>
          </table:table-cell>
          <table:table-cell table:formula="of:=[.IZ16]+1/[.$E$23]" office:value-type="float" office:value="2269" calcext:value-type="float">
            <text:p>2269</text:p>
          </table:table-cell>
          <table:table-cell table:formula="of:=[.JA16]+1/[.$E$23]" office:value-type="float" office:value="2270" calcext:value-type="float">
            <text:p>2270</text:p>
          </table:table-cell>
          <table:table-cell table:formula="of:=[.JB16]+1/[.$E$23]" office:value-type="float" office:value="2271" calcext:value-type="float">
            <text:p>2271</text:p>
          </table:table-cell>
          <table:table-cell table:formula="of:=[.JC16]+1/[.$E$23]" office:value-type="float" office:value="2272" calcext:value-type="float">
            <text:p>2272</text:p>
          </table:table-cell>
          <table:table-cell table:formula="of:=[.JD16]+1/[.$E$23]" office:value-type="float" office:value="2273" calcext:value-type="float">
            <text:p>2273</text:p>
          </table:table-cell>
          <table:table-cell table:formula="of:=[.JE16]+1/[.$E$23]" office:value-type="float" office:value="2274" calcext:value-type="float">
            <text:p>2274</text:p>
          </table:table-cell>
          <table:table-cell table:formula="of:=[.JF16]+1/[.$E$23]" office:value-type="float" office:value="2275" calcext:value-type="float">
            <text:p>2275</text:p>
          </table:table-cell>
          <table:table-cell table:formula="of:=[.JG16]+1/[.$E$23]" office:value-type="float" office:value="2276" calcext:value-type="float">
            <text:p>2276</text:p>
          </table:table-cell>
          <table:table-cell table:formula="of:=[.JH16]+1/[.$E$23]" office:value-type="float" office:value="2277" calcext:value-type="float">
            <text:p>2277</text:p>
          </table:table-cell>
          <table:table-cell table:formula="of:=[.JI16]+1/[.$E$23]" office:value-type="float" office:value="2278" calcext:value-type="float">
            <text:p>2278</text:p>
          </table:table-cell>
          <table:table-cell table:formula="of:=[.JJ16]+1/[.$E$23]" office:value-type="float" office:value="2279" calcext:value-type="float">
            <text:p>2279</text:p>
          </table:table-cell>
          <table:table-cell table:formula="of:=[.JK16]+1/[.$E$23]" office:value-type="float" office:value="2280" calcext:value-type="float">
            <text:p>2280</text:p>
          </table:table-cell>
          <table:table-cell table:formula="of:=[.JL16]+1/[.$E$23]" office:value-type="float" office:value="2281" calcext:value-type="float">
            <text:p>2281</text:p>
          </table:table-cell>
          <table:table-cell table:formula="of:=[.JM16]+1/[.$E$23]" office:value-type="float" office:value="2282" calcext:value-type="float">
            <text:p>2282</text:p>
          </table:table-cell>
          <table:table-cell table:formula="of:=[.JN16]+1/[.$E$23]" office:value-type="float" office:value="2283" calcext:value-type="float">
            <text:p>2283</text:p>
          </table:table-cell>
          <table:table-cell table:formula="of:=[.JO16]+1/[.$E$23]" office:value-type="float" office:value="2284" calcext:value-type="float">
            <text:p>2284</text:p>
          </table:table-cell>
          <table:table-cell table:formula="of:=[.JP16]+1/[.$E$23]" office:value-type="float" office:value="2285" calcext:value-type="float">
            <text:p>2285</text:p>
          </table:table-cell>
          <table:table-cell table:formula="of:=[.JQ16]+1/[.$E$23]" office:value-type="float" office:value="2286" calcext:value-type="float">
            <text:p>2286</text:p>
          </table:table-cell>
          <table:table-cell table:formula="of:=[.JR16]+1/[.$E$23]" office:value-type="float" office:value="2287" calcext:value-type="float">
            <text:p>2287</text:p>
          </table:table-cell>
          <table:table-cell table:formula="of:=[.JS16]+1/[.$E$23]" office:value-type="float" office:value="2288" calcext:value-type="float">
            <text:p>2288</text:p>
          </table:table-cell>
          <table:table-cell table:formula="of:=[.JT16]+1/[.$E$23]" office:value-type="float" office:value="2289" calcext:value-type="float">
            <text:p>2289</text:p>
          </table:table-cell>
          <table:table-cell table:formula="of:=[.JU16]+1/[.$E$23]" office:value-type="float" office:value="2290" calcext:value-type="float">
            <text:p>2290</text:p>
          </table:table-cell>
          <table:table-cell table:formula="of:=[.JV16]+1/[.$E$23]" office:value-type="float" office:value="2291" calcext:value-type="float">
            <text:p>2291</text:p>
          </table:table-cell>
          <table:table-cell table:formula="of:=[.JW16]+1/[.$E$23]" office:value-type="float" office:value="2292" calcext:value-type="float">
            <text:p>2292</text:p>
          </table:table-cell>
          <table:table-cell table:formula="of:=[.JX16]+1/[.$E$23]" office:value-type="float" office:value="2293" calcext:value-type="float">
            <text:p>2293</text:p>
          </table:table-cell>
          <table:table-cell table:formula="of:=[.JY16]+1/[.$E$23]" office:value-type="float" office:value="2294" calcext:value-type="float">
            <text:p>2294</text:p>
          </table:table-cell>
          <table:table-cell table:formula="of:=[.JZ16]+1/[.$E$23]" office:value-type="float" office:value="2295" calcext:value-type="float">
            <text:p>2295</text:p>
          </table:table-cell>
          <table:table-cell table:formula="of:=[.KA16]+1/[.$E$23]" office:value-type="float" office:value="2296" calcext:value-type="float">
            <text:p>2296</text:p>
          </table:table-cell>
          <table:table-cell table:formula="of:=[.KB16]+1/[.$E$23]" office:value-type="float" office:value="2297" calcext:value-type="float">
            <text:p>2297</text:p>
          </table:table-cell>
          <table:table-cell table:formula="of:=[.KC16]+1/[.$E$23]" office:value-type="float" office:value="2298" calcext:value-type="float">
            <text:p>2298</text:p>
          </table:table-cell>
          <table:table-cell table:formula="of:=[.KD16]+1/[.$E$23]" office:value-type="float" office:value="2299" calcext:value-type="float">
            <text:p>2299</text:p>
          </table:table-cell>
          <table:table-cell table:formula="of:=[.KE16]+1/[.$E$23]" office:value-type="float" office:value="2300" calcext:value-type="float">
            <text:p>2300</text:p>
          </table:table-cell>
          <table:table-cell table:formula="of:=[.KF16]+1/[.$E$23]" office:value-type="float" office:value="2301" calcext:value-type="float">
            <text:p>2301</text:p>
          </table:table-cell>
          <table:table-cell table:formula="of:=[.KG16]+1/[.$E$23]" office:value-type="float" office:value="2302" calcext:value-type="float">
            <text:p>2302</text:p>
          </table:table-cell>
          <table:table-cell table:formula="of:=[.KH16]+1/[.$E$23]" office:value-type="float" office:value="2303" calcext:value-type="float">
            <text:p>2303</text:p>
          </table:table-cell>
          <table:table-cell table:formula="of:=[.KI16]+1/[.$E$23]" office:value-type="float" office:value="2304" calcext:value-type="float">
            <text:p>2304</text:p>
          </table:table-cell>
          <table:table-cell table:formula="of:=[.KJ16]+1/[.$E$23]" office:value-type="float" office:value="2305" calcext:value-type="float">
            <text:p>2305</text:p>
          </table:table-cell>
          <table:table-cell table:formula="of:=[.KK16]+1/[.$E$23]" office:value-type="float" office:value="2306" calcext:value-type="float">
            <text:p>2306</text:p>
          </table:table-cell>
          <table:table-cell table:formula="of:=[.KL16]+1/[.$E$23]" office:value-type="float" office:value="2307" calcext:value-type="float">
            <text:p>2307</text:p>
          </table:table-cell>
          <table:table-cell table:formula="of:=[.KM16]+1/[.$E$23]" office:value-type="float" office:value="2308" calcext:value-type="float">
            <text:p>2308</text:p>
          </table:table-cell>
          <table:table-cell table:formula="of:=[.KN16]+1/[.$E$23]" office:value-type="float" office:value="2309" calcext:value-type="float">
            <text:p>2309</text:p>
          </table:table-cell>
          <table:table-cell table:formula="of:=[.KO16]+1/[.$E$23]" office:value-type="float" office:value="2310" calcext:value-type="float">
            <text:p>2310</text:p>
          </table:table-cell>
          <table:table-cell table:formula="of:=[.KP16]+1/[.$E$23]" office:value-type="float" office:value="2311" calcext:value-type="float">
            <text:p>2311</text:p>
          </table:table-cell>
          <table:table-cell table:formula="of:=[.KQ16]+1/[.$E$23]" office:value-type="float" office:value="2312" calcext:value-type="float">
            <text:p>2312</text:p>
          </table:table-cell>
          <table:table-cell table:formula="of:=[.KR16]+1/[.$E$23]" office:value-type="float" office:value="2313" calcext:value-type="float">
            <text:p>2313</text:p>
          </table:table-cell>
          <table:table-cell table:formula="of:=[.KS16]+1/[.$E$23]" office:value-type="float" office:value="2314" calcext:value-type="float">
            <text:p>2314</text:p>
          </table:table-cell>
          <table:table-cell table:formula="of:=[.KT16]+1/[.$E$23]" office:value-type="float" office:value="2315" calcext:value-type="float">
            <text:p>2315</text:p>
          </table:table-cell>
          <table:table-cell table:formula="of:=[.KU16]+1/[.$E$23]" office:value-type="float" office:value="2316" calcext:value-type="float">
            <text:p>2316</text:p>
          </table:table-cell>
          <table:table-cell table:formula="of:=[.KV16]+1/[.$E$23]" office:value-type="float" office:value="2317" calcext:value-type="float">
            <text:p>2317</text:p>
          </table:table-cell>
          <table:table-cell table:formula="of:=[.KW16]+1/[.$E$23]" office:value-type="float" office:value="2318" calcext:value-type="float">
            <text:p>2318</text:p>
          </table:table-cell>
          <table:table-cell table:formula="of:=[.KX16]+1/[.$E$23]" office:value-type="float" office:value="2319" calcext:value-type="float">
            <text:p>2319</text:p>
          </table:table-cell>
          <table:table-cell table:formula="of:=[.KY16]+1/[.$E$23]" office:value-type="float" office:value="2320" calcext:value-type="float">
            <text:p>2320</text:p>
          </table:table-cell>
          <table:table-cell table:formula="of:=[.KZ16]+1/[.$E$23]" office:value-type="float" office:value="2321" calcext:value-type="float">
            <text:p>2321</text:p>
          </table:table-cell>
          <table:table-cell table:formula="of:=[.LA16]+1/[.$E$23]" office:value-type="float" office:value="2322" calcext:value-type="float">
            <text:p>2322</text:p>
          </table:table-cell>
          <table:table-cell table:formula="of:=[.LB16]+1/[.$E$23]" office:value-type="float" office:value="2323" calcext:value-type="float">
            <text:p>2323</text:p>
          </table:table-cell>
          <table:table-cell table:formula="of:=[.LC16]+1/[.$E$23]" office:value-type="float" office:value="2324" calcext:value-type="float">
            <text:p>2324</text:p>
          </table:table-cell>
          <table:table-cell table:formula="of:=[.LD16]+1/[.$E$23]" office:value-type="float" office:value="2325" calcext:value-type="float">
            <text:p>2325</text:p>
          </table:table-cell>
          <table:table-cell table:formula="of:=[.LE16]+1/[.$E$23]" office:value-type="float" office:value="2326" calcext:value-type="float">
            <text:p>2326</text:p>
          </table:table-cell>
          <table:table-cell table:formula="of:=[.LF16]+1/[.$E$23]" office:value-type="float" office:value="2327" calcext:value-type="float">
            <text:p>2327</text:p>
          </table:table-cell>
          <table:table-cell table:formula="of:=[.LG16]+1/[.$E$23]" office:value-type="float" office:value="2328" calcext:value-type="float">
            <text:p>2328</text:p>
          </table:table-cell>
          <table:table-cell table:formula="of:=[.LH16]+1/[.$E$23]" office:value-type="float" office:value="2329" calcext:value-type="float">
            <text:p>2329</text:p>
          </table:table-cell>
          <table:table-cell table:formula="of:=[.LI16]+1/[.$E$23]" office:value-type="float" office:value="2330" calcext:value-type="float">
            <text:p>2330</text:p>
          </table:table-cell>
          <table:table-cell table:formula="of:=[.LJ16]+1/[.$E$23]" office:value-type="float" office:value="2331" calcext:value-type="float">
            <text:p>2331</text:p>
          </table:table-cell>
          <table:table-cell table:formula="of:=[.LK16]+1/[.$E$23]" office:value-type="float" office:value="2332" calcext:value-type="float">
            <text:p>2332</text:p>
          </table:table-cell>
          <table:table-cell table:formula="of:=[.LL16]+1/[.$E$23]" office:value-type="float" office:value="2333" calcext:value-type="float">
            <text:p>2333</text:p>
          </table:table-cell>
          <table:table-cell table:formula="of:=[.LM16]+1/[.$E$23]" office:value-type="float" office:value="2334" calcext:value-type="float">
            <text:p>2334</text:p>
          </table:table-cell>
          <table:table-cell table:formula="of:=[.LN16]+1/[.$E$23]" office:value-type="float" office:value="2335" calcext:value-type="float">
            <text:p>2335</text:p>
          </table:table-cell>
          <table:table-cell table:formula="of:=[.LO16]+1/[.$E$23]" office:value-type="float" office:value="2336" calcext:value-type="float">
            <text:p>2336</text:p>
          </table:table-cell>
          <table:table-cell table:formula="of:=[.LP16]+1/[.$E$23]" office:value-type="float" office:value="2337" calcext:value-type="float">
            <text:p>2337</text:p>
          </table:table-cell>
          <table:table-cell table:formula="of:=[.LQ16]+1/[.$E$23]" office:value-type="float" office:value="2338" calcext:value-type="float">
            <text:p>2338</text:p>
          </table:table-cell>
          <table:table-cell table:formula="of:=[.LR16]+1/[.$E$23]" office:value-type="float" office:value="2339" calcext:value-type="float">
            <text:p>2339</text:p>
          </table:table-cell>
          <table:table-cell table:formula="of:=[.LS16]+1/[.$E$23]" office:value-type="float" office:value="2340" calcext:value-type="float">
            <text:p>2340</text:p>
          </table:table-cell>
          <table:table-cell table:formula="of:=[.LT16]+1/[.$E$23]" office:value-type="float" office:value="2341" calcext:value-type="float">
            <text:p>2341</text:p>
          </table:table-cell>
          <table:table-cell table:formula="of:=[.LU16]+1/[.$E$23]" office:value-type="float" office:value="2342" calcext:value-type="float">
            <text:p>2342</text:p>
          </table:table-cell>
          <table:table-cell table:formula="of:=[.LV16]+1/[.$E$23]" office:value-type="float" office:value="2343" calcext:value-type="float">
            <text:p>2343</text:p>
          </table:table-cell>
          <table:table-cell table:formula="of:=[.LW16]+1/[.$E$23]" office:value-type="float" office:value="2344" calcext:value-type="float">
            <text:p>2344</text:p>
          </table:table-cell>
          <table:table-cell table:formula="of:=[.LX16]+1/[.$E$23]" office:value-type="float" office:value="2345" calcext:value-type="float">
            <text:p>2345</text:p>
          </table:table-cell>
          <table:table-cell table:formula="of:=[.LY16]+1/[.$E$23]" office:value-type="float" office:value="2346" calcext:value-type="float">
            <text:p>2346</text:p>
          </table:table-cell>
          <table:table-cell table:formula="of:=[.LZ16]+1/[.$E$23]" office:value-type="float" office:value="2347" calcext:value-type="float">
            <text:p>2347</text:p>
          </table:table-cell>
          <table:table-cell table:formula="of:=[.MA16]+1/[.$E$23]" office:value-type="float" office:value="2348" calcext:value-type="float">
            <text:p>2348</text:p>
          </table:table-cell>
          <table:table-cell table:formula="of:=[.MB16]+1/[.$E$23]" office:value-type="float" office:value="2349" calcext:value-type="float">
            <text:p>2349</text:p>
          </table:table-cell>
          <table:table-cell table:formula="of:=[.MC16]+1/[.$E$23]" office:value-type="float" office:value="2350" calcext:value-type="float">
            <text:p>2350</text:p>
          </table:table-cell>
          <table:table-cell table:formula="of:=[.MD16]+1/[.$E$23]" office:value-type="float" office:value="2351" calcext:value-type="float">
            <text:p>2351</text:p>
          </table:table-cell>
          <table:table-cell table:formula="of:=[.ME16]+1/[.$E$23]" office:value-type="float" office:value="2352" calcext:value-type="float">
            <text:p>2352</text:p>
          </table:table-cell>
          <table:table-cell table:formula="of:=[.MF16]+1/[.$E$23]" office:value-type="float" office:value="2353" calcext:value-type="float">
            <text:p>2353</text:p>
          </table:table-cell>
          <table:table-cell table:formula="of:=[.MG16]+1/[.$E$23]" office:value-type="float" office:value="2354" calcext:value-type="float">
            <text:p>2354</text:p>
          </table:table-cell>
          <table:table-cell table:formula="of:=[.MH16]+1/[.$E$23]" office:value-type="float" office:value="2355" calcext:value-type="float">
            <text:p>2355</text:p>
          </table:table-cell>
          <table:table-cell table:formula="of:=[.MI16]+1/[.$E$23]" office:value-type="float" office:value="2356" calcext:value-type="float">
            <text:p>2356</text:p>
          </table:table-cell>
          <table:table-cell table:formula="of:=[.MJ16]+1/[.$E$23]" office:value-type="float" office:value="2357" calcext:value-type="float">
            <text:p>2357</text:p>
          </table:table-cell>
          <table:table-cell table:formula="of:=[.MK16]+1/[.$E$23]" office:value-type="float" office:value="2358" calcext:value-type="float">
            <text:p>2358</text:p>
          </table:table-cell>
          <table:table-cell table:formula="of:=[.ML16]+1/[.$E$23]" office:value-type="float" office:value="2359" calcext:value-type="float">
            <text:p>2359</text:p>
          </table:table-cell>
          <table:table-cell table:formula="of:=[.MM16]+1/[.$E$23]" office:value-type="float" office:value="2360" calcext:value-type="float">
            <text:p>2360</text:p>
          </table:table-cell>
          <table:table-cell table:formula="of:=[.MN16]+1/[.$E$23]" office:value-type="float" office:value="2361" calcext:value-type="float">
            <text:p>2361</text:p>
          </table:table-cell>
          <table:table-cell table:formula="of:=[.MO16]+1/[.$E$23]" office:value-type="float" office:value="2362" calcext:value-type="float">
            <text:p>2362</text:p>
          </table:table-cell>
          <table:table-cell table:formula="of:=[.MP16]+1/[.$E$23]" office:value-type="float" office:value="2363" calcext:value-type="float">
            <text:p>2363</text:p>
          </table:table-cell>
          <table:table-cell table:formula="of:=[.MQ16]+1/[.$E$23]" office:value-type="float" office:value="2364" calcext:value-type="float">
            <text:p>2364</text:p>
          </table:table-cell>
          <table:table-cell table:formula="of:=[.MR16]+1/[.$E$23]" office:value-type="float" office:value="2365" calcext:value-type="float">
            <text:p>2365</text:p>
          </table:table-cell>
          <table:table-cell table:formula="of:=[.MS16]+1/[.$E$23]" office:value-type="float" office:value="2366" calcext:value-type="float">
            <text:p>2366</text:p>
          </table:table-cell>
          <table:table-cell table:formula="of:=[.MT16]+1/[.$E$23]" office:value-type="float" office:value="2367" calcext:value-type="float">
            <text:p>2367</text:p>
          </table:table-cell>
          <table:table-cell table:formula="of:=[.MU16]+1/[.$E$23]" office:value-type="float" office:value="2368" calcext:value-type="float">
            <text:p>2368</text:p>
          </table:table-cell>
          <table:table-cell table:formula="of:=[.MV16]+1/[.$E$23]" office:value-type="float" office:value="2369" calcext:value-type="float">
            <text:p>2369</text:p>
          </table:table-cell>
          <table:table-cell table:formula="of:=[.MW16]+1/[.$E$23]" office:value-type="float" office:value="2370" calcext:value-type="float">
            <text:p>2370</text:p>
          </table:table-cell>
          <table:table-cell table:formula="of:=[.MX16]+1/[.$E$23]" office:value-type="float" office:value="2371" calcext:value-type="float">
            <text:p>2371</text:p>
          </table:table-cell>
          <table:table-cell table:formula="of:=[.MY16]+1/[.$E$23]" office:value-type="float" office:value="2372" calcext:value-type="float">
            <text:p>2372</text:p>
          </table:table-cell>
          <table:table-cell table:formula="of:=[.MZ16]+1/[.$E$23]" office:value-type="float" office:value="2373" calcext:value-type="float">
            <text:p>2373</text:p>
          </table:table-cell>
          <table:table-cell table:formula="of:=[.NA16]+1/[.$E$23]" office:value-type="float" office:value="2374" calcext:value-type="float">
            <text:p>2374</text:p>
          </table:table-cell>
          <table:table-cell table:formula="of:=[.NB16]+1/[.$E$23]" office:value-type="float" office:value="2375" calcext:value-type="float">
            <text:p>2375</text:p>
          </table:table-cell>
          <table:table-cell table:formula="of:=[.NC16]+1/[.$E$23]" office:value-type="float" office:value="2376" calcext:value-type="float">
            <text:p>2376</text:p>
          </table:table-cell>
          <table:table-cell table:formula="of:=[.ND16]+1/[.$E$23]" office:value-type="float" office:value="2377" calcext:value-type="float">
            <text:p>2377</text:p>
          </table:table-cell>
          <table:table-cell table:formula="of:=[.NE16]+1/[.$E$23]" office:value-type="float" office:value="2378" calcext:value-type="float">
            <text:p>2378</text:p>
          </table:table-cell>
          <table:table-cell table:formula="of:=[.NF16]+1/[.$E$23]" office:value-type="float" office:value="2379" calcext:value-type="float">
            <text:p>2379</text:p>
          </table:table-cell>
          <table:table-cell table:formula="of:=[.NG16]+1/[.$E$23]" office:value-type="float" office:value="2380" calcext:value-type="float">
            <text:p>2380</text:p>
          </table:table-cell>
          <table:table-cell table:formula="of:=[.NH16]+1/[.$E$23]" office:value-type="float" office:value="2381" calcext:value-type="float">
            <text:p>2381</text:p>
          </table:table-cell>
          <table:table-cell table:formula="of:=[.NI16]+1/[.$E$23]" office:value-type="float" office:value="2382" calcext:value-type="float">
            <text:p>2382</text:p>
          </table:table-cell>
          <table:table-cell table:formula="of:=[.NJ16]+1/[.$E$23]" office:value-type="float" office:value="2383" calcext:value-type="float">
            <text:p>2383</text:p>
          </table:table-cell>
          <table:table-cell table:formula="of:=[.NK16]+1/[.$E$23]" office:value-type="float" office:value="2384" calcext:value-type="float">
            <text:p>2384</text:p>
          </table:table-cell>
          <table:table-cell table:formula="of:=[.NL16]+1/[.$E$23]" office:value-type="float" office:value="2385" calcext:value-type="float">
            <text:p>2385</text:p>
          </table:table-cell>
          <table:table-cell table:formula="of:=[.NM16]+1/[.$E$23]" office:value-type="float" office:value="2386" calcext:value-type="float">
            <text:p>2386</text:p>
          </table:table-cell>
          <table:table-cell table:formula="of:=[.NN16]+1/[.$E$23]" office:value-type="float" office:value="2387" calcext:value-type="float">
            <text:p>2387</text:p>
          </table:table-cell>
          <table:table-cell table:formula="of:=[.NO16]+1/[.$E$23]" office:value-type="float" office:value="2388" calcext:value-type="float">
            <text:p>2388</text:p>
          </table:table-cell>
          <table:table-cell table:formula="of:=[.NP16]+1/[.$E$23]" office:value-type="float" office:value="2389" calcext:value-type="float">
            <text:p>2389</text:p>
          </table:table-cell>
          <table:table-cell table:formula="of:=[.NQ16]+1/[.$E$23]" office:value-type="float" office:value="2390" calcext:value-type="float">
            <text:p>2390</text:p>
          </table:table-cell>
          <table:table-cell table:formula="of:=[.NR16]+1/[.$E$23]" office:value-type="float" office:value="2391" calcext:value-type="float">
            <text:p>2391</text:p>
          </table:table-cell>
          <table:table-cell table:formula="of:=[.NS16]+1/[.$E$23]" office:value-type="float" office:value="2392" calcext:value-type="float">
            <text:p>2392</text:p>
          </table:table-cell>
          <table:table-cell table:formula="of:=[.NT16]+1/[.$E$23]" office:value-type="float" office:value="2393" calcext:value-type="float">
            <text:p>2393</text:p>
          </table:table-cell>
          <table:table-cell table:formula="of:=[.NU16]+1/[.$E$23]" office:value-type="float" office:value="2394" calcext:value-type="float">
            <text:p>2394</text:p>
          </table:table-cell>
          <table:table-cell table:formula="of:=[.NV16]+1/[.$E$23]" office:value-type="float" office:value="2395" calcext:value-type="float">
            <text:p>2395</text:p>
          </table:table-cell>
          <table:table-cell table:formula="of:=[.NW16]+1/[.$E$23]" office:value-type="float" office:value="2396" calcext:value-type="float">
            <text:p>2396</text:p>
          </table:table-cell>
          <table:table-cell table:formula="of:=[.NX16]+1/[.$E$23]" office:value-type="float" office:value="2397" calcext:value-type="float">
            <text:p>2397</text:p>
          </table:table-cell>
          <table:table-cell table:formula="of:=[.NY16]+1/[.$E$23]" office:value-type="float" office:value="2398" calcext:value-type="float">
            <text:p>2398</text:p>
          </table:table-cell>
          <table:table-cell table:formula="of:=[.NZ16]+1/[.$E$23]" office:value-type="float" office:value="2399" calcext:value-type="float">
            <text:p>2399</text:p>
          </table:table-cell>
          <table:table-cell table:formula="of:=[.OA16]+1/[.$E$23]" office:value-type="float" office:value="2400" calcext:value-type="float">
            <text:p>2400</text:p>
          </table:table-cell>
          <table:table-cell table:formula="of:=[.OB16]+1/[.$E$23]" office:value-type="float" office:value="2401" calcext:value-type="float">
            <text:p>2401</text:p>
          </table:table-cell>
          <table:table-cell table:formula="of:=[.OC16]+1/[.$E$23]" office:value-type="float" office:value="2402" calcext:value-type="float">
            <text:p>2402</text:p>
          </table:table-cell>
          <table:table-cell table:formula="of:=[.OD16]+1/[.$E$23]" office:value-type="float" office:value="2403" calcext:value-type="float">
            <text:p>2403</text:p>
          </table:table-cell>
          <table:table-cell table:formula="of:=[.OE16]+1/[.$E$23]" office:value-type="float" office:value="2404" calcext:value-type="float">
            <text:p>2404</text:p>
          </table:table-cell>
          <table:table-cell table:formula="of:=[.OF16]+1/[.$E$23]" office:value-type="float" office:value="2405" calcext:value-type="float">
            <text:p>2405</text:p>
          </table:table-cell>
          <table:table-cell table:formula="of:=[.OG16]+1/[.$E$23]" office:value-type="float" office:value="2406" calcext:value-type="float">
            <text:p>2406</text:p>
          </table:table-cell>
          <table:table-cell table:formula="of:=[.OH16]+1/[.$E$23]" office:value-type="float" office:value="2407" calcext:value-type="float">
            <text:p>2407</text:p>
          </table:table-cell>
          <table:table-cell table:formula="of:=[.OI16]+1/[.$E$23]" office:value-type="float" office:value="2408" calcext:value-type="float">
            <text:p>2408</text:p>
          </table:table-cell>
          <table:table-cell table:formula="of:=[.OJ16]+1/[.$E$23]" office:value-type="float" office:value="2409" calcext:value-type="float">
            <text:p>2409</text:p>
          </table:table-cell>
          <table:table-cell table:formula="of:=[.OK16]+1/[.$E$23]" office:value-type="float" office:value="2410" calcext:value-type="float">
            <text:p>2410</text:p>
          </table:table-cell>
          <table:table-cell table:formula="of:=[.OL16]+1/[.$E$23]" office:value-type="float" office:value="2411" calcext:value-type="float">
            <text:p>2411</text:p>
          </table:table-cell>
          <table:table-cell table:formula="of:=[.OM16]+1/[.$E$23]" office:value-type="float" office:value="2412" calcext:value-type="float">
            <text:p>2412</text:p>
          </table:table-cell>
          <table:table-cell table:formula="of:=[.ON16]+1/[.$E$23]" office:value-type="float" office:value="2413" calcext:value-type="float">
            <text:p>2413</text:p>
          </table:table-cell>
          <table:table-cell table:formula="of:=[.OO16]+1/[.$E$23]" office:value-type="float" office:value="2414" calcext:value-type="float">
            <text:p>2414</text:p>
          </table:table-cell>
          <table:table-cell table:formula="of:=[.OP16]+1/[.$E$23]" office:value-type="float" office:value="2415" calcext:value-type="float">
            <text:p>2415</text:p>
          </table:table-cell>
          <table:table-cell table:formula="of:=[.OQ16]+1/[.$E$23]" office:value-type="float" office:value="2416" calcext:value-type="float">
            <text:p>2416</text:p>
          </table:table-cell>
          <table:table-cell table:formula="of:=[.OR16]+1/[.$E$23]" office:value-type="float" office:value="2417" calcext:value-type="float">
            <text:p>2417</text:p>
          </table:table-cell>
          <table:table-cell table:formula="of:=[.OS16]+1/[.$E$23]" office:value-type="float" office:value="2418" calcext:value-type="float">
            <text:p>2418</text:p>
          </table:table-cell>
          <table:table-cell table:formula="of:=[.OT16]+1/[.$E$23]" office:value-type="float" office:value="2419" calcext:value-type="float">
            <text:p>2419</text:p>
          </table:table-cell>
          <table:table-cell table:formula="of:=[.OU16]+1/[.$E$23]" office:value-type="float" office:value="2420" calcext:value-type="float">
            <text:p>2420</text:p>
          </table:table-cell>
          <table:table-cell table:formula="of:=[.OV16]+1/[.$E$23]" office:value-type="float" office:value="2421" calcext:value-type="float">
            <text:p>2421</text:p>
          </table:table-cell>
          <table:table-cell table:formula="of:=[.OW16]+1/[.$E$23]" office:value-type="float" office:value="2422" calcext:value-type="float">
            <text:p>2422</text:p>
          </table:table-cell>
          <table:table-cell table:formula="of:=[.OX16]+1/[.$E$23]" office:value-type="float" office:value="2423" calcext:value-type="float">
            <text:p>2423</text:p>
          </table:table-cell>
          <table:table-cell table:formula="of:=[.OY16]+1/[.$E$23]" office:value-type="float" office:value="2424" calcext:value-type="float">
            <text:p>2424</text:p>
          </table:table-cell>
          <table:table-cell table:formula="of:=[.OZ16]+1/[.$E$23]" office:value-type="float" office:value="2425" calcext:value-type="float">
            <text:p>2425</text:p>
          </table:table-cell>
          <table:table-cell table:formula="of:=[.PA16]+1/[.$E$23]" office:value-type="float" office:value="2426" calcext:value-type="float">
            <text:p>2426</text:p>
          </table:table-cell>
          <table:table-cell table:formula="of:=[.PB16]+1/[.$E$23]" office:value-type="float" office:value="2427" calcext:value-type="float">
            <text:p>2427</text:p>
          </table:table-cell>
          <table:table-cell table:formula="of:=[.PC16]+1/[.$E$23]" office:value-type="float" office:value="2428" calcext:value-type="float">
            <text:p>2428</text:p>
          </table:table-cell>
          <table:table-cell table:formula="of:=[.PD16]+1/[.$E$23]" office:value-type="float" office:value="2429" calcext:value-type="float">
            <text:p>2429</text:p>
          </table:table-cell>
          <table:table-cell table:formula="of:=[.PE16]+1/[.$E$23]" office:value-type="float" office:value="2430" calcext:value-type="float">
            <text:p>2430</text:p>
          </table:table-cell>
          <table:table-cell table:formula="of:=[.PF16]+1/[.$E$23]" office:value-type="float" office:value="2431" calcext:value-type="float">
            <text:p>2431</text:p>
          </table:table-cell>
          <table:table-cell table:formula="of:=[.PG16]+1/[.$E$23]" office:value-type="float" office:value="2432" calcext:value-type="float">
            <text:p>2432</text:p>
          </table:table-cell>
          <table:table-cell table:formula="of:=[.PH16]+1/[.$E$23]" office:value-type="float" office:value="2433" calcext:value-type="float">
            <text:p>2433</text:p>
          </table:table-cell>
          <table:table-cell table:formula="of:=[.PI16]+1/[.$E$23]" office:value-type="float" office:value="2434" calcext:value-type="float">
            <text:p>2434</text:p>
          </table:table-cell>
          <table:table-cell table:formula="of:=[.PJ16]+1/[.$E$23]" office:value-type="float" office:value="2435" calcext:value-type="float">
            <text:p>2435</text:p>
          </table:table-cell>
          <table:table-cell table:formula="of:=[.PK16]+1/[.$E$23]" office:value-type="float" office:value="2436" calcext:value-type="float">
            <text:p>2436</text:p>
          </table:table-cell>
          <table:table-cell table:formula="of:=[.PL16]+1/[.$E$23]" office:value-type="float" office:value="2437" calcext:value-type="float">
            <text:p>2437</text:p>
          </table:table-cell>
          <table:table-cell table:formula="of:=[.PM16]+1/[.$E$23]" office:value-type="float" office:value="2438" calcext:value-type="float">
            <text:p>2438</text:p>
          </table:table-cell>
          <table:table-cell table:formula="of:=[.PN16]+1/[.$E$23]" office:value-type="float" office:value="2439" calcext:value-type="float">
            <text:p>2439</text:p>
          </table:table-cell>
          <table:table-cell table:formula="of:=[.PO16]+1/[.$E$23]" office:value-type="float" office:value="2440" calcext:value-type="float">
            <text:p>2440</text:p>
          </table:table-cell>
          <table:table-cell table:formula="of:=[.PP16]+1/[.$E$23]" office:value-type="float" office:value="2441" calcext:value-type="float">
            <text:p>2441</text:p>
          </table:table-cell>
          <table:table-cell table:formula="of:=[.PQ16]+1/[.$E$23]" office:value-type="float" office:value="2442" calcext:value-type="float">
            <text:p>2442</text:p>
          </table:table-cell>
          <table:table-cell table:formula="of:=[.PR16]+1/[.$E$23]" office:value-type="float" office:value="2443" calcext:value-type="float">
            <text:p>2443</text:p>
          </table:table-cell>
          <table:table-cell table:formula="of:=[.PS16]+1/[.$E$23]" office:value-type="float" office:value="2444" calcext:value-type="float">
            <text:p>2444</text:p>
          </table:table-cell>
          <table:table-cell table:formula="of:=[.PT16]+1/[.$E$23]" office:value-type="float" office:value="2445" calcext:value-type="float">
            <text:p>2445</text:p>
          </table:table-cell>
          <table:table-cell table:formula="of:=[.PU16]+1/[.$E$23]" office:value-type="float" office:value="2446" calcext:value-type="float">
            <text:p>2446</text:p>
          </table:table-cell>
          <table:table-cell table:formula="of:=[.PV16]+1/[.$E$23]" office:value-type="float" office:value="2447" calcext:value-type="float">
            <text:p>2447</text:p>
          </table:table-cell>
          <table:table-cell table:formula="of:=[.PW16]+1/[.$E$23]" office:value-type="float" office:value="2448" calcext:value-type="float">
            <text:p>2448</text:p>
          </table:table-cell>
          <table:table-cell table:formula="of:=[.PX16]+1/[.$E$23]" office:value-type="float" office:value="2449" calcext:value-type="float">
            <text:p>2449</text:p>
          </table:table-cell>
          <table:table-cell table:formula="of:=[.PY16]+1/[.$E$23]" office:value-type="float" office:value="2450" calcext:value-type="float">
            <text:p>2450</text:p>
          </table:table-cell>
          <table:table-cell table:formula="of:=[.PZ16]+1/[.$E$23]" office:value-type="float" office:value="2451" calcext:value-type="float">
            <text:p>2451</text:p>
          </table:table-cell>
          <table:table-cell table:formula="of:=[.QA16]+1/[.$E$23]" office:value-type="float" office:value="2452" calcext:value-type="float">
            <text:p>2452</text:p>
          </table:table-cell>
          <table:table-cell table:formula="of:=[.QB16]+1/[.$E$23]" office:value-type="float" office:value="2453" calcext:value-type="float">
            <text:p>2453</text:p>
          </table:table-cell>
          <table:table-cell table:formula="of:=[.QC16]+1/[.$E$23]" office:value-type="float" office:value="2454" calcext:value-type="float">
            <text:p>2454</text:p>
          </table:table-cell>
          <table:table-cell table:formula="of:=[.QD16]+1/[.$E$23]" office:value-type="float" office:value="2455" calcext:value-type="float">
            <text:p>2455</text:p>
          </table:table-cell>
          <table:table-cell table:formula="of:=[.QE16]+1/[.$E$23]" office:value-type="float" office:value="2456" calcext:value-type="float">
            <text:p>2456</text:p>
          </table:table-cell>
          <table:table-cell table:formula="of:=[.QF16]+1/[.$E$23]" office:value-type="float" office:value="2457" calcext:value-type="float">
            <text:p>2457</text:p>
          </table:table-cell>
          <table:table-cell table:formula="of:=[.QG16]+1/[.$E$23]" office:value-type="float" office:value="2458" calcext:value-type="float">
            <text:p>2458</text:p>
          </table:table-cell>
          <table:table-cell table:formula="of:=[.QH16]+1/[.$E$23]" office:value-type="float" office:value="2459" calcext:value-type="float">
            <text:p>2459</text:p>
          </table:table-cell>
          <table:table-cell table:formula="of:=[.QI16]+1/[.$E$23]" office:value-type="float" office:value="2460" calcext:value-type="float">
            <text:p>2460</text:p>
          </table:table-cell>
          <table:table-cell table:formula="of:=[.QJ16]+1/[.$E$23]" office:value-type="float" office:value="2461" calcext:value-type="float">
            <text:p>2461</text:p>
          </table:table-cell>
          <table:table-cell table:formula="of:=[.QK16]+1/[.$E$23]" office:value-type="float" office:value="2462" calcext:value-type="float">
            <text:p>2462</text:p>
          </table:table-cell>
          <table:table-cell table:formula="of:=[.QL16]+1/[.$E$23]" office:value-type="float" office:value="2463" calcext:value-type="float">
            <text:p>2463</text:p>
          </table:table-cell>
          <table:table-cell table:formula="of:=[.QM16]+1/[.$E$23]" office:value-type="float" office:value="2464" calcext:value-type="float">
            <text:p>2464</text:p>
          </table:table-cell>
          <table:table-cell table:formula="of:=[.QN16]+1/[.$E$23]" office:value-type="float" office:value="2465" calcext:value-type="float">
            <text:p>2465</text:p>
          </table:table-cell>
          <table:table-cell table:formula="of:=[.QO16]+1/[.$E$23]" office:value-type="float" office:value="2466" calcext:value-type="float">
            <text:p>2466</text:p>
          </table:table-cell>
          <table:table-cell table:formula="of:=[.QP16]+1/[.$E$23]" office:value-type="float" office:value="2467" calcext:value-type="float">
            <text:p>2467</text:p>
          </table:table-cell>
          <table:table-cell table:formula="of:=[.QQ16]+1/[.$E$23]" office:value-type="float" office:value="2468" calcext:value-type="float">
            <text:p>2468</text:p>
          </table:table-cell>
          <table:table-cell table:formula="of:=[.QR16]+1/[.$E$23]" office:value-type="float" office:value="2469" calcext:value-type="float">
            <text:p>2469</text:p>
          </table:table-cell>
          <table:table-cell table:formula="of:=[.QS16]+1/[.$E$23]" office:value-type="float" office:value="2470" calcext:value-type="float">
            <text:p>2470</text:p>
          </table:table-cell>
          <table:table-cell table:formula="of:=[.QT16]+1/[.$E$23]" office:value-type="float" office:value="2471" calcext:value-type="float">
            <text:p>2471</text:p>
          </table:table-cell>
          <table:table-cell table:formula="of:=[.QU16]+1/[.$E$23]" office:value-type="float" office:value="2472" calcext:value-type="float">
            <text:p>2472</text:p>
          </table:table-cell>
          <table:table-cell table:formula="of:=[.QV16]+1/[.$E$23]" office:value-type="float" office:value="2473" calcext:value-type="float">
            <text:p>2473</text:p>
          </table:table-cell>
          <table:table-cell table:formula="of:=[.QW16]+1/[.$E$23]" office:value-type="float" office:value="2474" calcext:value-type="float">
            <text:p>2474</text:p>
          </table:table-cell>
          <table:table-cell table:formula="of:=[.QX16]+1/[.$E$23]" office:value-type="float" office:value="2475" calcext:value-type="float">
            <text:p>2475</text:p>
          </table:table-cell>
          <table:table-cell table:formula="of:=[.QY16]+1/[.$E$23]" office:value-type="float" office:value="2476" calcext:value-type="float">
            <text:p>2476</text:p>
          </table:table-cell>
          <table:table-cell table:formula="of:=[.QZ16]+1/[.$E$23]" office:value-type="float" office:value="2477" calcext:value-type="float">
            <text:p>2477</text:p>
          </table:table-cell>
          <table:table-cell table:formula="of:=[.RA16]+1/[.$E$23]" office:value-type="float" office:value="2478" calcext:value-type="float">
            <text:p>2478</text:p>
          </table:table-cell>
          <table:table-cell table:formula="of:=[.RB16]+1/[.$E$23]" office:value-type="float" office:value="2479" calcext:value-type="float">
            <text:p>2479</text:p>
          </table:table-cell>
          <table:table-cell table:formula="of:=[.RC16]+1/[.$E$23]" office:value-type="float" office:value="2480" calcext:value-type="float">
            <text:p>2480</text:p>
          </table:table-cell>
          <table:table-cell table:formula="of:=[.RD16]+1/[.$E$23]" office:value-type="float" office:value="2481" calcext:value-type="float">
            <text:p>2481</text:p>
          </table:table-cell>
          <table:table-cell table:formula="of:=[.RE16]+1/[.$E$23]" office:value-type="float" office:value="2482" calcext:value-type="float">
            <text:p>2482</text:p>
          </table:table-cell>
          <table:table-cell table:formula="of:=[.RF16]+1/[.$E$23]" office:value-type="float" office:value="2483" calcext:value-type="float">
            <text:p>2483</text:p>
          </table:table-cell>
          <table:table-cell table:formula="of:=[.RG16]+1/[.$E$23]" office:value-type="float" office:value="2484" calcext:value-type="float">
            <text:p>2484</text:p>
          </table:table-cell>
          <table:table-cell table:formula="of:=[.RH16]+1/[.$E$23]" office:value-type="float" office:value="2485" calcext:value-type="float">
            <text:p>2485</text:p>
          </table:table-cell>
          <table:table-cell table:formula="of:=[.RI16]+1/[.$E$23]" office:value-type="float" office:value="2486" calcext:value-type="float">
            <text:p>2486</text:p>
          </table:table-cell>
          <table:table-cell table:formula="of:=[.RJ16]+1/[.$E$23]" office:value-type="float" office:value="2487" calcext:value-type="float">
            <text:p>2487</text:p>
          </table:table-cell>
          <table:table-cell table:formula="of:=[.RK16]+1/[.$E$23]" office:value-type="float" office:value="2488" calcext:value-type="float">
            <text:p>2488</text:p>
          </table:table-cell>
          <table:table-cell table:formula="of:=[.RL16]+1/[.$E$23]" office:value-type="float" office:value="2489" calcext:value-type="float">
            <text:p>2489</text:p>
          </table:table-cell>
          <table:table-cell table:formula="of:=[.RM16]+1/[.$E$23]" office:value-type="float" office:value="2490" calcext:value-type="float">
            <text:p>2490</text:p>
          </table:table-cell>
          <table:table-cell table:formula="of:=[.RN16]+1/[.$E$23]" office:value-type="float" office:value="2491" calcext:value-type="float">
            <text:p>2491</text:p>
          </table:table-cell>
          <table:table-cell table:formula="of:=[.RO16]+1/[.$E$23]" office:value-type="float" office:value="2492" calcext:value-type="float">
            <text:p>2492</text:p>
          </table:table-cell>
          <table:table-cell table:formula="of:=[.RP16]+1/[.$E$23]" office:value-type="float" office:value="2493" calcext:value-type="float">
            <text:p>2493</text:p>
          </table:table-cell>
          <table:table-cell table:formula="of:=[.RQ16]+1/[.$E$23]" office:value-type="float" office:value="2494" calcext:value-type="float">
            <text:p>2494</text:p>
          </table:table-cell>
          <table:table-cell table:formula="of:=[.RR16]+1/[.$E$23]" office:value-type="float" office:value="2495" calcext:value-type="float">
            <text:p>2495</text:p>
          </table:table-cell>
          <table:table-cell table:formula="of:=[.RS16]+1/[.$E$23]" office:value-type="float" office:value="2496" calcext:value-type="float">
            <text:p>2496</text:p>
          </table:table-cell>
          <table:table-cell table:formula="of:=[.RT16]+1/[.$E$23]" office:value-type="float" office:value="2497" calcext:value-type="float">
            <text:p>2497</text:p>
          </table:table-cell>
          <table:table-cell table:formula="of:=[.RU16]+1/[.$E$23]" office:value-type="float" office:value="2498" calcext:value-type="float">
            <text:p>2498</text:p>
          </table:table-cell>
          <table:table-cell table:formula="of:=[.RV16]+1/[.$E$23]" office:value-type="float" office:value="2499" calcext:value-type="float">
            <text:p>2499</text:p>
          </table:table-cell>
          <table:table-cell table:formula="of:=[.RW16]+1/[.$E$23]" office:value-type="float" office:value="2500" calcext:value-type="float">
            <text:p>2500</text:p>
          </table:table-cell>
          <table:table-cell table:formula="of:=[.RX16]+1/[.$E$23]" office:value-type="float" office:value="2501" calcext:value-type="float">
            <text:p>2501</text:p>
          </table:table-cell>
          <table:table-cell table:formula="of:=[.RY16]+1/[.$E$23]" office:value-type="float" office:value="2502" calcext:value-type="float">
            <text:p>2502</text:p>
          </table:table-cell>
          <table:table-cell table:formula="of:=[.RZ16]+1/[.$E$23]" office:value-type="float" office:value="2503" calcext:value-type="float">
            <text:p>2503</text:p>
          </table:table-cell>
          <table:table-cell table:formula="of:=[.SA16]+1/[.$E$23]" office:value-type="float" office:value="2504" calcext:value-type="float">
            <text:p>2504</text:p>
          </table:table-cell>
          <table:table-cell table:formula="of:=[.SB16]+1/[.$E$23]" office:value-type="float" office:value="2505" calcext:value-type="float">
            <text:p>2505</text:p>
          </table:table-cell>
          <table:table-cell table:formula="of:=[.SC16]+1/[.$E$23]" office:value-type="float" office:value="2506" calcext:value-type="float">
            <text:p>2506</text:p>
          </table:table-cell>
          <table:table-cell table:formula="of:=[.SD16]+1/[.$E$23]" office:value-type="float" office:value="2507" calcext:value-type="float">
            <text:p>2507</text:p>
          </table:table-cell>
          <table:table-cell table:formula="of:=[.SE16]+1/[.$E$23]" office:value-type="float" office:value="2508" calcext:value-type="float">
            <text:p>2508</text:p>
          </table:table-cell>
          <table:table-cell table:formula="of:=[.SF16]+1/[.$E$23]" office:value-type="float" office:value="2509" calcext:value-type="float">
            <text:p>2509</text:p>
          </table:table-cell>
          <table:table-cell table:formula="of:=[.SG16]+1/[.$E$23]" office:value-type="float" office:value="2510" calcext:value-type="float">
            <text:p>2510</text:p>
          </table:table-cell>
          <table:table-cell table:formula="of:=[.SH16]+1/[.$E$23]" office:value-type="float" office:value="2511" calcext:value-type="float">
            <text:p>2511</text:p>
          </table:table-cell>
          <table:table-cell table:formula="of:=[.SI16]+1/[.$E$23]" office:value-type="float" office:value="2512" calcext:value-type="float">
            <text:p>2512</text:p>
          </table:table-cell>
          <table:table-cell table:formula="of:=[.SJ16]+1/[.$E$23]" office:value-type="float" office:value="2513" calcext:value-type="float">
            <text:p>2513</text:p>
          </table:table-cell>
          <table:table-cell table:formula="of:=[.SK16]+1/[.$E$23]" office:value-type="float" office:value="2514" calcext:value-type="float">
            <text:p>2514</text:p>
          </table:table-cell>
          <table:table-cell table:formula="of:=[.SL16]+1/[.$E$23]" office:value-type="float" office:value="2515" calcext:value-type="float">
            <text:p>2515</text:p>
          </table:table-cell>
          <table:table-cell table:formula="of:=[.SM16]+1/[.$E$23]" office:value-type="float" office:value="2516" calcext:value-type="float">
            <text:p>2516</text:p>
          </table:table-cell>
          <table:table-cell table:formula="of:=[.SN16]+1/[.$E$23]" office:value-type="float" office:value="2517" calcext:value-type="float">
            <text:p>2517</text:p>
          </table:table-cell>
          <table:table-cell table:formula="of:=[.SO16]+1/[.$E$23]" office:value-type="float" office:value="2518" calcext:value-type="float">
            <text:p>2518</text:p>
          </table:table-cell>
          <table:table-cell table:formula="of:=[.SP16]+1/[.$E$23]" office:value-type="float" office:value="2519" calcext:value-type="float">
            <text:p>2519</text:p>
          </table:table-cell>
          <table:table-cell table:formula="of:=[.SQ16]+1/[.$E$23]" office:value-type="float" office:value="2520" calcext:value-type="float">
            <text:p>2520</text:p>
          </table:table-cell>
          <table:table-cell table:formula="of:=[.SR16]+1/[.$E$23]" office:value-type="float" office:value="2521" calcext:value-type="float">
            <text:p>2521</text:p>
          </table:table-cell>
          <table:table-cell table:formula="of:=[.SS16]+1/[.$E$23]" office:value-type="float" office:value="2522" calcext:value-type="float">
            <text:p>2522</text:p>
          </table:table-cell>
          <table:table-cell table:formula="of:=[.ST16]+1/[.$E$23]" office:value-type="float" office:value="2523" calcext:value-type="float">
            <text:p>2523</text:p>
          </table:table-cell>
          <table:table-cell table:formula="of:=[.SU16]+1/[.$E$23]" office:value-type="float" office:value="2524" calcext:value-type="float">
            <text:p>2524</text:p>
          </table:table-cell>
          <table:table-cell table:formula="of:=[.SV16]+1/[.$E$23]" office:value-type="float" office:value="2525" calcext:value-type="float">
            <text:p>2525</text:p>
          </table:table-cell>
          <table:table-cell table:formula="of:=[.SW16]+1/[.$E$23]" office:value-type="float" office:value="2526" calcext:value-type="float">
            <text:p>2526</text:p>
          </table:table-cell>
          <table:table-cell table:formula="of:=[.SX16]+1/[.$E$23]" office:value-type="float" office:value="2527" calcext:value-type="float">
            <text:p>2527</text:p>
          </table:table-cell>
          <table:table-cell table:formula="of:=[.SY16]+1/[.$E$23]" office:value-type="float" office:value="2528" calcext:value-type="float">
            <text:p>2528</text:p>
          </table:table-cell>
          <table:table-cell table:formula="of:=[.SZ16]+1/[.$E$23]" office:value-type="float" office:value="2529" calcext:value-type="float">
            <text:p>2529</text:p>
          </table:table-cell>
          <table:table-cell table:formula="of:=[.TA16]+1/[.$E$23]" office:value-type="float" office:value="2530" calcext:value-type="float">
            <text:p>2530</text:p>
          </table:table-cell>
          <table:table-cell table:formula="of:=[.TB16]+1/[.$E$23]" office:value-type="float" office:value="2531" calcext:value-type="float">
            <text:p>2531</text:p>
          </table:table-cell>
          <table:table-cell table:formula="of:=[.TC16]+1/[.$E$23]" office:value-type="float" office:value="2532" calcext:value-type="float">
            <text:p>2532</text:p>
          </table:table-cell>
          <table:table-cell table:formula="of:=[.TD16]+1/[.$E$23]" office:value-type="float" office:value="2533" calcext:value-type="float">
            <text:p>2533</text:p>
          </table:table-cell>
          <table:table-cell table:formula="of:=[.TE16]+1/[.$E$23]" office:value-type="float" office:value="2534" calcext:value-type="float">
            <text:p>2534</text:p>
          </table:table-cell>
          <table:table-cell table:formula="of:=[.TF16]+1/[.$E$23]" office:value-type="float" office:value="2535" calcext:value-type="float">
            <text:p>2535</text:p>
          </table:table-cell>
          <table:table-cell table:formula="of:=[.TG16]+1/[.$E$23]" office:value-type="float" office:value="2536" calcext:value-type="float">
            <text:p>2536</text:p>
          </table:table-cell>
          <table:table-cell table:formula="of:=[.TH16]+1/[.$E$23]" office:value-type="float" office:value="2537" calcext:value-type="float">
            <text:p>2537</text:p>
          </table:table-cell>
          <table:table-cell table:formula="of:=[.TI16]+1/[.$E$23]" office:value-type="float" office:value="2538" calcext:value-type="float">
            <text:p>2538</text:p>
          </table:table-cell>
          <table:table-cell table:formula="of:=[.TJ16]+1/[.$E$23]" office:value-type="float" office:value="2539" calcext:value-type="float">
            <text:p>2539</text:p>
          </table:table-cell>
          <table:table-cell table:formula="of:=[.TK16]+1/[.$E$23]" office:value-type="float" office:value="2540" calcext:value-type="float">
            <text:p>2540</text:p>
          </table:table-cell>
          <table:table-cell table:formula="of:=[.TL16]+1/[.$E$23]" office:value-type="float" office:value="2541" calcext:value-type="float">
            <text:p>2541</text:p>
          </table:table-cell>
          <table:table-cell table:formula="of:=[.TM16]+1/[.$E$23]" office:value-type="float" office:value="2542" calcext:value-type="float">
            <text:p>2542</text:p>
          </table:table-cell>
          <table:table-cell table:formula="of:=[.TN16]+1/[.$E$23]" office:value-type="float" office:value="2543" calcext:value-type="float">
            <text:p>2543</text:p>
          </table:table-cell>
          <table:table-cell table:formula="of:=[.TO16]+1/[.$E$23]" office:value-type="float" office:value="2544" calcext:value-type="float">
            <text:p>2544</text:p>
          </table:table-cell>
          <table:table-cell table:formula="of:=[.TP16]+1/[.$E$23]" office:value-type="float" office:value="2545" calcext:value-type="float">
            <text:p>2545</text:p>
          </table:table-cell>
          <table:table-cell table:formula="of:=[.TQ16]+1/[.$E$23]" office:value-type="float" office:value="2546" calcext:value-type="float">
            <text:p>2546</text:p>
          </table:table-cell>
          <table:table-cell table:formula="of:=[.TR16]+1/[.$E$23]" office:value-type="float" office:value="2547" calcext:value-type="float">
            <text:p>2547</text:p>
          </table:table-cell>
          <table:table-cell table:formula="of:=[.TS16]+1/[.$E$23]" office:value-type="float" office:value="2548" calcext:value-type="float">
            <text:p>2548</text:p>
          </table:table-cell>
          <table:table-cell table:formula="of:=[.TT16]+1/[.$E$23]" office:value-type="float" office:value="2549" calcext:value-type="float">
            <text:p>2549</text:p>
          </table:table-cell>
          <table:table-cell table:formula="of:=[.TU16]+1/[.$E$23]" office:value-type="float" office:value="2550" calcext:value-type="float">
            <text:p>2550</text:p>
          </table:table-cell>
          <table:table-cell table:formula="of:=[.TV16]+1/[.$E$23]" office:value-type="float" office:value="2551" calcext:value-type="float">
            <text:p>2551</text:p>
          </table:table-cell>
          <table:table-cell table:formula="of:=[.TW16]+1/[.$E$23]" office:value-type="float" office:value="2552" calcext:value-type="float">
            <text:p>2552</text:p>
          </table:table-cell>
          <table:table-cell table:formula="of:=[.TX16]+1/[.$E$23]" office:value-type="float" office:value="2553" calcext:value-type="float">
            <text:p>2553</text:p>
          </table:table-cell>
          <table:table-cell table:formula="of:=[.TY16]+1/[.$E$23]" office:value-type="float" office:value="2554" calcext:value-type="float">
            <text:p>2554</text:p>
          </table:table-cell>
          <table:table-cell table:formula="of:=[.TZ16]+1/[.$E$23]" office:value-type="float" office:value="2555" calcext:value-type="float">
            <text:p>2555</text:p>
          </table:table-cell>
          <table:table-cell table:formula="of:=[.UA16]+1/[.$E$23]" office:value-type="float" office:value="2556" calcext:value-type="float">
            <text:p>2556</text:p>
          </table:table-cell>
          <table:table-cell table:formula="of:=[.UB16]+1/[.$E$23]" office:value-type="float" office:value="2557" calcext:value-type="float">
            <text:p>2557</text:p>
          </table:table-cell>
          <table:table-cell table:formula="of:=[.UC16]+1/[.$E$23]" office:value-type="float" office:value="2558" calcext:value-type="float">
            <text:p>2558</text:p>
          </table:table-cell>
          <table:table-cell table:formula="of:=[.UD16]+1/[.$E$23]" office:value-type="float" office:value="2559" calcext:value-type="float">
            <text:p>2559</text:p>
          </table:table-cell>
          <table:table-cell table:formula="of:=[.UE16]+1/[.$E$23]" office:value-type="float" office:value="2560" calcext:value-type="float">
            <text:p>2560</text:p>
          </table:table-cell>
          <table:table-cell table:formula="of:=[.UF16]+1/[.$E$23]" office:value-type="float" office:value="2561" calcext:value-type="float">
            <text:p>2561</text:p>
          </table:table-cell>
          <table:table-cell table:formula="of:=[.UG16]+1/[.$E$23]" office:value-type="float" office:value="2562" calcext:value-type="float">
            <text:p>2562</text:p>
          </table:table-cell>
          <table:table-cell table:formula="of:=[.UH16]+1/[.$E$23]" office:value-type="float" office:value="2563" calcext:value-type="float">
            <text:p>2563</text:p>
          </table:table-cell>
          <table:table-cell table:formula="of:=[.UI16]+1/[.$E$23]" office:value-type="float" office:value="2564" calcext:value-type="float">
            <text:p>2564</text:p>
          </table:table-cell>
          <table:table-cell table:formula="of:=[.UJ16]+1/[.$E$23]" office:value-type="float" office:value="2565" calcext:value-type="float">
            <text:p>2565</text:p>
          </table:table-cell>
          <table:table-cell table:formula="of:=[.UK16]+1/[.$E$23]" office:value-type="float" office:value="2566" calcext:value-type="float">
            <text:p>2566</text:p>
          </table:table-cell>
          <table:table-cell table:formula="of:=[.UL16]+1/[.$E$23]" office:value-type="float" office:value="2567" calcext:value-type="float">
            <text:p>2567</text:p>
          </table:table-cell>
          <table:table-cell table:formula="of:=[.UM16]+1/[.$E$23]" office:value-type="float" office:value="2568" calcext:value-type="float">
            <text:p>2568</text:p>
          </table:table-cell>
          <table:table-cell table:formula="of:=[.UN16]+1/[.$E$23]" office:value-type="float" office:value="2569" calcext:value-type="float">
            <text:p>2569</text:p>
          </table:table-cell>
          <table:table-cell table:formula="of:=[.UO16]+1/[.$E$23]" office:value-type="float" office:value="2570" calcext:value-type="float">
            <text:p>2570</text:p>
          </table:table-cell>
          <table:table-cell table:formula="of:=[.UP16]+1/[.$E$23]" office:value-type="float" office:value="2571" calcext:value-type="float">
            <text:p>2571</text:p>
          </table:table-cell>
          <table:table-cell table:formula="of:=[.UQ16]+1/[.$E$23]" office:value-type="float" office:value="2572" calcext:value-type="float">
            <text:p>2572</text:p>
          </table:table-cell>
          <table:table-cell table:formula="of:=[.UR16]+1/[.$E$23]" office:value-type="float" office:value="2573" calcext:value-type="float">
            <text:p>2573</text:p>
          </table:table-cell>
          <table:table-cell table:formula="of:=[.US16]+1/[.$E$23]" office:value-type="float" office:value="2574" calcext:value-type="float">
            <text:p>2574</text:p>
          </table:table-cell>
          <table:table-cell table:formula="of:=[.UT16]+1/[.$E$23]" office:value-type="float" office:value="2575" calcext:value-type="float">
            <text:p>2575</text:p>
          </table:table-cell>
          <table:table-cell table:formula="of:=[.UU16]+1/[.$E$23]" office:value-type="float" office:value="2576" calcext:value-type="float">
            <text:p>2576</text:p>
          </table:table-cell>
          <table:table-cell table:formula="of:=[.UV16]+1/[.$E$23]" office:value-type="float" office:value="2577" calcext:value-type="float">
            <text:p>2577</text:p>
          </table:table-cell>
          <table:table-cell table:formula="of:=[.UW16]+1/[.$E$23]" office:value-type="float" office:value="2578" calcext:value-type="float">
            <text:p>2578</text:p>
          </table:table-cell>
          <table:table-cell table:formula="of:=[.UX16]+1/[.$E$23]" office:value-type="float" office:value="2579" calcext:value-type="float">
            <text:p>2579</text:p>
          </table:table-cell>
          <table:table-cell table:formula="of:=[.UY16]+1/[.$E$23]" office:value-type="float" office:value="2580" calcext:value-type="float">
            <text:p>2580</text:p>
          </table:table-cell>
          <table:table-cell table:formula="of:=[.UZ16]+1/[.$E$23]" office:value-type="float" office:value="2581" calcext:value-type="float">
            <text:p>2581</text:p>
          </table:table-cell>
          <table:table-cell table:formula="of:=[.VA16]+1/[.$E$23]" office:value-type="float" office:value="2582" calcext:value-type="float">
            <text:p>2582</text:p>
          </table:table-cell>
          <table:table-cell table:formula="of:=[.VB16]+1/[.$E$23]" office:value-type="float" office:value="2583" calcext:value-type="float">
            <text:p>2583</text:p>
          </table:table-cell>
          <table:table-cell table:formula="of:=[.VC16]+1/[.$E$23]" office:value-type="float" office:value="2584" calcext:value-type="float">
            <text:p>2584</text:p>
          </table:table-cell>
          <table:table-cell table:formula="of:=[.VD16]+1/[.$E$23]" office:value-type="float" office:value="2585" calcext:value-type="float">
            <text:p>2585</text:p>
          </table:table-cell>
          <table:table-cell table:formula="of:=[.VE16]+1/[.$E$23]" office:value-type="float" office:value="2586" calcext:value-type="float">
            <text:p>2586</text:p>
          </table:table-cell>
          <table:table-cell table:formula="of:=[.VF16]+1/[.$E$23]" office:value-type="float" office:value="2587" calcext:value-type="float">
            <text:p>2587</text:p>
          </table:table-cell>
          <table:table-cell table:formula="of:=[.VG16]+1/[.$E$23]" office:value-type="float" office:value="2588" calcext:value-type="float">
            <text:p>2588</text:p>
          </table:table-cell>
          <table:table-cell table:formula="of:=[.VH16]+1/[.$E$23]" office:value-type="float" office:value="2589" calcext:value-type="float">
            <text:p>2589</text:p>
          </table:table-cell>
          <table:table-cell table:formula="of:=[.VI16]+1/[.$E$23]" office:value-type="float" office:value="2590" calcext:value-type="float">
            <text:p>2590</text:p>
          </table:table-cell>
          <table:table-cell table:formula="of:=[.VJ16]+1/[.$E$23]" office:value-type="float" office:value="2591" calcext:value-type="float">
            <text:p>2591</text:p>
          </table:table-cell>
          <table:table-cell table:formula="of:=[.VK16]+1/[.$E$23]" office:value-type="float" office:value="2592" calcext:value-type="float">
            <text:p>2592</text:p>
          </table:table-cell>
          <table:table-cell table:formula="of:=[.VL16]+1/[.$E$23]" office:value-type="float" office:value="2593" calcext:value-type="float">
            <text:p>2593</text:p>
          </table:table-cell>
          <table:table-cell table:formula="of:=[.VM16]+1/[.$E$23]" office:value-type="float" office:value="2594" calcext:value-type="float">
            <text:p>2594</text:p>
          </table:table-cell>
          <table:table-cell table:formula="of:=[.VN16]+1/[.$E$23]" office:value-type="float" office:value="2595" calcext:value-type="float">
            <text:p>2595</text:p>
          </table:table-cell>
          <table:table-cell table:formula="of:=[.VO16]+1/[.$E$23]" office:value-type="float" office:value="2596" calcext:value-type="float">
            <text:p>2596</text:p>
          </table:table-cell>
          <table:table-cell table:formula="of:=[.VP16]+1/[.$E$23]" office:value-type="float" office:value="2597" calcext:value-type="float">
            <text:p>2597</text:p>
          </table:table-cell>
          <table:table-cell table:formula="of:=[.VQ16]+1/[.$E$23]" office:value-type="float" office:value="2598" calcext:value-type="float">
            <text:p>2598</text:p>
          </table:table-cell>
          <table:table-cell table:formula="of:=[.VR16]+1/[.$E$23]" office:value-type="float" office:value="2599" calcext:value-type="float">
            <text:p>2599</text:p>
          </table:table-cell>
          <table:table-cell table:formula="of:=[.VS16]+1/[.$E$23]" office:value-type="float" office:value="2600" calcext:value-type="float">
            <text:p>2600</text:p>
          </table:table-cell>
          <table:table-cell table:formula="of:=[.VT16]+1/[.$E$23]" office:value-type="float" office:value="2601" calcext:value-type="float">
            <text:p>2601</text:p>
          </table:table-cell>
          <table:table-cell table:formula="of:=[.VU16]+1/[.$E$23]" office:value-type="float" office:value="2602" calcext:value-type="float">
            <text:p>2602</text:p>
          </table:table-cell>
          <table:table-cell table:formula="of:=[.VV16]+1/[.$E$23]" office:value-type="float" office:value="2603" calcext:value-type="float">
            <text:p>2603</text:p>
          </table:table-cell>
          <table:table-cell table:formula="of:=[.VW16]+1/[.$E$23]" office:value-type="float" office:value="2604" calcext:value-type="float">
            <text:p>2604</text:p>
          </table:table-cell>
          <table:table-cell table:formula="of:=[.VX16]+1/[.$E$23]" office:value-type="float" office:value="2605" calcext:value-type="float">
            <text:p>2605</text:p>
          </table:table-cell>
          <table:table-cell table:formula="of:=[.VY16]+1/[.$E$23]" office:value-type="float" office:value="2606" calcext:value-type="float">
            <text:p>2606</text:p>
          </table:table-cell>
          <table:table-cell table:formula="of:=[.VZ16]+1/[.$E$23]" office:value-type="float" office:value="2607" calcext:value-type="float">
            <text:p>2607</text:p>
          </table:table-cell>
          <table:table-cell table:formula="of:=[.WA16]+1/[.$E$23]" office:value-type="float" office:value="2608" calcext:value-type="float">
            <text:p>2608</text:p>
          </table:table-cell>
          <table:table-cell table:formula="of:=[.WB16]+1/[.$E$23]" office:value-type="float" office:value="2609" calcext:value-type="float">
            <text:p>2609</text:p>
          </table:table-cell>
          <table:table-cell table:formula="of:=[.WC16]+1/[.$E$23]" office:value-type="float" office:value="2610" calcext:value-type="float">
            <text:p>2610</text:p>
          </table:table-cell>
          <table:table-cell table:formula="of:=[.WD16]+1/[.$E$23]" office:value-type="float" office:value="2611" calcext:value-type="float">
            <text:p>2611</text:p>
          </table:table-cell>
          <table:table-cell table:formula="of:=[.WE16]+1/[.$E$23]" office:value-type="float" office:value="2612" calcext:value-type="float">
            <text:p>2612</text:p>
          </table:table-cell>
          <table:table-cell table:formula="of:=[.WF16]+1/[.$E$23]" office:value-type="float" office:value="2613" calcext:value-type="float">
            <text:p>2613</text:p>
          </table:table-cell>
          <table:table-cell table:formula="of:=[.WG16]+1/[.$E$23]" office:value-type="float" office:value="2614" calcext:value-type="float">
            <text:p>2614</text:p>
          </table:table-cell>
          <table:table-cell table:formula="of:=[.WH16]+1/[.$E$23]" office:value-type="float" office:value="2615" calcext:value-type="float">
            <text:p>2615</text:p>
          </table:table-cell>
          <table:table-cell table:formula="of:=[.WI16]+1/[.$E$23]" office:value-type="float" office:value="2616" calcext:value-type="float">
            <text:p>2616</text:p>
          </table:table-cell>
          <table:table-cell table:formula="of:=[.WJ16]+1/[.$E$23]" office:value-type="float" office:value="2617" calcext:value-type="float">
            <text:p>2617</text:p>
          </table:table-cell>
          <table:table-cell table:formula="of:=[.WK16]+1/[.$E$23]" office:value-type="float" office:value="2618" calcext:value-type="float">
            <text:p>2618</text:p>
          </table:table-cell>
          <table:table-cell table:formula="of:=[.WL16]+1/[.$E$23]" office:value-type="float" office:value="2619" calcext:value-type="float">
            <text:p>2619</text:p>
          </table:table-cell>
          <table:table-cell table:formula="of:=[.WM16]+1/[.$E$23]" office:value-type="float" office:value="2620" calcext:value-type="float">
            <text:p>2620</text:p>
          </table:table-cell>
          <table:table-cell table:formula="of:=[.WN16]+1/[.$E$23]" office:value-type="float" office:value="2621" calcext:value-type="float">
            <text:p>2621</text:p>
          </table:table-cell>
          <table:table-cell table:formula="of:=[.WO16]+1/[.$E$23]" office:value-type="float" office:value="2622" calcext:value-type="float">
            <text:p>2622</text:p>
          </table:table-cell>
          <table:table-cell table:formula="of:=[.WP16]+1/[.$E$23]" office:value-type="float" office:value="2623" calcext:value-type="float">
            <text:p>2623</text:p>
          </table:table-cell>
          <table:table-cell table:formula="of:=[.WQ16]+1/[.$E$23]" office:value-type="float" office:value="2624" calcext:value-type="float">
            <text:p>2624</text:p>
          </table:table-cell>
          <table:table-cell table:formula="of:=[.WR16]+1/[.$E$23]" office:value-type="float" office:value="2625" calcext:value-type="float">
            <text:p>2625</text:p>
          </table:table-cell>
          <table:table-cell table:formula="of:=[.WS16]+1/[.$E$23]" office:value-type="float" office:value="2626" calcext:value-type="float">
            <text:p>2626</text:p>
          </table:table-cell>
          <table:table-cell table:formula="of:=[.WT16]+1/[.$E$23]" office:value-type="float" office:value="2627" calcext:value-type="float">
            <text:p>2627</text:p>
          </table:table-cell>
          <table:table-cell table:formula="of:=[.WU16]+1/[.$E$23]" office:value-type="float" office:value="2628" calcext:value-type="float">
            <text:p>2628</text:p>
          </table:table-cell>
          <table:table-cell table:formula="of:=[.WV16]+1/[.$E$23]" office:value-type="float" office:value="2629" calcext:value-type="float">
            <text:p>2629</text:p>
          </table:table-cell>
          <table:table-cell table:formula="of:=[.WW16]+1/[.$E$23]" office:value-type="float" office:value="2630" calcext:value-type="float">
            <text:p>2630</text:p>
          </table:table-cell>
          <table:table-cell table:formula="of:=[.WX16]+1/[.$E$23]" office:value-type="float" office:value="2631" calcext:value-type="float">
            <text:p>2631</text:p>
          </table:table-cell>
          <table:table-cell table:formula="of:=[.WY16]+1/[.$E$23]" office:value-type="float" office:value="2632" calcext:value-type="float">
            <text:p>2632</text:p>
          </table:table-cell>
          <table:table-cell table:formula="of:=[.WZ16]+1/[.$E$23]" office:value-type="float" office:value="2633" calcext:value-type="float">
            <text:p>2633</text:p>
          </table:table-cell>
          <table:table-cell table:formula="of:=[.XA16]+1/[.$E$23]" office:value-type="float" office:value="2634" calcext:value-type="float">
            <text:p>2634</text:p>
          </table:table-cell>
          <table:table-cell table:formula="of:=[.XB16]+1/[.$E$23]" office:value-type="float" office:value="2635" calcext:value-type="float">
            <text:p>2635</text:p>
          </table:table-cell>
          <table:table-cell table:formula="of:=[.XC16]+1/[.$E$23]" office:value-type="float" office:value="2636" calcext:value-type="float">
            <text:p>2636</text:p>
          </table:table-cell>
          <table:table-cell table:formula="of:=[.XD16]+1/[.$E$23]" office:value-type="float" office:value="2637" calcext:value-type="float">
            <text:p>2637</text:p>
          </table:table-cell>
          <table:table-cell table:formula="of:=[.XE16]+1/[.$E$23]" office:value-type="float" office:value="2638" calcext:value-type="float">
            <text:p>2638</text:p>
          </table:table-cell>
          <table:table-cell table:formula="of:=[.XF16]+1/[.$E$23]" office:value-type="float" office:value="2639" calcext:value-type="float">
            <text:p>2639</text:p>
          </table:table-cell>
          <table:table-cell table:formula="of:=[.XG16]+1/[.$E$23]" office:value-type="float" office:value="2640" calcext:value-type="float">
            <text:p>2640</text:p>
          </table:table-cell>
          <table:table-cell table:formula="of:=[.XH16]+1/[.$E$23]" office:value-type="float" office:value="2641" calcext:value-type="float">
            <text:p>2641</text:p>
          </table:table-cell>
          <table:table-cell table:formula="of:=[.XI16]+1/[.$E$23]" office:value-type="float" office:value="2642" calcext:value-type="float">
            <text:p>2642</text:p>
          </table:table-cell>
          <table:table-cell table:formula="of:=[.XJ16]+1/[.$E$23]" office:value-type="float" office:value="2643" calcext:value-type="float">
            <text:p>2643</text:p>
          </table:table-cell>
          <table:table-cell table:formula="of:=[.XK16]+1/[.$E$23]" office:value-type="float" office:value="2644" calcext:value-type="float">
            <text:p>2644</text:p>
          </table:table-cell>
          <table:table-cell table:formula="of:=[.XL16]+1/[.$E$23]" office:value-type="float" office:value="2645" calcext:value-type="float">
            <text:p>2645</text:p>
          </table:table-cell>
          <table:table-cell table:formula="of:=[.XM16]+1/[.$E$23]" office:value-type="float" office:value="2646" calcext:value-type="float">
            <text:p>2646</text:p>
          </table:table-cell>
          <table:table-cell table:formula="of:=[.XN16]+1/[.$E$23]" office:value-type="float" office:value="2647" calcext:value-type="float">
            <text:p>2647</text:p>
          </table:table-cell>
          <table:table-cell table:formula="of:=[.XO16]+1/[.$E$23]" office:value-type="float" office:value="2648" calcext:value-type="float">
            <text:p>2648</text:p>
          </table:table-cell>
          <table:table-cell table:formula="of:=[.XP16]+1/[.$E$23]" office:value-type="float" office:value="2649" calcext:value-type="float">
            <text:p>2649</text:p>
          </table:table-cell>
          <table:table-cell table:formula="of:=[.XQ16]+1/[.$E$23]" office:value-type="float" office:value="2650" calcext:value-type="float">
            <text:p>2650</text:p>
          </table:table-cell>
          <table:table-cell table:formula="of:=[.XR16]+1/[.$E$23]" office:value-type="float" office:value="2651" calcext:value-type="float">
            <text:p>2651</text:p>
          </table:table-cell>
          <table:table-cell table:formula="of:=[.XS16]+1/[.$E$23]" office:value-type="float" office:value="2652" calcext:value-type="float">
            <text:p>2652</text:p>
          </table:table-cell>
          <table:table-cell table:formula="of:=[.XT16]+1/[.$E$23]" office:value-type="float" office:value="2653" calcext:value-type="float">
            <text:p>2653</text:p>
          </table:table-cell>
          <table:table-cell table:formula="of:=[.XU16]+1/[.$E$23]" office:value-type="float" office:value="2654" calcext:value-type="float">
            <text:p>2654</text:p>
          </table:table-cell>
          <table:table-cell table:formula="of:=[.XV16]+1/[.$E$23]" office:value-type="float" office:value="2655" calcext:value-type="float">
            <text:p>2655</text:p>
          </table:table-cell>
          <table:table-cell table:formula="of:=[.XW16]+1/[.$E$23]" office:value-type="float" office:value="2656" calcext:value-type="float">
            <text:p>2656</text:p>
          </table:table-cell>
          <table:table-cell table:formula="of:=[.XX16]+1/[.$E$23]" office:value-type="float" office:value="2657" calcext:value-type="float">
            <text:p>2657</text:p>
          </table:table-cell>
          <table:table-cell table:formula="of:=[.XY16]+1/[.$E$23]" office:value-type="float" office:value="2658" calcext:value-type="float">
            <text:p>2658</text:p>
          </table:table-cell>
          <table:table-cell table:formula="of:=[.XZ16]+1/[.$E$23]" office:value-type="float" office:value="2659" calcext:value-type="float">
            <text:p>2659</text:p>
          </table:table-cell>
          <table:table-cell table:formula="of:=[.YA16]+1/[.$E$23]" office:value-type="float" office:value="2660" calcext:value-type="float">
            <text:p>2660</text:p>
          </table:table-cell>
          <table:table-cell table:formula="of:=[.YB16]+1/[.$E$23]" office:value-type="float" office:value="2661" calcext:value-type="float">
            <text:p>2661</text:p>
          </table:table-cell>
          <table:table-cell table:formula="of:=[.YC16]+1/[.$E$23]" office:value-type="float" office:value="2662" calcext:value-type="float">
            <text:p>2662</text:p>
          </table:table-cell>
          <table:table-cell table:formula="of:=[.YD16]+1/[.$E$23]" office:value-type="float" office:value="2663" calcext:value-type="float">
            <text:p>2663</text:p>
          </table:table-cell>
          <table:table-cell table:formula="of:=[.YE16]+1/[.$E$23]" office:value-type="float" office:value="2664" calcext:value-type="float">
            <text:p>2664</text:p>
          </table:table-cell>
          <table:table-cell table:formula="of:=[.YF16]+1/[.$E$23]" office:value-type="float" office:value="2665" calcext:value-type="float">
            <text:p>2665</text:p>
          </table:table-cell>
          <table:table-cell table:formula="of:=[.YG16]+1/[.$E$23]" office:value-type="float" office:value="2666" calcext:value-type="float">
            <text:p>2666</text:p>
          </table:table-cell>
          <table:table-cell table:formula="of:=[.YH16]+1/[.$E$23]" office:value-type="float" office:value="2667" calcext:value-type="float">
            <text:p>2667</text:p>
          </table:table-cell>
          <table:table-cell table:formula="of:=[.YI16]+1/[.$E$23]" office:value-type="float" office:value="2668" calcext:value-type="float">
            <text:p>2668</text:p>
          </table:table-cell>
          <table:table-cell table:formula="of:=[.YJ16]+1/[.$E$23]" office:value-type="float" office:value="2669" calcext:value-type="float">
            <text:p>2669</text:p>
          </table:table-cell>
          <table:table-cell table:formula="of:=[.YK16]+1/[.$E$23]" office:value-type="float" office:value="2670" calcext:value-type="float">
            <text:p>2670</text:p>
          </table:table-cell>
          <table:table-cell table:formula="of:=[.YL16]+1/[.$E$23]" office:value-type="float" office:value="2671" calcext:value-type="float">
            <text:p>2671</text:p>
          </table:table-cell>
          <table:table-cell table:formula="of:=[.YM16]+1/[.$E$23]" office:value-type="float" office:value="2672" calcext:value-type="float">
            <text:p>2672</text:p>
          </table:table-cell>
          <table:table-cell table:formula="of:=[.YN16]+1/[.$E$23]" office:value-type="float" office:value="2673" calcext:value-type="float">
            <text:p>2673</text:p>
          </table:table-cell>
          <table:table-cell table:formula="of:=[.YO16]+1/[.$E$23]" office:value-type="float" office:value="2674" calcext:value-type="float">
            <text:p>2674</text:p>
          </table:table-cell>
          <table:table-cell table:formula="of:=[.YP16]+1/[.$E$23]" office:value-type="float" office:value="2675" calcext:value-type="float">
            <text:p>2675</text:p>
          </table:table-cell>
          <table:table-cell table:formula="of:=[.YQ16]+1/[.$E$23]" office:value-type="float" office:value="2676" calcext:value-type="float">
            <text:p>2676</text:p>
          </table:table-cell>
          <table:table-cell table:formula="of:=[.YR16]+1/[.$E$23]" office:value-type="float" office:value="2677" calcext:value-type="float">
            <text:p>2677</text:p>
          </table:table-cell>
          <table:table-cell table:formula="of:=[.YS16]+1/[.$E$23]" office:value-type="float" office:value="2678" calcext:value-type="float">
            <text:p>2678</text:p>
          </table:table-cell>
          <table:table-cell table:formula="of:=[.YT16]+1/[.$E$23]" office:value-type="float" office:value="2679" calcext:value-type="float">
            <text:p>2679</text:p>
          </table:table-cell>
          <table:table-cell table:formula="of:=[.YU16]+1/[.$E$23]" office:value-type="float" office:value="2680" calcext:value-type="float">
            <text:p>2680</text:p>
          </table:table-cell>
          <table:table-cell table:formula="of:=[.YV16]+1/[.$E$23]" office:value-type="float" office:value="2681" calcext:value-type="float">
            <text:p>2681</text:p>
          </table:table-cell>
          <table:table-cell table:formula="of:=[.YW16]+1/[.$E$23]" office:value-type="float" office:value="2682" calcext:value-type="float">
            <text:p>2682</text:p>
          </table:table-cell>
          <table:table-cell table:formula="of:=[.YX16]+1/[.$E$23]" office:value-type="float" office:value="2683" calcext:value-type="float">
            <text:p>2683</text:p>
          </table:table-cell>
          <table:table-cell table:formula="of:=[.YY16]+1/[.$E$23]" office:value-type="float" office:value="2684" calcext:value-type="float">
            <text:p>2684</text:p>
          </table:table-cell>
          <table:table-cell table:formula="of:=[.YZ16]+1/[.$E$23]" office:value-type="float" office:value="2685" calcext:value-type="float">
            <text:p>2685</text:p>
          </table:table-cell>
          <table:table-cell table:formula="of:=[.ZA16]+1/[.$E$23]" office:value-type="float" office:value="2686" calcext:value-type="float">
            <text:p>2686</text:p>
          </table:table-cell>
          <table:table-cell table:formula="of:=[.ZB16]+1/[.$E$23]" office:value-type="float" office:value="2687" calcext:value-type="float">
            <text:p>2687</text:p>
          </table:table-cell>
          <table:table-cell table:formula="of:=[.ZC16]+1/[.$E$23]" office:value-type="float" office:value="2688" calcext:value-type="float">
            <text:p>2688</text:p>
          </table:table-cell>
          <table:table-cell table:formula="of:=[.ZD16]+1/[.$E$23]" office:value-type="float" office:value="2689" calcext:value-type="float">
            <text:p>2689</text:p>
          </table:table-cell>
          <table:table-cell table:formula="of:=[.ZE16]+1/[.$E$23]" office:value-type="float" office:value="2690" calcext:value-type="float">
            <text:p>2690</text:p>
          </table:table-cell>
          <table:table-cell table:formula="of:=[.ZF16]+1/[.$E$23]" office:value-type="float" office:value="2691" calcext:value-type="float">
            <text:p>2691</text:p>
          </table:table-cell>
          <table:table-cell table:formula="of:=[.ZG16]+1/[.$E$23]" office:value-type="float" office:value="2692" calcext:value-type="float">
            <text:p>2692</text:p>
          </table:table-cell>
          <table:table-cell table:formula="of:=[.ZH16]+1/[.$E$23]" office:value-type="float" office:value="2693" calcext:value-type="float">
            <text:p>2693</text:p>
          </table:table-cell>
          <table:table-cell table:formula="of:=[.ZI16]+1/[.$E$23]" office:value-type="float" office:value="2694" calcext:value-type="float">
            <text:p>2694</text:p>
          </table:table-cell>
          <table:table-cell table:formula="of:=[.ZJ16]+1/[.$E$23]" office:value-type="float" office:value="2695" calcext:value-type="float">
            <text:p>2695</text:p>
          </table:table-cell>
          <table:table-cell table:formula="of:=[.ZK16]+1/[.$E$23]" office:value-type="float" office:value="2696" calcext:value-type="float">
            <text:p>2696</text:p>
          </table:table-cell>
          <table:table-cell table:formula="of:=[.ZL16]+1/[.$E$23]" office:value-type="float" office:value="2697" calcext:value-type="float">
            <text:p>2697</text:p>
          </table:table-cell>
          <table:table-cell table:formula="of:=[.ZM16]+1/[.$E$23]" office:value-type="float" office:value="2698" calcext:value-type="float">
            <text:p>2698</text:p>
          </table:table-cell>
          <table:table-cell table:formula="of:=[.ZN16]+1/[.$E$23]" office:value-type="float" office:value="2699" calcext:value-type="float">
            <text:p>2699</text:p>
          </table:table-cell>
          <table:table-cell table:formula="of:=[.ZO16]+1/[.$E$23]" office:value-type="float" office:value="2700" calcext:value-type="float">
            <text:p>2700</text:p>
          </table:table-cell>
          <table:table-cell table:formula="of:=[.ZP16]+1/[.$E$23]" office:value-type="float" office:value="2701" calcext:value-type="float">
            <text:p>2701</text:p>
          </table:table-cell>
          <table:table-cell table:formula="of:=[.ZQ16]+1/[.$E$23]" office:value-type="float" office:value="2702" calcext:value-type="float">
            <text:p>2702</text:p>
          </table:table-cell>
          <table:table-cell table:formula="of:=[.ZR16]+1/[.$E$23]" office:value-type="float" office:value="2703" calcext:value-type="float">
            <text:p>2703</text:p>
          </table:table-cell>
          <table:table-cell table:formula="of:=[.ZS16]+1/[.$E$23]" office:value-type="float" office:value="2704" calcext:value-type="float">
            <text:p>2704</text:p>
          </table:table-cell>
          <table:table-cell table:formula="of:=[.ZT16]+1/[.$E$23]" office:value-type="float" office:value="2705" calcext:value-type="float">
            <text:p>2705</text:p>
          </table:table-cell>
          <table:table-cell table:formula="of:=[.ZU16]+1/[.$E$23]" office:value-type="float" office:value="2706" calcext:value-type="float">
            <text:p>2706</text:p>
          </table:table-cell>
          <table:table-cell table:formula="of:=[.ZV16]+1/[.$E$23]" office:value-type="float" office:value="2707" calcext:value-type="float">
            <text:p>2707</text:p>
          </table:table-cell>
          <table:table-cell table:formula="of:=[.ZW16]+1/[.$E$23]" office:value-type="float" office:value="2708" calcext:value-type="float">
            <text:p>2708</text:p>
          </table:table-cell>
          <table:table-cell table:formula="of:=[.ZX16]+1/[.$E$23]" office:value-type="float" office:value="2709" calcext:value-type="float">
            <text:p>2709</text:p>
          </table:table-cell>
          <table:table-cell table:formula="of:=[.ZY16]+1/[.$E$23]" office:value-type="float" office:value="2710" calcext:value-type="float">
            <text:p>2710</text:p>
          </table:table-cell>
          <table:table-cell table:formula="of:=[.ZZ16]+1/[.$E$23]" office:value-type="float" office:value="2711" calcext:value-type="float">
            <text:p>2711</text:p>
          </table:table-cell>
          <table:table-cell table:formula="of:=[.AAA16]+1/[.$E$23]" office:value-type="float" office:value="2712" calcext:value-type="float">
            <text:p>2712</text:p>
          </table:table-cell>
          <table:table-cell table:formula="of:=[.AAB16]+1/[.$E$23]" office:value-type="float" office:value="2713" calcext:value-type="float">
            <text:p>2713</text:p>
          </table:table-cell>
          <table:table-cell table:formula="of:=[.AAC16]+1/[.$E$23]" office:value-type="float" office:value="2714" calcext:value-type="float">
            <text:p>2714</text:p>
          </table:table-cell>
          <table:table-cell table:formula="of:=[.AAD16]+1/[.$E$23]" office:value-type="float" office:value="2715" calcext:value-type="float">
            <text:p>2715</text:p>
          </table:table-cell>
          <table:table-cell table:formula="of:=[.AAE16]+1/[.$E$23]" office:value-type="float" office:value="2716" calcext:value-type="float">
            <text:p>2716</text:p>
          </table:table-cell>
          <table:table-cell table:formula="of:=[.AAF16]+1/[.$E$23]" office:value-type="float" office:value="2717" calcext:value-type="float">
            <text:p>2717</text:p>
          </table:table-cell>
          <table:table-cell table:formula="of:=[.AAG16]+1/[.$E$23]" office:value-type="float" office:value="2718" calcext:value-type="float">
            <text:p>2718</text:p>
          </table:table-cell>
          <table:table-cell table:formula="of:=[.AAH16]+1/[.$E$23]" office:value-type="float" office:value="2719" calcext:value-type="float">
            <text:p>2719</text:p>
          </table:table-cell>
          <table:table-cell table:formula="of:=[.AAI16]+1/[.$E$23]" office:value-type="float" office:value="2720" calcext:value-type="float">
            <text:p>2720</text:p>
          </table:table-cell>
          <table:table-cell table:formula="of:=[.AAJ16]+1/[.$E$23]" office:value-type="float" office:value="2721" calcext:value-type="float">
            <text:p>2721</text:p>
          </table:table-cell>
          <table:table-cell table:formula="of:=[.AAK16]+1/[.$E$23]" office:value-type="float" office:value="2722" calcext:value-type="float">
            <text:p>2722</text:p>
          </table:table-cell>
          <table:table-cell table:formula="of:=[.AAL16]+1/[.$E$23]" office:value-type="float" office:value="2723" calcext:value-type="float">
            <text:p>2723</text:p>
          </table:table-cell>
          <table:table-cell table:formula="of:=[.AAM16]+1/[.$E$23]" office:value-type="float" office:value="2724" calcext:value-type="float">
            <text:p>2724</text:p>
          </table:table-cell>
          <table:table-cell table:formula="of:=[.AAN16]+1/[.$E$23]" office:value-type="float" office:value="2725" calcext:value-type="float">
            <text:p>2725</text:p>
          </table:table-cell>
          <table:table-cell table:formula="of:=[.AAO16]+1/[.$E$23]" office:value-type="float" office:value="2726" calcext:value-type="float">
            <text:p>2726</text:p>
          </table:table-cell>
          <table:table-cell table:formula="of:=[.AAP16]+1/[.$E$23]" office:value-type="float" office:value="2727" calcext:value-type="float">
            <text:p>2727</text:p>
          </table:table-cell>
          <table:table-cell table:formula="of:=[.AAQ16]+1/[.$E$23]" office:value-type="float" office:value="2728" calcext:value-type="float">
            <text:p>2728</text:p>
          </table:table-cell>
          <table:table-cell table:formula="of:=[.AAR16]+1/[.$E$23]" office:value-type="float" office:value="2729" calcext:value-type="float">
            <text:p>2729</text:p>
          </table:table-cell>
          <table:table-cell table:formula="of:=[.AAS16]+1/[.$E$23]" office:value-type="float" office:value="2730" calcext:value-type="float">
            <text:p>2730</text:p>
          </table:table-cell>
          <table:table-cell table:formula="of:=[.AAT16]+1/[.$E$23]" office:value-type="float" office:value="2731" calcext:value-type="float">
            <text:p>2731</text:p>
          </table:table-cell>
          <table:table-cell table:formula="of:=[.AAU16]+1/[.$E$23]" office:value-type="float" office:value="2732" calcext:value-type="float">
            <text:p>2732</text:p>
          </table:table-cell>
          <table:table-cell table:formula="of:=[.AAV16]+1/[.$E$23]" office:value-type="float" office:value="2733" calcext:value-type="float">
            <text:p>2733</text:p>
          </table:table-cell>
          <table:table-cell table:formula="of:=[.AAW16]+1/[.$E$23]" office:value-type="float" office:value="2734" calcext:value-type="float">
            <text:p>2734</text:p>
          </table:table-cell>
          <table:table-cell table:formula="of:=[.AAX16]+1/[.$E$23]" office:value-type="float" office:value="2735" calcext:value-type="float">
            <text:p>2735</text:p>
          </table:table-cell>
          <table:table-cell table:formula="of:=[.AAY16]+1/[.$E$23]" office:value-type="float" office:value="2736" calcext:value-type="float">
            <text:p>2736</text:p>
          </table:table-cell>
          <table:table-cell table:formula="of:=[.AAZ16]+1/[.$E$23]" office:value-type="float" office:value="2737" calcext:value-type="float">
            <text:p>2737</text:p>
          </table:table-cell>
          <table:table-cell table:formula="of:=[.ABA16]+1/[.$E$23]" office:value-type="float" office:value="2738" calcext:value-type="float">
            <text:p>2738</text:p>
          </table:table-cell>
          <table:table-cell table:formula="of:=[.ABB16]+1/[.$E$23]" office:value-type="float" office:value="2739" calcext:value-type="float">
            <text:p>2739</text:p>
          </table:table-cell>
          <table:table-cell table:formula="of:=[.ABC16]+1/[.$E$23]" office:value-type="float" office:value="2740" calcext:value-type="float">
            <text:p>2740</text:p>
          </table:table-cell>
          <table:table-cell table:formula="of:=[.ABD16]+1/[.$E$23]" office:value-type="float" office:value="2741" calcext:value-type="float">
            <text:p>2741</text:p>
          </table:table-cell>
          <table:table-cell table:formula="of:=[.ABE16]+1/[.$E$23]" office:value-type="float" office:value="2742" calcext:value-type="float">
            <text:p>2742</text:p>
          </table:table-cell>
          <table:table-cell table:formula="of:=[.ABF16]+1/[.$E$23]" office:value-type="float" office:value="2743" calcext:value-type="float">
            <text:p>2743</text:p>
          </table:table-cell>
          <table:table-cell table:formula="of:=[.ABG16]+1/[.$E$23]" office:value-type="float" office:value="2744" calcext:value-type="float">
            <text:p>2744</text:p>
          </table:table-cell>
          <table:table-cell table:formula="of:=[.ABH16]+1/[.$E$23]" office:value-type="float" office:value="2745" calcext:value-type="float">
            <text:p>2745</text:p>
          </table:table-cell>
          <table:table-cell table:formula="of:=[.ABI16]+1/[.$E$23]" office:value-type="float" office:value="2746" calcext:value-type="float">
            <text:p>2746</text:p>
          </table:table-cell>
          <table:table-cell table:formula="of:=[.ABJ16]+1/[.$E$23]" office:value-type="float" office:value="2747" calcext:value-type="float">
            <text:p>2747</text:p>
          </table:table-cell>
          <table:table-cell table:formula="of:=[.ABK16]+1/[.$E$23]" office:value-type="float" office:value="2748" calcext:value-type="float">
            <text:p>2748</text:p>
          </table:table-cell>
          <table:table-cell table:formula="of:=[.ABL16]+1/[.$E$23]" office:value-type="float" office:value="2749" calcext:value-type="float">
            <text:p>2749</text:p>
          </table:table-cell>
          <table:table-cell table:formula="of:=[.ABM16]+1/[.$E$23]" office:value-type="float" office:value="2750" calcext:value-type="float">
            <text:p>2750</text:p>
          </table:table-cell>
          <table:table-cell table:formula="of:=[.ABN16]+1/[.$E$23]" office:value-type="float" office:value="2751" calcext:value-type="float">
            <text:p>2751</text:p>
          </table:table-cell>
          <table:table-cell table:formula="of:=[.ABO16]+1/[.$E$23]" office:value-type="float" office:value="2752" calcext:value-type="float">
            <text:p>2752</text:p>
          </table:table-cell>
          <table:table-cell table:formula="of:=[.ABP16]+1/[.$E$23]" office:value-type="float" office:value="2753" calcext:value-type="float">
            <text:p>2753</text:p>
          </table:table-cell>
          <table:table-cell table:formula="of:=[.ABQ16]+1/[.$E$23]" office:value-type="float" office:value="2754" calcext:value-type="float">
            <text:p>2754</text:p>
          </table:table-cell>
          <table:table-cell table:formula="of:=[.ABR16]+1/[.$E$23]" office:value-type="float" office:value="2755" calcext:value-type="float">
            <text:p>2755</text:p>
          </table:table-cell>
          <table:table-cell table:formula="of:=[.ABS16]+1/[.$E$23]" office:value-type="float" office:value="2756" calcext:value-type="float">
            <text:p>2756</text:p>
          </table:table-cell>
          <table:table-cell table:formula="of:=[.ABT16]+1/[.$E$23]" office:value-type="float" office:value="2757" calcext:value-type="float">
            <text:p>2757</text:p>
          </table:table-cell>
          <table:table-cell table:formula="of:=[.ABU16]+1/[.$E$23]" office:value-type="float" office:value="2758" calcext:value-type="float">
            <text:p>2758</text:p>
          </table:table-cell>
          <table:table-cell table:formula="of:=[.ABV16]+1/[.$E$23]" office:value-type="float" office:value="2759" calcext:value-type="float">
            <text:p>2759</text:p>
          </table:table-cell>
          <table:table-cell table:formula="of:=[.ABW16]+1/[.$E$23]" office:value-type="float" office:value="2760" calcext:value-type="float">
            <text:p>2760</text:p>
          </table:table-cell>
          <table:table-cell table:formula="of:=[.ABX16]+1/[.$E$23]" office:value-type="float" office:value="2761" calcext:value-type="float">
            <text:p>2761</text:p>
          </table:table-cell>
          <table:table-cell table:formula="of:=[.ABY16]+1/[.$E$23]" office:value-type="float" office:value="2762" calcext:value-type="float">
            <text:p>2762</text:p>
          </table:table-cell>
          <table:table-cell table:formula="of:=[.ABZ16]+1/[.$E$23]" office:value-type="float" office:value="2763" calcext:value-type="float">
            <text:p>2763</text:p>
          </table:table-cell>
          <table:table-cell table:formula="of:=[.ACA16]+1/[.$E$23]" office:value-type="float" office:value="2764" calcext:value-type="float">
            <text:p>2764</text:p>
          </table:table-cell>
          <table:table-cell table:formula="of:=[.ACB16]+1/[.$E$23]" office:value-type="float" office:value="2765" calcext:value-type="float">
            <text:p>2765</text:p>
          </table:table-cell>
          <table:table-cell table:formula="of:=[.ACC16]+1/[.$E$23]" office:value-type="float" office:value="2766" calcext:value-type="float">
            <text:p>2766</text:p>
          </table:table-cell>
          <table:table-cell table:formula="of:=[.ACD16]+1/[.$E$23]" office:value-type="float" office:value="2767" calcext:value-type="float">
            <text:p>2767</text:p>
          </table:table-cell>
          <table:table-cell table:formula="of:=[.ACE16]+1/[.$E$23]" office:value-type="float" office:value="2768" calcext:value-type="float">
            <text:p>2768</text:p>
          </table:table-cell>
          <table:table-cell table:formula="of:=[.ACF16]+1/[.$E$23]" office:value-type="float" office:value="2769" calcext:value-type="float">
            <text:p>2769</text:p>
          </table:table-cell>
          <table:table-cell table:formula="of:=[.ACG16]+1/[.$E$23]" office:value-type="float" office:value="2770" calcext:value-type="float">
            <text:p>2770</text:p>
          </table:table-cell>
          <table:table-cell table:formula="of:=[.ACH16]+1/[.$E$23]" office:value-type="float" office:value="2771" calcext:value-type="float">
            <text:p>2771</text:p>
          </table:table-cell>
          <table:table-cell table:formula="of:=[.ACI16]+1/[.$E$23]" office:value-type="float" office:value="2772" calcext:value-type="float">
            <text:p>2772</text:p>
          </table:table-cell>
          <table:table-cell table:formula="of:=[.ACJ16]+1/[.$E$23]" office:value-type="float" office:value="2773" calcext:value-type="float">
            <text:p>2773</text:p>
          </table:table-cell>
          <table:table-cell table:formula="of:=[.ACK16]+1/[.$E$23]" office:value-type="float" office:value="2774" calcext:value-type="float">
            <text:p>2774</text:p>
          </table:table-cell>
          <table:table-cell table:formula="of:=[.ACL16]+1/[.$E$23]" office:value-type="float" office:value="2775" calcext:value-type="float">
            <text:p>2775</text:p>
          </table:table-cell>
          <table:table-cell table:formula="of:=[.ACM16]+1/[.$E$23]" office:value-type="float" office:value="2776" calcext:value-type="float">
            <text:p>2776</text:p>
          </table:table-cell>
          <table:table-cell table:formula="of:=[.ACN16]+1/[.$E$23]" office:value-type="float" office:value="2777" calcext:value-type="float">
            <text:p>2777</text:p>
          </table:table-cell>
          <table:table-cell table:formula="of:=[.ACO16]+1/[.$E$23]" office:value-type="float" office:value="2778" calcext:value-type="float">
            <text:p>2778</text:p>
          </table:table-cell>
          <table:table-cell table:formula="of:=[.ACP16]+1/[.$E$23]" office:value-type="float" office:value="2779" calcext:value-type="float">
            <text:p>2779</text:p>
          </table:table-cell>
          <table:table-cell table:formula="of:=[.ACQ16]+1/[.$E$23]" office:value-type="float" office:value="2780" calcext:value-type="float">
            <text:p>2780</text:p>
          </table:table-cell>
          <table:table-cell table:formula="of:=[.ACR16]+1/[.$E$23]" office:value-type="float" office:value="2781" calcext:value-type="float">
            <text:p>2781</text:p>
          </table:table-cell>
          <table:table-cell table:formula="of:=[.ACS16]+1/[.$E$23]" office:value-type="float" office:value="2782" calcext:value-type="float">
            <text:p>2782</text:p>
          </table:table-cell>
          <table:table-cell table:formula="of:=[.ACT16]+1/[.$E$23]" office:value-type="float" office:value="2783" calcext:value-type="float">
            <text:p>2783</text:p>
          </table:table-cell>
          <table:table-cell table:formula="of:=[.ACU16]+1/[.$E$23]" office:value-type="float" office:value="2784" calcext:value-type="float">
            <text:p>2784</text:p>
          </table:table-cell>
          <table:table-cell table:formula="of:=[.ACV16]+1/[.$E$23]" office:value-type="float" office:value="2785" calcext:value-type="float">
            <text:p>2785</text:p>
          </table:table-cell>
          <table:table-cell table:formula="of:=[.ACW16]+1/[.$E$23]" office:value-type="float" office:value="2786" calcext:value-type="float">
            <text:p>2786</text:p>
          </table:table-cell>
          <table:table-cell table:formula="of:=[.ACX16]+1/[.$E$23]" office:value-type="float" office:value="2787" calcext:value-type="float">
            <text:p>2787</text:p>
          </table:table-cell>
          <table:table-cell table:formula="of:=[.ACY16]+1/[.$E$23]" office:value-type="float" office:value="2788" calcext:value-type="float">
            <text:p>2788</text:p>
          </table:table-cell>
          <table:table-cell table:formula="of:=[.ACZ16]+1/[.$E$23]" office:value-type="float" office:value="2789" calcext:value-type="float">
            <text:p>2789</text:p>
          </table:table-cell>
          <table:table-cell table:formula="of:=[.ADA16]+1/[.$E$23]" office:value-type="float" office:value="2790" calcext:value-type="float">
            <text:p>2790</text:p>
          </table:table-cell>
          <table:table-cell table:formula="of:=[.ADB16]+1/[.$E$23]" office:value-type="float" office:value="2791" calcext:value-type="float">
            <text:p>2791</text:p>
          </table:table-cell>
          <table:table-cell table:formula="of:=[.ADC16]+1/[.$E$23]" office:value-type="float" office:value="2792" calcext:value-type="float">
            <text:p>2792</text:p>
          </table:table-cell>
          <table:table-cell table:formula="of:=[.ADD16]+1/[.$E$23]" office:value-type="float" office:value="2793" calcext:value-type="float">
            <text:p>2793</text:p>
          </table:table-cell>
          <table:table-cell table:formula="of:=[.ADE16]+1/[.$E$23]" office:value-type="float" office:value="2794" calcext:value-type="float">
            <text:p>2794</text:p>
          </table:table-cell>
          <table:table-cell table:formula="of:=[.ADF16]+1/[.$E$23]" office:value-type="float" office:value="2795" calcext:value-type="float">
            <text:p>2795</text:p>
          </table:table-cell>
          <table:table-cell table:formula="of:=[.ADG16]+1/[.$E$23]" office:value-type="float" office:value="2796" calcext:value-type="float">
            <text:p>2796</text:p>
          </table:table-cell>
          <table:table-cell table:formula="of:=[.ADH16]+1/[.$E$23]" office:value-type="float" office:value="2797" calcext:value-type="float">
            <text:p>2797</text:p>
          </table:table-cell>
          <table:table-cell table:formula="of:=[.ADI16]+1/[.$E$23]" office:value-type="float" office:value="2798" calcext:value-type="float">
            <text:p>2798</text:p>
          </table:table-cell>
          <table:table-cell table:formula="of:=[.ADJ16]+1/[.$E$23]" office:value-type="float" office:value="2799" calcext:value-type="float">
            <text:p>2799</text:p>
          </table:table-cell>
          <table:table-cell table:formula="of:=[.ADK16]+1/[.$E$23]" office:value-type="float" office:value="2800" calcext:value-type="float">
            <text:p>2800</text:p>
          </table:table-cell>
          <table:table-cell table:formula="of:=[.ADL16]+1/[.$E$23]" office:value-type="float" office:value="2801" calcext:value-type="float">
            <text:p>2801</text:p>
          </table:table-cell>
          <table:table-cell table:formula="of:=[.ADM16]+1/[.$E$23]" office:value-type="float" office:value="2802" calcext:value-type="float">
            <text:p>2802</text:p>
          </table:table-cell>
          <table:table-cell table:formula="of:=[.ADN16]+1/[.$E$23]" office:value-type="float" office:value="2803" calcext:value-type="float">
            <text:p>2803</text:p>
          </table:table-cell>
          <table:table-cell table:formula="of:=[.ADO16]+1/[.$E$23]" office:value-type="float" office:value="2804" calcext:value-type="float">
            <text:p>2804</text:p>
          </table:table-cell>
          <table:table-cell table:formula="of:=[.ADP16]+1/[.$E$23]" office:value-type="float" office:value="2805" calcext:value-type="float">
            <text:p>2805</text:p>
          </table:table-cell>
          <table:table-cell table:formula="of:=[.ADQ16]+1/[.$E$23]" office:value-type="float" office:value="2806" calcext:value-type="float">
            <text:p>2806</text:p>
          </table:table-cell>
          <table:table-cell table:formula="of:=[.ADR16]+1/[.$E$23]" office:value-type="float" office:value="2807" calcext:value-type="float">
            <text:p>2807</text:p>
          </table:table-cell>
          <table:table-cell table:formula="of:=[.ADS16]+1/[.$E$23]" office:value-type="float" office:value="2808" calcext:value-type="float">
            <text:p>2808</text:p>
          </table:table-cell>
          <table:table-cell table:formula="of:=[.ADT16]+1/[.$E$23]" office:value-type="float" office:value="2809" calcext:value-type="float">
            <text:p>2809</text:p>
          </table:table-cell>
          <table:table-cell table:formula="of:=[.ADU16]+1/[.$E$23]" office:value-type="float" office:value="2810" calcext:value-type="float">
            <text:p>2810</text:p>
          </table:table-cell>
          <table:table-cell table:formula="of:=[.ADV16]+1/[.$E$23]" office:value-type="float" office:value="2811" calcext:value-type="float">
            <text:p>2811</text:p>
          </table:table-cell>
          <table:table-cell table:formula="of:=[.ADW16]+1/[.$E$23]" office:value-type="float" office:value="2812" calcext:value-type="float">
            <text:p>2812</text:p>
          </table:table-cell>
          <table:table-cell table:formula="of:=[.ADX16]+1/[.$E$23]" office:value-type="float" office:value="2813" calcext:value-type="float">
            <text:p>2813</text:p>
          </table:table-cell>
          <table:table-cell table:formula="of:=[.ADY16]+1/[.$E$23]" office:value-type="float" office:value="2814" calcext:value-type="float">
            <text:p>2814</text:p>
          </table:table-cell>
          <table:table-cell table:formula="of:=[.ADZ16]+1/[.$E$23]" office:value-type="float" office:value="2815" calcext:value-type="float">
            <text:p>2815</text:p>
          </table:table-cell>
          <table:table-cell table:formula="of:=[.AEA16]+1/[.$E$23]" office:value-type="float" office:value="2816" calcext:value-type="float">
            <text:p>2816</text:p>
          </table:table-cell>
          <table:table-cell table:formula="of:=[.AEB16]+1/[.$E$23]" office:value-type="float" office:value="2817" calcext:value-type="float">
            <text:p>2817</text:p>
          </table:table-cell>
          <table:table-cell table:formula="of:=[.AEC16]+1/[.$E$23]" office:value-type="float" office:value="2818" calcext:value-type="float">
            <text:p>2818</text:p>
          </table:table-cell>
          <table:table-cell table:formula="of:=[.AED16]+1/[.$E$23]" office:value-type="float" office:value="2819" calcext:value-type="float">
            <text:p>2819</text:p>
          </table:table-cell>
          <table:table-cell table:formula="of:=[.AEE16]+1/[.$E$23]" office:value-type="float" office:value="2820" calcext:value-type="float">
            <text:p>2820</text:p>
          </table:table-cell>
          <table:table-cell table:formula="of:=[.AEF16]+1/[.$E$23]" office:value-type="float" office:value="2821" calcext:value-type="float">
            <text:p>2821</text:p>
          </table:table-cell>
          <table:table-cell table:formula="of:=[.AEG16]+1/[.$E$23]" office:value-type="float" office:value="2822" calcext:value-type="float">
            <text:p>2822</text:p>
          </table:table-cell>
          <table:table-cell table:formula="of:=[.AEH16]+1/[.$E$23]" office:value-type="float" office:value="2823" calcext:value-type="float">
            <text:p>2823</text:p>
          </table:table-cell>
          <table:table-cell table:formula="of:=[.AEI16]+1/[.$E$23]" office:value-type="float" office:value="2824" calcext:value-type="float">
            <text:p>2824</text:p>
          </table:table-cell>
          <table:table-cell table:formula="of:=[.AEJ16]+1/[.$E$23]" office:value-type="float" office:value="2825" calcext:value-type="float">
            <text:p>2825</text:p>
          </table:table-cell>
          <table:table-cell table:formula="of:=[.AEK16]+1/[.$E$23]" office:value-type="float" office:value="2826" calcext:value-type="float">
            <text:p>2826</text:p>
          </table:table-cell>
          <table:table-cell table:formula="of:=[.AEL16]+1/[.$E$23]" office:value-type="float" office:value="2827" calcext:value-type="float">
            <text:p>2827</text:p>
          </table:table-cell>
          <table:table-cell table:formula="of:=[.AEM16]+1/[.$E$23]" office:value-type="float" office:value="2828" calcext:value-type="float">
            <text:p>2828</text:p>
          </table:table-cell>
          <table:table-cell table:formula="of:=[.AEN16]+1/[.$E$23]" office:value-type="float" office:value="2829" calcext:value-type="float">
            <text:p>2829</text:p>
          </table:table-cell>
          <table:table-cell table:formula="of:=[.AEO16]+1/[.$E$23]" office:value-type="float" office:value="2830" calcext:value-type="float">
            <text:p>2830</text:p>
          </table:table-cell>
          <table:table-cell table:formula="of:=[.AEP16]+1/[.$E$23]" office:value-type="float" office:value="2831" calcext:value-type="float">
            <text:p>2831</text:p>
          </table:table-cell>
          <table:table-cell table:formula="of:=[.AEQ16]+1/[.$E$23]" office:value-type="float" office:value="2832" calcext:value-type="float">
            <text:p>2832</text:p>
          </table:table-cell>
          <table:table-cell table:formula="of:=[.AER16]+1/[.$E$23]" office:value-type="float" office:value="2833" calcext:value-type="float">
            <text:p>2833</text:p>
          </table:table-cell>
          <table:table-cell table:formula="of:=[.AES16]+1/[.$E$23]" office:value-type="float" office:value="2834" calcext:value-type="float">
            <text:p>2834</text:p>
          </table:table-cell>
          <table:table-cell table:formula="of:=[.AET16]+1/[.$E$23]" office:value-type="float" office:value="2835" calcext:value-type="float">
            <text:p>2835</text:p>
          </table:table-cell>
          <table:table-cell table:formula="of:=[.AEU16]+1/[.$E$23]" office:value-type="float" office:value="2836" calcext:value-type="float">
            <text:p>2836</text:p>
          </table:table-cell>
          <table:table-cell table:formula="of:=[.AEV16]+1/[.$E$23]" office:value-type="float" office:value="2837" calcext:value-type="float">
            <text:p>2837</text:p>
          </table:table-cell>
          <table:table-cell table:formula="of:=[.AEW16]+1/[.$E$23]" office:value-type="float" office:value="2838" calcext:value-type="float">
            <text:p>2838</text:p>
          </table:table-cell>
          <table:table-cell table:formula="of:=[.AEX16]+1/[.$E$23]" office:value-type="float" office:value="2839" calcext:value-type="float">
            <text:p>2839</text:p>
          </table:table-cell>
          <table:table-cell table:formula="of:=[.AEY16]+1/[.$E$23]" office:value-type="float" office:value="2840" calcext:value-type="float">
            <text:p>2840</text:p>
          </table:table-cell>
          <table:table-cell table:formula="of:=[.AEZ16]+1/[.$E$23]" office:value-type="float" office:value="2841" calcext:value-type="float">
            <text:p>2841</text:p>
          </table:table-cell>
          <table:table-cell table:formula="of:=[.AFA16]+1/[.$E$23]" office:value-type="float" office:value="2842" calcext:value-type="float">
            <text:p>2842</text:p>
          </table:table-cell>
          <table:table-cell table:formula="of:=[.AFB16]+1/[.$E$23]" office:value-type="float" office:value="2843" calcext:value-type="float">
            <text:p>2843</text:p>
          </table:table-cell>
          <table:table-cell table:formula="of:=[.AFC16]+1/[.$E$23]" office:value-type="float" office:value="2844" calcext:value-type="float">
            <text:p>2844</text:p>
          </table:table-cell>
          <table:table-cell table:formula="of:=[.AFD16]+1/[.$E$23]" office:value-type="float" office:value="2845" calcext:value-type="float">
            <text:p>2845</text:p>
          </table:table-cell>
          <table:table-cell table:formula="of:=[.AFE16]+1/[.$E$23]" office:value-type="float" office:value="2846" calcext:value-type="float">
            <text:p>2846</text:p>
          </table:table-cell>
          <table:table-cell table:formula="of:=[.AFF16]+1/[.$E$23]" office:value-type="float" office:value="2847" calcext:value-type="float">
            <text:p>2847</text:p>
          </table:table-cell>
          <table:table-cell table:formula="of:=[.AFG16]+1/[.$E$23]" office:value-type="float" office:value="2848" calcext:value-type="float">
            <text:p>2848</text:p>
          </table:table-cell>
          <table:table-cell table:formula="of:=[.AFH16]+1/[.$E$23]" office:value-type="float" office:value="2849" calcext:value-type="float">
            <text:p>2849</text:p>
          </table:table-cell>
          <table:table-cell table:formula="of:=[.AFI16]+1/[.$E$23]" office:value-type="float" office:value="2850" calcext:value-type="float">
            <text:p>2850</text:p>
          </table:table-cell>
          <table:table-cell table:formula="of:=[.AFJ16]+1/[.$E$23]" office:value-type="float" office:value="2851" calcext:value-type="float">
            <text:p>2851</text:p>
          </table:table-cell>
          <table:table-cell table:formula="of:=[.AFK16]+1/[.$E$23]" office:value-type="float" office:value="2852" calcext:value-type="float">
            <text:p>2852</text:p>
          </table:table-cell>
          <table:table-cell table:formula="of:=[.AFL16]+1/[.$E$23]" office:value-type="float" office:value="2853" calcext:value-type="float">
            <text:p>2853</text:p>
          </table:table-cell>
          <table:table-cell table:formula="of:=[.AFM16]+1/[.$E$23]" office:value-type="float" office:value="2854" calcext:value-type="float">
            <text:p>2854</text:p>
          </table:table-cell>
          <table:table-cell table:formula="of:=[.AFN16]+1/[.$E$23]" office:value-type="float" office:value="2855" calcext:value-type="float">
            <text:p>2855</text:p>
          </table:table-cell>
          <table:table-cell table:formula="of:=[.AFO16]+1/[.$E$23]" office:value-type="float" office:value="2856" calcext:value-type="float">
            <text:p>2856</text:p>
          </table:table-cell>
          <table:table-cell table:formula="of:=[.AFP16]+1/[.$E$23]" office:value-type="float" office:value="2857" calcext:value-type="float">
            <text:p>2857</text:p>
          </table:table-cell>
          <table:table-cell table:formula="of:=[.AFQ16]+1/[.$E$23]" office:value-type="float" office:value="2858" calcext:value-type="float">
            <text:p>2858</text:p>
          </table:table-cell>
          <table:table-cell table:formula="of:=[.AFR16]+1/[.$E$23]" office:value-type="float" office:value="2859" calcext:value-type="float">
            <text:p>2859</text:p>
          </table:table-cell>
          <table:table-cell table:formula="of:=[.AFS16]+1/[.$E$23]" office:value-type="float" office:value="2860" calcext:value-type="float">
            <text:p>2860</text:p>
          </table:table-cell>
          <table:table-cell table:formula="of:=[.AFT16]+1/[.$E$23]" office:value-type="float" office:value="2861" calcext:value-type="float">
            <text:p>2861</text:p>
          </table:table-cell>
          <table:table-cell table:formula="of:=[.AFU16]+1/[.$E$23]" office:value-type="float" office:value="2862" calcext:value-type="float">
            <text:p>2862</text:p>
          </table:table-cell>
          <table:table-cell table:formula="of:=[.AFV16]+1/[.$E$23]" office:value-type="float" office:value="2863" calcext:value-type="float">
            <text:p>2863</text:p>
          </table:table-cell>
          <table:table-cell table:formula="of:=[.AFW16]+1/[.$E$23]" office:value-type="float" office:value="2864" calcext:value-type="float">
            <text:p>2864</text:p>
          </table:table-cell>
          <table:table-cell table:formula="of:=[.AFX16]+1/[.$E$23]" office:value-type="float" office:value="2865" calcext:value-type="float">
            <text:p>2865</text:p>
          </table:table-cell>
          <table:table-cell table:formula="of:=[.AFY16]+1/[.$E$23]" office:value-type="float" office:value="2866" calcext:value-type="float">
            <text:p>2866</text:p>
          </table:table-cell>
          <table:table-cell table:formula="of:=[.AFZ16]+1/[.$E$23]" office:value-type="float" office:value="2867" calcext:value-type="float">
            <text:p>2867</text:p>
          </table:table-cell>
          <table:table-cell table:formula="of:=[.AGA16]+1/[.$E$23]" office:value-type="float" office:value="2868" calcext:value-type="float">
            <text:p>2868</text:p>
          </table:table-cell>
          <table:table-cell table:formula="of:=[.AGB16]+1/[.$E$23]" office:value-type="float" office:value="2869" calcext:value-type="float">
            <text:p>2869</text:p>
          </table:table-cell>
          <table:table-cell table:formula="of:=[.AGC16]+1/[.$E$23]" office:value-type="float" office:value="2870" calcext:value-type="float">
            <text:p>2870</text:p>
          </table:table-cell>
          <table:table-cell table:formula="of:=[.AGD16]+1/[.$E$23]" office:value-type="float" office:value="2871" calcext:value-type="float">
            <text:p>2871</text:p>
          </table:table-cell>
          <table:table-cell table:formula="of:=[.AGE16]+1/[.$E$23]" office:value-type="float" office:value="2872" calcext:value-type="float">
            <text:p>2872</text:p>
          </table:table-cell>
          <table:table-cell table:formula="of:=[.AGF16]+1/[.$E$23]" office:value-type="float" office:value="2873" calcext:value-type="float">
            <text:p>2873</text:p>
          </table:table-cell>
          <table:table-cell table:formula="of:=[.AGG16]+1/[.$E$23]" office:value-type="float" office:value="2874" calcext:value-type="float">
            <text:p>2874</text:p>
          </table:table-cell>
          <table:table-cell table:formula="of:=[.AGH16]+1/[.$E$23]" office:value-type="float" office:value="2875" calcext:value-type="float">
            <text:p>2875</text:p>
          </table:table-cell>
          <table:table-cell table:formula="of:=[.AGI16]+1/[.$E$23]" office:value-type="float" office:value="2876" calcext:value-type="float">
            <text:p>2876</text:p>
          </table:table-cell>
          <table:table-cell table:formula="of:=[.AGJ16]+1/[.$E$23]" office:value-type="float" office:value="2877" calcext:value-type="float">
            <text:p>2877</text:p>
          </table:table-cell>
          <table:table-cell table:formula="of:=[.AGK16]+1/[.$E$23]" office:value-type="float" office:value="2878" calcext:value-type="float">
            <text:p>2878</text:p>
          </table:table-cell>
          <table:table-cell table:formula="of:=[.AGL16]+1/[.$E$23]" office:value-type="float" office:value="2879" calcext:value-type="float">
            <text:p>2879</text:p>
          </table:table-cell>
          <table:table-cell table:formula="of:=[.AGM16]+1/[.$E$23]" office:value-type="float" office:value="2880" calcext:value-type="float">
            <text:p>2880</text:p>
          </table:table-cell>
          <table:table-cell table:formula="of:=[.AGN16]+1/[.$E$23]" office:value-type="float" office:value="2881" calcext:value-type="float">
            <text:p>2881</text:p>
          </table:table-cell>
          <table:table-cell table:formula="of:=[.AGO16]+1/[.$E$23]" office:value-type="float" office:value="2882" calcext:value-type="float">
            <text:p>2882</text:p>
          </table:table-cell>
          <table:table-cell table:formula="of:=[.AGP16]+1/[.$E$23]" office:value-type="float" office:value="2883" calcext:value-type="float">
            <text:p>2883</text:p>
          </table:table-cell>
          <table:table-cell table:formula="of:=[.AGQ16]+1/[.$E$23]" office:value-type="float" office:value="2884" calcext:value-type="float">
            <text:p>2884</text:p>
          </table:table-cell>
          <table:table-cell table:formula="of:=[.AGR16]+1/[.$E$23]" office:value-type="float" office:value="2885" calcext:value-type="float">
            <text:p>2885</text:p>
          </table:table-cell>
          <table:table-cell table:formula="of:=[.AGS16]+1/[.$E$23]" office:value-type="float" office:value="2886" calcext:value-type="float">
            <text:p>2886</text:p>
          </table:table-cell>
          <table:table-cell table:formula="of:=[.AGT16]+1/[.$E$23]" office:value-type="float" office:value="2887" calcext:value-type="float">
            <text:p>2887</text:p>
          </table:table-cell>
          <table:table-cell table:formula="of:=[.AGU16]+1/[.$E$23]" office:value-type="float" office:value="2888" calcext:value-type="float">
            <text:p>2888</text:p>
          </table:table-cell>
          <table:table-cell table:formula="of:=[.AGV16]+1/[.$E$23]" office:value-type="float" office:value="2889" calcext:value-type="float">
            <text:p>2889</text:p>
          </table:table-cell>
          <table:table-cell table:formula="of:=[.AGW16]+1/[.$E$23]" office:value-type="float" office:value="2890" calcext:value-type="float">
            <text:p>2890</text:p>
          </table:table-cell>
          <table:table-cell table:formula="of:=[.AGX16]+1/[.$E$23]" office:value-type="float" office:value="2891" calcext:value-type="float">
            <text:p>2891</text:p>
          </table:table-cell>
          <table:table-cell table:formula="of:=[.AGY16]+1/[.$E$23]" office:value-type="float" office:value="2892" calcext:value-type="float">
            <text:p>2892</text:p>
          </table:table-cell>
          <table:table-cell table:formula="of:=[.AGZ16]+1/[.$E$23]" office:value-type="float" office:value="2893" calcext:value-type="float">
            <text:p>2893</text:p>
          </table:table-cell>
          <table:table-cell table:formula="of:=[.AHA16]+1/[.$E$23]" office:value-type="float" office:value="2894" calcext:value-type="float">
            <text:p>2894</text:p>
          </table:table-cell>
          <table:table-cell table:formula="of:=[.AHB16]+1/[.$E$23]" office:value-type="float" office:value="2895" calcext:value-type="float">
            <text:p>2895</text:p>
          </table:table-cell>
          <table:table-cell table:formula="of:=[.AHC16]+1/[.$E$23]" office:value-type="float" office:value="2896" calcext:value-type="float">
            <text:p>2896</text:p>
          </table:table-cell>
          <table:table-cell table:formula="of:=[.AHD16]+1/[.$E$23]" office:value-type="float" office:value="2897" calcext:value-type="float">
            <text:p>2897</text:p>
          </table:table-cell>
          <table:table-cell table:formula="of:=[.AHE16]+1/[.$E$23]" office:value-type="float" office:value="2898" calcext:value-type="float">
            <text:p>2898</text:p>
          </table:table-cell>
          <table:table-cell table:formula="of:=[.AHF16]+1/[.$E$23]" office:value-type="float" office:value="2899" calcext:value-type="float">
            <text:p>2899</text:p>
          </table:table-cell>
          <table:table-cell table:formula="of:=[.AHG16]+1/[.$E$23]" office:value-type="float" office:value="2900" calcext:value-type="float">
            <text:p>2900</text:p>
          </table:table-cell>
          <table:table-cell table:formula="of:=[.AHH16]+1/[.$E$23]" office:value-type="float" office:value="2901" calcext:value-type="float">
            <text:p>2901</text:p>
          </table:table-cell>
          <table:table-cell table:formula="of:=[.AHI16]+1/[.$E$23]" office:value-type="float" office:value="2902" calcext:value-type="float">
            <text:p>2902</text:p>
          </table:table-cell>
          <table:table-cell table:formula="of:=[.AHJ16]+1/[.$E$23]" office:value-type="float" office:value="2903" calcext:value-type="float">
            <text:p>2903</text:p>
          </table:table-cell>
          <table:table-cell table:formula="of:=[.AHK16]+1/[.$E$23]" office:value-type="float" office:value="2904" calcext:value-type="float">
            <text:p>2904</text:p>
          </table:table-cell>
          <table:table-cell table:formula="of:=[.AHL16]+1/[.$E$23]" office:value-type="float" office:value="2905" calcext:value-type="float">
            <text:p>2905</text:p>
          </table:table-cell>
          <table:table-cell table:formula="of:=[.AHM16]+1/[.$E$23]" office:value-type="float" office:value="2906" calcext:value-type="float">
            <text:p>2906</text:p>
          </table:table-cell>
          <table:table-cell table:formula="of:=[.AHN16]+1/[.$E$23]" office:value-type="float" office:value="2907" calcext:value-type="float">
            <text:p>2907</text:p>
          </table:table-cell>
          <table:table-cell table:formula="of:=[.AHO16]+1/[.$E$23]" office:value-type="float" office:value="2908" calcext:value-type="float">
            <text:p>2908</text:p>
          </table:table-cell>
          <table:table-cell table:formula="of:=[.AHP16]+1/[.$E$23]" office:value-type="float" office:value="2909" calcext:value-type="float">
            <text:p>2909</text:p>
          </table:table-cell>
          <table:table-cell table:formula="of:=[.AHQ16]+1/[.$E$23]" office:value-type="float" office:value="2910" calcext:value-type="float">
            <text:p>2910</text:p>
          </table:table-cell>
          <table:table-cell table:formula="of:=[.AHR16]+1/[.$E$23]" office:value-type="float" office:value="2911" calcext:value-type="float">
            <text:p>2911</text:p>
          </table:table-cell>
          <table:table-cell table:formula="of:=[.AHS16]+1/[.$E$23]" office:value-type="float" office:value="2912" calcext:value-type="float">
            <text:p>2912</text:p>
          </table:table-cell>
          <table:table-cell table:formula="of:=[.AHT16]+1/[.$E$23]" office:value-type="float" office:value="2913" calcext:value-type="float">
            <text:p>2913</text:p>
          </table:table-cell>
          <table:table-cell table:formula="of:=[.AHU16]+1/[.$E$23]" office:value-type="float" office:value="2914" calcext:value-type="float">
            <text:p>2914</text:p>
          </table:table-cell>
          <table:table-cell table:formula="of:=[.AHV16]+1/[.$E$23]" office:value-type="float" office:value="2915" calcext:value-type="float">
            <text:p>2915</text:p>
          </table:table-cell>
          <table:table-cell table:formula="of:=[.AHW16]+1/[.$E$23]" office:value-type="float" office:value="2916" calcext:value-type="float">
            <text:p>2916</text:p>
          </table:table-cell>
          <table:table-cell table:formula="of:=[.AHX16]+1/[.$E$23]" office:value-type="float" office:value="2917" calcext:value-type="float">
            <text:p>2917</text:p>
          </table:table-cell>
          <table:table-cell table:formula="of:=[.AHY16]+1/[.$E$23]" office:value-type="float" office:value="2918" calcext:value-type="float">
            <text:p>2918</text:p>
          </table:table-cell>
          <table:table-cell table:formula="of:=[.AHZ16]+1/[.$E$23]" office:value-type="float" office:value="2919" calcext:value-type="float">
            <text:p>2919</text:p>
          </table:table-cell>
          <table:table-cell table:formula="of:=[.AIA16]+1/[.$E$23]" office:value-type="float" office:value="2920" calcext:value-type="float">
            <text:p>2920</text:p>
          </table:table-cell>
          <table:table-cell table:formula="of:=[.AIB16]+1/[.$E$23]" office:value-type="float" office:value="2921" calcext:value-type="float">
            <text:p>2921</text:p>
          </table:table-cell>
          <table:table-cell table:formula="of:=[.AIC16]+1/[.$E$23]" office:value-type="float" office:value="2922" calcext:value-type="float">
            <text:p>2922</text:p>
          </table:table-cell>
          <table:table-cell table:formula="of:=[.AID16]+1/[.$E$23]" office:value-type="float" office:value="2923" calcext:value-type="float">
            <text:p>2923</text:p>
          </table:table-cell>
          <table:table-cell table:formula="of:=[.AIE16]+1/[.$E$23]" office:value-type="float" office:value="2924" calcext:value-type="float">
            <text:p>2924</text:p>
          </table:table-cell>
          <table:table-cell table:formula="of:=[.AIF16]+1/[.$E$23]" office:value-type="float" office:value="2925" calcext:value-type="float">
            <text:p>2925</text:p>
          </table:table-cell>
          <table:table-cell table:formula="of:=[.AIG16]+1/[.$E$23]" office:value-type="float" office:value="2926" calcext:value-type="float">
            <text:p>2926</text:p>
          </table:table-cell>
          <table:table-cell table:formula="of:=[.AIH16]+1/[.$E$23]" office:value-type="float" office:value="2927" calcext:value-type="float">
            <text:p>2927</text:p>
          </table:table-cell>
          <table:table-cell table:formula="of:=[.AII16]+1/[.$E$23]" office:value-type="float" office:value="2928" calcext:value-type="float">
            <text:p>2928</text:p>
          </table:table-cell>
          <table:table-cell table:formula="of:=[.AIJ16]+1/[.$E$23]" office:value-type="float" office:value="2929" calcext:value-type="float">
            <text:p>2929</text:p>
          </table:table-cell>
          <table:table-cell table:formula="of:=[.AIK16]+1/[.$E$23]" office:value-type="float" office:value="2930" calcext:value-type="float">
            <text:p>2930</text:p>
          </table:table-cell>
          <table:table-cell table:formula="of:=[.AIL16]+1/[.$E$23]" office:value-type="float" office:value="2931" calcext:value-type="float">
            <text:p>2931</text:p>
          </table:table-cell>
          <table:table-cell table:formula="of:=[.AIM16]+1/[.$E$23]" office:value-type="float" office:value="2932" calcext:value-type="float">
            <text:p>2932</text:p>
          </table:table-cell>
          <table:table-cell table:formula="of:=[.AIN16]+1/[.$E$23]" office:value-type="float" office:value="2933" calcext:value-type="float">
            <text:p>2933</text:p>
          </table:table-cell>
          <table:table-cell table:formula="of:=[.AIO16]+1/[.$E$23]" office:value-type="float" office:value="2934" calcext:value-type="float">
            <text:p>2934</text:p>
          </table:table-cell>
          <table:table-cell table:formula="of:=[.AIP16]+1/[.$E$23]" office:value-type="float" office:value="2935" calcext:value-type="float">
            <text:p>2935</text:p>
          </table:table-cell>
          <table:table-cell table:formula="of:=[.AIQ16]+1/[.$E$23]" office:value-type="float" office:value="2936" calcext:value-type="float">
            <text:p>2936</text:p>
          </table:table-cell>
          <table:table-cell table:formula="of:=[.AIR16]+1/[.$E$23]" office:value-type="float" office:value="2937" calcext:value-type="float">
            <text:p>2937</text:p>
          </table:table-cell>
          <table:table-cell table:formula="of:=[.AIS16]+1/[.$E$23]" office:value-type="float" office:value="2938" calcext:value-type="float">
            <text:p>2938</text:p>
          </table:table-cell>
          <table:table-cell table:formula="of:=[.AIT16]+1/[.$E$23]" office:value-type="float" office:value="2939" calcext:value-type="float">
            <text:p>2939</text:p>
          </table:table-cell>
          <table:table-cell table:formula="of:=[.AIU16]+1/[.$E$23]" office:value-type="float" office:value="2940" calcext:value-type="float">
            <text:p>2940</text:p>
          </table:table-cell>
          <table:table-cell table:formula="of:=[.AIV16]+1/[.$E$23]" office:value-type="float" office:value="2941" calcext:value-type="float">
            <text:p>2941</text:p>
          </table:table-cell>
          <table:table-cell table:formula="of:=[.AIW16]+1/[.$E$23]" office:value-type="float" office:value="2942" calcext:value-type="float">
            <text:p>2942</text:p>
          </table:table-cell>
          <table:table-cell table:formula="of:=[.AIX16]+1/[.$E$23]" office:value-type="float" office:value="2943" calcext:value-type="float">
            <text:p>2943</text:p>
          </table:table-cell>
          <table:table-cell table:formula="of:=[.AIY16]+1/[.$E$23]" office:value-type="float" office:value="2944" calcext:value-type="float">
            <text:p>2944</text:p>
          </table:table-cell>
          <table:table-cell table:formula="of:=[.AIZ16]+1/[.$E$23]" office:value-type="float" office:value="2945" calcext:value-type="float">
            <text:p>2945</text:p>
          </table:table-cell>
          <table:table-cell table:formula="of:=[.AJA16]+1/[.$E$23]" office:value-type="float" office:value="2946" calcext:value-type="float">
            <text:p>2946</text:p>
          </table:table-cell>
          <table:table-cell table:formula="of:=[.AJB16]+1/[.$E$23]" office:value-type="float" office:value="2947" calcext:value-type="float">
            <text:p>2947</text:p>
          </table:table-cell>
          <table:table-cell table:formula="of:=[.AJC16]+1/[.$E$23]" office:value-type="float" office:value="2948" calcext:value-type="float">
            <text:p>2948</text:p>
          </table:table-cell>
          <table:table-cell table:formula="of:=[.AJD16]+1/[.$E$23]" office:value-type="float" office:value="2949" calcext:value-type="float">
            <text:p>2949</text:p>
          </table:table-cell>
          <table:table-cell table:formula="of:=[.AJE16]+1/[.$E$23]" office:value-type="float" office:value="2950" calcext:value-type="float">
            <text:p>2950</text:p>
          </table:table-cell>
          <table:table-cell table:formula="of:=[.AJF16]+1/[.$E$23]" office:value-type="float" office:value="2951" calcext:value-type="float">
            <text:p>2951</text:p>
          </table:table-cell>
          <table:table-cell table:formula="of:=[.AJG16]+1/[.$E$23]" office:value-type="float" office:value="2952" calcext:value-type="float">
            <text:p>2952</text:p>
          </table:table-cell>
          <table:table-cell table:formula="of:=[.AJH16]+1/[.$E$23]" office:value-type="float" office:value="2953" calcext:value-type="float">
            <text:p>2953</text:p>
          </table:table-cell>
          <table:table-cell table:formula="of:=[.AJI16]+1/[.$E$23]" office:value-type="float" office:value="2954" calcext:value-type="float">
            <text:p>2954</text:p>
          </table:table-cell>
          <table:table-cell table:formula="of:=[.AJJ16]+1/[.$E$23]" office:value-type="float" office:value="2955" calcext:value-type="float">
            <text:p>2955</text:p>
          </table:table-cell>
          <table:table-cell table:formula="of:=[.AJK16]+1/[.$E$23]" office:value-type="float" office:value="2956" calcext:value-type="float">
            <text:p>2956</text:p>
          </table:table-cell>
          <table:table-cell table:formula="of:=[.AJL16]+1/[.$E$23]" office:value-type="float" office:value="2957" calcext:value-type="float">
            <text:p>2957</text:p>
          </table:table-cell>
          <table:table-cell table:formula="of:=[.AJM16]+1/[.$E$23]" office:value-type="float" office:value="2958" calcext:value-type="float">
            <text:p>2958</text:p>
          </table:table-cell>
          <table:table-cell table:formula="of:=[.AJN16]+1/[.$E$23]" office:value-type="float" office:value="2959" calcext:value-type="float">
            <text:p>2959</text:p>
          </table:table-cell>
          <table:table-cell table:formula="of:=[.AJO16]+1/[.$E$23]" office:value-type="float" office:value="2960" calcext:value-type="float">
            <text:p>2960</text:p>
          </table:table-cell>
          <table:table-cell table:formula="of:=[.AJP16]+1/[.$E$23]" office:value-type="float" office:value="2961" calcext:value-type="float">
            <text:p>2961</text:p>
          </table:table-cell>
          <table:table-cell table:formula="of:=[.AJQ16]+1/[.$E$23]" office:value-type="float" office:value="2962" calcext:value-type="float">
            <text:p>2962</text:p>
          </table:table-cell>
          <table:table-cell table:formula="of:=[.AJR16]+1/[.$E$23]" office:value-type="float" office:value="2963" calcext:value-type="float">
            <text:p>2963</text:p>
          </table:table-cell>
          <table:table-cell table:formula="of:=[.AJS16]+1/[.$E$23]" office:value-type="float" office:value="2964" calcext:value-type="float">
            <text:p>2964</text:p>
          </table:table-cell>
          <table:table-cell table:formula="of:=[.AJT16]+1/[.$E$23]" office:value-type="float" office:value="2965" calcext:value-type="float">
            <text:p>2965</text:p>
          </table:table-cell>
          <table:table-cell table:formula="of:=[.AJU16]+1/[.$E$23]" office:value-type="float" office:value="2966" calcext:value-type="float">
            <text:p>2966</text:p>
          </table:table-cell>
          <table:table-cell table:formula="of:=[.AJV16]+1/[.$E$23]" office:value-type="float" office:value="2967" calcext:value-type="float">
            <text:p>2967</text:p>
          </table:table-cell>
          <table:table-cell table:formula="of:=[.AJW16]+1/[.$E$23]" office:value-type="float" office:value="2968" calcext:value-type="float">
            <text:p>2968</text:p>
          </table:table-cell>
          <table:table-cell table:formula="of:=[.AJX16]+1/[.$E$23]" office:value-type="float" office:value="2969" calcext:value-type="float">
            <text:p>2969</text:p>
          </table:table-cell>
          <table:table-cell table:formula="of:=[.AJY16]+1/[.$E$23]" office:value-type="float" office:value="2970" calcext:value-type="float">
            <text:p>2970</text:p>
          </table:table-cell>
          <table:table-cell table:formula="of:=[.AJZ16]+1/[.$E$23]" office:value-type="float" office:value="2971" calcext:value-type="float">
            <text:p>2971</text:p>
          </table:table-cell>
          <table:table-cell table:formula="of:=[.AKA16]+1/[.$E$23]" office:value-type="float" office:value="2972" calcext:value-type="float">
            <text:p>2972</text:p>
          </table:table-cell>
          <table:table-cell table:formula="of:=[.AKB16]+1/[.$E$23]" office:value-type="float" office:value="2973" calcext:value-type="float">
            <text:p>2973</text:p>
          </table:table-cell>
          <table:table-cell table:formula="of:=[.AKC16]+1/[.$E$23]" office:value-type="float" office:value="2974" calcext:value-type="float">
            <text:p>2974</text:p>
          </table:table-cell>
          <table:table-cell table:formula="of:=[.AKD16]+1/[.$E$23]" office:value-type="float" office:value="2975" calcext:value-type="float">
            <text:p>2975</text:p>
          </table:table-cell>
          <table:table-cell table:formula="of:=[.AKE16]+1/[.$E$23]" office:value-type="float" office:value="2976" calcext:value-type="float">
            <text:p>2976</text:p>
          </table:table-cell>
          <table:table-cell table:formula="of:=[.AKF16]+1/[.$E$23]" office:value-type="float" office:value="2977" calcext:value-type="float">
            <text:p>2977</text:p>
          </table:table-cell>
          <table:table-cell table:formula="of:=[.AKG16]+1/[.$E$23]" office:value-type="float" office:value="2978" calcext:value-type="float">
            <text:p>2978</text:p>
          </table:table-cell>
          <table:table-cell table:formula="of:=[.AKH16]+1/[.$E$23]" office:value-type="float" office:value="2979" calcext:value-type="float">
            <text:p>2979</text:p>
          </table:table-cell>
          <table:table-cell table:formula="of:=[.AKI16]+1/[.$E$23]" office:value-type="float" office:value="2980" calcext:value-type="float">
            <text:p>2980</text:p>
          </table:table-cell>
          <table:table-cell table:formula="of:=[.AKJ16]+1/[.$E$23]" office:value-type="float" office:value="2981" calcext:value-type="float">
            <text:p>2981</text:p>
          </table:table-cell>
          <table:table-cell table:formula="of:=[.AKK16]+1/[.$E$23]" office:value-type="float" office:value="2982" calcext:value-type="float">
            <text:p>2982</text:p>
          </table:table-cell>
          <table:table-cell table:formula="of:=[.AKL16]+1/[.$E$23]" office:value-type="float" office:value="2983" calcext:value-type="float">
            <text:p>2983</text:p>
          </table:table-cell>
          <table:table-cell table:formula="of:=[.AKM16]+1/[.$E$23]" office:value-type="float" office:value="2984" calcext:value-type="float">
            <text:p>2984</text:p>
          </table:table-cell>
          <table:table-cell table:formula="of:=[.AKN16]+1/[.$E$23]" office:value-type="float" office:value="2985" calcext:value-type="float">
            <text:p>2985</text:p>
          </table:table-cell>
          <table:table-cell table:formula="of:=[.AKO16]+1/[.$E$23]" office:value-type="float" office:value="2986" calcext:value-type="float">
            <text:p>2986</text:p>
          </table:table-cell>
          <table:table-cell table:formula="of:=[.AKP16]+1/[.$E$23]" office:value-type="float" office:value="2987" calcext:value-type="float">
            <text:p>2987</text:p>
          </table:table-cell>
          <table:table-cell table:formula="of:=[.AKQ16]+1/[.$E$23]" office:value-type="float" office:value="2988" calcext:value-type="float">
            <text:p>2988</text:p>
          </table:table-cell>
          <table:table-cell table:formula="of:=[.AKR16]+1/[.$E$23]" office:value-type="float" office:value="2989" calcext:value-type="float">
            <text:p>2989</text:p>
          </table:table-cell>
          <table:table-cell table:formula="of:=[.AKS16]+1/[.$E$23]" office:value-type="float" office:value="2990" calcext:value-type="float">
            <text:p>2990</text:p>
          </table:table-cell>
          <table:table-cell table:formula="of:=[.AKT16]+1/[.$E$23]" office:value-type="float" office:value="2991" calcext:value-type="float">
            <text:p>2991</text:p>
          </table:table-cell>
          <table:table-cell table:formula="of:=[.AKU16]+1/[.$E$23]" office:value-type="float" office:value="2992" calcext:value-type="float">
            <text:p>2992</text:p>
          </table:table-cell>
          <table:table-cell table:formula="of:=[.AKV16]+1/[.$E$23]" office:value-type="float" office:value="2993" calcext:value-type="float">
            <text:p>2993</text:p>
          </table:table-cell>
          <table:table-cell table:formula="of:=[.AKW16]+1/[.$E$23]" office:value-type="float" office:value="2994" calcext:value-type="float">
            <text:p>2994</text:p>
          </table:table-cell>
          <table:table-cell table:formula="of:=[.AKX16]+1/[.$E$23]" office:value-type="float" office:value="2995" calcext:value-type="float">
            <text:p>2995</text:p>
          </table:table-cell>
          <table:table-cell table:formula="of:=[.AKY16]+1/[.$E$23]" office:value-type="float" office:value="2996" calcext:value-type="float">
            <text:p>2996</text:p>
          </table:table-cell>
          <table:table-cell table:formula="of:=[.AKZ16]+1/[.$E$23]" office:value-type="float" office:value="2997" calcext:value-type="float">
            <text:p>2997</text:p>
          </table:table-cell>
          <table:table-cell table:formula="of:=[.ALA16]+1/[.$E$23]" office:value-type="float" office:value="2998" calcext:value-type="float">
            <text:p>2998</text:p>
          </table:table-cell>
          <table:table-cell table:formula="of:=[.ALB16]+1/[.$E$23]" office:value-type="float" office:value="2999" calcext:value-type="float">
            <text:p>2999</text:p>
          </table:table-cell>
          <table:table-cell table:formula="of:=[.ALC16]+1/[.$E$23]" office:value-type="float" office:value="3000" calcext:value-type="float">
            <text:p>3000</text:p>
          </table:table-cell>
          <table:table-cell table:formula="of:=[.ALD16]+1/[.$E$23]" office:value-type="float" office:value="3001" calcext:value-type="float">
            <text:p>3001</text:p>
          </table:table-cell>
          <table:table-cell table:formula="of:=[.ALE16]+1/[.$E$23]" office:value-type="float" office:value="3002" calcext:value-type="float">
            <text:p>3002</text:p>
          </table:table-cell>
          <table:table-cell table:formula="of:=[.ALF16]+1/[.$E$23]" office:value-type="float" office:value="3003" calcext:value-type="float">
            <text:p>3003</text:p>
          </table:table-cell>
          <table:table-cell table:formula="of:=[.ALG16]+1/[.$E$23]" office:value-type="float" office:value="3004" calcext:value-type="float">
            <text:p>3004</text:p>
          </table:table-cell>
          <table:table-cell table:formula="of:=[.ALH16]+1/[.$E$23]" office:value-type="float" office:value="3005" calcext:value-type="float">
            <text:p>3005</text:p>
          </table:table-cell>
          <table:table-cell table:formula="of:=[.ALI16]+1/[.$E$23]" office:value-type="float" office:value="3006" calcext:value-type="float">
            <text:p>3006</text:p>
          </table:table-cell>
          <table:table-cell table:formula="of:=[.ALJ16]+1/[.$E$23]" office:value-type="float" office:value="3007" calcext:value-type="float">
            <text:p>3007</text:p>
          </table:table-cell>
          <table:table-cell table:formula="of:=[.ALK16]+1/[.$E$23]" office:value-type="float" office:value="3008" calcext:value-type="float">
            <text:p>3008</text:p>
          </table:table-cell>
          <table:table-cell table:formula="of:=[.ALL16]+1/[.$E$23]" office:value-type="float" office:value="3009" calcext:value-type="float">
            <text:p>3009</text:p>
          </table:table-cell>
          <table:table-cell table:formula="of:=[.ALM16]+1/[.$E$23]" office:value-type="float" office:value="3010" calcext:value-type="float">
            <text:p>3010</text:p>
          </table:table-cell>
          <table:table-cell table:formula="of:=[.ALN16]+1/[.$E$23]" office:value-type="float" office:value="3011" calcext:value-type="float">
            <text:p>3011</text:p>
          </table:table-cell>
          <table:table-cell table:formula="of:=[.ALO16]+1/[.$E$23]" office:value-type="float" office:value="3012" calcext:value-type="float">
            <text:p>3012</text:p>
          </table:table-cell>
          <table:table-cell table:formula="of:=[.ALP16]+1/[.$E$23]" office:value-type="float" office:value="3013" calcext:value-type="float">
            <text:p>3013</text:p>
          </table:table-cell>
          <table:table-cell table:formula="of:=[.ALQ16]+1/[.$E$23]" office:value-type="float" office:value="3014" calcext:value-type="float">
            <text:p>3014</text:p>
          </table:table-cell>
          <table:table-cell table:formula="of:=[.ALR16]+1/[.$E$23]" office:value-type="float" office:value="3015" calcext:value-type="float">
            <text:p>3015</text:p>
          </table:table-cell>
          <table:table-cell table:formula="of:=[.ALS16]+1/[.$E$23]" office:value-type="float" office:value="3016" calcext:value-type="float">
            <text:p>3016</text:p>
          </table:table-cell>
          <table:table-cell table:formula="of:=[.ALT16]+1/[.$E$23]" office:value-type="float" office:value="3017" calcext:value-type="float">
            <text:p>3017</text:p>
          </table:table-cell>
          <table:table-cell table:formula="of:=[.ALU16]+1/[.$E$23]" office:value-type="float" office:value="3018" calcext:value-type="float">
            <text:p>3018</text:p>
          </table:table-cell>
          <table:table-cell table:formula="of:=[.ALV16]+1/[.$E$23]" office:value-type="float" office:value="3019" calcext:value-type="float">
            <text:p>3019</text:p>
          </table:table-cell>
          <table:table-cell table:formula="of:=[.ALW16]+1/[.$E$23]" office:value-type="float" office:value="3020" calcext:value-type="float">
            <text:p>3020</text:p>
          </table:table-cell>
          <table:table-cell table:formula="of:=[.ALX16]+1/[.$E$23]" office:value-type="float" office:value="3021" calcext:value-type="float">
            <text:p>3021</text:p>
          </table:table-cell>
          <table:table-cell table:formula="of:=[.ALY16]+1/[.$E$23]" office:value-type="float" office:value="3022" calcext:value-type="float">
            <text:p>3022</text:p>
          </table:table-cell>
          <table:table-cell table:formula="of:=[.ALZ16]+1/[.$E$23]" office:value-type="float" office:value="3023" calcext:value-type="float">
            <text:p>3023</text:p>
          </table:table-cell>
          <table:table-cell table:formula="of:=[.AMA16]+1/[.$E$23]" office:value-type="float" office:value="3024" calcext:value-type="float">
            <text:p>3024</text:p>
          </table:table-cell>
          <table:table-cell table:formula="of:=[.AMB16]+1/[.$E$23]" office:value-type="float" office:value="3025" calcext:value-type="float">
            <text:p>3025</text:p>
          </table:table-cell>
          <table:table-cell table:formula="of:=[.AMC16]+1/[.$E$23]" office:value-type="float" office:value="3026" calcext:value-type="float">
            <text:p>3026</text:p>
          </table:table-cell>
          <table:table-cell table:formula="of:=[.AMD16]+1/[.$E$23]" office:value-type="float" office:value="3027" calcext:value-type="float">
            <text:p>3027</text:p>
          </table:table-cell>
          <table:table-cell table:formula="of:=[.AME16]+1/[.$E$23]" office:value-type="float" office:value="3028" calcext:value-type="float">
            <text:p>3028</text:p>
          </table:table-cell>
          <table:table-cell table:formula="of:=[.AMF16]+1/[.$E$23]" office:value-type="float" office:value="3029" calcext:value-type="float">
            <text:p>3029</text:p>
          </table:table-cell>
          <table:table-cell table:formula="of:=[.AMG16]+1/[.$E$23]" office:value-type="float" office:value="3030" calcext:value-type="float">
            <text:p>3030</text:p>
          </table:table-cell>
          <table:table-cell table:formula="of:=[.AMH16]+1/[.$E$23]" office:value-type="float" office:value="3031" calcext:value-type="float">
            <text:p>3031</text:p>
          </table:table-cell>
          <table:table-cell table:formula="of:=[.AMI16]+1/[.$E$23]" office:value-type="float" office:value="3032" calcext:value-type="float">
            <text:p>3032</text:p>
          </table:table-cell>
        </table:table-row>
        <table:table-row table:style-name="ro1">
          <table:table-cell office:value-type="string" calcext:value-type="string">
            <text:p>Population (double)</text:p>
          </table:table-cell>
          <table:table-cell office:value-type="float" office:value="400" calcext:value-type="float">
            <text:p>400</text:p>
          </table:table-cell>
          <table:table-cell table:formula="of:=[.B17]*[.$C$23]" office:value-type="float" office:value="400.1541248" calcext:value-type="float">
            <text:p>400.1541248</text:p>
          </table:table-cell>
          <table:table-cell table:formula="of:=[.C17]*[.$C$23]" office:value-type="float" office:value="400.308308986135" calcext:value-type="float">
            <text:p>400.3083089861</text:p>
          </table:table-cell>
          <table:table-cell table:formula="of:=[.D17]*[.$C$23]" office:value-type="float" office:value="400.462552581287" calcext:value-type="float">
            <text:p>400.4625525813</text:p>
          </table:table-cell>
          <table:table-cell table:formula="of:=[.E17]*[.$C$23]" office:value-type="float" office:value="400.616855608347" calcext:value-type="float">
            <text:p>400.6168556083</text:p>
          </table:table-cell>
          <table:table-cell table:formula="of:=[.F17]*[.$C$23]" office:value-type="float" office:value="400.771218090215" calcext:value-type="float">
            <text:p>400.7712180902</text:p>
          </table:table-cell>
          <table:table-cell table:formula="of:=[.G17]*[.$C$23]" office:value-type="float" office:value="400.9256400498" calcext:value-type="float">
            <text:p>400.9256400498</text:p>
          </table:table-cell>
          <table:table-cell table:formula="of:=[.H17]*[.$C$23]" office:value-type="float" office:value="401.080121510019" calcext:value-type="float">
            <text:p>401.08012151</text:p>
          </table:table-cell>
          <table:table-cell table:formula="of:=[.I17]*[.$C$23]" office:value-type="float" office:value="401.234662493798" calcext:value-type="float">
            <text:p>401.2346624938</text:p>
          </table:table-cell>
          <table:table-cell table:formula="of:=[.J17]*[.$C$23]" office:value-type="float" office:value="401.389263024073" calcext:value-type="float">
            <text:p>401.3892630241</text:p>
          </table:table-cell>
          <table:table-cell table:formula="of:=[.K17]*[.$C$23]" office:value-type="float" office:value="401.543923123787" calcext:value-type="float">
            <text:p>401.5439231238</text:p>
          </table:table-cell>
          <table:table-cell table:formula="of:=[.L17]*[.$C$23]" office:value-type="float" office:value="401.698642815894" calcext:value-type="float">
            <text:p>401.6986428159</text:p>
          </table:table-cell>
          <table:table-cell table:formula="of:=[.M17]*[.$C$23]" office:value-type="float" office:value="401.853422123354" calcext:value-type="float">
            <text:p>401.8534221234</text:p>
          </table:table-cell>
          <table:table-cell table:formula="of:=[.N17]*[.$C$23]" office:value-type="float" office:value="402.00826106914" calcext:value-type="float">
            <text:p>402.0082610691</text:p>
          </table:table-cell>
          <table:table-cell table:formula="of:=[.O17]*[.$C$23]" office:value-type="float" office:value="402.163159676229" calcext:value-type="float">
            <text:p>402.1631596762</text:p>
          </table:table-cell>
          <table:table-cell table:formula="of:=[.P17]*[.$C$23]" office:value-type="float" office:value="402.31811796761" calcext:value-type="float">
            <text:p>402.3181179676</text:p>
          </table:table-cell>
          <table:table-cell table:formula="of:=[.Q17]*[.$C$23]" office:value-type="float" office:value="402.47313596628" calcext:value-type="float">
            <text:p>402.4731359663</text:p>
          </table:table-cell>
          <table:table-cell table:formula="of:=[.R17]*[.$C$23]" office:value-type="float" office:value="402.628213695246" calcext:value-type="float">
            <text:p>402.6282136952</text:p>
          </table:table-cell>
          <table:table-cell table:formula="of:=[.S17]*[.$C$23]" office:value-type="float" office:value="402.783351177521" calcext:value-type="float">
            <text:p>402.7833511775</text:p>
          </table:table-cell>
          <table:table-cell table:formula="of:=[.T17]*[.$C$23]" office:value-type="float" office:value="402.93854843613" calcext:value-type="float">
            <text:p>402.9385484361</text:p>
          </table:table-cell>
          <table:table-cell table:formula="of:=[.U17]*[.$C$23]" office:value-type="float" office:value="403.093805494105" calcext:value-type="float">
            <text:p>403.0938054941</text:p>
          </table:table-cell>
          <table:table-cell table:formula="of:=[.V17]*[.$C$23]" office:value-type="float" office:value="403.249122374487" calcext:value-type="float">
            <text:p>403.2491223745</text:p>
          </table:table-cell>
          <table:table-cell table:formula="of:=[.W17]*[.$C$23]" office:value-type="float" office:value="403.404499100328" calcext:value-type="float">
            <text:p>403.4044991003</text:p>
          </table:table-cell>
          <table:table-cell table:formula="of:=[.X17]*[.$C$23]" office:value-type="float" office:value="403.559935694685" calcext:value-type="float">
            <text:p>403.5599356947</text:p>
          </table:table-cell>
          <table:table-cell table:formula="of:=[.Y17]*[.$C$23]" office:value-type="float" office:value="403.715432180627" calcext:value-type="float">
            <text:p>403.7154321806</text:p>
          </table:table-cell>
          <table:table-cell table:formula="of:=[.Z17]*[.$C$23]" office:value-type="float" office:value="403.870988581232" calcext:value-type="float">
            <text:p>403.8709885812</text:p>
          </table:table-cell>
          <table:table-cell table:formula="of:=[.AA17]*[.$C$23]" office:value-type="float" office:value="404.026604919584" calcext:value-type="float">
            <text:p>404.0266049196</text:p>
          </table:table-cell>
          <table:table-cell table:formula="of:=[.AB17]*[.$C$23]" office:value-type="float" office:value="404.182281218778" calcext:value-type="float">
            <text:p>404.1822812188</text:p>
          </table:table-cell>
          <table:table-cell table:formula="of:=[.AC17]*[.$C$23]" office:value-type="float" office:value="404.338017501919" calcext:value-type="float">
            <text:p>404.3380175019</text:p>
          </table:table-cell>
          <table:table-cell table:formula="of:=[.AD17]*[.$C$23]" office:value-type="float" office:value="404.493813792119" calcext:value-type="float">
            <text:p>404.4938137921</text:p>
          </table:table-cell>
          <table:table-cell table:formula="of:=[.AE17]*[.$C$23]" office:value-type="float" office:value="404.649670112499" calcext:value-type="float">
            <text:p>404.6496701125</text:p>
          </table:table-cell>
          <table:table-cell table:formula="of:=[.AF17]*[.$C$23]" office:value-type="float" office:value="404.805586486189" calcext:value-type="float">
            <text:p>404.8055864862</text:p>
          </table:table-cell>
          <table:table-cell table:formula="of:=[.AG17]*[.$C$23]" office:value-type="float" office:value="404.961562936329" calcext:value-type="float">
            <text:p>404.9615629363</text:p>
          </table:table-cell>
          <table:table-cell table:formula="of:=[.AH17]*[.$C$23]" office:value-type="float" office:value="405.117599486067" calcext:value-type="float">
            <text:p>405.1175994861</text:p>
          </table:table-cell>
          <table:table-cell table:formula="of:=[.AI17]*[.$C$23]" office:value-type="float" office:value="405.273696158561" calcext:value-type="float">
            <text:p>405.2736961586</text:p>
          </table:table-cell>
          <table:table-cell table:formula="of:=[.AJ17]*[.$C$23]" office:value-type="float" office:value="405.429852976975" calcext:value-type="float">
            <text:p>405.429852977</text:p>
          </table:table-cell>
          <table:table-cell table:formula="of:=[.AK17]*[.$C$23]" office:value-type="float" office:value="405.586069964485" calcext:value-type="float">
            <text:p>405.5860699645</text:p>
          </table:table-cell>
          <table:table-cell table:formula="of:=[.AL17]*[.$C$23]" office:value-type="float" office:value="405.742347144275" calcext:value-type="float">
            <text:p>405.7423471443</text:p>
          </table:table-cell>
          <table:table-cell table:formula="of:=[.AM17]*[.$C$23]" office:value-type="float" office:value="405.898684539538" calcext:value-type="float">
            <text:p>405.8986845395</text:p>
          </table:table-cell>
          <table:table-cell table:formula="of:=[.AN17]*[.$C$23]" office:value-type="float" office:value="406.055082173475" calcext:value-type="float">
            <text:p>406.0550821735</text:p>
          </table:table-cell>
          <table:table-cell table:formula="of:=[.AO17]*[.$C$23]" office:value-type="float" office:value="406.211540069298" calcext:value-type="float">
            <text:p>406.2115400693</text:p>
          </table:table-cell>
          <table:table-cell table:formula="of:=[.AP17]*[.$C$23]" office:value-type="float" office:value="406.368058250225" calcext:value-type="float">
            <text:p>406.3680582502</text:p>
          </table:table-cell>
          <table:table-cell table:formula="of:=[.AQ17]*[.$C$23]" office:value-type="float" office:value="406.524636739485" calcext:value-type="float">
            <text:p>406.5246367395</text:p>
          </table:table-cell>
          <table:table-cell table:formula="of:=[.AR17]*[.$C$23]" office:value-type="float" office:value="406.681275560316" calcext:value-type="float">
            <text:p>406.6812755603</text:p>
          </table:table-cell>
          <table:table-cell table:formula="of:=[.AS17]*[.$C$23]" office:value-type="float" office:value="406.837974735965" calcext:value-type="float">
            <text:p>406.837974736</text:p>
          </table:table-cell>
          <table:table-cell table:formula="of:=[.AT17]*[.$C$23]" office:value-type="float" office:value="406.994734289687" calcext:value-type="float">
            <text:p>406.9947342897</text:p>
          </table:table-cell>
          <table:table-cell table:formula="of:=[.AU17]*[.$C$23]" office:value-type="float" office:value="407.151554244745" calcext:value-type="float">
            <text:p>407.1515542447</text:p>
          </table:table-cell>
          <table:table-cell table:formula="of:=[.AV17]*[.$C$23]" office:value-type="float" office:value="407.308434624414" calcext:value-type="float">
            <text:p>407.3084346244</text:p>
          </table:table-cell>
          <table:table-cell table:formula="of:=[.AW17]*[.$C$23]" office:value-type="float" office:value="407.465375451976" calcext:value-type="float">
            <text:p>407.465375452</text:p>
          </table:table-cell>
          <table:table-cell table:formula="of:=[.AX17]*[.$C$23]" office:value-type="float" office:value="407.622376750722" calcext:value-type="float">
            <text:p>407.6223767507</text:p>
          </table:table-cell>
          <table:table-cell table:formula="of:=[.AY17]*[.$C$23]" office:value-type="float" office:value="407.779438543953" calcext:value-type="float">
            <text:p>407.779438544</text:p>
          </table:table-cell>
          <table:table-cell table:formula="of:=[.AZ17]*[.$C$23]" office:value-type="float" office:value="407.936560854977" calcext:value-type="float">
            <text:p>407.936560855</text:p>
          </table:table-cell>
          <table:table-cell table:formula="of:=[.BA17]*[.$C$23]" office:value-type="float" office:value="408.093743707113" calcext:value-type="float">
            <text:p>408.0937437071</text:p>
          </table:table-cell>
          <table:table-cell table:formula="of:=[.BB17]*[.$C$23]" office:value-type="float" office:value="408.250987123689" calcext:value-type="float">
            <text:p>408.2509871237</text:p>
          </table:table-cell>
          <table:table-cell table:formula="of:=[.BC17]*[.$C$23]" office:value-type="float" office:value="408.408291128039" calcext:value-type="float">
            <text:p>408.408291128</text:p>
          </table:table-cell>
          <table:table-cell table:formula="of:=[.BD17]*[.$C$23]" office:value-type="float" office:value="408.56565574351" calcext:value-type="float">
            <text:p>408.5656557435</text:p>
          </table:table-cell>
          <table:table-cell table:formula="of:=[.BE17]*[.$C$23]" office:value-type="float" office:value="408.723080993456" calcext:value-type="float">
            <text:p>408.7230809935</text:p>
          </table:table-cell>
          <table:table-cell table:formula="of:=[.BF17]*[.$C$23]" office:value-type="float" office:value="408.88056690124" calcext:value-type="float">
            <text:p>408.8805669012</text:p>
          </table:table-cell>
          <table:table-cell table:formula="of:=[.BG17]*[.$C$23]" office:value-type="float" office:value="409.038113490234" calcext:value-type="float">
            <text:p>409.0381134902</text:p>
          </table:table-cell>
          <table:table-cell table:formula="of:=[.BH17]*[.$C$23]" office:value-type="float" office:value="409.195720783819" calcext:value-type="float">
            <text:p>409.1957207838</text:p>
          </table:table-cell>
          <table:table-cell table:formula="of:=[.BI17]*[.$C$23]" office:value-type="float" office:value="409.353388805385" calcext:value-type="float">
            <text:p>409.3533888054</text:p>
          </table:table-cell>
          <table:table-cell table:formula="of:=[.BJ17]*[.$C$23]" office:value-type="float" office:value="409.511117578333" calcext:value-type="float">
            <text:p>409.5111175783</text:p>
          </table:table-cell>
          <table:table-cell table:formula="of:=[.BK17]*[.$C$23]" office:value-type="float" office:value="409.668907126069" calcext:value-type="float">
            <text:p>409.6689071261</text:p>
          </table:table-cell>
          <table:table-cell table:formula="of:=[.BL17]*[.$C$23]" office:value-type="float" office:value="409.826757472011" calcext:value-type="float">
            <text:p>409.826757472</text:p>
          </table:table-cell>
          <table:table-cell table:formula="of:=[.BM17]*[.$C$23]" office:value-type="float" office:value="409.984668639586" calcext:value-type="float">
            <text:p>409.9846686396</text:p>
          </table:table-cell>
          <table:table-cell table:formula="of:=[.BN17]*[.$C$23]" office:value-type="float" office:value="410.142640652229" calcext:value-type="float">
            <text:p>410.1426406522</text:p>
          </table:table-cell>
          <table:table-cell table:formula="of:=[.BO17]*[.$C$23]" office:value-type="float" office:value="410.300673533384" calcext:value-type="float">
            <text:p>410.3006735334</text:p>
          </table:table-cell>
          <table:table-cell table:formula="of:=[.BP17]*[.$C$23]" office:value-type="float" office:value="410.458767306505" calcext:value-type="float">
            <text:p>410.4587673065</text:p>
          </table:table-cell>
          <table:table-cell table:formula="of:=[.BQ17]*[.$C$23]" office:value-type="float" office:value="410.616921995053" calcext:value-type="float">
            <text:p>410.6169219951</text:p>
          </table:table-cell>
          <table:table-cell table:formula="of:=[.BR17]*[.$C$23]" office:value-type="float" office:value="410.775137622501" calcext:value-type="float">
            <text:p>410.7751376225</text:p>
          </table:table-cell>
          <table:table-cell table:formula="of:=[.BS17]*[.$C$23]" office:value-type="float" office:value="410.933414212328" calcext:value-type="float">
            <text:p>410.9334142123</text:p>
          </table:table-cell>
          <table:table-cell table:formula="of:=[.BT17]*[.$C$23]" office:value-type="float" office:value="411.091751788025" calcext:value-type="float">
            <text:p>411.091751788</text:p>
          </table:table-cell>
          <table:table-cell table:formula="of:=[.BU17]*[.$C$23]" office:value-type="float" office:value="411.25015037309" calcext:value-type="float">
            <text:p>411.2501503731</text:p>
          </table:table-cell>
          <table:table-cell table:formula="of:=[.BV17]*[.$C$23]" office:value-type="float" office:value="411.408609991031" calcext:value-type="float">
            <text:p>411.408609991</text:p>
          </table:table-cell>
          <table:table-cell table:formula="of:=[.BW17]*[.$C$23]" office:value-type="float" office:value="411.567130665364" calcext:value-type="float">
            <text:p>411.5671306654</text:p>
          </table:table-cell>
          <table:table-cell table:formula="of:=[.BX17]*[.$C$23]" office:value-type="float" office:value="411.725712419614" calcext:value-type="float">
            <text:p>411.7257124196</text:p>
          </table:table-cell>
          <table:table-cell table:formula="of:=[.BY17]*[.$C$23]" office:value-type="float" office:value="411.884355277318" calcext:value-type="float">
            <text:p>411.8843552773</text:p>
          </table:table-cell>
          <table:table-cell table:formula="of:=[.BZ17]*[.$C$23]" office:value-type="float" office:value="412.043059262019" calcext:value-type="float">
            <text:p>412.043059262</text:p>
          </table:table-cell>
          <table:table-cell table:formula="of:=[.CA17]*[.$C$23]" office:value-type="float" office:value="412.201824397269" calcext:value-type="float">
            <text:p>412.2018243973</text:p>
          </table:table-cell>
          <table:table-cell table:formula="of:=[.CB17]*[.$C$23]" office:value-type="float" office:value="412.360650706631" calcext:value-type="float">
            <text:p>412.3606507066</text:p>
          </table:table-cell>
          <table:table-cell table:formula="of:=[.CC17]*[.$C$23]" office:value-type="float" office:value="412.519538213676" calcext:value-type="float">
            <text:p>412.5195382137</text:p>
          </table:table-cell>
          <table:table-cell table:formula="of:=[.CD17]*[.$C$23]" office:value-type="float" office:value="412.678486941984" calcext:value-type="float">
            <text:p>412.678486942</text:p>
          </table:table-cell>
          <table:table-cell table:formula="of:=[.CE17]*[.$C$23]" office:value-type="float" office:value="412.837496915145" calcext:value-type="float">
            <text:p>412.8374969151</text:p>
          </table:table-cell>
          <table:table-cell table:formula="of:=[.CF17]*[.$C$23]" office:value-type="float" office:value="412.996568156756" calcext:value-type="float">
            <text:p>412.9965681568</text:p>
          </table:table-cell>
          <table:table-cell table:formula="of:=[.CG17]*[.$C$23]" office:value-type="float" office:value="413.155700690426" calcext:value-type="float">
            <text:p>413.1557006904</text:p>
          </table:table-cell>
          <table:table-cell table:formula="of:=[.CH17]*[.$C$23]" office:value-type="float" office:value="413.31489453977" calcext:value-type="float">
            <text:p>413.3148945398</text:p>
          </table:table-cell>
          <table:table-cell table:formula="of:=[.CI17]*[.$C$23]" office:value-type="float" office:value="413.474149728415" calcext:value-type="float">
            <text:p>413.4741497284</text:p>
          </table:table-cell>
          <table:table-cell table:formula="of:=[.CJ17]*[.$C$23]" office:value-type="float" office:value="413.633466279995" calcext:value-type="float">
            <text:p>413.63346628</text:p>
          </table:table-cell>
          <table:table-cell table:formula="of:=[.CK17]*[.$C$23]" office:value-type="float" office:value="413.792844218154" calcext:value-type="float">
            <text:p>413.7928442182</text:p>
          </table:table-cell>
          <table:table-cell table:formula="of:=[.CL17]*[.$C$23]" office:value-type="float" office:value="413.952283566546" calcext:value-type="float">
            <text:p>413.9522835665</text:p>
          </table:table-cell>
          <table:table-cell table:formula="of:=[.CM17]*[.$C$23]" office:value-type="float" office:value="414.111784348831" calcext:value-type="float">
            <text:p>414.1117843488</text:p>
          </table:table-cell>
          <table:table-cell table:formula="of:=[.CN17]*[.$C$23]" office:value-type="float" office:value="414.271346588682" calcext:value-type="float">
            <text:p>414.2713465887</text:p>
          </table:table-cell>
          <table:table-cell table:formula="of:=[.CO17]*[.$C$23]" office:value-type="float" office:value="414.430970309779" calcext:value-type="float">
            <text:p>414.4309703098</text:p>
          </table:table-cell>
          <table:table-cell table:formula="of:=[.CP17]*[.$C$23]" office:value-type="float" office:value="414.590655535811" calcext:value-type="float">
            <text:p>414.5906555358</text:p>
          </table:table-cell>
          <table:table-cell table:formula="of:=[.CQ17]*[.$C$23]" office:value-type="float" office:value="414.750402290477" calcext:value-type="float">
            <text:p>414.7504022905</text:p>
          </table:table-cell>
          <table:table-cell table:formula="of:=[.CR17]*[.$C$23]" office:value-type="float" office:value="414.910210597484" calcext:value-type="float">
            <text:p>414.9102105975</text:p>
          </table:table-cell>
          <table:table-cell table:formula="of:=[.CS17]*[.$C$23]" office:value-type="float" office:value="415.07008048055" calcext:value-type="float">
            <text:p>415.0700804806</text:p>
          </table:table-cell>
          <table:table-cell table:formula="of:=[.CT17]*[.$C$23]" office:value-type="float" office:value="415.2300119634" calcext:value-type="float">
            <text:p>415.2300119634</text:p>
          </table:table-cell>
          <table:table-cell table:formula="of:=[.CU17]*[.$C$23]" office:value-type="float" office:value="415.39000506977" calcext:value-type="float">
            <text:p>415.3900050698</text:p>
          </table:table-cell>
          <table:table-cell table:formula="of:=[.CV17]*[.$C$23]" office:value-type="float" office:value="415.550059823403" calcext:value-type="float">
            <text:p>415.5500598234</text:p>
          </table:table-cell>
          <table:table-cell table:formula="of:=[.CW17]*[.$C$23]" office:value-type="float" office:value="415.710176248054" calcext:value-type="float">
            <text:p>415.7101762481</text:p>
          </table:table-cell>
          <table:table-cell table:formula="of:=[.CX17]*[.$C$23]" office:value-type="float" office:value="415.870354367484" calcext:value-type="float">
            <text:p>415.8703543675</text:p>
          </table:table-cell>
          <table:table-cell table:formula="of:=[.CY17]*[.$C$23]" office:value-type="float" office:value="416.030594205466" calcext:value-type="float">
            <text:p>416.0305942055</text:p>
          </table:table-cell>
          <table:table-cell table:formula="of:=[.CZ17]*[.$C$23]" office:value-type="float" office:value="416.190895785781" calcext:value-type="float">
            <text:p>416.1908957858</text:p>
          </table:table-cell>
          <table:table-cell table:formula="of:=[.DA17]*[.$C$23]" office:value-type="float" office:value="416.351259132218" calcext:value-type="float">
            <text:p>416.3512591322</text:p>
          </table:table-cell>
          <table:table-cell table:formula="of:=[.DB17]*[.$C$23]" office:value-type="float" office:value="416.511684268576" calcext:value-type="float">
            <text:p>416.5116842686</text:p>
          </table:table-cell>
          <table:table-cell table:formula="of:=[.DC17]*[.$C$23]" office:value-type="float" office:value="416.672171218665" calcext:value-type="float">
            <text:p>416.6721712187</text:p>
          </table:table-cell>
          <table:table-cell table:formula="of:=[.DD17]*[.$C$23]" office:value-type="float" office:value="416.832720006302" calcext:value-type="float">
            <text:p>416.8327200063</text:p>
          </table:table-cell>
          <table:table-cell table:formula="of:=[.DE17]*[.$C$23]" office:value-type="float" office:value="416.993330655313" calcext:value-type="float">
            <text:p>416.9933306553</text:p>
          </table:table-cell>
          <table:table-cell table:formula="of:=[.DF17]*[.$C$23]" office:value-type="float" office:value="417.154003189534" calcext:value-type="float">
            <text:p>417.1540031895</text:p>
          </table:table-cell>
          <table:table-cell table:formula="of:=[.DG17]*[.$C$23]" office:value-type="float" office:value="417.314737632811" calcext:value-type="float">
            <text:p>417.3147376328</text:p>
          </table:table-cell>
          <table:table-cell table:formula="of:=[.DH17]*[.$C$23]" office:value-type="float" office:value="417.475534008998" calcext:value-type="float">
            <text:p>417.475534009</text:p>
          </table:table-cell>
          <table:table-cell table:formula="of:=[.DI17]*[.$C$23]" office:value-type="float" office:value="417.636392341958" calcext:value-type="float">
            <text:p>417.636392342</text:p>
          </table:table-cell>
          <table:table-cell table:formula="of:=[.DJ17]*[.$C$23]" office:value-type="float" office:value="417.797312655564" calcext:value-type="float">
            <text:p>417.7973126556</text:p>
          </table:table-cell>
          <table:table-cell table:formula="of:=[.DK17]*[.$C$23]" office:value-type="float" office:value="417.958294973698" calcext:value-type="float">
            <text:p>417.9582949737</text:p>
          </table:table-cell>
          <table:table-cell table:formula="of:=[.DL17]*[.$C$23]" office:value-type="float" office:value="418.119339320251" calcext:value-type="float">
            <text:p>418.1193393203</text:p>
          </table:table-cell>
          <table:table-cell table:formula="of:=[.DM17]*[.$C$23]" office:value-type="float" office:value="418.280445719123" calcext:value-type="float">
            <text:p>418.2804457191</text:p>
          </table:table-cell>
          <table:table-cell table:formula="of:=[.DN17]*[.$C$23]" office:value-type="float" office:value="418.441614194224" calcext:value-type="float">
            <text:p>418.4416141942</text:p>
          </table:table-cell>
          <table:table-cell table:formula="of:=[.DO17]*[.$C$23]" office:value-type="float" office:value="418.602844769472" calcext:value-type="float">
            <text:p>418.6028447695</text:p>
          </table:table-cell>
          <table:table-cell table:formula="of:=[.DP17]*[.$C$23]" office:value-type="float" office:value="418.764137468796" calcext:value-type="float">
            <text:p>418.7641374688</text:p>
          </table:table-cell>
          <table:table-cell table:formula="of:=[.DQ17]*[.$C$23]" office:value-type="float" office:value="418.925492316132" calcext:value-type="float">
            <text:p>418.9254923161</text:p>
          </table:table-cell>
          <table:table-cell table:formula="of:=[.DR17]*[.$C$23]" office:value-type="float" office:value="419.086909335427" calcext:value-type="float">
            <text:p>419.0869093354</text:p>
          </table:table-cell>
          <table:table-cell table:formula="of:=[.DS17]*[.$C$23]" office:value-type="float" office:value="419.248388550637" calcext:value-type="float">
            <text:p>419.2483885506</text:p>
          </table:table-cell>
          <table:table-cell table:formula="of:=[.DT17]*[.$C$23]" office:value-type="float" office:value="419.409929985726" calcext:value-type="float">
            <text:p>419.4099299857</text:p>
          </table:table-cell>
          <table:table-cell table:formula="of:=[.DU17]*[.$C$23]" office:value-type="float" office:value="419.571533664669" calcext:value-type="float">
            <text:p>419.5715336647</text:p>
          </table:table-cell>
          <table:table-cell table:formula="of:=[.DV17]*[.$C$23]" office:value-type="float" office:value="419.733199611448" calcext:value-type="float">
            <text:p>419.7331996114</text:p>
          </table:table-cell>
          <table:table-cell table:formula="of:=[.DW17]*[.$C$23]" office:value-type="float" office:value="419.894927850057" calcext:value-type="float">
            <text:p>419.8949278501</text:p>
          </table:table-cell>
          <table:table-cell table:formula="of:=[.DX17]*[.$C$23]" office:value-type="float" office:value="420.056718404497" calcext:value-type="float">
            <text:p>420.0567184045</text:p>
          </table:table-cell>
          <table:table-cell table:formula="of:=[.DY17]*[.$C$23]" office:value-type="float" office:value="420.218571298779" calcext:value-type="float">
            <text:p>420.2185712988</text:p>
          </table:table-cell>
          <table:table-cell table:formula="of:=[.DZ17]*[.$C$23]" office:value-type="float" office:value="420.380486556923" calcext:value-type="float">
            <text:p>420.3804865569</text:p>
          </table:table-cell>
          <table:table-cell table:formula="of:=[.EA17]*[.$C$23]" office:value-type="float" office:value="420.542464202959" calcext:value-type="float">
            <text:p>420.542464203</text:p>
          </table:table-cell>
          <table:table-cell table:formula="of:=[.EB17]*[.$C$23]" office:value-type="float" office:value="420.704504260926" calcext:value-type="float">
            <text:p>420.7045042609</text:p>
          </table:table-cell>
          <table:table-cell table:formula="of:=[.EC17]*[.$C$23]" office:value-type="float" office:value="420.866606754872" calcext:value-type="float">
            <text:p>420.8666067549</text:p>
          </table:table-cell>
          <table:table-cell table:formula="of:=[.ED17]*[.$C$23]" office:value-type="float" office:value="421.028771708853" calcext:value-type="float">
            <text:p>421.0287717089</text:p>
          </table:table-cell>
          <table:table-cell table:formula="of:=[.EE17]*[.$C$23]" office:value-type="float" office:value="421.190999146938" calcext:value-type="float">
            <text:p>421.1909991469</text:p>
          </table:table-cell>
          <table:table-cell table:formula="of:=[.EF17]*[.$C$23]" office:value-type="float" office:value="421.353289093201" calcext:value-type="float">
            <text:p>421.3532890932</text:p>
          </table:table-cell>
          <table:table-cell table:formula="of:=[.EG17]*[.$C$23]" office:value-type="float" office:value="421.515641571729" calcext:value-type="float">
            <text:p>421.5156415717</text:p>
          </table:table-cell>
          <table:table-cell table:formula="of:=[.EH17]*[.$C$23]" office:value-type="float" office:value="421.678056606614" calcext:value-type="float">
            <text:p>421.6780566066</text:p>
          </table:table-cell>
          <table:table-cell table:formula="of:=[.EI17]*[.$C$23]" office:value-type="float" office:value="421.840534221961" calcext:value-type="float">
            <text:p>421.840534222</text:p>
          </table:table-cell>
          <table:table-cell table:formula="of:=[.EJ17]*[.$C$23]" office:value-type="float" office:value="422.003074441883" calcext:value-type="float">
            <text:p>422.0030744419</text:p>
          </table:table-cell>
          <table:table-cell table:formula="of:=[.EK17]*[.$C$23]" office:value-type="float" office:value="422.165677290502" calcext:value-type="float">
            <text:p>422.1656772905</text:p>
          </table:table-cell>
          <table:table-cell table:formula="of:=[.EL17]*[.$C$23]" office:value-type="float" office:value="422.32834279195" calcext:value-type="float">
            <text:p>422.328342792</text:p>
          </table:table-cell>
          <table:table-cell table:formula="of:=[.EM17]*[.$C$23]" office:value-type="float" office:value="422.491070970368" calcext:value-type="float">
            <text:p>422.4910709704</text:p>
          </table:table-cell>
          <table:table-cell table:formula="of:=[.EN17]*[.$C$23]" office:value-type="float" office:value="422.653861849906" calcext:value-type="float">
            <text:p>422.6538618499</text:p>
          </table:table-cell>
          <table:table-cell table:formula="of:=[.EO17]*[.$C$23]" office:value-type="float" office:value="422.816715454723" calcext:value-type="float">
            <text:p>422.8167154547</text:p>
          </table:table-cell>
          <table:table-cell table:formula="of:=[.EP17]*[.$C$23]" office:value-type="float" office:value="422.979631808988" calcext:value-type="float">
            <text:p>422.979631809</text:p>
          </table:table-cell>
          <table:table-cell table:formula="of:=[.EQ17]*[.$C$23]" office:value-type="float" office:value="423.14261093688" calcext:value-type="float">
            <text:p>423.1426109369</text:p>
          </table:table-cell>
          <table:table-cell table:formula="of:=[.ER17]*[.$C$23]" office:value-type="float" office:value="423.305652862585" calcext:value-type="float">
            <text:p>423.3056528626</text:p>
          </table:table-cell>
          <table:table-cell table:formula="of:=[.ES17]*[.$C$23]" office:value-type="float" office:value="423.468757610301" calcext:value-type="float">
            <text:p>423.4687576103</text:p>
          </table:table-cell>
          <table:table-cell table:formula="of:=[.ET17]*[.$C$23]" office:value-type="float" office:value="423.631925204233" calcext:value-type="float">
            <text:p>423.6319252042</text:p>
          </table:table-cell>
          <table:table-cell table:formula="of:=[.EU17]*[.$C$23]" office:value-type="float" office:value="423.795155668597" calcext:value-type="float">
            <text:p>423.7951556686</text:p>
          </table:table-cell>
          <table:table-cell table:formula="of:=[.EV17]*[.$C$23]" office:value-type="float" office:value="423.958449027618" calcext:value-type="float">
            <text:p>423.9584490276</text:p>
          </table:table-cell>
          <table:table-cell table:formula="of:=[.EW17]*[.$C$23]" office:value-type="float" office:value="424.12180530553" calcext:value-type="float">
            <text:p>424.1218053055</text:p>
          </table:table-cell>
          <table:table-cell table:formula="of:=[.EX17]*[.$C$23]" office:value-type="float" office:value="424.285224526576" calcext:value-type="float">
            <text:p>424.2852245266</text:p>
          </table:table-cell>
          <table:table-cell table:formula="of:=[.EY17]*[.$C$23]" office:value-type="float" office:value="424.448706715009" calcext:value-type="float">
            <text:p>424.448706715</text:p>
          </table:table-cell>
          <table:table-cell table:formula="of:=[.EZ17]*[.$C$23]" office:value-type="float" office:value="424.61225189509" calcext:value-type="float">
            <text:p>424.6122518951</text:p>
          </table:table-cell>
          <table:table-cell table:formula="of:=[.FA17]*[.$C$23]" office:value-type="float" office:value="424.775860091093" calcext:value-type="float">
            <text:p>424.7758600911</text:p>
          </table:table-cell>
          <table:table-cell table:formula="of:=[.FB17]*[.$C$23]" office:value-type="float" office:value="424.939531327296" calcext:value-type="float">
            <text:p>424.9395313273</text:p>
          </table:table-cell>
          <table:table-cell table:formula="of:=[.FC17]*[.$C$23]" office:value-type="float" office:value="425.103265627991" calcext:value-type="float">
            <text:p>425.103265628</text:p>
          </table:table-cell>
          <table:table-cell table:formula="of:=[.FD17]*[.$C$23]" office:value-type="float" office:value="425.267063017476" calcext:value-type="float">
            <text:p>425.2670630175</text:p>
          </table:table-cell>
          <table:table-cell table:formula="of:=[.FE17]*[.$C$23]" office:value-type="float" office:value="425.430923520062" calcext:value-type="float">
            <text:p>425.4309235201</text:p>
          </table:table-cell>
          <table:table-cell table:formula="of:=[.FF17]*[.$C$23]" office:value-type="float" office:value="425.594847160065" calcext:value-type="float">
            <text:p>425.5948471601</text:p>
          </table:table-cell>
          <table:table-cell table:formula="of:=[.FG17]*[.$C$23]" office:value-type="float" office:value="425.758833961814" calcext:value-type="float">
            <text:p>425.7588339618</text:p>
          </table:table-cell>
          <table:table-cell table:formula="of:=[.FH17]*[.$C$23]" office:value-type="float" office:value="425.922883949645" calcext:value-type="float">
            <text:p>425.9228839496</text:p>
          </table:table-cell>
          <table:table-cell table:formula="of:=[.FI17]*[.$C$23]" office:value-type="float" office:value="426.086997147906" calcext:value-type="float">
            <text:p>426.0869971479</text:p>
          </table:table-cell>
          <table:table-cell table:formula="of:=[.FJ17]*[.$C$23]" office:value-type="float" office:value="426.251173580951" calcext:value-type="float">
            <text:p>426.251173581</text:p>
          </table:table-cell>
          <table:table-cell table:formula="of:=[.FK17]*[.$C$23]" office:value-type="float" office:value="426.415413273145" calcext:value-type="float">
            <text:p>426.4154132731</text:p>
          </table:table-cell>
          <table:table-cell table:formula="of:=[.FL17]*[.$C$23]" office:value-type="float" office:value="426.579716248865" calcext:value-type="float">
            <text:p>426.5797162489</text:p>
          </table:table-cell>
          <table:table-cell table:formula="of:=[.FM17]*[.$C$23]" office:value-type="float" office:value="426.744082532492" calcext:value-type="float">
            <text:p>426.7440825325</text:p>
          </table:table-cell>
          <table:table-cell table:formula="of:=[.FN17]*[.$C$23]" office:value-type="float" office:value="426.90851214842" calcext:value-type="float">
            <text:p>426.9085121484</text:p>
          </table:table-cell>
          <table:table-cell table:formula="of:=[.FO17]*[.$C$23]" office:value-type="float" office:value="427.073005121053" calcext:value-type="float">
            <text:p>427.0730051211</text:p>
          </table:table-cell>
          <table:table-cell table:formula="of:=[.FP17]*[.$C$23]" office:value-type="float" office:value="427.237561474803" calcext:value-type="float">
            <text:p>427.2375614748</text:p>
          </table:table-cell>
          <table:table-cell table:formula="of:=[.FQ17]*[.$C$23]" office:value-type="float" office:value="427.402181234089" calcext:value-type="float">
            <text:p>427.4021812341</text:p>
          </table:table-cell>
          <table:table-cell table:formula="of:=[.FR17]*[.$C$23]" office:value-type="float" office:value="427.566864423345" calcext:value-type="float">
            <text:p>427.5668644233</text:p>
          </table:table-cell>
          <table:table-cell table:formula="of:=[.FS17]*[.$C$23]" office:value-type="float" office:value="427.73161106701" calcext:value-type="float">
            <text:p>427.731611067</text:p>
          </table:table-cell>
          <table:table-cell table:formula="of:=[.FT17]*[.$C$23]" office:value-type="float" office:value="427.896421189533" calcext:value-type="float">
            <text:p>427.8964211895</text:p>
          </table:table-cell>
          <table:table-cell table:formula="of:=[.FU17]*[.$C$23]" office:value-type="float" office:value="428.061294815375" calcext:value-type="float">
            <text:p>428.0612948154</text:p>
          </table:table-cell>
          <table:table-cell table:formula="of:=[.FV17]*[.$C$23]" office:value-type="float" office:value="428.226231969002" calcext:value-type="float">
            <text:p>428.226231969</text:p>
          </table:table-cell>
          <table:table-cell table:formula="of:=[.FW17]*[.$C$23]" office:value-type="float" office:value="428.391232674895" calcext:value-type="float">
            <text:p>428.3912326749</text:p>
          </table:table-cell>
          <table:table-cell table:formula="of:=[.FX17]*[.$C$23]" office:value-type="float" office:value="428.556296957539" calcext:value-type="float">
            <text:p>428.5562969575</text:p>
          </table:table-cell>
          <table:table-cell table:formula="of:=[.FY17]*[.$C$23]" office:value-type="float" office:value="428.721424841432" calcext:value-type="float">
            <text:p>428.7214248414</text:p>
          </table:table-cell>
          <table:table-cell table:formula="of:=[.FZ17]*[.$C$23]" office:value-type="float" office:value="428.886616351081" calcext:value-type="float">
            <text:p>428.8866163511</text:p>
          </table:table-cell>
          <table:table-cell table:formula="of:=[.GA17]*[.$C$23]" office:value-type="float" office:value="429.051871511" calcext:value-type="float">
            <text:p>429.051871511</text:p>
          </table:table-cell>
          <table:table-cell table:formula="of:=[.GB17]*[.$C$23]" office:value-type="float" office:value="429.217190345716" calcext:value-type="float">
            <text:p>429.2171903457</text:p>
          </table:table-cell>
          <table:table-cell table:formula="of:=[.GC17]*[.$C$23]" office:value-type="float" office:value="429.382572879762" calcext:value-type="float">
            <text:p>429.3825728798</text:p>
          </table:table-cell>
          <table:table-cell table:formula="of:=[.GD17]*[.$C$23]" office:value-type="float" office:value="429.548019137684" calcext:value-type="float">
            <text:p>429.5480191377</text:p>
          </table:table-cell>
          <table:table-cell table:formula="of:=[.GE17]*[.$C$23]" office:value-type="float" office:value="429.713529144034" calcext:value-type="float">
            <text:p>429.713529144</text:p>
          </table:table-cell>
          <table:table-cell table:formula="of:=[.GF17]*[.$C$23]" office:value-type="float" office:value="429.879102923375" calcext:value-type="float">
            <text:p>429.8791029234</text:p>
          </table:table-cell>
          <table:table-cell table:formula="of:=[.GG17]*[.$C$23]" office:value-type="float" office:value="430.044740500281" calcext:value-type="float">
            <text:p>430.0447405003</text:p>
          </table:table-cell>
          <table:table-cell table:formula="of:=[.GH17]*[.$C$23]" office:value-type="float" office:value="430.210441899332" calcext:value-type="float">
            <text:p>430.2104418993</text:p>
          </table:table-cell>
          <table:table-cell table:formula="of:=[.GI17]*[.$C$23]" office:value-type="float" office:value="430.376207145122" calcext:value-type="float">
            <text:p>430.3762071451</text:p>
          </table:table-cell>
          <table:table-cell table:formula="of:=[.GJ17]*[.$C$23]" office:value-type="float" office:value="430.542036262249" calcext:value-type="float">
            <text:p>430.5420362622</text:p>
          </table:table-cell>
          <table:table-cell table:formula="of:=[.GK17]*[.$C$23]" office:value-type="float" office:value="430.707929275325" calcext:value-type="float">
            <text:p>430.7079292753</text:p>
          </table:table-cell>
          <table:table-cell table:formula="of:=[.GL17]*[.$C$23]" office:value-type="float" office:value="430.87388620897" calcext:value-type="float">
            <text:p>430.873886209</text:p>
          </table:table-cell>
          <table:table-cell table:formula="of:=[.GM17]*[.$C$23]" office:value-type="float" office:value="431.039907087813" calcext:value-type="float">
            <text:p>431.0399070878</text:p>
          </table:table-cell>
          <table:table-cell table:formula="of:=[.GN17]*[.$C$23]" office:value-type="float" office:value="431.205991936493" calcext:value-type="float">
            <text:p>431.2059919365</text:p>
          </table:table-cell>
          <table:table-cell table:formula="of:=[.GO17]*[.$C$23]" office:value-type="float" office:value="431.372140779658" calcext:value-type="float">
            <text:p>431.3721407797</text:p>
          </table:table-cell>
          <table:table-cell table:formula="of:=[.GP17]*[.$C$23]" office:value-type="float" office:value="431.538353641966" calcext:value-type="float">
            <text:p>431.538353642</text:p>
          </table:table-cell>
          <table:table-cell table:formula="of:=[.GQ17]*[.$C$23]" office:value-type="float" office:value="431.704630548084" calcext:value-type="float">
            <text:p>431.7046305481</text:p>
          </table:table-cell>
          <table:table-cell table:formula="of:=[.GR17]*[.$C$23]" office:value-type="float" office:value="431.87097152269" calcext:value-type="float">
            <text:p>431.8709715227</text:p>
          </table:table-cell>
          <table:table-cell table:formula="of:=[.GS17]*[.$C$23]" office:value-type="float" office:value="432.037376590469" calcext:value-type="float">
            <text:p>432.0373765905</text:p>
          </table:table-cell>
          <table:table-cell table:formula="of:=[.GT17]*[.$C$23]" office:value-type="float" office:value="432.203845776118" calcext:value-type="float">
            <text:p>432.2038457761</text:p>
          </table:table-cell>
          <table:table-cell table:formula="of:=[.GU17]*[.$C$23]" office:value-type="float" office:value="432.370379104342" calcext:value-type="float">
            <text:p>432.3703791043</text:p>
          </table:table-cell>
          <table:table-cell table:formula="of:=[.GV17]*[.$C$23]" office:value-type="float" office:value="432.536976599855" calcext:value-type="float">
            <text:p>432.5369765999</text:p>
          </table:table-cell>
          <table:table-cell table:formula="of:=[.GW17]*[.$C$23]" office:value-type="float" office:value="432.703638287383" calcext:value-type="float">
            <text:p>432.7036382874</text:p>
          </table:table-cell>
          <table:table-cell table:formula="of:=[.GX17]*[.$C$23]" office:value-type="float" office:value="432.870364191659" calcext:value-type="float">
            <text:p>432.8703641917</text:p>
          </table:table-cell>
          <table:table-cell table:formula="of:=[.GY17]*[.$C$23]" office:value-type="float" office:value="433.037154337426" calcext:value-type="float">
            <text:p>433.0371543374</text:p>
          </table:table-cell>
          <table:table-cell table:formula="of:=[.GZ17]*[.$C$23]" office:value-type="float" office:value="433.204008749438" calcext:value-type="float">
            <text:p>433.2040087494</text:p>
          </table:table-cell>
          <table:table-cell table:formula="of:=[.HA17]*[.$C$23]" office:value-type="float" office:value="433.370927452457" calcext:value-type="float">
            <text:p>433.3709274525</text:p>
          </table:table-cell>
          <table:table-cell table:formula="of:=[.HB17]*[.$C$23]" office:value-type="float" office:value="433.537910471256" calcext:value-type="float">
            <text:p>433.5379104713</text:p>
          </table:table-cell>
          <table:table-cell table:formula="of:=[.HC17]*[.$C$23]" office:value-type="float" office:value="433.704957830615" calcext:value-type="float">
            <text:p>433.7049578306</text:p>
          </table:table-cell>
          <table:table-cell table:formula="of:=[.HD17]*[.$C$23]" office:value-type="float" office:value="433.872069555327" calcext:value-type="float">
            <text:p>433.8720695553</text:p>
          </table:table-cell>
          <table:table-cell table:formula="of:=[.HE17]*[.$C$23]" office:value-type="float" office:value="434.039245670191" calcext:value-type="float">
            <text:p>434.0392456702</text:p>
          </table:table-cell>
          <table:table-cell table:formula="of:=[.HF17]*[.$C$23]" office:value-type="float" office:value="434.206486200019" calcext:value-type="float">
            <text:p>434.2064862</text:p>
          </table:table-cell>
          <table:table-cell table:formula="of:=[.HG17]*[.$C$23]" office:value-type="float" office:value="434.37379116963" calcext:value-type="float">
            <text:p>434.3737911696</text:p>
          </table:table-cell>
          <table:table-cell table:formula="of:=[.HH17]*[.$C$23]" office:value-type="float" office:value="434.541160603853" calcext:value-type="float">
            <text:p>434.5411606039</text:p>
          </table:table-cell>
          <table:table-cell table:formula="of:=[.HI17]*[.$C$23]" office:value-type="float" office:value="434.708594527527" calcext:value-type="float">
            <text:p>434.7085945275</text:p>
          </table:table-cell>
          <table:table-cell table:formula="of:=[.HJ17]*[.$C$23]" office:value-type="float" office:value="434.876092965502" calcext:value-type="float">
            <text:p>434.8760929655</text:p>
          </table:table-cell>
          <table:table-cell table:formula="of:=[.HK17]*[.$C$23]" office:value-type="float" office:value="435.043655942634" calcext:value-type="float">
            <text:p>435.0436559426</text:p>
          </table:table-cell>
          <table:table-cell table:formula="of:=[.HL17]*[.$C$23]" office:value-type="float" office:value="435.211283483793" calcext:value-type="float">
            <text:p>435.2112834838</text:p>
          </table:table-cell>
          <table:table-cell table:formula="of:=[.HM17]*[.$C$23]" office:value-type="float" office:value="435.378975613855" calcext:value-type="float">
            <text:p>435.3789756139</text:p>
          </table:table-cell>
          <table:table-cell table:formula="of:=[.HN17]*[.$C$23]" office:value-type="float" office:value="435.546732357706" calcext:value-type="float">
            <text:p>435.5467323577</text:p>
          </table:table-cell>
          <table:table-cell table:formula="of:=[.HO17]*[.$C$23]" office:value-type="float" office:value="435.714553740244" calcext:value-type="float">
            <text:p>435.7145537402</text:p>
          </table:table-cell>
          <table:table-cell table:formula="of:=[.HP17]*[.$C$23]" office:value-type="float" office:value="435.882439786375" calcext:value-type="float">
            <text:p>435.8824397864</text:p>
          </table:table-cell>
          <table:table-cell table:formula="of:=[.HQ17]*[.$C$23]" office:value-type="float" office:value="436.050390521014" calcext:value-type="float">
            <text:p>436.050390521</text:p>
          </table:table-cell>
          <table:table-cell table:formula="of:=[.HR17]*[.$C$23]" office:value-type="float" office:value="436.218405969087" calcext:value-type="float">
            <text:p>436.2184059691</text:p>
          </table:table-cell>
          <table:table-cell table:formula="of:=[.HS17]*[.$C$23]" office:value-type="float" office:value="436.386486155527" calcext:value-type="float">
            <text:p>436.3864861555</text:p>
          </table:table-cell>
          <table:table-cell table:formula="of:=[.HT17]*[.$C$23]" office:value-type="float" office:value="436.554631105281" calcext:value-type="float">
            <text:p>436.5546311053</text:p>
          </table:table-cell>
          <table:table-cell table:formula="of:=[.HU17]*[.$C$23]" office:value-type="float" office:value="436.722840843301" calcext:value-type="float">
            <text:p>436.7228408433</text:p>
          </table:table-cell>
          <table:table-cell table:formula="of:=[.HV17]*[.$C$23]" office:value-type="float" office:value="436.891115394552" calcext:value-type="float">
            <text:p>436.8911153946</text:p>
          </table:table-cell>
          <table:table-cell table:formula="of:=[.HW17]*[.$C$23]" office:value-type="float" office:value="437.059454784007" calcext:value-type="float">
            <text:p>437.059454784</text:p>
          </table:table-cell>
          <table:table-cell table:formula="of:=[.HX17]*[.$C$23]" office:value-type="float" office:value="437.227859036649" calcext:value-type="float">
            <text:p>437.2278590366</text:p>
          </table:table-cell>
          <table:table-cell table:formula="of:=[.HY17]*[.$C$23]" office:value-type="float" office:value="437.39632817747" calcext:value-type="float">
            <text:p>437.3963281775</text:p>
          </table:table-cell>
          <table:table-cell table:formula="of:=[.HZ17]*[.$C$23]" office:value-type="float" office:value="437.564862231473" calcext:value-type="float">
            <text:p>437.5648622315</text:p>
          </table:table-cell>
          <table:table-cell table:formula="of:=[.IA17]*[.$C$23]" office:value-type="float" office:value="437.733461223669" calcext:value-type="float">
            <text:p>437.7334612237</text:p>
          </table:table-cell>
          <table:table-cell table:formula="of:=[.IB17]*[.$C$23]" office:value-type="float" office:value="437.90212517908" calcext:value-type="float">
            <text:p>437.9021251791</text:p>
          </table:table-cell>
          <table:table-cell table:formula="of:=[.IC17]*[.$C$23]" office:value-type="float" office:value="438.070854122737" calcext:value-type="float">
            <text:p>438.0708541227</text:p>
          </table:table-cell>
          <table:table-cell table:formula="of:=[.ID17]*[.$C$23]" office:value-type="float" office:value="438.23964807968" calcext:value-type="float">
            <text:p>438.2396480797</text:p>
          </table:table-cell>
          <table:table-cell table:formula="of:=[.IE17]*[.$C$23]" office:value-type="float" office:value="438.408507074961" calcext:value-type="float">
            <text:p>438.408507075</text:p>
          </table:table-cell>
          <table:table-cell table:formula="of:=[.IF17]*[.$C$23]" office:value-type="float" office:value="438.577431133639" calcext:value-type="float">
            <text:p>438.5774311336</text:p>
          </table:table-cell>
          <table:table-cell table:formula="of:=[.IG17]*[.$C$23]" office:value-type="float" office:value="438.746420280784" calcext:value-type="float">
            <text:p>438.7464202808</text:p>
          </table:table-cell>
          <table:table-cell table:formula="of:=[.IH17]*[.$C$23]" office:value-type="float" office:value="438.915474541475" calcext:value-type="float">
            <text:p>438.9154745415</text:p>
          </table:table-cell>
          <table:table-cell table:formula="of:=[.II17]*[.$C$23]" office:value-type="float" office:value="439.084593940802" calcext:value-type="float">
            <text:p>439.0845939408</text:p>
          </table:table-cell>
          <table:table-cell table:formula="of:=[.IJ17]*[.$C$23]" office:value-type="float" office:value="439.253778503862" calcext:value-type="float">
            <text:p>439.2537785039</text:p>
          </table:table-cell>
          <table:table-cell table:formula="of:=[.IK17]*[.$C$23]" office:value-type="float" office:value="439.423028255765" calcext:value-type="float">
            <text:p>439.4230282558</text:p>
          </table:table-cell>
          <table:table-cell table:formula="of:=[.IL17]*[.$C$23]" office:value-type="float" office:value="439.592343221628" calcext:value-type="float">
            <text:p>439.5923432216</text:p>
          </table:table-cell>
          <table:table-cell table:formula="of:=[.IM17]*[.$C$23]" office:value-type="float" office:value="439.76172342658" calcext:value-type="float">
            <text:p>439.7617234266</text:p>
          </table:table-cell>
          <table:table-cell table:formula="of:=[.IN17]*[.$C$23]" office:value-type="float" office:value="439.931168895757" calcext:value-type="float">
            <text:p>439.9311688958</text:p>
          </table:table-cell>
          <table:table-cell table:formula="of:=[.IO17]*[.$C$23]" office:value-type="float" office:value="440.100679654306" calcext:value-type="float">
            <text:p>440.1006796543</text:p>
          </table:table-cell>
          <table:table-cell table:formula="of:=[.IP17]*[.$C$23]" office:value-type="float" office:value="440.270255727385" calcext:value-type="float">
            <text:p>440.2702557274</text:p>
          </table:table-cell>
          <table:table-cell table:formula="of:=[.IQ17]*[.$C$23]" office:value-type="float" office:value="440.43989714016" calcext:value-type="float">
            <text:p>440.4398971402</text:p>
          </table:table-cell>
          <table:table-cell table:formula="of:=[.IR17]*[.$C$23]" office:value-type="float" office:value="440.609603917807" calcext:value-type="float">
            <text:p>440.6096039178</text:p>
          </table:table-cell>
          <table:table-cell table:formula="of:=[.IS17]*[.$C$23]" office:value-type="float" office:value="440.779376085511" calcext:value-type="float">
            <text:p>440.7793760855</text:p>
          </table:table-cell>
          <table:table-cell table:formula="of:=[.IT17]*[.$C$23]" office:value-type="float" office:value="440.94921366847" calcext:value-type="float">
            <text:p>440.9492136685</text:p>
          </table:table-cell>
          <table:table-cell table:formula="of:=[.IU17]*[.$C$23]" office:value-type="float" office:value="441.119116691887" calcext:value-type="float">
            <text:p>441.1191166919</text:p>
          </table:table-cell>
          <table:table-cell table:formula="of:=[.IV17]*[.$C$23]" office:value-type="float" office:value="441.289085180977" calcext:value-type="float">
            <text:p>441.289085181</text:p>
          </table:table-cell>
          <table:table-cell table:formula="of:=[.IW17]*[.$C$23]" office:value-type="float" office:value="441.459119160967" calcext:value-type="float">
            <text:p>441.459119161</text:p>
          </table:table-cell>
          <table:table-cell table:formula="of:=[.IX17]*[.$C$23]" office:value-type="float" office:value="441.629218657089" calcext:value-type="float">
            <text:p>441.6292186571</text:p>
          </table:table-cell>
          <table:table-cell table:formula="of:=[.IY17]*[.$C$23]" office:value-type="float" office:value="441.799383694588" calcext:value-type="float">
            <text:p>441.7993836946</text:p>
          </table:table-cell>
          <table:table-cell table:formula="of:=[.IZ17]*[.$C$23]" office:value-type="float" office:value="441.969614298718" calcext:value-type="float">
            <text:p>441.9696142987</text:p>
          </table:table-cell>
          <table:table-cell table:formula="of:=[.JA17]*[.$C$23]" office:value-type="float" office:value="442.139910494743" calcext:value-type="float">
            <text:p>442.1399104947</text:p>
          </table:table-cell>
          <table:table-cell table:formula="of:=[.JB17]*[.$C$23]" office:value-type="float" office:value="442.310272307935" calcext:value-type="float">
            <text:p>442.3102723079</text:p>
          </table:table-cell>
          <table:table-cell table:formula="of:=[.JC17]*[.$C$23]" office:value-type="float" office:value="442.480699763579" calcext:value-type="float">
            <text:p>442.4806997636</text:p>
          </table:table-cell>
          <table:table-cell table:formula="of:=[.JD17]*[.$C$23]" office:value-type="float" office:value="442.651192886966" calcext:value-type="float">
            <text:p>442.651192887</text:p>
          </table:table-cell>
          <table:table-cell table:formula="of:=[.JE17]*[.$C$23]" office:value-type="float" office:value="442.8217517034" calcext:value-type="float">
            <text:p>442.8217517034</text:p>
          </table:table-cell>
          <table:table-cell table:formula="of:=[.JF17]*[.$C$23]" office:value-type="float" office:value="442.992376238192" calcext:value-type="float">
            <text:p>442.9923762382</text:p>
          </table:table-cell>
          <table:table-cell table:formula="of:=[.JG17]*[.$C$23]" office:value-type="float" office:value="443.163066516665" calcext:value-type="float">
            <text:p>443.1630665167</text:p>
          </table:table-cell>
          <table:table-cell table:formula="of:=[.JH17]*[.$C$23]" office:value-type="float" office:value="443.33382256415" calcext:value-type="float">
            <text:p>443.3338225642</text:p>
          </table:table-cell>
          <table:table-cell table:formula="of:=[.JI17]*[.$C$23]" office:value-type="float" office:value="443.50464440599" calcext:value-type="float">
            <text:p>443.504644406</text:p>
          </table:table-cell>
          <table:table-cell table:formula="of:=[.JJ17]*[.$C$23]" office:value-type="float" office:value="443.675532067536" calcext:value-type="float">
            <text:p>443.6755320675</text:p>
          </table:table-cell>
          <table:table-cell table:formula="of:=[.JK17]*[.$C$23]" office:value-type="float" office:value="443.846485574148" calcext:value-type="float">
            <text:p>443.8464855741</text:p>
          </table:table-cell>
          <table:table-cell table:formula="of:=[.JL17]*[.$C$23]" office:value-type="float" office:value="444.017504951197" calcext:value-type="float">
            <text:p>444.0175049512</text:p>
          </table:table-cell>
          <table:table-cell table:formula="of:=[.JM17]*[.$C$23]" office:value-type="float" office:value="444.188590224065" calcext:value-type="float">
            <text:p>444.1885902241</text:p>
          </table:table-cell>
          <table:table-cell table:formula="of:=[.JN17]*[.$C$23]" office:value-type="float" office:value="444.359741418141" calcext:value-type="float">
            <text:p>444.3597414181</text:p>
          </table:table-cell>
          <table:table-cell table:formula="of:=[.JO17]*[.$C$23]" office:value-type="float" office:value="444.530958558827" calcext:value-type="float">
            <text:p>444.5309585588</text:p>
          </table:table-cell>
          <table:table-cell table:formula="of:=[.JP17]*[.$C$23]" office:value-type="float" office:value="444.702241671531" calcext:value-type="float">
            <text:p>444.7022416715</text:p>
          </table:table-cell>
          <table:table-cell table:formula="of:=[.JQ17]*[.$C$23]" office:value-type="float" office:value="444.873590781674" calcext:value-type="float">
            <text:p>444.8735907817</text:p>
          </table:table-cell>
          <table:table-cell table:formula="of:=[.JR17]*[.$C$23]" office:value-type="float" office:value="445.045005914685" calcext:value-type="float">
            <text:p>445.0450059147</text:p>
          </table:table-cell>
          <table:table-cell table:formula="of:=[.JS17]*[.$C$23]" office:value-type="float" office:value="445.216487096004" calcext:value-type="float">
            <text:p>445.216487096</text:p>
          </table:table-cell>
          <table:table-cell table:formula="of:=[.JT17]*[.$C$23]" office:value-type="float" office:value="445.38803435108" calcext:value-type="float">
            <text:p>445.3880343511</text:p>
          </table:table-cell>
          <table:table-cell table:formula="of:=[.JU17]*[.$C$23]" office:value-type="float" office:value="445.559647705371" calcext:value-type="float">
            <text:p>445.5596477054</text:p>
          </table:table-cell>
          <table:table-cell table:formula="of:=[.JV17]*[.$C$23]" office:value-type="float" office:value="445.731327184348" calcext:value-type="float">
            <text:p>445.7313271843</text:p>
          </table:table-cell>
          <table:table-cell table:formula="of:=[.JW17]*[.$C$23]" office:value-type="float" office:value="445.903072813488" calcext:value-type="float">
            <text:p>445.9030728135</text:p>
          </table:table-cell>
          <table:table-cell table:formula="of:=[.JX17]*[.$C$23]" office:value-type="float" office:value="446.07488461828" calcext:value-type="float">
            <text:p>446.0748846183</text:p>
          </table:table-cell>
          <table:table-cell table:formula="of:=[.JY17]*[.$C$23]" office:value-type="float" office:value="446.246762624222" calcext:value-type="float">
            <text:p>446.2467626242</text:p>
          </table:table-cell>
          <table:table-cell table:formula="of:=[.JZ17]*[.$C$23]" office:value-type="float" office:value="446.418706856822" calcext:value-type="float">
            <text:p>446.4187068568</text:p>
          </table:table-cell>
          <table:table-cell table:formula="of:=[.KA17]*[.$C$23]" office:value-type="float" office:value="446.590717341599" calcext:value-type="float">
            <text:p>446.5907173416</text:p>
          </table:table-cell>
          <table:table-cell table:formula="of:=[.KB17]*[.$C$23]" office:value-type="float" office:value="446.762794104079" calcext:value-type="float">
            <text:p>446.7627941041</text:p>
          </table:table-cell>
          <table:table-cell table:formula="of:=[.KC17]*[.$C$23]" office:value-type="float" office:value="446.934937169801" calcext:value-type="float">
            <text:p>446.9349371698</text:p>
          </table:table-cell>
          <table:table-cell table:formula="of:=[.KD17]*[.$C$23]" office:value-type="float" office:value="447.107146564311" calcext:value-type="float">
            <text:p>447.1071465643</text:p>
          </table:table-cell>
          <table:table-cell table:formula="of:=[.KE17]*[.$C$23]" office:value-type="float" office:value="447.279422313168" calcext:value-type="float">
            <text:p>447.2794223132</text:p>
          </table:table-cell>
          <table:table-cell table:formula="of:=[.KF17]*[.$C$23]" office:value-type="float" office:value="447.451764441939" calcext:value-type="float">
            <text:p>447.4517644419</text:p>
          </table:table-cell>
          <table:table-cell table:formula="of:=[.KG17]*[.$C$23]" office:value-type="float" office:value="447.624172976199" calcext:value-type="float">
            <text:p>447.6241729762</text:p>
          </table:table-cell>
          <table:table-cell table:formula="of:=[.KH17]*[.$C$23]" office:value-type="float" office:value="447.796647941537" calcext:value-type="float">
            <text:p>447.7966479415</text:p>
          </table:table-cell>
          <table:table-cell table:formula="of:=[.KI17]*[.$C$23]" office:value-type="float" office:value="447.969189363549" calcext:value-type="float">
            <text:p>447.9691893635</text:p>
          </table:table-cell>
          <table:table-cell table:formula="of:=[.KJ17]*[.$C$23]" office:value-type="float" office:value="448.141797267841" calcext:value-type="float">
            <text:p>448.1417972678</text:p>
          </table:table-cell>
          <table:table-cell table:formula="of:=[.KK17]*[.$C$23]" office:value-type="float" office:value="448.31447168003" calcext:value-type="float">
            <text:p>448.31447168</text:p>
          </table:table-cell>
          <table:table-cell table:formula="of:=[.KL17]*[.$C$23]" office:value-type="float" office:value="448.487212625742" calcext:value-type="float">
            <text:p>448.4872126257</text:p>
          </table:table-cell>
          <table:table-cell table:formula="of:=[.KM17]*[.$C$23]" office:value-type="float" office:value="448.660020130613" calcext:value-type="float">
            <text:p>448.6600201306</text:p>
          </table:table-cell>
          <table:table-cell table:formula="of:=[.KN17]*[.$C$23]" office:value-type="float" office:value="448.832894220289" calcext:value-type="float">
            <text:p>448.8328942203</text:p>
          </table:table-cell>
          <table:table-cell table:formula="of:=[.KO17]*[.$C$23]" office:value-type="float" office:value="449.005834920427" calcext:value-type="float">
            <text:p>449.0058349204</text:p>
          </table:table-cell>
          <table:table-cell table:formula="of:=[.KP17]*[.$C$23]" office:value-type="float" office:value="449.178842256692" calcext:value-type="float">
            <text:p>449.1788422567</text:p>
          </table:table-cell>
          <table:table-cell table:formula="of:=[.KQ17]*[.$C$23]" office:value-type="float" office:value="449.35191625476" calcext:value-type="float">
            <text:p>449.3519162548</text:p>
          </table:table-cell>
          <table:table-cell table:formula="of:=[.KR17]*[.$C$23]" office:value-type="float" office:value="449.525056940315" calcext:value-type="float">
            <text:p>449.5250569403</text:p>
          </table:table-cell>
          <table:table-cell table:formula="of:=[.KS17]*[.$C$23]" office:value-type="float" office:value="449.698264339055" calcext:value-type="float">
            <text:p>449.6982643391</text:p>
          </table:table-cell>
          <table:table-cell table:formula="of:=[.KT17]*[.$C$23]" office:value-type="float" office:value="449.871538476684" calcext:value-type="float">
            <text:p>449.8715384767</text:p>
          </table:table-cell>
          <table:table-cell table:formula="of:=[.KU17]*[.$C$23]" office:value-type="float" office:value="450.044879378918" calcext:value-type="float">
            <text:p>450.0448793789</text:p>
          </table:table-cell>
          <table:table-cell table:formula="of:=[.KV17]*[.$C$23]" office:value-type="float" office:value="450.218287071481" calcext:value-type="float">
            <text:p>450.2182870715</text:p>
          </table:table-cell>
          <table:table-cell table:formula="of:=[.KW17]*[.$C$23]" office:value-type="float" office:value="450.391761580109" calcext:value-type="float">
            <text:p>450.3917615801</text:p>
          </table:table-cell>
          <table:table-cell table:formula="of:=[.KX17]*[.$C$23]" office:value-type="float" office:value="450.565302930547" calcext:value-type="float">
            <text:p>450.5653029305</text:p>
          </table:table-cell>
          <table:table-cell table:formula="of:=[.KY17]*[.$C$23]" office:value-type="float" office:value="450.73891114855" calcext:value-type="float">
            <text:p>450.7389111486</text:p>
          </table:table-cell>
          <table:table-cell table:formula="of:=[.KZ17]*[.$C$23]" office:value-type="float" office:value="450.912586259882" calcext:value-type="float">
            <text:p>450.9125862599</text:p>
          </table:table-cell>
          <table:table-cell table:formula="of:=[.LA17]*[.$C$23]" office:value-type="float" office:value="451.086328290319" calcext:value-type="float">
            <text:p>451.0863282903</text:p>
          </table:table-cell>
          <table:table-cell table:formula="of:=[.LB17]*[.$C$23]" office:value-type="float" office:value="451.260137265645" calcext:value-type="float">
            <text:p>451.2601372656</text:p>
          </table:table-cell>
          <table:table-cell table:formula="of:=[.LC17]*[.$C$23]" office:value-type="float" office:value="451.434013211655" calcext:value-type="float">
            <text:p>451.4340132117</text:p>
          </table:table-cell>
          <table:table-cell table:formula="of:=[.LD17]*[.$C$23]" office:value-type="float" office:value="451.607956154154" calcext:value-type="float">
            <text:p>451.6079561542</text:p>
          </table:table-cell>
          <table:table-cell table:formula="of:=[.LE17]*[.$C$23]" office:value-type="float" office:value="451.781966118955" calcext:value-type="float">
            <text:p>451.781966119</text:p>
          </table:table-cell>
          <table:table-cell table:formula="of:=[.LF17]*[.$C$23]" office:value-type="float" office:value="451.956043131885" calcext:value-type="float">
            <text:p>451.9560431319</text:p>
          </table:table-cell>
          <table:table-cell table:formula="of:=[.LG17]*[.$C$23]" office:value-type="float" office:value="452.130187218776" calcext:value-type="float">
            <text:p>452.1301872188</text:p>
          </table:table-cell>
          <table:table-cell table:formula="of:=[.LH17]*[.$C$23]" office:value-type="float" office:value="452.304398405473" calcext:value-type="float">
            <text:p>452.3043984055</text:p>
          </table:table-cell>
          <table:table-cell table:formula="of:=[.LI17]*[.$C$23]" office:value-type="float" office:value="452.478676717832" calcext:value-type="float">
            <text:p>452.4786767178</text:p>
          </table:table-cell>
          <table:table-cell table:formula="of:=[.LJ17]*[.$C$23]" office:value-type="float" office:value="452.653022181715" calcext:value-type="float">
            <text:p>452.6530221817</text:p>
          </table:table-cell>
          <table:table-cell table:formula="of:=[.LK17]*[.$C$23]" office:value-type="float" office:value="452.827434822998" calcext:value-type="float">
            <text:p>452.827434823</text:p>
          </table:table-cell>
          <table:table-cell table:formula="of:=[.LL17]*[.$C$23]" office:value-type="float" office:value="453.001914667564" calcext:value-type="float">
            <text:p>453.0019146676</text:p>
          </table:table-cell>
          <table:table-cell table:formula="of:=[.LM17]*[.$C$23]" office:value-type="float" office:value="453.176461741309" calcext:value-type="float">
            <text:p>453.1764617413</text:p>
          </table:table-cell>
          <table:table-cell table:formula="of:=[.LN17]*[.$C$23]" office:value-type="float" office:value="453.351076070135" calcext:value-type="float">
            <text:p>453.3510760701</text:p>
          </table:table-cell>
          <table:table-cell table:formula="of:=[.LO17]*[.$C$23]" office:value-type="float" office:value="453.525757679958" calcext:value-type="float">
            <text:p>453.52575768</text:p>
          </table:table-cell>
          <table:table-cell table:formula="of:=[.LP17]*[.$C$23]" office:value-type="float" office:value="453.700506596701" calcext:value-type="float">
            <text:p>453.7005065967</text:p>
          </table:table-cell>
          <table:table-cell table:formula="of:=[.LQ17]*[.$C$23]" office:value-type="float" office:value="453.875322846299" calcext:value-type="float">
            <text:p>453.8753228463</text:p>
          </table:table-cell>
          <table:table-cell table:formula="of:=[.LR17]*[.$C$23]" office:value-type="float" office:value="454.050206454695" calcext:value-type="float">
            <text:p>454.0502064547</text:p>
          </table:table-cell>
          <table:table-cell table:formula="of:=[.LS17]*[.$C$23]" office:value-type="float" office:value="454.225157447845" calcext:value-type="float">
            <text:p>454.2251574478</text:p>
          </table:table-cell>
          <table:table-cell table:formula="of:=[.LT17]*[.$C$23]" office:value-type="float" office:value="454.400175851711" calcext:value-type="float">
            <text:p>454.4001758517</text:p>
          </table:table-cell>
          <table:table-cell table:formula="of:=[.LU17]*[.$C$23]" office:value-type="float" office:value="454.575261692269" calcext:value-type="float">
            <text:p>454.5752616923</text:p>
          </table:table-cell>
          <table:table-cell table:formula="of:=[.LV17]*[.$C$23]" office:value-type="float" office:value="454.750414995502" calcext:value-type="float">
            <text:p>454.7504149955</text:p>
          </table:table-cell>
          <table:table-cell table:formula="of:=[.LW17]*[.$C$23]" office:value-type="float" office:value="454.925635787405" calcext:value-type="float">
            <text:p>454.9256357874</text:p>
          </table:table-cell>
          <table:table-cell table:formula="of:=[.LX17]*[.$C$23]" office:value-type="float" office:value="455.100924093981" calcext:value-type="float">
            <text:p>455.100924094</text:p>
          </table:table-cell>
          <table:table-cell table:formula="of:=[.LY17]*[.$C$23]" office:value-type="float" office:value="455.276279941246" calcext:value-type="float">
            <text:p>455.2762799412</text:p>
          </table:table-cell>
          <table:table-cell table:formula="of:=[.LZ17]*[.$C$23]" office:value-type="float" office:value="455.451703355223" calcext:value-type="float">
            <text:p>455.4517033552</text:p>
          </table:table-cell>
          <table:table-cell table:formula="of:=[.MA17]*[.$C$23]" office:value-type="float" office:value="455.627194361946" calcext:value-type="float">
            <text:p>455.6271943619</text:p>
          </table:table-cell>
          <table:table-cell table:formula="of:=[.MB17]*[.$C$23]" office:value-type="float" office:value="455.80275298746" calcext:value-type="float">
            <text:p>455.8027529875</text:p>
          </table:table-cell>
          <table:table-cell table:formula="of:=[.MC17]*[.$C$23]" office:value-type="float" office:value="455.978379257819" calcext:value-type="float">
            <text:p>455.9783792578</text:p>
          </table:table-cell>
          <table:table-cell table:formula="of:=[.MD17]*[.$C$23]" office:value-type="float" office:value="456.154073199087" calcext:value-type="float">
            <text:p>456.1540731991</text:p>
          </table:table-cell>
          <table:table-cell table:formula="of:=[.ME17]*[.$C$23]" office:value-type="float" office:value="456.32983483734" calcext:value-type="float">
            <text:p>456.3298348373</text:p>
          </table:table-cell>
          <table:table-cell table:formula="of:=[.MF17]*[.$C$23]" office:value-type="float" office:value="456.50566419866" calcext:value-type="float">
            <text:p>456.5056641987</text:p>
          </table:table-cell>
          <table:table-cell table:formula="of:=[.MG17]*[.$C$23]" office:value-type="float" office:value="456.681561309144" calcext:value-type="float">
            <text:p>456.6815613091</text:p>
          </table:table-cell>
          <table:table-cell table:formula="of:=[.MH17]*[.$C$23]" office:value-type="float" office:value="456.857526194895" calcext:value-type="float">
            <text:p>456.8575261949</text:p>
          </table:table-cell>
          <table:table-cell table:formula="of:=[.MI17]*[.$C$23]" office:value-type="float" office:value="457.033558882028" calcext:value-type="float">
            <text:p>457.033558882</text:p>
          </table:table-cell>
          <table:table-cell table:formula="of:=[.MJ17]*[.$C$23]" office:value-type="float" office:value="457.209659396668" calcext:value-type="float">
            <text:p>457.2096593967</text:p>
          </table:table-cell>
          <table:table-cell table:formula="of:=[.MK17]*[.$C$23]" office:value-type="float" office:value="457.38582776495" calcext:value-type="float">
            <text:p>457.385827765</text:p>
          </table:table-cell>
          <table:table-cell table:formula="of:=[.ML17]*[.$C$23]" office:value-type="float" office:value="457.562064013017" calcext:value-type="float">
            <text:p>457.562064013</text:p>
          </table:table-cell>
          <table:table-cell table:formula="of:=[.MM17]*[.$C$23]" office:value-type="float" office:value="457.738368167026" calcext:value-type="float">
            <text:p>457.738368167</text:p>
          </table:table-cell>
          <table:table-cell table:formula="of:=[.MN17]*[.$C$23]" office:value-type="float" office:value="457.914740253142" calcext:value-type="float">
            <text:p>457.9147402531</text:p>
          </table:table-cell>
          <table:table-cell table:formula="of:=[.MO17]*[.$C$23]" office:value-type="float" office:value="458.091180297538" calcext:value-type="float">
            <text:p>458.0911802975</text:p>
          </table:table-cell>
          <table:table-cell table:formula="of:=[.MP17]*[.$C$23]" office:value-type="float" office:value="458.267688326401" calcext:value-type="float">
            <text:p>458.2676883264</text:p>
          </table:table-cell>
          <table:table-cell table:formula="of:=[.MQ17]*[.$C$23]" office:value-type="float" office:value="458.444264365925" calcext:value-type="float">
            <text:p>458.4442643659</text:p>
          </table:table-cell>
          <table:table-cell table:formula="of:=[.MR17]*[.$C$23]" office:value-type="float" office:value="458.620908442316" calcext:value-type="float">
            <text:p>458.6209084423</text:p>
          </table:table-cell>
          <table:table-cell table:formula="of:=[.MS17]*[.$C$23]" office:value-type="float" office:value="458.79762058179" calcext:value-type="float">
            <text:p>458.7976205818</text:p>
          </table:table-cell>
          <table:table-cell table:formula="of:=[.MT17]*[.$C$23]" office:value-type="float" office:value="458.974400810572" calcext:value-type="float">
            <text:p>458.9744008106</text:p>
          </table:table-cell>
          <table:table-cell table:formula="of:=[.MU17]*[.$C$23]" office:value-type="float" office:value="459.151249154897" calcext:value-type="float">
            <text:p>459.1512491549</text:p>
          </table:table-cell>
          <table:table-cell table:formula="of:=[.MV17]*[.$C$23]" office:value-type="float" office:value="459.328165641011" calcext:value-type="float">
            <text:p>459.328165641</text:p>
          </table:table-cell>
          <table:table-cell table:formula="of:=[.MW17]*[.$C$23]" office:value-type="float" office:value="459.50515029517" calcext:value-type="float">
            <text:p>459.5051502952</text:p>
          </table:table-cell>
          <table:table-cell table:formula="of:=[.MX17]*[.$C$23]" office:value-type="float" office:value="459.682203143641" calcext:value-type="float">
            <text:p>459.6822031436</text:p>
          </table:table-cell>
          <table:table-cell table:formula="of:=[.MY17]*[.$C$23]" office:value-type="float" office:value="459.859324212699" calcext:value-type="float">
            <text:p>459.8593242127</text:p>
          </table:table-cell>
          <table:table-cell table:formula="of:=[.MZ17]*[.$C$23]" office:value-type="float" office:value="460.03651352863" calcext:value-type="float">
            <text:p>460.0365135286</text:p>
          </table:table-cell>
          <table:table-cell table:formula="of:=[.NA17]*[.$C$23]" office:value-type="float" office:value="460.21377111773" calcext:value-type="float">
            <text:p>460.2137711177</text:p>
          </table:table-cell>
          <table:table-cell table:formula="of:=[.NB17]*[.$C$23]" office:value-type="float" office:value="460.391097006307" calcext:value-type="float">
            <text:p>460.3910970063</text:p>
          </table:table-cell>
          <table:table-cell table:formula="of:=[.NC17]*[.$C$23]" office:value-type="float" office:value="460.568491220677" calcext:value-type="float">
            <text:p>460.5684912207</text:p>
          </table:table-cell>
          <table:table-cell table:formula="of:=[.ND17]*[.$C$23]" office:value-type="float" office:value="460.745953787166" calcext:value-type="float">
            <text:p>460.7459537872</text:p>
          </table:table-cell>
          <table:table-cell table:formula="of:=[.NE17]*[.$C$23]" office:value-type="float" office:value="460.923484732112" calcext:value-type="float">
            <text:p>460.9234847321</text:p>
          </table:table-cell>
          <table:table-cell table:formula="of:=[.NF17]*[.$C$23]" office:value-type="float" office:value="461.101084081861" calcext:value-type="float">
            <text:p>461.1010840819</text:p>
          </table:table-cell>
          <table:table-cell table:formula="of:=[.NG17]*[.$C$23]" office:value-type="float" office:value="461.27875186277" calcext:value-type="float">
            <text:p>461.2787518628</text:p>
          </table:table-cell>
          <table:table-cell table:formula="of:=[.NH17]*[.$C$23]" office:value-type="float" office:value="461.456488101208" calcext:value-type="float">
            <text:p>461.4564881012</text:p>
          </table:table-cell>
          <table:table-cell table:formula="of:=[.NI17]*[.$C$23]" office:value-type="float" office:value="461.634292823551" calcext:value-type="float">
            <text:p>461.6342928236</text:p>
          </table:table-cell>
          <table:table-cell table:formula="of:=[.NJ17]*[.$C$23]" office:value-type="float" office:value="461.812166056188" calcext:value-type="float">
            <text:p>461.8121660562</text:p>
          </table:table-cell>
          <table:table-cell table:formula="of:=[.NK17]*[.$C$23]" office:value-type="float" office:value="461.990107825515" calcext:value-type="float">
            <text:p>461.9901078255</text:p>
          </table:table-cell>
          <table:table-cell table:formula="of:=[.NL17]*[.$C$23]" office:value-type="float" office:value="462.168118157942" calcext:value-type="float">
            <text:p>462.1681181579</text:p>
          </table:table-cell>
          <table:table-cell table:formula="of:=[.NM17]*[.$C$23]" office:value-type="float" office:value="462.346197079885" calcext:value-type="float">
            <text:p>462.3461970799</text:p>
          </table:table-cell>
          <table:table-cell table:formula="of:=[.NN17]*[.$C$23]" office:value-type="float" office:value="462.524344617774" calcext:value-type="float">
            <text:p>462.5243446178</text:p>
          </table:table-cell>
          <table:table-cell table:formula="of:=[.NO17]*[.$C$23]" office:value-type="float" office:value="462.702560798048" calcext:value-type="float">
            <text:p>462.702560798</text:p>
          </table:table-cell>
          <table:table-cell table:formula="of:=[.NP17]*[.$C$23]" office:value-type="float" office:value="462.880845647154" calcext:value-type="float">
            <text:p>462.8808456472</text:p>
          </table:table-cell>
          <table:table-cell table:formula="of:=[.NQ17]*[.$C$23]" office:value-type="float" office:value="463.059199191552" calcext:value-type="float">
            <text:p>463.0591991916</text:p>
          </table:table-cell>
          <table:table-cell table:formula="of:=[.NR17]*[.$C$23]" office:value-type="float" office:value="463.237621457711" calcext:value-type="float">
            <text:p>463.2376214577</text:p>
          </table:table-cell>
          <table:table-cell table:formula="of:=[.NS17]*[.$C$23]" office:value-type="float" office:value="463.41611247211" calcext:value-type="float">
            <text:p>463.4161124721</text:p>
          </table:table-cell>
          <table:table-cell table:formula="of:=[.NT17]*[.$C$23]" office:value-type="float" office:value="463.594672261239" calcext:value-type="float">
            <text:p>463.5946722612</text:p>
          </table:table-cell>
          <table:table-cell table:formula="of:=[.NU17]*[.$C$23]" office:value-type="float" office:value="463.773300851597" calcext:value-type="float">
            <text:p>463.7733008516</text:p>
          </table:table-cell>
          <table:table-cell table:formula="of:=[.NV17]*[.$C$23]" office:value-type="float" office:value="463.951998269695" calcext:value-type="float">
            <text:p>463.9519982697</text:p>
          </table:table-cell>
          <table:table-cell table:formula="of:=[.NW17]*[.$C$23]" office:value-type="float" office:value="464.130764542052" calcext:value-type="float">
            <text:p>464.1307645421</text:p>
          </table:table-cell>
          <table:table-cell table:formula="of:=[.NX17]*[.$C$23]" office:value-type="float" office:value="464.309599695199" calcext:value-type="float">
            <text:p>464.3095996952</text:p>
          </table:table-cell>
          <table:table-cell table:formula="of:=[.NY17]*[.$C$23]" office:value-type="float" office:value="464.488503755677" calcext:value-type="float">
            <text:p>464.4885037557</text:p>
          </table:table-cell>
          <table:table-cell table:formula="of:=[.NZ17]*[.$C$23]" office:value-type="float" office:value="464.667476750036" calcext:value-type="float">
            <text:p>464.66747675</text:p>
          </table:table-cell>
          <table:table-cell table:formula="of:=[.OA17]*[.$C$23]" office:value-type="float" office:value="464.846518704837" calcext:value-type="float">
            <text:p>464.8465187048</text:p>
          </table:table-cell>
          <table:table-cell table:formula="of:=[.OB17]*[.$C$23]" office:value-type="float" office:value="465.025629646653" calcext:value-type="float">
            <text:p>465.0256296467</text:p>
          </table:table-cell>
          <table:table-cell table:formula="of:=[.OC17]*[.$C$23]" office:value-type="float" office:value="465.204809602063" calcext:value-type="float">
            <text:p>465.2048096021</text:p>
          </table:table-cell>
          <table:table-cell table:formula="of:=[.OD17]*[.$C$23]" office:value-type="float" office:value="465.38405859766" calcext:value-type="float">
            <text:p>465.3840585977</text:p>
          </table:table-cell>
          <table:table-cell table:formula="of:=[.OE17]*[.$C$23]" office:value-type="float" office:value="465.563376660047" calcext:value-type="float">
            <text:p>465.56337666</text:p>
          </table:table-cell>
          <table:table-cell table:formula="of:=[.OF17]*[.$C$23]" office:value-type="float" office:value="465.742763815834" calcext:value-type="float">
            <text:p>465.7427638158</text:p>
          </table:table-cell>
          <table:table-cell table:formula="of:=[.OG17]*[.$C$23]" office:value-type="float" office:value="465.922220091646" calcext:value-type="float">
            <text:p>465.9222200916</text:p>
          </table:table-cell>
          <table:table-cell table:formula="of:=[.OH17]*[.$C$23]" office:value-type="float" office:value="466.101745514113" calcext:value-type="float">
            <text:p>466.1017455141</text:p>
          </table:table-cell>
          <table:table-cell table:formula="of:=[.OI17]*[.$C$23]" office:value-type="float" office:value="466.281340109881" calcext:value-type="float">
            <text:p>466.2813401099</text:p>
          </table:table-cell>
          <table:table-cell table:formula="of:=[.OJ17]*[.$C$23]" office:value-type="float" office:value="466.461003905601" calcext:value-type="float">
            <text:p>466.4610039056</text:p>
          </table:table-cell>
          <table:table-cell table:formula="of:=[.OK17]*[.$C$23]" office:value-type="float" office:value="466.640736927938" calcext:value-type="float">
            <text:p>466.6407369279</text:p>
          </table:table-cell>
          <table:table-cell table:formula="of:=[.OL17]*[.$C$23]" office:value-type="float" office:value="466.820539203565" calcext:value-type="float">
            <text:p>466.8205392036</text:p>
          </table:table-cell>
          <table:table-cell table:formula="of:=[.OM17]*[.$C$23]" office:value-type="float" office:value="467.000410759167" calcext:value-type="float">
            <text:p>467.0004107592</text:p>
          </table:table-cell>
          <table:table-cell table:formula="of:=[.ON17]*[.$C$23]" office:value-type="float" office:value="467.180351621437" calcext:value-type="float">
            <text:p>467.1803516214</text:p>
          </table:table-cell>
          <table:table-cell table:formula="of:=[.OO17]*[.$C$23]" office:value-type="float" office:value="467.360361817081" calcext:value-type="float">
            <text:p>467.3603618171</text:p>
          </table:table-cell>
          <table:table-cell table:formula="of:=[.OP17]*[.$C$23]" office:value-type="float" office:value="467.540441372814" calcext:value-type="float">
            <text:p>467.5404413728</text:p>
          </table:table-cell>
          <table:table-cell table:formula="of:=[.OQ17]*[.$C$23]" office:value-type="float" office:value="467.72059031536" calcext:value-type="float">
            <text:p>467.7205903154</text:p>
          </table:table-cell>
          <table:table-cell table:formula="of:=[.OR17]*[.$C$23]" office:value-type="float" office:value="467.900808671455" calcext:value-type="float">
            <text:p>467.9008086715</text:p>
          </table:table-cell>
          <table:table-cell table:formula="of:=[.OS17]*[.$C$23]" office:value-type="float" office:value="468.081096467846" calcext:value-type="float">
            <text:p>468.0810964678</text:p>
          </table:table-cell>
          <table:table-cell table:formula="of:=[.OT17]*[.$C$23]" office:value-type="float" office:value="468.261453731288" calcext:value-type="float">
            <text:p>468.2614537313</text:p>
          </table:table-cell>
          <table:table-cell table:formula="of:=[.OU17]*[.$C$23]" office:value-type="float" office:value="468.441880488548" calcext:value-type="float">
            <text:p>468.4418804885</text:p>
          </table:table-cell>
          <table:table-cell table:formula="of:=[.OV17]*[.$C$23]" office:value-type="float" office:value="468.622376766403" calcext:value-type="float">
            <text:p>468.6223767664</text:p>
          </table:table-cell>
          <table:table-cell table:formula="of:=[.OW17]*[.$C$23]" office:value-type="float" office:value="468.80294259164" calcext:value-type="float">
            <text:p>468.8029425916</text:p>
          </table:table-cell>
          <table:table-cell table:formula="of:=[.OX17]*[.$C$23]" office:value-type="float" office:value="468.983577991056" calcext:value-type="float">
            <text:p>468.9835779911</text:p>
          </table:table-cell>
          <table:table-cell table:formula="of:=[.OY17]*[.$C$23]" office:value-type="float" office:value="469.164282991458" calcext:value-type="float">
            <text:p>469.1642829915</text:p>
          </table:table-cell>
          <table:table-cell table:formula="of:=[.OZ17]*[.$C$23]" office:value-type="float" office:value="469.345057619666" calcext:value-type="float">
            <text:p>469.3450576197</text:p>
          </table:table-cell>
          <table:table-cell table:formula="of:=[.PA17]*[.$C$23]" office:value-type="float" office:value="469.525901902508" calcext:value-type="float">
            <text:p>469.5259019025</text:p>
          </table:table-cell>
          <table:table-cell table:formula="of:=[.PB17]*[.$C$23]" office:value-type="float" office:value="469.706815866822" calcext:value-type="float">
            <text:p>469.7068158668</text:p>
          </table:table-cell>
          <table:table-cell table:formula="of:=[.PC17]*[.$C$23]" office:value-type="float" office:value="469.887799539457" calcext:value-type="float">
            <text:p>469.8877995395</text:p>
          </table:table-cell>
          <table:table-cell table:formula="of:=[.PD17]*[.$C$23]" office:value-type="float" office:value="470.068852947273" calcext:value-type="float">
            <text:p>470.0688529473</text:p>
          </table:table-cell>
          <table:table-cell table:formula="of:=[.PE17]*[.$C$23]" office:value-type="float" office:value="470.24997611714" calcext:value-type="float">
            <text:p>470.2499761171</text:p>
          </table:table-cell>
          <table:table-cell table:formula="of:=[.PF17]*[.$C$23]" office:value-type="float" office:value="470.431169075938" calcext:value-type="float">
            <text:p>470.4311690759</text:p>
          </table:table-cell>
          <table:table-cell table:formula="of:=[.PG17]*[.$C$23]" office:value-type="float" office:value="470.612431850557" calcext:value-type="float">
            <text:p>470.6124318506</text:p>
          </table:table-cell>
          <table:table-cell table:formula="of:=[.PH17]*[.$C$23]" office:value-type="float" office:value="470.793764467898" calcext:value-type="float">
            <text:p>470.7937644679</text:p>
          </table:table-cell>
          <table:table-cell table:formula="of:=[.PI17]*[.$C$23]" office:value-type="float" office:value="470.975166954872" calcext:value-type="float">
            <text:p>470.9751669549</text:p>
          </table:table-cell>
          <table:table-cell table:formula="of:=[.PJ17]*[.$C$23]" office:value-type="float" office:value="471.156639338402" calcext:value-type="float">
            <text:p>471.1566393384</text:p>
          </table:table-cell>
          <table:table-cell table:formula="of:=[.PK17]*[.$C$23]" office:value-type="float" office:value="471.338181645419" calcext:value-type="float">
            <text:p>471.3381816454</text:p>
          </table:table-cell>
          <table:table-cell table:formula="of:=[.PL17]*[.$C$23]" office:value-type="float" office:value="471.519793902865" calcext:value-type="float">
            <text:p>471.5197939029</text:p>
          </table:table-cell>
          <table:table-cell table:formula="of:=[.PM17]*[.$C$23]" office:value-type="float" office:value="471.701476137693" calcext:value-type="float">
            <text:p>471.7014761377</text:p>
          </table:table-cell>
          <table:table-cell table:formula="of:=[.PN17]*[.$C$23]" office:value-type="float" office:value="471.883228376867" calcext:value-type="float">
            <text:p>471.8832283769</text:p>
          </table:table-cell>
          <table:table-cell table:formula="of:=[.PO17]*[.$C$23]" office:value-type="float" office:value="472.065050647359" calcext:value-type="float">
            <text:p>472.0650506474</text:p>
          </table:table-cell>
          <table:table-cell table:formula="of:=[.PP17]*[.$C$23]" office:value-type="float" office:value="472.246942976154" calcext:value-type="float">
            <text:p>472.2469429762</text:p>
          </table:table-cell>
          <table:table-cell table:formula="of:=[.PQ17]*[.$C$23]" office:value-type="float" office:value="472.428905390246" calcext:value-type="float">
            <text:p>472.4289053902</text:p>
          </table:table-cell>
          <table:table-cell table:formula="of:=[.PR17]*[.$C$23]" office:value-type="float" office:value="472.61093791664" calcext:value-type="float">
            <text:p>472.6109379166</text:p>
          </table:table-cell>
          <table:table-cell table:formula="of:=[.PS17]*[.$C$23]" office:value-type="float" office:value="472.79304058235" calcext:value-type="float">
            <text:p>472.7930405824</text:p>
          </table:table-cell>
          <table:table-cell table:formula="of:=[.PT17]*[.$C$23]" office:value-type="float" office:value="472.975213414403" calcext:value-type="float">
            <text:p>472.9752134144</text:p>
          </table:table-cell>
          <table:table-cell table:formula="of:=[.PU17]*[.$C$23]" office:value-type="float" office:value="473.157456439834" calcext:value-type="float">
            <text:p>473.1574564398</text:p>
          </table:table-cell>
          <table:table-cell table:formula="of:=[.PV17]*[.$C$23]" office:value-type="float" office:value="473.33976968569" calcext:value-type="float">
            <text:p>473.3397696857</text:p>
          </table:table-cell>
          <table:table-cell table:formula="of:=[.PW17]*[.$C$23]" office:value-type="float" office:value="473.522153179027" calcext:value-type="float">
            <text:p>473.522153179</text:p>
          </table:table-cell>
          <table:table-cell table:formula="of:=[.PX17]*[.$C$23]" office:value-type="float" office:value="473.704606946913" calcext:value-type="float">
            <text:p>473.7046069469</text:p>
          </table:table-cell>
          <table:table-cell table:formula="of:=[.PY17]*[.$C$23]" office:value-type="float" office:value="473.887131016425" calcext:value-type="float">
            <text:p>473.8871310164</text:p>
          </table:table-cell>
          <table:table-cell table:formula="of:=[.PZ17]*[.$C$23]" office:value-type="float" office:value="474.069725414651" calcext:value-type="float">
            <text:p>474.0697254147</text:p>
          </table:table-cell>
          <table:table-cell table:formula="of:=[.QA17]*[.$C$23]" office:value-type="float" office:value="474.25239016869" calcext:value-type="float">
            <text:p>474.2523901687</text:p>
          </table:table-cell>
          <table:table-cell table:formula="of:=[.QB17]*[.$C$23]" office:value-type="float" office:value="474.43512530565" calcext:value-type="float">
            <text:p>474.4351253057</text:p>
          </table:table-cell>
          <table:table-cell table:formula="of:=[.QC17]*[.$C$23]" office:value-type="float" office:value="474.617930852652" calcext:value-type="float">
            <text:p>474.6179308527</text:p>
          </table:table-cell>
          <table:table-cell table:formula="of:=[.QD17]*[.$C$23]" office:value-type="float" office:value="474.800806836825" calcext:value-type="float">
            <text:p>474.8008068368</text:p>
          </table:table-cell>
          <table:table-cell table:formula="of:=[.QE17]*[.$C$23]" office:value-type="float" office:value="474.983753285308" calcext:value-type="float">
            <text:p>474.9837532853</text:p>
          </table:table-cell>
          <table:table-cell table:formula="of:=[.QF17]*[.$C$23]" office:value-type="float" office:value="475.166770225254" calcext:value-type="float">
            <text:p>475.1667702253</text:p>
          </table:table-cell>
          <table:table-cell table:formula="of:=[.QG17]*[.$C$23]" office:value-type="float" office:value="475.349857683823" calcext:value-type="float">
            <text:p>475.3498576838</text:p>
          </table:table-cell>
          <table:table-cell table:formula="of:=[.QH17]*[.$C$23]" office:value-type="float" office:value="475.533015688187" calcext:value-type="float">
            <text:p>475.5330156882</text:p>
          </table:table-cell>
          <table:table-cell table:formula="of:=[.QI17]*[.$C$23]" office:value-type="float" office:value="475.716244265528" calcext:value-type="float">
            <text:p>475.7162442655</text:p>
          </table:table-cell>
          <table:table-cell table:formula="of:=[.QJ17]*[.$C$23]" office:value-type="float" office:value="475.899543443038" calcext:value-type="float">
            <text:p>475.899543443</text:p>
          </table:table-cell>
          <table:table-cell table:formula="of:=[.QK17]*[.$C$23]" office:value-type="float" office:value="476.082913247921" calcext:value-type="float">
            <text:p>476.0829132479</text:p>
          </table:table-cell>
          <table:table-cell table:formula="of:=[.QL17]*[.$C$23]" office:value-type="float" office:value="476.266353707391" calcext:value-type="float">
            <text:p>476.2663537074</text:p>
          </table:table-cell>
          <table:table-cell table:formula="of:=[.QM17]*[.$C$23]" office:value-type="float" office:value="476.44986484867" calcext:value-type="float">
            <text:p>476.4498648487</text:p>
          </table:table-cell>
          <table:table-cell table:formula="of:=[.QN17]*[.$C$23]" office:value-type="float" office:value="476.633446698995" calcext:value-type="float">
            <text:p>476.633446699</text:p>
          </table:table-cell>
          <table:table-cell table:formula="of:=[.QO17]*[.$C$23]" office:value-type="float" office:value="476.817099285609" calcext:value-type="float">
            <text:p>476.8170992856</text:p>
          </table:table-cell>
          <table:table-cell table:formula="of:=[.QP17]*[.$C$23]" office:value-type="float" office:value="477.000822635769" calcext:value-type="float">
            <text:p>477.0008226358</text:p>
          </table:table-cell>
          <table:table-cell table:formula="of:=[.QQ17]*[.$C$23]" office:value-type="float" office:value="477.184616776741" calcext:value-type="float">
            <text:p>477.1846167767</text:p>
          </table:table-cell>
          <table:table-cell table:formula="of:=[.QR17]*[.$C$23]" office:value-type="float" office:value="477.3684817358" calcext:value-type="float">
            <text:p>477.3684817358</text:p>
          </table:table-cell>
          <table:table-cell table:formula="of:=[.QS17]*[.$C$23]" office:value-type="float" office:value="477.552417540235" calcext:value-type="float">
            <text:p>477.5524175402</text:p>
          </table:table-cell>
          <table:table-cell table:formula="of:=[.QT17]*[.$C$23]" office:value-type="float" office:value="477.736424217342" calcext:value-type="float">
            <text:p>477.7364242173</text:p>
          </table:table-cell>
          <table:table-cell table:formula="of:=[.QU17]*[.$C$23]" office:value-type="float" office:value="477.92050179443" calcext:value-type="float">
            <text:p>477.9205017944</text:p>
          </table:table-cell>
          <table:table-cell table:formula="of:=[.QV17]*[.$C$23]" office:value-type="float" office:value="478.104650298817" calcext:value-type="float">
            <text:p>478.1046502988</text:p>
          </table:table-cell>
          <table:table-cell table:formula="of:=[.QW17]*[.$C$23]" office:value-type="float" office:value="478.288869757833" calcext:value-type="float">
            <text:p>478.2888697578</text:p>
          </table:table-cell>
          <table:table-cell table:formula="of:=[.QX17]*[.$C$23]" office:value-type="float" office:value="478.473160198817" calcext:value-type="float">
            <text:p>478.4731601988</text:p>
          </table:table-cell>
          <table:table-cell table:formula="of:=[.QY17]*[.$C$23]" office:value-type="float" office:value="478.65752164912" calcext:value-type="float">
            <text:p>478.6575216491</text:p>
          </table:table-cell>
          <table:table-cell table:formula="of:=[.QZ17]*[.$C$23]" office:value-type="float" office:value="478.841954136101" calcext:value-type="float">
            <text:p>478.8419541361</text:p>
          </table:table-cell>
          <table:table-cell table:formula="of:=[.RA17]*[.$C$23]" office:value-type="float" office:value="479.026457687133" calcext:value-type="float">
            <text:p>479.0264576871</text:p>
          </table:table-cell>
          <table:table-cell table:formula="of:=[.RB17]*[.$C$23]" office:value-type="float" office:value="479.211032329598" calcext:value-type="float">
            <text:p>479.2110323296</text:p>
          </table:table-cell>
          <table:table-cell table:formula="of:=[.RC17]*[.$C$23]" office:value-type="float" office:value="479.395678090887" calcext:value-type="float">
            <text:p>479.3956780909</text:p>
          </table:table-cell>
          <table:table-cell table:formula="of:=[.RD17]*[.$C$23]" office:value-type="float" office:value="479.580394998403" calcext:value-type="float">
            <text:p>479.5803949984</text:p>
          </table:table-cell>
          <table:table-cell table:formula="of:=[.RE17]*[.$C$23]" office:value-type="float" office:value="479.765183079561" calcext:value-type="float">
            <text:p>479.7651830796</text:p>
          </table:table-cell>
          <table:table-cell table:formula="of:=[.RF17]*[.$C$23]" office:value-type="float" office:value="479.950042361783" calcext:value-type="float">
            <text:p>479.9500423618</text:p>
          </table:table-cell>
          <table:table-cell table:formula="of:=[.RG17]*[.$C$23]" office:value-type="float" office:value="480.134972872506" calcext:value-type="float">
            <text:p>480.1349728725</text:p>
          </table:table-cell>
          <table:table-cell table:formula="of:=[.RH17]*[.$C$23]" office:value-type="float" office:value="480.319974639173" calcext:value-type="float">
            <text:p>480.3199746392</text:p>
          </table:table-cell>
          <table:table-cell table:formula="of:=[.RI17]*[.$C$23]" office:value-type="float" office:value="480.505047689241" calcext:value-type="float">
            <text:p>480.5050476892</text:p>
          </table:table-cell>
          <table:table-cell table:formula="of:=[.RJ17]*[.$C$23]" office:value-type="float" office:value="480.690192050177" calcext:value-type="float">
            <text:p>480.6901920502</text:p>
          </table:table-cell>
          <table:table-cell table:formula="of:=[.RK17]*[.$C$23]" office:value-type="float" office:value="480.875407749456" calcext:value-type="float">
            <text:p>480.8754077495</text:p>
          </table:table-cell>
          <table:table-cell table:formula="of:=[.RL17]*[.$C$23]" office:value-type="float" office:value="481.060694814567" calcext:value-type="float">
            <text:p>481.0606948146</text:p>
          </table:table-cell>
          <table:table-cell table:formula="of:=[.RM17]*[.$C$23]" office:value-type="float" office:value="481.246053273007" calcext:value-type="float">
            <text:p>481.246053273</text:p>
          </table:table-cell>
          <table:table-cell table:formula="of:=[.RN17]*[.$C$23]" office:value-type="float" office:value="481.431483152286" calcext:value-type="float">
            <text:p>481.4314831523</text:p>
          </table:table-cell>
          <table:table-cell table:formula="of:=[.RO17]*[.$C$23]" office:value-type="float" office:value="481.616984479922" calcext:value-type="float">
            <text:p>481.6169844799</text:p>
          </table:table-cell>
          <table:table-cell table:formula="of:=[.RP17]*[.$C$23]" office:value-type="float" office:value="481.802557283446" calcext:value-type="float">
            <text:p>481.8025572834</text:p>
          </table:table-cell>
          <table:table-cell table:formula="of:=[.RQ17]*[.$C$23]" office:value-type="float" office:value="481.988201590398" calcext:value-type="float">
            <text:p>481.9882015904</text:p>
          </table:table-cell>
          <table:table-cell table:formula="of:=[.RR17]*[.$C$23]" office:value-type="float" office:value="482.173917428329" calcext:value-type="float">
            <text:p>482.1739174283</text:p>
          </table:table-cell>
          <table:table-cell table:formula="of:=[.RS17]*[.$C$23]" office:value-type="float" office:value="482.359704824801" calcext:value-type="float">
            <text:p>482.3597048248</text:p>
          </table:table-cell>
          <table:table-cell table:formula="of:=[.RT17]*[.$C$23]" office:value-type="float" office:value="482.545563807387" calcext:value-type="float">
            <text:p>482.5455638074</text:p>
          </table:table-cell>
          <table:table-cell table:formula="of:=[.RU17]*[.$C$23]" office:value-type="float" office:value="482.731494403668" calcext:value-type="float">
            <text:p>482.7314944037</text:p>
          </table:table-cell>
          <table:table-cell table:formula="of:=[.RV17]*[.$C$23]" office:value-type="float" office:value="482.91749664124" calcext:value-type="float">
            <text:p>482.9174966412</text:p>
          </table:table-cell>
          <table:table-cell table:formula="of:=[.RW17]*[.$C$23]" office:value-type="float" office:value="483.103570547706" calcext:value-type="float">
            <text:p>483.1035705477</text:p>
          </table:table-cell>
          <table:table-cell table:formula="of:=[.RX17]*[.$C$23]" office:value-type="float" office:value="483.28971615068" calcext:value-type="float">
            <text:p>483.2897161507</text:p>
          </table:table-cell>
          <table:table-cell table:formula="of:=[.RY17]*[.$C$23]" office:value-type="float" office:value="483.47593347779" calcext:value-type="float">
            <text:p>483.4759334778</text:p>
          </table:table-cell>
          <table:table-cell table:formula="of:=[.RZ17]*[.$C$23]" office:value-type="float" office:value="483.66222255667" calcext:value-type="float">
            <text:p>483.6622225567</text:p>
          </table:table-cell>
          <table:table-cell table:formula="of:=[.SA17]*[.$C$23]" office:value-type="float" office:value="483.848583414968" calcext:value-type="float">
            <text:p>483.848583415</text:p>
          </table:table-cell>
          <table:table-cell table:formula="of:=[.SB17]*[.$C$23]" office:value-type="float" office:value="484.03501608034" calcext:value-type="float">
            <text:p>484.0350160803</text:p>
          </table:table-cell>
          <table:table-cell table:formula="of:=[.SC17]*[.$C$23]" office:value-type="float" office:value="484.221520580456" calcext:value-type="float">
            <text:p>484.2215205805</text:p>
          </table:table-cell>
          <table:table-cell table:formula="of:=[.SD17]*[.$C$23]" office:value-type="float" office:value="484.408096942994" calcext:value-type="float">
            <text:p>484.408096943</text:p>
          </table:table-cell>
          <table:table-cell table:formula="of:=[.SE17]*[.$C$23]" office:value-type="float" office:value="484.594745195644" calcext:value-type="float">
            <text:p>484.5947451956</text:p>
          </table:table-cell>
          <table:table-cell table:formula="of:=[.SF17]*[.$C$23]" office:value-type="float" office:value="484.781465366104" calcext:value-type="float">
            <text:p>484.7814653661</text:p>
          </table:table-cell>
          <table:table-cell table:formula="of:=[.SG17]*[.$C$23]" office:value-type="float" office:value="484.968257482087" calcext:value-type="float">
            <text:p>484.9682574821</text:p>
          </table:table-cell>
          <table:table-cell table:formula="of:=[.SH17]*[.$C$23]" office:value-type="float" office:value="485.155121571314" calcext:value-type="float">
            <text:p>485.1551215713</text:p>
          </table:table-cell>
          <table:table-cell table:formula="of:=[.SI17]*[.$C$23]" office:value-type="float" office:value="485.342057661517" calcext:value-type="float">
            <text:p>485.3420576615</text:p>
          </table:table-cell>
          <table:table-cell table:formula="of:=[.SJ17]*[.$C$23]" office:value-type="float" office:value="485.529065780439" calcext:value-type="float">
            <text:p>485.5290657804</text:p>
          </table:table-cell>
          <table:table-cell table:formula="of:=[.SK17]*[.$C$23]" office:value-type="float" office:value="485.716145955833" calcext:value-type="float">
            <text:p>485.7161459558</text:p>
          </table:table-cell>
          <table:table-cell table:formula="of:=[.SL17]*[.$C$23]" office:value-type="float" office:value="485.903298215463" calcext:value-type="float">
            <text:p>485.9032982155</text:p>
          </table:table-cell>
          <table:table-cell table:formula="of:=[.SM17]*[.$C$23]" office:value-type="float" office:value="486.090522587105" calcext:value-type="float">
            <text:p>486.0905225871</text:p>
          </table:table-cell>
          <table:table-cell table:formula="of:=[.SN17]*[.$C$23]" office:value-type="float" office:value="486.277819098544" calcext:value-type="float">
            <text:p>486.2778190985</text:p>
          </table:table-cell>
          <table:table-cell table:formula="of:=[.SO17]*[.$C$23]" office:value-type="float" office:value="486.465187777577" calcext:value-type="float">
            <text:p>486.4651877776</text:p>
          </table:table-cell>
          <table:table-cell table:formula="of:=[.SP17]*[.$C$23]" office:value-type="float" office:value="486.65262865201" calcext:value-type="float">
            <text:p>486.652628652</text:p>
          </table:table-cell>
          <table:table-cell table:formula="of:=[.SQ17]*[.$C$23]" office:value-type="float" office:value="486.840141749661" calcext:value-type="float">
            <text:p>486.8401417497</text:p>
          </table:table-cell>
          <table:table-cell table:formula="of:=[.SR17]*[.$C$23]" office:value-type="float" office:value="487.027727098358" calcext:value-type="float">
            <text:p>487.0277270984</text:p>
          </table:table-cell>
          <table:table-cell table:formula="of:=[.SS17]*[.$C$23]" office:value-type="float" office:value="487.215384725942" calcext:value-type="float">
            <text:p>487.2153847259</text:p>
          </table:table-cell>
          <table:table-cell table:formula="of:=[.ST17]*[.$C$23]" office:value-type="float" office:value="487.403114660262" calcext:value-type="float">
            <text:p>487.4031146603</text:p>
          </table:table-cell>
          <table:table-cell table:formula="of:=[.SU17]*[.$C$23]" office:value-type="float" office:value="487.590916929177" calcext:value-type="float">
            <text:p>487.5909169292</text:p>
          </table:table-cell>
          <table:table-cell table:formula="of:=[.SV17]*[.$C$23]" office:value-type="float" office:value="487.778791560561" calcext:value-type="float">
            <text:p>487.7787915606</text:p>
          </table:table-cell>
          <table:table-cell table:formula="of:=[.SW17]*[.$C$23]" office:value-type="float" office:value="487.966738582295" calcext:value-type="float">
            <text:p>487.9667385823</text:p>
          </table:table-cell>
          <table:table-cell table:formula="of:=[.SX17]*[.$C$23]" office:value-type="float" office:value="488.154758022272" calcext:value-type="float">
            <text:p>488.1547580223</text:p>
          </table:table-cell>
          <table:table-cell table:formula="of:=[.SY17]*[.$C$23]" office:value-type="float" office:value="488.342849908395" calcext:value-type="float">
            <text:p>488.3428499084</text:p>
          </table:table-cell>
          <table:table-cell table:formula="of:=[.SZ17]*[.$C$23]" office:value-type="float" office:value="488.531014268578" calcext:value-type="float">
            <text:p>488.5310142686</text:p>
          </table:table-cell>
          <table:table-cell table:formula="of:=[.TA17]*[.$C$23]" office:value-type="float" office:value="488.719251130748" calcext:value-type="float">
            <text:p>488.7192511307</text:p>
          </table:table-cell>
          <table:table-cell table:formula="of:=[.TB17]*[.$C$23]" office:value-type="float" office:value="488.90756052284" calcext:value-type="float">
            <text:p>488.9075605228</text:p>
          </table:table-cell>
          <table:table-cell table:formula="of:=[.TC17]*[.$C$23]" office:value-type="float" office:value="489.0959424728" calcext:value-type="float">
            <text:p>489.0959424728</text:p>
          </table:table-cell>
          <table:table-cell table:formula="of:=[.TD17]*[.$C$23]" office:value-type="float" office:value="489.284397008586" calcext:value-type="float">
            <text:p>489.2843970086</text:p>
          </table:table-cell>
          <table:table-cell table:formula="of:=[.TE17]*[.$C$23]" office:value-type="float" office:value="489.472924158166" calcext:value-type="float">
            <text:p>489.4729241582</text:p>
          </table:table-cell>
          <table:table-cell table:formula="of:=[.TF17]*[.$C$23]" office:value-type="float" office:value="489.661523949519" calcext:value-type="float">
            <text:p>489.6615239495</text:p>
          </table:table-cell>
          <table:table-cell table:formula="of:=[.TG17]*[.$C$23]" office:value-type="float" office:value="489.850196410635" calcext:value-type="float">
            <text:p>489.8501964106</text:p>
          </table:table-cell>
          <table:table-cell table:formula="of:=[.TH17]*[.$C$23]" office:value-type="float" office:value="490.038941569515" calcext:value-type="float">
            <text:p>490.0389415695</text:p>
          </table:table-cell>
          <table:table-cell table:formula="of:=[.TI17]*[.$C$23]" office:value-type="float" office:value="490.227759454169" calcext:value-type="float">
            <text:p>490.2277594542</text:p>
          </table:table-cell>
          <table:table-cell table:formula="of:=[.TJ17]*[.$C$23]" office:value-type="float" office:value="490.416650092619" calcext:value-type="float">
            <text:p>490.4166500926</text:p>
          </table:table-cell>
          <table:table-cell table:formula="of:=[.TK17]*[.$C$23]" office:value-type="float" office:value="490.6056135129" calcext:value-type="float">
            <text:p>490.6056135129</text:p>
          </table:table-cell>
          <table:table-cell table:formula="of:=[.TL17]*[.$C$23]" office:value-type="float" office:value="490.794649743054" calcext:value-type="float">
            <text:p>490.7946497431</text:p>
          </table:table-cell>
          <table:table-cell table:formula="of:=[.TM17]*[.$C$23]" office:value-type="float" office:value="490.983758811136" calcext:value-type="float">
            <text:p>490.9837588111</text:p>
          </table:table-cell>
          <table:table-cell table:formula="of:=[.TN17]*[.$C$23]" office:value-type="float" office:value="491.17294074521" calcext:value-type="float">
            <text:p>491.1729407452</text:p>
          </table:table-cell>
          <table:table-cell table:formula="of:=[.TO17]*[.$C$23]" office:value-type="float" office:value="491.362195573355" calcext:value-type="float">
            <text:p>491.3621955734</text:p>
          </table:table-cell>
          <table:table-cell table:formula="of:=[.TP17]*[.$C$23]" office:value-type="float" office:value="491.551523323656" calcext:value-type="float">
            <text:p>491.5515233237</text:p>
          </table:table-cell>
          <table:table-cell table:formula="of:=[.TQ17]*[.$C$23]" office:value-type="float" office:value="491.74092402421" calcext:value-type="float">
            <text:p>491.7409240242</text:p>
          </table:table-cell>
          <table:table-cell table:formula="of:=[.TR17]*[.$C$23]" office:value-type="float" office:value="491.930397703128" calcext:value-type="float">
            <text:p>491.9303977031</text:p>
          </table:table-cell>
          <table:table-cell table:formula="of:=[.TS17]*[.$C$23]" office:value-type="float" office:value="492.119944388528" calcext:value-type="float">
            <text:p>492.1199443885</text:p>
          </table:table-cell>
          <table:table-cell table:formula="of:=[.TT17]*[.$C$23]" office:value-type="float" office:value="492.30956410854" calcext:value-type="float">
            <text:p>492.3095641085</text:p>
          </table:table-cell>
          <table:table-cell table:formula="of:=[.TU17]*[.$C$23]" office:value-type="float" office:value="492.499256891306" calcext:value-type="float">
            <text:p>492.4992568913</text:p>
          </table:table-cell>
          <table:table-cell table:formula="of:=[.TV17]*[.$C$23]" office:value-type="float" office:value="492.689022764977" calcext:value-type="float">
            <text:p>492.689022765</text:p>
          </table:table-cell>
          <table:table-cell table:formula="of:=[.TW17]*[.$C$23]" office:value-type="float" office:value="492.878861757717" calcext:value-type="float">
            <text:p>492.8788617577</text:p>
          </table:table-cell>
          <table:table-cell table:formula="of:=[.TX17]*[.$C$23]" office:value-type="float" office:value="493.068773897698" calcext:value-type="float">
            <text:p>493.0687738977</text:p>
          </table:table-cell>
          <table:table-cell table:formula="of:=[.TY17]*[.$C$23]" office:value-type="float" office:value="493.258759213106" calcext:value-type="float">
            <text:p>493.2587592131</text:p>
          </table:table-cell>
          <table:table-cell table:formula="of:=[.TZ17]*[.$C$23]" office:value-type="float" office:value="493.448817732136" calcext:value-type="float">
            <text:p>493.4488177321</text:p>
          </table:table-cell>
          <table:table-cell table:formula="of:=[.UA17]*[.$C$23]" office:value-type="float" office:value="493.638949482994" calcext:value-type="float">
            <text:p>493.638949483</text:p>
          </table:table-cell>
          <table:table-cell table:formula="of:=[.UB17]*[.$C$23]" office:value-type="float" office:value="493.829154493897" calcext:value-type="float">
            <text:p>493.8291544939</text:p>
          </table:table-cell>
          <table:table-cell table:formula="of:=[.UC17]*[.$C$23]" office:value-type="float" office:value="494.019432793074" calcext:value-type="float">
            <text:p>494.0194327931</text:p>
          </table:table-cell>
          <table:table-cell table:formula="of:=[.UD17]*[.$C$23]" office:value-type="float" office:value="494.209784408762" calcext:value-type="float">
            <text:p>494.2097844088</text:p>
          </table:table-cell>
          <table:table-cell table:formula="of:=[.UE17]*[.$C$23]" office:value-type="float" office:value="494.400209369212" calcext:value-type="float">
            <text:p>494.4002093692</text:p>
          </table:table-cell>
          <table:table-cell table:formula="of:=[.UF17]*[.$C$23]" office:value-type="float" office:value="494.590707702684" calcext:value-type="float">
            <text:p>494.5907077027</text:p>
          </table:table-cell>
          <table:table-cell table:formula="of:=[.UG17]*[.$C$23]" office:value-type="float" office:value="494.781279437451" calcext:value-type="float">
            <text:p>494.7812794375</text:p>
          </table:table-cell>
          <table:table-cell table:formula="of:=[.UH17]*[.$C$23]" office:value-type="float" office:value="494.971924601793" calcext:value-type="float">
            <text:p>494.9719246018</text:p>
          </table:table-cell>
          <table:table-cell table:formula="of:=[.UI17]*[.$C$23]" office:value-type="float" office:value="495.162643224005" calcext:value-type="float">
            <text:p>495.162643224</text:p>
          </table:table-cell>
          <table:table-cell table:formula="of:=[.UJ17]*[.$C$23]" office:value-type="float" office:value="495.353435332391" calcext:value-type="float">
            <text:p>495.3534353324</text:p>
          </table:table-cell>
          <table:table-cell table:formula="of:=[.UK17]*[.$C$23]" office:value-type="float" office:value="495.544300955266" calcext:value-type="float">
            <text:p>495.5443009553</text:p>
          </table:table-cell>
          <table:table-cell table:formula="of:=[.UL17]*[.$C$23]" office:value-type="float" office:value="495.735240120956" calcext:value-type="float">
            <text:p>495.735240121</text:p>
          </table:table-cell>
          <table:table-cell table:formula="of:=[.UM17]*[.$C$23]" office:value-type="float" office:value="495.926252857797" calcext:value-type="float">
            <text:p>495.9262528578</text:p>
          </table:table-cell>
          <table:table-cell table:formula="of:=[.UN17]*[.$C$23]" office:value-type="float" office:value="496.117339194138" calcext:value-type="float">
            <text:p>496.1173391941</text:p>
          </table:table-cell>
          <table:table-cell table:formula="of:=[.UO17]*[.$C$23]" office:value-type="float" office:value="496.308499158338" calcext:value-type="float">
            <text:p>496.3084991583</text:p>
          </table:table-cell>
          <table:table-cell table:formula="of:=[.UP17]*[.$C$23]" office:value-type="float" office:value="496.499732778765" calcext:value-type="float">
            <text:p>496.4997327788</text:p>
          </table:table-cell>
          <table:table-cell table:formula="of:=[.UQ17]*[.$C$23]" office:value-type="float" office:value="496.691040083802" calcext:value-type="float">
            <text:p>496.6910400838</text:p>
          </table:table-cell>
          <table:table-cell table:formula="of:=[.UR17]*[.$C$23]" office:value-type="float" office:value="496.882421101839" calcext:value-type="float">
            <text:p>496.8824211018</text:p>
          </table:table-cell>
          <table:table-cell table:formula="of:=[.US17]*[.$C$23]" office:value-type="float" office:value="497.073875861278" calcext:value-type="float">
            <text:p>497.0738758613</text:p>
          </table:table-cell>
          <table:table-cell table:formula="of:=[.UT17]*[.$C$23]" office:value-type="float" office:value="497.265404390534" calcext:value-type="float">
            <text:p>497.2654043905</text:p>
          </table:table-cell>
          <table:table-cell table:formula="of:=[.UU17]*[.$C$23]" office:value-type="float" office:value="497.45700671803" calcext:value-type="float">
            <text:p>497.457006718</text:p>
          </table:table-cell>
          <table:table-cell table:formula="of:=[.UV17]*[.$C$23]" office:value-type="float" office:value="497.648682872203" calcext:value-type="float">
            <text:p>497.6486828722</text:p>
          </table:table-cell>
          <table:table-cell table:formula="of:=[.UW17]*[.$C$23]" office:value-type="float" office:value="497.840432881498" calcext:value-type="float">
            <text:p>497.8404328815</text:p>
          </table:table-cell>
          <table:table-cell table:formula="of:=[.UX17]*[.$C$23]" office:value-type="float" office:value="498.032256774372" calcext:value-type="float">
            <text:p>498.0322567744</text:p>
          </table:table-cell>
          <table:table-cell table:formula="of:=[.UY17]*[.$C$23]" office:value-type="float" office:value="498.224154579294" calcext:value-type="float">
            <text:p>498.2241545793</text:p>
          </table:table-cell>
          <table:table-cell table:formula="of:=[.UZ17]*[.$C$23]" office:value-type="float" office:value="498.416126324743" calcext:value-type="float">
            <text:p>498.4161263247</text:p>
          </table:table-cell>
          <table:table-cell table:formula="of:=[.VA17]*[.$C$23]" office:value-type="float" office:value="498.60817203921" calcext:value-type="float">
            <text:p>498.6081720392</text:p>
          </table:table-cell>
          <table:table-cell table:formula="of:=[.VB17]*[.$C$23]" office:value-type="float" office:value="498.800291751195" calcext:value-type="float">
            <text:p>498.8002917512</text:p>
          </table:table-cell>
          <table:table-cell table:formula="of:=[.VC17]*[.$C$23]" office:value-type="float" office:value="498.99248548921" calcext:value-type="float">
            <text:p>498.9924854892</text:p>
          </table:table-cell>
          <table:table-cell table:formula="of:=[.VD17]*[.$C$23]" office:value-type="float" office:value="499.184753281779" calcext:value-type="float">
            <text:p>499.1847532818</text:p>
          </table:table-cell>
          <table:table-cell table:formula="of:=[.VE17]*[.$C$23]" office:value-type="float" office:value="499.377095157435" calcext:value-type="float">
            <text:p>499.3770951574</text:p>
          </table:table-cell>
          <table:table-cell table:formula="of:=[.VF17]*[.$C$23]" office:value-type="float" office:value="499.569511144724" calcext:value-type="float">
            <text:p>499.5695111447</text:p>
          </table:table-cell>
          <table:table-cell table:formula="of:=[.VG17]*[.$C$23]" office:value-type="float" office:value="499.762001272202" calcext:value-type="float">
            <text:p>499.7620012722</text:p>
          </table:table-cell>
          <table:table-cell table:formula="of:=[.VH17]*[.$C$23]" office:value-type="float" office:value="499.954565568437" calcext:value-type="float">
            <text:p>499.9545655684</text:p>
          </table:table-cell>
          <table:table-cell table:formula="of:=[.VI17]*[.$C$23]" office:value-type="float" office:value="500.147204062005" calcext:value-type="float">
            <text:p>500.147204062</text:p>
          </table:table-cell>
          <table:table-cell table:formula="of:=[.VJ17]*[.$C$23]" office:value-type="float" office:value="500.339916781496" calcext:value-type="float">
            <text:p>500.3399167815</text:p>
          </table:table-cell>
          <table:table-cell table:formula="of:=[.VK17]*[.$C$23]" office:value-type="float" office:value="500.532703755511" calcext:value-type="float">
            <text:p>500.5327037555</text:p>
          </table:table-cell>
          <table:table-cell table:formula="of:=[.VL17]*[.$C$23]" office:value-type="float" office:value="500.725565012661" calcext:value-type="float">
            <text:p>500.7255650127</text:p>
          </table:table-cell>
          <table:table-cell table:formula="of:=[.VM17]*[.$C$23]" office:value-type="float" office:value="500.918500581567" calcext:value-type="float">
            <text:p>500.9185005816</text:p>
          </table:table-cell>
          <table:table-cell table:formula="of:=[.VN17]*[.$C$23]" office:value-type="float" office:value="501.111510490863" calcext:value-type="float">
            <text:p>501.1115104909</text:p>
          </table:table-cell>
          <table:table-cell table:formula="of:=[.VO17]*[.$C$23]" office:value-type="float" office:value="501.304594769193" calcext:value-type="float">
            <text:p>501.3045947692</text:p>
          </table:table-cell>
          <table:table-cell table:formula="of:=[.VP17]*[.$C$23]" office:value-type="float" office:value="501.497753445213" calcext:value-type="float">
            <text:p>501.4977534452</text:p>
          </table:table-cell>
          <table:table-cell table:formula="of:=[.VQ17]*[.$C$23]" office:value-type="float" office:value="501.690986547588" calcext:value-type="float">
            <text:p>501.6909865476</text:p>
          </table:table-cell>
          <table:table-cell table:formula="of:=[.VR17]*[.$C$23]" office:value-type="float" office:value="501.884294104997" calcext:value-type="float">
            <text:p>501.884294105</text:p>
          </table:table-cell>
          <table:table-cell table:formula="of:=[.VS17]*[.$C$23]" office:value-type="float" office:value="502.077676146127" calcext:value-type="float">
            <text:p>502.0776761461</text:p>
          </table:table-cell>
          <table:table-cell table:formula="of:=[.VT17]*[.$C$23]" office:value-type="float" office:value="502.271132699678" calcext:value-type="float">
            <text:p>502.2711326997</text:p>
          </table:table-cell>
          <table:table-cell table:formula="of:=[.VU17]*[.$C$23]" office:value-type="float" office:value="502.464663794361" calcext:value-type="float">
            <text:p>502.4646637944</text:p>
          </table:table-cell>
          <table:table-cell table:formula="of:=[.VV17]*[.$C$23]" office:value-type="float" office:value="502.658269458897" calcext:value-type="float">
            <text:p>502.6582694589</text:p>
          </table:table-cell>
          <table:table-cell table:formula="of:=[.VW17]*[.$C$23]" office:value-type="float" office:value="502.851949722018" calcext:value-type="float">
            <text:p>502.851949722</text:p>
          </table:table-cell>
          <table:table-cell table:formula="of:=[.VX17]*[.$C$23]" office:value-type="float" office:value="503.045704612469" calcext:value-type="float">
            <text:p>503.0457046125</text:p>
          </table:table-cell>
          <table:table-cell table:formula="of:=[.VY17]*[.$C$23]" office:value-type="float" office:value="503.239534159005" calcext:value-type="float">
            <text:p>503.239534159</text:p>
          </table:table-cell>
          <table:table-cell table:formula="of:=[.VZ17]*[.$C$23]" office:value-type="float" office:value="503.433438390391" calcext:value-type="float">
            <text:p>503.4334383904</text:p>
          </table:table-cell>
          <table:table-cell table:formula="of:=[.WA17]*[.$C$23]" office:value-type="float" office:value="503.627417335404" calcext:value-type="float">
            <text:p>503.6274173354</text:p>
          </table:table-cell>
          <table:table-cell table:formula="of:=[.WB17]*[.$C$23]" office:value-type="float" office:value="503.821471022832" calcext:value-type="float">
            <text:p>503.8214710228</text:p>
          </table:table-cell>
          <table:table-cell table:formula="of:=[.WC17]*[.$C$23]" office:value-type="float" office:value="504.015599481475" calcext:value-type="float">
            <text:p>504.0155994815</text:p>
          </table:table-cell>
          <table:table-cell table:formula="of:=[.WD17]*[.$C$23]" office:value-type="float" office:value="504.209802740142" calcext:value-type="float">
            <text:p>504.2098027401</text:p>
          </table:table-cell>
          <table:table-cell table:formula="of:=[.WE17]*[.$C$23]" office:value-type="float" office:value="504.404080827656" calcext:value-type="float">
            <text:p>504.4040808277</text:p>
          </table:table-cell>
          <table:table-cell table:formula="of:=[.WF17]*[.$C$23]" office:value-type="float" office:value="504.598433772848" calcext:value-type="float">
            <text:p>504.5984337728</text:p>
          </table:table-cell>
          <table:table-cell table:formula="of:=[.WG17]*[.$C$23]" office:value-type="float" office:value="504.792861604561" calcext:value-type="float">
            <text:p>504.7928616046</text:p>
          </table:table-cell>
          <table:table-cell table:formula="of:=[.WH17]*[.$C$23]" office:value-type="float" office:value="504.987364351652" calcext:value-type="float">
            <text:p>504.9873643517</text:p>
          </table:table-cell>
          <table:table-cell table:formula="of:=[.WI17]*[.$C$23]" office:value-type="float" office:value="505.181942042985" calcext:value-type="float">
            <text:p>505.181942043</text:p>
          </table:table-cell>
          <table:table-cell table:formula="of:=[.WJ17]*[.$C$23]" office:value-type="float" office:value="505.376594707437" calcext:value-type="float">
            <text:p>505.3765947074</text:p>
          </table:table-cell>
          <table:table-cell table:formula="of:=[.WK17]*[.$C$23]" office:value-type="float" office:value="505.571322373897" calcext:value-type="float">
            <text:p>505.5713223739</text:p>
          </table:table-cell>
          <table:table-cell table:formula="of:=[.WL17]*[.$C$23]" office:value-type="float" office:value="505.766125071264" calcext:value-type="float">
            <text:p>505.7661250713</text:p>
          </table:table-cell>
          <table:table-cell table:formula="of:=[.WM17]*[.$C$23]" office:value-type="float" office:value="505.961002828447" calcext:value-type="float">
            <text:p>505.9610028284</text:p>
          </table:table-cell>
          <table:table-cell table:formula="of:=[.WN17]*[.$C$23]" office:value-type="float" office:value="506.155955674369" calcext:value-type="float">
            <text:p>506.1559556744</text:p>
          </table:table-cell>
          <table:table-cell table:formula="of:=[.WO17]*[.$C$23]" office:value-type="float" office:value="506.350983637962" calcext:value-type="float">
            <text:p>506.350983638</text:p>
          </table:table-cell>
          <table:table-cell table:formula="of:=[.WP17]*[.$C$23]" office:value-type="float" office:value="506.546086748169" calcext:value-type="float">
            <text:p>506.5460867482</text:p>
          </table:table-cell>
          <table:table-cell table:formula="of:=[.WQ17]*[.$C$23]" office:value-type="float" office:value="506.741265033946" calcext:value-type="float">
            <text:p>506.7412650339</text:p>
          </table:table-cell>
          <table:table-cell table:formula="of:=[.WR17]*[.$C$23]" office:value-type="float" office:value="506.936518524259" calcext:value-type="float">
            <text:p>506.9365185243</text:p>
          </table:table-cell>
          <table:table-cell table:formula="of:=[.WS17]*[.$C$23]" office:value-type="float" office:value="507.131847248084" calcext:value-type="float">
            <text:p>507.1318472481</text:p>
          </table:table-cell>
          <table:table-cell table:formula="of:=[.WT17]*[.$C$23]" office:value-type="float" office:value="507.327251234411" calcext:value-type="float">
            <text:p>507.3272512344</text:p>
          </table:table-cell>
          <table:table-cell table:formula="of:=[.WU17]*[.$C$23]" office:value-type="float" office:value="507.522730512239" calcext:value-type="float">
            <text:p>507.5227305122</text:p>
          </table:table-cell>
          <table:table-cell table:formula="of:=[.WV17]*[.$C$23]" office:value-type="float" office:value="507.718285110578" calcext:value-type="float">
            <text:p>507.7182851106</text:p>
          </table:table-cell>
          <table:table-cell table:formula="of:=[.WW17]*[.$C$23]" office:value-type="float" office:value="507.91391505845" calcext:value-type="float">
            <text:p>507.9139150585</text:p>
          </table:table-cell>
          <table:table-cell table:formula="of:=[.WX17]*[.$C$23]" office:value-type="float" office:value="508.109620384889" calcext:value-type="float">
            <text:p>508.1096203849</text:p>
          </table:table-cell>
          <table:table-cell table:formula="of:=[.WY17]*[.$C$23]" office:value-type="float" office:value="508.305401118939" calcext:value-type="float">
            <text:p>508.3054011189</text:p>
          </table:table-cell>
          <table:table-cell table:formula="of:=[.WZ17]*[.$C$23]" office:value-type="float" office:value="508.501257289655" calcext:value-type="float">
            <text:p>508.5012572897</text:p>
          </table:table-cell>
          <table:table-cell table:formula="of:=[.XA17]*[.$C$23]" office:value-type="float" office:value="508.697188926104" calcext:value-type="float">
            <text:p>508.6971889261</text:p>
          </table:table-cell>
          <table:table-cell table:formula="of:=[.XB17]*[.$C$23]" office:value-type="float" office:value="508.893196057363" calcext:value-type="float">
            <text:p>508.8931960574</text:p>
          </table:table-cell>
          <table:table-cell table:formula="of:=[.XC17]*[.$C$23]" office:value-type="float" office:value="509.089278712522" calcext:value-type="float">
            <text:p>509.0892787125</text:p>
          </table:table-cell>
          <table:table-cell table:formula="of:=[.XD17]*[.$C$23]" office:value-type="float" office:value="509.285436920682" calcext:value-type="float">
            <text:p>509.2854369207</text:p>
          </table:table-cell>
          <table:table-cell table:formula="of:=[.XE17]*[.$C$23]" office:value-type="float" office:value="509.481670710952" calcext:value-type="float">
            <text:p>509.481670711</text:p>
          </table:table-cell>
          <table:table-cell table:formula="of:=[.XF17]*[.$C$23]" office:value-type="float" office:value="509.677980112457" calcext:value-type="float">
            <text:p>509.6779801125</text:p>
          </table:table-cell>
          <table:table-cell table:formula="of:=[.XG17]*[.$C$23]" office:value-type="float" office:value="509.87436515433" calcext:value-type="float">
            <text:p>509.8743651543</text:p>
          </table:table-cell>
          <table:table-cell table:formula="of:=[.XH17]*[.$C$23]" office:value-type="float" office:value="510.070825865717" calcext:value-type="float">
            <text:p>510.0708258657</text:p>
          </table:table-cell>
          <table:table-cell table:formula="of:=[.XI17]*[.$C$23]" office:value-type="float" office:value="510.267362275773" calcext:value-type="float">
            <text:p>510.2673622758</text:p>
          </table:table-cell>
          <table:table-cell table:formula="of:=[.XJ17]*[.$C$23]" office:value-type="float" office:value="510.463974413666" calcext:value-type="float">
            <text:p>510.4639744137</text:p>
          </table:table-cell>
          <table:table-cell table:formula="of:=[.XK17]*[.$C$23]" office:value-type="float" office:value="510.660662308575" calcext:value-type="float">
            <text:p>510.6606623086</text:p>
          </table:table-cell>
          <table:table-cell table:formula="of:=[.XL17]*[.$C$23]" office:value-type="float" office:value="510.85742598969" calcext:value-type="float">
            <text:p>510.8574259897</text:p>
          </table:table-cell>
          <table:table-cell table:formula="of:=[.XM17]*[.$C$23]" office:value-type="float" office:value="511.054265486213" calcext:value-type="float">
            <text:p>511.0542654862</text:p>
          </table:table-cell>
          <table:table-cell table:formula="of:=[.XN17]*[.$C$23]" office:value-type="float" office:value="511.251180827356" calcext:value-type="float">
            <text:p>511.2511808274</text:p>
          </table:table-cell>
          <table:table-cell table:formula="of:=[.XO17]*[.$C$23]" office:value-type="float" office:value="511.448172042343" calcext:value-type="float">
            <text:p>511.4481720423</text:p>
          </table:table-cell>
          <table:table-cell table:formula="of:=[.XP17]*[.$C$23]" office:value-type="float" office:value="511.645239160409" calcext:value-type="float">
            <text:p>511.6452391604</text:p>
          </table:table-cell>
          <table:table-cell table:formula="of:=[.XQ17]*[.$C$23]" office:value-type="float" office:value="511.842382210801" calcext:value-type="float">
            <text:p>511.8423822108</text:p>
          </table:table-cell>
          <table:table-cell table:formula="of:=[.XR17]*[.$C$23]" office:value-type="float" office:value="512.039601222775" calcext:value-type="float">
            <text:p>512.0396012228</text:p>
          </table:table-cell>
          <table:table-cell table:formula="of:=[.XS17]*[.$C$23]" office:value-type="float" office:value="512.236896225601" calcext:value-type="float">
            <text:p>512.2368962256</text:p>
          </table:table-cell>
          <table:table-cell table:formula="of:=[.XT17]*[.$C$23]" office:value-type="float" office:value="512.43426724856" calcext:value-type="float">
            <text:p>512.4342672486</text:p>
          </table:table-cell>
          <table:table-cell table:formula="of:=[.XU17]*[.$C$23]" office:value-type="float" office:value="512.631714320942" calcext:value-type="float">
            <text:p>512.6317143209</text:p>
          </table:table-cell>
          <table:table-cell table:formula="of:=[.XV17]*[.$C$23]" office:value-type="float" office:value="512.82923747205" calcext:value-type="float">
            <text:p>512.8292374721</text:p>
          </table:table-cell>
          <table:table-cell table:formula="of:=[.XW17]*[.$C$23]" office:value-type="float" office:value="513.026836731199" calcext:value-type="float">
            <text:p>513.0268367312</text:p>
          </table:table-cell>
          <table:table-cell table:formula="of:=[.XX17]*[.$C$23]" office:value-type="float" office:value="513.224512127713" calcext:value-type="float">
            <text:p>513.2245121277</text:p>
          </table:table-cell>
          <table:table-cell table:formula="of:=[.XY17]*[.$C$23]" office:value-type="float" office:value="513.42226369093" calcext:value-type="float">
            <text:p>513.4222636909</text:p>
          </table:table-cell>
          <table:table-cell table:formula="of:=[.XZ17]*[.$C$23]" office:value-type="float" office:value="513.620091450198" calcext:value-type="float">
            <text:p>513.6200914502</text:p>
          </table:table-cell>
          <table:table-cell table:formula="of:=[.YA17]*[.$C$23]" office:value-type="float" office:value="513.817995434874" calcext:value-type="float">
            <text:p>513.8179954349</text:p>
          </table:table-cell>
          <table:table-cell table:formula="of:=[.YB17]*[.$C$23]" office:value-type="float" office:value="514.015975674331" calcext:value-type="float">
            <text:p>514.0159756743</text:p>
          </table:table-cell>
          <table:table-cell table:formula="of:=[.YC17]*[.$C$23]" office:value-type="float" office:value="514.21403219795" calcext:value-type="float">
            <text:p>514.214032198</text:p>
          </table:table-cell>
          <table:table-cell table:formula="of:=[.YD17]*[.$C$23]" office:value-type="float" office:value="514.412165035124" calcext:value-type="float">
            <text:p>514.4121650351</text:p>
          </table:table-cell>
          <table:table-cell table:formula="of:=[.YE17]*[.$C$23]" office:value-type="float" office:value="514.610374215258" calcext:value-type="float">
            <text:p>514.6103742153</text:p>
          </table:table-cell>
          <table:table-cell table:formula="of:=[.YF17]*[.$C$23]" office:value-type="float" office:value="514.808659767768" calcext:value-type="float">
            <text:p>514.8086597678</text:p>
          </table:table-cell>
          <table:table-cell table:formula="of:=[.YG17]*[.$C$23]" office:value-type="float" office:value="515.00702172208" calcext:value-type="float">
            <text:p>515.0070217221</text:p>
          </table:table-cell>
          <table:table-cell table:formula="of:=[.YH17]*[.$C$23]" office:value-type="float" office:value="515.205460107634" calcext:value-type="float">
            <text:p>515.2054601076</text:p>
          </table:table-cell>
          <table:table-cell table:formula="of:=[.YI17]*[.$C$23]" office:value-type="float" office:value="515.403974953879" calcext:value-type="float">
            <text:p>515.4039749539</text:p>
          </table:table-cell>
          <table:table-cell table:formula="of:=[.YJ17]*[.$C$23]" office:value-type="float" office:value="515.602566290276" calcext:value-type="float">
            <text:p>515.6025662903</text:p>
          </table:table-cell>
          <table:table-cell table:formula="of:=[.YK17]*[.$C$23]" office:value-type="float" office:value="515.801234146299" calcext:value-type="float">
            <text:p>515.8012341463</text:p>
          </table:table-cell>
          <table:table-cell table:formula="of:=[.YL17]*[.$C$23]" office:value-type="float" office:value="515.99997855143" calcext:value-type="float">
            <text:p>515.9999785514</text:p>
          </table:table-cell>
          <table:table-cell table:formula="of:=[.YM17]*[.$C$23]" office:value-type="float" office:value="516.198799535166" calcext:value-type="float">
            <text:p>516.1987995352</text:p>
          </table:table-cell>
          <table:table-cell table:formula="of:=[.YN17]*[.$C$23]" office:value-type="float" office:value="516.397697127012" calcext:value-type="float">
            <text:p>516.397697127</text:p>
          </table:table-cell>
          <table:table-cell table:formula="of:=[.YO17]*[.$C$23]" office:value-type="float" office:value="516.596671356488" calcext:value-type="float">
            <text:p>516.5966713565</text:p>
          </table:table-cell>
          <table:table-cell table:formula="of:=[.YP17]*[.$C$23]" office:value-type="float" office:value="516.795722253121" calcext:value-type="float">
            <text:p>516.7957222531</text:p>
          </table:table-cell>
          <table:table-cell table:formula="of:=[.YQ17]*[.$C$23]" office:value-type="float" office:value="516.994849846454" calcext:value-type="float">
            <text:p>516.9948498465</text:p>
          </table:table-cell>
          <table:table-cell table:formula="of:=[.YR17]*[.$C$23]" office:value-type="float" office:value="517.194054166038" calcext:value-type="float">
            <text:p>517.194054166</text:p>
          </table:table-cell>
          <table:table-cell table:formula="of:=[.YS17]*[.$C$23]" office:value-type="float" office:value="517.393335241437" calcext:value-type="float">
            <text:p>517.3933352414</text:p>
          </table:table-cell>
          <table:table-cell table:formula="of:=[.YT17]*[.$C$23]" office:value-type="float" office:value="517.592693102225" calcext:value-type="float">
            <text:p>517.5926931022</text:p>
          </table:table-cell>
          <table:table-cell table:formula="of:=[.YU17]*[.$C$23]" office:value-type="float" office:value="517.79212777799" calcext:value-type="float">
            <text:p>517.792127778</text:p>
          </table:table-cell>
          <table:table-cell table:formula="of:=[.YV17]*[.$C$23]" office:value-type="float" office:value="517.991639298328" calcext:value-type="float">
            <text:p>517.9916392983</text:p>
          </table:table-cell>
          <table:table-cell table:formula="of:=[.YW17]*[.$C$23]" office:value-type="float" office:value="518.191227692849" calcext:value-type="float">
            <text:p>518.1912276929</text:p>
          </table:table-cell>
          <table:table-cell table:formula="of:=[.YX17]*[.$C$23]" office:value-type="float" office:value="518.390892991174" calcext:value-type="float">
            <text:p>518.3908929912</text:p>
          </table:table-cell>
          <table:table-cell table:formula="of:=[.YY17]*[.$C$23]" office:value-type="float" office:value="518.590635222934" calcext:value-type="float">
            <text:p>518.5906352229</text:p>
          </table:table-cell>
          <table:table-cell table:formula="of:=[.YZ17]*[.$C$23]" office:value-type="float" office:value="518.790454417773" calcext:value-type="float">
            <text:p>518.7904544178</text:p>
          </table:table-cell>
          <table:table-cell table:formula="of:=[.ZA17]*[.$C$23]" office:value-type="float" office:value="518.990350605346" calcext:value-type="float">
            <text:p>518.9903506053</text:p>
          </table:table-cell>
          <table:table-cell table:formula="of:=[.ZB17]*[.$C$23]" office:value-type="float" office:value="519.190323815318" calcext:value-type="float">
            <text:p>519.1903238153</text:p>
          </table:table-cell>
          <table:table-cell table:formula="of:=[.ZC17]*[.$C$23]" office:value-type="float" office:value="519.390374077368" calcext:value-type="float">
            <text:p>519.3903740774</text:p>
          </table:table-cell>
          <table:table-cell table:formula="of:=[.ZD17]*[.$C$23]" office:value-type="float" office:value="519.590501421185" calcext:value-type="float">
            <text:p>519.5905014212</text:p>
          </table:table-cell>
          <table:table-cell table:formula="of:=[.ZE17]*[.$C$23]" office:value-type="float" office:value="519.790705876468" calcext:value-type="float">
            <text:p>519.7907058765</text:p>
          </table:table-cell>
          <table:table-cell table:formula="of:=[.ZF17]*[.$C$23]" office:value-type="float" office:value="519.990987472931" calcext:value-type="float">
            <text:p>519.9909874729</text:p>
          </table:table-cell>
          <table:table-cell table:formula="of:=[.ZG17]*[.$C$23]" office:value-type="float" office:value="520.191346240296" calcext:value-type="float">
            <text:p>520.1913462403</text:p>
          </table:table-cell>
          <table:table-cell table:formula="of:=[.ZH17]*[.$C$23]" office:value-type="float" office:value="520.391782208298" calcext:value-type="float">
            <text:p>520.3917822083</text:p>
          </table:table-cell>
          <table:table-cell table:formula="of:=[.ZI17]*[.$C$23]" office:value-type="float" office:value="520.592295406685" calcext:value-type="float">
            <text:p>520.5922954067</text:p>
          </table:table-cell>
          <table:table-cell table:formula="of:=[.ZJ17]*[.$C$23]" office:value-type="float" office:value="520.792885865212" calcext:value-type="float">
            <text:p>520.7928858652</text:p>
          </table:table-cell>
          <table:table-cell table:formula="of:=[.ZK17]*[.$C$23]" office:value-type="float" office:value="520.993553613651" calcext:value-type="float">
            <text:p>520.9935536137</text:p>
          </table:table-cell>
          <table:table-cell table:formula="of:=[.ZL17]*[.$C$23]" office:value-type="float" office:value="521.194298681781" calcext:value-type="float">
            <text:p>521.1942986818</text:p>
          </table:table-cell>
          <table:table-cell table:formula="of:=[.ZM17]*[.$C$23]" office:value-type="float" office:value="521.395121099394" calcext:value-type="float">
            <text:p>521.3951210994</text:p>
          </table:table-cell>
          <table:table-cell table:formula="of:=[.ZN17]*[.$C$23]" office:value-type="float" office:value="521.596020896295" calcext:value-type="float">
            <text:p>521.5960208963</text:p>
          </table:table-cell>
          <table:table-cell table:formula="of:=[.ZO17]*[.$C$23]" office:value-type="float" office:value="521.796998102299" calcext:value-type="float">
            <text:p>521.7969981023</text:p>
          </table:table-cell>
          <table:table-cell table:formula="of:=[.ZP17]*[.$C$23]" office:value-type="float" office:value="521.998052747232" calcext:value-type="float">
            <text:p>521.9980527472</text:p>
          </table:table-cell>
          <table:table-cell table:formula="of:=[.ZQ17]*[.$C$23]" office:value-type="float" office:value="522.199184860932" calcext:value-type="float">
            <text:p>522.1991848609</text:p>
          </table:table-cell>
          <table:table-cell table:formula="of:=[.ZR17]*[.$C$23]" office:value-type="float" office:value="522.400394473249" calcext:value-type="float">
            <text:p>522.4003944732</text:p>
          </table:table-cell>
          <table:table-cell table:formula="of:=[.ZS17]*[.$C$23]" office:value-type="float" office:value="522.601681614044" calcext:value-type="float">
            <text:p>522.601681614</text:p>
          </table:table-cell>
          <table:table-cell table:formula="of:=[.ZT17]*[.$C$23]" office:value-type="float" office:value="522.80304631319" calcext:value-type="float">
            <text:p>522.8030463132</text:p>
          </table:table-cell>
          <table:table-cell table:formula="of:=[.ZU17]*[.$C$23]" office:value-type="float" office:value="523.004488600571" calcext:value-type="float">
            <text:p>523.0044886006</text:p>
          </table:table-cell>
          <table:table-cell table:formula="of:=[.ZV17]*[.$C$23]" office:value-type="float" office:value="523.206008506083" calcext:value-type="float">
            <text:p>523.2060085061</text:p>
          </table:table-cell>
          <table:table-cell table:formula="of:=[.ZW17]*[.$C$23]" office:value-type="float" office:value="523.407606059632" calcext:value-type="float">
            <text:p>523.4076060596</text:p>
          </table:table-cell>
          <table:table-cell table:formula="of:=[.ZX17]*[.$C$23]" office:value-type="float" office:value="523.609281291138" calcext:value-type="float">
            <text:p>523.6092812911</text:p>
          </table:table-cell>
          <table:table-cell table:formula="of:=[.ZY17]*[.$C$23]" office:value-type="float" office:value="523.811034230531" calcext:value-type="float">
            <text:p>523.8110342305</text:p>
          </table:table-cell>
          <table:table-cell table:formula="of:=[.ZZ17]*[.$C$23]" office:value-type="float" office:value="524.012864907752" calcext:value-type="float">
            <text:p>524.0128649078</text:p>
          </table:table-cell>
          <table:table-cell table:formula="of:=[.AAA17]*[.$C$23]" office:value-type="float" office:value="524.214773352756" calcext:value-type="float">
            <text:p>524.2147733528</text:p>
          </table:table-cell>
          <table:table-cell table:formula="of:=[.AAB17]*[.$C$23]" office:value-type="float" office:value="524.416759595506" calcext:value-type="float">
            <text:p>524.4167595955</text:p>
          </table:table-cell>
          <table:table-cell table:formula="of:=[.AAC17]*[.$C$23]" office:value-type="float" office:value="524.618823665979" calcext:value-type="float">
            <text:p>524.618823666</text:p>
          </table:table-cell>
          <table:table-cell table:formula="of:=[.AAD17]*[.$C$23]" office:value-type="float" office:value="524.820965594163" calcext:value-type="float">
            <text:p>524.8209655942</text:p>
          </table:table-cell>
          <table:table-cell table:formula="of:=[.AAE17]*[.$C$23]" office:value-type="float" office:value="525.023185410058" calcext:value-type="float">
            <text:p>525.0231854101</text:p>
          </table:table-cell>
          <table:table-cell table:formula="of:=[.AAF17]*[.$C$23]" office:value-type="float" office:value="525.225483143675" calcext:value-type="float">
            <text:p>525.2254831437</text:p>
          </table:table-cell>
          <table:table-cell table:formula="of:=[.AAG17]*[.$C$23]" office:value-type="float" office:value="525.427858825036" calcext:value-type="float">
            <text:p>525.427858825</text:p>
          </table:table-cell>
          <table:table-cell table:formula="of:=[.AAH17]*[.$C$23]" office:value-type="float" office:value="525.630312484175" calcext:value-type="float">
            <text:p>525.6303124842</text:p>
          </table:table-cell>
          <table:table-cell table:formula="of:=[.AAI17]*[.$C$23]" office:value-type="float" office:value="525.832844151139" calcext:value-type="float">
            <text:p>525.8328441511</text:p>
          </table:table-cell>
          <table:table-cell table:formula="of:=[.AAJ17]*[.$C$23]" office:value-type="float" office:value="526.035453855985" calcext:value-type="float">
            <text:p>526.035453856</text:p>
          </table:table-cell>
          <table:table-cell table:formula="of:=[.AAK17]*[.$C$23]" office:value-type="float" office:value="526.238141628781" calcext:value-type="float">
            <text:p>526.2381416288</text:p>
          </table:table-cell>
          <table:table-cell table:formula="of:=[.AAL17]*[.$C$23]" office:value-type="float" office:value="526.440907499608" calcext:value-type="float">
            <text:p>526.4409074996</text:p>
          </table:table-cell>
          <table:table-cell table:formula="of:=[.AAM17]*[.$C$23]" office:value-type="float" office:value="526.643751498558" calcext:value-type="float">
            <text:p>526.6437514986</text:p>
          </table:table-cell>
          <table:table-cell table:formula="of:=[.AAN17]*[.$C$23]" office:value-type="float" office:value="526.846673655736" calcext:value-type="float">
            <text:p>526.8466736557</text:p>
          </table:table-cell>
          <table:table-cell table:formula="of:=[.AAO17]*[.$C$23]" office:value-type="float" office:value="527.049674001255" calcext:value-type="float">
            <text:p>527.0496740013</text:p>
          </table:table-cell>
          <table:table-cell table:formula="of:=[.AAP17]*[.$C$23]" office:value-type="float" office:value="527.252752565244" calcext:value-type="float">
            <text:p>527.2527525652</text:p>
          </table:table-cell>
          <table:table-cell table:formula="of:=[.AAQ17]*[.$C$23]" office:value-type="float" office:value="527.45590937784" calcext:value-type="float">
            <text:p>527.4559093778</text:p>
          </table:table-cell>
          <table:table-cell table:formula="of:=[.AAR17]*[.$C$23]" office:value-type="float" office:value="527.659144469195" calcext:value-type="float">
            <text:p>527.6591444692</text:p>
          </table:table-cell>
          <table:table-cell table:formula="of:=[.AAS17]*[.$C$23]" office:value-type="float" office:value="527.862457869468" calcext:value-type="float">
            <text:p>527.8624578695</text:p>
          </table:table-cell>
          <table:table-cell table:formula="of:=[.AAT17]*[.$C$23]" office:value-type="float" office:value="528.065849608835" calcext:value-type="float">
            <text:p>528.0658496088</text:p>
          </table:table-cell>
          <table:table-cell table:formula="of:=[.AAU17]*[.$C$23]" office:value-type="float" office:value="528.269319717479" calcext:value-type="float">
            <text:p>528.2693197175</text:p>
          </table:table-cell>
          <table:table-cell table:formula="of:=[.AAV17]*[.$C$23]" office:value-type="float" office:value="528.472868225598" calcext:value-type="float">
            <text:p>528.4728682256</text:p>
          </table:table-cell>
          <table:table-cell table:formula="of:=[.AAW17]*[.$C$23]" office:value-type="float" office:value="528.6764951634" calcext:value-type="float">
            <text:p>528.6764951634</text:p>
          </table:table-cell>
          <table:table-cell table:formula="of:=[.AAX17]*[.$C$23]" office:value-type="float" office:value="528.880200561104" calcext:value-type="float">
            <text:p>528.8802005611</text:p>
          </table:table-cell>
          <table:table-cell table:formula="of:=[.AAY17]*[.$C$23]" office:value-type="float" office:value="529.083984448943" calcext:value-type="float">
            <text:p>529.0839844489</text:p>
          </table:table-cell>
          <table:table-cell table:formula="of:=[.AAZ17]*[.$C$23]" office:value-type="float" office:value="529.287846857159" calcext:value-type="float">
            <text:p>529.2878468572</text:p>
          </table:table-cell>
          <table:table-cell table:formula="of:=[.ABA17]*[.$C$23]" office:value-type="float" office:value="529.491787816007" calcext:value-type="float">
            <text:p>529.491787816</text:p>
          </table:table-cell>
          <table:table-cell table:formula="of:=[.ABB17]*[.$C$23]" office:value-type="float" office:value="529.695807355754" calcext:value-type="float">
            <text:p>529.6958073558</text:p>
          </table:table-cell>
          <table:table-cell table:formula="of:=[.ABC17]*[.$C$23]" office:value-type="float" office:value="529.899905506678" calcext:value-type="float">
            <text:p>529.8999055067</text:p>
          </table:table-cell>
          <table:table-cell table:formula="of:=[.ABD17]*[.$C$23]" office:value-type="float" office:value="530.104082299068" calcext:value-type="float">
            <text:p>530.1040822991</text:p>
          </table:table-cell>
          <table:table-cell table:formula="of:=[.ABE17]*[.$C$23]" office:value-type="float" office:value="530.308337763227" calcext:value-type="float">
            <text:p>530.3083377632</text:p>
          </table:table-cell>
          <table:table-cell table:formula="of:=[.ABF17]*[.$C$23]" office:value-type="float" office:value="530.512671929467" calcext:value-type="float">
            <text:p>530.5126719295</text:p>
          </table:table-cell>
          <table:table-cell table:formula="of:=[.ABG17]*[.$C$23]" office:value-type="float" office:value="530.717084828114" calcext:value-type="float">
            <text:p>530.7170848281</text:p>
          </table:table-cell>
          <table:table-cell table:formula="of:=[.ABH17]*[.$C$23]" office:value-type="float" office:value="530.921576489503" calcext:value-type="float">
            <text:p>530.9215764895</text:p>
          </table:table-cell>
          <table:table-cell table:formula="of:=[.ABI17]*[.$C$23]" office:value-type="float" office:value="531.126146943983" calcext:value-type="float">
            <text:p>531.126146944</text:p>
          </table:table-cell>
          <table:table-cell table:formula="of:=[.ABJ17]*[.$C$23]" office:value-type="float" office:value="531.330796221915" calcext:value-type="float">
            <text:p>531.3307962219</text:p>
          </table:table-cell>
          <table:table-cell table:formula="of:=[.ABK17]*[.$C$23]" office:value-type="float" office:value="531.535524353668" calcext:value-type="float">
            <text:p>531.5355243537</text:p>
          </table:table-cell>
          <table:table-cell table:formula="of:=[.ABL17]*[.$C$23]" office:value-type="float" office:value="531.740331369628" calcext:value-type="float">
            <text:p>531.7403313696</text:p>
          </table:table-cell>
          <table:table-cell table:formula="of:=[.ABM17]*[.$C$23]" office:value-type="float" office:value="531.945217300189" calcext:value-type="float">
            <text:p>531.9452173002</text:p>
          </table:table-cell>
          <table:table-cell table:formula="of:=[.ABN17]*[.$C$23]" office:value-type="float" office:value="532.150182175757" calcext:value-type="float">
            <text:p>532.1501821758</text:p>
          </table:table-cell>
          <table:table-cell table:formula="of:=[.ABO17]*[.$C$23]" office:value-type="float" office:value="532.355226026751" calcext:value-type="float">
            <text:p>532.3552260268</text:p>
          </table:table-cell>
          <table:table-cell table:formula="of:=[.ABP17]*[.$C$23]" office:value-type="float" office:value="532.560348883602" calcext:value-type="float">
            <text:p>532.5603488836</text:p>
          </table:table-cell>
          <table:table-cell table:formula="of:=[.ABQ17]*[.$C$23]" office:value-type="float" office:value="532.765550776751" calcext:value-type="float">
            <text:p>532.7655507768</text:p>
          </table:table-cell>
          <table:table-cell table:formula="of:=[.ABR17]*[.$C$23]" office:value-type="float" office:value="532.970831736652" calcext:value-type="float">
            <text:p>532.9708317367</text:p>
          </table:table-cell>
          <table:table-cell table:formula="of:=[.ABS17]*[.$C$23]" office:value-type="float" office:value="533.17619179377" calcext:value-type="float">
            <text:p>533.1761917938</text:p>
          </table:table-cell>
          <table:table-cell table:formula="of:=[.ABT17]*[.$C$23]" office:value-type="float" office:value="533.381630978582" calcext:value-type="float">
            <text:p>533.3816309786</text:p>
          </table:table-cell>
          <table:table-cell table:formula="of:=[.ABU17]*[.$C$23]" office:value-type="float" office:value="533.587149321578" calcext:value-type="float">
            <text:p>533.5871493216</text:p>
          </table:table-cell>
          <table:table-cell table:formula="of:=[.ABV17]*[.$C$23]" office:value-type="float" office:value="533.792746853257" calcext:value-type="float">
            <text:p>533.7927468533</text:p>
          </table:table-cell>
          <table:table-cell table:formula="of:=[.ABW17]*[.$C$23]" office:value-type="float" office:value="533.998423604133" calcext:value-type="float">
            <text:p>533.9984236041</text:p>
          </table:table-cell>
          <table:table-cell table:formula="of:=[.ABX17]*[.$C$23]" office:value-type="float" office:value="534.204179604728" calcext:value-type="float">
            <text:p>534.2041796047</text:p>
          </table:table-cell>
          <table:table-cell table:formula="of:=[.ABY17]*[.$C$23]" office:value-type="float" office:value="534.41001488558" calcext:value-type="float">
            <text:p>534.4100148856</text:p>
          </table:table-cell>
          <table:table-cell table:formula="of:=[.ABZ17]*[.$C$23]" office:value-type="float" office:value="534.615929477236" calcext:value-type="float">
            <text:p>534.6159294772</text:p>
          </table:table-cell>
          <table:table-cell table:formula="of:=[.ACA17]*[.$C$23]" office:value-type="float" office:value="534.821923410254" calcext:value-type="float">
            <text:p>534.8219234103</text:p>
          </table:table-cell>
          <table:table-cell table:formula="of:=[.ACB17]*[.$C$23]" office:value-type="float" office:value="535.027996715207" calcext:value-type="float">
            <text:p>535.0279967152</text:p>
          </table:table-cell>
          <table:table-cell table:formula="of:=[.ACC17]*[.$C$23]" office:value-type="float" office:value="535.234149422678" calcext:value-type="float">
            <text:p>535.2341494227</text:p>
          </table:table-cell>
          <table:table-cell table:formula="of:=[.ACD17]*[.$C$23]" office:value-type="float" office:value="535.44038156326" calcext:value-type="float">
            <text:p>535.4403815633</text:p>
          </table:table-cell>
          <table:table-cell table:formula="of:=[.ACE17]*[.$C$23]" office:value-type="float" office:value="535.646693167561" calcext:value-type="float">
            <text:p>535.6466931676</text:p>
          </table:table-cell>
          <table:table-cell table:formula="of:=[.ACF17]*[.$C$23]" office:value-type="float" office:value="535.853084266198" calcext:value-type="float">
            <text:p>535.8530842662</text:p>
          </table:table-cell>
          <table:table-cell table:formula="of:=[.ACG17]*[.$C$23]" office:value-type="float" office:value="536.059554889803" calcext:value-type="float">
            <text:p>536.0595548898</text:p>
          </table:table-cell>
          <table:table-cell table:formula="of:=[.ACH17]*[.$C$23]" office:value-type="float" office:value="536.266105069017" calcext:value-type="float">
            <text:p>536.266105069</text:p>
          </table:table-cell>
          <table:table-cell table:formula="of:=[.ACI17]*[.$C$23]" office:value-type="float" office:value="536.472734834493" calcext:value-type="float">
            <text:p>536.4727348345</text:p>
          </table:table-cell>
          <table:table-cell table:formula="of:=[.ACJ17]*[.$C$23]" office:value-type="float" office:value="536.679444216898" calcext:value-type="float">
            <text:p>536.6794442169</text:p>
          </table:table-cell>
          <table:table-cell table:formula="of:=[.ACK17]*[.$C$23]" office:value-type="float" office:value="536.886233246908" calcext:value-type="float">
            <text:p>536.8862332469</text:p>
          </table:table-cell>
          <table:table-cell table:formula="of:=[.ACL17]*[.$C$23]" office:value-type="float" office:value="537.093101955213" calcext:value-type="float">
            <text:p>537.0931019552</text:p>
          </table:table-cell>
          <table:table-cell table:formula="of:=[.ACM17]*[.$C$23]" office:value-type="float" office:value="537.300050372513" calcext:value-type="float">
            <text:p>537.3000503725</text:p>
          </table:table-cell>
          <table:table-cell table:formula="of:=[.ACN17]*[.$C$23]" office:value-type="float" office:value="537.507078529522" calcext:value-type="float">
            <text:p>537.5070785295</text:p>
          </table:table-cell>
          <table:table-cell table:formula="of:=[.ACO17]*[.$C$23]" office:value-type="float" office:value="537.714186456965" calcext:value-type="float">
            <text:p>537.714186457</text:p>
          </table:table-cell>
          <table:table-cell table:formula="of:=[.ACP17]*[.$C$23]" office:value-type="float" office:value="537.921374185577" calcext:value-type="float">
            <text:p>537.9213741856</text:p>
          </table:table-cell>
          <table:table-cell table:formula="of:=[.ACQ17]*[.$C$23]" office:value-type="float" office:value="538.128641746107" calcext:value-type="float">
            <text:p>538.1286417461</text:p>
          </table:table-cell>
          <table:table-cell table:formula="of:=[.ACR17]*[.$C$23]" office:value-type="float" office:value="538.335989169315" calcext:value-type="float">
            <text:p>538.3359891693</text:p>
          </table:table-cell>
          <table:table-cell table:formula="of:=[.ACS17]*[.$C$23]" office:value-type="float" office:value="538.543416485974" calcext:value-type="float">
            <text:p>538.543416486</text:p>
          </table:table-cell>
          <table:table-cell table:formula="of:=[.ACT17]*[.$C$23]" office:value-type="float" office:value="538.750923726867" calcext:value-type="float">
            <text:p>538.7509237269</text:p>
          </table:table-cell>
          <table:table-cell table:formula="of:=[.ACU17]*[.$C$23]" office:value-type="float" office:value="538.95851092279" calcext:value-type="float">
            <text:p>538.9585109228</text:p>
          </table:table-cell>
          <table:table-cell table:formula="of:=[.ACV17]*[.$C$23]" office:value-type="float" office:value="539.166178104551" calcext:value-type="float">
            <text:p>539.1661781046</text:p>
          </table:table-cell>
          <table:table-cell table:formula="of:=[.ACW17]*[.$C$23]" office:value-type="float" office:value="539.373925302968" calcext:value-type="float">
            <text:p>539.373925303</text:p>
          </table:table-cell>
          <table:table-cell table:formula="of:=[.ACX17]*[.$C$23]" office:value-type="float" office:value="539.581752548875" calcext:value-type="float">
            <text:p>539.5817525489</text:p>
          </table:table-cell>
          <table:table-cell table:formula="of:=[.ACY17]*[.$C$23]" office:value-type="float" office:value="539.789659873113" calcext:value-type="float">
            <text:p>539.7896598731</text:p>
          </table:table-cell>
          <table:table-cell table:formula="of:=[.ACZ17]*[.$C$23]" office:value-type="float" office:value="539.997647306538" calcext:value-type="float">
            <text:p>539.9976473065</text:p>
          </table:table-cell>
          <table:table-cell table:formula="of:=[.ADA17]*[.$C$23]" office:value-type="float" office:value="540.205714880016" calcext:value-type="float">
            <text:p>540.20571488</text:p>
          </table:table-cell>
          <table:table-cell table:formula="of:=[.ADB17]*[.$C$23]" office:value-type="float" office:value="540.413862624428" calcext:value-type="float">
            <text:p>540.4138626244</text:p>
          </table:table-cell>
          <table:table-cell table:formula="of:=[.ADC17]*[.$C$23]" office:value-type="float" office:value="540.622090570664" calcext:value-type="float">
            <text:p>540.6220905707</text:p>
          </table:table-cell>
          <table:table-cell table:formula="of:=[.ADD17]*[.$C$23]" office:value-type="float" office:value="540.830398749626" calcext:value-type="float">
            <text:p>540.8303987496</text:p>
          </table:table-cell>
          <table:table-cell table:formula="of:=[.ADE17]*[.$C$23]" office:value-type="float" office:value="541.038787192229" calcext:value-type="float">
            <text:p>541.0387871922</text:p>
          </table:table-cell>
          <table:table-cell table:formula="of:=[.ADF17]*[.$C$23]" office:value-type="float" office:value="541.247255929399" calcext:value-type="float">
            <text:p>541.2472559294</text:p>
          </table:table-cell>
          <table:table-cell table:formula="of:=[.ADG17]*[.$C$23]" office:value-type="float" office:value="541.455804992076" calcext:value-type="float">
            <text:p>541.4558049921</text:p>
          </table:table-cell>
          <table:table-cell table:formula="of:=[.ADH17]*[.$C$23]" office:value-type="float" office:value="541.664434411209" calcext:value-type="float">
            <text:p>541.6644344112</text:p>
          </table:table-cell>
          <table:table-cell table:formula="of:=[.ADI17]*[.$C$23]" office:value-type="float" office:value="541.873144217761" calcext:value-type="float">
            <text:p>541.8731442178</text:p>
          </table:table-cell>
          <table:table-cell table:formula="of:=[.ADJ17]*[.$C$23]" office:value-type="float" office:value="542.081934442706" calcext:value-type="float">
            <text:p>542.0819344427</text:p>
          </table:table-cell>
          <table:table-cell table:formula="of:=[.ADK17]*[.$C$23]" office:value-type="float" office:value="542.29080511703" calcext:value-type="float">
            <text:p>542.290805117</text:p>
          </table:table-cell>
          <table:table-cell table:formula="of:=[.ADL17]*[.$C$23]" office:value-type="float" office:value="542.499756271731" calcext:value-type="float">
            <text:p>542.4997562717</text:p>
          </table:table-cell>
          <table:table-cell table:formula="of:=[.ADM17]*[.$C$23]" office:value-type="float" office:value="542.708787937819" calcext:value-type="float">
            <text:p>542.7087879378</text:p>
          </table:table-cell>
          <table:table-cell table:formula="of:=[.ADN17]*[.$C$23]" office:value-type="float" office:value="542.917900146317" calcext:value-type="float">
            <text:p>542.9179001463</text:p>
          </table:table-cell>
          <table:table-cell table:formula="of:=[.ADO17]*[.$C$23]" office:value-type="float" office:value="543.127092928259" calcext:value-type="float">
            <text:p>543.1270929283</text:p>
          </table:table-cell>
          <table:table-cell table:formula="of:=[.ADP17]*[.$C$23]" office:value-type="float" office:value="543.336366314689" calcext:value-type="float">
            <text:p>543.3363663147</text:p>
          </table:table-cell>
          <table:table-cell table:formula="of:=[.ADQ17]*[.$C$23]" office:value-type="float" office:value="543.545720336666" calcext:value-type="float">
            <text:p>543.5457203367</text:p>
          </table:table-cell>
          <table:table-cell table:formula="of:=[.ADR17]*[.$C$23]" office:value-type="float" office:value="543.755155025261" calcext:value-type="float">
            <text:p>543.7551550253</text:p>
          </table:table-cell>
          <table:table-cell table:formula="of:=[.ADS17]*[.$C$23]" office:value-type="float" office:value="543.964670411554" calcext:value-type="float">
            <text:p>543.9646704116</text:p>
          </table:table-cell>
          <table:table-cell table:formula="of:=[.ADT17]*[.$C$23]" office:value-type="float" office:value="544.174266526639" calcext:value-type="float">
            <text:p>544.1742665266</text:p>
          </table:table-cell>
          <table:table-cell table:formula="of:=[.ADU17]*[.$C$23]" office:value-type="float" office:value="544.383943401623" calcext:value-type="float">
            <text:p>544.3839434016</text:p>
          </table:table-cell>
          <table:table-cell table:formula="of:=[.ADV17]*[.$C$23]" office:value-type="float" office:value="544.593701067623" calcext:value-type="float">
            <text:p>544.5937010676</text:p>
          </table:table-cell>
          <table:table-cell table:formula="of:=[.ADW17]*[.$C$23]" office:value-type="float" office:value="544.803539555769" calcext:value-type="float">
            <text:p>544.8035395558</text:p>
          </table:table-cell>
          <table:table-cell table:formula="of:=[.ADX17]*[.$C$23]" office:value-type="float" office:value="545.013458897202" calcext:value-type="float">
            <text:p>545.0134588972</text:p>
          </table:table-cell>
          <table:table-cell table:formula="of:=[.ADY17]*[.$C$23]" office:value-type="float" office:value="545.223459123077" calcext:value-type="float">
            <text:p>545.2234591231</text:p>
          </table:table-cell>
          <table:table-cell table:formula="of:=[.ADZ17]*[.$C$23]" office:value-type="float" office:value="545.433540264558" calcext:value-type="float">
            <text:p>545.4335402646</text:p>
          </table:table-cell>
          <table:table-cell table:formula="of:=[.AEA17]*[.$C$23]" office:value-type="float" office:value="545.643702352824" calcext:value-type="float">
            <text:p>545.6437023528</text:p>
          </table:table-cell>
          <table:table-cell table:formula="of:=[.AEB17]*[.$C$23]" office:value-type="float" office:value="545.853945419065" calcext:value-type="float">
            <text:p>545.8539454191</text:p>
          </table:table-cell>
          <table:table-cell table:formula="of:=[.AEC17]*[.$C$23]" office:value-type="float" office:value="546.064269494483" calcext:value-type="float">
            <text:p>546.0642694945</text:p>
          </table:table-cell>
          <table:table-cell table:formula="of:=[.AED17]*[.$C$23]" office:value-type="float" office:value="546.27467461029" calcext:value-type="float">
            <text:p>546.2746746103</text:p>
          </table:table-cell>
          <table:table-cell table:formula="of:=[.AEE17]*[.$C$23]" office:value-type="float" office:value="546.485160797713" calcext:value-type="float">
            <text:p>546.4851607977</text:p>
          </table:table-cell>
          <table:table-cell table:formula="of:=[.AEF17]*[.$C$23]" office:value-type="float" office:value="546.695728087991" calcext:value-type="float">
            <text:p>546.695728088</text:p>
          </table:table-cell>
          <table:table-cell table:formula="of:=[.AEG17]*[.$C$23]" office:value-type="float" office:value="546.906376512372" calcext:value-type="float">
            <text:p>546.9063765124</text:p>
          </table:table-cell>
          <table:table-cell table:formula="of:=[.AEH17]*[.$C$23]" office:value-type="float" office:value="547.117106102118" calcext:value-type="float">
            <text:p>547.1171061021</text:p>
          </table:table-cell>
          <table:table-cell table:formula="of:=[.AEI17]*[.$C$23]" office:value-type="float" office:value="547.327916888505" calcext:value-type="float">
            <text:p>547.3279168885</text:p>
          </table:table-cell>
          <table:table-cell table:formula="of:=[.AEJ17]*[.$C$23]" office:value-type="float" office:value="547.538808902817" calcext:value-type="float">
            <text:p>547.5388089028</text:p>
          </table:table-cell>
          <table:table-cell table:formula="of:=[.AEK17]*[.$C$23]" office:value-type="float" office:value="547.749782176353" calcext:value-type="float">
            <text:p>547.7497821764</text:p>
          </table:table-cell>
          <table:table-cell table:formula="of:=[.AEL17]*[.$C$23]" office:value-type="float" office:value="547.960836740423" calcext:value-type="float">
            <text:p>547.9608367404</text:p>
          </table:table-cell>
          <table:table-cell table:formula="of:=[.AEM17]*[.$C$23]" office:value-type="float" office:value="548.171972626349" calcext:value-type="float">
            <text:p>548.1719726263</text:p>
          </table:table-cell>
          <table:table-cell table:formula="of:=[.AEN17]*[.$C$23]" office:value-type="float" office:value="548.383189865465" calcext:value-type="float">
            <text:p>548.3831898655</text:p>
          </table:table-cell>
          <table:table-cell table:formula="of:=[.AEO17]*[.$C$23]" office:value-type="float" office:value="548.594488489119" calcext:value-type="float">
            <text:p>548.5944884891</text:p>
          </table:table-cell>
          <table:table-cell table:formula="of:=[.AEP17]*[.$C$23]" office:value-type="float" office:value="548.805868528667" calcext:value-type="float">
            <text:p>548.8058685287</text:p>
          </table:table-cell>
          <table:table-cell table:formula="of:=[.AEQ17]*[.$C$23]" office:value-type="float" office:value="549.017330015482" calcext:value-type="float">
            <text:p>549.0173300155</text:p>
          </table:table-cell>
          <table:table-cell table:formula="of:=[.AER17]*[.$C$23]" office:value-type="float" office:value="549.228872980945" calcext:value-type="float">
            <text:p>549.2288729809</text:p>
          </table:table-cell>
          <table:table-cell table:formula="of:=[.AES17]*[.$C$23]" office:value-type="float" office:value="549.440497456451" calcext:value-type="float">
            <text:p>549.4404974565</text:p>
          </table:table-cell>
          <table:table-cell table:formula="of:=[.AET17]*[.$C$23]" office:value-type="float" office:value="549.652203473407" calcext:value-type="float">
            <text:p>549.6522034734</text:p>
          </table:table-cell>
          <table:table-cell table:formula="of:=[.AEU17]*[.$C$23]" office:value-type="float" office:value="549.863991063231" calcext:value-type="float">
            <text:p>549.8639910632</text:p>
          </table:table-cell>
          <table:table-cell table:formula="of:=[.AEV17]*[.$C$23]" office:value-type="float" office:value="550.075860257356" calcext:value-type="float">
            <text:p>550.0758602574</text:p>
          </table:table-cell>
          <table:table-cell table:formula="of:=[.AEW17]*[.$C$23]" office:value-type="float" office:value="550.287811087223" calcext:value-type="float">
            <text:p>550.2878110872</text:p>
          </table:table-cell>
          <table:table-cell table:formula="of:=[.AEX17]*[.$C$23]" office:value-type="float" office:value="550.499843584289" calcext:value-type="float">
            <text:p>550.4998435843</text:p>
          </table:table-cell>
          <table:table-cell table:formula="of:=[.AEY17]*[.$C$23]" office:value-type="float" office:value="550.71195778002" calcext:value-type="float">
            <text:p>550.71195778</text:p>
          </table:table-cell>
          <table:table-cell table:formula="of:=[.AEZ17]*[.$C$23]" office:value-type="float" office:value="550.924153705896" calcext:value-type="float">
            <text:p>550.9241537059</text:p>
          </table:table-cell>
          <table:table-cell table:formula="of:=[.AFA17]*[.$C$23]" office:value-type="float" office:value="551.136431393409" calcext:value-type="float">
            <text:p>551.1364313934</text:p>
          </table:table-cell>
          <table:table-cell table:formula="of:=[.AFB17]*[.$C$23]" office:value-type="float" office:value="551.348790874062" calcext:value-type="float">
            <text:p>551.3487908741</text:p>
          </table:table-cell>
          <table:table-cell table:formula="of:=[.AFC17]*[.$C$23]" office:value-type="float" office:value="551.561232179371" calcext:value-type="float">
            <text:p>551.5612321794</text:p>
          </table:table-cell>
          <table:table-cell table:formula="of:=[.AFD17]*[.$C$23]" office:value-type="float" office:value="551.773755340864" calcext:value-type="float">
            <text:p>551.7737553409</text:p>
          </table:table-cell>
          <table:table-cell table:formula="of:=[.AFE17]*[.$C$23]" office:value-type="float" office:value="551.986360390082" calcext:value-type="float">
            <text:p>551.9863603901</text:p>
          </table:table-cell>
          <table:table-cell table:formula="of:=[.AFF17]*[.$C$23]" office:value-type="float" office:value="552.199047358577" calcext:value-type="float">
            <text:p>552.1990473586</text:p>
          </table:table-cell>
          <table:table-cell table:formula="of:=[.AFG17]*[.$C$23]" office:value-type="float" office:value="552.411816277913" calcext:value-type="float">
            <text:p>552.4118162779</text:p>
          </table:table-cell>
          <table:table-cell table:formula="of:=[.AFH17]*[.$C$23]" office:value-type="float" office:value="552.624667179666" calcext:value-type="float">
            <text:p>552.6246671797</text:p>
          </table:table-cell>
          <table:table-cell table:formula="of:=[.AFI17]*[.$C$23]" office:value-type="float" office:value="552.837600095426" calcext:value-type="float">
            <text:p>552.8376000954</text:p>
          </table:table-cell>
          <table:table-cell table:formula="of:=[.AFJ17]*[.$C$23]" office:value-type="float" office:value="553.050615056794" calcext:value-type="float">
            <text:p>553.0506150568</text:p>
          </table:table-cell>
          <table:table-cell table:formula="of:=[.AFK17]*[.$C$23]" office:value-type="float" office:value="553.263712095383" calcext:value-type="float">
            <text:p>553.2637120954</text:p>
          </table:table-cell>
          <table:table-cell table:formula="of:=[.AFL17]*[.$C$23]" office:value-type="float" office:value="553.476891242818" calcext:value-type="float">
            <text:p>553.4768912428</text:p>
          </table:table-cell>
          <table:table-cell table:formula="of:=[.AFM17]*[.$C$23]" office:value-type="float" office:value="553.690152530736" calcext:value-type="float">
            <text:p>553.6901525307</text:p>
          </table:table-cell>
          <table:table-cell table:formula="of:=[.AFN17]*[.$C$23]" office:value-type="float" office:value="553.903495990788" calcext:value-type="float">
            <text:p>553.9034959908</text:p>
          </table:table-cell>
          <table:table-cell table:formula="of:=[.AFO17]*[.$C$23]" office:value-type="float" office:value="554.116921654635" calcext:value-type="float">
            <text:p>554.1169216546</text:p>
          </table:table-cell>
          <table:table-cell table:formula="of:=[.AFP17]*[.$C$23]" office:value-type="float" office:value="554.330429553952" calcext:value-type="float">
            <text:p>554.330429554</text:p>
          </table:table-cell>
          <table:table-cell table:formula="of:=[.AFQ17]*[.$C$23]" office:value-type="float" office:value="554.544019720424" calcext:value-type="float">
            <text:p>554.5440197204</text:p>
          </table:table-cell>
          <table:table-cell table:formula="of:=[.AFR17]*[.$C$23]" office:value-type="float" office:value="554.757692185751" calcext:value-type="float">
            <text:p>554.7576921858</text:p>
          </table:table-cell>
          <table:table-cell table:formula="of:=[.AFS17]*[.$C$23]" office:value-type="float" office:value="554.971446981642" calcext:value-type="float">
            <text:p>554.9714469816</text:p>
          </table:table-cell>
          <table:table-cell table:formula="of:=[.AFT17]*[.$C$23]" office:value-type="float" office:value="555.185284139821" calcext:value-type="float">
            <text:p>555.1852841398</text:p>
          </table:table-cell>
          <table:table-cell table:formula="of:=[.AFU17]*[.$C$23]" office:value-type="float" office:value="555.399203692024" calcext:value-type="float">
            <text:p>555.399203692</text:p>
          </table:table-cell>
          <table:table-cell table:formula="of:=[.AFV17]*[.$C$23]" office:value-type="float" office:value="555.613205669997" calcext:value-type="float">
            <text:p>555.61320567</text:p>
          </table:table-cell>
          <table:table-cell table:formula="of:=[.AFW17]*[.$C$23]" office:value-type="float" office:value="555.8272901055" calcext:value-type="float">
            <text:p>555.8272901055</text:p>
          </table:table-cell>
          <table:table-cell table:formula="of:=[.AFX17]*[.$C$23]" office:value-type="float" office:value="556.041457030305" calcext:value-type="float">
            <text:p>556.0414570303</text:p>
          </table:table-cell>
          <table:table-cell table:formula="of:=[.AFY17]*[.$C$23]" office:value-type="float" office:value="556.255706476196" calcext:value-type="float">
            <text:p>556.2557064762</text:p>
          </table:table-cell>
          <table:table-cell table:formula="of:=[.AFZ17]*[.$C$23]" office:value-type="float" office:value="556.47003847497" calcext:value-type="float">
            <text:p>556.470038475</text:p>
          </table:table-cell>
          <table:table-cell table:formula="of:=[.AGA17]*[.$C$23]" office:value-type="float" office:value="556.684453058435" calcext:value-type="float">
            <text:p>556.6844530584</text:p>
          </table:table-cell>
          <table:table-cell table:formula="of:=[.AGB17]*[.$C$23]" office:value-type="float" office:value="556.898950258412" calcext:value-type="float">
            <text:p>556.8989502584</text:p>
          </table:table-cell>
          <table:table-cell table:formula="of:=[.AGC17]*[.$C$23]" office:value-type="float" office:value="557.113530106733" calcext:value-type="float">
            <text:p>557.1135301067</text:p>
          </table:table-cell>
          <table:table-cell table:formula="of:=[.AGD17]*[.$C$23]" office:value-type="float" office:value="557.328192635246" calcext:value-type="float">
            <text:p>557.3281926352</text:p>
          </table:table-cell>
          <table:table-cell table:formula="of:=[.AGE17]*[.$C$23]" office:value-type="float" office:value="557.542937875807" calcext:value-type="float">
            <text:p>557.5429378758</text:p>
          </table:table-cell>
          <table:table-cell table:formula="of:=[.AGF17]*[.$C$23]" office:value-type="float" office:value="557.757765860285" calcext:value-type="float">
            <text:p>557.7577658603</text:p>
          </table:table-cell>
          <table:table-cell table:formula="of:=[.AGG17]*[.$C$23]" office:value-type="float" office:value="557.972676620565" calcext:value-type="float">
            <text:p>557.9726766206</text:p>
          </table:table-cell>
          <table:table-cell table:formula="of:=[.AGH17]*[.$C$23]" office:value-type="float" office:value="558.187670188539" calcext:value-type="float">
            <text:p>558.1876701885</text:p>
          </table:table-cell>
          <table:table-cell table:formula="of:=[.AGI17]*[.$C$23]" office:value-type="float" office:value="558.402746596114" calcext:value-type="float">
            <text:p>558.4027465961</text:p>
          </table:table-cell>
          <table:table-cell table:formula="of:=[.AGJ17]*[.$C$23]" office:value-type="float" office:value="558.617905875211" calcext:value-type="float">
            <text:p>558.6179058752</text:p>
          </table:table-cell>
          <table:table-cell table:formula="of:=[.AGK17]*[.$C$23]" office:value-type="float" office:value="558.833148057759" calcext:value-type="float">
            <text:p>558.8331480578</text:p>
          </table:table-cell>
          <table:table-cell table:formula="of:=[.AGL17]*[.$C$23]" office:value-type="float" office:value="559.048473175704" calcext:value-type="float">
            <text:p>559.0484731757</text:p>
          </table:table-cell>
          <table:table-cell table:formula="of:=[.AGM17]*[.$C$23]" office:value-type="float" office:value="559.263881261" calcext:value-type="float">
            <text:p>559.263881261</text:p>
          </table:table-cell>
          <table:table-cell table:formula="of:=[.AGN17]*[.$C$23]" office:value-type="float" office:value="559.479372345616" calcext:value-type="float">
            <text:p>559.4793723456</text:p>
          </table:table-cell>
          <table:table-cell table:formula="of:=[.AGO17]*[.$C$23]" office:value-type="float" office:value="559.694946461533" calcext:value-type="float">
            <text:p>559.6949464615</text:p>
          </table:table-cell>
          <table:table-cell table:formula="of:=[.AGP17]*[.$C$23]" office:value-type="float" office:value="559.910603640744" calcext:value-type="float">
            <text:p>559.9106036407</text:p>
          </table:table-cell>
          <table:table-cell table:formula="of:=[.AGQ17]*[.$C$23]" office:value-type="float" office:value="560.126343915254" calcext:value-type="float">
            <text:p>560.1263439153</text:p>
          </table:table-cell>
          <table:table-cell table:formula="of:=[.AGR17]*[.$C$23]" office:value-type="float" office:value="560.342167317081" calcext:value-type="float">
            <text:p>560.3421673171</text:p>
          </table:table-cell>
          <table:table-cell table:formula="of:=[.AGS17]*[.$C$23]" office:value-type="float" office:value="560.558073878254" calcext:value-type="float">
            <text:p>560.5580738783</text:p>
          </table:table-cell>
          <table:table-cell table:formula="of:=[.AGT17]*[.$C$23]" office:value-type="float" office:value="560.774063630816" calcext:value-type="float">
            <text:p>560.7740636308</text:p>
          </table:table-cell>
          <table:table-cell table:formula="of:=[.AGU17]*[.$C$23]" office:value-type="float" office:value="560.990136606822" calcext:value-type="float">
            <text:p>560.9901366068</text:p>
          </table:table-cell>
          <table:table-cell table:formula="of:=[.AGV17]*[.$C$23]" office:value-type="float" office:value="561.206292838338" calcext:value-type="float">
            <text:p>561.2062928383</text:p>
          </table:table-cell>
          <table:table-cell table:formula="of:=[.AGW17]*[.$C$23]" office:value-type="float" office:value="561.422532357444" calcext:value-type="float">
            <text:p>561.4225323574</text:p>
          </table:table-cell>
          <table:table-cell table:formula="of:=[.AGX17]*[.$C$23]" office:value-type="float" office:value="561.638855196232" calcext:value-type="float">
            <text:p>561.6388551962</text:p>
          </table:table-cell>
          <table:table-cell table:formula="of:=[.AGY17]*[.$C$23]" office:value-type="float" office:value="561.855261386805" calcext:value-type="float">
            <text:p>561.8552613868</text:p>
          </table:table-cell>
          <table:table-cell table:formula="of:=[.AGZ17]*[.$C$23]" office:value-type="float" office:value="562.07175096128" calcext:value-type="float">
            <text:p>562.0717509613</text:p>
          </table:table-cell>
          <table:table-cell table:formula="of:=[.AHA17]*[.$C$23]" office:value-type="float" office:value="562.288323951787" calcext:value-type="float">
            <text:p>562.2883239518</text:p>
          </table:table-cell>
          <table:table-cell table:formula="of:=[.AHB17]*[.$C$23]" office:value-type="float" office:value="562.504980390465" calcext:value-type="float">
            <text:p>562.5049803905</text:p>
          </table:table-cell>
          <table:table-cell table:formula="of:=[.AHC17]*[.$C$23]" office:value-type="float" office:value="562.721720309469" calcext:value-type="float">
            <text:p>562.7217203095</text:p>
          </table:table-cell>
          <table:table-cell table:formula="of:=[.AHD17]*[.$C$23]" office:value-type="float" office:value="562.938543740965" calcext:value-type="float">
            <text:p>562.938543741</text:p>
          </table:table-cell>
          <table:table-cell table:formula="of:=[.AHE17]*[.$C$23]" office:value-type="float" office:value="563.155450717131" calcext:value-type="float">
            <text:p>563.1554507171</text:p>
          </table:table-cell>
          <table:table-cell table:formula="of:=[.AHF17]*[.$C$23]" office:value-type="float" office:value="563.372441270158" calcext:value-type="float">
            <text:p>563.3724412702</text:p>
          </table:table-cell>
          <table:table-cell table:formula="of:=[.AHG17]*[.$C$23]" office:value-type="float" office:value="563.589515432248" calcext:value-type="float">
            <text:p>563.5895154322</text:p>
          </table:table-cell>
          <table:table-cell table:formula="of:=[.AHH17]*[.$C$23]" office:value-type="float" office:value="563.806673235619" calcext:value-type="float">
            <text:p>563.8066732356</text:p>
          </table:table-cell>
          <table:table-cell table:formula="of:=[.AHI17]*[.$C$23]" office:value-type="float" office:value="564.023914712496" calcext:value-type="float">
            <text:p>564.0239147125</text:p>
          </table:table-cell>
          <table:table-cell table:formula="of:=[.AHJ17]*[.$C$23]" office:value-type="float" office:value="564.241239895122" calcext:value-type="float">
            <text:p>564.2412398951</text:p>
          </table:table-cell>
          <table:table-cell table:formula="of:=[.AHK17]*[.$C$23]" office:value-type="float" office:value="564.458648815748" calcext:value-type="float">
            <text:p>564.4586488157</text:p>
          </table:table-cell>
          <table:table-cell table:formula="of:=[.AHL17]*[.$C$23]" office:value-type="float" office:value="564.676141506641" calcext:value-type="float">
            <text:p>564.6761415066</text:p>
          </table:table-cell>
          <table:table-cell table:formula="of:=[.AHM17]*[.$C$23]" office:value-type="float" office:value="564.893718000077" calcext:value-type="float">
            <text:p>564.8937180001</text:p>
          </table:table-cell>
          <table:table-cell table:formula="of:=[.AHN17]*[.$C$23]" office:value-type="float" office:value="565.111378328347" calcext:value-type="float">
            <text:p>565.1113783283</text:p>
          </table:table-cell>
          <table:table-cell table:formula="of:=[.AHO17]*[.$C$23]" office:value-type="float" office:value="565.329122523753" calcext:value-type="float">
            <text:p>565.3291225238</text:p>
          </table:table-cell>
          <table:table-cell table:formula="of:=[.AHP17]*[.$C$23]" office:value-type="float" office:value="565.546950618611" calcext:value-type="float">
            <text:p>565.5469506186</text:p>
          </table:table-cell>
          <table:table-cell table:formula="of:=[.AHQ17]*[.$C$23]" office:value-type="float" office:value="565.764862645248" calcext:value-type="float">
            <text:p>565.7648626452</text:p>
          </table:table-cell>
          <table:table-cell table:formula="of:=[.AHR17]*[.$C$23]" office:value-type="float" office:value="565.982858636003" calcext:value-type="float">
            <text:p>565.982858636</text:p>
          </table:table-cell>
          <table:table-cell table:formula="of:=[.AHS17]*[.$C$23]" office:value-type="float" office:value="566.20093862323" calcext:value-type="float">
            <text:p>566.2009386232</text:p>
          </table:table-cell>
          <table:table-cell table:formula="of:=[.AHT17]*[.$C$23]" office:value-type="float" office:value="566.419102639293" calcext:value-type="float">
            <text:p>566.4191026393</text:p>
          </table:table-cell>
          <table:table-cell table:formula="of:=[.AHU17]*[.$C$23]" office:value-type="float" office:value="566.637350716569" calcext:value-type="float">
            <text:p>566.6373507166</text:p>
          </table:table-cell>
          <table:table-cell table:formula="of:=[.AHV17]*[.$C$23]" office:value-type="float" office:value="566.855682887448" calcext:value-type="float">
            <text:p>566.8556828874</text:p>
          </table:table-cell>
          <table:table-cell table:formula="of:=[.AHW17]*[.$C$23]" office:value-type="float" office:value="567.074099184333" calcext:value-type="float">
            <text:p>567.0740991843</text:p>
          </table:table-cell>
          <table:table-cell table:formula="of:=[.AHX17]*[.$C$23]" office:value-type="float" office:value="567.292599639638" calcext:value-type="float">
            <text:p>567.2925996396</text:p>
          </table:table-cell>
          <table:table-cell table:formula="of:=[.AHY17]*[.$C$23]" office:value-type="float" office:value="567.51118428579" calcext:value-type="float">
            <text:p>567.5111842858</text:p>
          </table:table-cell>
          <table:table-cell table:formula="of:=[.AHZ17]*[.$C$23]" office:value-type="float" office:value="567.72985315523" calcext:value-type="float">
            <text:p>567.7298531552</text:p>
          </table:table-cell>
          <table:table-cell table:formula="of:=[.AIA17]*[.$C$23]" office:value-type="float" office:value="567.948606280408" calcext:value-type="float">
            <text:p>567.9486062804</text:p>
          </table:table-cell>
          <table:table-cell table:formula="of:=[.AIB17]*[.$C$23]" office:value-type="float" office:value="568.167443693791" calcext:value-type="float">
            <text:p>568.1674436938</text:p>
          </table:table-cell>
          <table:table-cell table:formula="of:=[.AIC17]*[.$C$23]" office:value-type="float" office:value="568.386365427856" calcext:value-type="float">
            <text:p>568.3863654279</text:p>
          </table:table-cell>
          <table:table-cell table:formula="of:=[.AID17]*[.$C$23]" office:value-type="float" office:value="568.605371515092" calcext:value-type="float">
            <text:p>568.6053715151</text:p>
          </table:table-cell>
          <table:table-cell table:formula="of:=[.AIE17]*[.$C$23]" office:value-type="float" office:value="568.824461988001" calcext:value-type="float">
            <text:p>568.824461988</text:p>
          </table:table-cell>
          <table:table-cell table:formula="of:=[.AIF17]*[.$C$23]" office:value-type="float" office:value="569.043636879098" calcext:value-type="float">
            <text:p>569.0436368791</text:p>
          </table:table-cell>
          <table:table-cell table:formula="of:=[.AIG17]*[.$C$23]" office:value-type="float" office:value="569.262896220911" calcext:value-type="float">
            <text:p>569.2628962209</text:p>
          </table:table-cell>
          <table:table-cell table:formula="of:=[.AIH17]*[.$C$23]" office:value-type="float" office:value="569.48224004598" calcext:value-type="float">
            <text:p>569.482240046</text:p>
          </table:table-cell>
          <table:table-cell table:formula="of:=[.AII17]*[.$C$23]" office:value-type="float" office:value="569.701668386857" calcext:value-type="float">
            <text:p>569.7016683869</text:p>
          </table:table-cell>
          <table:table-cell table:formula="of:=[.AIJ17]*[.$C$23]" office:value-type="float" office:value="569.921181276106" calcext:value-type="float">
            <text:p>569.9211812761</text:p>
          </table:table-cell>
          <table:table-cell table:formula="of:=[.AIK17]*[.$C$23]" office:value-type="float" office:value="570.140778746306" calcext:value-type="float">
            <text:p>570.1407787463</text:p>
          </table:table-cell>
          <table:table-cell table:formula="of:=[.AIL17]*[.$C$23]" office:value-type="float" office:value="570.360460830046" calcext:value-type="float">
            <text:p>570.36046083</text:p>
          </table:table-cell>
          <table:table-cell table:formula="of:=[.AIM17]*[.$C$23]" office:value-type="float" office:value="570.58022755993" calcext:value-type="float">
            <text:p>570.5802275599</text:p>
          </table:table-cell>
          <table:table-cell table:formula="of:=[.AIN17]*[.$C$23]" office:value-type="float" office:value="570.800078968571" calcext:value-type="float">
            <text:p>570.8000789686</text:p>
          </table:table-cell>
          <table:table-cell table:formula="of:=[.AIO17]*[.$C$23]" office:value-type="float" office:value="571.020015088599" calcext:value-type="float">
            <text:p>571.0200150886</text:p>
          </table:table-cell>
          <table:table-cell table:formula="of:=[.AIP17]*[.$C$23]" office:value-type="float" office:value="571.240035952652" calcext:value-type="float">
            <text:p>571.2400359527</text:p>
          </table:table-cell>
          <table:table-cell table:formula="of:=[.AIQ17]*[.$C$23]" office:value-type="float" office:value="571.460141593385" calcext:value-type="float">
            <text:p>571.4601415934</text:p>
          </table:table-cell>
          <table:table-cell table:formula="of:=[.AIR17]*[.$C$23]" office:value-type="float" office:value="571.680332043463" calcext:value-type="float">
            <text:p>571.6803320435</text:p>
          </table:table-cell>
          <table:table-cell table:formula="of:=[.AIS17]*[.$C$23]" office:value-type="float" office:value="571.900607335563" calcext:value-type="float">
            <text:p>571.9006073356</text:p>
          </table:table-cell>
          <table:table-cell table:formula="of:=[.AIT17]*[.$C$23]" office:value-type="float" office:value="572.120967502377" calcext:value-type="float">
            <text:p>572.1209675024</text:p>
          </table:table-cell>
          <table:table-cell table:formula="of:=[.AIU17]*[.$C$23]" office:value-type="float" office:value="572.341412576607" calcext:value-type="float">
            <text:p>572.3414125766</text:p>
          </table:table-cell>
          <table:table-cell table:formula="of:=[.AIV17]*[.$C$23]" office:value-type="float" office:value="572.56194259097" calcext:value-type="float">
            <text:p>572.561942591</text:p>
          </table:table-cell>
          <table:table-cell table:formula="of:=[.AIW17]*[.$C$23]" office:value-type="float" office:value="572.782557578193" calcext:value-type="float">
            <text:p>572.7825575782</text:p>
          </table:table-cell>
          <table:table-cell table:formula="of:=[.AIX17]*[.$C$23]" office:value-type="float" office:value="573.003257571019" calcext:value-type="float">
            <text:p>573.003257571</text:p>
          </table:table-cell>
          <table:table-cell table:formula="of:=[.AIY17]*[.$C$23]" office:value-type="float" office:value="573.2240426022" calcext:value-type="float">
            <text:p>573.2240426022</text:p>
          </table:table-cell>
          <table:table-cell table:formula="of:=[.AIZ17]*[.$C$23]" office:value-type="float" office:value="573.444912704503" calcext:value-type="float">
            <text:p>573.4449127045</text:p>
          </table:table-cell>
          <table:table-cell table:formula="of:=[.AJA17]*[.$C$23]" office:value-type="float" office:value="573.665867910707" calcext:value-type="float">
            <text:p>573.6658679107</text:p>
          </table:table-cell>
          <table:table-cell table:formula="of:=[.AJB17]*[.$C$23]" office:value-type="float" office:value="573.886908253603" calcext:value-type="float">
            <text:p>573.8869082536</text:p>
          </table:table-cell>
          <table:table-cell table:formula="of:=[.AJC17]*[.$C$23]" office:value-type="float" office:value="574.108033765996" calcext:value-type="float">
            <text:p>574.108033766</text:p>
          </table:table-cell>
          <table:table-cell table:formula="of:=[.AJD17]*[.$C$23]" office:value-type="float" office:value="574.329244480703" calcext:value-type="float">
            <text:p>574.3292444807</text:p>
          </table:table-cell>
          <table:table-cell table:formula="of:=[.AJE17]*[.$C$23]" office:value-type="float" office:value="574.550540430552" calcext:value-type="float">
            <text:p>574.5505404306</text:p>
          </table:table-cell>
          <table:table-cell table:formula="of:=[.AJF17]*[.$C$23]" office:value-type="float" office:value="574.771921648386" calcext:value-type="float">
            <text:p>574.7719216484</text:p>
          </table:table-cell>
          <table:table-cell table:formula="of:=[.AJG17]*[.$C$23]" office:value-type="float" office:value="574.993388167061" calcext:value-type="float">
            <text:p>574.9933881671</text:p>
          </table:table-cell>
          <table:table-cell table:formula="of:=[.AJH17]*[.$C$23]" office:value-type="float" office:value="575.214940019442" calcext:value-type="float">
            <text:p>575.2149400194</text:p>
          </table:table-cell>
          <table:table-cell table:formula="of:=[.AJI17]*[.$C$23]" office:value-type="float" office:value="575.436577238411" calcext:value-type="float">
            <text:p>575.4365772384</text:p>
          </table:table-cell>
          <table:table-cell table:formula="of:=[.AJJ17]*[.$C$23]" office:value-type="float" office:value="575.65829985686" calcext:value-type="float">
            <text:p>575.6582998569</text:p>
          </table:table-cell>
          <table:table-cell table:formula="of:=[.AJK17]*[.$C$23]" office:value-type="float" office:value="575.880107907694" calcext:value-type="float">
            <text:p>575.8801079077</text:p>
          </table:table-cell>
          <table:table-cell table:formula="of:=[.AJL17]*[.$C$23]" office:value-type="float" office:value="576.102001423832" calcext:value-type="float">
            <text:p>576.1020014238</text:p>
          </table:table-cell>
          <table:table-cell table:formula="of:=[.AJM17]*[.$C$23]" office:value-type="float" office:value="576.323980438204" calcext:value-type="float">
            <text:p>576.3239804382</text:p>
          </table:table-cell>
          <table:table-cell table:formula="of:=[.AJN17]*[.$C$23]" office:value-type="float" office:value="576.546044983755" calcext:value-type="float">
            <text:p>576.5460449838</text:p>
          </table:table-cell>
          <table:table-cell table:formula="of:=[.AJO17]*[.$C$23]" office:value-type="float" office:value="576.76819509344" calcext:value-type="float">
            <text:p>576.7681950934</text:p>
          </table:table-cell>
          <table:table-cell table:formula="of:=[.AJP17]*[.$C$23]" office:value-type="float" office:value="576.990430800228" calcext:value-type="float">
            <text:p>576.9904308002</text:p>
          </table:table-cell>
          <table:table-cell table:formula="of:=[.AJQ17]*[.$C$23]" office:value-type="float" office:value="577.2127521371" calcext:value-type="float">
            <text:p>577.2127521371</text:p>
          </table:table-cell>
          <table:table-cell table:formula="of:=[.AJR17]*[.$C$23]" office:value-type="float" office:value="577.435159137052" calcext:value-type="float">
            <text:p>577.4351591371</text:p>
          </table:table-cell>
          <table:table-cell table:formula="of:=[.AJS17]*[.$C$23]" office:value-type="float" office:value="577.657651833089" calcext:value-type="float">
            <text:p>577.6576518331</text:p>
          </table:table-cell>
          <table:table-cell table:formula="of:=[.AJT17]*[.$C$23]" office:value-type="float" office:value="577.880230258232" calcext:value-type="float">
            <text:p>577.8802302582</text:p>
          </table:table-cell>
          <table:table-cell table:formula="of:=[.AJU17]*[.$C$23]" office:value-type="float" office:value="578.102894445513" calcext:value-type="float">
            <text:p>578.1028944455</text:p>
          </table:table-cell>
          <table:table-cell table:formula="of:=[.AJV17]*[.$C$23]" office:value-type="float" office:value="578.325644427978" calcext:value-type="float">
            <text:p>578.325644428</text:p>
          </table:table-cell>
          <table:table-cell table:formula="of:=[.AJW17]*[.$C$23]" office:value-type="float" office:value="578.548480238684" calcext:value-type="float">
            <text:p>578.5484802387</text:p>
          </table:table-cell>
          <table:table-cell table:formula="of:=[.AJX17]*[.$C$23]" office:value-type="float" office:value="578.771401910701" calcext:value-type="float">
            <text:p>578.7714019107</text:p>
          </table:table-cell>
          <table:table-cell table:formula="of:=[.AJY17]*[.$C$23]" office:value-type="float" office:value="578.994409477114" calcext:value-type="float">
            <text:p>578.9944094771</text:p>
          </table:table-cell>
          <table:table-cell table:formula="of:=[.AJZ17]*[.$C$23]" office:value-type="float" office:value="579.217502971019" calcext:value-type="float">
            <text:p>579.217502971</text:p>
          </table:table-cell>
          <table:table-cell table:formula="of:=[.AKA17]*[.$C$23]" office:value-type="float" office:value="579.440682425523" calcext:value-type="float">
            <text:p>579.4406824255</text:p>
          </table:table-cell>
          <table:table-cell table:formula="of:=[.AKB17]*[.$C$23]" office:value-type="float" office:value="579.66394787375" calcext:value-type="float">
            <text:p>579.6639478738</text:p>
          </table:table-cell>
          <table:table-cell table:formula="of:=[.AKC17]*[.$C$23]" office:value-type="float" office:value="579.887299348833" calcext:value-type="float">
            <text:p>579.8872993488</text:p>
          </table:table-cell>
          <table:table-cell table:formula="of:=[.AKD17]*[.$C$23]" office:value-type="float" office:value="580.11073688392" calcext:value-type="float">
            <text:p>580.1107368839</text:p>
          </table:table-cell>
          <table:table-cell table:formula="of:=[.AKE17]*[.$C$23]" office:value-type="float" office:value="580.33426051217" calcext:value-type="float">
            <text:p>580.3342605122</text:p>
          </table:table-cell>
          <table:table-cell table:formula="of:=[.AKF17]*[.$C$23]" office:value-type="float" office:value="580.557870266756" calcext:value-type="float">
            <text:p>580.5578702668</text:p>
          </table:table-cell>
          <table:table-cell table:formula="of:=[.AKG17]*[.$C$23]" office:value-type="float" office:value="580.781566180864" calcext:value-type="float">
            <text:p>580.7815661809</text:p>
          </table:table-cell>
          <table:table-cell table:formula="of:=[.AKH17]*[.$C$23]" office:value-type="float" office:value="581.005348287693" calcext:value-type="float">
            <text:p>581.0053482877</text:p>
          </table:table-cell>
          <table:table-cell table:formula="of:=[.AKI17]*[.$C$23]" office:value-type="float" office:value="581.229216620452" calcext:value-type="float">
            <text:p>581.2292166205</text:p>
          </table:table-cell>
          <table:table-cell table:formula="of:=[.AKJ17]*[.$C$23]" office:value-type="float" office:value="581.453171212366" calcext:value-type="float">
            <text:p>581.4531712124</text:p>
          </table:table-cell>
          <table:table-cell table:formula="of:=[.AKK17]*[.$C$23]" office:value-type="float" office:value="581.677212096673" calcext:value-type="float">
            <text:p>581.6772120967</text:p>
          </table:table-cell>
          <table:table-cell table:formula="of:=[.AKL17]*[.$C$23]" office:value-type="float" office:value="581.90133930662" calcext:value-type="float">
            <text:p>581.9013393066</text:p>
          </table:table-cell>
          <table:table-cell table:formula="of:=[.AKM17]*[.$C$23]" office:value-type="float" office:value="582.125552875471" calcext:value-type="float">
            <text:p>582.1255528755</text:p>
          </table:table-cell>
          <table:table-cell table:formula="of:=[.AKN17]*[.$C$23]" office:value-type="float" office:value="582.3498528365" calcext:value-type="float">
            <text:p>582.3498528365</text:p>
          </table:table-cell>
          <table:table-cell table:formula="of:=[.AKO17]*[.$C$23]" office:value-type="float" office:value="582.574239222996" calcext:value-type="float">
            <text:p>582.574239223</text:p>
          </table:table-cell>
          <table:table-cell table:formula="of:=[.AKP17]*[.$C$23]" office:value-type="float" office:value="582.79871206826" calcext:value-type="float">
            <text:p>582.7987120683</text:p>
          </table:table-cell>
          <table:table-cell table:formula="of:=[.AKQ17]*[.$C$23]" office:value-type="float" office:value="583.023271405604" calcext:value-type="float">
            <text:p>583.0232714056</text:p>
          </table:table-cell>
          <table:table-cell table:formula="of:=[.AKR17]*[.$C$23]" office:value-type="float" office:value="583.247917268356" calcext:value-type="float">
            <text:p>583.2479172684</text:p>
          </table:table-cell>
          <table:table-cell table:formula="of:=[.AKS17]*[.$C$23]" office:value-type="float" office:value="583.472649689854" calcext:value-type="float">
            <text:p>583.4726496899</text:p>
          </table:table-cell>
          <table:table-cell table:formula="of:=[.AKT17]*[.$C$23]" office:value-type="float" office:value="583.697468703452" calcext:value-type="float">
            <text:p>583.6974687035</text:p>
          </table:table-cell>
          <table:table-cell table:formula="of:=[.AKU17]*[.$C$23]" office:value-type="float" office:value="583.922374342513" calcext:value-type="float">
            <text:p>583.9223743425</text:p>
          </table:table-cell>
          <table:table-cell table:formula="of:=[.AKV17]*[.$C$23]" office:value-type="float" office:value="584.147366640415" calcext:value-type="float">
            <text:p>584.1473666404</text:p>
          </table:table-cell>
          <table:table-cell table:formula="of:=[.AKW17]*[.$C$23]" office:value-type="float" office:value="584.37244563055" calcext:value-type="float">
            <text:p>584.3724456306</text:p>
          </table:table-cell>
          <table:table-cell table:formula="of:=[.AKX17]*[.$C$23]" office:value-type="float" office:value="584.597611346321" calcext:value-type="float">
            <text:p>584.5976113463</text:p>
          </table:table-cell>
          <table:table-cell table:formula="of:=[.AKY17]*[.$C$23]" office:value-type="float" office:value="584.822863821144" calcext:value-type="float">
            <text:p>584.8228638211</text:p>
          </table:table-cell>
          <table:table-cell table:formula="of:=[.AKZ17]*[.$C$23]" office:value-type="float" office:value="585.048203088449" calcext:value-type="float">
            <text:p>585.0482030884</text:p>
          </table:table-cell>
          <table:table-cell table:formula="of:=[.ALA17]*[.$C$23]" office:value-type="float" office:value="585.273629181677" calcext:value-type="float">
            <text:p>585.2736291817</text:p>
          </table:table-cell>
          <table:table-cell table:formula="of:=[.ALB17]*[.$C$23]" office:value-type="float" office:value="585.499142134284" calcext:value-type="float">
            <text:p>585.4991421343</text:p>
          </table:table-cell>
          <table:table-cell table:formula="of:=[.ALC17]*[.$C$23]" office:value-type="float" office:value="585.724741979738" calcext:value-type="float">
            <text:p>585.7247419797</text:p>
          </table:table-cell>
          <table:table-cell table:formula="of:=[.ALD17]*[.$C$23]" office:value-type="float" office:value="585.95042875152" calcext:value-type="float">
            <text:p>585.9504287515</text:p>
          </table:table-cell>
          <table:table-cell table:formula="of:=[.ALE17]*[.$C$23]" office:value-type="float" office:value="586.176202483123" calcext:value-type="float">
            <text:p>586.1762024831</text:p>
          </table:table-cell>
          <table:table-cell table:formula="of:=[.ALF17]*[.$C$23]" office:value-type="float" office:value="586.402063208054" calcext:value-type="float">
            <text:p>586.4020632081</text:p>
          </table:table-cell>
          <table:table-cell table:formula="of:=[.ALG17]*[.$C$23]" office:value-type="float" office:value="586.628010959833" calcext:value-type="float">
            <text:p>586.6280109598</text:p>
          </table:table-cell>
          <table:table-cell table:formula="of:=[.ALH17]*[.$C$23]" office:value-type="float" office:value="586.854045771992" calcext:value-type="float">
            <text:p>586.854045772</text:p>
          </table:table-cell>
          <table:table-cell table:formula="of:=[.ALI17]*[.$C$23]" office:value-type="float" office:value="587.080167678076" calcext:value-type="float">
            <text:p>587.0801676781</text:p>
          </table:table-cell>
          <table:table-cell table:formula="of:=[.ALJ17]*[.$C$23]" office:value-type="float" office:value="587.306376711645" calcext:value-type="float">
            <text:p>587.3063767116</text:p>
          </table:table-cell>
          <table:table-cell table:formula="of:=[.ALK17]*[.$C$23]" office:value-type="float" office:value="587.532672906268" calcext:value-type="float">
            <text:p>587.5326729063</text:p>
          </table:table-cell>
          <table:table-cell table:formula="of:=[.ALL17]*[.$C$23]" office:value-type="float" office:value="587.759056295531" calcext:value-type="float">
            <text:p>587.7590562955</text:p>
          </table:table-cell>
          <table:table-cell table:formula="of:=[.ALM17]*[.$C$23]" office:value-type="float" office:value="587.98552691303" calcext:value-type="float">
            <text:p>587.985526913</text:p>
          </table:table-cell>
          <table:table-cell table:formula="of:=[.ALN17]*[.$C$23]" office:value-type="float" office:value="588.212084792376" calcext:value-type="float">
            <text:p>588.2120847924</text:p>
          </table:table-cell>
          <table:table-cell table:formula="of:=[.ALO17]*[.$C$23]" office:value-type="float" office:value="588.438729967191" calcext:value-type="float">
            <text:p>588.4387299672</text:p>
          </table:table-cell>
          <table:table-cell table:formula="of:=[.ALP17]*[.$C$23]" office:value-type="float" office:value="588.665462471112" calcext:value-type="float">
            <text:p>588.6654624711</text:p>
          </table:table-cell>
          <table:table-cell table:formula="of:=[.ALQ17]*[.$C$23]" office:value-type="float" office:value="588.892282337788" calcext:value-type="float">
            <text:p>588.8922823378</text:p>
          </table:table-cell>
          <table:table-cell table:formula="of:=[.ALR17]*[.$C$23]" office:value-type="float" office:value="589.11918960088" calcext:value-type="float">
            <text:p>589.1191896009</text:p>
          </table:table-cell>
          <table:table-cell table:formula="of:=[.ALS17]*[.$C$23]" office:value-type="float" office:value="589.346184294064" calcext:value-type="float">
            <text:p>589.3461842941</text:p>
          </table:table-cell>
          <table:table-cell table:formula="of:=[.ALT17]*[.$C$23]" office:value-type="float" office:value="589.573266451026" calcext:value-type="float">
            <text:p>589.573266451</text:p>
          </table:table-cell>
          <table:table-cell table:formula="of:=[.ALU17]*[.$C$23]" office:value-type="float" office:value="589.800436105469" calcext:value-type="float">
            <text:p>589.8004361055</text:p>
          </table:table-cell>
          <table:table-cell table:formula="of:=[.ALV17]*[.$C$23]" office:value-type="float" office:value="590.027693291106" calcext:value-type="float">
            <text:p>590.0276932911</text:p>
          </table:table-cell>
          <table:table-cell table:formula="of:=[.ALW17]*[.$C$23]" office:value-type="float" office:value="590.255038041663" calcext:value-type="float">
            <text:p>590.2550380417</text:p>
          </table:table-cell>
          <table:table-cell table:formula="of:=[.ALX17]*[.$C$23]" office:value-type="float" office:value="590.482470390881" calcext:value-type="float">
            <text:p>590.4824703909</text:p>
          </table:table-cell>
          <table:table-cell table:formula="of:=[.ALY17]*[.$C$23]" office:value-type="float" office:value="590.709990372512" calcext:value-type="float">
            <text:p>590.7099903725</text:p>
          </table:table-cell>
          <table:table-cell table:formula="of:=[.ALZ17]*[.$C$23]" office:value-type="float" office:value="590.937598020323" calcext:value-type="float">
            <text:p>590.9375980203</text:p>
          </table:table-cell>
          <table:table-cell table:formula="of:=[.AMA17]*[.$C$23]" office:value-type="float" office:value="591.165293368091" calcext:value-type="float">
            <text:p>591.1652933681</text:p>
          </table:table-cell>
          <table:table-cell table:formula="of:=[.AMB17]*[.$C$23]" office:value-type="float" office:value="591.393076449609" calcext:value-type="float">
            <text:p>591.3930764496</text:p>
          </table:table-cell>
          <table:table-cell table:formula="of:=[.AMC17]*[.$C$23]" office:value-type="float" office:value="591.620947298682" calcext:value-type="float">
            <text:p>591.6209472987</text:p>
          </table:table-cell>
          <table:table-cell table:formula="of:=[.AMD17]*[.$C$23]" office:value-type="float" office:value="591.848905949128" calcext:value-type="float">
            <text:p>591.8489059491</text:p>
          </table:table-cell>
          <table:table-cell table:formula="of:=[.AME17]*[.$C$23]" office:value-type="float" office:value="592.076952434776" calcext:value-type="float">
            <text:p>592.0769524348</text:p>
          </table:table-cell>
          <table:table-cell table:formula="of:=[.AMF17]*[.$C$23]" office:value-type="float" office:value="592.305086789473" calcext:value-type="float">
            <text:p>592.3050867895</text:p>
          </table:table-cell>
          <table:table-cell table:formula="of:=[.AMG17]*[.$C$23]" office:value-type="float" office:value="592.533309047074" calcext:value-type="float">
            <text:p>592.5333090471</text:p>
          </table:table-cell>
          <table:table-cell table:formula="of:=[.AMH17]*[.$C$23]" office:value-type="float" office:value="592.761619241449" calcext:value-type="float">
            <text:p>592.7616192415</text:p>
          </table:table-cell>
          <table:table-cell table:formula="of:=[.AMI17]*[.$C$23]" office:value-type="float" office:value="592.990017406483" calcext:value-type="float">
            <text:p>592.9900174065</text:p>
          </table:table-cell>
        </table:table-row>
        <table:table-row table:style-name="ro1">
          <table:table-cell office:value-type="string" calcext:value-type="string">
            <text:p>Remainder</text:p>
          </table:table-cell>
          <table:table-cell table:formula="of:=[.B17]-INT([.B17])" office:value-type="float" office:value="0" calcext:value-type="float">
            <text:p>0</text:p>
          </table:table-cell>
          <table:table-cell table:formula="of:=[.C17]-INT([.C17])" office:value-type="float" office:value="0.154124799999977" calcext:value-type="float">
            <text:p>0.1541248</text:p>
          </table:table-cell>
          <table:table-cell table:formula="of:=[.D17]-INT([.D17])" office:value-type="float" office:value="0.308308986134875" calcext:value-type="float">
            <text:p>0.3083089861</text:p>
          </table:table-cell>
          <table:table-cell table:formula="of:=[.E17]-INT([.E17])" office:value-type="float" office:value="0.4625525812869" calcext:value-type="float">
            <text:p>0.4625525813</text:p>
          </table:table-cell>
          <table:table-cell table:formula="of:=[.F17]-INT([.F17])" office:value-type="float" office:value="0.616855608347066" calcext:value-type="float">
            <text:p>0.6168556083</text:p>
          </table:table-cell>
          <table:table-cell table:formula="of:=[.G17]-INT([.G17])" office:value-type="float" office:value="0.7712180902152" calcext:value-type="float">
            <text:p>0.7712180902</text:p>
          </table:table-cell>
          <table:table-cell table:formula="of:=[.H17]-INT([.H17])" office:value-type="float" office:value="0.925640049799938" calcext:value-type="float">
            <text:p>0.9256400498</text:p>
          </table:table-cell>
          <table:table-cell table:formula="of:=[.I17]-INT([.I17])" office:value-type="float" office:value="0.0801215100187847" calcext:value-type="float">
            <text:p>0.08012151</text:p>
          </table:table-cell>
          <table:table-cell table:formula="of:=[.J17]-INT([.J17])" office:value-type="float" office:value="0.234662493797998" calcext:value-type="float">
            <text:p>0.2346624938</text:p>
          </table:table-cell>
          <table:table-cell table:formula="of:=[.K17]-INT([.K17])" office:value-type="float" office:value="0.389263024072761" calcext:value-type="float">
            <text:p>0.3892630241</text:p>
          </table:table-cell>
          <table:table-cell table:formula="of:=[.L17]-INT([.L17])" office:value-type="float" office:value="0.543923123787067" calcext:value-type="float">
            <text:p>0.5439231238</text:p>
          </table:table-cell>
          <table:table-cell table:formula="of:=[.M17]-INT([.M17])" office:value-type="float" office:value="0.69864281589372" calcext:value-type="float">
            <text:p>0.6986428159</text:p>
          </table:table-cell>
          <table:table-cell table:formula="of:=[.N17]-INT([.N17])" office:value-type="float" office:value="0.853422123354392" calcext:value-type="float">
            <text:p>0.8534221234</text:p>
          </table:table-cell>
          <table:table-cell table:formula="of:=[.O17]-INT([.O17])" office:value-type="float" office:value="0.00826106913956437" calcext:value-type="float">
            <text:p>0.0082610691</text:p>
          </table:table-cell>
          <table:table-cell table:formula="of:=[.P17]-INT([.P17])" office:value-type="float" office:value="0.163159676228588" calcext:value-type="float">
            <text:p>0.1631596762</text:p>
          </table:table-cell>
          <table:table-cell table:formula="of:=[.Q17]-INT([.Q17])" office:value-type="float" office:value="0.318117967609737" calcext:value-type="float">
            <text:p>0.3181179676</text:p>
          </table:table-cell>
          <table:table-cell table:formula="of:=[.R17]-INT([.R17])" office:value-type="float" office:value="0.47313596628004" calcext:value-type="float">
            <text:p>0.4731359663</text:p>
          </table:table-cell>
          <table:table-cell table:formula="of:=[.S17]-INT([.S17])" office:value-type="float" office:value="0.628213695245449" calcext:value-type="float">
            <text:p>0.6282136952</text:p>
          </table:table-cell>
          <table:table-cell table:formula="of:=[.T17]-INT([.T17])" office:value-type="float" office:value="0.783351177520785" calcext:value-type="float">
            <text:p>0.7833511775</text:p>
          </table:table-cell>
          <table:table-cell table:formula="of:=[.U17]-INT([.U17])" office:value-type="float" office:value="0.938548436129679" calcext:value-type="float">
            <text:p>0.9385484361</text:p>
          </table:table-cell>
          <table:table-cell table:formula="of:=[.V17]-INT([.V17])" office:value-type="float" office:value="0.0938054941046858" calcext:value-type="float">
            <text:p>0.0938054941</text:p>
          </table:table-cell>
          <table:table-cell table:formula="of:=[.W17]-INT([.W17])" office:value-type="float" office:value="0.249122374487172" calcext:value-type="float">
            <text:p>0.2491223745</text:p>
          </table:table-cell>
          <table:table-cell table:formula="of:=[.X17]-INT([.X17])" office:value-type="float" office:value="0.404499100327485" calcext:value-type="float">
            <text:p>0.4044991003</text:p>
          </table:table-cell>
          <table:table-cell table:formula="of:=[.Y17]-INT([.Y17])" office:value-type="float" office:value="0.559935694684782" calcext:value-type="float">
            <text:p>0.5599356947</text:p>
          </table:table-cell>
          <table:table-cell table:formula="of:=[.Z17]-INT([.Z17])" office:value-type="float" office:value="0.715432180627147" calcext:value-type="float">
            <text:p>0.7154321806</text:p>
          </table:table-cell>
          <table:table-cell table:formula="of:=[.AA17]-INT([.AA17])" office:value-type="float" office:value="0.870988581231472" calcext:value-type="float">
            <text:p>0.8709885812</text:p>
          </table:table-cell>
          <table:table-cell table:formula="of:=[.AB17]-INT([.AB17])" office:value-type="float" office:value="0.0266049195836331" calcext:value-type="float">
            <text:p>0.0266049196</text:p>
          </table:table-cell>
          <table:table-cell table:formula="of:=[.AC17]-INT([.AC17])" office:value-type="float" office:value="0.182281218778371" calcext:value-type="float">
            <text:p>0.1822812188</text:p>
          </table:table-cell>
          <table:table-cell table:formula="of:=[.AD17]-INT([.AD17])" office:value-type="float" office:value="0.338017501919296" calcext:value-type="float">
            <text:p>0.3380175019</text:p>
          </table:table-cell>
          <table:table-cell table:formula="of:=[.AE17]-INT([.AE17])" office:value-type="float" office:value="0.493813792118942" calcext:value-type="float">
            <text:p>0.4938137921</text:p>
          </table:table-cell>
          <table:table-cell table:formula="of:=[.AF17]-INT([.AF17])" office:value-type="float" office:value="0.649670112498768" calcext:value-type="float">
            <text:p>0.6496701125</text:p>
          </table:table-cell>
          <table:table-cell table:formula="of:=[.AG17]-INT([.AG17])" office:value-type="float" office:value="0.8055864861891" calcext:value-type="float">
            <text:p>0.8055864862</text:p>
          </table:table-cell>
          <table:table-cell table:formula="of:=[.AH17]-INT([.AH17])" office:value-type="float" office:value="0.961562936329244" calcext:value-type="float">
            <text:p>0.9615629363</text:p>
          </table:table-cell>
          <table:table-cell table:formula="of:=[.AI17]-INT([.AI17])" office:value-type="float" office:value="0.11759948606732" calcext:value-type="float">
            <text:p>0.1175994861</text:p>
          </table:table-cell>
          <table:table-cell table:formula="of:=[.AJ17]-INT([.AJ17])" office:value-type="float" office:value="0.273696158560483" calcext:value-type="float">
            <text:p>0.2736961586</text:p>
          </table:table-cell>
          <table:table-cell table:formula="of:=[.AK17]-INT([.AK17])" office:value-type="float" office:value="0.429852976974701" calcext:value-type="float">
            <text:p>0.429852977</text:p>
          </table:table-cell>
          <table:table-cell table:formula="of:=[.AL17]-INT([.AL17])" office:value-type="float" office:value="0.586069964484921" calcext:value-type="float">
            <text:p>0.5860699645</text:p>
          </table:table-cell>
          <table:table-cell table:formula="of:=[.AM17]-INT([.AM17])" office:value-type="float" office:value="0.742347144275016" calcext:value-type="float">
            <text:p>0.7423471443</text:p>
          </table:table-cell>
          <table:table-cell table:formula="of:=[.AN17]-INT([.AN17])" office:value-type="float" office:value="0.89868453953784" calcext:value-type="float">
            <text:p>0.8986845395</text:p>
          </table:table-cell>
          <table:table-cell table:formula="of:=[.AO17]-INT([.AO17])" office:value-type="float" office:value="0.0550821734751139" calcext:value-type="float">
            <text:p>0.0550821735</text:p>
          </table:table-cell>
          <table:table-cell table:formula="of:=[.AP17]-INT([.AP17])" office:value-type="float" office:value="0.211540069297484" calcext:value-type="float">
            <text:p>0.2115400693</text:p>
          </table:table-cell>
          <table:table-cell table:formula="of:=[.AQ17]-INT([.AQ17])" office:value-type="float" office:value="0.368058250224635" calcext:value-type="float">
            <text:p>0.3680582502</text:p>
          </table:table-cell>
          <table:table-cell table:formula="of:=[.AR17]-INT([.AR17])" office:value-type="float" office:value="0.524636739485118" calcext:value-type="float">
            <text:p>0.5246367395</text:p>
          </table:table-cell>
          <table:table-cell table:formula="of:=[.AS17]-INT([.AS17])" office:value-type="float" office:value="0.681275560316465" calcext:value-type="float">
            <text:p>0.6812755603</text:p>
          </table:table-cell>
          <table:table-cell table:formula="of:=[.AT17]-INT([.AT17])" office:value-type="float" office:value="0.837974735965133" calcext:value-type="float">
            <text:p>0.837974736</text:p>
          </table:table-cell>
          <table:table-cell table:formula="of:=[.AU17]-INT([.AU17])" office:value-type="float" office:value="0.994734289686562" calcext:value-type="float">
            <text:p>0.9947342897</text:p>
          </table:table-cell>
          <table:table-cell table:formula="of:=[.AV17]-INT([.AV17])" office:value-type="float" office:value="0.151554244745171" calcext:value-type="float">
            <text:p>0.1515542447</text:p>
          </table:table-cell>
          <table:table-cell table:formula="of:=[.AW17]-INT([.AW17])" office:value-type="float" office:value="0.308434624414303" calcext:value-type="float">
            <text:p>0.3084346244</text:p>
          </table:table-cell>
          <table:table-cell table:formula="of:=[.AX17]-INT([.AX17])" office:value-type="float" office:value="0.465375451976286" calcext:value-type="float">
            <text:p>0.465375452</text:p>
          </table:table-cell>
          <table:table-cell table:formula="of:=[.AY17]-INT([.AY17])" office:value-type="float" office:value="0.622376750722424" calcext:value-type="float">
            <text:p>0.6223767507</text:p>
          </table:table-cell>
          <table:table-cell table:formula="of:=[.AZ17]-INT([.AZ17])" office:value-type="float" office:value="0.779438543952949" calcext:value-type="float">
            <text:p>0.779438544</text:p>
          </table:table-cell>
          <table:table-cell table:formula="of:=[.BA17]-INT([.BA17])" office:value-type="float" office:value="0.936560854977188" calcext:value-type="float">
            <text:p>0.936560855</text:p>
          </table:table-cell>
          <table:table-cell table:formula="of:=[.BB17]-INT([.BB17])" office:value-type="float" office:value="0.0937437071133331" calcext:value-type="float">
            <text:p>0.0937437071</text:p>
          </table:table-cell>
          <table:table-cell table:formula="of:=[.BC17]-INT([.BC17])" office:value-type="float" office:value="0.25098712368856" calcext:value-type="float">
            <text:p>0.2509871237</text:p>
          </table:table-cell>
          <table:table-cell table:formula="of:=[.BD17]-INT([.BD17])" office:value-type="float" office:value="0.408291128039139" calcext:value-type="float">
            <text:p>0.408291128</text:p>
          </table:table-cell>
          <table:table-cell table:formula="of:=[.BE17]-INT([.BE17])" office:value-type="float" office:value="0.565655743510206" calcext:value-type="float">
            <text:p>0.5656557435</text:p>
          </table:table-cell>
          <table:table-cell table:formula="of:=[.BF17]-INT([.BF17])" office:value-type="float" office:value="0.723080993455994" calcext:value-type="float">
            <text:p>0.7230809935</text:p>
          </table:table-cell>
          <table:table-cell table:formula="of:=[.BG17]-INT([.BG17])" office:value-type="float" office:value="0.880566901239718" calcext:value-type="float">
            <text:p>0.8805669012</text:p>
          </table:table-cell>
          <table:table-cell table:formula="of:=[.BH17]-INT([.BH17])" office:value-type="float" office:value="0.0381134902335134" calcext:value-type="float">
            <text:p>0.0381134902</text:p>
          </table:table-cell>
          <table:table-cell table:formula="of:=[.BI17]-INT([.BI17])" office:value-type="float" office:value="0.195720783818615" calcext:value-type="float">
            <text:p>0.1957207838</text:p>
          </table:table-cell>
          <table:table-cell table:formula="of:=[.BJ17]-INT([.BJ17])" office:value-type="float" office:value="0.353388805385237" calcext:value-type="float">
            <text:p>0.3533888054</text:p>
          </table:table-cell>
          <table:table-cell table:formula="of:=[.BK17]-INT([.BK17])" office:value-type="float" office:value="0.511117578332573" calcext:value-type="float">
            <text:p>0.5111175783</text:p>
          </table:table-cell>
          <table:table-cell table:formula="of:=[.BL17]-INT([.BL17])" office:value-type="float" office:value="0.668907126068859" calcext:value-type="float">
            <text:p>0.6689071261</text:p>
          </table:table-cell>
          <table:table-cell table:formula="of:=[.BM17]-INT([.BM17])" office:value-type="float" office:value="0.826757472011366" calcext:value-type="float">
            <text:p>0.826757472</text:p>
          </table:table-cell>
          <table:table-cell table:formula="of:=[.BN17]-INT([.BN17])" office:value-type="float" office:value="0.984668639586403" calcext:value-type="float">
            <text:p>0.9846686396</text:p>
          </table:table-cell>
          <table:table-cell table:formula="of:=[.BO17]-INT([.BO17])" office:value-type="float" office:value="0.142640652229204" calcext:value-type="float">
            <text:p>0.1426406522</text:p>
          </table:table-cell>
          <table:table-cell table:formula="of:=[.BP17]-INT([.BP17])" office:value-type="float" office:value="0.300673533384156" calcext:value-type="float">
            <text:p>0.3006735334</text:p>
          </table:table-cell>
          <table:table-cell table:formula="of:=[.BQ17]-INT([.BQ17])" office:value-type="float" office:value="0.458767306504626" calcext:value-type="float">
            <text:p>0.4587673065</text:p>
          </table:table-cell>
          <table:table-cell table:formula="of:=[.BR17]-INT([.BR17])" office:value-type="float" office:value="0.616921995053019" calcext:value-type="float">
            <text:p>0.6169219951</text:p>
          </table:table-cell>
          <table:table-cell table:formula="of:=[.BS17]-INT([.BS17])" office:value-type="float" office:value="0.775137622500722" calcext:value-type="float">
            <text:p>0.7751376225</text:p>
          </table:table-cell>
          <table:table-cell table:formula="of:=[.BT17]-INT([.BT17])" office:value-type="float" office:value="0.933414212328273" calcext:value-type="float">
            <text:p>0.9334142123</text:p>
          </table:table-cell>
          <table:table-cell table:formula="of:=[.BU17]-INT([.BU17])" office:value-type="float" office:value="0.0917517880251921" calcext:value-type="float">
            <text:p>0.091751788</text:p>
          </table:table-cell>
          <table:table-cell table:formula="of:=[.BV17]-INT([.BV17])" office:value-type="float" office:value="0.250150373090094" calcext:value-type="float">
            <text:p>0.2501503731</text:p>
          </table:table-cell>
          <table:table-cell table:formula="of:=[.BW17]-INT([.BW17])" office:value-type="float" office:value="0.40860999103063" calcext:value-type="float">
            <text:p>0.408609991</text:p>
          </table:table-cell>
          <table:table-cell table:formula="of:=[.BX17]-INT([.BX17])" office:value-type="float" office:value="0.567130665363436" calcext:value-type="float">
            <text:p>0.5671306654</text:p>
          </table:table-cell>
          <table:table-cell table:formula="of:=[.BY17]-INT([.BY17])" office:value-type="float" office:value="0.725712419614354" calcext:value-type="float">
            <text:p>0.7257124196</text:p>
          </table:table-cell>
          <table:table-cell table:formula="of:=[.BZ17]-INT([.BZ17])" office:value-type="float" office:value="0.88435527731815" calcext:value-type="float">
            <text:p>0.8843552773</text:p>
          </table:table-cell>
          <table:table-cell table:formula="of:=[.CA17]-INT([.CA17])" office:value-type="float" office:value="0.043059262018744" calcext:value-type="float">
            <text:p>0.043059262</text:p>
          </table:table-cell>
          <table:table-cell table:formula="of:=[.CB17]-INT([.CB17])" office:value-type="float" office:value="0.201824397269093" calcext:value-type="float">
            <text:p>0.2018243973</text:p>
          </table:table-cell>
          <table:table-cell table:formula="of:=[.CC17]-INT([.CC17])" office:value-type="float" office:value="0.360650706631191" calcext:value-type="float">
            <text:p>0.3606507066</text:p>
          </table:table-cell>
          <table:table-cell table:formula="of:=[.CD17]-INT([.CD17])" office:value-type="float" office:value="0.519538213676242" calcext:value-type="float">
            <text:p>0.5195382137</text:p>
          </table:table-cell>
          <table:table-cell table:formula="of:=[.CE17]-INT([.CE17])" office:value-type="float" office:value="0.678486941984374" calcext:value-type="float">
            <text:p>0.678486942</text:p>
          </table:table-cell>
          <table:table-cell table:formula="of:=[.CF17]-INT([.CF17])" office:value-type="float" office:value="0.837496915144925" calcext:value-type="float">
            <text:p>0.8374969151</text:p>
          </table:table-cell>
          <table:table-cell table:formula="of:=[.CG17]-INT([.CG17])" office:value-type="float" office:value="0.996568156756268" calcext:value-type="float">
            <text:p>0.9965681568</text:p>
          </table:table-cell>
          <table:table-cell table:formula="of:=[.CH17]-INT([.CH17])" office:value-type="float" office:value="0.155700690425874" calcext:value-type="float">
            <text:p>0.1557006904</text:p>
          </table:table-cell>
          <table:table-cell table:formula="of:=[.CI17]-INT([.CI17])" office:value-type="float" office:value="0.31489453977025" calcext:value-type="float">
            <text:p>0.3148945398</text:p>
          </table:table-cell>
          <table:table-cell table:formula="of:=[.CJ17]-INT([.CJ17])" office:value-type="float" office:value="0.474149728415114" calcext:value-type="float">
            <text:p>0.4741497284</text:p>
          </table:table-cell>
          <table:table-cell table:formula="of:=[.CK17]-INT([.CK17])" office:value-type="float" office:value="0.633466279995218" calcext:value-type="float">
            <text:p>0.63346628</text:p>
          </table:table-cell>
          <table:table-cell table:formula="of:=[.CL17]-INT([.CL17])" office:value-type="float" office:value="0.792844218154471" calcext:value-type="float">
            <text:p>0.7928442182</text:p>
          </table:table-cell>
          <table:table-cell table:formula="of:=[.CM17]-INT([.CM17])" office:value-type="float" office:value="0.952283566545816" calcext:value-type="float">
            <text:p>0.9522835665</text:p>
          </table:table-cell>
          <table:table-cell table:formula="of:=[.CN17]-INT([.CN17])" office:value-type="float" office:value="0.11178434883135" calcext:value-type="float">
            <text:p>0.1117843488</text:p>
          </table:table-cell>
          <table:table-cell table:formula="of:=[.CO17]-INT([.CO17])" office:value-type="float" office:value="0.27134658868232" calcext:value-type="float">
            <text:p>0.2713465887</text:p>
          </table:table-cell>
          <table:table-cell table:formula="of:=[.CP17]-INT([.CP17])" office:value-type="float" office:value="0.43097030977907" calcext:value-type="float">
            <text:p>0.4309703098</text:p>
          </table:table-cell>
          <table:table-cell table:formula="of:=[.CQ17]-INT([.CQ17])" office:value-type="float" office:value="0.590655535811038" calcext:value-type="float">
            <text:p>0.5906555358</text:p>
          </table:table-cell>
          <table:table-cell table:formula="of:=[.CR17]-INT([.CR17])" office:value-type="float" office:value="0.750402290476814" calcext:value-type="float">
            <text:p>0.7504022905</text:p>
          </table:table-cell>
          <table:table-cell table:formula="of:=[.CS17]-INT([.CS17])" office:value-type="float" office:value="0.910210597484138" calcext:value-type="float">
            <text:p>0.9102105975</text:p>
          </table:table-cell>
          <table:table-cell table:formula="of:=[.CT17]-INT([.CT17])" office:value-type="float" office:value="0.0700804805498478" calcext:value-type="float">
            <text:p>0.0700804805</text:p>
          </table:table-cell>
          <table:table-cell table:formula="of:=[.CU17]-INT([.CU17])" office:value-type="float" office:value="0.230011963399932" calcext:value-type="float">
            <text:p>0.2300119634</text:p>
          </table:table-cell>
          <table:table-cell table:formula="of:=[.CV17]-INT([.CV17])" office:value-type="float" office:value="0.390005069769529" calcext:value-type="float">
            <text:p>0.3900050698</text:p>
          </table:table-cell>
          <table:table-cell table:formula="of:=[.CW17]-INT([.CW17])" office:value-type="float" office:value="0.550059823402933" calcext:value-type="float">
            <text:p>0.5500598234</text:p>
          </table:table-cell>
          <table:table-cell table:formula="of:=[.CX17]-INT([.CX17])" office:value-type="float" office:value="0.710176248053585" calcext:value-type="float">
            <text:p>0.7101762481</text:p>
          </table:table-cell>
          <table:table-cell table:formula="of:=[.CY17]-INT([.CY17])" office:value-type="float" office:value="0.870354367484026" calcext:value-type="float">
            <text:p>0.8703543675</text:p>
          </table:table-cell>
          <table:table-cell table:formula="of:=[.CZ17]-INT([.CZ17])" office:value-type="float" office:value="0.0305942054660591" calcext:value-type="float">
            <text:p>0.0305942055</text:p>
          </table:table-cell>
          <table:table-cell table:formula="of:=[.DA17]-INT([.DA17])" office:value-type="float" office:value="0.190895785780526" calcext:value-type="float">
            <text:p>0.1908957858</text:p>
          </table:table-cell>
          <table:table-cell table:formula="of:=[.DB17]-INT([.DB17])" office:value-type="float" office:value="0.351259132217478" calcext:value-type="float">
            <text:p>0.3512591322</text:p>
          </table:table-cell>
          <table:table-cell table:formula="of:=[.DC17]-INT([.DC17])" office:value-type="float" office:value="0.511684268576175" calcext:value-type="float">
            <text:p>0.5116842686</text:p>
          </table:table-cell>
          <table:table-cell table:formula="of:=[.DD17]-INT([.DD17])" office:value-type="float" office:value="0.672171218665028" calcext:value-type="float">
            <text:p>0.6721712187</text:p>
          </table:table-cell>
          <table:table-cell table:formula="of:=[.DE17]-INT([.DE17])" office:value-type="float" office:value="0.832720006301599" calcext:value-type="float">
            <text:p>0.8327200063</text:p>
          </table:table-cell>
          <table:table-cell table:formula="of:=[.DF17]-INT([.DF17])" office:value-type="float" office:value="0.993330655312604" calcext:value-type="float">
            <text:p>0.9933306553</text:p>
          </table:table-cell>
          <table:table-cell table:formula="of:=[.DG17]-INT([.DG17])" office:value-type="float" office:value="0.154003189534023" calcext:value-type="float">
            <text:p>0.1540031895</text:p>
          </table:table-cell>
          <table:table-cell table:formula="of:=[.DH17]-INT([.DH17])" office:value-type="float" office:value="0.314737632810932" calcext:value-type="float">
            <text:p>0.3147376328</text:p>
          </table:table-cell>
          <table:table-cell table:formula="of:=[.DI17]-INT([.DI17])" office:value-type="float" office:value="0.47553400899767" calcext:value-type="float">
            <text:p>0.475534009</text:p>
          </table:table-cell>
          <table:table-cell table:formula="of:=[.DJ17]-INT([.DJ17])" office:value-type="float" office:value="0.63639234195773" calcext:value-type="float">
            <text:p>0.636392342</text:p>
          </table:table-cell>
          <table:table-cell table:formula="of:=[.DK17]-INT([.DK17])" office:value-type="float" office:value="0.797312655563758" calcext:value-type="float">
            <text:p>0.7973126556</text:p>
          </table:table-cell>
          <table:table-cell table:formula="of:=[.DL17]-INT([.DL17])" office:value-type="float" office:value="0.958294973697662" calcext:value-type="float">
            <text:p>0.9582949737</text:p>
          </table:table-cell>
          <table:table-cell table:formula="of:=[.DM17]-INT([.DM17])" office:value-type="float" office:value="0.119339320250504" calcext:value-type="float">
            <text:p>0.1193393203</text:p>
          </table:table-cell>
          <table:table-cell table:formula="of:=[.DN17]-INT([.DN17])" office:value-type="float" office:value="0.280445719122611" calcext:value-type="float">
            <text:p>0.2804457191</text:p>
          </table:table-cell>
          <table:table-cell table:formula="of:=[.DO17]-INT([.DO17])" office:value-type="float" office:value="0.441614194223519" calcext:value-type="float">
            <text:p>0.4416141942</text:p>
          </table:table-cell>
          <table:table-cell table:formula="of:=[.DP17]-INT([.DP17])" office:value-type="float" office:value="0.602844769471915" calcext:value-type="float">
            <text:p>0.6028447695</text:p>
          </table:table-cell>
          <table:table-cell table:formula="of:=[.DQ17]-INT([.DQ17])" office:value-type="float" office:value="0.764137468795695" calcext:value-type="float">
            <text:p>0.7641374688</text:p>
          </table:table-cell>
          <table:table-cell table:formula="of:=[.DR17]-INT([.DR17])" office:value-type="float" office:value="0.925492316132022" calcext:value-type="float">
            <text:p>0.9254923161</text:p>
          </table:table-cell>
          <table:table-cell table:formula="of:=[.DS17]-INT([.DS17])" office:value-type="float" office:value="0.0869093354273218" calcext:value-type="float">
            <text:p>0.0869093354</text:p>
          </table:table-cell>
          <table:table-cell table:formula="of:=[.DT17]-INT([.DT17])" office:value-type="float" office:value="0.248388550637117" calcext:value-type="float">
            <text:p>0.2483885506</text:p>
          </table:table-cell>
          <table:table-cell table:formula="of:=[.DU17]-INT([.DU17])" office:value-type="float" office:value="0.409929985726308" calcext:value-type="float">
            <text:p>0.4099299857</text:p>
          </table:table-cell>
          <table:table-cell table:formula="of:=[.DV17]-INT([.DV17])" office:value-type="float" office:value="0.571533664668948" calcext:value-type="float">
            <text:p>0.5715336647</text:p>
          </table:table-cell>
          <table:table-cell table:formula="of:=[.DW17]-INT([.DW17])" office:value-type="float" office:value="0.733199611448299" calcext:value-type="float">
            <text:p>0.7331996114</text:p>
          </table:table-cell>
          <table:table-cell table:formula="of:=[.DX17]-INT([.DX17])" office:value-type="float" office:value="0.894927850056945" calcext:value-type="float">
            <text:p>0.8949278501</text:p>
          </table:table-cell>
          <table:table-cell table:formula="of:=[.DY17]-INT([.DY17])" office:value-type="float" office:value="0.056718404496678" calcext:value-type="float">
            <text:p>0.0567184045</text:p>
          </table:table-cell>
          <table:table-cell table:formula="of:=[.DZ17]-INT([.DZ17])" office:value-type="float" office:value="0.2185712987785" calcext:value-type="float">
            <text:p>0.2185712988</text:p>
          </table:table-cell>
          <table:table-cell table:formula="of:=[.EA17]-INT([.EA17])" office:value-type="float" office:value="0.380486556922733" calcext:value-type="float">
            <text:p>0.3804865569</text:p>
          </table:table-cell>
          <table:table-cell table:formula="of:=[.EB17]-INT([.EB17])" office:value-type="float" office:value="0.542464202958911" calcext:value-type="float">
            <text:p>0.542464203</text:p>
          </table:table-cell>
          <table:table-cell table:formula="of:=[.EC17]-INT([.EC17])" office:value-type="float" office:value="0.70450426092583" calcext:value-type="float">
            <text:p>0.7045042609</text:p>
          </table:table-cell>
          <table:table-cell table:formula="of:=[.ED17]-INT([.ED17])" office:value-type="float" office:value="0.866606754871555" calcext:value-type="float">
            <text:p>0.8666067549</text:p>
          </table:table-cell>
          <table:table-cell table:formula="of:=[.EE17]-INT([.EE17])" office:value-type="float" office:value="0.0287717088534691" calcext:value-type="float">
            <text:p>0.0287717089</text:p>
          </table:table-cell>
          <table:table-cell table:formula="of:=[.EF17]-INT([.EF17])" office:value-type="float" office:value="0.190999146938111" calcext:value-type="float">
            <text:p>0.1909991469</text:p>
          </table:table-cell>
          <table:table-cell table:formula="of:=[.EG17]-INT([.EG17])" office:value-type="float" office:value="0.353289093201397" calcext:value-type="float">
            <text:p>0.3532890932</text:p>
          </table:table-cell>
          <table:table-cell table:formula="of:=[.EH17]-INT([.EH17])" office:value-type="float" office:value="0.515641571728452" calcext:value-type="float">
            <text:p>0.5156415717</text:p>
          </table:table-cell>
          <table:table-cell table:formula="of:=[.EI17]-INT([.EI17])" office:value-type="float" office:value="0.678056606613723" calcext:value-type="float">
            <text:p>0.6780566066</text:p>
          </table:table-cell>
          <table:table-cell table:formula="of:=[.EJ17]-INT([.EJ17])" office:value-type="float" office:value="0.840534221960922" calcext:value-type="float">
            <text:p>0.840534222</text:p>
          </table:table-cell>
          <table:table-cell table:formula="of:=[.EK17]-INT([.EK17])" office:value-type="float" office:value="0.00307444188302952" calcext:value-type="float">
            <text:p>0.0030744419</text:p>
          </table:table-cell>
          <table:table-cell table:formula="of:=[.EL17]-INT([.EL17])" office:value-type="float" office:value="0.165677290502344" calcext:value-type="float">
            <text:p>0.1656772905</text:p>
          </table:table-cell>
          <table:table-cell table:formula="of:=[.EM17]-INT([.EM17])" office:value-type="float" office:value="0.32834279195049" calcext:value-type="float">
            <text:p>0.328342792</text:p>
          </table:table-cell>
          <table:table-cell table:formula="of:=[.EN17]-INT([.EN17])" office:value-type="float" office:value="0.491070970368298" calcext:value-type="float">
            <text:p>0.4910709704</text:p>
          </table:table-cell>
          <table:table-cell table:formula="of:=[.EO17]-INT([.EO17])" office:value-type="float" office:value="0.653861849905979" calcext:value-type="float">
            <text:p>0.6538618499</text:p>
          </table:table-cell>
          <table:table-cell table:formula="of:=[.EP17]-INT([.EP17])" office:value-type="float" office:value="0.816715454723067" calcext:value-type="float">
            <text:p>0.8167154547</text:p>
          </table:table-cell>
          <table:table-cell table:formula="of:=[.EQ17]-INT([.EQ17])" office:value-type="float" office:value="0.979631808988302" calcext:value-type="float">
            <text:p>0.979631809</text:p>
          </table:table-cell>
          <table:table-cell table:formula="of:=[.ER17]-INT([.ER17])" office:value-type="float" office:value="0.142610936879862" calcext:value-type="float">
            <text:p>0.1426109369</text:p>
          </table:table-cell>
          <table:table-cell table:formula="of:=[.ES17]-INT([.ES17])" office:value-type="float" office:value="0.305652862585134" calcext:value-type="float">
            <text:p>0.3056528626</text:p>
          </table:table-cell>
          <table:table-cell table:formula="of:=[.ET17]-INT([.ET17])" office:value-type="float" office:value="0.468757610300884" calcext:value-type="float">
            <text:p>0.4687576103</text:p>
          </table:table-cell>
          <table:table-cell table:formula="of:=[.EU17]-INT([.EU17])" office:value-type="float" office:value="0.631925204233198" calcext:value-type="float">
            <text:p>0.6319252042</text:p>
          </table:table-cell>
          <table:table-cell table:formula="of:=[.EV17]-INT([.EV17])" office:value-type="float" office:value="0.795155668597431" calcext:value-type="float">
            <text:p>0.7951556686</text:p>
          </table:table-cell>
          <table:table-cell table:formula="of:=[.EW17]-INT([.EW17])" office:value-type="float" office:value="0.958449027618372" calcext:value-type="float">
            <text:p>0.9584490276</text:p>
          </table:table-cell>
          <table:table-cell table:formula="of:=[.EX17]-INT([.EX17])" office:value-type="float" office:value="0.121805305530074" calcext:value-type="float">
            <text:p>0.1218053055</text:p>
          </table:table-cell>
          <table:table-cell table:formula="of:=[.EY17]-INT([.EY17])" office:value-type="float" office:value="0.285224526575917" calcext:value-type="float">
            <text:p>0.2852245266</text:p>
          </table:table-cell>
          <table:table-cell table:formula="of:=[.EZ17]-INT([.EZ17])" office:value-type="float" office:value="0.448706715008655" calcext:value-type="float">
            <text:p>0.448706715</text:p>
          </table:table-cell>
          <table:table-cell table:formula="of:=[.FA17]-INT([.FA17])" office:value-type="float" office:value="0.612251895090367" calcext:value-type="float">
            <text:p>0.6122518951</text:p>
          </table:table-cell>
          <table:table-cell table:formula="of:=[.FB17]-INT([.FB17])" office:value-type="float" office:value="0.775860091092511" calcext:value-type="float">
            <text:p>0.7758600911</text:p>
          </table:table-cell>
          <table:table-cell table:formula="of:=[.FC17]-INT([.FC17])" office:value-type="float" office:value="0.939531327295867" calcext:value-type="float">
            <text:p>0.9395313273</text:p>
          </table:table-cell>
          <table:table-cell table:formula="of:=[.FD17]-INT([.FD17])" office:value-type="float" office:value="0.103265627990595" calcext:value-type="float">
            <text:p>0.103265628</text:p>
          </table:table-cell>
          <table:table-cell table:formula="of:=[.FE17]-INT([.FE17])" office:value-type="float" office:value="0.267063017476232" calcext:value-type="float">
            <text:p>0.2670630175</text:p>
          </table:table-cell>
          <table:table-cell table:formula="of:=[.FF17]-INT([.FF17])" office:value-type="float" office:value="0.430923520061583" calcext:value-type="float">
            <text:p>0.4309235201</text:p>
          </table:table-cell>
          <table:table-cell table:formula="of:=[.FG17]-INT([.FG17])" office:value-type="float" office:value="0.594847160064887" calcext:value-type="float">
            <text:p>0.5948471601</text:p>
          </table:table-cell>
          <table:table-cell table:formula="of:=[.FH17]-INT([.FH17])" office:value-type="float" office:value="0.758833961813764" calcext:value-type="float">
            <text:p>0.7588339618</text:p>
          </table:table-cell>
          <table:table-cell table:formula="of:=[.FI17]-INT([.FI17])" office:value-type="float" office:value="0.922883949645211" calcext:value-type="float">
            <text:p>0.9228839496</text:p>
          </table:table-cell>
          <table:table-cell table:formula="of:=[.FJ17]-INT([.FJ17])" office:value-type="float" office:value="0.0869971479056062" calcext:value-type="float">
            <text:p>0.0869971479</text:p>
          </table:table-cell>
          <table:table-cell table:formula="of:=[.FK17]-INT([.FK17])" office:value-type="float" office:value="0.251173580950649" calcext:value-type="float">
            <text:p>0.251173581</text:p>
          </table:table-cell>
          <table:table-cell table:formula="of:=[.FL17]-INT([.FL17])" office:value-type="float" office:value="0.415413273145418" calcext:value-type="float">
            <text:p>0.4154132731</text:p>
          </table:table-cell>
          <table:table-cell table:formula="of:=[.FM17]-INT([.FM17])" office:value-type="float" office:value="0.579716248864486" calcext:value-type="float">
            <text:p>0.5797162489</text:p>
          </table:table-cell>
          <table:table-cell table:formula="of:=[.FN17]-INT([.FN17])" office:value-type="float" office:value="0.744082532491746" calcext:value-type="float">
            <text:p>0.7440825325</text:p>
          </table:table-cell>
          <table:table-cell table:formula="of:=[.FO17]-INT([.FO17])" office:value-type="float" office:value="0.908512148420471" calcext:value-type="float">
            <text:p>0.9085121484</text:p>
          </table:table-cell>
          <table:table-cell table:formula="of:=[.FP17]-INT([.FP17])" office:value-type="float" office:value="0.0730051210533702" calcext:value-type="float">
            <text:p>0.0730051211</text:p>
          </table:table-cell>
          <table:table-cell table:formula="of:=[.FQ17]-INT([.FQ17])" office:value-type="float" office:value="0.237561474802533" calcext:value-type="float">
            <text:p>0.2375614748</text:p>
          </table:table-cell>
          <table:table-cell table:formula="of:=[.FR17]-INT([.FR17])" office:value-type="float" office:value="0.402181234089483" calcext:value-type="float">
            <text:p>0.4021812341</text:p>
          </table:table-cell>
          <table:table-cell table:formula="of:=[.FS17]-INT([.FS17])" office:value-type="float" office:value="0.566864423345123" calcext:value-type="float">
            <text:p>0.5668644233</text:p>
          </table:table-cell>
          <table:table-cell table:formula="of:=[.FT17]-INT([.FT17])" office:value-type="float" office:value="0.731611067009794" calcext:value-type="float">
            <text:p>0.731611067</text:p>
          </table:table-cell>
          <table:table-cell table:formula="of:=[.FU17]-INT([.FU17])" office:value-type="float" office:value="0.896421189533214" calcext:value-type="float">
            <text:p>0.8964211895</text:p>
          </table:table-cell>
          <table:table-cell table:formula="of:=[.FV17]-INT([.FV17])" office:value-type="float" office:value="0.0612948153745379" calcext:value-type="float">
            <text:p>0.0612948154</text:p>
          </table:table-cell>
          <table:table-cell table:formula="of:=[.FW17]-INT([.FW17])" office:value-type="float" office:value="0.226231969002413" calcext:value-type="float">
            <text:p>0.226231969</text:p>
          </table:table-cell>
          <table:table-cell table:formula="of:=[.FX17]-INT([.FX17])" office:value-type="float" office:value="0.391232674894809" calcext:value-type="float">
            <text:p>0.3912326749</text:p>
          </table:table-cell>
          <table:table-cell table:formula="of:=[.FY17]-INT([.FY17])" office:value-type="float" office:value="0.556296957539189" calcext:value-type="float">
            <text:p>0.5562969575</text:p>
          </table:table-cell>
          <table:table-cell table:formula="of:=[.FZ17]-INT([.FZ17])" office:value-type="float" office:value="0.721424841432452" calcext:value-type="float">
            <text:p>0.7214248414</text:p>
          </table:table-cell>
          <table:table-cell table:formula="of:=[.GA17]-INT([.GA17])" office:value-type="float" office:value="0.886616351080932" calcext:value-type="float">
            <text:p>0.8866163511</text:p>
          </table:table-cell>
          <table:table-cell table:formula="of:=[.GB17]-INT([.GB17])" office:value-type="float" office:value="0.0518715110003427" calcext:value-type="float">
            <text:p>0.051871511</text:p>
          </table:table-cell>
          <table:table-cell table:formula="of:=[.GC17]-INT([.GC17])" office:value-type="float" office:value="0.217190345715949" calcext:value-type="float">
            <text:p>0.2171903457</text:p>
          </table:table-cell>
          <table:table-cell table:formula="of:=[.GD17]-INT([.GD17])" office:value-type="float" office:value="0.382572879762392" calcext:value-type="float">
            <text:p>0.3825728798</text:p>
          </table:table-cell>
          <table:table-cell table:formula="of:=[.GE17]-INT([.GE17])" office:value-type="float" office:value="0.548019137683809" calcext:value-type="float">
            <text:p>0.5480191377</text:p>
          </table:table-cell>
          <table:table-cell table:formula="of:=[.GF17]-INT([.GF17])" office:value-type="float" office:value="0.713529144033771" calcext:value-type="float">
            <text:p>0.713529144</text:p>
          </table:table-cell>
          <table:table-cell table:formula="of:=[.GG17]-INT([.GG17])" office:value-type="float" office:value="0.879102923375285" calcext:value-type="float">
            <text:p>0.8791029234</text:p>
          </table:table-cell>
          <table:table-cell table:formula="of:=[.GH17]-INT([.GH17])" office:value-type="float" office:value="0.0447405002808523" calcext:value-type="float">
            <text:p>0.0447405003</text:p>
          </table:table-cell>
          <table:table-cell table:formula="of:=[.GI17]-INT([.GI17])" office:value-type="float" office:value="0.210441899332466" calcext:value-type="float">
            <text:p>0.2104418993</text:p>
          </table:table-cell>
          <table:table-cell table:formula="of:=[.GJ17]-INT([.GJ17])" office:value-type="float" office:value="0.376207145121555" calcext:value-type="float">
            <text:p>0.3762071451</text:p>
          </table:table-cell>
          <table:table-cell table:formula="of:=[.GK17]-INT([.GK17])" office:value-type="float" office:value="0.542036262249042" calcext:value-type="float">
            <text:p>0.5420362622</text:p>
          </table:table-cell>
          <table:table-cell table:formula="of:=[.GL17]-INT([.GL17])" office:value-type="float" office:value="0.707929275325284" calcext:value-type="float">
            <text:p>0.7079292753</text:p>
          </table:table-cell>
          <table:table-cell table:formula="of:=[.GM17]-INT([.GM17])" office:value-type="float" office:value="0.873886208970191" calcext:value-type="float">
            <text:p>0.873886209</text:p>
          </table:table-cell>
          <table:table-cell table:formula="of:=[.GN17]-INT([.GN17])" office:value-type="float" office:value="0.0399070878131056" calcext:value-type="float">
            <text:p>0.0399070878</text:p>
          </table:table-cell>
          <table:table-cell table:formula="of:=[.GO17]-INT([.GO17])" office:value-type="float" office:value="0.205991936492865" calcext:value-type="float">
            <text:p>0.2059919365</text:p>
          </table:table-cell>
          <table:table-cell table:formula="of:=[.GP17]-INT([.GP17])" office:value-type="float" office:value="0.372140779657855" calcext:value-type="float">
            <text:p>0.3721407797</text:p>
          </table:table-cell>
          <table:table-cell table:formula="of:=[.GQ17]-INT([.GQ17])" office:value-type="float" office:value="0.538353641965898" calcext:value-type="float">
            <text:p>0.538353642</text:p>
          </table:table-cell>
          <table:table-cell table:formula="of:=[.GR17]-INT([.GR17])" office:value-type="float" office:value="0.704630548084367" calcext:value-type="float">
            <text:p>0.7046305481</text:p>
          </table:table-cell>
          <table:table-cell table:formula="of:=[.GS17]-INT([.GS17])" office:value-type="float" office:value="0.87097152269007" calcext:value-type="float">
            <text:p>0.8709715227</text:p>
          </table:table-cell>
          <table:table-cell table:formula="of:=[.GT17]-INT([.GT17])" office:value-type="float" office:value="0.0373765904693641" calcext:value-type="float">
            <text:p>0.0373765905</text:p>
          </table:table-cell>
          <table:table-cell table:formula="of:=[.GU17]-INT([.GU17])" office:value-type="float" office:value="0.203845776118158" calcext:value-type="float">
            <text:p>0.2038457761</text:p>
          </table:table-cell>
          <table:table-cell table:formula="of:=[.GV17]-INT([.GV17])" office:value-type="float" office:value="0.370379104341794" calcext:value-type="float">
            <text:p>0.3703791043</text:p>
          </table:table-cell>
          <table:table-cell table:formula="of:=[.GW17]-INT([.GW17])" office:value-type="float" office:value="0.536976599855223" calcext:value-type="float">
            <text:p>0.5369765999</text:p>
          </table:table-cell>
          <table:table-cell table:formula="of:=[.GX17]-INT([.GX17])" office:value-type="float" office:value="0.70363828738283" calcext:value-type="float">
            <text:p>0.7036382874</text:p>
          </table:table-cell>
          <table:table-cell table:formula="of:=[.GY17]-INT([.GY17])" office:value-type="float" office:value="0.870364191658609" calcext:value-type="float">
            <text:p>0.8703641917</text:p>
          </table:table-cell>
          <table:table-cell table:formula="of:=[.GZ17]-INT([.GZ17])" office:value-type="float" office:value="0.0371543374259886" calcext:value-type="float">
            <text:p>0.0371543374</text:p>
          </table:table-cell>
          <table:table-cell table:formula="of:=[.HA17]-INT([.HA17])" office:value-type="float" office:value="0.204008749438003" calcext:value-type="float">
            <text:p>0.2040087494</text:p>
          </table:table-cell>
          <table:table-cell table:formula="of:=[.HB17]-INT([.HB17])" office:value-type="float" office:value="0.370927452457238" calcext:value-type="float">
            <text:p>0.3709274525</text:p>
          </table:table-cell>
          <table:table-cell table:formula="of:=[.HC17]-INT([.HC17])" office:value-type="float" office:value="0.537910471255771" calcext:value-type="float">
            <text:p>0.5379104713</text:p>
          </table:table-cell>
          <table:table-cell table:formula="of:=[.HD17]-INT([.HD17])" office:value-type="float" office:value="0.704957830615228" calcext:value-type="float">
            <text:p>0.7049578306</text:p>
          </table:table-cell>
          <table:table-cell table:formula="of:=[.HE17]-INT([.HE17])" office:value-type="float" office:value="0.872069555326846" calcext:value-type="float">
            <text:p>0.8720695553</text:p>
          </table:table-cell>
          <table:table-cell table:formula="of:=[.HF17]-INT([.HF17])" office:value-type="float" office:value="0.039245670191292" calcext:value-type="float">
            <text:p>0.0392456702</text:p>
          </table:table-cell>
          <table:table-cell table:formula="of:=[.HG17]-INT([.HG17])" office:value-type="float" office:value="0.206486200018901" calcext:value-type="float">
            <text:p>0.2064862</text:p>
          </table:table-cell>
          <table:table-cell table:formula="of:=[.HH17]-INT([.HH17])" office:value-type="float" office:value="0.373791169629555" calcext:value-type="float">
            <text:p>0.3737911696</text:p>
          </table:table-cell>
          <table:table-cell table:formula="of:=[.HI17]-INT([.HI17])" office:value-type="float" office:value="0.541160603852688" calcext:value-type="float">
            <text:p>0.5411606039</text:p>
          </table:table-cell>
          <table:table-cell table:formula="of:=[.HJ17]-INT([.HJ17])" office:value-type="float" office:value="0.708594527527225" calcext:value-type="float">
            <text:p>0.7085945275</text:p>
          </table:table-cell>
          <table:table-cell table:formula="of:=[.HK17]-INT([.HK17])" office:value-type="float" office:value="0.876092965501755" calcext:value-type="float">
            <text:p>0.8760929655</text:p>
          </table:table-cell>
          <table:table-cell table:formula="of:=[.HL17]-INT([.HL17])" office:value-type="float" office:value="0.0436559426344161" calcext:value-type="float">
            <text:p>0.0436559426</text:p>
          </table:table-cell>
          <table:table-cell table:formula="of:=[.HM17]-INT([.HM17])" office:value-type="float" office:value="0.211283483792954" calcext:value-type="float">
            <text:p>0.2112834838</text:p>
          </table:table-cell>
          <table:table-cell table:formula="of:=[.HN17]-INT([.HN17])" office:value-type="float" office:value="0.378975613854607" calcext:value-type="float">
            <text:p>0.3789756139</text:p>
          </table:table-cell>
          <table:table-cell table:formula="of:=[.HO17]-INT([.HO17])" office:value-type="float" office:value="0.546732357706276" calcext:value-type="float">
            <text:p>0.5467323577</text:p>
          </table:table-cell>
          <table:table-cell table:formula="of:=[.HP17]-INT([.HP17])" office:value-type="float" office:value="0.714553740244469" calcext:value-type="float">
            <text:p>0.7145537402</text:p>
          </table:table-cell>
          <table:table-cell table:formula="of:=[.HQ17]-INT([.HQ17])" office:value-type="float" office:value="0.882439786375187" calcext:value-type="float">
            <text:p>0.8824397864</text:p>
          </table:table-cell>
          <table:table-cell table:formula="of:=[.HR17]-INT([.HR17])" office:value-type="float" office:value="0.0503905210140943" calcext:value-type="float">
            <text:p>0.050390521</text:p>
          </table:table-cell>
          <table:table-cell table:formula="of:=[.HS17]-INT([.HS17])" office:value-type="float" office:value="0.218405969086518" calcext:value-type="float">
            <text:p>0.2184059691</text:p>
          </table:table-cell>
          <table:table-cell table:formula="of:=[.HT17]-INT([.HT17])" office:value-type="float" office:value="0.386486155527223" calcext:value-type="float">
            <text:p>0.3864861555</text:p>
          </table:table-cell>
          <table:table-cell table:formula="of:=[.HU17]-INT([.HU17])" office:value-type="float" office:value="0.554631105280748" calcext:value-type="float">
            <text:p>0.5546311053</text:p>
          </table:table-cell>
          <table:table-cell table:formula="of:=[.HV17]-INT([.HV17])" office:value-type="float" office:value="0.722840843301128" calcext:value-type="float">
            <text:p>0.7228408433</text:p>
          </table:table-cell>
          <table:table-cell table:formula="of:=[.HW17]-INT([.HW17])" office:value-type="float" office:value="0.891115394552116" calcext:value-type="float">
            <text:p>0.8911153946</text:p>
          </table:table-cell>
          <table:table-cell table:formula="of:=[.HX17]-INT([.HX17])" office:value-type="float" office:value="0.0594547840069595" calcext:value-type="float">
            <text:p>0.059454784</text:p>
          </table:table-cell>
          <table:table-cell table:formula="of:=[.HY17]-INT([.HY17])" office:value-type="float" office:value="0.227859036648681" calcext:value-type="float">
            <text:p>0.2278590366</text:p>
          </table:table-cell>
          <table:table-cell table:formula="of:=[.HZ17]-INT([.HZ17])" office:value-type="float" office:value="0.396328177469798" calcext:value-type="float">
            <text:p>0.3963281775</text:p>
          </table:table-cell>
          <table:table-cell table:formula="of:=[.IA17]-INT([.IA17])" office:value-type="float" office:value="0.564862231472489" calcext:value-type="float">
            <text:p>0.5648622315</text:p>
          </table:table-cell>
          <table:table-cell table:formula="of:=[.IB17]-INT([.IB17])" office:value-type="float" office:value="0.733461223668598" calcext:value-type="float">
            <text:p>0.7334612237</text:p>
          </table:table-cell>
          <table:table-cell table:formula="of:=[.IC17]-INT([.IC17])" office:value-type="float" office:value="0.902125179079576" calcext:value-type="float">
            <text:p>0.9021251791</text:p>
          </table:table-cell>
          <table:table-cell table:formula="of:=[.ID17]-INT([.ID17])" office:value-type="float" office:value="0.0708541227365345" calcext:value-type="float">
            <text:p>0.0708541227</text:p>
          </table:table-cell>
          <table:table-cell table:formula="of:=[.IE17]-INT([.IE17])" office:value-type="float" office:value="0.239648079680251" calcext:value-type="float">
            <text:p>0.2396480797</text:p>
          </table:table-cell>
          <table:table-cell table:formula="of:=[.IF17]-INT([.IF17])" office:value-type="float" office:value="0.408507074961108" calcext:value-type="float">
            <text:p>0.408507075</text:p>
          </table:table-cell>
          <table:table-cell table:formula="of:=[.IG17]-INT([.IG17])" office:value-type="float" office:value="0.577431133639152" calcext:value-type="float">
            <text:p>0.5774311336</text:p>
          </table:table-cell>
          <table:table-cell table:formula="of:=[.IH17]-INT([.IH17])" office:value-type="float" office:value="0.746420280784093" calcext:value-type="float">
            <text:p>0.7464202808</text:p>
          </table:table-cell>
          <table:table-cell table:formula="of:=[.II17]-INT([.II17])" office:value-type="float" office:value="0.915474541475305" calcext:value-type="float">
            <text:p>0.9154745415</text:p>
          </table:table-cell>
          <table:table-cell table:formula="of:=[.IJ17]-INT([.IJ17])" office:value-type="float" office:value="0.0845939408017671" calcext:value-type="float">
            <text:p>0.0845939408</text:p>
          </table:table-cell>
          <table:table-cell table:formula="of:=[.IK17]-INT([.IK17])" office:value-type="float" office:value="0.253778503862236" calcext:value-type="float">
            <text:p>0.2537785039</text:p>
          </table:table-cell>
          <table:table-cell table:formula="of:=[.IL17]-INT([.IL17])" office:value-type="float" office:value="0.423028255765075" calcext:value-type="float">
            <text:p>0.4230282558</text:p>
          </table:table-cell>
          <table:table-cell table:formula="of:=[.IM17]-INT([.IM17])" office:value-type="float" office:value="0.592343221628312" calcext:value-type="float">
            <text:p>0.5923432216</text:p>
          </table:table-cell>
          <table:table-cell table:formula="of:=[.IN17]-INT([.IN17])" office:value-type="float" office:value="0.761723426579692" calcext:value-type="float">
            <text:p>0.7617234266</text:p>
          </table:table-cell>
          <table:table-cell table:formula="of:=[.IO17]-INT([.IO17])" office:value-type="float" office:value="0.931168895756571" calcext:value-type="float">
            <text:p>0.9311688958</text:p>
          </table:table-cell>
          <table:table-cell table:formula="of:=[.IP17]-INT([.IP17])" office:value-type="float" office:value="0.100679654306077" calcext:value-type="float">
            <text:p>0.1006796543</text:p>
          </table:table-cell>
          <table:table-cell table:formula="of:=[.IQ17]-INT([.IQ17])" office:value-type="float" office:value="0.270255727385006" calcext:value-type="float">
            <text:p>0.2702557274</text:p>
          </table:table-cell>
          <table:table-cell table:formula="of:=[.IR17]-INT([.IR17])" office:value-type="float" office:value="0.439897140159815" calcext:value-type="float">
            <text:p>0.4398971402</text:p>
          </table:table-cell>
          <table:table-cell table:formula="of:=[.IS17]-INT([.IS17])" office:value-type="float" office:value="0.609603917806624" calcext:value-type="float">
            <text:p>0.6096039178</text:p>
          </table:table-cell>
          <table:table-cell table:formula="of:=[.IT17]-INT([.IT17])" office:value-type="float" office:value="0.779376085511387" calcext:value-type="float">
            <text:p>0.7793760855</text:p>
          </table:table-cell>
          <table:table-cell table:formula="of:=[.IU17]-INT([.IU17])" office:value-type="float" office:value="0.949213668469611" calcext:value-type="float">
            <text:p>0.9492136685</text:p>
          </table:table-cell>
          <table:table-cell table:formula="of:=[.IV17]-INT([.IV17])" office:value-type="float" office:value="0.119116691886575" calcext:value-type="float">
            <text:p>0.1191166919</text:p>
          </table:table-cell>
          <table:table-cell table:formula="of:=[.IW17]-INT([.IW17])" office:value-type="float" office:value="0.289085180977338" calcext:value-type="float">
            <text:p>0.289085181</text:p>
          </table:table-cell>
          <table:table-cell table:formula="of:=[.IX17]-INT([.IX17])" office:value-type="float" office:value="0.459119160966566" calcext:value-type="float">
            <text:p>0.459119161</text:p>
          </table:table-cell>
          <table:table-cell table:formula="of:=[.IY17]-INT([.IY17])" office:value-type="float" office:value="0.6292186570887" calcext:value-type="float">
            <text:p>0.6292186571</text:p>
          </table:table-cell>
          <table:table-cell table:formula="of:=[.IZ17]-INT([.IZ17])" office:value-type="float" office:value="0.799383694587846" calcext:value-type="float">
            <text:p>0.7993836946</text:p>
          </table:table-cell>
          <table:table-cell table:formula="of:=[.JA17]-INT([.JA17])" office:value-type="float" office:value="0.969614298717943" calcext:value-type="float">
            <text:p>0.9696142987</text:p>
          </table:table-cell>
          <table:table-cell table:formula="of:=[.JB17]-INT([.JB17])" office:value-type="float" office:value="0.139910494742594" calcext:value-type="float">
            <text:p>0.1399104947</text:p>
          </table:table-cell>
          <table:table-cell table:formula="of:=[.JC17]-INT([.JC17])" office:value-type="float" office:value="0.310272307935122" calcext:value-type="float">
            <text:p>0.3102723079</text:p>
          </table:table-cell>
          <table:table-cell table:formula="of:=[.JD17]-INT([.JD17])" office:value-type="float" office:value="0.480699763578627" calcext:value-type="float">
            <text:p>0.4806997636</text:p>
          </table:table-cell>
          <table:table-cell table:formula="of:=[.JE17]-INT([.JE17])" office:value-type="float" office:value="0.651192886965873" calcext:value-type="float">
            <text:p>0.651192887</text:p>
          </table:table-cell>
          <table:table-cell table:formula="of:=[.JF17]-INT([.JF17])" office:value-type="float" office:value="0.821751703399514" calcext:value-type="float">
            <text:p>0.8217517034</text:p>
          </table:table-cell>
          <table:table-cell table:formula="of:=[.JG17]-INT([.JG17])" office:value-type="float" office:value="0.99237623819181" calcext:value-type="float">
            <text:p>0.9923762382</text:p>
          </table:table-cell>
          <table:table-cell table:formula="of:=[.JH17]-INT([.JH17])" office:value-type="float" office:value="0.163066516664856" calcext:value-type="float">
            <text:p>0.1630665167</text:p>
          </table:table-cell>
          <table:table-cell table:formula="of:=[.JI17]-INT([.JI17])" office:value-type="float" office:value="0.333822564150466" calcext:value-type="float">
            <text:p>0.3338225642</text:p>
          </table:table-cell>
          <table:table-cell table:formula="of:=[.JJ17]-INT([.JJ17])" office:value-type="float" office:value="0.504644405990291" calcext:value-type="float">
            <text:p>0.504644406</text:p>
          </table:table-cell>
          <table:table-cell table:formula="of:=[.JK17]-INT([.JK17])" office:value-type="float" office:value="0.675532067535642" calcext:value-type="float">
            <text:p>0.6755320675</text:p>
          </table:table-cell>
          <table:table-cell table:formula="of:=[.JL17]-INT([.JL17])" office:value-type="float" office:value="0.846485574147607" calcext:value-type="float">
            <text:p>0.8464855741</text:p>
          </table:table-cell>
          <table:table-cell table:formula="of:=[.JM17]-INT([.JM17])" office:value-type="float" office:value="0.017504951197111" calcext:value-type="float">
            <text:p>0.0175049512</text:p>
          </table:table-cell>
          <table:table-cell table:formula="of:=[.JN17]-INT([.JN17])" office:value-type="float" office:value="0.188590224064853" calcext:value-type="float">
            <text:p>0.1885902241</text:p>
          </table:table-cell>
          <table:table-cell table:formula="of:=[.JO17]-INT([.JO17])" office:value-type="float" office:value="0.359741418141255" calcext:value-type="float">
            <text:p>0.3597414181</text:p>
          </table:table-cell>
          <table:table-cell table:formula="of:=[.JP17]-INT([.JP17])" office:value-type="float" office:value="0.530958558826512" calcext:value-type="float">
            <text:p>0.5309585588</text:p>
          </table:table-cell>
          <table:table-cell table:formula="of:=[.JQ17]-INT([.JQ17])" office:value-type="float" office:value="0.702241671530715" calcext:value-type="float">
            <text:p>0.7022416715</text:p>
          </table:table-cell>
          <table:table-cell table:formula="of:=[.JR17]-INT([.JR17])" office:value-type="float" office:value="0.873590781673613" calcext:value-type="float">
            <text:p>0.8735907817</text:p>
          </table:table-cell>
          <table:table-cell table:formula="of:=[.JS17]-INT([.JS17])" office:value-type="float" office:value="0.0450059146848503" calcext:value-type="float">
            <text:p>0.0450059147</text:p>
          </table:table-cell>
          <table:table-cell table:formula="of:=[.JT17]-INT([.JT17])" office:value-type="float" office:value="0.216487096003789" calcext:value-type="float">
            <text:p>0.216487096</text:p>
          </table:table-cell>
          <table:table-cell table:formula="of:=[.JU17]-INT([.JU17])" office:value-type="float" office:value="0.388034351079682" calcext:value-type="float">
            <text:p>0.3880343511</text:p>
          </table:table-cell>
          <table:table-cell table:formula="of:=[.JV17]-INT([.JV17])" office:value-type="float" office:value="0.559647705371503" calcext:value-type="float">
            <text:p>0.5596477054</text:p>
          </table:table-cell>
          <table:table-cell table:formula="of:=[.JW17]-INT([.JW17])" office:value-type="float" office:value="0.731327184348118" calcext:value-type="float">
            <text:p>0.7313271843</text:p>
          </table:table-cell>
          <table:table-cell table:formula="of:=[.JX17]-INT([.JX17])" office:value-type="float" office:value="0.903072813488109" calcext:value-type="float">
            <text:p>0.9030728135</text:p>
          </table:table-cell>
          <table:table-cell table:formula="of:=[.JY17]-INT([.JY17])" office:value-type="float" office:value="0.0748846182800094" calcext:value-type="float">
            <text:p>0.0748846183</text:p>
          </table:table-cell>
          <table:table-cell table:formula="of:=[.JZ17]-INT([.JZ17])" office:value-type="float" office:value="0.246762624222015" calcext:value-type="float">
            <text:p>0.2467626242</text:p>
          </table:table-cell>
          <table:table-cell table:formula="of:=[.KA17]-INT([.KA17])" office:value-type="float" office:value="0.418706856822269" calcext:value-type="float">
            <text:p>0.4187068568</text:p>
          </table:table-cell>
          <table:table-cell table:formula="of:=[.KB17]-INT([.KB17])" office:value-type="float" office:value="0.590717341598634" calcext:value-type="float">
            <text:p>0.5907173416</text:p>
          </table:table-cell>
          <table:table-cell table:formula="of:=[.KC17]-INT([.KC17])" office:value-type="float" office:value="0.762794104078921" calcext:value-type="float">
            <text:p>0.7627941041</text:p>
          </table:table-cell>
          <table:table-cell table:formula="of:=[.KD17]-INT([.KD17])" office:value-type="float" office:value="0.934937169800719" calcext:value-type="float">
            <text:p>0.9349371698</text:p>
          </table:table-cell>
          <table:table-cell table:formula="of:=[.KE17]-INT([.KE17])" office:value-type="float" office:value="0.107146564311449" calcext:value-type="float">
            <text:p>0.1071465643</text:p>
          </table:table-cell>
          <table:table-cell table:formula="of:=[.KF17]-INT([.KF17])" office:value-type="float" office:value="0.279422313168425" calcext:value-type="float">
            <text:p>0.2794223132</text:p>
          </table:table-cell>
          <table:table-cell table:formula="of:=[.KG17]-INT([.KG17])" office:value-type="float" office:value="0.451764441938735" calcext:value-type="float">
            <text:p>0.4517644419</text:p>
          </table:table-cell>
          <table:table-cell table:formula="of:=[.KH17]-INT([.KH17])" office:value-type="float" office:value="0.624172976199361" calcext:value-type="float">
            <text:p>0.6241729762</text:p>
          </table:table-cell>
          <table:table-cell table:formula="of:=[.KI17]-INT([.KI17])" office:value-type="float" office:value="0.796647941537117" calcext:value-type="float">
            <text:p>0.7966479415</text:p>
          </table:table-cell>
          <table:table-cell table:formula="of:=[.KJ17]-INT([.KJ17])" office:value-type="float" office:value="0.969189363548708" calcext:value-type="float">
            <text:p>0.9691893635</text:p>
          </table:table-cell>
          <table:table-cell table:formula="of:=[.KK17]-INT([.KK17])" office:value-type="float" office:value="0.14179726784073" calcext:value-type="float">
            <text:p>0.1417972678</text:p>
          </table:table-cell>
          <table:table-cell table:formula="of:=[.KL17]-INT([.KL17])" office:value-type="float" office:value="0.314471680029555" calcext:value-type="float">
            <text:p>0.31447168</text:p>
          </table:table-cell>
          <table:table-cell table:formula="of:=[.KM17]-INT([.KM17])" office:value-type="float" office:value="0.487212625741506" calcext:value-type="float">
            <text:p>0.4872126257</text:p>
          </table:table-cell>
          <table:table-cell table:formula="of:=[.KN17]-INT([.KN17])" office:value-type="float" office:value="0.660020130612736" calcext:value-type="float">
            <text:p>0.6600201306</text:p>
          </table:table-cell>
          <table:table-cell table:formula="of:=[.KO17]-INT([.KO17])" office:value-type="float" office:value="0.83289422028929" calcext:value-type="float">
            <text:p>0.8328942203</text:p>
          </table:table-cell>
          <table:table-cell table:formula="of:=[.KP17]-INT([.KP17])" office:value-type="float" office:value="0.00583492042704847" calcext:value-type="float">
            <text:p>0.0058349204</text:p>
          </table:table-cell>
          <table:table-cell table:formula="of:=[.KQ17]-INT([.KQ17])" office:value-type="float" office:value="0.178842256691894" calcext:value-type="float">
            <text:p>0.1788422567</text:p>
          </table:table-cell>
          <table:table-cell table:formula="of:=[.KR17]-INT([.KR17])" office:value-type="float" office:value="0.351916254759487" calcext:value-type="float">
            <text:p>0.3519162548</text:p>
          </table:table-cell>
          <table:table-cell table:formula="of:=[.KS17]-INT([.KS17])" office:value-type="float" office:value="0.52505694031538" calcext:value-type="float">
            <text:p>0.5250569403</text:p>
          </table:table-cell>
          <table:table-cell table:formula="of:=[.KT17]-INT([.KT17])" office:value-type="float" office:value="0.698264339055129" calcext:value-type="float">
            <text:p>0.6982643391</text:p>
          </table:table-cell>
          <table:table-cell table:formula="of:=[.KU17]-INT([.KU17])" office:value-type="float" office:value="0.871538476684123" calcext:value-type="float">
            <text:p>0.8715384767</text:p>
          </table:table-cell>
          <table:table-cell table:formula="of:=[.KV17]-INT([.KV17])" office:value-type="float" office:value="0.0448793789175852" calcext:value-type="float">
            <text:p>0.0448793789</text:p>
          </table:table-cell>
          <table:table-cell table:formula="of:=[.KW17]-INT([.KW17])" office:value-type="float" office:value="0.218287071480802" calcext:value-type="float">
            <text:p>0.2182870715</text:p>
          </table:table-cell>
          <table:table-cell table:formula="of:=[.KX17]-INT([.KX17])" office:value-type="float" office:value="0.391761580108835" calcext:value-type="float">
            <text:p>0.3917615801</text:p>
          </table:table-cell>
          <table:table-cell table:formula="of:=[.KY17]-INT([.KY17])" office:value-type="float" office:value="0.56530293054675" calcext:value-type="float">
            <text:p>0.5653029305</text:p>
          </table:table-cell>
          <table:table-cell table:formula="of:=[.KZ17]-INT([.KZ17])" office:value-type="float" office:value="0.738911148549505" calcext:value-type="float">
            <text:p>0.7389111485</text:p>
          </table:table-cell>
          <table:table-cell table:formula="of:=[.LA17]-INT([.LA17])" office:value-type="float" office:value="0.912586259881948" calcext:value-type="float">
            <text:p>0.9125862599</text:p>
          </table:table-cell>
          <table:table-cell table:formula="of:=[.LB17]-INT([.LB17])" office:value-type="float" office:value="0.0863282903188747" calcext:value-type="float">
            <text:p>0.0863282903</text:p>
          </table:table-cell>
          <table:table-cell table:formula="of:=[.LC17]-INT([.LC17])" office:value-type="float" office:value="0.260137265645028" calcext:value-type="float">
            <text:p>0.2601372656</text:p>
          </table:table-cell>
          <table:table-cell table:formula="of:=[.LD17]-INT([.LD17])" office:value-type="float" office:value="0.434013211655099" calcext:value-type="float">
            <text:p>0.4340132117</text:p>
          </table:table-cell>
          <table:table-cell table:formula="of:=[.LE17]-INT([.LE17])" office:value-type="float" office:value="0.607956154153669" calcext:value-type="float">
            <text:p>0.6079561542</text:p>
          </table:table-cell>
          <table:table-cell table:formula="of:=[.LF17]-INT([.LF17])" office:value-type="float" office:value="0.781966118955324" calcext:value-type="float">
            <text:p>0.781966119</text:p>
          </table:table-cell>
          <table:table-cell table:formula="of:=[.LG17]-INT([.LG17])" office:value-type="float" office:value="0.956043131884485" calcext:value-type="float">
            <text:p>0.9560431319</text:p>
          </table:table-cell>
          <table:table-cell table:formula="of:=[.LH17]-INT([.LH17])" office:value-type="float" office:value="0.130187218775689" calcext:value-type="float">
            <text:p>0.1301872188</text:p>
          </table:table-cell>
          <table:table-cell table:formula="of:=[.LI17]-INT([.LI17])" office:value-type="float" office:value="0.304398405473307" calcext:value-type="float">
            <text:p>0.3043984055</text:p>
          </table:table-cell>
          <table:table-cell table:formula="of:=[.LJ17]-INT([.LJ17])" office:value-type="float" office:value="0.478676717831661" calcext:value-type="float">
            <text:p>0.4786767178</text:p>
          </table:table-cell>
          <table:table-cell table:formula="of:=[.LK17]-INT([.LK17])" office:value-type="float" office:value="0.65302218171513" calcext:value-type="float">
            <text:p>0.6530221817</text:p>
          </table:table-cell>
          <table:table-cell table:formula="of:=[.LL17]-INT([.LL17])" office:value-type="float" office:value="0.827434822997986" calcext:value-type="float">
            <text:p>0.827434823</text:p>
          </table:table-cell>
          <table:table-cell table:formula="of:=[.LM17]-INT([.LM17])" office:value-type="float" office:value="0.00191466756444925" calcext:value-type="float">
            <text:p>0.0019146676</text:p>
          </table:table-cell>
          <table:table-cell table:formula="of:=[.LN17]-INT([.LN17])" office:value-type="float" office:value="0.176461741308799" calcext:value-type="float">
            <text:p>0.1764617413</text:p>
          </table:table-cell>
          <table:table-cell table:formula="of:=[.LO17]-INT([.LO17])" office:value-type="float" office:value="0.351076070135207" calcext:value-type="float">
            <text:p>0.3510760701</text:p>
          </table:table-cell>
          <table:table-cell table:formula="of:=[.LP17]-INT([.LP17])" office:value-type="float" office:value="0.525757679957906" calcext:value-type="float">
            <text:p>0.52575768</text:p>
          </table:table-cell>
          <table:table-cell table:formula="of:=[.LQ17]-INT([.LQ17])" office:value-type="float" office:value="0.700506596701075" calcext:value-type="float">
            <text:p>0.7005065967</text:p>
          </table:table-cell>
          <table:table-cell table:formula="of:=[.LR17]-INT([.LR17])" office:value-type="float" office:value="0.875322846298843" calcext:value-type="float">
            <text:p>0.8753228463</text:p>
          </table:table-cell>
          <table:table-cell table:formula="of:=[.LS17]-INT([.LS17])" office:value-type="float" office:value="0.050206454695342" calcext:value-type="float">
            <text:p>0.0502064547</text:p>
          </table:table-cell>
          <table:table-cell table:formula="of:=[.LT17]-INT([.LT17])" office:value-type="float" office:value="0.225157447844765" calcext:value-type="float">
            <text:p>0.2251574478</text:p>
          </table:table-cell>
          <table:table-cell table:formula="of:=[.LU17]-INT([.LU17])" office:value-type="float" office:value="0.400175851711254" calcext:value-type="float">
            <text:p>0.4001758517</text:p>
          </table:table-cell>
          <table:table-cell table:formula="of:=[.LV17]-INT([.LV17])" office:value-type="float" office:value="0.57526169226901" calcext:value-type="float">
            <text:p>0.5752616923</text:p>
          </table:table-cell>
          <table:table-cell table:formula="of:=[.LW17]-INT([.LW17])" office:value-type="float" office:value="0.750414995502126" calcext:value-type="float">
            <text:p>0.7504149955</text:p>
          </table:table-cell>
          <table:table-cell table:formula="of:=[.LX17]-INT([.LX17])" office:value-type="float" office:value="0.925635787404815" calcext:value-type="float">
            <text:p>0.9256357874</text:p>
          </table:table-cell>
          <table:table-cell table:formula="of:=[.LY17]-INT([.LY17])" office:value-type="float" office:value="0.100924093981291" calcext:value-type="float">
            <text:p>0.100924094</text:p>
          </table:table-cell>
          <table:table-cell table:formula="of:=[.LZ17]-INT([.LZ17])" office:value-type="float" office:value="0.276279941245775" calcext:value-type="float">
            <text:p>0.2762799412</text:p>
          </table:table-cell>
          <table:table-cell table:formula="of:=[.MA17]-INT([.MA17])" office:value-type="float" office:value="0.451703355222435" calcext:value-type="float">
            <text:p>0.4517033552</text:p>
          </table:table-cell>
          <table:table-cell table:formula="of:=[.MB17]-INT([.MB17])" office:value-type="float" office:value="0.627194361945612" calcext:value-type="float">
            <text:p>0.6271943619</text:p>
          </table:table-cell>
          <table:table-cell table:formula="of:=[.MC17]-INT([.MC17])" office:value-type="float" office:value="0.802752987459542" calcext:value-type="float">
            <text:p>0.8027529875</text:p>
          </table:table-cell>
          <table:table-cell table:formula="of:=[.MD17]-INT([.MD17])" office:value-type="float" office:value="0.978379257818631" calcext:value-type="float">
            <text:p>0.9783792578</text:p>
          </table:table-cell>
          <table:table-cell table:formula="of:=[.ME17]-INT([.ME17])" office:value-type="float" office:value="0.154073199087179" calcext:value-type="float">
            <text:p>0.1540731991</text:p>
          </table:table-cell>
          <table:table-cell table:formula="of:=[.MF17]-INT([.MF17])" office:value-type="float" office:value="0.329834837339604" calcext:value-type="float">
            <text:p>0.3298348373</text:p>
          </table:table-cell>
          <table:table-cell table:formula="of:=[.MG17]-INT([.MG17])" office:value-type="float" office:value="0.505664198660384" calcext:value-type="float">
            <text:p>0.5056641987</text:p>
          </table:table-cell>
          <table:table-cell table:formula="of:=[.MH17]-INT([.MH17])" office:value-type="float" office:value="0.681561309144058" calcext:value-type="float">
            <text:p>0.6815613091</text:p>
          </table:table-cell>
          <table:table-cell table:formula="of:=[.MI17]-INT([.MI17])" office:value-type="float" office:value="0.857526194895172" calcext:value-type="float">
            <text:p>0.8575261949</text:p>
          </table:table-cell>
          <table:table-cell table:formula="of:=[.MJ17]-INT([.MJ17])" office:value-type="float" office:value="0.0335588820283306" calcext:value-type="float">
            <text:p>0.033558882</text:p>
          </table:table-cell>
          <table:table-cell table:formula="of:=[.MK17]-INT([.MK17])" office:value-type="float" office:value="0.209659396668258" calcext:value-type="float">
            <text:p>0.2096593967</text:p>
          </table:table-cell>
          <table:table-cell table:formula="of:=[.ML17]-INT([.ML17])" office:value-type="float" office:value="0.385827764949681" calcext:value-type="float">
            <text:p>0.3858277649</text:p>
          </table:table-cell>
          <table:table-cell table:formula="of:=[.MM17]-INT([.MM17])" office:value-type="float" office:value="0.562064013017391" calcext:value-type="float">
            <text:p>0.562064013</text:p>
          </table:table-cell>
          <table:table-cell table:formula="of:=[.MN17]-INT([.MN17])" office:value-type="float" office:value="0.738368167026351" calcext:value-type="float">
            <text:p>0.738368167</text:p>
          </table:table-cell>
          <table:table-cell table:formula="of:=[.MO17]-INT([.MO17])" office:value-type="float" office:value="0.914740253141474" calcext:value-type="float">
            <text:p>0.9147402531</text:p>
          </table:table-cell>
          <table:table-cell table:formula="of:=[.MP17]-INT([.MP17])" office:value-type="float" office:value="0.0911802975378464" calcext:value-type="float">
            <text:p>0.0911802975</text:p>
          </table:table-cell>
          <table:table-cell table:formula="of:=[.MQ17]-INT([.MQ17])" office:value-type="float" office:value="0.267688326400616" calcext:value-type="float">
            <text:p>0.2676883264</text:p>
          </table:table-cell>
          <table:table-cell table:formula="of:=[.MR17]-INT([.MR17])" office:value-type="float" office:value="0.444264365924994" calcext:value-type="float">
            <text:p>0.4442643659</text:p>
          </table:table-cell>
          <table:table-cell table:formula="of:=[.MS17]-INT([.MS17])" office:value-type="float" office:value="0.620908442316306" calcext:value-type="float">
            <text:p>0.6209084423</text:p>
          </table:table-cell>
          <table:table-cell table:formula="of:=[.MT17]-INT([.MT17])" office:value-type="float" office:value="0.79762058179" calcext:value-type="float">
            <text:p>0.7976205818</text:p>
          </table:table-cell>
          <table:table-cell table:formula="of:=[.MU17]-INT([.MU17])" office:value-type="float" office:value="0.974400810571581" calcext:value-type="float">
            <text:p>0.9744008106</text:p>
          </table:table-cell>
          <table:table-cell table:formula="of:=[.MV17]-INT([.MV17])" office:value-type="float" office:value="0.151249154896675" calcext:value-type="float">
            <text:p>0.1512491549</text:p>
          </table:table-cell>
          <table:table-cell table:formula="of:=[.MW17]-INT([.MW17])" office:value-type="float" office:value="0.328165641011026" calcext:value-type="float">
            <text:p>0.328165641</text:p>
          </table:table-cell>
          <table:table-cell table:formula="of:=[.MX17]-INT([.MX17])" office:value-type="float" office:value="0.505150295170438" calcext:value-type="float">
            <text:p>0.5051502952</text:p>
          </table:table-cell>
          <table:table-cell table:formula="of:=[.MY17]-INT([.MY17])" office:value-type="float" office:value="0.682203143640948" calcext:value-type="float">
            <text:p>0.6822031436</text:p>
          </table:table-cell>
          <table:table-cell table:formula="of:=[.MZ17]-INT([.MZ17])" office:value-type="float" office:value="0.859324212698596" calcext:value-type="float">
            <text:p>0.8593242127</text:p>
          </table:table-cell>
          <table:table-cell table:formula="of:=[.NA17]-INT([.NA17])" office:value-type="float" office:value="0.0365135286295981" calcext:value-type="float">
            <text:p>0.0365135286</text:p>
          </table:table-cell>
          <table:table-cell table:formula="of:=[.NB17]-INT([.NB17])" office:value-type="float" office:value="0.213771117730289" calcext:value-type="float">
            <text:p>0.2137711177</text:p>
          </table:table-cell>
          <table:table-cell table:formula="of:=[.NC17]-INT([.NC17])" office:value-type="float" office:value="0.391097006307177" calcext:value-type="float">
            <text:p>0.3910970063</text:p>
          </table:table-cell>
          <table:table-cell table:formula="of:=[.ND17]-INT([.ND17])" office:value-type="float" office:value="0.568491220676833" calcext:value-type="float">
            <text:p>0.5684912207</text:p>
          </table:table-cell>
          <table:table-cell table:formula="of:=[.NE17]-INT([.NE17])" office:value-type="float" office:value="0.745953787166002" calcext:value-type="float">
            <text:p>0.7459537872</text:p>
          </table:table-cell>
          <table:table-cell table:formula="of:=[.NF17]-INT([.NF17])" office:value-type="float" office:value="0.923484732111604" calcext:value-type="float">
            <text:p>0.9234847321</text:p>
          </table:table-cell>
          <table:table-cell table:formula="of:=[.NG17]-INT([.NG17])" office:value-type="float" office:value="0.101084081860677" calcext:value-type="float">
            <text:p>0.1010840819</text:p>
          </table:table-cell>
          <table:table-cell table:formula="of:=[.NH17]-INT([.NH17])" office:value-type="float" office:value="0.278751862770378" calcext:value-type="float">
            <text:p>0.2787518628</text:p>
          </table:table-cell>
          <table:table-cell table:formula="of:=[.NI17]-INT([.NI17])" office:value-type="float" office:value="0.456488101208095" calcext:value-type="float">
            <text:p>0.4564881012</text:p>
          </table:table-cell>
          <table:table-cell table:formula="of:=[.NJ17]-INT([.NJ17])" office:value-type="float" office:value="0.634292823551334" calcext:value-type="float">
            <text:p>0.6342928236</text:p>
          </table:table-cell>
          <table:table-cell table:formula="of:=[.NK17]-INT([.NK17])" office:value-type="float" office:value="0.812166056187721" calcext:value-type="float">
            <text:p>0.8121660562</text:p>
          </table:table-cell>
          <table:table-cell table:formula="of:=[.NL17]-INT([.NL17])" office:value-type="float" office:value="0.990107825515111" calcext:value-type="float">
            <text:p>0.9901078255</text:p>
          </table:table-cell>
          <table:table-cell table:formula="of:=[.NM17]-INT([.NM17])" office:value-type="float" office:value="0.168118157941535" calcext:value-type="float">
            <text:p>0.1681181579</text:p>
          </table:table-cell>
          <table:table-cell table:formula="of:=[.NN17]-INT([.NN17])" office:value-type="float" office:value="0.346197079885144" calcext:value-type="float">
            <text:p>0.3461970799</text:p>
          </table:table-cell>
          <table:table-cell table:formula="of:=[.NO17]-INT([.NO17])" office:value-type="float" office:value="0.524344617774375" calcext:value-type="float">
            <text:p>0.5243446178</text:p>
          </table:table-cell>
          <table:table-cell table:formula="of:=[.NP17]-INT([.NP17])" office:value-type="float" office:value="0.702560798047728" calcext:value-type="float">
            <text:p>0.702560798</text:p>
          </table:table-cell>
          <table:table-cell table:formula="of:=[.NQ17]-INT([.NQ17])" office:value-type="float" office:value="0.880845647153933" calcext:value-type="float">
            <text:p>0.8808456472</text:p>
          </table:table-cell>
          <table:table-cell table:formula="of:=[.NR17]-INT([.NR17])" office:value-type="float" office:value="0.0591991915518975" calcext:value-type="float">
            <text:p>0.0591991916</text:p>
          </table:table-cell>
          <table:table-cell table:formula="of:=[.NS17]-INT([.NS17])" office:value-type="float" office:value="0.237621457710759" calcext:value-type="float">
            <text:p>0.2376214577</text:p>
          </table:table-cell>
          <table:table-cell table:formula="of:=[.NT17]-INT([.NT17])" office:value-type="float" office:value="0.41611247210983" calcext:value-type="float">
            <text:p>0.4161124721</text:p>
          </table:table-cell>
          <table:table-cell table:formula="of:=[.NU17]-INT([.NU17])" office:value-type="float" office:value="0.594672261238657" calcext:value-type="float">
            <text:p>0.5946722612</text:p>
          </table:table-cell>
          <table:table-cell table:formula="of:=[.NV17]-INT([.NV17])" office:value-type="float" office:value="0.773300851596957" calcext:value-type="float">
            <text:p>0.7733008516</text:p>
          </table:table-cell>
          <table:table-cell table:formula="of:=[.NW17]-INT([.NW17])" office:value-type="float" office:value="0.951998269694627" calcext:value-type="float">
            <text:p>0.9519982697</text:p>
          </table:table-cell>
          <table:table-cell table:formula="of:=[.NX17]-INT([.NX17])" office:value-type="float" office:value="0.130764542051907" calcext:value-type="float">
            <text:p>0.1307645421</text:p>
          </table:table-cell>
          <table:table-cell table:formula="of:=[.NY17]-INT([.NY17])" office:value-type="float" office:value="0.309599695199097" calcext:value-type="float">
            <text:p>0.3095996952</text:p>
          </table:table-cell>
          <table:table-cell table:formula="of:=[.NZ17]-INT([.NZ17])" office:value-type="float" office:value="0.488503755676788" calcext:value-type="float">
            <text:p>0.4885037557</text:p>
          </table:table-cell>
          <table:table-cell table:formula="of:=[.OA17]-INT([.OA17])" office:value-type="float" office:value="0.66747675003586" calcext:value-type="float">
            <text:p>0.66747675</text:p>
          </table:table-cell>
          <table:table-cell table:formula="of:=[.OB17]-INT([.OB17])" office:value-type="float" office:value="0.846518704837308" calcext:value-type="float">
            <text:p>0.8465187048</text:p>
          </table:table-cell>
          <table:table-cell table:formula="of:=[.OC17]-INT([.OC17])" office:value-type="float" office:value="0.0256296466524759" calcext:value-type="float">
            <text:p>0.0256296467</text:p>
          </table:table-cell>
          <table:table-cell table:formula="of:=[.OD17]-INT([.OD17])" office:value-type="float" office:value="0.204809602062824" calcext:value-type="float">
            <text:p>0.2048096021</text:p>
          </table:table-cell>
          <table:table-cell table:formula="of:=[.OE17]-INT([.OE17])" office:value-type="float" office:value="0.384058597660157" calcext:value-type="float">
            <text:p>0.3840585977</text:p>
          </table:table-cell>
          <table:table-cell table:formula="of:=[.OF17]-INT([.OF17])" office:value-type="float" office:value="0.563376660046515" calcext:value-type="float">
            <text:p>0.56337666</text:p>
          </table:table-cell>
          <table:table-cell table:formula="of:=[.OG17]-INT([.OG17])" office:value-type="float" office:value="0.74276381583411" calcext:value-type="float">
            <text:p>0.7427638158</text:p>
          </table:table-cell>
          <table:table-cell table:formula="of:=[.OH17]-INT([.OH17])" office:value-type="float" office:value="0.922220091645499" calcext:value-type="float">
            <text:p>0.9222200916</text:p>
          </table:table-cell>
          <table:table-cell table:formula="of:=[.OI17]-INT([.OI17])" office:value-type="float" office:value="0.101745514113418" calcext:value-type="float">
            <text:p>0.1017455141</text:p>
          </table:table-cell>
          <table:table-cell table:formula="of:=[.OJ17]-INT([.OJ17])" office:value-type="float" office:value="0.281340109880887" calcext:value-type="float">
            <text:p>0.2813401099</text:p>
          </table:table-cell>
          <table:table-cell table:formula="of:=[.OK17]-INT([.OK17])" office:value-type="float" office:value="0.461003905601274" calcext:value-type="float">
            <text:p>0.4610039056</text:p>
          </table:table-cell>
          <table:table-cell table:formula="of:=[.OL17]-INT([.OL17])" office:value-type="float" office:value="0.640736927938121" calcext:value-type="float">
            <text:p>0.6407369279</text:p>
          </table:table-cell>
          <table:table-cell table:formula="of:=[.OM17]-INT([.OM17])" office:value-type="float" office:value="0.820539203565261" calcext:value-type="float">
            <text:p>0.8205392036</text:p>
          </table:table-cell>
          <table:table-cell table:formula="of:=[.ON17]-INT([.ON17])" office:value-type="float" office:value="0.000410759166811658" calcext:value-type="float">
            <text:p>0.0004107592</text:p>
          </table:table-cell>
          <table:table-cell table:formula="of:=[.OO17]-INT([.OO17])" office:value-type="float" office:value="0.180351621437183" calcext:value-type="float">
            <text:p>0.1803516214</text:p>
          </table:table-cell>
          <table:table-cell table:formula="of:=[.OP17]-INT([.OP17])" office:value-type="float" office:value="0.360361817081127" calcext:value-type="float">
            <text:p>0.3603618171</text:p>
          </table:table-cell>
          <table:table-cell table:formula="of:=[.OQ17]-INT([.OQ17])" office:value-type="float" office:value="0.540441372813575" calcext:value-type="float">
            <text:p>0.5404413728</text:p>
          </table:table-cell>
          <table:table-cell table:formula="of:=[.OR17]-INT([.OR17])" office:value-type="float" office:value="0.7205903153598" calcext:value-type="float">
            <text:p>0.7205903154</text:p>
          </table:table-cell>
          <table:table-cell table:formula="of:=[.OS17]-INT([.OS17])" office:value-type="float" office:value="0.900808671455366" calcext:value-type="float">
            <text:p>0.9008086715</text:p>
          </table:table-cell>
          <table:table-cell table:formula="of:=[.OT17]-INT([.OT17])" office:value-type="float" office:value="0.0810964678461232" calcext:value-type="float">
            <text:p>0.0810964678</text:p>
          </table:table-cell>
          <table:table-cell table:formula="of:=[.OU17]-INT([.OU17])" office:value-type="float" office:value="0.261453731288327" calcext:value-type="float">
            <text:p>0.2614537313</text:p>
          </table:table-cell>
          <table:table-cell table:formula="of:=[.OV17]-INT([.OV17])" office:value-type="float" office:value="0.441880488548406" calcext:value-type="float">
            <text:p>0.4418804885</text:p>
          </table:table-cell>
          <table:table-cell table:formula="of:=[.OW17]-INT([.OW17])" office:value-type="float" office:value="0.622376766403193" calcext:value-type="float">
            <text:p>0.6223767664</text:p>
          </table:table-cell>
          <table:table-cell table:formula="of:=[.OX17]-INT([.OX17])" office:value-type="float" office:value="0.802942591639749" calcext:value-type="float">
            <text:p>0.8029425916</text:p>
          </table:table-cell>
          <table:table-cell table:formula="of:=[.OY17]-INT([.OY17])" office:value-type="float" office:value="0.983577991055597" calcext:value-type="float">
            <text:p>0.9835779911</text:p>
          </table:table-cell>
          <table:table-cell table:formula="of:=[.OZ17]-INT([.OZ17])" office:value-type="float" office:value="0.164282991458435" calcext:value-type="float">
            <text:p>0.1642829915</text:p>
          </table:table-cell>
          <table:table-cell table:formula="of:=[.PA17]-INT([.PA17])" office:value-type="float" office:value="0.34505761966642" calcext:value-type="float">
            <text:p>0.3450576197</text:p>
          </table:table-cell>
          <table:table-cell table:formula="of:=[.PB17]-INT([.PB17])" office:value-type="float" office:value="0.52590190250794" calcext:value-type="float">
            <text:p>0.5259019025</text:p>
          </table:table-cell>
          <table:table-cell table:formula="of:=[.PC17]-INT([.PC17])" office:value-type="float" office:value="0.706815866821785" calcext:value-type="float">
            <text:p>0.7068158668</text:p>
          </table:table-cell>
          <table:table-cell table:formula="of:=[.PD17]-INT([.PD17])" office:value-type="float" office:value="0.887799539457035" calcext:value-type="float">
            <text:p>0.8877995395</text:p>
          </table:table-cell>
          <table:table-cell table:formula="of:=[.PE17]-INT([.PE17])" office:value-type="float" office:value="0.0688529472731148" calcext:value-type="float">
            <text:p>0.0688529473</text:p>
          </table:table-cell>
          <table:table-cell table:formula="of:=[.PF17]-INT([.PF17])" office:value-type="float" office:value="0.249976117139909" calcext:value-type="float">
            <text:p>0.2499761171</text:p>
          </table:table-cell>
          <table:table-cell table:formula="of:=[.PG17]-INT([.PG17])" office:value-type="float" office:value="0.431169075937532" calcext:value-type="float">
            <text:p>0.4311690759</text:p>
          </table:table-cell>
          <table:table-cell table:formula="of:=[.PH17]-INT([.PH17])" office:value-type="float" office:value="0.612431850556504" calcext:value-type="float">
            <text:p>0.6124318506</text:p>
          </table:table-cell>
          <table:table-cell table:formula="of:=[.PI17]-INT([.PI17])" office:value-type="float" office:value="0.793764467897688" calcext:value-type="float">
            <text:p>0.7937644679</text:p>
          </table:table-cell>
          <table:table-cell table:formula="of:=[.PJ17]-INT([.PJ17])" office:value-type="float" office:value="0.975166954872293" calcext:value-type="float">
            <text:p>0.9751669549</text:p>
          </table:table-cell>
          <table:table-cell table:formula="of:=[.PK17]-INT([.PK17])" office:value-type="float" office:value="0.156639338401988" calcext:value-type="float">
            <text:p>0.1566393384</text:p>
          </table:table-cell>
          <table:table-cell table:formula="of:=[.PL17]-INT([.PL17])" office:value-type="float" office:value="0.338181645418729" calcext:value-type="float">
            <text:p>0.3381816454</text:p>
          </table:table-cell>
          <table:table-cell table:formula="of:=[.PM17]-INT([.PM17])" office:value-type="float" office:value="0.519793902864876" calcext:value-type="float">
            <text:p>0.5197939029</text:p>
          </table:table-cell>
          <table:table-cell table:formula="of:=[.PN17]-INT([.PN17])" office:value-type="float" office:value="0.701476137693135" calcext:value-type="float">
            <text:p>0.7014761377</text:p>
          </table:table-cell>
          <table:table-cell table:formula="of:=[.PO17]-INT([.PO17])" office:value-type="float" office:value="0.883228376866668" calcext:value-type="float">
            <text:p>0.8832283769</text:p>
          </table:table-cell>
          <table:table-cell table:formula="of:=[.PP17]-INT([.PP17])" office:value-type="float" office:value="0.0650506473589871" calcext:value-type="float">
            <text:p>0.0650506474</text:p>
          </table:table-cell>
          <table:table-cell table:formula="of:=[.PQ17]-INT([.PQ17])" office:value-type="float" office:value="0.246942976154003" calcext:value-type="float">
            <text:p>0.2469429762</text:p>
          </table:table-cell>
          <table:table-cell table:formula="of:=[.PR17]-INT([.PR17])" office:value-type="float" office:value="0.428905390245973" calcext:value-type="float">
            <text:p>0.4289053902</text:p>
          </table:table-cell>
          <table:table-cell table:formula="of:=[.PS17]-INT([.PS17])" office:value-type="float" office:value="0.610937916639671" calcext:value-type="float">
            <text:p>0.6109379166</text:p>
          </table:table-cell>
          <table:table-cell table:formula="of:=[.PT17]-INT([.PT17])" office:value-type="float" office:value="0.793040582350159" calcext:value-type="float">
            <text:p>0.7930405824</text:p>
          </table:table-cell>
          <table:table-cell table:formula="of:=[.PU17]-INT([.PU17])" office:value-type="float" office:value="0.975213414402958" calcext:value-type="float">
            <text:p>0.9752134144</text:p>
          </table:table-cell>
          <table:table-cell table:formula="of:=[.PV17]-INT([.PV17])" office:value-type="float" office:value="0.15745643983405" calcext:value-type="float">
            <text:p>0.1574564398</text:p>
          </table:table-cell>
          <table:table-cell table:formula="of:=[.PW17]-INT([.PW17])" office:value-type="float" office:value="0.33976968568976" calcext:value-type="float">
            <text:p>0.3397696857</text:p>
          </table:table-cell>
          <table:table-cell table:formula="of:=[.PX17]-INT([.PX17])" office:value-type="float" office:value="0.522153179026873" calcext:value-type="float">
            <text:p>0.522153179</text:p>
          </table:table-cell>
          <table:table-cell table:formula="of:=[.PY17]-INT([.PY17])" office:value-type="float" office:value="0.704606946912577" calcext:value-type="float">
            <text:p>0.7046069469</text:p>
          </table:table-cell>
          <table:table-cell table:formula="of:=[.PZ17]-INT([.PZ17])" office:value-type="float" office:value="0.887131016424462" calcext:value-type="float">
            <text:p>0.8871310164</text:p>
          </table:table-cell>
          <table:table-cell table:formula="of:=[.QA17]-INT([.QA17])" office:value-type="float" office:value="0.0697254146506339" calcext:value-type="float">
            <text:p>0.0697254147</text:p>
          </table:table-cell>
          <table:table-cell table:formula="of:=[.QB17]-INT([.QB17])" office:value-type="float" office:value="0.252390168689544" calcext:value-type="float">
            <text:p>0.2523901687</text:p>
          </table:table-cell>
          <table:table-cell table:formula="of:=[.QC17]-INT([.QC17])" office:value-type="float" office:value="0.435125305650161" calcext:value-type="float">
            <text:p>0.4351253057</text:p>
          </table:table-cell>
          <table:table-cell table:formula="of:=[.QD17]-INT([.QD17])" office:value-type="float" office:value="0.617930852651909" calcext:value-type="float">
            <text:p>0.6179308527</text:p>
          </table:table-cell>
          <table:table-cell table:formula="of:=[.QE17]-INT([.QE17])" office:value-type="float" office:value="0.800806836824563" calcext:value-type="float">
            <text:p>0.8008068368</text:p>
          </table:table-cell>
          <table:table-cell table:formula="of:=[.QF17]-INT([.QF17])" office:value-type="float" office:value="0.98375328530841" calcext:value-type="float">
            <text:p>0.9837532853</text:p>
          </table:table-cell>
          <table:table-cell table:formula="of:=[.QG17]-INT([.QG17])" office:value-type="float" office:value="0.166770225254254" calcext:value-type="float">
            <text:p>0.1667702253</text:p>
          </table:table-cell>
          <table:table-cell table:formula="of:=[.QH17]-INT([.QH17])" office:value-type="float" office:value="0.349857683823245" calcext:value-type="float">
            <text:p>0.3498576838</text:p>
          </table:table-cell>
          <table:table-cell table:formula="of:=[.QI17]-INT([.QI17])" office:value-type="float" office:value="0.533015688187049" calcext:value-type="float">
            <text:p>0.5330156882</text:p>
          </table:table-cell>
          <table:table-cell table:formula="of:=[.QJ17]-INT([.QJ17])" office:value-type="float" office:value="0.716244265527848" calcext:value-type="float">
            <text:p>0.7162442655</text:p>
          </table:table-cell>
          <table:table-cell table:formula="of:=[.QK17]-INT([.QK17])" office:value-type="float" office:value="0.899543443038226" calcext:value-type="float">
            <text:p>0.899543443</text:p>
          </table:table-cell>
          <table:table-cell table:formula="of:=[.QL17]-INT([.QL17])" office:value-type="float" office:value="0.0829132479212831" calcext:value-type="float">
            <text:p>0.0829132479</text:p>
          </table:table-cell>
          <table:table-cell table:formula="of:=[.QM17]-INT([.QM17])" office:value-type="float" office:value="0.266353707390635" calcext:value-type="float">
            <text:p>0.2663537074</text:p>
          </table:table-cell>
          <table:table-cell table:formula="of:=[.QN17]-INT([.QN17])" office:value-type="float" office:value="0.449864848670302" calcext:value-type="float">
            <text:p>0.4498648487</text:p>
          </table:table-cell>
          <table:table-cell table:formula="of:=[.QO17]-INT([.QO17])" office:value-type="float" office:value="0.633446698994817" calcext:value-type="float">
            <text:p>0.633446699</text:p>
          </table:table-cell>
          <table:table-cell table:formula="of:=[.QP17]-INT([.QP17])" office:value-type="float" office:value="0.817099285609288" calcext:value-type="float">
            <text:p>0.8170992856</text:p>
          </table:table-cell>
          <table:table-cell table:formula="of:=[.QQ17]-INT([.QQ17])" office:value-type="float" office:value="0.000822635769168301" calcext:value-type="float">
            <text:p>0.0008226358</text:p>
          </table:table-cell>
          <table:table-cell table:formula="of:=[.QR17]-INT([.QR17])" office:value-type="float" office:value="0.18461677674054" calcext:value-type="float">
            <text:p>0.1846167767</text:p>
          </table:table-cell>
          <table:table-cell table:formula="of:=[.QS17]-INT([.QS17])" office:value-type="float" office:value="0.368481735800003" calcext:value-type="float">
            <text:p>0.3684817358</text:p>
          </table:table-cell>
          <table:table-cell table:formula="of:=[.QT17]-INT([.QT17])" office:value-type="float" office:value="0.552417540234558" calcext:value-type="float">
            <text:p>0.5524175402</text:p>
          </table:table-cell>
          <table:table-cell table:formula="of:=[.QU17]-INT([.QU17])" office:value-type="float" office:value="0.736424217341778" calcext:value-type="float">
            <text:p>0.7364242173</text:p>
          </table:table-cell>
          <table:table-cell table:formula="of:=[.QV17]-INT([.QV17])" office:value-type="float" office:value="0.920501794429754" calcext:value-type="float">
            <text:p>0.9205017944</text:p>
          </table:table-cell>
          <table:table-cell table:formula="of:=[.QW17]-INT([.QW17])" office:value-type="float" office:value="0.104650298817148" calcext:value-type="float">
            <text:p>0.1046502988</text:p>
          </table:table-cell>
          <table:table-cell table:formula="of:=[.QX17]-INT([.QX17])" office:value-type="float" office:value="0.288869757833027" calcext:value-type="float">
            <text:p>0.2888697578</text:p>
          </table:table-cell>
          <table:table-cell table:formula="of:=[.QY17]-INT([.QY17])" office:value-type="float" office:value="0.473160198817141" calcext:value-type="float">
            <text:p>0.4731601988</text:p>
          </table:table-cell>
          <table:table-cell table:formula="of:=[.QZ17]-INT([.QZ17])" office:value-type="float" office:value="0.657521649119644" calcext:value-type="float">
            <text:p>0.6575216491</text:p>
          </table:table-cell>
          <table:table-cell table:formula="of:=[.RA17]-INT([.RA17])" office:value-type="float" office:value="0.841954136101265" calcext:value-type="float">
            <text:p>0.8419541361</text:p>
          </table:table-cell>
          <table:table-cell table:formula="of:=[.RB17]-INT([.RB17])" office:value-type="float" office:value="0.026457687133302" calcext:value-type="float">
            <text:p>0.0264576871</text:p>
          </table:table-cell>
          <table:table-cell table:formula="of:=[.RC17]-INT([.RC17])" office:value-type="float" office:value="0.211032329597629" calcext:value-type="float">
            <text:p>0.2110323296</text:p>
          </table:table-cell>
          <table:table-cell table:formula="of:=[.RD17]-INT([.RD17])" office:value-type="float" office:value="0.395678090886577" calcext:value-type="float">
            <text:p>0.3956780909</text:p>
          </table:table-cell>
          <table:table-cell table:formula="of:=[.RE17]-INT([.RE17])" office:value-type="float" office:value="0.580394998403108" calcext:value-type="float">
            <text:p>0.5803949984</text:p>
          </table:table-cell>
          <table:table-cell table:formula="of:=[.RF17]-INT([.RF17])" office:value-type="float" office:value="0.7651830795607" calcext:value-type="float">
            <text:p>0.7651830796</text:p>
          </table:table-cell>
          <table:table-cell table:formula="of:=[.RG17]-INT([.RG17])" office:value-type="float" office:value="0.950042361783403" calcext:value-type="float">
            <text:p>0.9500423618</text:p>
          </table:table-cell>
          <table:table-cell table:formula="of:=[.RH17]-INT([.RH17])" office:value-type="float" office:value="0.134972872505841" calcext:value-type="float">
            <text:p>0.1349728725</text:p>
          </table:table-cell>
          <table:table-cell table:formula="of:=[.RI17]-INT([.RI17])" office:value-type="float" office:value="0.319974639173267" calcext:value-type="float">
            <text:p>0.3199746392</text:p>
          </table:table-cell>
          <table:table-cell table:formula="of:=[.RJ17]-INT([.RJ17])" office:value-type="float" office:value="0.505047689241394" calcext:value-type="float">
            <text:p>0.5050476892</text:p>
          </table:table-cell>
          <table:table-cell table:formula="of:=[.RK17]-INT([.RK17])" office:value-type="float" office:value="0.690192050176563" calcext:value-type="float">
            <text:p>0.6901920502</text:p>
          </table:table-cell>
          <table:table-cell table:formula="of:=[.RL17]-INT([.RL17])" office:value-type="float" office:value="0.875407749455746" calcext:value-type="float">
            <text:p>0.8754077495</text:p>
          </table:table-cell>
          <table:table-cell table:formula="of:=[.RM17]-INT([.RM17])" office:value-type="float" office:value="0.0606948145664887" calcext:value-type="float">
            <text:p>0.0606948146</text:p>
          </table:table-cell>
          <table:table-cell table:formula="of:=[.RN17]-INT([.RN17])" office:value-type="float" office:value="0.246053273006851" calcext:value-type="float">
            <text:p>0.246053273</text:p>
          </table:table-cell>
          <table:table-cell table:formula="of:=[.RO17]-INT([.RO17])" office:value-type="float" office:value="0.431483152285523" calcext:value-type="float">
            <text:p>0.4314831523</text:p>
          </table:table-cell>
          <table:table-cell table:formula="of:=[.RP17]-INT([.RP17])" office:value-type="float" office:value="0.616984479921882" calcext:value-type="float">
            <text:p>0.6169844799</text:p>
          </table:table-cell>
          <table:table-cell table:formula="of:=[.RQ17]-INT([.RQ17])" office:value-type="float" office:value="0.802557283445765" calcext:value-type="float">
            <text:p>0.8025572834</text:p>
          </table:table-cell>
          <table:table-cell table:formula="of:=[.RR17]-INT([.RR17])" office:value-type="float" office:value="0.98820159039775" calcext:value-type="float">
            <text:p>0.9882015904</text:p>
          </table:table-cell>
          <table:table-cell table:formula="of:=[.RS17]-INT([.RS17])" office:value-type="float" office:value="0.173917428328934" calcext:value-type="float">
            <text:p>0.1739174283</text:p>
          </table:table-cell>
          <table:table-cell table:formula="of:=[.RT17]-INT([.RT17])" office:value-type="float" office:value="0.359704824801042" calcext:value-type="float">
            <text:p>0.3597048248</text:p>
          </table:table-cell>
          <table:table-cell table:formula="of:=[.RU17]-INT([.RU17])" office:value-type="float" office:value="0.545563807386429" calcext:value-type="float">
            <text:p>0.5455638074</text:p>
          </table:table-cell>
          <table:table-cell table:formula="of:=[.RV17]-INT([.RV17])" office:value-type="float" office:value="0.731494403668137" calcext:value-type="float">
            <text:p>0.7314944037</text:p>
          </table:table-cell>
          <table:table-cell table:formula="of:=[.RW17]-INT([.RW17])" office:value-type="float" office:value="0.917496641239779" calcext:value-type="float">
            <text:p>0.9174966412</text:p>
          </table:table-cell>
          <table:table-cell table:formula="of:=[.RX17]-INT([.RX17])" office:value-type="float" office:value="0.103570547705544" calcext:value-type="float">
            <text:p>0.1035705477</text:p>
          </table:table-cell>
          <table:table-cell table:formula="of:=[.RY17]-INT([.RY17])" office:value-type="float" office:value="0.289716150680363" calcext:value-type="float">
            <text:p>0.2897161507</text:p>
          </table:table-cell>
          <table:table-cell table:formula="of:=[.RZ17]-INT([.RZ17])" office:value-type="float" office:value="0.475933477789795" calcext:value-type="float">
            <text:p>0.4759334778</text:p>
          </table:table-cell>
          <table:table-cell table:formula="of:=[.SA17]-INT([.SA17])" office:value-type="float" office:value="0.662222556669974" calcext:value-type="float">
            <text:p>0.6622225567</text:p>
          </table:table-cell>
          <table:table-cell table:formula="of:=[.SB17]-INT([.SB17])" office:value-type="float" office:value="0.848583414967663" calcext:value-type="float">
            <text:p>0.848583415</text:p>
          </table:table-cell>
          <table:table-cell table:formula="of:=[.SC17]-INT([.SC17])" office:value-type="float" office:value="0.0350160803404265" calcext:value-type="float">
            <text:p>0.0350160803</text:p>
          </table:table-cell>
          <table:table-cell table:formula="of:=[.SD17]-INT([.SD17])" office:value-type="float" office:value="0.221520580456342" calcext:value-type="float">
            <text:p>0.2215205805</text:p>
          </table:table-cell>
          <table:table-cell table:formula="of:=[.SE17]-INT([.SE17])" office:value-type="float" office:value="0.408096942994177" calcext:value-type="float">
            <text:p>0.408096943</text:p>
          </table:table-cell>
          <table:table-cell table:formula="of:=[.SF17]-INT([.SF17])" office:value-type="float" office:value="0.594745195643441" calcext:value-type="float">
            <text:p>0.5947451956</text:p>
          </table:table-cell>
          <table:table-cell table:formula="of:=[.SG17]-INT([.SG17])" office:value-type="float" office:value="0.781465366104214" calcext:value-type="float">
            <text:p>0.7814653661</text:p>
          </table:table-cell>
          <table:table-cell table:formula="of:=[.SH17]-INT([.SH17])" office:value-type="float" office:value="0.968257482087324" calcext:value-type="float">
            <text:p>0.9682574821</text:p>
          </table:table-cell>
          <table:table-cell table:formula="of:=[.SI17]-INT([.SI17])" office:value-type="float" office:value="0.155121571314226" calcext:value-type="float">
            <text:p>0.1551215713</text:p>
          </table:table-cell>
          <table:table-cell table:formula="of:=[.SJ17]-INT([.SJ17])" office:value-type="float" office:value="0.34205766151706" calcext:value-type="float">
            <text:p>0.3420576615</text:p>
          </table:table-cell>
          <table:table-cell table:formula="of:=[.SK17]-INT([.SK17])" office:value-type="float" office:value="0.529065780438714" calcext:value-type="float">
            <text:p>0.5290657804</text:p>
          </table:table-cell>
          <table:table-cell table:formula="of:=[.SL17]-INT([.SL17])" office:value-type="float" office:value="0.716145955832644" calcext:value-type="float">
            <text:p>0.7161459558</text:p>
          </table:table-cell>
          <table:table-cell table:formula="of:=[.SM17]-INT([.SM17])" office:value-type="float" office:value="0.90329821546311" calcext:value-type="float">
            <text:p>0.9032982155</text:p>
          </table:table-cell>
          <table:table-cell table:formula="of:=[.SN17]-INT([.SN17])" office:value-type="float" office:value="0.0905225871050561" calcext:value-type="float">
            <text:p>0.0905225871</text:p>
          </table:table-cell>
          <table:table-cell table:formula="of:=[.SO17]-INT([.SO17])" office:value-type="float" office:value="0.277819098544114" calcext:value-type="float">
            <text:p>0.2778190985</text:p>
          </table:table-cell>
          <table:table-cell table:formula="of:=[.SP17]-INT([.SP17])" office:value-type="float" office:value="0.465187777576546" calcext:value-type="float">
            <text:p>0.4651877776</text:p>
          </table:table-cell>
          <table:table-cell table:formula="of:=[.SQ17]-INT([.SQ17])" office:value-type="float" office:value="0.652628652009469" calcext:value-type="float">
            <text:p>0.652628652</text:p>
          </table:table-cell>
          <table:table-cell table:formula="of:=[.SR17]-INT([.SR17])" office:value-type="float" office:value="0.840141749660575" calcext:value-type="float">
            <text:p>0.8401417497</text:p>
          </table:table-cell>
          <table:table-cell table:formula="of:=[.SS17]-INT([.SS17])" office:value-type="float" office:value="0.0277270983583549" calcext:value-type="float">
            <text:p>0.0277270984</text:p>
          </table:table-cell>
          <table:table-cell table:formula="of:=[.ST17]-INT([.ST17])" office:value-type="float" office:value="0.215384725942044" calcext:value-type="float">
            <text:p>0.2153847259</text:p>
          </table:table-cell>
          <table:table-cell table:formula="of:=[.SU17]-INT([.SU17])" office:value-type="float" office:value="0.403114660261508" calcext:value-type="float">
            <text:p>0.4031146603</text:p>
          </table:table-cell>
          <table:table-cell table:formula="of:=[.SV17]-INT([.SV17])" office:value-type="float" office:value="0.590916929177467" calcext:value-type="float">
            <text:p>0.5909169292</text:p>
          </table:table-cell>
          <table:table-cell table:formula="of:=[.SW17]-INT([.SW17])" office:value-type="float" office:value="0.778791560561217" calcext:value-type="float">
            <text:p>0.7787915606</text:p>
          </table:table-cell>
          <table:table-cell table:formula="of:=[.SX17]-INT([.SX17])" office:value-type="float" office:value="0.966738582294965" calcext:value-type="float">
            <text:p>0.9667385823</text:p>
          </table:table-cell>
          <table:table-cell table:formula="of:=[.SY17]-INT([.SY17])" office:value-type="float" office:value="0.154758022271551" calcext:value-type="float">
            <text:p>0.1547580223</text:p>
          </table:table-cell>
          <table:table-cell table:formula="of:=[.SZ17]-INT([.SZ17])" office:value-type="float" office:value="0.342849908394612" calcext:value-type="float">
            <text:p>0.3428499084</text:p>
          </table:table-cell>
          <table:table-cell table:formula="of:=[.TA17]-INT([.TA17])" office:value-type="float" office:value="0.531014268578474" calcext:value-type="float">
            <text:p>0.5310142686</text:p>
          </table:table-cell>
          <table:table-cell table:formula="of:=[.TB17]-INT([.TB17])" office:value-type="float" office:value="0.719251130748262" calcext:value-type="float">
            <text:p>0.7192511307</text:p>
          </table:table-cell>
          <table:table-cell table:formula="of:=[.TC17]-INT([.TC17])" office:value-type="float" office:value="0.907560522839901" calcext:value-type="float">
            <text:p>0.9075605228</text:p>
          </table:table-cell>
          <table:table-cell table:formula="of:=[.TD17]-INT([.TD17])" office:value-type="float" office:value="0.0959424728000613" calcext:value-type="float">
            <text:p>0.0959424728</text:p>
          </table:table-cell>
          <table:table-cell table:formula="of:=[.TE17]-INT([.TE17])" office:value-type="float" office:value="0.284397008586097" calcext:value-type="float">
            <text:p>0.2843970086</text:p>
          </table:table-cell>
          <table:table-cell table:formula="of:=[.TF17]-INT([.TF17])" office:value-type="float" office:value="0.472924158166222" calcext:value-type="float">
            <text:p>0.4729241582</text:p>
          </table:table-cell>
          <table:table-cell table:formula="of:=[.TG17]-INT([.TG17])" office:value-type="float" office:value="0.661523949519392" calcext:value-type="float">
            <text:p>0.6615239495</text:p>
          </table:table-cell>
          <table:table-cell table:formula="of:=[.TH17]-INT([.TH17])" office:value-type="float" office:value="0.850196410635363" calcext:value-type="float">
            <text:p>0.8501964106</text:p>
          </table:table-cell>
          <table:table-cell table:formula="of:=[.TI17]-INT([.TI17])" office:value-type="float" office:value="0.0389415695146909" calcext:value-type="float">
            <text:p>0.0389415695</text:p>
          </table:table-cell>
          <table:table-cell table:formula="of:=[.TJ17]-INT([.TJ17])" office:value-type="float" office:value="0.227759454168677" calcext:value-type="float">
            <text:p>0.2277594542</text:p>
          </table:table-cell>
          <table:table-cell table:formula="of:=[.TK17]-INT([.TK17])" office:value-type="float" office:value="0.41665009261942" calcext:value-type="float">
            <text:p>0.4166500926</text:p>
          </table:table-cell>
          <table:table-cell table:formula="of:=[.TL17]-INT([.TL17])" office:value-type="float" office:value="0.605613512899879" calcext:value-type="float">
            <text:p>0.6056135129</text:p>
          </table:table-cell>
          <table:table-cell table:formula="of:=[.TM17]-INT([.TM17])" office:value-type="float" office:value="0.794649743053697" calcext:value-type="float">
            <text:p>0.7946497431</text:p>
          </table:table-cell>
          <table:table-cell table:formula="of:=[.TN17]-INT([.TN17])" office:value-type="float" office:value="0.983758811135431" calcext:value-type="float">
            <text:p>0.9837588111</text:p>
          </table:table-cell>
          <table:table-cell table:formula="of:=[.TO17]-INT([.TO17])" office:value-type="float" office:value="0.17294074521044" calcext:value-type="float">
            <text:p>0.1729407452</text:p>
          </table:table-cell>
          <table:table-cell table:formula="of:=[.TP17]-INT([.TP17])" office:value-type="float" office:value="0.362195573354825" calcext:value-type="float">
            <text:p>0.3621955734</text:p>
          </table:table-cell>
          <table:table-cell table:formula="of:=[.TQ17]-INT([.TQ17])" office:value-type="float" office:value="0.551523323655545" calcext:value-type="float">
            <text:p>0.5515233237</text:p>
          </table:table-cell>
          <table:table-cell table:formula="of:=[.TR17]-INT([.TR17])" office:value-type="float" office:value="0.740924024210415" calcext:value-type="float">
            <text:p>0.7409240242</text:p>
          </table:table-cell>
          <table:table-cell table:formula="of:=[.TS17]-INT([.TS17])" office:value-type="float" office:value="0.930397703127994" calcext:value-type="float">
            <text:p>0.9303977031</text:p>
          </table:table-cell>
          <table:table-cell table:formula="of:=[.TT17]-INT([.TT17])" office:value-type="float" office:value="0.119944388527756" calcext:value-type="float">
            <text:p>0.1199443885</text:p>
          </table:table-cell>
          <table:table-cell table:formula="of:=[.TU17]-INT([.TU17])" office:value-type="float" office:value="0.309564108539973" calcext:value-type="float">
            <text:p>0.3095641085</text:p>
          </table:table-cell>
          <table:table-cell table:formula="of:=[.TV17]-INT([.TV17])" office:value-type="float" office:value="0.49925689130572" calcext:value-type="float">
            <text:p>0.4992568913</text:p>
          </table:table-cell>
          <table:table-cell table:formula="of:=[.TW17]-INT([.TW17])" office:value-type="float" office:value="0.689022764976983" calcext:value-type="float">
            <text:p>0.689022765</text:p>
          </table:table-cell>
          <table:table-cell table:formula="of:=[.TX17]-INT([.TX17])" office:value-type="float" office:value="0.87886175771655" calcext:value-type="float">
            <text:p>0.8788617577</text:p>
          </table:table-cell>
          <table:table-cell table:formula="of:=[.TY17]-INT([.TY17])" office:value-type="float" office:value="0.0687738976981223" calcext:value-type="float">
            <text:p>0.0687738977</text:p>
          </table:table-cell>
          <table:table-cell table:formula="of:=[.TZ17]-INT([.TZ17])" office:value-type="float" office:value="0.258759213106146" calcext:value-type="float">
            <text:p>0.2587592131</text:p>
          </table:table-cell>
          <table:table-cell table:formula="of:=[.UA17]-INT([.UA17])" office:value-type="float" office:value="0.448817732136035" calcext:value-type="float">
            <text:p>0.4488177321</text:p>
          </table:table-cell>
          <table:table-cell table:formula="of:=[.UB17]-INT([.UB17])" office:value-type="float" office:value="0.638949482994008" calcext:value-type="float">
            <text:p>0.638949483</text:p>
          </table:table-cell>
          <table:table-cell table:formula="of:=[.UC17]-INT([.UC17])" office:value-type="float" office:value="0.829154493897136" calcext:value-type="float">
            <text:p>0.8291544939</text:p>
          </table:table-cell>
          <table:table-cell table:formula="of:=[.UD17]-INT([.UD17])" office:value-type="float" office:value="0.019432793073463" calcext:value-type="float">
            <text:p>0.0194327931</text:p>
          </table:table-cell>
          <table:table-cell table:formula="of:=[.UE17]-INT([.UE17])" office:value-type="float" office:value="0.209784408761777" calcext:value-type="float">
            <text:p>0.2097844088</text:p>
          </table:table-cell>
          <table:table-cell table:formula="of:=[.UF17]-INT([.UF17])" office:value-type="float" office:value="0.400209369211837" calcext:value-type="float">
            <text:p>0.4002093692</text:p>
          </table:table-cell>
          <table:table-cell table:formula="of:=[.UG17]-INT([.UG17])" office:value-type="float" office:value="0.590707702684256" calcext:value-type="float">
            <text:p>0.5907077027</text:p>
          </table:table-cell>
          <table:table-cell table:formula="of:=[.UH17]-INT([.UH17])" office:value-type="float" office:value="0.781279437450564" calcext:value-type="float">
            <text:p>0.7812794375</text:p>
          </table:table-cell>
          <table:table-cell table:formula="of:=[.UI17]-INT([.UI17])" office:value-type="float" office:value="0.971924601793148" calcext:value-type="float">
            <text:p>0.9719246018</text:p>
          </table:table-cell>
          <table:table-cell table:formula="of:=[.UJ17]-INT([.UJ17])" office:value-type="float" office:value="0.162643224005251" calcext:value-type="float">
            <text:p>0.162643224</text:p>
          </table:table-cell>
          <table:table-cell table:formula="of:=[.UK17]-INT([.UK17])" office:value-type="float" office:value="0.353435332391143" calcext:value-type="float">
            <text:p>0.3534353324</text:p>
          </table:table-cell>
          <table:table-cell table:formula="of:=[.UL17]-INT([.UL17])" office:value-type="float" office:value="0.544300955265896" calcext:value-type="float">
            <text:p>0.5443009553</text:p>
          </table:table-cell>
          <table:table-cell table:formula="of:=[.UM17]-INT([.UM17])" office:value-type="float" office:value="0.735240120955552" calcext:value-type="float">
            <text:p>0.735240121</text:p>
          </table:table-cell>
          <table:table-cell table:formula="of:=[.UN17]-INT([.UN17])" office:value-type="float" office:value="0.92625285779701" calcext:value-type="float">
            <text:p>0.9262528578</text:p>
          </table:table-cell>
          <table:table-cell table:formula="of:=[.UO17]-INT([.UO17])" office:value-type="float" office:value="0.11733919413814" calcext:value-type="float">
            <text:p>0.1173391941</text:p>
          </table:table-cell>
          <table:table-cell table:formula="of:=[.UP17]-INT([.UP17])" office:value-type="float" office:value="0.308499158337668" calcext:value-type="float">
            <text:p>0.3084991583</text:p>
          </table:table-cell>
          <table:table-cell table:formula="of:=[.UQ17]-INT([.UQ17])" office:value-type="float" office:value="0.499732778765349" calcext:value-type="float">
            <text:p>0.4997327788</text:p>
          </table:table-cell>
          <table:table-cell table:formula="of:=[.UR17]-INT([.UR17])" office:value-type="float" office:value="0.691040083801738" calcext:value-type="float">
            <text:p>0.6910400838</text:p>
          </table:table-cell>
          <table:table-cell table:formula="of:=[.US17]-INT([.US17])" office:value-type="float" office:value="0.882421101838474" calcext:value-type="float">
            <text:p>0.8824211018</text:p>
          </table:table-cell>
          <table:table-cell table:formula="of:=[.UT17]-INT([.UT17])" office:value-type="float" office:value="0.0738758612779975" calcext:value-type="float">
            <text:p>0.0738758613</text:p>
          </table:table-cell>
          <table:table-cell table:formula="of:=[.UU17]-INT([.UU17])" office:value-type="float" office:value="0.265404390533831" calcext:value-type="float">
            <text:p>0.2654043905</text:p>
          </table:table-cell>
          <table:table-cell table:formula="of:=[.UV17]-INT([.UV17])" office:value-type="float" office:value="0.4570067180303" calcext:value-type="float">
            <text:p>0.457006718</text:p>
          </table:table-cell>
          <table:table-cell table:formula="of:=[.UW17]-INT([.UW17])" office:value-type="float" office:value="0.648682872202812" calcext:value-type="float">
            <text:p>0.6486828722</text:p>
          </table:table-cell>
          <table:table-cell table:formula="of:=[.UX17]-INT([.UX17])" office:value-type="float" office:value="0.840432881497634" calcext:value-type="float">
            <text:p>0.8404328815</text:p>
          </table:table-cell>
          <table:table-cell table:formula="of:=[.UY17]-INT([.UY17])" office:value-type="float" office:value="0.0322567743720015" calcext:value-type="float">
            <text:p>0.0322567744</text:p>
          </table:table-cell>
          <table:table-cell table:formula="of:=[.UZ17]-INT([.UZ17])" office:value-type="float" office:value="0.224154579294179" calcext:value-type="float">
            <text:p>0.2241545793</text:p>
          </table:table-cell>
          <table:table-cell table:formula="of:=[.VA17]-INT([.VA17])" office:value-type="float" office:value="0.416126324743402" calcext:value-type="float">
            <text:p>0.4161263247</text:p>
          </table:table-cell>
          <table:table-cell table:formula="of:=[.VB17]-INT([.VB17])" office:value-type="float" office:value="0.608172039209819" calcext:value-type="float">
            <text:p>0.6081720392</text:p>
          </table:table-cell>
          <table:table-cell table:formula="of:=[.VC17]-INT([.VC17])" office:value-type="float" office:value="0.80029175119455" calcext:value-type="float">
            <text:p>0.8002917512</text:p>
          </table:table-cell>
          <table:table-cell table:formula="of:=[.VD17]-INT([.VD17])" office:value-type="float" office:value="0.992485489209741" calcext:value-type="float">
            <text:p>0.9924854892</text:p>
          </table:table-cell>
          <table:table-cell table:formula="of:=[.VE17]-INT([.VE17])" office:value-type="float" office:value="0.184753281778512" calcext:value-type="float">
            <text:p>0.1847532818</text:p>
          </table:table-cell>
          <table:table-cell table:formula="of:=[.VF17]-INT([.VF17])" office:value-type="float" office:value="0.377095157434951" calcext:value-type="float">
            <text:p>0.3770951574</text:p>
          </table:table-cell>
          <table:table-cell table:formula="of:=[.VG17]-INT([.VG17])" office:value-type="float" office:value="0.569511144724231" calcext:value-type="float">
            <text:p>0.5695111447</text:p>
          </table:table-cell>
          <table:table-cell table:formula="of:=[.VH17]-INT([.VH17])" office:value-type="float" office:value="0.762001272202383" calcext:value-type="float">
            <text:p>0.7620012722</text:p>
          </table:table-cell>
          <table:table-cell table:formula="of:=[.VI17]-INT([.VI17])" office:value-type="float" office:value="0.954565568436522" calcext:value-type="float">
            <text:p>0.9545655684</text:p>
          </table:table-cell>
          <table:table-cell table:formula="of:=[.VJ17]-INT([.VJ17])" office:value-type="float" office:value="0.147204062004789" calcext:value-type="float">
            <text:p>0.147204062</text:p>
          </table:table-cell>
          <table:table-cell table:formula="of:=[.VK17]-INT([.VK17])" office:value-type="float" office:value="0.339916781496299" calcext:value-type="float">
            <text:p>0.3399167815</text:p>
          </table:table-cell>
          <table:table-cell table:formula="of:=[.VL17]-INT([.VL17])" office:value-type="float" office:value="0.532703755511193" calcext:value-type="float">
            <text:p>0.5327037555</text:p>
          </table:table-cell>
          <table:table-cell table:formula="of:=[.VM17]-INT([.VM17])" office:value-type="float" office:value="0.725565012660582" calcext:value-type="float">
            <text:p>0.7255650127</text:p>
          </table:table-cell>
          <table:table-cell table:formula="of:=[.VN17]-INT([.VN17])" office:value-type="float" office:value="0.918500581566718" calcext:value-type="float">
            <text:p>0.9185005816</text:p>
          </table:table-cell>
          <table:table-cell table:formula="of:=[.VO17]-INT([.VO17])" office:value-type="float" office:value="0.11151049086277" calcext:value-type="float">
            <text:p>0.1115104909</text:p>
          </table:table-cell>
          <table:table-cell table:formula="of:=[.VP17]-INT([.VP17])" office:value-type="float" office:value="0.304594769192988" calcext:value-type="float">
            <text:p>0.3045947692</text:p>
          </table:table-cell>
          <table:table-cell table:formula="of:=[.VQ17]-INT([.VQ17])" office:value-type="float" office:value="0.497753445212652" calcext:value-type="float">
            <text:p>0.4977534452</text:p>
          </table:table-cell>
          <table:table-cell table:formula="of:=[.VR17]-INT([.VR17])" office:value-type="float" office:value="0.690986547588068" calcext:value-type="float">
            <text:p>0.6909865476</text:p>
          </table:table-cell>
          <table:table-cell table:formula="of:=[.VS17]-INT([.VS17])" office:value-type="float" office:value="0.884294104996627" calcext:value-type="float">
            <text:p>0.884294105</text:p>
          </table:table-cell>
          <table:table-cell table:formula="of:=[.VT17]-INT([.VT17])" office:value-type="float" office:value="0.0776761461267483" calcext:value-type="float">
            <text:p>0.0776761461</text:p>
          </table:table-cell>
          <table:table-cell table:formula="of:=[.VU17]-INT([.VU17])" office:value-type="float" office:value="0.271132699677935" calcext:value-type="float">
            <text:p>0.2711326997</text:p>
          </table:table-cell>
          <table:table-cell table:formula="of:=[.VV17]-INT([.VV17])" office:value-type="float" office:value="0.464663794360661" calcext:value-type="float">
            <text:p>0.4646637944</text:p>
          </table:table-cell>
          <table:table-cell table:formula="of:=[.VW17]-INT([.VW17])" office:value-type="float" office:value="0.658269458896541" calcext:value-type="float">
            <text:p>0.6582694589</text:p>
          </table:table-cell>
          <table:table-cell table:formula="of:=[.VX17]-INT([.VX17])" office:value-type="float" office:value="0.851949722018219" calcext:value-type="float">
            <text:p>0.851949722</text:p>
          </table:table-cell>
          <table:table-cell table:formula="of:=[.VY17]-INT([.VY17])" office:value-type="float" office:value="0.0457046124694784" calcext:value-type="float">
            <text:p>0.0457046125</text:p>
          </table:table-cell>
          <table:table-cell table:formula="of:=[.VZ17]-INT([.VZ17])" office:value-type="float" office:value="0.239534159005075" calcext:value-type="float">
            <text:p>0.239534159</text:p>
          </table:table-cell>
          <table:table-cell table:formula="of:=[.WA17]-INT([.WA17])" office:value-type="float" office:value="0.433438390390904" calcext:value-type="float">
            <text:p>0.4334383904</text:p>
          </table:table-cell>
          <table:table-cell table:formula="of:=[.WB17]-INT([.WB17])" office:value-type="float" office:value="0.627417335403948" calcext:value-type="float">
            <text:p>0.6274173354</text:p>
          </table:table-cell>
          <table:table-cell table:formula="of:=[.WC17]-INT([.WC17])" office:value-type="float" office:value="0.82147102283227" calcext:value-type="float">
            <text:p>0.8214710228</text:p>
          </table:table-cell>
          <table:table-cell table:formula="of:=[.WD17]-INT([.WD17])" office:value-type="float" office:value="0.0155994814749647" calcext:value-type="float">
            <text:p>0.0155994815</text:p>
          </table:table-cell>
          <table:table-cell table:formula="of:=[.WE17]-INT([.WE17])" office:value-type="float" office:value="0.209802740142322" calcext:value-type="float">
            <text:p>0.2098027401</text:p>
          </table:table-cell>
          <table:table-cell table:formula="of:=[.WF17]-INT([.WF17])" office:value-type="float" office:value="0.404080827655662" calcext:value-type="float">
            <text:p>0.4040808277</text:p>
          </table:table-cell>
          <table:table-cell table:formula="of:=[.WG17]-INT([.WG17])" office:value-type="float" office:value="0.5984337728475" calcext:value-type="float">
            <text:p>0.5984337728</text:p>
          </table:table-cell>
          <table:table-cell table:formula="of:=[.WH17]-INT([.WH17])" office:value-type="float" office:value="0.792861604561324" calcext:value-type="float">
            <text:p>0.7928616046</text:p>
          </table:table-cell>
          <table:table-cell table:formula="of:=[.WI17]-INT([.WI17])" office:value-type="float" office:value="0.987364351651877" calcext:value-type="float">
            <text:p>0.9873643517</text:p>
          </table:table-cell>
          <table:table-cell table:formula="of:=[.WJ17]-INT([.WJ17])" office:value-type="float" office:value="0.181942042984872" calcext:value-type="float">
            <text:p>0.181942043</text:p>
          </table:table-cell>
          <table:table-cell table:formula="of:=[.WK17]-INT([.WK17])" office:value-type="float" office:value="0.376594707437278" calcext:value-type="float">
            <text:p>0.3765947074</text:p>
          </table:table-cell>
          <table:table-cell table:formula="of:=[.WL17]-INT([.WL17])" office:value-type="float" office:value="0.571322373897146" calcext:value-type="float">
            <text:p>0.5713223739</text:p>
          </table:table-cell>
          <table:table-cell table:formula="of:=[.WM17]-INT([.WM17])" office:value-type="float" office:value="0.766125071263616" calcext:value-type="float">
            <text:p>0.7661250713</text:p>
          </table:table-cell>
          <table:table-cell table:formula="of:=[.WN17]-INT([.WN17])" office:value-type="float" office:value="0.961002828447022" calcext:value-type="float">
            <text:p>0.9610028284</text:p>
          </table:table-cell>
          <table:table-cell table:formula="of:=[.WO17]-INT([.WO17])" office:value-type="float" office:value="0.15595567436884" calcext:value-type="float">
            <text:p>0.1559556744</text:p>
          </table:table-cell>
          <table:table-cell table:formula="of:=[.WP17]-INT([.WP17])" office:value-type="float" office:value="0.350983637961576" calcext:value-type="float">
            <text:p>0.350983638</text:p>
          </table:table-cell>
          <table:table-cell table:formula="of:=[.WQ17]-INT([.WQ17])" office:value-type="float" office:value="0.546086748169046" calcext:value-type="float">
            <text:p>0.5460867482</text:p>
          </table:table-cell>
          <table:table-cell table:formula="of:=[.WR17]-INT([.WR17])" office:value-type="float" office:value="0.741265033946092" calcext:value-type="float">
            <text:p>0.7412650339</text:p>
          </table:table-cell>
          <table:table-cell table:formula="of:=[.WS17]-INT([.WS17])" office:value-type="float" office:value="0.936518524258815" calcext:value-type="float">
            <text:p>0.9365185243</text:p>
          </table:table-cell>
          <table:table-cell table:formula="of:=[.WT17]-INT([.WT17])" office:value-type="float" office:value="0.131847248084398" calcext:value-type="float">
            <text:p>0.1318472481</text:p>
          </table:table-cell>
          <table:table-cell table:formula="of:=[.WU17]-INT([.WU17])" office:value-type="float" office:value="0.327251234411221" calcext:value-type="float">
            <text:p>0.3272512344</text:p>
          </table:table-cell>
          <table:table-cell table:formula="of:=[.WV17]-INT([.WV17])" office:value-type="float" office:value="0.522730512238809" calcext:value-type="float">
            <text:p>0.5227305122</text:p>
          </table:table-cell>
          <table:table-cell table:formula="of:=[.WW17]-INT([.WW17])" office:value-type="float" office:value="0.718285110577881" calcext:value-type="float">
            <text:p>0.7182851106</text:p>
          </table:table-cell>
          <table:table-cell table:formula="of:=[.WX17]-INT([.WX17])" office:value-type="float" office:value="0.913915058450357" calcext:value-type="float">
            <text:p>0.9139150585</text:p>
          </table:table-cell>
          <table:table-cell table:formula="of:=[.WY17]-INT([.WY17])" office:value-type="float" office:value="0.109620384889297" calcext:value-type="float">
            <text:p>0.1096203849</text:p>
          </table:table-cell>
          <table:table-cell table:formula="of:=[.WZ17]-INT([.WZ17])" office:value-type="float" office:value="0.305401118939017" calcext:value-type="float">
            <text:p>0.3054011189</text:p>
          </table:table-cell>
          <table:table-cell table:formula="of:=[.XA17]-INT([.XA17])" office:value-type="float" office:value="0.501257289654916" calcext:value-type="float">
            <text:p>0.5012572897</text:p>
          </table:table-cell>
          <table:table-cell table:formula="of:=[.XB17]-INT([.XB17])" office:value-type="float" office:value="0.697188926103649" calcext:value-type="float">
            <text:p>0.6971889261</text:p>
          </table:table-cell>
          <table:table-cell table:formula="of:=[.XC17]-INT([.XC17])" office:value-type="float" office:value="0.893196057363127" calcext:value-type="float">
            <text:p>0.8931960574</text:p>
          </table:table-cell>
          <table:table-cell table:formula="of:=[.XD17]-INT([.XD17])" office:value-type="float" office:value="0.0892787125223435" calcext:value-type="float">
            <text:p>0.0892787125</text:p>
          </table:table-cell>
          <table:table-cell table:formula="of:=[.XE17]-INT([.XE17])" office:value-type="float" office:value="0.285436920681605" calcext:value-type="float">
            <text:p>0.2854369207</text:p>
          </table:table-cell>
          <table:table-cell table:formula="of:=[.XF17]-INT([.XF17])" office:value-type="float" office:value="0.481670710952358" calcext:value-type="float">
            <text:p>0.481670711</text:p>
          </table:table-cell>
          <table:table-cell table:formula="of:=[.XG17]-INT([.XG17])" office:value-type="float" office:value="0.677980112457306" calcext:value-type="float">
            <text:p>0.6779801125</text:p>
          </table:table-cell>
          <table:table-cell table:formula="of:=[.XH17]-INT([.XH17])" office:value-type="float" office:value="0.874365154330349" calcext:value-type="float">
            <text:p>0.8743651543</text:p>
          </table:table-cell>
          <table:table-cell table:formula="of:=[.XI17]-INT([.XI17])" office:value-type="float" office:value="0.0708258657166425" calcext:value-type="float">
            <text:p>0.0708258657</text:p>
          </table:table-cell>
          <table:table-cell table:formula="of:=[.XJ17]-INT([.XJ17])" office:value-type="float" office:value="0.267362275772598" calcext:value-type="float">
            <text:p>0.2673622758</text:p>
          </table:table-cell>
          <table:table-cell table:formula="of:=[.XK17]-INT([.XK17])" office:value-type="float" office:value="0.463974413665767" calcext:value-type="float">
            <text:p>0.4639744137</text:p>
          </table:table-cell>
          <table:table-cell table:formula="of:=[.XL17]-INT([.XL17])" office:value-type="float" office:value="0.660662308575013" calcext:value-type="float">
            <text:p>0.6606623086</text:p>
          </table:table-cell>
          <table:table-cell table:formula="of:=[.XM17]-INT([.XM17])" office:value-type="float" office:value="0.857425989690398" calcext:value-type="float">
            <text:p>0.8574259897</text:p>
          </table:table-cell>
          <table:table-cell table:formula="of:=[.XN17]-INT([.XN17])" office:value-type="float" office:value="0.0542654862132963" calcext:value-type="float">
            <text:p>0.0542654862</text:p>
          </table:table-cell>
          <table:table-cell table:formula="of:=[.XO17]-INT([.XO17])" office:value-type="float" office:value="0.251180827356279" calcext:value-type="float">
            <text:p>0.2511808274</text:p>
          </table:table-cell>
          <table:table-cell table:formula="of:=[.XP17]-INT([.XP17])" office:value-type="float" office:value="0.448172042343174" calcext:value-type="float">
            <text:p>0.4481720423</text:p>
          </table:table-cell>
          <table:table-cell table:formula="of:=[.XQ17]-INT([.XQ17])" office:value-type="float" office:value="0.645239160409119" calcext:value-type="float">
            <text:p>0.6452391604</text:p>
          </table:table-cell>
          <table:table-cell table:formula="of:=[.XR17]-INT([.XR17])" office:value-type="float" office:value="0.842382210800452" calcext:value-type="float">
            <text:p>0.8423822108</text:p>
          </table:table-cell>
          <table:table-cell table:formula="of:=[.XS17]-INT([.XS17])" office:value-type="float" office:value="0.0396012227747633" calcext:value-type="float">
            <text:p>0.0396012228</text:p>
          </table:table-cell>
          <table:table-cell table:formula="of:=[.XT17]-INT([.XT17])" office:value-type="float" office:value="0.236896225601072" calcext:value-type="float">
            <text:p>0.2368962256</text:p>
          </table:table-cell>
          <table:table-cell table:formula="of:=[.XU17]-INT([.XU17])" office:value-type="float" office:value="0.434267248559536" calcext:value-type="float">
            <text:p>0.4342672486</text:p>
          </table:table-cell>
          <table:table-cell table:formula="of:=[.XV17]-INT([.XV17])" office:value-type="float" office:value="0.631714320941569" calcext:value-type="float">
            <text:p>0.6317143209</text:p>
          </table:table-cell>
          <table:table-cell table:formula="of:=[.XW17]-INT([.XW17])" office:value-type="float" office:value="0.829237472049954" calcext:value-type="float">
            <text:p>0.829237472</text:p>
          </table:table-cell>
          <table:table-cell table:formula="of:=[.XX17]-INT([.XX17])" office:value-type="float" office:value="0.0268367311987276" calcext:value-type="float">
            <text:p>0.0268367312</text:p>
          </table:table-cell>
          <table:table-cell table:formula="of:=[.XY17]-INT([.XY17])" office:value-type="float" office:value="0.224512127713297" calcext:value-type="float">
            <text:p>0.2245121277</text:p>
          </table:table-cell>
          <table:table-cell table:formula="of:=[.XZ17]-INT([.XZ17])" office:value-type="float" office:value="0.422263690930208" calcext:value-type="float">
            <text:p>0.4222636909</text:p>
          </table:table-cell>
          <table:table-cell table:formula="of:=[.YA17]-INT([.YA17])" office:value-type="float" office:value="0.620091450197492" calcext:value-type="float">
            <text:p>0.6200914502</text:p>
          </table:table-cell>
          <table:table-cell table:formula="of:=[.YB17]-INT([.YB17])" office:value-type="float" office:value="0.81799543487432" calcext:value-type="float">
            <text:p>0.8179954349</text:p>
          </table:table-cell>
          <table:table-cell table:formula="of:=[.YC17]-INT([.YC17])" office:value-type="float" office:value="0.01597567433123" calcext:value-type="float">
            <text:p>0.0159756743</text:p>
          </table:table-cell>
          <table:table-cell table:formula="of:=[.YD17]-INT([.YD17])" office:value-type="float" office:value="0.214032197950246" calcext:value-type="float">
            <text:p>0.214032198</text:p>
          </table:table-cell>
          <table:table-cell table:formula="of:=[.YE17]-INT([.YE17])" office:value-type="float" office:value="0.412165035124417" calcext:value-type="float">
            <text:p>0.4121650351</text:p>
          </table:table-cell>
          <table:table-cell table:formula="of:=[.YF17]-INT([.YF17])" office:value-type="float" office:value="0.610374215258389" calcext:value-type="float">
            <text:p>0.6103742153</text:p>
          </table:table-cell>
          <table:table-cell table:formula="of:=[.YG17]-INT([.YG17])" office:value-type="float" office:value="0.808659767767949" calcext:value-type="float">
            <text:p>0.8086597678</text:p>
          </table:table-cell>
          <table:table-cell table:formula="of:=[.YH17]-INT([.YH17])" office:value-type="float" office:value="0.007021722080367" calcext:value-type="float">
            <text:p>0.0070217221</text:p>
          </table:table-cell>
          <table:table-cell table:formula="of:=[.YI17]-INT([.YI17])" office:value-type="float" office:value="0.205460107634053" calcext:value-type="float">
            <text:p>0.2054601076</text:p>
          </table:table-cell>
          <table:table-cell table:formula="of:=[.YJ17]-INT([.YJ17])" office:value-type="float" office:value="0.403974953879015" calcext:value-type="float">
            <text:p>0.4039749539</text:p>
          </table:table-cell>
          <table:table-cell table:formula="of:=[.YK17]-INT([.YK17])" office:value-type="float" office:value="0.6025662902764" calcext:value-type="float">
            <text:p>0.6025662903</text:p>
          </table:table-cell>
          <table:table-cell table:formula="of:=[.YL17]-INT([.YL17])" office:value-type="float" office:value="0.801234146298839" calcext:value-type="float">
            <text:p>0.8012341463</text:p>
          </table:table-cell>
          <table:table-cell table:formula="of:=[.YM17]-INT([.YM17])" office:value-type="float" office:value="0.999978551430218" calcext:value-type="float">
            <text:p>0.9999785514</text:p>
          </table:table-cell>
          <table:table-cell table:formula="of:=[.YN17]-INT([.YN17])" office:value-type="float" office:value="0.19879953516579" calcext:value-type="float">
            <text:p>0.1987995352</text:p>
          </table:table-cell>
          <table:table-cell table:formula="of:=[.YO17]-INT([.YO17])" office:value-type="float" office:value="0.397697127012293" calcext:value-type="float">
            <text:p>0.397697127</text:p>
          </table:table-cell>
          <table:table-cell table:formula="of:=[.YP17]-INT([.YP17])" office:value-type="float" office:value="0.596671356487605" calcext:value-type="float">
            <text:p>0.5966713565</text:p>
          </table:table-cell>
          <table:table-cell table:formula="of:=[.YQ17]-INT([.YQ17])" office:value-type="float" office:value="0.795722253121312" calcext:value-type="float">
            <text:p>0.7957222531</text:p>
          </table:table-cell>
          <table:table-cell table:formula="of:=[.YR17]-INT([.YR17])" office:value-type="float" office:value="0.994849846454031" calcext:value-type="float">
            <text:p>0.9948498465</text:p>
          </table:table-cell>
          <table:table-cell table:formula="of:=[.YS17]-INT([.YS17])" office:value-type="float" office:value="0.194054166037972" calcext:value-type="float">
            <text:p>0.194054166</text:p>
          </table:table-cell>
          <table:table-cell table:formula="of:=[.YT17]-INT([.YT17])" office:value-type="float" office:value="0.393335241436716" calcext:value-type="float">
            <text:p>0.3933352414</text:p>
          </table:table-cell>
          <table:table-cell table:formula="of:=[.YU17]-INT([.YU17])" office:value-type="float" office:value="0.592693102225212" calcext:value-type="float">
            <text:p>0.5926931022</text:p>
          </table:table-cell>
          <table:table-cell table:formula="of:=[.YV17]-INT([.YV17])" office:value-type="float" office:value="0.792127777989776" calcext:value-type="float">
            <text:p>0.792127778</text:p>
          </table:table-cell>
          <table:table-cell table:formula="of:=[.YW17]-INT([.YW17])" office:value-type="float" office:value="0.991639298328096" calcext:value-type="float">
            <text:p>0.9916392983</text:p>
          </table:table-cell>
          <table:table-cell table:formula="of:=[.YX17]-INT([.YX17])" office:value-type="float" office:value="0.191227692849338" calcext:value-type="float">
            <text:p>0.1912276928</text:p>
          </table:table-cell>
          <table:table-cell table:formula="of:=[.YY17]-INT([.YY17])" office:value-type="float" office:value="0.390892991174042" calcext:value-type="float">
            <text:p>0.3908929912</text:p>
          </table:table-cell>
          <table:table-cell table:formula="of:=[.YZ17]-INT([.YZ17])" office:value-type="float" office:value="0.590635222934225" calcext:value-type="float">
            <text:p>0.5906352229</text:p>
          </table:table-cell>
          <table:table-cell table:formula="of:=[.ZA17]-INT([.ZA17])" office:value-type="float" office:value="0.790454417773162" calcext:value-type="float">
            <text:p>0.7904544178</text:p>
          </table:table-cell>
          <table:table-cell table:formula="of:=[.ZB17]-INT([.ZB17])" office:value-type="float" office:value="0.990350605345725" calcext:value-type="float">
            <text:p>0.9903506053</text:p>
          </table:table-cell>
          <table:table-cell table:formula="of:=[.ZC17]-INT([.ZC17])" office:value-type="float" office:value="0.190323815318152" calcext:value-type="float">
            <text:p>0.1903238153</text:p>
          </table:table-cell>
          <table:table-cell table:formula="of:=[.ZD17]-INT([.ZD17])" office:value-type="float" office:value="0.390374077368051" calcext:value-type="float">
            <text:p>0.3903740774</text:p>
          </table:table-cell>
          <table:table-cell table:formula="of:=[.ZE17]-INT([.ZE17])" office:value-type="float" office:value="0.590501421184513" calcext:value-type="float">
            <text:p>0.5905014212</text:p>
          </table:table-cell>
          <table:table-cell table:formula="of:=[.ZF17]-INT([.ZF17])" office:value-type="float" office:value="0.79070587646811" calcext:value-type="float">
            <text:p>0.7907058765</text:p>
          </table:table-cell>
          <table:table-cell table:formula="of:=[.ZG17]-INT([.ZG17])" office:value-type="float" office:value="0.990987472930783" calcext:value-type="float">
            <text:p>0.9909874729</text:p>
          </table:table-cell>
          <table:table-cell table:formula="of:=[.ZH17]-INT([.ZH17])" office:value-type="float" office:value="0.191346240295957" calcext:value-type="float">
            <text:p>0.1913462403</text:p>
          </table:table-cell>
          <table:table-cell table:formula="of:=[.ZI17]-INT([.ZI17])" office:value-type="float" office:value="0.391782208298423" calcext:value-type="float">
            <text:p>0.3917822083</text:p>
          </table:table-cell>
          <table:table-cell table:formula="of:=[.ZJ17]-INT([.ZJ17])" office:value-type="float" office:value="0.592295406684571" calcext:value-type="float">
            <text:p>0.5922954067</text:p>
          </table:table-cell>
          <table:table-cell table:formula="of:=[.ZK17]-INT([.ZK17])" office:value-type="float" office:value="0.79288586521227" calcext:value-type="float">
            <text:p>0.7928858652</text:p>
          </table:table-cell>
          <table:table-cell table:formula="of:=[.ZL17]-INT([.ZL17])" office:value-type="float" office:value="0.993553613650761" calcext:value-type="float">
            <text:p>0.9935536137</text:p>
          </table:table-cell>
          <table:table-cell table:formula="of:=[.ZM17]-INT([.ZM17])" office:value-type="float" office:value="0.194298681780651" calcext:value-type="float">
            <text:p>0.1942986818</text:p>
          </table:table-cell>
          <table:table-cell table:formula="of:=[.ZN17]-INT([.ZN17])" office:value-type="float" office:value="0.39512109939426" calcext:value-type="float">
            <text:p>0.3951210994</text:p>
          </table:table-cell>
          <table:table-cell table:formula="of:=[.ZO17]-INT([.ZO17])" office:value-type="float" office:value="0.596020896295272" calcext:value-type="float">
            <text:p>0.5960208963</text:p>
          </table:table-cell>
          <table:table-cell table:formula="of:=[.ZP17]-INT([.ZP17])" office:value-type="float" office:value="0.796998102298858" calcext:value-type="float">
            <text:p>0.7969981023</text:p>
          </table:table-cell>
          <table:table-cell table:formula="of:=[.ZQ17]-INT([.ZQ17])" office:value-type="float" office:value="0.998052747231554" calcext:value-type="float">
            <text:p>0.9980527472</text:p>
          </table:table-cell>
          <table:table-cell table:formula="of:=[.ZR17]-INT([.ZR17])" office:value-type="float" office:value="0.199184860931609" calcext:value-type="float">
            <text:p>0.1991848609</text:p>
          </table:table-cell>
          <table:table-cell table:formula="of:=[.ZS17]-INT([.ZS17])" office:value-type="float" office:value="0.400394473248753" calcext:value-type="float">
            <text:p>0.4003944732</text:p>
          </table:table-cell>
          <table:table-cell table:formula="of:=[.ZT17]-INT([.ZT17])" office:value-type="float" office:value="0.601681614043969" calcext:value-type="float">
            <text:p>0.601681614</text:p>
          </table:table-cell>
          <table:table-cell table:formula="of:=[.ZU17]-INT([.ZU17])" office:value-type="float" office:value="0.803046313189952" calcext:value-type="float">
            <text:p>0.8030463132</text:p>
          </table:table-cell>
          <table:table-cell table:formula="of:=[.ZV17]-INT([.ZV17])" office:value-type="float" office:value="0.00448860057088041" calcext:value-type="float">
            <text:p>0.0044886006</text:p>
          </table:table-cell>
          <table:table-cell table:formula="of:=[.ZW17]-INT([.ZW17])" office:value-type="float" office:value="0.206008506082526" calcext:value-type="float">
            <text:p>0.2060085061</text:p>
          </table:table-cell>
          <table:table-cell table:formula="of:=[.ZX17]-INT([.ZX17])" office:value-type="float" office:value="0.40760605963203" calcext:value-type="float">
            <text:p>0.4076060596</text:p>
          </table:table-cell>
          <table:table-cell table:formula="of:=[.ZY17]-INT([.ZY17])" office:value-type="float" office:value="0.609281291138018" calcext:value-type="float">
            <text:p>0.6092812911</text:p>
          </table:table-cell>
          <table:table-cell table:formula="of:=[.ZZ17]-INT([.ZZ17])" office:value-type="float" office:value="0.811034230530822" calcext:value-type="float">
            <text:p>0.8110342305</text:p>
          </table:table-cell>
          <table:table-cell table:formula="of:=[.AAA17]-INT([.AAA17])" office:value-type="float" office:value="0.0128649077522596" calcext:value-type="float">
            <text:p>0.0128649078</text:p>
          </table:table-cell>
          <table:table-cell table:formula="of:=[.AAB17]-INT([.AAB17])" office:value-type="float" office:value="0.214773352755515" calcext:value-type="float">
            <text:p>0.2147733528</text:p>
          </table:table-cell>
          <table:table-cell table:formula="of:=[.AAC17]-INT([.AAC17])" office:value-type="float" office:value="0.416759595505596" calcext:value-type="float">
            <text:p>0.4167595955</text:p>
          </table:table-cell>
          <table:table-cell table:formula="of:=[.AAD17]-INT([.AAD17])" office:value-type="float" office:value="0.618823665978766" calcext:value-type="float">
            <text:p>0.618823666</text:p>
          </table:table-cell>
          <table:table-cell table:formula="of:=[.AAE17]-INT([.AAE17])" office:value-type="float" office:value="0.820965594163113" calcext:value-type="float">
            <text:p>0.8209655942</text:p>
          </table:table-cell>
          <table:table-cell table:formula="of:=[.AAF17]-INT([.AAF17])" office:value-type="float" office:value="0.0231854100580904" calcext:value-type="float">
            <text:p>0.0231854101</text:p>
          </table:table-cell>
          <table:table-cell table:formula="of:=[.AAG17]-INT([.AAG17])" office:value-type="float" office:value="0.225483143674751" calcext:value-type="float">
            <text:p>0.2254831437</text:p>
          </table:table-cell>
          <table:table-cell table:formula="of:=[.AAH17]-INT([.AAH17])" office:value-type="float" office:value="0.427858825035742" calcext:value-type="float">
            <text:p>0.427858825</text:p>
          </table:table-cell>
          <table:table-cell table:formula="of:=[.AAI17]-INT([.AAI17])" office:value-type="float" office:value="0.630312484175306" calcext:value-type="float">
            <text:p>0.6303124842</text:p>
          </table:table-cell>
          <table:table-cell table:formula="of:=[.AAJ17]-INT([.AAJ17])" office:value-type="float" office:value="0.83284415113917" calcext:value-type="float">
            <text:p>0.8328441511</text:p>
          </table:table-cell>
          <table:table-cell table:formula="of:=[.AAK17]-INT([.AAK17])" office:value-type="float" office:value="0.035453855984656" calcext:value-type="float">
            <text:p>0.035453856</text:p>
          </table:table-cell>
          <table:table-cell table:formula="of:=[.AAL17]-INT([.AAL17])" office:value-type="float" office:value="0.238141628780795" calcext:value-type="float">
            <text:p>0.2381416288</text:p>
          </table:table-cell>
          <table:table-cell table:formula="of:=[.AAM17]-INT([.AAM17])" office:value-type="float" office:value="0.440907499607988" calcext:value-type="float">
            <text:p>0.4409074996</text:p>
          </table:table-cell>
          <table:table-cell table:formula="of:=[.AAN17]-INT([.AAN17])" office:value-type="float" office:value="0.643751498558459" calcext:value-type="float">
            <text:p>0.6437514986</text:p>
          </table:table-cell>
          <table:table-cell table:formula="of:=[.AAO17]-INT([.AAO17])" office:value-type="float" office:value="0.846673655735799" calcext:value-type="float">
            <text:p>0.8466736557</text:p>
          </table:table-cell>
          <table:table-cell table:formula="of:=[.AAP17]-INT([.AAP17])" office:value-type="float" office:value="0.0496740012554255" calcext:value-type="float">
            <text:p>0.0496740013</text:p>
          </table:table-cell>
          <table:table-cell table:formula="of:=[.AAQ17]-INT([.AAQ17])" office:value-type="float" office:value="0.252752565244123" calcext:value-type="float">
            <text:p>0.2527525652</text:p>
          </table:table-cell>
          <table:table-cell table:formula="of:=[.AAR17]-INT([.AAR17])" office:value-type="float" office:value="0.455909377840499" calcext:value-type="float">
            <text:p>0.4559093778</text:p>
          </table:table-cell>
          <table:table-cell table:formula="of:=[.AAS17]-INT([.AAS17])" office:value-type="float" office:value="0.659144469194644" calcext:value-type="float">
            <text:p>0.6591444692</text:p>
          </table:table-cell>
          <table:table-cell table:formula="of:=[.AAT17]-INT([.AAT17])" office:value-type="float" office:value="0.862457869468358" calcext:value-type="float">
            <text:p>0.8624578695</text:p>
          </table:table-cell>
          <table:table-cell table:formula="of:=[.AAU17]-INT([.AAU17])" office:value-type="float" office:value="0.0658496088349239" calcext:value-type="float">
            <text:p>0.0658496088</text:p>
          </table:table-cell>
          <table:table-cell table:formula="of:=[.AAV17]-INT([.AAV17])" office:value-type="float" office:value="0.269319717479334" calcext:value-type="float">
            <text:p>0.2693197175</text:p>
          </table:table-cell>
          <table:table-cell table:formula="of:=[.AAW17]-INT([.AAW17])" office:value-type="float" office:value="0.47286822559829" calcext:value-type="float">
            <text:p>0.4728682256</text:p>
          </table:table-cell>
          <table:table-cell table:formula="of:=[.AAX17]-INT([.AAX17])" office:value-type="float" office:value="0.676495163399977" calcext:value-type="float">
            <text:p>0.6764951634</text:p>
          </table:table-cell>
          <table:table-cell table:formula="of:=[.AAY17]-INT([.AAY17])" office:value-type="float" office:value="0.880200561104289" calcext:value-type="float">
            <text:p>0.8802005611</text:p>
          </table:table-cell>
          <table:table-cell table:formula="of:=[.AAZ17]-INT([.AAZ17])" office:value-type="float" office:value="0.0839844489428288" calcext:value-type="float">
            <text:p>0.0839844489</text:p>
          </table:table-cell>
          <table:table-cell table:formula="of:=[.ABA17]-INT([.ABA17])" office:value-type="float" office:value="0.287846857158797" calcext:value-type="float">
            <text:p>0.2878468572</text:p>
          </table:table-cell>
          <table:table-cell table:formula="of:=[.ABB17]-INT([.ABB17])" office:value-type="float" office:value="0.49178781600699" calcext:value-type="float">
            <text:p>0.491787816</text:p>
          </table:table-cell>
          <table:table-cell table:formula="of:=[.ABC17]-INT([.ABC17])" office:value-type="float" office:value="0.695807355753914" calcext:value-type="float">
            <text:p>0.6958073558</text:p>
          </table:table-cell>
          <table:table-cell table:formula="of:=[.ABD17]-INT([.ABD17])" office:value-type="float" office:value="0.899905506677783" calcext:value-type="float">
            <text:p>0.8999055067</text:p>
          </table:table-cell>
          <table:table-cell table:formula="of:=[.ABE17]-INT([.ABE17])" office:value-type="float" office:value="0.104082299068295" calcext:value-type="float">
            <text:p>0.1040822991</text:p>
          </table:table-cell>
          <table:table-cell table:formula="of:=[.ABF17]-INT([.ABF17])" office:value-type="float" office:value="0.308337763227087" calcext:value-type="float">
            <text:p>0.3083377632</text:p>
          </table:table-cell>
          <table:table-cell table:formula="of:=[.ABG17]-INT([.ABG17])" office:value-type="float" office:value="0.512671929467274" calcext:value-type="float">
            <text:p>0.5126719295</text:p>
          </table:table-cell>
          <table:table-cell table:formula="of:=[.ABH17]-INT([.ABH17])" office:value-type="float" office:value="0.717084828113684" calcext:value-type="float">
            <text:p>0.7170848281</text:p>
          </table:table-cell>
          <table:table-cell table:formula="of:=[.ABI17]-INT([.ABI17])" office:value-type="float" office:value="0.921576489502968" calcext:value-type="float">
            <text:p>0.9215764895</text:p>
          </table:table-cell>
          <table:table-cell table:formula="of:=[.ABJ17]-INT([.ABJ17])" office:value-type="float" office:value="0.126146943983258" calcext:value-type="float">
            <text:p>0.126146944</text:p>
          </table:table-cell>
          <table:table-cell table:formula="of:=[.ABK17]-INT([.ABK17])" office:value-type="float" office:value="0.330796221914511" calcext:value-type="float">
            <text:p>0.3307962219</text:p>
          </table:table-cell>
          <table:table-cell table:formula="of:=[.ABL17]-INT([.ABL17])" office:value-type="float" office:value="0.535524353668279" calcext:value-type="float">
            <text:p>0.5355243537</text:p>
          </table:table-cell>
          <table:table-cell table:formula="of:=[.ABM17]-INT([.ABM17])" office:value-type="float" office:value="0.740331369627938" calcext:value-type="float">
            <text:p>0.7403313696</text:p>
          </table:table-cell>
          <table:table-cell table:formula="of:=[.ABN17]-INT([.ABN17])" office:value-type="float" office:value="0.945217300188574" calcext:value-type="float">
            <text:p>0.9452173002</text:p>
          </table:table-cell>
          <table:table-cell table:formula="of:=[.ABO17]-INT([.ABO17])" office:value-type="float" office:value="0.150182175756868" calcext:value-type="float">
            <text:p>0.1501821758</text:p>
          </table:table-cell>
          <table:table-cell table:formula="of:=[.ABP17]-INT([.ABP17])" office:value-type="float" office:value="0.355226026751325" calcext:value-type="float">
            <text:p>0.3552260268</text:p>
          </table:table-cell>
          <table:table-cell table:formula="of:=[.ABQ17]-INT([.ABQ17])" office:value-type="float" office:value="0.560348883602046" calcext:value-type="float">
            <text:p>0.5603488836</text:p>
          </table:table-cell>
          <table:table-cell table:formula="of:=[.ABR17]-INT([.ABR17])" office:value-type="float" office:value="0.76555077675107" calcext:value-type="float">
            <text:p>0.7655507768</text:p>
          </table:table-cell>
          <table:table-cell table:formula="of:=[.ABS17]-INT([.ABS17])" office:value-type="float" office:value="0.970831736651917" calcext:value-type="float">
            <text:p>0.9708317367</text:p>
          </table:table-cell>
          <table:table-cell table:formula="of:=[.ABT17]-INT([.ABT17])" office:value-type="float" office:value="0.176191793769931" calcext:value-type="float">
            <text:p>0.1761917938</text:p>
          </table:table-cell>
          <table:table-cell table:formula="of:=[.ABU17]-INT([.ABU17])" office:value-type="float" office:value="0.38163097858228" calcext:value-type="float">
            <text:p>0.3816309786</text:p>
          </table:table-cell>
          <table:table-cell table:formula="of:=[.ABV17]-INT([.ABV17])" office:value-type="float" office:value="0.58714932157784" calcext:value-type="float">
            <text:p>0.5871493216</text:p>
          </table:table-cell>
          <table:table-cell table:formula="of:=[.ABW17]-INT([.ABW17])" office:value-type="float" office:value="0.792746853257199" calcext:value-type="float">
            <text:p>0.7927468533</text:p>
          </table:table-cell>
          <table:table-cell table:formula="of:=[.ABX17]-INT([.ABX17])" office:value-type="float" office:value="0.998423604132654" calcext:value-type="float">
            <text:p>0.9984236041</text:p>
          </table:table-cell>
          <table:table-cell table:formula="of:=[.ABY17]-INT([.ABY17])" office:value-type="float" office:value="0.204179604728324" calcext:value-type="float">
            <text:p>0.2041796047</text:p>
          </table:table-cell>
          <table:table-cell table:formula="of:=[.ABZ17]-INT([.ABZ17])" office:value-type="float" office:value="0.410014885580154" calcext:value-type="float">
            <text:p>0.4100148856</text:p>
          </table:table-cell>
          <table:table-cell table:formula="of:=[.ACA17]-INT([.ACA17])" office:value-type="float" office:value="0.615929477235682" calcext:value-type="float">
            <text:p>0.6159294772</text:p>
          </table:table-cell>
          <table:table-cell table:formula="of:=[.ACB17]-INT([.ACB17])" office:value-type="float" office:value="0.821923410254385" calcext:value-type="float">
            <text:p>0.8219234103</text:p>
          </table:table-cell>
          <table:table-cell table:formula="of:=[.ACC17]-INT([.ACC17])" office:value-type="float" office:value="0.0279967152073368" calcext:value-type="float">
            <text:p>0.0279967152</text:p>
          </table:table-cell>
          <table:table-cell table:formula="of:=[.ACD17]-INT([.ACD17])" office:value-type="float" office:value="0.23414942267766" calcext:value-type="float">
            <text:p>0.2341494227</text:p>
          </table:table-cell>
          <table:table-cell table:formula="of:=[.ACE17]-INT([.ACE17])" office:value-type="float" office:value="0.440381563259962" calcext:value-type="float">
            <text:p>0.4403815633</text:p>
          </table:table-cell>
          <table:table-cell table:formula="of:=[.ACF17]-INT([.ACF17])" office:value-type="float" office:value="0.646693167560784" calcext:value-type="float">
            <text:p>0.6466931676</text:p>
          </table:table-cell>
          <table:table-cell table:formula="of:=[.ACG17]-INT([.ACG17])" office:value-type="float" office:value="0.853084266198493" calcext:value-type="float">
            <text:p>0.8530842662</text:p>
          </table:table-cell>
          <table:table-cell table:formula="of:=[.ACH17]-INT([.ACH17])" office:value-type="float" office:value="0.0595548898032803" calcext:value-type="float">
            <text:p>0.0595548898</text:p>
          </table:table-cell>
          <table:table-cell table:formula="of:=[.ACI17]-INT([.ACI17])" office:value-type="float" office:value="0.26610506901693" calcext:value-type="float">
            <text:p>0.266105069</text:p>
          </table:table-cell>
          <table:table-cell table:formula="of:=[.ACJ17]-INT([.ACJ17])" office:value-type="float" office:value="0.472734834493281" calcext:value-type="float">
            <text:p>0.4727348345</text:p>
          </table:table-cell>
          <table:table-cell table:formula="of:=[.ACK17]-INT([.ACK17])" office:value-type="float" office:value="0.679444216897764" calcext:value-type="float">
            <text:p>0.6794442169</text:p>
          </table:table-cell>
          <table:table-cell table:formula="of:=[.ACL17]-INT([.ACL17])" office:value-type="float" office:value="0.886233246907864" calcext:value-type="float">
            <text:p>0.8862332469</text:p>
          </table:table-cell>
          <table:table-cell table:formula="of:=[.ACM17]-INT([.ACM17])" office:value-type="float" office:value="0.09310195521266" calcext:value-type="float">
            <text:p>0.0931019552</text:p>
          </table:table-cell>
          <table:table-cell table:formula="of:=[.ACN17]-INT([.ACN17])" office:value-type="float" office:value="0.300050372513169" calcext:value-type="float">
            <text:p>0.3000503725</text:p>
          </table:table-cell>
          <table:table-cell table:formula="of:=[.ACO17]-INT([.ACO17])" office:value-type="float" office:value="0.507078529522232" calcext:value-type="float">
            <text:p>0.5070785295</text:p>
          </table:table-cell>
          <table:table-cell table:formula="of:=[.ACP17]-INT([.ACP17])" office:value-type="float" office:value="0.714186456964512" calcext:value-type="float">
            <text:p>0.714186457</text:p>
          </table:table-cell>
          <table:table-cell table:formula="of:=[.ACQ17]-INT([.ACQ17])" office:value-type="float" office:value="0.92137418557661" calcext:value-type="float">
            <text:p>0.9213741856</text:p>
          </table:table-cell>
          <table:table-cell table:formula="of:=[.ACR17]-INT([.ACR17])" office:value-type="float" office:value="0.128641746106723" calcext:value-type="float">
            <text:p>0.1286417461</text:p>
          </table:table-cell>
          <table:table-cell table:formula="of:=[.ACS17]-INT([.ACS17])" office:value-type="float" office:value="0.335989169315098" calcext:value-type="float">
            <text:p>0.3359891693</text:p>
          </table:table-cell>
          <table:table-cell table:formula="of:=[.ACT17]-INT([.ACT17])" office:value-type="float" office:value="0.543416485973808" calcext:value-type="float">
            <text:p>0.543416486</text:p>
          </table:table-cell>
          <table:table-cell table:formula="of:=[.ACU17]-INT([.ACU17])" office:value-type="float" office:value="0.750923726866859" calcext:value-type="float">
            <text:p>0.7509237269</text:p>
          </table:table-cell>
          <table:table-cell table:formula="of:=[.ACV17]-INT([.ACV17])" office:value-type="float" office:value="0.958510922789856" calcext:value-type="float">
            <text:p>0.9585109228</text:p>
          </table:table-cell>
          <table:table-cell table:formula="of:=[.ACW17]-INT([.ACW17])" office:value-type="float" office:value="0.166178104550454" calcext:value-type="float">
            <text:p>0.1661781046</text:p>
          </table:table-cell>
          <table:table-cell table:formula="of:=[.ACX17]-INT([.ACX17])" office:value-type="float" office:value="0.373925302968246" calcext:value-type="float">
            <text:p>0.373925303</text:p>
          </table:table-cell>
          <table:table-cell table:formula="of:=[.ACY17]-INT([.ACY17])" office:value-type="float" office:value="0.581752548874533" calcext:value-type="float">
            <text:p>0.5817525489</text:p>
          </table:table-cell>
          <table:table-cell table:formula="of:=[.ACZ17]-INT([.ACZ17])" office:value-type="float" office:value="0.789659873112555" calcext:value-type="float">
            <text:p>0.7896598731</text:p>
          </table:table-cell>
          <table:table-cell table:formula="of:=[.ADA17]-INT([.ADA17])" office:value-type="float" office:value="0.997647306537488" calcext:value-type="float">
            <text:p>0.9976473065</text:p>
          </table:table-cell>
          <table:table-cell table:formula="of:=[.ADB17]-INT([.ADB17])" office:value-type="float" office:value="0.205714880016444" calcext:value-type="float">
            <text:p>0.20571488</text:p>
          </table:table-cell>
          <table:table-cell table:formula="of:=[.ADC17]-INT([.ADC17])" office:value-type="float" office:value="0.413862624428248" calcext:value-type="float">
            <text:p>0.4138626244</text:p>
          </table:table-cell>
          <table:table-cell table:formula="of:=[.ADD17]-INT([.ADD17])" office:value-type="float" office:value="0.622090570663772" calcext:value-type="float">
            <text:p>0.6220905707</text:p>
          </table:table-cell>
          <table:table-cell table:formula="of:=[.ADE17]-INT([.ADE17])" office:value-type="float" office:value="0.830398749625715" calcext:value-type="float">
            <text:p>0.8303987496</text:p>
          </table:table-cell>
          <table:table-cell table:formula="of:=[.ADF17]-INT([.ADF17])" office:value-type="float" office:value="0.0387871922287104" calcext:value-type="float">
            <text:p>0.0387871922</text:p>
          </table:table-cell>
          <table:table-cell table:formula="of:=[.ADG17]-INT([.ADG17])" office:value-type="float" office:value="0.24725592939933" calcext:value-type="float">
            <text:p>0.2472559294</text:p>
          </table:table-cell>
          <table:table-cell table:formula="of:=[.ADH17]-INT([.ADH17])" office:value-type="float" office:value="0.455804992075969" calcext:value-type="float">
            <text:p>0.4558049921</text:p>
          </table:table-cell>
          <table:table-cell table:formula="of:=[.ADI17]-INT([.ADI17])" office:value-type="float" office:value="0.664434411209072" calcext:value-type="float">
            <text:p>0.6644344112</text:p>
          </table:table-cell>
          <table:table-cell table:formula="of:=[.ADJ17]-INT([.ADJ17])" office:value-type="float" office:value="0.87314421776091" calcext:value-type="float">
            <text:p>0.8731442178</text:p>
          </table:table-cell>
          <table:table-cell table:formula="of:=[.ADK17]-INT([.ADK17])" office:value-type="float" office:value="0.0819344427056876" calcext:value-type="float">
            <text:p>0.0819344427</text:p>
          </table:table-cell>
          <table:table-cell table:formula="of:=[.ADL17]-INT([.ADL17])" office:value-type="float" office:value="0.290805117029663" calcext:value-type="float">
            <text:p>0.290805117</text:p>
          </table:table-cell>
          <table:table-cell table:formula="of:=[.ADM17]-INT([.ADM17])" office:value-type="float" office:value="0.499756271730917" calcext:value-type="float">
            <text:p>0.4997562717</text:p>
          </table:table-cell>
          <table:table-cell table:formula="of:=[.ADN17]-INT([.ADN17])" office:value-type="float" office:value="0.708787937819466" calcext:value-type="float">
            <text:p>0.7087879378</text:p>
          </table:table-cell>
          <table:table-cell table:formula="of:=[.ADO17]-INT([.ADO17])" office:value-type="float" office:value="0.917900146317265" calcext:value-type="float">
            <text:p>0.9179001463</text:p>
          </table:table-cell>
          <table:table-cell table:formula="of:=[.ADP17]-INT([.ADP17])" office:value-type="float" office:value="0.127092928258435" calcext:value-type="float">
            <text:p>0.1270929283</text:p>
          </table:table-cell>
          <table:table-cell table:formula="of:=[.ADQ17]-INT([.ADQ17])" office:value-type="float" office:value="0.336366314688803" calcext:value-type="float">
            <text:p>0.3363663147</text:p>
          </table:table-cell>
          <table:table-cell table:formula="of:=[.ADR17]-INT([.ADR17])" office:value-type="float" office:value="0.54572033666625" calcext:value-type="float">
            <text:p>0.5457203367</text:p>
          </table:table-cell>
          <table:table-cell table:formula="of:=[.ADS17]-INT([.ADS17])" office:value-type="float" office:value="0.755155025260592" calcext:value-type="float">
            <text:p>0.7551550253</text:p>
          </table:table-cell>
          <table:table-cell table:formula="of:=[.ADT17]-INT([.ADT17])" office:value-type="float" office:value="0.964670411553584" calcext:value-type="float">
            <text:p>0.9646704116</text:p>
          </table:table-cell>
          <table:table-cell table:formula="of:=[.ADU17]-INT([.ADU17])" office:value-type="float" office:value="0.174266526639144" calcext:value-type="float">
            <text:p>0.1742665266</text:p>
          </table:table-cell>
          <table:table-cell table:formula="of:=[.ADV17]-INT([.ADV17])" office:value-type="float" office:value="0.383943401623014" calcext:value-type="float">
            <text:p>0.3839434016</text:p>
          </table:table-cell>
          <table:table-cell table:formula="of:=[.ADW17]-INT([.ADW17])" office:value-type="float" office:value="0.593701067622987" calcext:value-type="float">
            <text:p>0.5937010676</text:p>
          </table:table-cell>
          <table:table-cell table:formula="of:=[.ADX17]-INT([.ADX17])" office:value-type="float" office:value="0.80353955576868" calcext:value-type="float">
            <text:p>0.8035395558</text:p>
          </table:table-cell>
          <table:table-cell table:formula="of:=[.ADY17]-INT([.ADY17])" office:value-type="float" office:value="0.0134588972019856" calcext:value-type="float">
            <text:p>0.0134588972</text:p>
          </table:table-cell>
          <table:table-cell table:formula="of:=[.ADZ17]-INT([.ADZ17])" office:value-type="float" office:value="0.223459123076509" calcext:value-type="float">
            <text:p>0.2234591231</text:p>
          </table:table-cell>
          <table:table-cell table:formula="of:=[.AEA17]-INT([.AEA17])" office:value-type="float" office:value="0.433540264558133" calcext:value-type="float">
            <text:p>0.4335402646</text:p>
          </table:table-cell>
          <table:table-cell table:formula="of:=[.AEB17]-INT([.AEB17])" office:value-type="float" office:value="0.643702352824448" calcext:value-type="float">
            <text:p>0.6437023528</text:p>
          </table:table-cell>
          <table:table-cell table:formula="of:=[.AEC17]-INT([.AEC17])" office:value-type="float" office:value="0.853945419065326" calcext:value-type="float">
            <text:p>0.8539454191</text:p>
          </table:table-cell>
          <table:table-cell table:formula="of:=[.AED17]-INT([.AED17])" office:value-type="float" office:value="0.0642694944825735" calcext:value-type="float">
            <text:p>0.0642694945</text:p>
          </table:table-cell>
          <table:table-cell table:formula="of:=[.AEE17]-INT([.AEE17])" office:value-type="float" office:value="0.274674610289935" calcext:value-type="float">
            <text:p>0.2746746103</text:p>
          </table:table-cell>
          <table:table-cell table:formula="of:=[.AEF17]-INT([.AEF17])" office:value-type="float" office:value="0.48516079771332" calcext:value-type="float">
            <text:p>0.4851607977</text:p>
          </table:table-cell>
          <table:table-cell table:formula="of:=[.AEG17]-INT([.AEG17])" office:value-type="float" office:value="0.695728087990574" calcext:value-type="float">
            <text:p>0.695728088</text:p>
          </table:table-cell>
          <table:table-cell table:formula="of:=[.AEH17]-INT([.AEH17])" office:value-type="float" office:value="0.906376512371594" calcext:value-type="float">
            <text:p>0.9063765124</text:p>
          </table:table-cell>
          <table:table-cell table:formula="of:=[.AEI17]-INT([.AEI17])" office:value-type="float" office:value="0.117106102118328" calcext:value-type="float">
            <text:p>0.1171061021</text:p>
          </table:table-cell>
          <table:table-cell table:formula="of:=[.AEJ17]-INT([.AEJ17])" office:value-type="float" office:value="0.32791688850466" calcext:value-type="float">
            <text:p>0.3279168885</text:p>
          </table:table-cell>
          <table:table-cell table:formula="of:=[.AEK17]-INT([.AEK17])" office:value-type="float" office:value="0.538808902816754" calcext:value-type="float">
            <text:p>0.5388089028</text:p>
          </table:table-cell>
          <table:table-cell table:formula="of:=[.AEL17]-INT([.AEL17])" office:value-type="float" office:value="0.74978217635271" calcext:value-type="float">
            <text:p>0.7497821764</text:p>
          </table:table-cell>
          <table:table-cell table:formula="of:=[.AEM17]-INT([.AEM17])" office:value-type="float" office:value="0.960836740422565" calcext:value-type="float">
            <text:p>0.9608367404</text:p>
          </table:table-cell>
          <table:table-cell table:formula="of:=[.AEN17]-INT([.AEN17])" office:value-type="float" office:value="0.171972626348634" calcext:value-type="float">
            <text:p>0.1719726263</text:p>
          </table:table-cell>
          <table:table-cell table:formula="of:=[.AEO17]-INT([.AEO17])" office:value-type="float" office:value="0.38318986546517" calcext:value-type="float">
            <text:p>0.3831898655</text:p>
          </table:table-cell>
          <table:table-cell table:formula="of:=[.AEP17]-INT([.AEP17])" office:value-type="float" office:value="0.594488489118589" calcext:value-type="float">
            <text:p>0.5944884891</text:p>
          </table:table-cell>
          <table:table-cell table:formula="of:=[.AEQ17]-INT([.AEQ17])" office:value-type="float" office:value="0.805868528667247" calcext:value-type="float">
            <text:p>0.8058685287</text:p>
          </table:table-cell>
          <table:table-cell table:formula="of:=[.AER17]-INT([.AER17])" office:value-type="float" office:value="0.0173300154817753" calcext:value-type="float">
            <text:p>0.0173300155</text:p>
          </table:table-cell>
          <table:table-cell table:formula="of:=[.AES17]-INT([.AES17])" office:value-type="float" office:value="0.228872980944629" calcext:value-type="float">
            <text:p>0.2288729809</text:p>
          </table:table-cell>
          <table:table-cell table:formula="of:=[.AET17]-INT([.AET17])" office:value-type="float" office:value="0.440497456450657" calcext:value-type="float">
            <text:p>0.4404974565</text:p>
          </table:table-cell>
          <table:table-cell table:formula="of:=[.AEU17]-INT([.AEU17])" office:value-type="float" office:value="0.65220347340653" calcext:value-type="float">
            <text:p>0.6522034734</text:p>
          </table:table-cell>
          <table:table-cell table:formula="of:=[.AEV17]-INT([.AEV17])" office:value-type="float" office:value="0.863991063231197" calcext:value-type="float">
            <text:p>0.8639910632</text:p>
          </table:table-cell>
          <table:table-cell table:formula="of:=[.AEW17]-INT([.AEW17])" office:value-type="float" office:value="0.0758602573556573" calcext:value-type="float">
            <text:p>0.0758602574</text:p>
          </table:table-cell>
          <table:table-cell table:formula="of:=[.AEX17]-INT([.AEX17])" office:value-type="float" office:value="0.287811087223076" calcext:value-type="float">
            <text:p>0.2878110872</text:p>
          </table:table-cell>
          <table:table-cell table:formula="of:=[.AEY17]-INT([.AEY17])" office:value-type="float" office:value="0.499843584288669" calcext:value-type="float">
            <text:p>0.4998435843</text:p>
          </table:table-cell>
          <table:table-cell table:formula="of:=[.AEZ17]-INT([.AEZ17])" office:value-type="float" office:value="0.711957780019816" calcext:value-type="float">
            <text:p>0.71195778</text:p>
          </table:table-cell>
          <table:table-cell table:formula="of:=[.AFA17]-INT([.AFA17])" office:value-type="float" office:value="0.924153705895947" calcext:value-type="float">
            <text:p>0.9241537059</text:p>
          </table:table-cell>
          <table:table-cell table:formula="of:=[.AFB17]-INT([.AFB17])" office:value-type="float" office:value="0.136431393408657" calcext:value-type="float">
            <text:p>0.1364313934</text:p>
          </table:table-cell>
          <table:table-cell table:formula="of:=[.AFC17]-INT([.AFC17])" office:value-type="float" office:value="0.348790874061706" calcext:value-type="float">
            <text:p>0.3487908741</text:p>
          </table:table-cell>
          <table:table-cell table:formula="of:=[.AFD17]-INT([.AFD17])" office:value-type="float" office:value="0.561232179370904" calcext:value-type="float">
            <text:p>0.5612321794</text:p>
          </table:table-cell>
          <table:table-cell table:formula="of:=[.AFE17]-INT([.AFE17])" office:value-type="float" office:value="0.773755340864341" calcext:value-type="float">
            <text:p>0.7737553409</text:p>
          </table:table-cell>
          <table:table-cell table:formula="of:=[.AFF17]-INT([.AFF17])" office:value-type="float" office:value="0.986360390082155" calcext:value-type="float">
            <text:p>0.9863603901</text:p>
          </table:table-cell>
          <table:table-cell table:formula="of:=[.AFG17]-INT([.AFG17])" office:value-type="float" office:value="0.199047358576763" calcext:value-type="float">
            <text:p>0.1990473586</text:p>
          </table:table-cell>
          <table:table-cell table:formula="of:=[.AFH17]-INT([.AFH17])" office:value-type="float" office:value="0.411816277912521" calcext:value-type="float">
            <text:p>0.4118162779</text:p>
          </table:table-cell>
          <table:table-cell table:formula="of:=[.AFI17]-INT([.AFI17])" office:value-type="float" office:value="0.624667179666176" calcext:value-type="float">
            <text:p>0.6246671797</text:p>
          </table:table-cell>
          <table:table-cell table:formula="of:=[.AFJ17]-INT([.AFJ17])" office:value-type="float" office:value="0.83760009542641" calcext:value-type="float">
            <text:p>0.8376000954</text:p>
          </table:table-cell>
          <table:table-cell table:formula="of:=[.AFK17]-INT([.AFK17])" office:value-type="float" office:value="0.0506150567942996" calcext:value-type="float">
            <text:p>0.0506150568</text:p>
          </table:table-cell>
          <table:table-cell table:formula="of:=[.AFL17]-INT([.AFL17])" office:value-type="float" office:value="0.263712095382971" calcext:value-type="float">
            <text:p>0.2637120954</text:p>
          </table:table-cell>
          <table:table-cell table:formula="of:=[.AFM17]-INT([.AFM17])" office:value-type="float" office:value="0.476891242817828" calcext:value-type="float">
            <text:p>0.4768912428</text:p>
          </table:table-cell>
          <table:table-cell table:formula="of:=[.AFN17]-INT([.AFN17])" office:value-type="float" office:value="0.690152530736327" calcext:value-type="float">
            <text:p>0.6901525307</text:p>
          </table:table-cell>
          <table:table-cell table:formula="of:=[.AFO17]-INT([.AFO17])" office:value-type="float" office:value="0.903495990788201" calcext:value-type="float">
            <text:p>0.9034959908</text:p>
          </table:table-cell>
          <table:table-cell table:formula="of:=[.AFP17]-INT([.AFP17])" office:value-type="float" office:value="0.116921654635348" calcext:value-type="float">
            <text:p>0.1169216546</text:p>
          </table:table-cell>
          <table:table-cell table:formula="of:=[.AFQ17]-INT([.AFQ17])" office:value-type="float" office:value="0.330429553951944" calcext:value-type="float">
            <text:p>0.330429554</text:p>
          </table:table-cell>
          <table:table-cell table:formula="of:=[.AFR17]-INT([.AFR17])" office:value-type="float" office:value="0.544019720424217" calcext:value-type="float">
            <text:p>0.5440197204</text:p>
          </table:table-cell>
          <table:table-cell table:formula="of:=[.AFS17]-INT([.AFS17])" office:value-type="float" office:value="0.75769218575067" calcext:value-type="float">
            <text:p>0.7576921858</text:p>
          </table:table-cell>
          <table:table-cell table:formula="of:=[.AFT17]-INT([.AFT17])" office:value-type="float" office:value="0.971446981642089" calcext:value-type="float">
            <text:p>0.9714469816</text:p>
          </table:table-cell>
          <table:table-cell table:formula="of:=[.AFU17]-INT([.AFU17])" office:value-type="float" office:value="0.18528413982142" calcext:value-type="float">
            <text:p>0.1852841398</text:p>
          </table:table-cell>
          <table:table-cell table:formula="of:=[.AFV17]-INT([.AFV17])" office:value-type="float" office:value="0.399203692023889" calcext:value-type="float">
            <text:p>0.399203692</text:p>
          </table:table-cell>
          <table:table-cell table:formula="of:=[.AFW17]-INT([.AFW17])" office:value-type="float" office:value="0.613205669996773" calcext:value-type="float">
            <text:p>0.61320567</text:p>
          </table:table-cell>
          <table:table-cell table:formula="of:=[.AFX17]-INT([.AFX17])" office:value-type="float" office:value="0.827290105499856" calcext:value-type="float">
            <text:p>0.8272901055</text:p>
          </table:table-cell>
          <table:table-cell table:formula="of:=[.AFY17]-INT([.AFY17])" office:value-type="float" office:value="0.0414570303049686" calcext:value-type="float">
            <text:p>0.0414570303</text:p>
          </table:table-cell>
          <table:table-cell table:formula="of:=[.AFZ17]-INT([.AFZ17])" office:value-type="float" office:value="0.255706476196224" calcext:value-type="float">
            <text:p>0.2557064762</text:p>
          </table:table-cell>
          <table:table-cell table:formula="of:=[.AGA17]-INT([.AGA17])" office:value-type="float" office:value="0.470038474969897" calcext:value-type="float">
            <text:p>0.470038475</text:p>
          </table:table-cell>
          <table:table-cell table:formula="of:=[.AGB17]-INT([.AGB17])" office:value-type="float" office:value="0.684453058434769" calcext:value-type="float">
            <text:p>0.6844530584</text:p>
          </table:table-cell>
          <table:table-cell table:formula="of:=[.AGC17]-INT([.AGC17])" office:value-type="float" office:value="0.89895025841156" calcext:value-type="float">
            <text:p>0.8989502584</text:p>
          </table:table-cell>
          <table:table-cell table:formula="of:=[.AGD17]-INT([.AGD17])" office:value-type="float" office:value="0.113530106733492" calcext:value-type="float">
            <text:p>0.1135301067</text:p>
          </table:table-cell>
          <table:table-cell table:formula="of:=[.AGE17]-INT([.AGE17])" office:value-type="float" office:value="0.328192635245955" calcext:value-type="float">
            <text:p>0.3281926352</text:p>
          </table:table-cell>
          <table:table-cell table:formula="of:=[.AGF17]-INT([.AGF17])" office:value-type="float" office:value="0.542937875806615" calcext:value-type="float">
            <text:p>0.5429378758</text:p>
          </table:table-cell>
          <table:table-cell table:formula="of:=[.AGG17]-INT([.AGG17])" office:value-type="float" office:value="0.757765860285417" calcext:value-type="float">
            <text:p>0.7577658603</text:p>
          </table:table-cell>
          <table:table-cell table:formula="of:=[.AGH17]-INT([.AGH17])" office:value-type="float" office:value="0.972676620564585" calcext:value-type="float">
            <text:p>0.9726766206</text:p>
          </table:table-cell>
          <table:table-cell table:formula="of:=[.AGI17]-INT([.AGI17])" office:value-type="float" office:value="0.187670188538505" calcext:value-type="float">
            <text:p>0.1876701885</text:p>
          </table:table-cell>
          <table:table-cell table:formula="of:=[.AGJ17]-INT([.AGJ17])" office:value-type="float" office:value="0.402746596114184" calcext:value-type="float">
            <text:p>0.4027465961</text:p>
          </table:table-cell>
          <table:table-cell table:formula="of:=[.AGK17]-INT([.AGK17])" office:value-type="float" office:value="0.617905875210568" calcext:value-type="float">
            <text:p>0.6179058752</text:p>
          </table:table-cell>
          <table:table-cell table:formula="of:=[.AGL17]-INT([.AGL17])" office:value-type="float" office:value="0.833148057759104" calcext:value-type="float">
            <text:p>0.8331480578</text:p>
          </table:table-cell>
          <table:table-cell table:formula="of:=[.AGM17]-INT([.AGM17])" office:value-type="float" office:value="0.0484731757035206" calcext:value-type="float">
            <text:p>0.0484731757</text:p>
          </table:table-cell>
          <table:table-cell table:formula="of:=[.AGN17]-INT([.AGN17])" office:value-type="float" office:value="0.26388126099971" calcext:value-type="float">
            <text:p>0.263881261</text:p>
          </table:table-cell>
          <table:table-cell table:formula="of:=[.AGO17]-INT([.AGO17])" office:value-type="float" office:value="0.479372345616071" calcext:value-type="float">
            <text:p>0.4793723456</text:p>
          </table:table-cell>
          <table:table-cell table:formula="of:=[.AGP17]-INT([.AGP17])" office:value-type="float" office:value="0.694946461533277" calcext:value-type="float">
            <text:p>0.6949464615</text:p>
          </table:table-cell>
          <table:table-cell table:formula="of:=[.AGQ17]-INT([.AGQ17])" office:value-type="float" office:value="0.910603640744171" calcext:value-type="float">
            <text:p>0.9106036407</text:p>
          </table:table-cell>
          <table:table-cell table:formula="of:=[.AGR17]-INT([.AGR17])" office:value-type="float" office:value="0.126343915254097" calcext:value-type="float">
            <text:p>0.1263439153</text:p>
          </table:table-cell>
          <table:table-cell table:formula="of:=[.AGS17]-INT([.AGS17])" office:value-type="float" office:value="0.34216731708068" calcext:value-type="float">
            <text:p>0.3421673171</text:p>
          </table:table-cell>
          <table:table-cell table:formula="of:=[.AGT17]-INT([.AGT17])" office:value-type="float" office:value="0.558073878253936" calcext:value-type="float">
            <text:p>0.5580738783</text:p>
          </table:table-cell>
          <table:table-cell table:formula="of:=[.AGU17]-INT([.AGU17])" office:value-type="float" office:value="0.774063630816045" calcext:value-type="float">
            <text:p>0.7740636308</text:p>
          </table:table-cell>
          <table:table-cell table:formula="of:=[.AGV17]-INT([.AGV17])" office:value-type="float" office:value="0.990136606821693" calcext:value-type="float">
            <text:p>0.9901366068</text:p>
          </table:table-cell>
          <table:table-cell table:formula="of:=[.AGW17]-INT([.AGW17])" office:value-type="float" office:value="0.206292838337845" calcext:value-type="float">
            <text:p>0.2062928383</text:p>
          </table:table-cell>
          <table:table-cell table:formula="of:=[.AGX17]-INT([.AGX17])" office:value-type="float" office:value="0.42253235744397" calcext:value-type="float">
            <text:p>0.4225323574</text:p>
          </table:table-cell>
          <table:table-cell table:formula="of:=[.AGY17]-INT([.AGY17])" office:value-type="float" office:value="0.638855196231589" calcext:value-type="float">
            <text:p>0.6388551962</text:p>
          </table:table-cell>
          <table:table-cell table:formula="of:=[.AGZ17]-INT([.AGZ17])" office:value-type="float" office:value="0.855261386804955" calcext:value-type="float">
            <text:p>0.8552613868</text:p>
          </table:table-cell>
          <table:table-cell table:formula="of:=[.AHA17]-INT([.AHA17])" office:value-type="float" office:value="0.0717509612803724" calcext:value-type="float">
            <text:p>0.0717509613</text:p>
          </table:table-cell>
          <table:table-cell table:formula="of:=[.AHB17]-INT([.AHB17])" office:value-type="float" office:value="0.288323951786765" calcext:value-type="float">
            <text:p>0.2883239518</text:p>
          </table:table-cell>
          <table:table-cell table:formula="of:=[.AHC17]-INT([.AHC17])" office:value-type="float" office:value="0.504980390465221" calcext:value-type="float">
            <text:p>0.5049803905</text:p>
          </table:table-cell>
          <table:table-cell table:formula="of:=[.AHD17]-INT([.AHD17])" office:value-type="float" office:value="0.721720309469333" calcext:value-type="float">
            <text:p>0.7217203095</text:p>
          </table:table-cell>
          <table:table-cell table:formula="of:=[.AHE17]-INT([.AHE17])" office:value-type="float" office:value="0.938543740965201" calcext:value-type="float">
            <text:p>0.938543741</text:p>
          </table:table-cell>
          <table:table-cell table:formula="of:=[.AHF17]-INT([.AHF17])" office:value-type="float" office:value="0.155450717131089" calcext:value-type="float">
            <text:p>0.1554507171</text:p>
          </table:table-cell>
          <table:table-cell table:formula="of:=[.AHG17]-INT([.AHG17])" office:value-type="float" office:value="0.372441270157765" calcext:value-type="float">
            <text:p>0.3724412702</text:p>
          </table:table-cell>
          <table:table-cell table:formula="of:=[.AHH17]-INT([.AHH17])" office:value-type="float" office:value="0.58951543224839" calcext:value-type="float">
            <text:p>0.5895154322</text:p>
          </table:table-cell>
          <table:table-cell table:formula="of:=[.AHI17]-INT([.AHI17])" office:value-type="float" office:value="0.806673235618518" calcext:value-type="float">
            <text:p>0.8066732356</text:p>
          </table:table-cell>
          <table:table-cell table:formula="of:=[.AHJ17]-INT([.AHJ17])" office:value-type="float" office:value="0.0239147124962074" calcext:value-type="float">
            <text:p>0.0239147125</text:p>
          </table:table-cell>
          <table:table-cell table:formula="of:=[.AHK17]-INT([.AHK17])" office:value-type="float" office:value="0.241239895121907" calcext:value-type="float">
            <text:p>0.2412398951</text:p>
          </table:table-cell>
          <table:table-cell table:formula="of:=[.AHL17]-INT([.AHL17])" office:value-type="float" office:value="0.458648815748347" calcext:value-type="float">
            <text:p>0.4586488157</text:p>
          </table:table-cell>
          <table:table-cell table:formula="of:=[.AHM17]-INT([.AHM17])" office:value-type="float" office:value="0.676141506640761" calcext:value-type="float">
            <text:p>0.6761415066</text:p>
          </table:table-cell>
          <table:table-cell table:formula="of:=[.AHN17]-INT([.AHN17])" office:value-type="float" office:value="0.893718000076888" calcext:value-type="float">
            <text:p>0.8937180001</text:p>
          </table:table-cell>
          <table:table-cell table:formula="of:=[.AHO17]-INT([.AHO17])" office:value-type="float" office:value="0.111378328346859" calcext:value-type="float">
            <text:p>0.1113783283</text:p>
          </table:table-cell>
          <table:table-cell table:formula="of:=[.AHP17]-INT([.AHP17])" office:value-type="float" office:value="0.329122523753313" calcext:value-type="float">
            <text:p>0.3291225238</text:p>
          </table:table-cell>
          <table:table-cell table:formula="of:=[.AHQ17]-INT([.AHQ17])" office:value-type="float" office:value="0.546950618611163" calcext:value-type="float">
            <text:p>0.5469506186</text:p>
          </table:table-cell>
          <table:table-cell table:formula="of:=[.AHR17]-INT([.AHR17])" office:value-type="float" office:value="0.764862645247831" calcext:value-type="float">
            <text:p>0.7648626452</text:p>
          </table:table-cell>
          <table:table-cell table:formula="of:=[.AHS17]-INT([.AHS17])" office:value-type="float" office:value="0.982858636003357" calcext:value-type="float">
            <text:p>0.982858636</text:p>
          </table:table-cell>
          <table:table-cell table:formula="of:=[.AHT17]-INT([.AHT17])" office:value-type="float" office:value="0.200938623230058" calcext:value-type="float">
            <text:p>0.2009386232</text:p>
          </table:table-cell>
          <table:table-cell table:formula="of:=[.AHU17]-INT([.AHU17])" office:value-type="float" office:value="0.41910263929276" calcext:value-type="float">
            <text:p>0.4191026393</text:p>
          </table:table-cell>
          <table:table-cell table:formula="of:=[.AHV17]-INT([.AHV17])" office:value-type="float" office:value="0.637350716568903" calcext:value-type="float">
            <text:p>0.6373507166</text:p>
          </table:table-cell>
          <table:table-cell table:formula="of:=[.AHW17]-INT([.AHW17])" office:value-type="float" office:value="0.855682887448211" calcext:value-type="float">
            <text:p>0.8556828874</text:p>
          </table:table-cell>
          <table:table-cell table:formula="of:=[.AHX17]-INT([.AHX17])" office:value-type="float" office:value="0.0740991843329084" calcext:value-type="float">
            <text:p>0.0740991843</text:p>
          </table:table-cell>
          <table:table-cell table:formula="of:=[.AHY17]-INT([.AHY17])" office:value-type="float" office:value="0.292599639637729" calcext:value-type="float">
            <text:p>0.2925996396</text:p>
          </table:table-cell>
          <table:table-cell table:formula="of:=[.AHZ17]-INT([.AHZ17])" office:value-type="float" office:value="0.511184285790023" calcext:value-type="float">
            <text:p>0.5111842858</text:p>
          </table:table-cell>
          <table:table-cell table:formula="of:=[.AIA17]-INT([.AIA17])" office:value-type="float" office:value="0.729853155229534" calcext:value-type="float">
            <text:p>0.7298531552</text:p>
          </table:table-cell>
          <table:table-cell table:formula="of:=[.AIB17]-INT([.AIB17])" office:value-type="float" office:value="0.948606280408399" calcext:value-type="float">
            <text:p>0.9486062804</text:p>
          </table:table-cell>
          <table:table-cell table:formula="of:=[.AIC17]-INT([.AIC17])" office:value-type="float" office:value="0.167443693791483" calcext:value-type="float">
            <text:p>0.1674436938</text:p>
          </table:table-cell>
          <table:table-cell table:formula="of:=[.AID17]-INT([.AID17])" office:value-type="float" office:value="0.386365427855935" calcext:value-type="float">
            <text:p>0.3863654279</text:p>
          </table:table-cell>
          <table:table-cell table:formula="of:=[.AIE17]-INT([.AIE17])" office:value-type="float" office:value="0.605371515091633" calcext:value-type="float">
            <text:p>0.6053715151</text:p>
          </table:table-cell>
          <table:table-cell table:formula="of:=[.AIF17]-INT([.AIF17])" office:value-type="float" office:value="0.824461988000849" calcext:value-type="float">
            <text:p>0.824461988</text:p>
          </table:table-cell>
          <table:table-cell table:formula="of:=[.AIG17]-INT([.AIG17])" office:value-type="float" office:value="0.0436368790983579" calcext:value-type="float">
            <text:p>0.0436368791</text:p>
          </table:table-cell>
          <table:table-cell table:formula="of:=[.AIH17]-INT([.AIH17])" office:value-type="float" office:value="0.262896220911443" calcext:value-type="float">
            <text:p>0.2628962209</text:p>
          </table:table-cell>
          <table:table-cell table:formula="of:=[.AII17]-INT([.AII17])" office:value-type="float" office:value="0.48224004598012" calcext:value-type="float">
            <text:p>0.482240046</text:p>
          </table:table-cell>
          <table:table-cell table:formula="of:=[.AIJ17]-INT([.AIJ17])" office:value-type="float" office:value="0.701668386856682" calcext:value-type="float">
            <text:p>0.7016683869</text:p>
          </table:table-cell>
          <table:table-cell table:formula="of:=[.AIK17]-INT([.AIK17])" office:value-type="float" office:value="0.921181276106154" calcext:value-type="float">
            <text:p>0.9211812761</text:p>
          </table:table-cell>
          <table:table-cell table:formula="of:=[.AIL17]-INT([.AIL17])" office:value-type="float" office:value="0.140778746305955" calcext:value-type="float">
            <text:p>0.1407787463</text:p>
          </table:table-cell>
          <table:table-cell table:formula="of:=[.AIM17]-INT([.AIM17])" office:value-type="float" office:value="0.360460830046236" calcext:value-type="float">
            <text:p>0.36046083</text:p>
          </table:table-cell>
          <table:table-cell table:formula="of:=[.AIN17]-INT([.AIN17])" office:value-type="float" office:value="0.58022755992954" calcext:value-type="float">
            <text:p>0.5802275599</text:p>
          </table:table-cell>
          <table:table-cell table:formula="of:=[.AIO17]-INT([.AIO17])" office:value-type="float" office:value="0.800078968571029" calcext:value-type="float">
            <text:p>0.8000789686</text:p>
          </table:table-cell>
          <table:table-cell table:formula="of:=[.AIP17]-INT([.AIP17])" office:value-type="float" office:value="0.020015088598484" calcext:value-type="float">
            <text:p>0.0200150886</text:p>
          </table:table-cell>
          <table:table-cell table:formula="of:=[.AIQ17]-INT([.AIQ17])" office:value-type="float" office:value="0.240035952652306" calcext:value-type="float">
            <text:p>0.2400359527</text:p>
          </table:table-cell>
          <table:table-cell table:formula="of:=[.AIR17]-INT([.AIR17])" office:value-type="float" office:value="0.460141593385288" calcext:value-type="float">
            <text:p>0.4601415934</text:p>
          </table:table-cell>
          <table:table-cell table:formula="of:=[.AIS17]-INT([.AIS17])" office:value-type="float" office:value="0.68033204346284" calcext:value-type="float">
            <text:p>0.6803320435</text:p>
          </table:table-cell>
          <table:table-cell table:formula="of:=[.AIT17]-INT([.AIT17])" office:value-type="float" office:value="0.900607335563109" calcext:value-type="float">
            <text:p>0.9006073356</text:p>
          </table:table-cell>
          <table:table-cell table:formula="of:=[.AIU17]-INT([.AIU17])" office:value-type="float" office:value="0.120967502376743" calcext:value-type="float">
            <text:p>0.1209675024</text:p>
          </table:table-cell>
          <table:table-cell table:formula="of:=[.AIV17]-INT([.AIV17])" office:value-type="float" office:value="0.341412576607013" calcext:value-type="float">
            <text:p>0.3414125766</text:p>
          </table:table-cell>
          <table:table-cell table:formula="of:=[.AIW17]-INT([.AIW17])" office:value-type="float" office:value="0.561942590969693" calcext:value-type="float">
            <text:p>0.561942591</text:p>
          </table:table-cell>
          <table:table-cell table:formula="of:=[.AIX17]-INT([.AIX17])" office:value-type="float" office:value="0.782557578193291" calcext:value-type="float">
            <text:p>0.7825575782</text:p>
          </table:table-cell>
          <table:table-cell table:formula="of:=[.AIY17]-INT([.AIY17])" office:value-type="float" office:value="0.00325757101882118" calcext:value-type="float">
            <text:p>0.003257571</text:p>
          </table:table-cell>
          <table:table-cell table:formula="of:=[.AIZ17]-INT([.AIZ17])" office:value-type="float" office:value="0.224042602200029" calcext:value-type="float">
            <text:p>0.2240426022</text:p>
          </table:table-cell>
          <table:table-cell table:formula="of:=[.AJA17]-INT([.AJA17])" office:value-type="float" office:value="0.444912704503167" calcext:value-type="float">
            <text:p>0.4449127045</text:p>
          </table:table-cell>
          <table:table-cell table:formula="of:=[.AJB17]-INT([.AJB17])" office:value-type="float" office:value="0.665867910707107" calcext:value-type="float">
            <text:p>0.6658679107</text:p>
          </table:table-cell>
          <table:table-cell table:formula="of:=[.AJC17]-INT([.AJC17])" office:value-type="float" office:value="0.886908253603451" calcext:value-type="float">
            <text:p>0.8869082536</text:p>
          </table:table-cell>
          <table:table-cell table:formula="of:=[.AJD17]-INT([.AJD17])" office:value-type="float" office:value="0.108033765996424" calcext:value-type="float">
            <text:p>0.108033766</text:p>
          </table:table-cell>
          <table:table-cell table:formula="of:=[.AJE17]-INT([.AJE17])" office:value-type="float" office:value="0.329244480702869" calcext:value-type="float">
            <text:p>0.3292444807</text:p>
          </table:table-cell>
          <table:table-cell table:formula="of:=[.AJF17]-INT([.AJF17])" office:value-type="float" office:value="0.550540430552132" calcext:value-type="float">
            <text:p>0.5505404306</text:p>
          </table:table-cell>
          <table:table-cell table:formula="of:=[.AJG17]-INT([.AJG17])" office:value-type="float" office:value="0.77192164838641" calcext:value-type="float">
            <text:p>0.7719216484</text:p>
          </table:table-cell>
          <table:table-cell table:formula="of:=[.AJH17]-INT([.AJH17])" office:value-type="float" office:value="0.993388167060516" calcext:value-type="float">
            <text:p>0.9933881671</text:p>
          </table:table-cell>
          <table:table-cell table:formula="of:=[.AJI17]-INT([.AJI17])" office:value-type="float" office:value="0.214940019441883" calcext:value-type="float">
            <text:p>0.2149400194</text:p>
          </table:table-cell>
          <table:table-cell table:formula="of:=[.AJJ17]-INT([.AJJ17])" office:value-type="float" office:value="0.436577238410564" calcext:value-type="float">
            <text:p>0.4365772384</text:p>
          </table:table-cell>
          <table:table-cell table:formula="of:=[.AJK17]-INT([.AJK17])" office:value-type="float" office:value="0.658299856859458" calcext:value-type="float">
            <text:p>0.6582998569</text:p>
          </table:table-cell>
          <table:table-cell table:formula="of:=[.AJL17]-INT([.AJL17])" office:value-type="float" office:value="0.880107907693855" calcext:value-type="float">
            <text:p>0.8801079077</text:p>
          </table:table-cell>
          <table:table-cell table:formula="of:=[.AJM17]-INT([.AJM17])" office:value-type="float" office:value="0.102001423831894" calcext:value-type="float">
            <text:p>0.1020014238</text:p>
          </table:table-cell>
          <table:table-cell table:formula="of:=[.AJN17]-INT([.AJN17])" office:value-type="float" office:value="0.323980438204444" calcext:value-type="float">
            <text:p>0.3239804382</text:p>
          </table:table-cell>
          <table:table-cell table:formula="of:=[.AJO17]-INT([.AJO17])" office:value-type="float" office:value="0.546044983754996" calcext:value-type="float">
            <text:p>0.5460449838</text:p>
          </table:table-cell>
          <table:table-cell table:formula="of:=[.AJP17]-INT([.AJP17])" office:value-type="float" office:value="0.768195093439772" calcext:value-type="float">
            <text:p>0.7681950934</text:p>
          </table:table-cell>
          <table:table-cell table:formula="of:=[.AJQ17]-INT([.AJQ17])" office:value-type="float" office:value="0.990430800227614" calcext:value-type="float">
            <text:p>0.9904308002</text:p>
          </table:table-cell>
          <table:table-cell table:formula="of:=[.AJR17]-INT([.AJR17])" office:value-type="float" office:value="0.212752137100097" calcext:value-type="float">
            <text:p>0.2127521371</text:p>
          </table:table-cell>
          <table:table-cell table:formula="of:=[.AJS17]-INT([.AJS17])" office:value-type="float" office:value="0.435159137051528" calcext:value-type="float">
            <text:p>0.4351591371</text:p>
          </table:table-cell>
          <table:table-cell table:formula="of:=[.AJT17]-INT([.AJT17])" office:value-type="float" office:value="0.657651833088949" calcext:value-type="float">
            <text:p>0.6576518331</text:p>
          </table:table-cell>
          <table:table-cell table:formula="of:=[.AJU17]-INT([.AJU17])" office:value-type="float" office:value="0.880230258232018" calcext:value-type="float">
            <text:p>0.8802302582</text:p>
          </table:table-cell>
          <table:table-cell table:formula="of:=[.AJV17]-INT([.AJV17])" office:value-type="float" office:value="0.102894445513243" calcext:value-type="float">
            <text:p>0.1028944455</text:p>
          </table:table-cell>
          <table:table-cell table:formula="of:=[.AJW17]-INT([.AJW17])" office:value-type="float" office:value="0.32564442797775" calcext:value-type="float">
            <text:p>0.325644428</text:p>
          </table:table-cell>
          <table:table-cell table:formula="of:=[.AJX17]-INT([.AJX17])" office:value-type="float" office:value="0.54848023868351" calcext:value-type="float">
            <text:p>0.5484802387</text:p>
          </table:table-cell>
          <table:table-cell table:formula="of:=[.AJY17]-INT([.AJY17])" office:value-type="float" office:value="0.771401910701229" calcext:value-type="float">
            <text:p>0.7714019107</text:p>
          </table:table-cell>
          <table:table-cell table:formula="of:=[.AJZ17]-INT([.AJZ17])" office:value-type="float" office:value="0.994409477114232" calcext:value-type="float">
            <text:p>0.9944094771</text:p>
          </table:table-cell>
          <table:table-cell table:formula="of:=[.AKA17]-INT([.AKA17])" office:value-type="float" office:value="0.217502971018575" calcext:value-type="float">
            <text:p>0.217502971</text:p>
          </table:table-cell>
          <table:table-cell table:formula="of:=[.AKB17]-INT([.AKB17])" office:value-type="float" office:value="0.440682425523278" calcext:value-type="float">
            <text:p>0.4406824255</text:p>
          </table:table-cell>
          <table:table-cell table:formula="of:=[.AKC17]-INT([.AKC17])" office:value-type="float" office:value="0.663947873749976" calcext:value-type="float">
            <text:p>0.6639478737</text:p>
          </table:table-cell>
          <table:table-cell table:formula="of:=[.AKD17]-INT([.AKD17])" office:value-type="float" office:value="0.887299348833039" calcext:value-type="float">
            <text:p>0.8872993488</text:p>
          </table:table-cell>
          <table:table-cell table:formula="of:=[.AKE17]-INT([.AKE17])" office:value-type="float" office:value="0.110736883919685" calcext:value-type="float">
            <text:p>0.1107368839</text:p>
          </table:table-cell>
          <table:table-cell table:formula="of:=[.AKF17]-INT([.AKF17])" office:value-type="float" office:value="0.334260512169863" calcext:value-type="float">
            <text:p>0.3342605122</text:p>
          </table:table-cell>
          <table:table-cell table:formula="of:=[.AKG17]-INT([.AKG17])" office:value-type="float" office:value="0.557870266756254" calcext:value-type="float">
            <text:p>0.5578702668</text:p>
          </table:table-cell>
          <table:table-cell table:formula="of:=[.AKH17]-INT([.AKH17])" office:value-type="float" office:value="0.781566180864388" calcext:value-type="float">
            <text:p>0.7815661809</text:p>
          </table:table-cell>
          <table:table-cell table:formula="of:=[.AKI17]-INT([.AKI17])" office:value-type="float" office:value="0.00534828769264095" calcext:value-type="float">
            <text:p>0.0053482877</text:p>
          </table:table-cell>
          <table:table-cell table:formula="of:=[.AKJ17]-INT([.AKJ17])" office:value-type="float" office:value="0.229216620452007" calcext:value-type="float">
            <text:p>0.2292166205</text:p>
          </table:table-cell>
          <table:table-cell table:formula="of:=[.AKK17]-INT([.AKK17])" office:value-type="float" office:value="0.453171212366442" calcext:value-type="float">
            <text:p>0.4531712124</text:p>
          </table:table-cell>
          <table:table-cell table:formula="of:=[.AKL17]-INT([.AKL17])" office:value-type="float" office:value="0.67721209667252" calcext:value-type="float">
            <text:p>0.6772120967</text:p>
          </table:table-cell>
          <table:table-cell table:formula="of:=[.AKM17]-INT([.AKM17])" office:value-type="float" office:value="0.901339306619889" calcext:value-type="float">
            <text:p>0.9013393066</text:p>
          </table:table-cell>
          <table:table-cell table:formula="of:=[.AKN17]-INT([.AKN17])" office:value-type="float" office:value="0.125552875470703" calcext:value-type="float">
            <text:p>0.1255528755</text:p>
          </table:table-cell>
          <table:table-cell table:formula="of:=[.AKO17]-INT([.AKO17])" office:value-type="float" office:value="0.34985283650019" calcext:value-type="float">
            <text:p>0.3498528365</text:p>
          </table:table-cell>
          <table:table-cell table:formula="of:=[.AKP17]-INT([.AKP17])" office:value-type="float" office:value="0.574239222996312" calcext:value-type="float">
            <text:p>0.574239223</text:p>
          </table:table-cell>
          <table:table-cell table:formula="of:=[.AKQ17]-INT([.AKQ17])" office:value-type="float" office:value="0.798712068259761" calcext:value-type="float">
            <text:p>0.7987120683</text:p>
          </table:table-cell>
          <table:table-cell table:formula="of:=[.AKR17]-INT([.AKR17])" office:value-type="float" office:value="0.0232714056041914" calcext:value-type="float">
            <text:p>0.0232714056</text:p>
          </table:table-cell>
          <table:table-cell table:formula="of:=[.AKS17]-INT([.AKS17])" office:value-type="float" office:value="0.247917268355991" calcext:value-type="float">
            <text:p>0.2479172684</text:p>
          </table:table-cell>
          <table:table-cell table:formula="of:=[.AKT17]-INT([.AKT17])" office:value-type="float" office:value="0.472649689854393" calcext:value-type="float">
            <text:p>0.4726496899</text:p>
          </table:table-cell>
          <table:table-cell table:formula="of:=[.AKU17]-INT([.AKU17])" office:value-type="float" office:value="0.697468703451591" calcext:value-type="float">
            <text:p>0.6974687035</text:p>
          </table:table-cell>
          <table:table-cell table:formula="of:=[.AKV17]-INT([.AKV17])" office:value-type="float" office:value="0.922374342512626" calcext:value-type="float">
            <text:p>0.9223743425</text:p>
          </table:table-cell>
          <table:table-cell table:formula="of:=[.AKW17]-INT([.AKW17])" office:value-type="float" office:value="0.147366640415271" calcext:value-type="float">
            <text:p>0.1473666404</text:p>
          </table:table-cell>
          <table:table-cell table:formula="of:=[.AKX17]-INT([.AKX17])" office:value-type="float" office:value="0.372445630550146" calcext:value-type="float">
            <text:p>0.3724456306</text:p>
          </table:table-cell>
          <table:table-cell table:formula="of:=[.AKY17]-INT([.AKY17])" office:value-type="float" office:value="0.597611346320946" calcext:value-type="float">
            <text:p>0.5976113463</text:p>
          </table:table-cell>
          <table:table-cell table:formula="of:=[.AKZ17]-INT([.AKZ17])" office:value-type="float" office:value="0.822863821143983" calcext:value-type="float">
            <text:p>0.8228638211</text:p>
          </table:table-cell>
          <table:table-cell table:formula="of:=[.ALA17]-INT([.ALA17])" office:value-type="float" office:value="0.0482030884485312" calcext:value-type="float">
            <text:p>0.0482030884</text:p>
          </table:table-cell>
          <table:table-cell table:formula="of:=[.ALB17]-INT([.ALB17])" office:value-type="float" office:value="0.273629181676938" calcext:value-type="float">
            <text:p>0.2736291817</text:p>
          </table:table-cell>
          <table:table-cell table:formula="of:=[.ALC17]-INT([.ALC17])" office:value-type="float" office:value="0.49914213428417" calcext:value-type="float">
            <text:p>0.4991421343</text:p>
          </table:table-cell>
          <table:table-cell table:formula="of:=[.ALD17]-INT([.ALD17])" office:value-type="float" office:value="0.724741979738155" calcext:value-type="float">
            <text:p>0.7247419797</text:p>
          </table:table-cell>
          <table:table-cell table:formula="of:=[.ALE17]-INT([.ALE17])" office:value-type="float" office:value="0.95042875151978" calcext:value-type="float">
            <text:p>0.9504287515</text:p>
          </table:table-cell>
          <table:table-cell table:formula="of:=[.ALF17]-INT([.ALF17])" office:value-type="float" office:value="0.176202483122893" calcext:value-type="float">
            <text:p>0.1762024831</text:p>
          </table:table-cell>
          <table:table-cell table:formula="of:=[.ALG17]-INT([.ALG17])" office:value-type="float" office:value="0.402063208054074" calcext:value-type="float">
            <text:p>0.4020632081</text:p>
          </table:table-cell>
          <table:table-cell table:formula="of:=[.ALH17]-INT([.ALH17])" office:value-type="float" office:value="0.628010959832864" calcext:value-type="float">
            <text:p>0.6280109598</text:p>
          </table:table-cell>
          <table:table-cell table:formula="of:=[.ALI17]-INT([.ALI17])" office:value-type="float" office:value="0.854045771991764" calcext:value-type="float">
            <text:p>0.854045772</text:p>
          </table:table-cell>
          <table:table-cell table:formula="of:=[.ALJ17]-INT([.ALJ17])" office:value-type="float" office:value="0.0801676780762364" calcext:value-type="float">
            <text:p>0.0801676781</text:p>
          </table:table-cell>
          <table:table-cell table:formula="of:=[.ALK17]-INT([.ALK17])" office:value-type="float" office:value="0.306376711644589" calcext:value-type="float">
            <text:p>0.3063767116</text:p>
          </table:table-cell>
          <table:table-cell table:formula="of:=[.ALL17]-INT([.ALL17])" office:value-type="float" office:value="0.53267290626809" calcext:value-type="float">
            <text:p>0.5326729063</text:p>
          </table:table-cell>
          <table:table-cell table:formula="of:=[.ALM17]-INT([.ALM17])" office:value-type="float" office:value="0.759056295530854" calcext:value-type="float">
            <text:p>0.7590562955</text:p>
          </table:table-cell>
          <table:table-cell table:formula="of:=[.ALN17]-INT([.ALN17])" office:value-type="float" office:value="0.985526913030185" calcext:value-type="float">
            <text:p>0.985526913</text:p>
          </table:table-cell>
          <table:table-cell table:formula="of:=[.ALO17]-INT([.ALO17])" office:value-type="float" office:value="0.212084792376004" calcext:value-type="float">
            <text:p>0.2120847924</text:p>
          </table:table-cell>
          <table:table-cell table:formula="of:=[.ALP17]-INT([.ALP17])" office:value-type="float" office:value="0.438729967191421" calcext:value-type="float">
            <text:p>0.4387299672</text:p>
          </table:table-cell>
          <table:table-cell table:formula="of:=[.ALQ17]-INT([.ALQ17])" office:value-type="float" office:value="0.665462471112505" calcext:value-type="float">
            <text:p>0.6654624711</text:p>
          </table:table-cell>
          <table:table-cell table:formula="of:=[.ALR17]-INT([.ALR17])" office:value-type="float" office:value="0.892282337788174" calcext:value-type="float">
            <text:p>0.8922823378</text:p>
          </table:table-cell>
          <table:table-cell table:formula="of:=[.ALS17]-INT([.ALS17])" office:value-type="float" office:value="0.119189600880304" calcext:value-type="float">
            <text:p>0.1191896009</text:p>
          </table:table-cell>
          <table:table-cell table:formula="of:=[.ALT17]-INT([.ALT17])" office:value-type="float" office:value="0.346184294063733" calcext:value-type="float">
            <text:p>0.3461842941</text:p>
          </table:table-cell>
          <table:table-cell table:formula="of:=[.ALU17]-INT([.ALU17])" office:value-type="float" office:value="0.57326645102637" calcext:value-type="float">
            <text:p>0.573266451</text:p>
          </table:table-cell>
          <table:table-cell table:formula="of:=[.ALV17]-INT([.ALV17])" office:value-type="float" office:value="0.800436105469089" calcext:value-type="float">
            <text:p>0.8004361055</text:p>
          </table:table-cell>
          <table:table-cell table:formula="of:=[.ALW17]-INT([.ALW17])" office:value-type="float" office:value="0.0276932911057202" calcext:value-type="float">
            <text:p>0.0276932911</text:p>
          </table:table-cell>
          <table:table-cell table:formula="of:=[.ALX17]-INT([.ALX17])" office:value-type="float" office:value="0.255038041663056" calcext:value-type="float">
            <text:p>0.2550380417</text:p>
          </table:table-cell>
          <table:table-cell table:formula="of:=[.ALY17]-INT([.ALY17])" office:value-type="float" office:value="0.482470390880962" calcext:value-type="float">
            <text:p>0.4824703909</text:p>
          </table:table-cell>
          <table:table-cell table:formula="of:=[.ALZ17]-INT([.ALZ17])" office:value-type="float" office:value="0.709990372512152" calcext:value-type="float">
            <text:p>0.7099903725</text:p>
          </table:table-cell>
          <table:table-cell table:formula="of:=[.AMA17]-INT([.AMA17])" office:value-type="float" office:value="0.937598020322525" calcext:value-type="float">
            <text:p>0.9375980203</text:p>
          </table:table-cell>
          <table:table-cell table:formula="of:=[.AMB17]-INT([.AMB17])" office:value-type="float" office:value="0.165293368090829" calcext:value-type="float">
            <text:p>0.1652933681</text:p>
          </table:table-cell>
          <table:table-cell table:formula="of:=[.AMC17]-INT([.AMC17])" office:value-type="float" office:value="0.393076449608998" calcext:value-type="float">
            <text:p>0.3930764496</text:p>
          </table:table-cell>
          <table:table-cell table:formula="of:=[.AMD17]-INT([.AMD17])" office:value-type="float" office:value="0.620947298681926" calcext:value-type="float">
            <text:p>0.6209472987</text:p>
          </table:table-cell>
          <table:table-cell table:formula="of:=[.AME17]-INT([.AME17])" office:value-type="float" office:value="0.84890594912747" calcext:value-type="float">
            <text:p>0.8489059491</text:p>
          </table:table-cell>
          <table:table-cell table:formula="of:=[.AMF17]-INT([.AMF17])" office:value-type="float" office:value="0.0769524347764445" calcext:value-type="float">
            <text:p>0.0769524348</text:p>
          </table:table-cell>
          <table:table-cell table:formula="of:=[.AMG17]-INT([.AMG17])" office:value-type="float" office:value="0.305086789472966" calcext:value-type="float">
            <text:p>0.3050867895</text:p>
          </table:table-cell>
          <table:table-cell table:formula="of:=[.AMH17]-INT([.AMH17])" office:value-type="float" office:value="0.533309047073885" calcext:value-type="float">
            <text:p>0.5333090471</text:p>
          </table:table-cell>
          <table:table-cell table:formula="of:=[.AMI17]-INT([.AMI17])" office:value-type="float" office:value="0.761619241449353" calcext:value-type="float">
            <text:p>0.7616192414</text:p>
          </table:table-cell>
          <table:table-cell table:formula="of:=[.AMJ17]-INT([.AMJ17])" office:value-type="float" office:value="0.99001740648248" calcext:value-type="float">
            <text:p>0.9900174065</text:p>
          </table:table-cell>
        </table:table-row>
        <table:table-row table:style-name="ro1">
          <table:table-cell office:value-type="string" calcext:value-type="string">
            <text:p>Population (int)</text:p>
          </table:table-cell>
          <table:table-cell table:formula="of:=[.B17]" office:value-type="float" office:value="400" calcext:value-type="float">
            <text:p>400</text:p>
          </table:table-cell>
          <table:table-cell table:formula="of:=INT(([.B19]+[.B18])*[.$C$23])" office:value-type="float" office:value="400" calcext:value-type="float">
            <text:p>400</text:p>
          </table:table-cell>
          <table:table-cell table:formula="of:=INT(([.C19]+[.C18])*[.$C$23])" office:value-type="float" office:value="400" calcext:value-type="float">
            <text:p>400</text:p>
          </table:table-cell>
          <table:table-cell table:formula="of:=INT(([.D19]+[.D18])*[.$C$23])" office:value-type="float" office:value="400" calcext:value-type="float">
            <text:p>400</text:p>
          </table:table-cell>
          <table:table-cell table:formula="of:=INT(([.E19]+[.E18])*[.$C$23])" office:value-type="float" office:value="400" calcext:value-type="float">
            <text:p>400</text:p>
          </table:table-cell>
          <table:table-cell table:formula="of:=INT(([.F19]+[.F18])*[.$C$23])" office:value-type="float" office:value="400" calcext:value-type="float">
            <text:p>400</text:p>
          </table:table-cell>
          <table:table-cell table:formula="of:=INT(([.G19]+[.G18])*[.$C$23])" office:value-type="float" office:value="400" calcext:value-type="float">
            <text:p>400</text:p>
          </table:table-cell>
          <table:table-cell table:formula="of:=INT(([.H19]+[.H18])*[.$C$23])" office:value-type="float" office:value="401" calcext:value-type="float">
            <text:p>401</text:p>
          </table:table-cell>
          <table:table-cell table:formula="of:=INT(([.I19]+[.I18])*[.$C$23])" office:value-type="float" office:value="401" calcext:value-type="float">
            <text:p>401</text:p>
          </table:table-cell>
          <table:table-cell table:formula="of:=INT(([.J19]+[.J18])*[.$C$23])" office:value-type="float" office:value="401" calcext:value-type="float">
            <text:p>401</text:p>
          </table:table-cell>
          <table:table-cell table:formula="of:=INT(([.K19]+[.K18])*[.$C$23])" office:value-type="float" office:value="401" calcext:value-type="float">
            <text:p>401</text:p>
          </table:table-cell>
          <table:table-cell table:formula="of:=INT(([.L19]+[.L18])*[.$C$23])" office:value-type="float" office:value="401" calcext:value-type="float">
            <text:p>401</text:p>
          </table:table-cell>
          <table:table-cell table:formula="of:=INT(([.M19]+[.M18])*[.$C$23])" office:value-type="float" office:value="401" calcext:value-type="float">
            <text:p>401</text:p>
          </table:table-cell>
          <table:table-cell table:formula="of:=INT(([.N19]+[.N18])*[.$C$23])" office:value-type="float" office:value="402" calcext:value-type="float">
            <text:p>402</text:p>
          </table:table-cell>
          <table:table-cell table:formula="of:=INT(([.O19]+[.O18])*[.$C$23])" office:value-type="float" office:value="402" calcext:value-type="float">
            <text:p>402</text:p>
          </table:table-cell>
          <table:table-cell table:formula="of:=INT(([.P19]+[.P18])*[.$C$23])" office:value-type="float" office:value="402" calcext:value-type="float">
            <text:p>402</text:p>
          </table:table-cell>
          <table:table-cell table:formula="of:=INT(([.Q19]+[.Q18])*[.$C$23])" office:value-type="float" office:value="402" calcext:value-type="float">
            <text:p>402</text:p>
          </table:table-cell>
          <table:table-cell table:formula="of:=INT(([.R19]+[.R18])*[.$C$23])" office:value-type="float" office:value="402" calcext:value-type="float">
            <text:p>402</text:p>
          </table:table-cell>
          <table:table-cell table:formula="of:=INT(([.S19]+[.S18])*[.$C$23])" office:value-type="float" office:value="402" calcext:value-type="float">
            <text:p>402</text:p>
          </table:table-cell>
          <table:table-cell table:formula="of:=INT(([.T19]+[.T18])*[.$C$23])" office:value-type="float" office:value="402" calcext:value-type="float">
            <text:p>402</text:p>
          </table:table-cell>
          <table:table-cell table:formula="of:=INT(([.U19]+[.U18])*[.$C$23])" office:value-type="float" office:value="403" calcext:value-type="float">
            <text:p>403</text:p>
          </table:table-cell>
          <table:table-cell table:formula="of:=INT(([.V19]+[.V18])*[.$C$23])" office:value-type="float" office:value="403" calcext:value-type="float">
            <text:p>403</text:p>
          </table:table-cell>
          <table:table-cell table:formula="of:=INT(([.W19]+[.W18])*[.$C$23])" office:value-type="float" office:value="403" calcext:value-type="float">
            <text:p>403</text:p>
          </table:table-cell>
          <table:table-cell table:formula="of:=INT(([.X19]+[.X18])*[.$C$23])" office:value-type="float" office:value="403" calcext:value-type="float">
            <text:p>403</text:p>
          </table:table-cell>
          <table:table-cell table:formula="of:=INT(([.Y19]+[.Y18])*[.$C$23])" office:value-type="float" office:value="403" calcext:value-type="float">
            <text:p>403</text:p>
          </table:table-cell>
          <table:table-cell table:formula="of:=INT(([.Z19]+[.Z18])*[.$C$23])" office:value-type="float" office:value="403" calcext:value-type="float">
            <text:p>403</text:p>
          </table:table-cell>
          <table:table-cell table:formula="of:=INT(([.AA19]+[.AA18])*[.$C$23])" office:value-type="float" office:value="404" calcext:value-type="float">
            <text:p>404</text:p>
          </table:table-cell>
          <table:table-cell table:formula="of:=INT(([.AB19]+[.AB18])*[.$C$23])" office:value-type="float" office:value="404" calcext:value-type="float">
            <text:p>404</text:p>
          </table:table-cell>
          <table:table-cell table:formula="of:=INT(([.AC19]+[.AC18])*[.$C$23])" office:value-type="float" office:value="404" calcext:value-type="float">
            <text:p>404</text:p>
          </table:table-cell>
          <table:table-cell table:formula="of:=INT(([.AD19]+[.AD18])*[.$C$23])" office:value-type="float" office:value="404" calcext:value-type="float">
            <text:p>404</text:p>
          </table:table-cell>
          <table:table-cell table:formula="of:=INT(([.AE19]+[.AE18])*[.$C$23])" office:value-type="float" office:value="404" calcext:value-type="float">
            <text:p>404</text:p>
          </table:table-cell>
          <table:table-cell table:formula="of:=INT(([.AF19]+[.AF18])*[.$C$23])" office:value-type="float" office:value="404" calcext:value-type="float">
            <text:p>404</text:p>
          </table:table-cell>
          <table:table-cell table:formula="of:=INT(([.AG19]+[.AG18])*[.$C$23])" office:value-type="float" office:value="404" calcext:value-type="float">
            <text:p>404</text:p>
          </table:table-cell>
          <table:table-cell table:formula="of:=INT(([.AH19]+[.AH18])*[.$C$23])" office:value-type="float" office:value="405" calcext:value-type="float">
            <text:p>405</text:p>
          </table:table-cell>
          <table:table-cell table:formula="of:=INT(([.AI19]+[.AI18])*[.$C$23])" office:value-type="float" office:value="405" calcext:value-type="float">
            <text:p>405</text:p>
          </table:table-cell>
          <table:table-cell table:formula="of:=INT(([.AJ19]+[.AJ18])*[.$C$23])" office:value-type="float" office:value="405" calcext:value-type="float">
            <text:p>405</text:p>
          </table:table-cell>
          <table:table-cell table:formula="of:=INT(([.AK19]+[.AK18])*[.$C$23])" office:value-type="float" office:value="405" calcext:value-type="float">
            <text:p>405</text:p>
          </table:table-cell>
          <table:table-cell table:formula="of:=INT(([.AL19]+[.AL18])*[.$C$23])" office:value-type="float" office:value="405" calcext:value-type="float">
            <text:p>405</text:p>
          </table:table-cell>
          <table:table-cell table:formula="of:=INT(([.AM19]+[.AM18])*[.$C$23])" office:value-type="float" office:value="405" calcext:value-type="float">
            <text:p>405</text:p>
          </table:table-cell>
          <table:table-cell table:formula="of:=INT(([.AN19]+[.AN18])*[.$C$23])" office:value-type="float" office:value="406" calcext:value-type="float">
            <text:p>406</text:p>
          </table:table-cell>
          <table:table-cell table:formula="of:=INT(([.AO19]+[.AO18])*[.$C$23])" office:value-type="float" office:value="406" calcext:value-type="float">
            <text:p>406</text:p>
          </table:table-cell>
          <table:table-cell table:formula="of:=INT(([.AP19]+[.AP18])*[.$C$23])" office:value-type="float" office:value="406" calcext:value-type="float">
            <text:p>406</text:p>
          </table:table-cell>
          <table:table-cell table:formula="of:=INT(([.AQ19]+[.AQ18])*[.$C$23])" office:value-type="float" office:value="406" calcext:value-type="float">
            <text:p>406</text:p>
          </table:table-cell>
          <table:table-cell table:formula="of:=INT(([.AR19]+[.AR18])*[.$C$23])" office:value-type="float" office:value="406" calcext:value-type="float">
            <text:p>406</text:p>
          </table:table-cell>
          <table:table-cell table:formula="of:=INT(([.AS19]+[.AS18])*[.$C$23])" office:value-type="float" office:value="406" calcext:value-type="float">
            <text:p>406</text:p>
          </table:table-cell>
          <table:table-cell table:formula="of:=INT(([.AT19]+[.AT18])*[.$C$23])" office:value-type="float" office:value="406" calcext:value-type="float">
            <text:p>406</text:p>
          </table:table-cell>
          <table:table-cell table:formula="of:=INT(([.AU19]+[.AU18])*[.$C$23])" office:value-type="float" office:value="407" calcext:value-type="float">
            <text:p>407</text:p>
          </table:table-cell>
          <table:table-cell table:formula="of:=INT(([.AV19]+[.AV18])*[.$C$23])" office:value-type="float" office:value="407" calcext:value-type="float">
            <text:p>407</text:p>
          </table:table-cell>
          <table:table-cell table:formula="of:=INT(([.AW19]+[.AW18])*[.$C$23])" office:value-type="float" office:value="407" calcext:value-type="float">
            <text:p>407</text:p>
          </table:table-cell>
          <table:table-cell table:formula="of:=INT(([.AX19]+[.AX18])*[.$C$23])" office:value-type="float" office:value="407" calcext:value-type="float">
            <text:p>407</text:p>
          </table:table-cell>
          <table:table-cell table:formula="of:=INT(([.AY19]+[.AY18])*[.$C$23])" office:value-type="float" office:value="407" calcext:value-type="float">
            <text:p>407</text:p>
          </table:table-cell>
          <table:table-cell table:formula="of:=INT(([.AZ19]+[.AZ18])*[.$C$23])" office:value-type="float" office:value="407" calcext:value-type="float">
            <text:p>407</text:p>
          </table:table-cell>
          <table:table-cell table:formula="of:=INT(([.BA19]+[.BA18])*[.$C$23])" office:value-type="float" office:value="408" calcext:value-type="float">
            <text:p>408</text:p>
          </table:table-cell>
          <table:table-cell table:formula="of:=INT(([.BB19]+[.BB18])*[.$C$23])" office:value-type="float" office:value="408" calcext:value-type="float">
            <text:p>408</text:p>
          </table:table-cell>
          <table:table-cell table:formula="of:=INT(([.BC19]+[.BC18])*[.$C$23])" office:value-type="float" office:value="408" calcext:value-type="float">
            <text:p>408</text:p>
          </table:table-cell>
          <table:table-cell table:formula="of:=INT(([.BD19]+[.BD18])*[.$C$23])" office:value-type="float" office:value="408" calcext:value-type="float">
            <text:p>408</text:p>
          </table:table-cell>
          <table:table-cell table:formula="of:=INT(([.BE19]+[.BE18])*[.$C$23])" office:value-type="float" office:value="408" calcext:value-type="float">
            <text:p>408</text:p>
          </table:table-cell>
          <table:table-cell table:formula="of:=INT(([.BF19]+[.BF18])*[.$C$23])" office:value-type="float" office:value="408" calcext:value-type="float">
            <text:p>408</text:p>
          </table:table-cell>
          <table:table-cell table:formula="of:=INT(([.BG19]+[.BG18])*[.$C$23])" office:value-type="float" office:value="409" calcext:value-type="float">
            <text:p>409</text:p>
          </table:table-cell>
          <table:table-cell table:formula="of:=INT(([.BH19]+[.BH18])*[.$C$23])" office:value-type="float" office:value="409" calcext:value-type="float">
            <text:p>409</text:p>
          </table:table-cell>
          <table:table-cell table:formula="of:=INT(([.BI19]+[.BI18])*[.$C$23])" office:value-type="float" office:value="409" calcext:value-type="float">
            <text:p>409</text:p>
          </table:table-cell>
          <table:table-cell table:formula="of:=INT(([.BJ19]+[.BJ18])*[.$C$23])" office:value-type="float" office:value="409" calcext:value-type="float">
            <text:p>409</text:p>
          </table:table-cell>
          <table:table-cell table:formula="of:=INT(([.BK19]+[.BK18])*[.$C$23])" office:value-type="float" office:value="409" calcext:value-type="float">
            <text:p>409</text:p>
          </table:table-cell>
          <table:table-cell table:formula="of:=INT(([.BL19]+[.BL18])*[.$C$23])" office:value-type="float" office:value="409" calcext:value-type="float">
            <text:p>409</text:p>
          </table:table-cell>
          <table:table-cell table:formula="of:=INT(([.BM19]+[.BM18])*[.$C$23])" office:value-type="float" office:value="409" calcext:value-type="float">
            <text:p>409</text:p>
          </table:table-cell>
          <table:table-cell table:formula="of:=INT(([.BN19]+[.BN18])*[.$C$23])" office:value-type="float" office:value="410" calcext:value-type="float">
            <text:p>410</text:p>
          </table:table-cell>
          <table:table-cell table:formula="of:=INT(([.BO19]+[.BO18])*[.$C$23])" office:value-type="float" office:value="410" calcext:value-type="float">
            <text:p>410</text:p>
          </table:table-cell>
          <table:table-cell table:formula="of:=INT(([.BP19]+[.BP18])*[.$C$23])" office:value-type="float" office:value="410" calcext:value-type="float">
            <text:p>410</text:p>
          </table:table-cell>
          <table:table-cell table:formula="of:=INT(([.BQ19]+[.BQ18])*[.$C$23])" office:value-type="float" office:value="410" calcext:value-type="float">
            <text:p>410</text:p>
          </table:table-cell>
          <table:table-cell table:formula="of:=INT(([.BR19]+[.BR18])*[.$C$23])" office:value-type="float" office:value="410" calcext:value-type="float">
            <text:p>410</text:p>
          </table:table-cell>
          <table:table-cell table:formula="of:=INT(([.BS19]+[.BS18])*[.$C$23])" office:value-type="float" office:value="410" calcext:value-type="float">
            <text:p>410</text:p>
          </table:table-cell>
          <table:table-cell table:formula="of:=INT(([.BT19]+[.BT18])*[.$C$23])" office:value-type="float" office:value="411" calcext:value-type="float">
            <text:p>411</text:p>
          </table:table-cell>
          <table:table-cell table:formula="of:=INT(([.BU19]+[.BU18])*[.$C$23])" office:value-type="float" office:value="411" calcext:value-type="float">
            <text:p>411</text:p>
          </table:table-cell>
          <table:table-cell table:formula="of:=INT(([.BV19]+[.BV18])*[.$C$23])" office:value-type="float" office:value="411" calcext:value-type="float">
            <text:p>411</text:p>
          </table:table-cell>
          <table:table-cell table:formula="of:=INT(([.BW19]+[.BW18])*[.$C$23])" office:value-type="float" office:value="411" calcext:value-type="float">
            <text:p>411</text:p>
          </table:table-cell>
          <table:table-cell table:formula="of:=INT(([.BX19]+[.BX18])*[.$C$23])" office:value-type="float" office:value="411" calcext:value-type="float">
            <text:p>411</text:p>
          </table:table-cell>
          <table:table-cell table:formula="of:=INT(([.BY19]+[.BY18])*[.$C$23])" office:value-type="float" office:value="411" calcext:value-type="float">
            <text:p>411</text:p>
          </table:table-cell>
          <table:table-cell table:formula="of:=INT(([.BZ19]+[.BZ18])*[.$C$23])" office:value-type="float" office:value="412" calcext:value-type="float">
            <text:p>412</text:p>
          </table:table-cell>
          <table:table-cell table:formula="of:=INT(([.CA19]+[.CA18])*[.$C$23])" office:value-type="float" office:value="412" calcext:value-type="float">
            <text:p>412</text:p>
          </table:table-cell>
          <table:table-cell table:formula="of:=INT(([.CB19]+[.CB18])*[.$C$23])" office:value-type="float" office:value="412" calcext:value-type="float">
            <text:p>412</text:p>
          </table:table-cell>
          <table:table-cell table:formula="of:=INT(([.CC19]+[.CC18])*[.$C$23])" office:value-type="float" office:value="412" calcext:value-type="float">
            <text:p>412</text:p>
          </table:table-cell>
          <table:table-cell table:formula="of:=INT(([.CD19]+[.CD18])*[.$C$23])" office:value-type="float" office:value="412" calcext:value-type="float">
            <text:p>412</text:p>
          </table:table-cell>
          <table:table-cell table:formula="of:=INT(([.CE19]+[.CE18])*[.$C$23])" office:value-type="float" office:value="412" calcext:value-type="float">
            <text:p>412</text:p>
          </table:table-cell>
          <table:table-cell table:formula="of:=INT(([.CF19]+[.CF18])*[.$C$23])" office:value-type="float" office:value="412" calcext:value-type="float">
            <text:p>412</text:p>
          </table:table-cell>
          <table:table-cell table:formula="of:=INT(([.CG19]+[.CG18])*[.$C$23])" office:value-type="float" office:value="413" calcext:value-type="float">
            <text:p>413</text:p>
          </table:table-cell>
          <table:table-cell table:formula="of:=INT(([.CH19]+[.CH18])*[.$C$23])" office:value-type="float" office:value="413" calcext:value-type="float">
            <text:p>413</text:p>
          </table:table-cell>
          <table:table-cell table:formula="of:=INT(([.CI19]+[.CI18])*[.$C$23])" office:value-type="float" office:value="413" calcext:value-type="float">
            <text:p>413</text:p>
          </table:table-cell>
          <table:table-cell table:formula="of:=INT(([.CJ19]+[.CJ18])*[.$C$23])" office:value-type="float" office:value="413" calcext:value-type="float">
            <text:p>413</text:p>
          </table:table-cell>
          <table:table-cell table:formula="of:=INT(([.CK19]+[.CK18])*[.$C$23])" office:value-type="float" office:value="413" calcext:value-type="float">
            <text:p>413</text:p>
          </table:table-cell>
          <table:table-cell table:formula="of:=INT(([.CL19]+[.CL18])*[.$C$23])" office:value-type="float" office:value="413" calcext:value-type="float">
            <text:p>413</text:p>
          </table:table-cell>
          <table:table-cell table:formula="of:=INT(([.CM19]+[.CM18])*[.$C$23])" office:value-type="float" office:value="414" calcext:value-type="float">
            <text:p>414</text:p>
          </table:table-cell>
          <table:table-cell table:formula="of:=INT(([.CN19]+[.CN18])*[.$C$23])" office:value-type="float" office:value="414" calcext:value-type="float">
            <text:p>414</text:p>
          </table:table-cell>
          <table:table-cell table:formula="of:=INT(([.CO19]+[.CO18])*[.$C$23])" office:value-type="float" office:value="414" calcext:value-type="float">
            <text:p>414</text:p>
          </table:table-cell>
          <table:table-cell table:formula="of:=INT(([.CP19]+[.CP18])*[.$C$23])" office:value-type="float" office:value="414" calcext:value-type="float">
            <text:p>414</text:p>
          </table:table-cell>
          <table:table-cell table:formula="of:=INT(([.CQ19]+[.CQ18])*[.$C$23])" office:value-type="float" office:value="414" calcext:value-type="float">
            <text:p>414</text:p>
          </table:table-cell>
          <table:table-cell table:formula="of:=INT(([.CR19]+[.CR18])*[.$C$23])" office:value-type="float" office:value="414" calcext:value-type="float">
            <text:p>414</text:p>
          </table:table-cell>
          <table:table-cell table:formula="of:=INT(([.CS19]+[.CS18])*[.$C$23])" office:value-type="float" office:value="415" calcext:value-type="float">
            <text:p>415</text:p>
          </table:table-cell>
          <table:table-cell table:formula="of:=INT(([.CT19]+[.CT18])*[.$C$23])" office:value-type="float" office:value="415" calcext:value-type="float">
            <text:p>415</text:p>
          </table:table-cell>
          <table:table-cell table:formula="of:=INT(([.CU19]+[.CU18])*[.$C$23])" office:value-type="float" office:value="415" calcext:value-type="float">
            <text:p>415</text:p>
          </table:table-cell>
          <table:table-cell table:formula="of:=INT(([.CV19]+[.CV18])*[.$C$23])" office:value-type="float" office:value="415" calcext:value-type="float">
            <text:p>415</text:p>
          </table:table-cell>
          <table:table-cell table:formula="of:=INT(([.CW19]+[.CW18])*[.$C$23])" office:value-type="float" office:value="415" calcext:value-type="float">
            <text:p>415</text:p>
          </table:table-cell>
          <table:table-cell table:formula="of:=INT(([.CX19]+[.CX18])*[.$C$23])" office:value-type="float" office:value="415" calcext:value-type="float">
            <text:p>415</text:p>
          </table:table-cell>
          <table:table-cell table:formula="of:=INT(([.CY19]+[.CY18])*[.$C$23])" office:value-type="float" office:value="416" calcext:value-type="float">
            <text:p>416</text:p>
          </table:table-cell>
          <table:table-cell table:formula="of:=INT(([.CZ19]+[.CZ18])*[.$C$23])" office:value-type="float" office:value="416" calcext:value-type="float">
            <text:p>416</text:p>
          </table:table-cell>
          <table:table-cell table:formula="of:=INT(([.DA19]+[.DA18])*[.$C$23])" office:value-type="float" office:value="416" calcext:value-type="float">
            <text:p>416</text:p>
          </table:table-cell>
          <table:table-cell table:formula="of:=INT(([.DB19]+[.DB18])*[.$C$23])" office:value-type="float" office:value="416" calcext:value-type="float">
            <text:p>416</text:p>
          </table:table-cell>
          <table:table-cell table:formula="of:=INT(([.DC19]+[.DC18])*[.$C$23])" office:value-type="float" office:value="416" calcext:value-type="float">
            <text:p>416</text:p>
          </table:table-cell>
          <table:table-cell table:formula="of:=INT(([.DD19]+[.DD18])*[.$C$23])" office:value-type="float" office:value="416" calcext:value-type="float">
            <text:p>416</text:p>
          </table:table-cell>
          <table:table-cell table:formula="of:=INT(([.DE19]+[.DE18])*[.$C$23])" office:value-type="float" office:value="416" calcext:value-type="float">
            <text:p>416</text:p>
          </table:table-cell>
          <table:table-cell table:formula="of:=INT(([.DF19]+[.DF18])*[.$C$23])" office:value-type="float" office:value="417" calcext:value-type="float">
            <text:p>417</text:p>
          </table:table-cell>
          <table:table-cell table:formula="of:=INT(([.DG19]+[.DG18])*[.$C$23])" office:value-type="float" office:value="417" calcext:value-type="float">
            <text:p>417</text:p>
          </table:table-cell>
          <table:table-cell table:formula="of:=INT(([.DH19]+[.DH18])*[.$C$23])" office:value-type="float" office:value="417" calcext:value-type="float">
            <text:p>417</text:p>
          </table:table-cell>
          <table:table-cell table:formula="of:=INT(([.DI19]+[.DI18])*[.$C$23])" office:value-type="float" office:value="417" calcext:value-type="float">
            <text:p>417</text:p>
          </table:table-cell>
          <table:table-cell table:formula="of:=INT(([.DJ19]+[.DJ18])*[.$C$23])" office:value-type="float" office:value="417" calcext:value-type="float">
            <text:p>417</text:p>
          </table:table-cell>
          <table:table-cell table:formula="of:=INT(([.DK19]+[.DK18])*[.$C$23])" office:value-type="float" office:value="417" calcext:value-type="float">
            <text:p>417</text:p>
          </table:table-cell>
          <table:table-cell table:formula="of:=INT(([.DL19]+[.DL18])*[.$C$23])" office:value-type="float" office:value="418" calcext:value-type="float">
            <text:p>418</text:p>
          </table:table-cell>
          <table:table-cell table:formula="of:=INT(([.DM19]+[.DM18])*[.$C$23])" office:value-type="float" office:value="418" calcext:value-type="float">
            <text:p>418</text:p>
          </table:table-cell>
          <table:table-cell table:formula="of:=INT(([.DN19]+[.DN18])*[.$C$23])" office:value-type="float" office:value="418" calcext:value-type="float">
            <text:p>418</text:p>
          </table:table-cell>
          <table:table-cell table:formula="of:=INT(([.DO19]+[.DO18])*[.$C$23])" office:value-type="float" office:value="418" calcext:value-type="float">
            <text:p>418</text:p>
          </table:table-cell>
          <table:table-cell table:formula="of:=INT(([.DP19]+[.DP18])*[.$C$23])" office:value-type="float" office:value="418" calcext:value-type="float">
            <text:p>418</text:p>
          </table:table-cell>
          <table:table-cell table:formula="of:=INT(([.DQ19]+[.DQ18])*[.$C$23])" office:value-type="float" office:value="418" calcext:value-type="float">
            <text:p>418</text:p>
          </table:table-cell>
          <table:table-cell table:formula="of:=INT(([.DR19]+[.DR18])*[.$C$23])" office:value-type="float" office:value="419" calcext:value-type="float">
            <text:p>419</text:p>
          </table:table-cell>
          <table:table-cell table:formula="of:=INT(([.DS19]+[.DS18])*[.$C$23])" office:value-type="float" office:value="419" calcext:value-type="float">
            <text:p>419</text:p>
          </table:table-cell>
          <table:table-cell table:formula="of:=INT(([.DT19]+[.DT18])*[.$C$23])" office:value-type="float" office:value="419" calcext:value-type="float">
            <text:p>419</text:p>
          </table:table-cell>
          <table:table-cell table:formula="of:=INT(([.DU19]+[.DU18])*[.$C$23])" office:value-type="float" office:value="419" calcext:value-type="float">
            <text:p>419</text:p>
          </table:table-cell>
          <table:table-cell table:formula="of:=INT(([.DV19]+[.DV18])*[.$C$23])" office:value-type="float" office:value="419" calcext:value-type="float">
            <text:p>419</text:p>
          </table:table-cell>
          <table:table-cell table:formula="of:=INT(([.DW19]+[.DW18])*[.$C$23])" office:value-type="float" office:value="419" calcext:value-type="float">
            <text:p>419</text:p>
          </table:table-cell>
          <table:table-cell table:formula="of:=INT(([.DX19]+[.DX18])*[.$C$23])" office:value-type="float" office:value="420" calcext:value-type="float">
            <text:p>420</text:p>
          </table:table-cell>
          <table:table-cell table:formula="of:=INT(([.DY19]+[.DY18])*[.$C$23])" office:value-type="float" office:value="420" calcext:value-type="float">
            <text:p>420</text:p>
          </table:table-cell>
          <table:table-cell table:formula="of:=INT(([.DZ19]+[.DZ18])*[.$C$23])" office:value-type="float" office:value="420" calcext:value-type="float">
            <text:p>420</text:p>
          </table:table-cell>
          <table:table-cell table:formula="of:=INT(([.EA19]+[.EA18])*[.$C$23])" office:value-type="float" office:value="420" calcext:value-type="float">
            <text:p>420</text:p>
          </table:table-cell>
          <table:table-cell table:formula="of:=INT(([.EB19]+[.EB18])*[.$C$23])" office:value-type="float" office:value="420" calcext:value-type="float">
            <text:p>420</text:p>
          </table:table-cell>
          <table:table-cell table:formula="of:=INT(([.EC19]+[.EC18])*[.$C$23])" office:value-type="float" office:value="420" calcext:value-type="float">
            <text:p>420</text:p>
          </table:table-cell>
          <table:table-cell table:formula="of:=INT(([.ED19]+[.ED18])*[.$C$23])" office:value-type="float" office:value="421" calcext:value-type="float">
            <text:p>421</text:p>
          </table:table-cell>
          <table:table-cell table:formula="of:=INT(([.EE19]+[.EE18])*[.$C$23])" office:value-type="float" office:value="421" calcext:value-type="float">
            <text:p>421</text:p>
          </table:table-cell>
          <table:table-cell table:formula="of:=INT(([.EF19]+[.EF18])*[.$C$23])" office:value-type="float" office:value="421" calcext:value-type="float">
            <text:p>421</text:p>
          </table:table-cell>
          <table:table-cell table:formula="of:=INT(([.EG19]+[.EG18])*[.$C$23])" office:value-type="float" office:value="421" calcext:value-type="float">
            <text:p>421</text:p>
          </table:table-cell>
          <table:table-cell table:formula="of:=INT(([.EH19]+[.EH18])*[.$C$23])" office:value-type="float" office:value="421" calcext:value-type="float">
            <text:p>421</text:p>
          </table:table-cell>
          <table:table-cell table:formula="of:=INT(([.EI19]+[.EI18])*[.$C$23])" office:value-type="float" office:value="421" calcext:value-type="float">
            <text:p>421</text:p>
          </table:table-cell>
          <table:table-cell table:formula="of:=INT(([.EJ19]+[.EJ18])*[.$C$23])" office:value-type="float" office:value="422" calcext:value-type="float">
            <text:p>422</text:p>
          </table:table-cell>
          <table:table-cell table:formula="of:=INT(([.EK19]+[.EK18])*[.$C$23])" office:value-type="float" office:value="422" calcext:value-type="float">
            <text:p>422</text:p>
          </table:table-cell>
          <table:table-cell table:formula="of:=INT(([.EL19]+[.EL18])*[.$C$23])" office:value-type="float" office:value="422" calcext:value-type="float">
            <text:p>422</text:p>
          </table:table-cell>
          <table:table-cell table:formula="of:=INT(([.EM19]+[.EM18])*[.$C$23])" office:value-type="float" office:value="422" calcext:value-type="float">
            <text:p>422</text:p>
          </table:table-cell>
          <table:table-cell table:formula="of:=INT(([.EN19]+[.EN18])*[.$C$23])" office:value-type="float" office:value="422" calcext:value-type="float">
            <text:p>422</text:p>
          </table:table-cell>
          <table:table-cell table:formula="of:=INT(([.EO19]+[.EO18])*[.$C$23])" office:value-type="float" office:value="422" calcext:value-type="float">
            <text:p>422</text:p>
          </table:table-cell>
          <table:table-cell table:formula="of:=INT(([.EP19]+[.EP18])*[.$C$23])" office:value-type="float" office:value="422" calcext:value-type="float">
            <text:p>422</text:p>
          </table:table-cell>
          <table:table-cell table:formula="of:=INT(([.EQ19]+[.EQ18])*[.$C$23])" office:value-type="float" office:value="423" calcext:value-type="float">
            <text:p>423</text:p>
          </table:table-cell>
          <table:table-cell table:formula="of:=INT(([.ER19]+[.ER18])*[.$C$23])" office:value-type="float" office:value="423" calcext:value-type="float">
            <text:p>423</text:p>
          </table:table-cell>
          <table:table-cell table:formula="of:=INT(([.ES19]+[.ES18])*[.$C$23])" office:value-type="float" office:value="423" calcext:value-type="float">
            <text:p>423</text:p>
          </table:table-cell>
          <table:table-cell table:formula="of:=INT(([.ET19]+[.ET18])*[.$C$23])" office:value-type="float" office:value="423" calcext:value-type="float">
            <text:p>423</text:p>
          </table:table-cell>
          <table:table-cell table:formula="of:=INT(([.EU19]+[.EU18])*[.$C$23])" office:value-type="float" office:value="423" calcext:value-type="float">
            <text:p>423</text:p>
          </table:table-cell>
          <table:table-cell table:formula="of:=INT(([.EV19]+[.EV18])*[.$C$23])" office:value-type="float" office:value="423" calcext:value-type="float">
            <text:p>423</text:p>
          </table:table-cell>
          <table:table-cell table:formula="of:=INT(([.EW19]+[.EW18])*[.$C$23])" office:value-type="float" office:value="424" calcext:value-type="float">
            <text:p>424</text:p>
          </table:table-cell>
          <table:table-cell table:formula="of:=INT(([.EX19]+[.EX18])*[.$C$23])" office:value-type="float" office:value="424" calcext:value-type="float">
            <text:p>424</text:p>
          </table:table-cell>
          <table:table-cell table:formula="of:=INT(([.EY19]+[.EY18])*[.$C$23])" office:value-type="float" office:value="424" calcext:value-type="float">
            <text:p>424</text:p>
          </table:table-cell>
          <table:table-cell table:formula="of:=INT(([.EZ19]+[.EZ18])*[.$C$23])" office:value-type="float" office:value="424" calcext:value-type="float">
            <text:p>424</text:p>
          </table:table-cell>
          <table:table-cell table:formula="of:=INT(([.FA19]+[.FA18])*[.$C$23])" office:value-type="float" office:value="424" calcext:value-type="float">
            <text:p>424</text:p>
          </table:table-cell>
          <table:table-cell table:formula="of:=INT(([.FB19]+[.FB18])*[.$C$23])" office:value-type="float" office:value="424" calcext:value-type="float">
            <text:p>424</text:p>
          </table:table-cell>
          <table:table-cell table:formula="of:=INT(([.FC19]+[.FC18])*[.$C$23])" office:value-type="float" office:value="425" calcext:value-type="float">
            <text:p>425</text:p>
          </table:table-cell>
          <table:table-cell table:formula="of:=INT(([.FD19]+[.FD18])*[.$C$23])" office:value-type="float" office:value="425" calcext:value-type="float">
            <text:p>425</text:p>
          </table:table-cell>
          <table:table-cell table:formula="of:=INT(([.FE19]+[.FE18])*[.$C$23])" office:value-type="float" office:value="425" calcext:value-type="float">
            <text:p>425</text:p>
          </table:table-cell>
          <table:table-cell table:formula="of:=INT(([.FF19]+[.FF18])*[.$C$23])" office:value-type="float" office:value="425" calcext:value-type="float">
            <text:p>425</text:p>
          </table:table-cell>
          <table:table-cell table:formula="of:=INT(([.FG19]+[.FG18])*[.$C$23])" office:value-type="float" office:value="425" calcext:value-type="float">
            <text:p>425</text:p>
          </table:table-cell>
          <table:table-cell table:formula="of:=INT(([.FH19]+[.FH18])*[.$C$23])" office:value-type="float" office:value="425" calcext:value-type="float">
            <text:p>425</text:p>
          </table:table-cell>
          <table:table-cell table:formula="of:=INT(([.FI19]+[.FI18])*[.$C$23])" office:value-type="float" office:value="426" calcext:value-type="float">
            <text:p>426</text:p>
          </table:table-cell>
          <table:table-cell table:formula="of:=INT(([.FJ19]+[.FJ18])*[.$C$23])" office:value-type="float" office:value="426" calcext:value-type="float">
            <text:p>426</text:p>
          </table:table-cell>
          <table:table-cell table:formula="of:=INT(([.FK19]+[.FK18])*[.$C$23])" office:value-type="float" office:value="426" calcext:value-type="float">
            <text:p>426</text:p>
          </table:table-cell>
          <table:table-cell table:formula="of:=INT(([.FL19]+[.FL18])*[.$C$23])" office:value-type="float" office:value="426" calcext:value-type="float">
            <text:p>426</text:p>
          </table:table-cell>
          <table:table-cell table:formula="of:=INT(([.FM19]+[.FM18])*[.$C$23])" office:value-type="float" office:value="426" calcext:value-type="float">
            <text:p>426</text:p>
          </table:table-cell>
          <table:table-cell table:formula="of:=INT(([.FN19]+[.FN18])*[.$C$23])" office:value-type="float" office:value="426" calcext:value-type="float">
            <text:p>426</text:p>
          </table:table-cell>
          <table:table-cell table:formula="of:=INT(([.FO19]+[.FO18])*[.$C$23])" office:value-type="float" office:value="427" calcext:value-type="float">
            <text:p>427</text:p>
          </table:table-cell>
          <table:table-cell table:formula="of:=INT(([.FP19]+[.FP18])*[.$C$23])" office:value-type="float" office:value="427" calcext:value-type="float">
            <text:p>427</text:p>
          </table:table-cell>
          <table:table-cell table:formula="of:=INT(([.FQ19]+[.FQ18])*[.$C$23])" office:value-type="float" office:value="427" calcext:value-type="float">
            <text:p>427</text:p>
          </table:table-cell>
          <table:table-cell table:formula="of:=INT(([.FR19]+[.FR18])*[.$C$23])" office:value-type="float" office:value="427" calcext:value-type="float">
            <text:p>427</text:p>
          </table:table-cell>
          <table:table-cell table:formula="of:=INT(([.FS19]+[.FS18])*[.$C$23])" office:value-type="float" office:value="427" calcext:value-type="float">
            <text:p>427</text:p>
          </table:table-cell>
          <table:table-cell table:formula="of:=INT(([.FT19]+[.FT18])*[.$C$23])" office:value-type="float" office:value="427" calcext:value-type="float">
            <text:p>427</text:p>
          </table:table-cell>
          <table:table-cell table:formula="of:=INT(([.FU19]+[.FU18])*[.$C$23])" office:value-type="float" office:value="428" calcext:value-type="float">
            <text:p>428</text:p>
          </table:table-cell>
          <table:table-cell table:formula="of:=INT(([.FV19]+[.FV18])*[.$C$23])" office:value-type="float" office:value="428" calcext:value-type="float">
            <text:p>428</text:p>
          </table:table-cell>
          <table:table-cell table:formula="of:=INT(([.FW19]+[.FW18])*[.$C$23])" office:value-type="float" office:value="428" calcext:value-type="float">
            <text:p>428</text:p>
          </table:table-cell>
          <table:table-cell table:formula="of:=INT(([.FX19]+[.FX18])*[.$C$23])" office:value-type="float" office:value="428" calcext:value-type="float">
            <text:p>428</text:p>
          </table:table-cell>
          <table:table-cell table:formula="of:=INT(([.FY19]+[.FY18])*[.$C$23])" office:value-type="float" office:value="428" calcext:value-type="float">
            <text:p>428</text:p>
          </table:table-cell>
          <table:table-cell table:formula="of:=INT(([.FZ19]+[.FZ18])*[.$C$23])" office:value-type="float" office:value="428" calcext:value-type="float">
            <text:p>428</text:p>
          </table:table-cell>
          <table:table-cell table:formula="of:=INT(([.GA19]+[.GA18])*[.$C$23])" office:value-type="float" office:value="429" calcext:value-type="float">
            <text:p>429</text:p>
          </table:table-cell>
          <table:table-cell table:formula="of:=INT(([.GB19]+[.GB18])*[.$C$23])" office:value-type="float" office:value="429" calcext:value-type="float">
            <text:p>429</text:p>
          </table:table-cell>
          <table:table-cell table:formula="of:=INT(([.GC19]+[.GC18])*[.$C$23])" office:value-type="float" office:value="429" calcext:value-type="float">
            <text:p>429</text:p>
          </table:table-cell>
          <table:table-cell table:formula="of:=INT(([.GD19]+[.GD18])*[.$C$23])" office:value-type="float" office:value="429" calcext:value-type="float">
            <text:p>429</text:p>
          </table:table-cell>
          <table:table-cell table:formula="of:=INT(([.GE19]+[.GE18])*[.$C$23])" office:value-type="float" office:value="429" calcext:value-type="float">
            <text:p>429</text:p>
          </table:table-cell>
          <table:table-cell table:formula="of:=INT(([.GF19]+[.GF18])*[.$C$23])" office:value-type="float" office:value="429" calcext:value-type="float">
            <text:p>429</text:p>
          </table:table-cell>
          <table:table-cell table:formula="of:=INT(([.GG19]+[.GG18])*[.$C$23])" office:value-type="float" office:value="430" calcext:value-type="float">
            <text:p>430</text:p>
          </table:table-cell>
          <table:table-cell table:formula="of:=INT(([.GH19]+[.GH18])*[.$C$23])" office:value-type="float" office:value="430" calcext:value-type="float">
            <text:p>430</text:p>
          </table:table-cell>
          <table:table-cell table:formula="of:=INT(([.GI19]+[.GI18])*[.$C$23])" office:value-type="float" office:value="430" calcext:value-type="float">
            <text:p>430</text:p>
          </table:table-cell>
          <table:table-cell table:formula="of:=INT(([.GJ19]+[.GJ18])*[.$C$23])" office:value-type="float" office:value="430" calcext:value-type="float">
            <text:p>430</text:p>
          </table:table-cell>
          <table:table-cell table:formula="of:=INT(([.GK19]+[.GK18])*[.$C$23])" office:value-type="float" office:value="430" calcext:value-type="float">
            <text:p>430</text:p>
          </table:table-cell>
          <table:table-cell table:formula="of:=INT(([.GL19]+[.GL18])*[.$C$23])" office:value-type="float" office:value="430" calcext:value-type="float">
            <text:p>430</text:p>
          </table:table-cell>
          <table:table-cell table:formula="of:=INT(([.GM19]+[.GM18])*[.$C$23])" office:value-type="float" office:value="431" calcext:value-type="float">
            <text:p>431</text:p>
          </table:table-cell>
          <table:table-cell table:formula="of:=INT(([.GN19]+[.GN18])*[.$C$23])" office:value-type="float" office:value="431" calcext:value-type="float">
            <text:p>431</text:p>
          </table:table-cell>
          <table:table-cell table:formula="of:=INT(([.GO19]+[.GO18])*[.$C$23])" office:value-type="float" office:value="431" calcext:value-type="float">
            <text:p>431</text:p>
          </table:table-cell>
          <table:table-cell table:formula="of:=INT(([.GP19]+[.GP18])*[.$C$23])" office:value-type="float" office:value="431" calcext:value-type="float">
            <text:p>431</text:p>
          </table:table-cell>
          <table:table-cell table:formula="of:=INT(([.GQ19]+[.GQ18])*[.$C$23])" office:value-type="float" office:value="431" calcext:value-type="float">
            <text:p>431</text:p>
          </table:table-cell>
          <table:table-cell table:formula="of:=INT(([.GR19]+[.GR18])*[.$C$23])" office:value-type="float" office:value="431" calcext:value-type="float">
            <text:p>431</text:p>
          </table:table-cell>
          <table:table-cell table:formula="of:=INT(([.GS19]+[.GS18])*[.$C$23])" office:value-type="float" office:value="432" calcext:value-type="float">
            <text:p>432</text:p>
          </table:table-cell>
          <table:table-cell table:formula="of:=INT(([.GT19]+[.GT18])*[.$C$23])" office:value-type="float" office:value="432" calcext:value-type="float">
            <text:p>432</text:p>
          </table:table-cell>
          <table:table-cell table:formula="of:=INT(([.GU19]+[.GU18])*[.$C$23])" office:value-type="float" office:value="432" calcext:value-type="float">
            <text:p>432</text:p>
          </table:table-cell>
          <table:table-cell table:formula="of:=INT(([.GV19]+[.GV18])*[.$C$23])" office:value-type="float" office:value="432" calcext:value-type="float">
            <text:p>432</text:p>
          </table:table-cell>
          <table:table-cell table:formula="of:=INT(([.GW19]+[.GW18])*[.$C$23])" office:value-type="float" office:value="432" calcext:value-type="float">
            <text:p>432</text:p>
          </table:table-cell>
          <table:table-cell table:formula="of:=INT(([.GX19]+[.GX18])*[.$C$23])" office:value-type="float" office:value="432" calcext:value-type="float">
            <text:p>432</text:p>
          </table:table-cell>
          <table:table-cell table:formula="of:=INT(([.GY19]+[.GY18])*[.$C$23])" office:value-type="float" office:value="433" calcext:value-type="float">
            <text:p>433</text:p>
          </table:table-cell>
          <table:table-cell table:formula="of:=INT(([.GZ19]+[.GZ18])*[.$C$23])" office:value-type="float" office:value="433" calcext:value-type="float">
            <text:p>433</text:p>
          </table:table-cell>
          <table:table-cell table:formula="of:=INT(([.HA19]+[.HA18])*[.$C$23])" office:value-type="float" office:value="433" calcext:value-type="float">
            <text:p>433</text:p>
          </table:table-cell>
          <table:table-cell table:formula="of:=INT(([.HB19]+[.HB18])*[.$C$23])" office:value-type="float" office:value="433" calcext:value-type="float">
            <text:p>433</text:p>
          </table:table-cell>
          <table:table-cell table:formula="of:=INT(([.HC19]+[.HC18])*[.$C$23])" office:value-type="float" office:value="433" calcext:value-type="float">
            <text:p>433</text:p>
          </table:table-cell>
          <table:table-cell table:formula="of:=INT(([.HD19]+[.HD18])*[.$C$23])" office:value-type="float" office:value="433" calcext:value-type="float">
            <text:p>433</text:p>
          </table:table-cell>
          <table:table-cell table:formula="of:=INT(([.HE19]+[.HE18])*[.$C$23])" office:value-type="float" office:value="434" calcext:value-type="float">
            <text:p>434</text:p>
          </table:table-cell>
          <table:table-cell table:formula="of:=INT(([.HF19]+[.HF18])*[.$C$23])" office:value-type="float" office:value="434" calcext:value-type="float">
            <text:p>434</text:p>
          </table:table-cell>
          <table:table-cell table:formula="of:=INT(([.HG19]+[.HG18])*[.$C$23])" office:value-type="float" office:value="434" calcext:value-type="float">
            <text:p>434</text:p>
          </table:table-cell>
          <table:table-cell table:formula="of:=INT(([.HH19]+[.HH18])*[.$C$23])" office:value-type="float" office:value="434" calcext:value-type="float">
            <text:p>434</text:p>
          </table:table-cell>
          <table:table-cell table:formula="of:=INT(([.HI19]+[.HI18])*[.$C$23])" office:value-type="float" office:value="434" calcext:value-type="float">
            <text:p>434</text:p>
          </table:table-cell>
          <table:table-cell table:formula="of:=INT(([.HJ19]+[.HJ18])*[.$C$23])" office:value-type="float" office:value="434" calcext:value-type="float">
            <text:p>434</text:p>
          </table:table-cell>
          <table:table-cell table:formula="of:=INT(([.HK19]+[.HK18])*[.$C$23])" office:value-type="float" office:value="435" calcext:value-type="float">
            <text:p>435</text:p>
          </table:table-cell>
          <table:table-cell table:formula="of:=INT(([.HL19]+[.HL18])*[.$C$23])" office:value-type="float" office:value="435" calcext:value-type="float">
            <text:p>435</text:p>
          </table:table-cell>
          <table:table-cell table:formula="of:=INT(([.HM19]+[.HM18])*[.$C$23])" office:value-type="float" office:value="435" calcext:value-type="float">
            <text:p>435</text:p>
          </table:table-cell>
          <table:table-cell table:formula="of:=INT(([.HN19]+[.HN18])*[.$C$23])" office:value-type="float" office:value="435" calcext:value-type="float">
            <text:p>435</text:p>
          </table:table-cell>
          <table:table-cell table:formula="of:=INT(([.HO19]+[.HO18])*[.$C$23])" office:value-type="float" office:value="435" calcext:value-type="float">
            <text:p>435</text:p>
          </table:table-cell>
          <table:table-cell table:formula="of:=INT(([.HP19]+[.HP18])*[.$C$23])" office:value-type="float" office:value="435" calcext:value-type="float">
            <text:p>435</text:p>
          </table:table-cell>
          <table:table-cell table:formula="of:=INT(([.HQ19]+[.HQ18])*[.$C$23])" office:value-type="float" office:value="436" calcext:value-type="float">
            <text:p>436</text:p>
          </table:table-cell>
          <table:table-cell table:formula="of:=INT(([.HR19]+[.HR18])*[.$C$23])" office:value-type="float" office:value="436" calcext:value-type="float">
            <text:p>436</text:p>
          </table:table-cell>
          <table:table-cell table:formula="of:=INT(([.HS19]+[.HS18])*[.$C$23])" office:value-type="float" office:value="436" calcext:value-type="float">
            <text:p>436</text:p>
          </table:table-cell>
          <table:table-cell table:formula="of:=INT(([.HT19]+[.HT18])*[.$C$23])" office:value-type="float" office:value="436" calcext:value-type="float">
            <text:p>436</text:p>
          </table:table-cell>
          <table:table-cell table:formula="of:=INT(([.HU19]+[.HU18])*[.$C$23])" office:value-type="float" office:value="436" calcext:value-type="float">
            <text:p>436</text:p>
          </table:table-cell>
          <table:table-cell table:formula="of:=INT(([.HV19]+[.HV18])*[.$C$23])" office:value-type="float" office:value="436" calcext:value-type="float">
            <text:p>436</text:p>
          </table:table-cell>
          <table:table-cell table:formula="of:=INT(([.HW19]+[.HW18])*[.$C$23])" office:value-type="float" office:value="437" calcext:value-type="float">
            <text:p>437</text:p>
          </table:table-cell>
          <table:table-cell table:formula="of:=INT(([.HX19]+[.HX18])*[.$C$23])" office:value-type="float" office:value="437" calcext:value-type="float">
            <text:p>437</text:p>
          </table:table-cell>
          <table:table-cell table:formula="of:=INT(([.HY19]+[.HY18])*[.$C$23])" office:value-type="float" office:value="437" calcext:value-type="float">
            <text:p>437</text:p>
          </table:table-cell>
          <table:table-cell table:formula="of:=INT(([.HZ19]+[.HZ18])*[.$C$23])" office:value-type="float" office:value="437" calcext:value-type="float">
            <text:p>437</text:p>
          </table:table-cell>
          <table:table-cell table:formula="of:=INT(([.IA19]+[.IA18])*[.$C$23])" office:value-type="float" office:value="437" calcext:value-type="float">
            <text:p>437</text:p>
          </table:table-cell>
          <table:table-cell table:formula="of:=INT(([.IB19]+[.IB18])*[.$C$23])" office:value-type="float" office:value="437" calcext:value-type="float">
            <text:p>437</text:p>
          </table:table-cell>
          <table:table-cell table:formula="of:=INT(([.IC19]+[.IC18])*[.$C$23])" office:value-type="float" office:value="438" calcext:value-type="float">
            <text:p>438</text:p>
          </table:table-cell>
          <table:table-cell table:formula="of:=INT(([.ID19]+[.ID18])*[.$C$23])" office:value-type="float" office:value="438" calcext:value-type="float">
            <text:p>438</text:p>
          </table:table-cell>
          <table:table-cell table:formula="of:=INT(([.IE19]+[.IE18])*[.$C$23])" office:value-type="float" office:value="438" calcext:value-type="float">
            <text:p>438</text:p>
          </table:table-cell>
          <table:table-cell table:formula="of:=INT(([.IF19]+[.IF18])*[.$C$23])" office:value-type="float" office:value="438" calcext:value-type="float">
            <text:p>438</text:p>
          </table:table-cell>
          <table:table-cell table:formula="of:=INT(([.IG19]+[.IG18])*[.$C$23])" office:value-type="float" office:value="438" calcext:value-type="float">
            <text:p>438</text:p>
          </table:table-cell>
          <table:table-cell table:formula="of:=INT(([.IH19]+[.IH18])*[.$C$23])" office:value-type="float" office:value="438" calcext:value-type="float">
            <text:p>438</text:p>
          </table:table-cell>
          <table:table-cell table:formula="of:=INT(([.II19]+[.II18])*[.$C$23])" office:value-type="float" office:value="439" calcext:value-type="float">
            <text:p>439</text:p>
          </table:table-cell>
          <table:table-cell table:formula="of:=INT(([.IJ19]+[.IJ18])*[.$C$23])" office:value-type="float" office:value="439" calcext:value-type="float">
            <text:p>439</text:p>
          </table:table-cell>
          <table:table-cell table:formula="of:=INT(([.IK19]+[.IK18])*[.$C$23])" office:value-type="float" office:value="439" calcext:value-type="float">
            <text:p>439</text:p>
          </table:table-cell>
          <table:table-cell table:formula="of:=INT(([.IL19]+[.IL18])*[.$C$23])" office:value-type="float" office:value="439" calcext:value-type="float">
            <text:p>439</text:p>
          </table:table-cell>
          <table:table-cell table:formula="of:=INT(([.IM19]+[.IM18])*[.$C$23])" office:value-type="float" office:value="439" calcext:value-type="float">
            <text:p>439</text:p>
          </table:table-cell>
          <table:table-cell table:formula="of:=INT(([.IN19]+[.IN18])*[.$C$23])" office:value-type="float" office:value="439" calcext:value-type="float">
            <text:p>439</text:p>
          </table:table-cell>
          <table:table-cell table:formula="of:=INT(([.IO19]+[.IO18])*[.$C$23])" office:value-type="float" office:value="440" calcext:value-type="float">
            <text:p>440</text:p>
          </table:table-cell>
          <table:table-cell table:formula="of:=INT(([.IP19]+[.IP18])*[.$C$23])" office:value-type="float" office:value="440" calcext:value-type="float">
            <text:p>440</text:p>
          </table:table-cell>
          <table:table-cell table:formula="of:=INT(([.IQ19]+[.IQ18])*[.$C$23])" office:value-type="float" office:value="440" calcext:value-type="float">
            <text:p>440</text:p>
          </table:table-cell>
          <table:table-cell table:formula="of:=INT(([.IR19]+[.IR18])*[.$C$23])" office:value-type="float" office:value="440" calcext:value-type="float">
            <text:p>440</text:p>
          </table:table-cell>
          <table:table-cell table:formula="of:=INT(([.IS19]+[.IS18])*[.$C$23])" office:value-type="float" office:value="440" calcext:value-type="float">
            <text:p>440</text:p>
          </table:table-cell>
          <table:table-cell table:formula="of:=INT(([.IT19]+[.IT18])*[.$C$23])" office:value-type="float" office:value="440" calcext:value-type="float">
            <text:p>440</text:p>
          </table:table-cell>
          <table:table-cell table:formula="of:=INT(([.IU19]+[.IU18])*[.$C$23])" office:value-type="float" office:value="441" calcext:value-type="float">
            <text:p>441</text:p>
          </table:table-cell>
          <table:table-cell table:formula="of:=INT(([.IV19]+[.IV18])*[.$C$23])" office:value-type="float" office:value="441" calcext:value-type="float">
            <text:p>441</text:p>
          </table:table-cell>
          <table:table-cell table:formula="of:=INT(([.IW19]+[.IW18])*[.$C$23])" office:value-type="float" office:value="441" calcext:value-type="float">
            <text:p>441</text:p>
          </table:table-cell>
          <table:table-cell table:formula="of:=INT(([.IX19]+[.IX18])*[.$C$23])" office:value-type="float" office:value="441" calcext:value-type="float">
            <text:p>441</text:p>
          </table:table-cell>
          <table:table-cell table:formula="of:=INT(([.IY19]+[.IY18])*[.$C$23])" office:value-type="float" office:value="441" calcext:value-type="float">
            <text:p>441</text:p>
          </table:table-cell>
          <table:table-cell table:formula="of:=INT(([.IZ19]+[.IZ18])*[.$C$23])" office:value-type="float" office:value="441" calcext:value-type="float">
            <text:p>441</text:p>
          </table:table-cell>
          <table:table-cell table:formula="of:=INT(([.JA19]+[.JA18])*[.$C$23])" office:value-type="float" office:value="442" calcext:value-type="float">
            <text:p>442</text:p>
          </table:table-cell>
          <table:table-cell table:formula="of:=INT(([.JB19]+[.JB18])*[.$C$23])" office:value-type="float" office:value="442" calcext:value-type="float">
            <text:p>442</text:p>
          </table:table-cell>
          <table:table-cell table:formula="of:=INT(([.JC19]+[.JC18])*[.$C$23])" office:value-type="float" office:value="442" calcext:value-type="float">
            <text:p>442</text:p>
          </table:table-cell>
          <table:table-cell table:formula="of:=INT(([.JD19]+[.JD18])*[.$C$23])" office:value-type="float" office:value="442" calcext:value-type="float">
            <text:p>442</text:p>
          </table:table-cell>
          <table:table-cell table:formula="of:=INT(([.JE19]+[.JE18])*[.$C$23])" office:value-type="float" office:value="442" calcext:value-type="float">
            <text:p>442</text:p>
          </table:table-cell>
          <table:table-cell table:formula="of:=INT(([.JF19]+[.JF18])*[.$C$23])" office:value-type="float" office:value="442" calcext:value-type="float">
            <text:p>442</text:p>
          </table:table-cell>
          <table:table-cell table:formula="of:=INT(([.JG19]+[.JG18])*[.$C$23])" office:value-type="float" office:value="443" calcext:value-type="float">
            <text:p>443</text:p>
          </table:table-cell>
          <table:table-cell table:formula="of:=INT(([.JH19]+[.JH18])*[.$C$23])" office:value-type="float" office:value="443" calcext:value-type="float">
            <text:p>443</text:p>
          </table:table-cell>
          <table:table-cell table:formula="of:=INT(([.JI19]+[.JI18])*[.$C$23])" office:value-type="float" office:value="443" calcext:value-type="float">
            <text:p>443</text:p>
          </table:table-cell>
          <table:table-cell table:formula="of:=INT(([.JJ19]+[.JJ18])*[.$C$23])" office:value-type="float" office:value="443" calcext:value-type="float">
            <text:p>443</text:p>
          </table:table-cell>
          <table:table-cell table:formula="of:=INT(([.JK19]+[.JK18])*[.$C$23])" office:value-type="float" office:value="443" calcext:value-type="float">
            <text:p>443</text:p>
          </table:table-cell>
          <table:table-cell table:formula="of:=INT(([.JL19]+[.JL18])*[.$C$23])" office:value-type="float" office:value="444" calcext:value-type="float">
            <text:p>444</text:p>
          </table:table-cell>
          <table:table-cell table:formula="of:=INT(([.JM19]+[.JM18])*[.$C$23])" office:value-type="float" office:value="444" calcext:value-type="float">
            <text:p>444</text:p>
          </table:table-cell>
          <table:table-cell table:formula="of:=INT(([.JN19]+[.JN18])*[.$C$23])" office:value-type="float" office:value="444" calcext:value-type="float">
            <text:p>444</text:p>
          </table:table-cell>
          <table:table-cell table:formula="of:=INT(([.JO19]+[.JO18])*[.$C$23])" office:value-type="float" office:value="444" calcext:value-type="float">
            <text:p>444</text:p>
          </table:table-cell>
          <table:table-cell table:formula="of:=INT(([.JP19]+[.JP18])*[.$C$23])" office:value-type="float" office:value="444" calcext:value-type="float">
            <text:p>444</text:p>
          </table:table-cell>
          <table:table-cell table:formula="of:=INT(([.JQ19]+[.JQ18])*[.$C$23])" office:value-type="float" office:value="444" calcext:value-type="float">
            <text:p>444</text:p>
          </table:table-cell>
          <table:table-cell table:formula="of:=INT(([.JR19]+[.JR18])*[.$C$23])" office:value-type="float" office:value="445" calcext:value-type="float">
            <text:p>445</text:p>
          </table:table-cell>
          <table:table-cell table:formula="of:=INT(([.JS19]+[.JS18])*[.$C$23])" office:value-type="float" office:value="445" calcext:value-type="float">
            <text:p>445</text:p>
          </table:table-cell>
          <table:table-cell table:formula="of:=INT(([.JT19]+[.JT18])*[.$C$23])" office:value-type="float" office:value="445" calcext:value-type="float">
            <text:p>445</text:p>
          </table:table-cell>
          <table:table-cell table:formula="of:=INT(([.JU19]+[.JU18])*[.$C$23])" office:value-type="float" office:value="445" calcext:value-type="float">
            <text:p>445</text:p>
          </table:table-cell>
          <table:table-cell table:formula="of:=INT(([.JV19]+[.JV18])*[.$C$23])" office:value-type="float" office:value="445" calcext:value-type="float">
            <text:p>445</text:p>
          </table:table-cell>
          <table:table-cell table:formula="of:=INT(([.JW19]+[.JW18])*[.$C$23])" office:value-type="float" office:value="445" calcext:value-type="float">
            <text:p>445</text:p>
          </table:table-cell>
          <table:table-cell table:formula="of:=INT(([.JX19]+[.JX18])*[.$C$23])" office:value-type="float" office:value="446" calcext:value-type="float">
            <text:p>446</text:p>
          </table:table-cell>
          <table:table-cell table:formula="of:=INT(([.JY19]+[.JY18])*[.$C$23])" office:value-type="float" office:value="446" calcext:value-type="float">
            <text:p>446</text:p>
          </table:table-cell>
          <table:table-cell table:formula="of:=INT(([.JZ19]+[.JZ18])*[.$C$23])" office:value-type="float" office:value="446" calcext:value-type="float">
            <text:p>446</text:p>
          </table:table-cell>
          <table:table-cell table:formula="of:=INT(([.KA19]+[.KA18])*[.$C$23])" office:value-type="float" office:value="446" calcext:value-type="float">
            <text:p>446</text:p>
          </table:table-cell>
          <table:table-cell table:formula="of:=INT(([.KB19]+[.KB18])*[.$C$23])" office:value-type="float" office:value="446" calcext:value-type="float">
            <text:p>446</text:p>
          </table:table-cell>
          <table:table-cell table:formula="of:=INT(([.KC19]+[.KC18])*[.$C$23])" office:value-type="float" office:value="446" calcext:value-type="float">
            <text:p>446</text:p>
          </table:table-cell>
          <table:table-cell table:formula="of:=INT(([.KD19]+[.KD18])*[.$C$23])" office:value-type="float" office:value="447" calcext:value-type="float">
            <text:p>447</text:p>
          </table:table-cell>
          <table:table-cell table:formula="of:=INT(([.KE19]+[.KE18])*[.$C$23])" office:value-type="float" office:value="447" calcext:value-type="float">
            <text:p>447</text:p>
          </table:table-cell>
          <table:table-cell table:formula="of:=INT(([.KF19]+[.KF18])*[.$C$23])" office:value-type="float" office:value="447" calcext:value-type="float">
            <text:p>447</text:p>
          </table:table-cell>
          <table:table-cell table:formula="of:=INT(([.KG19]+[.KG18])*[.$C$23])" office:value-type="float" office:value="447" calcext:value-type="float">
            <text:p>447</text:p>
          </table:table-cell>
          <table:table-cell table:formula="of:=INT(([.KH19]+[.KH18])*[.$C$23])" office:value-type="float" office:value="447" calcext:value-type="float">
            <text:p>447</text:p>
          </table:table-cell>
          <table:table-cell table:formula="of:=INT(([.KI19]+[.KI18])*[.$C$23])" office:value-type="float" office:value="447" calcext:value-type="float">
            <text:p>447</text:p>
          </table:table-cell>
          <table:table-cell table:formula="of:=INT(([.KJ19]+[.KJ18])*[.$C$23])" office:value-type="float" office:value="448" calcext:value-type="float">
            <text:p>448</text:p>
          </table:table-cell>
          <table:table-cell table:formula="of:=INT(([.KK19]+[.KK18])*[.$C$23])" office:value-type="float" office:value="448" calcext:value-type="float">
            <text:p>448</text:p>
          </table:table-cell>
          <table:table-cell table:formula="of:=INT(([.KL19]+[.KL18])*[.$C$23])" office:value-type="float" office:value="448" calcext:value-type="float">
            <text:p>448</text:p>
          </table:table-cell>
          <table:table-cell table:formula="of:=INT(([.KM19]+[.KM18])*[.$C$23])" office:value-type="float" office:value="448" calcext:value-type="float">
            <text:p>448</text:p>
          </table:table-cell>
          <table:table-cell table:formula="of:=INT(([.KN19]+[.KN18])*[.$C$23])" office:value-type="float" office:value="448" calcext:value-type="float">
            <text:p>448</text:p>
          </table:table-cell>
          <table:table-cell table:formula="of:=INT(([.KO19]+[.KO18])*[.$C$23])" office:value-type="float" office:value="449" calcext:value-type="float">
            <text:p>449</text:p>
          </table:table-cell>
          <table:table-cell table:formula="of:=INT(([.KP19]+[.KP18])*[.$C$23])" office:value-type="float" office:value="449" calcext:value-type="float">
            <text:p>449</text:p>
          </table:table-cell>
          <table:table-cell table:formula="of:=INT(([.KQ19]+[.KQ18])*[.$C$23])" office:value-type="float" office:value="449" calcext:value-type="float">
            <text:p>449</text:p>
          </table:table-cell>
          <table:table-cell table:formula="of:=INT(([.KR19]+[.KR18])*[.$C$23])" office:value-type="float" office:value="449" calcext:value-type="float">
            <text:p>449</text:p>
          </table:table-cell>
          <table:table-cell table:formula="of:=INT(([.KS19]+[.KS18])*[.$C$23])" office:value-type="float" office:value="449" calcext:value-type="float">
            <text:p>449</text:p>
          </table:table-cell>
          <table:table-cell table:formula="of:=INT(([.KT19]+[.KT18])*[.$C$23])" office:value-type="float" office:value="449" calcext:value-type="float">
            <text:p>449</text:p>
          </table:table-cell>
          <table:table-cell table:formula="of:=INT(([.KU19]+[.KU18])*[.$C$23])" office:value-type="float" office:value="450" calcext:value-type="float">
            <text:p>450</text:p>
          </table:table-cell>
          <table:table-cell table:formula="of:=INT(([.KV19]+[.KV18])*[.$C$23])" office:value-type="float" office:value="450" calcext:value-type="float">
            <text:p>450</text:p>
          </table:table-cell>
          <table:table-cell table:formula="of:=INT(([.KW19]+[.KW18])*[.$C$23])" office:value-type="float" office:value="450" calcext:value-type="float">
            <text:p>450</text:p>
          </table:table-cell>
          <table:table-cell table:formula="of:=INT(([.KX19]+[.KX18])*[.$C$23])" office:value-type="float" office:value="450" calcext:value-type="float">
            <text:p>450</text:p>
          </table:table-cell>
          <table:table-cell table:formula="of:=INT(([.KY19]+[.KY18])*[.$C$23])" office:value-type="float" office:value="450" calcext:value-type="float">
            <text:p>450</text:p>
          </table:table-cell>
          <table:table-cell table:formula="of:=INT(([.KZ19]+[.KZ18])*[.$C$23])" office:value-type="float" office:value="450" calcext:value-type="float">
            <text:p>450</text:p>
          </table:table-cell>
          <table:table-cell table:formula="of:=INT(([.LA19]+[.LA18])*[.$C$23])" office:value-type="float" office:value="451" calcext:value-type="float">
            <text:p>451</text:p>
          </table:table-cell>
          <table:table-cell table:formula="of:=INT(([.LB19]+[.LB18])*[.$C$23])" office:value-type="float" office:value="451" calcext:value-type="float">
            <text:p>451</text:p>
          </table:table-cell>
          <table:table-cell table:formula="of:=INT(([.LC19]+[.LC18])*[.$C$23])" office:value-type="float" office:value="451" calcext:value-type="float">
            <text:p>451</text:p>
          </table:table-cell>
          <table:table-cell table:formula="of:=INT(([.LD19]+[.LD18])*[.$C$23])" office:value-type="float" office:value="451" calcext:value-type="float">
            <text:p>451</text:p>
          </table:table-cell>
          <table:table-cell table:formula="of:=INT(([.LE19]+[.LE18])*[.$C$23])" office:value-type="float" office:value="451" calcext:value-type="float">
            <text:p>451</text:p>
          </table:table-cell>
          <table:table-cell table:formula="of:=INT(([.LF19]+[.LF18])*[.$C$23])" office:value-type="float" office:value="451" calcext:value-type="float">
            <text:p>451</text:p>
          </table:table-cell>
          <table:table-cell table:formula="of:=INT(([.LG19]+[.LG18])*[.$C$23])" office:value-type="float" office:value="452" calcext:value-type="float">
            <text:p>452</text:p>
          </table:table-cell>
          <table:table-cell table:formula="of:=INT(([.LH19]+[.LH18])*[.$C$23])" office:value-type="float" office:value="452" calcext:value-type="float">
            <text:p>452</text:p>
          </table:table-cell>
          <table:table-cell table:formula="of:=INT(([.LI19]+[.LI18])*[.$C$23])" office:value-type="float" office:value="452" calcext:value-type="float">
            <text:p>452</text:p>
          </table:table-cell>
          <table:table-cell table:formula="of:=INT(([.LJ19]+[.LJ18])*[.$C$23])" office:value-type="float" office:value="452" calcext:value-type="float">
            <text:p>452</text:p>
          </table:table-cell>
          <table:table-cell table:formula="of:=INT(([.LK19]+[.LK18])*[.$C$23])" office:value-type="float" office:value="452" calcext:value-type="float">
            <text:p>452</text:p>
          </table:table-cell>
          <table:table-cell table:formula="of:=INT(([.LL19]+[.LL18])*[.$C$23])" office:value-type="float" office:value="453" calcext:value-type="float">
            <text:p>453</text:p>
          </table:table-cell>
          <table:table-cell table:formula="of:=INT(([.LM19]+[.LM18])*[.$C$23])" office:value-type="float" office:value="453" calcext:value-type="float">
            <text:p>453</text:p>
          </table:table-cell>
          <table:table-cell table:formula="of:=INT(([.LN19]+[.LN18])*[.$C$23])" office:value-type="float" office:value="453" calcext:value-type="float">
            <text:p>453</text:p>
          </table:table-cell>
          <table:table-cell table:formula="of:=INT(([.LO19]+[.LO18])*[.$C$23])" office:value-type="float" office:value="453" calcext:value-type="float">
            <text:p>453</text:p>
          </table:table-cell>
          <table:table-cell table:formula="of:=INT(([.LP19]+[.LP18])*[.$C$23])" office:value-type="float" office:value="453" calcext:value-type="float">
            <text:p>453</text:p>
          </table:table-cell>
          <table:table-cell table:formula="of:=INT(([.LQ19]+[.LQ18])*[.$C$23])" office:value-type="float" office:value="453" calcext:value-type="float">
            <text:p>453</text:p>
          </table:table-cell>
          <table:table-cell table:formula="of:=INT(([.LR19]+[.LR18])*[.$C$23])" office:value-type="float" office:value="454" calcext:value-type="float">
            <text:p>454</text:p>
          </table:table-cell>
          <table:table-cell table:formula="of:=INT(([.LS19]+[.LS18])*[.$C$23])" office:value-type="float" office:value="454" calcext:value-type="float">
            <text:p>454</text:p>
          </table:table-cell>
          <table:table-cell table:formula="of:=INT(([.LT19]+[.LT18])*[.$C$23])" office:value-type="float" office:value="454" calcext:value-type="float">
            <text:p>454</text:p>
          </table:table-cell>
          <table:table-cell table:formula="of:=INT(([.LU19]+[.LU18])*[.$C$23])" office:value-type="float" office:value="454" calcext:value-type="float">
            <text:p>454</text:p>
          </table:table-cell>
          <table:table-cell table:formula="of:=INT(([.LV19]+[.LV18])*[.$C$23])" office:value-type="float" office:value="454" calcext:value-type="float">
            <text:p>454</text:p>
          </table:table-cell>
          <table:table-cell table:formula="of:=INT(([.LW19]+[.LW18])*[.$C$23])" office:value-type="float" office:value="454" calcext:value-type="float">
            <text:p>454</text:p>
          </table:table-cell>
          <table:table-cell table:formula="of:=INT(([.LX19]+[.LX18])*[.$C$23])" office:value-type="float" office:value="455" calcext:value-type="float">
            <text:p>455</text:p>
          </table:table-cell>
          <table:table-cell table:formula="of:=INT(([.LY19]+[.LY18])*[.$C$23])" office:value-type="float" office:value="455" calcext:value-type="float">
            <text:p>455</text:p>
          </table:table-cell>
          <table:table-cell table:formula="of:=INT(([.LZ19]+[.LZ18])*[.$C$23])" office:value-type="float" office:value="455" calcext:value-type="float">
            <text:p>455</text:p>
          </table:table-cell>
          <table:table-cell table:formula="of:=INT(([.MA19]+[.MA18])*[.$C$23])" office:value-type="float" office:value="455" calcext:value-type="float">
            <text:p>455</text:p>
          </table:table-cell>
          <table:table-cell table:formula="of:=INT(([.MB19]+[.MB18])*[.$C$23])" office:value-type="float" office:value="455" calcext:value-type="float">
            <text:p>455</text:p>
          </table:table-cell>
          <table:table-cell table:formula="of:=INT(([.MC19]+[.MC18])*[.$C$23])" office:value-type="float" office:value="455" calcext:value-type="float">
            <text:p>455</text:p>
          </table:table-cell>
          <table:table-cell table:formula="of:=INT(([.MD19]+[.MD18])*[.$C$23])" office:value-type="float" office:value="456" calcext:value-type="float">
            <text:p>456</text:p>
          </table:table-cell>
          <table:table-cell table:formula="of:=INT(([.ME19]+[.ME18])*[.$C$23])" office:value-type="float" office:value="456" calcext:value-type="float">
            <text:p>456</text:p>
          </table:table-cell>
          <table:table-cell table:formula="of:=INT(([.MF19]+[.MF18])*[.$C$23])" office:value-type="float" office:value="456" calcext:value-type="float">
            <text:p>456</text:p>
          </table:table-cell>
          <table:table-cell table:formula="of:=INT(([.MG19]+[.MG18])*[.$C$23])" office:value-type="float" office:value="456" calcext:value-type="float">
            <text:p>456</text:p>
          </table:table-cell>
          <table:table-cell table:formula="of:=INT(([.MH19]+[.MH18])*[.$C$23])" office:value-type="float" office:value="456" calcext:value-type="float">
            <text:p>456</text:p>
          </table:table-cell>
          <table:table-cell table:formula="of:=INT(([.MI19]+[.MI18])*[.$C$23])" office:value-type="float" office:value="457" calcext:value-type="float">
            <text:p>457</text:p>
          </table:table-cell>
          <table:table-cell table:formula="of:=INT(([.MJ19]+[.MJ18])*[.$C$23])" office:value-type="float" office:value="457" calcext:value-type="float">
            <text:p>457</text:p>
          </table:table-cell>
          <table:table-cell table:formula="of:=INT(([.MK19]+[.MK18])*[.$C$23])" office:value-type="float" office:value="457" calcext:value-type="float">
            <text:p>457</text:p>
          </table:table-cell>
          <table:table-cell table:formula="of:=INT(([.ML19]+[.ML18])*[.$C$23])" office:value-type="float" office:value="457" calcext:value-type="float">
            <text:p>457</text:p>
          </table:table-cell>
          <table:table-cell table:formula="of:=INT(([.MM19]+[.MM18])*[.$C$23])" office:value-type="float" office:value="457" calcext:value-type="float">
            <text:p>457</text:p>
          </table:table-cell>
          <table:table-cell table:formula="of:=INT(([.MN19]+[.MN18])*[.$C$23])" office:value-type="float" office:value="457" calcext:value-type="float">
            <text:p>457</text:p>
          </table:table-cell>
          <table:table-cell table:formula="of:=INT(([.MO19]+[.MO18])*[.$C$23])" office:value-type="float" office:value="458" calcext:value-type="float">
            <text:p>458</text:p>
          </table:table-cell>
          <table:table-cell table:formula="of:=INT(([.MP19]+[.MP18])*[.$C$23])" office:value-type="float" office:value="458" calcext:value-type="float">
            <text:p>458</text:p>
          </table:table-cell>
          <table:table-cell table:formula="of:=INT(([.MQ19]+[.MQ18])*[.$C$23])" office:value-type="float" office:value="458" calcext:value-type="float">
            <text:p>458</text:p>
          </table:table-cell>
          <table:table-cell table:formula="of:=INT(([.MR19]+[.MR18])*[.$C$23])" office:value-type="float" office:value="458" calcext:value-type="float">
            <text:p>458</text:p>
          </table:table-cell>
          <table:table-cell table:formula="of:=INT(([.MS19]+[.MS18])*[.$C$23])" office:value-type="float" office:value="458" calcext:value-type="float">
            <text:p>458</text:p>
          </table:table-cell>
          <table:table-cell table:formula="of:=INT(([.MT19]+[.MT18])*[.$C$23])" office:value-type="float" office:value="458" calcext:value-type="float">
            <text:p>458</text:p>
          </table:table-cell>
          <table:table-cell table:formula="of:=INT(([.MU19]+[.MU18])*[.$C$23])" office:value-type="float" office:value="459" calcext:value-type="float">
            <text:p>459</text:p>
          </table:table-cell>
          <table:table-cell table:formula="of:=INT(([.MV19]+[.MV18])*[.$C$23])" office:value-type="float" office:value="459" calcext:value-type="float">
            <text:p>459</text:p>
          </table:table-cell>
          <table:table-cell table:formula="of:=INT(([.MW19]+[.MW18])*[.$C$23])" office:value-type="float" office:value="459" calcext:value-type="float">
            <text:p>459</text:p>
          </table:table-cell>
          <table:table-cell table:formula="of:=INT(([.MX19]+[.MX18])*[.$C$23])" office:value-type="float" office:value="459" calcext:value-type="float">
            <text:p>459</text:p>
          </table:table-cell>
          <table:table-cell table:formula="of:=INT(([.MY19]+[.MY18])*[.$C$23])" office:value-type="float" office:value="459" calcext:value-type="float">
            <text:p>459</text:p>
          </table:table-cell>
          <table:table-cell table:formula="of:=INT(([.MZ19]+[.MZ18])*[.$C$23])" office:value-type="float" office:value="460" calcext:value-type="float">
            <text:p>460</text:p>
          </table:table-cell>
          <table:table-cell table:formula="of:=INT(([.NA19]+[.NA18])*[.$C$23])" office:value-type="float" office:value="460" calcext:value-type="float">
            <text:p>460</text:p>
          </table:table-cell>
          <table:table-cell table:formula="of:=INT(([.NB19]+[.NB18])*[.$C$23])" office:value-type="float" office:value="460" calcext:value-type="float">
            <text:p>460</text:p>
          </table:table-cell>
          <table:table-cell table:formula="of:=INT(([.NC19]+[.NC18])*[.$C$23])" office:value-type="float" office:value="460" calcext:value-type="float">
            <text:p>460</text:p>
          </table:table-cell>
          <table:table-cell table:formula="of:=INT(([.ND19]+[.ND18])*[.$C$23])" office:value-type="float" office:value="460" calcext:value-type="float">
            <text:p>460</text:p>
          </table:table-cell>
          <table:table-cell table:formula="of:=INT(([.NE19]+[.NE18])*[.$C$23])" office:value-type="float" office:value="460" calcext:value-type="float">
            <text:p>460</text:p>
          </table:table-cell>
          <table:table-cell table:formula="of:=INT(([.NF19]+[.NF18])*[.$C$23])" office:value-type="float" office:value="461" calcext:value-type="float">
            <text:p>461</text:p>
          </table:table-cell>
          <table:table-cell table:formula="of:=INT(([.NG19]+[.NG18])*[.$C$23])" office:value-type="float" office:value="461" calcext:value-type="float">
            <text:p>461</text:p>
          </table:table-cell>
          <table:table-cell table:formula="of:=INT(([.NH19]+[.NH18])*[.$C$23])" office:value-type="float" office:value="461" calcext:value-type="float">
            <text:p>461</text:p>
          </table:table-cell>
          <table:table-cell table:formula="of:=INT(([.NI19]+[.NI18])*[.$C$23])" office:value-type="float" office:value="461" calcext:value-type="float">
            <text:p>461</text:p>
          </table:table-cell>
          <table:table-cell table:formula="of:=INT(([.NJ19]+[.NJ18])*[.$C$23])" office:value-type="float" office:value="461" calcext:value-type="float">
            <text:p>461</text:p>
          </table:table-cell>
          <table:table-cell table:formula="of:=INT(([.NK19]+[.NK18])*[.$C$23])" office:value-type="float" office:value="461" calcext:value-type="float">
            <text:p>461</text:p>
          </table:table-cell>
          <table:table-cell table:formula="of:=INT(([.NL19]+[.NL18])*[.$C$23])" office:value-type="float" office:value="462" calcext:value-type="float">
            <text:p>462</text:p>
          </table:table-cell>
          <table:table-cell table:formula="of:=INT(([.NM19]+[.NM18])*[.$C$23])" office:value-type="float" office:value="462" calcext:value-type="float">
            <text:p>462</text:p>
          </table:table-cell>
          <table:table-cell table:formula="of:=INT(([.NN19]+[.NN18])*[.$C$23])" office:value-type="float" office:value="462" calcext:value-type="float">
            <text:p>462</text:p>
          </table:table-cell>
          <table:table-cell table:formula="of:=INT(([.NO19]+[.NO18])*[.$C$23])" office:value-type="float" office:value="462" calcext:value-type="float">
            <text:p>462</text:p>
          </table:table-cell>
          <table:table-cell table:formula="of:=INT(([.NP19]+[.NP18])*[.$C$23])" office:value-type="float" office:value="462" calcext:value-type="float">
            <text:p>462</text:p>
          </table:table-cell>
          <table:table-cell table:formula="of:=INT(([.NQ19]+[.NQ18])*[.$C$23])" office:value-type="float" office:value="463" calcext:value-type="float">
            <text:p>463</text:p>
          </table:table-cell>
          <table:table-cell table:formula="of:=INT(([.NR19]+[.NR18])*[.$C$23])" office:value-type="float" office:value="463" calcext:value-type="float">
            <text:p>463</text:p>
          </table:table-cell>
          <table:table-cell table:formula="of:=INT(([.NS19]+[.NS18])*[.$C$23])" office:value-type="float" office:value="463" calcext:value-type="float">
            <text:p>463</text:p>
          </table:table-cell>
          <table:table-cell table:formula="of:=INT(([.NT19]+[.NT18])*[.$C$23])" office:value-type="float" office:value="463" calcext:value-type="float">
            <text:p>463</text:p>
          </table:table-cell>
          <table:table-cell table:formula="of:=INT(([.NU19]+[.NU18])*[.$C$23])" office:value-type="float" office:value="463" calcext:value-type="float">
            <text:p>463</text:p>
          </table:table-cell>
          <table:table-cell table:formula="of:=INT(([.NV19]+[.NV18])*[.$C$23])" office:value-type="float" office:value="463" calcext:value-type="float">
            <text:p>463</text:p>
          </table:table-cell>
          <table:table-cell table:formula="of:=INT(([.NW19]+[.NW18])*[.$C$23])" office:value-type="float" office:value="464" calcext:value-type="float">
            <text:p>464</text:p>
          </table:table-cell>
          <table:table-cell table:formula="of:=INT(([.NX19]+[.NX18])*[.$C$23])" office:value-type="float" office:value="464" calcext:value-type="float">
            <text:p>464</text:p>
          </table:table-cell>
          <table:table-cell table:formula="of:=INT(([.NY19]+[.NY18])*[.$C$23])" office:value-type="float" office:value="464" calcext:value-type="float">
            <text:p>464</text:p>
          </table:table-cell>
          <table:table-cell table:formula="of:=INT(([.NZ19]+[.NZ18])*[.$C$23])" office:value-type="float" office:value="464" calcext:value-type="float">
            <text:p>464</text:p>
          </table:table-cell>
          <table:table-cell table:formula="of:=INT(([.OA19]+[.OA18])*[.$C$23])" office:value-type="float" office:value="464" calcext:value-type="float">
            <text:p>464</text:p>
          </table:table-cell>
          <table:table-cell table:formula="of:=INT(([.OB19]+[.OB18])*[.$C$23])" office:value-type="float" office:value="465" calcext:value-type="float">
            <text:p>465</text:p>
          </table:table-cell>
          <table:table-cell table:formula="of:=INT(([.OC19]+[.OC18])*[.$C$23])" office:value-type="float" office:value="465" calcext:value-type="float">
            <text:p>465</text:p>
          </table:table-cell>
          <table:table-cell table:formula="of:=INT(([.OD19]+[.OD18])*[.$C$23])" office:value-type="float" office:value="465" calcext:value-type="float">
            <text:p>465</text:p>
          </table:table-cell>
          <table:table-cell table:formula="of:=INT(([.OE19]+[.OE18])*[.$C$23])" office:value-type="float" office:value="465" calcext:value-type="float">
            <text:p>465</text:p>
          </table:table-cell>
          <table:table-cell table:formula="of:=INT(([.OF19]+[.OF18])*[.$C$23])" office:value-type="float" office:value="465" calcext:value-type="float">
            <text:p>465</text:p>
          </table:table-cell>
          <table:table-cell table:formula="of:=INT(([.OG19]+[.OG18])*[.$C$23])" office:value-type="float" office:value="465" calcext:value-type="float">
            <text:p>465</text:p>
          </table:table-cell>
          <table:table-cell table:formula="of:=INT(([.OH19]+[.OH18])*[.$C$23])" office:value-type="float" office:value="466" calcext:value-type="float">
            <text:p>466</text:p>
          </table:table-cell>
          <table:table-cell table:formula="of:=INT(([.OI19]+[.OI18])*[.$C$23])" office:value-type="float" office:value="466" calcext:value-type="float">
            <text:p>466</text:p>
          </table:table-cell>
          <table:table-cell table:formula="of:=INT(([.OJ19]+[.OJ18])*[.$C$23])" office:value-type="float" office:value="466" calcext:value-type="float">
            <text:p>466</text:p>
          </table:table-cell>
          <table:table-cell table:formula="of:=INT(([.OK19]+[.OK18])*[.$C$23])" office:value-type="float" office:value="466" calcext:value-type="float">
            <text:p>466</text:p>
          </table:table-cell>
          <table:table-cell table:formula="of:=INT(([.OL19]+[.OL18])*[.$C$23])" office:value-type="float" office:value="466" calcext:value-type="float">
            <text:p>466</text:p>
          </table:table-cell>
          <table:table-cell table:formula="of:=INT(([.OM19]+[.OM18])*[.$C$23])" office:value-type="float" office:value="467" calcext:value-type="float">
            <text:p>467</text:p>
          </table:table-cell>
          <table:table-cell table:formula="of:=INT(([.ON19]+[.ON18])*[.$C$23])" office:value-type="float" office:value="467" calcext:value-type="float">
            <text:p>467</text:p>
          </table:table-cell>
          <table:table-cell table:formula="of:=INT(([.OO19]+[.OO18])*[.$C$23])" office:value-type="float" office:value="467" calcext:value-type="float">
            <text:p>467</text:p>
          </table:table-cell>
          <table:table-cell table:formula="of:=INT(([.OP19]+[.OP18])*[.$C$23])" office:value-type="float" office:value="467" calcext:value-type="float">
            <text:p>467</text:p>
          </table:table-cell>
          <table:table-cell table:formula="of:=INT(([.OQ19]+[.OQ18])*[.$C$23])" office:value-type="float" office:value="467" calcext:value-type="float">
            <text:p>467</text:p>
          </table:table-cell>
          <table:table-cell table:formula="of:=INT(([.OR19]+[.OR18])*[.$C$23])" office:value-type="float" office:value="467" calcext:value-type="float">
            <text:p>467</text:p>
          </table:table-cell>
          <table:table-cell table:formula="of:=INT(([.OS19]+[.OS18])*[.$C$23])" office:value-type="float" office:value="468" calcext:value-type="float">
            <text:p>468</text:p>
          </table:table-cell>
          <table:table-cell table:formula="of:=INT(([.OT19]+[.OT18])*[.$C$23])" office:value-type="float" office:value="468" calcext:value-type="float">
            <text:p>468</text:p>
          </table:table-cell>
          <table:table-cell table:formula="of:=INT(([.OU19]+[.OU18])*[.$C$23])" office:value-type="float" office:value="468" calcext:value-type="float">
            <text:p>468</text:p>
          </table:table-cell>
          <table:table-cell table:formula="of:=INT(([.OV19]+[.OV18])*[.$C$23])" office:value-type="float" office:value="468" calcext:value-type="float">
            <text:p>468</text:p>
          </table:table-cell>
          <table:table-cell table:formula="of:=INT(([.OW19]+[.OW18])*[.$C$23])" office:value-type="float" office:value="468" calcext:value-type="float">
            <text:p>468</text:p>
          </table:table-cell>
          <table:table-cell table:formula="of:=INT(([.OX19]+[.OX18])*[.$C$23])" office:value-type="float" office:value="468" calcext:value-type="float">
            <text:p>468</text:p>
          </table:table-cell>
          <table:table-cell table:formula="of:=INT(([.OY19]+[.OY18])*[.$C$23])" office:value-type="float" office:value="469" calcext:value-type="float">
            <text:p>469</text:p>
          </table:table-cell>
          <table:table-cell table:formula="of:=INT(([.OZ19]+[.OZ18])*[.$C$23])" office:value-type="float" office:value="469" calcext:value-type="float">
            <text:p>469</text:p>
          </table:table-cell>
          <table:table-cell table:formula="of:=INT(([.PA19]+[.PA18])*[.$C$23])" office:value-type="float" office:value="469" calcext:value-type="float">
            <text:p>469</text:p>
          </table:table-cell>
          <table:table-cell table:formula="of:=INT(([.PB19]+[.PB18])*[.$C$23])" office:value-type="float" office:value="469" calcext:value-type="float">
            <text:p>469</text:p>
          </table:table-cell>
          <table:table-cell table:formula="of:=INT(([.PC19]+[.PC18])*[.$C$23])" office:value-type="float" office:value="469" calcext:value-type="float">
            <text:p>469</text:p>
          </table:table-cell>
          <table:table-cell table:formula="of:=INT(([.PD19]+[.PD18])*[.$C$23])" office:value-type="float" office:value="470" calcext:value-type="float">
            <text:p>470</text:p>
          </table:table-cell>
          <table:table-cell table:formula="of:=INT(([.PE19]+[.PE18])*[.$C$23])" office:value-type="float" office:value="470" calcext:value-type="float">
            <text:p>470</text:p>
          </table:table-cell>
          <table:table-cell table:formula="of:=INT(([.PF19]+[.PF18])*[.$C$23])" office:value-type="float" office:value="470" calcext:value-type="float">
            <text:p>470</text:p>
          </table:table-cell>
          <table:table-cell table:formula="of:=INT(([.PG19]+[.PG18])*[.$C$23])" office:value-type="float" office:value="470" calcext:value-type="float">
            <text:p>470</text:p>
          </table:table-cell>
          <table:table-cell table:formula="of:=INT(([.PH19]+[.PH18])*[.$C$23])" office:value-type="float" office:value="470" calcext:value-type="float">
            <text:p>470</text:p>
          </table:table-cell>
          <table:table-cell table:formula="of:=INT(([.PI19]+[.PI18])*[.$C$23])" office:value-type="float" office:value="470" calcext:value-type="float">
            <text:p>470</text:p>
          </table:table-cell>
          <table:table-cell table:formula="of:=INT(([.PJ19]+[.PJ18])*[.$C$23])" office:value-type="float" office:value="471" calcext:value-type="float">
            <text:p>471</text:p>
          </table:table-cell>
          <table:table-cell table:formula="of:=INT(([.PK19]+[.PK18])*[.$C$23])" office:value-type="float" office:value="471" calcext:value-type="float">
            <text:p>471</text:p>
          </table:table-cell>
          <table:table-cell table:formula="of:=INT(([.PL19]+[.PL18])*[.$C$23])" office:value-type="float" office:value="471" calcext:value-type="float">
            <text:p>471</text:p>
          </table:table-cell>
          <table:table-cell table:formula="of:=INT(([.PM19]+[.PM18])*[.$C$23])" office:value-type="float" office:value="471" calcext:value-type="float">
            <text:p>471</text:p>
          </table:table-cell>
          <table:table-cell table:formula="of:=INT(([.PN19]+[.PN18])*[.$C$23])" office:value-type="float" office:value="471" calcext:value-type="float">
            <text:p>471</text:p>
          </table:table-cell>
          <table:table-cell table:formula="of:=INT(([.PO19]+[.PO18])*[.$C$23])" office:value-type="float" office:value="472" calcext:value-type="float">
            <text:p>472</text:p>
          </table:table-cell>
          <table:table-cell table:formula="of:=INT(([.PP19]+[.PP18])*[.$C$23])" office:value-type="float" office:value="472" calcext:value-type="float">
            <text:p>472</text:p>
          </table:table-cell>
          <table:table-cell table:formula="of:=INT(([.PQ19]+[.PQ18])*[.$C$23])" office:value-type="float" office:value="472" calcext:value-type="float">
            <text:p>472</text:p>
          </table:table-cell>
          <table:table-cell table:formula="of:=INT(([.PR19]+[.PR18])*[.$C$23])" office:value-type="float" office:value="472" calcext:value-type="float">
            <text:p>472</text:p>
          </table:table-cell>
          <table:table-cell table:formula="of:=INT(([.PS19]+[.PS18])*[.$C$23])" office:value-type="float" office:value="472" calcext:value-type="float">
            <text:p>472</text:p>
          </table:table-cell>
          <table:table-cell table:formula="of:=INT(([.PT19]+[.PT18])*[.$C$23])" office:value-type="float" office:value="472" calcext:value-type="float">
            <text:p>472</text:p>
          </table:table-cell>
          <table:table-cell table:formula="of:=INT(([.PU19]+[.PU18])*[.$C$23])" office:value-type="float" office:value="473" calcext:value-type="float">
            <text:p>473</text:p>
          </table:table-cell>
          <table:table-cell table:formula="of:=INT(([.PV19]+[.PV18])*[.$C$23])" office:value-type="float" office:value="473" calcext:value-type="float">
            <text:p>473</text:p>
          </table:table-cell>
          <table:table-cell table:formula="of:=INT(([.PW19]+[.PW18])*[.$C$23])" office:value-type="float" office:value="473" calcext:value-type="float">
            <text:p>473</text:p>
          </table:table-cell>
          <table:table-cell table:formula="of:=INT(([.PX19]+[.PX18])*[.$C$23])" office:value-type="float" office:value="473" calcext:value-type="float">
            <text:p>473</text:p>
          </table:table-cell>
          <table:table-cell table:formula="of:=INT(([.PY19]+[.PY18])*[.$C$23])" office:value-type="float" office:value="473" calcext:value-type="float">
            <text:p>473</text:p>
          </table:table-cell>
          <table:table-cell table:formula="of:=INT(([.PZ19]+[.PZ18])*[.$C$23])" office:value-type="float" office:value="474" calcext:value-type="float">
            <text:p>474</text:p>
          </table:table-cell>
          <table:table-cell table:formula="of:=INT(([.QA19]+[.QA18])*[.$C$23])" office:value-type="float" office:value="474" calcext:value-type="float">
            <text:p>474</text:p>
          </table:table-cell>
          <table:table-cell table:formula="of:=INT(([.QB19]+[.QB18])*[.$C$23])" office:value-type="float" office:value="474" calcext:value-type="float">
            <text:p>474</text:p>
          </table:table-cell>
          <table:table-cell table:formula="of:=INT(([.QC19]+[.QC18])*[.$C$23])" office:value-type="float" office:value="474" calcext:value-type="float">
            <text:p>474</text:p>
          </table:table-cell>
          <table:table-cell table:formula="of:=INT(([.QD19]+[.QD18])*[.$C$23])" office:value-type="float" office:value="474" calcext:value-type="float">
            <text:p>474</text:p>
          </table:table-cell>
          <table:table-cell table:formula="of:=INT(([.QE19]+[.QE18])*[.$C$23])" office:value-type="float" office:value="474" calcext:value-type="float">
            <text:p>474</text:p>
          </table:table-cell>
          <table:table-cell table:formula="of:=INT(([.QF19]+[.QF18])*[.$C$23])" office:value-type="float" office:value="475" calcext:value-type="float">
            <text:p>475</text:p>
          </table:table-cell>
          <table:table-cell table:formula="of:=INT(([.QG19]+[.QG18])*[.$C$23])" office:value-type="float" office:value="475" calcext:value-type="float">
            <text:p>475</text:p>
          </table:table-cell>
          <table:table-cell table:formula="of:=INT(([.QH19]+[.QH18])*[.$C$23])" office:value-type="float" office:value="475" calcext:value-type="float">
            <text:p>475</text:p>
          </table:table-cell>
          <table:table-cell table:formula="of:=INT(([.QI19]+[.QI18])*[.$C$23])" office:value-type="float" office:value="475" calcext:value-type="float">
            <text:p>475</text:p>
          </table:table-cell>
          <table:table-cell table:formula="of:=INT(([.QJ19]+[.QJ18])*[.$C$23])" office:value-type="float" office:value="475" calcext:value-type="float">
            <text:p>475</text:p>
          </table:table-cell>
          <table:table-cell table:formula="of:=INT(([.QK19]+[.QK18])*[.$C$23])" office:value-type="float" office:value="476" calcext:value-type="float">
            <text:p>476</text:p>
          </table:table-cell>
          <table:table-cell table:formula="of:=INT(([.QL19]+[.QL18])*[.$C$23])" office:value-type="float" office:value="476" calcext:value-type="float">
            <text:p>476</text:p>
          </table:table-cell>
          <table:table-cell table:formula="of:=INT(([.QM19]+[.QM18])*[.$C$23])" office:value-type="float" office:value="476" calcext:value-type="float">
            <text:p>476</text:p>
          </table:table-cell>
          <table:table-cell table:formula="of:=INT(([.QN19]+[.QN18])*[.$C$23])" office:value-type="float" office:value="476" calcext:value-type="float">
            <text:p>476</text:p>
          </table:table-cell>
          <table:table-cell table:formula="of:=INT(([.QO19]+[.QO18])*[.$C$23])" office:value-type="float" office:value="476" calcext:value-type="float">
            <text:p>476</text:p>
          </table:table-cell>
          <table:table-cell table:formula="of:=INT(([.QP19]+[.QP18])*[.$C$23])" office:value-type="float" office:value="477" calcext:value-type="float">
            <text:p>477</text:p>
          </table:table-cell>
          <table:table-cell table:formula="of:=INT(([.QQ19]+[.QQ18])*[.$C$23])" office:value-type="float" office:value="477" calcext:value-type="float">
            <text:p>477</text:p>
          </table:table-cell>
          <table:table-cell table:formula="of:=INT(([.QR19]+[.QR18])*[.$C$23])" office:value-type="float" office:value="477" calcext:value-type="float">
            <text:p>477</text:p>
          </table:table-cell>
          <table:table-cell table:formula="of:=INT(([.QS19]+[.QS18])*[.$C$23])" office:value-type="float" office:value="477" calcext:value-type="float">
            <text:p>477</text:p>
          </table:table-cell>
          <table:table-cell table:formula="of:=INT(([.QT19]+[.QT18])*[.$C$23])" office:value-type="float" office:value="477" calcext:value-type="float">
            <text:p>477</text:p>
          </table:table-cell>
          <table:table-cell table:formula="of:=INT(([.QU19]+[.QU18])*[.$C$23])" office:value-type="float" office:value="477" calcext:value-type="float">
            <text:p>477</text:p>
          </table:table-cell>
          <table:table-cell table:formula="of:=INT(([.QV19]+[.QV18])*[.$C$23])" office:value-type="float" office:value="478" calcext:value-type="float">
            <text:p>478</text:p>
          </table:table-cell>
          <table:table-cell table:formula="of:=INT(([.QW19]+[.QW18])*[.$C$23])" office:value-type="float" office:value="478" calcext:value-type="float">
            <text:p>478</text:p>
          </table:table-cell>
          <table:table-cell table:formula="of:=INT(([.QX19]+[.QX18])*[.$C$23])" office:value-type="float" office:value="478" calcext:value-type="float">
            <text:p>478</text:p>
          </table:table-cell>
          <table:table-cell table:formula="of:=INT(([.QY19]+[.QY18])*[.$C$23])" office:value-type="float" office:value="478" calcext:value-type="float">
            <text:p>478</text:p>
          </table:table-cell>
          <table:table-cell table:formula="of:=INT(([.QZ19]+[.QZ18])*[.$C$23])" office:value-type="float" office:value="478" calcext:value-type="float">
            <text:p>478</text:p>
          </table:table-cell>
          <table:table-cell table:formula="of:=INT(([.RA19]+[.RA18])*[.$C$23])" office:value-type="float" office:value="479" calcext:value-type="float">
            <text:p>479</text:p>
          </table:table-cell>
          <table:table-cell table:formula="of:=INT(([.RB19]+[.RB18])*[.$C$23])" office:value-type="float" office:value="479" calcext:value-type="float">
            <text:p>479</text:p>
          </table:table-cell>
          <table:table-cell table:formula="of:=INT(([.RC19]+[.RC18])*[.$C$23])" office:value-type="float" office:value="479" calcext:value-type="float">
            <text:p>479</text:p>
          </table:table-cell>
          <table:table-cell table:formula="of:=INT(([.RD19]+[.RD18])*[.$C$23])" office:value-type="float" office:value="479" calcext:value-type="float">
            <text:p>479</text:p>
          </table:table-cell>
          <table:table-cell table:formula="of:=INT(([.RE19]+[.RE18])*[.$C$23])" office:value-type="float" office:value="479" calcext:value-type="float">
            <text:p>479</text:p>
          </table:table-cell>
          <table:table-cell table:formula="of:=INT(([.RF19]+[.RF18])*[.$C$23])" office:value-type="float" office:value="479" calcext:value-type="float">
            <text:p>479</text:p>
          </table:table-cell>
          <table:table-cell table:formula="of:=INT(([.RG19]+[.RG18])*[.$C$23])" office:value-type="float" office:value="480" calcext:value-type="float">
            <text:p>480</text:p>
          </table:table-cell>
          <table:table-cell table:formula="of:=INT(([.RH19]+[.RH18])*[.$C$23])" office:value-type="float" office:value="480" calcext:value-type="float">
            <text:p>480</text:p>
          </table:table-cell>
          <table:table-cell table:formula="of:=INT(([.RI19]+[.RI18])*[.$C$23])" office:value-type="float" office:value="480" calcext:value-type="float">
            <text:p>480</text:p>
          </table:table-cell>
          <table:table-cell table:formula="of:=INT(([.RJ19]+[.RJ18])*[.$C$23])" office:value-type="float" office:value="480" calcext:value-type="float">
            <text:p>480</text:p>
          </table:table-cell>
          <table:table-cell table:formula="of:=INT(([.RK19]+[.RK18])*[.$C$23])" office:value-type="float" office:value="480" calcext:value-type="float">
            <text:p>480</text:p>
          </table:table-cell>
          <table:table-cell table:formula="of:=INT(([.RL19]+[.RL18])*[.$C$23])" office:value-type="float" office:value="481" calcext:value-type="float">
            <text:p>481</text:p>
          </table:table-cell>
          <table:table-cell table:formula="of:=INT(([.RM19]+[.RM18])*[.$C$23])" office:value-type="float" office:value="481" calcext:value-type="float">
            <text:p>481</text:p>
          </table:table-cell>
          <table:table-cell table:formula="of:=INT(([.RN19]+[.RN18])*[.$C$23])" office:value-type="float" office:value="481" calcext:value-type="float">
            <text:p>481</text:p>
          </table:table-cell>
          <table:table-cell table:formula="of:=INT(([.RO19]+[.RO18])*[.$C$23])" office:value-type="float" office:value="481" calcext:value-type="float">
            <text:p>481</text:p>
          </table:table-cell>
          <table:table-cell table:formula="of:=INT(([.RP19]+[.RP18])*[.$C$23])" office:value-type="float" office:value="481" calcext:value-type="float">
            <text:p>481</text:p>
          </table:table-cell>
          <table:table-cell table:formula="of:=INT(([.RQ19]+[.RQ18])*[.$C$23])" office:value-type="float" office:value="481" calcext:value-type="float">
            <text:p>481</text:p>
          </table:table-cell>
          <table:table-cell table:formula="of:=INT(([.RR19]+[.RR18])*[.$C$23])" office:value-type="float" office:value="482" calcext:value-type="float">
            <text:p>482</text:p>
          </table:table-cell>
          <table:table-cell table:formula="of:=INT(([.RS19]+[.RS18])*[.$C$23])" office:value-type="float" office:value="482" calcext:value-type="float">
            <text:p>482</text:p>
          </table:table-cell>
          <table:table-cell table:formula="of:=INT(([.RT19]+[.RT18])*[.$C$23])" office:value-type="float" office:value="482" calcext:value-type="float">
            <text:p>482</text:p>
          </table:table-cell>
          <table:table-cell table:formula="of:=INT(([.RU19]+[.RU18])*[.$C$23])" office:value-type="float" office:value="482" calcext:value-type="float">
            <text:p>482</text:p>
          </table:table-cell>
          <table:table-cell table:formula="of:=INT(([.RV19]+[.RV18])*[.$C$23])" office:value-type="float" office:value="482" calcext:value-type="float">
            <text:p>482</text:p>
          </table:table-cell>
          <table:table-cell table:formula="of:=INT(([.RW19]+[.RW18])*[.$C$23])" office:value-type="float" office:value="483" calcext:value-type="float">
            <text:p>483</text:p>
          </table:table-cell>
          <table:table-cell table:formula="of:=INT(([.RX19]+[.RX18])*[.$C$23])" office:value-type="float" office:value="483" calcext:value-type="float">
            <text:p>483</text:p>
          </table:table-cell>
          <table:table-cell table:formula="of:=INT(([.RY19]+[.RY18])*[.$C$23])" office:value-type="float" office:value="483" calcext:value-type="float">
            <text:p>483</text:p>
          </table:table-cell>
          <table:table-cell table:formula="of:=INT(([.RZ19]+[.RZ18])*[.$C$23])" office:value-type="float" office:value="483" calcext:value-type="float">
            <text:p>483</text:p>
          </table:table-cell>
          <table:table-cell table:formula="of:=INT(([.SA19]+[.SA18])*[.$C$23])" office:value-type="float" office:value="483" calcext:value-type="float">
            <text:p>483</text:p>
          </table:table-cell>
          <table:table-cell table:formula="of:=INT(([.SB19]+[.SB18])*[.$C$23])" office:value-type="float" office:value="484" calcext:value-type="float">
            <text:p>484</text:p>
          </table:table-cell>
          <table:table-cell table:formula="of:=INT(([.SC19]+[.SC18])*[.$C$23])" office:value-type="float" office:value="484" calcext:value-type="float">
            <text:p>484</text:p>
          </table:table-cell>
          <table:table-cell table:formula="of:=INT(([.SD19]+[.SD18])*[.$C$23])" office:value-type="float" office:value="484" calcext:value-type="float">
            <text:p>484</text:p>
          </table:table-cell>
          <table:table-cell table:formula="of:=INT(([.SE19]+[.SE18])*[.$C$23])" office:value-type="float" office:value="484" calcext:value-type="float">
            <text:p>484</text:p>
          </table:table-cell>
          <table:table-cell table:formula="of:=INT(([.SF19]+[.SF18])*[.$C$23])" office:value-type="float" office:value="484" calcext:value-type="float">
            <text:p>484</text:p>
          </table:table-cell>
          <table:table-cell table:formula="of:=INT(([.SG19]+[.SG18])*[.$C$23])" office:value-type="float" office:value="484" calcext:value-type="float">
            <text:p>484</text:p>
          </table:table-cell>
          <table:table-cell table:formula="of:=INT(([.SH19]+[.SH18])*[.$C$23])" office:value-type="float" office:value="485" calcext:value-type="float">
            <text:p>485</text:p>
          </table:table-cell>
          <table:table-cell table:formula="of:=INT(([.SI19]+[.SI18])*[.$C$23])" office:value-type="float" office:value="485" calcext:value-type="float">
            <text:p>485</text:p>
          </table:table-cell>
          <table:table-cell table:formula="of:=INT(([.SJ19]+[.SJ18])*[.$C$23])" office:value-type="float" office:value="485" calcext:value-type="float">
            <text:p>485</text:p>
          </table:table-cell>
          <table:table-cell table:formula="of:=INT(([.SK19]+[.SK18])*[.$C$23])" office:value-type="float" office:value="485" calcext:value-type="float">
            <text:p>485</text:p>
          </table:table-cell>
          <table:table-cell table:formula="of:=INT(([.SL19]+[.SL18])*[.$C$23])" office:value-type="float" office:value="485" calcext:value-type="float">
            <text:p>485</text:p>
          </table:table-cell>
          <table:table-cell table:formula="of:=INT(([.SM19]+[.SM18])*[.$C$23])" office:value-type="float" office:value="486" calcext:value-type="float">
            <text:p>486</text:p>
          </table:table-cell>
          <table:table-cell table:formula="of:=INT(([.SN19]+[.SN18])*[.$C$23])" office:value-type="float" office:value="486" calcext:value-type="float">
            <text:p>486</text:p>
          </table:table-cell>
          <table:table-cell table:formula="of:=INT(([.SO19]+[.SO18])*[.$C$23])" office:value-type="float" office:value="486" calcext:value-type="float">
            <text:p>486</text:p>
          </table:table-cell>
          <table:table-cell table:formula="of:=INT(([.SP19]+[.SP18])*[.$C$23])" office:value-type="float" office:value="486" calcext:value-type="float">
            <text:p>486</text:p>
          </table:table-cell>
          <table:table-cell table:formula="of:=INT(([.SQ19]+[.SQ18])*[.$C$23])" office:value-type="float" office:value="486" calcext:value-type="float">
            <text:p>486</text:p>
          </table:table-cell>
          <table:table-cell table:formula="of:=INT(([.SR19]+[.SR18])*[.$C$23])" office:value-type="float" office:value="487" calcext:value-type="float">
            <text:p>487</text:p>
          </table:table-cell>
          <table:table-cell table:formula="of:=INT(([.SS19]+[.SS18])*[.$C$23])" office:value-type="float" office:value="487" calcext:value-type="float">
            <text:p>487</text:p>
          </table:table-cell>
          <table:table-cell table:formula="of:=INT(([.ST19]+[.ST18])*[.$C$23])" office:value-type="float" office:value="487" calcext:value-type="float">
            <text:p>487</text:p>
          </table:table-cell>
          <table:table-cell table:formula="of:=INT(([.SU19]+[.SU18])*[.$C$23])" office:value-type="float" office:value="487" calcext:value-type="float">
            <text:p>487</text:p>
          </table:table-cell>
          <table:table-cell table:formula="of:=INT(([.SV19]+[.SV18])*[.$C$23])" office:value-type="float" office:value="487" calcext:value-type="float">
            <text:p>487</text:p>
          </table:table-cell>
          <table:table-cell table:formula="of:=INT(([.SW19]+[.SW18])*[.$C$23])" office:value-type="float" office:value="487" calcext:value-type="float">
            <text:p>487</text:p>
          </table:table-cell>
          <table:table-cell table:formula="of:=INT(([.SX19]+[.SX18])*[.$C$23])" office:value-type="float" office:value="488" calcext:value-type="float">
            <text:p>488</text:p>
          </table:table-cell>
          <table:table-cell table:formula="of:=INT(([.SY19]+[.SY18])*[.$C$23])" office:value-type="float" office:value="488" calcext:value-type="float">
            <text:p>488</text:p>
          </table:table-cell>
          <table:table-cell table:formula="of:=INT(([.SZ19]+[.SZ18])*[.$C$23])" office:value-type="float" office:value="488" calcext:value-type="float">
            <text:p>488</text:p>
          </table:table-cell>
          <table:table-cell table:formula="of:=INT(([.TA19]+[.TA18])*[.$C$23])" office:value-type="float" office:value="488" calcext:value-type="float">
            <text:p>488</text:p>
          </table:table-cell>
          <table:table-cell table:formula="of:=INT(([.TB19]+[.TB18])*[.$C$23])" office:value-type="float" office:value="488" calcext:value-type="float">
            <text:p>488</text:p>
          </table:table-cell>
          <table:table-cell table:formula="of:=INT(([.TC19]+[.TC18])*[.$C$23])" office:value-type="float" office:value="489" calcext:value-type="float">
            <text:p>489</text:p>
          </table:table-cell>
          <table:table-cell table:formula="of:=INT(([.TD19]+[.TD18])*[.$C$23])" office:value-type="float" office:value="489" calcext:value-type="float">
            <text:p>489</text:p>
          </table:table-cell>
          <table:table-cell table:formula="of:=INT(([.TE19]+[.TE18])*[.$C$23])" office:value-type="float" office:value="489" calcext:value-type="float">
            <text:p>489</text:p>
          </table:table-cell>
          <table:table-cell table:formula="of:=INT(([.TF19]+[.TF18])*[.$C$23])" office:value-type="float" office:value="489" calcext:value-type="float">
            <text:p>489</text:p>
          </table:table-cell>
          <table:table-cell table:formula="of:=INT(([.TG19]+[.TG18])*[.$C$23])" office:value-type="float" office:value="489" calcext:value-type="float">
            <text:p>489</text:p>
          </table:table-cell>
          <table:table-cell table:formula="of:=INT(([.TH19]+[.TH18])*[.$C$23])" office:value-type="float" office:value="490" calcext:value-type="float">
            <text:p>490</text:p>
          </table:table-cell>
          <table:table-cell table:formula="of:=INT(([.TI19]+[.TI18])*[.$C$23])" office:value-type="float" office:value="490" calcext:value-type="float">
            <text:p>490</text:p>
          </table:table-cell>
          <table:table-cell table:formula="of:=INT(([.TJ19]+[.TJ18])*[.$C$23])" office:value-type="float" office:value="490" calcext:value-type="float">
            <text:p>490</text:p>
          </table:table-cell>
          <table:table-cell table:formula="of:=INT(([.TK19]+[.TK18])*[.$C$23])" office:value-type="float" office:value="490" calcext:value-type="float">
            <text:p>490</text:p>
          </table:table-cell>
          <table:table-cell table:formula="of:=INT(([.TL19]+[.TL18])*[.$C$23])" office:value-type="float" office:value="490" calcext:value-type="float">
            <text:p>490</text:p>
          </table:table-cell>
          <table:table-cell table:formula="of:=INT(([.TM19]+[.TM18])*[.$C$23])" office:value-type="float" office:value="490" calcext:value-type="float">
            <text:p>490</text:p>
          </table:table-cell>
          <table:table-cell table:formula="of:=INT(([.TN19]+[.TN18])*[.$C$23])" office:value-type="float" office:value="491" calcext:value-type="float">
            <text:p>491</text:p>
          </table:table-cell>
          <table:table-cell table:formula="of:=INT(([.TO19]+[.TO18])*[.$C$23])" office:value-type="float" office:value="491" calcext:value-type="float">
            <text:p>491</text:p>
          </table:table-cell>
          <table:table-cell table:formula="of:=INT(([.TP19]+[.TP18])*[.$C$23])" office:value-type="float" office:value="491" calcext:value-type="float">
            <text:p>491</text:p>
          </table:table-cell>
          <table:table-cell table:formula="of:=INT(([.TQ19]+[.TQ18])*[.$C$23])" office:value-type="float" office:value="491" calcext:value-type="float">
            <text:p>491</text:p>
          </table:table-cell>
          <table:table-cell table:formula="of:=INT(([.TR19]+[.TR18])*[.$C$23])" office:value-type="float" office:value="491" calcext:value-type="float">
            <text:p>491</text:p>
          </table:table-cell>
          <table:table-cell table:formula="of:=INT(([.TS19]+[.TS18])*[.$C$23])" office:value-type="float" office:value="492" calcext:value-type="float">
            <text:p>492</text:p>
          </table:table-cell>
          <table:table-cell table:formula="of:=INT(([.TT19]+[.TT18])*[.$C$23])" office:value-type="float" office:value="492" calcext:value-type="float">
            <text:p>492</text:p>
          </table:table-cell>
          <table:table-cell table:formula="of:=INT(([.TU19]+[.TU18])*[.$C$23])" office:value-type="float" office:value="492" calcext:value-type="float">
            <text:p>492</text:p>
          </table:table-cell>
          <table:table-cell table:formula="of:=INT(([.TV19]+[.TV18])*[.$C$23])" office:value-type="float" office:value="492" calcext:value-type="float">
            <text:p>492</text:p>
          </table:table-cell>
          <table:table-cell table:formula="of:=INT(([.TW19]+[.TW18])*[.$C$23])" office:value-type="float" office:value="492" calcext:value-type="float">
            <text:p>492</text:p>
          </table:table-cell>
          <table:table-cell table:formula="of:=INT(([.TX19]+[.TX18])*[.$C$23])" office:value-type="float" office:value="493" calcext:value-type="float">
            <text:p>493</text:p>
          </table:table-cell>
          <table:table-cell table:formula="of:=INT(([.TY19]+[.TY18])*[.$C$23])" office:value-type="float" office:value="493" calcext:value-type="float">
            <text:p>493</text:p>
          </table:table-cell>
          <table:table-cell table:formula="of:=INT(([.TZ19]+[.TZ18])*[.$C$23])" office:value-type="float" office:value="493" calcext:value-type="float">
            <text:p>493</text:p>
          </table:table-cell>
          <table:table-cell table:formula="of:=INT(([.UA19]+[.UA18])*[.$C$23])" office:value-type="float" office:value="493" calcext:value-type="float">
            <text:p>493</text:p>
          </table:table-cell>
          <table:table-cell table:formula="of:=INT(([.UB19]+[.UB18])*[.$C$23])" office:value-type="float" office:value="493" calcext:value-type="float">
            <text:p>493</text:p>
          </table:table-cell>
          <table:table-cell table:formula="of:=INT(([.UC19]+[.UC18])*[.$C$23])" office:value-type="float" office:value="494" calcext:value-type="float">
            <text:p>494</text:p>
          </table:table-cell>
          <table:table-cell table:formula="of:=INT(([.UD19]+[.UD18])*[.$C$23])" office:value-type="float" office:value="494" calcext:value-type="float">
            <text:p>494</text:p>
          </table:table-cell>
          <table:table-cell table:formula="of:=INT(([.UE19]+[.UE18])*[.$C$23])" office:value-type="float" office:value="494" calcext:value-type="float">
            <text:p>494</text:p>
          </table:table-cell>
          <table:table-cell table:formula="of:=INT(([.UF19]+[.UF18])*[.$C$23])" office:value-type="float" office:value="494" calcext:value-type="float">
            <text:p>494</text:p>
          </table:table-cell>
          <table:table-cell table:formula="of:=INT(([.UG19]+[.UG18])*[.$C$23])" office:value-type="float" office:value="494" calcext:value-type="float">
            <text:p>494</text:p>
          </table:table-cell>
          <table:table-cell table:formula="of:=INT(([.UH19]+[.UH18])*[.$C$23])" office:value-type="float" office:value="494" calcext:value-type="float">
            <text:p>494</text:p>
          </table:table-cell>
          <table:table-cell table:formula="of:=INT(([.UI19]+[.UI18])*[.$C$23])" office:value-type="float" office:value="495" calcext:value-type="float">
            <text:p>495</text:p>
          </table:table-cell>
          <table:table-cell table:formula="of:=INT(([.UJ19]+[.UJ18])*[.$C$23])" office:value-type="float" office:value="495" calcext:value-type="float">
            <text:p>495</text:p>
          </table:table-cell>
          <table:table-cell table:formula="of:=INT(([.UK19]+[.UK18])*[.$C$23])" office:value-type="float" office:value="495" calcext:value-type="float">
            <text:p>495</text:p>
          </table:table-cell>
          <table:table-cell table:formula="of:=INT(([.UL19]+[.UL18])*[.$C$23])" office:value-type="float" office:value="495" calcext:value-type="float">
            <text:p>495</text:p>
          </table:table-cell>
          <table:table-cell table:formula="of:=INT(([.UM19]+[.UM18])*[.$C$23])" office:value-type="float" office:value="495" calcext:value-type="float">
            <text:p>495</text:p>
          </table:table-cell>
          <table:table-cell table:formula="of:=INT(([.UN19]+[.UN18])*[.$C$23])" office:value-type="float" office:value="496" calcext:value-type="float">
            <text:p>496</text:p>
          </table:table-cell>
          <table:table-cell table:formula="of:=INT(([.UO19]+[.UO18])*[.$C$23])" office:value-type="float" office:value="496" calcext:value-type="float">
            <text:p>496</text:p>
          </table:table-cell>
          <table:table-cell table:formula="of:=INT(([.UP19]+[.UP18])*[.$C$23])" office:value-type="float" office:value="496" calcext:value-type="float">
            <text:p>496</text:p>
          </table:table-cell>
          <table:table-cell table:formula="of:=INT(([.UQ19]+[.UQ18])*[.$C$23])" office:value-type="float" office:value="496" calcext:value-type="float">
            <text:p>496</text:p>
          </table:table-cell>
          <table:table-cell table:formula="of:=INT(([.UR19]+[.UR18])*[.$C$23])" office:value-type="float" office:value="496" calcext:value-type="float">
            <text:p>496</text:p>
          </table:table-cell>
          <table:table-cell table:formula="of:=INT(([.US19]+[.US18])*[.$C$23])" office:value-type="float" office:value="497" calcext:value-type="float">
            <text:p>497</text:p>
          </table:table-cell>
          <table:table-cell table:formula="of:=INT(([.UT19]+[.UT18])*[.$C$23])" office:value-type="float" office:value="497" calcext:value-type="float">
            <text:p>497</text:p>
          </table:table-cell>
          <table:table-cell table:formula="of:=INT(([.UU19]+[.UU18])*[.$C$23])" office:value-type="float" office:value="497" calcext:value-type="float">
            <text:p>497</text:p>
          </table:table-cell>
          <table:table-cell table:formula="of:=INT(([.UV19]+[.UV18])*[.$C$23])" office:value-type="float" office:value="497" calcext:value-type="float">
            <text:p>497</text:p>
          </table:table-cell>
          <table:table-cell table:formula="of:=INT(([.UW19]+[.UW18])*[.$C$23])" office:value-type="float" office:value="497" calcext:value-type="float">
            <text:p>497</text:p>
          </table:table-cell>
          <table:table-cell table:formula="of:=INT(([.UX19]+[.UX18])*[.$C$23])" office:value-type="float" office:value="498" calcext:value-type="float">
            <text:p>498</text:p>
          </table:table-cell>
          <table:table-cell table:formula="of:=INT(([.UY19]+[.UY18])*[.$C$23])" office:value-type="float" office:value="498" calcext:value-type="float">
            <text:p>498</text:p>
          </table:table-cell>
          <table:table-cell table:formula="of:=INT(([.UZ19]+[.UZ18])*[.$C$23])" office:value-type="float" office:value="498" calcext:value-type="float">
            <text:p>498</text:p>
          </table:table-cell>
          <table:table-cell table:formula="of:=INT(([.VA19]+[.VA18])*[.$C$23])" office:value-type="float" office:value="498" calcext:value-type="float">
            <text:p>498</text:p>
          </table:table-cell>
          <table:table-cell table:formula="of:=INT(([.VB19]+[.VB18])*[.$C$23])" office:value-type="float" office:value="498" calcext:value-type="float">
            <text:p>498</text:p>
          </table:table-cell>
          <table:table-cell table:formula="of:=INT(([.VC19]+[.VC18])*[.$C$23])" office:value-type="float" office:value="498" calcext:value-type="float">
            <text:p>498</text:p>
          </table:table-cell>
          <table:table-cell table:formula="of:=INT(([.VD19]+[.VD18])*[.$C$23])" office:value-type="float" office:value="499" calcext:value-type="float">
            <text:p>499</text:p>
          </table:table-cell>
          <table:table-cell table:formula="of:=INT(([.VE19]+[.VE18])*[.$C$23])" office:value-type="float" office:value="499" calcext:value-type="float">
            <text:p>499</text:p>
          </table:table-cell>
          <table:table-cell table:formula="of:=INT(([.VF19]+[.VF18])*[.$C$23])" office:value-type="float" office:value="499" calcext:value-type="float">
            <text:p>499</text:p>
          </table:table-cell>
          <table:table-cell table:formula="of:=INT(([.VG19]+[.VG18])*[.$C$23])" office:value-type="float" office:value="499" calcext:value-type="float">
            <text:p>499</text:p>
          </table:table-cell>
          <table:table-cell table:formula="of:=INT(([.VH19]+[.VH18])*[.$C$23])" office:value-type="float" office:value="499" calcext:value-type="float">
            <text:p>499</text:p>
          </table:table-cell>
          <table:table-cell table:formula="of:=INT(([.VI19]+[.VI18])*[.$C$23])" office:value-type="float" office:value="500" calcext:value-type="float">
            <text:p>500</text:p>
          </table:table-cell>
          <table:table-cell table:formula="of:=INT(([.VJ19]+[.VJ18])*[.$C$23])" office:value-type="float" office:value="500" calcext:value-type="float">
            <text:p>500</text:p>
          </table:table-cell>
          <table:table-cell table:formula="of:=INT(([.VK19]+[.VK18])*[.$C$23])" office:value-type="float" office:value="500" calcext:value-type="float">
            <text:p>500</text:p>
          </table:table-cell>
          <table:table-cell table:formula="of:=INT(([.VL19]+[.VL18])*[.$C$23])" office:value-type="float" office:value="500" calcext:value-type="float">
            <text:p>500</text:p>
          </table:table-cell>
          <table:table-cell table:formula="of:=INT(([.VM19]+[.VM18])*[.$C$23])" office:value-type="float" office:value="500" calcext:value-type="float">
            <text:p>500</text:p>
          </table:table-cell>
          <table:table-cell table:formula="of:=INT(([.VN19]+[.VN18])*[.$C$23])" office:value-type="float" office:value="501" calcext:value-type="float">
            <text:p>501</text:p>
          </table:table-cell>
          <table:table-cell table:formula="of:=INT(([.VO19]+[.VO18])*[.$C$23])" office:value-type="float" office:value="501" calcext:value-type="float">
            <text:p>501</text:p>
          </table:table-cell>
          <table:table-cell table:formula="of:=INT(([.VP19]+[.VP18])*[.$C$23])" office:value-type="float" office:value="501" calcext:value-type="float">
            <text:p>501</text:p>
          </table:table-cell>
          <table:table-cell table:formula="of:=INT(([.VQ19]+[.VQ18])*[.$C$23])" office:value-type="float" office:value="501" calcext:value-type="float">
            <text:p>501</text:p>
          </table:table-cell>
          <table:table-cell table:formula="of:=INT(([.VR19]+[.VR18])*[.$C$23])" office:value-type="float" office:value="501" calcext:value-type="float">
            <text:p>501</text:p>
          </table:table-cell>
          <table:table-cell table:formula="of:=INT(([.VS19]+[.VS18])*[.$C$23])" office:value-type="float" office:value="502" calcext:value-type="float">
            <text:p>502</text:p>
          </table:table-cell>
          <table:table-cell table:formula="of:=INT(([.VT19]+[.VT18])*[.$C$23])" office:value-type="float" office:value="502" calcext:value-type="float">
            <text:p>502</text:p>
          </table:table-cell>
          <table:table-cell table:formula="of:=INT(([.VU19]+[.VU18])*[.$C$23])" office:value-type="float" office:value="502" calcext:value-type="float">
            <text:p>502</text:p>
          </table:table-cell>
          <table:table-cell table:formula="of:=INT(([.VV19]+[.VV18])*[.$C$23])" office:value-type="float" office:value="502" calcext:value-type="float">
            <text:p>502</text:p>
          </table:table-cell>
          <table:table-cell table:formula="of:=INT(([.VW19]+[.VW18])*[.$C$23])" office:value-type="float" office:value="502" calcext:value-type="float">
            <text:p>502</text:p>
          </table:table-cell>
          <table:table-cell table:formula="of:=INT(([.VX19]+[.VX18])*[.$C$23])" office:value-type="float" office:value="503" calcext:value-type="float">
            <text:p>503</text:p>
          </table:table-cell>
          <table:table-cell table:formula="of:=INT(([.VY19]+[.VY18])*[.$C$23])" office:value-type="float" office:value="503" calcext:value-type="float">
            <text:p>503</text:p>
          </table:table-cell>
          <table:table-cell table:formula="of:=INT(([.VZ19]+[.VZ18])*[.$C$23])" office:value-type="float" office:value="503" calcext:value-type="float">
            <text:p>503</text:p>
          </table:table-cell>
          <table:table-cell table:formula="of:=INT(([.WA19]+[.WA18])*[.$C$23])" office:value-type="float" office:value="503" calcext:value-type="float">
            <text:p>503</text:p>
          </table:table-cell>
          <table:table-cell table:formula="of:=INT(([.WB19]+[.WB18])*[.$C$23])" office:value-type="float" office:value="503" calcext:value-type="float">
            <text:p>503</text:p>
          </table:table-cell>
          <table:table-cell table:formula="of:=INT(([.WC19]+[.WC18])*[.$C$23])" office:value-type="float" office:value="504" calcext:value-type="float">
            <text:p>504</text:p>
          </table:table-cell>
          <table:table-cell table:formula="of:=INT(([.WD19]+[.WD18])*[.$C$23])" office:value-type="float" office:value="504" calcext:value-type="float">
            <text:p>504</text:p>
          </table:table-cell>
          <table:table-cell table:formula="of:=INT(([.WE19]+[.WE18])*[.$C$23])" office:value-type="float" office:value="504" calcext:value-type="float">
            <text:p>504</text:p>
          </table:table-cell>
          <table:table-cell table:formula="of:=INT(([.WF19]+[.WF18])*[.$C$23])" office:value-type="float" office:value="504" calcext:value-type="float">
            <text:p>504</text:p>
          </table:table-cell>
          <table:table-cell table:formula="of:=INT(([.WG19]+[.WG18])*[.$C$23])" office:value-type="float" office:value="504" calcext:value-type="float">
            <text:p>504</text:p>
          </table:table-cell>
          <table:table-cell table:formula="of:=INT(([.WH19]+[.WH18])*[.$C$23])" office:value-type="float" office:value="504" calcext:value-type="float">
            <text:p>504</text:p>
          </table:table-cell>
          <table:table-cell table:formula="of:=INT(([.WI19]+[.WI18])*[.$C$23])" office:value-type="float" office:value="505" calcext:value-type="float">
            <text:p>505</text:p>
          </table:table-cell>
          <table:table-cell table:formula="of:=INT(([.WJ19]+[.WJ18])*[.$C$23])" office:value-type="float" office:value="505" calcext:value-type="float">
            <text:p>505</text:p>
          </table:table-cell>
          <table:table-cell table:formula="of:=INT(([.WK19]+[.WK18])*[.$C$23])" office:value-type="float" office:value="505" calcext:value-type="float">
            <text:p>505</text:p>
          </table:table-cell>
          <table:table-cell table:formula="of:=INT(([.WL19]+[.WL18])*[.$C$23])" office:value-type="float" office:value="505" calcext:value-type="float">
            <text:p>505</text:p>
          </table:table-cell>
          <table:table-cell table:formula="of:=INT(([.WM19]+[.WM18])*[.$C$23])" office:value-type="float" office:value="505" calcext:value-type="float">
            <text:p>505</text:p>
          </table:table-cell>
          <table:table-cell table:formula="of:=INT(([.WN19]+[.WN18])*[.$C$23])" office:value-type="float" office:value="506" calcext:value-type="float">
            <text:p>506</text:p>
          </table:table-cell>
          <table:table-cell table:formula="of:=INT(([.WO19]+[.WO18])*[.$C$23])" office:value-type="float" office:value="506" calcext:value-type="float">
            <text:p>506</text:p>
          </table:table-cell>
          <table:table-cell table:formula="of:=INT(([.WP19]+[.WP18])*[.$C$23])" office:value-type="float" office:value="506" calcext:value-type="float">
            <text:p>506</text:p>
          </table:table-cell>
          <table:table-cell table:formula="of:=INT(([.WQ19]+[.WQ18])*[.$C$23])" office:value-type="float" office:value="506" calcext:value-type="float">
            <text:p>506</text:p>
          </table:table-cell>
          <table:table-cell table:formula="of:=INT(([.WR19]+[.WR18])*[.$C$23])" office:value-type="float" office:value="506" calcext:value-type="float">
            <text:p>506</text:p>
          </table:table-cell>
          <table:table-cell table:formula="of:=INT(([.WS19]+[.WS18])*[.$C$23])" office:value-type="float" office:value="507" calcext:value-type="float">
            <text:p>507</text:p>
          </table:table-cell>
          <table:table-cell table:formula="of:=INT(([.WT19]+[.WT18])*[.$C$23])" office:value-type="float" office:value="507" calcext:value-type="float">
            <text:p>507</text:p>
          </table:table-cell>
          <table:table-cell table:formula="of:=INT(([.WU19]+[.WU18])*[.$C$23])" office:value-type="float" office:value="507" calcext:value-type="float">
            <text:p>507</text:p>
          </table:table-cell>
          <table:table-cell table:formula="of:=INT(([.WV19]+[.WV18])*[.$C$23])" office:value-type="float" office:value="507" calcext:value-type="float">
            <text:p>507</text:p>
          </table:table-cell>
          <table:table-cell table:formula="of:=INT(([.WW19]+[.WW18])*[.$C$23])" office:value-type="float" office:value="507" calcext:value-type="float">
            <text:p>507</text:p>
          </table:table-cell>
          <table:table-cell table:formula="of:=INT(([.WX19]+[.WX18])*[.$C$23])" office:value-type="float" office:value="508" calcext:value-type="float">
            <text:p>508</text:p>
          </table:table-cell>
          <table:table-cell table:formula="of:=INT(([.WY19]+[.WY18])*[.$C$23])" office:value-type="float" office:value="508" calcext:value-type="float">
            <text:p>508</text:p>
          </table:table-cell>
          <table:table-cell table:formula="of:=INT(([.WZ19]+[.WZ18])*[.$C$23])" office:value-type="float" office:value="508" calcext:value-type="float">
            <text:p>508</text:p>
          </table:table-cell>
          <table:table-cell table:formula="of:=INT(([.XA19]+[.XA18])*[.$C$23])" office:value-type="float" office:value="508" calcext:value-type="float">
            <text:p>508</text:p>
          </table:table-cell>
          <table:table-cell table:formula="of:=INT(([.XB19]+[.XB18])*[.$C$23])" office:value-type="float" office:value="508" calcext:value-type="float">
            <text:p>508</text:p>
          </table:table-cell>
          <table:table-cell table:formula="of:=INT(([.XC19]+[.XC18])*[.$C$23])" office:value-type="float" office:value="509" calcext:value-type="float">
            <text:p>509</text:p>
          </table:table-cell>
          <table:table-cell table:formula="of:=INT(([.XD19]+[.XD18])*[.$C$23])" office:value-type="float" office:value="509" calcext:value-type="float">
            <text:p>509</text:p>
          </table:table-cell>
          <table:table-cell table:formula="of:=INT(([.XE19]+[.XE18])*[.$C$23])" office:value-type="float" office:value="509" calcext:value-type="float">
            <text:p>509</text:p>
          </table:table-cell>
          <table:table-cell table:formula="of:=INT(([.XF19]+[.XF18])*[.$C$23])" office:value-type="float" office:value="509" calcext:value-type="float">
            <text:p>509</text:p>
          </table:table-cell>
          <table:table-cell table:formula="of:=INT(([.XG19]+[.XG18])*[.$C$23])" office:value-type="float" office:value="509" calcext:value-type="float">
            <text:p>509</text:p>
          </table:table-cell>
          <table:table-cell table:formula="of:=INT(([.XH19]+[.XH18])*[.$C$23])" office:value-type="float" office:value="510" calcext:value-type="float">
            <text:p>510</text:p>
          </table:table-cell>
          <table:table-cell table:formula="of:=INT(([.XI19]+[.XI18])*[.$C$23])" office:value-type="float" office:value="510" calcext:value-type="float">
            <text:p>510</text:p>
          </table:table-cell>
          <table:table-cell table:formula="of:=INT(([.XJ19]+[.XJ18])*[.$C$23])" office:value-type="float" office:value="510" calcext:value-type="float">
            <text:p>510</text:p>
          </table:table-cell>
          <table:table-cell table:formula="of:=INT(([.XK19]+[.XK18])*[.$C$23])" office:value-type="float" office:value="510" calcext:value-type="float">
            <text:p>510</text:p>
          </table:table-cell>
          <table:table-cell table:formula="of:=INT(([.XL19]+[.XL18])*[.$C$23])" office:value-type="float" office:value="510" calcext:value-type="float">
            <text:p>510</text:p>
          </table:table-cell>
          <table:table-cell table:formula="of:=INT(([.XM19]+[.XM18])*[.$C$23])" office:value-type="float" office:value="511" calcext:value-type="float">
            <text:p>511</text:p>
          </table:table-cell>
          <table:table-cell table:formula="of:=INT(([.XN19]+[.XN18])*[.$C$23])" office:value-type="float" office:value="511" calcext:value-type="float">
            <text:p>511</text:p>
          </table:table-cell>
          <table:table-cell table:formula="of:=INT(([.XO19]+[.XO18])*[.$C$23])" office:value-type="float" office:value="511" calcext:value-type="float">
            <text:p>511</text:p>
          </table:table-cell>
          <table:table-cell table:formula="of:=INT(([.XP19]+[.XP18])*[.$C$23])" office:value-type="float" office:value="511" calcext:value-type="float">
            <text:p>511</text:p>
          </table:table-cell>
          <table:table-cell table:formula="of:=INT(([.XQ19]+[.XQ18])*[.$C$23])" office:value-type="float" office:value="511" calcext:value-type="float">
            <text:p>511</text:p>
          </table:table-cell>
          <table:table-cell table:formula="of:=INT(([.XR19]+[.XR18])*[.$C$23])" office:value-type="float" office:value="512" calcext:value-type="float">
            <text:p>512</text:p>
          </table:table-cell>
          <table:table-cell table:formula="of:=INT(([.XS19]+[.XS18])*[.$C$23])" office:value-type="float" office:value="512" calcext:value-type="float">
            <text:p>512</text:p>
          </table:table-cell>
          <table:table-cell table:formula="of:=INT(([.XT19]+[.XT18])*[.$C$23])" office:value-type="float" office:value="512" calcext:value-type="float">
            <text:p>512</text:p>
          </table:table-cell>
          <table:table-cell table:formula="of:=INT(([.XU19]+[.XU18])*[.$C$23])" office:value-type="float" office:value="512" calcext:value-type="float">
            <text:p>512</text:p>
          </table:table-cell>
          <table:table-cell table:formula="of:=INT(([.XV19]+[.XV18])*[.$C$23])" office:value-type="float" office:value="512" calcext:value-type="float">
            <text:p>512</text:p>
          </table:table-cell>
          <table:table-cell table:formula="of:=INT(([.XW19]+[.XW18])*[.$C$23])" office:value-type="float" office:value="513" calcext:value-type="float">
            <text:p>513</text:p>
          </table:table-cell>
          <table:table-cell table:formula="of:=INT(([.XX19]+[.XX18])*[.$C$23])" office:value-type="float" office:value="513" calcext:value-type="float">
            <text:p>513</text:p>
          </table:table-cell>
          <table:table-cell table:formula="of:=INT(([.XY19]+[.XY18])*[.$C$23])" office:value-type="float" office:value="513" calcext:value-type="float">
            <text:p>513</text:p>
          </table:table-cell>
          <table:table-cell table:formula="of:=INT(([.XZ19]+[.XZ18])*[.$C$23])" office:value-type="float" office:value="513" calcext:value-type="float">
            <text:p>513</text:p>
          </table:table-cell>
          <table:table-cell table:formula="of:=INT(([.YA19]+[.YA18])*[.$C$23])" office:value-type="float" office:value="513" calcext:value-type="float">
            <text:p>513</text:p>
          </table:table-cell>
          <table:table-cell table:formula="of:=INT(([.YB19]+[.YB18])*[.$C$23])" office:value-type="float" office:value="514" calcext:value-type="float">
            <text:p>514</text:p>
          </table:table-cell>
          <table:table-cell table:formula="of:=INT(([.YC19]+[.YC18])*[.$C$23])" office:value-type="float" office:value="514" calcext:value-type="float">
            <text:p>514</text:p>
          </table:table-cell>
          <table:table-cell table:formula="of:=INT(([.YD19]+[.YD18])*[.$C$23])" office:value-type="float" office:value="514" calcext:value-type="float">
            <text:p>514</text:p>
          </table:table-cell>
          <table:table-cell table:formula="of:=INT(([.YE19]+[.YE18])*[.$C$23])" office:value-type="float" office:value="514" calcext:value-type="float">
            <text:p>514</text:p>
          </table:table-cell>
          <table:table-cell table:formula="of:=INT(([.YF19]+[.YF18])*[.$C$23])" office:value-type="float" office:value="514" calcext:value-type="float">
            <text:p>514</text:p>
          </table:table-cell>
          <table:table-cell table:formula="of:=INT(([.YG19]+[.YG18])*[.$C$23])" office:value-type="float" office:value="515" calcext:value-type="float">
            <text:p>515</text:p>
          </table:table-cell>
          <table:table-cell table:formula="of:=INT(([.YH19]+[.YH18])*[.$C$23])" office:value-type="float" office:value="515" calcext:value-type="float">
            <text:p>515</text:p>
          </table:table-cell>
          <table:table-cell table:formula="of:=INT(([.YI19]+[.YI18])*[.$C$23])" office:value-type="float" office:value="515" calcext:value-type="float">
            <text:p>515</text:p>
          </table:table-cell>
          <table:table-cell table:formula="of:=INT(([.YJ19]+[.YJ18])*[.$C$23])" office:value-type="float" office:value="515" calcext:value-type="float">
            <text:p>515</text:p>
          </table:table-cell>
          <table:table-cell table:formula="of:=INT(([.YK19]+[.YK18])*[.$C$23])" office:value-type="float" office:value="515" calcext:value-type="float">
            <text:p>515</text:p>
          </table:table-cell>
          <table:table-cell table:formula="of:=INT(([.YL19]+[.YL18])*[.$C$23])" office:value-type="float" office:value="515" calcext:value-type="float">
            <text:p>515</text:p>
          </table:table-cell>
          <table:table-cell table:formula="of:=INT(([.YM19]+[.YM18])*[.$C$23])" office:value-type="float" office:value="516" calcext:value-type="float">
            <text:p>516</text:p>
          </table:table-cell>
          <table:table-cell table:formula="of:=INT(([.YN19]+[.YN18])*[.$C$23])" office:value-type="float" office:value="516" calcext:value-type="float">
            <text:p>516</text:p>
          </table:table-cell>
          <table:table-cell table:formula="of:=INT(([.YO19]+[.YO18])*[.$C$23])" office:value-type="float" office:value="516" calcext:value-type="float">
            <text:p>516</text:p>
          </table:table-cell>
          <table:table-cell table:formula="of:=INT(([.YP19]+[.YP18])*[.$C$23])" office:value-type="float" office:value="516" calcext:value-type="float">
            <text:p>516</text:p>
          </table:table-cell>
          <table:table-cell table:formula="of:=INT(([.YQ19]+[.YQ18])*[.$C$23])" office:value-type="float" office:value="516" calcext:value-type="float">
            <text:p>516</text:p>
          </table:table-cell>
          <table:table-cell table:formula="of:=INT(([.YR19]+[.YR18])*[.$C$23])" office:value-type="float" office:value="517" calcext:value-type="float">
            <text:p>517</text:p>
          </table:table-cell>
          <table:table-cell table:formula="of:=INT(([.YS19]+[.YS18])*[.$C$23])" office:value-type="float" office:value="517" calcext:value-type="float">
            <text:p>517</text:p>
          </table:table-cell>
          <table:table-cell table:formula="of:=INT(([.YT19]+[.YT18])*[.$C$23])" office:value-type="float" office:value="517" calcext:value-type="float">
            <text:p>517</text:p>
          </table:table-cell>
          <table:table-cell table:formula="of:=INT(([.YU19]+[.YU18])*[.$C$23])" office:value-type="float" office:value="517" calcext:value-type="float">
            <text:p>517</text:p>
          </table:table-cell>
          <table:table-cell table:formula="of:=INT(([.YV19]+[.YV18])*[.$C$23])" office:value-type="float" office:value="517" calcext:value-type="float">
            <text:p>517</text:p>
          </table:table-cell>
          <table:table-cell table:formula="of:=INT(([.YW19]+[.YW18])*[.$C$23])" office:value-type="float" office:value="518" calcext:value-type="float">
            <text:p>518</text:p>
          </table:table-cell>
          <table:table-cell table:formula="of:=INT(([.YX19]+[.YX18])*[.$C$23])" office:value-type="float" office:value="518" calcext:value-type="float">
            <text:p>518</text:p>
          </table:table-cell>
          <table:table-cell table:formula="of:=INT(([.YY19]+[.YY18])*[.$C$23])" office:value-type="float" office:value="518" calcext:value-type="float">
            <text:p>518</text:p>
          </table:table-cell>
          <table:table-cell table:formula="of:=INT(([.YZ19]+[.YZ18])*[.$C$23])" office:value-type="float" office:value="518" calcext:value-type="float">
            <text:p>518</text:p>
          </table:table-cell>
          <table:table-cell table:formula="of:=INT(([.ZA19]+[.ZA18])*[.$C$23])" office:value-type="float" office:value="518" calcext:value-type="float">
            <text:p>518</text:p>
          </table:table-cell>
          <table:table-cell table:formula="of:=INT(([.ZB19]+[.ZB18])*[.$C$23])" office:value-type="float" office:value="519" calcext:value-type="float">
            <text:p>519</text:p>
          </table:table-cell>
          <table:table-cell table:formula="of:=INT(([.ZC19]+[.ZC18])*[.$C$23])" office:value-type="float" office:value="519" calcext:value-type="float">
            <text:p>519</text:p>
          </table:table-cell>
          <table:table-cell table:formula="of:=INT(([.ZD19]+[.ZD18])*[.$C$23])" office:value-type="float" office:value="519" calcext:value-type="float">
            <text:p>519</text:p>
          </table:table-cell>
          <table:table-cell table:formula="of:=INT(([.ZE19]+[.ZE18])*[.$C$23])" office:value-type="float" office:value="519" calcext:value-type="float">
            <text:p>519</text:p>
          </table:table-cell>
          <table:table-cell table:formula="of:=INT(([.ZF19]+[.ZF18])*[.$C$23])" office:value-type="float" office:value="519" calcext:value-type="float">
            <text:p>519</text:p>
          </table:table-cell>
          <table:table-cell table:formula="of:=INT(([.ZG19]+[.ZG18])*[.$C$23])" office:value-type="float" office:value="520" calcext:value-type="float">
            <text:p>520</text:p>
          </table:table-cell>
          <table:table-cell table:formula="of:=INT(([.ZH19]+[.ZH18])*[.$C$23])" office:value-type="float" office:value="520" calcext:value-type="float">
            <text:p>520</text:p>
          </table:table-cell>
          <table:table-cell table:formula="of:=INT(([.ZI19]+[.ZI18])*[.$C$23])" office:value-type="float" office:value="520" calcext:value-type="float">
            <text:p>520</text:p>
          </table:table-cell>
          <table:table-cell table:formula="of:=INT(([.ZJ19]+[.ZJ18])*[.$C$23])" office:value-type="float" office:value="520" calcext:value-type="float">
            <text:p>520</text:p>
          </table:table-cell>
          <table:table-cell table:formula="of:=INT(([.ZK19]+[.ZK18])*[.$C$23])" office:value-type="float" office:value="520" calcext:value-type="float">
            <text:p>520</text:p>
          </table:table-cell>
          <table:table-cell table:formula="of:=INT(([.ZL19]+[.ZL18])*[.$C$23])" office:value-type="float" office:value="521" calcext:value-type="float">
            <text:p>521</text:p>
          </table:table-cell>
          <table:table-cell table:formula="of:=INT(([.ZM19]+[.ZM18])*[.$C$23])" office:value-type="float" office:value="521" calcext:value-type="float">
            <text:p>521</text:p>
          </table:table-cell>
          <table:table-cell table:formula="of:=INT(([.ZN19]+[.ZN18])*[.$C$23])" office:value-type="float" office:value="521" calcext:value-type="float">
            <text:p>521</text:p>
          </table:table-cell>
          <table:table-cell table:formula="of:=INT(([.ZO19]+[.ZO18])*[.$C$23])" office:value-type="float" office:value="521" calcext:value-type="float">
            <text:p>521</text:p>
          </table:table-cell>
          <table:table-cell table:formula="of:=INT(([.ZP19]+[.ZP18])*[.$C$23])" office:value-type="float" office:value="521" calcext:value-type="float">
            <text:p>521</text:p>
          </table:table-cell>
          <table:table-cell table:formula="of:=INT(([.ZQ19]+[.ZQ18])*[.$C$23])" office:value-type="float" office:value="522" calcext:value-type="float">
            <text:p>522</text:p>
          </table:table-cell>
          <table:table-cell table:formula="of:=INT(([.ZR19]+[.ZR18])*[.$C$23])" office:value-type="float" office:value="522" calcext:value-type="float">
            <text:p>522</text:p>
          </table:table-cell>
          <table:table-cell table:formula="of:=INT(([.ZS19]+[.ZS18])*[.$C$23])" office:value-type="float" office:value="522" calcext:value-type="float">
            <text:p>522</text:p>
          </table:table-cell>
          <table:table-cell table:formula="of:=INT(([.ZT19]+[.ZT18])*[.$C$23])" office:value-type="float" office:value="522" calcext:value-type="float">
            <text:p>522</text:p>
          </table:table-cell>
          <table:table-cell table:formula="of:=INT(([.ZU19]+[.ZU18])*[.$C$23])" office:value-type="float" office:value="523" calcext:value-type="float">
            <text:p>523</text:p>
          </table:table-cell>
          <table:table-cell table:formula="of:=INT(([.ZV19]+[.ZV18])*[.$C$23])" office:value-type="float" office:value="523" calcext:value-type="float">
            <text:p>523</text:p>
          </table:table-cell>
          <table:table-cell table:formula="of:=INT(([.ZW19]+[.ZW18])*[.$C$23])" office:value-type="float" office:value="523" calcext:value-type="float">
            <text:p>523</text:p>
          </table:table-cell>
          <table:table-cell table:formula="of:=INT(([.ZX19]+[.ZX18])*[.$C$23])" office:value-type="float" office:value="523" calcext:value-type="float">
            <text:p>523</text:p>
          </table:table-cell>
          <table:table-cell table:formula="of:=INT(([.ZY19]+[.ZY18])*[.$C$23])" office:value-type="float" office:value="523" calcext:value-type="float">
            <text:p>523</text:p>
          </table:table-cell>
          <table:table-cell table:formula="of:=INT(([.ZZ19]+[.ZZ18])*[.$C$23])" office:value-type="float" office:value="524" calcext:value-type="float">
            <text:p>524</text:p>
          </table:table-cell>
          <table:table-cell table:formula="of:=INT(([.AAA19]+[.AAA18])*[.$C$23])" office:value-type="float" office:value="524" calcext:value-type="float">
            <text:p>524</text:p>
          </table:table-cell>
          <table:table-cell table:formula="of:=INT(([.AAB19]+[.AAB18])*[.$C$23])" office:value-type="float" office:value="524" calcext:value-type="float">
            <text:p>524</text:p>
          </table:table-cell>
          <table:table-cell table:formula="of:=INT(([.AAC19]+[.AAC18])*[.$C$23])" office:value-type="float" office:value="524" calcext:value-type="float">
            <text:p>524</text:p>
          </table:table-cell>
          <table:table-cell table:formula="of:=INT(([.AAD19]+[.AAD18])*[.$C$23])" office:value-type="float" office:value="524" calcext:value-type="float">
            <text:p>524</text:p>
          </table:table-cell>
          <table:table-cell table:formula="of:=INT(([.AAE19]+[.AAE18])*[.$C$23])" office:value-type="float" office:value="525" calcext:value-type="float">
            <text:p>525</text:p>
          </table:table-cell>
          <table:table-cell table:formula="of:=INT(([.AAF19]+[.AAF18])*[.$C$23])" office:value-type="float" office:value="525" calcext:value-type="float">
            <text:p>525</text:p>
          </table:table-cell>
          <table:table-cell table:formula="of:=INT(([.AAG19]+[.AAG18])*[.$C$23])" office:value-type="float" office:value="525" calcext:value-type="float">
            <text:p>525</text:p>
          </table:table-cell>
          <table:table-cell table:formula="of:=INT(([.AAH19]+[.AAH18])*[.$C$23])" office:value-type="float" office:value="525" calcext:value-type="float">
            <text:p>525</text:p>
          </table:table-cell>
          <table:table-cell table:formula="of:=INT(([.AAI19]+[.AAI18])*[.$C$23])" office:value-type="float" office:value="525" calcext:value-type="float">
            <text:p>525</text:p>
          </table:table-cell>
          <table:table-cell table:formula="of:=INT(([.AAJ19]+[.AAJ18])*[.$C$23])" office:value-type="float" office:value="526" calcext:value-type="float">
            <text:p>526</text:p>
          </table:table-cell>
          <table:table-cell table:formula="of:=INT(([.AAK19]+[.AAK18])*[.$C$23])" office:value-type="float" office:value="526" calcext:value-type="float">
            <text:p>526</text:p>
          </table:table-cell>
          <table:table-cell table:formula="of:=INT(([.AAL19]+[.AAL18])*[.$C$23])" office:value-type="float" office:value="526" calcext:value-type="float">
            <text:p>526</text:p>
          </table:table-cell>
          <table:table-cell table:formula="of:=INT(([.AAM19]+[.AAM18])*[.$C$23])" office:value-type="float" office:value="526" calcext:value-type="float">
            <text:p>526</text:p>
          </table:table-cell>
          <table:table-cell table:formula="of:=INT(([.AAN19]+[.AAN18])*[.$C$23])" office:value-type="float" office:value="526" calcext:value-type="float">
            <text:p>526</text:p>
          </table:table-cell>
          <table:table-cell table:formula="of:=INT(([.AAO19]+[.AAO18])*[.$C$23])" office:value-type="float" office:value="527" calcext:value-type="float">
            <text:p>527</text:p>
          </table:table-cell>
          <table:table-cell table:formula="of:=INT(([.AAP19]+[.AAP18])*[.$C$23])" office:value-type="float" office:value="527" calcext:value-type="float">
            <text:p>527</text:p>
          </table:table-cell>
          <table:table-cell table:formula="of:=INT(([.AAQ19]+[.AAQ18])*[.$C$23])" office:value-type="float" office:value="527" calcext:value-type="float">
            <text:p>527</text:p>
          </table:table-cell>
          <table:table-cell table:formula="of:=INT(([.AAR19]+[.AAR18])*[.$C$23])" office:value-type="float" office:value="527" calcext:value-type="float">
            <text:p>527</text:p>
          </table:table-cell>
          <table:table-cell table:formula="of:=INT(([.AAS19]+[.AAS18])*[.$C$23])" office:value-type="float" office:value="527" calcext:value-type="float">
            <text:p>527</text:p>
          </table:table-cell>
          <table:table-cell table:formula="of:=INT(([.AAT19]+[.AAT18])*[.$C$23])" office:value-type="float" office:value="528" calcext:value-type="float">
            <text:p>528</text:p>
          </table:table-cell>
          <table:table-cell table:formula="of:=INT(([.AAU19]+[.AAU18])*[.$C$23])" office:value-type="float" office:value="528" calcext:value-type="float">
            <text:p>528</text:p>
          </table:table-cell>
          <table:table-cell table:formula="of:=INT(([.AAV19]+[.AAV18])*[.$C$23])" office:value-type="float" office:value="528" calcext:value-type="float">
            <text:p>528</text:p>
          </table:table-cell>
          <table:table-cell table:formula="of:=INT(([.AAW19]+[.AAW18])*[.$C$23])" office:value-type="float" office:value="528" calcext:value-type="float">
            <text:p>528</text:p>
          </table:table-cell>
          <table:table-cell table:formula="of:=INT(([.AAX19]+[.AAX18])*[.$C$23])" office:value-type="float" office:value="528" calcext:value-type="float">
            <text:p>528</text:p>
          </table:table-cell>
          <table:table-cell table:formula="of:=INT(([.AAY19]+[.AAY18])*[.$C$23])" office:value-type="float" office:value="529" calcext:value-type="float">
            <text:p>529</text:p>
          </table:table-cell>
          <table:table-cell table:formula="of:=INT(([.AAZ19]+[.AAZ18])*[.$C$23])" office:value-type="float" office:value="529" calcext:value-type="float">
            <text:p>529</text:p>
          </table:table-cell>
          <table:table-cell table:formula="of:=INT(([.ABA19]+[.ABA18])*[.$C$23])" office:value-type="float" office:value="529" calcext:value-type="float">
            <text:p>529</text:p>
          </table:table-cell>
          <table:table-cell table:formula="of:=INT(([.ABB19]+[.ABB18])*[.$C$23])" office:value-type="float" office:value="529" calcext:value-type="float">
            <text:p>529</text:p>
          </table:table-cell>
          <table:table-cell table:formula="of:=INT(([.ABC19]+[.ABC18])*[.$C$23])" office:value-type="float" office:value="529" calcext:value-type="float">
            <text:p>529</text:p>
          </table:table-cell>
          <table:table-cell table:formula="of:=INT(([.ABD19]+[.ABD18])*[.$C$23])" office:value-type="float" office:value="530" calcext:value-type="float">
            <text:p>530</text:p>
          </table:table-cell>
          <table:table-cell table:formula="of:=INT(([.ABE19]+[.ABE18])*[.$C$23])" office:value-type="float" office:value="530" calcext:value-type="float">
            <text:p>530</text:p>
          </table:table-cell>
          <table:table-cell table:formula="of:=INT(([.ABF19]+[.ABF18])*[.$C$23])" office:value-type="float" office:value="530" calcext:value-type="float">
            <text:p>530</text:p>
          </table:table-cell>
          <table:table-cell table:formula="of:=INT(([.ABG19]+[.ABG18])*[.$C$23])" office:value-type="float" office:value="530" calcext:value-type="float">
            <text:p>530</text:p>
          </table:table-cell>
          <table:table-cell table:formula="of:=INT(([.ABH19]+[.ABH18])*[.$C$23])" office:value-type="float" office:value="530" calcext:value-type="float">
            <text:p>530</text:p>
          </table:table-cell>
          <table:table-cell table:formula="of:=INT(([.ABI19]+[.ABI18])*[.$C$23])" office:value-type="float" office:value="531" calcext:value-type="float">
            <text:p>531</text:p>
          </table:table-cell>
          <table:table-cell table:formula="of:=INT(([.ABJ19]+[.ABJ18])*[.$C$23])" office:value-type="float" office:value="531" calcext:value-type="float">
            <text:p>531</text:p>
          </table:table-cell>
          <table:table-cell table:formula="of:=INT(([.ABK19]+[.ABK18])*[.$C$23])" office:value-type="float" office:value="531" calcext:value-type="float">
            <text:p>531</text:p>
          </table:table-cell>
          <table:table-cell table:formula="of:=INT(([.ABL19]+[.ABL18])*[.$C$23])" office:value-type="float" office:value="531" calcext:value-type="float">
            <text:p>531</text:p>
          </table:table-cell>
          <table:table-cell table:formula="of:=INT(([.ABM19]+[.ABM18])*[.$C$23])" office:value-type="float" office:value="531" calcext:value-type="float">
            <text:p>531</text:p>
          </table:table-cell>
          <table:table-cell table:formula="of:=INT(([.ABN19]+[.ABN18])*[.$C$23])" office:value-type="float" office:value="532" calcext:value-type="float">
            <text:p>532</text:p>
          </table:table-cell>
          <table:table-cell table:formula="of:=INT(([.ABO19]+[.ABO18])*[.$C$23])" office:value-type="float" office:value="532" calcext:value-type="float">
            <text:p>532</text:p>
          </table:table-cell>
          <table:table-cell table:formula="of:=INT(([.ABP19]+[.ABP18])*[.$C$23])" office:value-type="float" office:value="532" calcext:value-type="float">
            <text:p>532</text:p>
          </table:table-cell>
          <table:table-cell table:formula="of:=INT(([.ABQ19]+[.ABQ18])*[.$C$23])" office:value-type="float" office:value="532" calcext:value-type="float">
            <text:p>532</text:p>
          </table:table-cell>
          <table:table-cell table:formula="of:=INT(([.ABR19]+[.ABR18])*[.$C$23])" office:value-type="float" office:value="532" calcext:value-type="float">
            <text:p>532</text:p>
          </table:table-cell>
          <table:table-cell table:formula="of:=INT(([.ABS19]+[.ABS18])*[.$C$23])" office:value-type="float" office:value="533" calcext:value-type="float">
            <text:p>533</text:p>
          </table:table-cell>
          <table:table-cell table:formula="of:=INT(([.ABT19]+[.ABT18])*[.$C$23])" office:value-type="float" office:value="533" calcext:value-type="float">
            <text:p>533</text:p>
          </table:table-cell>
          <table:table-cell table:formula="of:=INT(([.ABU19]+[.ABU18])*[.$C$23])" office:value-type="float" office:value="533" calcext:value-type="float">
            <text:p>533</text:p>
          </table:table-cell>
          <table:table-cell table:formula="of:=INT(([.ABV19]+[.ABV18])*[.$C$23])" office:value-type="float" office:value="533" calcext:value-type="float">
            <text:p>533</text:p>
          </table:table-cell>
          <table:table-cell table:formula="of:=INT(([.ABW19]+[.ABW18])*[.$C$23])" office:value-type="float" office:value="533" calcext:value-type="float">
            <text:p>533</text:p>
          </table:table-cell>
          <table:table-cell table:formula="of:=INT(([.ABX19]+[.ABX18])*[.$C$23])" office:value-type="float" office:value="534" calcext:value-type="float">
            <text:p>534</text:p>
          </table:table-cell>
          <table:table-cell table:formula="of:=INT(([.ABY19]+[.ABY18])*[.$C$23])" office:value-type="float" office:value="534" calcext:value-type="float">
            <text:p>534</text:p>
          </table:table-cell>
          <table:table-cell table:formula="of:=INT(([.ABZ19]+[.ABZ18])*[.$C$23])" office:value-type="float" office:value="534" calcext:value-type="float">
            <text:p>534</text:p>
          </table:table-cell>
          <table:table-cell table:formula="of:=INT(([.ACA19]+[.ACA18])*[.$C$23])" office:value-type="float" office:value="534" calcext:value-type="float">
            <text:p>534</text:p>
          </table:table-cell>
          <table:table-cell table:formula="of:=INT(([.ACB19]+[.ACB18])*[.$C$23])" office:value-type="float" office:value="535" calcext:value-type="float">
            <text:p>535</text:p>
          </table:table-cell>
          <table:table-cell table:formula="of:=INT(([.ACC19]+[.ACC18])*[.$C$23])" office:value-type="float" office:value="535" calcext:value-type="float">
            <text:p>535</text:p>
          </table:table-cell>
          <table:table-cell table:formula="of:=INT(([.ACD19]+[.ACD18])*[.$C$23])" office:value-type="float" office:value="535" calcext:value-type="float">
            <text:p>535</text:p>
          </table:table-cell>
          <table:table-cell table:formula="of:=INT(([.ACE19]+[.ACE18])*[.$C$23])" office:value-type="float" office:value="535" calcext:value-type="float">
            <text:p>535</text:p>
          </table:table-cell>
          <table:table-cell table:formula="of:=INT(([.ACF19]+[.ACF18])*[.$C$23])" office:value-type="float" office:value="535" calcext:value-type="float">
            <text:p>535</text:p>
          </table:table-cell>
          <table:table-cell table:formula="of:=INT(([.ACG19]+[.ACG18])*[.$C$23])" office:value-type="float" office:value="536" calcext:value-type="float">
            <text:p>536</text:p>
          </table:table-cell>
          <table:table-cell table:formula="of:=INT(([.ACH19]+[.ACH18])*[.$C$23])" office:value-type="float" office:value="536" calcext:value-type="float">
            <text:p>536</text:p>
          </table:table-cell>
          <table:table-cell table:formula="of:=INT(([.ACI19]+[.ACI18])*[.$C$23])" office:value-type="float" office:value="536" calcext:value-type="float">
            <text:p>536</text:p>
          </table:table-cell>
          <table:table-cell table:formula="of:=INT(([.ACJ19]+[.ACJ18])*[.$C$23])" office:value-type="float" office:value="536" calcext:value-type="float">
            <text:p>536</text:p>
          </table:table-cell>
          <table:table-cell table:formula="of:=INT(([.ACK19]+[.ACK18])*[.$C$23])" office:value-type="float" office:value="536" calcext:value-type="float">
            <text:p>536</text:p>
          </table:table-cell>
          <table:table-cell table:formula="of:=INT(([.ACL19]+[.ACL18])*[.$C$23])" office:value-type="float" office:value="537" calcext:value-type="float">
            <text:p>537</text:p>
          </table:table-cell>
          <table:table-cell table:formula="of:=INT(([.ACM19]+[.ACM18])*[.$C$23])" office:value-type="float" office:value="537" calcext:value-type="float">
            <text:p>537</text:p>
          </table:table-cell>
          <table:table-cell table:formula="of:=INT(([.ACN19]+[.ACN18])*[.$C$23])" office:value-type="float" office:value="537" calcext:value-type="float">
            <text:p>537</text:p>
          </table:table-cell>
          <table:table-cell table:formula="of:=INT(([.ACO19]+[.ACO18])*[.$C$23])" office:value-type="float" office:value="537" calcext:value-type="float">
            <text:p>537</text:p>
          </table:table-cell>
          <table:table-cell table:formula="of:=INT(([.ACP19]+[.ACP18])*[.$C$23])" office:value-type="float" office:value="537" calcext:value-type="float">
            <text:p>537</text:p>
          </table:table-cell>
          <table:table-cell table:formula="of:=INT(([.ACQ19]+[.ACQ18])*[.$C$23])" office:value-type="float" office:value="538" calcext:value-type="float">
            <text:p>538</text:p>
          </table:table-cell>
          <table:table-cell table:formula="of:=INT(([.ACR19]+[.ACR18])*[.$C$23])" office:value-type="float" office:value="538" calcext:value-type="float">
            <text:p>538</text:p>
          </table:table-cell>
          <table:table-cell table:formula="of:=INT(([.ACS19]+[.ACS18])*[.$C$23])" office:value-type="float" office:value="538" calcext:value-type="float">
            <text:p>538</text:p>
          </table:table-cell>
          <table:table-cell table:formula="of:=INT(([.ACT19]+[.ACT18])*[.$C$23])" office:value-type="float" office:value="538" calcext:value-type="float">
            <text:p>538</text:p>
          </table:table-cell>
          <table:table-cell table:formula="of:=INT(([.ACU19]+[.ACU18])*[.$C$23])" office:value-type="float" office:value="538" calcext:value-type="float">
            <text:p>538</text:p>
          </table:table-cell>
          <table:table-cell table:formula="of:=INT(([.ACV19]+[.ACV18])*[.$C$23])" office:value-type="float" office:value="539" calcext:value-type="float">
            <text:p>539</text:p>
          </table:table-cell>
          <table:table-cell table:formula="of:=INT(([.ACW19]+[.ACW18])*[.$C$23])" office:value-type="float" office:value="539" calcext:value-type="float">
            <text:p>539</text:p>
          </table:table-cell>
          <table:table-cell table:formula="of:=INT(([.ACX19]+[.ACX18])*[.$C$23])" office:value-type="float" office:value="539" calcext:value-type="float">
            <text:p>539</text:p>
          </table:table-cell>
          <table:table-cell table:formula="of:=INT(([.ACY19]+[.ACY18])*[.$C$23])" office:value-type="float" office:value="539" calcext:value-type="float">
            <text:p>539</text:p>
          </table:table-cell>
          <table:table-cell table:formula="of:=INT(([.ACZ19]+[.ACZ18])*[.$C$23])" office:value-type="float" office:value="539" calcext:value-type="float">
            <text:p>539</text:p>
          </table:table-cell>
          <table:table-cell table:formula="of:=INT(([.ADA19]+[.ADA18])*[.$C$23])" office:value-type="float" office:value="540" calcext:value-type="float">
            <text:p>540</text:p>
          </table:table-cell>
          <table:table-cell table:formula="of:=INT(([.ADB19]+[.ADB18])*[.$C$23])" office:value-type="float" office:value="540" calcext:value-type="float">
            <text:p>540</text:p>
          </table:table-cell>
          <table:table-cell table:formula="of:=INT(([.ADC19]+[.ADC18])*[.$C$23])" office:value-type="float" office:value="540" calcext:value-type="float">
            <text:p>540</text:p>
          </table:table-cell>
          <table:table-cell table:formula="of:=INT(([.ADD19]+[.ADD18])*[.$C$23])" office:value-type="float" office:value="540" calcext:value-type="float">
            <text:p>540</text:p>
          </table:table-cell>
          <table:table-cell table:formula="of:=INT(([.ADE19]+[.ADE18])*[.$C$23])" office:value-type="float" office:value="541" calcext:value-type="float">
            <text:p>541</text:p>
          </table:table-cell>
          <table:table-cell table:formula="of:=INT(([.ADF19]+[.ADF18])*[.$C$23])" office:value-type="float" office:value="541" calcext:value-type="float">
            <text:p>541</text:p>
          </table:table-cell>
          <table:table-cell table:formula="of:=INT(([.ADG19]+[.ADG18])*[.$C$23])" office:value-type="float" office:value="541" calcext:value-type="float">
            <text:p>541</text:p>
          </table:table-cell>
          <table:table-cell table:formula="of:=INT(([.ADH19]+[.ADH18])*[.$C$23])" office:value-type="float" office:value="541" calcext:value-type="float">
            <text:p>541</text:p>
          </table:table-cell>
          <table:table-cell table:formula="of:=INT(([.ADI19]+[.ADI18])*[.$C$23])" office:value-type="float" office:value="541" calcext:value-type="float">
            <text:p>541</text:p>
          </table:table-cell>
          <table:table-cell table:formula="of:=INT(([.ADJ19]+[.ADJ18])*[.$C$23])" office:value-type="float" office:value="542" calcext:value-type="float">
            <text:p>542</text:p>
          </table:table-cell>
          <table:table-cell table:formula="of:=INT(([.ADK19]+[.ADK18])*[.$C$23])" office:value-type="float" office:value="542" calcext:value-type="float">
            <text:p>542</text:p>
          </table:table-cell>
          <table:table-cell table:formula="of:=INT(([.ADL19]+[.ADL18])*[.$C$23])" office:value-type="float" office:value="542" calcext:value-type="float">
            <text:p>542</text:p>
          </table:table-cell>
          <table:table-cell table:formula="of:=INT(([.ADM19]+[.ADM18])*[.$C$23])" office:value-type="float" office:value="542" calcext:value-type="float">
            <text:p>542</text:p>
          </table:table-cell>
          <table:table-cell table:formula="of:=INT(([.ADN19]+[.ADN18])*[.$C$23])" office:value-type="float" office:value="542" calcext:value-type="float">
            <text:p>542</text:p>
          </table:table-cell>
          <table:table-cell table:formula="of:=INT(([.ADO19]+[.ADO18])*[.$C$23])" office:value-type="float" office:value="543" calcext:value-type="float">
            <text:p>543</text:p>
          </table:table-cell>
          <table:table-cell table:formula="of:=INT(([.ADP19]+[.ADP18])*[.$C$23])" office:value-type="float" office:value="543" calcext:value-type="float">
            <text:p>543</text:p>
          </table:table-cell>
          <table:table-cell table:formula="of:=INT(([.ADQ19]+[.ADQ18])*[.$C$23])" office:value-type="float" office:value="543" calcext:value-type="float">
            <text:p>543</text:p>
          </table:table-cell>
          <table:table-cell table:formula="of:=INT(([.ADR19]+[.ADR18])*[.$C$23])" office:value-type="float" office:value="543" calcext:value-type="float">
            <text:p>543</text:p>
          </table:table-cell>
          <table:table-cell table:formula="of:=INT(([.ADS19]+[.ADS18])*[.$C$23])" office:value-type="float" office:value="543" calcext:value-type="float">
            <text:p>543</text:p>
          </table:table-cell>
          <table:table-cell table:formula="of:=INT(([.ADT19]+[.ADT18])*[.$C$23])" office:value-type="float" office:value="544" calcext:value-type="float">
            <text:p>544</text:p>
          </table:table-cell>
          <table:table-cell table:formula="of:=INT(([.ADU19]+[.ADU18])*[.$C$23])" office:value-type="float" office:value="544" calcext:value-type="float">
            <text:p>544</text:p>
          </table:table-cell>
          <table:table-cell table:formula="of:=INT(([.ADV19]+[.ADV18])*[.$C$23])" office:value-type="float" office:value="544" calcext:value-type="float">
            <text:p>544</text:p>
          </table:table-cell>
          <table:table-cell table:formula="of:=INT(([.ADW19]+[.ADW18])*[.$C$23])" office:value-type="float" office:value="544" calcext:value-type="float">
            <text:p>544</text:p>
          </table:table-cell>
          <table:table-cell table:formula="of:=INT(([.ADX19]+[.ADX18])*[.$C$23])" office:value-type="float" office:value="545" calcext:value-type="float">
            <text:p>545</text:p>
          </table:table-cell>
          <table:table-cell table:formula="of:=INT(([.ADY19]+[.ADY18])*[.$C$23])" office:value-type="float" office:value="545" calcext:value-type="float">
            <text:p>545</text:p>
          </table:table-cell>
          <table:table-cell table:formula="of:=INT(([.ADZ19]+[.ADZ18])*[.$C$23])" office:value-type="float" office:value="545" calcext:value-type="float">
            <text:p>545</text:p>
          </table:table-cell>
          <table:table-cell table:formula="of:=INT(([.AEA19]+[.AEA18])*[.$C$23])" office:value-type="float" office:value="545" calcext:value-type="float">
            <text:p>545</text:p>
          </table:table-cell>
          <table:table-cell table:formula="of:=INT(([.AEB19]+[.AEB18])*[.$C$23])" office:value-type="float" office:value="545" calcext:value-type="float">
            <text:p>545</text:p>
          </table:table-cell>
          <table:table-cell table:formula="of:=INT(([.AEC19]+[.AEC18])*[.$C$23])" office:value-type="float" office:value="546" calcext:value-type="float">
            <text:p>546</text:p>
          </table:table-cell>
          <table:table-cell table:formula="of:=INT(([.AED19]+[.AED18])*[.$C$23])" office:value-type="float" office:value="546" calcext:value-type="float">
            <text:p>546</text:p>
          </table:table-cell>
          <table:table-cell table:formula="of:=INT(([.AEE19]+[.AEE18])*[.$C$23])" office:value-type="float" office:value="546" calcext:value-type="float">
            <text:p>546</text:p>
          </table:table-cell>
          <table:table-cell table:formula="of:=INT(([.AEF19]+[.AEF18])*[.$C$23])" office:value-type="float" office:value="546" calcext:value-type="float">
            <text:p>546</text:p>
          </table:table-cell>
          <table:table-cell table:formula="of:=INT(([.AEG19]+[.AEG18])*[.$C$23])" office:value-type="float" office:value="546" calcext:value-type="float">
            <text:p>546</text:p>
          </table:table-cell>
          <table:table-cell table:formula="of:=INT(([.AEH19]+[.AEH18])*[.$C$23])" office:value-type="float" office:value="547" calcext:value-type="float">
            <text:p>547</text:p>
          </table:table-cell>
          <table:table-cell table:formula="of:=INT(([.AEI19]+[.AEI18])*[.$C$23])" office:value-type="float" office:value="547" calcext:value-type="float">
            <text:p>547</text:p>
          </table:table-cell>
          <table:table-cell table:formula="of:=INT(([.AEJ19]+[.AEJ18])*[.$C$23])" office:value-type="float" office:value="547" calcext:value-type="float">
            <text:p>547</text:p>
          </table:table-cell>
          <table:table-cell table:formula="of:=INT(([.AEK19]+[.AEK18])*[.$C$23])" office:value-type="float" office:value="547" calcext:value-type="float">
            <text:p>547</text:p>
          </table:table-cell>
          <table:table-cell table:formula="of:=INT(([.AEL19]+[.AEL18])*[.$C$23])" office:value-type="float" office:value="547" calcext:value-type="float">
            <text:p>547</text:p>
          </table:table-cell>
          <table:table-cell table:formula="of:=INT(([.AEM19]+[.AEM18])*[.$C$23])" office:value-type="float" office:value="548" calcext:value-type="float">
            <text:p>548</text:p>
          </table:table-cell>
          <table:table-cell table:formula="of:=INT(([.AEN19]+[.AEN18])*[.$C$23])" office:value-type="float" office:value="548" calcext:value-type="float">
            <text:p>548</text:p>
          </table:table-cell>
          <table:table-cell table:formula="of:=INT(([.AEO19]+[.AEO18])*[.$C$23])" office:value-type="float" office:value="548" calcext:value-type="float">
            <text:p>548</text:p>
          </table:table-cell>
          <table:table-cell table:formula="of:=INT(([.AEP19]+[.AEP18])*[.$C$23])" office:value-type="float" office:value="548" calcext:value-type="float">
            <text:p>548</text:p>
          </table:table-cell>
          <table:table-cell table:formula="of:=INT(([.AEQ19]+[.AEQ18])*[.$C$23])" office:value-type="float" office:value="549" calcext:value-type="float">
            <text:p>549</text:p>
          </table:table-cell>
          <table:table-cell table:formula="of:=INT(([.AER19]+[.AER18])*[.$C$23])" office:value-type="float" office:value="549" calcext:value-type="float">
            <text:p>549</text:p>
          </table:table-cell>
          <table:table-cell table:formula="of:=INT(([.AES19]+[.AES18])*[.$C$23])" office:value-type="float" office:value="549" calcext:value-type="float">
            <text:p>549</text:p>
          </table:table-cell>
          <table:table-cell table:formula="of:=INT(([.AET19]+[.AET18])*[.$C$23])" office:value-type="float" office:value="549" calcext:value-type="float">
            <text:p>549</text:p>
          </table:table-cell>
          <table:table-cell table:formula="of:=INT(([.AEU19]+[.AEU18])*[.$C$23])" office:value-type="float" office:value="549" calcext:value-type="float">
            <text:p>549</text:p>
          </table:table-cell>
          <table:table-cell table:formula="of:=INT(([.AEV19]+[.AEV18])*[.$C$23])" office:value-type="float" office:value="550" calcext:value-type="float">
            <text:p>550</text:p>
          </table:table-cell>
          <table:table-cell table:formula="of:=INT(([.AEW19]+[.AEW18])*[.$C$23])" office:value-type="float" office:value="550" calcext:value-type="float">
            <text:p>550</text:p>
          </table:table-cell>
          <table:table-cell table:formula="of:=INT(([.AEX19]+[.AEX18])*[.$C$23])" office:value-type="float" office:value="550" calcext:value-type="float">
            <text:p>550</text:p>
          </table:table-cell>
          <table:table-cell table:formula="of:=INT(([.AEY19]+[.AEY18])*[.$C$23])" office:value-type="float" office:value="550" calcext:value-type="float">
            <text:p>550</text:p>
          </table:table-cell>
          <table:table-cell table:formula="of:=INT(([.AEZ19]+[.AEZ18])*[.$C$23])" office:value-type="float" office:value="550" calcext:value-type="float">
            <text:p>550</text:p>
          </table:table-cell>
          <table:table-cell table:formula="of:=INT(([.AFA19]+[.AFA18])*[.$C$23])" office:value-type="float" office:value="551" calcext:value-type="float">
            <text:p>551</text:p>
          </table:table-cell>
          <table:table-cell table:formula="of:=INT(([.AFB19]+[.AFB18])*[.$C$23])" office:value-type="float" office:value="551" calcext:value-type="float">
            <text:p>551</text:p>
          </table:table-cell>
          <table:table-cell table:formula="of:=INT(([.AFC19]+[.AFC18])*[.$C$23])" office:value-type="float" office:value="551" calcext:value-type="float">
            <text:p>551</text:p>
          </table:table-cell>
          <table:table-cell table:formula="of:=INT(([.AFD19]+[.AFD18])*[.$C$23])" office:value-type="float" office:value="551" calcext:value-type="float">
            <text:p>551</text:p>
          </table:table-cell>
          <table:table-cell table:formula="of:=INT(([.AFE19]+[.AFE18])*[.$C$23])" office:value-type="float" office:value="551" calcext:value-type="float">
            <text:p>551</text:p>
          </table:table-cell>
          <table:table-cell table:formula="of:=INT(([.AFF19]+[.AFF18])*[.$C$23])" office:value-type="float" office:value="552" calcext:value-type="float">
            <text:p>552</text:p>
          </table:table-cell>
          <table:table-cell table:formula="of:=INT(([.AFG19]+[.AFG18])*[.$C$23])" office:value-type="float" office:value="552" calcext:value-type="float">
            <text:p>552</text:p>
          </table:table-cell>
          <table:table-cell table:formula="of:=INT(([.AFH19]+[.AFH18])*[.$C$23])" office:value-type="float" office:value="552" calcext:value-type="float">
            <text:p>552</text:p>
          </table:table-cell>
          <table:table-cell table:formula="of:=INT(([.AFI19]+[.AFI18])*[.$C$23])" office:value-type="float" office:value="552" calcext:value-type="float">
            <text:p>552</text:p>
          </table:table-cell>
          <table:table-cell table:formula="of:=INT(([.AFJ19]+[.AFJ18])*[.$C$23])" office:value-type="float" office:value="553" calcext:value-type="float">
            <text:p>553</text:p>
          </table:table-cell>
          <table:table-cell table:formula="of:=INT(([.AFK19]+[.AFK18])*[.$C$23])" office:value-type="float" office:value="553" calcext:value-type="float">
            <text:p>553</text:p>
          </table:table-cell>
          <table:table-cell table:formula="of:=INT(([.AFL19]+[.AFL18])*[.$C$23])" office:value-type="float" office:value="553" calcext:value-type="float">
            <text:p>553</text:p>
          </table:table-cell>
          <table:table-cell table:formula="of:=INT(([.AFM19]+[.AFM18])*[.$C$23])" office:value-type="float" office:value="553" calcext:value-type="float">
            <text:p>553</text:p>
          </table:table-cell>
          <table:table-cell table:formula="of:=INT(([.AFN19]+[.AFN18])*[.$C$23])" office:value-type="float" office:value="553" calcext:value-type="float">
            <text:p>553</text:p>
          </table:table-cell>
          <table:table-cell table:formula="of:=INT(([.AFO19]+[.AFO18])*[.$C$23])" office:value-type="float" office:value="554" calcext:value-type="float">
            <text:p>554</text:p>
          </table:table-cell>
          <table:table-cell table:formula="of:=INT(([.AFP19]+[.AFP18])*[.$C$23])" office:value-type="float" office:value="554" calcext:value-type="float">
            <text:p>554</text:p>
          </table:table-cell>
          <table:table-cell table:formula="of:=INT(([.AFQ19]+[.AFQ18])*[.$C$23])" office:value-type="float" office:value="554" calcext:value-type="float">
            <text:p>554</text:p>
          </table:table-cell>
          <table:table-cell table:formula="of:=INT(([.AFR19]+[.AFR18])*[.$C$23])" office:value-type="float" office:value="554" calcext:value-type="float">
            <text:p>554</text:p>
          </table:table-cell>
          <table:table-cell table:formula="of:=INT(([.AFS19]+[.AFS18])*[.$C$23])" office:value-type="float" office:value="554" calcext:value-type="float">
            <text:p>554</text:p>
          </table:table-cell>
          <table:table-cell table:formula="of:=INT(([.AFT19]+[.AFT18])*[.$C$23])" office:value-type="float" office:value="555" calcext:value-type="float">
            <text:p>555</text:p>
          </table:table-cell>
          <table:table-cell table:formula="of:=INT(([.AFU19]+[.AFU18])*[.$C$23])" office:value-type="float" office:value="555" calcext:value-type="float">
            <text:p>555</text:p>
          </table:table-cell>
          <table:table-cell table:formula="of:=INT(([.AFV19]+[.AFV18])*[.$C$23])" office:value-type="float" office:value="555" calcext:value-type="float">
            <text:p>555</text:p>
          </table:table-cell>
          <table:table-cell table:formula="of:=INT(([.AFW19]+[.AFW18])*[.$C$23])" office:value-type="float" office:value="555" calcext:value-type="float">
            <text:p>555</text:p>
          </table:table-cell>
          <table:table-cell table:formula="of:=INT(([.AFX19]+[.AFX18])*[.$C$23])" office:value-type="float" office:value="556" calcext:value-type="float">
            <text:p>556</text:p>
          </table:table-cell>
          <table:table-cell table:formula="of:=INT(([.AFY19]+[.AFY18])*[.$C$23])" office:value-type="float" office:value="556" calcext:value-type="float">
            <text:p>556</text:p>
          </table:table-cell>
          <table:table-cell table:formula="of:=INT(([.AFZ19]+[.AFZ18])*[.$C$23])" office:value-type="float" office:value="556" calcext:value-type="float">
            <text:p>556</text:p>
          </table:table-cell>
          <table:table-cell table:formula="of:=INT(([.AGA19]+[.AGA18])*[.$C$23])" office:value-type="float" office:value="556" calcext:value-type="float">
            <text:p>556</text:p>
          </table:table-cell>
          <table:table-cell table:formula="of:=INT(([.AGB19]+[.AGB18])*[.$C$23])" office:value-type="float" office:value="556" calcext:value-type="float">
            <text:p>556</text:p>
          </table:table-cell>
          <table:table-cell table:formula="of:=INT(([.AGC19]+[.AGC18])*[.$C$23])" office:value-type="float" office:value="557" calcext:value-type="float">
            <text:p>557</text:p>
          </table:table-cell>
          <table:table-cell table:formula="of:=INT(([.AGD19]+[.AGD18])*[.$C$23])" office:value-type="float" office:value="557" calcext:value-type="float">
            <text:p>557</text:p>
          </table:table-cell>
          <table:table-cell table:formula="of:=INT(([.AGE19]+[.AGE18])*[.$C$23])" office:value-type="float" office:value="557" calcext:value-type="float">
            <text:p>557</text:p>
          </table:table-cell>
          <table:table-cell table:formula="of:=INT(([.AGF19]+[.AGF18])*[.$C$23])" office:value-type="float" office:value="557" calcext:value-type="float">
            <text:p>557</text:p>
          </table:table-cell>
          <table:table-cell table:formula="of:=INT(([.AGG19]+[.AGG18])*[.$C$23])" office:value-type="float" office:value="557" calcext:value-type="float">
            <text:p>557</text:p>
          </table:table-cell>
          <table:table-cell table:formula="of:=INT(([.AGH19]+[.AGH18])*[.$C$23])" office:value-type="float" office:value="558" calcext:value-type="float">
            <text:p>558</text:p>
          </table:table-cell>
          <table:table-cell table:formula="of:=INT(([.AGI19]+[.AGI18])*[.$C$23])" office:value-type="float" office:value="558" calcext:value-type="float">
            <text:p>558</text:p>
          </table:table-cell>
          <table:table-cell table:formula="of:=INT(([.AGJ19]+[.AGJ18])*[.$C$23])" office:value-type="float" office:value="558" calcext:value-type="float">
            <text:p>558</text:p>
          </table:table-cell>
          <table:table-cell table:formula="of:=INT(([.AGK19]+[.AGK18])*[.$C$23])" office:value-type="float" office:value="558" calcext:value-type="float">
            <text:p>558</text:p>
          </table:table-cell>
          <table:table-cell table:formula="of:=INT(([.AGL19]+[.AGL18])*[.$C$23])" office:value-type="float" office:value="559" calcext:value-type="float">
            <text:p>559</text:p>
          </table:table-cell>
          <table:table-cell table:formula="of:=INT(([.AGM19]+[.AGM18])*[.$C$23])" office:value-type="float" office:value="559" calcext:value-type="float">
            <text:p>559</text:p>
          </table:table-cell>
          <table:table-cell table:formula="of:=INT(([.AGN19]+[.AGN18])*[.$C$23])" office:value-type="float" office:value="559" calcext:value-type="float">
            <text:p>559</text:p>
          </table:table-cell>
          <table:table-cell table:formula="of:=INT(([.AGO19]+[.AGO18])*[.$C$23])" office:value-type="float" office:value="559" calcext:value-type="float">
            <text:p>559</text:p>
          </table:table-cell>
          <table:table-cell table:formula="of:=INT(([.AGP19]+[.AGP18])*[.$C$23])" office:value-type="float" office:value="559" calcext:value-type="float">
            <text:p>559</text:p>
          </table:table-cell>
          <table:table-cell table:formula="of:=INT(([.AGQ19]+[.AGQ18])*[.$C$23])" office:value-type="float" office:value="560" calcext:value-type="float">
            <text:p>560</text:p>
          </table:table-cell>
          <table:table-cell table:formula="of:=INT(([.AGR19]+[.AGR18])*[.$C$23])" office:value-type="float" office:value="560" calcext:value-type="float">
            <text:p>560</text:p>
          </table:table-cell>
          <table:table-cell table:formula="of:=INT(([.AGS19]+[.AGS18])*[.$C$23])" office:value-type="float" office:value="560" calcext:value-type="float">
            <text:p>560</text:p>
          </table:table-cell>
          <table:table-cell table:formula="of:=INT(([.AGT19]+[.AGT18])*[.$C$23])" office:value-type="float" office:value="560" calcext:value-type="float">
            <text:p>560</text:p>
          </table:table-cell>
          <table:table-cell table:formula="of:=INT(([.AGU19]+[.AGU18])*[.$C$23])" office:value-type="float" office:value="560" calcext:value-type="float">
            <text:p>560</text:p>
          </table:table-cell>
          <table:table-cell table:formula="of:=INT(([.AGV19]+[.AGV18])*[.$C$23])" office:value-type="float" office:value="561" calcext:value-type="float">
            <text:p>561</text:p>
          </table:table-cell>
          <table:table-cell table:formula="of:=INT(([.AGW19]+[.AGW18])*[.$C$23])" office:value-type="float" office:value="561" calcext:value-type="float">
            <text:p>561</text:p>
          </table:table-cell>
          <table:table-cell table:formula="of:=INT(([.AGX19]+[.AGX18])*[.$C$23])" office:value-type="float" office:value="561" calcext:value-type="float">
            <text:p>561</text:p>
          </table:table-cell>
          <table:table-cell table:formula="of:=INT(([.AGY19]+[.AGY18])*[.$C$23])" office:value-type="float" office:value="561" calcext:value-type="float">
            <text:p>561</text:p>
          </table:table-cell>
          <table:table-cell table:formula="of:=INT(([.AGZ19]+[.AGZ18])*[.$C$23])" office:value-type="float" office:value="562" calcext:value-type="float">
            <text:p>562</text:p>
          </table:table-cell>
          <table:table-cell table:formula="of:=INT(([.AHA19]+[.AHA18])*[.$C$23])" office:value-type="float" office:value="562" calcext:value-type="float">
            <text:p>562</text:p>
          </table:table-cell>
          <table:table-cell table:formula="of:=INT(([.AHB19]+[.AHB18])*[.$C$23])" office:value-type="float" office:value="562" calcext:value-type="float">
            <text:p>562</text:p>
          </table:table-cell>
          <table:table-cell table:formula="of:=INT(([.AHC19]+[.AHC18])*[.$C$23])" office:value-type="float" office:value="562" calcext:value-type="float">
            <text:p>562</text:p>
          </table:table-cell>
          <table:table-cell table:formula="of:=INT(([.AHD19]+[.AHD18])*[.$C$23])" office:value-type="float" office:value="562" calcext:value-type="float">
            <text:p>562</text:p>
          </table:table-cell>
          <table:table-cell table:formula="of:=INT(([.AHE19]+[.AHE18])*[.$C$23])" office:value-type="float" office:value="563" calcext:value-type="float">
            <text:p>563</text:p>
          </table:table-cell>
          <table:table-cell table:formula="of:=INT(([.AHF19]+[.AHF18])*[.$C$23])" office:value-type="float" office:value="563" calcext:value-type="float">
            <text:p>563</text:p>
          </table:table-cell>
          <table:table-cell table:formula="of:=INT(([.AHG19]+[.AHG18])*[.$C$23])" office:value-type="float" office:value="563" calcext:value-type="float">
            <text:p>563</text:p>
          </table:table-cell>
          <table:table-cell table:formula="of:=INT(([.AHH19]+[.AHH18])*[.$C$23])" office:value-type="float" office:value="563" calcext:value-type="float">
            <text:p>563</text:p>
          </table:table-cell>
          <table:table-cell table:formula="of:=INT(([.AHI19]+[.AHI18])*[.$C$23])" office:value-type="float" office:value="564" calcext:value-type="float">
            <text:p>564</text:p>
          </table:table-cell>
          <table:table-cell table:formula="of:=INT(([.AHJ19]+[.AHJ18])*[.$C$23])" office:value-type="float" office:value="564" calcext:value-type="float">
            <text:p>564</text:p>
          </table:table-cell>
          <table:table-cell table:formula="of:=INT(([.AHK19]+[.AHK18])*[.$C$23])" office:value-type="float" office:value="564" calcext:value-type="float">
            <text:p>564</text:p>
          </table:table-cell>
          <table:table-cell table:formula="of:=INT(([.AHL19]+[.AHL18])*[.$C$23])" office:value-type="float" office:value="564" calcext:value-type="float">
            <text:p>564</text:p>
          </table:table-cell>
          <table:table-cell table:formula="of:=INT(([.AHM19]+[.AHM18])*[.$C$23])" office:value-type="float" office:value="564" calcext:value-type="float">
            <text:p>564</text:p>
          </table:table-cell>
          <table:table-cell table:formula="of:=INT(([.AHN19]+[.AHN18])*[.$C$23])" office:value-type="float" office:value="565" calcext:value-type="float">
            <text:p>565</text:p>
          </table:table-cell>
          <table:table-cell table:formula="of:=INT(([.AHO19]+[.AHO18])*[.$C$23])" office:value-type="float" office:value="565" calcext:value-type="float">
            <text:p>565</text:p>
          </table:table-cell>
          <table:table-cell table:formula="of:=INT(([.AHP19]+[.AHP18])*[.$C$23])" office:value-type="float" office:value="565" calcext:value-type="float">
            <text:p>565</text:p>
          </table:table-cell>
          <table:table-cell table:formula="of:=INT(([.AHQ19]+[.AHQ18])*[.$C$23])" office:value-type="float" office:value="565" calcext:value-type="float">
            <text:p>565</text:p>
          </table:table-cell>
          <table:table-cell table:formula="of:=INT(([.AHR19]+[.AHR18])*[.$C$23])" office:value-type="float" office:value="565" calcext:value-type="float">
            <text:p>565</text:p>
          </table:table-cell>
          <table:table-cell table:formula="of:=INT(([.AHS19]+[.AHS18])*[.$C$23])" office:value-type="float" office:value="566" calcext:value-type="float">
            <text:p>566</text:p>
          </table:table-cell>
          <table:table-cell table:formula="of:=INT(([.AHT19]+[.AHT18])*[.$C$23])" office:value-type="float" office:value="566" calcext:value-type="float">
            <text:p>566</text:p>
          </table:table-cell>
          <table:table-cell table:formula="of:=INT(([.AHU19]+[.AHU18])*[.$C$23])" office:value-type="float" office:value="566" calcext:value-type="float">
            <text:p>566</text:p>
          </table:table-cell>
          <table:table-cell table:formula="of:=INT(([.AHV19]+[.AHV18])*[.$C$23])" office:value-type="float" office:value="566" calcext:value-type="float">
            <text:p>566</text:p>
          </table:table-cell>
          <table:table-cell table:formula="of:=INT(([.AHW19]+[.AHW18])*[.$C$23])" office:value-type="float" office:value="567" calcext:value-type="float">
            <text:p>567</text:p>
          </table:table-cell>
          <table:table-cell table:formula="of:=INT(([.AHX19]+[.AHX18])*[.$C$23])" office:value-type="float" office:value="567" calcext:value-type="float">
            <text:p>567</text:p>
          </table:table-cell>
          <table:table-cell table:formula="of:=INT(([.AHY19]+[.AHY18])*[.$C$23])" office:value-type="float" office:value="567" calcext:value-type="float">
            <text:p>567</text:p>
          </table:table-cell>
          <table:table-cell table:formula="of:=INT(([.AHZ19]+[.AHZ18])*[.$C$23])" office:value-type="float" office:value="567" calcext:value-type="float">
            <text:p>567</text:p>
          </table:table-cell>
          <table:table-cell table:formula="of:=INT(([.AIA19]+[.AIA18])*[.$C$23])" office:value-type="float" office:value="567" calcext:value-type="float">
            <text:p>567</text:p>
          </table:table-cell>
          <table:table-cell table:formula="of:=INT(([.AIB19]+[.AIB18])*[.$C$23])" office:value-type="float" office:value="568" calcext:value-type="float">
            <text:p>568</text:p>
          </table:table-cell>
          <table:table-cell table:formula="of:=INT(([.AIC19]+[.AIC18])*[.$C$23])" office:value-type="float" office:value="568" calcext:value-type="float">
            <text:p>568</text:p>
          </table:table-cell>
          <table:table-cell table:formula="of:=INT(([.AID19]+[.AID18])*[.$C$23])" office:value-type="float" office:value="568" calcext:value-type="float">
            <text:p>568</text:p>
          </table:table-cell>
          <table:table-cell table:formula="of:=INT(([.AIE19]+[.AIE18])*[.$C$23])" office:value-type="float" office:value="568" calcext:value-type="float">
            <text:p>568</text:p>
          </table:table-cell>
          <table:table-cell table:formula="of:=INT(([.AIF19]+[.AIF18])*[.$C$23])" office:value-type="float" office:value="569" calcext:value-type="float">
            <text:p>569</text:p>
          </table:table-cell>
          <table:table-cell table:formula="of:=INT(([.AIG19]+[.AIG18])*[.$C$23])" office:value-type="float" office:value="569" calcext:value-type="float">
            <text:p>569</text:p>
          </table:table-cell>
          <table:table-cell table:formula="of:=INT(([.AIH19]+[.AIH18])*[.$C$23])" office:value-type="float" office:value="569" calcext:value-type="float">
            <text:p>569</text:p>
          </table:table-cell>
          <table:table-cell table:formula="of:=INT(([.AII19]+[.AII18])*[.$C$23])" office:value-type="float" office:value="569" calcext:value-type="float">
            <text:p>569</text:p>
          </table:table-cell>
          <table:table-cell table:formula="of:=INT(([.AIJ19]+[.AIJ18])*[.$C$23])" office:value-type="float" office:value="569" calcext:value-type="float">
            <text:p>569</text:p>
          </table:table-cell>
          <table:table-cell table:formula="of:=INT(([.AIK19]+[.AIK18])*[.$C$23])" office:value-type="float" office:value="570" calcext:value-type="float">
            <text:p>570</text:p>
          </table:table-cell>
          <table:table-cell table:formula="of:=INT(([.AIL19]+[.AIL18])*[.$C$23])" office:value-type="float" office:value="570" calcext:value-type="float">
            <text:p>570</text:p>
          </table:table-cell>
          <table:table-cell table:formula="of:=INT(([.AIM19]+[.AIM18])*[.$C$23])" office:value-type="float" office:value="570" calcext:value-type="float">
            <text:p>570</text:p>
          </table:table-cell>
          <table:table-cell table:formula="of:=INT(([.AIN19]+[.AIN18])*[.$C$23])" office:value-type="float" office:value="570" calcext:value-type="float">
            <text:p>570</text:p>
          </table:table-cell>
          <table:table-cell table:formula="of:=INT(([.AIO19]+[.AIO18])*[.$C$23])" office:value-type="float" office:value="571" calcext:value-type="float">
            <text:p>571</text:p>
          </table:table-cell>
          <table:table-cell table:formula="of:=INT(([.AIP19]+[.AIP18])*[.$C$23])" office:value-type="float" office:value="571" calcext:value-type="float">
            <text:p>571</text:p>
          </table:table-cell>
          <table:table-cell table:formula="of:=INT(([.AIQ19]+[.AIQ18])*[.$C$23])" office:value-type="float" office:value="571" calcext:value-type="float">
            <text:p>571</text:p>
          </table:table-cell>
          <table:table-cell table:formula="of:=INT(([.AIR19]+[.AIR18])*[.$C$23])" office:value-type="float" office:value="571" calcext:value-type="float">
            <text:p>571</text:p>
          </table:table-cell>
          <table:table-cell table:formula="of:=INT(([.AIS19]+[.AIS18])*[.$C$23])" office:value-type="float" office:value="571" calcext:value-type="float">
            <text:p>571</text:p>
          </table:table-cell>
          <table:table-cell table:formula="of:=INT(([.AIT19]+[.AIT18])*[.$C$23])" office:value-type="float" office:value="572" calcext:value-type="float">
            <text:p>572</text:p>
          </table:table-cell>
          <table:table-cell table:formula="of:=INT(([.AIU19]+[.AIU18])*[.$C$23])" office:value-type="float" office:value="572" calcext:value-type="float">
            <text:p>572</text:p>
          </table:table-cell>
          <table:table-cell table:formula="of:=INT(([.AIV19]+[.AIV18])*[.$C$23])" office:value-type="float" office:value="572" calcext:value-type="float">
            <text:p>572</text:p>
          </table:table-cell>
          <table:table-cell table:formula="of:=INT(([.AIW19]+[.AIW18])*[.$C$23])" office:value-type="float" office:value="572" calcext:value-type="float">
            <text:p>572</text:p>
          </table:table-cell>
          <table:table-cell table:formula="of:=INT(([.AIX19]+[.AIX18])*[.$C$23])" office:value-type="float" office:value="573" calcext:value-type="float">
            <text:p>573</text:p>
          </table:table-cell>
          <table:table-cell table:formula="of:=INT(([.AIY19]+[.AIY18])*[.$C$23])" office:value-type="float" office:value="573" calcext:value-type="float">
            <text:p>573</text:p>
          </table:table-cell>
          <table:table-cell table:formula="of:=INT(([.AIZ19]+[.AIZ18])*[.$C$23])" office:value-type="float" office:value="573" calcext:value-type="float">
            <text:p>573</text:p>
          </table:table-cell>
          <table:table-cell table:formula="of:=INT(([.AJA19]+[.AJA18])*[.$C$23])" office:value-type="float" office:value="573" calcext:value-type="float">
            <text:p>573</text:p>
          </table:table-cell>
          <table:table-cell table:formula="of:=INT(([.AJB19]+[.AJB18])*[.$C$23])" office:value-type="float" office:value="573" calcext:value-type="float">
            <text:p>573</text:p>
          </table:table-cell>
          <table:table-cell table:formula="of:=INT(([.AJC19]+[.AJC18])*[.$C$23])" office:value-type="float" office:value="574" calcext:value-type="float">
            <text:p>574</text:p>
          </table:table-cell>
          <table:table-cell table:formula="of:=INT(([.AJD19]+[.AJD18])*[.$C$23])" office:value-type="float" office:value="574" calcext:value-type="float">
            <text:p>574</text:p>
          </table:table-cell>
          <table:table-cell table:formula="of:=INT(([.AJE19]+[.AJE18])*[.$C$23])" office:value-type="float" office:value="574" calcext:value-type="float">
            <text:p>574</text:p>
          </table:table-cell>
          <table:table-cell table:formula="of:=INT(([.AJF19]+[.AJF18])*[.$C$23])" office:value-type="float" office:value="574" calcext:value-type="float">
            <text:p>574</text:p>
          </table:table-cell>
          <table:table-cell table:formula="of:=INT(([.AJG19]+[.AJG18])*[.$C$23])" office:value-type="float" office:value="574" calcext:value-type="float">
            <text:p>574</text:p>
          </table:table-cell>
          <table:table-cell table:formula="of:=INT(([.AJH19]+[.AJH18])*[.$C$23])" office:value-type="float" office:value="575" calcext:value-type="float">
            <text:p>575</text:p>
          </table:table-cell>
          <table:table-cell table:formula="of:=INT(([.AJI19]+[.AJI18])*[.$C$23])" office:value-type="float" office:value="575" calcext:value-type="float">
            <text:p>575</text:p>
          </table:table-cell>
          <table:table-cell table:formula="of:=INT(([.AJJ19]+[.AJJ18])*[.$C$23])" office:value-type="float" office:value="575" calcext:value-type="float">
            <text:p>575</text:p>
          </table:table-cell>
          <table:table-cell table:formula="of:=INT(([.AJK19]+[.AJK18])*[.$C$23])" office:value-type="float" office:value="575" calcext:value-type="float">
            <text:p>575</text:p>
          </table:table-cell>
          <table:table-cell table:formula="of:=INT(([.AJL19]+[.AJL18])*[.$C$23])" office:value-type="float" office:value="576" calcext:value-type="float">
            <text:p>576</text:p>
          </table:table-cell>
          <table:table-cell table:formula="of:=INT(([.AJM19]+[.AJM18])*[.$C$23])" office:value-type="float" office:value="576" calcext:value-type="float">
            <text:p>576</text:p>
          </table:table-cell>
          <table:table-cell table:formula="of:=INT(([.AJN19]+[.AJN18])*[.$C$23])" office:value-type="float" office:value="576" calcext:value-type="float">
            <text:p>576</text:p>
          </table:table-cell>
          <table:table-cell table:formula="of:=INT(([.AJO19]+[.AJO18])*[.$C$23])" office:value-type="float" office:value="576" calcext:value-type="float">
            <text:p>576</text:p>
          </table:table-cell>
          <table:table-cell table:formula="of:=INT(([.AJP19]+[.AJP18])*[.$C$23])" office:value-type="float" office:value="576" calcext:value-type="float">
            <text:p>576</text:p>
          </table:table-cell>
          <table:table-cell table:formula="of:=INT(([.AJQ19]+[.AJQ18])*[.$C$23])" office:value-type="float" office:value="577" calcext:value-type="float">
            <text:p>577</text:p>
          </table:table-cell>
          <table:table-cell table:formula="of:=INT(([.AJR19]+[.AJR18])*[.$C$23])" office:value-type="float" office:value="577" calcext:value-type="float">
            <text:p>577</text:p>
          </table:table-cell>
          <table:table-cell table:formula="of:=INT(([.AJS19]+[.AJS18])*[.$C$23])" office:value-type="float" office:value="577" calcext:value-type="float">
            <text:p>577</text:p>
          </table:table-cell>
          <table:table-cell table:formula="of:=INT(([.AJT19]+[.AJT18])*[.$C$23])" office:value-type="float" office:value="577" calcext:value-type="float">
            <text:p>577</text:p>
          </table:table-cell>
          <table:table-cell table:formula="of:=INT(([.AJU19]+[.AJU18])*[.$C$23])" office:value-type="float" office:value="578" calcext:value-type="float">
            <text:p>578</text:p>
          </table:table-cell>
          <table:table-cell table:formula="of:=INT(([.AJV19]+[.AJV18])*[.$C$23])" office:value-type="float" office:value="578" calcext:value-type="float">
            <text:p>578</text:p>
          </table:table-cell>
          <table:table-cell table:formula="of:=INT(([.AJW19]+[.AJW18])*[.$C$23])" office:value-type="float" office:value="578" calcext:value-type="float">
            <text:p>578</text:p>
          </table:table-cell>
          <table:table-cell table:formula="of:=INT(([.AJX19]+[.AJX18])*[.$C$23])" office:value-type="float" office:value="578" calcext:value-type="float">
            <text:p>578</text:p>
          </table:table-cell>
          <table:table-cell table:formula="of:=INT(([.AJY19]+[.AJY18])*[.$C$23])" office:value-type="float" office:value="578" calcext:value-type="float">
            <text:p>578</text:p>
          </table:table-cell>
          <table:table-cell table:formula="of:=INT(([.AJZ19]+[.AJZ18])*[.$C$23])" office:value-type="float" office:value="579" calcext:value-type="float">
            <text:p>579</text:p>
          </table:table-cell>
          <table:table-cell table:formula="of:=INT(([.AKA19]+[.AKA18])*[.$C$23])" office:value-type="float" office:value="579" calcext:value-type="float">
            <text:p>579</text:p>
          </table:table-cell>
          <table:table-cell table:formula="of:=INT(([.AKB19]+[.AKB18])*[.$C$23])" office:value-type="float" office:value="579" calcext:value-type="float">
            <text:p>579</text:p>
          </table:table-cell>
          <table:table-cell table:formula="of:=INT(([.AKC19]+[.AKC18])*[.$C$23])" office:value-type="float" office:value="579" calcext:value-type="float">
            <text:p>579</text:p>
          </table:table-cell>
          <table:table-cell table:formula="of:=INT(([.AKD19]+[.AKD18])*[.$C$23])" office:value-type="float" office:value="580" calcext:value-type="float">
            <text:p>580</text:p>
          </table:table-cell>
          <table:table-cell table:formula="of:=INT(([.AKE19]+[.AKE18])*[.$C$23])" office:value-type="float" office:value="580" calcext:value-type="float">
            <text:p>580</text:p>
          </table:table-cell>
          <table:table-cell table:formula="of:=INT(([.AKF19]+[.AKF18])*[.$C$23])" office:value-type="float" office:value="580" calcext:value-type="float">
            <text:p>580</text:p>
          </table:table-cell>
          <table:table-cell table:formula="of:=INT(([.AKG19]+[.AKG18])*[.$C$23])" office:value-type="float" office:value="580" calcext:value-type="float">
            <text:p>580</text:p>
          </table:table-cell>
          <table:table-cell table:formula="of:=INT(([.AKH19]+[.AKH18])*[.$C$23])" office:value-type="float" office:value="581" calcext:value-type="float">
            <text:p>581</text:p>
          </table:table-cell>
          <table:table-cell table:formula="of:=INT(([.AKI19]+[.AKI18])*[.$C$23])" office:value-type="float" office:value="581" calcext:value-type="float">
            <text:p>581</text:p>
          </table:table-cell>
          <table:table-cell table:formula="of:=INT(([.AKJ19]+[.AKJ18])*[.$C$23])" office:value-type="float" office:value="581" calcext:value-type="float">
            <text:p>581</text:p>
          </table:table-cell>
          <table:table-cell table:formula="of:=INT(([.AKK19]+[.AKK18])*[.$C$23])" office:value-type="float" office:value="581" calcext:value-type="float">
            <text:p>581</text:p>
          </table:table-cell>
          <table:table-cell table:formula="of:=INT(([.AKL19]+[.AKL18])*[.$C$23])" office:value-type="float" office:value="581" calcext:value-type="float">
            <text:p>581</text:p>
          </table:table-cell>
          <table:table-cell table:formula="of:=INT(([.AKM19]+[.AKM18])*[.$C$23])" office:value-type="float" office:value="582" calcext:value-type="float">
            <text:p>582</text:p>
          </table:table-cell>
          <table:table-cell table:formula="of:=INT(([.AKN19]+[.AKN18])*[.$C$23])" office:value-type="float" office:value="582" calcext:value-type="float">
            <text:p>582</text:p>
          </table:table-cell>
          <table:table-cell table:formula="of:=INT(([.AKO19]+[.AKO18])*[.$C$23])" office:value-type="float" office:value="582" calcext:value-type="float">
            <text:p>582</text:p>
          </table:table-cell>
          <table:table-cell table:formula="of:=INT(([.AKP19]+[.AKP18])*[.$C$23])" office:value-type="float" office:value="582" calcext:value-type="float">
            <text:p>582</text:p>
          </table:table-cell>
          <table:table-cell table:formula="of:=INT(([.AKQ19]+[.AKQ18])*[.$C$23])" office:value-type="float" office:value="583" calcext:value-type="float">
            <text:p>583</text:p>
          </table:table-cell>
          <table:table-cell table:formula="of:=INT(([.AKR19]+[.AKR18])*[.$C$23])" office:value-type="float" office:value="583" calcext:value-type="float">
            <text:p>583</text:p>
          </table:table-cell>
          <table:table-cell table:formula="of:=INT(([.AKS19]+[.AKS18])*[.$C$23])" office:value-type="float" office:value="583" calcext:value-type="float">
            <text:p>583</text:p>
          </table:table-cell>
          <table:table-cell table:formula="of:=INT(([.AKT19]+[.AKT18])*[.$C$23])" office:value-type="float" office:value="583" calcext:value-type="float">
            <text:p>583</text:p>
          </table:table-cell>
          <table:table-cell table:formula="of:=INT(([.AKU19]+[.AKU18])*[.$C$23])" office:value-type="float" office:value="583" calcext:value-type="float">
            <text:p>583</text:p>
          </table:table-cell>
          <table:table-cell table:formula="of:=INT(([.AKV19]+[.AKV18])*[.$C$23])" office:value-type="float" office:value="584" calcext:value-type="float">
            <text:p>584</text:p>
          </table:table-cell>
          <table:table-cell table:formula="of:=INT(([.AKW19]+[.AKW18])*[.$C$23])" office:value-type="float" office:value="584" calcext:value-type="float">
            <text:p>584</text:p>
          </table:table-cell>
          <table:table-cell table:formula="of:=INT(([.AKX19]+[.AKX18])*[.$C$23])" office:value-type="float" office:value="584" calcext:value-type="float">
            <text:p>584</text:p>
          </table:table-cell>
          <table:table-cell table:formula="of:=INT(([.AKY19]+[.AKY18])*[.$C$23])" office:value-type="float" office:value="584" calcext:value-type="float">
            <text:p>584</text:p>
          </table:table-cell>
          <table:table-cell table:formula="of:=INT(([.AKZ19]+[.AKZ18])*[.$C$23])" office:value-type="float" office:value="585" calcext:value-type="float">
            <text:p>585</text:p>
          </table:table-cell>
          <table:table-cell table:formula="of:=INT(([.ALA19]+[.ALA18])*[.$C$23])" office:value-type="float" office:value="585" calcext:value-type="float">
            <text:p>585</text:p>
          </table:table-cell>
          <table:table-cell table:formula="of:=INT(([.ALB19]+[.ALB18])*[.$C$23])" office:value-type="float" office:value="585" calcext:value-type="float">
            <text:p>585</text:p>
          </table:table-cell>
          <table:table-cell table:formula="of:=INT(([.ALC19]+[.ALC18])*[.$C$23])" office:value-type="float" office:value="585" calcext:value-type="float">
            <text:p>585</text:p>
          </table:table-cell>
          <table:table-cell table:formula="of:=INT(([.ALD19]+[.ALD18])*[.$C$23])" office:value-type="float" office:value="585" calcext:value-type="float">
            <text:p>585</text:p>
          </table:table-cell>
          <table:table-cell table:formula="of:=INT(([.ALE19]+[.ALE18])*[.$C$23])" office:value-type="float" office:value="586" calcext:value-type="float">
            <text:p>586</text:p>
          </table:table-cell>
          <table:table-cell table:formula="of:=INT(([.ALF19]+[.ALF18])*[.$C$23])" office:value-type="float" office:value="586" calcext:value-type="float">
            <text:p>586</text:p>
          </table:table-cell>
          <table:table-cell table:formula="of:=INT(([.ALG19]+[.ALG18])*[.$C$23])" office:value-type="float" office:value="586" calcext:value-type="float">
            <text:p>586</text:p>
          </table:table-cell>
          <table:table-cell table:formula="of:=INT(([.ALH19]+[.ALH18])*[.$C$23])" office:value-type="float" office:value="586" calcext:value-type="float">
            <text:p>586</text:p>
          </table:table-cell>
          <table:table-cell table:formula="of:=INT(([.ALI19]+[.ALI18])*[.$C$23])" office:value-type="float" office:value="587" calcext:value-type="float">
            <text:p>587</text:p>
          </table:table-cell>
          <table:table-cell table:formula="of:=INT(([.ALJ19]+[.ALJ18])*[.$C$23])" office:value-type="float" office:value="587" calcext:value-type="float">
            <text:p>587</text:p>
          </table:table-cell>
          <table:table-cell table:formula="of:=INT(([.ALK19]+[.ALK18])*[.$C$23])" office:value-type="float" office:value="587" calcext:value-type="float">
            <text:p>587</text:p>
          </table:table-cell>
          <table:table-cell table:formula="of:=INT(([.ALL19]+[.ALL18])*[.$C$23])" office:value-type="float" office:value="587" calcext:value-type="float">
            <text:p>587</text:p>
          </table:table-cell>
          <table:table-cell table:formula="of:=INT(([.ALM19]+[.ALM18])*[.$C$23])" office:value-type="float" office:value="587" calcext:value-type="float">
            <text:p>587</text:p>
          </table:table-cell>
          <table:table-cell table:formula="of:=INT(([.ALN19]+[.ALN18])*[.$C$23])" office:value-type="float" office:value="588" calcext:value-type="float">
            <text:p>588</text:p>
          </table:table-cell>
          <table:table-cell table:formula="of:=INT(([.ALO19]+[.ALO18])*[.$C$23])" office:value-type="float" office:value="588" calcext:value-type="float">
            <text:p>588</text:p>
          </table:table-cell>
          <table:table-cell table:formula="of:=INT(([.ALP19]+[.ALP18])*[.$C$23])" office:value-type="float" office:value="588" calcext:value-type="float">
            <text:p>588</text:p>
          </table:table-cell>
          <table:table-cell table:formula="of:=INT(([.ALQ19]+[.ALQ18])*[.$C$23])" office:value-type="float" office:value="588" calcext:value-type="float">
            <text:p>588</text:p>
          </table:table-cell>
          <table:table-cell table:formula="of:=INT(([.ALR19]+[.ALR18])*[.$C$23])" office:value-type="float" office:value="589" calcext:value-type="float">
            <text:p>589</text:p>
          </table:table-cell>
          <table:table-cell table:formula="of:=INT(([.ALS19]+[.ALS18])*[.$C$23])" office:value-type="float" office:value="589" calcext:value-type="float">
            <text:p>589</text:p>
          </table:table-cell>
          <table:table-cell table:formula="of:=INT(([.ALT19]+[.ALT18])*[.$C$23])" office:value-type="float" office:value="589" calcext:value-type="float">
            <text:p>589</text:p>
          </table:table-cell>
          <table:table-cell table:formula="of:=INT(([.ALU19]+[.ALU18])*[.$C$23])" office:value-type="float" office:value="589" calcext:value-type="float">
            <text:p>589</text:p>
          </table:table-cell>
          <table:table-cell table:formula="of:=INT(([.ALV19]+[.ALV18])*[.$C$23])" office:value-type="float" office:value="590" calcext:value-type="float">
            <text:p>590</text:p>
          </table:table-cell>
          <table:table-cell table:formula="of:=INT(([.ALW19]+[.ALW18])*[.$C$23])" office:value-type="float" office:value="590" calcext:value-type="float">
            <text:p>590</text:p>
          </table:table-cell>
          <table:table-cell table:formula="of:=INT(([.ALX19]+[.ALX18])*[.$C$23])" office:value-type="float" office:value="590" calcext:value-type="float">
            <text:p>590</text:p>
          </table:table-cell>
          <table:table-cell table:formula="of:=INT(([.ALY19]+[.ALY18])*[.$C$23])" office:value-type="float" office:value="590" calcext:value-type="float">
            <text:p>590</text:p>
          </table:table-cell>
          <table:table-cell table:formula="of:=INT(([.ALZ19]+[.ALZ18])*[.$C$23])" office:value-type="float" office:value="590" calcext:value-type="float">
            <text:p>590</text:p>
          </table:table-cell>
          <table:table-cell table:formula="of:=INT(([.AMA19]+[.AMA18])*[.$C$23])" office:value-type="float" office:value="591" calcext:value-type="float">
            <text:p>591</text:p>
          </table:table-cell>
          <table:table-cell table:formula="of:=INT(([.AMB19]+[.AMB18])*[.$C$23])" office:value-type="float" office:value="591" calcext:value-type="float">
            <text:p>591</text:p>
          </table:table-cell>
          <table:table-cell table:formula="of:=INT(([.AMC19]+[.AMC18])*[.$C$23])" office:value-type="float" office:value="591" calcext:value-type="float">
            <text:p>591</text:p>
          </table:table-cell>
          <table:table-cell table:formula="of:=INT(([.AMD19]+[.AMD18])*[.$C$23])" office:value-type="float" office:value="591" calcext:value-type="float">
            <text:p>591</text:p>
          </table:table-cell>
          <table:table-cell table:formula="of:=INT(([.AME19]+[.AME18])*[.$C$23])" office:value-type="float" office:value="592" calcext:value-type="float">
            <text:p>592</text:p>
          </table:table-cell>
          <table:table-cell table:formula="of:=INT(([.AMF19]+[.AMF18])*[.$C$23])" office:value-type="float" office:value="592" calcext:value-type="float">
            <text:p>592</text:p>
          </table:table-cell>
          <table:table-cell table:formula="of:=INT(([.AMG19]+[.AMG18])*[.$C$23])" office:value-type="float" office:value="592" calcext:value-type="float">
            <text:p>592</text:p>
          </table:table-cell>
          <table:table-cell table:formula="of:=INT(([.AMH19]+[.AMH18])*[.$C$23])" office:value-type="float" office:value="592" calcext:value-type="float">
            <text:p>592</text:p>
          </table:table-cell>
          <table:table-cell table:formula="of:=INT(([.AMI19]+[.AMI18])*[.$C$23])"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Alt remainder</text:p>
          </table:table-cell>
          <table:table-cell/>
          <table:table-cell table:formula="of:=[.$C$23]*[.B21]-[.C21]" office:value-type="float" office:value="0.154124799999977" calcext:value-type="float">
            <text:p>0.1541248</text:p>
          </table:table-cell>
          <table:table-cell table:formula="of:=[.$C$23]*[.C21]-[.D21]" office:value-type="float" office:value="0.154124799999977" calcext:value-type="float">
            <text:p>0.1541248</text:p>
          </table:table-cell>
          <table:table-cell table:formula="of:=[.$C$23]*[.D21]-[.E21]" office:value-type="float" office:value="0.154124799999977" calcext:value-type="float">
            <text:p>0.1541248</text:p>
          </table:table-cell>
          <table:table-cell table:formula="of:=[.$C$23]*[.E21]-[.F21]" office:value-type="float" office:value="0.154124799999977" calcext:value-type="float">
            <text:p>0.1541248</text:p>
          </table:table-cell>
          <table:table-cell table:formula="of:=[.$C$23]*[.F21]-[.G21]" office:value-type="float" office:value="0.154124799999977" calcext:value-type="float">
            <text:p>0.1541248</text:p>
          </table:table-cell>
          <table:table-cell table:formula="of:=[.$C$23]*[.G21]-[.H21]" office:value-type="float" office:value="0.154124799999977" calcext:value-type="float">
            <text:p>0.1541248</text:p>
          </table:table-cell>
          <table:table-cell table:style-name="ce2" table:formula="of:=MAX([.$C$23]*[.H21]-[.I21];0)" office:value-type="float" office:value="0.154124799999977" calcext:value-type="float">
            <text:p>0.1541248</text:p>
          </table:table-cell>
          <table:table-cell table:style-name="ce2" table:formula="of:=MAX([.$C$23]*[.I21]-[.J21];0)" office:value-type="float" office:value="0.154124799999977" calcext:value-type="float">
            <text:p>0.1541248</text:p>
          </table:table-cell>
          <table:table-cell table:style-name="ce2" table:formula="of:=MAX([.$C$23]*[.J21]-[.K21];0)" office:value-type="float" office:value="0.154124799999977" calcext:value-type="float">
            <text:p>0.1541248</text:p>
          </table:table-cell>
          <table:table-cell table:style-name="ce2" table:formula="of:=MAX([.$C$23]*[.K21]-[.L21];0)" office:value-type="float" office:value="0.154124799999977" calcext:value-type="float">
            <text:p>0.1541248</text:p>
          </table:table-cell>
          <table:table-cell table:style-name="ce2" table:formula="of:=MAX([.$C$23]*[.L21]-[.M21];0)" office:value-type="float" office:value="0.154124799999977" calcext:value-type="float">
            <text:p>0.1541248</text:p>
          </table:table-cell>
          <table:table-cell table:style-name="ce2" table:formula="of:=MAX([.$C$23]*[.M21]-[.N21];0)" office:value-type="float" office:value="0.154124799999977" calcext:value-type="float">
            <text:p>0.1541248</text:p>
          </table:table-cell>
          <table:table-cell table:style-name="ce2" table:formula="of:=MAX([.$C$23]*[.N21]-[.O21];0)" office:value-type="float" office:value="0.154124799999977" calcext:value-type="float">
            <text:p>0.1541248</text:p>
          </table:table-cell>
          <table:table-cell table:style-name="ce2" table:formula="of:=MAX([.$C$23]*[.O21]-[.P21];0)" office:value-type="float" office:value="0.154124799999977" calcext:value-type="float">
            <text:p>0.1541248</text:p>
          </table:table-cell>
          <table:table-cell table:style-name="ce2" table:formula="of:=MAX([.$C$23]*[.P21]-[.Q21];0)" office:value-type="float" office:value="0.154124799999977" calcext:value-type="float">
            <text:p>0.1541248</text:p>
          </table:table-cell>
          <table:table-cell table:style-name="ce2" table:formula="of:=MAX([.$C$23]*[.Q21]-[.R21];0)" office:value-type="float" office:value="0.154124799999977" calcext:value-type="float">
            <text:p>0.1541248</text:p>
          </table:table-cell>
          <table:table-cell table:style-name="ce2" table:formula="of:=MAX([.$C$23]*[.R21]-[.S21];0)" office:value-type="float" office:value="0.154124799999977" calcext:value-type="float">
            <text:p>0.1541248</text:p>
          </table:table-cell>
          <table:table-cell table:style-name="ce2" table:formula="of:=MAX([.$C$23]*[.S21]-[.T21];0)" office:value-type="float" office:value="0.154124799999977" calcext:value-type="float">
            <text:p>0.1541248</text:p>
          </table:table-cell>
          <table:table-cell table:style-name="ce2" table:formula="of:=MAX([.$C$23]*[.T21]-[.U21];0)" office:value-type="float" office:value="0.154124799999977" calcext:value-type="float">
            <text:p>0.1541248</text:p>
          </table:table-cell>
          <table:table-cell table:style-name="ce2" table:formula="of:=MAX([.$C$23]*[.U21]-[.V21];0)" office:value-type="float" office:value="0.154124799999977" calcext:value-type="float">
            <text:p>0.1541248</text:p>
          </table:table-cell>
          <table:table-cell table:style-name="ce2" table:formula="of:=MAX([.$C$23]*[.V21]-[.W21];0)" office:value-type="float" office:value="0.154124799999977" calcext:value-type="float">
            <text:p>0.1541248</text:p>
          </table:table-cell>
          <table:table-cell table:style-name="ce2" table:formula="of:=MAX([.$C$23]*[.W21]-[.X21];0)" office:value-type="float" office:value="0.154124799999977" calcext:value-type="float">
            <text:p>0.1541248</text:p>
          </table:table-cell>
          <table:table-cell table:style-name="ce2" table:formula="of:=MAX([.$C$23]*[.X21]-[.Y21];0)" office:value-type="float" office:value="0.154124799999977" calcext:value-type="float">
            <text:p>0.1541248</text:p>
          </table:table-cell>
          <table:table-cell table:style-name="ce2" table:formula="of:=MAX([.$C$23]*[.Y21]-[.Z21];0)" office:value-type="float" office:value="0.154124799999977" calcext:value-type="float">
            <text:p>0.1541248</text:p>
          </table:table-cell>
          <table:table-cell table:style-name="ce2" table:formula="of:=MAX([.$C$23]*[.Z21]-[.AA21];0)" office:value-type="float" office:value="0.154124799999977" calcext:value-type="float">
            <text:p>0.1541248</text:p>
          </table:table-cell>
          <table:table-cell table:style-name="ce2" table:formula="of:=MAX([.$C$23]*[.AA21]-[.AB21];0)" office:value-type="float" office:value="0.154124799999977" calcext:value-type="float">
            <text:p>0.1541248</text:p>
          </table:table-cell>
          <table:table-cell table:style-name="ce2" table:formula="of:=MAX([.$C$23]*[.AB21]-[.AC21];0)" office:value-type="float" office:value="0.154124799999977" calcext:value-type="float">
            <text:p>0.1541248</text:p>
          </table:table-cell>
          <table:table-cell table:style-name="ce2" table:formula="of:=MAX([.$C$23]*[.AC21]-[.AD21];0)" office:value-type="float" office:value="0.154124799999977" calcext:value-type="float">
            <text:p>0.1541248</text:p>
          </table:table-cell>
          <table:table-cell table:style-name="ce2" table:formula="of:=MAX([.$C$23]*[.AD21]-[.AE21];0)" office:value-type="float" office:value="0.154124799999977" calcext:value-type="float">
            <text:p>0.1541248</text:p>
          </table:table-cell>
          <table:table-cell table:style-name="ce2" table:formula="of:=MAX([.$C$23]*[.AE21]-[.AF21];0)" office:value-type="float" office:value="0.154124799999977" calcext:value-type="float">
            <text:p>0.1541248</text:p>
          </table:table-cell>
          <table:table-cell table:style-name="ce2" table:formula="of:=MAX([.$C$23]*[.AF21]-[.AG21];0)" office:value-type="float" office:value="0.154124799999977" calcext:value-type="float">
            <text:p>0.1541248</text:p>
          </table:table-cell>
          <table:table-cell table:style-name="ce2" table:formula="of:=MAX([.$C$23]*[.AG21]-[.AH21];0)" office:value-type="float" office:value="0.154124799999977" calcext:value-type="float">
            <text:p>0.1541248</text:p>
          </table:table-cell>
          <table:table-cell table:style-name="ce2" table:formula="of:=MAX([.$C$23]*[.AH21]-[.AI21];0)" office:value-type="float" office:value="0.154124799999977" calcext:value-type="float">
            <text:p>0.1541248</text:p>
          </table:table-cell>
          <table:table-cell table:style-name="ce2" table:formula="of:=MAX([.$C$23]*[.AI21]-[.AJ21];0)" office:value-type="float" office:value="0.154124799999977" calcext:value-type="float">
            <text:p>0.1541248</text:p>
          </table:table-cell>
          <table:table-cell table:style-name="ce2" table:formula="of:=MAX([.$C$23]*[.AJ21]-[.AK21];0)" office:value-type="float" office:value="0.154124799999977" calcext:value-type="float">
            <text:p>0.1541248</text:p>
          </table:table-cell>
          <table:table-cell table:style-name="ce2" table:formula="of:=MAX([.$C$23]*[.AK21]-[.AL21];0)" office:value-type="float" office:value="0.154124799999977" calcext:value-type="float">
            <text:p>0.1541248</text:p>
          </table:table-cell>
          <table:table-cell table:style-name="ce2" table:formula="of:=MAX([.$C$23]*[.AL21]-[.AM21];0)" office:value-type="float" office:value="0.154124799999977" calcext:value-type="float">
            <text:p>0.1541248</text:p>
          </table:table-cell>
          <table:table-cell table:style-name="ce2" table:formula="of:=MAX([.$C$23]*[.AM21]-[.AN21];0)" office:value-type="float" office:value="0.154124799999977" calcext:value-type="float">
            <text:p>0.1541248</text:p>
          </table:table-cell>
          <table:table-cell table:style-name="ce2" table:formula="of:=MAX([.$C$23]*[.AN21]-[.AO21];0)" office:value-type="float" office:value="0.154124799999977" calcext:value-type="float">
            <text:p>0.1541248</text:p>
          </table:table-cell>
          <table:table-cell table:style-name="ce2" table:formula="of:=MAX([.$C$23]*[.AO21]-[.AP21];0)" office:value-type="float" office:value="0.154124799999977" calcext:value-type="float">
            <text:p>0.1541248</text:p>
          </table:table-cell>
          <table:table-cell table:style-name="ce2" table:formula="of:=MAX([.$C$23]*[.AP21]-[.AQ21];0)" office:value-type="float" office:value="0.154124799999977" calcext:value-type="float">
            <text:p>0.1541248</text:p>
          </table:table-cell>
          <table:table-cell table:style-name="ce2" table:formula="of:=MAX([.$C$23]*[.AQ21]-[.AR21];0)" office:value-type="float" office:value="0.154124799999977" calcext:value-type="float">
            <text:p>0.1541248</text:p>
          </table:table-cell>
          <table:table-cell table:style-name="ce2" table:formula="of:=MAX([.$C$23]*[.AR21]-[.AS21];0)" office:value-type="float" office:value="0.154124799999977" calcext:value-type="float">
            <text:p>0.1541248</text:p>
          </table:table-cell>
          <table:table-cell table:style-name="ce2" table:formula="of:=MAX([.$C$23]*[.AS21]-[.AT21];0)" office:value-type="float" office:value="0.154124799999977" calcext:value-type="float">
            <text:p>0.1541248</text:p>
          </table:table-cell>
          <table:table-cell table:style-name="ce2" table:formula="of:=MAX([.$C$23]*[.AT21]-[.AU21];0)" office:value-type="float" office:value="0.154124799999977" calcext:value-type="float">
            <text:p>0.1541248</text:p>
          </table:table-cell>
          <table:table-cell table:style-name="ce2" table:formula="of:=MAX([.$C$23]*[.AU21]-[.AV21];0)" office:value-type="float" office:value="0.154124799999977" calcext:value-type="float">
            <text:p>0.1541248</text:p>
          </table:table-cell>
          <table:table-cell table:style-name="ce2" table:formula="of:=MAX([.$C$23]*[.AV21]-[.AW21];0)" office:value-type="float" office:value="0.154124799999977" calcext:value-type="float">
            <text:p>0.1541248</text:p>
          </table:table-cell>
          <table:table-cell table:style-name="ce2" table:formula="of:=MAX([.$C$23]*[.AW21]-[.AX21];0)" office:value-type="float" office:value="0.154124799999977" calcext:value-type="float">
            <text:p>0.1541248</text:p>
          </table:table-cell>
          <table:table-cell table:style-name="ce2" table:formula="of:=MAX([.$C$23]*[.AX21]-[.AY21];0)" office:value-type="float" office:value="0.154124799999977" calcext:value-type="float">
            <text:p>0.1541248</text:p>
          </table:table-cell>
          <table:table-cell table:style-name="ce2" table:formula="of:=MAX([.$C$23]*[.AY21]-[.AZ21];0)" office:value-type="float" office:value="0.154124799999977" calcext:value-type="float">
            <text:p>0.1541248</text:p>
          </table:table-cell>
          <table:table-cell table:style-name="ce2" table:formula="of:=MAX([.$C$23]*[.AZ21]-[.BA21];0)" office:value-type="float" office:value="0.154124799999977" calcext:value-type="float">
            <text:p>0.1541248</text:p>
          </table:table-cell>
          <table:table-cell table:style-name="ce2" table:formula="of:=MAX([.$C$23]*[.BA21]-[.BB21];0)" office:value-type="float" office:value="0.154124799999977" calcext:value-type="float">
            <text:p>0.1541248</text:p>
          </table:table-cell>
          <table:table-cell table:style-name="ce2" table:formula="of:=MAX([.$C$23]*[.BB21]-[.BC21];0)" office:value-type="float" office:value="0.154124799999977" calcext:value-type="float">
            <text:p>0.1541248</text:p>
          </table:table-cell>
          <table:table-cell table:style-name="ce2" table:formula="of:=MAX([.$C$23]*[.BC21]-[.BD21];0)" office:value-type="float" office:value="0.154124799999977" calcext:value-type="float">
            <text:p>0.1541248</text:p>
          </table:table-cell>
          <table:table-cell table:style-name="ce2" table:formula="of:=MAX([.$C$23]*[.BD21]-[.BE21];0)" office:value-type="float" office:value="0.154124799999977" calcext:value-type="float">
            <text:p>0.1541248</text:p>
          </table:table-cell>
          <table:table-cell table:style-name="ce2" table:formula="of:=MAX([.$C$23]*[.BE21]-[.BF21];0)" office:value-type="float" office:value="0.154124799999977" calcext:value-type="float">
            <text:p>0.1541248</text:p>
          </table:table-cell>
          <table:table-cell table:style-name="ce2" table:formula="of:=MAX([.$C$23]*[.BF21]-[.BG21];0)" office:value-type="float" office:value="0.154124799999977" calcext:value-type="float">
            <text:p>0.1541248</text:p>
          </table:table-cell>
          <table:table-cell table:style-name="ce2" table:formula="of:=MAX([.$C$23]*[.BG21]-[.BH21];0)" office:value-type="float" office:value="0.154124799999977" calcext:value-type="float">
            <text:p>0.1541248</text:p>
          </table:table-cell>
          <table:table-cell table:style-name="ce2" table:formula="of:=MAX([.$C$23]*[.BH21]-[.BI21];0)" office:value-type="float" office:value="0.154124799999977" calcext:value-type="float">
            <text:p>0.1541248</text:p>
          </table:table-cell>
          <table:table-cell table:style-name="ce2" table:formula="of:=MAX([.$C$23]*[.BI21]-[.BJ21];0)" office:value-type="float" office:value="0.154124799999977" calcext:value-type="float">
            <text:p>0.1541248</text:p>
          </table:table-cell>
          <table:table-cell table:style-name="ce2" table:formula="of:=MAX([.$C$23]*[.BJ21]-[.BK21];0)" office:value-type="float" office:value="0.154124799999977" calcext:value-type="float">
            <text:p>0.1541248</text:p>
          </table:table-cell>
          <table:table-cell table:style-name="ce2" table:formula="of:=MAX([.$C$23]*[.BK21]-[.BL21];0)" office:value-type="float" office:value="0.154124799999977" calcext:value-type="float">
            <text:p>0.1541248</text:p>
          </table:table-cell>
          <table:table-cell table:style-name="ce2" table:formula="of:=MAX([.$C$23]*[.BL21]-[.BM21];0)" office:value-type="float" office:value="0.154124799999977" calcext:value-type="float">
            <text:p>0.1541248</text:p>
          </table:table-cell>
          <table:table-cell table:style-name="ce2" table:formula="of:=MAX([.$C$23]*[.BM21]-[.BN21];0)" office:value-type="float" office:value="0.154124799999977" calcext:value-type="float">
            <text:p>0.1541248</text:p>
          </table:table-cell>
          <table:table-cell table:style-name="ce2" table:formula="of:=MAX([.$C$23]*[.BN21]-[.BO21];0)" office:value-type="float" office:value="0.154124799999977" calcext:value-type="float">
            <text:p>0.1541248</text:p>
          </table:table-cell>
          <table:table-cell table:style-name="ce2" table:formula="of:=MAX([.$C$23]*[.BO21]-[.BP21];0)" office:value-type="float" office:value="0.154124799999977" calcext:value-type="float">
            <text:p>0.1541248</text:p>
          </table:table-cell>
          <table:table-cell table:style-name="ce2" table:formula="of:=MAX([.$C$23]*[.BP21]-[.BQ21];0)" office:value-type="float" office:value="0.154124799999977" calcext:value-type="float">
            <text:p>0.1541248</text:p>
          </table:table-cell>
          <table:table-cell table:style-name="ce2" table:formula="of:=MAX([.$C$23]*[.BQ21]-[.BR21];0)" office:value-type="float" office:value="0.154124799999977" calcext:value-type="float">
            <text:p>0.1541248</text:p>
          </table:table-cell>
          <table:table-cell table:style-name="ce2" table:formula="of:=MAX([.$C$23]*[.BR21]-[.BS21];0)" office:value-type="float" office:value="0.154124799999977" calcext:value-type="float">
            <text:p>0.1541248</text:p>
          </table:table-cell>
          <table:table-cell table:style-name="ce2" table:formula="of:=MAX([.$C$23]*[.BS21]-[.BT21];0)" office:value-type="float" office:value="0.154124799999977" calcext:value-type="float">
            <text:p>0.1541248</text:p>
          </table:table-cell>
          <table:table-cell table:style-name="ce2" table:formula="of:=MAX([.$C$23]*[.BT21]-[.BU21];0)" office:value-type="float" office:value="0.154124799999977" calcext:value-type="float">
            <text:p>0.1541248</text:p>
          </table:table-cell>
          <table:table-cell table:style-name="ce2" table:formula="of:=MAX([.$C$23]*[.BU21]-[.BV21];0)" office:value-type="float" office:value="0.154124799999977" calcext:value-type="float">
            <text:p>0.1541248</text:p>
          </table:table-cell>
          <table:table-cell table:style-name="ce2" table:formula="of:=MAX([.$C$23]*[.BV21]-[.BW21];0)" office:value-type="float" office:value="0.154124799999977" calcext:value-type="float">
            <text:p>0.1541248</text:p>
          </table:table-cell>
          <table:table-cell table:style-name="ce2" table:formula="of:=MAX([.$C$23]*[.BW21]-[.BX21];0)" office:value-type="float" office:value="0.154124799999977" calcext:value-type="float">
            <text:p>0.1541248</text:p>
          </table:table-cell>
          <table:table-cell table:style-name="ce2" table:formula="of:=MAX([.$C$23]*[.BX21]-[.BY21];0)" office:value-type="float" office:value="0.154124799999977" calcext:value-type="float">
            <text:p>0.1541248</text:p>
          </table:table-cell>
          <table:table-cell table:style-name="ce2" table:formula="of:=MAX([.$C$23]*[.BY21]-[.BZ21];0)" office:value-type="float" office:value="0.154124799999977" calcext:value-type="float">
            <text:p>0.1541248</text:p>
          </table:table-cell>
          <table:table-cell table:style-name="ce2" table:formula="of:=MAX([.$C$23]*[.BZ21]-[.CA21];0)" office:value-type="float" office:value="0.154124799999977" calcext:value-type="float">
            <text:p>0.1541248</text:p>
          </table:table-cell>
          <table:table-cell table:style-name="ce2" table:formula="of:=MAX([.$C$23]*[.CA21]-[.CB21];0)" office:value-type="float" office:value="0.154124799999977" calcext:value-type="float">
            <text:p>0.1541248</text:p>
          </table:table-cell>
          <table:table-cell table:style-name="ce2" table:formula="of:=MAX([.$C$23]*[.CB21]-[.CC21];0)" office:value-type="float" office:value="0.154124799999977" calcext:value-type="float">
            <text:p>0.1541248</text:p>
          </table:table-cell>
          <table:table-cell table:style-name="ce2" table:formula="of:=MAX([.$C$23]*[.CC21]-[.CD21];0)" office:value-type="float" office:value="0.154124799999977" calcext:value-type="float">
            <text:p>0.1541248</text:p>
          </table:table-cell>
          <table:table-cell table:style-name="ce2" table:formula="of:=MAX([.$C$23]*[.CD21]-[.CE21];0)" office:value-type="float" office:value="0.154124799999977" calcext:value-type="float">
            <text:p>0.1541248</text:p>
          </table:table-cell>
          <table:table-cell table:style-name="ce2" table:formula="of:=MAX([.$C$23]*[.CE21]-[.CF21];0)" office:value-type="float" office:value="0.154124799999977" calcext:value-type="float">
            <text:p>0.1541248</text:p>
          </table:table-cell>
          <table:table-cell table:style-name="ce2" table:formula="of:=MAX([.$C$23]*[.CF21]-[.CG21];0)" office:value-type="float" office:value="0.154124799999977" calcext:value-type="float">
            <text:p>0.1541248</text:p>
          </table:table-cell>
          <table:table-cell table:style-name="ce2" table:formula="of:=MAX([.$C$23]*[.CG21]-[.CH21];0)" office:value-type="float" office:value="0.154124799999977" calcext:value-type="float">
            <text:p>0.1541248</text:p>
          </table:table-cell>
          <table:table-cell table:style-name="ce2" table:formula="of:=MAX([.$C$23]*[.CH21]-[.CI21];0)" office:value-type="float" office:value="0.154124799999977" calcext:value-type="float">
            <text:p>0.1541248</text:p>
          </table:table-cell>
          <table:table-cell table:style-name="ce2" table:formula="of:=MAX([.$C$23]*[.CI21]-[.CJ21];0)" office:value-type="float" office:value="0.154124799999977" calcext:value-type="float">
            <text:p>0.1541248</text:p>
          </table:table-cell>
          <table:table-cell table:style-name="ce2" table:formula="of:=MAX([.$C$23]*[.CJ21]-[.CK21];0)" office:value-type="float" office:value="0.154124799999977" calcext:value-type="float">
            <text:p>0.1541248</text:p>
          </table:table-cell>
          <table:table-cell table:style-name="ce2" table:formula="of:=MAX([.$C$23]*[.CK21]-[.CL21];0)" office:value-type="float" office:value="0.154124799999977" calcext:value-type="float">
            <text:p>0.1541248</text:p>
          </table:table-cell>
          <table:table-cell table:style-name="ce2" table:formula="of:=MAX([.$C$23]*[.CL21]-[.CM21];0)" office:value-type="float" office:value="0.154124799999977" calcext:value-type="float">
            <text:p>0.1541248</text:p>
          </table:table-cell>
          <table:table-cell table:style-name="ce2" table:formula="of:=MAX([.$C$23]*[.CM21]-[.CN21];0)" office:value-type="float" office:value="0.154124799999977" calcext:value-type="float">
            <text:p>0.1541248</text:p>
          </table:table-cell>
          <table:table-cell table:style-name="ce2" table:formula="of:=MAX([.$C$23]*[.CN21]-[.CO21];0)" office:value-type="float" office:value="0.154124799999977" calcext:value-type="float">
            <text:p>0.1541248</text:p>
          </table:table-cell>
          <table:table-cell table:style-name="ce2" table:formula="of:=MAX([.$C$23]*[.CO21]-[.CP21];0)" office:value-type="float" office:value="0.154124799999977" calcext:value-type="float">
            <text:p>0.1541248</text:p>
          </table:table-cell>
          <table:table-cell table:style-name="ce2" table:formula="of:=MAX([.$C$23]*[.CP21]-[.CQ21];0)" office:value-type="float" office:value="0.154124799999977" calcext:value-type="float">
            <text:p>0.1541248</text:p>
          </table:table-cell>
          <table:table-cell table:style-name="ce2" table:formula="of:=MAX([.$C$23]*[.CQ21]-[.CR21];0)" office:value-type="float" office:value="0.154124799999977" calcext:value-type="float">
            <text:p>0.1541248</text:p>
          </table:table-cell>
          <table:table-cell table:style-name="ce2" table:formula="of:=MAX([.$C$23]*[.CR21]-[.CS21];0)" office:value-type="float" office:value="0.154124799999977" calcext:value-type="float">
            <text:p>0.1541248</text:p>
          </table:table-cell>
          <table:table-cell table:style-name="ce2" table:formula="of:=MAX([.$C$23]*[.CS21]-[.CT21];0)" office:value-type="float" office:value="0.154124799999977" calcext:value-type="float">
            <text:p>0.1541248</text:p>
          </table:table-cell>
          <table:table-cell table:style-name="ce2" table:formula="of:=MAX([.$C$23]*[.CT21]-[.CU21];0)" office:value-type="float" office:value="0.154124799999977" calcext:value-type="float">
            <text:p>0.1541248</text:p>
          </table:table-cell>
          <table:table-cell table:style-name="ce2" table:formula="of:=MAX([.$C$23]*[.CU21]-[.CV21];0)" office:value-type="float" office:value="0.154124799999977" calcext:value-type="float">
            <text:p>0.1541248</text:p>
          </table:table-cell>
          <table:table-cell table:style-name="ce2" table:formula="of:=MAX([.$C$23]*[.CV21]-[.CW21];0)" office:value-type="float" office:value="0.154124799999977" calcext:value-type="float">
            <text:p>0.1541248</text:p>
          </table:table-cell>
          <table:table-cell table:style-name="ce2" table:formula="of:=MAX([.$C$23]*[.CW21]-[.CX21];0)" office:value-type="float" office:value="0.154124799999977" calcext:value-type="float">
            <text:p>0.1541248</text:p>
          </table:table-cell>
          <table:table-cell table:style-name="ce2" table:formula="of:=MAX([.$C$23]*[.CX21]-[.CY21];0)" office:value-type="float" office:value="0.154124799999977" calcext:value-type="float">
            <text:p>0.1541248</text:p>
          </table:table-cell>
          <table:table-cell table:style-name="ce2" table:formula="of:=MAX([.$C$23]*[.CY21]-[.CZ21];0)" office:value-type="float" office:value="0.154124799999977" calcext:value-type="float">
            <text:p>0.1541248</text:p>
          </table:table-cell>
          <table:table-cell table:style-name="ce2" table:formula="of:=MAX([.$C$23]*[.CZ21]-[.DA21];0)" office:value-type="float" office:value="0.154124799999977" calcext:value-type="float">
            <text:p>0.1541248</text:p>
          </table:table-cell>
          <table:table-cell table:style-name="ce2" table:formula="of:=MAX([.$C$23]*[.DA21]-[.DB21];0)" office:value-type="float" office:value="0.154124799999977" calcext:value-type="float">
            <text:p>0.1541248</text:p>
          </table:table-cell>
          <table:table-cell table:style-name="ce2" table:formula="of:=MAX([.$C$23]*[.DB21]-[.DC21];0)" office:value-type="float" office:value="0.154124799999977" calcext:value-type="float">
            <text:p>0.1541248</text:p>
          </table:table-cell>
          <table:table-cell table:style-name="ce2" table:formula="of:=MAX([.$C$23]*[.DC21]-[.DD21];0)" office:value-type="float" office:value="0.154124799999977" calcext:value-type="float">
            <text:p>0.1541248</text:p>
          </table:table-cell>
          <table:table-cell table:style-name="ce2" table:formula="of:=MAX([.$C$23]*[.DD21]-[.DE21];0)" office:value-type="float" office:value="0.154124799999977" calcext:value-type="float">
            <text:p>0.1541248</text:p>
          </table:table-cell>
          <table:table-cell table:style-name="ce2" table:formula="of:=MAX([.$C$23]*[.DE21]-[.DF21];0)" office:value-type="float" office:value="0.154124799999977" calcext:value-type="float">
            <text:p>0.1541248</text:p>
          </table:table-cell>
          <table:table-cell table:style-name="ce2" table:formula="of:=MAX([.$C$23]*[.DF21]-[.DG21];0)" office:value-type="float" office:value="0.154124799999977" calcext:value-type="float">
            <text:p>0.1541248</text:p>
          </table:table-cell>
          <table:table-cell table:style-name="ce2" table:formula="of:=MAX([.$C$23]*[.DG21]-[.DH21];0)" office:value-type="float" office:value="0.154124799999977" calcext:value-type="float">
            <text:p>0.1541248</text:p>
          </table:table-cell>
          <table:table-cell table:style-name="ce2" table:formula="of:=MAX([.$C$23]*[.DH21]-[.DI21];0)" office:value-type="float" office:value="0.154124799999977" calcext:value-type="float">
            <text:p>0.1541248</text:p>
          </table:table-cell>
          <table:table-cell table:style-name="ce2" table:formula="of:=MAX([.$C$23]*[.DI21]-[.DJ21];0)" office:value-type="float" office:value="0.154124799999977" calcext:value-type="float">
            <text:p>0.1541248</text:p>
          </table:table-cell>
          <table:table-cell table:style-name="ce2" table:formula="of:=MAX([.$C$23]*[.DJ21]-[.DK21];0)" office:value-type="float" office:value="0.154124799999977" calcext:value-type="float">
            <text:p>0.1541248</text:p>
          </table:table-cell>
          <table:table-cell table:style-name="ce2" table:formula="of:=MAX([.$C$23]*[.DK21]-[.DL21];0)" office:value-type="float" office:value="0.154124799999977" calcext:value-type="float">
            <text:p>0.1541248</text:p>
          </table:table-cell>
          <table:table-cell table:style-name="ce2" table:formula="of:=MAX([.$C$23]*[.DL21]-[.DM21];0)" office:value-type="float" office:value="0.154124799999977" calcext:value-type="float">
            <text:p>0.1541248</text:p>
          </table:table-cell>
          <table:table-cell table:style-name="ce2" table:formula="of:=MAX([.$C$23]*[.DM21]-[.DN21];0)" office:value-type="float" office:value="0.154124799999977" calcext:value-type="float">
            <text:p>0.1541248</text:p>
          </table:table-cell>
          <table:table-cell table:style-name="ce2" table:formula="of:=MAX([.$C$23]*[.DN21]-[.DO21];0)" office:value-type="float" office:value="0.154124799999977" calcext:value-type="float">
            <text:p>0.1541248</text:p>
          </table:table-cell>
          <table:table-cell table:style-name="ce2" table:formula="of:=MAX([.$C$23]*[.DO21]-[.DP21];0)" office:value-type="float" office:value="0.154124799999977" calcext:value-type="float">
            <text:p>0.1541248</text:p>
          </table:table-cell>
          <table:table-cell table:style-name="ce2" table:formula="of:=MAX([.$C$23]*[.DP21]-[.DQ21];0)" office:value-type="float" office:value="0.154124799999977" calcext:value-type="float">
            <text:p>0.1541248</text:p>
          </table:table-cell>
          <table:table-cell table:style-name="ce2" table:formula="of:=MAX([.$C$23]*[.DQ21]-[.DR21];0)" office:value-type="float" office:value="0.154124799999977" calcext:value-type="float">
            <text:p>0.1541248</text:p>
          </table:table-cell>
          <table:table-cell table:style-name="ce2" table:formula="of:=MAX([.$C$23]*[.DR21]-[.DS21];0)" office:value-type="float" office:value="0.154124799999977" calcext:value-type="float">
            <text:p>0.1541248</text:p>
          </table:table-cell>
          <table:table-cell table:style-name="ce2" table:formula="of:=MAX([.$C$23]*[.DS21]-[.DT21];0)" office:value-type="float" office:value="0.154124799999977" calcext:value-type="float">
            <text:p>0.1541248</text:p>
          </table:table-cell>
          <table:table-cell table:style-name="ce2" table:formula="of:=MAX([.$C$23]*[.DT21]-[.DU21];0)" office:value-type="float" office:value="0.154124799999977" calcext:value-type="float">
            <text:p>0.1541248</text:p>
          </table:table-cell>
          <table:table-cell table:style-name="ce2" table:formula="of:=MAX([.$C$23]*[.DU21]-[.DV21];0)" office:value-type="float" office:value="0.154124799999977" calcext:value-type="float">
            <text:p>0.1541248</text:p>
          </table:table-cell>
          <table:table-cell table:style-name="ce2" table:formula="of:=MAX([.$C$23]*[.DV21]-[.DW21];0)" office:value-type="float" office:value="0.154124799999977" calcext:value-type="float">
            <text:p>0.1541248</text:p>
          </table:table-cell>
          <table:table-cell table:style-name="ce2" table:formula="of:=MAX([.$C$23]*[.DW21]-[.DX21];0)" office:value-type="float" office:value="0.154124799999977" calcext:value-type="float">
            <text:p>0.1541248</text:p>
          </table:table-cell>
          <table:table-cell table:style-name="ce2" table:formula="of:=MAX([.$C$23]*[.DX21]-[.DY21];0)" office:value-type="float" office:value="0.154124799999977" calcext:value-type="float">
            <text:p>0.1541248</text:p>
          </table:table-cell>
          <table:table-cell table:style-name="ce2" table:formula="of:=MAX([.$C$23]*[.DY21]-[.DZ21];0)" office:value-type="float" office:value="0.154124799999977" calcext:value-type="float">
            <text:p>0.1541248</text:p>
          </table:table-cell>
          <table:table-cell table:style-name="ce2" table:formula="of:=MAX([.$C$23]*[.DZ21]-[.EA21];0)" office:value-type="float" office:value="0.154124799999977" calcext:value-type="float">
            <text:p>0.1541248</text:p>
          </table:table-cell>
          <table:table-cell table:style-name="ce2" table:formula="of:=MAX([.$C$23]*[.EA21]-[.EB21];0)" office:value-type="float" office:value="0.154124799999977" calcext:value-type="float">
            <text:p>0.1541248</text:p>
          </table:table-cell>
          <table:table-cell table:style-name="ce2" table:formula="of:=MAX([.$C$23]*[.EB21]-[.EC21];0)" office:value-type="float" office:value="0.154124799999977" calcext:value-type="float">
            <text:p>0.1541248</text:p>
          </table:table-cell>
          <table:table-cell table:style-name="ce2" table:formula="of:=MAX([.$C$23]*[.EC21]-[.ED21];0)" office:value-type="float" office:value="0.154124799999977" calcext:value-type="float">
            <text:p>0.1541248</text:p>
          </table:table-cell>
          <table:table-cell table:style-name="ce2" table:formula="of:=MAX([.$C$23]*[.ED21]-[.EE21];0)" office:value-type="float" office:value="0.154124799999977" calcext:value-type="float">
            <text:p>0.1541248</text:p>
          </table:table-cell>
          <table:table-cell table:style-name="ce2" table:formula="of:=MAX([.$C$23]*[.EE21]-[.EF21];0)" office:value-type="float" office:value="0.154124799999977" calcext:value-type="float">
            <text:p>0.1541248</text:p>
          </table:table-cell>
          <table:table-cell table:style-name="ce2" table:formula="of:=MAX([.$C$23]*[.EF21]-[.EG21];0)" office:value-type="float" office:value="0.154124799999977" calcext:value-type="float">
            <text:p>0.1541248</text:p>
          </table:table-cell>
          <table:table-cell table:style-name="ce2" table:formula="of:=MAX([.$C$23]*[.EG21]-[.EH21];0)" office:value-type="float" office:value="0.154124799999977" calcext:value-type="float">
            <text:p>0.1541248</text:p>
          </table:table-cell>
          <table:table-cell table:style-name="ce2" table:formula="of:=MAX([.$C$23]*[.EH21]-[.EI21];0)" office:value-type="float" office:value="0.154124799999977" calcext:value-type="float">
            <text:p>0.1541248</text:p>
          </table:table-cell>
          <table:table-cell table:style-name="ce2" table:formula="of:=MAX([.$C$23]*[.EI21]-[.EJ21];0)" office:value-type="float" office:value="0.154124799999977" calcext:value-type="float">
            <text:p>0.1541248</text:p>
          </table:table-cell>
          <table:table-cell table:style-name="ce2" table:formula="of:=MAX([.$C$23]*[.EJ21]-[.EK21];0)" office:value-type="float" office:value="0.154124799999977" calcext:value-type="float">
            <text:p>0.1541248</text:p>
          </table:table-cell>
          <table:table-cell table:style-name="ce2" table:formula="of:=MAX([.$C$23]*[.EK21]-[.EL21];0)" office:value-type="float" office:value="0.154124799999977" calcext:value-type="float">
            <text:p>0.1541248</text:p>
          </table:table-cell>
          <table:table-cell table:style-name="ce2" table:formula="of:=MAX([.$C$23]*[.EL21]-[.EM21];0)" office:value-type="float" office:value="0.154124799999977" calcext:value-type="float">
            <text:p>0.1541248</text:p>
          </table:table-cell>
          <table:table-cell table:style-name="ce2" table:formula="of:=MAX([.$C$23]*[.EM21]-[.EN21];0)" office:value-type="float" office:value="0.154124799999977" calcext:value-type="float">
            <text:p>0.1541248</text:p>
          </table:table-cell>
          <table:table-cell table:style-name="ce2" table:formula="of:=MAX([.$C$23]*[.EN21]-[.EO21];0)" office:value-type="float" office:value="0.154124799999977" calcext:value-type="float">
            <text:p>0.1541248</text:p>
          </table:table-cell>
          <table:table-cell table:style-name="ce2" table:formula="of:=MAX([.$C$23]*[.EO21]-[.EP21];0)" office:value-type="float" office:value="0.154124799999977" calcext:value-type="float">
            <text:p>0.1541248</text:p>
          </table:table-cell>
          <table:table-cell table:style-name="ce2" table:formula="of:=MAX([.$C$23]*[.EP21]-[.EQ21];0)" office:value-type="float" office:value="0.154124799999977" calcext:value-type="float">
            <text:p>0.1541248</text:p>
          </table:table-cell>
          <table:table-cell table:style-name="ce2" table:formula="of:=MAX([.$C$23]*[.EQ21]-[.ER21];0)" office:value-type="float" office:value="0.154124799999977" calcext:value-type="float">
            <text:p>0.1541248</text:p>
          </table:table-cell>
          <table:table-cell table:style-name="ce2" table:formula="of:=MAX([.$C$23]*[.ER21]-[.ES21];0)" office:value-type="float" office:value="0.154124799999977" calcext:value-type="float">
            <text:p>0.1541248</text:p>
          </table:table-cell>
          <table:table-cell table:style-name="ce2" table:formula="of:=MAX([.$C$23]*[.ES21]-[.ET21];0)" office:value-type="float" office:value="0.154124799999977" calcext:value-type="float">
            <text:p>0.1541248</text:p>
          </table:table-cell>
          <table:table-cell table:style-name="ce2" table:formula="of:=MAX([.$C$23]*[.ET21]-[.EU21];0)" office:value-type="float" office:value="0.154124799999977" calcext:value-type="float">
            <text:p>0.1541248</text:p>
          </table:table-cell>
          <table:table-cell table:style-name="ce2" table:formula="of:=MAX([.$C$23]*[.EU21]-[.EV21];0)" office:value-type="float" office:value="0.154124799999977" calcext:value-type="float">
            <text:p>0.1541248</text:p>
          </table:table-cell>
          <table:table-cell table:style-name="ce2" table:formula="of:=MAX([.$C$23]*[.EV21]-[.EW21];0)" office:value-type="float" office:value="0.154124799999977" calcext:value-type="float">
            <text:p>0.1541248</text:p>
          </table:table-cell>
          <table:table-cell table:style-name="ce2" table:formula="of:=MAX([.$C$23]*[.EW21]-[.EX21];0)" office:value-type="float" office:value="0.154124799999977" calcext:value-type="float">
            <text:p>0.1541248</text:p>
          </table:table-cell>
          <table:table-cell table:style-name="ce2" table:formula="of:=MAX([.$C$23]*[.EX21]-[.EY21];0)" office:value-type="float" office:value="0.154124799999977" calcext:value-type="float">
            <text:p>0.1541248</text:p>
          </table:table-cell>
          <table:table-cell table:style-name="ce2" table:formula="of:=MAX([.$C$23]*[.EY21]-[.EZ21];0)" office:value-type="float" office:value="0.154124799999977" calcext:value-type="float">
            <text:p>0.1541248</text:p>
          </table:table-cell>
          <table:table-cell table:style-name="ce2" table:formula="of:=MAX([.$C$23]*[.EZ21]-[.FA21];0)" office:value-type="float" office:value="0.154124799999977" calcext:value-type="float">
            <text:p>0.1541248</text:p>
          </table:table-cell>
          <table:table-cell table:style-name="ce2" table:formula="of:=MAX([.$C$23]*[.FA21]-[.FB21];0)" office:value-type="float" office:value="0.154124799999977" calcext:value-type="float">
            <text:p>0.1541248</text:p>
          </table:table-cell>
          <table:table-cell table:style-name="ce2" table:formula="of:=MAX([.$C$23]*[.FB21]-[.FC21];0)" office:value-type="float" office:value="0.154124799999977" calcext:value-type="float">
            <text:p>0.1541248</text:p>
          </table:table-cell>
          <table:table-cell table:style-name="ce2" table:formula="of:=MAX([.$C$23]*[.FC21]-[.FD21];0)" office:value-type="float" office:value="0.154124799999977" calcext:value-type="float">
            <text:p>0.1541248</text:p>
          </table:table-cell>
          <table:table-cell table:style-name="ce2" table:formula="of:=MAX([.$C$23]*[.FD21]-[.FE21];0)" office:value-type="float" office:value="0.154124799999977" calcext:value-type="float">
            <text:p>0.1541248</text:p>
          </table:table-cell>
          <table:table-cell table:style-name="ce2" table:formula="of:=MAX([.$C$23]*[.FE21]-[.FF21];0)" office:value-type="float" office:value="0.154124799999977" calcext:value-type="float">
            <text:p>0.1541248</text:p>
          </table:table-cell>
          <table:table-cell table:style-name="ce2" table:formula="of:=MAX([.$C$23]*[.FF21]-[.FG21];0)" office:value-type="float" office:value="0.154124799999977" calcext:value-type="float">
            <text:p>0.1541248</text:p>
          </table:table-cell>
          <table:table-cell table:style-name="ce2" table:formula="of:=MAX([.$C$23]*[.FG21]-[.FH21];0)" office:value-type="float" office:value="0.154124799999977" calcext:value-type="float">
            <text:p>0.1541248</text:p>
          </table:table-cell>
          <table:table-cell table:style-name="ce2" table:formula="of:=MAX([.$C$23]*[.FH21]-[.FI21];0)" office:value-type="float" office:value="0.154124799999977" calcext:value-type="float">
            <text:p>0.1541248</text:p>
          </table:table-cell>
          <table:table-cell table:style-name="ce2" table:formula="of:=MAX([.$C$23]*[.FI21]-[.FJ21];0)" office:value-type="float" office:value="0.154124799999977" calcext:value-type="float">
            <text:p>0.1541248</text:p>
          </table:table-cell>
          <table:table-cell table:style-name="ce2" table:formula="of:=MAX([.$C$23]*[.FJ21]-[.FK21];0)" office:value-type="float" office:value="0.154124799999977" calcext:value-type="float">
            <text:p>0.1541248</text:p>
          </table:table-cell>
          <table:table-cell table:style-name="ce2" table:formula="of:=MAX([.$C$23]*[.FK21]-[.FL21];0)" office:value-type="float" office:value="0.154124799999977" calcext:value-type="float">
            <text:p>0.1541248</text:p>
          </table:table-cell>
          <table:table-cell table:style-name="ce2" table:formula="of:=MAX([.$C$23]*[.FL21]-[.FM21];0)" office:value-type="float" office:value="0.154124799999977" calcext:value-type="float">
            <text:p>0.1541248</text:p>
          </table:table-cell>
          <table:table-cell table:style-name="ce2" table:formula="of:=MAX([.$C$23]*[.FM21]-[.FN21];0)" office:value-type="float" office:value="0.154124799999977" calcext:value-type="float">
            <text:p>0.1541248</text:p>
          </table:table-cell>
          <table:table-cell table:style-name="ce2" table:formula="of:=MAX([.$C$23]*[.FN21]-[.FO21];0)" office:value-type="float" office:value="0.154124799999977" calcext:value-type="float">
            <text:p>0.1541248</text:p>
          </table:table-cell>
          <table:table-cell table:style-name="ce2" table:formula="of:=MAX([.$C$23]*[.FO21]-[.FP21];0)" office:value-type="float" office:value="0.154124799999977" calcext:value-type="float">
            <text:p>0.1541248</text:p>
          </table:table-cell>
          <table:table-cell table:style-name="ce2" table:formula="of:=MAX([.$C$23]*[.FP21]-[.FQ21];0)" office:value-type="float" office:value="0.154124799999977" calcext:value-type="float">
            <text:p>0.1541248</text:p>
          </table:table-cell>
          <table:table-cell table:style-name="ce2" table:formula="of:=MAX([.$C$23]*[.FQ21]-[.FR21];0)" office:value-type="float" office:value="0.154124799999977" calcext:value-type="float">
            <text:p>0.1541248</text:p>
          </table:table-cell>
          <table:table-cell table:style-name="ce2" table:formula="of:=MAX([.$C$23]*[.FR21]-[.FS21];0)" office:value-type="float" office:value="0.154124799999977" calcext:value-type="float">
            <text:p>0.1541248</text:p>
          </table:table-cell>
          <table:table-cell table:style-name="ce2" table:formula="of:=MAX([.$C$23]*[.FS21]-[.FT21];0)" office:value-type="float" office:value="0.154124799999977" calcext:value-type="float">
            <text:p>0.1541248</text:p>
          </table:table-cell>
          <table:table-cell table:style-name="ce2" table:formula="of:=MAX([.$C$23]*[.FT21]-[.FU21];0)" office:value-type="float" office:value="0.154124799999977" calcext:value-type="float">
            <text:p>0.1541248</text:p>
          </table:table-cell>
          <table:table-cell table:style-name="ce2" table:formula="of:=MAX([.$C$23]*[.FU21]-[.FV21];0)" office:value-type="float" office:value="0.154124799999977" calcext:value-type="float">
            <text:p>0.1541248</text:p>
          </table:table-cell>
          <table:table-cell table:style-name="ce2" table:formula="of:=MAX([.$C$23]*[.FV21]-[.FW21];0)" office:value-type="float" office:value="0.154124799999977" calcext:value-type="float">
            <text:p>0.1541248</text:p>
          </table:table-cell>
          <table:table-cell table:style-name="ce2" table:formula="of:=MAX([.$C$23]*[.FW21]-[.FX21];0)" office:value-type="float" office:value="0.154124799999977" calcext:value-type="float">
            <text:p>0.1541248</text:p>
          </table:table-cell>
          <table:table-cell table:style-name="ce2" table:formula="of:=MAX([.$C$23]*[.FX21]-[.FY21];0)" office:value-type="float" office:value="0.154124799999977" calcext:value-type="float">
            <text:p>0.1541248</text:p>
          </table:table-cell>
          <table:table-cell table:style-name="ce2" table:formula="of:=MAX([.$C$23]*[.FY21]-[.FZ21];0)" office:value-type="float" office:value="0.154124799999977" calcext:value-type="float">
            <text:p>0.1541248</text:p>
          </table:table-cell>
          <table:table-cell table:style-name="ce2" table:formula="of:=MAX([.$C$23]*[.FZ21]-[.GA21];0)" office:value-type="float" office:value="0.154124799999977" calcext:value-type="float">
            <text:p>0.1541248</text:p>
          </table:table-cell>
          <table:table-cell table:style-name="ce2" table:formula="of:=MAX([.$C$23]*[.GA21]-[.GB21];0)" office:value-type="float" office:value="0.154124799999977" calcext:value-type="float">
            <text:p>0.1541248</text:p>
          </table:table-cell>
          <table:table-cell table:style-name="ce2" table:formula="of:=MAX([.$C$23]*[.GB21]-[.GC21];0)" office:value-type="float" office:value="0.154124799999977" calcext:value-type="float">
            <text:p>0.1541248</text:p>
          </table:table-cell>
          <table:table-cell table:style-name="ce2" table:formula="of:=MAX([.$C$23]*[.GC21]-[.GD21];0)" office:value-type="float" office:value="0.154124799999977" calcext:value-type="float">
            <text:p>0.1541248</text:p>
          </table:table-cell>
          <table:table-cell table:style-name="ce2" table:formula="of:=MAX([.$C$23]*[.GD21]-[.GE21];0)" office:value-type="float" office:value="0.154124799999977" calcext:value-type="float">
            <text:p>0.1541248</text:p>
          </table:table-cell>
          <table:table-cell table:style-name="ce2" table:formula="of:=MAX([.$C$23]*[.GE21]-[.GF21];0)" office:value-type="float" office:value="0.154124799999977" calcext:value-type="float">
            <text:p>0.1541248</text:p>
          </table:table-cell>
          <table:table-cell table:style-name="ce2" table:formula="of:=MAX([.$C$23]*[.GF21]-[.GG21];0)" office:value-type="float" office:value="0.154124799999977" calcext:value-type="float">
            <text:p>0.1541248</text:p>
          </table:table-cell>
          <table:table-cell table:style-name="ce2" table:formula="of:=MAX([.$C$23]*[.GG21]-[.GH21];0)" office:value-type="float" office:value="0.154124799999977" calcext:value-type="float">
            <text:p>0.1541248</text:p>
          </table:table-cell>
          <table:table-cell table:style-name="ce2" table:formula="of:=MAX([.$C$23]*[.GH21]-[.GI21];0)" office:value-type="float" office:value="0.154124799999977" calcext:value-type="float">
            <text:p>0.1541248</text:p>
          </table:table-cell>
          <table:table-cell table:style-name="ce2" table:formula="of:=MAX([.$C$23]*[.GI21]-[.GJ21];0)" office:value-type="float" office:value="0.154124799999977" calcext:value-type="float">
            <text:p>0.1541248</text:p>
          </table:table-cell>
          <table:table-cell table:style-name="ce2" table:formula="of:=MAX([.$C$23]*[.GJ21]-[.GK21];0)" office:value-type="float" office:value="0.154124799999977" calcext:value-type="float">
            <text:p>0.1541248</text:p>
          </table:table-cell>
          <table:table-cell table:style-name="ce2" table:formula="of:=MAX([.$C$23]*[.GK21]-[.GL21];0)" office:value-type="float" office:value="0.154124799999977" calcext:value-type="float">
            <text:p>0.1541248</text:p>
          </table:table-cell>
          <table:table-cell table:style-name="ce2" table:formula="of:=MAX([.$C$23]*[.GL21]-[.GM21];0)" office:value-type="float" office:value="0.154124799999977" calcext:value-type="float">
            <text:p>0.1541248</text:p>
          </table:table-cell>
          <table:table-cell table:style-name="ce2" table:formula="of:=MAX([.$C$23]*[.GM21]-[.GN21];0)" office:value-type="float" office:value="0.154124799999977" calcext:value-type="float">
            <text:p>0.1541248</text:p>
          </table:table-cell>
          <table:table-cell table:style-name="ce2" table:formula="of:=MAX([.$C$23]*[.GN21]-[.GO21];0)" office:value-type="float" office:value="0.154124799999977" calcext:value-type="float">
            <text:p>0.1541248</text:p>
          </table:table-cell>
          <table:table-cell table:style-name="ce2" table:formula="of:=MAX([.$C$23]*[.GO21]-[.GP21];0)" office:value-type="float" office:value="0.154124799999977" calcext:value-type="float">
            <text:p>0.1541248</text:p>
          </table:table-cell>
          <table:table-cell table:style-name="ce2" table:formula="of:=MAX([.$C$23]*[.GP21]-[.GQ21];0)" office:value-type="float" office:value="0.154124799999977" calcext:value-type="float">
            <text:p>0.1541248</text:p>
          </table:table-cell>
          <table:table-cell table:style-name="ce2" table:formula="of:=MAX([.$C$23]*[.GQ21]-[.GR21];0)" office:value-type="float" office:value="0.154124799999977" calcext:value-type="float">
            <text:p>0.1541248</text:p>
          </table:table-cell>
          <table:table-cell table:style-name="ce2" table:formula="of:=MAX([.$C$23]*[.GR21]-[.GS21];0)" office:value-type="float" office:value="0.154124799999977" calcext:value-type="float">
            <text:p>0.1541248</text:p>
          </table:table-cell>
          <table:table-cell table:style-name="ce2" table:formula="of:=MAX([.$C$23]*[.GS21]-[.GT21];0)" office:value-type="float" office:value="0.154124799999977" calcext:value-type="float">
            <text:p>0.1541248</text:p>
          </table:table-cell>
          <table:table-cell table:style-name="ce2" table:formula="of:=MAX([.$C$23]*[.GT21]-[.GU21];0)" office:value-type="float" office:value="0.154124799999977" calcext:value-type="float">
            <text:p>0.1541248</text:p>
          </table:table-cell>
          <table:table-cell table:style-name="ce2" table:formula="of:=MAX([.$C$23]*[.GU21]-[.GV21];0)" office:value-type="float" office:value="0.154124799999977" calcext:value-type="float">
            <text:p>0.1541248</text:p>
          </table:table-cell>
          <table:table-cell table:style-name="ce2" table:formula="of:=MAX([.$C$23]*[.GV21]-[.GW21];0)" office:value-type="float" office:value="0.154124799999977" calcext:value-type="float">
            <text:p>0.1541248</text:p>
          </table:table-cell>
          <table:table-cell table:style-name="ce2" table:formula="of:=MAX([.$C$23]*[.GW21]-[.GX21];0)" office:value-type="float" office:value="0.154124799999977" calcext:value-type="float">
            <text:p>0.1541248</text:p>
          </table:table-cell>
          <table:table-cell table:style-name="ce2" table:formula="of:=MAX([.$C$23]*[.GX21]-[.GY21];0)" office:value-type="float" office:value="0.154124799999977" calcext:value-type="float">
            <text:p>0.1541248</text:p>
          </table:table-cell>
          <table:table-cell table:style-name="ce2" table:formula="of:=MAX([.$C$23]*[.GY21]-[.GZ21];0)" office:value-type="float" office:value="0.154124799999977" calcext:value-type="float">
            <text:p>0.1541248</text:p>
          </table:table-cell>
          <table:table-cell table:style-name="ce2" table:formula="of:=MAX([.$C$23]*[.GZ21]-[.HA21];0)" office:value-type="float" office:value="0.154124799999977" calcext:value-type="float">
            <text:p>0.1541248</text:p>
          </table:table-cell>
          <table:table-cell table:style-name="ce2" table:formula="of:=MAX([.$C$23]*[.HA21]-[.HB21];0)" office:value-type="float" office:value="0.154124799999977" calcext:value-type="float">
            <text:p>0.1541248</text:p>
          </table:table-cell>
          <table:table-cell table:style-name="ce2" table:formula="of:=MAX([.$C$23]*[.HB21]-[.HC21];0)" office:value-type="float" office:value="0.154124799999977" calcext:value-type="float">
            <text:p>0.1541248</text:p>
          </table:table-cell>
          <table:table-cell table:style-name="ce2" table:formula="of:=MAX([.$C$23]*[.HC21]-[.HD21];0)" office:value-type="float" office:value="0.154124799999977" calcext:value-type="float">
            <text:p>0.1541248</text:p>
          </table:table-cell>
          <table:table-cell table:style-name="ce2" table:formula="of:=MAX([.$C$23]*[.HD21]-[.HE21];0)" office:value-type="float" office:value="0.154124799999977" calcext:value-type="float">
            <text:p>0.1541248</text:p>
          </table:table-cell>
          <table:table-cell table:style-name="ce2" table:formula="of:=MAX([.$C$23]*[.HE21]-[.HF21];0)" office:value-type="float" office:value="0.154124799999977" calcext:value-type="float">
            <text:p>0.1541248</text:p>
          </table:table-cell>
          <table:table-cell table:style-name="ce2" table:formula="of:=MAX([.$C$23]*[.HF21]-[.HG21];0)" office:value-type="float" office:value="0.154124799999977" calcext:value-type="float">
            <text:p>0.1541248</text:p>
          </table:table-cell>
          <table:table-cell table:style-name="ce2" table:formula="of:=MAX([.$C$23]*[.HG21]-[.HH21];0)" office:value-type="float" office:value="0.154124799999977" calcext:value-type="float">
            <text:p>0.1541248</text:p>
          </table:table-cell>
          <table:table-cell table:style-name="ce2" table:formula="of:=MAX([.$C$23]*[.HH21]-[.HI21];0)" office:value-type="float" office:value="0.154124799999977" calcext:value-type="float">
            <text:p>0.1541248</text:p>
          </table:table-cell>
          <table:table-cell table:style-name="ce2" table:formula="of:=MAX([.$C$23]*[.HI21]-[.HJ21];0)" office:value-type="float" office:value="0.154124799999977" calcext:value-type="float">
            <text:p>0.1541248</text:p>
          </table:table-cell>
          <table:table-cell table:style-name="ce2" table:formula="of:=MAX([.$C$23]*[.HJ21]-[.HK21];0)" office:value-type="float" office:value="0.154124799999977" calcext:value-type="float">
            <text:p>0.1541248</text:p>
          </table:table-cell>
          <table:table-cell table:style-name="ce2" table:formula="of:=MAX([.$C$23]*[.HK21]-[.HL21];0)" office:value-type="float" office:value="0.154124799999977" calcext:value-type="float">
            <text:p>0.1541248</text:p>
          </table:table-cell>
          <table:table-cell table:style-name="ce2" table:formula="of:=MAX([.$C$23]*[.HL21]-[.HM21];0)" office:value-type="float" office:value="0.154124799999977" calcext:value-type="float">
            <text:p>0.1541248</text:p>
          </table:table-cell>
          <table:table-cell table:style-name="ce2" table:formula="of:=MAX([.$C$23]*[.HM21]-[.HN21];0)" office:value-type="float" office:value="0.154124799999977" calcext:value-type="float">
            <text:p>0.1541248</text:p>
          </table:table-cell>
          <table:table-cell table:style-name="ce2" table:formula="of:=MAX([.$C$23]*[.HN21]-[.HO21];0)" office:value-type="float" office:value="0.154124799999977" calcext:value-type="float">
            <text:p>0.1541248</text:p>
          </table:table-cell>
          <table:table-cell table:style-name="ce2" table:formula="of:=MAX([.$C$23]*[.HO21]-[.HP21];0)" office:value-type="float" office:value="0.154124799999977" calcext:value-type="float">
            <text:p>0.1541248</text:p>
          </table:table-cell>
          <table:table-cell table:style-name="ce2" table:formula="of:=MAX([.$C$23]*[.HP21]-[.HQ21];0)" office:value-type="float" office:value="0.154124799999977" calcext:value-type="float">
            <text:p>0.1541248</text:p>
          </table:table-cell>
          <table:table-cell table:style-name="ce2" table:formula="of:=MAX([.$C$23]*[.HQ21]-[.HR21];0)" office:value-type="float" office:value="0.154124799999977" calcext:value-type="float">
            <text:p>0.1541248</text:p>
          </table:table-cell>
          <table:table-cell table:style-name="ce2" table:formula="of:=MAX([.$C$23]*[.HR21]-[.HS21];0)" office:value-type="float" office:value="0.154124799999977" calcext:value-type="float">
            <text:p>0.1541248</text:p>
          </table:table-cell>
          <table:table-cell table:style-name="ce2" table:formula="of:=MAX([.$C$23]*[.HS21]-[.HT21];0)" office:value-type="float" office:value="0.154124799999977" calcext:value-type="float">
            <text:p>0.1541248</text:p>
          </table:table-cell>
          <table:table-cell table:style-name="ce2" table:formula="of:=MAX([.$C$23]*[.HT21]-[.HU21];0)" office:value-type="float" office:value="0.154124799999977" calcext:value-type="float">
            <text:p>0.1541248</text:p>
          </table:table-cell>
          <table:table-cell table:style-name="ce2" table:formula="of:=MAX([.$C$23]*[.HU21]-[.HV21];0)" office:value-type="float" office:value="0.154124799999977" calcext:value-type="float">
            <text:p>0.1541248</text:p>
          </table:table-cell>
          <table:table-cell table:style-name="ce2" table:formula="of:=MAX([.$C$23]*[.HV21]-[.HW21];0)" office:value-type="float" office:value="0.154124799999977" calcext:value-type="float">
            <text:p>0.1541248</text:p>
          </table:table-cell>
          <table:table-cell table:style-name="ce2" table:formula="of:=MAX([.$C$23]*[.HW21]-[.HX21];0)" office:value-type="float" office:value="0.154124799999977" calcext:value-type="float">
            <text:p>0.1541248</text:p>
          </table:table-cell>
          <table:table-cell table:style-name="ce2" table:formula="of:=MAX([.$C$23]*[.HX21]-[.HY21];0)" office:value-type="float" office:value="0.154124799999977" calcext:value-type="float">
            <text:p>0.1541248</text:p>
          </table:table-cell>
          <table:table-cell table:style-name="ce2" table:formula="of:=MAX([.$C$23]*[.HY21]-[.HZ21];0)" office:value-type="float" office:value="0.154124799999977" calcext:value-type="float">
            <text:p>0.1541248</text:p>
          </table:table-cell>
          <table:table-cell table:style-name="ce2" table:formula="of:=MAX([.$C$23]*[.HZ21]-[.IA21];0)" office:value-type="float" office:value="0.154124799999977" calcext:value-type="float">
            <text:p>0.1541248</text:p>
          </table:table-cell>
          <table:table-cell table:style-name="ce2" table:formula="of:=MAX([.$C$23]*[.IA21]-[.IB21];0)" office:value-type="float" office:value="0.154124799999977" calcext:value-type="float">
            <text:p>0.1541248</text:p>
          </table:table-cell>
          <table:table-cell table:style-name="ce2" table:formula="of:=MAX([.$C$23]*[.IB21]-[.IC21];0)" office:value-type="float" office:value="0.154124799999977" calcext:value-type="float">
            <text:p>0.1541248</text:p>
          </table:table-cell>
          <table:table-cell table:style-name="ce2" table:formula="of:=MAX([.$C$23]*[.IC21]-[.ID21];0)" office:value-type="float" office:value="0.154124799999977" calcext:value-type="float">
            <text:p>0.1541248</text:p>
          </table:table-cell>
          <table:table-cell table:style-name="ce2" table:formula="of:=MAX([.$C$23]*[.ID21]-[.IE21];0)" office:value-type="float" office:value="0.154124799999977" calcext:value-type="float">
            <text:p>0.1541248</text:p>
          </table:table-cell>
          <table:table-cell table:style-name="ce2" table:formula="of:=MAX([.$C$23]*[.IE21]-[.IF21];0)" office:value-type="float" office:value="0.154124799999977" calcext:value-type="float">
            <text:p>0.1541248</text:p>
          </table:table-cell>
          <table:table-cell table:style-name="ce2" table:formula="of:=MAX([.$C$23]*[.IF21]-[.IG21];0)" office:value-type="float" office:value="0.154124799999977" calcext:value-type="float">
            <text:p>0.1541248</text:p>
          </table:table-cell>
          <table:table-cell table:style-name="ce2" table:formula="of:=MAX([.$C$23]*[.IG21]-[.IH21];0)" office:value-type="float" office:value="0.154124799999977" calcext:value-type="float">
            <text:p>0.1541248</text:p>
          </table:table-cell>
          <table:table-cell table:style-name="ce2" table:formula="of:=MAX([.$C$23]*[.IH21]-[.II21];0)" office:value-type="float" office:value="0.154124799999977" calcext:value-type="float">
            <text:p>0.1541248</text:p>
          </table:table-cell>
          <table:table-cell table:style-name="ce2" table:formula="of:=MAX([.$C$23]*[.II21]-[.IJ21];0)" office:value-type="float" office:value="0.154124799999977" calcext:value-type="float">
            <text:p>0.1541248</text:p>
          </table:table-cell>
          <table:table-cell table:style-name="ce2" table:formula="of:=MAX([.$C$23]*[.IJ21]-[.IK21];0)" office:value-type="float" office:value="0.154124799999977" calcext:value-type="float">
            <text:p>0.1541248</text:p>
          </table:table-cell>
          <table:table-cell table:style-name="ce2" table:formula="of:=MAX([.$C$23]*[.IK21]-[.IL21];0)" office:value-type="float" office:value="0.154124799999977" calcext:value-type="float">
            <text:p>0.1541248</text:p>
          </table:table-cell>
          <table:table-cell table:style-name="ce2" table:formula="of:=MAX([.$C$23]*[.IL21]-[.IM21];0)" office:value-type="float" office:value="0.154124799999977" calcext:value-type="float">
            <text:p>0.1541248</text:p>
          </table:table-cell>
          <table:table-cell table:style-name="ce2" table:formula="of:=MAX([.$C$23]*[.IM21]-[.IN21];0)" office:value-type="float" office:value="0.154124799999977" calcext:value-type="float">
            <text:p>0.1541248</text:p>
          </table:table-cell>
          <table:table-cell table:style-name="ce2" table:formula="of:=MAX([.$C$23]*[.IN21]-[.IO21];0)" office:value-type="float" office:value="0.154124799999977" calcext:value-type="float">
            <text:p>0.1541248</text:p>
          </table:table-cell>
          <table:table-cell table:style-name="ce2" table:formula="of:=MAX([.$C$23]*[.IO21]-[.IP21];0)" office:value-type="float" office:value="0.154124799999977" calcext:value-type="float">
            <text:p>0.1541248</text:p>
          </table:table-cell>
          <table:table-cell table:style-name="ce2" table:formula="of:=MAX([.$C$23]*[.IP21]-[.IQ21];0)" office:value-type="float" office:value="0.154124799999977" calcext:value-type="float">
            <text:p>0.1541248</text:p>
          </table:table-cell>
          <table:table-cell table:style-name="ce2" table:formula="of:=MAX([.$C$23]*[.IQ21]-[.IR21];0)" office:value-type="float" office:value="0.154124799999977" calcext:value-type="float">
            <text:p>0.1541248</text:p>
          </table:table-cell>
          <table:table-cell table:style-name="ce2" table:formula="of:=MAX([.$C$23]*[.IR21]-[.IS21];0)" office:value-type="float" office:value="0.154124799999977" calcext:value-type="float">
            <text:p>0.1541248</text:p>
          </table:table-cell>
          <table:table-cell table:style-name="ce2" table:formula="of:=MAX([.$C$23]*[.IS21]-[.IT21];0)" office:value-type="float" office:value="0.154124799999977" calcext:value-type="float">
            <text:p>0.1541248</text:p>
          </table:table-cell>
          <table:table-cell table:style-name="ce2" table:formula="of:=MAX([.$C$23]*[.IT21]-[.IU21];0)" office:value-type="float" office:value="0.154124799999977" calcext:value-type="float">
            <text:p>0.1541248</text:p>
          </table:table-cell>
          <table:table-cell table:style-name="ce2" table:formula="of:=MAX([.$C$23]*[.IU21]-[.IV21];0)" office:value-type="float" office:value="0.154124799999977" calcext:value-type="float">
            <text:p>0.1541248</text:p>
          </table:table-cell>
          <table:table-cell table:style-name="ce2" table:formula="of:=MAX([.$C$23]*[.IV21]-[.IW21];0)" office:value-type="float" office:value="0.154124799999977" calcext:value-type="float">
            <text:p>0.1541248</text:p>
          </table:table-cell>
          <table:table-cell table:style-name="ce2" table:formula="of:=MAX([.$C$23]*[.IW21]-[.IX21];0)" office:value-type="float" office:value="0.154124799999977" calcext:value-type="float">
            <text:p>0.1541248</text:p>
          </table:table-cell>
          <table:table-cell table:style-name="ce2" table:formula="of:=MAX([.$C$23]*[.IX21]-[.IY21];0)" office:value-type="float" office:value="0.154124799999977" calcext:value-type="float">
            <text:p>0.1541248</text:p>
          </table:table-cell>
          <table:table-cell table:style-name="ce2" table:formula="of:=MAX([.$C$23]*[.IY21]-[.IZ21];0)" office:value-type="float" office:value="0.154124799999977" calcext:value-type="float">
            <text:p>0.1541248</text:p>
          </table:table-cell>
          <table:table-cell table:style-name="ce2" table:formula="of:=MAX([.$C$23]*[.IZ21]-[.JA21];0)" office:value-type="float" office:value="0.154124799999977" calcext:value-type="float">
            <text:p>0.1541248</text:p>
          </table:table-cell>
          <table:table-cell table:style-name="ce2" table:formula="of:=MAX([.$C$23]*[.JA21]-[.JB21];0)" office:value-type="float" office:value="0.154124799999977" calcext:value-type="float">
            <text:p>0.1541248</text:p>
          </table:table-cell>
          <table:table-cell table:style-name="ce2" table:formula="of:=MAX([.$C$23]*[.JB21]-[.JC21];0)" office:value-type="float" office:value="0.154124799999977" calcext:value-type="float">
            <text:p>0.1541248</text:p>
          </table:table-cell>
          <table:table-cell table:style-name="ce2" table:formula="of:=MAX([.$C$23]*[.JC21]-[.JD21];0)" office:value-type="float" office:value="0.154124799999977" calcext:value-type="float">
            <text:p>0.1541248</text:p>
          </table:table-cell>
          <table:table-cell table:style-name="ce2" table:formula="of:=MAX([.$C$23]*[.JD21]-[.JE21];0)" office:value-type="float" office:value="0.154124799999977" calcext:value-type="float">
            <text:p>0.1541248</text:p>
          </table:table-cell>
          <table:table-cell table:style-name="ce2" table:formula="of:=MAX([.$C$23]*[.JE21]-[.JF21];0)" office:value-type="float" office:value="0.154124799999977" calcext:value-type="float">
            <text:p>0.1541248</text:p>
          </table:table-cell>
          <table:table-cell table:style-name="ce2" table:formula="of:=MAX([.$C$23]*[.JF21]-[.JG21];0)" office:value-type="float" office:value="0.154124799999977" calcext:value-type="float">
            <text:p>0.1541248</text:p>
          </table:table-cell>
          <table:table-cell table:style-name="ce2" table:formula="of:=MAX([.$C$23]*[.JG21]-[.JH21];0)" office:value-type="float" office:value="0.154124799999977" calcext:value-type="float">
            <text:p>0.1541248</text:p>
          </table:table-cell>
          <table:table-cell table:style-name="ce2" table:formula="of:=MAX([.$C$23]*[.JH21]-[.JI21];0)" office:value-type="float" office:value="0.154124799999977" calcext:value-type="float">
            <text:p>0.1541248</text:p>
          </table:table-cell>
          <table:table-cell table:style-name="ce2" table:formula="of:=MAX([.$C$23]*[.JI21]-[.JJ21];0)" office:value-type="float" office:value="0.154124799999977" calcext:value-type="float">
            <text:p>0.1541248</text:p>
          </table:table-cell>
          <table:table-cell table:style-name="ce2" table:formula="of:=MAX([.$C$23]*[.JJ21]-[.JK21];0)" office:value-type="float" office:value="0.154124799999977" calcext:value-type="float">
            <text:p>0.1541248</text:p>
          </table:table-cell>
          <table:table-cell table:style-name="ce2" table:formula="of:=MAX([.$C$23]*[.JK21]-[.JL21];0)" office:value-type="float" office:value="0.154124799999977" calcext:value-type="float">
            <text:p>0.1541248</text:p>
          </table:table-cell>
          <table:table-cell table:style-name="ce2" table:formula="of:=MAX([.$C$23]*[.JL21]-[.JM21];0)" office:value-type="float" office:value="0.154124799999977" calcext:value-type="float">
            <text:p>0.1541248</text:p>
          </table:table-cell>
          <table:table-cell table:style-name="ce2" table:formula="of:=MAX([.$C$23]*[.JM21]-[.JN21];0)" office:value-type="float" office:value="0.154124799999977" calcext:value-type="float">
            <text:p>0.1541248</text:p>
          </table:table-cell>
          <table:table-cell table:style-name="ce2" table:formula="of:=MAX([.$C$23]*[.JN21]-[.JO21];0)" office:value-type="float" office:value="0.154124799999977" calcext:value-type="float">
            <text:p>0.1541248</text:p>
          </table:table-cell>
          <table:table-cell table:style-name="ce2" table:formula="of:=MAX([.$C$23]*[.JO21]-[.JP21];0)" office:value-type="float" office:value="0.154124799999977" calcext:value-type="float">
            <text:p>0.1541248</text:p>
          </table:table-cell>
          <table:table-cell table:style-name="ce2" table:formula="of:=MAX([.$C$23]*[.JP21]-[.JQ21];0)" office:value-type="float" office:value="0.154124799999977" calcext:value-type="float">
            <text:p>0.1541248</text:p>
          </table:table-cell>
          <table:table-cell table:style-name="ce2" table:formula="of:=MAX([.$C$23]*[.JQ21]-[.JR21];0)" office:value-type="float" office:value="0.154124799999977" calcext:value-type="float">
            <text:p>0.1541248</text:p>
          </table:table-cell>
          <table:table-cell table:style-name="ce2" table:formula="of:=MAX([.$C$23]*[.JR21]-[.JS21];0)" office:value-type="float" office:value="0.154124799999977" calcext:value-type="float">
            <text:p>0.1541248</text:p>
          </table:table-cell>
          <table:table-cell table:style-name="ce2" table:formula="of:=MAX([.$C$23]*[.JS21]-[.JT21];0)" office:value-type="float" office:value="0.154124799999977" calcext:value-type="float">
            <text:p>0.1541248</text:p>
          </table:table-cell>
          <table:table-cell table:style-name="ce2" table:formula="of:=MAX([.$C$23]*[.JT21]-[.JU21];0)" office:value-type="float" office:value="0.154124799999977" calcext:value-type="float">
            <text:p>0.1541248</text:p>
          </table:table-cell>
          <table:table-cell table:style-name="ce2" table:formula="of:=MAX([.$C$23]*[.JU21]-[.JV21];0)" office:value-type="float" office:value="0.154124799999977" calcext:value-type="float">
            <text:p>0.1541248</text:p>
          </table:table-cell>
          <table:table-cell table:style-name="ce2" table:formula="of:=MAX([.$C$23]*[.JV21]-[.JW21];0)" office:value-type="float" office:value="0.154124799999977" calcext:value-type="float">
            <text:p>0.1541248</text:p>
          </table:table-cell>
          <table:table-cell table:style-name="ce2" table:formula="of:=MAX([.$C$23]*[.JW21]-[.JX21];0)" office:value-type="float" office:value="0.154124799999977" calcext:value-type="float">
            <text:p>0.1541248</text:p>
          </table:table-cell>
          <table:table-cell table:style-name="ce2" table:formula="of:=MAX([.$C$23]*[.JX21]-[.JY21];0)" office:value-type="float" office:value="0.154124799999977" calcext:value-type="float">
            <text:p>0.1541248</text:p>
          </table:table-cell>
          <table:table-cell table:style-name="ce2" table:formula="of:=MAX([.$C$23]*[.JY21]-[.JZ21];0)" office:value-type="float" office:value="0.154124799999977" calcext:value-type="float">
            <text:p>0.1541248</text:p>
          </table:table-cell>
          <table:table-cell table:style-name="ce2" table:formula="of:=MAX([.$C$23]*[.JZ21]-[.KA21];0)" office:value-type="float" office:value="0.154124799999977" calcext:value-type="float">
            <text:p>0.1541248</text:p>
          </table:table-cell>
          <table:table-cell table:style-name="ce2" table:formula="of:=MAX([.$C$23]*[.KA21]-[.KB21];0)" office:value-type="float" office:value="0.154124799999977" calcext:value-type="float">
            <text:p>0.1541248</text:p>
          </table:table-cell>
          <table:table-cell table:style-name="ce2" table:formula="of:=MAX([.$C$23]*[.KB21]-[.KC21];0)" office:value-type="float" office:value="0.154124799999977" calcext:value-type="float">
            <text:p>0.1541248</text:p>
          </table:table-cell>
          <table:table-cell table:style-name="ce2" table:formula="of:=MAX([.$C$23]*[.KC21]-[.KD21];0)" office:value-type="float" office:value="0.154124799999977" calcext:value-type="float">
            <text:p>0.1541248</text:p>
          </table:table-cell>
          <table:table-cell table:style-name="ce2" table:formula="of:=MAX([.$C$23]*[.KD21]-[.KE21];0)" office:value-type="float" office:value="0.154124799999977" calcext:value-type="float">
            <text:p>0.1541248</text:p>
          </table:table-cell>
          <table:table-cell table:style-name="ce2" table:formula="of:=MAX([.$C$23]*[.KE21]-[.KF21];0)" office:value-type="float" office:value="0.154124799999977" calcext:value-type="float">
            <text:p>0.1541248</text:p>
          </table:table-cell>
          <table:table-cell table:style-name="ce2" table:formula="of:=MAX([.$C$23]*[.KF21]-[.KG21];0)" office:value-type="float" office:value="0.154124799999977" calcext:value-type="float">
            <text:p>0.1541248</text:p>
          </table:table-cell>
          <table:table-cell table:style-name="ce2" table:formula="of:=MAX([.$C$23]*[.KG21]-[.KH21];0)" office:value-type="float" office:value="0.154124799999977" calcext:value-type="float">
            <text:p>0.1541248</text:p>
          </table:table-cell>
          <table:table-cell table:style-name="ce2" table:formula="of:=MAX([.$C$23]*[.KH21]-[.KI21];0)" office:value-type="float" office:value="0.154124799999977" calcext:value-type="float">
            <text:p>0.1541248</text:p>
          </table:table-cell>
          <table:table-cell table:style-name="ce2" table:formula="of:=MAX([.$C$23]*[.KI21]-[.KJ21];0)" office:value-type="float" office:value="0.154124799999977" calcext:value-type="float">
            <text:p>0.1541248</text:p>
          </table:table-cell>
          <table:table-cell table:style-name="ce2" table:formula="of:=MAX([.$C$23]*[.KJ21]-[.KK21];0)" office:value-type="float" office:value="0.154124799999977" calcext:value-type="float">
            <text:p>0.1541248</text:p>
          </table:table-cell>
          <table:table-cell table:style-name="ce2" table:formula="of:=MAX([.$C$23]*[.KK21]-[.KL21];0)" office:value-type="float" office:value="0.154124799999977" calcext:value-type="float">
            <text:p>0.1541248</text:p>
          </table:table-cell>
          <table:table-cell table:style-name="ce2" table:formula="of:=MAX([.$C$23]*[.KL21]-[.KM21];0)" office:value-type="float" office:value="0.154124799999977" calcext:value-type="float">
            <text:p>0.1541248</text:p>
          </table:table-cell>
          <table:table-cell table:style-name="ce2" table:formula="of:=MAX([.$C$23]*[.KM21]-[.KN21];0)" office:value-type="float" office:value="0.154124799999977" calcext:value-type="float">
            <text:p>0.1541248</text:p>
          </table:table-cell>
          <table:table-cell table:style-name="ce2" table:formula="of:=MAX([.$C$23]*[.KN21]-[.KO21];0)" office:value-type="float" office:value="0.154124799999977" calcext:value-type="float">
            <text:p>0.1541248</text:p>
          </table:table-cell>
          <table:table-cell table:style-name="ce2" table:formula="of:=MAX([.$C$23]*[.KO21]-[.KP21];0)" office:value-type="float" office:value="0.154124799999977" calcext:value-type="float">
            <text:p>0.1541248</text:p>
          </table:table-cell>
          <table:table-cell table:style-name="ce2" table:formula="of:=MAX([.$C$23]*[.KP21]-[.KQ21];0)" office:value-type="float" office:value="0.154124799999977" calcext:value-type="float">
            <text:p>0.1541248</text:p>
          </table:table-cell>
          <table:table-cell table:style-name="ce2" table:formula="of:=MAX([.$C$23]*[.KQ21]-[.KR21];0)" office:value-type="float" office:value="0.154124799999977" calcext:value-type="float">
            <text:p>0.1541248</text:p>
          </table:table-cell>
          <table:table-cell table:style-name="ce2" table:formula="of:=MAX([.$C$23]*[.KR21]-[.KS21];0)" office:value-type="float" office:value="0.154124799999977" calcext:value-type="float">
            <text:p>0.1541248</text:p>
          </table:table-cell>
          <table:table-cell table:style-name="ce2" table:formula="of:=MAX([.$C$23]*[.KS21]-[.KT21];0)" office:value-type="float" office:value="0.154124799999977" calcext:value-type="float">
            <text:p>0.1541248</text:p>
          </table:table-cell>
          <table:table-cell table:style-name="ce2" table:formula="of:=MAX([.$C$23]*[.KT21]-[.KU21];0)" office:value-type="float" office:value="0.154124799999977" calcext:value-type="float">
            <text:p>0.1541248</text:p>
          </table:table-cell>
          <table:table-cell table:style-name="ce2" table:formula="of:=MAX([.$C$23]*[.KU21]-[.KV21];0)" office:value-type="float" office:value="0.154124799999977" calcext:value-type="float">
            <text:p>0.1541248</text:p>
          </table:table-cell>
          <table:table-cell table:style-name="ce2" table:formula="of:=MAX([.$C$23]*[.KV21]-[.KW21];0)" office:value-type="float" office:value="0.154124799999977" calcext:value-type="float">
            <text:p>0.1541248</text:p>
          </table:table-cell>
          <table:table-cell table:style-name="ce2" table:formula="of:=MAX([.$C$23]*[.KW21]-[.KX21];0)" office:value-type="float" office:value="0.154124799999977" calcext:value-type="float">
            <text:p>0.1541248</text:p>
          </table:table-cell>
          <table:table-cell table:style-name="ce2" table:formula="of:=MAX([.$C$23]*[.KX21]-[.KY21];0)" office:value-type="float" office:value="0.154124799999977" calcext:value-type="float">
            <text:p>0.1541248</text:p>
          </table:table-cell>
          <table:table-cell table:style-name="ce2" table:formula="of:=MAX([.$C$23]*[.KY21]-[.KZ21];0)" office:value-type="float" office:value="0.154124799999977" calcext:value-type="float">
            <text:p>0.1541248</text:p>
          </table:table-cell>
          <table:table-cell table:style-name="ce2" table:formula="of:=MAX([.$C$23]*[.KZ21]-[.LA21];0)" office:value-type="float" office:value="0.154124799999977" calcext:value-type="float">
            <text:p>0.1541248</text:p>
          </table:table-cell>
          <table:table-cell table:style-name="ce2" table:formula="of:=MAX([.$C$23]*[.LA21]-[.LB21];0)" office:value-type="float" office:value="0.154124799999977" calcext:value-type="float">
            <text:p>0.1541248</text:p>
          </table:table-cell>
          <table:table-cell table:style-name="ce2" table:formula="of:=MAX([.$C$23]*[.LB21]-[.LC21];0)" office:value-type="float" office:value="0.154124799999977" calcext:value-type="float">
            <text:p>0.1541248</text:p>
          </table:table-cell>
          <table:table-cell table:style-name="ce2" table:formula="of:=MAX([.$C$23]*[.LC21]-[.LD21];0)" office:value-type="float" office:value="0.154124799999977" calcext:value-type="float">
            <text:p>0.1541248</text:p>
          </table:table-cell>
          <table:table-cell table:style-name="ce2" table:formula="of:=MAX([.$C$23]*[.LD21]-[.LE21];0)" office:value-type="float" office:value="0.154124799999977" calcext:value-type="float">
            <text:p>0.1541248</text:p>
          </table:table-cell>
          <table:table-cell table:style-name="ce2" table:formula="of:=MAX([.$C$23]*[.LE21]-[.LF21];0)" office:value-type="float" office:value="0.154124799999977" calcext:value-type="float">
            <text:p>0.1541248</text:p>
          </table:table-cell>
          <table:table-cell table:style-name="ce2" table:formula="of:=MAX([.$C$23]*[.LF21]-[.LG21];0)" office:value-type="float" office:value="0.154124799999977" calcext:value-type="float">
            <text:p>0.1541248</text:p>
          </table:table-cell>
          <table:table-cell table:style-name="ce2" table:formula="of:=MAX([.$C$23]*[.LG21]-[.LH21];0)" office:value-type="float" office:value="0.154124799999977" calcext:value-type="float">
            <text:p>0.1541248</text:p>
          </table:table-cell>
          <table:table-cell table:style-name="ce2" table:formula="of:=MAX([.$C$23]*[.LH21]-[.LI21];0)" office:value-type="float" office:value="0.154124799999977" calcext:value-type="float">
            <text:p>0.1541248</text:p>
          </table:table-cell>
          <table:table-cell table:style-name="ce2" table:formula="of:=MAX([.$C$23]*[.LI21]-[.LJ21];0)" office:value-type="float" office:value="0.154124799999977" calcext:value-type="float">
            <text:p>0.1541248</text:p>
          </table:table-cell>
          <table:table-cell table:style-name="ce2" table:formula="of:=MAX([.$C$23]*[.LJ21]-[.LK21];0)" office:value-type="float" office:value="0.154124799999977" calcext:value-type="float">
            <text:p>0.1541248</text:p>
          </table:table-cell>
          <table:table-cell table:style-name="ce2" table:formula="of:=MAX([.$C$23]*[.LK21]-[.LL21];0)" office:value-type="float" office:value="0.154124799999977" calcext:value-type="float">
            <text:p>0.1541248</text:p>
          </table:table-cell>
          <table:table-cell table:style-name="ce2" table:formula="of:=MAX([.$C$23]*[.LL21]-[.LM21];0)" office:value-type="float" office:value="0.154124799999977" calcext:value-type="float">
            <text:p>0.1541248</text:p>
          </table:table-cell>
          <table:table-cell table:style-name="ce2" table:formula="of:=MAX([.$C$23]*[.LM21]-[.LN21];0)" office:value-type="float" office:value="0.154124799999977" calcext:value-type="float">
            <text:p>0.1541248</text:p>
          </table:table-cell>
          <table:table-cell table:style-name="ce2" table:formula="of:=MAX([.$C$23]*[.LN21]-[.LO21];0)" office:value-type="float" office:value="0.154124799999977" calcext:value-type="float">
            <text:p>0.1541248</text:p>
          </table:table-cell>
          <table:table-cell table:style-name="ce2" table:formula="of:=MAX([.$C$23]*[.LO21]-[.LP21];0)" office:value-type="float" office:value="0.154124799999977" calcext:value-type="float">
            <text:p>0.1541248</text:p>
          </table:table-cell>
          <table:table-cell table:style-name="ce2" table:formula="of:=MAX([.$C$23]*[.LP21]-[.LQ21];0)" office:value-type="float" office:value="0.154124799999977" calcext:value-type="float">
            <text:p>0.1541248</text:p>
          </table:table-cell>
          <table:table-cell table:style-name="ce2" table:formula="of:=MAX([.$C$23]*[.LQ21]-[.LR21];0)" office:value-type="float" office:value="0.154124799999977" calcext:value-type="float">
            <text:p>0.1541248</text:p>
          </table:table-cell>
          <table:table-cell table:style-name="ce2" table:formula="of:=MAX([.$C$23]*[.LR21]-[.LS21];0)" office:value-type="float" office:value="0.154124799999977" calcext:value-type="float">
            <text:p>0.1541248</text:p>
          </table:table-cell>
          <table:table-cell table:style-name="ce2" table:formula="of:=MAX([.$C$23]*[.LS21]-[.LT21];0)" office:value-type="float" office:value="0.154124799999977" calcext:value-type="float">
            <text:p>0.1541248</text:p>
          </table:table-cell>
          <table:table-cell table:style-name="ce2" table:formula="of:=MAX([.$C$23]*[.LT21]-[.LU21];0)" office:value-type="float" office:value="0.154124799999977" calcext:value-type="float">
            <text:p>0.1541248</text:p>
          </table:table-cell>
          <table:table-cell table:style-name="ce2" table:formula="of:=MAX([.$C$23]*[.LU21]-[.LV21];0)" office:value-type="float" office:value="0.154124799999977" calcext:value-type="float">
            <text:p>0.1541248</text:p>
          </table:table-cell>
          <table:table-cell table:style-name="ce2" table:formula="of:=MAX([.$C$23]*[.LV21]-[.LW21];0)" office:value-type="float" office:value="0.154124799999977" calcext:value-type="float">
            <text:p>0.1541248</text:p>
          </table:table-cell>
          <table:table-cell table:style-name="ce2" table:formula="of:=MAX([.$C$23]*[.LW21]-[.LX21];0)" office:value-type="float" office:value="0.154124799999977" calcext:value-type="float">
            <text:p>0.1541248</text:p>
          </table:table-cell>
          <table:table-cell table:style-name="ce2" table:formula="of:=MAX([.$C$23]*[.LX21]-[.LY21];0)" office:value-type="float" office:value="0.154124799999977" calcext:value-type="float">
            <text:p>0.1541248</text:p>
          </table:table-cell>
          <table:table-cell table:style-name="ce2" table:formula="of:=MAX([.$C$23]*[.LY21]-[.LZ21];0)" office:value-type="float" office:value="0.154124799999977" calcext:value-type="float">
            <text:p>0.1541248</text:p>
          </table:table-cell>
          <table:table-cell table:style-name="ce2" table:formula="of:=MAX([.$C$23]*[.LZ21]-[.MA21];0)" office:value-type="float" office:value="0.154124799999977" calcext:value-type="float">
            <text:p>0.1541248</text:p>
          </table:table-cell>
          <table:table-cell table:style-name="ce2" table:formula="of:=MAX([.$C$23]*[.MA21]-[.MB21];0)" office:value-type="float" office:value="0.154124799999977" calcext:value-type="float">
            <text:p>0.1541248</text:p>
          </table:table-cell>
          <table:table-cell table:style-name="ce2" table:formula="of:=MAX([.$C$23]*[.MB21]-[.MC21];0)" office:value-type="float" office:value="0.154124799999977" calcext:value-type="float">
            <text:p>0.1541248</text:p>
          </table:table-cell>
          <table:table-cell table:style-name="ce2" table:formula="of:=MAX([.$C$23]*[.MC21]-[.MD21];0)" office:value-type="float" office:value="0.154124799999977" calcext:value-type="float">
            <text:p>0.1541248</text:p>
          </table:table-cell>
          <table:table-cell table:style-name="ce2" table:formula="of:=MAX([.$C$23]*[.MD21]-[.ME21];0)" office:value-type="float" office:value="0.154124799999977" calcext:value-type="float">
            <text:p>0.1541248</text:p>
          </table:table-cell>
          <table:table-cell table:style-name="ce2" table:formula="of:=MAX([.$C$23]*[.ME21]-[.MF21];0)" office:value-type="float" office:value="0.154124799999977" calcext:value-type="float">
            <text:p>0.1541248</text:p>
          </table:table-cell>
          <table:table-cell table:style-name="ce2" table:formula="of:=MAX([.$C$23]*[.MF21]-[.MG21];0)" office:value-type="float" office:value="0.154124799999977" calcext:value-type="float">
            <text:p>0.1541248</text:p>
          </table:table-cell>
          <table:table-cell table:style-name="ce2" table:formula="of:=MAX([.$C$23]*[.MG21]-[.MH21];0)" office:value-type="float" office:value="0.154124799999977" calcext:value-type="float">
            <text:p>0.1541248</text:p>
          </table:table-cell>
          <table:table-cell table:style-name="ce2" table:formula="of:=MAX([.$C$23]*[.MH21]-[.MI21];0)" office:value-type="float" office:value="0.154124799999977" calcext:value-type="float">
            <text:p>0.1541248</text:p>
          </table:table-cell>
          <table:table-cell table:style-name="ce2" table:formula="of:=MAX([.$C$23]*[.MI21]-[.MJ21];0)" office:value-type="float" office:value="0.154124799999977" calcext:value-type="float">
            <text:p>0.1541248</text:p>
          </table:table-cell>
          <table:table-cell table:style-name="ce2" table:formula="of:=MAX([.$C$23]*[.MJ21]-[.MK21];0)" office:value-type="float" office:value="0.154124799999977" calcext:value-type="float">
            <text:p>0.1541248</text:p>
          </table:table-cell>
          <table:table-cell table:style-name="ce2" table:formula="of:=MAX([.$C$23]*[.MK21]-[.ML21];0)" office:value-type="float" office:value="0.154124799999977" calcext:value-type="float">
            <text:p>0.1541248</text:p>
          </table:table-cell>
          <table:table-cell table:style-name="ce2" table:formula="of:=MAX([.$C$23]*[.ML21]-[.MM21];0)" office:value-type="float" office:value="0.154124799999977" calcext:value-type="float">
            <text:p>0.1541248</text:p>
          </table:table-cell>
          <table:table-cell table:style-name="ce2" table:formula="of:=MAX([.$C$23]*[.MM21]-[.MN21];0)" office:value-type="float" office:value="0.154124799999977" calcext:value-type="float">
            <text:p>0.1541248</text:p>
          </table:table-cell>
          <table:table-cell table:style-name="ce2" table:formula="of:=MAX([.$C$23]*[.MN21]-[.MO21];0)" office:value-type="float" office:value="0.154124799999977" calcext:value-type="float">
            <text:p>0.1541248</text:p>
          </table:table-cell>
          <table:table-cell table:style-name="ce2" table:formula="of:=MAX([.$C$23]*[.MO21]-[.MP21];0)" office:value-type="float" office:value="0.154124799999977" calcext:value-type="float">
            <text:p>0.1541248</text:p>
          </table:table-cell>
          <table:table-cell table:style-name="ce2" table:formula="of:=MAX([.$C$23]*[.MP21]-[.MQ21];0)" office:value-type="float" office:value="0.154124799999977" calcext:value-type="float">
            <text:p>0.1541248</text:p>
          </table:table-cell>
          <table:table-cell table:style-name="ce2" table:formula="of:=MAX([.$C$23]*[.MQ21]-[.MR21];0)" office:value-type="float" office:value="0.154124799999977" calcext:value-type="float">
            <text:p>0.1541248</text:p>
          </table:table-cell>
          <table:table-cell table:style-name="ce2" table:formula="of:=MAX([.$C$23]*[.MR21]-[.MS21];0)" office:value-type="float" office:value="0.154124799999977" calcext:value-type="float">
            <text:p>0.1541248</text:p>
          </table:table-cell>
          <table:table-cell table:style-name="ce2" table:formula="of:=MAX([.$C$23]*[.MS21]-[.MT21];0)" office:value-type="float" office:value="0.154124799999977" calcext:value-type="float">
            <text:p>0.1541248</text:p>
          </table:table-cell>
          <table:table-cell table:style-name="ce2" table:formula="of:=MAX([.$C$23]*[.MT21]-[.MU21];0)" office:value-type="float" office:value="0.154124799999977" calcext:value-type="float">
            <text:p>0.1541248</text:p>
          </table:table-cell>
          <table:table-cell table:style-name="ce2" table:formula="of:=MAX([.$C$23]*[.MU21]-[.MV21];0)" office:value-type="float" office:value="0.154124799999977" calcext:value-type="float">
            <text:p>0.1541248</text:p>
          </table:table-cell>
          <table:table-cell table:style-name="ce2" table:formula="of:=MAX([.$C$23]*[.MV21]-[.MW21];0)" office:value-type="float" office:value="0.154124799999977" calcext:value-type="float">
            <text:p>0.1541248</text:p>
          </table:table-cell>
          <table:table-cell table:style-name="ce2" table:formula="of:=MAX([.$C$23]*[.MW21]-[.MX21];0)" office:value-type="float" office:value="0.154124799999977" calcext:value-type="float">
            <text:p>0.1541248</text:p>
          </table:table-cell>
          <table:table-cell table:style-name="ce2" table:formula="of:=MAX([.$C$23]*[.MX21]-[.MY21];0)" office:value-type="float" office:value="0.154124799999977" calcext:value-type="float">
            <text:p>0.1541248</text:p>
          </table:table-cell>
          <table:table-cell table:style-name="ce2" table:formula="of:=MAX([.$C$23]*[.MY21]-[.MZ21];0)" office:value-type="float" office:value="0.154124799999977" calcext:value-type="float">
            <text:p>0.1541248</text:p>
          </table:table-cell>
          <table:table-cell table:style-name="ce2" table:formula="of:=MAX([.$C$23]*[.MZ21]-[.NA21];0)" office:value-type="float" office:value="0.154124799999977" calcext:value-type="float">
            <text:p>0.1541248</text:p>
          </table:table-cell>
          <table:table-cell table:style-name="ce2" table:formula="of:=MAX([.$C$23]*[.NA21]-[.NB21];0)" office:value-type="float" office:value="0.154124799999977" calcext:value-type="float">
            <text:p>0.1541248</text:p>
          </table:table-cell>
          <table:table-cell table:style-name="ce2" table:formula="of:=MAX([.$C$23]*[.NB21]-[.NC21];0)" office:value-type="float" office:value="0.154124799999977" calcext:value-type="float">
            <text:p>0.1541248</text:p>
          </table:table-cell>
          <table:table-cell table:style-name="ce2" table:formula="of:=MAX([.$C$23]*[.NC21]-[.ND21];0)" office:value-type="float" office:value="0.154124799999977" calcext:value-type="float">
            <text:p>0.1541248</text:p>
          </table:table-cell>
          <table:table-cell table:style-name="ce2" table:formula="of:=MAX([.$C$23]*[.ND21]-[.NE21];0)" office:value-type="float" office:value="0.154124799999977" calcext:value-type="float">
            <text:p>0.1541248</text:p>
          </table:table-cell>
          <table:table-cell table:style-name="ce2" table:formula="of:=MAX([.$C$23]*[.NE21]-[.NF21];0)" office:value-type="float" office:value="0.154124799999977" calcext:value-type="float">
            <text:p>0.1541248</text:p>
          </table:table-cell>
          <table:table-cell table:style-name="ce2" table:formula="of:=MAX([.$C$23]*[.NF21]-[.NG21];0)" office:value-type="float" office:value="0.154124799999977" calcext:value-type="float">
            <text:p>0.1541248</text:p>
          </table:table-cell>
          <table:table-cell table:style-name="ce2" table:formula="of:=MAX([.$C$23]*[.NG21]-[.NH21];0)" office:value-type="float" office:value="0.154124799999977" calcext:value-type="float">
            <text:p>0.1541248</text:p>
          </table:table-cell>
          <table:table-cell table:style-name="ce2" table:formula="of:=MAX([.$C$23]*[.NH21]-[.NI21];0)" office:value-type="float" office:value="0.154124799999977" calcext:value-type="float">
            <text:p>0.1541248</text:p>
          </table:table-cell>
          <table:table-cell table:style-name="ce2" table:formula="of:=MAX([.$C$23]*[.NI21]-[.NJ21];0)" office:value-type="float" office:value="0.154124799999977" calcext:value-type="float">
            <text:p>0.1541248</text:p>
          </table:table-cell>
          <table:table-cell table:style-name="ce2" table:formula="of:=MAX([.$C$23]*[.NJ21]-[.NK21];0)" office:value-type="float" office:value="0.154124799999977" calcext:value-type="float">
            <text:p>0.1541248</text:p>
          </table:table-cell>
          <table:table-cell table:style-name="ce2" table:formula="of:=MAX([.$C$23]*[.NK21]-[.NL21];0)" office:value-type="float" office:value="0.154124799999977" calcext:value-type="float">
            <text:p>0.1541248</text:p>
          </table:table-cell>
          <table:table-cell table:style-name="ce2" table:formula="of:=MAX([.$C$23]*[.NL21]-[.NM21];0)" office:value-type="float" office:value="0.154124799999977" calcext:value-type="float">
            <text:p>0.1541248</text:p>
          </table:table-cell>
          <table:table-cell table:style-name="ce2" table:formula="of:=MAX([.$C$23]*[.NM21]-[.NN21];0)" office:value-type="float" office:value="0.154124799999977" calcext:value-type="float">
            <text:p>0.1541248</text:p>
          </table:table-cell>
          <table:table-cell table:style-name="ce2" table:formula="of:=MAX([.$C$23]*[.NN21]-[.NO21];0)" office:value-type="float" office:value="0.154124799999977" calcext:value-type="float">
            <text:p>0.1541248</text:p>
          </table:table-cell>
          <table:table-cell table:style-name="ce2" table:formula="of:=MAX([.$C$23]*[.NO21]-[.NP21];0)" office:value-type="float" office:value="0.154124799999977" calcext:value-type="float">
            <text:p>0.1541248</text:p>
          </table:table-cell>
          <table:table-cell table:style-name="ce2" table:formula="of:=MAX([.$C$23]*[.NP21]-[.NQ21];0)" office:value-type="float" office:value="0.154124799999977" calcext:value-type="float">
            <text:p>0.1541248</text:p>
          </table:table-cell>
          <table:table-cell table:style-name="ce2" table:formula="of:=MAX([.$C$23]*[.NQ21]-[.NR21];0)" office:value-type="float" office:value="0.154124799999977" calcext:value-type="float">
            <text:p>0.1541248</text:p>
          </table:table-cell>
          <table:table-cell table:style-name="ce2" table:formula="of:=MAX([.$C$23]*[.NR21]-[.NS21];0)" office:value-type="float" office:value="0.154124799999977" calcext:value-type="float">
            <text:p>0.1541248</text:p>
          </table:table-cell>
          <table:table-cell table:style-name="ce2" table:formula="of:=MAX([.$C$23]*[.NS21]-[.NT21];0)" office:value-type="float" office:value="0.154124799999977" calcext:value-type="float">
            <text:p>0.1541248</text:p>
          </table:table-cell>
          <table:table-cell table:style-name="ce2" table:formula="of:=MAX([.$C$23]*[.NT21]-[.NU21];0)" office:value-type="float" office:value="0.154124799999977" calcext:value-type="float">
            <text:p>0.1541248</text:p>
          </table:table-cell>
          <table:table-cell table:style-name="ce2" table:formula="of:=MAX([.$C$23]*[.NU21]-[.NV21];0)" office:value-type="float" office:value="0.154124799999977" calcext:value-type="float">
            <text:p>0.1541248</text:p>
          </table:table-cell>
          <table:table-cell table:style-name="ce2" table:formula="of:=MAX([.$C$23]*[.NV21]-[.NW21];0)" office:value-type="float" office:value="0.154124799999977" calcext:value-type="float">
            <text:p>0.1541248</text:p>
          </table:table-cell>
          <table:table-cell table:style-name="ce2" table:formula="of:=MAX([.$C$23]*[.NW21]-[.NX21];0)" office:value-type="float" office:value="0.154124799999977" calcext:value-type="float">
            <text:p>0.1541248</text:p>
          </table:table-cell>
          <table:table-cell table:style-name="ce2" table:formula="of:=MAX([.$C$23]*[.NX21]-[.NY21];0)" office:value-type="float" office:value="0.154124799999977" calcext:value-type="float">
            <text:p>0.1541248</text:p>
          </table:table-cell>
          <table:table-cell table:style-name="ce2" table:formula="of:=MAX([.$C$23]*[.NY21]-[.NZ21];0)" office:value-type="float" office:value="0.154124799999977" calcext:value-type="float">
            <text:p>0.1541248</text:p>
          </table:table-cell>
          <table:table-cell table:style-name="ce2" table:formula="of:=MAX([.$C$23]*[.NZ21]-[.OA21];0)" office:value-type="float" office:value="0.154124799999977" calcext:value-type="float">
            <text:p>0.1541248</text:p>
          </table:table-cell>
          <table:table-cell table:style-name="ce2" table:formula="of:=MAX([.$C$23]*[.OA21]-[.OB21];0)" office:value-type="float" office:value="0.154124799999977" calcext:value-type="float">
            <text:p>0.1541248</text:p>
          </table:table-cell>
          <table:table-cell table:style-name="ce2" table:formula="of:=MAX([.$C$23]*[.OB21]-[.OC21];0)" office:value-type="float" office:value="0.154124799999977" calcext:value-type="float">
            <text:p>0.1541248</text:p>
          </table:table-cell>
          <table:table-cell table:style-name="ce2" table:formula="of:=MAX([.$C$23]*[.OC21]-[.OD21];0)" office:value-type="float" office:value="0.154124799999977" calcext:value-type="float">
            <text:p>0.1541248</text:p>
          </table:table-cell>
          <table:table-cell table:style-name="ce2" table:formula="of:=MAX([.$C$23]*[.OD21]-[.OE21];0)" office:value-type="float" office:value="0.154124799999977" calcext:value-type="float">
            <text:p>0.1541248</text:p>
          </table:table-cell>
          <table:table-cell table:style-name="ce2" table:formula="of:=MAX([.$C$23]*[.OE21]-[.OF21];0)" office:value-type="float" office:value="0.154124799999977" calcext:value-type="float">
            <text:p>0.1541248</text:p>
          </table:table-cell>
          <table:table-cell table:style-name="ce2" table:formula="of:=MAX([.$C$23]*[.OF21]-[.OG21];0)" office:value-type="float" office:value="0.154124799999977" calcext:value-type="float">
            <text:p>0.1541248</text:p>
          </table:table-cell>
          <table:table-cell table:style-name="ce2" table:formula="of:=MAX([.$C$23]*[.OG21]-[.OH21];0)" office:value-type="float" office:value="0.154124799999977" calcext:value-type="float">
            <text:p>0.1541248</text:p>
          </table:table-cell>
          <table:table-cell table:style-name="ce2" table:formula="of:=MAX([.$C$23]*[.OH21]-[.OI21];0)" office:value-type="float" office:value="0.154124799999977" calcext:value-type="float">
            <text:p>0.1541248</text:p>
          </table:table-cell>
          <table:table-cell table:style-name="ce2" table:formula="of:=MAX([.$C$23]*[.OI21]-[.OJ21];0)" office:value-type="float" office:value="0.154124799999977" calcext:value-type="float">
            <text:p>0.1541248</text:p>
          </table:table-cell>
          <table:table-cell table:style-name="ce2" table:formula="of:=MAX([.$C$23]*[.OJ21]-[.OK21];0)" office:value-type="float" office:value="0.154124799999977" calcext:value-type="float">
            <text:p>0.1541248</text:p>
          </table:table-cell>
          <table:table-cell table:style-name="ce2" table:formula="of:=MAX([.$C$23]*[.OK21]-[.OL21];0)" office:value-type="float" office:value="0.154124799999977" calcext:value-type="float">
            <text:p>0.1541248</text:p>
          </table:table-cell>
          <table:table-cell table:style-name="ce2" table:formula="of:=MAX([.$C$23]*[.OL21]-[.OM21];0)" office:value-type="float" office:value="0.154124799999977" calcext:value-type="float">
            <text:p>0.1541248</text:p>
          </table:table-cell>
          <table:table-cell table:style-name="ce2" table:formula="of:=MAX([.$C$23]*[.OM21]-[.ON21];0)" office:value-type="float" office:value="0.154124799999977" calcext:value-type="float">
            <text:p>0.1541248</text:p>
          </table:table-cell>
          <table:table-cell table:style-name="ce2" table:formula="of:=MAX([.$C$23]*[.ON21]-[.OO21];0)" office:value-type="float" office:value="0.154124799999977" calcext:value-type="float">
            <text:p>0.1541248</text:p>
          </table:table-cell>
          <table:table-cell table:style-name="ce2" table:formula="of:=MAX([.$C$23]*[.OO21]-[.OP21];0)" office:value-type="float" office:value="0.154124799999977" calcext:value-type="float">
            <text:p>0.1541248</text:p>
          </table:table-cell>
          <table:table-cell table:style-name="ce2" table:formula="of:=MAX([.$C$23]*[.OP21]-[.OQ21];0)" office:value-type="float" office:value="0.154124799999977" calcext:value-type="float">
            <text:p>0.1541248</text:p>
          </table:table-cell>
          <table:table-cell table:style-name="ce2" table:formula="of:=MAX([.$C$23]*[.OQ21]-[.OR21];0)" office:value-type="float" office:value="0.154124799999977" calcext:value-type="float">
            <text:p>0.1541248</text:p>
          </table:table-cell>
          <table:table-cell table:style-name="ce2" table:formula="of:=MAX([.$C$23]*[.OR21]-[.OS21];0)" office:value-type="float" office:value="0.154124799999977" calcext:value-type="float">
            <text:p>0.1541248</text:p>
          </table:table-cell>
          <table:table-cell table:style-name="ce2" table:formula="of:=MAX([.$C$23]*[.OS21]-[.OT21];0)" office:value-type="float" office:value="0.154124799999977" calcext:value-type="float">
            <text:p>0.1541248</text:p>
          </table:table-cell>
          <table:table-cell table:style-name="ce2" table:formula="of:=MAX([.$C$23]*[.OT21]-[.OU21];0)" office:value-type="float" office:value="0.154124799999977" calcext:value-type="float">
            <text:p>0.1541248</text:p>
          </table:table-cell>
          <table:table-cell table:style-name="ce2" table:formula="of:=MAX([.$C$23]*[.OU21]-[.OV21];0)" office:value-type="float" office:value="0.154124799999977" calcext:value-type="float">
            <text:p>0.1541248</text:p>
          </table:table-cell>
          <table:table-cell table:style-name="ce2" table:formula="of:=MAX([.$C$23]*[.OV21]-[.OW21];0)" office:value-type="float" office:value="0.154124799999977" calcext:value-type="float">
            <text:p>0.1541248</text:p>
          </table:table-cell>
          <table:table-cell table:style-name="ce2" table:formula="of:=MAX([.$C$23]*[.OW21]-[.OX21];0)" office:value-type="float" office:value="0.154124799999977" calcext:value-type="float">
            <text:p>0.1541248</text:p>
          </table:table-cell>
          <table:table-cell table:style-name="ce2" table:formula="of:=MAX([.$C$23]*[.OX21]-[.OY21];0)" office:value-type="float" office:value="0.154124799999977" calcext:value-type="float">
            <text:p>0.1541248</text:p>
          </table:table-cell>
          <table:table-cell table:style-name="ce2" table:formula="of:=MAX([.$C$23]*[.OY21]-[.OZ21];0)" office:value-type="float" office:value="0.154124799999977" calcext:value-type="float">
            <text:p>0.1541248</text:p>
          </table:table-cell>
          <table:table-cell table:style-name="ce2" table:formula="of:=MAX([.$C$23]*[.OZ21]-[.PA21];0)" office:value-type="float" office:value="0.154124799999977" calcext:value-type="float">
            <text:p>0.1541248</text:p>
          </table:table-cell>
          <table:table-cell table:style-name="ce2" table:formula="of:=MAX([.$C$23]*[.PA21]-[.PB21];0)" office:value-type="float" office:value="0.154124799999977" calcext:value-type="float">
            <text:p>0.1541248</text:p>
          </table:table-cell>
          <table:table-cell table:style-name="ce2" table:formula="of:=MAX([.$C$23]*[.PB21]-[.PC21];0)" office:value-type="float" office:value="0.154124799999977" calcext:value-type="float">
            <text:p>0.1541248</text:p>
          </table:table-cell>
          <table:table-cell table:style-name="ce2" table:formula="of:=MAX([.$C$23]*[.PC21]-[.PD21];0)" office:value-type="float" office:value="0.154124799999977" calcext:value-type="float">
            <text:p>0.1541248</text:p>
          </table:table-cell>
          <table:table-cell table:style-name="ce2" table:formula="of:=MAX([.$C$23]*[.PD21]-[.PE21];0)" office:value-type="float" office:value="0.154124799999977" calcext:value-type="float">
            <text:p>0.1541248</text:p>
          </table:table-cell>
          <table:table-cell table:style-name="ce2" table:formula="of:=MAX([.$C$23]*[.PE21]-[.PF21];0)" office:value-type="float" office:value="0.154124799999977" calcext:value-type="float">
            <text:p>0.1541248</text:p>
          </table:table-cell>
          <table:table-cell table:style-name="ce2" table:formula="of:=MAX([.$C$23]*[.PF21]-[.PG21];0)" office:value-type="float" office:value="0.154124799999977" calcext:value-type="float">
            <text:p>0.1541248</text:p>
          </table:table-cell>
          <table:table-cell table:style-name="ce2" table:formula="of:=MAX([.$C$23]*[.PG21]-[.PH21];0)" office:value-type="float" office:value="0.154124799999977" calcext:value-type="float">
            <text:p>0.1541248</text:p>
          </table:table-cell>
          <table:table-cell table:style-name="ce2" table:formula="of:=MAX([.$C$23]*[.PH21]-[.PI21];0)" office:value-type="float" office:value="0.154124799999977" calcext:value-type="float">
            <text:p>0.1541248</text:p>
          </table:table-cell>
          <table:table-cell table:style-name="ce2" table:formula="of:=MAX([.$C$23]*[.PI21]-[.PJ21];0)" office:value-type="float" office:value="0.154124799999977" calcext:value-type="float">
            <text:p>0.1541248</text:p>
          </table:table-cell>
          <table:table-cell table:style-name="ce2" table:formula="of:=MAX([.$C$23]*[.PJ21]-[.PK21];0)" office:value-type="float" office:value="0.154124799999977" calcext:value-type="float">
            <text:p>0.1541248</text:p>
          </table:table-cell>
          <table:table-cell table:style-name="ce2" table:formula="of:=MAX([.$C$23]*[.PK21]-[.PL21];0)" office:value-type="float" office:value="0.154124799999977" calcext:value-type="float">
            <text:p>0.1541248</text:p>
          </table:table-cell>
          <table:table-cell table:style-name="ce2" table:formula="of:=MAX([.$C$23]*[.PL21]-[.PM21];0)" office:value-type="float" office:value="0.154124799999977" calcext:value-type="float">
            <text:p>0.1541248</text:p>
          </table:table-cell>
          <table:table-cell table:style-name="ce2" table:formula="of:=MAX([.$C$23]*[.PM21]-[.PN21];0)" office:value-type="float" office:value="0.154124799999977" calcext:value-type="float">
            <text:p>0.1541248</text:p>
          </table:table-cell>
          <table:table-cell table:style-name="ce2" table:formula="of:=MAX([.$C$23]*[.PN21]-[.PO21];0)" office:value-type="float" office:value="0.154124799999977" calcext:value-type="float">
            <text:p>0.1541248</text:p>
          </table:table-cell>
          <table:table-cell table:style-name="ce2" table:formula="of:=MAX([.$C$23]*[.PO21]-[.PP21];0)" office:value-type="float" office:value="0.154124799999977" calcext:value-type="float">
            <text:p>0.1541248</text:p>
          </table:table-cell>
          <table:table-cell table:style-name="ce2" table:formula="of:=MAX([.$C$23]*[.PP21]-[.PQ21];0)" office:value-type="float" office:value="0.154124799999977" calcext:value-type="float">
            <text:p>0.1541248</text:p>
          </table:table-cell>
          <table:table-cell table:style-name="ce2" table:formula="of:=MAX([.$C$23]*[.PQ21]-[.PR21];0)" office:value-type="float" office:value="0.154124799999977" calcext:value-type="float">
            <text:p>0.1541248</text:p>
          </table:table-cell>
          <table:table-cell table:style-name="ce2" table:formula="of:=MAX([.$C$23]*[.PR21]-[.PS21];0)" office:value-type="float" office:value="0.154124799999977" calcext:value-type="float">
            <text:p>0.1541248</text:p>
          </table:table-cell>
          <table:table-cell table:style-name="ce2" table:formula="of:=MAX([.$C$23]*[.PS21]-[.PT21];0)" office:value-type="float" office:value="0.154124799999977" calcext:value-type="float">
            <text:p>0.1541248</text:p>
          </table:table-cell>
          <table:table-cell table:style-name="ce2" table:formula="of:=MAX([.$C$23]*[.PT21]-[.PU21];0)" office:value-type="float" office:value="0.154124799999977" calcext:value-type="float">
            <text:p>0.1541248</text:p>
          </table:table-cell>
          <table:table-cell table:style-name="ce2" table:formula="of:=MAX([.$C$23]*[.PU21]-[.PV21];0)" office:value-type="float" office:value="0.154124799999977" calcext:value-type="float">
            <text:p>0.1541248</text:p>
          </table:table-cell>
          <table:table-cell table:style-name="ce2" table:formula="of:=MAX([.$C$23]*[.PV21]-[.PW21];0)" office:value-type="float" office:value="0.154124799999977" calcext:value-type="float">
            <text:p>0.1541248</text:p>
          </table:table-cell>
          <table:table-cell table:style-name="ce2" table:formula="of:=MAX([.$C$23]*[.PW21]-[.PX21];0)" office:value-type="float" office:value="0.154124799999977" calcext:value-type="float">
            <text:p>0.1541248</text:p>
          </table:table-cell>
          <table:table-cell table:style-name="ce2" table:formula="of:=MAX([.$C$23]*[.PX21]-[.PY21];0)" office:value-type="float" office:value="0.154124799999977" calcext:value-type="float">
            <text:p>0.1541248</text:p>
          </table:table-cell>
          <table:table-cell table:style-name="ce2" table:formula="of:=MAX([.$C$23]*[.PY21]-[.PZ21];0)" office:value-type="float" office:value="0.154124799999977" calcext:value-type="float">
            <text:p>0.1541248</text:p>
          </table:table-cell>
          <table:table-cell table:style-name="ce2" table:formula="of:=MAX([.$C$23]*[.PZ21]-[.QA21];0)" office:value-type="float" office:value="0.154124799999977" calcext:value-type="float">
            <text:p>0.1541248</text:p>
          </table:table-cell>
          <table:table-cell table:style-name="ce2" table:formula="of:=MAX([.$C$23]*[.QA21]-[.QB21];0)" office:value-type="float" office:value="0.154124799999977" calcext:value-type="float">
            <text:p>0.1541248</text:p>
          </table:table-cell>
          <table:table-cell table:style-name="ce2" table:formula="of:=MAX([.$C$23]*[.QB21]-[.QC21];0)" office:value-type="float" office:value="0.154124799999977" calcext:value-type="float">
            <text:p>0.1541248</text:p>
          </table:table-cell>
          <table:table-cell table:style-name="ce2" table:formula="of:=MAX([.$C$23]*[.QC21]-[.QD21];0)" office:value-type="float" office:value="0.154124799999977" calcext:value-type="float">
            <text:p>0.1541248</text:p>
          </table:table-cell>
          <table:table-cell table:style-name="ce2" table:formula="of:=MAX([.$C$23]*[.QD21]-[.QE21];0)" office:value-type="float" office:value="0.154124799999977" calcext:value-type="float">
            <text:p>0.1541248</text:p>
          </table:table-cell>
          <table:table-cell table:style-name="ce2" table:formula="of:=MAX([.$C$23]*[.QE21]-[.QF21];0)" office:value-type="float" office:value="0.154124799999977" calcext:value-type="float">
            <text:p>0.1541248</text:p>
          </table:table-cell>
          <table:table-cell table:style-name="ce2" table:formula="of:=MAX([.$C$23]*[.QF21]-[.QG21];0)" office:value-type="float" office:value="0.154124799999977" calcext:value-type="float">
            <text:p>0.1541248</text:p>
          </table:table-cell>
          <table:table-cell table:style-name="ce2" table:formula="of:=MAX([.$C$23]*[.QG21]-[.QH21];0)" office:value-type="float" office:value="0.154124799999977" calcext:value-type="float">
            <text:p>0.1541248</text:p>
          </table:table-cell>
          <table:table-cell table:style-name="ce2" table:formula="of:=MAX([.$C$23]*[.QH21]-[.QI21];0)" office:value-type="float" office:value="0.154124799999977" calcext:value-type="float">
            <text:p>0.1541248</text:p>
          </table:table-cell>
          <table:table-cell table:style-name="ce2" table:formula="of:=MAX([.$C$23]*[.QI21]-[.QJ21];0)" office:value-type="float" office:value="0.154124799999977" calcext:value-type="float">
            <text:p>0.1541248</text:p>
          </table:table-cell>
          <table:table-cell table:style-name="ce2" table:formula="of:=MAX([.$C$23]*[.QJ21]-[.QK21];0)" office:value-type="float" office:value="0.154124799999977" calcext:value-type="float">
            <text:p>0.1541248</text:p>
          </table:table-cell>
          <table:table-cell table:style-name="ce2" table:formula="of:=MAX([.$C$23]*[.QK21]-[.QL21];0)" office:value-type="float" office:value="0.154124799999977" calcext:value-type="float">
            <text:p>0.1541248</text:p>
          </table:table-cell>
          <table:table-cell table:style-name="ce2" table:formula="of:=MAX([.$C$23]*[.QL21]-[.QM21];0)" office:value-type="float" office:value="0.154124799999977" calcext:value-type="float">
            <text:p>0.1541248</text:p>
          </table:table-cell>
          <table:table-cell table:style-name="ce2" table:formula="of:=MAX([.$C$23]*[.QM21]-[.QN21];0)" office:value-type="float" office:value="0.154124799999977" calcext:value-type="float">
            <text:p>0.1541248</text:p>
          </table:table-cell>
          <table:table-cell table:style-name="ce2" table:formula="of:=MAX([.$C$23]*[.QN21]-[.QO21];0)" office:value-type="float" office:value="0.154124799999977" calcext:value-type="float">
            <text:p>0.1541248</text:p>
          </table:table-cell>
          <table:table-cell table:style-name="ce2" table:formula="of:=MAX([.$C$23]*[.QO21]-[.QP21];0)" office:value-type="float" office:value="0.154124799999977" calcext:value-type="float">
            <text:p>0.1541248</text:p>
          </table:table-cell>
          <table:table-cell table:style-name="ce2" table:formula="of:=MAX([.$C$23]*[.QP21]-[.QQ21];0)" office:value-type="float" office:value="0.154124799999977" calcext:value-type="float">
            <text:p>0.1541248</text:p>
          </table:table-cell>
          <table:table-cell table:style-name="ce2" table:formula="of:=MAX([.$C$23]*[.QQ21]-[.QR21];0)" office:value-type="float" office:value="0.154124799999977" calcext:value-type="float">
            <text:p>0.1541248</text:p>
          </table:table-cell>
          <table:table-cell table:style-name="ce2" table:formula="of:=MAX([.$C$23]*[.QR21]-[.QS21];0)" office:value-type="float" office:value="0.154124799999977" calcext:value-type="float">
            <text:p>0.1541248</text:p>
          </table:table-cell>
          <table:table-cell table:style-name="ce2" table:formula="of:=MAX([.$C$23]*[.QS21]-[.QT21];0)" office:value-type="float" office:value="0.154124799999977" calcext:value-type="float">
            <text:p>0.1541248</text:p>
          </table:table-cell>
          <table:table-cell table:style-name="ce2" table:formula="of:=MAX([.$C$23]*[.QT21]-[.QU21];0)" office:value-type="float" office:value="0.154124799999977" calcext:value-type="float">
            <text:p>0.1541248</text:p>
          </table:table-cell>
          <table:table-cell table:style-name="ce2" table:formula="of:=MAX([.$C$23]*[.QU21]-[.QV21];0)" office:value-type="float" office:value="0.154124799999977" calcext:value-type="float">
            <text:p>0.1541248</text:p>
          </table:table-cell>
          <table:table-cell table:style-name="ce2" table:formula="of:=MAX([.$C$23]*[.QV21]-[.QW21];0)" office:value-type="float" office:value="0.154124799999977" calcext:value-type="float">
            <text:p>0.1541248</text:p>
          </table:table-cell>
          <table:table-cell table:style-name="ce2" table:formula="of:=MAX([.$C$23]*[.QW21]-[.QX21];0)" office:value-type="float" office:value="0.154124799999977" calcext:value-type="float">
            <text:p>0.1541248</text:p>
          </table:table-cell>
          <table:table-cell table:style-name="ce2" table:formula="of:=MAX([.$C$23]*[.QX21]-[.QY21];0)" office:value-type="float" office:value="0.154124799999977" calcext:value-type="float">
            <text:p>0.1541248</text:p>
          </table:table-cell>
          <table:table-cell table:style-name="ce2" table:formula="of:=MAX([.$C$23]*[.QY21]-[.QZ21];0)" office:value-type="float" office:value="0.154124799999977" calcext:value-type="float">
            <text:p>0.1541248</text:p>
          </table:table-cell>
          <table:table-cell table:style-name="ce2" table:formula="of:=MAX([.$C$23]*[.QZ21]-[.RA21];0)" office:value-type="float" office:value="0.154124799999977" calcext:value-type="float">
            <text:p>0.1541248</text:p>
          </table:table-cell>
          <table:table-cell table:style-name="ce2" table:formula="of:=MAX([.$C$23]*[.RA21]-[.RB21];0)" office:value-type="float" office:value="0.154124799999977" calcext:value-type="float">
            <text:p>0.1541248</text:p>
          </table:table-cell>
          <table:table-cell table:style-name="ce2" table:formula="of:=MAX([.$C$23]*[.RB21]-[.RC21];0)" office:value-type="float" office:value="0.154124799999977" calcext:value-type="float">
            <text:p>0.1541248</text:p>
          </table:table-cell>
          <table:table-cell table:style-name="ce2" table:formula="of:=MAX([.$C$23]*[.RC21]-[.RD21];0)" office:value-type="float" office:value="0.154124799999977" calcext:value-type="float">
            <text:p>0.1541248</text:p>
          </table:table-cell>
          <table:table-cell table:style-name="ce2" table:formula="of:=MAX([.$C$23]*[.RD21]-[.RE21];0)" office:value-type="float" office:value="0.154124799999977" calcext:value-type="float">
            <text:p>0.1541248</text:p>
          </table:table-cell>
          <table:table-cell table:style-name="ce2" table:formula="of:=MAX([.$C$23]*[.RE21]-[.RF21];0)" office:value-type="float" office:value="0.154124799999977" calcext:value-type="float">
            <text:p>0.1541248</text:p>
          </table:table-cell>
          <table:table-cell table:style-name="ce2" table:formula="of:=MAX([.$C$23]*[.RF21]-[.RG21];0)" office:value-type="float" office:value="0.154124799999977" calcext:value-type="float">
            <text:p>0.1541248</text:p>
          </table:table-cell>
          <table:table-cell table:style-name="ce2" table:formula="of:=MAX([.$C$23]*[.RG21]-[.RH21];0)" office:value-type="float" office:value="0.154124799999977" calcext:value-type="float">
            <text:p>0.1541248</text:p>
          </table:table-cell>
          <table:table-cell table:style-name="ce2" table:formula="of:=MAX([.$C$23]*[.RH21]-[.RI21];0)" office:value-type="float" office:value="0.154124799999977" calcext:value-type="float">
            <text:p>0.1541248</text:p>
          </table:table-cell>
          <table:table-cell table:style-name="ce2" table:formula="of:=MAX([.$C$23]*[.RI21]-[.RJ21];0)" office:value-type="float" office:value="0.154124799999977" calcext:value-type="float">
            <text:p>0.1541248</text:p>
          </table:table-cell>
          <table:table-cell table:style-name="ce2" table:formula="of:=MAX([.$C$23]*[.RJ21]-[.RK21];0)" office:value-type="float" office:value="0.154124799999977" calcext:value-type="float">
            <text:p>0.1541248</text:p>
          </table:table-cell>
          <table:table-cell table:style-name="ce2" table:formula="of:=MAX([.$C$23]*[.RK21]-[.RL21];0)" office:value-type="float" office:value="0.154124799999977" calcext:value-type="float">
            <text:p>0.1541248</text:p>
          </table:table-cell>
          <table:table-cell table:style-name="ce2" table:formula="of:=MAX([.$C$23]*[.RL21]-[.RM21];0)" office:value-type="float" office:value="0.154124799999977" calcext:value-type="float">
            <text:p>0.1541248</text:p>
          </table:table-cell>
          <table:table-cell table:style-name="ce2" table:formula="of:=MAX([.$C$23]*[.RM21]-[.RN21];0)" office:value-type="float" office:value="0.154124799999977" calcext:value-type="float">
            <text:p>0.1541248</text:p>
          </table:table-cell>
          <table:table-cell table:style-name="ce2" table:formula="of:=MAX([.$C$23]*[.RN21]-[.RO21];0)" office:value-type="float" office:value="0.154124799999977" calcext:value-type="float">
            <text:p>0.1541248</text:p>
          </table:table-cell>
          <table:table-cell table:style-name="ce2" table:formula="of:=MAX([.$C$23]*[.RO21]-[.RP21];0)" office:value-type="float" office:value="0.154124799999977" calcext:value-type="float">
            <text:p>0.1541248</text:p>
          </table:table-cell>
          <table:table-cell table:style-name="ce2" table:formula="of:=MAX([.$C$23]*[.RP21]-[.RQ21];0)" office:value-type="float" office:value="0.154124799999977" calcext:value-type="float">
            <text:p>0.1541248</text:p>
          </table:table-cell>
          <table:table-cell table:style-name="ce2" table:formula="of:=MAX([.$C$23]*[.RQ21]-[.RR21];0)" office:value-type="float" office:value="0.154124799999977" calcext:value-type="float">
            <text:p>0.1541248</text:p>
          </table:table-cell>
          <table:table-cell table:style-name="ce2" table:formula="of:=MAX([.$C$23]*[.RR21]-[.RS21];0)" office:value-type="float" office:value="0.154124799999977" calcext:value-type="float">
            <text:p>0.1541248</text:p>
          </table:table-cell>
          <table:table-cell table:style-name="ce2" table:formula="of:=MAX([.$C$23]*[.RS21]-[.RT21];0)" office:value-type="float" office:value="0.154124799999977" calcext:value-type="float">
            <text:p>0.1541248</text:p>
          </table:table-cell>
          <table:table-cell table:style-name="ce2" table:formula="of:=MAX([.$C$23]*[.RT21]-[.RU21];0)" office:value-type="float" office:value="0.154124799999977" calcext:value-type="float">
            <text:p>0.1541248</text:p>
          </table:table-cell>
          <table:table-cell table:style-name="ce2" table:formula="of:=MAX([.$C$23]*[.RU21]-[.RV21];0)" office:value-type="float" office:value="0.154124799999977" calcext:value-type="float">
            <text:p>0.1541248</text:p>
          </table:table-cell>
          <table:table-cell table:style-name="ce2" table:formula="of:=MAX([.$C$23]*[.RV21]-[.RW21];0)" office:value-type="float" office:value="0.154124799999977" calcext:value-type="float">
            <text:p>0.1541248</text:p>
          </table:table-cell>
          <table:table-cell table:style-name="ce2" table:formula="of:=MAX([.$C$23]*[.RW21]-[.RX21];0)" office:value-type="float" office:value="0.154124799999977" calcext:value-type="float">
            <text:p>0.1541248</text:p>
          </table:table-cell>
          <table:table-cell table:style-name="ce2" table:formula="of:=MAX([.$C$23]*[.RX21]-[.RY21];0)" office:value-type="float" office:value="0.154124799999977" calcext:value-type="float">
            <text:p>0.1541248</text:p>
          </table:table-cell>
          <table:table-cell table:style-name="ce2" table:formula="of:=MAX([.$C$23]*[.RY21]-[.RZ21];0)" office:value-type="float" office:value="0.154124799999977" calcext:value-type="float">
            <text:p>0.1541248</text:p>
          </table:table-cell>
          <table:table-cell table:style-name="ce2" table:formula="of:=MAX([.$C$23]*[.RZ21]-[.SA21];0)" office:value-type="float" office:value="0.154124799999977" calcext:value-type="float">
            <text:p>0.1541248</text:p>
          </table:table-cell>
          <table:table-cell table:style-name="ce2" table:formula="of:=MAX([.$C$23]*[.SA21]-[.SB21];0)" office:value-type="float" office:value="0.154124799999977" calcext:value-type="float">
            <text:p>0.1541248</text:p>
          </table:table-cell>
          <table:table-cell table:style-name="ce2" table:formula="of:=MAX([.$C$23]*[.SB21]-[.SC21];0)" office:value-type="float" office:value="0.154124799999977" calcext:value-type="float">
            <text:p>0.1541248</text:p>
          </table:table-cell>
          <table:table-cell table:style-name="ce2" table:formula="of:=MAX([.$C$23]*[.SC21]-[.SD21];0)" office:value-type="float" office:value="0.154124799999977" calcext:value-type="float">
            <text:p>0.1541248</text:p>
          </table:table-cell>
          <table:table-cell table:style-name="ce2" table:formula="of:=MAX([.$C$23]*[.SD21]-[.SE21];0)" office:value-type="float" office:value="0.154124799999977" calcext:value-type="float">
            <text:p>0.1541248</text:p>
          </table:table-cell>
          <table:table-cell table:style-name="ce2" table:formula="of:=MAX([.$C$23]*[.SE21]-[.SF21];0)" office:value-type="float" office:value="0.154124799999977" calcext:value-type="float">
            <text:p>0.1541248</text:p>
          </table:table-cell>
          <table:table-cell table:style-name="ce2" table:formula="of:=MAX([.$C$23]*[.SF21]-[.SG21];0)" office:value-type="float" office:value="0.154124799999977" calcext:value-type="float">
            <text:p>0.1541248</text:p>
          </table:table-cell>
          <table:table-cell table:style-name="ce2" table:formula="of:=MAX([.$C$23]*[.SG21]-[.SH21];0)" office:value-type="float" office:value="0.154124799999977" calcext:value-type="float">
            <text:p>0.1541248</text:p>
          </table:table-cell>
          <table:table-cell table:style-name="ce2" table:formula="of:=MAX([.$C$23]*[.SH21]-[.SI21];0)" office:value-type="float" office:value="0.154124799999977" calcext:value-type="float">
            <text:p>0.1541248</text:p>
          </table:table-cell>
          <table:table-cell table:style-name="ce2" table:formula="of:=MAX([.$C$23]*[.SI21]-[.SJ21];0)" office:value-type="float" office:value="0.154124799999977" calcext:value-type="float">
            <text:p>0.1541248</text:p>
          </table:table-cell>
          <table:table-cell table:style-name="ce2" table:formula="of:=MAX([.$C$23]*[.SJ21]-[.SK21];0)" office:value-type="float" office:value="0.154124799999977" calcext:value-type="float">
            <text:p>0.1541248</text:p>
          </table:table-cell>
          <table:table-cell table:style-name="ce2" table:formula="of:=MAX([.$C$23]*[.SK21]-[.SL21];0)" office:value-type="float" office:value="0.154124799999977" calcext:value-type="float">
            <text:p>0.1541248</text:p>
          </table:table-cell>
          <table:table-cell table:style-name="ce2" table:formula="of:=MAX([.$C$23]*[.SL21]-[.SM21];0)" office:value-type="float" office:value="0.154124799999977" calcext:value-type="float">
            <text:p>0.1541248</text:p>
          </table:table-cell>
          <table:table-cell table:style-name="ce2" table:formula="of:=MAX([.$C$23]*[.SM21]-[.SN21];0)" office:value-type="float" office:value="0.154124799999977" calcext:value-type="float">
            <text:p>0.1541248</text:p>
          </table:table-cell>
          <table:table-cell table:style-name="ce2" table:formula="of:=MAX([.$C$23]*[.SN21]-[.SO21];0)" office:value-type="float" office:value="0.154124799999977" calcext:value-type="float">
            <text:p>0.1541248</text:p>
          </table:table-cell>
          <table:table-cell table:style-name="ce2" table:formula="of:=MAX([.$C$23]*[.SO21]-[.SP21];0)" office:value-type="float" office:value="0.154124799999977" calcext:value-type="float">
            <text:p>0.1541248</text:p>
          </table:table-cell>
          <table:table-cell table:style-name="ce2" table:formula="of:=MAX([.$C$23]*[.SP21]-[.SQ21];0)" office:value-type="float" office:value="0.154124799999977" calcext:value-type="float">
            <text:p>0.1541248</text:p>
          </table:table-cell>
          <table:table-cell table:style-name="ce2" table:formula="of:=MAX([.$C$23]*[.SQ21]-[.SR21];0)" office:value-type="float" office:value="0.154124799999977" calcext:value-type="float">
            <text:p>0.1541248</text:p>
          </table:table-cell>
          <table:table-cell table:style-name="ce2" table:formula="of:=MAX([.$C$23]*[.SR21]-[.SS21];0)" office:value-type="float" office:value="0.154124799999977" calcext:value-type="float">
            <text:p>0.1541248</text:p>
          </table:table-cell>
          <table:table-cell table:style-name="ce2" table:formula="of:=MAX([.$C$23]*[.SS21]-[.ST21];0)" office:value-type="float" office:value="0.154124799999977" calcext:value-type="float">
            <text:p>0.1541248</text:p>
          </table:table-cell>
          <table:table-cell table:style-name="ce2" table:formula="of:=MAX([.$C$23]*[.ST21]-[.SU21];0)" office:value-type="float" office:value="0.154124799999977" calcext:value-type="float">
            <text:p>0.1541248</text:p>
          </table:table-cell>
          <table:table-cell table:style-name="ce2" table:formula="of:=MAX([.$C$23]*[.SU21]-[.SV21];0)" office:value-type="float" office:value="0.154124799999977" calcext:value-type="float">
            <text:p>0.1541248</text:p>
          </table:table-cell>
          <table:table-cell table:style-name="ce2" table:formula="of:=MAX([.$C$23]*[.SV21]-[.SW21];0)" office:value-type="float" office:value="0.154124799999977" calcext:value-type="float">
            <text:p>0.1541248</text:p>
          </table:table-cell>
          <table:table-cell table:style-name="ce2" table:formula="of:=MAX([.$C$23]*[.SW21]-[.SX21];0)" office:value-type="float" office:value="0.154124799999977" calcext:value-type="float">
            <text:p>0.1541248</text:p>
          </table:table-cell>
          <table:table-cell table:style-name="ce2" table:formula="of:=MAX([.$C$23]*[.SX21]-[.SY21];0)" office:value-type="float" office:value="0.154124799999977" calcext:value-type="float">
            <text:p>0.1541248</text:p>
          </table:table-cell>
          <table:table-cell table:style-name="ce2" table:formula="of:=MAX([.$C$23]*[.SY21]-[.SZ21];0)" office:value-type="float" office:value="0.154124799999977" calcext:value-type="float">
            <text:p>0.1541248</text:p>
          </table:table-cell>
          <table:table-cell table:style-name="ce2" table:formula="of:=MAX([.$C$23]*[.SZ21]-[.TA21];0)" office:value-type="float" office:value="0.154124799999977" calcext:value-type="float">
            <text:p>0.1541248</text:p>
          </table:table-cell>
          <table:table-cell table:style-name="ce2" table:formula="of:=MAX([.$C$23]*[.TA21]-[.TB21];0)" office:value-type="float" office:value="0.154124799999977" calcext:value-type="float">
            <text:p>0.1541248</text:p>
          </table:table-cell>
          <table:table-cell table:style-name="ce2" table:formula="of:=MAX([.$C$23]*[.TB21]-[.TC21];0)" office:value-type="float" office:value="0.154124799999977" calcext:value-type="float">
            <text:p>0.1541248</text:p>
          </table:table-cell>
          <table:table-cell table:style-name="ce2" table:formula="of:=MAX([.$C$23]*[.TC21]-[.TD21];0)" office:value-type="float" office:value="0.154124799999977" calcext:value-type="float">
            <text:p>0.1541248</text:p>
          </table:table-cell>
          <table:table-cell table:style-name="ce2" table:formula="of:=MAX([.$C$23]*[.TD21]-[.TE21];0)" office:value-type="float" office:value="0.154124799999977" calcext:value-type="float">
            <text:p>0.1541248</text:p>
          </table:table-cell>
          <table:table-cell table:style-name="ce2" table:formula="of:=MAX([.$C$23]*[.TE21]-[.TF21];0)" office:value-type="float" office:value="0.154124799999977" calcext:value-type="float">
            <text:p>0.1541248</text:p>
          </table:table-cell>
          <table:table-cell table:style-name="ce2" table:formula="of:=MAX([.$C$23]*[.TF21]-[.TG21];0)" office:value-type="float" office:value="0.154124799999977" calcext:value-type="float">
            <text:p>0.1541248</text:p>
          </table:table-cell>
          <table:table-cell table:style-name="ce2" table:formula="of:=MAX([.$C$23]*[.TG21]-[.TH21];0)" office:value-type="float" office:value="0.154124799999977" calcext:value-type="float">
            <text:p>0.1541248</text:p>
          </table:table-cell>
          <table:table-cell table:style-name="ce2" table:formula="of:=MAX([.$C$23]*[.TH21]-[.TI21];0)" office:value-type="float" office:value="0.154124799999977" calcext:value-type="float">
            <text:p>0.1541248</text:p>
          </table:table-cell>
          <table:table-cell table:style-name="ce2" table:formula="of:=MAX([.$C$23]*[.TI21]-[.TJ21];0)" office:value-type="float" office:value="0.154124799999977" calcext:value-type="float">
            <text:p>0.1541248</text:p>
          </table:table-cell>
          <table:table-cell table:style-name="ce2" table:formula="of:=MAX([.$C$23]*[.TJ21]-[.TK21];0)" office:value-type="float" office:value="0.154124799999977" calcext:value-type="float">
            <text:p>0.1541248</text:p>
          </table:table-cell>
          <table:table-cell table:style-name="ce2" table:formula="of:=MAX([.$C$23]*[.TK21]-[.TL21];0)" office:value-type="float" office:value="0.154124799999977" calcext:value-type="float">
            <text:p>0.1541248</text:p>
          </table:table-cell>
          <table:table-cell table:style-name="ce2" table:formula="of:=MAX([.$C$23]*[.TL21]-[.TM21];0)" office:value-type="float" office:value="0.154124799999977" calcext:value-type="float">
            <text:p>0.1541248</text:p>
          </table:table-cell>
          <table:table-cell table:style-name="ce2" table:formula="of:=MAX([.$C$23]*[.TM21]-[.TN21];0)" office:value-type="float" office:value="0.154124799999977" calcext:value-type="float">
            <text:p>0.1541248</text:p>
          </table:table-cell>
          <table:table-cell table:style-name="ce2" table:formula="of:=MAX([.$C$23]*[.TN21]-[.TO21];0)" office:value-type="float" office:value="0.154124799999977" calcext:value-type="float">
            <text:p>0.1541248</text:p>
          </table:table-cell>
          <table:table-cell table:style-name="ce2" table:formula="of:=MAX([.$C$23]*[.TO21]-[.TP21];0)" office:value-type="float" office:value="0.154124799999977" calcext:value-type="float">
            <text:p>0.1541248</text:p>
          </table:table-cell>
          <table:table-cell table:style-name="ce2" table:formula="of:=MAX([.$C$23]*[.TP21]-[.TQ21];0)" office:value-type="float" office:value="0.154124799999977" calcext:value-type="float">
            <text:p>0.1541248</text:p>
          </table:table-cell>
          <table:table-cell table:style-name="ce2" table:formula="of:=MAX([.$C$23]*[.TQ21]-[.TR21];0)" office:value-type="float" office:value="0.154124799999977" calcext:value-type="float">
            <text:p>0.1541248</text:p>
          </table:table-cell>
          <table:table-cell table:style-name="ce2" table:formula="of:=MAX([.$C$23]*[.TR21]-[.TS21];0)" office:value-type="float" office:value="0.154124799999977" calcext:value-type="float">
            <text:p>0.1541248</text:p>
          </table:table-cell>
          <table:table-cell table:style-name="ce2" table:formula="of:=MAX([.$C$23]*[.TS21]-[.TT21];0)" office:value-type="float" office:value="0.154124799999977" calcext:value-type="float">
            <text:p>0.1541248</text:p>
          </table:table-cell>
          <table:table-cell table:style-name="ce2" table:formula="of:=MAX([.$C$23]*[.TT21]-[.TU21];0)" office:value-type="float" office:value="0.154124799999977" calcext:value-type="float">
            <text:p>0.1541248</text:p>
          </table:table-cell>
          <table:table-cell table:style-name="ce2" table:formula="of:=MAX([.$C$23]*[.TU21]-[.TV21];0)" office:value-type="float" office:value="0.154124799999977" calcext:value-type="float">
            <text:p>0.1541248</text:p>
          </table:table-cell>
          <table:table-cell table:style-name="ce2" table:formula="of:=MAX([.$C$23]*[.TV21]-[.TW21];0)" office:value-type="float" office:value="0.154124799999977" calcext:value-type="float">
            <text:p>0.1541248</text:p>
          </table:table-cell>
          <table:table-cell table:style-name="ce2" table:formula="of:=MAX([.$C$23]*[.TW21]-[.TX21];0)" office:value-type="float" office:value="0.154124799999977" calcext:value-type="float">
            <text:p>0.1541248</text:p>
          </table:table-cell>
          <table:table-cell table:style-name="ce2" table:formula="of:=MAX([.$C$23]*[.TX21]-[.TY21];0)" office:value-type="float" office:value="0.154124799999977" calcext:value-type="float">
            <text:p>0.1541248</text:p>
          </table:table-cell>
          <table:table-cell table:style-name="ce2" table:formula="of:=MAX([.$C$23]*[.TY21]-[.TZ21];0)" office:value-type="float" office:value="0.154124799999977" calcext:value-type="float">
            <text:p>0.1541248</text:p>
          </table:table-cell>
          <table:table-cell table:style-name="ce2" table:formula="of:=MAX([.$C$23]*[.TZ21]-[.UA21];0)" office:value-type="float" office:value="0.154124799999977" calcext:value-type="float">
            <text:p>0.1541248</text:p>
          </table:table-cell>
          <table:table-cell table:style-name="ce2" table:formula="of:=MAX([.$C$23]*[.UA21]-[.UB21];0)" office:value-type="float" office:value="0.154124799999977" calcext:value-type="float">
            <text:p>0.1541248</text:p>
          </table:table-cell>
          <table:table-cell table:style-name="ce2" table:formula="of:=MAX([.$C$23]*[.UB21]-[.UC21];0)" office:value-type="float" office:value="0.154124799999977" calcext:value-type="float">
            <text:p>0.1541248</text:p>
          </table:table-cell>
          <table:table-cell table:style-name="ce2" table:formula="of:=MAX([.$C$23]*[.UC21]-[.UD21];0)" office:value-type="float" office:value="0.154124799999977" calcext:value-type="float">
            <text:p>0.1541248</text:p>
          </table:table-cell>
          <table:table-cell table:style-name="ce2" table:formula="of:=MAX([.$C$23]*[.UD21]-[.UE21];0)" office:value-type="float" office:value="0.154124799999977" calcext:value-type="float">
            <text:p>0.1541248</text:p>
          </table:table-cell>
          <table:table-cell table:style-name="ce2" table:formula="of:=MAX([.$C$23]*[.UE21]-[.UF21];0)" office:value-type="float" office:value="0.154124799999977" calcext:value-type="float">
            <text:p>0.1541248</text:p>
          </table:table-cell>
          <table:table-cell table:style-name="ce2" table:formula="of:=MAX([.$C$23]*[.UF21]-[.UG21];0)" office:value-type="float" office:value="0.154124799999977" calcext:value-type="float">
            <text:p>0.1541248</text:p>
          </table:table-cell>
          <table:table-cell table:style-name="ce2" table:formula="of:=MAX([.$C$23]*[.UG21]-[.UH21];0)" office:value-type="float" office:value="0.154124799999977" calcext:value-type="float">
            <text:p>0.1541248</text:p>
          </table:table-cell>
          <table:table-cell table:style-name="ce2" table:formula="of:=MAX([.$C$23]*[.UH21]-[.UI21];0)" office:value-type="float" office:value="0.154124799999977" calcext:value-type="float">
            <text:p>0.1541248</text:p>
          </table:table-cell>
          <table:table-cell table:style-name="ce2" table:formula="of:=MAX([.$C$23]*[.UI21]-[.UJ21];0)" office:value-type="float" office:value="0.154124799999977" calcext:value-type="float">
            <text:p>0.1541248</text:p>
          </table:table-cell>
          <table:table-cell table:style-name="ce2" table:formula="of:=MAX([.$C$23]*[.UJ21]-[.UK21];0)" office:value-type="float" office:value="0.154124799999977" calcext:value-type="float">
            <text:p>0.1541248</text:p>
          </table:table-cell>
          <table:table-cell table:style-name="ce2" table:formula="of:=MAX([.$C$23]*[.UK21]-[.UL21];0)" office:value-type="float" office:value="0.154124799999977" calcext:value-type="float">
            <text:p>0.1541248</text:p>
          </table:table-cell>
          <table:table-cell table:style-name="ce2" table:formula="of:=MAX([.$C$23]*[.UL21]-[.UM21];0)" office:value-type="float" office:value="0.154124799999977" calcext:value-type="float">
            <text:p>0.1541248</text:p>
          </table:table-cell>
          <table:table-cell table:style-name="ce2" table:formula="of:=MAX([.$C$23]*[.UM21]-[.UN21];0)" office:value-type="float" office:value="0.154124799999977" calcext:value-type="float">
            <text:p>0.1541248</text:p>
          </table:table-cell>
          <table:table-cell table:style-name="ce2" table:formula="of:=MAX([.$C$23]*[.UN21]-[.UO21];0)" office:value-type="float" office:value="0.154124799999977" calcext:value-type="float">
            <text:p>0.1541248</text:p>
          </table:table-cell>
          <table:table-cell table:style-name="ce2" table:formula="of:=MAX([.$C$23]*[.UO21]-[.UP21];0)" office:value-type="float" office:value="0.154124799999977" calcext:value-type="float">
            <text:p>0.1541248</text:p>
          </table:table-cell>
          <table:table-cell table:style-name="ce2" table:formula="of:=MAX([.$C$23]*[.UP21]-[.UQ21];0)" office:value-type="float" office:value="0.154124799999977" calcext:value-type="float">
            <text:p>0.1541248</text:p>
          </table:table-cell>
          <table:table-cell table:style-name="ce2" table:formula="of:=MAX([.$C$23]*[.UQ21]-[.UR21];0)" office:value-type="float" office:value="0.154124799999977" calcext:value-type="float">
            <text:p>0.1541248</text:p>
          </table:table-cell>
          <table:table-cell table:style-name="ce2" table:formula="of:=MAX([.$C$23]*[.UR21]-[.US21];0)" office:value-type="float" office:value="0.154124799999977" calcext:value-type="float">
            <text:p>0.1541248</text:p>
          </table:table-cell>
          <table:table-cell table:style-name="ce2" table:formula="of:=MAX([.$C$23]*[.US21]-[.UT21];0)" office:value-type="float" office:value="0.154124799999977" calcext:value-type="float">
            <text:p>0.1541248</text:p>
          </table:table-cell>
          <table:table-cell table:style-name="ce2" table:formula="of:=MAX([.$C$23]*[.UT21]-[.UU21];0)" office:value-type="float" office:value="0.154124799999977" calcext:value-type="float">
            <text:p>0.1541248</text:p>
          </table:table-cell>
          <table:table-cell table:style-name="ce2" table:formula="of:=MAX([.$C$23]*[.UU21]-[.UV21];0)" office:value-type="float" office:value="0.154124799999977" calcext:value-type="float">
            <text:p>0.1541248</text:p>
          </table:table-cell>
          <table:table-cell table:style-name="ce2" table:formula="of:=MAX([.$C$23]*[.UV21]-[.UW21];0)" office:value-type="float" office:value="0.154124799999977" calcext:value-type="float">
            <text:p>0.1541248</text:p>
          </table:table-cell>
          <table:table-cell table:style-name="ce2" table:formula="of:=MAX([.$C$23]*[.UW21]-[.UX21];0)" office:value-type="float" office:value="0.154124799999977" calcext:value-type="float">
            <text:p>0.1541248</text:p>
          </table:table-cell>
          <table:table-cell table:style-name="ce2" table:formula="of:=MAX([.$C$23]*[.UX21]-[.UY21];0)" office:value-type="float" office:value="0.154124799999977" calcext:value-type="float">
            <text:p>0.1541248</text:p>
          </table:table-cell>
          <table:table-cell table:style-name="ce2" table:formula="of:=MAX([.$C$23]*[.UY21]-[.UZ21];0)" office:value-type="float" office:value="0.154124799999977" calcext:value-type="float">
            <text:p>0.1541248</text:p>
          </table:table-cell>
          <table:table-cell table:style-name="ce2" table:formula="of:=MAX([.$C$23]*[.UZ21]-[.VA21];0)" office:value-type="float" office:value="0.154124799999977" calcext:value-type="float">
            <text:p>0.1541248</text:p>
          </table:table-cell>
          <table:table-cell table:style-name="ce2" table:formula="of:=MAX([.$C$23]*[.VA21]-[.VB21];0)" office:value-type="float" office:value="0.154124799999977" calcext:value-type="float">
            <text:p>0.1541248</text:p>
          </table:table-cell>
          <table:table-cell table:style-name="ce2" table:formula="of:=MAX([.$C$23]*[.VB21]-[.VC21];0)" office:value-type="float" office:value="0.154124799999977" calcext:value-type="float">
            <text:p>0.1541248</text:p>
          </table:table-cell>
          <table:table-cell table:style-name="ce2" table:formula="of:=MAX([.$C$23]*[.VC21]-[.VD21];0)" office:value-type="float" office:value="0.154124799999977" calcext:value-type="float">
            <text:p>0.1541248</text:p>
          </table:table-cell>
          <table:table-cell table:style-name="ce2" table:formula="of:=MAX([.$C$23]*[.VD21]-[.VE21];0)" office:value-type="float" office:value="0.154124799999977" calcext:value-type="float">
            <text:p>0.1541248</text:p>
          </table:table-cell>
          <table:table-cell table:style-name="ce2" table:formula="of:=MAX([.$C$23]*[.VE21]-[.VF21];0)" office:value-type="float" office:value="0.154124799999977" calcext:value-type="float">
            <text:p>0.1541248</text:p>
          </table:table-cell>
          <table:table-cell table:style-name="ce2" table:formula="of:=MAX([.$C$23]*[.VF21]-[.VG21];0)" office:value-type="float" office:value="0.154124799999977" calcext:value-type="float">
            <text:p>0.1541248</text:p>
          </table:table-cell>
          <table:table-cell table:style-name="ce2" table:formula="of:=MAX([.$C$23]*[.VG21]-[.VH21];0)" office:value-type="float" office:value="0.154124799999977" calcext:value-type="float">
            <text:p>0.1541248</text:p>
          </table:table-cell>
          <table:table-cell table:style-name="ce2" table:formula="of:=MAX([.$C$23]*[.VH21]-[.VI21];0)" office:value-type="float" office:value="0.154124799999977" calcext:value-type="float">
            <text:p>0.1541248</text:p>
          </table:table-cell>
          <table:table-cell table:style-name="ce2" table:formula="of:=MAX([.$C$23]*[.VI21]-[.VJ21];0)" office:value-type="float" office:value="0.154124799999977" calcext:value-type="float">
            <text:p>0.1541248</text:p>
          </table:table-cell>
          <table:table-cell table:style-name="ce2" table:formula="of:=MAX([.$C$23]*[.VJ21]-[.VK21];0)" office:value-type="float" office:value="0.154124799999977" calcext:value-type="float">
            <text:p>0.1541248</text:p>
          </table:table-cell>
          <table:table-cell table:style-name="ce2" table:formula="of:=MAX([.$C$23]*[.VK21]-[.VL21];0)" office:value-type="float" office:value="0.154124799999977" calcext:value-type="float">
            <text:p>0.1541248</text:p>
          </table:table-cell>
          <table:table-cell table:style-name="ce2" table:formula="of:=MAX([.$C$23]*[.VL21]-[.VM21];0)" office:value-type="float" office:value="0.154124799999977" calcext:value-type="float">
            <text:p>0.1541248</text:p>
          </table:table-cell>
          <table:table-cell table:style-name="ce2" table:formula="of:=MAX([.$C$23]*[.VM21]-[.VN21];0)" office:value-type="float" office:value="0.154124799999977" calcext:value-type="float">
            <text:p>0.1541248</text:p>
          </table:table-cell>
          <table:table-cell table:style-name="ce2" table:formula="of:=MAX([.$C$23]*[.VN21]-[.VO21];0)" office:value-type="float" office:value="0.154124799999977" calcext:value-type="float">
            <text:p>0.1541248</text:p>
          </table:table-cell>
          <table:table-cell table:style-name="ce2" table:formula="of:=MAX([.$C$23]*[.VO21]-[.VP21];0)" office:value-type="float" office:value="0.154124799999977" calcext:value-type="float">
            <text:p>0.1541248</text:p>
          </table:table-cell>
          <table:table-cell table:style-name="ce2" table:formula="of:=MAX([.$C$23]*[.VP21]-[.VQ21];0)" office:value-type="float" office:value="0.154124799999977" calcext:value-type="float">
            <text:p>0.1541248</text:p>
          </table:table-cell>
          <table:table-cell table:style-name="ce2" table:formula="of:=MAX([.$C$23]*[.VQ21]-[.VR21];0)" office:value-type="float" office:value="0.154124799999977" calcext:value-type="float">
            <text:p>0.1541248</text:p>
          </table:table-cell>
          <table:table-cell table:style-name="ce2" table:formula="of:=MAX([.$C$23]*[.VR21]-[.VS21];0)" office:value-type="float" office:value="0.154124799999977" calcext:value-type="float">
            <text:p>0.1541248</text:p>
          </table:table-cell>
          <table:table-cell table:style-name="ce2" table:formula="of:=MAX([.$C$23]*[.VS21]-[.VT21];0)" office:value-type="float" office:value="0.154124799999977" calcext:value-type="float">
            <text:p>0.1541248</text:p>
          </table:table-cell>
          <table:table-cell table:style-name="ce2" table:formula="of:=MAX([.$C$23]*[.VT21]-[.VU21];0)" office:value-type="float" office:value="0.154124799999977" calcext:value-type="float">
            <text:p>0.1541248</text:p>
          </table:table-cell>
          <table:table-cell table:style-name="ce2" table:formula="of:=MAX([.$C$23]*[.VU21]-[.VV21];0)" office:value-type="float" office:value="0.154124799999977" calcext:value-type="float">
            <text:p>0.1541248</text:p>
          </table:table-cell>
          <table:table-cell table:style-name="ce2" table:formula="of:=MAX([.$C$23]*[.VV21]-[.VW21];0)" office:value-type="float" office:value="0.154124799999977" calcext:value-type="float">
            <text:p>0.1541248</text:p>
          </table:table-cell>
          <table:table-cell table:style-name="ce2" table:formula="of:=MAX([.$C$23]*[.VW21]-[.VX21];0)" office:value-type="float" office:value="0.154124799999977" calcext:value-type="float">
            <text:p>0.1541248</text:p>
          </table:table-cell>
          <table:table-cell table:style-name="ce2" table:formula="of:=MAX([.$C$23]*[.VX21]-[.VY21];0)" office:value-type="float" office:value="0.154124799999977" calcext:value-type="float">
            <text:p>0.1541248</text:p>
          </table:table-cell>
          <table:table-cell table:style-name="ce2" table:formula="of:=MAX([.$C$23]*[.VY21]-[.VZ21];0)" office:value-type="float" office:value="0.154124799999977" calcext:value-type="float">
            <text:p>0.1541248</text:p>
          </table:table-cell>
          <table:table-cell table:style-name="ce2" table:formula="of:=MAX([.$C$23]*[.VZ21]-[.WA21];0)" office:value-type="float" office:value="0.154124799999977" calcext:value-type="float">
            <text:p>0.1541248</text:p>
          </table:table-cell>
          <table:table-cell table:style-name="ce2" table:formula="of:=MAX([.$C$23]*[.WA21]-[.WB21];0)" office:value-type="float" office:value="0.154124799999977" calcext:value-type="float">
            <text:p>0.1541248</text:p>
          </table:table-cell>
          <table:table-cell table:style-name="ce2" table:formula="of:=MAX([.$C$23]*[.WB21]-[.WC21];0)" office:value-type="float" office:value="0.154124799999977" calcext:value-type="float">
            <text:p>0.1541248</text:p>
          </table:table-cell>
          <table:table-cell table:style-name="ce2" table:formula="of:=MAX([.$C$23]*[.WC21]-[.WD21];0)" office:value-type="float" office:value="0.154124799999977" calcext:value-type="float">
            <text:p>0.1541248</text:p>
          </table:table-cell>
          <table:table-cell table:style-name="ce2" table:formula="of:=MAX([.$C$23]*[.WD21]-[.WE21];0)" office:value-type="float" office:value="0.154124799999977" calcext:value-type="float">
            <text:p>0.1541248</text:p>
          </table:table-cell>
          <table:table-cell table:style-name="ce2" table:formula="of:=MAX([.$C$23]*[.WE21]-[.WF21];0)" office:value-type="float" office:value="0.154124799999977" calcext:value-type="float">
            <text:p>0.1541248</text:p>
          </table:table-cell>
          <table:table-cell table:style-name="ce2" table:formula="of:=MAX([.$C$23]*[.WF21]-[.WG21];0)" office:value-type="float" office:value="0.154124799999977" calcext:value-type="float">
            <text:p>0.1541248</text:p>
          </table:table-cell>
          <table:table-cell table:style-name="ce2" table:formula="of:=MAX([.$C$23]*[.WG21]-[.WH21];0)" office:value-type="float" office:value="0.154124799999977" calcext:value-type="float">
            <text:p>0.1541248</text:p>
          </table:table-cell>
          <table:table-cell table:style-name="ce2" table:formula="of:=MAX([.$C$23]*[.WH21]-[.WI21];0)" office:value-type="float" office:value="0.154124799999977" calcext:value-type="float">
            <text:p>0.1541248</text:p>
          </table:table-cell>
          <table:table-cell table:style-name="ce2" table:formula="of:=MAX([.$C$23]*[.WI21]-[.WJ21];0)" office:value-type="float" office:value="0.154124799999977" calcext:value-type="float">
            <text:p>0.1541248</text:p>
          </table:table-cell>
          <table:table-cell table:style-name="ce2" table:formula="of:=MAX([.$C$23]*[.WJ21]-[.WK21];0)" office:value-type="float" office:value="0.154124799999977" calcext:value-type="float">
            <text:p>0.1541248</text:p>
          </table:table-cell>
          <table:table-cell table:style-name="ce2" table:formula="of:=MAX([.$C$23]*[.WK21]-[.WL21];0)" office:value-type="float" office:value="0.154124799999977" calcext:value-type="float">
            <text:p>0.1541248</text:p>
          </table:table-cell>
          <table:table-cell table:style-name="ce2" table:formula="of:=MAX([.$C$23]*[.WL21]-[.WM21];0)" office:value-type="float" office:value="0.154124799999977" calcext:value-type="float">
            <text:p>0.1541248</text:p>
          </table:table-cell>
          <table:table-cell table:style-name="ce2" table:formula="of:=MAX([.$C$23]*[.WM21]-[.WN21];0)" office:value-type="float" office:value="0.154124799999977" calcext:value-type="float">
            <text:p>0.1541248</text:p>
          </table:table-cell>
          <table:table-cell table:style-name="ce2" table:formula="of:=MAX([.$C$23]*[.WN21]-[.WO21];0)" office:value-type="float" office:value="0.154124799999977" calcext:value-type="float">
            <text:p>0.1541248</text:p>
          </table:table-cell>
          <table:table-cell table:style-name="ce2" table:formula="of:=MAX([.$C$23]*[.WO21]-[.WP21];0)" office:value-type="float" office:value="0.154124799999977" calcext:value-type="float">
            <text:p>0.1541248</text:p>
          </table:table-cell>
          <table:table-cell table:style-name="ce2" table:formula="of:=MAX([.$C$23]*[.WP21]-[.WQ21];0)" office:value-type="float" office:value="0.154124799999977" calcext:value-type="float">
            <text:p>0.1541248</text:p>
          </table:table-cell>
          <table:table-cell table:style-name="ce2" table:formula="of:=MAX([.$C$23]*[.WQ21]-[.WR21];0)" office:value-type="float" office:value="0.154124799999977" calcext:value-type="float">
            <text:p>0.1541248</text:p>
          </table:table-cell>
          <table:table-cell table:style-name="ce2" table:formula="of:=MAX([.$C$23]*[.WR21]-[.WS21];0)" office:value-type="float" office:value="0.154124799999977" calcext:value-type="float">
            <text:p>0.1541248</text:p>
          </table:table-cell>
          <table:table-cell table:style-name="ce2" table:formula="of:=MAX([.$C$23]*[.WS21]-[.WT21];0)" office:value-type="float" office:value="0.154124799999977" calcext:value-type="float">
            <text:p>0.1541248</text:p>
          </table:table-cell>
          <table:table-cell table:style-name="ce2" table:formula="of:=MAX([.$C$23]*[.WT21]-[.WU21];0)" office:value-type="float" office:value="0.154124799999977" calcext:value-type="float">
            <text:p>0.1541248</text:p>
          </table:table-cell>
          <table:table-cell table:style-name="ce2" table:formula="of:=MAX([.$C$23]*[.WU21]-[.WV21];0)" office:value-type="float" office:value="0.154124799999977" calcext:value-type="float">
            <text:p>0.1541248</text:p>
          </table:table-cell>
          <table:table-cell table:style-name="ce2" table:formula="of:=MAX([.$C$23]*[.WV21]-[.WW21];0)" office:value-type="float" office:value="0.154124799999977" calcext:value-type="float">
            <text:p>0.1541248</text:p>
          </table:table-cell>
          <table:table-cell table:style-name="ce2" table:formula="of:=MAX([.$C$23]*[.WW21]-[.WX21];0)" office:value-type="float" office:value="0.154124799999977" calcext:value-type="float">
            <text:p>0.1541248</text:p>
          </table:table-cell>
          <table:table-cell table:style-name="ce2" table:formula="of:=MAX([.$C$23]*[.WX21]-[.WY21];0)" office:value-type="float" office:value="0.154124799999977" calcext:value-type="float">
            <text:p>0.1541248</text:p>
          </table:table-cell>
          <table:table-cell table:style-name="ce2" table:formula="of:=MAX([.$C$23]*[.WY21]-[.WZ21];0)" office:value-type="float" office:value="0.154124799999977" calcext:value-type="float">
            <text:p>0.1541248</text:p>
          </table:table-cell>
          <table:table-cell table:style-name="ce2" table:formula="of:=MAX([.$C$23]*[.WZ21]-[.XA21];0)" office:value-type="float" office:value="0.154124799999977" calcext:value-type="float">
            <text:p>0.1541248</text:p>
          </table:table-cell>
          <table:table-cell table:style-name="ce2" table:formula="of:=MAX([.$C$23]*[.XA21]-[.XB21];0)" office:value-type="float" office:value="0.154124799999977" calcext:value-type="float">
            <text:p>0.1541248</text:p>
          </table:table-cell>
          <table:table-cell table:style-name="ce2" table:formula="of:=MAX([.$C$23]*[.XB21]-[.XC21];0)" office:value-type="float" office:value="0.154124799999977" calcext:value-type="float">
            <text:p>0.1541248</text:p>
          </table:table-cell>
          <table:table-cell table:style-name="ce2" table:formula="of:=MAX([.$C$23]*[.XC21]-[.XD21];0)" office:value-type="float" office:value="0.154124799999977" calcext:value-type="float">
            <text:p>0.1541248</text:p>
          </table:table-cell>
          <table:table-cell table:style-name="ce2" table:formula="of:=MAX([.$C$23]*[.XD21]-[.XE21];0)" office:value-type="float" office:value="0.154124799999977" calcext:value-type="float">
            <text:p>0.1541248</text:p>
          </table:table-cell>
          <table:table-cell table:style-name="ce2" table:formula="of:=MAX([.$C$23]*[.XE21]-[.XF21];0)" office:value-type="float" office:value="0.154124799999977" calcext:value-type="float">
            <text:p>0.1541248</text:p>
          </table:table-cell>
          <table:table-cell table:style-name="ce2" table:formula="of:=MAX([.$C$23]*[.XF21]-[.XG21];0)" office:value-type="float" office:value="0.154124799999977" calcext:value-type="float">
            <text:p>0.1541248</text:p>
          </table:table-cell>
          <table:table-cell table:style-name="ce2" table:formula="of:=MAX([.$C$23]*[.XG21]-[.XH21];0)" office:value-type="float" office:value="0.154124799999977" calcext:value-type="float">
            <text:p>0.1541248</text:p>
          </table:table-cell>
          <table:table-cell table:style-name="ce2" table:formula="of:=MAX([.$C$23]*[.XH21]-[.XI21];0)" office:value-type="float" office:value="0.154124799999977" calcext:value-type="float">
            <text:p>0.1541248</text:p>
          </table:table-cell>
          <table:table-cell table:style-name="ce2" table:formula="of:=MAX([.$C$23]*[.XI21]-[.XJ21];0)" office:value-type="float" office:value="0.154124799999977" calcext:value-type="float">
            <text:p>0.1541248</text:p>
          </table:table-cell>
          <table:table-cell table:style-name="ce2" table:formula="of:=MAX([.$C$23]*[.XJ21]-[.XK21];0)" office:value-type="float" office:value="0.154124799999977" calcext:value-type="float">
            <text:p>0.1541248</text:p>
          </table:table-cell>
          <table:table-cell table:style-name="ce2" table:formula="of:=MAX([.$C$23]*[.XK21]-[.XL21];0)" office:value-type="float" office:value="0.154124799999977" calcext:value-type="float">
            <text:p>0.1541248</text:p>
          </table:table-cell>
          <table:table-cell table:style-name="ce2" table:formula="of:=MAX([.$C$23]*[.XL21]-[.XM21];0)" office:value-type="float" office:value="0.154124799999977" calcext:value-type="float">
            <text:p>0.1541248</text:p>
          </table:table-cell>
          <table:table-cell table:style-name="ce2" table:formula="of:=MAX([.$C$23]*[.XM21]-[.XN21];0)" office:value-type="float" office:value="0.154124799999977" calcext:value-type="float">
            <text:p>0.1541248</text:p>
          </table:table-cell>
          <table:table-cell table:style-name="ce2" table:formula="of:=MAX([.$C$23]*[.XN21]-[.XO21];0)" office:value-type="float" office:value="0.154124799999977" calcext:value-type="float">
            <text:p>0.1541248</text:p>
          </table:table-cell>
          <table:table-cell table:style-name="ce2" table:formula="of:=MAX([.$C$23]*[.XO21]-[.XP21];0)" office:value-type="float" office:value="0.154124799999977" calcext:value-type="float">
            <text:p>0.1541248</text:p>
          </table:table-cell>
          <table:table-cell table:style-name="ce2" table:formula="of:=MAX([.$C$23]*[.XP21]-[.XQ21];0)" office:value-type="float" office:value="0.154124799999977" calcext:value-type="float">
            <text:p>0.1541248</text:p>
          </table:table-cell>
          <table:table-cell table:style-name="ce2" table:formula="of:=MAX([.$C$23]*[.XQ21]-[.XR21];0)" office:value-type="float" office:value="0.154124799999977" calcext:value-type="float">
            <text:p>0.1541248</text:p>
          </table:table-cell>
          <table:table-cell table:style-name="ce2" table:formula="of:=MAX([.$C$23]*[.XR21]-[.XS21];0)" office:value-type="float" office:value="0.154124799999977" calcext:value-type="float">
            <text:p>0.1541248</text:p>
          </table:table-cell>
          <table:table-cell table:style-name="ce2" table:formula="of:=MAX([.$C$23]*[.XS21]-[.XT21];0)" office:value-type="float" office:value="0.154124799999977" calcext:value-type="float">
            <text:p>0.1541248</text:p>
          </table:table-cell>
          <table:table-cell table:style-name="ce2" table:formula="of:=MAX([.$C$23]*[.XT21]-[.XU21];0)" office:value-type="float" office:value="0.154124799999977" calcext:value-type="float">
            <text:p>0.1541248</text:p>
          </table:table-cell>
          <table:table-cell table:style-name="ce2" table:formula="of:=MAX([.$C$23]*[.XU21]-[.XV21];0)" office:value-type="float" office:value="0.154124799999977" calcext:value-type="float">
            <text:p>0.1541248</text:p>
          </table:table-cell>
          <table:table-cell table:style-name="ce2" table:formula="of:=MAX([.$C$23]*[.XV21]-[.XW21];0)" office:value-type="float" office:value="0.154124799999977" calcext:value-type="float">
            <text:p>0.1541248</text:p>
          </table:table-cell>
          <table:table-cell table:style-name="ce2" table:formula="of:=MAX([.$C$23]*[.XW21]-[.XX21];0)" office:value-type="float" office:value="0.154124799999977" calcext:value-type="float">
            <text:p>0.1541248</text:p>
          </table:table-cell>
          <table:table-cell table:style-name="ce2" table:formula="of:=MAX([.$C$23]*[.XX21]-[.XY21];0)" office:value-type="float" office:value="0.154124799999977" calcext:value-type="float">
            <text:p>0.1541248</text:p>
          </table:table-cell>
          <table:table-cell table:style-name="ce2" table:formula="of:=MAX([.$C$23]*[.XY21]-[.XZ21];0)" office:value-type="float" office:value="0.154124799999977" calcext:value-type="float">
            <text:p>0.1541248</text:p>
          </table:table-cell>
          <table:table-cell table:style-name="ce2" table:formula="of:=MAX([.$C$23]*[.XZ21]-[.YA21];0)" office:value-type="float" office:value="0.154124799999977" calcext:value-type="float">
            <text:p>0.1541248</text:p>
          </table:table-cell>
          <table:table-cell table:style-name="ce2" table:formula="of:=MAX([.$C$23]*[.YA21]-[.YB21];0)" office:value-type="float" office:value="0.154124799999977" calcext:value-type="float">
            <text:p>0.1541248</text:p>
          </table:table-cell>
          <table:table-cell table:style-name="ce2" table:formula="of:=MAX([.$C$23]*[.YB21]-[.YC21];0)" office:value-type="float" office:value="0.154124799999977" calcext:value-type="float">
            <text:p>0.1541248</text:p>
          </table:table-cell>
          <table:table-cell table:style-name="ce2" table:formula="of:=MAX([.$C$23]*[.YC21]-[.YD21];0)" office:value-type="float" office:value="0.154124799999977" calcext:value-type="float">
            <text:p>0.1541248</text:p>
          </table:table-cell>
          <table:table-cell table:style-name="ce2" table:formula="of:=MAX([.$C$23]*[.YD21]-[.YE21];0)" office:value-type="float" office:value="0.154124799999977" calcext:value-type="float">
            <text:p>0.1541248</text:p>
          </table:table-cell>
          <table:table-cell table:style-name="ce2" table:formula="of:=MAX([.$C$23]*[.YE21]-[.YF21];0)" office:value-type="float" office:value="0.154124799999977" calcext:value-type="float">
            <text:p>0.1541248</text:p>
          </table:table-cell>
          <table:table-cell table:style-name="ce2" table:formula="of:=MAX([.$C$23]*[.YF21]-[.YG21];0)" office:value-type="float" office:value="0.154124799999977" calcext:value-type="float">
            <text:p>0.1541248</text:p>
          </table:table-cell>
          <table:table-cell table:style-name="ce2" table:formula="of:=MAX([.$C$23]*[.YG21]-[.YH21];0)" office:value-type="float" office:value="0.154124799999977" calcext:value-type="float">
            <text:p>0.1541248</text:p>
          </table:table-cell>
          <table:table-cell table:style-name="ce2" table:formula="of:=MAX([.$C$23]*[.YH21]-[.YI21];0)" office:value-type="float" office:value="0.154124799999977" calcext:value-type="float">
            <text:p>0.1541248</text:p>
          </table:table-cell>
          <table:table-cell table:style-name="ce2" table:formula="of:=MAX([.$C$23]*[.YI21]-[.YJ21];0)" office:value-type="float" office:value="0.154124799999977" calcext:value-type="float">
            <text:p>0.1541248</text:p>
          </table:table-cell>
          <table:table-cell table:style-name="ce2" table:formula="of:=MAX([.$C$23]*[.YJ21]-[.YK21];0)" office:value-type="float" office:value="0.154124799999977" calcext:value-type="float">
            <text:p>0.1541248</text:p>
          </table:table-cell>
          <table:table-cell table:style-name="ce2" table:formula="of:=MAX([.$C$23]*[.YK21]-[.YL21];0)" office:value-type="float" office:value="0.154124799999977" calcext:value-type="float">
            <text:p>0.1541248</text:p>
          </table:table-cell>
          <table:table-cell table:style-name="ce2" table:formula="of:=MAX([.$C$23]*[.YL21]-[.YM21];0)" office:value-type="float" office:value="0.154124799999977" calcext:value-type="float">
            <text:p>0.1541248</text:p>
          </table:table-cell>
          <table:table-cell table:style-name="ce2" table:formula="of:=MAX([.$C$23]*[.YM21]-[.YN21];0)" office:value-type="float" office:value="0.154124799999977" calcext:value-type="float">
            <text:p>0.1541248</text:p>
          </table:table-cell>
          <table:table-cell table:style-name="ce2" table:formula="of:=MAX([.$C$23]*[.YN21]-[.YO21];0)" office:value-type="float" office:value="0.154124799999977" calcext:value-type="float">
            <text:p>0.1541248</text:p>
          </table:table-cell>
          <table:table-cell table:style-name="ce2" table:formula="of:=MAX([.$C$23]*[.YO21]-[.YP21];0)" office:value-type="float" office:value="0.154124799999977" calcext:value-type="float">
            <text:p>0.1541248</text:p>
          </table:table-cell>
          <table:table-cell table:style-name="ce2" table:formula="of:=MAX([.$C$23]*[.YP21]-[.YQ21];0)" office:value-type="float" office:value="0.154124799999977" calcext:value-type="float">
            <text:p>0.1541248</text:p>
          </table:table-cell>
          <table:table-cell table:style-name="ce2" table:formula="of:=MAX([.$C$23]*[.YQ21]-[.YR21];0)" office:value-type="float" office:value="0.154124799999977" calcext:value-type="float">
            <text:p>0.1541248</text:p>
          </table:table-cell>
          <table:table-cell table:style-name="ce2" table:formula="of:=MAX([.$C$23]*[.YR21]-[.YS21];0)" office:value-type="float" office:value="0.154124799999977" calcext:value-type="float">
            <text:p>0.1541248</text:p>
          </table:table-cell>
          <table:table-cell table:style-name="ce2" table:formula="of:=MAX([.$C$23]*[.YS21]-[.YT21];0)" office:value-type="float" office:value="0.154124799999977" calcext:value-type="float">
            <text:p>0.1541248</text:p>
          </table:table-cell>
          <table:table-cell table:style-name="ce2" table:formula="of:=MAX([.$C$23]*[.YT21]-[.YU21];0)" office:value-type="float" office:value="0.154124799999977" calcext:value-type="float">
            <text:p>0.1541248</text:p>
          </table:table-cell>
          <table:table-cell table:style-name="ce2" table:formula="of:=MAX([.$C$23]*[.YU21]-[.YV21];0)" office:value-type="float" office:value="0.154124799999977" calcext:value-type="float">
            <text:p>0.1541248</text:p>
          </table:table-cell>
          <table:table-cell table:style-name="ce2" table:formula="of:=MAX([.$C$23]*[.YV21]-[.YW21];0)" office:value-type="float" office:value="0.154124799999977" calcext:value-type="float">
            <text:p>0.1541248</text:p>
          </table:table-cell>
          <table:table-cell table:style-name="ce2" table:formula="of:=MAX([.$C$23]*[.YW21]-[.YX21];0)" office:value-type="float" office:value="0.154124799999977" calcext:value-type="float">
            <text:p>0.1541248</text:p>
          </table:table-cell>
          <table:table-cell table:style-name="ce2" table:formula="of:=MAX([.$C$23]*[.YX21]-[.YY21];0)" office:value-type="float" office:value="0.154124799999977" calcext:value-type="float">
            <text:p>0.1541248</text:p>
          </table:table-cell>
          <table:table-cell table:style-name="ce2" table:formula="of:=MAX([.$C$23]*[.YY21]-[.YZ21];0)" office:value-type="float" office:value="0.154124799999977" calcext:value-type="float">
            <text:p>0.1541248</text:p>
          </table:table-cell>
          <table:table-cell table:style-name="ce2" table:formula="of:=MAX([.$C$23]*[.YZ21]-[.ZA21];0)" office:value-type="float" office:value="0.154124799999977" calcext:value-type="float">
            <text:p>0.1541248</text:p>
          </table:table-cell>
          <table:table-cell table:style-name="ce2" table:formula="of:=MAX([.$C$23]*[.ZA21]-[.ZB21];0)" office:value-type="float" office:value="0.154124799999977" calcext:value-type="float">
            <text:p>0.1541248</text:p>
          </table:table-cell>
          <table:table-cell table:style-name="ce2" table:formula="of:=MAX([.$C$23]*[.ZB21]-[.ZC21];0)" office:value-type="float" office:value="0.154124799999977" calcext:value-type="float">
            <text:p>0.1541248</text:p>
          </table:table-cell>
          <table:table-cell table:style-name="ce2" table:formula="of:=MAX([.$C$23]*[.ZC21]-[.ZD21];0)" office:value-type="float" office:value="0.154124799999977" calcext:value-type="float">
            <text:p>0.1541248</text:p>
          </table:table-cell>
          <table:table-cell table:style-name="ce2" table:formula="of:=MAX([.$C$23]*[.ZD21]-[.ZE21];0)" office:value-type="float" office:value="0.154124799999977" calcext:value-type="float">
            <text:p>0.1541248</text:p>
          </table:table-cell>
          <table:table-cell table:style-name="ce2" table:formula="of:=MAX([.$C$23]*[.ZE21]-[.ZF21];0)" office:value-type="float" office:value="0.154124799999977" calcext:value-type="float">
            <text:p>0.1541248</text:p>
          </table:table-cell>
          <table:table-cell table:style-name="ce2" table:formula="of:=MAX([.$C$23]*[.ZF21]-[.ZG21];0)" office:value-type="float" office:value="0.154124799999977" calcext:value-type="float">
            <text:p>0.1541248</text:p>
          </table:table-cell>
          <table:table-cell table:style-name="ce2" table:formula="of:=MAX([.$C$23]*[.ZG21]-[.ZH21];0)" office:value-type="float" office:value="0.154124799999977" calcext:value-type="float">
            <text:p>0.1541248</text:p>
          </table:table-cell>
          <table:table-cell table:style-name="ce2" table:formula="of:=MAX([.$C$23]*[.ZH21]-[.ZI21];0)" office:value-type="float" office:value="0.154124799999977" calcext:value-type="float">
            <text:p>0.1541248</text:p>
          </table:table-cell>
          <table:table-cell table:style-name="ce2" table:formula="of:=MAX([.$C$23]*[.ZI21]-[.ZJ21];0)" office:value-type="float" office:value="0.154124799999977" calcext:value-type="float">
            <text:p>0.1541248</text:p>
          </table:table-cell>
          <table:table-cell table:style-name="ce2" table:formula="of:=MAX([.$C$23]*[.ZJ21]-[.ZK21];0)" office:value-type="float" office:value="0.154124799999977" calcext:value-type="float">
            <text:p>0.1541248</text:p>
          </table:table-cell>
          <table:table-cell table:style-name="ce2" table:formula="of:=MAX([.$C$23]*[.ZK21]-[.ZL21];0)" office:value-type="float" office:value="0.154124799999977" calcext:value-type="float">
            <text:p>0.1541248</text:p>
          </table:table-cell>
          <table:table-cell table:style-name="ce2" table:formula="of:=MAX([.$C$23]*[.ZL21]-[.ZM21];0)" office:value-type="float" office:value="0.154124799999977" calcext:value-type="float">
            <text:p>0.1541248</text:p>
          </table:table-cell>
          <table:table-cell table:style-name="ce2" table:formula="of:=MAX([.$C$23]*[.ZM21]-[.ZN21];0)" office:value-type="float" office:value="0.154124799999977" calcext:value-type="float">
            <text:p>0.1541248</text:p>
          </table:table-cell>
          <table:table-cell table:style-name="ce2" table:formula="of:=MAX([.$C$23]*[.ZN21]-[.ZO21];0)" office:value-type="float" office:value="0.154124799999977" calcext:value-type="float">
            <text:p>0.1541248</text:p>
          </table:table-cell>
          <table:table-cell table:style-name="ce2" table:formula="of:=MAX([.$C$23]*[.ZO21]-[.ZP21];0)" office:value-type="float" office:value="0.154124799999977" calcext:value-type="float">
            <text:p>0.1541248</text:p>
          </table:table-cell>
          <table:table-cell table:style-name="ce2" table:formula="of:=MAX([.$C$23]*[.ZP21]-[.ZQ21];0)" office:value-type="float" office:value="0.154124799999977" calcext:value-type="float">
            <text:p>0.1541248</text:p>
          </table:table-cell>
          <table:table-cell table:style-name="ce2" table:formula="of:=MAX([.$C$23]*[.ZQ21]-[.ZR21];0)" office:value-type="float" office:value="0.154124799999977" calcext:value-type="float">
            <text:p>0.1541248</text:p>
          </table:table-cell>
          <table:table-cell table:style-name="ce2" table:formula="of:=MAX([.$C$23]*[.ZR21]-[.ZS21];0)" office:value-type="float" office:value="0.154124799999977" calcext:value-type="float">
            <text:p>0.1541248</text:p>
          </table:table-cell>
          <table:table-cell table:style-name="ce2" table:formula="of:=MAX([.$C$23]*[.ZS21]-[.ZT21];0)" office:value-type="float" office:value="0.154124799999977" calcext:value-type="float">
            <text:p>0.1541248</text:p>
          </table:table-cell>
          <table:table-cell table:style-name="ce2" table:formula="of:=MAX([.$C$23]*[.ZT21]-[.ZU21];0)" office:value-type="float" office:value="0.154124799999977" calcext:value-type="float">
            <text:p>0.1541248</text:p>
          </table:table-cell>
          <table:table-cell table:style-name="ce2" table:formula="of:=MAX([.$C$23]*[.ZU21]-[.ZV21];0)" office:value-type="float" office:value="0.154124799999977" calcext:value-type="float">
            <text:p>0.1541248</text:p>
          </table:table-cell>
          <table:table-cell table:style-name="ce2" table:formula="of:=MAX([.$C$23]*[.ZV21]-[.ZW21];0)" office:value-type="float" office:value="0.154124799999977" calcext:value-type="float">
            <text:p>0.1541248</text:p>
          </table:table-cell>
          <table:table-cell table:style-name="ce2" table:formula="of:=MAX([.$C$23]*[.ZW21]-[.ZX21];0)" office:value-type="float" office:value="0.154124799999977" calcext:value-type="float">
            <text:p>0.1541248</text:p>
          </table:table-cell>
          <table:table-cell table:style-name="ce2" table:formula="of:=MAX([.$C$23]*[.ZX21]-[.ZY21];0)" office:value-type="float" office:value="0.154124799999977" calcext:value-type="float">
            <text:p>0.1541248</text:p>
          </table:table-cell>
          <table:table-cell table:style-name="ce2" table:formula="of:=MAX([.$C$23]*[.ZY21]-[.ZZ21];0)" office:value-type="float" office:value="0.154124799999977" calcext:value-type="float">
            <text:p>0.1541248</text:p>
          </table:table-cell>
          <table:table-cell table:style-name="ce2" table:formula="of:=MAX([.$C$23]*[.ZZ21]-[.AAA21];0)" office:value-type="float" office:value="0.154124799999977" calcext:value-type="float">
            <text:p>0.1541248</text:p>
          </table:table-cell>
          <table:table-cell table:style-name="ce2" table:formula="of:=MAX([.$C$23]*[.AAA21]-[.AAB21];0)" office:value-type="float" office:value="0.154124799999977" calcext:value-type="float">
            <text:p>0.1541248</text:p>
          </table:table-cell>
          <table:table-cell table:style-name="ce2" table:formula="of:=MAX([.$C$23]*[.AAB21]-[.AAC21];0)" office:value-type="float" office:value="0.154124799999977" calcext:value-type="float">
            <text:p>0.1541248</text:p>
          </table:table-cell>
          <table:table-cell table:style-name="ce2" table:formula="of:=MAX([.$C$23]*[.AAC21]-[.AAD21];0)" office:value-type="float" office:value="0.154124799999977" calcext:value-type="float">
            <text:p>0.1541248</text:p>
          </table:table-cell>
          <table:table-cell table:style-name="ce2" table:formula="of:=MAX([.$C$23]*[.AAD21]-[.AAE21];0)" office:value-type="float" office:value="0.154124799999977" calcext:value-type="float">
            <text:p>0.1541248</text:p>
          </table:table-cell>
          <table:table-cell table:style-name="ce2" table:formula="of:=MAX([.$C$23]*[.AAE21]-[.AAF21];0)" office:value-type="float" office:value="0.154124799999977" calcext:value-type="float">
            <text:p>0.1541248</text:p>
          </table:table-cell>
          <table:table-cell table:style-name="ce2" table:formula="of:=MAX([.$C$23]*[.AAF21]-[.AAG21];0)" office:value-type="float" office:value="0.154124799999977" calcext:value-type="float">
            <text:p>0.1541248</text:p>
          </table:table-cell>
          <table:table-cell table:style-name="ce2" table:formula="of:=MAX([.$C$23]*[.AAG21]-[.AAH21];0)" office:value-type="float" office:value="0.154124799999977" calcext:value-type="float">
            <text:p>0.1541248</text:p>
          </table:table-cell>
          <table:table-cell table:style-name="ce2" table:formula="of:=MAX([.$C$23]*[.AAH21]-[.AAI21];0)" office:value-type="float" office:value="0.154124799999977" calcext:value-type="float">
            <text:p>0.1541248</text:p>
          </table:table-cell>
          <table:table-cell table:style-name="ce2" table:formula="of:=MAX([.$C$23]*[.AAI21]-[.AAJ21];0)" office:value-type="float" office:value="0.154124799999977" calcext:value-type="float">
            <text:p>0.1541248</text:p>
          </table:table-cell>
          <table:table-cell table:style-name="ce2" table:formula="of:=MAX([.$C$23]*[.AAJ21]-[.AAK21];0)" office:value-type="float" office:value="0.154124799999977" calcext:value-type="float">
            <text:p>0.1541248</text:p>
          </table:table-cell>
          <table:table-cell table:style-name="ce2" table:formula="of:=MAX([.$C$23]*[.AAK21]-[.AAL21];0)" office:value-type="float" office:value="0.154124799999977" calcext:value-type="float">
            <text:p>0.1541248</text:p>
          </table:table-cell>
          <table:table-cell table:style-name="ce2" table:formula="of:=MAX([.$C$23]*[.AAL21]-[.AAM21];0)" office:value-type="float" office:value="0.154124799999977" calcext:value-type="float">
            <text:p>0.1541248</text:p>
          </table:table-cell>
          <table:table-cell table:style-name="ce2" table:formula="of:=MAX([.$C$23]*[.AAM21]-[.AAN21];0)" office:value-type="float" office:value="0.154124799999977" calcext:value-type="float">
            <text:p>0.1541248</text:p>
          </table:table-cell>
          <table:table-cell table:style-name="ce2" table:formula="of:=MAX([.$C$23]*[.AAN21]-[.AAO21];0)" office:value-type="float" office:value="0.154124799999977" calcext:value-type="float">
            <text:p>0.1541248</text:p>
          </table:table-cell>
          <table:table-cell table:style-name="ce2" table:formula="of:=MAX([.$C$23]*[.AAO21]-[.AAP21];0)" office:value-type="float" office:value="0.154124799999977" calcext:value-type="float">
            <text:p>0.1541248</text:p>
          </table:table-cell>
          <table:table-cell table:style-name="ce2" table:formula="of:=MAX([.$C$23]*[.AAP21]-[.AAQ21];0)" office:value-type="float" office:value="0.154124799999977" calcext:value-type="float">
            <text:p>0.1541248</text:p>
          </table:table-cell>
          <table:table-cell table:style-name="ce2" table:formula="of:=MAX([.$C$23]*[.AAQ21]-[.AAR21];0)" office:value-type="float" office:value="0.154124799999977" calcext:value-type="float">
            <text:p>0.1541248</text:p>
          </table:table-cell>
          <table:table-cell table:style-name="ce2" table:formula="of:=MAX([.$C$23]*[.AAR21]-[.AAS21];0)" office:value-type="float" office:value="0.154124799999977" calcext:value-type="float">
            <text:p>0.1541248</text:p>
          </table:table-cell>
          <table:table-cell table:style-name="ce2" table:formula="of:=MAX([.$C$23]*[.AAS21]-[.AAT21];0)" office:value-type="float" office:value="0.154124799999977" calcext:value-type="float">
            <text:p>0.1541248</text:p>
          </table:table-cell>
          <table:table-cell table:style-name="ce2" table:formula="of:=MAX([.$C$23]*[.AAT21]-[.AAU21];0)" office:value-type="float" office:value="0.154124799999977" calcext:value-type="float">
            <text:p>0.1541248</text:p>
          </table:table-cell>
          <table:table-cell table:style-name="ce2" table:formula="of:=MAX([.$C$23]*[.AAU21]-[.AAV21];0)" office:value-type="float" office:value="0.154124799999977" calcext:value-type="float">
            <text:p>0.1541248</text:p>
          </table:table-cell>
          <table:table-cell table:style-name="ce2" table:formula="of:=MAX([.$C$23]*[.AAV21]-[.AAW21];0)" office:value-type="float" office:value="0.154124799999977" calcext:value-type="float">
            <text:p>0.1541248</text:p>
          </table:table-cell>
          <table:table-cell table:style-name="ce2" table:formula="of:=MAX([.$C$23]*[.AAW21]-[.AAX21];0)" office:value-type="float" office:value="0.154124799999977" calcext:value-type="float">
            <text:p>0.1541248</text:p>
          </table:table-cell>
          <table:table-cell table:style-name="ce2" table:formula="of:=MAX([.$C$23]*[.AAX21]-[.AAY21];0)" office:value-type="float" office:value="0.154124799999977" calcext:value-type="float">
            <text:p>0.1541248</text:p>
          </table:table-cell>
          <table:table-cell table:style-name="ce2" table:formula="of:=MAX([.$C$23]*[.AAY21]-[.AAZ21];0)" office:value-type="float" office:value="0.154124799999977" calcext:value-type="float">
            <text:p>0.1541248</text:p>
          </table:table-cell>
          <table:table-cell table:style-name="ce2" table:formula="of:=MAX([.$C$23]*[.AAZ21]-[.ABA21];0)" office:value-type="float" office:value="0.154124799999977" calcext:value-type="float">
            <text:p>0.1541248</text:p>
          </table:table-cell>
          <table:table-cell table:style-name="ce2" table:formula="of:=MAX([.$C$23]*[.ABA21]-[.ABB21];0)" office:value-type="float" office:value="0.154124799999977" calcext:value-type="float">
            <text:p>0.1541248</text:p>
          </table:table-cell>
          <table:table-cell table:style-name="ce2" table:formula="of:=MAX([.$C$23]*[.ABB21]-[.ABC21];0)" office:value-type="float" office:value="0.154124799999977" calcext:value-type="float">
            <text:p>0.1541248</text:p>
          </table:table-cell>
          <table:table-cell table:style-name="ce2" table:formula="of:=MAX([.$C$23]*[.ABC21]-[.ABD21];0)" office:value-type="float" office:value="0.154124799999977" calcext:value-type="float">
            <text:p>0.1541248</text:p>
          </table:table-cell>
          <table:table-cell table:style-name="ce2" table:formula="of:=MAX([.$C$23]*[.ABD21]-[.ABE21];0)" office:value-type="float" office:value="0.154124799999977" calcext:value-type="float">
            <text:p>0.1541248</text:p>
          </table:table-cell>
          <table:table-cell table:style-name="ce2" table:formula="of:=MAX([.$C$23]*[.ABE21]-[.ABF21];0)" office:value-type="float" office:value="0.154124799999977" calcext:value-type="float">
            <text:p>0.1541248</text:p>
          </table:table-cell>
          <table:table-cell table:style-name="ce2" table:formula="of:=MAX([.$C$23]*[.ABF21]-[.ABG21];0)" office:value-type="float" office:value="0.154124799999977" calcext:value-type="float">
            <text:p>0.1541248</text:p>
          </table:table-cell>
          <table:table-cell table:style-name="ce2" table:formula="of:=MAX([.$C$23]*[.ABG21]-[.ABH21];0)" office:value-type="float" office:value="0.154124799999977" calcext:value-type="float">
            <text:p>0.1541248</text:p>
          </table:table-cell>
          <table:table-cell table:style-name="ce2" table:formula="of:=MAX([.$C$23]*[.ABH21]-[.ABI21];0)" office:value-type="float" office:value="0.154124799999977" calcext:value-type="float">
            <text:p>0.1541248</text:p>
          </table:table-cell>
          <table:table-cell table:style-name="ce2" table:formula="of:=MAX([.$C$23]*[.ABI21]-[.ABJ21];0)" office:value-type="float" office:value="0.154124799999977" calcext:value-type="float">
            <text:p>0.1541248</text:p>
          </table:table-cell>
          <table:table-cell table:style-name="ce2" table:formula="of:=MAX([.$C$23]*[.ABJ21]-[.ABK21];0)" office:value-type="float" office:value="0.154124799999977" calcext:value-type="float">
            <text:p>0.1541248</text:p>
          </table:table-cell>
          <table:table-cell table:style-name="ce2" table:formula="of:=MAX([.$C$23]*[.ABK21]-[.ABL21];0)" office:value-type="float" office:value="0.154124799999977" calcext:value-type="float">
            <text:p>0.1541248</text:p>
          </table:table-cell>
          <table:table-cell table:style-name="ce2" table:formula="of:=MAX([.$C$23]*[.ABL21]-[.ABM21];0)" office:value-type="float" office:value="0.154124799999977" calcext:value-type="float">
            <text:p>0.1541248</text:p>
          </table:table-cell>
          <table:table-cell table:style-name="ce2" table:formula="of:=MAX([.$C$23]*[.ABM21]-[.ABN21];0)" office:value-type="float" office:value="0.154124799999977" calcext:value-type="float">
            <text:p>0.1541248</text:p>
          </table:table-cell>
          <table:table-cell table:style-name="ce2" table:formula="of:=MAX([.$C$23]*[.ABN21]-[.ABO21];0)" office:value-type="float" office:value="0.154124799999977" calcext:value-type="float">
            <text:p>0.1541248</text:p>
          </table:table-cell>
          <table:table-cell table:style-name="ce2" table:formula="of:=MAX([.$C$23]*[.ABO21]-[.ABP21];0)" office:value-type="float" office:value="0.154124799999977" calcext:value-type="float">
            <text:p>0.1541248</text:p>
          </table:table-cell>
          <table:table-cell table:style-name="ce2" table:formula="of:=MAX([.$C$23]*[.ABP21]-[.ABQ21];0)" office:value-type="float" office:value="0.154124799999977" calcext:value-type="float">
            <text:p>0.1541248</text:p>
          </table:table-cell>
          <table:table-cell table:style-name="ce2" table:formula="of:=MAX([.$C$23]*[.ABQ21]-[.ABR21];0)" office:value-type="float" office:value="0.154124799999977" calcext:value-type="float">
            <text:p>0.1541248</text:p>
          </table:table-cell>
          <table:table-cell table:style-name="ce2" table:formula="of:=MAX([.$C$23]*[.ABR21]-[.ABS21];0)" office:value-type="float" office:value="0.154124799999977" calcext:value-type="float">
            <text:p>0.1541248</text:p>
          </table:table-cell>
          <table:table-cell table:style-name="ce2" table:formula="of:=MAX([.$C$23]*[.ABS21]-[.ABT21];0)" office:value-type="float" office:value="0.154124799999977" calcext:value-type="float">
            <text:p>0.1541248</text:p>
          </table:table-cell>
          <table:table-cell table:style-name="ce2" table:formula="of:=MAX([.$C$23]*[.ABT21]-[.ABU21];0)" office:value-type="float" office:value="0.154124799999977" calcext:value-type="float">
            <text:p>0.1541248</text:p>
          </table:table-cell>
          <table:table-cell table:style-name="ce2" table:formula="of:=MAX([.$C$23]*[.ABU21]-[.ABV21];0)" office:value-type="float" office:value="0.154124799999977" calcext:value-type="float">
            <text:p>0.1541248</text:p>
          </table:table-cell>
          <table:table-cell table:style-name="ce2" table:formula="of:=MAX([.$C$23]*[.ABV21]-[.ABW21];0)" office:value-type="float" office:value="0.154124799999977" calcext:value-type="float">
            <text:p>0.1541248</text:p>
          </table:table-cell>
          <table:table-cell table:style-name="ce2" table:formula="of:=MAX([.$C$23]*[.ABW21]-[.ABX21];0)" office:value-type="float" office:value="0.154124799999977" calcext:value-type="float">
            <text:p>0.1541248</text:p>
          </table:table-cell>
          <table:table-cell table:style-name="ce2" table:formula="of:=MAX([.$C$23]*[.ABX21]-[.ABY21];0)" office:value-type="float" office:value="0.154124799999977" calcext:value-type="float">
            <text:p>0.1541248</text:p>
          </table:table-cell>
          <table:table-cell table:style-name="ce2" table:formula="of:=MAX([.$C$23]*[.ABY21]-[.ABZ21];0)" office:value-type="float" office:value="0.154124799999977" calcext:value-type="float">
            <text:p>0.1541248</text:p>
          </table:table-cell>
          <table:table-cell table:style-name="ce2" table:formula="of:=MAX([.$C$23]*[.ABZ21]-[.ACA21];0)" office:value-type="float" office:value="0.154124799999977" calcext:value-type="float">
            <text:p>0.1541248</text:p>
          </table:table-cell>
          <table:table-cell table:style-name="ce2" table:formula="of:=MAX([.$C$23]*[.ACA21]-[.ACB21];0)" office:value-type="float" office:value="0.154124799999977" calcext:value-type="float">
            <text:p>0.1541248</text:p>
          </table:table-cell>
          <table:table-cell table:style-name="ce2" table:formula="of:=MAX([.$C$23]*[.ACB21]-[.ACC21];0)" office:value-type="float" office:value="0.154124799999977" calcext:value-type="float">
            <text:p>0.1541248</text:p>
          </table:table-cell>
          <table:table-cell table:style-name="ce2" table:formula="of:=MAX([.$C$23]*[.ACC21]-[.ACD21];0)" office:value-type="float" office:value="0.154124799999977" calcext:value-type="float">
            <text:p>0.1541248</text:p>
          </table:table-cell>
          <table:table-cell table:style-name="ce2" table:formula="of:=MAX([.$C$23]*[.ACD21]-[.ACE21];0)" office:value-type="float" office:value="0.154124799999977" calcext:value-type="float">
            <text:p>0.1541248</text:p>
          </table:table-cell>
          <table:table-cell table:style-name="ce2" table:formula="of:=MAX([.$C$23]*[.ACE21]-[.ACF21];0)" office:value-type="float" office:value="0.154124799999977" calcext:value-type="float">
            <text:p>0.1541248</text:p>
          </table:table-cell>
          <table:table-cell table:style-name="ce2" table:formula="of:=MAX([.$C$23]*[.ACF21]-[.ACG21];0)" office:value-type="float" office:value="0.154124799999977" calcext:value-type="float">
            <text:p>0.1541248</text:p>
          </table:table-cell>
          <table:table-cell table:style-name="ce2" table:formula="of:=MAX([.$C$23]*[.ACG21]-[.ACH21];0)" office:value-type="float" office:value="0.154124799999977" calcext:value-type="float">
            <text:p>0.1541248</text:p>
          </table:table-cell>
          <table:table-cell table:style-name="ce2" table:formula="of:=MAX([.$C$23]*[.ACH21]-[.ACI21];0)" office:value-type="float" office:value="0.154124799999977" calcext:value-type="float">
            <text:p>0.1541248</text:p>
          </table:table-cell>
          <table:table-cell table:style-name="ce2" table:formula="of:=MAX([.$C$23]*[.ACI21]-[.ACJ21];0)" office:value-type="float" office:value="0.154124799999977" calcext:value-type="float">
            <text:p>0.1541248</text:p>
          </table:table-cell>
          <table:table-cell table:style-name="ce2" table:formula="of:=MAX([.$C$23]*[.ACJ21]-[.ACK21];0)" office:value-type="float" office:value="0.154124799999977" calcext:value-type="float">
            <text:p>0.1541248</text:p>
          </table:table-cell>
          <table:table-cell table:style-name="ce2" table:formula="of:=MAX([.$C$23]*[.ACK21]-[.ACL21];0)" office:value-type="float" office:value="0.154124799999977" calcext:value-type="float">
            <text:p>0.1541248</text:p>
          </table:table-cell>
          <table:table-cell table:style-name="ce2" table:formula="of:=MAX([.$C$23]*[.ACL21]-[.ACM21];0)" office:value-type="float" office:value="0.154124799999977" calcext:value-type="float">
            <text:p>0.1541248</text:p>
          </table:table-cell>
          <table:table-cell table:style-name="ce2" table:formula="of:=MAX([.$C$23]*[.ACM21]-[.ACN21];0)" office:value-type="float" office:value="0.154124799999977" calcext:value-type="float">
            <text:p>0.1541248</text:p>
          </table:table-cell>
          <table:table-cell table:style-name="ce2" table:formula="of:=MAX([.$C$23]*[.ACN21]-[.ACO21];0)" office:value-type="float" office:value="0.154124799999977" calcext:value-type="float">
            <text:p>0.1541248</text:p>
          </table:table-cell>
          <table:table-cell table:style-name="ce2" table:formula="of:=MAX([.$C$23]*[.ACO21]-[.ACP21];0)" office:value-type="float" office:value="0.154124799999977" calcext:value-type="float">
            <text:p>0.1541248</text:p>
          </table:table-cell>
          <table:table-cell table:style-name="ce2" table:formula="of:=MAX([.$C$23]*[.ACP21]-[.ACQ21];0)" office:value-type="float" office:value="0.154124799999977" calcext:value-type="float">
            <text:p>0.1541248</text:p>
          </table:table-cell>
          <table:table-cell table:style-name="ce2" table:formula="of:=MAX([.$C$23]*[.ACQ21]-[.ACR21];0)" office:value-type="float" office:value="0.154124799999977" calcext:value-type="float">
            <text:p>0.1541248</text:p>
          </table:table-cell>
          <table:table-cell table:style-name="ce2" table:formula="of:=MAX([.$C$23]*[.ACR21]-[.ACS21];0)" office:value-type="float" office:value="0.154124799999977" calcext:value-type="float">
            <text:p>0.1541248</text:p>
          </table:table-cell>
          <table:table-cell table:style-name="ce2" table:formula="of:=MAX([.$C$23]*[.ACS21]-[.ACT21];0)" office:value-type="float" office:value="0.154124799999977" calcext:value-type="float">
            <text:p>0.1541248</text:p>
          </table:table-cell>
          <table:table-cell table:style-name="ce2" table:formula="of:=MAX([.$C$23]*[.ACT21]-[.ACU21];0)" office:value-type="float" office:value="0.154124799999977" calcext:value-type="float">
            <text:p>0.1541248</text:p>
          </table:table-cell>
          <table:table-cell table:style-name="ce2" table:formula="of:=MAX([.$C$23]*[.ACU21]-[.ACV21];0)" office:value-type="float" office:value="0.154124799999977" calcext:value-type="float">
            <text:p>0.1541248</text:p>
          </table:table-cell>
          <table:table-cell table:style-name="ce2" table:formula="of:=MAX([.$C$23]*[.ACV21]-[.ACW21];0)" office:value-type="float" office:value="0.154124799999977" calcext:value-type="float">
            <text:p>0.1541248</text:p>
          </table:table-cell>
          <table:table-cell table:style-name="ce2" table:formula="of:=MAX([.$C$23]*[.ACW21]-[.ACX21];0)" office:value-type="float" office:value="0.154124799999977" calcext:value-type="float">
            <text:p>0.1541248</text:p>
          </table:table-cell>
          <table:table-cell table:style-name="ce2" table:formula="of:=MAX([.$C$23]*[.ACX21]-[.ACY21];0)" office:value-type="float" office:value="0.154124799999977" calcext:value-type="float">
            <text:p>0.1541248</text:p>
          </table:table-cell>
          <table:table-cell table:style-name="ce2" table:formula="of:=MAX([.$C$23]*[.ACY21]-[.ACZ21];0)" office:value-type="float" office:value="0.154124799999977" calcext:value-type="float">
            <text:p>0.1541248</text:p>
          </table:table-cell>
          <table:table-cell table:style-name="ce2" table:formula="of:=MAX([.$C$23]*[.ACZ21]-[.ADA21];0)" office:value-type="float" office:value="0.154124799999977" calcext:value-type="float">
            <text:p>0.1541248</text:p>
          </table:table-cell>
          <table:table-cell table:style-name="ce2" table:formula="of:=MAX([.$C$23]*[.ADA21]-[.ADB21];0)" office:value-type="float" office:value="0.154124799999977" calcext:value-type="float">
            <text:p>0.1541248</text:p>
          </table:table-cell>
          <table:table-cell table:style-name="ce2" table:formula="of:=MAX([.$C$23]*[.ADB21]-[.ADC21];0)" office:value-type="float" office:value="0.154124799999977" calcext:value-type="float">
            <text:p>0.1541248</text:p>
          </table:table-cell>
          <table:table-cell table:style-name="ce2" table:formula="of:=MAX([.$C$23]*[.ADC21]-[.ADD21];0)" office:value-type="float" office:value="0.154124799999977" calcext:value-type="float">
            <text:p>0.1541248</text:p>
          </table:table-cell>
          <table:table-cell table:style-name="ce2" table:formula="of:=MAX([.$C$23]*[.ADD21]-[.ADE21];0)" office:value-type="float" office:value="0.154124799999977" calcext:value-type="float">
            <text:p>0.1541248</text:p>
          </table:table-cell>
          <table:table-cell table:style-name="ce2" table:formula="of:=MAX([.$C$23]*[.ADE21]-[.ADF21];0)" office:value-type="float" office:value="0.154124799999977" calcext:value-type="float">
            <text:p>0.1541248</text:p>
          </table:table-cell>
          <table:table-cell table:style-name="ce2" table:formula="of:=MAX([.$C$23]*[.ADF21]-[.ADG21];0)" office:value-type="float" office:value="0.154124799999977" calcext:value-type="float">
            <text:p>0.1541248</text:p>
          </table:table-cell>
          <table:table-cell table:style-name="ce2" table:formula="of:=MAX([.$C$23]*[.ADG21]-[.ADH21];0)" office:value-type="float" office:value="0.154124799999977" calcext:value-type="float">
            <text:p>0.1541248</text:p>
          </table:table-cell>
          <table:table-cell table:style-name="ce2" table:formula="of:=MAX([.$C$23]*[.ADH21]-[.ADI21];0)" office:value-type="float" office:value="0.154124799999977" calcext:value-type="float">
            <text:p>0.1541248</text:p>
          </table:table-cell>
          <table:table-cell table:style-name="ce2" table:formula="of:=MAX([.$C$23]*[.ADI21]-[.ADJ21];0)" office:value-type="float" office:value="0.154124799999977" calcext:value-type="float">
            <text:p>0.1541248</text:p>
          </table:table-cell>
          <table:table-cell table:style-name="ce2" table:formula="of:=MAX([.$C$23]*[.ADJ21]-[.ADK21];0)" office:value-type="float" office:value="0.154124799999977" calcext:value-type="float">
            <text:p>0.1541248</text:p>
          </table:table-cell>
          <table:table-cell table:style-name="ce2" table:formula="of:=MAX([.$C$23]*[.ADK21]-[.ADL21];0)" office:value-type="float" office:value="0.154124799999977" calcext:value-type="float">
            <text:p>0.1541248</text:p>
          </table:table-cell>
          <table:table-cell table:style-name="ce2" table:formula="of:=MAX([.$C$23]*[.ADL21]-[.ADM21];0)" office:value-type="float" office:value="0.154124799999977" calcext:value-type="float">
            <text:p>0.1541248</text:p>
          </table:table-cell>
          <table:table-cell table:style-name="ce2" table:formula="of:=MAX([.$C$23]*[.ADM21]-[.ADN21];0)" office:value-type="float" office:value="0.154124799999977" calcext:value-type="float">
            <text:p>0.1541248</text:p>
          </table:table-cell>
          <table:table-cell table:style-name="ce2" table:formula="of:=MAX([.$C$23]*[.ADN21]-[.ADO21];0)" office:value-type="float" office:value="0.154124799999977" calcext:value-type="float">
            <text:p>0.1541248</text:p>
          </table:table-cell>
          <table:table-cell table:style-name="ce2" table:formula="of:=MAX([.$C$23]*[.ADO21]-[.ADP21];0)" office:value-type="float" office:value="0.154124799999977" calcext:value-type="float">
            <text:p>0.1541248</text:p>
          </table:table-cell>
          <table:table-cell table:style-name="ce2" table:formula="of:=MAX([.$C$23]*[.ADP21]-[.ADQ21];0)" office:value-type="float" office:value="0.154124799999977" calcext:value-type="float">
            <text:p>0.1541248</text:p>
          </table:table-cell>
          <table:table-cell table:style-name="ce2" table:formula="of:=MAX([.$C$23]*[.ADQ21]-[.ADR21];0)" office:value-type="float" office:value="0.154124799999977" calcext:value-type="float">
            <text:p>0.1541248</text:p>
          </table:table-cell>
          <table:table-cell table:style-name="ce2" table:formula="of:=MAX([.$C$23]*[.ADR21]-[.ADS21];0)" office:value-type="float" office:value="0.154124799999977" calcext:value-type="float">
            <text:p>0.1541248</text:p>
          </table:table-cell>
          <table:table-cell table:style-name="ce2" table:formula="of:=MAX([.$C$23]*[.ADS21]-[.ADT21];0)" office:value-type="float" office:value="0.154124799999977" calcext:value-type="float">
            <text:p>0.1541248</text:p>
          </table:table-cell>
          <table:table-cell table:style-name="ce2" table:formula="of:=MAX([.$C$23]*[.ADT21]-[.ADU21];0)" office:value-type="float" office:value="0.154124799999977" calcext:value-type="float">
            <text:p>0.1541248</text:p>
          </table:table-cell>
          <table:table-cell table:style-name="ce2" table:formula="of:=MAX([.$C$23]*[.ADU21]-[.ADV21];0)" office:value-type="float" office:value="0.154124799999977" calcext:value-type="float">
            <text:p>0.1541248</text:p>
          </table:table-cell>
          <table:table-cell table:style-name="ce2" table:formula="of:=MAX([.$C$23]*[.ADV21]-[.ADW21];0)" office:value-type="float" office:value="0.154124799999977" calcext:value-type="float">
            <text:p>0.1541248</text:p>
          </table:table-cell>
          <table:table-cell table:style-name="ce2" table:formula="of:=MAX([.$C$23]*[.ADW21]-[.ADX21];0)" office:value-type="float" office:value="0.154124799999977" calcext:value-type="float">
            <text:p>0.1541248</text:p>
          </table:table-cell>
          <table:table-cell table:style-name="ce2" table:formula="of:=MAX([.$C$23]*[.ADX21]-[.ADY21];0)" office:value-type="float" office:value="0.154124799999977" calcext:value-type="float">
            <text:p>0.1541248</text:p>
          </table:table-cell>
          <table:table-cell table:style-name="ce2" table:formula="of:=MAX([.$C$23]*[.ADY21]-[.ADZ21];0)" office:value-type="float" office:value="0.154124799999977" calcext:value-type="float">
            <text:p>0.1541248</text:p>
          </table:table-cell>
          <table:table-cell table:style-name="ce2" table:formula="of:=MAX([.$C$23]*[.ADZ21]-[.AEA21];0)" office:value-type="float" office:value="0.154124799999977" calcext:value-type="float">
            <text:p>0.1541248</text:p>
          </table:table-cell>
          <table:table-cell table:style-name="ce2" table:formula="of:=MAX([.$C$23]*[.AEA21]-[.AEB21];0)" office:value-type="float" office:value="0.154124799999977" calcext:value-type="float">
            <text:p>0.1541248</text:p>
          </table:table-cell>
          <table:table-cell table:style-name="ce2" table:formula="of:=MAX([.$C$23]*[.AEB21]-[.AEC21];0)" office:value-type="float" office:value="0.154124799999977" calcext:value-type="float">
            <text:p>0.1541248</text:p>
          </table:table-cell>
          <table:table-cell table:style-name="ce2" table:formula="of:=MAX([.$C$23]*[.AEC21]-[.AED21];0)" office:value-type="float" office:value="0.154124799999977" calcext:value-type="float">
            <text:p>0.1541248</text:p>
          </table:table-cell>
          <table:table-cell table:style-name="ce2" table:formula="of:=MAX([.$C$23]*[.AED21]-[.AEE21];0)" office:value-type="float" office:value="0.154124799999977" calcext:value-type="float">
            <text:p>0.1541248</text:p>
          </table:table-cell>
          <table:table-cell table:style-name="ce2" table:formula="of:=MAX([.$C$23]*[.AEE21]-[.AEF21];0)" office:value-type="float" office:value="0.154124799999977" calcext:value-type="float">
            <text:p>0.1541248</text:p>
          </table:table-cell>
          <table:table-cell table:style-name="ce2" table:formula="of:=MAX([.$C$23]*[.AEF21]-[.AEG21];0)" office:value-type="float" office:value="0.154124799999977" calcext:value-type="float">
            <text:p>0.1541248</text:p>
          </table:table-cell>
          <table:table-cell table:style-name="ce2" table:formula="of:=MAX([.$C$23]*[.AEG21]-[.AEH21];0)" office:value-type="float" office:value="0.154124799999977" calcext:value-type="float">
            <text:p>0.1541248</text:p>
          </table:table-cell>
          <table:table-cell table:style-name="ce2" table:formula="of:=MAX([.$C$23]*[.AEH21]-[.AEI21];0)" office:value-type="float" office:value="0.154124799999977" calcext:value-type="float">
            <text:p>0.1541248</text:p>
          </table:table-cell>
          <table:table-cell table:style-name="ce2" table:formula="of:=MAX([.$C$23]*[.AEI21]-[.AEJ21];0)" office:value-type="float" office:value="0.154124799999977" calcext:value-type="float">
            <text:p>0.1541248</text:p>
          </table:table-cell>
          <table:table-cell table:style-name="ce2" table:formula="of:=MAX([.$C$23]*[.AEJ21]-[.AEK21];0)" office:value-type="float" office:value="0.154124799999977" calcext:value-type="float">
            <text:p>0.1541248</text:p>
          </table:table-cell>
          <table:table-cell table:style-name="ce2" table:formula="of:=MAX([.$C$23]*[.AEK21]-[.AEL21];0)" office:value-type="float" office:value="0.154124799999977" calcext:value-type="float">
            <text:p>0.1541248</text:p>
          </table:table-cell>
          <table:table-cell table:style-name="ce2" table:formula="of:=MAX([.$C$23]*[.AEL21]-[.AEM21];0)" office:value-type="float" office:value="0.154124799999977" calcext:value-type="float">
            <text:p>0.1541248</text:p>
          </table:table-cell>
          <table:table-cell table:style-name="ce2" table:formula="of:=MAX([.$C$23]*[.AEM21]-[.AEN21];0)" office:value-type="float" office:value="0.154124799999977" calcext:value-type="float">
            <text:p>0.1541248</text:p>
          </table:table-cell>
          <table:table-cell table:style-name="ce2" table:formula="of:=MAX([.$C$23]*[.AEN21]-[.AEO21];0)" office:value-type="float" office:value="0.154124799999977" calcext:value-type="float">
            <text:p>0.1541248</text:p>
          </table:table-cell>
          <table:table-cell table:style-name="ce2" table:formula="of:=MAX([.$C$23]*[.AEO21]-[.AEP21];0)" office:value-type="float" office:value="0.154124799999977" calcext:value-type="float">
            <text:p>0.1541248</text:p>
          </table:table-cell>
          <table:table-cell table:style-name="ce2" table:formula="of:=MAX([.$C$23]*[.AEP21]-[.AEQ21];0)" office:value-type="float" office:value="0.154124799999977" calcext:value-type="float">
            <text:p>0.1541248</text:p>
          </table:table-cell>
          <table:table-cell table:style-name="ce2" table:formula="of:=MAX([.$C$23]*[.AEQ21]-[.AER21];0)" office:value-type="float" office:value="0.154124799999977" calcext:value-type="float">
            <text:p>0.1541248</text:p>
          </table:table-cell>
          <table:table-cell table:style-name="ce2" table:formula="of:=MAX([.$C$23]*[.AER21]-[.AES21];0)" office:value-type="float" office:value="0.154124799999977" calcext:value-type="float">
            <text:p>0.1541248</text:p>
          </table:table-cell>
          <table:table-cell table:style-name="ce2" table:formula="of:=MAX([.$C$23]*[.AES21]-[.AET21];0)" office:value-type="float" office:value="0.154124799999977" calcext:value-type="float">
            <text:p>0.1541248</text:p>
          </table:table-cell>
          <table:table-cell table:style-name="ce2" table:formula="of:=MAX([.$C$23]*[.AET21]-[.AEU21];0)" office:value-type="float" office:value="0.154124799999977" calcext:value-type="float">
            <text:p>0.1541248</text:p>
          </table:table-cell>
          <table:table-cell table:style-name="ce2" table:formula="of:=MAX([.$C$23]*[.AEU21]-[.AEV21];0)" office:value-type="float" office:value="0.154124799999977" calcext:value-type="float">
            <text:p>0.1541248</text:p>
          </table:table-cell>
          <table:table-cell table:style-name="ce2" table:formula="of:=MAX([.$C$23]*[.AEV21]-[.AEW21];0)" office:value-type="float" office:value="0.154124799999977" calcext:value-type="float">
            <text:p>0.1541248</text:p>
          </table:table-cell>
          <table:table-cell table:style-name="ce2" table:formula="of:=MAX([.$C$23]*[.AEW21]-[.AEX21];0)" office:value-type="float" office:value="0.154124799999977" calcext:value-type="float">
            <text:p>0.1541248</text:p>
          </table:table-cell>
          <table:table-cell table:style-name="ce2" table:formula="of:=MAX([.$C$23]*[.AEX21]-[.AEY21];0)" office:value-type="float" office:value="0.154124799999977" calcext:value-type="float">
            <text:p>0.1541248</text:p>
          </table:table-cell>
          <table:table-cell table:style-name="ce2" table:formula="of:=MAX([.$C$23]*[.AEY21]-[.AEZ21];0)" office:value-type="float" office:value="0.154124799999977" calcext:value-type="float">
            <text:p>0.1541248</text:p>
          </table:table-cell>
          <table:table-cell table:style-name="ce2" table:formula="of:=MAX([.$C$23]*[.AEZ21]-[.AFA21];0)" office:value-type="float" office:value="0.154124799999977" calcext:value-type="float">
            <text:p>0.1541248</text:p>
          </table:table-cell>
          <table:table-cell table:style-name="ce2" table:formula="of:=MAX([.$C$23]*[.AFA21]-[.AFB21];0)" office:value-type="float" office:value="0.154124799999977" calcext:value-type="float">
            <text:p>0.1541248</text:p>
          </table:table-cell>
          <table:table-cell table:style-name="ce2" table:formula="of:=MAX([.$C$23]*[.AFB21]-[.AFC21];0)" office:value-type="float" office:value="0.154124799999977" calcext:value-type="float">
            <text:p>0.1541248</text:p>
          </table:table-cell>
          <table:table-cell table:style-name="ce2" table:formula="of:=MAX([.$C$23]*[.AFC21]-[.AFD21];0)" office:value-type="float" office:value="0.154124799999977" calcext:value-type="float">
            <text:p>0.1541248</text:p>
          </table:table-cell>
          <table:table-cell table:style-name="ce2" table:formula="of:=MAX([.$C$23]*[.AFD21]-[.AFE21];0)" office:value-type="float" office:value="0.154124799999977" calcext:value-type="float">
            <text:p>0.1541248</text:p>
          </table:table-cell>
          <table:table-cell table:style-name="ce2" table:formula="of:=MAX([.$C$23]*[.AFE21]-[.AFF21];0)" office:value-type="float" office:value="0.154124799999977" calcext:value-type="float">
            <text:p>0.1541248</text:p>
          </table:table-cell>
          <table:table-cell table:style-name="ce2" table:formula="of:=MAX([.$C$23]*[.AFF21]-[.AFG21];0)" office:value-type="float" office:value="0.154124799999977" calcext:value-type="float">
            <text:p>0.1541248</text:p>
          </table:table-cell>
          <table:table-cell table:style-name="ce2" table:formula="of:=MAX([.$C$23]*[.AFG21]-[.AFH21];0)" office:value-type="float" office:value="0.154124799999977" calcext:value-type="float">
            <text:p>0.1541248</text:p>
          </table:table-cell>
          <table:table-cell table:style-name="ce2" table:formula="of:=MAX([.$C$23]*[.AFH21]-[.AFI21];0)" office:value-type="float" office:value="0.154124799999977" calcext:value-type="float">
            <text:p>0.1541248</text:p>
          </table:table-cell>
          <table:table-cell table:style-name="ce2" table:formula="of:=MAX([.$C$23]*[.AFI21]-[.AFJ21];0)" office:value-type="float" office:value="0.154124799999977" calcext:value-type="float">
            <text:p>0.1541248</text:p>
          </table:table-cell>
          <table:table-cell table:style-name="ce2" table:formula="of:=MAX([.$C$23]*[.AFJ21]-[.AFK21];0)" office:value-type="float" office:value="0.154124799999977" calcext:value-type="float">
            <text:p>0.1541248</text:p>
          </table:table-cell>
          <table:table-cell table:style-name="ce2" table:formula="of:=MAX([.$C$23]*[.AFK21]-[.AFL21];0)" office:value-type="float" office:value="0.154124799999977" calcext:value-type="float">
            <text:p>0.1541248</text:p>
          </table:table-cell>
          <table:table-cell table:style-name="ce2" table:formula="of:=MAX([.$C$23]*[.AFL21]-[.AFM21];0)" office:value-type="float" office:value="0.154124799999977" calcext:value-type="float">
            <text:p>0.1541248</text:p>
          </table:table-cell>
          <table:table-cell table:style-name="ce2" table:formula="of:=MAX([.$C$23]*[.AFM21]-[.AFN21];0)" office:value-type="float" office:value="0.154124799999977" calcext:value-type="float">
            <text:p>0.1541248</text:p>
          </table:table-cell>
          <table:table-cell table:style-name="ce2" table:formula="of:=MAX([.$C$23]*[.AFN21]-[.AFO21];0)" office:value-type="float" office:value="0.154124799999977" calcext:value-type="float">
            <text:p>0.1541248</text:p>
          </table:table-cell>
          <table:table-cell table:style-name="ce2" table:formula="of:=MAX([.$C$23]*[.AFO21]-[.AFP21];0)" office:value-type="float" office:value="0.154124799999977" calcext:value-type="float">
            <text:p>0.1541248</text:p>
          </table:table-cell>
          <table:table-cell table:style-name="ce2" table:formula="of:=MAX([.$C$23]*[.AFP21]-[.AFQ21];0)" office:value-type="float" office:value="0.154124799999977" calcext:value-type="float">
            <text:p>0.1541248</text:p>
          </table:table-cell>
          <table:table-cell table:style-name="ce2" table:formula="of:=MAX([.$C$23]*[.AFQ21]-[.AFR21];0)" office:value-type="float" office:value="0.154124799999977" calcext:value-type="float">
            <text:p>0.1541248</text:p>
          </table:table-cell>
          <table:table-cell table:style-name="ce2" table:formula="of:=MAX([.$C$23]*[.AFR21]-[.AFS21];0)" office:value-type="float" office:value="0.154124799999977" calcext:value-type="float">
            <text:p>0.1541248</text:p>
          </table:table-cell>
          <table:table-cell table:style-name="ce2" table:formula="of:=MAX([.$C$23]*[.AFS21]-[.AFT21];0)" office:value-type="float" office:value="0.154124799999977" calcext:value-type="float">
            <text:p>0.1541248</text:p>
          </table:table-cell>
          <table:table-cell table:style-name="ce2" table:formula="of:=MAX([.$C$23]*[.AFT21]-[.AFU21];0)" office:value-type="float" office:value="0.154124799999977" calcext:value-type="float">
            <text:p>0.1541248</text:p>
          </table:table-cell>
          <table:table-cell table:style-name="ce2" table:formula="of:=MAX([.$C$23]*[.AFU21]-[.AFV21];0)" office:value-type="float" office:value="0.154124799999977" calcext:value-type="float">
            <text:p>0.1541248</text:p>
          </table:table-cell>
          <table:table-cell table:style-name="ce2" table:formula="of:=MAX([.$C$23]*[.AFV21]-[.AFW21];0)" office:value-type="float" office:value="0.154124799999977" calcext:value-type="float">
            <text:p>0.1541248</text:p>
          </table:table-cell>
          <table:table-cell table:style-name="ce2" table:formula="of:=MAX([.$C$23]*[.AFW21]-[.AFX21];0)" office:value-type="float" office:value="0.154124799999977" calcext:value-type="float">
            <text:p>0.1541248</text:p>
          </table:table-cell>
          <table:table-cell table:style-name="ce2" table:formula="of:=MAX([.$C$23]*[.AFX21]-[.AFY21];0)" office:value-type="float" office:value="0.154124799999977" calcext:value-type="float">
            <text:p>0.1541248</text:p>
          </table:table-cell>
          <table:table-cell table:style-name="ce2" table:formula="of:=MAX([.$C$23]*[.AFY21]-[.AFZ21];0)" office:value-type="float" office:value="0.154124799999977" calcext:value-type="float">
            <text:p>0.1541248</text:p>
          </table:table-cell>
          <table:table-cell table:style-name="ce2" table:formula="of:=MAX([.$C$23]*[.AFZ21]-[.AGA21];0)" office:value-type="float" office:value="0.154124799999977" calcext:value-type="float">
            <text:p>0.1541248</text:p>
          </table:table-cell>
          <table:table-cell table:style-name="ce2" table:formula="of:=MAX([.$C$23]*[.AGA21]-[.AGB21];0)" office:value-type="float" office:value="0.154124799999977" calcext:value-type="float">
            <text:p>0.1541248</text:p>
          </table:table-cell>
          <table:table-cell table:style-name="ce2" table:formula="of:=MAX([.$C$23]*[.AGB21]-[.AGC21];0)" office:value-type="float" office:value="0.154124799999977" calcext:value-type="float">
            <text:p>0.1541248</text:p>
          </table:table-cell>
          <table:table-cell table:style-name="ce2" table:formula="of:=MAX([.$C$23]*[.AGC21]-[.AGD21];0)" office:value-type="float" office:value="0.154124799999977" calcext:value-type="float">
            <text:p>0.1541248</text:p>
          </table:table-cell>
          <table:table-cell table:style-name="ce2" table:formula="of:=MAX([.$C$23]*[.AGD21]-[.AGE21];0)" office:value-type="float" office:value="0.154124799999977" calcext:value-type="float">
            <text:p>0.1541248</text:p>
          </table:table-cell>
          <table:table-cell table:style-name="ce2" table:formula="of:=MAX([.$C$23]*[.AGE21]-[.AGF21];0)" office:value-type="float" office:value="0.154124799999977" calcext:value-type="float">
            <text:p>0.1541248</text:p>
          </table:table-cell>
          <table:table-cell table:style-name="ce2" table:formula="of:=MAX([.$C$23]*[.AGF21]-[.AGG21];0)" office:value-type="float" office:value="0.154124799999977" calcext:value-type="float">
            <text:p>0.1541248</text:p>
          </table:table-cell>
          <table:table-cell table:style-name="ce2" table:formula="of:=MAX([.$C$23]*[.AGG21]-[.AGH21];0)" office:value-type="float" office:value="0.154124799999977" calcext:value-type="float">
            <text:p>0.1541248</text:p>
          </table:table-cell>
          <table:table-cell table:style-name="ce2" table:formula="of:=MAX([.$C$23]*[.AGH21]-[.AGI21];0)" office:value-type="float" office:value="0.154124799999977" calcext:value-type="float">
            <text:p>0.1541248</text:p>
          </table:table-cell>
          <table:table-cell table:style-name="ce2" table:formula="of:=MAX([.$C$23]*[.AGI21]-[.AGJ21];0)" office:value-type="float" office:value="0.154124799999977" calcext:value-type="float">
            <text:p>0.1541248</text:p>
          </table:table-cell>
          <table:table-cell table:style-name="ce2" table:formula="of:=MAX([.$C$23]*[.AGJ21]-[.AGK21];0)" office:value-type="float" office:value="0.154124799999977" calcext:value-type="float">
            <text:p>0.1541248</text:p>
          </table:table-cell>
          <table:table-cell table:style-name="ce2" table:formula="of:=MAX([.$C$23]*[.AGK21]-[.AGL21];0)" office:value-type="float" office:value="0.154124799999977" calcext:value-type="float">
            <text:p>0.1541248</text:p>
          </table:table-cell>
          <table:table-cell table:style-name="ce2" table:formula="of:=MAX([.$C$23]*[.AGL21]-[.AGM21];0)" office:value-type="float" office:value="0.154124799999977" calcext:value-type="float">
            <text:p>0.1541248</text:p>
          </table:table-cell>
          <table:table-cell table:style-name="ce2" table:formula="of:=MAX([.$C$23]*[.AGM21]-[.AGN21];0)" office:value-type="float" office:value="0.154124799999977" calcext:value-type="float">
            <text:p>0.1541248</text:p>
          </table:table-cell>
          <table:table-cell table:style-name="ce2" table:formula="of:=MAX([.$C$23]*[.AGN21]-[.AGO21];0)" office:value-type="float" office:value="0.154124799999977" calcext:value-type="float">
            <text:p>0.1541248</text:p>
          </table:table-cell>
          <table:table-cell table:style-name="ce2" table:formula="of:=MAX([.$C$23]*[.AGO21]-[.AGP21];0)" office:value-type="float" office:value="0.154124799999977" calcext:value-type="float">
            <text:p>0.1541248</text:p>
          </table:table-cell>
          <table:table-cell table:style-name="ce2" table:formula="of:=MAX([.$C$23]*[.AGP21]-[.AGQ21];0)" office:value-type="float" office:value="0.154124799999977" calcext:value-type="float">
            <text:p>0.1541248</text:p>
          </table:table-cell>
          <table:table-cell table:style-name="ce2" table:formula="of:=MAX([.$C$23]*[.AGQ21]-[.AGR21];0)" office:value-type="float" office:value="0.154124799999977" calcext:value-type="float">
            <text:p>0.1541248</text:p>
          </table:table-cell>
          <table:table-cell table:style-name="ce2" table:formula="of:=MAX([.$C$23]*[.AGR21]-[.AGS21];0)" office:value-type="float" office:value="0.154124799999977" calcext:value-type="float">
            <text:p>0.1541248</text:p>
          </table:table-cell>
          <table:table-cell table:style-name="ce2" table:formula="of:=MAX([.$C$23]*[.AGS21]-[.AGT21];0)" office:value-type="float" office:value="0.154124799999977" calcext:value-type="float">
            <text:p>0.1541248</text:p>
          </table:table-cell>
          <table:table-cell table:style-name="ce2" table:formula="of:=MAX([.$C$23]*[.AGT21]-[.AGU21];0)" office:value-type="float" office:value="0.154124799999977" calcext:value-type="float">
            <text:p>0.1541248</text:p>
          </table:table-cell>
          <table:table-cell table:style-name="ce2" table:formula="of:=MAX([.$C$23]*[.AGU21]-[.AGV21];0)" office:value-type="float" office:value="0.154124799999977" calcext:value-type="float">
            <text:p>0.1541248</text:p>
          </table:table-cell>
          <table:table-cell table:style-name="ce2" table:formula="of:=MAX([.$C$23]*[.AGV21]-[.AGW21];0)" office:value-type="float" office:value="0.154124799999977" calcext:value-type="float">
            <text:p>0.1541248</text:p>
          </table:table-cell>
          <table:table-cell table:style-name="ce2" table:formula="of:=MAX([.$C$23]*[.AGW21]-[.AGX21];0)" office:value-type="float" office:value="0.154124799999977" calcext:value-type="float">
            <text:p>0.1541248</text:p>
          </table:table-cell>
          <table:table-cell table:style-name="ce2" table:formula="of:=MAX([.$C$23]*[.AGX21]-[.AGY21];0)" office:value-type="float" office:value="0.154124799999977" calcext:value-type="float">
            <text:p>0.1541248</text:p>
          </table:table-cell>
          <table:table-cell table:style-name="ce2" table:formula="of:=MAX([.$C$23]*[.AGY21]-[.AGZ21];0)" office:value-type="float" office:value="0.154124799999977" calcext:value-type="float">
            <text:p>0.1541248</text:p>
          </table:table-cell>
          <table:table-cell table:style-name="ce2" table:formula="of:=MAX([.$C$23]*[.AGZ21]-[.AHA21];0)" office:value-type="float" office:value="0.154124799999977" calcext:value-type="float">
            <text:p>0.1541248</text:p>
          </table:table-cell>
          <table:table-cell table:style-name="ce2" table:formula="of:=MAX([.$C$23]*[.AHA21]-[.AHB21];0)" office:value-type="float" office:value="0.154124799999977" calcext:value-type="float">
            <text:p>0.1541248</text:p>
          </table:table-cell>
          <table:table-cell table:style-name="ce2" table:formula="of:=MAX([.$C$23]*[.AHB21]-[.AHC21];0)" office:value-type="float" office:value="0.154124799999977" calcext:value-type="float">
            <text:p>0.1541248</text:p>
          </table:table-cell>
          <table:table-cell table:style-name="ce2" table:formula="of:=MAX([.$C$23]*[.AHC21]-[.AHD21];0)" office:value-type="float" office:value="0.154124799999977" calcext:value-type="float">
            <text:p>0.1541248</text:p>
          </table:table-cell>
          <table:table-cell table:style-name="ce2" table:formula="of:=MAX([.$C$23]*[.AHD21]-[.AHE21];0)" office:value-type="float" office:value="0.154124799999977" calcext:value-type="float">
            <text:p>0.1541248</text:p>
          </table:table-cell>
          <table:table-cell table:style-name="ce2" table:formula="of:=MAX([.$C$23]*[.AHE21]-[.AHF21];0)" office:value-type="float" office:value="0.154124799999977" calcext:value-type="float">
            <text:p>0.1541248</text:p>
          </table:table-cell>
          <table:table-cell table:style-name="ce2" table:formula="of:=MAX([.$C$23]*[.AHF21]-[.AHG21];0)" office:value-type="float" office:value="0.154124799999977" calcext:value-type="float">
            <text:p>0.1541248</text:p>
          </table:table-cell>
          <table:table-cell table:style-name="ce2" table:formula="of:=MAX([.$C$23]*[.AHG21]-[.AHH21];0)" office:value-type="float" office:value="0.154124799999977" calcext:value-type="float">
            <text:p>0.1541248</text:p>
          </table:table-cell>
          <table:table-cell table:style-name="ce2" table:formula="of:=MAX([.$C$23]*[.AHH21]-[.AHI21];0)" office:value-type="float" office:value="0.154124799999977" calcext:value-type="float">
            <text:p>0.1541248</text:p>
          </table:table-cell>
          <table:table-cell table:style-name="ce2" table:formula="of:=MAX([.$C$23]*[.AHI21]-[.AHJ21];0)" office:value-type="float" office:value="0.154124799999977" calcext:value-type="float">
            <text:p>0.1541248</text:p>
          </table:table-cell>
          <table:table-cell table:style-name="ce2" table:formula="of:=MAX([.$C$23]*[.AHJ21]-[.AHK21];0)" office:value-type="float" office:value="0.154124799999977" calcext:value-type="float">
            <text:p>0.1541248</text:p>
          </table:table-cell>
          <table:table-cell table:style-name="ce2" table:formula="of:=MAX([.$C$23]*[.AHK21]-[.AHL21];0)" office:value-type="float" office:value="0.154124799999977" calcext:value-type="float">
            <text:p>0.1541248</text:p>
          </table:table-cell>
          <table:table-cell table:style-name="ce2" table:formula="of:=MAX([.$C$23]*[.AHL21]-[.AHM21];0)" office:value-type="float" office:value="0.154124799999977" calcext:value-type="float">
            <text:p>0.1541248</text:p>
          </table:table-cell>
          <table:table-cell table:style-name="ce2" table:formula="of:=MAX([.$C$23]*[.AHM21]-[.AHN21];0)" office:value-type="float" office:value="0.154124799999977" calcext:value-type="float">
            <text:p>0.1541248</text:p>
          </table:table-cell>
          <table:table-cell table:style-name="ce2" table:formula="of:=MAX([.$C$23]*[.AHN21]-[.AHO21];0)" office:value-type="float" office:value="0.154124799999977" calcext:value-type="float">
            <text:p>0.1541248</text:p>
          </table:table-cell>
          <table:table-cell table:style-name="ce2" table:formula="of:=MAX([.$C$23]*[.AHO21]-[.AHP21];0)" office:value-type="float" office:value="0.154124799999977" calcext:value-type="float">
            <text:p>0.1541248</text:p>
          </table:table-cell>
          <table:table-cell table:style-name="ce2" table:formula="of:=MAX([.$C$23]*[.AHP21]-[.AHQ21];0)" office:value-type="float" office:value="0.154124799999977" calcext:value-type="float">
            <text:p>0.1541248</text:p>
          </table:table-cell>
          <table:table-cell table:style-name="ce2" table:formula="of:=MAX([.$C$23]*[.AHQ21]-[.AHR21];0)" office:value-type="float" office:value="0.154124799999977" calcext:value-type="float">
            <text:p>0.1541248</text:p>
          </table:table-cell>
          <table:table-cell table:style-name="ce2" table:formula="of:=MAX([.$C$23]*[.AHR21]-[.AHS21];0)" office:value-type="float" office:value="0.154124799999977" calcext:value-type="float">
            <text:p>0.1541248</text:p>
          </table:table-cell>
          <table:table-cell table:style-name="ce2" table:formula="of:=MAX([.$C$23]*[.AHS21]-[.AHT21];0)" office:value-type="float" office:value="0.154124799999977" calcext:value-type="float">
            <text:p>0.1541248</text:p>
          </table:table-cell>
          <table:table-cell table:style-name="ce2" table:formula="of:=MAX([.$C$23]*[.AHT21]-[.AHU21];0)" office:value-type="float" office:value="0.154124799999977" calcext:value-type="float">
            <text:p>0.1541248</text:p>
          </table:table-cell>
          <table:table-cell table:style-name="ce2" table:formula="of:=MAX([.$C$23]*[.AHU21]-[.AHV21];0)" office:value-type="float" office:value="0.154124799999977" calcext:value-type="float">
            <text:p>0.1541248</text:p>
          </table:table-cell>
          <table:table-cell table:style-name="ce2" table:formula="of:=MAX([.$C$23]*[.AHV21]-[.AHW21];0)" office:value-type="float" office:value="0.154124799999977" calcext:value-type="float">
            <text:p>0.1541248</text:p>
          </table:table-cell>
          <table:table-cell table:style-name="ce2" table:formula="of:=MAX([.$C$23]*[.AHW21]-[.AHX21];0)" office:value-type="float" office:value="0.154124799999977" calcext:value-type="float">
            <text:p>0.1541248</text:p>
          </table:table-cell>
          <table:table-cell table:style-name="ce2" table:formula="of:=MAX([.$C$23]*[.AHX21]-[.AHY21];0)" office:value-type="float" office:value="0.154124799999977" calcext:value-type="float">
            <text:p>0.1541248</text:p>
          </table:table-cell>
          <table:table-cell table:style-name="ce2" table:formula="of:=MAX([.$C$23]*[.AHY21]-[.AHZ21];0)" office:value-type="float" office:value="0.154124799999977" calcext:value-type="float">
            <text:p>0.1541248</text:p>
          </table:table-cell>
          <table:table-cell table:style-name="ce2" table:formula="of:=MAX([.$C$23]*[.AHZ21]-[.AIA21];0)" office:value-type="float" office:value="0.154124799999977" calcext:value-type="float">
            <text:p>0.1541248</text:p>
          </table:table-cell>
          <table:table-cell table:style-name="ce2" table:formula="of:=MAX([.$C$23]*[.AIA21]-[.AIB21];0)" office:value-type="float" office:value="0.154124799999977" calcext:value-type="float">
            <text:p>0.1541248</text:p>
          </table:table-cell>
          <table:table-cell table:style-name="ce2" table:formula="of:=MAX([.$C$23]*[.AIB21]-[.AIC21];0)" office:value-type="float" office:value="0.154124799999977" calcext:value-type="float">
            <text:p>0.1541248</text:p>
          </table:table-cell>
          <table:table-cell table:style-name="ce2" table:formula="of:=MAX([.$C$23]*[.AIC21]-[.AID21];0)" office:value-type="float" office:value="0.154124799999977" calcext:value-type="float">
            <text:p>0.1541248</text:p>
          </table:table-cell>
          <table:table-cell table:style-name="ce2" table:formula="of:=MAX([.$C$23]*[.AID21]-[.AIE21];0)" office:value-type="float" office:value="0.154124799999977" calcext:value-type="float">
            <text:p>0.1541248</text:p>
          </table:table-cell>
          <table:table-cell table:style-name="ce2" table:formula="of:=MAX([.$C$23]*[.AIE21]-[.AIF21];0)" office:value-type="float" office:value="0.154124799999977" calcext:value-type="float">
            <text:p>0.1541248</text:p>
          </table:table-cell>
          <table:table-cell table:style-name="ce2" table:formula="of:=MAX([.$C$23]*[.AIF21]-[.AIG21];0)" office:value-type="float" office:value="0.154124799999977" calcext:value-type="float">
            <text:p>0.1541248</text:p>
          </table:table-cell>
          <table:table-cell table:style-name="ce2" table:formula="of:=MAX([.$C$23]*[.AIG21]-[.AIH21];0)" office:value-type="float" office:value="0.154124799999977" calcext:value-type="float">
            <text:p>0.1541248</text:p>
          </table:table-cell>
          <table:table-cell table:style-name="ce2" table:formula="of:=MAX([.$C$23]*[.AIH21]-[.AII21];0)" office:value-type="float" office:value="0.154124799999977" calcext:value-type="float">
            <text:p>0.1541248</text:p>
          </table:table-cell>
          <table:table-cell table:style-name="ce2" table:formula="of:=MAX([.$C$23]*[.AII21]-[.AIJ21];0)" office:value-type="float" office:value="0.154124799999977" calcext:value-type="float">
            <text:p>0.1541248</text:p>
          </table:table-cell>
          <table:table-cell table:style-name="ce2" table:formula="of:=MAX([.$C$23]*[.AIJ21]-[.AIK21];0)" office:value-type="float" office:value="0.154124799999977" calcext:value-type="float">
            <text:p>0.1541248</text:p>
          </table:table-cell>
          <table:table-cell table:style-name="ce2" table:formula="of:=MAX([.$C$23]*[.AIK21]-[.AIL21];0)" office:value-type="float" office:value="0.154124799999977" calcext:value-type="float">
            <text:p>0.1541248</text:p>
          </table:table-cell>
          <table:table-cell table:style-name="ce2" table:formula="of:=MAX([.$C$23]*[.AIL21]-[.AIM21];0)" office:value-type="float" office:value="0.154124799999977" calcext:value-type="float">
            <text:p>0.1541248</text:p>
          </table:table-cell>
          <table:table-cell table:style-name="ce2" table:formula="of:=MAX([.$C$23]*[.AIM21]-[.AIN21];0)" office:value-type="float" office:value="0.154124799999977" calcext:value-type="float">
            <text:p>0.1541248</text:p>
          </table:table-cell>
          <table:table-cell table:style-name="ce2" table:formula="of:=MAX([.$C$23]*[.AIN21]-[.AIO21];0)" office:value-type="float" office:value="0.154124799999977" calcext:value-type="float">
            <text:p>0.1541248</text:p>
          </table:table-cell>
          <table:table-cell table:style-name="ce2" table:formula="of:=MAX([.$C$23]*[.AIO21]-[.AIP21];0)" office:value-type="float" office:value="0.154124799999977" calcext:value-type="float">
            <text:p>0.1541248</text:p>
          </table:table-cell>
          <table:table-cell table:style-name="ce2" table:formula="of:=MAX([.$C$23]*[.AIP21]-[.AIQ21];0)" office:value-type="float" office:value="0.154124799999977" calcext:value-type="float">
            <text:p>0.1541248</text:p>
          </table:table-cell>
          <table:table-cell table:style-name="ce2" table:formula="of:=MAX([.$C$23]*[.AIQ21]-[.AIR21];0)" office:value-type="float" office:value="0.154124799999977" calcext:value-type="float">
            <text:p>0.1541248</text:p>
          </table:table-cell>
          <table:table-cell table:style-name="ce2" table:formula="of:=MAX([.$C$23]*[.AIR21]-[.AIS21];0)" office:value-type="float" office:value="0.154124799999977" calcext:value-type="float">
            <text:p>0.1541248</text:p>
          </table:table-cell>
          <table:table-cell table:style-name="ce2" table:formula="of:=MAX([.$C$23]*[.AIS21]-[.AIT21];0)" office:value-type="float" office:value="0.154124799999977" calcext:value-type="float">
            <text:p>0.1541248</text:p>
          </table:table-cell>
          <table:table-cell table:style-name="ce2" table:formula="of:=MAX([.$C$23]*[.AIT21]-[.AIU21];0)" office:value-type="float" office:value="0.154124799999977" calcext:value-type="float">
            <text:p>0.1541248</text:p>
          </table:table-cell>
          <table:table-cell table:style-name="ce2" table:formula="of:=MAX([.$C$23]*[.AIU21]-[.AIV21];0)" office:value-type="float" office:value="0.154124799999977" calcext:value-type="float">
            <text:p>0.1541248</text:p>
          </table:table-cell>
          <table:table-cell table:style-name="ce2" table:formula="of:=MAX([.$C$23]*[.AIV21]-[.AIW21];0)" office:value-type="float" office:value="0.154124799999977" calcext:value-type="float">
            <text:p>0.1541248</text:p>
          </table:table-cell>
          <table:table-cell table:style-name="ce2" table:formula="of:=MAX([.$C$23]*[.AIW21]-[.AIX21];0)" office:value-type="float" office:value="0.154124799999977" calcext:value-type="float">
            <text:p>0.1541248</text:p>
          </table:table-cell>
          <table:table-cell table:style-name="ce2" table:formula="of:=MAX([.$C$23]*[.AIX21]-[.AIY21];0)" office:value-type="float" office:value="0.154124799999977" calcext:value-type="float">
            <text:p>0.1541248</text:p>
          </table:table-cell>
          <table:table-cell table:style-name="ce2" table:formula="of:=MAX([.$C$23]*[.AIY21]-[.AIZ21];0)" office:value-type="float" office:value="0.154124799999977" calcext:value-type="float">
            <text:p>0.1541248</text:p>
          </table:table-cell>
          <table:table-cell table:style-name="ce2" table:formula="of:=MAX([.$C$23]*[.AIZ21]-[.AJA21];0)" office:value-type="float" office:value="0.154124799999977" calcext:value-type="float">
            <text:p>0.1541248</text:p>
          </table:table-cell>
          <table:table-cell table:style-name="ce2" table:formula="of:=MAX([.$C$23]*[.AJA21]-[.AJB21];0)" office:value-type="float" office:value="0.154124799999977" calcext:value-type="float">
            <text:p>0.1541248</text:p>
          </table:table-cell>
          <table:table-cell table:style-name="ce2" table:formula="of:=MAX([.$C$23]*[.AJB21]-[.AJC21];0)" office:value-type="float" office:value="0.154124799999977" calcext:value-type="float">
            <text:p>0.1541248</text:p>
          </table:table-cell>
          <table:table-cell table:style-name="ce2" table:formula="of:=MAX([.$C$23]*[.AJC21]-[.AJD21];0)" office:value-type="float" office:value="0.154124799999977" calcext:value-type="float">
            <text:p>0.1541248</text:p>
          </table:table-cell>
          <table:table-cell table:style-name="ce2" table:formula="of:=MAX([.$C$23]*[.AJD21]-[.AJE21];0)" office:value-type="float" office:value="0.154124799999977" calcext:value-type="float">
            <text:p>0.1541248</text:p>
          </table:table-cell>
          <table:table-cell table:style-name="ce2" table:formula="of:=MAX([.$C$23]*[.AJE21]-[.AJF21];0)" office:value-type="float" office:value="0.154124799999977" calcext:value-type="float">
            <text:p>0.1541248</text:p>
          </table:table-cell>
          <table:table-cell table:style-name="ce2" table:formula="of:=MAX([.$C$23]*[.AJF21]-[.AJG21];0)" office:value-type="float" office:value="0.154124799999977" calcext:value-type="float">
            <text:p>0.1541248</text:p>
          </table:table-cell>
          <table:table-cell table:style-name="ce2" table:formula="of:=MAX([.$C$23]*[.AJG21]-[.AJH21];0)" office:value-type="float" office:value="0.154124799999977" calcext:value-type="float">
            <text:p>0.1541248</text:p>
          </table:table-cell>
          <table:table-cell table:style-name="ce2" table:formula="of:=MAX([.$C$23]*[.AJH21]-[.AJI21];0)" office:value-type="float" office:value="0.154124799999977" calcext:value-type="float">
            <text:p>0.1541248</text:p>
          </table:table-cell>
          <table:table-cell table:style-name="ce2" table:formula="of:=MAX([.$C$23]*[.AJI21]-[.AJJ21];0)" office:value-type="float" office:value="0.154124799999977" calcext:value-type="float">
            <text:p>0.1541248</text:p>
          </table:table-cell>
          <table:table-cell table:style-name="ce2" table:formula="of:=MAX([.$C$23]*[.AJJ21]-[.AJK21];0)" office:value-type="float" office:value="0.154124799999977" calcext:value-type="float">
            <text:p>0.1541248</text:p>
          </table:table-cell>
          <table:table-cell table:style-name="ce2" table:formula="of:=MAX([.$C$23]*[.AJK21]-[.AJL21];0)" office:value-type="float" office:value="0.154124799999977" calcext:value-type="float">
            <text:p>0.1541248</text:p>
          </table:table-cell>
          <table:table-cell table:style-name="ce2" table:formula="of:=MAX([.$C$23]*[.AJL21]-[.AJM21];0)" office:value-type="float" office:value="0.154124799999977" calcext:value-type="float">
            <text:p>0.1541248</text:p>
          </table:table-cell>
          <table:table-cell table:style-name="ce2" table:formula="of:=MAX([.$C$23]*[.AJM21]-[.AJN21];0)" office:value-type="float" office:value="0.154124799999977" calcext:value-type="float">
            <text:p>0.1541248</text:p>
          </table:table-cell>
          <table:table-cell table:style-name="ce2" table:formula="of:=MAX([.$C$23]*[.AJN21]-[.AJO21];0)" office:value-type="float" office:value="0.154124799999977" calcext:value-type="float">
            <text:p>0.1541248</text:p>
          </table:table-cell>
          <table:table-cell table:style-name="ce2" table:formula="of:=MAX([.$C$23]*[.AJO21]-[.AJP21];0)" office:value-type="float" office:value="0.154124799999977" calcext:value-type="float">
            <text:p>0.1541248</text:p>
          </table:table-cell>
          <table:table-cell table:style-name="ce2" table:formula="of:=MAX([.$C$23]*[.AJP21]-[.AJQ21];0)" office:value-type="float" office:value="0.154124799999977" calcext:value-type="float">
            <text:p>0.1541248</text:p>
          </table:table-cell>
          <table:table-cell table:style-name="ce2" table:formula="of:=MAX([.$C$23]*[.AJQ21]-[.AJR21];0)" office:value-type="float" office:value="0.154124799999977" calcext:value-type="float">
            <text:p>0.1541248</text:p>
          </table:table-cell>
          <table:table-cell table:style-name="ce2" table:formula="of:=MAX([.$C$23]*[.AJR21]-[.AJS21];0)" office:value-type="float" office:value="0.154124799999977" calcext:value-type="float">
            <text:p>0.1541248</text:p>
          </table:table-cell>
          <table:table-cell table:style-name="ce2" table:formula="of:=MAX([.$C$23]*[.AJS21]-[.AJT21];0)" office:value-type="float" office:value="0.154124799999977" calcext:value-type="float">
            <text:p>0.1541248</text:p>
          </table:table-cell>
          <table:table-cell table:style-name="ce2" table:formula="of:=MAX([.$C$23]*[.AJT21]-[.AJU21];0)" office:value-type="float" office:value="0.154124799999977" calcext:value-type="float">
            <text:p>0.1541248</text:p>
          </table:table-cell>
          <table:table-cell table:style-name="ce2" table:formula="of:=MAX([.$C$23]*[.AJU21]-[.AJV21];0)" office:value-type="float" office:value="0.154124799999977" calcext:value-type="float">
            <text:p>0.1541248</text:p>
          </table:table-cell>
          <table:table-cell table:style-name="ce2" table:formula="of:=MAX([.$C$23]*[.AJV21]-[.AJW21];0)" office:value-type="float" office:value="0.154124799999977" calcext:value-type="float">
            <text:p>0.1541248</text:p>
          </table:table-cell>
          <table:table-cell table:style-name="ce2" table:formula="of:=MAX([.$C$23]*[.AJW21]-[.AJX21];0)" office:value-type="float" office:value="0.154124799999977" calcext:value-type="float">
            <text:p>0.1541248</text:p>
          </table:table-cell>
          <table:table-cell table:style-name="ce2" table:formula="of:=MAX([.$C$23]*[.AJX21]-[.AJY21];0)" office:value-type="float" office:value="0.154124799999977" calcext:value-type="float">
            <text:p>0.1541248</text:p>
          </table:table-cell>
          <table:table-cell table:style-name="ce2" table:formula="of:=MAX([.$C$23]*[.AJY21]-[.AJZ21];0)" office:value-type="float" office:value="0.154124799999977" calcext:value-type="float">
            <text:p>0.1541248</text:p>
          </table:table-cell>
          <table:table-cell table:style-name="ce2" table:formula="of:=MAX([.$C$23]*[.AJZ21]-[.AKA21];0)" office:value-type="float" office:value="0.154124799999977" calcext:value-type="float">
            <text:p>0.1541248</text:p>
          </table:table-cell>
          <table:table-cell table:style-name="ce2" table:formula="of:=MAX([.$C$23]*[.AKA21]-[.AKB21];0)" office:value-type="float" office:value="0.154124799999977" calcext:value-type="float">
            <text:p>0.1541248</text:p>
          </table:table-cell>
          <table:table-cell table:style-name="ce2" table:formula="of:=MAX([.$C$23]*[.AKB21]-[.AKC21];0)" office:value-type="float" office:value="0.154124799999977" calcext:value-type="float">
            <text:p>0.1541248</text:p>
          </table:table-cell>
          <table:table-cell table:style-name="ce2" table:formula="of:=MAX([.$C$23]*[.AKC21]-[.AKD21];0)" office:value-type="float" office:value="0.154124799999977" calcext:value-type="float">
            <text:p>0.1541248</text:p>
          </table:table-cell>
          <table:table-cell table:style-name="ce2" table:formula="of:=MAX([.$C$23]*[.AKD21]-[.AKE21];0)" office:value-type="float" office:value="0.154124799999977" calcext:value-type="float">
            <text:p>0.1541248</text:p>
          </table:table-cell>
          <table:table-cell table:style-name="ce2" table:formula="of:=MAX([.$C$23]*[.AKE21]-[.AKF21];0)" office:value-type="float" office:value="0.154124799999977" calcext:value-type="float">
            <text:p>0.1541248</text:p>
          </table:table-cell>
          <table:table-cell table:style-name="ce2" table:formula="of:=MAX([.$C$23]*[.AKF21]-[.AKG21];0)" office:value-type="float" office:value="0.154124799999977" calcext:value-type="float">
            <text:p>0.1541248</text:p>
          </table:table-cell>
          <table:table-cell table:style-name="ce2" table:formula="of:=MAX([.$C$23]*[.AKG21]-[.AKH21];0)" office:value-type="float" office:value="0.154124799999977" calcext:value-type="float">
            <text:p>0.1541248</text:p>
          </table:table-cell>
          <table:table-cell table:style-name="ce2" table:formula="of:=MAX([.$C$23]*[.AKH21]-[.AKI21];0)" office:value-type="float" office:value="0.154124799999977" calcext:value-type="float">
            <text:p>0.1541248</text:p>
          </table:table-cell>
          <table:table-cell table:style-name="ce2" table:formula="of:=MAX([.$C$23]*[.AKI21]-[.AKJ21];0)" office:value-type="float" office:value="0.154124799999977" calcext:value-type="float">
            <text:p>0.1541248</text:p>
          </table:table-cell>
          <table:table-cell table:style-name="ce2" table:formula="of:=MAX([.$C$23]*[.AKJ21]-[.AKK21];0)" office:value-type="float" office:value="0.154124799999977" calcext:value-type="float">
            <text:p>0.1541248</text:p>
          </table:table-cell>
          <table:table-cell table:style-name="ce2" table:formula="of:=MAX([.$C$23]*[.AKK21]-[.AKL21];0)" office:value-type="float" office:value="0.154124799999977" calcext:value-type="float">
            <text:p>0.1541248</text:p>
          </table:table-cell>
          <table:table-cell table:style-name="ce2" table:formula="of:=MAX([.$C$23]*[.AKL21]-[.AKM21];0)" office:value-type="float" office:value="0.154124799999977" calcext:value-type="float">
            <text:p>0.1541248</text:p>
          </table:table-cell>
          <table:table-cell table:style-name="ce2" table:formula="of:=MAX([.$C$23]*[.AKM21]-[.AKN21];0)" office:value-type="float" office:value="0.154124799999977" calcext:value-type="float">
            <text:p>0.1541248</text:p>
          </table:table-cell>
          <table:table-cell table:style-name="ce2" table:formula="of:=MAX([.$C$23]*[.AKN21]-[.AKO21];0)" office:value-type="float" office:value="0.154124799999977" calcext:value-type="float">
            <text:p>0.1541248</text:p>
          </table:table-cell>
          <table:table-cell table:style-name="ce2" table:formula="of:=MAX([.$C$23]*[.AKO21]-[.AKP21];0)" office:value-type="float" office:value="0.154124799999977" calcext:value-type="float">
            <text:p>0.1541248</text:p>
          </table:table-cell>
          <table:table-cell table:style-name="ce2" table:formula="of:=MAX([.$C$23]*[.AKP21]-[.AKQ21];0)" office:value-type="float" office:value="0.154124799999977" calcext:value-type="float">
            <text:p>0.1541248</text:p>
          </table:table-cell>
          <table:table-cell table:style-name="ce2" table:formula="of:=MAX([.$C$23]*[.AKQ21]-[.AKR21];0)" office:value-type="float" office:value="0.154124799999977" calcext:value-type="float">
            <text:p>0.1541248</text:p>
          </table:table-cell>
          <table:table-cell table:style-name="ce2" table:formula="of:=MAX([.$C$23]*[.AKR21]-[.AKS21];0)" office:value-type="float" office:value="0.154124799999977" calcext:value-type="float">
            <text:p>0.1541248</text:p>
          </table:table-cell>
          <table:table-cell table:style-name="ce2" table:formula="of:=MAX([.$C$23]*[.AKS21]-[.AKT21];0)" office:value-type="float" office:value="0.154124799999977" calcext:value-type="float">
            <text:p>0.1541248</text:p>
          </table:table-cell>
          <table:table-cell table:style-name="ce2" table:formula="of:=MAX([.$C$23]*[.AKT21]-[.AKU21];0)" office:value-type="float" office:value="0.154124799999977" calcext:value-type="float">
            <text:p>0.1541248</text:p>
          </table:table-cell>
          <table:table-cell table:style-name="ce2" table:formula="of:=MAX([.$C$23]*[.AKU21]-[.AKV21];0)" office:value-type="float" office:value="0.154124799999977" calcext:value-type="float">
            <text:p>0.1541248</text:p>
          </table:table-cell>
          <table:table-cell table:style-name="ce2" table:formula="of:=MAX([.$C$23]*[.AKV21]-[.AKW21];0)" office:value-type="float" office:value="0.154124799999977" calcext:value-type="float">
            <text:p>0.1541248</text:p>
          </table:table-cell>
          <table:table-cell table:style-name="ce2" table:formula="of:=MAX([.$C$23]*[.AKW21]-[.AKX21];0)" office:value-type="float" office:value="0.154124799999977" calcext:value-type="float">
            <text:p>0.1541248</text:p>
          </table:table-cell>
          <table:table-cell table:style-name="ce2" table:formula="of:=MAX([.$C$23]*[.AKX21]-[.AKY21];0)" office:value-type="float" office:value="0.154124799999977" calcext:value-type="float">
            <text:p>0.1541248</text:p>
          </table:table-cell>
          <table:table-cell table:style-name="ce2" table:formula="of:=MAX([.$C$23]*[.AKY21]-[.AKZ21];0)" office:value-type="float" office:value="0.154124799999977" calcext:value-type="float">
            <text:p>0.1541248</text:p>
          </table:table-cell>
          <table:table-cell table:style-name="ce2" table:formula="of:=MAX([.$C$23]*[.AKZ21]-[.ALA21];0)" office:value-type="float" office:value="0.154124799999977" calcext:value-type="float">
            <text:p>0.1541248</text:p>
          </table:table-cell>
          <table:table-cell table:style-name="ce2" table:formula="of:=MAX([.$C$23]*[.ALA21]-[.ALB21];0)" office:value-type="float" office:value="0.154124799999977" calcext:value-type="float">
            <text:p>0.1541248</text:p>
          </table:table-cell>
          <table:table-cell table:style-name="ce2" table:formula="of:=MAX([.$C$23]*[.ALB21]-[.ALC21];0)" office:value-type="float" office:value="0.154124799999977" calcext:value-type="float">
            <text:p>0.1541248</text:p>
          </table:table-cell>
          <table:table-cell table:style-name="ce2" table:formula="of:=MAX([.$C$23]*[.ALC21]-[.ALD21];0)" office:value-type="float" office:value="0.154124799999977" calcext:value-type="float">
            <text:p>0.1541248</text:p>
          </table:table-cell>
          <table:table-cell table:style-name="ce2" table:formula="of:=MAX([.$C$23]*[.ALD21]-[.ALE21];0)" office:value-type="float" office:value="0.154124799999977" calcext:value-type="float">
            <text:p>0.1541248</text:p>
          </table:table-cell>
          <table:table-cell table:style-name="ce2" table:formula="of:=MAX([.$C$23]*[.ALE21]-[.ALF21];0)" office:value-type="float" office:value="0.154124799999977" calcext:value-type="float">
            <text:p>0.1541248</text:p>
          </table:table-cell>
          <table:table-cell table:style-name="ce2" table:formula="of:=MAX([.$C$23]*[.ALF21]-[.ALG21];0)" office:value-type="float" office:value="0.154124799999977" calcext:value-type="float">
            <text:p>0.1541248</text:p>
          </table:table-cell>
          <table:table-cell table:style-name="ce2" table:formula="of:=MAX([.$C$23]*[.ALG21]-[.ALH21];0)" office:value-type="float" office:value="0.154124799999977" calcext:value-type="float">
            <text:p>0.1541248</text:p>
          </table:table-cell>
          <table:table-cell table:style-name="ce2" table:formula="of:=MAX([.$C$23]*[.ALH21]-[.ALI21];0)" office:value-type="float" office:value="0.154124799999977" calcext:value-type="float">
            <text:p>0.1541248</text:p>
          </table:table-cell>
          <table:table-cell table:style-name="ce2" table:formula="of:=MAX([.$C$23]*[.ALI21]-[.ALJ21];0)" office:value-type="float" office:value="0.154124799999977" calcext:value-type="float">
            <text:p>0.1541248</text:p>
          </table:table-cell>
          <table:table-cell table:style-name="ce2" table:formula="of:=MAX([.$C$23]*[.ALJ21]-[.ALK21];0)" office:value-type="float" office:value="0.154124799999977" calcext:value-type="float">
            <text:p>0.1541248</text:p>
          </table:table-cell>
          <table:table-cell table:style-name="ce2" table:formula="of:=MAX([.$C$23]*[.ALK21]-[.ALL21];0)" office:value-type="float" office:value="0.154124799999977" calcext:value-type="float">
            <text:p>0.1541248</text:p>
          </table:table-cell>
          <table:table-cell table:style-name="ce2" table:formula="of:=MAX([.$C$23]*[.ALL21]-[.ALM21];0)" office:value-type="float" office:value="0.154124799999977" calcext:value-type="float">
            <text:p>0.1541248</text:p>
          </table:table-cell>
          <table:table-cell table:style-name="ce2" table:formula="of:=MAX([.$C$23]*[.ALM21]-[.ALN21];0)" office:value-type="float" office:value="0.154124799999977" calcext:value-type="float">
            <text:p>0.1541248</text:p>
          </table:table-cell>
          <table:table-cell table:style-name="ce2" table:formula="of:=MAX([.$C$23]*[.ALN21]-[.ALO21];0)" office:value-type="float" office:value="0.154124799999977" calcext:value-type="float">
            <text:p>0.1541248</text:p>
          </table:table-cell>
          <table:table-cell table:style-name="ce2" table:formula="of:=MAX([.$C$23]*[.ALO21]-[.ALP21];0)" office:value-type="float" office:value="0.154124799999977" calcext:value-type="float">
            <text:p>0.1541248</text:p>
          </table:table-cell>
          <table:table-cell table:style-name="ce2" table:formula="of:=MAX([.$C$23]*[.ALP21]-[.ALQ21];0)" office:value-type="float" office:value="0.154124799999977" calcext:value-type="float">
            <text:p>0.1541248</text:p>
          </table:table-cell>
          <table:table-cell table:style-name="ce2" table:formula="of:=MAX([.$C$23]*[.ALQ21]-[.ALR21];0)" office:value-type="float" office:value="0.154124799999977" calcext:value-type="float">
            <text:p>0.1541248</text:p>
          </table:table-cell>
          <table:table-cell table:style-name="ce2" table:formula="of:=MAX([.$C$23]*[.ALR21]-[.ALS21];0)" office:value-type="float" office:value="0.154124799999977" calcext:value-type="float">
            <text:p>0.1541248</text:p>
          </table:table-cell>
          <table:table-cell table:style-name="ce2" table:formula="of:=MAX([.$C$23]*[.ALS21]-[.ALT21];0)" office:value-type="float" office:value="0.154124799999977" calcext:value-type="float">
            <text:p>0.1541248</text:p>
          </table:table-cell>
          <table:table-cell table:style-name="ce2" table:formula="of:=MAX([.$C$23]*[.ALT21]-[.ALU21];0)" office:value-type="float" office:value="0.154124799999977" calcext:value-type="float">
            <text:p>0.1541248</text:p>
          </table:table-cell>
          <table:table-cell table:style-name="ce2" table:formula="of:=MAX([.$C$23]*[.ALU21]-[.ALV21];0)" office:value-type="float" office:value="0.154124799999977" calcext:value-type="float">
            <text:p>0.1541248</text:p>
          </table:table-cell>
          <table:table-cell table:style-name="ce2" table:formula="of:=MAX([.$C$23]*[.ALV21]-[.ALW21];0)" office:value-type="float" office:value="0.154124799999977" calcext:value-type="float">
            <text:p>0.1541248</text:p>
          </table:table-cell>
          <table:table-cell table:style-name="ce2" table:formula="of:=MAX([.$C$23]*[.ALW21]-[.ALX21];0)" office:value-type="float" office:value="0.154124799999977" calcext:value-type="float">
            <text:p>0.1541248</text:p>
          </table:table-cell>
          <table:table-cell table:style-name="ce2" table:formula="of:=MAX([.$C$23]*[.ALX21]-[.ALY21];0)" office:value-type="float" office:value="0.154124799999977" calcext:value-type="float">
            <text:p>0.1541248</text:p>
          </table:table-cell>
          <table:table-cell table:style-name="ce2" table:formula="of:=MAX([.$C$23]*[.ALY21]-[.ALZ21];0)" office:value-type="float" office:value="0.154124799999977" calcext:value-type="float">
            <text:p>0.1541248</text:p>
          </table:table-cell>
          <table:table-cell table:style-name="ce2" table:formula="of:=MAX([.$C$23]*[.ALZ21]-[.AMA21];0)" office:value-type="float" office:value="0.154124799999977" calcext:value-type="float">
            <text:p>0.1541248</text:p>
          </table:table-cell>
          <table:table-cell table:style-name="ce2" table:formula="of:=MAX([.$C$23]*[.AMA21]-[.AMB21];0)" office:value-type="float" office:value="0.154124799999977" calcext:value-type="float">
            <text:p>0.1541248</text:p>
          </table:table-cell>
          <table:table-cell table:style-name="ce2" table:formula="of:=MAX([.$C$23]*[.AMB21]-[.AMC21];0)" office:value-type="float" office:value="0.154124799999977" calcext:value-type="float">
            <text:p>0.1541248</text:p>
          </table:table-cell>
          <table:table-cell table:style-name="ce2" table:formula="of:=MAX([.$C$23]*[.AMC21]-[.AMD21];0)" office:value-type="float" office:value="0.154124799999977" calcext:value-type="float">
            <text:p>0.1541248</text:p>
          </table:table-cell>
          <table:table-cell table:style-name="ce2" table:formula="of:=MAX([.$C$23]*[.AMD21]-[.AME21];0)" office:value-type="float" office:value="0.154124799999977" calcext:value-type="float">
            <text:p>0.1541248</text:p>
          </table:table-cell>
          <table:table-cell table:style-name="ce2" table:formula="of:=MAX([.$C$23]*[.AME21]-[.AMF21];0)" office:value-type="float" office:value="0.154124799999977" calcext:value-type="float">
            <text:p>0.1541248</text:p>
          </table:table-cell>
          <table:table-cell table:style-name="ce2" table:formula="of:=MAX([.$C$23]*[.AMF21]-[.AMG21];0)" office:value-type="float" office:value="0.154124799999977" calcext:value-type="float">
            <text:p>0.1541248</text:p>
          </table:table-cell>
          <table:table-cell table:style-name="ce2" table:formula="of:=MAX([.$C$23]*[.AMG21]-[.AMH21];0)" office:value-type="float" office:value="0.154124799999977" calcext:value-type="float">
            <text:p>0.1541248</text:p>
          </table:table-cell>
          <table:table-cell table:style-name="ce2" table:formula="of:=MAX([.$C$23]*[.AMH21]-[.AMI21];0)" office:value-type="float" office:value="0.154124799999977" calcext:value-type="float">
            <text:p>0.1541248</text:p>
          </table:table-cell>
          <table:table-cell table:style-name="ce2" table:formula="of:=MAX([.$C$23]*[.AMI21]-[.AMJ21];0)" office:value-type="float" office:value="0.154124799999977" calcext:value-type="float">
            <text:p>0.1541248</text:p>
          </table:table-cell>
        </table:table-row>
        <table:table-row table:style-name="ro1">
          <table:table-cell office:value-type="string" calcext:value-type="string">
            <text:p>Alt population (int)</text:p>
          </table:table-cell>
          <table:table-cell table:formula="of:=[.B17]" office:value-type="float" office:value="400" calcext:value-type="float">
            <text:p>400</text:p>
          </table:table-cell>
          <table:table-cell table:formula="of:=INT([.$C$23]*[.B21])" office:value-type="float" office:value="400" calcext:value-type="float">
            <text:p>400</text:p>
          </table:table-cell>
          <table:table-cell table:formula="of:=INT([.$C$23]*[.C21]+[.C20])" office:value-type="float" office:value="400" calcext:value-type="float">
            <text:p>400</text:p>
          </table:table-cell>
          <table:table-cell table:formula="of:=INT([.$C$23]*[.D21]+[.D20])" office:value-type="float" office:value="400" calcext:value-type="float">
            <text:p>400</text:p>
          </table:table-cell>
          <table:table-cell table:formula="of:=INT([.$C$23]*[.E21]+[.E20])" office:value-type="float" office:value="400" calcext:value-type="float">
            <text:p>400</text:p>
          </table:table-cell>
          <table:table-cell table:formula="of:=INT([.$C$23]*[.F21]+[.F20])" office:value-type="float" office:value="400" calcext:value-type="float">
            <text:p>400</text:p>
          </table:table-cell>
          <table:table-cell table:formula="of:=INT([.$C$23]*[.G21]+[.G20])" office:value-type="float" office:value="400" calcext:value-type="float">
            <text:p>400</text:p>
          </table:table-cell>
          <table:table-cell table:formula="of:=INT([.$C$23]*[.H21]+[.H20])" office:value-type="float" office:value="400" calcext:value-type="float">
            <text:p>400</text:p>
          </table:table-cell>
          <table:table-cell table:formula="of:=INT([.$C$23]*[.I21]+[.I20])" office:value-type="float" office:value="400" calcext:value-type="float">
            <text:p>400</text:p>
          </table:table-cell>
          <table:table-cell table:formula="of:=INT([.$C$23]*[.J21]+[.J20])" office:value-type="float" office:value="400" calcext:value-type="float">
            <text:p>400</text:p>
          </table:table-cell>
          <table:table-cell table:formula="of:=INT([.$C$23]*[.K21]+[.K20])" office:value-type="float" office:value="400" calcext:value-type="float">
            <text:p>400</text:p>
          </table:table-cell>
          <table:table-cell table:formula="of:=INT([.$C$23]*[.L21]+[.L20])" office:value-type="float" office:value="400" calcext:value-type="float">
            <text:p>400</text:p>
          </table:table-cell>
          <table:table-cell table:formula="of:=INT([.$C$23]*[.M21]+[.M20])" office:value-type="float" office:value="400" calcext:value-type="float">
            <text:p>400</text:p>
          </table:table-cell>
          <table:table-cell table:formula="of:=INT([.$C$23]*[.N21]+[.N20])" office:value-type="float" office:value="400" calcext:value-type="float">
            <text:p>400</text:p>
          </table:table-cell>
          <table:table-cell table:formula="of:=INT([.$C$23]*[.O21]+[.O20])" office:value-type="float" office:value="400" calcext:value-type="float">
            <text:p>400</text:p>
          </table:table-cell>
          <table:table-cell table:formula="of:=INT([.$C$23]*[.P21]+[.P20])" office:value-type="float" office:value="400" calcext:value-type="float">
            <text:p>400</text:p>
          </table:table-cell>
          <table:table-cell table:formula="of:=INT([.$C$23]*[.Q21]+[.Q20])" office:value-type="float" office:value="400" calcext:value-type="float">
            <text:p>400</text:p>
          </table:table-cell>
          <table:table-cell table:formula="of:=INT([.$C$23]*[.R21]+[.R20])" office:value-type="float" office:value="400" calcext:value-type="float">
            <text:p>400</text:p>
          </table:table-cell>
          <table:table-cell table:formula="of:=INT([.$C$23]*[.S21]+[.S20])" office:value-type="float" office:value="400" calcext:value-type="float">
            <text:p>400</text:p>
          </table:table-cell>
          <table:table-cell table:formula="of:=INT([.$C$23]*[.T21]+[.T20])" office:value-type="float" office:value="400" calcext:value-type="float">
            <text:p>400</text:p>
          </table:table-cell>
          <table:table-cell table:formula="of:=INT([.$C$23]*[.U21]+[.U20])" office:value-type="float" office:value="400" calcext:value-type="float">
            <text:p>400</text:p>
          </table:table-cell>
          <table:table-cell table:formula="of:=INT([.$C$23]*[.V21]+[.V20])" office:value-type="float" office:value="400" calcext:value-type="float">
            <text:p>400</text:p>
          </table:table-cell>
          <table:table-cell table:formula="of:=INT([.$C$23]*[.W21]+[.W20])" office:value-type="float" office:value="400" calcext:value-type="float">
            <text:p>400</text:p>
          </table:table-cell>
          <table:table-cell table:formula="of:=INT([.$C$23]*[.X21]+[.X20])" office:value-type="float" office:value="400" calcext:value-type="float">
            <text:p>400</text:p>
          </table:table-cell>
          <table:table-cell table:formula="of:=INT([.$C$23]*[.Y21]+[.Y20])" office:value-type="float" office:value="400" calcext:value-type="float">
            <text:p>400</text:p>
          </table:table-cell>
          <table:table-cell table:formula="of:=INT([.$C$23]*[.Z21]+[.Z20])" office:value-type="float" office:value="400" calcext:value-type="float">
            <text:p>400</text:p>
          </table:table-cell>
          <table:table-cell table:formula="of:=INT([.$C$23]*[.AA21]+[.AA20])" office:value-type="float" office:value="400" calcext:value-type="float">
            <text:p>400</text:p>
          </table:table-cell>
          <table:table-cell table:formula="of:=INT([.$C$23]*[.AB21]+[.AB20])" office:value-type="float" office:value="400" calcext:value-type="float">
            <text:p>400</text:p>
          </table:table-cell>
          <table:table-cell table:formula="of:=INT([.$C$23]*[.AC21]+[.AC20])" office:value-type="float" office:value="400" calcext:value-type="float">
            <text:p>400</text:p>
          </table:table-cell>
          <table:table-cell table:formula="of:=INT([.$C$23]*[.AD21]+[.AD20])" office:value-type="float" office:value="400" calcext:value-type="float">
            <text:p>400</text:p>
          </table:table-cell>
          <table:table-cell table:formula="of:=INT([.$C$23]*[.AE21]+[.AE20])" office:value-type="float" office:value="400" calcext:value-type="float">
            <text:p>400</text:p>
          </table:table-cell>
          <table:table-cell table:formula="of:=INT([.$C$23]*[.AF21]+[.AF20])" office:value-type="float" office:value="400" calcext:value-type="float">
            <text:p>400</text:p>
          </table:table-cell>
          <table:table-cell table:formula="of:=INT([.$C$23]*[.AG21]+[.AG20])" office:value-type="float" office:value="400" calcext:value-type="float">
            <text:p>400</text:p>
          </table:table-cell>
          <table:table-cell table:formula="of:=INT([.$C$23]*[.AH21]+[.AH20])" office:value-type="float" office:value="400" calcext:value-type="float">
            <text:p>400</text:p>
          </table:table-cell>
          <table:table-cell table:formula="of:=INT([.$C$23]*[.AI21]+[.AI20])" office:value-type="float" office:value="400" calcext:value-type="float">
            <text:p>400</text:p>
          </table:table-cell>
          <table:table-cell table:formula="of:=INT([.$C$23]*[.AJ21]+[.AJ20])" office:value-type="float" office:value="400" calcext:value-type="float">
            <text:p>400</text:p>
          </table:table-cell>
          <table:table-cell table:formula="of:=INT([.$C$23]*[.AK21]+[.AK20])" office:value-type="float" office:value="400" calcext:value-type="float">
            <text:p>400</text:p>
          </table:table-cell>
          <table:table-cell table:formula="of:=INT([.$C$23]*[.AL21]+[.AL20])" office:value-type="float" office:value="400" calcext:value-type="float">
            <text:p>400</text:p>
          </table:table-cell>
          <table:table-cell table:formula="of:=INT([.$C$23]*[.AM21]+[.AM20])" office:value-type="float" office:value="400" calcext:value-type="float">
            <text:p>400</text:p>
          </table:table-cell>
          <table:table-cell table:formula="of:=INT([.$C$23]*[.AN21]+[.AN20])" office:value-type="float" office:value="400" calcext:value-type="float">
            <text:p>400</text:p>
          </table:table-cell>
          <table:table-cell table:formula="of:=INT([.$C$23]*[.AO21]+[.AO20])" office:value-type="float" office:value="400" calcext:value-type="float">
            <text:p>400</text:p>
          </table:table-cell>
          <table:table-cell table:formula="of:=INT([.$C$23]*[.AP21]+[.AP20])" office:value-type="float" office:value="400" calcext:value-type="float">
            <text:p>400</text:p>
          </table:table-cell>
          <table:table-cell table:formula="of:=INT([.$C$23]*[.AQ21]+[.AQ20])" office:value-type="float" office:value="400" calcext:value-type="float">
            <text:p>400</text:p>
          </table:table-cell>
          <table:table-cell table:formula="of:=INT([.$C$23]*[.AR21]+[.AR20])" office:value-type="float" office:value="400" calcext:value-type="float">
            <text:p>400</text:p>
          </table:table-cell>
          <table:table-cell table:formula="of:=INT([.$C$23]*[.AS21]+[.AS20])" office:value-type="float" office:value="400" calcext:value-type="float">
            <text:p>400</text:p>
          </table:table-cell>
          <table:table-cell table:formula="of:=INT([.$C$23]*[.AT21]+[.AT20])" office:value-type="float" office:value="400" calcext:value-type="float">
            <text:p>400</text:p>
          </table:table-cell>
          <table:table-cell table:formula="of:=INT([.$C$23]*[.AU21]+[.AU20])" office:value-type="float" office:value="400" calcext:value-type="float">
            <text:p>400</text:p>
          </table:table-cell>
          <table:table-cell table:formula="of:=INT([.$C$23]*[.AV21]+[.AV20])" office:value-type="float" office:value="400" calcext:value-type="float">
            <text:p>400</text:p>
          </table:table-cell>
          <table:table-cell table:formula="of:=INT([.$C$23]*[.AW21]+[.AW20])" office:value-type="float" office:value="400" calcext:value-type="float">
            <text:p>400</text:p>
          </table:table-cell>
          <table:table-cell table:formula="of:=INT([.$C$23]*[.AX21]+[.AX20])" office:value-type="float" office:value="400" calcext:value-type="float">
            <text:p>400</text:p>
          </table:table-cell>
          <table:table-cell table:formula="of:=INT([.$C$23]*[.AY21]+[.AY20])" office:value-type="float" office:value="400" calcext:value-type="float">
            <text:p>400</text:p>
          </table:table-cell>
          <table:table-cell table:formula="of:=INT([.$C$23]*[.AZ21]+[.AZ20])" office:value-type="float" office:value="400" calcext:value-type="float">
            <text:p>400</text:p>
          </table:table-cell>
          <table:table-cell table:formula="of:=INT([.$C$23]*[.BA21]+[.BA20])" office:value-type="float" office:value="400" calcext:value-type="float">
            <text:p>400</text:p>
          </table:table-cell>
          <table:table-cell table:formula="of:=INT([.$C$23]*[.BB21]+[.BB20])" office:value-type="float" office:value="400" calcext:value-type="float">
            <text:p>400</text:p>
          </table:table-cell>
          <table:table-cell table:formula="of:=INT([.$C$23]*[.BC21]+[.BC20])" office:value-type="float" office:value="400" calcext:value-type="float">
            <text:p>400</text:p>
          </table:table-cell>
          <table:table-cell table:formula="of:=INT([.$C$23]*[.BD21]+[.BD20])" office:value-type="float" office:value="400" calcext:value-type="float">
            <text:p>400</text:p>
          </table:table-cell>
          <table:table-cell table:formula="of:=INT([.$C$23]*[.BE21]+[.BE20])" office:value-type="float" office:value="400" calcext:value-type="float">
            <text:p>400</text:p>
          </table:table-cell>
          <table:table-cell table:formula="of:=INT([.$C$23]*[.BF21]+[.BF20])" office:value-type="float" office:value="400" calcext:value-type="float">
            <text:p>400</text:p>
          </table:table-cell>
          <table:table-cell table:formula="of:=INT([.$C$23]*[.BG21]+[.BG20])" office:value-type="float" office:value="400" calcext:value-type="float">
            <text:p>400</text:p>
          </table:table-cell>
          <table:table-cell table:formula="of:=INT([.$C$23]*[.BH21]+[.BH20])" office:value-type="float" office:value="400" calcext:value-type="float">
            <text:p>400</text:p>
          </table:table-cell>
          <table:table-cell table:formula="of:=INT([.$C$23]*[.BI21]+[.BI20])" office:value-type="float" office:value="400" calcext:value-type="float">
            <text:p>400</text:p>
          </table:table-cell>
          <table:table-cell table:formula="of:=INT([.$C$23]*[.BJ21]+[.BJ20])" office:value-type="float" office:value="400" calcext:value-type="float">
            <text:p>400</text:p>
          </table:table-cell>
          <table:table-cell table:formula="of:=INT([.$C$23]*[.BK21]+[.BK20])" office:value-type="float" office:value="400" calcext:value-type="float">
            <text:p>400</text:p>
          </table:table-cell>
          <table:table-cell table:formula="of:=INT([.$C$23]*[.BL21]+[.BL20])" office:value-type="float" office:value="400" calcext:value-type="float">
            <text:p>400</text:p>
          </table:table-cell>
          <table:table-cell table:formula="of:=INT([.$C$23]*[.BM21]+[.BM20])" office:value-type="float" office:value="400" calcext:value-type="float">
            <text:p>400</text:p>
          </table:table-cell>
          <table:table-cell table:formula="of:=INT([.$C$23]*[.BN21]+[.BN20])" office:value-type="float" office:value="400" calcext:value-type="float">
            <text:p>400</text:p>
          </table:table-cell>
          <table:table-cell table:formula="of:=INT([.$C$23]*[.BO21]+[.BO20])" office:value-type="float" office:value="400" calcext:value-type="float">
            <text:p>400</text:p>
          </table:table-cell>
          <table:table-cell table:formula="of:=INT([.$C$23]*[.BP21]+[.BP20])" office:value-type="float" office:value="400" calcext:value-type="float">
            <text:p>400</text:p>
          </table:table-cell>
          <table:table-cell table:formula="of:=INT([.$C$23]*[.BQ21]+[.BQ20])" office:value-type="float" office:value="400" calcext:value-type="float">
            <text:p>400</text:p>
          </table:table-cell>
          <table:table-cell table:formula="of:=INT([.$C$23]*[.BR21]+[.BR20])" office:value-type="float" office:value="400" calcext:value-type="float">
            <text:p>400</text:p>
          </table:table-cell>
          <table:table-cell table:formula="of:=INT([.$C$23]*[.BS21]+[.BS20])" office:value-type="float" office:value="400" calcext:value-type="float">
            <text:p>400</text:p>
          </table:table-cell>
          <table:table-cell table:formula="of:=INT([.$C$23]*[.BT21]+[.BT20])" office:value-type="float" office:value="400" calcext:value-type="float">
            <text:p>400</text:p>
          </table:table-cell>
          <table:table-cell table:formula="of:=INT([.$C$23]*[.BU21]+[.BU20])" office:value-type="float" office:value="400" calcext:value-type="float">
            <text:p>400</text:p>
          </table:table-cell>
          <table:table-cell table:formula="of:=INT([.$C$23]*[.BV21]+[.BV20])" office:value-type="float" office:value="400" calcext:value-type="float">
            <text:p>400</text:p>
          </table:table-cell>
          <table:table-cell table:formula="of:=INT([.$C$23]*[.BW21]+[.BW20])" office:value-type="float" office:value="400" calcext:value-type="float">
            <text:p>400</text:p>
          </table:table-cell>
          <table:table-cell table:formula="of:=INT([.$C$23]*[.BX21]+[.BX20])" office:value-type="float" office:value="400" calcext:value-type="float">
            <text:p>400</text:p>
          </table:table-cell>
          <table:table-cell table:formula="of:=INT([.$C$23]*[.BY21]+[.BY20])" office:value-type="float" office:value="400" calcext:value-type="float">
            <text:p>400</text:p>
          </table:table-cell>
          <table:table-cell table:formula="of:=INT([.$C$23]*[.BZ21]+[.BZ20])" office:value-type="float" office:value="400" calcext:value-type="float">
            <text:p>400</text:p>
          </table:table-cell>
          <table:table-cell table:formula="of:=INT([.$C$23]*[.CA21]+[.CA20])" office:value-type="float" office:value="400" calcext:value-type="float">
            <text:p>400</text:p>
          </table:table-cell>
          <table:table-cell table:formula="of:=INT([.$C$23]*[.CB21]+[.CB20])" office:value-type="float" office:value="400" calcext:value-type="float">
            <text:p>400</text:p>
          </table:table-cell>
          <table:table-cell table:formula="of:=INT([.$C$23]*[.CC21]+[.CC20])" office:value-type="float" office:value="400" calcext:value-type="float">
            <text:p>400</text:p>
          </table:table-cell>
          <table:table-cell table:formula="of:=INT([.$C$23]*[.CD21]+[.CD20])" office:value-type="float" office:value="400" calcext:value-type="float">
            <text:p>400</text:p>
          </table:table-cell>
          <table:table-cell table:formula="of:=INT([.$C$23]*[.CE21]+[.CE20])" office:value-type="float" office:value="400" calcext:value-type="float">
            <text:p>400</text:p>
          </table:table-cell>
          <table:table-cell table:formula="of:=INT([.$C$23]*[.CF21]+[.CF20])" office:value-type="float" office:value="400" calcext:value-type="float">
            <text:p>400</text:p>
          </table:table-cell>
          <table:table-cell table:formula="of:=INT([.$C$23]*[.CG21]+[.CG20])" office:value-type="float" office:value="400" calcext:value-type="float">
            <text:p>400</text:p>
          </table:table-cell>
          <table:table-cell table:formula="of:=INT([.$C$23]*[.CH21]+[.CH20])" office:value-type="float" office:value="400" calcext:value-type="float">
            <text:p>400</text:p>
          </table:table-cell>
          <table:table-cell table:formula="of:=INT([.$C$23]*[.CI21]+[.CI20])" office:value-type="float" office:value="400" calcext:value-type="float">
            <text:p>400</text:p>
          </table:table-cell>
          <table:table-cell table:formula="of:=INT([.$C$23]*[.CJ21]+[.CJ20])" office:value-type="float" office:value="400" calcext:value-type="float">
            <text:p>400</text:p>
          </table:table-cell>
          <table:table-cell table:formula="of:=INT([.$C$23]*[.CK21]+[.CK20])" office:value-type="float" office:value="400" calcext:value-type="float">
            <text:p>400</text:p>
          </table:table-cell>
          <table:table-cell table:formula="of:=INT([.$C$23]*[.CL21]+[.CL20])" office:value-type="float" office:value="400" calcext:value-type="float">
            <text:p>400</text:p>
          </table:table-cell>
          <table:table-cell table:formula="of:=INT([.$C$23]*[.CM21]+[.CM20])" office:value-type="float" office:value="400" calcext:value-type="float">
            <text:p>400</text:p>
          </table:table-cell>
          <table:table-cell table:formula="of:=INT([.$C$23]*[.CN21]+[.CN20])" office:value-type="float" office:value="400" calcext:value-type="float">
            <text:p>400</text:p>
          </table:table-cell>
          <table:table-cell table:formula="of:=INT([.$C$23]*[.CO21]+[.CO20])" office:value-type="float" office:value="400" calcext:value-type="float">
            <text:p>400</text:p>
          </table:table-cell>
          <table:table-cell table:formula="of:=INT([.$C$23]*[.CP21]+[.CP20])" office:value-type="float" office:value="400" calcext:value-type="float">
            <text:p>400</text:p>
          </table:table-cell>
          <table:table-cell table:formula="of:=INT([.$C$23]*[.CQ21]+[.CQ20])" office:value-type="float" office:value="400" calcext:value-type="float">
            <text:p>400</text:p>
          </table:table-cell>
          <table:table-cell table:formula="of:=INT([.$C$23]*[.CR21]+[.CR20])" office:value-type="float" office:value="400" calcext:value-type="float">
            <text:p>400</text:p>
          </table:table-cell>
          <table:table-cell table:formula="of:=INT([.$C$23]*[.CS21]+[.CS20])" office:value-type="float" office:value="400" calcext:value-type="float">
            <text:p>400</text:p>
          </table:table-cell>
          <table:table-cell table:formula="of:=INT([.$C$23]*[.CT21]+[.CT20])" office:value-type="float" office:value="400" calcext:value-type="float">
            <text:p>400</text:p>
          </table:table-cell>
          <table:table-cell table:formula="of:=INT([.$C$23]*[.CU21]+[.CU20])" office:value-type="float" office:value="400" calcext:value-type="float">
            <text:p>400</text:p>
          </table:table-cell>
          <table:table-cell table:formula="of:=INT([.$C$23]*[.CV21]+[.CV20])" office:value-type="float" office:value="400" calcext:value-type="float">
            <text:p>400</text:p>
          </table:table-cell>
          <table:table-cell table:formula="of:=INT([.$C$23]*[.CW21]+[.CW20])" office:value-type="float" office:value="400" calcext:value-type="float">
            <text:p>400</text:p>
          </table:table-cell>
          <table:table-cell table:formula="of:=INT([.$C$23]*[.CX21]+[.CX20])" office:value-type="float" office:value="400" calcext:value-type="float">
            <text:p>400</text:p>
          </table:table-cell>
          <table:table-cell table:formula="of:=INT([.$C$23]*[.CY21]+[.CY20])" office:value-type="float" office:value="400" calcext:value-type="float">
            <text:p>400</text:p>
          </table:table-cell>
          <table:table-cell table:formula="of:=INT([.$C$23]*[.CZ21]+[.CZ20])" office:value-type="float" office:value="400" calcext:value-type="float">
            <text:p>400</text:p>
          </table:table-cell>
          <table:table-cell table:formula="of:=INT([.$C$23]*[.DA21]+[.DA20])" office:value-type="float" office:value="400" calcext:value-type="float">
            <text:p>400</text:p>
          </table:table-cell>
          <table:table-cell table:formula="of:=INT([.$C$23]*[.DB21]+[.DB20])" office:value-type="float" office:value="400" calcext:value-type="float">
            <text:p>400</text:p>
          </table:table-cell>
          <table:table-cell table:formula="of:=INT([.$C$23]*[.DC21]+[.DC20])" office:value-type="float" office:value="400" calcext:value-type="float">
            <text:p>400</text:p>
          </table:table-cell>
          <table:table-cell table:formula="of:=INT([.$C$23]*[.DD21]+[.DD20])" office:value-type="float" office:value="400" calcext:value-type="float">
            <text:p>400</text:p>
          </table:table-cell>
          <table:table-cell table:formula="of:=INT([.$C$23]*[.DE21]+[.DE20])" office:value-type="float" office:value="400" calcext:value-type="float">
            <text:p>400</text:p>
          </table:table-cell>
          <table:table-cell table:formula="of:=INT([.$C$23]*[.DF21]+[.DF20])" office:value-type="float" office:value="400" calcext:value-type="float">
            <text:p>400</text:p>
          </table:table-cell>
          <table:table-cell table:formula="of:=INT([.$C$23]*[.DG21]+[.DG20])" office:value-type="float" office:value="400" calcext:value-type="float">
            <text:p>400</text:p>
          </table:table-cell>
          <table:table-cell table:formula="of:=INT([.$C$23]*[.DH21]+[.DH20])" office:value-type="float" office:value="400" calcext:value-type="float">
            <text:p>400</text:p>
          </table:table-cell>
          <table:table-cell table:formula="of:=INT([.$C$23]*[.DI21]+[.DI20])" office:value-type="float" office:value="400" calcext:value-type="float">
            <text:p>400</text:p>
          </table:table-cell>
          <table:table-cell table:formula="of:=INT([.$C$23]*[.DJ21]+[.DJ20])" office:value-type="float" office:value="400" calcext:value-type="float">
            <text:p>400</text:p>
          </table:table-cell>
          <table:table-cell table:formula="of:=INT([.$C$23]*[.DK21]+[.DK20])" office:value-type="float" office:value="400" calcext:value-type="float">
            <text:p>400</text:p>
          </table:table-cell>
          <table:table-cell table:formula="of:=INT([.$C$23]*[.DL21]+[.DL20])" office:value-type="float" office:value="400" calcext:value-type="float">
            <text:p>400</text:p>
          </table:table-cell>
          <table:table-cell table:formula="of:=INT([.$C$23]*[.DM21]+[.DM20])" office:value-type="float" office:value="400" calcext:value-type="float">
            <text:p>400</text:p>
          </table:table-cell>
          <table:table-cell table:formula="of:=INT([.$C$23]*[.DN21]+[.DN20])" office:value-type="float" office:value="400" calcext:value-type="float">
            <text:p>400</text:p>
          </table:table-cell>
          <table:table-cell table:formula="of:=INT([.$C$23]*[.DO21]+[.DO20])" office:value-type="float" office:value="400" calcext:value-type="float">
            <text:p>400</text:p>
          </table:table-cell>
          <table:table-cell table:formula="of:=INT([.$C$23]*[.DP21]+[.DP20])" office:value-type="float" office:value="400" calcext:value-type="float">
            <text:p>400</text:p>
          </table:table-cell>
          <table:table-cell table:formula="of:=INT([.$C$23]*[.DQ21]+[.DQ20])" office:value-type="float" office:value="400" calcext:value-type="float">
            <text:p>400</text:p>
          </table:table-cell>
          <table:table-cell table:formula="of:=INT([.$C$23]*[.DR21]+[.DR20])" office:value-type="float" office:value="400" calcext:value-type="float">
            <text:p>400</text:p>
          </table:table-cell>
          <table:table-cell table:formula="of:=INT([.$C$23]*[.DS21]+[.DS20])" office:value-type="float" office:value="400" calcext:value-type="float">
            <text:p>400</text:p>
          </table:table-cell>
          <table:table-cell table:formula="of:=INT([.$C$23]*[.DT21]+[.DT20])" office:value-type="float" office:value="400" calcext:value-type="float">
            <text:p>400</text:p>
          </table:table-cell>
          <table:table-cell table:formula="of:=INT([.$C$23]*[.DU21]+[.DU20])" office:value-type="float" office:value="400" calcext:value-type="float">
            <text:p>400</text:p>
          </table:table-cell>
          <table:table-cell table:formula="of:=INT([.$C$23]*[.DV21]+[.DV20])" office:value-type="float" office:value="400" calcext:value-type="float">
            <text:p>400</text:p>
          </table:table-cell>
          <table:table-cell table:formula="of:=INT([.$C$23]*[.DW21]+[.DW20])" office:value-type="float" office:value="400" calcext:value-type="float">
            <text:p>400</text:p>
          </table:table-cell>
          <table:table-cell table:formula="of:=INT([.$C$23]*[.DX21]+[.DX20])" office:value-type="float" office:value="400" calcext:value-type="float">
            <text:p>400</text:p>
          </table:table-cell>
          <table:table-cell table:formula="of:=INT([.$C$23]*[.DY21]+[.DY20])" office:value-type="float" office:value="400" calcext:value-type="float">
            <text:p>400</text:p>
          </table:table-cell>
          <table:table-cell table:formula="of:=INT([.$C$23]*[.DZ21]+[.DZ20])" office:value-type="float" office:value="400" calcext:value-type="float">
            <text:p>400</text:p>
          </table:table-cell>
          <table:table-cell table:formula="of:=INT([.$C$23]*[.EA21]+[.EA20])" office:value-type="float" office:value="400" calcext:value-type="float">
            <text:p>400</text:p>
          </table:table-cell>
          <table:table-cell table:formula="of:=INT([.$C$23]*[.EB21]+[.EB20])" office:value-type="float" office:value="400" calcext:value-type="float">
            <text:p>400</text:p>
          </table:table-cell>
          <table:table-cell table:formula="of:=INT([.$C$23]*[.EC21]+[.EC20])" office:value-type="float" office:value="400" calcext:value-type="float">
            <text:p>400</text:p>
          </table:table-cell>
          <table:table-cell table:formula="of:=INT([.$C$23]*[.ED21]+[.ED20])" office:value-type="float" office:value="400" calcext:value-type="float">
            <text:p>400</text:p>
          </table:table-cell>
          <table:table-cell table:formula="of:=INT([.$C$23]*[.EE21]+[.EE20])" office:value-type="float" office:value="400" calcext:value-type="float">
            <text:p>400</text:p>
          </table:table-cell>
          <table:table-cell table:formula="of:=INT([.$C$23]*[.EF21]+[.EF20])" office:value-type="float" office:value="400" calcext:value-type="float">
            <text:p>400</text:p>
          </table:table-cell>
          <table:table-cell table:formula="of:=INT([.$C$23]*[.EG21]+[.EG20])" office:value-type="float" office:value="400" calcext:value-type="float">
            <text:p>400</text:p>
          </table:table-cell>
          <table:table-cell table:formula="of:=INT([.$C$23]*[.EH21]+[.EH20])" office:value-type="float" office:value="400" calcext:value-type="float">
            <text:p>400</text:p>
          </table:table-cell>
          <table:table-cell table:formula="of:=INT([.$C$23]*[.EI21]+[.EI20])" office:value-type="float" office:value="400" calcext:value-type="float">
            <text:p>400</text:p>
          </table:table-cell>
          <table:table-cell table:formula="of:=INT([.$C$23]*[.EJ21]+[.EJ20])" office:value-type="float" office:value="400" calcext:value-type="float">
            <text:p>400</text:p>
          </table:table-cell>
          <table:table-cell table:formula="of:=INT([.$C$23]*[.EK21]+[.EK20])" office:value-type="float" office:value="400" calcext:value-type="float">
            <text:p>400</text:p>
          </table:table-cell>
          <table:table-cell table:formula="of:=INT([.$C$23]*[.EL21]+[.EL20])" office:value-type="float" office:value="400" calcext:value-type="float">
            <text:p>400</text:p>
          </table:table-cell>
          <table:table-cell table:formula="of:=INT([.$C$23]*[.EM21]+[.EM20])" office:value-type="float" office:value="400" calcext:value-type="float">
            <text:p>400</text:p>
          </table:table-cell>
          <table:table-cell table:formula="of:=INT([.$C$23]*[.EN21]+[.EN20])" office:value-type="float" office:value="400" calcext:value-type="float">
            <text:p>400</text:p>
          </table:table-cell>
          <table:table-cell table:formula="of:=INT([.$C$23]*[.EO21]+[.EO20])" office:value-type="float" office:value="400" calcext:value-type="float">
            <text:p>400</text:p>
          </table:table-cell>
          <table:table-cell table:formula="of:=INT([.$C$23]*[.EP21]+[.EP20])" office:value-type="float" office:value="400" calcext:value-type="float">
            <text:p>400</text:p>
          </table:table-cell>
          <table:table-cell table:formula="of:=INT([.$C$23]*[.EQ21]+[.EQ20])" office:value-type="float" office:value="400" calcext:value-type="float">
            <text:p>400</text:p>
          </table:table-cell>
          <table:table-cell table:formula="of:=INT([.$C$23]*[.ER21]+[.ER20])" office:value-type="float" office:value="400" calcext:value-type="float">
            <text:p>400</text:p>
          </table:table-cell>
          <table:table-cell table:formula="of:=INT([.$C$23]*[.ES21]+[.ES20])" office:value-type="float" office:value="400" calcext:value-type="float">
            <text:p>400</text:p>
          </table:table-cell>
          <table:table-cell table:formula="of:=INT([.$C$23]*[.ET21]+[.ET20])" office:value-type="float" office:value="400" calcext:value-type="float">
            <text:p>400</text:p>
          </table:table-cell>
          <table:table-cell table:formula="of:=INT([.$C$23]*[.EU21]+[.EU20])" office:value-type="float" office:value="400" calcext:value-type="float">
            <text:p>400</text:p>
          </table:table-cell>
          <table:table-cell table:formula="of:=INT([.$C$23]*[.EV21]+[.EV20])" office:value-type="float" office:value="400" calcext:value-type="float">
            <text:p>400</text:p>
          </table:table-cell>
          <table:table-cell table:formula="of:=INT([.$C$23]*[.EW21]+[.EW20])" office:value-type="float" office:value="400" calcext:value-type="float">
            <text:p>400</text:p>
          </table:table-cell>
          <table:table-cell table:formula="of:=INT([.$C$23]*[.EX21]+[.EX20])" office:value-type="float" office:value="400" calcext:value-type="float">
            <text:p>400</text:p>
          </table:table-cell>
          <table:table-cell table:formula="of:=INT([.$C$23]*[.EY21]+[.EY20])" office:value-type="float" office:value="400" calcext:value-type="float">
            <text:p>400</text:p>
          </table:table-cell>
          <table:table-cell table:formula="of:=INT([.$C$23]*[.EZ21]+[.EZ20])" office:value-type="float" office:value="400" calcext:value-type="float">
            <text:p>400</text:p>
          </table:table-cell>
          <table:table-cell table:formula="of:=INT([.$C$23]*[.FA21]+[.FA20])" office:value-type="float" office:value="400" calcext:value-type="float">
            <text:p>400</text:p>
          </table:table-cell>
          <table:table-cell table:formula="of:=INT([.$C$23]*[.FB21]+[.FB20])" office:value-type="float" office:value="400" calcext:value-type="float">
            <text:p>400</text:p>
          </table:table-cell>
          <table:table-cell table:formula="of:=INT([.$C$23]*[.FC21]+[.FC20])" office:value-type="float" office:value="400" calcext:value-type="float">
            <text:p>400</text:p>
          </table:table-cell>
          <table:table-cell table:formula="of:=INT([.$C$23]*[.FD21]+[.FD20])" office:value-type="float" office:value="400" calcext:value-type="float">
            <text:p>400</text:p>
          </table:table-cell>
          <table:table-cell table:formula="of:=INT([.$C$23]*[.FE21]+[.FE20])" office:value-type="float" office:value="400" calcext:value-type="float">
            <text:p>400</text:p>
          </table:table-cell>
          <table:table-cell table:formula="of:=INT([.$C$23]*[.FF21]+[.FF20])" office:value-type="float" office:value="400" calcext:value-type="float">
            <text:p>400</text:p>
          </table:table-cell>
          <table:table-cell table:formula="of:=INT([.$C$23]*[.FG21]+[.FG20])" office:value-type="float" office:value="400" calcext:value-type="float">
            <text:p>400</text:p>
          </table:table-cell>
          <table:table-cell table:formula="of:=INT([.$C$23]*[.FH21]+[.FH20])" office:value-type="float" office:value="400" calcext:value-type="float">
            <text:p>400</text:p>
          </table:table-cell>
          <table:table-cell table:formula="of:=INT([.$C$23]*[.FI21]+[.FI20])" office:value-type="float" office:value="400" calcext:value-type="float">
            <text:p>400</text:p>
          </table:table-cell>
          <table:table-cell table:formula="of:=INT([.$C$23]*[.FJ21]+[.FJ20])" office:value-type="float" office:value="400" calcext:value-type="float">
            <text:p>400</text:p>
          </table:table-cell>
          <table:table-cell table:formula="of:=INT([.$C$23]*[.FK21]+[.FK20])" office:value-type="float" office:value="400" calcext:value-type="float">
            <text:p>400</text:p>
          </table:table-cell>
          <table:table-cell table:formula="of:=INT([.$C$23]*[.FL21]+[.FL20])" office:value-type="float" office:value="400" calcext:value-type="float">
            <text:p>400</text:p>
          </table:table-cell>
          <table:table-cell table:formula="of:=INT([.$C$23]*[.FM21]+[.FM20])" office:value-type="float" office:value="400" calcext:value-type="float">
            <text:p>400</text:p>
          </table:table-cell>
          <table:table-cell table:formula="of:=INT([.$C$23]*[.FN21]+[.FN20])" office:value-type="float" office:value="400" calcext:value-type="float">
            <text:p>400</text:p>
          </table:table-cell>
          <table:table-cell table:formula="of:=INT([.$C$23]*[.FO21]+[.FO20])" office:value-type="float" office:value="400" calcext:value-type="float">
            <text:p>400</text:p>
          </table:table-cell>
          <table:table-cell table:formula="of:=INT([.$C$23]*[.FP21]+[.FP20])" office:value-type="float" office:value="400" calcext:value-type="float">
            <text:p>400</text:p>
          </table:table-cell>
          <table:table-cell table:formula="of:=INT([.$C$23]*[.FQ21]+[.FQ20])" office:value-type="float" office:value="400" calcext:value-type="float">
            <text:p>400</text:p>
          </table:table-cell>
          <table:table-cell table:formula="of:=INT([.$C$23]*[.FR21]+[.FR20])" office:value-type="float" office:value="400" calcext:value-type="float">
            <text:p>400</text:p>
          </table:table-cell>
          <table:table-cell table:formula="of:=INT([.$C$23]*[.FS21]+[.FS20])" office:value-type="float" office:value="400" calcext:value-type="float">
            <text:p>400</text:p>
          </table:table-cell>
          <table:table-cell table:formula="of:=INT([.$C$23]*[.FT21]+[.FT20])" office:value-type="float" office:value="400" calcext:value-type="float">
            <text:p>400</text:p>
          </table:table-cell>
          <table:table-cell table:formula="of:=INT([.$C$23]*[.FU21]+[.FU20])" office:value-type="float" office:value="400" calcext:value-type="float">
            <text:p>400</text:p>
          </table:table-cell>
          <table:table-cell table:formula="of:=INT([.$C$23]*[.FV21]+[.FV20])" office:value-type="float" office:value="400" calcext:value-type="float">
            <text:p>400</text:p>
          </table:table-cell>
          <table:table-cell table:formula="of:=INT([.$C$23]*[.FW21]+[.FW20])" office:value-type="float" office:value="400" calcext:value-type="float">
            <text:p>400</text:p>
          </table:table-cell>
          <table:table-cell table:formula="of:=INT([.$C$23]*[.FX21]+[.FX20])" office:value-type="float" office:value="400" calcext:value-type="float">
            <text:p>400</text:p>
          </table:table-cell>
          <table:table-cell table:formula="of:=INT([.$C$23]*[.FY21]+[.FY20])" office:value-type="float" office:value="400" calcext:value-type="float">
            <text:p>400</text:p>
          </table:table-cell>
          <table:table-cell table:formula="of:=INT([.$C$23]*[.FZ21]+[.FZ20])" office:value-type="float" office:value="400" calcext:value-type="float">
            <text:p>400</text:p>
          </table:table-cell>
          <table:table-cell table:formula="of:=INT([.$C$23]*[.GA21]+[.GA20])" office:value-type="float" office:value="400" calcext:value-type="float">
            <text:p>400</text:p>
          </table:table-cell>
          <table:table-cell table:formula="of:=INT([.$C$23]*[.GB21]+[.GB20])" office:value-type="float" office:value="400" calcext:value-type="float">
            <text:p>400</text:p>
          </table:table-cell>
          <table:table-cell table:formula="of:=INT([.$C$23]*[.GC21]+[.GC20])" office:value-type="float" office:value="400" calcext:value-type="float">
            <text:p>400</text:p>
          </table:table-cell>
          <table:table-cell table:formula="of:=INT([.$C$23]*[.GD21]+[.GD20])" office:value-type="float" office:value="400" calcext:value-type="float">
            <text:p>400</text:p>
          </table:table-cell>
          <table:table-cell table:formula="of:=INT([.$C$23]*[.GE21]+[.GE20])" office:value-type="float" office:value="400" calcext:value-type="float">
            <text:p>400</text:p>
          </table:table-cell>
          <table:table-cell table:formula="of:=INT([.$C$23]*[.GF21]+[.GF20])" office:value-type="float" office:value="400" calcext:value-type="float">
            <text:p>400</text:p>
          </table:table-cell>
          <table:table-cell table:formula="of:=INT([.$C$23]*[.GG21]+[.GG20])" office:value-type="float" office:value="400" calcext:value-type="float">
            <text:p>400</text:p>
          </table:table-cell>
          <table:table-cell table:formula="of:=INT([.$C$23]*[.GH21]+[.GH20])" office:value-type="float" office:value="400" calcext:value-type="float">
            <text:p>400</text:p>
          </table:table-cell>
          <table:table-cell table:formula="of:=INT([.$C$23]*[.GI21]+[.GI20])" office:value-type="float" office:value="400" calcext:value-type="float">
            <text:p>400</text:p>
          </table:table-cell>
          <table:table-cell table:formula="of:=INT([.$C$23]*[.GJ21]+[.GJ20])" office:value-type="float" office:value="400" calcext:value-type="float">
            <text:p>400</text:p>
          </table:table-cell>
          <table:table-cell table:formula="of:=INT([.$C$23]*[.GK21]+[.GK20])" office:value-type="float" office:value="400" calcext:value-type="float">
            <text:p>400</text:p>
          </table:table-cell>
          <table:table-cell table:formula="of:=INT([.$C$23]*[.GL21]+[.GL20])" office:value-type="float" office:value="400" calcext:value-type="float">
            <text:p>400</text:p>
          </table:table-cell>
          <table:table-cell table:formula="of:=INT([.$C$23]*[.GM21]+[.GM20])" office:value-type="float" office:value="400" calcext:value-type="float">
            <text:p>400</text:p>
          </table:table-cell>
          <table:table-cell table:formula="of:=INT([.$C$23]*[.GN21]+[.GN20])" office:value-type="float" office:value="400" calcext:value-type="float">
            <text:p>400</text:p>
          </table:table-cell>
          <table:table-cell table:formula="of:=INT([.$C$23]*[.GO21]+[.GO20])" office:value-type="float" office:value="400" calcext:value-type="float">
            <text:p>400</text:p>
          </table:table-cell>
          <table:table-cell table:formula="of:=INT([.$C$23]*[.GP21]+[.GP20])" office:value-type="float" office:value="400" calcext:value-type="float">
            <text:p>400</text:p>
          </table:table-cell>
          <table:table-cell table:formula="of:=INT([.$C$23]*[.GQ21]+[.GQ20])" office:value-type="float" office:value="400" calcext:value-type="float">
            <text:p>400</text:p>
          </table:table-cell>
          <table:table-cell table:formula="of:=INT([.$C$23]*[.GR21]+[.GR20])" office:value-type="float" office:value="400" calcext:value-type="float">
            <text:p>400</text:p>
          </table:table-cell>
          <table:table-cell table:formula="of:=INT([.$C$23]*[.GS21]+[.GS20])" office:value-type="float" office:value="400" calcext:value-type="float">
            <text:p>400</text:p>
          </table:table-cell>
          <table:table-cell table:formula="of:=INT([.$C$23]*[.GT21]+[.GT20])" office:value-type="float" office:value="400" calcext:value-type="float">
            <text:p>400</text:p>
          </table:table-cell>
          <table:table-cell table:formula="of:=INT([.$C$23]*[.GU21]+[.GU20])" office:value-type="float" office:value="400" calcext:value-type="float">
            <text:p>400</text:p>
          </table:table-cell>
          <table:table-cell table:formula="of:=INT([.$C$23]*[.GV21]+[.GV20])" office:value-type="float" office:value="400" calcext:value-type="float">
            <text:p>400</text:p>
          </table:table-cell>
          <table:table-cell table:formula="of:=INT([.$C$23]*[.GW21]+[.GW20])" office:value-type="float" office:value="400" calcext:value-type="float">
            <text:p>400</text:p>
          </table:table-cell>
          <table:table-cell table:formula="of:=INT([.$C$23]*[.GX21]+[.GX20])" office:value-type="float" office:value="400" calcext:value-type="float">
            <text:p>400</text:p>
          </table:table-cell>
          <table:table-cell table:formula="of:=INT([.$C$23]*[.GY21]+[.GY20])" office:value-type="float" office:value="400" calcext:value-type="float">
            <text:p>400</text:p>
          </table:table-cell>
          <table:table-cell table:formula="of:=INT([.$C$23]*[.GZ21]+[.GZ20])" office:value-type="float" office:value="400" calcext:value-type="float">
            <text:p>400</text:p>
          </table:table-cell>
          <table:table-cell table:formula="of:=INT([.$C$23]*[.HA21]+[.HA20])" office:value-type="float" office:value="400" calcext:value-type="float">
            <text:p>400</text:p>
          </table:table-cell>
          <table:table-cell table:formula="of:=INT([.$C$23]*[.HB21]+[.HB20])" office:value-type="float" office:value="400" calcext:value-type="float">
            <text:p>400</text:p>
          </table:table-cell>
          <table:table-cell table:formula="of:=INT([.$C$23]*[.HC21]+[.HC20])" office:value-type="float" office:value="400" calcext:value-type="float">
            <text:p>400</text:p>
          </table:table-cell>
          <table:table-cell table:formula="of:=INT([.$C$23]*[.HD21]+[.HD20])" office:value-type="float" office:value="400" calcext:value-type="float">
            <text:p>400</text:p>
          </table:table-cell>
          <table:table-cell table:formula="of:=INT([.$C$23]*[.HE21]+[.HE20])" office:value-type="float" office:value="400" calcext:value-type="float">
            <text:p>400</text:p>
          </table:table-cell>
          <table:table-cell table:formula="of:=INT([.$C$23]*[.HF21]+[.HF20])" office:value-type="float" office:value="400" calcext:value-type="float">
            <text:p>400</text:p>
          </table:table-cell>
          <table:table-cell table:formula="of:=INT([.$C$23]*[.HG21]+[.HG20])" office:value-type="float" office:value="400" calcext:value-type="float">
            <text:p>400</text:p>
          </table:table-cell>
          <table:table-cell table:formula="of:=INT([.$C$23]*[.HH21]+[.HH20])" office:value-type="float" office:value="400" calcext:value-type="float">
            <text:p>400</text:p>
          </table:table-cell>
          <table:table-cell table:formula="of:=INT([.$C$23]*[.HI21]+[.HI20])" office:value-type="float" office:value="400" calcext:value-type="float">
            <text:p>400</text:p>
          </table:table-cell>
          <table:table-cell table:formula="of:=INT([.$C$23]*[.HJ21]+[.HJ20])" office:value-type="float" office:value="400" calcext:value-type="float">
            <text:p>400</text:p>
          </table:table-cell>
          <table:table-cell table:formula="of:=INT([.$C$23]*[.HK21]+[.HK20])" office:value-type="float" office:value="400" calcext:value-type="float">
            <text:p>400</text:p>
          </table:table-cell>
          <table:table-cell table:formula="of:=INT([.$C$23]*[.HL21]+[.HL20])" office:value-type="float" office:value="400" calcext:value-type="float">
            <text:p>400</text:p>
          </table:table-cell>
          <table:table-cell table:formula="of:=INT([.$C$23]*[.HM21]+[.HM20])" office:value-type="float" office:value="400" calcext:value-type="float">
            <text:p>400</text:p>
          </table:table-cell>
          <table:table-cell table:formula="of:=INT([.$C$23]*[.HN21]+[.HN20])" office:value-type="float" office:value="400" calcext:value-type="float">
            <text:p>400</text:p>
          </table:table-cell>
          <table:table-cell table:formula="of:=INT([.$C$23]*[.HO21]+[.HO20])" office:value-type="float" office:value="400" calcext:value-type="float">
            <text:p>400</text:p>
          </table:table-cell>
          <table:table-cell table:formula="of:=INT([.$C$23]*[.HP21]+[.HP20])" office:value-type="float" office:value="400" calcext:value-type="float">
            <text:p>400</text:p>
          </table:table-cell>
          <table:table-cell table:formula="of:=INT([.$C$23]*[.HQ21]+[.HQ20])" office:value-type="float" office:value="400" calcext:value-type="float">
            <text:p>400</text:p>
          </table:table-cell>
          <table:table-cell table:formula="of:=INT([.$C$23]*[.HR21]+[.HR20])" office:value-type="float" office:value="400" calcext:value-type="float">
            <text:p>400</text:p>
          </table:table-cell>
          <table:table-cell table:formula="of:=INT([.$C$23]*[.HS21]+[.HS20])" office:value-type="float" office:value="400" calcext:value-type="float">
            <text:p>400</text:p>
          </table:table-cell>
          <table:table-cell table:formula="of:=INT([.$C$23]*[.HT21]+[.HT20])" office:value-type="float" office:value="400" calcext:value-type="float">
            <text:p>400</text:p>
          </table:table-cell>
          <table:table-cell table:formula="of:=INT([.$C$23]*[.HU21]+[.HU20])" office:value-type="float" office:value="400" calcext:value-type="float">
            <text:p>400</text:p>
          </table:table-cell>
          <table:table-cell table:formula="of:=INT([.$C$23]*[.HV21]+[.HV20])" office:value-type="float" office:value="400" calcext:value-type="float">
            <text:p>400</text:p>
          </table:table-cell>
          <table:table-cell table:formula="of:=INT([.$C$23]*[.HW21]+[.HW20])" office:value-type="float" office:value="400" calcext:value-type="float">
            <text:p>400</text:p>
          </table:table-cell>
          <table:table-cell table:formula="of:=INT([.$C$23]*[.HX21]+[.HX20])" office:value-type="float" office:value="400" calcext:value-type="float">
            <text:p>400</text:p>
          </table:table-cell>
          <table:table-cell table:formula="of:=INT([.$C$23]*[.HY21]+[.HY20])" office:value-type="float" office:value="400" calcext:value-type="float">
            <text:p>400</text:p>
          </table:table-cell>
          <table:table-cell table:formula="of:=INT([.$C$23]*[.HZ21]+[.HZ20])" office:value-type="float" office:value="400" calcext:value-type="float">
            <text:p>400</text:p>
          </table:table-cell>
          <table:table-cell table:formula="of:=INT([.$C$23]*[.IA21]+[.IA20])" office:value-type="float" office:value="400" calcext:value-type="float">
            <text:p>400</text:p>
          </table:table-cell>
          <table:table-cell table:formula="of:=INT([.$C$23]*[.IB21]+[.IB20])" office:value-type="float" office:value="400" calcext:value-type="float">
            <text:p>400</text:p>
          </table:table-cell>
          <table:table-cell table:formula="of:=INT([.$C$23]*[.IC21]+[.IC20])" office:value-type="float" office:value="400" calcext:value-type="float">
            <text:p>400</text:p>
          </table:table-cell>
          <table:table-cell table:formula="of:=INT([.$C$23]*[.ID21]+[.ID20])" office:value-type="float" office:value="400" calcext:value-type="float">
            <text:p>400</text:p>
          </table:table-cell>
          <table:table-cell table:formula="of:=INT([.$C$23]*[.IE21]+[.IE20])" office:value-type="float" office:value="400" calcext:value-type="float">
            <text:p>400</text:p>
          </table:table-cell>
          <table:table-cell table:formula="of:=INT([.$C$23]*[.IF21]+[.IF20])" office:value-type="float" office:value="400" calcext:value-type="float">
            <text:p>400</text:p>
          </table:table-cell>
          <table:table-cell table:formula="of:=INT([.$C$23]*[.IG21]+[.IG20])" office:value-type="float" office:value="400" calcext:value-type="float">
            <text:p>400</text:p>
          </table:table-cell>
          <table:table-cell table:formula="of:=INT([.$C$23]*[.IH21]+[.IH20])" office:value-type="float" office:value="400" calcext:value-type="float">
            <text:p>400</text:p>
          </table:table-cell>
          <table:table-cell table:formula="of:=INT([.$C$23]*[.II21]+[.II20])" office:value-type="float" office:value="400" calcext:value-type="float">
            <text:p>400</text:p>
          </table:table-cell>
          <table:table-cell table:formula="of:=INT([.$C$23]*[.IJ21]+[.IJ20])" office:value-type="float" office:value="400" calcext:value-type="float">
            <text:p>400</text:p>
          </table:table-cell>
          <table:table-cell table:formula="of:=INT([.$C$23]*[.IK21]+[.IK20])" office:value-type="float" office:value="400" calcext:value-type="float">
            <text:p>400</text:p>
          </table:table-cell>
          <table:table-cell table:formula="of:=INT([.$C$23]*[.IL21]+[.IL20])" office:value-type="float" office:value="400" calcext:value-type="float">
            <text:p>400</text:p>
          </table:table-cell>
          <table:table-cell table:formula="of:=INT([.$C$23]*[.IM21]+[.IM20])" office:value-type="float" office:value="400" calcext:value-type="float">
            <text:p>400</text:p>
          </table:table-cell>
          <table:table-cell table:formula="of:=INT([.$C$23]*[.IN21]+[.IN20])" office:value-type="float" office:value="400" calcext:value-type="float">
            <text:p>400</text:p>
          </table:table-cell>
          <table:table-cell table:formula="of:=INT([.$C$23]*[.IO21]+[.IO20])" office:value-type="float" office:value="400" calcext:value-type="float">
            <text:p>400</text:p>
          </table:table-cell>
          <table:table-cell table:formula="of:=INT([.$C$23]*[.IP21]+[.IP20])" office:value-type="float" office:value="400" calcext:value-type="float">
            <text:p>400</text:p>
          </table:table-cell>
          <table:table-cell table:formula="of:=INT([.$C$23]*[.IQ21]+[.IQ20])" office:value-type="float" office:value="400" calcext:value-type="float">
            <text:p>400</text:p>
          </table:table-cell>
          <table:table-cell table:formula="of:=INT([.$C$23]*[.IR21]+[.IR20])" office:value-type="float" office:value="400" calcext:value-type="float">
            <text:p>400</text:p>
          </table:table-cell>
          <table:table-cell table:formula="of:=INT([.$C$23]*[.IS21]+[.IS20])" office:value-type="float" office:value="400" calcext:value-type="float">
            <text:p>400</text:p>
          </table:table-cell>
          <table:table-cell table:formula="of:=INT([.$C$23]*[.IT21]+[.IT20])" office:value-type="float" office:value="400" calcext:value-type="float">
            <text:p>400</text:p>
          </table:table-cell>
          <table:table-cell table:formula="of:=INT([.$C$23]*[.IU21]+[.IU20])" office:value-type="float" office:value="400" calcext:value-type="float">
            <text:p>400</text:p>
          </table:table-cell>
          <table:table-cell table:formula="of:=INT([.$C$23]*[.IV21]+[.IV20])" office:value-type="float" office:value="400" calcext:value-type="float">
            <text:p>400</text:p>
          </table:table-cell>
          <table:table-cell table:formula="of:=INT([.$C$23]*[.IW21]+[.IW20])" office:value-type="float" office:value="400" calcext:value-type="float">
            <text:p>400</text:p>
          </table:table-cell>
          <table:table-cell table:formula="of:=INT([.$C$23]*[.IX21]+[.IX20])" office:value-type="float" office:value="400" calcext:value-type="float">
            <text:p>400</text:p>
          </table:table-cell>
          <table:table-cell table:formula="of:=INT([.$C$23]*[.IY21]+[.IY20])" office:value-type="float" office:value="400" calcext:value-type="float">
            <text:p>400</text:p>
          </table:table-cell>
          <table:table-cell table:formula="of:=INT([.$C$23]*[.IZ21]+[.IZ20])" office:value-type="float" office:value="400" calcext:value-type="float">
            <text:p>400</text:p>
          </table:table-cell>
          <table:table-cell table:formula="of:=INT([.$C$23]*[.JA21]+[.JA20])" office:value-type="float" office:value="400" calcext:value-type="float">
            <text:p>400</text:p>
          </table:table-cell>
          <table:table-cell table:formula="of:=INT([.$C$23]*[.JB21]+[.JB20])" office:value-type="float" office:value="400" calcext:value-type="float">
            <text:p>400</text:p>
          </table:table-cell>
          <table:table-cell table:formula="of:=INT([.$C$23]*[.JC21]+[.JC20])" office:value-type="float" office:value="400" calcext:value-type="float">
            <text:p>400</text:p>
          </table:table-cell>
          <table:table-cell table:formula="of:=INT([.$C$23]*[.JD21]+[.JD20])" office:value-type="float" office:value="400" calcext:value-type="float">
            <text:p>400</text:p>
          </table:table-cell>
          <table:table-cell table:formula="of:=INT([.$C$23]*[.JE21]+[.JE20])" office:value-type="float" office:value="400" calcext:value-type="float">
            <text:p>400</text:p>
          </table:table-cell>
          <table:table-cell table:formula="of:=INT([.$C$23]*[.JF21]+[.JF20])" office:value-type="float" office:value="400" calcext:value-type="float">
            <text:p>400</text:p>
          </table:table-cell>
          <table:table-cell table:formula="of:=INT([.$C$23]*[.JG21]+[.JG20])" office:value-type="float" office:value="400" calcext:value-type="float">
            <text:p>400</text:p>
          </table:table-cell>
          <table:table-cell table:formula="of:=INT([.$C$23]*[.JH21]+[.JH20])" office:value-type="float" office:value="400" calcext:value-type="float">
            <text:p>400</text:p>
          </table:table-cell>
          <table:table-cell table:formula="of:=INT([.$C$23]*[.JI21]+[.JI20])" office:value-type="float" office:value="400" calcext:value-type="float">
            <text:p>400</text:p>
          </table:table-cell>
          <table:table-cell table:formula="of:=INT([.$C$23]*[.JJ21]+[.JJ20])" office:value-type="float" office:value="400" calcext:value-type="float">
            <text:p>400</text:p>
          </table:table-cell>
          <table:table-cell table:formula="of:=INT([.$C$23]*[.JK21]+[.JK20])" office:value-type="float" office:value="400" calcext:value-type="float">
            <text:p>400</text:p>
          </table:table-cell>
          <table:table-cell table:formula="of:=INT([.$C$23]*[.JL21]+[.JL20])" office:value-type="float" office:value="400" calcext:value-type="float">
            <text:p>400</text:p>
          </table:table-cell>
          <table:table-cell table:formula="of:=INT([.$C$23]*[.JM21]+[.JM20])" office:value-type="float" office:value="400" calcext:value-type="float">
            <text:p>400</text:p>
          </table:table-cell>
          <table:table-cell table:formula="of:=INT([.$C$23]*[.JN21]+[.JN20])" office:value-type="float" office:value="400" calcext:value-type="float">
            <text:p>400</text:p>
          </table:table-cell>
          <table:table-cell table:formula="of:=INT([.$C$23]*[.JO21]+[.JO20])" office:value-type="float" office:value="400" calcext:value-type="float">
            <text:p>400</text:p>
          </table:table-cell>
          <table:table-cell table:formula="of:=INT([.$C$23]*[.JP21]+[.JP20])" office:value-type="float" office:value="400" calcext:value-type="float">
            <text:p>400</text:p>
          </table:table-cell>
          <table:table-cell table:formula="of:=INT([.$C$23]*[.JQ21]+[.JQ20])" office:value-type="float" office:value="400" calcext:value-type="float">
            <text:p>400</text:p>
          </table:table-cell>
          <table:table-cell table:formula="of:=INT([.$C$23]*[.JR21]+[.JR20])" office:value-type="float" office:value="400" calcext:value-type="float">
            <text:p>400</text:p>
          </table:table-cell>
          <table:table-cell table:formula="of:=INT([.$C$23]*[.JS21]+[.JS20])" office:value-type="float" office:value="400" calcext:value-type="float">
            <text:p>400</text:p>
          </table:table-cell>
          <table:table-cell table:formula="of:=INT([.$C$23]*[.JT21]+[.JT20])" office:value-type="float" office:value="400" calcext:value-type="float">
            <text:p>400</text:p>
          </table:table-cell>
          <table:table-cell table:formula="of:=INT([.$C$23]*[.JU21]+[.JU20])" office:value-type="float" office:value="400" calcext:value-type="float">
            <text:p>400</text:p>
          </table:table-cell>
          <table:table-cell table:formula="of:=INT([.$C$23]*[.JV21]+[.JV20])" office:value-type="float" office:value="400" calcext:value-type="float">
            <text:p>400</text:p>
          </table:table-cell>
          <table:table-cell table:formula="of:=INT([.$C$23]*[.JW21]+[.JW20])" office:value-type="float" office:value="400" calcext:value-type="float">
            <text:p>400</text:p>
          </table:table-cell>
          <table:table-cell table:formula="of:=INT([.$C$23]*[.JX21]+[.JX20])" office:value-type="float" office:value="400" calcext:value-type="float">
            <text:p>400</text:p>
          </table:table-cell>
          <table:table-cell table:formula="of:=INT([.$C$23]*[.JY21]+[.JY20])" office:value-type="float" office:value="400" calcext:value-type="float">
            <text:p>400</text:p>
          </table:table-cell>
          <table:table-cell table:formula="of:=INT([.$C$23]*[.JZ21]+[.JZ20])" office:value-type="float" office:value="400" calcext:value-type="float">
            <text:p>400</text:p>
          </table:table-cell>
          <table:table-cell table:formula="of:=INT([.$C$23]*[.KA21]+[.KA20])" office:value-type="float" office:value="400" calcext:value-type="float">
            <text:p>400</text:p>
          </table:table-cell>
          <table:table-cell table:formula="of:=INT([.$C$23]*[.KB21]+[.KB20])" office:value-type="float" office:value="400" calcext:value-type="float">
            <text:p>400</text:p>
          </table:table-cell>
          <table:table-cell table:formula="of:=INT([.$C$23]*[.KC21]+[.KC20])" office:value-type="float" office:value="400" calcext:value-type="float">
            <text:p>400</text:p>
          </table:table-cell>
          <table:table-cell table:formula="of:=INT([.$C$23]*[.KD21]+[.KD20])" office:value-type="float" office:value="400" calcext:value-type="float">
            <text:p>400</text:p>
          </table:table-cell>
          <table:table-cell table:formula="of:=INT([.$C$23]*[.KE21]+[.KE20])" office:value-type="float" office:value="400" calcext:value-type="float">
            <text:p>400</text:p>
          </table:table-cell>
          <table:table-cell table:formula="of:=INT([.$C$23]*[.KF21]+[.KF20])" office:value-type="float" office:value="400" calcext:value-type="float">
            <text:p>400</text:p>
          </table:table-cell>
          <table:table-cell table:formula="of:=INT([.$C$23]*[.KG21]+[.KG20])" office:value-type="float" office:value="400" calcext:value-type="float">
            <text:p>400</text:p>
          </table:table-cell>
          <table:table-cell table:formula="of:=INT([.$C$23]*[.KH21]+[.KH20])" office:value-type="float" office:value="400" calcext:value-type="float">
            <text:p>400</text:p>
          </table:table-cell>
          <table:table-cell table:formula="of:=INT([.$C$23]*[.KI21]+[.KI20])" office:value-type="float" office:value="400" calcext:value-type="float">
            <text:p>400</text:p>
          </table:table-cell>
          <table:table-cell table:formula="of:=INT([.$C$23]*[.KJ21]+[.KJ20])" office:value-type="float" office:value="400" calcext:value-type="float">
            <text:p>400</text:p>
          </table:table-cell>
          <table:table-cell table:formula="of:=INT([.$C$23]*[.KK21]+[.KK20])" office:value-type="float" office:value="400" calcext:value-type="float">
            <text:p>400</text:p>
          </table:table-cell>
          <table:table-cell table:formula="of:=INT([.$C$23]*[.KL21]+[.KL20])" office:value-type="float" office:value="400" calcext:value-type="float">
            <text:p>400</text:p>
          </table:table-cell>
          <table:table-cell table:formula="of:=INT([.$C$23]*[.KM21]+[.KM20])" office:value-type="float" office:value="400" calcext:value-type="float">
            <text:p>400</text:p>
          </table:table-cell>
          <table:table-cell table:formula="of:=INT([.$C$23]*[.KN21]+[.KN20])" office:value-type="float" office:value="400" calcext:value-type="float">
            <text:p>400</text:p>
          </table:table-cell>
          <table:table-cell table:formula="of:=INT([.$C$23]*[.KO21]+[.KO20])" office:value-type="float" office:value="400" calcext:value-type="float">
            <text:p>400</text:p>
          </table:table-cell>
          <table:table-cell table:formula="of:=INT([.$C$23]*[.KP21]+[.KP20])" office:value-type="float" office:value="400" calcext:value-type="float">
            <text:p>400</text:p>
          </table:table-cell>
          <table:table-cell table:formula="of:=INT([.$C$23]*[.KQ21]+[.KQ20])" office:value-type="float" office:value="400" calcext:value-type="float">
            <text:p>400</text:p>
          </table:table-cell>
          <table:table-cell table:formula="of:=INT([.$C$23]*[.KR21]+[.KR20])" office:value-type="float" office:value="400" calcext:value-type="float">
            <text:p>400</text:p>
          </table:table-cell>
          <table:table-cell table:formula="of:=INT([.$C$23]*[.KS21]+[.KS20])" office:value-type="float" office:value="400" calcext:value-type="float">
            <text:p>400</text:p>
          </table:table-cell>
          <table:table-cell table:formula="of:=INT([.$C$23]*[.KT21]+[.KT20])" office:value-type="float" office:value="400" calcext:value-type="float">
            <text:p>400</text:p>
          </table:table-cell>
          <table:table-cell table:formula="of:=INT([.$C$23]*[.KU21]+[.KU20])" office:value-type="float" office:value="400" calcext:value-type="float">
            <text:p>400</text:p>
          </table:table-cell>
          <table:table-cell table:formula="of:=INT([.$C$23]*[.KV21]+[.KV20])" office:value-type="float" office:value="400" calcext:value-type="float">
            <text:p>400</text:p>
          </table:table-cell>
          <table:table-cell table:formula="of:=INT([.$C$23]*[.KW21]+[.KW20])" office:value-type="float" office:value="400" calcext:value-type="float">
            <text:p>400</text:p>
          </table:table-cell>
          <table:table-cell table:formula="of:=INT([.$C$23]*[.KX21]+[.KX20])" office:value-type="float" office:value="400" calcext:value-type="float">
            <text:p>400</text:p>
          </table:table-cell>
          <table:table-cell table:formula="of:=INT([.$C$23]*[.KY21]+[.KY20])" office:value-type="float" office:value="400" calcext:value-type="float">
            <text:p>400</text:p>
          </table:table-cell>
          <table:table-cell table:formula="of:=INT([.$C$23]*[.KZ21]+[.KZ20])" office:value-type="float" office:value="400" calcext:value-type="float">
            <text:p>400</text:p>
          </table:table-cell>
          <table:table-cell table:formula="of:=INT([.$C$23]*[.LA21]+[.LA20])" office:value-type="float" office:value="400" calcext:value-type="float">
            <text:p>400</text:p>
          </table:table-cell>
          <table:table-cell table:formula="of:=INT([.$C$23]*[.LB21]+[.LB20])" office:value-type="float" office:value="400" calcext:value-type="float">
            <text:p>400</text:p>
          </table:table-cell>
          <table:table-cell table:formula="of:=INT([.$C$23]*[.LC21]+[.LC20])" office:value-type="float" office:value="400" calcext:value-type="float">
            <text:p>400</text:p>
          </table:table-cell>
          <table:table-cell table:formula="of:=INT([.$C$23]*[.LD21]+[.LD20])" office:value-type="float" office:value="400" calcext:value-type="float">
            <text:p>400</text:p>
          </table:table-cell>
          <table:table-cell table:formula="of:=INT([.$C$23]*[.LE21]+[.LE20])" office:value-type="float" office:value="400" calcext:value-type="float">
            <text:p>400</text:p>
          </table:table-cell>
          <table:table-cell table:formula="of:=INT([.$C$23]*[.LF21]+[.LF20])" office:value-type="float" office:value="400" calcext:value-type="float">
            <text:p>400</text:p>
          </table:table-cell>
          <table:table-cell table:formula="of:=INT([.$C$23]*[.LG21]+[.LG20])" office:value-type="float" office:value="400" calcext:value-type="float">
            <text:p>400</text:p>
          </table:table-cell>
          <table:table-cell table:formula="of:=INT([.$C$23]*[.LH21]+[.LH20])" office:value-type="float" office:value="400" calcext:value-type="float">
            <text:p>400</text:p>
          </table:table-cell>
          <table:table-cell table:formula="of:=INT([.$C$23]*[.LI21]+[.LI20])" office:value-type="float" office:value="400" calcext:value-type="float">
            <text:p>400</text:p>
          </table:table-cell>
          <table:table-cell table:formula="of:=INT([.$C$23]*[.LJ21]+[.LJ20])" office:value-type="float" office:value="400" calcext:value-type="float">
            <text:p>400</text:p>
          </table:table-cell>
          <table:table-cell table:formula="of:=INT([.$C$23]*[.LK21]+[.LK20])" office:value-type="float" office:value="400" calcext:value-type="float">
            <text:p>400</text:p>
          </table:table-cell>
          <table:table-cell table:formula="of:=INT([.$C$23]*[.LL21]+[.LL20])" office:value-type="float" office:value="400" calcext:value-type="float">
            <text:p>400</text:p>
          </table:table-cell>
          <table:table-cell table:formula="of:=INT([.$C$23]*[.LM21]+[.LM20])" office:value-type="float" office:value="400" calcext:value-type="float">
            <text:p>400</text:p>
          </table:table-cell>
          <table:table-cell table:formula="of:=INT([.$C$23]*[.LN21]+[.LN20])" office:value-type="float" office:value="400" calcext:value-type="float">
            <text:p>400</text:p>
          </table:table-cell>
          <table:table-cell table:formula="of:=INT([.$C$23]*[.LO21]+[.LO20])" office:value-type="float" office:value="400" calcext:value-type="float">
            <text:p>400</text:p>
          </table:table-cell>
          <table:table-cell table:formula="of:=INT([.$C$23]*[.LP21]+[.LP20])" office:value-type="float" office:value="400" calcext:value-type="float">
            <text:p>400</text:p>
          </table:table-cell>
          <table:table-cell table:formula="of:=INT([.$C$23]*[.LQ21]+[.LQ20])" office:value-type="float" office:value="400" calcext:value-type="float">
            <text:p>400</text:p>
          </table:table-cell>
          <table:table-cell table:formula="of:=INT([.$C$23]*[.LR21]+[.LR20])" office:value-type="float" office:value="400" calcext:value-type="float">
            <text:p>400</text:p>
          </table:table-cell>
          <table:table-cell table:formula="of:=INT([.$C$23]*[.LS21]+[.LS20])" office:value-type="float" office:value="400" calcext:value-type="float">
            <text:p>400</text:p>
          </table:table-cell>
          <table:table-cell table:formula="of:=INT([.$C$23]*[.LT21]+[.LT20])" office:value-type="float" office:value="400" calcext:value-type="float">
            <text:p>400</text:p>
          </table:table-cell>
          <table:table-cell table:formula="of:=INT([.$C$23]*[.LU21]+[.LU20])" office:value-type="float" office:value="400" calcext:value-type="float">
            <text:p>400</text:p>
          </table:table-cell>
          <table:table-cell table:formula="of:=INT([.$C$23]*[.LV21]+[.LV20])" office:value-type="float" office:value="400" calcext:value-type="float">
            <text:p>400</text:p>
          </table:table-cell>
          <table:table-cell table:formula="of:=INT([.$C$23]*[.LW21]+[.LW20])" office:value-type="float" office:value="400" calcext:value-type="float">
            <text:p>400</text:p>
          </table:table-cell>
          <table:table-cell table:formula="of:=INT([.$C$23]*[.LX21]+[.LX20])" office:value-type="float" office:value="400" calcext:value-type="float">
            <text:p>400</text:p>
          </table:table-cell>
          <table:table-cell table:formula="of:=INT([.$C$23]*[.LY21]+[.LY20])" office:value-type="float" office:value="400" calcext:value-type="float">
            <text:p>400</text:p>
          </table:table-cell>
          <table:table-cell table:formula="of:=INT([.$C$23]*[.LZ21]+[.LZ20])" office:value-type="float" office:value="400" calcext:value-type="float">
            <text:p>400</text:p>
          </table:table-cell>
          <table:table-cell table:formula="of:=INT([.$C$23]*[.MA21]+[.MA20])" office:value-type="float" office:value="400" calcext:value-type="float">
            <text:p>400</text:p>
          </table:table-cell>
          <table:table-cell table:formula="of:=INT([.$C$23]*[.MB21]+[.MB20])" office:value-type="float" office:value="400" calcext:value-type="float">
            <text:p>400</text:p>
          </table:table-cell>
          <table:table-cell table:formula="of:=INT([.$C$23]*[.MC21]+[.MC20])" office:value-type="float" office:value="400" calcext:value-type="float">
            <text:p>400</text:p>
          </table:table-cell>
          <table:table-cell table:formula="of:=INT([.$C$23]*[.MD21]+[.MD20])" office:value-type="float" office:value="400" calcext:value-type="float">
            <text:p>400</text:p>
          </table:table-cell>
          <table:table-cell table:formula="of:=INT([.$C$23]*[.ME21]+[.ME20])" office:value-type="float" office:value="400" calcext:value-type="float">
            <text:p>400</text:p>
          </table:table-cell>
          <table:table-cell table:formula="of:=INT([.$C$23]*[.MF21]+[.MF20])" office:value-type="float" office:value="400" calcext:value-type="float">
            <text:p>400</text:p>
          </table:table-cell>
          <table:table-cell table:formula="of:=INT([.$C$23]*[.MG21]+[.MG20])" office:value-type="float" office:value="400" calcext:value-type="float">
            <text:p>400</text:p>
          </table:table-cell>
          <table:table-cell table:formula="of:=INT([.$C$23]*[.MH21]+[.MH20])" office:value-type="float" office:value="400" calcext:value-type="float">
            <text:p>400</text:p>
          </table:table-cell>
          <table:table-cell table:formula="of:=INT([.$C$23]*[.MI21]+[.MI20])" office:value-type="float" office:value="400" calcext:value-type="float">
            <text:p>400</text:p>
          </table:table-cell>
          <table:table-cell table:formula="of:=INT([.$C$23]*[.MJ21]+[.MJ20])" office:value-type="float" office:value="400" calcext:value-type="float">
            <text:p>400</text:p>
          </table:table-cell>
          <table:table-cell table:formula="of:=INT([.$C$23]*[.MK21]+[.MK20])" office:value-type="float" office:value="400" calcext:value-type="float">
            <text:p>400</text:p>
          </table:table-cell>
          <table:table-cell table:formula="of:=INT([.$C$23]*[.ML21]+[.ML20])" office:value-type="float" office:value="400" calcext:value-type="float">
            <text:p>400</text:p>
          </table:table-cell>
          <table:table-cell table:formula="of:=INT([.$C$23]*[.MM21]+[.MM20])" office:value-type="float" office:value="400" calcext:value-type="float">
            <text:p>400</text:p>
          </table:table-cell>
          <table:table-cell table:formula="of:=INT([.$C$23]*[.MN21]+[.MN20])" office:value-type="float" office:value="400" calcext:value-type="float">
            <text:p>400</text:p>
          </table:table-cell>
          <table:table-cell table:formula="of:=INT([.$C$23]*[.MO21]+[.MO20])" office:value-type="float" office:value="400" calcext:value-type="float">
            <text:p>400</text:p>
          </table:table-cell>
          <table:table-cell table:formula="of:=INT([.$C$23]*[.MP21]+[.MP20])" office:value-type="float" office:value="400" calcext:value-type="float">
            <text:p>400</text:p>
          </table:table-cell>
          <table:table-cell table:formula="of:=INT([.$C$23]*[.MQ21]+[.MQ20])" office:value-type="float" office:value="400" calcext:value-type="float">
            <text:p>400</text:p>
          </table:table-cell>
          <table:table-cell table:formula="of:=INT([.$C$23]*[.MR21]+[.MR20])" office:value-type="float" office:value="400" calcext:value-type="float">
            <text:p>400</text:p>
          </table:table-cell>
          <table:table-cell table:formula="of:=INT([.$C$23]*[.MS21]+[.MS20])" office:value-type="float" office:value="400" calcext:value-type="float">
            <text:p>400</text:p>
          </table:table-cell>
          <table:table-cell table:formula="of:=INT([.$C$23]*[.MT21]+[.MT20])" office:value-type="float" office:value="400" calcext:value-type="float">
            <text:p>400</text:p>
          </table:table-cell>
          <table:table-cell table:formula="of:=INT([.$C$23]*[.MU21]+[.MU20])" office:value-type="float" office:value="400" calcext:value-type="float">
            <text:p>400</text:p>
          </table:table-cell>
          <table:table-cell table:formula="of:=INT([.$C$23]*[.MV21]+[.MV20])" office:value-type="float" office:value="400" calcext:value-type="float">
            <text:p>400</text:p>
          </table:table-cell>
          <table:table-cell table:formula="of:=INT([.$C$23]*[.MW21]+[.MW20])" office:value-type="float" office:value="400" calcext:value-type="float">
            <text:p>400</text:p>
          </table:table-cell>
          <table:table-cell table:formula="of:=INT([.$C$23]*[.MX21]+[.MX20])" office:value-type="float" office:value="400" calcext:value-type="float">
            <text:p>400</text:p>
          </table:table-cell>
          <table:table-cell table:formula="of:=INT([.$C$23]*[.MY21]+[.MY20])" office:value-type="float" office:value="400" calcext:value-type="float">
            <text:p>400</text:p>
          </table:table-cell>
          <table:table-cell table:formula="of:=INT([.$C$23]*[.MZ21]+[.MZ20])" office:value-type="float" office:value="400" calcext:value-type="float">
            <text:p>400</text:p>
          </table:table-cell>
          <table:table-cell table:formula="of:=INT([.$C$23]*[.NA21]+[.NA20])" office:value-type="float" office:value="400" calcext:value-type="float">
            <text:p>400</text:p>
          </table:table-cell>
          <table:table-cell table:formula="of:=INT([.$C$23]*[.NB21]+[.NB20])" office:value-type="float" office:value="400" calcext:value-type="float">
            <text:p>400</text:p>
          </table:table-cell>
          <table:table-cell table:formula="of:=INT([.$C$23]*[.NC21]+[.NC20])" office:value-type="float" office:value="400" calcext:value-type="float">
            <text:p>400</text:p>
          </table:table-cell>
          <table:table-cell table:formula="of:=INT([.$C$23]*[.ND21]+[.ND20])" office:value-type="float" office:value="400" calcext:value-type="float">
            <text:p>400</text:p>
          </table:table-cell>
          <table:table-cell table:formula="of:=INT([.$C$23]*[.NE21]+[.NE20])" office:value-type="float" office:value="400" calcext:value-type="float">
            <text:p>400</text:p>
          </table:table-cell>
          <table:table-cell table:formula="of:=INT([.$C$23]*[.NF21]+[.NF20])" office:value-type="float" office:value="400" calcext:value-type="float">
            <text:p>400</text:p>
          </table:table-cell>
          <table:table-cell table:formula="of:=INT([.$C$23]*[.NG21]+[.NG20])" office:value-type="float" office:value="400" calcext:value-type="float">
            <text:p>400</text:p>
          </table:table-cell>
          <table:table-cell table:formula="of:=INT([.$C$23]*[.NH21]+[.NH20])" office:value-type="float" office:value="400" calcext:value-type="float">
            <text:p>400</text:p>
          </table:table-cell>
          <table:table-cell table:formula="of:=INT([.$C$23]*[.NI21]+[.NI20])" office:value-type="float" office:value="400" calcext:value-type="float">
            <text:p>400</text:p>
          </table:table-cell>
          <table:table-cell table:formula="of:=INT([.$C$23]*[.NJ21]+[.NJ20])" office:value-type="float" office:value="400" calcext:value-type="float">
            <text:p>400</text:p>
          </table:table-cell>
          <table:table-cell table:formula="of:=INT([.$C$23]*[.NK21]+[.NK20])" office:value-type="float" office:value="400" calcext:value-type="float">
            <text:p>400</text:p>
          </table:table-cell>
          <table:table-cell table:formula="of:=INT([.$C$23]*[.NL21]+[.NL20])" office:value-type="float" office:value="400" calcext:value-type="float">
            <text:p>400</text:p>
          </table:table-cell>
          <table:table-cell table:formula="of:=INT([.$C$23]*[.NM21]+[.NM20])" office:value-type="float" office:value="400" calcext:value-type="float">
            <text:p>400</text:p>
          </table:table-cell>
          <table:table-cell table:formula="of:=INT([.$C$23]*[.NN21]+[.NN20])" office:value-type="float" office:value="400" calcext:value-type="float">
            <text:p>400</text:p>
          </table:table-cell>
          <table:table-cell table:formula="of:=INT([.$C$23]*[.NO21]+[.NO20])" office:value-type="float" office:value="400" calcext:value-type="float">
            <text:p>400</text:p>
          </table:table-cell>
          <table:table-cell table:formula="of:=INT([.$C$23]*[.NP21]+[.NP20])" office:value-type="float" office:value="400" calcext:value-type="float">
            <text:p>400</text:p>
          </table:table-cell>
          <table:table-cell table:formula="of:=INT([.$C$23]*[.NQ21]+[.NQ20])" office:value-type="float" office:value="400" calcext:value-type="float">
            <text:p>400</text:p>
          </table:table-cell>
          <table:table-cell table:formula="of:=INT([.$C$23]*[.NR21]+[.NR20])" office:value-type="float" office:value="400" calcext:value-type="float">
            <text:p>400</text:p>
          </table:table-cell>
          <table:table-cell table:formula="of:=INT([.$C$23]*[.NS21]+[.NS20])" office:value-type="float" office:value="400" calcext:value-type="float">
            <text:p>400</text:p>
          </table:table-cell>
          <table:table-cell table:formula="of:=INT([.$C$23]*[.NT21]+[.NT20])" office:value-type="float" office:value="400" calcext:value-type="float">
            <text:p>400</text:p>
          </table:table-cell>
          <table:table-cell table:formula="of:=INT([.$C$23]*[.NU21]+[.NU20])" office:value-type="float" office:value="400" calcext:value-type="float">
            <text:p>400</text:p>
          </table:table-cell>
          <table:table-cell table:formula="of:=INT([.$C$23]*[.NV21]+[.NV20])" office:value-type="float" office:value="400" calcext:value-type="float">
            <text:p>400</text:p>
          </table:table-cell>
          <table:table-cell table:formula="of:=INT([.$C$23]*[.NW21]+[.NW20])" office:value-type="float" office:value="400" calcext:value-type="float">
            <text:p>400</text:p>
          </table:table-cell>
          <table:table-cell table:formula="of:=INT([.$C$23]*[.NX21]+[.NX20])" office:value-type="float" office:value="400" calcext:value-type="float">
            <text:p>400</text:p>
          </table:table-cell>
          <table:table-cell table:formula="of:=INT([.$C$23]*[.NY21]+[.NY20])" office:value-type="float" office:value="400" calcext:value-type="float">
            <text:p>400</text:p>
          </table:table-cell>
          <table:table-cell table:formula="of:=INT([.$C$23]*[.NZ21]+[.NZ20])" office:value-type="float" office:value="400" calcext:value-type="float">
            <text:p>400</text:p>
          </table:table-cell>
          <table:table-cell table:formula="of:=INT([.$C$23]*[.OA21]+[.OA20])" office:value-type="float" office:value="400" calcext:value-type="float">
            <text:p>400</text:p>
          </table:table-cell>
          <table:table-cell table:formula="of:=INT([.$C$23]*[.OB21]+[.OB20])" office:value-type="float" office:value="400" calcext:value-type="float">
            <text:p>400</text:p>
          </table:table-cell>
          <table:table-cell table:formula="of:=INT([.$C$23]*[.OC21]+[.OC20])" office:value-type="float" office:value="400" calcext:value-type="float">
            <text:p>400</text:p>
          </table:table-cell>
          <table:table-cell table:formula="of:=INT([.$C$23]*[.OD21]+[.OD20])" office:value-type="float" office:value="400" calcext:value-type="float">
            <text:p>400</text:p>
          </table:table-cell>
          <table:table-cell table:formula="of:=INT([.$C$23]*[.OE21]+[.OE20])" office:value-type="float" office:value="400" calcext:value-type="float">
            <text:p>400</text:p>
          </table:table-cell>
          <table:table-cell table:formula="of:=INT([.$C$23]*[.OF21]+[.OF20])" office:value-type="float" office:value="400" calcext:value-type="float">
            <text:p>400</text:p>
          </table:table-cell>
          <table:table-cell table:formula="of:=INT([.$C$23]*[.OG21]+[.OG20])" office:value-type="float" office:value="400" calcext:value-type="float">
            <text:p>400</text:p>
          </table:table-cell>
          <table:table-cell table:formula="of:=INT([.$C$23]*[.OH21]+[.OH20])" office:value-type="float" office:value="400" calcext:value-type="float">
            <text:p>400</text:p>
          </table:table-cell>
          <table:table-cell table:formula="of:=INT([.$C$23]*[.OI21]+[.OI20])" office:value-type="float" office:value="400" calcext:value-type="float">
            <text:p>400</text:p>
          </table:table-cell>
          <table:table-cell table:formula="of:=INT([.$C$23]*[.OJ21]+[.OJ20])" office:value-type="float" office:value="400" calcext:value-type="float">
            <text:p>400</text:p>
          </table:table-cell>
          <table:table-cell table:formula="of:=INT([.$C$23]*[.OK21]+[.OK20])" office:value-type="float" office:value="400" calcext:value-type="float">
            <text:p>400</text:p>
          </table:table-cell>
          <table:table-cell table:formula="of:=INT([.$C$23]*[.OL21]+[.OL20])" office:value-type="float" office:value="400" calcext:value-type="float">
            <text:p>400</text:p>
          </table:table-cell>
          <table:table-cell table:formula="of:=INT([.$C$23]*[.OM21]+[.OM20])" office:value-type="float" office:value="400" calcext:value-type="float">
            <text:p>400</text:p>
          </table:table-cell>
          <table:table-cell table:formula="of:=INT([.$C$23]*[.ON21]+[.ON20])" office:value-type="float" office:value="400" calcext:value-type="float">
            <text:p>400</text:p>
          </table:table-cell>
          <table:table-cell table:formula="of:=INT([.$C$23]*[.OO21]+[.OO20])" office:value-type="float" office:value="400" calcext:value-type="float">
            <text:p>400</text:p>
          </table:table-cell>
          <table:table-cell table:formula="of:=INT([.$C$23]*[.OP21]+[.OP20])" office:value-type="float" office:value="400" calcext:value-type="float">
            <text:p>400</text:p>
          </table:table-cell>
          <table:table-cell table:formula="of:=INT([.$C$23]*[.OQ21]+[.OQ20])" office:value-type="float" office:value="400" calcext:value-type="float">
            <text:p>400</text:p>
          </table:table-cell>
          <table:table-cell table:formula="of:=INT([.$C$23]*[.OR21]+[.OR20])" office:value-type="float" office:value="400" calcext:value-type="float">
            <text:p>400</text:p>
          </table:table-cell>
          <table:table-cell table:formula="of:=INT([.$C$23]*[.OS21]+[.OS20])" office:value-type="float" office:value="400" calcext:value-type="float">
            <text:p>400</text:p>
          </table:table-cell>
          <table:table-cell table:formula="of:=INT([.$C$23]*[.OT21]+[.OT20])" office:value-type="float" office:value="400" calcext:value-type="float">
            <text:p>400</text:p>
          </table:table-cell>
          <table:table-cell table:formula="of:=INT([.$C$23]*[.OU21]+[.OU20])" office:value-type="float" office:value="400" calcext:value-type="float">
            <text:p>400</text:p>
          </table:table-cell>
          <table:table-cell table:formula="of:=INT([.$C$23]*[.OV21]+[.OV20])" office:value-type="float" office:value="400" calcext:value-type="float">
            <text:p>400</text:p>
          </table:table-cell>
          <table:table-cell table:formula="of:=INT([.$C$23]*[.OW21]+[.OW20])" office:value-type="float" office:value="400" calcext:value-type="float">
            <text:p>400</text:p>
          </table:table-cell>
          <table:table-cell table:formula="of:=INT([.$C$23]*[.OX21]+[.OX20])" office:value-type="float" office:value="400" calcext:value-type="float">
            <text:p>400</text:p>
          </table:table-cell>
          <table:table-cell table:formula="of:=INT([.$C$23]*[.OY21]+[.OY20])" office:value-type="float" office:value="400" calcext:value-type="float">
            <text:p>400</text:p>
          </table:table-cell>
          <table:table-cell table:formula="of:=INT([.$C$23]*[.OZ21]+[.OZ20])" office:value-type="float" office:value="400" calcext:value-type="float">
            <text:p>400</text:p>
          </table:table-cell>
          <table:table-cell table:formula="of:=INT([.$C$23]*[.PA21]+[.PA20])" office:value-type="float" office:value="400" calcext:value-type="float">
            <text:p>400</text:p>
          </table:table-cell>
          <table:table-cell table:formula="of:=INT([.$C$23]*[.PB21]+[.PB20])" office:value-type="float" office:value="400" calcext:value-type="float">
            <text:p>400</text:p>
          </table:table-cell>
          <table:table-cell table:formula="of:=INT([.$C$23]*[.PC21]+[.PC20])" office:value-type="float" office:value="400" calcext:value-type="float">
            <text:p>400</text:p>
          </table:table-cell>
          <table:table-cell table:formula="of:=INT([.$C$23]*[.PD21]+[.PD20])" office:value-type="float" office:value="400" calcext:value-type="float">
            <text:p>400</text:p>
          </table:table-cell>
          <table:table-cell table:formula="of:=INT([.$C$23]*[.PE21]+[.PE20])" office:value-type="float" office:value="400" calcext:value-type="float">
            <text:p>400</text:p>
          </table:table-cell>
          <table:table-cell table:formula="of:=INT([.$C$23]*[.PF21]+[.PF20])" office:value-type="float" office:value="400" calcext:value-type="float">
            <text:p>400</text:p>
          </table:table-cell>
          <table:table-cell table:formula="of:=INT([.$C$23]*[.PG21]+[.PG20])" office:value-type="float" office:value="400" calcext:value-type="float">
            <text:p>400</text:p>
          </table:table-cell>
          <table:table-cell table:formula="of:=INT([.$C$23]*[.PH21]+[.PH20])" office:value-type="float" office:value="400" calcext:value-type="float">
            <text:p>400</text:p>
          </table:table-cell>
          <table:table-cell table:formula="of:=INT([.$C$23]*[.PI21]+[.PI20])" office:value-type="float" office:value="400" calcext:value-type="float">
            <text:p>400</text:p>
          </table:table-cell>
          <table:table-cell table:formula="of:=INT([.$C$23]*[.PJ21]+[.PJ20])" office:value-type="float" office:value="400" calcext:value-type="float">
            <text:p>400</text:p>
          </table:table-cell>
          <table:table-cell table:formula="of:=INT([.$C$23]*[.PK21]+[.PK20])" office:value-type="float" office:value="400" calcext:value-type="float">
            <text:p>400</text:p>
          </table:table-cell>
          <table:table-cell table:formula="of:=INT([.$C$23]*[.PL21]+[.PL20])" office:value-type="float" office:value="400" calcext:value-type="float">
            <text:p>400</text:p>
          </table:table-cell>
          <table:table-cell table:formula="of:=INT([.$C$23]*[.PM21]+[.PM20])" office:value-type="float" office:value="400" calcext:value-type="float">
            <text:p>400</text:p>
          </table:table-cell>
          <table:table-cell table:formula="of:=INT([.$C$23]*[.PN21]+[.PN20])" office:value-type="float" office:value="400" calcext:value-type="float">
            <text:p>400</text:p>
          </table:table-cell>
          <table:table-cell table:formula="of:=INT([.$C$23]*[.PO21]+[.PO20])" office:value-type="float" office:value="400" calcext:value-type="float">
            <text:p>400</text:p>
          </table:table-cell>
          <table:table-cell table:formula="of:=INT([.$C$23]*[.PP21]+[.PP20])" office:value-type="float" office:value="400" calcext:value-type="float">
            <text:p>400</text:p>
          </table:table-cell>
          <table:table-cell table:formula="of:=INT([.$C$23]*[.PQ21]+[.PQ20])" office:value-type="float" office:value="400" calcext:value-type="float">
            <text:p>400</text:p>
          </table:table-cell>
          <table:table-cell table:formula="of:=INT([.$C$23]*[.PR21]+[.PR20])" office:value-type="float" office:value="400" calcext:value-type="float">
            <text:p>400</text:p>
          </table:table-cell>
          <table:table-cell table:formula="of:=INT([.$C$23]*[.PS21]+[.PS20])" office:value-type="float" office:value="400" calcext:value-type="float">
            <text:p>400</text:p>
          </table:table-cell>
          <table:table-cell table:formula="of:=INT([.$C$23]*[.PT21]+[.PT20])" office:value-type="float" office:value="400" calcext:value-type="float">
            <text:p>400</text:p>
          </table:table-cell>
          <table:table-cell table:formula="of:=INT([.$C$23]*[.PU21]+[.PU20])" office:value-type="float" office:value="400" calcext:value-type="float">
            <text:p>400</text:p>
          </table:table-cell>
          <table:table-cell table:formula="of:=INT([.$C$23]*[.PV21]+[.PV20])" office:value-type="float" office:value="400" calcext:value-type="float">
            <text:p>400</text:p>
          </table:table-cell>
          <table:table-cell table:formula="of:=INT([.$C$23]*[.PW21]+[.PW20])" office:value-type="float" office:value="400" calcext:value-type="float">
            <text:p>400</text:p>
          </table:table-cell>
          <table:table-cell table:formula="of:=INT([.$C$23]*[.PX21]+[.PX20])" office:value-type="float" office:value="400" calcext:value-type="float">
            <text:p>400</text:p>
          </table:table-cell>
          <table:table-cell table:formula="of:=INT([.$C$23]*[.PY21]+[.PY20])" office:value-type="float" office:value="400" calcext:value-type="float">
            <text:p>400</text:p>
          </table:table-cell>
          <table:table-cell table:formula="of:=INT([.$C$23]*[.PZ21]+[.PZ20])" office:value-type="float" office:value="400" calcext:value-type="float">
            <text:p>400</text:p>
          </table:table-cell>
          <table:table-cell table:formula="of:=INT([.$C$23]*[.QA21]+[.QA20])" office:value-type="float" office:value="400" calcext:value-type="float">
            <text:p>400</text:p>
          </table:table-cell>
          <table:table-cell table:formula="of:=INT([.$C$23]*[.QB21]+[.QB20])" office:value-type="float" office:value="400" calcext:value-type="float">
            <text:p>400</text:p>
          </table:table-cell>
          <table:table-cell table:formula="of:=INT([.$C$23]*[.QC21]+[.QC20])" office:value-type="float" office:value="400" calcext:value-type="float">
            <text:p>400</text:p>
          </table:table-cell>
          <table:table-cell table:formula="of:=INT([.$C$23]*[.QD21]+[.QD20])" office:value-type="float" office:value="400" calcext:value-type="float">
            <text:p>400</text:p>
          </table:table-cell>
          <table:table-cell table:formula="of:=INT([.$C$23]*[.QE21]+[.QE20])" office:value-type="float" office:value="400" calcext:value-type="float">
            <text:p>400</text:p>
          </table:table-cell>
          <table:table-cell table:formula="of:=INT([.$C$23]*[.QF21]+[.QF20])" office:value-type="float" office:value="400" calcext:value-type="float">
            <text:p>400</text:p>
          </table:table-cell>
          <table:table-cell table:formula="of:=INT([.$C$23]*[.QG21]+[.QG20])" office:value-type="float" office:value="400" calcext:value-type="float">
            <text:p>400</text:p>
          </table:table-cell>
          <table:table-cell table:formula="of:=INT([.$C$23]*[.QH21]+[.QH20])" office:value-type="float" office:value="400" calcext:value-type="float">
            <text:p>400</text:p>
          </table:table-cell>
          <table:table-cell table:formula="of:=INT([.$C$23]*[.QI21]+[.QI20])" office:value-type="float" office:value="400" calcext:value-type="float">
            <text:p>400</text:p>
          </table:table-cell>
          <table:table-cell table:formula="of:=INT([.$C$23]*[.QJ21]+[.QJ20])" office:value-type="float" office:value="400" calcext:value-type="float">
            <text:p>400</text:p>
          </table:table-cell>
          <table:table-cell table:formula="of:=INT([.$C$23]*[.QK21]+[.QK20])" office:value-type="float" office:value="400" calcext:value-type="float">
            <text:p>400</text:p>
          </table:table-cell>
          <table:table-cell table:formula="of:=INT([.$C$23]*[.QL21]+[.QL20])" office:value-type="float" office:value="400" calcext:value-type="float">
            <text:p>400</text:p>
          </table:table-cell>
          <table:table-cell table:formula="of:=INT([.$C$23]*[.QM21]+[.QM20])" office:value-type="float" office:value="400" calcext:value-type="float">
            <text:p>400</text:p>
          </table:table-cell>
          <table:table-cell table:formula="of:=INT([.$C$23]*[.QN21]+[.QN20])" office:value-type="float" office:value="400" calcext:value-type="float">
            <text:p>400</text:p>
          </table:table-cell>
          <table:table-cell table:formula="of:=INT([.$C$23]*[.QO21]+[.QO20])" office:value-type="float" office:value="400" calcext:value-type="float">
            <text:p>400</text:p>
          </table:table-cell>
          <table:table-cell table:formula="of:=INT([.$C$23]*[.QP21]+[.QP20])" office:value-type="float" office:value="400" calcext:value-type="float">
            <text:p>400</text:p>
          </table:table-cell>
          <table:table-cell table:formula="of:=INT([.$C$23]*[.QQ21]+[.QQ20])" office:value-type="float" office:value="400" calcext:value-type="float">
            <text:p>400</text:p>
          </table:table-cell>
          <table:table-cell table:formula="of:=INT([.$C$23]*[.QR21]+[.QR20])" office:value-type="float" office:value="400" calcext:value-type="float">
            <text:p>400</text:p>
          </table:table-cell>
          <table:table-cell table:formula="of:=INT([.$C$23]*[.QS21]+[.QS20])" office:value-type="float" office:value="400" calcext:value-type="float">
            <text:p>400</text:p>
          </table:table-cell>
          <table:table-cell table:formula="of:=INT([.$C$23]*[.QT21]+[.QT20])" office:value-type="float" office:value="400" calcext:value-type="float">
            <text:p>400</text:p>
          </table:table-cell>
          <table:table-cell table:formula="of:=INT([.$C$23]*[.QU21]+[.QU20])" office:value-type="float" office:value="400" calcext:value-type="float">
            <text:p>400</text:p>
          </table:table-cell>
          <table:table-cell table:formula="of:=INT([.$C$23]*[.QV21]+[.QV20])" office:value-type="float" office:value="400" calcext:value-type="float">
            <text:p>400</text:p>
          </table:table-cell>
          <table:table-cell table:formula="of:=INT([.$C$23]*[.QW21]+[.QW20])" office:value-type="float" office:value="400" calcext:value-type="float">
            <text:p>400</text:p>
          </table:table-cell>
          <table:table-cell table:formula="of:=INT([.$C$23]*[.QX21]+[.QX20])" office:value-type="float" office:value="400" calcext:value-type="float">
            <text:p>400</text:p>
          </table:table-cell>
          <table:table-cell table:formula="of:=INT([.$C$23]*[.QY21]+[.QY20])" office:value-type="float" office:value="400" calcext:value-type="float">
            <text:p>400</text:p>
          </table:table-cell>
          <table:table-cell table:formula="of:=INT([.$C$23]*[.QZ21]+[.QZ20])" office:value-type="float" office:value="400" calcext:value-type="float">
            <text:p>400</text:p>
          </table:table-cell>
          <table:table-cell table:formula="of:=INT([.$C$23]*[.RA21]+[.RA20])" office:value-type="float" office:value="400" calcext:value-type="float">
            <text:p>400</text:p>
          </table:table-cell>
          <table:table-cell table:formula="of:=INT([.$C$23]*[.RB21]+[.RB20])" office:value-type="float" office:value="400" calcext:value-type="float">
            <text:p>400</text:p>
          </table:table-cell>
          <table:table-cell table:formula="of:=INT([.$C$23]*[.RC21]+[.RC20])" office:value-type="float" office:value="400" calcext:value-type="float">
            <text:p>400</text:p>
          </table:table-cell>
          <table:table-cell table:formula="of:=INT([.$C$23]*[.RD21]+[.RD20])" office:value-type="float" office:value="400" calcext:value-type="float">
            <text:p>400</text:p>
          </table:table-cell>
          <table:table-cell table:formula="of:=INT([.$C$23]*[.RE21]+[.RE20])" office:value-type="float" office:value="400" calcext:value-type="float">
            <text:p>400</text:p>
          </table:table-cell>
          <table:table-cell table:formula="of:=INT([.$C$23]*[.RF21]+[.RF20])" office:value-type="float" office:value="400" calcext:value-type="float">
            <text:p>400</text:p>
          </table:table-cell>
          <table:table-cell table:formula="of:=INT([.$C$23]*[.RG21]+[.RG20])" office:value-type="float" office:value="400" calcext:value-type="float">
            <text:p>400</text:p>
          </table:table-cell>
          <table:table-cell table:formula="of:=INT([.$C$23]*[.RH21]+[.RH20])" office:value-type="float" office:value="400" calcext:value-type="float">
            <text:p>400</text:p>
          </table:table-cell>
          <table:table-cell table:formula="of:=INT([.$C$23]*[.RI21]+[.RI20])" office:value-type="float" office:value="400" calcext:value-type="float">
            <text:p>400</text:p>
          </table:table-cell>
          <table:table-cell table:formula="of:=INT([.$C$23]*[.RJ21]+[.RJ20])" office:value-type="float" office:value="400" calcext:value-type="float">
            <text:p>400</text:p>
          </table:table-cell>
          <table:table-cell table:formula="of:=INT([.$C$23]*[.RK21]+[.RK20])" office:value-type="float" office:value="400" calcext:value-type="float">
            <text:p>400</text:p>
          </table:table-cell>
          <table:table-cell table:formula="of:=INT([.$C$23]*[.RL21]+[.RL20])" office:value-type="float" office:value="400" calcext:value-type="float">
            <text:p>400</text:p>
          </table:table-cell>
          <table:table-cell table:formula="of:=INT([.$C$23]*[.RM21]+[.RM20])" office:value-type="float" office:value="400" calcext:value-type="float">
            <text:p>400</text:p>
          </table:table-cell>
          <table:table-cell table:formula="of:=INT([.$C$23]*[.RN21]+[.RN20])" office:value-type="float" office:value="400" calcext:value-type="float">
            <text:p>400</text:p>
          </table:table-cell>
          <table:table-cell table:formula="of:=INT([.$C$23]*[.RO21]+[.RO20])" office:value-type="float" office:value="400" calcext:value-type="float">
            <text:p>400</text:p>
          </table:table-cell>
          <table:table-cell table:formula="of:=INT([.$C$23]*[.RP21]+[.RP20])" office:value-type="float" office:value="400" calcext:value-type="float">
            <text:p>400</text:p>
          </table:table-cell>
          <table:table-cell table:formula="of:=INT([.$C$23]*[.RQ21]+[.RQ20])" office:value-type="float" office:value="400" calcext:value-type="float">
            <text:p>400</text:p>
          </table:table-cell>
          <table:table-cell table:formula="of:=INT([.$C$23]*[.RR21]+[.RR20])" office:value-type="float" office:value="400" calcext:value-type="float">
            <text:p>400</text:p>
          </table:table-cell>
          <table:table-cell table:formula="of:=INT([.$C$23]*[.RS21]+[.RS20])" office:value-type="float" office:value="400" calcext:value-type="float">
            <text:p>400</text:p>
          </table:table-cell>
          <table:table-cell table:formula="of:=INT([.$C$23]*[.RT21]+[.RT20])" office:value-type="float" office:value="400" calcext:value-type="float">
            <text:p>400</text:p>
          </table:table-cell>
          <table:table-cell table:formula="of:=INT([.$C$23]*[.RU21]+[.RU20])" office:value-type="float" office:value="400" calcext:value-type="float">
            <text:p>400</text:p>
          </table:table-cell>
          <table:table-cell table:formula="of:=INT([.$C$23]*[.RV21]+[.RV20])" office:value-type="float" office:value="400" calcext:value-type="float">
            <text:p>400</text:p>
          </table:table-cell>
          <table:table-cell table:formula="of:=INT([.$C$23]*[.RW21]+[.RW20])" office:value-type="float" office:value="400" calcext:value-type="float">
            <text:p>400</text:p>
          </table:table-cell>
          <table:table-cell table:formula="of:=INT([.$C$23]*[.RX21]+[.RX20])" office:value-type="float" office:value="400" calcext:value-type="float">
            <text:p>400</text:p>
          </table:table-cell>
          <table:table-cell table:formula="of:=INT([.$C$23]*[.RY21]+[.RY20])" office:value-type="float" office:value="400" calcext:value-type="float">
            <text:p>400</text:p>
          </table:table-cell>
          <table:table-cell table:formula="of:=INT([.$C$23]*[.RZ21]+[.RZ20])" office:value-type="float" office:value="400" calcext:value-type="float">
            <text:p>400</text:p>
          </table:table-cell>
          <table:table-cell table:formula="of:=INT([.$C$23]*[.SA21]+[.SA20])" office:value-type="float" office:value="400" calcext:value-type="float">
            <text:p>400</text:p>
          </table:table-cell>
          <table:table-cell table:formula="of:=INT([.$C$23]*[.SB21]+[.SB20])" office:value-type="float" office:value="400" calcext:value-type="float">
            <text:p>400</text:p>
          </table:table-cell>
          <table:table-cell table:formula="of:=INT([.$C$23]*[.SC21]+[.SC20])" office:value-type="float" office:value="400" calcext:value-type="float">
            <text:p>400</text:p>
          </table:table-cell>
          <table:table-cell table:formula="of:=INT([.$C$23]*[.SD21]+[.SD20])" office:value-type="float" office:value="400" calcext:value-type="float">
            <text:p>400</text:p>
          </table:table-cell>
          <table:table-cell table:formula="of:=INT([.$C$23]*[.SE21]+[.SE20])" office:value-type="float" office:value="400" calcext:value-type="float">
            <text:p>400</text:p>
          </table:table-cell>
          <table:table-cell table:formula="of:=INT([.$C$23]*[.SF21]+[.SF20])" office:value-type="float" office:value="400" calcext:value-type="float">
            <text:p>400</text:p>
          </table:table-cell>
          <table:table-cell table:formula="of:=INT([.$C$23]*[.SG21]+[.SG20])" office:value-type="float" office:value="400" calcext:value-type="float">
            <text:p>400</text:p>
          </table:table-cell>
          <table:table-cell table:formula="of:=INT([.$C$23]*[.SH21]+[.SH20])" office:value-type="float" office:value="400" calcext:value-type="float">
            <text:p>400</text:p>
          </table:table-cell>
          <table:table-cell table:formula="of:=INT([.$C$23]*[.SI21]+[.SI20])" office:value-type="float" office:value="400" calcext:value-type="float">
            <text:p>400</text:p>
          </table:table-cell>
          <table:table-cell table:formula="of:=INT([.$C$23]*[.SJ21]+[.SJ20])" office:value-type="float" office:value="400" calcext:value-type="float">
            <text:p>400</text:p>
          </table:table-cell>
          <table:table-cell table:formula="of:=INT([.$C$23]*[.SK21]+[.SK20])" office:value-type="float" office:value="400" calcext:value-type="float">
            <text:p>400</text:p>
          </table:table-cell>
          <table:table-cell table:formula="of:=INT([.$C$23]*[.SL21]+[.SL20])" office:value-type="float" office:value="400" calcext:value-type="float">
            <text:p>400</text:p>
          </table:table-cell>
          <table:table-cell table:formula="of:=INT([.$C$23]*[.SM21]+[.SM20])" office:value-type="float" office:value="400" calcext:value-type="float">
            <text:p>400</text:p>
          </table:table-cell>
          <table:table-cell table:formula="of:=INT([.$C$23]*[.SN21]+[.SN20])" office:value-type="float" office:value="400" calcext:value-type="float">
            <text:p>400</text:p>
          </table:table-cell>
          <table:table-cell table:formula="of:=INT([.$C$23]*[.SO21]+[.SO20])" office:value-type="float" office:value="400" calcext:value-type="float">
            <text:p>400</text:p>
          </table:table-cell>
          <table:table-cell table:formula="of:=INT([.$C$23]*[.SP21]+[.SP20])" office:value-type="float" office:value="400" calcext:value-type="float">
            <text:p>400</text:p>
          </table:table-cell>
          <table:table-cell table:formula="of:=INT([.$C$23]*[.SQ21]+[.SQ20])" office:value-type="float" office:value="400" calcext:value-type="float">
            <text:p>400</text:p>
          </table:table-cell>
          <table:table-cell table:formula="of:=INT([.$C$23]*[.SR21]+[.SR20])" office:value-type="float" office:value="400" calcext:value-type="float">
            <text:p>400</text:p>
          </table:table-cell>
          <table:table-cell table:formula="of:=INT([.$C$23]*[.SS21]+[.SS20])" office:value-type="float" office:value="400" calcext:value-type="float">
            <text:p>400</text:p>
          </table:table-cell>
          <table:table-cell table:formula="of:=INT([.$C$23]*[.ST21]+[.ST20])" office:value-type="float" office:value="400" calcext:value-type="float">
            <text:p>400</text:p>
          </table:table-cell>
          <table:table-cell table:formula="of:=INT([.$C$23]*[.SU21]+[.SU20])" office:value-type="float" office:value="400" calcext:value-type="float">
            <text:p>400</text:p>
          </table:table-cell>
          <table:table-cell table:formula="of:=INT([.$C$23]*[.SV21]+[.SV20])" office:value-type="float" office:value="400" calcext:value-type="float">
            <text:p>400</text:p>
          </table:table-cell>
          <table:table-cell table:formula="of:=INT([.$C$23]*[.SW21]+[.SW20])" office:value-type="float" office:value="400" calcext:value-type="float">
            <text:p>400</text:p>
          </table:table-cell>
          <table:table-cell table:formula="of:=INT([.$C$23]*[.SX21]+[.SX20])" office:value-type="float" office:value="400" calcext:value-type="float">
            <text:p>400</text:p>
          </table:table-cell>
          <table:table-cell table:formula="of:=INT([.$C$23]*[.SY21]+[.SY20])" office:value-type="float" office:value="400" calcext:value-type="float">
            <text:p>400</text:p>
          </table:table-cell>
          <table:table-cell table:formula="of:=INT([.$C$23]*[.SZ21]+[.SZ20])" office:value-type="float" office:value="400" calcext:value-type="float">
            <text:p>400</text:p>
          </table:table-cell>
          <table:table-cell table:formula="of:=INT([.$C$23]*[.TA21]+[.TA20])" office:value-type="float" office:value="400" calcext:value-type="float">
            <text:p>400</text:p>
          </table:table-cell>
          <table:table-cell table:formula="of:=INT([.$C$23]*[.TB21]+[.TB20])" office:value-type="float" office:value="400" calcext:value-type="float">
            <text:p>400</text:p>
          </table:table-cell>
          <table:table-cell table:formula="of:=INT([.$C$23]*[.TC21]+[.TC20])" office:value-type="float" office:value="400" calcext:value-type="float">
            <text:p>400</text:p>
          </table:table-cell>
          <table:table-cell table:formula="of:=INT([.$C$23]*[.TD21]+[.TD20])" office:value-type="float" office:value="400" calcext:value-type="float">
            <text:p>400</text:p>
          </table:table-cell>
          <table:table-cell table:formula="of:=INT([.$C$23]*[.TE21]+[.TE20])" office:value-type="float" office:value="400" calcext:value-type="float">
            <text:p>400</text:p>
          </table:table-cell>
          <table:table-cell table:formula="of:=INT([.$C$23]*[.TF21]+[.TF20])" office:value-type="float" office:value="400" calcext:value-type="float">
            <text:p>400</text:p>
          </table:table-cell>
          <table:table-cell table:formula="of:=INT([.$C$23]*[.TG21]+[.TG20])" office:value-type="float" office:value="400" calcext:value-type="float">
            <text:p>400</text:p>
          </table:table-cell>
          <table:table-cell table:formula="of:=INT([.$C$23]*[.TH21]+[.TH20])" office:value-type="float" office:value="400" calcext:value-type="float">
            <text:p>400</text:p>
          </table:table-cell>
          <table:table-cell table:formula="of:=INT([.$C$23]*[.TI21]+[.TI20])" office:value-type="float" office:value="400" calcext:value-type="float">
            <text:p>400</text:p>
          </table:table-cell>
          <table:table-cell table:formula="of:=INT([.$C$23]*[.TJ21]+[.TJ20])" office:value-type="float" office:value="400" calcext:value-type="float">
            <text:p>400</text:p>
          </table:table-cell>
          <table:table-cell table:formula="of:=INT([.$C$23]*[.TK21]+[.TK20])" office:value-type="float" office:value="400" calcext:value-type="float">
            <text:p>400</text:p>
          </table:table-cell>
          <table:table-cell table:formula="of:=INT([.$C$23]*[.TL21]+[.TL20])" office:value-type="float" office:value="400" calcext:value-type="float">
            <text:p>400</text:p>
          </table:table-cell>
          <table:table-cell table:formula="of:=INT([.$C$23]*[.TM21]+[.TM20])" office:value-type="float" office:value="400" calcext:value-type="float">
            <text:p>400</text:p>
          </table:table-cell>
          <table:table-cell table:formula="of:=INT([.$C$23]*[.TN21]+[.TN20])" office:value-type="float" office:value="400" calcext:value-type="float">
            <text:p>400</text:p>
          </table:table-cell>
          <table:table-cell table:formula="of:=INT([.$C$23]*[.TO21]+[.TO20])" office:value-type="float" office:value="400" calcext:value-type="float">
            <text:p>400</text:p>
          </table:table-cell>
          <table:table-cell table:formula="of:=INT([.$C$23]*[.TP21]+[.TP20])" office:value-type="float" office:value="400" calcext:value-type="float">
            <text:p>400</text:p>
          </table:table-cell>
          <table:table-cell table:formula="of:=INT([.$C$23]*[.TQ21]+[.TQ20])" office:value-type="float" office:value="400" calcext:value-type="float">
            <text:p>400</text:p>
          </table:table-cell>
          <table:table-cell table:formula="of:=INT([.$C$23]*[.TR21]+[.TR20])" office:value-type="float" office:value="400" calcext:value-type="float">
            <text:p>400</text:p>
          </table:table-cell>
          <table:table-cell table:formula="of:=INT([.$C$23]*[.TS21]+[.TS20])" office:value-type="float" office:value="400" calcext:value-type="float">
            <text:p>400</text:p>
          </table:table-cell>
          <table:table-cell table:formula="of:=INT([.$C$23]*[.TT21]+[.TT20])" office:value-type="float" office:value="400" calcext:value-type="float">
            <text:p>400</text:p>
          </table:table-cell>
          <table:table-cell table:formula="of:=INT([.$C$23]*[.TU21]+[.TU20])" office:value-type="float" office:value="400" calcext:value-type="float">
            <text:p>400</text:p>
          </table:table-cell>
          <table:table-cell table:formula="of:=INT([.$C$23]*[.TV21]+[.TV20])" office:value-type="float" office:value="400" calcext:value-type="float">
            <text:p>400</text:p>
          </table:table-cell>
          <table:table-cell table:formula="of:=INT([.$C$23]*[.TW21]+[.TW20])" office:value-type="float" office:value="400" calcext:value-type="float">
            <text:p>400</text:p>
          </table:table-cell>
          <table:table-cell table:formula="of:=INT([.$C$23]*[.TX21]+[.TX20])" office:value-type="float" office:value="400" calcext:value-type="float">
            <text:p>400</text:p>
          </table:table-cell>
          <table:table-cell table:formula="of:=INT([.$C$23]*[.TY21]+[.TY20])" office:value-type="float" office:value="400" calcext:value-type="float">
            <text:p>400</text:p>
          </table:table-cell>
          <table:table-cell table:formula="of:=INT([.$C$23]*[.TZ21]+[.TZ20])" office:value-type="float" office:value="400" calcext:value-type="float">
            <text:p>400</text:p>
          </table:table-cell>
          <table:table-cell table:formula="of:=INT([.$C$23]*[.UA21]+[.UA20])" office:value-type="float" office:value="400" calcext:value-type="float">
            <text:p>400</text:p>
          </table:table-cell>
          <table:table-cell table:formula="of:=INT([.$C$23]*[.UB21]+[.UB20])" office:value-type="float" office:value="400" calcext:value-type="float">
            <text:p>400</text:p>
          </table:table-cell>
          <table:table-cell table:formula="of:=INT([.$C$23]*[.UC21]+[.UC20])" office:value-type="float" office:value="400" calcext:value-type="float">
            <text:p>400</text:p>
          </table:table-cell>
          <table:table-cell table:formula="of:=INT([.$C$23]*[.UD21]+[.UD20])" office:value-type="float" office:value="400" calcext:value-type="float">
            <text:p>400</text:p>
          </table:table-cell>
          <table:table-cell table:formula="of:=INT([.$C$23]*[.UE21]+[.UE20])" office:value-type="float" office:value="400" calcext:value-type="float">
            <text:p>400</text:p>
          </table:table-cell>
          <table:table-cell table:formula="of:=INT([.$C$23]*[.UF21]+[.UF20])" office:value-type="float" office:value="400" calcext:value-type="float">
            <text:p>400</text:p>
          </table:table-cell>
          <table:table-cell table:formula="of:=INT([.$C$23]*[.UG21]+[.UG20])" office:value-type="float" office:value="400" calcext:value-type="float">
            <text:p>400</text:p>
          </table:table-cell>
          <table:table-cell table:formula="of:=INT([.$C$23]*[.UH21]+[.UH20])" office:value-type="float" office:value="400" calcext:value-type="float">
            <text:p>400</text:p>
          </table:table-cell>
          <table:table-cell table:formula="of:=INT([.$C$23]*[.UI21]+[.UI20])" office:value-type="float" office:value="400" calcext:value-type="float">
            <text:p>400</text:p>
          </table:table-cell>
          <table:table-cell table:formula="of:=INT([.$C$23]*[.UJ21]+[.UJ20])" office:value-type="float" office:value="400" calcext:value-type="float">
            <text:p>400</text:p>
          </table:table-cell>
          <table:table-cell table:formula="of:=INT([.$C$23]*[.UK21]+[.UK20])" office:value-type="float" office:value="400" calcext:value-type="float">
            <text:p>400</text:p>
          </table:table-cell>
          <table:table-cell table:formula="of:=INT([.$C$23]*[.UL21]+[.UL20])" office:value-type="float" office:value="400" calcext:value-type="float">
            <text:p>400</text:p>
          </table:table-cell>
          <table:table-cell table:formula="of:=INT([.$C$23]*[.UM21]+[.UM20])" office:value-type="float" office:value="400" calcext:value-type="float">
            <text:p>400</text:p>
          </table:table-cell>
          <table:table-cell table:formula="of:=INT([.$C$23]*[.UN21]+[.UN20])" office:value-type="float" office:value="400" calcext:value-type="float">
            <text:p>400</text:p>
          </table:table-cell>
          <table:table-cell table:formula="of:=INT([.$C$23]*[.UO21]+[.UO20])" office:value-type="float" office:value="400" calcext:value-type="float">
            <text:p>400</text:p>
          </table:table-cell>
          <table:table-cell table:formula="of:=INT([.$C$23]*[.UP21]+[.UP20])" office:value-type="float" office:value="400" calcext:value-type="float">
            <text:p>400</text:p>
          </table:table-cell>
          <table:table-cell table:formula="of:=INT([.$C$23]*[.UQ21]+[.UQ20])" office:value-type="float" office:value="400" calcext:value-type="float">
            <text:p>400</text:p>
          </table:table-cell>
          <table:table-cell table:formula="of:=INT([.$C$23]*[.UR21]+[.UR20])" office:value-type="float" office:value="400" calcext:value-type="float">
            <text:p>400</text:p>
          </table:table-cell>
          <table:table-cell table:formula="of:=INT([.$C$23]*[.US21]+[.US20])" office:value-type="float" office:value="400" calcext:value-type="float">
            <text:p>400</text:p>
          </table:table-cell>
          <table:table-cell table:formula="of:=INT([.$C$23]*[.UT21]+[.UT20])" office:value-type="float" office:value="400" calcext:value-type="float">
            <text:p>400</text:p>
          </table:table-cell>
          <table:table-cell table:formula="of:=INT([.$C$23]*[.UU21]+[.UU20])" office:value-type="float" office:value="400" calcext:value-type="float">
            <text:p>400</text:p>
          </table:table-cell>
          <table:table-cell table:formula="of:=INT([.$C$23]*[.UV21]+[.UV20])" office:value-type="float" office:value="400" calcext:value-type="float">
            <text:p>400</text:p>
          </table:table-cell>
          <table:table-cell table:formula="of:=INT([.$C$23]*[.UW21]+[.UW20])" office:value-type="float" office:value="400" calcext:value-type="float">
            <text:p>400</text:p>
          </table:table-cell>
          <table:table-cell table:formula="of:=INT([.$C$23]*[.UX21]+[.UX20])" office:value-type="float" office:value="400" calcext:value-type="float">
            <text:p>400</text:p>
          </table:table-cell>
          <table:table-cell table:formula="of:=INT([.$C$23]*[.UY21]+[.UY20])" office:value-type="float" office:value="400" calcext:value-type="float">
            <text:p>400</text:p>
          </table:table-cell>
          <table:table-cell table:formula="of:=INT([.$C$23]*[.UZ21]+[.UZ20])" office:value-type="float" office:value="400" calcext:value-type="float">
            <text:p>400</text:p>
          </table:table-cell>
          <table:table-cell table:formula="of:=INT([.$C$23]*[.VA21]+[.VA20])" office:value-type="float" office:value="400" calcext:value-type="float">
            <text:p>400</text:p>
          </table:table-cell>
          <table:table-cell table:formula="of:=INT([.$C$23]*[.VB21]+[.VB20])" office:value-type="float" office:value="400" calcext:value-type="float">
            <text:p>400</text:p>
          </table:table-cell>
          <table:table-cell table:formula="of:=INT([.$C$23]*[.VC21]+[.VC20])" office:value-type="float" office:value="400" calcext:value-type="float">
            <text:p>400</text:p>
          </table:table-cell>
          <table:table-cell table:formula="of:=INT([.$C$23]*[.VD21]+[.VD20])" office:value-type="float" office:value="400" calcext:value-type="float">
            <text:p>400</text:p>
          </table:table-cell>
          <table:table-cell table:formula="of:=INT([.$C$23]*[.VE21]+[.VE20])" office:value-type="float" office:value="400" calcext:value-type="float">
            <text:p>400</text:p>
          </table:table-cell>
          <table:table-cell table:formula="of:=INT([.$C$23]*[.VF21]+[.VF20])" office:value-type="float" office:value="400" calcext:value-type="float">
            <text:p>400</text:p>
          </table:table-cell>
          <table:table-cell table:formula="of:=INT([.$C$23]*[.VG21]+[.VG20])" office:value-type="float" office:value="400" calcext:value-type="float">
            <text:p>400</text:p>
          </table:table-cell>
          <table:table-cell table:formula="of:=INT([.$C$23]*[.VH21]+[.VH20])" office:value-type="float" office:value="400" calcext:value-type="float">
            <text:p>400</text:p>
          </table:table-cell>
          <table:table-cell table:formula="of:=INT([.$C$23]*[.VI21]+[.VI20])" office:value-type="float" office:value="400" calcext:value-type="float">
            <text:p>400</text:p>
          </table:table-cell>
          <table:table-cell table:formula="of:=INT([.$C$23]*[.VJ21]+[.VJ20])" office:value-type="float" office:value="400" calcext:value-type="float">
            <text:p>400</text:p>
          </table:table-cell>
          <table:table-cell table:formula="of:=INT([.$C$23]*[.VK21]+[.VK20])" office:value-type="float" office:value="400" calcext:value-type="float">
            <text:p>400</text:p>
          </table:table-cell>
          <table:table-cell table:formula="of:=INT([.$C$23]*[.VL21]+[.VL20])" office:value-type="float" office:value="400" calcext:value-type="float">
            <text:p>400</text:p>
          </table:table-cell>
          <table:table-cell table:formula="of:=INT([.$C$23]*[.VM21]+[.VM20])" office:value-type="float" office:value="400" calcext:value-type="float">
            <text:p>400</text:p>
          </table:table-cell>
          <table:table-cell table:formula="of:=INT([.$C$23]*[.VN21]+[.VN20])" office:value-type="float" office:value="400" calcext:value-type="float">
            <text:p>400</text:p>
          </table:table-cell>
          <table:table-cell table:formula="of:=INT([.$C$23]*[.VO21]+[.VO20])" office:value-type="float" office:value="400" calcext:value-type="float">
            <text:p>400</text:p>
          </table:table-cell>
          <table:table-cell table:formula="of:=INT([.$C$23]*[.VP21]+[.VP20])" office:value-type="float" office:value="400" calcext:value-type="float">
            <text:p>400</text:p>
          </table:table-cell>
          <table:table-cell table:formula="of:=INT([.$C$23]*[.VQ21]+[.VQ20])" office:value-type="float" office:value="400" calcext:value-type="float">
            <text:p>400</text:p>
          </table:table-cell>
          <table:table-cell table:formula="of:=INT([.$C$23]*[.VR21]+[.VR20])" office:value-type="float" office:value="400" calcext:value-type="float">
            <text:p>400</text:p>
          </table:table-cell>
          <table:table-cell table:formula="of:=INT([.$C$23]*[.VS21]+[.VS20])" office:value-type="float" office:value="400" calcext:value-type="float">
            <text:p>400</text:p>
          </table:table-cell>
          <table:table-cell table:formula="of:=INT([.$C$23]*[.VT21]+[.VT20])" office:value-type="float" office:value="400" calcext:value-type="float">
            <text:p>400</text:p>
          </table:table-cell>
          <table:table-cell table:formula="of:=INT([.$C$23]*[.VU21]+[.VU20])" office:value-type="float" office:value="400" calcext:value-type="float">
            <text:p>400</text:p>
          </table:table-cell>
          <table:table-cell table:formula="of:=INT([.$C$23]*[.VV21]+[.VV20])" office:value-type="float" office:value="400" calcext:value-type="float">
            <text:p>400</text:p>
          </table:table-cell>
          <table:table-cell table:formula="of:=INT([.$C$23]*[.VW21]+[.VW20])" office:value-type="float" office:value="400" calcext:value-type="float">
            <text:p>400</text:p>
          </table:table-cell>
          <table:table-cell table:formula="of:=INT([.$C$23]*[.VX21]+[.VX20])" office:value-type="float" office:value="400" calcext:value-type="float">
            <text:p>400</text:p>
          </table:table-cell>
          <table:table-cell table:formula="of:=INT([.$C$23]*[.VY21]+[.VY20])" office:value-type="float" office:value="400" calcext:value-type="float">
            <text:p>400</text:p>
          </table:table-cell>
          <table:table-cell table:formula="of:=INT([.$C$23]*[.VZ21]+[.VZ20])" office:value-type="float" office:value="400" calcext:value-type="float">
            <text:p>400</text:p>
          </table:table-cell>
          <table:table-cell table:formula="of:=INT([.$C$23]*[.WA21]+[.WA20])" office:value-type="float" office:value="400" calcext:value-type="float">
            <text:p>400</text:p>
          </table:table-cell>
          <table:table-cell table:formula="of:=INT([.$C$23]*[.WB21]+[.WB20])" office:value-type="float" office:value="400" calcext:value-type="float">
            <text:p>400</text:p>
          </table:table-cell>
          <table:table-cell table:formula="of:=INT([.$C$23]*[.WC21]+[.WC20])" office:value-type="float" office:value="400" calcext:value-type="float">
            <text:p>400</text:p>
          </table:table-cell>
          <table:table-cell table:formula="of:=INT([.$C$23]*[.WD21]+[.WD20])" office:value-type="float" office:value="400" calcext:value-type="float">
            <text:p>400</text:p>
          </table:table-cell>
          <table:table-cell table:formula="of:=INT([.$C$23]*[.WE21]+[.WE20])" office:value-type="float" office:value="400" calcext:value-type="float">
            <text:p>400</text:p>
          </table:table-cell>
          <table:table-cell table:formula="of:=INT([.$C$23]*[.WF21]+[.WF20])" office:value-type="float" office:value="400" calcext:value-type="float">
            <text:p>400</text:p>
          </table:table-cell>
          <table:table-cell table:formula="of:=INT([.$C$23]*[.WG21]+[.WG20])" office:value-type="float" office:value="400" calcext:value-type="float">
            <text:p>400</text:p>
          </table:table-cell>
          <table:table-cell table:formula="of:=INT([.$C$23]*[.WH21]+[.WH20])" office:value-type="float" office:value="400" calcext:value-type="float">
            <text:p>400</text:p>
          </table:table-cell>
          <table:table-cell table:formula="of:=INT([.$C$23]*[.WI21]+[.WI20])" office:value-type="float" office:value="400" calcext:value-type="float">
            <text:p>400</text:p>
          </table:table-cell>
          <table:table-cell table:formula="of:=INT([.$C$23]*[.WJ21]+[.WJ20])" office:value-type="float" office:value="400" calcext:value-type="float">
            <text:p>400</text:p>
          </table:table-cell>
          <table:table-cell table:formula="of:=INT([.$C$23]*[.WK21]+[.WK20])" office:value-type="float" office:value="400" calcext:value-type="float">
            <text:p>400</text:p>
          </table:table-cell>
          <table:table-cell table:formula="of:=INT([.$C$23]*[.WL21]+[.WL20])" office:value-type="float" office:value="400" calcext:value-type="float">
            <text:p>400</text:p>
          </table:table-cell>
          <table:table-cell table:formula="of:=INT([.$C$23]*[.WM21]+[.WM20])" office:value-type="float" office:value="400" calcext:value-type="float">
            <text:p>400</text:p>
          </table:table-cell>
          <table:table-cell table:formula="of:=INT([.$C$23]*[.WN21]+[.WN20])" office:value-type="float" office:value="400" calcext:value-type="float">
            <text:p>400</text:p>
          </table:table-cell>
          <table:table-cell table:formula="of:=INT([.$C$23]*[.WO21]+[.WO20])" office:value-type="float" office:value="400" calcext:value-type="float">
            <text:p>400</text:p>
          </table:table-cell>
          <table:table-cell table:formula="of:=INT([.$C$23]*[.WP21]+[.WP20])" office:value-type="float" office:value="400" calcext:value-type="float">
            <text:p>400</text:p>
          </table:table-cell>
          <table:table-cell table:formula="of:=INT([.$C$23]*[.WQ21]+[.WQ20])" office:value-type="float" office:value="400" calcext:value-type="float">
            <text:p>400</text:p>
          </table:table-cell>
          <table:table-cell table:formula="of:=INT([.$C$23]*[.WR21]+[.WR20])" office:value-type="float" office:value="400" calcext:value-type="float">
            <text:p>400</text:p>
          </table:table-cell>
          <table:table-cell table:formula="of:=INT([.$C$23]*[.WS21]+[.WS20])" office:value-type="float" office:value="400" calcext:value-type="float">
            <text:p>400</text:p>
          </table:table-cell>
          <table:table-cell table:formula="of:=INT([.$C$23]*[.WT21]+[.WT20])" office:value-type="float" office:value="400" calcext:value-type="float">
            <text:p>400</text:p>
          </table:table-cell>
          <table:table-cell table:formula="of:=INT([.$C$23]*[.WU21]+[.WU20])" office:value-type="float" office:value="400" calcext:value-type="float">
            <text:p>400</text:p>
          </table:table-cell>
          <table:table-cell table:formula="of:=INT([.$C$23]*[.WV21]+[.WV20])" office:value-type="float" office:value="400" calcext:value-type="float">
            <text:p>400</text:p>
          </table:table-cell>
          <table:table-cell table:formula="of:=INT([.$C$23]*[.WW21]+[.WW20])" office:value-type="float" office:value="400" calcext:value-type="float">
            <text:p>400</text:p>
          </table:table-cell>
          <table:table-cell table:formula="of:=INT([.$C$23]*[.WX21]+[.WX20])" office:value-type="float" office:value="400" calcext:value-type="float">
            <text:p>400</text:p>
          </table:table-cell>
          <table:table-cell table:formula="of:=INT([.$C$23]*[.WY21]+[.WY20])" office:value-type="float" office:value="400" calcext:value-type="float">
            <text:p>400</text:p>
          </table:table-cell>
          <table:table-cell table:formula="of:=INT([.$C$23]*[.WZ21]+[.WZ20])" office:value-type="float" office:value="400" calcext:value-type="float">
            <text:p>400</text:p>
          </table:table-cell>
          <table:table-cell table:formula="of:=INT([.$C$23]*[.XA21]+[.XA20])" office:value-type="float" office:value="400" calcext:value-type="float">
            <text:p>400</text:p>
          </table:table-cell>
          <table:table-cell table:formula="of:=INT([.$C$23]*[.XB21]+[.XB20])" office:value-type="float" office:value="400" calcext:value-type="float">
            <text:p>400</text:p>
          </table:table-cell>
          <table:table-cell table:formula="of:=INT([.$C$23]*[.XC21]+[.XC20])" office:value-type="float" office:value="400" calcext:value-type="float">
            <text:p>400</text:p>
          </table:table-cell>
          <table:table-cell table:formula="of:=INT([.$C$23]*[.XD21]+[.XD20])" office:value-type="float" office:value="400" calcext:value-type="float">
            <text:p>400</text:p>
          </table:table-cell>
          <table:table-cell table:formula="of:=INT([.$C$23]*[.XE21]+[.XE20])" office:value-type="float" office:value="400" calcext:value-type="float">
            <text:p>400</text:p>
          </table:table-cell>
          <table:table-cell table:formula="of:=INT([.$C$23]*[.XF21]+[.XF20])" office:value-type="float" office:value="400" calcext:value-type="float">
            <text:p>400</text:p>
          </table:table-cell>
          <table:table-cell table:formula="of:=INT([.$C$23]*[.XG21]+[.XG20])" office:value-type="float" office:value="400" calcext:value-type="float">
            <text:p>400</text:p>
          </table:table-cell>
          <table:table-cell table:formula="of:=INT([.$C$23]*[.XH21]+[.XH20])" office:value-type="float" office:value="400" calcext:value-type="float">
            <text:p>400</text:p>
          </table:table-cell>
          <table:table-cell table:formula="of:=INT([.$C$23]*[.XI21]+[.XI20])" office:value-type="float" office:value="400" calcext:value-type="float">
            <text:p>400</text:p>
          </table:table-cell>
          <table:table-cell table:formula="of:=INT([.$C$23]*[.XJ21]+[.XJ20])" office:value-type="float" office:value="400" calcext:value-type="float">
            <text:p>400</text:p>
          </table:table-cell>
          <table:table-cell table:formula="of:=INT([.$C$23]*[.XK21]+[.XK20])" office:value-type="float" office:value="400" calcext:value-type="float">
            <text:p>400</text:p>
          </table:table-cell>
          <table:table-cell table:formula="of:=INT([.$C$23]*[.XL21]+[.XL20])" office:value-type="float" office:value="400" calcext:value-type="float">
            <text:p>400</text:p>
          </table:table-cell>
          <table:table-cell table:formula="of:=INT([.$C$23]*[.XM21]+[.XM20])" office:value-type="float" office:value="400" calcext:value-type="float">
            <text:p>400</text:p>
          </table:table-cell>
          <table:table-cell table:formula="of:=INT([.$C$23]*[.XN21]+[.XN20])" office:value-type="float" office:value="400" calcext:value-type="float">
            <text:p>400</text:p>
          </table:table-cell>
          <table:table-cell table:formula="of:=INT([.$C$23]*[.XO21]+[.XO20])" office:value-type="float" office:value="400" calcext:value-type="float">
            <text:p>400</text:p>
          </table:table-cell>
          <table:table-cell table:formula="of:=INT([.$C$23]*[.XP21]+[.XP20])" office:value-type="float" office:value="400" calcext:value-type="float">
            <text:p>400</text:p>
          </table:table-cell>
          <table:table-cell table:formula="of:=INT([.$C$23]*[.XQ21]+[.XQ20])" office:value-type="float" office:value="400" calcext:value-type="float">
            <text:p>400</text:p>
          </table:table-cell>
          <table:table-cell table:formula="of:=INT([.$C$23]*[.XR21]+[.XR20])" office:value-type="float" office:value="400" calcext:value-type="float">
            <text:p>400</text:p>
          </table:table-cell>
          <table:table-cell table:formula="of:=INT([.$C$23]*[.XS21]+[.XS20])" office:value-type="float" office:value="400" calcext:value-type="float">
            <text:p>400</text:p>
          </table:table-cell>
          <table:table-cell table:formula="of:=INT([.$C$23]*[.XT21]+[.XT20])" office:value-type="float" office:value="400" calcext:value-type="float">
            <text:p>400</text:p>
          </table:table-cell>
          <table:table-cell table:formula="of:=INT([.$C$23]*[.XU21]+[.XU20])" office:value-type="float" office:value="400" calcext:value-type="float">
            <text:p>400</text:p>
          </table:table-cell>
          <table:table-cell table:formula="of:=INT([.$C$23]*[.XV21]+[.XV20])" office:value-type="float" office:value="400" calcext:value-type="float">
            <text:p>400</text:p>
          </table:table-cell>
          <table:table-cell table:formula="of:=INT([.$C$23]*[.XW21]+[.XW20])" office:value-type="float" office:value="400" calcext:value-type="float">
            <text:p>400</text:p>
          </table:table-cell>
          <table:table-cell table:formula="of:=INT([.$C$23]*[.XX21]+[.XX20])" office:value-type="float" office:value="400" calcext:value-type="float">
            <text:p>400</text:p>
          </table:table-cell>
          <table:table-cell table:formula="of:=INT([.$C$23]*[.XY21]+[.XY20])" office:value-type="float" office:value="400" calcext:value-type="float">
            <text:p>400</text:p>
          </table:table-cell>
          <table:table-cell table:formula="of:=INT([.$C$23]*[.XZ21]+[.XZ20])" office:value-type="float" office:value="400" calcext:value-type="float">
            <text:p>400</text:p>
          </table:table-cell>
          <table:table-cell table:formula="of:=INT([.$C$23]*[.YA21]+[.YA20])" office:value-type="float" office:value="400" calcext:value-type="float">
            <text:p>400</text:p>
          </table:table-cell>
          <table:table-cell table:formula="of:=INT([.$C$23]*[.YB21]+[.YB20])" office:value-type="float" office:value="400" calcext:value-type="float">
            <text:p>400</text:p>
          </table:table-cell>
          <table:table-cell table:formula="of:=INT([.$C$23]*[.YC21]+[.YC20])" office:value-type="float" office:value="400" calcext:value-type="float">
            <text:p>400</text:p>
          </table:table-cell>
          <table:table-cell table:formula="of:=INT([.$C$23]*[.YD21]+[.YD20])" office:value-type="float" office:value="400" calcext:value-type="float">
            <text:p>400</text:p>
          </table:table-cell>
          <table:table-cell table:formula="of:=INT([.$C$23]*[.YE21]+[.YE20])" office:value-type="float" office:value="400" calcext:value-type="float">
            <text:p>400</text:p>
          </table:table-cell>
          <table:table-cell table:formula="of:=INT([.$C$23]*[.YF21]+[.YF20])" office:value-type="float" office:value="400" calcext:value-type="float">
            <text:p>400</text:p>
          </table:table-cell>
          <table:table-cell table:formula="of:=INT([.$C$23]*[.YG21]+[.YG20])" office:value-type="float" office:value="400" calcext:value-type="float">
            <text:p>400</text:p>
          </table:table-cell>
          <table:table-cell table:formula="of:=INT([.$C$23]*[.YH21]+[.YH20])" office:value-type="float" office:value="400" calcext:value-type="float">
            <text:p>400</text:p>
          </table:table-cell>
          <table:table-cell table:formula="of:=INT([.$C$23]*[.YI21]+[.YI20])" office:value-type="float" office:value="400" calcext:value-type="float">
            <text:p>400</text:p>
          </table:table-cell>
          <table:table-cell table:formula="of:=INT([.$C$23]*[.YJ21]+[.YJ20])" office:value-type="float" office:value="400" calcext:value-type="float">
            <text:p>400</text:p>
          </table:table-cell>
          <table:table-cell table:formula="of:=INT([.$C$23]*[.YK21]+[.YK20])" office:value-type="float" office:value="400" calcext:value-type="float">
            <text:p>400</text:p>
          </table:table-cell>
          <table:table-cell table:formula="of:=INT([.$C$23]*[.YL21]+[.YL20])" office:value-type="float" office:value="400" calcext:value-type="float">
            <text:p>400</text:p>
          </table:table-cell>
          <table:table-cell table:formula="of:=INT([.$C$23]*[.YM21]+[.YM20])" office:value-type="float" office:value="400" calcext:value-type="float">
            <text:p>400</text:p>
          </table:table-cell>
          <table:table-cell table:formula="of:=INT([.$C$23]*[.YN21]+[.YN20])" office:value-type="float" office:value="400" calcext:value-type="float">
            <text:p>400</text:p>
          </table:table-cell>
          <table:table-cell table:formula="of:=INT([.$C$23]*[.YO21]+[.YO20])" office:value-type="float" office:value="400" calcext:value-type="float">
            <text:p>400</text:p>
          </table:table-cell>
          <table:table-cell table:formula="of:=INT([.$C$23]*[.YP21]+[.YP20])" office:value-type="float" office:value="400" calcext:value-type="float">
            <text:p>400</text:p>
          </table:table-cell>
          <table:table-cell table:formula="of:=INT([.$C$23]*[.YQ21]+[.YQ20])" office:value-type="float" office:value="400" calcext:value-type="float">
            <text:p>400</text:p>
          </table:table-cell>
          <table:table-cell table:formula="of:=INT([.$C$23]*[.YR21]+[.YR20])" office:value-type="float" office:value="400" calcext:value-type="float">
            <text:p>400</text:p>
          </table:table-cell>
          <table:table-cell table:formula="of:=INT([.$C$23]*[.YS21]+[.YS20])" office:value-type="float" office:value="400" calcext:value-type="float">
            <text:p>400</text:p>
          </table:table-cell>
          <table:table-cell table:formula="of:=INT([.$C$23]*[.YT21]+[.YT20])" office:value-type="float" office:value="400" calcext:value-type="float">
            <text:p>400</text:p>
          </table:table-cell>
          <table:table-cell table:formula="of:=INT([.$C$23]*[.YU21]+[.YU20])" office:value-type="float" office:value="400" calcext:value-type="float">
            <text:p>400</text:p>
          </table:table-cell>
          <table:table-cell table:formula="of:=INT([.$C$23]*[.YV21]+[.YV20])" office:value-type="float" office:value="400" calcext:value-type="float">
            <text:p>400</text:p>
          </table:table-cell>
          <table:table-cell table:formula="of:=INT([.$C$23]*[.YW21]+[.YW20])" office:value-type="float" office:value="400" calcext:value-type="float">
            <text:p>400</text:p>
          </table:table-cell>
          <table:table-cell table:formula="of:=INT([.$C$23]*[.YX21]+[.YX20])" office:value-type="float" office:value="400" calcext:value-type="float">
            <text:p>400</text:p>
          </table:table-cell>
          <table:table-cell table:formula="of:=INT([.$C$23]*[.YY21]+[.YY20])" office:value-type="float" office:value="400" calcext:value-type="float">
            <text:p>400</text:p>
          </table:table-cell>
          <table:table-cell table:formula="of:=INT([.$C$23]*[.YZ21]+[.YZ20])" office:value-type="float" office:value="400" calcext:value-type="float">
            <text:p>400</text:p>
          </table:table-cell>
          <table:table-cell table:formula="of:=INT([.$C$23]*[.ZA21]+[.ZA20])" office:value-type="float" office:value="400" calcext:value-type="float">
            <text:p>400</text:p>
          </table:table-cell>
          <table:table-cell table:formula="of:=INT([.$C$23]*[.ZB21]+[.ZB20])" office:value-type="float" office:value="400" calcext:value-type="float">
            <text:p>400</text:p>
          </table:table-cell>
          <table:table-cell table:formula="of:=INT([.$C$23]*[.ZC21]+[.ZC20])" office:value-type="float" office:value="400" calcext:value-type="float">
            <text:p>400</text:p>
          </table:table-cell>
          <table:table-cell table:formula="of:=INT([.$C$23]*[.ZD21]+[.ZD20])" office:value-type="float" office:value="400" calcext:value-type="float">
            <text:p>400</text:p>
          </table:table-cell>
          <table:table-cell table:formula="of:=INT([.$C$23]*[.ZE21]+[.ZE20])" office:value-type="float" office:value="400" calcext:value-type="float">
            <text:p>400</text:p>
          </table:table-cell>
          <table:table-cell table:formula="of:=INT([.$C$23]*[.ZF21]+[.ZF20])" office:value-type="float" office:value="400" calcext:value-type="float">
            <text:p>400</text:p>
          </table:table-cell>
          <table:table-cell table:formula="of:=INT([.$C$23]*[.ZG21]+[.ZG20])" office:value-type="float" office:value="400" calcext:value-type="float">
            <text:p>400</text:p>
          </table:table-cell>
          <table:table-cell table:formula="of:=INT([.$C$23]*[.ZH21]+[.ZH20])" office:value-type="float" office:value="400" calcext:value-type="float">
            <text:p>400</text:p>
          </table:table-cell>
          <table:table-cell table:formula="of:=INT([.$C$23]*[.ZI21]+[.ZI20])" office:value-type="float" office:value="400" calcext:value-type="float">
            <text:p>400</text:p>
          </table:table-cell>
          <table:table-cell table:formula="of:=INT([.$C$23]*[.ZJ21]+[.ZJ20])" office:value-type="float" office:value="400" calcext:value-type="float">
            <text:p>400</text:p>
          </table:table-cell>
          <table:table-cell table:formula="of:=INT([.$C$23]*[.ZK21]+[.ZK20])" office:value-type="float" office:value="400" calcext:value-type="float">
            <text:p>400</text:p>
          </table:table-cell>
          <table:table-cell table:formula="of:=INT([.$C$23]*[.ZL21]+[.ZL20])" office:value-type="float" office:value="400" calcext:value-type="float">
            <text:p>400</text:p>
          </table:table-cell>
          <table:table-cell table:formula="of:=INT([.$C$23]*[.ZM21]+[.ZM20])" office:value-type="float" office:value="400" calcext:value-type="float">
            <text:p>400</text:p>
          </table:table-cell>
          <table:table-cell table:formula="of:=INT([.$C$23]*[.ZN21]+[.ZN20])" office:value-type="float" office:value="400" calcext:value-type="float">
            <text:p>400</text:p>
          </table:table-cell>
          <table:table-cell table:formula="of:=INT([.$C$23]*[.ZO21]+[.ZO20])" office:value-type="float" office:value="400" calcext:value-type="float">
            <text:p>400</text:p>
          </table:table-cell>
          <table:table-cell table:formula="of:=INT([.$C$23]*[.ZP21]+[.ZP20])" office:value-type="float" office:value="400" calcext:value-type="float">
            <text:p>400</text:p>
          </table:table-cell>
          <table:table-cell table:formula="of:=INT([.$C$23]*[.ZQ21]+[.ZQ20])" office:value-type="float" office:value="400" calcext:value-type="float">
            <text:p>400</text:p>
          </table:table-cell>
          <table:table-cell table:formula="of:=INT([.$C$23]*[.ZR21]+[.ZR20])" office:value-type="float" office:value="400" calcext:value-type="float">
            <text:p>400</text:p>
          </table:table-cell>
          <table:table-cell table:formula="of:=INT([.$C$23]*[.ZS21]+[.ZS20])" office:value-type="float" office:value="400" calcext:value-type="float">
            <text:p>400</text:p>
          </table:table-cell>
          <table:table-cell table:formula="of:=INT([.$C$23]*[.ZT21]+[.ZT20])" office:value-type="float" office:value="400" calcext:value-type="float">
            <text:p>400</text:p>
          </table:table-cell>
          <table:table-cell table:formula="of:=INT([.$C$23]*[.ZU21]+[.ZU20])" office:value-type="float" office:value="400" calcext:value-type="float">
            <text:p>400</text:p>
          </table:table-cell>
          <table:table-cell table:formula="of:=INT([.$C$23]*[.ZV21]+[.ZV20])" office:value-type="float" office:value="400" calcext:value-type="float">
            <text:p>400</text:p>
          </table:table-cell>
          <table:table-cell table:formula="of:=INT([.$C$23]*[.ZW21]+[.ZW20])" office:value-type="float" office:value="400" calcext:value-type="float">
            <text:p>400</text:p>
          </table:table-cell>
          <table:table-cell table:formula="of:=INT([.$C$23]*[.ZX21]+[.ZX20])" office:value-type="float" office:value="400" calcext:value-type="float">
            <text:p>400</text:p>
          </table:table-cell>
          <table:table-cell table:formula="of:=INT([.$C$23]*[.ZY21]+[.ZY20])" office:value-type="float" office:value="400" calcext:value-type="float">
            <text:p>400</text:p>
          </table:table-cell>
          <table:table-cell table:formula="of:=INT([.$C$23]*[.ZZ21]+[.ZZ20])" office:value-type="float" office:value="400" calcext:value-type="float">
            <text:p>400</text:p>
          </table:table-cell>
          <table:table-cell table:formula="of:=INT([.$C$23]*[.AAA21]+[.AAA20])" office:value-type="float" office:value="400" calcext:value-type="float">
            <text:p>400</text:p>
          </table:table-cell>
          <table:table-cell table:formula="of:=INT([.$C$23]*[.AAB21]+[.AAB20])" office:value-type="float" office:value="400" calcext:value-type="float">
            <text:p>400</text:p>
          </table:table-cell>
          <table:table-cell table:formula="of:=INT([.$C$23]*[.AAC21]+[.AAC20])" office:value-type="float" office:value="400" calcext:value-type="float">
            <text:p>400</text:p>
          </table:table-cell>
          <table:table-cell table:formula="of:=INT([.$C$23]*[.AAD21]+[.AAD20])" office:value-type="float" office:value="400" calcext:value-type="float">
            <text:p>400</text:p>
          </table:table-cell>
          <table:table-cell table:formula="of:=INT([.$C$23]*[.AAE21]+[.AAE20])" office:value-type="float" office:value="400" calcext:value-type="float">
            <text:p>400</text:p>
          </table:table-cell>
          <table:table-cell table:formula="of:=INT([.$C$23]*[.AAF21]+[.AAF20])" office:value-type="float" office:value="400" calcext:value-type="float">
            <text:p>400</text:p>
          </table:table-cell>
          <table:table-cell table:formula="of:=INT([.$C$23]*[.AAG21]+[.AAG20])" office:value-type="float" office:value="400" calcext:value-type="float">
            <text:p>400</text:p>
          </table:table-cell>
          <table:table-cell table:formula="of:=INT([.$C$23]*[.AAH21]+[.AAH20])" office:value-type="float" office:value="400" calcext:value-type="float">
            <text:p>400</text:p>
          </table:table-cell>
          <table:table-cell table:formula="of:=INT([.$C$23]*[.AAI21]+[.AAI20])" office:value-type="float" office:value="400" calcext:value-type="float">
            <text:p>400</text:p>
          </table:table-cell>
          <table:table-cell table:formula="of:=INT([.$C$23]*[.AAJ21]+[.AAJ20])" office:value-type="float" office:value="400" calcext:value-type="float">
            <text:p>400</text:p>
          </table:table-cell>
          <table:table-cell table:formula="of:=INT([.$C$23]*[.AAK21]+[.AAK20])" office:value-type="float" office:value="400" calcext:value-type="float">
            <text:p>400</text:p>
          </table:table-cell>
          <table:table-cell table:formula="of:=INT([.$C$23]*[.AAL21]+[.AAL20])" office:value-type="float" office:value="400" calcext:value-type="float">
            <text:p>400</text:p>
          </table:table-cell>
          <table:table-cell table:formula="of:=INT([.$C$23]*[.AAM21]+[.AAM20])" office:value-type="float" office:value="400" calcext:value-type="float">
            <text:p>400</text:p>
          </table:table-cell>
          <table:table-cell table:formula="of:=INT([.$C$23]*[.AAN21]+[.AAN20])" office:value-type="float" office:value="400" calcext:value-type="float">
            <text:p>400</text:p>
          </table:table-cell>
          <table:table-cell table:formula="of:=INT([.$C$23]*[.AAO21]+[.AAO20])" office:value-type="float" office:value="400" calcext:value-type="float">
            <text:p>400</text:p>
          </table:table-cell>
          <table:table-cell table:formula="of:=INT([.$C$23]*[.AAP21]+[.AAP20])" office:value-type="float" office:value="400" calcext:value-type="float">
            <text:p>400</text:p>
          </table:table-cell>
          <table:table-cell table:formula="of:=INT([.$C$23]*[.AAQ21]+[.AAQ20])" office:value-type="float" office:value="400" calcext:value-type="float">
            <text:p>400</text:p>
          </table:table-cell>
          <table:table-cell table:formula="of:=INT([.$C$23]*[.AAR21]+[.AAR20])" office:value-type="float" office:value="400" calcext:value-type="float">
            <text:p>400</text:p>
          </table:table-cell>
          <table:table-cell table:formula="of:=INT([.$C$23]*[.AAS21]+[.AAS20])" office:value-type="float" office:value="400" calcext:value-type="float">
            <text:p>400</text:p>
          </table:table-cell>
          <table:table-cell table:formula="of:=INT([.$C$23]*[.AAT21]+[.AAT20])" office:value-type="float" office:value="400" calcext:value-type="float">
            <text:p>400</text:p>
          </table:table-cell>
          <table:table-cell table:formula="of:=INT([.$C$23]*[.AAU21]+[.AAU20])" office:value-type="float" office:value="400" calcext:value-type="float">
            <text:p>400</text:p>
          </table:table-cell>
          <table:table-cell table:formula="of:=INT([.$C$23]*[.AAV21]+[.AAV20])" office:value-type="float" office:value="400" calcext:value-type="float">
            <text:p>400</text:p>
          </table:table-cell>
          <table:table-cell table:formula="of:=INT([.$C$23]*[.AAW21]+[.AAW20])" office:value-type="float" office:value="400" calcext:value-type="float">
            <text:p>400</text:p>
          </table:table-cell>
          <table:table-cell table:formula="of:=INT([.$C$23]*[.AAX21]+[.AAX20])" office:value-type="float" office:value="400" calcext:value-type="float">
            <text:p>400</text:p>
          </table:table-cell>
          <table:table-cell table:formula="of:=INT([.$C$23]*[.AAY21]+[.AAY20])" office:value-type="float" office:value="400" calcext:value-type="float">
            <text:p>400</text:p>
          </table:table-cell>
          <table:table-cell table:formula="of:=INT([.$C$23]*[.AAZ21]+[.AAZ20])" office:value-type="float" office:value="400" calcext:value-type="float">
            <text:p>400</text:p>
          </table:table-cell>
          <table:table-cell table:formula="of:=INT([.$C$23]*[.ABA21]+[.ABA20])" office:value-type="float" office:value="400" calcext:value-type="float">
            <text:p>400</text:p>
          </table:table-cell>
          <table:table-cell table:formula="of:=INT([.$C$23]*[.ABB21]+[.ABB20])" office:value-type="float" office:value="400" calcext:value-type="float">
            <text:p>400</text:p>
          </table:table-cell>
          <table:table-cell table:formula="of:=INT([.$C$23]*[.ABC21]+[.ABC20])" office:value-type="float" office:value="400" calcext:value-type="float">
            <text:p>400</text:p>
          </table:table-cell>
          <table:table-cell table:formula="of:=INT([.$C$23]*[.ABD21]+[.ABD20])" office:value-type="float" office:value="400" calcext:value-type="float">
            <text:p>400</text:p>
          </table:table-cell>
          <table:table-cell table:formula="of:=INT([.$C$23]*[.ABE21]+[.ABE20])" office:value-type="float" office:value="400" calcext:value-type="float">
            <text:p>400</text:p>
          </table:table-cell>
          <table:table-cell table:formula="of:=INT([.$C$23]*[.ABF21]+[.ABF20])" office:value-type="float" office:value="400" calcext:value-type="float">
            <text:p>400</text:p>
          </table:table-cell>
          <table:table-cell table:formula="of:=INT([.$C$23]*[.ABG21]+[.ABG20])" office:value-type="float" office:value="400" calcext:value-type="float">
            <text:p>400</text:p>
          </table:table-cell>
          <table:table-cell table:formula="of:=INT([.$C$23]*[.ABH21]+[.ABH20])" office:value-type="float" office:value="400" calcext:value-type="float">
            <text:p>400</text:p>
          </table:table-cell>
          <table:table-cell table:formula="of:=INT([.$C$23]*[.ABI21]+[.ABI20])" office:value-type="float" office:value="400" calcext:value-type="float">
            <text:p>400</text:p>
          </table:table-cell>
          <table:table-cell table:formula="of:=INT([.$C$23]*[.ABJ21]+[.ABJ20])" office:value-type="float" office:value="400" calcext:value-type="float">
            <text:p>400</text:p>
          </table:table-cell>
          <table:table-cell table:formula="of:=INT([.$C$23]*[.ABK21]+[.ABK20])" office:value-type="float" office:value="400" calcext:value-type="float">
            <text:p>400</text:p>
          </table:table-cell>
          <table:table-cell table:formula="of:=INT([.$C$23]*[.ABL21]+[.ABL20])" office:value-type="float" office:value="400" calcext:value-type="float">
            <text:p>400</text:p>
          </table:table-cell>
          <table:table-cell table:formula="of:=INT([.$C$23]*[.ABM21]+[.ABM20])" office:value-type="float" office:value="400" calcext:value-type="float">
            <text:p>400</text:p>
          </table:table-cell>
          <table:table-cell table:formula="of:=INT([.$C$23]*[.ABN21]+[.ABN20])" office:value-type="float" office:value="400" calcext:value-type="float">
            <text:p>400</text:p>
          </table:table-cell>
          <table:table-cell table:formula="of:=INT([.$C$23]*[.ABO21]+[.ABO20])" office:value-type="float" office:value="400" calcext:value-type="float">
            <text:p>400</text:p>
          </table:table-cell>
          <table:table-cell table:formula="of:=INT([.$C$23]*[.ABP21]+[.ABP20])" office:value-type="float" office:value="400" calcext:value-type="float">
            <text:p>400</text:p>
          </table:table-cell>
          <table:table-cell table:formula="of:=INT([.$C$23]*[.ABQ21]+[.ABQ20])" office:value-type="float" office:value="400" calcext:value-type="float">
            <text:p>400</text:p>
          </table:table-cell>
          <table:table-cell table:formula="of:=INT([.$C$23]*[.ABR21]+[.ABR20])" office:value-type="float" office:value="400" calcext:value-type="float">
            <text:p>400</text:p>
          </table:table-cell>
          <table:table-cell table:formula="of:=INT([.$C$23]*[.ABS21]+[.ABS20])" office:value-type="float" office:value="400" calcext:value-type="float">
            <text:p>400</text:p>
          </table:table-cell>
          <table:table-cell table:formula="of:=INT([.$C$23]*[.ABT21]+[.ABT20])" office:value-type="float" office:value="400" calcext:value-type="float">
            <text:p>400</text:p>
          </table:table-cell>
          <table:table-cell table:formula="of:=INT([.$C$23]*[.ABU21]+[.ABU20])" office:value-type="float" office:value="400" calcext:value-type="float">
            <text:p>400</text:p>
          </table:table-cell>
          <table:table-cell table:formula="of:=INT([.$C$23]*[.ABV21]+[.ABV20])" office:value-type="float" office:value="400" calcext:value-type="float">
            <text:p>400</text:p>
          </table:table-cell>
          <table:table-cell table:formula="of:=INT([.$C$23]*[.ABW21]+[.ABW20])" office:value-type="float" office:value="400" calcext:value-type="float">
            <text:p>400</text:p>
          </table:table-cell>
          <table:table-cell table:formula="of:=INT([.$C$23]*[.ABX21]+[.ABX20])" office:value-type="float" office:value="400" calcext:value-type="float">
            <text:p>400</text:p>
          </table:table-cell>
          <table:table-cell table:formula="of:=INT([.$C$23]*[.ABY21]+[.ABY20])" office:value-type="float" office:value="400" calcext:value-type="float">
            <text:p>400</text:p>
          </table:table-cell>
          <table:table-cell table:formula="of:=INT([.$C$23]*[.ABZ21]+[.ABZ20])" office:value-type="float" office:value="400" calcext:value-type="float">
            <text:p>400</text:p>
          </table:table-cell>
          <table:table-cell table:formula="of:=INT([.$C$23]*[.ACA21]+[.ACA20])" office:value-type="float" office:value="400" calcext:value-type="float">
            <text:p>400</text:p>
          </table:table-cell>
          <table:table-cell table:formula="of:=INT([.$C$23]*[.ACB21]+[.ACB20])" office:value-type="float" office:value="400" calcext:value-type="float">
            <text:p>400</text:p>
          </table:table-cell>
          <table:table-cell table:formula="of:=INT([.$C$23]*[.ACC21]+[.ACC20])" office:value-type="float" office:value="400" calcext:value-type="float">
            <text:p>400</text:p>
          </table:table-cell>
          <table:table-cell table:formula="of:=INT([.$C$23]*[.ACD21]+[.ACD20])" office:value-type="float" office:value="400" calcext:value-type="float">
            <text:p>400</text:p>
          </table:table-cell>
          <table:table-cell table:formula="of:=INT([.$C$23]*[.ACE21]+[.ACE20])" office:value-type="float" office:value="400" calcext:value-type="float">
            <text:p>400</text:p>
          </table:table-cell>
          <table:table-cell table:formula="of:=INT([.$C$23]*[.ACF21]+[.ACF20])" office:value-type="float" office:value="400" calcext:value-type="float">
            <text:p>400</text:p>
          </table:table-cell>
          <table:table-cell table:formula="of:=INT([.$C$23]*[.ACG21]+[.ACG20])" office:value-type="float" office:value="400" calcext:value-type="float">
            <text:p>400</text:p>
          </table:table-cell>
          <table:table-cell table:formula="of:=INT([.$C$23]*[.ACH21]+[.ACH20])" office:value-type="float" office:value="400" calcext:value-type="float">
            <text:p>400</text:p>
          </table:table-cell>
          <table:table-cell table:formula="of:=INT([.$C$23]*[.ACI21]+[.ACI20])" office:value-type="float" office:value="400" calcext:value-type="float">
            <text:p>400</text:p>
          </table:table-cell>
          <table:table-cell table:formula="of:=INT([.$C$23]*[.ACJ21]+[.ACJ20])" office:value-type="float" office:value="400" calcext:value-type="float">
            <text:p>400</text:p>
          </table:table-cell>
          <table:table-cell table:formula="of:=INT([.$C$23]*[.ACK21]+[.ACK20])" office:value-type="float" office:value="400" calcext:value-type="float">
            <text:p>400</text:p>
          </table:table-cell>
          <table:table-cell table:formula="of:=INT([.$C$23]*[.ACL21]+[.ACL20])" office:value-type="float" office:value="400" calcext:value-type="float">
            <text:p>400</text:p>
          </table:table-cell>
          <table:table-cell table:formula="of:=INT([.$C$23]*[.ACM21]+[.ACM20])" office:value-type="float" office:value="400" calcext:value-type="float">
            <text:p>400</text:p>
          </table:table-cell>
          <table:table-cell table:formula="of:=INT([.$C$23]*[.ACN21]+[.ACN20])" office:value-type="float" office:value="400" calcext:value-type="float">
            <text:p>400</text:p>
          </table:table-cell>
          <table:table-cell table:formula="of:=INT([.$C$23]*[.ACO21]+[.ACO20])" office:value-type="float" office:value="400" calcext:value-type="float">
            <text:p>400</text:p>
          </table:table-cell>
          <table:table-cell table:formula="of:=INT([.$C$23]*[.ACP21]+[.ACP20])" office:value-type="float" office:value="400" calcext:value-type="float">
            <text:p>400</text:p>
          </table:table-cell>
          <table:table-cell table:formula="of:=INT([.$C$23]*[.ACQ21]+[.ACQ20])" office:value-type="float" office:value="400" calcext:value-type="float">
            <text:p>400</text:p>
          </table:table-cell>
          <table:table-cell table:formula="of:=INT([.$C$23]*[.ACR21]+[.ACR20])" office:value-type="float" office:value="400" calcext:value-type="float">
            <text:p>400</text:p>
          </table:table-cell>
          <table:table-cell table:formula="of:=INT([.$C$23]*[.ACS21]+[.ACS20])" office:value-type="float" office:value="400" calcext:value-type="float">
            <text:p>400</text:p>
          </table:table-cell>
          <table:table-cell table:formula="of:=INT([.$C$23]*[.ACT21]+[.ACT20])" office:value-type="float" office:value="400" calcext:value-type="float">
            <text:p>400</text:p>
          </table:table-cell>
          <table:table-cell table:formula="of:=INT([.$C$23]*[.ACU21]+[.ACU20])" office:value-type="float" office:value="400" calcext:value-type="float">
            <text:p>400</text:p>
          </table:table-cell>
          <table:table-cell table:formula="of:=INT([.$C$23]*[.ACV21]+[.ACV20])" office:value-type="float" office:value="400" calcext:value-type="float">
            <text:p>400</text:p>
          </table:table-cell>
          <table:table-cell table:formula="of:=INT([.$C$23]*[.ACW21]+[.ACW20])" office:value-type="float" office:value="400" calcext:value-type="float">
            <text:p>400</text:p>
          </table:table-cell>
          <table:table-cell table:formula="of:=INT([.$C$23]*[.ACX21]+[.ACX20])" office:value-type="float" office:value="400" calcext:value-type="float">
            <text:p>400</text:p>
          </table:table-cell>
          <table:table-cell table:formula="of:=INT([.$C$23]*[.ACY21]+[.ACY20])" office:value-type="float" office:value="400" calcext:value-type="float">
            <text:p>400</text:p>
          </table:table-cell>
          <table:table-cell table:formula="of:=INT([.$C$23]*[.ACZ21]+[.ACZ20])" office:value-type="float" office:value="400" calcext:value-type="float">
            <text:p>400</text:p>
          </table:table-cell>
          <table:table-cell table:formula="of:=INT([.$C$23]*[.ADA21]+[.ADA20])" office:value-type="float" office:value="400" calcext:value-type="float">
            <text:p>400</text:p>
          </table:table-cell>
          <table:table-cell table:formula="of:=INT([.$C$23]*[.ADB21]+[.ADB20])" office:value-type="float" office:value="400" calcext:value-type="float">
            <text:p>400</text:p>
          </table:table-cell>
          <table:table-cell table:formula="of:=INT([.$C$23]*[.ADC21]+[.ADC20])" office:value-type="float" office:value="400" calcext:value-type="float">
            <text:p>400</text:p>
          </table:table-cell>
          <table:table-cell table:formula="of:=INT([.$C$23]*[.ADD21]+[.ADD20])" office:value-type="float" office:value="400" calcext:value-type="float">
            <text:p>400</text:p>
          </table:table-cell>
          <table:table-cell table:formula="of:=INT([.$C$23]*[.ADE21]+[.ADE20])" office:value-type="float" office:value="400" calcext:value-type="float">
            <text:p>400</text:p>
          </table:table-cell>
          <table:table-cell table:formula="of:=INT([.$C$23]*[.ADF21]+[.ADF20])" office:value-type="float" office:value="400" calcext:value-type="float">
            <text:p>400</text:p>
          </table:table-cell>
          <table:table-cell table:formula="of:=INT([.$C$23]*[.ADG21]+[.ADG20])" office:value-type="float" office:value="400" calcext:value-type="float">
            <text:p>400</text:p>
          </table:table-cell>
          <table:table-cell table:formula="of:=INT([.$C$23]*[.ADH21]+[.ADH20])" office:value-type="float" office:value="400" calcext:value-type="float">
            <text:p>400</text:p>
          </table:table-cell>
          <table:table-cell table:formula="of:=INT([.$C$23]*[.ADI21]+[.ADI20])" office:value-type="float" office:value="400" calcext:value-type="float">
            <text:p>400</text:p>
          </table:table-cell>
          <table:table-cell table:formula="of:=INT([.$C$23]*[.ADJ21]+[.ADJ20])" office:value-type="float" office:value="400" calcext:value-type="float">
            <text:p>400</text:p>
          </table:table-cell>
          <table:table-cell table:formula="of:=INT([.$C$23]*[.ADK21]+[.ADK20])" office:value-type="float" office:value="400" calcext:value-type="float">
            <text:p>400</text:p>
          </table:table-cell>
          <table:table-cell table:formula="of:=INT([.$C$23]*[.ADL21]+[.ADL20])" office:value-type="float" office:value="400" calcext:value-type="float">
            <text:p>400</text:p>
          </table:table-cell>
          <table:table-cell table:formula="of:=INT([.$C$23]*[.ADM21]+[.ADM20])" office:value-type="float" office:value="400" calcext:value-type="float">
            <text:p>400</text:p>
          </table:table-cell>
          <table:table-cell table:formula="of:=INT([.$C$23]*[.ADN21]+[.ADN20])" office:value-type="float" office:value="400" calcext:value-type="float">
            <text:p>400</text:p>
          </table:table-cell>
          <table:table-cell table:formula="of:=INT([.$C$23]*[.ADO21]+[.ADO20])" office:value-type="float" office:value="400" calcext:value-type="float">
            <text:p>400</text:p>
          </table:table-cell>
          <table:table-cell table:formula="of:=INT([.$C$23]*[.ADP21]+[.ADP20])" office:value-type="float" office:value="400" calcext:value-type="float">
            <text:p>400</text:p>
          </table:table-cell>
          <table:table-cell table:formula="of:=INT([.$C$23]*[.ADQ21]+[.ADQ20])" office:value-type="float" office:value="400" calcext:value-type="float">
            <text:p>400</text:p>
          </table:table-cell>
          <table:table-cell table:formula="of:=INT([.$C$23]*[.ADR21]+[.ADR20])" office:value-type="float" office:value="400" calcext:value-type="float">
            <text:p>400</text:p>
          </table:table-cell>
          <table:table-cell table:formula="of:=INT([.$C$23]*[.ADS21]+[.ADS20])" office:value-type="float" office:value="400" calcext:value-type="float">
            <text:p>400</text:p>
          </table:table-cell>
          <table:table-cell table:formula="of:=INT([.$C$23]*[.ADT21]+[.ADT20])" office:value-type="float" office:value="400" calcext:value-type="float">
            <text:p>400</text:p>
          </table:table-cell>
          <table:table-cell table:formula="of:=INT([.$C$23]*[.ADU21]+[.ADU20])" office:value-type="float" office:value="400" calcext:value-type="float">
            <text:p>400</text:p>
          </table:table-cell>
          <table:table-cell table:formula="of:=INT([.$C$23]*[.ADV21]+[.ADV20])" office:value-type="float" office:value="400" calcext:value-type="float">
            <text:p>400</text:p>
          </table:table-cell>
          <table:table-cell table:formula="of:=INT([.$C$23]*[.ADW21]+[.ADW20])" office:value-type="float" office:value="400" calcext:value-type="float">
            <text:p>400</text:p>
          </table:table-cell>
          <table:table-cell table:formula="of:=INT([.$C$23]*[.ADX21]+[.ADX20])" office:value-type="float" office:value="400" calcext:value-type="float">
            <text:p>400</text:p>
          </table:table-cell>
          <table:table-cell table:formula="of:=INT([.$C$23]*[.ADY21]+[.ADY20])" office:value-type="float" office:value="400" calcext:value-type="float">
            <text:p>400</text:p>
          </table:table-cell>
          <table:table-cell table:formula="of:=INT([.$C$23]*[.ADZ21]+[.ADZ20])" office:value-type="float" office:value="400" calcext:value-type="float">
            <text:p>400</text:p>
          </table:table-cell>
          <table:table-cell table:formula="of:=INT([.$C$23]*[.AEA21]+[.AEA20])" office:value-type="float" office:value="400" calcext:value-type="float">
            <text:p>400</text:p>
          </table:table-cell>
          <table:table-cell table:formula="of:=INT([.$C$23]*[.AEB21]+[.AEB20])" office:value-type="float" office:value="400" calcext:value-type="float">
            <text:p>400</text:p>
          </table:table-cell>
          <table:table-cell table:formula="of:=INT([.$C$23]*[.AEC21]+[.AEC20])" office:value-type="float" office:value="400" calcext:value-type="float">
            <text:p>400</text:p>
          </table:table-cell>
          <table:table-cell table:formula="of:=INT([.$C$23]*[.AED21]+[.AED20])" office:value-type="float" office:value="400" calcext:value-type="float">
            <text:p>400</text:p>
          </table:table-cell>
          <table:table-cell table:formula="of:=INT([.$C$23]*[.AEE21]+[.AEE20])" office:value-type="float" office:value="400" calcext:value-type="float">
            <text:p>400</text:p>
          </table:table-cell>
          <table:table-cell table:formula="of:=INT([.$C$23]*[.AEF21]+[.AEF20])" office:value-type="float" office:value="400" calcext:value-type="float">
            <text:p>400</text:p>
          </table:table-cell>
          <table:table-cell table:formula="of:=INT([.$C$23]*[.AEG21]+[.AEG20])" office:value-type="float" office:value="400" calcext:value-type="float">
            <text:p>400</text:p>
          </table:table-cell>
          <table:table-cell table:formula="of:=INT([.$C$23]*[.AEH21]+[.AEH20])" office:value-type="float" office:value="400" calcext:value-type="float">
            <text:p>400</text:p>
          </table:table-cell>
          <table:table-cell table:formula="of:=INT([.$C$23]*[.AEI21]+[.AEI20])" office:value-type="float" office:value="400" calcext:value-type="float">
            <text:p>400</text:p>
          </table:table-cell>
          <table:table-cell table:formula="of:=INT([.$C$23]*[.AEJ21]+[.AEJ20])" office:value-type="float" office:value="400" calcext:value-type="float">
            <text:p>400</text:p>
          </table:table-cell>
          <table:table-cell table:formula="of:=INT([.$C$23]*[.AEK21]+[.AEK20])" office:value-type="float" office:value="400" calcext:value-type="float">
            <text:p>400</text:p>
          </table:table-cell>
          <table:table-cell table:formula="of:=INT([.$C$23]*[.AEL21]+[.AEL20])" office:value-type="float" office:value="400" calcext:value-type="float">
            <text:p>400</text:p>
          </table:table-cell>
          <table:table-cell table:formula="of:=INT([.$C$23]*[.AEM21]+[.AEM20])" office:value-type="float" office:value="400" calcext:value-type="float">
            <text:p>400</text:p>
          </table:table-cell>
          <table:table-cell table:formula="of:=INT([.$C$23]*[.AEN21]+[.AEN20])" office:value-type="float" office:value="400" calcext:value-type="float">
            <text:p>400</text:p>
          </table:table-cell>
          <table:table-cell table:formula="of:=INT([.$C$23]*[.AEO21]+[.AEO20])" office:value-type="float" office:value="400" calcext:value-type="float">
            <text:p>400</text:p>
          </table:table-cell>
          <table:table-cell table:formula="of:=INT([.$C$23]*[.AEP21]+[.AEP20])" office:value-type="float" office:value="400" calcext:value-type="float">
            <text:p>400</text:p>
          </table:table-cell>
          <table:table-cell table:formula="of:=INT([.$C$23]*[.AEQ21]+[.AEQ20])" office:value-type="float" office:value="400" calcext:value-type="float">
            <text:p>400</text:p>
          </table:table-cell>
          <table:table-cell table:formula="of:=INT([.$C$23]*[.AER21]+[.AER20])" office:value-type="float" office:value="400" calcext:value-type="float">
            <text:p>400</text:p>
          </table:table-cell>
          <table:table-cell table:formula="of:=INT([.$C$23]*[.AES21]+[.AES20])" office:value-type="float" office:value="400" calcext:value-type="float">
            <text:p>400</text:p>
          </table:table-cell>
          <table:table-cell table:formula="of:=INT([.$C$23]*[.AET21]+[.AET20])" office:value-type="float" office:value="400" calcext:value-type="float">
            <text:p>400</text:p>
          </table:table-cell>
          <table:table-cell table:formula="of:=INT([.$C$23]*[.AEU21]+[.AEU20])" office:value-type="float" office:value="400" calcext:value-type="float">
            <text:p>400</text:p>
          </table:table-cell>
          <table:table-cell table:formula="of:=INT([.$C$23]*[.AEV21]+[.AEV20])" office:value-type="float" office:value="400" calcext:value-type="float">
            <text:p>400</text:p>
          </table:table-cell>
          <table:table-cell table:formula="of:=INT([.$C$23]*[.AEW21]+[.AEW20])" office:value-type="float" office:value="400" calcext:value-type="float">
            <text:p>400</text:p>
          </table:table-cell>
          <table:table-cell table:formula="of:=INT([.$C$23]*[.AEX21]+[.AEX20])" office:value-type="float" office:value="400" calcext:value-type="float">
            <text:p>400</text:p>
          </table:table-cell>
          <table:table-cell table:formula="of:=INT([.$C$23]*[.AEY21]+[.AEY20])" office:value-type="float" office:value="400" calcext:value-type="float">
            <text:p>400</text:p>
          </table:table-cell>
          <table:table-cell table:formula="of:=INT([.$C$23]*[.AEZ21]+[.AEZ20])" office:value-type="float" office:value="400" calcext:value-type="float">
            <text:p>400</text:p>
          </table:table-cell>
          <table:table-cell table:formula="of:=INT([.$C$23]*[.AFA21]+[.AFA20])" office:value-type="float" office:value="400" calcext:value-type="float">
            <text:p>400</text:p>
          </table:table-cell>
          <table:table-cell table:formula="of:=INT([.$C$23]*[.AFB21]+[.AFB20])" office:value-type="float" office:value="400" calcext:value-type="float">
            <text:p>400</text:p>
          </table:table-cell>
          <table:table-cell table:formula="of:=INT([.$C$23]*[.AFC21]+[.AFC20])" office:value-type="float" office:value="400" calcext:value-type="float">
            <text:p>400</text:p>
          </table:table-cell>
          <table:table-cell table:formula="of:=INT([.$C$23]*[.AFD21]+[.AFD20])" office:value-type="float" office:value="400" calcext:value-type="float">
            <text:p>400</text:p>
          </table:table-cell>
          <table:table-cell table:formula="of:=INT([.$C$23]*[.AFE21]+[.AFE20])" office:value-type="float" office:value="400" calcext:value-type="float">
            <text:p>400</text:p>
          </table:table-cell>
          <table:table-cell table:formula="of:=INT([.$C$23]*[.AFF21]+[.AFF20])" office:value-type="float" office:value="400" calcext:value-type="float">
            <text:p>400</text:p>
          </table:table-cell>
          <table:table-cell table:formula="of:=INT([.$C$23]*[.AFG21]+[.AFG20])" office:value-type="float" office:value="400" calcext:value-type="float">
            <text:p>400</text:p>
          </table:table-cell>
          <table:table-cell table:formula="of:=INT([.$C$23]*[.AFH21]+[.AFH20])" office:value-type="float" office:value="400" calcext:value-type="float">
            <text:p>400</text:p>
          </table:table-cell>
          <table:table-cell table:formula="of:=INT([.$C$23]*[.AFI21]+[.AFI20])" office:value-type="float" office:value="400" calcext:value-type="float">
            <text:p>400</text:p>
          </table:table-cell>
          <table:table-cell table:formula="of:=INT([.$C$23]*[.AFJ21]+[.AFJ20])" office:value-type="float" office:value="400" calcext:value-type="float">
            <text:p>400</text:p>
          </table:table-cell>
          <table:table-cell table:formula="of:=INT([.$C$23]*[.AFK21]+[.AFK20])" office:value-type="float" office:value="400" calcext:value-type="float">
            <text:p>400</text:p>
          </table:table-cell>
          <table:table-cell table:formula="of:=INT([.$C$23]*[.AFL21]+[.AFL20])" office:value-type="float" office:value="400" calcext:value-type="float">
            <text:p>400</text:p>
          </table:table-cell>
          <table:table-cell table:formula="of:=INT([.$C$23]*[.AFM21]+[.AFM20])" office:value-type="float" office:value="400" calcext:value-type="float">
            <text:p>400</text:p>
          </table:table-cell>
          <table:table-cell table:formula="of:=INT([.$C$23]*[.AFN21]+[.AFN20])" office:value-type="float" office:value="400" calcext:value-type="float">
            <text:p>400</text:p>
          </table:table-cell>
          <table:table-cell table:formula="of:=INT([.$C$23]*[.AFO21]+[.AFO20])" office:value-type="float" office:value="400" calcext:value-type="float">
            <text:p>400</text:p>
          </table:table-cell>
          <table:table-cell table:formula="of:=INT([.$C$23]*[.AFP21]+[.AFP20])" office:value-type="float" office:value="400" calcext:value-type="float">
            <text:p>400</text:p>
          </table:table-cell>
          <table:table-cell table:formula="of:=INT([.$C$23]*[.AFQ21]+[.AFQ20])" office:value-type="float" office:value="400" calcext:value-type="float">
            <text:p>400</text:p>
          </table:table-cell>
          <table:table-cell table:formula="of:=INT([.$C$23]*[.AFR21]+[.AFR20])" office:value-type="float" office:value="400" calcext:value-type="float">
            <text:p>400</text:p>
          </table:table-cell>
          <table:table-cell table:formula="of:=INT([.$C$23]*[.AFS21]+[.AFS20])" office:value-type="float" office:value="400" calcext:value-type="float">
            <text:p>400</text:p>
          </table:table-cell>
          <table:table-cell table:formula="of:=INT([.$C$23]*[.AFT21]+[.AFT20])" office:value-type="float" office:value="400" calcext:value-type="float">
            <text:p>400</text:p>
          </table:table-cell>
          <table:table-cell table:formula="of:=INT([.$C$23]*[.AFU21]+[.AFU20])" office:value-type="float" office:value="400" calcext:value-type="float">
            <text:p>400</text:p>
          </table:table-cell>
          <table:table-cell table:formula="of:=INT([.$C$23]*[.AFV21]+[.AFV20])" office:value-type="float" office:value="400" calcext:value-type="float">
            <text:p>400</text:p>
          </table:table-cell>
          <table:table-cell table:formula="of:=INT([.$C$23]*[.AFW21]+[.AFW20])" office:value-type="float" office:value="400" calcext:value-type="float">
            <text:p>400</text:p>
          </table:table-cell>
          <table:table-cell table:formula="of:=INT([.$C$23]*[.AFX21]+[.AFX20])" office:value-type="float" office:value="400" calcext:value-type="float">
            <text:p>400</text:p>
          </table:table-cell>
          <table:table-cell table:formula="of:=INT([.$C$23]*[.AFY21]+[.AFY20])" office:value-type="float" office:value="400" calcext:value-type="float">
            <text:p>400</text:p>
          </table:table-cell>
          <table:table-cell table:formula="of:=INT([.$C$23]*[.AFZ21]+[.AFZ20])" office:value-type="float" office:value="400" calcext:value-type="float">
            <text:p>400</text:p>
          </table:table-cell>
          <table:table-cell table:formula="of:=INT([.$C$23]*[.AGA21]+[.AGA20])" office:value-type="float" office:value="400" calcext:value-type="float">
            <text:p>400</text:p>
          </table:table-cell>
          <table:table-cell table:formula="of:=INT([.$C$23]*[.AGB21]+[.AGB20])" office:value-type="float" office:value="400" calcext:value-type="float">
            <text:p>400</text:p>
          </table:table-cell>
          <table:table-cell table:formula="of:=INT([.$C$23]*[.AGC21]+[.AGC20])" office:value-type="float" office:value="400" calcext:value-type="float">
            <text:p>400</text:p>
          </table:table-cell>
          <table:table-cell table:formula="of:=INT([.$C$23]*[.AGD21]+[.AGD20])" office:value-type="float" office:value="400" calcext:value-type="float">
            <text:p>400</text:p>
          </table:table-cell>
          <table:table-cell table:formula="of:=INT([.$C$23]*[.AGE21]+[.AGE20])" office:value-type="float" office:value="400" calcext:value-type="float">
            <text:p>400</text:p>
          </table:table-cell>
          <table:table-cell table:formula="of:=INT([.$C$23]*[.AGF21]+[.AGF20])" office:value-type="float" office:value="400" calcext:value-type="float">
            <text:p>400</text:p>
          </table:table-cell>
          <table:table-cell table:formula="of:=INT([.$C$23]*[.AGG21]+[.AGG20])" office:value-type="float" office:value="400" calcext:value-type="float">
            <text:p>400</text:p>
          </table:table-cell>
          <table:table-cell table:formula="of:=INT([.$C$23]*[.AGH21]+[.AGH20])" office:value-type="float" office:value="400" calcext:value-type="float">
            <text:p>400</text:p>
          </table:table-cell>
          <table:table-cell table:formula="of:=INT([.$C$23]*[.AGI21]+[.AGI20])" office:value-type="float" office:value="400" calcext:value-type="float">
            <text:p>400</text:p>
          </table:table-cell>
          <table:table-cell table:formula="of:=INT([.$C$23]*[.AGJ21]+[.AGJ20])" office:value-type="float" office:value="400" calcext:value-type="float">
            <text:p>400</text:p>
          </table:table-cell>
          <table:table-cell table:formula="of:=INT([.$C$23]*[.AGK21]+[.AGK20])" office:value-type="float" office:value="400" calcext:value-type="float">
            <text:p>400</text:p>
          </table:table-cell>
          <table:table-cell table:formula="of:=INT([.$C$23]*[.AGL21]+[.AGL20])" office:value-type="float" office:value="400" calcext:value-type="float">
            <text:p>400</text:p>
          </table:table-cell>
          <table:table-cell table:formula="of:=INT([.$C$23]*[.AGM21]+[.AGM20])" office:value-type="float" office:value="400" calcext:value-type="float">
            <text:p>400</text:p>
          </table:table-cell>
          <table:table-cell table:formula="of:=INT([.$C$23]*[.AGN21]+[.AGN20])" office:value-type="float" office:value="400" calcext:value-type="float">
            <text:p>400</text:p>
          </table:table-cell>
          <table:table-cell table:formula="of:=INT([.$C$23]*[.AGO21]+[.AGO20])" office:value-type="float" office:value="400" calcext:value-type="float">
            <text:p>400</text:p>
          </table:table-cell>
          <table:table-cell table:formula="of:=INT([.$C$23]*[.AGP21]+[.AGP20])" office:value-type="float" office:value="400" calcext:value-type="float">
            <text:p>400</text:p>
          </table:table-cell>
          <table:table-cell table:formula="of:=INT([.$C$23]*[.AGQ21]+[.AGQ20])" office:value-type="float" office:value="400" calcext:value-type="float">
            <text:p>400</text:p>
          </table:table-cell>
          <table:table-cell table:formula="of:=INT([.$C$23]*[.AGR21]+[.AGR20])" office:value-type="float" office:value="400" calcext:value-type="float">
            <text:p>400</text:p>
          </table:table-cell>
          <table:table-cell table:formula="of:=INT([.$C$23]*[.AGS21]+[.AGS20])" office:value-type="float" office:value="400" calcext:value-type="float">
            <text:p>400</text:p>
          </table:table-cell>
          <table:table-cell table:formula="of:=INT([.$C$23]*[.AGT21]+[.AGT20])" office:value-type="float" office:value="400" calcext:value-type="float">
            <text:p>400</text:p>
          </table:table-cell>
          <table:table-cell table:formula="of:=INT([.$C$23]*[.AGU21]+[.AGU20])" office:value-type="float" office:value="400" calcext:value-type="float">
            <text:p>400</text:p>
          </table:table-cell>
          <table:table-cell table:formula="of:=INT([.$C$23]*[.AGV21]+[.AGV20])" office:value-type="float" office:value="400" calcext:value-type="float">
            <text:p>400</text:p>
          </table:table-cell>
          <table:table-cell table:formula="of:=INT([.$C$23]*[.AGW21]+[.AGW20])" office:value-type="float" office:value="400" calcext:value-type="float">
            <text:p>400</text:p>
          </table:table-cell>
          <table:table-cell table:formula="of:=INT([.$C$23]*[.AGX21]+[.AGX20])" office:value-type="float" office:value="400" calcext:value-type="float">
            <text:p>400</text:p>
          </table:table-cell>
          <table:table-cell table:formula="of:=INT([.$C$23]*[.AGY21]+[.AGY20])" office:value-type="float" office:value="400" calcext:value-type="float">
            <text:p>400</text:p>
          </table:table-cell>
          <table:table-cell table:formula="of:=INT([.$C$23]*[.AGZ21]+[.AGZ20])" office:value-type="float" office:value="400" calcext:value-type="float">
            <text:p>400</text:p>
          </table:table-cell>
          <table:table-cell table:formula="of:=INT([.$C$23]*[.AHA21]+[.AHA20])" office:value-type="float" office:value="400" calcext:value-type="float">
            <text:p>400</text:p>
          </table:table-cell>
          <table:table-cell table:formula="of:=INT([.$C$23]*[.AHB21]+[.AHB20])" office:value-type="float" office:value="400" calcext:value-type="float">
            <text:p>400</text:p>
          </table:table-cell>
          <table:table-cell table:formula="of:=INT([.$C$23]*[.AHC21]+[.AHC20])" office:value-type="float" office:value="400" calcext:value-type="float">
            <text:p>400</text:p>
          </table:table-cell>
          <table:table-cell table:formula="of:=INT([.$C$23]*[.AHD21]+[.AHD20])" office:value-type="float" office:value="400" calcext:value-type="float">
            <text:p>400</text:p>
          </table:table-cell>
          <table:table-cell table:formula="of:=INT([.$C$23]*[.AHE21]+[.AHE20])" office:value-type="float" office:value="400" calcext:value-type="float">
            <text:p>400</text:p>
          </table:table-cell>
          <table:table-cell table:formula="of:=INT([.$C$23]*[.AHF21]+[.AHF20])" office:value-type="float" office:value="400" calcext:value-type="float">
            <text:p>400</text:p>
          </table:table-cell>
          <table:table-cell table:formula="of:=INT([.$C$23]*[.AHG21]+[.AHG20])" office:value-type="float" office:value="400" calcext:value-type="float">
            <text:p>400</text:p>
          </table:table-cell>
          <table:table-cell table:formula="of:=INT([.$C$23]*[.AHH21]+[.AHH20])" office:value-type="float" office:value="400" calcext:value-type="float">
            <text:p>400</text:p>
          </table:table-cell>
          <table:table-cell table:formula="of:=INT([.$C$23]*[.AHI21]+[.AHI20])" office:value-type="float" office:value="400" calcext:value-type="float">
            <text:p>400</text:p>
          </table:table-cell>
          <table:table-cell table:formula="of:=INT([.$C$23]*[.AHJ21]+[.AHJ20])" office:value-type="float" office:value="400" calcext:value-type="float">
            <text:p>400</text:p>
          </table:table-cell>
          <table:table-cell table:formula="of:=INT([.$C$23]*[.AHK21]+[.AHK20])" office:value-type="float" office:value="400" calcext:value-type="float">
            <text:p>400</text:p>
          </table:table-cell>
          <table:table-cell table:formula="of:=INT([.$C$23]*[.AHL21]+[.AHL20])" office:value-type="float" office:value="400" calcext:value-type="float">
            <text:p>400</text:p>
          </table:table-cell>
          <table:table-cell table:formula="of:=INT([.$C$23]*[.AHM21]+[.AHM20])" office:value-type="float" office:value="400" calcext:value-type="float">
            <text:p>400</text:p>
          </table:table-cell>
          <table:table-cell table:formula="of:=INT([.$C$23]*[.AHN21]+[.AHN20])" office:value-type="float" office:value="400" calcext:value-type="float">
            <text:p>400</text:p>
          </table:table-cell>
          <table:table-cell table:formula="of:=INT([.$C$23]*[.AHO21]+[.AHO20])" office:value-type="float" office:value="400" calcext:value-type="float">
            <text:p>400</text:p>
          </table:table-cell>
          <table:table-cell table:formula="of:=INT([.$C$23]*[.AHP21]+[.AHP20])" office:value-type="float" office:value="400" calcext:value-type="float">
            <text:p>400</text:p>
          </table:table-cell>
          <table:table-cell table:formula="of:=INT([.$C$23]*[.AHQ21]+[.AHQ20])" office:value-type="float" office:value="400" calcext:value-type="float">
            <text:p>400</text:p>
          </table:table-cell>
          <table:table-cell table:formula="of:=INT([.$C$23]*[.AHR21]+[.AHR20])" office:value-type="float" office:value="400" calcext:value-type="float">
            <text:p>400</text:p>
          </table:table-cell>
          <table:table-cell table:formula="of:=INT([.$C$23]*[.AHS21]+[.AHS20])" office:value-type="float" office:value="400" calcext:value-type="float">
            <text:p>400</text:p>
          </table:table-cell>
          <table:table-cell table:formula="of:=INT([.$C$23]*[.AHT21]+[.AHT20])" office:value-type="float" office:value="400" calcext:value-type="float">
            <text:p>400</text:p>
          </table:table-cell>
          <table:table-cell table:formula="of:=INT([.$C$23]*[.AHU21]+[.AHU20])" office:value-type="float" office:value="400" calcext:value-type="float">
            <text:p>400</text:p>
          </table:table-cell>
          <table:table-cell table:formula="of:=INT([.$C$23]*[.AHV21]+[.AHV20])" office:value-type="float" office:value="400" calcext:value-type="float">
            <text:p>400</text:p>
          </table:table-cell>
          <table:table-cell table:formula="of:=INT([.$C$23]*[.AHW21]+[.AHW20])" office:value-type="float" office:value="400" calcext:value-type="float">
            <text:p>400</text:p>
          </table:table-cell>
          <table:table-cell table:formula="of:=INT([.$C$23]*[.AHX21]+[.AHX20])" office:value-type="float" office:value="400" calcext:value-type="float">
            <text:p>400</text:p>
          </table:table-cell>
          <table:table-cell table:formula="of:=INT([.$C$23]*[.AHY21]+[.AHY20])" office:value-type="float" office:value="400" calcext:value-type="float">
            <text:p>400</text:p>
          </table:table-cell>
          <table:table-cell table:formula="of:=INT([.$C$23]*[.AHZ21]+[.AHZ20])" office:value-type="float" office:value="400" calcext:value-type="float">
            <text:p>400</text:p>
          </table:table-cell>
          <table:table-cell table:formula="of:=INT([.$C$23]*[.AIA21]+[.AIA20])" office:value-type="float" office:value="400" calcext:value-type="float">
            <text:p>400</text:p>
          </table:table-cell>
          <table:table-cell table:formula="of:=INT([.$C$23]*[.AIB21]+[.AIB20])" office:value-type="float" office:value="400" calcext:value-type="float">
            <text:p>400</text:p>
          </table:table-cell>
          <table:table-cell table:formula="of:=INT([.$C$23]*[.AIC21]+[.AIC20])" office:value-type="float" office:value="400" calcext:value-type="float">
            <text:p>400</text:p>
          </table:table-cell>
          <table:table-cell table:formula="of:=INT([.$C$23]*[.AID21]+[.AID20])" office:value-type="float" office:value="400" calcext:value-type="float">
            <text:p>400</text:p>
          </table:table-cell>
          <table:table-cell table:formula="of:=INT([.$C$23]*[.AIE21]+[.AIE20])" office:value-type="float" office:value="400" calcext:value-type="float">
            <text:p>400</text:p>
          </table:table-cell>
          <table:table-cell table:formula="of:=INT([.$C$23]*[.AIF21]+[.AIF20])" office:value-type="float" office:value="400" calcext:value-type="float">
            <text:p>400</text:p>
          </table:table-cell>
          <table:table-cell table:formula="of:=INT([.$C$23]*[.AIG21]+[.AIG20])" office:value-type="float" office:value="400" calcext:value-type="float">
            <text:p>400</text:p>
          </table:table-cell>
          <table:table-cell table:formula="of:=INT([.$C$23]*[.AIH21]+[.AIH20])" office:value-type="float" office:value="400" calcext:value-type="float">
            <text:p>400</text:p>
          </table:table-cell>
          <table:table-cell table:formula="of:=INT([.$C$23]*[.AII21]+[.AII20])" office:value-type="float" office:value="400" calcext:value-type="float">
            <text:p>400</text:p>
          </table:table-cell>
          <table:table-cell table:formula="of:=INT([.$C$23]*[.AIJ21]+[.AIJ20])" office:value-type="float" office:value="400" calcext:value-type="float">
            <text:p>400</text:p>
          </table:table-cell>
          <table:table-cell table:formula="of:=INT([.$C$23]*[.AIK21]+[.AIK20])" office:value-type="float" office:value="400" calcext:value-type="float">
            <text:p>400</text:p>
          </table:table-cell>
          <table:table-cell table:formula="of:=INT([.$C$23]*[.AIL21]+[.AIL20])" office:value-type="float" office:value="400" calcext:value-type="float">
            <text:p>400</text:p>
          </table:table-cell>
          <table:table-cell table:formula="of:=INT([.$C$23]*[.AIM21]+[.AIM20])" office:value-type="float" office:value="400" calcext:value-type="float">
            <text:p>400</text:p>
          </table:table-cell>
          <table:table-cell table:formula="of:=INT([.$C$23]*[.AIN21]+[.AIN20])" office:value-type="float" office:value="400" calcext:value-type="float">
            <text:p>400</text:p>
          </table:table-cell>
          <table:table-cell table:formula="of:=INT([.$C$23]*[.AIO21]+[.AIO20])" office:value-type="float" office:value="400" calcext:value-type="float">
            <text:p>400</text:p>
          </table:table-cell>
          <table:table-cell table:formula="of:=INT([.$C$23]*[.AIP21]+[.AIP20])" office:value-type="float" office:value="400" calcext:value-type="float">
            <text:p>400</text:p>
          </table:table-cell>
          <table:table-cell table:formula="of:=INT([.$C$23]*[.AIQ21]+[.AIQ20])" office:value-type="float" office:value="400" calcext:value-type="float">
            <text:p>400</text:p>
          </table:table-cell>
          <table:table-cell table:formula="of:=INT([.$C$23]*[.AIR21]+[.AIR20])" office:value-type="float" office:value="400" calcext:value-type="float">
            <text:p>400</text:p>
          </table:table-cell>
          <table:table-cell table:formula="of:=INT([.$C$23]*[.AIS21]+[.AIS20])" office:value-type="float" office:value="400" calcext:value-type="float">
            <text:p>400</text:p>
          </table:table-cell>
          <table:table-cell table:formula="of:=INT([.$C$23]*[.AIT21]+[.AIT20])" office:value-type="float" office:value="400" calcext:value-type="float">
            <text:p>400</text:p>
          </table:table-cell>
          <table:table-cell table:formula="of:=INT([.$C$23]*[.AIU21]+[.AIU20])" office:value-type="float" office:value="400" calcext:value-type="float">
            <text:p>400</text:p>
          </table:table-cell>
          <table:table-cell table:formula="of:=INT([.$C$23]*[.AIV21]+[.AIV20])" office:value-type="float" office:value="400" calcext:value-type="float">
            <text:p>400</text:p>
          </table:table-cell>
          <table:table-cell table:formula="of:=INT([.$C$23]*[.AIW21]+[.AIW20])" office:value-type="float" office:value="400" calcext:value-type="float">
            <text:p>400</text:p>
          </table:table-cell>
          <table:table-cell table:formula="of:=INT([.$C$23]*[.AIX21]+[.AIX20])" office:value-type="float" office:value="400" calcext:value-type="float">
            <text:p>400</text:p>
          </table:table-cell>
          <table:table-cell table:formula="of:=INT([.$C$23]*[.AIY21]+[.AIY20])" office:value-type="float" office:value="400" calcext:value-type="float">
            <text:p>400</text:p>
          </table:table-cell>
          <table:table-cell table:formula="of:=INT([.$C$23]*[.AIZ21]+[.AIZ20])" office:value-type="float" office:value="400" calcext:value-type="float">
            <text:p>400</text:p>
          </table:table-cell>
          <table:table-cell table:formula="of:=INT([.$C$23]*[.AJA21]+[.AJA20])" office:value-type="float" office:value="400" calcext:value-type="float">
            <text:p>400</text:p>
          </table:table-cell>
          <table:table-cell table:formula="of:=INT([.$C$23]*[.AJB21]+[.AJB20])" office:value-type="float" office:value="400" calcext:value-type="float">
            <text:p>400</text:p>
          </table:table-cell>
          <table:table-cell table:formula="of:=INT([.$C$23]*[.AJC21]+[.AJC20])" office:value-type="float" office:value="400" calcext:value-type="float">
            <text:p>400</text:p>
          </table:table-cell>
          <table:table-cell table:formula="of:=INT([.$C$23]*[.AJD21]+[.AJD20])" office:value-type="float" office:value="400" calcext:value-type="float">
            <text:p>400</text:p>
          </table:table-cell>
          <table:table-cell table:formula="of:=INT([.$C$23]*[.AJE21]+[.AJE20])" office:value-type="float" office:value="400" calcext:value-type="float">
            <text:p>400</text:p>
          </table:table-cell>
          <table:table-cell table:formula="of:=INT([.$C$23]*[.AJF21]+[.AJF20])" office:value-type="float" office:value="400" calcext:value-type="float">
            <text:p>400</text:p>
          </table:table-cell>
          <table:table-cell table:formula="of:=INT([.$C$23]*[.AJG21]+[.AJG20])" office:value-type="float" office:value="400" calcext:value-type="float">
            <text:p>400</text:p>
          </table:table-cell>
          <table:table-cell table:formula="of:=INT([.$C$23]*[.AJH21]+[.AJH20])" office:value-type="float" office:value="400" calcext:value-type="float">
            <text:p>400</text:p>
          </table:table-cell>
          <table:table-cell table:formula="of:=INT([.$C$23]*[.AJI21]+[.AJI20])" office:value-type="float" office:value="400" calcext:value-type="float">
            <text:p>400</text:p>
          </table:table-cell>
          <table:table-cell table:formula="of:=INT([.$C$23]*[.AJJ21]+[.AJJ20])" office:value-type="float" office:value="400" calcext:value-type="float">
            <text:p>400</text:p>
          </table:table-cell>
          <table:table-cell table:formula="of:=INT([.$C$23]*[.AJK21]+[.AJK20])" office:value-type="float" office:value="400" calcext:value-type="float">
            <text:p>400</text:p>
          </table:table-cell>
          <table:table-cell table:formula="of:=INT([.$C$23]*[.AJL21]+[.AJL20])" office:value-type="float" office:value="400" calcext:value-type="float">
            <text:p>400</text:p>
          </table:table-cell>
          <table:table-cell table:formula="of:=INT([.$C$23]*[.AJM21]+[.AJM20])" office:value-type="float" office:value="400" calcext:value-type="float">
            <text:p>400</text:p>
          </table:table-cell>
          <table:table-cell table:formula="of:=INT([.$C$23]*[.AJN21]+[.AJN20])" office:value-type="float" office:value="400" calcext:value-type="float">
            <text:p>400</text:p>
          </table:table-cell>
          <table:table-cell table:formula="of:=INT([.$C$23]*[.AJO21]+[.AJO20])" office:value-type="float" office:value="400" calcext:value-type="float">
            <text:p>400</text:p>
          </table:table-cell>
          <table:table-cell table:formula="of:=INT([.$C$23]*[.AJP21]+[.AJP20])" office:value-type="float" office:value="400" calcext:value-type="float">
            <text:p>400</text:p>
          </table:table-cell>
          <table:table-cell table:formula="of:=INT([.$C$23]*[.AJQ21]+[.AJQ20])" office:value-type="float" office:value="400" calcext:value-type="float">
            <text:p>400</text:p>
          </table:table-cell>
          <table:table-cell table:formula="of:=INT([.$C$23]*[.AJR21]+[.AJR20])" office:value-type="float" office:value="400" calcext:value-type="float">
            <text:p>400</text:p>
          </table:table-cell>
          <table:table-cell table:formula="of:=INT([.$C$23]*[.AJS21]+[.AJS20])" office:value-type="float" office:value="400" calcext:value-type="float">
            <text:p>400</text:p>
          </table:table-cell>
          <table:table-cell table:formula="of:=INT([.$C$23]*[.AJT21]+[.AJT20])" office:value-type="float" office:value="400" calcext:value-type="float">
            <text:p>400</text:p>
          </table:table-cell>
          <table:table-cell table:formula="of:=INT([.$C$23]*[.AJU21]+[.AJU20])" office:value-type="float" office:value="400" calcext:value-type="float">
            <text:p>400</text:p>
          </table:table-cell>
          <table:table-cell table:formula="of:=INT([.$C$23]*[.AJV21]+[.AJV20])" office:value-type="float" office:value="400" calcext:value-type="float">
            <text:p>400</text:p>
          </table:table-cell>
          <table:table-cell table:formula="of:=INT([.$C$23]*[.AJW21]+[.AJW20])" office:value-type="float" office:value="400" calcext:value-type="float">
            <text:p>400</text:p>
          </table:table-cell>
          <table:table-cell table:formula="of:=INT([.$C$23]*[.AJX21]+[.AJX20])" office:value-type="float" office:value="400" calcext:value-type="float">
            <text:p>400</text:p>
          </table:table-cell>
          <table:table-cell table:formula="of:=INT([.$C$23]*[.AJY21]+[.AJY20])" office:value-type="float" office:value="400" calcext:value-type="float">
            <text:p>400</text:p>
          </table:table-cell>
          <table:table-cell table:formula="of:=INT([.$C$23]*[.AJZ21]+[.AJZ20])" office:value-type="float" office:value="400" calcext:value-type="float">
            <text:p>400</text:p>
          </table:table-cell>
          <table:table-cell table:formula="of:=INT([.$C$23]*[.AKA21]+[.AKA20])" office:value-type="float" office:value="400" calcext:value-type="float">
            <text:p>400</text:p>
          </table:table-cell>
          <table:table-cell table:formula="of:=INT([.$C$23]*[.AKB21]+[.AKB20])" office:value-type="float" office:value="400" calcext:value-type="float">
            <text:p>400</text:p>
          </table:table-cell>
          <table:table-cell table:formula="of:=INT([.$C$23]*[.AKC21]+[.AKC20])" office:value-type="float" office:value="400" calcext:value-type="float">
            <text:p>400</text:p>
          </table:table-cell>
          <table:table-cell table:formula="of:=INT([.$C$23]*[.AKD21]+[.AKD20])" office:value-type="float" office:value="400" calcext:value-type="float">
            <text:p>400</text:p>
          </table:table-cell>
          <table:table-cell table:formula="of:=INT([.$C$23]*[.AKE21]+[.AKE20])" office:value-type="float" office:value="400" calcext:value-type="float">
            <text:p>400</text:p>
          </table:table-cell>
          <table:table-cell table:formula="of:=INT([.$C$23]*[.AKF21]+[.AKF20])" office:value-type="float" office:value="400" calcext:value-type="float">
            <text:p>400</text:p>
          </table:table-cell>
          <table:table-cell table:formula="of:=INT([.$C$23]*[.AKG21]+[.AKG20])" office:value-type="float" office:value="400" calcext:value-type="float">
            <text:p>400</text:p>
          </table:table-cell>
          <table:table-cell table:formula="of:=INT([.$C$23]*[.AKH21]+[.AKH20])" office:value-type="float" office:value="400" calcext:value-type="float">
            <text:p>400</text:p>
          </table:table-cell>
          <table:table-cell table:formula="of:=INT([.$C$23]*[.AKI21]+[.AKI20])" office:value-type="float" office:value="400" calcext:value-type="float">
            <text:p>400</text:p>
          </table:table-cell>
          <table:table-cell table:formula="of:=INT([.$C$23]*[.AKJ21]+[.AKJ20])" office:value-type="float" office:value="400" calcext:value-type="float">
            <text:p>400</text:p>
          </table:table-cell>
          <table:table-cell table:formula="of:=INT([.$C$23]*[.AKK21]+[.AKK20])" office:value-type="float" office:value="400" calcext:value-type="float">
            <text:p>400</text:p>
          </table:table-cell>
          <table:table-cell table:formula="of:=INT([.$C$23]*[.AKL21]+[.AKL20])" office:value-type="float" office:value="400" calcext:value-type="float">
            <text:p>400</text:p>
          </table:table-cell>
          <table:table-cell table:formula="of:=INT([.$C$23]*[.AKM21]+[.AKM20])" office:value-type="float" office:value="400" calcext:value-type="float">
            <text:p>400</text:p>
          </table:table-cell>
          <table:table-cell table:formula="of:=INT([.$C$23]*[.AKN21]+[.AKN20])" office:value-type="float" office:value="400" calcext:value-type="float">
            <text:p>400</text:p>
          </table:table-cell>
          <table:table-cell table:formula="of:=INT([.$C$23]*[.AKO21]+[.AKO20])" office:value-type="float" office:value="400" calcext:value-type="float">
            <text:p>400</text:p>
          </table:table-cell>
          <table:table-cell table:formula="of:=INT([.$C$23]*[.AKP21]+[.AKP20])" office:value-type="float" office:value="400" calcext:value-type="float">
            <text:p>400</text:p>
          </table:table-cell>
          <table:table-cell table:formula="of:=INT([.$C$23]*[.AKQ21]+[.AKQ20])" office:value-type="float" office:value="400" calcext:value-type="float">
            <text:p>400</text:p>
          </table:table-cell>
          <table:table-cell table:formula="of:=INT([.$C$23]*[.AKR21]+[.AKR20])" office:value-type="float" office:value="400" calcext:value-type="float">
            <text:p>400</text:p>
          </table:table-cell>
          <table:table-cell table:formula="of:=INT([.$C$23]*[.AKS21]+[.AKS20])" office:value-type="float" office:value="400" calcext:value-type="float">
            <text:p>400</text:p>
          </table:table-cell>
          <table:table-cell table:formula="of:=INT([.$C$23]*[.AKT21]+[.AKT20])" office:value-type="float" office:value="400" calcext:value-type="float">
            <text:p>400</text:p>
          </table:table-cell>
          <table:table-cell table:formula="of:=INT([.$C$23]*[.AKU21]+[.AKU20])" office:value-type="float" office:value="400" calcext:value-type="float">
            <text:p>400</text:p>
          </table:table-cell>
          <table:table-cell table:formula="of:=INT([.$C$23]*[.AKV21]+[.AKV20])" office:value-type="float" office:value="400" calcext:value-type="float">
            <text:p>400</text:p>
          </table:table-cell>
          <table:table-cell table:formula="of:=INT([.$C$23]*[.AKW21]+[.AKW20])" office:value-type="float" office:value="400" calcext:value-type="float">
            <text:p>400</text:p>
          </table:table-cell>
          <table:table-cell table:formula="of:=INT([.$C$23]*[.AKX21]+[.AKX20])" office:value-type="float" office:value="400" calcext:value-type="float">
            <text:p>400</text:p>
          </table:table-cell>
          <table:table-cell table:formula="of:=INT([.$C$23]*[.AKY21]+[.AKY20])" office:value-type="float" office:value="400" calcext:value-type="float">
            <text:p>400</text:p>
          </table:table-cell>
          <table:table-cell table:formula="of:=INT([.$C$23]*[.AKZ21]+[.AKZ20])" office:value-type="float" office:value="400" calcext:value-type="float">
            <text:p>400</text:p>
          </table:table-cell>
          <table:table-cell table:formula="of:=INT([.$C$23]*[.ALA21]+[.ALA20])" office:value-type="float" office:value="400" calcext:value-type="float">
            <text:p>400</text:p>
          </table:table-cell>
          <table:table-cell table:formula="of:=INT([.$C$23]*[.ALB21]+[.ALB20])" office:value-type="float" office:value="400" calcext:value-type="float">
            <text:p>400</text:p>
          </table:table-cell>
          <table:table-cell table:formula="of:=INT([.$C$23]*[.ALC21]+[.ALC20])" office:value-type="float" office:value="400" calcext:value-type="float">
            <text:p>400</text:p>
          </table:table-cell>
          <table:table-cell table:formula="of:=INT([.$C$23]*[.ALD21]+[.ALD20])" office:value-type="float" office:value="400" calcext:value-type="float">
            <text:p>400</text:p>
          </table:table-cell>
          <table:table-cell table:formula="of:=INT([.$C$23]*[.ALE21]+[.ALE20])" office:value-type="float" office:value="400" calcext:value-type="float">
            <text:p>400</text:p>
          </table:table-cell>
          <table:table-cell table:formula="of:=INT([.$C$23]*[.ALF21]+[.ALF20])" office:value-type="float" office:value="400" calcext:value-type="float">
            <text:p>400</text:p>
          </table:table-cell>
          <table:table-cell table:formula="of:=INT([.$C$23]*[.ALG21]+[.ALG20])" office:value-type="float" office:value="400" calcext:value-type="float">
            <text:p>400</text:p>
          </table:table-cell>
          <table:table-cell table:formula="of:=INT([.$C$23]*[.ALH21]+[.ALH20])" office:value-type="float" office:value="400" calcext:value-type="float">
            <text:p>400</text:p>
          </table:table-cell>
          <table:table-cell table:formula="of:=INT([.$C$23]*[.ALI21]+[.ALI20])" office:value-type="float" office:value="400" calcext:value-type="float">
            <text:p>400</text:p>
          </table:table-cell>
          <table:table-cell table:formula="of:=INT([.$C$23]*[.ALJ21]+[.ALJ20])" office:value-type="float" office:value="400" calcext:value-type="float">
            <text:p>400</text:p>
          </table:table-cell>
          <table:table-cell table:formula="of:=INT([.$C$23]*[.ALK21]+[.ALK20])" office:value-type="float" office:value="400" calcext:value-type="float">
            <text:p>400</text:p>
          </table:table-cell>
          <table:table-cell table:formula="of:=INT([.$C$23]*[.ALL21]+[.ALL20])" office:value-type="float" office:value="400" calcext:value-type="float">
            <text:p>400</text:p>
          </table:table-cell>
          <table:table-cell table:formula="of:=INT([.$C$23]*[.ALM21]+[.ALM20])" office:value-type="float" office:value="400" calcext:value-type="float">
            <text:p>400</text:p>
          </table:table-cell>
          <table:table-cell table:formula="of:=INT([.$C$23]*[.ALN21]+[.ALN20])" office:value-type="float" office:value="400" calcext:value-type="float">
            <text:p>400</text:p>
          </table:table-cell>
          <table:table-cell table:formula="of:=INT([.$C$23]*[.ALO21]+[.ALO20])" office:value-type="float" office:value="400" calcext:value-type="float">
            <text:p>400</text:p>
          </table:table-cell>
          <table:table-cell table:formula="of:=INT([.$C$23]*[.ALP21]+[.ALP20])" office:value-type="float" office:value="400" calcext:value-type="float">
            <text:p>400</text:p>
          </table:table-cell>
          <table:table-cell table:formula="of:=INT([.$C$23]*[.ALQ21]+[.ALQ20])" office:value-type="float" office:value="400" calcext:value-type="float">
            <text:p>400</text:p>
          </table:table-cell>
          <table:table-cell table:formula="of:=INT([.$C$23]*[.ALR21]+[.ALR20])" office:value-type="float" office:value="400" calcext:value-type="float">
            <text:p>400</text:p>
          </table:table-cell>
          <table:table-cell table:formula="of:=INT([.$C$23]*[.ALS21]+[.ALS20])" office:value-type="float" office:value="400" calcext:value-type="float">
            <text:p>400</text:p>
          </table:table-cell>
          <table:table-cell table:formula="of:=INT([.$C$23]*[.ALT21]+[.ALT20])" office:value-type="float" office:value="400" calcext:value-type="float">
            <text:p>400</text:p>
          </table:table-cell>
          <table:table-cell table:formula="of:=INT([.$C$23]*[.ALU21]+[.ALU20])" office:value-type="float" office:value="400" calcext:value-type="float">
            <text:p>400</text:p>
          </table:table-cell>
          <table:table-cell table:formula="of:=INT([.$C$23]*[.ALV21]+[.ALV20])" office:value-type="float" office:value="400" calcext:value-type="float">
            <text:p>400</text:p>
          </table:table-cell>
          <table:table-cell table:formula="of:=INT([.$C$23]*[.ALW21]+[.ALW20])" office:value-type="float" office:value="400" calcext:value-type="float">
            <text:p>400</text:p>
          </table:table-cell>
          <table:table-cell table:formula="of:=INT([.$C$23]*[.ALX21]+[.ALX20])" office:value-type="float" office:value="400" calcext:value-type="float">
            <text:p>400</text:p>
          </table:table-cell>
          <table:table-cell table:formula="of:=INT([.$C$23]*[.ALY21]+[.ALY20])" office:value-type="float" office:value="400" calcext:value-type="float">
            <text:p>400</text:p>
          </table:table-cell>
          <table:table-cell table:formula="of:=INT([.$C$23]*[.ALZ21]+[.ALZ20])" office:value-type="float" office:value="400" calcext:value-type="float">
            <text:p>400</text:p>
          </table:table-cell>
          <table:table-cell table:formula="of:=INT([.$C$23]*[.AMA21]+[.AMA20])" office:value-type="float" office:value="400" calcext:value-type="float">
            <text:p>400</text:p>
          </table:table-cell>
          <table:table-cell table:formula="of:=INT([.$C$23]*[.AMB21]+[.AMB20])" office:value-type="float" office:value="400" calcext:value-type="float">
            <text:p>400</text:p>
          </table:table-cell>
          <table:table-cell table:formula="of:=INT([.$C$23]*[.AMC21]+[.AMC20])" office:value-type="float" office:value="400" calcext:value-type="float">
            <text:p>400</text:p>
          </table:table-cell>
          <table:table-cell table:formula="of:=INT([.$C$23]*[.AMD21]+[.AMD20])" office:value-type="float" office:value="400" calcext:value-type="float">
            <text:p>400</text:p>
          </table:table-cell>
          <table:table-cell table:formula="of:=INT([.$C$23]*[.AME21]+[.AME20])" office:value-type="float" office:value="400" calcext:value-type="float">
            <text:p>400</text:p>
          </table:table-cell>
          <table:table-cell table:formula="of:=INT([.$C$23]*[.AMF21]+[.AMF20])" office:value-type="float" office:value="400" calcext:value-type="float">
            <text:p>400</text:p>
          </table:table-cell>
          <table:table-cell table:formula="of:=INT([.$C$23]*[.AMG21]+[.AMG20])" office:value-type="float" office:value="400" calcext:value-type="float">
            <text:p>400</text:p>
          </table:table-cell>
          <table:table-cell table:formula="of:=INT([.$C$23]*[.AMH21]+[.AMH20])" office:value-type="float" office:value="400" calcext:value-type="float">
            <text:p>400</text:p>
          </table:table-cell>
          <table:table-cell table:formula="of:=INT([.$C$23]*[.AMI21]+[.AMI20])" office:value-type="float" office:value="400" calcext:value-type="float">
            <text:p>4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st!</text:p>
          </table:table-cell>
          <table:table-cell/>
          <table:table-cell table:formula="of:=[.D23]^(1/[.E23])" office:value-type="float" office:value="1.000385312" calcext:value-type="float">
            <text:p>1.000385312</text:p>
          </table:table-cell>
          <table:table-cell table:formula="of:=1+[.D24]" office:value-type="float" office:value="1.000385312" calcext:value-type="float">
            <text:p>1.00038531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.000385312" calcext:value-type="float">
            <text:p>0.000385312</text:p>
          </table:table-cell>
          <table:table-cell table:number-columns-repeated="83"/>
          <table:table-cell table:style-name="ce3"/>
          <table:table-cell table:number-columns-repeated="936"/>
        </table:table-row>
        <table:table-row table:style-name="ro1">
          <table:table-cell table:number-columns-repeated="1024"/>
        </table:table-row>
        <table:table-row table:style-name="ro1">
          <table:table-cell table:formula="of:=2^8" office:value-type="float" office:value="256" calcext:value-type="float">
            <text:p>256</text:p>
          </table:table-cell>
          <table:table-cell table:formula="of:=[.B17]" office:value-type="float" office:value="400" calcext:value-type="float">
            <text:p>400</text:p>
          </table:table-cell>
          <table:table-cell table:formula="of:=[.B26]+[.C27]" office:value-type="float" office:value="400.1541248" calcext:value-type="float">
            <text:p>400.1541248</text:p>
          </table:table-cell>
          <table:table-cell table:formula="of:=[.C26]+[.D27]" office:value-type="float" office:value="400.308308986135" calcext:value-type="float">
            <text:p>400.3083089861</text:p>
          </table:table-cell>
          <table:table-cell table:formula="of:=[.D26]+[.E27]" office:value-type="float" office:value="400.462552581287" calcext:value-type="float">
            <text:p>400.4625525813</text:p>
          </table:table-cell>
          <table:table-cell table:formula="of:=[.E26]+[.F27]" office:value-type="float" office:value="400.616855608347" calcext:value-type="float">
            <text:p>400.6168556083</text:p>
          </table:table-cell>
          <table:table-cell table:formula="of:=[.F26]+[.G27]" office:value-type="float" office:value="400.771218090215" calcext:value-type="float">
            <text:p>400.7712180902</text:p>
          </table:table-cell>
          <table:table-cell table:formula="of:=[.G26]+[.H27]" office:value-type="float" office:value="400.9256400498" calcext:value-type="float">
            <text:p>400.9256400498</text:p>
          </table:table-cell>
          <table:table-cell table:formula="of:=[.H26]+[.I27]" office:value-type="float" office:value="401.080121510019" calcext:value-type="float">
            <text:p>401.08012151</text:p>
          </table:table-cell>
          <table:table-cell table:formula="of:=[.I26]+[.J27]" office:value-type="float" office:value="401.234662493798" calcext:value-type="float">
            <text:p>401.2346624938</text:p>
          </table:table-cell>
          <table:table-cell table:formula="of:=[.J26]+[.K27]" office:value-type="float" office:value="401.389263024073" calcext:value-type="float">
            <text:p>401.3892630241</text:p>
          </table:table-cell>
          <table:table-cell table:formula="of:=[.K26]+[.L27]" office:value-type="float" office:value="401.543923123788" calcext:value-type="float">
            <text:p>401.5439231238</text:p>
          </table:table-cell>
          <table:table-cell table:formula="of:=[.L26]+[.M27]" office:value-type="float" office:value="401.698642815894" calcext:value-type="float">
            <text:p>401.6986428159</text:p>
          </table:table-cell>
          <table:table-cell table:formula="of:=[.M26]+[.N27]" office:value-type="float" office:value="401.853422123355" calcext:value-type="float">
            <text:p>401.8534221234</text:p>
          </table:table-cell>
          <table:table-cell table:formula="of:=[.N26]+[.O27]" office:value-type="float" office:value="402.00826106914" calcext:value-type="float">
            <text:p>402.0082610691</text:p>
          </table:table-cell>
          <table:table-cell table:formula="of:=[.O26]+[.P27]" office:value-type="float" office:value="402.163159676229" calcext:value-type="float">
            <text:p>402.1631596762</text:p>
          </table:table-cell>
          <table:table-cell table:formula="of:=[.P26]+[.Q27]" office:value-type="float" office:value="402.31811796761" calcext:value-type="float">
            <text:p>402.3181179676</text:p>
          </table:table-cell>
          <table:table-cell table:formula="of:=[.Q26]+[.R27]" office:value-type="float" office:value="402.473135966281" calcext:value-type="float">
            <text:p>402.4731359663</text:p>
          </table:table-cell>
          <table:table-cell table:formula="of:=[.R26]+[.S27]" office:value-type="float" office:value="402.628213695246" calcext:value-type="float">
            <text:p>402.6282136952</text:p>
          </table:table-cell>
          <table:table-cell table:formula="of:=[.S26]+[.T27]" office:value-type="float" office:value="402.783351177521" calcext:value-type="float">
            <text:p>402.7833511775</text:p>
          </table:table-cell>
          <table:table-cell table:formula="of:=[.T26]+[.U27]" office:value-type="float" office:value="402.93854843613" calcext:value-type="float">
            <text:p>402.9385484361</text:p>
          </table:table-cell>
          <table:table-cell table:formula="of:=[.U26]+[.V27]" office:value-type="float" office:value="403.093805494105" calcext:value-type="float">
            <text:p>403.0938054941</text:p>
          </table:table-cell>
          <table:table-cell table:number-columns-repeated="1002"/>
        </table:table-row>
        <table:table-row table:style-name="ro1">
          <table:table-cell table:formula="of:=2^16" office:value-type="float" office:value="65536" calcext:value-type="float">
            <text:p>65536</text:p>
          </table:table-cell>
          <table:table-cell/>
          <table:table-cell table:formula="of:=[.$D$24]*[.B26]" office:value-type="float" office:value="0.1541248" calcext:value-type="float">
            <text:p>0.1541248</text:p>
          </table:table-cell>
          <table:table-cell table:formula="of:=[.$D$24]*[.C26]" office:value-type="float" office:value="0.154184186134938" calcext:value-type="float">
            <text:p>0.1541841861</text:p>
          </table:table-cell>
          <table:table-cell table:formula="of:=[.$D$24]*[.D26]" office:value-type="float" office:value="0.154243595152066" calcext:value-type="float">
            <text:p>0.1542435952</text:p>
          </table:table-cell>
          <table:table-cell table:formula="of:=[.$D$24]*[.E26]" office:value-type="float" office:value="0.154303027060201" calcext:value-type="float">
            <text:p>0.1543030271</text:p>
          </table:table-cell>
          <table:table-cell table:formula="of:=[.$D$24]*[.F26]" office:value-type="float" office:value="0.154362481868164" calcext:value-type="float">
            <text:p>0.1543624819</text:p>
          </table:table-cell>
          <table:table-cell table:formula="of:=[.$D$24]*[.G26]" office:value-type="float" office:value="0.154421959584777" calcext:value-type="float">
            <text:p>0.1544219596</text:p>
          </table:table-cell>
          <table:table-cell table:formula="of:=[.$D$24]*[.H26]" office:value-type="float" office:value="0.154481460218869" calcext:value-type="float">
            <text:p>0.1544814602</text:p>
          </table:table-cell>
          <table:table-cell table:formula="of:=[.$D$24]*[.I26]" office:value-type="float" office:value="0.154540983779268" calcext:value-type="float">
            <text:p>0.1545409838</text:p>
          </table:table-cell>
          <table:table-cell table:formula="of:=[.$D$24]*[.J26]" office:value-type="float" office:value="0.15460053027481" calcext:value-type="float">
            <text:p>0.1546005303</text:p>
          </table:table-cell>
          <table:table-cell table:formula="of:=[.$D$24]*[.K26]" office:value-type="float" office:value="0.154660099714332" calcext:value-type="float">
            <text:p>0.1546600997</text:p>
          </table:table-cell>
          <table:table-cell table:formula="of:=[.$D$24]*[.L26]" office:value-type="float" office:value="0.154719692106673" calcext:value-type="float">
            <text:p>0.1547196921</text:p>
          </table:table-cell>
          <table:table-cell table:formula="of:=[.$D$24]*[.M26]" office:value-type="float" office:value="0.154779307460678" calcext:value-type="float">
            <text:p>0.1547793075</text:p>
          </table:table-cell>
          <table:table-cell table:formula="of:=[.$D$24]*[.N26]" office:value-type="float" office:value="0.154838945785194" calcext:value-type="float">
            <text:p>0.1548389458</text:p>
          </table:table-cell>
          <table:table-cell table:formula="of:=[.$D$24]*[.O26]" office:value-type="float" office:value="0.154898607089072" calcext:value-type="float">
            <text:p>0.1548986071</text:p>
          </table:table-cell>
          <table:table-cell table:formula="of:=[.$D$24]*[.P26]" office:value-type="float" office:value="0.154958291381167" calcext:value-type="float">
            <text:p>0.1549582914</text:p>
          </table:table-cell>
          <table:table-cell table:formula="of:=[.$D$24]*[.Q26]" office:value-type="float" office:value="0.155017998670336" calcext:value-type="float">
            <text:p>0.1550179987</text:p>
          </table:table-cell>
          <table:table-cell table:formula="of:=[.$D$24]*[.R26]" office:value-type="float" office:value="0.15507772896544" calcext:value-type="float">
            <text:p>0.155077729</text:p>
          </table:table-cell>
          <table:table-cell table:formula="of:=[.$D$24]*[.S26]" office:value-type="float" office:value="0.155137482275343" calcext:value-type="float">
            <text:p>0.1551374823</text:p>
          </table:table-cell>
          <table:table-cell table:formula="of:=[.$D$24]*[.T26]" office:value-type="float" office:value="0.155197258608913" calcext:value-type="float">
            <text:p>0.1551972586</text:p>
          </table:table-cell>
          <table:table-cell table:formula="of:=[.$D$24]*[.U26]" office:value-type="float" office:value="0.155257057975022" calcext:value-type="float">
            <text:p>0.155257058</text:p>
          </table:table-cell>
          <table:table-cell table:number-columns-repeated="1002"/>
        </table:table-row>
        <table:table-row table:style-name="ro1">
          <table:table-cell table:style-name="ce1" table:formula="of:=2^32" office:value-type="float" office:value="4294967296" calcext:value-type="float">
            <text:p>4.29E+009</text:p>
          </table:table-cell>
          <table:table-cell table:formula="of:=[.B26]" office:value-type="float" office:value="400" calcext:value-type="float">
            <text:p>400</text:p>
          </table:table-cell>
          <table:table-cell table:formula="of:=INT([.B28]+[.C27])" office:value-type="float" office:value="400" calcext:value-type="float">
            <text:p>400</text:p>
          </table:table-cell>
          <table:table-cell table:formula="of:=[.C28]+[.C30]" office:value-type="float" office:value="400" calcext:value-type="float">
            <text:p>400</text:p>
          </table:table-cell>
          <table:table-cell table:formula="of:=[.D28]+[.D30]" office:value-type="float" office:value="400" calcext:value-type="float">
            <text:p>400</text:p>
          </table:table-cell>
          <table:table-cell table:formula="of:=[.E28]+[.E30]" office:value-type="float" office:value="400" calcext:value-type="float">
            <text:p>400</text:p>
          </table:table-cell>
          <table:table-cell table:formula="of:=[.F28]+[.F30]" office:value-type="float" office:value="400" calcext:value-type="float">
            <text:p>400</text:p>
          </table:table-cell>
          <table:table-cell table:formula="of:=[.G28]+[.G30]" office:value-type="float" office:value="400" calcext:value-type="float">
            <text:p>400</text:p>
          </table:table-cell>
          <table:table-cell table:formula="of:=[.H28]+[.H30]" office:value-type="float" office:value="400" calcext:value-type="float">
            <text:p>400</text:p>
          </table:table-cell>
          <table:table-cell table:formula="of:=[.I28]+[.I30]" office:value-type="float" office:value="400" calcext:value-type="float">
            <text:p>400</text:p>
          </table:table-cell>
          <table:table-cell table:formula="of:=[.J28]+[.J30]" office:value-type="float" office:value="400" calcext:value-type="float">
            <text:p>400</text:p>
          </table:table-cell>
          <table:table-cell table:formula="of:=[.K28]+[.K30]" office:value-type="float" office:value="400" calcext:value-type="float">
            <text:p>400</text:p>
          </table:table-cell>
          <table:table-cell table:formula="of:=[.L28]+[.L30]" office:value-type="float" office:value="400" calcext:value-type="float">
            <text:p>400</text:p>
          </table:table-cell>
          <table:table-cell table:formula="of:=[.M28]+[.M30]" office:value-type="float" office:value="400" calcext:value-type="float">
            <text:p>400</text:p>
          </table:table-cell>
          <table:table-cell table:formula="of:=[.N28]+[.N30]" office:value-type="float" office:value="400" calcext:value-type="float">
            <text:p>400</text:p>
          </table:table-cell>
          <table:table-cell table:formula="of:=[.O28]+[.O30]" office:value-type="float" office:value="400" calcext:value-type="float">
            <text:p>400</text:p>
          </table:table-cell>
          <table:table-cell table:formula="of:=[.P28]+[.P30]" office:value-type="float" office:value="400" calcext:value-type="float">
            <text:p>400</text:p>
          </table:table-cell>
          <table:table-cell table:formula="of:=[.Q28]+[.Q30]" office:value-type="float" office:value="400" calcext:value-type="float">
            <text:p>400</text:p>
          </table:table-cell>
          <table:table-cell table:formula="of:=[.R28]+[.R30]" office:value-type="float" office:value="400" calcext:value-type="float">
            <text:p>400</text:p>
          </table:table-cell>
          <table:table-cell table:formula="of:=[.S28]+[.S30]" office:value-type="float" office:value="400" calcext:value-type="float">
            <text:p>400</text:p>
          </table:table-cell>
          <table:table-cell table:formula="of:=[.T28]+[.T30]" office:value-type="float" office:value="400" calcext:value-type="float">
            <text:p>400</text:p>
          </table:table-cell>
          <table:table-cell table:formula="of:=[.U28]+[.U30]" office:value-type="float" office:value="400" calcext:value-type="float">
            <text:p>400</text:p>
          </table:table-cell>
          <table:table-cell table:number-columns-repeated="1002"/>
        </table:table-row>
        <table:table-row table:style-name="ro1">
          <table:table-cell table:style-name="ce1" table:formula="of:=2^64" office:value-type="float" office:value="1.84467440737096E+019" calcext:value-type="float">
            <text:p>1.84E+019</text:p>
          </table:table-cell>
          <table:table-cell office:value-type="float" office:value="0" calcext:value-type="float">
            <text:p>0</text:p>
          </table:table-cell>
          <table:table-cell table:formula="of:=[.$D$24]*([.B28]+[.B29])" office:value-type="float" office:value="0.1541248" calcext:value-type="float">
            <text:p>0.1541248</text:p>
          </table:table-cell>
          <table:table-cell table:formula="of:=[.$D$24]*([.C28]+[.C29])" office:value-type="float" office:value="0.154184186134938" calcext:value-type="float">
            <text:p>0.1541841861</text:p>
          </table:table-cell>
          <table:table-cell table:formula="of:=[.$D$24]*([.D28]+[.D29])" office:value-type="float" office:value="0.154184209017128" calcext:value-type="float">
            <text:p>0.154184209</text:p>
          </table:table-cell>
          <table:table-cell table:formula="of:=[.$D$24]*([.E28]+[.E29])" office:value-type="float" office:value="0.154184209025945" calcext:value-type="float">
            <text:p>0.154184209</text:p>
          </table:table-cell>
          <table:table-cell table:formula="of:=[.$D$24]*([.F28]+[.G27])" office:value-type="float" office:value="0.154184277716614" calcext:value-type="float">
            <text:p>0.1541842777</text:p>
          </table:table-cell>
          <table:table-cell table:formula="of:=[.$D$24]*([.G28]+[.H27])" office:value-type="float" office:value="0.154184300634092" calcext:value-type="float">
            <text:p>0.1541843006</text:p>
          </table:table-cell>
          <table:table-cell table:formula="of:=[.$D$24]*([.H28]+[.I27])" office:value-type="float" office:value="0.1541843235604" calcext:value-type="float">
            <text:p>0.1541843236</text:p>
          </table:table-cell>
          <table:table-cell table:formula="of:=[.$D$24]*([.I28]+[.J27])" office:value-type="float" office:value="0.154184346495542" calcext:value-type="float">
            <text:p>0.1541843465</text:p>
          </table:table-cell>
          <table:table-cell table:formula="of:=[.$D$24]*([.J28]+[.K27])" office:value-type="float" office:value="0.154184369439521" calcext:value-type="float">
            <text:p>0.1541843694</text:p>
          </table:table-cell>
          <table:table-cell table:formula="of:=[.$D$24]*([.K28]+[.L27])" office:value-type="float" office:value="0.154184392392341" calcext:value-type="float">
            <text:p>0.1541843924</text:p>
          </table:table-cell>
          <table:table-cell table:formula="of:=[.$D$24]*([.L28]+[.M27])" office:value-type="float" office:value="0.154184415354005" calcext:value-type="float">
            <text:p>0.1541844154</text:p>
          </table:table-cell>
          <table:table-cell table:formula="of:=[.$D$24]*([.M28]+[.N27])" office:value-type="float" office:value="0.154184438324516" calcext:value-type="float">
            <text:p>0.1541844383</text:p>
          </table:table-cell>
          <table:table-cell table:formula="of:=[.$D$24]*([.N28]+[.O27])" office:value-type="float" office:value="0.154184461303878" calcext:value-type="float">
            <text:p>0.1541844613</text:p>
          </table:table-cell>
          <table:table-cell table:formula="of:=[.$D$24]*([.O28]+[.P27])" office:value-type="float" office:value="0.154184484292095" calcext:value-type="float">
            <text:p>0.1541844843</text:p>
          </table:table-cell>
          <table:table-cell table:formula="of:=[.$D$24]*([.P28]+[.Q27])" office:value-type="float" office:value="0.154184507289169" calcext:value-type="float">
            <text:p>0.1541845073</text:p>
          </table:table-cell>
          <table:table-cell table:formula="of:=[.$D$24]*([.Q28]+[.R27])" office:value-type="float" office:value="0.154184530295104" calcext:value-type="float">
            <text:p>0.1541845303</text:p>
          </table:table-cell>
          <table:table-cell table:formula="of:=[.$D$24]*([.R28]+[.S27])" office:value-type="float" office:value="0.154184553309903" calcext:value-type="float">
            <text:p>0.1541845533</text:p>
          </table:table-cell>
          <table:table-cell table:formula="of:=[.$D$24]*([.S28]+[.T27])" office:value-type="float" office:value="0.15418457633357" calcext:value-type="float">
            <text:p>0.1541845763</text:p>
          </table:table-cell>
          <table:table-cell table:formula="of:=[.$D$24]*([.T28]+[.U27])" office:value-type="float" office:value="0.154184599366109" calcext:value-type="float">
            <text:p>0.1541845994</text:p>
          </table:table-cell>
          <table:table-cell table:formula="of:=[.$D$24]*([.U28]+[.V27])" office:value-type="float" office:value="0.154184622407522" calcext:value-type="float">
            <text:p>0.1541846224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formula="of:=INT([.C29])" office:value-type="float" office:value="0" calcext:value-type="float">
            <text:p>0</text:p>
          </table:table-cell>
          <table:table-cell table:formula="of:=INT([.D29])" office:value-type="float" office:value="0" calcext:value-type="float">
            <text:p>0</text:p>
          </table:table-cell>
          <table:table-cell table:formula="of:=INT([.E29])" office:value-type="float" office:value="0" calcext:value-type="float">
            <text:p>0</text:p>
          </table:table-cell>
          <table:table-cell table:formula="of:=INT([.F29])" office:value-type="float" office:value="0" calcext:value-type="float">
            <text:p>0</text:p>
          </table:table-cell>
          <table:table-cell table:formula="of:=INT([.G29])" office:value-type="float" office:value="0" calcext:value-type="float">
            <text:p>0</text:p>
          </table:table-cell>
          <table:table-cell table:formula="of:=INT([.H29])" office:value-type="float" office:value="0" calcext:value-type="float">
            <text:p>0</text:p>
          </table:table-cell>
          <table:table-cell table:formula="of:=INT([.I29])" office:value-type="float" office:value="0" calcext:value-type="float">
            <text:p>0</text:p>
          </table:table-cell>
          <table:table-cell table:formula="of:=INT([.J29])" office:value-type="float" office:value="0" calcext:value-type="float">
            <text:p>0</text:p>
          </table:table-cell>
          <table:table-cell table:formula="of:=INT([.K29])" office:value-type="float" office:value="0" calcext:value-type="float">
            <text:p>0</text:p>
          </table:table-cell>
          <table:table-cell table:formula="of:=INT([.L29])" office:value-type="float" office:value="0" calcext:value-type="float">
            <text:p>0</text:p>
          </table:table-cell>
          <table:table-cell table:formula="of:=INT([.M29])" office:value-type="float" office:value="0" calcext:value-type="float">
            <text:p>0</text:p>
          </table:table-cell>
          <table:table-cell table:formula="of:=INT([.N29])" office:value-type="float" office:value="0" calcext:value-type="float">
            <text:p>0</text:p>
          </table:table-cell>
          <table:table-cell table:formula="of:=INT([.O29])" office:value-type="float" office:value="0" calcext:value-type="float">
            <text:p>0</text:p>
          </table:table-cell>
          <table:table-cell table:formula="of:=INT([.P29])" office:value-type="float" office:value="0" calcext:value-type="float">
            <text:p>0</text:p>
          </table:table-cell>
          <table:table-cell table:formula="of:=INT([.Q29])" office:value-type="float" office:value="0" calcext:value-type="float">
            <text:p>0</text:p>
          </table:table-cell>
          <table:table-cell table:formula="of:=INT([.R29])" office:value-type="float" office:value="0" calcext:value-type="float">
            <text:p>0</text:p>
          </table:table-cell>
          <table:table-cell table:formula="of:=INT([.S29])" office:value-type="float" office:value="0" calcext:value-type="float">
            <text:p>0</text:p>
          </table:table-cell>
          <table:table-cell table:formula="of:=INT([.T29])" office:value-type="float" office:value="0" calcext:value-type="float">
            <text:p>0</text:p>
          </table:table-cell>
          <table:table-cell table:formula="of:=INT([.U29])" office:value-type="float" office:value="0" calcext:value-type="float">
            <text:p>0</text:p>
          </table:table-cell>
          <table:table-cell table:formula="of:=INT([.V29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998"/>
          <table:table-cell table:formula="of:=0.000385312" office:value-type="float" office:value="0.000385312" calcext:value-type="float">
            <text:p>0.000385312</text:p>
          </table:table-cell>
          <table:table-cell table:number-columns-repeated="25"/>
        </table:table-row>
        <table:table-row table:style-name="ro1">
          <table:table-cell table:number-columns-repeated="998"/>
          <table:table-cell table:formula="of:=400+0.154184" office:value-type="float" office:value="400.154184" calcext:value-type="float">
            <text:p>400.154184</text:p>
          </table:table-cell>
          <table:table-cell table:formula="of:=INT([.ALK32])+[.ALK33]" office:value-type="float" office:value="400.154184208945" calcext:value-type="float">
            <text:p>400.1541842089</text:p>
          </table:table-cell>
          <table:table-cell table:formula="of:=INT([.ALL32])+[.ALL33]" office:value-type="float" office:value="400.154184209026" calcext:value-type="float">
            <text:p>400.154184209</text:p>
          </table:table-cell>
          <table:table-cell table:formula="of:=INT([.ALM32])+[.ALM33]" office:value-type="float" office:value="400.154184209026" calcext:value-type="float">
            <text:p>400.154184209</text:p>
          </table:table-cell>
          <table:table-cell table:formula="of:=INT([.ALN32])+[.ALN33]" office:value-type="float" office:value="400.154184209026" calcext:value-type="float">
            <text:p>400.154184209</text:p>
          </table:table-cell>
          <table:table-cell table:formula="of:=INT([.ALO32])+[.ALO33]" office:value-type="float" office:value="400.154184209026" calcext:value-type="float">
            <text:p>400.154184209</text:p>
          </table:table-cell>
          <table:table-cell table:formula="of:=INT([.ALP32])+[.ALP33]" office:value-type="float" office:value="400.154184209026" calcext:value-type="float">
            <text:p>400.154184209</text:p>
          </table:table-cell>
          <table:table-cell table:formula="of:=INT([.ALQ32])+[.ALQ33]" office:value-type="float" office:value="400.154184209026" calcext:value-type="float">
            <text:p>400.154184209</text:p>
          </table:table-cell>
          <table:table-cell table:formula="of:=INT([.ALR32])+[.ALR33]" office:value-type="float" office:value="400.154184209026" calcext:value-type="float">
            <text:p>400.154184209</text:p>
          </table:table-cell>
          <table:table-cell table:formula="of:=INT([.ALS32])+[.ALS33]" office:value-type="float" office:value="400.154184209026" calcext:value-type="float">
            <text:p>400.154184209</text:p>
          </table:table-cell>
          <table:table-cell table:formula="of:=INT([.ALT32])+[.ALT33]" office:value-type="float" office:value="400.154184209026" calcext:value-type="float">
            <text:p>400.154184209</text:p>
          </table:table-cell>
          <table:table-cell table:formula="of:=INT([.ALU32])+[.ALU33]" office:value-type="float" office:value="400.154184209026" calcext:value-type="float">
            <text:p>400.154184209</text:p>
          </table:table-cell>
          <table:table-cell table:formula="of:=INT([.ALV32])+[.ALV33]" office:value-type="float" office:value="400.154184209026" calcext:value-type="float">
            <text:p>400.154184209</text:p>
          </table:table-cell>
          <table:table-cell table:formula="of:=INT([.ALW32])+[.ALW33]" office:value-type="float" office:value="400.154184209026" calcext:value-type="float">
            <text:p>400.154184209</text:p>
          </table:table-cell>
          <table:table-cell table:formula="of:=INT([.ALX32])+[.ALX33]" office:value-type="float" office:value="400.154184209026" calcext:value-type="float">
            <text:p>400.154184209</text:p>
          </table:table-cell>
          <table:table-cell table:formula="of:=INT([.ALY32])+[.ALY33]" office:value-type="float" office:value="400.154184209026" calcext:value-type="float">
            <text:p>400.154184209</text:p>
          </table:table-cell>
          <table:table-cell table:number-columns-repeated="10"/>
        </table:table-row>
        <table:table-row table:style-name="ro1">
          <table:table-cell table:number-columns-repeated="998"/>
          <table:table-cell table:formula="of:=[.$ALK$31]*[.ALK32]" office:value-type="float" office:value="0.154184208945408" calcext:value-type="float">
            <text:p>0.1541842089</text:p>
          </table:table-cell>
          <table:table-cell table:formula="of:=[.$ALK$31]*[.ALL32]" office:value-type="float" office:value="0.154184209025917" calcext:value-type="float">
            <text:p>0.154184209</text:p>
          </table:table-cell>
          <table:table-cell table:formula="of:=[.$ALK$31]*[.ALM32]" office:value-type="float" office:value="0.154184209025948" calcext:value-type="float">
            <text:p>0.154184209</text:p>
          </table:table-cell>
          <table:table-cell table:formula="of:=[.$ALK$31]*[.ALN32]" office:value-type="float" office:value="0.154184209025948" calcext:value-type="float">
            <text:p>0.154184209</text:p>
          </table:table-cell>
          <table:table-cell table:formula="of:=[.$ALK$31]*[.ALO32]" office:value-type="float" office:value="0.154184209025948" calcext:value-type="float">
            <text:p>0.154184209</text:p>
          </table:table-cell>
          <table:table-cell table:formula="of:=[.$ALK$31]*[.ALP32]" office:value-type="float" office:value="0.154184209025948" calcext:value-type="float">
            <text:p>0.154184209</text:p>
          </table:table-cell>
          <table:table-cell table:formula="of:=[.$ALK$31]*[.ALQ32]" office:value-type="float" office:value="0.154184209025948" calcext:value-type="float">
            <text:p>0.154184209</text:p>
          </table:table-cell>
          <table:table-cell table:formula="of:=[.$ALK$31]*[.ALR32]" office:value-type="float" office:value="0.154184209025948" calcext:value-type="float">
            <text:p>0.154184209</text:p>
          </table:table-cell>
          <table:table-cell table:formula="of:=[.$ALK$31]*[.ALS32]" office:value-type="float" office:value="0.154184209025948" calcext:value-type="float">
            <text:p>0.154184209</text:p>
          </table:table-cell>
          <table:table-cell table:formula="of:=[.$ALK$31]*[.ALT32]" office:value-type="float" office:value="0.154184209025948" calcext:value-type="float">
            <text:p>0.154184209</text:p>
          </table:table-cell>
          <table:table-cell table:formula="of:=[.$ALK$31]*[.ALU32]" office:value-type="float" office:value="0.154184209025948" calcext:value-type="float">
            <text:p>0.154184209</text:p>
          </table:table-cell>
          <table:table-cell table:formula="of:=[.$ALK$31]*[.ALV32]" office:value-type="float" office:value="0.154184209025948" calcext:value-type="float">
            <text:p>0.154184209</text:p>
          </table:table-cell>
          <table:table-cell table:formula="of:=[.$ALK$31]*[.ALW32]" office:value-type="float" office:value="0.154184209025948" calcext:value-type="float">
            <text:p>0.154184209</text:p>
          </table:table-cell>
          <table:table-cell table:formula="of:=[.$ALK$31]*[.ALX32]" office:value-type="float" office:value="0.154184209025948" calcext:value-type="float">
            <text:p>0.154184209</text:p>
          </table:table-cell>
          <table:table-cell table:formula="of:=[.$ALK$31]*[.ALY32]" office:value-type="float" office:value="0.154184209025948" calcext:value-type="float">
            <text:p>0.154184209</text:p>
          </table:table-cell>
          <table:table-cell table:formula="of:=[.$ALK$31]*[.ALZ32]" office:value-type="float" office:value="0.154184209025948" calcext:value-type="float">
            <text:p>0.154184209</text:p>
          </table:table-cell>
          <table:table-cell table:number-columns-repeated="10"/>
        </table:table-row>
      </table:table>
      <table:table table:name="Infection" table:style-name="ta1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ce8"/>
        <table:table-column table:style-name="co2" table:default-cell-style-name="ce11"/>
        <table:table-column table:style-name="co2" table:number-columns-repeated="195" table:default-cell-style-name="Default"/>
        <table:table-row table:style-name="ro1">
          <table:table-cell/>
          <table:table-cell office:value-type="string" calcext:value-type="string">
            <text:p>Time step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97"/>
        </table:table-row>
        <table:table-row table:style-name="ro1">
          <table:table-cell/>
          <table:table-cell office:value-type="string" calcext:value-type="string">
            <text:p>c (partnerships per year)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[.C2]*[.C1]" office:value-type="float" office:value="2" calcext:value-type="float">
            <text:p>2</text:p>
          </table:table-cell>
          <table:table-cell table:formula="of:=[.D2]*365" office:value-type="float" office:value="730" calcext:value-type="float">
            <text:p>730.0000000</text:p>
          </table:table-cell>
          <table:table-cell table:number-columns-repeated="195"/>
        </table:table-row>
        <table:table-row table:style-name="ro1">
          <table:table-cell/>
          <table:table-cell office:value-type="string" calcext:value-type="string">
            <text:p>D (Duration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C3]" office:value-type="float" office:value="1" calcext:value-type="float">
            <text:p>1</text:p>
          </table:table-cell>
          <table:table-cell table:number-columns-repeated="196"/>
        </table:table-row>
        <table:table-row table:style-name="ro1">
          <table:table-cell/>
          <table:table-cell office:value-type="string" calcext:value-type="string">
            <text:p>r (recovery rate)</text:p>
          </table:table-cell>
          <table:table-cell table:style-name="Default"/>
          <table:table-cell table:style-name="Default" table:formula="of:=[.C1]/[.C3]" office:value-type="float" office:value="1" calcext:value-type="float">
            <text:p>1</text:p>
          </table:table-cell>
          <table:table-cell table:number-columns-repeated="196"/>
        </table:table-row>
        <table:table-row table:style-name="ro1">
          <table:table-cell/>
          <table:table-cell office:value-type="string" calcext:value-type="string">
            <text:p>B (Beta_p)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table:formula="of:=[.C5]" office:value-type="float" office:value="0.1" calcext:value-type="float">
            <text:p>0.1</text:p>
          </table:table-cell>
          <table:table-cell table:number-columns-repeated="196"/>
        </table:table-row>
        <table:table-row table:style-name="ro1">
          <table:table-cell table:number-columns-repeated="200"/>
        </table:table-row>
        <table:table-row table:style-name="ro1">
          <table:table-cell/>
          <table:table-cell table:style-name="ce4" office:value-type="string" calcext:value-type="string">
            <text:p>Time Period</text:p>
          </table:table-cell>
          <table:table-cell table:style-name="Default"/>
          <table:table-cell table:style-name="ce4" office:value-type="float" office:value="0" calcext:value-type="float">
            <text:p>0</text:p>
          </table:table-cell>
          <table:table-cell table:style-name="ce4" table:formula="of:=[.D7]+1" office:value-type="float" office:value="1" calcext:value-type="float">
            <text:p>1</text:p>
          </table:table-cell>
          <table:table-cell table:style-name="ce4" table:formula="of:=[.E7]+1" office:value-type="float" office:value="2" calcext:value-type="float">
            <text:p>2</text:p>
          </table:table-cell>
          <table:table-cell table:style-name="ce4" table:formula="of:=[.F7]+1" office:value-type="float" office:value="3" calcext:value-type="float">
            <text:p>3</text:p>
          </table:table-cell>
          <table:table-cell table:style-name="ce4" table:formula="of:=[.G7]+1" office:value-type="float" office:value="4" calcext:value-type="float">
            <text:p>4</text:p>
          </table:table-cell>
          <table:table-cell table:style-name="ce4" table:formula="of:=[.H7]+1" office:value-type="float" office:value="5" calcext:value-type="float">
            <text:p>5</text:p>
          </table:table-cell>
          <table:table-cell table:style-name="ce4" table:formula="of:=[.I7]+1" office:value-type="float" office:value="6" calcext:value-type="float">
            <text:p>6</text:p>
          </table:table-cell>
          <table:table-cell table:style-name="ce4" table:formula="of:=[.J7]+1" office:value-type="float" office:value="7" calcext:value-type="float">
            <text:p>7</text:p>
          </table:table-cell>
          <table:table-cell table:style-name="ce4" table:formula="of:=[.K7]+1" office:value-type="float" office:value="8" calcext:value-type="float">
            <text:p>8</text:p>
          </table:table-cell>
          <table:table-cell table:style-name="ce4" table:formula="of:=[.L7]+1" office:value-type="float" office:value="9" calcext:value-type="float">
            <text:p>9</text:p>
          </table:table-cell>
          <table:table-cell table:style-name="ce4" table:formula="of:=[.M7]+1" office:value-type="float" office:value="10" calcext:value-type="float">
            <text:p>10</text:p>
          </table:table-cell>
          <table:table-cell table:style-name="ce4" table:formula="of:=[.N7]+1" office:value-type="float" office:value="11" calcext:value-type="float">
            <text:p>11</text:p>
          </table:table-cell>
          <table:table-cell table:style-name="ce4" table:formula="of:=[.O7]+1" office:value-type="float" office:value="12" calcext:value-type="float">
            <text:p>12</text:p>
          </table:table-cell>
          <table:table-cell table:style-name="ce4" table:formula="of:=[.P7]+1" office:value-type="float" office:value="13" calcext:value-type="float">
            <text:p>13</text:p>
          </table:table-cell>
          <table:table-cell table:style-name="ce4" table:formula="of:=[.Q7]+1" office:value-type="float" office:value="14" calcext:value-type="float">
            <text:p>14</text:p>
          </table:table-cell>
          <table:table-cell table:style-name="ce4" table:formula="of:=[.R7]+1" office:value-type="float" office:value="15" calcext:value-type="float">
            <text:p>15</text:p>
          </table:table-cell>
          <table:table-cell table:style-name="ce4" table:formula="of:=[.S7]+1" office:value-type="float" office:value="16" calcext:value-type="float">
            <text:p>16</text:p>
          </table:table-cell>
          <table:table-cell table:style-name="ce4" table:formula="of:=[.T7]+1" office:value-type="float" office:value="17" calcext:value-type="float">
            <text:p>17</text:p>
          </table:table-cell>
          <table:table-cell table:style-name="ce4" table:formula="of:=[.U7]+1" office:value-type="float" office:value="18" calcext:value-type="float">
            <text:p>18</text:p>
          </table:table-cell>
          <table:table-cell table:style-name="ce4" table:formula="of:=[.V7]+1" office:value-type="float" office:value="19" calcext:value-type="float">
            <text:p>19</text:p>
          </table:table-cell>
          <table:table-cell table:style-name="ce4" table:formula="of:=[.W7]+1" office:value-type="float" office:value="20" calcext:value-type="float">
            <text:p>20</text:p>
          </table:table-cell>
          <table:table-cell table:style-name="ce4" table:formula="of:=[.X7]+1" office:value-type="float" office:value="21" calcext:value-type="float">
            <text:p>21</text:p>
          </table:table-cell>
          <table:table-cell table:style-name="ce4" table:formula="of:=[.Y7]+1" office:value-type="float" office:value="22" calcext:value-type="float">
            <text:p>22</text:p>
          </table:table-cell>
          <table:table-cell table:style-name="ce4" table:formula="of:=[.Z7]+1" office:value-type="float" office:value="23" calcext:value-type="float">
            <text:p>23</text:p>
          </table:table-cell>
          <table:table-cell table:style-name="ce4" table:formula="of:=[.AA7]+1" office:value-type="float" office:value="24" calcext:value-type="float">
            <text:p>24</text:p>
          </table:table-cell>
          <table:table-cell table:style-name="ce4" table:formula="of:=[.AB7]+1" office:value-type="float" office:value="25" calcext:value-type="float">
            <text:p>25</text:p>
          </table:table-cell>
          <table:table-cell table:style-name="ce4" table:formula="of:=[.AC7]+1" office:value-type="float" office:value="26" calcext:value-type="float">
            <text:p>26</text:p>
          </table:table-cell>
          <table:table-cell table:style-name="ce4" table:formula="of:=[.AD7]+1" office:value-type="float" office:value="27" calcext:value-type="float">
            <text:p>27</text:p>
          </table:table-cell>
          <table:table-cell table:style-name="ce4" table:formula="of:=[.AE7]+1" office:value-type="float" office:value="28" calcext:value-type="float">
            <text:p>28</text:p>
          </table:table-cell>
          <table:table-cell table:style-name="ce4" table:formula="of:=[.AF7]+1" office:value-type="float" office:value="29" calcext:value-type="float">
            <text:p>29</text:p>
          </table:table-cell>
          <table:table-cell table:style-name="ce4" table:formula="of:=[.AG7]+1" office:value-type="float" office:value="30" calcext:value-type="float">
            <text:p>30</text:p>
          </table:table-cell>
          <table:table-cell table:style-name="ce4" table:formula="of:=[.AH7]+1" office:value-type="float" office:value="31" calcext:value-type="float">
            <text:p>31</text:p>
          </table:table-cell>
          <table:table-cell table:style-name="ce4" table:formula="of:=[.AI7]+1" office:value-type="float" office:value="32" calcext:value-type="float">
            <text:p>32</text:p>
          </table:table-cell>
          <table:table-cell table:style-name="ce4" table:formula="of:=[.AJ7]+1" office:value-type="float" office:value="33" calcext:value-type="float">
            <text:p>33</text:p>
          </table:table-cell>
          <table:table-cell table:style-name="ce4" table:formula="of:=[.AK7]+1" office:value-type="float" office:value="34" calcext:value-type="float">
            <text:p>34</text:p>
          </table:table-cell>
          <table:table-cell table:style-name="ce4" table:formula="of:=[.AL7]+1" office:value-type="float" office:value="35" calcext:value-type="float">
            <text:p>35</text:p>
          </table:table-cell>
          <table:table-cell table:style-name="ce4" table:formula="of:=[.AM7]+1" office:value-type="float" office:value="36" calcext:value-type="float">
            <text:p>36</text:p>
          </table:table-cell>
          <table:table-cell table:style-name="ce4" table:formula="of:=[.AN7]+1" office:value-type="float" office:value="37" calcext:value-type="float">
            <text:p>37</text:p>
          </table:table-cell>
          <table:table-cell table:style-name="ce4" table:formula="of:=[.AO7]+1" office:value-type="float" office:value="38" calcext:value-type="float">
            <text:p>38</text:p>
          </table:table-cell>
          <table:table-cell table:style-name="ce4" table:formula="of:=[.AP7]+1" office:value-type="float" office:value="39" calcext:value-type="float">
            <text:p>39</text:p>
          </table:table-cell>
          <table:table-cell table:style-name="ce4" table:formula="of:=[.AQ7]+1" office:value-type="float" office:value="40" calcext:value-type="float">
            <text:p>40</text:p>
          </table:table-cell>
          <table:table-cell table:style-name="ce4" table:formula="of:=[.AR7]+1" office:value-type="float" office:value="41" calcext:value-type="float">
            <text:p>41</text:p>
          </table:table-cell>
          <table:table-cell table:style-name="ce4" table:formula="of:=[.AS7]+1" office:value-type="float" office:value="42" calcext:value-type="float">
            <text:p>42</text:p>
          </table:table-cell>
          <table:table-cell table:style-name="ce4" table:formula="of:=[.AT7]+1" office:value-type="float" office:value="43" calcext:value-type="float">
            <text:p>43</text:p>
          </table:table-cell>
          <table:table-cell table:style-name="ce4" table:formula="of:=[.AU7]+1" office:value-type="float" office:value="44" calcext:value-type="float">
            <text:p>44</text:p>
          </table:table-cell>
          <table:table-cell table:style-name="ce4" table:formula="of:=[.AV7]+1" office:value-type="float" office:value="45" calcext:value-type="float">
            <text:p>45</text:p>
          </table:table-cell>
          <table:table-cell table:style-name="ce4" table:formula="of:=[.AW7]+1" office:value-type="float" office:value="46" calcext:value-type="float">
            <text:p>46</text:p>
          </table:table-cell>
          <table:table-cell table:style-name="ce4" table:formula="of:=[.AX7]+1" office:value-type="float" office:value="47" calcext:value-type="float">
            <text:p>47</text:p>
          </table:table-cell>
          <table:table-cell table:style-name="ce4" table:formula="of:=[.AY7]+1" office:value-type="float" office:value="48" calcext:value-type="float">
            <text:p>48</text:p>
          </table:table-cell>
          <table:table-cell table:style-name="ce4" table:formula="of:=[.AZ7]+1" office:value-type="float" office:value="49" calcext:value-type="float">
            <text:p>49</text:p>
          </table:table-cell>
          <table:table-cell table:style-name="ce4" table:formula="of:=[.BA7]+1" office:value-type="float" office:value="50" calcext:value-type="float">
            <text:p>50</text:p>
          </table:table-cell>
          <table:table-cell table:style-name="ce4" table:formula="of:=[.BB7]+1" office:value-type="float" office:value="51" calcext:value-type="float">
            <text:p>51</text:p>
          </table:table-cell>
          <table:table-cell table:style-name="ce4" table:formula="of:=[.BC7]+1" office:value-type="float" office:value="52" calcext:value-type="float">
            <text:p>52</text:p>
          </table:table-cell>
          <table:table-cell table:style-name="ce4" table:formula="of:=[.BD7]+1" office:value-type="float" office:value="53" calcext:value-type="float">
            <text:p>53</text:p>
          </table:table-cell>
          <table:table-cell table:style-name="ce4" table:formula="of:=[.BE7]+1" office:value-type="float" office:value="54" calcext:value-type="float">
            <text:p>54</text:p>
          </table:table-cell>
          <table:table-cell table:style-name="ce4" table:formula="of:=[.BF7]+1" office:value-type="float" office:value="55" calcext:value-type="float">
            <text:p>55</text:p>
          </table:table-cell>
          <table:table-cell table:style-name="ce4" table:formula="of:=[.BG7]+1" office:value-type="float" office:value="56" calcext:value-type="float">
            <text:p>56</text:p>
          </table:table-cell>
          <table:table-cell table:style-name="ce4" table:formula="of:=[.BH7]+1" office:value-type="float" office:value="57" calcext:value-type="float">
            <text:p>57</text:p>
          </table:table-cell>
          <table:table-cell table:style-name="ce4" table:formula="of:=[.BI7]+1" office:value-type="float" office:value="58" calcext:value-type="float">
            <text:p>58</text:p>
          </table:table-cell>
          <table:table-cell table:style-name="ce4" table:formula="of:=[.BJ7]+1" office:value-type="float" office:value="59" calcext:value-type="float">
            <text:p>59</text:p>
          </table:table-cell>
          <table:table-cell table:style-name="ce4" table:formula="of:=[.BK7]+1" office:value-type="float" office:value="60" calcext:value-type="float">
            <text:p>60</text:p>
          </table:table-cell>
          <table:table-cell table:style-name="ce4" table:formula="of:=[.BL7]+1" office:value-type="float" office:value="61" calcext:value-type="float">
            <text:p>61</text:p>
          </table:table-cell>
          <table:table-cell table:style-name="ce4" table:formula="of:=[.BM7]+1" office:value-type="float" office:value="62" calcext:value-type="float">
            <text:p>62</text:p>
          </table:table-cell>
          <table:table-cell table:style-name="ce4" table:formula="of:=[.BN7]+1" office:value-type="float" office:value="63" calcext:value-type="float">
            <text:p>63</text:p>
          </table:table-cell>
          <table:table-cell table:style-name="ce4" table:formula="of:=[.BO7]+1" office:value-type="float" office:value="64" calcext:value-type="float">
            <text:p>64</text:p>
          </table:table-cell>
          <table:table-cell table:style-name="ce4" table:formula="of:=[.BP7]+1" office:value-type="float" office:value="65" calcext:value-type="float">
            <text:p>65</text:p>
          </table:table-cell>
          <table:table-cell table:style-name="ce4" table:formula="of:=[.BQ7]+1" office:value-type="float" office:value="66" calcext:value-type="float">
            <text:p>66</text:p>
          </table:table-cell>
          <table:table-cell table:style-name="ce4" table:formula="of:=[.BR7]+1" office:value-type="float" office:value="67" calcext:value-type="float">
            <text:p>67</text:p>
          </table:table-cell>
          <table:table-cell table:style-name="ce4" table:formula="of:=[.BS7]+1" office:value-type="float" office:value="68" calcext:value-type="float">
            <text:p>68</text:p>
          </table:table-cell>
          <table:table-cell table:style-name="ce4" table:formula="of:=[.BT7]+1" office:value-type="float" office:value="69" calcext:value-type="float">
            <text:p>69</text:p>
          </table:table-cell>
          <table:table-cell table:style-name="ce4" table:formula="of:=[.BU7]+1" office:value-type="float" office:value="70" calcext:value-type="float">
            <text:p>70</text:p>
          </table:table-cell>
          <table:table-cell table:style-name="ce4" table:formula="of:=[.BV7]+1" office:value-type="float" office:value="71" calcext:value-type="float">
            <text:p>71</text:p>
          </table:table-cell>
          <table:table-cell table:style-name="ce4" table:formula="of:=[.BW7]+1" office:value-type="float" office:value="72" calcext:value-type="float">
            <text:p>72</text:p>
          </table:table-cell>
          <table:table-cell table:style-name="ce4" table:formula="of:=[.BX7]+1" office:value-type="float" office:value="73" calcext:value-type="float">
            <text:p>73</text:p>
          </table:table-cell>
          <table:table-cell table:style-name="ce4" table:formula="of:=[.BY7]+1" office:value-type="float" office:value="74" calcext:value-type="float">
            <text:p>74</text:p>
          </table:table-cell>
          <table:table-cell table:style-name="ce4" table:formula="of:=[.BZ7]+1" office:value-type="float" office:value="75" calcext:value-type="float">
            <text:p>75</text:p>
          </table:table-cell>
          <table:table-cell table:style-name="ce4" table:formula="of:=[.CA7]+1" office:value-type="float" office:value="76" calcext:value-type="float">
            <text:p>76</text:p>
          </table:table-cell>
          <table:table-cell table:style-name="ce4" table:formula="of:=[.CB7]+1" office:value-type="float" office:value="77" calcext:value-type="float">
            <text:p>77</text:p>
          </table:table-cell>
          <table:table-cell table:style-name="ce4" table:formula="of:=[.CC7]+1" office:value-type="float" office:value="78" calcext:value-type="float">
            <text:p>78</text:p>
          </table:table-cell>
          <table:table-cell table:style-name="ce4" table:formula="of:=[.CD7]+1" office:value-type="float" office:value="79" calcext:value-type="float">
            <text:p>79</text:p>
          </table:table-cell>
          <table:table-cell table:style-name="ce4" table:formula="of:=[.CE7]+1" office:value-type="float" office:value="80" calcext:value-type="float">
            <text:p>80</text:p>
          </table:table-cell>
          <table:table-cell table:style-name="ce4" table:formula="of:=[.CF7]+1" office:value-type="float" office:value="81" calcext:value-type="float">
            <text:p>81</text:p>
          </table:table-cell>
          <table:table-cell table:style-name="ce4" table:formula="of:=[.CG7]+1" office:value-type="float" office:value="82" calcext:value-type="float">
            <text:p>82</text:p>
          </table:table-cell>
          <table:table-cell table:style-name="ce4" table:formula="of:=[.CH7]+1" office:value-type="float" office:value="83" calcext:value-type="float">
            <text:p>83</text:p>
          </table:table-cell>
          <table:table-cell table:style-name="ce4" table:formula="of:=[.CI7]+1" office:value-type="float" office:value="84" calcext:value-type="float">
            <text:p>84</text:p>
          </table:table-cell>
          <table:table-cell table:style-name="ce4" table:formula="of:=[.CJ7]+1" office:value-type="float" office:value="85" calcext:value-type="float">
            <text:p>85</text:p>
          </table:table-cell>
          <table:table-cell table:style-name="ce4" table:formula="of:=[.CK7]+1" office:value-type="float" office:value="86" calcext:value-type="float">
            <text:p>86</text:p>
          </table:table-cell>
          <table:table-cell table:style-name="ce4" table:formula="of:=[.CL7]+1" office:value-type="float" office:value="87" calcext:value-type="float">
            <text:p>87</text:p>
          </table:table-cell>
          <table:table-cell table:style-name="ce4" table:formula="of:=[.CM7]+1" office:value-type="float" office:value="88" calcext:value-type="float">
            <text:p>88</text:p>
          </table:table-cell>
          <table:table-cell table:number-columns-repeated="108"/>
        </table:table-row>
        <table:table-row table:style-name="ro1">
          <table:table-cell/>
          <table:table-cell table:style-name="ce5" office:value-type="string" calcext:value-type="string">
            <text:p>S (Susceptible)</text:p>
          </table:table-cell>
          <table:table-cell table:style-name="Default"/>
          <table:table-cell table:style-name="ce7" office:value-type="float" office:value="90" calcext:value-type="float">
            <text:p>90</text:p>
          </table:table-cell>
          <table:table-cell table:style-name="ce7" table:formula="of:=[.D8]-[.D12]" office:value-type="float" office:value="98.2" calcext:value-type="float">
            <text:p>98.2</text:p>
          </table:table-cell>
          <table:table-cell table:style-name="ce7" table:formula="of:=[.E8]-[.E12]" office:value-type="float" office:value="99.64648" calcext:value-type="float">
            <text:p>99.64648</text:p>
          </table:table-cell>
          <table:table-cell table:style-name="ce7" table:formula="of:=[.F8]-[.F12]" office:value-type="float" office:value="99.9295459527808" calcext:value-type="float">
            <text:p>99.9295459528</text:p>
          </table:table-cell>
          <table:table-cell table:style-name="ce7" table:formula="of:=[.G8]-[.G12]" office:value-type="float" office:value="99.9859191181017" calcext:value-type="float">
            <text:p>99.9859191181</text:p>
          </table:table-cell>
          <table:table-cell table:style-name="ce7" table:formula="of:=[.H8]-[.H12]" office:value-type="float" office:value="99.9971842201628" calcext:value-type="float">
            <text:p>99.9971842202</text:p>
          </table:table-cell>
          <table:table-cell table:style-name="ce7" table:formula="of:=[.I8]-[.I12]" office:value-type="float" office:value="99.9994368598898" calcext:value-type="float">
            <text:p>99.9994368599</text:p>
          </table:table-cell>
          <table:table-cell table:style-name="ce7" table:formula="of:=[.J8]-[.J12]" office:value-type="float" office:value="99.9998873726122" calcext:value-type="float">
            <text:p>99.9998873726</text:p>
          </table:table-cell>
          <table:table-cell table:style-name="ce7" table:formula="of:=[.K8]-[.K12]" office:value-type="float" office:value="99.9999774745478" calcext:value-type="float">
            <text:p>99.9999774745</text:p>
          </table:table-cell>
          <table:table-cell table:style-name="ce7" table:formula="of:=[.L8]-[.L12]" office:value-type="float" office:value="99.9999954949106" calcext:value-type="float">
            <text:p>99.9999954949</text:p>
          </table:table-cell>
          <table:table-cell table:style-name="ce7" table:formula="of:=[.M8]-[.M12]" office:value-type="float" office:value="99.9999990989822" calcext:value-type="float">
            <text:p>99.999999099</text:p>
          </table:table-cell>
          <table:table-cell table:style-name="ce7" table:formula="of:=[.N8]-[.N12]" office:value-type="float" office:value="99.9999998197965" calcext:value-type="float">
            <text:p>99.9999998198</text:p>
          </table:table-cell>
          <table:table-cell table:style-name="ce7" table:formula="of:=[.O8]-[.O12]" office:value-type="float" office:value="99.9999999639593" calcext:value-type="float">
            <text:p>99.999999964</text:p>
          </table:table-cell>
          <table:table-cell table:style-name="ce7" table:formula="of:=[.P8]-[.P12]" office:value-type="float" office:value="99.9999999927919" calcext:value-type="float">
            <text:p>99.9999999928</text:p>
          </table:table-cell>
          <table:table-cell table:style-name="ce7" table:formula="of:=[.Q8]-[.Q12]" office:value-type="float" office:value="99.9999999985584" calcext:value-type="float">
            <text:p>99.9999999986</text:p>
          </table:table-cell>
          <table:table-cell table:style-name="ce7" table:formula="of:=[.R8]-[.R12]" office:value-type="float" office:value="99.9999999997117" calcext:value-type="float">
            <text:p>99.9999999997</text:p>
          </table:table-cell>
          <table:table-cell table:style-name="ce7" table:formula="of:=[.S8]-[.S12]" office:value-type="float" office:value="99.9999999999423" calcext:value-type="float">
            <text:p>99.9999999999</text:p>
          </table:table-cell>
          <table:table-cell table:style-name="ce7" table:formula="of:=[.T8]-[.T12]" office:value-type="float" office:value="99.9999999999885" calcext:value-type="float">
            <text:p>100</text:p>
          </table:table-cell>
          <table:table-cell table:style-name="ce7" table:formula="of:=[.U8]-[.U12]" office:value-type="float" office:value="99.9999999999977" calcext:value-type="float">
            <text:p>100</text:p>
          </table:table-cell>
          <table:table-cell table:style-name="ce7" table:formula="of:=[.V8]-[.V12]" office:value-type="float" office:value="99.9999999999995" calcext:value-type="float">
            <text:p>100</text:p>
          </table:table-cell>
          <table:table-cell table:style-name="ce7" table:formula="of:=[.W8]-[.W12]" office:value-type="float" office:value="99.9999999999999" calcext:value-type="float">
            <text:p>100</text:p>
          </table:table-cell>
          <table:table-cell table:style-name="ce7" table:formula="of:=[.X8]-[.X12]" office:value-type="float" office:value="100" calcext:value-type="float">
            <text:p>100</text:p>
          </table:table-cell>
          <table:table-cell table:style-name="ce7" table:formula="of:=[.Y8]-[.Y12]" office:value-type="float" office:value="100" calcext:value-type="float">
            <text:p>100</text:p>
          </table:table-cell>
          <table:table-cell table:style-name="ce7" table:formula="of:=[.Z8]-[.Z12]" office:value-type="float" office:value="100" calcext:value-type="float">
            <text:p>100</text:p>
          </table:table-cell>
          <table:table-cell table:style-name="ce7" table:formula="of:=[.AA8]-[.AA12]" office:value-type="float" office:value="100" calcext:value-type="float">
            <text:p>100</text:p>
          </table:table-cell>
          <table:table-cell table:style-name="ce7" table:formula="of:=[.AB8]-[.AB12]" office:value-type="float" office:value="100" calcext:value-type="float">
            <text:p>100</text:p>
          </table:table-cell>
          <table:table-cell table:style-name="ce7" table:formula="of:=[.AC8]-[.AC12]" office:value-type="float" office:value="100" calcext:value-type="float">
            <text:p>100</text:p>
          </table:table-cell>
          <table:table-cell table:style-name="ce7" table:formula="of:=[.AD8]-[.AD12]" office:value-type="float" office:value="100" calcext:value-type="float">
            <text:p>100</text:p>
          </table:table-cell>
          <table:table-cell table:style-name="ce7" table:formula="of:=[.AE8]-[.AE12]" office:value-type="float" office:value="100" calcext:value-type="float">
            <text:p>100</text:p>
          </table:table-cell>
          <table:table-cell table:style-name="ce7" table:formula="of:=[.AF8]-[.AF12]" office:value-type="float" office:value="100" calcext:value-type="float">
            <text:p>100</text:p>
          </table:table-cell>
          <table:table-cell table:style-name="ce7" table:formula="of:=[.AG8]-[.AG12]" office:value-type="float" office:value="100" calcext:value-type="float">
            <text:p>100</text:p>
          </table:table-cell>
          <table:table-cell table:style-name="ce7" table:formula="of:=[.AH8]-[.AH12]" office:value-type="float" office:value="100" calcext:value-type="float">
            <text:p>100</text:p>
          </table:table-cell>
          <table:table-cell table:style-name="ce7" table:formula="of:=[.AI8]-[.AI12]" office:value-type="float" office:value="100" calcext:value-type="float">
            <text:p>100</text:p>
          </table:table-cell>
          <table:table-cell table:style-name="ce7" table:formula="of:=[.AJ8]-[.AJ12]" office:value-type="float" office:value="100" calcext:value-type="float">
            <text:p>100</text:p>
          </table:table-cell>
          <table:table-cell table:style-name="ce7" table:formula="of:=[.AK8]-[.AK12]" office:value-type="float" office:value="100" calcext:value-type="float">
            <text:p>100</text:p>
          </table:table-cell>
          <table:table-cell table:style-name="ce7" table:formula="of:=[.AL8]-[.AL12]" office:value-type="float" office:value="100" calcext:value-type="float">
            <text:p>100</text:p>
          </table:table-cell>
          <table:table-cell table:style-name="ce7" table:formula="of:=[.AM8]-[.AM12]" office:value-type="float" office:value="100" calcext:value-type="float">
            <text:p>100</text:p>
          </table:table-cell>
          <table:table-cell table:style-name="ce7" table:formula="of:=[.AN8]-[.AN12]" office:value-type="float" office:value="100" calcext:value-type="float">
            <text:p>100</text:p>
          </table:table-cell>
          <table:table-cell table:style-name="ce7" table:formula="of:=[.AO8]-[.AO12]" office:value-type="float" office:value="100" calcext:value-type="float">
            <text:p>100</text:p>
          </table:table-cell>
          <table:table-cell table:style-name="ce7" table:formula="of:=[.AP8]-[.AP12]" office:value-type="float" office:value="100" calcext:value-type="float">
            <text:p>100</text:p>
          </table:table-cell>
          <table:table-cell table:style-name="ce7" table:formula="of:=[.AQ8]-[.AQ12]" office:value-type="float" office:value="100" calcext:value-type="float">
            <text:p>100</text:p>
          </table:table-cell>
          <table:table-cell table:style-name="ce7" table:formula="of:=[.AR8]-[.AR12]" office:value-type="float" office:value="100" calcext:value-type="float">
            <text:p>100</text:p>
          </table:table-cell>
          <table:table-cell table:style-name="ce7" table:formula="of:=[.AS8]-[.AS12]" office:value-type="float" office:value="100" calcext:value-type="float">
            <text:p>100</text:p>
          </table:table-cell>
          <table:table-cell table:style-name="ce7" table:formula="of:=[.AT8]-[.AT12]" office:value-type="float" office:value="100" calcext:value-type="float">
            <text:p>100</text:p>
          </table:table-cell>
          <table:table-cell table:style-name="ce7" table:formula="of:=[.AU8]-[.AU12]" office:value-type="float" office:value="100" calcext:value-type="float">
            <text:p>100</text:p>
          </table:table-cell>
          <table:table-cell table:style-name="ce7" table:formula="of:=[.AV8]-[.AV12]" office:value-type="float" office:value="100" calcext:value-type="float">
            <text:p>100</text:p>
          </table:table-cell>
          <table:table-cell table:style-name="ce7" table:formula="of:=[.AW8]-[.AW12]" office:value-type="float" office:value="100" calcext:value-type="float">
            <text:p>100</text:p>
          </table:table-cell>
          <table:table-cell table:style-name="ce7" table:formula="of:=[.AX8]-[.AX12]" office:value-type="float" office:value="100" calcext:value-type="float">
            <text:p>100</text:p>
          </table:table-cell>
          <table:table-cell table:style-name="ce7" table:formula="of:=[.AY8]-[.AY12]" office:value-type="float" office:value="100" calcext:value-type="float">
            <text:p>100</text:p>
          </table:table-cell>
          <table:table-cell table:style-name="ce7" table:formula="of:=[.AZ8]-[.AZ12]" office:value-type="float" office:value="100" calcext:value-type="float">
            <text:p>100</text:p>
          </table:table-cell>
          <table:table-cell table:style-name="ce7" table:formula="of:=[.BA8]-[.BA12]" office:value-type="float" office:value="100" calcext:value-type="float">
            <text:p>100</text:p>
          </table:table-cell>
          <table:table-cell table:style-name="ce7" table:formula="of:=[.BB8]-[.BB12]" office:value-type="float" office:value="100" calcext:value-type="float">
            <text:p>100</text:p>
          </table:table-cell>
          <table:table-cell table:style-name="ce7" table:formula="of:=[.BC8]-[.BC12]" office:value-type="float" office:value="100" calcext:value-type="float">
            <text:p>100</text:p>
          </table:table-cell>
          <table:table-cell table:style-name="ce7" table:formula="of:=[.BD8]-[.BD12]" office:value-type="float" office:value="100" calcext:value-type="float">
            <text:p>100</text:p>
          </table:table-cell>
          <table:table-cell table:style-name="ce7" table:formula="of:=[.BE8]-[.BE12]" office:value-type="float" office:value="100" calcext:value-type="float">
            <text:p>100</text:p>
          </table:table-cell>
          <table:table-cell table:style-name="ce7" table:formula="of:=[.BF8]-[.BF12]" office:value-type="float" office:value="100" calcext:value-type="float">
            <text:p>100</text:p>
          </table:table-cell>
          <table:table-cell table:style-name="ce7" table:formula="of:=[.BG8]-[.BG12]" office:value-type="float" office:value="100" calcext:value-type="float">
            <text:p>100</text:p>
          </table:table-cell>
          <table:table-cell table:style-name="ce7" table:formula="of:=[.BH8]-[.BH12]" office:value-type="float" office:value="100" calcext:value-type="float">
            <text:p>100</text:p>
          </table:table-cell>
          <table:table-cell table:style-name="ce7" table:formula="of:=[.BI8]-[.BI12]" office:value-type="float" office:value="100" calcext:value-type="float">
            <text:p>100</text:p>
          </table:table-cell>
          <table:table-cell table:style-name="ce7" table:formula="of:=[.BJ8]-[.BJ12]" office:value-type="float" office:value="100" calcext:value-type="float">
            <text:p>100</text:p>
          </table:table-cell>
          <table:table-cell table:style-name="ce7" table:formula="of:=[.BK8]-[.BK12]" office:value-type="float" office:value="100" calcext:value-type="float">
            <text:p>100</text:p>
          </table:table-cell>
          <table:table-cell table:style-name="ce7" table:formula="of:=[.BL8]-[.BL12]" office:value-type="float" office:value="100" calcext:value-type="float">
            <text:p>100</text:p>
          </table:table-cell>
          <table:table-cell table:style-name="ce7" table:formula="of:=[.BM8]-[.BM12]" office:value-type="float" office:value="100" calcext:value-type="float">
            <text:p>100</text:p>
          </table:table-cell>
          <table:table-cell table:style-name="ce7" table:formula="of:=[.BN8]-[.BN12]" office:value-type="float" office:value="100" calcext:value-type="float">
            <text:p>100</text:p>
          </table:table-cell>
          <table:table-cell table:style-name="ce7" table:formula="of:=[.BO8]-[.BO12]" office:value-type="float" office:value="100" calcext:value-type="float">
            <text:p>100</text:p>
          </table:table-cell>
          <table:table-cell table:style-name="ce7" table:formula="of:=[.BP8]-[.BP12]" office:value-type="float" office:value="100" calcext:value-type="float">
            <text:p>100</text:p>
          </table:table-cell>
          <table:table-cell table:style-name="ce7" table:formula="of:=[.BQ8]-[.BQ12]" office:value-type="float" office:value="100" calcext:value-type="float">
            <text:p>100</text:p>
          </table:table-cell>
          <table:table-cell table:style-name="ce7" table:formula="of:=[.BR8]-[.BR12]" office:value-type="float" office:value="100" calcext:value-type="float">
            <text:p>100</text:p>
          </table:table-cell>
          <table:table-cell table:style-name="ce7" table:formula="of:=[.BS8]-[.BS12]" office:value-type="float" office:value="100" calcext:value-type="float">
            <text:p>100</text:p>
          </table:table-cell>
          <table:table-cell table:style-name="ce7" table:formula="of:=[.BT8]-[.BT12]" office:value-type="float" office:value="100" calcext:value-type="float">
            <text:p>100</text:p>
          </table:table-cell>
          <table:table-cell table:style-name="ce7" table:formula="of:=[.BU8]-[.BU12]" office:value-type="float" office:value="100" calcext:value-type="float">
            <text:p>100</text:p>
          </table:table-cell>
          <table:table-cell table:style-name="ce7" table:formula="of:=[.BV8]-[.BV12]" office:value-type="float" office:value="100" calcext:value-type="float">
            <text:p>100</text:p>
          </table:table-cell>
          <table:table-cell table:style-name="ce7" table:formula="of:=[.BW8]-[.BW12]" office:value-type="float" office:value="100" calcext:value-type="float">
            <text:p>100</text:p>
          </table:table-cell>
          <table:table-cell table:style-name="ce7" table:formula="of:=[.BX8]-[.BX12]" office:value-type="float" office:value="100" calcext:value-type="float">
            <text:p>100</text:p>
          </table:table-cell>
          <table:table-cell table:style-name="ce7" table:formula="of:=[.BY8]-[.BY12]" office:value-type="float" office:value="100" calcext:value-type="float">
            <text:p>100</text:p>
          </table:table-cell>
          <table:table-cell table:style-name="ce7" table:formula="of:=[.BZ8]-[.BZ12]" office:value-type="float" office:value="100" calcext:value-type="float">
            <text:p>100</text:p>
          </table:table-cell>
          <table:table-cell table:style-name="ce7" table:formula="of:=[.CA8]-[.CA12]" office:value-type="float" office:value="100" calcext:value-type="float">
            <text:p>100</text:p>
          </table:table-cell>
          <table:table-cell table:style-name="ce7" table:formula="of:=[.CB8]-[.CB12]" office:value-type="float" office:value="100" calcext:value-type="float">
            <text:p>100</text:p>
          </table:table-cell>
          <table:table-cell table:style-name="ce7" table:formula="of:=[.CC8]-[.CC12]" office:value-type="float" office:value="100" calcext:value-type="float">
            <text:p>100</text:p>
          </table:table-cell>
          <table:table-cell table:style-name="ce7" table:formula="of:=[.CD8]-[.CD12]" office:value-type="float" office:value="100" calcext:value-type="float">
            <text:p>100</text:p>
          </table:table-cell>
          <table:table-cell table:style-name="ce7" table:formula="of:=[.CE8]-[.CE12]" office:value-type="float" office:value="100" calcext:value-type="float">
            <text:p>100</text:p>
          </table:table-cell>
          <table:table-cell table:style-name="ce7" table:formula="of:=[.CF8]-[.CF12]" office:value-type="float" office:value="100" calcext:value-type="float">
            <text:p>100</text:p>
          </table:table-cell>
          <table:table-cell table:style-name="ce7" table:formula="of:=[.CG8]-[.CG12]" office:value-type="float" office:value="100" calcext:value-type="float">
            <text:p>100</text:p>
          </table:table-cell>
          <table:table-cell table:style-name="ce7" table:formula="of:=[.CH8]-[.CH12]" office:value-type="float" office:value="100" calcext:value-type="float">
            <text:p>100</text:p>
          </table:table-cell>
          <table:table-cell table:style-name="ce7" table:formula="of:=[.CI8]-[.CI12]" office:value-type="float" office:value="100" calcext:value-type="float">
            <text:p>100</text:p>
          </table:table-cell>
          <table:table-cell table:style-name="ce7" table:formula="of:=[.CJ8]-[.CJ12]" office:value-type="float" office:value="100" calcext:value-type="float">
            <text:p>100</text:p>
          </table:table-cell>
          <table:table-cell table:style-name="ce7" table:formula="of:=[.CK8]-[.CK12]" office:value-type="float" office:value="100" calcext:value-type="float">
            <text:p>100</text:p>
          </table:table-cell>
          <table:table-cell table:style-name="ce7" table:formula="of:=[.CL8]-[.CL12]" office:value-type="float" office:value="100" calcext:value-type="float">
            <text:p>100</text:p>
          </table:table-cell>
          <table:table-cell table:style-name="ce7" table:formula="of:=[.CM8]-[.CM12]" office:value-type="float" office:value="100" calcext:value-type="float">
            <text:p>100</text:p>
          </table:table-cell>
          <table:table-cell table:number-columns-repeated="108"/>
        </table:table-row>
        <table:table-row table:style-name="ro1">
          <table:table-cell/>
          <table:table-cell table:style-name="ce5" office:value-type="string" calcext:value-type="string">
            <text:p>I (Infected)</text:p>
          </table:table-cell>
          <table:table-cell table:style-name="Default"/>
          <table:table-cell table:style-name="ce7" office:value-type="float" office:value="10" calcext:value-type="float">
            <text:p>10</text:p>
          </table:table-cell>
          <table:table-cell table:style-name="ce7" table:formula="of:=[.D9]+[.D12]" office:value-type="float" office:value="1.8" calcext:value-type="float">
            <text:p>1.8</text:p>
          </table:table-cell>
          <table:table-cell table:style-name="ce7" table:formula="of:=[.E9]+[.E12]" office:value-type="float" office:value="0.35352" calcext:value-type="float">
            <text:p>0.35352</text:p>
          </table:table-cell>
          <table:table-cell table:style-name="ce7" table:formula="of:=[.F9]+[.F12]" office:value-type="float" office:value="0.0704540472192" calcext:value-type="float">
            <text:p>0.0704540472</text:p>
          </table:table-cell>
          <table:table-cell table:style-name="ce7" table:formula="of:=[.G9]+[.G12]" office:value-type="float" office:value="0.0140808818983009" calcext:value-type="float">
            <text:p>0.0140808819</text:p>
          </table:table-cell>
          <table:table-cell table:style-name="ce7" table:formula="of:=[.H9]+[.H12]" office:value-type="float" office:value="0.00281577983719011" calcext:value-type="float">
            <text:p>0.0028157798</text:p>
          </table:table-cell>
          <table:table-cell table:style-name="ce7" table:formula="of:=[.I9]+[.I12]" office:value-type="float" office:value="0.000563140110205838" calcext:value-type="float">
            <text:p>0.0005631401</text:p>
          </table:table-cell>
          <table:table-cell table:style-name="ce7" table:formula="of:=[.J9]+[.J12]" office:value-type="float" office:value="0.0001126273877876" calcext:value-type="float">
            <text:p>0.0001126274</text:p>
          </table:table-cell>
          <table:table-cell table:style-name="ce7" table:formula="of:=[.K9]+[.K12]" office:value-type="float" office:value="0.0000225254521876631" calcext:value-type="float">
            <text:p>2.25254521876631E-005</text:p>
          </table:table-cell>
          <table:table-cell table:style-name="ce7" table:formula="of:=[.L9]+[.L12]" office:value-type="float" office:value="0.00000450508942274062" calcext:value-type="float">
            <text:p>4.50508942274062E-006</text:p>
          </table:table-cell>
          <table:table-cell table:style-name="ce7" table:formula="of:=[.M9]+[.M12]" office:value-type="float" office:value="0.000000901017843956464" calcext:value-type="float">
            <text:p>0.000000901</text:p>
          </table:table-cell>
          <table:table-cell table:style-name="ce7" table:formula="of:=[.N9]+[.N12]" office:value-type="float" office:value="0.000000180203567167626" calcext:value-type="float">
            <text:p>1.80203567167626E-007</text:p>
          </table:table-cell>
          <table:table-cell table:style-name="ce7" table:formula="of:=[.O9]+[.O12]" office:value-type="float" office:value="0.0000000360407133685786" calcext:value-type="float">
            <text:p>0.000000036</text:p>
          </table:table-cell>
          <table:table-cell table:style-name="ce7" table:formula="of:=[.P9]+[.P12]" office:value-type="float" office:value="0.00000000720814267111786" calcext:value-type="float">
            <text:p>7.20814267111786E-009</text:p>
          </table:table-cell>
          <table:table-cell table:style-name="ce7" table:formula="of:=[.Q9]+[.Q12]" office:value-type="float" office:value="0.00000000144162853411966" calcext:value-type="float">
            <text:p>1.44162853411966E-009</text:p>
          </table:table-cell>
          <table:table-cell table:style-name="ce7" table:formula="of:=[.R9]+[.R12]" office:value-type="float" office:value="0.000000000288325706819775" calcext:value-type="float">
            <text:p>2.88325706819775E-010</text:p>
          </table:table-cell>
          <table:table-cell table:style-name="ce7" table:formula="of:=[.S9]+[.S12]" office:value-type="float" office:value="0.0000000000576651413637887" calcext:value-type="float">
            <text:p>5.76651413637887E-011</text:p>
          </table:table-cell>
          <table:table-cell table:style-name="ce7" table:formula="of:=[.T9]+[.T12]" office:value-type="float" office:value="0.0000000000115330282727511" calcext:value-type="float">
            <text:p>1.15330282727511E-011</text:p>
          </table:table-cell>
          <table:table-cell table:style-name="ce7" table:formula="of:=[.U9]+[.U12]" office:value-type="float" office:value="0.00000000000230660565454995" calcext:value-type="float">
            <text:p>2.30660565454995E-012</text:p>
          </table:table-cell>
          <table:table-cell table:style-name="ce7" table:formula="of:=[.V9]+[.V12]" office:value-type="float" office:value="0.00000000000046132113090998" calcext:value-type="float">
            <text:p>4.6132113090998E-013</text:p>
          </table:table-cell>
          <table:table-cell table:style-name="ce7" table:formula="of:=[.W9]+[.W12]" office:value-type="float" office:value="0.0000000000000922642261819956" calcext:value-type="float">
            <text:p>9.22642261819956E-014</text:p>
          </table:table-cell>
          <table:table-cell table:style-name="ce7" table:formula="of:=[.X9]+[.X12]" office:value-type="float" office:value="0.0000000000000184528452363991" calcext:value-type="float">
            <text:p>1.84528452363991E-014</text:p>
          </table:table-cell>
          <table:table-cell table:style-name="ce7" table:formula="of:=[.Y9]+[.Y12]" office:value-type="float" office:value="3.69056904727982E-015" calcext:value-type="float">
            <text:p>3.69056904727982E-015</text:p>
          </table:table-cell>
          <table:table-cell table:style-name="ce7" table:formula="of:=[.Z9]+[.Z12]" office:value-type="float" office:value="7.38113809455965E-016" calcext:value-type="float">
            <text:p>7.38113809455965E-016</text:p>
          </table:table-cell>
          <table:table-cell table:style-name="ce7" table:formula="of:=[.AA9]+[.AA12]" office:value-type="float" office:value="1.47622761891193E-016" calcext:value-type="float">
            <text:p>1.47622761891193E-016</text:p>
          </table:table-cell>
          <table:table-cell table:style-name="ce7" table:formula="of:=[.AB9]+[.AB12]" office:value-type="float" office:value="2.95245523782386E-017" calcext:value-type="float">
            <text:p>2.95245523782386E-017</text:p>
          </table:table-cell>
          <table:table-cell table:style-name="ce7" table:formula="of:=[.AC9]+[.AC12]" office:value-type="float" office:value="5.90491047564772E-018" calcext:value-type="float">
            <text:p>5.90491047564772E-018</text:p>
          </table:table-cell>
          <table:table-cell table:style-name="ce7" table:formula="of:=[.AD9]+[.AD12]" office:value-type="float" office:value="1.18098209512954E-018" calcext:value-type="float">
            <text:p>1.18098209512954E-018</text:p>
          </table:table-cell>
          <table:table-cell table:style-name="ce7" table:formula="of:=[.AE9]+[.AE12]" office:value-type="float" office:value="2.36196419025909E-019" calcext:value-type="float">
            <text:p>2.36196419025909E-019</text:p>
          </table:table-cell>
          <table:table-cell table:style-name="ce7" table:formula="of:=[.AF9]+[.AF12]" office:value-type="float" office:value="4.72392838051818E-020" calcext:value-type="float">
            <text:p>4.72392838051818E-020</text:p>
          </table:table-cell>
          <table:table-cell table:style-name="ce7" table:formula="of:=[.AG9]+[.AG12]" office:value-type="float" office:value="9.44785676103635E-021" calcext:value-type="float">
            <text:p>9.44785676103635E-021</text:p>
          </table:table-cell>
          <table:table-cell table:style-name="ce7" table:formula="of:=[.AH9]+[.AH12]" office:value-type="float" office:value="1.88957135220727E-021" calcext:value-type="float">
            <text:p>1.88957135220727E-021</text:p>
          </table:table-cell>
          <table:table-cell table:style-name="ce7" table:formula="of:=[.AI9]+[.AI12]" office:value-type="float" office:value="3.77914270441454E-022" calcext:value-type="float">
            <text:p>3.77914270441454E-022</text:p>
          </table:table-cell>
          <table:table-cell table:style-name="ce7" table:formula="of:=[.AJ9]+[.AJ12]" office:value-type="float" office:value="7.55828540882908E-023" calcext:value-type="float">
            <text:p>7.55828540882908E-023</text:p>
          </table:table-cell>
          <table:table-cell table:style-name="ce7" table:formula="of:=[.AK9]+[.AK12]" office:value-type="float" office:value="1.51165708176582E-023" calcext:value-type="float">
            <text:p>1.51165708176582E-023</text:p>
          </table:table-cell>
          <table:table-cell table:style-name="ce7" table:formula="of:=[.AL9]+[.AL12]" office:value-type="float" office:value="3.02331416353163E-024" calcext:value-type="float">
            <text:p>3.02331416353163E-024</text:p>
          </table:table-cell>
          <table:table-cell table:style-name="ce7" table:formula="of:=[.AM9]+[.AM12]" office:value-type="float" office:value="6.04662832706327E-025" calcext:value-type="float">
            <text:p>6.04662832706327E-025</text:p>
          </table:table-cell>
          <table:table-cell table:style-name="ce7" table:formula="of:=[.AN9]+[.AN12]" office:value-type="float" office:value="1.20932566541265E-025" calcext:value-type="float">
            <text:p>1.20932566541265E-025</text:p>
          </table:table-cell>
          <table:table-cell table:style-name="ce7" table:formula="of:=[.AO9]+[.AO12]" office:value-type="float" office:value="2.41865133082531E-026" calcext:value-type="float">
            <text:p>2.41865133082531E-026</text:p>
          </table:table-cell>
          <table:table-cell table:style-name="ce7" table:formula="of:=[.AP9]+[.AP12]" office:value-type="float" office:value="4.83730266165061E-027" calcext:value-type="float">
            <text:p>4.83730266165061E-027</text:p>
          </table:table-cell>
          <table:table-cell table:style-name="ce7" table:formula="of:=[.AQ9]+[.AQ12]" office:value-type="float" office:value="9.67460532330123E-028" calcext:value-type="float">
            <text:p>9.67460532330123E-028</text:p>
          </table:table-cell>
          <table:table-cell table:style-name="ce7" table:formula="of:=[.AR9]+[.AR12]" office:value-type="float" office:value="1.93492106466025E-028" calcext:value-type="float">
            <text:p>1.93492106466025E-028</text:p>
          </table:table-cell>
          <table:table-cell table:style-name="ce7" table:formula="of:=[.AS9]+[.AS12]" office:value-type="float" office:value="3.86984212932049E-029" calcext:value-type="float">
            <text:p>3.86984212932049E-029</text:p>
          </table:table-cell>
          <table:table-cell table:style-name="ce7" table:formula="of:=[.AT9]+[.AT12]" office:value-type="float" office:value="7.73968425864098E-030" calcext:value-type="float">
            <text:p>7.73968425864098E-030</text:p>
          </table:table-cell>
          <table:table-cell table:style-name="ce7" table:formula="of:=[.AU9]+[.AU12]" office:value-type="float" office:value="1.5479368517282E-030" calcext:value-type="float">
            <text:p>1.5479368517282E-030</text:p>
          </table:table-cell>
          <table:table-cell table:style-name="ce7" table:formula="of:=[.AV9]+[.AV12]" office:value-type="float" office:value="3.09587370345639E-031" calcext:value-type="float">
            <text:p>3.09587370345639E-031</text:p>
          </table:table-cell>
          <table:table-cell table:style-name="ce7" table:formula="of:=[.AW9]+[.AW12]" office:value-type="float" office:value="6.19174740691279E-032" calcext:value-type="float">
            <text:p>6.19174740691279E-032</text:p>
          </table:table-cell>
          <table:table-cell table:style-name="ce7" table:formula="of:=[.AX9]+[.AX12]" office:value-type="float" office:value="1.23834948138256E-032" calcext:value-type="float">
            <text:p>1.23834948138256E-032</text:p>
          </table:table-cell>
          <table:table-cell table:style-name="ce7" table:formula="of:=[.AY9]+[.AY12]" office:value-type="float" office:value="2.47669896276512E-033" calcext:value-type="float">
            <text:p>2.47669896276512E-033</text:p>
          </table:table-cell>
          <table:table-cell table:style-name="ce7" table:formula="of:=[.AZ9]+[.AZ12]" office:value-type="float" office:value="4.95339792553023E-034" calcext:value-type="float">
            <text:p>4.95339792553023E-034</text:p>
          </table:table-cell>
          <table:table-cell table:style-name="ce7" table:formula="of:=[.BA9]+[.BA12]" office:value-type="float" office:value="9.90679585106046E-035" calcext:value-type="float">
            <text:p>9.90679585106046E-035</text:p>
          </table:table-cell>
          <table:table-cell table:style-name="ce7" table:formula="of:=[.BB9]+[.BB12]" office:value-type="float" office:value="1.98135917021209E-035" calcext:value-type="float">
            <text:p>1.98135917021209E-035</text:p>
          </table:table-cell>
          <table:table-cell table:style-name="ce7" table:formula="of:=[.BC9]+[.BC12]" office:value-type="float" office:value="3.96271834042418E-036" calcext:value-type="float">
            <text:p>3.96271834042418E-036</text:p>
          </table:table-cell>
          <table:table-cell table:style-name="ce7" table:formula="of:=[.BD9]+[.BD12]" office:value-type="float" office:value="7.92543668084837E-037" calcext:value-type="float">
            <text:p>7.92543668084837E-037</text:p>
          </table:table-cell>
          <table:table-cell table:style-name="ce7" table:formula="of:=[.BE9]+[.BE12]" office:value-type="float" office:value="1.58508733616967E-037" calcext:value-type="float">
            <text:p>1.58508733616967E-037</text:p>
          </table:table-cell>
          <table:table-cell table:style-name="ce7" table:formula="of:=[.BF9]+[.BF12]" office:value-type="float" office:value="3.17017467233935E-038" calcext:value-type="float">
            <text:p>3.17017467233935E-038</text:p>
          </table:table-cell>
          <table:table-cell table:style-name="ce7" table:formula="of:=[.BG9]+[.BG12]" office:value-type="float" office:value="6.34034934467869E-039" calcext:value-type="float">
            <text:p>6.34034934467869E-039</text:p>
          </table:table-cell>
          <table:table-cell table:style-name="ce7" table:formula="of:=[.BH9]+[.BH12]" office:value-type="float" office:value="1.26806986893574E-039" calcext:value-type="float">
            <text:p>1.26806986893574E-039</text:p>
          </table:table-cell>
          <table:table-cell table:style-name="ce7" table:formula="of:=[.BI9]+[.BI12]" office:value-type="float" office:value="2.53613973787148E-040" calcext:value-type="float">
            <text:p>2.53613973787148E-040</text:p>
          </table:table-cell>
          <table:table-cell table:style-name="ce7" table:formula="of:=[.BJ9]+[.BJ12]" office:value-type="float" office:value="5.07227947574296E-041" calcext:value-type="float">
            <text:p>5.07227947574296E-041</text:p>
          </table:table-cell>
          <table:table-cell table:style-name="ce7" table:formula="of:=[.BK9]+[.BK12]" office:value-type="float" office:value="1.01445589514859E-041" calcext:value-type="float">
            <text:p>1.01445589514859E-041</text:p>
          </table:table-cell>
          <table:table-cell table:style-name="ce7" table:formula="of:=[.BL9]+[.BL12]" office:value-type="float" office:value="2.02891179029718E-042" calcext:value-type="float">
            <text:p>2.02891179029718E-042</text:p>
          </table:table-cell>
          <table:table-cell table:style-name="ce7" table:formula="of:=[.BM9]+[.BM12]" office:value-type="float" office:value="4.05782358059436E-043" calcext:value-type="float">
            <text:p>4.05782358059436E-043</text:p>
          </table:table-cell>
          <table:table-cell table:style-name="ce7" table:formula="of:=[.BN9]+[.BN12]" office:value-type="float" office:value="8.11564716118873E-044" calcext:value-type="float">
            <text:p>8.11564716118873E-044</text:p>
          </table:table-cell>
          <table:table-cell table:style-name="ce7" table:formula="of:=[.BO9]+[.BO12]" office:value-type="float" office:value="1.62312943223775E-044" calcext:value-type="float">
            <text:p>1.62312943223775E-044</text:p>
          </table:table-cell>
          <table:table-cell table:style-name="ce7" table:formula="of:=[.BP9]+[.BP12]" office:value-type="float" office:value="3.24625886447549E-045" calcext:value-type="float">
            <text:p>3.24625886447549E-045</text:p>
          </table:table-cell>
          <table:table-cell table:style-name="ce7" table:formula="of:=[.BQ9]+[.BQ12]" office:value-type="float" office:value="6.49251772895098E-046" calcext:value-type="float">
            <text:p>6.49251772895098E-046</text:p>
          </table:table-cell>
          <table:table-cell table:style-name="ce7" table:formula="of:=[.BR9]+[.BR12]" office:value-type="float" office:value="1.2985035457902E-046" calcext:value-type="float">
            <text:p>1.2985035457902E-046</text:p>
          </table:table-cell>
          <table:table-cell table:style-name="ce7" table:formula="of:=[.BS9]+[.BS12]" office:value-type="float" office:value="2.59700709158039E-047" calcext:value-type="float">
            <text:p>2.59700709158039E-047</text:p>
          </table:table-cell>
          <table:table-cell table:style-name="ce7" table:formula="of:=[.BT9]+[.BT12]" office:value-type="float" office:value="5.19401418316079E-048" calcext:value-type="float">
            <text:p>5.19401418316079E-048</text:p>
          </table:table-cell>
          <table:table-cell table:style-name="ce7" table:formula="of:=[.BU9]+[.BU12]" office:value-type="float" office:value="1.03880283663216E-048" calcext:value-type="float">
            <text:p>1.03880283663216E-048</text:p>
          </table:table-cell>
          <table:table-cell table:style-name="ce7" table:formula="of:=[.BV9]+[.BV12]" office:value-type="float" office:value="2.07760567326431E-049" calcext:value-type="float">
            <text:p>2.07760567326431E-049</text:p>
          </table:table-cell>
          <table:table-cell table:style-name="ce7" table:formula="of:=[.BW9]+[.BW12]" office:value-type="float" office:value="4.15521134652863E-050" calcext:value-type="float">
            <text:p>4.15521134652863E-050</text:p>
          </table:table-cell>
          <table:table-cell table:style-name="ce7" table:formula="of:=[.BX9]+[.BX12]" office:value-type="float" office:value="8.31042269305726E-051" calcext:value-type="float">
            <text:p>8.31042269305726E-051</text:p>
          </table:table-cell>
          <table:table-cell table:style-name="ce7" table:formula="of:=[.BY9]+[.BY12]" office:value-type="float" office:value="1.66208453861145E-051" calcext:value-type="float">
            <text:p>1.66208453861145E-051</text:p>
          </table:table-cell>
          <table:table-cell table:style-name="ce7" table:formula="of:=[.BZ9]+[.BZ12]" office:value-type="float" office:value="3.3241690772229E-052" calcext:value-type="float">
            <text:p>3.3241690772229E-052</text:p>
          </table:table-cell>
          <table:table-cell table:style-name="ce7" table:formula="of:=[.CA9]+[.CA12]" office:value-type="float" office:value="6.64833815444581E-053" calcext:value-type="float">
            <text:p>6.64833815444581E-053</text:p>
          </table:table-cell>
          <table:table-cell table:style-name="ce7" table:formula="of:=[.CB9]+[.CB12]" office:value-type="float" office:value="1.32966763088916E-053" calcext:value-type="float">
            <text:p>1.32966763088916E-053</text:p>
          </table:table-cell>
          <table:table-cell table:style-name="ce7" table:formula="of:=[.CC9]+[.CC12]" office:value-type="float" office:value="2.65933526177832E-054" calcext:value-type="float">
            <text:p>2.65933526177832E-054</text:p>
          </table:table-cell>
          <table:table-cell table:style-name="ce7" table:formula="of:=[.CD9]+[.CD12]" office:value-type="float" office:value="5.31867052355665E-055" calcext:value-type="float">
            <text:p>5.31867052355665E-055</text:p>
          </table:table-cell>
          <table:table-cell table:style-name="ce7" table:formula="of:=[.CE9]+[.CE12]" office:value-type="float" office:value="1.06373410471133E-055" calcext:value-type="float">
            <text:p>1.06373410471133E-055</text:p>
          </table:table-cell>
          <table:table-cell table:style-name="ce7" table:formula="of:=[.CF9]+[.CF12]" office:value-type="float" office:value="2.12746820942266E-056" calcext:value-type="float">
            <text:p>2.12746820942266E-056</text:p>
          </table:table-cell>
          <table:table-cell table:style-name="ce7" table:formula="of:=[.CG9]+[.CG12]" office:value-type="float" office:value="4.25493641884532E-057" calcext:value-type="float">
            <text:p>4.25493641884532E-057</text:p>
          </table:table-cell>
          <table:table-cell table:style-name="ce7" table:formula="of:=[.CH9]+[.CH12]" office:value-type="float" office:value="8.50987283769064E-058" calcext:value-type="float">
            <text:p>8.50987283769064E-058</text:p>
          </table:table-cell>
          <table:table-cell table:style-name="ce7" table:formula="of:=[.CI9]+[.CI12]" office:value-type="float" office:value="1.70197456753813E-058" calcext:value-type="float">
            <text:p>1.70197456753813E-058</text:p>
          </table:table-cell>
          <table:table-cell table:style-name="ce7" table:formula="of:=[.CJ9]+[.CJ12]" office:value-type="float" office:value="3.40394913507625E-059" calcext:value-type="float">
            <text:p>3.40394913507625E-059</text:p>
          </table:table-cell>
          <table:table-cell table:style-name="ce7" table:formula="of:=[.CK9]+[.CK12]" office:value-type="float" office:value="6.80789827015251E-060" calcext:value-type="float">
            <text:p>6.80789827015251E-060</text:p>
          </table:table-cell>
          <table:table-cell table:style-name="ce7" table:formula="of:=[.CL9]+[.CL12]" office:value-type="float" office:value="1.3615796540305E-060" calcext:value-type="float">
            <text:p>1.3615796540305E-060</text:p>
          </table:table-cell>
          <table:table-cell table:style-name="ce7" table:formula="of:=[.CM9]+[.CM12]" office:value-type="float" office:value="2.723159308061E-061" calcext:value-type="float">
            <text:p>2.723159308061E-061</text:p>
          </table:table-cell>
          <table:table-cell table:number-columns-repeated="108"/>
        </table:table-row>
        <table:table-row table:style-name="ro1">
          <table:table-cell/>
          <table:table-cell table:style-name="ce5" office:value-type="string" calcext:value-type="string">
            <text:p>N (Total pop)</text:p>
          </table:table-cell>
          <table:table-cell table:style-name="Default"/>
          <table:table-cell table:style-name="ce7" table:formula="of:=[.D8]+[.D9]" office:value-type="float" office:value="100" calcext:value-type="float">
            <text:p>100</text:p>
          </table:table-cell>
          <table:table-cell table:style-name="ce7" table:formula="of:=[.E8]+[.E9]" office:value-type="float" office:value="100" calcext:value-type="float">
            <text:p>100</text:p>
          </table:table-cell>
          <table:table-cell table:style-name="ce7" table:formula="of:=[.F8]+[.F9]" office:value-type="float" office:value="100" calcext:value-type="float">
            <text:p>100</text:p>
          </table:table-cell>
          <table:table-cell table:style-name="ce7" table:formula="of:=[.G8]+[.G9]" office:value-type="float" office:value="100" calcext:value-type="float">
            <text:p>100</text:p>
          </table:table-cell>
          <table:table-cell table:style-name="ce7" table:formula="of:=[.H8]+[.H9]" office:value-type="float" office:value="100" calcext:value-type="float">
            <text:p>100</text:p>
          </table:table-cell>
          <table:table-cell table:style-name="ce7" table:formula="of:=[.I8]+[.I9]" office:value-type="float" office:value="100" calcext:value-type="float">
            <text:p>100</text:p>
          </table:table-cell>
          <table:table-cell table:style-name="ce7" table:formula="of:=[.J8]+[.J9]" office:value-type="float" office:value="100" calcext:value-type="float">
            <text:p>100</text:p>
          </table:table-cell>
          <table:table-cell table:style-name="ce7" table:formula="of:=[.K8]+[.K9]" office:value-type="float" office:value="100" calcext:value-type="float">
            <text:p>100</text:p>
          </table:table-cell>
          <table:table-cell table:style-name="ce7" table:formula="of:=[.L8]+[.L9]" office:value-type="float" office:value="100" calcext:value-type="float">
            <text:p>100</text:p>
          </table:table-cell>
          <table:table-cell table:style-name="ce7" table:formula="of:=[.M8]+[.M9]" office:value-type="float" office:value="100" calcext:value-type="float">
            <text:p>100</text:p>
          </table:table-cell>
          <table:table-cell table:style-name="ce7" table:formula="of:=[.N8]+[.N9]" office:value-type="float" office:value="100" calcext:value-type="float">
            <text:p>100</text:p>
          </table:table-cell>
          <table:table-cell table:style-name="ce7" table:formula="of:=[.O8]+[.O9]" office:value-type="float" office:value="100" calcext:value-type="float">
            <text:p>100</text:p>
          </table:table-cell>
          <table:table-cell table:style-name="ce7" table:formula="of:=[.P8]+[.P9]" office:value-type="float" office:value="100" calcext:value-type="float">
            <text:p>100</text:p>
          </table:table-cell>
          <table:table-cell table:style-name="ce7" table:formula="of:=[.Q8]+[.Q9]" office:value-type="float" office:value="100" calcext:value-type="float">
            <text:p>100</text:p>
          </table:table-cell>
          <table:table-cell table:style-name="ce7" table:formula="of:=[.R8]+[.R9]" office:value-type="float" office:value="100" calcext:value-type="float">
            <text:p>100</text:p>
          </table:table-cell>
          <table:table-cell table:style-name="ce7" table:formula="of:=[.S8]+[.S9]" office:value-type="float" office:value="100" calcext:value-type="float">
            <text:p>100</text:p>
          </table:table-cell>
          <table:table-cell table:style-name="ce7" table:formula="of:=[.T8]+[.T9]" office:value-type="float" office:value="100" calcext:value-type="float">
            <text:p>100</text:p>
          </table:table-cell>
          <table:table-cell table:style-name="ce7" table:formula="of:=[.U8]+[.U9]" office:value-type="float" office:value="100" calcext:value-type="float">
            <text:p>100</text:p>
          </table:table-cell>
          <table:table-cell table:style-name="ce7" table:formula="of:=[.V8]+[.V9]" office:value-type="float" office:value="100" calcext:value-type="float">
            <text:p>100</text:p>
          </table:table-cell>
          <table:table-cell table:style-name="ce7" table:formula="of:=[.W8]+[.W9]" office:value-type="float" office:value="100" calcext:value-type="float">
            <text:p>100</text:p>
          </table:table-cell>
          <table:table-cell table:style-name="ce7" table:formula="of:=[.X8]+[.X9]" office:value-type="float" office:value="100" calcext:value-type="float">
            <text:p>100</text:p>
          </table:table-cell>
          <table:table-cell table:style-name="ce7" table:formula="of:=[.Y8]+[.Y9]" office:value-type="float" office:value="100" calcext:value-type="float">
            <text:p>100</text:p>
          </table:table-cell>
          <table:table-cell table:style-name="ce7" table:formula="of:=[.Z8]+[.Z9]" office:value-type="float" office:value="100" calcext:value-type="float">
            <text:p>100</text:p>
          </table:table-cell>
          <table:table-cell table:style-name="ce7" table:formula="of:=[.AA8]+[.AA9]" office:value-type="float" office:value="100" calcext:value-type="float">
            <text:p>100</text:p>
          </table:table-cell>
          <table:table-cell table:style-name="ce7" table:formula="of:=[.AB8]+[.AB9]" office:value-type="float" office:value="100" calcext:value-type="float">
            <text:p>100</text:p>
          </table:table-cell>
          <table:table-cell table:style-name="ce7" table:formula="of:=[.AC8]+[.AC9]" office:value-type="float" office:value="100" calcext:value-type="float">
            <text:p>100</text:p>
          </table:table-cell>
          <table:table-cell table:style-name="ce7" table:formula="of:=[.AD8]+[.AD9]" office:value-type="float" office:value="100" calcext:value-type="float">
            <text:p>100</text:p>
          </table:table-cell>
          <table:table-cell table:style-name="ce7" table:formula="of:=[.AE8]+[.AE9]" office:value-type="float" office:value="100" calcext:value-type="float">
            <text:p>100</text:p>
          </table:table-cell>
          <table:table-cell table:style-name="ce7" table:formula="of:=[.AF8]+[.AF9]" office:value-type="float" office:value="100" calcext:value-type="float">
            <text:p>100</text:p>
          </table:table-cell>
          <table:table-cell table:style-name="ce7" table:formula="of:=[.AG8]+[.AG9]" office:value-type="float" office:value="100" calcext:value-type="float">
            <text:p>100</text:p>
          </table:table-cell>
          <table:table-cell table:style-name="ce7" table:formula="of:=[.AH8]+[.AH9]" office:value-type="float" office:value="100" calcext:value-type="float">
            <text:p>100</text:p>
          </table:table-cell>
          <table:table-cell table:style-name="ce7" table:formula="of:=[.AI8]+[.AI9]" office:value-type="float" office:value="100" calcext:value-type="float">
            <text:p>100</text:p>
          </table:table-cell>
          <table:table-cell table:style-name="ce7" table:formula="of:=[.AJ8]+[.AJ9]" office:value-type="float" office:value="100" calcext:value-type="float">
            <text:p>100</text:p>
          </table:table-cell>
          <table:table-cell table:style-name="ce7" table:formula="of:=[.AK8]+[.AK9]" office:value-type="float" office:value="100" calcext:value-type="float">
            <text:p>100</text:p>
          </table:table-cell>
          <table:table-cell table:style-name="ce7" table:formula="of:=[.AL8]+[.AL9]" office:value-type="float" office:value="100" calcext:value-type="float">
            <text:p>100</text:p>
          </table:table-cell>
          <table:table-cell table:style-name="ce7" table:formula="of:=[.AM8]+[.AM9]" office:value-type="float" office:value="100" calcext:value-type="float">
            <text:p>100</text:p>
          </table:table-cell>
          <table:table-cell table:style-name="ce7" table:formula="of:=[.AN8]+[.AN9]" office:value-type="float" office:value="100" calcext:value-type="float">
            <text:p>100</text:p>
          </table:table-cell>
          <table:table-cell table:style-name="ce7" table:formula="of:=[.AO8]+[.AO9]" office:value-type="float" office:value="100" calcext:value-type="float">
            <text:p>100</text:p>
          </table:table-cell>
          <table:table-cell table:style-name="ce7" table:formula="of:=[.AP8]+[.AP9]" office:value-type="float" office:value="100" calcext:value-type="float">
            <text:p>100</text:p>
          </table:table-cell>
          <table:table-cell table:style-name="ce7" table:formula="of:=[.AQ8]+[.AQ9]" office:value-type="float" office:value="100" calcext:value-type="float">
            <text:p>100</text:p>
          </table:table-cell>
          <table:table-cell table:style-name="ce7" table:formula="of:=[.AR8]+[.AR9]" office:value-type="float" office:value="100" calcext:value-type="float">
            <text:p>100</text:p>
          </table:table-cell>
          <table:table-cell table:style-name="ce7" table:formula="of:=[.AS8]+[.AS9]" office:value-type="float" office:value="100" calcext:value-type="float">
            <text:p>100</text:p>
          </table:table-cell>
          <table:table-cell table:style-name="ce7" table:formula="of:=[.AT8]+[.AT9]" office:value-type="float" office:value="100" calcext:value-type="float">
            <text:p>100</text:p>
          </table:table-cell>
          <table:table-cell table:style-name="ce7" table:formula="of:=[.AU8]+[.AU9]" office:value-type="float" office:value="100" calcext:value-type="float">
            <text:p>100</text:p>
          </table:table-cell>
          <table:table-cell table:style-name="ce7" table:formula="of:=[.AV8]+[.AV9]" office:value-type="float" office:value="100" calcext:value-type="float">
            <text:p>100</text:p>
          </table:table-cell>
          <table:table-cell table:style-name="ce7" table:formula="of:=[.AW8]+[.AW9]" office:value-type="float" office:value="100" calcext:value-type="float">
            <text:p>100</text:p>
          </table:table-cell>
          <table:table-cell table:style-name="ce7" table:formula="of:=[.AX8]+[.AX9]" office:value-type="float" office:value="100" calcext:value-type="float">
            <text:p>100</text:p>
          </table:table-cell>
          <table:table-cell table:style-name="ce7" table:formula="of:=[.AY8]+[.AY9]" office:value-type="float" office:value="100" calcext:value-type="float">
            <text:p>100</text:p>
          </table:table-cell>
          <table:table-cell table:style-name="ce7" table:formula="of:=[.AZ8]+[.AZ9]" office:value-type="float" office:value="100" calcext:value-type="float">
            <text:p>100</text:p>
          </table:table-cell>
          <table:table-cell table:style-name="ce7" table:formula="of:=[.BA8]+[.BA9]" office:value-type="float" office:value="100" calcext:value-type="float">
            <text:p>100</text:p>
          </table:table-cell>
          <table:table-cell table:style-name="ce7" table:formula="of:=[.BB8]+[.BB9]" office:value-type="float" office:value="100" calcext:value-type="float">
            <text:p>100</text:p>
          </table:table-cell>
          <table:table-cell table:style-name="ce7" table:formula="of:=[.BC8]+[.BC9]" office:value-type="float" office:value="100" calcext:value-type="float">
            <text:p>100</text:p>
          </table:table-cell>
          <table:table-cell table:style-name="ce7" table:formula="of:=[.BD8]+[.BD9]" office:value-type="float" office:value="100" calcext:value-type="float">
            <text:p>100</text:p>
          </table:table-cell>
          <table:table-cell table:style-name="ce7" table:formula="of:=[.BE8]+[.BE9]" office:value-type="float" office:value="100" calcext:value-type="float">
            <text:p>100</text:p>
          </table:table-cell>
          <table:table-cell table:style-name="ce7" table:formula="of:=[.BF8]+[.BF9]" office:value-type="float" office:value="100" calcext:value-type="float">
            <text:p>100</text:p>
          </table:table-cell>
          <table:table-cell table:style-name="ce7" table:formula="of:=[.BG8]+[.BG9]" office:value-type="float" office:value="100" calcext:value-type="float">
            <text:p>100</text:p>
          </table:table-cell>
          <table:table-cell table:style-name="ce7" table:formula="of:=[.BH8]+[.BH9]" office:value-type="float" office:value="100" calcext:value-type="float">
            <text:p>100</text:p>
          </table:table-cell>
          <table:table-cell table:style-name="ce7" table:formula="of:=[.BI8]+[.BI9]" office:value-type="float" office:value="100" calcext:value-type="float">
            <text:p>100</text:p>
          </table:table-cell>
          <table:table-cell table:style-name="ce7" table:formula="of:=[.BJ8]+[.BJ9]" office:value-type="float" office:value="100" calcext:value-type="float">
            <text:p>100</text:p>
          </table:table-cell>
          <table:table-cell table:style-name="ce7" table:formula="of:=[.BK8]+[.BK9]" office:value-type="float" office:value="100" calcext:value-type="float">
            <text:p>100</text:p>
          </table:table-cell>
          <table:table-cell table:style-name="ce7" table:formula="of:=[.BL8]+[.BL9]" office:value-type="float" office:value="100" calcext:value-type="float">
            <text:p>100</text:p>
          </table:table-cell>
          <table:table-cell table:style-name="ce7" table:formula="of:=[.BM8]+[.BM9]" office:value-type="float" office:value="100" calcext:value-type="float">
            <text:p>100</text:p>
          </table:table-cell>
          <table:table-cell table:style-name="ce7" table:formula="of:=[.BN8]+[.BN9]" office:value-type="float" office:value="100" calcext:value-type="float">
            <text:p>100</text:p>
          </table:table-cell>
          <table:table-cell table:style-name="ce7" table:formula="of:=[.BO8]+[.BO9]" office:value-type="float" office:value="100" calcext:value-type="float">
            <text:p>100</text:p>
          </table:table-cell>
          <table:table-cell table:style-name="ce7" table:formula="of:=[.BP8]+[.BP9]" office:value-type="float" office:value="100" calcext:value-type="float">
            <text:p>100</text:p>
          </table:table-cell>
          <table:table-cell table:style-name="ce7" table:formula="of:=[.BQ8]+[.BQ9]" office:value-type="float" office:value="100" calcext:value-type="float">
            <text:p>100</text:p>
          </table:table-cell>
          <table:table-cell table:style-name="ce7" table:formula="of:=[.BR8]+[.BR9]" office:value-type="float" office:value="100" calcext:value-type="float">
            <text:p>100</text:p>
          </table:table-cell>
          <table:table-cell table:style-name="ce7" table:formula="of:=[.BS8]+[.BS9]" office:value-type="float" office:value="100" calcext:value-type="float">
            <text:p>100</text:p>
          </table:table-cell>
          <table:table-cell table:style-name="ce7" table:formula="of:=[.BT8]+[.BT9]" office:value-type="float" office:value="100" calcext:value-type="float">
            <text:p>100</text:p>
          </table:table-cell>
          <table:table-cell table:style-name="ce7" table:formula="of:=[.BU8]+[.BU9]" office:value-type="float" office:value="100" calcext:value-type="float">
            <text:p>100</text:p>
          </table:table-cell>
          <table:table-cell table:style-name="ce7" table:formula="of:=[.BV8]+[.BV9]" office:value-type="float" office:value="100" calcext:value-type="float">
            <text:p>100</text:p>
          </table:table-cell>
          <table:table-cell table:style-name="ce7" table:formula="of:=[.BW8]+[.BW9]" office:value-type="float" office:value="100" calcext:value-type="float">
            <text:p>100</text:p>
          </table:table-cell>
          <table:table-cell table:style-name="ce7" table:formula="of:=[.BX8]+[.BX9]" office:value-type="float" office:value="100" calcext:value-type="float">
            <text:p>100</text:p>
          </table:table-cell>
          <table:table-cell table:style-name="ce7" table:formula="of:=[.BY8]+[.BY9]" office:value-type="float" office:value="100" calcext:value-type="float">
            <text:p>100</text:p>
          </table:table-cell>
          <table:table-cell table:style-name="ce7" table:formula="of:=[.BZ8]+[.BZ9]" office:value-type="float" office:value="100" calcext:value-type="float">
            <text:p>100</text:p>
          </table:table-cell>
          <table:table-cell table:style-name="ce7" table:formula="of:=[.CA8]+[.CA9]" office:value-type="float" office:value="100" calcext:value-type="float">
            <text:p>100</text:p>
          </table:table-cell>
          <table:table-cell table:style-name="ce7" table:formula="of:=[.CB8]+[.CB9]" office:value-type="float" office:value="100" calcext:value-type="float">
            <text:p>100</text:p>
          </table:table-cell>
          <table:table-cell table:style-name="ce7" table:formula="of:=[.CC8]+[.CC9]" office:value-type="float" office:value="100" calcext:value-type="float">
            <text:p>100</text:p>
          </table:table-cell>
          <table:table-cell table:style-name="ce7" table:formula="of:=[.CD8]+[.CD9]" office:value-type="float" office:value="100" calcext:value-type="float">
            <text:p>100</text:p>
          </table:table-cell>
          <table:table-cell table:style-name="ce7" table:formula="of:=[.CE8]+[.CE9]" office:value-type="float" office:value="100" calcext:value-type="float">
            <text:p>100</text:p>
          </table:table-cell>
          <table:table-cell table:style-name="ce7" table:formula="of:=[.CF8]+[.CF9]" office:value-type="float" office:value="100" calcext:value-type="float">
            <text:p>100</text:p>
          </table:table-cell>
          <table:table-cell table:style-name="ce7" table:formula="of:=[.CG8]+[.CG9]" office:value-type="float" office:value="100" calcext:value-type="float">
            <text:p>100</text:p>
          </table:table-cell>
          <table:table-cell table:style-name="ce7" table:formula="of:=[.CH8]+[.CH9]" office:value-type="float" office:value="100" calcext:value-type="float">
            <text:p>100</text:p>
          </table:table-cell>
          <table:table-cell table:style-name="ce7" table:formula="of:=[.CI8]+[.CI9]" office:value-type="float" office:value="100" calcext:value-type="float">
            <text:p>100</text:p>
          </table:table-cell>
          <table:table-cell table:style-name="ce7" table:formula="of:=[.CJ8]+[.CJ9]" office:value-type="float" office:value="100" calcext:value-type="float">
            <text:p>100</text:p>
          </table:table-cell>
          <table:table-cell table:style-name="ce7" table:formula="of:=[.CK8]+[.CK9]" office:value-type="float" office:value="100" calcext:value-type="float">
            <text:p>100</text:p>
          </table:table-cell>
          <table:table-cell table:style-name="ce7" table:formula="of:=[.CL8]+[.CL9]" office:value-type="float" office:value="100" calcext:value-type="float">
            <text:p>100</text:p>
          </table:table-cell>
          <table:table-cell table:style-name="ce7" table:formula="of:=[.CM8]+[.CM9]" office:value-type="float" office:value="100" calcext:value-type="float">
            <text:p>100</text:p>
          </table:table-cell>
          <table:table-cell table:style-name="ce7" table:formula="of:=[.CN8]+[.CN9]" office:value-type="float" office:value="100" calcext:value-type="float">
            <text:p>100</text:p>
          </table:table-cell>
          <table:table-cell table:number-columns-repeated="108"/>
        </table:table-row>
        <table:table-row table:style-name="ro1">
          <table:table-cell/>
          <table:table-cell table:style-name="ce5" office:value-type="string" calcext:value-type="string">
            <text:p>d (Delta)</text:p>
          </table:table-cell>
          <table:table-cell table:style-name="Default"/>
          <table:table-cell table:style-name="ce7" table:formula="of:=[.$D$2]*[.$D$5]*[.D9]/[.D10]" office:value-type="float" office:value="0.02" calcext:value-type="float">
            <text:p>0.02</text:p>
          </table:table-cell>
          <table:table-cell table:style-name="ce7" table:formula="of:=[.$D$2]*[.$D$5]*[.E9]/[.E10]" office:value-type="float" office:value="0.0036" calcext:value-type="float">
            <text:p>0.0036</text:p>
          </table:table-cell>
          <table:table-cell table:style-name="ce7" table:formula="of:=[.$D$2]*[.$D$5]*[.F9]/[.F10]" office:value-type="float" office:value="0.00070704" calcext:value-type="float">
            <text:p>0.00070704</text:p>
          </table:table-cell>
          <table:table-cell table:style-name="ce7" table:formula="of:=[.$D$2]*[.$D$5]*[.G9]/[.G10]" office:value-type="float" office:value="0.0001409080944384" calcext:value-type="float">
            <text:p>0.0001409081</text:p>
          </table:table-cell>
          <table:table-cell table:style-name="ce7" table:formula="of:=[.$D$2]*[.$D$5]*[.H9]/[.H10]" office:value-type="float" office:value="0.0000281617637966017" calcext:value-type="float">
            <text:p>2.81617637966017E-005</text:p>
          </table:table-cell>
          <table:table-cell table:style-name="ce7" table:formula="of:=[.$D$2]*[.$D$5]*[.I9]/[.I10]" office:value-type="float" office:value="0.00000563155967438021" calcext:value-type="float">
            <text:p>5.63155967438021E-006</text:p>
          </table:table-cell>
          <table:table-cell table:style-name="ce7" table:formula="of:=[.$D$2]*[.$D$5]*[.J9]/[.J10]" office:value-type="float" office:value="0.00000112628022041168" calcext:value-type="float">
            <text:p>1.12628022041168E-006</text:p>
          </table:table-cell>
          <table:table-cell table:style-name="ce7" table:formula="of:=[.$D$2]*[.$D$5]*[.K9]/[.K10]" office:value-type="float" office:value="0.0000002252547755752" calcext:value-type="float">
            <text:p>2.252547755752E-007</text:p>
          </table:table-cell>
          <table:table-cell table:style-name="ce7" table:formula="of:=[.$D$2]*[.$D$5]*[.L9]/[.L10]" office:value-type="float" office:value="0.0000000450509043753262" calcext:value-type="float">
            <text:p>4.50509043753262E-008</text:p>
          </table:table-cell>
          <table:table-cell table:style-name="ce7" table:formula="of:=[.$D$2]*[.$D$5]*[.M9]/[.M10]" office:value-type="float" office:value="0.00000000901017884548125" calcext:value-type="float">
            <text:p>0.000000009</text:p>
          </table:table-cell>
          <table:table-cell table:style-name="ce7" table:formula="of:=[.$D$2]*[.$D$5]*[.N9]/[.N10]" office:value-type="float" office:value="0.00000000180203568791293" calcext:value-type="float">
            <text:p>1.80203568791293E-009</text:p>
          </table:table-cell>
          <table:table-cell table:style-name="ce7" table:formula="of:=[.$D$2]*[.$D$5]*[.O9]/[.O10]" office:value-type="float" office:value="0.000000000360407134335253" calcext:value-type="float">
            <text:p>3.60407134335253E-010</text:p>
          </table:table-cell>
          <table:table-cell table:style-name="ce7" table:formula="of:=[.$D$2]*[.$D$5]*[.P9]/[.P10]" office:value-type="float" office:value="0.0000000000720814267371573" calcext:value-type="float">
            <text:p>7.20814267371573E-011</text:p>
          </table:table-cell>
          <table:table-cell table:style-name="ce7" table:formula="of:=[.$D$2]*[.$D$5]*[.Q9]/[.Q10]" office:value-type="float" office:value="0.0000000000144162853422357" calcext:value-type="float">
            <text:p>1.44162853422357E-011</text:p>
          </table:table-cell>
          <table:table-cell table:style-name="ce7" table:formula="of:=[.$D$2]*[.$D$5]*[.R9]/[.R10]" office:value-type="float" office:value="0.00000000000288325706823932" calcext:value-type="float">
            <text:p>2.88325706823932E-012</text:p>
          </table:table-cell>
          <table:table-cell table:style-name="ce7" table:formula="of:=[.$D$2]*[.$D$5]*[.S9]/[.S10]" office:value-type="float" office:value="0.00000000000057665141363955" calcext:value-type="float">
            <text:p>5.7665141363955E-013</text:p>
          </table:table-cell>
          <table:table-cell table:style-name="ce7" table:formula="of:=[.$D$2]*[.$D$5]*[.T9]/[.T10]" office:value-type="float" office:value="0.000000000000115330282727577" calcext:value-type="float">
            <text:p>1.15330282727577E-013</text:p>
          </table:table-cell>
          <table:table-cell table:style-name="ce7" table:formula="of:=[.$D$2]*[.$D$5]*[.U9]/[.U10]" office:value-type="float" office:value="0.0000000000000230660565455022" calcext:value-type="float">
            <text:p>2.30660565455022E-014</text:p>
          </table:table-cell>
          <table:table-cell table:style-name="ce7" table:formula="of:=[.$D$2]*[.$D$5]*[.V9]/[.V10]" office:value-type="float" office:value="4.61321130909991E-015" calcext:value-type="float">
            <text:p>4.61321130909991E-015</text:p>
          </table:table-cell>
          <table:table-cell table:style-name="ce7" table:formula="of:=[.$D$2]*[.$D$5]*[.W9]/[.W10]" office:value-type="float" office:value="9.22642261819961E-016" calcext:value-type="float">
            <text:p>9.22642261819961E-016</text:p>
          </table:table-cell>
          <table:table-cell table:style-name="ce7" table:formula="of:=[.$D$2]*[.$D$5]*[.X9]/[.X10]" office:value-type="float" office:value="1.84528452363991E-016" calcext:value-type="float">
            <text:p>1.84528452363991E-016</text:p>
          </table:table-cell>
          <table:table-cell table:style-name="ce7" table:formula="of:=[.$D$2]*[.$D$5]*[.Y9]/[.Y10]" office:value-type="float" office:value="3.69056904727982E-017" calcext:value-type="float">
            <text:p>3.69056904727982E-017</text:p>
          </table:table-cell>
          <table:table-cell table:style-name="ce7" table:formula="of:=[.$D$2]*[.$D$5]*[.Z9]/[.Z10]" office:value-type="float" office:value="7.38113809455965E-018" calcext:value-type="float">
            <text:p>7.38113809455965E-018</text:p>
          </table:table-cell>
          <table:table-cell table:style-name="ce7" table:formula="of:=[.$D$2]*[.$D$5]*[.AA9]/[.AA10]" office:value-type="float" office:value="1.47622761891193E-018" calcext:value-type="float">
            <text:p>1.47622761891193E-018</text:p>
          </table:table-cell>
          <table:table-cell table:style-name="ce7" table:formula="of:=[.$D$2]*[.$D$5]*[.AB9]/[.AB10]" office:value-type="float" office:value="2.95245523782386E-019" calcext:value-type="float">
            <text:p>2.95245523782386E-019</text:p>
          </table:table-cell>
          <table:table-cell table:style-name="ce7" table:formula="of:=[.$D$2]*[.$D$5]*[.AC9]/[.AC10]" office:value-type="float" office:value="5.90491047564772E-020" calcext:value-type="float">
            <text:p>5.90491047564772E-020</text:p>
          </table:table-cell>
          <table:table-cell table:style-name="ce7" table:formula="of:=[.$D$2]*[.$D$5]*[.AD9]/[.AD10]" office:value-type="float" office:value="1.18098209512954E-020" calcext:value-type="float">
            <text:p>1.18098209512954E-020</text:p>
          </table:table-cell>
          <table:table-cell table:style-name="ce7" table:formula="of:=[.$D$2]*[.$D$5]*[.AE9]/[.AE10]" office:value-type="float" office:value="2.36196419025909E-021" calcext:value-type="float">
            <text:p>2.36196419025909E-021</text:p>
          </table:table-cell>
          <table:table-cell table:style-name="ce7" table:formula="of:=[.$D$2]*[.$D$5]*[.AF9]/[.AF10]" office:value-type="float" office:value="4.72392838051818E-022" calcext:value-type="float">
            <text:p>4.72392838051818E-022</text:p>
          </table:table-cell>
          <table:table-cell table:style-name="ce7" table:formula="of:=[.$D$2]*[.$D$5]*[.AG9]/[.AG10]" office:value-type="float" office:value="9.44785676103635E-023" calcext:value-type="float">
            <text:p>9.44785676103635E-023</text:p>
          </table:table-cell>
          <table:table-cell table:style-name="ce7" table:formula="of:=[.$D$2]*[.$D$5]*[.AH9]/[.AH10]" office:value-type="float" office:value="1.88957135220727E-023" calcext:value-type="float">
            <text:p>1.88957135220727E-023</text:p>
          </table:table-cell>
          <table:table-cell table:style-name="ce7" table:formula="of:=[.$D$2]*[.$D$5]*[.AI9]/[.AI10]" office:value-type="float" office:value="3.77914270441454E-024" calcext:value-type="float">
            <text:p>3.77914270441454E-024</text:p>
          </table:table-cell>
          <table:table-cell table:style-name="ce7" table:formula="of:=[.$D$2]*[.$D$5]*[.AJ9]/[.AJ10]" office:value-type="float" office:value="7.55828540882908E-025" calcext:value-type="float">
            <text:p>7.55828540882908E-025</text:p>
          </table:table-cell>
          <table:table-cell table:style-name="ce7" table:formula="of:=[.$D$2]*[.$D$5]*[.AK9]/[.AK10]" office:value-type="float" office:value="1.51165708176582E-025" calcext:value-type="float">
            <text:p>1.51165708176582E-025</text:p>
          </table:table-cell>
          <table:table-cell table:style-name="ce7" table:formula="of:=[.$D$2]*[.$D$5]*[.AL9]/[.AL10]" office:value-type="float" office:value="3.02331416353163E-026" calcext:value-type="float">
            <text:p>3.02331416353163E-026</text:p>
          </table:table-cell>
          <table:table-cell table:style-name="ce7" table:formula="of:=[.$D$2]*[.$D$5]*[.AM9]/[.AM10]" office:value-type="float" office:value="6.04662832706327E-027" calcext:value-type="float">
            <text:p>6.04662832706327E-027</text:p>
          </table:table-cell>
          <table:table-cell table:style-name="ce7" table:formula="of:=[.$D$2]*[.$D$5]*[.AN9]/[.AN10]" office:value-type="float" office:value="1.20932566541265E-027" calcext:value-type="float">
            <text:p>1.20932566541265E-027</text:p>
          </table:table-cell>
          <table:table-cell table:style-name="ce7" table:formula="of:=[.$D$2]*[.$D$5]*[.AO9]/[.AO10]" office:value-type="float" office:value="2.41865133082531E-028" calcext:value-type="float">
            <text:p>2.41865133082531E-028</text:p>
          </table:table-cell>
          <table:table-cell table:style-name="ce7" table:formula="of:=[.$D$2]*[.$D$5]*[.AP9]/[.AP10]" office:value-type="float" office:value="4.83730266165062E-029" calcext:value-type="float">
            <text:p>4.83730266165062E-029</text:p>
          </table:table-cell>
          <table:table-cell table:style-name="ce7" table:formula="of:=[.$D$2]*[.$D$5]*[.AQ9]/[.AQ10]" office:value-type="float" office:value="9.67460532330123E-030" calcext:value-type="float">
            <text:p>9.67460532330123E-030</text:p>
          </table:table-cell>
          <table:table-cell table:style-name="ce7" table:formula="of:=[.$D$2]*[.$D$5]*[.AR9]/[.AR10]" office:value-type="float" office:value="1.93492106466025E-030" calcext:value-type="float">
            <text:p>1.93492106466025E-030</text:p>
          </table:table-cell>
          <table:table-cell table:style-name="ce7" table:formula="of:=[.$D$2]*[.$D$5]*[.AS9]/[.AS10]" office:value-type="float" office:value="3.86984212932049E-031" calcext:value-type="float">
            <text:p>3.86984212932049E-031</text:p>
          </table:table-cell>
          <table:table-cell table:style-name="ce7" table:formula="of:=[.$D$2]*[.$D$5]*[.AT9]/[.AT10]" office:value-type="float" office:value="7.73968425864098E-032" calcext:value-type="float">
            <text:p>7.73968425864098E-032</text:p>
          </table:table-cell>
          <table:table-cell table:style-name="ce7" table:formula="of:=[.$D$2]*[.$D$5]*[.AU9]/[.AU10]" office:value-type="float" office:value="1.5479368517282E-032" calcext:value-type="float">
            <text:p>1.5479368517282E-032</text:p>
          </table:table-cell>
          <table:table-cell table:style-name="ce7" table:formula="of:=[.$D$2]*[.$D$5]*[.AV9]/[.AV10]" office:value-type="float" office:value="3.09587370345639E-033" calcext:value-type="float">
            <text:p>3.09587370345639E-033</text:p>
          </table:table-cell>
          <table:table-cell table:style-name="ce7" table:formula="of:=[.$D$2]*[.$D$5]*[.AW9]/[.AW10]" office:value-type="float" office:value="6.19174740691279E-034" calcext:value-type="float">
            <text:p>6.19174740691279E-034</text:p>
          </table:table-cell>
          <table:table-cell table:style-name="ce7" table:formula="of:=[.$D$2]*[.$D$5]*[.AX9]/[.AX10]" office:value-type="float" office:value="1.23834948138256E-034" calcext:value-type="float">
            <text:p>1.23834948138256E-034</text:p>
          </table:table-cell>
          <table:table-cell table:style-name="ce7" table:formula="of:=[.$D$2]*[.$D$5]*[.AY9]/[.AY10]" office:value-type="float" office:value="2.47669896276512E-035" calcext:value-type="float">
            <text:p>2.47669896276512E-035</text:p>
          </table:table-cell>
          <table:table-cell table:style-name="ce7" table:formula="of:=[.$D$2]*[.$D$5]*[.AZ9]/[.AZ10]" office:value-type="float" office:value="4.95339792553023E-036" calcext:value-type="float">
            <text:p>4.95339792553023E-036</text:p>
          </table:table-cell>
          <table:table-cell table:style-name="ce7" table:formula="of:=[.$D$2]*[.$D$5]*[.BA9]/[.BA10]" office:value-type="float" office:value="9.90679585106046E-037" calcext:value-type="float">
            <text:p>9.90679585106046E-037</text:p>
          </table:table-cell>
          <table:table-cell table:style-name="ce7" table:formula="of:=[.$D$2]*[.$D$5]*[.BB9]/[.BB10]" office:value-type="float" office:value="1.98135917021209E-037" calcext:value-type="float">
            <text:p>1.98135917021209E-037</text:p>
          </table:table-cell>
          <table:table-cell table:style-name="ce7" table:formula="of:=[.$D$2]*[.$D$5]*[.BC9]/[.BC10]" office:value-type="float" office:value="3.96271834042419E-038" calcext:value-type="float">
            <text:p>3.96271834042419E-038</text:p>
          </table:table-cell>
          <table:table-cell table:style-name="ce7" table:formula="of:=[.$D$2]*[.$D$5]*[.BD9]/[.BD10]" office:value-type="float" office:value="7.92543668084837E-039" calcext:value-type="float">
            <text:p>7.92543668084837E-039</text:p>
          </table:table-cell>
          <table:table-cell table:style-name="ce7" table:formula="of:=[.$D$2]*[.$D$5]*[.BE9]/[.BE10]" office:value-type="float" office:value="1.58508733616967E-039" calcext:value-type="float">
            <text:p>1.58508733616967E-039</text:p>
          </table:table-cell>
          <table:table-cell table:style-name="ce7" table:formula="of:=[.$D$2]*[.$D$5]*[.BF9]/[.BF10]" office:value-type="float" office:value="3.17017467233935E-040" calcext:value-type="float">
            <text:p>3.17017467233935E-040</text:p>
          </table:table-cell>
          <table:table-cell table:style-name="ce7" table:formula="of:=[.$D$2]*[.$D$5]*[.BG9]/[.BG10]" office:value-type="float" office:value="6.34034934467869E-041" calcext:value-type="float">
            <text:p>6.34034934467869E-041</text:p>
          </table:table-cell>
          <table:table-cell table:style-name="ce7" table:formula="of:=[.$D$2]*[.$D$5]*[.BH9]/[.BH10]" office:value-type="float" office:value="1.26806986893574E-041" calcext:value-type="float">
            <text:p>1.26806986893574E-041</text:p>
          </table:table-cell>
          <table:table-cell table:style-name="ce7" table:formula="of:=[.$D$2]*[.$D$5]*[.BI9]/[.BI10]" office:value-type="float" office:value="2.53613973787148E-042" calcext:value-type="float">
            <text:p>2.53613973787148E-042</text:p>
          </table:table-cell>
          <table:table-cell table:style-name="ce7" table:formula="of:=[.$D$2]*[.$D$5]*[.BJ9]/[.BJ10]" office:value-type="float" office:value="5.07227947574296E-043" calcext:value-type="float">
            <text:p>5.07227947574296E-043</text:p>
          </table:table-cell>
          <table:table-cell table:style-name="ce7" table:formula="of:=[.$D$2]*[.$D$5]*[.BK9]/[.BK10]" office:value-type="float" office:value="1.01445589514859E-043" calcext:value-type="float">
            <text:p>1.01445589514859E-043</text:p>
          </table:table-cell>
          <table:table-cell table:style-name="ce7" table:formula="of:=[.$D$2]*[.$D$5]*[.BL9]/[.BL10]" office:value-type="float" office:value="2.02891179029718E-044" calcext:value-type="float">
            <text:p>2.02891179029718E-044</text:p>
          </table:table-cell>
          <table:table-cell table:style-name="ce7" table:formula="of:=[.$D$2]*[.$D$5]*[.BM9]/[.BM10]" office:value-type="float" office:value="4.05782358059437E-045" calcext:value-type="float">
            <text:p>4.05782358059437E-045</text:p>
          </table:table-cell>
          <table:table-cell table:style-name="ce7" table:formula="of:=[.$D$2]*[.$D$5]*[.BN9]/[.BN10]" office:value-type="float" office:value="8.11564716118873E-046" calcext:value-type="float">
            <text:p>8.11564716118873E-046</text:p>
          </table:table-cell>
          <table:table-cell table:style-name="ce7" table:formula="of:=[.$D$2]*[.$D$5]*[.BO9]/[.BO10]" office:value-type="float" office:value="1.62312943223775E-046" calcext:value-type="float">
            <text:p>1.62312943223775E-046</text:p>
          </table:table-cell>
          <table:table-cell table:style-name="ce7" table:formula="of:=[.$D$2]*[.$D$5]*[.BP9]/[.BP10]" office:value-type="float" office:value="3.24625886447549E-047" calcext:value-type="float">
            <text:p>3.24625886447549E-047</text:p>
          </table:table-cell>
          <table:table-cell table:style-name="ce7" table:formula="of:=[.$D$2]*[.$D$5]*[.BQ9]/[.BQ10]" office:value-type="float" office:value="6.49251772895098E-048" calcext:value-type="float">
            <text:p>6.49251772895098E-048</text:p>
          </table:table-cell>
          <table:table-cell table:style-name="ce7" table:formula="of:=[.$D$2]*[.$D$5]*[.BR9]/[.BR10]" office:value-type="float" office:value="1.2985035457902E-048" calcext:value-type="float">
            <text:p>1.2985035457902E-048</text:p>
          </table:table-cell>
          <table:table-cell table:style-name="ce7" table:formula="of:=[.$D$2]*[.$D$5]*[.BS9]/[.BS10]" office:value-type="float" office:value="2.59700709158039E-049" calcext:value-type="float">
            <text:p>2.59700709158039E-049</text:p>
          </table:table-cell>
          <table:table-cell table:style-name="ce7" table:formula="of:=[.$D$2]*[.$D$5]*[.BT9]/[.BT10]" office:value-type="float" office:value="5.19401418316079E-050" calcext:value-type="float">
            <text:p>5.19401418316079E-050</text:p>
          </table:table-cell>
          <table:table-cell table:style-name="ce7" table:formula="of:=[.$D$2]*[.$D$5]*[.BU9]/[.BU10]" office:value-type="float" office:value="1.03880283663216E-050" calcext:value-type="float">
            <text:p>1.03880283663216E-050</text:p>
          </table:table-cell>
          <table:table-cell table:style-name="ce7" table:formula="of:=[.$D$2]*[.$D$5]*[.BV9]/[.BV10]" office:value-type="float" office:value="2.07760567326431E-051" calcext:value-type="float">
            <text:p>2.07760567326431E-051</text:p>
          </table:table-cell>
          <table:table-cell table:style-name="ce7" table:formula="of:=[.$D$2]*[.$D$5]*[.BW9]/[.BW10]" office:value-type="float" office:value="4.15521134652863E-052" calcext:value-type="float">
            <text:p>4.15521134652863E-052</text:p>
          </table:table-cell>
          <table:table-cell table:style-name="ce7" table:formula="of:=[.$D$2]*[.$D$5]*[.BX9]/[.BX10]" office:value-type="float" office:value="8.31042269305726E-053" calcext:value-type="float">
            <text:p>8.31042269305726E-053</text:p>
          </table:table-cell>
          <table:table-cell table:style-name="ce7" table:formula="of:=[.$D$2]*[.$D$5]*[.BY9]/[.BY10]" office:value-type="float" office:value="1.66208453861145E-053" calcext:value-type="float">
            <text:p>1.66208453861145E-053</text:p>
          </table:table-cell>
          <table:table-cell table:style-name="ce7" table:formula="of:=[.$D$2]*[.$D$5]*[.BZ9]/[.BZ10]" office:value-type="float" office:value="3.3241690772229E-054" calcext:value-type="float">
            <text:p>3.3241690772229E-054</text:p>
          </table:table-cell>
          <table:table-cell table:style-name="ce7" table:formula="of:=[.$D$2]*[.$D$5]*[.CA9]/[.CA10]" office:value-type="float" office:value="6.64833815444581E-055" calcext:value-type="float">
            <text:p>6.64833815444581E-055</text:p>
          </table:table-cell>
          <table:table-cell table:style-name="ce7" table:formula="of:=[.$D$2]*[.$D$5]*[.CB9]/[.CB10]" office:value-type="float" office:value="1.32966763088916E-055" calcext:value-type="float">
            <text:p>1.32966763088916E-055</text:p>
          </table:table-cell>
          <table:table-cell table:style-name="ce7" table:formula="of:=[.$D$2]*[.$D$5]*[.CC9]/[.CC10]" office:value-type="float" office:value="2.65933526177832E-056" calcext:value-type="float">
            <text:p>2.65933526177832E-056</text:p>
          </table:table-cell>
          <table:table-cell table:style-name="ce7" table:formula="of:=[.$D$2]*[.$D$5]*[.CD9]/[.CD10]" office:value-type="float" office:value="5.31867052355665E-057" calcext:value-type="float">
            <text:p>5.31867052355665E-057</text:p>
          </table:table-cell>
          <table:table-cell table:style-name="ce7" table:formula="of:=[.$D$2]*[.$D$5]*[.CE9]/[.CE10]" office:value-type="float" office:value="1.06373410471133E-057" calcext:value-type="float">
            <text:p>1.06373410471133E-057</text:p>
          </table:table-cell>
          <table:table-cell table:style-name="ce7" table:formula="of:=[.$D$2]*[.$D$5]*[.CF9]/[.CF10]" office:value-type="float" office:value="2.12746820942266E-058" calcext:value-type="float">
            <text:p>2.12746820942266E-058</text:p>
          </table:table-cell>
          <table:table-cell table:style-name="ce7" table:formula="of:=[.$D$2]*[.$D$5]*[.CG9]/[.CG10]" office:value-type="float" office:value="4.25493641884532E-059" calcext:value-type="float">
            <text:p>4.25493641884532E-059</text:p>
          </table:table-cell>
          <table:table-cell table:style-name="ce7" table:formula="of:=[.$D$2]*[.$D$5]*[.CH9]/[.CH10]" office:value-type="float" office:value="8.50987283769064E-060" calcext:value-type="float">
            <text:p>8.50987283769064E-060</text:p>
          </table:table-cell>
          <table:table-cell table:style-name="ce7" table:formula="of:=[.$D$2]*[.$D$5]*[.CI9]/[.CI10]" office:value-type="float" office:value="1.70197456753813E-060" calcext:value-type="float">
            <text:p>1.70197456753813E-060</text:p>
          </table:table-cell>
          <table:table-cell table:style-name="ce7" table:formula="of:=[.$D$2]*[.$D$5]*[.CJ9]/[.CJ10]" office:value-type="float" office:value="3.40394913507625E-061" calcext:value-type="float">
            <text:p>3.40394913507625E-061</text:p>
          </table:table-cell>
          <table:table-cell table:style-name="ce7" table:formula="of:=[.$D$2]*[.$D$5]*[.CK9]/[.CK10]" office:value-type="float" office:value="6.80789827015251E-062" calcext:value-type="float">
            <text:p>6.80789827015251E-062</text:p>
          </table:table-cell>
          <table:table-cell table:style-name="ce7" table:formula="of:=[.$D$2]*[.$D$5]*[.CL9]/[.CL10]" office:value-type="float" office:value="1.3615796540305E-062" calcext:value-type="float">
            <text:p>1.3615796540305E-062</text:p>
          </table:table-cell>
          <table:table-cell table:style-name="ce7" table:formula="of:=[.$D$2]*[.$D$5]*[.CM9]/[.CM10]" office:value-type="float" office:value="2.723159308061E-063" calcext:value-type="float">
            <text:p>2.723159308061E-063</text:p>
          </table:table-cell>
          <table:table-cell table:style-name="ce7" table:formula="of:=[.$D$2]*[.$D$5]*[.CN9]/[.CN10]" office:value-type="float" office:value="5.44631861612201E-064" calcext:value-type="float">
            <text:p>5.44631861612201E-064</text:p>
          </table:table-cell>
          <table:table-cell table:number-columns-repeated="108"/>
        </table:table-row>
        <table:table-row table:style-name="ro1">
          <table:table-cell/>
          <table:table-cell table:style-name="ce5" office:value-type="string" calcext:value-type="string">
            <text:p>New infections</text:p>
          </table:table-cell>
          <table:table-cell table:style-name="Default"/>
          <table:table-cell table:style-name="ce7" table:formula="of:=[.D11]*[.D8]-[.$D$4]*[.D9]" office:value-type="float" office:value="-8.2" calcext:value-type="float">
            <text:p>-8.2</text:p>
          </table:table-cell>
          <table:table-cell table:style-name="ce7" table:formula="of:=[.E11]*[.E8]-[.$D$4]*[.E9]" office:value-type="float" office:value="-1.44648" calcext:value-type="float">
            <text:p>-1.44648</text:p>
          </table:table-cell>
          <table:table-cell table:style-name="ce7" table:formula="of:=[.F11]*[.F8]-[.$D$4]*[.F9]" office:value-type="float" office:value="-0.2830659527808" calcext:value-type="float">
            <text:p>-0.2830659528</text:p>
          </table:table-cell>
          <table:table-cell table:style-name="ce7" table:formula="of:=[.G11]*[.G8]-[.$D$4]*[.G9]" office:value-type="float" office:value="-0.0563731653208991" calcext:value-type="float">
            <text:p>-0.0563731653</text:p>
          </table:table-cell>
          <table:table-cell table:style-name="ce7" table:formula="of:=[.H11]*[.H8]-[.$D$4]*[.H9]" office:value-type="float" office:value="-0.0112651020611108" calcext:value-type="float">
            <text:p>-0.0112651021</text:p>
          </table:table-cell>
          <table:table-cell table:style-name="ce7" table:formula="of:=[.I11]*[.I8]-[.$D$4]*[.I9]" office:value-type="float" office:value="-0.00225263972698427" calcext:value-type="float">
            <text:p>-0.0022526397</text:p>
          </table:table-cell>
          <table:table-cell table:style-name="ce7" table:formula="of:=[.J11]*[.J8]-[.$D$4]*[.J9]" office:value-type="float" office:value="-0.000450512722418238" calcext:value-type="float">
            <text:p>-0.0004505127</text:p>
          </table:table-cell>
          <table:table-cell table:style-name="ce7" table:formula="of:=[.K11]*[.K8]-[.$D$4]*[.K9]" office:value-type="float" office:value="-0.0000901019355999371" calcext:value-type="float">
            <text:p>-9.01019355999371E-005</text:p>
          </table:table-cell>
          <table:table-cell table:style-name="ce7" table:formula="of:=[.L11]*[.L8]-[.$D$4]*[.L9]" office:value-type="float" office:value="-0.0000180203627649225" calcext:value-type="float">
            <text:p>-1.80203627649225E-005</text:p>
          </table:table-cell>
          <table:table-cell table:style-name="ce7" table:formula="of:=[.M11]*[.M8]-[.$D$4]*[.M9]" office:value-type="float" office:value="-0.00000360407157878416" calcext:value-type="float">
            <text:p>-3.60407157878416E-006</text:p>
          </table:table-cell>
          <table:table-cell table:style-name="ce7" table:formula="of:=[.N11]*[.N8]-[.$D$4]*[.N9]" office:value-type="float" office:value="-0.000000720814276788837" calcext:value-type="float">
            <text:p>-7.20814276788837E-007</text:p>
          </table:table-cell>
          <table:table-cell table:style-name="ce7" table:formula="of:=[.O11]*[.O8]-[.$D$4]*[.O9]" office:value-type="float" office:value="-0.000000144162853799048" calcext:value-type="float">
            <text:p>-1.44162853799048E-007</text:p>
          </table:table-cell>
          <table:table-cell table:style-name="ce7" table:formula="of:=[.P11]*[.P8]-[.$D$4]*[.P9]" office:value-type="float" office:value="-0.0000000288325706974608" calcext:value-type="float">
            <text:p>-2.88325706974608E-008</text:p>
          </table:table-cell>
          <table:table-cell table:style-name="ce7" table:formula="of:=[.Q11]*[.Q8]-[.$D$4]*[.Q9]" office:value-type="float" office:value="-0.0000000057665141369982" calcext:value-type="float">
            <text:p>-5.7665141369982E-009</text:p>
          </table:table-cell>
          <table:table-cell table:style-name="ce7" table:formula="of:=[.R11]*[.R8]-[.$D$4]*[.R9]" office:value-type="float" office:value="-0.00000000115330282729988" calcext:value-type="float">
            <text:p>-1.15330282729988E-009</text:p>
          </table:table-cell>
          <table:table-cell table:style-name="ce7" table:formula="of:=[.S11]*[.S8]-[.$D$4]*[.S9]" office:value-type="float" office:value="-0.000000000230660565455986" calcext:value-type="float">
            <text:p>-2.30660565455986E-010</text:p>
          </table:table-cell>
          <table:table-cell table:style-name="ce7" table:formula="of:=[.T11]*[.T8]-[.$D$4]*[.T9]" office:value-type="float" office:value="-0.0000000000461321130910376" calcext:value-type="float">
            <text:p>-4.61321130910376E-011</text:p>
          </table:table-cell>
          <table:table-cell table:style-name="ce7" table:formula="of:=[.U11]*[.U8]-[.$D$4]*[.U9]" office:value-type="float" office:value="-0.00000000000922642261820115" calcext:value-type="float">
            <text:p>-9.22642261820115E-012</text:p>
          </table:table-cell>
          <table:table-cell table:style-name="ce7" table:formula="of:=[.V11]*[.V8]-[.$D$4]*[.V9]" office:value-type="float" office:value="-0.00000000000184528452363997" calcext:value-type="float">
            <text:p>-1.84528452363997E-012</text:p>
          </table:table-cell>
          <table:table-cell table:style-name="ce7" table:formula="of:=[.W11]*[.W8]-[.$D$4]*[.W9]" office:value-type="float" office:value="-0.000000000000369056904727985" calcext:value-type="float">
            <text:p>-3.69056904727985E-013</text:p>
          </table:table-cell>
          <table:table-cell table:style-name="ce7" table:formula="of:=[.X11]*[.X8]-[.$D$4]*[.X9]" office:value-type="float" office:value="-0.0000000000000738113809455965" calcext:value-type="float">
            <text:p>-7.38113809455965E-014</text:p>
          </table:table-cell>
          <table:table-cell table:style-name="ce7" table:formula="of:=[.Y11]*[.Y8]-[.$D$4]*[.Y9]" office:value-type="float" office:value="-0.0000000000000147622761891193" calcext:value-type="float">
            <text:p>-1.47622761891193E-014</text:p>
          </table:table-cell>
          <table:table-cell table:style-name="ce7" table:formula="of:=[.Z11]*[.Z8]-[.$D$4]*[.Z9]" office:value-type="float" office:value="-2.95245523782386E-015" calcext:value-type="float">
            <text:p>-2.95245523782386E-015</text:p>
          </table:table-cell>
          <table:table-cell table:style-name="ce7" table:formula="of:=[.AA11]*[.AA8]-[.$D$4]*[.AA9]" office:value-type="float" office:value="-5.90491047564772E-016" calcext:value-type="float">
            <text:p>-5.90491047564772E-016</text:p>
          </table:table-cell>
          <table:table-cell table:style-name="ce7" table:formula="of:=[.AB11]*[.AB8]-[.$D$4]*[.AB9]" office:value-type="float" office:value="-1.18098209512954E-016" calcext:value-type="float">
            <text:p>-1.18098209512954E-016</text:p>
          </table:table-cell>
          <table:table-cell table:style-name="ce7" table:formula="of:=[.AC11]*[.AC8]-[.$D$4]*[.AC9]" office:value-type="float" office:value="-2.36196419025909E-017" calcext:value-type="float">
            <text:p>-2.36196419025909E-017</text:p>
          </table:table-cell>
          <table:table-cell table:style-name="ce7" table:formula="of:=[.AD11]*[.AD8]-[.$D$4]*[.AD9]" office:value-type="float" office:value="-4.72392838051817E-018" calcext:value-type="float">
            <text:p>-4.72392838051817E-018</text:p>
          </table:table-cell>
          <table:table-cell table:style-name="ce7" table:formula="of:=[.AE11]*[.AE8]-[.$D$4]*[.AE9]" office:value-type="float" office:value="-9.44785676103635E-019" calcext:value-type="float">
            <text:p>-9.44785676103635E-019</text:p>
          </table:table-cell>
          <table:table-cell table:style-name="ce7" table:formula="of:=[.AF11]*[.AF8]-[.$D$4]*[.AF9]" office:value-type="float" office:value="-1.88957135220727E-019" calcext:value-type="float">
            <text:p>-1.88957135220727E-019</text:p>
          </table:table-cell>
          <table:table-cell table:style-name="ce7" table:formula="of:=[.AG11]*[.AG8]-[.$D$4]*[.AG9]" office:value-type="float" office:value="-3.77914270441454E-020" calcext:value-type="float">
            <text:p>-3.77914270441454E-020</text:p>
          </table:table-cell>
          <table:table-cell table:style-name="ce7" table:formula="of:=[.AH11]*[.AH8]-[.$D$4]*[.AH9]" office:value-type="float" office:value="-7.55828540882908E-021" calcext:value-type="float">
            <text:p>-7.55828540882908E-021</text:p>
          </table:table-cell>
          <table:table-cell table:style-name="ce7" table:formula="of:=[.AI11]*[.AI8]-[.$D$4]*[.AI9]" office:value-type="float" office:value="-1.51165708176582E-021" calcext:value-type="float">
            <text:p>-1.51165708176582E-021</text:p>
          </table:table-cell>
          <table:table-cell table:style-name="ce7" table:formula="of:=[.AJ11]*[.AJ8]-[.$D$4]*[.AJ9]" office:value-type="float" office:value="-3.02331416353163E-022" calcext:value-type="float">
            <text:p>-3.02331416353163E-022</text:p>
          </table:table-cell>
          <table:table-cell table:style-name="ce7" table:formula="of:=[.AK11]*[.AK8]-[.$D$4]*[.AK9]" office:value-type="float" office:value="-6.04662832706326E-023" calcext:value-type="float">
            <text:p>-6.04662832706326E-023</text:p>
          </table:table-cell>
          <table:table-cell table:style-name="ce7" table:formula="of:=[.AL11]*[.AL8]-[.$D$4]*[.AL9]" office:value-type="float" office:value="-1.20932566541265E-023" calcext:value-type="float">
            <text:p>-1.20932566541265E-023</text:p>
          </table:table-cell>
          <table:table-cell table:style-name="ce7" table:formula="of:=[.AM11]*[.AM8]-[.$D$4]*[.AM9]" office:value-type="float" office:value="-2.41865133082531E-024" calcext:value-type="float">
            <text:p>-2.41865133082531E-024</text:p>
          </table:table-cell>
          <table:table-cell table:style-name="ce7" table:formula="of:=[.AN11]*[.AN8]-[.$D$4]*[.AN9]" office:value-type="float" office:value="-4.83730266165061E-025" calcext:value-type="float">
            <text:p>-4.83730266165061E-025</text:p>
          </table:table-cell>
          <table:table-cell table:style-name="ce7" table:formula="of:=[.AO11]*[.AO8]-[.$D$4]*[.AO9]" office:value-type="float" office:value="-9.67460532330123E-026" calcext:value-type="float">
            <text:p>-9.67460532330123E-026</text:p>
          </table:table-cell>
          <table:table-cell table:style-name="ce7" table:formula="of:=[.AP11]*[.AP8]-[.$D$4]*[.AP9]" office:value-type="float" office:value="-1.93492106466025E-026" calcext:value-type="float">
            <text:p>-1.93492106466025E-026</text:p>
          </table:table-cell>
          <table:table-cell table:style-name="ce7" table:formula="of:=[.AQ11]*[.AQ8]-[.$D$4]*[.AQ9]" office:value-type="float" office:value="-3.86984212932049E-027" calcext:value-type="float">
            <text:p>-3.86984212932049E-027</text:p>
          </table:table-cell>
          <table:table-cell table:style-name="ce7" table:formula="of:=[.AR11]*[.AR8]-[.$D$4]*[.AR9]" office:value-type="float" office:value="-7.73968425864098E-028" calcext:value-type="float">
            <text:p>-7.73968425864098E-028</text:p>
          </table:table-cell>
          <table:table-cell table:style-name="ce7" table:formula="of:=[.AS11]*[.AS8]-[.$D$4]*[.AS9]" office:value-type="float" office:value="-1.5479368517282E-028" calcext:value-type="float">
            <text:p>-1.5479368517282E-028</text:p>
          </table:table-cell>
          <table:table-cell table:style-name="ce7" table:formula="of:=[.AT11]*[.AT8]-[.$D$4]*[.AT9]" office:value-type="float" office:value="-3.09587370345639E-029" calcext:value-type="float">
            <text:p>-3.09587370345639E-029</text:p>
          </table:table-cell>
          <table:table-cell table:style-name="ce7" table:formula="of:=[.AU11]*[.AU8]-[.$D$4]*[.AU9]" office:value-type="float" office:value="-6.19174740691278E-030" calcext:value-type="float">
            <text:p>-6.19174740691278E-030</text:p>
          </table:table-cell>
          <table:table-cell table:style-name="ce7" table:formula="of:=[.AV11]*[.AV8]-[.$D$4]*[.AV9]" office:value-type="float" office:value="-1.23834948138256E-030" calcext:value-type="float">
            <text:p>-1.23834948138256E-030</text:p>
          </table:table-cell>
          <table:table-cell table:style-name="ce7" table:formula="of:=[.AW11]*[.AW8]-[.$D$4]*[.AW9]" office:value-type="float" office:value="-2.47669896276511E-031" calcext:value-type="float">
            <text:p>-2.47669896276511E-031</text:p>
          </table:table-cell>
          <table:table-cell table:style-name="ce7" table:formula="of:=[.AX11]*[.AX8]-[.$D$4]*[.AX9]" office:value-type="float" office:value="-4.95339792553023E-032" calcext:value-type="float">
            <text:p>-4.95339792553023E-032</text:p>
          </table:table-cell>
          <table:table-cell table:style-name="ce7" table:formula="of:=[.AY11]*[.AY8]-[.$D$4]*[.AY9]" office:value-type="float" office:value="-9.90679585106047E-033" calcext:value-type="float">
            <text:p>-9.90679585106047E-033</text:p>
          </table:table-cell>
          <table:table-cell table:style-name="ce7" table:formula="of:=[.AZ11]*[.AZ8]-[.$D$4]*[.AZ9]" office:value-type="float" office:value="-1.98135917021209E-033" calcext:value-type="float">
            <text:p>-1.98135917021209E-033</text:p>
          </table:table-cell>
          <table:table-cell table:style-name="ce7" table:formula="of:=[.BA11]*[.BA8]-[.$D$4]*[.BA9]" office:value-type="float" office:value="-3.96271834042418E-034" calcext:value-type="float">
            <text:p>-3.96271834042418E-034</text:p>
          </table:table-cell>
          <table:table-cell table:style-name="ce7" table:formula="of:=[.BB11]*[.BB8]-[.$D$4]*[.BB9]" office:value-type="float" office:value="-7.92543668084837E-035" calcext:value-type="float">
            <text:p>-7.92543668084837E-035</text:p>
          </table:table-cell>
          <table:table-cell table:style-name="ce7" table:formula="of:=[.BC11]*[.BC8]-[.$D$4]*[.BC9]" office:value-type="float" office:value="-1.58508733616967E-035" calcext:value-type="float">
            <text:p>-1.58508733616967E-035</text:p>
          </table:table-cell>
          <table:table-cell table:style-name="ce7" table:formula="of:=[.BD11]*[.BD8]-[.$D$4]*[.BD9]" office:value-type="float" office:value="-3.17017467233935E-036" calcext:value-type="float">
            <text:p>-3.17017467233935E-036</text:p>
          </table:table-cell>
          <table:table-cell table:style-name="ce7" table:formula="of:=[.BE11]*[.BE8]-[.$D$4]*[.BE9]" office:value-type="float" office:value="-6.34034934467869E-037" calcext:value-type="float">
            <text:p>-6.34034934467869E-037</text:p>
          </table:table-cell>
          <table:table-cell table:style-name="ce7" table:formula="of:=[.BF11]*[.BF8]-[.$D$4]*[.BF9]" office:value-type="float" office:value="-1.26806986893574E-037" calcext:value-type="float">
            <text:p>-1.26806986893574E-037</text:p>
          </table:table-cell>
          <table:table-cell table:style-name="ce7" table:formula="of:=[.BG11]*[.BG8]-[.$D$4]*[.BG9]" office:value-type="float" office:value="-2.53613973787148E-038" calcext:value-type="float">
            <text:p>-2.53613973787148E-038</text:p>
          </table:table-cell>
          <table:table-cell table:style-name="ce7" table:formula="of:=[.BH11]*[.BH8]-[.$D$4]*[.BH9]" office:value-type="float" office:value="-5.07227947574295E-039" calcext:value-type="float">
            <text:p>-5.07227947574295E-039</text:p>
          </table:table-cell>
          <table:table-cell table:style-name="ce7" table:formula="of:=[.BI11]*[.BI8]-[.$D$4]*[.BI9]" office:value-type="float" office:value="-1.01445589514859E-039" calcext:value-type="float">
            <text:p>-1.01445589514859E-039</text:p>
          </table:table-cell>
          <table:table-cell table:style-name="ce7" table:formula="of:=[.BJ11]*[.BJ8]-[.$D$4]*[.BJ9]" office:value-type="float" office:value="-2.02891179029718E-040" calcext:value-type="float">
            <text:p>-2.02891179029718E-040</text:p>
          </table:table-cell>
          <table:table-cell table:style-name="ce7" table:formula="of:=[.BK11]*[.BK8]-[.$D$4]*[.BK9]" office:value-type="float" office:value="-4.05782358059437E-041" calcext:value-type="float">
            <text:p>-4.05782358059437E-041</text:p>
          </table:table-cell>
          <table:table-cell table:style-name="ce7" table:formula="of:=[.BL11]*[.BL8]-[.$D$4]*[.BL9]" office:value-type="float" office:value="-8.11564716118873E-042" calcext:value-type="float">
            <text:p>-8.11564716118873E-042</text:p>
          </table:table-cell>
          <table:table-cell table:style-name="ce7" table:formula="of:=[.BM11]*[.BM8]-[.$D$4]*[.BM9]" office:value-type="float" office:value="-1.62312943223775E-042" calcext:value-type="float">
            <text:p>-1.62312943223775E-042</text:p>
          </table:table-cell>
          <table:table-cell table:style-name="ce7" table:formula="of:=[.BN11]*[.BN8]-[.$D$4]*[.BN9]" office:value-type="float" office:value="-3.24625886447549E-043" calcext:value-type="float">
            <text:p>-3.24625886447549E-043</text:p>
          </table:table-cell>
          <table:table-cell table:style-name="ce7" table:formula="of:=[.BO11]*[.BO8]-[.$D$4]*[.BO9]" office:value-type="float" office:value="-6.49251772895098E-044" calcext:value-type="float">
            <text:p>-6.49251772895098E-044</text:p>
          </table:table-cell>
          <table:table-cell table:style-name="ce7" table:formula="of:=[.BP11]*[.BP8]-[.$D$4]*[.BP9]" office:value-type="float" office:value="-1.2985035457902E-044" calcext:value-type="float">
            <text:p>-1.2985035457902E-044</text:p>
          </table:table-cell>
          <table:table-cell table:style-name="ce7" table:formula="of:=[.BQ11]*[.BQ8]-[.$D$4]*[.BQ9]" office:value-type="float" office:value="-2.59700709158039E-045" calcext:value-type="float">
            <text:p>-2.59700709158039E-045</text:p>
          </table:table-cell>
          <table:table-cell table:style-name="ce7" table:formula="of:=[.BR11]*[.BR8]-[.$D$4]*[.BR9]" office:value-type="float" office:value="-5.19401418316078E-046" calcext:value-type="float">
            <text:p>-5.19401418316078E-046</text:p>
          </table:table-cell>
          <table:table-cell table:style-name="ce7" table:formula="of:=[.BS11]*[.BS8]-[.$D$4]*[.BS9]" office:value-type="float" office:value="-1.03880283663216E-046" calcext:value-type="float">
            <text:p>-1.03880283663216E-046</text:p>
          </table:table-cell>
          <table:table-cell table:style-name="ce7" table:formula="of:=[.BT11]*[.BT8]-[.$D$4]*[.BT9]" office:value-type="float" office:value="-2.07760567326431E-047" calcext:value-type="float">
            <text:p>-2.07760567326431E-047</text:p>
          </table:table-cell>
          <table:table-cell table:style-name="ce7" table:formula="of:=[.BU11]*[.BU8]-[.$D$4]*[.BU9]" office:value-type="float" office:value="-4.15521134652863E-048" calcext:value-type="float">
            <text:p>-4.15521134652863E-048</text:p>
          </table:table-cell>
          <table:table-cell table:style-name="ce7" table:formula="of:=[.BV11]*[.BV8]-[.$D$4]*[.BV9]" office:value-type="float" office:value="-8.31042269305726E-049" calcext:value-type="float">
            <text:p>-8.31042269305726E-049</text:p>
          </table:table-cell>
          <table:table-cell table:style-name="ce7" table:formula="of:=[.BW11]*[.BW8]-[.$D$4]*[.BW9]" office:value-type="float" office:value="-1.66208453861145E-049" calcext:value-type="float">
            <text:p>-1.66208453861145E-049</text:p>
          </table:table-cell>
          <table:table-cell table:style-name="ce7" table:formula="of:=[.BX11]*[.BX8]-[.$D$4]*[.BX9]" office:value-type="float" office:value="-3.3241690772229E-050" calcext:value-type="float">
            <text:p>-3.3241690772229E-050</text:p>
          </table:table-cell>
          <table:table-cell table:style-name="ce7" table:formula="of:=[.BY11]*[.BY8]-[.$D$4]*[.BY9]" office:value-type="float" office:value="-6.64833815444581E-051" calcext:value-type="float">
            <text:p>-6.64833815444581E-051</text:p>
          </table:table-cell>
          <table:table-cell table:style-name="ce7" table:formula="of:=[.BZ11]*[.BZ8]-[.$D$4]*[.BZ9]" office:value-type="float" office:value="-1.32966763088916E-051" calcext:value-type="float">
            <text:p>-1.32966763088916E-051</text:p>
          </table:table-cell>
          <table:table-cell table:style-name="ce7" table:formula="of:=[.CA11]*[.CA8]-[.$D$4]*[.CA9]" office:value-type="float" office:value="-2.65933526177832E-052" calcext:value-type="float">
            <text:p>-2.65933526177832E-052</text:p>
          </table:table-cell>
          <table:table-cell table:style-name="ce7" table:formula="of:=[.CB11]*[.CB8]-[.$D$4]*[.CB9]" office:value-type="float" office:value="-5.31867052355665E-053" calcext:value-type="float">
            <text:p>-5.31867052355665E-053</text:p>
          </table:table-cell>
          <table:table-cell table:style-name="ce7" table:formula="of:=[.CC11]*[.CC8]-[.$D$4]*[.CC9]" office:value-type="float" office:value="-1.06373410471133E-053" calcext:value-type="float">
            <text:p>-1.06373410471133E-053</text:p>
          </table:table-cell>
          <table:table-cell table:style-name="ce7" table:formula="of:=[.CD11]*[.CD8]-[.$D$4]*[.CD9]" office:value-type="float" office:value="-2.12746820942266E-054" calcext:value-type="float">
            <text:p>-2.12746820942266E-054</text:p>
          </table:table-cell>
          <table:table-cell table:style-name="ce7" table:formula="of:=[.CE11]*[.CE8]-[.$D$4]*[.CE9]" office:value-type="float" office:value="-4.25493641884532E-055" calcext:value-type="float">
            <text:p>-4.25493641884532E-055</text:p>
          </table:table-cell>
          <table:table-cell table:style-name="ce7" table:formula="of:=[.CF11]*[.CF8]-[.$D$4]*[.CF9]" office:value-type="float" office:value="-8.50987283769064E-056" calcext:value-type="float">
            <text:p>-8.50987283769064E-056</text:p>
          </table:table-cell>
          <table:table-cell table:style-name="ce7" table:formula="of:=[.CG11]*[.CG8]-[.$D$4]*[.CG9]" office:value-type="float" office:value="-1.70197456753813E-056" calcext:value-type="float">
            <text:p>-1.70197456753813E-056</text:p>
          </table:table-cell>
          <table:table-cell table:style-name="ce7" table:formula="of:=[.CH11]*[.CH8]-[.$D$4]*[.CH9]" office:value-type="float" office:value="-3.40394913507625E-057" calcext:value-type="float">
            <text:p>-3.40394913507625E-057</text:p>
          </table:table-cell>
          <table:table-cell table:style-name="ce7" table:formula="of:=[.CI11]*[.CI8]-[.$D$4]*[.CI9]" office:value-type="float" office:value="-6.80789827015251E-058" calcext:value-type="float">
            <text:p>-6.80789827015251E-058</text:p>
          </table:table-cell>
          <table:table-cell table:style-name="ce7" table:formula="of:=[.CJ11]*[.CJ8]-[.$D$4]*[.CJ9]" office:value-type="float" office:value="-1.3615796540305E-058" calcext:value-type="float">
            <text:p>-1.3615796540305E-058</text:p>
          </table:table-cell>
          <table:table-cell table:style-name="ce7" table:formula="of:=[.CK11]*[.CK8]-[.$D$4]*[.CK9]" office:value-type="float" office:value="-2.723159308061E-059" calcext:value-type="float">
            <text:p>-2.723159308061E-059</text:p>
          </table:table-cell>
          <table:table-cell table:style-name="ce7" table:formula="of:=[.CL11]*[.CL8]-[.$D$4]*[.CL9]" office:value-type="float" office:value="-5.44631861612201E-060" calcext:value-type="float">
            <text:p>-5.44631861612201E-060</text:p>
          </table:table-cell>
          <table:table-cell table:style-name="ce7" table:formula="of:=[.CM11]*[.CM8]-[.$D$4]*[.CM9]" office:value-type="float" office:value="-1.0892637232244E-060" calcext:value-type="float">
            <text:p>-1.0892637232244E-060</text:p>
          </table:table-cell>
          <table:table-cell table:style-name="ce7" table:formula="of:=[.CN11]*[.CN8]-[.$D$4]*[.CN9]" office:value-type="float" office:value="-2.1785274464488E-061" calcext:value-type="float">
            <text:p>-2.1785274464488E-061</text:p>
          </table:table-cell>
          <table:table-cell table:number-columns-repeated="108"/>
        </table:table-row>
        <table:table-row table:style-name="ro1">
          <table:table-cell/>
          <table:table-cell table:style-name="ce5" office:value-type="string" calcext:value-type="string">
            <text:p>Prevalence</text:p>
          </table:table-cell>
          <table:table-cell table:style-name="Default"/>
          <table:table-cell table:style-name="ce7" table:formula="of:=[.D9]/([.D9]+[.D8])" office:value-type="float" office:value="0.1" calcext:value-type="float">
            <text:p>0.1</text:p>
          </table:table-cell>
          <table:table-cell table:style-name="ce7" table:formula="of:=[.E9]/([.E9]+[.E8])" office:value-type="float" office:value="0.018" calcext:value-type="float">
            <text:p>0.018</text:p>
          </table:table-cell>
          <table:table-cell table:style-name="ce7" table:formula="of:=[.F9]/([.F9]+[.F8])" office:value-type="float" office:value="0.0035352" calcext:value-type="float">
            <text:p>0.0035352</text:p>
          </table:table-cell>
          <table:table-cell table:style-name="ce7" table:formula="of:=[.G9]/([.G9]+[.G8])" office:value-type="float" office:value="0.000704540472192" calcext:value-type="float">
            <text:p>0.0007045405</text:p>
          </table:table-cell>
          <table:table-cell table:style-name="ce7" table:formula="of:=[.H9]/([.H9]+[.H8])" office:value-type="float" office:value="0.000140808818983009" calcext:value-type="float">
            <text:p>0.0001408088</text:p>
          </table:table-cell>
          <table:table-cell table:style-name="ce7" table:formula="of:=[.I9]/([.I9]+[.I8])" office:value-type="float" office:value="0.0000281577983719011" calcext:value-type="float">
            <text:p>2.81577983719011E-005</text:p>
          </table:table-cell>
          <table:table-cell table:style-name="ce7" table:formula="of:=[.J9]/([.J9]+[.J8])" office:value-type="float" office:value="0.00000563140110205838" calcext:value-type="float">
            <text:p>5.63140110205838E-006</text:p>
          </table:table-cell>
          <table:table-cell table:style-name="ce7" table:formula="of:=[.K9]/([.K9]+[.K8])" office:value-type="float" office:value="0.000001126273877876" calcext:value-type="float">
            <text:p>1.126273877876E-006</text:p>
          </table:table-cell>
          <table:table-cell table:style-name="ce7" table:formula="of:=[.L9]/([.L9]+[.L8])" office:value-type="float" office:value="0.000000225254521876631" calcext:value-type="float">
            <text:p>2.25254521876631E-007</text:p>
          </table:table-cell>
          <table:table-cell table:style-name="ce7" table:formula="of:=[.M9]/([.M9]+[.M8])" office:value-type="float" office:value="0.0000000450508942274062" calcext:value-type="float">
            <text:p>4.50508942274062E-008</text:p>
          </table:table-cell>
          <table:table-cell table:style-name="ce7" table:formula="of:=[.N9]/([.N9]+[.N8])" office:value-type="float" office:value="0.00000000901017843956464" calcext:value-type="float">
            <text:p>0.000000009</text:p>
          </table:table-cell>
          <table:table-cell table:style-name="ce7" table:formula="of:=[.O9]/([.O9]+[.O8])" office:value-type="float" office:value="0.00000000180203567167626" calcext:value-type="float">
            <text:p>1.80203567167626E-009</text:p>
          </table:table-cell>
          <table:table-cell table:style-name="ce7" table:formula="of:=[.P9]/([.P9]+[.P8])" office:value-type="float" office:value="0.000000000360407133685786" calcext:value-type="float">
            <text:p>3.60407133685786E-010</text:p>
          </table:table-cell>
          <table:table-cell table:style-name="ce7" table:formula="of:=[.Q9]/([.Q9]+[.Q8])" office:value-type="float" office:value="0.0000000000720814267111786" calcext:value-type="float">
            <text:p>7.20814267111786E-011</text:p>
          </table:table-cell>
          <table:table-cell table:style-name="ce7" table:formula="of:=[.R9]/([.R9]+[.R8])" office:value-type="float" office:value="0.0000000000144162853411966" calcext:value-type="float">
            <text:p>1.44162853411966E-011</text:p>
          </table:table-cell>
          <table:table-cell table:style-name="ce7" table:formula="of:=[.S9]/([.S9]+[.S8])" office:value-type="float" office:value="0.00000000000288325706819775" calcext:value-type="float">
            <text:p>2.88325706819775E-012</text:p>
          </table:table-cell>
          <table:table-cell table:style-name="ce7" table:formula="of:=[.T9]/([.T9]+[.T8])" office:value-type="float" office:value="0.000000000000576651413637887" calcext:value-type="float">
            <text:p>5.76651413637887E-013</text:p>
          </table:table-cell>
          <table:table-cell table:style-name="ce7" table:formula="of:=[.U9]/([.U9]+[.U8])" office:value-type="float" office:value="0.000000000000115330282727511" calcext:value-type="float">
            <text:p>1.15330282727511E-013</text:p>
          </table:table-cell>
          <table:table-cell table:style-name="ce7" table:formula="of:=[.V9]/([.V9]+[.V8])" office:value-type="float" office:value="0.0000000000000230660565454995" calcext:value-type="float">
            <text:p>2.30660565454995E-014</text:p>
          </table:table-cell>
          <table:table-cell table:style-name="ce7" table:formula="of:=[.W9]/([.W9]+[.W8])" office:value-type="float" office:value="4.6132113090998E-015" calcext:value-type="float">
            <text:p>4.6132113090998E-015</text:p>
          </table:table-cell>
          <table:table-cell table:style-name="ce7" table:formula="of:=[.X9]/([.X9]+[.X8])" office:value-type="float" office:value="9.22642261819957E-016" calcext:value-type="float">
            <text:p>9.22642261819957E-016</text:p>
          </table:table-cell>
          <table:table-cell table:style-name="ce7" table:formula="of:=[.Y9]/([.Y9]+[.Y8])" office:value-type="float" office:value="1.84528452363991E-016" calcext:value-type="float">
            <text:p>1.84528452363991E-016</text:p>
          </table:table-cell>
          <table:table-cell table:style-name="ce7" table:formula="of:=[.Z9]/([.Z9]+[.Z8])" office:value-type="float" office:value="3.69056904727982E-017" calcext:value-type="float">
            <text:p>3.69056904727982E-017</text:p>
          </table:table-cell>
          <table:table-cell table:style-name="ce7" table:formula="of:=[.AA9]/([.AA9]+[.AA8])" office:value-type="float" office:value="7.38113809455965E-018" calcext:value-type="float">
            <text:p>7.38113809455965E-018</text:p>
          </table:table-cell>
          <table:table-cell table:style-name="ce7" table:formula="of:=[.AB9]/([.AB9]+[.AB8])" office:value-type="float" office:value="1.47622761891193E-018" calcext:value-type="float">
            <text:p>1.47622761891193E-018</text:p>
          </table:table-cell>
          <table:table-cell table:style-name="ce7" table:formula="of:=[.AC9]/([.AC9]+[.AC8])" office:value-type="float" office:value="2.95245523782386E-019" calcext:value-type="float">
            <text:p>2.95245523782386E-019</text:p>
          </table:table-cell>
          <table:table-cell table:style-name="ce7" table:formula="of:=[.AD9]/([.AD9]+[.AD8])" office:value-type="float" office:value="5.90491047564772E-020" calcext:value-type="float">
            <text:p>5.90491047564772E-020</text:p>
          </table:table-cell>
          <table:table-cell table:style-name="ce7" table:formula="of:=[.AE9]/([.AE9]+[.AE8])" office:value-type="float" office:value="1.18098209512954E-020" calcext:value-type="float">
            <text:p>1.18098209512954E-020</text:p>
          </table:table-cell>
          <table:table-cell table:style-name="ce7" table:formula="of:=[.AF9]/([.AF9]+[.AF8])" office:value-type="float" office:value="2.36196419025909E-021" calcext:value-type="float">
            <text:p>2.36196419025909E-021</text:p>
          </table:table-cell>
          <table:table-cell table:style-name="ce7" table:formula="of:=[.AG9]/([.AG9]+[.AG8])" office:value-type="float" office:value="4.72392838051818E-022" calcext:value-type="float">
            <text:p>4.72392838051818E-022</text:p>
          </table:table-cell>
          <table:table-cell table:style-name="ce7" table:formula="of:=[.AH9]/([.AH9]+[.AH8])" office:value-type="float" office:value="9.44785676103635E-023" calcext:value-type="float">
            <text:p>9.44785676103635E-023</text:p>
          </table:table-cell>
          <table:table-cell table:style-name="ce7" table:formula="of:=[.AI9]/([.AI9]+[.AI8])" office:value-type="float" office:value="1.88957135220727E-023" calcext:value-type="float">
            <text:p>1.88957135220727E-023</text:p>
          </table:table-cell>
          <table:table-cell table:style-name="ce7" table:formula="of:=[.AJ9]/([.AJ9]+[.AJ8])" office:value-type="float" office:value="3.77914270441454E-024" calcext:value-type="float">
            <text:p>3.77914270441454E-024</text:p>
          </table:table-cell>
          <table:table-cell table:style-name="ce7" table:formula="of:=[.AK9]/([.AK9]+[.AK8])" office:value-type="float" office:value="7.55828540882908E-025" calcext:value-type="float">
            <text:p>7.55828540882908E-025</text:p>
          </table:table-cell>
          <table:table-cell table:style-name="ce7" table:formula="of:=[.AL9]/([.AL9]+[.AL8])" office:value-type="float" office:value="1.51165708176582E-025" calcext:value-type="float">
            <text:p>1.51165708176582E-025</text:p>
          </table:table-cell>
          <table:table-cell table:style-name="ce7" table:formula="of:=[.AM9]/([.AM9]+[.AM8])" office:value-type="float" office:value="3.02331416353163E-026" calcext:value-type="float">
            <text:p>3.02331416353163E-026</text:p>
          </table:table-cell>
          <table:table-cell table:style-name="ce7" table:formula="of:=[.AN9]/([.AN9]+[.AN8])" office:value-type="float" office:value="6.04662832706327E-027" calcext:value-type="float">
            <text:p>6.04662832706327E-027</text:p>
          </table:table-cell>
          <table:table-cell table:style-name="ce7" table:formula="of:=[.AO9]/([.AO9]+[.AO8])" office:value-type="float" office:value="1.20932566541265E-027" calcext:value-type="float">
            <text:p>1.20932566541265E-027</text:p>
          </table:table-cell>
          <table:table-cell table:style-name="ce7" table:formula="of:=[.AP9]/([.AP9]+[.AP8])" office:value-type="float" office:value="2.41865133082531E-028" calcext:value-type="float">
            <text:p>2.41865133082531E-028</text:p>
          </table:table-cell>
          <table:table-cell table:style-name="ce7" table:formula="of:=[.AQ9]/([.AQ9]+[.AQ8])" office:value-type="float" office:value="4.83730266165062E-029" calcext:value-type="float">
            <text:p>4.83730266165062E-029</text:p>
          </table:table-cell>
          <table:table-cell table:style-name="ce7" table:formula="of:=[.AR9]/([.AR9]+[.AR8])" office:value-type="float" office:value="9.67460532330123E-030" calcext:value-type="float">
            <text:p>9.67460532330123E-030</text:p>
          </table:table-cell>
          <table:table-cell table:style-name="ce7" table:formula="of:=[.AS9]/([.AS9]+[.AS8])" office:value-type="float" office:value="1.93492106466025E-030" calcext:value-type="float">
            <text:p>1.93492106466025E-030</text:p>
          </table:table-cell>
          <table:table-cell table:style-name="ce7" table:formula="of:=[.AT9]/([.AT9]+[.AT8])" office:value-type="float" office:value="3.86984212932049E-031" calcext:value-type="float">
            <text:p>3.86984212932049E-031</text:p>
          </table:table-cell>
          <table:table-cell table:style-name="ce7" table:formula="of:=[.AU9]/([.AU9]+[.AU8])" office:value-type="float" office:value="7.73968425864098E-032" calcext:value-type="float">
            <text:p>7.73968425864098E-032</text:p>
          </table:table-cell>
          <table:table-cell table:style-name="ce7" table:formula="of:=[.AV9]/([.AV9]+[.AV8])" office:value-type="float" office:value="1.5479368517282E-032" calcext:value-type="float">
            <text:p>1.5479368517282E-032</text:p>
          </table:table-cell>
          <table:table-cell table:style-name="ce7" table:formula="of:=[.AW9]/([.AW9]+[.AW8])" office:value-type="float" office:value="3.09587370345639E-033" calcext:value-type="float">
            <text:p>3.09587370345639E-033</text:p>
          </table:table-cell>
          <table:table-cell table:style-name="ce7" table:formula="of:=[.AX9]/([.AX9]+[.AX8])" office:value-type="float" office:value="6.19174740691279E-034" calcext:value-type="float">
            <text:p>6.19174740691279E-034</text:p>
          </table:table-cell>
          <table:table-cell table:style-name="ce7" table:formula="of:=[.AY9]/([.AY9]+[.AY8])" office:value-type="float" office:value="1.23834948138256E-034" calcext:value-type="float">
            <text:p>1.23834948138256E-034</text:p>
          </table:table-cell>
          <table:table-cell table:style-name="ce7" table:formula="of:=[.AZ9]/([.AZ9]+[.AZ8])" office:value-type="float" office:value="2.47669896276512E-035" calcext:value-type="float">
            <text:p>2.47669896276512E-035</text:p>
          </table:table-cell>
          <table:table-cell table:style-name="ce7" table:formula="of:=[.BA9]/([.BA9]+[.BA8])" office:value-type="float" office:value="4.95339792553023E-036" calcext:value-type="float">
            <text:p>4.95339792553023E-036</text:p>
          </table:table-cell>
          <table:table-cell table:style-name="ce7" table:formula="of:=[.BB9]/([.BB9]+[.BB8])" office:value-type="float" office:value="9.90679585106046E-037" calcext:value-type="float">
            <text:p>9.90679585106046E-037</text:p>
          </table:table-cell>
          <table:table-cell table:style-name="ce7" table:formula="of:=[.BC9]/([.BC9]+[.BC8])" office:value-type="float" office:value="1.98135917021209E-037" calcext:value-type="float">
            <text:p>1.98135917021209E-037</text:p>
          </table:table-cell>
          <table:table-cell table:style-name="ce7" table:formula="of:=[.BD9]/([.BD9]+[.BD8])" office:value-type="float" office:value="3.96271834042419E-038" calcext:value-type="float">
            <text:p>3.96271834042419E-038</text:p>
          </table:table-cell>
          <table:table-cell table:style-name="ce7" table:formula="of:=[.BE9]/([.BE9]+[.BE8])" office:value-type="float" office:value="7.92543668084837E-039" calcext:value-type="float">
            <text:p>7.92543668084837E-039</text:p>
          </table:table-cell>
          <table:table-cell table:style-name="ce7" table:formula="of:=[.BF9]/([.BF9]+[.BF8])" office:value-type="float" office:value="1.58508733616967E-039" calcext:value-type="float">
            <text:p>1.58508733616967E-039</text:p>
          </table:table-cell>
          <table:table-cell table:style-name="ce7" table:formula="of:=[.BG9]/([.BG9]+[.BG8])" office:value-type="float" office:value="3.17017467233935E-040" calcext:value-type="float">
            <text:p>3.17017467233935E-040</text:p>
          </table:table-cell>
          <table:table-cell table:style-name="ce7" table:formula="of:=[.BH9]/([.BH9]+[.BH8])" office:value-type="float" office:value="6.34034934467869E-041" calcext:value-type="float">
            <text:p>6.34034934467869E-041</text:p>
          </table:table-cell>
          <table:table-cell table:style-name="ce7" table:formula="of:=[.BI9]/([.BI9]+[.BI8])" office:value-type="float" office:value="1.26806986893574E-041" calcext:value-type="float">
            <text:p>1.26806986893574E-041</text:p>
          </table:table-cell>
          <table:table-cell table:style-name="ce7" table:formula="of:=[.BJ9]/([.BJ9]+[.BJ8])" office:value-type="float" office:value="2.53613973787148E-042" calcext:value-type="float">
            <text:p>2.53613973787148E-042</text:p>
          </table:table-cell>
          <table:table-cell table:style-name="ce7" table:formula="of:=[.BK9]/([.BK9]+[.BK8])" office:value-type="float" office:value="5.07227947574296E-043" calcext:value-type="float">
            <text:p>5.07227947574296E-043</text:p>
          </table:table-cell>
          <table:table-cell table:style-name="ce7" table:formula="of:=[.BL9]/([.BL9]+[.BL8])" office:value-type="float" office:value="1.01445589514859E-043" calcext:value-type="float">
            <text:p>1.01445589514859E-043</text:p>
          </table:table-cell>
          <table:table-cell table:style-name="ce7" table:formula="of:=[.BM9]/([.BM9]+[.BM8])" office:value-type="float" office:value="2.02891179029718E-044" calcext:value-type="float">
            <text:p>2.02891179029718E-044</text:p>
          </table:table-cell>
          <table:table-cell table:style-name="ce7" table:formula="of:=[.BN9]/([.BN9]+[.BN8])" office:value-type="float" office:value="4.05782358059437E-045" calcext:value-type="float">
            <text:p>4.05782358059437E-045</text:p>
          </table:table-cell>
          <table:table-cell table:style-name="ce7" table:formula="of:=[.BO9]/([.BO9]+[.BO8])" office:value-type="float" office:value="8.11564716118873E-046" calcext:value-type="float">
            <text:p>8.11564716118873E-046</text:p>
          </table:table-cell>
          <table:table-cell table:style-name="ce7" table:formula="of:=[.BP9]/([.BP9]+[.BP8])" office:value-type="float" office:value="1.62312943223775E-046" calcext:value-type="float">
            <text:p>1.62312943223775E-046</text:p>
          </table:table-cell>
          <table:table-cell table:style-name="ce7" table:formula="of:=[.BQ9]/([.BQ9]+[.BQ8])" office:value-type="float" office:value="3.24625886447549E-047" calcext:value-type="float">
            <text:p>3.24625886447549E-047</text:p>
          </table:table-cell>
          <table:table-cell table:style-name="ce7" table:formula="of:=[.BR9]/([.BR9]+[.BR8])" office:value-type="float" office:value="6.49251772895098E-048" calcext:value-type="float">
            <text:p>6.49251772895098E-048</text:p>
          </table:table-cell>
          <table:table-cell table:style-name="ce7" table:formula="of:=[.BS9]/([.BS9]+[.BS8])" office:value-type="float" office:value="1.2985035457902E-048" calcext:value-type="float">
            <text:p>1.2985035457902E-048</text:p>
          </table:table-cell>
          <table:table-cell table:style-name="ce7" table:formula="of:=[.BT9]/([.BT9]+[.BT8])" office:value-type="float" office:value="2.59700709158039E-049" calcext:value-type="float">
            <text:p>2.59700709158039E-049</text:p>
          </table:table-cell>
          <table:table-cell table:style-name="ce7" table:formula="of:=[.BU9]/([.BU9]+[.BU8])" office:value-type="float" office:value="5.19401418316079E-050" calcext:value-type="float">
            <text:p>5.19401418316079E-050</text:p>
          </table:table-cell>
          <table:table-cell table:style-name="ce7" table:formula="of:=[.BV9]/([.BV9]+[.BV8])" office:value-type="float" office:value="1.03880283663216E-050" calcext:value-type="float">
            <text:p>1.03880283663216E-050</text:p>
          </table:table-cell>
          <table:table-cell table:style-name="ce7" table:formula="of:=[.BW9]/([.BW9]+[.BW8])" office:value-type="float" office:value="2.07760567326431E-051" calcext:value-type="float">
            <text:p>2.07760567326431E-051</text:p>
          </table:table-cell>
          <table:table-cell table:style-name="ce7" table:formula="of:=[.BX9]/([.BX9]+[.BX8])" office:value-type="float" office:value="4.15521134652863E-052" calcext:value-type="float">
            <text:p>4.15521134652863E-052</text:p>
          </table:table-cell>
          <table:table-cell table:style-name="ce7" table:formula="of:=[.BY9]/([.BY9]+[.BY8])" office:value-type="float" office:value="8.31042269305726E-053" calcext:value-type="float">
            <text:p>8.31042269305726E-053</text:p>
          </table:table-cell>
          <table:table-cell table:style-name="ce7" table:formula="of:=[.BZ9]/([.BZ9]+[.BZ8])" office:value-type="float" office:value="1.66208453861145E-053" calcext:value-type="float">
            <text:p>1.66208453861145E-053</text:p>
          </table:table-cell>
          <table:table-cell table:style-name="ce7" table:formula="of:=[.CA9]/([.CA9]+[.CA8])" office:value-type="float" office:value="3.3241690772229E-054" calcext:value-type="float">
            <text:p>3.3241690772229E-054</text:p>
          </table:table-cell>
          <table:table-cell table:style-name="ce7" table:formula="of:=[.CB9]/([.CB9]+[.CB8])" office:value-type="float" office:value="6.64833815444581E-055" calcext:value-type="float">
            <text:p>6.64833815444581E-055</text:p>
          </table:table-cell>
          <table:table-cell table:style-name="ce7" table:formula="of:=[.CC9]/([.CC9]+[.CC8])" office:value-type="float" office:value="1.32966763088916E-055" calcext:value-type="float">
            <text:p>1.32966763088916E-055</text:p>
          </table:table-cell>
          <table:table-cell table:style-name="ce7" table:formula="of:=[.CD9]/([.CD9]+[.CD8])" office:value-type="float" office:value="2.65933526177832E-056" calcext:value-type="float">
            <text:p>2.65933526177832E-056</text:p>
          </table:table-cell>
          <table:table-cell table:style-name="ce7" table:formula="of:=[.CE9]/([.CE9]+[.CE8])" office:value-type="float" office:value="5.31867052355665E-057" calcext:value-type="float">
            <text:p>5.31867052355665E-057</text:p>
          </table:table-cell>
          <table:table-cell table:style-name="ce7" table:formula="of:=[.CF9]/([.CF9]+[.CF8])" office:value-type="float" office:value="1.06373410471133E-057" calcext:value-type="float">
            <text:p>1.06373410471133E-057</text:p>
          </table:table-cell>
          <table:table-cell table:style-name="ce7" table:formula="of:=[.CG9]/([.CG9]+[.CG8])" office:value-type="float" office:value="2.12746820942266E-058" calcext:value-type="float">
            <text:p>2.12746820942266E-058</text:p>
          </table:table-cell>
          <table:table-cell table:style-name="ce7" table:formula="of:=[.CH9]/([.CH9]+[.CH8])" office:value-type="float" office:value="4.25493641884532E-059" calcext:value-type="float">
            <text:p>4.25493641884532E-059</text:p>
          </table:table-cell>
          <table:table-cell table:style-name="ce7" table:formula="of:=[.CI9]/([.CI9]+[.CI8])" office:value-type="float" office:value="8.50987283769064E-060" calcext:value-type="float">
            <text:p>8.50987283769064E-060</text:p>
          </table:table-cell>
          <table:table-cell table:style-name="ce7" table:formula="of:=[.CJ9]/([.CJ9]+[.CJ8])" office:value-type="float" office:value="1.70197456753813E-060" calcext:value-type="float">
            <text:p>1.70197456753813E-060</text:p>
          </table:table-cell>
          <table:table-cell table:style-name="ce7" table:formula="of:=[.CK9]/([.CK9]+[.CK8])" office:value-type="float" office:value="3.40394913507625E-061" calcext:value-type="float">
            <text:p>3.40394913507625E-061</text:p>
          </table:table-cell>
          <table:table-cell table:style-name="ce7" table:formula="of:=[.CL9]/([.CL9]+[.CL8])" office:value-type="float" office:value="6.80789827015251E-062" calcext:value-type="float">
            <text:p>6.80789827015251E-062</text:p>
          </table:table-cell>
          <table:table-cell table:style-name="ce7" table:formula="of:=[.CM9]/([.CM9]+[.CM8])" office:value-type="float" office:value="1.3615796540305E-062" calcext:value-type="float">
            <text:p>1.3615796540305E-062</text:p>
          </table:table-cell>
          <table:table-cell table:style-name="ce7" table:formula="of:=[.CN9]/([.CN9]+[.CN8])" office:value-type="float" office:value="2.723159308061E-063" calcext:value-type="float">
            <text:p>2.723159308061E-063</text:p>
          </table:table-cell>
          <table:table-cell table:number-columns-repeated="108"/>
        </table:table-row>
        <table:table-row table:style-name="ro1">
          <table:table-cell/>
          <table:table-cell table:style-name="ce6" office:value-type="string" calcext:value-type="string">
            <text:p>R0</text:p>
          </table:table-cell>
          <table:table-cell table:style-name="Default" table:formula="of:=[.C2]*[.C5]*[.C3]" office:value-type="float" office:value="0.2" calcext:value-type="float">
            <text:p>0.2</text:p>
          </table:table-cell>
          <table:table-cell table:style-name="Default" table:number-columns-repeated="2"/>
          <table:table-cell table:number-columns-repeated="195"/>
        </table:table-row>
        <table:table-row table:style-name="ro1">
          <table:table-cell table:number-columns-repeated="200"/>
        </table:table-row>
        <table:table-row table:style-name="ro1">
          <table:table-cell table:number-columns-repeated="2"/>
          <table:table-cell table:style-name="Default"/>
          <table:table-cell table:number-columns-repeated="197"/>
        </table:table-row>
        <table:table-row table:style-name="ro1">
          <table:table-cell office:value-type="string" calcext:value-type="string">
            <text:p>Use this</text:p>
          </table:table-cell>
          <table:table-cell office:value-type="string" calcext:value-type="string">
            <text:p>Beta (force infection)</text:p>
          </table:table-cell>
          <table:table-cell table:style-name="ce7" office:value-type="float" office:value="0.05" calcext:value-type="float">
            <text:p>0.05</text:p>
          </table:table-cell>
          <table:table-cell table:style-name="ce7" table:number-columns-repeated="92"/>
          <table:table-cell table:number-columns-repeated="105"/>
        </table:table-row>
        <table:table-row table:style-name="ro1">
          <table:table-cell/>
          <table:table-cell office:value-type="string" calcext:value-type="string">
            <text:p>High risk proportion</text:p>
          </table:table-cell>
          <table:table-cell table:style-name="ce7" office:value-type="float" office:value="0.5" calcext:value-type="float">
            <text:p>0.5</text:p>
          </table:table-cell>
          <table:table-cell table:style-name="ce7" table:number-columns-repeated="92"/>
          <table:table-cell table:number-columns-repeated="105"/>
        </table:table-row>
        <table:table-row table:style-name="ro1">
          <table:table-cell/>
          <table:table-cell office:value-type="string" calcext:value-type="string">
            <text:p>Num partnerships high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92"/>
          <table:table-cell table:number-columns-repeated="105"/>
        </table:table-row>
        <table:table-row table:style-name="ro1">
          <table:table-cell/>
          <table:table-cell office:value-type="string" calcext:value-type="string">
            <text:p>Prevalence</text:p>
          </table:table-cell>
          <table:table-cell table:style-name="ce7" office:value-type="float" office:value="0.1" calcext:value-type="float">
            <text:p>0.1</text:p>
          </table:table-cell>
          <table:table-cell table:style-name="ce7" table:number-columns-repeated="92"/>
          <table:table-cell table:number-columns-repeated="105"/>
        </table:table-row>
        <table:table-row table:style-name="ro1">
          <table:table-cell/>
          <table:table-cell table:style-name="ce4" office:value-type="string" calcext:value-type="string">
            <text:p>Time Period</text:p>
          </table:table-cell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10" table:formula="of:=[.D21]+1" office:value-type="float" office:value="2" calcext:value-type="float">
            <text:p>2</text:p>
          </table:table-cell>
          <table:table-cell table:style-name="ce10" table:formula="of:=[.E21]+1" office:value-type="float" office:value="3" calcext:value-type="float">
            <text:p>3</text:p>
          </table:table-cell>
          <table:table-cell table:style-name="ce10" table:formula="of:=[.F21]+1" office:value-type="float" office:value="4" calcext:value-type="float">
            <text:p>4</text:p>
          </table:table-cell>
          <table:table-cell table:style-name="ce10" table:formula="of:=[.G21]+1" office:value-type="float" office:value="5" calcext:value-type="float">
            <text:p>5</text:p>
          </table:table-cell>
          <table:table-cell table:style-name="ce10" table:formula="of:=[.H21]+1" office:value-type="float" office:value="6" calcext:value-type="float">
            <text:p>6</text:p>
          </table:table-cell>
          <table:table-cell table:style-name="ce10" table:formula="of:=[.I21]+1" office:value-type="float" office:value="7" calcext:value-type="float">
            <text:p>7</text:p>
          </table:table-cell>
          <table:table-cell table:style-name="ce10" table:formula="of:=[.J21]+1" office:value-type="float" office:value="8" calcext:value-type="float">
            <text:p>8</text:p>
          </table:table-cell>
          <table:table-cell table:style-name="ce10" table:formula="of:=[.K21]+1" office:value-type="float" office:value="9" calcext:value-type="float">
            <text:p>9</text:p>
          </table:table-cell>
          <table:table-cell table:style-name="ce10" table:formula="of:=[.L21]+1" office:value-type="float" office:value="10" calcext:value-type="float">
            <text:p>10</text:p>
          </table:table-cell>
          <table:table-cell table:style-name="ce10" table:formula="of:=[.M21]+1" office:value-type="float" office:value="11" calcext:value-type="float">
            <text:p>11</text:p>
          </table:table-cell>
          <table:table-cell table:style-name="ce10" table:formula="of:=[.N21]+1" office:value-type="float" office:value="12" calcext:value-type="float">
            <text:p>12</text:p>
          </table:table-cell>
          <table:table-cell table:style-name="ce10" table:formula="of:=[.O21]+1" office:value-type="float" office:value="13" calcext:value-type="float">
            <text:p>13</text:p>
          </table:table-cell>
          <table:table-cell table:style-name="ce10" table:formula="of:=[.P21]+1" office:value-type="float" office:value="14" calcext:value-type="float">
            <text:p>14</text:p>
          </table:table-cell>
          <table:table-cell table:style-name="ce10" table:formula="of:=[.Q21]+1" office:value-type="float" office:value="15" calcext:value-type="float">
            <text:p>15</text:p>
          </table:table-cell>
          <table:table-cell table:style-name="ce10" table:formula="of:=[.R21]+1" office:value-type="float" office:value="16" calcext:value-type="float">
            <text:p>16</text:p>
          </table:table-cell>
          <table:table-cell table:style-name="ce10" table:formula="of:=[.S21]+1" office:value-type="float" office:value="17" calcext:value-type="float">
            <text:p>17</text:p>
          </table:table-cell>
          <table:table-cell table:style-name="ce10" table:formula="of:=[.T21]+1" office:value-type="float" office:value="18" calcext:value-type="float">
            <text:p>18</text:p>
          </table:table-cell>
          <table:table-cell table:style-name="ce10" table:formula="of:=[.U21]+1" office:value-type="float" office:value="19" calcext:value-type="float">
            <text:p>19</text:p>
          </table:table-cell>
          <table:table-cell table:style-name="ce10" table:formula="of:=[.V21]+1" office:value-type="float" office:value="20" calcext:value-type="float">
            <text:p>20</text:p>
          </table:table-cell>
          <table:table-cell table:style-name="ce10" table:formula="of:=[.W21]+1" office:value-type="float" office:value="21" calcext:value-type="float">
            <text:p>21</text:p>
          </table:table-cell>
          <table:table-cell table:style-name="ce10" table:formula="of:=[.X21]+1" office:value-type="float" office:value="22" calcext:value-type="float">
            <text:p>22</text:p>
          </table:table-cell>
          <table:table-cell table:style-name="ce10" table:formula="of:=[.Y21]+1" office:value-type="float" office:value="23" calcext:value-type="float">
            <text:p>23</text:p>
          </table:table-cell>
          <table:table-cell table:style-name="ce10" table:formula="of:=[.Z21]+1" office:value-type="float" office:value="24" calcext:value-type="float">
            <text:p>24</text:p>
          </table:table-cell>
          <table:table-cell table:style-name="ce10" table:formula="of:=[.AA21]+1" office:value-type="float" office:value="25" calcext:value-type="float">
            <text:p>25</text:p>
          </table:table-cell>
          <table:table-cell table:style-name="ce10" table:formula="of:=[.AB21]+1" office:value-type="float" office:value="26" calcext:value-type="float">
            <text:p>26</text:p>
          </table:table-cell>
          <table:table-cell table:style-name="ce10" table:formula="of:=[.AC21]+1" office:value-type="float" office:value="27" calcext:value-type="float">
            <text:p>27</text:p>
          </table:table-cell>
          <table:table-cell table:style-name="ce10" table:formula="of:=[.AD21]+1" office:value-type="float" office:value="28" calcext:value-type="float">
            <text:p>28</text:p>
          </table:table-cell>
          <table:table-cell table:style-name="ce10" table:formula="of:=[.AE21]+1" office:value-type="float" office:value="29" calcext:value-type="float">
            <text:p>29</text:p>
          </table:table-cell>
          <table:table-cell table:style-name="ce10" table:formula="of:=[.AF21]+1" office:value-type="float" office:value="30" calcext:value-type="float">
            <text:p>30</text:p>
          </table:table-cell>
          <table:table-cell table:style-name="ce10" table:formula="of:=[.AG21]+1" office:value-type="float" office:value="31" calcext:value-type="float">
            <text:p>31</text:p>
          </table:table-cell>
          <table:table-cell table:style-name="ce10" table:formula="of:=[.AH21]+1" office:value-type="float" office:value="32" calcext:value-type="float">
            <text:p>32</text:p>
          </table:table-cell>
          <table:table-cell table:style-name="ce10" table:formula="of:=[.AI21]+1" office:value-type="float" office:value="33" calcext:value-type="float">
            <text:p>33</text:p>
          </table:table-cell>
          <table:table-cell table:style-name="ce10" table:formula="of:=[.AJ21]+1" office:value-type="float" office:value="34" calcext:value-type="float">
            <text:p>34</text:p>
          </table:table-cell>
          <table:table-cell table:style-name="ce10" table:formula="of:=[.AK21]+1" office:value-type="float" office:value="35" calcext:value-type="float">
            <text:p>35</text:p>
          </table:table-cell>
          <table:table-cell table:style-name="ce10" table:formula="of:=[.AL21]+1" office:value-type="float" office:value="36" calcext:value-type="float">
            <text:p>36</text:p>
          </table:table-cell>
          <table:table-cell table:style-name="ce10" table:formula="of:=[.AM21]+1" office:value-type="float" office:value="37" calcext:value-type="float">
            <text:p>37</text:p>
          </table:table-cell>
          <table:table-cell table:style-name="ce10" table:formula="of:=[.AN21]+1" office:value-type="float" office:value="38" calcext:value-type="float">
            <text:p>38</text:p>
          </table:table-cell>
          <table:table-cell table:style-name="ce10" table:formula="of:=[.AO21]+1" office:value-type="float" office:value="39" calcext:value-type="float">
            <text:p>39</text:p>
          </table:table-cell>
          <table:table-cell table:style-name="ce10" table:formula="of:=[.AP21]+1" office:value-type="float" office:value="40" calcext:value-type="float">
            <text:p>40</text:p>
          </table:table-cell>
          <table:table-cell table:style-name="ce10" table:formula="of:=[.AQ21]+1" office:value-type="float" office:value="41" calcext:value-type="float">
            <text:p>41</text:p>
          </table:table-cell>
          <table:table-cell table:style-name="ce10" table:formula="of:=[.AR21]+1" office:value-type="float" office:value="42" calcext:value-type="float">
            <text:p>42</text:p>
          </table:table-cell>
          <table:table-cell table:style-name="ce10" table:formula="of:=[.AS21]+1" office:value-type="float" office:value="43" calcext:value-type="float">
            <text:p>43</text:p>
          </table:table-cell>
          <table:table-cell table:style-name="ce10" table:formula="of:=[.AT21]+1" office:value-type="float" office:value="44" calcext:value-type="float">
            <text:p>44</text:p>
          </table:table-cell>
          <table:table-cell table:style-name="ce10" table:formula="of:=[.AU21]+1" office:value-type="float" office:value="45" calcext:value-type="float">
            <text:p>45</text:p>
          </table:table-cell>
          <table:table-cell table:style-name="ce10" table:formula="of:=[.AV21]+1" office:value-type="float" office:value="46" calcext:value-type="float">
            <text:p>46</text:p>
          </table:table-cell>
          <table:table-cell table:style-name="ce10" table:formula="of:=[.AW21]+1" office:value-type="float" office:value="47" calcext:value-type="float">
            <text:p>47</text:p>
          </table:table-cell>
          <table:table-cell table:style-name="ce10" table:formula="of:=[.AX21]+1" office:value-type="float" office:value="48" calcext:value-type="float">
            <text:p>48</text:p>
          </table:table-cell>
          <table:table-cell table:style-name="ce10" table:formula="of:=[.AY21]+1" office:value-type="float" office:value="49" calcext:value-type="float">
            <text:p>49</text:p>
          </table:table-cell>
          <table:table-cell table:style-name="ce10" table:formula="of:=[.AZ21]+1" office:value-type="float" office:value="50" calcext:value-type="float">
            <text:p>50</text:p>
          </table:table-cell>
          <table:table-cell table:style-name="ce10" table:formula="of:=[.BA21]+1" office:value-type="float" office:value="51" calcext:value-type="float">
            <text:p>51</text:p>
          </table:table-cell>
          <table:table-cell table:style-name="ce10" table:formula="of:=[.BB21]+1" office:value-type="float" office:value="52" calcext:value-type="float">
            <text:p>52</text:p>
          </table:table-cell>
          <table:table-cell table:style-name="ce10" table:formula="of:=[.BC21]+1" office:value-type="float" office:value="53" calcext:value-type="float">
            <text:p>53</text:p>
          </table:table-cell>
          <table:table-cell table:style-name="ce10" table:formula="of:=[.BD21]+1" office:value-type="float" office:value="54" calcext:value-type="float">
            <text:p>54</text:p>
          </table:table-cell>
          <table:table-cell table:style-name="ce10" table:formula="of:=[.BE21]+1" office:value-type="float" office:value="55" calcext:value-type="float">
            <text:p>55</text:p>
          </table:table-cell>
          <table:table-cell table:style-name="ce10" table:formula="of:=[.BF21]+1" office:value-type="float" office:value="56" calcext:value-type="float">
            <text:p>56</text:p>
          </table:table-cell>
          <table:table-cell table:style-name="ce10" table:formula="of:=[.BG21]+1" office:value-type="float" office:value="57" calcext:value-type="float">
            <text:p>57</text:p>
          </table:table-cell>
          <table:table-cell table:style-name="ce10" table:formula="of:=[.BH21]+1" office:value-type="float" office:value="58" calcext:value-type="float">
            <text:p>58</text:p>
          </table:table-cell>
          <table:table-cell table:style-name="ce10" table:formula="of:=[.BI21]+1" office:value-type="float" office:value="59" calcext:value-type="float">
            <text:p>59</text:p>
          </table:table-cell>
          <table:table-cell table:style-name="ce10" table:formula="of:=[.BJ21]+1" office:value-type="float" office:value="60" calcext:value-type="float">
            <text:p>60</text:p>
          </table:table-cell>
          <table:table-cell table:style-name="ce10" table:formula="of:=[.BK21]+1" office:value-type="float" office:value="61" calcext:value-type="float">
            <text:p>61</text:p>
          </table:table-cell>
          <table:table-cell table:style-name="ce10" table:formula="of:=[.BL21]+1" office:value-type="float" office:value="62" calcext:value-type="float">
            <text:p>62</text:p>
          </table:table-cell>
          <table:table-cell table:style-name="ce10" table:formula="of:=[.BM21]+1" office:value-type="float" office:value="63" calcext:value-type="float">
            <text:p>63</text:p>
          </table:table-cell>
          <table:table-cell table:style-name="ce10" table:formula="of:=[.BN21]+1" office:value-type="float" office:value="64" calcext:value-type="float">
            <text:p>64</text:p>
          </table:table-cell>
          <table:table-cell table:style-name="ce10" table:formula="of:=[.BO21]+1" office:value-type="float" office:value="65" calcext:value-type="float">
            <text:p>65</text:p>
          </table:table-cell>
          <table:table-cell table:style-name="ce10" table:formula="of:=[.BP21]+1" office:value-type="float" office:value="66" calcext:value-type="float">
            <text:p>66</text:p>
          </table:table-cell>
          <table:table-cell table:style-name="ce10" table:formula="of:=[.BQ21]+1" office:value-type="float" office:value="67" calcext:value-type="float">
            <text:p>67</text:p>
          </table:table-cell>
          <table:table-cell table:style-name="ce10" table:formula="of:=[.BR21]+1" office:value-type="float" office:value="68" calcext:value-type="float">
            <text:p>68</text:p>
          </table:table-cell>
          <table:table-cell table:style-name="ce10" table:formula="of:=[.BS21]+1" office:value-type="float" office:value="69" calcext:value-type="float">
            <text:p>69</text:p>
          </table:table-cell>
          <table:table-cell table:style-name="ce10" table:formula="of:=[.BT21]+1" office:value-type="float" office:value="70" calcext:value-type="float">
            <text:p>70</text:p>
          </table:table-cell>
          <table:table-cell table:style-name="ce10" table:formula="of:=[.BU21]+1" office:value-type="float" office:value="71" calcext:value-type="float">
            <text:p>71</text:p>
          </table:table-cell>
          <table:table-cell table:style-name="ce10" table:formula="of:=[.BV21]+1" office:value-type="float" office:value="72" calcext:value-type="float">
            <text:p>72</text:p>
          </table:table-cell>
          <table:table-cell table:style-name="ce10" table:formula="of:=[.BW21]+1" office:value-type="float" office:value="73" calcext:value-type="float">
            <text:p>73</text:p>
          </table:table-cell>
          <table:table-cell table:style-name="ce10" table:formula="of:=[.BX21]+1" office:value-type="float" office:value="74" calcext:value-type="float">
            <text:p>74</text:p>
          </table:table-cell>
          <table:table-cell table:style-name="ce10" table:formula="of:=[.BY21]+1" office:value-type="float" office:value="75" calcext:value-type="float">
            <text:p>75</text:p>
          </table:table-cell>
          <table:table-cell table:style-name="ce10" table:formula="of:=[.BZ21]+1" office:value-type="float" office:value="76" calcext:value-type="float">
            <text:p>76</text:p>
          </table:table-cell>
          <table:table-cell table:style-name="ce10" table:formula="of:=[.CA21]+1" office:value-type="float" office:value="77" calcext:value-type="float">
            <text:p>77</text:p>
          </table:table-cell>
          <table:table-cell table:style-name="ce10" table:formula="of:=[.CB21]+1" office:value-type="float" office:value="78" calcext:value-type="float">
            <text:p>78</text:p>
          </table:table-cell>
          <table:table-cell table:style-name="ce10" table:formula="of:=[.CC21]+1" office:value-type="float" office:value="79" calcext:value-type="float">
            <text:p>79</text:p>
          </table:table-cell>
          <table:table-cell table:style-name="ce10" table:formula="of:=[.CD21]+1" office:value-type="float" office:value="80" calcext:value-type="float">
            <text:p>80</text:p>
          </table:table-cell>
          <table:table-cell table:style-name="ce10" table:formula="of:=[.CE21]+1" office:value-type="float" office:value="81" calcext:value-type="float">
            <text:p>81</text:p>
          </table:table-cell>
          <table:table-cell table:style-name="ce10" table:formula="of:=[.CF21]+1" office:value-type="float" office:value="82" calcext:value-type="float">
            <text:p>82</text:p>
          </table:table-cell>
          <table:table-cell table:style-name="ce10" table:formula="of:=[.CG21]+1" office:value-type="float" office:value="83" calcext:value-type="float">
            <text:p>83</text:p>
          </table:table-cell>
          <table:table-cell table:style-name="ce10" table:formula="of:=[.CH21]+1" office:value-type="float" office:value="84" calcext:value-type="float">
            <text:p>84</text:p>
          </table:table-cell>
          <table:table-cell table:style-name="ce10" table:formula="of:=[.CI21]+1" office:value-type="float" office:value="85" calcext:value-type="float">
            <text:p>85</text:p>
          </table:table-cell>
          <table:table-cell table:style-name="ce10" table:formula="of:=[.CJ21]+1" office:value-type="float" office:value="86" calcext:value-type="float">
            <text:p>86</text:p>
          </table:table-cell>
          <table:table-cell table:style-name="ce10" table:formula="of:=[.CK21]+1" office:value-type="float" office:value="87" calcext:value-type="float">
            <text:p>87</text:p>
          </table:table-cell>
          <table:table-cell table:style-name="ce10" table:formula="of:=[.CL21]+1" office:value-type="float" office:value="88" calcext:value-type="float">
            <text:p>88</text:p>
          </table:table-cell>
          <table:table-cell table:style-name="ce10" table:formula="of:=[.CM21]+1" office:value-type="float" office:value="89" calcext:value-type="float">
            <text:p>89</text:p>
          </table:table-cell>
          <table:table-cell table:style-name="ce10" table:formula="of:=[.CN21]+1" office:value-type="float" office:value="90" calcext:value-type="float">
            <text:p>90</text:p>
          </table:table-cell>
          <table:table-cell table:style-name="ce10" table:formula="of:=[.CO21]+1" office:value-type="float" office:value="91" calcext:value-type="float">
            <text:p>91</text:p>
          </table:table-cell>
          <table:table-cell table:style-name="ce10" table:formula="of:=[.CP21]+1" office:value-type="float" office:value="92" calcext:value-type="float">
            <text:p>92</text:p>
          </table:table-cell>
          <table:table-cell table:style-name="ce10" table:formula="of:=[.CQ21]+1" office:value-type="float" office:value="93" calcext:value-type="float">
            <text:p>93</text:p>
          </table:table-cell>
          <table:table-cell table:style-name="ce10" table:formula="of:=[.CR21]+1" office:value-type="float" office:value="94" calcext:value-type="float">
            <text:p>94</text:p>
          </table:table-cell>
          <table:table-cell table:style-name="ce10" table:formula="of:=[.CS21]+1" office:value-type="float" office:value="95" calcext:value-type="float">
            <text:p>95</text:p>
          </table:table-cell>
          <table:table-cell table:style-name="ce10" table:formula="of:=[.CT21]+1" office:value-type="float" office:value="96" calcext:value-type="float">
            <text:p>96</text:p>
          </table:table-cell>
          <table:table-cell table:style-name="ce10" table:formula="of:=[.CU21]+1" office:value-type="float" office:value="97" calcext:value-type="float">
            <text:p>97</text:p>
          </table:table-cell>
          <table:table-cell table:style-name="ce10" table:formula="of:=[.CV21]+1" office:value-type="float" office:value="98" calcext:value-type="float">
            <text:p>98</text:p>
          </table:table-cell>
          <table:table-cell table:style-name="ce10" table:formula="of:=[.CW21]+1" office:value-type="float" office:value="99" calcext:value-type="float">
            <text:p>99</text:p>
          </table:table-cell>
          <table:table-cell table:style-name="ce10" table:formula="of:=[.CX21]+1" office:value-type="float" office:value="100" calcext:value-type="float">
            <text:p>100</text:p>
          </table:table-cell>
          <table:table-cell table:style-name="ce10" table:formula="of:=[.CY21]+1" office:value-type="float" office:value="101" calcext:value-type="float">
            <text:p>101</text:p>
          </table:table-cell>
          <table:table-cell table:style-name="ce10" table:formula="of:=[.CZ21]+1" office:value-type="float" office:value="102" calcext:value-type="float">
            <text:p>102</text:p>
          </table:table-cell>
          <table:table-cell table:style-name="ce10" table:formula="of:=[.DA21]+1" office:value-type="float" office:value="103" calcext:value-type="float">
            <text:p>103</text:p>
          </table:table-cell>
          <table:table-cell table:style-name="ce10" table:formula="of:=[.DB21]+1" office:value-type="float" office:value="104" calcext:value-type="float">
            <text:p>104</text:p>
          </table:table-cell>
          <table:table-cell table:style-name="ce10" table:formula="of:=[.DC21]+1" office:value-type="float" office:value="105" calcext:value-type="float">
            <text:p>105</text:p>
          </table:table-cell>
          <table:table-cell table:style-name="ce10" table:formula="of:=[.DD21]+1" office:value-type="float" office:value="106" calcext:value-type="float">
            <text:p>106</text:p>
          </table:table-cell>
          <table:table-cell table:style-name="ce10" table:formula="of:=[.DE21]+1" office:value-type="float" office:value="107" calcext:value-type="float">
            <text:p>107</text:p>
          </table:table-cell>
          <table:table-cell table:style-name="ce10" table:formula="of:=[.DF21]+1" office:value-type="float" office:value="108" calcext:value-type="float">
            <text:p>108</text:p>
          </table:table-cell>
          <table:table-cell table:style-name="ce10" table:formula="of:=[.DG21]+1" office:value-type="float" office:value="109" calcext:value-type="float">
            <text:p>109</text:p>
          </table:table-cell>
          <table:table-cell table:style-name="ce10" table:formula="of:=[.DH21]+1" office:value-type="float" office:value="110" calcext:value-type="float">
            <text:p>110</text:p>
          </table:table-cell>
          <table:table-cell table:style-name="ce10" table:formula="of:=[.DI21]+1" office:value-type="float" office:value="111" calcext:value-type="float">
            <text:p>111</text:p>
          </table:table-cell>
          <table:table-cell table:style-name="ce10" table:formula="of:=[.DJ21]+1" office:value-type="float" office:value="112" calcext:value-type="float">
            <text:p>112</text:p>
          </table:table-cell>
          <table:table-cell table:style-name="ce10" table:formula="of:=[.DK21]+1" office:value-type="float" office:value="113" calcext:value-type="float">
            <text:p>113</text:p>
          </table:table-cell>
          <table:table-cell table:style-name="ce10" table:formula="of:=[.DL21]+1" office:value-type="float" office:value="114" calcext:value-type="float">
            <text:p>114</text:p>
          </table:table-cell>
          <table:table-cell table:style-name="ce10" table:formula="of:=[.DM21]+1" office:value-type="float" office:value="115" calcext:value-type="float">
            <text:p>115</text:p>
          </table:table-cell>
          <table:table-cell table:style-name="ce10" table:formula="of:=[.DN21]+1" office:value-type="float" office:value="116" calcext:value-type="float">
            <text:p>116</text:p>
          </table:table-cell>
          <table:table-cell table:style-name="ce10" table:formula="of:=[.DO21]+1" office:value-type="float" office:value="117" calcext:value-type="float">
            <text:p>117</text:p>
          </table:table-cell>
          <table:table-cell table:style-name="ce10" table:formula="of:=[.DP21]+1" office:value-type="float" office:value="118" calcext:value-type="float">
            <text:p>118</text:p>
          </table:table-cell>
          <table:table-cell table:style-name="ce10" table:formula="of:=[.DQ21]+1" office:value-type="float" office:value="119" calcext:value-type="float">
            <text:p>119</text:p>
          </table:table-cell>
          <table:table-cell table:style-name="ce10" table:formula="of:=[.DR21]+1" office:value-type="float" office:value="120" calcext:value-type="float">
            <text:p>120</text:p>
          </table:table-cell>
          <table:table-cell table:style-name="ce10" table:formula="of:=[.DS21]+1" office:value-type="float" office:value="121" calcext:value-type="float">
            <text:p>121</text:p>
          </table:table-cell>
          <table:table-cell table:style-name="ce10" table:formula="of:=[.DT21]+1" office:value-type="float" office:value="122" calcext:value-type="float">
            <text:p>122</text:p>
          </table:table-cell>
          <table:table-cell table:style-name="ce10" table:formula="of:=[.DU21]+1" office:value-type="float" office:value="123" calcext:value-type="float">
            <text:p>123</text:p>
          </table:table-cell>
          <table:table-cell table:style-name="ce10" table:formula="of:=[.DV21]+1" office:value-type="float" office:value="124" calcext:value-type="float">
            <text:p>124</text:p>
          </table:table-cell>
          <table:table-cell table:style-name="ce10" table:formula="of:=[.DW21]+1" office:value-type="float" office:value="125" calcext:value-type="float">
            <text:p>125</text:p>
          </table:table-cell>
          <table:table-cell table:style-name="ce10" table:formula="of:=[.DX21]+1" office:value-type="float" office:value="126" calcext:value-type="float">
            <text:p>126</text:p>
          </table:table-cell>
          <table:table-cell table:style-name="ce10" table:formula="of:=[.DY21]+1" office:value-type="float" office:value="127" calcext:value-type="float">
            <text:p>127</text:p>
          </table:table-cell>
          <table:table-cell table:style-name="ce10" table:formula="of:=[.DZ21]+1" office:value-type="float" office:value="128" calcext:value-type="float">
            <text:p>128</text:p>
          </table:table-cell>
          <table:table-cell table:style-name="ce10" table:formula="of:=[.EA21]+1" office:value-type="float" office:value="129" calcext:value-type="float">
            <text:p>129</text:p>
          </table:table-cell>
          <table:table-cell table:style-name="ce10" table:formula="of:=[.EB21]+1" office:value-type="float" office:value="130" calcext:value-type="float">
            <text:p>130</text:p>
          </table:table-cell>
          <table:table-cell table:style-name="ce10" table:formula="of:=[.EC21]+1" office:value-type="float" office:value="131" calcext:value-type="float">
            <text:p>131</text:p>
          </table:table-cell>
          <table:table-cell table:style-name="ce10" table:formula="of:=[.ED21]+1" office:value-type="float" office:value="132" calcext:value-type="float">
            <text:p>132</text:p>
          </table:table-cell>
          <table:table-cell table:style-name="ce10" table:formula="of:=[.EE21]+1" office:value-type="float" office:value="133" calcext:value-type="float">
            <text:p>133</text:p>
          </table:table-cell>
          <table:table-cell table:style-name="ce10" table:formula="of:=[.EF21]+1" office:value-type="float" office:value="134" calcext:value-type="float">
            <text:p>134</text:p>
          </table:table-cell>
          <table:table-cell table:style-name="ce10" table:formula="of:=[.EG21]+1" office:value-type="float" office:value="135" calcext:value-type="float">
            <text:p>135</text:p>
          </table:table-cell>
          <table:table-cell table:style-name="ce10" table:formula="of:=[.EH21]+1" office:value-type="float" office:value="136" calcext:value-type="float">
            <text:p>136</text:p>
          </table:table-cell>
          <table:table-cell table:style-name="ce10" table:formula="of:=[.EI21]+1" office:value-type="float" office:value="137" calcext:value-type="float">
            <text:p>137</text:p>
          </table:table-cell>
          <table:table-cell table:style-name="ce10" table:formula="of:=[.EJ21]+1" office:value-type="float" office:value="138" calcext:value-type="float">
            <text:p>138</text:p>
          </table:table-cell>
          <table:table-cell table:style-name="ce10" table:formula="of:=[.EK21]+1" office:value-type="float" office:value="139" calcext:value-type="float">
            <text:p>139</text:p>
          </table:table-cell>
          <table:table-cell table:style-name="ce10" table:formula="of:=[.EL21]+1" office:value-type="float" office:value="140" calcext:value-type="float">
            <text:p>140</text:p>
          </table:table-cell>
          <table:table-cell table:style-name="ce10" table:formula="of:=[.EM21]+1" office:value-type="float" office:value="141" calcext:value-type="float">
            <text:p>141</text:p>
          </table:table-cell>
          <table:table-cell table:style-name="ce10" table:formula="of:=[.EN21]+1" office:value-type="float" office:value="142" calcext:value-type="float">
            <text:p>142</text:p>
          </table:table-cell>
          <table:table-cell table:style-name="ce10" table:formula="of:=[.EO21]+1" office:value-type="float" office:value="143" calcext:value-type="float">
            <text:p>143</text:p>
          </table:table-cell>
          <table:table-cell table:style-name="ce10" table:formula="of:=[.EP21]+1" office:value-type="float" office:value="144" calcext:value-type="float">
            <text:p>144</text:p>
          </table:table-cell>
          <table:table-cell table:style-name="ce10" table:formula="of:=[.EQ21]+1" office:value-type="float" office:value="145" calcext:value-type="float">
            <text:p>145</text:p>
          </table:table-cell>
          <table:table-cell table:style-name="ce10" table:formula="of:=[.ER21]+1" office:value-type="float" office:value="146" calcext:value-type="float">
            <text:p>146</text:p>
          </table:table-cell>
          <table:table-cell table:style-name="ce10" table:formula="of:=[.ES21]+1" office:value-type="float" office:value="147" calcext:value-type="float">
            <text:p>147</text:p>
          </table:table-cell>
          <table:table-cell table:style-name="ce10" table:formula="of:=[.ET21]+1" office:value-type="float" office:value="148" calcext:value-type="float">
            <text:p>148</text:p>
          </table:table-cell>
          <table:table-cell table:style-name="ce10" table:formula="of:=[.EU21]+1" office:value-type="float" office:value="149" calcext:value-type="float">
            <text:p>149</text:p>
          </table:table-cell>
          <table:table-cell table:style-name="ce10" table:formula="of:=[.EV21]+1" office:value-type="float" office:value="150" calcext:value-type="float">
            <text:p>150</text:p>
          </table:table-cell>
          <table:table-cell table:style-name="ce10" table:formula="of:=[.EW21]+1" office:value-type="float" office:value="151" calcext:value-type="float">
            <text:p>151</text:p>
          </table:table-cell>
          <table:table-cell table:style-name="ce10" table:formula="of:=[.EX21]+1" office:value-type="float" office:value="152" calcext:value-type="float">
            <text:p>152</text:p>
          </table:table-cell>
          <table:table-cell table:style-name="ce10" table:formula="of:=[.EY21]+1" office:value-type="float" office:value="153" calcext:value-type="float">
            <text:p>153</text:p>
          </table:table-cell>
          <table:table-cell table:style-name="ce10" table:formula="of:=[.EZ21]+1" office:value-type="float" office:value="154" calcext:value-type="float">
            <text:p>154</text:p>
          </table:table-cell>
          <table:table-cell table:style-name="ce10" table:formula="of:=[.FA21]+1" office:value-type="float" office:value="155" calcext:value-type="float">
            <text:p>155</text:p>
          </table:table-cell>
          <table:table-cell table:style-name="ce10" table:formula="of:=[.FB21]+1" office:value-type="float" office:value="156" calcext:value-type="float">
            <text:p>156</text:p>
          </table:table-cell>
          <table:table-cell table:style-name="ce10" table:formula="of:=[.FC21]+1" office:value-type="float" office:value="157" calcext:value-type="float">
            <text:p>157</text:p>
          </table:table-cell>
          <table:table-cell table:style-name="ce10" table:formula="of:=[.FD21]+1" office:value-type="float" office:value="158" calcext:value-type="float">
            <text:p>158</text:p>
          </table:table-cell>
          <table:table-cell table:style-name="ce10" table:formula="of:=[.FE21]+1" office:value-type="float" office:value="159" calcext:value-type="float">
            <text:p>159</text:p>
          </table:table-cell>
          <table:table-cell table:style-name="ce10" table:formula="of:=[.FF21]+1" office:value-type="float" office:value="160" calcext:value-type="float">
            <text:p>160</text:p>
          </table:table-cell>
          <table:table-cell table:style-name="ce10" table:formula="of:=[.FG21]+1" office:value-type="float" office:value="161" calcext:value-type="float">
            <text:p>161</text:p>
          </table:table-cell>
          <table:table-cell table:style-name="ce10" table:formula="of:=[.FH21]+1" office:value-type="float" office:value="162" calcext:value-type="float">
            <text:p>162</text:p>
          </table:table-cell>
          <table:table-cell table:style-name="ce10" table:formula="of:=[.FI21]+1" office:value-type="float" office:value="163" calcext:value-type="float">
            <text:p>163</text:p>
          </table:table-cell>
          <table:table-cell table:style-name="ce10" table:formula="of:=[.FJ21]+1" office:value-type="float" office:value="164" calcext:value-type="float">
            <text:p>164</text:p>
          </table:table-cell>
          <table:table-cell table:style-name="ce10" table:formula="of:=[.FK21]+1" office:value-type="float" office:value="165" calcext:value-type="float">
            <text:p>165</text:p>
          </table:table-cell>
          <table:table-cell table:style-name="ce10" table:formula="of:=[.FL21]+1" office:value-type="float" office:value="166" calcext:value-type="float">
            <text:p>166</text:p>
          </table:table-cell>
          <table:table-cell table:style-name="ce10" table:formula="of:=[.FM21]+1" office:value-type="float" office:value="167" calcext:value-type="float">
            <text:p>167</text:p>
          </table:table-cell>
          <table:table-cell table:style-name="ce10" table:formula="of:=[.FN21]+1" office:value-type="float" office:value="168" calcext:value-type="float">
            <text:p>168</text:p>
          </table:table-cell>
          <table:table-cell table:style-name="ce10" table:formula="of:=[.FO21]+1" office:value-type="float" office:value="169" calcext:value-type="float">
            <text:p>169</text:p>
          </table:table-cell>
          <table:table-cell table:style-name="ce10" table:formula="of:=[.FP21]+1" office:value-type="float" office:value="170" calcext:value-type="float">
            <text:p>170</text:p>
          </table:table-cell>
          <table:table-cell table:style-name="ce10" table:formula="of:=[.FQ21]+1" office:value-type="float" office:value="171" calcext:value-type="float">
            <text:p>171</text:p>
          </table:table-cell>
          <table:table-cell table:style-name="ce10" table:formula="of:=[.FR21]+1" office:value-type="float" office:value="172" calcext:value-type="float">
            <text:p>172</text:p>
          </table:table-cell>
          <table:table-cell table:style-name="ce10" table:formula="of:=[.FS21]+1" office:value-type="float" office:value="173" calcext:value-type="float">
            <text:p>173</text:p>
          </table:table-cell>
          <table:table-cell table:style-name="ce10" table:formula="of:=[.FT21]+1" office:value-type="float" office:value="174" calcext:value-type="float">
            <text:p>174</text:p>
          </table:table-cell>
          <table:table-cell table:style-name="ce10" table:formula="of:=[.FU21]+1" office:value-type="float" office:value="175" calcext:value-type="float">
            <text:p>175</text:p>
          </table:table-cell>
          <table:table-cell table:style-name="ce10" table:formula="of:=[.FV21]+1" office:value-type="float" office:value="176" calcext:value-type="float">
            <text:p>176</text:p>
          </table:table-cell>
          <table:table-cell table:style-name="ce10" table:formula="of:=[.FW21]+1" office:value-type="float" office:value="177" calcext:value-type="float">
            <text:p>177</text:p>
          </table:table-cell>
          <table:table-cell table:style-name="ce10" table:formula="of:=[.FX21]+1" office:value-type="float" office:value="178" calcext:value-type="float">
            <text:p>178</text:p>
          </table:table-cell>
          <table:table-cell table:style-name="ce10" table:formula="of:=[.FY21]+1" office:value-type="float" office:value="179" calcext:value-type="float">
            <text:p>179</text:p>
          </table:table-cell>
          <table:table-cell table:style-name="ce10" table:formula="of:=[.FZ21]+1" office:value-type="float" office:value="180" calcext:value-type="float">
            <text:p>180</text:p>
          </table:table-cell>
          <table:table-cell table:style-name="ce10" table:formula="of:=[.GA21]+1" office:value-type="float" office:value="181" calcext:value-type="float">
            <text:p>181</text:p>
          </table:table-cell>
          <table:table-cell table:style-name="ce10" table:formula="of:=[.GB21]+1" office:value-type="float" office:value="182" calcext:value-type="float">
            <text:p>182</text:p>
          </table:table-cell>
          <table:table-cell table:style-name="ce10" table:formula="of:=[.GC21]+1" office:value-type="float" office:value="183" calcext:value-type="float">
            <text:p>183</text:p>
          </table:table-cell>
          <table:table-cell table:style-name="ce10" table:formula="of:=[.GD21]+1" office:value-type="float" office:value="184" calcext:value-type="float">
            <text:p>184</text:p>
          </table:table-cell>
          <table:table-cell table:style-name="ce10" table:formula="of:=[.GE21]+1" office:value-type="float" office:value="185" calcext:value-type="float">
            <text:p>185</text:p>
          </table:table-cell>
          <table:table-cell table:style-name="ce10" table:formula="of:=[.GF21]+1" office:value-type="float" office:value="186" calcext:value-type="float">
            <text:p>186</text:p>
          </table:table-cell>
          <table:table-cell table:style-name="ce10" table:formula="of:=[.GG21]+1" office:value-type="float" office:value="187" calcext:value-type="float">
            <text:p>187</text:p>
          </table:table-cell>
          <table:table-cell table:style-name="ce10" table:formula="of:=[.GH21]+1" office:value-type="float" office:value="188" calcext:value-type="float">
            <text:p>188</text:p>
          </table:table-cell>
          <table:table-cell table:style-name="ce10" table:formula="of:=[.GI21]+1" office:value-type="float" office:value="189" calcext:value-type="float">
            <text:p>189</text:p>
          </table:table-cell>
          <table:table-cell table:style-name="ce10" table:formula="of:=[.GJ21]+1" office:value-type="float" office:value="190" calcext:value-type="float">
            <text:p>190</text:p>
          </table:table-cell>
          <table:table-cell table:style-name="ce10" table:formula="of:=[.GK21]+1" office:value-type="float" office:value="191" calcext:value-type="float">
            <text:p>191</text:p>
          </table:table-cell>
          <table:table-cell table:style-name="ce10" table:formula="of:=[.GL21]+1" office:value-type="float" office:value="192" calcext:value-type="float">
            <text:p>192</text:p>
          </table:table-cell>
          <table:table-cell table:style-name="ce10" table:formula="of:=[.GM21]+1" office:value-type="float" office:value="193" calcext:value-type="float">
            <text:p>193</text:p>
          </table:table-cell>
          <table:table-cell table:style-name="ce10" table:formula="of:=[.GN21]+1" office:value-type="float" office:value="194" calcext:value-type="float">
            <text:p>194</text:p>
          </table:table-cell>
          <table:table-cell table:style-name="ce10" table:formula="of:=[.GO21]+1" office:value-type="float" office:value="195" calcext:value-type="float">
            <text:p>195</text:p>
          </table:table-cell>
          <table:table-cell table:style-name="ce10" table:formula="of:=[.GP21]+1" office:value-type="float" office:value="196" calcext:value-type="float">
            <text:p>196</text:p>
          </table:table-cell>
          <table:table-cell table:style-name="ce10" table:formula="of:=[.GQ21]+1"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table:formula="of:=[.C22]" office:value-type="float" office:value="1000" calcext:value-type="float">
            <text:p>1000</text:p>
          </table:table-cell>
          <table:table-cell table:style-name="ce7" table:formula="of:=[.D22]" office:value-type="float" office:value="1000" calcext:value-type="float">
            <text:p>1000</text:p>
          </table:table-cell>
          <table:table-cell table:style-name="ce7" table:formula="of:=[.E22]" office:value-type="float" office:value="1000" calcext:value-type="float">
            <text:p>1000</text:p>
          </table:table-cell>
          <table:table-cell table:style-name="ce7" table:formula="of:=[.F22]" office:value-type="float" office:value="1000" calcext:value-type="float">
            <text:p>1000</text:p>
          </table:table-cell>
          <table:table-cell table:style-name="ce7" table:formula="of:=[.G22]" office:value-type="float" office:value="1000" calcext:value-type="float">
            <text:p>1000</text:p>
          </table:table-cell>
          <table:table-cell table:style-name="ce7" table:formula="of:=[.H22]" office:value-type="float" office:value="1000" calcext:value-type="float">
            <text:p>1000</text:p>
          </table:table-cell>
          <table:table-cell table:style-name="ce7" table:formula="of:=[.I22]" office:value-type="float" office:value="1000" calcext:value-type="float">
            <text:p>1000</text:p>
          </table:table-cell>
          <table:table-cell table:style-name="ce7" table:formula="of:=[.J22]" office:value-type="float" office:value="1000" calcext:value-type="float">
            <text:p>1000</text:p>
          </table:table-cell>
          <table:table-cell table:style-name="ce7" table:formula="of:=[.K22]" office:value-type="float" office:value="1000" calcext:value-type="float">
            <text:p>1000</text:p>
          </table:table-cell>
          <table:table-cell table:style-name="ce7" table:formula="of:=[.L22]" office:value-type="float" office:value="1000" calcext:value-type="float">
            <text:p>1000</text:p>
          </table:table-cell>
          <table:table-cell table:style-name="ce7" table:formula="of:=[.M22]" office:value-type="float" office:value="1000" calcext:value-type="float">
            <text:p>1000</text:p>
          </table:table-cell>
          <table:table-cell table:style-name="ce7" table:formula="of:=[.N22]" office:value-type="float" office:value="1000" calcext:value-type="float">
            <text:p>1000</text:p>
          </table:table-cell>
          <table:table-cell table:style-name="ce7" table:formula="of:=[.O22]" office:value-type="float" office:value="1000" calcext:value-type="float">
            <text:p>1000</text:p>
          </table:table-cell>
          <table:table-cell table:style-name="ce7" table:formula="of:=[.P22]" office:value-type="float" office:value="1000" calcext:value-type="float">
            <text:p>1000</text:p>
          </table:table-cell>
          <table:table-cell table:style-name="ce7" table:formula="of:=[.Q22]" office:value-type="float" office:value="1000" calcext:value-type="float">
            <text:p>1000</text:p>
          </table:table-cell>
          <table:table-cell table:style-name="ce7" table:formula="of:=[.R22]" office:value-type="float" office:value="1000" calcext:value-type="float">
            <text:p>1000</text:p>
          </table:table-cell>
          <table:table-cell table:style-name="ce7" table:formula="of:=[.S22]" office:value-type="float" office:value="1000" calcext:value-type="float">
            <text:p>1000</text:p>
          </table:table-cell>
          <table:table-cell table:style-name="ce7" table:formula="of:=[.T22]" office:value-type="float" office:value="1000" calcext:value-type="float">
            <text:p>1000</text:p>
          </table:table-cell>
          <table:table-cell table:style-name="ce7" table:formula="of:=[.U22]" office:value-type="float" office:value="1000" calcext:value-type="float">
            <text:p>1000</text:p>
          </table:table-cell>
          <table:table-cell table:style-name="ce7" table:formula="of:=[.V22]" office:value-type="float" office:value="1000" calcext:value-type="float">
            <text:p>1000</text:p>
          </table:table-cell>
          <table:table-cell table:style-name="ce7" table:formula="of:=[.W22]" office:value-type="float" office:value="1000" calcext:value-type="float">
            <text:p>1000</text:p>
          </table:table-cell>
          <table:table-cell table:style-name="ce7" table:formula="of:=[.X22]" office:value-type="float" office:value="1000" calcext:value-type="float">
            <text:p>1000</text:p>
          </table:table-cell>
          <table:table-cell table:style-name="ce7" table:formula="of:=[.Y22]" office:value-type="float" office:value="1000" calcext:value-type="float">
            <text:p>1000</text:p>
          </table:table-cell>
          <table:table-cell table:style-name="ce7" table:formula="of:=[.Z22]" office:value-type="float" office:value="1000" calcext:value-type="float">
            <text:p>1000</text:p>
          </table:table-cell>
          <table:table-cell table:style-name="ce7" table:formula="of:=[.AA22]" office:value-type="float" office:value="1000" calcext:value-type="float">
            <text:p>1000</text:p>
          </table:table-cell>
          <table:table-cell table:style-name="ce7" table:formula="of:=[.AB22]" office:value-type="float" office:value="1000" calcext:value-type="float">
            <text:p>1000</text:p>
          </table:table-cell>
          <table:table-cell table:style-name="ce7" table:formula="of:=[.AC22]" office:value-type="float" office:value="1000" calcext:value-type="float">
            <text:p>1000</text:p>
          </table:table-cell>
          <table:table-cell table:style-name="ce7" table:formula="of:=[.AD22]" office:value-type="float" office:value="1000" calcext:value-type="float">
            <text:p>1000</text:p>
          </table:table-cell>
          <table:table-cell table:style-name="ce7" table:formula="of:=[.AE22]" office:value-type="float" office:value="1000" calcext:value-type="float">
            <text:p>1000</text:p>
          </table:table-cell>
          <table:table-cell table:style-name="ce7" table:formula="of:=[.AF22]" office:value-type="float" office:value="1000" calcext:value-type="float">
            <text:p>1000</text:p>
          </table:table-cell>
          <table:table-cell table:style-name="ce7" table:formula="of:=[.AG22]" office:value-type="float" office:value="1000" calcext:value-type="float">
            <text:p>1000</text:p>
          </table:table-cell>
          <table:table-cell table:style-name="ce7" table:formula="of:=[.AH22]" office:value-type="float" office:value="1000" calcext:value-type="float">
            <text:p>1000</text:p>
          </table:table-cell>
          <table:table-cell table:style-name="ce7" table:formula="of:=[.AI22]" office:value-type="float" office:value="1000" calcext:value-type="float">
            <text:p>1000</text:p>
          </table:table-cell>
          <table:table-cell table:style-name="ce7" table:formula="of:=[.AJ22]" office:value-type="float" office:value="1000" calcext:value-type="float">
            <text:p>1000</text:p>
          </table:table-cell>
          <table:table-cell table:style-name="ce7" table:formula="of:=[.AK22]" office:value-type="float" office:value="1000" calcext:value-type="float">
            <text:p>1000</text:p>
          </table:table-cell>
          <table:table-cell table:style-name="ce7" table:formula="of:=[.AL22]" office:value-type="float" office:value="1000" calcext:value-type="float">
            <text:p>1000</text:p>
          </table:table-cell>
          <table:table-cell table:style-name="ce7" table:formula="of:=[.AM22]" office:value-type="float" office:value="1000" calcext:value-type="float">
            <text:p>1000</text:p>
          </table:table-cell>
          <table:table-cell table:style-name="ce7" table:formula="of:=[.AN22]" office:value-type="float" office:value="1000" calcext:value-type="float">
            <text:p>1000</text:p>
          </table:table-cell>
          <table:table-cell table:style-name="ce7" table:formula="of:=[.AO22]" office:value-type="float" office:value="1000" calcext:value-type="float">
            <text:p>1000</text:p>
          </table:table-cell>
          <table:table-cell table:style-name="ce7" table:formula="of:=[.AP22]" office:value-type="float" office:value="1000" calcext:value-type="float">
            <text:p>1000</text:p>
          </table:table-cell>
          <table:table-cell table:style-name="ce7" table:formula="of:=[.AQ22]" office:value-type="float" office:value="1000" calcext:value-type="float">
            <text:p>1000</text:p>
          </table:table-cell>
          <table:table-cell table:style-name="ce7" table:formula="of:=[.AR22]" office:value-type="float" office:value="1000" calcext:value-type="float">
            <text:p>1000</text:p>
          </table:table-cell>
          <table:table-cell table:style-name="ce7" table:formula="of:=[.AS22]" office:value-type="float" office:value="1000" calcext:value-type="float">
            <text:p>1000</text:p>
          </table:table-cell>
          <table:table-cell table:style-name="ce7" table:formula="of:=[.AT22]" office:value-type="float" office:value="1000" calcext:value-type="float">
            <text:p>1000</text:p>
          </table:table-cell>
          <table:table-cell table:style-name="ce7" table:formula="of:=[.AU22]" office:value-type="float" office:value="1000" calcext:value-type="float">
            <text:p>1000</text:p>
          </table:table-cell>
          <table:table-cell table:style-name="ce7" table:formula="of:=[.AV22]" office:value-type="float" office:value="1000" calcext:value-type="float">
            <text:p>1000</text:p>
          </table:table-cell>
          <table:table-cell table:style-name="ce7" table:formula="of:=[.AW22]" office:value-type="float" office:value="1000" calcext:value-type="float">
            <text:p>1000</text:p>
          </table:table-cell>
          <table:table-cell table:style-name="ce7" table:formula="of:=[.AX22]" office:value-type="float" office:value="1000" calcext:value-type="float">
            <text:p>1000</text:p>
          </table:table-cell>
          <table:table-cell table:style-name="ce7" table:formula="of:=[.AY22]" office:value-type="float" office:value="1000" calcext:value-type="float">
            <text:p>1000</text:p>
          </table:table-cell>
          <table:table-cell table:style-name="ce7" table:formula="of:=[.AZ22]" office:value-type="float" office:value="1000" calcext:value-type="float">
            <text:p>1000</text:p>
          </table:table-cell>
          <table:table-cell table:style-name="ce7" table:formula="of:=[.BA22]" office:value-type="float" office:value="1000" calcext:value-type="float">
            <text:p>1000</text:p>
          </table:table-cell>
          <table:table-cell table:style-name="ce7" table:formula="of:=[.BB22]" office:value-type="float" office:value="1000" calcext:value-type="float">
            <text:p>1000</text:p>
          </table:table-cell>
          <table:table-cell table:style-name="ce7" table:formula="of:=[.BC22]" office:value-type="float" office:value="1000" calcext:value-type="float">
            <text:p>1000</text:p>
          </table:table-cell>
          <table:table-cell table:style-name="ce7" table:formula="of:=[.BD22]" office:value-type="float" office:value="1000" calcext:value-type="float">
            <text:p>1000</text:p>
          </table:table-cell>
          <table:table-cell table:style-name="ce7" table:formula="of:=[.BE22]" office:value-type="float" office:value="1000" calcext:value-type="float">
            <text:p>1000</text:p>
          </table:table-cell>
          <table:table-cell table:style-name="ce7" table:formula="of:=[.BF22]" office:value-type="float" office:value="1000" calcext:value-type="float">
            <text:p>1000</text:p>
          </table:table-cell>
          <table:table-cell table:style-name="ce7" table:formula="of:=[.BG22]" office:value-type="float" office:value="1000" calcext:value-type="float">
            <text:p>1000</text:p>
          </table:table-cell>
          <table:table-cell table:style-name="ce7" table:formula="of:=[.BH22]" office:value-type="float" office:value="1000" calcext:value-type="float">
            <text:p>1000</text:p>
          </table:table-cell>
          <table:table-cell table:style-name="ce7" table:formula="of:=[.BI22]" office:value-type="float" office:value="1000" calcext:value-type="float">
            <text:p>1000</text:p>
          </table:table-cell>
          <table:table-cell table:style-name="ce7" table:formula="of:=[.BJ22]" office:value-type="float" office:value="1000" calcext:value-type="float">
            <text:p>1000</text:p>
          </table:table-cell>
          <table:table-cell table:style-name="ce7" table:formula="of:=[.BK22]" office:value-type="float" office:value="1000" calcext:value-type="float">
            <text:p>1000</text:p>
          </table:table-cell>
          <table:table-cell table:style-name="ce7" table:formula="of:=[.BL22]" office:value-type="float" office:value="1000" calcext:value-type="float">
            <text:p>1000</text:p>
          </table:table-cell>
          <table:table-cell table:style-name="ce7" table:formula="of:=[.BM22]" office:value-type="float" office:value="1000" calcext:value-type="float">
            <text:p>1000</text:p>
          </table:table-cell>
          <table:table-cell table:style-name="ce7" table:formula="of:=[.BN22]" office:value-type="float" office:value="1000" calcext:value-type="float">
            <text:p>1000</text:p>
          </table:table-cell>
          <table:table-cell table:style-name="ce7" table:formula="of:=[.BO22]" office:value-type="float" office:value="1000" calcext:value-type="float">
            <text:p>1000</text:p>
          </table:table-cell>
          <table:table-cell table:style-name="ce7" table:formula="of:=[.BP22]" office:value-type="float" office:value="1000" calcext:value-type="float">
            <text:p>1000</text:p>
          </table:table-cell>
          <table:table-cell table:style-name="ce7" table:formula="of:=[.BQ22]" office:value-type="float" office:value="1000" calcext:value-type="float">
            <text:p>1000</text:p>
          </table:table-cell>
          <table:table-cell table:style-name="ce7" table:formula="of:=[.BR22]" office:value-type="float" office:value="1000" calcext:value-type="float">
            <text:p>1000</text:p>
          </table:table-cell>
          <table:table-cell table:style-name="ce7" table:formula="of:=[.BS22]" office:value-type="float" office:value="1000" calcext:value-type="float">
            <text:p>1000</text:p>
          </table:table-cell>
          <table:table-cell table:style-name="ce7" table:formula="of:=[.BT22]" office:value-type="float" office:value="1000" calcext:value-type="float">
            <text:p>1000</text:p>
          </table:table-cell>
          <table:table-cell table:style-name="ce7" table:formula="of:=[.BU22]" office:value-type="float" office:value="1000" calcext:value-type="float">
            <text:p>1000</text:p>
          </table:table-cell>
          <table:table-cell table:style-name="ce7" table:formula="of:=[.BV22]" office:value-type="float" office:value="1000" calcext:value-type="float">
            <text:p>1000</text:p>
          </table:table-cell>
          <table:table-cell table:style-name="ce7" table:formula="of:=[.BW22]" office:value-type="float" office:value="1000" calcext:value-type="float">
            <text:p>1000</text:p>
          </table:table-cell>
          <table:table-cell table:style-name="ce7" table:formula="of:=[.BX22]" office:value-type="float" office:value="1000" calcext:value-type="float">
            <text:p>1000</text:p>
          </table:table-cell>
          <table:table-cell table:style-name="ce7" table:formula="of:=[.BY22]" office:value-type="float" office:value="1000" calcext:value-type="float">
            <text:p>1000</text:p>
          </table:table-cell>
          <table:table-cell table:style-name="ce7" table:formula="of:=[.BZ22]" office:value-type="float" office:value="1000" calcext:value-type="float">
            <text:p>1000</text:p>
          </table:table-cell>
          <table:table-cell table:style-name="ce7" table:formula="of:=[.CA22]" office:value-type="float" office:value="1000" calcext:value-type="float">
            <text:p>1000</text:p>
          </table:table-cell>
          <table:table-cell table:style-name="ce7" table:formula="of:=[.CB22]" office:value-type="float" office:value="1000" calcext:value-type="float">
            <text:p>1000</text:p>
          </table:table-cell>
          <table:table-cell table:style-name="ce7" table:formula="of:=[.CC22]" office:value-type="float" office:value="1000" calcext:value-type="float">
            <text:p>1000</text:p>
          </table:table-cell>
          <table:table-cell table:style-name="ce7" table:formula="of:=[.CD22]" office:value-type="float" office:value="1000" calcext:value-type="float">
            <text:p>1000</text:p>
          </table:table-cell>
          <table:table-cell table:style-name="ce7" table:formula="of:=[.CE22]" office:value-type="float" office:value="1000" calcext:value-type="float">
            <text:p>1000</text:p>
          </table:table-cell>
          <table:table-cell table:style-name="ce7" table:formula="of:=[.CF22]" office:value-type="float" office:value="1000" calcext:value-type="float">
            <text:p>1000</text:p>
          </table:table-cell>
          <table:table-cell table:style-name="ce7" table:formula="of:=[.CG22]" office:value-type="float" office:value="1000" calcext:value-type="float">
            <text:p>1000</text:p>
          </table:table-cell>
          <table:table-cell table:style-name="ce7" table:formula="of:=[.CH22]" office:value-type="float" office:value="1000" calcext:value-type="float">
            <text:p>1000</text:p>
          </table:table-cell>
          <table:table-cell table:style-name="ce7" table:formula="of:=[.CI22]" office:value-type="float" office:value="1000" calcext:value-type="float">
            <text:p>1000</text:p>
          </table:table-cell>
          <table:table-cell table:style-name="ce7" table:formula="of:=[.CJ22]" office:value-type="float" office:value="1000" calcext:value-type="float">
            <text:p>1000</text:p>
          </table:table-cell>
          <table:table-cell table:style-name="ce7" table:formula="of:=[.CK22]" office:value-type="float" office:value="1000" calcext:value-type="float">
            <text:p>1000</text:p>
          </table:table-cell>
          <table:table-cell table:style-name="ce7" table:formula="of:=[.CL22]" office:value-type="float" office:value="1000" calcext:value-type="float">
            <text:p>1000</text:p>
          </table:table-cell>
          <table:table-cell table:style-name="ce7" table:formula="of:=[.CM22]" office:value-type="float" office:value="1000" calcext:value-type="float">
            <text:p>1000</text:p>
          </table:table-cell>
          <table:table-cell table:style-name="ce7" table:formula="of:=[.CN22]" office:value-type="float" office:value="1000" calcext:value-type="float">
            <text:p>1000</text:p>
          </table:table-cell>
          <table:table-cell table:style-name="ce7" table:formula="of:=[.CO22]" office:value-type="float" office:value="1000" calcext:value-type="float">
            <text:p>1000</text:p>
          </table:table-cell>
          <table:table-cell table:style-name="ce7" table:formula="of:=[.CP22]" office:value-type="float" office:value="1000" calcext:value-type="float">
            <text:p>1000</text:p>
          </table:table-cell>
          <table:table-cell table:style-name="ce7" table:formula="of:=[.CQ22]" office:value-type="float" office:value="1000" calcext:value-type="float">
            <text:p>1000</text:p>
          </table:table-cell>
          <table:table-cell table:style-name="ce7" table:formula="of:=[.CR22]" office:value-type="float" office:value="1000" calcext:value-type="float">
            <text:p>1000</text:p>
          </table:table-cell>
          <table:table-cell table:style-name="ce7" table:formula="of:=[.CS22]" office:value-type="float" office:value="1000" calcext:value-type="float">
            <text:p>1000</text:p>
          </table:table-cell>
          <table:table-cell table:style-name="ce7" table:formula="of:=[.CT22]" office:value-type="float" office:value="1000" calcext:value-type="float">
            <text:p>1000</text:p>
          </table:table-cell>
          <table:table-cell table:style-name="ce7" table:formula="of:=[.CU22]" office:value-type="float" office:value="1000" calcext:value-type="float">
            <text:p>1000</text:p>
          </table:table-cell>
          <table:table-cell table:style-name="ce7" table:formula="of:=[.CV22]" office:value-type="float" office:value="1000" calcext:value-type="float">
            <text:p>1000</text:p>
          </table:table-cell>
          <table:table-cell table:style-name="ce7" table:formula="of:=[.CW22]" office:value-type="float" office:value="1000" calcext:value-type="float">
            <text:p>1000</text:p>
          </table:table-cell>
          <table:table-cell table:style-name="ce7" table:formula="of:=[.CX22]" office:value-type="float" office:value="1000" calcext:value-type="float">
            <text:p>1000</text:p>
          </table:table-cell>
          <table:table-cell table:style-name="ce7" table:formula="of:=[.CY22]" office:value-type="float" office:value="1000" calcext:value-type="float">
            <text:p>1000</text:p>
          </table:table-cell>
          <table:table-cell table:style-name="ce7" table:formula="of:=[.CZ22]" office:value-type="float" office:value="1000" calcext:value-type="float">
            <text:p>1000</text:p>
          </table:table-cell>
          <table:table-cell table:style-name="ce7" table:formula="of:=[.DA22]" office:value-type="float" office:value="1000" calcext:value-type="float">
            <text:p>1000</text:p>
          </table:table-cell>
          <table:table-cell table:style-name="ce7" table:formula="of:=[.DB22]" office:value-type="float" office:value="1000" calcext:value-type="float">
            <text:p>1000</text:p>
          </table:table-cell>
          <table:table-cell table:style-name="ce7" table:formula="of:=[.DC22]" office:value-type="float" office:value="1000" calcext:value-type="float">
            <text:p>1000</text:p>
          </table:table-cell>
          <table:table-cell table:style-name="ce7" table:formula="of:=[.DD22]" office:value-type="float" office:value="1000" calcext:value-type="float">
            <text:p>1000</text:p>
          </table:table-cell>
          <table:table-cell table:style-name="ce7" table:formula="of:=[.DE22]" office:value-type="float" office:value="1000" calcext:value-type="float">
            <text:p>1000</text:p>
          </table:table-cell>
          <table:table-cell table:style-name="ce7" table:formula="of:=[.DF22]" office:value-type="float" office:value="1000" calcext:value-type="float">
            <text:p>1000</text:p>
          </table:table-cell>
          <table:table-cell table:style-name="ce7" table:formula="of:=[.DG22]" office:value-type="float" office:value="1000" calcext:value-type="float">
            <text:p>1000</text:p>
          </table:table-cell>
          <table:table-cell table:style-name="ce7" table:formula="of:=[.DH22]" office:value-type="float" office:value="1000" calcext:value-type="float">
            <text:p>1000</text:p>
          </table:table-cell>
          <table:table-cell table:style-name="ce7" table:formula="of:=[.DI22]" office:value-type="float" office:value="1000" calcext:value-type="float">
            <text:p>1000</text:p>
          </table:table-cell>
          <table:table-cell table:style-name="ce7" table:formula="of:=[.DJ22]" office:value-type="float" office:value="1000" calcext:value-type="float">
            <text:p>1000</text:p>
          </table:table-cell>
          <table:table-cell table:style-name="ce7" table:formula="of:=[.DK22]" office:value-type="float" office:value="1000" calcext:value-type="float">
            <text:p>1000</text:p>
          </table:table-cell>
          <table:table-cell table:style-name="ce7" table:formula="of:=[.DL22]" office:value-type="float" office:value="1000" calcext:value-type="float">
            <text:p>1000</text:p>
          </table:table-cell>
          <table:table-cell table:style-name="ce7" table:formula="of:=[.DM22]" office:value-type="float" office:value="1000" calcext:value-type="float">
            <text:p>1000</text:p>
          </table:table-cell>
          <table:table-cell table:style-name="ce7" table:formula="of:=[.DN22]" office:value-type="float" office:value="1000" calcext:value-type="float">
            <text:p>1000</text:p>
          </table:table-cell>
          <table:table-cell table:style-name="ce7" table:formula="of:=[.DO22]" office:value-type="float" office:value="1000" calcext:value-type="float">
            <text:p>1000</text:p>
          </table:table-cell>
          <table:table-cell table:style-name="ce7" table:formula="of:=[.DP22]" office:value-type="float" office:value="1000" calcext:value-type="float">
            <text:p>1000</text:p>
          </table:table-cell>
          <table:table-cell table:style-name="ce7" table:formula="of:=[.DQ22]" office:value-type="float" office:value="1000" calcext:value-type="float">
            <text:p>1000</text:p>
          </table:table-cell>
          <table:table-cell table:style-name="ce7" table:formula="of:=[.DR22]" office:value-type="float" office:value="1000" calcext:value-type="float">
            <text:p>1000</text:p>
          </table:table-cell>
          <table:table-cell table:style-name="ce7" table:formula="of:=[.DS22]" office:value-type="float" office:value="1000" calcext:value-type="float">
            <text:p>1000</text:p>
          </table:table-cell>
          <table:table-cell table:style-name="ce7" table:formula="of:=[.DT22]" office:value-type="float" office:value="1000" calcext:value-type="float">
            <text:p>1000</text:p>
          </table:table-cell>
          <table:table-cell table:style-name="ce7" table:formula="of:=[.DU22]" office:value-type="float" office:value="1000" calcext:value-type="float">
            <text:p>1000</text:p>
          </table:table-cell>
          <table:table-cell table:style-name="ce7" table:formula="of:=[.DV22]" office:value-type="float" office:value="1000" calcext:value-type="float">
            <text:p>1000</text:p>
          </table:table-cell>
          <table:table-cell table:style-name="ce7" table:formula="of:=[.DW22]" office:value-type="float" office:value="1000" calcext:value-type="float">
            <text:p>1000</text:p>
          </table:table-cell>
          <table:table-cell table:style-name="ce7" table:formula="of:=[.DX22]" office:value-type="float" office:value="1000" calcext:value-type="float">
            <text:p>1000</text:p>
          </table:table-cell>
          <table:table-cell table:style-name="ce7" table:formula="of:=[.DY22]" office:value-type="float" office:value="1000" calcext:value-type="float">
            <text:p>1000</text:p>
          </table:table-cell>
          <table:table-cell table:style-name="ce7" table:formula="of:=[.DZ22]" office:value-type="float" office:value="1000" calcext:value-type="float">
            <text:p>1000</text:p>
          </table:table-cell>
          <table:table-cell table:style-name="ce7" table:formula="of:=[.EA22]" office:value-type="float" office:value="1000" calcext:value-type="float">
            <text:p>1000</text:p>
          </table:table-cell>
          <table:table-cell table:style-name="ce7" table:formula="of:=[.EB22]" office:value-type="float" office:value="1000" calcext:value-type="float">
            <text:p>1000</text:p>
          </table:table-cell>
          <table:table-cell table:style-name="ce7" table:formula="of:=[.EC22]" office:value-type="float" office:value="1000" calcext:value-type="float">
            <text:p>1000</text:p>
          </table:table-cell>
          <table:table-cell table:style-name="ce7" table:formula="of:=[.ED22]" office:value-type="float" office:value="1000" calcext:value-type="float">
            <text:p>1000</text:p>
          </table:table-cell>
          <table:table-cell table:style-name="ce7" table:formula="of:=[.EE22]" office:value-type="float" office:value="1000" calcext:value-type="float">
            <text:p>1000</text:p>
          </table:table-cell>
          <table:table-cell table:style-name="ce7" table:formula="of:=[.EF22]" office:value-type="float" office:value="1000" calcext:value-type="float">
            <text:p>1000</text:p>
          </table:table-cell>
          <table:table-cell table:style-name="ce7" table:formula="of:=[.EG22]" office:value-type="float" office:value="1000" calcext:value-type="float">
            <text:p>1000</text:p>
          </table:table-cell>
          <table:table-cell table:style-name="ce7" table:formula="of:=[.EH22]" office:value-type="float" office:value="1000" calcext:value-type="float">
            <text:p>1000</text:p>
          </table:table-cell>
          <table:table-cell table:style-name="ce7" table:formula="of:=[.EI22]" office:value-type="float" office:value="1000" calcext:value-type="float">
            <text:p>1000</text:p>
          </table:table-cell>
          <table:table-cell table:style-name="ce7" table:formula="of:=[.EJ22]" office:value-type="float" office:value="1000" calcext:value-type="float">
            <text:p>1000</text:p>
          </table:table-cell>
          <table:table-cell table:style-name="ce7" table:formula="of:=[.EK22]" office:value-type="float" office:value="1000" calcext:value-type="float">
            <text:p>1000</text:p>
          </table:table-cell>
          <table:table-cell table:style-name="ce7" table:formula="of:=[.EL22]" office:value-type="float" office:value="1000" calcext:value-type="float">
            <text:p>1000</text:p>
          </table:table-cell>
          <table:table-cell table:style-name="ce7" table:formula="of:=[.EM22]" office:value-type="float" office:value="1000" calcext:value-type="float">
            <text:p>1000</text:p>
          </table:table-cell>
          <table:table-cell table:style-name="ce7" table:formula="of:=[.EN22]" office:value-type="float" office:value="1000" calcext:value-type="float">
            <text:p>1000</text:p>
          </table:table-cell>
          <table:table-cell table:style-name="ce7" table:formula="of:=[.EO22]" office:value-type="float" office:value="1000" calcext:value-type="float">
            <text:p>1000</text:p>
          </table:table-cell>
          <table:table-cell table:style-name="ce7" table:formula="of:=[.EP22]" office:value-type="float" office:value="1000" calcext:value-type="float">
            <text:p>1000</text:p>
          </table:table-cell>
          <table:table-cell table:style-name="ce7" table:formula="of:=[.EQ22]" office:value-type="float" office:value="1000" calcext:value-type="float">
            <text:p>1000</text:p>
          </table:table-cell>
          <table:table-cell table:style-name="ce7" table:formula="of:=[.ER22]" office:value-type="float" office:value="1000" calcext:value-type="float">
            <text:p>1000</text:p>
          </table:table-cell>
          <table:table-cell table:style-name="ce7" table:formula="of:=[.ES22]" office:value-type="float" office:value="1000" calcext:value-type="float">
            <text:p>1000</text:p>
          </table:table-cell>
          <table:table-cell table:style-name="ce7" table:formula="of:=[.ET22]" office:value-type="float" office:value="1000" calcext:value-type="float">
            <text:p>1000</text:p>
          </table:table-cell>
          <table:table-cell table:style-name="ce7" table:formula="of:=[.EU22]" office:value-type="float" office:value="1000" calcext:value-type="float">
            <text:p>1000</text:p>
          </table:table-cell>
          <table:table-cell table:style-name="ce7" table:formula="of:=[.EV22]" office:value-type="float" office:value="1000" calcext:value-type="float">
            <text:p>1000</text:p>
          </table:table-cell>
          <table:table-cell table:style-name="ce7" table:formula="of:=[.EW22]" office:value-type="float" office:value="1000" calcext:value-type="float">
            <text:p>1000</text:p>
          </table:table-cell>
          <table:table-cell table:style-name="ce7" table:formula="of:=[.EX22]" office:value-type="float" office:value="1000" calcext:value-type="float">
            <text:p>1000</text:p>
          </table:table-cell>
          <table:table-cell table:style-name="ce7" table:formula="of:=[.EY22]" office:value-type="float" office:value="1000" calcext:value-type="float">
            <text:p>1000</text:p>
          </table:table-cell>
          <table:table-cell table:style-name="ce7" table:formula="of:=[.EZ22]" office:value-type="float" office:value="1000" calcext:value-type="float">
            <text:p>1000</text:p>
          </table:table-cell>
          <table:table-cell table:style-name="ce7" table:formula="of:=[.FA22]" office:value-type="float" office:value="1000" calcext:value-type="float">
            <text:p>1000</text:p>
          </table:table-cell>
          <table:table-cell table:style-name="ce7" table:formula="of:=[.FB22]" office:value-type="float" office:value="1000" calcext:value-type="float">
            <text:p>1000</text:p>
          </table:table-cell>
          <table:table-cell table:style-name="ce7" table:formula="of:=[.FC22]" office:value-type="float" office:value="1000" calcext:value-type="float">
            <text:p>1000</text:p>
          </table:table-cell>
          <table:table-cell table:style-name="ce7" table:formula="of:=[.FD22]" office:value-type="float" office:value="1000" calcext:value-type="float">
            <text:p>1000</text:p>
          </table:table-cell>
          <table:table-cell table:style-name="ce7" table:formula="of:=[.FE22]" office:value-type="float" office:value="1000" calcext:value-type="float">
            <text:p>1000</text:p>
          </table:table-cell>
          <table:table-cell table:style-name="ce7" table:formula="of:=[.FF22]" office:value-type="float" office:value="1000" calcext:value-type="float">
            <text:p>1000</text:p>
          </table:table-cell>
          <table:table-cell table:style-name="ce7" table:formula="of:=[.FG22]" office:value-type="float" office:value="1000" calcext:value-type="float">
            <text:p>1000</text:p>
          </table:table-cell>
          <table:table-cell table:style-name="ce7" table:formula="of:=[.FH22]" office:value-type="float" office:value="1000" calcext:value-type="float">
            <text:p>1000</text:p>
          </table:table-cell>
          <table:table-cell table:style-name="ce7" table:formula="of:=[.FI22]" office:value-type="float" office:value="1000" calcext:value-type="float">
            <text:p>1000</text:p>
          </table:table-cell>
          <table:table-cell table:style-name="ce7" table:formula="of:=[.FJ22]" office:value-type="float" office:value="1000" calcext:value-type="float">
            <text:p>1000</text:p>
          </table:table-cell>
          <table:table-cell table:style-name="ce7" table:formula="of:=[.FK22]" office:value-type="float" office:value="1000" calcext:value-type="float">
            <text:p>1000</text:p>
          </table:table-cell>
          <table:table-cell table:style-name="ce7" table:formula="of:=[.FL22]" office:value-type="float" office:value="1000" calcext:value-type="float">
            <text:p>1000</text:p>
          </table:table-cell>
          <table:table-cell table:style-name="ce7" table:formula="of:=[.FM22]" office:value-type="float" office:value="1000" calcext:value-type="float">
            <text:p>1000</text:p>
          </table:table-cell>
          <table:table-cell table:style-name="ce7" table:formula="of:=[.FN22]" office:value-type="float" office:value="1000" calcext:value-type="float">
            <text:p>1000</text:p>
          </table:table-cell>
          <table:table-cell table:style-name="ce7" table:formula="of:=[.FO22]" office:value-type="float" office:value="1000" calcext:value-type="float">
            <text:p>1000</text:p>
          </table:table-cell>
          <table:table-cell table:style-name="ce7" table:formula="of:=[.FP22]" office:value-type="float" office:value="1000" calcext:value-type="float">
            <text:p>1000</text:p>
          </table:table-cell>
          <table:table-cell table:style-name="ce7" table:formula="of:=[.FQ22]" office:value-type="float" office:value="1000" calcext:value-type="float">
            <text:p>1000</text:p>
          </table:table-cell>
          <table:table-cell table:style-name="ce7" table:formula="of:=[.FR22]" office:value-type="float" office:value="1000" calcext:value-type="float">
            <text:p>1000</text:p>
          </table:table-cell>
          <table:table-cell table:style-name="ce7" table:formula="of:=[.FS22]" office:value-type="float" office:value="1000" calcext:value-type="float">
            <text:p>1000</text:p>
          </table:table-cell>
          <table:table-cell table:style-name="ce7" table:formula="of:=[.FT22]" office:value-type="float" office:value="1000" calcext:value-type="float">
            <text:p>1000</text:p>
          </table:table-cell>
          <table:table-cell table:style-name="ce7" table:formula="of:=[.FU22]" office:value-type="float" office:value="1000" calcext:value-type="float">
            <text:p>1000</text:p>
          </table:table-cell>
          <table:table-cell table:style-name="ce7" table:formula="of:=[.FV22]" office:value-type="float" office:value="1000" calcext:value-type="float">
            <text:p>1000</text:p>
          </table:table-cell>
          <table:table-cell table:style-name="ce7" table:formula="of:=[.FW22]" office:value-type="float" office:value="1000" calcext:value-type="float">
            <text:p>1000</text:p>
          </table:table-cell>
          <table:table-cell table:style-name="ce7" table:formula="of:=[.FX22]" office:value-type="float" office:value="1000" calcext:value-type="float">
            <text:p>1000</text:p>
          </table:table-cell>
          <table:table-cell table:style-name="ce7" table:formula="of:=[.FY22]" office:value-type="float" office:value="1000" calcext:value-type="float">
            <text:p>1000</text:p>
          </table:table-cell>
          <table:table-cell table:style-name="ce7" table:formula="of:=[.FZ22]" office:value-type="float" office:value="1000" calcext:value-type="float">
            <text:p>1000</text:p>
          </table:table-cell>
          <table:table-cell table:style-name="ce7" table:formula="of:=[.GA22]" office:value-type="float" office:value="1000" calcext:value-type="float">
            <text:p>1000</text:p>
          </table:table-cell>
          <table:table-cell table:style-name="ce7" table:formula="of:=[.GB22]" office:value-type="float" office:value="1000" calcext:value-type="float">
            <text:p>1000</text:p>
          </table:table-cell>
          <table:table-cell table:style-name="ce7" table:formula="of:=[.GC22]" office:value-type="float" office:value="1000" calcext:value-type="float">
            <text:p>1000</text:p>
          </table:table-cell>
          <table:table-cell table:style-name="ce7" table:formula="of:=[.GD22]" office:value-type="float" office:value="1000" calcext:value-type="float">
            <text:p>1000</text:p>
          </table:table-cell>
          <table:table-cell table:style-name="ce7" table:formula="of:=[.GE22]" office:value-type="float" office:value="1000" calcext:value-type="float">
            <text:p>1000</text:p>
          </table:table-cell>
          <table:table-cell table:style-name="ce7" table:formula="of:=[.GF22]" office:value-type="float" office:value="1000" calcext:value-type="float">
            <text:p>1000</text:p>
          </table:table-cell>
          <table:table-cell table:style-name="ce7" table:formula="of:=[.GG22]" office:value-type="float" office:value="1000" calcext:value-type="float">
            <text:p>1000</text:p>
          </table:table-cell>
          <table:table-cell table:style-name="ce7" table:formula="of:=[.GH22]" office:value-type="float" office:value="1000" calcext:value-type="float">
            <text:p>1000</text:p>
          </table:table-cell>
          <table:table-cell table:style-name="ce7" table:formula="of:=[.GI22]" office:value-type="float" office:value="1000" calcext:value-type="float">
            <text:p>1000</text:p>
          </table:table-cell>
          <table:table-cell table:style-name="ce7" table:formula="of:=[.GJ22]" office:value-type="float" office:value="1000" calcext:value-type="float">
            <text:p>1000</text:p>
          </table:table-cell>
          <table:table-cell table:style-name="ce7" table:formula="of:=[.GK22]" office:value-type="float" office:value="1000" calcext:value-type="float">
            <text:p>1000</text:p>
          </table:table-cell>
          <table:table-cell table:style-name="ce7" table:formula="of:=[.GL22]" office:value-type="float" office:value="1000" calcext:value-type="float">
            <text:p>1000</text:p>
          </table:table-cell>
          <table:table-cell table:style-name="ce7" table:formula="of:=[.GM22]" office:value-type="float" office:value="1000" calcext:value-type="float">
            <text:p>1000</text:p>
          </table:table-cell>
          <table:table-cell table:style-name="ce7" table:formula="of:=[.GN22]" office:value-type="float" office:value="1000" calcext:value-type="float">
            <text:p>1000</text:p>
          </table:table-cell>
          <table:table-cell table:style-name="ce7" table:formula="of:=[.GO22]" office:value-type="float" office:value="1000" calcext:value-type="float">
            <text:p>1000</text:p>
          </table:table-cell>
          <table:table-cell table:style-name="ce7" table:formula="of:=[.GP22]" office:value-type="float" office:value="1000" calcext:value-type="float">
            <text:p>1000</text:p>
          </table:table-cell>
          <table:table-cell table:style-name="ce7" table:formula="of:=[.GQ22]"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Num high risk uninfected</text:p>
          </table:table-cell>
          <table:table-cell table:style-name="ce7" table:formula="of:=[.$C$18]*[.C22]-[.C24]" office:value-type="float" office:value="400" calcext:value-type="float">
            <text:p>400</text:p>
          </table:table-cell>
          <table:table-cell table:style-name="ce7" table:formula="of:=[.C23]-[.C29]" office:value-type="float" office:value="388.149003742506" calcext:value-type="float">
            <text:p>388.1490037425</text:p>
          </table:table-cell>
          <table:table-cell table:style-name="ce7" table:formula="of:=[.D23]-[.D29]" office:value-type="float" office:value="375.30529552122" calcext:value-type="float">
            <text:p>375.3052955212</text:p>
          </table:table-cell>
          <table:table-cell table:style-name="ce7" table:formula="of:=[.E23]-[.E29]" office:value-type="float" office:value="361.482742561238" calcext:value-type="float">
            <text:p>361.4827425612</text:p>
          </table:table-cell>
          <table:table-cell table:style-name="ce7" table:formula="of:=[.F23]-[.F29]" office:value-type="float" office:value="346.718965522887" calcext:value-type="float">
            <text:p>346.7189655229</text:p>
          </table:table-cell>
          <table:table-cell table:style-name="ce7" table:formula="of:=[.G23]-[.G29]" office:value-type="float" office:value="331.077711318992" calcext:value-type="float">
            <text:p>331.077711319</text:p>
          </table:table-cell>
          <table:table-cell table:style-name="ce7" table:formula="of:=[.H23]-[.H29]" office:value-type="float" office:value="314.650096085265" calcext:value-type="float">
            <text:p>314.6500960853</text:p>
          </table:table-cell>
          <table:table-cell table:style-name="ce7" table:formula="of:=[.I23]-[.I29]" office:value-type="float" office:value="297.554375095977" calcext:value-type="float">
            <text:p>297.554375096</text:p>
          </table:table-cell>
          <table:table-cell table:style-name="ce7" table:formula="of:=[.J23]-[.J29]" office:value-type="float" office:value="279.933989157737" calcext:value-type="float">
            <text:p>279.9339891577</text:p>
          </table:table-cell>
          <table:table-cell table:style-name="ce7" table:formula="of:=[.K23]-[.K29]" office:value-type="float" office:value="261.953790132608" calcext:value-type="float">
            <text:p>261.9537901326</text:p>
          </table:table-cell>
          <table:table-cell table:style-name="ce7" table:formula="of:=[.L23]-[.L29]" office:value-type="float" office:value="243.79454796124" calcext:value-type="float">
            <text:p>243.7945479612</text:p>
          </table:table-cell>
          <table:table-cell table:style-name="ce7" table:formula="of:=[.M23]-[.M29]" office:value-type="float" office:value="225.646059663056" calcext:value-type="float">
            <text:p>225.6460596631</text:p>
          </table:table-cell>
          <table:table-cell table:style-name="ce7" table:formula="of:=[.N23]-[.N29]" office:value-type="float" office:value="207.699378765056" calcext:value-type="float">
            <text:p>207.6993787651</text:p>
          </table:table-cell>
          <table:table-cell table:style-name="ce7" table:formula="of:=[.O23]-[.O29]" office:value-type="float" office:value="190.138821210596" calcext:value-type="float">
            <text:p>190.1388212106</text:p>
          </table:table-cell>
          <table:table-cell table:style-name="ce7" table:formula="of:=[.P23]-[.P29]" office:value-type="float" office:value="173.134449915785" calcext:value-type="float">
            <text:p>173.1344499158</text:p>
          </table:table-cell>
          <table:table-cell table:style-name="ce7" table:formula="of:=[.Q23]-[.Q29]" office:value-type="float" office:value="156.835682268797" calcext:value-type="float">
            <text:p>156.8356822688</text:p>
          </table:table-cell>
          <table:table-cell table:style-name="ce7" table:formula="of:=[.R23]-[.R29]" office:value-type="float" office:value="141.366513501479" calcext:value-type="float">
            <text:p>141.3665135015</text:p>
          </table:table-cell>
          <table:table-cell table:style-name="ce7" table:formula="of:=[.S23]-[.S29]" office:value-type="float" office:value="126.82263487444" calcext:value-type="float">
            <text:p>126.8226348744</text:p>
          </table:table-cell>
          <table:table-cell table:style-name="ce7" table:formula="of:=[.T23]-[.T29]" office:value-type="float" office:value="113.270491460707" calcext:value-type="float">
            <text:p>113.2704914607</text:p>
          </table:table-cell>
          <table:table-cell table:style-name="ce7" table:formula="of:=[.U23]-[.U29]" office:value-type="float" office:value="100.748112368187" calcext:value-type="float">
            <text:p>100.7481123682</text:p>
          </table:table-cell>
          <table:table-cell table:style-name="ce7" table:formula="of:=[.V23]-[.V29]" office:value-type="float" office:value="89.2673884778266" calcext:value-type="float">
            <text:p>89.2673884778</text:p>
          </table:table-cell>
          <table:table-cell table:style-name="ce7" table:formula="of:=[.W23]-[.W29]" office:value-type="float" office:value="78.8173849300761" calcext:value-type="float">
            <text:p>78.8173849301</text:p>
          </table:table-cell>
          <table:table-cell table:style-name="ce7" table:formula="of:=[.X23]-[.X29]" office:value-type="float" office:value="69.3682568652828" calcext:value-type="float">
            <text:p>69.3682568653</text:p>
          </table:table-cell>
          <table:table-cell table:style-name="ce7" table:formula="of:=[.Y23]-[.Y29]" office:value-type="float" office:value="60.8753740405028" calcext:value-type="float">
            <text:p>60.8753740405</text:p>
          </table:table-cell>
          <table:table-cell table:style-name="ce7" table:formula="of:=[.Z23]-[.Z29]" office:value-type="float" office:value="53.2833332747572" calcext:value-type="float">
            <text:p>53.2833332748</text:p>
          </table:table-cell>
          <table:table-cell table:style-name="ce7" table:formula="of:=[.AA23]-[.AA29]" office:value-type="float" office:value="46.5296270707525" calcext:value-type="float">
            <text:p>46.5296270708</text:p>
          </table:table-cell>
          <table:table-cell table:style-name="ce7" table:formula="of:=[.AB23]-[.AB29]" office:value-type="float" office:value="40.5478256488955" calcext:value-type="float">
            <text:p>40.5478256489</text:p>
          </table:table-cell>
          <table:table-cell table:style-name="ce7" table:formula="of:=[.AC23]-[.AC29]" office:value-type="float" office:value="35.270206897166" calcext:value-type="float">
            <text:p>35.2702068972</text:p>
          </table:table-cell>
          <table:table-cell table:style-name="ce7" table:formula="of:=[.AD23]-[.AD29]" office:value-type="float" office:value="30.6298287864254" calcext:value-type="float">
            <text:p>30.6298287864</text:p>
          </table:table-cell>
          <table:table-cell table:style-name="ce7" table:formula="of:=[.AE23]-[.AE29]" office:value-type="float" office:value="26.5620804508629" calcext:value-type="float">
            <text:p>26.5620804509</text:p>
          </table:table-cell>
          <table:table-cell table:style-name="ce7" table:formula="of:=[.AF23]-[.AF29]" office:value-type="float" office:value="23.0057731354337" calcext:value-type="float">
            <text:p>23.0057731354</text:p>
          </table:table-cell>
          <table:table-cell table:style-name="ce7" table:formula="of:=[.AG23]-[.AG29]" office:value-type="float" office:value="19.903843811945" calcext:value-type="float">
            <text:p>19.9038438119</text:p>
          </table:table-cell>
          <table:table-cell table:style-name="ce7" table:formula="of:=[.AH23]-[.AH29]" office:value-type="float" office:value="17.2037461197511" calcext:value-type="float">
            <text:p>17.2037461198</text:p>
          </table:table-cell>
          <table:table-cell table:style-name="ce7" table:formula="of:=[.AI23]-[.AI29]" office:value-type="float" office:value="14.8575987768111" calcext:value-type="float">
            <text:p>14.8575987768</text:p>
          </table:table-cell>
          <table:table-cell table:style-name="ce7" table:formula="of:=[.AJ23]-[.AJ29]" office:value-type="float" office:value="12.8221534953918" calcext:value-type="float">
            <text:p>12.8221534954</text:p>
          </table:table-cell>
          <table:table-cell table:style-name="ce7" table:formula="of:=[.AK23]-[.AK29]" office:value-type="float" office:value="11.0586347738382" calcext:value-type="float">
            <text:p>11.0586347738</text:p>
          </table:table-cell>
          <table:table-cell table:style-name="ce7" table:formula="of:=[.AL23]-[.AL29]" office:value-type="float" office:value="9.53249410918609" calcext:value-type="float">
            <text:p>9.5324941092</text:p>
          </table:table-cell>
          <table:table-cell table:style-name="ce7" table:formula="of:=[.AM23]-[.AM29]" office:value-type="float" office:value="8.21311203057911" calcext:value-type="float">
            <text:p>8.2131120306</text:p>
          </table:table-cell>
          <table:table-cell table:style-name="ce7" table:formula="of:=[.AN23]-[.AN29]" office:value-type="float" office:value="7.07347333178943" calcext:value-type="float">
            <text:p>7.0734733318</text:p>
          </table:table-cell>
          <table:table-cell table:style-name="ce7" table:formula="of:=[.AO23]-[.AO29]" office:value-type="float" office:value="6.08983414602323" calcext:value-type="float">
            <text:p>6.089834146</text:p>
          </table:table-cell>
          <table:table-cell table:style-name="ce7" table:formula="of:=[.AP23]-[.AP29]" office:value-type="float" office:value="5.24139404573664" calcext:value-type="float">
            <text:p>5.2413940457</text:p>
          </table:table-cell>
          <table:table-cell table:style-name="ce7" table:formula="of:=[.AQ23]-[.AQ29]" office:value-type="float" office:value="4.50998205347467" calcext:value-type="float">
            <text:p>4.5099820535</text:p>
          </table:table-cell>
          <table:table-cell table:style-name="ce7" table:formula="of:=[.AR23]-[.AR29]" office:value-type="float" office:value="3.87976215952399" calcext:value-type="float">
            <text:p>3.8797621595</text:p>
          </table:table-cell>
          <table:table-cell table:style-name="ce7" table:formula="of:=[.AS23]-[.AS29]" office:value-type="float" office:value="3.33696148863826" calcext:value-type="float">
            <text:p>3.3369614886</text:p>
          </table:table-cell>
          <table:table-cell table:style-name="ce7" table:formula="of:=[.AT23]-[.AT29]" office:value-type="float" office:value="2.86962247877197" calcext:value-type="float">
            <text:p>2.8696224788</text:p>
          </table:table-cell>
          <table:table-cell table:style-name="ce7" table:formula="of:=[.AU23]-[.AU29]" office:value-type="float" office:value="2.46737918475978" calcext:value-type="float">
            <text:p>2.4673791848</text:p>
          </table:table-cell>
          <table:table-cell table:style-name="ce7" table:formula="of:=[.AV23]-[.AV29]" office:value-type="float" office:value="2.12125697598148" calcext:value-type="float">
            <text:p>2.121256976</text:p>
          </table:table-cell>
          <table:table-cell table:style-name="ce7" table:formula="of:=[.AW23]-[.AW29]" office:value-type="float" office:value="1.82349435803171" calcext:value-type="float">
            <text:p>1.823494358</text:p>
          </table:table-cell>
          <table:table-cell table:style-name="ce7" table:formula="of:=[.AX23]-[.AX29]" office:value-type="float" office:value="1.56738533334549" calcext:value-type="float">
            <text:p>1.5673853333</text:p>
          </table:table-cell>
          <table:table-cell table:style-name="ce7" table:formula="of:=[.AY23]-[.AY29]" office:value-type="float" office:value="1.34714056135983" calcext:value-type="float">
            <text:p>1.3471405614</text:p>
          </table:table-cell>
          <table:table-cell table:style-name="ce7" table:formula="of:=[.AZ23]-[.AZ29]" office:value-type="float" office:value="1.15776553663259" calcext:value-type="float">
            <text:p>1.1577655366</text:p>
          </table:table-cell>
          <table:table-cell table:style-name="ce7" table:formula="of:=[.BA23]-[.BA29]" office:value-type="float" office:value="0.994954036897004" calcext:value-type="float">
            <text:p>0.9949540369</text:p>
          </table:table-cell>
          <table:table-cell table:style-name="ce7" table:formula="of:=[.BB23]-[.BB29]" office:value-type="float" office:value="0.854995175308079" calcext:value-type="float">
            <text:p>0.8549951753</text:p>
          </table:table-cell>
          <table:table-cell table:style-name="ce7" table:formula="of:=[.BC23]-[.BC29]" office:value-type="float" office:value="0.734692502531783" calcext:value-type="float">
            <text:p>0.7346925025</text:p>
          </table:table-cell>
          <table:table-cell table:style-name="ce7" table:formula="of:=[.BD23]-[.BD29]" office:value-type="float" office:value="0.631293730884811" calcext:value-type="float">
            <text:p>0.6312937309</text:p>
          </table:table-cell>
          <table:table-cell table:style-name="ce7" table:formula="of:=[.BE23]-[.BE29]" office:value-type="float" office:value="0.542429784754634" calcext:value-type="float">
            <text:p>0.5424297848</text:p>
          </table:table-cell>
          <table:table-cell table:style-name="ce7" table:formula="of:=[.BF23]-[.BF29]" office:value-type="float" office:value="0.466062012478103" calcext:value-type="float">
            <text:p>0.4660620125</text:p>
          </table:table-cell>
          <table:table-cell table:style-name="ce7" table:formula="of:=[.BG23]-[.BG29]" office:value-type="float" office:value="0.400436520505809" calcext:value-type="float">
            <text:p>0.4004365205</text:p>
          </table:table-cell>
          <table:table-cell table:style-name="ce7" table:formula="of:=[.BH23]-[.BH29]" office:value-type="float" office:value="0.344044708467034" calcext:value-type="float">
            <text:p>0.3440447085</text:p>
          </table:table-cell>
          <table:table-cell table:style-name="ce7" table:formula="of:=[.BI23]-[.BI29]" office:value-type="float" office:value="0.29558919229275" calcext:value-type="float">
            <text:p>0.2955891923</text:p>
          </table:table-cell>
          <table:table-cell table:style-name="ce7" table:formula="of:=[.BJ23]-[.BJ29]" office:value-type="float" office:value="0.253954401284068" calcext:value-type="float">
            <text:p>0.2539544013</text:p>
          </table:table-cell>
          <table:table-cell table:style-name="ce7" table:formula="of:=[.BK23]-[.BK29]" office:value-type="float" office:value="0.218181223912591" calcext:value-type="float">
            <text:p>0.2181812239</text:p>
          </table:table-cell>
          <table:table-cell table:style-name="ce7" table:formula="of:=[.BL23]-[.BL29]" office:value-type="float" office:value="0.187445156545972" calcext:value-type="float">
            <text:p>0.1874451565</text:p>
          </table:table-cell>
          <table:table-cell table:style-name="ce7" table:formula="of:=[.BM23]-[.BM29]" office:value-type="float" office:value="0.161037479763252" calcext:value-type="float">
            <text:p>0.1610374798</text:p>
          </table:table-cell>
          <table:table-cell table:style-name="ce7" table:formula="of:=[.BN23]-[.BN29]" office:value-type="float" office:value="0.138349049138012" calcext:value-type="float">
            <text:p>0.1383490491</text:p>
          </table:table-cell>
          <table:table-cell table:style-name="ce7" table:formula="of:=[.BO23]-[.BO29]" office:value-type="float" office:value="0.118856342054112" calcext:value-type="float">
            <text:p>0.1188563421</text:p>
          </table:table-cell>
          <table:table-cell table:style-name="ce7" table:formula="of:=[.BP23]-[.BP29]" office:value-type="float" office:value="0.102109450018154" calcext:value-type="float">
            <text:p>0.10210945</text:p>
          </table:table-cell>
          <table:table-cell table:style-name="ce7" table:formula="of:=[.BQ23]-[.BQ29]" office:value-type="float" office:value="0.0877217477627357" calcext:value-type="float">
            <text:p>0.0877217478</text:p>
          </table:table-cell>
          <table:table-cell table:style-name="ce7" table:formula="of:=[.BR23]-[.BR29]" office:value-type="float" office:value="0.0753610068735576" calcext:value-type="float">
            <text:p>0.0753610069</text:p>
          </table:table-cell>
          <table:table-cell table:style-name="ce7" table:formula="of:=[.BS23]-[.BS29]" office:value-type="float" office:value="0.0647417533500376" calcext:value-type="float">
            <text:p>0.0647417534</text:p>
          </table:table-cell>
          <table:table-cell table:style-name="ce7" table:formula="of:=[.BT23]-[.BT29]" office:value-type="float" office:value="0.0556186959973771" calcext:value-type="float">
            <text:p>0.055618696</text:p>
          </table:table-cell>
          <table:table-cell table:style-name="ce7" table:formula="of:=[.BU23]-[.BU29]" office:value-type="float" office:value="0.0477810763663703" calcext:value-type="float">
            <text:p>0.0477810764</text:p>
          </table:table-cell>
          <table:table-cell table:style-name="ce7" table:formula="of:=[.BV23]-[.BV29]" office:value-type="float" office:value="0.0410478115696219" calcext:value-type="float">
            <text:p>0.0410478116</text:p>
          </table:table-cell>
          <table:table-cell table:style-name="ce7" table:formula="of:=[.BW23]-[.BW29]" office:value-type="float" office:value="0.0352633191217452" calcext:value-type="float">
            <text:p>0.0352633191</text:p>
          </table:table-cell>
          <table:table-cell table:style-name="ce7" table:formula="of:=[.BX23]-[.BX29]" office:value-type="float" office:value="0.0302939283411111" calcext:value-type="float">
            <text:p>0.0302939283</text:p>
          </table:table-cell>
          <table:table-cell table:style-name="ce7" table:formula="of:=[.BY23]-[.BY29]" office:value-type="float" office:value="0.0260247961326209" calcext:value-type="float">
            <text:p>0.0260247961</text:p>
          </table:table-cell>
          <table:table-cell table:style-name="ce7" table:formula="of:=[.BZ23]-[.BZ29]" office:value-type="float" office:value="0.0223572564259744" calcext:value-type="float">
            <text:p>0.0223572564</text:p>
          </table:table-cell>
          <table:table-cell table:style-name="ce7" table:formula="of:=[.CA23]-[.CA29]" office:value-type="float" office:value="0.0192065424177188" calcext:value-type="float">
            <text:p>0.0192065424</text:p>
          </table:table-cell>
          <table:table-cell table:style-name="ce7" table:formula="of:=[.CB23]-[.CB29]" office:value-type="float" office:value="0.0164998292721551" calcext:value-type="float">
            <text:p>0.0164998293</text:p>
          </table:table-cell>
          <table:table-cell table:style-name="ce7" table:formula="of:=[.CC23]-[.CC29]" office:value-type="float" office:value="0.014174552262193" calcext:value-type="float">
            <text:p>0.0141745523</text:p>
          </table:table-cell>
          <table:table-cell table:style-name="ce7" table:formula="of:=[.CD23]-[.CD29]" office:value-type="float" office:value="0.0121769616381516" calcext:value-type="float">
            <text:p>0.0121769616</text:p>
          </table:table-cell>
          <table:table-cell table:style-name="ce7" table:formula="of:=[.CE23]-[.CE29]" office:value-type="float" office:value="0.010460880940436" calcext:value-type="float">
            <text:p>0.0104608809</text:p>
          </table:table-cell>
          <table:table-cell table:style-name="ce7" table:formula="of:=[.CF23]-[.CF29]" office:value-type="float" office:value="0.00898664014226648" calcext:value-type="float">
            <text:p>0.0089866401</text:p>
          </table:table-cell>
          <table:table-cell table:style-name="ce7" table:formula="of:=[.CG23]-[.CG29]" office:value-type="float" office:value="0.00772015902607547" calcext:value-type="float">
            <text:p>0.007720159</text:p>
          </table:table-cell>
          <table:table-cell table:style-name="ce7" table:formula="of:=[.CH23]-[.CH29]" office:value-type="float" office:value="0.00663215965240918" calcext:value-type="float">
            <text:p>0.0066321597</text:p>
          </table:table-cell>
          <table:table-cell table:style-name="ce7" table:formula="of:=[.CI23]-[.CI29]" office:value-type="float" office:value="0.00569748975137558" calcext:value-type="float">
            <text:p>0.0056974898</text:p>
          </table:table-cell>
          <table:table-cell table:style-name="ce7" table:formula="of:=[.CJ23]-[.CJ29]" office:value-type="float" office:value="0.0048945414213072" calcext:value-type="float">
            <text:p>0.0048945414</text:p>
          </table:table-cell>
          <table:table-cell table:style-name="ce7" table:formula="of:=[.CK23]-[.CK29]" office:value-type="float" office:value="0.00420475171550489" calcext:value-type="float">
            <text:p>0.0042047517</text:p>
          </table:table-cell>
          <table:table-cell table:style-name="ce7" table:formula="of:=[.CL23]-[.CL29]" office:value-type="float" office:value="0.0036121735857898" calcext:value-type="float">
            <text:p>0.0036121736</text:p>
          </table:table-cell>
          <table:table-cell table:style-name="ce7" table:formula="of:=[.CM23]-[.CM29]" office:value-type="float" office:value="0.00310310727426243" calcext:value-type="float">
            <text:p>0.0031031073</text:p>
          </table:table-cell>
          <table:table-cell table:style-name="ce7" table:formula="of:=[.CN23]-[.CN29]" office:value-type="float" office:value="0.00266578363929492" calcext:value-type="float">
            <text:p>0.0026657836</text:p>
          </table:table-cell>
          <table:table-cell table:style-name="ce7" table:formula="of:=[.CO23]-[.CO29]" office:value-type="float" office:value="0.00229009210033718" calcext:value-type="float">
            <text:p>0.0022900921</text:p>
          </table:table-cell>
          <table:table-cell table:style-name="ce7" table:formula="of:=[.CP23]-[.CP29]" office:value-type="float" office:value="0.00196734691610642" calcext:value-type="float">
            <text:p>0.0019673469</text:p>
          </table:table-cell>
          <table:table-cell table:style-name="ce7" table:formula="of:=[.CQ23]-[.CQ29]" office:value-type="float" office:value="0.00169008639581942" calcext:value-type="float">
            <text:p>0.0016900864</text:p>
          </table:table-cell>
          <table:table-cell table:style-name="ce7" table:formula="of:=[.CR23]-[.CR29]" office:value-type="float" office:value="0.00145190040366929" calcext:value-type="float">
            <text:p>0.0014519004</text:p>
          </table:table-cell>
          <table:table-cell table:style-name="ce7" table:formula="of:=[.CS23]-[.CS29]" office:value-type="float" office:value="0.00124728217024718" calcext:value-type="float">
            <text:p>0.0012472822</text:p>
          </table:table-cell>
          <table:table-cell table:style-name="ce7" table:formula="of:=[.CT23]-[.CT29]" office:value-type="float" office:value="0.00107150098611313" calcext:value-type="float">
            <text:p>0.001071501</text:p>
          </table:table-cell>
          <table:table-cell table:style-name="ce7" table:formula="of:=[.CU23]-[.CU29]" office:value-type="float" office:value="0.000920492835166866" calcext:value-type="float">
            <text:p>0.0009204928</text:p>
          </table:table-cell>
          <table:table-cell table:style-name="ce7" table:formula="of:=[.CV23]-[.CV29]" office:value-type="float" office:value="0.000790766439980451" calcext:value-type="float">
            <text:p>0.0007907664</text:p>
          </table:table-cell>
          <table:table-cell table:style-name="ce7" table:formula="of:=[.CW23]-[.CW29]" office:value-type="float" office:value="0.000679322547389717" calcext:value-type="float">
            <text:p>0.0006793225</text:p>
          </table:table-cell>
          <table:table-cell table:style-name="ce7" table:formula="of:=[.CX23]-[.CX29]" office:value-type="float" office:value="0.000583584588616516" calcext:value-type="float">
            <text:p>0.0005835846</text:p>
          </table:table-cell>
          <table:table-cell table:style-name="ce7" table:formula="of:=[.CY23]-[.CY29]" office:value-type="float" office:value="0.000501339111070084" calcext:value-type="float">
            <text:p>0.0005013391</text:p>
          </table:table-cell>
          <table:table-cell table:style-name="ce7" table:formula="of:=[.CZ23]-[.CZ29]" office:value-type="float" office:value="0.000430684604821177" calcext:value-type="float">
            <text:p>0.0004306846</text:p>
          </table:table-cell>
          <table:table-cell table:style-name="ce7" table:formula="of:=[.DA23]-[.DA29]" office:value-type="float" office:value="0.000369987540771651" calcext:value-type="float">
            <text:p>0.0003699875</text:p>
          </table:table-cell>
          <table:table-cell table:style-name="ce7" table:formula="of:=[.DB23]-[.DB29]" office:value-type="float" office:value="0.00031784460423543" calcext:value-type="float">
            <text:p>0.0003178446</text:p>
          </table:table-cell>
          <table:table-cell table:style-name="ce7" table:formula="of:=[.DC23]-[.DC29]" office:value-type="float" office:value="0.000273050250854478" calcext:value-type="float">
            <text:p>0.0002730503</text:p>
          </table:table-cell>
          <table:table-cell table:style-name="ce7" table:formula="of:=[.DD23]-[.DD29]" office:value-type="float" office:value="0.000234568834803521" calcext:value-type="float">
            <text:p>0.0002345688</text:p>
          </table:table-cell>
          <table:table-cell table:style-name="ce7" table:formula="of:=[.DE23]-[.DE29]" office:value-type="float" office:value="0.000201510664932203" calcext:value-type="float">
            <text:p>0.0002015107</text:p>
          </table:table-cell>
          <table:table-cell table:style-name="ce7" table:formula="of:=[.DF23]-[.DF29]" office:value-type="float" office:value="0.000173111435295281" calcext:value-type="float">
            <text:p>0.0001731114</text:p>
          </table:table-cell>
          <table:table-cell table:style-name="ce7" table:formula="of:=[.DG23]-[.DG29]" office:value-type="float" office:value="0.000148714554528473" calcext:value-type="float">
            <text:p>0.0001487146</text:p>
          </table:table-cell>
          <table:table-cell table:style-name="ce7" table:formula="of:=[.DH23]-[.DH29]" office:value-type="float" office:value="0.000127755965542422" calcext:value-type="float">
            <text:p>0.000127756</text:p>
          </table:table-cell>
          <table:table-cell table:style-name="ce7" table:formula="of:=[.DI23]-[.DI29]" office:value-type="float" office:value="0.000109751104578651" calcext:value-type="float">
            <text:p>0.0001097511</text:p>
          </table:table-cell>
          <table:table-cell table:style-name="ce7" table:formula="of:=[.DJ23]-[.DJ29]" office:value-type="float" office:value="0.0000942836981299614" calcext:value-type="float">
            <text:p>9.42836981299614E-005</text:p>
          </table:table-cell>
          <table:table-cell table:style-name="ce7" table:formula="of:=[.DK23]-[.DK29]" office:value-type="float" office:value="0.0000809961387166245" calcext:value-type="float">
            <text:p>8.09961387166245E-005</text:p>
          </table:table-cell>
          <table:table-cell table:style-name="ce7" table:formula="of:=[.DL23]-[.DL29]" office:value-type="float" office:value="0.0000695812170110028" calcext:value-type="float">
            <text:p>6.95812170110028E-005</text:p>
          </table:table-cell>
          <table:table-cell table:style-name="ce7" table:formula="of:=[.DM23]-[.DM29]" office:value-type="float" office:value="0.0000597750191606807" calcext:value-type="float">
            <text:p>0.000059775</text:p>
          </table:table-cell>
          <table:table-cell table:style-name="ce7" table:formula="of:=[.DN23]-[.DN29]" office:value-type="float" office:value="0.0000513508250985866" calcext:value-type="float">
            <text:p>5.13508250985866E-005</text:p>
          </table:table-cell>
          <table:table-cell table:style-name="ce7" table:formula="of:=[.DO23]-[.DO29]" office:value-type="float" office:value="0.0000441138667707051" calcext:value-type="float">
            <text:p>4.41138667707051E-005</text:p>
          </table:table-cell>
          <table:table-cell table:style-name="ce7" table:formula="of:=[.DP23]-[.DP29]" office:value-type="float" office:value="0.0000378968250927625" calcext:value-type="float">
            <text:p>3.78968250927625E-005</text:p>
          </table:table-cell>
          <table:table-cell table:style-name="ce7" table:formula="of:=[.DQ23]-[.DQ29]" office:value-type="float" office:value="0.0000325559615263167" calcext:value-type="float">
            <text:p>0.000032556</text:p>
          </table:table-cell>
          <table:table-cell table:style-name="ce7" table:formula="of:=[.DR23]-[.DR29]" office:value-type="float" office:value="0.0000279677948368204" calcext:value-type="float">
            <text:p>2.79677948368204E-005</text:p>
          </table:table-cell>
          <table:table-cell table:style-name="ce7" table:formula="of:=[.DS23]-[.DS29]" office:value-type="float" office:value="0.0000240262462006512" calcext:value-type="float">
            <text:p>2.40262462006512E-005</text:p>
          </table:table-cell>
          <table:table-cell table:style-name="ce7" table:formula="of:=[.DT23]-[.DT29]" office:value-type="float" office:value="0.0000206401866561977" calcext:value-type="float">
            <text:p>2.06401866561977E-005</text:p>
          </table:table-cell>
          <table:table-cell table:style-name="ce7" table:formula="of:=[.DU23]-[.DU29]" office:value-type="float" office:value="0.0000177313301961953" calcext:value-type="float">
            <text:p>1.77313301961953E-005</text:p>
          </table:table-cell>
          <table:table-cell table:style-name="ce7" table:formula="of:=[.DV23]-[.DV29]" office:value-type="float" office:value="0.0000152324237896707" calcext:value-type="float">
            <text:p>1.52324237896707E-005</text:p>
          </table:table-cell>
          <table:table-cell table:style-name="ce7" table:formula="of:=[.DW23]-[.DW29]" office:value-type="float" office:value="0.0000130856924868225" calcext:value-type="float">
            <text:p>1.30856924868225E-005</text:p>
          </table:table-cell>
          <table:table-cell table:style-name="ce7" table:formula="of:=[.DX23]-[.DX29]" office:value-type="float" office:value="0.0000112415036576577" calcext:value-type="float">
            <text:p>1.12415036576577E-005</text:p>
          </table:table-cell>
          <table:table-cell table:style-name="ce7" table:formula="of:=[.DY23]-[.DY29]" office:value-type="float" office:value="0.00000965721948155831" calcext:value-type="float">
            <text:p>9.65721948155831E-006</text:p>
          </table:table-cell>
          <table:table-cell table:style-name="ce7" table:formula="of:=[.DZ23]-[.DZ29]" office:value-type="float" office:value="0.0000082962111573034" calcext:value-type="float">
            <text:p>8.2962111573034E-006</text:p>
          </table:table-cell>
          <table:table-cell table:style-name="ce7" table:formula="of:=[.EA23]-[.EA29]" office:value-type="float" office:value="0.0000071270120420455" calcext:value-type="float">
            <text:p>0.000007127</text:p>
          </table:table-cell>
          <table:table-cell table:style-name="ce7" table:formula="of:=[.EB23]-[.EB29]" office:value-type="float" office:value="0.00000612259013977392" calcext:value-type="float">
            <text:p>6.12259013977392E-006</text:p>
          </table:table-cell>
          <table:table-cell table:style-name="ce7" table:formula="of:=[.EC23]-[.EC29]" office:value-type="float" office:value="0.00000525972311915905" calcext:value-type="float">
            <text:p>5.25972311915905E-006</text:p>
          </table:table-cell>
          <table:table-cell table:style-name="ce7" table:formula="of:=[.ED23]-[.ED29]" office:value-type="float" office:value="0.0000045184614111525" calcext:value-type="float">
            <text:p>4.5184614111525E-006</text:p>
          </table:table-cell>
          <table:table-cell table:style-name="ce7" table:formula="of:=[.EE23]-[.EE29]" office:value-type="float" office:value="0.00000388166697312424" calcext:value-type="float">
            <text:p>3.88166697312424E-006</text:p>
          </table:table-cell>
          <table:table-cell table:style-name="ce7" table:formula="of:=[.EF23]-[.EF29]" office:value-type="float" office:value="0.00000333461705573094" calcext:value-type="float">
            <text:p>3.33461705573094E-006</text:p>
          </table:table-cell>
          <table:table-cell table:style-name="ce7" table:formula="of:=[.EG23]-[.EG29]" office:value-type="float" office:value="0.00000286466381157632" calcext:value-type="float">
            <text:p>2.86466381157632E-006</text:p>
          </table:table-cell>
          <table:table-cell table:style-name="ce7" table:formula="of:=[.EH23]-[.EH29]" office:value-type="float" office:value="0.00000246094187578895" calcext:value-type="float">
            <text:p>2.46094187578895E-006</text:p>
          </table:table-cell>
          <table:table-cell table:style-name="ce7" table:formula="of:=[.EI23]-[.EI29]" office:value-type="float" office:value="0.00000211411715775708" calcext:value-type="float">
            <text:p>2.11411715775708E-006</text:p>
          </table:table-cell>
          <table:table-cell table:style-name="ce7" table:formula="of:=[.EJ23]-[.EJ29]" office:value-type="float" office:value="0.00000181617103606442" calcext:value-type="float">
            <text:p>1.81617103606442E-006</text:p>
          </table:table-cell>
          <table:table-cell table:style-name="ce7" table:formula="of:=[.EK23]-[.EK29]" office:value-type="float" office:value="0.00000156021496719527" calcext:value-type="float">
            <text:p>1.56021496719527E-006</text:p>
          </table:table-cell>
          <table:table-cell table:style-name="ce7" table:formula="of:=[.EL23]-[.EL29]" office:value-type="float" office:value="0.00000134033122174627" calcext:value-type="float">
            <text:p>1.34033122174627E-006</text:p>
          </table:table-cell>
          <table:table-cell table:style-name="ce7" table:formula="of:=[.EM23]-[.EM29]" office:value-type="float" office:value="0.00000115143606595172" calcext:value-type="float">
            <text:p>1.15143606595172E-006</text:p>
          </table:table-cell>
          <table:table-cell table:style-name="ce7" table:formula="of:=[.EN23]-[.EN29]" office:value-type="float" office:value="0.000000989162225266952" calcext:value-type="float">
            <text:p>9.89162225266952E-007</text:p>
          </table:table-cell>
          <table:table-cell table:style-name="ce7" table:formula="of:=[.EO23]-[.EO29]" office:value-type="float" office:value="0.000000849757912557205" calcext:value-type="float">
            <text:p>8.49757912557205E-007</text:p>
          </table:table-cell>
          <table:table-cell table:style-name="ce7" table:formula="of:=[.EP23]-[.EP29]" office:value-type="float" office:value="0.000000730000086414269" calcext:value-type="float">
            <text:p>0.00000073</text:p>
          </table:table-cell>
          <table:table-cell table:style-name="ce7" table:formula="of:=[.EQ23]-[.EQ29]" office:value-type="float" office:value="0.000000627119934125156" calcext:value-type="float">
            <text:p>6.27119934125156E-007</text:p>
          </table:table-cell>
          <table:table-cell table:style-name="ce7" table:formula="of:=[.ER23]-[.ER29]" office:value-type="float" office:value="0.000000538738856452007" calcext:value-type="float">
            <text:p>5.38738856452007E-007</text:p>
          </table:table-cell>
          <table:table-cell table:style-name="ce7" table:formula="of:=[.ES23]-[.ES29]" office:value-type="float" office:value="0.000000462813474185307" calcext:value-type="float">
            <text:p>4.62813474185307E-007</text:p>
          </table:table-cell>
          <table:table-cell table:style-name="ce7" table:formula="of:=[.ET23]-[.ET29]" office:value-type="float" office:value="0.000000397588385016648" calcext:value-type="float">
            <text:p>3.97588385016648E-007</text:p>
          </table:table-cell>
          <table:table-cell table:style-name="ce7" table:formula="of:=[.EU23]-[.EU29]" office:value-type="float" office:value="0.000000341555578465465" calcext:value-type="float">
            <text:p>3.41555578465465E-007</text:p>
          </table:table-cell>
          <table:table-cell table:style-name="ce7" table:formula="of:=[.EV23]-[.EV29]" office:value-type="float" office:value="0.000000293419570528908" calcext:value-type="float">
            <text:p>2.93419570528908E-007</text:p>
          </table:table-cell>
          <table:table-cell table:style-name="ce7" table:formula="of:=[.EW23]-[.EW29]" office:value-type="float" office:value="0.000000252067451964626" calcext:value-type="float">
            <text:p>2.52067451964626E-007</text:p>
          </table:table-cell>
          <table:table-cell table:style-name="ce7" table:formula="of:=[.EX23]-[.EX29]" office:value-type="float" office:value="0.000000216543157719846" calcext:value-type="float">
            <text:p>2.16543157719846E-007</text:p>
          </table:table-cell>
          <table:table-cell table:style-name="ce7" table:formula="of:=[.EY23]-[.EY29]" office:value-type="float" office:value="0.000000186025362613456" calcext:value-type="float">
            <text:p>0.000000186</text:p>
          </table:table-cell>
          <table:table-cell table:style-name="ce7" table:formula="of:=[.EZ23]-[.EZ29]" office:value-type="float" office:value="0.000000159808492217121" calcext:value-type="float">
            <text:p>1.59808492217121E-007</text:p>
          </table:table-cell>
          <table:table-cell table:style-name="ce7" table:formula="of:=[.FA23]-[.FA29]" office:value-type="float" office:value="0.000000137286409905142" calcext:value-type="float">
            <text:p>1.37286409905142E-007</text:p>
          </table:table-cell>
          <table:table-cell table:style-name="ce7" table:formula="of:=[.FB23]-[.FB29]" office:value-type="float" office:value="0.000000117938402916068" calcext:value-type="float">
            <text:p>1.17938402916068E-007</text:p>
          </table:table-cell>
          <table:table-cell table:style-name="ce7" table:formula="of:=[.FC23]-[.FC29]" office:value-type="float" office:value="0.000000101317143422431" calcext:value-type="float">
            <text:p>1.01317143422431E-007</text:p>
          </table:table-cell>
          <table:table-cell table:style-name="ce7" table:formula="of:=[.FD23]-[.FD29]" office:value-type="float" office:value="0.0000000870383462673668" calcext:value-type="float">
            <text:p>0.000000087</text:p>
          </table:table-cell>
          <table:table-cell table:style-name="ce7" table:formula="of:=[.FE23]-[.FE29]" office:value-type="float" office:value="0.0000000747718842539689" calcext:value-type="float">
            <text:p>7.47718842539689E-008</text:p>
          </table:table-cell>
          <table:table-cell table:style-name="ce7" table:formula="of:=[.FF23]-[.FF29]" office:value-type="float" office:value="0.000000064234155572002" calcext:value-type="float">
            <text:p>6.4234155572002E-008</text:p>
          </table:table-cell>
          <table:table-cell table:style-name="ce7" table:formula="of:=[.FG23]-[.FG29]" office:value-type="float" office:value="0.0000000551815268961311" calcext:value-type="float">
            <text:p>5.51815268961311E-008</text:p>
          </table:table-cell>
          <table:table-cell table:style-name="ce7" table:formula="of:=[.FH23]-[.FH29]" office:value-type="float" office:value="0.0000000474047005594511" calcext:value-type="float">
            <text:p>4.74047005594511E-008</text:p>
          </table:table-cell>
          <table:table-cell table:style-name="ce7" table:formula="of:=[.FI23]-[.FI29]" office:value-type="float" office:value="0.000000040723875570819" calcext:value-type="float">
            <text:p>4.0723875570819E-008</text:p>
          </table:table-cell>
          <table:table-cell table:style-name="ce7" table:formula="of:=[.FJ23]-[.FJ29]" office:value-type="float" office:value="0.0000000349845905982313" calcext:value-type="float">
            <text:p>0.000000035</text:p>
          </table:table-cell>
          <table:table-cell table:style-name="ce7" table:formula="of:=[.FK23]-[.FK29]" office:value-type="float" office:value="0.0000000300541528076149" calcext:value-type="float">
            <text:p>3.00541528076149E-008</text:p>
          </table:table-cell>
          <table:table-cell table:style-name="ce7" table:formula="of:=[.FL23]-[.FL29]" office:value-type="float" office:value="0.000000025818569991434" calcext:value-type="float">
            <text:p>2.5818569991434E-008</text:p>
          </table:table-cell>
          <table:table-cell table:style-name="ce7" table:formula="of:=[.FM23]-[.FM29]" office:value-type="float" office:value="0.0000000221799150576225" calcext:value-type="float">
            <text:p>2.21799150576225E-008</text:p>
          </table:table-cell>
          <table:table-cell table:style-name="ce7" table:formula="of:=[.FN23]-[.FN29]" office:value-type="float" office:value="0.0000000190540619455693" calcext:value-type="float">
            <text:p>1.90540619455693E-008</text:p>
          </table:table-cell>
          <table:table-cell table:style-name="ce7" table:formula="of:=[.FO23]-[.FO29]" office:value-type="float" office:value="0.0000000163687406233087" calcext:value-type="float">
            <text:p>1.63687406233087E-008</text:p>
          </table:table-cell>
          <table:table-cell table:style-name="ce7" table:formula="of:=[.FP23]-[.FP29]" office:value-type="float" office:value="0.0000000140618661972619" calcext:value-type="float">
            <text:p>1.40618661972619E-008</text:p>
          </table:table-cell>
          <table:table-cell table:style-name="ce7" table:formula="of:=[.FQ23]-[.FQ29]" office:value-type="float" office:value="0.0000000120801035033805" calcext:value-type="float">
            <text:p>1.20801035033805E-008</text:p>
          </table:table-cell>
          <table:table-cell table:style-name="ce7" table:formula="of:=[.FR23]-[.FR29]" office:value-type="float" office:value="0.0000000103776339928985" calcext:value-type="float">
            <text:p>1.03776339928985E-008</text:p>
          </table:table-cell>
          <table:table-cell table:style-name="ce7" table:formula="of:=[.FS23]-[.FS29]" office:value-type="float" office:value="0.00000000891509640297112" calcext:value-type="float">
            <text:p>8.91509640297112E-009</text:p>
          </table:table-cell>
          <table:table-cell table:style-name="ce7" table:formula="of:=[.FT23]-[.FT29]" office:value-type="float" office:value="0.00000000765867672039898" calcext:value-type="float">
            <text:p>7.65867672039898E-009</text:p>
          </table:table-cell>
          <table:table-cell table:style-name="ce7" table:formula="of:=[.FU23]-[.FU29]" office:value-type="float" office:value="0.00000000657932639831136" calcext:value-type="float">
            <text:p>6.57932639831136E-009</text:p>
          </table:table-cell>
          <table:table-cell table:style-name="ce7" table:formula="of:=[.FV23]-[.FV29]" office:value-type="float" office:value="0.00000000565209075090028" calcext:value-type="float">
            <text:p>5.65209075090028E-009</text:p>
          </table:table-cell>
          <table:table-cell table:style-name="ce7" table:formula="of:=[.FW23]-[.FW29]" office:value-type="float" office:value="0.00000000485553199862568" calcext:value-type="float">
            <text:p>4.85553199862568E-009</text:p>
          </table:table-cell>
          <table:table-cell table:style-name="ce7" table:formula="of:=[.FX23]-[.FX29]" office:value-type="float" office:value="0.00000000417123362464001" calcext:value-type="float">
            <text:p>4.17123362464001E-009</text:p>
          </table:table-cell>
          <table:table-cell table:style-name="ce7" table:formula="of:=[.FY23]-[.FY29]" office:value-type="float" office:value="0.00000000358337458310408" calcext:value-type="float">
            <text:p>3.58337458310408E-009</text:p>
          </table:table-cell>
          <table:table-cell table:style-name="ce7" table:formula="of:=[.FZ23]-[.FZ29]" office:value-type="float" office:value="0.00000000307836351504818" calcext:value-type="float">
            <text:p>3.07836351504818E-009</text:p>
          </table:table-cell>
          <table:table-cell table:style-name="ce7" table:formula="of:=[.GA23]-[.GA29]" office:value-type="float" office:value="0.00000000264452451481349" calcext:value-type="float">
            <text:p>2.64452451481349E-009</text:p>
          </table:table-cell>
          <table:table-cell table:style-name="ce7" table:formula="of:=[.GB23]-[.GB29]" office:value-type="float" office:value="0.00000000227182718196267" calcext:value-type="float">
            <text:p>2.27182718196267E-009</text:p>
          </table:table-cell>
          <table:table-cell table:style-name="ce7" table:formula="of:=[.GC23]-[.GC29]" office:value-type="float" office:value="0.00000000195165471743334" calcext:value-type="float">
            <text:p>0.000000002</text:p>
          </table:table-cell>
          <table:table-cell table:style-name="ce7" table:formula="of:=[.GD23]-[.GD29]" office:value-type="float" office:value="0.00000000167660470229465" calcext:value-type="float">
            <text:p>1.67660470229465E-009</text:p>
          </table:table-cell>
          <table:table-cell table:style-name="ce7" table:formula="of:=[.GE23]-[.GE29]" office:value-type="float" office:value="0.00000000144031795309219" calcext:value-type="float">
            <text:p>1.44031795309219E-009</text:p>
          </table:table-cell>
          <table:table-cell table:style-name="ce7" table:formula="of:=[.GF23]-[.GF29]" office:value-type="float" office:value="0.00000000123733149689983" calcext:value-type="float">
            <text:p>1.23733149689983E-009</text:p>
          </table:table-cell>
          <table:table-cell table:style-name="ce7" table:formula="of:=[.GG23]-[.GG29]" office:value-type="float" office:value="0.00000000106295226684734" calcext:value-type="float">
            <text:p>1.06295226684734E-009</text:p>
          </table:table-cell>
          <table:table-cell table:style-name="ce7" table:formula="of:=[.GH23]-[.GH29]" office:value-type="float" office:value="0.000000000913148597951932" calcext:value-type="float">
            <text:p>9.13148597951932E-010</text:p>
          </table:table-cell>
          <table:table-cell table:style-name="ce7" table:formula="of:=[.GI23]-[.GI29]" office:value-type="float" office:value="0.000000000784457014626504" calcext:value-type="float">
            <text:p>7.84457014626504E-010</text:p>
          </table:table-cell>
          <table:table-cell table:style-name="ce7" table:formula="of:=[.GJ23]-[.GJ29]" office:value-type="float" office:value="0.000000000673902154782803" calcext:value-type="float">
            <text:p>6.73902154782803E-010</text:p>
          </table:table-cell>
          <table:table-cell table:style-name="ce7" table:formula="of:=[.GK23]-[.GK29]" office:value-type="float" office:value="0.000000000578927979166733" calcext:value-type="float">
            <text:p>5.78927979166733E-010</text:p>
          </table:table-cell>
          <table:table-cell table:style-name="ce7" table:formula="of:=[.GL23]-[.GL29]" office:value-type="float" office:value="0.000000000497338675478916" calcext:value-type="float">
            <text:p>4.97338675478916E-010</text:p>
          </table:table-cell>
          <table:table-cell table:style-name="ce7" table:formula="of:=[.GM23]-[.GM29]" office:value-type="float" office:value="0.000000000427247890977956" calcext:value-type="float">
            <text:p>4.27247890977956E-010</text:p>
          </table:table-cell>
          <table:table-cell table:style-name="ce7" table:formula="of:=[.GN23]-[.GN29]" office:value-type="float" office:value="0.000000000367035119819162" calcext:value-type="float">
            <text:p>3.67035119819162E-010</text:p>
          </table:table-cell>
          <table:table-cell table:style-name="ce7" table:formula="of:=[.GO23]-[.GO29]" office:value-type="float" office:value="0.000000000315308236799734" calcext:value-type="float">
            <text:p>3.15308236799734E-010</text:p>
          </table:table-cell>
          <table:table-cell table:style-name="ce7" table:formula="of:=[.GP23]-[.GP29]" office:value-type="float" office:value="0.000000000270871311286885" calcext:value-type="float">
            <text:p>2.70871311286885E-010</text:p>
          </table:table-cell>
          <table:table-cell table:style-name="ce7" table:formula="of:=[.GQ23]-[.GQ29]" office:value-type="float" office:value="0.000000000232696957183764" calcext:value-type="float">
            <text:p>2.32696957183764E-010</text:p>
          </table:table-cell>
        </table:table-row>
        <table:table-row table:style-name="ro1">
          <table:table-cell/>
          <table:table-cell office:value-type="string" calcext:value-type="string">
            <text:p>Num infected</text:p>
          </table:table-cell>
          <table:table-cell table:style-name="ce7" table:formula="of:=[.$C$20]*[.C22]" office:value-type="float" office:value="100" calcext:value-type="float">
            <text:p>100</text:p>
          </table:table-cell>
          <table:table-cell table:style-name="ce7" table:formula="of:=[.C24]+[.C29]" office:value-type="float" office:value="111.850996257494" calcext:value-type="float">
            <text:p>111.8509962575</text:p>
          </table:table-cell>
          <table:table-cell table:style-name="ce7" table:formula="of:=[.D24]+[.D29]" office:value-type="float" office:value="124.69470447878" calcext:value-type="float">
            <text:p>124.6947044788</text:p>
          </table:table-cell>
          <table:table-cell table:style-name="ce7" table:formula="of:=[.E24]+[.E29]" office:value-type="float" office:value="138.517257438762" calcext:value-type="float">
            <text:p>138.5172574388</text:p>
          </table:table-cell>
          <table:table-cell table:style-name="ce7" table:formula="of:=[.F24]+[.F29]" office:value-type="float" office:value="153.281034477113" calcext:value-type="float">
            <text:p>153.2810344771</text:p>
          </table:table-cell>
          <table:table-cell table:style-name="ce7" table:formula="of:=[.G24]+[.G29]" office:value-type="float" office:value="168.922288681008" calcext:value-type="float">
            <text:p>168.922288681</text:p>
          </table:table-cell>
          <table:table-cell table:style-name="ce7" table:formula="of:=[.H24]+[.H29]" office:value-type="float" office:value="185.349903914735" calcext:value-type="float">
            <text:p>185.3499039147</text:p>
          </table:table-cell>
          <table:table-cell table:style-name="ce7" table:formula="of:=[.I24]+[.I29]" office:value-type="float" office:value="202.445624904023" calcext:value-type="float">
            <text:p>202.445624904</text:p>
          </table:table-cell>
          <table:table-cell table:style-name="ce7" table:formula="of:=[.J24]+[.J29]" office:value-type="float" office:value="220.066010842263" calcext:value-type="float">
            <text:p>220.0660108423</text:p>
          </table:table-cell>
          <table:table-cell table:style-name="ce7" table:formula="of:=[.K24]+[.K29]" office:value-type="float" office:value="238.046209867392" calcext:value-type="float">
            <text:p>238.0462098674</text:p>
          </table:table-cell>
          <table:table-cell table:style-name="ce7" table:formula="of:=[.L24]+[.L29]" office:value-type="float" office:value="256.20545203876" calcext:value-type="float">
            <text:p>256.2054520388</text:p>
          </table:table-cell>
          <table:table-cell table:style-name="ce7" table:formula="of:=[.M24]+[.M29]" office:value-type="float" office:value="274.353940336944" calcext:value-type="float">
            <text:p>274.3539403369</text:p>
          </table:table-cell>
          <table:table-cell table:style-name="ce7" table:formula="of:=[.N24]+[.N29]" office:value-type="float" office:value="292.300621234944" calcext:value-type="float">
            <text:p>292.3006212349</text:p>
          </table:table-cell>
          <table:table-cell table:style-name="ce7" table:formula="of:=[.O24]+[.O29]" office:value-type="float" office:value="309.861178789404" calcext:value-type="float">
            <text:p>309.8611787894</text:p>
          </table:table-cell>
          <table:table-cell table:style-name="ce7" table:formula="of:=[.P24]+[.P29]" office:value-type="float" office:value="326.865550084215" calcext:value-type="float">
            <text:p>326.8655500842</text:p>
          </table:table-cell>
          <table:table-cell table:style-name="ce7" table:formula="of:=[.Q24]+[.Q29]" office:value-type="float" office:value="343.164317731203" calcext:value-type="float">
            <text:p>343.1643177312</text:p>
          </table:table-cell>
          <table:table-cell table:style-name="ce7" table:formula="of:=[.R24]+[.R29]" office:value-type="float" office:value="358.633486498521" calcext:value-type="float">
            <text:p>358.6334864985</text:p>
          </table:table-cell>
          <table:table-cell table:style-name="ce7" table:formula="of:=[.S24]+[.S29]" office:value-type="float" office:value="373.17736512556" calcext:value-type="float">
            <text:p>373.1773651256</text:p>
          </table:table-cell>
          <table:table-cell table:style-name="ce7" table:formula="of:=[.T24]+[.T29]" office:value-type="float" office:value="386.729508539293" calcext:value-type="float">
            <text:p>386.7295085393</text:p>
          </table:table-cell>
          <table:table-cell table:style-name="ce7" table:formula="of:=[.U24]+[.U29]" office:value-type="float" office:value="399.251887631813" calcext:value-type="float">
            <text:p>399.2518876318</text:p>
          </table:table-cell>
          <table:table-cell table:style-name="ce7" table:formula="of:=[.V24]+[.V29]" office:value-type="float" office:value="410.732611522174" calcext:value-type="float">
            <text:p>410.7326115222</text:p>
          </table:table-cell>
          <table:table-cell table:style-name="ce7" table:formula="of:=[.W24]+[.W29]" office:value-type="float" office:value="421.182615069924" calcext:value-type="float">
            <text:p>421.1826150699</text:p>
          </table:table-cell>
          <table:table-cell table:style-name="ce7" table:formula="of:=[.X24]+[.X29]" office:value-type="float" office:value="430.631743134717" calcext:value-type="float">
            <text:p>430.6317431347</text:p>
          </table:table-cell>
          <table:table-cell table:style-name="ce7" table:formula="of:=[.Y24]+[.Y29]" office:value-type="float" office:value="439.124625959497" calcext:value-type="float">
            <text:p>439.1246259595</text:p>
          </table:table-cell>
          <table:table-cell table:style-name="ce7" table:formula="of:=[.Z24]+[.Z29]" office:value-type="float" office:value="446.716666725243" calcext:value-type="float">
            <text:p>446.7166667252</text:p>
          </table:table-cell>
          <table:table-cell table:style-name="ce7" table:formula="of:=[.AA24]+[.AA29]" office:value-type="float" office:value="453.470372929248" calcext:value-type="float">
            <text:p>453.4703729292</text:p>
          </table:table-cell>
          <table:table-cell table:style-name="ce7" table:formula="of:=[.AB24]+[.AB29]" office:value-type="float" office:value="459.452174351105" calcext:value-type="float">
            <text:p>459.4521743511</text:p>
          </table:table-cell>
          <table:table-cell table:style-name="ce7" table:formula="of:=[.AC24]+[.AC29]" office:value-type="float" office:value="464.729793102834" calcext:value-type="float">
            <text:p>464.7297931028</text:p>
          </table:table-cell>
          <table:table-cell table:style-name="ce7" table:formula="of:=[.AD24]+[.AD29]" office:value-type="float" office:value="469.370171213575" calcext:value-type="float">
            <text:p>469.3701712136</text:p>
          </table:table-cell>
          <table:table-cell table:style-name="ce7" table:formula="of:=[.AE24]+[.AE29]" office:value-type="float" office:value="473.437919549137" calcext:value-type="float">
            <text:p>473.4379195491</text:p>
          </table:table-cell>
          <table:table-cell table:style-name="ce7" table:formula="of:=[.AF24]+[.AF29]" office:value-type="float" office:value="476.994226864566" calcext:value-type="float">
            <text:p>476.9942268646</text:p>
          </table:table-cell>
          <table:table-cell table:style-name="ce7" table:formula="of:=[.AG24]+[.AG29]" office:value-type="float" office:value="480.096156188055" calcext:value-type="float">
            <text:p>480.0961561881</text:p>
          </table:table-cell>
          <table:table-cell table:style-name="ce7" table:formula="of:=[.AH24]+[.AH29]" office:value-type="float" office:value="482.796253880249" calcext:value-type="float">
            <text:p>482.7962538802</text:p>
          </table:table-cell>
          <table:table-cell table:style-name="ce7" table:formula="of:=[.AI24]+[.AI29]" office:value-type="float" office:value="485.142401223189" calcext:value-type="float">
            <text:p>485.1424012232</text:p>
          </table:table-cell>
          <table:table-cell table:style-name="ce7" table:formula="of:=[.AJ24]+[.AJ29]" office:value-type="float" office:value="487.177846504608" calcext:value-type="float">
            <text:p>487.1778465046</text:p>
          </table:table-cell>
          <table:table-cell table:style-name="ce7" table:formula="of:=[.AK24]+[.AK29]" office:value-type="float" office:value="488.941365226162" calcext:value-type="float">
            <text:p>488.9413652262</text:p>
          </table:table-cell>
          <table:table-cell table:style-name="ce7" table:formula="of:=[.AL24]+[.AL29]" office:value-type="float" office:value="490.467505890814" calcext:value-type="float">
            <text:p>490.4675058908</text:p>
          </table:table-cell>
          <table:table-cell table:style-name="ce7" table:formula="of:=[.AM24]+[.AM29]" office:value-type="float" office:value="491.786887969421" calcext:value-type="float">
            <text:p>491.7868879694</text:p>
          </table:table-cell>
          <table:table-cell table:style-name="ce7" table:formula="of:=[.AN24]+[.AN29]" office:value-type="float" office:value="492.926526668211" calcext:value-type="float">
            <text:p>492.9265266682</text:p>
          </table:table-cell>
          <table:table-cell table:style-name="ce7" table:formula="of:=[.AO24]+[.AO29]" office:value-type="float" office:value="493.910165853977" calcext:value-type="float">
            <text:p>493.910165854</text:p>
          </table:table-cell>
          <table:table-cell table:style-name="ce7" table:formula="of:=[.AP24]+[.AP29]" office:value-type="float" office:value="494.758605954264" calcext:value-type="float">
            <text:p>494.7586059543</text:p>
          </table:table-cell>
          <table:table-cell table:style-name="ce7" table:formula="of:=[.AQ24]+[.AQ29]" office:value-type="float" office:value="495.490017946525" calcext:value-type="float">
            <text:p>495.4900179465</text:p>
          </table:table-cell>
          <table:table-cell table:style-name="ce7" table:formula="of:=[.AR24]+[.AR29]" office:value-type="float" office:value="496.120237840476" calcext:value-type="float">
            <text:p>496.1202378405</text:p>
          </table:table-cell>
          <table:table-cell table:style-name="ce7" table:formula="of:=[.AS24]+[.AS29]" office:value-type="float" office:value="496.663038511362" calcext:value-type="float">
            <text:p>496.6630385114</text:p>
          </table:table-cell>
          <table:table-cell table:style-name="ce7" table:formula="of:=[.AT24]+[.AT29]" office:value-type="float" office:value="497.130377521228" calcext:value-type="float">
            <text:p>497.1303775212</text:p>
          </table:table-cell>
          <table:table-cell table:style-name="ce7" table:formula="of:=[.AU24]+[.AU29]" office:value-type="float" office:value="497.53262081524" calcext:value-type="float">
            <text:p>497.5326208152</text:p>
          </table:table-cell>
          <table:table-cell table:style-name="ce7" table:formula="of:=[.AV24]+[.AV29]" office:value-type="float" office:value="497.878743024019" calcext:value-type="float">
            <text:p>497.878743024</text:p>
          </table:table-cell>
          <table:table-cell table:style-name="ce7" table:formula="of:=[.AW24]+[.AW29]" office:value-type="float" office:value="498.176505641968" calcext:value-type="float">
            <text:p>498.176505642</text:p>
          </table:table-cell>
          <table:table-cell table:style-name="ce7" table:formula="of:=[.AX24]+[.AX29]" office:value-type="float" office:value="498.432614666655" calcext:value-type="float">
            <text:p>498.4326146667</text:p>
          </table:table-cell>
          <table:table-cell table:style-name="ce7" table:formula="of:=[.AY24]+[.AY29]" office:value-type="float" office:value="498.65285943864" calcext:value-type="float">
            <text:p>498.6528594386</text:p>
          </table:table-cell>
          <table:table-cell table:style-name="ce7" table:formula="of:=[.AZ24]+[.AZ29]" office:value-type="float" office:value="498.842234463368" calcext:value-type="float">
            <text:p>498.8422344634</text:p>
          </table:table-cell>
          <table:table-cell table:style-name="ce7" table:formula="of:=[.BA24]+[.BA29]" office:value-type="float" office:value="499.005045963103" calcext:value-type="float">
            <text:p>499.0050459631</text:p>
          </table:table-cell>
          <table:table-cell table:style-name="ce7" table:formula="of:=[.BB24]+[.BB29]" office:value-type="float" office:value="499.145004824692" calcext:value-type="float">
            <text:p>499.1450048247</text:p>
          </table:table-cell>
          <table:table-cell table:style-name="ce7" table:formula="of:=[.BC24]+[.BC29]" office:value-type="float" office:value="499.265307497468" calcext:value-type="float">
            <text:p>499.2653074975</text:p>
          </table:table-cell>
          <table:table-cell table:style-name="ce7" table:formula="of:=[.BD24]+[.BD29]" office:value-type="float" office:value="499.368706269115" calcext:value-type="float">
            <text:p>499.3687062691</text:p>
          </table:table-cell>
          <table:table-cell table:style-name="ce7" table:formula="of:=[.BE24]+[.BE29]" office:value-type="float" office:value="499.457570215246" calcext:value-type="float">
            <text:p>499.4575702152</text:p>
          </table:table-cell>
          <table:table-cell table:style-name="ce7" table:formula="of:=[.BF24]+[.BF29]" office:value-type="float" office:value="499.533937987522" calcext:value-type="float">
            <text:p>499.5339379875</text:p>
          </table:table-cell>
          <table:table-cell table:style-name="ce7" table:formula="of:=[.BG24]+[.BG29]" office:value-type="float" office:value="499.599563479494" calcext:value-type="float">
            <text:p>499.5995634795</text:p>
          </table:table-cell>
          <table:table-cell table:style-name="ce7" table:formula="of:=[.BH24]+[.BH29]" office:value-type="float" office:value="499.655955291533" calcext:value-type="float">
            <text:p>499.6559552915</text:p>
          </table:table-cell>
          <table:table-cell table:style-name="ce7" table:formula="of:=[.BI24]+[.BI29]" office:value-type="float" office:value="499.704410807707" calcext:value-type="float">
            <text:p>499.7044108077</text:p>
          </table:table-cell>
          <table:table-cell table:style-name="ce7" table:formula="of:=[.BJ24]+[.BJ29]" office:value-type="float" office:value="499.746045598716" calcext:value-type="float">
            <text:p>499.7460455987</text:p>
          </table:table-cell>
          <table:table-cell table:style-name="ce7" table:formula="of:=[.BK24]+[.BK29]" office:value-type="float" office:value="499.781818776088" calcext:value-type="float">
            <text:p>499.7818187761</text:p>
          </table:table-cell>
          <table:table-cell table:style-name="ce7" table:formula="of:=[.BL24]+[.BL29]" office:value-type="float" office:value="499.812554843454" calcext:value-type="float">
            <text:p>499.8125548435</text:p>
          </table:table-cell>
          <table:table-cell table:style-name="ce7" table:formula="of:=[.BM24]+[.BM29]" office:value-type="float" office:value="499.838962520237" calcext:value-type="float">
            <text:p>499.8389625202</text:p>
          </table:table-cell>
          <table:table-cell table:style-name="ce7" table:formula="of:=[.BN24]+[.BN29]" office:value-type="float" office:value="499.861650950862" calcext:value-type="float">
            <text:p>499.8616509509</text:p>
          </table:table-cell>
          <table:table-cell table:style-name="ce7" table:formula="of:=[.BO24]+[.BO29]" office:value-type="float" office:value="499.881143657946" calcext:value-type="float">
            <text:p>499.8811436579</text:p>
          </table:table-cell>
          <table:table-cell table:style-name="ce7" table:formula="of:=[.BP24]+[.BP29]" office:value-type="float" office:value="499.897890549982" calcext:value-type="float">
            <text:p>499.89789055</text:p>
          </table:table-cell>
          <table:table-cell table:style-name="ce7" table:formula="of:=[.BQ24]+[.BQ29]" office:value-type="float" office:value="499.912278252237" calcext:value-type="float">
            <text:p>499.9122782522</text:p>
          </table:table-cell>
          <table:table-cell table:style-name="ce7" table:formula="of:=[.BR24]+[.BR29]" office:value-type="float" office:value="499.924638993127" calcext:value-type="float">
            <text:p>499.9246389931</text:p>
          </table:table-cell>
          <table:table-cell table:style-name="ce7" table:formula="of:=[.BS24]+[.BS29]" office:value-type="float" office:value="499.93525824665" calcext:value-type="float">
            <text:p>499.9352582467</text:p>
          </table:table-cell>
          <table:table-cell table:style-name="ce7" table:formula="of:=[.BT24]+[.BT29]" office:value-type="float" office:value="499.944381304003" calcext:value-type="float">
            <text:p>499.944381304</text:p>
          </table:table-cell>
          <table:table-cell table:style-name="ce7" table:formula="of:=[.BU24]+[.BU29]" office:value-type="float" office:value="499.952218923634" calcext:value-type="float">
            <text:p>499.9522189236</text:p>
          </table:table-cell>
          <table:table-cell table:style-name="ce7" table:formula="of:=[.BV24]+[.BV29]" office:value-type="float" office:value="499.958952188431" calcext:value-type="float">
            <text:p>499.9589521884</text:p>
          </table:table-cell>
          <table:table-cell table:style-name="ce7" table:formula="of:=[.BW24]+[.BW29]" office:value-type="float" office:value="499.964736680878" calcext:value-type="float">
            <text:p>499.9647366809</text:p>
          </table:table-cell>
          <table:table-cell table:style-name="ce7" table:formula="of:=[.BX24]+[.BX29]" office:value-type="float" office:value="499.969706071659" calcext:value-type="float">
            <text:p>499.9697060717</text:p>
          </table:table-cell>
          <table:table-cell table:style-name="ce7" table:formula="of:=[.BY24]+[.BY29]" office:value-type="float" office:value="499.973975203868" calcext:value-type="float">
            <text:p>499.9739752039</text:p>
          </table:table-cell>
          <table:table-cell table:style-name="ce7" table:formula="of:=[.BZ24]+[.BZ29]" office:value-type="float" office:value="499.977642743574" calcext:value-type="float">
            <text:p>499.9776427436</text:p>
          </table:table-cell>
          <table:table-cell table:style-name="ce7" table:formula="of:=[.CA24]+[.CA29]" office:value-type="float" office:value="499.980793457582" calcext:value-type="float">
            <text:p>499.9807934576</text:p>
          </table:table-cell>
          <table:table-cell table:style-name="ce7" table:formula="of:=[.CB24]+[.CB29]" office:value-type="float" office:value="499.983500170728" calcext:value-type="float">
            <text:p>499.9835001707</text:p>
          </table:table-cell>
          <table:table-cell table:style-name="ce7" table:formula="of:=[.CC24]+[.CC29]" office:value-type="float" office:value="499.985825447738" calcext:value-type="float">
            <text:p>499.9858254477</text:p>
          </table:table-cell>
          <table:table-cell table:style-name="ce7" table:formula="of:=[.CD24]+[.CD29]" office:value-type="float" office:value="499.987823038362" calcext:value-type="float">
            <text:p>499.9878230384</text:p>
          </table:table-cell>
          <table:table-cell table:style-name="ce7" table:formula="of:=[.CE24]+[.CE29]" office:value-type="float" office:value="499.98953911906" calcext:value-type="float">
            <text:p>499.9895391191</text:p>
          </table:table-cell>
          <table:table-cell table:style-name="ce7" table:formula="of:=[.CF24]+[.CF29]" office:value-type="float" office:value="499.991013359858" calcext:value-type="float">
            <text:p>499.9910133599</text:p>
          </table:table-cell>
          <table:table-cell table:style-name="ce7" table:formula="of:=[.CG24]+[.CG29]" office:value-type="float" office:value="499.992279840974" calcext:value-type="float">
            <text:p>499.992279841</text:p>
          </table:table-cell>
          <table:table-cell table:style-name="ce7" table:formula="of:=[.CH24]+[.CH29]" office:value-type="float" office:value="499.993367840348" calcext:value-type="float">
            <text:p>499.9933678403</text:p>
          </table:table-cell>
          <table:table-cell table:style-name="ce7" table:formula="of:=[.CI24]+[.CI29]" office:value-type="float" office:value="499.994302510249" calcext:value-type="float">
            <text:p>499.9943025102</text:p>
          </table:table-cell>
          <table:table-cell table:style-name="ce7" table:formula="of:=[.CJ24]+[.CJ29]" office:value-type="float" office:value="499.995105458579" calcext:value-type="float">
            <text:p>499.9951054586</text:p>
          </table:table-cell>
          <table:table-cell table:style-name="ce7" table:formula="of:=[.CK24]+[.CK29]" office:value-type="float" office:value="499.995795248285" calcext:value-type="float">
            <text:p>499.9957952483</text:p>
          </table:table-cell>
          <table:table-cell table:style-name="ce7" table:formula="of:=[.CL24]+[.CL29]" office:value-type="float" office:value="499.996387826414" calcext:value-type="float">
            <text:p>499.9963878264</text:p>
          </table:table-cell>
          <table:table-cell table:style-name="ce7" table:formula="of:=[.CM24]+[.CM29]" office:value-type="float" office:value="499.996896892726" calcext:value-type="float">
            <text:p>499.9968968927</text:p>
          </table:table-cell>
          <table:table-cell table:style-name="ce7" table:formula="of:=[.CN24]+[.CN29]" office:value-type="float" office:value="499.997334216361" calcext:value-type="float">
            <text:p>499.9973342164</text:p>
          </table:table-cell>
          <table:table-cell table:style-name="ce7" table:formula="of:=[.CO24]+[.CO29]" office:value-type="float" office:value="499.9977099079" calcext:value-type="float">
            <text:p>499.9977099079</text:p>
          </table:table-cell>
          <table:table-cell table:style-name="ce7" table:formula="of:=[.CP24]+[.CP29]" office:value-type="float" office:value="499.998032653084" calcext:value-type="float">
            <text:p>499.9980326531</text:p>
          </table:table-cell>
          <table:table-cell table:style-name="ce7" table:formula="of:=[.CQ24]+[.CQ29]" office:value-type="float" office:value="499.998309913604" calcext:value-type="float">
            <text:p>499.9983099136</text:p>
          </table:table-cell>
          <table:table-cell table:style-name="ce7" table:formula="of:=[.CR24]+[.CR29]" office:value-type="float" office:value="499.998548099597" calcext:value-type="float">
            <text:p>499.9985480996</text:p>
          </table:table-cell>
          <table:table-cell table:style-name="ce7" table:formula="of:=[.CS24]+[.CS29]" office:value-type="float" office:value="499.99875271783" calcext:value-type="float">
            <text:p>499.9987527178</text:p>
          </table:table-cell>
          <table:table-cell table:style-name="ce7" table:formula="of:=[.CT24]+[.CT29]" office:value-type="float" office:value="499.998928499014" calcext:value-type="float">
            <text:p>499.998928499</text:p>
          </table:table-cell>
          <table:table-cell table:style-name="ce7" table:formula="of:=[.CU24]+[.CU29]" office:value-type="float" office:value="499.999079507165" calcext:value-type="float">
            <text:p>499.9990795072</text:p>
          </table:table-cell>
          <table:table-cell table:style-name="ce7" table:formula="of:=[.CV24]+[.CV29]" office:value-type="float" office:value="499.99920923356" calcext:value-type="float">
            <text:p>499.9992092336</text:p>
          </table:table-cell>
          <table:table-cell table:style-name="ce7" table:formula="of:=[.CW24]+[.CW29]" office:value-type="float" office:value="499.999320677453" calcext:value-type="float">
            <text:p>499.9993206775</text:p>
          </table:table-cell>
          <table:table-cell table:style-name="ce7" table:formula="of:=[.CX24]+[.CX29]" office:value-type="float" office:value="499.999416415412" calcext:value-type="float">
            <text:p>499.9994164154</text:p>
          </table:table-cell>
          <table:table-cell table:style-name="ce7" table:formula="of:=[.CY24]+[.CY29]" office:value-type="float" office:value="499.999498660889" calcext:value-type="float">
            <text:p>499.9994986609</text:p>
          </table:table-cell>
          <table:table-cell table:style-name="ce7" table:formula="of:=[.CZ24]+[.CZ29]" office:value-type="float" office:value="499.999569315395" calcext:value-type="float">
            <text:p>499.9995693154</text:p>
          </table:table-cell>
          <table:table-cell table:style-name="ce7" table:formula="of:=[.DA24]+[.DA29]" office:value-type="float" office:value="499.999630012459" calcext:value-type="float">
            <text:p>499.9996300125</text:p>
          </table:table-cell>
          <table:table-cell table:style-name="ce7" table:formula="of:=[.DB24]+[.DB29]" office:value-type="float" office:value="499.999682155396" calcext:value-type="float">
            <text:p>499.9996821554</text:p>
          </table:table-cell>
          <table:table-cell table:style-name="ce7" table:formula="of:=[.DC24]+[.DC29]" office:value-type="float" office:value="499.999726949749" calcext:value-type="float">
            <text:p>499.9997269497</text:p>
          </table:table-cell>
          <table:table-cell table:style-name="ce7" table:formula="of:=[.DD24]+[.DD29]" office:value-type="float" office:value="499.999765431165" calcext:value-type="float">
            <text:p>499.9997654312</text:p>
          </table:table-cell>
          <table:table-cell table:style-name="ce7" table:formula="of:=[.DE24]+[.DE29]" office:value-type="float" office:value="499.999798489335" calcext:value-type="float">
            <text:p>499.9997984893</text:p>
          </table:table-cell>
          <table:table-cell table:style-name="ce7" table:formula="of:=[.DF24]+[.DF29]" office:value-type="float" office:value="499.999826888565" calcext:value-type="float">
            <text:p>499.9998268886</text:p>
          </table:table-cell>
          <table:table-cell table:style-name="ce7" table:formula="of:=[.DG24]+[.DG29]" office:value-type="float" office:value="499.999851285446" calcext:value-type="float">
            <text:p>499.9998512854</text:p>
          </table:table-cell>
          <table:table-cell table:style-name="ce7" table:formula="of:=[.DH24]+[.DH29]" office:value-type="float" office:value="499.999872244035" calcext:value-type="float">
            <text:p>499.999872244</text:p>
          </table:table-cell>
          <table:table-cell table:style-name="ce7" table:formula="of:=[.DI24]+[.DI29]" office:value-type="float" office:value="499.999890248896" calcext:value-type="float">
            <text:p>499.9998902489</text:p>
          </table:table-cell>
          <table:table-cell table:style-name="ce7" table:formula="of:=[.DJ24]+[.DJ29]" office:value-type="float" office:value="499.999905716302" calcext:value-type="float">
            <text:p>499.9999057163</text:p>
          </table:table-cell>
          <table:table-cell table:style-name="ce7" table:formula="of:=[.DK24]+[.DK29]" office:value-type="float" office:value="499.999919003861" calcext:value-type="float">
            <text:p>499.9999190039</text:p>
          </table:table-cell>
          <table:table-cell table:style-name="ce7" table:formula="of:=[.DL24]+[.DL29]" office:value-type="float" office:value="499.999930418783" calcext:value-type="float">
            <text:p>499.9999304188</text:p>
          </table:table-cell>
          <table:table-cell table:style-name="ce7" table:formula="of:=[.DM24]+[.DM29]" office:value-type="float" office:value="499.999940224981" calcext:value-type="float">
            <text:p>499.999940225</text:p>
          </table:table-cell>
          <table:table-cell table:style-name="ce7" table:formula="of:=[.DN24]+[.DN29]" office:value-type="float" office:value="499.999948649175" calcext:value-type="float">
            <text:p>499.9999486492</text:p>
          </table:table-cell>
          <table:table-cell table:style-name="ce7" table:formula="of:=[.DO24]+[.DO29]" office:value-type="float" office:value="499.999955886133" calcext:value-type="float">
            <text:p>499.9999558861</text:p>
          </table:table-cell>
          <table:table-cell table:style-name="ce7" table:formula="of:=[.DP24]+[.DP29]" office:value-type="float" office:value="499.999962103175" calcext:value-type="float">
            <text:p>499.9999621032</text:p>
          </table:table-cell>
          <table:table-cell table:style-name="ce7" table:formula="of:=[.DQ24]+[.DQ29]" office:value-type="float" office:value="499.999967444039" calcext:value-type="float">
            <text:p>499.999967444</text:p>
          </table:table-cell>
          <table:table-cell table:style-name="ce7" table:formula="of:=[.DR24]+[.DR29]" office:value-type="float" office:value="499.999972032205" calcext:value-type="float">
            <text:p>499.9999720322</text:p>
          </table:table-cell>
          <table:table-cell table:style-name="ce7" table:formula="of:=[.DS24]+[.DS29]" office:value-type="float" office:value="499.999975973754" calcext:value-type="float">
            <text:p>499.9999759738</text:p>
          </table:table-cell>
          <table:table-cell table:style-name="ce7" table:formula="of:=[.DT24]+[.DT29]" office:value-type="float" office:value="499.999979359813" calcext:value-type="float">
            <text:p>499.9999793598</text:p>
          </table:table-cell>
          <table:table-cell table:style-name="ce7" table:formula="of:=[.DU24]+[.DU29]" office:value-type="float" office:value="499.99998226867" calcext:value-type="float">
            <text:p>499.9999822687</text:p>
          </table:table-cell>
          <table:table-cell table:style-name="ce7" table:formula="of:=[.DV24]+[.DV29]" office:value-type="float" office:value="499.999984767576" calcext:value-type="float">
            <text:p>499.9999847676</text:p>
          </table:table-cell>
          <table:table-cell table:style-name="ce7" table:formula="of:=[.DW24]+[.DW29]" office:value-type="float" office:value="499.999986914308" calcext:value-type="float">
            <text:p>499.9999869143</text:p>
          </table:table-cell>
          <table:table-cell table:style-name="ce7" table:formula="of:=[.DX24]+[.DX29]" office:value-type="float" office:value="499.999988758496" calcext:value-type="float">
            <text:p>499.9999887585</text:p>
          </table:table-cell>
          <table:table-cell table:style-name="ce7" table:formula="of:=[.DY24]+[.DY29]" office:value-type="float" office:value="499.999990342781" calcext:value-type="float">
            <text:p>499.9999903428</text:p>
          </table:table-cell>
          <table:table-cell table:style-name="ce7" table:formula="of:=[.DZ24]+[.DZ29]" office:value-type="float" office:value="499.999991703789" calcext:value-type="float">
            <text:p>499.9999917038</text:p>
          </table:table-cell>
          <table:table-cell table:style-name="ce7" table:formula="of:=[.EA24]+[.EA29]" office:value-type="float" office:value="499.999992872988" calcext:value-type="float">
            <text:p>499.999992873</text:p>
          </table:table-cell>
          <table:table-cell table:style-name="ce7" table:formula="of:=[.EB24]+[.EB29]" office:value-type="float" office:value="499.99999387741" calcext:value-type="float">
            <text:p>499.9999938774</text:p>
          </table:table-cell>
          <table:table-cell table:style-name="ce7" table:formula="of:=[.EC24]+[.EC29]" office:value-type="float" office:value="499.999994740277" calcext:value-type="float">
            <text:p>499.9999947403</text:p>
          </table:table-cell>
          <table:table-cell table:style-name="ce7" table:formula="of:=[.ED24]+[.ED29]" office:value-type="float" office:value="499.999995481539" calcext:value-type="float">
            <text:p>499.9999954815</text:p>
          </table:table-cell>
          <table:table-cell table:style-name="ce7" table:formula="of:=[.EE24]+[.EE29]" office:value-type="float" office:value="499.999996118333" calcext:value-type="float">
            <text:p>499.9999961183</text:p>
          </table:table-cell>
          <table:table-cell table:style-name="ce7" table:formula="of:=[.EF24]+[.EF29]" office:value-type="float" office:value="499.999996665383" calcext:value-type="float">
            <text:p>499.9999966654</text:p>
          </table:table-cell>
          <table:table-cell table:style-name="ce7" table:formula="of:=[.EG24]+[.EG29]" office:value-type="float" office:value="499.999997135336" calcext:value-type="float">
            <text:p>499.9999971353</text:p>
          </table:table-cell>
          <table:table-cell table:style-name="ce7" table:formula="of:=[.EH24]+[.EH29]" office:value-type="float" office:value="499.999997539058" calcext:value-type="float">
            <text:p>499.9999975391</text:p>
          </table:table-cell>
          <table:table-cell table:style-name="ce7" table:formula="of:=[.EI24]+[.EI29]" office:value-type="float" office:value="499.999997885883" calcext:value-type="float">
            <text:p>499.9999978859</text:p>
          </table:table-cell>
          <table:table-cell table:style-name="ce7" table:formula="of:=[.EJ24]+[.EJ29]" office:value-type="float" office:value="499.999998183829" calcext:value-type="float">
            <text:p>499.9999981838</text:p>
          </table:table-cell>
          <table:table-cell table:style-name="ce7" table:formula="of:=[.EK24]+[.EK29]" office:value-type="float" office:value="499.999998439785" calcext:value-type="float">
            <text:p>499.9999984398</text:p>
          </table:table-cell>
          <table:table-cell table:style-name="ce7" table:formula="of:=[.EL24]+[.EL29]" office:value-type="float" office:value="499.999998659669" calcext:value-type="float">
            <text:p>499.9999986597</text:p>
          </table:table-cell>
          <table:table-cell table:style-name="ce7" table:formula="of:=[.EM24]+[.EM29]" office:value-type="float" office:value="499.999998848564" calcext:value-type="float">
            <text:p>499.9999988486</text:p>
          </table:table-cell>
          <table:table-cell table:style-name="ce7" table:formula="of:=[.EN24]+[.EN29]" office:value-type="float" office:value="499.999999010838" calcext:value-type="float">
            <text:p>499.9999990108</text:p>
          </table:table-cell>
          <table:table-cell table:style-name="ce7" table:formula="of:=[.EO24]+[.EO29]" office:value-type="float" office:value="499.999999150242" calcext:value-type="float">
            <text:p>499.9999991502</text:p>
          </table:table-cell>
          <table:table-cell table:style-name="ce7" table:formula="of:=[.EP24]+[.EP29]" office:value-type="float" office:value="499.99999927" calcext:value-type="float">
            <text:p>499.99999927</text:p>
          </table:table-cell>
          <table:table-cell table:style-name="ce7" table:formula="of:=[.EQ24]+[.EQ29]" office:value-type="float" office:value="499.99999937288" calcext:value-type="float">
            <text:p>499.9999993729</text:p>
          </table:table-cell>
          <table:table-cell table:style-name="ce7" table:formula="of:=[.ER24]+[.ER29]" office:value-type="float" office:value="499.999999461261" calcext:value-type="float">
            <text:p>499.9999994613</text:p>
          </table:table-cell>
          <table:table-cell table:style-name="ce7" table:formula="of:=[.ES24]+[.ES29]" office:value-type="float" office:value="499.999999537187" calcext:value-type="float">
            <text:p>499.9999995372</text:p>
          </table:table-cell>
          <table:table-cell table:style-name="ce7" table:formula="of:=[.ET24]+[.ET29]" office:value-type="float" office:value="499.999999602412" calcext:value-type="float">
            <text:p>499.9999996024</text:p>
          </table:table-cell>
          <table:table-cell table:style-name="ce7" table:formula="of:=[.EU24]+[.EU29]" office:value-type="float" office:value="499.999999658445" calcext:value-type="float">
            <text:p>499.9999996584</text:p>
          </table:table-cell>
          <table:table-cell table:style-name="ce7" table:formula="of:=[.EV24]+[.EV29]" office:value-type="float" office:value="499.999999706581" calcext:value-type="float">
            <text:p>499.9999997066</text:p>
          </table:table-cell>
          <table:table-cell table:style-name="ce7" table:formula="of:=[.EW24]+[.EW29]" office:value-type="float" office:value="499.999999747933" calcext:value-type="float">
            <text:p>499.9999997479</text:p>
          </table:table-cell>
          <table:table-cell table:style-name="ce7" table:formula="of:=[.EX24]+[.EX29]" office:value-type="float" office:value="499.999999783457" calcext:value-type="float">
            <text:p>499.9999997835</text:p>
          </table:table-cell>
          <table:table-cell table:style-name="ce7" table:formula="of:=[.EY24]+[.EY29]" office:value-type="float" office:value="499.999999813975" calcext:value-type="float">
            <text:p>499.999999814</text:p>
          </table:table-cell>
          <table:table-cell table:style-name="ce7" table:formula="of:=[.EZ24]+[.EZ29]" office:value-type="float" office:value="499.999999840192" calcext:value-type="float">
            <text:p>499.9999998402</text:p>
          </table:table-cell>
          <table:table-cell table:style-name="ce7" table:formula="of:=[.FA24]+[.FA29]" office:value-type="float" office:value="499.999999862714" calcext:value-type="float">
            <text:p>499.9999998627</text:p>
          </table:table-cell>
          <table:table-cell table:style-name="ce7" table:formula="of:=[.FB24]+[.FB29]" office:value-type="float" office:value="499.999999882062" calcext:value-type="float">
            <text:p>499.9999998821</text:p>
          </table:table-cell>
          <table:table-cell table:style-name="ce7" table:formula="of:=[.FC24]+[.FC29]" office:value-type="float" office:value="499.999999898683" calcext:value-type="float">
            <text:p>499.9999998987</text:p>
          </table:table-cell>
          <table:table-cell table:style-name="ce7" table:formula="of:=[.FD24]+[.FD29]" office:value-type="float" office:value="499.999999912962" calcext:value-type="float">
            <text:p>499.999999913</text:p>
          </table:table-cell>
          <table:table-cell table:style-name="ce7" table:formula="of:=[.FE24]+[.FE29]" office:value-type="float" office:value="499.999999925228" calcext:value-type="float">
            <text:p>499.9999999252</text:p>
          </table:table-cell>
          <table:table-cell table:style-name="ce7" table:formula="of:=[.FF24]+[.FF29]" office:value-type="float" office:value="499.999999935766" calcext:value-type="float">
            <text:p>499.9999999358</text:p>
          </table:table-cell>
          <table:table-cell table:style-name="ce7" table:formula="of:=[.FG24]+[.FG29]" office:value-type="float" office:value="499.999999944819" calcext:value-type="float">
            <text:p>499.9999999448</text:p>
          </table:table-cell>
          <table:table-cell table:style-name="ce7" table:formula="of:=[.FH24]+[.FH29]" office:value-type="float" office:value="499.999999952595" calcext:value-type="float">
            <text:p>499.9999999526</text:p>
          </table:table-cell>
          <table:table-cell table:style-name="ce7" table:formula="of:=[.FI24]+[.FI29]" office:value-type="float" office:value="499.999999959276" calcext:value-type="float">
            <text:p>499.9999999593</text:p>
          </table:table-cell>
          <table:table-cell table:style-name="ce7" table:formula="of:=[.FJ24]+[.FJ29]" office:value-type="float" office:value="499.999999965016" calcext:value-type="float">
            <text:p>499.999999965</text:p>
          </table:table-cell>
          <table:table-cell table:style-name="ce7" table:formula="of:=[.FK24]+[.FK29]" office:value-type="float" office:value="499.999999969946" calcext:value-type="float">
            <text:p>499.9999999699</text:p>
          </table:table-cell>
          <table:table-cell table:style-name="ce7" table:formula="of:=[.FL24]+[.FL29]" office:value-type="float" office:value="499.999999974182" calcext:value-type="float">
            <text:p>499.9999999742</text:p>
          </table:table-cell>
          <table:table-cell table:style-name="ce7" table:formula="of:=[.FM24]+[.FM29]" office:value-type="float" office:value="499.99999997782" calcext:value-type="float">
            <text:p>499.9999999778</text:p>
          </table:table-cell>
          <table:table-cell table:style-name="ce7" table:formula="of:=[.FN24]+[.FN29]" office:value-type="float" office:value="499.999999980946" calcext:value-type="float">
            <text:p>499.9999999809</text:p>
          </table:table-cell>
          <table:table-cell table:style-name="ce7" table:formula="of:=[.FO24]+[.FO29]" office:value-type="float" office:value="499.999999983631" calcext:value-type="float">
            <text:p>499.9999999836</text:p>
          </table:table-cell>
          <table:table-cell table:style-name="ce7" table:formula="of:=[.FP24]+[.FP29]" office:value-type="float" office:value="499.999999985938" calcext:value-type="float">
            <text:p>499.9999999859</text:p>
          </table:table-cell>
          <table:table-cell table:style-name="ce7" table:formula="of:=[.FQ24]+[.FQ29]" office:value-type="float" office:value="499.99999998792" calcext:value-type="float">
            <text:p>499.9999999879</text:p>
          </table:table-cell>
          <table:table-cell table:style-name="ce7" table:formula="of:=[.FR24]+[.FR29]" office:value-type="float" office:value="499.999999989623" calcext:value-type="float">
            <text:p>499.9999999896</text:p>
          </table:table-cell>
          <table:table-cell table:style-name="ce7" table:formula="of:=[.FS24]+[.FS29]" office:value-type="float" office:value="499.999999991085" calcext:value-type="float">
            <text:p>499.9999999911</text:p>
          </table:table-cell>
          <table:table-cell table:style-name="ce7" table:formula="of:=[.FT24]+[.FT29]" office:value-type="float" office:value="499.999999992342" calcext:value-type="float">
            <text:p>499.9999999923</text:p>
          </table:table-cell>
          <table:table-cell table:style-name="ce7" table:formula="of:=[.FU24]+[.FU29]" office:value-type="float" office:value="499.999999993421" calcext:value-type="float">
            <text:p>499.9999999934</text:p>
          </table:table-cell>
          <table:table-cell table:style-name="ce7" table:formula="of:=[.FV24]+[.FV29]" office:value-type="float" office:value="499.999999994348" calcext:value-type="float">
            <text:p>499.9999999943</text:p>
          </table:table-cell>
          <table:table-cell table:style-name="ce7" table:formula="of:=[.FW24]+[.FW29]" office:value-type="float" office:value="499.999999995145" calcext:value-type="float">
            <text:p>499.9999999951</text:p>
          </table:table-cell>
          <table:table-cell table:style-name="ce7" table:formula="of:=[.FX24]+[.FX29]" office:value-type="float" office:value="499.999999995829" calcext:value-type="float">
            <text:p>499.9999999958</text:p>
          </table:table-cell>
          <table:table-cell table:style-name="ce7" table:formula="of:=[.FY24]+[.FY29]" office:value-type="float" office:value="499.999999996417" calcext:value-type="float">
            <text:p>499.9999999964</text:p>
          </table:table-cell>
          <table:table-cell table:style-name="ce7" table:formula="of:=[.FZ24]+[.FZ29]" office:value-type="float" office:value="499.999999996922" calcext:value-type="float">
            <text:p>499.9999999969</text:p>
          </table:table-cell>
          <table:table-cell table:style-name="ce7" table:formula="of:=[.GA24]+[.GA29]" office:value-type="float" office:value="499.999999997356" calcext:value-type="float">
            <text:p>499.9999999974</text:p>
          </table:table-cell>
          <table:table-cell table:style-name="ce7" table:formula="of:=[.GB24]+[.GB29]" office:value-type="float" office:value="499.999999997728" calcext:value-type="float">
            <text:p>499.9999999977</text:p>
          </table:table-cell>
          <table:table-cell table:style-name="ce7" table:formula="of:=[.GC24]+[.GC29]" office:value-type="float" office:value="499.999999998049" calcext:value-type="float">
            <text:p>499.999999998</text:p>
          </table:table-cell>
          <table:table-cell table:style-name="ce7" table:formula="of:=[.GD24]+[.GD29]" office:value-type="float" office:value="499.999999998324" calcext:value-type="float">
            <text:p>499.9999999983</text:p>
          </table:table-cell>
          <table:table-cell table:style-name="ce7" table:formula="of:=[.GE24]+[.GE29]" office:value-type="float" office:value="499.99999999856" calcext:value-type="float">
            <text:p>499.9999999986</text:p>
          </table:table-cell>
          <table:table-cell table:style-name="ce7" table:formula="of:=[.GF24]+[.GF29]" office:value-type="float" office:value="499.999999998763" calcext:value-type="float">
            <text:p>499.9999999988</text:p>
          </table:table-cell>
          <table:table-cell table:style-name="ce7" table:formula="of:=[.GG24]+[.GG29]" office:value-type="float" office:value="499.999999998937" calcext:value-type="float">
            <text:p>499.9999999989</text:p>
          </table:table-cell>
          <table:table-cell table:style-name="ce7" table:formula="of:=[.GH24]+[.GH29]" office:value-type="float" office:value="499.999999999087" calcext:value-type="float">
            <text:p>499.9999999991</text:p>
          </table:table-cell>
          <table:table-cell table:style-name="ce7" table:formula="of:=[.GI24]+[.GI29]" office:value-type="float" office:value="499.999999999216" calcext:value-type="float">
            <text:p>499.9999999992</text:p>
          </table:table-cell>
          <table:table-cell table:style-name="ce7" table:formula="of:=[.GJ24]+[.GJ29]" office:value-type="float" office:value="499.999999999326" calcext:value-type="float">
            <text:p>499.9999999993</text:p>
          </table:table-cell>
          <table:table-cell table:style-name="ce7" table:formula="of:=[.GK24]+[.GK29]" office:value-type="float" office:value="499.999999999421" calcext:value-type="float">
            <text:p>499.9999999994</text:p>
          </table:table-cell>
          <table:table-cell table:style-name="ce7" table:formula="of:=[.GL24]+[.GL29]" office:value-type="float" office:value="499.999999999503" calcext:value-type="float">
            <text:p>499.9999999995</text:p>
          </table:table-cell>
          <table:table-cell table:style-name="ce7" table:formula="of:=[.GM24]+[.GM29]" office:value-type="float" office:value="499.999999999573" calcext:value-type="float">
            <text:p>499.9999999996</text:p>
          </table:table-cell>
          <table:table-cell table:style-name="ce7" table:formula="of:=[.GN24]+[.GN29]" office:value-type="float" office:value="499.999999999633" calcext:value-type="float">
            <text:p>499.9999999996</text:p>
          </table:table-cell>
          <table:table-cell table:style-name="ce7" table:formula="of:=[.GO24]+[.GO29]" office:value-type="float" office:value="499.999999999685" calcext:value-type="float">
            <text:p>499.9999999997</text:p>
          </table:table-cell>
          <table:table-cell table:style-name="ce7" table:formula="of:=[.GP24]+[.GP29]" office:value-type="float" office:value="499.999999999729" calcext:value-type="float">
            <text:p>499.9999999997</text:p>
          </table:table-cell>
          <table:table-cell table:style-name="ce7" table:formula="of:=[.GQ24]+[.GQ29]" office:value-type="float" office:value="499.999999999768" calcext:value-type="float">
            <text:p>499.9999999998</text:p>
          </table:table-cell>
        </table:table-row>
        <table:table-row table:style-name="ro1">
          <table:table-cell/>
          <table:table-cell office:value-type="string" calcext:value-type="string">
            <text:p>Risk single act</text:p>
          </table:table-cell>
          <table:table-cell table:style-name="ce7" table:formula="of:=[.$C$17]*[.C24]/[.C22]" office:value-type="float" office:value="0.005" calcext:value-type="float">
            <text:p>0.005</text:p>
          </table:table-cell>
          <table:table-cell table:style-name="ce7" table:formula="of:=[.$C$17]*[.D24]/[.D22]" office:value-type="float" office:value="0.00559254981287469" calcext:value-type="float">
            <text:p>0.0055925498</text:p>
          </table:table-cell>
          <table:table-cell table:style-name="ce7" table:formula="of:=[.$C$17]*[.E24]/[.E22]" office:value-type="float" office:value="0.006234735223939" calcext:value-type="float">
            <text:p>0.0062347352</text:p>
          </table:table-cell>
          <table:table-cell table:style-name="ce7" table:formula="of:=[.$C$17]*[.F24]/[.F22]" office:value-type="float" office:value="0.00692586287193811" calcext:value-type="float">
            <text:p>0.0069258629</text:p>
          </table:table-cell>
          <table:table-cell table:style-name="ce7" table:formula="of:=[.$C$17]*[.G24]/[.G22]" office:value-type="float" office:value="0.00766405172385564" calcext:value-type="float">
            <text:p>0.0076640517</text:p>
          </table:table-cell>
          <table:table-cell table:style-name="ce7" table:formula="of:=[.$C$17]*[.H24]/[.H22]" office:value-type="float" office:value="0.0084461144340504" calcext:value-type="float">
            <text:p>0.0084461144</text:p>
          </table:table-cell>
          <table:table-cell table:style-name="ce7" table:formula="of:=[.$C$17]*[.I24]/[.I22]" office:value-type="float" office:value="0.00926749519573676" calcext:value-type="float">
            <text:p>0.0092674952</text:p>
          </table:table-cell>
          <table:table-cell table:style-name="ce7" table:formula="of:=[.$C$17]*[.J24]/[.J22]" office:value-type="float" office:value="0.0101222812452012" calcext:value-type="float">
            <text:p>0.0101222812</text:p>
          </table:table-cell>
          <table:table-cell table:style-name="ce7" table:formula="of:=[.$C$17]*[.K24]/[.K22]" office:value-type="float" office:value="0.0110033005421132" calcext:value-type="float">
            <text:p>0.0110033005</text:p>
          </table:table-cell>
          <table:table-cell table:style-name="ce7" table:formula="of:=[.$C$17]*[.L24]/[.L22]" office:value-type="float" office:value="0.0119023104933696" calcext:value-type="float">
            <text:p>0.0119023105</text:p>
          </table:table-cell>
          <table:table-cell table:style-name="ce7" table:formula="of:=[.$C$17]*[.M24]/[.M22]" office:value-type="float" office:value="0.012810272601938" calcext:value-type="float">
            <text:p>0.0128102726</text:p>
          </table:table-cell>
          <table:table-cell table:style-name="ce7" table:formula="of:=[.$C$17]*[.N24]/[.N22]" office:value-type="float" office:value="0.0137176970168472" calcext:value-type="float">
            <text:p>0.013717697</text:p>
          </table:table-cell>
          <table:table-cell table:style-name="ce7" table:formula="of:=[.$C$17]*[.O24]/[.O22]" office:value-type="float" office:value="0.0146150310617472" calcext:value-type="float">
            <text:p>0.0146150311</text:p>
          </table:table-cell>
          <table:table-cell table:style-name="ce7" table:formula="of:=[.$C$17]*[.P24]/[.P22]" office:value-type="float" office:value="0.0154930589394702" calcext:value-type="float">
            <text:p>0.0154930589</text:p>
          </table:table-cell>
          <table:table-cell table:style-name="ce7" table:formula="of:=[.$C$17]*[.Q24]/[.Q22]" office:value-type="float" office:value="0.0163432775042108" calcext:value-type="float">
            <text:p>0.0163432775</text:p>
          </table:table-cell>
          <table:table-cell table:style-name="ce7" table:formula="of:=[.$C$17]*[.R24]/[.R22]" office:value-type="float" office:value="0.0171582158865602" calcext:value-type="float">
            <text:p>0.0171582159</text:p>
          </table:table-cell>
          <table:table-cell table:style-name="ce7" table:formula="of:=[.$C$17]*[.S24]/[.S22]" office:value-type="float" office:value="0.0179316743249261" calcext:value-type="float">
            <text:p>0.0179316743</text:p>
          </table:table-cell>
          <table:table-cell table:style-name="ce7" table:formula="of:=[.$C$17]*[.T24]/[.T22]" office:value-type="float" office:value="0.018658868256278" calcext:value-type="float">
            <text:p>0.0186588683</text:p>
          </table:table-cell>
          <table:table-cell table:style-name="ce7" table:formula="of:=[.$C$17]*[.U24]/[.U22]" office:value-type="float" office:value="0.0193364754269647" calcext:value-type="float">
            <text:p>0.0193364754</text:p>
          </table:table-cell>
          <table:table-cell table:style-name="ce7" table:formula="of:=[.$C$17]*[.V24]/[.V22]" office:value-type="float" office:value="0.0199625943815907" calcext:value-type="float">
            <text:p>0.0199625944</text:p>
          </table:table-cell>
          <table:table-cell table:style-name="ce7" table:formula="of:=[.$C$17]*[.W24]/[.W22]" office:value-type="float" office:value="0.0205366305761087" calcext:value-type="float">
            <text:p>0.0205366306</text:p>
          </table:table-cell>
          <table:table-cell table:style-name="ce7" table:formula="of:=[.$C$17]*[.X24]/[.X22]" office:value-type="float" office:value="0.0210591307534962" calcext:value-type="float">
            <text:p>0.0210591308</text:p>
          </table:table-cell>
          <table:table-cell table:style-name="ce7" table:formula="of:=[.$C$17]*[.Y24]/[.Y22]" office:value-type="float" office:value="0.0215315871567359" calcext:value-type="float">
            <text:p>0.0215315872</text:p>
          </table:table-cell>
          <table:table-cell table:style-name="ce7" table:formula="of:=[.$C$17]*[.Z24]/[.Z22]" office:value-type="float" office:value="0.0219562312979749" calcext:value-type="float">
            <text:p>0.0219562313</text:p>
          </table:table-cell>
          <table:table-cell table:style-name="ce7" table:formula="of:=[.$C$17]*[.AA24]/[.AA22]" office:value-type="float" office:value="0.0223358333362621" calcext:value-type="float">
            <text:p>0.0223358333</text:p>
          </table:table-cell>
          <table:table-cell table:style-name="ce7" table:formula="of:=[.$C$17]*[.AB24]/[.AB22]" office:value-type="float" office:value="0.0226735186464624" calcext:value-type="float">
            <text:p>0.0226735186</text:p>
          </table:table-cell>
          <table:table-cell table:style-name="ce7" table:formula="of:=[.$C$17]*[.AC24]/[.AC22]" office:value-type="float" office:value="0.0229726087175552" calcext:value-type="float">
            <text:p>0.0229726087</text:p>
          </table:table-cell>
          <table:table-cell table:style-name="ce7" table:formula="of:=[.$C$17]*[.AD24]/[.AD22]" office:value-type="float" office:value="0.0232364896551417" calcext:value-type="float">
            <text:p>0.0232364897</text:p>
          </table:table-cell>
          <table:table-cell table:style-name="ce7" table:formula="of:=[.$C$17]*[.AE24]/[.AE22]" office:value-type="float" office:value="0.0234685085606787" calcext:value-type="float">
            <text:p>0.0234685086</text:p>
          </table:table-cell>
          <table:table-cell table:style-name="ce7" table:formula="of:=[.$C$17]*[.AF24]/[.AF22]" office:value-type="float" office:value="0.0236718959774569" calcext:value-type="float">
            <text:p>0.023671896</text:p>
          </table:table-cell>
          <table:table-cell table:style-name="ce7" table:formula="of:=[.$C$17]*[.AG24]/[.AG22]" office:value-type="float" office:value="0.0238497113432283" calcext:value-type="float">
            <text:p>0.0238497113</text:p>
          </table:table-cell>
          <table:table-cell table:style-name="ce7" table:formula="of:=[.$C$17]*[.AH24]/[.AH22]" office:value-type="float" office:value="0.0240048078094028" calcext:value-type="float">
            <text:p>0.0240048078</text:p>
          </table:table-cell>
          <table:table-cell table:style-name="ce7" table:formula="of:=[.$C$17]*[.AI24]/[.AI22]" office:value-type="float" office:value="0.0241398126940124" calcext:value-type="float">
            <text:p>0.0241398127</text:p>
          </table:table-cell>
          <table:table-cell table:style-name="ce7" table:formula="of:=[.$C$17]*[.AJ24]/[.AJ22]" office:value-type="float" office:value="0.0242571200611595" calcext:value-type="float">
            <text:p>0.0242571201</text:p>
          </table:table-cell>
          <table:table-cell table:style-name="ce7" table:formula="of:=[.$C$17]*[.AK24]/[.AK22]" office:value-type="float" office:value="0.0243588923252304" calcext:value-type="float">
            <text:p>0.0243588923</text:p>
          </table:table-cell>
          <table:table-cell table:style-name="ce7" table:formula="of:=[.$C$17]*[.AL24]/[.AL22]" office:value-type="float" office:value="0.0244470682613081" calcext:value-type="float">
            <text:p>0.0244470683</text:p>
          </table:table-cell>
          <table:table-cell table:style-name="ce7" table:formula="of:=[.$C$17]*[.AM24]/[.AM22]" office:value-type="float" office:value="0.0245233752945407" calcext:value-type="float">
            <text:p>0.0245233753</text:p>
          </table:table-cell>
          <table:table-cell table:style-name="ce7" table:formula="of:=[.$C$17]*[.AN24]/[.AN22]" office:value-type="float" office:value="0.0245893443984711" calcext:value-type="float">
            <text:p>0.0245893444</text:p>
          </table:table-cell>
          <table:table-cell table:style-name="ce7" table:formula="of:=[.$C$17]*[.AO24]/[.AO22]" office:value-type="float" office:value="0.0246463263334105" calcext:value-type="float">
            <text:p>0.0246463263</text:p>
          </table:table-cell>
          <table:table-cell table:style-name="ce7" table:formula="of:=[.$C$17]*[.AP24]/[.AP22]" office:value-type="float" office:value="0.0246955082926988" calcext:value-type="float">
            <text:p>0.0246955083</text:p>
          </table:table-cell>
          <table:table-cell table:style-name="ce7" table:formula="of:=[.$C$17]*[.AQ24]/[.AQ22]" office:value-type="float" office:value="0.0247379302977132" calcext:value-type="float">
            <text:p>0.0247379303</text:p>
          </table:table-cell>
          <table:table-cell table:style-name="ce7" table:formula="of:=[.$C$17]*[.AR24]/[.AR22]" office:value-type="float" office:value="0.0247745008973263" calcext:value-type="float">
            <text:p>0.0247745009</text:p>
          </table:table-cell>
          <table:table-cell table:style-name="ce7" table:formula="of:=[.$C$17]*[.AS24]/[.AS22]" office:value-type="float" office:value="0.0248060118920238" calcext:value-type="float">
            <text:p>0.0248060119</text:p>
          </table:table-cell>
          <table:table-cell table:style-name="ce7" table:formula="of:=[.$C$17]*[.AT24]/[.AT22]" office:value-type="float" office:value="0.0248331519255681" calcext:value-type="float">
            <text:p>0.0248331519</text:p>
          </table:table-cell>
          <table:table-cell table:style-name="ce7" table:formula="of:=[.$C$17]*[.AU24]/[.AU22]" office:value-type="float" office:value="0.0248565188760614" calcext:value-type="float">
            <text:p>0.0248565189</text:p>
          </table:table-cell>
          <table:table-cell table:style-name="ce7" table:formula="of:=[.$C$17]*[.AV24]/[.AV22]" office:value-type="float" office:value="0.024876631040762" calcext:value-type="float">
            <text:p>0.024876631</text:p>
          </table:table-cell>
          <table:table-cell table:style-name="ce7" table:formula="of:=[.$C$17]*[.AW24]/[.AW22]" office:value-type="float" office:value="0.0248939371512009" calcext:value-type="float">
            <text:p>0.0248939372</text:p>
          </table:table-cell>
          <table:table-cell table:style-name="ce7" table:formula="of:=[.$C$17]*[.AX24]/[.AX22]" office:value-type="float" office:value="0.0249088252820984" calcext:value-type="float">
            <text:p>0.0249088253</text:p>
          </table:table-cell>
          <table:table-cell table:style-name="ce7" table:formula="of:=[.$C$17]*[.AY24]/[.AY22]" office:value-type="float" office:value="0.0249216307333327" calcext:value-type="float">
            <text:p>0.0249216307</text:p>
          </table:table-cell>
          <table:table-cell table:style-name="ce7" table:formula="of:=[.$C$17]*[.AZ24]/[.AZ22]" office:value-type="float" office:value="0.024932642971932" calcext:value-type="float">
            <text:p>0.024932643</text:p>
          </table:table-cell>
          <table:table-cell table:style-name="ce7" table:formula="of:=[.$C$17]*[.BA24]/[.BA22]" office:value-type="float" office:value="0.0249421117231684" calcext:value-type="float">
            <text:p>0.0249421117</text:p>
          </table:table-cell>
          <table:table-cell table:style-name="ce7" table:formula="of:=[.$C$17]*[.BB24]/[.BB22]" office:value-type="float" office:value="0.0249502522981552" calcext:value-type="float">
            <text:p>0.0249502523</text:p>
          </table:table-cell>
          <table:table-cell table:style-name="ce7" table:formula="of:=[.$C$17]*[.BC24]/[.BC22]" office:value-type="float" office:value="0.0249572502412346" calcext:value-type="float">
            <text:p>0.0249572502</text:p>
          </table:table-cell>
          <table:table-cell table:style-name="ce7" table:formula="of:=[.$C$17]*[.BD24]/[.BD22]" office:value-type="float" office:value="0.0249632653748734" calcext:value-type="float">
            <text:p>0.0249632654</text:p>
          </table:table-cell>
          <table:table-cell table:style-name="ce7" table:formula="of:=[.$C$17]*[.BE24]/[.BE22]" office:value-type="float" office:value="0.0249684353134558" calcext:value-type="float">
            <text:p>0.0249684353</text:p>
          </table:table-cell>
          <table:table-cell table:style-name="ce7" table:formula="of:=[.$C$17]*[.BF24]/[.BF22]" office:value-type="float" office:value="0.0249728785107623" calcext:value-type="float">
            <text:p>0.0249728785</text:p>
          </table:table-cell>
          <table:table-cell table:style-name="ce7" table:formula="of:=[.$C$17]*[.BG24]/[.BG22]" office:value-type="float" office:value="0.0249766968993761" calcext:value-type="float">
            <text:p>0.0249766969</text:p>
          </table:table-cell>
          <table:table-cell table:style-name="ce7" table:formula="of:=[.$C$17]*[.BH24]/[.BH22]" office:value-type="float" office:value="0.0249799781739747" calcext:value-type="float">
            <text:p>0.0249799782</text:p>
          </table:table-cell>
          <table:table-cell table:style-name="ce7" table:formula="of:=[.$C$17]*[.BI24]/[.BI22]" office:value-type="float" office:value="0.0249827977645767" calcext:value-type="float">
            <text:p>0.0249827978</text:p>
          </table:table-cell>
          <table:table-cell table:style-name="ce7" table:formula="of:=[.$C$17]*[.BJ24]/[.BJ22]" office:value-type="float" office:value="0.0249852205403854" calcext:value-type="float">
            <text:p>0.0249852205</text:p>
          </table:table-cell>
          <table:table-cell table:style-name="ce7" table:formula="of:=[.$C$17]*[.BK24]/[.BK22]" office:value-type="float" office:value="0.0249873022799358" calcext:value-type="float">
            <text:p>0.0249873023</text:p>
          </table:table-cell>
          <table:table-cell table:style-name="ce7" table:formula="of:=[.$C$17]*[.BL24]/[.BL22]" office:value-type="float" office:value="0.0249890909388044" calcext:value-type="float">
            <text:p>0.0249890909</text:p>
          </table:table-cell>
          <table:table-cell table:style-name="ce7" table:formula="of:=[.$C$17]*[.BM24]/[.BM22]" office:value-type="float" office:value="0.0249906277421727" calcext:value-type="float">
            <text:p>0.0249906277</text:p>
          </table:table-cell>
          <table:table-cell table:style-name="ce7" table:formula="of:=[.$C$17]*[.BN24]/[.BN22]" office:value-type="float" office:value="0.0249919481260118" calcext:value-type="float">
            <text:p>0.0249919481</text:p>
          </table:table-cell>
          <table:table-cell table:style-name="ce7" table:formula="of:=[.$C$17]*[.BO24]/[.BO22]" office:value-type="float" office:value="0.0249930825475431" calcext:value-type="float">
            <text:p>0.0249930825</text:p>
          </table:table-cell>
          <table:table-cell table:style-name="ce7" table:formula="of:=[.$C$17]*[.BP24]/[.BP22]" office:value-type="float" office:value="0.0249940571828973" calcext:value-type="float">
            <text:p>0.0249940572</text:p>
          </table:table-cell>
          <table:table-cell table:style-name="ce7" table:formula="of:=[.$C$17]*[.BQ24]/[.BQ22]" office:value-type="float" office:value="0.0249948945274991" calcext:value-type="float">
            <text:p>0.0249948945</text:p>
          </table:table-cell>
          <table:table-cell table:style-name="ce7" table:formula="of:=[.$C$17]*[.BR24]/[.BR22]" office:value-type="float" office:value="0.0249956139126119" calcext:value-type="float">
            <text:p>0.0249956139</text:p>
          </table:table-cell>
          <table:table-cell table:style-name="ce7" table:formula="of:=[.$C$17]*[.BS24]/[.BS22]" office:value-type="float" office:value="0.0249962319496563" calcext:value-type="float">
            <text:p>0.0249962319</text:p>
          </table:table-cell>
          <table:table-cell table:style-name="ce7" table:formula="of:=[.$C$17]*[.BT24]/[.BT22]" office:value-type="float" office:value="0.0249967629123325" calcext:value-type="float">
            <text:p>0.0249967629</text:p>
          </table:table-cell>
          <table:table-cell table:style-name="ce7" table:formula="of:=[.$C$17]*[.BU24]/[.BU22]" office:value-type="float" office:value="0.0249972190652001" calcext:value-type="float">
            <text:p>0.0249972191</text:p>
          </table:table-cell>
          <table:table-cell table:style-name="ce7" table:formula="of:=[.$C$17]*[.BV24]/[.BV22]" office:value-type="float" office:value="0.0249976109461817" calcext:value-type="float">
            <text:p>0.0249976109</text:p>
          </table:table-cell>
          <table:table-cell table:style-name="ce7" table:formula="of:=[.$C$17]*[.BW24]/[.BW22]" office:value-type="float" office:value="0.0249979476094215" calcext:value-type="float">
            <text:p>0.0249979476</text:p>
          </table:table-cell>
          <table:table-cell table:style-name="ce7" table:formula="of:=[.$C$17]*[.BX24]/[.BX22]" office:value-type="float" office:value="0.0249982368340439" calcext:value-type="float">
            <text:p>0.0249982368</text:p>
          </table:table-cell>
          <table:table-cell table:style-name="ce7" table:formula="of:=[.$C$17]*[.BY24]/[.BY22]" office:value-type="float" office:value="0.024998485303583" calcext:value-type="float">
            <text:p>0.0249984853</text:p>
          </table:table-cell>
          <table:table-cell table:style-name="ce7" table:formula="of:=[.$C$17]*[.BZ24]/[.BZ22]" office:value-type="float" office:value="0.0249986987601934" calcext:value-type="float">
            <text:p>0.0249986988</text:p>
          </table:table-cell>
          <table:table-cell table:style-name="ce7" table:formula="of:=[.$C$17]*[.CA24]/[.CA22]" office:value-type="float" office:value="0.0249988821371787" calcext:value-type="float">
            <text:p>0.0249988821</text:p>
          </table:table-cell>
          <table:table-cell table:style-name="ce7" table:formula="of:=[.$C$17]*[.CB24]/[.CB22]" office:value-type="float" office:value="0.0249990396728791" calcext:value-type="float">
            <text:p>0.0249990397</text:p>
          </table:table-cell>
          <table:table-cell table:style-name="ce7" table:formula="of:=[.$C$17]*[.CC24]/[.CC22]" office:value-type="float" office:value="0.0249991750085364" calcext:value-type="float">
            <text:p>0.024999175</text:p>
          </table:table-cell>
          <table:table-cell table:style-name="ce7" table:formula="of:=[.$C$17]*[.CD24]/[.CD22]" office:value-type="float" office:value="0.0249992912723869" calcext:value-type="float">
            <text:p>0.0249992913</text:p>
          </table:table-cell>
          <table:table-cell table:style-name="ce7" table:formula="of:=[.$C$17]*[.CE24]/[.CE22]" office:value-type="float" office:value="0.0249993911519181" calcext:value-type="float">
            <text:p>0.0249993912</text:p>
          </table:table-cell>
          <table:table-cell table:style-name="ce7" table:formula="of:=[.$C$17]*[.CF24]/[.CF22]" office:value-type="float" office:value="0.024999476955953" calcext:value-type="float">
            <text:p>0.024999477</text:p>
          </table:table-cell>
          <table:table-cell table:style-name="ce7" table:formula="of:=[.$C$17]*[.CG24]/[.CG22]" office:value-type="float" office:value="0.0249995506679929" calcext:value-type="float">
            <text:p>0.0249995507</text:p>
          </table:table-cell>
          <table:table-cell table:style-name="ce7" table:formula="of:=[.$C$17]*[.CH24]/[.CH22]" office:value-type="float" office:value="0.0249996139920487" calcext:value-type="float">
            <text:p>0.024999614</text:p>
          </table:table-cell>
          <table:table-cell table:style-name="ce7" table:formula="of:=[.$C$17]*[.CI24]/[.CI22]" office:value-type="float" office:value="0.0249996683920174" calcext:value-type="float">
            <text:p>0.0249996684</text:p>
          </table:table-cell>
          <table:table-cell table:style-name="ce7" table:formula="of:=[.$C$17]*[.CJ24]/[.CJ22]" office:value-type="float" office:value="0.0249997151255124" calcext:value-type="float">
            <text:p>0.0249997151</text:p>
          </table:table-cell>
          <table:table-cell table:style-name="ce7" table:formula="of:=[.$C$17]*[.CK24]/[.CK22]" office:value-type="float" office:value="0.0249997552729289" calcext:value-type="float">
            <text:p>0.0249997553</text:p>
          </table:table-cell>
          <table:table-cell table:style-name="ce7" table:formula="of:=[.$C$17]*[.CL24]/[.CL22]" office:value-type="float" office:value="0.0249997897624142" calcext:value-type="float">
            <text:p>0.0249997898</text:p>
          </table:table-cell>
          <table:table-cell table:style-name="ce7" table:formula="of:=[.$C$17]*[.CM24]/[.CM22]" office:value-type="float" office:value="0.0249998193913207" calcext:value-type="float">
            <text:p>0.0249998194</text:p>
          </table:table-cell>
          <table:table-cell table:style-name="ce7" table:formula="of:=[.$C$17]*[.CN24]/[.CN22]" office:value-type="float" office:value="0.0249998448446363" calcext:value-type="float">
            <text:p>0.0249998448</text:p>
          </table:table-cell>
          <table:table-cell table:style-name="ce7" table:formula="of:=[.$C$17]*[.CO24]/[.CO22]" office:value-type="float" office:value="0.024999866710818" calcext:value-type="float">
            <text:p>0.0249998667</text:p>
          </table:table-cell>
          <table:table-cell table:style-name="ce7" table:formula="of:=[.$C$17]*[.CP24]/[.CP22]" office:value-type="float" office:value="0.024999885495395" calcext:value-type="float">
            <text:p>0.0249998855</text:p>
          </table:table-cell>
          <table:table-cell table:style-name="ce7" table:formula="of:=[.$C$17]*[.CQ24]/[.CQ22]" office:value-type="float" office:value="0.0249999016326542" calcext:value-type="float">
            <text:p>0.0249999016</text:p>
          </table:table-cell>
          <table:table-cell table:style-name="ce7" table:formula="of:=[.$C$17]*[.CR24]/[.CR22]" office:value-type="float" office:value="0.0249999154956802" calcext:value-type="float">
            <text:p>0.0249999155</text:p>
          </table:table-cell>
          <table:table-cell table:style-name="ce7" table:formula="of:=[.$C$17]*[.CS24]/[.CS22]" office:value-type="float" office:value="0.0249999274049798" calcext:value-type="float">
            <text:p>0.0249999274</text:p>
          </table:table-cell>
          <table:table-cell table:style-name="ce7" table:formula="of:=[.$C$17]*[.CT24]/[.CT22]" office:value-type="float" office:value="0.0249999376358915" calcext:value-type="float">
            <text:p>0.0249999376</text:p>
          </table:table-cell>
          <table:table-cell table:style-name="ce7" table:formula="of:=[.$C$17]*[.CU24]/[.CU22]" office:value-type="float" office:value="0.0249999464249507" calcext:value-type="float">
            <text:p>0.0249999464</text:p>
          </table:table-cell>
          <table:table-cell table:style-name="ce7" table:formula="of:=[.$C$17]*[.CV24]/[.CV22]" office:value-type="float" office:value="0.0249999539753582" calcext:value-type="float">
            <text:p>0.024999954</text:p>
          </table:table-cell>
          <table:table-cell table:style-name="ce7" table:formula="of:=[.$C$17]*[.CW24]/[.CW22]" office:value-type="float" office:value="0.024999960461678" calcext:value-type="float">
            <text:p>0.0249999605</text:p>
          </table:table-cell>
          <table:table-cell table:style-name="ce7" table:formula="of:=[.$C$17]*[.CX24]/[.CX22]" office:value-type="float" office:value="0.0249999660338726" calcext:value-type="float">
            <text:p>0.024999966</text:p>
          </table:table-cell>
          <table:table-cell table:style-name="ce7" table:formula="of:=[.$C$17]*[.CY24]/[.CY22]" office:value-type="float" office:value="0.0249999708207706" calcext:value-type="float">
            <text:p>0.0249999708</text:p>
          </table:table-cell>
          <table:table-cell table:style-name="ce7" table:formula="of:=[.$C$17]*[.CZ24]/[.CZ22]" office:value-type="float" office:value="0.0249999749330445" calcext:value-type="float">
            <text:p>0.0249999749</text:p>
          </table:table-cell>
          <table:table-cell table:style-name="ce7" table:formula="of:=[.$C$17]*[.DA24]/[.DA22]" office:value-type="float" office:value="0.0249999784657698" calcext:value-type="float">
            <text:p>0.0249999785</text:p>
          </table:table-cell>
          <table:table-cell table:style-name="ce7" table:formula="of:=[.$C$17]*[.DB24]/[.DB22]" office:value-type="float" office:value="0.024999981500623" calcext:value-type="float">
            <text:p>0.0249999815</text:p>
          </table:table-cell>
          <table:table-cell table:style-name="ce7" table:formula="of:=[.$C$17]*[.DC24]/[.DC22]" office:value-type="float" office:value="0.0249999841077698" calcext:value-type="float">
            <text:p>0.0249999841</text:p>
          </table:table-cell>
          <table:table-cell table:style-name="ce7" table:formula="of:=[.$C$17]*[.DD24]/[.DD22]" office:value-type="float" office:value="0.0249999863474875" calcext:value-type="float">
            <text:p>0.0249999863</text:p>
          </table:table-cell>
          <table:table-cell table:style-name="ce7" table:formula="of:=[.$C$17]*[.DE24]/[.DE22]" office:value-type="float" office:value="0.0249999882715583" calcext:value-type="float">
            <text:p>0.0249999883</text:p>
          </table:table-cell>
          <table:table-cell table:style-name="ce7" table:formula="of:=[.$C$17]*[.DF24]/[.DF22]" office:value-type="float" office:value="0.0249999899244668" calcext:value-type="float">
            <text:p>0.0249999899</text:p>
          </table:table-cell>
          <table:table-cell table:style-name="ce7" table:formula="of:=[.$C$17]*[.DG24]/[.DG22]" office:value-type="float" office:value="0.0249999913444282" calcext:value-type="float">
            <text:p>0.0249999913</text:p>
          </table:table-cell>
          <table:table-cell table:style-name="ce7" table:formula="of:=[.$C$17]*[.DH24]/[.DH22]" office:value-type="float" office:value="0.0249999925642723" calcext:value-type="float">
            <text:p>0.0249999926</text:p>
          </table:table-cell>
          <table:table-cell table:style-name="ce7" table:formula="of:=[.$C$17]*[.DI24]/[.DI22]" office:value-type="float" office:value="0.0249999936122017" calcext:value-type="float">
            <text:p>0.0249999936</text:p>
          </table:table-cell>
          <table:table-cell table:style-name="ce7" table:formula="of:=[.$C$17]*[.DJ24]/[.DJ22]" office:value-type="float" office:value="0.0249999945124448" calcext:value-type="float">
            <text:p>0.0249999945</text:p>
          </table:table-cell>
          <table:table-cell table:style-name="ce7" table:formula="of:=[.$C$17]*[.DK24]/[.DK22]" office:value-type="float" office:value="0.0249999952858151" calcext:value-type="float">
            <text:p>0.0249999953</text:p>
          </table:table-cell>
          <table:table-cell table:style-name="ce7" table:formula="of:=[.$C$17]*[.DL24]/[.DL22]" office:value-type="float" office:value="0.0249999959501931" calcext:value-type="float">
            <text:p>0.024999996</text:p>
          </table:table-cell>
          <table:table-cell table:style-name="ce7" table:formula="of:=[.$C$17]*[.DM24]/[.DM22]" office:value-type="float" office:value="0.0249999965209392" calcext:value-type="float">
            <text:p>0.0249999965</text:p>
          </table:table-cell>
          <table:table-cell table:style-name="ce7" table:formula="of:=[.$C$17]*[.DN24]/[.DN22]" office:value-type="float" office:value="0.024999997011249" calcext:value-type="float">
            <text:p>0.024999997</text:p>
          </table:table-cell>
          <table:table-cell table:style-name="ce7" table:formula="of:=[.$C$17]*[.DO24]/[.DO22]" office:value-type="float" office:value="0.0249999974324588" calcext:value-type="float">
            <text:p>0.0249999974</text:p>
          </table:table-cell>
          <table:table-cell table:style-name="ce7" table:formula="of:=[.$C$17]*[.DP24]/[.DP22]" office:value-type="float" office:value="0.0249999977943067" calcext:value-type="float">
            <text:p>0.0249999978</text:p>
          </table:table-cell>
          <table:table-cell table:style-name="ce7" table:formula="of:=[.$C$17]*[.DQ24]/[.DQ22]" office:value-type="float" office:value="0.0249999981051588" calcext:value-type="float">
            <text:p>0.0249999981</text:p>
          </table:table-cell>
          <table:table-cell table:style-name="ce7" table:formula="of:=[.$C$17]*[.DR24]/[.DR22]" office:value-type="float" office:value="0.0249999983722019" calcext:value-type="float">
            <text:p>0.0249999984</text:p>
          </table:table-cell>
          <table:table-cell table:style-name="ce7" table:formula="of:=[.$C$17]*[.DS24]/[.DS22]" office:value-type="float" office:value="0.0249999986016103" calcext:value-type="float">
            <text:p>0.0249999986</text:p>
          </table:table-cell>
          <table:table-cell table:style-name="ce7" table:formula="of:=[.$C$17]*[.DT24]/[.DT22]" office:value-type="float" office:value="0.0249999987986877" calcext:value-type="float">
            <text:p>0.0249999988</text:p>
          </table:table-cell>
          <table:table-cell table:style-name="ce7" table:formula="of:=[.$C$17]*[.DU24]/[.DU22]" office:value-type="float" office:value="0.0249999989679907" calcext:value-type="float">
            <text:p>0.024999999</text:p>
          </table:table-cell>
          <table:table-cell table:style-name="ce7" table:formula="of:=[.$C$17]*[.DV24]/[.DV22]" office:value-type="float" office:value="0.0249999991134335" calcext:value-type="float">
            <text:p>0.0249999991</text:p>
          </table:table-cell>
          <table:table-cell table:style-name="ce7" table:formula="of:=[.$C$17]*[.DW24]/[.DW22]" office:value-type="float" office:value="0.0249999992383788" calcext:value-type="float">
            <text:p>0.0249999992</text:p>
          </table:table-cell>
          <table:table-cell table:style-name="ce7" table:formula="of:=[.$C$17]*[.DX24]/[.DX22]" office:value-type="float" office:value="0.0249999993457154" calcext:value-type="float">
            <text:p>0.0249999993</text:p>
          </table:table-cell>
          <table:table-cell table:style-name="ce7" table:formula="of:=[.$C$17]*[.DY24]/[.DY22]" office:value-type="float" office:value="0.0249999994379248" calcext:value-type="float">
            <text:p>0.0249999994</text:p>
          </table:table-cell>
          <table:table-cell table:style-name="ce7" table:formula="of:=[.$C$17]*[.DZ24]/[.DZ22]" office:value-type="float" office:value="0.024999999517139" calcext:value-type="float">
            <text:p>0.0249999995</text:p>
          </table:table-cell>
          <table:table-cell table:style-name="ce7" table:formula="of:=[.$C$17]*[.EA24]/[.EA22]" office:value-type="float" office:value="0.0249999995851894" calcext:value-type="float">
            <text:p>0.0249999996</text:p>
          </table:table-cell>
          <table:table-cell table:style-name="ce7" table:formula="of:=[.$C$17]*[.EB24]/[.EB22]" office:value-type="float" office:value="0.0249999996436494" calcext:value-type="float">
            <text:p>0.0249999996</text:p>
          </table:table-cell>
          <table:table-cell table:style-name="ce7" table:formula="of:=[.$C$17]*[.EC24]/[.EC22]" office:value-type="float" office:value="0.0249999996938705" calcext:value-type="float">
            <text:p>0.0249999997</text:p>
          </table:table-cell>
          <table:table-cell table:style-name="ce7" table:formula="of:=[.$C$17]*[.ED24]/[.ED22]" office:value-type="float" office:value="0.0249999997370138" calcext:value-type="float">
            <text:p>0.0249999997</text:p>
          </table:table-cell>
          <table:table-cell table:style-name="ce7" table:formula="of:=[.$C$17]*[.EE24]/[.EE22]" office:value-type="float" office:value="0.0249999997740769" calcext:value-type="float">
            <text:p>0.0249999998</text:p>
          </table:table-cell>
          <table:table-cell table:style-name="ce7" table:formula="of:=[.$C$17]*[.EF24]/[.EF22]" office:value-type="float" office:value="0.0249999998059166" calcext:value-type="float">
            <text:p>0.0249999998</text:p>
          </table:table-cell>
          <table:table-cell table:style-name="ce7" table:formula="of:=[.$C$17]*[.EG24]/[.EG22]" office:value-type="float" office:value="0.0249999998332691" calcext:value-type="float">
            <text:p>0.0249999998</text:p>
          </table:table-cell>
          <table:table-cell table:style-name="ce7" table:formula="of:=[.$C$17]*[.EH24]/[.EH22]" office:value-type="float" office:value="0.0249999998567668" calcext:value-type="float">
            <text:p>0.0249999999</text:p>
          </table:table-cell>
          <table:table-cell table:style-name="ce7" table:formula="of:=[.$C$17]*[.EI24]/[.EI22]" office:value-type="float" office:value="0.0249999998769529" calcext:value-type="float">
            <text:p>0.0249999999</text:p>
          </table:table-cell>
          <table:table-cell table:style-name="ce7" table:formula="of:=[.$C$17]*[.EJ24]/[.EJ22]" office:value-type="float" office:value="0.0249999998942941" calcext:value-type="float">
            <text:p>0.0249999999</text:p>
          </table:table-cell>
          <table:table-cell table:style-name="ce7" table:formula="of:=[.$C$17]*[.EK24]/[.EK22]" office:value-type="float" office:value="0.0249999999091914" calcext:value-type="float">
            <text:p>0.0249999999</text:p>
          </table:table-cell>
          <table:table-cell table:style-name="ce7" table:formula="of:=[.$C$17]*[.EL24]/[.EL22]" office:value-type="float" office:value="0.0249999999219893" calcext:value-type="float">
            <text:p>0.0249999999</text:p>
          </table:table-cell>
          <table:table-cell table:style-name="ce7" table:formula="of:=[.$C$17]*[.EM24]/[.EM22]" office:value-type="float" office:value="0.0249999999329834" calcext:value-type="float">
            <text:p>0.0249999999</text:p>
          </table:table-cell>
          <table:table-cell table:style-name="ce7" table:formula="of:=[.$C$17]*[.EN24]/[.EN22]" office:value-type="float" office:value="0.0249999999424282" calcext:value-type="float">
            <text:p>0.0249999999</text:p>
          </table:table-cell>
          <table:table-cell table:style-name="ce7" table:formula="of:=[.$C$17]*[.EO24]/[.EO22]" office:value-type="float" office:value="0.0249999999505419" calcext:value-type="float">
            <text:p>0.025</text:p>
          </table:table-cell>
          <table:table-cell table:style-name="ce7" table:formula="of:=[.$C$17]*[.EP24]/[.EP22]" office:value-type="float" office:value="0.0249999999575121" calcext:value-type="float">
            <text:p>0.025</text:p>
          </table:table-cell>
          <table:table-cell table:style-name="ce7" table:formula="of:=[.$C$17]*[.EQ24]/[.EQ22]" office:value-type="float" office:value="0.0249999999635" calcext:value-type="float">
            <text:p>0.025</text:p>
          </table:table-cell>
          <table:table-cell table:style-name="ce7" table:formula="of:=[.$C$17]*[.ER24]/[.ER22]" office:value-type="float" office:value="0.024999999968644" calcext:value-type="float">
            <text:p>0.025</text:p>
          </table:table-cell>
          <table:table-cell table:style-name="ce7" table:formula="of:=[.$C$17]*[.ES24]/[.ES22]" office:value-type="float" office:value="0.0249999999730631" calcext:value-type="float">
            <text:p>0.025</text:p>
          </table:table-cell>
          <table:table-cell table:style-name="ce7" table:formula="of:=[.$C$17]*[.ET24]/[.ET22]" office:value-type="float" office:value="0.0249999999768593" calcext:value-type="float">
            <text:p>0.025</text:p>
          </table:table-cell>
          <table:table-cell table:style-name="ce7" table:formula="of:=[.$C$17]*[.EU24]/[.EU22]" office:value-type="float" office:value="0.0249999999801206" calcext:value-type="float">
            <text:p>0.025</text:p>
          </table:table-cell>
          <table:table-cell table:style-name="ce7" table:formula="of:=[.$C$17]*[.EV24]/[.EV22]" office:value-type="float" office:value="0.0249999999829222" calcext:value-type="float">
            <text:p>0.025</text:p>
          </table:table-cell>
          <table:table-cell table:style-name="ce7" table:formula="of:=[.$C$17]*[.EW24]/[.EW22]" office:value-type="float" office:value="0.024999999985329" calcext:value-type="float">
            <text:p>0.025</text:p>
          </table:table-cell>
          <table:table-cell table:style-name="ce7" table:formula="of:=[.$C$17]*[.EX24]/[.EX22]" office:value-type="float" office:value="0.0249999999873966" calcext:value-type="float">
            <text:p>0.025</text:p>
          </table:table-cell>
          <table:table-cell table:style-name="ce7" table:formula="of:=[.$C$17]*[.EY24]/[.EY22]" office:value-type="float" office:value="0.0249999999891728" calcext:value-type="float">
            <text:p>0.025</text:p>
          </table:table-cell>
          <table:table-cell table:style-name="ce7" table:formula="of:=[.$C$17]*[.EZ24]/[.EZ22]" office:value-type="float" office:value="0.0249999999906987" calcext:value-type="float">
            <text:p>0.025</text:p>
          </table:table-cell>
          <table:table-cell table:style-name="ce7" table:formula="of:=[.$C$17]*[.FA24]/[.FA22]" office:value-type="float" office:value="0.0249999999920096" calcext:value-type="float">
            <text:p>0.025</text:p>
          </table:table-cell>
          <table:table-cell table:style-name="ce7" table:formula="of:=[.$C$17]*[.FB24]/[.FB22]" office:value-type="float" office:value="0.0249999999931357" calcext:value-type="float">
            <text:p>0.025</text:p>
          </table:table-cell>
          <table:table-cell table:style-name="ce7" table:formula="of:=[.$C$17]*[.FC24]/[.FC22]" office:value-type="float" office:value="0.0249999999941031" calcext:value-type="float">
            <text:p>0.025</text:p>
          </table:table-cell>
          <table:table-cell table:style-name="ce7" table:formula="of:=[.$C$17]*[.FD24]/[.FD22]" office:value-type="float" office:value="0.0249999999949341" calcext:value-type="float">
            <text:p>0.025</text:p>
          </table:table-cell>
          <table:table-cell table:style-name="ce7" table:formula="of:=[.$C$17]*[.FE24]/[.FE22]" office:value-type="float" office:value="0.0249999999956481" calcext:value-type="float">
            <text:p>0.025</text:p>
          </table:table-cell>
          <table:table-cell table:style-name="ce7" table:formula="of:=[.$C$17]*[.FF24]/[.FF22]" office:value-type="float" office:value="0.0249999999962614" calcext:value-type="float">
            <text:p>0.025</text:p>
          </table:table-cell>
          <table:table-cell table:style-name="ce7" table:formula="of:=[.$C$17]*[.FG24]/[.FG22]" office:value-type="float" office:value="0.0249999999967883" calcext:value-type="float">
            <text:p>0.025</text:p>
          </table:table-cell>
          <table:table-cell table:style-name="ce7" table:formula="of:=[.$C$17]*[.FH24]/[.FH22]" office:value-type="float" office:value="0.0249999999972409" calcext:value-type="float">
            <text:p>0.025</text:p>
          </table:table-cell>
          <table:table-cell table:style-name="ce7" table:formula="of:=[.$C$17]*[.FI24]/[.FI22]" office:value-type="float" office:value="0.0249999999976298" calcext:value-type="float">
            <text:p>0.025</text:p>
          </table:table-cell>
          <table:table-cell table:style-name="ce7" table:formula="of:=[.$C$17]*[.FJ24]/[.FJ22]" office:value-type="float" office:value="0.0249999999979638" calcext:value-type="float">
            <text:p>0.025</text:p>
          </table:table-cell>
          <table:table-cell table:style-name="ce7" table:formula="of:=[.$C$17]*[.FK24]/[.FK22]" office:value-type="float" office:value="0.0249999999982508" calcext:value-type="float">
            <text:p>0.025</text:p>
          </table:table-cell>
          <table:table-cell table:style-name="ce7" table:formula="of:=[.$C$17]*[.FL24]/[.FL22]" office:value-type="float" office:value="0.0249999999984973" calcext:value-type="float">
            <text:p>0.025</text:p>
          </table:table-cell>
          <table:table-cell table:style-name="ce7" table:formula="of:=[.$C$17]*[.FM24]/[.FM22]" office:value-type="float" office:value="0.0249999999987091" calcext:value-type="float">
            <text:p>0.025</text:p>
          </table:table-cell>
          <table:table-cell table:style-name="ce7" table:formula="of:=[.$C$17]*[.FN24]/[.FN22]" office:value-type="float" office:value="0.024999999998891" calcext:value-type="float">
            <text:p>0.025</text:p>
          </table:table-cell>
          <table:table-cell table:style-name="ce7" table:formula="of:=[.$C$17]*[.FO24]/[.FO22]" office:value-type="float" office:value="0.0249999999990473" calcext:value-type="float">
            <text:p>0.025</text:p>
          </table:table-cell>
          <table:table-cell table:style-name="ce7" table:formula="of:=[.$C$17]*[.FP24]/[.FP22]" office:value-type="float" office:value="0.0249999999991816" calcext:value-type="float">
            <text:p>0.025</text:p>
          </table:table-cell>
          <table:table-cell table:style-name="ce7" table:formula="of:=[.$C$17]*[.FQ24]/[.FQ22]" office:value-type="float" office:value="0.0249999999992969" calcext:value-type="float">
            <text:p>0.025</text:p>
          </table:table-cell>
          <table:table-cell table:style-name="ce7" table:formula="of:=[.$C$17]*[.FR24]/[.FR22]" office:value-type="float" office:value="0.024999999999396" calcext:value-type="float">
            <text:p>0.025</text:p>
          </table:table-cell>
          <table:table-cell table:style-name="ce7" table:formula="of:=[.$C$17]*[.FS24]/[.FS22]" office:value-type="float" office:value="0.0249999999994811" calcext:value-type="float">
            <text:p>0.025</text:p>
          </table:table-cell>
          <table:table-cell table:style-name="ce7" table:formula="of:=[.$C$17]*[.FT24]/[.FT22]" office:value-type="float" office:value="0.0249999999995543" calcext:value-type="float">
            <text:p>0.025</text:p>
          </table:table-cell>
          <table:table-cell table:style-name="ce7" table:formula="of:=[.$C$17]*[.FU24]/[.FU22]" office:value-type="float" office:value="0.0249999999996171" calcext:value-type="float">
            <text:p>0.025</text:p>
          </table:table-cell>
          <table:table-cell table:style-name="ce7" table:formula="of:=[.$C$17]*[.FV24]/[.FV22]" office:value-type="float" office:value="0.024999999999671" calcext:value-type="float">
            <text:p>0.025</text:p>
          </table:table-cell>
          <table:table-cell table:style-name="ce7" table:formula="of:=[.$C$17]*[.FW24]/[.FW22]" office:value-type="float" office:value="0.0249999999997174" calcext:value-type="float">
            <text:p>0.025</text:p>
          </table:table-cell>
          <table:table-cell table:style-name="ce7" table:formula="of:=[.$C$17]*[.FX24]/[.FX22]" office:value-type="float" office:value="0.0249999999997572" calcext:value-type="float">
            <text:p>0.025</text:p>
          </table:table-cell>
          <table:table-cell table:style-name="ce7" table:formula="of:=[.$C$17]*[.FY24]/[.FY22]" office:value-type="float" office:value="0.0249999999997914" calcext:value-type="float">
            <text:p>0.025</text:p>
          </table:table-cell>
          <table:table-cell table:style-name="ce7" table:formula="of:=[.$C$17]*[.FZ24]/[.FZ22]" office:value-type="float" office:value="0.0249999999998208" calcext:value-type="float">
            <text:p>0.025</text:p>
          </table:table-cell>
          <table:table-cell table:style-name="ce7" table:formula="of:=[.$C$17]*[.GA24]/[.GA22]" office:value-type="float" office:value="0.0249999999998461" calcext:value-type="float">
            <text:p>0.025</text:p>
          </table:table-cell>
          <table:table-cell table:style-name="ce7" table:formula="of:=[.$C$17]*[.GB24]/[.GB22]" office:value-type="float" office:value="0.0249999999998678" calcext:value-type="float">
            <text:p>0.025</text:p>
          </table:table-cell>
          <table:table-cell table:style-name="ce7" table:formula="of:=[.$C$17]*[.GC24]/[.GC22]" office:value-type="float" office:value="0.0249999999998864" calcext:value-type="float">
            <text:p>0.025</text:p>
          </table:table-cell>
          <table:table-cell table:style-name="ce7" table:formula="of:=[.$C$17]*[.GD24]/[.GD22]" office:value-type="float" office:value="0.0249999999999024" calcext:value-type="float">
            <text:p>0.025</text:p>
          </table:table-cell>
          <table:table-cell table:style-name="ce7" table:formula="of:=[.$C$17]*[.GE24]/[.GE22]" office:value-type="float" office:value="0.0249999999999162" calcext:value-type="float">
            <text:p>0.025</text:p>
          </table:table-cell>
          <table:table-cell table:style-name="ce7" table:formula="of:=[.$C$17]*[.GF24]/[.GF22]" office:value-type="float" office:value="0.024999999999928" calcext:value-type="float">
            <text:p>0.025</text:p>
          </table:table-cell>
          <table:table-cell table:style-name="ce7" table:formula="of:=[.$C$17]*[.GG24]/[.GG22]" office:value-type="float" office:value="0.0249999999999381" calcext:value-type="float">
            <text:p>0.025</text:p>
          </table:table-cell>
          <table:table-cell table:style-name="ce7" table:formula="of:=[.$C$17]*[.GH24]/[.GH22]" office:value-type="float" office:value="0.0249999999999469" calcext:value-type="float">
            <text:p>0.025</text:p>
          </table:table-cell>
          <table:table-cell table:style-name="ce7" table:formula="of:=[.$C$17]*[.GI24]/[.GI22]" office:value-type="float" office:value="0.0249999999999544" calcext:value-type="float">
            <text:p>0.025</text:p>
          </table:table-cell>
          <table:table-cell table:style-name="ce7" table:formula="of:=[.$C$17]*[.GJ24]/[.GJ22]" office:value-type="float" office:value="0.0249999999999608" calcext:value-type="float">
            <text:p>0.025</text:p>
          </table:table-cell>
          <table:table-cell table:style-name="ce7" table:formula="of:=[.$C$17]*[.GK24]/[.GK22]" office:value-type="float" office:value="0.0249999999999663" calcext:value-type="float">
            <text:p>0.025</text:p>
          </table:table-cell>
          <table:table-cell table:style-name="ce7" table:formula="of:=[.$C$17]*[.GL24]/[.GL22]" office:value-type="float" office:value="0.0249999999999711" calcext:value-type="float">
            <text:p>0.025</text:p>
          </table:table-cell>
          <table:table-cell table:style-name="ce7" table:formula="of:=[.$C$17]*[.GM24]/[.GM22]" office:value-type="float" office:value="0.0249999999999751" calcext:value-type="float">
            <text:p>0.025</text:p>
          </table:table-cell>
          <table:table-cell table:style-name="ce7" table:formula="of:=[.$C$17]*[.GN24]/[.GN22]" office:value-type="float" office:value="0.0249999999999786" calcext:value-type="float">
            <text:p>0.025</text:p>
          </table:table-cell>
          <table:table-cell table:style-name="ce7" table:formula="of:=[.$C$17]*[.GO24]/[.GO22]" office:value-type="float" office:value="0.0249999999999817" calcext:value-type="float">
            <text:p>0.025</text:p>
          </table:table-cell>
          <table:table-cell table:style-name="ce7" table:formula="of:=[.$C$17]*[.GP24]/[.GP22]" office:value-type="float" office:value="0.0249999999999842" calcext:value-type="float">
            <text:p>0.025</text:p>
          </table:table-cell>
          <table:table-cell table:style-name="ce7" table:formula="of:=[.$C$17]*[.GQ24]/[.GQ22]" office:value-type="float" office:value="0.0249999999999865" calcext:value-type="float">
            <text:p>0.025</text:p>
          </table:table-cell>
          <table:table-cell table:style-name="ce7" table:formula="of:=[.$C$17]*[.GR24]/[.GR22]" office:value-type="float" office:value="0.0249999999999884" calcext:value-type="float">
            <text:p>0.025</text:p>
          </table:table-cell>
        </table:table-row>
        <table:table-row table:style-name="ro1">
          <table:table-cell/>
          <table:table-cell office:value-type="string" calcext:value-type="string">
            <text:p>Risk uninfected single act</text:p>
          </table:table-cell>
          <table:table-cell table:style-name="ce7" table:formula="of:=1-[.C25]" office:value-type="float" office:value="0.995" calcext:value-type="float">
            <text:p>0.995</text:p>
          </table:table-cell>
          <table:table-cell table:style-name="ce7" table:formula="of:=1-[.D25]" office:value-type="float" office:value="0.994407450187125" calcext:value-type="float">
            <text:p>0.9944074502</text:p>
          </table:table-cell>
          <table:table-cell table:style-name="ce7" table:formula="of:=1-[.E25]" office:value-type="float" office:value="0.993765264776061" calcext:value-type="float">
            <text:p>0.9937652648</text:p>
          </table:table-cell>
          <table:table-cell table:style-name="ce7" table:formula="of:=1-[.F25]" office:value-type="float" office:value="0.993074137128062" calcext:value-type="float">
            <text:p>0.9930741371</text:p>
          </table:table-cell>
          <table:table-cell table:style-name="ce7" table:formula="of:=1-[.G25]" office:value-type="float" office:value="0.992335948276144" calcext:value-type="float">
            <text:p>0.9923359483</text:p>
          </table:table-cell>
          <table:table-cell table:style-name="ce7" table:formula="of:=1-[.H25]" office:value-type="float" office:value="0.99155388556595" calcext:value-type="float">
            <text:p>0.9915538856</text:p>
          </table:table-cell>
          <table:table-cell table:style-name="ce7" table:formula="of:=1-[.I25]" office:value-type="float" office:value="0.990732504804263" calcext:value-type="float">
            <text:p>0.9907325048</text:p>
          </table:table-cell>
          <table:table-cell table:style-name="ce7" table:formula="of:=1-[.J25]" office:value-type="float" office:value="0.989877718754799" calcext:value-type="float">
            <text:p>0.9898777188</text:p>
          </table:table-cell>
          <table:table-cell table:style-name="ce7" table:formula="of:=1-[.K25]" office:value-type="float" office:value="0.988996699457887" calcext:value-type="float">
            <text:p>0.9889966995</text:p>
          </table:table-cell>
          <table:table-cell table:style-name="ce7" table:formula="of:=1-[.L25]" office:value-type="float" office:value="0.98809768950663" calcext:value-type="float">
            <text:p>0.9880976895</text:p>
          </table:table-cell>
          <table:table-cell table:style-name="ce7" table:formula="of:=1-[.M25]" office:value-type="float" office:value="0.987189727398062" calcext:value-type="float">
            <text:p>0.9871897274</text:p>
          </table:table-cell>
          <table:table-cell table:style-name="ce7" table:formula="of:=1-[.N25]" office:value-type="float" office:value="0.986282302983153" calcext:value-type="float">
            <text:p>0.986282303</text:p>
          </table:table-cell>
          <table:table-cell table:style-name="ce7" table:formula="of:=1-[.O25]" office:value-type="float" office:value="0.985384968938253" calcext:value-type="float">
            <text:p>0.9853849689</text:p>
          </table:table-cell>
          <table:table-cell table:style-name="ce7" table:formula="of:=1-[.P25]" office:value-type="float" office:value="0.98450694106053" calcext:value-type="float">
            <text:p>0.9845069411</text:p>
          </table:table-cell>
          <table:table-cell table:style-name="ce7" table:formula="of:=1-[.Q25]" office:value-type="float" office:value="0.983656722495789" calcext:value-type="float">
            <text:p>0.9836567225</text:p>
          </table:table-cell>
          <table:table-cell table:style-name="ce7" table:formula="of:=1-[.R25]" office:value-type="float" office:value="0.98284178411344" calcext:value-type="float">
            <text:p>0.9828417841</text:p>
          </table:table-cell>
          <table:table-cell table:style-name="ce7" table:formula="of:=1-[.S25]" office:value-type="float" office:value="0.982068325675074" calcext:value-type="float">
            <text:p>0.9820683257</text:p>
          </table:table-cell>
          <table:table-cell table:style-name="ce7" table:formula="of:=1-[.T25]" office:value-type="float" office:value="0.981341131743722" calcext:value-type="float">
            <text:p>0.9813411317</text:p>
          </table:table-cell>
          <table:table-cell table:style-name="ce7" table:formula="of:=1-[.U25]" office:value-type="float" office:value="0.980663524573035" calcext:value-type="float">
            <text:p>0.9806635246</text:p>
          </table:table-cell>
          <table:table-cell table:style-name="ce7" table:formula="of:=1-[.V25]" office:value-type="float" office:value="0.980037405618409" calcext:value-type="float">
            <text:p>0.9800374056</text:p>
          </table:table-cell>
          <table:table-cell table:style-name="ce7" table:formula="of:=1-[.W25]" office:value-type="float" office:value="0.979463369423891" calcext:value-type="float">
            <text:p>0.9794633694</text:p>
          </table:table-cell>
          <table:table-cell table:style-name="ce7" table:formula="of:=1-[.X25]" office:value-type="float" office:value="0.978940869246504" calcext:value-type="float">
            <text:p>0.9789408692</text:p>
          </table:table-cell>
          <table:table-cell table:style-name="ce7" table:formula="of:=1-[.Y25]" office:value-type="float" office:value="0.978468412843264" calcext:value-type="float">
            <text:p>0.9784684128</text:p>
          </table:table-cell>
          <table:table-cell table:style-name="ce7" table:formula="of:=1-[.Z25]" office:value-type="float" office:value="0.978043768702025" calcext:value-type="float">
            <text:p>0.9780437687</text:p>
          </table:table-cell>
          <table:table-cell table:style-name="ce7" table:formula="of:=1-[.AA25]" office:value-type="float" office:value="0.977664166663738" calcext:value-type="float">
            <text:p>0.9776641667</text:p>
          </table:table-cell>
          <table:table-cell table:style-name="ce7" table:formula="of:=1-[.AB25]" office:value-type="float" office:value="0.977326481353538" calcext:value-type="float">
            <text:p>0.9773264814</text:p>
          </table:table-cell>
          <table:table-cell table:style-name="ce7" table:formula="of:=1-[.AC25]" office:value-type="float" office:value="0.977027391282445" calcext:value-type="float">
            <text:p>0.9770273913</text:p>
          </table:table-cell>
          <table:table-cell table:style-name="ce7" table:formula="of:=1-[.AD25]" office:value-type="float" office:value="0.976763510344858" calcext:value-type="float">
            <text:p>0.9767635103</text:p>
          </table:table-cell>
          <table:table-cell table:style-name="ce7" table:formula="of:=1-[.AE25]" office:value-type="float" office:value="0.976531491439321" calcext:value-type="float">
            <text:p>0.9765314914</text:p>
          </table:table-cell>
          <table:table-cell table:style-name="ce7" table:formula="of:=1-[.AF25]" office:value-type="float" office:value="0.976328104022543" calcext:value-type="float">
            <text:p>0.976328104</text:p>
          </table:table-cell>
          <table:table-cell table:style-name="ce7" table:formula="of:=1-[.AG25]" office:value-type="float" office:value="0.976150288656772" calcext:value-type="float">
            <text:p>0.9761502887</text:p>
          </table:table-cell>
          <table:table-cell table:style-name="ce7" table:formula="of:=1-[.AH25]" office:value-type="float" office:value="0.975995192190597" calcext:value-type="float">
            <text:p>0.9759951922</text:p>
          </table:table-cell>
          <table:table-cell table:style-name="ce7" table:formula="of:=1-[.AI25]" office:value-type="float" office:value="0.975860187305988" calcext:value-type="float">
            <text:p>0.9758601873</text:p>
          </table:table-cell>
          <table:table-cell table:style-name="ce7" table:formula="of:=1-[.AJ25]" office:value-type="float" office:value="0.975742879938841" calcext:value-type="float">
            <text:p>0.9757428799</text:p>
          </table:table-cell>
          <table:table-cell table:style-name="ce7" table:formula="of:=1-[.AK25]" office:value-type="float" office:value="0.975641107674769" calcext:value-type="float">
            <text:p>0.9756411077</text:p>
          </table:table-cell>
          <table:table-cell table:style-name="ce7" table:formula="of:=1-[.AL25]" office:value-type="float" office:value="0.975552931738692" calcext:value-type="float">
            <text:p>0.9755529317</text:p>
          </table:table-cell>
          <table:table-cell table:style-name="ce7" table:formula="of:=1-[.AM25]" office:value-type="float" office:value="0.975476624705459" calcext:value-type="float">
            <text:p>0.9754766247</text:p>
          </table:table-cell>
          <table:table-cell table:style-name="ce7" table:formula="of:=1-[.AN25]" office:value-type="float" office:value="0.975410655601529" calcext:value-type="float">
            <text:p>0.9754106556</text:p>
          </table:table-cell>
          <table:table-cell table:style-name="ce7" table:formula="of:=1-[.AO25]" office:value-type="float" office:value="0.975353673666589" calcext:value-type="float">
            <text:p>0.9753536737</text:p>
          </table:table-cell>
          <table:table-cell table:style-name="ce7" table:formula="of:=1-[.AP25]" office:value-type="float" office:value="0.975304491707301" calcext:value-type="float">
            <text:p>0.9753044917</text:p>
          </table:table-cell>
          <table:table-cell table:style-name="ce7" table:formula="of:=1-[.AQ25]" office:value-type="float" office:value="0.975262069702287" calcext:value-type="float">
            <text:p>0.9752620697</text:p>
          </table:table-cell>
          <table:table-cell table:style-name="ce7" table:formula="of:=1-[.AR25]" office:value-type="float" office:value="0.975225499102674" calcext:value-type="float">
            <text:p>0.9752254991</text:p>
          </table:table-cell>
          <table:table-cell table:style-name="ce7" table:formula="of:=1-[.AS25]" office:value-type="float" office:value="0.975193988107976" calcext:value-type="float">
            <text:p>0.9751939881</text:p>
          </table:table-cell>
          <table:table-cell table:style-name="ce7" table:formula="of:=1-[.AT25]" office:value-type="float" office:value="0.975166848074432" calcext:value-type="float">
            <text:p>0.9751668481</text:p>
          </table:table-cell>
          <table:table-cell table:style-name="ce7" table:formula="of:=1-[.AU25]" office:value-type="float" office:value="0.975143481123939" calcext:value-type="float">
            <text:p>0.9751434811</text:p>
          </table:table-cell>
          <table:table-cell table:style-name="ce7" table:formula="of:=1-[.AV25]" office:value-type="float" office:value="0.975123368959238" calcext:value-type="float">
            <text:p>0.975123369</text:p>
          </table:table-cell>
          <table:table-cell table:style-name="ce7" table:formula="of:=1-[.AW25]" office:value-type="float" office:value="0.975106062848799" calcext:value-type="float">
            <text:p>0.9751060628</text:p>
          </table:table-cell>
          <table:table-cell table:style-name="ce7" table:formula="of:=1-[.AX25]" office:value-type="float" office:value="0.975091174717902" calcext:value-type="float">
            <text:p>0.9750911747</text:p>
          </table:table-cell>
          <table:table-cell table:style-name="ce7" table:formula="of:=1-[.AY25]" office:value-type="float" office:value="0.975078369266667" calcext:value-type="float">
            <text:p>0.9750783693</text:p>
          </table:table-cell>
          <table:table-cell table:style-name="ce7" table:formula="of:=1-[.AZ25]" office:value-type="float" office:value="0.975067357028068" calcext:value-type="float">
            <text:p>0.975067357</text:p>
          </table:table-cell>
          <table:table-cell table:style-name="ce7" table:formula="of:=1-[.BA25]" office:value-type="float" office:value="0.975057888276832" calcext:value-type="float">
            <text:p>0.9750578883</text:p>
          </table:table-cell>
          <table:table-cell table:style-name="ce7" table:formula="of:=1-[.BB25]" office:value-type="float" office:value="0.975049747701845" calcext:value-type="float">
            <text:p>0.9750497477</text:p>
          </table:table-cell>
          <table:table-cell table:style-name="ce7" table:formula="of:=1-[.BC25]" office:value-type="float" office:value="0.975042749758765" calcext:value-type="float">
            <text:p>0.9750427498</text:p>
          </table:table-cell>
          <table:table-cell table:style-name="ce7" table:formula="of:=1-[.BD25]" office:value-type="float" office:value="0.975036734625127" calcext:value-type="float">
            <text:p>0.9750367346</text:p>
          </table:table-cell>
          <table:table-cell table:style-name="ce7" table:formula="of:=1-[.BE25]" office:value-type="float" office:value="0.975031564686544" calcext:value-type="float">
            <text:p>0.9750315647</text:p>
          </table:table-cell>
          <table:table-cell table:style-name="ce7" table:formula="of:=1-[.BF25]" office:value-type="float" office:value="0.975027121489238" calcext:value-type="float">
            <text:p>0.9750271215</text:p>
          </table:table-cell>
          <table:table-cell table:style-name="ce7" table:formula="of:=1-[.BG25]" office:value-type="float" office:value="0.975023303100624" calcext:value-type="float">
            <text:p>0.9750233031</text:p>
          </table:table-cell>
          <table:table-cell table:style-name="ce7" table:formula="of:=1-[.BH25]" office:value-type="float" office:value="0.975020021826025" calcext:value-type="float">
            <text:p>0.9750200218</text:p>
          </table:table-cell>
          <table:table-cell table:style-name="ce7" table:formula="of:=1-[.BI25]" office:value-type="float" office:value="0.975017202235423" calcext:value-type="float">
            <text:p>0.9750172022</text:p>
          </table:table-cell>
          <table:table-cell table:style-name="ce7" table:formula="of:=1-[.BJ25]" office:value-type="float" office:value="0.975014779459615" calcext:value-type="float">
            <text:p>0.9750147795</text:p>
          </table:table-cell>
          <table:table-cell table:style-name="ce7" table:formula="of:=1-[.BK25]" office:value-type="float" office:value="0.975012697720064" calcext:value-type="float">
            <text:p>0.9750126977</text:p>
          </table:table-cell>
          <table:table-cell table:style-name="ce7" table:formula="of:=1-[.BL25]" office:value-type="float" office:value="0.975010909061196" calcext:value-type="float">
            <text:p>0.9750109091</text:p>
          </table:table-cell>
          <table:table-cell table:style-name="ce7" table:formula="of:=1-[.BM25]" office:value-type="float" office:value="0.975009372257827" calcext:value-type="float">
            <text:p>0.9750093723</text:p>
          </table:table-cell>
          <table:table-cell table:style-name="ce7" table:formula="of:=1-[.BN25]" office:value-type="float" office:value="0.975008051873988" calcext:value-type="float">
            <text:p>0.9750080519</text:p>
          </table:table-cell>
          <table:table-cell table:style-name="ce7" table:formula="of:=1-[.BO25]" office:value-type="float" office:value="0.975006917452457" calcext:value-type="float">
            <text:p>0.9750069175</text:p>
          </table:table-cell>
          <table:table-cell table:style-name="ce7" table:formula="of:=1-[.BP25]" office:value-type="float" office:value="0.975005942817103" calcext:value-type="float">
            <text:p>0.9750059428</text:p>
          </table:table-cell>
          <table:table-cell table:style-name="ce7" table:formula="of:=1-[.BQ25]" office:value-type="float" office:value="0.975005105472501" calcext:value-type="float">
            <text:p>0.9750051055</text:p>
          </table:table-cell>
          <table:table-cell table:style-name="ce7" table:formula="of:=1-[.BR25]" office:value-type="float" office:value="0.975004386087388" calcext:value-type="float">
            <text:p>0.9750043861</text:p>
          </table:table-cell>
          <table:table-cell table:style-name="ce7" table:formula="of:=1-[.BS25]" office:value-type="float" office:value="0.975003768050344" calcext:value-type="float">
            <text:p>0.9750037681</text:p>
          </table:table-cell>
          <table:table-cell table:style-name="ce7" table:formula="of:=1-[.BT25]" office:value-type="float" office:value="0.975003237087667" calcext:value-type="float">
            <text:p>0.9750032371</text:p>
          </table:table-cell>
          <table:table-cell table:style-name="ce7" table:formula="of:=1-[.BU25]" office:value-type="float" office:value="0.9750027809348" calcext:value-type="float">
            <text:p>0.9750027809</text:p>
          </table:table-cell>
          <table:table-cell table:style-name="ce7" table:formula="of:=1-[.BV25]" office:value-type="float" office:value="0.975002389053818" calcext:value-type="float">
            <text:p>0.9750023891</text:p>
          </table:table-cell>
          <table:table-cell table:style-name="ce7" table:formula="of:=1-[.BW25]" office:value-type="float" office:value="0.975002052390578" calcext:value-type="float">
            <text:p>0.9750020524</text:p>
          </table:table-cell>
          <table:table-cell table:style-name="ce7" table:formula="of:=1-[.BX25]" office:value-type="float" office:value="0.975001763165956" calcext:value-type="float">
            <text:p>0.9750017632</text:p>
          </table:table-cell>
          <table:table-cell table:style-name="ce7" table:formula="of:=1-[.BY25]" office:value-type="float" office:value="0.975001514696417" calcext:value-type="float">
            <text:p>0.9750015147</text:p>
          </table:table-cell>
          <table:table-cell table:style-name="ce7" table:formula="of:=1-[.BZ25]" office:value-type="float" office:value="0.975001301239807" calcext:value-type="float">
            <text:p>0.9750013012</text:p>
          </table:table-cell>
          <table:table-cell table:style-name="ce7" table:formula="of:=1-[.CA25]" office:value-type="float" office:value="0.975001117862821" calcext:value-type="float">
            <text:p>0.9750011179</text:p>
          </table:table-cell>
          <table:table-cell table:style-name="ce7" table:formula="of:=1-[.CB25]" office:value-type="float" office:value="0.975000960327121" calcext:value-type="float">
            <text:p>0.9750009603</text:p>
          </table:table-cell>
          <table:table-cell table:style-name="ce7" table:formula="of:=1-[.CC25]" office:value-type="float" office:value="0.975000824991464" calcext:value-type="float">
            <text:p>0.975000825</text:p>
          </table:table-cell>
          <table:table-cell table:style-name="ce7" table:formula="of:=1-[.CD25]" office:value-type="float" office:value="0.975000708727613" calcext:value-type="float">
            <text:p>0.9750007087</text:p>
          </table:table-cell>
          <table:table-cell table:style-name="ce7" table:formula="of:=1-[.CE25]" office:value-type="float" office:value="0.975000608848082" calcext:value-type="float">
            <text:p>0.9750006088</text:p>
          </table:table-cell>
          <table:table-cell table:style-name="ce7" table:formula="of:=1-[.CF25]" office:value-type="float" office:value="0.975000523044047" calcext:value-type="float">
            <text:p>0.975000523</text:p>
          </table:table-cell>
          <table:table-cell table:style-name="ce7" table:formula="of:=1-[.CG25]" office:value-type="float" office:value="0.975000449332007" calcext:value-type="float">
            <text:p>0.9750004493</text:p>
          </table:table-cell>
          <table:table-cell table:style-name="ce7" table:formula="of:=1-[.CH25]" office:value-type="float" office:value="0.975000386007951" calcext:value-type="float">
            <text:p>0.975000386</text:p>
          </table:table-cell>
          <table:table-cell table:style-name="ce7" table:formula="of:=1-[.CI25]" office:value-type="float" office:value="0.975000331607983" calcext:value-type="float">
            <text:p>0.9750003316</text:p>
          </table:table-cell>
          <table:table-cell table:style-name="ce7" table:formula="of:=1-[.CJ25]" office:value-type="float" office:value="0.975000284874488" calcext:value-type="float">
            <text:p>0.9750002849</text:p>
          </table:table-cell>
          <table:table-cell table:style-name="ce7" table:formula="of:=1-[.CK25]" office:value-type="float" office:value="0.975000244727071" calcext:value-type="float">
            <text:p>0.9750002447</text:p>
          </table:table-cell>
          <table:table-cell table:style-name="ce7" table:formula="of:=1-[.CL25]" office:value-type="float" office:value="0.975000210237586" calcext:value-type="float">
            <text:p>0.9750002102</text:p>
          </table:table-cell>
          <table:table-cell table:style-name="ce7" table:formula="of:=1-[.CM25]" office:value-type="float" office:value="0.975000180608679" calcext:value-type="float">
            <text:p>0.9750001806</text:p>
          </table:table-cell>
          <table:table-cell table:style-name="ce7" table:formula="of:=1-[.CN25]" office:value-type="float" office:value="0.975000155155364" calcext:value-type="float">
            <text:p>0.9750001552</text:p>
          </table:table-cell>
          <table:table-cell table:style-name="ce7" table:formula="of:=1-[.CO25]" office:value-type="float" office:value="0.975000133289182" calcext:value-type="float">
            <text:p>0.9750001333</text:p>
          </table:table-cell>
          <table:table-cell table:style-name="ce7" table:formula="of:=1-[.CP25]" office:value-type="float" office:value="0.975000114504605" calcext:value-type="float">
            <text:p>0.9750001145</text:p>
          </table:table-cell>
          <table:table-cell table:style-name="ce7" table:formula="of:=1-[.CQ25]" office:value-type="float" office:value="0.975000098367346" calcext:value-type="float">
            <text:p>0.9750000984</text:p>
          </table:table-cell>
          <table:table-cell table:style-name="ce7" table:formula="of:=1-[.CR25]" office:value-type="float" office:value="0.97500008450432" calcext:value-type="float">
            <text:p>0.9750000845</text:p>
          </table:table-cell>
          <table:table-cell table:style-name="ce7" table:formula="of:=1-[.CS25]" office:value-type="float" office:value="0.97500007259502" calcext:value-type="float">
            <text:p>0.9750000726</text:p>
          </table:table-cell>
          <table:table-cell table:style-name="ce7" table:formula="of:=1-[.CT25]" office:value-type="float" office:value="0.975000062364109" calcext:value-type="float">
            <text:p>0.9750000624</text:p>
          </table:table-cell>
          <table:table-cell table:style-name="ce7" table:formula="of:=1-[.CU25]" office:value-type="float" office:value="0.975000053575049" calcext:value-type="float">
            <text:p>0.9750000536</text:p>
          </table:table-cell>
          <table:table-cell table:style-name="ce7" table:formula="of:=1-[.CV25]" office:value-type="float" office:value="0.975000046024642" calcext:value-type="float">
            <text:p>0.975000046</text:p>
          </table:table-cell>
          <table:table-cell table:style-name="ce7" table:formula="of:=1-[.CW25]" office:value-type="float" office:value="0.975000039538322" calcext:value-type="float">
            <text:p>0.9750000395</text:p>
          </table:table-cell>
          <table:table-cell table:style-name="ce7" table:formula="of:=1-[.CX25]" office:value-type="float" office:value="0.975000033966127" calcext:value-type="float">
            <text:p>0.975000034</text:p>
          </table:table-cell>
          <table:table-cell table:style-name="ce7" table:formula="of:=1-[.CY25]" office:value-type="float" office:value="0.975000029179229" calcext:value-type="float">
            <text:p>0.9750000292</text:p>
          </table:table-cell>
          <table:table-cell table:style-name="ce7" table:formula="of:=1-[.CZ25]" office:value-type="float" office:value="0.975000025066955" calcext:value-type="float">
            <text:p>0.9750000251</text:p>
          </table:table-cell>
          <table:table-cell table:style-name="ce7" table:formula="of:=1-[.DA25]" office:value-type="float" office:value="0.97500002153423" calcext:value-type="float">
            <text:p>0.9750000215</text:p>
          </table:table-cell>
          <table:table-cell table:style-name="ce7" table:formula="of:=1-[.DB25]" office:value-type="float" office:value="0.975000018499377" calcext:value-type="float">
            <text:p>0.9750000185</text:p>
          </table:table-cell>
          <table:table-cell table:style-name="ce7" table:formula="of:=1-[.DC25]" office:value-type="float" office:value="0.97500001589223" calcext:value-type="float">
            <text:p>0.9750000159</text:p>
          </table:table-cell>
          <table:table-cell table:style-name="ce7" table:formula="of:=1-[.DD25]" office:value-type="float" office:value="0.975000013652513" calcext:value-type="float">
            <text:p>0.9750000137</text:p>
          </table:table-cell>
          <table:table-cell table:style-name="ce7" table:formula="of:=1-[.DE25]" office:value-type="float" office:value="0.975000011728442" calcext:value-type="float">
            <text:p>0.9750000117</text:p>
          </table:table-cell>
          <table:table-cell table:style-name="ce7" table:formula="of:=1-[.DF25]" office:value-type="float" office:value="0.975000010075533" calcext:value-type="float">
            <text:p>0.9750000101</text:p>
          </table:table-cell>
          <table:table-cell table:style-name="ce7" table:formula="of:=1-[.DG25]" office:value-type="float" office:value="0.975000008655572" calcext:value-type="float">
            <text:p>0.9750000087</text:p>
          </table:table-cell>
          <table:table-cell table:style-name="ce7" table:formula="of:=1-[.DH25]" office:value-type="float" office:value="0.975000007435728" calcext:value-type="float">
            <text:p>0.9750000074</text:p>
          </table:table-cell>
          <table:table-cell table:style-name="ce7" table:formula="of:=1-[.DI25]" office:value-type="float" office:value="0.975000006387798" calcext:value-type="float">
            <text:p>0.9750000064</text:p>
          </table:table-cell>
          <table:table-cell table:style-name="ce7" table:formula="of:=1-[.DJ25]" office:value-type="float" office:value="0.975000005487555" calcext:value-type="float">
            <text:p>0.9750000055</text:p>
          </table:table-cell>
          <table:table-cell table:style-name="ce7" table:formula="of:=1-[.DK25]" office:value-type="float" office:value="0.975000004714185" calcext:value-type="float">
            <text:p>0.9750000047</text:p>
          </table:table-cell>
          <table:table-cell table:style-name="ce7" table:formula="of:=1-[.DL25]" office:value-type="float" office:value="0.975000004049807" calcext:value-type="float">
            <text:p>0.975000004</text:p>
          </table:table-cell>
          <table:table-cell table:style-name="ce7" table:formula="of:=1-[.DM25]" office:value-type="float" office:value="0.975000003479061" calcext:value-type="float">
            <text:p>0.9750000035</text:p>
          </table:table-cell>
          <table:table-cell table:style-name="ce7" table:formula="of:=1-[.DN25]" office:value-type="float" office:value="0.975000002988751" calcext:value-type="float">
            <text:p>0.975000003</text:p>
          </table:table-cell>
          <table:table-cell table:style-name="ce7" table:formula="of:=1-[.DO25]" office:value-type="float" office:value="0.975000002567541" calcext:value-type="float">
            <text:p>0.9750000026</text:p>
          </table:table-cell>
          <table:table-cell table:style-name="ce7" table:formula="of:=1-[.DP25]" office:value-type="float" office:value="0.975000002205693" calcext:value-type="float">
            <text:p>0.9750000022</text:p>
          </table:table-cell>
          <table:table-cell table:style-name="ce7" table:formula="of:=1-[.DQ25]" office:value-type="float" office:value="0.975000001894841" calcext:value-type="float">
            <text:p>0.9750000019</text:p>
          </table:table-cell>
          <table:table-cell table:style-name="ce7" table:formula="of:=1-[.DR25]" office:value-type="float" office:value="0.975000001627798" calcext:value-type="float">
            <text:p>0.9750000016</text:p>
          </table:table-cell>
          <table:table-cell table:style-name="ce7" table:formula="of:=1-[.DS25]" office:value-type="float" office:value="0.97500000139839" calcext:value-type="float">
            <text:p>0.9750000014</text:p>
          </table:table-cell>
          <table:table-cell table:style-name="ce7" table:formula="of:=1-[.DT25]" office:value-type="float" office:value="0.975000001201312" calcext:value-type="float">
            <text:p>0.9750000012</text:p>
          </table:table-cell>
          <table:table-cell table:style-name="ce7" table:formula="of:=1-[.DU25]" office:value-type="float" office:value="0.975000001032009" calcext:value-type="float">
            <text:p>0.975000001</text:p>
          </table:table-cell>
          <table:table-cell table:style-name="ce7" table:formula="of:=1-[.DV25]" office:value-type="float" office:value="0.975000000886566" calcext:value-type="float">
            <text:p>0.9750000009</text:p>
          </table:table-cell>
          <table:table-cell table:style-name="ce7" table:formula="of:=1-[.DW25]" office:value-type="float" office:value="0.975000000761621" calcext:value-type="float">
            <text:p>0.9750000008</text:p>
          </table:table-cell>
          <table:table-cell table:style-name="ce7" table:formula="of:=1-[.DX25]" office:value-type="float" office:value="0.975000000654285" calcext:value-type="float">
            <text:p>0.9750000007</text:p>
          </table:table-cell>
          <table:table-cell table:style-name="ce7" table:formula="of:=1-[.DY25]" office:value-type="float" office:value="0.975000000562075" calcext:value-type="float">
            <text:p>0.9750000006</text:p>
          </table:table-cell>
          <table:table-cell table:style-name="ce7" table:formula="of:=1-[.DZ25]" office:value-type="float" office:value="0.975000000482861" calcext:value-type="float">
            <text:p>0.9750000005</text:p>
          </table:table-cell>
          <table:table-cell table:style-name="ce7" table:formula="of:=1-[.EA25]" office:value-type="float" office:value="0.975000000414811" calcext:value-type="float">
            <text:p>0.9750000004</text:p>
          </table:table-cell>
          <table:table-cell table:style-name="ce7" table:formula="of:=1-[.EB25]" office:value-type="float" office:value="0.975000000356351" calcext:value-type="float">
            <text:p>0.9750000004</text:p>
          </table:table-cell>
          <table:table-cell table:style-name="ce7" table:formula="of:=1-[.EC25]" office:value-type="float" office:value="0.97500000030613" calcext:value-type="float">
            <text:p>0.9750000003</text:p>
          </table:table-cell>
          <table:table-cell table:style-name="ce7" table:formula="of:=1-[.ED25]" office:value-type="float" office:value="0.975000000262986" calcext:value-type="float">
            <text:p>0.9750000003</text:p>
          </table:table-cell>
          <table:table-cell table:style-name="ce7" table:formula="of:=1-[.EE25]" office:value-type="float" office:value="0.975000000225923" calcext:value-type="float">
            <text:p>0.9750000002</text:p>
          </table:table-cell>
          <table:table-cell table:style-name="ce7" table:formula="of:=1-[.EF25]" office:value-type="float" office:value="0.975000000194083" calcext:value-type="float">
            <text:p>0.9750000002</text:p>
          </table:table-cell>
          <table:table-cell table:style-name="ce7" table:formula="of:=1-[.EG25]" office:value-type="float" office:value="0.975000000166731" calcext:value-type="float">
            <text:p>0.9750000002</text:p>
          </table:table-cell>
          <table:table-cell table:style-name="ce7" table:formula="of:=1-[.EH25]" office:value-type="float" office:value="0.975000000143233" calcext:value-type="float">
            <text:p>0.9750000001</text:p>
          </table:table-cell>
          <table:table-cell table:style-name="ce7" table:formula="of:=1-[.EI25]" office:value-type="float" office:value="0.975000000123047" calcext:value-type="float">
            <text:p>0.9750000001</text:p>
          </table:table-cell>
          <table:table-cell table:style-name="ce7" table:formula="of:=1-[.EJ25]" office:value-type="float" office:value="0.975000000105706" calcext:value-type="float">
            <text:p>0.9750000001</text:p>
          </table:table-cell>
          <table:table-cell table:style-name="ce7" table:formula="of:=1-[.EK25]" office:value-type="float" office:value="0.975000000090808" calcext:value-type="float">
            <text:p>0.9750000001</text:p>
          </table:table-cell>
          <table:table-cell table:style-name="ce7" table:formula="of:=1-[.EL25]" office:value-type="float" office:value="0.975000000078011" calcext:value-type="float">
            <text:p>0.9750000001</text:p>
          </table:table-cell>
          <table:table-cell table:style-name="ce7" table:formula="of:=1-[.EM25]" office:value-type="float" office:value="0.975000000067017" calcext:value-type="float">
            <text:p>0.9750000001</text:p>
          </table:table-cell>
          <table:table-cell table:style-name="ce7" table:formula="of:=1-[.EN25]" office:value-type="float" office:value="0.975000000057572" calcext:value-type="float">
            <text:p>0.9750000001</text:p>
          </table:table-cell>
          <table:table-cell table:style-name="ce7" table:formula="of:=1-[.EO25]" office:value-type="float" office:value="0.975000000049458" calcext:value-type="float">
            <text:p>0.975</text:p>
          </table:table-cell>
          <table:table-cell table:style-name="ce7" table:formula="of:=1-[.EP25]" office:value-type="float" office:value="0.975000000042488" calcext:value-type="float">
            <text:p>0.975</text:p>
          </table:table-cell>
          <table:table-cell table:style-name="ce7" table:formula="of:=1-[.EQ25]" office:value-type="float" office:value="0.9750000000365" calcext:value-type="float">
            <text:p>0.975</text:p>
          </table:table-cell>
          <table:table-cell table:style-name="ce7" table:formula="of:=1-[.ER25]" office:value-type="float" office:value="0.975000000031356" calcext:value-type="float">
            <text:p>0.975</text:p>
          </table:table-cell>
          <table:table-cell table:style-name="ce7" table:formula="of:=1-[.ES25]" office:value-type="float" office:value="0.975000000026937" calcext:value-type="float">
            <text:p>0.975</text:p>
          </table:table-cell>
          <table:table-cell table:style-name="ce7" table:formula="of:=1-[.ET25]" office:value-type="float" office:value="0.975000000023141" calcext:value-type="float">
            <text:p>0.975</text:p>
          </table:table-cell>
          <table:table-cell table:style-name="ce7" table:formula="of:=1-[.EU25]" office:value-type="float" office:value="0.975000000019879" calcext:value-type="float">
            <text:p>0.975</text:p>
          </table:table-cell>
          <table:table-cell table:style-name="ce7" table:formula="of:=1-[.EV25]" office:value-type="float" office:value="0.975000000017078" calcext:value-type="float">
            <text:p>0.975</text:p>
          </table:table-cell>
          <table:table-cell table:style-name="ce7" table:formula="of:=1-[.EW25]" office:value-type="float" office:value="0.975000000014671" calcext:value-type="float">
            <text:p>0.975</text:p>
          </table:table-cell>
          <table:table-cell table:style-name="ce7" table:formula="of:=1-[.EX25]" office:value-type="float" office:value="0.975000000012603" calcext:value-type="float">
            <text:p>0.975</text:p>
          </table:table-cell>
          <table:table-cell table:style-name="ce7" table:formula="of:=1-[.EY25]" office:value-type="float" office:value="0.975000000010827" calcext:value-type="float">
            <text:p>0.975</text:p>
          </table:table-cell>
          <table:table-cell table:style-name="ce7" table:formula="of:=1-[.EZ25]" office:value-type="float" office:value="0.975000000009301" calcext:value-type="float">
            <text:p>0.975</text:p>
          </table:table-cell>
          <table:table-cell table:style-name="ce7" table:formula="of:=1-[.FA25]" office:value-type="float" office:value="0.97500000000799" calcext:value-type="float">
            <text:p>0.975</text:p>
          </table:table-cell>
          <table:table-cell table:style-name="ce7" table:formula="of:=1-[.FB25]" office:value-type="float" office:value="0.975000000006864" calcext:value-type="float">
            <text:p>0.975</text:p>
          </table:table-cell>
          <table:table-cell table:style-name="ce7" table:formula="of:=1-[.FC25]" office:value-type="float" office:value="0.975000000005897" calcext:value-type="float">
            <text:p>0.975</text:p>
          </table:table-cell>
          <table:table-cell table:style-name="ce7" table:formula="of:=1-[.FD25]" office:value-type="float" office:value="0.975000000005066" calcext:value-type="float">
            <text:p>0.975</text:p>
          </table:table-cell>
          <table:table-cell table:style-name="ce7" table:formula="of:=1-[.FE25]" office:value-type="float" office:value="0.975000000004352" calcext:value-type="float">
            <text:p>0.975</text:p>
          </table:table-cell>
          <table:table-cell table:style-name="ce7" table:formula="of:=1-[.FF25]" office:value-type="float" office:value="0.975000000003739" calcext:value-type="float">
            <text:p>0.975</text:p>
          </table:table-cell>
          <table:table-cell table:style-name="ce7" table:formula="of:=1-[.FG25]" office:value-type="float" office:value="0.975000000003212" calcext:value-type="float">
            <text:p>0.975</text:p>
          </table:table-cell>
          <table:table-cell table:style-name="ce7" table:formula="of:=1-[.FH25]" office:value-type="float" office:value="0.975000000002759" calcext:value-type="float">
            <text:p>0.975</text:p>
          </table:table-cell>
          <table:table-cell table:style-name="ce7" table:formula="of:=1-[.FI25]" office:value-type="float" office:value="0.97500000000237" calcext:value-type="float">
            <text:p>0.975</text:p>
          </table:table-cell>
          <table:table-cell table:style-name="ce7" table:formula="of:=1-[.FJ25]" office:value-type="float" office:value="0.975000000002036" calcext:value-type="float">
            <text:p>0.975</text:p>
          </table:table-cell>
          <table:table-cell table:style-name="ce7" table:formula="of:=1-[.FK25]" office:value-type="float" office:value="0.975000000001749" calcext:value-type="float">
            <text:p>0.975</text:p>
          </table:table-cell>
          <table:table-cell table:style-name="ce7" table:formula="of:=1-[.FL25]" office:value-type="float" office:value="0.975000000001503" calcext:value-type="float">
            <text:p>0.975</text:p>
          </table:table-cell>
          <table:table-cell table:style-name="ce7" table:formula="of:=1-[.FM25]" office:value-type="float" office:value="0.975000000001291" calcext:value-type="float">
            <text:p>0.975</text:p>
          </table:table-cell>
          <table:table-cell table:style-name="ce7" table:formula="of:=1-[.FN25]" office:value-type="float" office:value="0.975000000001109" calcext:value-type="float">
            <text:p>0.975</text:p>
          </table:table-cell>
          <table:table-cell table:style-name="ce7" table:formula="of:=1-[.FO25]" office:value-type="float" office:value="0.975000000000953" calcext:value-type="float">
            <text:p>0.975</text:p>
          </table:table-cell>
          <table:table-cell table:style-name="ce7" table:formula="of:=1-[.FP25]" office:value-type="float" office:value="0.975000000000818" calcext:value-type="float">
            <text:p>0.975</text:p>
          </table:table-cell>
          <table:table-cell table:style-name="ce7" table:formula="of:=1-[.FQ25]" office:value-type="float" office:value="0.975000000000703" calcext:value-type="float">
            <text:p>0.975</text:p>
          </table:table-cell>
          <table:table-cell table:style-name="ce7" table:formula="of:=1-[.FR25]" office:value-type="float" office:value="0.975000000000604" calcext:value-type="float">
            <text:p>0.975</text:p>
          </table:table-cell>
          <table:table-cell table:style-name="ce7" table:formula="of:=1-[.FS25]" office:value-type="float" office:value="0.975000000000519" calcext:value-type="float">
            <text:p>0.975</text:p>
          </table:table-cell>
          <table:table-cell table:style-name="ce7" table:formula="of:=1-[.FT25]" office:value-type="float" office:value="0.975000000000446" calcext:value-type="float">
            <text:p>0.975</text:p>
          </table:table-cell>
          <table:table-cell table:style-name="ce7" table:formula="of:=1-[.FU25]" office:value-type="float" office:value="0.975000000000383" calcext:value-type="float">
            <text:p>0.975</text:p>
          </table:table-cell>
          <table:table-cell table:style-name="ce7" table:formula="of:=1-[.FV25]" office:value-type="float" office:value="0.975000000000329" calcext:value-type="float">
            <text:p>0.975</text:p>
          </table:table-cell>
          <table:table-cell table:style-name="ce7" table:formula="of:=1-[.FW25]" office:value-type="float" office:value="0.975000000000283" calcext:value-type="float">
            <text:p>0.975</text:p>
          </table:table-cell>
          <table:table-cell table:style-name="ce7" table:formula="of:=1-[.FX25]" office:value-type="float" office:value="0.975000000000243" calcext:value-type="float">
            <text:p>0.975</text:p>
          </table:table-cell>
          <table:table-cell table:style-name="ce7" table:formula="of:=1-[.FY25]" office:value-type="float" office:value="0.975000000000209" calcext:value-type="float">
            <text:p>0.975</text:p>
          </table:table-cell>
          <table:table-cell table:style-name="ce7" table:formula="of:=1-[.FZ25]" office:value-type="float" office:value="0.975000000000179" calcext:value-type="float">
            <text:p>0.975</text:p>
          </table:table-cell>
          <table:table-cell table:style-name="ce7" table:formula="of:=1-[.GA25]" office:value-type="float" office:value="0.975000000000154" calcext:value-type="float">
            <text:p>0.975</text:p>
          </table:table-cell>
          <table:table-cell table:style-name="ce7" table:formula="of:=1-[.GB25]" office:value-type="float" office:value="0.975000000000132" calcext:value-type="float">
            <text:p>0.975</text:p>
          </table:table-cell>
          <table:table-cell table:style-name="ce7" table:formula="of:=1-[.GC25]" office:value-type="float" office:value="0.975000000000114" calcext:value-type="float">
            <text:p>0.975</text:p>
          </table:table-cell>
          <table:table-cell table:style-name="ce7" table:formula="of:=1-[.GD25]" office:value-type="float" office:value="0.975000000000098" calcext:value-type="float">
            <text:p>0.975</text:p>
          </table:table-cell>
          <table:table-cell table:style-name="ce7" table:formula="of:=1-[.GE25]" office:value-type="float" office:value="0.975000000000084" calcext:value-type="float">
            <text:p>0.975</text:p>
          </table:table-cell>
          <table:table-cell table:style-name="ce7" table:formula="of:=1-[.GF25]" office:value-type="float" office:value="0.975000000000072" calcext:value-type="float">
            <text:p>0.975</text:p>
          </table:table-cell>
          <table:table-cell table:style-name="ce7" table:formula="of:=1-[.GG25]" office:value-type="float" office:value="0.975000000000062" calcext:value-type="float">
            <text:p>0.975</text:p>
          </table:table-cell>
          <table:table-cell table:style-name="ce7" table:formula="of:=1-[.GH25]" office:value-type="float" office:value="0.975000000000053" calcext:value-type="float">
            <text:p>0.975</text:p>
          </table:table-cell>
          <table:table-cell table:style-name="ce7" table:formula="of:=1-[.GI25]" office:value-type="float" office:value="0.975000000000046" calcext:value-type="float">
            <text:p>0.975</text:p>
          </table:table-cell>
          <table:table-cell table:style-name="ce7" table:formula="of:=1-[.GJ25]" office:value-type="float" office:value="0.975000000000039" calcext:value-type="float">
            <text:p>0.975</text:p>
          </table:table-cell>
          <table:table-cell table:style-name="ce7" table:formula="of:=1-[.GK25]" office:value-type="float" office:value="0.975000000000034" calcext:value-type="float">
            <text:p>0.975</text:p>
          </table:table-cell>
          <table:table-cell table:style-name="ce7" table:formula="of:=1-[.GL25]" office:value-type="float" office:value="0.975000000000029" calcext:value-type="float">
            <text:p>0.975</text:p>
          </table:table-cell>
          <table:table-cell table:style-name="ce7" table:formula="of:=1-[.GM25]" office:value-type="float" office:value="0.975000000000025" calcext:value-type="float">
            <text:p>0.975</text:p>
          </table:table-cell>
          <table:table-cell table:style-name="ce7" table:formula="of:=1-[.GN25]" office:value-type="float" office:value="0.975000000000021" calcext:value-type="float">
            <text:p>0.975</text:p>
          </table:table-cell>
          <table:table-cell table:style-name="ce7" table:formula="of:=1-[.GO25]" office:value-type="float" office:value="0.975000000000018" calcext:value-type="float">
            <text:p>0.975</text:p>
          </table:table-cell>
          <table:table-cell table:style-name="ce7" table:formula="of:=1-[.GP25]" office:value-type="float" office:value="0.975000000000016" calcext:value-type="float">
            <text:p>0.975</text:p>
          </table:table-cell>
          <table:table-cell table:style-name="ce7" table:formula="of:=1-[.GQ25]" office:value-type="float" office:value="0.975000000000014" calcext:value-type="float">
            <text:p>0.975</text:p>
          </table:table-cell>
          <table:table-cell table:style-name="ce7" table:formula="of:=1-[.GR25]" office:value-type="float" office:value="0.975000000000012" calcext:value-type="float">
            <text:p>0.975</text:p>
          </table:table-cell>
        </table:table-row>
        <table:table-row table:style-name="ro1">
          <table:table-cell/>
          <table:table-cell office:value-type="string" calcext:value-type="string">
            <text:p>Risk uninfected high num acts</text:p>
          </table:table-cell>
          <table:table-cell table:style-name="ce7" table:formula="of:=[.C26]^[.$C$19]" office:value-type="float" office:value="0.970372509356266" calcext:value-type="float">
            <text:p>0.9703725094</text:p>
          </table:table-cell>
          <table:table-cell table:style-name="ce7" table:formula="of:=[.D26]^[.$C$19]" office:value-type="float" office:value="0.966910366644129" calcext:value-type="float">
            <text:p>0.9669103666</text:p>
          </table:table-cell>
          <table:table-cell table:style-name="ce7" table:formula="of:=[.E26]^[.$C$19]" office:value-type="float" office:value="0.963169842991995" calcext:value-type="float">
            <text:p>0.963169843</text:p>
          </table:table-cell>
          <table:table-cell table:style-name="ce7" table:formula="of:=[.F26]^[.$C$19]" office:value-type="float" office:value="0.959157726496862" calcext:value-type="float">
            <text:p>0.9591577265</text:p>
          </table:table-cell>
          <table:table-cell table:style-name="ce7" table:formula="of:=[.G26]^[.$C$19]" office:value-type="float" office:value="0.954887803208842" calcext:value-type="float">
            <text:p>0.9548878032</text:p>
          </table:table-cell>
          <table:table-cell table:style-name="ce7" table:formula="of:=[.H26]^[.$C$19]" office:value-type="float" office:value="0.95038139182405" calcext:value-type="float">
            <text:p>0.9503813918</text:p>
          </table:table-cell>
          <table:table-cell table:style-name="ce7" table:formula="of:=[.I26]^[.$C$19]" office:value-type="float" office:value="0.945667517022924" calcext:value-type="float">
            <text:p>0.945667517</text:p>
          </table:table-cell>
          <table:table-cell table:style-name="ce7" table:formula="of:=[.J26]^[.$C$19]" office:value-type="float" office:value="0.940782635333268" calcext:value-type="float">
            <text:p>0.9407826353</text:p>
          </table:table-cell>
          <table:table-cell table:style-name="ce7" table:formula="of:=[.K26]^[.$C$19]" office:value-type="float" office:value="0.935769861033214" calcext:value-type="float">
            <text:p>0.935769861</text:p>
          </table:table-cell>
          <table:table-cell table:style-name="ce7" table:formula="of:=[.L26]^[.$C$19]" office:value-type="float" office:value="0.930677688755044" calcext:value-type="float">
            <text:p>0.9306776888</text:p>
          </table:table-cell>
          <table:table-cell table:style-name="ce7" table:formula="of:=[.M26]^[.$C$19]" office:value-type="float" office:value="0.925558268427442" calcext:value-type="float">
            <text:p>0.9255582684</text:p>
          </table:table-cell>
          <table:table-cell table:style-name="ce7" table:formula="of:=[.N26]^[.$C$19]" office:value-type="float" office:value="0.920465347700735" calcext:value-type="float">
            <text:p>0.9204653477</text:p>
          </table:table-cell>
          <table:table-cell table:style-name="ce7" table:formula="of:=[.O26]^[.$C$19]" office:value-type="float" office:value="0.915452045842062" calcext:value-type="float">
            <text:p>0.9154520458</text:p>
          </table:table-cell>
          <table:table-cell table:style-name="ce7" table:formula="of:=[.P26]^[.$C$19]" office:value-type="float" office:value="0.910568650912289" calcext:value-type="float">
            <text:p>0.9105686509</text:p>
          </table:table-cell>
          <table:table-cell table:style-name="ce7" table:formula="of:=[.Q26]^[.$C$19]" office:value-type="float" office:value="0.905860632272109" calcext:value-type="float">
            <text:p>0.9058606323</text:p>
          </table:table-cell>
          <table:table-cell table:style-name="ce7" table:formula="of:=[.R26]^[.$C$19]" office:value-type="float" office:value="0.901367032402705" calcext:value-type="float">
            <text:p>0.9013670324</text:p>
          </table:table-cell>
          <table:table-cell table:style-name="ce7" table:formula="of:=[.S26]^[.$C$19]" office:value-type="float" office:value="0.897119351204157" calcext:value-type="float">
            <text:p>0.8971193512</text:p>
          </table:table-cell>
          <table:table-cell table:style-name="ce7" table:formula="of:=[.T26]^[.$C$19]" office:value-type="float" office:value="0.893140972609892" calcext:value-type="float">
            <text:p>0.8931409726</text:p>
          </table:table-cell>
          <table:table-cell table:style-name="ce7" table:formula="of:=[.U26]^[.$C$19]" office:value-type="float" office:value="0.889447119624582" calcext:value-type="float">
            <text:p>0.8894471196</text:p>
          </table:table-cell>
          <table:table-cell table:style-name="ce7" table:formula="of:=[.V26]^[.$C$19]" office:value-type="float" office:value="0.88604527052176" calcext:value-type="float">
            <text:p>0.8860452705</text:p>
          </table:table-cell>
          <table:table-cell table:style-name="ce7" table:formula="of:=[.W26]^[.$C$19]" office:value-type="float" office:value="0.882935932976844" calcext:value-type="float">
            <text:p>0.882935933</text:p>
          </table:table-cell>
          <table:table-cell table:style-name="ce7" table:formula="of:=[.X26]^[.$C$19]" office:value-type="float" office:value="0.880113656737327" calcext:value-type="float">
            <text:p>0.8801136567</text:p>
          </table:table-cell>
          <table:table-cell table:style-name="ce7" table:formula="of:=[.Y26]^[.$C$19]" office:value-type="float" office:value="0.877568167219861" calcext:value-type="float">
            <text:p>0.8775681672</text:p>
          </table:table-cell>
          <table:table-cell table:style-name="ce7" table:formula="of:=[.Z26]^[.$C$19]" office:value-type="float" office:value="0.875285517577365" calcext:value-type="float">
            <text:p>0.8752855176</text:p>
          </table:table-cell>
          <table:table-cell table:style-name="ce7" table:formula="of:=[.AA26]^[.$C$19]" office:value-type="float" office:value="0.873249179641615" calcext:value-type="float">
            <text:p>0.8732491796</text:p>
          </table:table-cell>
          <table:table-cell table:style-name="ce7" table:formula="of:=[.AB26]^[.$C$19]" office:value-type="float" office:value="0.871441019444212" calcext:value-type="float">
            <text:p>0.8714410194</text:p>
          </table:table-cell>
          <table:table-cell table:style-name="ce7" table:formula="of:=[.AC26]^[.$C$19]" office:value-type="float" office:value="0.869842126741184" calcext:value-type="float">
            <text:p>0.8698421267</text:p>
          </table:table-cell>
          <table:table-cell table:style-name="ce7" table:formula="of:=[.AD26]^[.$C$19]" office:value-type="float" office:value="0.868433487666513" calcext:value-type="float">
            <text:p>0.8684334877</text:p>
          </table:table-cell>
          <table:table-cell table:style-name="ce7" table:formula="of:=[.AE26]^[.$C$19]" office:value-type="float" office:value="0.867196504298931" calcext:value-type="float">
            <text:p>0.8671965043</text:p>
          </table:table-cell>
          <table:table-cell table:style-name="ce7" table:formula="of:=[.AF26]^[.$C$19]" office:value-type="float" office:value="0.86611337459022" calcext:value-type="float">
            <text:p>0.8661133746</text:p>
          </table:table-cell>
          <table:table-cell table:style-name="ce7" table:formula="of:=[.AG26]^[.$C$19]" office:value-type="float" office:value="0.865167351463136" calcext:value-type="float">
            <text:p>0.8651673515</text:p>
          </table:table-cell>
          <table:table-cell table:style-name="ce7" table:formula="of:=[.AH26]^[.$C$19]" office:value-type="float" office:value="0.864342901918602" calcext:value-type="float">
            <text:p>0.8643429019</text:p>
          </table:table-cell>
          <table:table-cell table:style-name="ce7" table:formula="of:=[.AI26]^[.$C$19]" office:value-type="float" office:value="0.863625786697324" calcext:value-type="float">
            <text:p>0.8636257867</text:p>
          </table:table-cell>
          <table:table-cell table:style-name="ce7" table:formula="of:=[.AJ26]^[.$C$19]" office:value-type="float" office:value="0.863003079299989" calcext:value-type="float">
            <text:p>0.8630030793</text:p>
          </table:table-cell>
          <table:table-cell table:style-name="ce7" table:formula="of:=[.AK26]^[.$C$19]" office:value-type="float" office:value="0.862463140673885" calcext:value-type="float">
            <text:p>0.8624631407</text:p>
          </table:table-cell>
          <table:table-cell table:style-name="ce7" table:formula="of:=[.AL26]^[.$C$19]" office:value-type="float" office:value="0.861995563117559" calcext:value-type="float">
            <text:p>0.8619955631</text:p>
          </table:table-cell>
          <table:table-cell table:style-name="ce7" table:formula="of:=[.AM26]^[.$C$19]" office:value-type="float" office:value="0.861591094261936" calcext:value-type="float">
            <text:p>0.8615910943</text:p>
          </table:table-cell>
          <table:table-cell table:style-name="ce7" table:formula="of:=[.AN26]^[.$C$19]" office:value-type="float" office:value="0.861241549543393" calcext:value-type="float">
            <text:p>0.8612415495</text:p>
          </table:table-cell>
          <table:table-cell table:style-name="ce7" table:formula="of:=[.AO26]^[.$C$19]" office:value-type="float" office:value="0.860939719480449" calcext:value-type="float">
            <text:p>0.8609397195</text:p>
          </table:table-cell>
          <table:table-cell table:style-name="ce7" table:formula="of:=[.AP26]^[.$C$19]" office:value-type="float" office:value="0.860679276324687" calcext:value-type="float">
            <text:p>0.8606792763</text:p>
          </table:table-cell>
          <table:table-cell table:style-name="ce7" table:formula="of:=[.AQ26]^[.$C$19]" office:value-type="float" office:value="0.860454683261813" calcext:value-type="float">
            <text:p>0.8604546833</text:p>
          </table:table-cell>
          <table:table-cell table:style-name="ce7" table:formula="of:=[.AR26]^[.$C$19]" office:value-type="float" office:value="0.860261108253161" calcext:value-type="float">
            <text:p>0.8602611083</text:p>
          </table:table-cell>
          <table:table-cell table:style-name="ce7" table:formula="of:=[.AS26]^[.$C$19]" office:value-type="float" office:value="0.860094343785156" calcext:value-type="float">
            <text:p>0.8600943438</text:p>
          </table:table-cell>
          <table:table-cell table:style-name="ce7" table:formula="of:=[.AT26]^[.$C$19]" office:value-type="float" office:value="0.859950733187213" calcext:value-type="float">
            <text:p>0.8599507332</text:p>
          </table:table-cell>
          <table:table-cell table:style-name="ce7" table:formula="of:=[.AU26]^[.$C$19]" office:value-type="float" office:value="0.85982710374351" calcext:value-type="float">
            <text:p>0.8598271037</text:p>
          </table:table-cell>
          <table:table-cell table:style-name="ce7" table:formula="of:=[.AV26]^[.$C$19]" office:value-type="float" office:value="0.859720706522865" calcext:value-type="float">
            <text:p>0.8597207065</text:p>
          </table:table-cell>
          <table:table-cell table:style-name="ce7" table:formula="of:=[.AW26]^[.$C$19]" office:value-type="float" office:value="0.859629162651545" calcext:value-type="float">
            <text:p>0.8596291627</text:p>
          </table:table-cell>
          <table:table-cell table:style-name="ce7" table:formula="of:=[.AX26]^[.$C$19]" office:value-type="float" office:value="0.859550415630206" calcext:value-type="float">
            <text:p>0.8595504156</text:p>
          </table:table-cell>
          <table:table-cell table:style-name="ce7" table:formula="of:=[.AY26]^[.$C$19]" office:value-type="float" office:value="0.859482689227695" calcext:value-type="float">
            <text:p>0.8594826892</text:p>
          </table:table-cell>
          <table:table-cell table:style-name="ce7" table:formula="of:=[.AZ26]^[.$C$19]" office:value-type="float" office:value="0.859424450455207" calcext:value-type="float">
            <text:p>0.8594244505</text:p>
          </table:table-cell>
          <table:table-cell table:style-name="ce7" table:formula="of:=[.BA26]^[.$C$19]" office:value-type="float" office:value="0.859374377122045" calcext:value-type="float">
            <text:p>0.8593743771</text:p>
          </table:table-cell>
          <table:table-cell table:style-name="ce7" table:formula="of:=[.BB26]^[.$C$19]" office:value-type="float" office:value="0.859331329489934" calcext:value-type="float">
            <text:p>0.8593313295</text:p>
          </table:table-cell>
          <table:table-cell table:style-name="ce7" table:formula="of:=[.BC26]^[.$C$19]" office:value-type="float" office:value="0.859294325569793" calcext:value-type="float">
            <text:p>0.8592943256</text:p>
          </table:table-cell>
          <table:table-cell table:style-name="ce7" table:formula="of:=[.BD26]^[.$C$19]" office:value-type="float" office:value="0.859262519638277" calcext:value-type="float">
            <text:p>0.8592625196</text:p>
          </table:table-cell>
          <table:table-cell table:style-name="ce7" table:formula="of:=[.BE26]^[.$C$19]" office:value-type="float" office:value="0.859235183587794" calcext:value-type="float">
            <text:p>0.8592351836</text:p>
          </table:table-cell>
          <table:table-cell table:style-name="ce7" table:formula="of:=[.BF26]^[.$C$19]" office:value-type="float" office:value="0.859211690760905" calcext:value-type="float">
            <text:p>0.8592116908</text:p>
          </table:table-cell>
          <table:table-cell table:style-name="ce7" table:formula="of:=[.BG26]^[.$C$19]" office:value-type="float" office:value="0.859191501956241" calcext:value-type="float">
            <text:p>0.859191502</text:p>
          </table:table-cell>
          <table:table-cell table:style-name="ce7" table:formula="of:=[.BH26]^[.$C$19]" office:value-type="float" office:value="0.859174153327612" calcext:value-type="float">
            <text:p>0.8591741533</text:p>
          </table:table-cell>
          <table:table-cell table:style-name="ce7" table:formula="of:=[.BI26]^[.$C$19]" office:value-type="float" office:value="0.859159245930019" calcext:value-type="float">
            <text:p>0.8591592459</text:p>
          </table:table-cell>
          <table:table-cell table:style-name="ce7" table:formula="of:=[.BJ26]^[.$C$19]" office:value-type="float" office:value="0.859146436695672" calcext:value-type="float">
            <text:p>0.8591464367</text:p>
          </table:table-cell>
          <table:table-cell table:style-name="ce7" table:formula="of:=[.BK26]^[.$C$19]" office:value-type="float" office:value="0.859135430649765" calcext:value-type="float">
            <text:p>0.8591354306</text:p>
          </table:table-cell>
          <table:table-cell table:style-name="ce7" table:formula="of:=[.BL26]^[.$C$19]" office:value-type="float" office:value="0.859125974199629" calcext:value-type="float">
            <text:p>0.8591259742</text:p>
          </table:table-cell>
          <table:table-cell table:style-name="ce7" table:formula="of:=[.BM26]^[.$C$19]" office:value-type="float" office:value="0.859117849352146" calcext:value-type="float">
            <text:p>0.8591178494</text:p>
          </table:table-cell>
          <table:table-cell table:style-name="ce7" table:formula="of:=[.BN26]^[.$C$19]" office:value-type="float" office:value="0.859110868733195" calcext:value-type="float">
            <text:p>0.8591108687</text:p>
          </table:table-cell>
          <table:table-cell table:style-name="ce7" table:formula="of:=[.BO26]^[.$C$19]" office:value-type="float" office:value="0.859104871299447" calcext:value-type="float">
            <text:p>0.8591048713</text:p>
          </table:table-cell>
          <table:table-cell table:style-name="ce7" table:formula="of:=[.BP26]^[.$C$19]" office:value-type="float" office:value="0.859099718647463" calcext:value-type="float">
            <text:p>0.8590997186</text:p>
          </table:table-cell>
          <table:table-cell table:style-name="ce7" table:formula="of:=[.BQ26]^[.$C$19]" office:value-type="float" office:value="0.859095291837722" calcext:value-type="float">
            <text:p>0.8590952918</text:p>
          </table:table-cell>
          <table:table-cell table:style-name="ce7" table:formula="of:=[.BR26]^[.$C$19]" office:value-type="float" office:value="0.859091488662417" calcext:value-type="float">
            <text:p>0.8590914887</text:p>
          </table:table-cell>
          <table:table-cell table:style-name="ce7" table:formula="of:=[.BS26]^[.$C$19]" office:value-type="float" office:value="0.859088221295434" calcext:value-type="float">
            <text:p>0.8590882213</text:p>
          </table:table-cell>
          <table:table-cell table:style-name="ce7" table:formula="of:=[.BT26]^[.$C$19]" office:value-type="float" office:value="0.859085414271451" calcext:value-type="float">
            <text:p>0.8590854143</text:p>
          </table:table-cell>
          <table:table-cell table:style-name="ce7" table:formula="of:=[.BU26]^[.$C$19]" office:value-type="float" office:value="0.859083002748276" calcext:value-type="float">
            <text:p>0.8590830027</text:p>
          </table:table-cell>
          <table:table-cell table:style-name="ce7" table:formula="of:=[.BV26]^[.$C$19]" office:value-type="float" office:value="0.859080931012942" calcext:value-type="float">
            <text:p>0.859080931</text:p>
          </table:table-cell>
          <table:table-cell table:style-name="ce7" table:formula="of:=[.BW26]^[.$C$19]" office:value-type="float" office:value="0.859079151197489" calcext:value-type="float">
            <text:p>0.8590791512</text:p>
          </table:table-cell>
          <table:table-cell table:style-name="ce7" table:formula="of:=[.BX26]^[.$C$19]" office:value-type="float" office:value="0.859077622175115" calcext:value-type="float">
            <text:p>0.8590776222</text:p>
          </table:table-cell>
          <table:table-cell table:style-name="ce7" table:formula="of:=[.BY26]^[.$C$19]" office:value-type="float" office:value="0.85907630861143" calcext:value-type="float">
            <text:p>0.8590763086</text:p>
          </table:table-cell>
          <table:table-cell table:style-name="ce7" table:formula="of:=[.BZ26]^[.$C$19]" office:value-type="float" office:value="0.859075180149081" calcext:value-type="float">
            <text:p>0.8590751801</text:p>
          </table:table-cell>
          <table:table-cell table:style-name="ce7" table:formula="of:=[.CA26]^[.$C$19]" office:value-type="float" office:value="0.859074210707035" calcext:value-type="float">
            <text:p>0.8590742107</text:p>
          </table:table-cell>
          <table:table-cell table:style-name="ce7" table:formula="of:=[.CB26]^[.$C$19]" office:value-type="float" office:value="0.859073377878434" calcext:value-type="float">
            <text:p>0.8590733779</text:p>
          </table:table-cell>
          <table:table-cell table:style-name="ce7" table:formula="of:=[.CC26]^[.$C$19]" office:value-type="float" office:value="0.85907266241317" calcext:value-type="float">
            <text:p>0.8590726624</text:p>
          </table:table-cell>
          <table:table-cell table:style-name="ce7" table:formula="of:=[.CD26]^[.$C$19]" office:value-type="float" office:value="0.859072047773286" calcext:value-type="float">
            <text:p>0.8590720478</text:p>
          </table:table-cell>
          <table:table-cell table:style-name="ce7" table:formula="of:=[.CE26]^[.$C$19]" office:value-type="float" office:value="0.859071519750953" calcext:value-type="float">
            <text:p>0.8590715198</text:p>
          </table:table-cell>
          <table:table-cell table:style-name="ce7" table:formula="of:=[.CF26]^[.$C$19]" office:value-type="float" office:value="0.859071066140243" calcext:value-type="float">
            <text:p>0.8590710661</text:p>
          </table:table-cell>
          <table:table-cell table:style-name="ce7" table:formula="of:=[.CG26]^[.$C$19]" office:value-type="float" office:value="0.859070676455106" calcext:value-type="float">
            <text:p>0.8590706765</text:p>
          </table:table-cell>
          <table:table-cell table:style-name="ce7" table:formula="of:=[.CH26]^[.$C$19]" office:value-type="float" office:value="0.859070341687071" calcext:value-type="float">
            <text:p>0.8590703417</text:p>
          </table:table-cell>
          <table:table-cell table:style-name="ce7" table:formula="of:=[.CI26]^[.$C$19]" office:value-type="float" office:value="0.859070054097073" calcext:value-type="float">
            <text:p>0.8590700541</text:p>
          </table:table-cell>
          <table:table-cell table:style-name="ce7" table:formula="of:=[.CJ26]^[.$C$19]" office:value-type="float" office:value="0.859069807036595" calcext:value-type="float">
            <text:p>0.859069807</text:p>
          </table:table-cell>
          <table:table-cell table:style-name="ce7" table:formula="of:=[.CK26]^[.$C$19]" office:value-type="float" office:value="0.859069594794013" calcext:value-type="float">
            <text:p>0.8590695948</text:p>
          </table:table-cell>
          <table:table-cell table:style-name="ce7" table:formula="of:=[.CL26]^[.$C$19]" office:value-type="float" office:value="0.859069412462578" calcext:value-type="float">
            <text:p>0.8590694125</text:p>
          </table:table-cell>
          <table:table-cell table:style-name="ce7" table:formula="of:=[.CM26]^[.$C$19]" office:value-type="float" office:value="0.85906925582701" calcext:value-type="float">
            <text:p>0.8590692558</text:p>
          </table:table-cell>
          <table:table-cell table:style-name="ce7" table:formula="of:=[.CN26]^[.$C$19]" office:value-type="float" office:value="0.859069121266054" calcext:value-type="float">
            <text:p>0.8590691213</text:p>
          </table:table-cell>
          <table:table-cell table:style-name="ce7" table:formula="of:=[.CO26]^[.$C$19]" office:value-type="float" office:value="0.859069005668777" calcext:value-type="float">
            <text:p>0.8590690057</text:p>
          </table:table-cell>
          <table:table-cell table:style-name="ce7" table:formula="of:=[.CP26]^[.$C$19]" office:value-type="float" office:value="0.859068906362654" calcext:value-type="float">
            <text:p>0.8590689064</text:p>
          </table:table-cell>
          <table:table-cell table:style-name="ce7" table:formula="of:=[.CQ26]^[.$C$19]" office:value-type="float" office:value="0.85906882105179" calcext:value-type="float">
            <text:p>0.8590688211</text:p>
          </table:table-cell>
          <table:table-cell table:style-name="ce7" table:formula="of:=[.CR26]^[.$C$19]" office:value-type="float" office:value="0.85906874776384" calcext:value-type="float">
            <text:p>0.8590687478</text:p>
          </table:table-cell>
          <table:table-cell table:style-name="ce7" table:formula="of:=[.CS26]^[.$C$19]" office:value-type="float" office:value="0.85906868480442" calcext:value-type="float">
            <text:p>0.8590686848</text:p>
          </table:table-cell>
          <table:table-cell table:style-name="ce7" table:formula="of:=[.CT26]^[.$C$19]" office:value-type="float" office:value="0.859068630717928" calcext:value-type="float">
            <text:p>0.8590686307</text:p>
          </table:table-cell>
          <table:table-cell table:style-name="ce7" table:formula="of:=[.CU26]^[.$C$19]" office:value-type="float" office:value="0.859068584253901" calcext:value-type="float">
            <text:p>0.8590685843</text:p>
          </table:table-cell>
          <table:table-cell table:style-name="ce7" table:formula="of:=[.CV26]^[.$C$19]" office:value-type="float" office:value="0.859068544338101" calcext:value-type="float">
            <text:p>0.8590685443</text:p>
          </table:table-cell>
          <table:table-cell table:style-name="ce7" table:formula="of:=[.CW26]^[.$C$19]" office:value-type="float" office:value="0.859068510047683" calcext:value-type="float">
            <text:p>0.85906851</text:p>
          </table:table-cell>
          <table:table-cell table:style-name="ce7" table:formula="of:=[.CX26]^[.$C$19]" office:value-type="float" office:value="0.859068480589857" calcext:value-type="float">
            <text:p>0.8590684806</text:p>
          </table:table-cell>
          <table:table-cell table:style-name="ce7" table:formula="of:=[.CY26]^[.$C$19]" office:value-type="float" office:value="0.859068455283563" calcext:value-type="float">
            <text:p>0.8590684553</text:p>
          </table:table-cell>
          <table:table-cell table:style-name="ce7" table:formula="of:=[.CZ26]^[.$C$19]" office:value-type="float" office:value="0.859068433543718" calcext:value-type="float">
            <text:p>0.8590684335</text:p>
          </table:table-cell>
          <table:table-cell table:style-name="ce7" table:formula="of:=[.DA26]^[.$C$19]" office:value-type="float" office:value="0.859068414867702" calcext:value-type="float">
            <text:p>0.8590684149</text:p>
          </table:table-cell>
          <table:table-cell table:style-name="ce7" table:formula="of:=[.DB26]^[.$C$19]" office:value-type="float" office:value="0.859068398823724" calcext:value-type="float">
            <text:p>0.8590683988</text:p>
          </table:table-cell>
          <table:table-cell table:style-name="ce7" table:formula="of:=[.DC26]^[.$C$19]" office:value-type="float" office:value="0.859068385040847" calcext:value-type="float">
            <text:p>0.859068385</text:p>
          </table:table-cell>
          <table:table-cell table:style-name="ce7" table:formula="of:=[.DD26]^[.$C$19]" office:value-type="float" office:value="0.859068373200413" calcext:value-type="float">
            <text:p>0.8590683732</text:p>
          </table:table-cell>
          <table:table-cell table:style-name="ce7" table:formula="of:=[.DE26]^[.$C$19]" office:value-type="float" office:value="0.85906836302867" calcext:value-type="float">
            <text:p>0.859068363</text:p>
          </table:table-cell>
          <table:table-cell table:style-name="ce7" table:formula="of:=[.DF26]^[.$C$19]" office:value-type="float" office:value="0.859068354290446" calcext:value-type="float">
            <text:p>0.8590683543</text:p>
          </table:table-cell>
          <table:table-cell table:style-name="ce7" table:formula="of:=[.DG26]^[.$C$19]" office:value-type="float" office:value="0.859068346783714" calcext:value-type="float">
            <text:p>0.8590683468</text:p>
          </table:table-cell>
          <table:table-cell table:style-name="ce7" table:formula="of:=[.DH26]^[.$C$19]" office:value-type="float" office:value="0.859068340334917" calcext:value-type="float">
            <text:p>0.8590683403</text:p>
          </table:table-cell>
          <table:table-cell table:style-name="ce7" table:formula="of:=[.DI26]^[.$C$19]" office:value-type="float" office:value="0.85906833479496" calcext:value-type="float">
            <text:p>0.8590683348</text:p>
          </table:table-cell>
          <table:table-cell table:style-name="ce7" table:formula="of:=[.DJ26]^[.$C$19]" office:value-type="float" office:value="0.859068330035758" calcext:value-type="float">
            <text:p>0.85906833</text:p>
          </table:table-cell>
          <table:table-cell table:style-name="ce7" table:formula="of:=[.DK26]^[.$C$19]" office:value-type="float" office:value="0.859068325947279" calcext:value-type="float">
            <text:p>0.8590683259</text:p>
          </table:table-cell>
          <table:table-cell table:style-name="ce7" table:formula="of:=[.DL26]^[.$C$19]" office:value-type="float" office:value="0.859068322434995" calcext:value-type="float">
            <text:p>0.8590683224</text:p>
          </table:table-cell>
          <table:table-cell table:style-name="ce7" table:formula="of:=[.DM26]^[.$C$19]" office:value-type="float" office:value="0.859068319417704" calcext:value-type="float">
            <text:p>0.8590683194</text:p>
          </table:table-cell>
          <table:table-cell table:style-name="ce7" table:formula="of:=[.DN26]^[.$C$19]" office:value-type="float" office:value="0.859068316825645" calcext:value-type="float">
            <text:p>0.8590683168</text:p>
          </table:table-cell>
          <table:table-cell table:style-name="ce7" table:formula="of:=[.DO26]^[.$C$19]" office:value-type="float" office:value="0.859068314598888" calcext:value-type="float">
            <text:p>0.8590683146</text:p>
          </table:table-cell>
          <table:table-cell table:style-name="ce7" table:formula="of:=[.DP26]^[.$C$19]" office:value-type="float" office:value="0.859068312685952" calcext:value-type="float">
            <text:p>0.8590683127</text:p>
          </table:table-cell>
          <table:table-cell table:style-name="ce7" table:formula="of:=[.DQ26]^[.$C$19]" office:value-type="float" office:value="0.85906831104261" calcext:value-type="float">
            <text:p>0.859068311</text:p>
          </table:table-cell>
          <table:table-cell table:style-name="ce7" table:formula="of:=[.DR26]^[.$C$19]" office:value-type="float" office:value="0.859068309630866" calcext:value-type="float">
            <text:p>0.8590683096</text:p>
          </table:table-cell>
          <table:table-cell table:style-name="ce7" table:formula="of:=[.DS26]^[.$C$19]" office:value-type="float" office:value="0.859068308418082" calcext:value-type="float">
            <text:p>0.8590683084</text:p>
          </table:table-cell>
          <table:table-cell table:style-name="ce7" table:formula="of:=[.DT26]^[.$C$19]" office:value-type="float" office:value="0.859068307376217" calcext:value-type="float">
            <text:p>0.8590683074</text:p>
          </table:table-cell>
          <table:table-cell table:style-name="ce7" table:formula="of:=[.DU26]^[.$C$19]" office:value-type="float" office:value="0.859068306481185" calcext:value-type="float">
            <text:p>0.8590683065</text:p>
          </table:table-cell>
          <table:table-cell table:style-name="ce7" table:formula="of:=[.DV26]^[.$C$19]" office:value-type="float" office:value="0.85906830571229" calcext:value-type="float">
            <text:p>0.8590683057</text:p>
          </table:table-cell>
          <table:table-cell table:style-name="ce7" table:formula="of:=[.DW26]^[.$C$19]" office:value-type="float" office:value="0.859068305051757" calcext:value-type="float">
            <text:p>0.8590683051</text:p>
          </table:table-cell>
          <table:table-cell table:style-name="ce7" table:formula="of:=[.DX26]^[.$C$19]" office:value-type="float" office:value="0.859068304484315" calcext:value-type="float">
            <text:p>0.8590683045</text:p>
          </table:table-cell>
          <table:table-cell table:style-name="ce7" table:formula="of:=[.DY26]^[.$C$19]" office:value-type="float" office:value="0.859068303996843" calcext:value-type="float">
            <text:p>0.859068304</text:p>
          </table:table-cell>
          <table:table-cell table:style-name="ce7" table:formula="of:=[.DZ26]^[.$C$19]" office:value-type="float" office:value="0.859068303578071" calcext:value-type="float">
            <text:p>0.8590683036</text:p>
          </table:table-cell>
          <table:table-cell table:style-name="ce7" table:formula="of:=[.EA26]^[.$C$19]" office:value-type="float" office:value="0.859068303218318" calcext:value-type="float">
            <text:p>0.8590683032</text:p>
          </table:table-cell>
          <table:table-cell table:style-name="ce7" table:formula="of:=[.EB26]^[.$C$19]" office:value-type="float" office:value="0.859068302909265" calcext:value-type="float">
            <text:p>0.8590683029</text:p>
          </table:table-cell>
          <table:table-cell table:style-name="ce7" table:formula="of:=[.EC26]^[.$C$19]" office:value-type="float" office:value="0.859068302643767" calcext:value-type="float">
            <text:p>0.8590683026</text:p>
          </table:table-cell>
          <table:table-cell table:style-name="ce7" table:formula="of:=[.ED26]^[.$C$19]" office:value-type="float" office:value="0.859068302415687" calcext:value-type="float">
            <text:p>0.8590683024</text:p>
          </table:table-cell>
          <table:table-cell table:style-name="ce7" table:formula="of:=[.EE26]^[.$C$19]" office:value-type="float" office:value="0.859068302219749" calcext:value-type="float">
            <text:p>0.8590683022</text:p>
          </table:table-cell>
          <table:table-cell table:style-name="ce7" table:formula="of:=[.EF26]^[.$C$19]" office:value-type="float" office:value="0.859068302051427" calcext:value-type="float">
            <text:p>0.8590683021</text:p>
          </table:table-cell>
          <table:table-cell table:style-name="ce7" table:formula="of:=[.EG26]^[.$C$19]" office:value-type="float" office:value="0.859068301906826" calcext:value-type="float">
            <text:p>0.8590683019</text:p>
          </table:table-cell>
          <table:table-cell table:style-name="ce7" table:formula="of:=[.EH26]^[.$C$19]" office:value-type="float" office:value="0.859068301782603" calcext:value-type="float">
            <text:p>0.8590683018</text:p>
          </table:table-cell>
          <table:table-cell table:style-name="ce7" table:formula="of:=[.EI26]^[.$C$19]" office:value-type="float" office:value="0.859068301675888" calcext:value-type="float">
            <text:p>0.8590683017</text:p>
          </table:table-cell>
          <table:table-cell table:style-name="ce7" table:formula="of:=[.EJ26]^[.$C$19]" office:value-type="float" office:value="0.859068301584212" calcext:value-type="float">
            <text:p>0.8590683016</text:p>
          </table:table-cell>
          <table:table-cell table:style-name="ce7" table:formula="of:=[.EK26]^[.$C$19]" office:value-type="float" office:value="0.859068301505457" calcext:value-type="float">
            <text:p>0.8590683015</text:p>
          </table:table-cell>
          <table:table-cell table:style-name="ce7" table:formula="of:=[.EL26]^[.$C$19]" office:value-type="float" office:value="0.8590683014378" calcext:value-type="float">
            <text:p>0.8590683014</text:p>
          </table:table-cell>
          <table:table-cell table:style-name="ce7" table:formula="of:=[.EM26]^[.$C$19]" office:value-type="float" office:value="0.859068301379679" calcext:value-type="float">
            <text:p>0.8590683014</text:p>
          </table:table-cell>
          <table:table-cell table:style-name="ce7" table:formula="of:=[.EN26]^[.$C$19]" office:value-type="float" office:value="0.859068301329748" calcext:value-type="float">
            <text:p>0.8590683013</text:p>
          </table:table-cell>
          <table:table-cell table:style-name="ce7" table:formula="of:=[.EO26]^[.$C$19]" office:value-type="float" office:value="0.859068301286854" calcext:value-type="float">
            <text:p>0.8590683013</text:p>
          </table:table-cell>
          <table:table-cell table:style-name="ce7" table:formula="of:=[.EP26]^[.$C$19]" office:value-type="float" office:value="0.859068301250006" calcext:value-type="float">
            <text:p>0.8590683013</text:p>
          </table:table-cell>
          <table:table-cell table:style-name="ce7" table:formula="of:=[.EQ26]^[.$C$19]" office:value-type="float" office:value="0.859068301218351" calcext:value-type="float">
            <text:p>0.8590683012</text:p>
          </table:table-cell>
          <table:table-cell table:style-name="ce7" table:formula="of:=[.ER26]^[.$C$19]" office:value-type="float" office:value="0.859068301191157" calcext:value-type="float">
            <text:p>0.8590683012</text:p>
          </table:table-cell>
          <table:table-cell table:style-name="ce7" table:formula="of:=[.ES26]^[.$C$19]" office:value-type="float" office:value="0.859068301167795" calcext:value-type="float">
            <text:p>0.8590683012</text:p>
          </table:table-cell>
          <table:table-cell table:style-name="ce7" table:formula="of:=[.ET26]^[.$C$19]" office:value-type="float" office:value="0.859068301147726" calcext:value-type="float">
            <text:p>0.8590683011</text:p>
          </table:table-cell>
          <table:table-cell table:style-name="ce7" table:formula="of:=[.EU26]^[.$C$19]" office:value-type="float" office:value="0.859068301130485" calcext:value-type="float">
            <text:p>0.8590683011</text:p>
          </table:table-cell>
          <table:table-cell table:style-name="ce7" table:formula="of:=[.EV26]^[.$C$19]" office:value-type="float" office:value="0.859068301115673" calcext:value-type="float">
            <text:p>0.8590683011</text:p>
          </table:table-cell>
          <table:table-cell table:style-name="ce7" table:formula="of:=[.EW26]^[.$C$19]" office:value-type="float" office:value="0.85906830110295" calcext:value-type="float">
            <text:p>0.8590683011</text:p>
          </table:table-cell>
          <table:table-cell table:style-name="ce7" table:formula="of:=[.EX26]^[.$C$19]" office:value-type="float" office:value="0.859068301092019" calcext:value-type="float">
            <text:p>0.8590683011</text:p>
          </table:table-cell>
          <table:table-cell table:style-name="ce7" table:formula="of:=[.EY26]^[.$C$19]" office:value-type="float" office:value="0.859068301082629" calcext:value-type="float">
            <text:p>0.8590683011</text:p>
          </table:table-cell>
          <table:table-cell table:style-name="ce7" table:formula="of:=[.EZ26]^[.$C$19]" office:value-type="float" office:value="0.859068301074563" calcext:value-type="float">
            <text:p>0.8590683011</text:p>
          </table:table-cell>
          <table:table-cell table:style-name="ce7" table:formula="of:=[.FA26]^[.$C$19]" office:value-type="float" office:value="0.859068301067632" calcext:value-type="float">
            <text:p>0.8590683011</text:p>
          </table:table-cell>
          <table:table-cell table:style-name="ce7" table:formula="of:=[.FB26]^[.$C$19]" office:value-type="float" office:value="0.859068301061679" calcext:value-type="float">
            <text:p>0.8590683011</text:p>
          </table:table-cell>
          <table:table-cell table:style-name="ce7" table:formula="of:=[.FC26]^[.$C$19]" office:value-type="float" office:value="0.859068301056565" calcext:value-type="float">
            <text:p>0.8590683011</text:p>
          </table:table-cell>
          <table:table-cell table:style-name="ce7" table:formula="of:=[.FD26]^[.$C$19]" office:value-type="float" office:value="0.859068301052171" calcext:value-type="float">
            <text:p>0.8590683011</text:p>
          </table:table-cell>
          <table:table-cell table:style-name="ce7" table:formula="of:=[.FE26]^[.$C$19]" office:value-type="float" office:value="0.859068301048398" calcext:value-type="float">
            <text:p>0.859068301</text:p>
          </table:table-cell>
          <table:table-cell table:style-name="ce7" table:formula="of:=[.FF26]^[.$C$19]" office:value-type="float" office:value="0.859068301045155" calcext:value-type="float">
            <text:p>0.859068301</text:p>
          </table:table-cell>
          <table:table-cell table:style-name="ce7" table:formula="of:=[.FG26]^[.$C$19]" office:value-type="float" office:value="0.85906830104237" calcext:value-type="float">
            <text:p>0.859068301</text:p>
          </table:table-cell>
          <table:table-cell table:style-name="ce7" table:formula="of:=[.FH26]^[.$C$19]" office:value-type="float" office:value="0.859068301039977" calcext:value-type="float">
            <text:p>0.859068301</text:p>
          </table:table-cell>
          <table:table-cell table:style-name="ce7" table:formula="of:=[.FI26]^[.$C$19]" office:value-type="float" office:value="0.859068301037921" calcext:value-type="float">
            <text:p>0.859068301</text:p>
          </table:table-cell>
          <table:table-cell table:style-name="ce7" table:formula="of:=[.FJ26]^[.$C$19]" office:value-type="float" office:value="0.859068301036155" calcext:value-type="float">
            <text:p>0.859068301</text:p>
          </table:table-cell>
          <table:table-cell table:style-name="ce7" table:formula="of:=[.FK26]^[.$C$19]" office:value-type="float" office:value="0.859068301034638" calcext:value-type="float">
            <text:p>0.859068301</text:p>
          </table:table-cell>
          <table:table-cell table:style-name="ce7" table:formula="of:=[.FL26]^[.$C$19]" office:value-type="float" office:value="0.859068301033335" calcext:value-type="float">
            <text:p>0.859068301</text:p>
          </table:table-cell>
          <table:table-cell table:style-name="ce7" table:formula="of:=[.FM26]^[.$C$19]" office:value-type="float" office:value="0.859068301032215" calcext:value-type="float">
            <text:p>0.859068301</text:p>
          </table:table-cell>
          <table:table-cell table:style-name="ce7" table:formula="of:=[.FN26]^[.$C$19]" office:value-type="float" office:value="0.859068301031253" calcext:value-type="float">
            <text:p>0.859068301</text:p>
          </table:table-cell>
          <table:table-cell table:style-name="ce7" table:formula="of:=[.FO26]^[.$C$19]" office:value-type="float" office:value="0.859068301030427" calcext:value-type="float">
            <text:p>0.859068301</text:p>
          </table:table-cell>
          <table:table-cell table:style-name="ce7" table:formula="of:=[.FP26]^[.$C$19]" office:value-type="float" office:value="0.859068301029717" calcext:value-type="float">
            <text:p>0.859068301</text:p>
          </table:table-cell>
          <table:table-cell table:style-name="ce7" table:formula="of:=[.FQ26]^[.$C$19]" office:value-type="float" office:value="0.859068301029108" calcext:value-type="float">
            <text:p>0.859068301</text:p>
          </table:table-cell>
          <table:table-cell table:style-name="ce7" table:formula="of:=[.FR26]^[.$C$19]" office:value-type="float" office:value="0.859068301028584" calcext:value-type="float">
            <text:p>0.859068301</text:p>
          </table:table-cell>
          <table:table-cell table:style-name="ce7" table:formula="of:=[.FS26]^[.$C$19]" office:value-type="float" office:value="0.859068301028134" calcext:value-type="float">
            <text:p>0.859068301</text:p>
          </table:table-cell>
          <table:table-cell table:style-name="ce7" table:formula="of:=[.FT26]^[.$C$19]" office:value-type="float" office:value="0.859068301027747" calcext:value-type="float">
            <text:p>0.859068301</text:p>
          </table:table-cell>
          <table:table-cell table:style-name="ce7" table:formula="of:=[.FU26]^[.$C$19]" office:value-type="float" office:value="0.859068301027415" calcext:value-type="float">
            <text:p>0.859068301</text:p>
          </table:table-cell>
          <table:table-cell table:style-name="ce7" table:formula="of:=[.FV26]^[.$C$19]" office:value-type="float" office:value="0.85906830102713" calcext:value-type="float">
            <text:p>0.859068301</text:p>
          </table:table-cell>
          <table:table-cell table:style-name="ce7" table:formula="of:=[.FW26]^[.$C$19]" office:value-type="float" office:value="0.859068301026885" calcext:value-type="float">
            <text:p>0.859068301</text:p>
          </table:table-cell>
          <table:table-cell table:style-name="ce7" table:formula="of:=[.FX26]^[.$C$19]" office:value-type="float" office:value="0.859068301026674" calcext:value-type="float">
            <text:p>0.859068301</text:p>
          </table:table-cell>
          <table:table-cell table:style-name="ce7" table:formula="of:=[.FY26]^[.$C$19]" office:value-type="float" office:value="0.859068301026493" calcext:value-type="float">
            <text:p>0.859068301</text:p>
          </table:table-cell>
          <table:table-cell table:style-name="ce7" table:formula="of:=[.FZ26]^[.$C$19]" office:value-type="float" office:value="0.859068301026338" calcext:value-type="float">
            <text:p>0.859068301</text:p>
          </table:table-cell>
          <table:table-cell table:style-name="ce7" table:formula="of:=[.GA26]^[.$C$19]" office:value-type="float" office:value="0.859068301026205" calcext:value-type="float">
            <text:p>0.859068301</text:p>
          </table:table-cell>
          <table:table-cell table:style-name="ce7" table:formula="of:=[.GB26]^[.$C$19]" office:value-type="float" office:value="0.859068301026089" calcext:value-type="float">
            <text:p>0.859068301</text:p>
          </table:table-cell>
          <table:table-cell table:style-name="ce7" table:formula="of:=[.GC26]^[.$C$19]" office:value-type="float" office:value="0.859068301025991" calcext:value-type="float">
            <text:p>0.859068301</text:p>
          </table:table-cell>
          <table:table-cell table:style-name="ce7" table:formula="of:=[.GD26]^[.$C$19]" office:value-type="float" office:value="0.859068301025906" calcext:value-type="float">
            <text:p>0.859068301</text:p>
          </table:table-cell>
          <table:table-cell table:style-name="ce7" table:formula="of:=[.GE26]^[.$C$19]" office:value-type="float" office:value="0.859068301025834" calcext:value-type="float">
            <text:p>0.859068301</text:p>
          </table:table-cell>
          <table:table-cell table:style-name="ce7" table:formula="of:=[.GF26]^[.$C$19]" office:value-type="float" office:value="0.859068301025772" calcext:value-type="float">
            <text:p>0.859068301</text:p>
          </table:table-cell>
          <table:table-cell table:style-name="ce7" table:formula="of:=[.GG26]^[.$C$19]" office:value-type="float" office:value="0.859068301025717" calcext:value-type="float">
            <text:p>0.859068301</text:p>
          </table:table-cell>
          <table:table-cell table:style-name="ce7" table:formula="of:=[.GH26]^[.$C$19]" office:value-type="float" office:value="0.859068301025672" calcext:value-type="float">
            <text:p>0.859068301</text:p>
          </table:table-cell>
          <table:table-cell table:style-name="ce7" table:formula="of:=[.GI26]^[.$C$19]" office:value-type="float" office:value="0.859068301025632" calcext:value-type="float">
            <text:p>0.859068301</text:p>
          </table:table-cell>
          <table:table-cell table:style-name="ce7" table:formula="of:=[.GJ26]^[.$C$19]" office:value-type="float" office:value="0.859068301025598" calcext:value-type="float">
            <text:p>0.859068301</text:p>
          </table:table-cell>
          <table:table-cell table:style-name="ce7" table:formula="of:=[.GK26]^[.$C$19]" office:value-type="float" office:value="0.859068301025569" calcext:value-type="float">
            <text:p>0.859068301</text:p>
          </table:table-cell>
          <table:table-cell table:style-name="ce7" table:formula="of:=[.GL26]^[.$C$19]" office:value-type="float" office:value="0.859068301025544" calcext:value-type="float">
            <text:p>0.859068301</text:p>
          </table:table-cell>
          <table:table-cell table:style-name="ce7" table:formula="of:=[.GM26]^[.$C$19]" office:value-type="float" office:value="0.859068301025522" calcext:value-type="float">
            <text:p>0.859068301</text:p>
          </table:table-cell>
          <table:table-cell table:style-name="ce7" table:formula="of:=[.GN26]^[.$C$19]" office:value-type="float" office:value="0.859068301025504" calcext:value-type="float">
            <text:p>0.859068301</text:p>
          </table:table-cell>
          <table:table-cell table:style-name="ce7" table:formula="of:=[.GO26]^[.$C$19]" office:value-type="float" office:value="0.859068301025487" calcext:value-type="float">
            <text:p>0.859068301</text:p>
          </table:table-cell>
          <table:table-cell table:style-name="ce7" table:formula="of:=[.GP26]^[.$C$19]" office:value-type="float" office:value="0.859068301025474" calcext:value-type="float">
            <text:p>0.859068301</text:p>
          </table:table-cell>
          <table:table-cell table:style-name="ce7" table:formula="of:=[.GQ26]^[.$C$19]" office:value-type="float" office:value="0.859068301025462" calcext:value-type="float">
            <text:p>0.859068301</text:p>
          </table:table-cell>
          <table:table-cell table:style-name="ce7" table:formula="of:=[.GR26]^[.$C$19]" office:value-type="float" office:value="0.859068301025452" calcext:value-type="float">
            <text:p>0.859068301</text:p>
          </table:table-cell>
        </table:table-row>
        <table:table-row table:style-name="ro1">
          <table:table-cell/>
          <table:table-cell table:style-name="ce7" office:value-type="string" calcext:value-type="string">
            <text:p>Risk infected high num acts</text:p>
          </table:table-cell>
          <table:table-cell table:style-name="ce7" table:formula="of:=1-[.C27]" office:value-type="float" office:value="0.0296274906437344" calcext:value-type="float">
            <text:p>0.0296274906</text:p>
          </table:table-cell>
          <table:table-cell table:style-name="ce7" table:formula="of:=1-[.D27]" office:value-type="float" office:value="0.0330896333558713" calcext:value-type="float">
            <text:p>0.0330896334</text:p>
          </table:table-cell>
          <table:table-cell table:style-name="ce7" table:formula="of:=1-[.E27]" office:value-type="float" office:value="0.0368301570080047" calcext:value-type="float">
            <text:p>0.036830157</text:p>
          </table:table-cell>
          <table:table-cell table:style-name="ce7" table:formula="of:=1-[.F27]" office:value-type="float" office:value="0.0408422735031383" calcext:value-type="float">
            <text:p>0.0408422735</text:p>
          </table:table-cell>
          <table:table-cell table:style-name="ce7" table:formula="of:=1-[.G27]" office:value-type="float" office:value="0.0451121967911581" calcext:value-type="float">
            <text:p>0.0451121968</text:p>
          </table:table-cell>
          <table:table-cell table:style-name="ce7" table:formula="of:=1-[.H27]" office:value-type="float" office:value="0.0496186081759498" calcext:value-type="float">
            <text:p>0.0496186082</text:p>
          </table:table-cell>
          <table:table-cell table:style-name="ce7" table:formula="of:=1-[.I27]" office:value-type="float" office:value="0.0543324829770763" calcext:value-type="float">
            <text:p>0.054332483</text:p>
          </table:table-cell>
          <table:table-cell table:style-name="ce7" table:formula="of:=1-[.J27]" office:value-type="float" office:value="0.0592173646667321" calcext:value-type="float">
            <text:p>0.0592173647</text:p>
          </table:table-cell>
          <table:table-cell table:style-name="ce7" table:formula="of:=1-[.K27]" office:value-type="float" office:value="0.0642301389667862" calcext:value-type="float">
            <text:p>0.064230139</text:p>
          </table:table-cell>
          <table:table-cell table:style-name="ce7" table:formula="of:=1-[.L27]" office:value-type="float" office:value="0.0693223112449556" calcext:value-type="float">
            <text:p>0.0693223112</text:p>
          </table:table-cell>
          <table:table-cell table:style-name="ce7" table:formula="of:=1-[.M27]" office:value-type="float" office:value="0.0744417315725582" calcext:value-type="float">
            <text:p>0.0744417316</text:p>
          </table:table-cell>
          <table:table-cell table:style-name="ce7" table:formula="of:=1-[.N27]" office:value-type="float" office:value="0.0795346522992652" calcext:value-type="float">
            <text:p>0.0795346523</text:p>
          </table:table-cell>
          <table:table-cell table:style-name="ce7" table:formula="of:=1-[.O27]" office:value-type="float" office:value="0.0845479541579377" calcext:value-type="float">
            <text:p>0.0845479542</text:p>
          </table:table-cell>
          <table:table-cell table:style-name="ce7" table:formula="of:=1-[.P27]" office:value-type="float" office:value="0.0894313490877112" calcext:value-type="float">
            <text:p>0.0894313491</text:p>
          </table:table-cell>
          <table:table-cell table:style-name="ce7" table:formula="of:=1-[.Q27]" office:value-type="float" office:value="0.0941393677278911" calcext:value-type="float">
            <text:p>0.0941393677</text:p>
          </table:table-cell>
          <table:table-cell table:style-name="ce7" table:formula="of:=1-[.R27]" office:value-type="float" office:value="0.098632967597295" calcext:value-type="float">
            <text:p>0.0986329676</text:p>
          </table:table-cell>
          <table:table-cell table:style-name="ce7" table:formula="of:=1-[.S27]" office:value-type="float" office:value="0.102880648795843" calcext:value-type="float">
            <text:p>0.1028806488</text:p>
          </table:table-cell>
          <table:table-cell table:style-name="ce7" table:formula="of:=1-[.T27]" office:value-type="float" office:value="0.106859027390109" calcext:value-type="float">
            <text:p>0.1068590274</text:p>
          </table:table-cell>
          <table:table-cell table:style-name="ce7" table:formula="of:=1-[.U27]" office:value-type="float" office:value="0.110552880375418" calcext:value-type="float">
            <text:p>0.1105528804</text:p>
          </table:table-cell>
          <table:table-cell table:style-name="ce7" table:formula="of:=1-[.V27]" office:value-type="float" office:value="0.11395472947824" calcext:value-type="float">
            <text:p>0.1139547295</text:p>
          </table:table-cell>
          <table:table-cell table:style-name="ce7" table:formula="of:=1-[.W27]" office:value-type="float" office:value="0.117064067023156" calcext:value-type="float">
            <text:p>0.117064067</text:p>
          </table:table-cell>
          <table:table-cell table:style-name="ce7" table:formula="of:=1-[.X27]" office:value-type="float" office:value="0.119886343262673" calcext:value-type="float">
            <text:p>0.1198863433</text:p>
          </table:table-cell>
          <table:table-cell table:style-name="ce7" table:formula="of:=1-[.Y27]" office:value-type="float" office:value="0.122431832780139" calcext:value-type="float">
            <text:p>0.1224318328</text:p>
          </table:table-cell>
          <table:table-cell table:style-name="ce7" table:formula="of:=1-[.Z27]" office:value-type="float" office:value="0.124714482422635" calcext:value-type="float">
            <text:p>0.1247144824</text:p>
          </table:table-cell>
          <table:table-cell table:style-name="ce7" table:formula="of:=1-[.AA27]" office:value-type="float" office:value="0.126750820358384" calcext:value-type="float">
            <text:p>0.1267508204</text:p>
          </table:table-cell>
          <table:table-cell table:style-name="ce7" table:formula="of:=1-[.AB27]" office:value-type="float" office:value="0.128558980555789" calcext:value-type="float">
            <text:p>0.1285589806</text:p>
          </table:table-cell>
          <table:table-cell table:style-name="ce7" table:formula="of:=1-[.AC27]" office:value-type="float" office:value="0.130157873258816" calcext:value-type="float">
            <text:p>0.1301578733</text:p>
          </table:table-cell>
          <table:table-cell table:style-name="ce7" table:formula="of:=1-[.AD27]" office:value-type="float" office:value="0.131566512333487" calcext:value-type="float">
            <text:p>0.1315665123</text:p>
          </table:table-cell>
          <table:table-cell table:style-name="ce7" table:formula="of:=1-[.AE27]" office:value-type="float" office:value="0.132803495701069" calcext:value-type="float">
            <text:p>0.1328034957</text:p>
          </table:table-cell>
          <table:table-cell table:style-name="ce7" table:formula="of:=1-[.AF27]" office:value-type="float" office:value="0.13388662540978" calcext:value-type="float">
            <text:p>0.1338866254</text:p>
          </table:table-cell>
          <table:table-cell table:style-name="ce7" table:formula="of:=1-[.AG27]" office:value-type="float" office:value="0.134832648536864" calcext:value-type="float">
            <text:p>0.1348326485</text:p>
          </table:table-cell>
          <table:table-cell table:style-name="ce7" table:formula="of:=1-[.AH27]" office:value-type="float" office:value="0.135657098081398" calcext:value-type="float">
            <text:p>0.1356570981</text:p>
          </table:table-cell>
          <table:table-cell table:style-name="ce7" table:formula="of:=1-[.AI27]" office:value-type="float" office:value="0.136374213302676" calcext:value-type="float">
            <text:p>0.1363742133</text:p>
          </table:table-cell>
          <table:table-cell table:style-name="ce7" table:formula="of:=1-[.AJ27]" office:value-type="float" office:value="0.136996920700011" calcext:value-type="float">
            <text:p>0.1369969207</text:p>
          </table:table-cell>
          <table:table-cell table:style-name="ce7" table:formula="of:=1-[.AK27]" office:value-type="float" office:value="0.137536859326115" calcext:value-type="float">
            <text:p>0.1375368593</text:p>
          </table:table-cell>
          <table:table-cell table:style-name="ce7" table:formula="of:=1-[.AL27]" office:value-type="float" office:value="0.138004436882441" calcext:value-type="float">
            <text:p>0.1380044369</text:p>
          </table:table-cell>
          <table:table-cell table:style-name="ce7" table:formula="of:=1-[.AM27]" office:value-type="float" office:value="0.138408905738064" calcext:value-type="float">
            <text:p>0.1384089057</text:p>
          </table:table-cell>
          <table:table-cell table:style-name="ce7" table:formula="of:=1-[.AN27]" office:value-type="float" office:value="0.138758450456607" calcext:value-type="float">
            <text:p>0.1387584505</text:p>
          </table:table-cell>
          <table:table-cell table:style-name="ce7" table:formula="of:=1-[.AO27]" office:value-type="float" office:value="0.139060280519551" calcext:value-type="float">
            <text:p>0.1390602805</text:p>
          </table:table-cell>
          <table:table-cell table:style-name="ce7" table:formula="of:=1-[.AP27]" office:value-type="float" office:value="0.139320723675313" calcext:value-type="float">
            <text:p>0.1393207237</text:p>
          </table:table-cell>
          <table:table-cell table:style-name="ce7" table:formula="of:=1-[.AQ27]" office:value-type="float" office:value="0.139545316738187" calcext:value-type="float">
            <text:p>0.1395453167</text:p>
          </table:table-cell>
          <table:table-cell table:style-name="ce7" table:formula="of:=1-[.AR27]" office:value-type="float" office:value="0.139738891746839" calcext:value-type="float">
            <text:p>0.1397388917</text:p>
          </table:table-cell>
          <table:table-cell table:style-name="ce7" table:formula="of:=1-[.AS27]" office:value-type="float" office:value="0.139905656214844" calcext:value-type="float">
            <text:p>0.1399056562</text:p>
          </table:table-cell>
          <table:table-cell table:style-name="ce7" table:formula="of:=1-[.AT27]" office:value-type="float" office:value="0.140049266812787" calcext:value-type="float">
            <text:p>0.1400492668</text:p>
          </table:table-cell>
          <table:table-cell table:style-name="ce7" table:formula="of:=1-[.AU27]" office:value-type="float" office:value="0.14017289625649" calcext:value-type="float">
            <text:p>0.1401728963</text:p>
          </table:table-cell>
          <table:table-cell table:style-name="ce7" table:formula="of:=1-[.AV27]" office:value-type="float" office:value="0.140279293477135" calcext:value-type="float">
            <text:p>0.1402792935</text:p>
          </table:table-cell>
          <table:table-cell table:style-name="ce7" table:formula="of:=1-[.AW27]" office:value-type="float" office:value="0.140370837348455" calcext:value-type="float">
            <text:p>0.1403708373</text:p>
          </table:table-cell>
          <table:table-cell table:style-name="ce7" table:formula="of:=1-[.AX27]" office:value-type="float" office:value="0.140449584369794" calcext:value-type="float">
            <text:p>0.1404495844</text:p>
          </table:table-cell>
          <table:table-cell table:style-name="ce7" table:formula="of:=1-[.AY27]" office:value-type="float" office:value="0.140517310772305" calcext:value-type="float">
            <text:p>0.1405173108</text:p>
          </table:table-cell>
          <table:table-cell table:style-name="ce7" table:formula="of:=1-[.AZ27]" office:value-type="float" office:value="0.140575549544793" calcext:value-type="float">
            <text:p>0.1405755495</text:p>
          </table:table-cell>
          <table:table-cell table:style-name="ce7" table:formula="of:=1-[.BA27]" office:value-type="float" office:value="0.140625622877955" calcext:value-type="float">
            <text:p>0.1406256229</text:p>
          </table:table-cell>
          <table:table-cell table:style-name="ce7" table:formula="of:=1-[.BB27]" office:value-type="float" office:value="0.140668670510066" calcext:value-type="float">
            <text:p>0.1406686705</text:p>
          </table:table-cell>
          <table:table-cell table:style-name="ce7" table:formula="of:=1-[.BC27]" office:value-type="float" office:value="0.140705674430207" calcext:value-type="float">
            <text:p>0.1407056744</text:p>
          </table:table-cell>
          <table:table-cell table:style-name="ce7" table:formula="of:=1-[.BD27]" office:value-type="float" office:value="0.140737480361723" calcext:value-type="float">
            <text:p>0.1407374804</text:p>
          </table:table-cell>
          <table:table-cell table:style-name="ce7" table:formula="of:=1-[.BE27]" office:value-type="float" office:value="0.140764816412206" calcext:value-type="float">
            <text:p>0.1407648164</text:p>
          </table:table-cell>
          <table:table-cell table:style-name="ce7" table:formula="of:=1-[.BF27]" office:value-type="float" office:value="0.140788309239095" calcext:value-type="float">
            <text:p>0.1407883092</text:p>
          </table:table-cell>
          <table:table-cell table:style-name="ce7" table:formula="of:=1-[.BG27]" office:value-type="float" office:value="0.140808498043759" calcext:value-type="float">
            <text:p>0.140808498</text:p>
          </table:table-cell>
          <table:table-cell table:style-name="ce7" table:formula="of:=1-[.BH27]" office:value-type="float" office:value="0.140825846672388" calcext:value-type="float">
            <text:p>0.1408258467</text:p>
          </table:table-cell>
          <table:table-cell table:style-name="ce7" table:formula="of:=1-[.BI27]" office:value-type="float" office:value="0.140840754069981" calcext:value-type="float">
            <text:p>0.1408407541</text:p>
          </table:table-cell>
          <table:table-cell table:style-name="ce7" table:formula="of:=1-[.BJ27]" office:value-type="float" office:value="0.140853563304328" calcext:value-type="float">
            <text:p>0.1408535633</text:p>
          </table:table-cell>
          <table:table-cell table:style-name="ce7" table:formula="of:=1-[.BK27]" office:value-type="float" office:value="0.140864569350235" calcext:value-type="float">
            <text:p>0.1408645694</text:p>
          </table:table-cell>
          <table:table-cell table:style-name="ce7" table:formula="of:=1-[.BL27]" office:value-type="float" office:value="0.140874025800371" calcext:value-type="float">
            <text:p>0.1408740258</text:p>
          </table:table-cell>
          <table:table-cell table:style-name="ce7" table:formula="of:=1-[.BM27]" office:value-type="float" office:value="0.140882150647854" calcext:value-type="float">
            <text:p>0.1408821506</text:p>
          </table:table-cell>
          <table:table-cell table:style-name="ce7" table:formula="of:=1-[.BN27]" office:value-type="float" office:value="0.140889131266805" calcext:value-type="float">
            <text:p>0.1408891313</text:p>
          </table:table-cell>
          <table:table-cell table:style-name="ce7" table:formula="of:=1-[.BO27]" office:value-type="float" office:value="0.140895128700553" calcext:value-type="float">
            <text:p>0.1408951287</text:p>
          </table:table-cell>
          <table:table-cell table:style-name="ce7" table:formula="of:=1-[.BP27]" office:value-type="float" office:value="0.140900281352537" calcext:value-type="float">
            <text:p>0.1409002814</text:p>
          </table:table-cell>
          <table:table-cell table:style-name="ce7" table:formula="of:=1-[.BQ27]" office:value-type="float" office:value="0.140904708162278" calcext:value-type="float">
            <text:p>0.1409047082</text:p>
          </table:table-cell>
          <table:table-cell table:style-name="ce7" table:formula="of:=1-[.BR27]" office:value-type="float" office:value="0.140908511337583" calcext:value-type="float">
            <text:p>0.1409085113</text:p>
          </table:table-cell>
          <table:table-cell table:style-name="ce7" table:formula="of:=1-[.BS27]" office:value-type="float" office:value="0.140911778704566" calcext:value-type="float">
            <text:p>0.1409117787</text:p>
          </table:table-cell>
          <table:table-cell table:style-name="ce7" table:formula="of:=1-[.BT27]" office:value-type="float" office:value="0.140914585728549" calcext:value-type="float">
            <text:p>0.1409145857</text:p>
          </table:table-cell>
          <table:table-cell table:style-name="ce7" table:formula="of:=1-[.BU27]" office:value-type="float" office:value="0.140916997251724" calcext:value-type="float">
            <text:p>0.1409169973</text:p>
          </table:table-cell>
          <table:table-cell table:style-name="ce7" table:formula="of:=1-[.BV27]" office:value-type="float" office:value="0.140919068987058" calcext:value-type="float">
            <text:p>0.140919069</text:p>
          </table:table-cell>
          <table:table-cell table:style-name="ce7" table:formula="of:=1-[.BW27]" office:value-type="float" office:value="0.140920848802511" calcext:value-type="float">
            <text:p>0.1409208488</text:p>
          </table:table-cell>
          <table:table-cell table:style-name="ce7" table:formula="of:=1-[.BX27]" office:value-type="float" office:value="0.140922377824885" calcext:value-type="float">
            <text:p>0.1409223778</text:p>
          </table:table-cell>
          <table:table-cell table:style-name="ce7" table:formula="of:=1-[.BY27]" office:value-type="float" office:value="0.14092369138857" calcext:value-type="float">
            <text:p>0.1409236914</text:p>
          </table:table-cell>
          <table:table-cell table:style-name="ce7" table:formula="of:=1-[.BZ27]" office:value-type="float" office:value="0.140924819850919" calcext:value-type="float">
            <text:p>0.1409248199</text:p>
          </table:table-cell>
          <table:table-cell table:style-name="ce7" table:formula="of:=1-[.CA27]" office:value-type="float" office:value="0.140925789292965" calcext:value-type="float">
            <text:p>0.1409257893</text:p>
          </table:table-cell>
          <table:table-cell table:style-name="ce7" table:formula="of:=1-[.CB27]" office:value-type="float" office:value="0.140926622121566" calcext:value-type="float">
            <text:p>0.1409266221</text:p>
          </table:table-cell>
          <table:table-cell table:style-name="ce7" table:formula="of:=1-[.CC27]" office:value-type="float" office:value="0.14092733758683" calcext:value-type="float">
            <text:p>0.1409273376</text:p>
          </table:table-cell>
          <table:table-cell table:style-name="ce7" table:formula="of:=1-[.CD27]" office:value-type="float" office:value="0.140927952226714" calcext:value-type="float">
            <text:p>0.1409279522</text:p>
          </table:table-cell>
          <table:table-cell table:style-name="ce7" table:formula="of:=1-[.CE27]" office:value-type="float" office:value="0.140928480249047" calcext:value-type="float">
            <text:p>0.1409284802</text:p>
          </table:table-cell>
          <table:table-cell table:style-name="ce7" table:formula="of:=1-[.CF27]" office:value-type="float" office:value="0.140928933859757" calcext:value-type="float">
            <text:p>0.1409289339</text:p>
          </table:table-cell>
          <table:table-cell table:style-name="ce7" table:formula="of:=1-[.CG27]" office:value-type="float" office:value="0.140929323544894" calcext:value-type="float">
            <text:p>0.1409293235</text:p>
          </table:table-cell>
          <table:table-cell table:style-name="ce7" table:formula="of:=1-[.CH27]" office:value-type="float" office:value="0.140929658312929" calcext:value-type="float">
            <text:p>0.1409296583</text:p>
          </table:table-cell>
          <table:table-cell table:style-name="ce7" table:formula="of:=1-[.CI27]" office:value-type="float" office:value="0.140929945902927" calcext:value-type="float">
            <text:p>0.1409299459</text:p>
          </table:table-cell>
          <table:table-cell table:style-name="ce7" table:formula="of:=1-[.CJ27]" office:value-type="float" office:value="0.140930192963405" calcext:value-type="float">
            <text:p>0.140930193</text:p>
          </table:table-cell>
          <table:table-cell table:style-name="ce7" table:formula="of:=1-[.CK27]" office:value-type="float" office:value="0.140930405205988" calcext:value-type="float">
            <text:p>0.1409304052</text:p>
          </table:table-cell>
          <table:table-cell table:style-name="ce7" table:formula="of:=1-[.CL27]" office:value-type="float" office:value="0.140930587537422" calcext:value-type="float">
            <text:p>0.1409305875</text:p>
          </table:table-cell>
          <table:table-cell table:style-name="ce7" table:formula="of:=1-[.CM27]" office:value-type="float" office:value="0.14093074417299" calcext:value-type="float">
            <text:p>0.1409307442</text:p>
          </table:table-cell>
          <table:table-cell table:style-name="ce7" table:formula="of:=1-[.CN27]" office:value-type="float" office:value="0.140930878733946" calcext:value-type="float">
            <text:p>0.1409308787</text:p>
          </table:table-cell>
          <table:table-cell table:style-name="ce7" table:formula="of:=1-[.CO27]" office:value-type="float" office:value="0.140930994331223" calcext:value-type="float">
            <text:p>0.1409309943</text:p>
          </table:table-cell>
          <table:table-cell table:style-name="ce7" table:formula="of:=1-[.CP27]" office:value-type="float" office:value="0.140931093637346" calcext:value-type="float">
            <text:p>0.1409310936</text:p>
          </table:table-cell>
          <table:table-cell table:style-name="ce7" table:formula="of:=1-[.CQ27]" office:value-type="float" office:value="0.14093117894821" calcext:value-type="float">
            <text:p>0.1409311789</text:p>
          </table:table-cell>
          <table:table-cell table:style-name="ce7" table:formula="of:=1-[.CR27]" office:value-type="float" office:value="0.140931252236159" calcext:value-type="float">
            <text:p>0.1409312522</text:p>
          </table:table-cell>
          <table:table-cell table:style-name="ce7" table:formula="of:=1-[.CS27]" office:value-type="float" office:value="0.14093131519558" calcext:value-type="float">
            <text:p>0.1409313152</text:p>
          </table:table-cell>
          <table:table-cell table:style-name="ce7" table:formula="of:=1-[.CT27]" office:value-type="float" office:value="0.140931369282072" calcext:value-type="float">
            <text:p>0.1409313693</text:p>
          </table:table-cell>
          <table:table-cell table:style-name="ce7" table:formula="of:=1-[.CU27]" office:value-type="float" office:value="0.140931415746099" calcext:value-type="float">
            <text:p>0.1409314157</text:p>
          </table:table-cell>
          <table:table-cell table:style-name="ce7" table:formula="of:=1-[.CV27]" office:value-type="float" office:value="0.140931455661899" calcext:value-type="float">
            <text:p>0.1409314557</text:p>
          </table:table-cell>
          <table:table-cell table:style-name="ce7" table:formula="of:=1-[.CW27]" office:value-type="float" office:value="0.140931489952317" calcext:value-type="float">
            <text:p>0.14093149</text:p>
          </table:table-cell>
          <table:table-cell table:style-name="ce7" table:formula="of:=1-[.CX27]" office:value-type="float" office:value="0.140931519410143" calcext:value-type="float">
            <text:p>0.1409315194</text:p>
          </table:table-cell>
          <table:table-cell table:style-name="ce7" table:formula="of:=1-[.CY27]" office:value-type="float" office:value="0.140931544716437" calcext:value-type="float">
            <text:p>0.1409315447</text:p>
          </table:table-cell>
          <table:table-cell table:style-name="ce7" table:formula="of:=1-[.CZ27]" office:value-type="float" office:value="0.140931566456282" calcext:value-type="float">
            <text:p>0.1409315665</text:p>
          </table:table-cell>
          <table:table-cell table:style-name="ce7" table:formula="of:=1-[.DA27]" office:value-type="float" office:value="0.140931585132298" calcext:value-type="float">
            <text:p>0.1409315851</text:p>
          </table:table-cell>
          <table:table-cell table:style-name="ce7" table:formula="of:=1-[.DB27]" office:value-type="float" office:value="0.140931601176276" calcext:value-type="float">
            <text:p>0.1409316012</text:p>
          </table:table-cell>
          <table:table-cell table:style-name="ce7" table:formula="of:=1-[.DC27]" office:value-type="float" office:value="0.140931614959153" calcext:value-type="float">
            <text:p>0.140931615</text:p>
          </table:table-cell>
          <table:table-cell table:style-name="ce7" table:formula="of:=1-[.DD27]" office:value-type="float" office:value="0.140931626799587" calcext:value-type="float">
            <text:p>0.1409316268</text:p>
          </table:table-cell>
          <table:table-cell table:style-name="ce7" table:formula="of:=1-[.DE27]" office:value-type="float" office:value="0.14093163697133" calcext:value-type="float">
            <text:p>0.140931637</text:p>
          </table:table-cell>
          <table:table-cell table:style-name="ce7" table:formula="of:=1-[.DF27]" office:value-type="float" office:value="0.140931645709554" calcext:value-type="float">
            <text:p>0.1409316457</text:p>
          </table:table-cell>
          <table:table-cell table:style-name="ce7" table:formula="of:=1-[.DG27]" office:value-type="float" office:value="0.140931653216286" calcext:value-type="float">
            <text:p>0.1409316532</text:p>
          </table:table-cell>
          <table:table-cell table:style-name="ce7" table:formula="of:=1-[.DH27]" office:value-type="float" office:value="0.140931659665083" calcext:value-type="float">
            <text:p>0.1409316597</text:p>
          </table:table-cell>
          <table:table-cell table:style-name="ce7" table:formula="of:=1-[.DI27]" office:value-type="float" office:value="0.14093166520504" calcext:value-type="float">
            <text:p>0.1409316652</text:p>
          </table:table-cell>
          <table:table-cell table:style-name="ce7" table:formula="of:=1-[.DJ27]" office:value-type="float" office:value="0.140931669964242" calcext:value-type="float">
            <text:p>0.14093167</text:p>
          </table:table-cell>
          <table:table-cell table:style-name="ce7" table:formula="of:=1-[.DK27]" office:value-type="float" office:value="0.140931674052721" calcext:value-type="float">
            <text:p>0.1409316741</text:p>
          </table:table-cell>
          <table:table-cell table:style-name="ce7" table:formula="of:=1-[.DL27]" office:value-type="float" office:value="0.140931677565005" calcext:value-type="float">
            <text:p>0.1409316776</text:p>
          </table:table-cell>
          <table:table-cell table:style-name="ce7" table:formula="of:=1-[.DM27]" office:value-type="float" office:value="0.140931680582296" calcext:value-type="float">
            <text:p>0.1409316806</text:p>
          </table:table-cell>
          <table:table-cell table:style-name="ce7" table:formula="of:=1-[.DN27]" office:value-type="float" office:value="0.140931683174355" calcext:value-type="float">
            <text:p>0.1409316832</text:p>
          </table:table-cell>
          <table:table-cell table:style-name="ce7" table:formula="of:=1-[.DO27]" office:value-type="float" office:value="0.140931685401112" calcext:value-type="float">
            <text:p>0.1409316854</text:p>
          </table:table-cell>
          <table:table-cell table:style-name="ce7" table:formula="of:=1-[.DP27]" office:value-type="float" office:value="0.140931687314048" calcext:value-type="float">
            <text:p>0.1409316873</text:p>
          </table:table-cell>
          <table:table-cell table:style-name="ce7" table:formula="of:=1-[.DQ27]" office:value-type="float" office:value="0.140931688957391" calcext:value-type="float">
            <text:p>0.140931689</text:p>
          </table:table-cell>
          <table:table-cell table:style-name="ce7" table:formula="of:=1-[.DR27]" office:value-type="float" office:value="0.140931690369134" calcext:value-type="float">
            <text:p>0.1409316904</text:p>
          </table:table-cell>
          <table:table-cell table:style-name="ce7" table:formula="of:=1-[.DS27]" office:value-type="float" office:value="0.140931691581918" calcext:value-type="float">
            <text:p>0.1409316916</text:p>
          </table:table-cell>
          <table:table-cell table:style-name="ce7" table:formula="of:=1-[.DT27]" office:value-type="float" office:value="0.140931692623783" calcext:value-type="float">
            <text:p>0.1409316926</text:p>
          </table:table-cell>
          <table:table-cell table:style-name="ce7" table:formula="of:=1-[.DU27]" office:value-type="float" office:value="0.140931693518815" calcext:value-type="float">
            <text:p>0.1409316935</text:p>
          </table:table-cell>
          <table:table-cell table:style-name="ce7" table:formula="of:=1-[.DV27]" office:value-type="float" office:value="0.14093169428771" calcext:value-type="float">
            <text:p>0.1409316943</text:p>
          </table:table-cell>
          <table:table-cell table:style-name="ce7" table:formula="of:=1-[.DW27]" office:value-type="float" office:value="0.140931694948242" calcext:value-type="float">
            <text:p>0.1409316949</text:p>
          </table:table-cell>
          <table:table-cell table:style-name="ce7" table:formula="of:=1-[.DX27]" office:value-type="float" office:value="0.140931695515685" calcext:value-type="float">
            <text:p>0.1409316955</text:p>
          </table:table-cell>
          <table:table-cell table:style-name="ce7" table:formula="of:=1-[.DY27]" office:value-type="float" office:value="0.140931696003157" calcext:value-type="float">
            <text:p>0.140931696</text:p>
          </table:table-cell>
          <table:table-cell table:style-name="ce7" table:formula="of:=1-[.DZ27]" office:value-type="float" office:value="0.140931696421929" calcext:value-type="float">
            <text:p>0.1409316964</text:p>
          </table:table-cell>
          <table:table-cell table:style-name="ce7" table:formula="of:=1-[.EA27]" office:value-type="float" office:value="0.140931696781682" calcext:value-type="float">
            <text:p>0.1409316968</text:p>
          </table:table-cell>
          <table:table-cell table:style-name="ce7" table:formula="of:=1-[.EB27]" office:value-type="float" office:value="0.140931697090736" calcext:value-type="float">
            <text:p>0.1409316971</text:p>
          </table:table-cell>
          <table:table-cell table:style-name="ce7" table:formula="of:=1-[.EC27]" office:value-type="float" office:value="0.140931697356233" calcext:value-type="float">
            <text:p>0.1409316974</text:p>
          </table:table-cell>
          <table:table-cell table:style-name="ce7" table:formula="of:=1-[.ED27]" office:value-type="float" office:value="0.140931697584313" calcext:value-type="float">
            <text:p>0.1409316976</text:p>
          </table:table-cell>
          <table:table-cell table:style-name="ce7" table:formula="of:=1-[.EE27]" office:value-type="float" office:value="0.140931697780251" calcext:value-type="float">
            <text:p>0.1409316978</text:p>
          </table:table-cell>
          <table:table-cell table:style-name="ce7" table:formula="of:=1-[.EF27]" office:value-type="float" office:value="0.140931697948573" calcext:value-type="float">
            <text:p>0.1409316979</text:p>
          </table:table-cell>
          <table:table-cell table:style-name="ce7" table:formula="of:=1-[.EG27]" office:value-type="float" office:value="0.140931698093175" calcext:value-type="float">
            <text:p>0.1409316981</text:p>
          </table:table-cell>
          <table:table-cell table:style-name="ce7" table:formula="of:=1-[.EH27]" office:value-type="float" office:value="0.140931698217397" calcext:value-type="float">
            <text:p>0.1409316982</text:p>
          </table:table-cell>
          <table:table-cell table:style-name="ce7" table:formula="of:=1-[.EI27]" office:value-type="float" office:value="0.140931698324112" calcext:value-type="float">
            <text:p>0.1409316983</text:p>
          </table:table-cell>
          <table:table-cell table:style-name="ce7" table:formula="of:=1-[.EJ27]" office:value-type="float" office:value="0.140931698415787" calcext:value-type="float">
            <text:p>0.1409316984</text:p>
          </table:table-cell>
          <table:table-cell table:style-name="ce7" table:formula="of:=1-[.EK27]" office:value-type="float" office:value="0.140931698494543" calcext:value-type="float">
            <text:p>0.1409316985</text:p>
          </table:table-cell>
          <table:table-cell table:style-name="ce7" table:formula="of:=1-[.EL27]" office:value-type="float" office:value="0.1409316985622" calcext:value-type="float">
            <text:p>0.1409316986</text:p>
          </table:table-cell>
          <table:table-cell table:style-name="ce7" table:formula="of:=1-[.EM27]" office:value-type="float" office:value="0.140931698620321" calcext:value-type="float">
            <text:p>0.1409316986</text:p>
          </table:table-cell>
          <table:table-cell table:style-name="ce7" table:formula="of:=1-[.EN27]" office:value-type="float" office:value="0.140931698670252" calcext:value-type="float">
            <text:p>0.1409316987</text:p>
          </table:table-cell>
          <table:table-cell table:style-name="ce7" table:formula="of:=1-[.EO27]" office:value-type="float" office:value="0.140931698713146" calcext:value-type="float">
            <text:p>0.1409316987</text:p>
          </table:table-cell>
          <table:table-cell table:style-name="ce7" table:formula="of:=1-[.EP27]" office:value-type="float" office:value="0.140931698749994" calcext:value-type="float">
            <text:p>0.1409316987</text:p>
          </table:table-cell>
          <table:table-cell table:style-name="ce7" table:formula="of:=1-[.EQ27]" office:value-type="float" office:value="0.140931698781649" calcext:value-type="float">
            <text:p>0.1409316988</text:p>
          </table:table-cell>
          <table:table-cell table:style-name="ce7" table:formula="of:=1-[.ER27]" office:value-type="float" office:value="0.140931698808843" calcext:value-type="float">
            <text:p>0.1409316988</text:p>
          </table:table-cell>
          <table:table-cell table:style-name="ce7" table:formula="of:=1-[.ES27]" office:value-type="float" office:value="0.140931698832205" calcext:value-type="float">
            <text:p>0.1409316988</text:p>
          </table:table-cell>
          <table:table-cell table:style-name="ce7" table:formula="of:=1-[.ET27]" office:value-type="float" office:value="0.140931698852274" calcext:value-type="float">
            <text:p>0.1409316989</text:p>
          </table:table-cell>
          <table:table-cell table:style-name="ce7" table:formula="of:=1-[.EU27]" office:value-type="float" office:value="0.140931698869515" calcext:value-type="float">
            <text:p>0.1409316989</text:p>
          </table:table-cell>
          <table:table-cell table:style-name="ce7" table:formula="of:=1-[.EV27]" office:value-type="float" office:value="0.140931698884327" calcext:value-type="float">
            <text:p>0.1409316989</text:p>
          </table:table-cell>
          <table:table-cell table:style-name="ce7" table:formula="of:=1-[.EW27]" office:value-type="float" office:value="0.14093169889705" calcext:value-type="float">
            <text:p>0.1409316989</text:p>
          </table:table-cell>
          <table:table-cell table:style-name="ce7" table:formula="of:=1-[.EX27]" office:value-type="float" office:value="0.140931698907981" calcext:value-type="float">
            <text:p>0.1409316989</text:p>
          </table:table-cell>
          <table:table-cell table:style-name="ce7" table:formula="of:=1-[.EY27]" office:value-type="float" office:value="0.140931698917371" calcext:value-type="float">
            <text:p>0.1409316989</text:p>
          </table:table-cell>
          <table:table-cell table:style-name="ce7" table:formula="of:=1-[.EZ27]" office:value-type="float" office:value="0.140931698925437" calcext:value-type="float">
            <text:p>0.1409316989</text:p>
          </table:table-cell>
          <table:table-cell table:style-name="ce7" table:formula="of:=1-[.FA27]" office:value-type="float" office:value="0.140931698932368" calcext:value-type="float">
            <text:p>0.1409316989</text:p>
          </table:table-cell>
          <table:table-cell table:style-name="ce7" table:formula="of:=1-[.FB27]" office:value-type="float" office:value="0.140931698938321" calcext:value-type="float">
            <text:p>0.1409316989</text:p>
          </table:table-cell>
          <table:table-cell table:style-name="ce7" table:formula="of:=1-[.FC27]" office:value-type="float" office:value="0.140931698943435" calcext:value-type="float">
            <text:p>0.1409316989</text:p>
          </table:table-cell>
          <table:table-cell table:style-name="ce7" table:formula="of:=1-[.FD27]" office:value-type="float" office:value="0.140931698947829" calcext:value-type="float">
            <text:p>0.1409316989</text:p>
          </table:table-cell>
          <table:table-cell table:style-name="ce7" table:formula="of:=1-[.FE27]" office:value-type="float" office:value="0.140931698951603" calcext:value-type="float">
            <text:p>0.140931699</text:p>
          </table:table-cell>
          <table:table-cell table:style-name="ce7" table:formula="of:=1-[.FF27]" office:value-type="float" office:value="0.140931698954845" calcext:value-type="float">
            <text:p>0.140931699</text:p>
          </table:table-cell>
          <table:table-cell table:style-name="ce7" table:formula="of:=1-[.FG27]" office:value-type="float" office:value="0.14093169895763" calcext:value-type="float">
            <text:p>0.140931699</text:p>
          </table:table-cell>
          <table:table-cell table:style-name="ce7" table:formula="of:=1-[.FH27]" office:value-type="float" office:value="0.140931698960023" calcext:value-type="float">
            <text:p>0.140931699</text:p>
          </table:table-cell>
          <table:table-cell table:style-name="ce7" table:formula="of:=1-[.FI27]" office:value-type="float" office:value="0.140931698962079" calcext:value-type="float">
            <text:p>0.140931699</text:p>
          </table:table-cell>
          <table:table-cell table:style-name="ce7" table:formula="of:=1-[.FJ27]" office:value-type="float" office:value="0.140931698963845" calcext:value-type="float">
            <text:p>0.140931699</text:p>
          </table:table-cell>
          <table:table-cell table:style-name="ce7" table:formula="of:=1-[.FK27]" office:value-type="float" office:value="0.140931698965362" calcext:value-type="float">
            <text:p>0.140931699</text:p>
          </table:table-cell>
          <table:table-cell table:style-name="ce7" table:formula="of:=1-[.FL27]" office:value-type="float" office:value="0.140931698966665" calcext:value-type="float">
            <text:p>0.140931699</text:p>
          </table:table-cell>
          <table:table-cell table:style-name="ce7" table:formula="of:=1-[.FM27]" office:value-type="float" office:value="0.140931698967785" calcext:value-type="float">
            <text:p>0.140931699</text:p>
          </table:table-cell>
          <table:table-cell table:style-name="ce7" table:formula="of:=1-[.FN27]" office:value-type="float" office:value="0.140931698968747" calcext:value-type="float">
            <text:p>0.140931699</text:p>
          </table:table-cell>
          <table:table-cell table:style-name="ce7" table:formula="of:=1-[.FO27]" office:value-type="float" office:value="0.140931698969573" calcext:value-type="float">
            <text:p>0.140931699</text:p>
          </table:table-cell>
          <table:table-cell table:style-name="ce7" table:formula="of:=1-[.FP27]" office:value-type="float" office:value="0.140931698970283" calcext:value-type="float">
            <text:p>0.140931699</text:p>
          </table:table-cell>
          <table:table-cell table:style-name="ce7" table:formula="of:=1-[.FQ27]" office:value-type="float" office:value="0.140931698970893" calcext:value-type="float">
            <text:p>0.140931699</text:p>
          </table:table-cell>
          <table:table-cell table:style-name="ce7" table:formula="of:=1-[.FR27]" office:value-type="float" office:value="0.140931698971416" calcext:value-type="float">
            <text:p>0.140931699</text:p>
          </table:table-cell>
          <table:table-cell table:style-name="ce7" table:formula="of:=1-[.FS27]" office:value-type="float" office:value="0.140931698971866" calcext:value-type="float">
            <text:p>0.140931699</text:p>
          </table:table-cell>
          <table:table-cell table:style-name="ce7" table:formula="of:=1-[.FT27]" office:value-type="float" office:value="0.140931698972253" calcext:value-type="float">
            <text:p>0.140931699</text:p>
          </table:table-cell>
          <table:table-cell table:style-name="ce7" table:formula="of:=1-[.FU27]" office:value-type="float" office:value="0.140931698972585" calcext:value-type="float">
            <text:p>0.140931699</text:p>
          </table:table-cell>
          <table:table-cell table:style-name="ce7" table:formula="of:=1-[.FV27]" office:value-type="float" office:value="0.14093169897287" calcext:value-type="float">
            <text:p>0.140931699</text:p>
          </table:table-cell>
          <table:table-cell table:style-name="ce7" table:formula="of:=1-[.FW27]" office:value-type="float" office:value="0.140931698973115" calcext:value-type="float">
            <text:p>0.140931699</text:p>
          </table:table-cell>
          <table:table-cell table:style-name="ce7" table:formula="of:=1-[.FX27]" office:value-type="float" office:value="0.140931698973326" calcext:value-type="float">
            <text:p>0.140931699</text:p>
          </table:table-cell>
          <table:table-cell table:style-name="ce7" table:formula="of:=1-[.FY27]" office:value-type="float" office:value="0.140931698973507" calcext:value-type="float">
            <text:p>0.140931699</text:p>
          </table:table-cell>
          <table:table-cell table:style-name="ce7" table:formula="of:=1-[.FZ27]" office:value-type="float" office:value="0.140931698973662" calcext:value-type="float">
            <text:p>0.140931699</text:p>
          </table:table-cell>
          <table:table-cell table:style-name="ce7" table:formula="of:=1-[.GA27]" office:value-type="float" office:value="0.140931698973795" calcext:value-type="float">
            <text:p>0.140931699</text:p>
          </table:table-cell>
          <table:table-cell table:style-name="ce7" table:formula="of:=1-[.GB27]" office:value-type="float" office:value="0.14093169897391" calcext:value-type="float">
            <text:p>0.140931699</text:p>
          </table:table-cell>
          <table:table-cell table:style-name="ce7" table:formula="of:=1-[.GC27]" office:value-type="float" office:value="0.140931698974009" calcext:value-type="float">
            <text:p>0.140931699</text:p>
          </table:table-cell>
          <table:table-cell table:style-name="ce7" table:formula="of:=1-[.GD27]" office:value-type="float" office:value="0.140931698974094" calcext:value-type="float">
            <text:p>0.140931699</text:p>
          </table:table-cell>
          <table:table-cell table:style-name="ce7" table:formula="of:=1-[.GE27]" office:value-type="float" office:value="0.140931698974166" calcext:value-type="float">
            <text:p>0.140931699</text:p>
          </table:table-cell>
          <table:table-cell table:style-name="ce7" table:formula="of:=1-[.GF27]" office:value-type="float" office:value="0.140931698974229" calcext:value-type="float">
            <text:p>0.140931699</text:p>
          </table:table-cell>
          <table:table-cell table:style-name="ce7" table:formula="of:=1-[.GG27]" office:value-type="float" office:value="0.140931698974283" calcext:value-type="float">
            <text:p>0.140931699</text:p>
          </table:table-cell>
          <table:table-cell table:style-name="ce7" table:formula="of:=1-[.GH27]" office:value-type="float" office:value="0.140931698974328" calcext:value-type="float">
            <text:p>0.140931699</text:p>
          </table:table-cell>
          <table:table-cell table:style-name="ce7" table:formula="of:=1-[.GI27]" office:value-type="float" office:value="0.140931698974368" calcext:value-type="float">
            <text:p>0.140931699</text:p>
          </table:table-cell>
          <table:table-cell table:style-name="ce7" table:formula="of:=1-[.GJ27]" office:value-type="float" office:value="0.140931698974402" calcext:value-type="float">
            <text:p>0.140931699</text:p>
          </table:table-cell>
          <table:table-cell table:style-name="ce7" table:formula="of:=1-[.GK27]" office:value-type="float" office:value="0.140931698974431" calcext:value-type="float">
            <text:p>0.140931699</text:p>
          </table:table-cell>
          <table:table-cell table:style-name="ce7" table:formula="of:=1-[.GL27]" office:value-type="float" office:value="0.140931698974456" calcext:value-type="float">
            <text:p>0.140931699</text:p>
          </table:table-cell>
          <table:table-cell table:style-name="ce7" table:formula="of:=1-[.GM27]" office:value-type="float" office:value="0.140931698974478" calcext:value-type="float">
            <text:p>0.140931699</text:p>
          </table:table-cell>
          <table:table-cell table:style-name="ce7" table:formula="of:=1-[.GN27]" office:value-type="float" office:value="0.140931698974496" calcext:value-type="float">
            <text:p>0.140931699</text:p>
          </table:table-cell>
          <table:table-cell table:style-name="ce7" table:formula="of:=1-[.GO27]" office:value-type="float" office:value="0.140931698974513" calcext:value-type="float">
            <text:p>0.140931699</text:p>
          </table:table-cell>
          <table:table-cell table:style-name="ce7" table:formula="of:=1-[.GP27]" office:value-type="float" office:value="0.140931698974526" calcext:value-type="float">
            <text:p>0.140931699</text:p>
          </table:table-cell>
          <table:table-cell table:style-name="ce7" table:formula="of:=1-[.GQ27]" office:value-type="float" office:value="0.140931698974538" calcext:value-type="float">
            <text:p>0.140931699</text:p>
          </table:table-cell>
          <table:table-cell table:style-name="ce7" table:formula="of:=1-[.GR27]" office:value-type="float" office:value="0.140931698974548" calcext:value-type="float">
            <text:p>0.140931699</text:p>
          </table:table-cell>
        </table:table-row>
        <table:table-row table:style-name="ro1">
          <table:table-cell/>
          <table:table-cell table:style-name="ce7" office:value-type="string" calcext:value-type="string">
            <text:p>Number infections</text:p>
          </table:table-cell>
          <table:table-cell table:style-name="ce7" table:formula="of:=[.C28]*[.C23]" office:value-type="float" office:value="11.8509962574938" calcext:value-type="float">
            <text:p>11.8509962575</text:p>
          </table:table-cell>
          <table:table-cell table:style-name="ce7" table:formula="of:=[.D28]*[.D23]" office:value-type="float" office:value="12.8437082212863" calcext:value-type="float">
            <text:p>12.8437082213</text:p>
          </table:table-cell>
          <table:table-cell table:style-name="ce7" table:formula="of:=[.E28]*[.E23]" office:value-type="float" office:value="13.8225529599821" calcext:value-type="float">
            <text:p>13.82255296</text:p>
          </table:table-cell>
          <table:table-cell table:style-name="ce7" table:formula="of:=[.F28]*[.F23]" office:value-type="float" office:value="14.7637770383506" calcext:value-type="float">
            <text:p>14.7637770384</text:p>
          </table:table-cell>
          <table:table-cell table:style-name="ce7" table:formula="of:=[.G28]*[.G23]" office:value-type="float" office:value="15.6412542038952" calcext:value-type="float">
            <text:p>15.6412542039</text:p>
          </table:table-cell>
          <table:table-cell table:style-name="ce7" table:formula="of:=[.H28]*[.H23]" office:value-type="float" office:value="16.4276152337273" calcext:value-type="float">
            <text:p>16.4276152337</text:p>
          </table:table-cell>
          <table:table-cell table:style-name="ce7" table:formula="of:=[.I28]*[.I23]" office:value-type="float" office:value="17.0957209892881" calcext:value-type="float">
            <text:p>17.0957209893</text:p>
          </table:table-cell>
          <table:table-cell table:style-name="ce7" table:formula="of:=[.J28]*[.J23]" office:value-type="float" office:value="17.62038593824" calcext:value-type="float">
            <text:p>17.6203859382</text:p>
          </table:table-cell>
          <table:table-cell table:style-name="ce7" table:formula="of:=[.K28]*[.K23]" office:value-type="float" office:value="17.9801990251282" calcext:value-type="float">
            <text:p>17.9801990251</text:p>
          </table:table-cell>
          <table:table-cell table:style-name="ce7" table:formula="of:=[.L28]*[.L23]" office:value-type="float" office:value="18.1592421713685" calcext:value-type="float">
            <text:p>18.1592421714</text:p>
          </table:table-cell>
          <table:table-cell table:style-name="ce7" table:formula="of:=[.M28]*[.M23]" office:value-type="float" office:value="18.1484882981838" calcext:value-type="float">
            <text:p>18.1484882982</text:p>
          </table:table-cell>
          <table:table-cell table:style-name="ce7" table:formula="of:=[.N28]*[.N23]" office:value-type="float" office:value="17.9466808980004" calcext:value-type="float">
            <text:p>17.946680898</text:p>
          </table:table-cell>
          <table:table-cell table:style-name="ce7" table:formula="of:=[.O28]*[.O23]" office:value-type="float" office:value="17.5605575544601" calcext:value-type="float">
            <text:p>17.5605575545</text:p>
          </table:table-cell>
          <table:table-cell table:style-name="ce7" table:formula="of:=[.P28]*[.P23]" office:value-type="float" office:value="17.0043712948107" calcext:value-type="float">
            <text:p>17.0043712948</text:p>
          </table:table-cell>
          <table:table-cell table:style-name="ce7" table:formula="of:=[.Q28]*[.Q23]" office:value-type="float" office:value="16.2987676469882" calcext:value-type="float">
            <text:p>16.298767647</text:p>
          </table:table-cell>
          <table:table-cell table:style-name="ce7" table:formula="of:=[.R28]*[.R23]" office:value-type="float" office:value="15.4691687673179" calcext:value-type="float">
            <text:p>15.4691687673</text:p>
          </table:table-cell>
          <table:table-cell table:style-name="ce7" table:formula="of:=[.S28]*[.S23]" office:value-type="float" office:value="14.5438786270384" calcext:value-type="float">
            <text:p>14.543878627</text:p>
          </table:table-cell>
          <table:table-cell table:style-name="ce7" table:formula="of:=[.T28]*[.T23]" office:value-type="float" office:value="13.5521434137336" calcext:value-type="float">
            <text:p>13.5521434137</text:p>
          </table:table-cell>
          <table:table-cell table:style-name="ce7" table:formula="of:=[.U28]*[.U23]" office:value-type="float" office:value="12.5223790925203" calcext:value-type="float">
            <text:p>12.5223790925</text:p>
          </table:table-cell>
          <table:table-cell table:style-name="ce7" table:formula="of:=[.V28]*[.V23]" office:value-type="float" office:value="11.4807238903601" calcext:value-type="float">
            <text:p>11.4807238904</text:p>
          </table:table-cell>
          <table:table-cell table:style-name="ce7" table:formula="of:=[.W28]*[.W23]" office:value-type="float" office:value="10.4500035477504" calcext:value-type="float">
            <text:p>10.4500035478</text:p>
          </table:table-cell>
          <table:table-cell table:style-name="ce7" table:formula="of:=[.X28]*[.X23]" office:value-type="float" office:value="9.44912806479334" calcext:value-type="float">
            <text:p>9.4491280648</text:p>
          </table:table-cell>
          <table:table-cell table:style-name="ce7" table:formula="of:=[.Y28]*[.Y23]" office:value-type="float" office:value="8.49288282478005" calcext:value-type="float">
            <text:p>8.4928828248</text:p>
          </table:table-cell>
          <table:table-cell table:style-name="ce7" table:formula="of:=[.Z28]*[.Z23]" office:value-type="float" office:value="7.5920407657456" calcext:value-type="float">
            <text:p>7.5920407657</text:p>
          </table:table-cell>
          <table:table-cell table:style-name="ce7" table:formula="of:=[.AA28]*[.AA23]" office:value-type="float" office:value="6.75370620400467" calcext:value-type="float">
            <text:p>6.753706204</text:p>
          </table:table-cell>
          <table:table-cell table:style-name="ce7" table:formula="of:=[.AB28]*[.AB23]" office:value-type="float" office:value="5.98180142185696" calcext:value-type="float">
            <text:p>5.9818014219</text:p>
          </table:table-cell>
          <table:table-cell table:style-name="ce7" table:formula="of:=[.AC28]*[.AC23]" office:value-type="float" office:value="5.27761875172951" calcext:value-type="float">
            <text:p>5.2776187517</text:p>
          </table:table-cell>
          <table:table-cell table:style-name="ce7" table:formula="of:=[.AD28]*[.AD23]" office:value-type="float" office:value="4.64037811074063" calcext:value-type="float">
            <text:p>4.6403781107</text:p>
          </table:table-cell>
          <table:table-cell table:style-name="ce7" table:formula="of:=[.AE28]*[.AE23]" office:value-type="float" office:value="4.06774833556251" calcext:value-type="float">
            <text:p>4.0677483356</text:p>
          </table:table-cell>
          <table:table-cell table:style-name="ce7" table:formula="of:=[.AF28]*[.AF23]" office:value-type="float" office:value="3.55630731542912" calcext:value-type="float">
            <text:p>3.5563073154</text:p>
          </table:table-cell>
          <table:table-cell table:style-name="ce7" table:formula="of:=[.AG28]*[.AG23]" office:value-type="float" office:value="3.10192932348876" calcext:value-type="float">
            <text:p>3.1019293235</text:p>
          </table:table-cell>
          <table:table-cell table:style-name="ce7" table:formula="of:=[.AH28]*[.AH23]" office:value-type="float" office:value="2.70009769219384" calcext:value-type="float">
            <text:p>2.7000976922</text:p>
          </table:table-cell>
          <table:table-cell table:style-name="ce7" table:formula="of:=[.AI28]*[.AI23]" office:value-type="float" office:value="2.34614734294002" calcext:value-type="float">
            <text:p>2.3461473429</text:p>
          </table:table-cell>
          <table:table-cell table:style-name="ce7" table:formula="of:=[.AJ28]*[.AJ23]" office:value-type="float" office:value="2.03544528141937" calcext:value-type="float">
            <text:p>2.0354452814</text:p>
          </table:table-cell>
          <table:table-cell table:style-name="ce7" table:formula="of:=[.AK28]*[.AK23]" office:value-type="float" office:value="1.76351872155355" calcext:value-type="float">
            <text:p>1.7635187216</text:p>
          </table:table-cell>
          <table:table-cell table:style-name="ce7" table:formula="of:=[.AL28]*[.AL23]" office:value-type="float" office:value="1.52614066465212" calcext:value-type="float">
            <text:p>1.5261406647</text:p>
          </table:table-cell>
          <table:table-cell table:style-name="ce7" table:formula="of:=[.AM28]*[.AM23]" office:value-type="float" office:value="1.31938207860698" calcext:value-type="float">
            <text:p>1.3193820786</text:p>
          </table:table-cell>
          <table:table-cell table:style-name="ce7" table:formula="of:=[.AN28]*[.AN23]" office:value-type="float" office:value="1.13963869878968" calcext:value-type="float">
            <text:p>1.1396386988</text:p>
          </table:table-cell>
          <table:table-cell table:style-name="ce7" table:formula="of:=[.AO28]*[.AO23]" office:value-type="float" office:value="0.983639185766204" calcext:value-type="float">
            <text:p>0.9836391858</text:p>
          </table:table-cell>
          <table:table-cell table:style-name="ce7" table:formula="of:=[.AP28]*[.AP23]" office:value-type="float" office:value="0.848440100286587" calcext:value-type="float">
            <text:p>0.8484401003</text:p>
          </table:table-cell>
          <table:table-cell table:style-name="ce7" table:formula="of:=[.AQ28]*[.AQ23]" office:value-type="float" office:value="0.731411992261965" calcext:value-type="float">
            <text:p>0.7314119923</text:p>
          </table:table-cell>
          <table:table-cell table:style-name="ce7" table:formula="of:=[.AR28]*[.AR23]" office:value-type="float" office:value="0.630219893950684" calcext:value-type="float">
            <text:p>0.630219894</text:p>
          </table:table-cell>
          <table:table-cell table:style-name="ce7" table:formula="of:=[.AS28]*[.AS23]" office:value-type="float" office:value="0.542800670885726" calcext:value-type="float">
            <text:p>0.5428006709</text:p>
          </table:table-cell>
          <table:table-cell table:style-name="ce7" table:formula="of:=[.AT28]*[.AT23]" office:value-type="float" office:value="0.467339009866295" calcext:value-type="float">
            <text:p>0.4673390099</text:p>
          </table:table-cell>
          <table:table-cell table:style-name="ce7" table:formula="of:=[.AU28]*[.AU23]" office:value-type="float" office:value="0.402243294012194" calcext:value-type="float">
            <text:p>0.402243294</text:p>
          </table:table-cell>
          <table:table-cell table:style-name="ce7" table:formula="of:=[.AV28]*[.AV23]" office:value-type="float" office:value="0.346122208778291" calcext:value-type="float">
            <text:p>0.3461222088</text:p>
          </table:table-cell>
          <table:table-cell table:style-name="ce7" table:formula="of:=[.AW28]*[.AW23]" office:value-type="float" office:value="0.297762617949773" calcext:value-type="float">
            <text:p>0.2977626179</text:p>
          </table:table-cell>
          <table:table-cell table:style-name="ce7" table:formula="of:=[.AX28]*[.AX23]" office:value-type="float" office:value="0.256109024686219" calcext:value-type="float">
            <text:p>0.2561090247</text:p>
          </table:table-cell>
          <table:table-cell table:style-name="ce7" table:formula="of:=[.AY28]*[.AY23]" office:value-type="float" office:value="0.220244771985662" calcext:value-type="float">
            <text:p>0.220244772</text:p>
          </table:table-cell>
          <table:table-cell table:style-name="ce7" table:formula="of:=[.AZ28]*[.AZ23]" office:value-type="float" office:value="0.189375024727239" calcext:value-type="float">
            <text:p>0.1893750247</text:p>
          </table:table-cell>
          <table:table-cell table:style-name="ce7" table:formula="of:=[.BA28]*[.BA23]" office:value-type="float" office:value="0.162811499735588" calcext:value-type="float">
            <text:p>0.1628114997</text:p>
          </table:table-cell>
          <table:table-cell table:style-name="ce7" table:formula="of:=[.BB28]*[.BB23]" office:value-type="float" office:value="0.139958861588925" calcext:value-type="float">
            <text:p>0.1399588616</text:p>
          </table:table-cell>
          <table:table-cell table:style-name="ce7" table:formula="of:=[.BC28]*[.BC23]" office:value-type="float" office:value="0.120302672776297" calcext:value-type="float">
            <text:p>0.1203026728</text:p>
          </table:table-cell>
          <table:table-cell table:style-name="ce7" table:formula="of:=[.BD28]*[.BD23]" office:value-type="float" office:value="0.103398771646972" calcext:value-type="float">
            <text:p>0.1033987716</text:p>
          </table:table-cell>
          <table:table-cell table:style-name="ce7" table:formula="of:=[.BE28]*[.BE23]" office:value-type="float" office:value="0.0888639461301769" calcext:value-type="float">
            <text:p>0.0888639461</text:p>
          </table:table-cell>
          <table:table-cell table:style-name="ce7" table:formula="of:=[.BF28]*[.BF23]" office:value-type="float" office:value="0.0763677722765309" calcext:value-type="float">
            <text:p>0.0763677723</text:p>
          </table:table-cell>
          <table:table-cell table:style-name="ce7" table:formula="of:=[.BG28]*[.BG23]" office:value-type="float" office:value="0.0656254919722935" calcext:value-type="float">
            <text:p>0.065625492</text:p>
          </table:table-cell>
          <table:table-cell table:style-name="ce7" table:formula="of:=[.BH28]*[.BH23]" office:value-type="float" office:value="0.0563918120387756" calcext:value-type="float">
            <text:p>0.056391812</text:p>
          </table:table-cell>
          <table:table-cell table:style-name="ce7" table:formula="of:=[.BI28]*[.BI23]" office:value-type="float" office:value="0.0484555161742839" calcext:value-type="float">
            <text:p>0.0484555162</text:p>
          </table:table-cell>
          <table:table-cell table:style-name="ce7" table:formula="of:=[.BJ28]*[.BJ23]" office:value-type="float" office:value="0.0416347910086822" calcext:value-type="float">
            <text:p>0.041634791</text:p>
          </table:table-cell>
          <table:table-cell table:style-name="ce7" table:formula="of:=[.BK28]*[.BK23]" office:value-type="float" office:value="0.0357731773714769" calcext:value-type="float">
            <text:p>0.0357731774</text:p>
          </table:table-cell>
          <table:table-cell table:style-name="ce7" table:formula="of:=[.BL28]*[.BL23]" office:value-type="float" office:value="0.0307360673666188" calcext:value-type="float">
            <text:p>0.0307360674</text:p>
          </table:table-cell>
          <table:table-cell table:style-name="ce7" table:formula="of:=[.BM28]*[.BM23]" office:value-type="float" office:value="0.0264076767827201" calcext:value-type="float">
            <text:p>0.0264076768</text:p>
          </table:table-cell>
          <table:table-cell table:style-name="ce7" table:formula="of:=[.BN28]*[.BN23]" office:value-type="float" office:value="0.0226884306252403" calcext:value-type="float">
            <text:p>0.0226884306</text:p>
          </table:table-cell>
          <table:table-cell table:style-name="ce7" table:formula="of:=[.BO28]*[.BO23]" office:value-type="float" office:value="0.0194927070838992" calcext:value-type="float">
            <text:p>0.0194927071</text:p>
          </table:table-cell>
          <table:table-cell table:style-name="ce7" table:formula="of:=[.BP28]*[.BP23]" office:value-type="float" office:value="0.0167468920359578" calcext:value-type="float">
            <text:p>0.016746892</text:p>
          </table:table-cell>
          <table:table-cell table:style-name="ce7" table:formula="of:=[.BQ28]*[.BQ23]" office:value-type="float" office:value="0.0143877022554187" calcext:value-type="float">
            <text:p>0.0143877023</text:p>
          </table:table-cell>
          <table:table-cell table:style-name="ce7" table:formula="of:=[.BR28]*[.BR23]" office:value-type="float" office:value="0.0123607408891781" calcext:value-type="float">
            <text:p>0.0123607409</text:p>
          </table:table-cell>
          <table:table-cell table:style-name="ce7" table:formula="of:=[.BS28]*[.BS23]" office:value-type="float" office:value="0.01061925352352" calcext:value-type="float">
            <text:p>0.0106192535</text:p>
          </table:table-cell>
          <table:table-cell table:style-name="ce7" table:formula="of:=[.BT28]*[.BT23]" office:value-type="float" office:value="0.00912305735266046" calcext:value-type="float">
            <text:p>0.0091230574</text:p>
          </table:table-cell>
          <table:table-cell table:style-name="ce7" table:formula="of:=[.BU28]*[.BU23]" office:value-type="float" office:value="0.00783761963100684" calcext:value-type="float">
            <text:p>0.0078376196</text:p>
          </table:table-cell>
          <table:table-cell table:style-name="ce7" table:formula="of:=[.BV28]*[.BV23]" office:value-type="float" office:value="0.00673326479674842" calcext:value-type="float">
            <text:p>0.0067332648</text:p>
          </table:table-cell>
          <table:table-cell table:style-name="ce7" table:formula="of:=[.BW28]*[.BW23]" office:value-type="float" office:value="0.00578449244787667" calcext:value-type="float">
            <text:p>0.0057844924</text:p>
          </table:table-cell>
          <table:table-cell table:style-name="ce7" table:formula="of:=[.BX28]*[.BX23]" office:value-type="float" office:value="0.00496939078063409" calcext:value-type="float">
            <text:p>0.0049693908</text:p>
          </table:table-cell>
          <table:table-cell table:style-name="ce7" table:formula="of:=[.BY28]*[.BY23]" office:value-type="float" office:value="0.00426913220849021" calcext:value-type="float">
            <text:p>0.0042691322</text:p>
          </table:table-cell>
          <table:table-cell table:style-name="ce7" table:formula="of:=[.BZ28]*[.BZ23]" office:value-type="float" office:value="0.0036675397066465" calcext:value-type="float">
            <text:p>0.0036675397</text:p>
          </table:table-cell>
          <table:table-cell table:style-name="ce7" table:formula="of:=[.CA28]*[.CA23]" office:value-type="float" office:value="0.00315071400825565" calcext:value-type="float">
            <text:p>0.003150714</text:p>
          </table:table-cell>
          <table:table-cell table:style-name="ce7" table:formula="of:=[.CB28]*[.CB23]" office:value-type="float" office:value="0.00270671314556367" calcext:value-type="float">
            <text:p>0.0027067131</text:p>
          </table:table-cell>
          <table:table-cell table:style-name="ce7" table:formula="of:=[.CC28]*[.CC23]" office:value-type="float" office:value="0.00232527700996206" calcext:value-type="float">
            <text:p>0.002325277</text:p>
          </table:table-cell>
          <table:table-cell table:style-name="ce7" table:formula="of:=[.CD28]*[.CD23]" office:value-type="float" office:value="0.00199759062404141" calcext:value-type="float">
            <text:p>0.0019975906</text:p>
          </table:table-cell>
          <table:table-cell table:style-name="ce7" table:formula="of:=[.CE28]*[.CE23]" office:value-type="float" office:value="0.00171608069771566" calcext:value-type="float">
            <text:p>0.0017160807</text:p>
          </table:table-cell>
          <table:table-cell table:style-name="ce7" table:formula="of:=[.CF28]*[.CF23]" office:value-type="float" office:value="0.0014742407981695" calcext:value-type="float">
            <text:p>0.0014742408</text:p>
          </table:table-cell>
          <table:table-cell table:style-name="ce7" table:formula="of:=[.CG28]*[.CG23]" office:value-type="float" office:value="0.00126648111619101" calcext:value-type="float">
            <text:p>0.0012664811</text:p>
          </table:table-cell>
          <table:table-cell table:style-name="ce7" table:formula="of:=[.CH28]*[.CH23]" office:value-type="float" office:value="0.00108799937366629" calcext:value-type="float">
            <text:p>0.0010879994</text:p>
          </table:table-cell>
          <table:table-cell table:style-name="ce7" table:formula="of:=[.CI28]*[.CI23]" office:value-type="float" office:value="0.000934669901033598" calcext:value-type="float">
            <text:p>0.0009346699</text:p>
          </table:table-cell>
          <table:table-cell table:style-name="ce7" table:formula="of:=[.CJ28]*[.CJ23]" office:value-type="float" office:value="0.000802948330068381" calcext:value-type="float">
            <text:p>0.0008029483</text:p>
          </table:table-cell>
          <table:table-cell table:style-name="ce7" table:formula="of:=[.CK28]*[.CK23]" office:value-type="float" office:value="0.000689789705802314" calcext:value-type="float">
            <text:p>0.0006897897</text:p>
          </table:table-cell>
          <table:table-cell table:style-name="ce7" table:formula="of:=[.CL28]*[.CL23]" office:value-type="float" office:value="0.000592578129715086" calcext:value-type="float">
            <text:p>0.0005925781</text:p>
          </table:table-cell>
          <table:table-cell table:style-name="ce7" table:formula="of:=[.CM28]*[.CM23]" office:value-type="float" office:value="0.000509066311527374" calcext:value-type="float">
            <text:p>0.0005090663</text:p>
          </table:table-cell>
          <table:table-cell table:style-name="ce7" table:formula="of:=[.CN28]*[.CN23]" office:value-type="float" office:value="0.000437323634967504" calcext:value-type="float">
            <text:p>0.0004373236</text:p>
          </table:table-cell>
          <table:table-cell table:style-name="ce7" table:formula="of:=[.CO28]*[.CO23]" office:value-type="float" office:value="0.00037569153895774" calcext:value-type="float">
            <text:p>0.0003756915</text:p>
          </table:table-cell>
          <table:table-cell table:style-name="ce7" table:formula="of:=[.CP28]*[.CP23]" office:value-type="float" office:value="0.000322745184230765" calcext:value-type="float">
            <text:p>0.0003227452</text:p>
          </table:table-cell>
          <table:table-cell table:style-name="ce7" table:formula="of:=[.CQ28]*[.CQ23]" office:value-type="float" office:value="0.000277260520287002" calcext:value-type="float">
            <text:p>0.0002772605</text:p>
          </table:table-cell>
          <table:table-cell table:style-name="ce7" table:formula="of:=[.CR28]*[.CR23]" office:value-type="float" office:value="0.000238185992150128" calcext:value-type="float">
            <text:p>0.000238186</text:p>
          </table:table-cell>
          <table:table-cell table:style-name="ce7" table:formula="of:=[.CS28]*[.CS23]" office:value-type="float" office:value="0.000204618233422106" calcext:value-type="float">
            <text:p>0.0002046182</text:p>
          </table:table-cell>
          <table:table-cell table:style-name="ce7" table:formula="of:=[.CT28]*[.CT23]" office:value-type="float" office:value="0.00017578118413405" calcext:value-type="float">
            <text:p>0.0001757812</text:p>
          </table:table-cell>
          <table:table-cell table:style-name="ce7" table:formula="of:=[.CU28]*[.CU23]" office:value-type="float" office:value="0.000151008150946265" calcext:value-type="float">
            <text:p>0.0001510082</text:p>
          </table:table-cell>
          <table:table-cell table:style-name="ce7" table:formula="of:=[.CV28]*[.CV23]" office:value-type="float" office:value="0.000129726395186415" calcext:value-type="float">
            <text:p>0.0001297264</text:p>
          </table:table-cell>
          <table:table-cell table:style-name="ce7" table:formula="of:=[.CW28]*[.CW23]" office:value-type="float" office:value="0.000111443892590734" calcext:value-type="float">
            <text:p>0.0001114439</text:p>
          </table:table-cell>
          <table:table-cell table:style-name="ce7" table:formula="of:=[.CX28]*[.CX23]" office:value-type="float" office:value="0.0000957379587732015" calcext:value-type="float">
            <text:p>0.000095738</text:p>
          </table:table-cell>
          <table:table-cell table:style-name="ce7" table:formula="of:=[.CY28]*[.CY23]" office:value-type="float" office:value="0.0000822454775464322" calcext:value-type="float">
            <text:p>8.22454775464322E-005</text:p>
          </table:table-cell>
          <table:table-cell table:style-name="ce7" table:formula="of:=[.CZ28]*[.CZ23]" office:value-type="float" office:value="0.0000706545062489067" calcext:value-type="float">
            <text:p>7.06545062489067E-005</text:p>
          </table:table-cell>
          <table:table-cell table:style-name="ce7" table:formula="of:=[.DA28]*[.DA23]" office:value-type="float" office:value="0.0000606970640495257" calcext:value-type="float">
            <text:p>6.06970640495257E-005</text:p>
          </table:table-cell>
          <table:table-cell table:style-name="ce7" table:formula="of:=[.DB28]*[.DB23]" office:value-type="float" office:value="0.0000521429365362216" calcext:value-type="float">
            <text:p>5.21429365362216E-005</text:p>
          </table:table-cell>
          <table:table-cell table:style-name="ce7" table:formula="of:=[.DC28]*[.DC23]" office:value-type="float" office:value="0.0000447943533809518" calcext:value-type="float">
            <text:p>4.47943533809518E-005</text:p>
          </table:table-cell>
          <table:table-cell table:style-name="ce7" table:formula="of:=[.DD28]*[.DD23]" office:value-type="float" office:value="0.0000384814160509568" calcext:value-type="float">
            <text:p>3.84814160509568E-005</text:p>
          </table:table-cell>
          <table:table-cell table:style-name="ce7" table:formula="of:=[.DE28]*[.DE23]" office:value-type="float" office:value="0.0000330581698713178" calcext:value-type="float">
            <text:p>3.30581698713178E-005</text:p>
          </table:table-cell>
          <table:table-cell table:style-name="ce7" table:formula="of:=[.DF28]*[.DF23]" office:value-type="float" office:value="0.0000283992296369219" calcext:value-type="float">
            <text:p>2.83992296369219E-005</text:p>
          </table:table-cell>
          <table:table-cell table:style-name="ce7" table:formula="of:=[.DG28]*[.DG23]" office:value-type="float" office:value="0.0000243968807668081" calcext:value-type="float">
            <text:p>2.43968807668081E-005</text:p>
          </table:table-cell>
          <table:table-cell table:style-name="ce7" table:formula="of:=[.DH28]*[.DH23]" office:value-type="float" office:value="0.0000209585889860512" calcext:value-type="float">
            <text:p>2.09585889860512E-005</text:p>
          </table:table-cell>
          <table:table-cell table:style-name="ce7" table:formula="of:=[.DI28]*[.DI23]" office:value-type="float" office:value="0.0000180048609637712" calcext:value-type="float">
            <text:p>1.80048609637712E-005</text:p>
          </table:table-cell>
          <table:table-cell table:style-name="ce7" table:formula="of:=[.DJ28]*[.DJ23]" office:value-type="float" office:value="0.0000154674064486894" calcext:value-type="float">
            <text:p>1.54674064486894E-005</text:p>
          </table:table-cell>
          <table:table-cell table:style-name="ce7" table:formula="of:=[.DK28]*[.DK23]" office:value-type="float" office:value="0.0000132875594133369" calcext:value-type="float">
            <text:p>1.32875594133369E-005</text:p>
          </table:table-cell>
          <table:table-cell table:style-name="ce7" table:formula="of:=[.DL28]*[.DL23]" office:value-type="float" office:value="0.0000114149217056217" calcext:value-type="float">
            <text:p>1.14149217056217E-005</text:p>
          </table:table-cell>
          <table:table-cell table:style-name="ce7" table:formula="of:=[.DM28]*[.DM23]" office:value-type="float" office:value="0.00000980619785032209" calcext:value-type="float">
            <text:p>9.80619785032209E-006</text:p>
          </table:table-cell>
          <table:table-cell table:style-name="ce7" table:formula="of:=[.DN28]*[.DN23]" office:value-type="float" office:value="0.00000842419406209408" calcext:value-type="float">
            <text:p>8.42419406209408E-006</text:p>
          </table:table-cell>
          <table:table-cell table:style-name="ce7" table:formula="of:=[.DO28]*[.DO23]" office:value-type="float" office:value="0.00000723695832788154" calcext:value-type="float">
            <text:p>0.000007237</text:p>
          </table:table-cell>
          <table:table-cell table:style-name="ce7" table:formula="of:=[.DP28]*[.DP23]" office:value-type="float" office:value="0.00000621704167794257" calcext:value-type="float">
            <text:p>0.000006217</text:p>
          </table:table-cell>
          <table:table-cell table:style-name="ce7" table:formula="of:=[.DQ28]*[.DQ23]" office:value-type="float" office:value="0.00000534086356644584" calcext:value-type="float">
            <text:p>5.34086356644584E-006</text:p>
          </table:table-cell>
          <table:table-cell table:style-name="ce7" table:formula="of:=[.DR28]*[.DR23]" office:value-type="float" office:value="0.0000045881666894963" calcext:value-type="float">
            <text:p>4.5881666894963E-006</text:p>
          </table:table-cell>
          <table:table-cell table:style-name="ce7" table:formula="of:=[.DS28]*[.DS23]" office:value-type="float" office:value="0.00000394154863616914" calcext:value-type="float">
            <text:p>3.94154863616914E-006</text:p>
          </table:table-cell>
          <table:table-cell table:style-name="ce7" table:formula="of:=[.DT28]*[.DT23]" office:value-type="float" office:value="0.00000338605954445352" calcext:value-type="float">
            <text:p>3.38605954445352E-006</text:p>
          </table:table-cell>
          <table:table-cell table:style-name="ce7" table:formula="of:=[.DU28]*[.DU23]" office:value-type="float" office:value="0.0000029088564600024" calcext:value-type="float">
            <text:p>2.9088564600024E-006</text:p>
          </table:table-cell>
          <table:table-cell table:style-name="ce7" table:formula="of:=[.DV28]*[.DV23]" office:value-type="float" office:value="0.00000249890640652464" calcext:value-type="float">
            <text:p>2.49890640652464E-006</text:p>
          </table:table-cell>
          <table:table-cell table:style-name="ce7" table:formula="of:=[.DW28]*[.DW23]" office:value-type="float" office:value="0.00000214673130284822" calcext:value-type="float">
            <text:p>2.14673130284822E-006</text:p>
          </table:table-cell>
          <table:table-cell table:style-name="ce7" table:formula="of:=[.DX28]*[.DX23]" office:value-type="float" office:value="0.00000184418882916476" calcext:value-type="float">
            <text:p>1.84418882916476E-006</text:p>
          </table:table-cell>
          <table:table-cell table:style-name="ce7" table:formula="of:=[.DY28]*[.DY23]" office:value-type="float" office:value="0.0000015842841760994" calcext:value-type="float">
            <text:p>1.5842841760994E-006</text:p>
          </table:table-cell>
          <table:table-cell table:style-name="ce7" table:formula="of:=[.DZ28]*[.DZ23]" office:value-type="float" office:value="0.00000136100832425492" calcext:value-type="float">
            <text:p>0.000001361</text:p>
          </table:table-cell>
          <table:table-cell table:style-name="ce7" table:formula="of:=[.EA28]*[.EA23]" office:value-type="float" office:value="0.00000116919911525789" calcext:value-type="float">
            <text:p>1.16919911525789E-006</text:p>
          </table:table-cell>
          <table:table-cell table:style-name="ce7" table:formula="of:=[.EB28]*[.EB23]" office:value-type="float" office:value="0.00000100442190227158" calcext:value-type="float">
            <text:p>1.00442190227158E-006</text:p>
          </table:table-cell>
          <table:table-cell table:style-name="ce7" table:formula="of:=[.EC28]*[.EC23]" office:value-type="float" office:value="0.000000862867020614874" calcext:value-type="float">
            <text:p>8.62867020614874E-007</text:p>
          </table:table-cell>
          <table:table-cell table:style-name="ce7" table:formula="of:=[.ED28]*[.ED23]" office:value-type="float" office:value="0.000000741261708006545" calcext:value-type="float">
            <text:p>7.41261708006545E-007</text:p>
          </table:table-cell>
          <table:table-cell table:style-name="ce7" table:formula="of:=[.EE28]*[.EE23]" office:value-type="float" office:value="0.000000636794438028269" calcext:value-type="float">
            <text:p>6.36794438028269E-007</text:p>
          </table:table-cell>
          <table:table-cell table:style-name="ce7" table:formula="of:=[.EF28]*[.EF23]" office:value-type="float" office:value="0.000000547049917393297" calcext:value-type="float">
            <text:p>0.000000547</text:p>
          </table:table-cell>
          <table:table-cell table:style-name="ce7" table:formula="of:=[.EG28]*[.EG23]" office:value-type="float" office:value="0.000000469953244154623" calcext:value-type="float">
            <text:p>0.00000047</text:p>
          </table:table-cell>
          <table:table-cell table:style-name="ce7" table:formula="of:=[.EH28]*[.EH23]" office:value-type="float" office:value="0.00000040372193578737" calcext:value-type="float">
            <text:p>4.0372193578737E-007</text:p>
          </table:table-cell>
          <table:table-cell table:style-name="ce7" table:formula="of:=[.EI28]*[.EI23]" office:value-type="float" office:value="0.000000346824718031861" calcext:value-type="float">
            <text:p>3.46824718031861E-007</text:p>
          </table:table-cell>
          <table:table-cell table:style-name="ce7" table:formula="of:=[.EJ28]*[.EJ23]" office:value-type="float" office:value="0.000000297946121692663" calcext:value-type="float">
            <text:p>2.97946121692663E-007</text:p>
          </table:table-cell>
          <table:table-cell table:style-name="ce7" table:formula="of:=[.EK28]*[.EK23]" office:value-type="float" office:value="0.000000255956068869153" calcext:value-type="float">
            <text:p>0.000000256</text:p>
          </table:table-cell>
          <table:table-cell table:style-name="ce7" table:formula="of:=[.EL28]*[.EL23]" office:value-type="float" office:value="0.000000219883745448996" calcext:value-type="float">
            <text:p>2.19883745448996E-007</text:p>
          </table:table-cell>
          <table:table-cell table:style-name="ce7" table:formula="of:=[.EM28]*[.EM23]" office:value-type="float" office:value="0.000000188895155794553" calcext:value-type="float">
            <text:p>1.88895155794553E-007</text:p>
          </table:table-cell>
          <table:table-cell table:style-name="ce7" table:formula="of:=[.EN28]*[.EN23]" office:value-type="float" office:value="0.000000162273840684768" calcext:value-type="float">
            <text:p>1.62273840684768E-007</text:p>
          </table:table-cell>
          <table:table-cell table:style-name="ce7" table:formula="of:=[.EO28]*[.EO23]" office:value-type="float" office:value="0.000000139404312709747" calcext:value-type="float">
            <text:p>1.39404312709747E-007</text:p>
          </table:table-cell>
          <table:table-cell table:style-name="ce7" table:formula="of:=[.EP28]*[.EP23]" office:value-type="float" office:value="0.000000119757826142936" calcext:value-type="float">
            <text:p>1.19757826142936E-007</text:p>
          </table:table-cell>
          <table:table-cell table:style-name="ce7" table:formula="of:=[.EQ28]*[.EQ23]" office:value-type="float" office:value="0.000000102880152289114" calcext:value-type="float">
            <text:p>1.02880152289114E-007</text:p>
          </table:table-cell>
          <table:table-cell table:style-name="ce7" table:formula="of:=[.ER28]*[.ER23]" office:value-type="float" office:value="0.0000000883810776731482" calcext:value-type="float">
            <text:p>8.83810776731482E-008</text:p>
          </table:table-cell>
          <table:table-cell table:style-name="ce7" table:formula="of:=[.ES28]*[.ES23]" office:value-type="float" office:value="0.0000000759253822667008" calcext:value-type="float">
            <text:p>7.59253822667008E-008</text:p>
          </table:table-cell>
          <table:table-cell table:style-name="ce7" table:formula="of:=[.ET28]*[.ET23]" office:value-type="float" office:value="0.0000000652250891686585" calcext:value-type="float">
            <text:p>6.52250891686585E-008</text:p>
          </table:table-cell>
          <table:table-cell table:style-name="ce7" table:formula="of:=[.EU28]*[.EU23]" office:value-type="float" office:value="0.0000000560328065511832" calcext:value-type="float">
            <text:p>0.000000056</text:p>
          </table:table-cell>
          <table:table-cell table:style-name="ce7" table:formula="of:=[.EV28]*[.EV23]" office:value-type="float" office:value="0.0000000481360079365569" calcext:value-type="float">
            <text:p>4.81360079365569E-008</text:p>
          </table:table-cell>
          <table:table-cell table:style-name="ce7" table:formula="of:=[.EW28]*[.EW23]" office:value-type="float" office:value="0.0000000413521185642818" calcext:value-type="float">
            <text:p>4.13521185642818E-008</text:p>
          </table:table-cell>
          <table:table-cell table:style-name="ce7" table:formula="of:=[.EX28]*[.EX23]" office:value-type="float" office:value="0.0000000355242942447806" calcext:value-type="float">
            <text:p>3.55242942447806E-008</text:p>
          </table:table-cell>
          <table:table-cell table:style-name="ce7" table:formula="of:=[.EY28]*[.EY23]" office:value-type="float" office:value="0.00000003051779510639" calcext:value-type="float">
            <text:p>3.051779510639E-008</text:p>
          </table:table-cell>
          <table:table-cell table:style-name="ce7" table:formula="of:=[.EZ28]*[.EZ23]" office:value-type="float" office:value="0.0000000262168703963348" calcext:value-type="float">
            <text:p>2.62168703963348E-008</text:p>
          </table:table-cell>
          <table:table-cell table:style-name="ce7" table:formula="of:=[.FA28]*[.FA23]" office:value-type="float" office:value="0.0000000225220823119789" calcext:value-type="float">
            <text:p>2.25220823119789E-008</text:p>
          </table:table-cell>
          <table:table-cell table:style-name="ce7" table:formula="of:=[.FB28]*[.FB23]" office:value-type="float" office:value="0.0000000193480069890744" calcext:value-type="float">
            <text:p>1.93480069890744E-008</text:p>
          </table:table-cell>
          <table:table-cell table:style-name="ce7" table:formula="of:=[.FC28]*[.FC23]" office:value-type="float" office:value="0.0000000166212594936367" calcext:value-type="float">
            <text:p>1.66212594936367E-008</text:p>
          </table:table-cell>
          <table:table-cell table:style-name="ce7" table:formula="of:=[.FD28]*[.FD23]" office:value-type="float" office:value="0.000000014278797155064" calcext:value-type="float">
            <text:p>1.4278797155064E-008</text:p>
          </table:table-cell>
          <table:table-cell table:style-name="ce7" table:formula="of:=[.FE28]*[.FE23]" office:value-type="float" office:value="0.0000000122664620133979" calcext:value-type="float">
            <text:p>1.22664620133979E-008</text:p>
          </table:table-cell>
          <table:table-cell table:style-name="ce7" table:formula="of:=[.FF28]*[.FF23]" office:value-type="float" office:value="0.0000000105377286819669" calcext:value-type="float">
            <text:p>1.05377286819669E-008</text:p>
          </table:table-cell>
          <table:table-cell table:style-name="ce7" table:formula="of:=[.FG28]*[.FG23]" office:value-type="float" office:value="0.00000000905262867587098" calcext:value-type="float">
            <text:p>9.05262867587098E-009</text:p>
          </table:table-cell>
          <table:table-cell table:style-name="ce7" table:formula="of:=[.FH28]*[.FH23]" office:value-type="float" office:value="0.00000000777682633667997" calcext:value-type="float">
            <text:p>7.77682633667997E-009</text:p>
          </table:table-cell>
          <table:table-cell table:style-name="ce7" table:formula="of:=[.FI28]*[.FI23]" office:value-type="float" office:value="0.00000000668082498863206" calcext:value-type="float">
            <text:p>6.68082498863206E-009</text:p>
          </table:table-cell>
          <table:table-cell table:style-name="ce7" table:formula="of:=[.FJ28]*[.FJ23]" office:value-type="float" office:value="0.00000000573928497258773" calcext:value-type="float">
            <text:p>5.73928497258773E-009</text:p>
          </table:table-cell>
          <table:table-cell table:style-name="ce7" table:formula="of:=[.FK28]*[.FK23]" office:value-type="float" office:value="0.00000000493043779061636" calcext:value-type="float">
            <text:p>4.93043779061636E-009</text:p>
          </table:table-cell>
          <table:table-cell table:style-name="ce7" table:formula="of:=[.FL28]*[.FL23]" office:value-type="float" office:value="0.00000000423558281618095" calcext:value-type="float">
            <text:p>4.23558281618095E-009</text:p>
          </table:table-cell>
          <table:table-cell table:style-name="ce7" table:formula="of:=[.FM28]*[.FM23]" office:value-type="float" office:value="0.00000000363865493381145" calcext:value-type="float">
            <text:p>3.63865493381145E-009</text:p>
          </table:table-cell>
          <table:table-cell table:style-name="ce7" table:formula="of:=[.FN28]*[.FN23]" office:value-type="float" office:value="0.00000000312585311205323" calcext:value-type="float">
            <text:p>3.12585311205323E-009</text:p>
          </table:table-cell>
          <table:table-cell table:style-name="ce7" table:formula="of:=[.FO28]*[.FO23]" office:value-type="float" office:value="0.00000000268532132226057" calcext:value-type="float">
            <text:p>2.68532132226057E-009</text:p>
          </table:table-cell>
          <table:table-cell table:style-name="ce7" table:formula="of:=[.FP28]*[.FP23]" office:value-type="float" office:value="0.00000000230687442604678" calcext:value-type="float">
            <text:p>2.30687442604678E-009</text:p>
          </table:table-cell>
          <table:table-cell table:style-name="ce7" table:formula="of:=[.FQ28]*[.FQ23]" office:value-type="float" office:value="0.00000000198176269388149" calcext:value-type="float">
            <text:p>0.000000002</text:p>
          </table:table-cell>
          <table:table-cell table:style-name="ce7" table:formula="of:=[.FR28]*[.FR23]" office:value-type="float" office:value="0.00000000170246951048196" calcext:value-type="float">
            <text:p>1.70246951048196E-009</text:p>
          </table:table-cell>
          <table:table-cell table:style-name="ce7" table:formula="of:=[.FS28]*[.FS23]" office:value-type="float" office:value="0.00000000146253758992738" calcext:value-type="float">
            <text:p>1.46253758992738E-009</text:p>
          </table:table-cell>
          <table:table-cell table:style-name="ce7" table:formula="of:=[.FT28]*[.FT23]" office:value-type="float" office:value="0.00000000125641968257214" calcext:value-type="float">
            <text:p>1.25641968257214E-009</text:p>
          </table:table-cell>
          <table:table-cell table:style-name="ce7" table:formula="of:=[.FU28]*[.FU23]" office:value-type="float" office:value="0.00000000107935032208761" calcext:value-type="float">
            <text:p>1.07935032208761E-009</text:p>
          </table:table-cell>
          <table:table-cell table:style-name="ce7" table:formula="of:=[.FV28]*[.FV23]" office:value-type="float" office:value="0.000000000927235647411076" calcext:value-type="float">
            <text:p>9.27235647411076E-010</text:p>
          </table:table-cell>
          <table:table-cell table:style-name="ce7" table:formula="of:=[.FW28]*[.FW23]" office:value-type="float" office:value="0.000000000796558752274608" calcext:value-type="float">
            <text:p>7.96558752274608E-010</text:p>
          </table:table-cell>
          <table:table-cell table:style-name="ce7" table:formula="of:=[.FX28]*[.FX23]" office:value-type="float" office:value="0.000000000684298373985666" calcext:value-type="float">
            <text:p>6.84298373985666E-010</text:p>
          </table:table-cell>
          <table:table-cell table:style-name="ce7" table:formula="of:=[.FY28]*[.FY23]" office:value-type="float" office:value="0.000000000587859041535935" calcext:value-type="float">
            <text:p>5.87859041535935E-010</text:p>
          </table:table-cell>
          <table:table-cell table:style-name="ce7" table:formula="of:=[.FZ28]*[.FZ23]" office:value-type="float" office:value="0.000000000505011068055896" calcext:value-type="float">
            <text:p>5.05011068055896E-010</text:p>
          </table:table-cell>
          <table:table-cell table:style-name="ce7" table:formula="of:=[.GA28]*[.GA23]" office:value-type="float" office:value="0.000000000433839000234685" calcext:value-type="float">
            <text:p>4.33839000234685E-010</text:p>
          </table:table-cell>
          <table:table-cell table:style-name="ce7" table:formula="of:=[.GB28]*[.GB23]" office:value-type="float" office:value="0.000000000372697332850822" calcext:value-type="float">
            <text:p>3.72697332850822E-010</text:p>
          </table:table-cell>
          <table:table-cell table:style-name="ce7" table:formula="of:=[.GC28]*[.GC23]" office:value-type="float" office:value="0.000000000320172464529335" calcext:value-type="float">
            <text:p>3.20172464529335E-010</text:p>
          </table:table-cell>
          <table:table-cell table:style-name="ce7" table:formula="of:=[.GD28]*[.GD23]" office:value-type="float" office:value="0.000000000275050015138685" calcext:value-type="float">
            <text:p>2.75050015138685E-010</text:p>
          </table:table-cell>
          <table:table-cell table:style-name="ce7" table:formula="of:=[.GE28]*[.GE23]" office:value-type="float" office:value="0.000000000236286749202462" calcext:value-type="float">
            <text:p>2.36286749202462E-010</text:p>
          </table:table-cell>
          <table:table-cell table:style-name="ce7" table:formula="of:=[.GF28]*[.GF23]" office:value-type="float" office:value="0.000000000202986456192366" calcext:value-type="float">
            <text:p>2.02986456192366E-010</text:p>
          </table:table-cell>
          <table:table-cell table:style-name="ce7" table:formula="of:=[.GG28]*[.GG23]" office:value-type="float" office:value="0.000000000174379230052485" calcext:value-type="float">
            <text:p>1.74379230052485E-010</text:p>
          </table:table-cell>
          <table:table-cell table:style-name="ce7" table:formula="of:=[.GH28]*[.GH23]" office:value-type="float" office:value="0.000000000149803668895409" calcext:value-type="float">
            <text:p>1.49803668895409E-010</text:p>
          </table:table-cell>
          <table:table-cell table:style-name="ce7" table:formula="of:=[.GI28]*[.GI23]" office:value-type="float" office:value="0.000000000128691583325428" calcext:value-type="float">
            <text:p>1.28691583325428E-010</text:p>
          </table:table-cell>
          <table:table-cell table:style-name="ce7" table:formula="of:=[.GJ28]*[.GJ23]" office:value-type="float" office:value="0.000000000110554859843701" calcext:value-type="float">
            <text:p>1.10554859843701E-010</text:p>
          </table:table-cell>
          <table:table-cell table:style-name="ce7" table:formula="of:=[.GK28]*[.GK23]" office:value-type="float" office:value="0.0000000000949741756160704" calcext:value-type="float">
            <text:p>9.49741756160704E-011</text:p>
          </table:table-cell>
          <table:table-cell table:style-name="ce7" table:formula="of:=[.GL28]*[.GL23]" office:value-type="float" office:value="0.0000000000815893036878163" calcext:value-type="float">
            <text:p>8.15893036878163E-011</text:p>
          </table:table-cell>
          <table:table-cell table:style-name="ce7" table:formula="of:=[.GM28]*[.GM23]" office:value-type="float" office:value="0.0000000000700907845009602" calcext:value-type="float">
            <text:p>7.00907845009602E-011</text:p>
          </table:table-cell>
          <table:table-cell table:style-name="ce7" table:formula="of:=[.GN28]*[.GN23]" office:value-type="float" office:value="0.0000000000602127711587937" calcext:value-type="float">
            <text:p>6.02127711587937E-011</text:p>
          </table:table-cell>
          <table:table-cell table:style-name="ce7" table:formula="of:=[.GO28]*[.GO23]" office:value-type="float" office:value="0.0000000000517268830194284" calcext:value-type="float">
            <text:p>5.17268830194284E-011</text:p>
          </table:table-cell>
          <table:table-cell table:style-name="ce7" table:formula="of:=[.GP28]*[.GP23]" office:value-type="float" office:value="0.0000000000444369255128487" calcext:value-type="float">
            <text:p>4.44369255128487E-011</text:p>
          </table:table-cell>
          <table:table-cell table:style-name="ce7" table:formula="of:=[.GQ28]*[.GQ23]" office:value-type="float" office:value="0.0000000000381743541031217" calcext:value-type="float">
            <text:p>3.81743541031217E-011</text:p>
          </table:table-cell>
          <table:table-cell table:style-name="ce7" table:formula="of:=[.GR28]*[.GR23]" office:value-type="float" office:value="0.0000000000327943775221154" calcext:value-type="float">
            <text:p>3.27943775221154E-011</text:p>
          </table:table-cell>
        </table:table-row>
        <table:table-row table:style-name="ro1">
          <table:table-cell/>
          <table:table-cell table:style-name="ce7" office:value-type="string" calcext:value-type="string">
            <text:p>Cumulative infections</text:p>
          </table:table-cell>
          <table:table-cell table:style-name="ce7" table:formula="of:=[.C29]" office:value-type="float" office:value="11.8509962574938" calcext:value-type="float">
            <text:p>11.8509962575</text:p>
          </table:table-cell>
          <table:table-cell table:style-name="ce7" table:formula="of:=[.D29]+[.C30]" office:value-type="float" office:value="24.6947044787801" calcext:value-type="float">
            <text:p>24.6947044788</text:p>
          </table:table-cell>
          <table:table-cell table:style-name="ce7" table:formula="of:=[.E29]+[.D30]" office:value-type="float" office:value="38.5172574387622" calcext:value-type="float">
            <text:p>38.5172574388</text:p>
          </table:table-cell>
          <table:table-cell table:style-name="ce7" table:formula="of:=[.F29]+[.E30]" office:value-type="float" office:value="53.2810344771128" calcext:value-type="float">
            <text:p>53.2810344771</text:p>
          </table:table-cell>
          <table:table-cell table:style-name="ce7" table:formula="of:=[.G29]+[.F30]" office:value-type="float" office:value="68.922288681008" calcext:value-type="float">
            <text:p>68.922288681</text:p>
          </table:table-cell>
          <table:table-cell table:style-name="ce7" table:formula="of:=[.H29]+[.G30]" office:value-type="float" office:value="85.3499039147353" calcext:value-type="float">
            <text:p>85.3499039147</text:p>
          </table:table-cell>
          <table:table-cell table:style-name="ce7" table:formula="of:=[.I29]+[.H30]" office:value-type="float" office:value="102.445624904023" calcext:value-type="float">
            <text:p>102.445624904</text:p>
          </table:table-cell>
          <table:table-cell table:style-name="ce7" table:formula="of:=[.J29]+[.I30]" office:value-type="float" office:value="120.066010842263" calcext:value-type="float">
            <text:p>120.0660108423</text:p>
          </table:table-cell>
          <table:table-cell table:style-name="ce7" table:formula="of:=[.K29]+[.J30]" office:value-type="float" office:value="138.046209867392" calcext:value-type="float">
            <text:p>138.0462098674</text:p>
          </table:table-cell>
          <table:table-cell table:style-name="ce7" table:formula="of:=[.L29]+[.K30]" office:value-type="float" office:value="156.20545203876" calcext:value-type="float">
            <text:p>156.2054520388</text:p>
          </table:table-cell>
          <table:table-cell table:style-name="ce7" table:formula="of:=[.M29]+[.L30]" office:value-type="float" office:value="174.353940336944" calcext:value-type="float">
            <text:p>174.3539403369</text:p>
          </table:table-cell>
          <table:table-cell table:style-name="ce7" table:formula="of:=[.N29]+[.M30]" office:value-type="float" office:value="192.300621234944" calcext:value-type="float">
            <text:p>192.3006212349</text:p>
          </table:table-cell>
          <table:table-cell table:style-name="ce7" table:formula="of:=[.O29]+[.N30]" office:value-type="float" office:value="209.861178789404" calcext:value-type="float">
            <text:p>209.8611787894</text:p>
          </table:table-cell>
          <table:table-cell table:style-name="ce7" table:formula="of:=[.P29]+[.O30]" office:value-type="float" office:value="226.865550084215" calcext:value-type="float">
            <text:p>226.8655500842</text:p>
          </table:table-cell>
          <table:table-cell table:style-name="ce7" table:formula="of:=[.Q29]+[.P30]" office:value-type="float" office:value="243.164317731203" calcext:value-type="float">
            <text:p>243.1643177312</text:p>
          </table:table-cell>
          <table:table-cell table:style-name="ce7" table:formula="of:=[.R29]+[.Q30]" office:value-type="float" office:value="258.633486498521" calcext:value-type="float">
            <text:p>258.6334864985</text:p>
          </table:table-cell>
          <table:table-cell table:style-name="ce7" table:formula="of:=[.S29]+[.R30]" office:value-type="float" office:value="273.17736512556" calcext:value-type="float">
            <text:p>273.1773651256</text:p>
          </table:table-cell>
          <table:table-cell table:style-name="ce7" table:formula="of:=[.T29]+[.S30]" office:value-type="float" office:value="286.729508539293" calcext:value-type="float">
            <text:p>286.7295085393</text:p>
          </table:table-cell>
          <table:table-cell table:style-name="ce7" table:formula="of:=[.U29]+[.T30]" office:value-type="float" office:value="299.251887631813" calcext:value-type="float">
            <text:p>299.2518876318</text:p>
          </table:table-cell>
          <table:table-cell table:style-name="ce7" table:formula="of:=[.V29]+[.U30]" office:value-type="float" office:value="310.732611522174" calcext:value-type="float">
            <text:p>310.7326115222</text:p>
          </table:table-cell>
          <table:table-cell table:style-name="ce7" table:formula="of:=[.W29]+[.V30]" office:value-type="float" office:value="321.182615069924" calcext:value-type="float">
            <text:p>321.1826150699</text:p>
          </table:table-cell>
          <table:table-cell table:style-name="ce7" table:formula="of:=[.X29]+[.W30]" office:value-type="float" office:value="330.631743134717" calcext:value-type="float">
            <text:p>330.6317431347</text:p>
          </table:table-cell>
          <table:table-cell table:style-name="ce7" table:formula="of:=[.Y29]+[.X30]" office:value-type="float" office:value="339.124625959497" calcext:value-type="float">
            <text:p>339.1246259595</text:p>
          </table:table-cell>
          <table:table-cell table:style-name="ce7" table:formula="of:=[.Z29]+[.Y30]" office:value-type="float" office:value="346.716666725243" calcext:value-type="float">
            <text:p>346.7166667252</text:p>
          </table:table-cell>
          <table:table-cell table:style-name="ce7" table:formula="of:=[.AA29]+[.Z30]" office:value-type="float" office:value="353.470372929248" calcext:value-type="float">
            <text:p>353.4703729292</text:p>
          </table:table-cell>
          <table:table-cell table:style-name="ce7" table:formula="of:=[.AB29]+[.AA30]" office:value-type="float" office:value="359.452174351105" calcext:value-type="float">
            <text:p>359.4521743511</text:p>
          </table:table-cell>
          <table:table-cell table:style-name="ce7" table:formula="of:=[.AC29]+[.AB30]" office:value-type="float" office:value="364.729793102834" calcext:value-type="float">
            <text:p>364.7297931028</text:p>
          </table:table-cell>
          <table:table-cell table:style-name="ce7" table:formula="of:=[.AD29]+[.AC30]" office:value-type="float" office:value="369.370171213575" calcext:value-type="float">
            <text:p>369.3701712136</text:p>
          </table:table-cell>
          <table:table-cell table:style-name="ce7" table:formula="of:=[.AE29]+[.AD30]" office:value-type="float" office:value="373.437919549137" calcext:value-type="float">
            <text:p>373.4379195491</text:p>
          </table:table-cell>
          <table:table-cell table:style-name="ce7" table:formula="of:=[.AF29]+[.AE30]" office:value-type="float" office:value="376.994226864566" calcext:value-type="float">
            <text:p>376.9942268646</text:p>
          </table:table-cell>
          <table:table-cell table:style-name="ce7" table:formula="of:=[.AG29]+[.AF30]" office:value-type="float" office:value="380.096156188055" calcext:value-type="float">
            <text:p>380.0961561881</text:p>
          </table:table-cell>
          <table:table-cell table:style-name="ce7" table:formula="of:=[.AH29]+[.AG30]" office:value-type="float" office:value="382.796253880249" calcext:value-type="float">
            <text:p>382.7962538802</text:p>
          </table:table-cell>
          <table:table-cell table:style-name="ce7" table:formula="of:=[.AI29]+[.AH30]" office:value-type="float" office:value="385.142401223189" calcext:value-type="float">
            <text:p>385.1424012232</text:p>
          </table:table-cell>
          <table:table-cell table:style-name="ce7" table:formula="of:=[.AJ29]+[.AI30]" office:value-type="float" office:value="387.177846504608" calcext:value-type="float">
            <text:p>387.1778465046</text:p>
          </table:table-cell>
          <table:table-cell table:style-name="ce7" table:formula="of:=[.AK29]+[.AJ30]" office:value-type="float" office:value="388.941365226162" calcext:value-type="float">
            <text:p>388.9413652262</text:p>
          </table:table-cell>
          <table:table-cell table:style-name="ce7" table:formula="of:=[.AL29]+[.AK30]" office:value-type="float" office:value="390.467505890814" calcext:value-type="float">
            <text:p>390.4675058908</text:p>
          </table:table-cell>
          <table:table-cell table:style-name="ce7" table:formula="of:=[.AM29]+[.AL30]" office:value-type="float" office:value="391.786887969421" calcext:value-type="float">
            <text:p>391.7868879694</text:p>
          </table:table-cell>
          <table:table-cell table:style-name="ce7" table:formula="of:=[.AN29]+[.AM30]" office:value-type="float" office:value="392.926526668211" calcext:value-type="float">
            <text:p>392.9265266682</text:p>
          </table:table-cell>
          <table:table-cell table:style-name="ce7" table:formula="of:=[.AO29]+[.AN30]" office:value-type="float" office:value="393.910165853977" calcext:value-type="float">
            <text:p>393.910165854</text:p>
          </table:table-cell>
          <table:table-cell table:style-name="ce7" table:formula="of:=[.AP29]+[.AO30]" office:value-type="float" office:value="394.758605954264" calcext:value-type="float">
            <text:p>394.7586059543</text:p>
          </table:table-cell>
          <table:table-cell table:style-name="ce7" table:formula="of:=[.AQ29]+[.AP30]" office:value-type="float" office:value="395.490017946525" calcext:value-type="float">
            <text:p>395.4900179465</text:p>
          </table:table-cell>
          <table:table-cell table:style-name="ce7" table:formula="of:=[.AR29]+[.AQ30]" office:value-type="float" office:value="396.120237840476" calcext:value-type="float">
            <text:p>396.1202378405</text:p>
          </table:table-cell>
          <table:table-cell table:style-name="ce7" table:formula="of:=[.AS29]+[.AR30]" office:value-type="float" office:value="396.663038511362" calcext:value-type="float">
            <text:p>396.6630385114</text:p>
          </table:table-cell>
          <table:table-cell table:style-name="ce7" table:formula="of:=[.AT29]+[.AS30]" office:value-type="float" office:value="397.130377521228" calcext:value-type="float">
            <text:p>397.1303775212</text:p>
          </table:table-cell>
          <table:table-cell table:style-name="ce7" table:formula="of:=[.AU29]+[.AT30]" office:value-type="float" office:value="397.53262081524" calcext:value-type="float">
            <text:p>397.5326208152</text:p>
          </table:table-cell>
          <table:table-cell table:style-name="ce7" table:formula="of:=[.AV29]+[.AU30]" office:value-type="float" office:value="397.878743024019" calcext:value-type="float">
            <text:p>397.878743024</text:p>
          </table:table-cell>
          <table:table-cell table:style-name="ce7" table:formula="of:=[.AW29]+[.AV30]" office:value-type="float" office:value="398.176505641968" calcext:value-type="float">
            <text:p>398.176505642</text:p>
          </table:table-cell>
          <table:table-cell table:style-name="ce7" table:formula="of:=[.AX29]+[.AW30]" office:value-type="float" office:value="398.432614666655" calcext:value-type="float">
            <text:p>398.4326146667</text:p>
          </table:table-cell>
          <table:table-cell table:style-name="ce7" table:formula="of:=[.AY29]+[.AX30]" office:value-type="float" office:value="398.65285943864" calcext:value-type="float">
            <text:p>398.6528594386</text:p>
          </table:table-cell>
          <table:table-cell table:style-name="ce7" table:formula="of:=[.AZ29]+[.AY30]" office:value-type="float" office:value="398.842234463368" calcext:value-type="float">
            <text:p>398.8422344634</text:p>
          </table:table-cell>
          <table:table-cell table:style-name="ce7" table:formula="of:=[.BA29]+[.AZ30]" office:value-type="float" office:value="399.005045963103" calcext:value-type="float">
            <text:p>399.0050459631</text:p>
          </table:table-cell>
          <table:table-cell table:style-name="ce7" table:formula="of:=[.BB29]+[.BA30]" office:value-type="float" office:value="399.145004824692" calcext:value-type="float">
            <text:p>399.1450048247</text:p>
          </table:table-cell>
          <table:table-cell table:style-name="ce7" table:formula="of:=[.BC29]+[.BB30]" office:value-type="float" office:value="399.265307497468" calcext:value-type="float">
            <text:p>399.2653074975</text:p>
          </table:table-cell>
          <table:table-cell table:style-name="ce7" table:formula="of:=[.BD29]+[.BC30]" office:value-type="float" office:value="399.368706269115" calcext:value-type="float">
            <text:p>399.3687062691</text:p>
          </table:table-cell>
          <table:table-cell table:style-name="ce7" table:formula="of:=[.BE29]+[.BD30]" office:value-type="float" office:value="399.457570215246" calcext:value-type="float">
            <text:p>399.4575702152</text:p>
          </table:table-cell>
          <table:table-cell table:style-name="ce7" table:formula="of:=[.BF29]+[.BE30]" office:value-type="float" office:value="399.533937987522" calcext:value-type="float">
            <text:p>399.5339379875</text:p>
          </table:table-cell>
          <table:table-cell table:style-name="ce7" table:formula="of:=[.BG29]+[.BF30]" office:value-type="float" office:value="399.599563479494" calcext:value-type="float">
            <text:p>399.5995634795</text:p>
          </table:table-cell>
          <table:table-cell table:style-name="ce7" table:formula="of:=[.BH29]+[.BG30]" office:value-type="float" office:value="399.655955291533" calcext:value-type="float">
            <text:p>399.6559552915</text:p>
          </table:table-cell>
          <table:table-cell table:style-name="ce7" table:formula="of:=[.BI29]+[.BH30]" office:value-type="float" office:value="399.704410807707" calcext:value-type="float">
            <text:p>399.7044108077</text:p>
          </table:table-cell>
          <table:table-cell table:style-name="ce7" table:formula="of:=[.BJ29]+[.BI30]" office:value-type="float" office:value="399.746045598716" calcext:value-type="float">
            <text:p>399.7460455987</text:p>
          </table:table-cell>
          <table:table-cell table:style-name="ce7" table:formula="of:=[.BK29]+[.BJ30]" office:value-type="float" office:value="399.781818776088" calcext:value-type="float">
            <text:p>399.7818187761</text:p>
          </table:table-cell>
          <table:table-cell table:style-name="ce7" table:formula="of:=[.BL29]+[.BK30]" office:value-type="float" office:value="399.812554843454" calcext:value-type="float">
            <text:p>399.8125548435</text:p>
          </table:table-cell>
          <table:table-cell table:style-name="ce7" table:formula="of:=[.BM29]+[.BL30]" office:value-type="float" office:value="399.838962520237" calcext:value-type="float">
            <text:p>399.8389625202</text:p>
          </table:table-cell>
          <table:table-cell table:style-name="ce7" table:formula="of:=[.BN29]+[.BM30]" office:value-type="float" office:value="399.861650950862" calcext:value-type="float">
            <text:p>399.8616509509</text:p>
          </table:table-cell>
          <table:table-cell table:style-name="ce7" table:formula="of:=[.BO29]+[.BN30]" office:value-type="float" office:value="399.881143657946" calcext:value-type="float">
            <text:p>399.8811436579</text:p>
          </table:table-cell>
          <table:table-cell table:style-name="ce7" table:formula="of:=[.BP29]+[.BO30]" office:value-type="float" office:value="399.897890549982" calcext:value-type="float">
            <text:p>399.89789055</text:p>
          </table:table-cell>
          <table:table-cell table:style-name="ce7" table:formula="of:=[.BQ29]+[.BP30]" office:value-type="float" office:value="399.912278252237" calcext:value-type="float">
            <text:p>399.9122782522</text:p>
          </table:table-cell>
          <table:table-cell table:style-name="ce7" table:formula="of:=[.BR29]+[.BQ30]" office:value-type="float" office:value="399.924638993126" calcext:value-type="float">
            <text:p>399.9246389931</text:p>
          </table:table-cell>
          <table:table-cell table:style-name="ce7" table:formula="of:=[.BS29]+[.BR30]" office:value-type="float" office:value="399.93525824665" calcext:value-type="float">
            <text:p>399.9352582467</text:p>
          </table:table-cell>
          <table:table-cell table:style-name="ce7" table:formula="of:=[.BT29]+[.BS30]" office:value-type="float" office:value="399.944381304003" calcext:value-type="float">
            <text:p>399.944381304</text:p>
          </table:table-cell>
          <table:table-cell table:style-name="ce7" table:formula="of:=[.BU29]+[.BT30]" office:value-type="float" office:value="399.952218923634" calcext:value-type="float">
            <text:p>399.9522189236</text:p>
          </table:table-cell>
          <table:table-cell table:style-name="ce7" table:formula="of:=[.BV29]+[.BU30]" office:value-type="float" office:value="399.95895218843" calcext:value-type="float">
            <text:p>399.9589521884</text:p>
          </table:table-cell>
          <table:table-cell table:style-name="ce7" table:formula="of:=[.BW29]+[.BV30]" office:value-type="float" office:value="399.964736680878" calcext:value-type="float">
            <text:p>399.9647366809</text:p>
          </table:table-cell>
          <table:table-cell table:style-name="ce7" table:formula="of:=[.BX29]+[.BW30]" office:value-type="float" office:value="399.969706071659" calcext:value-type="float">
            <text:p>399.9697060717</text:p>
          </table:table-cell>
          <table:table-cell table:style-name="ce7" table:formula="of:=[.BY29]+[.BX30]" office:value-type="float" office:value="399.973975203867" calcext:value-type="float">
            <text:p>399.9739752039</text:p>
          </table:table-cell>
          <table:table-cell table:style-name="ce7" table:formula="of:=[.BZ29]+[.BY30]" office:value-type="float" office:value="399.977642743574" calcext:value-type="float">
            <text:p>399.9776427436</text:p>
          </table:table-cell>
          <table:table-cell table:style-name="ce7" table:formula="of:=[.CA29]+[.BZ30]" office:value-type="float" office:value="399.980793457582" calcext:value-type="float">
            <text:p>399.9807934576</text:p>
          </table:table-cell>
          <table:table-cell table:style-name="ce7" table:formula="of:=[.CB29]+[.CA30]" office:value-type="float" office:value="399.983500170728" calcext:value-type="float">
            <text:p>399.9835001707</text:p>
          </table:table-cell>
          <table:table-cell table:style-name="ce7" table:formula="of:=[.CC29]+[.CB30]" office:value-type="float" office:value="399.985825447738" calcext:value-type="float">
            <text:p>399.9858254477</text:p>
          </table:table-cell>
          <table:table-cell table:style-name="ce7" table:formula="of:=[.CD29]+[.CC30]" office:value-type="float" office:value="399.987823038362" calcext:value-type="float">
            <text:p>399.9878230384</text:p>
          </table:table-cell>
          <table:table-cell table:style-name="ce7" table:formula="of:=[.CE29]+[.CD30]" office:value-type="float" office:value="399.98953911906" calcext:value-type="float">
            <text:p>399.9895391191</text:p>
          </table:table-cell>
          <table:table-cell table:style-name="ce7" table:formula="of:=[.CF29]+[.CE30]" office:value-type="float" office:value="399.991013359858" calcext:value-type="float">
            <text:p>399.9910133599</text:p>
          </table:table-cell>
          <table:table-cell table:style-name="ce7" table:formula="of:=[.CG29]+[.CF30]" office:value-type="float" office:value="399.992279840974" calcext:value-type="float">
            <text:p>399.992279841</text:p>
          </table:table-cell>
          <table:table-cell table:style-name="ce7" table:formula="of:=[.CH29]+[.CG30]" office:value-type="float" office:value="399.993367840348" calcext:value-type="float">
            <text:p>399.9933678403</text:p>
          </table:table-cell>
          <table:table-cell table:style-name="ce7" table:formula="of:=[.CI29]+[.CH30]" office:value-type="float" office:value="399.994302510249" calcext:value-type="float">
            <text:p>399.9943025102</text:p>
          </table:table-cell>
          <table:table-cell table:style-name="ce7" table:formula="of:=[.CJ29]+[.CI30]" office:value-type="float" office:value="399.995105458579" calcext:value-type="float">
            <text:p>399.9951054586</text:p>
          </table:table-cell>
          <table:table-cell table:style-name="ce7" table:formula="of:=[.CK29]+[.CJ30]" office:value-type="float" office:value="399.995795248285" calcext:value-type="float">
            <text:p>399.9957952483</text:p>
          </table:table-cell>
          <table:table-cell table:style-name="ce7" table:formula="of:=[.CL29]+[.CK30]" office:value-type="float" office:value="399.996387826414" calcext:value-type="float">
            <text:p>399.9963878264</text:p>
          </table:table-cell>
          <table:table-cell table:style-name="ce7" table:formula="of:=[.CM29]+[.CL30]" office:value-type="float" office:value="399.996896892726" calcext:value-type="float">
            <text:p>399.9968968927</text:p>
          </table:table-cell>
          <table:table-cell table:style-name="ce7" table:formula="of:=[.CN29]+[.CM30]" office:value-type="float" office:value="399.997334216361" calcext:value-type="float">
            <text:p>399.9973342164</text:p>
          </table:table-cell>
          <table:table-cell table:style-name="ce7" table:formula="of:=[.CO29]+[.CN30]" office:value-type="float" office:value="399.9977099079" calcext:value-type="float">
            <text:p>399.9977099079</text:p>
          </table:table-cell>
          <table:table-cell table:style-name="ce7" table:formula="of:=[.CP29]+[.CO30]" office:value-type="float" office:value="399.998032653084" calcext:value-type="float">
            <text:p>399.9980326531</text:p>
          </table:table-cell>
          <table:table-cell table:style-name="ce7" table:formula="of:=[.CQ29]+[.CP30]" office:value-type="float" office:value="399.998309913604" calcext:value-type="float">
            <text:p>399.9983099136</text:p>
          </table:table-cell>
          <table:table-cell table:style-name="ce7" table:formula="of:=[.CR29]+[.CQ30]" office:value-type="float" office:value="399.998548099597" calcext:value-type="float">
            <text:p>399.9985480996</text:p>
          </table:table-cell>
          <table:table-cell table:style-name="ce7" table:formula="of:=[.CS29]+[.CR30]" office:value-type="float" office:value="399.99875271783" calcext:value-type="float">
            <text:p>399.9987527178</text:p>
          </table:table-cell>
          <table:table-cell table:style-name="ce7" table:formula="of:=[.CT29]+[.CS30]" office:value-type="float" office:value="399.998928499014" calcext:value-type="float">
            <text:p>399.998928499</text:p>
          </table:table-cell>
          <table:table-cell table:style-name="ce7" table:formula="of:=[.CU29]+[.CT30]" office:value-type="float" office:value="399.999079507165" calcext:value-type="float">
            <text:p>399.9990795072</text:p>
          </table:table-cell>
          <table:table-cell table:style-name="ce7" table:formula="of:=[.CV29]+[.CU30]" office:value-type="float" office:value="399.99920923356" calcext:value-type="float">
            <text:p>399.9992092336</text:p>
          </table:table-cell>
          <table:table-cell table:style-name="ce7" table:formula="of:=[.CW29]+[.CV30]" office:value-type="float" office:value="399.999320677453" calcext:value-type="float">
            <text:p>399.9993206775</text:p>
          </table:table-cell>
          <table:table-cell table:style-name="ce7" table:formula="of:=[.CX29]+[.CW30]" office:value-type="float" office:value="399.999416415412" calcext:value-type="float">
            <text:p>399.9994164154</text:p>
          </table:table-cell>
          <table:table-cell table:style-name="ce7" table:formula="of:=[.CY29]+[.CX30]" office:value-type="float" office:value="399.999498660889" calcext:value-type="float">
            <text:p>399.9994986609</text:p>
          </table:table-cell>
          <table:table-cell table:style-name="ce7" table:formula="of:=[.CZ29]+[.CY30]" office:value-type="float" office:value="399.999569315395" calcext:value-type="float">
            <text:p>399.9995693154</text:p>
          </table:table-cell>
          <table:table-cell table:style-name="ce7" table:formula="of:=[.DA29]+[.CZ30]" office:value-type="float" office:value="399.999630012459" calcext:value-type="float">
            <text:p>399.9996300125</text:p>
          </table:table-cell>
          <table:table-cell table:style-name="ce7" table:formula="of:=[.DB29]+[.DA30]" office:value-type="float" office:value="399.999682155396" calcext:value-type="float">
            <text:p>399.9996821554</text:p>
          </table:table-cell>
          <table:table-cell table:style-name="ce7" table:formula="of:=[.DC29]+[.DB30]" office:value-type="float" office:value="399.999726949749" calcext:value-type="float">
            <text:p>399.9997269497</text:p>
          </table:table-cell>
          <table:table-cell table:style-name="ce7" table:formula="of:=[.DD29]+[.DC30]" office:value-type="float" office:value="399.999765431165" calcext:value-type="float">
            <text:p>399.9997654312</text:p>
          </table:table-cell>
          <table:table-cell table:style-name="ce7" table:formula="of:=[.DE29]+[.DD30]" office:value-type="float" office:value="399.999798489335" calcext:value-type="float">
            <text:p>399.9997984893</text:p>
          </table:table-cell>
          <table:table-cell table:style-name="ce7" table:formula="of:=[.DF29]+[.DE30]" office:value-type="float" office:value="399.999826888565" calcext:value-type="float">
            <text:p>399.9998268886</text:p>
          </table:table-cell>
          <table:table-cell table:style-name="ce7" table:formula="of:=[.DG29]+[.DF30]" office:value-type="float" office:value="399.999851285446" calcext:value-type="float">
            <text:p>399.9998512854</text:p>
          </table:table-cell>
          <table:table-cell table:style-name="ce7" table:formula="of:=[.DH29]+[.DG30]" office:value-type="float" office:value="399.999872244035" calcext:value-type="float">
            <text:p>399.999872244</text:p>
          </table:table-cell>
          <table:table-cell table:style-name="ce7" table:formula="of:=[.DI29]+[.DH30]" office:value-type="float" office:value="399.999890248896" calcext:value-type="float">
            <text:p>399.9998902489</text:p>
          </table:table-cell>
          <table:table-cell table:style-name="ce7" table:formula="of:=[.DJ29]+[.DI30]" office:value-type="float" office:value="399.999905716302" calcext:value-type="float">
            <text:p>399.9999057163</text:p>
          </table:table-cell>
          <table:table-cell table:style-name="ce7" table:formula="of:=[.DK29]+[.DJ30]" office:value-type="float" office:value="399.999919003861" calcext:value-type="float">
            <text:p>399.9999190039</text:p>
          </table:table-cell>
          <table:table-cell table:style-name="ce7" table:formula="of:=[.DL29]+[.DK30]" office:value-type="float" office:value="399.999930418783" calcext:value-type="float">
            <text:p>399.9999304188</text:p>
          </table:table-cell>
          <table:table-cell table:style-name="ce7" table:formula="of:=[.DM29]+[.DL30]" office:value-type="float" office:value="399.999940224981" calcext:value-type="float">
            <text:p>399.999940225</text:p>
          </table:table-cell>
          <table:table-cell table:style-name="ce7" table:formula="of:=[.DN29]+[.DM30]" office:value-type="float" office:value="399.999948649175" calcext:value-type="float">
            <text:p>399.9999486492</text:p>
          </table:table-cell>
          <table:table-cell table:style-name="ce7" table:formula="of:=[.DO29]+[.DN30]" office:value-type="float" office:value="399.999955886133" calcext:value-type="float">
            <text:p>399.9999558861</text:p>
          </table:table-cell>
          <table:table-cell table:style-name="ce7" table:formula="of:=[.DP29]+[.DO30]" office:value-type="float" office:value="399.999962103175" calcext:value-type="float">
            <text:p>399.9999621032</text:p>
          </table:table-cell>
          <table:table-cell table:style-name="ce7" table:formula="of:=[.DQ29]+[.DP30]" office:value-type="float" office:value="399.999967444039" calcext:value-type="float">
            <text:p>399.999967444</text:p>
          </table:table-cell>
          <table:table-cell table:style-name="ce7" table:formula="of:=[.DR29]+[.DQ30]" office:value-type="float" office:value="399.999972032205" calcext:value-type="float">
            <text:p>399.9999720322</text:p>
          </table:table-cell>
          <table:table-cell table:style-name="ce7" table:formula="of:=[.DS29]+[.DR30]" office:value-type="float" office:value="399.999975973754" calcext:value-type="float">
            <text:p>399.9999759738</text:p>
          </table:table-cell>
          <table:table-cell table:style-name="ce7" table:formula="of:=[.DT29]+[.DS30]" office:value-type="float" office:value="399.999979359813" calcext:value-type="float">
            <text:p>399.9999793598</text:p>
          </table:table-cell>
          <table:table-cell table:style-name="ce7" table:formula="of:=[.DU29]+[.DT30]" office:value-type="float" office:value="399.99998226867" calcext:value-type="float">
            <text:p>399.9999822687</text:p>
          </table:table-cell>
          <table:table-cell table:style-name="ce7" table:formula="of:=[.DV29]+[.DU30]" office:value-type="float" office:value="399.999984767576" calcext:value-type="float">
            <text:p>399.9999847676</text:p>
          </table:table-cell>
          <table:table-cell table:style-name="ce7" table:formula="of:=[.DW29]+[.DV30]" office:value-type="float" office:value="399.999986914308" calcext:value-type="float">
            <text:p>399.9999869143</text:p>
          </table:table-cell>
          <table:table-cell table:style-name="ce7" table:formula="of:=[.DX29]+[.DW30]" office:value-type="float" office:value="399.999988758496" calcext:value-type="float">
            <text:p>399.9999887585</text:p>
          </table:table-cell>
          <table:table-cell table:style-name="ce7" table:formula="of:=[.DY29]+[.DX30]" office:value-type="float" office:value="399.99999034278" calcext:value-type="float">
            <text:p>399.9999903428</text:p>
          </table:table-cell>
          <table:table-cell table:style-name="ce7" table:formula="of:=[.DZ29]+[.DY30]" office:value-type="float" office:value="399.999991703789" calcext:value-type="float">
            <text:p>399.9999917038</text:p>
          </table:table-cell>
          <table:table-cell table:style-name="ce7" table:formula="of:=[.EA29]+[.DZ30]" office:value-type="float" office:value="399.999992872988" calcext:value-type="float">
            <text:p>399.999992873</text:p>
          </table:table-cell>
          <table:table-cell table:style-name="ce7" table:formula="of:=[.EB29]+[.EA30]" office:value-type="float" office:value="399.99999387741" calcext:value-type="float">
            <text:p>399.9999938774</text:p>
          </table:table-cell>
          <table:table-cell table:style-name="ce7" table:formula="of:=[.EC29]+[.EB30]" office:value-type="float" office:value="399.999994740277" calcext:value-type="float">
            <text:p>399.9999947403</text:p>
          </table:table-cell>
          <table:table-cell table:style-name="ce7" table:formula="of:=[.ED29]+[.EC30]" office:value-type="float" office:value="399.999995481539" calcext:value-type="float">
            <text:p>399.9999954815</text:p>
          </table:table-cell>
          <table:table-cell table:style-name="ce7" table:formula="of:=[.EE29]+[.ED30]" office:value-type="float" office:value="399.999996118333" calcext:value-type="float">
            <text:p>399.9999961183</text:p>
          </table:table-cell>
          <table:table-cell table:style-name="ce7" table:formula="of:=[.EF29]+[.EE30]" office:value-type="float" office:value="399.999996665383" calcext:value-type="float">
            <text:p>399.9999966654</text:p>
          </table:table-cell>
          <table:table-cell table:style-name="ce7" table:formula="of:=[.EG29]+[.EF30]" office:value-type="float" office:value="399.999997135336" calcext:value-type="float">
            <text:p>399.9999971353</text:p>
          </table:table-cell>
          <table:table-cell table:style-name="ce7" table:formula="of:=[.EH29]+[.EG30]" office:value-type="float" office:value="399.999997539058" calcext:value-type="float">
            <text:p>399.9999975391</text:p>
          </table:table-cell>
          <table:table-cell table:style-name="ce7" table:formula="of:=[.EI29]+[.EH30]" office:value-type="float" office:value="399.999997885883" calcext:value-type="float">
            <text:p>399.9999978859</text:p>
          </table:table-cell>
          <table:table-cell table:style-name="ce7" table:formula="of:=[.EJ29]+[.EI30]" office:value-type="float" office:value="399.999998183829" calcext:value-type="float">
            <text:p>399.9999981838</text:p>
          </table:table-cell>
          <table:table-cell table:style-name="ce7" table:formula="of:=[.EK29]+[.EJ30]" office:value-type="float" office:value="399.999998439785" calcext:value-type="float">
            <text:p>399.9999984398</text:p>
          </table:table-cell>
          <table:table-cell table:style-name="ce7" table:formula="of:=[.EL29]+[.EK30]" office:value-type="float" office:value="399.999998659669" calcext:value-type="float">
            <text:p>399.9999986597</text:p>
          </table:table-cell>
          <table:table-cell table:style-name="ce7" table:formula="of:=[.EM29]+[.EL30]" office:value-type="float" office:value="399.999998848564" calcext:value-type="float">
            <text:p>399.9999988486</text:p>
          </table:table-cell>
          <table:table-cell table:style-name="ce7" table:formula="of:=[.EN29]+[.EM30]" office:value-type="float" office:value="399.999999010838" calcext:value-type="float">
            <text:p>399.9999990108</text:p>
          </table:table-cell>
          <table:table-cell table:style-name="ce7" table:formula="of:=[.EO29]+[.EN30]" office:value-type="float" office:value="399.999999150242" calcext:value-type="float">
            <text:p>399.9999991502</text:p>
          </table:table-cell>
          <table:table-cell table:style-name="ce7" table:formula="of:=[.EP29]+[.EO30]" office:value-type="float" office:value="399.99999927" calcext:value-type="float">
            <text:p>399.99999927</text:p>
          </table:table-cell>
          <table:table-cell table:style-name="ce7" table:formula="of:=[.EQ29]+[.EP30]" office:value-type="float" office:value="399.99999937288" calcext:value-type="float">
            <text:p>399.9999993729</text:p>
          </table:table-cell>
          <table:table-cell table:style-name="ce7" table:formula="of:=[.ER29]+[.EQ30]" office:value-type="float" office:value="399.999999461261" calcext:value-type="float">
            <text:p>399.9999994613</text:p>
          </table:table-cell>
          <table:table-cell table:style-name="ce7" table:formula="of:=[.ES29]+[.ER30]" office:value-type="float" office:value="399.999999537187" calcext:value-type="float">
            <text:p>399.9999995372</text:p>
          </table:table-cell>
          <table:table-cell table:style-name="ce7" table:formula="of:=[.ET29]+[.ES30]" office:value-type="float" office:value="399.999999602412" calcext:value-type="float">
            <text:p>399.9999996024</text:p>
          </table:table-cell>
          <table:table-cell table:style-name="ce7" table:formula="of:=[.EU29]+[.ET30]" office:value-type="float" office:value="399.999999658444" calcext:value-type="float">
            <text:p>399.9999996584</text:p>
          </table:table-cell>
          <table:table-cell table:style-name="ce7" table:formula="of:=[.EV29]+[.EU30]" office:value-type="float" office:value="399.999999706581" calcext:value-type="float">
            <text:p>399.9999997066</text:p>
          </table:table-cell>
          <table:table-cell table:style-name="ce7" table:formula="of:=[.EW29]+[.EV30]" office:value-type="float" office:value="399.999999747933" calcext:value-type="float">
            <text:p>399.9999997479</text:p>
          </table:table-cell>
          <table:table-cell table:style-name="ce7" table:formula="of:=[.EX29]+[.EW30]" office:value-type="float" office:value="399.999999783457" calcext:value-type="float">
            <text:p>399.9999997835</text:p>
          </table:table-cell>
          <table:table-cell table:style-name="ce7" table:formula="of:=[.EY29]+[.EX30]" office:value-type="float" office:value="399.999999813975" calcext:value-type="float">
            <text:p>399.999999814</text:p>
          </table:table-cell>
          <table:table-cell table:style-name="ce7" table:formula="of:=[.EZ29]+[.EY30]" office:value-type="float" office:value="399.999999840192" calcext:value-type="float">
            <text:p>399.9999998402</text:p>
          </table:table-cell>
          <table:table-cell table:style-name="ce7" table:formula="of:=[.FA29]+[.EZ30]" office:value-type="float" office:value="399.999999862714" calcext:value-type="float">
            <text:p>399.9999998627</text:p>
          </table:table-cell>
          <table:table-cell table:style-name="ce7" table:formula="of:=[.FB29]+[.FA30]" office:value-type="float" office:value="399.999999882062" calcext:value-type="float">
            <text:p>399.9999998821</text:p>
          </table:table-cell>
          <table:table-cell table:style-name="ce7" table:formula="of:=[.FC29]+[.FB30]" office:value-type="float" office:value="399.999999898683" calcext:value-type="float">
            <text:p>399.9999998987</text:p>
          </table:table-cell>
          <table:table-cell table:style-name="ce7" table:formula="of:=[.FD29]+[.FC30]" office:value-type="float" office:value="399.999999912962" calcext:value-type="float">
            <text:p>399.999999913</text:p>
          </table:table-cell>
          <table:table-cell table:style-name="ce7" table:formula="of:=[.FE29]+[.FD30]" office:value-type="float" office:value="399.999999925228" calcext:value-type="float">
            <text:p>399.9999999252</text:p>
          </table:table-cell>
          <table:table-cell table:style-name="ce7" table:formula="of:=[.FF29]+[.FE30]" office:value-type="float" office:value="399.999999935766" calcext:value-type="float">
            <text:p>399.9999999358</text:p>
          </table:table-cell>
          <table:table-cell table:style-name="ce7" table:formula="of:=[.FG29]+[.FF30]" office:value-type="float" office:value="399.999999944819" calcext:value-type="float">
            <text:p>399.9999999448</text:p>
          </table:table-cell>
          <table:table-cell table:style-name="ce7" table:formula="of:=[.FH29]+[.FG30]" office:value-type="float" office:value="399.999999952595" calcext:value-type="float">
            <text:p>399.9999999526</text:p>
          </table:table-cell>
          <table:table-cell table:style-name="ce7" table:formula="of:=[.FI29]+[.FH30]" office:value-type="float" office:value="399.999999959276" calcext:value-type="float">
            <text:p>399.9999999593</text:p>
          </table:table-cell>
          <table:table-cell table:style-name="ce7" table:formula="of:=[.FJ29]+[.FI30]" office:value-type="float" office:value="399.999999965016" calcext:value-type="float">
            <text:p>399.999999965</text:p>
          </table:table-cell>
          <table:table-cell table:style-name="ce7" table:formula="of:=[.FK29]+[.FJ30]" office:value-type="float" office:value="399.999999969946" calcext:value-type="float">
            <text:p>399.9999999699</text:p>
          </table:table-cell>
          <table:table-cell table:style-name="ce7" table:formula="of:=[.FL29]+[.FK30]" office:value-type="float" office:value="399.999999974182" calcext:value-type="float">
            <text:p>399.9999999742</text:p>
          </table:table-cell>
          <table:table-cell table:style-name="ce7" table:formula="of:=[.FM29]+[.FL30]" office:value-type="float" office:value="399.99999997782" calcext:value-type="float">
            <text:p>399.9999999778</text:p>
          </table:table-cell>
          <table:table-cell table:style-name="ce7" table:formula="of:=[.FN29]+[.FM30]" office:value-type="float" office:value="399.999999980946" calcext:value-type="float">
            <text:p>399.9999999809</text:p>
          </table:table-cell>
          <table:table-cell table:style-name="ce7" table:formula="of:=[.FO29]+[.FN30]" office:value-type="float" office:value="399.999999983631" calcext:value-type="float">
            <text:p>399.9999999836</text:p>
          </table:table-cell>
          <table:table-cell table:style-name="ce7" table:formula="of:=[.FP29]+[.FO30]" office:value-type="float" office:value="399.999999985938" calcext:value-type="float">
            <text:p>399.9999999859</text:p>
          </table:table-cell>
          <table:table-cell table:style-name="ce7" table:formula="of:=[.FQ29]+[.FP30]" office:value-type="float" office:value="399.99999998792" calcext:value-type="float">
            <text:p>399.9999999879</text:p>
          </table:table-cell>
          <table:table-cell table:style-name="ce7" table:formula="of:=[.FR29]+[.FQ30]" office:value-type="float" office:value="399.999999989623" calcext:value-type="float">
            <text:p>399.9999999896</text:p>
          </table:table-cell>
          <table:table-cell table:style-name="ce7" table:formula="of:=[.FS29]+[.FR30]" office:value-type="float" office:value="399.999999991085" calcext:value-type="float">
            <text:p>399.9999999911</text:p>
          </table:table-cell>
          <table:table-cell table:style-name="ce7" table:formula="of:=[.FT29]+[.FS30]" office:value-type="float" office:value="399.999999992341" calcext:value-type="float">
            <text:p>399.9999999923</text:p>
          </table:table-cell>
          <table:table-cell table:style-name="ce7" table:formula="of:=[.FU29]+[.FT30]" office:value-type="float" office:value="399.999999993421" calcext:value-type="float">
            <text:p>399.9999999934</text:p>
          </table:table-cell>
          <table:table-cell table:style-name="ce7" table:formula="of:=[.FV29]+[.FU30]" office:value-type="float" office:value="399.999999994348" calcext:value-type="float">
            <text:p>399.9999999943</text:p>
          </table:table-cell>
          <table:table-cell table:style-name="ce7" table:formula="of:=[.FW29]+[.FV30]" office:value-type="float" office:value="399.999999995145" calcext:value-type="float">
            <text:p>399.9999999951</text:p>
          </table:table-cell>
          <table:table-cell table:style-name="ce7" table:formula="of:=[.FX29]+[.FW30]" office:value-type="float" office:value="399.999999995829" calcext:value-type="float">
            <text:p>399.9999999958</text:p>
          </table:table-cell>
          <table:table-cell table:style-name="ce7" table:formula="of:=[.FY29]+[.FX30]" office:value-type="float" office:value="399.999999996417" calcext:value-type="float">
            <text:p>399.9999999964</text:p>
          </table:table-cell>
          <table:table-cell table:style-name="ce7" table:formula="of:=[.FZ29]+[.FY30]" office:value-type="float" office:value="399.999999996922" calcext:value-type="float">
            <text:p>399.9999999969</text:p>
          </table:table-cell>
          <table:table-cell table:style-name="ce7" table:formula="of:=[.GA29]+[.FZ30]" office:value-type="float" office:value="399.999999997356" calcext:value-type="float">
            <text:p>399.9999999974</text:p>
          </table:table-cell>
          <table:table-cell table:style-name="ce7" table:formula="of:=[.GB29]+[.GA30]" office:value-type="float" office:value="399.999999997728" calcext:value-type="float">
            <text:p>399.9999999977</text:p>
          </table:table-cell>
          <table:table-cell table:style-name="ce7" table:formula="of:=[.GC29]+[.GB30]" office:value-type="float" office:value="399.999999998048" calcext:value-type="float">
            <text:p>399.999999998</text:p>
          </table:table-cell>
          <table:table-cell table:style-name="ce7" table:formula="of:=[.GD29]+[.GC30]" office:value-type="float" office:value="399.999999998324" calcext:value-type="float">
            <text:p>399.9999999983</text:p>
          </table:table-cell>
          <table:table-cell table:style-name="ce7" table:formula="of:=[.GE29]+[.GD30]" office:value-type="float" office:value="399.99999999856" calcext:value-type="float">
            <text:p>399.9999999986</text:p>
          </table:table-cell>
          <table:table-cell table:style-name="ce7" table:formula="of:=[.GF29]+[.GE30]" office:value-type="float" office:value="399.999999998763" calcext:value-type="float">
            <text:p>399.9999999988</text:p>
          </table:table-cell>
          <table:table-cell table:style-name="ce7" table:formula="of:=[.GG29]+[.GF30]" office:value-type="float" office:value="399.999999998937" calcext:value-type="float">
            <text:p>399.9999999989</text:p>
          </table:table-cell>
          <table:table-cell table:style-name="ce7" table:formula="of:=[.GH29]+[.GG30]" office:value-type="float" office:value="399.999999999087" calcext:value-type="float">
            <text:p>399.9999999991</text:p>
          </table:table-cell>
          <table:table-cell table:style-name="ce7" table:formula="of:=[.GI29]+[.GH30]" office:value-type="float" office:value="399.999999999216" calcext:value-type="float">
            <text:p>399.9999999992</text:p>
          </table:table-cell>
          <table:table-cell table:style-name="ce7" table:formula="of:=[.GJ29]+[.GI30]" office:value-type="float" office:value="399.999999999326" calcext:value-type="float">
            <text:p>399.9999999993</text:p>
          </table:table-cell>
          <table:table-cell table:style-name="ce7" table:formula="of:=[.GK29]+[.GJ30]" office:value-type="float" office:value="399.999999999421" calcext:value-type="float">
            <text:p>399.9999999994</text:p>
          </table:table-cell>
          <table:table-cell table:style-name="ce7" table:formula="of:=[.GL29]+[.GK30]" office:value-type="float" office:value="399.999999999503" calcext:value-type="float">
            <text:p>399.9999999995</text:p>
          </table:table-cell>
          <table:table-cell table:style-name="ce7" table:formula="of:=[.GM29]+[.GL30]" office:value-type="float" office:value="399.999999999573" calcext:value-type="float">
            <text:p>399.9999999996</text:p>
          </table:table-cell>
          <table:table-cell table:style-name="ce7" table:formula="of:=[.GN29]+[.GM30]" office:value-type="float" office:value="399.999999999633" calcext:value-type="float">
            <text:p>399.9999999996</text:p>
          </table:table-cell>
          <table:table-cell table:style-name="ce7" table:formula="of:=[.GO29]+[.GN30]" office:value-type="float" office:value="399.999999999685" calcext:value-type="float">
            <text:p>399.9999999997</text:p>
          </table:table-cell>
          <table:table-cell table:style-name="ce7" table:formula="of:=[.GP29]+[.GO30]" office:value-type="float" office:value="399.999999999729" calcext:value-type="float">
            <text:p>399.9999999997</text:p>
          </table:table-cell>
          <table:table-cell table:style-name="ce7" table:formula="of:=[.GQ29]+[.GP30]" office:value-type="float" office:value="399.999999999768" calcext:value-type="float">
            <text:p>399.9999999998</text:p>
          </table:table-cell>
          <table:table-cell table:style-name="ce7" table:formula="of:=[.GR29]+[.GQ30]" office:value-type="float" office:value="399.9999999998" calcext:value-type="float">
            <text:p>399.9999999998</text:p>
          </table:table-cell>
        </table:table-row>
        <table:table-row table:style-name="ro1">
          <table:table-cell/>
          <table:table-cell table:style-name="ce7" office:value-type="string" calcext:value-type="string">
            <text:p>Incidence</text:p>
          </table:table-cell>
          <table:table-cell table:style-name="ce9" table:formula="of:=[.C29]/([.C22]-[.C24])" office:value-type="float" office:value="0.0131677736194376" calcext:value-type="float">
            <text:p>0.0132</text:p>
          </table:table-cell>
          <table:table-cell table:style-name="ce9" table:formula="of:=[.D29]/([.D22]-[.D24])" office:value-type="float" office:value="0.0144612088367663" calcext:value-type="float">
            <text:p>0.0145</text:p>
          </table:table-cell>
          <table:table-cell table:style-name="ce9" table:formula="of:=[.E29]/([.E22]-[.E24])" office:value-type="float" office:value="0.0157916935162047" calcext:value-type="float">
            <text:p>0.0158</text:p>
          </table:table-cell>
          <table:table-cell table:style-name="ce9" table:formula="of:=[.F29]/([.F22]-[.F24])" office:value-type="float" office:value="0.0171376352757306" calcext:value-type="float">
            <text:p>0.0171</text:p>
          </table:table-cell>
          <table:table-cell table:style-name="ce9" table:formula="of:=[.G29]/([.G22]-[.G24])" office:value-type="float" office:value="0.018472781218779" calcext:value-type="float">
            <text:p>0.0185</text:p>
          </table:table-cell>
          <table:table-cell table:style-name="ce9" table:formula="of:=[.H29]/([.H22]-[.H24])" office:value-type="float" office:value="0.0197666415667137" calcext:value-type="float">
            <text:p>0.0198</text:p>
          </table:table-cell>
          <table:table-cell table:style-name="ce9" table:formula="of:=[.I29]/([.I22]-[.I24])" office:value-type="float" office:value="0.0209853544134349" calcext:value-type="float">
            <text:p>0.0210</text:p>
          </table:table-cell>
          <table:table-cell table:style-name="ce9" table:formula="of:=[.J29]/([.J22]-[.J24])" office:value-type="float" office:value="0.0220930214772122" calcext:value-type="float">
            <text:p>0.0221</text:p>
          </table:table-cell>
          <table:table-cell table:style-name="ce9" table:formula="of:=[.K29]/([.K22]-[.K24])" office:value-type="float" office:value="0.0230534882119259" calcext:value-type="float">
            <text:p>0.0231</text:p>
          </table:table-cell>
          <table:table-cell table:style-name="ce9" table:formula="of:=[.L29]/([.L22]-[.L24])" office:value-type="float" office:value="0.0238324717411119" calcext:value-type="float">
            <text:p>0.0238</text:p>
          </table:table-cell>
          <table:table-cell table:style-name="ce9" table:formula="of:=[.M29]/([.M22]-[.M24])" office:value-type="float" office:value="0.0243998673396159" calcext:value-type="float">
            <text:p>0.0244</text:p>
          </table:table-cell>
          <table:table-cell table:style-name="ce9" table:formula="of:=[.N29]/([.N22]-[.N24])" office:value-type="float" office:value="0.02473200351468" calcext:value-type="float">
            <text:p>0.0247</text:p>
          </table:table-cell>
          <table:table-cell table:style-name="ce9" table:formula="of:=[.O29]/([.O22]-[.O24])" office:value-type="float" office:value="0.0248135833962487" calcext:value-type="float">
            <text:p>0.0248</text:p>
          </table:table-cell>
          <table:table-cell table:style-name="ce9" table:formula="of:=[.P29]/([.P22]-[.P24])" office:value-type="float" office:value="0.0246390592330145" calcext:value-type="float">
            <text:p>0.0246</text:p>
          </table:table-cell>
          <table:table-cell table:style-name="ce9" table:formula="of:=[.Q29]/([.Q22]-[.Q24])" office:value-type="float" office:value="0.0242132424644546" calcext:value-type="float">
            <text:p>0.0242</text:p>
          </table:table-cell>
          <table:table-cell table:style-name="ce9" table:formula="of:=[.R29]/([.R22]-[.R24])" office:value-type="float" office:value="0.0235510481310719" calcext:value-type="float">
            <text:p>0.0236</text:p>
          </table:table-cell>
          <table:table-cell table:style-name="ce9" table:formula="of:=[.S29]/([.S22]-[.S24])" office:value-type="float" office:value="0.0226763922357553" calcext:value-type="float">
            <text:p>0.0227</text:p>
          </table:table-cell>
          <table:table-cell table:style-name="ce9" table:formula="of:=[.T29]/([.T22]-[.T24])" office:value-type="float" office:value="0.021620379768909" calcext:value-type="float">
            <text:p>0.0216</text:p>
          </table:table-cell>
          <table:table-cell table:style-name="ce9" table:formula="of:=[.U29]/([.U22]-[.U24])" office:value-type="float" office:value="0.0204190145570091" calcext:value-type="float">
            <text:p>0.0204</text:p>
          </table:table-cell>
          <table:table-cell table:style-name="ce9" table:formula="of:=[.V29]/([.V22]-[.V24])" office:value-type="float" office:value="0.0191107115511397" calcext:value-type="float">
            <text:p>0.0191</text:p>
          </table:table-cell>
          <table:table-cell table:style-name="ce9" table:formula="of:=[.W29]/([.W22]-[.W24])" office:value-type="float" office:value="0.0177338908483371" calcext:value-type="float">
            <text:p>0.0177</text:p>
          </table:table-cell>
          <table:table-cell table:style-name="ce9" table:formula="of:=[.X29]/([.X22]-[.X24])" office:value-type="float" office:value="0.0163248864163519" calcext:value-type="float">
            <text:p>0.0163</text:p>
          </table:table-cell>
          <table:table-cell table:style-name="ce9" table:formula="of:=[.Y29]/([.Y22]-[.Y24])" office:value-type="float" office:value="0.0149163265116649" calcext:value-type="float">
            <text:p>0.0149</text:p>
          </table:table-cell>
          <table:table-cell table:style-name="ce9" table:formula="of:=[.Z29]/([.Z22]-[.Z24])" office:value-type="float" office:value="0.0135360565236679" calcext:value-type="float">
            <text:p>0.0135</text:p>
          </table:table-cell>
          <table:table-cell table:style-name="ce9" table:formula="of:=[.AA29]/([.AA22]-[.AA24])" office:value-type="float" office:value="0.0122065961467356" calcext:value-type="float">
            <text:p>0.0122</text:p>
          </table:table-cell>
          <table:table-cell table:style-name="ce9" table:formula="of:=[.AB29]/([.AB22]-[.AB24])" office:value-type="float" office:value="0.0109450634065673" calcext:value-type="float">
            <text:p>0.0109</text:p>
          </table:table-cell>
          <table:table-cell table:style-name="ce9" table:formula="of:=[.AC29]/([.AC22]-[.AC24])" office:value-type="float" office:value="0.00976346310410933" calcext:value-type="float">
            <text:p>0.0098</text:p>
          </table:table-cell>
          <table:table-cell table:style-name="ce9" table:formula="of:=[.AD29]/([.AD22]-[.AD24])" office:value-type="float" office:value="0.00866922546958068" calcext:value-type="float">
            <text:p>0.0087</text:p>
          </table:table-cell>
          <table:table-cell table:style-name="ce9" table:formula="of:=[.AE29]/([.AE22]-[.AE24])" office:value-type="float" office:value="0.00766588705513529" calcext:value-type="float">
            <text:p>0.0077</text:p>
          </table:table-cell>
          <table:table-cell table:style-name="ce9" table:formula="of:=[.AF29]/([.AF22]-[.AF24])" office:value-type="float" office:value="0.00675382342834879" calcext:value-type="float">
            <text:p>0.0068</text:p>
          </table:table-cell>
          <table:table-cell table:style-name="ce9" table:formula="of:=[.AG29]/([.AG22]-[.AG24])" office:value-type="float" office:value="0.00593096574229498" calcext:value-type="float">
            <text:p>0.0059</text:p>
          </table:table-cell>
          <table:table-cell table:style-name="ce9" table:formula="of:=[.AH29]/([.AH22]-[.AH24])" office:value-type="float" office:value="0.00519345591368718" calcext:value-type="float">
            <text:p>0.0052</text:p>
          </table:table-cell>
          <table:table-cell table:style-name="ce9" table:formula="of:=[.AI29]/([.AI22]-[.AI24])" office:value-type="float" office:value="0.00453621490668168" calcext:value-type="float">
            <text:p>0.0045</text:p>
          </table:table-cell>
          <table:table-cell table:style-name="ce9" table:formula="of:=[.AJ29]/([.AJ22]-[.AJ24])" office:value-type="float" office:value="0.00395341408236985" calcext:value-type="float">
            <text:p>0.0040</text:p>
          </table:table-cell>
          <table:table-cell table:style-name="ce9" table:formula="of:=[.AK29]/([.AK22]-[.AK24])" office:value-type="float" office:value="0.00343885050505993" calcext:value-type="float">
            <text:p>0.0034</text:p>
          </table:table-cell>
          <table:table-cell table:style-name="ce9" table:formula="of:=[.AL29]/([.AL22]-[.AL24])" office:value-type="float" office:value="0.00298623398727524" calcext:value-type="float">
            <text:p>0.0030</text:p>
          </table:table-cell>
          <table:table-cell table:style-name="ce9" table:formula="of:=[.AM29]/([.AM22]-[.AM24])" office:value-type="float" office:value="0.00258939732766926" calcext:value-type="float">
            <text:p>0.0026</text:p>
          </table:table-cell>
          <table:table-cell table:style-name="ce9" table:formula="of:=[.AN29]/([.AN22]-[.AN24])" office:value-type="float" office:value="0.00224244253407045" calcext:value-type="float">
            <text:p>0.0022</text:p>
          </table:table-cell>
          <table:table-cell table:style-name="ce9" table:formula="of:=[.AO29]/([.AO22]-[.AO24])" office:value-type="float" office:value="0.00193983562047346" calcext:value-type="float">
            <text:p>0.0019</text:p>
          </table:table-cell>
          <table:table-cell table:style-name="ce9" table:formula="of:=[.AP29]/([.AP22]-[.AP24])" office:value-type="float" office:value="0.00167646145613307" calcext:value-type="float">
            <text:p>0.0017</text:p>
          </table:table-cell>
          <table:table-cell table:style-name="ce9" table:formula="of:=[.AQ29]/([.AQ22]-[.AQ24])" office:value-type="float" office:value="0.00144764859111238" calcext:value-type="float">
            <text:p>0.0014</text:p>
          </table:table-cell>
          <table:table-cell table:style-name="ce9" table:formula="of:=[.AR29]/([.AR22]-[.AR24])" office:value-type="float" office:value="0.00124917229860456" calcext:value-type="float">
            <text:p>0.0012</text:p>
          </table:table-cell>
          <table:table-cell table:style-name="ce9" table:formula="of:=[.AS29]/([.AS22]-[.AS24])" office:value-type="float" office:value="0.00107724245276174" calcext:value-type="float">
            <text:p>0.0011</text:p>
          </table:table-cell>
          <table:table-cell table:style-name="ce9" table:formula="of:=[.AT29]/([.AT22]-[.AT24])" office:value-type="float" office:value="0.000928481406340838" calcext:value-type="float">
            <text:p>0.0009</text:p>
          </table:table-cell>
          <table:table-cell table:style-name="ce9" table:formula="of:=[.AU29]/([.AU22]-[.AU24])" office:value-type="float" office:value="0.000799895790144242" calcext:value-type="float">
            <text:p>0.0008</text:p>
          </table:table-cell>
          <table:table-cell table:style-name="ce9" table:formula="of:=[.AV29]/([.AV22]-[.AV24])" office:value-type="float" office:value="0.000688845133269875" calcext:value-type="float">
            <text:p>0.0007</text:p>
          </table:table-cell>
          <table:table-cell table:style-name="ce9" table:formula="of:=[.AW29]/([.AW22]-[.AW24])" office:value-type="float" office:value="0.000593009385308729" calcext:value-type="float">
            <text:p>0.0006</text:p>
          </table:table-cell>
          <table:table-cell table:style-name="ce9" table:formula="of:=[.AX29]/([.AX22]-[.AX24])" office:value-type="float" office:value="0.000510356783940241" calcext:value-type="float">
            <text:p>0.0005</text:p>
          </table:table-cell>
          <table:table-cell table:style-name="ce9" table:formula="of:=[.AY29]/([.AY22]-[.AY24])" office:value-type="float" office:value="0.000439113025340126" calcext:value-type="float">
            <text:p>0.0004</text:p>
          </table:table-cell>
          <table:table-cell table:style-name="ce9" table:formula="of:=[.AZ29]/([.AZ22]-[.AZ24])" office:value-type="float" office:value="0.000377732332361954" calcext:value-type="float">
            <text:p>0.0004</text:p>
          </table:table-cell>
          <table:table-cell table:style-name="ce9" table:formula="of:=[.BA29]/([.BA22]-[.BA24])" office:value-type="float" office:value="0.000324870751152089" calcext:value-type="float">
            <text:p>0.0003</text:p>
          </table:table-cell>
          <table:table-cell table:style-name="ce9" table:formula="of:=[.BB29]/([.BB22]-[.BB24])" office:value-type="float" office:value="0.000279361818839032" calcext:value-type="float">
            <text:p>0.0003</text:p>
          </table:table-cell>
          <table:table-cell table:style-name="ce9" table:formula="of:=[.BC29]/([.BC22]-[.BC24])" office:value-type="float" office:value="0.00024019461507854" calcext:value-type="float">
            <text:p>0.0002</text:p>
          </table:table-cell>
          <table:table-cell table:style-name="ce9" table:formula="of:=[.BD29]/([.BD22]-[.BD24])" office:value-type="float" office:value="0.000206494123924615" calcext:value-type="float">
            <text:p>0.0002</text:p>
          </table:table-cell>
          <table:table-cell table:style-name="ce9" table:formula="of:=[.BE29]/([.BE22]-[.BE24])" office:value-type="float" office:value="0.000177503778215562" calcext:value-type="float">
            <text:p>0.0002</text:p>
          </table:table-cell>
          <table:table-cell table:style-name="ce9" table:formula="of:=[.BF29]/([.BF22]-[.BF24])" office:value-type="float" office:value="0.00015257002749871" calcext:value-type="float">
            <text:p>0.0002</text:p>
          </table:table-cell>
          <table:table-cell table:style-name="ce9" table:formula="of:=[.BG29]/([.BG22]-[.BG24])" office:value-type="float" office:value="0.000131128755681054" calcext:value-type="float">
            <text:p>0.0001</text:p>
          </table:table-cell>
          <table:table-cell table:style-name="ce9" table:formula="of:=[.BH29]/([.BH22]-[.BH24])" office:value-type="float" office:value="0.000112693370994821" calcext:value-type="float">
            <text:p>0.0001</text:p>
          </table:table-cell>
          <table:table-cell table:style-name="ce9" table:formula="of:=[.BI29]/([.BI22]-[.BI24])" office:value-type="float" office:value="0.0000968443947454541" calcext:value-type="float">
            <text:p>0.0001</text:p>
          </table:table-cell>
          <table:table-cell table:style-name="ce9" table:formula="of:=[.BJ29]/([.BJ22]-[.BJ24])" office:value-type="float" office:value="0.0000832203839252308" calcext:value-type="float">
            <text:p>0.0001</text:p>
          </table:table-cell>
          <table:table-cell table:style-name="ce9" table:formula="of:=[.BK29]/([.BK22]-[.BK24])" office:value-type="float" office:value="0.0000715100341671284" calcext:value-type="float">
            <text:p>0.0001</text:p>
          </table:table-cell>
          <table:table-cell table:style-name="ce9" table:formula="of:=[.BL29]/([.BL22]-[.BL24])" office:value-type="float" office:value="0.0000614453223019906" calcext:value-type="float">
            <text:p>0.0001</text:p>
          </table:table-cell>
          <table:table-cell table:style-name="ce9" table:formula="of:=[.BM29]/([.BM22]-[.BM24])" office:value-type="float" office:value="0.0000527955610210392" calcext:value-type="float">
            <text:p>0.0001</text:p>
          </table:table-cell>
          <table:table-cell table:style-name="ce9" table:formula="of:=[.BN29]/([.BN22]-[.BN24])" office:value-type="float" office:value="0.0000453622512052597" calcext:value-type="float">
            <text:p>0.0000</text:p>
          </table:table-cell>
          <table:table-cell table:style-name="ce9" table:formula="of:=[.BO29]/([.BO22]-[.BO24])" office:value-type="float" office:value="0.0000389746299618069" calcext:value-type="float">
            <text:p>0.0000</text:p>
          </table:table-cell>
          <table:table-cell table:style-name="ce9" table:formula="of:=[.BP29]/([.BP22]-[.BP24])" office:value-type="float" office:value="0.0000334858240667971" calcext:value-type="float">
            <text:p>0.0000</text:p>
          </table:table-cell>
          <table:table-cell table:style-name="ce9" table:formula="of:=[.BQ29]/([.BQ22]-[.BQ24])" office:value-type="float" office:value="0.0000287695292292237" calcext:value-type="float">
            <text:p>0.0000</text:p>
          </table:table-cell>
          <table:table-cell table:style-name="ce9" table:formula="of:=[.BR29]/([.BR22]-[.BR24])" office:value-type="float" office:value="0.0000247171453159825" calcext:value-type="float">
            <text:p>0.0000</text:p>
          </table:table-cell>
          <table:table-cell table:style-name="ce9" table:formula="of:=[.BS29]/([.BS22]-[.BS24])" office:value-type="float" office:value="0.000021235306418894" calcext:value-type="float">
            <text:p>0.0000</text:p>
          </table:table-cell>
          <table:table-cell table:style-name="ce9" table:formula="of:=[.BT29]/([.BT22]-[.BT24])" office:value-type="float" office:value="0.0000182437524402796" calcext:value-type="float">
            <text:p>0.0000</text:p>
          </table:table-cell>
          <table:table-cell table:style-name="ce9" table:formula="of:=[.BU29]/([.BU22]-[.BU24])" office:value-type="float" office:value="0.0000156734957832193" calcext:value-type="float">
            <text:p>0.0000</text:p>
          </table:table-cell>
          <table:table-cell table:style-name="ce9" table:formula="of:=[.BV29]/([.BV22]-[.BV24])" office:value-type="float" office:value="0.0000134652428259053" calcext:value-type="float">
            <text:p>0.0000</text:p>
          </table:table-cell>
          <table:table-cell table:style-name="ce9" table:formula="of:=[.BW29]/([.BW22]-[.BW24])" office:value-type="float" office:value="0.0000115680352106942" calcext:value-type="float">
            <text:p>0.0000</text:p>
          </table:table-cell>
          <table:table-cell table:style-name="ce9" table:formula="of:=[.BX29]/([.BX22]-[.BX24])" office:value-type="float" office:value="0.0000099380806618485" calcext:value-type="float">
            <text:p>0.0000</text:p>
          </table:table-cell>
          <table:table-cell table:style-name="ce9" table:formula="of:=[.BY29]/([.BY22]-[.BY24])" office:value-type="float" office:value="0.00000853774713318073" calcext:value-type="float">
            <text:p>0.0000</text:p>
          </table:table-cell>
          <table:table-cell table:style-name="ce9" table:formula="of:=[.BZ29]/([.BZ22]-[.BZ24])" office:value-type="float" office:value="0.00000733469764527119" calcext:value-type="float">
            <text:p>0.0000</text:p>
          </table:table-cell>
          <table:table-cell table:style-name="ce9" table:formula="of:=[.CA29]/([.CA22]-[.CA24])" office:value-type="float" office:value="0.0000063011462638257" calcext:value-type="float">
            <text:p>0.0000</text:p>
          </table:table-cell>
          <table:table-cell table:style-name="ce9" table:formula="of:=[.CB29]/([.CB22]-[.CB24])" office:value-type="float" office:value="0.00000541321835271152" calcext:value-type="float">
            <text:p>0.0000</text:p>
          </table:table-cell>
          <table:table-cell table:style-name="ce9" table:formula="of:=[.CC29]/([.CC22]-[.CC24])" office:value-type="float" office:value="0.0000046504005582936" calcext:value-type="float">
            <text:p>0.0000</text:p>
          </table:table-cell>
          <table:table-cell table:style-name="ce9" table:formula="of:=[.CD29]/([.CD22]-[.CD24])" office:value-type="float" office:value="0.00000399506799148275" calcext:value-type="float">
            <text:p>0.0000</text:p>
          </table:table-cell>
          <table:table-cell table:style-name="ce9" table:formula="of:=[.CE29]/([.CE22]-[.CE24])" office:value-type="float" office:value="0.00000343207781087164" calcext:value-type="float">
            <text:p>0.0000</text:p>
          </table:table-cell>
          <table:table-cell table:style-name="ce9" table:formula="of:=[.CF29]/([.CF22]-[.CF24])" office:value-type="float" office:value="0.00000294841991019972" calcext:value-type="float">
            <text:p>0.0000</text:p>
          </table:table-cell>
          <table:table-cell table:style-name="ce9" table:formula="of:=[.CG29]/([.CG22]-[.CG24])" office:value-type="float" office:value="0.0000025329167075601" calcext:value-type="float">
            <text:p>0.0000</text:p>
          </table:table-cell>
          <table:table-cell table:style-name="ce9" table:formula="of:=[.CH29]/([.CH22]-[.CH24])" office:value-type="float" office:value="0.0000021759651497386" calcext:value-type="float">
            <text:p>0.0000</text:p>
          </table:table-cell>
          <table:table-cell table:style-name="ce9" table:formula="of:=[.CI29]/([.CI22]-[.CI24])" office:value-type="float" office:value="0.00000186931500687607" calcext:value-type="float">
            <text:p>0.0000</text:p>
          </table:table-cell>
          <table:table-cell table:style-name="ce9" table:formula="of:=[.CJ29]/([.CJ22]-[.CJ24])" office:value-type="float" office:value="0.00000160587836118575" calcext:value-type="float">
            <text:p>0.0000</text:p>
          </table:table-cell>
          <table:table-cell table:style-name="ce9" table:formula="of:=[.CK29]/([.CK22]-[.CK24])" office:value-type="float" office:value="0.00000137956590691968" calcext:value-type="float">
            <text:p>0.0000</text:p>
          </table:table-cell>
          <table:table-cell table:style-name="ce9" table:formula="of:=[.CL29]/([.CL22]-[.CL24])" office:value-type="float" office:value="0.00000118514629293836" calcext:value-type="float">
            <text:p>0.0000</text:p>
          </table:table-cell>
          <table:table-cell table:style-name="ce9" table:formula="of:=[.CM29]/([.CM22]-[.CM24])" office:value-type="float" office:value="0.00000101812526776435" calcext:value-type="float">
            <text:p>0.0000</text:p>
          </table:table-cell>
          <table:table-cell table:style-name="ce9" table:formula="of:=[.CN29]/([.CN22]-[.CN24])" office:value-type="float" office:value="0.000000874641841720086" calcext:value-type="float">
            <text:p>0.0000</text:p>
          </table:table-cell>
          <table:table-cell table:style-name="ce9" table:formula="of:=[.CO29]/([.CO22]-[.CO24])" office:value-type="float" office:value="0.000000751379071887407" calcext:value-type="float">
            <text:p>0.0000</text:p>
          </table:table-cell>
          <table:table-cell table:style-name="ce9" table:formula="of:=[.CP29]/([.CP22]-[.CP24])" office:value-type="float" office:value="0.000000645487412010284" calcext:value-type="float">
            <text:p>0.0000</text:p>
          </table:table-cell>
          <table:table-cell table:style-name="ce9" table:formula="of:=[.CQ29]/([.CQ22]-[.CQ24])" office:value-type="float" office:value="0.000000554518858712071" calcext:value-type="float">
            <text:p>0.0000</text:p>
          </table:table-cell>
          <table:table-cell table:style-name="ce9" table:formula="of:=[.CR29]/([.CR22]-[.CR24])" office:value-type="float" office:value="0.000000476370374086079" calcext:value-type="float">
            <text:p>0.0000</text:p>
          </table:table-cell>
          <table:table-cell table:style-name="ce9" table:formula="of:=[.CS29]/([.CS22]-[.CS24])" office:value-type="float" office:value="0.00000040923527850648" calcext:value-type="float">
            <text:p>0.0000</text:p>
          </table:table-cell>
          <table:table-cell table:style-name="ce9" table:formula="of:=[.CT29]/([.CT22]-[.CT24])" office:value-type="float" office:value="0.000000351561491275341" calcext:value-type="float">
            <text:p>0.0000</text:p>
          </table:table-cell>
          <table:table-cell table:style-name="ce9" table:formula="of:=[.CU29]/([.CU22]-[.CU24])" office:value-type="float" office:value="0.000000302015654672387" calcext:value-type="float">
            <text:p>0.0000</text:p>
          </table:table-cell>
          <table:table-cell table:style-name="ce9" table:formula="of:=[.CV29]/([.CV22]-[.CV24])" office:value-type="float" office:value="0.00000025945231272484" calcext:value-type="float">
            <text:p>0.0000</text:p>
          </table:table-cell>
          <table:table-cell table:style-name="ce9" table:formula="of:=[.CW29]/([.CW22]-[.CW24])" office:value-type="float" office:value="0.000000222887432677665" calcext:value-type="float">
            <text:p>0.0000</text:p>
          </table:table-cell>
          <table:table-cell table:style-name="ce9" table:formula="of:=[.CX29]/([.CX22]-[.CX24])" office:value-type="float" office:value="0.00000019147565739894" calcext:value-type="float">
            <text:p>0.0000</text:p>
          </table:table-cell>
          <table:table-cell table:style-name="ce9" table:formula="of:=[.CY29]/([.CY22]-[.CY24])" office:value-type="float" office:value="0.000000164490763104316" calcext:value-type="float">
            <text:p>0.0000</text:p>
          </table:table-cell>
          <table:table-cell table:style-name="ce9" table:formula="of:=[.CZ29]/([.CZ22]-[.CZ24])" office:value-type="float" office:value="0.000000141308870810486" calcext:value-type="float">
            <text:p>0.0000</text:p>
          </table:table-cell>
          <table:table-cell table:style-name="ce9" table:formula="of:=[.DA29]/([.DA22]-[.DA24])" office:value-type="float" office:value="0.000000121394023533977" calcext:value-type="float">
            <text:p>0.0000</text:p>
          </table:table-cell>
          <table:table-cell table:style-name="ce9" table:formula="of:=[.DB29]/([.DB22]-[.DB24])" office:value-type="float" office:value="0.000000104285795903553" calcext:value-type="float">
            <text:p>0.0000</text:p>
          </table:table-cell>
          <table:table-cell table:style-name="ce9" table:formula="of:=[.DC29]/([.DC22]-[.DC24])" office:value-type="float" office:value="0.0000000895886498113658" calcext:value-type="float">
            <text:p>0.0000</text:p>
          </table:table-cell>
          <table:table-cell table:style-name="ce9" table:formula="of:=[.DD29]/([.DD22]-[.DD24])" office:value-type="float" office:value="0.0000000769627900724953" calcext:value-type="float">
            <text:p>0.0000</text:p>
          </table:table-cell>
          <table:table-cell table:style-name="ce9" table:formula="of:=[.DE29]/([.DE22]-[.DE24])" office:value-type="float" office:value="0.0000000661163087249846" calcext:value-type="float">
            <text:p>0.0000</text:p>
          </table:table-cell>
          <table:table-cell table:style-name="ce9" table:formula="of:=[.DF29]/([.DF22]-[.DF24])" office:value-type="float" office:value="0.0000000567984363828624" calcext:value-type="float">
            <text:p>0.0000</text:p>
          </table:table-cell>
          <table:table-cell table:style-name="ce9" table:formula="of:=[.DG29]/([.DG22]-[.DG24])" office:value-type="float" office:value="0.0000000487937446401059" calcext:value-type="float">
            <text:p>0.0000</text:p>
          </table:table-cell>
          <table:table-cell table:style-name="ce9" table:formula="of:=[.DH29]/([.DH22]-[.DH24])" office:value-type="float" office:value="0.0000000419171655047173" calcext:value-type="float">
            <text:p>0.0000</text:p>
          </table:table-cell>
          <table:table-cell table:style-name="ce9" table:formula="of:=[.DI29]/([.DI22]-[.DI24])" office:value-type="float" office:value="0.0000000360097127266312" calcext:value-type="float">
            <text:p>0.0000</text:p>
          </table:table-cell>
          <table:table-cell table:style-name="ce9" table:formula="of:=[.DJ29]/([.DJ22]-[.DJ24])" office:value-type="float" office:value="0.0000000309348061071206" calcext:value-type="float">
            <text:p>0.0000</text:p>
          </table:table-cell>
          <table:table-cell table:style-name="ce9" table:formula="of:=[.DK29]/([.DK22]-[.DK24])" office:value-type="float" office:value="0.0000000265751138154738" calcext:value-type="float">
            <text:p>0.0000</text:p>
          </table:table-cell>
          <table:table-cell table:style-name="ce9" table:formula="of:=[.DL29]/([.DL22]-[.DL24])" office:value-type="float" office:value="0.0000000228298397129857" calcext:value-type="float">
            <text:p>0.0000</text:p>
          </table:table-cell>
          <table:table-cell table:style-name="ce9" table:formula="of:=[.DM29]/([.DM22]-[.DM24])" office:value-type="float" office:value="0.0000000196123929713358" calcext:value-type="float">
            <text:p>0.0000</text:p>
          </table:table-cell>
          <table:table-cell table:style-name="ce9" table:formula="of:=[.DN29]/([.DN22]-[.DN24])" office:value-type="float" office:value="0.000000016848386109963" calcext:value-type="float">
            <text:p>0.0000</text:p>
          </table:table-cell>
          <table:table-cell table:style-name="ce9" table:formula="of:=[.DO29]/([.DO22]-[.DO24])" office:value-type="float" office:value="0.0000000144739151692681" calcext:value-type="float">
            <text:p>0.0000</text:p>
          </table:table-cell>
          <table:table-cell table:style-name="ce9" table:formula="of:=[.DP29]/([.DP22]-[.DP24])" office:value-type="float" office:value="0.0000000124340822588542" calcext:value-type="float">
            <text:p>0.0000</text:p>
          </table:table-cell>
          <table:table-cell table:style-name="ce9" table:formula="of:=[.DQ29]/([.DQ22]-[.DQ24])" office:value-type="float" office:value="0.0000000106817263232847" calcext:value-type="float">
            <text:p>0.0000</text:p>
          </table:table-cell>
          <table:table-cell table:style-name="ce9" table:formula="of:=[.DR29]/([.DR22]-[.DR24])" office:value-type="float" office:value="0.00000000917633278150393" calcext:value-type="float">
            <text:p>0.0000</text:p>
          </table:table-cell>
          <table:table-cell table:style-name="ce9" table:formula="of:=[.DS29]/([.DS22]-[.DS24])" office:value-type="float" office:value="0.00000000788309683139261" calcext:value-type="float">
            <text:p>0.0000</text:p>
          </table:table-cell>
          <table:table-cell table:style-name="ce9" table:formula="of:=[.DT29]/([.DT22]-[.DT24])" office:value-type="float" office:value="0.00000000677211876348986" calcext:value-type="float">
            <text:p>0.0000</text:p>
          </table:table-cell>
          <table:table-cell table:style-name="ce9" table:formula="of:=[.DU29]/([.DU22]-[.DU24])" office:value-type="float" office:value="0.00000000581771267984744" calcext:value-type="float">
            <text:p>0.0000</text:p>
          </table:table-cell>
          <table:table-cell table:style-name="ce9" table:formula="of:=[.DV29]/([.DV22]-[.DV24])" office:value-type="float" office:value="0.00000000499781263581355" calcext:value-type="float">
            <text:p>0.0000</text:p>
          </table:table-cell>
          <table:table-cell table:style-name="ce9" table:formula="of:=[.DW29]/([.DW22]-[.DW24])" office:value-type="float" office:value="0.00000000429346247489676" calcext:value-type="float">
            <text:p>0.0000</text:p>
          </table:table-cell>
          <table:table-cell table:style-name="ce9" table:formula="of:=[.DX29]/([.DX22]-[.DX24])" office:value-type="float" office:value="0.00000000368837756179957" calcext:value-type="float">
            <text:p>0.0000</text:p>
          </table:table-cell>
          <table:table-cell table:style-name="ce9" table:formula="of:=[.DY29]/([.DY22]-[.DY24])" office:value-type="float" office:value="0.00000000316856828095985" calcext:value-type="float">
            <text:p>0.0000</text:p>
          </table:table-cell>
          <table:table-cell table:style-name="ce9" table:formula="of:=[.DZ29]/([.DZ22]-[.DZ24])" office:value-type="float" office:value="0.00000000272201659593562" calcext:value-type="float">
            <text:p>0.0000</text:p>
          </table:table-cell>
          <table:table-cell table:style-name="ce9" table:formula="of:=[.EA29]/([.EA22]-[.EA24])" office:value-type="float" office:value="0.00000000233839819171609" calcext:value-type="float">
            <text:p>0.0000</text:p>
          </table:table-cell>
          <table:table-cell table:style-name="ce9" table:formula="of:=[.EB29]/([.EB22]-[.EB24])" office:value-type="float" office:value="0.00000000200884377590905" calcext:value-type="float">
            <text:p>0.0000</text:p>
          </table:table-cell>
          <table:table-cell table:style-name="ce9" table:formula="of:=[.EC29]/([.EC22]-[.EC24])" office:value-type="float" office:value="0.00000000172573402009782" calcext:value-type="float">
            <text:p>0.0000</text:p>
          </table:table-cell>
          <table:table-cell table:style-name="ce9" table:formula="of:=[.ED29]/([.ED22]-[.ED24])" office:value-type="float" office:value="0.00000000148252340041776" calcext:value-type="float">
            <text:p>0.0000</text:p>
          </table:table-cell>
          <table:table-cell table:style-name="ce9" table:formula="of:=[.EE29]/([.EE22]-[.EE24])" office:value-type="float" office:value="0.00000000127358886454721" calcext:value-type="float">
            <text:p>0.0000</text:p>
          </table:table-cell>
          <table:table-cell table:style-name="ce9" table:formula="of:=[.EF29]/([.EF22]-[.EF24])" office:value-type="float" office:value="0.00000000109409982629273" calcext:value-type="float">
            <text:p>0.0000</text:p>
          </table:table-cell>
          <table:table-cell table:style-name="ce9" table:formula="of:=[.EG29]/([.EG22]-[.EG24])" office:value-type="float" office:value="0.00000000093990648204079" calcext:value-type="float">
            <text:p>0.0000</text:p>
          </table:table-cell>
          <table:table-cell table:style-name="ce9" table:formula="of:=[.EH29]/([.EH22]-[.EH24])" office:value-type="float" office:value="0.000000000807443866948629" calcext:value-type="float">
            <text:p>0.0000</text:p>
          </table:table-cell>
          <table:table-cell table:style-name="ce9" table:formula="of:=[.EI29]/([.EI22]-[.EI24])" office:value-type="float" office:value="0.00000000069364943264966" calcext:value-type="float">
            <text:p>0.0000</text:p>
          </table:table-cell>
          <table:table-cell table:style-name="ce9" table:formula="of:=[.EJ29]/([.EJ22]-[.EJ24])" office:value-type="float" office:value="0.000000000595892240865754" calcext:value-type="float">
            <text:p>0.0000</text:p>
          </table:table-cell>
          <table:table-cell table:style-name="ce9" table:formula="of:=[.EK29]/([.EK22]-[.EK24])" office:value-type="float" office:value="0.000000000511912135878866" calcext:value-type="float">
            <text:p>0.0000</text:p>
          </table:table-cell>
          <table:table-cell table:style-name="ce9" table:formula="of:=[.EL29]/([.EL22]-[.EL24])" office:value-type="float" office:value="0.000000000439767489525728" calcext:value-type="float">
            <text:p>0.0000</text:p>
          </table:table-cell>
          <table:table-cell table:style-name="ce9" table:formula="of:=[.EM29]/([.EM22]-[.EM24])" office:value-type="float" office:value="0.000000000377790310576378" calcext:value-type="float">
            <text:p>0.0000</text:p>
          </table:table-cell>
          <table:table-cell table:style-name="ce9" table:formula="of:=[.EN29]/([.EN22]-[.EN24])" office:value-type="float" office:value="0.000000000324547680622144" calcext:value-type="float">
            <text:p>0.0000</text:p>
          </table:table-cell>
          <table:table-cell table:style-name="ce9" table:formula="of:=[.EO29]/([.EO22]-[.EO24])" office:value-type="float" office:value="0.00000000027880862486792" calcext:value-type="float">
            <text:p>0.0000</text:p>
          </table:table-cell>
          <table:table-cell table:style-name="ce9" table:formula="of:=[.EP29]/([.EP22]-[.EP24])" office:value-type="float" office:value="0.000000000239515651878811" calcext:value-type="float">
            <text:p>0.0000</text:p>
          </table:table-cell>
          <table:table-cell table:style-name="ce9" table:formula="of:=[.EQ29]/([.EQ22]-[.EQ24])" office:value-type="float" office:value="0.000000000205760304277818" calcext:value-type="float">
            <text:p>0.0000</text:p>
          </table:table-cell>
          <table:table-cell table:style-name="ce9" table:formula="of:=[.ER29]/([.ER22]-[.ER24])" office:value-type="float" office:value="0.000000000176762155124594" calcext:value-type="float">
            <text:p>0.0000</text:p>
          </table:table-cell>
          <table:table-cell table:style-name="ce9" table:formula="of:=[.ES29]/([.ES22]-[.ES24])" office:value-type="float" office:value="0.000000000151850764369786" calcext:value-type="float">
            <text:p>0.0000</text:p>
          </table:table-cell>
          <table:table-cell table:style-name="ce9" table:formula="of:=[.ET29]/([.ET22]-[.ET24])" office:value-type="float" office:value="0.000000000130450178216569" calcext:value-type="float">
            <text:p>0.0000</text:p>
          </table:table-cell>
          <table:table-cell table:style-name="ce9" table:formula="of:=[.EU29]/([.EU22]-[.EU24])" office:value-type="float" office:value="0.000000000112065613013255" calcext:value-type="float">
            <text:p>0.0000</text:p>
          </table:table-cell>
          <table:table-cell table:style-name="ce9" table:formula="of:=[.EV29]/([.EV22]-[.EV24])" office:value-type="float" office:value="0.0000000000962720158073494" calcext:value-type="float">
            <text:p>0.0000</text:p>
          </table:table-cell>
          <table:table-cell table:style-name="ce9" table:formula="of:=[.EW29]/([.EW22]-[.EW24])" office:value-type="float" office:value="0.0000000000827042370800296" calcext:value-type="float">
            <text:p>0.0000</text:p>
          </table:table-cell>
          <table:table-cell table:style-name="ce9" table:formula="of:=[.EX29]/([.EX22]-[.EX24])" office:value-type="float" office:value="0.0000000000710485884537432" calcext:value-type="float">
            <text:p>0.0000</text:p>
          </table:table-cell>
          <table:table-cell table:style-name="ce9" table:formula="of:=[.EY29]/([.EY22]-[.EY24])" office:value-type="float" office:value="0.0000000000610355901863463" calcext:value-type="float">
            <text:p>0.0000</text:p>
          </table:table-cell>
          <table:table-cell table:style-name="ce9" table:formula="of:=[.EZ29]/([.EZ22]-[.EZ24])" office:value-type="float" office:value="0.0000000000524337407731616" calcext:value-type="float">
            <text:p>0.0000</text:p>
          </table:table-cell>
          <table:table-cell table:style-name="ce9" table:formula="of:=[.FA29]/([.FA22]-[.FA24])" office:value-type="float" office:value="0.000000000045044164609561" calcext:value-type="float">
            <text:p>0.0000</text:p>
          </table:table-cell>
          <table:table-cell table:style-name="ce9" table:formula="of:=[.FB29]/([.FB22]-[.FB24])" office:value-type="float" office:value="0.000000000038696013967524" calcext:value-type="float">
            <text:p>0.0000</text:p>
          </table:table-cell>
          <table:table-cell table:style-name="ce9" table:formula="of:=[.FC29]/([.FC22]-[.FC24])" office:value-type="float" office:value="0.0000000000332425189794323" calcext:value-type="float">
            <text:p>0.0000</text:p>
          </table:table-cell>
          <table:table-cell table:style-name="ce9" table:formula="of:=[.FD29]/([.FD22]-[.FD24])" office:value-type="float" office:value="0.0000000000285575943043413" calcext:value-type="float">
            <text:p>0.0000</text:p>
          </table:table-cell>
          <table:table-cell table:style-name="ce9" table:formula="of:=[.FE29]/([.FE22]-[.FE24])" office:value-type="float" office:value="0.0000000000245329240225252" calcext:value-type="float">
            <text:p>0.0000</text:p>
          </table:table-cell>
          <table:table-cell table:style-name="ce9" table:formula="of:=[.FF29]/([.FF22]-[.FF24])" office:value-type="float" office:value="0.0000000000210754573607821" calcext:value-type="float">
            <text:p>0.0000</text:p>
          </table:table-cell>
          <table:table-cell table:style-name="ce9" table:formula="of:=[.FG29]/([.FG22]-[.FG24])" office:value-type="float" office:value="0.000000000018105257349416" calcext:value-type="float">
            <text:p>0.0000</text:p>
          </table:table-cell>
          <table:table-cell table:style-name="ce9" table:formula="of:=[.FH29]/([.FH22]-[.FH24])" office:value-type="float" office:value="0.0000000000155536526716434" calcext:value-type="float">
            <text:p>0.0000</text:p>
          </table:table-cell>
          <table:table-cell table:style-name="ce9" table:formula="of:=[.FI29]/([.FI22]-[.FI24])" office:value-type="float" office:value="0.0000000000133616499759973" calcext:value-type="float">
            <text:p>0.0000</text:p>
          </table:table-cell>
          <table:table-cell table:style-name="ce9" table:formula="of:=[.FJ29]/([.FJ22]-[.FJ24])" office:value-type="float" office:value="0.0000000000114785699442406" calcext:value-type="float">
            <text:p>0.0000</text:p>
          </table:table-cell>
          <table:table-cell table:style-name="ce9" table:formula="of:=[.FK29]/([.FK22]-[.FK24])" office:value-type="float" office:value="0.00000000000986087558054277" calcext:value-type="float">
            <text:p>0.0000</text:p>
          </table:table-cell>
          <table:table-cell table:style-name="ce9" table:formula="of:=[.FL29]/([.FL22]-[.FL24])" office:value-type="float" office:value="0.00000000000847116563185271" calcext:value-type="float">
            <text:p>0.0000</text:p>
          </table:table-cell>
          <table:table-cell table:style-name="ce9" table:formula="of:=[.FM29]/([.FM22]-[.FM24])" office:value-type="float" office:value="0.00000000000727730986724713" calcext:value-type="float">
            <text:p>0.0000</text:p>
          </table:table-cell>
          <table:table-cell table:style-name="ce9" table:formula="of:=[.FN29]/([.FN22]-[.FN24])" office:value-type="float" office:value="0.00000000000625170622382913" calcext:value-type="float">
            <text:p>0.0000</text:p>
          </table:table-cell>
          <table:table-cell table:style-name="ce9" table:formula="of:=[.FO29]/([.FO22]-[.FO24])" office:value-type="float" office:value="0.00000000000537064264431648" calcext:value-type="float">
            <text:p>0.0000</text:p>
          </table:table-cell>
          <table:table-cell table:style-name="ce9" table:formula="of:=[.FP29]/([.FP22]-[.FP24])" office:value-type="float" office:value="0.00000000000461374885194252" calcext:value-type="float">
            <text:p>0.0000</text:p>
          </table:table-cell>
          <table:table-cell table:style-name="ce9" table:formula="of:=[.FQ29]/([.FQ22]-[.FQ24])" office:value-type="float" office:value="0.00000000000396352538765151" calcext:value-type="float">
            <text:p>0.0000</text:p>
          </table:table-cell>
          <table:table-cell table:style-name="ce9" table:formula="of:=[.FR29]/([.FR22]-[.FR24])" office:value-type="float" office:value="0.00000000000340493902088166" calcext:value-type="float">
            <text:p>0.0000</text:p>
          </table:table-cell>
          <table:table-cell table:style-name="ce9" table:formula="of:=[.FS29]/([.FS22]-[.FS24])" office:value-type="float" office:value="0.00000000000292507517979405" calcext:value-type="float">
            <text:p>0.0000</text:p>
          </table:table-cell>
          <table:table-cell table:style-name="ce9" table:formula="of:=[.FT29]/([.FT22]-[.FT24])" office:value-type="float" office:value="0.00000000000251283936509948" calcext:value-type="float">
            <text:p>0.0000</text:p>
          </table:table-cell>
          <table:table-cell table:style-name="ce9" table:formula="of:=[.FU29]/([.FU22]-[.FU24])" office:value-type="float" office:value="0.00000000000215870064414216" calcext:value-type="float">
            <text:p>0.0000</text:p>
          </table:table-cell>
          <table:table-cell table:style-name="ce9" table:formula="of:=[.FV29]/([.FV22]-[.FV24])" office:value-type="float" office:value="0.00000000000185447129479775" calcext:value-type="float">
            <text:p>0.0000</text:p>
          </table:table-cell>
          <table:table-cell table:style-name="ce9" table:formula="of:=[.FW29]/([.FW22]-[.FW24])" office:value-type="float" office:value="0.00000000000159311750453121" calcext:value-type="float">
            <text:p>0.0000</text:p>
          </table:table-cell>
          <table:table-cell table:style-name="ce9" table:formula="of:=[.FX29]/([.FX22]-[.FX24])" office:value-type="float" office:value="0.00000000000136859674795804" calcext:value-type="float">
            <text:p>0.0000</text:p>
          </table:table-cell>
          <table:table-cell table:style-name="ce9" table:formula="of:=[.FY29]/([.FY22]-[.FY24])" office:value-type="float" office:value="0.00000000000117571808306206" calcext:value-type="float">
            <text:p>0.0000</text:p>
          </table:table-cell>
          <table:table-cell table:style-name="ce9" table:formula="of:=[.FZ29]/([.FZ22]-[.FZ24])" office:value-type="float" office:value="0.00000000000101002213610455" calcext:value-type="float">
            <text:p>0.0000</text:p>
          </table:table-cell>
          <table:table-cell table:style-name="ce9" table:formula="of:=[.GA29]/([.GA22]-[.GA24])" office:value-type="float" office:value="0.000000000000867678000464029" calcext:value-type="float">
            <text:p>0.0000</text:p>
          </table:table-cell>
          <table:table-cell table:style-name="ce9" table:formula="of:=[.GB29]/([.GB22]-[.GB24])" office:value-type="float" office:value="0.000000000000745394665697702" calcext:value-type="float">
            <text:p>0.0000</text:p>
          </table:table-cell>
          <table:table-cell table:style-name="ce9" table:formula="of:=[.GC29]/([.GC22]-[.GC24])" office:value-type="float" office:value="0.00000000000064034492905576" calcext:value-type="float">
            <text:p>0.0000</text:p>
          </table:table-cell>
          <table:table-cell table:style-name="ce9" table:formula="of:=[.GD29]/([.GD22]-[.GD24])" office:value-type="float" office:value="0.000000000000550100030275223" calcext:value-type="float">
            <text:p>0.0000</text:p>
          </table:table-cell>
          <table:table-cell table:style-name="ce9" table:formula="of:=[.GE29]/([.GE22]-[.GE24])" office:value-type="float" office:value="0.00000000000047257349840334" calcext:value-type="float">
            <text:p>0.0000</text:p>
          </table:table-cell>
          <table:table-cell table:style-name="ce9" table:formula="of:=[.GF29]/([.GF22]-[.GF24])" office:value-type="float" office:value="0.000000000000405972912383563" calcext:value-type="float">
            <text:p>0.0000</text:p>
          </table:table-cell>
          <table:table-cell table:style-name="ce9" table:formula="of:=[.GG29]/([.GG22]-[.GG24])" office:value-type="float" office:value="0.000000000000348758460104107" calcext:value-type="float">
            <text:p>0.0000</text:p>
          </table:table-cell>
          <table:table-cell table:style-name="ce9" table:formula="of:=[.GH29]/([.GH22]-[.GH24])" office:value-type="float" office:value="0.000000000000299607337790181" calcext:value-type="float">
            <text:p>0.0000</text:p>
          </table:table-cell>
          <table:table-cell table:style-name="ce9" table:formula="of:=[.GI29]/([.GI22]-[.GI24])" office:value-type="float" office:value="0.000000000000257383166650386" calcext:value-type="float">
            <text:p>0.0000</text:p>
          </table:table-cell>
          <table:table-cell table:style-name="ce9" table:formula="of:=[.GJ29]/([.GJ22]-[.GJ24])" office:value-type="float" office:value="0.000000000000221109719687055" calcext:value-type="float">
            <text:p>0.0000</text:p>
          </table:table-cell>
          <table:table-cell table:style-name="ce9" table:formula="of:=[.GK29]/([.GK22]-[.GK24])" office:value-type="float" office:value="0.000000000000189948351231885" calcext:value-type="float">
            <text:p>0.0000</text:p>
          </table:table-cell>
          <table:table-cell table:style-name="ce9" table:formula="of:=[.GL29]/([.GL22]-[.GL24])" office:value-type="float" office:value="0.000000000000163178607375444" calcext:value-type="float">
            <text:p>0.0000</text:p>
          </table:table-cell>
          <table:table-cell table:style-name="ce9" table:formula="of:=[.GM29]/([.GM22]-[.GM24])" office:value-type="float" office:value="0.000000000000140181569001781" calcext:value-type="float">
            <text:p>0.0000</text:p>
          </table:table-cell>
          <table:table-cell table:style-name="ce9" table:formula="of:=[.GN29]/([.GN22]-[.GN24])" office:value-type="float" office:value="0.000000000000120425542317485" calcext:value-type="float">
            <text:p>0.0000</text:p>
          </table:table-cell>
          <table:table-cell table:style-name="ce9" table:formula="of:=[.GO29]/([.GO22]-[.GO24])" office:value-type="float" office:value="0.000000000000103453766038781" calcext:value-type="float">
            <text:p>0.0000</text:p>
          </table:table-cell>
          <table:table-cell table:style-name="ce9" table:formula="of:=[.GP29]/([.GP22]-[.GP24])" office:value-type="float" office:value="0.0000000000000888738510256414" calcext:value-type="float">
            <text:p>0.0000</text:p>
          </table:table-cell>
          <table:table-cell table:style-name="ce9" table:formula="of:=[.GQ29]/([.GQ22]-[.GQ24])" office:value-type="float" office:value="0.000000000000076348708206202" calcext:value-type="float">
            <text:p>0.0000</text:p>
          </table:table-cell>
          <table:table-cell table:style-name="ce9" table:formula="of:=[.GR29]/([.GR22]-[.GR24])" office:value-type="float" office:value="0.0000000000000655887550442004" calcext:value-type="float">
            <text:p>0.0000</text:p>
          </table:table-cell>
        </table:table-row>
        <table:table-row table:style-name="ro1">
          <table:table-cell/>
          <table:table-cell table:style-name="ce7" table:number-columns-repeated="20"/>
          <table:table-cell table:style-name="ce7" table:formula="of:=[.V22]-[.V24]" office:value-type="float" office:value="600.748112368187" calcext:value-type="float">
            <text:p>600.7481123682</text:p>
          </table:table-cell>
          <table:table-cell table:style-name="ce7" table:formula="of:=[.W22]-[.W24]" office:value-type="float" office:value="589.267388477826" calcext:value-type="float">
            <text:p>589.2673884778</text:p>
          </table:table-cell>
          <table:table-cell table:style-name="ce7" table:formula="of:=[.X22]-[.X24]" office:value-type="float" office:value="578.817384930076" calcext:value-type="float">
            <text:p>578.8173849301</text:p>
          </table:table-cell>
          <table:table-cell table:style-name="ce7" table:number-columns-repeated="86"/>
          <table:table-cell table:number-columns-repeated="90"/>
        </table:table-row>
        <table:table-row table:style-name="ro1">
          <table:table-cell/>
          <table:table-cell office:value-type="string" calcext:value-type="string">
            <text:p>Beta (force infection)</text:p>
          </table:table-cell>
          <table:table-cell table:style-name="ce7" office:value-type="float" office:value="0.01" calcext:value-type="float">
            <text:p>0.01</text:p>
          </table:table-cell>
          <table:table-cell table:style-name="ce7" table:number-columns-repeated="92"/>
          <table:table-cell table:number-columns-repeated="105"/>
        </table:table-row>
        <table:table-row table:style-name="ro1">
          <table:table-cell/>
          <table:table-cell office:value-type="string" calcext:value-type="string">
            <text:p>High risk proportion</text:p>
          </table:table-cell>
          <table:table-cell table:style-name="ce7" office:value-type="float" office:value="0.5" calcext:value-type="float">
            <text:p>0.5</text:p>
          </table:table-cell>
          <table:table-cell table:style-name="ce7" table:formula="of:=[.D25]-[.D41]" office:value-type="float" office:value="0.00456860973293467" calcext:value-type="float">
            <text:p>0.0045686097</text:p>
          </table:table-cell>
          <table:table-cell table:style-name="ce7" table:number-columns-repeated="91"/>
          <table:table-cell table:number-columns-repeated="105"/>
        </table:table-row>
        <table:table-row table:style-name="ro1">
          <table:table-cell/>
          <table:table-cell office:value-type="string" calcext:value-type="string">
            <text:p>Num partnerships high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92"/>
          <table:table-cell table:number-columns-repeated="105"/>
        </table:table-row>
        <table:table-row table:style-name="ro1">
          <table:table-cell/>
          <table:table-cell office:value-type="string" calcext:value-type="string">
            <text:p>Prevalence</text:p>
          </table:table-cell>
          <table:table-cell table:style-name="ce7" office:value-type="float" office:value="0.1" calcext:value-type="float">
            <text:p>0.1</text:p>
          </table:table-cell>
          <table:table-cell table:style-name="ce7" table:number-columns-repeated="92"/>
          <table:table-cell table:number-columns-repeated="105"/>
        </table:table-row>
        <table:table-row table:style-name="ro1">
          <table:table-cell/>
          <table:table-cell table:style-name="ce4" office:value-type="string" calcext:value-type="string">
            <text:p>Time Period</text:p>
          </table:table-cell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10" table:formula="of:=[.D37]+1" office:value-type="float" office:value="2" calcext:value-type="float">
            <text:p>2</text:p>
          </table:table-cell>
          <table:table-cell table:style-name="ce10" table:formula="of:=[.E37]+1" office:value-type="float" office:value="3" calcext:value-type="float">
            <text:p>3</text:p>
          </table:table-cell>
          <table:table-cell table:style-name="ce10" table:formula="of:=[.F37]+1" office:value-type="float" office:value="4" calcext:value-type="float">
            <text:p>4</text:p>
          </table:table-cell>
          <table:table-cell table:style-name="ce10" table:formula="of:=[.G37]+1" office:value-type="float" office:value="5" calcext:value-type="float">
            <text:p>5</text:p>
          </table:table-cell>
          <table:table-cell table:style-name="ce10" table:formula="of:=[.H37]+1" office:value-type="float" office:value="6" calcext:value-type="float">
            <text:p>6</text:p>
          </table:table-cell>
          <table:table-cell table:style-name="ce10" table:formula="of:=[.I37]+1" office:value-type="float" office:value="7" calcext:value-type="float">
            <text:p>7</text:p>
          </table:table-cell>
          <table:table-cell table:style-name="ce10" table:formula="of:=[.J37]+1" office:value-type="float" office:value="8" calcext:value-type="float">
            <text:p>8</text:p>
          </table:table-cell>
          <table:table-cell table:style-name="ce10" table:formula="of:=[.K37]+1" office:value-type="float" office:value="9" calcext:value-type="float">
            <text:p>9</text:p>
          </table:table-cell>
          <table:table-cell table:style-name="ce10" table:formula="of:=[.L37]+1" office:value-type="float" office:value="10" calcext:value-type="float">
            <text:p>10</text:p>
          </table:table-cell>
          <table:table-cell table:style-name="ce10" table:formula="of:=[.M37]+1" office:value-type="float" office:value="11" calcext:value-type="float">
            <text:p>11</text:p>
          </table:table-cell>
          <table:table-cell table:style-name="ce10" table:formula="of:=[.N37]+1" office:value-type="float" office:value="12" calcext:value-type="float">
            <text:p>12</text:p>
          </table:table-cell>
          <table:table-cell table:style-name="ce10" table:formula="of:=[.O37]+1" office:value-type="float" office:value="13" calcext:value-type="float">
            <text:p>13</text:p>
          </table:table-cell>
          <table:table-cell table:style-name="ce10" table:formula="of:=[.P37]+1" office:value-type="float" office:value="14" calcext:value-type="float">
            <text:p>14</text:p>
          </table:table-cell>
          <table:table-cell table:style-name="ce10" table:formula="of:=[.Q37]+1" office:value-type="float" office:value="15" calcext:value-type="float">
            <text:p>15</text:p>
          </table:table-cell>
          <table:table-cell table:style-name="ce10" table:formula="of:=[.R37]+1" office:value-type="float" office:value="16" calcext:value-type="float">
            <text:p>16</text:p>
          </table:table-cell>
          <table:table-cell table:style-name="ce10" table:formula="of:=[.S37]+1" office:value-type="float" office:value="17" calcext:value-type="float">
            <text:p>17</text:p>
          </table:table-cell>
          <table:table-cell table:style-name="ce10" table:formula="of:=[.T37]+1" office:value-type="float" office:value="18" calcext:value-type="float">
            <text:p>18</text:p>
          </table:table-cell>
          <table:table-cell table:style-name="ce10" table:formula="of:=[.U37]+1" office:value-type="float" office:value="19" calcext:value-type="float">
            <text:p>19</text:p>
          </table:table-cell>
          <table:table-cell table:style-name="ce10" table:formula="of:=[.V37]+1" office:value-type="float" office:value="20" calcext:value-type="float">
            <text:p>20</text:p>
          </table:table-cell>
          <table:table-cell table:style-name="ce10" table:formula="of:=[.W37]+1" office:value-type="float" office:value="21" calcext:value-type="float">
            <text:p>21</text:p>
          </table:table-cell>
          <table:table-cell table:style-name="ce10" table:formula="of:=[.X37]+1" office:value-type="float" office:value="22" calcext:value-type="float">
            <text:p>22</text:p>
          </table:table-cell>
          <table:table-cell table:style-name="ce10" table:formula="of:=[.Y37]+1" office:value-type="float" office:value="23" calcext:value-type="float">
            <text:p>23</text:p>
          </table:table-cell>
          <table:table-cell table:style-name="ce10" table:formula="of:=[.Z37]+1" office:value-type="float" office:value="24" calcext:value-type="float">
            <text:p>24</text:p>
          </table:table-cell>
          <table:table-cell table:style-name="ce10" table:formula="of:=[.AA37]+1" office:value-type="float" office:value="25" calcext:value-type="float">
            <text:p>25</text:p>
          </table:table-cell>
          <table:table-cell table:style-name="ce10" table:formula="of:=[.AB37]+1" office:value-type="float" office:value="26" calcext:value-type="float">
            <text:p>26</text:p>
          </table:table-cell>
          <table:table-cell table:style-name="ce10" table:formula="of:=[.AC37]+1" office:value-type="float" office:value="27" calcext:value-type="float">
            <text:p>27</text:p>
          </table:table-cell>
          <table:table-cell table:style-name="ce10" table:formula="of:=[.AD37]+1" office:value-type="float" office:value="28" calcext:value-type="float">
            <text:p>28</text:p>
          </table:table-cell>
          <table:table-cell table:style-name="ce10" table:formula="of:=[.AE37]+1" office:value-type="float" office:value="29" calcext:value-type="float">
            <text:p>29</text:p>
          </table:table-cell>
          <table:table-cell table:style-name="ce10" table:formula="of:=[.AF37]+1" office:value-type="float" office:value="30" calcext:value-type="float">
            <text:p>30</text:p>
          </table:table-cell>
          <table:table-cell table:style-name="ce10" table:formula="of:=[.AG37]+1" office:value-type="float" office:value="31" calcext:value-type="float">
            <text:p>31</text:p>
          </table:table-cell>
          <table:table-cell table:style-name="ce10" table:formula="of:=[.AH37]+1" office:value-type="float" office:value="32" calcext:value-type="float">
            <text:p>32</text:p>
          </table:table-cell>
          <table:table-cell table:style-name="ce10" table:formula="of:=[.AI37]+1" office:value-type="float" office:value="33" calcext:value-type="float">
            <text:p>33</text:p>
          </table:table-cell>
          <table:table-cell table:style-name="ce10" table:formula="of:=[.AJ37]+1" office:value-type="float" office:value="34" calcext:value-type="float">
            <text:p>34</text:p>
          </table:table-cell>
          <table:table-cell table:style-name="ce10" table:formula="of:=[.AK37]+1" office:value-type="float" office:value="35" calcext:value-type="float">
            <text:p>35</text:p>
          </table:table-cell>
          <table:table-cell table:style-name="ce10" table:formula="of:=[.AL37]+1" office:value-type="float" office:value="36" calcext:value-type="float">
            <text:p>36</text:p>
          </table:table-cell>
          <table:table-cell table:style-name="ce10" table:formula="of:=[.AM37]+1" office:value-type="float" office:value="37" calcext:value-type="float">
            <text:p>37</text:p>
          </table:table-cell>
          <table:table-cell table:style-name="ce10" table:formula="of:=[.AN37]+1" office:value-type="float" office:value="38" calcext:value-type="float">
            <text:p>38</text:p>
          </table:table-cell>
          <table:table-cell table:style-name="ce10" table:formula="of:=[.AO37]+1" office:value-type="float" office:value="39" calcext:value-type="float">
            <text:p>39</text:p>
          </table:table-cell>
          <table:table-cell table:style-name="ce10" table:formula="of:=[.AP37]+1" office:value-type="float" office:value="40" calcext:value-type="float">
            <text:p>40</text:p>
          </table:table-cell>
          <table:table-cell table:style-name="ce10" table:formula="of:=[.AQ37]+1" office:value-type="float" office:value="41" calcext:value-type="float">
            <text:p>41</text:p>
          </table:table-cell>
          <table:table-cell table:style-name="ce10" table:formula="of:=[.AR37]+1" office:value-type="float" office:value="42" calcext:value-type="float">
            <text:p>42</text:p>
          </table:table-cell>
          <table:table-cell table:style-name="ce10" table:formula="of:=[.AS37]+1" office:value-type="float" office:value="43" calcext:value-type="float">
            <text:p>43</text:p>
          </table:table-cell>
          <table:table-cell table:style-name="ce10" table:formula="of:=[.AT37]+1" office:value-type="float" office:value="44" calcext:value-type="float">
            <text:p>44</text:p>
          </table:table-cell>
          <table:table-cell table:style-name="ce10" table:formula="of:=[.AU37]+1" office:value-type="float" office:value="45" calcext:value-type="float">
            <text:p>45</text:p>
          </table:table-cell>
          <table:table-cell table:style-name="ce10" table:formula="of:=[.AV37]+1" office:value-type="float" office:value="46" calcext:value-type="float">
            <text:p>46</text:p>
          </table:table-cell>
          <table:table-cell table:style-name="ce10" table:formula="of:=[.AW37]+1" office:value-type="float" office:value="47" calcext:value-type="float">
            <text:p>47</text:p>
          </table:table-cell>
          <table:table-cell table:style-name="ce10" table:formula="of:=[.AX37]+1" office:value-type="float" office:value="48" calcext:value-type="float">
            <text:p>48</text:p>
          </table:table-cell>
          <table:table-cell table:style-name="ce10" table:formula="of:=[.AY37]+1" office:value-type="float" office:value="49" calcext:value-type="float">
            <text:p>49</text:p>
          </table:table-cell>
          <table:table-cell table:style-name="ce10" table:formula="of:=[.AZ37]+1" office:value-type="float" office:value="50" calcext:value-type="float">
            <text:p>50</text:p>
          </table:table-cell>
          <table:table-cell table:style-name="ce10" table:formula="of:=[.BA37]+1" office:value-type="float" office:value="51" calcext:value-type="float">
            <text:p>51</text:p>
          </table:table-cell>
          <table:table-cell table:style-name="ce10" table:formula="of:=[.BB37]+1" office:value-type="float" office:value="52" calcext:value-type="float">
            <text:p>52</text:p>
          </table:table-cell>
          <table:table-cell table:style-name="ce10" table:formula="of:=[.BC37]+1" office:value-type="float" office:value="53" calcext:value-type="float">
            <text:p>53</text:p>
          </table:table-cell>
          <table:table-cell table:style-name="ce10" table:formula="of:=[.BD37]+1" office:value-type="float" office:value="54" calcext:value-type="float">
            <text:p>54</text:p>
          </table:table-cell>
          <table:table-cell table:style-name="ce10" table:formula="of:=[.BE37]+1" office:value-type="float" office:value="55" calcext:value-type="float">
            <text:p>55</text:p>
          </table:table-cell>
          <table:table-cell table:style-name="ce10" table:formula="of:=[.BF37]+1" office:value-type="float" office:value="56" calcext:value-type="float">
            <text:p>56</text:p>
          </table:table-cell>
          <table:table-cell table:style-name="ce10" table:formula="of:=[.BG37]+1" office:value-type="float" office:value="57" calcext:value-type="float">
            <text:p>57</text:p>
          </table:table-cell>
          <table:table-cell table:style-name="ce10" table:formula="of:=[.BH37]+1" office:value-type="float" office:value="58" calcext:value-type="float">
            <text:p>58</text:p>
          </table:table-cell>
          <table:table-cell table:style-name="ce10" table:formula="of:=[.BI37]+1" office:value-type="float" office:value="59" calcext:value-type="float">
            <text:p>59</text:p>
          </table:table-cell>
          <table:table-cell table:style-name="ce10" table:formula="of:=[.BJ37]+1" office:value-type="float" office:value="60" calcext:value-type="float">
            <text:p>60</text:p>
          </table:table-cell>
          <table:table-cell table:style-name="ce10" table:formula="of:=[.BK37]+1" office:value-type="float" office:value="61" calcext:value-type="float">
            <text:p>61</text:p>
          </table:table-cell>
          <table:table-cell table:style-name="ce10" table:formula="of:=[.BL37]+1" office:value-type="float" office:value="62" calcext:value-type="float">
            <text:p>62</text:p>
          </table:table-cell>
          <table:table-cell table:style-name="ce10" table:formula="of:=[.BM37]+1" office:value-type="float" office:value="63" calcext:value-type="float">
            <text:p>63</text:p>
          </table:table-cell>
          <table:table-cell table:style-name="ce10" table:formula="of:=[.BN37]+1" office:value-type="float" office:value="64" calcext:value-type="float">
            <text:p>64</text:p>
          </table:table-cell>
          <table:table-cell table:style-name="ce10" table:formula="of:=[.BO37]+1" office:value-type="float" office:value="65" calcext:value-type="float">
            <text:p>65</text:p>
          </table:table-cell>
          <table:table-cell table:style-name="ce10" table:formula="of:=[.BP37]+1" office:value-type="float" office:value="66" calcext:value-type="float">
            <text:p>66</text:p>
          </table:table-cell>
          <table:table-cell table:style-name="ce10" table:formula="of:=[.BQ37]+1" office:value-type="float" office:value="67" calcext:value-type="float">
            <text:p>67</text:p>
          </table:table-cell>
          <table:table-cell table:style-name="ce10" table:formula="of:=[.BR37]+1" office:value-type="float" office:value="68" calcext:value-type="float">
            <text:p>68</text:p>
          </table:table-cell>
          <table:table-cell table:style-name="ce10" table:formula="of:=[.BS37]+1" office:value-type="float" office:value="69" calcext:value-type="float">
            <text:p>69</text:p>
          </table:table-cell>
          <table:table-cell table:style-name="ce10" table:formula="of:=[.BT37]+1" office:value-type="float" office:value="70" calcext:value-type="float">
            <text:p>70</text:p>
          </table:table-cell>
          <table:table-cell table:style-name="ce10" table:formula="of:=[.BU37]+1" office:value-type="float" office:value="71" calcext:value-type="float">
            <text:p>71</text:p>
          </table:table-cell>
          <table:table-cell table:style-name="ce10" table:formula="of:=[.BV37]+1" office:value-type="float" office:value="72" calcext:value-type="float">
            <text:p>72</text:p>
          </table:table-cell>
          <table:table-cell table:style-name="ce10" table:formula="of:=[.BW37]+1" office:value-type="float" office:value="73" calcext:value-type="float">
            <text:p>73</text:p>
          </table:table-cell>
          <table:table-cell table:style-name="ce10" table:formula="of:=[.BX37]+1" office:value-type="float" office:value="74" calcext:value-type="float">
            <text:p>74</text:p>
          </table:table-cell>
          <table:table-cell table:style-name="ce10" table:formula="of:=[.BY37]+1" office:value-type="float" office:value="75" calcext:value-type="float">
            <text:p>75</text:p>
          </table:table-cell>
          <table:table-cell table:style-name="ce10" table:formula="of:=[.BZ37]+1" office:value-type="float" office:value="76" calcext:value-type="float">
            <text:p>76</text:p>
          </table:table-cell>
          <table:table-cell table:style-name="ce10" table:formula="of:=[.CA37]+1" office:value-type="float" office:value="77" calcext:value-type="float">
            <text:p>77</text:p>
          </table:table-cell>
          <table:table-cell table:style-name="ce10" table:formula="of:=[.CB37]+1" office:value-type="float" office:value="78" calcext:value-type="float">
            <text:p>78</text:p>
          </table:table-cell>
          <table:table-cell table:style-name="ce10" table:formula="of:=[.CC37]+1" office:value-type="float" office:value="79" calcext:value-type="float">
            <text:p>79</text:p>
          </table:table-cell>
          <table:table-cell table:style-name="ce10" table:formula="of:=[.CD37]+1" office:value-type="float" office:value="80" calcext:value-type="float">
            <text:p>80</text:p>
          </table:table-cell>
          <table:table-cell table:style-name="ce10" table:formula="of:=[.CE37]+1" office:value-type="float" office:value="81" calcext:value-type="float">
            <text:p>81</text:p>
          </table:table-cell>
          <table:table-cell table:style-name="ce10" table:formula="of:=[.CF37]+1" office:value-type="float" office:value="82" calcext:value-type="float">
            <text:p>82</text:p>
          </table:table-cell>
          <table:table-cell table:style-name="ce10" table:formula="of:=[.CG37]+1" office:value-type="float" office:value="83" calcext:value-type="float">
            <text:p>83</text:p>
          </table:table-cell>
          <table:table-cell table:style-name="ce10" table:formula="of:=[.CH37]+1" office:value-type="float" office:value="84" calcext:value-type="float">
            <text:p>84</text:p>
          </table:table-cell>
          <table:table-cell table:style-name="ce10" table:formula="of:=[.CI37]+1" office:value-type="float" office:value="85" calcext:value-type="float">
            <text:p>85</text:p>
          </table:table-cell>
          <table:table-cell table:style-name="ce10" table:formula="of:=[.CJ37]+1" office:value-type="float" office:value="86" calcext:value-type="float">
            <text:p>86</text:p>
          </table:table-cell>
          <table:table-cell table:style-name="ce10" table:formula="of:=[.CK37]+1" office:value-type="float" office:value="87" calcext:value-type="float">
            <text:p>87</text:p>
          </table:table-cell>
          <table:table-cell table:style-name="ce10" table:formula="of:=[.CL37]+1" office:value-type="float" office:value="88" calcext:value-type="float">
            <text:p>88</text:p>
          </table:table-cell>
          <table:table-cell table:style-name="ce10" table:formula="of:=[.CM37]+1" office:value-type="float" office:value="89" calcext:value-type="float">
            <text:p>89</text:p>
          </table:table-cell>
          <table:table-cell table:style-name="ce10" table:formula="of:=[.CN37]+1" office:value-type="float" office:value="90" calcext:value-type="float">
            <text:p>90</text:p>
          </table:table-cell>
          <table:table-cell table:style-name="ce10" table:formula="of:=[.CO37]+1" office:value-type="float" office:value="91" calcext:value-type="float">
            <text:p>91</text:p>
          </table:table-cell>
          <table:table-cell table:style-name="ce10" table:formula="of:=[.CP37]+1" office:value-type="float" office:value="92" calcext:value-type="float">
            <text:p>92</text:p>
          </table:table-cell>
          <table:table-cell table:style-name="ce10" table:formula="of:=[.CQ37]+1" office:value-type="float" office:value="93" calcext:value-type="float">
            <text:p>93</text:p>
          </table:table-cell>
          <table:table-cell table:style-name="ce10" table:formula="of:=[.CR37]+1" office:value-type="float" office:value="94" calcext:value-type="float">
            <text:p>94</text:p>
          </table:table-cell>
          <table:table-cell table:style-name="ce10" table:formula="of:=[.CS37]+1" office:value-type="float" office:value="95" calcext:value-type="float">
            <text:p>95</text:p>
          </table:table-cell>
          <table:table-cell table:style-name="ce10" table:formula="of:=[.CT37]+1" office:value-type="float" office:value="96" calcext:value-type="float">
            <text:p>96</text:p>
          </table:table-cell>
          <table:table-cell table:style-name="ce10" table:formula="of:=[.CU37]+1" office:value-type="float" office:value="97" calcext:value-type="float">
            <text:p>97</text:p>
          </table:table-cell>
          <table:table-cell table:style-name="ce10" table:formula="of:=[.CV37]+1" office:value-type="float" office:value="98" calcext:value-type="float">
            <text:p>98</text:p>
          </table:table-cell>
          <table:table-cell table:style-name="ce10" table:formula="of:=[.CW37]+1" office:value-type="float" office:value="99" calcext:value-type="float">
            <text:p>99</text:p>
          </table:table-cell>
          <table:table-cell table:style-name="ce10" table:formula="of:=[.CX37]+1" office:value-type="float" office:value="100" calcext:value-type="float">
            <text:p>100</text:p>
          </table:table-cell>
          <table:table-cell table:style-name="ce10" table:formula="of:=[.CY37]+1" office:value-type="float" office:value="101" calcext:value-type="float">
            <text:p>101</text:p>
          </table:table-cell>
          <table:table-cell table:style-name="ce10" table:formula="of:=[.CZ37]+1" office:value-type="float" office:value="102" calcext:value-type="float">
            <text:p>102</text:p>
          </table:table-cell>
          <table:table-cell table:style-name="ce10" table:formula="of:=[.DA37]+1" office:value-type="float" office:value="103" calcext:value-type="float">
            <text:p>103</text:p>
          </table:table-cell>
          <table:table-cell table:style-name="ce10" table:formula="of:=[.DB37]+1" office:value-type="float" office:value="104" calcext:value-type="float">
            <text:p>104</text:p>
          </table:table-cell>
          <table:table-cell table:style-name="ce10" table:formula="of:=[.DC37]+1" office:value-type="float" office:value="105" calcext:value-type="float">
            <text:p>105</text:p>
          </table:table-cell>
          <table:table-cell table:style-name="ce10" table:formula="of:=[.DD37]+1" office:value-type="float" office:value="106" calcext:value-type="float">
            <text:p>106</text:p>
          </table:table-cell>
          <table:table-cell table:style-name="ce10" table:formula="of:=[.DE37]+1" office:value-type="float" office:value="107" calcext:value-type="float">
            <text:p>107</text:p>
          </table:table-cell>
          <table:table-cell table:style-name="ce10" table:formula="of:=[.DF37]+1" office:value-type="float" office:value="108" calcext:value-type="float">
            <text:p>108</text:p>
          </table:table-cell>
          <table:table-cell table:style-name="ce10" table:formula="of:=[.DG37]+1" office:value-type="float" office:value="109" calcext:value-type="float">
            <text:p>109</text:p>
          </table:table-cell>
          <table:table-cell table:style-name="ce10" table:formula="of:=[.DH37]+1" office:value-type="float" office:value="110" calcext:value-type="float">
            <text:p>110</text:p>
          </table:table-cell>
          <table:table-cell table:style-name="ce10" table:formula="of:=[.DI37]+1" office:value-type="float" office:value="111" calcext:value-type="float">
            <text:p>111</text:p>
          </table:table-cell>
          <table:table-cell table:style-name="ce10" table:formula="of:=[.DJ37]+1" office:value-type="float" office:value="112" calcext:value-type="float">
            <text:p>112</text:p>
          </table:table-cell>
          <table:table-cell table:style-name="ce10" table:formula="of:=[.DK37]+1" office:value-type="float" office:value="113" calcext:value-type="float">
            <text:p>113</text:p>
          </table:table-cell>
          <table:table-cell table:style-name="ce10" table:formula="of:=[.DL37]+1" office:value-type="float" office:value="114" calcext:value-type="float">
            <text:p>114</text:p>
          </table:table-cell>
          <table:table-cell table:style-name="ce10" table:formula="of:=[.DM37]+1" office:value-type="float" office:value="115" calcext:value-type="float">
            <text:p>115</text:p>
          </table:table-cell>
          <table:table-cell table:style-name="ce10" table:formula="of:=[.DN37]+1" office:value-type="float" office:value="116" calcext:value-type="float">
            <text:p>116</text:p>
          </table:table-cell>
          <table:table-cell table:style-name="ce10" table:formula="of:=[.DO37]+1" office:value-type="float" office:value="117" calcext:value-type="float">
            <text:p>117</text:p>
          </table:table-cell>
          <table:table-cell table:style-name="ce10" table:formula="of:=[.DP37]+1" office:value-type="float" office:value="118" calcext:value-type="float">
            <text:p>118</text:p>
          </table:table-cell>
          <table:table-cell table:style-name="ce10" table:formula="of:=[.DQ37]+1" office:value-type="float" office:value="119" calcext:value-type="float">
            <text:p>119</text:p>
          </table:table-cell>
          <table:table-cell table:style-name="ce10" table:formula="of:=[.DR37]+1" office:value-type="float" office:value="120" calcext:value-type="float">
            <text:p>120</text:p>
          </table:table-cell>
          <table:table-cell table:style-name="ce10" table:formula="of:=[.DS37]+1" office:value-type="float" office:value="121" calcext:value-type="float">
            <text:p>121</text:p>
          </table:table-cell>
          <table:table-cell table:style-name="ce10" table:formula="of:=[.DT37]+1" office:value-type="float" office:value="122" calcext:value-type="float">
            <text:p>122</text:p>
          </table:table-cell>
          <table:table-cell table:style-name="ce10" table:formula="of:=[.DU37]+1" office:value-type="float" office:value="123" calcext:value-type="float">
            <text:p>123</text:p>
          </table:table-cell>
          <table:table-cell table:style-name="ce10" table:formula="of:=[.DV37]+1" office:value-type="float" office:value="124" calcext:value-type="float">
            <text:p>124</text:p>
          </table:table-cell>
          <table:table-cell table:style-name="ce10" table:formula="of:=[.DW37]+1" office:value-type="float" office:value="125" calcext:value-type="float">
            <text:p>125</text:p>
          </table:table-cell>
          <table:table-cell table:style-name="ce10" table:formula="of:=[.DX37]+1" office:value-type="float" office:value="126" calcext:value-type="float">
            <text:p>126</text:p>
          </table:table-cell>
          <table:table-cell table:style-name="ce10" table:formula="of:=[.DY37]+1" office:value-type="float" office:value="127" calcext:value-type="float">
            <text:p>127</text:p>
          </table:table-cell>
          <table:table-cell table:style-name="ce10" table:formula="of:=[.DZ37]+1" office:value-type="float" office:value="128" calcext:value-type="float">
            <text:p>128</text:p>
          </table:table-cell>
          <table:table-cell table:style-name="ce10" table:formula="of:=[.EA37]+1" office:value-type="float" office:value="129" calcext:value-type="float">
            <text:p>129</text:p>
          </table:table-cell>
          <table:table-cell table:style-name="ce10" table:formula="of:=[.EB37]+1" office:value-type="float" office:value="130" calcext:value-type="float">
            <text:p>130</text:p>
          </table:table-cell>
          <table:table-cell table:style-name="ce10" table:formula="of:=[.EC37]+1" office:value-type="float" office:value="131" calcext:value-type="float">
            <text:p>131</text:p>
          </table:table-cell>
          <table:table-cell table:style-name="ce10" table:formula="of:=[.ED37]+1" office:value-type="float" office:value="132" calcext:value-type="float">
            <text:p>132</text:p>
          </table:table-cell>
          <table:table-cell table:style-name="ce10" table:formula="of:=[.EE37]+1" office:value-type="float" office:value="133" calcext:value-type="float">
            <text:p>133</text:p>
          </table:table-cell>
          <table:table-cell table:style-name="ce10" table:formula="of:=[.EF37]+1" office:value-type="float" office:value="134" calcext:value-type="float">
            <text:p>134</text:p>
          </table:table-cell>
          <table:table-cell table:style-name="ce10" table:formula="of:=[.EG37]+1" office:value-type="float" office:value="135" calcext:value-type="float">
            <text:p>135</text:p>
          </table:table-cell>
          <table:table-cell table:style-name="ce10" table:formula="of:=[.EH37]+1" office:value-type="float" office:value="136" calcext:value-type="float">
            <text:p>136</text:p>
          </table:table-cell>
          <table:table-cell table:style-name="ce10" table:formula="of:=[.EI37]+1" office:value-type="float" office:value="137" calcext:value-type="float">
            <text:p>137</text:p>
          </table:table-cell>
          <table:table-cell table:style-name="ce10" table:formula="of:=[.EJ37]+1" office:value-type="float" office:value="138" calcext:value-type="float">
            <text:p>138</text:p>
          </table:table-cell>
          <table:table-cell table:style-name="ce10" table:formula="of:=[.EK37]+1" office:value-type="float" office:value="139" calcext:value-type="float">
            <text:p>139</text:p>
          </table:table-cell>
          <table:table-cell table:style-name="ce10" table:formula="of:=[.EL37]+1" office:value-type="float" office:value="140" calcext:value-type="float">
            <text:p>140</text:p>
          </table:table-cell>
          <table:table-cell table:style-name="ce10" table:formula="of:=[.EM37]+1" office:value-type="float" office:value="141" calcext:value-type="float">
            <text:p>141</text:p>
          </table:table-cell>
          <table:table-cell table:style-name="ce10" table:formula="of:=[.EN37]+1" office:value-type="float" office:value="142" calcext:value-type="float">
            <text:p>142</text:p>
          </table:table-cell>
          <table:table-cell table:style-name="ce10" table:formula="of:=[.EO37]+1" office:value-type="float" office:value="143" calcext:value-type="float">
            <text:p>143</text:p>
          </table:table-cell>
          <table:table-cell table:style-name="ce10" table:formula="of:=[.EP37]+1" office:value-type="float" office:value="144" calcext:value-type="float">
            <text:p>144</text:p>
          </table:table-cell>
          <table:table-cell table:style-name="ce10" table:formula="of:=[.EQ37]+1" office:value-type="float" office:value="145" calcext:value-type="float">
            <text:p>145</text:p>
          </table:table-cell>
          <table:table-cell table:style-name="ce10" table:formula="of:=[.ER37]+1" office:value-type="float" office:value="146" calcext:value-type="float">
            <text:p>146</text:p>
          </table:table-cell>
          <table:table-cell table:style-name="ce10" table:formula="of:=[.ES37]+1" office:value-type="float" office:value="147" calcext:value-type="float">
            <text:p>147</text:p>
          </table:table-cell>
          <table:table-cell table:style-name="ce10" table:formula="of:=[.ET37]+1" office:value-type="float" office:value="148" calcext:value-type="float">
            <text:p>148</text:p>
          </table:table-cell>
          <table:table-cell table:style-name="ce10" table:formula="of:=[.EU37]+1" office:value-type="float" office:value="149" calcext:value-type="float">
            <text:p>149</text:p>
          </table:table-cell>
          <table:table-cell table:style-name="ce10" table:formula="of:=[.EV37]+1" office:value-type="float" office:value="150" calcext:value-type="float">
            <text:p>150</text:p>
          </table:table-cell>
          <table:table-cell table:style-name="ce10" table:formula="of:=[.EW37]+1" office:value-type="float" office:value="151" calcext:value-type="float">
            <text:p>151</text:p>
          </table:table-cell>
          <table:table-cell table:style-name="ce10" table:formula="of:=[.EX37]+1" office:value-type="float" office:value="152" calcext:value-type="float">
            <text:p>152</text:p>
          </table:table-cell>
          <table:table-cell table:style-name="ce10" table:formula="of:=[.EY37]+1" office:value-type="float" office:value="153" calcext:value-type="float">
            <text:p>153</text:p>
          </table:table-cell>
          <table:table-cell table:style-name="ce10" table:formula="of:=[.EZ37]+1" office:value-type="float" office:value="154" calcext:value-type="float">
            <text:p>154</text:p>
          </table:table-cell>
          <table:table-cell table:style-name="ce10" table:formula="of:=[.FA37]+1" office:value-type="float" office:value="155" calcext:value-type="float">
            <text:p>155</text:p>
          </table:table-cell>
          <table:table-cell table:style-name="ce10" table:formula="of:=[.FB37]+1" office:value-type="float" office:value="156" calcext:value-type="float">
            <text:p>156</text:p>
          </table:table-cell>
          <table:table-cell table:style-name="ce10" table:formula="of:=[.FC37]+1" office:value-type="float" office:value="157" calcext:value-type="float">
            <text:p>157</text:p>
          </table:table-cell>
          <table:table-cell table:style-name="ce10" table:formula="of:=[.FD37]+1" office:value-type="float" office:value="158" calcext:value-type="float">
            <text:p>158</text:p>
          </table:table-cell>
          <table:table-cell table:style-name="ce10" table:formula="of:=[.FE37]+1" office:value-type="float" office:value="159" calcext:value-type="float">
            <text:p>159</text:p>
          </table:table-cell>
          <table:table-cell table:style-name="ce10" table:formula="of:=[.FF37]+1" office:value-type="float" office:value="160" calcext:value-type="float">
            <text:p>160</text:p>
          </table:table-cell>
          <table:table-cell table:style-name="ce10" table:formula="of:=[.FG37]+1" office:value-type="float" office:value="161" calcext:value-type="float">
            <text:p>161</text:p>
          </table:table-cell>
          <table:table-cell table:style-name="ce10" table:formula="of:=[.FH37]+1" office:value-type="float" office:value="162" calcext:value-type="float">
            <text:p>162</text:p>
          </table:table-cell>
          <table:table-cell table:style-name="ce10" table:formula="of:=[.FI37]+1" office:value-type="float" office:value="163" calcext:value-type="float">
            <text:p>163</text:p>
          </table:table-cell>
          <table:table-cell table:style-name="ce10" table:formula="of:=[.FJ37]+1" office:value-type="float" office:value="164" calcext:value-type="float">
            <text:p>164</text:p>
          </table:table-cell>
          <table:table-cell table:style-name="ce10" table:formula="of:=[.FK37]+1" office:value-type="float" office:value="165" calcext:value-type="float">
            <text:p>165</text:p>
          </table:table-cell>
          <table:table-cell table:style-name="ce10" table:formula="of:=[.FL37]+1" office:value-type="float" office:value="166" calcext:value-type="float">
            <text:p>166</text:p>
          </table:table-cell>
          <table:table-cell table:style-name="ce10" table:formula="of:=[.FM37]+1" office:value-type="float" office:value="167" calcext:value-type="float">
            <text:p>167</text:p>
          </table:table-cell>
          <table:table-cell table:style-name="ce10" table:formula="of:=[.FN37]+1" office:value-type="float" office:value="168" calcext:value-type="float">
            <text:p>168</text:p>
          </table:table-cell>
          <table:table-cell table:style-name="ce10" table:formula="of:=[.FO37]+1" office:value-type="float" office:value="169" calcext:value-type="float">
            <text:p>169</text:p>
          </table:table-cell>
          <table:table-cell table:style-name="ce10" table:formula="of:=[.FP37]+1" office:value-type="float" office:value="170" calcext:value-type="float">
            <text:p>170</text:p>
          </table:table-cell>
          <table:table-cell table:style-name="ce10" table:formula="of:=[.FQ37]+1" office:value-type="float" office:value="171" calcext:value-type="float">
            <text:p>171</text:p>
          </table:table-cell>
          <table:table-cell table:style-name="ce10" table:formula="of:=[.FR37]+1" office:value-type="float" office:value="172" calcext:value-type="float">
            <text:p>172</text:p>
          </table:table-cell>
          <table:table-cell table:style-name="ce10" table:formula="of:=[.FS37]+1" office:value-type="float" office:value="173" calcext:value-type="float">
            <text:p>173</text:p>
          </table:table-cell>
          <table:table-cell table:style-name="ce10" table:formula="of:=[.FT37]+1" office:value-type="float" office:value="174" calcext:value-type="float">
            <text:p>174</text:p>
          </table:table-cell>
          <table:table-cell table:style-name="ce10" table:formula="of:=[.FU37]+1" office:value-type="float" office:value="175" calcext:value-type="float">
            <text:p>175</text:p>
          </table:table-cell>
          <table:table-cell table:style-name="ce10" table:formula="of:=[.FV37]+1" office:value-type="float" office:value="176" calcext:value-type="float">
            <text:p>176</text:p>
          </table:table-cell>
          <table:table-cell table:style-name="ce10" table:formula="of:=[.FW37]+1" office:value-type="float" office:value="177" calcext:value-type="float">
            <text:p>177</text:p>
          </table:table-cell>
          <table:table-cell table:style-name="ce10" table:formula="of:=[.FX37]+1" office:value-type="float" office:value="178" calcext:value-type="float">
            <text:p>178</text:p>
          </table:table-cell>
          <table:table-cell table:style-name="ce10" table:formula="of:=[.FY37]+1" office:value-type="float" office:value="179" calcext:value-type="float">
            <text:p>179</text:p>
          </table:table-cell>
          <table:table-cell table:style-name="ce10" table:formula="of:=[.FZ37]+1" office:value-type="float" office:value="180" calcext:value-type="float">
            <text:p>180</text:p>
          </table:table-cell>
          <table:table-cell table:style-name="ce10" table:formula="of:=[.GA37]+1" office:value-type="float" office:value="181" calcext:value-type="float">
            <text:p>181</text:p>
          </table:table-cell>
          <table:table-cell table:style-name="ce10" table:formula="of:=[.GB37]+1" office:value-type="float" office:value="182" calcext:value-type="float">
            <text:p>182</text:p>
          </table:table-cell>
          <table:table-cell table:style-name="ce10" table:formula="of:=[.GC37]+1" office:value-type="float" office:value="183" calcext:value-type="float">
            <text:p>183</text:p>
          </table:table-cell>
          <table:table-cell table:style-name="ce10" table:formula="of:=[.GD37]+1" office:value-type="float" office:value="184" calcext:value-type="float">
            <text:p>184</text:p>
          </table:table-cell>
          <table:table-cell table:style-name="ce10" table:formula="of:=[.GE37]+1" office:value-type="float" office:value="185" calcext:value-type="float">
            <text:p>185</text:p>
          </table:table-cell>
          <table:table-cell table:style-name="ce10" table:formula="of:=[.GF37]+1" office:value-type="float" office:value="186" calcext:value-type="float">
            <text:p>186</text:p>
          </table:table-cell>
          <table:table-cell table:style-name="ce10" table:formula="of:=[.GG37]+1" office:value-type="float" office:value="187" calcext:value-type="float">
            <text:p>187</text:p>
          </table:table-cell>
          <table:table-cell table:style-name="ce10" table:formula="of:=[.GH37]+1" office:value-type="float" office:value="188" calcext:value-type="float">
            <text:p>188</text:p>
          </table:table-cell>
          <table:table-cell table:style-name="ce10" table:formula="of:=[.GI37]+1" office:value-type="float" office:value="189" calcext:value-type="float">
            <text:p>189</text:p>
          </table:table-cell>
          <table:table-cell table:style-name="ce10" table:formula="of:=[.GJ37]+1" office:value-type="float" office:value="190" calcext:value-type="float">
            <text:p>190</text:p>
          </table:table-cell>
          <table:table-cell table:style-name="ce10" table:formula="of:=[.GK37]+1" office:value-type="float" office:value="191" calcext:value-type="float">
            <text:p>191</text:p>
          </table:table-cell>
          <table:table-cell table:style-name="ce10" table:formula="of:=[.GL37]+1" office:value-type="float" office:value="192" calcext:value-type="float">
            <text:p>192</text:p>
          </table:table-cell>
          <table:table-cell table:style-name="ce10" table:formula="of:=[.GM37]+1" office:value-type="float" office:value="193" calcext:value-type="float">
            <text:p>193</text:p>
          </table:table-cell>
          <table:table-cell table:style-name="ce10" table:formula="of:=[.GN37]+1" office:value-type="float" office:value="194" calcext:value-type="float">
            <text:p>194</text:p>
          </table:table-cell>
          <table:table-cell table:style-name="ce10" table:formula="of:=[.GO37]+1" office:value-type="float" office:value="195" calcext:value-type="float">
            <text:p>195</text:p>
          </table:table-cell>
          <table:table-cell table:style-name="ce10" table:formula="of:=[.GP37]+1" office:value-type="float" office:value="196" calcext:value-type="float">
            <text:p>196</text:p>
          </table:table-cell>
          <table:table-cell table:style-name="ce10" table:formula="of:=[.GQ37]+1"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table:formula="of:=[.C38]" office:value-type="float" office:value="1000" calcext:value-type="float">
            <text:p>1000</text:p>
          </table:table-cell>
          <table:table-cell table:style-name="ce7" table:formula="of:=[.D38]" office:value-type="float" office:value="1000" calcext:value-type="float">
            <text:p>1000</text:p>
          </table:table-cell>
          <table:table-cell table:style-name="ce7" table:formula="of:=[.E38]" office:value-type="float" office:value="1000" calcext:value-type="float">
            <text:p>1000</text:p>
          </table:table-cell>
          <table:table-cell table:style-name="ce7" table:formula="of:=[.F38]" office:value-type="float" office:value="1000" calcext:value-type="float">
            <text:p>1000</text:p>
          </table:table-cell>
          <table:table-cell table:style-name="ce7" table:formula="of:=[.G38]" office:value-type="float" office:value="1000" calcext:value-type="float">
            <text:p>1000</text:p>
          </table:table-cell>
          <table:table-cell table:style-name="ce7" table:formula="of:=[.H38]" office:value-type="float" office:value="1000" calcext:value-type="float">
            <text:p>1000</text:p>
          </table:table-cell>
          <table:table-cell table:style-name="ce7" table:formula="of:=[.I38]" office:value-type="float" office:value="1000" calcext:value-type="float">
            <text:p>1000</text:p>
          </table:table-cell>
          <table:table-cell table:style-name="ce7" table:formula="of:=[.J38]" office:value-type="float" office:value="1000" calcext:value-type="float">
            <text:p>1000</text:p>
          </table:table-cell>
          <table:table-cell table:style-name="ce7" table:formula="of:=[.K38]" office:value-type="float" office:value="1000" calcext:value-type="float">
            <text:p>1000</text:p>
          </table:table-cell>
          <table:table-cell table:style-name="ce7" table:formula="of:=[.L38]" office:value-type="float" office:value="1000" calcext:value-type="float">
            <text:p>1000</text:p>
          </table:table-cell>
          <table:table-cell table:style-name="ce7" table:formula="of:=[.M38]" office:value-type="float" office:value="1000" calcext:value-type="float">
            <text:p>1000</text:p>
          </table:table-cell>
          <table:table-cell table:style-name="ce7" table:formula="of:=[.N38]" office:value-type="float" office:value="1000" calcext:value-type="float">
            <text:p>1000</text:p>
          </table:table-cell>
          <table:table-cell table:style-name="ce7" table:formula="of:=[.O38]" office:value-type="float" office:value="1000" calcext:value-type="float">
            <text:p>1000</text:p>
          </table:table-cell>
          <table:table-cell table:style-name="ce7" table:formula="of:=[.P38]" office:value-type="float" office:value="1000" calcext:value-type="float">
            <text:p>1000</text:p>
          </table:table-cell>
          <table:table-cell table:style-name="ce7" table:formula="of:=[.Q38]" office:value-type="float" office:value="1000" calcext:value-type="float">
            <text:p>1000</text:p>
          </table:table-cell>
          <table:table-cell table:style-name="ce7" table:formula="of:=[.R38]" office:value-type="float" office:value="1000" calcext:value-type="float">
            <text:p>1000</text:p>
          </table:table-cell>
          <table:table-cell table:style-name="ce7" table:formula="of:=[.S38]" office:value-type="float" office:value="1000" calcext:value-type="float">
            <text:p>1000</text:p>
          </table:table-cell>
          <table:table-cell table:style-name="ce7" table:formula="of:=[.T38]" office:value-type="float" office:value="1000" calcext:value-type="float">
            <text:p>1000</text:p>
          </table:table-cell>
          <table:table-cell table:style-name="ce7" table:formula="of:=[.U38]" office:value-type="float" office:value="1000" calcext:value-type="float">
            <text:p>1000</text:p>
          </table:table-cell>
          <table:table-cell table:style-name="ce7" table:formula="of:=[.V38]" office:value-type="float" office:value="1000" calcext:value-type="float">
            <text:p>1000</text:p>
          </table:table-cell>
          <table:table-cell table:style-name="ce7" table:formula="of:=[.W38]" office:value-type="float" office:value="1000" calcext:value-type="float">
            <text:p>1000</text:p>
          </table:table-cell>
          <table:table-cell table:style-name="ce7" table:formula="of:=[.X38]" office:value-type="float" office:value="1000" calcext:value-type="float">
            <text:p>1000</text:p>
          </table:table-cell>
          <table:table-cell table:style-name="ce7" table:formula="of:=[.Y38]" office:value-type="float" office:value="1000" calcext:value-type="float">
            <text:p>1000</text:p>
          </table:table-cell>
          <table:table-cell table:style-name="ce7" table:formula="of:=[.Z38]" office:value-type="float" office:value="1000" calcext:value-type="float">
            <text:p>1000</text:p>
          </table:table-cell>
          <table:table-cell table:style-name="ce7" table:formula="of:=[.AA38]" office:value-type="float" office:value="1000" calcext:value-type="float">
            <text:p>1000</text:p>
          </table:table-cell>
          <table:table-cell table:style-name="ce7" table:formula="of:=[.AB38]" office:value-type="float" office:value="1000" calcext:value-type="float">
            <text:p>1000</text:p>
          </table:table-cell>
          <table:table-cell table:style-name="ce7" table:formula="of:=[.AC38]" office:value-type="float" office:value="1000" calcext:value-type="float">
            <text:p>1000</text:p>
          </table:table-cell>
          <table:table-cell table:style-name="ce7" table:formula="of:=[.AD38]" office:value-type="float" office:value="1000" calcext:value-type="float">
            <text:p>1000</text:p>
          </table:table-cell>
          <table:table-cell table:style-name="ce7" table:formula="of:=[.AE38]" office:value-type="float" office:value="1000" calcext:value-type="float">
            <text:p>1000</text:p>
          </table:table-cell>
          <table:table-cell table:style-name="ce7" table:formula="of:=[.AF38]" office:value-type="float" office:value="1000" calcext:value-type="float">
            <text:p>1000</text:p>
          </table:table-cell>
          <table:table-cell table:style-name="ce7" table:formula="of:=[.AG38]" office:value-type="float" office:value="1000" calcext:value-type="float">
            <text:p>1000</text:p>
          </table:table-cell>
          <table:table-cell table:style-name="ce7" table:formula="of:=[.AH38]" office:value-type="float" office:value="1000" calcext:value-type="float">
            <text:p>1000</text:p>
          </table:table-cell>
          <table:table-cell table:style-name="ce7" table:formula="of:=[.AI38]" office:value-type="float" office:value="1000" calcext:value-type="float">
            <text:p>1000</text:p>
          </table:table-cell>
          <table:table-cell table:style-name="ce7" table:formula="of:=[.AJ38]" office:value-type="float" office:value="1000" calcext:value-type="float">
            <text:p>1000</text:p>
          </table:table-cell>
          <table:table-cell table:style-name="ce7" table:formula="of:=[.AK38]" office:value-type="float" office:value="1000" calcext:value-type="float">
            <text:p>1000</text:p>
          </table:table-cell>
          <table:table-cell table:style-name="ce7" table:formula="of:=[.AL38]" office:value-type="float" office:value="1000" calcext:value-type="float">
            <text:p>1000</text:p>
          </table:table-cell>
          <table:table-cell table:style-name="ce7" table:formula="of:=[.AM38]" office:value-type="float" office:value="1000" calcext:value-type="float">
            <text:p>1000</text:p>
          </table:table-cell>
          <table:table-cell table:style-name="ce7" table:formula="of:=[.AN38]" office:value-type="float" office:value="1000" calcext:value-type="float">
            <text:p>1000</text:p>
          </table:table-cell>
          <table:table-cell table:style-name="ce7" table:formula="of:=[.AO38]" office:value-type="float" office:value="1000" calcext:value-type="float">
            <text:p>1000</text:p>
          </table:table-cell>
          <table:table-cell table:style-name="ce7" table:formula="of:=[.AP38]" office:value-type="float" office:value="1000" calcext:value-type="float">
            <text:p>1000</text:p>
          </table:table-cell>
          <table:table-cell table:style-name="ce7" table:formula="of:=[.AQ38]" office:value-type="float" office:value="1000" calcext:value-type="float">
            <text:p>1000</text:p>
          </table:table-cell>
          <table:table-cell table:style-name="ce7" table:formula="of:=[.AR38]" office:value-type="float" office:value="1000" calcext:value-type="float">
            <text:p>1000</text:p>
          </table:table-cell>
          <table:table-cell table:style-name="ce7" table:formula="of:=[.AS38]" office:value-type="float" office:value="1000" calcext:value-type="float">
            <text:p>1000</text:p>
          </table:table-cell>
          <table:table-cell table:style-name="ce7" table:formula="of:=[.AT38]" office:value-type="float" office:value="1000" calcext:value-type="float">
            <text:p>1000</text:p>
          </table:table-cell>
          <table:table-cell table:style-name="ce7" table:formula="of:=[.AU38]" office:value-type="float" office:value="1000" calcext:value-type="float">
            <text:p>1000</text:p>
          </table:table-cell>
          <table:table-cell table:style-name="ce7" table:formula="of:=[.AV38]" office:value-type="float" office:value="1000" calcext:value-type="float">
            <text:p>1000</text:p>
          </table:table-cell>
          <table:table-cell table:style-name="ce7" table:formula="of:=[.AW38]" office:value-type="float" office:value="1000" calcext:value-type="float">
            <text:p>1000</text:p>
          </table:table-cell>
          <table:table-cell table:style-name="ce7" table:formula="of:=[.AX38]" office:value-type="float" office:value="1000" calcext:value-type="float">
            <text:p>1000</text:p>
          </table:table-cell>
          <table:table-cell table:style-name="ce7" table:formula="of:=[.AY38]" office:value-type="float" office:value="1000" calcext:value-type="float">
            <text:p>1000</text:p>
          </table:table-cell>
          <table:table-cell table:style-name="ce7" table:formula="of:=[.AZ38]" office:value-type="float" office:value="1000" calcext:value-type="float">
            <text:p>1000</text:p>
          </table:table-cell>
          <table:table-cell table:style-name="ce7" table:formula="of:=[.BA38]" office:value-type="float" office:value="1000" calcext:value-type="float">
            <text:p>1000</text:p>
          </table:table-cell>
          <table:table-cell table:style-name="ce7" table:formula="of:=[.BB38]" office:value-type="float" office:value="1000" calcext:value-type="float">
            <text:p>1000</text:p>
          </table:table-cell>
          <table:table-cell table:style-name="ce7" table:formula="of:=[.BC38]" office:value-type="float" office:value="1000" calcext:value-type="float">
            <text:p>1000</text:p>
          </table:table-cell>
          <table:table-cell table:style-name="ce7" table:formula="of:=[.BD38]" office:value-type="float" office:value="1000" calcext:value-type="float">
            <text:p>1000</text:p>
          </table:table-cell>
          <table:table-cell table:style-name="ce7" table:formula="of:=[.BE38]" office:value-type="float" office:value="1000" calcext:value-type="float">
            <text:p>1000</text:p>
          </table:table-cell>
          <table:table-cell table:style-name="ce7" table:formula="of:=[.BF38]" office:value-type="float" office:value="1000" calcext:value-type="float">
            <text:p>1000</text:p>
          </table:table-cell>
          <table:table-cell table:style-name="ce7" table:formula="of:=[.BG38]" office:value-type="float" office:value="1000" calcext:value-type="float">
            <text:p>1000</text:p>
          </table:table-cell>
          <table:table-cell table:style-name="ce7" table:formula="of:=[.BH38]" office:value-type="float" office:value="1000" calcext:value-type="float">
            <text:p>1000</text:p>
          </table:table-cell>
          <table:table-cell table:style-name="ce7" table:formula="of:=[.BI38]" office:value-type="float" office:value="1000" calcext:value-type="float">
            <text:p>1000</text:p>
          </table:table-cell>
          <table:table-cell table:style-name="ce7" table:formula="of:=[.BJ38]" office:value-type="float" office:value="1000" calcext:value-type="float">
            <text:p>1000</text:p>
          </table:table-cell>
          <table:table-cell table:style-name="ce7" table:formula="of:=[.BK38]" office:value-type="float" office:value="1000" calcext:value-type="float">
            <text:p>1000</text:p>
          </table:table-cell>
          <table:table-cell table:style-name="ce7" table:formula="of:=[.BL38]" office:value-type="float" office:value="1000" calcext:value-type="float">
            <text:p>1000</text:p>
          </table:table-cell>
          <table:table-cell table:style-name="ce7" table:formula="of:=[.BM38]" office:value-type="float" office:value="1000" calcext:value-type="float">
            <text:p>1000</text:p>
          </table:table-cell>
          <table:table-cell table:style-name="ce7" table:formula="of:=[.BN38]" office:value-type="float" office:value="1000" calcext:value-type="float">
            <text:p>1000</text:p>
          </table:table-cell>
          <table:table-cell table:style-name="ce7" table:formula="of:=[.BO38]" office:value-type="float" office:value="1000" calcext:value-type="float">
            <text:p>1000</text:p>
          </table:table-cell>
          <table:table-cell table:style-name="ce7" table:formula="of:=[.BP38]" office:value-type="float" office:value="1000" calcext:value-type="float">
            <text:p>1000</text:p>
          </table:table-cell>
          <table:table-cell table:style-name="ce7" table:formula="of:=[.BQ38]" office:value-type="float" office:value="1000" calcext:value-type="float">
            <text:p>1000</text:p>
          </table:table-cell>
          <table:table-cell table:style-name="ce7" table:formula="of:=[.BR38]" office:value-type="float" office:value="1000" calcext:value-type="float">
            <text:p>1000</text:p>
          </table:table-cell>
          <table:table-cell table:style-name="ce7" table:formula="of:=[.BS38]" office:value-type="float" office:value="1000" calcext:value-type="float">
            <text:p>1000</text:p>
          </table:table-cell>
          <table:table-cell table:style-name="ce7" table:formula="of:=[.BT38]" office:value-type="float" office:value="1000" calcext:value-type="float">
            <text:p>1000</text:p>
          </table:table-cell>
          <table:table-cell table:style-name="ce7" table:formula="of:=[.BU38]" office:value-type="float" office:value="1000" calcext:value-type="float">
            <text:p>1000</text:p>
          </table:table-cell>
          <table:table-cell table:style-name="ce7" table:formula="of:=[.BV38]" office:value-type="float" office:value="1000" calcext:value-type="float">
            <text:p>1000</text:p>
          </table:table-cell>
          <table:table-cell table:style-name="ce7" table:formula="of:=[.BW38]" office:value-type="float" office:value="1000" calcext:value-type="float">
            <text:p>1000</text:p>
          </table:table-cell>
          <table:table-cell table:style-name="ce7" table:formula="of:=[.BX38]" office:value-type="float" office:value="1000" calcext:value-type="float">
            <text:p>1000</text:p>
          </table:table-cell>
          <table:table-cell table:style-name="ce7" table:formula="of:=[.BY38]" office:value-type="float" office:value="1000" calcext:value-type="float">
            <text:p>1000</text:p>
          </table:table-cell>
          <table:table-cell table:style-name="ce7" table:formula="of:=[.BZ38]" office:value-type="float" office:value="1000" calcext:value-type="float">
            <text:p>1000</text:p>
          </table:table-cell>
          <table:table-cell table:style-name="ce7" table:formula="of:=[.CA38]" office:value-type="float" office:value="1000" calcext:value-type="float">
            <text:p>1000</text:p>
          </table:table-cell>
          <table:table-cell table:style-name="ce7" table:formula="of:=[.CB38]" office:value-type="float" office:value="1000" calcext:value-type="float">
            <text:p>1000</text:p>
          </table:table-cell>
          <table:table-cell table:style-name="ce7" table:formula="of:=[.CC38]" office:value-type="float" office:value="1000" calcext:value-type="float">
            <text:p>1000</text:p>
          </table:table-cell>
          <table:table-cell table:style-name="ce7" table:formula="of:=[.CD38]" office:value-type="float" office:value="1000" calcext:value-type="float">
            <text:p>1000</text:p>
          </table:table-cell>
          <table:table-cell table:style-name="ce7" table:formula="of:=[.CE38]" office:value-type="float" office:value="1000" calcext:value-type="float">
            <text:p>1000</text:p>
          </table:table-cell>
          <table:table-cell table:style-name="ce7" table:formula="of:=[.CF38]" office:value-type="float" office:value="1000" calcext:value-type="float">
            <text:p>1000</text:p>
          </table:table-cell>
          <table:table-cell table:style-name="ce7" table:formula="of:=[.CG38]" office:value-type="float" office:value="1000" calcext:value-type="float">
            <text:p>1000</text:p>
          </table:table-cell>
          <table:table-cell table:style-name="ce7" table:formula="of:=[.CH38]" office:value-type="float" office:value="1000" calcext:value-type="float">
            <text:p>1000</text:p>
          </table:table-cell>
          <table:table-cell table:style-name="ce7" table:formula="of:=[.CI38]" office:value-type="float" office:value="1000" calcext:value-type="float">
            <text:p>1000</text:p>
          </table:table-cell>
          <table:table-cell table:style-name="ce7" table:formula="of:=[.CJ38]" office:value-type="float" office:value="1000" calcext:value-type="float">
            <text:p>1000</text:p>
          </table:table-cell>
          <table:table-cell table:style-name="ce7" table:formula="of:=[.CK38]" office:value-type="float" office:value="1000" calcext:value-type="float">
            <text:p>1000</text:p>
          </table:table-cell>
          <table:table-cell table:style-name="ce7" table:formula="of:=[.CL38]" office:value-type="float" office:value="1000" calcext:value-type="float">
            <text:p>1000</text:p>
          </table:table-cell>
          <table:table-cell table:style-name="ce7" table:formula="of:=[.CM38]" office:value-type="float" office:value="1000" calcext:value-type="float">
            <text:p>1000</text:p>
          </table:table-cell>
          <table:table-cell table:style-name="ce7" table:formula="of:=[.CN38]" office:value-type="float" office:value="1000" calcext:value-type="float">
            <text:p>1000</text:p>
          </table:table-cell>
          <table:table-cell table:style-name="ce7" table:formula="of:=[.CO38]" office:value-type="float" office:value="1000" calcext:value-type="float">
            <text:p>1000</text:p>
          </table:table-cell>
          <table:table-cell table:style-name="ce7" table:formula="of:=[.CP38]" office:value-type="float" office:value="1000" calcext:value-type="float">
            <text:p>1000</text:p>
          </table:table-cell>
          <table:table-cell table:style-name="ce7" table:formula="of:=[.CQ38]" office:value-type="float" office:value="1000" calcext:value-type="float">
            <text:p>1000</text:p>
          </table:table-cell>
          <table:table-cell table:style-name="ce7" table:formula="of:=[.CR38]" office:value-type="float" office:value="1000" calcext:value-type="float">
            <text:p>1000</text:p>
          </table:table-cell>
          <table:table-cell table:style-name="ce7" table:formula="of:=[.CS38]" office:value-type="float" office:value="1000" calcext:value-type="float">
            <text:p>1000</text:p>
          </table:table-cell>
          <table:table-cell table:style-name="ce7" table:formula="of:=[.CT38]" office:value-type="float" office:value="1000" calcext:value-type="float">
            <text:p>1000</text:p>
          </table:table-cell>
          <table:table-cell table:style-name="ce7" table:formula="of:=[.CU38]" office:value-type="float" office:value="1000" calcext:value-type="float">
            <text:p>1000</text:p>
          </table:table-cell>
          <table:table-cell table:style-name="ce7" table:formula="of:=[.CV38]" office:value-type="float" office:value="1000" calcext:value-type="float">
            <text:p>1000</text:p>
          </table:table-cell>
          <table:table-cell table:style-name="ce7" table:formula="of:=[.CW38]" office:value-type="float" office:value="1000" calcext:value-type="float">
            <text:p>1000</text:p>
          </table:table-cell>
          <table:table-cell table:style-name="ce7" table:formula="of:=[.CX38]" office:value-type="float" office:value="1000" calcext:value-type="float">
            <text:p>1000</text:p>
          </table:table-cell>
          <table:table-cell table:style-name="ce7" table:formula="of:=[.CY38]" office:value-type="float" office:value="1000" calcext:value-type="float">
            <text:p>1000</text:p>
          </table:table-cell>
          <table:table-cell table:style-name="ce7" table:formula="of:=[.CZ38]" office:value-type="float" office:value="1000" calcext:value-type="float">
            <text:p>1000</text:p>
          </table:table-cell>
          <table:table-cell table:style-name="ce7" table:formula="of:=[.DA38]" office:value-type="float" office:value="1000" calcext:value-type="float">
            <text:p>1000</text:p>
          </table:table-cell>
          <table:table-cell table:style-name="ce7" table:formula="of:=[.DB38]" office:value-type="float" office:value="1000" calcext:value-type="float">
            <text:p>1000</text:p>
          </table:table-cell>
          <table:table-cell table:style-name="ce7" table:formula="of:=[.DC38]" office:value-type="float" office:value="1000" calcext:value-type="float">
            <text:p>1000</text:p>
          </table:table-cell>
          <table:table-cell table:style-name="ce7" table:formula="of:=[.DD38]" office:value-type="float" office:value="1000" calcext:value-type="float">
            <text:p>1000</text:p>
          </table:table-cell>
          <table:table-cell table:style-name="ce7" table:formula="of:=[.DE38]" office:value-type="float" office:value="1000" calcext:value-type="float">
            <text:p>1000</text:p>
          </table:table-cell>
          <table:table-cell table:style-name="ce7" table:formula="of:=[.DF38]" office:value-type="float" office:value="1000" calcext:value-type="float">
            <text:p>1000</text:p>
          </table:table-cell>
          <table:table-cell table:style-name="ce7" table:formula="of:=[.DG38]" office:value-type="float" office:value="1000" calcext:value-type="float">
            <text:p>1000</text:p>
          </table:table-cell>
          <table:table-cell table:style-name="ce7" table:formula="of:=[.DH38]" office:value-type="float" office:value="1000" calcext:value-type="float">
            <text:p>1000</text:p>
          </table:table-cell>
          <table:table-cell table:style-name="ce7" table:formula="of:=[.DI38]" office:value-type="float" office:value="1000" calcext:value-type="float">
            <text:p>1000</text:p>
          </table:table-cell>
          <table:table-cell table:style-name="ce7" table:formula="of:=[.DJ38]" office:value-type="float" office:value="1000" calcext:value-type="float">
            <text:p>1000</text:p>
          </table:table-cell>
          <table:table-cell table:style-name="ce7" table:formula="of:=[.DK38]" office:value-type="float" office:value="1000" calcext:value-type="float">
            <text:p>1000</text:p>
          </table:table-cell>
          <table:table-cell table:style-name="ce7" table:formula="of:=[.DL38]" office:value-type="float" office:value="1000" calcext:value-type="float">
            <text:p>1000</text:p>
          </table:table-cell>
          <table:table-cell table:style-name="ce7" table:formula="of:=[.DM38]" office:value-type="float" office:value="1000" calcext:value-type="float">
            <text:p>1000</text:p>
          </table:table-cell>
          <table:table-cell table:style-name="ce7" table:formula="of:=[.DN38]" office:value-type="float" office:value="1000" calcext:value-type="float">
            <text:p>1000</text:p>
          </table:table-cell>
          <table:table-cell table:style-name="ce7" table:formula="of:=[.DO38]" office:value-type="float" office:value="1000" calcext:value-type="float">
            <text:p>1000</text:p>
          </table:table-cell>
          <table:table-cell table:style-name="ce7" table:formula="of:=[.DP38]" office:value-type="float" office:value="1000" calcext:value-type="float">
            <text:p>1000</text:p>
          </table:table-cell>
          <table:table-cell table:style-name="ce7" table:formula="of:=[.DQ38]" office:value-type="float" office:value="1000" calcext:value-type="float">
            <text:p>1000</text:p>
          </table:table-cell>
          <table:table-cell table:style-name="ce7" table:formula="of:=[.DR38]" office:value-type="float" office:value="1000" calcext:value-type="float">
            <text:p>1000</text:p>
          </table:table-cell>
          <table:table-cell table:style-name="ce7" table:formula="of:=[.DS38]" office:value-type="float" office:value="1000" calcext:value-type="float">
            <text:p>1000</text:p>
          </table:table-cell>
          <table:table-cell table:style-name="ce7" table:formula="of:=[.DT38]" office:value-type="float" office:value="1000" calcext:value-type="float">
            <text:p>1000</text:p>
          </table:table-cell>
          <table:table-cell table:style-name="ce7" table:formula="of:=[.DU38]" office:value-type="float" office:value="1000" calcext:value-type="float">
            <text:p>1000</text:p>
          </table:table-cell>
          <table:table-cell table:style-name="ce7" table:formula="of:=[.DV38]" office:value-type="float" office:value="1000" calcext:value-type="float">
            <text:p>1000</text:p>
          </table:table-cell>
          <table:table-cell table:style-name="ce7" table:formula="of:=[.DW38]" office:value-type="float" office:value="1000" calcext:value-type="float">
            <text:p>1000</text:p>
          </table:table-cell>
          <table:table-cell table:style-name="ce7" table:formula="of:=[.DX38]" office:value-type="float" office:value="1000" calcext:value-type="float">
            <text:p>1000</text:p>
          </table:table-cell>
          <table:table-cell table:style-name="ce7" table:formula="of:=[.DY38]" office:value-type="float" office:value="1000" calcext:value-type="float">
            <text:p>1000</text:p>
          </table:table-cell>
          <table:table-cell table:style-name="ce7" table:formula="of:=[.DZ38]" office:value-type="float" office:value="1000" calcext:value-type="float">
            <text:p>1000</text:p>
          </table:table-cell>
          <table:table-cell table:style-name="ce7" table:formula="of:=[.EA38]" office:value-type="float" office:value="1000" calcext:value-type="float">
            <text:p>1000</text:p>
          </table:table-cell>
          <table:table-cell table:style-name="ce7" table:formula="of:=[.EB38]" office:value-type="float" office:value="1000" calcext:value-type="float">
            <text:p>1000</text:p>
          </table:table-cell>
          <table:table-cell table:style-name="ce7" table:formula="of:=[.EC38]" office:value-type="float" office:value="1000" calcext:value-type="float">
            <text:p>1000</text:p>
          </table:table-cell>
          <table:table-cell table:style-name="ce7" table:formula="of:=[.ED38]" office:value-type="float" office:value="1000" calcext:value-type="float">
            <text:p>1000</text:p>
          </table:table-cell>
          <table:table-cell table:style-name="ce7" table:formula="of:=[.EE38]" office:value-type="float" office:value="1000" calcext:value-type="float">
            <text:p>1000</text:p>
          </table:table-cell>
          <table:table-cell table:style-name="ce7" table:formula="of:=[.EF38]" office:value-type="float" office:value="1000" calcext:value-type="float">
            <text:p>1000</text:p>
          </table:table-cell>
          <table:table-cell table:style-name="ce7" table:formula="of:=[.EG38]" office:value-type="float" office:value="1000" calcext:value-type="float">
            <text:p>1000</text:p>
          </table:table-cell>
          <table:table-cell table:style-name="ce7" table:formula="of:=[.EH38]" office:value-type="float" office:value="1000" calcext:value-type="float">
            <text:p>1000</text:p>
          </table:table-cell>
          <table:table-cell table:style-name="ce7" table:formula="of:=[.EI38]" office:value-type="float" office:value="1000" calcext:value-type="float">
            <text:p>1000</text:p>
          </table:table-cell>
          <table:table-cell table:style-name="ce7" table:formula="of:=[.EJ38]" office:value-type="float" office:value="1000" calcext:value-type="float">
            <text:p>1000</text:p>
          </table:table-cell>
          <table:table-cell table:style-name="ce7" table:formula="of:=[.EK38]" office:value-type="float" office:value="1000" calcext:value-type="float">
            <text:p>1000</text:p>
          </table:table-cell>
          <table:table-cell table:style-name="ce7" table:formula="of:=[.EL38]" office:value-type="float" office:value="1000" calcext:value-type="float">
            <text:p>1000</text:p>
          </table:table-cell>
          <table:table-cell table:style-name="ce7" table:formula="of:=[.EM38]" office:value-type="float" office:value="1000" calcext:value-type="float">
            <text:p>1000</text:p>
          </table:table-cell>
          <table:table-cell table:style-name="ce7" table:formula="of:=[.EN38]" office:value-type="float" office:value="1000" calcext:value-type="float">
            <text:p>1000</text:p>
          </table:table-cell>
          <table:table-cell table:style-name="ce7" table:formula="of:=[.EO38]" office:value-type="float" office:value="1000" calcext:value-type="float">
            <text:p>1000</text:p>
          </table:table-cell>
          <table:table-cell table:style-name="ce7" table:formula="of:=[.EP38]" office:value-type="float" office:value="1000" calcext:value-type="float">
            <text:p>1000</text:p>
          </table:table-cell>
          <table:table-cell table:style-name="ce7" table:formula="of:=[.EQ38]" office:value-type="float" office:value="1000" calcext:value-type="float">
            <text:p>1000</text:p>
          </table:table-cell>
          <table:table-cell table:style-name="ce7" table:formula="of:=[.ER38]" office:value-type="float" office:value="1000" calcext:value-type="float">
            <text:p>1000</text:p>
          </table:table-cell>
          <table:table-cell table:style-name="ce7" table:formula="of:=[.ES38]" office:value-type="float" office:value="1000" calcext:value-type="float">
            <text:p>1000</text:p>
          </table:table-cell>
          <table:table-cell table:style-name="ce7" table:formula="of:=[.ET38]" office:value-type="float" office:value="1000" calcext:value-type="float">
            <text:p>1000</text:p>
          </table:table-cell>
          <table:table-cell table:style-name="ce7" table:formula="of:=[.EU38]" office:value-type="float" office:value="1000" calcext:value-type="float">
            <text:p>1000</text:p>
          </table:table-cell>
          <table:table-cell table:style-name="ce7" table:formula="of:=[.EV38]" office:value-type="float" office:value="1000" calcext:value-type="float">
            <text:p>1000</text:p>
          </table:table-cell>
          <table:table-cell table:style-name="ce7" table:formula="of:=[.EW38]" office:value-type="float" office:value="1000" calcext:value-type="float">
            <text:p>1000</text:p>
          </table:table-cell>
          <table:table-cell table:style-name="ce7" table:formula="of:=[.EX38]" office:value-type="float" office:value="1000" calcext:value-type="float">
            <text:p>1000</text:p>
          </table:table-cell>
          <table:table-cell table:style-name="ce7" table:formula="of:=[.EY38]" office:value-type="float" office:value="1000" calcext:value-type="float">
            <text:p>1000</text:p>
          </table:table-cell>
          <table:table-cell table:style-name="ce7" table:formula="of:=[.EZ38]" office:value-type="float" office:value="1000" calcext:value-type="float">
            <text:p>1000</text:p>
          </table:table-cell>
          <table:table-cell table:style-name="ce7" table:formula="of:=[.FA38]" office:value-type="float" office:value="1000" calcext:value-type="float">
            <text:p>1000</text:p>
          </table:table-cell>
          <table:table-cell table:style-name="ce7" table:formula="of:=[.FB38]" office:value-type="float" office:value="1000" calcext:value-type="float">
            <text:p>1000</text:p>
          </table:table-cell>
          <table:table-cell table:style-name="ce7" table:formula="of:=[.FC38]" office:value-type="float" office:value="1000" calcext:value-type="float">
            <text:p>1000</text:p>
          </table:table-cell>
          <table:table-cell table:style-name="ce7" table:formula="of:=[.FD38]" office:value-type="float" office:value="1000" calcext:value-type="float">
            <text:p>1000</text:p>
          </table:table-cell>
          <table:table-cell table:style-name="ce7" table:formula="of:=[.FE38]" office:value-type="float" office:value="1000" calcext:value-type="float">
            <text:p>1000</text:p>
          </table:table-cell>
          <table:table-cell table:style-name="ce7" table:formula="of:=[.FF38]" office:value-type="float" office:value="1000" calcext:value-type="float">
            <text:p>1000</text:p>
          </table:table-cell>
          <table:table-cell table:style-name="ce7" table:formula="of:=[.FG38]" office:value-type="float" office:value="1000" calcext:value-type="float">
            <text:p>1000</text:p>
          </table:table-cell>
          <table:table-cell table:style-name="ce7" table:formula="of:=[.FH38]" office:value-type="float" office:value="1000" calcext:value-type="float">
            <text:p>1000</text:p>
          </table:table-cell>
          <table:table-cell table:style-name="ce7" table:formula="of:=[.FI38]" office:value-type="float" office:value="1000" calcext:value-type="float">
            <text:p>1000</text:p>
          </table:table-cell>
          <table:table-cell table:style-name="ce7" table:formula="of:=[.FJ38]" office:value-type="float" office:value="1000" calcext:value-type="float">
            <text:p>1000</text:p>
          </table:table-cell>
          <table:table-cell table:style-name="ce7" table:formula="of:=[.FK38]" office:value-type="float" office:value="1000" calcext:value-type="float">
            <text:p>1000</text:p>
          </table:table-cell>
          <table:table-cell table:style-name="ce7" table:formula="of:=[.FL38]" office:value-type="float" office:value="1000" calcext:value-type="float">
            <text:p>1000</text:p>
          </table:table-cell>
          <table:table-cell table:style-name="ce7" table:formula="of:=[.FM38]" office:value-type="float" office:value="1000" calcext:value-type="float">
            <text:p>1000</text:p>
          </table:table-cell>
          <table:table-cell table:style-name="ce7" table:formula="of:=[.FN38]" office:value-type="float" office:value="1000" calcext:value-type="float">
            <text:p>1000</text:p>
          </table:table-cell>
          <table:table-cell table:style-name="ce7" table:formula="of:=[.FO38]" office:value-type="float" office:value="1000" calcext:value-type="float">
            <text:p>1000</text:p>
          </table:table-cell>
          <table:table-cell table:style-name="ce7" table:formula="of:=[.FP38]" office:value-type="float" office:value="1000" calcext:value-type="float">
            <text:p>1000</text:p>
          </table:table-cell>
          <table:table-cell table:style-name="ce7" table:formula="of:=[.FQ38]" office:value-type="float" office:value="1000" calcext:value-type="float">
            <text:p>1000</text:p>
          </table:table-cell>
          <table:table-cell table:style-name="ce7" table:formula="of:=[.FR38]" office:value-type="float" office:value="1000" calcext:value-type="float">
            <text:p>1000</text:p>
          </table:table-cell>
          <table:table-cell table:style-name="ce7" table:formula="of:=[.FS38]" office:value-type="float" office:value="1000" calcext:value-type="float">
            <text:p>1000</text:p>
          </table:table-cell>
          <table:table-cell table:style-name="ce7" table:formula="of:=[.FT38]" office:value-type="float" office:value="1000" calcext:value-type="float">
            <text:p>1000</text:p>
          </table:table-cell>
          <table:table-cell table:style-name="ce7" table:formula="of:=[.FU38]" office:value-type="float" office:value="1000" calcext:value-type="float">
            <text:p>1000</text:p>
          </table:table-cell>
          <table:table-cell table:style-name="ce7" table:formula="of:=[.FV38]" office:value-type="float" office:value="1000" calcext:value-type="float">
            <text:p>1000</text:p>
          </table:table-cell>
          <table:table-cell table:style-name="ce7" table:formula="of:=[.FW38]" office:value-type="float" office:value="1000" calcext:value-type="float">
            <text:p>1000</text:p>
          </table:table-cell>
          <table:table-cell table:style-name="ce7" table:formula="of:=[.FX38]" office:value-type="float" office:value="1000" calcext:value-type="float">
            <text:p>1000</text:p>
          </table:table-cell>
          <table:table-cell table:style-name="ce7" table:formula="of:=[.FY38]" office:value-type="float" office:value="1000" calcext:value-type="float">
            <text:p>1000</text:p>
          </table:table-cell>
          <table:table-cell table:style-name="ce7" table:formula="of:=[.FZ38]" office:value-type="float" office:value="1000" calcext:value-type="float">
            <text:p>1000</text:p>
          </table:table-cell>
          <table:table-cell table:style-name="ce7" table:formula="of:=[.GA38]" office:value-type="float" office:value="1000" calcext:value-type="float">
            <text:p>1000</text:p>
          </table:table-cell>
          <table:table-cell table:style-name="ce7" table:formula="of:=[.GB38]" office:value-type="float" office:value="1000" calcext:value-type="float">
            <text:p>1000</text:p>
          </table:table-cell>
          <table:table-cell table:style-name="ce7" table:formula="of:=[.GC38]" office:value-type="float" office:value="1000" calcext:value-type="float">
            <text:p>1000</text:p>
          </table:table-cell>
          <table:table-cell table:style-name="ce7" table:formula="of:=[.GD38]" office:value-type="float" office:value="1000" calcext:value-type="float">
            <text:p>1000</text:p>
          </table:table-cell>
          <table:table-cell table:style-name="ce7" table:formula="of:=[.GE38]" office:value-type="float" office:value="1000" calcext:value-type="float">
            <text:p>1000</text:p>
          </table:table-cell>
          <table:table-cell table:style-name="ce7" table:formula="of:=[.GF38]" office:value-type="float" office:value="1000" calcext:value-type="float">
            <text:p>1000</text:p>
          </table:table-cell>
          <table:table-cell table:style-name="ce7" table:formula="of:=[.GG38]" office:value-type="float" office:value="1000" calcext:value-type="float">
            <text:p>1000</text:p>
          </table:table-cell>
          <table:table-cell table:style-name="ce7" table:formula="of:=[.GH38]" office:value-type="float" office:value="1000" calcext:value-type="float">
            <text:p>1000</text:p>
          </table:table-cell>
          <table:table-cell table:style-name="ce7" table:formula="of:=[.GI38]" office:value-type="float" office:value="1000" calcext:value-type="float">
            <text:p>1000</text:p>
          </table:table-cell>
          <table:table-cell table:style-name="ce7" table:formula="of:=[.GJ38]" office:value-type="float" office:value="1000" calcext:value-type="float">
            <text:p>1000</text:p>
          </table:table-cell>
          <table:table-cell table:style-name="ce7" table:formula="of:=[.GK38]" office:value-type="float" office:value="1000" calcext:value-type="float">
            <text:p>1000</text:p>
          </table:table-cell>
          <table:table-cell table:style-name="ce7" table:formula="of:=[.GL38]" office:value-type="float" office:value="1000" calcext:value-type="float">
            <text:p>1000</text:p>
          </table:table-cell>
          <table:table-cell table:style-name="ce7" table:formula="of:=[.GM38]" office:value-type="float" office:value="1000" calcext:value-type="float">
            <text:p>1000</text:p>
          </table:table-cell>
          <table:table-cell table:style-name="ce7" table:formula="of:=[.GN38]" office:value-type="float" office:value="1000" calcext:value-type="float">
            <text:p>1000</text:p>
          </table:table-cell>
          <table:table-cell table:style-name="ce7" table:formula="of:=[.GO38]" office:value-type="float" office:value="1000" calcext:value-type="float">
            <text:p>1000</text:p>
          </table:table-cell>
          <table:table-cell table:style-name="ce7" table:formula="of:=[.GP38]" office:value-type="float" office:value="1000" calcext:value-type="float">
            <text:p>1000</text:p>
          </table:table-cell>
          <table:table-cell table:style-name="ce7" table:formula="of:=[.GQ38]"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Num high risk uninfected</text:p>
          </table:table-cell>
          <table:table-cell table:style-name="ce7" table:formula="of:=[.$C$34]*[.C38]-[.C40]" office:value-type="float" office:value="400" calcext:value-type="float">
            <text:p>400</text:p>
          </table:table-cell>
          <table:table-cell table:style-name="ce7" table:formula="of:=[.C39]-[.C45]" office:value-type="float" office:value="397.605992005998" calcext:value-type="float">
            <text:p>397.605992006</text:p>
          </table:table-cell>
          <table:table-cell table:style-name="ce7" table:formula="of:=[.D39]-[.D45]" office:value-type="float" office:value="395.169488277731" calcext:value-type="float">
            <text:p>395.1694882777</text:p>
          </table:table-cell>
          <table:table-cell table:style-name="ce7" table:formula="of:=[.E39]-[.E45]" office:value-type="float" office:value="392.69044403438" calcext:value-type="float">
            <text:p>392.6904440344</text:p>
          </table:table-cell>
          <table:table-cell table:style-name="ce7" table:formula="of:=[.F39]-[.F45]" office:value-type="float" office:value="390.168851052751" calcext:value-type="float">
            <text:p>390.1688510528</text:p>
          </table:table-cell>
          <table:table-cell table:style-name="ce7" table:formula="of:=[.G39]-[.G45]" office:value-type="float" office:value="387.604738971845" calcext:value-type="float">
            <text:p>387.6047389718</text:p>
          </table:table-cell>
          <table:table-cell table:style-name="ce7" table:formula="of:=[.H39]-[.H45]" office:value-type="float" office:value="384.998176564017" calcext:value-type="float">
            <text:p>384.998176564</text:p>
          </table:table-cell>
          <table:table-cell table:style-name="ce7" table:formula="of:=[.I39]-[.I45]" office:value-type="float" office:value="382.349272966937" calcext:value-type="float">
            <text:p>382.3492729669</text:p>
          </table:table-cell>
          <table:table-cell table:style-name="ce7" table:formula="of:=[.J39]-[.J45]" office:value-type="float" office:value="379.65817887042" calcext:value-type="float">
            <text:p>379.6581788704</text:p>
          </table:table-cell>
          <table:table-cell table:style-name="ce7" table:formula="of:=[.K39]-[.K45]" office:value-type="float" office:value="376.925087652077" calcext:value-type="float">
            <text:p>376.9250876521</text:p>
          </table:table-cell>
          <table:table-cell table:style-name="ce7" table:formula="of:=[.L39]-[.L45]" office:value-type="float" office:value="374.150236455637" calcext:value-type="float">
            <text:p>374.1502364556</text:p>
          </table:table-cell>
          <table:table-cell table:style-name="ce7" table:formula="of:=[.M39]-[.M45]" office:value-type="float" office:value="371.333907205723" calcext:value-type="float">
            <text:p>371.3339072057</text:p>
          </table:table-cell>
          <table:table-cell table:style-name="ce7" table:formula="of:=[.N39]-[.N45]" office:value-type="float" office:value="368.476427552845" calcext:value-type="float">
            <text:p>368.4764275528</text:p>
          </table:table-cell>
          <table:table-cell table:style-name="ce7" table:formula="of:=[.O39]-[.O45]" office:value-type="float" office:value="365.578171742352" calcext:value-type="float">
            <text:p>365.5781717424</text:p>
          </table:table-cell>
          <table:table-cell table:style-name="ce7" table:formula="of:=[.P39]-[.P45]" office:value-type="float" office:value="362.639561401156" calcext:value-type="float">
            <text:p>362.6395614012</text:p>
          </table:table-cell>
          <table:table-cell table:style-name="ce7" table:formula="of:=[.Q39]-[.Q45]" office:value-type="float" office:value="359.661066236079" calcext:value-type="float">
            <text:p>359.6610662361</text:p>
          </table:table-cell>
          <table:table-cell table:style-name="ce7" table:formula="of:=[.R39]-[.R45]" office:value-type="float" office:value="356.643204637832" calcext:value-type="float">
            <text:p>356.6432046378</text:p>
          </table:table-cell>
          <table:table-cell table:style-name="ce7" table:formula="of:=[.S39]-[.S45]" office:value-type="float" office:value="353.586544184759" calcext:value-type="float">
            <text:p>353.5865441848</text:p>
          </table:table-cell>
          <table:table-cell table:style-name="ce7" table:formula="of:=[.T39]-[.T45]" office:value-type="float" office:value="350.491702040701" calcext:value-type="float">
            <text:p>350.4917020407</text:p>
          </table:table-cell>
          <table:table-cell table:style-name="ce7" table:formula="of:=[.U39]-[.U45]" office:value-type="float" office:value="347.359345241583" calcext:value-type="float">
            <text:p>347.3593452416</text:p>
          </table:table-cell>
          <table:table-cell table:style-name="ce7" table:formula="of:=[.V39]-[.V45]" office:value-type="float" office:value="344.190190865609" calcext:value-type="float">
            <text:p>344.1901908656</text:p>
          </table:table-cell>
          <table:table-cell table:style-name="ce7" table:formula="of:=[.W39]-[.W45]" office:value-type="float" office:value="340.985006082287" calcext:value-type="float">
            <text:p>340.9850060823</text:p>
          </table:table-cell>
          <table:table-cell table:style-name="ce7" table:formula="of:=[.X39]-[.X45]" office:value-type="float" office:value="337.744608075896" calcext:value-type="float">
            <text:p>337.7446080759</text:p>
          </table:table-cell>
          <table:table-cell table:style-name="ce7" table:formula="of:=[.Y39]-[.Y45]" office:value-type="float" office:value="334.469863839426" calcext:value-type="float">
            <text:p>334.4698638394</text:p>
          </table:table-cell>
          <table:table-cell table:style-name="ce7" table:formula="of:=[.Z39]-[.Z45]" office:value-type="float" office:value="331.161689835485" calcext:value-type="float">
            <text:p>331.1616898355</text:p>
          </table:table-cell>
          <table:table-cell table:style-name="ce7" table:formula="of:=[.AA39]-[.AA45]" office:value-type="float" office:value="327.821051521191" calcext:value-type="float">
            <text:p>327.8210515212</text:p>
          </table:table-cell>
          <table:table-cell table:style-name="ce7" table:formula="of:=[.AB39]-[.AB45]" office:value-type="float" office:value="324.448962734602" calcext:value-type="float">
            <text:p>324.4489627346</text:p>
          </table:table-cell>
          <table:table-cell table:style-name="ce7" table:formula="of:=[.AC39]-[.AC45]" office:value-type="float" office:value="321.046484940825" calcext:value-type="float">
            <text:p>321.0464849408</text:p>
          </table:table-cell>
          <table:table-cell table:style-name="ce7" table:formula="of:=[.AD39]-[.AD45]" office:value-type="float" office:value="317.614726336581" calcext:value-type="float">
            <text:p>317.6147263366</text:p>
          </table:table-cell>
          <table:table-cell table:style-name="ce7" table:formula="of:=[.AE39]-[.AE45]" office:value-type="float" office:value="314.154840812619" calcext:value-type="float">
            <text:p>314.1548408126</text:p>
          </table:table-cell>
          <table:table-cell table:style-name="ce7" table:formula="of:=[.AF39]-[.AF45]" office:value-type="float" office:value="310.668026774098" calcext:value-type="float">
            <text:p>310.6680267741</text:p>
          </table:table-cell>
          <table:table-cell table:style-name="ce7" table:formula="of:=[.AG39]-[.AG45]" office:value-type="float" office:value="307.155525819703" calcext:value-type="float">
            <text:p>307.1555258197</text:p>
          </table:table-cell>
          <table:table-cell table:style-name="ce7" table:formula="of:=[.AH39]-[.AH45]" office:value-type="float" office:value="303.618621281015" calcext:value-type="float">
            <text:p>303.618621281</text:p>
          </table:table-cell>
          <table:table-cell table:style-name="ce7" table:formula="of:=[.AI39]-[.AI45]" office:value-type="float" office:value="300.058636624375" calcext:value-type="float">
            <text:p>300.0586366244</text:p>
          </table:table-cell>
          <table:table-cell table:style-name="ce7" table:formula="of:=[.AJ39]-[.AJ45]" office:value-type="float" office:value="296.476933718211" calcext:value-type="float">
            <text:p>296.4769337182</text:p>
          </table:table-cell>
          <table:table-cell table:style-name="ce7" table:formula="of:=[.AK39]-[.AK45]" office:value-type="float" office:value="292.874910969538" calcext:value-type="float">
            <text:p>292.8749109695</text:p>
          </table:table-cell>
          <table:table-cell table:style-name="ce7" table:formula="of:=[.AL39]-[.AL45]" office:value-type="float" office:value="289.254001334087" calcext:value-type="float">
            <text:p>289.2540013341</text:p>
          </table:table-cell>
          <table:table-cell table:style-name="ce7" table:formula="of:=[.AM39]-[.AM45]" office:value-type="float" office:value="285.615670205229" calcext:value-type="float">
            <text:p>285.6156702052</text:p>
          </table:table-cell>
          <table:table-cell table:style-name="ce7" table:formula="of:=[.AN39]-[.AN45]" office:value-type="float" office:value="281.961413187563" calcext:value-type="float">
            <text:p>281.9614131876</text:p>
          </table:table-cell>
          <table:table-cell table:style-name="ce7" table:formula="of:=[.AO39]-[.AO45]" office:value-type="float" office:value="278.29275376175" calcext:value-type="float">
            <text:p>278.2927537618</text:p>
          </table:table-cell>
          <table:table-cell table:style-name="ce7" table:formula="of:=[.AP39]-[.AP45]" office:value-type="float" office:value="274.611240847792" calcext:value-type="float">
            <text:p>274.6112408478</text:p>
          </table:table-cell>
          <table:table-cell table:style-name="ce7" table:formula="of:=[.AQ39]-[.AQ45]" office:value-type="float" office:value="270.91844627461" calcext:value-type="float">
            <text:p>270.9184462746</text:p>
          </table:table-cell>
          <table:table-cell table:style-name="ce7" table:formula="of:=[.AR39]-[.AR45]" office:value-type="float" office:value="267.215962164342" calcext:value-type="float">
            <text:p>267.2159621643</text:p>
          </table:table-cell>
          <table:table-cell table:style-name="ce7" table:formula="of:=[.AS39]-[.AS45]" office:value-type="float" office:value="263.505398240313" calcext:value-type="float">
            <text:p>263.5053982403</text:p>
          </table:table-cell>
          <table:table-cell table:style-name="ce7" table:formula="of:=[.AT39]-[.AT45]" office:value-type="float" office:value="259.78837906813" calcext:value-type="float">
            <text:p>259.7883790681</text:p>
          </table:table-cell>
          <table:table-cell table:style-name="ce7" table:formula="of:=[.AU39]-[.AU45]" office:value-type="float" office:value="256.066541239775" calcext:value-type="float">
            <text:p>256.0665412398</text:p>
          </table:table-cell>
          <table:table-cell table:style-name="ce7" table:formula="of:=[.AV39]-[.AV45]" office:value-type="float" office:value="252.341530510942" calcext:value-type="float">
            <text:p>252.3415305109</text:p>
          </table:table-cell>
          <table:table-cell table:style-name="ce7" table:formula="of:=[.AW39]-[.AW45]" office:value-type="float" office:value="248.614998902167" calcext:value-type="float">
            <text:p>248.6149989022</text:p>
          </table:table-cell>
          <table:table-cell table:style-name="ce7" table:formula="of:=[.AX39]-[.AX45]" office:value-type="float" office:value="244.88860177456" calcext:value-type="float">
            <text:p>244.8886017746</text:p>
          </table:table-cell>
          <table:table-cell table:style-name="ce7" table:formula="of:=[.AY39]-[.AY45]" office:value-type="float" office:value="241.163994891098" calcext:value-type="float">
            <text:p>241.1639948911</text:p>
          </table:table-cell>
          <table:table-cell table:style-name="ce7" table:formula="of:=[.AZ39]-[.AZ45]" office:value-type="float" office:value="237.442831474546" calcext:value-type="float">
            <text:p>237.4428314745</text:p>
          </table:table-cell>
          <table:table-cell table:style-name="ce7" table:formula="of:=[.BA39]-[.BA45]" office:value-type="float" office:value="233.726759273126" calcext:value-type="float">
            <text:p>233.7267592731</text:p>
          </table:table-cell>
          <table:table-cell table:style-name="ce7" table:formula="of:=[.BB39]-[.BB45]" office:value-type="float" office:value="230.017417644979" calcext:value-type="float">
            <text:p>230.017417645</text:p>
          </table:table-cell>
          <table:table-cell table:style-name="ce7" table:formula="of:=[.BC39]-[.BC45]" office:value-type="float" office:value="226.316434672387" calcext:value-type="float">
            <text:p>226.3164346724</text:p>
          </table:table-cell>
          <table:table-cell table:style-name="ce7" table:formula="of:=[.BD39]-[.BD45]" office:value-type="float" office:value="222.6254243165" calcext:value-type="float">
            <text:p>222.6254243165</text:p>
          </table:table-cell>
          <table:table-cell table:style-name="ce7" table:formula="of:=[.BE39]-[.BE45]" office:value-type="float" office:value="218.945983623112" calcext:value-type="float">
            <text:p>218.9459836231</text:p>
          </table:table-cell>
          <table:table-cell table:style-name="ce7" table:formula="of:=[.BF39]-[.BF45]" office:value-type="float" office:value="215.279689989659" calcext:value-type="float">
            <text:p>215.2796899897</text:p>
          </table:table-cell>
          <table:table-cell table:style-name="ce7" table:formula="of:=[.BG39]-[.BG45]" office:value-type="float" office:value="211.62809850328" calcext:value-type="float">
            <text:p>211.6280985033</text:p>
          </table:table-cell>
          <table:table-cell table:style-name="ce7" table:formula="of:=[.BH39]-[.BH45]" office:value-type="float" office:value="207.992739359288" calcext:value-type="float">
            <text:p>207.9927393593</text:p>
          </table:table-cell>
          <table:table-cell table:style-name="ce7" table:formula="of:=[.BI39]-[.BI45]" office:value-type="float" office:value="204.375115368966" calcext:value-type="float">
            <text:p>204.375115369</text:p>
          </table:table-cell>
          <table:table-cell table:style-name="ce7" table:formula="of:=[.BJ39]-[.BJ45]" office:value-type="float" office:value="200.776699564989" calcext:value-type="float">
            <text:p>200.776699565</text:p>
          </table:table-cell>
          <table:table-cell table:style-name="ce7" table:formula="of:=[.BK39]-[.BK45]" office:value-type="float" office:value="197.198932912233" calcext:value-type="float">
            <text:p>197.1989329122</text:p>
          </table:table-cell>
          <table:table-cell table:style-name="ce7" table:formula="of:=[.BL39]-[.BL45]" office:value-type="float" office:value="193.643222131062" calcext:value-type="float">
            <text:p>193.6432221311</text:p>
          </table:table-cell>
          <table:table-cell table:style-name="ce7" table:formula="of:=[.BM39]-[.BM45]" office:value-type="float" office:value="190.110937639546" calcext:value-type="float">
            <text:p>190.1109376395</text:p>
          </table:table-cell>
          <table:table-cell table:style-name="ce7" table:formula="of:=[.BN39]-[.BN45]" office:value-type="float" office:value="186.603411620334" calcext:value-type="float">
            <text:p>186.6034116203</text:p>
          </table:table-cell>
          <table:table-cell table:style-name="ce7" table:formula="of:=[.BO39]-[.BO45]" office:value-type="float" office:value="183.12193621722" calcext:value-type="float">
            <text:p>183.1219362172</text:p>
          </table:table-cell>
          <table:table-cell table:style-name="ce7" table:formula="of:=[.BP39]-[.BP45]" office:value-type="float" office:value="179.667761865676" calcext:value-type="float">
            <text:p>179.6677618657</text:p>
          </table:table-cell>
          <table:table-cell table:style-name="ce7" table:formula="of:=[.BQ39]-[.BQ45]" office:value-type="float" office:value="176.242095760897" calcext:value-type="float">
            <text:p>176.2420957609</text:p>
          </table:table-cell>
          <table:table-cell table:style-name="ce7" table:formula="of:=[.BR39]-[.BR45]" office:value-type="float" office:value="172.846100466159" calcext:value-type="float">
            <text:p>172.8461004662</text:p>
          </table:table-cell>
          <table:table-cell table:style-name="ce7" table:formula="of:=[.BS39]-[.BS45]" office:value-type="float" office:value="169.480892663512" calcext:value-type="float">
            <text:p>169.4808926635</text:p>
          </table:table-cell>
          <table:table-cell table:style-name="ce7" table:formula="of:=[.BT39]-[.BT45]" office:value-type="float" office:value="166.147542048129" calcext:value-type="float">
            <text:p>166.1475420481</text:p>
          </table:table-cell>
          <table:table-cell table:style-name="ce7" table:formula="of:=[.BU39]-[.BU45]" office:value-type="float" office:value="162.847070366885" calcext:value-type="float">
            <text:p>162.8470703669</text:p>
          </table:table-cell>
          <table:table-cell table:style-name="ce7" table:formula="of:=[.BV39]-[.BV45]" office:value-type="float" office:value="159.580450601019" calcext:value-type="float">
            <text:p>159.580450601</text:p>
          </table:table-cell>
          <table:table-cell table:style-name="ce7" table:formula="of:=[.BW39]-[.BW45]" office:value-type="float" office:value="156.34860629209" calcext:value-type="float">
            <text:p>156.3486062921</text:p>
          </table:table-cell>
          <table:table-cell table:style-name="ce7" table:formula="of:=[.BX39]-[.BX45]" office:value-type="float" office:value="153.152411009718" calcext:value-type="float">
            <text:p>153.1524110097</text:p>
          </table:table-cell>
          <table:table-cell table:style-name="ce7" table:formula="of:=[.BY39]-[.BY45]" office:value-type="float" office:value="149.992687959033" calcext:value-type="float">
            <text:p>149.992687959</text:p>
          </table:table-cell>
          <table:table-cell table:style-name="ce7" table:formula="of:=[.BZ39]-[.BZ45]" office:value-type="float" office:value="146.870209725136" calcext:value-type="float">
            <text:p>146.8702097251</text:p>
          </table:table-cell>
          <table:table-cell table:style-name="ce7" table:formula="of:=[.CA39]-[.CA45]" office:value-type="float" office:value="143.785698151316" calcext:value-type="float">
            <text:p>143.7856981513</text:p>
          </table:table-cell>
          <table:table-cell table:style-name="ce7" table:formula="of:=[.CB39]-[.CB45]" office:value-type="float" office:value="140.73982434728" calcext:value-type="float">
            <text:p>140.7398243473</text:p>
          </table:table-cell>
          <table:table-cell table:style-name="ce7" table:formula="of:=[.CC39]-[.CC45]" office:value-type="float" office:value="137.733208823156" calcext:value-type="float">
            <text:p>137.7332088232</text:p>
          </table:table-cell>
          <table:table-cell table:style-name="ce7" table:formula="of:=[.CD39]-[.CD45]" office:value-type="float" office:value="134.766421744638" calcext:value-type="float">
            <text:p>134.7664217446</text:p>
          </table:table-cell>
          <table:table-cell table:style-name="ce7" table:formula="of:=[.CE39]-[.CE45]" office:value-type="float" office:value="131.839983304219" calcext:value-type="float">
            <text:p>131.8399833042</text:p>
          </table:table-cell>
          <table:table-cell table:style-name="ce7" table:formula="of:=[.CF39]-[.CF45]" office:value-type="float" office:value="128.954364203164" calcext:value-type="float">
            <text:p>128.9543642032</text:p>
          </table:table-cell>
          <table:table-cell table:style-name="ce7" table:formula="of:=[.CG39]-[.CG45]" office:value-type="float" office:value="126.109986238574" calcext:value-type="float">
            <text:p>126.1099862386</text:p>
          </table:table-cell>
          <table:table-cell table:style-name="ce7" table:formula="of:=[.CH39]-[.CH45]" office:value-type="float" office:value="123.307222989641" calcext:value-type="float">
            <text:p>123.3072229896</text:p>
          </table:table-cell>
          <table:table-cell table:style-name="ce7" table:formula="of:=[.CI39]-[.CI45]" office:value-type="float" office:value="120.546400597011" calcext:value-type="float">
            <text:p>120.546400597</text:p>
          </table:table-cell>
          <table:table-cell table:style-name="ce7" table:formula="of:=[.CJ39]-[.CJ45]" office:value-type="float" office:value="117.827798629022" calcext:value-type="float">
            <text:p>117.827798629</text:p>
          </table:table-cell>
          <table:table-cell table:style-name="ce7" table:formula="of:=[.CK39]-[.CK45]" office:value-type="float" office:value="115.151651028474" calcext:value-type="float">
            <text:p>115.1516510285</text:p>
          </table:table-cell>
          <table:table-cell table:style-name="ce7" table:formula="of:=[.CL39]-[.CL45]" office:value-type="float" office:value="112.518147133503" calcext:value-type="float">
            <text:p>112.5181471335</text:p>
          </table:table-cell>
          <table:table-cell table:style-name="ce7" table:formula="of:=[.CM39]-[.CM45]" office:value-type="float" office:value="109.927432766149" calcext:value-type="float">
            <text:p>109.9274327661</text:p>
          </table:table-cell>
          <table:table-cell table:style-name="ce7" table:formula="of:=[.CN39]-[.CN45]" office:value-type="float" office:value="107.379611382168" calcext:value-type="float">
            <text:p>107.3796113822</text:p>
          </table:table-cell>
          <table:table-cell table:style-name="ce7" table:formula="of:=[.CO39]-[.CO45]" office:value-type="float" office:value="104.874745275717" calcext:value-type="float">
            <text:p>104.8747452757</text:p>
          </table:table-cell>
          <table:table-cell table:style-name="ce7" table:formula="of:=[.CP39]-[.CP45]" office:value-type="float" office:value="102.412856832614" calcext:value-type="float">
            <text:p>102.4128568326</text:p>
          </table:table-cell>
          <table:table-cell table:style-name="ce7" table:formula="of:=[.CQ39]-[.CQ45]" office:value-type="float" office:value="99.9939298259787" calcext:value-type="float">
            <text:p>99.993929826</text:p>
          </table:table-cell>
          <table:table-cell table:style-name="ce7" table:formula="of:=[.CR39]-[.CR45]" office:value-type="float" office:value="97.6179107481911" calcext:value-type="float">
            <text:p>97.6179107482</text:p>
          </table:table-cell>
          <table:table-cell table:style-name="ce7" table:formula="of:=[.CS39]-[.CS45]" office:value-type="float" office:value="95.2847101732904" calcext:value-type="float">
            <text:p>95.2847101733</text:p>
          </table:table-cell>
          <table:table-cell table:style-name="ce7" table:formula="of:=[.CT39]-[.CT45]" office:value-type="float" office:value="92.9942041440926" calcext:value-type="float">
            <text:p>92.9942041441</text:p>
          </table:table-cell>
          <table:table-cell table:style-name="ce7" table:formula="of:=[.CU39]-[.CU45]" office:value-type="float" office:value="90.7462355785268" calcext:value-type="float">
            <text:p>90.7462355785</text:p>
          </table:table-cell>
          <table:table-cell table:style-name="ce7" table:formula="of:=[.CV39]-[.CV45]" office:value-type="float" office:value="88.5406156899069" calcext:value-type="float">
            <text:p>88.5406156899</text:p>
          </table:table-cell>
          <table:table-cell table:style-name="ce7" table:formula="of:=[.CW39]-[.CW45]" office:value-type="float" office:value="86.3771254160853" calcext:value-type="float">
            <text:p>86.3771254161</text:p>
          </table:table-cell>
          <table:table-cell table:style-name="ce7" table:formula="of:=[.CX39]-[.CX45]" office:value-type="float" office:value="84.2555168526907" calcext:value-type="float">
            <text:p>84.2555168527</text:p>
          </table:table-cell>
          <table:table-cell table:style-name="ce7" table:formula="of:=[.CY39]-[.CY45]" office:value-type="float" office:value="82.1755146858985" calcext:value-type="float">
            <text:p>82.1755146859</text:p>
          </table:table-cell>
          <table:table-cell table:style-name="ce7" table:formula="of:=[.CZ39]-[.CZ45]" office:value-type="float" office:value="80.1368176204549" calcext:value-type="float">
            <text:p>80.1368176205</text:p>
          </table:table-cell>
          <table:table-cell table:style-name="ce7" table:formula="of:=[.DA39]-[.DA45]" office:value-type="float" office:value="78.1390997989354" calcext:value-type="float">
            <text:p>78.1390997989</text:p>
          </table:table-cell>
          <table:table-cell table:style-name="ce7" table:formula="of:=[.DB39]-[.DB45]" office:value-type="float" office:value="76.1820122084964" calcext:value-type="float">
            <text:p>76.1820122085</text:p>
          </table:table-cell>
          <table:table-cell table:style-name="ce7" table:formula="of:=[.DC39]-[.DC45]" office:value-type="float" office:value="74.2651840716459" calcext:value-type="float">
            <text:p>74.2651840716</text:p>
          </table:table-cell>
          <table:table-cell table:style-name="ce7" table:formula="of:=[.DD39]-[.DD45]" office:value-type="float" office:value="72.3882242178311" calcext:value-type="float">
            <text:p>72.3882242178</text:p>
          </table:table-cell>
          <table:table-cell table:style-name="ce7" table:formula="of:=[.DE39]-[.DE45]" office:value-type="float" office:value="70.5507224329114" calcext:value-type="float">
            <text:p>70.5507224329</text:p>
          </table:table-cell>
          <table:table-cell table:style-name="ce7" table:formula="of:=[.DF39]-[.DF45]" office:value-type="float" office:value="68.7522507838469" calcext:value-type="float">
            <text:p>68.7522507838</text:p>
          </table:table-cell>
          <table:table-cell table:style-name="ce7" table:formula="of:=[.DG39]-[.DG45]" office:value-type="float" office:value="66.9923649161942" calcext:value-type="float">
            <text:p>66.9923649162</text:p>
          </table:table-cell>
          <table:table-cell table:style-name="ce7" table:formula="of:=[.DH39]-[.DH45]" office:value-type="float" office:value="65.2706053222525" calcext:value-type="float">
            <text:p>65.2706053223</text:p>
          </table:table-cell>
          <table:table-cell table:style-name="ce7" table:formula="of:=[.DI39]-[.DI45]" office:value-type="float" office:value="63.5864985779499" calcext:value-type="float">
            <text:p>63.5864985779</text:p>
          </table:table-cell>
          <table:table-cell table:style-name="ce7" table:formula="of:=[.DJ39]-[.DJ45]" office:value-type="float" office:value="61.9395585467963" calcext:value-type="float">
            <text:p>61.9395585468</text:p>
          </table:table-cell>
          <table:table-cell table:style-name="ce7" table:formula="of:=[.DK39]-[.DK45]" office:value-type="float" office:value="60.3292875494566" calcext:value-type="float">
            <text:p>60.3292875495</text:p>
          </table:table-cell>
          <table:table-cell table:style-name="ce7" table:formula="of:=[.DL39]-[.DL45]" office:value-type="float" office:value="58.7551774977191" calcext:value-type="float">
            <text:p>58.7551774977</text:p>
          </table:table-cell>
          <table:table-cell table:style-name="ce7" table:formula="of:=[.DM39]-[.DM45]" office:value-type="float" office:value="57.2167109918385" calcext:value-type="float">
            <text:p>57.2167109918</text:p>
          </table:table-cell>
          <table:table-cell table:style-name="ce7" table:formula="of:=[.DN39]-[.DN45]" office:value-type="float" office:value="55.7133623804338" calcext:value-type="float">
            <text:p>55.7133623804</text:p>
          </table:table-cell>
          <table:table-cell table:style-name="ce7" table:formula="of:=[.DO39]-[.DO45]" office:value-type="float" office:value="54.2445987823075" calcext:value-type="float">
            <text:p>54.2445987823</text:p>
          </table:table-cell>
          <table:table-cell table:style-name="ce7" table:formula="of:=[.DP39]-[.DP45]" office:value-type="float" office:value="52.8098810697259" calcext:value-type="float">
            <text:p>52.8098810697</text:p>
          </table:table-cell>
          <table:table-cell table:style-name="ce7" table:formula="of:=[.DQ39]-[.DQ45]" office:value-type="float" office:value="51.4086648128714" calcext:value-type="float">
            <text:p>51.4086648129</text:p>
          </table:table-cell>
          <table:table-cell table:style-name="ce7" table:formula="of:=[.DR39]-[.DR45]" office:value-type="float" office:value="50.0404011853228" calcext:value-type="float">
            <text:p>50.0404011853</text:p>
          </table:table-cell>
          <table:table-cell table:style-name="ce7" table:formula="of:=[.DS39]-[.DS45]" office:value-type="float" office:value="48.7045378305711" calcext:value-type="float">
            <text:p>48.7045378306</text:p>
          </table:table-cell>
          <table:table-cell table:style-name="ce7" table:formula="of:=[.DT39]-[.DT45]" office:value-type="float" office:value="47.4005196897038" calcext:value-type="float">
            <text:p>47.4005196897</text:p>
          </table:table-cell>
          <table:table-cell table:style-name="ce7" table:formula="of:=[.DU39]-[.DU45]" office:value-type="float" office:value="46.127789790516" calcext:value-type="float">
            <text:p>46.1277897905</text:p>
          </table:table-cell>
          <table:table-cell table:style-name="ce7" table:formula="of:=[.DV39]-[.DV45]" office:value-type="float" office:value="44.8857899984148" calcext:value-type="float">
            <text:p>44.8857899984</text:p>
          </table:table-cell>
          <table:table-cell table:style-name="ce7" table:formula="of:=[.DW39]-[.DW45]" office:value-type="float" office:value="43.6739617295865" calcext:value-type="float">
            <text:p>43.6739617296</text:p>
          </table:table-cell>
          <table:table-cell table:style-name="ce7" table:formula="of:=[.DX39]-[.DX45]" office:value-type="float" office:value="42.4917466269857" calcext:value-type="float">
            <text:p>42.491746627</text:p>
          </table:table-cell>
          <table:table-cell table:style-name="ce7" table:formula="of:=[.DY39]-[.DY45]" office:value-type="float" office:value="41.3385871997875" calcext:value-type="float">
            <text:p>41.3385871998</text:p>
          </table:table-cell>
          <table:table-cell table:style-name="ce7" table:formula="of:=[.DZ39]-[.DZ45]" office:value-type="float" office:value="40.2139274270162" calcext:value-type="float">
            <text:p>40.213927427</text:p>
          </table:table-cell>
          <table:table-cell table:style-name="ce7" table:formula="of:=[.EA39]-[.EA45]" office:value-type="float" office:value="39.1172133261293" calcext:value-type="float">
            <text:p>39.1172133261</text:p>
          </table:table-cell>
          <table:table-cell table:style-name="ce7" table:formula="of:=[.EB39]-[.EB45]" office:value-type="float" office:value="38.0478934873891" calcext:value-type="float">
            <text:p>38.0478934874</text:p>
          </table:table-cell>
          <table:table-cell table:style-name="ce7" table:formula="of:=[.EC39]-[.EC45]" office:value-type="float" office:value="37.0054195749036" calcext:value-type="float">
            <text:p>37.0054195749</text:p>
          </table:table-cell>
          <table:table-cell table:style-name="ce7" table:formula="of:=[.ED39]-[.ED45]" office:value-type="float" office:value="35.9892467952603" calcext:value-type="float">
            <text:p>35.9892467953</text:p>
          </table:table-cell>
          <table:table-cell table:style-name="ce7" table:formula="of:=[.EE39]-[.EE45]" office:value-type="float" office:value="34.9988343347073" calcext:value-type="float">
            <text:p>34.9988343347</text:p>
          </table:table-cell>
          <table:table-cell table:style-name="ce7" table:formula="of:=[.EF39]-[.EF45]" office:value-type="float" office:value="34.0336457658661" calcext:value-type="float">
            <text:p>34.0336457659</text:p>
          </table:table-cell>
          <table:table-cell table:style-name="ce7" table:formula="of:=[.EG39]-[.EG45]" office:value-type="float" office:value="33.0931494249812" calcext:value-type="float">
            <text:p>33.093149425</text:p>
          </table:table-cell>
          <table:table-cell table:style-name="ce7" table:formula="of:=[.EH39]-[.EH45]" office:value-type="float" office:value="32.1768187607266" calcext:value-type="float">
            <text:p>32.1768187607</text:p>
          </table:table-cell>
          <table:table-cell table:style-name="ce7" table:formula="of:=[.EI39]-[.EI45]" office:value-type="float" office:value="31.2841326556014" calcext:value-type="float">
            <text:p>31.2841326556</text:p>
          </table:table-cell>
          <table:table-cell table:style-name="ce7" table:formula="of:=[.EJ39]-[.EJ45]" office:value-type="float" office:value="30.4145757209515" calcext:value-type="float">
            <text:p>30.414575721</text:p>
          </table:table-cell>
          <table:table-cell table:style-name="ce7" table:formula="of:=[.EK39]-[.EK45]" office:value-type="float" office:value="29.5676385666561" calcext:value-type="float">
            <text:p>29.5676385667</text:p>
          </table:table-cell>
          <table:table-cell table:style-name="ce7" table:formula="of:=[.EL39]-[.EL45]" office:value-type="float" office:value="28.7428180465165" calcext:value-type="float">
            <text:p>28.7428180465</text:p>
          </table:table-cell>
          <table:table-cell table:style-name="ce7" table:formula="of:=[.EM39]-[.EM45]" office:value-type="float" office:value="27.9396174803772" calcext:value-type="float">
            <text:p>27.9396174804</text:p>
          </table:table-cell>
          <table:table-cell table:style-name="ce7" table:formula="of:=[.EN39]-[.EN45]" office:value-type="float" office:value="27.1575468540003" calcext:value-type="float">
            <text:p>27.157546854</text:p>
          </table:table-cell>
          <table:table-cell table:style-name="ce7" table:formula="of:=[.EO39]-[.EO45]" office:value-type="float" office:value="26.3961229977036" calcext:value-type="float">
            <text:p>26.3961229977</text:p>
          </table:table-cell>
          <table:table-cell table:style-name="ce7" table:formula="of:=[.EP39]-[.EP45]" office:value-type="float" office:value="25.6548697447562" calcext:value-type="float">
            <text:p>25.6548697448</text:p>
          </table:table-cell>
          <table:table-cell table:style-name="ce7" table:formula="of:=[.EQ39]-[.EQ45]" office:value-type="float" office:value="24.933318070509" calcext:value-type="float">
            <text:p>24.9333180705</text:p>
          </table:table-cell>
          <table:table-cell table:style-name="ce7" table:formula="of:=[.ER39]-[.ER45]" office:value-type="float" office:value="24.2310062132187" calcext:value-type="float">
            <text:p>24.2310062132</text:p>
          </table:table-cell>
          <table:table-cell table:style-name="ce7" table:formula="of:=[.ES39]-[.ES45]" office:value-type="float" office:value="23.5474797775031" calcext:value-type="float">
            <text:p>23.5474797775</text:p>
          </table:table-cell>
          <table:table-cell table:style-name="ce7" table:formula="of:=[.ET39]-[.ET45]" office:value-type="float" office:value="22.8822918213424" calcext:value-type="float">
            <text:p>22.8822918213</text:p>
          </table:table-cell>
          <table:table-cell table:style-name="ce7" table:formula="of:=[.EU39]-[.EU45]" office:value-type="float" office:value="22.2350029275187" calcext:value-type="float">
            <text:p>22.2350029275</text:p>
          </table:table-cell>
          <table:table-cell table:style-name="ce7" table:formula="of:=[.EV39]-[.EV45]" office:value-type="float" office:value="21.6051812603603" calcext:value-type="float">
            <text:p>21.6051812604</text:p>
          </table:table-cell>
          <table:table-cell table:style-name="ce7" table:formula="of:=[.EW39]-[.EW45]" office:value-type="float" office:value="20.9924026086322" calcext:value-type="float">
            <text:p>20.9924026086</text:p>
          </table:table-cell>
          <table:table-cell table:style-name="ce7" table:formula="of:=[.EX39]-[.EX45]" office:value-type="float" office:value="20.3962504153885" calcext:value-type="float">
            <text:p>20.3962504154</text:p>
          </table:table-cell>
          <table:table-cell table:style-name="ce7" table:formula="of:=[.EY39]-[.EY45]" office:value-type="float" office:value="19.8163157955748" calcext:value-type="float">
            <text:p>19.8163157956</text:p>
          </table:table-cell>
          <table:table-cell table:style-name="ce7" table:formula="of:=[.EZ39]-[.EZ45]" office:value-type="float" office:value="19.2521975421421" calcext:value-type="float">
            <text:p>19.2521975421</text:p>
          </table:table-cell>
          <table:table-cell table:style-name="ce7" table:formula="of:=[.FA39]-[.FA45]" office:value-type="float" office:value="18.7035021214064" calcext:value-type="float">
            <text:p>18.7035021214</text:p>
          </table:table-cell>
          <table:table-cell table:style-name="ce7" table:formula="of:=[.FB39]-[.FB45]" office:value-type="float" office:value="18.1698436583609" calcext:value-type="float">
            <text:p>18.1698436584</text:p>
          </table:table-cell>
          <table:table-cell table:style-name="ce7" table:formula="of:=[.FC39]-[.FC45]" office:value-type="float" office:value="17.6508439126197" calcext:value-type="float">
            <text:p>17.6508439126</text:p>
          </table:table-cell>
          <table:table-cell table:style-name="ce7" table:formula="of:=[.FD39]-[.FD45]" office:value-type="float" office:value="17.1461322456465" calcext:value-type="float">
            <text:p>17.1461322456</text:p>
          </table:table-cell>
          <table:table-cell table:style-name="ce7" table:formula="of:=[.FE39]-[.FE45]" office:value-type="float" office:value="16.6553455798916" calcext:value-type="float">
            <text:p>16.6553455799</text:p>
          </table:table-cell>
          <table:table-cell table:style-name="ce7" table:formula="of:=[.FF39]-[.FF45]" office:value-type="float" office:value="16.1781283504377" calcext:value-type="float">
            <text:p>16.1781283504</text:p>
          </table:table-cell>
          <table:table-cell table:style-name="ce7" table:formula="of:=[.FG39]-[.FG45]" office:value-type="float" office:value="15.714132449725" calcext:value-type="float">
            <text:p>15.7141324497</text:p>
          </table:table-cell>
          <table:table-cell table:style-name="ce7" table:formula="of:=[.FH39]-[.FH45]" office:value-type="float" office:value="15.2630171659033" calcext:value-type="float">
            <text:p>15.2630171659</text:p>
          </table:table-cell>
          <table:table-cell table:style-name="ce7" table:formula="of:=[.FI39]-[.FI45]" office:value-type="float" office:value="14.8244491153316" calcext:value-type="float">
            <text:p>14.8244491153</text:p>
          </table:table-cell>
          <table:table-cell table:style-name="ce7" table:formula="of:=[.FJ39]-[.FJ45]" office:value-type="float" office:value="14.3981021697213" calcext:value-type="float">
            <text:p>14.3981021697</text:p>
          </table:table-cell>
          <table:table-cell table:style-name="ce7" table:formula="of:=[.FK39]-[.FK45]" office:value-type="float" office:value="13.9836573783951" calcext:value-type="float">
            <text:p>13.9836573784</text:p>
          </table:table-cell>
          <table:table-cell table:style-name="ce7" table:formula="of:=[.FL39]-[.FL45]" office:value-type="float" office:value="13.5808028861098" calcext:value-type="float">
            <text:p>13.5808028861</text:p>
          </table:table-cell>
          <table:table-cell table:style-name="ce7" table:formula="of:=[.FM39]-[.FM45]" office:value-type="float" office:value="13.1892338468691" calcext:value-type="float">
            <text:p>13.1892338469</text:p>
          </table:table-cell>
          <table:table-cell table:style-name="ce7" table:formula="of:=[.FN39]-[.FN45]" office:value-type="float" office:value="12.8086523341288" calcext:value-type="float">
            <text:p>12.8086523341</text:p>
          </table:table-cell>
          <table:table-cell table:style-name="ce7" table:formula="of:=[.FO39]-[.FO45]" office:value-type="float" office:value="12.4387672477762" calcext:value-type="float">
            <text:p>12.4387672478</text:p>
          </table:table-cell>
          <table:table-cell table:style-name="ce7" table:formula="of:=[.FP39]-[.FP45]" office:value-type="float" office:value="12.0792942182447" calcext:value-type="float">
            <text:p>12.0792942182</text:p>
          </table:table-cell>
          <table:table-cell table:style-name="ce7" table:formula="of:=[.FQ39]-[.FQ45]" office:value-type="float" office:value="11.7299555081037" calcext:value-type="float">
            <text:p>11.7299555081</text:p>
          </table:table-cell>
          <table:table-cell table:style-name="ce7" table:formula="of:=[.FR39]-[.FR45]" office:value-type="float" office:value="11.3904799114453" calcext:value-type="float">
            <text:p>11.3904799114</text:p>
          </table:table-cell>
          <table:table-cell table:style-name="ce7" table:formula="of:=[.FS39]-[.FS45]" office:value-type="float" office:value="11.0606026513693" calcext:value-type="float">
            <text:p>11.0606026514</text:p>
          </table:table-cell>
          <table:table-cell table:style-name="ce7" table:formula="of:=[.FT39]-[.FT45]" office:value-type="float" office:value="10.7400652758526" calcext:value-type="float">
            <text:p>10.7400652759</text:p>
          </table:table-cell>
          <table:table-cell table:style-name="ce7" table:formula="of:=[.FU39]-[.FU45]" office:value-type="float" office:value="10.4286155522672" calcext:value-type="float">
            <text:p>10.4286155523</text:p>
          </table:table-cell>
          <table:table-cell table:style-name="ce7" table:formula="of:=[.FV39]-[.FV45]" office:value-type="float" office:value="10.1260073608003" calcext:value-type="float">
            <text:p>10.1260073608</text:p>
          </table:table-cell>
          <table:table-cell table:style-name="ce7" table:formula="of:=[.FW39]-[.FW45]" office:value-type="float" office:value="9.83200058700823" calcext:value-type="float">
            <text:p>9.832000587</text:p>
          </table:table-cell>
          <table:table-cell table:style-name="ce7" table:formula="of:=[.FX39]-[.FX45]" office:value-type="float" office:value="9.54636101372545" calcext:value-type="float">
            <text:p>9.5463610137</text:p>
          </table:table-cell>
          <table:table-cell table:style-name="ce7" table:formula="of:=[.FY39]-[.FY45]" office:value-type="float" office:value="9.26886021253214" calcext:value-type="float">
            <text:p>9.2688602125</text:p>
          </table:table-cell>
          <table:table-cell table:style-name="ce7" table:formula="of:=[.FZ39]-[.FZ45]" office:value-type="float" office:value="8.99927543497157" calcext:value-type="float">
            <text:p>8.999275435</text:p>
          </table:table-cell>
          <table:table-cell table:style-name="ce7" table:formula="of:=[.GA39]-[.GA45]" office:value-type="float" office:value="8.73738950369469" calcext:value-type="float">
            <text:p>8.7373895037</text:p>
          </table:table-cell>
          <table:table-cell table:style-name="ce7" table:formula="of:=[.GB39]-[.GB45]" office:value-type="float" office:value="8.48299070369683" calcext:value-type="float">
            <text:p>8.4829907037</text:p>
          </table:table-cell>
          <table:table-cell table:style-name="ce7" table:formula="of:=[.GC39]-[.GC45]" office:value-type="float" office:value="8.23587267379932" calcext:value-type="float">
            <text:p>8.2358726738</text:p>
          </table:table-cell>
          <table:table-cell table:style-name="ce7" table:formula="of:=[.GD39]-[.GD45]" office:value-type="float" office:value="7.99583429851745" calcext:value-type="float">
            <text:p>7.9958342985</text:p>
          </table:table-cell>
          <table:table-cell table:style-name="ce7" table:formula="of:=[.GE39]-[.GE45]" office:value-type="float" office:value="7.76267960044536" calcext:value-type="float">
            <text:p>7.7626796004</text:p>
          </table:table-cell>
          <table:table-cell table:style-name="ce7" table:formula="of:=[.GF39]-[.GF45]" office:value-type="float" office:value="7.536217633278" calcext:value-type="float">
            <text:p>7.5362176333</text:p>
          </table:table-cell>
          <table:table-cell table:style-name="ce7" table:formula="of:=[.GG39]-[.GG45]" office:value-type="float" office:value="7.31626237558071" calcext:value-type="float">
            <text:p>7.3162623756</text:p>
          </table:table-cell>
          <table:table-cell table:style-name="ce7" table:formula="of:=[.GH39]-[.GH45]" office:value-type="float" office:value="7.10263262540773" calcext:value-type="float">
            <text:p>7.1026326254</text:p>
          </table:table-cell>
          <table:table-cell table:style-name="ce7" table:formula="of:=[.GI39]-[.GI45]" office:value-type="float" office:value="6.89515189586184" calcext:value-type="float">
            <text:p>6.8951518959</text:p>
          </table:table-cell>
          <table:table-cell table:style-name="ce7" table:formula="of:=[.GJ39]-[.GJ45]" office:value-type="float" office:value="6.69364831167963" calcext:value-type="float">
            <text:p>6.6936483117</text:p>
          </table:table-cell>
          <table:table-cell table:style-name="ce7" table:formula="of:=[.GK39]-[.GK45]" office:value-type="float" office:value="6.49795450691868" calcext:value-type="float">
            <text:p>6.4979545069</text:p>
          </table:table-cell>
          <table:table-cell table:style-name="ce7" table:formula="of:=[.GL39]-[.GL45]" office:value-type="float" office:value="6.30790752381556" calcext:value-type="float">
            <text:p>6.3079075238</text:p>
          </table:table-cell>
          <table:table-cell table:style-name="ce7" table:formula="of:=[.GM39]-[.GM45]" office:value-type="float" office:value="6.12334871287699" calcext:value-type="float">
            <text:p>6.1233487129</text:p>
          </table:table-cell>
          <table:table-cell table:style-name="ce7" table:formula="of:=[.GN39]-[.GN45]" office:value-type="float" office:value="5.94412363425952" calcext:value-type="float">
            <text:p>5.9441236343</text:p>
          </table:table-cell>
          <table:table-cell table:style-name="ce7" table:formula="of:=[.GO39]-[.GO45]" office:value-type="float" office:value="5.77008196048726" calcext:value-type="float">
            <text:p>5.7700819605</text:p>
          </table:table-cell>
          <table:table-cell table:style-name="ce7" table:formula="of:=[.GP39]-[.GP45]" office:value-type="float" office:value="5.60107738055133" calcext:value-type="float">
            <text:p>5.6010773806</text:p>
          </table:table-cell>
          <table:table-cell table:style-name="ce7" table:formula="of:=[.GQ39]-[.GQ45]" office:value-type="float" office:value="5.43696750542919" calcext:value-type="float">
            <text:p>5.4369675054</text:p>
          </table:table-cell>
        </table:table-row>
        <table:table-row table:style-name="ro1">
          <table:table-cell/>
          <table:table-cell office:value-type="string" calcext:value-type="string">
            <text:p>Num infected</text:p>
          </table:table-cell>
          <table:table-cell table:style-name="ce7" table:formula="of:=[.$C$36]*[.C38]" office:value-type="float" office:value="100" calcext:value-type="float">
            <text:p>100</text:p>
          </table:table-cell>
          <table:table-cell table:style-name="ce7" table:formula="of:=[.C40]+[.C45]" office:value-type="float" office:value="102.394007994002" calcext:value-type="float">
            <text:p>102.394007994</text:p>
          </table:table-cell>
          <table:table-cell table:style-name="ce7" table:formula="of:=[.D40]+[.D45]" office:value-type="float" office:value="104.830511722269" calcext:value-type="float">
            <text:p>104.8305117223</text:p>
          </table:table-cell>
          <table:table-cell table:style-name="ce7" table:formula="of:=[.E40]+[.E45]" office:value-type="float" office:value="107.30955596562" calcext:value-type="float">
            <text:p>107.3095559656</text:p>
          </table:table-cell>
          <table:table-cell table:style-name="ce7" table:formula="of:=[.F40]+[.F45]" office:value-type="float" office:value="109.831148947249" calcext:value-type="float">
            <text:p>109.8311489472</text:p>
          </table:table-cell>
          <table:table-cell table:style-name="ce7" table:formula="of:=[.G40]+[.G45]" office:value-type="float" office:value="112.395261028155" calcext:value-type="float">
            <text:p>112.3952610282</text:p>
          </table:table-cell>
          <table:table-cell table:style-name="ce7" table:formula="of:=[.H40]+[.H45]" office:value-type="float" office:value="115.001823435983" calcext:value-type="float">
            <text:p>115.001823436</text:p>
          </table:table-cell>
          <table:table-cell table:style-name="ce7" table:formula="of:=[.I40]+[.I45]" office:value-type="float" office:value="117.650727033062" calcext:value-type="float">
            <text:p>117.6507270331</text:p>
          </table:table-cell>
          <table:table-cell table:style-name="ce7" table:formula="of:=[.J40]+[.J45]" office:value-type="float" office:value="120.34182112958" calcext:value-type="float">
            <text:p>120.3418211296</text:p>
          </table:table-cell>
          <table:table-cell table:style-name="ce7" table:formula="of:=[.K40]+[.K45]" office:value-type="float" office:value="123.074912347923" calcext:value-type="float">
            <text:p>123.0749123479</text:p>
          </table:table-cell>
          <table:table-cell table:style-name="ce7" table:formula="of:=[.L40]+[.L45]" office:value-type="float" office:value="125.849763544363" calcext:value-type="float">
            <text:p>125.8497635444</text:p>
          </table:table-cell>
          <table:table-cell table:style-name="ce7" table:formula="of:=[.M40]+[.M45]" office:value-type="float" office:value="128.666092794277" calcext:value-type="float">
            <text:p>128.6660927943</text:p>
          </table:table-cell>
          <table:table-cell table:style-name="ce7" table:formula="of:=[.N40]+[.N45]" office:value-type="float" office:value="131.523572447155" calcext:value-type="float">
            <text:p>131.5235724472</text:p>
          </table:table-cell>
          <table:table-cell table:style-name="ce7" table:formula="of:=[.O40]+[.O45]" office:value-type="float" office:value="134.421828257648" calcext:value-type="float">
            <text:p>134.4218282576</text:p>
          </table:table-cell>
          <table:table-cell table:style-name="ce7" table:formula="of:=[.P40]+[.P45]" office:value-type="float" office:value="137.360438598844" calcext:value-type="float">
            <text:p>137.3604385988</text:p>
          </table:table-cell>
          <table:table-cell table:style-name="ce7" table:formula="of:=[.Q40]+[.Q45]" office:value-type="float" office:value="140.338933763921" calcext:value-type="float">
            <text:p>140.3389337639</text:p>
          </table:table-cell>
          <table:table-cell table:style-name="ce7" table:formula="of:=[.R40]+[.R45]" office:value-type="float" office:value="143.356795362168" calcext:value-type="float">
            <text:p>143.3567953622</text:p>
          </table:table-cell>
          <table:table-cell table:style-name="ce7" table:formula="of:=[.S40]+[.S45]" office:value-type="float" office:value="146.413455815241" calcext:value-type="float">
            <text:p>146.4134558152</text:p>
          </table:table-cell>
          <table:table-cell table:style-name="ce7" table:formula="of:=[.T40]+[.T45]" office:value-type="float" office:value="149.508297959299" calcext:value-type="float">
            <text:p>149.5082979593</text:p>
          </table:table-cell>
          <table:table-cell table:style-name="ce7" table:formula="of:=[.U40]+[.U45]" office:value-type="float" office:value="152.640654758417" calcext:value-type="float">
            <text:p>152.6406547584</text:p>
          </table:table-cell>
          <table:table-cell table:style-name="ce7" table:formula="of:=[.V40]+[.V45]" office:value-type="float" office:value="155.809809134391" calcext:value-type="float">
            <text:p>155.8098091344</text:p>
          </table:table-cell>
          <table:table-cell table:style-name="ce7" table:formula="of:=[.W40]+[.W45]" office:value-type="float" office:value="159.014993917713" calcext:value-type="float">
            <text:p>159.0149939177</text:p>
          </table:table-cell>
          <table:table-cell table:style-name="ce7" table:formula="of:=[.X40]+[.X45]" office:value-type="float" office:value="162.255391924104" calcext:value-type="float">
            <text:p>162.2553919241</text:p>
          </table:table-cell>
          <table:table-cell table:style-name="ce7" table:formula="of:=[.Y40]+[.Y45]" office:value-type="float" office:value="165.530136160574" calcext:value-type="float">
            <text:p>165.5301361606</text:p>
          </table:table-cell>
          <table:table-cell table:style-name="ce7" table:formula="of:=[.Z40]+[.Z45]" office:value-type="float" office:value="168.838310164515" calcext:value-type="float">
            <text:p>168.8383101645</text:p>
          </table:table-cell>
          <table:table-cell table:style-name="ce7" table:formula="of:=[.AA40]+[.AA45]" office:value-type="float" office:value="172.178948478809" calcext:value-type="float">
            <text:p>172.1789484788</text:p>
          </table:table-cell>
          <table:table-cell table:style-name="ce7" table:formula="of:=[.AB40]+[.AB45]" office:value-type="float" office:value="175.551037265398" calcext:value-type="float">
            <text:p>175.5510372654</text:p>
          </table:table-cell>
          <table:table-cell table:style-name="ce7" table:formula="of:=[.AC40]+[.AC45]" office:value-type="float" office:value="178.953515059175" calcext:value-type="float">
            <text:p>178.9535150592</text:p>
          </table:table-cell>
          <table:table-cell table:style-name="ce7" table:formula="of:=[.AD40]+[.AD45]" office:value-type="float" office:value="182.385273663419" calcext:value-type="float">
            <text:p>182.3852736634</text:p>
          </table:table-cell>
          <table:table-cell table:style-name="ce7" table:formula="of:=[.AE40]+[.AE45]" office:value-type="float" office:value="185.845159187381" calcext:value-type="float">
            <text:p>185.8451591874</text:p>
          </table:table-cell>
          <table:table-cell table:style-name="ce7" table:formula="of:=[.AF40]+[.AF45]" office:value-type="float" office:value="189.331973225901" calcext:value-type="float">
            <text:p>189.3319732259</text:p>
          </table:table-cell>
          <table:table-cell table:style-name="ce7" table:formula="of:=[.AG40]+[.AG45]" office:value-type="float" office:value="192.844474180297" calcext:value-type="float">
            <text:p>192.8444741803</text:p>
          </table:table-cell>
          <table:table-cell table:style-name="ce7" table:formula="of:=[.AH40]+[.AH45]" office:value-type="float" office:value="196.381378718985" calcext:value-type="float">
            <text:p>196.381378719</text:p>
          </table:table-cell>
          <table:table-cell table:style-name="ce7" table:formula="of:=[.AI40]+[.AI45]" office:value-type="float" office:value="199.941363375625" calcext:value-type="float">
            <text:p>199.9413633756</text:p>
          </table:table-cell>
          <table:table-cell table:style-name="ce7" table:formula="of:=[.AJ40]+[.AJ45]" office:value-type="float" office:value="203.523066281789" calcext:value-type="float">
            <text:p>203.5230662818</text:p>
          </table:table-cell>
          <table:table-cell table:style-name="ce7" table:formula="of:=[.AK40]+[.AK45]" office:value-type="float" office:value="207.125089030462" calcext:value-type="float">
            <text:p>207.1250890305</text:p>
          </table:table-cell>
          <table:table-cell table:style-name="ce7" table:formula="of:=[.AL40]+[.AL45]" office:value-type="float" office:value="210.745998665913" calcext:value-type="float">
            <text:p>210.7459986659</text:p>
          </table:table-cell>
          <table:table-cell table:style-name="ce7" table:formula="of:=[.AM40]+[.AM45]" office:value-type="float" office:value="214.384329794771" calcext:value-type="float">
            <text:p>214.3843297948</text:p>
          </table:table-cell>
          <table:table-cell table:style-name="ce7" table:formula="of:=[.AN40]+[.AN45]" office:value-type="float" office:value="218.038586812437" calcext:value-type="float">
            <text:p>218.0385868124</text:p>
          </table:table-cell>
          <table:table-cell table:style-name="ce7" table:formula="of:=[.AO40]+[.AO45]" office:value-type="float" office:value="221.70724623825" calcext:value-type="float">
            <text:p>221.7072462383</text:p>
          </table:table-cell>
          <table:table-cell table:style-name="ce7" table:formula="of:=[.AP40]+[.AP45]" office:value-type="float" office:value="225.388759152208" calcext:value-type="float">
            <text:p>225.3887591522</text:p>
          </table:table-cell>
          <table:table-cell table:style-name="ce7" table:formula="of:=[.AQ40]+[.AQ45]" office:value-type="float" office:value="229.08155372539" calcext:value-type="float">
            <text:p>229.0815537254</text:p>
          </table:table-cell>
          <table:table-cell table:style-name="ce7" table:formula="of:=[.AR40]+[.AR45]" office:value-type="float" office:value="232.784037835658" calcext:value-type="float">
            <text:p>232.7840378357</text:p>
          </table:table-cell>
          <table:table-cell table:style-name="ce7" table:formula="of:=[.AS40]+[.AS45]" office:value-type="float" office:value="236.494601759687" calcext:value-type="float">
            <text:p>236.4946017597</text:p>
          </table:table-cell>
          <table:table-cell table:style-name="ce7" table:formula="of:=[.AT40]+[.AT45]" office:value-type="float" office:value="240.21162093187" calcext:value-type="float">
            <text:p>240.2116209319</text:p>
          </table:table-cell>
          <table:table-cell table:style-name="ce7" table:formula="of:=[.AU40]+[.AU45]" office:value-type="float" office:value="243.933458760225" calcext:value-type="float">
            <text:p>243.9334587602</text:p>
          </table:table-cell>
          <table:table-cell table:style-name="ce7" table:formula="of:=[.AV40]+[.AV45]" office:value-type="float" office:value="247.658469489058" calcext:value-type="float">
            <text:p>247.6584694891</text:p>
          </table:table-cell>
          <table:table-cell table:style-name="ce7" table:formula="of:=[.AW40]+[.AW45]" office:value-type="float" office:value="251.385001097833" calcext:value-type="float">
            <text:p>251.3850010978</text:p>
          </table:table-cell>
          <table:table-cell table:style-name="ce7" table:formula="of:=[.AX40]+[.AX45]" office:value-type="float" office:value="255.11139822544" calcext:value-type="float">
            <text:p>255.1113982254</text:p>
          </table:table-cell>
          <table:table-cell table:style-name="ce7" table:formula="of:=[.AY40]+[.AY45]" office:value-type="float" office:value="258.836005108902" calcext:value-type="float">
            <text:p>258.8360051089</text:p>
          </table:table-cell>
          <table:table-cell table:style-name="ce7" table:formula="of:=[.AZ40]+[.AZ45]" office:value-type="float" office:value="262.557168525454" calcext:value-type="float">
            <text:p>262.5571685255</text:p>
          </table:table-cell>
          <table:table-cell table:style-name="ce7" table:formula="of:=[.BA40]+[.BA45]" office:value-type="float" office:value="266.273240726874" calcext:value-type="float">
            <text:p>266.2732407269</text:p>
          </table:table-cell>
          <table:table-cell table:style-name="ce7" table:formula="of:=[.BB40]+[.BB45]" office:value-type="float" office:value="269.982582355021" calcext:value-type="float">
            <text:p>269.982582355</text:p>
          </table:table-cell>
          <table:table-cell table:style-name="ce7" table:formula="of:=[.BC40]+[.BC45]" office:value-type="float" office:value="273.683565327613" calcext:value-type="float">
            <text:p>273.6835653276</text:p>
          </table:table-cell>
          <table:table-cell table:style-name="ce7" table:formula="of:=[.BD40]+[.BD45]" office:value-type="float" office:value="277.3745756835" calcext:value-type="float">
            <text:p>277.3745756835</text:p>
          </table:table-cell>
          <table:table-cell table:style-name="ce7" table:formula="of:=[.BE40]+[.BE45]" office:value-type="float" office:value="281.054016376888" calcext:value-type="float">
            <text:p>281.0540163769</text:p>
          </table:table-cell>
          <table:table-cell table:style-name="ce7" table:formula="of:=[.BF40]+[.BF45]" office:value-type="float" office:value="284.720310010341" calcext:value-type="float">
            <text:p>284.7203100103</text:p>
          </table:table-cell>
          <table:table-cell table:style-name="ce7" table:formula="of:=[.BG40]+[.BG45]" office:value-type="float" office:value="288.37190149672" calcext:value-type="float">
            <text:p>288.3719014967</text:p>
          </table:table-cell>
          <table:table-cell table:style-name="ce7" table:formula="of:=[.BH40]+[.BH45]" office:value-type="float" office:value="292.007260640712" calcext:value-type="float">
            <text:p>292.0072606407</text:p>
          </table:table-cell>
          <table:table-cell table:style-name="ce7" table:formula="of:=[.BI40]+[.BI45]" office:value-type="float" office:value="295.624884631034" calcext:value-type="float">
            <text:p>295.624884631</text:p>
          </table:table-cell>
          <table:table-cell table:style-name="ce7" table:formula="of:=[.BJ40]+[.BJ45]" office:value-type="float" office:value="299.223300435011" calcext:value-type="float">
            <text:p>299.223300435</text:p>
          </table:table-cell>
          <table:table-cell table:style-name="ce7" table:formula="of:=[.BK40]+[.BK45]" office:value-type="float" office:value="302.801067087767" calcext:value-type="float">
            <text:p>302.8010670878</text:p>
          </table:table-cell>
          <table:table-cell table:style-name="ce7" table:formula="of:=[.BL40]+[.BL45]" office:value-type="float" office:value="306.356777868938" calcext:value-type="float">
            <text:p>306.3567778689</text:p>
          </table:table-cell>
          <table:table-cell table:style-name="ce7" table:formula="of:=[.BM40]+[.BM45]" office:value-type="float" office:value="309.889062360454" calcext:value-type="float">
            <text:p>309.8890623605</text:p>
          </table:table-cell>
          <table:table-cell table:style-name="ce7" table:formula="of:=[.BN40]+[.BN45]" office:value-type="float" office:value="313.396588379666" calcext:value-type="float">
            <text:p>313.3965883797</text:p>
          </table:table-cell>
          <table:table-cell table:style-name="ce7" table:formula="of:=[.BO40]+[.BO45]" office:value-type="float" office:value="316.878063782779" calcext:value-type="float">
            <text:p>316.8780637828</text:p>
          </table:table-cell>
          <table:table-cell table:style-name="ce7" table:formula="of:=[.BP40]+[.BP45]" office:value-type="float" office:value="320.332238134324" calcext:value-type="float">
            <text:p>320.3322381343</text:p>
          </table:table-cell>
          <table:table-cell table:style-name="ce7" table:formula="of:=[.BQ40]+[.BQ45]" office:value-type="float" office:value="323.757904239103" calcext:value-type="float">
            <text:p>323.7579042391</text:p>
          </table:table-cell>
          <table:table-cell table:style-name="ce7" table:formula="of:=[.BR40]+[.BR45]" office:value-type="float" office:value="327.153899533841" calcext:value-type="float">
            <text:p>327.1538995338</text:p>
          </table:table-cell>
          <table:table-cell table:style-name="ce7" table:formula="of:=[.BS40]+[.BS45]" office:value-type="float" office:value="330.519107336488" calcext:value-type="float">
            <text:p>330.5191073365</text:p>
          </table:table-cell>
          <table:table-cell table:style-name="ce7" table:formula="of:=[.BT40]+[.BT45]" office:value-type="float" office:value="333.85245795187" calcext:value-type="float">
            <text:p>333.8524579519</text:p>
          </table:table-cell>
          <table:table-cell table:style-name="ce7" table:formula="of:=[.BU40]+[.BU45]" office:value-type="float" office:value="337.152929633115" calcext:value-type="float">
            <text:p>337.1529296331</text:p>
          </table:table-cell>
          <table:table-cell table:style-name="ce7" table:formula="of:=[.BV40]+[.BV45]" office:value-type="float" office:value="340.419549398981" calcext:value-type="float">
            <text:p>340.419549399</text:p>
          </table:table-cell>
          <table:table-cell table:style-name="ce7" table:formula="of:=[.BW40]+[.BW45]" office:value-type="float" office:value="343.651393707909" calcext:value-type="float">
            <text:p>343.6513937079</text:p>
          </table:table-cell>
          <table:table-cell table:style-name="ce7" table:formula="of:=[.BX40]+[.BX45]" office:value-type="float" office:value="346.847588990282" calcext:value-type="float">
            <text:p>346.8475889903</text:p>
          </table:table-cell>
          <table:table-cell table:style-name="ce7" table:formula="of:=[.BY40]+[.BY45]" office:value-type="float" office:value="350.007312040967" calcext:value-type="float">
            <text:p>350.007312041</text:p>
          </table:table-cell>
          <table:table-cell table:style-name="ce7" table:formula="of:=[.BZ40]+[.BZ45]" office:value-type="float" office:value="353.129790274864" calcext:value-type="float">
            <text:p>353.1297902749</text:p>
          </table:table-cell>
          <table:table-cell table:style-name="ce7" table:formula="of:=[.CA40]+[.CA45]" office:value-type="float" office:value="356.214301848683" calcext:value-type="float">
            <text:p>356.2143018487</text:p>
          </table:table-cell>
          <table:table-cell table:style-name="ce7" table:formula="of:=[.CB40]+[.CB45]" office:value-type="float" office:value="359.26017565272" calcext:value-type="float">
            <text:p>359.2601756527</text:p>
          </table:table-cell>
          <table:table-cell table:style-name="ce7" table:formula="of:=[.CC40]+[.CC45]" office:value-type="float" office:value="362.266791176844" calcext:value-type="float">
            <text:p>362.2667911768</text:p>
          </table:table-cell>
          <table:table-cell table:style-name="ce7" table:formula="of:=[.CD40]+[.CD45]" office:value-type="float" office:value="365.233578255362" calcext:value-type="float">
            <text:p>365.2335782554</text:p>
          </table:table-cell>
          <table:table-cell table:style-name="ce7" table:formula="of:=[.CE40]+[.CE45]" office:value-type="float" office:value="368.160016695781" calcext:value-type="float">
            <text:p>368.1600166958</text:p>
          </table:table-cell>
          <table:table-cell table:style-name="ce7" table:formula="of:=[.CF40]+[.CF45]" office:value-type="float" office:value="371.045635796836" calcext:value-type="float">
            <text:p>371.0456357968</text:p>
          </table:table-cell>
          <table:table-cell table:style-name="ce7" table:formula="of:=[.CG40]+[.CG45]" office:value-type="float" office:value="373.890013761426" calcext:value-type="float">
            <text:p>373.8900137614</text:p>
          </table:table-cell>
          <table:table-cell table:style-name="ce7" table:formula="of:=[.CH40]+[.CH45]" office:value-type="float" office:value="376.692777010359" calcext:value-type="float">
            <text:p>376.6927770104</text:p>
          </table:table-cell>
          <table:table-cell table:style-name="ce7" table:formula="of:=[.CI40]+[.CI45]" office:value-type="float" office:value="379.453599402989" calcext:value-type="float">
            <text:p>379.453599403</text:p>
          </table:table-cell>
          <table:table-cell table:style-name="ce7" table:formula="of:=[.CJ40]+[.CJ45]" office:value-type="float" office:value="382.172201370978" calcext:value-type="float">
            <text:p>382.172201371</text:p>
          </table:table-cell>
          <table:table-cell table:style-name="ce7" table:formula="of:=[.CK40]+[.CK45]" office:value-type="float" office:value="384.848348971526" calcext:value-type="float">
            <text:p>384.8483489715</text:p>
          </table:table-cell>
          <table:table-cell table:style-name="ce7" table:formula="of:=[.CL40]+[.CL45]" office:value-type="float" office:value="387.481852866497" calcext:value-type="float">
            <text:p>387.4818528665</text:p>
          </table:table-cell>
          <table:table-cell table:style-name="ce7" table:formula="of:=[.CM40]+[.CM45]" office:value-type="float" office:value="390.072567233851" calcext:value-type="float">
            <text:p>390.0725672339</text:p>
          </table:table-cell>
          <table:table-cell table:style-name="ce7" table:formula="of:=[.CN40]+[.CN45]" office:value-type="float" office:value="392.620388617832" calcext:value-type="float">
            <text:p>392.6203886178</text:p>
          </table:table-cell>
          <table:table-cell table:style-name="ce7" table:formula="of:=[.CO40]+[.CO45]" office:value-type="float" office:value="395.125254724283" calcext:value-type="float">
            <text:p>395.1252547243</text:p>
          </table:table-cell>
          <table:table-cell table:style-name="ce7" table:formula="of:=[.CP40]+[.CP45]" office:value-type="float" office:value="397.587143167386" calcext:value-type="float">
            <text:p>397.5871431674</text:p>
          </table:table-cell>
          <table:table-cell table:style-name="ce7" table:formula="of:=[.CQ40]+[.CQ45]" office:value-type="float" office:value="400.006070174021" calcext:value-type="float">
            <text:p>400.006070174</text:p>
          </table:table-cell>
          <table:table-cell table:style-name="ce7" table:formula="of:=[.CR40]+[.CR45]" office:value-type="float" office:value="402.382089251809" calcext:value-type="float">
            <text:p>402.3820892518</text:p>
          </table:table-cell>
          <table:table-cell table:style-name="ce7" table:formula="of:=[.CS40]+[.CS45]" office:value-type="float" office:value="404.71528982671" calcext:value-type="float">
            <text:p>404.7152898267</text:p>
          </table:table-cell>
          <table:table-cell table:style-name="ce7" table:formula="of:=[.CT40]+[.CT45]" office:value-type="float" office:value="407.005795855907" calcext:value-type="float">
            <text:p>407.0057958559</text:p>
          </table:table-cell>
          <table:table-cell table:style-name="ce7" table:formula="of:=[.CU40]+[.CU45]" office:value-type="float" office:value="409.253764421473" calcext:value-type="float">
            <text:p>409.2537644215</text:p>
          </table:table-cell>
          <table:table-cell table:style-name="ce7" table:formula="of:=[.CV40]+[.CV45]" office:value-type="float" office:value="411.459384310093" calcext:value-type="float">
            <text:p>411.4593843101</text:p>
          </table:table-cell>
          <table:table-cell table:style-name="ce7" table:formula="of:=[.CW40]+[.CW45]" office:value-type="float" office:value="413.622874583915" calcext:value-type="float">
            <text:p>413.6228745839</text:p>
          </table:table-cell>
          <table:table-cell table:style-name="ce7" table:formula="of:=[.CX40]+[.CX45]" office:value-type="float" office:value="415.744483147309" calcext:value-type="float">
            <text:p>415.7444831473</text:p>
          </table:table-cell>
          <table:table-cell table:style-name="ce7" table:formula="of:=[.CY40]+[.CY45]" office:value-type="float" office:value="417.824485314101" calcext:value-type="float">
            <text:p>417.8244853141</text:p>
          </table:table-cell>
          <table:table-cell table:style-name="ce7" table:formula="of:=[.CZ40]+[.CZ45]" office:value-type="float" office:value="419.863182379545" calcext:value-type="float">
            <text:p>419.8631823795</text:p>
          </table:table-cell>
          <table:table-cell table:style-name="ce7" table:formula="of:=[.DA40]+[.DA45]" office:value-type="float" office:value="421.860900201065" calcext:value-type="float">
            <text:p>421.8609002011</text:p>
          </table:table-cell>
          <table:table-cell table:style-name="ce7" table:formula="of:=[.DB40]+[.DB45]" office:value-type="float" office:value="423.817987791503" calcext:value-type="float">
            <text:p>423.8179877915</text:p>
          </table:table-cell>
          <table:table-cell table:style-name="ce7" table:formula="of:=[.DC40]+[.DC45]" office:value-type="float" office:value="425.734815928354" calcext:value-type="float">
            <text:p>425.7348159284</text:p>
          </table:table-cell>
          <table:table-cell table:style-name="ce7" table:formula="of:=[.DD40]+[.DD45]" office:value-type="float" office:value="427.611775782169" calcext:value-type="float">
            <text:p>427.6117757822</text:p>
          </table:table-cell>
          <table:table-cell table:style-name="ce7" table:formula="of:=[.DE40]+[.DE45]" office:value-type="float" office:value="429.449277567089" calcext:value-type="float">
            <text:p>429.4492775671</text:p>
          </table:table-cell>
          <table:table-cell table:style-name="ce7" table:formula="of:=[.DF40]+[.DF45]" office:value-type="float" office:value="431.247749216153" calcext:value-type="float">
            <text:p>431.2477492162</text:p>
          </table:table-cell>
          <table:table-cell table:style-name="ce7" table:formula="of:=[.DG40]+[.DG45]" office:value-type="float" office:value="433.007635083806" calcext:value-type="float">
            <text:p>433.0076350838</text:p>
          </table:table-cell>
          <table:table-cell table:style-name="ce7" table:formula="of:=[.DH40]+[.DH45]" office:value-type="float" office:value="434.729394677748" calcext:value-type="float">
            <text:p>434.7293946777</text:p>
          </table:table-cell>
          <table:table-cell table:style-name="ce7" table:formula="of:=[.DI40]+[.DI45]" office:value-type="float" office:value="436.41350142205" calcext:value-type="float">
            <text:p>436.4135014221</text:p>
          </table:table-cell>
          <table:table-cell table:style-name="ce7" table:formula="of:=[.DJ40]+[.DJ45]" office:value-type="float" office:value="438.060441453204" calcext:value-type="float">
            <text:p>438.0604414532</text:p>
          </table:table-cell>
          <table:table-cell table:style-name="ce7" table:formula="of:=[.DK40]+[.DK45]" office:value-type="float" office:value="439.670712450543" calcext:value-type="float">
            <text:p>439.6707124505</text:p>
          </table:table-cell>
          <table:table-cell table:style-name="ce7" table:formula="of:=[.DL40]+[.DL45]" office:value-type="float" office:value="441.244822502281" calcext:value-type="float">
            <text:p>441.2448225023</text:p>
          </table:table-cell>
          <table:table-cell table:style-name="ce7" table:formula="of:=[.DM40]+[.DM45]" office:value-type="float" office:value="442.783289008161" calcext:value-type="float">
            <text:p>442.7832890082</text:p>
          </table:table-cell>
          <table:table-cell table:style-name="ce7" table:formula="of:=[.DN40]+[.DN45]" office:value-type="float" office:value="444.286637619566" calcext:value-type="float">
            <text:p>444.2866376196</text:p>
          </table:table-cell>
          <table:table-cell table:style-name="ce7" table:formula="of:=[.DO40]+[.DO45]" office:value-type="float" office:value="445.755401217692" calcext:value-type="float">
            <text:p>445.7554012177</text:p>
          </table:table-cell>
          <table:table-cell table:style-name="ce7" table:formula="of:=[.DP40]+[.DP45]" office:value-type="float" office:value="447.190118930274" calcext:value-type="float">
            <text:p>447.1901189303</text:p>
          </table:table-cell>
          <table:table-cell table:style-name="ce7" table:formula="of:=[.DQ40]+[.DQ45]" office:value-type="float" office:value="448.591335187129" calcext:value-type="float">
            <text:p>448.5913351871</text:p>
          </table:table-cell>
          <table:table-cell table:style-name="ce7" table:formula="of:=[.DR40]+[.DR45]" office:value-type="float" office:value="449.959598814677" calcext:value-type="float">
            <text:p>449.9595988147</text:p>
          </table:table-cell>
          <table:table-cell table:style-name="ce7" table:formula="of:=[.DS40]+[.DS45]" office:value-type="float" office:value="451.295462169429" calcext:value-type="float">
            <text:p>451.2954621694</text:p>
          </table:table-cell>
          <table:table-cell table:style-name="ce7" table:formula="of:=[.DT40]+[.DT45]" office:value-type="float" office:value="452.599480310296" calcext:value-type="float">
            <text:p>452.5994803103</text:p>
          </table:table-cell>
          <table:table-cell table:style-name="ce7" table:formula="of:=[.DU40]+[.DU45]" office:value-type="float" office:value="453.872210209484" calcext:value-type="float">
            <text:p>453.8722102095</text:p>
          </table:table-cell>
          <table:table-cell table:style-name="ce7" table:formula="of:=[.DV40]+[.DV45]" office:value-type="float" office:value="455.114210001585" calcext:value-type="float">
            <text:p>455.1142100016</text:p>
          </table:table-cell>
          <table:table-cell table:style-name="ce7" table:formula="of:=[.DW40]+[.DW45]" office:value-type="float" office:value="456.326038270413" calcext:value-type="float">
            <text:p>456.3260382704</text:p>
          </table:table-cell>
          <table:table-cell table:style-name="ce7" table:formula="of:=[.DX40]+[.DX45]" office:value-type="float" office:value="457.508253373014" calcext:value-type="float">
            <text:p>457.508253373</text:p>
          </table:table-cell>
          <table:table-cell table:style-name="ce7" table:formula="of:=[.DY40]+[.DY45]" office:value-type="float" office:value="458.661412800212" calcext:value-type="float">
            <text:p>458.6614128002</text:p>
          </table:table-cell>
          <table:table-cell table:style-name="ce7" table:formula="of:=[.DZ40]+[.DZ45]" office:value-type="float" office:value="459.786072572984" calcext:value-type="float">
            <text:p>459.786072573</text:p>
          </table:table-cell>
          <table:table-cell table:style-name="ce7" table:formula="of:=[.EA40]+[.EA45]" office:value-type="float" office:value="460.882786673871" calcext:value-type="float">
            <text:p>460.8827866739</text:p>
          </table:table-cell>
          <table:table-cell table:style-name="ce7" table:formula="of:=[.EB40]+[.EB45]" office:value-type="float" office:value="461.952106512611" calcext:value-type="float">
            <text:p>461.9521065126</text:p>
          </table:table-cell>
          <table:table-cell table:style-name="ce7" table:formula="of:=[.EC40]+[.EC45]" office:value-type="float" office:value="462.994580425096" calcext:value-type="float">
            <text:p>462.9945804251</text:p>
          </table:table-cell>
          <table:table-cell table:style-name="ce7" table:formula="of:=[.ED40]+[.ED45]" office:value-type="float" office:value="464.01075320474" calcext:value-type="float">
            <text:p>464.0107532047</text:p>
          </table:table-cell>
          <table:table-cell table:style-name="ce7" table:formula="of:=[.EE40]+[.EE45]" office:value-type="float" office:value="465.001165665293" calcext:value-type="float">
            <text:p>465.0011656653</text:p>
          </table:table-cell>
          <table:table-cell table:style-name="ce7" table:formula="of:=[.EF40]+[.EF45]" office:value-type="float" office:value="465.966354234134" calcext:value-type="float">
            <text:p>465.9663542341</text:p>
          </table:table-cell>
          <table:table-cell table:style-name="ce7" table:formula="of:=[.EG40]+[.EG45]" office:value-type="float" office:value="466.906850575019" calcext:value-type="float">
            <text:p>466.906850575</text:p>
          </table:table-cell>
          <table:table-cell table:style-name="ce7" table:formula="of:=[.EH40]+[.EH45]" office:value-type="float" office:value="467.823181239273" calcext:value-type="float">
            <text:p>467.8231812393</text:p>
          </table:table-cell>
          <table:table-cell table:style-name="ce7" table:formula="of:=[.EI40]+[.EI45]" office:value-type="float" office:value="468.715867344399" calcext:value-type="float">
            <text:p>468.7158673444</text:p>
          </table:table-cell>
          <table:table-cell table:style-name="ce7" table:formula="of:=[.EJ40]+[.EJ45]" office:value-type="float" office:value="469.585424279049" calcext:value-type="float">
            <text:p>469.585424279</text:p>
          </table:table-cell>
          <table:table-cell table:style-name="ce7" table:formula="of:=[.EK40]+[.EK45]" office:value-type="float" office:value="470.432361433344" calcext:value-type="float">
            <text:p>470.4323614333</text:p>
          </table:table-cell>
          <table:table-cell table:style-name="ce7" table:formula="of:=[.EL40]+[.EL45]" office:value-type="float" office:value="471.257181953483" calcext:value-type="float">
            <text:p>471.2571819535</text:p>
          </table:table-cell>
          <table:table-cell table:style-name="ce7" table:formula="of:=[.EM40]+[.EM45]" office:value-type="float" office:value="472.060382519623" calcext:value-type="float">
            <text:p>472.0603825196</text:p>
          </table:table-cell>
          <table:table-cell table:style-name="ce7" table:formula="of:=[.EN40]+[.EN45]" office:value-type="float" office:value="472.842453146" calcext:value-type="float">
            <text:p>472.842453146</text:p>
          </table:table-cell>
          <table:table-cell table:style-name="ce7" table:formula="of:=[.EO40]+[.EO45]" office:value-type="float" office:value="473.603877002296" calcext:value-type="float">
            <text:p>473.6038770023</text:p>
          </table:table-cell>
          <table:table-cell table:style-name="ce7" table:formula="of:=[.EP40]+[.EP45]" office:value-type="float" office:value="474.345130255244" calcext:value-type="float">
            <text:p>474.3451302552</text:p>
          </table:table-cell>
          <table:table-cell table:style-name="ce7" table:formula="of:=[.EQ40]+[.EQ45]" office:value-type="float" office:value="475.066681929491" calcext:value-type="float">
            <text:p>475.0666819295</text:p>
          </table:table-cell>
          <table:table-cell table:style-name="ce7" table:formula="of:=[.ER40]+[.ER45]" office:value-type="float" office:value="475.768993786781" calcext:value-type="float">
            <text:p>475.7689937868</text:p>
          </table:table-cell>
          <table:table-cell table:style-name="ce7" table:formula="of:=[.ES40]+[.ES45]" office:value-type="float" office:value="476.452520222497" calcext:value-type="float">
            <text:p>476.4525202225</text:p>
          </table:table-cell>
          <table:table-cell table:style-name="ce7" table:formula="of:=[.ET40]+[.ET45]" office:value-type="float" office:value="477.117708178657" calcext:value-type="float">
            <text:p>477.1177081787</text:p>
          </table:table-cell>
          <table:table-cell table:style-name="ce7" table:formula="of:=[.EU40]+[.EU45]" office:value-type="float" office:value="477.764997072481" calcext:value-type="float">
            <text:p>477.7649970725</text:p>
          </table:table-cell>
          <table:table-cell table:style-name="ce7" table:formula="of:=[.EV40]+[.EV45]" office:value-type="float" office:value="478.39481873964" calcext:value-type="float">
            <text:p>478.3948187396</text:p>
          </table:table-cell>
          <table:table-cell table:style-name="ce7" table:formula="of:=[.EW40]+[.EW45]" office:value-type="float" office:value="479.007597391368" calcext:value-type="float">
            <text:p>479.0075973914</text:p>
          </table:table-cell>
          <table:table-cell table:style-name="ce7" table:formula="of:=[.EX40]+[.EX45]" office:value-type="float" office:value="479.603749584611" calcext:value-type="float">
            <text:p>479.6037495846</text:p>
          </table:table-cell>
          <table:table-cell table:style-name="ce7" table:formula="of:=[.EY40]+[.EY45]" office:value-type="float" office:value="480.183684204425" calcext:value-type="float">
            <text:p>480.1836842044</text:p>
          </table:table-cell>
          <table:table-cell table:style-name="ce7" table:formula="of:=[.EZ40]+[.EZ45]" office:value-type="float" office:value="480.747802457858" calcext:value-type="float">
            <text:p>480.7478024579</text:p>
          </table:table-cell>
          <table:table-cell table:style-name="ce7" table:formula="of:=[.FA40]+[.FA45]" office:value-type="float" office:value="481.296497878594" calcext:value-type="float">
            <text:p>481.2964978786</text:p>
          </table:table-cell>
          <table:table-cell table:style-name="ce7" table:formula="of:=[.FB40]+[.FB45]" office:value-type="float" office:value="481.830156341639" calcext:value-type="float">
            <text:p>481.8301563416</text:p>
          </table:table-cell>
          <table:table-cell table:style-name="ce7" table:formula="of:=[.FC40]+[.FC45]" office:value-type="float" office:value="482.34915608738" calcext:value-type="float">
            <text:p>482.3491560874</text:p>
          </table:table-cell>
          <table:table-cell table:style-name="ce7" table:formula="of:=[.FD40]+[.FD45]" office:value-type="float" office:value="482.853867754354" calcext:value-type="float">
            <text:p>482.8538677544</text:p>
          </table:table-cell>
          <table:table-cell table:style-name="ce7" table:formula="of:=[.FE40]+[.FE45]" office:value-type="float" office:value="483.344654420108" calcext:value-type="float">
            <text:p>483.3446544201</text:p>
          </table:table-cell>
          <table:table-cell table:style-name="ce7" table:formula="of:=[.FF40]+[.FF45]" office:value-type="float" office:value="483.821871649562" calcext:value-type="float">
            <text:p>483.8218716496</text:p>
          </table:table-cell>
          <table:table-cell table:style-name="ce7" table:formula="of:=[.FG40]+[.FG45]" office:value-type="float" office:value="484.285867550275" calcext:value-type="float">
            <text:p>484.2858675503</text:p>
          </table:table-cell>
          <table:table-cell table:style-name="ce7" table:formula="of:=[.FH40]+[.FH45]" office:value-type="float" office:value="484.736982834097" calcext:value-type="float">
            <text:p>484.7369828341</text:p>
          </table:table-cell>
          <table:table-cell table:style-name="ce7" table:formula="of:=[.FI40]+[.FI45]" office:value-type="float" office:value="485.175550884668" calcext:value-type="float">
            <text:p>485.1755508847</text:p>
          </table:table-cell>
          <table:table-cell table:style-name="ce7" table:formula="of:=[.FJ40]+[.FJ45]" office:value-type="float" office:value="485.601897830279" calcext:value-type="float">
            <text:p>485.6018978303</text:p>
          </table:table-cell>
          <table:table-cell table:style-name="ce7" table:formula="of:=[.FK40]+[.FK45]" office:value-type="float" office:value="486.016342621605" calcext:value-type="float">
            <text:p>486.0163426216</text:p>
          </table:table-cell>
          <table:table-cell table:style-name="ce7" table:formula="of:=[.FL40]+[.FL45]" office:value-type="float" office:value="486.41919711389" calcext:value-type="float">
            <text:p>486.4191971139</text:p>
          </table:table-cell>
          <table:table-cell table:style-name="ce7" table:formula="of:=[.FM40]+[.FM45]" office:value-type="float" office:value="486.810766153131" calcext:value-type="float">
            <text:p>486.8107661531</text:p>
          </table:table-cell>
          <table:table-cell table:style-name="ce7" table:formula="of:=[.FN40]+[.FN45]" office:value-type="float" office:value="487.191347665871" calcext:value-type="float">
            <text:p>487.1913476659</text:p>
          </table:table-cell>
          <table:table-cell table:style-name="ce7" table:formula="of:=[.FO40]+[.FO45]" office:value-type="float" office:value="487.561232752224" calcext:value-type="float">
            <text:p>487.5612327522</text:p>
          </table:table-cell>
          <table:table-cell table:style-name="ce7" table:formula="of:=[.FP40]+[.FP45]" office:value-type="float" office:value="487.920705781755" calcext:value-type="float">
            <text:p>487.9207057818</text:p>
          </table:table-cell>
          <table:table-cell table:style-name="ce7" table:formula="of:=[.FQ40]+[.FQ45]" office:value-type="float" office:value="488.270044491896" calcext:value-type="float">
            <text:p>488.2700444919</text:p>
          </table:table-cell>
          <table:table-cell table:style-name="ce7" table:formula="of:=[.FR40]+[.FR45]" office:value-type="float" office:value="488.609520088555" calcext:value-type="float">
            <text:p>488.6095200886</text:p>
          </table:table-cell>
          <table:table-cell table:style-name="ce7" table:formula="of:=[.FS40]+[.FS45]" office:value-type="float" office:value="488.939397348631" calcext:value-type="float">
            <text:p>488.9393973486</text:p>
          </table:table-cell>
          <table:table-cell table:style-name="ce7" table:formula="of:=[.FT40]+[.FT45]" office:value-type="float" office:value="489.259934724147" calcext:value-type="float">
            <text:p>489.2599347241</text:p>
          </table:table-cell>
          <table:table-cell table:style-name="ce7" table:formula="of:=[.FU40]+[.FU45]" office:value-type="float" office:value="489.571384447733" calcext:value-type="float">
            <text:p>489.5713844477</text:p>
          </table:table-cell>
          <table:table-cell table:style-name="ce7" table:formula="of:=[.FV40]+[.FV45]" office:value-type="float" office:value="489.8739926392" calcext:value-type="float">
            <text:p>489.8739926392</text:p>
          </table:table-cell>
          <table:table-cell table:style-name="ce7" table:formula="of:=[.FW40]+[.FW45]" office:value-type="float" office:value="490.167999412992" calcext:value-type="float">
            <text:p>490.167999413</text:p>
          </table:table-cell>
          <table:table-cell table:style-name="ce7" table:formula="of:=[.FX40]+[.FX45]" office:value-type="float" office:value="490.453638986275" calcext:value-type="float">
            <text:p>490.4536389863</text:p>
          </table:table-cell>
          <table:table-cell table:style-name="ce7" table:formula="of:=[.FY40]+[.FY45]" office:value-type="float" office:value="490.731139787468" calcext:value-type="float">
            <text:p>490.7311397875</text:p>
          </table:table-cell>
          <table:table-cell table:style-name="ce7" table:formula="of:=[.FZ40]+[.FZ45]" office:value-type="float" office:value="491.000724565028" calcext:value-type="float">
            <text:p>491.000724565</text:p>
          </table:table-cell>
          <table:table-cell table:style-name="ce7" table:formula="of:=[.GA40]+[.GA45]" office:value-type="float" office:value="491.262610496305" calcext:value-type="float">
            <text:p>491.2626104963</text:p>
          </table:table-cell>
          <table:table-cell table:style-name="ce7" table:formula="of:=[.GB40]+[.GB45]" office:value-type="float" office:value="491.517009296303" calcext:value-type="float">
            <text:p>491.5170092963</text:p>
          </table:table-cell>
          <table:table-cell table:style-name="ce7" table:formula="of:=[.GC40]+[.GC45]" office:value-type="float" office:value="491.764127326201" calcext:value-type="float">
            <text:p>491.7641273262</text:p>
          </table:table-cell>
          <table:table-cell table:style-name="ce7" table:formula="of:=[.GD40]+[.GD45]" office:value-type="float" office:value="492.004165701483" calcext:value-type="float">
            <text:p>492.0041657015</text:p>
          </table:table-cell>
          <table:table-cell table:style-name="ce7" table:formula="of:=[.GE40]+[.GE45]" office:value-type="float" office:value="492.237320399555" calcext:value-type="float">
            <text:p>492.2373203996</text:p>
          </table:table-cell>
          <table:table-cell table:style-name="ce7" table:formula="of:=[.GF40]+[.GF45]" office:value-type="float" office:value="492.463782366722" calcext:value-type="float">
            <text:p>492.4637823667</text:p>
          </table:table-cell>
          <table:table-cell table:style-name="ce7" table:formula="of:=[.GG40]+[.GG45]" office:value-type="float" office:value="492.683737624419" calcext:value-type="float">
            <text:p>492.6837376244</text:p>
          </table:table-cell>
          <table:table-cell table:style-name="ce7" table:formula="of:=[.GH40]+[.GH45]" office:value-type="float" office:value="492.897367374592" calcext:value-type="float">
            <text:p>492.8973673746</text:p>
          </table:table-cell>
          <table:table-cell table:style-name="ce7" table:formula="of:=[.GI40]+[.GI45]" office:value-type="float" office:value="493.104848104138" calcext:value-type="float">
            <text:p>493.1048481041</text:p>
          </table:table-cell>
          <table:table-cell table:style-name="ce7" table:formula="of:=[.GJ40]+[.GJ45]" office:value-type="float" office:value="493.30635168832" calcext:value-type="float">
            <text:p>493.3063516883</text:p>
          </table:table-cell>
          <table:table-cell table:style-name="ce7" table:formula="of:=[.GK40]+[.GK45]" office:value-type="float" office:value="493.502045493081" calcext:value-type="float">
            <text:p>493.5020454931</text:p>
          </table:table-cell>
          <table:table-cell table:style-name="ce7" table:formula="of:=[.GL40]+[.GL45]" office:value-type="float" office:value="493.692092476184" calcext:value-type="float">
            <text:p>493.6920924762</text:p>
          </table:table-cell>
          <table:table-cell table:style-name="ce7" table:formula="of:=[.GM40]+[.GM45]" office:value-type="float" office:value="493.876651287123" calcext:value-type="float">
            <text:p>493.8766512871</text:p>
          </table:table-cell>
          <table:table-cell table:style-name="ce7" table:formula="of:=[.GN40]+[.GN45]" office:value-type="float" office:value="494.055876365741" calcext:value-type="float">
            <text:p>494.0558763657</text:p>
          </table:table-cell>
          <table:table-cell table:style-name="ce7" table:formula="of:=[.GO40]+[.GO45]" office:value-type="float" office:value="494.229918039513" calcext:value-type="float">
            <text:p>494.2299180395</text:p>
          </table:table-cell>
          <table:table-cell table:style-name="ce7" table:formula="of:=[.GP40]+[.GP45]" office:value-type="float" office:value="494.398922619449" calcext:value-type="float">
            <text:p>494.3989226194</text:p>
          </table:table-cell>
          <table:table-cell table:style-name="ce7" table:formula="of:=[.GQ40]+[.GQ45]" office:value-type="float" office:value="494.563032494571" calcext:value-type="float">
            <text:p>494.5630324946</text:p>
          </table:table-cell>
        </table:table-row>
        <table:table-row table:style-name="ro1">
          <table:table-cell/>
          <table:table-cell office:value-type="string" calcext:value-type="string">
            <text:p>Risk single act</text:p>
          </table:table-cell>
          <table:table-cell table:style-name="ce7" table:formula="of:=[.$C$33]*[.C40]/[.C38]" office:value-type="float" office:value="0.001" calcext:value-type="float">
            <text:p>0.001</text:p>
          </table:table-cell>
          <table:table-cell table:style-name="ce7" table:formula="of:=[.$C$33]*[.D40]/[.D38]" office:value-type="float" office:value="0.00102394007994002" calcext:value-type="float">
            <text:p>0.0010239401</text:p>
          </table:table-cell>
          <table:table-cell table:style-name="ce7" table:formula="of:=[.$C$33]*[.E40]/[.E38]" office:value-type="float" office:value="0.00104830511722269" calcext:value-type="float">
            <text:p>0.0010483051</text:p>
          </table:table-cell>
          <table:table-cell table:style-name="ce7" table:formula="of:=[.$C$33]*[.F40]/[.F38]" office:value-type="float" office:value="0.0010730955596562" calcext:value-type="float">
            <text:p>0.0010730956</text:p>
          </table:table-cell>
          <table:table-cell table:style-name="ce7" table:formula="of:=[.$C$33]*[.G40]/[.G38]" office:value-type="float" office:value="0.00109831148947249" calcext:value-type="float">
            <text:p>0.0010983115</text:p>
          </table:table-cell>
          <table:table-cell table:style-name="ce7" table:formula="of:=[.$C$33]*[.H40]/[.H38]" office:value-type="float" office:value="0.00112395261028155" calcext:value-type="float">
            <text:p>0.0011239526</text:p>
          </table:table-cell>
          <table:table-cell table:style-name="ce7" table:formula="of:=[.$C$33]*[.I40]/[.I38]" office:value-type="float" office:value="0.00115001823435983" calcext:value-type="float">
            <text:p>0.0011500182</text:p>
          </table:table-cell>
          <table:table-cell table:style-name="ce7" table:formula="of:=[.$C$33]*[.J40]/[.J38]" office:value-type="float" office:value="0.00117650727033062" calcext:value-type="float">
            <text:p>0.0011765073</text:p>
          </table:table-cell>
          <table:table-cell table:style-name="ce7" table:formula="of:=[.$C$33]*[.K40]/[.K38]" office:value-type="float" office:value="0.0012034182112958" calcext:value-type="float">
            <text:p>0.0012034182</text:p>
          </table:table-cell>
          <table:table-cell table:style-name="ce7" table:formula="of:=[.$C$33]*[.L40]/[.L38]" office:value-type="float" office:value="0.00123074912347923" calcext:value-type="float">
            <text:p>0.0012307491</text:p>
          </table:table-cell>
          <table:table-cell table:style-name="ce7" table:formula="of:=[.$C$33]*[.M40]/[.M38]" office:value-type="float" office:value="0.00125849763544363" calcext:value-type="float">
            <text:p>0.0012584976</text:p>
          </table:table-cell>
          <table:table-cell table:style-name="ce7" table:formula="of:=[.$C$33]*[.N40]/[.N38]" office:value-type="float" office:value="0.00128666092794277" calcext:value-type="float">
            <text:p>0.0012866609</text:p>
          </table:table-cell>
          <table:table-cell table:style-name="ce7" table:formula="of:=[.$C$33]*[.O40]/[.O38]" office:value-type="float" office:value="0.00131523572447155" calcext:value-type="float">
            <text:p>0.0013152357</text:p>
          </table:table-cell>
          <table:table-cell table:style-name="ce7" table:formula="of:=[.$C$33]*[.P40]/[.P38]" office:value-type="float" office:value="0.00134421828257648" calcext:value-type="float">
            <text:p>0.0013442183</text:p>
          </table:table-cell>
          <table:table-cell table:style-name="ce7" table:formula="of:=[.$C$33]*[.Q40]/[.Q38]" office:value-type="float" office:value="0.00137360438598844" calcext:value-type="float">
            <text:p>0.0013736044</text:p>
          </table:table-cell>
          <table:table-cell table:style-name="ce7" table:formula="of:=[.$C$33]*[.R40]/[.R38]" office:value-type="float" office:value="0.00140338933763921" calcext:value-type="float">
            <text:p>0.0014033893</text:p>
          </table:table-cell>
          <table:table-cell table:style-name="ce7" table:formula="of:=[.$C$33]*[.S40]/[.S38]" office:value-type="float" office:value="0.00143356795362168" calcext:value-type="float">
            <text:p>0.001433568</text:p>
          </table:table-cell>
          <table:table-cell table:style-name="ce7" table:formula="of:=[.$C$33]*[.T40]/[.T38]" office:value-type="float" office:value="0.00146413455815241" calcext:value-type="float">
            <text:p>0.0014641346</text:p>
          </table:table-cell>
          <table:table-cell table:style-name="ce7" table:formula="of:=[.$C$33]*[.U40]/[.U38]" office:value-type="float" office:value="0.001495082979593" calcext:value-type="float">
            <text:p>0.001495083</text:p>
          </table:table-cell>
          <table:table-cell table:style-name="ce7" table:formula="of:=[.$C$33]*[.V40]/[.V38]" office:value-type="float" office:value="0.00152640654758417" calcext:value-type="float">
            <text:p>0.0015264065</text:p>
          </table:table-cell>
          <table:table-cell table:style-name="ce7" table:formula="of:=[.$C$33]*[.W40]/[.W38]" office:value-type="float" office:value="0.00155809809134391" calcext:value-type="float">
            <text:p>0.0015580981</text:p>
          </table:table-cell>
          <table:table-cell table:style-name="ce7" table:formula="of:=[.$C$33]*[.X40]/[.X38]" office:value-type="float" office:value="0.00159014993917713" calcext:value-type="float">
            <text:p>0.0015901499</text:p>
          </table:table-cell>
          <table:table-cell table:style-name="ce7" table:formula="of:=[.$C$33]*[.Y40]/[.Y38]" office:value-type="float" office:value="0.00162255391924104" calcext:value-type="float">
            <text:p>0.0016225539</text:p>
          </table:table-cell>
          <table:table-cell table:style-name="ce7" table:formula="of:=[.$C$33]*[.Z40]/[.Z38]" office:value-type="float" office:value="0.00165530136160574" calcext:value-type="float">
            <text:p>0.0016553014</text:p>
          </table:table-cell>
          <table:table-cell table:style-name="ce7" table:formula="of:=[.$C$33]*[.AA40]/[.AA38]" office:value-type="float" office:value="0.00168838310164515" calcext:value-type="float">
            <text:p>0.0016883831</text:p>
          </table:table-cell>
          <table:table-cell table:style-name="ce7" table:formula="of:=[.$C$33]*[.AB40]/[.AB38]" office:value-type="float" office:value="0.00172178948478809" calcext:value-type="float">
            <text:p>0.0017217895</text:p>
          </table:table-cell>
          <table:table-cell table:style-name="ce7" table:formula="of:=[.$C$33]*[.AC40]/[.AC38]" office:value-type="float" office:value="0.00175551037265398" calcext:value-type="float">
            <text:p>0.0017555104</text:p>
          </table:table-cell>
          <table:table-cell table:style-name="ce7" table:formula="of:=[.$C$33]*[.AD40]/[.AD38]" office:value-type="float" office:value="0.00178953515059175" calcext:value-type="float">
            <text:p>0.0017895352</text:p>
          </table:table-cell>
          <table:table-cell table:style-name="ce7" table:formula="of:=[.$C$33]*[.AE40]/[.AE38]" office:value-type="float" office:value="0.00182385273663419" calcext:value-type="float">
            <text:p>0.0018238527</text:p>
          </table:table-cell>
          <table:table-cell table:style-name="ce7" table:formula="of:=[.$C$33]*[.AF40]/[.AF38]" office:value-type="float" office:value="0.00185845159187381" calcext:value-type="float">
            <text:p>0.0018584516</text:p>
          </table:table-cell>
          <table:table-cell table:style-name="ce7" table:formula="of:=[.$C$33]*[.AG40]/[.AG38]" office:value-type="float" office:value="0.00189331973225901" calcext:value-type="float">
            <text:p>0.0018933197</text:p>
          </table:table-cell>
          <table:table-cell table:style-name="ce7" table:formula="of:=[.$C$33]*[.AH40]/[.AH38]" office:value-type="float" office:value="0.00192844474180297" calcext:value-type="float">
            <text:p>0.0019284447</text:p>
          </table:table-cell>
          <table:table-cell table:style-name="ce7" table:formula="of:=[.$C$33]*[.AI40]/[.AI38]" office:value-type="float" office:value="0.00196381378718985" calcext:value-type="float">
            <text:p>0.0019638138</text:p>
          </table:table-cell>
          <table:table-cell table:style-name="ce7" table:formula="of:=[.$C$33]*[.AJ40]/[.AJ38]" office:value-type="float" office:value="0.00199941363375625" calcext:value-type="float">
            <text:p>0.0019994136</text:p>
          </table:table-cell>
          <table:table-cell table:style-name="ce7" table:formula="of:=[.$C$33]*[.AK40]/[.AK38]" office:value-type="float" office:value="0.00203523066281789" calcext:value-type="float">
            <text:p>0.0020352307</text:p>
          </table:table-cell>
          <table:table-cell table:style-name="ce7" table:formula="of:=[.$C$33]*[.AL40]/[.AL38]" office:value-type="float" office:value="0.00207125089030462" calcext:value-type="float">
            <text:p>0.0020712509</text:p>
          </table:table-cell>
          <table:table-cell table:style-name="ce7" table:formula="of:=[.$C$33]*[.AM40]/[.AM38]" office:value-type="float" office:value="0.00210745998665913" calcext:value-type="float">
            <text:p>0.00210746</text:p>
          </table:table-cell>
          <table:table-cell table:style-name="ce7" table:formula="of:=[.$C$33]*[.AN40]/[.AN38]" office:value-type="float" office:value="0.00214384329794771" calcext:value-type="float">
            <text:p>0.0021438433</text:p>
          </table:table-cell>
          <table:table-cell table:style-name="ce7" table:formula="of:=[.$C$33]*[.AO40]/[.AO38]" office:value-type="float" office:value="0.00218038586812437" calcext:value-type="float">
            <text:p>0.0021803859</text:p>
          </table:table-cell>
          <table:table-cell table:style-name="ce7" table:formula="of:=[.$C$33]*[.AP40]/[.AP38]" office:value-type="float" office:value="0.0022170724623825" calcext:value-type="float">
            <text:p>0.0022170725</text:p>
          </table:table-cell>
          <table:table-cell table:style-name="ce7" table:formula="of:=[.$C$33]*[.AQ40]/[.AQ38]" office:value-type="float" office:value="0.00225388759152208" calcext:value-type="float">
            <text:p>0.0022538876</text:p>
          </table:table-cell>
          <table:table-cell table:style-name="ce7" table:formula="of:=[.$C$33]*[.AR40]/[.AR38]" office:value-type="float" office:value="0.0022908155372539" calcext:value-type="float">
            <text:p>0.0022908155</text:p>
          </table:table-cell>
          <table:table-cell table:style-name="ce7" table:formula="of:=[.$C$33]*[.AS40]/[.AS38]" office:value-type="float" office:value="0.00232784037835658" calcext:value-type="float">
            <text:p>0.0023278404</text:p>
          </table:table-cell>
          <table:table-cell table:style-name="ce7" table:formula="of:=[.$C$33]*[.AT40]/[.AT38]" office:value-type="float" office:value="0.00236494601759687" calcext:value-type="float">
            <text:p>0.002364946</text:p>
          </table:table-cell>
          <table:table-cell table:style-name="ce7" table:formula="of:=[.$C$33]*[.AU40]/[.AU38]" office:value-type="float" office:value="0.0024021162093187" calcext:value-type="float">
            <text:p>0.0024021162</text:p>
          </table:table-cell>
          <table:table-cell table:style-name="ce7" table:formula="of:=[.$C$33]*[.AV40]/[.AV38]" office:value-type="float" office:value="0.00243933458760225" calcext:value-type="float">
            <text:p>0.0024393346</text:p>
          </table:table-cell>
          <table:table-cell table:style-name="ce7" table:formula="of:=[.$C$33]*[.AW40]/[.AW38]" office:value-type="float" office:value="0.00247658469489058" calcext:value-type="float">
            <text:p>0.0024765847</text:p>
          </table:table-cell>
          <table:table-cell table:style-name="ce7" table:formula="of:=[.$C$33]*[.AX40]/[.AX38]" office:value-type="float" office:value="0.00251385001097833" calcext:value-type="float">
            <text:p>0.00251385</text:p>
          </table:table-cell>
          <table:table-cell table:style-name="ce7" table:formula="of:=[.$C$33]*[.AY40]/[.AY38]" office:value-type="float" office:value="0.0025511139822544" calcext:value-type="float">
            <text:p>0.002551114</text:p>
          </table:table-cell>
          <table:table-cell table:style-name="ce7" table:formula="of:=[.$C$33]*[.AZ40]/[.AZ38]" office:value-type="float" office:value="0.00258836005108902" calcext:value-type="float">
            <text:p>0.0025883601</text:p>
          </table:table-cell>
          <table:table-cell table:style-name="ce7" table:formula="of:=[.$C$33]*[.BA40]/[.BA38]" office:value-type="float" office:value="0.00262557168525454" calcext:value-type="float">
            <text:p>0.0026255717</text:p>
          </table:table-cell>
          <table:table-cell table:style-name="ce7" table:formula="of:=[.$C$33]*[.BB40]/[.BB38]" office:value-type="float" office:value="0.00266273240726874" calcext:value-type="float">
            <text:p>0.0026627324</text:p>
          </table:table-cell>
          <table:table-cell table:style-name="ce7" table:formula="of:=[.$C$33]*[.BC40]/[.BC38]" office:value-type="float" office:value="0.00269982582355021" calcext:value-type="float">
            <text:p>0.0026998258</text:p>
          </table:table-cell>
          <table:table-cell table:style-name="ce7" table:formula="of:=[.$C$33]*[.BD40]/[.BD38]" office:value-type="float" office:value="0.00273683565327613" calcext:value-type="float">
            <text:p>0.0027368357</text:p>
          </table:table-cell>
          <table:table-cell table:style-name="ce7" table:formula="of:=[.$C$33]*[.BE40]/[.BE38]" office:value-type="float" office:value="0.002773745756835" calcext:value-type="float">
            <text:p>0.0027737458</text:p>
          </table:table-cell>
          <table:table-cell table:style-name="ce7" table:formula="of:=[.$C$33]*[.BF40]/[.BF38]" office:value-type="float" office:value="0.00281054016376888" calcext:value-type="float">
            <text:p>0.0028105402</text:p>
          </table:table-cell>
          <table:table-cell table:style-name="ce7" table:formula="of:=[.$C$33]*[.BG40]/[.BG38]" office:value-type="float" office:value="0.00284720310010341" calcext:value-type="float">
            <text:p>0.0028472031</text:p>
          </table:table-cell>
          <table:table-cell table:style-name="ce7" table:formula="of:=[.$C$33]*[.BH40]/[.BH38]" office:value-type="float" office:value="0.0028837190149672" calcext:value-type="float">
            <text:p>0.002883719</text:p>
          </table:table-cell>
          <table:table-cell table:style-name="ce7" table:formula="of:=[.$C$33]*[.BI40]/[.BI38]" office:value-type="float" office:value="0.00292007260640712" calcext:value-type="float">
            <text:p>0.0029200726</text:p>
          </table:table-cell>
          <table:table-cell table:style-name="ce7" table:formula="of:=[.$C$33]*[.BJ40]/[.BJ38]" office:value-type="float" office:value="0.00295624884631034" calcext:value-type="float">
            <text:p>0.0029562488</text:p>
          </table:table-cell>
          <table:table-cell table:style-name="ce7" table:formula="of:=[.$C$33]*[.BK40]/[.BK38]" office:value-type="float" office:value="0.00299223300435011" calcext:value-type="float">
            <text:p>0.002992233</text:p>
          </table:table-cell>
          <table:table-cell table:style-name="ce7" table:formula="of:=[.$C$33]*[.BL40]/[.BL38]" office:value-type="float" office:value="0.00302801067087767" calcext:value-type="float">
            <text:p>0.0030280107</text:p>
          </table:table-cell>
          <table:table-cell table:style-name="ce7" table:formula="of:=[.$C$33]*[.BM40]/[.BM38]" office:value-type="float" office:value="0.00306356777868938" calcext:value-type="float">
            <text:p>0.0030635678</text:p>
          </table:table-cell>
          <table:table-cell table:style-name="ce7" table:formula="of:=[.$C$33]*[.BN40]/[.BN38]" office:value-type="float" office:value="0.00309889062360454" calcext:value-type="float">
            <text:p>0.0030988906</text:p>
          </table:table-cell>
          <table:table-cell table:style-name="ce7" table:formula="of:=[.$C$33]*[.BO40]/[.BO38]" office:value-type="float" office:value="0.00313396588379666" calcext:value-type="float">
            <text:p>0.0031339659</text:p>
          </table:table-cell>
          <table:table-cell table:style-name="ce7" table:formula="of:=[.$C$33]*[.BP40]/[.BP38]" office:value-type="float" office:value="0.00316878063782779" calcext:value-type="float">
            <text:p>0.0031687806</text:p>
          </table:table-cell>
          <table:table-cell table:style-name="ce7" table:formula="of:=[.$C$33]*[.BQ40]/[.BQ38]" office:value-type="float" office:value="0.00320332238134324" calcext:value-type="float">
            <text:p>0.0032033224</text:p>
          </table:table-cell>
          <table:table-cell table:style-name="ce7" table:formula="of:=[.$C$33]*[.BR40]/[.BR38]" office:value-type="float" office:value="0.00323757904239103" calcext:value-type="float">
            <text:p>0.003237579</text:p>
          </table:table-cell>
          <table:table-cell table:style-name="ce7" table:formula="of:=[.$C$33]*[.BS40]/[.BS38]" office:value-type="float" office:value="0.00327153899533841" calcext:value-type="float">
            <text:p>0.003271539</text:p>
          </table:table-cell>
          <table:table-cell table:style-name="ce7" table:formula="of:=[.$C$33]*[.BT40]/[.BT38]" office:value-type="float" office:value="0.00330519107336488" calcext:value-type="float">
            <text:p>0.0033051911</text:p>
          </table:table-cell>
          <table:table-cell table:style-name="ce7" table:formula="of:=[.$C$33]*[.BU40]/[.BU38]" office:value-type="float" office:value="0.0033385245795187" calcext:value-type="float">
            <text:p>0.0033385246</text:p>
          </table:table-cell>
          <table:table-cell table:style-name="ce7" table:formula="of:=[.$C$33]*[.BV40]/[.BV38]" office:value-type="float" office:value="0.00337152929633115" calcext:value-type="float">
            <text:p>0.0033715293</text:p>
          </table:table-cell>
          <table:table-cell table:style-name="ce7" table:formula="of:=[.$C$33]*[.BW40]/[.BW38]" office:value-type="float" office:value="0.00340419549398981" calcext:value-type="float">
            <text:p>0.0034041955</text:p>
          </table:table-cell>
          <table:table-cell table:style-name="ce7" table:formula="of:=[.$C$33]*[.BX40]/[.BX38]" office:value-type="float" office:value="0.00343651393707909" calcext:value-type="float">
            <text:p>0.0034365139</text:p>
          </table:table-cell>
          <table:table-cell table:style-name="ce7" table:formula="of:=[.$C$33]*[.BY40]/[.BY38]" office:value-type="float" office:value="0.00346847588990282" calcext:value-type="float">
            <text:p>0.0034684759</text:p>
          </table:table-cell>
          <table:table-cell table:style-name="ce7" table:formula="of:=[.$C$33]*[.BZ40]/[.BZ38]" office:value-type="float" office:value="0.00350007312040967" calcext:value-type="float">
            <text:p>0.0035000731</text:p>
          </table:table-cell>
          <table:table-cell table:style-name="ce7" table:formula="of:=[.$C$33]*[.CA40]/[.CA38]" office:value-type="float" office:value="0.00353129790274864" calcext:value-type="float">
            <text:p>0.0035312979</text:p>
          </table:table-cell>
          <table:table-cell table:style-name="ce7" table:formula="of:=[.$C$33]*[.CB40]/[.CB38]" office:value-type="float" office:value="0.00356214301848683" calcext:value-type="float">
            <text:p>0.003562143</text:p>
          </table:table-cell>
          <table:table-cell table:style-name="ce7" table:formula="of:=[.$C$33]*[.CC40]/[.CC38]" office:value-type="float" office:value="0.0035926017565272" calcext:value-type="float">
            <text:p>0.0035926018</text:p>
          </table:table-cell>
          <table:table-cell table:style-name="ce7" table:formula="of:=[.$C$33]*[.CD40]/[.CD38]" office:value-type="float" office:value="0.00362266791176844" calcext:value-type="float">
            <text:p>0.0036226679</text:p>
          </table:table-cell>
          <table:table-cell table:style-name="ce7" table:formula="of:=[.$C$33]*[.CE40]/[.CE38]" office:value-type="float" office:value="0.00365233578255362" calcext:value-type="float">
            <text:p>0.0036523358</text:p>
          </table:table-cell>
          <table:table-cell table:style-name="ce7" table:formula="of:=[.$C$33]*[.CF40]/[.CF38]" office:value-type="float" office:value="0.00368160016695781" calcext:value-type="float">
            <text:p>0.0036816002</text:p>
          </table:table-cell>
          <table:table-cell table:style-name="ce7" table:formula="of:=[.$C$33]*[.CG40]/[.CG38]" office:value-type="float" office:value="0.00371045635796836" calcext:value-type="float">
            <text:p>0.0037104564</text:p>
          </table:table-cell>
          <table:table-cell table:style-name="ce7" table:formula="of:=[.$C$33]*[.CH40]/[.CH38]" office:value-type="float" office:value="0.00373890013761426" calcext:value-type="float">
            <text:p>0.0037389001</text:p>
          </table:table-cell>
          <table:table-cell table:style-name="ce7" table:formula="of:=[.$C$33]*[.CI40]/[.CI38]" office:value-type="float" office:value="0.00376692777010359" calcext:value-type="float">
            <text:p>0.0037669278</text:p>
          </table:table-cell>
          <table:table-cell table:style-name="ce7" table:formula="of:=[.$C$33]*[.CJ40]/[.CJ38]" office:value-type="float" office:value="0.00379453599402989" calcext:value-type="float">
            <text:p>0.003794536</text:p>
          </table:table-cell>
          <table:table-cell table:style-name="ce7" table:formula="of:=[.$C$33]*[.CK40]/[.CK38]" office:value-type="float" office:value="0.00382172201370978" calcext:value-type="float">
            <text:p>0.003821722</text:p>
          </table:table-cell>
          <table:table-cell table:style-name="ce7" table:formula="of:=[.$C$33]*[.CL40]/[.CL38]" office:value-type="float" office:value="0.00384848348971526" calcext:value-type="float">
            <text:p>0.0038484835</text:p>
          </table:table-cell>
          <table:table-cell table:style-name="ce7" table:formula="of:=[.$C$33]*[.CM40]/[.CM38]" office:value-type="float" office:value="0.00387481852866497" calcext:value-type="float">
            <text:p>0.0038748185</text:p>
          </table:table-cell>
          <table:table-cell table:style-name="ce7" table:formula="of:=[.$C$33]*[.CN40]/[.CN38]" office:value-type="float" office:value="0.00390072567233851" calcext:value-type="float">
            <text:p>0.0039007257</text:p>
          </table:table-cell>
          <table:table-cell table:style-name="ce7" table:formula="of:=[.$C$33]*[.CO40]/[.CO38]" office:value-type="float" office:value="0.00392620388617832" calcext:value-type="float">
            <text:p>0.0039262039</text:p>
          </table:table-cell>
          <table:table-cell table:style-name="ce7" table:formula="of:=[.$C$33]*[.CP40]/[.CP38]" office:value-type="float" office:value="0.00395125254724283" calcext:value-type="float">
            <text:p>0.0039512525</text:p>
          </table:table-cell>
          <table:table-cell table:style-name="ce7" table:formula="of:=[.$C$33]*[.CQ40]/[.CQ38]" office:value-type="float" office:value="0.00397587143167385" calcext:value-type="float">
            <text:p>0.0039758714</text:p>
          </table:table-cell>
          <table:table-cell table:style-name="ce7" table:formula="of:=[.$C$33]*[.CR40]/[.CR38]" office:value-type="float" office:value="0.00400006070174021" calcext:value-type="float">
            <text:p>0.0040000607</text:p>
          </table:table-cell>
          <table:table-cell table:style-name="ce7" table:formula="of:=[.$C$33]*[.CS40]/[.CS38]" office:value-type="float" office:value="0.00402382089251809" calcext:value-type="float">
            <text:p>0.0040238209</text:p>
          </table:table-cell>
          <table:table-cell table:style-name="ce7" table:formula="of:=[.$C$33]*[.CT40]/[.CT38]" office:value-type="float" office:value="0.0040471528982671" calcext:value-type="float">
            <text:p>0.0040471529</text:p>
          </table:table-cell>
          <table:table-cell table:style-name="ce7" table:formula="of:=[.$C$33]*[.CU40]/[.CU38]" office:value-type="float" office:value="0.00407005795855907" calcext:value-type="float">
            <text:p>0.004070058</text:p>
          </table:table-cell>
          <table:table-cell table:style-name="ce7" table:formula="of:=[.$C$33]*[.CV40]/[.CV38]" office:value-type="float" office:value="0.00409253764421473" calcext:value-type="float">
            <text:p>0.0040925376</text:p>
          </table:table-cell>
          <table:table-cell table:style-name="ce7" table:formula="of:=[.$C$33]*[.CW40]/[.CW38]" office:value-type="float" office:value="0.00411459384310093" calcext:value-type="float">
            <text:p>0.0041145938</text:p>
          </table:table-cell>
          <table:table-cell table:style-name="ce7" table:formula="of:=[.$C$33]*[.CX40]/[.CX38]" office:value-type="float" office:value="0.00413622874583915" calcext:value-type="float">
            <text:p>0.0041362287</text:p>
          </table:table-cell>
          <table:table-cell table:style-name="ce7" table:formula="of:=[.$C$33]*[.CY40]/[.CY38]" office:value-type="float" office:value="0.00415744483147309" calcext:value-type="float">
            <text:p>0.0041574448</text:p>
          </table:table-cell>
          <table:table-cell table:style-name="ce7" table:formula="of:=[.$C$33]*[.CZ40]/[.CZ38]" office:value-type="float" office:value="0.00417824485314101" calcext:value-type="float">
            <text:p>0.0041782449</text:p>
          </table:table-cell>
          <table:table-cell table:style-name="ce7" table:formula="of:=[.$C$33]*[.DA40]/[.DA38]" office:value-type="float" office:value="0.00419863182379545" calcext:value-type="float">
            <text:p>0.0041986318</text:p>
          </table:table-cell>
          <table:table-cell table:style-name="ce7" table:formula="of:=[.$C$33]*[.DB40]/[.DB38]" office:value-type="float" office:value="0.00421860900201065" calcext:value-type="float">
            <text:p>0.004218609</text:p>
          </table:table-cell>
          <table:table-cell table:style-name="ce7" table:formula="of:=[.$C$33]*[.DC40]/[.DC38]" office:value-type="float" office:value="0.00423817987791503" calcext:value-type="float">
            <text:p>0.0042381799</text:p>
          </table:table-cell>
          <table:table-cell table:style-name="ce7" table:formula="of:=[.$C$33]*[.DD40]/[.DD38]" office:value-type="float" office:value="0.00425734815928354" calcext:value-type="float">
            <text:p>0.0042573482</text:p>
          </table:table-cell>
          <table:table-cell table:style-name="ce7" table:formula="of:=[.$C$33]*[.DE40]/[.DE38]" office:value-type="float" office:value="0.00427611775782169" calcext:value-type="float">
            <text:p>0.0042761178</text:p>
          </table:table-cell>
          <table:table-cell table:style-name="ce7" table:formula="of:=[.$C$33]*[.DF40]/[.DF38]" office:value-type="float" office:value="0.00429449277567089" calcext:value-type="float">
            <text:p>0.0042944928</text:p>
          </table:table-cell>
          <table:table-cell table:style-name="ce7" table:formula="of:=[.$C$33]*[.DG40]/[.DG38]" office:value-type="float" office:value="0.00431247749216153" calcext:value-type="float">
            <text:p>0.0043124775</text:p>
          </table:table-cell>
          <table:table-cell table:style-name="ce7" table:formula="of:=[.$C$33]*[.DH40]/[.DH38]" office:value-type="float" office:value="0.00433007635083806" calcext:value-type="float">
            <text:p>0.0043300764</text:p>
          </table:table-cell>
          <table:table-cell table:style-name="ce7" table:formula="of:=[.$C$33]*[.DI40]/[.DI38]" office:value-type="float" office:value="0.00434729394677748" calcext:value-type="float">
            <text:p>0.0043472939</text:p>
          </table:table-cell>
          <table:table-cell table:style-name="ce7" table:formula="of:=[.$C$33]*[.DJ40]/[.DJ38]" office:value-type="float" office:value="0.0043641350142205" calcext:value-type="float">
            <text:p>0.004364135</text:p>
          </table:table-cell>
          <table:table-cell table:style-name="ce7" table:formula="of:=[.$C$33]*[.DK40]/[.DK38]" office:value-type="float" office:value="0.00438060441453204" calcext:value-type="float">
            <text:p>0.0043806044</text:p>
          </table:table-cell>
          <table:table-cell table:style-name="ce7" table:formula="of:=[.$C$33]*[.DL40]/[.DL38]" office:value-type="float" office:value="0.00439670712450543" calcext:value-type="float">
            <text:p>0.0043967071</text:p>
          </table:table-cell>
          <table:table-cell table:style-name="ce7" table:formula="of:=[.$C$33]*[.DM40]/[.DM38]" office:value-type="float" office:value="0.00441244822502281" calcext:value-type="float">
            <text:p>0.0044124482</text:p>
          </table:table-cell>
          <table:table-cell table:style-name="ce7" table:formula="of:=[.$C$33]*[.DN40]/[.DN38]" office:value-type="float" office:value="0.00442783289008161" calcext:value-type="float">
            <text:p>0.0044278329</text:p>
          </table:table-cell>
          <table:table-cell table:style-name="ce7" table:formula="of:=[.$C$33]*[.DO40]/[.DO38]" office:value-type="float" office:value="0.00444286637619566" calcext:value-type="float">
            <text:p>0.0044428664</text:p>
          </table:table-cell>
          <table:table-cell table:style-name="ce7" table:formula="of:=[.$C$33]*[.DP40]/[.DP38]" office:value-type="float" office:value="0.00445755401217692" calcext:value-type="float">
            <text:p>0.004457554</text:p>
          </table:table-cell>
          <table:table-cell table:style-name="ce7" table:formula="of:=[.$C$33]*[.DQ40]/[.DQ38]" office:value-type="float" office:value="0.00447190118930274" calcext:value-type="float">
            <text:p>0.0044719012</text:p>
          </table:table-cell>
          <table:table-cell table:style-name="ce7" table:formula="of:=[.$C$33]*[.DR40]/[.DR38]" office:value-type="float" office:value="0.00448591335187129" calcext:value-type="float">
            <text:p>0.0044859134</text:p>
          </table:table-cell>
          <table:table-cell table:style-name="ce7" table:formula="of:=[.$C$33]*[.DS40]/[.DS38]" office:value-type="float" office:value="0.00449959598814677" calcext:value-type="float">
            <text:p>0.004499596</text:p>
          </table:table-cell>
          <table:table-cell table:style-name="ce7" table:formula="of:=[.$C$33]*[.DT40]/[.DT38]" office:value-type="float" office:value="0.00451295462169429" calcext:value-type="float">
            <text:p>0.0045129546</text:p>
          </table:table-cell>
          <table:table-cell table:style-name="ce7" table:formula="of:=[.$C$33]*[.DU40]/[.DU38]" office:value-type="float" office:value="0.00452599480310296" calcext:value-type="float">
            <text:p>0.0045259948</text:p>
          </table:table-cell>
          <table:table-cell table:style-name="ce7" table:formula="of:=[.$C$33]*[.DV40]/[.DV38]" office:value-type="float" office:value="0.00453872210209484" calcext:value-type="float">
            <text:p>0.0045387221</text:p>
          </table:table-cell>
          <table:table-cell table:style-name="ce7" table:formula="of:=[.$C$33]*[.DW40]/[.DW38]" office:value-type="float" office:value="0.00455114210001585" calcext:value-type="float">
            <text:p>0.0045511421</text:p>
          </table:table-cell>
          <table:table-cell table:style-name="ce7" table:formula="of:=[.$C$33]*[.DX40]/[.DX38]" office:value-type="float" office:value="0.00456326038270413" calcext:value-type="float">
            <text:p>0.0045632604</text:p>
          </table:table-cell>
          <table:table-cell table:style-name="ce7" table:formula="of:=[.$C$33]*[.DY40]/[.DY38]" office:value-type="float" office:value="0.00457508253373014" calcext:value-type="float">
            <text:p>0.0045750825</text:p>
          </table:table-cell>
          <table:table-cell table:style-name="ce7" table:formula="of:=[.$C$33]*[.DZ40]/[.DZ38]" office:value-type="float" office:value="0.00458661412800212" calcext:value-type="float">
            <text:p>0.0045866141</text:p>
          </table:table-cell>
          <table:table-cell table:style-name="ce7" table:formula="of:=[.$C$33]*[.EA40]/[.EA38]" office:value-type="float" office:value="0.00459786072572984" calcext:value-type="float">
            <text:p>0.0045978607</text:p>
          </table:table-cell>
          <table:table-cell table:style-name="ce7" table:formula="of:=[.$C$33]*[.EB40]/[.EB38]" office:value-type="float" office:value="0.00460882786673871" calcext:value-type="float">
            <text:p>0.0046088279</text:p>
          </table:table-cell>
          <table:table-cell table:style-name="ce7" table:formula="of:=[.$C$33]*[.EC40]/[.EC38]" office:value-type="float" office:value="0.00461952106512611" calcext:value-type="float">
            <text:p>0.0046195211</text:p>
          </table:table-cell>
          <table:table-cell table:style-name="ce7" table:formula="of:=[.$C$33]*[.ED40]/[.ED38]" office:value-type="float" office:value="0.00462994580425096" calcext:value-type="float">
            <text:p>0.0046299458</text:p>
          </table:table-cell>
          <table:table-cell table:style-name="ce7" table:formula="of:=[.$C$33]*[.EE40]/[.EE38]" office:value-type="float" office:value="0.0046401075320474" calcext:value-type="float">
            <text:p>0.0046401075</text:p>
          </table:table-cell>
          <table:table-cell table:style-name="ce7" table:formula="of:=[.$C$33]*[.EF40]/[.EF38]" office:value-type="float" office:value="0.00465001165665293" calcext:value-type="float">
            <text:p>0.0046500117</text:p>
          </table:table-cell>
          <table:table-cell table:style-name="ce7" table:formula="of:=[.$C$33]*[.EG40]/[.EG38]" office:value-type="float" office:value="0.00465966354234134" calcext:value-type="float">
            <text:p>0.0046596635</text:p>
          </table:table-cell>
          <table:table-cell table:style-name="ce7" table:formula="of:=[.$C$33]*[.EH40]/[.EH38]" office:value-type="float" office:value="0.00466906850575019" calcext:value-type="float">
            <text:p>0.0046690685</text:p>
          </table:table-cell>
          <table:table-cell table:style-name="ce7" table:formula="of:=[.$C$33]*[.EI40]/[.EI38]" office:value-type="float" office:value="0.00467823181239273" calcext:value-type="float">
            <text:p>0.0046782318</text:p>
          </table:table-cell>
          <table:table-cell table:style-name="ce7" table:formula="of:=[.$C$33]*[.EJ40]/[.EJ38]" office:value-type="float" office:value="0.00468715867344399" calcext:value-type="float">
            <text:p>0.0046871587</text:p>
          </table:table-cell>
          <table:table-cell table:style-name="ce7" table:formula="of:=[.$C$33]*[.EK40]/[.EK38]" office:value-type="float" office:value="0.00469585424279049" calcext:value-type="float">
            <text:p>0.0046958542</text:p>
          </table:table-cell>
          <table:table-cell table:style-name="ce7" table:formula="of:=[.$C$33]*[.EL40]/[.EL38]" office:value-type="float" office:value="0.00470432361433344" calcext:value-type="float">
            <text:p>0.0047043236</text:p>
          </table:table-cell>
          <table:table-cell table:style-name="ce7" table:formula="of:=[.$C$33]*[.EM40]/[.EM38]" office:value-type="float" office:value="0.00471257181953483" calcext:value-type="float">
            <text:p>0.0047125718</text:p>
          </table:table-cell>
          <table:table-cell table:style-name="ce7" table:formula="of:=[.$C$33]*[.EN40]/[.EN38]" office:value-type="float" office:value="0.00472060382519623" calcext:value-type="float">
            <text:p>0.0047206038</text:p>
          </table:table-cell>
          <table:table-cell table:style-name="ce7" table:formula="of:=[.$C$33]*[.EO40]/[.EO38]" office:value-type="float" office:value="0.00472842453146" calcext:value-type="float">
            <text:p>0.0047284245</text:p>
          </table:table-cell>
          <table:table-cell table:style-name="ce7" table:formula="of:=[.$C$33]*[.EP40]/[.EP38]" office:value-type="float" office:value="0.00473603877002296" calcext:value-type="float">
            <text:p>0.0047360388</text:p>
          </table:table-cell>
          <table:table-cell table:style-name="ce7" table:formula="of:=[.$C$33]*[.EQ40]/[.EQ38]" office:value-type="float" office:value="0.00474345130255244" calcext:value-type="float">
            <text:p>0.0047434513</text:p>
          </table:table-cell>
          <table:table-cell table:style-name="ce7" table:formula="of:=[.$C$33]*[.ER40]/[.ER38]" office:value-type="float" office:value="0.00475066681929491" calcext:value-type="float">
            <text:p>0.0047506668</text:p>
          </table:table-cell>
          <table:table-cell table:style-name="ce7" table:formula="of:=[.$C$33]*[.ES40]/[.ES38]" office:value-type="float" office:value="0.00475768993786781" calcext:value-type="float">
            <text:p>0.0047576899</text:p>
          </table:table-cell>
          <table:table-cell table:style-name="ce7" table:formula="of:=[.$C$33]*[.ET40]/[.ET38]" office:value-type="float" office:value="0.00476452520222497" calcext:value-type="float">
            <text:p>0.0047645252</text:p>
          </table:table-cell>
          <table:table-cell table:style-name="ce7" table:formula="of:=[.$C$33]*[.EU40]/[.EU38]" office:value-type="float" office:value="0.00477117708178657" calcext:value-type="float">
            <text:p>0.0047711771</text:p>
          </table:table-cell>
          <table:table-cell table:style-name="ce7" table:formula="of:=[.$C$33]*[.EV40]/[.EV38]" office:value-type="float" office:value="0.00477764997072481" calcext:value-type="float">
            <text:p>0.00477765</text:p>
          </table:table-cell>
          <table:table-cell table:style-name="ce7" table:formula="of:=[.$C$33]*[.EW40]/[.EW38]" office:value-type="float" office:value="0.0047839481873964" calcext:value-type="float">
            <text:p>0.0047839482</text:p>
          </table:table-cell>
          <table:table-cell table:style-name="ce7" table:formula="of:=[.$C$33]*[.EX40]/[.EX38]" office:value-type="float" office:value="0.00479007597391368" calcext:value-type="float">
            <text:p>0.004790076</text:p>
          </table:table-cell>
          <table:table-cell table:style-name="ce7" table:formula="of:=[.$C$33]*[.EY40]/[.EY38]" office:value-type="float" office:value="0.00479603749584611" calcext:value-type="float">
            <text:p>0.0047960375</text:p>
          </table:table-cell>
          <table:table-cell table:style-name="ce7" table:formula="of:=[.$C$33]*[.EZ40]/[.EZ38]" office:value-type="float" office:value="0.00480183684204425" calcext:value-type="float">
            <text:p>0.0048018368</text:p>
          </table:table-cell>
          <table:table-cell table:style-name="ce7" table:formula="of:=[.$C$33]*[.FA40]/[.FA38]" office:value-type="float" office:value="0.00480747802457858" calcext:value-type="float">
            <text:p>0.004807478</text:p>
          </table:table-cell>
          <table:table-cell table:style-name="ce7" table:formula="of:=[.$C$33]*[.FB40]/[.FB38]" office:value-type="float" office:value="0.00481296497878594" calcext:value-type="float">
            <text:p>0.004812965</text:p>
          </table:table-cell>
          <table:table-cell table:style-name="ce7" table:formula="of:=[.$C$33]*[.FC40]/[.FC38]" office:value-type="float" office:value="0.00481830156341639" calcext:value-type="float">
            <text:p>0.0048183016</text:p>
          </table:table-cell>
          <table:table-cell table:style-name="ce7" table:formula="of:=[.$C$33]*[.FD40]/[.FD38]" office:value-type="float" office:value="0.0048234915608738" calcext:value-type="float">
            <text:p>0.0048234916</text:p>
          </table:table-cell>
          <table:table-cell table:style-name="ce7" table:formula="of:=[.$C$33]*[.FE40]/[.FE38]" office:value-type="float" office:value="0.00482853867754354" calcext:value-type="float">
            <text:p>0.0048285387</text:p>
          </table:table-cell>
          <table:table-cell table:style-name="ce7" table:formula="of:=[.$C$33]*[.FF40]/[.FF38]" office:value-type="float" office:value="0.00483344654420108" calcext:value-type="float">
            <text:p>0.0048334465</text:p>
          </table:table-cell>
          <table:table-cell table:style-name="ce7" table:formula="of:=[.$C$33]*[.FG40]/[.FG38]" office:value-type="float" office:value="0.00483821871649562" calcext:value-type="float">
            <text:p>0.0048382187</text:p>
          </table:table-cell>
          <table:table-cell table:style-name="ce7" table:formula="of:=[.$C$33]*[.FH40]/[.FH38]" office:value-type="float" office:value="0.00484285867550275" calcext:value-type="float">
            <text:p>0.0048428587</text:p>
          </table:table-cell>
          <table:table-cell table:style-name="ce7" table:formula="of:=[.$C$33]*[.FI40]/[.FI38]" office:value-type="float" office:value="0.00484736982834097" calcext:value-type="float">
            <text:p>0.0048473698</text:p>
          </table:table-cell>
          <table:table-cell table:style-name="ce7" table:formula="of:=[.$C$33]*[.FJ40]/[.FJ38]" office:value-type="float" office:value="0.00485175550884668" calcext:value-type="float">
            <text:p>0.0048517555</text:p>
          </table:table-cell>
          <table:table-cell table:style-name="ce7" table:formula="of:=[.$C$33]*[.FK40]/[.FK38]" office:value-type="float" office:value="0.00485601897830279" calcext:value-type="float">
            <text:p>0.004856019</text:p>
          </table:table-cell>
          <table:table-cell table:style-name="ce7" table:formula="of:=[.$C$33]*[.FL40]/[.FL38]" office:value-type="float" office:value="0.00486016342621605" calcext:value-type="float">
            <text:p>0.0048601634</text:p>
          </table:table-cell>
          <table:table-cell table:style-name="ce7" table:formula="of:=[.$C$33]*[.FM40]/[.FM38]" office:value-type="float" office:value="0.0048641919711389" calcext:value-type="float">
            <text:p>0.004864192</text:p>
          </table:table-cell>
          <table:table-cell table:style-name="ce7" table:formula="of:=[.$C$33]*[.FN40]/[.FN38]" office:value-type="float" office:value="0.00486810766153131" calcext:value-type="float">
            <text:p>0.0048681077</text:p>
          </table:table-cell>
          <table:table-cell table:style-name="ce7" table:formula="of:=[.$C$33]*[.FO40]/[.FO38]" office:value-type="float" office:value="0.00487191347665871" calcext:value-type="float">
            <text:p>0.0048719135</text:p>
          </table:table-cell>
          <table:table-cell table:style-name="ce7" table:formula="of:=[.$C$33]*[.FP40]/[.FP38]" office:value-type="float" office:value="0.00487561232752224" calcext:value-type="float">
            <text:p>0.0048756123</text:p>
          </table:table-cell>
          <table:table-cell table:style-name="ce7" table:formula="of:=[.$C$33]*[.FQ40]/[.FQ38]" office:value-type="float" office:value="0.00487920705781755" calcext:value-type="float">
            <text:p>0.0048792071</text:p>
          </table:table-cell>
          <table:table-cell table:style-name="ce7" table:formula="of:=[.$C$33]*[.FR40]/[.FR38]" office:value-type="float" office:value="0.00488270044491896" calcext:value-type="float">
            <text:p>0.0048827004</text:p>
          </table:table-cell>
          <table:table-cell table:style-name="ce7" table:formula="of:=[.$C$33]*[.FS40]/[.FS38]" office:value-type="float" office:value="0.00488609520088555" calcext:value-type="float">
            <text:p>0.0048860952</text:p>
          </table:table-cell>
          <table:table-cell table:style-name="ce7" table:formula="of:=[.$C$33]*[.FT40]/[.FT38]" office:value-type="float" office:value="0.00488939397348631" calcext:value-type="float">
            <text:p>0.004889394</text:p>
          </table:table-cell>
          <table:table-cell table:style-name="ce7" table:formula="of:=[.$C$33]*[.FU40]/[.FU38]" office:value-type="float" office:value="0.00489259934724147" calcext:value-type="float">
            <text:p>0.0048925993</text:p>
          </table:table-cell>
          <table:table-cell table:style-name="ce7" table:formula="of:=[.$C$33]*[.FV40]/[.FV38]" office:value-type="float" office:value="0.00489571384447733" calcext:value-type="float">
            <text:p>0.0048957138</text:p>
          </table:table-cell>
          <table:table-cell table:style-name="ce7" table:formula="of:=[.$C$33]*[.FW40]/[.FW38]" office:value-type="float" office:value="0.004898739926392" calcext:value-type="float">
            <text:p>0.0048987399</text:p>
          </table:table-cell>
          <table:table-cell table:style-name="ce7" table:formula="of:=[.$C$33]*[.FX40]/[.FX38]" office:value-type="float" office:value="0.00490167999412992" calcext:value-type="float">
            <text:p>0.00490168</text:p>
          </table:table-cell>
          <table:table-cell table:style-name="ce7" table:formula="of:=[.$C$33]*[.FY40]/[.FY38]" office:value-type="float" office:value="0.00490453638986275" calcext:value-type="float">
            <text:p>0.0049045364</text:p>
          </table:table-cell>
          <table:table-cell table:style-name="ce7" table:formula="of:=[.$C$33]*[.FZ40]/[.FZ38]" office:value-type="float" office:value="0.00490731139787468" calcext:value-type="float">
            <text:p>0.0049073114</text:p>
          </table:table-cell>
          <table:table-cell table:style-name="ce7" table:formula="of:=[.$C$33]*[.GA40]/[.GA38]" office:value-type="float" office:value="0.00491000724565028" calcext:value-type="float">
            <text:p>0.0049100072</text:p>
          </table:table-cell>
          <table:table-cell table:style-name="ce7" table:formula="of:=[.$C$33]*[.GB40]/[.GB38]" office:value-type="float" office:value="0.00491262610496305" calcext:value-type="float">
            <text:p>0.0049126261</text:p>
          </table:table-cell>
          <table:table-cell table:style-name="ce7" table:formula="of:=[.$C$33]*[.GC40]/[.GC38]" office:value-type="float" office:value="0.00491517009296303" calcext:value-type="float">
            <text:p>0.0049151701</text:p>
          </table:table-cell>
          <table:table-cell table:style-name="ce7" table:formula="of:=[.$C$33]*[.GD40]/[.GD38]" office:value-type="float" office:value="0.00491764127326201" calcext:value-type="float">
            <text:p>0.0049176413</text:p>
          </table:table-cell>
          <table:table-cell table:style-name="ce7" table:formula="of:=[.$C$33]*[.GE40]/[.GE38]" office:value-type="float" office:value="0.00492004165701483" calcext:value-type="float">
            <text:p>0.0049200417</text:p>
          </table:table-cell>
          <table:table-cell table:style-name="ce7" table:formula="of:=[.$C$33]*[.GF40]/[.GF38]" office:value-type="float" office:value="0.00492237320399555" calcext:value-type="float">
            <text:p>0.0049223732</text:p>
          </table:table-cell>
          <table:table-cell table:style-name="ce7" table:formula="of:=[.$C$33]*[.GG40]/[.GG38]" office:value-type="float" office:value="0.00492463782366722" calcext:value-type="float">
            <text:p>0.0049246378</text:p>
          </table:table-cell>
          <table:table-cell table:style-name="ce7" table:formula="of:=[.$C$33]*[.GH40]/[.GH38]" office:value-type="float" office:value="0.00492683737624419" calcext:value-type="float">
            <text:p>0.0049268374</text:p>
          </table:table-cell>
          <table:table-cell table:style-name="ce7" table:formula="of:=[.$C$33]*[.GI40]/[.GI38]" office:value-type="float" office:value="0.00492897367374592" calcext:value-type="float">
            <text:p>0.0049289737</text:p>
          </table:table-cell>
          <table:table-cell table:style-name="ce7" table:formula="of:=[.$C$33]*[.GJ40]/[.GJ38]" office:value-type="float" office:value="0.00493104848104138" calcext:value-type="float">
            <text:p>0.0049310485</text:p>
          </table:table-cell>
          <table:table-cell table:style-name="ce7" table:formula="of:=[.$C$33]*[.GK40]/[.GK38]" office:value-type="float" office:value="0.0049330635168832" calcext:value-type="float">
            <text:p>0.0049330635</text:p>
          </table:table-cell>
          <table:table-cell table:style-name="ce7" table:formula="of:=[.$C$33]*[.GL40]/[.GL38]" office:value-type="float" office:value="0.00493502045493081" calcext:value-type="float">
            <text:p>0.0049350205</text:p>
          </table:table-cell>
          <table:table-cell table:style-name="ce7" table:formula="of:=[.$C$33]*[.GM40]/[.GM38]" office:value-type="float" office:value="0.00493692092476184" calcext:value-type="float">
            <text:p>0.0049369209</text:p>
          </table:table-cell>
          <table:table-cell table:style-name="ce7" table:formula="of:=[.$C$33]*[.GN40]/[.GN38]" office:value-type="float" office:value="0.00493876651287123" calcext:value-type="float">
            <text:p>0.0049387665</text:p>
          </table:table-cell>
          <table:table-cell table:style-name="ce7" table:formula="of:=[.$C$33]*[.GO40]/[.GO38]" office:value-type="float" office:value="0.00494055876365741" calcext:value-type="float">
            <text:p>0.0049405588</text:p>
          </table:table-cell>
          <table:table-cell table:style-name="ce7" table:formula="of:=[.$C$33]*[.GP40]/[.GP38]" office:value-type="float" office:value="0.00494229918039513" calcext:value-type="float">
            <text:p>0.0049422992</text:p>
          </table:table-cell>
          <table:table-cell table:style-name="ce7" table:formula="of:=[.$C$33]*[.GQ40]/[.GQ38]" office:value-type="float" office:value="0.00494398922619449" calcext:value-type="float">
            <text:p>0.0049439892</text:p>
          </table:table-cell>
          <table:table-cell table:style-name="ce7" table:formula="of:=[.$C$33]*[.GR40]/[.GR38]" office:value-type="float" office:value="0.00494563032494571" calcext:value-type="float">
            <text:p>0.0049456303</text:p>
          </table:table-cell>
        </table:table-row>
        <table:table-row table:style-name="ro1">
          <table:table-cell/>
          <table:table-cell office:value-type="string" calcext:value-type="string">
            <text:p>Risk uninfected single act</text:p>
          </table:table-cell>
          <table:table-cell table:style-name="ce7" table:formula="of:=1-[.C41]" office:value-type="float" office:value="0.999" calcext:value-type="float">
            <text:p>0.999</text:p>
          </table:table-cell>
          <table:table-cell table:style-name="ce7" table:formula="of:=1-[.D41]" office:value-type="float" office:value="0.99897605992006" calcext:value-type="float">
            <text:p>0.9989760599</text:p>
          </table:table-cell>
          <table:table-cell table:style-name="ce7" table:formula="of:=1-[.E41]" office:value-type="float" office:value="0.998951694882777" calcext:value-type="float">
            <text:p>0.9989516949</text:p>
          </table:table-cell>
          <table:table-cell table:style-name="ce7" table:formula="of:=1-[.F41]" office:value-type="float" office:value="0.998926904440344" calcext:value-type="float">
            <text:p>0.9989269044</text:p>
          </table:table-cell>
          <table:table-cell table:style-name="ce7" table:formula="of:=1-[.G41]" office:value-type="float" office:value="0.998901688510527" calcext:value-type="float">
            <text:p>0.9989016885</text:p>
          </table:table-cell>
          <table:table-cell table:style-name="ce7" table:formula="of:=1-[.H41]" office:value-type="float" office:value="0.998876047389718" calcext:value-type="float">
            <text:p>0.9988760474</text:p>
          </table:table-cell>
          <table:table-cell table:style-name="ce7" table:formula="of:=1-[.I41]" office:value-type="float" office:value="0.99884998176564" calcext:value-type="float">
            <text:p>0.9988499818</text:p>
          </table:table-cell>
          <table:table-cell table:style-name="ce7" table:formula="of:=1-[.J41]" office:value-type="float" office:value="0.998823492729669" calcext:value-type="float">
            <text:p>0.9988234927</text:p>
          </table:table-cell>
          <table:table-cell table:style-name="ce7" table:formula="of:=1-[.K41]" office:value-type="float" office:value="0.998796581788704" calcext:value-type="float">
            <text:p>0.9987965818</text:p>
          </table:table-cell>
          <table:table-cell table:style-name="ce7" table:formula="of:=1-[.L41]" office:value-type="float" office:value="0.998769250876521" calcext:value-type="float">
            <text:p>0.9987692509</text:p>
          </table:table-cell>
          <table:table-cell table:style-name="ce7" table:formula="of:=1-[.M41]" office:value-type="float" office:value="0.998741502364556" calcext:value-type="float">
            <text:p>0.9987415024</text:p>
          </table:table-cell>
          <table:table-cell table:style-name="ce7" table:formula="of:=1-[.N41]" office:value-type="float" office:value="0.998713339072057" calcext:value-type="float">
            <text:p>0.9987133391</text:p>
          </table:table-cell>
          <table:table-cell table:style-name="ce7" table:formula="of:=1-[.O41]" office:value-type="float" office:value="0.998684764275528" calcext:value-type="float">
            <text:p>0.9986847643</text:p>
          </table:table-cell>
          <table:table-cell table:style-name="ce7" table:formula="of:=1-[.P41]" office:value-type="float" office:value="0.998655781717424" calcext:value-type="float">
            <text:p>0.9986557817</text:p>
          </table:table-cell>
          <table:table-cell table:style-name="ce7" table:formula="of:=1-[.Q41]" office:value-type="float" office:value="0.998626395614012" calcext:value-type="float">
            <text:p>0.9986263956</text:p>
          </table:table-cell>
          <table:table-cell table:style-name="ce7" table:formula="of:=1-[.R41]" office:value-type="float" office:value="0.998596610662361" calcext:value-type="float">
            <text:p>0.9985966107</text:p>
          </table:table-cell>
          <table:table-cell table:style-name="ce7" table:formula="of:=1-[.S41]" office:value-type="float" office:value="0.998566432046378" calcext:value-type="float">
            <text:p>0.998566432</text:p>
          </table:table-cell>
          <table:table-cell table:style-name="ce7" table:formula="of:=1-[.T41]" office:value-type="float" office:value="0.998535865441848" calcext:value-type="float">
            <text:p>0.9985358654</text:p>
          </table:table-cell>
          <table:table-cell table:style-name="ce7" table:formula="of:=1-[.U41]" office:value-type="float" office:value="0.998504917020407" calcext:value-type="float">
            <text:p>0.998504917</text:p>
          </table:table-cell>
          <table:table-cell table:style-name="ce7" table:formula="of:=1-[.V41]" office:value-type="float" office:value="0.998473593452416" calcext:value-type="float">
            <text:p>0.9984735935</text:p>
          </table:table-cell>
          <table:table-cell table:style-name="ce7" table:formula="of:=1-[.W41]" office:value-type="float" office:value="0.998441901908656" calcext:value-type="float">
            <text:p>0.9984419019</text:p>
          </table:table-cell>
          <table:table-cell table:style-name="ce7" table:formula="of:=1-[.X41]" office:value-type="float" office:value="0.998409850060823" calcext:value-type="float">
            <text:p>0.9984098501</text:p>
          </table:table-cell>
          <table:table-cell table:style-name="ce7" table:formula="of:=1-[.Y41]" office:value-type="float" office:value="0.998377446080759" calcext:value-type="float">
            <text:p>0.9983774461</text:p>
          </table:table-cell>
          <table:table-cell table:style-name="ce7" table:formula="of:=1-[.Z41]" office:value-type="float" office:value="0.998344698638394" calcext:value-type="float">
            <text:p>0.9983446986</text:p>
          </table:table-cell>
          <table:table-cell table:style-name="ce7" table:formula="of:=1-[.AA41]" office:value-type="float" office:value="0.998311616898355" calcext:value-type="float">
            <text:p>0.9983116169</text:p>
          </table:table-cell>
          <table:table-cell table:style-name="ce7" table:formula="of:=1-[.AB41]" office:value-type="float" office:value="0.998278210515212" calcext:value-type="float">
            <text:p>0.9982782105</text:p>
          </table:table-cell>
          <table:table-cell table:style-name="ce7" table:formula="of:=1-[.AC41]" office:value-type="float" office:value="0.998244489627346" calcext:value-type="float">
            <text:p>0.9982444896</text:p>
          </table:table-cell>
          <table:table-cell table:style-name="ce7" table:formula="of:=1-[.AD41]" office:value-type="float" office:value="0.998210464849408" calcext:value-type="float">
            <text:p>0.9982104648</text:p>
          </table:table-cell>
          <table:table-cell table:style-name="ce7" table:formula="of:=1-[.AE41]" office:value-type="float" office:value="0.998176147263366" calcext:value-type="float">
            <text:p>0.9981761473</text:p>
          </table:table-cell>
          <table:table-cell table:style-name="ce7" table:formula="of:=1-[.AF41]" office:value-type="float" office:value="0.998141548408126" calcext:value-type="float">
            <text:p>0.9981415484</text:p>
          </table:table-cell>
          <table:table-cell table:style-name="ce7" table:formula="of:=1-[.AG41]" office:value-type="float" office:value="0.998106680267741" calcext:value-type="float">
            <text:p>0.9981066803</text:p>
          </table:table-cell>
          <table:table-cell table:style-name="ce7" table:formula="of:=1-[.AH41]" office:value-type="float" office:value="0.998071555258197" calcext:value-type="float">
            <text:p>0.9980715553</text:p>
          </table:table-cell>
          <table:table-cell table:style-name="ce7" table:formula="of:=1-[.AI41]" office:value-type="float" office:value="0.99803618621281" calcext:value-type="float">
            <text:p>0.9980361862</text:p>
          </table:table-cell>
          <table:table-cell table:style-name="ce7" table:formula="of:=1-[.AJ41]" office:value-type="float" office:value="0.998000586366244" calcext:value-type="float">
            <text:p>0.9980005864</text:p>
          </table:table-cell>
          <table:table-cell table:style-name="ce7" table:formula="of:=1-[.AK41]" office:value-type="float" office:value="0.997964769337182" calcext:value-type="float">
            <text:p>0.9979647693</text:p>
          </table:table-cell>
          <table:table-cell table:style-name="ce7" table:formula="of:=1-[.AL41]" office:value-type="float" office:value="0.997928749109695" calcext:value-type="float">
            <text:p>0.9979287491</text:p>
          </table:table-cell>
          <table:table-cell table:style-name="ce7" table:formula="of:=1-[.AM41]" office:value-type="float" office:value="0.997892540013341" calcext:value-type="float">
            <text:p>0.99789254</text:p>
          </table:table-cell>
          <table:table-cell table:style-name="ce7" table:formula="of:=1-[.AN41]" office:value-type="float" office:value="0.997856156702052" calcext:value-type="float">
            <text:p>0.9978561567</text:p>
          </table:table-cell>
          <table:table-cell table:style-name="ce7" table:formula="of:=1-[.AO41]" office:value-type="float" office:value="0.997819614131875" calcext:value-type="float">
            <text:p>0.9978196141</text:p>
          </table:table-cell>
          <table:table-cell table:style-name="ce7" table:formula="of:=1-[.AP41]" office:value-type="float" office:value="0.997782927537618" calcext:value-type="float">
            <text:p>0.9977829275</text:p>
          </table:table-cell>
          <table:table-cell table:style-name="ce7" table:formula="of:=1-[.AQ41]" office:value-type="float" office:value="0.997746112408478" calcext:value-type="float">
            <text:p>0.9977461124</text:p>
          </table:table-cell>
          <table:table-cell table:style-name="ce7" table:formula="of:=1-[.AR41]" office:value-type="float" office:value="0.997709184462746" calcext:value-type="float">
            <text:p>0.9977091845</text:p>
          </table:table-cell>
          <table:table-cell table:style-name="ce7" table:formula="of:=1-[.AS41]" office:value-type="float" office:value="0.997672159621643" calcext:value-type="float">
            <text:p>0.9976721596</text:p>
          </table:table-cell>
          <table:table-cell table:style-name="ce7" table:formula="of:=1-[.AT41]" office:value-type="float" office:value="0.997635053982403" calcext:value-type="float">
            <text:p>0.997635054</text:p>
          </table:table-cell>
          <table:table-cell table:style-name="ce7" table:formula="of:=1-[.AU41]" office:value-type="float" office:value="0.997597883790681" calcext:value-type="float">
            <text:p>0.9975978838</text:p>
          </table:table-cell>
          <table:table-cell table:style-name="ce7" table:formula="of:=1-[.AV41]" office:value-type="float" office:value="0.997560665412398" calcext:value-type="float">
            <text:p>0.9975606654</text:p>
          </table:table-cell>
          <table:table-cell table:style-name="ce7" table:formula="of:=1-[.AW41]" office:value-type="float" office:value="0.997523415305109" calcext:value-type="float">
            <text:p>0.9975234153</text:p>
          </table:table-cell>
          <table:table-cell table:style-name="ce7" table:formula="of:=1-[.AX41]" office:value-type="float" office:value="0.997486149989022" calcext:value-type="float">
            <text:p>0.99748615</text:p>
          </table:table-cell>
          <table:table-cell table:style-name="ce7" table:formula="of:=1-[.AY41]" office:value-type="float" office:value="0.997448886017746" calcext:value-type="float">
            <text:p>0.997448886</text:p>
          </table:table-cell>
          <table:table-cell table:style-name="ce7" table:formula="of:=1-[.AZ41]" office:value-type="float" office:value="0.997411639948911" calcext:value-type="float">
            <text:p>0.9974116399</text:p>
          </table:table-cell>
          <table:table-cell table:style-name="ce7" table:formula="of:=1-[.BA41]" office:value-type="float" office:value="0.997374428314745" calcext:value-type="float">
            <text:p>0.9973744283</text:p>
          </table:table-cell>
          <table:table-cell table:style-name="ce7" table:formula="of:=1-[.BB41]" office:value-type="float" office:value="0.997337267592731" calcext:value-type="float">
            <text:p>0.9973372676</text:p>
          </table:table-cell>
          <table:table-cell table:style-name="ce7" table:formula="of:=1-[.BC41]" office:value-type="float" office:value="0.99730017417645" calcext:value-type="float">
            <text:p>0.9973001742</text:p>
          </table:table-cell>
          <table:table-cell table:style-name="ce7" table:formula="of:=1-[.BD41]" office:value-type="float" office:value="0.997263164346724" calcext:value-type="float">
            <text:p>0.9972631643</text:p>
          </table:table-cell>
          <table:table-cell table:style-name="ce7" table:formula="of:=1-[.BE41]" office:value-type="float" office:value="0.997226254243165" calcext:value-type="float">
            <text:p>0.9972262542</text:p>
          </table:table-cell>
          <table:table-cell table:style-name="ce7" table:formula="of:=1-[.BF41]" office:value-type="float" office:value="0.997189459836231" calcext:value-type="float">
            <text:p>0.9971894598</text:p>
          </table:table-cell>
          <table:table-cell table:style-name="ce7" table:formula="of:=1-[.BG41]" office:value-type="float" office:value="0.997152796899896" calcext:value-type="float">
            <text:p>0.9971527969</text:p>
          </table:table-cell>
          <table:table-cell table:style-name="ce7" table:formula="of:=1-[.BH41]" office:value-type="float" office:value="0.997116280985033" calcext:value-type="float">
            <text:p>0.997116281</text:p>
          </table:table-cell>
          <table:table-cell table:style-name="ce7" table:formula="of:=1-[.BI41]" office:value-type="float" office:value="0.997079927393593" calcext:value-type="float">
            <text:p>0.9970799274</text:p>
          </table:table-cell>
          <table:table-cell table:style-name="ce7" table:formula="of:=1-[.BJ41]" office:value-type="float" office:value="0.99704375115369" calcext:value-type="float">
            <text:p>0.9970437512</text:p>
          </table:table-cell>
          <table:table-cell table:style-name="ce7" table:formula="of:=1-[.BK41]" office:value-type="float" office:value="0.99700776699565" calcext:value-type="float">
            <text:p>0.997007767</text:p>
          </table:table-cell>
          <table:table-cell table:style-name="ce7" table:formula="of:=1-[.BL41]" office:value-type="float" office:value="0.996971989329122" calcext:value-type="float">
            <text:p>0.9969719893</text:p>
          </table:table-cell>
          <table:table-cell table:style-name="ce7" table:formula="of:=1-[.BM41]" office:value-type="float" office:value="0.996936432221311" calcext:value-type="float">
            <text:p>0.9969364322</text:p>
          </table:table-cell>
          <table:table-cell table:style-name="ce7" table:formula="of:=1-[.BN41]" office:value-type="float" office:value="0.996901109376395" calcext:value-type="float">
            <text:p>0.9969011094</text:p>
          </table:table-cell>
          <table:table-cell table:style-name="ce7" table:formula="of:=1-[.BO41]" office:value-type="float" office:value="0.996866034116203" calcext:value-type="float">
            <text:p>0.9968660341</text:p>
          </table:table-cell>
          <table:table-cell table:style-name="ce7" table:formula="of:=1-[.BP41]" office:value-type="float" office:value="0.996831219362172" calcext:value-type="float">
            <text:p>0.9968312194</text:p>
          </table:table-cell>
          <table:table-cell table:style-name="ce7" table:formula="of:=1-[.BQ41]" office:value-type="float" office:value="0.996796677618657" calcext:value-type="float">
            <text:p>0.9967966776</text:p>
          </table:table-cell>
          <table:table-cell table:style-name="ce7" table:formula="of:=1-[.BR41]" office:value-type="float" office:value="0.996762420957609" calcext:value-type="float">
            <text:p>0.996762421</text:p>
          </table:table-cell>
          <table:table-cell table:style-name="ce7" table:formula="of:=1-[.BS41]" office:value-type="float" office:value="0.996728461004662" calcext:value-type="float">
            <text:p>0.996728461</text:p>
          </table:table-cell>
          <table:table-cell table:style-name="ce7" table:formula="of:=1-[.BT41]" office:value-type="float" office:value="0.996694808926635" calcext:value-type="float">
            <text:p>0.9966948089</text:p>
          </table:table-cell>
          <table:table-cell table:style-name="ce7" table:formula="of:=1-[.BU41]" office:value-type="float" office:value="0.996661475420481" calcext:value-type="float">
            <text:p>0.9966614754</text:p>
          </table:table-cell>
          <table:table-cell table:style-name="ce7" table:formula="of:=1-[.BV41]" office:value-type="float" office:value="0.996628470703669" calcext:value-type="float">
            <text:p>0.9966284707</text:p>
          </table:table-cell>
          <table:table-cell table:style-name="ce7" table:formula="of:=1-[.BW41]" office:value-type="float" office:value="0.99659580450601" calcext:value-type="float">
            <text:p>0.9965958045</text:p>
          </table:table-cell>
          <table:table-cell table:style-name="ce7" table:formula="of:=1-[.BX41]" office:value-type="float" office:value="0.996563486062921" calcext:value-type="float">
            <text:p>0.9965634861</text:p>
          </table:table-cell>
          <table:table-cell table:style-name="ce7" table:formula="of:=1-[.BY41]" office:value-type="float" office:value="0.996531524110097" calcext:value-type="float">
            <text:p>0.9965315241</text:p>
          </table:table-cell>
          <table:table-cell table:style-name="ce7" table:formula="of:=1-[.BZ41]" office:value-type="float" office:value="0.99649992687959" calcext:value-type="float">
            <text:p>0.9964999269</text:p>
          </table:table-cell>
          <table:table-cell table:style-name="ce7" table:formula="of:=1-[.CA41]" office:value-type="float" office:value="0.996468702097251" calcext:value-type="float">
            <text:p>0.9964687021</text:p>
          </table:table-cell>
          <table:table-cell table:style-name="ce7" table:formula="of:=1-[.CB41]" office:value-type="float" office:value="0.996437856981513" calcext:value-type="float">
            <text:p>0.996437857</text:p>
          </table:table-cell>
          <table:table-cell table:style-name="ce7" table:formula="of:=1-[.CC41]" office:value-type="float" office:value="0.996407398243473" calcext:value-type="float">
            <text:p>0.9964073982</text:p>
          </table:table-cell>
          <table:table-cell table:style-name="ce7" table:formula="of:=1-[.CD41]" office:value-type="float" office:value="0.996377332088231" calcext:value-type="float">
            <text:p>0.9963773321</text:p>
          </table:table-cell>
          <table:table-cell table:style-name="ce7" table:formula="of:=1-[.CE41]" office:value-type="float" office:value="0.996347664217446" calcext:value-type="float">
            <text:p>0.9963476642</text:p>
          </table:table-cell>
          <table:table-cell table:style-name="ce7" table:formula="of:=1-[.CF41]" office:value-type="float" office:value="0.996318399833042" calcext:value-type="float">
            <text:p>0.9963183998</text:p>
          </table:table-cell>
          <table:table-cell table:style-name="ce7" table:formula="of:=1-[.CG41]" office:value-type="float" office:value="0.996289543642031" calcext:value-type="float">
            <text:p>0.9962895436</text:p>
          </table:table-cell>
          <table:table-cell table:style-name="ce7" table:formula="of:=1-[.CH41]" office:value-type="float" office:value="0.996261099862386" calcext:value-type="float">
            <text:p>0.9962610999</text:p>
          </table:table-cell>
          <table:table-cell table:style-name="ce7" table:formula="of:=1-[.CI41]" office:value-type="float" office:value="0.996233072229896" calcext:value-type="float">
            <text:p>0.9962330722</text:p>
          </table:table-cell>
          <table:table-cell table:style-name="ce7" table:formula="of:=1-[.CJ41]" office:value-type="float" office:value="0.99620546400597" calcext:value-type="float">
            <text:p>0.996205464</text:p>
          </table:table-cell>
          <table:table-cell table:style-name="ce7" table:formula="of:=1-[.CK41]" office:value-type="float" office:value="0.99617827798629" calcext:value-type="float">
            <text:p>0.996178278</text:p>
          </table:table-cell>
          <table:table-cell table:style-name="ce7" table:formula="of:=1-[.CL41]" office:value-type="float" office:value="0.996151516510285" calcext:value-type="float">
            <text:p>0.9961515165</text:p>
          </table:table-cell>
          <table:table-cell table:style-name="ce7" table:formula="of:=1-[.CM41]" office:value-type="float" office:value="0.996125181471335" calcext:value-type="float">
            <text:p>0.9961251815</text:p>
          </table:table-cell>
          <table:table-cell table:style-name="ce7" table:formula="of:=1-[.CN41]" office:value-type="float" office:value="0.996099274327661" calcext:value-type="float">
            <text:p>0.9960992743</text:p>
          </table:table-cell>
          <table:table-cell table:style-name="ce7" table:formula="of:=1-[.CO41]" office:value-type="float" office:value="0.996073796113822" calcext:value-type="float">
            <text:p>0.9960737961</text:p>
          </table:table-cell>
          <table:table-cell table:style-name="ce7" table:formula="of:=1-[.CP41]" office:value-type="float" office:value="0.996048747452757" calcext:value-type="float">
            <text:p>0.9960487475</text:p>
          </table:table-cell>
          <table:table-cell table:style-name="ce7" table:formula="of:=1-[.CQ41]" office:value-type="float" office:value="0.996024128568326" calcext:value-type="float">
            <text:p>0.9960241286</text:p>
          </table:table-cell>
          <table:table-cell table:style-name="ce7" table:formula="of:=1-[.CR41]" office:value-type="float" office:value="0.99599993929826" calcext:value-type="float">
            <text:p>0.9959999393</text:p>
          </table:table-cell>
          <table:table-cell table:style-name="ce7" table:formula="of:=1-[.CS41]" office:value-type="float" office:value="0.995976179107482" calcext:value-type="float">
            <text:p>0.9959761791</text:p>
          </table:table-cell>
          <table:table-cell table:style-name="ce7" table:formula="of:=1-[.CT41]" office:value-type="float" office:value="0.995952847101733" calcext:value-type="float">
            <text:p>0.9959528471</text:p>
          </table:table-cell>
          <table:table-cell table:style-name="ce7" table:formula="of:=1-[.CU41]" office:value-type="float" office:value="0.995929942041441" calcext:value-type="float">
            <text:p>0.995929942</text:p>
          </table:table-cell>
          <table:table-cell table:style-name="ce7" table:formula="of:=1-[.CV41]" office:value-type="float" office:value="0.995907462355785" calcext:value-type="float">
            <text:p>0.9959074624</text:p>
          </table:table-cell>
          <table:table-cell table:style-name="ce7" table:formula="of:=1-[.CW41]" office:value-type="float" office:value="0.995885406156899" calcext:value-type="float">
            <text:p>0.9958854062</text:p>
          </table:table-cell>
          <table:table-cell table:style-name="ce7" table:formula="of:=1-[.CX41]" office:value-type="float" office:value="0.995863771254161" calcext:value-type="float">
            <text:p>0.9958637713</text:p>
          </table:table-cell>
          <table:table-cell table:style-name="ce7" table:formula="of:=1-[.CY41]" office:value-type="float" office:value="0.995842555168527" calcext:value-type="float">
            <text:p>0.9958425552</text:p>
          </table:table-cell>
          <table:table-cell table:style-name="ce7" table:formula="of:=1-[.CZ41]" office:value-type="float" office:value="0.995821755146859" calcext:value-type="float">
            <text:p>0.9958217551</text:p>
          </table:table-cell>
          <table:table-cell table:style-name="ce7" table:formula="of:=1-[.DA41]" office:value-type="float" office:value="0.995801368176205" calcext:value-type="float">
            <text:p>0.9958013682</text:p>
          </table:table-cell>
          <table:table-cell table:style-name="ce7" table:formula="of:=1-[.DB41]" office:value-type="float" office:value="0.995781390997989" calcext:value-type="float">
            <text:p>0.995781391</text:p>
          </table:table-cell>
          <table:table-cell table:style-name="ce7" table:formula="of:=1-[.DC41]" office:value-type="float" office:value="0.995761820122085" calcext:value-type="float">
            <text:p>0.9957618201</text:p>
          </table:table-cell>
          <table:table-cell table:style-name="ce7" table:formula="of:=1-[.DD41]" office:value-type="float" office:value="0.995742651840716" calcext:value-type="float">
            <text:p>0.9957426518</text:p>
          </table:table-cell>
          <table:table-cell table:style-name="ce7" table:formula="of:=1-[.DE41]" office:value-type="float" office:value="0.995723882242178" calcext:value-type="float">
            <text:p>0.9957238822</text:p>
          </table:table-cell>
          <table:table-cell table:style-name="ce7" table:formula="of:=1-[.DF41]" office:value-type="float" office:value="0.995705507224329" calcext:value-type="float">
            <text:p>0.9957055072</text:p>
          </table:table-cell>
          <table:table-cell table:style-name="ce7" table:formula="of:=1-[.DG41]" office:value-type="float" office:value="0.995687522507838" calcext:value-type="float">
            <text:p>0.9956875225</text:p>
          </table:table-cell>
          <table:table-cell table:style-name="ce7" table:formula="of:=1-[.DH41]" office:value-type="float" office:value="0.995669923649162" calcext:value-type="float">
            <text:p>0.9956699236</text:p>
          </table:table-cell>
          <table:table-cell table:style-name="ce7" table:formula="of:=1-[.DI41]" office:value-type="float" office:value="0.995652706053222" calcext:value-type="float">
            <text:p>0.9956527061</text:p>
          </table:table-cell>
          <table:table-cell table:style-name="ce7" table:formula="of:=1-[.DJ41]" office:value-type="float" office:value="0.995635864985779" calcext:value-type="float">
            <text:p>0.995635865</text:p>
          </table:table-cell>
          <table:table-cell table:style-name="ce7" table:formula="of:=1-[.DK41]" office:value-type="float" office:value="0.995619395585468" calcext:value-type="float">
            <text:p>0.9956193956</text:p>
          </table:table-cell>
          <table:table-cell table:style-name="ce7" table:formula="of:=1-[.DL41]" office:value-type="float" office:value="0.995603292875495" calcext:value-type="float">
            <text:p>0.9956032929</text:p>
          </table:table-cell>
          <table:table-cell table:style-name="ce7" table:formula="of:=1-[.DM41]" office:value-type="float" office:value="0.995587551774977" calcext:value-type="float">
            <text:p>0.9955875518</text:p>
          </table:table-cell>
          <table:table-cell table:style-name="ce7" table:formula="of:=1-[.DN41]" office:value-type="float" office:value="0.995572167109918" calcext:value-type="float">
            <text:p>0.9955721671</text:p>
          </table:table-cell>
          <table:table-cell table:style-name="ce7" table:formula="of:=1-[.DO41]" office:value-type="float" office:value="0.995557133623804" calcext:value-type="float">
            <text:p>0.9955571336</text:p>
          </table:table-cell>
          <table:table-cell table:style-name="ce7" table:formula="of:=1-[.DP41]" office:value-type="float" office:value="0.995542445987823" calcext:value-type="float">
            <text:p>0.995542446</text:p>
          </table:table-cell>
          <table:table-cell table:style-name="ce7" table:formula="of:=1-[.DQ41]" office:value-type="float" office:value="0.995528098810697" calcext:value-type="float">
            <text:p>0.9955280988</text:p>
          </table:table-cell>
          <table:table-cell table:style-name="ce7" table:formula="of:=1-[.DR41]" office:value-type="float" office:value="0.995514086648129" calcext:value-type="float">
            <text:p>0.9955140866</text:p>
          </table:table-cell>
          <table:table-cell table:style-name="ce7" table:formula="of:=1-[.DS41]" office:value-type="float" office:value="0.995500404011853" calcext:value-type="float">
            <text:p>0.995500404</text:p>
          </table:table-cell>
          <table:table-cell table:style-name="ce7" table:formula="of:=1-[.DT41]" office:value-type="float" office:value="0.995487045378306" calcext:value-type="float">
            <text:p>0.9954870454</text:p>
          </table:table-cell>
          <table:table-cell table:style-name="ce7" table:formula="of:=1-[.DU41]" office:value-type="float" office:value="0.995474005196897" calcext:value-type="float">
            <text:p>0.9954740052</text:p>
          </table:table-cell>
          <table:table-cell table:style-name="ce7" table:formula="of:=1-[.DV41]" office:value-type="float" office:value="0.995461277897905" calcext:value-type="float">
            <text:p>0.9954612779</text:p>
          </table:table-cell>
          <table:table-cell table:style-name="ce7" table:formula="of:=1-[.DW41]" office:value-type="float" office:value="0.995448857899984" calcext:value-type="float">
            <text:p>0.9954488579</text:p>
          </table:table-cell>
          <table:table-cell table:style-name="ce7" table:formula="of:=1-[.DX41]" office:value-type="float" office:value="0.995436739617296" calcext:value-type="float">
            <text:p>0.9954367396</text:p>
          </table:table-cell>
          <table:table-cell table:style-name="ce7" table:formula="of:=1-[.DY41]" office:value-type="float" office:value="0.99542491746627" calcext:value-type="float">
            <text:p>0.9954249175</text:p>
          </table:table-cell>
          <table:table-cell table:style-name="ce7" table:formula="of:=1-[.DZ41]" office:value-type="float" office:value="0.995413385871998" calcext:value-type="float">
            <text:p>0.9954133859</text:p>
          </table:table-cell>
          <table:table-cell table:style-name="ce7" table:formula="of:=1-[.EA41]" office:value-type="float" office:value="0.99540213927427" calcext:value-type="float">
            <text:p>0.9954021393</text:p>
          </table:table-cell>
          <table:table-cell table:style-name="ce7" table:formula="of:=1-[.EB41]" office:value-type="float" office:value="0.995391172133261" calcext:value-type="float">
            <text:p>0.9953911721</text:p>
          </table:table-cell>
          <table:table-cell table:style-name="ce7" table:formula="of:=1-[.EC41]" office:value-type="float" office:value="0.995380478934874" calcext:value-type="float">
            <text:p>0.9953804789</text:p>
          </table:table-cell>
          <table:table-cell table:style-name="ce7" table:formula="of:=1-[.ED41]" office:value-type="float" office:value="0.995370054195749" calcext:value-type="float">
            <text:p>0.9953700542</text:p>
          </table:table-cell>
          <table:table-cell table:style-name="ce7" table:formula="of:=1-[.EE41]" office:value-type="float" office:value="0.995359892467953" calcext:value-type="float">
            <text:p>0.9953598925</text:p>
          </table:table-cell>
          <table:table-cell table:style-name="ce7" table:formula="of:=1-[.EF41]" office:value-type="float" office:value="0.995349988343347" calcext:value-type="float">
            <text:p>0.9953499883</text:p>
          </table:table-cell>
          <table:table-cell table:style-name="ce7" table:formula="of:=1-[.EG41]" office:value-type="float" office:value="0.995340336457659" calcext:value-type="float">
            <text:p>0.9953403365</text:p>
          </table:table-cell>
          <table:table-cell table:style-name="ce7" table:formula="of:=1-[.EH41]" office:value-type="float" office:value="0.99533093149425" calcext:value-type="float">
            <text:p>0.9953309315</text:p>
          </table:table-cell>
          <table:table-cell table:style-name="ce7" table:formula="of:=1-[.EI41]" office:value-type="float" office:value="0.995321768187607" calcext:value-type="float">
            <text:p>0.9953217682</text:p>
          </table:table-cell>
          <table:table-cell table:style-name="ce7" table:formula="of:=1-[.EJ41]" office:value-type="float" office:value="0.995312841326556" calcext:value-type="float">
            <text:p>0.9953128413</text:p>
          </table:table-cell>
          <table:table-cell table:style-name="ce7" table:formula="of:=1-[.EK41]" office:value-type="float" office:value="0.99530414575721" calcext:value-type="float">
            <text:p>0.9953041458</text:p>
          </table:table-cell>
          <table:table-cell table:style-name="ce7" table:formula="of:=1-[.EL41]" office:value-type="float" office:value="0.995295676385667" calcext:value-type="float">
            <text:p>0.9952956764</text:p>
          </table:table-cell>
          <table:table-cell table:style-name="ce7" table:formula="of:=1-[.EM41]" office:value-type="float" office:value="0.995287428180465" calcext:value-type="float">
            <text:p>0.9952874282</text:p>
          </table:table-cell>
          <table:table-cell table:style-name="ce7" table:formula="of:=1-[.EN41]" office:value-type="float" office:value="0.995279396174804" calcext:value-type="float">
            <text:p>0.9952793962</text:p>
          </table:table-cell>
          <table:table-cell table:style-name="ce7" table:formula="of:=1-[.EO41]" office:value-type="float" office:value="0.99527157546854" calcext:value-type="float">
            <text:p>0.9952715755</text:p>
          </table:table-cell>
          <table:table-cell table:style-name="ce7" table:formula="of:=1-[.EP41]" office:value-type="float" office:value="0.995263961229977" calcext:value-type="float">
            <text:p>0.9952639612</text:p>
          </table:table-cell>
          <table:table-cell table:style-name="ce7" table:formula="of:=1-[.EQ41]" office:value-type="float" office:value="0.995256548697448" calcext:value-type="float">
            <text:p>0.9952565487</text:p>
          </table:table-cell>
          <table:table-cell table:style-name="ce7" table:formula="of:=1-[.ER41]" office:value-type="float" office:value="0.995249333180705" calcext:value-type="float">
            <text:p>0.9952493332</text:p>
          </table:table-cell>
          <table:table-cell table:style-name="ce7" table:formula="of:=1-[.ES41]" office:value-type="float" office:value="0.995242310062132" calcext:value-type="float">
            <text:p>0.9952423101</text:p>
          </table:table-cell>
          <table:table-cell table:style-name="ce7" table:formula="of:=1-[.ET41]" office:value-type="float" office:value="0.995235474797775" calcext:value-type="float">
            <text:p>0.9952354748</text:p>
          </table:table-cell>
          <table:table-cell table:style-name="ce7" table:formula="of:=1-[.EU41]" office:value-type="float" office:value="0.995228822918213" calcext:value-type="float">
            <text:p>0.9952288229</text:p>
          </table:table-cell>
          <table:table-cell table:style-name="ce7" table:formula="of:=1-[.EV41]" office:value-type="float" office:value="0.995222350029275" calcext:value-type="float">
            <text:p>0.99522235</text:p>
          </table:table-cell>
          <table:table-cell table:style-name="ce7" table:formula="of:=1-[.EW41]" office:value-type="float" office:value="0.995216051812604" calcext:value-type="float">
            <text:p>0.9952160518</text:p>
          </table:table-cell>
          <table:table-cell table:style-name="ce7" table:formula="of:=1-[.EX41]" office:value-type="float" office:value="0.995209924026086" calcext:value-type="float">
            <text:p>0.995209924</text:p>
          </table:table-cell>
          <table:table-cell table:style-name="ce7" table:formula="of:=1-[.EY41]" office:value-type="float" office:value="0.995203962504154" calcext:value-type="float">
            <text:p>0.9952039625</text:p>
          </table:table-cell>
          <table:table-cell table:style-name="ce7" table:formula="of:=1-[.EZ41]" office:value-type="float" office:value="0.995198163157956" calcext:value-type="float">
            <text:p>0.9951981632</text:p>
          </table:table-cell>
          <table:table-cell table:style-name="ce7" table:formula="of:=1-[.FA41]" office:value-type="float" office:value="0.995192521975421" calcext:value-type="float">
            <text:p>0.995192522</text:p>
          </table:table-cell>
          <table:table-cell table:style-name="ce7" table:formula="of:=1-[.FB41]" office:value-type="float" office:value="0.995187035021214" calcext:value-type="float">
            <text:p>0.995187035</text:p>
          </table:table-cell>
          <table:table-cell table:style-name="ce7" table:formula="of:=1-[.FC41]" office:value-type="float" office:value="0.995181698436584" calcext:value-type="float">
            <text:p>0.9951816984</text:p>
          </table:table-cell>
          <table:table-cell table:style-name="ce7" table:formula="of:=1-[.FD41]" office:value-type="float" office:value="0.995176508439126" calcext:value-type="float">
            <text:p>0.9951765084</text:p>
          </table:table-cell>
          <table:table-cell table:style-name="ce7" table:formula="of:=1-[.FE41]" office:value-type="float" office:value="0.995171461322456" calcext:value-type="float">
            <text:p>0.9951714613</text:p>
          </table:table-cell>
          <table:table-cell table:style-name="ce7" table:formula="of:=1-[.FF41]" office:value-type="float" office:value="0.995166553455799" calcext:value-type="float">
            <text:p>0.9951665535</text:p>
          </table:table-cell>
          <table:table-cell table:style-name="ce7" table:formula="of:=1-[.FG41]" office:value-type="float" office:value="0.995161781283504" calcext:value-type="float">
            <text:p>0.9951617813</text:p>
          </table:table-cell>
          <table:table-cell table:style-name="ce7" table:formula="of:=1-[.FH41]" office:value-type="float" office:value="0.995157141324497" calcext:value-type="float">
            <text:p>0.9951571413</text:p>
          </table:table-cell>
          <table:table-cell table:style-name="ce7" table:formula="of:=1-[.FI41]" office:value-type="float" office:value="0.995152630171659" calcext:value-type="float">
            <text:p>0.9951526302</text:p>
          </table:table-cell>
          <table:table-cell table:style-name="ce7" table:formula="of:=1-[.FJ41]" office:value-type="float" office:value="0.995148244491153" calcext:value-type="float">
            <text:p>0.9951482445</text:p>
          </table:table-cell>
          <table:table-cell table:style-name="ce7" table:formula="of:=1-[.FK41]" office:value-type="float" office:value="0.995143981021697" calcext:value-type="float">
            <text:p>0.995143981</text:p>
          </table:table-cell>
          <table:table-cell table:style-name="ce7" table:formula="of:=1-[.FL41]" office:value-type="float" office:value="0.995139836573784" calcext:value-type="float">
            <text:p>0.9951398366</text:p>
          </table:table-cell>
          <table:table-cell table:style-name="ce7" table:formula="of:=1-[.FM41]" office:value-type="float" office:value="0.995135808028861" calcext:value-type="float">
            <text:p>0.995135808</text:p>
          </table:table-cell>
          <table:table-cell table:style-name="ce7" table:formula="of:=1-[.FN41]" office:value-type="float" office:value="0.995131892338469" calcext:value-type="float">
            <text:p>0.9951318923</text:p>
          </table:table-cell>
          <table:table-cell table:style-name="ce7" table:formula="of:=1-[.FO41]" office:value-type="float" office:value="0.995128086523341" calcext:value-type="float">
            <text:p>0.9951280865</text:p>
          </table:table-cell>
          <table:table-cell table:style-name="ce7" table:formula="of:=1-[.FP41]" office:value-type="float" office:value="0.995124387672478" calcext:value-type="float">
            <text:p>0.9951243877</text:p>
          </table:table-cell>
          <table:table-cell table:style-name="ce7" table:formula="of:=1-[.FQ41]" office:value-type="float" office:value="0.995120792942183" calcext:value-type="float">
            <text:p>0.9951207929</text:p>
          </table:table-cell>
          <table:table-cell table:style-name="ce7" table:formula="of:=1-[.FR41]" office:value-type="float" office:value="0.995117299555081" calcext:value-type="float">
            <text:p>0.9951172996</text:p>
          </table:table-cell>
          <table:table-cell table:style-name="ce7" table:formula="of:=1-[.FS41]" office:value-type="float" office:value="0.995113904799114" calcext:value-type="float">
            <text:p>0.9951139048</text:p>
          </table:table-cell>
          <table:table-cell table:style-name="ce7" table:formula="of:=1-[.FT41]" office:value-type="float" office:value="0.995110606026514" calcext:value-type="float">
            <text:p>0.995110606</text:p>
          </table:table-cell>
          <table:table-cell table:style-name="ce7" table:formula="of:=1-[.FU41]" office:value-type="float" office:value="0.995107400652758" calcext:value-type="float">
            <text:p>0.9951074007</text:p>
          </table:table-cell>
          <table:table-cell table:style-name="ce7" table:formula="of:=1-[.FV41]" office:value-type="float" office:value="0.995104286155523" calcext:value-type="float">
            <text:p>0.9951042862</text:p>
          </table:table-cell>
          <table:table-cell table:style-name="ce7" table:formula="of:=1-[.FW41]" office:value-type="float" office:value="0.995101260073608" calcext:value-type="float">
            <text:p>0.9951012601</text:p>
          </table:table-cell>
          <table:table-cell table:style-name="ce7" table:formula="of:=1-[.FX41]" office:value-type="float" office:value="0.99509832000587" calcext:value-type="float">
            <text:p>0.99509832</text:p>
          </table:table-cell>
          <table:table-cell table:style-name="ce7" table:formula="of:=1-[.FY41]" office:value-type="float" office:value="0.995095463610137" calcext:value-type="float">
            <text:p>0.9950954636</text:p>
          </table:table-cell>
          <table:table-cell table:style-name="ce7" table:formula="of:=1-[.FZ41]" office:value-type="float" office:value="0.995092688602125" calcext:value-type="float">
            <text:p>0.9950926886</text:p>
          </table:table-cell>
          <table:table-cell table:style-name="ce7" table:formula="of:=1-[.GA41]" office:value-type="float" office:value="0.99508999275435" calcext:value-type="float">
            <text:p>0.9950899928</text:p>
          </table:table-cell>
          <table:table-cell table:style-name="ce7" table:formula="of:=1-[.GB41]" office:value-type="float" office:value="0.995087373895037" calcext:value-type="float">
            <text:p>0.9950873739</text:p>
          </table:table-cell>
          <table:table-cell table:style-name="ce7" table:formula="of:=1-[.GC41]" office:value-type="float" office:value="0.995084829907037" calcext:value-type="float">
            <text:p>0.9950848299</text:p>
          </table:table-cell>
          <table:table-cell table:style-name="ce7" table:formula="of:=1-[.GD41]" office:value-type="float" office:value="0.995082358726738" calcext:value-type="float">
            <text:p>0.9950823587</text:p>
          </table:table-cell>
          <table:table-cell table:style-name="ce7" table:formula="of:=1-[.GE41]" office:value-type="float" office:value="0.995079958342985" calcext:value-type="float">
            <text:p>0.9950799583</text:p>
          </table:table-cell>
          <table:table-cell table:style-name="ce7" table:formula="of:=1-[.GF41]" office:value-type="float" office:value="0.995077626796004" calcext:value-type="float">
            <text:p>0.9950776268</text:p>
          </table:table-cell>
          <table:table-cell table:style-name="ce7" table:formula="of:=1-[.GG41]" office:value-type="float" office:value="0.995075362176333" calcext:value-type="float">
            <text:p>0.9950753622</text:p>
          </table:table-cell>
          <table:table-cell table:style-name="ce7" table:formula="of:=1-[.GH41]" office:value-type="float" office:value="0.995073162623756" calcext:value-type="float">
            <text:p>0.9950731626</text:p>
          </table:table-cell>
          <table:table-cell table:style-name="ce7" table:formula="of:=1-[.GI41]" office:value-type="float" office:value="0.995071026326254" calcext:value-type="float">
            <text:p>0.9950710263</text:p>
          </table:table-cell>
          <table:table-cell table:style-name="ce7" table:formula="of:=1-[.GJ41]" office:value-type="float" office:value="0.995068951518959" calcext:value-type="float">
            <text:p>0.9950689515</text:p>
          </table:table-cell>
          <table:table-cell table:style-name="ce7" table:formula="of:=1-[.GK41]" office:value-type="float" office:value="0.995066936483117" calcext:value-type="float">
            <text:p>0.9950669365</text:p>
          </table:table-cell>
          <table:table-cell table:style-name="ce7" table:formula="of:=1-[.GL41]" office:value-type="float" office:value="0.995064979545069" calcext:value-type="float">
            <text:p>0.9950649795</text:p>
          </table:table-cell>
          <table:table-cell table:style-name="ce7" table:formula="of:=1-[.GM41]" office:value-type="float" office:value="0.995063079075238" calcext:value-type="float">
            <text:p>0.9950630791</text:p>
          </table:table-cell>
          <table:table-cell table:style-name="ce7" table:formula="of:=1-[.GN41]" office:value-type="float" office:value="0.995061233487129" calcext:value-type="float">
            <text:p>0.9950612335</text:p>
          </table:table-cell>
          <table:table-cell table:style-name="ce7" table:formula="of:=1-[.GO41]" office:value-type="float" office:value="0.995059441236343" calcext:value-type="float">
            <text:p>0.9950594412</text:p>
          </table:table-cell>
          <table:table-cell table:style-name="ce7" table:formula="of:=1-[.GP41]" office:value-type="float" office:value="0.995057700819605" calcext:value-type="float">
            <text:p>0.9950577008</text:p>
          </table:table-cell>
          <table:table-cell table:style-name="ce7" table:formula="of:=1-[.GQ41]" office:value-type="float" office:value="0.995056010773805" calcext:value-type="float">
            <text:p>0.9950560108</text:p>
          </table:table-cell>
          <table:table-cell table:style-name="ce7" table:formula="of:=1-[.GR41]" office:value-type="float" office:value="0.995054369675054" calcext:value-type="float">
            <text:p>0.9950543697</text:p>
          </table:table-cell>
        </table:table-row>
        <table:table-row table:style-name="ro1">
          <table:table-cell/>
          <table:table-cell office:value-type="string" calcext:value-type="string">
            <text:p>Risk uninfected high num acts</text:p>
          </table:table-cell>
          <table:table-cell table:style-name="ce7" table:formula="of:=[.C42]^[.$C$35]" office:value-type="float" office:value="0.994014980014994" calcext:value-type="float">
            <text:p>0.99401498</text:p>
          </table:table-cell>
          <table:table-cell table:style-name="ce7" table:formula="of:=[.D42]^[.$C$35]" office:value-type="float" office:value="0.993872064865085" calcext:value-type="float">
            <text:p>0.9938720649</text:p>
          </table:table-cell>
          <table:table-cell table:style-name="ce7" table:formula="of:=[.E42]^[.$C$35]" office:value-type="float" office:value="0.993726630428489" calcext:value-type="float">
            <text:p>0.9937266304</text:p>
          </table:table-cell>
          <table:table-cell table:style-name="ce7" table:formula="of:=[.F42]^[.$C$35]" office:value-type="float" office:value="0.993578674959025" calcext:value-type="float">
            <text:p>0.993578675</text:p>
          </table:table-cell>
          <table:table-cell table:style-name="ce7" table:formula="of:=[.G42]^[.$C$35]" office:value-type="float" office:value="0.993428198909299" calcext:value-type="float">
            <text:p>0.9934281989</text:p>
          </table:table-cell>
          <table:table-cell table:style-name="ce7" table:formula="of:=[.H42]^[.$C$35]" office:value-type="float" office:value="0.99327520500719" calcext:value-type="float">
            <text:p>0.993275205</text:p>
          </table:table-cell>
          <table:table-cell table:style-name="ce7" table:formula="of:=[.I42]^[.$C$35]" office:value-type="float" office:value="0.993119698330209" calcext:value-type="float">
            <text:p>0.9931196983</text:p>
          </table:table-cell>
          <table:table-cell table:style-name="ce7" table:formula="of:=[.J42]^[.$C$35]" office:value-type="float" office:value="0.992961686377393" calcext:value-type="float">
            <text:p>0.9929616864</text:p>
          </table:table-cell>
          <table:table-cell table:style-name="ce7" table:formula="of:=[.K42]^[.$C$35]" office:value-type="float" office:value="0.992801179138364" calcext:value-type="float">
            <text:p>0.9928011791</text:p>
          </table:table-cell>
          <table:table-cell table:style-name="ce7" table:formula="of:=[.L42]^[.$C$35]" office:value-type="float" office:value="0.992638189159216" calcext:value-type="float">
            <text:p>0.9926381892</text:p>
          </table:table-cell>
          <table:table-cell table:style-name="ce7" table:formula="of:=[.M42]^[.$C$35]" office:value-type="float" office:value="0.992472731604841" calcext:value-type="float">
            <text:p>0.9924727316</text:p>
          </table:table-cell>
          <table:table-cell table:style-name="ce7" table:formula="of:=[.N42]^[.$C$35]" office:value-type="float" office:value="0.992304824317336" calcext:value-type="float">
            <text:p>0.9923048243</text:p>
          </table:table-cell>
          <table:table-cell table:style-name="ce7" table:formula="of:=[.O42]^[.$C$35]" office:value-type="float" office:value="0.992134487870117" calcext:value-type="float">
            <text:p>0.9921344879</text:p>
          </table:table-cell>
          <table:table-cell table:style-name="ce7" table:formula="of:=[.P42]^[.$C$35]" office:value-type="float" office:value="0.991961745617385" calcext:value-type="float">
            <text:p>0.9919617456</text:p>
          </table:table-cell>
          <table:table-cell table:style-name="ce7" table:formula="of:=[.Q42]^[.$C$35]" office:value-type="float" office:value="0.991786623738545" calcext:value-type="float">
            <text:p>0.9917866237</text:p>
          </table:table-cell>
          <table:table-cell table:style-name="ce7" table:formula="of:=[.R42]^[.$C$35]" office:value-type="float" office:value="0.991609151277259" calcext:value-type="float">
            <text:p>0.9916091513</text:p>
          </table:table-cell>
          <table:table-cell table:style-name="ce7" table:formula="of:=[.S42]^[.$C$35]" office:value-type="float" office:value="0.991429360174751" calcext:value-type="float">
            <text:p>0.9914293602</text:p>
          </table:table-cell>
          <table:table-cell table:style-name="ce7" table:formula="of:=[.T42]^[.$C$35]" office:value-type="float" office:value="0.991247285297029" calcext:value-type="float">
            <text:p>0.9912472853</text:p>
          </table:table-cell>
          <table:table-cell table:style-name="ce7" table:formula="of:=[.U42]^[.$C$35]" office:value-type="float" office:value="0.991062964455706" calcext:value-type="float">
            <text:p>0.9910629645</text:p>
          </table:table-cell>
          <table:table-cell table:style-name="ce7" table:formula="of:=[.V42]^[.$C$35]" office:value-type="float" office:value="0.990876438422091" calcext:value-type="float">
            <text:p>0.9908764384</text:p>
          </table:table-cell>
          <table:table-cell table:style-name="ce7" table:formula="of:=[.W42]^[.$C$35]" office:value-type="float" office:value="0.99068775093427" calcext:value-type="float">
            <text:p>0.9906877509</text:p>
          </table:table-cell>
          <table:table-cell table:style-name="ce7" table:formula="of:=[.X42]^[.$C$35]" office:value-type="float" office:value="0.990496948696892" calcext:value-type="float">
            <text:p>0.9904969487</text:p>
          </table:table-cell>
          <table:table-cell table:style-name="ce7" table:formula="of:=[.Y42]^[.$C$35]" office:value-type="float" office:value="0.990304081373419" calcext:value-type="float">
            <text:p>0.9903040814</text:p>
          </table:table-cell>
          <table:table-cell table:style-name="ce7" table:formula="of:=[.Z42]^[.$C$35]" office:value-type="float" office:value="0.99010920157061" calcext:value-type="float">
            <text:p>0.9901092016</text:p>
          </table:table-cell>
          <table:table-cell table:style-name="ce7" table:formula="of:=[.AA42]^[.$C$35]" office:value-type="float" office:value="0.989912364815044" calcext:value-type="float">
            <text:p>0.9899123648</text:p>
          </table:table-cell>
          <table:table-cell table:style-name="ce7" table:formula="of:=[.AB42]^[.$C$35]" office:value-type="float" office:value="0.989713629521527" calcext:value-type="float">
            <text:p>0.9897136295</text:p>
          </table:table-cell>
          <table:table-cell table:style-name="ce7" table:formula="of:=[.AC42]^[.$C$35]" office:value-type="float" office:value="0.989513056953245" calcext:value-type="float">
            <text:p>0.989513057</text:p>
          </table:table-cell>
          <table:table-cell table:style-name="ce7" table:formula="of:=[.AD42]^[.$C$35]" office:value-type="float" office:value="0.989310711173563" calcext:value-type="float">
            <text:p>0.9893107112</text:p>
          </table:table-cell>
          <table:table-cell table:style-name="ce7" table:formula="of:=[.AE42]^[.$C$35]" office:value-type="float" office:value="0.989106658989435" calcext:value-type="float">
            <text:p>0.989106659</text:p>
          </table:table-cell>
          <table:table-cell table:style-name="ce7" table:formula="of:=[.AF42]^[.$C$35]" office:value-type="float" office:value="0.988900969886375" calcext:value-type="float">
            <text:p>0.9889009699</text:p>
          </table:table-cell>
          <table:table-cell table:style-name="ce7" table:formula="of:=[.AG42]^[.$C$35]" office:value-type="float" office:value="0.98869371595504" calcext:value-type="float">
            <text:p>0.988693716</text:p>
          </table:table-cell>
          <table:table-cell table:style-name="ce7" table:formula="of:=[.AH42]^[.$C$35]" office:value-type="float" office:value="0.988484971809479" calcext:value-type="float">
            <text:p>0.9884849718</text:p>
          </table:table-cell>
          <table:table-cell table:style-name="ce7" table:formula="of:=[.AI42]^[.$C$35]" office:value-type="float" office:value="0.988274814497149" calcext:value-type="float">
            <text:p>0.9882748145</text:p>
          </table:table-cell>
          <table:table-cell table:style-name="ce7" table:formula="of:=[.AJ42]^[.$C$35]" office:value-type="float" office:value="0.988063323400859" calcext:value-type="float">
            <text:p>0.9880633234</text:p>
          </table:table-cell>
          <table:table-cell table:style-name="ce7" table:formula="of:=[.AK42]^[.$C$35]" office:value-type="float" office:value="0.987850580132832" calcext:value-type="float">
            <text:p>0.9878505801</text:p>
          </table:table-cell>
          <table:table-cell table:style-name="ce7" table:formula="of:=[.AL42]^[.$C$35]" office:value-type="float" office:value="0.987636668421124" calcext:value-type="float">
            <text:p>0.9876366684</text:p>
          </table:table-cell>
          <table:table-cell table:style-name="ce7" table:formula="of:=[.AM42]^[.$C$35]" office:value-type="float" office:value="0.987421673988682" calcext:value-type="float">
            <text:p>0.987421674</text:p>
          </table:table-cell>
          <table:table-cell table:style-name="ce7" table:formula="of:=[.AN42]^[.$C$35]" office:value-type="float" office:value="0.987205684425368" calcext:value-type="float">
            <text:p>0.9872056844</text:p>
          </table:table-cell>
          <table:table-cell table:style-name="ce7" table:formula="of:=[.AO42]^[.$C$35]" office:value-type="float" office:value="0.986988789053299" calcext:value-type="float">
            <text:p>0.9869887891</text:p>
          </table:table-cell>
          <table:table-cell table:style-name="ce7" table:formula="of:=[.AP42]^[.$C$35]" office:value-type="float" office:value="0.986771078785938" calcext:value-type="float">
            <text:p>0.9867710788</text:p>
          </table:table-cell>
          <table:table-cell table:style-name="ce7" table:formula="of:=[.AQ42]^[.$C$35]" office:value-type="float" office:value="0.986552645981347" calcext:value-type="float">
            <text:p>0.986552646</text:p>
          </table:table-cell>
          <table:table-cell table:style-name="ce7" table:formula="of:=[.AR42]^[.$C$35]" office:value-type="float" office:value="0.986333584290104" calcext:value-type="float">
            <text:p>0.9863335843</text:p>
          </table:table-cell>
          <table:table-cell table:style-name="ce7" table:formula="of:=[.AS42]^[.$C$35]" office:value-type="float" office:value="0.986113988498385" calcext:value-type="float">
            <text:p>0.9861139885</text:p>
          </table:table-cell>
          <table:table-cell table:style-name="ce7" table:formula="of:=[.AT42]^[.$C$35]" office:value-type="float" office:value="0.98589395436676" calcext:value-type="float">
            <text:p>0.9858939544</text:p>
          </table:table-cell>
          <table:table-cell table:style-name="ce7" table:formula="of:=[.AU42]^[.$C$35]" office:value-type="float" office:value="0.985673578465268" calcext:value-type="float">
            <text:p>0.9856735785</text:p>
          </table:table-cell>
          <table:table-cell table:style-name="ce7" table:formula="of:=[.AV42]^[.$C$35]" office:value-type="float" office:value="0.985452958005374" calcext:value-type="float">
            <text:p>0.985452958</text:p>
          </table:table-cell>
          <table:table-cell table:style-name="ce7" table:formula="of:=[.AW42]^[.$C$35]" office:value-type="float" office:value="0.985232190669409" calcext:value-type="float">
            <text:p>0.9852321907</text:p>
          </table:table-cell>
          <table:table-cell table:style-name="ce7" table:formula="of:=[.AX42]^[.$C$35]" office:value-type="float" office:value="0.985011374438143" calcext:value-type="float">
            <text:p>0.9850113744</text:p>
          </table:table-cell>
          <table:table-cell table:style-name="ce7" table:formula="of:=[.AY42]^[.$C$35]" office:value-type="float" office:value="0.984790607417119" calcext:value-type="float">
            <text:p>0.9847906074</text:p>
          </table:table-cell>
          <table:table-cell table:style-name="ce7" table:formula="of:=[.AZ42]^[.$C$35]" office:value-type="float" office:value="0.98456998766241" calcext:value-type="float">
            <text:p>0.9845699877</text:p>
          </table:table-cell>
          <table:table-cell table:style-name="ce7" table:formula="of:=[.BA42]^[.$C$35]" office:value-type="float" office:value="0.984349613006452" calcext:value-type="float">
            <text:p>0.984349613</text:p>
          </table:table-cell>
          <table:table-cell table:style-name="ce7" table:formula="of:=[.BB42]^[.$C$35]" office:value-type="float" office:value="0.98412958088461" calcext:value-type="float">
            <text:p>0.9841295809</text:p>
          </table:table-cell>
          <table:table-cell table:style-name="ce7" table:formula="of:=[.BC42]^[.$C$35]" office:value-type="float" office:value="0.983909988163137" calcext:value-type="float">
            <text:p>0.9839099882</text:p>
          </table:table-cell>
          <table:table-cell table:style-name="ce7" table:formula="of:=[.BD42]^[.$C$35]" office:value-type="float" office:value="0.983690930969154" calcext:value-type="float">
            <text:p>0.983690931</text:p>
          </table:table-cell>
          <table:table-cell table:style-name="ce7" table:formula="of:=[.BE42]^[.$C$35]" office:value-type="float" office:value="0.983472504523304" calcext:value-type="float">
            <text:p>0.9834725045</text:p>
          </table:table-cell>
          <table:table-cell table:style-name="ce7" table:formula="of:=[.BF42]^[.$C$35]" office:value-type="float" office:value="0.983254802975682" calcext:value-type="float">
            <text:p>0.983254803</text:p>
          </table:table-cell>
          <table:table-cell table:style-name="ce7" table:formula="of:=[.BG42]^[.$C$35]" office:value-type="float" office:value="0.983037919245634" calcext:value-type="float">
            <text:p>0.9830379192</text:p>
          </table:table-cell>
          <table:table-cell table:style-name="ce7" table:formula="of:=[.BH42]^[.$C$35]" office:value-type="float" office:value="0.982821944866006" calcext:value-type="float">
            <text:p>0.9828219449</text:p>
          </table:table-cell>
          <table:table-cell table:style-name="ce7" table:formula="of:=[.BI42]^[.$C$35]" office:value-type="float" office:value="0.98260696983238" calcext:value-type="float">
            <text:p>0.9826069698</text:p>
          </table:table-cell>
          <table:table-cell table:style-name="ce7" table:formula="of:=[.BJ42]^[.$C$35]" office:value-type="float" office:value="0.982393082457811" calcext:value-type="float">
            <text:p>0.9823930825</text:p>
          </table:table-cell>
          <table:table-cell table:style-name="ce7" table:formula="of:=[.BK42]^[.$C$35]" office:value-type="float" office:value="0.98218036923354" calcext:value-type="float">
            <text:p>0.9821803692</text:p>
          </table:table-cell>
          <table:table-cell table:style-name="ce7" table:formula="of:=[.BL42]^[.$C$35]" office:value-type="float" office:value="0.981968914696139" calcext:value-type="float">
            <text:p>0.9819689147</text:p>
          </table:table-cell>
          <table:table-cell table:style-name="ce7" table:formula="of:=[.BM42]^[.$C$35]" office:value-type="float" office:value="0.981758801301471" calcext:value-type="float">
            <text:p>0.9817588013</text:p>
          </table:table-cell>
          <table:table-cell table:style-name="ce7" table:formula="of:=[.BN42]^[.$C$35]" office:value-type="float" office:value="0.981550109305852" calcext:value-type="float">
            <text:p>0.9815501093</text:p>
          </table:table-cell>
          <table:table-cell table:style-name="ce7" table:formula="of:=[.BO42]^[.$C$35]" office:value-type="float" office:value="0.981342916654721" calcext:value-type="float">
            <text:p>0.9813429167</text:p>
          </table:table-cell>
          <table:table-cell table:style-name="ce7" table:formula="of:=[.BP42]^[.$C$35]" office:value-type="float" office:value="0.981137298879106" calcext:value-type="float">
            <text:p>0.9811372989</text:p>
          </table:table-cell>
          <table:table-cell table:style-name="ce7" table:formula="of:=[.BQ42]^[.$C$35]" office:value-type="float" office:value="0.980933329000115" calcext:value-type="float">
            <text:p>0.980933329</text:p>
          </table:table-cell>
          <table:table-cell table:style-name="ce7" table:formula="of:=[.BR42]^[.$C$35]" office:value-type="float" office:value="0.980731077441651" calcext:value-type="float">
            <text:p>0.9807310774</text:p>
          </table:table-cell>
          <table:table-cell table:style-name="ce7" table:formula="of:=[.BS42]^[.$C$35]" office:value-type="float" office:value="0.980530611951491" calcext:value-type="float">
            <text:p>0.980530612</text:p>
          </table:table-cell>
          <table:table-cell table:style-name="ce7" table:formula="of:=[.BT42]^[.$C$35]" office:value-type="float" office:value="0.980331997530832" calcext:value-type="float">
            <text:p>0.9803319975</text:p>
          </table:table-cell>
          <table:table-cell table:style-name="ce7" table:formula="of:=[.BU42]^[.$C$35]" office:value-type="float" office:value="0.980135296372372" calcext:value-type="float">
            <text:p>0.9801352964</text:p>
          </table:table-cell>
          <table:table-cell table:style-name="ce7" table:formula="of:=[.BV42]^[.$C$35]" office:value-type="float" office:value="0.979940567806926" calcext:value-type="float">
            <text:p>0.9799405678</text:p>
          </table:table-cell>
          <table:table-cell table:style-name="ce7" table:formula="of:=[.BW42]^[.$C$35]" office:value-type="float" office:value="0.979747868258568" calcext:value-type="float">
            <text:p>0.9797478683</text:p>
          </table:table-cell>
          <table:table-cell table:style-name="ce7" table:formula="of:=[.BX42]^[.$C$35]" office:value-type="float" office:value="0.97955725120823" calcext:value-type="float">
            <text:p>0.9795572512</text:p>
          </table:table-cell>
          <table:table-cell table:style-name="ce7" table:formula="of:=[.BY42]^[.$C$35]" office:value-type="float" office:value="0.979368767165642" calcext:value-type="float">
            <text:p>0.9793687672</text:p>
          </table:table-cell>
          <table:table-cell table:style-name="ce7" table:formula="of:=[.BZ42]^[.$C$35]" office:value-type="float" office:value="0.979182463649496" calcext:value-type="float">
            <text:p>0.9791824636</text:p>
          </table:table-cell>
          <table:table-cell table:style-name="ce7" table:formula="of:=[.CA42]^[.$C$35]" office:value-type="float" office:value="0.978998385175643" calcext:value-type="float">
            <text:p>0.9789983852</text:p>
          </table:table-cell>
          <table:table-cell table:style-name="ce7" table:formula="of:=[.CB42]^[.$C$35]" office:value-type="float" office:value="0.978816573253124" calcext:value-type="float">
            <text:p>0.9788165733</text:p>
          </table:table-cell>
          <table:table-cell table:style-name="ce7" table:formula="of:=[.CC42]^[.$C$35]" office:value-type="float" office:value="0.9786370663878" calcext:value-type="float">
            <text:p>0.9786370664</text:p>
          </table:table-cell>
          <table:table-cell table:style-name="ce7" table:formula="of:=[.CD42]^[.$C$35]" office:value-type="float" office:value="0.978459900093324" calcext:value-type="float">
            <text:p>0.9784599001</text:p>
          </table:table-cell>
          <table:table-cell table:style-name="ce7" table:formula="of:=[.CE42]^[.$C$35]" office:value-type="float" office:value="0.978285106909163" calcext:value-type="float">
            <text:p>0.9782851069</text:p>
          </table:table-cell>
          <table:table-cell table:style-name="ce7" table:formula="of:=[.CF42]^[.$C$35]" office:value-type="float" office:value="0.978112716425363" calcext:value-type="float">
            <text:p>0.9781127164</text:p>
          </table:table-cell>
          <table:table-cell table:style-name="ce7" table:formula="of:=[.CG42]^[.$C$35]" office:value-type="float" office:value="0.977942755313746" calcext:value-type="float">
            <text:p>0.9779427553</text:p>
          </table:table-cell>
          <table:table-cell table:style-name="ce7" table:formula="of:=[.CH42]^[.$C$35]" office:value-type="float" office:value="0.977775247365177" calcext:value-type="float">
            <text:p>0.9777752474</text:p>
          </table:table-cell>
          <table:table-cell table:style-name="ce7" table:formula="of:=[.CI42]^[.$C$35]" office:value-type="float" office:value="0.977610213532564" calcext:value-type="float">
            <text:p>0.9776102135</text:p>
          </table:table-cell>
          <table:table-cell table:style-name="ce7" table:formula="of:=[.CJ42]^[.$C$35]" office:value-type="float" office:value="0.977447671979218" calcext:value-type="float">
            <text:p>0.977447672</text:p>
          </table:table-cell>
          <table:table-cell table:style-name="ce7" table:formula="of:=[.CK42]^[.$C$35]" office:value-type="float" office:value="0.977287638132201" calcext:value-type="float">
            <text:p>0.9772876381</text:p>
          </table:table-cell>
          <table:table-cell table:style-name="ce7" table:formula="of:=[.CL42]^[.$C$35]" office:value-type="float" office:value="0.977130124740291" calcext:value-type="float">
            <text:p>0.9771301247</text:p>
          </table:table-cell>
          <table:table-cell table:style-name="ce7" table:formula="of:=[.CM42]^[.$C$35]" office:value-type="float" office:value="0.976975141936174" calcext:value-type="float">
            <text:p>0.9769751419</text:p>
          </table:table-cell>
          <table:table-cell table:style-name="ce7" table:formula="of:=[.CN42]^[.$C$35]" office:value-type="float" office:value="0.97682269730249" calcext:value-type="float">
            <text:p>0.9768226973</text:p>
          </table:table-cell>
          <table:table-cell table:style-name="ce7" table:formula="of:=[.CO42]^[.$C$35]" office:value-type="float" office:value="0.976672795941341" calcext:value-type="float">
            <text:p>0.9766727959</text:p>
          </table:table-cell>
          <table:table-cell table:style-name="ce7" table:formula="of:=[.CP42]^[.$C$35]" office:value-type="float" office:value="0.97652544054691" calcext:value-type="float">
            <text:p>0.9765254405</text:p>
          </table:table-cell>
          <table:table-cell table:style-name="ce7" table:formula="of:=[.CQ42]^[.$C$35]" office:value-type="float" office:value="0.97638063148078" calcext:value-type="float">
            <text:p>0.9763806315</text:p>
          </table:table-cell>
          <table:table-cell table:style-name="ce7" table:formula="of:=[.CR42]^[.$C$35]" office:value-type="float" office:value="0.976238366849641" calcext:value-type="float">
            <text:p>0.9762383668</text:p>
          </table:table-cell>
          <table:table-cell table:style-name="ce7" table:formula="of:=[.CS42]^[.$C$35]" office:value-type="float" office:value="0.976098642584974" calcext:value-type="float">
            <text:p>0.9760986426</text:p>
          </table:table-cell>
          <table:table-cell table:style-name="ce7" table:formula="of:=[.CT42]^[.$C$35]" office:value-type="float" office:value="0.975961452524416" calcext:value-type="float">
            <text:p>0.9759614525</text:p>
          </table:table-cell>
          <table:table-cell table:style-name="ce7" table:formula="of:=[.CU42]^[.$C$35]" office:value-type="float" office:value="0.975826788494447" calcext:value-type="float">
            <text:p>0.9758267885</text:p>
          </table:table-cell>
          <table:table-cell table:style-name="ce7" table:formula="of:=[.CV42]^[.$C$35]" office:value-type="float" office:value="0.975694640394076" calcext:value-type="float">
            <text:p>0.9756946404</text:p>
          </table:table-cell>
          <table:table-cell table:style-name="ce7" table:formula="of:=[.CW42]^[.$C$35]" office:value-type="float" office:value="0.975564996279237" calcext:value-type="float">
            <text:p>0.9755649963</text:p>
          </table:table-cell>
          <table:table-cell table:style-name="ce7" table:formula="of:=[.CX42]^[.$C$35]" office:value-type="float" office:value="0.975437842447584" calcext:value-type="float">
            <text:p>0.9754378424</text:p>
          </table:table-cell>
          <table:table-cell table:style-name="ce7" table:formula="of:=[.CY42]^[.$C$35]" office:value-type="float" office:value="0.97531316352342" calcext:value-type="float">
            <text:p>0.9753131635</text:p>
          </table:table-cell>
          <table:table-cell table:style-name="ce7" table:formula="of:=[.CZ42]^[.$C$35]" office:value-type="float" office:value="0.975190942542481" calcext:value-type="float">
            <text:p>0.9751909425</text:p>
          </table:table-cell>
          <table:table-cell table:style-name="ce7" table:formula="of:=[.DA42]^[.$C$35]" office:value-type="float" office:value="0.975071161036352" calcext:value-type="float">
            <text:p>0.975071161</text:p>
          </table:table-cell>
          <table:table-cell table:style-name="ce7" table:formula="of:=[.DB42]^[.$C$35]" office:value-type="float" office:value="0.974953799116257" calcext:value-type="float">
            <text:p>0.9749537991</text:p>
          </table:table-cell>
          <table:table-cell table:style-name="ce7" table:formula="of:=[.DC42]^[.$C$35]" office:value-type="float" office:value="0.97483883555603" calcext:value-type="float">
            <text:p>0.9748388356</text:p>
          </table:table-cell>
          <table:table-cell table:style-name="ce7" table:formula="of:=[.DD42]^[.$C$35]" office:value-type="float" office:value="0.97472624787405" calcext:value-type="float">
            <text:p>0.9747262479</text:p>
          </table:table-cell>
          <table:table-cell table:style-name="ce7" table:formula="of:=[.DE42]^[.$C$35]" office:value-type="float" office:value="0.974616012413977" calcext:value-type="float">
            <text:p>0.9746160124</text:p>
          </table:table-cell>
          <table:table-cell table:style-name="ce7" table:formula="of:=[.DF42]^[.$C$35]" office:value-type="float" office:value="0.974508104424094" calcext:value-type="float">
            <text:p>0.9745081044</text:p>
          </table:table-cell>
          <table:table-cell table:style-name="ce7" table:formula="of:=[.DG42]^[.$C$35]" office:value-type="float" office:value="0.974402498135142" calcext:value-type="float">
            <text:p>0.9744024981</text:p>
          </table:table-cell>
          <table:table-cell table:style-name="ce7" table:formula="of:=[.DH42]^[.$C$35]" office:value-type="float" office:value="0.974299166836466" calcext:value-type="float">
            <text:p>0.9742991668</text:p>
          </table:table-cell>
          <table:table-cell table:style-name="ce7" table:formula="of:=[.DI42]^[.$C$35]" office:value-type="float" office:value="0.974198082950391" calcext:value-type="float">
            <text:p>0.974198083</text:p>
          </table:table-cell>
          <table:table-cell table:style-name="ce7" table:formula="of:=[.DJ42]^[.$C$35]" office:value-type="float" office:value="0.974099218104694" calcext:value-type="float">
            <text:p>0.9740992181</text:p>
          </table:table-cell>
          <table:table-cell table:style-name="ce7" table:formula="of:=[.DK42]^[.$C$35]" office:value-type="float" office:value="0.974002543203095" calcext:value-type="float">
            <text:p>0.9740025432</text:p>
          </table:table-cell>
          <table:table-cell table:style-name="ce7" table:formula="of:=[.DL42]^[.$C$35]" office:value-type="float" office:value="0.973908028493672" calcext:value-type="float">
            <text:p>0.9739080285</text:p>
          </table:table-cell>
          <table:table-cell table:style-name="ce7" table:formula="of:=[.DM42]^[.$C$35]" office:value-type="float" office:value="0.973815643635144" calcext:value-type="float">
            <text:p>0.9738156436</text:p>
          </table:table-cell>
          <table:table-cell table:style-name="ce7" table:formula="of:=[.DN42]^[.$C$35]" office:value-type="float" office:value="0.973725357760968" calcext:value-type="float">
            <text:p>0.9737253578</text:p>
          </table:table-cell>
          <table:table-cell table:style-name="ce7" table:formula="of:=[.DO42]^[.$C$35]" office:value-type="float" office:value="0.973637139541192" calcext:value-type="float">
            <text:p>0.9736371395</text:p>
          </table:table-cell>
          <table:table-cell table:style-name="ce7" table:formula="of:=[.DP42]^[.$C$35]" office:value-type="float" office:value="0.973550957242042" calcext:value-type="float">
            <text:p>0.9735509572</text:p>
          </table:table-cell>
          <table:table-cell table:style-name="ce7" table:formula="of:=[.DQ42]^[.$C$35]" office:value-type="float" office:value="0.973466778783227" calcext:value-type="float">
            <text:p>0.9734667788</text:p>
          </table:table-cell>
          <table:table-cell table:style-name="ce7" table:formula="of:=[.DR42]^[.$C$35]" office:value-type="float" office:value="0.973384571792924" calcext:value-type="float">
            <text:p>0.9733845718</text:p>
          </table:table-cell>
          <table:table-cell table:style-name="ce7" table:formula="of:=[.DS42]^[.$C$35]" office:value-type="float" office:value="0.973304303660468" calcext:value-type="float">
            <text:p>0.9733043037</text:p>
          </table:table-cell>
          <table:table-cell table:style-name="ce7" table:formula="of:=[.DT42]^[.$C$35]" office:value-type="float" office:value="0.973225941586725" calcext:value-type="float">
            <text:p>0.9732259416</text:p>
          </table:table-cell>
          <table:table-cell table:style-name="ce7" table:formula="of:=[.DU42]^[.$C$35]" office:value-type="float" office:value="0.973149452632177" calcext:value-type="float">
            <text:p>0.9731494526</text:p>
          </table:table-cell>
          <table:table-cell table:style-name="ce7" table:formula="of:=[.DV42]^[.$C$35]" office:value-type="float" office:value="0.973074803762729" calcext:value-type="float">
            <text:p>0.9730748038</text:p>
          </table:table-cell>
          <table:table-cell table:style-name="ce7" table:formula="of:=[.DW42]^[.$C$35]" office:value-type="float" office:value="0.973001961893261" calcext:value-type="float">
            <text:p>0.9730019619</text:p>
          </table:table-cell>
          <table:table-cell table:style-name="ce7" table:formula="of:=[.DX42]^[.$C$35]" office:value-type="float" office:value="0.972930893928958" calcext:value-type="float">
            <text:p>0.9729308939</text:p>
          </table:table-cell>
          <table:table-cell table:style-name="ce7" table:formula="of:=[.DY42]^[.$C$35]" office:value-type="float" office:value="0.97286156680446" calcext:value-type="float">
            <text:p>0.9728615668</text:p>
          </table:table-cell>
          <table:table-cell table:style-name="ce7" table:formula="of:=[.DZ42]^[.$C$35]" office:value-type="float" office:value="0.972793947520851" calcext:value-type="float">
            <text:p>0.9727939475</text:p>
          </table:table-cell>
          <table:table-cell table:style-name="ce7" table:formula="of:=[.EA42]^[.$C$35]" office:value-type="float" office:value="0.972728003180558" calcext:value-type="float">
            <text:p>0.9727280032</text:p>
          </table:table-cell>
          <table:table-cell table:style-name="ce7" table:formula="of:=[.EB42]^[.$C$35]" office:value-type="float" office:value="0.972663701020185" calcext:value-type="float">
            <text:p>0.972663701</text:p>
          </table:table-cell>
          <table:table-cell table:style-name="ce7" table:formula="of:=[.EC42]^[.$C$35]" office:value-type="float" office:value="0.972601008441347" calcext:value-type="float">
            <text:p>0.9726010084</text:p>
          </table:table-cell>
          <table:table-cell table:style-name="ce7" table:formula="of:=[.ED42]^[.$C$35]" office:value-type="float" office:value="0.972539893039547" calcext:value-type="float">
            <text:p>0.972539893</text:p>
          </table:table-cell>
          <table:table-cell table:style-name="ce7" table:formula="of:=[.EE42]^[.$C$35]" office:value-type="float" office:value="0.972480322631163" calcext:value-type="float">
            <text:p>0.9724803226</text:p>
          </table:table-cell>
          <table:table-cell table:style-name="ce7" table:formula="of:=[.EF42]^[.$C$35]" office:value-type="float" office:value="0.972422265278589" calcext:value-type="float">
            <text:p>0.9724222653</text:p>
          </table:table-cell>
          <table:table-cell table:style-name="ce7" table:formula="of:=[.EG42]^[.$C$35]" office:value-type="float" office:value="0.972365689313597" calcext:value-type="float">
            <text:p>0.9723656893</text:p>
          </table:table-cell>
          <table:table-cell table:style-name="ce7" table:formula="of:=[.EH42]^[.$C$35]" office:value-type="float" office:value="0.972310563358986" calcext:value-type="float">
            <text:p>0.9723105634</text:p>
          </table:table-cell>
          <table:table-cell table:style-name="ce7" table:formula="of:=[.EI42]^[.$C$35]" office:value-type="float" office:value="0.97225685634856" calcext:value-type="float">
            <text:p>0.9722568563</text:p>
          </table:table-cell>
          <table:table-cell table:style-name="ce7" table:formula="of:=[.EJ42]^[.$C$35]" office:value-type="float" office:value="0.972204537545514" calcext:value-type="float">
            <text:p>0.9722045375</text:p>
          </table:table-cell>
          <table:table-cell table:style-name="ce7" table:formula="of:=[.EK42]^[.$C$35]" office:value-type="float" office:value="0.972153576559282" calcext:value-type="float">
            <text:p>0.9721535766</text:p>
          </table:table-cell>
          <table:table-cell table:style-name="ce7" table:formula="of:=[.EL42]^[.$C$35]" office:value-type="float" office:value="0.972103943360912" calcext:value-type="float">
            <text:p>0.9721039434</text:p>
          </table:table-cell>
          <table:table-cell table:style-name="ce7" table:formula="of:=[.EM42]^[.$C$35]" office:value-type="float" office:value="0.972055608297021" calcext:value-type="float">
            <text:p>0.9720556083</text:p>
          </table:table-cell>
          <table:table-cell table:style-name="ce7" table:formula="of:=[.EN42]^[.$C$35]" office:value-type="float" office:value="0.972008542102404" calcext:value-type="float">
            <text:p>0.9720085421</text:p>
          </table:table-cell>
          <table:table-cell table:style-name="ce7" table:formula="of:=[.EO42]^[.$C$35]" office:value-type="float" office:value="0.97196271591134" calcext:value-type="float">
            <text:p>0.9719627159</text:p>
          </table:table-cell>
          <table:table-cell table:style-name="ce7" table:formula="of:=[.EP42]^[.$C$35]" office:value-type="float" office:value="0.971918101267679" calcext:value-type="float">
            <text:p>0.9719181013</text:p>
          </table:table-cell>
          <table:table-cell table:style-name="ce7" table:formula="of:=[.EQ42]^[.$C$35]" office:value-type="float" office:value="0.971874670133739" calcext:value-type="float">
            <text:p>0.9718746701</text:p>
          </table:table-cell>
          <table:table-cell table:style-name="ce7" table:formula="of:=[.ER42]^[.$C$35]" office:value-type="float" office:value="0.971832394898094" calcext:value-type="float">
            <text:p>0.9718323949</text:p>
          </table:table-cell>
          <table:table-cell table:style-name="ce7" table:formula="of:=[.ES42]^[.$C$35]" office:value-type="float" office:value="0.971791248382301" calcext:value-type="float">
            <text:p>0.9717912484</text:p>
          </table:table-cell>
          <table:table-cell table:style-name="ce7" table:formula="of:=[.ET42]^[.$C$35]" office:value-type="float" office:value="0.971751203846614" calcext:value-type="float">
            <text:p>0.9717512038</text:p>
          </table:table-cell>
          <table:table-cell table:style-name="ce7" table:formula="of:=[.EU42]^[.$C$35]" office:value-type="float" office:value="0.971712234994751" calcext:value-type="float">
            <text:p>0.971712235</text:p>
          </table:table-cell>
          <table:table-cell table:style-name="ce7" table:formula="of:=[.EV42]^[.$C$35]" office:value-type="float" office:value="0.971674315977762" calcext:value-type="float">
            <text:p>0.971674316</text:p>
          </table:table-cell>
          <table:table-cell table:style-name="ce7" table:formula="of:=[.EW42]^[.$C$35]" office:value-type="float" office:value="0.971637421397042" calcext:value-type="float">
            <text:p>0.9716374214</text:p>
          </table:table-cell>
          <table:table-cell table:style-name="ce7" table:formula="of:=[.EX42]^[.$C$35]" office:value-type="float" office:value="0.971601526306543" calcext:value-type="float">
            <text:p>0.9716015263</text:p>
          </table:table-cell>
          <table:table-cell table:style-name="ce7" table:formula="of:=[.EY42]^[.$C$35]" office:value-type="float" office:value="0.971566606214242" calcext:value-type="float">
            <text:p>0.9715666062</text:p>
          </table:table-cell>
          <table:table-cell table:style-name="ce7" table:formula="of:=[.EZ42]^[.$C$35]" office:value-type="float" office:value="0.97153263708289" calcext:value-type="float">
            <text:p>0.9715326371</text:p>
          </table:table-cell>
          <table:table-cell table:style-name="ce7" table:formula="of:=[.FA42]^[.$C$35]" office:value-type="float" office:value="0.971499595330111" calcext:value-type="float">
            <text:p>0.9714995953</text:p>
          </table:table-cell>
          <table:table-cell table:style-name="ce7" table:formula="of:=[.FB42]^[.$C$35]" office:value-type="float" office:value="0.971467457827869" calcext:value-type="float">
            <text:p>0.9714674578</text:p>
          </table:table-cell>
          <table:table-cell table:style-name="ce7" table:formula="of:=[.FC42]^[.$C$35]" office:value-type="float" office:value="0.971436201901365" calcext:value-type="float">
            <text:p>0.9714362019</text:p>
          </table:table-cell>
          <table:table-cell table:style-name="ce7" table:formula="of:=[.FD42]^[.$C$35]" office:value-type="float" office:value="0.971405805327395" calcext:value-type="float">
            <text:p>0.9714058053</text:p>
          </table:table-cell>
          <table:table-cell table:style-name="ce7" table:formula="of:=[.FE42]^[.$C$35]" office:value-type="float" office:value="0.971376246332204" calcext:value-type="float">
            <text:p>0.9713762463</text:p>
          </table:table-cell>
          <table:table-cell table:style-name="ce7" table:formula="of:=[.FF42]^[.$C$35]" office:value-type="float" office:value="0.971347503588874" calcext:value-type="float">
            <text:p>0.9713475036</text:p>
          </table:table-cell>
          <table:table-cell table:style-name="ce7" table:formula="of:=[.FG42]^[.$C$35]" office:value-type="float" office:value="0.971319556214289" calcext:value-type="float">
            <text:p>0.9713195562</text:p>
          </table:table-cell>
          <table:table-cell table:style-name="ce7" table:formula="of:=[.FH42]^[.$C$35]" office:value-type="float" office:value="0.971292383765697" calcext:value-type="float">
            <text:p>0.9712923838</text:p>
          </table:table-cell>
          <table:table-cell table:style-name="ce7" table:formula="of:=[.FI42]^[.$C$35]" office:value-type="float" office:value="0.971265966236911" calcext:value-type="float">
            <text:p>0.9712659662</text:p>
          </table:table-cell>
          <table:table-cell table:style-name="ce7" table:formula="of:=[.FJ42]^[.$C$35]" office:value-type="float" office:value="0.971240284054176" calcext:value-type="float">
            <text:p>0.9712402841</text:p>
          </table:table-cell>
          <table:table-cell table:style-name="ce7" table:formula="of:=[.FK42]^[.$C$35]" office:value-type="float" office:value="0.971215318071725" calcext:value-type="float">
            <text:p>0.9712153181</text:p>
          </table:table-cell>
          <table:table-cell table:style-name="ce7" table:formula="of:=[.FL42]^[.$C$35]" office:value-type="float" office:value="0.971191049567066" calcext:value-type="float">
            <text:p>0.9711910496</text:p>
          </table:table-cell>
          <table:table-cell table:style-name="ce7" table:formula="of:=[.FM42]^[.$C$35]" office:value-type="float" office:value="0.971167460236009" calcext:value-type="float">
            <text:p>0.9711674602</text:p>
          </table:table-cell>
          <table:table-cell table:style-name="ce7" table:formula="of:=[.FN42]^[.$C$35]" office:value-type="float" office:value="0.971144532187467" calcext:value-type="float">
            <text:p>0.9711445322</text:p>
          </table:table-cell>
          <table:table-cell table:style-name="ce7" table:formula="of:=[.FO42]^[.$C$35]" office:value-type="float" office:value="0.971122247938058" calcext:value-type="float">
            <text:p>0.9711222479</text:p>
          </table:table-cell>
          <table:table-cell table:style-name="ce7" table:formula="of:=[.FP42]^[.$C$35]" office:value-type="float" office:value="0.971100590406517" calcext:value-type="float">
            <text:p>0.9711005904</text:p>
          </table:table-cell>
          <table:table-cell table:style-name="ce7" table:formula="of:=[.FQ42]^[.$C$35]" office:value-type="float" office:value="0.971079542907952" calcext:value-type="float">
            <text:p>0.9710795429</text:p>
          </table:table-cell>
          <table:table-cell table:style-name="ce7" table:formula="of:=[.FR42]^[.$C$35]" office:value-type="float" office:value="0.971059089147956" calcext:value-type="float">
            <text:p>0.9710590891</text:p>
          </table:table-cell>
          <table:table-cell table:style-name="ce7" table:formula="of:=[.FS42]^[.$C$35]" office:value-type="float" office:value="0.971039213216602" calcext:value-type="float">
            <text:p>0.9710392132</text:p>
          </table:table-cell>
          <table:table-cell table:style-name="ce7" table:formula="of:=[.FT42]^[.$C$35]" office:value-type="float" office:value="0.97101989958232" calcext:value-type="float">
            <text:p>0.9710198996</text:p>
          </table:table-cell>
          <table:table-cell table:style-name="ce7" table:formula="of:=[.FU42]^[.$C$35]" office:value-type="float" office:value="0.971001133085698" calcext:value-type="float">
            <text:p>0.9710011331</text:p>
          </table:table-cell>
          <table:table-cell table:style-name="ce7" table:formula="of:=[.FV42]^[.$C$35]" office:value-type="float" office:value="0.970982898933202" calcext:value-type="float">
            <text:p>0.9709828989</text:p>
          </table:table-cell>
          <table:table-cell table:style-name="ce7" table:formula="of:=[.FW42]^[.$C$35]" office:value-type="float" office:value="0.970965182690837" calcext:value-type="float">
            <text:p>0.9709651827</text:p>
          </table:table-cell>
          <table:table-cell table:style-name="ce7" table:formula="of:=[.FX42]^[.$C$35]" office:value-type="float" office:value="0.970947970277767" calcext:value-type="float">
            <text:p>0.9709479703</text:p>
          </table:table-cell>
          <table:table-cell table:style-name="ce7" table:formula="of:=[.FY42]^[.$C$35]" office:value-type="float" office:value="0.970931247959895" calcext:value-type="float">
            <text:p>0.970931248</text:p>
          </table:table-cell>
          <table:table-cell table:style-name="ce7" table:formula="of:=[.FZ42]^[.$C$35]" office:value-type="float" office:value="0.97091500234343" calcext:value-type="float">
            <text:p>0.9709150023</text:p>
          </table:table-cell>
          <table:table-cell table:style-name="ce7" table:formula="of:=[.GA42]^[.$C$35]" office:value-type="float" office:value="0.970899220368433" calcext:value-type="float">
            <text:p>0.9708992204</text:p>
          </table:table-cell>
          <table:table-cell table:style-name="ce7" table:formula="of:=[.GB42]^[.$C$35]" office:value-type="float" office:value="0.970883889302373" calcext:value-type="float">
            <text:p>0.9708838893</text:p>
          </table:table-cell>
          <table:table-cell table:style-name="ce7" table:formula="of:=[.GC42]^[.$C$35]" office:value-type="float" office:value="0.970868996733685" calcext:value-type="float">
            <text:p>0.9708689967</text:p>
          </table:table-cell>
          <table:table-cell table:style-name="ce7" table:formula="of:=[.GD42]^[.$C$35]" office:value-type="float" office:value="0.970854530565353" calcext:value-type="float">
            <text:p>0.9708545306</text:p>
          </table:table-cell>
          <table:table-cell table:style-name="ce7" table:formula="of:=[.GE42]^[.$C$35]" office:value-type="float" office:value="0.970840479008511" calcext:value-type="float">
            <text:p>0.970840479</text:p>
          </table:table-cell>
          <table:table-cell table:style-name="ce7" table:formula="of:=[.GF42]^[.$C$35]" office:value-type="float" office:value="0.970826830576084" calcext:value-type="float">
            <text:p>0.9708268306</text:p>
          </table:table-cell>
          <table:table-cell table:style-name="ce7" table:formula="of:=[.GG42]^[.$C$35]" office:value-type="float" office:value="0.970813574076468" calcext:value-type="float">
            <text:p>0.9708135741</text:p>
          </table:table-cell>
          <table:table-cell table:style-name="ce7" table:formula="of:=[.GH42]^[.$C$35]" office:value-type="float" office:value="0.970800698607255" calcext:value-type="float">
            <text:p>0.9708006986</text:p>
          </table:table-cell>
          <table:table-cell table:style-name="ce7" table:formula="of:=[.GI42]^[.$C$35]" office:value-type="float" office:value="0.970788193549011" calcext:value-type="float">
            <text:p>0.9707881935</text:p>
          </table:table-cell>
          <table:table-cell table:style-name="ce7" table:formula="of:=[.GJ42]^[.$C$35]" office:value-type="float" office:value="0.970776048559113" calcext:value-type="float">
            <text:p>0.9707760486</text:p>
          </table:table-cell>
          <table:table-cell table:style-name="ce7" table:formula="of:=[.GK42]^[.$C$35]" office:value-type="float" office:value="0.970764253565654" calcext:value-type="float">
            <text:p>0.9707642536</text:p>
          </table:table-cell>
          <table:table-cell table:style-name="ce7" table:formula="of:=[.GL42]^[.$C$35]" office:value-type="float" office:value="0.9707527987614" calcext:value-type="float">
            <text:p>0.9707527988</text:p>
          </table:table-cell>
          <table:table-cell table:style-name="ce7" table:formula="of:=[.GM42]^[.$C$35]" office:value-type="float" office:value="0.970741674597833" calcext:value-type="float">
            <text:p>0.9707416746</text:p>
          </table:table-cell>
          <table:table-cell table:style-name="ce7" table:formula="of:=[.GN42]^[.$C$35]" office:value-type="float" office:value="0.970730871779264" calcext:value-type="float">
            <text:p>0.9707308718</text:p>
          </table:table-cell>
          <table:table-cell table:style-name="ce7" table:formula="of:=[.GO42]^[.$C$35]" office:value-type="float" office:value="0.97072038125702" calcext:value-type="float">
            <text:p>0.9707203813</text:p>
          </table:table-cell>
          <table:table-cell table:style-name="ce7" table:formula="of:=[.GP42]^[.$C$35]" office:value-type="float" office:value="0.970710194223713" calcext:value-type="float">
            <text:p>0.9707101942</text:p>
          </table:table-cell>
          <table:table-cell table:style-name="ce7" table:formula="of:=[.GQ42]^[.$C$35]" office:value-type="float" office:value="0.970700302107594" calcext:value-type="float">
            <text:p>0.9707003021</text:p>
          </table:table-cell>
          <table:table-cell table:style-name="ce7" table:formula="of:=[.GR42]^[.$C$35]" office:value-type="float" office:value="0.970690696566992" calcext:value-type="float">
            <text:p>0.9706906966</text:p>
          </table:table-cell>
        </table:table-row>
        <table:table-row table:style-name="ro1">
          <table:table-cell/>
          <table:table-cell table:style-name="ce7" office:value-type="string" calcext:value-type="string">
            <text:p>Risk infected high num acts</text:p>
          </table:table-cell>
          <table:table-cell table:style-name="ce7" table:formula="of:=1-[.C43]" office:value-type="float" office:value="0.005985019985006" calcext:value-type="float">
            <text:p>0.00598502</text:p>
          </table:table-cell>
          <table:table-cell table:style-name="ce7" table:formula="of:=1-[.D43]" office:value-type="float" office:value="0.00612793513491516" calcext:value-type="float">
            <text:p>0.0061279351</text:p>
          </table:table-cell>
          <table:table-cell table:style-name="ce7" table:formula="of:=1-[.E43]" office:value-type="float" office:value="0.00627336957151081" calcext:value-type="float">
            <text:p>0.0062733696</text:p>
          </table:table-cell>
          <table:table-cell table:style-name="ce7" table:formula="of:=1-[.F43]" office:value-type="float" office:value="0.00642132504097503" calcext:value-type="float">
            <text:p>0.006421325</text:p>
          </table:table-cell>
          <table:table-cell table:style-name="ce7" table:formula="of:=1-[.G43]" office:value-type="float" office:value="0.0065718010907011" calcext:value-type="float">
            <text:p>0.0065718011</text:p>
          </table:table-cell>
          <table:table-cell table:style-name="ce7" table:formula="of:=1-[.H43]" office:value-type="float" office:value="0.0067247949928102" calcext:value-type="float">
            <text:p>0.006724795</text:p>
          </table:table-cell>
          <table:table-cell table:style-name="ce7" table:formula="of:=1-[.I43]" office:value-type="float" office:value="0.00688030166979048" calcext:value-type="float">
            <text:p>0.0068803017</text:p>
          </table:table-cell>
          <table:table-cell table:style-name="ce7" table:formula="of:=1-[.J43]" office:value-type="float" office:value="0.00703831362260732" calcext:value-type="float">
            <text:p>0.0070383136</text:p>
          </table:table-cell>
          <table:table-cell table:style-name="ce7" table:formula="of:=1-[.K43]" office:value-type="float" office:value="0.00719882086163615" calcext:value-type="float">
            <text:p>0.0071988209</text:p>
          </table:table-cell>
          <table:table-cell table:style-name="ce7" table:formula="of:=1-[.L43]" office:value-type="float" office:value="0.00736181084078358" calcext:value-type="float">
            <text:p>0.0073618108</text:p>
          </table:table-cell>
          <table:table-cell table:style-name="ce7" table:formula="of:=1-[.M43]" office:value-type="float" office:value="0.0075272683951586" calcext:value-type="float">
            <text:p>0.0075272684</text:p>
          </table:table-cell>
          <table:table-cell table:style-name="ce7" table:formula="of:=1-[.N43]" office:value-type="float" office:value="0.0076951756826642" calcext:value-type="float">
            <text:p>0.0076951757</text:p>
          </table:table-cell>
          <table:table-cell table:style-name="ce7" table:formula="of:=1-[.O43]" office:value-type="float" office:value="0.00786551212988273" calcext:value-type="float">
            <text:p>0.0078655121</text:p>
          </table:table-cell>
          <table:table-cell table:style-name="ce7" table:formula="of:=1-[.P43]" office:value-type="float" office:value="0.00803825438261541" calcext:value-type="float">
            <text:p>0.0080382544</text:p>
          </table:table-cell>
          <table:table-cell table:style-name="ce7" table:formula="of:=1-[.Q43]" office:value-type="float" office:value="0.00821337626145546" calcext:value-type="float">
            <text:p>0.0082133763</text:p>
          </table:table-cell>
          <table:table-cell table:style-name="ce7" table:formula="of:=1-[.R43]" office:value-type="float" office:value="0.00839084872274054" calcext:value-type="float">
            <text:p>0.0083908487</text:p>
          </table:table-cell>
          <table:table-cell table:style-name="ce7" table:formula="of:=1-[.S43]" office:value-type="float" office:value="0.00857063982524886" calcext:value-type="float">
            <text:p>0.0085706398</text:p>
          </table:table-cell>
          <table:table-cell table:style-name="ce7" table:formula="of:=1-[.T43]" office:value-type="float" office:value="0.00875271470297045" calcext:value-type="float">
            <text:p>0.0087527147</text:p>
          </table:table-cell>
          <table:table-cell table:style-name="ce7" table:formula="of:=1-[.U43]" office:value-type="float" office:value="0.00893703554429393" calcext:value-type="float">
            <text:p>0.0089370355</text:p>
          </table:table-cell>
          <table:table-cell table:style-name="ce7" table:formula="of:=1-[.V43]" office:value-type="float" office:value="0.00912356157790917" calcext:value-type="float">
            <text:p>0.0091235616</text:p>
          </table:table-cell>
          <table:table-cell table:style-name="ce7" table:formula="of:=1-[.W43]" office:value-type="float" office:value="0.00931224906573025" calcext:value-type="float">
            <text:p>0.0093122491</text:p>
          </table:table-cell>
          <table:table-cell table:style-name="ce7" table:formula="of:=1-[.X43]" office:value-type="float" office:value="0.00950305130310836" calcext:value-type="float">
            <text:p>0.0095030513</text:p>
          </table:table-cell>
          <table:table-cell table:style-name="ce7" table:formula="of:=1-[.Y43]" office:value-type="float" office:value="0.00969591862658059" calcext:value-type="float">
            <text:p>0.0096959186</text:p>
          </table:table-cell>
          <table:table-cell table:style-name="ce7" table:formula="of:=1-[.Z43]" office:value-type="float" office:value="0.00989079842938989" calcext:value-type="float">
            <text:p>0.0098907984</text:p>
          </table:table-cell>
          <table:table-cell table:style-name="ce7" table:formula="of:=1-[.AA43]" office:value-type="float" office:value="0.0100876351849557" calcext:value-type="float">
            <text:p>0.0100876352</text:p>
          </table:table-cell>
          <table:table-cell table:style-name="ce7" table:formula="of:=1-[.AB43]" office:value-type="float" office:value="0.0102863704784725" calcext:value-type="float">
            <text:p>0.0102863705</text:p>
          </table:table-cell>
          <table:table-cell table:style-name="ce7" table:formula="of:=1-[.AC43]" office:value-type="float" office:value="0.0104869430467551" calcext:value-type="float">
            <text:p>0.010486943</text:p>
          </table:table-cell>
          <table:table-cell table:style-name="ce7" table:formula="of:=1-[.AD43]" office:value-type="float" office:value="0.0106892888264365" calcext:value-type="float">
            <text:p>0.0106892888</text:p>
          </table:table-cell>
          <table:table-cell table:style-name="ce7" table:formula="of:=1-[.AE43]" office:value-type="float" office:value="0.0108933410105648" calcext:value-type="float">
            <text:p>0.010893341</text:p>
          </table:table-cell>
          <table:table-cell table:style-name="ce7" table:formula="of:=1-[.AF43]" office:value-type="float" office:value="0.0110990301136255" calcext:value-type="float">
            <text:p>0.0110990301</text:p>
          </table:table-cell>
          <table:table-cell table:style-name="ce7" table:formula="of:=1-[.AG43]" office:value-type="float" office:value="0.0113062840449604" calcext:value-type="float">
            <text:p>0.011306284</text:p>
          </table:table-cell>
          <table:table-cell table:style-name="ce7" table:formula="of:=1-[.AH43]" office:value-type="float" office:value="0.0115150281905211" calcext:value-type="float">
            <text:p>0.0115150282</text:p>
          </table:table-cell>
          <table:table-cell table:style-name="ce7" table:formula="of:=1-[.AI43]" office:value-type="float" office:value="0.0117251855028512" calcext:value-type="float">
            <text:p>0.0117251855</text:p>
          </table:table-cell>
          <table:table-cell table:style-name="ce7" table:formula="of:=1-[.AJ43]" office:value-type="float" office:value="0.0119366765991409" calcext:value-type="float">
            <text:p>0.0119366766</text:p>
          </table:table-cell>
          <table:table-cell table:style-name="ce7" table:formula="of:=1-[.AK43]" office:value-type="float" office:value="0.0121494198671682" calcext:value-type="float">
            <text:p>0.0121494199</text:p>
          </table:table-cell>
          <table:table-cell table:style-name="ce7" table:formula="of:=1-[.AL43]" office:value-type="float" office:value="0.0123633315788763" calcext:value-type="float">
            <text:p>0.0123633316</text:p>
          </table:table-cell>
          <table:table-cell table:style-name="ce7" table:formula="of:=1-[.AM43]" office:value-type="float" office:value="0.0125783260113178" calcext:value-type="float">
            <text:p>0.012578326</text:p>
          </table:table-cell>
          <table:table-cell table:style-name="ce7" table:formula="of:=1-[.AN43]" office:value-type="float" office:value="0.0127943155746322" calcext:value-type="float">
            <text:p>0.0127943156</text:p>
          </table:table-cell>
          <table:table-cell table:style-name="ce7" table:formula="of:=1-[.AO43]" office:value-type="float" office:value="0.0130112109467012" calcext:value-type="float">
            <text:p>0.0130112109</text:p>
          </table:table-cell>
          <table:table-cell table:style-name="ce7" table:formula="of:=1-[.AP43]" office:value-type="float" office:value="0.0132289212140618" calcext:value-type="float">
            <text:p>0.0132289212</text:p>
          </table:table-cell>
          <table:table-cell table:style-name="ce7" table:formula="of:=1-[.AQ43]" office:value-type="float" office:value="0.0134473540186533" calcext:value-type="float">
            <text:p>0.013447354</text:p>
          </table:table-cell>
          <table:table-cell table:style-name="ce7" table:formula="of:=1-[.AR43]" office:value-type="float" office:value="0.0136664157098959" calcext:value-type="float">
            <text:p>0.0136664157</text:p>
          </table:table-cell>
          <table:table-cell table:style-name="ce7" table:formula="of:=1-[.AS43]" office:value-type="float" office:value="0.0138860115016147" calcext:value-type="float">
            <text:p>0.0138860115</text:p>
          </table:table-cell>
          <table:table-cell table:style-name="ce7" table:formula="of:=1-[.AT43]" office:value-type="float" office:value="0.0141060456332397" calcext:value-type="float">
            <text:p>0.0141060456</text:p>
          </table:table-cell>
          <table:table-cell table:style-name="ce7" table:formula="of:=1-[.AU43]" office:value-type="float" office:value="0.0143264215347314" calcext:value-type="float">
            <text:p>0.0143264215</text:p>
          </table:table-cell>
          <table:table-cell table:style-name="ce7" table:formula="of:=1-[.AV43]" office:value-type="float" office:value="0.0145470419946258" calcext:value-type="float">
            <text:p>0.014547042</text:p>
          </table:table-cell>
          <table:table-cell table:style-name="ce7" table:formula="of:=1-[.AW43]" office:value-type="float" office:value="0.0147678093305906" calcext:value-type="float">
            <text:p>0.0147678093</text:p>
          </table:table-cell>
          <table:table-cell table:style-name="ce7" table:formula="of:=1-[.AX43]" office:value-type="float" office:value="0.0149886255618573" calcext:value-type="float">
            <text:p>0.0149886256</text:p>
          </table:table-cell>
          <table:table-cell table:style-name="ce7" table:formula="of:=1-[.AY43]" office:value-type="float" office:value="0.015209392582881" calcext:value-type="float">
            <text:p>0.0152093926</text:p>
          </table:table-cell>
          <table:table-cell table:style-name="ce7" table:formula="of:=1-[.AZ43]" office:value-type="float" office:value="0.0154300123375898" calcext:value-type="float">
            <text:p>0.0154300123</text:p>
          </table:table-cell>
          <table:table-cell table:style-name="ce7" table:formula="of:=1-[.BA43]" office:value-type="float" office:value="0.0156503869935484" calcext:value-type="float">
            <text:p>0.015650387</text:p>
          </table:table-cell>
          <table:table-cell table:style-name="ce7" table:formula="of:=1-[.BB43]" office:value-type="float" office:value="0.0158704191153898" calcext:value-type="float">
            <text:p>0.0158704191</text:p>
          </table:table-cell>
          <table:table-cell table:style-name="ce7" table:formula="of:=1-[.BC43]" office:value-type="float" office:value="0.0160900118368632" calcext:value-type="float">
            <text:p>0.0160900118</text:p>
          </table:table-cell>
          <table:table-cell table:style-name="ce7" table:formula="of:=1-[.BD43]" office:value-type="float" office:value="0.0163090690308463" calcext:value-type="float">
            <text:p>0.016309069</text:p>
          </table:table-cell>
          <table:table-cell table:style-name="ce7" table:formula="of:=1-[.BE43]" office:value-type="float" office:value="0.0165274954766957" calcext:value-type="float">
            <text:p>0.0165274955</text:p>
          </table:table-cell>
          <table:table-cell table:style-name="ce7" table:formula="of:=1-[.BF43]" office:value-type="float" office:value="0.016745197024318" calcext:value-type="float">
            <text:p>0.016745197</text:p>
          </table:table-cell>
          <table:table-cell table:style-name="ce7" table:formula="of:=1-[.BG43]" office:value-type="float" office:value="0.0169620807543662" calcext:value-type="float">
            <text:p>0.0169620808</text:p>
          </table:table-cell>
          <table:table-cell table:style-name="ce7" table:formula="of:=1-[.BH43]" office:value-type="float" office:value="0.0171780551339941" calcext:value-type="float">
            <text:p>0.0171780551</text:p>
          </table:table-cell>
          <table:table-cell table:style-name="ce7" table:formula="of:=1-[.BI43]" office:value-type="float" office:value="0.0173930301676201" calcext:value-type="float">
            <text:p>0.0173930302</text:p>
          </table:table-cell>
          <table:table-cell table:style-name="ce7" table:formula="of:=1-[.BJ43]" office:value-type="float" office:value="0.0176069175421891" calcext:value-type="float">
            <text:p>0.0176069175</text:p>
          </table:table-cell>
          <table:table-cell table:style-name="ce7" table:formula="of:=1-[.BK43]" office:value-type="float" office:value="0.01781963076646" calcext:value-type="float">
            <text:p>0.0178196308</text:p>
          </table:table-cell>
          <table:table-cell table:style-name="ce7" table:formula="of:=1-[.BL43]" office:value-type="float" office:value="0.0180310853038609" calcext:value-type="float">
            <text:p>0.0180310853</text:p>
          </table:table-cell>
          <table:table-cell table:style-name="ce7" table:formula="of:=1-[.BM43]" office:value-type="float" office:value="0.0182411986985287" calcext:value-type="float">
            <text:p>0.0182411987</text:p>
          </table:table-cell>
          <table:table-cell table:style-name="ce7" table:formula="of:=1-[.BN43]" office:value-type="float" office:value="0.0184498906941482" calcext:value-type="float">
            <text:p>0.0184498907</text:p>
          </table:table-cell>
          <table:table-cell table:style-name="ce7" table:formula="of:=1-[.BO43]" office:value-type="float" office:value="0.0186570833452787" calcext:value-type="float">
            <text:p>0.0186570833</text:p>
          </table:table-cell>
          <table:table-cell table:style-name="ce7" table:formula="of:=1-[.BP43]" office:value-type="float" office:value="0.0188627011208937" calcext:value-type="float">
            <text:p>0.0188627011</text:p>
          </table:table-cell>
          <table:table-cell table:style-name="ce7" table:formula="of:=1-[.BQ43]" office:value-type="float" office:value="0.0190666709998848" calcext:value-type="float">
            <text:p>0.019066671</text:p>
          </table:table-cell>
          <table:table-cell table:style-name="ce7" table:formula="of:=1-[.BR43]" office:value-type="float" office:value="0.019268922558349" calcext:value-type="float">
            <text:p>0.0192689226</text:p>
          </table:table-cell>
          <table:table-cell table:style-name="ce7" table:formula="of:=1-[.BS43]" office:value-type="float" office:value="0.0194693880485088" calcext:value-type="float">
            <text:p>0.019469388</text:p>
          </table:table-cell>
          <table:table-cell table:style-name="ce7" table:formula="of:=1-[.BT43]" office:value-type="float" office:value="0.0196680024691677" calcext:value-type="float">
            <text:p>0.0196680025</text:p>
          </table:table-cell>
          <table:table-cell table:style-name="ce7" table:formula="of:=1-[.BU43]" office:value-type="float" office:value="0.0198647036276275" calcext:value-type="float">
            <text:p>0.0198647036</text:p>
          </table:table-cell>
          <table:table-cell table:style-name="ce7" table:formula="of:=1-[.BV43]" office:value-type="float" office:value="0.0200594321930738" calcext:value-type="float">
            <text:p>0.0200594322</text:p>
          </table:table-cell>
          <table:table-cell table:style-name="ce7" table:formula="of:=1-[.BW43]" office:value-type="float" office:value="0.0202521317414317" calcext:value-type="float">
            <text:p>0.0202521317</text:p>
          </table:table-cell>
          <table:table-cell table:style-name="ce7" table:formula="of:=1-[.BX43]" office:value-type="float" office:value="0.0204427487917699" calcext:value-type="float">
            <text:p>0.0204427488</text:p>
          </table:table-cell>
          <table:table-cell table:style-name="ce7" table:formula="of:=1-[.BY43]" office:value-type="float" office:value="0.020631232834358" calcext:value-type="float">
            <text:p>0.0206312328</text:p>
          </table:table-cell>
          <table:table-cell table:style-name="ce7" table:formula="of:=1-[.BZ43]" office:value-type="float" office:value="0.0208175363505037" calcext:value-type="float">
            <text:p>0.0208175364</text:p>
          </table:table-cell>
          <table:table-cell table:style-name="ce7" table:formula="of:=1-[.CA43]" office:value-type="float" office:value="0.0210016148243566" calcext:value-type="float">
            <text:p>0.0210016148</text:p>
          </table:table-cell>
          <table:table-cell table:style-name="ce7" table:formula="of:=1-[.CB43]" office:value-type="float" office:value="0.0211834267468757" calcext:value-type="float">
            <text:p>0.0211834267</text:p>
          </table:table-cell>
          <table:table-cell table:style-name="ce7" table:formula="of:=1-[.CC43]" office:value-type="float" office:value="0.0213629336121998" calcext:value-type="float">
            <text:p>0.0213629336</text:p>
          </table:table-cell>
          <table:table-cell table:style-name="ce7" table:formula="of:=1-[.CD43]" office:value-type="float" office:value="0.0215400999066756" calcext:value-type="float">
            <text:p>0.0215400999</text:p>
          </table:table-cell>
          <table:table-cell table:style-name="ce7" table:formula="of:=1-[.CE43]" office:value-type="float" office:value="0.0217148930908374" calcext:value-type="float">
            <text:p>0.0217148931</text:p>
          </table:table-cell>
          <table:table-cell table:style-name="ce7" table:formula="of:=1-[.CF43]" office:value-type="float" office:value="0.0218872835746373" calcext:value-type="float">
            <text:p>0.0218872836</text:p>
          </table:table-cell>
          <table:table-cell table:style-name="ce7" table:formula="of:=1-[.CG43]" office:value-type="float" office:value="0.0220572446862544" calcext:value-type="float">
            <text:p>0.0220572447</text:p>
          </table:table-cell>
          <table:table-cell table:style-name="ce7" table:formula="of:=1-[.CH43]" office:value-type="float" office:value="0.0222247526348227" calcext:value-type="float">
            <text:p>0.0222247526</text:p>
          </table:table-cell>
          <table:table-cell table:style-name="ce7" table:formula="of:=1-[.CI43]" office:value-type="float" office:value="0.0223897864674355" calcext:value-type="float">
            <text:p>0.0223897865</text:p>
          </table:table-cell>
          <table:table-cell table:style-name="ce7" table:formula="of:=1-[.CJ43]" office:value-type="float" office:value="0.0225523280207821" calcext:value-type="float">
            <text:p>0.022552328</text:p>
          </table:table-cell>
          <table:table-cell table:style-name="ce7" table:formula="of:=1-[.CK43]" office:value-type="float" office:value="0.0227123618677992" calcext:value-type="float">
            <text:p>0.0227123619</text:p>
          </table:table-cell>
          <table:table-cell table:style-name="ce7" table:formula="of:=1-[.CL43]" office:value-type="float" office:value="0.0228698752597088" calcext:value-type="float">
            <text:p>0.0228698753</text:p>
          </table:table-cell>
          <table:table-cell table:style-name="ce7" table:formula="of:=1-[.CM43]" office:value-type="float" office:value="0.0230248580638257" calcext:value-type="float">
            <text:p>0.0230248581</text:p>
          </table:table-cell>
          <table:table-cell table:style-name="ce7" table:formula="of:=1-[.CN43]" office:value-type="float" office:value="0.0231773026975099" calcext:value-type="float">
            <text:p>0.0231773027</text:p>
          </table:table-cell>
          <table:table-cell table:style-name="ce7" table:formula="of:=1-[.CO43]" office:value-type="float" office:value="0.0233272040586587" calcext:value-type="float">
            <text:p>0.0233272041</text:p>
          </table:table-cell>
          <table:table-cell table:style-name="ce7" table:formula="of:=1-[.CP43]" office:value-type="float" office:value="0.0234745594530904" calcext:value-type="float">
            <text:p>0.0234745595</text:p>
          </table:table-cell>
          <table:table-cell table:style-name="ce7" table:formula="of:=1-[.CQ43]" office:value-type="float" office:value="0.0236193685192195" calcext:value-type="float">
            <text:p>0.0236193685</text:p>
          </table:table-cell>
          <table:table-cell table:style-name="ce7" table:formula="of:=1-[.CR43]" office:value-type="float" office:value="0.0237616331503588" calcext:value-type="float">
            <text:p>0.0237616332</text:p>
          </table:table-cell>
          <table:table-cell table:style-name="ce7" table:formula="of:=1-[.CS43]" office:value-type="float" office:value="0.0239013574150263" calcext:value-type="float">
            <text:p>0.0239013574</text:p>
          </table:table-cell>
          <table:table-cell table:style-name="ce7" table:formula="of:=1-[.CT43]" office:value-type="float" office:value="0.0240385474755836" calcext:value-type="float">
            <text:p>0.0240385475</text:p>
          </table:table-cell>
          <table:table-cell table:style-name="ce7" table:formula="of:=1-[.CU43]" office:value-type="float" office:value="0.0241732115055531" calcext:value-type="float">
            <text:p>0.0241732115</text:p>
          </table:table-cell>
          <table:table-cell table:style-name="ce7" table:formula="of:=1-[.CV43]" office:value-type="float" office:value="0.0243053596059237" calcext:value-type="float">
            <text:p>0.0243053596</text:p>
          </table:table-cell>
          <table:table-cell table:style-name="ce7" table:formula="of:=1-[.CW43]" office:value-type="float" office:value="0.0244350037207633" calcext:value-type="float">
            <text:p>0.0244350037</text:p>
          </table:table-cell>
          <table:table-cell table:style-name="ce7" table:formula="of:=1-[.CX43]" office:value-type="float" office:value="0.0245621575524158" calcext:value-type="float">
            <text:p>0.0245621576</text:p>
          </table:table-cell>
          <table:table-cell table:style-name="ce7" table:formula="of:=1-[.CY43]" office:value-type="float" office:value="0.0246868364765801" calcext:value-type="float">
            <text:p>0.0246868365</text:p>
          </table:table-cell>
          <table:table-cell table:style-name="ce7" table:formula="of:=1-[.CZ43]" office:value-type="float" office:value="0.0248090574575189" calcext:value-type="float">
            <text:p>0.0248090575</text:p>
          </table:table-cell>
          <table:table-cell table:style-name="ce7" table:formula="of:=1-[.DA43]" office:value-type="float" office:value="0.0249288389636479" calcext:value-type="float">
            <text:p>0.024928839</text:p>
          </table:table-cell>
          <table:table-cell table:style-name="ce7" table:formula="of:=1-[.DB43]" office:value-type="float" office:value="0.0250462008837427" calcext:value-type="float">
            <text:p>0.0250462009</text:p>
          </table:table-cell>
          <table:table-cell table:style-name="ce7" table:formula="of:=1-[.DC43]" office:value-type="float" office:value="0.0251611644439702" calcext:value-type="float">
            <text:p>0.0251611644</text:p>
          </table:table-cell>
          <table:table-cell table:style-name="ce7" table:formula="of:=1-[.DD43]" office:value-type="float" office:value="0.0252737521259496" calcext:value-type="float">
            <text:p>0.0252737521</text:p>
          </table:table-cell>
          <table:table-cell table:style-name="ce7" table:formula="of:=1-[.DE43]" office:value-type="float" office:value="0.0253839875860233" calcext:value-type="float">
            <text:p>0.0253839876</text:p>
          </table:table-cell>
          <table:table-cell table:style-name="ce7" table:formula="of:=1-[.DF43]" office:value-type="float" office:value="0.0254918955759055" calcext:value-type="float">
            <text:p>0.0254918956</text:p>
          </table:table-cell>
          <table:table-cell table:style-name="ce7" table:formula="of:=1-[.DG43]" office:value-type="float" office:value="0.0255975018648583" calcext:value-type="float">
            <text:p>0.0255975019</text:p>
          </table:table-cell>
          <table:table-cell table:style-name="ce7" table:formula="of:=1-[.DH43]" office:value-type="float" office:value="0.0257008331635342" calcext:value-type="float">
            <text:p>0.0257008332</text:p>
          </table:table-cell>
          <table:table-cell table:style-name="ce7" table:formula="of:=1-[.DI43]" office:value-type="float" office:value="0.0258019170496094" calcext:value-type="float">
            <text:p>0.025801917</text:p>
          </table:table-cell>
          <table:table-cell table:style-name="ce7" table:formula="of:=1-[.DJ43]" office:value-type="float" office:value="0.0259007818953058" calcext:value-type="float">
            <text:p>0.0259007819</text:p>
          </table:table-cell>
          <table:table-cell table:style-name="ce7" table:formula="of:=1-[.DK43]" office:value-type="float" office:value="0.0259974567969046" calcext:value-type="float">
            <text:p>0.0259974568</text:p>
          </table:table-cell>
          <table:table-cell table:style-name="ce7" table:formula="of:=1-[.DL43]" office:value-type="float" office:value="0.0260919715063282" calcext:value-type="float">
            <text:p>0.0260919715</text:p>
          </table:table-cell>
          <table:table-cell table:style-name="ce7" table:formula="of:=1-[.DM43]" office:value-type="float" office:value="0.0261843563648557" calcext:value-type="float">
            <text:p>0.0261843564</text:p>
          </table:table-cell>
          <table:table-cell table:style-name="ce7" table:formula="of:=1-[.DN43]" office:value-type="float" office:value="0.0262746422390315" calcext:value-type="float">
            <text:p>0.0262746422</text:p>
          </table:table-cell>
          <table:table-cell table:style-name="ce7" table:formula="of:=1-[.DO43]" office:value-type="float" office:value="0.0263628604588081" calcext:value-type="float">
            <text:p>0.0263628605</text:p>
          </table:table-cell>
          <table:table-cell table:style-name="ce7" table:formula="of:=1-[.DP43]" office:value-type="float" office:value="0.0264490427579581" calcext:value-type="float">
            <text:p>0.0264490428</text:p>
          </table:table-cell>
          <table:table-cell table:style-name="ce7" table:formula="of:=1-[.DQ43]" office:value-type="float" office:value="0.0265332212167731" calcext:value-type="float">
            <text:p>0.0265332212</text:p>
          </table:table-cell>
          <table:table-cell table:style-name="ce7" table:formula="of:=1-[.DR43]" office:value-type="float" office:value="0.0266154282070759" calcext:value-type="float">
            <text:p>0.0266154282</text:p>
          </table:table-cell>
          <table:table-cell table:style-name="ce7" table:formula="of:=1-[.DS43]" office:value-type="float" office:value="0.0266956963395315" calcext:value-type="float">
            <text:p>0.0266956963</text:p>
          </table:table-cell>
          <table:table-cell table:style-name="ce7" table:formula="of:=1-[.DT43]" office:value-type="float" office:value="0.0267740584132748" calcext:value-type="float">
            <text:p>0.0267740584</text:p>
          </table:table-cell>
          <table:table-cell table:style-name="ce7" table:formula="of:=1-[.DU43]" office:value-type="float" office:value="0.0268505473678227" calcext:value-type="float">
            <text:p>0.0268505474</text:p>
          </table:table-cell>
          <table:table-cell table:style-name="ce7" table:formula="of:=1-[.DV43]" office:value-type="float" office:value="0.0269251962372705" calcext:value-type="float">
            <text:p>0.0269251962</text:p>
          </table:table-cell>
          <table:table-cell table:style-name="ce7" table:formula="of:=1-[.DW43]" office:value-type="float" office:value="0.0269980381067392" calcext:value-type="float">
            <text:p>0.0269980381</text:p>
          </table:table-cell>
          <table:table-cell table:style-name="ce7" table:formula="of:=1-[.DX43]" office:value-type="float" office:value="0.0270691060710417" calcext:value-type="float">
            <text:p>0.0270691061</text:p>
          </table:table-cell>
          <table:table-cell table:style-name="ce7" table:formula="of:=1-[.DY43]" office:value-type="float" office:value="0.0271384331955401" calcext:value-type="float">
            <text:p>0.0271384332</text:p>
          </table:table-cell>
          <table:table-cell table:style-name="ce7" table:formula="of:=1-[.DZ43]" office:value-type="float" office:value="0.0272060524791485" calcext:value-type="float">
            <text:p>0.0272060525</text:p>
          </table:table-cell>
          <table:table-cell table:style-name="ce7" table:formula="of:=1-[.EA43]" office:value-type="float" office:value="0.027271996819442" calcext:value-type="float">
            <text:p>0.0272719968</text:p>
          </table:table-cell>
          <table:table-cell table:style-name="ce7" table:formula="of:=1-[.EB43]" office:value-type="float" office:value="0.0273362989798145" calcext:value-type="float">
            <text:p>0.027336299</text:p>
          </table:table-cell>
          <table:table-cell table:style-name="ce7" table:formula="of:=1-[.EC43]" office:value-type="float" office:value="0.0273989915586529" calcext:value-type="float">
            <text:p>0.0273989916</text:p>
          </table:table-cell>
          <table:table-cell table:style-name="ce7" table:formula="of:=1-[.ED43]" office:value-type="float" office:value="0.0274601069604524" calcext:value-type="float">
            <text:p>0.027460107</text:p>
          </table:table-cell>
          <table:table-cell table:style-name="ce7" table:formula="of:=1-[.EE43]" office:value-type="float" office:value="0.0275196773688365" calcext:value-type="float">
            <text:p>0.0275196774</text:p>
          </table:table-cell>
          <table:table-cell table:style-name="ce7" table:formula="of:=1-[.EF43]" office:value-type="float" office:value="0.0275777347214114" calcext:value-type="float">
            <text:p>0.0275777347</text:p>
          </table:table-cell>
          <table:table-cell table:style-name="ce7" table:formula="of:=1-[.EG43]" office:value-type="float" office:value="0.0276343106864031" calcext:value-type="float">
            <text:p>0.0276343107</text:p>
          </table:table-cell>
          <table:table-cell table:style-name="ce7" table:formula="of:=1-[.EH43]" office:value-type="float" office:value="0.0276894366410139" calcext:value-type="float">
            <text:p>0.0276894366</text:p>
          </table:table-cell>
          <table:table-cell table:style-name="ce7" table:formula="of:=1-[.EI43]" office:value-type="float" office:value="0.0277431436514397" calcext:value-type="float">
            <text:p>0.0277431437</text:p>
          </table:table-cell>
          <table:table-cell table:style-name="ce7" table:formula="of:=1-[.EJ43]" office:value-type="float" office:value="0.0277954624544861" calcext:value-type="float">
            <text:p>0.0277954625</text:p>
          </table:table-cell>
          <table:table-cell table:style-name="ce7" table:formula="of:=1-[.EK43]" office:value-type="float" office:value="0.0278464234407181" calcext:value-type="float">
            <text:p>0.0278464234</text:p>
          </table:table-cell>
          <table:table-cell table:style-name="ce7" table:formula="of:=1-[.EL43]" office:value-type="float" office:value="0.0278960566390881" calcext:value-type="float">
            <text:p>0.0278960566</text:p>
          </table:table-cell>
          <table:table-cell table:style-name="ce7" table:formula="of:=1-[.EM43]" office:value-type="float" office:value="0.0279443917029787" calcext:value-type="float">
            <text:p>0.0279443917</text:p>
          </table:table-cell>
          <table:table-cell table:style-name="ce7" table:formula="of:=1-[.EN43]" office:value-type="float" office:value="0.0279914578975963" calcext:value-type="float">
            <text:p>0.0279914579</text:p>
          </table:table-cell>
          <table:table-cell table:style-name="ce7" table:formula="of:=1-[.EO43]" office:value-type="float" office:value="0.0280372840886601" calcext:value-type="float">
            <text:p>0.0280372841</text:p>
          </table:table-cell>
          <table:table-cell table:style-name="ce7" table:formula="of:=1-[.EP43]" office:value-type="float" office:value="0.0280818987323208" calcext:value-type="float">
            <text:p>0.0280818987</text:p>
          </table:table-cell>
          <table:table-cell table:style-name="ce7" table:formula="of:=1-[.EQ43]" office:value-type="float" office:value="0.0281253298662609" calcext:value-type="float">
            <text:p>0.0281253299</text:p>
          </table:table-cell>
          <table:table-cell table:style-name="ce7" table:formula="of:=1-[.ER43]" office:value-type="float" office:value="0.0281676051019059" calcext:value-type="float">
            <text:p>0.0281676051</text:p>
          </table:table-cell>
          <table:table-cell table:style-name="ce7" table:formula="of:=1-[.ES43]" office:value-type="float" office:value="0.0282087516176993" calcext:value-type="float">
            <text:p>0.0282087516</text:p>
          </table:table-cell>
          <table:table-cell table:style-name="ce7" table:formula="of:=1-[.ET43]" office:value-type="float" office:value="0.0282487961533864" calcext:value-type="float">
            <text:p>0.0282487962</text:p>
          </table:table-cell>
          <table:table-cell table:style-name="ce7" table:formula="of:=1-[.EU43]" office:value-type="float" office:value="0.028287765005249" calcext:value-type="float">
            <text:p>0.028287765</text:p>
          </table:table-cell>
          <table:table-cell table:style-name="ce7" table:formula="of:=1-[.EV43]" office:value-type="float" office:value="0.0283256840222378" calcext:value-type="float">
            <text:p>0.028325684</text:p>
          </table:table-cell>
          <table:table-cell table:style-name="ce7" table:formula="of:=1-[.EW43]" office:value-type="float" office:value="0.0283625786029579" calcext:value-type="float">
            <text:p>0.0283625786</text:p>
          </table:table-cell>
          <table:table-cell table:style-name="ce7" table:formula="of:=1-[.EX43]" office:value-type="float" office:value="0.0283984736934568" calcext:value-type="float">
            <text:p>0.0283984737</text:p>
          </table:table-cell>
          <table:table-cell table:style-name="ce7" table:formula="of:=1-[.EY43]" office:value-type="float" office:value="0.0284333937857582" calcext:value-type="float">
            <text:p>0.0284333938</text:p>
          </table:table-cell>
          <table:table-cell table:style-name="ce7" table:formula="of:=1-[.EZ43]" office:value-type="float" office:value="0.0284673629171096" calcext:value-type="float">
            <text:p>0.0284673629</text:p>
          </table:table-cell>
          <table:table-cell table:style-name="ce7" table:formula="of:=1-[.FA43]" office:value-type="float" office:value="0.0285004046698889" calcext:value-type="float">
            <text:p>0.0285004047</text:p>
          </table:table-cell>
          <table:table-cell table:style-name="ce7" table:formula="of:=1-[.FB43]" office:value-type="float" office:value="0.0285325421721314" calcext:value-type="float">
            <text:p>0.0285325422</text:p>
          </table:table-cell>
          <table:table-cell table:style-name="ce7" table:formula="of:=1-[.FC43]" office:value-type="float" office:value="0.0285637980986351" calcext:value-type="float">
            <text:p>0.0285637981</text:p>
          </table:table-cell>
          <table:table-cell table:style-name="ce7" table:formula="of:=1-[.FD43]" office:value-type="float" office:value="0.0285941946726049" calcext:value-type="float">
            <text:p>0.0285941947</text:p>
          </table:table-cell>
          <table:table-cell table:style-name="ce7" table:formula="of:=1-[.FE43]" office:value-type="float" office:value="0.0286237536677961" calcext:value-type="float">
            <text:p>0.0286237537</text:p>
          </table:table-cell>
          <table:table-cell table:style-name="ce7" table:formula="of:=1-[.FF43]" office:value-type="float" office:value="0.0286524964111258" calcext:value-type="float">
            <text:p>0.0286524964</text:p>
          </table:table-cell>
          <table:table-cell table:style-name="ce7" table:formula="of:=1-[.FG43]" office:value-type="float" office:value="0.0286804437857109" calcext:value-type="float">
            <text:p>0.0286804438</text:p>
          </table:table-cell>
          <table:table-cell table:style-name="ce7" table:formula="of:=1-[.FH43]" office:value-type="float" office:value="0.0287076162343027" calcext:value-type="float">
            <text:p>0.0287076162</text:p>
          </table:table-cell>
          <table:table-cell table:style-name="ce7" table:formula="of:=1-[.FI43]" office:value-type="float" office:value="0.0287340337630889" calcext:value-type="float">
            <text:p>0.0287340338</text:p>
          </table:table-cell>
          <table:table-cell table:style-name="ce7" table:formula="of:=1-[.FJ43]" office:value-type="float" office:value="0.028759715945824" calcext:value-type="float">
            <text:p>0.0287597159</text:p>
          </table:table-cell>
          <table:table-cell table:style-name="ce7" table:formula="of:=1-[.FK43]" office:value-type="float" office:value="0.0287846819282752" calcext:value-type="float">
            <text:p>0.0287846819</text:p>
          </table:table-cell>
          <table:table-cell table:style-name="ce7" table:formula="of:=1-[.FL43]" office:value-type="float" office:value="0.0288089504329344" calcext:value-type="float">
            <text:p>0.0288089504</text:p>
          </table:table-cell>
          <table:table-cell table:style-name="ce7" table:formula="of:=1-[.FM43]" office:value-type="float" office:value="0.0288325397639912" calcext:value-type="float">
            <text:p>0.0288325398</text:p>
          </table:table-cell>
          <table:table-cell table:style-name="ce7" table:formula="of:=1-[.FN43]" office:value-type="float" office:value="0.0288554678125332" calcext:value-type="float">
            <text:p>0.0288554678</text:p>
          </table:table-cell>
          <table:table-cell table:style-name="ce7" table:formula="of:=1-[.FO43]" office:value-type="float" office:value="0.0288777520619421" calcext:value-type="float">
            <text:p>0.0288777521</text:p>
          </table:table-cell>
          <table:table-cell table:style-name="ce7" table:formula="of:=1-[.FP43]" office:value-type="float" office:value="0.028899409593483" calcext:value-type="float">
            <text:p>0.0288994096</text:p>
          </table:table-cell>
          <table:table-cell table:style-name="ce7" table:formula="of:=1-[.FQ43]" office:value-type="float" office:value="0.0289204570920484" calcext:value-type="float">
            <text:p>0.0289204571</text:p>
          </table:table-cell>
          <table:table-cell table:style-name="ce7" table:formula="of:=1-[.FR43]" office:value-type="float" office:value="0.0289409108520438" calcext:value-type="float">
            <text:p>0.0289409109</text:p>
          </table:table-cell>
          <table:table-cell table:style-name="ce7" table:formula="of:=1-[.FS43]" office:value-type="float" office:value="0.0289607867833976" calcext:value-type="float">
            <text:p>0.0289607868</text:p>
          </table:table-cell>
          <table:table-cell table:style-name="ce7" table:formula="of:=1-[.FT43]" office:value-type="float" office:value="0.0289801004176795" calcext:value-type="float">
            <text:p>0.0289801004</text:p>
          </table:table-cell>
          <table:table-cell table:style-name="ce7" table:formula="of:=1-[.FU43]" office:value-type="float" office:value="0.0289988669143016" calcext:value-type="float">
            <text:p>0.0289988669</text:p>
          </table:table-cell>
          <table:table-cell table:style-name="ce7" table:formula="of:=1-[.FV43]" office:value-type="float" office:value="0.0290171010667978" calcext:value-type="float">
            <text:p>0.0290171011</text:p>
          </table:table-cell>
          <table:table-cell table:style-name="ce7" table:formula="of:=1-[.FW43]" office:value-type="float" office:value="0.0290348173091631" calcext:value-type="float">
            <text:p>0.0290348173</text:p>
          </table:table-cell>
          <table:table-cell table:style-name="ce7" table:formula="of:=1-[.FX43]" office:value-type="float" office:value="0.0290520297222334" calcext:value-type="float">
            <text:p>0.0290520297</text:p>
          </table:table-cell>
          <table:table-cell table:style-name="ce7" table:formula="of:=1-[.FY43]" office:value-type="float" office:value="0.0290687520401046" calcext:value-type="float">
            <text:p>0.029068752</text:p>
          </table:table-cell>
          <table:table-cell table:style-name="ce7" table:formula="of:=1-[.FZ43]" office:value-type="float" office:value="0.0290849976565699" calcext:value-type="float">
            <text:p>0.0290849977</text:p>
          </table:table-cell>
          <table:table-cell table:style-name="ce7" table:formula="of:=1-[.GA43]" office:value-type="float" office:value="0.0291007796315669" calcext:value-type="float">
            <text:p>0.0291007796</text:p>
          </table:table-cell>
          <table:table-cell table:style-name="ce7" table:formula="of:=1-[.GB43]" office:value-type="float" office:value="0.0291161106976272" calcext:value-type="float">
            <text:p>0.0291161107</text:p>
          </table:table-cell>
          <table:table-cell table:style-name="ce7" table:formula="of:=1-[.GC43]" office:value-type="float" office:value="0.0291310032663152" calcext:value-type="float">
            <text:p>0.0291310033</text:p>
          </table:table-cell>
          <table:table-cell table:style-name="ce7" table:formula="of:=1-[.GD43]" office:value-type="float" office:value="0.0291454694346471" calcext:value-type="float">
            <text:p>0.0291454694</text:p>
          </table:table-cell>
          <table:table-cell table:style-name="ce7" table:formula="of:=1-[.GE43]" office:value-type="float" office:value="0.0291595209914894" calcext:value-type="float">
            <text:p>0.029159521</text:p>
          </table:table-cell>
          <table:table-cell table:style-name="ce7" table:formula="of:=1-[.GF43]" office:value-type="float" office:value="0.0291731694239159" calcext:value-type="float">
            <text:p>0.0291731694</text:p>
          </table:table-cell>
          <table:table-cell table:style-name="ce7" table:formula="of:=1-[.GG43]" office:value-type="float" office:value="0.0291864259235317" calcext:value-type="float">
            <text:p>0.0291864259</text:p>
          </table:table-cell>
          <table:table-cell table:style-name="ce7" table:formula="of:=1-[.GH43]" office:value-type="float" office:value="0.0291993013927452" calcext:value-type="float">
            <text:p>0.0291993014</text:p>
          </table:table-cell>
          <table:table-cell table:style-name="ce7" table:formula="of:=1-[.GI43]" office:value-type="float" office:value="0.0292118064509894" calcext:value-type="float">
            <text:p>0.0292118065</text:p>
          </table:table-cell>
          <table:table-cell table:style-name="ce7" table:formula="of:=1-[.GJ43]" office:value-type="float" office:value="0.0292239514408867" calcext:value-type="float">
            <text:p>0.0292239514</text:p>
          </table:table-cell>
          <table:table-cell table:style-name="ce7" table:formula="of:=1-[.GK43]" office:value-type="float" office:value="0.0292357464343458" calcext:value-type="float">
            <text:p>0.0292357464</text:p>
          </table:table-cell>
          <table:table-cell table:style-name="ce7" table:formula="of:=1-[.GL43]" office:value-type="float" office:value="0.0292472012386001" calcext:value-type="float">
            <text:p>0.0292472012</text:p>
          </table:table-cell>
          <table:table-cell table:style-name="ce7" table:formula="of:=1-[.GM43]" office:value-type="float" office:value="0.0292583254021667" calcext:value-type="float">
            <text:p>0.0292583254</text:p>
          </table:table-cell>
          <table:table-cell table:style-name="ce7" table:formula="of:=1-[.GN43]" office:value-type="float" office:value="0.0292691282207357" calcext:value-type="float">
            <text:p>0.0292691282</text:p>
          </table:table-cell>
          <table:table-cell table:style-name="ce7" table:formula="of:=1-[.GO43]" office:value-type="float" office:value="0.0292796187429797" calcext:value-type="float">
            <text:p>0.0292796187</text:p>
          </table:table-cell>
          <table:table-cell table:style-name="ce7" table:formula="of:=1-[.GP43]" office:value-type="float" office:value="0.0292898057762873" calcext:value-type="float">
            <text:p>0.0292898058</text:p>
          </table:table-cell>
          <table:table-cell table:style-name="ce7" table:formula="of:=1-[.GQ43]" office:value-type="float" office:value="0.0292996978924058" calcext:value-type="float">
            <text:p>0.0292996979</text:p>
          </table:table-cell>
          <table:table-cell table:style-name="ce7" table:formula="of:=1-[.GR43]" office:value-type="float" office:value="0.0293093034330075" calcext:value-type="float">
            <text:p>0.0293093034</text:p>
          </table:table-cell>
        </table:table-row>
        <table:table-row table:style-name="ro1">
          <table:table-cell/>
          <table:table-cell table:style-name="ce7" office:value-type="string" calcext:value-type="string">
            <text:p>Number infections</text:p>
          </table:table-cell>
          <table:table-cell table:style-name="ce7" table:formula="of:=[.C44]*[.C39]" office:value-type="float" office:value="2.3940079940024" calcext:value-type="float">
            <text:p>2.394007994</text:p>
          </table:table-cell>
          <table:table-cell table:style-name="ce7" table:formula="of:=[.D44]*[.D39]" office:value-type="float" office:value="2.43650372826635" calcext:value-type="float">
            <text:p>2.4365037283</text:p>
          </table:table-cell>
          <table:table-cell table:style-name="ce7" table:formula="of:=[.E44]*[.E39]" office:value-type="float" office:value="2.47904424335102" calcext:value-type="float">
            <text:p>2.4790442434</text:p>
          </table:table-cell>
          <table:table-cell table:style-name="ce7" table:formula="of:=[.F44]*[.F39]" office:value-type="float" office:value="2.52159298162957" calcext:value-type="float">
            <text:p>2.5215929816</text:p>
          </table:table-cell>
          <table:table-cell table:style-name="ce7" table:formula="of:=[.G44]*[.G39]" office:value-type="float" office:value="2.56411208090606" calcext:value-type="float">
            <text:p>2.5641120809</text:p>
          </table:table-cell>
          <table:table-cell table:style-name="ce7" table:formula="of:=[.H44]*[.H39]" office:value-type="float" office:value="2.60656240782737" calcext:value-type="float">
            <text:p>2.6065624078</text:p>
          </table:table-cell>
          <table:table-cell table:style-name="ce7" table:formula="of:=[.I44]*[.I39]" office:value-type="float" office:value="2.6489035970797" calcext:value-type="float">
            <text:p>2.6489035971</text:p>
          </table:table-cell>
          <table:table-cell table:style-name="ce7" table:formula="of:=[.J44]*[.J39]" office:value-type="float" office:value="2.6910940965172" calcext:value-type="float">
            <text:p>2.6910940965</text:p>
          </table:table-cell>
          <table:table-cell table:style-name="ce7" table:formula="of:=[.K44]*[.K39]" office:value-type="float" office:value="2.73309121834317" calcext:value-type="float">
            <text:p>2.7330912183</text:p>
          </table:table-cell>
          <table:table-cell table:style-name="ce7" table:formula="of:=[.L44]*[.L39]" office:value-type="float" office:value="2.77485119644036" calcext:value-type="float">
            <text:p>2.7748511964</text:p>
          </table:table-cell>
          <table:table-cell table:style-name="ce7" table:formula="of:=[.M44]*[.M39]" office:value-type="float" office:value="2.81632924991363" calcext:value-type="float">
            <text:p>2.8163292499</text:p>
          </table:table-cell>
          <table:table-cell table:style-name="ce7" table:formula="of:=[.N44]*[.N39]" office:value-type="float" office:value="2.85747965287817" calcext:value-type="float">
            <text:p>2.8574796529</text:p>
          </table:table-cell>
          <table:table-cell table:style-name="ce7" table:formula="of:=[.O44]*[.O39]" office:value-type="float" office:value="2.89825581049276" calcext:value-type="float">
            <text:p>2.8982558105</text:p>
          </table:table-cell>
          <table:table-cell table:style-name="ce7" table:formula="of:=[.P44]*[.P39]" office:value-type="float" office:value="2.93861034119649" calcext:value-type="float">
            <text:p>2.9386103412</text:p>
          </table:table-cell>
          <table:table-cell table:style-name="ce7" table:formula="of:=[.Q44]*[.Q39]" office:value-type="float" office:value="2.97849516507687" calcext:value-type="float">
            <text:p>2.9784951651</text:p>
          </table:table-cell>
          <table:table-cell table:style-name="ce7" table:formula="of:=[.R44]*[.R39]" office:value-type="float" office:value="3.0178615982465" calcext:value-type="float">
            <text:p>3.0178615982</text:p>
          </table:table-cell>
          <table:table-cell table:style-name="ce7" table:formula="of:=[.S44]*[.S39]" office:value-type="float" office:value="3.05666045307339" calcext:value-type="float">
            <text:p>3.0566604531</text:p>
          </table:table-cell>
          <table:table-cell table:style-name="ce7" table:formula="of:=[.T44]*[.T39]" office:value-type="float" office:value="3.09484214405845" calcext:value-type="float">
            <text:p>3.0948421441</text:p>
          </table:table-cell>
          <table:table-cell table:style-name="ce7" table:formula="of:=[.U44]*[.U39]" office:value-type="float" office:value="3.13235679911782" calcext:value-type="float">
            <text:p>3.1323567991</text:p>
          </table:table-cell>
          <table:table-cell table:style-name="ce7" table:formula="of:=[.V44]*[.V39]" office:value-type="float" office:value="3.16915437597379" calcext:value-type="float">
            <text:p>3.169154376</text:p>
          </table:table-cell>
          <table:table-cell table:style-name="ce7" table:formula="of:=[.W44]*[.W39]" office:value-type="float" office:value="3.20518478332178" calcext:value-type="float">
            <text:p>3.2051847833</text:p>
          </table:table-cell>
          <table:table-cell table:style-name="ce7" table:formula="of:=[.X44]*[.X39]" office:value-type="float" office:value="3.24039800639069" calcext:value-type="float">
            <text:p>3.2403980064</text:p>
          </table:table-cell>
          <table:table-cell table:style-name="ce7" table:formula="of:=[.Y44]*[.Y39]" office:value-type="float" office:value="3.27474423647025" calcext:value-type="float">
            <text:p>3.2747442365</text:p>
          </table:table-cell>
          <table:table-cell table:style-name="ce7" table:formula="of:=[.Z44]*[.Z39]" office:value-type="float" office:value="3.30817400394125" calcext:value-type="float">
            <text:p>3.3081740039</text:p>
          </table:table-cell>
          <table:table-cell table:style-name="ce7" table:formula="of:=[.AA44]*[.AA39]" office:value-type="float" office:value="3.34063831429382" calcext:value-type="float">
            <text:p>3.3406383143</text:p>
          </table:table-cell>
          <table:table-cell table:style-name="ce7" table:formula="of:=[.AB44]*[.AB39]" office:value-type="float" office:value="3.37208878658938" calcext:value-type="float">
            <text:p>3.3720887866</text:p>
          </table:table-cell>
          <table:table-cell table:style-name="ce7" table:formula="of:=[.AC44]*[.AC39]" office:value-type="float" office:value="3.40247779377655" calcext:value-type="float">
            <text:p>3.4024777938</text:p>
          </table:table-cell>
          <table:table-cell table:style-name="ce7" table:formula="of:=[.AD44]*[.AD39]" office:value-type="float" office:value="3.43175860424467" calcext:value-type="float">
            <text:p>3.4317586042</text:p>
          </table:table-cell>
          <table:table-cell table:style-name="ce7" table:formula="of:=[.AE44]*[.AE39]" office:value-type="float" office:value="3.4598855239616" calcext:value-type="float">
            <text:p>3.459885524</text:p>
          </table:table-cell>
          <table:table-cell table:style-name="ce7" table:formula="of:=[.AF44]*[.AF39]" office:value-type="float" office:value="3.48681403852047" calcext:value-type="float">
            <text:p>3.4868140385</text:p>
          </table:table-cell>
          <table:table-cell table:style-name="ce7" table:formula="of:=[.AG44]*[.AG39]" office:value-type="float" office:value="3.51250095439531" calcext:value-type="float">
            <text:p>3.5125009544</text:p>
          </table:table-cell>
          <table:table-cell table:style-name="ce7" table:formula="of:=[.AH44]*[.AH39]" office:value-type="float" office:value="3.53690453868821" calcext:value-type="float">
            <text:p>3.5369045387</text:p>
          </table:table-cell>
          <table:table-cell table:style-name="ce7" table:formula="of:=[.AI44]*[.AI39]" office:value-type="float" office:value="3.55998465663982" calcext:value-type="float">
            <text:p>3.5599846566</text:p>
          </table:table-cell>
          <table:table-cell table:style-name="ce7" table:formula="of:=[.AJ44]*[.AJ39]" office:value-type="float" office:value="3.5817029061643" calcext:value-type="float">
            <text:p>3.5817029062</text:p>
          </table:table-cell>
          <table:table-cell table:style-name="ce7" table:formula="of:=[.AK44]*[.AK39]" office:value-type="float" office:value="3.60202274867315" calcext:value-type="float">
            <text:p>3.6020227487</text:p>
          </table:table-cell>
          <table:table-cell table:style-name="ce7" table:formula="of:=[.AL44]*[.AL39]" office:value-type="float" office:value="3.62090963545026" calcext:value-type="float">
            <text:p>3.6209096355</text:p>
          </table:table-cell>
          <table:table-cell table:style-name="ce7" table:formula="of:=[.AM44]*[.AM39]" office:value-type="float" office:value="3.63833112885831" calcext:value-type="float">
            <text:p>3.6383311289</text:p>
          </table:table-cell>
          <table:table-cell table:style-name="ce7" table:formula="of:=[.AN44]*[.AN39]" office:value-type="float" office:value="3.65425701766577" calcext:value-type="float">
            <text:p>3.6542570177</text:p>
          </table:table-cell>
          <table:table-cell table:style-name="ce7" table:formula="of:=[.AO44]*[.AO39]" office:value-type="float" office:value="3.66865942581337" calcext:value-type="float">
            <text:p>3.6686594258</text:p>
          </table:table-cell>
          <table:table-cell table:style-name="ce7" table:formula="of:=[.AP44]*[.AP39]" office:value-type="float" office:value="3.6815129139585" calcext:value-type="float">
            <text:p>3.681512914</text:p>
          </table:table-cell>
          <table:table-cell table:style-name="ce7" table:formula="of:=[.AQ44]*[.AQ39]" office:value-type="float" office:value="3.69279457318191" calcext:value-type="float">
            <text:p>3.6927945732</text:p>
          </table:table-cell>
          <table:table-cell table:style-name="ce7" table:formula="of:=[.AR44]*[.AR39]" office:value-type="float" office:value="3.70248411026791" calcext:value-type="float">
            <text:p>3.7024841103</text:p>
          </table:table-cell>
          <table:table-cell table:style-name="ce7" table:formula="of:=[.AS44]*[.AS39]" office:value-type="float" office:value="3.71056392402909" calcext:value-type="float">
            <text:p>3.710563924</text:p>
          </table:table-cell>
          <table:table-cell table:style-name="ce7" table:formula="of:=[.AT44]*[.AT39]" office:value-type="float" office:value="3.71701917218285" calcext:value-type="float">
            <text:p>3.7170191722</text:p>
          </table:table-cell>
          <table:table-cell table:style-name="ce7" table:formula="of:=[.AU44]*[.AU39]" office:value-type="float" office:value="3.72183782835462" calcext:value-type="float">
            <text:p>3.7218378284</text:p>
          </table:table-cell>
          <table:table-cell table:style-name="ce7" table:formula="of:=[.AV44]*[.AV39]" office:value-type="float" office:value="3.72501072883358" calcext:value-type="float">
            <text:p>3.7250107288</text:p>
          </table:table-cell>
          <table:table-cell table:style-name="ce7" table:formula="of:=[.AW44]*[.AW39]" office:value-type="float" office:value="3.726531608775" calcext:value-type="float">
            <text:p>3.7265316088</text:p>
          </table:table-cell>
          <table:table-cell table:style-name="ce7" table:formula="of:=[.AX44]*[.AX39]" office:value-type="float" office:value="3.72639712760614" calcext:value-type="float">
            <text:p>3.7263971276</text:p>
          </table:table-cell>
          <table:table-cell table:style-name="ce7" table:formula="of:=[.AY44]*[.AY39]" office:value-type="float" office:value="3.7246068834621" calcext:value-type="float">
            <text:p>3.7246068835</text:p>
          </table:table-cell>
          <table:table-cell table:style-name="ce7" table:formula="of:=[.AZ44]*[.AZ39]" office:value-type="float" office:value="3.72116341655209" calcext:value-type="float">
            <text:p>3.7211634166</text:p>
          </table:table-cell>
          <table:table-cell table:style-name="ce7" table:formula="of:=[.BA44]*[.BA39]" office:value-type="float" office:value="3.71607220142054" calcext:value-type="float">
            <text:p>3.7160722014</text:p>
          </table:table-cell>
          <table:table-cell table:style-name="ce7" table:formula="of:=[.BB44]*[.BB39]" office:value-type="float" office:value="3.70934162814632" calcext:value-type="float">
            <text:p>3.7093416281</text:p>
          </table:table-cell>
          <table:table-cell table:style-name="ce7" table:formula="of:=[.BC44]*[.BC39]" office:value-type="float" office:value="3.70098297259243" calcext:value-type="float">
            <text:p>3.7009829726</text:p>
          </table:table-cell>
          <table:table-cell table:style-name="ce7" table:formula="of:=[.BD44]*[.BD39]" office:value-type="float" office:value="3.69101035588697" calcext:value-type="float">
            <text:p>3.6910103559</text:p>
          </table:table-cell>
          <table:table-cell table:style-name="ce7" table:formula="of:=[.BE44]*[.BE39]" office:value-type="float" office:value="3.67944069338842" calcext:value-type="float">
            <text:p>3.6794406934</text:p>
          </table:table-cell>
          <table:table-cell table:style-name="ce7" table:formula="of:=[.BF44]*[.BF39]" office:value-type="float" office:value="3.6662936334521" calcext:value-type="float">
            <text:p>3.6662936335</text:p>
          </table:table-cell>
          <table:table-cell table:style-name="ce7" table:formula="of:=[.BG44]*[.BG39]" office:value-type="float" office:value="3.65159148637953" calcext:value-type="float">
            <text:p>3.6515914864</text:p>
          </table:table-cell>
          <table:table-cell table:style-name="ce7" table:formula="of:=[.BH44]*[.BH39]" office:value-type="float" office:value="3.63535914399167" calcext:value-type="float">
            <text:p>3.635359144</text:p>
          </table:table-cell>
          <table:table-cell table:style-name="ce7" table:formula="of:=[.BI44]*[.BI39]" office:value-type="float" office:value="3.61762399032204" calcext:value-type="float">
            <text:p>3.6176239903</text:p>
          </table:table-cell>
          <table:table-cell table:style-name="ce7" table:formula="of:=[.BJ44]*[.BJ39]" office:value-type="float" office:value="3.59841580397678" calcext:value-type="float">
            <text:p>3.598415804</text:p>
          </table:table-cell>
          <table:table-cell table:style-name="ce7" table:formula="of:=[.BK44]*[.BK39]" office:value-type="float" office:value="3.57776665275658" calcext:value-type="float">
            <text:p>3.5777666528</text:p>
          </table:table-cell>
          <table:table-cell table:style-name="ce7" table:formula="of:=[.BL44]*[.BL39]" office:value-type="float" office:value="3.55571078117081" calcext:value-type="float">
            <text:p>3.5557107812</text:p>
          </table:table-cell>
          <table:table-cell table:style-name="ce7" table:formula="of:=[.BM44]*[.BM39]" office:value-type="float" office:value="3.53228449151603" calcext:value-type="float">
            <text:p>3.5322844915</text:p>
          </table:table-cell>
          <table:table-cell table:style-name="ce7" table:formula="of:=[.BN44]*[.BN39]" office:value-type="float" office:value="3.50752601921164" calcext:value-type="float">
            <text:p>3.5075260192</text:p>
          </table:table-cell>
          <table:table-cell table:style-name="ce7" table:formula="of:=[.BO44]*[.BO39]" office:value-type="float" office:value="3.48147540311393" calcext:value-type="float">
            <text:p>3.4814754031</text:p>
          </table:table-cell>
          <table:table-cell table:style-name="ce7" table:formula="of:=[.BP44]*[.BP39]" office:value-type="float" office:value="3.45417435154479" calcext:value-type="float">
            <text:p>3.4541743515</text:p>
          </table:table-cell>
          <table:table-cell table:style-name="ce7" table:formula="of:=[.BQ44]*[.BQ39]" office:value-type="float" office:value="3.42566610477848" calcext:value-type="float">
            <text:p>3.4256661048</text:p>
          </table:table-cell>
          <table:table-cell table:style-name="ce7" table:formula="of:=[.BR44]*[.BR39]" office:value-type="float" office:value="3.39599529473786" calcext:value-type="float">
            <text:p>3.3959952947</text:p>
          </table:table-cell>
          <table:table-cell table:style-name="ce7" table:formula="of:=[.BS44]*[.BS39]" office:value-type="float" office:value="3.3652078026472" calcext:value-type="float">
            <text:p>3.3652078026</text:p>
          </table:table-cell>
          <table:table-cell table:style-name="ce7" table:formula="of:=[.BT44]*[.BT39]" office:value-type="float" office:value="3.3333506153827" calcext:value-type="float">
            <text:p>3.3333506154</text:p>
          </table:table-cell>
          <table:table-cell table:style-name="ce7" table:formula="of:=[.BU44]*[.BU39]" office:value-type="float" office:value="3.30047168124487" calcext:value-type="float">
            <text:p>3.3004716812</text:p>
          </table:table-cell>
          <table:table-cell table:style-name="ce7" table:formula="of:=[.BV44]*[.BV39]" office:value-type="float" office:value="3.26661976586524" calcext:value-type="float">
            <text:p>3.2666197659</text:p>
          </table:table-cell>
          <table:table-cell table:style-name="ce7" table:formula="of:=[.BW44]*[.BW39]" office:value-type="float" office:value="3.23184430892888" calcext:value-type="float">
            <text:p>3.2318443089</text:p>
          </table:table-cell>
          <table:table-cell table:style-name="ce7" table:formula="of:=[.BX44]*[.BX39]" office:value-type="float" office:value="3.19619528237254" calcext:value-type="float">
            <text:p>3.1961952824</text:p>
          </table:table-cell>
          <table:table-cell table:style-name="ce7" table:formula="of:=[.BY44]*[.BY39]" office:value-type="float" office:value="3.15972305068478" calcext:value-type="float">
            <text:p>3.1597230507</text:p>
          </table:table-cell>
          <table:table-cell table:style-name="ce7" table:formula="of:=[.BZ44]*[.BZ39]" office:value-type="float" office:value="3.12247823389692" calcext:value-type="float">
            <text:p>3.1224782339</text:p>
          </table:table-cell>
          <table:table-cell table:style-name="ce7" table:formula="of:=[.CA44]*[.CA39]" office:value-type="float" office:value="3.08451157381978" calcext:value-type="float">
            <text:p>3.0845115738</text:p>
          </table:table-cell>
          <table:table-cell table:style-name="ce7" table:formula="of:=[.CB44]*[.CB39]" office:value-type="float" office:value="3.04587380403679" calcext:value-type="float">
            <text:p>3.045873804</text:p>
          </table:table-cell>
          <table:table-cell table:style-name="ce7" table:formula="of:=[.CC44]*[.CC39]" office:value-type="float" office:value="3.00661552412359" calcext:value-type="float">
            <text:p>3.0066155241</text:p>
          </table:table-cell>
          <table:table-cell table:style-name="ce7" table:formula="of:=[.CD44]*[.CD39]" office:value-type="float" office:value="2.96678707851779" calcext:value-type="float">
            <text:p>2.9667870785</text:p>
          </table:table-cell>
          <table:table-cell table:style-name="ce7" table:formula="of:=[.CE44]*[.CE39]" office:value-type="float" office:value="2.92643844041952" calcext:value-type="float">
            <text:p>2.9264384404</text:p>
          </table:table-cell>
          <table:table-cell table:style-name="ce7" table:formula="of:=[.CF44]*[.CF39]" office:value-type="float" office:value="2.88561910105488" calcext:value-type="float">
            <text:p>2.8856191011</text:p>
          </table:table-cell>
          <table:table-cell table:style-name="ce7" table:formula="of:=[.CG44]*[.CG39]" office:value-type="float" office:value="2.84437796458954" calcext:value-type="float">
            <text:p>2.8443779646</text:p>
          </table:table-cell>
          <table:table-cell table:style-name="ce7" table:formula="of:=[.CH44]*[.CH39]" office:value-type="float" office:value="2.80276324893321" calcext:value-type="float">
            <text:p>2.8027632489</text:p>
          </table:table-cell>
          <table:table-cell table:style-name="ce7" table:formula="of:=[.CI44]*[.CI39]" office:value-type="float" office:value="2.76082239263052" calcext:value-type="float">
            <text:p>2.7608223926</text:p>
          </table:table-cell>
          <table:table-cell table:style-name="ce7" table:formula="of:=[.CJ44]*[.CJ39]" office:value-type="float" office:value="2.71860196798839" calcext:value-type="float">
            <text:p>2.718601968</text:p>
          </table:table-cell>
          <table:table-cell table:style-name="ce7" table:formula="of:=[.CK44]*[.CK39]" office:value-type="float" office:value="2.67614760054853" calcext:value-type="float">
            <text:p>2.6761476005</text:p>
          </table:table-cell>
          <table:table-cell table:style-name="ce7" table:formula="of:=[.CL44]*[.CL39]" office:value-type="float" office:value="2.63350389497072" calcext:value-type="float">
            <text:p>2.633503895</text:p>
          </table:table-cell>
          <table:table-cell table:style-name="ce7" table:formula="of:=[.CM44]*[.CM39]" office:value-type="float" office:value="2.59071436735356" calcext:value-type="float">
            <text:p>2.5907143674</text:p>
          </table:table-cell>
          <table:table-cell table:style-name="ce7" table:formula="of:=[.CN44]*[.CN39]" office:value-type="float" office:value="2.54782138398122" calcext:value-type="float">
            <text:p>2.547821384</text:p>
          </table:table-cell>
          <table:table-cell table:style-name="ce7" table:formula="of:=[.CO44]*[.CO39]" office:value-type="float" office:value="2.50486610645131" calcext:value-type="float">
            <text:p>2.5048661065</text:p>
          </table:table-cell>
          <table:table-cell table:style-name="ce7" table:formula="of:=[.CP44]*[.CP39]" office:value-type="float" office:value="2.46188844310253" calcext:value-type="float">
            <text:p>2.4618884431</text:p>
          </table:table-cell>
          <table:table-cell table:style-name="ce7" table:formula="of:=[.CQ44]*[.CQ39]" office:value-type="float" office:value="2.41892700663559" calcext:value-type="float">
            <text:p>2.4189270066</text:p>
          </table:table-cell>
          <table:table-cell table:style-name="ce7" table:formula="of:=[.CR44]*[.CR39]" office:value-type="float" office:value="2.37601907778763" calcext:value-type="float">
            <text:p>2.3760190778</text:p>
          </table:table-cell>
          <table:table-cell table:style-name="ce7" table:formula="of:=[.CS44]*[.CS39]" office:value-type="float" office:value="2.33320057490065" calcext:value-type="float">
            <text:p>2.3332005749</text:p>
          </table:table-cell>
          <table:table-cell table:style-name="ce7" table:formula="of:=[.CT44]*[.CT39]" office:value-type="float" office:value="2.29050602919787" calcext:value-type="float">
            <text:p>2.2905060292</text:p>
          </table:table-cell>
          <table:table-cell table:style-name="ce7" table:formula="of:=[.CU44]*[.CU39]" office:value-type="float" office:value="2.24796856556573" calcext:value-type="float">
            <text:p>2.2479685656</text:p>
          </table:table-cell>
          <table:table-cell table:style-name="ce7" table:formula="of:=[.CV44]*[.CV39]" office:value-type="float" office:value="2.20561988861996" calcext:value-type="float">
            <text:p>2.2056198886</text:p>
          </table:table-cell>
          <table:table-cell table:style-name="ce7" table:formula="of:=[.CW44]*[.CW39]" office:value-type="float" office:value="2.16349027382155" calcext:value-type="float">
            <text:p>2.1634902738</text:p>
          </table:table-cell>
          <table:table-cell table:style-name="ce7" table:formula="of:=[.CX44]*[.CX39]" office:value-type="float" office:value="2.12160856339466" calcext:value-type="float">
            <text:p>2.1216085634</text:p>
          </table:table-cell>
          <table:table-cell table:style-name="ce7" table:formula="of:=[.CY44]*[.CY39]" office:value-type="float" office:value="2.08000216679211" calcext:value-type="float">
            <text:p>2.0800021668</text:p>
          </table:table-cell>
          <table:table-cell table:style-name="ce7" table:formula="of:=[.CZ44]*[.CZ39]" office:value-type="float" office:value="2.03869706544365" calcext:value-type="float">
            <text:p>2.0386970654</text:p>
          </table:table-cell>
          <table:table-cell table:style-name="ce7" table:formula="of:=[.DA44]*[.DA39]" office:value-type="float" office:value="1.99771782151955" calcext:value-type="float">
            <text:p>1.9977178215</text:p>
          </table:table-cell>
          <table:table-cell table:style-name="ce7" table:formula="of:=[.DB44]*[.DB39]" office:value-type="float" office:value="1.95708759043895" calcext:value-type="float">
            <text:p>1.9570875904</text:p>
          </table:table-cell>
          <table:table-cell table:style-name="ce7" table:formula="of:=[.DC44]*[.DC39]" office:value-type="float" office:value="1.91682813685052" calcext:value-type="float">
            <text:p>1.9168281369</text:p>
          </table:table-cell>
          <table:table-cell table:style-name="ce7" table:formula="of:=[.DD44]*[.DD39]" office:value-type="float" office:value="1.8769598538148" calcext:value-type="float">
            <text:p>1.8769598538</text:p>
          </table:table-cell>
          <table:table-cell table:style-name="ce7" table:formula="of:=[.DE44]*[.DE39]" office:value-type="float" office:value="1.8375017849197" calcext:value-type="float">
            <text:p>1.8375017849</text:p>
          </table:table-cell>
          <table:table-cell table:style-name="ce7" table:formula="of:=[.DF44]*[.DF39]" office:value-type="float" office:value="1.79847164906447" calcext:value-type="float">
            <text:p>1.7984716491</text:p>
          </table:table-cell>
          <table:table-cell table:style-name="ce7" table:formula="of:=[.DG44]*[.DG39]" office:value-type="float" office:value="1.75988586765273" calcext:value-type="float">
            <text:p>1.7598858677</text:p>
          </table:table-cell>
          <table:table-cell table:style-name="ce7" table:formula="of:=[.DH44]*[.DH39]" office:value-type="float" office:value="1.72175959394171" calcext:value-type="float">
            <text:p>1.7217595939</text:p>
          </table:table-cell>
          <table:table-cell table:style-name="ce7" table:formula="of:=[.DI44]*[.DI39]" office:value-type="float" office:value="1.68410674430255" calcext:value-type="float">
            <text:p>1.6841067443</text:p>
          </table:table-cell>
          <table:table-cell table:style-name="ce7" table:formula="of:=[.DJ44]*[.DJ39]" office:value-type="float" office:value="1.64694003115365" calcext:value-type="float">
            <text:p>1.6469400312</text:p>
          </table:table-cell>
          <table:table-cell table:style-name="ce7" table:formula="of:=[.DK44]*[.DK39]" office:value-type="float" office:value="1.61027099733968" calcext:value-type="float">
            <text:p>1.6102709973</text:p>
          </table:table-cell>
          <table:table-cell table:style-name="ce7" table:formula="of:=[.DL44]*[.DL39]" office:value-type="float" office:value="1.57411005173751" calcext:value-type="float">
            <text:p>1.5741100517</text:p>
          </table:table-cell>
          <table:table-cell table:style-name="ce7" table:formula="of:=[.DM44]*[.DM39]" office:value-type="float" office:value="1.53846650588063" calcext:value-type="float">
            <text:p>1.5384665059</text:p>
          </table:table-cell>
          <table:table-cell table:style-name="ce7" table:formula="of:=[.DN44]*[.DN39]" office:value-type="float" office:value="1.50334861140462" calcext:value-type="float">
            <text:p>1.5033486114</text:p>
          </table:table-cell>
          <table:table-cell table:style-name="ce7" table:formula="of:=[.DO44]*[.DO39]" office:value-type="float" office:value="1.46876359812639" calcext:value-type="float">
            <text:p>1.4687635981</text:p>
          </table:table-cell>
          <table:table-cell table:style-name="ce7" table:formula="of:=[.DP44]*[.DP39]" office:value-type="float" office:value="1.43471771258153" calcext:value-type="float">
            <text:p>1.4347177126</text:p>
          </table:table-cell>
          <table:table-cell table:style-name="ce7" table:formula="of:=[.DQ44]*[.DQ39]" office:value-type="float" office:value="1.40121625685452" calcext:value-type="float">
            <text:p>1.4012162569</text:p>
          </table:table-cell>
          <table:table-cell table:style-name="ce7" table:formula="of:=[.DR44]*[.DR39]" office:value-type="float" office:value="1.36826362754861" calcext:value-type="float">
            <text:p>1.3682636275</text:p>
          </table:table-cell>
          <table:table-cell table:style-name="ce7" table:formula="of:=[.DS44]*[.DS39]" office:value-type="float" office:value="1.33586335475171" calcext:value-type="float">
            <text:p>1.3358633548</text:p>
          </table:table-cell>
          <table:table-cell table:style-name="ce7" table:formula="of:=[.DT44]*[.DT39]" office:value-type="float" office:value="1.30401814086727" calcext:value-type="float">
            <text:p>1.3040181409</text:p>
          </table:table-cell>
          <table:table-cell table:style-name="ce7" table:formula="of:=[.DU44]*[.DU39]" office:value-type="float" office:value="1.2727298991878" calcext:value-type="float">
            <text:p>1.2727298992</text:p>
          </table:table-cell>
          <table:table-cell table:style-name="ce7" table:formula="of:=[.DV44]*[.DV39]" office:value-type="float" office:value="1.24199979210121" calcext:value-type="float">
            <text:p>1.2419997921</text:p>
          </table:table-cell>
          <table:table-cell table:style-name="ce7" table:formula="of:=[.DW44]*[.DW39]" office:value-type="float" office:value="1.2118282688283" calcext:value-type="float">
            <text:p>1.2118282688</text:p>
          </table:table-cell>
          <table:table-cell table:style-name="ce7" table:formula="of:=[.DX44]*[.DX39]" office:value-type="float" office:value="1.1822151026008" calcext:value-type="float">
            <text:p>1.1822151026</text:p>
          </table:table-cell>
          <table:table-cell table:style-name="ce7" table:formula="of:=[.DY44]*[.DY39]" office:value-type="float" office:value="1.15315942719827" calcext:value-type="float">
            <text:p>1.1531594272</text:p>
          </table:table-cell>
          <table:table-cell table:style-name="ce7" table:formula="of:=[.DZ44]*[.DZ39]" office:value-type="float" office:value="1.12465977277128" calcext:value-type="float">
            <text:p>1.1246597728</text:p>
          </table:table-cell>
          <table:table-cell table:style-name="ce7" table:formula="of:=[.EA44]*[.EA39]" office:value-type="float" office:value="1.09671410088686" calcext:value-type="float">
            <text:p>1.0967141009</text:p>
          </table:table-cell>
          <table:table-cell table:style-name="ce7" table:formula="of:=[.EB44]*[.EB39]" office:value-type="float" office:value="1.06931983874026" calcext:value-type="float">
            <text:p>1.0693198387</text:p>
          </table:table-cell>
          <table:table-cell table:style-name="ce7" table:formula="of:=[.EC44]*[.EC39]" office:value-type="float" office:value="1.0424739124855" calcext:value-type="float">
            <text:p>1.0424739125</text:p>
          </table:table-cell>
          <table:table-cell table:style-name="ce7" table:formula="of:=[.ED44]*[.ED39]" office:value-type="float" office:value="1.01617277964327" calcext:value-type="float">
            <text:p>1.0161727796</text:p>
          </table:table-cell>
          <table:table-cell table:style-name="ce7" table:formula="of:=[.EE44]*[.EE39]" office:value-type="float" office:value="0.990412460552998" calcext:value-type="float">
            <text:p>0.9904124606</text:p>
          </table:table-cell>
          <table:table-cell table:style-name="ce7" table:formula="of:=[.EF44]*[.EF39]" office:value-type="float" office:value="0.965188568841185" calcext:value-type="float">
            <text:p>0.9651885688</text:p>
          </table:table-cell>
          <table:table-cell table:style-name="ce7" table:formula="of:=[.EG44]*[.EG39]" office:value-type="float" office:value="0.940496340884932" calcext:value-type="float">
            <text:p>0.9404963409</text:p>
          </table:table-cell>
          <table:table-cell table:style-name="ce7" table:formula="of:=[.EH44]*[.EH39]" office:value-type="float" office:value="0.916330664254621" calcext:value-type="float">
            <text:p>0.9163306643</text:p>
          </table:table-cell>
          <table:table-cell table:style-name="ce7" table:formula="of:=[.EI44]*[.EI39]" office:value-type="float" office:value="0.892686105125177" calcext:value-type="float">
            <text:p>0.8926861051</text:p>
          </table:table-cell>
          <table:table-cell table:style-name="ce7" table:formula="of:=[.EJ44]*[.EJ39]" office:value-type="float" office:value="0.869556934649929" calcext:value-type="float">
            <text:p>0.8695569346</text:p>
          </table:table-cell>
          <table:table-cell table:style-name="ce7" table:formula="of:=[.EK44]*[.EK39]" office:value-type="float" office:value="0.846937154295398" calcext:value-type="float">
            <text:p>0.8469371543</text:p>
          </table:table-cell>
          <table:table-cell table:style-name="ce7" table:formula="of:=[.EL44]*[.EL39]" office:value-type="float" office:value="0.824820520139524" calcext:value-type="float">
            <text:p>0.8248205201</text:p>
          </table:table-cell>
          <table:table-cell table:style-name="ce7" table:formula="of:=[.EM44]*[.EM39]" office:value-type="float" office:value="0.803200566139303" calcext:value-type="float">
            <text:p>0.8032005661</text:p>
          </table:table-cell>
          <table:table-cell table:style-name="ce7" table:formula="of:=[.EN44]*[.EN39]" office:value-type="float" office:value="0.782070626376924" calcext:value-type="float">
            <text:p>0.7820706264</text:p>
          </table:table-cell>
          <table:table-cell table:style-name="ce7" table:formula="of:=[.EO44]*[.EO39]" office:value-type="float" office:value="0.761423856296705" calcext:value-type="float">
            <text:p>0.7614238563</text:p>
          </table:table-cell>
          <table:table-cell table:style-name="ce7" table:formula="of:=[.EP44]*[.EP39]" office:value-type="float" office:value="0.741253252947397" calcext:value-type="float">
            <text:p>0.7412532529</text:p>
          </table:table-cell>
          <table:table-cell table:style-name="ce7" table:formula="of:=[.EQ44]*[.EQ39]" office:value-type="float" office:value="0.721551674247226" calcext:value-type="float">
            <text:p>0.7215516742</text:p>
          </table:table-cell>
          <table:table-cell table:style-name="ce7" table:formula="of:=[.ER44]*[.ER39]" office:value-type="float" office:value="0.70231185729031" calcext:value-type="float">
            <text:p>0.7023118573</text:p>
          </table:table-cell>
          <table:table-cell table:style-name="ce7" table:formula="of:=[.ES44]*[.ES39]" office:value-type="float" office:value="0.683526435715614" calcext:value-type="float">
            <text:p>0.6835264357</text:p>
          </table:table-cell>
          <table:table-cell table:style-name="ce7" table:formula="of:=[.ET44]*[.ET39]" office:value-type="float" office:value="0.665187956160672" calcext:value-type="float">
            <text:p>0.6651879562</text:p>
          </table:table-cell>
          <table:table-cell table:style-name="ce7" table:formula="of:=[.EU44]*[.EU39]" office:value-type="float" office:value="0.647288893823664" calcext:value-type="float">
            <text:p>0.6472888938</text:p>
          </table:table-cell>
          <table:table-cell table:style-name="ce7" table:formula="of:=[.EV44]*[.EV39]" office:value-type="float" office:value="0.629821667158427" calcext:value-type="float">
            <text:p>0.6298216672</text:p>
          </table:table-cell>
          <table:table-cell table:style-name="ce7" table:formula="of:=[.EW44]*[.EW39]" office:value-type="float" office:value="0.612778651728121" calcext:value-type="float">
            <text:p>0.6127786517</text:p>
          </table:table-cell>
          <table:table-cell table:style-name="ce7" table:formula="of:=[.EX44]*[.EX39]" office:value-type="float" office:value="0.596152193243695" calcext:value-type="float">
            <text:p>0.5961521932</text:p>
          </table:table-cell>
          <table:table-cell table:style-name="ce7" table:formula="of:=[.EY44]*[.EY39]" office:value-type="float" office:value="0.579934619813674" calcext:value-type="float">
            <text:p>0.5799346198</text:p>
          </table:table-cell>
          <table:table-cell table:style-name="ce7" table:formula="of:=[.EZ44]*[.EZ39]" office:value-type="float" office:value="0.56411825343268" calcext:value-type="float">
            <text:p>0.5641182534</text:p>
          </table:table-cell>
          <table:table-cell table:style-name="ce7" table:formula="of:=[.FA44]*[.FA39]" office:value-type="float" office:value="0.548695420735691" calcext:value-type="float">
            <text:p>0.5486954207</text:p>
          </table:table-cell>
          <table:table-cell table:style-name="ce7" table:formula="of:=[.FB44]*[.FB39]" office:value-type="float" office:value="0.533658463045578" calcext:value-type="float">
            <text:p>0.533658463</text:p>
          </table:table-cell>
          <table:table-cell table:style-name="ce7" table:formula="of:=[.FC44]*[.FC39]" office:value-type="float" office:value="0.518999745741184" calcext:value-type="float">
            <text:p>0.5189997457</text:p>
          </table:table-cell>
          <table:table-cell table:style-name="ce7" table:formula="of:=[.FD44]*[.FD39]" office:value-type="float" office:value="0.504711666973211" calcext:value-type="float">
            <text:p>0.504711667</text:p>
          </table:table-cell>
          <table:table-cell table:style-name="ce7" table:formula="of:=[.FE44]*[.FE39]" office:value-type="float" office:value="0.49078666575484" calcext:value-type="float">
            <text:p>0.4907866658</text:p>
          </table:table-cell>
          <table:table-cell table:style-name="ce7" table:formula="of:=[.FF44]*[.FF39]" office:value-type="float" office:value="0.477217229453904" calcext:value-type="float">
            <text:p>0.4772172295</text:p>
          </table:table-cell>
          <table:table-cell table:style-name="ce7" table:formula="of:=[.FG44]*[.FG39]" office:value-type="float" office:value="0.463995900712744" calcext:value-type="float">
            <text:p>0.4639959007</text:p>
          </table:table-cell>
          <table:table-cell table:style-name="ce7" table:formula="of:=[.FH44]*[.FH39]" office:value-type="float" office:value="0.451115283821708" calcext:value-type="float">
            <text:p>0.4511152838</text:p>
          </table:table-cell>
          <table:table-cell table:style-name="ce7" table:formula="of:=[.FI44]*[.FI39]" office:value-type="float" office:value="0.43856805057167" calcext:value-type="float">
            <text:p>0.4385680506</text:p>
          </table:table-cell>
          <table:table-cell table:style-name="ce7" table:formula="of:=[.FJ44]*[.FJ39]" office:value-type="float" office:value="0.426346945610259" calcext:value-type="float">
            <text:p>0.4263469456</text:p>
          </table:table-cell>
          <table:table-cell table:style-name="ce7" table:formula="of:=[.FK44]*[.FK39]" office:value-type="float" office:value="0.414444791326238" calcext:value-type="float">
            <text:p>0.4144447913</text:p>
          </table:table-cell>
          <table:table-cell table:style-name="ce7" table:formula="of:=[.FL44]*[.FL39]" office:value-type="float" office:value="0.402854492285322" calcext:value-type="float">
            <text:p>0.4028544923</text:p>
          </table:table-cell>
          <table:table-cell table:style-name="ce7" table:formula="of:=[.FM44]*[.FM39]" office:value-type="float" office:value="0.391569039240687" calcext:value-type="float">
            <text:p>0.3915690392</text:p>
          </table:table-cell>
          <table:table-cell table:style-name="ce7" table:formula="of:=[.FN44]*[.FN39]" office:value-type="float" office:value="0.380581512740305" calcext:value-type="float">
            <text:p>0.3805815127</text:p>
          </table:table-cell>
          <table:table-cell table:style-name="ce7" table:formula="of:=[.FO44]*[.FO39]" office:value-type="float" office:value="0.369885086352587" calcext:value-type="float">
            <text:p>0.3698850864</text:p>
          </table:table-cell>
          <table:table-cell table:style-name="ce7" table:formula="of:=[.FP44]*[.FP39]" office:value-type="float" office:value="0.359473029531486" calcext:value-type="float">
            <text:p>0.3594730295</text:p>
          </table:table-cell>
          <table:table-cell table:style-name="ce7" table:formula="of:=[.FQ44]*[.FQ39]" office:value-type="float" office:value="0.349338710140974" calcext:value-type="float">
            <text:p>0.3493387101</text:p>
          </table:table-cell>
          <table:table-cell table:style-name="ce7" table:formula="of:=[.FR44]*[.FR39]" office:value-type="float" office:value="0.33947559665847" calcext:value-type="float">
            <text:p>0.3394755967</text:p>
          </table:table-cell>
          <table:table-cell table:style-name="ce7" table:formula="of:=[.FS44]*[.FS39]" office:value-type="float" office:value="0.32987726007594" calcext:value-type="float">
            <text:p>0.3298772601</text:p>
          </table:table-cell>
          <table:table-cell table:style-name="ce7" table:formula="of:=[.FT44]*[.FT39]" office:value-type="float" office:value="0.320537375516735" calcext:value-type="float">
            <text:p>0.3205373755</text:p>
          </table:table-cell>
          <table:table-cell table:style-name="ce7" table:formula="of:=[.FU44]*[.FU39]" office:value-type="float" office:value="0.311449723585362" calcext:value-type="float">
            <text:p>0.3114497236</text:p>
          </table:table-cell>
          <table:table-cell table:style-name="ce7" table:formula="of:=[.FV44]*[.FV39]" office:value-type="float" office:value="0.302608191466917" calcext:value-type="float">
            <text:p>0.3026081915</text:p>
          </table:table-cell>
          <table:table-cell table:style-name="ce7" table:formula="of:=[.FW44]*[.FW39]" office:value-type="float" office:value="0.294006773792078" calcext:value-type="float">
            <text:p>0.2940067738</text:p>
          </table:table-cell>
          <table:table-cell table:style-name="ce7" table:formula="of:=[.FX44]*[.FX39]" office:value-type="float" office:value="0.285639573282779" calcext:value-type="float">
            <text:p>0.2856395733</text:p>
          </table:table-cell>
          <table:table-cell table:style-name="ce7" table:formula="of:=[.FY44]*[.FY39]" office:value-type="float" office:value="0.277500801193307" calcext:value-type="float">
            <text:p>0.2775008012</text:p>
          </table:table-cell>
          <table:table-cell table:style-name="ce7" table:formula="of:=[.FZ44]*[.FZ39]" office:value-type="float" office:value="0.269584777560571" calcext:value-type="float">
            <text:p>0.2695847776</text:p>
          </table:table-cell>
          <table:table-cell table:style-name="ce7" table:formula="of:=[.GA44]*[.GA39]" office:value-type="float" office:value="0.261885931276881" calcext:value-type="float">
            <text:p>0.2618859313</text:p>
          </table:table-cell>
          <table:table-cell table:style-name="ce7" table:formula="of:=[.GB44]*[.GB39]" office:value-type="float" office:value="0.254398799997861" calcext:value-type="float">
            <text:p>0.2543988</text:p>
          </table:table-cell>
          <table:table-cell table:style-name="ce7" table:formula="of:=[.GC44]*[.GC39]" office:value-type="float" office:value="0.247118029897514" calcext:value-type="float">
            <text:p>0.2471180299</text:p>
          </table:table-cell>
          <table:table-cell table:style-name="ce7" table:formula="of:=[.GD44]*[.GD39]" office:value-type="float" office:value="0.240038375281864" calcext:value-type="float">
            <text:p>0.2400383753</text:p>
          </table:table-cell>
          <table:table-cell table:style-name="ce7" table:formula="of:=[.GE44]*[.GE39]" office:value-type="float" office:value="0.233154698072091" calcext:value-type="float">
            <text:p>0.2331546981</text:p>
          </table:table-cell>
          <table:table-cell table:style-name="ce7" table:formula="of:=[.GF44]*[.GF39]" office:value-type="float" office:value="0.226461967167368" calcext:value-type="float">
            <text:p>0.2264619672</text:p>
          </table:table-cell>
          <table:table-cell table:style-name="ce7" table:formula="of:=[.GG44]*[.GG39]" office:value-type="float" office:value="0.219955257697282" calcext:value-type="float">
            <text:p>0.2199552577</text:p>
          </table:table-cell>
          <table:table-cell table:style-name="ce7" table:formula="of:=[.GH44]*[.GH39]" office:value-type="float" office:value="0.213629750172983" calcext:value-type="float">
            <text:p>0.2136297502</text:p>
          </table:table-cell>
          <table:table-cell table:style-name="ce7" table:formula="of:=[.GI44]*[.GI39]" office:value-type="float" office:value="0.207480729545893" calcext:value-type="float">
            <text:p>0.2074807295</text:p>
          </table:table-cell>
          <table:table-cell table:style-name="ce7" table:formula="of:=[.GJ44]*[.GJ39]" office:value-type="float" office:value="0.201503584182204" calcext:value-type="float">
            <text:p>0.2015035842</text:p>
          </table:table-cell>
          <table:table-cell table:style-name="ce7" table:formula="of:=[.GK44]*[.GK39]" office:value-type="float" office:value="0.195693804760952" calcext:value-type="float">
            <text:p>0.1956938048</text:p>
          </table:table-cell>
          <table:table-cell table:style-name="ce7" table:formula="of:=[.GL44]*[.GL39]" office:value-type="float" office:value="0.190046983103119" calcext:value-type="float">
            <text:p>0.1900469831</text:p>
          </table:table-cell>
          <table:table-cell table:style-name="ce7" table:formula="of:=[.GM44]*[.GM39]" office:value-type="float" office:value="0.184558810938571" calcext:value-type="float">
            <text:p>0.1845588109</text:p>
          </table:table-cell>
          <table:table-cell table:style-name="ce7" table:formula="of:=[.GN44]*[.GN39]" office:value-type="float" office:value="0.179225078617473" calcext:value-type="float">
            <text:p>0.1792250786</text:p>
          </table:table-cell>
          <table:table-cell table:style-name="ce7" table:formula="of:=[.GO44]*[.GO39]" office:value-type="float" office:value="0.174041673772253" calcext:value-type="float">
            <text:p>0.1740416738</text:p>
          </table:table-cell>
          <table:table-cell table:style-name="ce7" table:formula="of:=[.GP44]*[.GP39]" office:value-type="float" office:value="0.169004579935931" calcext:value-type="float">
            <text:p>0.1690045799</text:p>
          </table:table-cell>
          <table:table-cell table:style-name="ce7" table:formula="of:=[.GQ44]*[.GQ39]" office:value-type="float" office:value="0.164109875122142" calcext:value-type="float">
            <text:p>0.1641098751</text:p>
          </table:table-cell>
          <table:table-cell table:style-name="ce7" table:formula="of:=[.GR44]*[.GR39]" office:value-type="float" office:value="0.159353730372026" calcext:value-type="float">
            <text:p>0.1593537304</text:p>
          </table:table-cell>
        </table:table-row>
        <table:table-row table:style-name="ro1">
          <table:table-cell/>
          <table:table-cell table:style-name="ce7" office:value-type="string" calcext:value-type="string">
            <text:p>Cumulative infections</text:p>
          </table:table-cell>
          <table:table-cell table:style-name="ce7" table:formula="of:=[.C45]" office:value-type="float" office:value="2.3940079940024" calcext:value-type="float">
            <text:p>2.394007994</text:p>
          </table:table-cell>
          <table:table-cell table:style-name="ce7" table:formula="of:=[.D45]+[.C46]" office:value-type="float" office:value="4.83051172226875" calcext:value-type="float">
            <text:p>4.8305117223</text:p>
          </table:table-cell>
          <table:table-cell table:style-name="ce7" table:formula="of:=[.E45]+[.D46]" office:value-type="float" office:value="7.30955596561977" calcext:value-type="float">
            <text:p>7.3095559656</text:p>
          </table:table-cell>
          <table:table-cell table:style-name="ce7" table:formula="of:=[.F45]+[.E46]" office:value-type="float" office:value="9.83114894724934" calcext:value-type="float">
            <text:p>9.8311489472</text:p>
          </table:table-cell>
          <table:table-cell table:style-name="ce7" table:formula="of:=[.G45]+[.F46]" office:value-type="float" office:value="12.3952610281554" calcext:value-type="float">
            <text:p>12.3952610282</text:p>
          </table:table-cell>
          <table:table-cell table:style-name="ce7" table:formula="of:=[.H45]+[.G46]" office:value-type="float" office:value="15.0018234359828" calcext:value-type="float">
            <text:p>15.001823436</text:p>
          </table:table-cell>
          <table:table-cell table:style-name="ce7" table:formula="of:=[.I45]+[.H46]" office:value-type="float" office:value="17.6507270330625" calcext:value-type="float">
            <text:p>17.6507270331</text:p>
          </table:table-cell>
          <table:table-cell table:style-name="ce7" table:formula="of:=[.J45]+[.I46]" office:value-type="float" office:value="20.3418211295797" calcext:value-type="float">
            <text:p>20.3418211296</text:p>
          </table:table-cell>
          <table:table-cell table:style-name="ce7" table:formula="of:=[.K45]+[.J46]" office:value-type="float" office:value="23.0749123479228" calcext:value-type="float">
            <text:p>23.0749123479</text:p>
          </table:table-cell>
          <table:table-cell table:style-name="ce7" table:formula="of:=[.L45]+[.K46]" office:value-type="float" office:value="25.8497635443632" calcext:value-type="float">
            <text:p>25.8497635444</text:p>
          </table:table-cell>
          <table:table-cell table:style-name="ce7" table:formula="of:=[.M45]+[.L46]" office:value-type="float" office:value="28.6660927942768" calcext:value-type="float">
            <text:p>28.6660927943</text:p>
          </table:table-cell>
          <table:table-cell table:style-name="ce7" table:formula="of:=[.N45]+[.M46]" office:value-type="float" office:value="31.523572447155" calcext:value-type="float">
            <text:p>31.5235724472</text:p>
          </table:table-cell>
          <table:table-cell table:style-name="ce7" table:formula="of:=[.O45]+[.N46]" office:value-type="float" office:value="34.4218282576478" calcext:value-type="float">
            <text:p>34.4218282576</text:p>
          </table:table-cell>
          <table:table-cell table:style-name="ce7" table:formula="of:=[.P45]+[.O46]" office:value-type="float" office:value="37.3604385988442" calcext:value-type="float">
            <text:p>37.3604385988</text:p>
          </table:table-cell>
          <table:table-cell table:style-name="ce7" table:formula="of:=[.Q45]+[.P46]" office:value-type="float" office:value="40.3389337639211" calcext:value-type="float">
            <text:p>40.3389337639</text:p>
          </table:table-cell>
          <table:table-cell table:style-name="ce7" table:formula="of:=[.R45]+[.Q46]" office:value-type="float" office:value="43.3567953621676" calcext:value-type="float">
            <text:p>43.3567953622</text:p>
          </table:table-cell>
          <table:table-cell table:style-name="ce7" table:formula="of:=[.S45]+[.R46]" office:value-type="float" office:value="46.413455815241" calcext:value-type="float">
            <text:p>46.4134558152</text:p>
          </table:table-cell>
          <table:table-cell table:style-name="ce7" table:formula="of:=[.T45]+[.S46]" office:value-type="float" office:value="49.5082979592995" calcext:value-type="float">
            <text:p>49.5082979593</text:p>
          </table:table-cell>
          <table:table-cell table:style-name="ce7" table:formula="of:=[.U45]+[.T46]" office:value-type="float" office:value="52.6406547584173" calcext:value-type="float">
            <text:p>52.6406547584</text:p>
          </table:table-cell>
          <table:table-cell table:style-name="ce7" table:formula="of:=[.V45]+[.U46]" office:value-type="float" office:value="55.8098091343911" calcext:value-type="float">
            <text:p>55.8098091344</text:p>
          </table:table-cell>
          <table:table-cell table:style-name="ce7" table:formula="of:=[.W45]+[.V46]" office:value-type="float" office:value="59.0149939177129" calcext:value-type="float">
            <text:p>59.0149939177</text:p>
          </table:table-cell>
          <table:table-cell table:style-name="ce7" table:formula="of:=[.X45]+[.W46]" office:value-type="float" office:value="62.2553919241035" calcext:value-type="float">
            <text:p>62.2553919241</text:p>
          </table:table-cell>
          <table:table-cell table:style-name="ce7" table:formula="of:=[.Y45]+[.X46]" office:value-type="float" office:value="65.5301361605738" calcext:value-type="float">
            <text:p>65.5301361606</text:p>
          </table:table-cell>
          <table:table-cell table:style-name="ce7" table:formula="of:=[.Z45]+[.Y46]" office:value-type="float" office:value="68.838310164515" calcext:value-type="float">
            <text:p>68.8383101645</text:p>
          </table:table-cell>
          <table:table-cell table:style-name="ce7" table:formula="of:=[.AA45]+[.Z46]" office:value-type="float" office:value="72.1789484788089" calcext:value-type="float">
            <text:p>72.1789484788</text:p>
          </table:table-cell>
          <table:table-cell table:style-name="ce7" table:formula="of:=[.AB45]+[.AA46]" office:value-type="float" office:value="75.5510372653982" calcext:value-type="float">
            <text:p>75.5510372654</text:p>
          </table:table-cell>
          <table:table-cell table:style-name="ce7" table:formula="of:=[.AC45]+[.AB46]" office:value-type="float" office:value="78.9535150591748" calcext:value-type="float">
            <text:p>78.9535150592</text:p>
          </table:table-cell>
          <table:table-cell table:style-name="ce7" table:formula="of:=[.AD45]+[.AC46]" office:value-type="float" office:value="82.3852736634195" calcext:value-type="float">
            <text:p>82.3852736634</text:p>
          </table:table-cell>
          <table:table-cell table:style-name="ce7" table:formula="of:=[.AE45]+[.AD46]" office:value-type="float" office:value="85.8451591873811" calcext:value-type="float">
            <text:p>85.8451591874</text:p>
          </table:table-cell>
          <table:table-cell table:style-name="ce7" table:formula="of:=[.AF45]+[.AE46]" office:value-type="float" office:value="89.3319732259015" calcext:value-type="float">
            <text:p>89.3319732259</text:p>
          </table:table-cell>
          <table:table-cell table:style-name="ce7" table:formula="of:=[.AG45]+[.AF46]" office:value-type="float" office:value="92.8444741802968" calcext:value-type="float">
            <text:p>92.8444741803</text:p>
          </table:table-cell>
          <table:table-cell table:style-name="ce7" table:formula="of:=[.AH45]+[.AG46]" office:value-type="float" office:value="96.381378718985" calcext:value-type="float">
            <text:p>96.381378719</text:p>
          </table:table-cell>
          <table:table-cell table:style-name="ce7" table:formula="of:=[.AI45]+[.AH46]" office:value-type="float" office:value="99.9413633756249" calcext:value-type="float">
            <text:p>99.9413633756</text:p>
          </table:table-cell>
          <table:table-cell table:style-name="ce7" table:formula="of:=[.AJ45]+[.AI46]" office:value-type="float" office:value="103.523066281789" calcext:value-type="float">
            <text:p>103.5230662818</text:p>
          </table:table-cell>
          <table:table-cell table:style-name="ce7" table:formula="of:=[.AK45]+[.AJ46]" office:value-type="float" office:value="107.125089030462" calcext:value-type="float">
            <text:p>107.1250890305</text:p>
          </table:table-cell>
          <table:table-cell table:style-name="ce7" table:formula="of:=[.AL45]+[.AK46]" office:value-type="float" office:value="110.745998665913" calcext:value-type="float">
            <text:p>110.7459986659</text:p>
          </table:table-cell>
          <table:table-cell table:style-name="ce7" table:formula="of:=[.AM45]+[.AL46]" office:value-type="float" office:value="114.384329794771" calcext:value-type="float">
            <text:p>114.3843297948</text:p>
          </table:table-cell>
          <table:table-cell table:style-name="ce7" table:formula="of:=[.AN45]+[.AM46]" office:value-type="float" office:value="118.038586812437" calcext:value-type="float">
            <text:p>118.0385868124</text:p>
          </table:table-cell>
          <table:table-cell table:style-name="ce7" table:formula="of:=[.AO45]+[.AN46]" office:value-type="float" office:value="121.70724623825" calcext:value-type="float">
            <text:p>121.7072462383</text:p>
          </table:table-cell>
          <table:table-cell table:style-name="ce7" table:formula="of:=[.AP45]+[.AO46]" office:value-type="float" office:value="125.388759152209" calcext:value-type="float">
            <text:p>125.3887591522</text:p>
          </table:table-cell>
          <table:table-cell table:style-name="ce7" table:formula="of:=[.AQ45]+[.AP46]" office:value-type="float" office:value="129.08155372539" calcext:value-type="float">
            <text:p>129.0815537254</text:p>
          </table:table-cell>
          <table:table-cell table:style-name="ce7" table:formula="of:=[.AR45]+[.AQ46]" office:value-type="float" office:value="132.784037835658" calcext:value-type="float">
            <text:p>132.7840378357</text:p>
          </table:table-cell>
          <table:table-cell table:style-name="ce7" table:formula="of:=[.AS45]+[.AR46]" office:value-type="float" office:value="136.494601759687" calcext:value-type="float">
            <text:p>136.4946017597</text:p>
          </table:table-cell>
          <table:table-cell table:style-name="ce7" table:formula="of:=[.AT45]+[.AS46]" office:value-type="float" office:value="140.21162093187" calcext:value-type="float">
            <text:p>140.2116209319</text:p>
          </table:table-cell>
          <table:table-cell table:style-name="ce7" table:formula="of:=[.AU45]+[.AT46]" office:value-type="float" office:value="143.933458760225" calcext:value-type="float">
            <text:p>143.9334587602</text:p>
          </table:table-cell>
          <table:table-cell table:style-name="ce7" table:formula="of:=[.AV45]+[.AU46]" office:value-type="float" office:value="147.658469489058" calcext:value-type="float">
            <text:p>147.6584694891</text:p>
          </table:table-cell>
          <table:table-cell table:style-name="ce7" table:formula="of:=[.AW45]+[.AV46]" office:value-type="float" office:value="151.385001097833" calcext:value-type="float">
            <text:p>151.3850010978</text:p>
          </table:table-cell>
          <table:table-cell table:style-name="ce7" table:formula="of:=[.AX45]+[.AW46]" office:value-type="float" office:value="155.11139822544" calcext:value-type="float">
            <text:p>155.1113982254</text:p>
          </table:table-cell>
          <table:table-cell table:style-name="ce7" table:formula="of:=[.AY45]+[.AX46]" office:value-type="float" office:value="158.836005108902" calcext:value-type="float">
            <text:p>158.8360051089</text:p>
          </table:table-cell>
          <table:table-cell table:style-name="ce7" table:formula="of:=[.AZ45]+[.AY46]" office:value-type="float" office:value="162.557168525454" calcext:value-type="float">
            <text:p>162.5571685255</text:p>
          </table:table-cell>
          <table:table-cell table:style-name="ce7" table:formula="of:=[.BA45]+[.AZ46]" office:value-type="float" office:value="166.273240726874" calcext:value-type="float">
            <text:p>166.2732407269</text:p>
          </table:table-cell>
          <table:table-cell table:style-name="ce7" table:formula="of:=[.BB45]+[.BA46]" office:value-type="float" office:value="169.982582355021" calcext:value-type="float">
            <text:p>169.982582355</text:p>
          </table:table-cell>
          <table:table-cell table:style-name="ce7" table:formula="of:=[.BC45]+[.BB46]" office:value-type="float" office:value="173.683565327613" calcext:value-type="float">
            <text:p>173.6835653276</text:p>
          </table:table-cell>
          <table:table-cell table:style-name="ce7" table:formula="of:=[.BD45]+[.BC46]" office:value-type="float" office:value="177.3745756835" calcext:value-type="float">
            <text:p>177.3745756835</text:p>
          </table:table-cell>
          <table:table-cell table:style-name="ce7" table:formula="of:=[.BE45]+[.BD46]" office:value-type="float" office:value="181.054016376888" calcext:value-type="float">
            <text:p>181.0540163769</text:p>
          </table:table-cell>
          <table:table-cell table:style-name="ce7" table:formula="of:=[.BF45]+[.BE46]" office:value-type="float" office:value="184.720310010341" calcext:value-type="float">
            <text:p>184.7203100103</text:p>
          </table:table-cell>
          <table:table-cell table:style-name="ce7" table:formula="of:=[.BG45]+[.BF46]" office:value-type="float" office:value="188.37190149672" calcext:value-type="float">
            <text:p>188.3719014967</text:p>
          </table:table-cell>
          <table:table-cell table:style-name="ce7" table:formula="of:=[.BH45]+[.BG46]" office:value-type="float" office:value="192.007260640712" calcext:value-type="float">
            <text:p>192.0072606407</text:p>
          </table:table-cell>
          <table:table-cell table:style-name="ce7" table:formula="of:=[.BI45]+[.BH46]" office:value-type="float" office:value="195.624884631034" calcext:value-type="float">
            <text:p>195.624884631</text:p>
          </table:table-cell>
          <table:table-cell table:style-name="ce7" table:formula="of:=[.BJ45]+[.BI46]" office:value-type="float" office:value="199.223300435011" calcext:value-type="float">
            <text:p>199.223300435</text:p>
          </table:table-cell>
          <table:table-cell table:style-name="ce7" table:formula="of:=[.BK45]+[.BJ46]" office:value-type="float" office:value="202.801067087767" calcext:value-type="float">
            <text:p>202.8010670878</text:p>
          </table:table-cell>
          <table:table-cell table:style-name="ce7" table:formula="of:=[.BL45]+[.BK46]" office:value-type="float" office:value="206.356777868938" calcext:value-type="float">
            <text:p>206.3567778689</text:p>
          </table:table-cell>
          <table:table-cell table:style-name="ce7" table:formula="of:=[.BM45]+[.BL46]" office:value-type="float" office:value="209.889062360454" calcext:value-type="float">
            <text:p>209.8890623605</text:p>
          </table:table-cell>
          <table:table-cell table:style-name="ce7" table:formula="of:=[.BN45]+[.BM46]" office:value-type="float" office:value="213.396588379666" calcext:value-type="float">
            <text:p>213.3965883797</text:p>
          </table:table-cell>
          <table:table-cell table:style-name="ce7" table:formula="of:=[.BO45]+[.BN46]" office:value-type="float" office:value="216.87806378278" calcext:value-type="float">
            <text:p>216.8780637828</text:p>
          </table:table-cell>
          <table:table-cell table:style-name="ce7" table:formula="of:=[.BP45]+[.BO46]" office:value-type="float" office:value="220.332238134324" calcext:value-type="float">
            <text:p>220.3322381343</text:p>
          </table:table-cell>
          <table:table-cell table:style-name="ce7" table:formula="of:=[.BQ45]+[.BP46]" office:value-type="float" office:value="223.757904239103" calcext:value-type="float">
            <text:p>223.7579042391</text:p>
          </table:table-cell>
          <table:table-cell table:style-name="ce7" table:formula="of:=[.BR45]+[.BQ46]" office:value-type="float" office:value="227.153899533841" calcext:value-type="float">
            <text:p>227.1538995338</text:p>
          </table:table-cell>
          <table:table-cell table:style-name="ce7" table:formula="of:=[.BS45]+[.BR46]" office:value-type="float" office:value="230.519107336488" calcext:value-type="float">
            <text:p>230.5191073365</text:p>
          </table:table-cell>
          <table:table-cell table:style-name="ce7" table:formula="of:=[.BT45]+[.BS46]" office:value-type="float" office:value="233.852457951871" calcext:value-type="float">
            <text:p>233.8524579519</text:p>
          </table:table-cell>
          <table:table-cell table:style-name="ce7" table:formula="of:=[.BU45]+[.BT46]" office:value-type="float" office:value="237.152929633115" calcext:value-type="float">
            <text:p>237.1529296331</text:p>
          </table:table-cell>
          <table:table-cell table:style-name="ce7" table:formula="of:=[.BV45]+[.BU46]" office:value-type="float" office:value="240.419549398981" calcext:value-type="float">
            <text:p>240.419549399</text:p>
          </table:table-cell>
          <table:table-cell table:style-name="ce7" table:formula="of:=[.BW45]+[.BV46]" office:value-type="float" office:value="243.65139370791" calcext:value-type="float">
            <text:p>243.6513937079</text:p>
          </table:table-cell>
          <table:table-cell table:style-name="ce7" table:formula="of:=[.BX45]+[.BW46]" office:value-type="float" office:value="246.847588990282" calcext:value-type="float">
            <text:p>246.8475889903</text:p>
          </table:table-cell>
          <table:table-cell table:style-name="ce7" table:formula="of:=[.BY45]+[.BX46]" office:value-type="float" office:value="250.007312040967" calcext:value-type="float">
            <text:p>250.007312041</text:p>
          </table:table-cell>
          <table:table-cell table:style-name="ce7" table:formula="of:=[.BZ45]+[.BY46]" office:value-type="float" office:value="253.129790274864" calcext:value-type="float">
            <text:p>253.1297902749</text:p>
          </table:table-cell>
          <table:table-cell table:style-name="ce7" table:formula="of:=[.CA45]+[.BZ46]" office:value-type="float" office:value="256.214301848684" calcext:value-type="float">
            <text:p>256.2143018487</text:p>
          </table:table-cell>
          <table:table-cell table:style-name="ce7" table:formula="of:=[.CB45]+[.CA46]" office:value-type="float" office:value="259.26017565272" calcext:value-type="float">
            <text:p>259.2601756527</text:p>
          </table:table-cell>
          <table:table-cell table:style-name="ce7" table:formula="of:=[.CC45]+[.CB46]" office:value-type="float" office:value="262.266791176844" calcext:value-type="float">
            <text:p>262.2667911768</text:p>
          </table:table-cell>
          <table:table-cell table:style-name="ce7" table:formula="of:=[.CD45]+[.CC46]" office:value-type="float" office:value="265.233578255362" calcext:value-type="float">
            <text:p>265.2335782554</text:p>
          </table:table-cell>
          <table:table-cell table:style-name="ce7" table:formula="of:=[.CE45]+[.CD46]" office:value-type="float" office:value="268.160016695781" calcext:value-type="float">
            <text:p>268.1600166958</text:p>
          </table:table-cell>
          <table:table-cell table:style-name="ce7" table:formula="of:=[.CF45]+[.CE46]" office:value-type="float" office:value="271.045635796836" calcext:value-type="float">
            <text:p>271.0456357968</text:p>
          </table:table-cell>
          <table:table-cell table:style-name="ce7" table:formula="of:=[.CG45]+[.CF46]" office:value-type="float" office:value="273.890013761426" calcext:value-type="float">
            <text:p>273.8900137614</text:p>
          </table:table-cell>
          <table:table-cell table:style-name="ce7" table:formula="of:=[.CH45]+[.CG46]" office:value-type="float" office:value="276.692777010359" calcext:value-type="float">
            <text:p>276.6927770104</text:p>
          </table:table-cell>
          <table:table-cell table:style-name="ce7" table:formula="of:=[.CI45]+[.CH46]" office:value-type="float" office:value="279.453599402989" calcext:value-type="float">
            <text:p>279.453599403</text:p>
          </table:table-cell>
          <table:table-cell table:style-name="ce7" table:formula="of:=[.CJ45]+[.CI46]" office:value-type="float" office:value="282.172201370978" calcext:value-type="float">
            <text:p>282.172201371</text:p>
          </table:table-cell>
          <table:table-cell table:style-name="ce7" table:formula="of:=[.CK45]+[.CJ46]" office:value-type="float" office:value="284.848348971526" calcext:value-type="float">
            <text:p>284.8483489715</text:p>
          </table:table-cell>
          <table:table-cell table:style-name="ce7" table:formula="of:=[.CL45]+[.CK46]" office:value-type="float" office:value="287.481852866497" calcext:value-type="float">
            <text:p>287.4818528665</text:p>
          </table:table-cell>
          <table:table-cell table:style-name="ce7" table:formula="of:=[.CM45]+[.CL46]" office:value-type="float" office:value="290.072567233851" calcext:value-type="float">
            <text:p>290.0725672339</text:p>
          </table:table-cell>
          <table:table-cell table:style-name="ce7" table:formula="of:=[.CN45]+[.CM46]" office:value-type="float" office:value="292.620388617832" calcext:value-type="float">
            <text:p>292.6203886178</text:p>
          </table:table-cell>
          <table:table-cell table:style-name="ce7" table:formula="of:=[.CO45]+[.CN46]" office:value-type="float" office:value="295.125254724283" calcext:value-type="float">
            <text:p>295.1252547243</text:p>
          </table:table-cell>
          <table:table-cell table:style-name="ce7" table:formula="of:=[.CP45]+[.CO46]" office:value-type="float" office:value="297.587143167386" calcext:value-type="float">
            <text:p>297.5871431674</text:p>
          </table:table-cell>
          <table:table-cell table:style-name="ce7" table:formula="of:=[.CQ45]+[.CP46]" office:value-type="float" office:value="300.006070174021" calcext:value-type="float">
            <text:p>300.006070174</text:p>
          </table:table-cell>
          <table:table-cell table:style-name="ce7" table:formula="of:=[.CR45]+[.CQ46]" office:value-type="float" office:value="302.382089251809" calcext:value-type="float">
            <text:p>302.3820892518</text:p>
          </table:table-cell>
          <table:table-cell table:style-name="ce7" table:formula="of:=[.CS45]+[.CR46]" office:value-type="float" office:value="304.71528982671" calcext:value-type="float">
            <text:p>304.7152898267</text:p>
          </table:table-cell>
          <table:table-cell table:style-name="ce7" table:formula="of:=[.CT45]+[.CS46]" office:value-type="float" office:value="307.005795855907" calcext:value-type="float">
            <text:p>307.0057958559</text:p>
          </table:table-cell>
          <table:table-cell table:style-name="ce7" table:formula="of:=[.CU45]+[.CT46]" office:value-type="float" office:value="309.253764421473" calcext:value-type="float">
            <text:p>309.2537644215</text:p>
          </table:table-cell>
          <table:table-cell table:style-name="ce7" table:formula="of:=[.CV45]+[.CU46]" office:value-type="float" office:value="311.459384310093" calcext:value-type="float">
            <text:p>311.4593843101</text:p>
          </table:table-cell>
          <table:table-cell table:style-name="ce7" table:formula="of:=[.CW45]+[.CV46]" office:value-type="float" office:value="313.622874583915" calcext:value-type="float">
            <text:p>313.6228745839</text:p>
          </table:table-cell>
          <table:table-cell table:style-name="ce7" table:formula="of:=[.CX45]+[.CW46]" office:value-type="float" office:value="315.744483147309" calcext:value-type="float">
            <text:p>315.7444831473</text:p>
          </table:table-cell>
          <table:table-cell table:style-name="ce7" table:formula="of:=[.CY45]+[.CX46]" office:value-type="float" office:value="317.824485314101" calcext:value-type="float">
            <text:p>317.8244853141</text:p>
          </table:table-cell>
          <table:table-cell table:style-name="ce7" table:formula="of:=[.CZ45]+[.CY46]" office:value-type="float" office:value="319.863182379545" calcext:value-type="float">
            <text:p>319.8631823795</text:p>
          </table:table-cell>
          <table:table-cell table:style-name="ce7" table:formula="of:=[.DA45]+[.CZ46]" office:value-type="float" office:value="321.860900201065" calcext:value-type="float">
            <text:p>321.8609002011</text:p>
          </table:table-cell>
          <table:table-cell table:style-name="ce7" table:formula="of:=[.DB45]+[.DA46]" office:value-type="float" office:value="323.817987791504" calcext:value-type="float">
            <text:p>323.8179877915</text:p>
          </table:table-cell>
          <table:table-cell table:style-name="ce7" table:formula="of:=[.DC45]+[.DB46]" office:value-type="float" office:value="325.734815928354" calcext:value-type="float">
            <text:p>325.7348159284</text:p>
          </table:table-cell>
          <table:table-cell table:style-name="ce7" table:formula="of:=[.DD45]+[.DC46]" office:value-type="float" office:value="327.611775782169" calcext:value-type="float">
            <text:p>327.6117757822</text:p>
          </table:table-cell>
          <table:table-cell table:style-name="ce7" table:formula="of:=[.DE45]+[.DD46]" office:value-type="float" office:value="329.449277567089" calcext:value-type="float">
            <text:p>329.4492775671</text:p>
          </table:table-cell>
          <table:table-cell table:style-name="ce7" table:formula="of:=[.DF45]+[.DE46]" office:value-type="float" office:value="331.247749216153" calcext:value-type="float">
            <text:p>331.2477492162</text:p>
          </table:table-cell>
          <table:table-cell table:style-name="ce7" table:formula="of:=[.DG45]+[.DF46]" office:value-type="float" office:value="333.007635083806" calcext:value-type="float">
            <text:p>333.0076350838</text:p>
          </table:table-cell>
          <table:table-cell table:style-name="ce7" table:formula="of:=[.DH45]+[.DG46]" office:value-type="float" office:value="334.729394677748" calcext:value-type="float">
            <text:p>334.7293946777</text:p>
          </table:table-cell>
          <table:table-cell table:style-name="ce7" table:formula="of:=[.DI45]+[.DH46]" office:value-type="float" office:value="336.41350142205" calcext:value-type="float">
            <text:p>336.4135014221</text:p>
          </table:table-cell>
          <table:table-cell table:style-name="ce7" table:formula="of:=[.DJ45]+[.DI46]" office:value-type="float" office:value="338.060441453204" calcext:value-type="float">
            <text:p>338.0604414532</text:p>
          </table:table-cell>
          <table:table-cell table:style-name="ce7" table:formula="of:=[.DK45]+[.DJ46]" office:value-type="float" office:value="339.670712450543" calcext:value-type="float">
            <text:p>339.6707124505</text:p>
          </table:table-cell>
          <table:table-cell table:style-name="ce7" table:formula="of:=[.DL45]+[.DK46]" office:value-type="float" office:value="341.244822502281" calcext:value-type="float">
            <text:p>341.2448225023</text:p>
          </table:table-cell>
          <table:table-cell table:style-name="ce7" table:formula="of:=[.DM45]+[.DL46]" office:value-type="float" office:value="342.783289008162" calcext:value-type="float">
            <text:p>342.7832890082</text:p>
          </table:table-cell>
          <table:table-cell table:style-name="ce7" table:formula="of:=[.DN45]+[.DM46]" office:value-type="float" office:value="344.286637619566" calcext:value-type="float">
            <text:p>344.2866376196</text:p>
          </table:table-cell>
          <table:table-cell table:style-name="ce7" table:formula="of:=[.DO45]+[.DN46]" office:value-type="float" office:value="345.755401217693" calcext:value-type="float">
            <text:p>345.7554012177</text:p>
          </table:table-cell>
          <table:table-cell table:style-name="ce7" table:formula="of:=[.DP45]+[.DO46]" office:value-type="float" office:value="347.190118930274" calcext:value-type="float">
            <text:p>347.1901189303</text:p>
          </table:table-cell>
          <table:table-cell table:style-name="ce7" table:formula="of:=[.DQ45]+[.DP46]" office:value-type="float" office:value="348.591335187129" calcext:value-type="float">
            <text:p>348.5913351871</text:p>
          </table:table-cell>
          <table:table-cell table:style-name="ce7" table:formula="of:=[.DR45]+[.DQ46]" office:value-type="float" office:value="349.959598814677" calcext:value-type="float">
            <text:p>349.9595988147</text:p>
          </table:table-cell>
          <table:table-cell table:style-name="ce7" table:formula="of:=[.DS45]+[.DR46]" office:value-type="float" office:value="351.295462169429" calcext:value-type="float">
            <text:p>351.2954621694</text:p>
          </table:table-cell>
          <table:table-cell table:style-name="ce7" table:formula="of:=[.DT45]+[.DS46]" office:value-type="float" office:value="352.599480310296" calcext:value-type="float">
            <text:p>352.5994803103</text:p>
          </table:table-cell>
          <table:table-cell table:style-name="ce7" table:formula="of:=[.DU45]+[.DT46]" office:value-type="float" office:value="353.872210209484" calcext:value-type="float">
            <text:p>353.8722102095</text:p>
          </table:table-cell>
          <table:table-cell table:style-name="ce7" table:formula="of:=[.DV45]+[.DU46]" office:value-type="float" office:value="355.114210001585" calcext:value-type="float">
            <text:p>355.1142100016</text:p>
          </table:table-cell>
          <table:table-cell table:style-name="ce7" table:formula="of:=[.DW45]+[.DV46]" office:value-type="float" office:value="356.326038270414" calcext:value-type="float">
            <text:p>356.3260382704</text:p>
          </table:table-cell>
          <table:table-cell table:style-name="ce7" table:formula="of:=[.DX45]+[.DW46]" office:value-type="float" office:value="357.508253373014" calcext:value-type="float">
            <text:p>357.508253373</text:p>
          </table:table-cell>
          <table:table-cell table:style-name="ce7" table:formula="of:=[.DY45]+[.DX46]" office:value-type="float" office:value="358.661412800213" calcext:value-type="float">
            <text:p>358.6614128002</text:p>
          </table:table-cell>
          <table:table-cell table:style-name="ce7" table:formula="of:=[.DZ45]+[.DY46]" office:value-type="float" office:value="359.786072572984" calcext:value-type="float">
            <text:p>359.786072573</text:p>
          </table:table-cell>
          <table:table-cell table:style-name="ce7" table:formula="of:=[.EA45]+[.DZ46]" office:value-type="float" office:value="360.882786673871" calcext:value-type="float">
            <text:p>360.8827866739</text:p>
          </table:table-cell>
          <table:table-cell table:style-name="ce7" table:formula="of:=[.EB45]+[.EA46]" office:value-type="float" office:value="361.952106512611" calcext:value-type="float">
            <text:p>361.9521065126</text:p>
          </table:table-cell>
          <table:table-cell table:style-name="ce7" table:formula="of:=[.EC45]+[.EB46]" office:value-type="float" office:value="362.994580425096" calcext:value-type="float">
            <text:p>362.9945804251</text:p>
          </table:table-cell>
          <table:table-cell table:style-name="ce7" table:formula="of:=[.ED45]+[.EC46]" office:value-type="float" office:value="364.01075320474" calcext:value-type="float">
            <text:p>364.0107532047</text:p>
          </table:table-cell>
          <table:table-cell table:style-name="ce7" table:formula="of:=[.EE45]+[.ED46]" office:value-type="float" office:value="365.001165665293" calcext:value-type="float">
            <text:p>365.0011656653</text:p>
          </table:table-cell>
          <table:table-cell table:style-name="ce7" table:formula="of:=[.EF45]+[.EE46]" office:value-type="float" office:value="365.966354234134" calcext:value-type="float">
            <text:p>365.9663542341</text:p>
          </table:table-cell>
          <table:table-cell table:style-name="ce7" table:formula="of:=[.EG45]+[.EF46]" office:value-type="float" office:value="366.906850575019" calcext:value-type="float">
            <text:p>366.906850575</text:p>
          </table:table-cell>
          <table:table-cell table:style-name="ce7" table:formula="of:=[.EH45]+[.EG46]" office:value-type="float" office:value="367.823181239273" calcext:value-type="float">
            <text:p>367.8231812393</text:p>
          </table:table-cell>
          <table:table-cell table:style-name="ce7" table:formula="of:=[.EI45]+[.EH46]" office:value-type="float" office:value="368.715867344399" calcext:value-type="float">
            <text:p>368.7158673444</text:p>
          </table:table-cell>
          <table:table-cell table:style-name="ce7" table:formula="of:=[.EJ45]+[.EI46]" office:value-type="float" office:value="369.585424279049" calcext:value-type="float">
            <text:p>369.585424279</text:p>
          </table:table-cell>
          <table:table-cell table:style-name="ce7" table:formula="of:=[.EK45]+[.EJ46]" office:value-type="float" office:value="370.432361433344" calcext:value-type="float">
            <text:p>370.4323614333</text:p>
          </table:table-cell>
          <table:table-cell table:style-name="ce7" table:formula="of:=[.EL45]+[.EK46]" office:value-type="float" office:value="371.257181953484" calcext:value-type="float">
            <text:p>371.2571819535</text:p>
          </table:table-cell>
          <table:table-cell table:style-name="ce7" table:formula="of:=[.EM45]+[.EL46]" office:value-type="float" office:value="372.060382519623" calcext:value-type="float">
            <text:p>372.0603825196</text:p>
          </table:table-cell>
          <table:table-cell table:style-name="ce7" table:formula="of:=[.EN45]+[.EM46]" office:value-type="float" office:value="372.842453146" calcext:value-type="float">
            <text:p>372.842453146</text:p>
          </table:table-cell>
          <table:table-cell table:style-name="ce7" table:formula="of:=[.EO45]+[.EN46]" office:value-type="float" office:value="373.603877002296" calcext:value-type="float">
            <text:p>373.6038770023</text:p>
          </table:table-cell>
          <table:table-cell table:style-name="ce7" table:formula="of:=[.EP45]+[.EO46]" office:value-type="float" office:value="374.345130255244" calcext:value-type="float">
            <text:p>374.3451302552</text:p>
          </table:table-cell>
          <table:table-cell table:style-name="ce7" table:formula="of:=[.EQ45]+[.EP46]" office:value-type="float" office:value="375.066681929491" calcext:value-type="float">
            <text:p>375.0666819295</text:p>
          </table:table-cell>
          <table:table-cell table:style-name="ce7" table:formula="of:=[.ER45]+[.EQ46]" office:value-type="float" office:value="375.768993786781" calcext:value-type="float">
            <text:p>375.7689937868</text:p>
          </table:table-cell>
          <table:table-cell table:style-name="ce7" table:formula="of:=[.ES45]+[.ER46]" office:value-type="float" office:value="376.452520222497" calcext:value-type="float">
            <text:p>376.4525202225</text:p>
          </table:table-cell>
          <table:table-cell table:style-name="ce7" table:formula="of:=[.ET45]+[.ES46]" office:value-type="float" office:value="377.117708178658" calcext:value-type="float">
            <text:p>377.1177081787</text:p>
          </table:table-cell>
          <table:table-cell table:style-name="ce7" table:formula="of:=[.EU45]+[.ET46]" office:value-type="float" office:value="377.764997072481" calcext:value-type="float">
            <text:p>377.7649970725</text:p>
          </table:table-cell>
          <table:table-cell table:style-name="ce7" table:formula="of:=[.EV45]+[.EU46]" office:value-type="float" office:value="378.39481873964" calcext:value-type="float">
            <text:p>378.3948187396</text:p>
          </table:table-cell>
          <table:table-cell table:style-name="ce7" table:formula="of:=[.EW45]+[.EV46]" office:value-type="float" office:value="379.007597391368" calcext:value-type="float">
            <text:p>379.0075973914</text:p>
          </table:table-cell>
          <table:table-cell table:style-name="ce7" table:formula="of:=[.EX45]+[.EW46]" office:value-type="float" office:value="379.603749584612" calcext:value-type="float">
            <text:p>379.6037495846</text:p>
          </table:table-cell>
          <table:table-cell table:style-name="ce7" table:formula="of:=[.EY45]+[.EX46]" office:value-type="float" office:value="380.183684204425" calcext:value-type="float">
            <text:p>380.1836842044</text:p>
          </table:table-cell>
          <table:table-cell table:style-name="ce7" table:formula="of:=[.EZ45]+[.EY46]" office:value-type="float" office:value="380.747802457858" calcext:value-type="float">
            <text:p>380.7478024579</text:p>
          </table:table-cell>
          <table:table-cell table:style-name="ce7" table:formula="of:=[.FA45]+[.EZ46]" office:value-type="float" office:value="381.296497878594" calcext:value-type="float">
            <text:p>381.2964978786</text:p>
          </table:table-cell>
          <table:table-cell table:style-name="ce7" table:formula="of:=[.FB45]+[.FA46]" office:value-type="float" office:value="381.830156341639" calcext:value-type="float">
            <text:p>381.8301563416</text:p>
          </table:table-cell>
          <table:table-cell table:style-name="ce7" table:formula="of:=[.FC45]+[.FB46]" office:value-type="float" office:value="382.34915608738" calcext:value-type="float">
            <text:p>382.3491560874</text:p>
          </table:table-cell>
          <table:table-cell table:style-name="ce7" table:formula="of:=[.FD45]+[.FC46]" office:value-type="float" office:value="382.853867754354" calcext:value-type="float">
            <text:p>382.8538677544</text:p>
          </table:table-cell>
          <table:table-cell table:style-name="ce7" table:formula="of:=[.FE45]+[.FD46]" office:value-type="float" office:value="383.344654420108" calcext:value-type="float">
            <text:p>383.3446544201</text:p>
          </table:table-cell>
          <table:table-cell table:style-name="ce7" table:formula="of:=[.FF45]+[.FE46]" office:value-type="float" office:value="383.821871649562" calcext:value-type="float">
            <text:p>383.8218716496</text:p>
          </table:table-cell>
          <table:table-cell table:style-name="ce7" table:formula="of:=[.FG45]+[.FF46]" office:value-type="float" office:value="384.285867550275" calcext:value-type="float">
            <text:p>384.2858675503</text:p>
          </table:table-cell>
          <table:table-cell table:style-name="ce7" table:formula="of:=[.FH45]+[.FG46]" office:value-type="float" office:value="384.736982834097" calcext:value-type="float">
            <text:p>384.7369828341</text:p>
          </table:table-cell>
          <table:table-cell table:style-name="ce7" table:formula="of:=[.FI45]+[.FH46]" office:value-type="float" office:value="385.175550884668" calcext:value-type="float">
            <text:p>385.1755508847</text:p>
          </table:table-cell>
          <table:table-cell table:style-name="ce7" table:formula="of:=[.FJ45]+[.FI46]" office:value-type="float" office:value="385.601897830279" calcext:value-type="float">
            <text:p>385.6018978303</text:p>
          </table:table-cell>
          <table:table-cell table:style-name="ce7" table:formula="of:=[.FK45]+[.FJ46]" office:value-type="float" office:value="386.016342621605" calcext:value-type="float">
            <text:p>386.0163426216</text:p>
          </table:table-cell>
          <table:table-cell table:style-name="ce7" table:formula="of:=[.FL45]+[.FK46]" office:value-type="float" office:value="386.41919711389" calcext:value-type="float">
            <text:p>386.4191971139</text:p>
          </table:table-cell>
          <table:table-cell table:style-name="ce7" table:formula="of:=[.FM45]+[.FL46]" office:value-type="float" office:value="386.810766153131" calcext:value-type="float">
            <text:p>386.8107661531</text:p>
          </table:table-cell>
          <table:table-cell table:style-name="ce7" table:formula="of:=[.FN45]+[.FM46]" office:value-type="float" office:value="387.191347665871" calcext:value-type="float">
            <text:p>387.1913476659</text:p>
          </table:table-cell>
          <table:table-cell table:style-name="ce7" table:formula="of:=[.FO45]+[.FN46]" office:value-type="float" office:value="387.561232752224" calcext:value-type="float">
            <text:p>387.5612327522</text:p>
          </table:table-cell>
          <table:table-cell table:style-name="ce7" table:formula="of:=[.FP45]+[.FO46]" office:value-type="float" office:value="387.920705781755" calcext:value-type="float">
            <text:p>387.9207057818</text:p>
          </table:table-cell>
          <table:table-cell table:style-name="ce7" table:formula="of:=[.FQ45]+[.FP46]" office:value-type="float" office:value="388.270044491896" calcext:value-type="float">
            <text:p>388.2700444919</text:p>
          </table:table-cell>
          <table:table-cell table:style-name="ce7" table:formula="of:=[.FR45]+[.FQ46]" office:value-type="float" office:value="388.609520088555" calcext:value-type="float">
            <text:p>388.6095200886</text:p>
          </table:table-cell>
          <table:table-cell table:style-name="ce7" table:formula="of:=[.FS45]+[.FR46]" office:value-type="float" office:value="388.939397348631" calcext:value-type="float">
            <text:p>388.9393973486</text:p>
          </table:table-cell>
          <table:table-cell table:style-name="ce7" table:formula="of:=[.FT45]+[.FS46]" office:value-type="float" office:value="389.259934724147" calcext:value-type="float">
            <text:p>389.2599347241</text:p>
          </table:table-cell>
          <table:table-cell table:style-name="ce7" table:formula="of:=[.FU45]+[.FT46]" office:value-type="float" office:value="389.571384447733" calcext:value-type="float">
            <text:p>389.5713844477</text:p>
          </table:table-cell>
          <table:table-cell table:style-name="ce7" table:formula="of:=[.FV45]+[.FU46]" office:value-type="float" office:value="389.8739926392" calcext:value-type="float">
            <text:p>389.8739926392</text:p>
          </table:table-cell>
          <table:table-cell table:style-name="ce7" table:formula="of:=[.FW45]+[.FV46]" office:value-type="float" office:value="390.167999412992" calcext:value-type="float">
            <text:p>390.167999413</text:p>
          </table:table-cell>
          <table:table-cell table:style-name="ce7" table:formula="of:=[.FX45]+[.FW46]" office:value-type="float" office:value="390.453638986275" calcext:value-type="float">
            <text:p>390.4536389863</text:p>
          </table:table-cell>
          <table:table-cell table:style-name="ce7" table:formula="of:=[.FY45]+[.FX46]" office:value-type="float" office:value="390.731139787468" calcext:value-type="float">
            <text:p>390.7311397875</text:p>
          </table:table-cell>
          <table:table-cell table:style-name="ce7" table:formula="of:=[.FZ45]+[.FY46]" office:value-type="float" office:value="391.000724565028" calcext:value-type="float">
            <text:p>391.000724565</text:p>
          </table:table-cell>
          <table:table-cell table:style-name="ce7" table:formula="of:=[.GA45]+[.FZ46]" office:value-type="float" office:value="391.262610496305" calcext:value-type="float">
            <text:p>391.2626104963</text:p>
          </table:table-cell>
          <table:table-cell table:style-name="ce7" table:formula="of:=[.GB45]+[.GA46]" office:value-type="float" office:value="391.517009296303" calcext:value-type="float">
            <text:p>391.5170092963</text:p>
          </table:table-cell>
          <table:table-cell table:style-name="ce7" table:formula="of:=[.GC45]+[.GB46]" office:value-type="float" office:value="391.764127326201" calcext:value-type="float">
            <text:p>391.7641273262</text:p>
          </table:table-cell>
          <table:table-cell table:style-name="ce7" table:formula="of:=[.GD45]+[.GC46]" office:value-type="float" office:value="392.004165701483" calcext:value-type="float">
            <text:p>392.0041657015</text:p>
          </table:table-cell>
          <table:table-cell table:style-name="ce7" table:formula="of:=[.GE45]+[.GD46]" office:value-type="float" office:value="392.237320399555" calcext:value-type="float">
            <text:p>392.2373203996</text:p>
          </table:table-cell>
          <table:table-cell table:style-name="ce7" table:formula="of:=[.GF45]+[.GE46]" office:value-type="float" office:value="392.463782366722" calcext:value-type="float">
            <text:p>392.4637823667</text:p>
          </table:table-cell>
          <table:table-cell table:style-name="ce7" table:formula="of:=[.GG45]+[.GF46]" office:value-type="float" office:value="392.683737624419" calcext:value-type="float">
            <text:p>392.6837376244</text:p>
          </table:table-cell>
          <table:table-cell table:style-name="ce7" table:formula="of:=[.GH45]+[.GG46]" office:value-type="float" office:value="392.897367374592" calcext:value-type="float">
            <text:p>392.8973673746</text:p>
          </table:table-cell>
          <table:table-cell table:style-name="ce7" table:formula="of:=[.GI45]+[.GH46]" office:value-type="float" office:value="393.104848104138" calcext:value-type="float">
            <text:p>393.1048481041</text:p>
          </table:table-cell>
          <table:table-cell table:style-name="ce7" table:formula="of:=[.GJ45]+[.GI46]" office:value-type="float" office:value="393.30635168832" calcext:value-type="float">
            <text:p>393.3063516883</text:p>
          </table:table-cell>
          <table:table-cell table:style-name="ce7" table:formula="of:=[.GK45]+[.GJ46]" office:value-type="float" office:value="393.502045493081" calcext:value-type="float">
            <text:p>393.5020454931</text:p>
          </table:table-cell>
          <table:table-cell table:style-name="ce7" table:formula="of:=[.GL45]+[.GK46]" office:value-type="float" office:value="393.692092476185" calcext:value-type="float">
            <text:p>393.6920924762</text:p>
          </table:table-cell>
          <table:table-cell table:style-name="ce7" table:formula="of:=[.GM45]+[.GL46]" office:value-type="float" office:value="393.876651287123" calcext:value-type="float">
            <text:p>393.8766512871</text:p>
          </table:table-cell>
          <table:table-cell table:style-name="ce7" table:formula="of:=[.GN45]+[.GM46]" office:value-type="float" office:value="394.055876365741" calcext:value-type="float">
            <text:p>394.0558763657</text:p>
          </table:table-cell>
          <table:table-cell table:style-name="ce7" table:formula="of:=[.GO45]+[.GN46]" office:value-type="float" office:value="394.229918039513" calcext:value-type="float">
            <text:p>394.2299180395</text:p>
          </table:table-cell>
          <table:table-cell table:style-name="ce7" table:formula="of:=[.GP45]+[.GO46]" office:value-type="float" office:value="394.398922619449" calcext:value-type="float">
            <text:p>394.3989226194</text:p>
          </table:table-cell>
          <table:table-cell table:style-name="ce7" table:formula="of:=[.GQ45]+[.GP46]" office:value-type="float" office:value="394.563032494571" calcext:value-type="float">
            <text:p>394.5630324946</text:p>
          </table:table-cell>
          <table:table-cell table:style-name="ce7" table:formula="of:=[.GR45]+[.GQ46]" office:value-type="float" office:value="394.722386224943" calcext:value-type="float">
            <text:p>394.7223862249</text:p>
          </table:table-cell>
        </table:table-row>
        <table:table-row table:style-name="ro1">
          <table:table-cell/>
          <table:table-cell office:value-type="string" calcext:value-type="string">
            <text:p>Incidence</text:p>
          </table:table-cell>
          <table:table-cell table:style-name="ce9" table:formula="of:=[.C45]/([.C38]-[.C40])" office:value-type="float" office:value="0.00266000888222489" calcext:value-type="float">
            <text:p>0.0027</text:p>
          </table:table-cell>
          <table:table-cell table:style-name="ce9" table:formula="of:=[.D45]/([.D38]-[.D40])" office:value-type="float" office:value="0.00271444681738496" calcext:value-type="float">
            <text:p>0.0027</text:p>
          </table:table-cell>
          <table:table-cell table:style-name="ce9" table:formula="of:=[.E45]/([.E38]-[.E40])" office:value-type="float" office:value="0.0027693573963525" calcext:value-type="float">
            <text:p>0.0028</text:p>
          </table:table-cell>
          <table:table-cell table:style-name="ce9" table:formula="of:=[.F45]/([.F38]-[.F40])" office:value-type="float" office:value="0.00282471152064047" calcext:value-type="float">
            <text:p>0.0028</text:p>
          </table:table-cell>
          <table:table-cell table:style-name="ce9" table:formula="of:=[.G45]/([.G38]-[.G40])" office:value-type="float" office:value="0.002880478324841" calcext:value-type="float">
            <text:p>0.0029</text:p>
          </table:table-cell>
          <table:table-cell table:style-name="ce9" table:formula="of:=[.H45]/([.H38]-[.H40])" office:value-type="float" office:value="0.00293662515912958" calcext:value-type="float">
            <text:p>0.0029</text:p>
          </table:table-cell>
          <table:table-cell table:style-name="ce9" table:formula="of:=[.I45]/([.I38]-[.I40])" office:value-type="float" office:value="0.00299311757608812" calcext:value-type="float">
            <text:p>0.0030</text:p>
          </table:table-cell>
          <table:table-cell table:style-name="ce9" table:formula="of:=[.J45]/([.J38]-[.J40])" office:value-type="float" office:value="0.00304991932216171" calcext:value-type="float">
            <text:p>0.0030</text:p>
          </table:table-cell>
          <table:table-cell table:style-name="ce9" table:formula="of:=[.K45]/([.K38]-[.K40])" office:value-type="float" office:value="0.00310699233405954" calcext:value-type="float">
            <text:p>0.0031</text:p>
          </table:table-cell>
          <table:table-cell table:style-name="ce9" table:formula="of:=[.L45]/([.L38]-[.L40])" office:value-type="float" office:value="0.00316429674040902" calcext:value-type="float">
            <text:p>0.0032</text:p>
          </table:table-cell>
          <table:table-cell table:style-name="ce9" table:formula="of:=[.M45]/([.M38]-[.M40])" office:value-type="float" office:value="0.00322179086896187" calcext:value-type="float">
            <text:p>0.0032</text:p>
          </table:table-cell>
          <table:table-cell table:style-name="ce9" table:formula="of:=[.N45]/([.N38]-[.N40])" office:value-type="float" office:value="0.00327943125964397" calcext:value-type="float">
            <text:p>0.0033</text:p>
          </table:table-cell>
          <table:table-cell table:style-name="ce9" table:formula="of:=[.O45]/([.O38]-[.O40])" office:value-type="float" office:value="0.00333717268372999" calcext:value-type="float">
            <text:p>0.0033</text:p>
          </table:table-cell>
          <table:table-cell table:style-name="ce9" table:formula="of:=[.P45]/([.P38]-[.P40])" office:value-type="float" office:value="0.00339496816940434" calcext:value-type="float">
            <text:p>0.0034</text:p>
          </table:table-cell>
          <table:table-cell table:style-name="ce9" table:formula="of:=[.Q45]/([.Q38]-[.Q40])" office:value-type="float" office:value="0.00345276903396247" calcext:value-type="float">
            <text:p>0.0035</text:p>
          </table:table-cell>
          <table:table-cell table:style-name="ce9" table:formula="of:=[.R45]/([.R38]-[.R40])" office:value-type="float" office:value="0.00351052492287436" calcext:value-type="float">
            <text:p>0.0035</text:p>
          </table:table-cell>
          <table:table-cell table:style-name="ce9" table:formula="of:=[.S45]/([.S38]-[.S40])" office:value-type="float" office:value="0.00356818385592128" calcext:value-type="float">
            <text:p>0.0036</text:p>
          </table:table-cell>
          <table:table-cell table:style-name="ce9" table:formula="of:=[.T45]/([.T38]-[.T40])" office:value-type="float" office:value="0.00362569228058095" calcext:value-type="float">
            <text:p>0.0036</text:p>
          </table:table-cell>
          <table:table-cell table:style-name="ce9" table:formula="of:=[.U45]/([.U38]-[.U40])" office:value-type="float" office:value="0.00368299513281779" calcext:value-type="float">
            <text:p>0.0037</text:p>
          </table:table-cell>
          <table:table-cell table:style-name="ce9" table:formula="of:=[.V45]/([.V38]-[.V40])" office:value-type="float" office:value="0.00374003590539296" calcext:value-type="float">
            <text:p>0.0037</text:p>
          </table:table-cell>
          <table:table-cell table:style-name="ce9" table:formula="of:=[.W45]/([.W38]-[.W40])" office:value-type="float" office:value="0.00379675672378434" calcext:value-type="float">
            <text:p>0.0038</text:p>
          </table:table-cell>
          <table:table-cell table:style-name="ce9" table:formula="of:=[.X45]/([.X38]-[.X40])" office:value-type="float" office:value="0.00385309842976395" calcext:value-type="float">
            <text:p>0.0039</text:p>
          </table:table-cell>
          <table:table-cell table:style-name="ce9" table:formula="of:=[.Y45]/([.Y38]-[.Y40])" office:value-type="float" office:value="0.00390900067264123" calcext:value-type="float">
            <text:p>0.0039</text:p>
          </table:table-cell>
          <table:table-cell table:style-name="ce9" table:formula="of:=[.Z45]/([.Z38]-[.Z40])" office:value-type="float" office:value="0.00396440200814469" calcext:value-type="float">
            <text:p>0.0040</text:p>
          </table:table-cell>
          <table:table-cell table:style-name="ce9" table:formula="of:=[.AA45]/([.AA38]-[.AA40])" office:value-type="float" office:value="0.00401924000486001" calcext:value-type="float">
            <text:p>0.0040</text:p>
          </table:table-cell>
          <table:table-cell table:style-name="ce9" table:formula="of:=[.AB45]/([.AB38]-[.AB40])" office:value-type="float" office:value="0.00407345135810799" calcext:value-type="float">
            <text:p>0.0041</text:p>
          </table:table-cell>
          <table:table-cell table:style-name="ce9" table:formula="of:=[.AC45]/([.AC38]-[.AC40])" office:value-type="float" office:value="0.00412697201108838" calcext:value-type="float">
            <text:p>0.0041</text:p>
          </table:table-cell>
          <table:table-cell table:style-name="ce9" table:formula="of:=[.AD45]/([.AD38]-[.AD40])" office:value-type="float" office:value="0.0041797372830748" calcext:value-type="float">
            <text:p>0.0042</text:p>
          </table:table-cell>
          <table:table-cell table:style-name="ce9" table:formula="of:=[.AE45]/([.AE38]-[.AE40])" office:value-type="float" office:value="0.00423168200438858" calcext:value-type="float">
            <text:p>0.0042</text:p>
          </table:table-cell>
          <table:table-cell table:style-name="ce9" table:formula="of:=[.AF45]/([.AF38]-[.AF40])" office:value-type="float" office:value="0.00428274065783387" calcext:value-type="float">
            <text:p>0.0043</text:p>
          </table:table-cell>
          <table:table-cell table:style-name="ce9" table:formula="of:=[.AG45]/([.AG38]-[.AG40])" office:value-type="float" office:value="0.00433284752622186" calcext:value-type="float">
            <text:p>0.0043</text:p>
          </table:table-cell>
          <table:table-cell table:style-name="ce9" table:formula="of:=[.AH45]/([.AH38]-[.AH40])" office:value-type="float" office:value="0.00438193684556185" calcext:value-type="float">
            <text:p>0.0044</text:p>
          </table:table-cell>
          <table:table-cell table:style-name="ce9" table:formula="of:=[.AI45]/([.AI38]-[.AI40])" office:value-type="float" office:value="0.00442994296344825" calcext:value-type="float">
            <text:p>0.0044</text:p>
          </table:table-cell>
          <table:table-cell table:style-name="ce9" table:formula="of:=[.AJ45]/([.AJ38]-[.AJ40])" office:value-type="float" office:value="0.00447680050211856" calcext:value-type="float">
            <text:p>0.0045</text:p>
          </table:table-cell>
          <table:table-cell table:style-name="ce9" table:formula="of:=[.AK45]/([.AK38]-[.AK40])" office:value-type="float" office:value="0.00452244452561576" calcext:value-type="float">
            <text:p>0.0045</text:p>
          </table:table-cell>
          <table:table-cell table:style-name="ce9" table:formula="of:=[.AL45]/([.AL38]-[.AL40])" office:value-type="float" office:value="0.00456681071043421" calcext:value-type="float">
            <text:p>0.0046</text:p>
          </table:table-cell>
          <table:table-cell table:style-name="ce9" table:formula="of:=[.AM45]/([.AM38]-[.AM40])" office:value-type="float" office:value="0.00460983551899437" calcext:value-type="float">
            <text:p>0.0046</text:p>
          </table:table-cell>
          <table:table-cell table:style-name="ce9" table:formula="of:=[.AN45]/([.AN38]-[.AN40])" office:value-type="float" office:value="0.00465145637524154" calcext:value-type="float">
            <text:p>0.0047</text:p>
          </table:table-cell>
          <table:table-cell table:style-name="ce9" table:formula="of:=[.AO45]/([.AO38]-[.AO40])" office:value-type="float" office:value="0.00469161184163622" calcext:value-type="float">
            <text:p>0.0047</text:p>
          </table:table-cell>
          <table:table-cell table:style-name="ce9" table:formula="of:=[.AP45]/([.AP38]-[.AP40])" office:value-type="float" office:value="0.00473024179675901" calcext:value-type="float">
            <text:p>0.0047</text:p>
          </table:table-cell>
          <table:table-cell table:style-name="ce9" table:formula="of:=[.AQ45]/([.AQ38]-[.AQ40])" office:value-type="float" office:value="0.0047672876127388" calcext:value-type="float">
            <text:p>0.0048</text:p>
          </table:table-cell>
          <table:table-cell table:style-name="ce9" table:formula="of:=[.AR45]/([.AR38]-[.AR40])" office:value-type="float" office:value="0.00480269233167246" calcext:value-type="float">
            <text:p>0.0048</text:p>
          </table:table-cell>
          <table:table-cell table:style-name="ce9" table:formula="of:=[.AS45]/([.AS38]-[.AS40])" office:value-type="float" office:value="0.00483640084020342" calcext:value-type="float">
            <text:p>0.0048</text:p>
          </table:table-cell>
          <table:table-cell table:style-name="ce9" table:formula="of:=[.AT45]/([.AT38]-[.AT40])" office:value-type="float" office:value="0.00486836004139544" calcext:value-type="float">
            <text:p>0.0049</text:p>
          </table:table-cell>
          <table:table-cell table:style-name="ce9" table:formula="of:=[.AU45]/([.AU38]-[.AU40])" office:value-type="float" office:value="0.00489851902304613" calcext:value-type="float">
            <text:p>0.0049</text:p>
          </table:table-cell>
          <table:table-cell table:style-name="ce9" table:formula="of:=[.AV45]/([.AV38]-[.AV40])" office:value-type="float" office:value="0.00492682922157277" calcext:value-type="float">
            <text:p>0.0049</text:p>
          </table:table-cell>
          <table:table-cell table:style-name="ce9" table:formula="of:=[.AW45]/([.AW38]-[.AW40])" office:value-type="float" office:value="0.00495324458061512" calcext:value-type="float">
            <text:p>0.0050</text:p>
          </table:table-cell>
          <table:table-cell table:style-name="ce9" table:formula="of:=[.AX45]/([.AX38]-[.AX40])" office:value-type="float" office:value="0.00497772170350694" calcext:value-type="float">
            <text:p>0.0050</text:p>
          </table:table-cell>
          <table:table-cell table:style-name="ce9" table:formula="of:=[.AY45]/([.AY38]-[.AY40])" office:value-type="float" office:value="0.00500021999878761" calcext:value-type="float">
            <text:p>0.0050</text:p>
          </table:table-cell>
          <table:table-cell table:style-name="ce9" table:formula="of:=[.AZ45]/([.AZ38]-[.AZ40])" office:value-type="float" office:value="0.0050207018179544" calcext:value-type="float">
            <text:p>0.0050</text:p>
          </table:table-cell>
          <table:table-cell table:style-name="ce9" table:formula="of:=[.BA45]/([.BA38]-[.BA40])" office:value-type="float" office:value="0.00503913258467792" calcext:value-type="float">
            <text:p>0.0050</text:p>
          </table:table-cell>
          <table:table-cell table:style-name="ce9" table:formula="of:=[.BB45]/([.BB38]-[.BB40])" office:value-type="float" office:value="0.00505548091474954" calcext:value-type="float">
            <text:p>0.0051</text:p>
          </table:table-cell>
          <table:table-cell table:style-name="ce9" table:formula="of:=[.BC45]/([.BC38]-[.BC40])" office:value-type="float" office:value="0.00506971872607056" calcext:value-type="float">
            <text:p>0.0051</text:p>
          </table:table-cell>
          <table:table-cell table:style-name="ce9" table:formula="of:=[.BD45]/([.BD38]-[.BD40])" office:value-type="float" office:value="0.00508182133803959" calcext:value-type="float">
            <text:p>0.0051</text:p>
          </table:table-cell>
          <table:table-cell table:style-name="ce9" table:formula="of:=[.BE45]/([.BE38]-[.BE40])" office:value-type="float" office:value="0.00509176755975428" calcext:value-type="float">
            <text:p>0.0051</text:p>
          </table:table-cell>
          <table:table-cell table:style-name="ce9" table:formula="of:=[.BF45]/([.BF38]-[.BF40])" office:value-type="float" office:value="0.00509953976650082" calcext:value-type="float">
            <text:p>0.0051</text:p>
          </table:table-cell>
          <table:table-cell table:style-name="ce9" table:formula="of:=[.BG45]/([.BG38]-[.BG40])" office:value-type="float" office:value="0.00510512396407106" calcext:value-type="float">
            <text:p>0.0051</text:p>
          </table:table-cell>
          <table:table-cell table:style-name="ce9" table:formula="of:=[.BH45]/([.BH38]-[.BH40])" office:value-type="float" office:value="0.00510850984051596" calcext:value-type="float">
            <text:p>0.0051</text:p>
          </table:table-cell>
          <table:table-cell table:style-name="ce9" table:formula="of:=[.BI45]/([.BI38]-[.BI40])" office:value-type="float" office:value="0.00510969080501571" calcext:value-type="float">
            <text:p>0.0051</text:p>
          </table:table-cell>
          <table:table-cell table:style-name="ce9" table:formula="of:=[.BJ45]/([.BJ38]-[.BJ40])" office:value-type="float" office:value="0.0051086640136227" calcext:value-type="float">
            <text:p>0.0051</text:p>
          </table:table-cell>
          <table:table-cell table:style-name="ce9" table:formula="of:=[.BK45]/([.BK38]-[.BK40])" office:value-type="float" office:value="0.00510543038171431" calcext:value-type="float">
            <text:p>0.0051</text:p>
          </table:table-cell>
          <table:table-cell table:style-name="ce9" table:formula="of:=[.BL45]/([.BL38]-[.BL40])" office:value-type="float" office:value="0.0050999945830646" calcext:value-type="float">
            <text:p>0.0051</text:p>
          </table:table-cell>
          <table:table-cell table:style-name="ce9" table:formula="of:=[.BM45]/([.BM38]-[.BM40])" office:value-type="float" office:value="0.00509236503553496" calcext:value-type="float">
            <text:p>0.0051</text:p>
          </table:table-cell>
          <table:table-cell table:style-name="ce9" table:formula="of:=[.BN45]/([.BN38]-[.BN40])" office:value-type="float" office:value="0.00508255387345225" calcext:value-type="float">
            <text:p>0.0051</text:p>
          </table:table-cell>
          <table:table-cell table:style-name="ce9" table:formula="of:=[.BO45]/([.BO38]-[.BO40])" office:value-type="float" office:value="0.0050705769068317" calcext:value-type="float">
            <text:p>0.0051</text:p>
          </table:table-cell>
          <table:table-cell table:style-name="ce9" table:formula="of:=[.BP45]/([.BP38]-[.BP40])" office:value-type="float" office:value="0.00505645356767818" calcext:value-type="float">
            <text:p>0.0051</text:p>
          </table:table-cell>
          <table:table-cell table:style-name="ce9" table:formula="of:=[.BQ45]/([.BQ38]-[.BQ40])" office:value-type="float" office:value="0.00504020684367182" calcext:value-type="float">
            <text:p>0.0050</text:p>
          </table:table-cell>
          <table:table-cell table:style-name="ce9" table:formula="of:=[.BR45]/([.BR38]-[.BR40])" office:value-type="float" office:value="0.0050218631996234" calcext:value-type="float">
            <text:p>0.0050</text:p>
          </table:table-cell>
          <table:table-cell table:style-name="ce9" table:formula="of:=[.BS45]/([.BS38]-[.BS40])" office:value-type="float" office:value="0.0050014524871523" calcext:value-type="float">
            <text:p>0.0050</text:p>
          </table:table-cell>
          <table:table-cell table:style-name="ce9" table:formula="of:=[.BT45]/([.BT38]-[.BT40])" office:value-type="float" office:value="0.00497900784310819" calcext:value-type="float">
            <text:p>0.0050</text:p>
          </table:table-cell>
          <table:table-cell table:style-name="ce9" table:formula="of:=[.BU45]/([.BU38]-[.BU40])" office:value-type="float" office:value="0.00495456557731531" calcext:value-type="float">
            <text:p>0.0050</text:p>
          </table:table-cell>
          <table:table-cell table:style-name="ce9" table:formula="of:=[.BV45]/([.BV38]-[.BV40])" office:value-type="float" office:value="0.00492816505028403" calcext:value-type="float">
            <text:p>0.0049</text:p>
          </table:table-cell>
          <table:table-cell table:style-name="ce9" table:formula="of:=[.BW45]/([.BW38]-[.BW40])" office:value-type="float" office:value="0.00489984854157514" calcext:value-type="float">
            <text:p>0.0049</text:p>
          </table:table-cell>
          <table:table-cell table:style-name="ce9" table:formula="of:=[.BX45]/([.BX38]-[.BX40])" office:value-type="float" office:value="0.00486966110955701" calcext:value-type="float">
            <text:p>0.0049</text:p>
          </table:table-cell>
          <table:table-cell table:style-name="ce9" table:formula="of:=[.BY45]/([.BY38]-[.BY40])" office:value-type="float" office:value="0.00483765044333239" calcext:value-type="float">
            <text:p>0.0048</text:p>
          </table:table-cell>
          <table:table-cell table:style-name="ce9" table:formula="of:=[.BZ45]/([.BZ38]-[.BZ40])" office:value-type="float" office:value="0.00480386670764167" calcext:value-type="float">
            <text:p>0.0048</text:p>
          </table:table-cell>
          <table:table-cell table:style-name="ce9" table:formula="of:=[.CA45]/([.CA38]-[.CA40])" office:value-type="float" office:value="0.00476836238158259" calcext:value-type="float">
            <text:p>0.0048</text:p>
          </table:table-cell>
          <table:table-cell table:style-name="ce9" table:formula="of:=[.CB45]/([.CB38]-[.CB40])" office:value-type="float" office:value="0.0047311920920009" calcext:value-type="float">
            <text:p>0.0047</text:p>
          </table:table-cell>
          <table:table-cell table:style-name="ce9" table:formula="of:=[.CC45]/([.CC38]-[.CC40])" office:value-type="float" office:value="0.00469241244242376" calcext:value-type="float">
            <text:p>0.0047</text:p>
          </table:table-cell>
          <table:table-cell table:style-name="ce9" table:formula="of:=[.CD45]/([.CD38]-[.CD40])" office:value-type="float" office:value="0.00465208183841103" calcext:value-type="float">
            <text:p>0.0047</text:p>
          </table:table-cell>
          <table:table-cell table:style-name="ce9" table:formula="of:=[.CE45]/([.CE38]-[.CE40])" office:value-type="float" office:value="0.00461026031020401" calcext:value-type="float">
            <text:p>0.0046</text:p>
          </table:table-cell>
          <table:table-cell table:style-name="ce9" table:formula="of:=[.CF45]/([.CF38]-[.CF40])" office:value-type="float" office:value="0.0045670093335412" calcext:value-type="float">
            <text:p>0.0046</text:p>
          </table:table-cell>
          <table:table-cell table:style-name="ce9" table:formula="of:=[.CG45]/([.CG38]-[.CG40])" office:value-type="float" office:value="0.00452239164950091" calcext:value-type="float">
            <text:p>0.0045</text:p>
          </table:table-cell>
          <table:table-cell table:style-name="ce9" table:formula="of:=[.CH45]/([.CH38]-[.CH40])" office:value-type="float" office:value="0.00447647108421177" calcext:value-type="float">
            <text:p>0.0045</text:p>
          </table:table-cell>
          <table:table-cell table:style-name="ce9" table:formula="of:=[.CI45]/([.CI38]-[.CI40])" office:value-type="float" office:value="0.00442931236924941" calcext:value-type="float">
            <text:p>0.0044</text:p>
          </table:table-cell>
          <table:table-cell table:style-name="ce9" table:formula="of:=[.CJ45]/([.CJ38]-[.CJ40])" office:value-type="float" office:value="0.00438098096350715" calcext:value-type="float">
            <text:p>0.0044</text:p>
          </table:table-cell>
          <table:table-cell table:style-name="ce9" table:formula="of:=[.CK45]/([.CK38]-[.CK40])" office:value-type="float" office:value="0.00433154287729846" calcext:value-type="float">
            <text:p>0.0043</text:p>
          </table:table-cell>
          <table:table-cell table:style-name="ce9" table:formula="of:=[.CL45]/([.CL38]-[.CL40])" office:value-type="float" office:value="0.00428106449940881" calcext:value-type="float">
            <text:p>0.0043</text:p>
          </table:table-cell>
          <table:table-cell table:style-name="ce9" table:formula="of:=[.CM45]/([.CM38]-[.CM40])" office:value-type="float" office:value="0.00422961242777497" calcext:value-type="float">
            <text:p>0.0042</text:p>
          </table:table-cell>
          <table:table-cell table:style-name="ce9" table:formula="of:=[.CN45]/([.CN38]-[.CN40])" office:value-type="float" office:value="0.00417725330442396" calcext:value-type="float">
            <text:p>0.0042</text:p>
          </table:table-cell>
          <table:table-cell table:style-name="ce9" table:formula="of:=[.CO45]/([.CO38]-[.CO40])" office:value-type="float" office:value="0.00412405365526046" calcext:value-type="float">
            <text:p>0.0041</text:p>
          </table:table-cell>
          <table:table-cell table:style-name="ce9" table:formula="of:=[.CP45]/([.CP38]-[.CP40])" office:value-type="float" office:value="0.00407007973523566" calcext:value-type="float">
            <text:p>0.0041</text:p>
          </table:table-cell>
          <table:table-cell table:style-name="ce9" table:formula="of:=[.CQ45]/([.CQ38]-[.CQ40])" office:value-type="float" office:value="0.00401539737938845" calcext:value-type="float">
            <text:p>0.0040</text:p>
          </table:table-cell>
          <table:table-cell table:style-name="ce9" table:formula="of:=[.CR45]/([.CR38]-[.CR40])" office:value-type="float" office:value="0.00396007186018827" calcext:value-type="float">
            <text:p>0.0040</text:p>
          </table:table-cell>
          <table:table-cell table:style-name="ce9" table:formula="of:=[.CS45]/([.CS38]-[.CS40])" office:value-type="float" office:value="0.00390416775156486" calcext:value-type="float">
            <text:p>0.0039</text:p>
          </table:table-cell>
          <table:table-cell table:style-name="ce9" table:formula="of:=[.CT45]/([.CT38]-[.CT40])" office:value-type="float" office:value="0.00384774879995001" calcext:value-type="float">
            <text:p>0.0038</text:p>
          </table:table-cell>
          <table:table-cell table:style-name="ce9" table:formula="of:=[.CU45]/([.CU38]-[.CU40])" office:value-type="float" office:value="0.00379087780260917" calcext:value-type="float">
            <text:p>0.0038</text:p>
          </table:table-cell>
          <table:table-cell table:style-name="ce9" table:formula="of:=[.CV45]/([.CV38]-[.CV40])" office:value-type="float" office:value="0.00373361649348466" calcext:value-type="float">
            <text:p>0.0037</text:p>
          </table:table-cell>
          <table:table-cell table:style-name="ce9" table:formula="of:=[.CW45]/([.CW38]-[.CW40])" office:value-type="float" office:value="0.00367602543672442" calcext:value-type="float">
            <text:p>0.0037</text:p>
          </table:table-cell>
          <table:table-cell table:style-name="ce9" table:formula="of:=[.CX45]/([.CX38]-[.CX40])" office:value-type="float" office:value="0.0036181639280168" calcext:value-type="float">
            <text:p>0.0036</text:p>
          </table:table-cell>
          <table:table-cell table:style-name="ce9" table:formula="of:=[.CY45]/([.CY38]-[.CY40])" office:value-type="float" office:value="0.00356008990380924" calcext:value-type="float">
            <text:p>0.0036</text:p>
          </table:table-cell>
          <table:table-cell table:style-name="ce9" table:formula="of:=[.CZ45]/([.CZ38]-[.CZ40])" office:value-type="float" office:value="0.00350185985843734" calcext:value-type="float">
            <text:p>0.0035</text:p>
          </table:table-cell>
          <table:table-cell table:style-name="ce9" table:formula="of:=[.DA45]/([.DA38]-[.DA40])" office:value-type="float" office:value="0.00344352876915066" calcext:value-type="float">
            <text:p>0.0034</text:p>
          </table:table-cell>
          <table:table-cell table:style-name="ce9" table:formula="of:=[.DB45]/([.DB38]-[.DB40])" office:value-type="float" office:value="0.00338515002898019" calcext:value-type="float">
            <text:p>0.0034</text:p>
          </table:table-cell>
          <table:table-cell table:style-name="ce9" table:formula="of:=[.DC45]/([.DC38]-[.DC40])" office:value-type="float" office:value="0.0033267753873526" calcext:value-type="float">
            <text:p>0.0033</text:p>
          </table:table-cell>
          <table:table-cell table:style-name="ce9" table:formula="of:=[.DD45]/([.DD38]-[.DD40])" office:value-type="float" office:value="0.00326845489832208" calcext:value-type="float">
            <text:p>0.0033</text:p>
          </table:table-cell>
          <table:table-cell table:style-name="ce9" table:formula="of:=[.DE45]/([.DE38]-[.DE40])" office:value-type="float" office:value="0.00321023687625762" calcext:value-type="float">
            <text:p>0.0032</text:p>
          </table:table-cell>
          <table:table-cell table:style-name="ce9" table:formula="of:=[.DF45]/([.DF38]-[.DF40])" office:value-type="float" office:value="0.00315216785879356" calcext:value-type="float">
            <text:p>0.0032</text:p>
          </table:table-cell>
          <table:table-cell table:style-name="ce9" table:formula="of:=[.DG45]/([.DG38]-[.DG40])" office:value-type="float" office:value="0.00309429257682458" calcext:value-type="float">
            <text:p>0.0031</text:p>
          </table:table-cell>
          <table:table-cell table:style-name="ce9" table:formula="of:=[.DH45]/([.DH38]-[.DH40])" office:value-type="float" office:value="0.00303665393130329" calcext:value-type="float">
            <text:p>0.0030</text:p>
          </table:table-cell>
          <table:table-cell table:style-name="ce9" table:formula="of:=[.DI45]/([.DI38]-[.DI40])" office:value-type="float" office:value="0.00297929297657795" calcext:value-type="float">
            <text:p>0.0030</text:p>
          </table:table-cell>
          <table:table-cell table:style-name="ce9" table:formula="of:=[.DJ45]/([.DJ38]-[.DJ40])" office:value-type="float" office:value="0.0029222489099885" calcext:value-type="float">
            <text:p>0.0029</text:p>
          </table:table-cell>
          <table:table-cell table:style-name="ce9" table:formula="of:=[.DK45]/([.DK38]-[.DK40])" office:value-type="float" office:value="0.00286555906742696" calcext:value-type="float">
            <text:p>0.0029</text:p>
          </table:table-cell>
          <table:table-cell table:style-name="ce9" table:formula="of:=[.DL45]/([.DL38]-[.DL40])" office:value-type="float" office:value="0.00280925892455437" calcext:value-type="float">
            <text:p>0.0028</text:p>
          </table:table-cell>
          <table:table-cell table:style-name="ce9" table:formula="of:=[.DM45]/([.DM38]-[.DM40])" office:value-type="float" office:value="0.00275338210335762" calcext:value-type="float">
            <text:p>0.0028</text:p>
          </table:table-cell>
          <table:table-cell table:style-name="ce9" table:formula="of:=[.DN45]/([.DN38]-[.DN40])" office:value-type="float" office:value="0.00269796038372338" calcext:value-type="float">
            <text:p>0.0027</text:p>
          </table:table-cell>
          <table:table-cell table:style-name="ce9" table:formula="of:=[.DO45]/([.DO38]-[.DO40])" office:value-type="float" office:value="0.00264302371970118" calcext:value-type="float">
            <text:p>0.0026</text:p>
          </table:table-cell>
          <table:table-cell table:style-name="ce9" table:formula="of:=[.DP45]/([.DP38]-[.DP40])" office:value-type="float" office:value="0.0025886002601264" calcext:value-type="float">
            <text:p>0.0026</text:p>
          </table:table-cell>
          <table:table-cell table:style-name="ce9" table:formula="of:=[.DQ45]/([.DQ38]-[.DQ40])" office:value-type="float" office:value="0.00253471637327297" calcext:value-type="float">
            <text:p>0.0025</text:p>
          </table:table-cell>
          <table:table-cell table:style-name="ce9" table:formula="of:=[.DR45]/([.DR38]-[.DR40])" office:value-type="float" office:value="0.00248139667520993" calcext:value-type="float">
            <text:p>0.0025</text:p>
          </table:table-cell>
          <table:table-cell table:style-name="ce9" table:formula="of:=[.DS45]/([.DS38]-[.DS40])" office:value-type="float" office:value="0.00242866406153613" calcext:value-type="float">
            <text:p>0.0024</text:p>
          </table:table-cell>
          <table:table-cell table:style-name="ce9" table:formula="of:=[.DT45]/([.DT38]-[.DT40])" office:value-type="float" office:value="0.00237653974217709" calcext:value-type="float">
            <text:p>0.0024</text:p>
          </table:table-cell>
          <table:table-cell table:style-name="ce9" table:formula="of:=[.DU45]/([.DU38]-[.DU40])" office:value-type="float" office:value="0.00232504327893086" calcext:value-type="float">
            <text:p>0.0023</text:p>
          </table:table-cell>
          <table:table-cell table:style-name="ce9" table:formula="of:=[.DV45]/([.DV38]-[.DV40])" office:value-type="float" office:value="0.00227419262546155" calcext:value-type="float">
            <text:p>0.0023</text:p>
          </table:table-cell>
          <table:table-cell table:style-name="ce9" table:formula="of:=[.DW45]/([.DW38]-[.DW40])" office:value-type="float" office:value="0.0022240041694459" calcext:value-type="float">
            <text:p>0.0022</text:p>
          </table:table-cell>
          <table:table-cell table:style-name="ce9" table:formula="of:=[.DX45]/([.DX38]-[.DX40])" office:value-type="float" office:value="0.00217449277658952" calcext:value-type="float">
            <text:p>0.0022</text:p>
          </table:table-cell>
          <table:table-cell table:style-name="ce9" table:formula="of:=[.DY45]/([.DY38]-[.DY40])" office:value-type="float" office:value="0.00212567183624118" calcext:value-type="float">
            <text:p>0.0021</text:p>
          </table:table-cell>
          <table:table-cell table:style-name="ce9" table:formula="of:=[.DZ45]/([.DZ38]-[.DZ40])" office:value-type="float" office:value="0.00207755330834417" calcext:value-type="float">
            <text:p>0.0021</text:p>
          </table:table-cell>
          <table:table-cell table:style-name="ce9" table:formula="of:=[.EA45]/([.EA38]-[.EA40])" office:value-type="float" office:value="0.00203014777147712" calcext:value-type="float">
            <text:p>0.0020</text:p>
          </table:table-cell>
          <table:table-cell table:style-name="ce9" table:formula="of:=[.EB45]/([.EB38]-[.EB40])" office:value-type="float" office:value="0.00198346447174817" calcext:value-type="float">
            <text:p>0.0020</text:p>
          </table:table-cell>
          <table:table-cell table:style-name="ce9" table:formula="of:=[.EC45]/([.EC38]-[.EC40])" office:value-type="float" office:value="0.0019375113723216" calcext:value-type="float">
            <text:p>0.0019</text:p>
          </table:table-cell>
          <table:table-cell table:style-name="ce9" table:formula="of:=[.ED45]/([.ED38]-[.ED40])" office:value-type="float" office:value="0.00189229520336625" calcext:value-type="float">
            <text:p>0.0019</text:p>
          </table:table-cell>
          <table:table-cell table:style-name="ce9" table:formula="of:=[.EE45]/([.EE38]-[.EE40])" office:value-type="float" office:value="0.00184782151223142" calcext:value-type="float">
            <text:p>0.0018</text:p>
          </table:table-cell>
          <table:table-cell table:style-name="ce9" table:formula="of:=[.EF45]/([.EF38]-[.EF40])" office:value-type="float" office:value="0.00180409471366687" calcext:value-type="float">
            <text:p>0.0018</text:p>
          </table:table-cell>
          <table:table-cell table:style-name="ce9" table:formula="of:=[.EG45]/([.EG38]-[.EG40])" office:value-type="float" office:value="0.00176111813991823" calcext:value-type="float">
            <text:p>0.0018</text:p>
          </table:table-cell>
          <table:table-cell table:style-name="ce9" table:formula="of:=[.EH45]/([.EH38]-[.EH40])" office:value-type="float" office:value="0.00171889409054125" calcext:value-type="float">
            <text:p>0.0017</text:p>
          </table:table-cell>
          <table:table-cell table:style-name="ce9" table:formula="of:=[.EI45]/([.EI38]-[.EI40])" office:value-type="float" office:value="0.0016774238817917" calcext:value-type="float">
            <text:p>0.0017</text:p>
          </table:table-cell>
          <table:table-cell table:style-name="ce9" table:formula="of:=[.EJ45]/([.EJ38]-[.EJ40])" office:value-type="float" office:value="0.00163670789545979" calcext:value-type="float">
            <text:p>0.0016</text:p>
          </table:table-cell>
          <table:table-cell table:style-name="ce9" table:formula="of:=[.EK45]/([.EK38]-[.EK40])" office:value-type="float" office:value="0.00159674562702999" calcext:value-type="float">
            <text:p>0.0016</text:p>
          </table:table-cell>
          <table:table-cell table:style-name="ce9" table:formula="of:=[.EL45]/([.EL38]-[.EL40])" office:value-type="float" office:value="0.00155753573305954" calcext:value-type="float">
            <text:p>0.0016</text:p>
          </table:table-cell>
          <table:table-cell table:style-name="ce9" table:formula="of:=[.EM45]/([.EM38]-[.EM40])" office:value-type="float" office:value="0.00151907607767949" calcext:value-type="float">
            <text:p>0.0015</text:p>
          </table:table-cell>
          <table:table-cell table:style-name="ce9" table:formula="of:=[.EN45]/([.EN38]-[.EN40])" office:value-type="float" office:value="0.00148136377813319" calcext:value-type="float">
            <text:p>0.0015</text:p>
          </table:table-cell>
          <table:table-cell table:style-name="ce9" table:formula="of:=[.EO45]/([.EO38]-[.EO40])" office:value-type="float" office:value="0.00144439524927751" calcext:value-type="float">
            <text:p>0.0014</text:p>
          </table:table-cell>
          <table:table-cell table:style-name="ce9" table:formula="of:=[.EP45]/([.EP38]-[.EP40])" office:value-type="float" office:value="0.00140816624698171" calcext:value-type="float">
            <text:p>0.0014</text:p>
          </table:table-cell>
          <table:table-cell table:style-name="ce9" table:formula="of:=[.EQ45]/([.EQ38]-[.EQ40])" office:value-type="float" office:value="0.00137267191036885" calcext:value-type="float">
            <text:p>0.0014</text:p>
          </table:table-cell>
          <table:table-cell table:style-name="ce9" table:formula="of:=[.ER45]/([.ER38]-[.ER40])" office:value-type="float" office:value="0.0013379068028522" calcext:value-type="float">
            <text:p>0.0013</text:p>
          </table:table-cell>
          <table:table-cell table:style-name="ce9" table:formula="of:=[.ES45]/([.ES38]-[.ES40])" office:value-type="float" office:value="0.00130386495192847" calcext:value-type="float">
            <text:p>0.0013</text:p>
          </table:table-cell>
          <table:table-cell table:style-name="ce9" table:formula="of:=[.ET45]/([.ET38]-[.ET40])" office:value-type="float" office:value="0.00127053988769722" calcext:value-type="float">
            <text:p>0.0013</text:p>
          </table:table-cell>
          <table:table-cell table:style-name="ce9" table:formula="of:=[.EU45]/([.EU38]-[.EU40])" office:value-type="float" office:value="0.00123792468008236" calcext:value-type="float">
            <text:p>0.0012</text:p>
          </table:table-cell>
          <table:table-cell table:style-name="ce9" table:formula="of:=[.EV45]/([.EV38]-[.EV40])" office:value-type="float" office:value="0.00120601197473897" calcext:value-type="float">
            <text:p>0.0012</text:p>
          </table:table-cell>
          <table:table-cell table:style-name="ce9" table:formula="of:=[.EW45]/([.EW38]-[.EW40])" office:value-type="float" office:value="0.00117479402763496" calcext:value-type="float">
            <text:p>0.0012</text:p>
          </table:table-cell>
          <table:table-cell table:style-name="ce9" table:formula="of:=[.EX45]/([.EX38]-[.EX40])" office:value-type="float" office:value="0.00114426273830239" calcext:value-type="float">
            <text:p>0.0011</text:p>
          </table:table-cell>
          <table:table-cell table:style-name="ce9" table:formula="of:=[.EY45]/([.EY38]-[.EY40])" office:value-type="float" office:value="0.00111440968175839" calcext:value-type="float">
            <text:p>0.0011</text:p>
          </table:table-cell>
          <table:table-cell table:style-name="ce9" table:formula="of:=[.EZ45]/([.EZ38]-[.EZ40])" office:value-type="float" office:value="0.00108522613910127" calcext:value-type="float">
            <text:p>0.0011</text:p>
          </table:table-cell>
          <table:table-cell table:style-name="ce9" table:formula="of:=[.FA45]/([.FA38]-[.FA40])" office:value-type="float" office:value="0.00105670312679064" calcext:value-type="float">
            <text:p>0.0011</text:p>
          </table:table-cell>
          <table:table-cell table:style-name="ce9" table:formula="of:=[.FB45]/([.FB38]-[.FB40])" office:value-type="float" office:value="0.00102883142462507" calcext:value-type="float">
            <text:p>0.0010</text:p>
          </table:table-cell>
          <table:table-cell table:style-name="ce9" table:formula="of:=[.FC45]/([.FC38]-[.FC40])" office:value-type="float" office:value="0.00100160160243399" calcext:value-type="float">
            <text:p>0.0010</text:p>
          </table:table-cell>
          <table:table-cell table:style-name="ce9" table:formula="of:=[.FD45]/([.FD38]-[.FD40])" office:value-type="float" office:value="0.000975004045503704" calcext:value-type="float">
            <text:p>0.0010</text:p>
          </table:table-cell>
          <table:table-cell table:style-name="ce9" table:formula="of:=[.FE45]/([.FE38]-[.FE40])" office:value-type="float" office:value="0.000949028978760136" calcext:value-type="float">
            <text:p>0.0009</text:p>
          </table:table-cell>
          <table:table-cell table:style-name="ce9" table:formula="of:=[.FF45]/([.FF38]-[.FF40])" office:value-type="float" office:value="0.000923666489733649" calcext:value-type="float">
            <text:p>0.0009</text:p>
          </table:table-cell>
          <table:table-cell table:style-name="ce9" table:formula="of:=[.FG45]/([.FG38]-[.FG40])" office:value-type="float" office:value="0.000898906550332822" calcext:value-type="float">
            <text:p>0.0009</text:p>
          </table:table-cell>
          <table:table-cell table:style-name="ce9" table:formula="of:=[.FH45]/([.FH38]-[.FH40])" office:value-type="float" office:value="0.000874739037456348" calcext:value-type="float">
            <text:p>0.0009</text:p>
          </table:table-cell>
          <table:table-cell table:style-name="ce9" table:formula="of:=[.FI45]/([.FI38]-[.FI40])" office:value-type="float" office:value="0.000851153752473683" calcext:value-type="float">
            <text:p>0.0009</text:p>
          </table:table-cell>
          <table:table-cell table:style-name="ce9" table:formula="of:=[.FJ45]/([.FJ38]-[.FJ40])" office:value-type="float" office:value="0.000828140439605945" calcext:value-type="float">
            <text:p>0.0008</text:p>
          </table:table-cell>
          <table:table-cell table:style-name="ce9" table:formula="of:=[.FK45]/([.FK38]-[.FK40])" office:value-type="float" office:value="0.000805688803240365" calcext:value-type="float">
            <text:p>0.0008</text:p>
          </table:table-cell>
          <table:table-cell table:style-name="ce9" table:formula="of:=[.FL45]/([.FL38]-[.FL40])" office:value-type="float" office:value="0.000783788524211267" calcext:value-type="float">
            <text:p>0.0008</text:p>
          </table:table-cell>
          <table:table-cell table:style-name="ce9" table:formula="of:=[.FM45]/([.FM38]-[.FM40])" office:value-type="float" office:value="0.000762429275082387" calcext:value-type="float">
            <text:p>0.0008</text:p>
          </table:table-cell>
          <table:table-cell table:style-name="ce9" table:formula="of:=[.FN45]/([.FN38]-[.FN40])" office:value-type="float" office:value="0.000741600734464875" calcext:value-type="float">
            <text:p>0.0007</text:p>
          </table:table-cell>
          <table:table-cell table:style-name="ce9" table:formula="of:=[.FO45]/([.FO38]-[.FO40])" office:value-type="float" office:value="0.000721292600405623" calcext:value-type="float">
            <text:p>0.0007</text:p>
          </table:table-cell>
          <table:table-cell table:style-name="ce9" table:formula="of:=[.FP45]/([.FP38]-[.FP40])" office:value-type="float" office:value="0.000701494602881347" calcext:value-type="float">
            <text:p>0.0007</text:p>
          </table:table-cell>
          <table:table-cell table:style-name="ce9" table:formula="of:=[.FQ45]/([.FQ38]-[.FQ40])" office:value-type="float" office:value="0.0006821965154328" calcext:value-type="float">
            <text:p>0.0007</text:p>
          </table:table-cell>
          <table:table-cell table:style-name="ce9" table:formula="of:=[.FR45]/([.FR38]-[.FR40])" office:value-type="float" office:value="0.000663388165973985" calcext:value-type="float">
            <text:p>0.0007</text:p>
          </table:table-cell>
          <table:table-cell table:style-name="ce9" table:formula="of:=[.FS45]/([.FS38]-[.FS40])" office:value-type="float" office:value="0.00064505944681071" calcext:value-type="float">
            <text:p>0.0006</text:p>
          </table:table-cell>
          <table:table-cell table:style-name="ce9" table:formula="of:=[.FT45]/([.FT38]-[.FT40])" office:value-type="float" office:value="0.00062720032390248" calcext:value-type="float">
            <text:p>0.0006</text:p>
          </table:table-cell>
          <table:table-cell table:style-name="ce9" table:formula="of:=[.FU45]/([.FU38]-[.FU40])" office:value-type="float" office:value="0.00060980084540097" calcext:value-type="float">
            <text:p>0.0006</text:p>
          </table:table-cell>
          <table:table-cell table:style-name="ce9" table:formula="of:=[.FV45]/([.FV38]-[.FV40])" office:value-type="float" office:value="0.000592851149498162" calcext:value-type="float">
            <text:p>0.0006</text:p>
          </table:table-cell>
          <table:table-cell table:style-name="ce9" table:formula="of:=[.FW45]/([.FW38]-[.FW40])" office:value-type="float" office:value="0.000576341471616314" calcext:value-type="float">
            <text:p>0.0006</text:p>
          </table:table-cell>
          <table:table-cell table:style-name="ce9" table:formula="of:=[.FX45]/([.FX38]-[.FX40])" office:value-type="float" office:value="0.000560262150971106" calcext:value-type="float">
            <text:p>0.0006</text:p>
          </table:table-cell>
          <table:table-cell table:style-name="ce9" table:formula="of:=[.FY45]/([.FY38]-[.FY40])" office:value-type="float" office:value="0.000544603636539035" calcext:value-type="float">
            <text:p>0.0005</text:p>
          </table:table-cell>
          <table:table-cell table:style-name="ce9" table:formula="of:=[.FZ45]/([.FZ38]-[.FZ40])" office:value-type="float" office:value="0.00052935649245875" calcext:value-type="float">
            <text:p>0.0005</text:p>
          </table:table-cell>
          <table:table-cell table:style-name="ce9" table:formula="of:=[.GA45]/([.GA38]-[.GA40])" office:value-type="float" office:value="0.00051451140289558" calcext:value-type="float">
            <text:p>0.0005</text:p>
          </table:table-cell>
          <table:table-cell table:style-name="ce9" table:formula="of:=[.GB45]/([.GB38]-[.GB40])" office:value-type="float" office:value="0.000500059176397557" calcext:value-type="float">
            <text:p>0.0005</text:p>
          </table:table-cell>
          <table:table-cell table:style-name="ce9" table:formula="of:=[.GC45]/([.GC38]-[.GC40])" office:value-type="float" office:value="0.000485990749770261" calcext:value-type="float">
            <text:p>0.0005</text:p>
          </table:table-cell>
          <table:table-cell table:style-name="ce9" table:formula="of:=[.GD45]/([.GD38]-[.GD40])" office:value-type="float" office:value="0.000472297191497002" calcext:value-type="float">
            <text:p>0.0005</text:p>
          </table:table-cell>
          <table:table-cell table:style-name="ce9" table:formula="of:=[.GE45]/([.GE38]-[.GE40])" office:value-type="float" office:value="0.00045896970473006" calcext:value-type="float">
            <text:p>0.0005</text:p>
          </table:table-cell>
          <table:table-cell table:style-name="ce9" table:formula="of:=[.GF45]/([.GF38]-[.GF40])" office:value-type="float" office:value="0.000445999629877425" calcext:value-type="float">
            <text:p>0.0004</text:p>
          </table:table-cell>
          <table:table-cell table:style-name="ce9" table:formula="of:=[.GG45]/([.GG38]-[.GG40])" office:value-type="float" office:value="0.000433378446809112" calcext:value-type="float">
            <text:p>0.0004</text:p>
          </table:table-cell>
          <table:table-cell table:style-name="ce9" table:formula="of:=[.GH45]/([.GH38]-[.GH40])" office:value-type="float" office:value="0.000421097776705662" calcext:value-type="float">
            <text:p>0.0004</text:p>
          </table:table-cell>
          <table:table-cell table:style-name="ce9" table:formula="of:=[.GI45]/([.GI38]-[.GI40])" office:value-type="float" office:value="0.000409149383570954" calcext:value-type="float">
            <text:p>0.0004</text:p>
          </table:table-cell>
          <table:table-cell table:style-name="ce9" table:formula="of:=[.GJ45]/([.GJ38]-[.GJ40])" office:value-type="float" office:value="0.000397525175430366" calcext:value-type="float">
            <text:p>0.0004</text:p>
          </table:table-cell>
          <table:table-cell table:style-name="ce9" table:formula="of:=[.GK45]/([.GK38]-[.GK40])" office:value-type="float" office:value="0.000386217205234387" calcext:value-type="float">
            <text:p>0.0004</text:p>
          </table:table-cell>
          <table:table-cell table:style-name="ce9" table:formula="of:=[.GL45]/([.GL38]-[.GL40])" office:value-type="float" office:value="0.000375217671487207" calcext:value-type="float">
            <text:p>0.0004</text:p>
          </table:table-cell>
          <table:table-cell table:style-name="ce9" table:formula="of:=[.GM45]/([.GM38]-[.GM40])" office:value-type="float" office:value="0.000364518918618489" calcext:value-type="float">
            <text:p>0.0004</text:p>
          </table:table-cell>
          <table:table-cell table:style-name="ce9" table:formula="of:=[.GN45]/([.GN38]-[.GN40])" office:value-type="float" office:value="0.000354113437116191" calcext:value-type="float">
            <text:p>0.0004</text:p>
          </table:table-cell>
          <table:table-cell table:style-name="ce9" table:formula="of:=[.GO45]/([.GO38]-[.GO40])" office:value-type="float" office:value="0.000343993863437113" calcext:value-type="float">
            <text:p>0.0003</text:p>
          </table:table-cell>
          <table:table-cell table:style-name="ce9" table:formula="of:=[.GP45]/([.GP38]-[.GP40])" office:value-type="float" office:value="0.000334152979711311" calcext:value-type="float">
            <text:p>0.0003</text:p>
          </table:table-cell>
          <table:table-cell table:style-name="ce9" table:formula="of:=[.GQ45]/([.GQ38]-[.GQ40])" office:value-type="float" office:value="0.000324583713255463" calcext:value-type="float">
            <text:p>0.0003</text:p>
          </table:table-cell>
          <table:table-cell table:style-name="ce9" table:formula="of:=[.GR45]/([.GR38]-[.GR40])" office:value-type="float" office:value="0.000315279135909889" calcext:value-type="float">
            <text:p>0.0003</text:p>
          </table:table-cell>
        </table:table-row>
        <table:table-row table:style-name="ro1" table:number-rows-repeated="1048528">
          <table:table-cell table:number-columns-repeated="200"/>
        </table:table-row>
        <table:table-row table:style-name="ro1">
          <table:table-cell table:number-columns-repeated="200"/>
        </table:table-row>
      </table:table>
      <table:table table:name="Decline" table:style-name="ta1">
        <table:table-column table:style-name="co2" table:number-columns-repeated="610" table:default-cell-style-name="Default"/>
        <table:table-row table:style-name="ro1">
          <table:table-cell office:value-type="string" calcext:value-type="string">
            <text:p>Decrease rate</text:p>
          </table:table-cell>
          <table:table-cell office:value-type="float" office:value="0.2" calcext:value-type="float">
            <text:p>0.2</text:p>
          </table:table-cell>
          <table:table-cell table:number-columns-repeated="608"/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table:formula="of:=[.B2]+1" office:value-type="float" office:value="2011" calcext:value-type="float">
            <text:p>2011</text:p>
          </table:table-cell>
          <table:table-cell table:formula="of:=[.C2]+1" office:value-type="float" office:value="2012" calcext:value-type="float">
            <text:p>2012</text:p>
          </table:table-cell>
          <table:table-cell table:formula="of:=[.D2]+1" office:value-type="float" office:value="2013" calcext:value-type="float">
            <text:p>2013</text:p>
          </table:table-cell>
          <table:table-cell table:formula="of:=[.E2]+1" office:value-type="float" office:value="2014" calcext:value-type="float">
            <text:p>2014</text:p>
          </table:table-cell>
          <table:table-cell table:formula="of:=[.F2]+1" office:value-type="float" office:value="2015" calcext:value-type="float">
            <text:p>2015</text:p>
          </table:table-cell>
          <table:table-cell table:formula="of:=[.G2]+1" office:value-type="float" office:value="2016" calcext:value-type="float">
            <text:p>2016</text:p>
          </table:table-cell>
          <table:table-cell table:formula="of:=[.H2]+1" office:value-type="float" office:value="2017" calcext:value-type="float">
            <text:p>2017</text:p>
          </table:table-cell>
          <table:table-cell table:formula="of:=[.I2]+1" office:value-type="float" office:value="2018" calcext:value-type="float">
            <text:p>2018</text:p>
          </table:table-cell>
          <table:table-cell table:formula="of:=[.J2]+1" office:value-type="float" office:value="2019" calcext:value-type="float">
            <text:p>2019</text:p>
          </table:table-cell>
          <table:table-cell table:formula="of:=[.K2]+1" office:value-type="float" office:value="2020" calcext:value-type="float">
            <text:p>2020</text:p>
          </table:table-cell>
          <table:table-cell table:formula="of:=[.L2]+1" office:value-type="float" office:value="2021" calcext:value-type="float">
            <text:p>2021</text:p>
          </table:table-cell>
          <table:table-cell table:formula="of:=[.M2]+1" office:value-type="float" office:value="2022" calcext:value-type="float">
            <text:p>2022</text:p>
          </table:table-cell>
          <table:table-cell table:formula="of:=[.N2]+1" office:value-type="float" office:value="2023" calcext:value-type="float">
            <text:p>2023</text:p>
          </table:table-cell>
          <table:table-cell table:formula="of:=[.O2]+1" office:value-type="float" office:value="2024" calcext:value-type="float">
            <text:p>2024</text:p>
          </table:table-cell>
          <table:table-cell table:formula="of:=[.P2]+1" office:value-type="float" office:value="2025" calcext:value-type="float">
            <text:p>2025</text:p>
          </table:table-cell>
          <table:table-cell table:formula="of:=[.Q2]+1" office:value-type="float" office:value="2026" calcext:value-type="float">
            <text:p>2026</text:p>
          </table:table-cell>
          <table:table-cell table:formula="of:=[.R2]+1" office:value-type="float" office:value="2027" calcext:value-type="float">
            <text:p>2027</text:p>
          </table:table-cell>
          <table:table-cell table:formula="of:=[.S2]+1" office:value-type="float" office:value="2028" calcext:value-type="float">
            <text:p>2028</text:p>
          </table:table-cell>
          <table:table-cell table:formula="of:=[.T2]+1" office:value-type="float" office:value="2029" calcext:value-type="float">
            <text:p>2029</text:p>
          </table:table-cell>
          <table:table-cell table:formula="of:=[.U2]+1" office:value-type="float" office:value="2030" calcext:value-type="float">
            <text:p>2030</text:p>
          </table:table-cell>
          <table:table-cell table:formula="of:=[.V2]+1" office:value-type="float" office:value="2031" calcext:value-type="float">
            <text:p>2031</text:p>
          </table:table-cell>
          <table:table-cell table:formula="of:=[.W2]+1" office:value-type="float" office:value="2032" calcext:value-type="float">
            <text:p>2032</text:p>
          </table:table-cell>
          <table:table-cell table:formula="of:=[.X2]+1" office:value-type="float" office:value="2033" calcext:value-type="float">
            <text:p>2033</text:p>
          </table:table-cell>
          <table:table-cell table:formula="of:=[.Y2]+1" office:value-type="float" office:value="2034" calcext:value-type="float">
            <text:p>2034</text:p>
          </table:table-cell>
          <table:table-cell table:formula="of:=[.Z2]+1" office:value-type="float" office:value="2035" calcext:value-type="float">
            <text:p>2035</text:p>
          </table:table-cell>
          <table:table-cell table:formula="of:=[.AA2]+1" office:value-type="float" office:value="2036" calcext:value-type="float">
            <text:p>2036</text:p>
          </table:table-cell>
          <table:table-cell table:formula="of:=[.AB2]+1" office:value-type="float" office:value="2037" calcext:value-type="float">
            <text:p>2037</text:p>
          </table:table-cell>
          <table:table-cell table:formula="of:=[.AC2]+1" office:value-type="float" office:value="2038" calcext:value-type="float">
            <text:p>2038</text:p>
          </table:table-cell>
          <table:table-cell table:formula="of:=[.AD2]+1" office:value-type="float" office:value="2039" calcext:value-type="float">
            <text:p>2039</text:p>
          </table:table-cell>
          <table:table-cell table:formula="of:=[.AE2]+1" office:value-type="float" office:value="2040" calcext:value-type="float">
            <text:p>2040</text:p>
          </table:table-cell>
          <table:table-cell table:formula="of:=[.AF2]+1" office:value-type="float" office:value="2041" calcext:value-type="float">
            <text:p>2041</text:p>
          </table:table-cell>
          <table:table-cell table:formula="of:=[.AG2]+1" office:value-type="float" office:value="2042" calcext:value-type="float">
            <text:p>2042</text:p>
          </table:table-cell>
          <table:table-cell table:formula="of:=[.AH2]+1" office:value-type="float" office:value="2043" calcext:value-type="float">
            <text:p>2043</text:p>
          </table:table-cell>
          <table:table-cell table:formula="of:=[.AI2]+1" office:value-type="float" office:value="2044" calcext:value-type="float">
            <text:p>2044</text:p>
          </table:table-cell>
          <table:table-cell table:formula="of:=[.AJ2]+1" office:value-type="float" office:value="2045" calcext:value-type="float">
            <text:p>2045</text:p>
          </table:table-cell>
          <table:table-cell table:formula="of:=[.AK2]+1" office:value-type="float" office:value="2046" calcext:value-type="float">
            <text:p>2046</text:p>
          </table:table-cell>
          <table:table-cell table:formula="of:=[.AL2]+1" office:value-type="float" office:value="2047" calcext:value-type="float">
            <text:p>2047</text:p>
          </table:table-cell>
          <table:table-cell table:formula="of:=[.AM2]+1" office:value-type="float" office:value="2048" calcext:value-type="float">
            <text:p>2048</text:p>
          </table:table-cell>
          <table:table-cell table:formula="of:=[.AN2]+1" office:value-type="float" office:value="2049" calcext:value-type="float">
            <text:p>2049</text:p>
          </table:table-cell>
          <table:table-cell table:formula="of:=[.AO2]+1" office:value-type="float" office:value="2050" calcext:value-type="float">
            <text:p>2050</text:p>
          </table:table-cell>
          <table:table-cell table:formula="of:=[.AP2]+1" office:value-type="float" office:value="2051" calcext:value-type="float">
            <text:p>2051</text:p>
          </table:table-cell>
          <table:table-cell table:formula="of:=[.AQ2]+1" office:value-type="float" office:value="2052" calcext:value-type="float">
            <text:p>2052</text:p>
          </table:table-cell>
          <table:table-cell table:formula="of:=[.AR2]+1" office:value-type="float" office:value="2053" calcext:value-type="float">
            <text:p>2053</text:p>
          </table:table-cell>
          <table:table-cell table:formula="of:=[.AS2]+1" office:value-type="float" office:value="2054" calcext:value-type="float">
            <text:p>2054</text:p>
          </table:table-cell>
          <table:table-cell table:formula="of:=[.AT2]+1" office:value-type="float" office:value="2055" calcext:value-type="float">
            <text:p>2055</text:p>
          </table:table-cell>
          <table:table-cell table:formula="of:=[.AU2]+1" office:value-type="float" office:value="2056" calcext:value-type="float">
            <text:p>2056</text:p>
          </table:table-cell>
          <table:table-cell table:formula="of:=[.AV2]+1" office:value-type="float" office:value="2057" calcext:value-type="float">
            <text:p>2057</text:p>
          </table:table-cell>
          <table:table-cell table:formula="of:=[.AW2]+1" office:value-type="float" office:value="2058" calcext:value-type="float">
            <text:p>2058</text:p>
          </table:table-cell>
          <table:table-cell table:formula="of:=[.AX2]+1" office:value-type="float" office:value="2059" calcext:value-type="float">
            <text:p>2059</text:p>
          </table:table-cell>
          <table:table-cell table:formula="of:=[.AY2]+1" office:value-type="float" office:value="2060" calcext:value-type="float">
            <text:p>2060</text:p>
          </table:table-cell>
          <table:table-cell table:formula="of:=[.AZ2]+1" office:value-type="float" office:value="2061" calcext:value-type="float">
            <text:p>2061</text:p>
          </table:table-cell>
          <table:table-cell table:formula="of:=[.BA2]+1" office:value-type="float" office:value="2062" calcext:value-type="float">
            <text:p>2062</text:p>
          </table:table-cell>
          <table:table-cell table:formula="of:=[.BB2]+1" office:value-type="float" office:value="2063" calcext:value-type="float">
            <text:p>2063</text:p>
          </table:table-cell>
          <table:table-cell table:formula="of:=[.BC2]+1" office:value-type="float" office:value="2064" calcext:value-type="float">
            <text:p>2064</text:p>
          </table:table-cell>
          <table:table-cell table:formula="of:=[.BD2]+1" office:value-type="float" office:value="2065" calcext:value-type="float">
            <text:p>2065</text:p>
          </table:table-cell>
          <table:table-cell table:formula="of:=[.BE2]+1" office:value-type="float" office:value="2066" calcext:value-type="float">
            <text:p>2066</text:p>
          </table:table-cell>
          <table:table-cell table:formula="of:=[.BF2]+1" office:value-type="float" office:value="2067" calcext:value-type="float">
            <text:p>2067</text:p>
          </table:table-cell>
          <table:table-cell table:formula="of:=[.BG2]+1" office:value-type="float" office:value="2068" calcext:value-type="float">
            <text:p>2068</text:p>
          </table:table-cell>
          <table:table-cell table:formula="of:=[.BH2]+1" office:value-type="float" office:value="2069" calcext:value-type="float">
            <text:p>2069</text:p>
          </table:table-cell>
          <table:table-cell table:formula="of:=[.BI2]+1" office:value-type="float" office:value="2070" calcext:value-type="float">
            <text:p>2070</text:p>
          </table:table-cell>
          <table:table-cell table:formula="of:=[.BJ2]+1" office:value-type="float" office:value="2071" calcext:value-type="float">
            <text:p>2071</text:p>
          </table:table-cell>
          <table:table-cell table:formula="of:=[.BK2]+1" office:value-type="float" office:value="2072" calcext:value-type="float">
            <text:p>2072</text:p>
          </table:table-cell>
          <table:table-cell table:formula="of:=[.BL2]+1" office:value-type="float" office:value="2073" calcext:value-type="float">
            <text:p>2073</text:p>
          </table:table-cell>
          <table:table-cell table:formula="of:=[.BM2]+1" office:value-type="float" office:value="2074" calcext:value-type="float">
            <text:p>2074</text:p>
          </table:table-cell>
          <table:table-cell table:formula="of:=[.BN2]+1" office:value-type="float" office:value="2075" calcext:value-type="float">
            <text:p>2075</text:p>
          </table:table-cell>
          <table:table-cell table:formula="of:=[.BO2]+1" office:value-type="float" office:value="2076" calcext:value-type="float">
            <text:p>2076</text:p>
          </table:table-cell>
          <table:table-cell table:formula="of:=[.BP2]+1" office:value-type="float" office:value="2077" calcext:value-type="float">
            <text:p>2077</text:p>
          </table:table-cell>
          <table:table-cell table:formula="of:=[.BQ2]+1" office:value-type="float" office:value="2078" calcext:value-type="float">
            <text:p>2078</text:p>
          </table:table-cell>
          <table:table-cell table:formula="of:=[.BR2]+1" office:value-type="float" office:value="2079" calcext:value-type="float">
            <text:p>2079</text:p>
          </table:table-cell>
          <table:table-cell table:formula="of:=[.BS2]+1" office:value-type="float" office:value="2080" calcext:value-type="float">
            <text:p>2080</text:p>
          </table:table-cell>
          <table:table-cell table:formula="of:=[.BT2]+1" office:value-type="float" office:value="2081" calcext:value-type="float">
            <text:p>2081</text:p>
          </table:table-cell>
          <table:table-cell table:formula="of:=[.BU2]+1" office:value-type="float" office:value="2082" calcext:value-type="float">
            <text:p>2082</text:p>
          </table:table-cell>
          <table:table-cell table:formula="of:=[.BV2]+1" office:value-type="float" office:value="2083" calcext:value-type="float">
            <text:p>2083</text:p>
          </table:table-cell>
          <table:table-cell table:formula="of:=[.BW2]+1" office:value-type="float" office:value="2084" calcext:value-type="float">
            <text:p>2084</text:p>
          </table:table-cell>
          <table:table-cell table:formula="of:=[.BX2]+1" office:value-type="float" office:value="2085" calcext:value-type="float">
            <text:p>2085</text:p>
          </table:table-cell>
          <table:table-cell table:formula="of:=[.BY2]+1" office:value-type="float" office:value="2086" calcext:value-type="float">
            <text:p>2086</text:p>
          </table:table-cell>
          <table:table-cell table:formula="of:=[.BZ2]+1" office:value-type="float" office:value="2087" calcext:value-type="float">
            <text:p>2087</text:p>
          </table:table-cell>
          <table:table-cell table:formula="of:=[.CA2]+1" office:value-type="float" office:value="2088" calcext:value-type="float">
            <text:p>2088</text:p>
          </table:table-cell>
          <table:table-cell table:formula="of:=[.CB2]+1" office:value-type="float" office:value="2089" calcext:value-type="float">
            <text:p>2089</text:p>
          </table:table-cell>
          <table:table-cell table:formula="of:=[.CC2]+1" office:value-type="float" office:value="2090" calcext:value-type="float">
            <text:p>2090</text:p>
          </table:table-cell>
          <table:table-cell table:formula="of:=[.CD2]+1" office:value-type="float" office:value="2091" calcext:value-type="float">
            <text:p>2091</text:p>
          </table:table-cell>
          <table:table-cell table:formula="of:=[.CE2]+1" office:value-type="float" office:value="2092" calcext:value-type="float">
            <text:p>2092</text:p>
          </table:table-cell>
          <table:table-cell table:formula="of:=[.CF2]+1" office:value-type="float" office:value="2093" calcext:value-type="float">
            <text:p>2093</text:p>
          </table:table-cell>
          <table:table-cell table:formula="of:=[.CG2]+1" office:value-type="float" office:value="2094" calcext:value-type="float">
            <text:p>2094</text:p>
          </table:table-cell>
          <table:table-cell table:formula="of:=[.CH2]+1" office:value-type="float" office:value="2095" calcext:value-type="float">
            <text:p>2095</text:p>
          </table:table-cell>
          <table:table-cell table:formula="of:=[.CI2]+1" office:value-type="float" office:value="2096" calcext:value-type="float">
            <text:p>2096</text:p>
          </table:table-cell>
          <table:table-cell table:formula="of:=[.CJ2]+1" office:value-type="float" office:value="2097" calcext:value-type="float">
            <text:p>2097</text:p>
          </table:table-cell>
          <table:table-cell table:formula="of:=[.CK2]+1" office:value-type="float" office:value="2098" calcext:value-type="float">
            <text:p>2098</text:p>
          </table:table-cell>
          <table:table-cell table:formula="of:=[.CL2]+1" office:value-type="float" office:value="2099" calcext:value-type="float">
            <text:p>2099</text:p>
          </table:table-cell>
          <table:table-cell table:formula="of:=[.CM2]+1" office:value-type="float" office:value="2100" calcext:value-type="float">
            <text:p>2100</text:p>
          </table:table-cell>
          <table:table-cell table:formula="of:=[.CN2]+1" office:value-type="float" office:value="2101" calcext:value-type="float">
            <text:p>2101</text:p>
          </table:table-cell>
          <table:table-cell table:formula="of:=[.CO2]+1" office:value-type="float" office:value="2102" calcext:value-type="float">
            <text:p>2102</text:p>
          </table:table-cell>
          <table:table-cell table:formula="of:=[.CP2]+1" office:value-type="float" office:value="2103" calcext:value-type="float">
            <text:p>2103</text:p>
          </table:table-cell>
          <table:table-cell table:formula="of:=[.CQ2]+1" office:value-type="float" office:value="2104" calcext:value-type="float">
            <text:p>2104</text:p>
          </table:table-cell>
          <table:table-cell table:formula="of:=[.CR2]+1" office:value-type="float" office:value="2105" calcext:value-type="float">
            <text:p>2105</text:p>
          </table:table-cell>
          <table:table-cell table:formula="of:=[.CS2]+1" office:value-type="float" office:value="2106" calcext:value-type="float">
            <text:p>2106</text:p>
          </table:table-cell>
          <table:table-cell table:formula="of:=[.CT2]+1" office:value-type="float" office:value="2107" calcext:value-type="float">
            <text:p>2107</text:p>
          </table:table-cell>
          <table:table-cell table:formula="of:=[.CU2]+1" office:value-type="float" office:value="2108" calcext:value-type="float">
            <text:p>2108</text:p>
          </table:table-cell>
          <table:table-cell table:formula="of:=[.CV2]+1" office:value-type="float" office:value="2109" calcext:value-type="float">
            <text:p>2109</text:p>
          </table:table-cell>
          <table:table-cell table:formula="of:=[.CW2]+1" office:value-type="float" office:value="2110" calcext:value-type="float">
            <text:p>2110</text:p>
          </table:table-cell>
          <table:table-cell table:formula="of:=[.CX2]+1" office:value-type="float" office:value="2111" calcext:value-type="float">
            <text:p>2111</text:p>
          </table:table-cell>
          <table:table-cell table:formula="of:=[.CY2]+1" office:value-type="float" office:value="2112" calcext:value-type="float">
            <text:p>2112</text:p>
          </table:table-cell>
          <table:table-cell table:formula="of:=[.CZ2]+1" office:value-type="float" office:value="2113" calcext:value-type="float">
            <text:p>2113</text:p>
          </table:table-cell>
          <table:table-cell table:formula="of:=[.DA2]+1" office:value-type="float" office:value="2114" calcext:value-type="float">
            <text:p>2114</text:p>
          </table:table-cell>
          <table:table-cell table:formula="of:=[.DB2]+1" office:value-type="float" office:value="2115" calcext:value-type="float">
            <text:p>2115</text:p>
          </table:table-cell>
          <table:table-cell table:formula="of:=[.DC2]+1" office:value-type="float" office:value="2116" calcext:value-type="float">
            <text:p>2116</text:p>
          </table:table-cell>
          <table:table-cell table:formula="of:=[.DD2]+1" office:value-type="float" office:value="2117" calcext:value-type="float">
            <text:p>2117</text:p>
          </table:table-cell>
          <table:table-cell table:formula="of:=[.DE2]+1" office:value-type="float" office:value="2118" calcext:value-type="float">
            <text:p>2118</text:p>
          </table:table-cell>
          <table:table-cell table:formula="of:=[.DF2]+1" office:value-type="float" office:value="2119" calcext:value-type="float">
            <text:p>2119</text:p>
          </table:table-cell>
          <table:table-cell table:formula="of:=[.DG2]+1" office:value-type="float" office:value="2120" calcext:value-type="float">
            <text:p>2120</text:p>
          </table:table-cell>
          <table:table-cell table:formula="of:=[.DH2]+1" office:value-type="float" office:value="2121" calcext:value-type="float">
            <text:p>2121</text:p>
          </table:table-cell>
          <table:table-cell table:formula="of:=[.DI2]+1" office:value-type="float" office:value="2122" calcext:value-type="float">
            <text:p>2122</text:p>
          </table:table-cell>
          <table:table-cell table:formula="of:=[.DJ2]+1" office:value-type="float" office:value="2123" calcext:value-type="float">
            <text:p>2123</text:p>
          </table:table-cell>
          <table:table-cell table:formula="of:=[.DK2]+1" office:value-type="float" office:value="2124" calcext:value-type="float">
            <text:p>2124</text:p>
          </table:table-cell>
          <table:table-cell table:formula="of:=[.DL2]+1" office:value-type="float" office:value="2125" calcext:value-type="float">
            <text:p>2125</text:p>
          </table:table-cell>
          <table:table-cell table:formula="of:=[.DM2]+1" office:value-type="float" office:value="2126" calcext:value-type="float">
            <text:p>2126</text:p>
          </table:table-cell>
          <table:table-cell table:formula="of:=[.DN2]+1" office:value-type="float" office:value="2127" calcext:value-type="float">
            <text:p>2127</text:p>
          </table:table-cell>
          <table:table-cell table:formula="of:=[.DO2]+1" office:value-type="float" office:value="2128" calcext:value-type="float">
            <text:p>2128</text:p>
          </table:table-cell>
          <table:table-cell table:formula="of:=[.DP2]+1" office:value-type="float" office:value="2129" calcext:value-type="float">
            <text:p>2129</text:p>
          </table:table-cell>
          <table:table-cell table:formula="of:=[.DQ2]+1" office:value-type="float" office:value="2130" calcext:value-type="float">
            <text:p>2130</text:p>
          </table:table-cell>
          <table:table-cell table:formula="of:=[.DR2]+1" office:value-type="float" office:value="2131" calcext:value-type="float">
            <text:p>2131</text:p>
          </table:table-cell>
          <table:table-cell table:formula="of:=[.DS2]+1" office:value-type="float" office:value="2132" calcext:value-type="float">
            <text:p>2132</text:p>
          </table:table-cell>
          <table:table-cell table:formula="of:=[.DT2]+1" office:value-type="float" office:value="2133" calcext:value-type="float">
            <text:p>2133</text:p>
          </table:table-cell>
          <table:table-cell table:formula="of:=[.DU2]+1" office:value-type="float" office:value="2134" calcext:value-type="float">
            <text:p>2134</text:p>
          </table:table-cell>
          <table:table-cell table:formula="of:=[.DV2]+1" office:value-type="float" office:value="2135" calcext:value-type="float">
            <text:p>2135</text:p>
          </table:table-cell>
          <table:table-cell table:formula="of:=[.DW2]+1" office:value-type="float" office:value="2136" calcext:value-type="float">
            <text:p>2136</text:p>
          </table:table-cell>
          <table:table-cell table:formula="of:=[.DX2]+1" office:value-type="float" office:value="2137" calcext:value-type="float">
            <text:p>2137</text:p>
          </table:table-cell>
          <table:table-cell table:formula="of:=[.DY2]+1" office:value-type="float" office:value="2138" calcext:value-type="float">
            <text:p>2138</text:p>
          </table:table-cell>
          <table:table-cell table:formula="of:=[.DZ2]+1" office:value-type="float" office:value="2139" calcext:value-type="float">
            <text:p>2139</text:p>
          </table:table-cell>
          <table:table-cell table:formula="of:=[.EA2]+1" office:value-type="float" office:value="2140" calcext:value-type="float">
            <text:p>2140</text:p>
          </table:table-cell>
          <table:table-cell table:formula="of:=[.EB2]+1" office:value-type="float" office:value="2141" calcext:value-type="float">
            <text:p>2141</text:p>
          </table:table-cell>
          <table:table-cell table:formula="of:=[.EC2]+1" office:value-type="float" office:value="2142" calcext:value-type="float">
            <text:p>2142</text:p>
          </table:table-cell>
          <table:table-cell table:formula="of:=[.ED2]+1" office:value-type="float" office:value="2143" calcext:value-type="float">
            <text:p>2143</text:p>
          </table:table-cell>
          <table:table-cell table:formula="of:=[.EE2]+1" office:value-type="float" office:value="2144" calcext:value-type="float">
            <text:p>2144</text:p>
          </table:table-cell>
          <table:table-cell table:formula="of:=[.EF2]+1" office:value-type="float" office:value="2145" calcext:value-type="float">
            <text:p>2145</text:p>
          </table:table-cell>
          <table:table-cell table:formula="of:=[.EG2]+1" office:value-type="float" office:value="2146" calcext:value-type="float">
            <text:p>2146</text:p>
          </table:table-cell>
          <table:table-cell table:formula="of:=[.EH2]+1" office:value-type="float" office:value="2147" calcext:value-type="float">
            <text:p>2147</text:p>
          </table:table-cell>
          <table:table-cell table:formula="of:=[.EI2]+1" office:value-type="float" office:value="2148" calcext:value-type="float">
            <text:p>2148</text:p>
          </table:table-cell>
          <table:table-cell table:formula="of:=[.EJ2]+1" office:value-type="float" office:value="2149" calcext:value-type="float">
            <text:p>2149</text:p>
          </table:table-cell>
          <table:table-cell table:formula="of:=[.EK2]+1" office:value-type="float" office:value="2150" calcext:value-type="float">
            <text:p>2150</text:p>
          </table:table-cell>
          <table:table-cell table:formula="of:=[.EL2]+1" office:value-type="float" office:value="2151" calcext:value-type="float">
            <text:p>2151</text:p>
          </table:table-cell>
          <table:table-cell table:formula="of:=[.EM2]+1" office:value-type="float" office:value="2152" calcext:value-type="float">
            <text:p>2152</text:p>
          </table:table-cell>
          <table:table-cell table:formula="of:=[.EN2]+1" office:value-type="float" office:value="2153" calcext:value-type="float">
            <text:p>2153</text:p>
          </table:table-cell>
          <table:table-cell table:formula="of:=[.EO2]+1" office:value-type="float" office:value="2154" calcext:value-type="float">
            <text:p>2154</text:p>
          </table:table-cell>
          <table:table-cell table:formula="of:=[.EP2]+1" office:value-type="float" office:value="2155" calcext:value-type="float">
            <text:p>2155</text:p>
          </table:table-cell>
          <table:table-cell table:formula="of:=[.EQ2]+1" office:value-type="float" office:value="2156" calcext:value-type="float">
            <text:p>2156</text:p>
          </table:table-cell>
          <table:table-cell table:formula="of:=[.ER2]+1" office:value-type="float" office:value="2157" calcext:value-type="float">
            <text:p>2157</text:p>
          </table:table-cell>
          <table:table-cell table:formula="of:=[.ES2]+1" office:value-type="float" office:value="2158" calcext:value-type="float">
            <text:p>2158</text:p>
          </table:table-cell>
          <table:table-cell table:formula="of:=[.ET2]+1" office:value-type="float" office:value="2159" calcext:value-type="float">
            <text:p>2159</text:p>
          </table:table-cell>
          <table:table-cell table:formula="of:=[.EU2]+1" office:value-type="float" office:value="2160" calcext:value-type="float">
            <text:p>2160</text:p>
          </table:table-cell>
          <table:table-cell table:formula="of:=[.EV2]+1" office:value-type="float" office:value="2161" calcext:value-type="float">
            <text:p>2161</text:p>
          </table:table-cell>
          <table:table-cell table:formula="of:=[.EW2]+1" office:value-type="float" office:value="2162" calcext:value-type="float">
            <text:p>2162</text:p>
          </table:table-cell>
          <table:table-cell table:formula="of:=[.EX2]+1" office:value-type="float" office:value="2163" calcext:value-type="float">
            <text:p>2163</text:p>
          </table:table-cell>
          <table:table-cell table:formula="of:=[.EY2]+1" office:value-type="float" office:value="2164" calcext:value-type="float">
            <text:p>2164</text:p>
          </table:table-cell>
          <table:table-cell table:formula="of:=[.EZ2]+1" office:value-type="float" office:value="2165" calcext:value-type="float">
            <text:p>2165</text:p>
          </table:table-cell>
          <table:table-cell table:formula="of:=[.FA2]+1" office:value-type="float" office:value="2166" calcext:value-type="float">
            <text:p>2166</text:p>
          </table:table-cell>
          <table:table-cell table:formula="of:=[.FB2]+1" office:value-type="float" office:value="2167" calcext:value-type="float">
            <text:p>2167</text:p>
          </table:table-cell>
          <table:table-cell table:formula="of:=[.FC2]+1" office:value-type="float" office:value="2168" calcext:value-type="float">
            <text:p>2168</text:p>
          </table:table-cell>
          <table:table-cell table:formula="of:=[.FD2]+1" office:value-type="float" office:value="2169" calcext:value-type="float">
            <text:p>2169</text:p>
          </table:table-cell>
          <table:table-cell table:formula="of:=[.FE2]+1" office:value-type="float" office:value="2170" calcext:value-type="float">
            <text:p>2170</text:p>
          </table:table-cell>
          <table:table-cell table:formula="of:=[.FF2]+1" office:value-type="float" office:value="2171" calcext:value-type="float">
            <text:p>2171</text:p>
          </table:table-cell>
          <table:table-cell table:formula="of:=[.FG2]+1" office:value-type="float" office:value="2172" calcext:value-type="float">
            <text:p>2172</text:p>
          </table:table-cell>
          <table:table-cell table:formula="of:=[.FH2]+1" office:value-type="float" office:value="2173" calcext:value-type="float">
            <text:p>2173</text:p>
          </table:table-cell>
          <table:table-cell table:formula="of:=[.FI2]+1" office:value-type="float" office:value="2174" calcext:value-type="float">
            <text:p>2174</text:p>
          </table:table-cell>
          <table:table-cell table:formula="of:=[.FJ2]+1" office:value-type="float" office:value="2175" calcext:value-type="float">
            <text:p>2175</text:p>
          </table:table-cell>
          <table:table-cell table:formula="of:=[.FK2]+1" office:value-type="float" office:value="2176" calcext:value-type="float">
            <text:p>2176</text:p>
          </table:table-cell>
          <table:table-cell table:formula="of:=[.FL2]+1" office:value-type="float" office:value="2177" calcext:value-type="float">
            <text:p>2177</text:p>
          </table:table-cell>
          <table:table-cell table:formula="of:=[.FM2]+1" office:value-type="float" office:value="2178" calcext:value-type="float">
            <text:p>2178</text:p>
          </table:table-cell>
          <table:table-cell table:formula="of:=[.FN2]+1" office:value-type="float" office:value="2179" calcext:value-type="float">
            <text:p>2179</text:p>
          </table:table-cell>
          <table:table-cell table:formula="of:=[.FO2]+1" office:value-type="float" office:value="2180" calcext:value-type="float">
            <text:p>2180</text:p>
          </table:table-cell>
          <table:table-cell table:formula="of:=[.FP2]+1" office:value-type="float" office:value="2181" calcext:value-type="float">
            <text:p>2181</text:p>
          </table:table-cell>
          <table:table-cell table:formula="of:=[.FQ2]+1" office:value-type="float" office:value="2182" calcext:value-type="float">
            <text:p>2182</text:p>
          </table:table-cell>
          <table:table-cell table:formula="of:=[.FR2]+1" office:value-type="float" office:value="2183" calcext:value-type="float">
            <text:p>2183</text:p>
          </table:table-cell>
          <table:table-cell table:formula="of:=[.FS2]+1" office:value-type="float" office:value="2184" calcext:value-type="float">
            <text:p>2184</text:p>
          </table:table-cell>
          <table:table-cell table:formula="of:=[.FT2]+1" office:value-type="float" office:value="2185" calcext:value-type="float">
            <text:p>2185</text:p>
          </table:table-cell>
          <table:table-cell table:formula="of:=[.FU2]+1" office:value-type="float" office:value="2186" calcext:value-type="float">
            <text:p>2186</text:p>
          </table:table-cell>
          <table:table-cell table:formula="of:=[.FV2]+1" office:value-type="float" office:value="2187" calcext:value-type="float">
            <text:p>2187</text:p>
          </table:table-cell>
          <table:table-cell table:formula="of:=[.FW2]+1" office:value-type="float" office:value="2188" calcext:value-type="float">
            <text:p>2188</text:p>
          </table:table-cell>
          <table:table-cell table:formula="of:=[.FX2]+1" office:value-type="float" office:value="2189" calcext:value-type="float">
            <text:p>2189</text:p>
          </table:table-cell>
          <table:table-cell table:formula="of:=[.FY2]+1" office:value-type="float" office:value="2190" calcext:value-type="float">
            <text:p>2190</text:p>
          </table:table-cell>
          <table:table-cell table:formula="of:=[.FZ2]+1" office:value-type="float" office:value="2191" calcext:value-type="float">
            <text:p>2191</text:p>
          </table:table-cell>
          <table:table-cell table:formula="of:=[.GA2]+1" office:value-type="float" office:value="2192" calcext:value-type="float">
            <text:p>2192</text:p>
          </table:table-cell>
          <table:table-cell table:formula="of:=[.GB2]+1" office:value-type="float" office:value="2193" calcext:value-type="float">
            <text:p>2193</text:p>
          </table:table-cell>
          <table:table-cell table:formula="of:=[.GC2]+1" office:value-type="float" office:value="2194" calcext:value-type="float">
            <text:p>2194</text:p>
          </table:table-cell>
          <table:table-cell table:formula="of:=[.GD2]+1" office:value-type="float" office:value="2195" calcext:value-type="float">
            <text:p>2195</text:p>
          </table:table-cell>
          <table:table-cell table:formula="of:=[.GE2]+1" office:value-type="float" office:value="2196" calcext:value-type="float">
            <text:p>2196</text:p>
          </table:table-cell>
          <table:table-cell table:formula="of:=[.GF2]+1" office:value-type="float" office:value="2197" calcext:value-type="float">
            <text:p>2197</text:p>
          </table:table-cell>
          <table:table-cell table:formula="of:=[.GG2]+1" office:value-type="float" office:value="2198" calcext:value-type="float">
            <text:p>2198</text:p>
          </table:table-cell>
          <table:table-cell table:formula="of:=[.GH2]+1" office:value-type="float" office:value="2199" calcext:value-type="float">
            <text:p>2199</text:p>
          </table:table-cell>
          <table:table-cell table:formula="of:=[.GI2]+1" office:value-type="float" office:value="2200" calcext:value-type="float">
            <text:p>2200</text:p>
          </table:table-cell>
          <table:table-cell table:formula="of:=[.GJ2]+1" office:value-type="float" office:value="2201" calcext:value-type="float">
            <text:p>2201</text:p>
          </table:table-cell>
          <table:table-cell table:formula="of:=[.GK2]+1" office:value-type="float" office:value="2202" calcext:value-type="float">
            <text:p>2202</text:p>
          </table:table-cell>
          <table:table-cell table:formula="of:=[.GL2]+1" office:value-type="float" office:value="2203" calcext:value-type="float">
            <text:p>2203</text:p>
          </table:table-cell>
          <table:table-cell table:formula="of:=[.GM2]+1" office:value-type="float" office:value="2204" calcext:value-type="float">
            <text:p>2204</text:p>
          </table:table-cell>
          <table:table-cell table:formula="of:=[.GN2]+1" office:value-type="float" office:value="2205" calcext:value-type="float">
            <text:p>2205</text:p>
          </table:table-cell>
          <table:table-cell table:formula="of:=[.GO2]+1" office:value-type="float" office:value="2206" calcext:value-type="float">
            <text:p>2206</text:p>
          </table:table-cell>
          <table:table-cell table:formula="of:=[.GP2]+1" office:value-type="float" office:value="2207" calcext:value-type="float">
            <text:p>2207</text:p>
          </table:table-cell>
          <table:table-cell table:formula="of:=[.GQ2]+1" office:value-type="float" office:value="2208" calcext:value-type="float">
            <text:p>2208</text:p>
          </table:table-cell>
          <table:table-cell table:formula="of:=[.GR2]+1" office:value-type="float" office:value="2209" calcext:value-type="float">
            <text:p>2209</text:p>
          </table:table-cell>
          <table:table-cell table:formula="of:=[.GS2]+1" office:value-type="float" office:value="2210" calcext:value-type="float">
            <text:p>2210</text:p>
          </table:table-cell>
          <table:table-cell table:formula="of:=[.GT2]+1" office:value-type="float" office:value="2211" calcext:value-type="float">
            <text:p>2211</text:p>
          </table:table-cell>
          <table:table-cell table:formula="of:=[.GU2]+1" office:value-type="float" office:value="2212" calcext:value-type="float">
            <text:p>2212</text:p>
          </table:table-cell>
          <table:table-cell table:formula="of:=[.GV2]+1" office:value-type="float" office:value="2213" calcext:value-type="float">
            <text:p>2213</text:p>
          </table:table-cell>
          <table:table-cell table:formula="of:=[.GW2]+1" office:value-type="float" office:value="2214" calcext:value-type="float">
            <text:p>2214</text:p>
          </table:table-cell>
          <table:table-cell table:formula="of:=[.GX2]+1" office:value-type="float" office:value="2215" calcext:value-type="float">
            <text:p>2215</text:p>
          </table:table-cell>
          <table:table-cell table:formula="of:=[.GY2]+1" office:value-type="float" office:value="2216" calcext:value-type="float">
            <text:p>2216</text:p>
          </table:table-cell>
          <table:table-cell table:formula="of:=[.GZ2]+1" office:value-type="float" office:value="2217" calcext:value-type="float">
            <text:p>2217</text:p>
          </table:table-cell>
          <table:table-cell table:formula="of:=[.HA2]+1" office:value-type="float" office:value="2218" calcext:value-type="float">
            <text:p>2218</text:p>
          </table:table-cell>
          <table:table-cell table:formula="of:=[.HB2]+1" office:value-type="float" office:value="2219" calcext:value-type="float">
            <text:p>2219</text:p>
          </table:table-cell>
          <table:table-cell table:formula="of:=[.HC2]+1" office:value-type="float" office:value="2220" calcext:value-type="float">
            <text:p>2220</text:p>
          </table:table-cell>
          <table:table-cell table:formula="of:=[.HD2]+1" office:value-type="float" office:value="2221" calcext:value-type="float">
            <text:p>2221</text:p>
          </table:table-cell>
          <table:table-cell table:formula="of:=[.HE2]+1" office:value-type="float" office:value="2222" calcext:value-type="float">
            <text:p>2222</text:p>
          </table:table-cell>
          <table:table-cell table:formula="of:=[.HF2]+1" office:value-type="float" office:value="2223" calcext:value-type="float">
            <text:p>2223</text:p>
          </table:table-cell>
          <table:table-cell table:formula="of:=[.HG2]+1" office:value-type="float" office:value="2224" calcext:value-type="float">
            <text:p>2224</text:p>
          </table:table-cell>
          <table:table-cell table:formula="of:=[.HH2]+1" office:value-type="float" office:value="2225" calcext:value-type="float">
            <text:p>2225</text:p>
          </table:table-cell>
          <table:table-cell table:formula="of:=[.HI2]+1" office:value-type="float" office:value="2226" calcext:value-type="float">
            <text:p>2226</text:p>
          </table:table-cell>
          <table:table-cell table:formula="of:=[.HJ2]+1" office:value-type="float" office:value="2227" calcext:value-type="float">
            <text:p>2227</text:p>
          </table:table-cell>
          <table:table-cell table:formula="of:=[.HK2]+1" office:value-type="float" office:value="2228" calcext:value-type="float">
            <text:p>2228</text:p>
          </table:table-cell>
          <table:table-cell table:formula="of:=[.HL2]+1" office:value-type="float" office:value="2229" calcext:value-type="float">
            <text:p>2229</text:p>
          </table:table-cell>
          <table:table-cell table:formula="of:=[.HM2]+1" office:value-type="float" office:value="2230" calcext:value-type="float">
            <text:p>2230</text:p>
          </table:table-cell>
          <table:table-cell table:formula="of:=[.HN2]+1" office:value-type="float" office:value="2231" calcext:value-type="float">
            <text:p>2231</text:p>
          </table:table-cell>
          <table:table-cell table:formula="of:=[.HO2]+1" office:value-type="float" office:value="2232" calcext:value-type="float">
            <text:p>2232</text:p>
          </table:table-cell>
          <table:table-cell table:formula="of:=[.HP2]+1" office:value-type="float" office:value="2233" calcext:value-type="float">
            <text:p>2233</text:p>
          </table:table-cell>
          <table:table-cell table:formula="of:=[.HQ2]+1" office:value-type="float" office:value="2234" calcext:value-type="float">
            <text:p>2234</text:p>
          </table:table-cell>
          <table:table-cell table:formula="of:=[.HR2]+1" office:value-type="float" office:value="2235" calcext:value-type="float">
            <text:p>2235</text:p>
          </table:table-cell>
          <table:table-cell table:formula="of:=[.HS2]+1" office:value-type="float" office:value="2236" calcext:value-type="float">
            <text:p>2236</text:p>
          </table:table-cell>
          <table:table-cell table:formula="of:=[.HT2]+1" office:value-type="float" office:value="2237" calcext:value-type="float">
            <text:p>2237</text:p>
          </table:table-cell>
          <table:table-cell table:formula="of:=[.HU2]+1" office:value-type="float" office:value="2238" calcext:value-type="float">
            <text:p>2238</text:p>
          </table:table-cell>
          <table:table-cell table:formula="of:=[.HV2]+1" office:value-type="float" office:value="2239" calcext:value-type="float">
            <text:p>2239</text:p>
          </table:table-cell>
          <table:table-cell table:formula="of:=[.HW2]+1" office:value-type="float" office:value="2240" calcext:value-type="float">
            <text:p>2240</text:p>
          </table:table-cell>
          <table:table-cell table:formula="of:=[.HX2]+1" office:value-type="float" office:value="2241" calcext:value-type="float">
            <text:p>2241</text:p>
          </table:table-cell>
          <table:table-cell table:formula="of:=[.HY2]+1" office:value-type="float" office:value="2242" calcext:value-type="float">
            <text:p>2242</text:p>
          </table:table-cell>
          <table:table-cell table:formula="of:=[.HZ2]+1" office:value-type="float" office:value="2243" calcext:value-type="float">
            <text:p>2243</text:p>
          </table:table-cell>
          <table:table-cell table:formula="of:=[.IA2]+1" office:value-type="float" office:value="2244" calcext:value-type="float">
            <text:p>2244</text:p>
          </table:table-cell>
          <table:table-cell table:formula="of:=[.IB2]+1" office:value-type="float" office:value="2245" calcext:value-type="float">
            <text:p>2245</text:p>
          </table:table-cell>
          <table:table-cell table:formula="of:=[.IC2]+1" office:value-type="float" office:value="2246" calcext:value-type="float">
            <text:p>2246</text:p>
          </table:table-cell>
          <table:table-cell table:formula="of:=[.ID2]+1" office:value-type="float" office:value="2247" calcext:value-type="float">
            <text:p>2247</text:p>
          </table:table-cell>
          <table:table-cell table:formula="of:=[.IE2]+1" office:value-type="float" office:value="2248" calcext:value-type="float">
            <text:p>2248</text:p>
          </table:table-cell>
          <table:table-cell table:formula="of:=[.IF2]+1" office:value-type="float" office:value="2249" calcext:value-type="float">
            <text:p>2249</text:p>
          </table:table-cell>
          <table:table-cell table:formula="of:=[.IG2]+1" office:value-type="float" office:value="2250" calcext:value-type="float">
            <text:p>2250</text:p>
          </table:table-cell>
          <table:table-cell table:formula="of:=[.IH2]+1" office:value-type="float" office:value="2251" calcext:value-type="float">
            <text:p>2251</text:p>
          </table:table-cell>
          <table:table-cell table:formula="of:=[.II2]+1" office:value-type="float" office:value="2252" calcext:value-type="float">
            <text:p>2252</text:p>
          </table:table-cell>
          <table:table-cell table:formula="of:=[.IJ2]+1" office:value-type="float" office:value="2253" calcext:value-type="float">
            <text:p>2253</text:p>
          </table:table-cell>
          <table:table-cell table:formula="of:=[.IK2]+1" office:value-type="float" office:value="2254" calcext:value-type="float">
            <text:p>2254</text:p>
          </table:table-cell>
          <table:table-cell table:formula="of:=[.IL2]+1" office:value-type="float" office:value="2255" calcext:value-type="float">
            <text:p>2255</text:p>
          </table:table-cell>
          <table:table-cell table:formula="of:=[.IM2]+1" office:value-type="float" office:value="2256" calcext:value-type="float">
            <text:p>2256</text:p>
          </table:table-cell>
          <table:table-cell table:formula="of:=[.IN2]+1" office:value-type="float" office:value="2257" calcext:value-type="float">
            <text:p>2257</text:p>
          </table:table-cell>
          <table:table-cell table:formula="of:=[.IO2]+1" office:value-type="float" office:value="2258" calcext:value-type="float">
            <text:p>2258</text:p>
          </table:table-cell>
          <table:table-cell table:formula="of:=[.IP2]+1" office:value-type="float" office:value="2259" calcext:value-type="float">
            <text:p>2259</text:p>
          </table:table-cell>
          <table:table-cell table:formula="of:=[.IQ2]+1" office:value-type="float" office:value="2260" calcext:value-type="float">
            <text:p>2260</text:p>
          </table:table-cell>
          <table:table-cell table:formula="of:=[.IR2]+1" office:value-type="float" office:value="2261" calcext:value-type="float">
            <text:p>2261</text:p>
          </table:table-cell>
          <table:table-cell table:formula="of:=[.IS2]+1" office:value-type="float" office:value="2262" calcext:value-type="float">
            <text:p>2262</text:p>
          </table:table-cell>
          <table:table-cell table:formula="of:=[.IT2]+1" office:value-type="float" office:value="2263" calcext:value-type="float">
            <text:p>2263</text:p>
          </table:table-cell>
          <table:table-cell table:formula="of:=[.IU2]+1" office:value-type="float" office:value="2264" calcext:value-type="float">
            <text:p>2264</text:p>
          </table:table-cell>
          <table:table-cell table:formula="of:=[.IV2]+1" office:value-type="float" office:value="2265" calcext:value-type="float">
            <text:p>2265</text:p>
          </table:table-cell>
          <table:table-cell table:formula="of:=[.IW2]+1" office:value-type="float" office:value="2266" calcext:value-type="float">
            <text:p>2266</text:p>
          </table:table-cell>
          <table:table-cell table:formula="of:=[.IX2]+1" office:value-type="float" office:value="2267" calcext:value-type="float">
            <text:p>2267</text:p>
          </table:table-cell>
          <table:table-cell table:formula="of:=[.IY2]+1" office:value-type="float" office:value="2268" calcext:value-type="float">
            <text:p>2268</text:p>
          </table:table-cell>
          <table:table-cell table:formula="of:=[.IZ2]+1" office:value-type="float" office:value="2269" calcext:value-type="float">
            <text:p>2269</text:p>
          </table:table-cell>
          <table:table-cell table:formula="of:=[.JA2]+1" office:value-type="float" office:value="2270" calcext:value-type="float">
            <text:p>2270</text:p>
          </table:table-cell>
          <table:table-cell table:formula="of:=[.JB2]+1" office:value-type="float" office:value="2271" calcext:value-type="float">
            <text:p>2271</text:p>
          </table:table-cell>
          <table:table-cell table:formula="of:=[.JC2]+1" office:value-type="float" office:value="2272" calcext:value-type="float">
            <text:p>2272</text:p>
          </table:table-cell>
          <table:table-cell table:formula="of:=[.JD2]+1" office:value-type="float" office:value="2273" calcext:value-type="float">
            <text:p>2273</text:p>
          </table:table-cell>
          <table:table-cell table:formula="of:=[.JE2]+1" office:value-type="float" office:value="2274" calcext:value-type="float">
            <text:p>2274</text:p>
          </table:table-cell>
          <table:table-cell table:formula="of:=[.JF2]+1" office:value-type="float" office:value="2275" calcext:value-type="float">
            <text:p>2275</text:p>
          </table:table-cell>
          <table:table-cell table:formula="of:=[.JG2]+1" office:value-type="float" office:value="2276" calcext:value-type="float">
            <text:p>2276</text:p>
          </table:table-cell>
          <table:table-cell table:formula="of:=[.JH2]+1" office:value-type="float" office:value="2277" calcext:value-type="float">
            <text:p>2277</text:p>
          </table:table-cell>
          <table:table-cell table:formula="of:=[.JI2]+1" office:value-type="float" office:value="2278" calcext:value-type="float">
            <text:p>2278</text:p>
          </table:table-cell>
          <table:table-cell table:formula="of:=[.JJ2]+1" office:value-type="float" office:value="2279" calcext:value-type="float">
            <text:p>2279</text:p>
          </table:table-cell>
          <table:table-cell table:formula="of:=[.JK2]+1" office:value-type="float" office:value="2280" calcext:value-type="float">
            <text:p>2280</text:p>
          </table:table-cell>
          <table:table-cell table:formula="of:=[.JL2]+1" office:value-type="float" office:value="2281" calcext:value-type="float">
            <text:p>2281</text:p>
          </table:table-cell>
          <table:table-cell table:formula="of:=[.JM2]+1" office:value-type="float" office:value="2282" calcext:value-type="float">
            <text:p>2282</text:p>
          </table:table-cell>
          <table:table-cell table:formula="of:=[.JN2]+1" office:value-type="float" office:value="2283" calcext:value-type="float">
            <text:p>2283</text:p>
          </table:table-cell>
          <table:table-cell table:formula="of:=[.JO2]+1" office:value-type="float" office:value="2284" calcext:value-type="float">
            <text:p>2284</text:p>
          </table:table-cell>
          <table:table-cell table:formula="of:=[.JP2]+1" office:value-type="float" office:value="2285" calcext:value-type="float">
            <text:p>2285</text:p>
          </table:table-cell>
          <table:table-cell table:formula="of:=[.JQ2]+1" office:value-type="float" office:value="2286" calcext:value-type="float">
            <text:p>2286</text:p>
          </table:table-cell>
          <table:table-cell table:formula="of:=[.JR2]+1" office:value-type="float" office:value="2287" calcext:value-type="float">
            <text:p>2287</text:p>
          </table:table-cell>
          <table:table-cell table:formula="of:=[.JS2]+1" office:value-type="float" office:value="2288" calcext:value-type="float">
            <text:p>2288</text:p>
          </table:table-cell>
          <table:table-cell table:formula="of:=[.JT2]+1" office:value-type="float" office:value="2289" calcext:value-type="float">
            <text:p>2289</text:p>
          </table:table-cell>
          <table:table-cell table:formula="of:=[.JU2]+1" office:value-type="float" office:value="2290" calcext:value-type="float">
            <text:p>2290</text:p>
          </table:table-cell>
          <table:table-cell table:formula="of:=[.JV2]+1" office:value-type="float" office:value="2291" calcext:value-type="float">
            <text:p>2291</text:p>
          </table:table-cell>
          <table:table-cell table:formula="of:=[.JW2]+1" office:value-type="float" office:value="2292" calcext:value-type="float">
            <text:p>2292</text:p>
          </table:table-cell>
          <table:table-cell table:formula="of:=[.JX2]+1" office:value-type="float" office:value="2293" calcext:value-type="float">
            <text:p>2293</text:p>
          </table:table-cell>
          <table:table-cell table:formula="of:=[.JY2]+1" office:value-type="float" office:value="2294" calcext:value-type="float">
            <text:p>2294</text:p>
          </table:table-cell>
          <table:table-cell table:formula="of:=[.JZ2]+1" office:value-type="float" office:value="2295" calcext:value-type="float">
            <text:p>2295</text:p>
          </table:table-cell>
          <table:table-cell table:formula="of:=[.KA2]+1" office:value-type="float" office:value="2296" calcext:value-type="float">
            <text:p>2296</text:p>
          </table:table-cell>
          <table:table-cell table:formula="of:=[.KB2]+1" office:value-type="float" office:value="2297" calcext:value-type="float">
            <text:p>2297</text:p>
          </table:table-cell>
          <table:table-cell table:formula="of:=[.KC2]+1" office:value-type="float" office:value="2298" calcext:value-type="float">
            <text:p>2298</text:p>
          </table:table-cell>
          <table:table-cell table:formula="of:=[.KD2]+1" office:value-type="float" office:value="2299" calcext:value-type="float">
            <text:p>2299</text:p>
          </table:table-cell>
          <table:table-cell table:formula="of:=[.KE2]+1" office:value-type="float" office:value="2300" calcext:value-type="float">
            <text:p>2300</text:p>
          </table:table-cell>
          <table:table-cell table:formula="of:=[.KF2]+1" office:value-type="float" office:value="2301" calcext:value-type="float">
            <text:p>2301</text:p>
          </table:table-cell>
          <table:table-cell table:formula="of:=[.KG2]+1" office:value-type="float" office:value="2302" calcext:value-type="float">
            <text:p>2302</text:p>
          </table:table-cell>
          <table:table-cell table:formula="of:=[.KH2]+1" office:value-type="float" office:value="2303" calcext:value-type="float">
            <text:p>2303</text:p>
          </table:table-cell>
          <table:table-cell table:formula="of:=[.KI2]+1" office:value-type="float" office:value="2304" calcext:value-type="float">
            <text:p>2304</text:p>
          </table:table-cell>
          <table:table-cell table:formula="of:=[.KJ2]+1" office:value-type="float" office:value="2305" calcext:value-type="float">
            <text:p>2305</text:p>
          </table:table-cell>
          <table:table-cell table:formula="of:=[.KK2]+1" office:value-type="float" office:value="2306" calcext:value-type="float">
            <text:p>2306</text:p>
          </table:table-cell>
          <table:table-cell table:formula="of:=[.KL2]+1" office:value-type="float" office:value="2307" calcext:value-type="float">
            <text:p>2307</text:p>
          </table:table-cell>
          <table:table-cell table:formula="of:=[.KM2]+1" office:value-type="float" office:value="2308" calcext:value-type="float">
            <text:p>2308</text:p>
          </table:table-cell>
          <table:table-cell table:formula="of:=[.KN2]+1" office:value-type="float" office:value="2309" calcext:value-type="float">
            <text:p>2309</text:p>
          </table:table-cell>
          <table:table-cell table:formula="of:=[.KO2]+1" office:value-type="float" office:value="2310" calcext:value-type="float">
            <text:p>2310</text:p>
          </table:table-cell>
          <table:table-cell table:formula="of:=[.KP2]+1" office:value-type="float" office:value="2311" calcext:value-type="float">
            <text:p>2311</text:p>
          </table:table-cell>
          <table:table-cell table:formula="of:=[.KQ2]+1" office:value-type="float" office:value="2312" calcext:value-type="float">
            <text:p>2312</text:p>
          </table:table-cell>
          <table:table-cell table:formula="of:=[.KR2]+1" office:value-type="float" office:value="2313" calcext:value-type="float">
            <text:p>2313</text:p>
          </table:table-cell>
          <table:table-cell table:formula="of:=[.KS2]+1" office:value-type="float" office:value="2314" calcext:value-type="float">
            <text:p>2314</text:p>
          </table:table-cell>
          <table:table-cell table:formula="of:=[.KT2]+1" office:value-type="float" office:value="2315" calcext:value-type="float">
            <text:p>2315</text:p>
          </table:table-cell>
          <table:table-cell table:formula="of:=[.KU2]+1" office:value-type="float" office:value="2316" calcext:value-type="float">
            <text:p>2316</text:p>
          </table:table-cell>
          <table:table-cell table:formula="of:=[.KV2]+1" office:value-type="float" office:value="2317" calcext:value-type="float">
            <text:p>2317</text:p>
          </table:table-cell>
          <table:table-cell table:formula="of:=[.KW2]+1" office:value-type="float" office:value="2318" calcext:value-type="float">
            <text:p>2318</text:p>
          </table:table-cell>
          <table:table-cell table:formula="of:=[.KX2]+1" office:value-type="float" office:value="2319" calcext:value-type="float">
            <text:p>2319</text:p>
          </table:table-cell>
          <table:table-cell table:formula="of:=[.KY2]+1" office:value-type="float" office:value="2320" calcext:value-type="float">
            <text:p>2320</text:p>
          </table:table-cell>
          <table:table-cell table:formula="of:=[.KZ2]+1" office:value-type="float" office:value="2321" calcext:value-type="float">
            <text:p>2321</text:p>
          </table:table-cell>
          <table:table-cell table:formula="of:=[.LA2]+1" office:value-type="float" office:value="2322" calcext:value-type="float">
            <text:p>2322</text:p>
          </table:table-cell>
          <table:table-cell table:formula="of:=[.LB2]+1" office:value-type="float" office:value="2323" calcext:value-type="float">
            <text:p>2323</text:p>
          </table:table-cell>
          <table:table-cell table:formula="of:=[.LC2]+1" office:value-type="float" office:value="2324" calcext:value-type="float">
            <text:p>2324</text:p>
          </table:table-cell>
          <table:table-cell table:formula="of:=[.LD2]+1" office:value-type="float" office:value="2325" calcext:value-type="float">
            <text:p>2325</text:p>
          </table:table-cell>
          <table:table-cell table:formula="of:=[.LE2]+1" office:value-type="float" office:value="2326" calcext:value-type="float">
            <text:p>2326</text:p>
          </table:table-cell>
          <table:table-cell table:formula="of:=[.LF2]+1" office:value-type="float" office:value="2327" calcext:value-type="float">
            <text:p>2327</text:p>
          </table:table-cell>
          <table:table-cell table:formula="of:=[.LG2]+1" office:value-type="float" office:value="2328" calcext:value-type="float">
            <text:p>2328</text:p>
          </table:table-cell>
          <table:table-cell table:formula="of:=[.LH2]+1" office:value-type="float" office:value="2329" calcext:value-type="float">
            <text:p>2329</text:p>
          </table:table-cell>
          <table:table-cell table:formula="of:=[.LI2]+1" office:value-type="float" office:value="2330" calcext:value-type="float">
            <text:p>2330</text:p>
          </table:table-cell>
          <table:table-cell table:formula="of:=[.LJ2]+1" office:value-type="float" office:value="2331" calcext:value-type="float">
            <text:p>2331</text:p>
          </table:table-cell>
          <table:table-cell table:formula="of:=[.LK2]+1" office:value-type="float" office:value="2332" calcext:value-type="float">
            <text:p>2332</text:p>
          </table:table-cell>
          <table:table-cell table:formula="of:=[.LL2]+1" office:value-type="float" office:value="2333" calcext:value-type="float">
            <text:p>2333</text:p>
          </table:table-cell>
          <table:table-cell table:formula="of:=[.LM2]+1" office:value-type="float" office:value="2334" calcext:value-type="float">
            <text:p>2334</text:p>
          </table:table-cell>
          <table:table-cell table:formula="of:=[.LN2]+1" office:value-type="float" office:value="2335" calcext:value-type="float">
            <text:p>2335</text:p>
          </table:table-cell>
          <table:table-cell table:formula="of:=[.LO2]+1" office:value-type="float" office:value="2336" calcext:value-type="float">
            <text:p>2336</text:p>
          </table:table-cell>
          <table:table-cell table:formula="of:=[.LP2]+1" office:value-type="float" office:value="2337" calcext:value-type="float">
            <text:p>2337</text:p>
          </table:table-cell>
          <table:table-cell table:formula="of:=[.LQ2]+1" office:value-type="float" office:value="2338" calcext:value-type="float">
            <text:p>2338</text:p>
          </table:table-cell>
          <table:table-cell table:formula="of:=[.LR2]+1" office:value-type="float" office:value="2339" calcext:value-type="float">
            <text:p>2339</text:p>
          </table:table-cell>
          <table:table-cell table:formula="of:=[.LS2]+1" office:value-type="float" office:value="2340" calcext:value-type="float">
            <text:p>2340</text:p>
          </table:table-cell>
          <table:table-cell table:formula="of:=[.LT2]+1" office:value-type="float" office:value="2341" calcext:value-type="float">
            <text:p>2341</text:p>
          </table:table-cell>
          <table:table-cell table:formula="of:=[.LU2]+1" office:value-type="float" office:value="2342" calcext:value-type="float">
            <text:p>2342</text:p>
          </table:table-cell>
          <table:table-cell table:formula="of:=[.LV2]+1" office:value-type="float" office:value="2343" calcext:value-type="float">
            <text:p>2343</text:p>
          </table:table-cell>
          <table:table-cell table:formula="of:=[.LW2]+1" office:value-type="float" office:value="2344" calcext:value-type="float">
            <text:p>2344</text:p>
          </table:table-cell>
          <table:table-cell table:formula="of:=[.LX2]+1" office:value-type="float" office:value="2345" calcext:value-type="float">
            <text:p>2345</text:p>
          </table:table-cell>
          <table:table-cell table:formula="of:=[.LY2]+1" office:value-type="float" office:value="2346" calcext:value-type="float">
            <text:p>2346</text:p>
          </table:table-cell>
          <table:table-cell table:formula="of:=[.LZ2]+1" office:value-type="float" office:value="2347" calcext:value-type="float">
            <text:p>2347</text:p>
          </table:table-cell>
          <table:table-cell table:formula="of:=[.MA2]+1" office:value-type="float" office:value="2348" calcext:value-type="float">
            <text:p>2348</text:p>
          </table:table-cell>
          <table:table-cell table:formula="of:=[.MB2]+1" office:value-type="float" office:value="2349" calcext:value-type="float">
            <text:p>2349</text:p>
          </table:table-cell>
          <table:table-cell table:formula="of:=[.MC2]+1" office:value-type="float" office:value="2350" calcext:value-type="float">
            <text:p>2350</text:p>
          </table:table-cell>
          <table:table-cell table:formula="of:=[.MD2]+1" office:value-type="float" office:value="2351" calcext:value-type="float">
            <text:p>2351</text:p>
          </table:table-cell>
          <table:table-cell table:formula="of:=[.ME2]+1" office:value-type="float" office:value="2352" calcext:value-type="float">
            <text:p>2352</text:p>
          </table:table-cell>
          <table:table-cell table:formula="of:=[.MF2]+1" office:value-type="float" office:value="2353" calcext:value-type="float">
            <text:p>2353</text:p>
          </table:table-cell>
          <table:table-cell table:formula="of:=[.MG2]+1" office:value-type="float" office:value="2354" calcext:value-type="float">
            <text:p>2354</text:p>
          </table:table-cell>
          <table:table-cell table:formula="of:=[.MH2]+1" office:value-type="float" office:value="2355" calcext:value-type="float">
            <text:p>2355</text:p>
          </table:table-cell>
          <table:table-cell table:formula="of:=[.MI2]+1" office:value-type="float" office:value="2356" calcext:value-type="float">
            <text:p>2356</text:p>
          </table:table-cell>
          <table:table-cell table:formula="of:=[.MJ2]+1" office:value-type="float" office:value="2357" calcext:value-type="float">
            <text:p>2357</text:p>
          </table:table-cell>
          <table:table-cell table:formula="of:=[.MK2]+1" office:value-type="float" office:value="2358" calcext:value-type="float">
            <text:p>2358</text:p>
          </table:table-cell>
          <table:table-cell table:formula="of:=[.ML2]+1" office:value-type="float" office:value="2359" calcext:value-type="float">
            <text:p>2359</text:p>
          </table:table-cell>
          <table:table-cell table:formula="of:=[.MM2]+1" office:value-type="float" office:value="2360" calcext:value-type="float">
            <text:p>2360</text:p>
          </table:table-cell>
          <table:table-cell table:formula="of:=[.MN2]+1" office:value-type="float" office:value="2361" calcext:value-type="float">
            <text:p>2361</text:p>
          </table:table-cell>
          <table:table-cell table:formula="of:=[.MO2]+1" office:value-type="float" office:value="2362" calcext:value-type="float">
            <text:p>2362</text:p>
          </table:table-cell>
          <table:table-cell table:formula="of:=[.MP2]+1" office:value-type="float" office:value="2363" calcext:value-type="float">
            <text:p>2363</text:p>
          </table:table-cell>
          <table:table-cell table:formula="of:=[.MQ2]+1" office:value-type="float" office:value="2364" calcext:value-type="float">
            <text:p>2364</text:p>
          </table:table-cell>
          <table:table-cell table:formula="of:=[.MR2]+1" office:value-type="float" office:value="2365" calcext:value-type="float">
            <text:p>2365</text:p>
          </table:table-cell>
          <table:table-cell table:formula="of:=[.MS2]+1" office:value-type="float" office:value="2366" calcext:value-type="float">
            <text:p>2366</text:p>
          </table:table-cell>
          <table:table-cell table:formula="of:=[.MT2]+1" office:value-type="float" office:value="2367" calcext:value-type="float">
            <text:p>2367</text:p>
          </table:table-cell>
          <table:table-cell table:formula="of:=[.MU2]+1" office:value-type="float" office:value="2368" calcext:value-type="float">
            <text:p>2368</text:p>
          </table:table-cell>
          <table:table-cell table:formula="of:=[.MV2]+1" office:value-type="float" office:value="2369" calcext:value-type="float">
            <text:p>2369</text:p>
          </table:table-cell>
          <table:table-cell table:formula="of:=[.MW2]+1" office:value-type="float" office:value="2370" calcext:value-type="float">
            <text:p>2370</text:p>
          </table:table-cell>
          <table:table-cell table:formula="of:=[.MX2]+1" office:value-type="float" office:value="2371" calcext:value-type="float">
            <text:p>2371</text:p>
          </table:table-cell>
          <table:table-cell table:formula="of:=[.MY2]+1" office:value-type="float" office:value="2372" calcext:value-type="float">
            <text:p>2372</text:p>
          </table:table-cell>
          <table:table-cell table:formula="of:=[.MZ2]+1" office:value-type="float" office:value="2373" calcext:value-type="float">
            <text:p>2373</text:p>
          </table:table-cell>
          <table:table-cell table:formula="of:=[.NA2]+1" office:value-type="float" office:value="2374" calcext:value-type="float">
            <text:p>2374</text:p>
          </table:table-cell>
          <table:table-cell table:formula="of:=[.NB2]+1" office:value-type="float" office:value="2375" calcext:value-type="float">
            <text:p>2375</text:p>
          </table:table-cell>
          <table:table-cell table:formula="of:=[.NC2]+1" office:value-type="float" office:value="2376" calcext:value-type="float">
            <text:p>2376</text:p>
          </table:table-cell>
          <table:table-cell table:formula="of:=[.ND2]+1" office:value-type="float" office:value="2377" calcext:value-type="float">
            <text:p>2377</text:p>
          </table:table-cell>
          <table:table-cell table:formula="of:=[.NE2]+1" office:value-type="float" office:value="2378" calcext:value-type="float">
            <text:p>2378</text:p>
          </table:table-cell>
          <table:table-cell table:formula="of:=[.NF2]+1" office:value-type="float" office:value="2379" calcext:value-type="float">
            <text:p>2379</text:p>
          </table:table-cell>
          <table:table-cell table:formula="of:=[.NG2]+1" office:value-type="float" office:value="2380" calcext:value-type="float">
            <text:p>2380</text:p>
          </table:table-cell>
          <table:table-cell table:formula="of:=[.NH2]+1" office:value-type="float" office:value="2381" calcext:value-type="float">
            <text:p>2381</text:p>
          </table:table-cell>
          <table:table-cell table:formula="of:=[.NI2]+1" office:value-type="float" office:value="2382" calcext:value-type="float">
            <text:p>2382</text:p>
          </table:table-cell>
          <table:table-cell table:formula="of:=[.NJ2]+1" office:value-type="float" office:value="2383" calcext:value-type="float">
            <text:p>2383</text:p>
          </table:table-cell>
          <table:table-cell table:formula="of:=[.NK2]+1" office:value-type="float" office:value="2384" calcext:value-type="float">
            <text:p>2384</text:p>
          </table:table-cell>
          <table:table-cell table:formula="of:=[.NL2]+1" office:value-type="float" office:value="2385" calcext:value-type="float">
            <text:p>2385</text:p>
          </table:table-cell>
          <table:table-cell table:formula="of:=[.NM2]+1" office:value-type="float" office:value="2386" calcext:value-type="float">
            <text:p>2386</text:p>
          </table:table-cell>
          <table:table-cell table:formula="of:=[.NN2]+1" office:value-type="float" office:value="2387" calcext:value-type="float">
            <text:p>2387</text:p>
          </table:table-cell>
          <table:table-cell table:formula="of:=[.NO2]+1" office:value-type="float" office:value="2388" calcext:value-type="float">
            <text:p>2388</text:p>
          </table:table-cell>
          <table:table-cell table:formula="of:=[.NP2]+1" office:value-type="float" office:value="2389" calcext:value-type="float">
            <text:p>2389</text:p>
          </table:table-cell>
          <table:table-cell table:formula="of:=[.NQ2]+1" office:value-type="float" office:value="2390" calcext:value-type="float">
            <text:p>2390</text:p>
          </table:table-cell>
          <table:table-cell table:formula="of:=[.NR2]+1" office:value-type="float" office:value="2391" calcext:value-type="float">
            <text:p>2391</text:p>
          </table:table-cell>
          <table:table-cell table:formula="of:=[.NS2]+1" office:value-type="float" office:value="2392" calcext:value-type="float">
            <text:p>2392</text:p>
          </table:table-cell>
          <table:table-cell table:formula="of:=[.NT2]+1" office:value-type="float" office:value="2393" calcext:value-type="float">
            <text:p>2393</text:p>
          </table:table-cell>
          <table:table-cell table:formula="of:=[.NU2]+1" office:value-type="float" office:value="2394" calcext:value-type="float">
            <text:p>2394</text:p>
          </table:table-cell>
          <table:table-cell table:formula="of:=[.NV2]+1" office:value-type="float" office:value="2395" calcext:value-type="float">
            <text:p>2395</text:p>
          </table:table-cell>
          <table:table-cell table:formula="of:=[.NW2]+1" office:value-type="float" office:value="2396" calcext:value-type="float">
            <text:p>2396</text:p>
          </table:table-cell>
          <table:table-cell table:formula="of:=[.NX2]+1" office:value-type="float" office:value="2397" calcext:value-type="float">
            <text:p>2397</text:p>
          </table:table-cell>
          <table:table-cell table:formula="of:=[.NY2]+1" office:value-type="float" office:value="2398" calcext:value-type="float">
            <text:p>2398</text:p>
          </table:table-cell>
          <table:table-cell table:formula="of:=[.NZ2]+1" office:value-type="float" office:value="2399" calcext:value-type="float">
            <text:p>2399</text:p>
          </table:table-cell>
          <table:table-cell table:formula="of:=[.OA2]+1" office:value-type="float" office:value="2400" calcext:value-type="float">
            <text:p>2400</text:p>
          </table:table-cell>
          <table:table-cell table:formula="of:=[.OB2]+1" office:value-type="float" office:value="2401" calcext:value-type="float">
            <text:p>2401</text:p>
          </table:table-cell>
          <table:table-cell table:formula="of:=[.OC2]+1" office:value-type="float" office:value="2402" calcext:value-type="float">
            <text:p>2402</text:p>
          </table:table-cell>
          <table:table-cell table:formula="of:=[.OD2]+1" office:value-type="float" office:value="2403" calcext:value-type="float">
            <text:p>2403</text:p>
          </table:table-cell>
          <table:table-cell table:formula="of:=[.OE2]+1" office:value-type="float" office:value="2404" calcext:value-type="float">
            <text:p>2404</text:p>
          </table:table-cell>
          <table:table-cell table:formula="of:=[.OF2]+1" office:value-type="float" office:value="2405" calcext:value-type="float">
            <text:p>2405</text:p>
          </table:table-cell>
          <table:table-cell table:formula="of:=[.OG2]+1" office:value-type="float" office:value="2406" calcext:value-type="float">
            <text:p>2406</text:p>
          </table:table-cell>
          <table:table-cell table:formula="of:=[.OH2]+1" office:value-type="float" office:value="2407" calcext:value-type="float">
            <text:p>2407</text:p>
          </table:table-cell>
          <table:table-cell table:formula="of:=[.OI2]+1" office:value-type="float" office:value="2408" calcext:value-type="float">
            <text:p>2408</text:p>
          </table:table-cell>
          <table:table-cell table:formula="of:=[.OJ2]+1" office:value-type="float" office:value="2409" calcext:value-type="float">
            <text:p>2409</text:p>
          </table:table-cell>
          <table:table-cell table:formula="of:=[.OK2]+1" office:value-type="float" office:value="2410" calcext:value-type="float">
            <text:p>2410</text:p>
          </table:table-cell>
          <table:table-cell table:formula="of:=[.OL2]+1" office:value-type="float" office:value="2411" calcext:value-type="float">
            <text:p>2411</text:p>
          </table:table-cell>
          <table:table-cell table:formula="of:=[.OM2]+1" office:value-type="float" office:value="2412" calcext:value-type="float">
            <text:p>2412</text:p>
          </table:table-cell>
          <table:table-cell table:formula="of:=[.ON2]+1" office:value-type="float" office:value="2413" calcext:value-type="float">
            <text:p>2413</text:p>
          </table:table-cell>
          <table:table-cell table:formula="of:=[.OO2]+1" office:value-type="float" office:value="2414" calcext:value-type="float">
            <text:p>2414</text:p>
          </table:table-cell>
          <table:table-cell table:formula="of:=[.OP2]+1" office:value-type="float" office:value="2415" calcext:value-type="float">
            <text:p>2415</text:p>
          </table:table-cell>
          <table:table-cell table:formula="of:=[.OQ2]+1" office:value-type="float" office:value="2416" calcext:value-type="float">
            <text:p>2416</text:p>
          </table:table-cell>
          <table:table-cell table:formula="of:=[.OR2]+1" office:value-type="float" office:value="2417" calcext:value-type="float">
            <text:p>2417</text:p>
          </table:table-cell>
          <table:table-cell table:formula="of:=[.OS2]+1" office:value-type="float" office:value="2418" calcext:value-type="float">
            <text:p>2418</text:p>
          </table:table-cell>
          <table:table-cell table:formula="of:=[.OT2]+1" office:value-type="float" office:value="2419" calcext:value-type="float">
            <text:p>2419</text:p>
          </table:table-cell>
          <table:table-cell table:formula="of:=[.OU2]+1" office:value-type="float" office:value="2420" calcext:value-type="float">
            <text:p>2420</text:p>
          </table:table-cell>
          <table:table-cell table:formula="of:=[.OV2]+1" office:value-type="float" office:value="2421" calcext:value-type="float">
            <text:p>2421</text:p>
          </table:table-cell>
          <table:table-cell table:formula="of:=[.OW2]+1" office:value-type="float" office:value="2422" calcext:value-type="float">
            <text:p>2422</text:p>
          </table:table-cell>
          <table:table-cell table:formula="of:=[.OX2]+1" office:value-type="float" office:value="2423" calcext:value-type="float">
            <text:p>2423</text:p>
          </table:table-cell>
          <table:table-cell table:formula="of:=[.OY2]+1" office:value-type="float" office:value="2424" calcext:value-type="float">
            <text:p>2424</text:p>
          </table:table-cell>
          <table:table-cell table:formula="of:=[.OZ2]+1" office:value-type="float" office:value="2425" calcext:value-type="float">
            <text:p>2425</text:p>
          </table:table-cell>
          <table:table-cell table:formula="of:=[.PA2]+1" office:value-type="float" office:value="2426" calcext:value-type="float">
            <text:p>2426</text:p>
          </table:table-cell>
          <table:table-cell table:formula="of:=[.PB2]+1" office:value-type="float" office:value="2427" calcext:value-type="float">
            <text:p>2427</text:p>
          </table:table-cell>
          <table:table-cell table:formula="of:=[.PC2]+1" office:value-type="float" office:value="2428" calcext:value-type="float">
            <text:p>2428</text:p>
          </table:table-cell>
          <table:table-cell table:formula="of:=[.PD2]+1" office:value-type="float" office:value="2429" calcext:value-type="float">
            <text:p>2429</text:p>
          </table:table-cell>
          <table:table-cell table:formula="of:=[.PE2]+1" office:value-type="float" office:value="2430" calcext:value-type="float">
            <text:p>2430</text:p>
          </table:table-cell>
          <table:table-cell table:formula="of:=[.PF2]+1" office:value-type="float" office:value="2431" calcext:value-type="float">
            <text:p>2431</text:p>
          </table:table-cell>
          <table:table-cell table:formula="of:=[.PG2]+1" office:value-type="float" office:value="2432" calcext:value-type="float">
            <text:p>2432</text:p>
          </table:table-cell>
          <table:table-cell table:formula="of:=[.PH2]+1" office:value-type="float" office:value="2433" calcext:value-type="float">
            <text:p>2433</text:p>
          </table:table-cell>
          <table:table-cell table:formula="of:=[.PI2]+1" office:value-type="float" office:value="2434" calcext:value-type="float">
            <text:p>2434</text:p>
          </table:table-cell>
          <table:table-cell table:formula="of:=[.PJ2]+1" office:value-type="float" office:value="2435" calcext:value-type="float">
            <text:p>2435</text:p>
          </table:table-cell>
          <table:table-cell table:formula="of:=[.PK2]+1" office:value-type="float" office:value="2436" calcext:value-type="float">
            <text:p>2436</text:p>
          </table:table-cell>
          <table:table-cell table:formula="of:=[.PL2]+1" office:value-type="float" office:value="2437" calcext:value-type="float">
            <text:p>2437</text:p>
          </table:table-cell>
          <table:table-cell table:formula="of:=[.PM2]+1" office:value-type="float" office:value="2438" calcext:value-type="float">
            <text:p>2438</text:p>
          </table:table-cell>
          <table:table-cell table:formula="of:=[.PN2]+1" office:value-type="float" office:value="2439" calcext:value-type="float">
            <text:p>2439</text:p>
          </table:table-cell>
          <table:table-cell table:formula="of:=[.PO2]+1" office:value-type="float" office:value="2440" calcext:value-type="float">
            <text:p>2440</text:p>
          </table:table-cell>
          <table:table-cell table:formula="of:=[.PP2]+1" office:value-type="float" office:value="2441" calcext:value-type="float">
            <text:p>2441</text:p>
          </table:table-cell>
          <table:table-cell table:formula="of:=[.PQ2]+1" office:value-type="float" office:value="2442" calcext:value-type="float">
            <text:p>2442</text:p>
          </table:table-cell>
          <table:table-cell table:formula="of:=[.PR2]+1" office:value-type="float" office:value="2443" calcext:value-type="float">
            <text:p>2443</text:p>
          </table:table-cell>
          <table:table-cell table:formula="of:=[.PS2]+1" office:value-type="float" office:value="2444" calcext:value-type="float">
            <text:p>2444</text:p>
          </table:table-cell>
          <table:table-cell table:formula="of:=[.PT2]+1" office:value-type="float" office:value="2445" calcext:value-type="float">
            <text:p>2445</text:p>
          </table:table-cell>
          <table:table-cell table:formula="of:=[.PU2]+1" office:value-type="float" office:value="2446" calcext:value-type="float">
            <text:p>2446</text:p>
          </table:table-cell>
          <table:table-cell table:formula="of:=[.PV2]+1" office:value-type="float" office:value="2447" calcext:value-type="float">
            <text:p>2447</text:p>
          </table:table-cell>
          <table:table-cell table:formula="of:=[.PW2]+1" office:value-type="float" office:value="2448" calcext:value-type="float">
            <text:p>2448</text:p>
          </table:table-cell>
          <table:table-cell table:formula="of:=[.PX2]+1" office:value-type="float" office:value="2449" calcext:value-type="float">
            <text:p>2449</text:p>
          </table:table-cell>
          <table:table-cell table:formula="of:=[.PY2]+1" office:value-type="float" office:value="2450" calcext:value-type="float">
            <text:p>2450</text:p>
          </table:table-cell>
          <table:table-cell table:formula="of:=[.PZ2]+1" office:value-type="float" office:value="2451" calcext:value-type="float">
            <text:p>2451</text:p>
          </table:table-cell>
          <table:table-cell table:formula="of:=[.QA2]+1" office:value-type="float" office:value="2452" calcext:value-type="float">
            <text:p>2452</text:p>
          </table:table-cell>
          <table:table-cell table:formula="of:=[.QB2]+1" office:value-type="float" office:value="2453" calcext:value-type="float">
            <text:p>2453</text:p>
          </table:table-cell>
          <table:table-cell table:formula="of:=[.QC2]+1" office:value-type="float" office:value="2454" calcext:value-type="float">
            <text:p>2454</text:p>
          </table:table-cell>
          <table:table-cell table:formula="of:=[.QD2]+1" office:value-type="float" office:value="2455" calcext:value-type="float">
            <text:p>2455</text:p>
          </table:table-cell>
          <table:table-cell table:formula="of:=[.QE2]+1" office:value-type="float" office:value="2456" calcext:value-type="float">
            <text:p>2456</text:p>
          </table:table-cell>
          <table:table-cell table:formula="of:=[.QF2]+1" office:value-type="float" office:value="2457" calcext:value-type="float">
            <text:p>2457</text:p>
          </table:table-cell>
          <table:table-cell table:formula="of:=[.QG2]+1" office:value-type="float" office:value="2458" calcext:value-type="float">
            <text:p>2458</text:p>
          </table:table-cell>
          <table:table-cell table:formula="of:=[.QH2]+1" office:value-type="float" office:value="2459" calcext:value-type="float">
            <text:p>2459</text:p>
          </table:table-cell>
          <table:table-cell table:formula="of:=[.QI2]+1" office:value-type="float" office:value="2460" calcext:value-type="float">
            <text:p>2460</text:p>
          </table:table-cell>
          <table:table-cell table:formula="of:=[.QJ2]+1" office:value-type="float" office:value="2461" calcext:value-type="float">
            <text:p>2461</text:p>
          </table:table-cell>
          <table:table-cell table:formula="of:=[.QK2]+1" office:value-type="float" office:value="2462" calcext:value-type="float">
            <text:p>2462</text:p>
          </table:table-cell>
          <table:table-cell table:formula="of:=[.QL2]+1" office:value-type="float" office:value="2463" calcext:value-type="float">
            <text:p>2463</text:p>
          </table:table-cell>
          <table:table-cell table:formula="of:=[.QM2]+1" office:value-type="float" office:value="2464" calcext:value-type="float">
            <text:p>2464</text:p>
          </table:table-cell>
          <table:table-cell table:formula="of:=[.QN2]+1" office:value-type="float" office:value="2465" calcext:value-type="float">
            <text:p>2465</text:p>
          </table:table-cell>
          <table:table-cell table:formula="of:=[.QO2]+1" office:value-type="float" office:value="2466" calcext:value-type="float">
            <text:p>2466</text:p>
          </table:table-cell>
          <table:table-cell table:formula="of:=[.QP2]+1" office:value-type="float" office:value="2467" calcext:value-type="float">
            <text:p>2467</text:p>
          </table:table-cell>
          <table:table-cell table:formula="of:=[.QQ2]+1" office:value-type="float" office:value="2468" calcext:value-type="float">
            <text:p>2468</text:p>
          </table:table-cell>
          <table:table-cell table:formula="of:=[.QR2]+1" office:value-type="float" office:value="2469" calcext:value-type="float">
            <text:p>2469</text:p>
          </table:table-cell>
          <table:table-cell table:formula="of:=[.QS2]+1" office:value-type="float" office:value="2470" calcext:value-type="float">
            <text:p>2470</text:p>
          </table:table-cell>
          <table:table-cell table:formula="of:=[.QT2]+1" office:value-type="float" office:value="2471" calcext:value-type="float">
            <text:p>2471</text:p>
          </table:table-cell>
          <table:table-cell table:formula="of:=[.QU2]+1" office:value-type="float" office:value="2472" calcext:value-type="float">
            <text:p>2472</text:p>
          </table:table-cell>
          <table:table-cell table:formula="of:=[.QV2]+1" office:value-type="float" office:value="2473" calcext:value-type="float">
            <text:p>2473</text:p>
          </table:table-cell>
          <table:table-cell table:formula="of:=[.QW2]+1" office:value-type="float" office:value="2474" calcext:value-type="float">
            <text:p>2474</text:p>
          </table:table-cell>
          <table:table-cell table:formula="of:=[.QX2]+1" office:value-type="float" office:value="2475" calcext:value-type="float">
            <text:p>2475</text:p>
          </table:table-cell>
          <table:table-cell table:formula="of:=[.QY2]+1" office:value-type="float" office:value="2476" calcext:value-type="float">
            <text:p>2476</text:p>
          </table:table-cell>
          <table:table-cell table:formula="of:=[.QZ2]+1" office:value-type="float" office:value="2477" calcext:value-type="float">
            <text:p>2477</text:p>
          </table:table-cell>
          <table:table-cell table:formula="of:=[.RA2]+1" office:value-type="float" office:value="2478" calcext:value-type="float">
            <text:p>2478</text:p>
          </table:table-cell>
          <table:table-cell table:formula="of:=[.RB2]+1" office:value-type="float" office:value="2479" calcext:value-type="float">
            <text:p>2479</text:p>
          </table:table-cell>
          <table:table-cell table:formula="of:=[.RC2]+1" office:value-type="float" office:value="2480" calcext:value-type="float">
            <text:p>2480</text:p>
          </table:table-cell>
          <table:table-cell table:formula="of:=[.RD2]+1" office:value-type="float" office:value="2481" calcext:value-type="float">
            <text:p>2481</text:p>
          </table:table-cell>
          <table:table-cell table:formula="of:=[.RE2]+1" office:value-type="float" office:value="2482" calcext:value-type="float">
            <text:p>2482</text:p>
          </table:table-cell>
          <table:table-cell table:formula="of:=[.RF2]+1" office:value-type="float" office:value="2483" calcext:value-type="float">
            <text:p>2483</text:p>
          </table:table-cell>
          <table:table-cell table:formula="of:=[.RG2]+1" office:value-type="float" office:value="2484" calcext:value-type="float">
            <text:p>2484</text:p>
          </table:table-cell>
          <table:table-cell table:formula="of:=[.RH2]+1" office:value-type="float" office:value="2485" calcext:value-type="float">
            <text:p>2485</text:p>
          </table:table-cell>
          <table:table-cell table:formula="of:=[.RI2]+1" office:value-type="float" office:value="2486" calcext:value-type="float">
            <text:p>2486</text:p>
          </table:table-cell>
          <table:table-cell table:formula="of:=[.RJ2]+1" office:value-type="float" office:value="2487" calcext:value-type="float">
            <text:p>2487</text:p>
          </table:table-cell>
          <table:table-cell table:formula="of:=[.RK2]+1" office:value-type="float" office:value="2488" calcext:value-type="float">
            <text:p>2488</text:p>
          </table:table-cell>
          <table:table-cell table:formula="of:=[.RL2]+1" office:value-type="float" office:value="2489" calcext:value-type="float">
            <text:p>2489</text:p>
          </table:table-cell>
          <table:table-cell table:formula="of:=[.RM2]+1" office:value-type="float" office:value="2490" calcext:value-type="float">
            <text:p>2490</text:p>
          </table:table-cell>
          <table:table-cell table:formula="of:=[.RN2]+1" office:value-type="float" office:value="2491" calcext:value-type="float">
            <text:p>2491</text:p>
          </table:table-cell>
          <table:table-cell table:formula="of:=[.RO2]+1" office:value-type="float" office:value="2492" calcext:value-type="float">
            <text:p>2492</text:p>
          </table:table-cell>
          <table:table-cell table:formula="of:=[.RP2]+1" office:value-type="float" office:value="2493" calcext:value-type="float">
            <text:p>2493</text:p>
          </table:table-cell>
          <table:table-cell table:formula="of:=[.RQ2]+1" office:value-type="float" office:value="2494" calcext:value-type="float">
            <text:p>2494</text:p>
          </table:table-cell>
          <table:table-cell table:formula="of:=[.RR2]+1" office:value-type="float" office:value="2495" calcext:value-type="float">
            <text:p>2495</text:p>
          </table:table-cell>
          <table:table-cell table:formula="of:=[.RS2]+1" office:value-type="float" office:value="2496" calcext:value-type="float">
            <text:p>2496</text:p>
          </table:table-cell>
          <table:table-cell table:formula="of:=[.RT2]+1" office:value-type="float" office:value="2497" calcext:value-type="float">
            <text:p>2497</text:p>
          </table:table-cell>
          <table:table-cell table:formula="of:=[.RU2]+1" office:value-type="float" office:value="2498" calcext:value-type="float">
            <text:p>2498</text:p>
          </table:table-cell>
          <table:table-cell table:formula="of:=[.RV2]+1" office:value-type="float" office:value="2499" calcext:value-type="float">
            <text:p>2499</text:p>
          </table:table-cell>
          <table:table-cell table:formula="of:=[.RW2]+1" office:value-type="float" office:value="2500" calcext:value-type="float">
            <text:p>2500</text:p>
          </table:table-cell>
          <table:table-cell table:formula="of:=[.RX2]+1" office:value-type="float" office:value="2501" calcext:value-type="float">
            <text:p>2501</text:p>
          </table:table-cell>
          <table:table-cell table:formula="of:=[.RY2]+1" office:value-type="float" office:value="2502" calcext:value-type="float">
            <text:p>2502</text:p>
          </table:table-cell>
          <table:table-cell table:formula="of:=[.RZ2]+1" office:value-type="float" office:value="2503" calcext:value-type="float">
            <text:p>2503</text:p>
          </table:table-cell>
          <table:table-cell table:formula="of:=[.SA2]+1" office:value-type="float" office:value="2504" calcext:value-type="float">
            <text:p>2504</text:p>
          </table:table-cell>
          <table:table-cell table:formula="of:=[.SB2]+1" office:value-type="float" office:value="2505" calcext:value-type="float">
            <text:p>2505</text:p>
          </table:table-cell>
          <table:table-cell table:formula="of:=[.SC2]+1" office:value-type="float" office:value="2506" calcext:value-type="float">
            <text:p>2506</text:p>
          </table:table-cell>
          <table:table-cell table:formula="of:=[.SD2]+1" office:value-type="float" office:value="2507" calcext:value-type="float">
            <text:p>2507</text:p>
          </table:table-cell>
          <table:table-cell table:formula="of:=[.SE2]+1" office:value-type="float" office:value="2508" calcext:value-type="float">
            <text:p>2508</text:p>
          </table:table-cell>
          <table:table-cell table:formula="of:=[.SF2]+1" office:value-type="float" office:value="2509" calcext:value-type="float">
            <text:p>2509</text:p>
          </table:table-cell>
          <table:table-cell table:formula="of:=[.SG2]+1" office:value-type="float" office:value="2510" calcext:value-type="float">
            <text:p>2510</text:p>
          </table:table-cell>
          <table:table-cell table:formula="of:=[.SH2]+1" office:value-type="float" office:value="2511" calcext:value-type="float">
            <text:p>2511</text:p>
          </table:table-cell>
          <table:table-cell table:formula="of:=[.SI2]+1" office:value-type="float" office:value="2512" calcext:value-type="float">
            <text:p>2512</text:p>
          </table:table-cell>
          <table:table-cell table:formula="of:=[.SJ2]+1" office:value-type="float" office:value="2513" calcext:value-type="float">
            <text:p>2513</text:p>
          </table:table-cell>
          <table:table-cell table:formula="of:=[.SK2]+1" office:value-type="float" office:value="2514" calcext:value-type="float">
            <text:p>2514</text:p>
          </table:table-cell>
          <table:table-cell table:formula="of:=[.SL2]+1" office:value-type="float" office:value="2515" calcext:value-type="float">
            <text:p>2515</text:p>
          </table:table-cell>
          <table:table-cell table:formula="of:=[.SM2]+1" office:value-type="float" office:value="2516" calcext:value-type="float">
            <text:p>2516</text:p>
          </table:table-cell>
          <table:table-cell table:formula="of:=[.SN2]+1" office:value-type="float" office:value="2517" calcext:value-type="float">
            <text:p>2517</text:p>
          </table:table-cell>
          <table:table-cell table:formula="of:=[.SO2]+1" office:value-type="float" office:value="2518" calcext:value-type="float">
            <text:p>2518</text:p>
          </table:table-cell>
          <table:table-cell table:formula="of:=[.SP2]+1" office:value-type="float" office:value="2519" calcext:value-type="float">
            <text:p>2519</text:p>
          </table:table-cell>
          <table:table-cell table:formula="of:=[.SQ2]+1" office:value-type="float" office:value="2520" calcext:value-type="float">
            <text:p>2520</text:p>
          </table:table-cell>
          <table:table-cell table:formula="of:=[.SR2]+1" office:value-type="float" office:value="2521" calcext:value-type="float">
            <text:p>2521</text:p>
          </table:table-cell>
          <table:table-cell table:formula="of:=[.SS2]+1" office:value-type="float" office:value="2522" calcext:value-type="float">
            <text:p>2522</text:p>
          </table:table-cell>
          <table:table-cell table:formula="of:=[.ST2]+1" office:value-type="float" office:value="2523" calcext:value-type="float">
            <text:p>2523</text:p>
          </table:table-cell>
          <table:table-cell table:formula="of:=[.SU2]+1" office:value-type="float" office:value="2524" calcext:value-type="float">
            <text:p>2524</text:p>
          </table:table-cell>
          <table:table-cell table:formula="of:=[.SV2]+1" office:value-type="float" office:value="2525" calcext:value-type="float">
            <text:p>2525</text:p>
          </table:table-cell>
          <table:table-cell table:formula="of:=[.SW2]+1" office:value-type="float" office:value="2526" calcext:value-type="float">
            <text:p>2526</text:p>
          </table:table-cell>
          <table:table-cell table:formula="of:=[.SX2]+1" office:value-type="float" office:value="2527" calcext:value-type="float">
            <text:p>2527</text:p>
          </table:table-cell>
          <table:table-cell table:formula="of:=[.SY2]+1" office:value-type="float" office:value="2528" calcext:value-type="float">
            <text:p>2528</text:p>
          </table:table-cell>
          <table:table-cell table:formula="of:=[.SZ2]+1" office:value-type="float" office:value="2529" calcext:value-type="float">
            <text:p>2529</text:p>
          </table:table-cell>
          <table:table-cell table:formula="of:=[.TA2]+1" office:value-type="float" office:value="2530" calcext:value-type="float">
            <text:p>2530</text:p>
          </table:table-cell>
          <table:table-cell table:formula="of:=[.TB2]+1" office:value-type="float" office:value="2531" calcext:value-type="float">
            <text:p>2531</text:p>
          </table:table-cell>
          <table:table-cell table:formula="of:=[.TC2]+1" office:value-type="float" office:value="2532" calcext:value-type="float">
            <text:p>2532</text:p>
          </table:table-cell>
          <table:table-cell table:formula="of:=[.TD2]+1" office:value-type="float" office:value="2533" calcext:value-type="float">
            <text:p>2533</text:p>
          </table:table-cell>
          <table:table-cell table:formula="of:=[.TE2]+1" office:value-type="float" office:value="2534" calcext:value-type="float">
            <text:p>2534</text:p>
          </table:table-cell>
          <table:table-cell table:formula="of:=[.TF2]+1" office:value-type="float" office:value="2535" calcext:value-type="float">
            <text:p>2535</text:p>
          </table:table-cell>
          <table:table-cell table:formula="of:=[.TG2]+1" office:value-type="float" office:value="2536" calcext:value-type="float">
            <text:p>2536</text:p>
          </table:table-cell>
          <table:table-cell table:formula="of:=[.TH2]+1" office:value-type="float" office:value="2537" calcext:value-type="float">
            <text:p>2537</text:p>
          </table:table-cell>
          <table:table-cell table:formula="of:=[.TI2]+1" office:value-type="float" office:value="2538" calcext:value-type="float">
            <text:p>2538</text:p>
          </table:table-cell>
          <table:table-cell table:formula="of:=[.TJ2]+1" office:value-type="float" office:value="2539" calcext:value-type="float">
            <text:p>2539</text:p>
          </table:table-cell>
          <table:table-cell table:formula="of:=[.TK2]+1" office:value-type="float" office:value="2540" calcext:value-type="float">
            <text:p>2540</text:p>
          </table:table-cell>
          <table:table-cell table:formula="of:=[.TL2]+1" office:value-type="float" office:value="2541" calcext:value-type="float">
            <text:p>2541</text:p>
          </table:table-cell>
          <table:table-cell table:formula="of:=[.TM2]+1" office:value-type="float" office:value="2542" calcext:value-type="float">
            <text:p>2542</text:p>
          </table:table-cell>
          <table:table-cell table:formula="of:=[.TN2]+1" office:value-type="float" office:value="2543" calcext:value-type="float">
            <text:p>2543</text:p>
          </table:table-cell>
          <table:table-cell table:formula="of:=[.TO2]+1" office:value-type="float" office:value="2544" calcext:value-type="float">
            <text:p>2544</text:p>
          </table:table-cell>
          <table:table-cell table:formula="of:=[.TP2]+1" office:value-type="float" office:value="2545" calcext:value-type="float">
            <text:p>2545</text:p>
          </table:table-cell>
          <table:table-cell table:formula="of:=[.TQ2]+1" office:value-type="float" office:value="2546" calcext:value-type="float">
            <text:p>2546</text:p>
          </table:table-cell>
          <table:table-cell table:formula="of:=[.TR2]+1" office:value-type="float" office:value="2547" calcext:value-type="float">
            <text:p>2547</text:p>
          </table:table-cell>
          <table:table-cell table:formula="of:=[.TS2]+1" office:value-type="float" office:value="2548" calcext:value-type="float">
            <text:p>2548</text:p>
          </table:table-cell>
          <table:table-cell table:formula="of:=[.TT2]+1" office:value-type="float" office:value="2549" calcext:value-type="float">
            <text:p>2549</text:p>
          </table:table-cell>
          <table:table-cell table:formula="of:=[.TU2]+1" office:value-type="float" office:value="2550" calcext:value-type="float">
            <text:p>2550</text:p>
          </table:table-cell>
          <table:table-cell table:formula="of:=[.TV2]+1" office:value-type="float" office:value="2551" calcext:value-type="float">
            <text:p>2551</text:p>
          </table:table-cell>
          <table:table-cell table:formula="of:=[.TW2]+1" office:value-type="float" office:value="2552" calcext:value-type="float">
            <text:p>2552</text:p>
          </table:table-cell>
          <table:table-cell table:formula="of:=[.TX2]+1" office:value-type="float" office:value="2553" calcext:value-type="float">
            <text:p>2553</text:p>
          </table:table-cell>
          <table:table-cell table:formula="of:=[.TY2]+1" office:value-type="float" office:value="2554" calcext:value-type="float">
            <text:p>2554</text:p>
          </table:table-cell>
          <table:table-cell table:formula="of:=[.TZ2]+1" office:value-type="float" office:value="2555" calcext:value-type="float">
            <text:p>2555</text:p>
          </table:table-cell>
          <table:table-cell table:formula="of:=[.UA2]+1" office:value-type="float" office:value="2556" calcext:value-type="float">
            <text:p>2556</text:p>
          </table:table-cell>
          <table:table-cell table:formula="of:=[.UB2]+1" office:value-type="float" office:value="2557" calcext:value-type="float">
            <text:p>2557</text:p>
          </table:table-cell>
          <table:table-cell table:formula="of:=[.UC2]+1" office:value-type="float" office:value="2558" calcext:value-type="float">
            <text:p>2558</text:p>
          </table:table-cell>
          <table:table-cell table:formula="of:=[.UD2]+1" office:value-type="float" office:value="2559" calcext:value-type="float">
            <text:p>2559</text:p>
          </table:table-cell>
          <table:table-cell table:formula="of:=[.UE2]+1" office:value-type="float" office:value="2560" calcext:value-type="float">
            <text:p>2560</text:p>
          </table:table-cell>
          <table:table-cell table:formula="of:=[.UF2]+1" office:value-type="float" office:value="2561" calcext:value-type="float">
            <text:p>2561</text:p>
          </table:table-cell>
          <table:table-cell table:formula="of:=[.UG2]+1" office:value-type="float" office:value="2562" calcext:value-type="float">
            <text:p>2562</text:p>
          </table:table-cell>
          <table:table-cell table:formula="of:=[.UH2]+1" office:value-type="float" office:value="2563" calcext:value-type="float">
            <text:p>2563</text:p>
          </table:table-cell>
          <table:table-cell table:formula="of:=[.UI2]+1" office:value-type="float" office:value="2564" calcext:value-type="float">
            <text:p>2564</text:p>
          </table:table-cell>
          <table:table-cell table:formula="of:=[.UJ2]+1" office:value-type="float" office:value="2565" calcext:value-type="float">
            <text:p>2565</text:p>
          </table:table-cell>
          <table:table-cell table:formula="of:=[.UK2]+1" office:value-type="float" office:value="2566" calcext:value-type="float">
            <text:p>2566</text:p>
          </table:table-cell>
          <table:table-cell table:formula="of:=[.UL2]+1" office:value-type="float" office:value="2567" calcext:value-type="float">
            <text:p>2567</text:p>
          </table:table-cell>
          <table:table-cell table:formula="of:=[.UM2]+1" office:value-type="float" office:value="2568" calcext:value-type="float">
            <text:p>2568</text:p>
          </table:table-cell>
          <table:table-cell table:formula="of:=[.UN2]+1" office:value-type="float" office:value="2569" calcext:value-type="float">
            <text:p>2569</text:p>
          </table:table-cell>
          <table:table-cell table:formula="of:=[.UO2]+1" office:value-type="float" office:value="2570" calcext:value-type="float">
            <text:p>2570</text:p>
          </table:table-cell>
          <table:table-cell table:formula="of:=[.UP2]+1" office:value-type="float" office:value="2571" calcext:value-type="float">
            <text:p>2571</text:p>
          </table:table-cell>
          <table:table-cell table:formula="of:=[.UQ2]+1" office:value-type="float" office:value="2572" calcext:value-type="float">
            <text:p>2572</text:p>
          </table:table-cell>
          <table:table-cell table:formula="of:=[.UR2]+1" office:value-type="float" office:value="2573" calcext:value-type="float">
            <text:p>2573</text:p>
          </table:table-cell>
          <table:table-cell table:formula="of:=[.US2]+1" office:value-type="float" office:value="2574" calcext:value-type="float">
            <text:p>2574</text:p>
          </table:table-cell>
          <table:table-cell table:formula="of:=[.UT2]+1" office:value-type="float" office:value="2575" calcext:value-type="float">
            <text:p>2575</text:p>
          </table:table-cell>
          <table:table-cell table:formula="of:=[.UU2]+1" office:value-type="float" office:value="2576" calcext:value-type="float">
            <text:p>2576</text:p>
          </table:table-cell>
          <table:table-cell table:formula="of:=[.UV2]+1" office:value-type="float" office:value="2577" calcext:value-type="float">
            <text:p>2577</text:p>
          </table:table-cell>
          <table:table-cell table:formula="of:=[.UW2]+1" office:value-type="float" office:value="2578" calcext:value-type="float">
            <text:p>2578</text:p>
          </table:table-cell>
          <table:table-cell table:formula="of:=[.UX2]+1" office:value-type="float" office:value="2579" calcext:value-type="float">
            <text:p>2579</text:p>
          </table:table-cell>
          <table:table-cell table:formula="of:=[.UY2]+1" office:value-type="float" office:value="2580" calcext:value-type="float">
            <text:p>2580</text:p>
          </table:table-cell>
          <table:table-cell table:formula="of:=[.UZ2]+1" office:value-type="float" office:value="2581" calcext:value-type="float">
            <text:p>2581</text:p>
          </table:table-cell>
          <table:table-cell table:formula="of:=[.VA2]+1" office:value-type="float" office:value="2582" calcext:value-type="float">
            <text:p>2582</text:p>
          </table:table-cell>
          <table:table-cell table:formula="of:=[.VB2]+1" office:value-type="float" office:value="2583" calcext:value-type="float">
            <text:p>2583</text:p>
          </table:table-cell>
          <table:table-cell table:formula="of:=[.VC2]+1" office:value-type="float" office:value="2584" calcext:value-type="float">
            <text:p>2584</text:p>
          </table:table-cell>
          <table:table-cell table:formula="of:=[.VD2]+1" office:value-type="float" office:value="2585" calcext:value-type="float">
            <text:p>2585</text:p>
          </table:table-cell>
          <table:table-cell table:formula="of:=[.VE2]+1" office:value-type="float" office:value="2586" calcext:value-type="float">
            <text:p>2586</text:p>
          </table:table-cell>
          <table:table-cell table:formula="of:=[.VF2]+1" office:value-type="float" office:value="2587" calcext:value-type="float">
            <text:p>2587</text:p>
          </table:table-cell>
          <table:table-cell table:formula="of:=[.VG2]+1" office:value-type="float" office:value="2588" calcext:value-type="float">
            <text:p>2588</text:p>
          </table:table-cell>
          <table:table-cell table:formula="of:=[.VH2]+1" office:value-type="float" office:value="2589" calcext:value-type="float">
            <text:p>2589</text:p>
          </table:table-cell>
          <table:table-cell table:formula="of:=[.VI2]+1" office:value-type="float" office:value="2590" calcext:value-type="float">
            <text:p>2590</text:p>
          </table:table-cell>
          <table:table-cell table:formula="of:=[.VJ2]+1" office:value-type="float" office:value="2591" calcext:value-type="float">
            <text:p>2591</text:p>
          </table:table-cell>
          <table:table-cell table:formula="of:=[.VK2]+1" office:value-type="float" office:value="2592" calcext:value-type="float">
            <text:p>2592</text:p>
          </table:table-cell>
          <table:table-cell table:formula="of:=[.VL2]+1" office:value-type="float" office:value="2593" calcext:value-type="float">
            <text:p>2593</text:p>
          </table:table-cell>
          <table:table-cell table:formula="of:=[.VM2]+1" office:value-type="float" office:value="2594" calcext:value-type="float">
            <text:p>2594</text:p>
          </table:table-cell>
          <table:table-cell table:formula="of:=[.VN2]+1" office:value-type="float" office:value="2595" calcext:value-type="float">
            <text:p>2595</text:p>
          </table:table-cell>
          <table:table-cell table:formula="of:=[.VO2]+1" office:value-type="float" office:value="2596" calcext:value-type="float">
            <text:p>2596</text:p>
          </table:table-cell>
          <table:table-cell table:formula="of:=[.VP2]+1" office:value-type="float" office:value="2597" calcext:value-type="float">
            <text:p>2597</text:p>
          </table:table-cell>
          <table:table-cell table:formula="of:=[.VQ2]+1" office:value-type="float" office:value="2598" calcext:value-type="float">
            <text:p>2598</text:p>
          </table:table-cell>
          <table:table-cell table:formula="of:=[.VR2]+1" office:value-type="float" office:value="2599" calcext:value-type="float">
            <text:p>2599</text:p>
          </table:table-cell>
          <table:table-cell table:formula="of:=[.VS2]+1" office:value-type="float" office:value="2600" calcext:value-type="float">
            <text:p>2600</text:p>
          </table:table-cell>
          <table:table-cell table:formula="of:=[.VT2]+1" office:value-type="float" office:value="2601" calcext:value-type="float">
            <text:p>2601</text:p>
          </table:table-cell>
          <table:table-cell table:formula="of:=[.VU2]+1" office:value-type="float" office:value="2602" calcext:value-type="float">
            <text:p>2602</text:p>
          </table:table-cell>
          <table:table-cell table:formula="of:=[.VV2]+1" office:value-type="float" office:value="2603" calcext:value-type="float">
            <text:p>2603</text:p>
          </table:table-cell>
          <table:table-cell table:formula="of:=[.VW2]+1" office:value-type="float" office:value="2604" calcext:value-type="float">
            <text:p>2604</text:p>
          </table:table-cell>
          <table:table-cell table:formula="of:=[.VX2]+1" office:value-type="float" office:value="2605" calcext:value-type="float">
            <text:p>2605</text:p>
          </table:table-cell>
          <table:table-cell table:formula="of:=[.VY2]+1" office:value-type="float" office:value="2606" calcext:value-type="float">
            <text:p>2606</text:p>
          </table:table-cell>
          <table:table-cell table:formula="of:=[.VZ2]+1" office:value-type="float" office:value="2607" calcext:value-type="float">
            <text:p>2607</text:p>
          </table:table-cell>
          <table:table-cell table:formula="of:=[.WA2]+1" office:value-type="float" office:value="2608" calcext:value-type="float">
            <text:p>2608</text:p>
          </table:table-cell>
          <table:table-cell table:formula="of:=[.WB2]+1" office:value-type="float" office:value="2609" calcext:value-type="float">
            <text:p>2609</text:p>
          </table:table-cell>
          <table:table-cell table:formula="of:=[.WC2]+1" office:value-type="float" office:value="2610" calcext:value-type="float">
            <text:p>2610</text:p>
          </table:table-cell>
          <table:table-cell table:formula="of:=[.WD2]+1" office:value-type="float" office:value="2611" calcext:value-type="float">
            <text:p>2611</text:p>
          </table:table-cell>
          <table:table-cell table:formula="of:=[.WE2]+1" office:value-type="float" office:value="2612" calcext:value-type="float">
            <text:p>2612</text:p>
          </table:table-cell>
          <table:table-cell table:formula="of:=[.WF2]+1" office:value-type="float" office:value="2613" calcext:value-type="float">
            <text:p>2613</text:p>
          </table:table-cell>
          <table:table-cell table:formula="of:=[.WG2]+1" office:value-type="float" office:value="2614" calcext:value-type="float">
            <text:p>2614</text:p>
          </table:table-cell>
          <table:table-cell table:formula="of:=[.WH2]+1" office:value-type="float" office:value="2615" calcext:value-type="float">
            <text:p>2615</text:p>
          </table:table-cell>
          <table:table-cell table:formula="of:=[.WI2]+1" office:value-type="float" office:value="2616" calcext:value-type="float">
            <text:p>2616</text:p>
          </table:table-cell>
          <table:table-cell table:formula="of:=[.WJ2]+1" office:value-type="float" office:value="2617" calcext:value-type="float">
            <text:p>2617</text:p>
          </table:table-cell>
          <table:table-cell table:formula="of:=[.WK2]+1" office:value-type="float" office:value="2618" calcext:value-type="float">
            <text:p>2618</text:p>
          </table:table-cell>
        </table:table-row>
        <table:table-row table:style-name="ro1">
          <table:table-cell office:value-type="string" calcext:value-type="string">
            <text:p>Population</text:p>
          </table:table-cell>
          <table:table-cell office:value-type="float" office:value="1000" calcext:value-type="float">
            <text:p>1000</text:p>
          </table:table-cell>
          <table:table-cell table:formula="of:=[.B3]-[.$B$1]*[.B3]" office:value-type="float" office:value="800" calcext:value-type="float">
            <text:p>800</text:p>
          </table:table-cell>
          <table:table-cell table:formula="of:=[.C3]-[.$B$1]*[.C3]" office:value-type="float" office:value="640" calcext:value-type="float">
            <text:p>640</text:p>
          </table:table-cell>
          <table:table-cell table:formula="of:=[.D3]-[.$B$1]*[.D3]" office:value-type="float" office:value="512" calcext:value-type="float">
            <text:p>512</text:p>
          </table:table-cell>
          <table:table-cell table:formula="of:=[.E3]-[.$B$1]*[.E3]" office:value-type="float" office:value="409.6" calcext:value-type="float">
            <text:p>409.6</text:p>
          </table:table-cell>
          <table:table-cell table:formula="of:=[.F3]-[.$B$1]*[.F3]" office:value-type="float" office:value="327.68" calcext:value-type="float">
            <text:p>327.68</text:p>
          </table:table-cell>
          <table:table-cell table:formula="of:=[.G3]-[.$B$1]*[.G3]" office:value-type="float" office:value="262.144" calcext:value-type="float">
            <text:p>262.144</text:p>
          </table:table-cell>
          <table:table-cell table:formula="of:=[.H3]-[.$B$1]*[.H3]" office:value-type="float" office:value="209.7152" calcext:value-type="float">
            <text:p>209.7152</text:p>
          </table:table-cell>
          <table:table-cell table:formula="of:=[.I3]-[.$B$1]*[.I3]" office:value-type="float" office:value="167.77216" calcext:value-type="float">
            <text:p>167.77216</text:p>
          </table:table-cell>
          <table:table-cell table:formula="of:=[.J3]-[.$B$1]*[.J3]" office:value-type="float" office:value="134.217728" calcext:value-type="float">
            <text:p>134.217728</text:p>
          </table:table-cell>
          <table:table-cell table:formula="of:=[.K3]-[.$B$1]*[.K3]" office:value-type="float" office:value="107.3741824" calcext:value-type="float">
            <text:p>107.3741824</text:p>
          </table:table-cell>
          <table:table-cell table:formula="of:=[.L3]-[.$B$1]*[.L3]" office:value-type="float" office:value="85.89934592" calcext:value-type="float">
            <text:p>85.89934592</text:p>
          </table:table-cell>
          <table:table-cell table:formula="of:=[.M3]-[.$B$1]*[.M3]" office:value-type="float" office:value="68.719476736" calcext:value-type="float">
            <text:p>68.719476736</text:p>
          </table:table-cell>
          <table:table-cell table:formula="of:=[.N3]-[.$B$1]*[.N3]" office:value-type="float" office:value="54.9755813888" calcext:value-type="float">
            <text:p>54.9755813888</text:p>
          </table:table-cell>
          <table:table-cell table:formula="of:=[.O3]-[.$B$1]*[.O3]" office:value-type="float" office:value="43.98046511104" calcext:value-type="float">
            <text:p>43.980465111</text:p>
          </table:table-cell>
          <table:table-cell table:formula="of:=[.P3]-[.$B$1]*[.P3]" office:value-type="float" office:value="35.184372088832" calcext:value-type="float">
            <text:p>35.1843720888</text:p>
          </table:table-cell>
          <table:table-cell table:formula="of:=[.Q3]-[.$B$1]*[.Q3]" office:value-type="float" office:value="28.1474976710656" calcext:value-type="float">
            <text:p>28.1474976711</text:p>
          </table:table-cell>
          <table:table-cell table:formula="of:=[.R3]-[.$B$1]*[.R3]" office:value-type="float" office:value="22.5179981368525" calcext:value-type="float">
            <text:p>22.5179981369</text:p>
          </table:table-cell>
          <table:table-cell table:formula="of:=[.S3]-[.$B$1]*[.S3]" office:value-type="float" office:value="18.014398509482" calcext:value-type="float">
            <text:p>18.0143985095</text:p>
          </table:table-cell>
          <table:table-cell table:formula="of:=[.T3]-[.$B$1]*[.T3]" office:value-type="float" office:value="14.4115188075856" calcext:value-type="float">
            <text:p>14.4115188076</text:p>
          </table:table-cell>
          <table:table-cell table:formula="of:=[.U3]-[.$B$1]*[.U3]" office:value-type="float" office:value="11.5292150460685" calcext:value-type="float">
            <text:p>11.5292150461</text:p>
          </table:table-cell>
          <table:table-cell table:formula="of:=[.V3]-[.$B$1]*[.V3]" office:value-type="float" office:value="9.22337203685478" calcext:value-type="float">
            <text:p>9.2233720369</text:p>
          </table:table-cell>
          <table:table-cell table:formula="of:=[.W3]-[.$B$1]*[.W3]" office:value-type="float" office:value="7.37869762948382" calcext:value-type="float">
            <text:p>7.3786976295</text:p>
          </table:table-cell>
          <table:table-cell table:formula="of:=[.X3]-[.$B$1]*[.X3]" office:value-type="float" office:value="5.90295810358706" calcext:value-type="float">
            <text:p>5.9029581036</text:p>
          </table:table-cell>
          <table:table-cell table:formula="of:=[.Y3]-[.$B$1]*[.Y3]" office:value-type="float" office:value="4.72236648286965" calcext:value-type="float">
            <text:p>4.7223664829</text:p>
          </table:table-cell>
          <table:table-cell table:formula="of:=[.Z3]-[.$B$1]*[.Z3]" office:value-type="float" office:value="3.77789318629572" calcext:value-type="float">
            <text:p>3.7778931863</text:p>
          </table:table-cell>
          <table:table-cell table:formula="of:=[.AA3]-[.$B$1]*[.AA3]" office:value-type="float" office:value="3.02231454903657" calcext:value-type="float">
            <text:p>3.022314549</text:p>
          </table:table-cell>
          <table:table-cell table:formula="of:=[.AB3]-[.$B$1]*[.AB3]" office:value-type="float" office:value="2.41785163922926" calcext:value-type="float">
            <text:p>2.4178516392</text:p>
          </table:table-cell>
          <table:table-cell table:formula="of:=[.AC3]-[.$B$1]*[.AC3]" office:value-type="float" office:value="1.93428131138341" calcext:value-type="float">
            <text:p>1.9342813114</text:p>
          </table:table-cell>
          <table:table-cell table:formula="of:=[.AD3]-[.$B$1]*[.AD3]" office:value-type="float" office:value="1.54742504910673" calcext:value-type="float">
            <text:p>1.5474250491</text:p>
          </table:table-cell>
          <table:table-cell table:formula="of:=[.AE3]-[.$B$1]*[.AE3]" office:value-type="float" office:value="1.23794003928538" calcext:value-type="float">
            <text:p>1.2379400393</text:p>
          </table:table-cell>
          <table:table-cell table:formula="of:=[.AF3]-[.$B$1]*[.AF3]" office:value-type="float" office:value="0.990352031428304" calcext:value-type="float">
            <text:p>0.9903520314</text:p>
          </table:table-cell>
          <table:table-cell table:formula="of:=[.AG3]-[.$B$1]*[.AG3]" office:value-type="float" office:value="0.792281625142644" calcext:value-type="float">
            <text:p>0.7922816251</text:p>
          </table:table-cell>
          <table:table-cell table:formula="of:=[.AH3]-[.$B$1]*[.AH3]" office:value-type="float" office:value="0.633825300114115" calcext:value-type="float">
            <text:p>0.6338253001</text:p>
          </table:table-cell>
          <table:table-cell table:formula="of:=[.AI3]-[.$B$1]*[.AI3]" office:value-type="float" office:value="0.507060240091292" calcext:value-type="float">
            <text:p>0.5070602401</text:p>
          </table:table-cell>
          <table:table-cell table:formula="of:=[.AJ3]-[.$B$1]*[.AJ3]" office:value-type="float" office:value="0.405648192073034" calcext:value-type="float">
            <text:p>0.4056481921</text:p>
          </table:table-cell>
          <table:table-cell table:formula="of:=[.AK3]-[.$B$1]*[.AK3]" office:value-type="float" office:value="0.324518553658427" calcext:value-type="float">
            <text:p>0.3245185537</text:p>
          </table:table-cell>
          <table:table-cell table:formula="of:=[.AL3]-[.$B$1]*[.AL3]" office:value-type="float" office:value="0.259614842926741" calcext:value-type="float">
            <text:p>0.2596148429</text:p>
          </table:table-cell>
          <table:table-cell table:formula="of:=[.AM3]-[.$B$1]*[.AM3]" office:value-type="float" office:value="0.207691874341393" calcext:value-type="float">
            <text:p>0.2076918743</text:p>
          </table:table-cell>
          <table:table-cell table:formula="of:=[.AN3]-[.$B$1]*[.AN3]" office:value-type="float" office:value="0.166153499473115" calcext:value-type="float">
            <text:p>0.1661534995</text:p>
          </table:table-cell>
          <table:table-cell table:formula="of:=[.AO3]-[.$B$1]*[.AO3]" office:value-type="float" office:value="0.132922799578492" calcext:value-type="float">
            <text:p>0.1329227996</text:p>
          </table:table-cell>
          <table:table-cell table:formula="of:=[.AP3]-[.$B$1]*[.AP3]" office:value-type="float" office:value="0.106338239662793" calcext:value-type="float">
            <text:p>0.1063382397</text:p>
          </table:table-cell>
          <table:table-cell table:formula="of:=[.AQ3]-[.$B$1]*[.AQ3]" office:value-type="float" office:value="0.0850705917302347" calcext:value-type="float">
            <text:p>0.0850705917</text:p>
          </table:table-cell>
          <table:table-cell table:formula="of:=[.AR3]-[.$B$1]*[.AR3]" office:value-type="float" office:value="0.0680564733841877" calcext:value-type="float">
            <text:p>0.0680564734</text:p>
          </table:table-cell>
          <table:table-cell table:formula="of:=[.AS3]-[.$B$1]*[.AS3]" office:value-type="float" office:value="0.0544451787073502" calcext:value-type="float">
            <text:p>0.0544451787</text:p>
          </table:table-cell>
          <table:table-cell table:formula="of:=[.AT3]-[.$B$1]*[.AT3]" office:value-type="float" office:value="0.0435561429658801" calcext:value-type="float">
            <text:p>0.043556143</text:p>
          </table:table-cell>
          <table:table-cell table:formula="of:=[.AU3]-[.$B$1]*[.AU3]" office:value-type="float" office:value="0.0348449143727041" calcext:value-type="float">
            <text:p>0.0348449144</text:p>
          </table:table-cell>
          <table:table-cell table:formula="of:=[.AV3]-[.$B$1]*[.AV3]" office:value-type="float" office:value="0.0278759314981633" calcext:value-type="float">
            <text:p>0.0278759315</text:p>
          </table:table-cell>
          <table:table-cell table:formula="of:=[.AW3]-[.$B$1]*[.AW3]" office:value-type="float" office:value="0.0223007451985306" calcext:value-type="float">
            <text:p>0.0223007452</text:p>
          </table:table-cell>
          <table:table-cell table:formula="of:=[.AX3]-[.$B$1]*[.AX3]" office:value-type="float" office:value="0.0178405961588245" calcext:value-type="float">
            <text:p>0.0178405962</text:p>
          </table:table-cell>
          <table:table-cell table:formula="of:=[.AY3]-[.$B$1]*[.AY3]" office:value-type="float" office:value="0.0142724769270596" calcext:value-type="float">
            <text:p>0.0142724769</text:p>
          </table:table-cell>
          <table:table-cell table:formula="of:=[.AZ3]-[.$B$1]*[.AZ3]" office:value-type="float" office:value="0.0114179815416477" calcext:value-type="float">
            <text:p>0.0114179815</text:p>
          </table:table-cell>
          <table:table-cell table:formula="of:=[.BA3]-[.$B$1]*[.BA3]" office:value-type="float" office:value="0.00913438523331815" calcext:value-type="float">
            <text:p>0.0091343852</text:p>
          </table:table-cell>
          <table:table-cell table:formula="of:=[.BB3]-[.$B$1]*[.BB3]" office:value-type="float" office:value="0.00730750818665452" calcext:value-type="float">
            <text:p>0.0073075082</text:p>
          </table:table-cell>
          <table:table-cell table:formula="of:=[.BC3]-[.$B$1]*[.BC3]" office:value-type="float" office:value="0.00584600654932361" calcext:value-type="float">
            <text:p>0.0058460065</text:p>
          </table:table-cell>
          <table:table-cell table:formula="of:=[.BD3]-[.$B$1]*[.BD3]" office:value-type="float" office:value="0.00467680523945889" calcext:value-type="float">
            <text:p>0.0046768052</text:p>
          </table:table-cell>
          <table:table-cell table:formula="of:=[.BE3]-[.$B$1]*[.BE3]" office:value-type="float" office:value="0.00374144419156711" calcext:value-type="float">
            <text:p>0.0037414442</text:p>
          </table:table-cell>
          <table:table-cell table:formula="of:=[.BF3]-[.$B$1]*[.BF3]" office:value-type="float" office:value="0.00299315535325369" calcext:value-type="float">
            <text:p>0.0029931554</text:p>
          </table:table-cell>
          <table:table-cell table:formula="of:=[.BG3]-[.$B$1]*[.BG3]" office:value-type="float" office:value="0.00239452428260295" calcext:value-type="float">
            <text:p>0.0023945243</text:p>
          </table:table-cell>
          <table:table-cell table:formula="of:=[.BH3]-[.$B$1]*[.BH3]" office:value-type="float" office:value="0.00191561942608236" calcext:value-type="float">
            <text:p>0.0019156194</text:p>
          </table:table-cell>
          <table:table-cell table:formula="of:=[.BI3]-[.$B$1]*[.BI3]" office:value-type="float" office:value="0.00153249554086589" calcext:value-type="float">
            <text:p>0.0015324955</text:p>
          </table:table-cell>
          <table:table-cell table:formula="of:=[.BJ3]-[.$B$1]*[.BJ3]" office:value-type="float" office:value="0.00122599643269271" calcext:value-type="float">
            <text:p>0.0012259964</text:p>
          </table:table-cell>
          <table:table-cell table:formula="of:=[.BK3]-[.$B$1]*[.BK3]" office:value-type="float" office:value="0.000980797146154169" calcext:value-type="float">
            <text:p>0.0009807971</text:p>
          </table:table-cell>
          <table:table-cell table:formula="of:=[.BL3]-[.$B$1]*[.BL3]" office:value-type="float" office:value="0.000784637716923336" calcext:value-type="float">
            <text:p>0.0007846377</text:p>
          </table:table-cell>
          <table:table-cell table:formula="of:=[.BM3]-[.$B$1]*[.BM3]" office:value-type="float" office:value="0.000627710173538668" calcext:value-type="float">
            <text:p>0.0006277102</text:p>
          </table:table-cell>
          <table:table-cell table:formula="of:=[.BN3]-[.$B$1]*[.BN3]" office:value-type="float" office:value="0.000502168138830935" calcext:value-type="float">
            <text:p>0.0005021681</text:p>
          </table:table-cell>
          <table:table-cell table:formula="of:=[.BO3]-[.$B$1]*[.BO3]" office:value-type="float" office:value="0.000401734511064748" calcext:value-type="float">
            <text:p>0.0004017345</text:p>
          </table:table-cell>
          <table:table-cell table:formula="of:=[.BP3]-[.$B$1]*[.BP3]" office:value-type="float" office:value="0.000321387608851798" calcext:value-type="float">
            <text:p>0.0003213876</text:p>
          </table:table-cell>
          <table:table-cell table:formula="of:=[.BQ3]-[.$B$1]*[.BQ3]" office:value-type="float" office:value="0.000257110087081439" calcext:value-type="float">
            <text:p>0.0002571101</text:p>
          </table:table-cell>
          <table:table-cell table:formula="of:=[.BR3]-[.$B$1]*[.BR3]" office:value-type="float" office:value="0.000205688069665151" calcext:value-type="float">
            <text:p>0.0002056881</text:p>
          </table:table-cell>
          <table:table-cell table:formula="of:=[.BS3]-[.$B$1]*[.BS3]" office:value-type="float" office:value="0.000164550455732121" calcext:value-type="float">
            <text:p>0.0001645505</text:p>
          </table:table-cell>
          <table:table-cell table:formula="of:=[.BT3]-[.$B$1]*[.BT3]" office:value-type="float" office:value="0.000131640364585697" calcext:value-type="float">
            <text:p>0.0001316404</text:p>
          </table:table-cell>
          <table:table-cell table:formula="of:=[.BU3]-[.$B$1]*[.BU3]" office:value-type="float" office:value="0.000105312291668557" calcext:value-type="float">
            <text:p>0.0001053123</text:p>
          </table:table-cell>
          <table:table-cell table:formula="of:=[.BV3]-[.$B$1]*[.BV3]" office:value-type="float" office:value="0.0000842498333348458" calcext:value-type="float">
            <text:p>8.42498333348458E-005</text:p>
          </table:table-cell>
          <table:table-cell table:formula="of:=[.BW3]-[.$B$1]*[.BW3]" office:value-type="float" office:value="0.0000673998666678766" calcext:value-type="float">
            <text:p>6.73998666678766E-005</text:p>
          </table:table-cell>
          <table:table-cell table:formula="of:=[.BX3]-[.$B$1]*[.BX3]" office:value-type="float" office:value="0.0000539198933343013" calcext:value-type="float">
            <text:p>5.39198933343013E-005</text:p>
          </table:table-cell>
          <table:table-cell table:formula="of:=[.BY3]-[.$B$1]*[.BY3]" office:value-type="float" office:value="0.000043135914667441" calcext:value-type="float">
            <text:p>4.3135914667441E-005</text:p>
          </table:table-cell>
          <table:table-cell table:formula="of:=[.BZ3]-[.$B$1]*[.BZ3]" office:value-type="float" office:value="0.0000345087317339528" calcext:value-type="float">
            <text:p>3.45087317339528E-005</text:p>
          </table:table-cell>
          <table:table-cell table:formula="of:=[.CA3]-[.$B$1]*[.CA3]" office:value-type="float" office:value="0.0000276069853871623" calcext:value-type="float">
            <text:p>0.000027607</text:p>
          </table:table-cell>
          <table:table-cell table:formula="of:=[.CB3]-[.$B$1]*[.CB3]" office:value-type="float" office:value="0.0000220855883097298" calcext:value-type="float">
            <text:p>2.20855883097298E-005</text:p>
          </table:table-cell>
          <table:table-cell table:formula="of:=[.CC3]-[.$B$1]*[.CC3]" office:value-type="float" office:value="0.0000176684706477839" calcext:value-type="float">
            <text:p>1.76684706477839E-005</text:p>
          </table:table-cell>
          <table:table-cell table:formula="of:=[.CD3]-[.$B$1]*[.CD3]" office:value-type="float" office:value="0.0000141347765182271" calcext:value-type="float">
            <text:p>1.41347765182271E-005</text:p>
          </table:table-cell>
          <table:table-cell table:formula="of:=[.CE3]-[.$B$1]*[.CE3]" office:value-type="float" office:value="0.0000113078212145817" calcext:value-type="float">
            <text:p>1.13078212145817E-005</text:p>
          </table:table-cell>
          <table:table-cell table:formula="of:=[.CF3]-[.$B$1]*[.CF3]" office:value-type="float" office:value="0.00000904625697166533" calcext:value-type="float">
            <text:p>9.04625697166533E-006</text:p>
          </table:table-cell>
          <table:table-cell table:formula="of:=[.CG3]-[.$B$1]*[.CG3]" office:value-type="float" office:value="0.00000723700557733227" calcext:value-type="float">
            <text:p>0.000007237</text:p>
          </table:table-cell>
          <table:table-cell table:formula="of:=[.CH3]-[.$B$1]*[.CH3]" office:value-type="float" office:value="0.00000578960446186581" calcext:value-type="float">
            <text:p>5.78960446186581E-006</text:p>
          </table:table-cell>
          <table:table-cell table:formula="of:=[.CI3]-[.$B$1]*[.CI3]" office:value-type="float" office:value="0.00000463168356949265" calcext:value-type="float">
            <text:p>4.63168356949265E-006</text:p>
          </table:table-cell>
          <table:table-cell table:formula="of:=[.CJ3]-[.$B$1]*[.CJ3]" office:value-type="float" office:value="0.00000370534685559412" calcext:value-type="float">
            <text:p>3.70534685559412E-006</text:p>
          </table:table-cell>
          <table:table-cell table:formula="of:=[.CK3]-[.$B$1]*[.CK3]" office:value-type="float" office:value="0.0000029642774844753" calcext:value-type="float">
            <text:p>2.9642774844753E-006</text:p>
          </table:table-cell>
          <table:table-cell table:formula="of:=[.CL3]-[.$B$1]*[.CL3]" office:value-type="float" office:value="0.00000237142198758024" calcext:value-type="float">
            <text:p>2.37142198758024E-006</text:p>
          </table:table-cell>
          <table:table-cell table:formula="of:=[.CM3]-[.$B$1]*[.CM3]" office:value-type="float" office:value="0.00000189713759006419" calcext:value-type="float">
            <text:p>1.89713759006419E-006</text:p>
          </table:table-cell>
          <table:table-cell table:formula="of:=[.CN3]-[.$B$1]*[.CN3]" office:value-type="float" office:value="0.00000151771007205135" calcext:value-type="float">
            <text:p>1.51771007205135E-006</text:p>
          </table:table-cell>
          <table:table-cell table:formula="of:=[.CO3]-[.$B$1]*[.CO3]" office:value-type="float" office:value="0.00000121416805764108" calcext:value-type="float">
            <text:p>1.21416805764108E-006</text:p>
          </table:table-cell>
          <table:table-cell table:formula="of:=[.CP3]-[.$B$1]*[.CP3]" office:value-type="float" office:value="0.000000971334446112865" calcext:value-type="float">
            <text:p>9.71334446112865E-007</text:p>
          </table:table-cell>
          <table:table-cell table:formula="of:=[.CQ3]-[.$B$1]*[.CQ3]" office:value-type="float" office:value="0.000000777067556890292" calcext:value-type="float">
            <text:p>7.77067556890292E-007</text:p>
          </table:table-cell>
          <table:table-cell table:formula="of:=[.CR3]-[.$B$1]*[.CR3]" office:value-type="float" office:value="0.000000621654045512234" calcext:value-type="float">
            <text:p>6.21654045512234E-007</text:p>
          </table:table-cell>
          <table:table-cell table:formula="of:=[.CS3]-[.$B$1]*[.CS3]" office:value-type="float" office:value="0.000000497323236409787" calcext:value-type="float">
            <text:p>4.97323236409787E-007</text:p>
          </table:table-cell>
          <table:table-cell table:formula="of:=[.CT3]-[.$B$1]*[.CT3]" office:value-type="float" office:value="0.00000039785858912783" calcext:value-type="float">
            <text:p>3.9785858912783E-007</text:p>
          </table:table-cell>
          <table:table-cell table:formula="of:=[.CU3]-[.$B$1]*[.CU3]" office:value-type="float" office:value="0.000000318286871302264" calcext:value-type="float">
            <text:p>3.18286871302264E-007</text:p>
          </table:table-cell>
          <table:table-cell table:formula="of:=[.CV3]-[.$B$1]*[.CV3]" office:value-type="float" office:value="0.000000254629497041811" calcext:value-type="float">
            <text:p>2.54629497041811E-007</text:p>
          </table:table-cell>
          <table:table-cell table:formula="of:=[.CW3]-[.$B$1]*[.CW3]" office:value-type="float" office:value="0.000000203703597633449" calcext:value-type="float">
            <text:p>2.03703597633449E-007</text:p>
          </table:table-cell>
          <table:table-cell table:formula="of:=[.CX3]-[.$B$1]*[.CX3]" office:value-type="float" office:value="0.000000162962878106759" calcext:value-type="float">
            <text:p>0.000000163</text:p>
          </table:table-cell>
          <table:table-cell table:formula="of:=[.CY3]-[.$B$1]*[.CY3]" office:value-type="float" office:value="0.000000130370302485407" calcext:value-type="float">
            <text:p>1.30370302485407E-007</text:p>
          </table:table-cell>
          <table:table-cell table:formula="of:=[.CZ3]-[.$B$1]*[.CZ3]" office:value-type="float" office:value="0.000000104296241988326" calcext:value-type="float">
            <text:p>1.04296241988326E-007</text:p>
          </table:table-cell>
          <table:table-cell table:formula="of:=[.DA3]-[.$B$1]*[.DA3]" office:value-type="float" office:value="0.0000000834369935906606" calcext:value-type="float">
            <text:p>8.34369935906606E-008</text:p>
          </table:table-cell>
          <table:table-cell table:formula="of:=[.DB3]-[.$B$1]*[.DB3]" office:value-type="float" office:value="0.0000000667495948725285" calcext:value-type="float">
            <text:p>6.67495948725285E-008</text:p>
          </table:table-cell>
          <table:table-cell table:formula="of:=[.DC3]-[.$B$1]*[.DC3]" office:value-type="float" office:value="0.0000000533996758980228" calcext:value-type="float">
            <text:p>5.33996758980228E-008</text:p>
          </table:table-cell>
          <table:table-cell table:formula="of:=[.DD3]-[.$B$1]*[.DD3]" office:value-type="float" office:value="0.0000000427197407184182" calcext:value-type="float">
            <text:p>4.27197407184182E-008</text:p>
          </table:table-cell>
          <table:table-cell table:formula="of:=[.DE3]-[.$B$1]*[.DE3]" office:value-type="float" office:value="0.0000000341757925747346" calcext:value-type="float">
            <text:p>3.41757925747346E-008</text:p>
          </table:table-cell>
          <table:table-cell table:formula="of:=[.DF3]-[.$B$1]*[.DF3]" office:value-type="float" office:value="0.0000000273406340597877" calcext:value-type="float">
            <text:p>2.73406340597877E-008</text:p>
          </table:table-cell>
          <table:table-cell table:formula="of:=[.DG3]-[.$B$1]*[.DG3]" office:value-type="float" office:value="0.0000000218725072478301" calcext:value-type="float">
            <text:p>2.18725072478301E-008</text:p>
          </table:table-cell>
          <table:table-cell table:formula="of:=[.DH3]-[.$B$1]*[.DH3]" office:value-type="float" office:value="0.0000000174980057982641" calcext:value-type="float">
            <text:p>1.74980057982641E-008</text:p>
          </table:table-cell>
          <table:table-cell table:formula="of:=[.DI3]-[.$B$1]*[.DI3]" office:value-type="float" office:value="0.0000000139984046386113" calcext:value-type="float">
            <text:p>0.000000014</text:p>
          </table:table-cell>
          <table:table-cell table:formula="of:=[.DJ3]-[.$B$1]*[.DJ3]" office:value-type="float" office:value="0.000000011198723710889" calcext:value-type="float">
            <text:p>1.1198723710889E-008</text:p>
          </table:table-cell>
          <table:table-cell table:formula="of:=[.DK3]-[.$B$1]*[.DK3]" office:value-type="float" office:value="0.00000000895897896871123" calcext:value-type="float">
            <text:p>0.000000009</text:p>
          </table:table-cell>
          <table:table-cell table:formula="of:=[.DL3]-[.$B$1]*[.DL3]" office:value-type="float" office:value="0.00000000716718317496898" calcext:value-type="float">
            <text:p>7.16718317496898E-009</text:p>
          </table:table-cell>
          <table:table-cell table:formula="of:=[.DM3]-[.$B$1]*[.DM3]" office:value-type="float" office:value="0.00000000573374653997518" calcext:value-type="float">
            <text:p>5.73374653997518E-009</text:p>
          </table:table-cell>
          <table:table-cell table:formula="of:=[.DN3]-[.$B$1]*[.DN3]" office:value-type="float" office:value="0.00000000458699723198015" calcext:value-type="float">
            <text:p>4.58699723198015E-009</text:p>
          </table:table-cell>
          <table:table-cell table:formula="of:=[.DO3]-[.$B$1]*[.DO3]" office:value-type="float" office:value="0.00000000366959778558412" calcext:value-type="float">
            <text:p>3.66959778558412E-009</text:p>
          </table:table-cell>
          <table:table-cell table:formula="of:=[.DP3]-[.$B$1]*[.DP3]" office:value-type="float" office:value="0.00000000293567822846729" calcext:value-type="float">
            <text:p>2.93567822846729E-009</text:p>
          </table:table-cell>
          <table:table-cell table:formula="of:=[.DQ3]-[.$B$1]*[.DQ3]" office:value-type="float" office:value="0.00000000234854258277383" calcext:value-type="float">
            <text:p>2.34854258277383E-009</text:p>
          </table:table-cell>
          <table:table-cell table:formula="of:=[.DR3]-[.$B$1]*[.DR3]" office:value-type="float" office:value="0.00000000187883406621907" calcext:value-type="float">
            <text:p>1.87883406621907E-009</text:p>
          </table:table-cell>
          <table:table-cell table:formula="of:=[.DS3]-[.$B$1]*[.DS3]" office:value-type="float" office:value="0.00000000150306725297525" calcext:value-type="float">
            <text:p>1.50306725297525E-009</text:p>
          </table:table-cell>
          <table:table-cell table:formula="of:=[.DT3]-[.$B$1]*[.DT3]" office:value-type="float" office:value="0.0000000012024538023802" calcext:value-type="float">
            <text:p>1.2024538023802E-009</text:p>
          </table:table-cell>
          <table:table-cell table:formula="of:=[.DU3]-[.$B$1]*[.DU3]" office:value-type="float" office:value="0.000000000961963041904163" calcext:value-type="float">
            <text:p>0.000000001</text:p>
          </table:table-cell>
          <table:table-cell table:formula="of:=[.DV3]-[.$B$1]*[.DV3]" office:value-type="float" office:value="0.00000000076957043352333" calcext:value-type="float">
            <text:p>7.6957043352333E-010</text:p>
          </table:table-cell>
          <table:table-cell table:formula="of:=[.DW3]-[.$B$1]*[.DW3]" office:value-type="float" office:value="0.000000000615656346818664" calcext:value-type="float">
            <text:p>6.15656346818664E-010</text:p>
          </table:table-cell>
          <table:table-cell table:formula="of:=[.DX3]-[.$B$1]*[.DX3]" office:value-type="float" office:value="0.000000000492525077454931" calcext:value-type="float">
            <text:p>4.92525077454931E-010</text:p>
          </table:table-cell>
          <table:table-cell table:formula="of:=[.DY3]-[.$B$1]*[.DY3]" office:value-type="float" office:value="0.000000000394020061963945" calcext:value-type="float">
            <text:p>3.94020061963945E-010</text:p>
          </table:table-cell>
          <table:table-cell table:formula="of:=[.DZ3]-[.$B$1]*[.DZ3]" office:value-type="float" office:value="0.000000000315216049571156" calcext:value-type="float">
            <text:p>3.15216049571156E-010</text:p>
          </table:table-cell>
          <table:table-cell table:formula="of:=[.EA3]-[.$B$1]*[.EA3]" office:value-type="float" office:value="0.000000000252172839656925" calcext:value-type="float">
            <text:p>2.52172839656925E-010</text:p>
          </table:table-cell>
          <table:table-cell table:formula="of:=[.EB3]-[.$B$1]*[.EB3]" office:value-type="float" office:value="0.00000000020173827172554" calcext:value-type="float">
            <text:p>2.0173827172554E-010</text:p>
          </table:table-cell>
          <table:table-cell table:formula="of:=[.EC3]-[.$B$1]*[.EC3]" office:value-type="float" office:value="0.000000000161390617380432" calcext:value-type="float">
            <text:p>1.61390617380432E-010</text:p>
          </table:table-cell>
          <table:table-cell table:formula="of:=[.ED3]-[.$B$1]*[.ED3]" office:value-type="float" office:value="0.000000000129112493904346" calcext:value-type="float">
            <text:p>1.29112493904346E-010</text:p>
          </table:table-cell>
          <table:table-cell table:formula="of:=[.EE3]-[.$B$1]*[.EE3]" office:value-type="float" office:value="0.000000000103289995123476" calcext:value-type="float">
            <text:p>1.03289995123476E-010</text:p>
          </table:table-cell>
          <table:table-cell table:formula="of:=[.EF3]-[.$B$1]*[.EF3]" office:value-type="float" office:value="0.0000000000826319960987812" calcext:value-type="float">
            <text:p>8.26319960987812E-011</text:p>
          </table:table-cell>
          <table:table-cell table:formula="of:=[.EG3]-[.$B$1]*[.EG3]" office:value-type="float" office:value="0.0000000000661055968790249" calcext:value-type="float">
            <text:p>6.61055968790249E-011</text:p>
          </table:table-cell>
          <table:table-cell table:formula="of:=[.EH3]-[.$B$1]*[.EH3]" office:value-type="float" office:value="0.0000000000528844775032199" calcext:value-type="float">
            <text:p>5.28844775032199E-011</text:p>
          </table:table-cell>
          <table:table-cell table:formula="of:=[.EI3]-[.$B$1]*[.EI3]" office:value-type="float" office:value="0.000000000042307582002576" calcext:value-type="float">
            <text:p>4.2307582002576E-011</text:p>
          </table:table-cell>
          <table:table-cell table:formula="of:=[.EJ3]-[.$B$1]*[.EJ3]" office:value-type="float" office:value="0.0000000000338460656020608" calcext:value-type="float">
            <text:p>3.38460656020608E-011</text:p>
          </table:table-cell>
          <table:table-cell table:formula="of:=[.EK3]-[.$B$1]*[.EK3]" office:value-type="float" office:value="0.0000000000270768524816486" calcext:value-type="float">
            <text:p>2.70768524816486E-011</text:p>
          </table:table-cell>
          <table:table-cell table:formula="of:=[.EL3]-[.$B$1]*[.EL3]" office:value-type="float" office:value="0.0000000000216614819853189" calcext:value-type="float">
            <text:p>2.16614819853189E-011</text:p>
          </table:table-cell>
          <table:table-cell table:formula="of:=[.EM3]-[.$B$1]*[.EM3]" office:value-type="float" office:value="0.0000000000173291855882551" calcext:value-type="float">
            <text:p>1.73291855882551E-011</text:p>
          </table:table-cell>
          <table:table-cell table:formula="of:=[.EN3]-[.$B$1]*[.EN3]" office:value-type="float" office:value="0.0000000000138633484706041" calcext:value-type="float">
            <text:p>1.38633484706041E-011</text:p>
          </table:table-cell>
          <table:table-cell table:formula="of:=[.EO3]-[.$B$1]*[.EO3]" office:value-type="float" office:value="0.0000000000110906787764833" calcext:value-type="float">
            <text:p>1.10906787764833E-011</text:p>
          </table:table-cell>
          <table:table-cell table:formula="of:=[.EP3]-[.$B$1]*[.EP3]" office:value-type="float" office:value="0.00000000000887254302118662" calcext:value-type="float">
            <text:p>8.87254302118662E-012</text:p>
          </table:table-cell>
          <table:table-cell table:formula="of:=[.EQ3]-[.$B$1]*[.EQ3]" office:value-type="float" office:value="0.00000000000709803441694929" calcext:value-type="float">
            <text:p>7.09803441694929E-012</text:p>
          </table:table-cell>
          <table:table-cell table:formula="of:=[.ER3]-[.$B$1]*[.ER3]" office:value-type="float" office:value="0.00000000000567842753355943" calcext:value-type="float">
            <text:p>5.67842753355943E-012</text:p>
          </table:table-cell>
          <table:table-cell table:formula="of:=[.ES3]-[.$B$1]*[.ES3]" office:value-type="float" office:value="0.00000000000454274202684755" calcext:value-type="float">
            <text:p>4.54274202684755E-012</text:p>
          </table:table-cell>
          <table:table-cell table:formula="of:=[.ET3]-[.$B$1]*[.ET3]" office:value-type="float" office:value="0.00000000000363419362147804" calcext:value-type="float">
            <text:p>3.63419362147804E-012</text:p>
          </table:table-cell>
          <table:table-cell table:formula="of:=[.EU3]-[.$B$1]*[.EU3]" office:value-type="float" office:value="0.00000000000290735489718243" calcext:value-type="float">
            <text:p>2.90735489718243E-012</text:p>
          </table:table-cell>
          <table:table-cell table:formula="of:=[.EV3]-[.$B$1]*[.EV3]" office:value-type="float" office:value="0.00000000000232588391774594" calcext:value-type="float">
            <text:p>2.32588391774594E-012</text:p>
          </table:table-cell>
          <table:table-cell table:formula="of:=[.EW3]-[.$B$1]*[.EW3]" office:value-type="float" office:value="0.00000000000186070713419676" calcext:value-type="float">
            <text:p>1.86070713419676E-012</text:p>
          </table:table-cell>
          <table:table-cell table:formula="of:=[.EX3]-[.$B$1]*[.EX3]" office:value-type="float" office:value="0.0000000000014885657073574" calcext:value-type="float">
            <text:p>1.4885657073574E-012</text:p>
          </table:table-cell>
          <table:table-cell table:formula="of:=[.EY3]-[.$B$1]*[.EY3]" office:value-type="float" office:value="0.00000000000119085256588592" calcext:value-type="float">
            <text:p>1.19085256588592E-012</text:p>
          </table:table-cell>
          <table:table-cell table:formula="of:=[.EZ3]-[.$B$1]*[.EZ3]" office:value-type="float" office:value="0.000000000000952682052708739" calcext:value-type="float">
            <text:p>9.52682052708739E-013</text:p>
          </table:table-cell>
          <table:table-cell table:formula="of:=[.FA3]-[.$B$1]*[.FA3]" office:value-type="float" office:value="0.000000000000762145642166991" calcext:value-type="float">
            <text:p>7.62145642166991E-013</text:p>
          </table:table-cell>
          <table:table-cell table:formula="of:=[.FB3]-[.$B$1]*[.FB3]" office:value-type="float" office:value="0.000000000000609716513733593" calcext:value-type="float">
            <text:p>6.09716513733593E-013</text:p>
          </table:table-cell>
          <table:table-cell table:formula="of:=[.FC3]-[.$B$1]*[.FC3]" office:value-type="float" office:value="0.000000000000487773210986874" calcext:value-type="float">
            <text:p>4.87773210986874E-013</text:p>
          </table:table-cell>
          <table:table-cell table:formula="of:=[.FD3]-[.$B$1]*[.FD3]" office:value-type="float" office:value="0.000000000000390218568789499" calcext:value-type="float">
            <text:p>3.90218568789499E-013</text:p>
          </table:table-cell>
          <table:table-cell table:formula="of:=[.FE3]-[.$B$1]*[.FE3]" office:value-type="float" office:value="0.0000000000003121748550316" calcext:value-type="float">
            <text:p>3.121748550316E-013</text:p>
          </table:table-cell>
          <table:table-cell table:formula="of:=[.FF3]-[.$B$1]*[.FF3]" office:value-type="float" office:value="0.00000000000024973988402528" calcext:value-type="float">
            <text:p>2.4973988402528E-013</text:p>
          </table:table-cell>
          <table:table-cell table:formula="of:=[.FG3]-[.$B$1]*[.FG3]" office:value-type="float" office:value="0.000000000000199791907220224" calcext:value-type="float">
            <text:p>1.99791907220224E-013</text:p>
          </table:table-cell>
          <table:table-cell table:formula="of:=[.FH3]-[.$B$1]*[.FH3]" office:value-type="float" office:value="0.000000000000159833525776179" calcext:value-type="float">
            <text:p>1.59833525776179E-013</text:p>
          </table:table-cell>
          <table:table-cell table:formula="of:=[.FI3]-[.$B$1]*[.FI3]" office:value-type="float" office:value="0.000000000000127866820620943" calcext:value-type="float">
            <text:p>1.27866820620943E-013</text:p>
          </table:table-cell>
          <table:table-cell table:formula="of:=[.FJ3]-[.$B$1]*[.FJ3]" office:value-type="float" office:value="0.000000000000102293456496755" calcext:value-type="float">
            <text:p>1.02293456496755E-013</text:p>
          </table:table-cell>
          <table:table-cell table:formula="of:=[.FK3]-[.$B$1]*[.FK3]" office:value-type="float" office:value="0.0000000000000818347651974036" calcext:value-type="float">
            <text:p>8.18347651974036E-014</text:p>
          </table:table-cell>
          <table:table-cell table:formula="of:=[.FL3]-[.$B$1]*[.FL3]" office:value-type="float" office:value="0.0000000000000654678121579229" calcext:value-type="float">
            <text:p>6.54678121579229E-014</text:p>
          </table:table-cell>
          <table:table-cell table:formula="of:=[.FM3]-[.$B$1]*[.FM3]" office:value-type="float" office:value="0.0000000000000523742497263383" calcext:value-type="float">
            <text:p>5.23742497263383E-014</text:p>
          </table:table-cell>
          <table:table-cell table:formula="of:=[.FN3]-[.$B$1]*[.FN3]" office:value-type="float" office:value="0.0000000000000418993997810707" calcext:value-type="float">
            <text:p>4.18993997810707E-014</text:p>
          </table:table-cell>
          <table:table-cell table:formula="of:=[.FO3]-[.$B$1]*[.FO3]" office:value-type="float" office:value="0.0000000000000335195198248565" calcext:value-type="float">
            <text:p>3.35195198248565E-014</text:p>
          </table:table-cell>
          <table:table-cell table:formula="of:=[.FP3]-[.$B$1]*[.FP3]" office:value-type="float" office:value="0.0000000000000268156158598852" calcext:value-type="float">
            <text:p>2.68156158598852E-014</text:p>
          </table:table-cell>
          <table:table-cell table:formula="of:=[.FQ3]-[.$B$1]*[.FQ3]" office:value-type="float" office:value="0.0000000000000214524926879082" calcext:value-type="float">
            <text:p>2.14524926879082E-014</text:p>
          </table:table-cell>
          <table:table-cell table:formula="of:=[.FR3]-[.$B$1]*[.FR3]" office:value-type="float" office:value="0.0000000000000171619941503265" calcext:value-type="float">
            <text:p>1.71619941503265E-014</text:p>
          </table:table-cell>
          <table:table-cell table:formula="of:=[.FS3]-[.$B$1]*[.FS3]" office:value-type="float" office:value="0.0000000000000137295953202612" calcext:value-type="float">
            <text:p>1.37295953202612E-014</text:p>
          </table:table-cell>
          <table:table-cell table:formula="of:=[.FT3]-[.$B$1]*[.FT3]" office:value-type="float" office:value="0.000000000000010983676256209" calcext:value-type="float">
            <text:p>1.0983676256209E-014</text:p>
          </table:table-cell>
          <table:table-cell table:formula="of:=[.FU3]-[.$B$1]*[.FU3]" office:value-type="float" office:value="8.78694100496719E-015" calcext:value-type="float">
            <text:p>8.78694100496719E-015</text:p>
          </table:table-cell>
          <table:table-cell table:formula="of:=[.FV3]-[.$B$1]*[.FV3]" office:value-type="float" office:value="7.02955280397375E-015" calcext:value-type="float">
            <text:p>7.02955280397375E-015</text:p>
          </table:table-cell>
          <table:table-cell table:formula="of:=[.FW3]-[.$B$1]*[.FW3]" office:value-type="float" office:value="5.623642243179E-015" calcext:value-type="float">
            <text:p>5.623642243179E-015</text:p>
          </table:table-cell>
          <table:table-cell table:formula="of:=[.FX3]-[.$B$1]*[.FX3]" office:value-type="float" office:value="4.4989137945432E-015" calcext:value-type="float">
            <text:p>4.4989137945432E-015</text:p>
          </table:table-cell>
          <table:table-cell table:formula="of:=[.FY3]-[.$B$1]*[.FY3]" office:value-type="float" office:value="3.59913103563456E-015" calcext:value-type="float">
            <text:p>3.59913103563456E-015</text:p>
          </table:table-cell>
          <table:table-cell table:formula="of:=[.FZ3]-[.$B$1]*[.FZ3]" office:value-type="float" office:value="2.87930482850765E-015" calcext:value-type="float">
            <text:p>2.87930482850765E-015</text:p>
          </table:table-cell>
          <table:table-cell table:formula="of:=[.GA3]-[.$B$1]*[.GA3]" office:value-type="float" office:value="2.30344386280612E-015" calcext:value-type="float">
            <text:p>2.30344386280612E-015</text:p>
          </table:table-cell>
          <table:table-cell table:formula="of:=[.GB3]-[.$B$1]*[.GB3]" office:value-type="float" office:value="1.8427550902449E-015" calcext:value-type="float">
            <text:p>1.8427550902449E-015</text:p>
          </table:table-cell>
          <table:table-cell table:formula="of:=[.GC3]-[.$B$1]*[.GC3]" office:value-type="float" office:value="1.47420407219592E-015" calcext:value-type="float">
            <text:p>1.47420407219592E-015</text:p>
          </table:table-cell>
          <table:table-cell table:formula="of:=[.GD3]-[.$B$1]*[.GD3]" office:value-type="float" office:value="1.17936325775673E-015" calcext:value-type="float">
            <text:p>1.17936325775673E-015</text:p>
          </table:table-cell>
          <table:table-cell table:formula="of:=[.GE3]-[.$B$1]*[.GE3]" office:value-type="float" office:value="9.43490606205386E-016" calcext:value-type="float">
            <text:p>9.43490606205386E-016</text:p>
          </table:table-cell>
          <table:table-cell table:formula="of:=[.GF3]-[.$B$1]*[.GF3]" office:value-type="float" office:value="7.54792484964309E-016" calcext:value-type="float">
            <text:p>7.54792484964309E-016</text:p>
          </table:table-cell>
          <table:table-cell table:formula="of:=[.GG3]-[.$B$1]*[.GG3]" office:value-type="float" office:value="6.03833987971447E-016" calcext:value-type="float">
            <text:p>6.03833987971447E-016</text:p>
          </table:table-cell>
          <table:table-cell table:formula="of:=[.GH3]-[.$B$1]*[.GH3]" office:value-type="float" office:value="4.83067190377158E-016" calcext:value-type="float">
            <text:p>4.83067190377158E-016</text:p>
          </table:table-cell>
          <table:table-cell table:formula="of:=[.GI3]-[.$B$1]*[.GI3]" office:value-type="float" office:value="3.86453752301726E-016" calcext:value-type="float">
            <text:p>3.86453752301726E-016</text:p>
          </table:table-cell>
          <table:table-cell table:formula="of:=[.GJ3]-[.$B$1]*[.GJ3]" office:value-type="float" office:value="3.09163001841381E-016" calcext:value-type="float">
            <text:p>3.09163001841381E-016</text:p>
          </table:table-cell>
          <table:table-cell table:formula="of:=[.GK3]-[.$B$1]*[.GK3]" office:value-type="float" office:value="2.47330401473105E-016" calcext:value-type="float">
            <text:p>2.47330401473105E-016</text:p>
          </table:table-cell>
          <table:table-cell table:formula="of:=[.GL3]-[.$B$1]*[.GL3]" office:value-type="float" office:value="1.97864321178484E-016" calcext:value-type="float">
            <text:p>1.97864321178484E-016</text:p>
          </table:table-cell>
          <table:table-cell table:formula="of:=[.GM3]-[.$B$1]*[.GM3]" office:value-type="float" office:value="1.58291456942787E-016" calcext:value-type="float">
            <text:p>1.58291456942787E-016</text:p>
          </table:table-cell>
          <table:table-cell table:formula="of:=[.GN3]-[.$B$1]*[.GN3]" office:value-type="float" office:value="1.2663316555423E-016" calcext:value-type="float">
            <text:p>1.2663316555423E-016</text:p>
          </table:table-cell>
          <table:table-cell table:formula="of:=[.GO3]-[.$B$1]*[.GO3]" office:value-type="float" office:value="1.01306532443384E-016" calcext:value-type="float">
            <text:p>1.01306532443384E-016</text:p>
          </table:table-cell>
          <table:table-cell table:formula="of:=[.GP3]-[.$B$1]*[.GP3]" office:value-type="float" office:value="8.1045225954707E-017" calcext:value-type="float">
            <text:p>8.1045225954707E-017</text:p>
          </table:table-cell>
          <table:table-cell table:formula="of:=[.GQ3]-[.$B$1]*[.GQ3]" office:value-type="float" office:value="6.48361807637656E-017" calcext:value-type="float">
            <text:p>6.48361807637656E-017</text:p>
          </table:table-cell>
          <table:table-cell table:formula="of:=[.GR3]-[.$B$1]*[.GR3]" office:value-type="float" office:value="5.18689446110125E-017" calcext:value-type="float">
            <text:p>5.18689446110125E-017</text:p>
          </table:table-cell>
          <table:table-cell table:formula="of:=[.GS3]-[.$B$1]*[.GS3]" office:value-type="float" office:value="4.149515568881E-017" calcext:value-type="float">
            <text:p>4.149515568881E-017</text:p>
          </table:table-cell>
          <table:table-cell table:formula="of:=[.GT3]-[.$B$1]*[.GT3]" office:value-type="float" office:value="3.3196124551048E-017" calcext:value-type="float">
            <text:p>3.3196124551048E-017</text:p>
          </table:table-cell>
          <table:table-cell table:formula="of:=[.GU3]-[.$B$1]*[.GU3]" office:value-type="float" office:value="2.65568996408384E-017" calcext:value-type="float">
            <text:p>2.65568996408384E-017</text:p>
          </table:table-cell>
          <table:table-cell table:formula="of:=[.GV3]-[.$B$1]*[.GV3]" office:value-type="float" office:value="2.12455197126707E-017" calcext:value-type="float">
            <text:p>2.12455197126707E-017</text:p>
          </table:table-cell>
          <table:table-cell table:formula="of:=[.GW3]-[.$B$1]*[.GW3]" office:value-type="float" office:value="1.69964157701366E-017" calcext:value-type="float">
            <text:p>1.69964157701366E-017</text:p>
          </table:table-cell>
          <table:table-cell table:formula="of:=[.GX3]-[.$B$1]*[.GX3]" office:value-type="float" office:value="1.35971326161093E-017" calcext:value-type="float">
            <text:p>1.35971326161093E-017</text:p>
          </table:table-cell>
          <table:table-cell table:formula="of:=[.GY3]-[.$B$1]*[.GY3]" office:value-type="float" office:value="1.08777060928874E-017" calcext:value-type="float">
            <text:p>1.08777060928874E-017</text:p>
          </table:table-cell>
          <table:table-cell table:formula="of:=[.GZ3]-[.$B$1]*[.GZ3]" office:value-type="float" office:value="8.70216487430992E-018" calcext:value-type="float">
            <text:p>8.70216487430992E-018</text:p>
          </table:table-cell>
          <table:table-cell table:formula="of:=[.HA3]-[.$B$1]*[.HA3]" office:value-type="float" office:value="6.96173189944794E-018" calcext:value-type="float">
            <text:p>6.96173189944794E-018</text:p>
          </table:table-cell>
          <table:table-cell table:formula="of:=[.HB3]-[.$B$1]*[.HB3]" office:value-type="float" office:value="5.56938551955835E-018" calcext:value-type="float">
            <text:p>5.56938551955835E-018</text:p>
          </table:table-cell>
          <table:table-cell table:formula="of:=[.HC3]-[.$B$1]*[.HC3]" office:value-type="float" office:value="4.45550841564668E-018" calcext:value-type="float">
            <text:p>4.45550841564668E-018</text:p>
          </table:table-cell>
          <table:table-cell table:formula="of:=[.HD3]-[.$B$1]*[.HD3]" office:value-type="float" office:value="3.56440673251734E-018" calcext:value-type="float">
            <text:p>3.56440673251734E-018</text:p>
          </table:table-cell>
          <table:table-cell table:formula="of:=[.HE3]-[.$B$1]*[.HE3]" office:value-type="float" office:value="2.85152538601388E-018" calcext:value-type="float">
            <text:p>2.85152538601388E-018</text:p>
          </table:table-cell>
          <table:table-cell table:formula="of:=[.HF3]-[.$B$1]*[.HF3]" office:value-type="float" office:value="2.2812203088111E-018" calcext:value-type="float">
            <text:p>2.2812203088111E-018</text:p>
          </table:table-cell>
          <table:table-cell table:formula="of:=[.HG3]-[.$B$1]*[.HG3]" office:value-type="float" office:value="1.82497624704888E-018" calcext:value-type="float">
            <text:p>1.82497624704888E-018</text:p>
          </table:table-cell>
          <table:table-cell table:formula="of:=[.HH3]-[.$B$1]*[.HH3]" office:value-type="float" office:value="1.4599809976391E-018" calcext:value-type="float">
            <text:p>1.4599809976391E-018</text:p>
          </table:table-cell>
          <table:table-cell table:formula="of:=[.HI3]-[.$B$1]*[.HI3]" office:value-type="float" office:value="1.16798479811128E-018" calcext:value-type="float">
            <text:p>1.16798479811128E-018</text:p>
          </table:table-cell>
          <table:table-cell table:formula="of:=[.HJ3]-[.$B$1]*[.HJ3]" office:value-type="float" office:value="9.34387838489027E-019" calcext:value-type="float">
            <text:p>9.34387838489027E-019</text:p>
          </table:table-cell>
          <table:table-cell table:formula="of:=[.HK3]-[.$B$1]*[.HK3]" office:value-type="float" office:value="7.47510270791222E-019" calcext:value-type="float">
            <text:p>7.47510270791222E-019</text:p>
          </table:table-cell>
          <table:table-cell table:formula="of:=[.HL3]-[.$B$1]*[.HL3]" office:value-type="float" office:value="5.98008216632977E-019" calcext:value-type="float">
            <text:p>5.98008216632977E-019</text:p>
          </table:table-cell>
          <table:table-cell table:formula="of:=[.HM3]-[.$B$1]*[.HM3]" office:value-type="float" office:value="4.78406573306382E-019" calcext:value-type="float">
            <text:p>4.78406573306382E-019</text:p>
          </table:table-cell>
          <table:table-cell table:formula="of:=[.HN3]-[.$B$1]*[.HN3]" office:value-type="float" office:value="3.82725258645105E-019" calcext:value-type="float">
            <text:p>3.82725258645105E-019</text:p>
          </table:table-cell>
          <table:table-cell table:formula="of:=[.HO3]-[.$B$1]*[.HO3]" office:value-type="float" office:value="3.06180206916084E-019" calcext:value-type="float">
            <text:p>3.06180206916084E-019</text:p>
          </table:table-cell>
          <table:table-cell table:formula="of:=[.HP3]-[.$B$1]*[.HP3]" office:value-type="float" office:value="2.44944165532867E-019" calcext:value-type="float">
            <text:p>2.44944165532867E-019</text:p>
          </table:table-cell>
          <table:table-cell table:formula="of:=[.HQ3]-[.$B$1]*[.HQ3]" office:value-type="float" office:value="1.95955332426294E-019" calcext:value-type="float">
            <text:p>1.95955332426294E-019</text:p>
          </table:table-cell>
          <table:table-cell table:formula="of:=[.HR3]-[.$B$1]*[.HR3]" office:value-type="float" office:value="1.56764265941035E-019" calcext:value-type="float">
            <text:p>1.56764265941035E-019</text:p>
          </table:table-cell>
          <table:table-cell table:formula="of:=[.HS3]-[.$B$1]*[.HS3]" office:value-type="float" office:value="1.25411412752828E-019" calcext:value-type="float">
            <text:p>1.25411412752828E-019</text:p>
          </table:table-cell>
          <table:table-cell table:formula="of:=[.HT3]-[.$B$1]*[.HT3]" office:value-type="float" office:value="1.00329130202263E-019" calcext:value-type="float">
            <text:p>1.00329130202263E-019</text:p>
          </table:table-cell>
          <table:table-cell table:formula="of:=[.HU3]-[.$B$1]*[.HU3]" office:value-type="float" office:value="8.026330416181E-020" calcext:value-type="float">
            <text:p>8.026330416181E-020</text:p>
          </table:table-cell>
          <table:table-cell table:formula="of:=[.HV3]-[.$B$1]*[.HV3]" office:value-type="float" office:value="6.4210643329448E-020" calcext:value-type="float">
            <text:p>6.4210643329448E-020</text:p>
          </table:table-cell>
          <table:table-cell table:formula="of:=[.HW3]-[.$B$1]*[.HW3]" office:value-type="float" office:value="5.13685146635584E-020" calcext:value-type="float">
            <text:p>5.13685146635584E-020</text:p>
          </table:table-cell>
          <table:table-cell table:formula="of:=[.HX3]-[.$B$1]*[.HX3]" office:value-type="float" office:value="4.10948117308467E-020" calcext:value-type="float">
            <text:p>4.10948117308467E-020</text:p>
          </table:table-cell>
          <table:table-cell table:formula="of:=[.HY3]-[.$B$1]*[.HY3]" office:value-type="float" office:value="3.28758493846774E-020" calcext:value-type="float">
            <text:p>3.28758493846774E-020</text:p>
          </table:table-cell>
          <table:table-cell table:formula="of:=[.HZ3]-[.$B$1]*[.HZ3]" office:value-type="float" office:value="2.63006795077419E-020" calcext:value-type="float">
            <text:p>2.63006795077419E-020</text:p>
          </table:table-cell>
          <table:table-cell table:formula="of:=[.IA3]-[.$B$1]*[.IA3]" office:value-type="float" office:value="2.10405436061935E-020" calcext:value-type="float">
            <text:p>2.10405436061935E-020</text:p>
          </table:table-cell>
          <table:table-cell table:formula="of:=[.IB3]-[.$B$1]*[.IB3]" office:value-type="float" office:value="1.68324348849548E-020" calcext:value-type="float">
            <text:p>1.68324348849548E-020</text:p>
          </table:table-cell>
          <table:table-cell table:formula="of:=[.IC3]-[.$B$1]*[.IC3]" office:value-type="float" office:value="1.34659479079639E-020" calcext:value-type="float">
            <text:p>1.34659479079639E-020</text:p>
          </table:table-cell>
          <table:table-cell table:formula="of:=[.ID3]-[.$B$1]*[.ID3]" office:value-type="float" office:value="1.07727583263711E-020" calcext:value-type="float">
            <text:p>1.07727583263711E-020</text:p>
          </table:table-cell>
          <table:table-cell table:formula="of:=[.IE3]-[.$B$1]*[.IE3]" office:value-type="float" office:value="8.61820666109687E-021" calcext:value-type="float">
            <text:p>8.61820666109687E-021</text:p>
          </table:table-cell>
          <table:table-cell table:formula="of:=[.IF3]-[.$B$1]*[.IF3]" office:value-type="float" office:value="6.8945653288775E-021" calcext:value-type="float">
            <text:p>6.8945653288775E-021</text:p>
          </table:table-cell>
          <table:table-cell table:formula="of:=[.IG3]-[.$B$1]*[.IG3]" office:value-type="float" office:value="5.515652263102E-021" calcext:value-type="float">
            <text:p>5.515652263102E-021</text:p>
          </table:table-cell>
          <table:table-cell table:formula="of:=[.IH3]-[.$B$1]*[.IH3]" office:value-type="float" office:value="4.4125218104816E-021" calcext:value-type="float">
            <text:p>4.4125218104816E-021</text:p>
          </table:table-cell>
          <table:table-cell table:formula="of:=[.II3]-[.$B$1]*[.II3]" office:value-type="float" office:value="3.53001744838528E-021" calcext:value-type="float">
            <text:p>3.53001744838528E-021</text:p>
          </table:table-cell>
          <table:table-cell table:formula="of:=[.IJ3]-[.$B$1]*[.IJ3]" office:value-type="float" office:value="2.82401395870822E-021" calcext:value-type="float">
            <text:p>2.82401395870822E-021</text:p>
          </table:table-cell>
          <table:table-cell table:formula="of:=[.IK3]-[.$B$1]*[.IK3]" office:value-type="float" office:value="2.25921116696658E-021" calcext:value-type="float">
            <text:p>2.25921116696658E-021</text:p>
          </table:table-cell>
          <table:table-cell table:formula="of:=[.IL3]-[.$B$1]*[.IL3]" office:value-type="float" office:value="1.80736893357326E-021" calcext:value-type="float">
            <text:p>1.80736893357326E-021</text:p>
          </table:table-cell>
          <table:table-cell table:formula="of:=[.IM3]-[.$B$1]*[.IM3]" office:value-type="float" office:value="1.44589514685861E-021" calcext:value-type="float">
            <text:p>1.44589514685861E-021</text:p>
          </table:table-cell>
          <table:table-cell table:formula="of:=[.IN3]-[.$B$1]*[.IN3]" office:value-type="float" office:value="1.15671611748689E-021" calcext:value-type="float">
            <text:p>1.15671611748689E-021</text:p>
          </table:table-cell>
          <table:table-cell table:formula="of:=[.IO3]-[.$B$1]*[.IO3]" office:value-type="float" office:value="9.2537289398951E-022" calcext:value-type="float">
            <text:p>9.2537289398951E-022</text:p>
          </table:table-cell>
          <table:table-cell table:formula="of:=[.IP3]-[.$B$1]*[.IP3]" office:value-type="float" office:value="7.40298315191608E-022" calcext:value-type="float">
            <text:p>7.40298315191608E-022</text:p>
          </table:table-cell>
          <table:table-cell table:formula="of:=[.IQ3]-[.$B$1]*[.IQ3]" office:value-type="float" office:value="5.92238652153287E-022" calcext:value-type="float">
            <text:p>5.92238652153287E-022</text:p>
          </table:table-cell>
          <table:table-cell table:formula="of:=[.IR3]-[.$B$1]*[.IR3]" office:value-type="float" office:value="4.73790921722629E-022" calcext:value-type="float">
            <text:p>4.73790921722629E-022</text:p>
          </table:table-cell>
          <table:table-cell table:formula="of:=[.IS3]-[.$B$1]*[.IS3]" office:value-type="float" office:value="3.79032737378103E-022" calcext:value-type="float">
            <text:p>3.79032737378103E-022</text:p>
          </table:table-cell>
          <table:table-cell table:formula="of:=[.IT3]-[.$B$1]*[.IT3]" office:value-type="float" office:value="3.03226189902483E-022" calcext:value-type="float">
            <text:p>3.03226189902483E-022</text:p>
          </table:table-cell>
          <table:table-cell table:formula="of:=[.IU3]-[.$B$1]*[.IU3]" office:value-type="float" office:value="2.42580951921986E-022" calcext:value-type="float">
            <text:p>2.42580951921986E-022</text:p>
          </table:table-cell>
          <table:table-cell table:formula="of:=[.IV3]-[.$B$1]*[.IV3]" office:value-type="float" office:value="1.94064761537589E-022" calcext:value-type="float">
            <text:p>1.94064761537589E-022</text:p>
          </table:table-cell>
          <table:table-cell table:formula="of:=[.IW3]-[.$B$1]*[.IW3]" office:value-type="float" office:value="1.55251809230071E-022" calcext:value-type="float">
            <text:p>1.55251809230071E-022</text:p>
          </table:table-cell>
          <table:table-cell table:formula="of:=[.IX3]-[.$B$1]*[.IX3]" office:value-type="float" office:value="1.24201447384057E-022" calcext:value-type="float">
            <text:p>1.24201447384057E-022</text:p>
          </table:table-cell>
          <table:table-cell table:formula="of:=[.IY3]-[.$B$1]*[.IY3]" office:value-type="float" office:value="9.93611579072456E-023" calcext:value-type="float">
            <text:p>9.93611579072456E-023</text:p>
          </table:table-cell>
          <table:table-cell table:formula="of:=[.IZ3]-[.$B$1]*[.IZ3]" office:value-type="float" office:value="7.94889263257965E-023" calcext:value-type="float">
            <text:p>7.94889263257965E-023</text:p>
          </table:table-cell>
          <table:table-cell table:formula="of:=[.JA3]-[.$B$1]*[.JA3]" office:value-type="float" office:value="6.35911410606372E-023" calcext:value-type="float">
            <text:p>6.35911410606372E-023</text:p>
          </table:table-cell>
          <table:table-cell table:formula="of:=[.JB3]-[.$B$1]*[.JB3]" office:value-type="float" office:value="5.08729128485097E-023" calcext:value-type="float">
            <text:p>5.08729128485097E-023</text:p>
          </table:table-cell>
          <table:table-cell table:formula="of:=[.JC3]-[.$B$1]*[.JC3]" office:value-type="float" office:value="4.06983302788078E-023" calcext:value-type="float">
            <text:p>4.06983302788078E-023</text:p>
          </table:table-cell>
          <table:table-cell table:formula="of:=[.JD3]-[.$B$1]*[.JD3]" office:value-type="float" office:value="3.25586642230462E-023" calcext:value-type="float">
            <text:p>3.25586642230462E-023</text:p>
          </table:table-cell>
          <table:table-cell table:formula="of:=[.JE3]-[.$B$1]*[.JE3]" office:value-type="float" office:value="2.6046931378437E-023" calcext:value-type="float">
            <text:p>2.6046931378437E-023</text:p>
          </table:table-cell>
          <table:table-cell table:formula="of:=[.JF3]-[.$B$1]*[.JF3]" office:value-type="float" office:value="2.08375451027496E-023" calcext:value-type="float">
            <text:p>2.08375451027496E-023</text:p>
          </table:table-cell>
          <table:table-cell table:formula="of:=[.JG3]-[.$B$1]*[.JG3]" office:value-type="float" office:value="1.66700360821997E-023" calcext:value-type="float">
            <text:p>1.66700360821997E-023</text:p>
          </table:table-cell>
          <table:table-cell table:formula="of:=[.JH3]-[.$B$1]*[.JH3]" office:value-type="float" office:value="1.33360288657597E-023" calcext:value-type="float">
            <text:p>1.33360288657597E-023</text:p>
          </table:table-cell>
          <table:table-cell table:formula="of:=[.JI3]-[.$B$1]*[.JI3]" office:value-type="float" office:value="1.06688230926078E-023" calcext:value-type="float">
            <text:p>1.06688230926078E-023</text:p>
          </table:table-cell>
          <table:table-cell table:formula="of:=[.JJ3]-[.$B$1]*[.JJ3]" office:value-type="float" office:value="8.53505847408623E-024" calcext:value-type="float">
            <text:p>8.53505847408623E-024</text:p>
          </table:table-cell>
          <table:table-cell table:formula="of:=[.JK3]-[.$B$1]*[.JK3]" office:value-type="float" office:value="6.82804677926899E-024" calcext:value-type="float">
            <text:p>6.82804677926899E-024</text:p>
          </table:table-cell>
          <table:table-cell table:formula="of:=[.JL3]-[.$B$1]*[.JL3]" office:value-type="float" office:value="5.46243742341519E-024" calcext:value-type="float">
            <text:p>5.46243742341519E-024</text:p>
          </table:table-cell>
          <table:table-cell table:formula="of:=[.JM3]-[.$B$1]*[.JM3]" office:value-type="float" office:value="4.36994993873215E-024" calcext:value-type="float">
            <text:p>4.36994993873215E-024</text:p>
          </table:table-cell>
          <table:table-cell table:formula="of:=[.JN3]-[.$B$1]*[.JN3]" office:value-type="float" office:value="3.49595995098572E-024" calcext:value-type="float">
            <text:p>3.49595995098572E-024</text:p>
          </table:table-cell>
          <table:table-cell table:formula="of:=[.JO3]-[.$B$1]*[.JO3]" office:value-type="float" office:value="2.79676796078858E-024" calcext:value-type="float">
            <text:p>2.79676796078858E-024</text:p>
          </table:table-cell>
          <table:table-cell table:formula="of:=[.JP3]-[.$B$1]*[.JP3]" office:value-type="float" office:value="2.23741436863086E-024" calcext:value-type="float">
            <text:p>2.23741436863086E-024</text:p>
          </table:table-cell>
          <table:table-cell table:formula="of:=[.JQ3]-[.$B$1]*[.JQ3]" office:value-type="float" office:value="1.78993149490469E-024" calcext:value-type="float">
            <text:p>1.78993149490469E-024</text:p>
          </table:table-cell>
          <table:table-cell table:formula="of:=[.JR3]-[.$B$1]*[.JR3]" office:value-type="float" office:value="1.43194519592375E-024" calcext:value-type="float">
            <text:p>1.43194519592375E-024</text:p>
          </table:table-cell>
          <table:table-cell table:formula="of:=[.JS3]-[.$B$1]*[.JS3]" office:value-type="float" office:value="1.145556156739E-024" calcext:value-type="float">
            <text:p>1.145556156739E-024</text:p>
          </table:table-cell>
          <table:table-cell table:formula="of:=[.JT3]-[.$B$1]*[.JT3]" office:value-type="float" office:value="9.16444925391201E-025" calcext:value-type="float">
            <text:p>9.16444925391201E-025</text:p>
          </table:table-cell>
          <table:table-cell table:formula="of:=[.JU3]-[.$B$1]*[.JU3]" office:value-type="float" office:value="7.33155940312961E-025" calcext:value-type="float">
            <text:p>7.33155940312961E-025</text:p>
          </table:table-cell>
          <table:table-cell table:formula="of:=[.JV3]-[.$B$1]*[.JV3]" office:value-type="float" office:value="5.86524752250368E-025" calcext:value-type="float">
            <text:p>5.86524752250368E-025</text:p>
          </table:table-cell>
          <table:table-cell table:formula="of:=[.JW3]-[.$B$1]*[.JW3]" office:value-type="float" office:value="4.69219801800295E-025" calcext:value-type="float">
            <text:p>4.69219801800295E-025</text:p>
          </table:table-cell>
          <table:table-cell table:formula="of:=[.JX3]-[.$B$1]*[.JX3]" office:value-type="float" office:value="3.75375841440236E-025" calcext:value-type="float">
            <text:p>3.75375841440236E-025</text:p>
          </table:table-cell>
          <table:table-cell table:formula="of:=[.JY3]-[.$B$1]*[.JY3]" office:value-type="float" office:value="3.00300673152189E-025" calcext:value-type="float">
            <text:p>3.00300673152189E-025</text:p>
          </table:table-cell>
          <table:table-cell table:formula="of:=[.JZ3]-[.$B$1]*[.JZ3]" office:value-type="float" office:value="2.40240538521751E-025" calcext:value-type="float">
            <text:p>2.40240538521751E-025</text:p>
          </table:table-cell>
          <table:table-cell table:formula="of:=[.KA3]-[.$B$1]*[.KA3]" office:value-type="float" office:value="1.92192430817401E-025" calcext:value-type="float">
            <text:p>1.92192430817401E-025</text:p>
          </table:table-cell>
          <table:table-cell table:formula="of:=[.KB3]-[.$B$1]*[.KB3]" office:value-type="float" office:value="1.53753944653921E-025" calcext:value-type="float">
            <text:p>1.53753944653921E-025</text:p>
          </table:table-cell>
          <table:table-cell table:formula="of:=[.KC3]-[.$B$1]*[.KC3]" office:value-type="float" office:value="1.23003155723136E-025" calcext:value-type="float">
            <text:p>1.23003155723136E-025</text:p>
          </table:table-cell>
          <table:table-cell table:formula="of:=[.KD3]-[.$B$1]*[.KD3]" office:value-type="float" office:value="9.84025245785092E-026" calcext:value-type="float">
            <text:p>9.84025245785092E-026</text:p>
          </table:table-cell>
          <table:table-cell table:formula="of:=[.KE3]-[.$B$1]*[.KE3]" office:value-type="float" office:value="7.87220196628073E-026" calcext:value-type="float">
            <text:p>7.87220196628073E-026</text:p>
          </table:table-cell>
          <table:table-cell table:formula="of:=[.KF3]-[.$B$1]*[.KF3]" office:value-type="float" office:value="6.29776157302459E-026" calcext:value-type="float">
            <text:p>6.29776157302459E-026</text:p>
          </table:table-cell>
          <table:table-cell table:formula="of:=[.KG3]-[.$B$1]*[.KG3]" office:value-type="float" office:value="5.03820925841967E-026" calcext:value-type="float">
            <text:p>5.03820925841967E-026</text:p>
          </table:table-cell>
          <table:table-cell table:formula="of:=[.KH3]-[.$B$1]*[.KH3]" office:value-type="float" office:value="4.03056740673574E-026" calcext:value-type="float">
            <text:p>4.03056740673574E-026</text:p>
          </table:table-cell>
          <table:table-cell table:formula="of:=[.KI3]-[.$B$1]*[.KI3]" office:value-type="float" office:value="3.22445392538859E-026" calcext:value-type="float">
            <text:p>3.22445392538859E-026</text:p>
          </table:table-cell>
          <table:table-cell table:formula="of:=[.KJ3]-[.$B$1]*[.KJ3]" office:value-type="float" office:value="2.57956314031087E-026" calcext:value-type="float">
            <text:p>2.57956314031087E-026</text:p>
          </table:table-cell>
          <table:table-cell table:formula="of:=[.KK3]-[.$B$1]*[.KK3]" office:value-type="float" office:value="2.0636505122487E-026" calcext:value-type="float">
            <text:p>2.0636505122487E-026</text:p>
          </table:table-cell>
          <table:table-cell table:formula="of:=[.KL3]-[.$B$1]*[.KL3]" office:value-type="float" office:value="1.65092040979896E-026" calcext:value-type="float">
            <text:p>1.65092040979896E-026</text:p>
          </table:table-cell>
          <table:table-cell table:formula="of:=[.KM3]-[.$B$1]*[.KM3]" office:value-type="float" office:value="1.32073632783917E-026" calcext:value-type="float">
            <text:p>1.32073632783917E-026</text:p>
          </table:table-cell>
          <table:table-cell table:formula="of:=[.KN3]-[.$B$1]*[.KN3]" office:value-type="float" office:value="1.05658906227133E-026" calcext:value-type="float">
            <text:p>1.05658906227133E-026</text:p>
          </table:table-cell>
          <table:table-cell table:formula="of:=[.KO3]-[.$B$1]*[.KO3]" office:value-type="float" office:value="8.45271249817066E-027" calcext:value-type="float">
            <text:p>8.45271249817066E-027</text:p>
          </table:table-cell>
          <table:table-cell table:formula="of:=[.KP3]-[.$B$1]*[.KP3]" office:value-type="float" office:value="6.76216999853653E-027" calcext:value-type="float">
            <text:p>6.76216999853653E-027</text:p>
          </table:table-cell>
          <table:table-cell table:formula="of:=[.KQ3]-[.$B$1]*[.KQ3]" office:value-type="float" office:value="5.40973599882922E-027" calcext:value-type="float">
            <text:p>5.40973599882922E-027</text:p>
          </table:table-cell>
          <table:table-cell table:formula="of:=[.KR3]-[.$B$1]*[.KR3]" office:value-type="float" office:value="4.32778879906338E-027" calcext:value-type="float">
            <text:p>4.32778879906338E-027</text:p>
          </table:table-cell>
          <table:table-cell table:formula="of:=[.KS3]-[.$B$1]*[.KS3]" office:value-type="float" office:value="3.4622310392507E-027" calcext:value-type="float">
            <text:p>3.4622310392507E-027</text:p>
          </table:table-cell>
          <table:table-cell table:formula="of:=[.KT3]-[.$B$1]*[.KT3]" office:value-type="float" office:value="2.76978483140056E-027" calcext:value-type="float">
            <text:p>2.76978483140056E-027</text:p>
          </table:table-cell>
          <table:table-cell table:formula="of:=[.KU3]-[.$B$1]*[.KU3]" office:value-type="float" office:value="2.21582786512045E-027" calcext:value-type="float">
            <text:p>2.21582786512045E-027</text:p>
          </table:table-cell>
          <table:table-cell table:formula="of:=[.KV3]-[.$B$1]*[.KV3]" office:value-type="float" office:value="1.77266229209636E-027" calcext:value-type="float">
            <text:p>1.77266229209636E-027</text:p>
          </table:table-cell>
          <table:table-cell table:formula="of:=[.KW3]-[.$B$1]*[.KW3]" office:value-type="float" office:value="1.41812983367709E-027" calcext:value-type="float">
            <text:p>1.41812983367709E-027</text:p>
          </table:table-cell>
          <table:table-cell table:formula="of:=[.KX3]-[.$B$1]*[.KX3]" office:value-type="float" office:value="1.13450386694167E-027" calcext:value-type="float">
            <text:p>1.13450386694167E-027</text:p>
          </table:table-cell>
          <table:table-cell table:formula="of:=[.KY3]-[.$B$1]*[.KY3]" office:value-type="float" office:value="9.07603093553336E-028" calcext:value-type="float">
            <text:p>9.07603093553336E-028</text:p>
          </table:table-cell>
          <table:table-cell table:formula="of:=[.KZ3]-[.$B$1]*[.KZ3]" office:value-type="float" office:value="7.26082474842669E-028" calcext:value-type="float">
            <text:p>7.26082474842669E-028</text:p>
          </table:table-cell>
          <table:table-cell table:formula="of:=[.LA3]-[.$B$1]*[.LA3]" office:value-type="float" office:value="5.80865979874135E-028" calcext:value-type="float">
            <text:p>5.80865979874135E-028</text:p>
          </table:table-cell>
          <table:table-cell table:formula="of:=[.LB3]-[.$B$1]*[.LB3]" office:value-type="float" office:value="4.64692783899308E-028" calcext:value-type="float">
            <text:p>4.64692783899308E-028</text:p>
          </table:table-cell>
          <table:table-cell table:formula="of:=[.LC3]-[.$B$1]*[.LC3]" office:value-type="float" office:value="3.71754227119447E-028" calcext:value-type="float">
            <text:p>3.71754227119447E-028</text:p>
          </table:table-cell>
          <table:table-cell table:formula="of:=[.LD3]-[.$B$1]*[.LD3]" office:value-type="float" office:value="2.97403381695557E-028" calcext:value-type="float">
            <text:p>2.97403381695557E-028</text:p>
          </table:table-cell>
          <table:table-cell table:formula="of:=[.LE3]-[.$B$1]*[.LE3]" office:value-type="float" office:value="2.37922705356446E-028" calcext:value-type="float">
            <text:p>2.37922705356446E-028</text:p>
          </table:table-cell>
          <table:table-cell table:formula="of:=[.LF3]-[.$B$1]*[.LF3]" office:value-type="float" office:value="1.90338164285157E-028" calcext:value-type="float">
            <text:p>1.90338164285157E-028</text:p>
          </table:table-cell>
          <table:table-cell table:formula="of:=[.LG3]-[.$B$1]*[.LG3]" office:value-type="float" office:value="1.52270531428125E-028" calcext:value-type="float">
            <text:p>1.52270531428125E-028</text:p>
          </table:table-cell>
          <table:table-cell table:formula="of:=[.LH3]-[.$B$1]*[.LH3]" office:value-type="float" office:value="1.218164251425E-028" calcext:value-type="float">
            <text:p>1.218164251425E-028</text:p>
          </table:table-cell>
          <table:table-cell table:formula="of:=[.LI3]-[.$B$1]*[.LI3]" office:value-type="float" office:value="9.74531401140002E-029" calcext:value-type="float">
            <text:p>9.74531401140002E-029</text:p>
          </table:table-cell>
          <table:table-cell table:formula="of:=[.LJ3]-[.$B$1]*[.LJ3]" office:value-type="float" office:value="7.79625120912002E-029" calcext:value-type="float">
            <text:p>7.79625120912002E-029</text:p>
          </table:table-cell>
          <table:table-cell table:formula="of:=[.LK3]-[.$B$1]*[.LK3]" office:value-type="float" office:value="6.23700096729601E-029" calcext:value-type="float">
            <text:p>6.23700096729601E-029</text:p>
          </table:table-cell>
          <table:table-cell table:formula="of:=[.LL3]-[.$B$1]*[.LL3]" office:value-type="float" office:value="4.98960077383681E-029" calcext:value-type="float">
            <text:p>4.98960077383681E-029</text:p>
          </table:table-cell>
          <table:table-cell table:formula="of:=[.LM3]-[.$B$1]*[.LM3]" office:value-type="float" office:value="3.99168061906945E-029" calcext:value-type="float">
            <text:p>3.99168061906945E-029</text:p>
          </table:table-cell>
          <table:table-cell table:formula="of:=[.LN3]-[.$B$1]*[.LN3]" office:value-type="float" office:value="3.19334449525556E-029" calcext:value-type="float">
            <text:p>3.19334449525556E-029</text:p>
          </table:table-cell>
          <table:table-cell table:formula="of:=[.LO3]-[.$B$1]*[.LO3]" office:value-type="float" office:value="2.55467559620445E-029" calcext:value-type="float">
            <text:p>2.55467559620445E-029</text:p>
          </table:table-cell>
          <table:table-cell table:formula="of:=[.LP3]-[.$B$1]*[.LP3]" office:value-type="float" office:value="2.04374047696356E-029" calcext:value-type="float">
            <text:p>2.04374047696356E-029</text:p>
          </table:table-cell>
          <table:table-cell table:formula="of:=[.LQ3]-[.$B$1]*[.LQ3]" office:value-type="float" office:value="1.63499238157085E-029" calcext:value-type="float">
            <text:p>1.63499238157085E-029</text:p>
          </table:table-cell>
          <table:table-cell table:formula="of:=[.LR3]-[.$B$1]*[.LR3]" office:value-type="float" office:value="1.30799390525668E-029" calcext:value-type="float">
            <text:p>1.30799390525668E-029</text:p>
          </table:table-cell>
          <table:table-cell table:formula="of:=[.LS3]-[.$B$1]*[.LS3]" office:value-type="float" office:value="1.04639512420534E-029" calcext:value-type="float">
            <text:p>1.04639512420534E-029</text:p>
          </table:table-cell>
          <table:table-cell table:formula="of:=[.LT3]-[.$B$1]*[.LT3]" office:value-type="float" office:value="8.37116099364273E-030" calcext:value-type="float">
            <text:p>8.37116099364273E-030</text:p>
          </table:table-cell>
          <table:table-cell table:formula="of:=[.LU3]-[.$B$1]*[.LU3]" office:value-type="float" office:value="6.69692879491418E-030" calcext:value-type="float">
            <text:p>6.69692879491418E-030</text:p>
          </table:table-cell>
          <table:table-cell table:formula="of:=[.LV3]-[.$B$1]*[.LV3]" office:value-type="float" office:value="5.35754303593135E-030" calcext:value-type="float">
            <text:p>5.35754303593135E-030</text:p>
          </table:table-cell>
          <table:table-cell table:formula="of:=[.LW3]-[.$B$1]*[.LW3]" office:value-type="float" office:value="4.28603442874508E-030" calcext:value-type="float">
            <text:p>4.28603442874508E-030</text:p>
          </table:table-cell>
          <table:table-cell table:formula="of:=[.LX3]-[.$B$1]*[.LX3]" office:value-type="float" office:value="3.42882754299606E-030" calcext:value-type="float">
            <text:p>3.42882754299606E-030</text:p>
          </table:table-cell>
          <table:table-cell table:formula="of:=[.LY3]-[.$B$1]*[.LY3]" office:value-type="float" office:value="2.74306203439685E-030" calcext:value-type="float">
            <text:p>2.74306203439685E-030</text:p>
          </table:table-cell>
          <table:table-cell table:formula="of:=[.LZ3]-[.$B$1]*[.LZ3]" office:value-type="float" office:value="2.19444962751748E-030" calcext:value-type="float">
            <text:p>2.19444962751748E-030</text:p>
          </table:table-cell>
          <table:table-cell table:formula="of:=[.MA3]-[.$B$1]*[.MA3]" office:value-type="float" office:value="1.75555970201398E-030" calcext:value-type="float">
            <text:p>1.75555970201398E-030</text:p>
          </table:table-cell>
          <table:table-cell table:formula="of:=[.MB3]-[.$B$1]*[.MB3]" office:value-type="float" office:value="1.40444776161119E-030" calcext:value-type="float">
            <text:p>1.40444776161119E-030</text:p>
          </table:table-cell>
          <table:table-cell table:formula="of:=[.MC3]-[.$B$1]*[.MC3]" office:value-type="float" office:value="1.12355820928895E-030" calcext:value-type="float">
            <text:p>1.12355820928895E-030</text:p>
          </table:table-cell>
          <table:table-cell table:formula="of:=[.MD3]-[.$B$1]*[.MD3]" office:value-type="float" office:value="8.98846567431159E-031" calcext:value-type="float">
            <text:p>8.98846567431159E-031</text:p>
          </table:table-cell>
          <table:table-cell table:formula="of:=[.ME3]-[.$B$1]*[.ME3]" office:value-type="float" office:value="7.19077253944927E-031" calcext:value-type="float">
            <text:p>7.19077253944927E-031</text:p>
          </table:table-cell>
          <table:table-cell table:formula="of:=[.MF3]-[.$B$1]*[.MF3]" office:value-type="float" office:value="5.75261803155942E-031" calcext:value-type="float">
            <text:p>5.75261803155942E-031</text:p>
          </table:table-cell>
          <table:table-cell table:formula="of:=[.MG3]-[.$B$1]*[.MG3]" office:value-type="float" office:value="4.60209442524754E-031" calcext:value-type="float">
            <text:p>4.60209442524754E-031</text:p>
          </table:table-cell>
          <table:table-cell table:formula="of:=[.MH3]-[.$B$1]*[.MH3]" office:value-type="float" office:value="3.68167554019803E-031" calcext:value-type="float">
            <text:p>3.68167554019803E-031</text:p>
          </table:table-cell>
          <table:table-cell table:formula="of:=[.MI3]-[.$B$1]*[.MI3]" office:value-type="float" office:value="2.94534043215842E-031" calcext:value-type="float">
            <text:p>2.94534043215842E-031</text:p>
          </table:table-cell>
          <table:table-cell table:formula="of:=[.MJ3]-[.$B$1]*[.MJ3]" office:value-type="float" office:value="2.35627234572674E-031" calcext:value-type="float">
            <text:p>2.35627234572674E-031</text:p>
          </table:table-cell>
          <table:table-cell table:formula="of:=[.MK3]-[.$B$1]*[.MK3]" office:value-type="float" office:value="1.88501787658139E-031" calcext:value-type="float">
            <text:p>1.88501787658139E-031</text:p>
          </table:table-cell>
          <table:table-cell table:formula="of:=[.ML3]-[.$B$1]*[.ML3]" office:value-type="float" office:value="1.50801430126511E-031" calcext:value-type="float">
            <text:p>1.50801430126511E-031</text:p>
          </table:table-cell>
          <table:table-cell table:formula="of:=[.MM3]-[.$B$1]*[.MM3]" office:value-type="float" office:value="1.20641144101209E-031" calcext:value-type="float">
            <text:p>1.20641144101209E-031</text:p>
          </table:table-cell>
          <table:table-cell table:formula="of:=[.MN3]-[.$B$1]*[.MN3]" office:value-type="float" office:value="9.65129152809672E-032" calcext:value-type="float">
            <text:p>9.65129152809672E-032</text:p>
          </table:table-cell>
          <table:table-cell table:formula="of:=[.MO3]-[.$B$1]*[.MO3]" office:value-type="float" office:value="7.72103322247738E-032" calcext:value-type="float">
            <text:p>7.72103322247738E-032</text:p>
          </table:table-cell>
          <table:table-cell table:formula="of:=[.MP3]-[.$B$1]*[.MP3]" office:value-type="float" office:value="6.1768265779819E-032" calcext:value-type="float">
            <text:p>6.1768265779819E-032</text:p>
          </table:table-cell>
          <table:table-cell table:formula="of:=[.MQ3]-[.$B$1]*[.MQ3]" office:value-type="float" office:value="4.94146126238552E-032" calcext:value-type="float">
            <text:p>4.94146126238552E-032</text:p>
          </table:table-cell>
          <table:table-cell table:formula="of:=[.MR3]-[.$B$1]*[.MR3]" office:value-type="float" office:value="3.95316900990842E-032" calcext:value-type="float">
            <text:p>3.95316900990842E-032</text:p>
          </table:table-cell>
          <table:table-cell table:formula="of:=[.MS3]-[.$B$1]*[.MS3]" office:value-type="float" office:value="3.16253520792673E-032" calcext:value-type="float">
            <text:p>3.16253520792673E-032</text:p>
          </table:table-cell>
          <table:table-cell table:formula="of:=[.MT3]-[.$B$1]*[.MT3]" office:value-type="float" office:value="2.53002816634139E-032" calcext:value-type="float">
            <text:p>2.53002816634139E-032</text:p>
          </table:table-cell>
          <table:table-cell table:formula="of:=[.MU3]-[.$B$1]*[.MU3]" office:value-type="float" office:value="2.02402253307311E-032" calcext:value-type="float">
            <text:p>2.02402253307311E-032</text:p>
          </table:table-cell>
          <table:table-cell table:formula="of:=[.MV3]-[.$B$1]*[.MV3]" office:value-type="float" office:value="1.61921802645849E-032" calcext:value-type="float">
            <text:p>1.61921802645849E-032</text:p>
          </table:table-cell>
          <table:table-cell table:formula="of:=[.MW3]-[.$B$1]*[.MW3]" office:value-type="float" office:value="1.29537442116679E-032" calcext:value-type="float">
            <text:p>1.29537442116679E-032</text:p>
          </table:table-cell>
          <table:table-cell table:formula="of:=[.MX3]-[.$B$1]*[.MX3]" office:value-type="float" office:value="1.03629953693343E-032" calcext:value-type="float">
            <text:p>1.03629953693343E-032</text:p>
          </table:table-cell>
          <table:table-cell table:formula="of:=[.MY3]-[.$B$1]*[.MY3]" office:value-type="float" office:value="8.29039629546746E-033" calcext:value-type="float">
            <text:p>8.29039629546746E-033</text:p>
          </table:table-cell>
          <table:table-cell table:formula="of:=[.MZ3]-[.$B$1]*[.MZ3]" office:value-type="float" office:value="6.63231703637397E-033" calcext:value-type="float">
            <text:p>6.63231703637397E-033</text:p>
          </table:table-cell>
          <table:table-cell table:formula="of:=[.NA3]-[.$B$1]*[.NA3]" office:value-type="float" office:value="5.30585362909917E-033" calcext:value-type="float">
            <text:p>5.30585362909917E-033</text:p>
          </table:table-cell>
          <table:table-cell table:formula="of:=[.NB3]-[.$B$1]*[.NB3]" office:value-type="float" office:value="4.24468290327934E-033" calcext:value-type="float">
            <text:p>4.24468290327934E-033</text:p>
          </table:table-cell>
          <table:table-cell table:formula="of:=[.NC3]-[.$B$1]*[.NC3]" office:value-type="float" office:value="3.39574632262347E-033" calcext:value-type="float">
            <text:p>3.39574632262347E-033</text:p>
          </table:table-cell>
          <table:table-cell table:formula="of:=[.ND3]-[.$B$1]*[.ND3]" office:value-type="float" office:value="2.71659705809878E-033" calcext:value-type="float">
            <text:p>2.71659705809878E-033</text:p>
          </table:table-cell>
          <table:table-cell table:formula="of:=[.NE3]-[.$B$1]*[.NE3]" office:value-type="float" office:value="2.17327764647902E-033" calcext:value-type="float">
            <text:p>2.17327764647902E-033</text:p>
          </table:table-cell>
          <table:table-cell table:formula="of:=[.NF3]-[.$B$1]*[.NF3]" office:value-type="float" office:value="1.73862211718322E-033" calcext:value-type="float">
            <text:p>1.73862211718322E-033</text:p>
          </table:table-cell>
          <table:table-cell table:formula="of:=[.NG3]-[.$B$1]*[.NG3]" office:value-type="float" office:value="1.39089769374657E-033" calcext:value-type="float">
            <text:p>1.39089769374657E-033</text:p>
          </table:table-cell>
          <table:table-cell table:formula="of:=[.NH3]-[.$B$1]*[.NH3]" office:value-type="float" office:value="1.11271815499726E-033" calcext:value-type="float">
            <text:p>1.11271815499726E-033</text:p>
          </table:table-cell>
          <table:table-cell table:formula="of:=[.NI3]-[.$B$1]*[.NI3]" office:value-type="float" office:value="8.90174523997807E-034" calcext:value-type="float">
            <text:p>8.90174523997807E-034</text:p>
          </table:table-cell>
          <table:table-cell table:formula="of:=[.NJ3]-[.$B$1]*[.NJ3]" office:value-type="float" office:value="7.12139619198245E-034" calcext:value-type="float">
            <text:p>7.12139619198245E-034</text:p>
          </table:table-cell>
          <table:table-cell table:formula="of:=[.NK3]-[.$B$1]*[.NK3]" office:value-type="float" office:value="5.69711695358596E-034" calcext:value-type="float">
            <text:p>5.69711695358596E-034</text:p>
          </table:table-cell>
          <table:table-cell table:formula="of:=[.NL3]-[.$B$1]*[.NL3]" office:value-type="float" office:value="4.55769356286877E-034" calcext:value-type="float">
            <text:p>4.55769356286877E-034</text:p>
          </table:table-cell>
          <table:table-cell table:formula="of:=[.NM3]-[.$B$1]*[.NM3]" office:value-type="float" office:value="3.64615485029502E-034" calcext:value-type="float">
            <text:p>3.64615485029502E-034</text:p>
          </table:table-cell>
          <table:table-cell table:formula="of:=[.NN3]-[.$B$1]*[.NN3]" office:value-type="float" office:value="2.91692388023601E-034" calcext:value-type="float">
            <text:p>2.91692388023601E-034</text:p>
          </table:table-cell>
          <table:table-cell table:formula="of:=[.NO3]-[.$B$1]*[.NO3]" office:value-type="float" office:value="2.33353910418881E-034" calcext:value-type="float">
            <text:p>2.33353910418881E-034</text:p>
          </table:table-cell>
          <table:table-cell table:formula="of:=[.NP3]-[.$B$1]*[.NP3]" office:value-type="float" office:value="1.86683128335105E-034" calcext:value-type="float">
            <text:p>1.86683128335105E-034</text:p>
          </table:table-cell>
          <table:table-cell table:formula="of:=[.NQ3]-[.$B$1]*[.NQ3]" office:value-type="float" office:value="1.49346502668084E-034" calcext:value-type="float">
            <text:p>1.49346502668084E-034</text:p>
          </table:table-cell>
          <table:table-cell table:formula="of:=[.NR3]-[.$B$1]*[.NR3]" office:value-type="float" office:value="1.19477202134467E-034" calcext:value-type="float">
            <text:p>1.19477202134467E-034</text:p>
          </table:table-cell>
          <table:table-cell table:formula="of:=[.NS3]-[.$B$1]*[.NS3]" office:value-type="float" office:value="9.55817617075737E-035" calcext:value-type="float">
            <text:p>9.55817617075737E-035</text:p>
          </table:table-cell>
          <table:table-cell table:formula="of:=[.NT3]-[.$B$1]*[.NT3]" office:value-type="float" office:value="7.6465409366059E-035" calcext:value-type="float">
            <text:p>7.6465409366059E-035</text:p>
          </table:table-cell>
          <table:table-cell table:formula="of:=[.NU3]-[.$B$1]*[.NU3]" office:value-type="float" office:value="6.11723274928472E-035" calcext:value-type="float">
            <text:p>6.11723274928472E-035</text:p>
          </table:table-cell>
          <table:table-cell table:formula="of:=[.NV3]-[.$B$1]*[.NV3]" office:value-type="float" office:value="4.89378619942777E-035" calcext:value-type="float">
            <text:p>4.89378619942777E-035</text:p>
          </table:table-cell>
          <table:table-cell table:formula="of:=[.NW3]-[.$B$1]*[.NW3]" office:value-type="float" office:value="3.91502895954222E-035" calcext:value-type="float">
            <text:p>3.91502895954222E-035</text:p>
          </table:table-cell>
          <table:table-cell table:formula="of:=[.NX3]-[.$B$1]*[.NX3]" office:value-type="float" office:value="3.13202316763377E-035" calcext:value-type="float">
            <text:p>3.13202316763377E-035</text:p>
          </table:table-cell>
          <table:table-cell table:formula="of:=[.NY3]-[.$B$1]*[.NY3]" office:value-type="float" office:value="2.50561853410702E-035" calcext:value-type="float">
            <text:p>2.50561853410702E-035</text:p>
          </table:table-cell>
          <table:table-cell table:formula="of:=[.NZ3]-[.$B$1]*[.NZ3]" office:value-type="float" office:value="2.00449482728562E-035" calcext:value-type="float">
            <text:p>2.00449482728562E-035</text:p>
          </table:table-cell>
          <table:table-cell table:formula="of:=[.OA3]-[.$B$1]*[.OA3]" office:value-type="float" office:value="1.60359586182849E-035" calcext:value-type="float">
            <text:p>1.60359586182849E-035</text:p>
          </table:table-cell>
          <table:table-cell table:formula="of:=[.OB3]-[.$B$1]*[.OB3]" office:value-type="float" office:value="1.28287668946279E-035" calcext:value-type="float">
            <text:p>1.28287668946279E-035</text:p>
          </table:table-cell>
          <table:table-cell table:formula="of:=[.OC3]-[.$B$1]*[.OC3]" office:value-type="float" office:value="1.02630135157024E-035" calcext:value-type="float">
            <text:p>1.02630135157024E-035</text:p>
          </table:table-cell>
          <table:table-cell table:formula="of:=[.OD3]-[.$B$1]*[.OD3]" office:value-type="float" office:value="8.21041081256188E-036" calcext:value-type="float">
            <text:p>8.21041081256188E-036</text:p>
          </table:table-cell>
          <table:table-cell table:formula="of:=[.OE3]-[.$B$1]*[.OE3]" office:value-type="float" office:value="6.56832865004951E-036" calcext:value-type="float">
            <text:p>6.56832865004951E-036</text:p>
          </table:table-cell>
          <table:table-cell table:formula="of:=[.OF3]-[.$B$1]*[.OF3]" office:value-type="float" office:value="5.25466292003961E-036" calcext:value-type="float">
            <text:p>5.25466292003961E-036</text:p>
          </table:table-cell>
          <table:table-cell table:formula="of:=[.OG3]-[.$B$1]*[.OG3]" office:value-type="float" office:value="4.20373033603168E-036" calcext:value-type="float">
            <text:p>4.20373033603168E-036</text:p>
          </table:table-cell>
          <table:table-cell table:formula="of:=[.OH3]-[.$B$1]*[.OH3]" office:value-type="float" office:value="3.36298426882535E-036" calcext:value-type="float">
            <text:p>3.36298426882535E-036</text:p>
          </table:table-cell>
          <table:table-cell table:formula="of:=[.OI3]-[.$B$1]*[.OI3]" office:value-type="float" office:value="2.69038741506028E-036" calcext:value-type="float">
            <text:p>2.69038741506028E-036</text:p>
          </table:table-cell>
          <table:table-cell table:formula="of:=[.OJ3]-[.$B$1]*[.OJ3]" office:value-type="float" office:value="2.15230993204822E-036" calcext:value-type="float">
            <text:p>2.15230993204822E-036</text:p>
          </table:table-cell>
          <table:table-cell table:formula="of:=[.OK3]-[.$B$1]*[.OK3]" office:value-type="float" office:value="1.72184794563858E-036" calcext:value-type="float">
            <text:p>1.72184794563858E-036</text:p>
          </table:table-cell>
          <table:table-cell table:formula="of:=[.OL3]-[.$B$1]*[.OL3]" office:value-type="float" office:value="1.37747835651086E-036" calcext:value-type="float">
            <text:p>1.37747835651086E-036</text:p>
          </table:table-cell>
          <table:table-cell table:formula="of:=[.OM3]-[.$B$1]*[.OM3]" office:value-type="float" office:value="1.10198268520869E-036" calcext:value-type="float">
            <text:p>1.10198268520869E-036</text:p>
          </table:table-cell>
          <table:table-cell table:formula="of:=[.ON3]-[.$B$1]*[.ON3]" office:value-type="float" office:value="8.81586148166952E-037" calcext:value-type="float">
            <text:p>8.81586148166952E-037</text:p>
          </table:table-cell>
          <table:table-cell table:formula="of:=[.OO3]-[.$B$1]*[.OO3]" office:value-type="float" office:value="7.05268918533561E-037" calcext:value-type="float">
            <text:p>7.05268918533561E-037</text:p>
          </table:table-cell>
          <table:table-cell table:formula="of:=[.OP3]-[.$B$1]*[.OP3]" office:value-type="float" office:value="5.64215134826849E-037" calcext:value-type="float">
            <text:p>5.64215134826849E-037</text:p>
          </table:table-cell>
          <table:table-cell table:formula="of:=[.OQ3]-[.$B$1]*[.OQ3]" office:value-type="float" office:value="4.51372107861479E-037" calcext:value-type="float">
            <text:p>4.51372107861479E-037</text:p>
          </table:table-cell>
          <table:table-cell table:formula="of:=[.OR3]-[.$B$1]*[.OR3]" office:value-type="float" office:value="3.61097686289183E-037" calcext:value-type="float">
            <text:p>3.61097686289183E-037</text:p>
          </table:table-cell>
          <table:table-cell table:formula="of:=[.OS3]-[.$B$1]*[.OS3]" office:value-type="float" office:value="2.88878149031347E-037" calcext:value-type="float">
            <text:p>2.88878149031347E-037</text:p>
          </table:table-cell>
          <table:table-cell table:formula="of:=[.OT3]-[.$B$1]*[.OT3]" office:value-type="float" office:value="2.31102519225077E-037" calcext:value-type="float">
            <text:p>2.31102519225077E-037</text:p>
          </table:table-cell>
          <table:table-cell table:formula="of:=[.OU3]-[.$B$1]*[.OU3]" office:value-type="float" office:value="1.84882015380062E-037" calcext:value-type="float">
            <text:p>1.84882015380062E-037</text:p>
          </table:table-cell>
          <table:table-cell table:formula="of:=[.OV3]-[.$B$1]*[.OV3]" office:value-type="float" office:value="1.4790561230405E-037" calcext:value-type="float">
            <text:p>1.4790561230405E-037</text:p>
          </table:table-cell>
          <table:table-cell table:formula="of:=[.OW3]-[.$B$1]*[.OW3]" office:value-type="float" office:value="1.1832448984324E-037" calcext:value-type="float">
            <text:p>1.1832448984324E-037</text:p>
          </table:table-cell>
          <table:table-cell table:formula="of:=[.OX3]-[.$B$1]*[.OX3]" office:value-type="float" office:value="9.46595918745917E-038" calcext:value-type="float">
            <text:p>9.46595918745917E-038</text:p>
          </table:table-cell>
          <table:table-cell table:formula="of:=[.OY3]-[.$B$1]*[.OY3]" office:value-type="float" office:value="7.57276734996734E-038" calcext:value-type="float">
            <text:p>7.57276734996734E-038</text:p>
          </table:table-cell>
          <table:table-cell table:formula="of:=[.OZ3]-[.$B$1]*[.OZ3]" office:value-type="float" office:value="6.05821387997387E-038" calcext:value-type="float">
            <text:p>6.05821387997387E-038</text:p>
          </table:table-cell>
          <table:table-cell table:formula="of:=[.PA3]-[.$B$1]*[.PA3]" office:value-type="float" office:value="4.8465711039791E-038" calcext:value-type="float">
            <text:p>4.8465711039791E-038</text:p>
          </table:table-cell>
          <table:table-cell table:formula="of:=[.PB3]-[.$B$1]*[.PB3]" office:value-type="float" office:value="3.87725688318328E-038" calcext:value-type="float">
            <text:p>3.87725688318328E-038</text:p>
          </table:table-cell>
          <table:table-cell table:formula="of:=[.PC3]-[.$B$1]*[.PC3]" office:value-type="float" office:value="3.10180550654662E-038" calcext:value-type="float">
            <text:p>3.10180550654662E-038</text:p>
          </table:table-cell>
          <table:table-cell table:formula="of:=[.PD3]-[.$B$1]*[.PD3]" office:value-type="float" office:value="2.4814444052373E-038" calcext:value-type="float">
            <text:p>2.4814444052373E-038</text:p>
          </table:table-cell>
          <table:table-cell table:formula="of:=[.PE3]-[.$B$1]*[.PE3]" office:value-type="float" office:value="1.98515552418984E-038" calcext:value-type="float">
            <text:p>1.98515552418984E-038</text:p>
          </table:table-cell>
          <table:table-cell table:formula="of:=[.PF3]-[.$B$1]*[.PF3]" office:value-type="float" office:value="1.58812441935187E-038" calcext:value-type="float">
            <text:p>1.58812441935187E-038</text:p>
          </table:table-cell>
          <table:table-cell table:formula="of:=[.PG3]-[.$B$1]*[.PG3]" office:value-type="float" office:value="1.2704995354815E-038" calcext:value-type="float">
            <text:p>1.2704995354815E-038</text:p>
          </table:table-cell>
          <table:table-cell table:formula="of:=[.PH3]-[.$B$1]*[.PH3]" office:value-type="float" office:value="1.0163996283852E-038" calcext:value-type="float">
            <text:p>1.0163996283852E-038</text:p>
          </table:table-cell>
          <table:table-cell table:formula="of:=[.PI3]-[.$B$1]*[.PI3]" office:value-type="float" office:value="8.13119702708158E-039" calcext:value-type="float">
            <text:p>8.13119702708158E-039</text:p>
          </table:table-cell>
          <table:table-cell table:formula="of:=[.PJ3]-[.$B$1]*[.PJ3]" office:value-type="float" office:value="6.50495762166526E-039" calcext:value-type="float">
            <text:p>6.50495762166526E-039</text:p>
          </table:table-cell>
          <table:table-cell table:formula="of:=[.PK3]-[.$B$1]*[.PK3]" office:value-type="float" office:value="5.20396609733221E-039" calcext:value-type="float">
            <text:p>5.20396609733221E-039</text:p>
          </table:table-cell>
          <table:table-cell table:formula="of:=[.PL3]-[.$B$1]*[.PL3]" office:value-type="float" office:value="4.16317287786577E-039" calcext:value-type="float">
            <text:p>4.16317287786577E-039</text:p>
          </table:table-cell>
          <table:table-cell table:formula="of:=[.PM3]-[.$B$1]*[.PM3]" office:value-type="float" office:value="3.33053830229261E-039" calcext:value-type="float">
            <text:p>3.33053830229261E-039</text:p>
          </table:table-cell>
          <table:table-cell table:formula="of:=[.PN3]-[.$B$1]*[.PN3]" office:value-type="float" office:value="2.66443064183409E-039" calcext:value-type="float">
            <text:p>2.66443064183409E-039</text:p>
          </table:table-cell>
          <table:table-cell table:formula="of:=[.PO3]-[.$B$1]*[.PO3]" office:value-type="float" office:value="2.13154451346727E-039" calcext:value-type="float">
            <text:p>2.13154451346727E-039</text:p>
          </table:table-cell>
          <table:table-cell table:formula="of:=[.PP3]-[.$B$1]*[.PP3]" office:value-type="float" office:value="1.70523561077382E-039" calcext:value-type="float">
            <text:p>1.70523561077382E-039</text:p>
          </table:table-cell>
          <table:table-cell table:formula="of:=[.PQ3]-[.$B$1]*[.PQ3]" office:value-type="float" office:value="1.36418848861905E-039" calcext:value-type="float">
            <text:p>1.36418848861905E-039</text:p>
          </table:table-cell>
          <table:table-cell table:formula="of:=[.PR3]-[.$B$1]*[.PR3]" office:value-type="float" office:value="1.09135079089524E-039" calcext:value-type="float">
            <text:p>1.09135079089524E-039</text:p>
          </table:table-cell>
          <table:table-cell table:formula="of:=[.PS3]-[.$B$1]*[.PS3]" office:value-type="float" office:value="8.73080632716195E-040" calcext:value-type="float">
            <text:p>8.73080632716195E-040</text:p>
          </table:table-cell>
          <table:table-cell table:formula="of:=[.PT3]-[.$B$1]*[.PT3]" office:value-type="float" office:value="6.98464506172956E-040" calcext:value-type="float">
            <text:p>6.98464506172956E-040</text:p>
          </table:table-cell>
          <table:table-cell table:formula="of:=[.PU3]-[.$B$1]*[.PU3]" office:value-type="float" office:value="5.58771604938365E-040" calcext:value-type="float">
            <text:p>5.58771604938365E-040</text:p>
          </table:table-cell>
          <table:table-cell table:formula="of:=[.PV3]-[.$B$1]*[.PV3]" office:value-type="float" office:value="4.47017283950692E-040" calcext:value-type="float">
            <text:p>4.47017283950692E-040</text:p>
          </table:table-cell>
          <table:table-cell table:formula="of:=[.PW3]-[.$B$1]*[.PW3]" office:value-type="float" office:value="3.57613827160553E-040" calcext:value-type="float">
            <text:p>3.57613827160553E-040</text:p>
          </table:table-cell>
          <table:table-cell table:formula="of:=[.PX3]-[.$B$1]*[.PX3]" office:value-type="float" office:value="2.86091061728443E-040" calcext:value-type="float">
            <text:p>2.86091061728443E-040</text:p>
          </table:table-cell>
          <table:table-cell table:formula="of:=[.PY3]-[.$B$1]*[.PY3]" office:value-type="float" office:value="2.28872849382754E-040" calcext:value-type="float">
            <text:p>2.28872849382754E-040</text:p>
          </table:table-cell>
          <table:table-cell table:formula="of:=[.PZ3]-[.$B$1]*[.PZ3]" office:value-type="float" office:value="1.83098279506203E-040" calcext:value-type="float">
            <text:p>1.83098279506203E-040</text:p>
          </table:table-cell>
          <table:table-cell table:formula="of:=[.QA3]-[.$B$1]*[.QA3]" office:value-type="float" office:value="1.46478623604963E-040" calcext:value-type="float">
            <text:p>1.46478623604963E-040</text:p>
          </table:table-cell>
          <table:table-cell table:formula="of:=[.QB3]-[.$B$1]*[.QB3]" office:value-type="float" office:value="1.1718289888397E-040" calcext:value-type="float">
            <text:p>1.1718289888397E-040</text:p>
          </table:table-cell>
          <table:table-cell table:formula="of:=[.QC3]-[.$B$1]*[.QC3]" office:value-type="float" office:value="9.37463191071761E-041" calcext:value-type="float">
            <text:p>9.37463191071761E-041</text:p>
          </table:table-cell>
          <table:table-cell table:formula="of:=[.QD3]-[.$B$1]*[.QD3]" office:value-type="float" office:value="7.49970552857409E-041" calcext:value-type="float">
            <text:p>7.49970552857409E-041</text:p>
          </table:table-cell>
          <table:table-cell table:formula="of:=[.QE3]-[.$B$1]*[.QE3]" office:value-type="float" office:value="5.99976442285927E-041" calcext:value-type="float">
            <text:p>5.99976442285927E-041</text:p>
          </table:table-cell>
          <table:table-cell table:formula="of:=[.QF3]-[.$B$1]*[.QF3]" office:value-type="float" office:value="4.79981153828742E-041" calcext:value-type="float">
            <text:p>4.79981153828742E-041</text:p>
          </table:table-cell>
          <table:table-cell table:formula="of:=[.QG3]-[.$B$1]*[.QG3]" office:value-type="float" office:value="3.83984923062993E-041" calcext:value-type="float">
            <text:p>3.83984923062993E-041</text:p>
          </table:table-cell>
          <table:table-cell table:formula="of:=[.QH3]-[.$B$1]*[.QH3]" office:value-type="float" office:value="3.07187938450395E-041" calcext:value-type="float">
            <text:p>3.07187938450395E-041</text:p>
          </table:table-cell>
          <table:table-cell table:formula="of:=[.QI3]-[.$B$1]*[.QI3]" office:value-type="float" office:value="2.45750350760316E-041" calcext:value-type="float">
            <text:p>2.45750350760316E-041</text:p>
          </table:table-cell>
          <table:table-cell table:formula="of:=[.QJ3]-[.$B$1]*[.QJ3]" office:value-type="float" office:value="1.96600280608253E-041" calcext:value-type="float">
            <text:p>1.96600280608253E-041</text:p>
          </table:table-cell>
          <table:table-cell table:formula="of:=[.QK3]-[.$B$1]*[.QK3]" office:value-type="float" office:value="1.57280224486602E-041" calcext:value-type="float">
            <text:p>1.57280224486602E-041</text:p>
          </table:table-cell>
          <table:table-cell table:formula="of:=[.QL3]-[.$B$1]*[.QL3]" office:value-type="float" office:value="1.25824179589282E-041" calcext:value-type="float">
            <text:p>1.25824179589282E-041</text:p>
          </table:table-cell>
          <table:table-cell table:formula="of:=[.QM3]-[.$B$1]*[.QM3]" office:value-type="float" office:value="1.00659343671425E-041" calcext:value-type="float">
            <text:p>1.00659343671425E-041</text:p>
          </table:table-cell>
          <table:table-cell table:formula="of:=[.QN3]-[.$B$1]*[.QN3]" office:value-type="float" office:value="8.05274749371403E-042" calcext:value-type="float">
            <text:p>8.05274749371403E-042</text:p>
          </table:table-cell>
          <table:table-cell table:formula="of:=[.QO3]-[.$B$1]*[.QO3]" office:value-type="float" office:value="6.44219799497122E-042" calcext:value-type="float">
            <text:p>6.44219799497122E-042</text:p>
          </table:table-cell>
          <table:table-cell table:formula="of:=[.QP3]-[.$B$1]*[.QP3]" office:value-type="float" office:value="5.15375839597698E-042" calcext:value-type="float">
            <text:p>5.15375839597698E-042</text:p>
          </table:table-cell>
          <table:table-cell table:formula="of:=[.QQ3]-[.$B$1]*[.QQ3]" office:value-type="float" office:value="4.12300671678158E-042" calcext:value-type="float">
            <text:p>4.12300671678158E-042</text:p>
          </table:table-cell>
          <table:table-cell table:formula="of:=[.QR3]-[.$B$1]*[.QR3]" office:value-type="float" office:value="3.29840537342527E-042" calcext:value-type="float">
            <text:p>3.29840537342527E-042</text:p>
          </table:table-cell>
          <table:table-cell table:formula="of:=[.QS3]-[.$B$1]*[.QS3]" office:value-type="float" office:value="2.63872429874021E-042" calcext:value-type="float">
            <text:p>2.63872429874021E-042</text:p>
          </table:table-cell>
          <table:table-cell table:formula="of:=[.QT3]-[.$B$1]*[.QT3]" office:value-type="float" office:value="2.11097943899217E-042" calcext:value-type="float">
            <text:p>2.11097943899217E-042</text:p>
          </table:table-cell>
          <table:table-cell table:formula="of:=[.QU3]-[.$B$1]*[.QU3]" office:value-type="float" office:value="1.68878355119374E-042" calcext:value-type="float">
            <text:p>1.68878355119374E-042</text:p>
          </table:table-cell>
          <table:table-cell table:formula="of:=[.QV3]-[.$B$1]*[.QV3]" office:value-type="float" office:value="1.35102684095499E-042" calcext:value-type="float">
            <text:p>1.35102684095499E-042</text:p>
          </table:table-cell>
          <table:table-cell table:formula="of:=[.QW3]-[.$B$1]*[.QW3]" office:value-type="float" office:value="1.08082147276399E-042" calcext:value-type="float">
            <text:p>1.08082147276399E-042</text:p>
          </table:table-cell>
          <table:table-cell table:formula="of:=[.QX3]-[.$B$1]*[.QX3]" office:value-type="float" office:value="8.64657178211193E-043" calcext:value-type="float">
            <text:p>8.64657178211193E-043</text:p>
          </table:table-cell>
          <table:table-cell table:formula="of:=[.QY3]-[.$B$1]*[.QY3]" office:value-type="float" office:value="6.91725742568954E-043" calcext:value-type="float">
            <text:p>6.91725742568954E-043</text:p>
          </table:table-cell>
          <table:table-cell table:formula="of:=[.QZ3]-[.$B$1]*[.QZ3]" office:value-type="float" office:value="5.53380594055163E-043" calcext:value-type="float">
            <text:p>5.53380594055163E-043</text:p>
          </table:table-cell>
          <table:table-cell table:formula="of:=[.RA3]-[.$B$1]*[.RA3]" office:value-type="float" office:value="4.42704475244131E-043" calcext:value-type="float">
            <text:p>4.42704475244131E-043</text:p>
          </table:table-cell>
          <table:table-cell table:formula="of:=[.RB3]-[.$B$1]*[.RB3]" office:value-type="float" office:value="3.54163580195305E-043" calcext:value-type="float">
            <text:p>3.54163580195305E-043</text:p>
          </table:table-cell>
          <table:table-cell table:formula="of:=[.RC3]-[.$B$1]*[.RC3]" office:value-type="float" office:value="2.83330864156244E-043" calcext:value-type="float">
            <text:p>2.83330864156244E-043</text:p>
          </table:table-cell>
          <table:table-cell table:formula="of:=[.RD3]-[.$B$1]*[.RD3]" office:value-type="float" office:value="2.26664691324995E-043" calcext:value-type="float">
            <text:p>2.26664691324995E-043</text:p>
          </table:table-cell>
          <table:table-cell table:formula="of:=[.RE3]-[.$B$1]*[.RE3]" office:value-type="float" office:value="1.81331753059996E-043" calcext:value-type="float">
            <text:p>1.81331753059996E-043</text:p>
          </table:table-cell>
          <table:table-cell table:formula="of:=[.RF3]-[.$B$1]*[.RF3]" office:value-type="float" office:value="1.45065402447997E-043" calcext:value-type="float">
            <text:p>1.45065402447997E-043</text:p>
          </table:table-cell>
          <table:table-cell table:formula="of:=[.RG3]-[.$B$1]*[.RG3]" office:value-type="float" office:value="1.16052321958397E-043" calcext:value-type="float">
            <text:p>1.16052321958397E-043</text:p>
          </table:table-cell>
          <table:table-cell table:formula="of:=[.RH3]-[.$B$1]*[.RH3]" office:value-type="float" office:value="9.28418575667179E-044" calcext:value-type="float">
            <text:p>9.28418575667179E-044</text:p>
          </table:table-cell>
          <table:table-cell table:formula="of:=[.RI3]-[.$B$1]*[.RI3]" office:value-type="float" office:value="7.42734860533744E-044" calcext:value-type="float">
            <text:p>7.42734860533744E-044</text:p>
          </table:table-cell>
          <table:table-cell table:formula="of:=[.RJ3]-[.$B$1]*[.RJ3]" office:value-type="float" office:value="5.94187888426995E-044" calcext:value-type="float">
            <text:p>5.94187888426995E-044</text:p>
          </table:table-cell>
          <table:table-cell table:formula="of:=[.RK3]-[.$B$1]*[.RK3]" office:value-type="float" office:value="4.75350310741596E-044" calcext:value-type="float">
            <text:p>4.75350310741596E-044</text:p>
          </table:table-cell>
          <table:table-cell table:formula="of:=[.RL3]-[.$B$1]*[.RL3]" office:value-type="float" office:value="3.80280248593277E-044" calcext:value-type="float">
            <text:p>3.80280248593277E-044</text:p>
          </table:table-cell>
          <table:table-cell table:formula="of:=[.RM3]-[.$B$1]*[.RM3]" office:value-type="float" office:value="3.04224198874621E-044" calcext:value-type="float">
            <text:p>3.04224198874621E-044</text:p>
          </table:table-cell>
          <table:table-cell table:formula="of:=[.RN3]-[.$B$1]*[.RN3]" office:value-type="float" office:value="2.43379359099697E-044" calcext:value-type="float">
            <text:p>2.43379359099697E-044</text:p>
          </table:table-cell>
          <table:table-cell table:formula="of:=[.RO3]-[.$B$1]*[.RO3]" office:value-type="float" office:value="1.94703487279758E-044" calcext:value-type="float">
            <text:p>1.94703487279758E-044</text:p>
          </table:table-cell>
          <table:table-cell table:formula="of:=[.RP3]-[.$B$1]*[.RP3]" office:value-type="float" office:value="1.55762789823806E-044" calcext:value-type="float">
            <text:p>1.55762789823806E-044</text:p>
          </table:table-cell>
          <table:table-cell table:formula="of:=[.RQ3]-[.$B$1]*[.RQ3]" office:value-type="float" office:value="1.24610231859045E-044" calcext:value-type="float">
            <text:p>1.24610231859045E-044</text:p>
          </table:table-cell>
          <table:table-cell table:formula="of:=[.RR3]-[.$B$1]*[.RR3]" office:value-type="float" office:value="9.96881854872359E-045" calcext:value-type="float">
            <text:p>9.96881854872359E-045</text:p>
          </table:table-cell>
          <table:table-cell table:formula="of:=[.RS3]-[.$B$1]*[.RS3]" office:value-type="float" office:value="7.97505483897887E-045" calcext:value-type="float">
            <text:p>7.97505483897887E-045</text:p>
          </table:table-cell>
          <table:table-cell table:formula="of:=[.RT3]-[.$B$1]*[.RT3]" office:value-type="float" office:value="6.3800438711831E-045" calcext:value-type="float">
            <text:p>6.3800438711831E-045</text:p>
          </table:table-cell>
          <table:table-cell table:formula="of:=[.RU3]-[.$B$1]*[.RU3]" office:value-type="float" office:value="5.10403509694648E-045" calcext:value-type="float">
            <text:p>5.10403509694648E-045</text:p>
          </table:table-cell>
          <table:table-cell table:formula="of:=[.RV3]-[.$B$1]*[.RV3]" office:value-type="float" office:value="4.08322807755718E-045" calcext:value-type="float">
            <text:p>4.08322807755718E-045</text:p>
          </table:table-cell>
          <table:table-cell table:formula="of:=[.RW3]-[.$B$1]*[.RW3]" office:value-type="float" office:value="3.26658246204575E-045" calcext:value-type="float">
            <text:p>3.26658246204575E-045</text:p>
          </table:table-cell>
          <table:table-cell table:formula="of:=[.RX3]-[.$B$1]*[.RX3]" office:value-type="float" office:value="2.6132659696366E-045" calcext:value-type="float">
            <text:p>2.6132659696366E-045</text:p>
          </table:table-cell>
          <table:table-cell table:formula="of:=[.RY3]-[.$B$1]*[.RY3]" office:value-type="float" office:value="2.09061277570928E-045" calcext:value-type="float">
            <text:p>2.09061277570928E-045</text:p>
          </table:table-cell>
          <table:table-cell table:formula="of:=[.RZ3]-[.$B$1]*[.RZ3]" office:value-type="float" office:value="1.67249022056742E-045" calcext:value-type="float">
            <text:p>1.67249022056742E-045</text:p>
          </table:table-cell>
          <table:table-cell table:formula="of:=[.SA3]-[.$B$1]*[.SA3]" office:value-type="float" office:value="1.33799217645394E-045" calcext:value-type="float">
            <text:p>1.33799217645394E-045</text:p>
          </table:table-cell>
          <table:table-cell table:formula="of:=[.SB3]-[.$B$1]*[.SB3]" office:value-type="float" office:value="1.07039374116315E-045" calcext:value-type="float">
            <text:p>1.07039374116315E-045</text:p>
          </table:table-cell>
          <table:table-cell table:formula="of:=[.SC3]-[.$B$1]*[.SC3]" office:value-type="float" office:value="8.5631499293052E-046" calcext:value-type="float">
            <text:p>8.5631499293052E-046</text:p>
          </table:table-cell>
          <table:table-cell table:formula="of:=[.SD3]-[.$B$1]*[.SD3]" office:value-type="float" office:value="6.85051994344416E-046" calcext:value-type="float">
            <text:p>6.85051994344416E-046</text:p>
          </table:table-cell>
          <table:table-cell table:formula="of:=[.SE3]-[.$B$1]*[.SE3]" office:value-type="float" office:value="5.48041595475533E-046" calcext:value-type="float">
            <text:p>5.48041595475533E-046</text:p>
          </table:table-cell>
          <table:table-cell table:formula="of:=[.SF3]-[.$B$1]*[.SF3]" office:value-type="float" office:value="4.38433276380426E-046" calcext:value-type="float">
            <text:p>4.38433276380426E-046</text:p>
          </table:table-cell>
          <table:table-cell table:formula="of:=[.SG3]-[.$B$1]*[.SG3]" office:value-type="float" office:value="3.50746621104341E-046" calcext:value-type="float">
            <text:p>3.50746621104341E-046</text:p>
          </table:table-cell>
          <table:table-cell table:formula="of:=[.SH3]-[.$B$1]*[.SH3]" office:value-type="float" office:value="2.80597296883473E-046" calcext:value-type="float">
            <text:p>2.80597296883473E-046</text:p>
          </table:table-cell>
          <table:table-cell table:formula="of:=[.SI3]-[.$B$1]*[.SI3]" office:value-type="float" office:value="2.24477837506778E-046" calcext:value-type="float">
            <text:p>2.24477837506778E-046</text:p>
          </table:table-cell>
          <table:table-cell table:formula="of:=[.SJ3]-[.$B$1]*[.SJ3]" office:value-type="float" office:value="1.79582270005423E-046" calcext:value-type="float">
            <text:p>1.79582270005423E-046</text:p>
          </table:table-cell>
          <table:table-cell table:formula="of:=[.SK3]-[.$B$1]*[.SK3]" office:value-type="float" office:value="1.43665816004338E-046" calcext:value-type="float">
            <text:p>1.43665816004338E-046</text:p>
          </table:table-cell>
          <table:table-cell table:formula="of:=[.SL3]-[.$B$1]*[.SL3]" office:value-type="float" office:value="1.14932652803471E-046" calcext:value-type="float">
            <text:p>1.14932652803471E-046</text:p>
          </table:table-cell>
          <table:table-cell table:formula="of:=[.SM3]-[.$B$1]*[.SM3]" office:value-type="float" office:value="9.19461222427764E-047" calcext:value-type="float">
            <text:p>9.19461222427764E-047</text:p>
          </table:table-cell>
          <table:table-cell table:formula="of:=[.SN3]-[.$B$1]*[.SN3]" office:value-type="float" office:value="7.35568977942211E-047" calcext:value-type="float">
            <text:p>7.35568977942211E-047</text:p>
          </table:table-cell>
          <table:table-cell table:formula="of:=[.SO3]-[.$B$1]*[.SO3]" office:value-type="float" office:value="5.88455182353769E-047" calcext:value-type="float">
            <text:p>5.88455182353769E-047</text:p>
          </table:table-cell>
          <table:table-cell table:formula="of:=[.SP3]-[.$B$1]*[.SP3]" office:value-type="float" office:value="4.70764145883015E-047" calcext:value-type="float">
            <text:p>4.70764145883015E-047</text:p>
          </table:table-cell>
          <table:table-cell table:formula="of:=[.SQ3]-[.$B$1]*[.SQ3]" office:value-type="float" office:value="3.76611316706412E-047" calcext:value-type="float">
            <text:p>3.76611316706412E-047</text:p>
          </table:table-cell>
          <table:table-cell table:formula="of:=[.SR3]-[.$B$1]*[.SR3]" office:value-type="float" office:value="3.0128905336513E-047" calcext:value-type="float">
            <text:p>3.0128905336513E-047</text:p>
          </table:table-cell>
          <table:table-cell table:formula="of:=[.SS3]-[.$B$1]*[.SS3]" office:value-type="float" office:value="2.41031242692104E-047" calcext:value-type="float">
            <text:p>2.41031242692104E-047</text:p>
          </table:table-cell>
          <table:table-cell table:formula="of:=[.ST3]-[.$B$1]*[.ST3]" office:value-type="float" office:value="1.92824994153683E-047" calcext:value-type="float">
            <text:p>1.92824994153683E-047</text:p>
          </table:table-cell>
          <table:table-cell table:formula="of:=[.SU3]-[.$B$1]*[.SU3]" office:value-type="float" office:value="1.54259995322946E-047" calcext:value-type="float">
            <text:p>1.54259995322946E-047</text:p>
          </table:table-cell>
          <table:table-cell table:formula="of:=[.SV3]-[.$B$1]*[.SV3]" office:value-type="float" office:value="1.23407996258357E-047" calcext:value-type="float">
            <text:p>1.23407996258357E-047</text:p>
          </table:table-cell>
          <table:table-cell table:formula="of:=[.SW3]-[.$B$1]*[.SW3]" office:value-type="float" office:value="9.87263970066857E-048" calcext:value-type="float">
            <text:p>9.87263970066857E-048</text:p>
          </table:table-cell>
          <table:table-cell table:formula="of:=[.SX3]-[.$B$1]*[.SX3]" office:value-type="float" office:value="7.89811176053486E-048" calcext:value-type="float">
            <text:p>7.89811176053486E-048</text:p>
          </table:table-cell>
          <table:table-cell table:formula="of:=[.SY3]-[.$B$1]*[.SY3]" office:value-type="float" office:value="6.31848940842789E-048" calcext:value-type="float">
            <text:p>6.31848940842789E-048</text:p>
          </table:table-cell>
          <table:table-cell table:formula="of:=[.SZ3]-[.$B$1]*[.SZ3]" office:value-type="float" office:value="5.05479152674231E-048" calcext:value-type="float">
            <text:p>5.05479152674231E-048</text:p>
          </table:table-cell>
          <table:table-cell table:formula="of:=[.TA3]-[.$B$1]*[.TA3]" office:value-type="float" office:value="4.04383322139385E-048" calcext:value-type="float">
            <text:p>4.04383322139385E-048</text:p>
          </table:table-cell>
          <table:table-cell table:formula="of:=[.TB3]-[.$B$1]*[.TB3]" office:value-type="float" office:value="3.23506657711508E-048" calcext:value-type="float">
            <text:p>3.23506657711508E-048</text:p>
          </table:table-cell>
          <table:table-cell table:formula="of:=[.TC3]-[.$B$1]*[.TC3]" office:value-type="float" office:value="2.58805326169206E-048" calcext:value-type="float">
            <text:p>2.58805326169206E-048</text:p>
          </table:table-cell>
          <table:table-cell table:formula="of:=[.TD3]-[.$B$1]*[.TD3]" office:value-type="float" office:value="2.07044260935365E-048" calcext:value-type="float">
            <text:p>2.07044260935365E-048</text:p>
          </table:table-cell>
          <table:table-cell table:formula="of:=[.TE3]-[.$B$1]*[.TE3]" office:value-type="float" office:value="1.65635408748292E-048" calcext:value-type="float">
            <text:p>1.65635408748292E-048</text:p>
          </table:table-cell>
          <table:table-cell table:formula="of:=[.TF3]-[.$B$1]*[.TF3]" office:value-type="float" office:value="1.32508326998634E-048" calcext:value-type="float">
            <text:p>1.32508326998634E-048</text:p>
          </table:table-cell>
          <table:table-cell table:formula="of:=[.TG3]-[.$B$1]*[.TG3]" office:value-type="float" office:value="1.06006661598907E-048" calcext:value-type="float">
            <text:p>1.06006661598907E-048</text:p>
          </table:table-cell>
          <table:table-cell table:formula="of:=[.TH3]-[.$B$1]*[.TH3]" office:value-type="float" office:value="8.48053292791255E-049" calcext:value-type="float">
            <text:p>8.48053292791255E-049</text:p>
          </table:table-cell>
          <table:table-cell table:formula="of:=[.TI3]-[.$B$1]*[.TI3]" office:value-type="float" office:value="6.78442634233004E-049" calcext:value-type="float">
            <text:p>6.78442634233004E-049</text:p>
          </table:table-cell>
          <table:table-cell table:formula="of:=[.TJ3]-[.$B$1]*[.TJ3]" office:value-type="float" office:value="5.42754107386403E-049" calcext:value-type="float">
            <text:p>5.42754107386403E-049</text:p>
          </table:table-cell>
          <table:table-cell table:formula="of:=[.TK3]-[.$B$1]*[.TK3]" office:value-type="float" office:value="4.34203285909122E-049" calcext:value-type="float">
            <text:p>4.34203285909122E-049</text:p>
          </table:table-cell>
          <table:table-cell table:formula="of:=[.TL3]-[.$B$1]*[.TL3]" office:value-type="float" office:value="3.47362628727298E-049" calcext:value-type="float">
            <text:p>3.47362628727298E-049</text:p>
          </table:table-cell>
          <table:table-cell table:formula="of:=[.TM3]-[.$B$1]*[.TM3]" office:value-type="float" office:value="2.77890102981838E-049" calcext:value-type="float">
            <text:p>2.77890102981838E-049</text:p>
          </table:table-cell>
          <table:table-cell table:formula="of:=[.TN3]-[.$B$1]*[.TN3]" office:value-type="float" office:value="2.22312082385471E-049" calcext:value-type="float">
            <text:p>2.22312082385471E-049</text:p>
          </table:table-cell>
          <table:table-cell table:formula="of:=[.TO3]-[.$B$1]*[.TO3]" office:value-type="float" office:value="1.77849665908377E-049" calcext:value-type="float">
            <text:p>1.77849665908377E-049</text:p>
          </table:table-cell>
          <table:table-cell table:formula="of:=[.TP3]-[.$B$1]*[.TP3]" office:value-type="float" office:value="1.42279732726701E-049" calcext:value-type="float">
            <text:p>1.42279732726701E-049</text:p>
          </table:table-cell>
          <table:table-cell table:formula="of:=[.TQ3]-[.$B$1]*[.TQ3]" office:value-type="float" office:value="1.13823786181361E-049" calcext:value-type="float">
            <text:p>1.13823786181361E-049</text:p>
          </table:table-cell>
          <table:table-cell table:formula="of:=[.TR3]-[.$B$1]*[.TR3]" office:value-type="float" office:value="9.10590289450888E-050" calcext:value-type="float">
            <text:p>9.10590289450888E-050</text:p>
          </table:table-cell>
          <table:table-cell table:formula="of:=[.TS3]-[.$B$1]*[.TS3]" office:value-type="float" office:value="7.2847223156071E-050" calcext:value-type="float">
            <text:p>7.2847223156071E-050</text:p>
          </table:table-cell>
          <table:table-cell table:formula="of:=[.TT3]-[.$B$1]*[.TT3]" office:value-type="float" office:value="5.82777785248568E-050" calcext:value-type="float">
            <text:p>5.82777785248568E-050</text:p>
          </table:table-cell>
          <table:table-cell table:formula="of:=[.TU3]-[.$B$1]*[.TU3]" office:value-type="float" office:value="4.66222228198854E-050" calcext:value-type="float">
            <text:p>4.66222228198854E-050</text:p>
          </table:table-cell>
          <table:table-cell table:formula="of:=[.TV3]-[.$B$1]*[.TV3]" office:value-type="float" office:value="3.72977782559084E-050" calcext:value-type="float">
            <text:p>3.72977782559084E-050</text:p>
          </table:table-cell>
          <table:table-cell table:formula="of:=[.TW3]-[.$B$1]*[.TW3]" office:value-type="float" office:value="2.98382226047267E-050" calcext:value-type="float">
            <text:p>2.98382226047267E-050</text:p>
          </table:table-cell>
          <table:table-cell table:formula="of:=[.TX3]-[.$B$1]*[.TX3]" office:value-type="float" office:value="2.38705780837813E-050" calcext:value-type="float">
            <text:p>2.38705780837813E-050</text:p>
          </table:table-cell>
          <table:table-cell table:formula="of:=[.TY3]-[.$B$1]*[.TY3]" office:value-type="float" office:value="1.90964624670251E-050" calcext:value-type="float">
            <text:p>1.90964624670251E-050</text:p>
          </table:table-cell>
          <table:table-cell table:formula="of:=[.TZ3]-[.$B$1]*[.TZ3]" office:value-type="float" office:value="1.52771699736201E-050" calcext:value-type="float">
            <text:p>1.52771699736201E-050</text:p>
          </table:table-cell>
          <table:table-cell table:formula="of:=[.UA3]-[.$B$1]*[.UA3]" office:value-type="float" office:value="1.22217359788961E-050" calcext:value-type="float">
            <text:p>1.22217359788961E-050</text:p>
          </table:table-cell>
          <table:table-cell table:formula="of:=[.UB3]-[.$B$1]*[.UB3]" office:value-type="float" office:value="9.77738878311684E-051" calcext:value-type="float">
            <text:p>9.77738878311684E-051</text:p>
          </table:table-cell>
          <table:table-cell table:formula="of:=[.UC3]-[.$B$1]*[.UC3]" office:value-type="float" office:value="7.82191102649347E-051" calcext:value-type="float">
            <text:p>7.82191102649347E-051</text:p>
          </table:table-cell>
          <table:table-cell table:formula="of:=[.UD3]-[.$B$1]*[.UD3]" office:value-type="float" office:value="6.25752882119478E-051" calcext:value-type="float">
            <text:p>6.25752882119478E-051</text:p>
          </table:table-cell>
          <table:table-cell table:formula="of:=[.UE3]-[.$B$1]*[.UE3]" office:value-type="float" office:value="5.00602305695582E-051" calcext:value-type="float">
            <text:p>5.00602305695582E-051</text:p>
          </table:table-cell>
          <table:table-cell table:formula="of:=[.UF3]-[.$B$1]*[.UF3]" office:value-type="float" office:value="4.00481844556466E-051" calcext:value-type="float">
            <text:p>4.00481844556466E-051</text:p>
          </table:table-cell>
          <table:table-cell table:formula="of:=[.UG3]-[.$B$1]*[.UG3]" office:value-type="float" office:value="3.20385475645173E-051" calcext:value-type="float">
            <text:p>3.20385475645173E-051</text:p>
          </table:table-cell>
          <table:table-cell table:formula="of:=[.UH3]-[.$B$1]*[.UH3]" office:value-type="float" office:value="2.56308380516138E-051" calcext:value-type="float">
            <text:p>2.56308380516138E-051</text:p>
          </table:table-cell>
          <table:table-cell table:formula="of:=[.UI3]-[.$B$1]*[.UI3]" office:value-type="float" office:value="2.0504670441291E-051" calcext:value-type="float">
            <text:p>2.0504670441291E-051</text:p>
          </table:table-cell>
          <table:table-cell table:formula="of:=[.UJ3]-[.$B$1]*[.UJ3]" office:value-type="float" office:value="1.64037363530328E-051" calcext:value-type="float">
            <text:p>1.64037363530328E-051</text:p>
          </table:table-cell>
          <table:table-cell table:formula="of:=[.UK3]-[.$B$1]*[.UK3]" office:value-type="float" office:value="1.31229890824263E-051" calcext:value-type="float">
            <text:p>1.31229890824263E-051</text:p>
          </table:table-cell>
          <table:table-cell table:formula="of:=[.UL3]-[.$B$1]*[.UL3]" office:value-type="float" office:value="1.0498391265941E-051" calcext:value-type="float">
            <text:p>1.0498391265941E-051</text:p>
          </table:table-cell>
          <table:table-cell table:formula="of:=[.UM3]-[.$B$1]*[.UM3]" office:value-type="float" office:value="8.39871301275282E-052" calcext:value-type="float">
            <text:p>8.39871301275282E-052</text:p>
          </table:table-cell>
          <table:table-cell table:formula="of:=[.UN3]-[.$B$1]*[.UN3]" office:value-type="float" office:value="6.71897041020225E-052" calcext:value-type="float">
            <text:p>6.71897041020225E-052</text:p>
          </table:table-cell>
          <table:table-cell table:formula="of:=[.UO3]-[.$B$1]*[.UO3]" office:value-type="float" office:value="5.3751763281618E-052" calcext:value-type="float">
            <text:p>5.3751763281618E-052</text:p>
          </table:table-cell>
          <table:table-cell table:formula="of:=[.UP3]-[.$B$1]*[.UP3]" office:value-type="float" office:value="4.30014106252944E-052" calcext:value-type="float">
            <text:p>4.30014106252944E-052</text:p>
          </table:table-cell>
          <table:table-cell table:formula="of:=[.UQ3]-[.$B$1]*[.UQ3]" office:value-type="float" office:value="3.44011285002355E-052" calcext:value-type="float">
            <text:p>3.44011285002355E-052</text:p>
          </table:table-cell>
          <table:table-cell table:formula="of:=[.UR3]-[.$B$1]*[.UR3]" office:value-type="float" office:value="2.75209028001884E-052" calcext:value-type="float">
            <text:p>2.75209028001884E-052</text:p>
          </table:table-cell>
          <table:table-cell table:formula="of:=[.US3]-[.$B$1]*[.US3]" office:value-type="float" office:value="2.20167222401507E-052" calcext:value-type="float">
            <text:p>2.20167222401507E-052</text:p>
          </table:table-cell>
          <table:table-cell table:formula="of:=[.UT3]-[.$B$1]*[.UT3]" office:value-type="float" office:value="1.76133777921206E-052" calcext:value-type="float">
            <text:p>1.76133777921206E-052</text:p>
          </table:table-cell>
          <table:table-cell table:formula="of:=[.UU3]-[.$B$1]*[.UU3]" office:value-type="float" office:value="1.40907022336965E-052" calcext:value-type="float">
            <text:p>1.40907022336965E-052</text:p>
          </table:table-cell>
          <table:table-cell table:formula="of:=[.UV3]-[.$B$1]*[.UV3]" office:value-type="float" office:value="1.12725617869572E-052" calcext:value-type="float">
            <text:p>1.12725617869572E-052</text:p>
          </table:table-cell>
          <table:table-cell table:formula="of:=[.UW3]-[.$B$1]*[.UW3]" office:value-type="float" office:value="9.01804942956574E-053" calcext:value-type="float">
            <text:p>9.01804942956574E-053</text:p>
          </table:table-cell>
          <table:table-cell table:formula="of:=[.UX3]-[.$B$1]*[.UX3]" office:value-type="float" office:value="7.21443954365259E-053" calcext:value-type="float">
            <text:p>7.21443954365259E-053</text:p>
          </table:table-cell>
          <table:table-cell table:formula="of:=[.UY3]-[.$B$1]*[.UY3]" office:value-type="float" office:value="5.77155163492208E-053" calcext:value-type="float">
            <text:p>5.77155163492208E-053</text:p>
          </table:table-cell>
          <table:table-cell table:formula="of:=[.UZ3]-[.$B$1]*[.UZ3]" office:value-type="float" office:value="4.61724130793766E-053" calcext:value-type="float">
            <text:p>4.61724130793766E-053</text:p>
          </table:table-cell>
          <table:table-cell table:formula="of:=[.VA3]-[.$B$1]*[.VA3]" office:value-type="float" office:value="3.69379304635013E-053" calcext:value-type="float">
            <text:p>3.69379304635013E-053</text:p>
          </table:table-cell>
          <table:table-cell table:formula="of:=[.VB3]-[.$B$1]*[.VB3]" office:value-type="float" office:value="2.9550344370801E-053" calcext:value-type="float">
            <text:p>2.9550344370801E-053</text:p>
          </table:table-cell>
          <table:table-cell table:formula="of:=[.VC3]-[.$B$1]*[.VC3]" office:value-type="float" office:value="2.36402754966408E-053" calcext:value-type="float">
            <text:p>2.36402754966408E-053</text:p>
          </table:table-cell>
          <table:table-cell table:formula="of:=[.VD3]-[.$B$1]*[.VD3]" office:value-type="float" office:value="1.89122203973127E-053" calcext:value-type="float">
            <text:p>1.89122203973127E-053</text:p>
          </table:table-cell>
          <table:table-cell table:formula="of:=[.VE3]-[.$B$1]*[.VE3]" office:value-type="float" office:value="1.51297763178501E-053" calcext:value-type="float">
            <text:p>1.51297763178501E-053</text:p>
          </table:table-cell>
          <table:table-cell table:formula="of:=[.VF3]-[.$B$1]*[.VF3]" office:value-type="float" office:value="1.21038210542801E-053" calcext:value-type="float">
            <text:p>1.21038210542801E-053</text:p>
          </table:table-cell>
          <table:table-cell table:formula="of:=[.VG3]-[.$B$1]*[.VG3]" office:value-type="float" office:value="9.68305684342408E-054" calcext:value-type="float">
            <text:p>9.68305684342408E-054</text:p>
          </table:table-cell>
          <table:table-cell table:formula="of:=[.VH3]-[.$B$1]*[.VH3]" office:value-type="float" office:value="7.74644547473927E-054" calcext:value-type="float">
            <text:p>7.74644547473927E-054</text:p>
          </table:table-cell>
          <table:table-cell table:formula="of:=[.VI3]-[.$B$1]*[.VI3]" office:value-type="float" office:value="6.19715637979141E-054" calcext:value-type="float">
            <text:p>6.19715637979141E-054</text:p>
          </table:table-cell>
          <table:table-cell table:formula="of:=[.VJ3]-[.$B$1]*[.VJ3]" office:value-type="float" office:value="4.95772510383313E-054" calcext:value-type="float">
            <text:p>4.95772510383313E-054</text:p>
          </table:table-cell>
          <table:table-cell table:formula="of:=[.VK3]-[.$B$1]*[.VK3]" office:value-type="float" office:value="3.9661800830665E-054" calcext:value-type="float">
            <text:p>3.9661800830665E-054</text:p>
          </table:table-cell>
          <table:table-cell table:formula="of:=[.VL3]-[.$B$1]*[.VL3]" office:value-type="float" office:value="3.1729440664532E-054" calcext:value-type="float">
            <text:p>3.1729440664532E-054</text:p>
          </table:table-cell>
          <table:table-cell table:formula="of:=[.VM3]-[.$B$1]*[.VM3]" office:value-type="float" office:value="2.53835525316256E-054" calcext:value-type="float">
            <text:p>2.53835525316256E-054</text:p>
          </table:table-cell>
          <table:table-cell table:formula="of:=[.VN3]-[.$B$1]*[.VN3]" office:value-type="float" office:value="2.03068420253005E-054" calcext:value-type="float">
            <text:p>2.03068420253005E-054</text:p>
          </table:table-cell>
          <table:table-cell table:formula="of:=[.VO3]-[.$B$1]*[.VO3]" office:value-type="float" office:value="1.62454736202404E-054" calcext:value-type="float">
            <text:p>1.62454736202404E-054</text:p>
          </table:table-cell>
          <table:table-cell table:formula="of:=[.VP3]-[.$B$1]*[.VP3]" office:value-type="float" office:value="1.29963788961923E-054" calcext:value-type="float">
            <text:p>1.29963788961923E-054</text:p>
          </table:table-cell>
          <table:table-cell table:formula="of:=[.VQ3]-[.$B$1]*[.VQ3]" office:value-type="float" office:value="1.03971031169539E-054" calcext:value-type="float">
            <text:p>1.03971031169539E-054</text:p>
          </table:table-cell>
          <table:table-cell table:formula="of:=[.VR3]-[.$B$1]*[.VR3]" office:value-type="float" office:value="8.31768249356309E-055" calcext:value-type="float">
            <text:p>8.31768249356309E-055</text:p>
          </table:table-cell>
          <table:table-cell table:formula="of:=[.VS3]-[.$B$1]*[.VS3]" office:value-type="float" office:value="6.65414599485047E-055" calcext:value-type="float">
            <text:p>6.65414599485047E-055</text:p>
          </table:table-cell>
          <table:table-cell table:formula="of:=[.VT3]-[.$B$1]*[.VT3]" office:value-type="float" office:value="5.32331679588038E-055" calcext:value-type="float">
            <text:p>5.32331679588038E-055</text:p>
          </table:table-cell>
          <table:table-cell table:formula="of:=[.VU3]-[.$B$1]*[.VU3]" office:value-type="float" office:value="4.2586534367043E-055" calcext:value-type="float">
            <text:p>4.2586534367043E-055</text:p>
          </table:table-cell>
          <table:table-cell table:formula="of:=[.VV3]-[.$B$1]*[.VV3]" office:value-type="float" office:value="3.40692274936344E-055" calcext:value-type="float">
            <text:p>3.40692274936344E-055</text:p>
          </table:table-cell>
          <table:table-cell table:formula="of:=[.VW3]-[.$B$1]*[.VW3]" office:value-type="float" office:value="2.72553819949075E-055" calcext:value-type="float">
            <text:p>2.72553819949075E-055</text:p>
          </table:table-cell>
          <table:table-cell table:formula="of:=[.VX3]-[.$B$1]*[.VX3]" office:value-type="float" office:value="2.1804305595926E-055" calcext:value-type="float">
            <text:p>2.1804305595926E-055</text:p>
          </table:table-cell>
          <table:table-cell table:formula="of:=[.VY3]-[.$B$1]*[.VY3]" office:value-type="float" office:value="1.74434444767408E-055" calcext:value-type="float">
            <text:p>1.74434444767408E-055</text:p>
          </table:table-cell>
          <table:table-cell table:formula="of:=[.VZ3]-[.$B$1]*[.VZ3]" office:value-type="float" office:value="1.39547555813927E-055" calcext:value-type="float">
            <text:p>1.39547555813927E-055</text:p>
          </table:table-cell>
          <table:table-cell table:formula="of:=[.WA3]-[.$B$1]*[.WA3]" office:value-type="float" office:value="1.11638044651141E-055" calcext:value-type="float">
            <text:p>1.11638044651141E-055</text:p>
          </table:table-cell>
          <table:table-cell table:formula="of:=[.WB3]-[.$B$1]*[.WB3]" office:value-type="float" office:value="8.9310435720913E-056" calcext:value-type="float">
            <text:p>8.9310435720913E-056</text:p>
          </table:table-cell>
          <table:table-cell table:formula="of:=[.WC3]-[.$B$1]*[.WC3]" office:value-type="float" office:value="7.14483485767304E-056" calcext:value-type="float">
            <text:p>7.14483485767304E-056</text:p>
          </table:table-cell>
          <table:table-cell table:formula="of:=[.WD3]-[.$B$1]*[.WD3]" office:value-type="float" office:value="5.71586788613843E-056" calcext:value-type="float">
            <text:p>5.71586788613843E-056</text:p>
          </table:table-cell>
          <table:table-cell table:formula="of:=[.WE3]-[.$B$1]*[.WE3]" office:value-type="float" office:value="4.57269430891074E-056" calcext:value-type="float">
            <text:p>4.57269430891074E-056</text:p>
          </table:table-cell>
          <table:table-cell table:formula="of:=[.WF3]-[.$B$1]*[.WF3]" office:value-type="float" office:value="3.6581554471286E-056" calcext:value-type="float">
            <text:p>3.6581554471286E-056</text:p>
          </table:table-cell>
          <table:table-cell table:formula="of:=[.WG3]-[.$B$1]*[.WG3]" office:value-type="float" office:value="2.92652435770288E-056" calcext:value-type="float">
            <text:p>2.92652435770288E-056</text:p>
          </table:table-cell>
          <table:table-cell table:formula="of:=[.WH3]-[.$B$1]*[.WH3]" office:value-type="float" office:value="2.3412194861623E-056" calcext:value-type="float">
            <text:p>2.3412194861623E-056</text:p>
          </table:table-cell>
          <table:table-cell table:formula="of:=[.WI3]-[.$B$1]*[.WI3]" office:value-type="float" office:value="1.87297558892984E-056" calcext:value-type="float">
            <text:p>1.87297558892984E-056</text:p>
          </table:table-cell>
          <table:table-cell table:formula="of:=[.WJ3]-[.$B$1]*[.WJ3]" office:value-type="float" office:value="1.49838047114387E-056" calcext:value-type="float">
            <text:p>1.49838047114387E-056</text:p>
          </table:table-cell>
          <table:table-cell table:formula="of:=[.WK3]-[.$B$1]*[.WK3]" office:value-type="float" office:value="1.1987043769151E-056" calcext:value-type="float">
            <text:p>1.1987043769151E-056</text:p>
          </table:table-cell>
        </table:table-row>
        <table:table-row table:style-name="ro1">
          <table:table-cell/>
          <table:table-cell table:formula="of:=0.01*[.B3]" office:value-type="float" office:value="10" calcext:value-type="float">
            <text:p>10</text:p>
          </table:table-cell>
          <table:table-cell table:formula="of:=0.01*[.C3]" office:value-type="float" office:value="8" calcext:value-type="float">
            <text:p>8</text:p>
          </table:table-cell>
          <table:table-cell table:formula="of:=0.01*[.D3]" office:value-type="float" office:value="6.4" calcext:value-type="float">
            <text:p>6.4</text:p>
          </table:table-cell>
          <table:table-cell table:formula="of:=0.01*[.E3]" office:value-type="float" office:value="5.12" calcext:value-type="float">
            <text:p>5.12</text:p>
          </table:table-cell>
          <table:table-cell table:formula="of:=0.01*[.F3]" office:value-type="float" office:value="4.096" calcext:value-type="float">
            <text:p>4.096</text:p>
          </table:table-cell>
          <table:table-cell table:formula="of:=0.01*[.G3]" office:value-type="float" office:value="3.2768" calcext:value-type="float">
            <text:p>3.2768</text:p>
          </table:table-cell>
          <table:table-cell table:formula="of:=0.01*[.H3]" office:value-type="float" office:value="2.62144" calcext:value-type="float">
            <text:p>2.62144</text:p>
          </table:table-cell>
          <table:table-cell table:formula="of:=0.01*[.I3]" office:value-type="float" office:value="2.097152" calcext:value-type="float">
            <text:p>2.097152</text:p>
          </table:table-cell>
          <table:table-cell table:formula="of:=0.01*[.J3]" office:value-type="float" office:value="1.6777216" calcext:value-type="float">
            <text:p>1.6777216</text:p>
          </table:table-cell>
          <table:table-cell table:formula="of:=0.01*[.K3]" office:value-type="float" office:value="1.34217728" calcext:value-type="float">
            <text:p>1.34217728</text:p>
          </table:table-cell>
          <table:table-cell table:formula="of:=0.01*[.L3]" office:value-type="float" office:value="1.073741824" calcext:value-type="float">
            <text:p>1.073741824</text:p>
          </table:table-cell>
          <table:table-cell table:formula="of:=0.01*[.M3]" office:value-type="float" office:value="0.8589934592" calcext:value-type="float">
            <text:p>0.8589934592</text:p>
          </table:table-cell>
          <table:table-cell table:formula="of:=0.01*[.N3]" office:value-type="float" office:value="0.68719476736" calcext:value-type="float">
            <text:p>0.6871947674</text:p>
          </table:table-cell>
          <table:table-cell table:formula="of:=0.01*[.O3]" office:value-type="float" office:value="0.549755813888" calcext:value-type="float">
            <text:p>0.5497558139</text:p>
          </table:table-cell>
          <table:table-cell table:formula="of:=0.01*[.P3]" office:value-type="float" office:value="0.4398046511104" calcext:value-type="float">
            <text:p>0.4398046511</text:p>
          </table:table-cell>
          <table:table-cell table:formula="of:=0.01*[.Q3]" office:value-type="float" office:value="0.35184372088832" calcext:value-type="float">
            <text:p>0.3518437209</text:p>
          </table:table-cell>
          <table:table-cell table:formula="of:=0.01*[.R3]" office:value-type="float" office:value="0.281474976710656" calcext:value-type="float">
            <text:p>0.2814749767</text:p>
          </table:table-cell>
          <table:table-cell table:formula="of:=0.01*[.S3]" office:value-type="float" office:value="0.225179981368525" calcext:value-type="float">
            <text:p>0.2251799814</text:p>
          </table:table-cell>
          <table:table-cell table:formula="of:=0.01*[.T3]" office:value-type="float" office:value="0.18014398509482" calcext:value-type="float">
            <text:p>0.1801439851</text:p>
          </table:table-cell>
          <table:table-cell table:formula="of:=0.01*[.U3]" office:value-type="float" office:value="0.144115188075856" calcext:value-type="float">
            <text:p>0.1441151881</text:p>
          </table:table-cell>
          <table:table-cell table:formula="of:=0.01*[.V3]" office:value-type="float" office:value="0.115292150460685" calcext:value-type="float">
            <text:p>0.1152921505</text:p>
          </table:table-cell>
          <table:table-cell table:formula="of:=0.01*[.W3]" office:value-type="float" office:value="0.0922337203685478" calcext:value-type="float">
            <text:p>0.0922337204</text:p>
          </table:table-cell>
          <table:table-cell table:formula="of:=0.01*[.X3]" office:value-type="float" office:value="0.0737869762948382" calcext:value-type="float">
            <text:p>0.0737869763</text:p>
          </table:table-cell>
          <table:table-cell table:formula="of:=0.01*[.Y3]" office:value-type="float" office:value="0.0590295810358706" calcext:value-type="float">
            <text:p>0.059029581</text:p>
          </table:table-cell>
          <table:table-cell table:formula="of:=0.01*[.Z3]" office:value-type="float" office:value="0.0472236648286965" calcext:value-type="float">
            <text:p>0.0472236648</text:p>
          </table:table-cell>
          <table:table-cell table:formula="of:=0.01*[.AA3]" office:value-type="float" office:value="0.0377789318629572" calcext:value-type="float">
            <text:p>0.0377789319</text:p>
          </table:table-cell>
          <table:table-cell table:formula="of:=0.01*[.AB3]" office:value-type="float" office:value="0.0302231454903657" calcext:value-type="float">
            <text:p>0.0302231455</text:p>
          </table:table-cell>
          <table:table-cell table:formula="of:=0.01*[.AC3]" office:value-type="float" office:value="0.0241785163922926" calcext:value-type="float">
            <text:p>0.0241785164</text:p>
          </table:table-cell>
          <table:table-cell table:formula="of:=0.01*[.AD3]" office:value-type="float" office:value="0.0193428131138341" calcext:value-type="float">
            <text:p>0.0193428131</text:p>
          </table:table-cell>
          <table:table-cell table:formula="of:=0.01*[.AE3]" office:value-type="float" office:value="0.0154742504910673" calcext:value-type="float">
            <text:p>0.0154742505</text:p>
          </table:table-cell>
          <table:table-cell table:formula="of:=0.01*[.AF3]" office:value-type="float" office:value="0.0123794003928538" calcext:value-type="float">
            <text:p>0.0123794004</text:p>
          </table:table-cell>
          <table:table-cell table:formula="of:=0.01*[.AG3]" office:value-type="float" office:value="0.00990352031428304" calcext:value-type="float">
            <text:p>0.0099035203</text:p>
          </table:table-cell>
          <table:table-cell table:formula="of:=0.01*[.AH3]" office:value-type="float" office:value="0.00792281625142644" calcext:value-type="float">
            <text:p>0.0079228163</text:p>
          </table:table-cell>
          <table:table-cell table:formula="of:=0.01*[.AI3]" office:value-type="float" office:value="0.00633825300114115" calcext:value-type="float">
            <text:p>0.006338253</text:p>
          </table:table-cell>
          <table:table-cell table:formula="of:=0.01*[.AJ3]" office:value-type="float" office:value="0.00507060240091292" calcext:value-type="float">
            <text:p>0.0050706024</text:p>
          </table:table-cell>
          <table:table-cell table:formula="of:=0.01*[.AK3]" office:value-type="float" office:value="0.00405648192073034" calcext:value-type="float">
            <text:p>0.0040564819</text:p>
          </table:table-cell>
          <table:table-cell table:formula="of:=0.01*[.AL3]" office:value-type="float" office:value="0.00324518553658427" calcext:value-type="float">
            <text:p>0.0032451855</text:p>
          </table:table-cell>
          <table:table-cell table:formula="of:=0.01*[.AM3]" office:value-type="float" office:value="0.00259614842926741" calcext:value-type="float">
            <text:p>0.0025961484</text:p>
          </table:table-cell>
          <table:table-cell table:formula="of:=0.01*[.AN3]" office:value-type="float" office:value="0.00207691874341393" calcext:value-type="float">
            <text:p>0.0020769187</text:p>
          </table:table-cell>
          <table:table-cell table:formula="of:=0.01*[.AO3]" office:value-type="float" office:value="0.00166153499473115" calcext:value-type="float">
            <text:p>0.001661535</text:p>
          </table:table-cell>
          <table:table-cell table:formula="of:=0.01*[.AP3]" office:value-type="float" office:value="0.00132922799578492" calcext:value-type="float">
            <text:p>0.001329228</text:p>
          </table:table-cell>
          <table:table-cell table:formula="of:=0.01*[.AQ3]" office:value-type="float" office:value="0.00106338239662793" calcext:value-type="float">
            <text:p>0.0010633824</text:p>
          </table:table-cell>
          <table:table-cell table:formula="of:=0.01*[.AR3]" office:value-type="float" office:value="0.000850705917302346" calcext:value-type="float">
            <text:p>0.0008507059</text:p>
          </table:table-cell>
          <table:table-cell table:formula="of:=0.01*[.AS3]" office:value-type="float" office:value="0.000680564733841877" calcext:value-type="float">
            <text:p>0.0006805647</text:p>
          </table:table-cell>
          <table:table-cell table:formula="of:=0.01*[.AT3]" office:value-type="float" office:value="0.000544451787073502" calcext:value-type="float">
            <text:p>0.0005444518</text:p>
          </table:table-cell>
          <table:table-cell table:formula="of:=0.01*[.AU3]" office:value-type="float" office:value="0.000435561429658801" calcext:value-type="float">
            <text:p>0.0004355614</text:p>
          </table:table-cell>
          <table:table-cell table:formula="of:=0.01*[.AV3]" office:value-type="float" office:value="0.000348449143727041" calcext:value-type="float">
            <text:p>0.0003484491</text:p>
          </table:table-cell>
          <table:table-cell table:formula="of:=0.01*[.AW3]" office:value-type="float" office:value="0.000278759314981633" calcext:value-type="float">
            <text:p>0.0002787593</text:p>
          </table:table-cell>
          <table:table-cell table:formula="of:=0.01*[.AX3]" office:value-type="float" office:value="0.000223007451985306" calcext:value-type="float">
            <text:p>0.0002230075</text:p>
          </table:table-cell>
          <table:table-cell table:formula="of:=0.01*[.AY3]" office:value-type="float" office:value="0.000178405961588245" calcext:value-type="float">
            <text:p>0.000178406</text:p>
          </table:table-cell>
          <table:table-cell table:formula="of:=0.01*[.AZ3]" office:value-type="float" office:value="0.000142724769270596" calcext:value-type="float">
            <text:p>0.0001427248</text:p>
          </table:table-cell>
          <table:table-cell table:formula="of:=0.01*[.BA3]" office:value-type="float" office:value="0.000114179815416477" calcext:value-type="float">
            <text:p>0.0001141798</text:p>
          </table:table-cell>
          <table:table-cell table:formula="of:=0.01*[.BB3]" office:value-type="float" office:value="0.0000913438523331815" calcext:value-type="float">
            <text:p>9.13438523331815E-005</text:p>
          </table:table-cell>
          <table:table-cell table:formula="of:=0.01*[.BC3]" office:value-type="float" office:value="0.0000730750818665452" calcext:value-type="float">
            <text:p>7.30750818665452E-005</text:p>
          </table:table-cell>
          <table:table-cell table:formula="of:=0.01*[.BD3]" office:value-type="float" office:value="0.0000584600654932361" calcext:value-type="float">
            <text:p>5.84600654932361E-005</text:p>
          </table:table-cell>
          <table:table-cell table:formula="of:=0.01*[.BE3]" office:value-type="float" office:value="0.0000467680523945889" calcext:value-type="float">
            <text:p>4.67680523945889E-005</text:p>
          </table:table-cell>
          <table:table-cell table:formula="of:=0.01*[.BF3]" office:value-type="float" office:value="0.0000374144419156711" calcext:value-type="float">
            <text:p>3.74144419156711E-005</text:p>
          </table:table-cell>
          <table:table-cell table:formula="of:=0.01*[.BG3]" office:value-type="float" office:value="0.0000299315535325369" calcext:value-type="float">
            <text:p>2.99315535325369E-005</text:p>
          </table:table-cell>
          <table:table-cell table:formula="of:=0.01*[.BH3]" office:value-type="float" office:value="0.0000239452428260295" calcext:value-type="float">
            <text:p>2.39452428260295E-005</text:p>
          </table:table-cell>
          <table:table-cell table:formula="of:=0.01*[.BI3]" office:value-type="float" office:value="0.0000191561942608236" calcext:value-type="float">
            <text:p>1.91561942608236E-005</text:p>
          </table:table-cell>
          <table:table-cell table:formula="of:=0.01*[.BJ3]" office:value-type="float" office:value="0.0000153249554086589" calcext:value-type="float">
            <text:p>0.000015325</text:p>
          </table:table-cell>
          <table:table-cell table:formula="of:=0.01*[.BK3]" office:value-type="float" office:value="0.0000122599643269271" calcext:value-type="float">
            <text:p>0.00001226</text:p>
          </table:table-cell>
          <table:table-cell table:formula="of:=0.01*[.BL3]" office:value-type="float" office:value="0.00000980797146154169" calcext:value-type="float">
            <text:p>0.000009808</text:p>
          </table:table-cell>
          <table:table-cell table:formula="of:=0.01*[.BM3]" office:value-type="float" office:value="0.00000784637716923336" calcext:value-type="float">
            <text:p>7.84637716923336E-006</text:p>
          </table:table-cell>
          <table:table-cell table:formula="of:=0.01*[.BN3]" office:value-type="float" office:value="0.00000627710173538669" calcext:value-type="float">
            <text:p>6.27710173538669E-006</text:p>
          </table:table-cell>
          <table:table-cell table:formula="of:=0.01*[.BO3]" office:value-type="float" office:value="0.00000502168138830935" calcext:value-type="float">
            <text:p>5.02168138830935E-006</text:p>
          </table:table-cell>
          <table:table-cell table:formula="of:=0.01*[.BP3]" office:value-type="float" office:value="0.00000401734511064748" calcext:value-type="float">
            <text:p>4.01734511064748E-006</text:p>
          </table:table-cell>
          <table:table-cell table:formula="of:=0.01*[.BQ3]" office:value-type="float" office:value="0.00000321387608851798" calcext:value-type="float">
            <text:p>3.21387608851798E-006</text:p>
          </table:table-cell>
          <table:table-cell table:formula="of:=0.01*[.BR3]" office:value-type="float" office:value="0.00000257110087081439" calcext:value-type="float">
            <text:p>2.57110087081439E-006</text:p>
          </table:table-cell>
          <table:table-cell table:formula="of:=0.01*[.BS3]" office:value-type="float" office:value="0.00000205688069665151" calcext:value-type="float">
            <text:p>2.05688069665151E-006</text:p>
          </table:table-cell>
          <table:table-cell table:formula="of:=0.01*[.BT3]" office:value-type="float" office:value="0.00000164550455732121" calcext:value-type="float">
            <text:p>1.64550455732121E-006</text:p>
          </table:table-cell>
          <table:table-cell table:formula="of:=0.01*[.BU3]" office:value-type="float" office:value="0.00000131640364585697" calcext:value-type="float">
            <text:p>1.31640364585697E-006</text:p>
          </table:table-cell>
          <table:table-cell table:formula="of:=0.01*[.BV3]" office:value-type="float" office:value="0.00000105312291668557" calcext:value-type="float">
            <text:p>1.05312291668557E-006</text:p>
          </table:table-cell>
          <table:table-cell table:formula="of:=0.01*[.BW3]" office:value-type="float" office:value="0.000000842498333348458" calcext:value-type="float">
            <text:p>8.42498333348458E-007</text:p>
          </table:table-cell>
          <table:table-cell table:formula="of:=0.01*[.BX3]" office:value-type="float" office:value="0.000000673998666678766" calcext:value-type="float">
            <text:p>0.000000674</text:p>
          </table:table-cell>
          <table:table-cell table:formula="of:=0.01*[.BY3]" office:value-type="float" office:value="0.000000539198933343013" calcext:value-type="float">
            <text:p>5.39198933343013E-007</text:p>
          </table:table-cell>
          <table:table-cell table:formula="of:=0.01*[.BZ3]" office:value-type="float" office:value="0.00000043135914667441" calcext:value-type="float">
            <text:p>4.3135914667441E-007</text:p>
          </table:table-cell>
          <table:table-cell table:formula="of:=0.01*[.CA3]" office:value-type="float" office:value="0.000000345087317339528" calcext:value-type="float">
            <text:p>3.45087317339528E-007</text:p>
          </table:table-cell>
          <table:table-cell table:formula="of:=0.01*[.CB3]" office:value-type="float" office:value="0.000000276069853871623" calcext:value-type="float">
            <text:p>2.76069853871623E-007</text:p>
          </table:table-cell>
          <table:table-cell table:formula="of:=0.01*[.CC3]" office:value-type="float" office:value="0.000000220855883097298" calcext:value-type="float">
            <text:p>2.20855883097298E-007</text:p>
          </table:table-cell>
          <table:table-cell table:formula="of:=0.01*[.CD3]" office:value-type="float" office:value="0.000000176684706477839" calcext:value-type="float">
            <text:p>1.76684706477839E-007</text:p>
          </table:table-cell>
          <table:table-cell table:formula="of:=0.01*[.CE3]" office:value-type="float" office:value="0.000000141347765182271" calcext:value-type="float">
            <text:p>1.41347765182271E-007</text:p>
          </table:table-cell>
          <table:table-cell table:formula="of:=0.01*[.CF3]" office:value-type="float" office:value="0.000000113078212145817" calcext:value-type="float">
            <text:p>1.13078212145817E-007</text:p>
          </table:table-cell>
          <table:table-cell table:formula="of:=0.01*[.CG3]" office:value-type="float" office:value="0.0000000904625697166533" calcext:value-type="float">
            <text:p>9.04625697166533E-008</text:p>
          </table:table-cell>
          <table:table-cell table:formula="of:=0.01*[.CH3]" office:value-type="float" office:value="0.0000000723700557733227" calcext:value-type="float">
            <text:p>7.23700557733227E-008</text:p>
          </table:table-cell>
          <table:table-cell table:formula="of:=0.01*[.CI3]" office:value-type="float" office:value="0.0000000578960446186581" calcext:value-type="float">
            <text:p>5.78960446186581E-008</text:p>
          </table:table-cell>
          <table:table-cell table:formula="of:=0.01*[.CJ3]" office:value-type="float" office:value="0.0000000463168356949265" calcext:value-type="float">
            <text:p>4.63168356949265E-008</text:p>
          </table:table-cell>
          <table:table-cell table:formula="of:=0.01*[.CK3]" office:value-type="float" office:value="0.0000000370534685559412" calcext:value-type="float">
            <text:p>3.70534685559412E-008</text:p>
          </table:table-cell>
          <table:table-cell table:formula="of:=0.01*[.CL3]" office:value-type="float" office:value="0.000000029642774844753" calcext:value-type="float">
            <text:p>2.9642774844753E-008</text:p>
          </table:table-cell>
          <table:table-cell table:formula="of:=0.01*[.CM3]" office:value-type="float" office:value="0.0000000237142198758024" calcext:value-type="float">
            <text:p>2.37142198758024E-008</text:p>
          </table:table-cell>
          <table:table-cell table:formula="of:=0.01*[.CN3]" office:value-type="float" office:value="0.0000000189713759006419" calcext:value-type="float">
            <text:p>0.000000019</text:p>
          </table:table-cell>
          <table:table-cell table:formula="of:=0.01*[.CO3]" office:value-type="float" office:value="0.0000000151771007205135" calcext:value-type="float">
            <text:p>1.51771007205135E-008</text:p>
          </table:table-cell>
          <table:table-cell table:formula="of:=0.01*[.CP3]" office:value-type="float" office:value="0.0000000121416805764108" calcext:value-type="float">
            <text:p>1.21416805764108E-008</text:p>
          </table:table-cell>
          <table:table-cell table:formula="of:=0.01*[.CQ3]" office:value-type="float" office:value="0.00000000971334446112865" calcext:value-type="float">
            <text:p>9.71334446112865E-009</text:p>
          </table:table-cell>
          <table:table-cell table:formula="of:=0.01*[.CR3]" office:value-type="float" office:value="0.00000000777067556890292" calcext:value-type="float">
            <text:p>7.77067556890292E-009</text:p>
          </table:table-cell>
          <table:table-cell table:formula="of:=0.01*[.CS3]" office:value-type="float" office:value="0.00000000621654045512234" calcext:value-type="float">
            <text:p>6.21654045512234E-009</text:p>
          </table:table-cell>
          <table:table-cell table:formula="of:=0.01*[.CT3]" office:value-type="float" office:value="0.00000000497323236409787" calcext:value-type="float">
            <text:p>0.000000005</text:p>
          </table:table-cell>
          <table:table-cell table:formula="of:=0.01*[.CU3]" office:value-type="float" office:value="0.0000000039785858912783" calcext:value-type="float">
            <text:p>0.000000004</text:p>
          </table:table-cell>
          <table:table-cell table:formula="of:=0.01*[.CV3]" office:value-type="float" office:value="0.00000000318286871302264" calcext:value-type="float">
            <text:p>3.18286871302264E-009</text:p>
          </table:table-cell>
          <table:table-cell table:formula="of:=0.01*[.CW3]" office:value-type="float" office:value="0.00000000254629497041811" calcext:value-type="float">
            <text:p>2.54629497041811E-009</text:p>
          </table:table-cell>
          <table:table-cell table:formula="of:=0.01*[.CX3]" office:value-type="float" office:value="0.00000000203703597633449" calcext:value-type="float">
            <text:p>0.000000002</text:p>
          </table:table-cell>
          <table:table-cell table:formula="of:=0.01*[.CY3]" office:value-type="float" office:value="0.00000000162962878106759" calcext:value-type="float">
            <text:p>1.62962878106759E-009</text:p>
          </table:table-cell>
          <table:table-cell table:formula="of:=0.01*[.CZ3]" office:value-type="float" office:value="0.00000000130370302485407" calcext:value-type="float">
            <text:p>1.30370302485407E-009</text:p>
          </table:table-cell>
          <table:table-cell table:formula="of:=0.01*[.DA3]" office:value-type="float" office:value="0.00000000104296241988326" calcext:value-type="float">
            <text:p>0.000000001</text:p>
          </table:table-cell>
          <table:table-cell table:formula="of:=0.01*[.DB3]" office:value-type="float" office:value="0.000000000834369935906606" calcext:value-type="float">
            <text:p>8.34369935906606E-010</text:p>
          </table:table-cell>
          <table:table-cell table:formula="of:=0.01*[.DC3]" office:value-type="float" office:value="0.000000000667495948725285" calcext:value-type="float">
            <text:p>6.67495948725285E-010</text:p>
          </table:table-cell>
          <table:table-cell table:formula="of:=0.01*[.DD3]" office:value-type="float" office:value="0.000000000533996758980228" calcext:value-type="float">
            <text:p>5.33996758980228E-010</text:p>
          </table:table-cell>
          <table:table-cell table:formula="of:=0.01*[.DE3]" office:value-type="float" office:value="0.000000000427197407184182" calcext:value-type="float">
            <text:p>4.27197407184182E-010</text:p>
          </table:table-cell>
          <table:table-cell table:formula="of:=0.01*[.DF3]" office:value-type="float" office:value="0.000000000341757925747346" calcext:value-type="float">
            <text:p>3.41757925747346E-010</text:p>
          </table:table-cell>
          <table:table-cell table:formula="of:=0.01*[.DG3]" office:value-type="float" office:value="0.000000000273406340597877" calcext:value-type="float">
            <text:p>2.73406340597877E-010</text:p>
          </table:table-cell>
          <table:table-cell table:formula="of:=0.01*[.DH3]" office:value-type="float" office:value="0.000000000218725072478301" calcext:value-type="float">
            <text:p>2.18725072478301E-010</text:p>
          </table:table-cell>
          <table:table-cell table:formula="of:=0.01*[.DI3]" office:value-type="float" office:value="0.000000000174980057982641" calcext:value-type="float">
            <text:p>1.74980057982641E-010</text:p>
          </table:table-cell>
          <table:table-cell table:formula="of:=0.01*[.DJ3]" office:value-type="float" office:value="0.000000000139984046386113" calcext:value-type="float">
            <text:p>1.39984046386113E-010</text:p>
          </table:table-cell>
          <table:table-cell table:formula="of:=0.01*[.DK3]" office:value-type="float" office:value="0.00000000011198723710889" calcext:value-type="float">
            <text:p>1.1198723710889E-010</text:p>
          </table:table-cell>
          <table:table-cell table:formula="of:=0.01*[.DL3]" office:value-type="float" office:value="0.0000000000895897896871123" calcext:value-type="float">
            <text:p>8.95897896871123E-011</text:p>
          </table:table-cell>
          <table:table-cell table:formula="of:=0.01*[.DM3]" office:value-type="float" office:value="0.0000000000716718317496898" calcext:value-type="float">
            <text:p>7.16718317496898E-011</text:p>
          </table:table-cell>
          <table:table-cell table:formula="of:=0.01*[.DN3]" office:value-type="float" office:value="0.0000000000573374653997519" calcext:value-type="float">
            <text:p>5.73374653997519E-011</text:p>
          </table:table-cell>
          <table:table-cell table:formula="of:=0.01*[.DO3]" office:value-type="float" office:value="0.0000000000458699723198015" calcext:value-type="float">
            <text:p>4.58699723198015E-011</text:p>
          </table:table-cell>
          <table:table-cell table:formula="of:=0.01*[.DP3]" office:value-type="float" office:value="0.0000000000366959778558412" calcext:value-type="float">
            <text:p>3.66959778558412E-011</text:p>
          </table:table-cell>
          <table:table-cell table:formula="of:=0.01*[.DQ3]" office:value-type="float" office:value="0.0000000000293567822846729" calcext:value-type="float">
            <text:p>2.93567822846729E-011</text:p>
          </table:table-cell>
          <table:table-cell table:formula="of:=0.01*[.DR3]" office:value-type="float" office:value="0.0000000000234854258277384" calcext:value-type="float">
            <text:p>2.34854258277384E-011</text:p>
          </table:table-cell>
          <table:table-cell table:formula="of:=0.01*[.DS3]" office:value-type="float" office:value="0.0000000000187883406621907" calcext:value-type="float">
            <text:p>1.87883406621907E-011</text:p>
          </table:table-cell>
          <table:table-cell table:formula="of:=0.01*[.DT3]" office:value-type="float" office:value="0.0000000000150306725297525" calcext:value-type="float">
            <text:p>1.50306725297525E-011</text:p>
          </table:table-cell>
          <table:table-cell table:formula="of:=0.01*[.DU3]" office:value-type="float" office:value="0.000000000012024538023802" calcext:value-type="float">
            <text:p>1.2024538023802E-011</text:p>
          </table:table-cell>
          <table:table-cell table:formula="of:=0.01*[.DV3]" office:value-type="float" office:value="0.00000000000961963041904163" calcext:value-type="float">
            <text:p>9.61963041904163E-012</text:p>
          </table:table-cell>
          <table:table-cell table:formula="of:=0.01*[.DW3]" office:value-type="float" office:value="0.0000000000076957043352333" calcext:value-type="float">
            <text:p>7.6957043352333E-012</text:p>
          </table:table-cell>
          <table:table-cell table:formula="of:=0.01*[.DX3]" office:value-type="float" office:value="0.00000000000615656346818664" calcext:value-type="float">
            <text:p>6.15656346818664E-012</text:p>
          </table:table-cell>
          <table:table-cell table:formula="of:=0.01*[.DY3]" office:value-type="float" office:value="0.00000000000492525077454931" calcext:value-type="float">
            <text:p>4.92525077454931E-012</text:p>
          </table:table-cell>
          <table:table-cell table:formula="of:=0.01*[.DZ3]" office:value-type="float" office:value="0.00000000000394020061963945" calcext:value-type="float">
            <text:p>3.94020061963945E-012</text:p>
          </table:table-cell>
          <table:table-cell table:formula="of:=0.01*[.EA3]" office:value-type="float" office:value="0.00000000000315216049571156" calcext:value-type="float">
            <text:p>3.15216049571156E-012</text:p>
          </table:table-cell>
          <table:table-cell table:formula="of:=0.01*[.EB3]" office:value-type="float" office:value="0.00000000000252172839656925" calcext:value-type="float">
            <text:p>2.52172839656925E-012</text:p>
          </table:table-cell>
          <table:table-cell table:formula="of:=0.01*[.EC3]" office:value-type="float" office:value="0.0000000000020173827172554" calcext:value-type="float">
            <text:p>2.0173827172554E-012</text:p>
          </table:table-cell>
          <table:table-cell table:formula="of:=0.01*[.ED3]" office:value-type="float" office:value="0.00000000000161390617380432" calcext:value-type="float">
            <text:p>1.61390617380432E-012</text:p>
          </table:table-cell>
          <table:table-cell table:formula="of:=0.01*[.EE3]" office:value-type="float" office:value="0.00000000000129112493904346" calcext:value-type="float">
            <text:p>1.29112493904346E-012</text:p>
          </table:table-cell>
          <table:table-cell table:formula="of:=0.01*[.EF3]" office:value-type="float" office:value="0.00000000000103289995123476" calcext:value-type="float">
            <text:p>1.03289995123476E-012</text:p>
          </table:table-cell>
          <table:table-cell table:formula="of:=0.01*[.EG3]" office:value-type="float" office:value="0.000000000000826319960987811" calcext:value-type="float">
            <text:p>8.26319960987811E-013</text:p>
          </table:table-cell>
          <table:table-cell table:formula="of:=0.01*[.EH3]" office:value-type="float" office:value="0.000000000000661055968790249" calcext:value-type="float">
            <text:p>6.61055968790249E-013</text:p>
          </table:table-cell>
          <table:table-cell table:formula="of:=0.01*[.EI3]" office:value-type="float" office:value="0.000000000000528844775032199" calcext:value-type="float">
            <text:p>5.28844775032199E-013</text:p>
          </table:table-cell>
          <table:table-cell table:formula="of:=0.01*[.EJ3]" office:value-type="float" office:value="0.00000000000042307582002576" calcext:value-type="float">
            <text:p>4.2307582002576E-013</text:p>
          </table:table-cell>
          <table:table-cell table:formula="of:=0.01*[.EK3]" office:value-type="float" office:value="0.000000000000338460656020608" calcext:value-type="float">
            <text:p>3.38460656020608E-013</text:p>
          </table:table-cell>
          <table:table-cell table:formula="of:=0.01*[.EL3]" office:value-type="float" office:value="0.000000000000270768524816486" calcext:value-type="float">
            <text:p>2.70768524816486E-013</text:p>
          </table:table-cell>
          <table:table-cell table:formula="of:=0.01*[.EM3]" office:value-type="float" office:value="0.000000000000216614819853189" calcext:value-type="float">
            <text:p>2.16614819853189E-013</text:p>
          </table:table-cell>
          <table:table-cell table:formula="of:=0.01*[.EN3]" office:value-type="float" office:value="0.000000000000173291855882551" calcext:value-type="float">
            <text:p>1.73291855882551E-013</text:p>
          </table:table-cell>
          <table:table-cell table:formula="of:=0.01*[.EO3]" office:value-type="float" office:value="0.000000000000138633484706041" calcext:value-type="float">
            <text:p>1.38633484706041E-013</text:p>
          </table:table-cell>
          <table:table-cell table:formula="of:=0.01*[.EP3]" office:value-type="float" office:value="0.000000000000110906787764833" calcext:value-type="float">
            <text:p>1.10906787764833E-013</text:p>
          </table:table-cell>
          <table:table-cell table:formula="of:=0.01*[.EQ3]" office:value-type="float" office:value="0.0000000000000887254302118662" calcext:value-type="float">
            <text:p>8.87254302118662E-014</text:p>
          </table:table-cell>
          <table:table-cell table:formula="of:=0.01*[.ER3]" office:value-type="float" office:value="0.0000000000000709803441694929" calcext:value-type="float">
            <text:p>7.09803441694929E-014</text:p>
          </table:table-cell>
          <table:table-cell table:formula="of:=0.01*[.ES3]" office:value-type="float" office:value="0.0000000000000567842753355943" calcext:value-type="float">
            <text:p>5.67842753355943E-014</text:p>
          </table:table-cell>
          <table:table-cell table:formula="of:=0.01*[.ET3]" office:value-type="float" office:value="0.0000000000000454274202684755" calcext:value-type="float">
            <text:p>4.54274202684755E-014</text:p>
          </table:table-cell>
          <table:table-cell table:formula="of:=0.01*[.EU3]" office:value-type="float" office:value="0.0000000000000363419362147804" calcext:value-type="float">
            <text:p>3.63419362147804E-014</text:p>
          </table:table-cell>
          <table:table-cell table:formula="of:=0.01*[.EV3]" office:value-type="float" office:value="0.0000000000000290735489718243" calcext:value-type="float">
            <text:p>2.90735489718243E-014</text:p>
          </table:table-cell>
          <table:table-cell table:formula="of:=0.01*[.EW3]" office:value-type="float" office:value="0.0000000000000232588391774594" calcext:value-type="float">
            <text:p>2.32588391774594E-014</text:p>
          </table:table-cell>
          <table:table-cell table:formula="of:=0.01*[.EX3]" office:value-type="float" office:value="0.0000000000000186070713419676" calcext:value-type="float">
            <text:p>1.86070713419676E-014</text:p>
          </table:table-cell>
          <table:table-cell table:formula="of:=0.01*[.EY3]" office:value-type="float" office:value="0.000000000000014885657073574" calcext:value-type="float">
            <text:p>1.4885657073574E-014</text:p>
          </table:table-cell>
          <table:table-cell table:formula="of:=0.01*[.EZ3]" office:value-type="float" office:value="0.0000000000000119085256588592" calcext:value-type="float">
            <text:p>1.19085256588592E-014</text:p>
          </table:table-cell>
          <table:table-cell table:formula="of:=0.01*[.FA3]" office:value-type="float" office:value="9.52682052708739E-015" calcext:value-type="float">
            <text:p>9.52682052708739E-015</text:p>
          </table:table-cell>
          <table:table-cell table:formula="of:=0.01*[.FB3]" office:value-type="float" office:value="7.62145642166991E-015" calcext:value-type="float">
            <text:p>7.62145642166991E-015</text:p>
          </table:table-cell>
          <table:table-cell table:formula="of:=0.01*[.FC3]" office:value-type="float" office:value="6.09716513733593E-015" calcext:value-type="float">
            <text:p>6.09716513733593E-015</text:p>
          </table:table-cell>
          <table:table-cell table:formula="of:=0.01*[.FD3]" office:value-type="float" office:value="4.87773210986874E-015" calcext:value-type="float">
            <text:p>4.87773210986874E-015</text:p>
          </table:table-cell>
          <table:table-cell table:formula="of:=0.01*[.FE3]" office:value-type="float" office:value="3.90218568789499E-015" calcext:value-type="float">
            <text:p>3.90218568789499E-015</text:p>
          </table:table-cell>
          <table:table-cell table:formula="of:=0.01*[.FF3]" office:value-type="float" office:value="3.121748550316E-015" calcext:value-type="float">
            <text:p>3.121748550316E-015</text:p>
          </table:table-cell>
          <table:table-cell table:formula="of:=0.01*[.FG3]" office:value-type="float" office:value="2.4973988402528E-015" calcext:value-type="float">
            <text:p>2.4973988402528E-015</text:p>
          </table:table-cell>
          <table:table-cell table:formula="of:=0.01*[.FH3]" office:value-type="float" office:value="1.99791907220224E-015" calcext:value-type="float">
            <text:p>1.99791907220224E-015</text:p>
          </table:table-cell>
          <table:table-cell table:formula="of:=0.01*[.FI3]" office:value-type="float" office:value="1.59833525776179E-015" calcext:value-type="float">
            <text:p>1.59833525776179E-015</text:p>
          </table:table-cell>
          <table:table-cell table:formula="of:=0.01*[.FJ3]" office:value-type="float" office:value="1.27866820620943E-015" calcext:value-type="float">
            <text:p>1.27866820620943E-015</text:p>
          </table:table-cell>
          <table:table-cell table:formula="of:=0.01*[.FK3]" office:value-type="float" office:value="1.02293456496755E-015" calcext:value-type="float">
            <text:p>1.02293456496755E-015</text:p>
          </table:table-cell>
          <table:table-cell table:formula="of:=0.01*[.FL3]" office:value-type="float" office:value="8.18347651974036E-016" calcext:value-type="float">
            <text:p>8.18347651974036E-016</text:p>
          </table:table-cell>
          <table:table-cell table:formula="of:=0.01*[.FM3]" office:value-type="float" office:value="6.54678121579229E-016" calcext:value-type="float">
            <text:p>6.54678121579229E-016</text:p>
          </table:table-cell>
          <table:table-cell table:formula="of:=0.01*[.FN3]" office:value-type="float" office:value="5.23742497263383E-016" calcext:value-type="float">
            <text:p>5.23742497263383E-016</text:p>
          </table:table-cell>
          <table:table-cell table:formula="of:=0.01*[.FO3]" office:value-type="float" office:value="4.18993997810707E-016" calcext:value-type="float">
            <text:p>4.18993997810707E-016</text:p>
          </table:table-cell>
          <table:table-cell table:formula="of:=0.01*[.FP3]" office:value-type="float" office:value="3.35195198248565E-016" calcext:value-type="float">
            <text:p>3.35195198248565E-016</text:p>
          </table:table-cell>
          <table:table-cell table:formula="of:=0.01*[.FQ3]" office:value-type="float" office:value="2.68156158598852E-016" calcext:value-type="float">
            <text:p>2.68156158598852E-016</text:p>
          </table:table-cell>
          <table:table-cell table:formula="of:=0.01*[.FR3]" office:value-type="float" office:value="2.14524926879082E-016" calcext:value-type="float">
            <text:p>2.14524926879082E-016</text:p>
          </table:table-cell>
          <table:table-cell table:formula="of:=0.01*[.FS3]" office:value-type="float" office:value="1.71619941503265E-016" calcext:value-type="float">
            <text:p>1.71619941503265E-016</text:p>
          </table:table-cell>
          <table:table-cell table:formula="of:=0.01*[.FT3]" office:value-type="float" office:value="1.37295953202612E-016" calcext:value-type="float">
            <text:p>1.37295953202612E-016</text:p>
          </table:table-cell>
          <table:table-cell table:formula="of:=0.01*[.FU3]" office:value-type="float" office:value="1.0983676256209E-016" calcext:value-type="float">
            <text:p>1.0983676256209E-016</text:p>
          </table:table-cell>
          <table:table-cell table:formula="of:=0.01*[.FV3]" office:value-type="float" office:value="8.78694100496719E-017" calcext:value-type="float">
            <text:p>8.78694100496719E-017</text:p>
          </table:table-cell>
          <table:table-cell table:formula="of:=0.01*[.FW3]" office:value-type="float" office:value="7.02955280397375E-017" calcext:value-type="float">
            <text:p>7.02955280397375E-017</text:p>
          </table:table-cell>
          <table:table-cell table:formula="of:=0.01*[.FX3]" office:value-type="float" office:value="5.623642243179E-017" calcext:value-type="float">
            <text:p>5.623642243179E-017</text:p>
          </table:table-cell>
          <table:table-cell table:formula="of:=0.01*[.FY3]" office:value-type="float" office:value="4.4989137945432E-017" calcext:value-type="float">
            <text:p>4.4989137945432E-017</text:p>
          </table:table-cell>
          <table:table-cell table:formula="of:=0.01*[.FZ3]" office:value-type="float" office:value="3.59913103563456E-017" calcext:value-type="float">
            <text:p>3.59913103563456E-017</text:p>
          </table:table-cell>
          <table:table-cell table:formula="of:=0.01*[.GA3]" office:value-type="float" office:value="2.87930482850765E-017" calcext:value-type="float">
            <text:p>2.87930482850765E-017</text:p>
          </table:table-cell>
          <table:table-cell table:formula="of:=0.01*[.GB3]" office:value-type="float" office:value="2.30344386280612E-017" calcext:value-type="float">
            <text:p>2.30344386280612E-017</text:p>
          </table:table-cell>
          <table:table-cell table:formula="of:=0.01*[.GC3]" office:value-type="float" office:value="1.8427550902449E-017" calcext:value-type="float">
            <text:p>1.8427550902449E-017</text:p>
          </table:table-cell>
          <table:table-cell table:formula="of:=0.01*[.GD3]" office:value-type="float" office:value="1.47420407219592E-017" calcext:value-type="float">
            <text:p>1.47420407219592E-017</text:p>
          </table:table-cell>
          <table:table-cell table:formula="of:=0.01*[.GE3]" office:value-type="float" office:value="1.17936325775673E-017" calcext:value-type="float">
            <text:p>1.17936325775673E-017</text:p>
          </table:table-cell>
          <table:table-cell table:formula="of:=0.01*[.GF3]" office:value-type="float" office:value="9.43490606205386E-018" calcext:value-type="float">
            <text:p>9.43490606205386E-018</text:p>
          </table:table-cell>
          <table:table-cell table:formula="of:=0.01*[.GG3]" office:value-type="float" office:value="7.54792484964309E-018" calcext:value-type="float">
            <text:p>7.54792484964309E-018</text:p>
          </table:table-cell>
          <table:table-cell table:formula="of:=0.01*[.GH3]" office:value-type="float" office:value="6.03833987971447E-018" calcext:value-type="float">
            <text:p>6.03833987971447E-018</text:p>
          </table:table-cell>
          <table:table-cell table:formula="of:=0.01*[.GI3]" office:value-type="float" office:value="4.83067190377158E-018" calcext:value-type="float">
            <text:p>4.83067190377158E-018</text:p>
          </table:table-cell>
          <table:table-cell table:formula="of:=0.01*[.GJ3]" office:value-type="float" office:value="3.86453752301726E-018" calcext:value-type="float">
            <text:p>3.86453752301726E-018</text:p>
          </table:table-cell>
          <table:table-cell table:formula="of:=0.01*[.GK3]" office:value-type="float" office:value="3.09163001841381E-018" calcext:value-type="float">
            <text:p>3.09163001841381E-018</text:p>
          </table:table-cell>
          <table:table-cell table:formula="of:=0.01*[.GL3]" office:value-type="float" office:value="2.47330401473105E-018" calcext:value-type="float">
            <text:p>2.47330401473105E-018</text:p>
          </table:table-cell>
          <table:table-cell table:formula="of:=0.01*[.GM3]" office:value-type="float" office:value="1.97864321178484E-018" calcext:value-type="float">
            <text:p>1.97864321178484E-018</text:p>
          </table:table-cell>
          <table:table-cell table:formula="of:=0.01*[.GN3]" office:value-type="float" office:value="1.58291456942787E-018" calcext:value-type="float">
            <text:p>1.58291456942787E-018</text:p>
          </table:table-cell>
          <table:table-cell table:formula="of:=0.01*[.GO3]" office:value-type="float" office:value="1.2663316555423E-018" calcext:value-type="float">
            <text:p>1.2663316555423E-018</text:p>
          </table:table-cell>
          <table:table-cell table:formula="of:=0.01*[.GP3]" office:value-type="float" office:value="1.01306532443384E-018" calcext:value-type="float">
            <text:p>1.01306532443384E-018</text:p>
          </table:table-cell>
          <table:table-cell table:formula="of:=0.01*[.GQ3]" office:value-type="float" office:value="8.1045225954707E-019" calcext:value-type="float">
            <text:p>8.1045225954707E-019</text:p>
          </table:table-cell>
          <table:table-cell table:formula="of:=0.01*[.GR3]" office:value-type="float" office:value="6.48361807637656E-019" calcext:value-type="float">
            <text:p>6.48361807637656E-019</text:p>
          </table:table-cell>
          <table:table-cell table:formula="of:=0.01*[.GS3]" office:value-type="float" office:value="5.18689446110125E-019" calcext:value-type="float">
            <text:p>5.18689446110125E-019</text:p>
          </table:table-cell>
          <table:table-cell table:formula="of:=0.01*[.GT3]" office:value-type="float" office:value="4.149515568881E-019" calcext:value-type="float">
            <text:p>4.149515568881E-019</text:p>
          </table:table-cell>
          <table:table-cell table:formula="of:=0.01*[.GU3]" office:value-type="float" office:value="3.3196124551048E-019" calcext:value-type="float">
            <text:p>3.3196124551048E-019</text:p>
          </table:table-cell>
          <table:table-cell table:formula="of:=0.01*[.GV3]" office:value-type="float" office:value="2.65568996408384E-019" calcext:value-type="float">
            <text:p>2.65568996408384E-019</text:p>
          </table:table-cell>
          <table:table-cell table:formula="of:=0.01*[.GW3]" office:value-type="float" office:value="2.12455197126707E-019" calcext:value-type="float">
            <text:p>2.12455197126707E-019</text:p>
          </table:table-cell>
          <table:table-cell table:formula="of:=0.01*[.GX3]" office:value-type="float" office:value="1.69964157701366E-019" calcext:value-type="float">
            <text:p>1.69964157701366E-019</text:p>
          </table:table-cell>
          <table:table-cell table:formula="of:=0.01*[.GY3]" office:value-type="float" office:value="1.35971326161093E-019" calcext:value-type="float">
            <text:p>1.35971326161093E-019</text:p>
          </table:table-cell>
          <table:table-cell table:formula="of:=0.01*[.GZ3]" office:value-type="float" office:value="1.08777060928874E-019" calcext:value-type="float">
            <text:p>1.08777060928874E-019</text:p>
          </table:table-cell>
          <table:table-cell table:formula="of:=0.01*[.HA3]" office:value-type="float" office:value="8.70216487430992E-020" calcext:value-type="float">
            <text:p>8.70216487430992E-020</text:p>
          </table:table-cell>
          <table:table-cell table:formula="of:=0.01*[.HB3]" office:value-type="float" office:value="6.96173189944794E-020" calcext:value-type="float">
            <text:p>6.96173189944794E-020</text:p>
          </table:table-cell>
          <table:table-cell table:formula="of:=0.01*[.HC3]" office:value-type="float" office:value="5.56938551955835E-020" calcext:value-type="float">
            <text:p>5.56938551955835E-020</text:p>
          </table:table-cell>
          <table:table-cell table:formula="of:=0.01*[.HD3]" office:value-type="float" office:value="4.45550841564668E-020" calcext:value-type="float">
            <text:p>4.45550841564668E-020</text:p>
          </table:table-cell>
          <table:table-cell table:formula="of:=0.01*[.HE3]" office:value-type="float" office:value="3.56440673251734E-020" calcext:value-type="float">
            <text:p>3.56440673251734E-020</text:p>
          </table:table-cell>
          <table:table-cell table:formula="of:=0.01*[.HF3]" office:value-type="float" office:value="2.85152538601388E-020" calcext:value-type="float">
            <text:p>2.85152538601388E-020</text:p>
          </table:table-cell>
          <table:table-cell table:formula="of:=0.01*[.HG3]" office:value-type="float" office:value="2.2812203088111E-020" calcext:value-type="float">
            <text:p>2.2812203088111E-020</text:p>
          </table:table-cell>
          <table:table-cell table:formula="of:=0.01*[.HH3]" office:value-type="float" office:value="1.82497624704888E-020" calcext:value-type="float">
            <text:p>1.82497624704888E-020</text:p>
          </table:table-cell>
          <table:table-cell table:formula="of:=0.01*[.HI3]" office:value-type="float" office:value="1.4599809976391E-020" calcext:value-type="float">
            <text:p>1.4599809976391E-020</text:p>
          </table:table-cell>
          <table:table-cell table:formula="of:=0.01*[.HJ3]" office:value-type="float" office:value="1.16798479811128E-020" calcext:value-type="float">
            <text:p>1.16798479811128E-020</text:p>
          </table:table-cell>
          <table:table-cell table:formula="of:=0.01*[.HK3]" office:value-type="float" office:value="9.34387838489027E-021" calcext:value-type="float">
            <text:p>9.34387838489027E-021</text:p>
          </table:table-cell>
          <table:table-cell table:formula="of:=0.01*[.HL3]" office:value-type="float" office:value="7.47510270791222E-021" calcext:value-type="float">
            <text:p>7.47510270791222E-021</text:p>
          </table:table-cell>
          <table:table-cell table:formula="of:=0.01*[.HM3]" office:value-type="float" office:value="5.98008216632977E-021" calcext:value-type="float">
            <text:p>5.98008216632977E-021</text:p>
          </table:table-cell>
          <table:table-cell table:formula="of:=0.01*[.HN3]" office:value-type="float" office:value="4.78406573306382E-021" calcext:value-type="float">
            <text:p>4.78406573306382E-021</text:p>
          </table:table-cell>
          <table:table-cell table:formula="of:=0.01*[.HO3]" office:value-type="float" office:value="3.82725258645105E-021" calcext:value-type="float">
            <text:p>3.82725258645105E-021</text:p>
          </table:table-cell>
          <table:table-cell table:formula="of:=0.01*[.HP3]" office:value-type="float" office:value="3.06180206916084E-021" calcext:value-type="float">
            <text:p>3.06180206916084E-021</text:p>
          </table:table-cell>
          <table:table-cell table:formula="of:=0.01*[.HQ3]" office:value-type="float" office:value="2.44944165532867E-021" calcext:value-type="float">
            <text:p>2.44944165532867E-021</text:p>
          </table:table-cell>
          <table:table-cell table:formula="of:=0.01*[.HR3]" office:value-type="float" office:value="1.95955332426294E-021" calcext:value-type="float">
            <text:p>1.95955332426294E-021</text:p>
          </table:table-cell>
          <table:table-cell table:formula="of:=0.01*[.HS3]" office:value-type="float" office:value="1.56764265941035E-021" calcext:value-type="float">
            <text:p>1.56764265941035E-021</text:p>
          </table:table-cell>
          <table:table-cell table:formula="of:=0.01*[.HT3]" office:value-type="float" office:value="1.25411412752828E-021" calcext:value-type="float">
            <text:p>1.25411412752828E-021</text:p>
          </table:table-cell>
          <table:table-cell table:formula="of:=0.01*[.HU3]" office:value-type="float" office:value="1.00329130202263E-021" calcext:value-type="float">
            <text:p>1.00329130202263E-021</text:p>
          </table:table-cell>
          <table:table-cell table:formula="of:=0.01*[.HV3]" office:value-type="float" office:value="8.026330416181E-022" calcext:value-type="float">
            <text:p>8.026330416181E-022</text:p>
          </table:table-cell>
          <table:table-cell table:formula="of:=0.01*[.HW3]" office:value-type="float" office:value="6.4210643329448E-022" calcext:value-type="float">
            <text:p>6.4210643329448E-022</text:p>
          </table:table-cell>
          <table:table-cell table:formula="of:=0.01*[.HX3]" office:value-type="float" office:value="5.13685146635584E-022" calcext:value-type="float">
            <text:p>5.13685146635584E-022</text:p>
          </table:table-cell>
          <table:table-cell table:formula="of:=0.01*[.HY3]" office:value-type="float" office:value="4.10948117308467E-022" calcext:value-type="float">
            <text:p>4.10948117308467E-022</text:p>
          </table:table-cell>
          <table:table-cell table:formula="of:=0.01*[.HZ3]" office:value-type="float" office:value="3.28758493846774E-022" calcext:value-type="float">
            <text:p>3.28758493846774E-022</text:p>
          </table:table-cell>
          <table:table-cell table:formula="of:=0.01*[.IA3]" office:value-type="float" office:value="2.63006795077419E-022" calcext:value-type="float">
            <text:p>2.63006795077419E-022</text:p>
          </table:table-cell>
          <table:table-cell table:formula="of:=0.01*[.IB3]" office:value-type="float" office:value="2.10405436061935E-022" calcext:value-type="float">
            <text:p>2.10405436061935E-022</text:p>
          </table:table-cell>
          <table:table-cell table:formula="of:=0.01*[.IC3]" office:value-type="float" office:value="1.68324348849548E-022" calcext:value-type="float">
            <text:p>1.68324348849548E-022</text:p>
          </table:table-cell>
          <table:table-cell table:formula="of:=0.01*[.ID3]" office:value-type="float" office:value="1.34659479079639E-022" calcext:value-type="float">
            <text:p>1.34659479079639E-022</text:p>
          </table:table-cell>
          <table:table-cell table:formula="of:=0.01*[.IE3]" office:value-type="float" office:value="1.07727583263711E-022" calcext:value-type="float">
            <text:p>1.07727583263711E-022</text:p>
          </table:table-cell>
          <table:table-cell table:formula="of:=0.01*[.IF3]" office:value-type="float" office:value="8.61820666109687E-023" calcext:value-type="float">
            <text:p>8.61820666109687E-023</text:p>
          </table:table-cell>
          <table:table-cell table:formula="of:=0.01*[.IG3]" office:value-type="float" office:value="6.8945653288775E-023" calcext:value-type="float">
            <text:p>6.8945653288775E-023</text:p>
          </table:table-cell>
          <table:table-cell table:formula="of:=0.01*[.IH3]" office:value-type="float" office:value="5.515652263102E-023" calcext:value-type="float">
            <text:p>5.515652263102E-023</text:p>
          </table:table-cell>
          <table:table-cell table:formula="of:=0.01*[.II3]" office:value-type="float" office:value="4.4125218104816E-023" calcext:value-type="float">
            <text:p>4.4125218104816E-023</text:p>
          </table:table-cell>
          <table:table-cell table:formula="of:=0.01*[.IJ3]" office:value-type="float" office:value="3.53001744838528E-023" calcext:value-type="float">
            <text:p>3.53001744838528E-023</text:p>
          </table:table-cell>
          <table:table-cell table:formula="of:=0.01*[.IK3]" office:value-type="float" office:value="2.82401395870822E-023" calcext:value-type="float">
            <text:p>2.82401395870822E-023</text:p>
          </table:table-cell>
          <table:table-cell table:formula="of:=0.01*[.IL3]" office:value-type="float" office:value="2.25921116696658E-023" calcext:value-type="float">
            <text:p>2.25921116696658E-023</text:p>
          </table:table-cell>
          <table:table-cell table:formula="of:=0.01*[.IM3]" office:value-type="float" office:value="1.80736893357326E-023" calcext:value-type="float">
            <text:p>1.80736893357326E-023</text:p>
          </table:table-cell>
          <table:table-cell table:formula="of:=0.01*[.IN3]" office:value-type="float" office:value="1.44589514685861E-023" calcext:value-type="float">
            <text:p>1.44589514685861E-023</text:p>
          </table:table-cell>
          <table:table-cell table:formula="of:=0.01*[.IO3]" office:value-type="float" office:value="1.15671611748689E-023" calcext:value-type="float">
            <text:p>1.15671611748689E-023</text:p>
          </table:table-cell>
          <table:table-cell table:formula="of:=0.01*[.IP3]" office:value-type="float" office:value="9.25372893989511E-024" calcext:value-type="float">
            <text:p>9.25372893989511E-024</text:p>
          </table:table-cell>
          <table:table-cell table:formula="of:=0.01*[.IQ3]" office:value-type="float" office:value="7.40298315191609E-024" calcext:value-type="float">
            <text:p>7.40298315191609E-024</text:p>
          </table:table-cell>
          <table:table-cell table:formula="of:=0.01*[.IR3]" office:value-type="float" office:value="5.92238652153287E-024" calcext:value-type="float">
            <text:p>5.92238652153287E-024</text:p>
          </table:table-cell>
          <table:table-cell table:formula="of:=0.01*[.IS3]" office:value-type="float" office:value="4.73790921722629E-024" calcext:value-type="float">
            <text:p>4.73790921722629E-024</text:p>
          </table:table-cell>
          <table:table-cell table:formula="of:=0.01*[.IT3]" office:value-type="float" office:value="3.79032737378104E-024" calcext:value-type="float">
            <text:p>3.79032737378104E-024</text:p>
          </table:table-cell>
          <table:table-cell table:formula="of:=0.01*[.IU3]" office:value-type="float" office:value="3.03226189902483E-024" calcext:value-type="float">
            <text:p>3.03226189902483E-024</text:p>
          </table:table-cell>
          <table:table-cell table:formula="of:=0.01*[.IV3]" office:value-type="float" office:value="2.42580951921986E-024" calcext:value-type="float">
            <text:p>2.42580951921986E-024</text:p>
          </table:table-cell>
          <table:table-cell table:formula="of:=0.01*[.IW3]" office:value-type="float" office:value="1.94064761537589E-024" calcext:value-type="float">
            <text:p>1.94064761537589E-024</text:p>
          </table:table-cell>
          <table:table-cell table:formula="of:=0.01*[.IX3]" office:value-type="float" office:value="1.55251809230071E-024" calcext:value-type="float">
            <text:p>1.55251809230071E-024</text:p>
          </table:table-cell>
          <table:table-cell table:formula="of:=0.01*[.IY3]" office:value-type="float" office:value="1.24201447384057E-024" calcext:value-type="float">
            <text:p>1.24201447384057E-024</text:p>
          </table:table-cell>
          <table:table-cell table:formula="of:=0.01*[.IZ3]" office:value-type="float" office:value="9.93611579072456E-025" calcext:value-type="float">
            <text:p>9.93611579072456E-025</text:p>
          </table:table-cell>
          <table:table-cell table:formula="of:=0.01*[.JA3]" office:value-type="float" office:value="7.94889263257965E-025" calcext:value-type="float">
            <text:p>7.94889263257965E-025</text:p>
          </table:table-cell>
          <table:table-cell table:formula="of:=0.01*[.JB3]" office:value-type="float" office:value="6.35911410606372E-025" calcext:value-type="float">
            <text:p>6.35911410606372E-025</text:p>
          </table:table-cell>
          <table:table-cell table:formula="of:=0.01*[.JC3]" office:value-type="float" office:value="5.08729128485097E-025" calcext:value-type="float">
            <text:p>5.08729128485097E-025</text:p>
          </table:table-cell>
          <table:table-cell table:formula="of:=0.01*[.JD3]" office:value-type="float" office:value="4.06983302788078E-025" calcext:value-type="float">
            <text:p>4.06983302788078E-025</text:p>
          </table:table-cell>
          <table:table-cell table:formula="of:=0.01*[.JE3]" office:value-type="float" office:value="3.25586642230462E-025" calcext:value-type="float">
            <text:p>3.25586642230462E-025</text:p>
          </table:table-cell>
          <table:table-cell table:formula="of:=0.01*[.JF3]" office:value-type="float" office:value="2.6046931378437E-025" calcext:value-type="float">
            <text:p>2.6046931378437E-025</text:p>
          </table:table-cell>
          <table:table-cell table:formula="of:=0.01*[.JG3]" office:value-type="float" office:value="2.08375451027496E-025" calcext:value-type="float">
            <text:p>2.08375451027496E-025</text:p>
          </table:table-cell>
          <table:table-cell table:formula="of:=0.01*[.JH3]" office:value-type="float" office:value="1.66700360821997E-025" calcext:value-type="float">
            <text:p>1.66700360821997E-025</text:p>
          </table:table-cell>
          <table:table-cell table:formula="of:=0.01*[.JI3]" office:value-type="float" office:value="1.33360288657597E-025" calcext:value-type="float">
            <text:p>1.33360288657597E-025</text:p>
          </table:table-cell>
          <table:table-cell table:formula="of:=0.01*[.JJ3]" office:value-type="float" office:value="1.06688230926078E-025" calcext:value-type="float">
            <text:p>1.06688230926078E-025</text:p>
          </table:table-cell>
          <table:table-cell table:formula="of:=0.01*[.JK3]" office:value-type="float" office:value="8.53505847408623E-026" calcext:value-type="float">
            <text:p>8.53505847408623E-026</text:p>
          </table:table-cell>
          <table:table-cell table:formula="of:=0.01*[.JL3]" office:value-type="float" office:value="6.82804677926899E-026" calcext:value-type="float">
            <text:p>6.82804677926899E-026</text:p>
          </table:table-cell>
          <table:table-cell table:formula="of:=0.01*[.JM3]" office:value-type="float" office:value="5.46243742341519E-026" calcext:value-type="float">
            <text:p>5.46243742341519E-026</text:p>
          </table:table-cell>
          <table:table-cell table:formula="of:=0.01*[.JN3]" office:value-type="float" office:value="4.36994993873215E-026" calcext:value-type="float">
            <text:p>4.36994993873215E-026</text:p>
          </table:table-cell>
          <table:table-cell table:formula="of:=0.01*[.JO3]" office:value-type="float" office:value="3.49595995098572E-026" calcext:value-type="float">
            <text:p>3.49595995098572E-026</text:p>
          </table:table-cell>
          <table:table-cell table:formula="of:=0.01*[.JP3]" office:value-type="float" office:value="2.79676796078858E-026" calcext:value-type="float">
            <text:p>2.79676796078858E-026</text:p>
          </table:table-cell>
          <table:table-cell table:formula="of:=0.01*[.JQ3]" office:value-type="float" office:value="2.23741436863086E-026" calcext:value-type="float">
            <text:p>2.23741436863086E-026</text:p>
          </table:table-cell>
          <table:table-cell table:formula="of:=0.01*[.JR3]" office:value-type="float" office:value="1.78993149490469E-026" calcext:value-type="float">
            <text:p>1.78993149490469E-026</text:p>
          </table:table-cell>
          <table:table-cell table:formula="of:=0.01*[.JS3]" office:value-type="float" office:value="1.43194519592375E-026" calcext:value-type="float">
            <text:p>1.43194519592375E-026</text:p>
          </table:table-cell>
          <table:table-cell table:formula="of:=0.01*[.JT3]" office:value-type="float" office:value="1.145556156739E-026" calcext:value-type="float">
            <text:p>1.145556156739E-026</text:p>
          </table:table-cell>
          <table:table-cell table:formula="of:=0.01*[.JU3]" office:value-type="float" office:value="9.16444925391201E-027" calcext:value-type="float">
            <text:p>9.16444925391201E-027</text:p>
          </table:table-cell>
          <table:table-cell table:formula="of:=0.01*[.JV3]" office:value-type="float" office:value="7.33155940312961E-027" calcext:value-type="float">
            <text:p>7.33155940312961E-027</text:p>
          </table:table-cell>
          <table:table-cell table:formula="of:=0.01*[.JW3]" office:value-type="float" office:value="5.86524752250369E-027" calcext:value-type="float">
            <text:p>5.86524752250369E-027</text:p>
          </table:table-cell>
          <table:table-cell table:formula="of:=0.01*[.JX3]" office:value-type="float" office:value="4.69219801800295E-027" calcext:value-type="float">
            <text:p>4.69219801800295E-027</text:p>
          </table:table-cell>
          <table:table-cell table:formula="of:=0.01*[.JY3]" office:value-type="float" office:value="3.75375841440236E-027" calcext:value-type="float">
            <text:p>3.75375841440236E-027</text:p>
          </table:table-cell>
          <table:table-cell table:formula="of:=0.01*[.JZ3]" office:value-type="float" office:value="3.00300673152189E-027" calcext:value-type="float">
            <text:p>3.00300673152189E-027</text:p>
          </table:table-cell>
          <table:table-cell table:formula="of:=0.01*[.KA3]" office:value-type="float" office:value="2.40240538521751E-027" calcext:value-type="float">
            <text:p>2.40240538521751E-027</text:p>
          </table:table-cell>
          <table:table-cell table:formula="of:=0.01*[.KB3]" office:value-type="float" office:value="1.92192430817401E-027" calcext:value-type="float">
            <text:p>1.92192430817401E-027</text:p>
          </table:table-cell>
          <table:table-cell table:formula="of:=0.01*[.KC3]" office:value-type="float" office:value="1.53753944653921E-027" calcext:value-type="float">
            <text:p>1.53753944653921E-027</text:p>
          </table:table-cell>
          <table:table-cell table:formula="of:=0.01*[.KD3]" office:value-type="float" office:value="1.23003155723136E-027" calcext:value-type="float">
            <text:p>1.23003155723136E-027</text:p>
          </table:table-cell>
          <table:table-cell table:formula="of:=0.01*[.KE3]" office:value-type="float" office:value="9.84025245785092E-028" calcext:value-type="float">
            <text:p>9.84025245785092E-028</text:p>
          </table:table-cell>
          <table:table-cell table:formula="of:=0.01*[.KF3]" office:value-type="float" office:value="7.87220196628074E-028" calcext:value-type="float">
            <text:p>7.87220196628074E-028</text:p>
          </table:table-cell>
          <table:table-cell table:formula="of:=0.01*[.KG3]" office:value-type="float" office:value="6.29776157302459E-028" calcext:value-type="float">
            <text:p>6.29776157302459E-028</text:p>
          </table:table-cell>
          <table:table-cell table:formula="of:=0.01*[.KH3]" office:value-type="float" office:value="5.03820925841967E-028" calcext:value-type="float">
            <text:p>5.03820925841967E-028</text:p>
          </table:table-cell>
          <table:table-cell table:formula="of:=0.01*[.KI3]" office:value-type="float" office:value="4.03056740673574E-028" calcext:value-type="float">
            <text:p>4.03056740673574E-028</text:p>
          </table:table-cell>
          <table:table-cell table:formula="of:=0.01*[.KJ3]" office:value-type="float" office:value="3.22445392538859E-028" calcext:value-type="float">
            <text:p>3.22445392538859E-028</text:p>
          </table:table-cell>
          <table:table-cell table:formula="of:=0.01*[.KK3]" office:value-type="float" office:value="2.57956314031087E-028" calcext:value-type="float">
            <text:p>2.57956314031087E-028</text:p>
          </table:table-cell>
          <table:table-cell table:formula="of:=0.01*[.KL3]" office:value-type="float" office:value="2.0636505122487E-028" calcext:value-type="float">
            <text:p>2.0636505122487E-028</text:p>
          </table:table-cell>
          <table:table-cell table:formula="of:=0.01*[.KM3]" office:value-type="float" office:value="1.65092040979896E-028" calcext:value-type="float">
            <text:p>1.65092040979896E-028</text:p>
          </table:table-cell>
          <table:table-cell table:formula="of:=0.01*[.KN3]" office:value-type="float" office:value="1.32073632783917E-028" calcext:value-type="float">
            <text:p>1.32073632783917E-028</text:p>
          </table:table-cell>
          <table:table-cell table:formula="of:=0.01*[.KO3]" office:value-type="float" office:value="1.05658906227133E-028" calcext:value-type="float">
            <text:p>1.05658906227133E-028</text:p>
          </table:table-cell>
          <table:table-cell table:formula="of:=0.01*[.KP3]" office:value-type="float" office:value="8.45271249817066E-029" calcext:value-type="float">
            <text:p>8.45271249817066E-029</text:p>
          </table:table-cell>
          <table:table-cell table:formula="of:=0.01*[.KQ3]" office:value-type="float" office:value="6.76216999853653E-029" calcext:value-type="float">
            <text:p>6.76216999853653E-029</text:p>
          </table:table-cell>
          <table:table-cell table:formula="of:=0.01*[.KR3]" office:value-type="float" office:value="5.40973599882923E-029" calcext:value-type="float">
            <text:p>5.40973599882923E-029</text:p>
          </table:table-cell>
          <table:table-cell table:formula="of:=0.01*[.KS3]" office:value-type="float" office:value="4.32778879906338E-029" calcext:value-type="float">
            <text:p>4.32778879906338E-029</text:p>
          </table:table-cell>
          <table:table-cell table:formula="of:=0.01*[.KT3]" office:value-type="float" office:value="3.4622310392507E-029" calcext:value-type="float">
            <text:p>3.4622310392507E-029</text:p>
          </table:table-cell>
          <table:table-cell table:formula="of:=0.01*[.KU3]" office:value-type="float" office:value="2.76978483140056E-029" calcext:value-type="float">
            <text:p>2.76978483140056E-029</text:p>
          </table:table-cell>
          <table:table-cell table:formula="of:=0.01*[.KV3]" office:value-type="float" office:value="2.21582786512045E-029" calcext:value-type="float">
            <text:p>2.21582786512045E-029</text:p>
          </table:table-cell>
          <table:table-cell table:formula="of:=0.01*[.KW3]" office:value-type="float" office:value="1.77266229209636E-029" calcext:value-type="float">
            <text:p>1.77266229209636E-029</text:p>
          </table:table-cell>
          <table:table-cell table:formula="of:=0.01*[.KX3]" office:value-type="float" office:value="1.41812983367709E-029" calcext:value-type="float">
            <text:p>1.41812983367709E-029</text:p>
          </table:table-cell>
          <table:table-cell table:formula="of:=0.01*[.KY3]" office:value-type="float" office:value="1.13450386694167E-029" calcext:value-type="float">
            <text:p>1.13450386694167E-029</text:p>
          </table:table-cell>
          <table:table-cell table:formula="of:=0.01*[.KZ3]" office:value-type="float" office:value="9.07603093553336E-030" calcext:value-type="float">
            <text:p>9.07603093553336E-030</text:p>
          </table:table-cell>
          <table:table-cell table:formula="of:=0.01*[.LA3]" office:value-type="float" office:value="7.26082474842669E-030" calcext:value-type="float">
            <text:p>7.26082474842669E-030</text:p>
          </table:table-cell>
          <table:table-cell table:formula="of:=0.01*[.LB3]" office:value-type="float" office:value="5.80865979874135E-030" calcext:value-type="float">
            <text:p>5.80865979874135E-030</text:p>
          </table:table-cell>
          <table:table-cell table:formula="of:=0.01*[.LC3]" office:value-type="float" office:value="4.64692783899308E-030" calcext:value-type="float">
            <text:p>4.64692783899308E-030</text:p>
          </table:table-cell>
          <table:table-cell table:formula="of:=0.01*[.LD3]" office:value-type="float" office:value="3.71754227119447E-030" calcext:value-type="float">
            <text:p>3.71754227119447E-030</text:p>
          </table:table-cell>
          <table:table-cell table:formula="of:=0.01*[.LE3]" office:value-type="float" office:value="2.97403381695557E-030" calcext:value-type="float">
            <text:p>2.97403381695557E-030</text:p>
          </table:table-cell>
          <table:table-cell table:formula="of:=0.01*[.LF3]" office:value-type="float" office:value="2.37922705356446E-030" calcext:value-type="float">
            <text:p>2.37922705356446E-030</text:p>
          </table:table-cell>
          <table:table-cell table:formula="of:=0.01*[.LG3]" office:value-type="float" office:value="1.90338164285157E-030" calcext:value-type="float">
            <text:p>1.90338164285157E-030</text:p>
          </table:table-cell>
          <table:table-cell table:formula="of:=0.01*[.LH3]" office:value-type="float" office:value="1.52270531428125E-030" calcext:value-type="float">
            <text:p>1.52270531428125E-030</text:p>
          </table:table-cell>
          <table:table-cell table:formula="of:=0.01*[.LI3]" office:value-type="float" office:value="1.218164251425E-030" calcext:value-type="float">
            <text:p>1.218164251425E-030</text:p>
          </table:table-cell>
          <table:table-cell table:formula="of:=0.01*[.LJ3]" office:value-type="float" office:value="9.74531401140002E-031" calcext:value-type="float">
            <text:p>9.74531401140002E-031</text:p>
          </table:table-cell>
          <table:table-cell table:formula="of:=0.01*[.LK3]" office:value-type="float" office:value="7.79625120912002E-031" calcext:value-type="float">
            <text:p>7.79625120912002E-031</text:p>
          </table:table-cell>
          <table:table-cell table:formula="of:=0.01*[.LL3]" office:value-type="float" office:value="6.23700096729601E-031" calcext:value-type="float">
            <text:p>6.23700096729601E-031</text:p>
          </table:table-cell>
          <table:table-cell table:formula="of:=0.01*[.LM3]" office:value-type="float" office:value="4.98960077383681E-031" calcext:value-type="float">
            <text:p>4.98960077383681E-031</text:p>
          </table:table-cell>
          <table:table-cell table:formula="of:=0.01*[.LN3]" office:value-type="float" office:value="3.99168061906945E-031" calcext:value-type="float">
            <text:p>3.99168061906945E-031</text:p>
          </table:table-cell>
          <table:table-cell table:formula="of:=0.01*[.LO3]" office:value-type="float" office:value="3.19334449525556E-031" calcext:value-type="float">
            <text:p>3.19334449525556E-031</text:p>
          </table:table-cell>
          <table:table-cell table:formula="of:=0.01*[.LP3]" office:value-type="float" office:value="2.55467559620445E-031" calcext:value-type="float">
            <text:p>2.55467559620445E-031</text:p>
          </table:table-cell>
          <table:table-cell table:formula="of:=0.01*[.LQ3]" office:value-type="float" office:value="2.04374047696356E-031" calcext:value-type="float">
            <text:p>2.04374047696356E-031</text:p>
          </table:table-cell>
          <table:table-cell table:formula="of:=0.01*[.LR3]" office:value-type="float" office:value="1.63499238157085E-031" calcext:value-type="float">
            <text:p>1.63499238157085E-031</text:p>
          </table:table-cell>
          <table:table-cell table:formula="of:=0.01*[.LS3]" office:value-type="float" office:value="1.30799390525668E-031" calcext:value-type="float">
            <text:p>1.30799390525668E-031</text:p>
          </table:table-cell>
          <table:table-cell table:formula="of:=0.01*[.LT3]" office:value-type="float" office:value="1.04639512420534E-031" calcext:value-type="float">
            <text:p>1.04639512420534E-031</text:p>
          </table:table-cell>
          <table:table-cell table:formula="of:=0.01*[.LU3]" office:value-type="float" office:value="8.37116099364273E-032" calcext:value-type="float">
            <text:p>8.37116099364273E-032</text:p>
          </table:table-cell>
          <table:table-cell table:formula="of:=0.01*[.LV3]" office:value-type="float" office:value="6.69692879491418E-032" calcext:value-type="float">
            <text:p>6.69692879491418E-032</text:p>
          </table:table-cell>
          <table:table-cell table:formula="of:=0.01*[.LW3]" office:value-type="float" office:value="5.35754303593135E-032" calcext:value-type="float">
            <text:p>5.35754303593135E-032</text:p>
          </table:table-cell>
          <table:table-cell table:formula="of:=0.01*[.LX3]" office:value-type="float" office:value="4.28603442874508E-032" calcext:value-type="float">
            <text:p>4.28603442874508E-032</text:p>
          </table:table-cell>
          <table:table-cell table:formula="of:=0.01*[.LY3]" office:value-type="float" office:value="3.42882754299606E-032" calcext:value-type="float">
            <text:p>3.42882754299606E-032</text:p>
          </table:table-cell>
          <table:table-cell table:formula="of:=0.01*[.LZ3]" office:value-type="float" office:value="2.74306203439685E-032" calcext:value-type="float">
            <text:p>2.74306203439685E-032</text:p>
          </table:table-cell>
          <table:table-cell table:formula="of:=0.01*[.MA3]" office:value-type="float" office:value="2.19444962751748E-032" calcext:value-type="float">
            <text:p>2.19444962751748E-032</text:p>
          </table:table-cell>
          <table:table-cell table:formula="of:=0.01*[.MB3]" office:value-type="float" office:value="1.75555970201398E-032" calcext:value-type="float">
            <text:p>1.75555970201398E-032</text:p>
          </table:table-cell>
          <table:table-cell table:formula="of:=0.01*[.MC3]" office:value-type="float" office:value="1.40444776161119E-032" calcext:value-type="float">
            <text:p>1.40444776161119E-032</text:p>
          </table:table-cell>
          <table:table-cell table:formula="of:=0.01*[.MD3]" office:value-type="float" office:value="1.12355820928895E-032" calcext:value-type="float">
            <text:p>1.12355820928895E-032</text:p>
          </table:table-cell>
          <table:table-cell table:formula="of:=0.01*[.ME3]" office:value-type="float" office:value="8.9884656743116E-033" calcext:value-type="float">
            <text:p>8.9884656743116E-033</text:p>
          </table:table-cell>
          <table:table-cell table:formula="of:=0.01*[.MF3]" office:value-type="float" office:value="7.19077253944927E-033" calcext:value-type="float">
            <text:p>7.19077253944927E-033</text:p>
          </table:table-cell>
          <table:table-cell table:formula="of:=0.01*[.MG3]" office:value-type="float" office:value="5.75261803155942E-033" calcext:value-type="float">
            <text:p>5.75261803155942E-033</text:p>
          </table:table-cell>
          <table:table-cell table:formula="of:=0.01*[.MH3]" office:value-type="float" office:value="4.60209442524754E-033" calcext:value-type="float">
            <text:p>4.60209442524754E-033</text:p>
          </table:table-cell>
          <table:table-cell table:formula="of:=0.01*[.MI3]" office:value-type="float" office:value="3.68167554019803E-033" calcext:value-type="float">
            <text:p>3.68167554019803E-033</text:p>
          </table:table-cell>
          <table:table-cell table:formula="of:=0.01*[.MJ3]" office:value-type="float" office:value="2.94534043215842E-033" calcext:value-type="float">
            <text:p>2.94534043215842E-033</text:p>
          </table:table-cell>
          <table:table-cell table:formula="of:=0.01*[.MK3]" office:value-type="float" office:value="2.35627234572674E-033" calcext:value-type="float">
            <text:p>2.35627234572674E-033</text:p>
          </table:table-cell>
          <table:table-cell table:formula="of:=0.01*[.ML3]" office:value-type="float" office:value="1.88501787658139E-033" calcext:value-type="float">
            <text:p>1.88501787658139E-033</text:p>
          </table:table-cell>
          <table:table-cell table:formula="of:=0.01*[.MM3]" office:value-type="float" office:value="1.50801430126511E-033" calcext:value-type="float">
            <text:p>1.50801430126511E-033</text:p>
          </table:table-cell>
          <table:table-cell table:formula="of:=0.01*[.MN3]" office:value-type="float" office:value="1.20641144101209E-033" calcext:value-type="float">
            <text:p>1.20641144101209E-033</text:p>
          </table:table-cell>
          <table:table-cell table:formula="of:=0.01*[.MO3]" office:value-type="float" office:value="9.65129152809672E-034" calcext:value-type="float">
            <text:p>9.65129152809672E-034</text:p>
          </table:table-cell>
          <table:table-cell table:formula="of:=0.01*[.MP3]" office:value-type="float" office:value="7.72103322247738E-034" calcext:value-type="float">
            <text:p>7.72103322247738E-034</text:p>
          </table:table-cell>
          <table:table-cell table:formula="of:=0.01*[.MQ3]" office:value-type="float" office:value="6.1768265779819E-034" calcext:value-type="float">
            <text:p>6.1768265779819E-034</text:p>
          </table:table-cell>
          <table:table-cell table:formula="of:=0.01*[.MR3]" office:value-type="float" office:value="4.94146126238552E-034" calcext:value-type="float">
            <text:p>4.94146126238552E-034</text:p>
          </table:table-cell>
          <table:table-cell table:formula="of:=0.01*[.MS3]" office:value-type="float" office:value="3.95316900990842E-034" calcext:value-type="float">
            <text:p>3.95316900990842E-034</text:p>
          </table:table-cell>
          <table:table-cell table:formula="of:=0.01*[.MT3]" office:value-type="float" office:value="3.16253520792673E-034" calcext:value-type="float">
            <text:p>3.16253520792673E-034</text:p>
          </table:table-cell>
          <table:table-cell table:formula="of:=0.01*[.MU3]" office:value-type="float" office:value="2.53002816634139E-034" calcext:value-type="float">
            <text:p>2.53002816634139E-034</text:p>
          </table:table-cell>
          <table:table-cell table:formula="of:=0.01*[.MV3]" office:value-type="float" office:value="2.02402253307311E-034" calcext:value-type="float">
            <text:p>2.02402253307311E-034</text:p>
          </table:table-cell>
          <table:table-cell table:formula="of:=0.01*[.MW3]" office:value-type="float" office:value="1.61921802645849E-034" calcext:value-type="float">
            <text:p>1.61921802645849E-034</text:p>
          </table:table-cell>
          <table:table-cell table:formula="of:=0.01*[.MX3]" office:value-type="float" office:value="1.29537442116679E-034" calcext:value-type="float">
            <text:p>1.29537442116679E-034</text:p>
          </table:table-cell>
          <table:table-cell table:formula="of:=0.01*[.MY3]" office:value-type="float" office:value="1.03629953693343E-034" calcext:value-type="float">
            <text:p>1.03629953693343E-034</text:p>
          </table:table-cell>
          <table:table-cell table:formula="of:=0.01*[.MZ3]" office:value-type="float" office:value="8.29039629546746E-035" calcext:value-type="float">
            <text:p>8.29039629546746E-035</text:p>
          </table:table-cell>
          <table:table-cell table:formula="of:=0.01*[.NA3]" office:value-type="float" office:value="6.63231703637397E-035" calcext:value-type="float">
            <text:p>6.63231703637397E-035</text:p>
          </table:table-cell>
          <table:table-cell table:formula="of:=0.01*[.NB3]" office:value-type="float" office:value="5.30585362909917E-035" calcext:value-type="float">
            <text:p>5.30585362909917E-035</text:p>
          </table:table-cell>
          <table:table-cell table:formula="of:=0.01*[.NC3]" office:value-type="float" office:value="4.24468290327934E-035" calcext:value-type="float">
            <text:p>4.24468290327934E-035</text:p>
          </table:table-cell>
          <table:table-cell table:formula="of:=0.01*[.ND3]" office:value-type="float" office:value="3.39574632262347E-035" calcext:value-type="float">
            <text:p>3.39574632262347E-035</text:p>
          </table:table-cell>
          <table:table-cell table:formula="of:=0.01*[.NE3]" office:value-type="float" office:value="2.71659705809878E-035" calcext:value-type="float">
            <text:p>2.71659705809878E-035</text:p>
          </table:table-cell>
          <table:table-cell table:formula="of:=0.01*[.NF3]" office:value-type="float" office:value="2.17327764647902E-035" calcext:value-type="float">
            <text:p>2.17327764647902E-035</text:p>
          </table:table-cell>
          <table:table-cell table:formula="of:=0.01*[.NG3]" office:value-type="float" office:value="1.73862211718322E-035" calcext:value-type="float">
            <text:p>1.73862211718322E-035</text:p>
          </table:table-cell>
          <table:table-cell table:formula="of:=0.01*[.NH3]" office:value-type="float" office:value="1.39089769374657E-035" calcext:value-type="float">
            <text:p>1.39089769374657E-035</text:p>
          </table:table-cell>
          <table:table-cell table:formula="of:=0.01*[.NI3]" office:value-type="float" office:value="1.11271815499726E-035" calcext:value-type="float">
            <text:p>1.11271815499726E-035</text:p>
          </table:table-cell>
          <table:table-cell table:formula="of:=0.01*[.NJ3]" office:value-type="float" office:value="8.90174523997807E-036" calcext:value-type="float">
            <text:p>8.90174523997807E-036</text:p>
          </table:table-cell>
          <table:table-cell table:formula="of:=0.01*[.NK3]" office:value-type="float" office:value="7.12139619198245E-036" calcext:value-type="float">
            <text:p>7.12139619198245E-036</text:p>
          </table:table-cell>
          <table:table-cell table:formula="of:=0.01*[.NL3]" office:value-type="float" office:value="5.69711695358596E-036" calcext:value-type="float">
            <text:p>5.69711695358596E-036</text:p>
          </table:table-cell>
          <table:table-cell table:formula="of:=0.01*[.NM3]" office:value-type="float" office:value="4.55769356286877E-036" calcext:value-type="float">
            <text:p>4.55769356286877E-036</text:p>
          </table:table-cell>
          <table:table-cell table:formula="of:=0.01*[.NN3]" office:value-type="float" office:value="3.64615485029502E-036" calcext:value-type="float">
            <text:p>3.64615485029502E-036</text:p>
          </table:table-cell>
          <table:table-cell table:formula="of:=0.01*[.NO3]" office:value-type="float" office:value="2.91692388023601E-036" calcext:value-type="float">
            <text:p>2.91692388023601E-036</text:p>
          </table:table-cell>
          <table:table-cell table:formula="of:=0.01*[.NP3]" office:value-type="float" office:value="2.33353910418881E-036" calcext:value-type="float">
            <text:p>2.33353910418881E-036</text:p>
          </table:table-cell>
          <table:table-cell table:formula="of:=0.01*[.NQ3]" office:value-type="float" office:value="1.86683128335105E-036" calcext:value-type="float">
            <text:p>1.86683128335105E-036</text:p>
          </table:table-cell>
          <table:table-cell table:formula="of:=0.01*[.NR3]" office:value-type="float" office:value="1.49346502668084E-036" calcext:value-type="float">
            <text:p>1.49346502668084E-036</text:p>
          </table:table-cell>
          <table:table-cell table:formula="of:=0.01*[.NS3]" office:value-type="float" office:value="1.19477202134467E-036" calcext:value-type="float">
            <text:p>1.19477202134467E-036</text:p>
          </table:table-cell>
          <table:table-cell table:formula="of:=0.01*[.NT3]" office:value-type="float" office:value="9.55817617075737E-037" calcext:value-type="float">
            <text:p>9.55817617075737E-037</text:p>
          </table:table-cell>
          <table:table-cell table:formula="of:=0.01*[.NU3]" office:value-type="float" office:value="7.6465409366059E-037" calcext:value-type="float">
            <text:p>7.6465409366059E-037</text:p>
          </table:table-cell>
          <table:table-cell table:formula="of:=0.01*[.NV3]" office:value-type="float" office:value="6.11723274928472E-037" calcext:value-type="float">
            <text:p>6.11723274928472E-037</text:p>
          </table:table-cell>
          <table:table-cell table:formula="of:=0.01*[.NW3]" office:value-type="float" office:value="4.89378619942777E-037" calcext:value-type="float">
            <text:p>4.89378619942777E-037</text:p>
          </table:table-cell>
          <table:table-cell table:formula="of:=0.01*[.NX3]" office:value-type="float" office:value="3.91502895954222E-037" calcext:value-type="float">
            <text:p>3.91502895954222E-037</text:p>
          </table:table-cell>
          <table:table-cell table:formula="of:=0.01*[.NY3]" office:value-type="float" office:value="3.13202316763377E-037" calcext:value-type="float">
            <text:p>3.13202316763377E-037</text:p>
          </table:table-cell>
          <table:table-cell table:formula="of:=0.01*[.NZ3]" office:value-type="float" office:value="2.50561853410702E-037" calcext:value-type="float">
            <text:p>2.50561853410702E-037</text:p>
          </table:table-cell>
          <table:table-cell table:formula="of:=0.01*[.OA3]" office:value-type="float" office:value="2.00449482728562E-037" calcext:value-type="float">
            <text:p>2.00449482728562E-037</text:p>
          </table:table-cell>
          <table:table-cell table:formula="of:=0.01*[.OB3]" office:value-type="float" office:value="1.60359586182849E-037" calcext:value-type="float">
            <text:p>1.60359586182849E-037</text:p>
          </table:table-cell>
          <table:table-cell table:formula="of:=0.01*[.OC3]" office:value-type="float" office:value="1.28287668946279E-037" calcext:value-type="float">
            <text:p>1.28287668946279E-037</text:p>
          </table:table-cell>
          <table:table-cell table:formula="of:=0.01*[.OD3]" office:value-type="float" office:value="1.02630135157024E-037" calcext:value-type="float">
            <text:p>1.02630135157024E-037</text:p>
          </table:table-cell>
          <table:table-cell table:formula="of:=0.01*[.OE3]" office:value-type="float" office:value="8.21041081256188E-038" calcext:value-type="float">
            <text:p>8.21041081256188E-038</text:p>
          </table:table-cell>
          <table:table-cell table:formula="of:=0.01*[.OF3]" office:value-type="float" office:value="6.56832865004951E-038" calcext:value-type="float">
            <text:p>6.56832865004951E-038</text:p>
          </table:table-cell>
          <table:table-cell table:formula="of:=0.01*[.OG3]" office:value-type="float" office:value="5.2546629200396E-038" calcext:value-type="float">
            <text:p>5.2546629200396E-038</text:p>
          </table:table-cell>
          <table:table-cell table:formula="of:=0.01*[.OH3]" office:value-type="float" office:value="4.20373033603168E-038" calcext:value-type="float">
            <text:p>4.20373033603168E-038</text:p>
          </table:table-cell>
          <table:table-cell table:formula="of:=0.01*[.OI3]" office:value-type="float" office:value="3.36298426882535E-038" calcext:value-type="float">
            <text:p>3.36298426882535E-038</text:p>
          </table:table-cell>
          <table:table-cell table:formula="of:=0.01*[.OJ3]" office:value-type="float" office:value="2.69038741506028E-038" calcext:value-type="float">
            <text:p>2.69038741506028E-038</text:p>
          </table:table-cell>
          <table:table-cell table:formula="of:=0.01*[.OK3]" office:value-type="float" office:value="2.15230993204822E-038" calcext:value-type="float">
            <text:p>2.15230993204822E-038</text:p>
          </table:table-cell>
          <table:table-cell table:formula="of:=0.01*[.OL3]" office:value-type="float" office:value="1.72184794563858E-038" calcext:value-type="float">
            <text:p>1.72184794563858E-038</text:p>
          </table:table-cell>
          <table:table-cell table:formula="of:=0.01*[.OM3]" office:value-type="float" office:value="1.37747835651086E-038" calcext:value-type="float">
            <text:p>1.37747835651086E-038</text:p>
          </table:table-cell>
          <table:table-cell table:formula="of:=0.01*[.ON3]" office:value-type="float" office:value="1.10198268520869E-038" calcext:value-type="float">
            <text:p>1.10198268520869E-038</text:p>
          </table:table-cell>
          <table:table-cell table:formula="of:=0.01*[.OO3]" office:value-type="float" office:value="8.81586148166952E-039" calcext:value-type="float">
            <text:p>8.81586148166952E-039</text:p>
          </table:table-cell>
          <table:table-cell table:formula="of:=0.01*[.OP3]" office:value-type="float" office:value="7.05268918533562E-039" calcext:value-type="float">
            <text:p>7.05268918533562E-039</text:p>
          </table:table-cell>
          <table:table-cell table:formula="of:=0.01*[.OQ3]" office:value-type="float" office:value="5.64215134826849E-039" calcext:value-type="float">
            <text:p>5.64215134826849E-039</text:p>
          </table:table-cell>
          <table:table-cell table:formula="of:=0.01*[.OR3]" office:value-type="float" office:value="4.51372107861479E-039" calcext:value-type="float">
            <text:p>4.51372107861479E-039</text:p>
          </table:table-cell>
          <table:table-cell table:formula="of:=0.01*[.OS3]" office:value-type="float" office:value="3.61097686289184E-039" calcext:value-type="float">
            <text:p>3.61097686289184E-039</text:p>
          </table:table-cell>
          <table:table-cell table:formula="of:=0.01*[.OT3]" office:value-type="float" office:value="2.88878149031347E-039" calcext:value-type="float">
            <text:p>2.88878149031347E-039</text:p>
          </table:table-cell>
          <table:table-cell table:formula="of:=0.01*[.OU3]" office:value-type="float" office:value="2.31102519225077E-039" calcext:value-type="float">
            <text:p>2.31102519225077E-039</text:p>
          </table:table-cell>
          <table:table-cell table:formula="of:=0.01*[.OV3]" office:value-type="float" office:value="1.84882015380062E-039" calcext:value-type="float">
            <text:p>1.84882015380062E-039</text:p>
          </table:table-cell>
          <table:table-cell table:formula="of:=0.01*[.OW3]" office:value-type="float" office:value="1.4790561230405E-039" calcext:value-type="float">
            <text:p>1.4790561230405E-039</text:p>
          </table:table-cell>
          <table:table-cell table:formula="of:=0.01*[.OX3]" office:value-type="float" office:value="1.1832448984324E-039" calcext:value-type="float">
            <text:p>1.1832448984324E-039</text:p>
          </table:table-cell>
          <table:table-cell table:formula="of:=0.01*[.OY3]" office:value-type="float" office:value="9.46595918745917E-040" calcext:value-type="float">
            <text:p>9.46595918745917E-040</text:p>
          </table:table-cell>
          <table:table-cell table:formula="of:=0.01*[.OZ3]" office:value-type="float" office:value="7.57276734996734E-040" calcext:value-type="float">
            <text:p>7.57276734996734E-040</text:p>
          </table:table-cell>
          <table:table-cell table:formula="of:=0.01*[.PA3]" office:value-type="float" office:value="6.05821387997387E-040" calcext:value-type="float">
            <text:p>6.05821387997387E-040</text:p>
          </table:table-cell>
          <table:table-cell table:formula="of:=0.01*[.PB3]" office:value-type="float" office:value="4.8465711039791E-040" calcext:value-type="float">
            <text:p>4.8465711039791E-040</text:p>
          </table:table-cell>
          <table:table-cell table:formula="of:=0.01*[.PC3]" office:value-type="float" office:value="3.87725688318328E-040" calcext:value-type="float">
            <text:p>3.87725688318328E-040</text:p>
          </table:table-cell>
          <table:table-cell table:formula="of:=0.01*[.PD3]" office:value-type="float" office:value="3.10180550654662E-040" calcext:value-type="float">
            <text:p>3.10180550654662E-040</text:p>
          </table:table-cell>
          <table:table-cell table:formula="of:=0.01*[.PE3]" office:value-type="float" office:value="2.4814444052373E-040" calcext:value-type="float">
            <text:p>2.4814444052373E-040</text:p>
          </table:table-cell>
          <table:table-cell table:formula="of:=0.01*[.PF3]" office:value-type="float" office:value="1.98515552418984E-040" calcext:value-type="float">
            <text:p>1.98515552418984E-040</text:p>
          </table:table-cell>
          <table:table-cell table:formula="of:=0.01*[.PG3]" office:value-type="float" office:value="1.58812441935187E-040" calcext:value-type="float">
            <text:p>1.58812441935187E-040</text:p>
          </table:table-cell>
          <table:table-cell table:formula="of:=0.01*[.PH3]" office:value-type="float" office:value="1.2704995354815E-040" calcext:value-type="float">
            <text:p>1.2704995354815E-040</text:p>
          </table:table-cell>
          <table:table-cell table:formula="of:=0.01*[.PI3]" office:value-type="float" office:value="1.0163996283852E-040" calcext:value-type="float">
            <text:p>1.0163996283852E-040</text:p>
          </table:table-cell>
          <table:table-cell table:formula="of:=0.01*[.PJ3]" office:value-type="float" office:value="8.13119702708158E-041" calcext:value-type="float">
            <text:p>8.13119702708158E-041</text:p>
          </table:table-cell>
          <table:table-cell table:formula="of:=0.01*[.PK3]" office:value-type="float" office:value="6.50495762166526E-041" calcext:value-type="float">
            <text:p>6.50495762166526E-041</text:p>
          </table:table-cell>
          <table:table-cell table:formula="of:=0.01*[.PL3]" office:value-type="float" office:value="5.20396609733221E-041" calcext:value-type="float">
            <text:p>5.20396609733221E-041</text:p>
          </table:table-cell>
          <table:table-cell table:formula="of:=0.01*[.PM3]" office:value-type="float" office:value="4.16317287786577E-041" calcext:value-type="float">
            <text:p>4.16317287786577E-041</text:p>
          </table:table-cell>
          <table:table-cell table:formula="of:=0.01*[.PN3]" office:value-type="float" office:value="3.33053830229261E-041" calcext:value-type="float">
            <text:p>3.33053830229261E-041</text:p>
          </table:table-cell>
          <table:table-cell table:formula="of:=0.01*[.PO3]" office:value-type="float" office:value="2.66443064183409E-041" calcext:value-type="float">
            <text:p>2.66443064183409E-041</text:p>
          </table:table-cell>
          <table:table-cell table:formula="of:=0.01*[.PP3]" office:value-type="float" office:value="2.13154451346727E-041" calcext:value-type="float">
            <text:p>2.13154451346727E-041</text:p>
          </table:table-cell>
          <table:table-cell table:formula="of:=0.01*[.PQ3]" office:value-type="float" office:value="1.70523561077382E-041" calcext:value-type="float">
            <text:p>1.70523561077382E-041</text:p>
          </table:table-cell>
          <table:table-cell table:formula="of:=0.01*[.PR3]" office:value-type="float" office:value="1.36418848861905E-041" calcext:value-type="float">
            <text:p>1.36418848861905E-041</text:p>
          </table:table-cell>
          <table:table-cell table:formula="of:=0.01*[.PS3]" office:value-type="float" office:value="1.09135079089524E-041" calcext:value-type="float">
            <text:p>1.09135079089524E-041</text:p>
          </table:table-cell>
          <table:table-cell table:formula="of:=0.01*[.PT3]" office:value-type="float" office:value="8.73080632716195E-042" calcext:value-type="float">
            <text:p>8.73080632716195E-042</text:p>
          </table:table-cell>
          <table:table-cell table:formula="of:=0.01*[.PU3]" office:value-type="float" office:value="6.98464506172956E-042" calcext:value-type="float">
            <text:p>6.98464506172956E-042</text:p>
          </table:table-cell>
          <table:table-cell table:formula="of:=0.01*[.PV3]" office:value-type="float" office:value="5.58771604938365E-042" calcext:value-type="float">
            <text:p>5.58771604938365E-042</text:p>
          </table:table-cell>
          <table:table-cell table:formula="of:=0.01*[.PW3]" office:value-type="float" office:value="4.47017283950692E-042" calcext:value-type="float">
            <text:p>4.47017283950692E-042</text:p>
          </table:table-cell>
          <table:table-cell table:formula="of:=0.01*[.PX3]" office:value-type="float" office:value="3.57613827160553E-042" calcext:value-type="float">
            <text:p>3.57613827160553E-042</text:p>
          </table:table-cell>
          <table:table-cell table:formula="of:=0.01*[.PY3]" office:value-type="float" office:value="2.86091061728443E-042" calcext:value-type="float">
            <text:p>2.86091061728443E-042</text:p>
          </table:table-cell>
          <table:table-cell table:formula="of:=0.01*[.PZ3]" office:value-type="float" office:value="2.28872849382754E-042" calcext:value-type="float">
            <text:p>2.28872849382754E-042</text:p>
          </table:table-cell>
          <table:table-cell table:formula="of:=0.01*[.QA3]" office:value-type="float" office:value="1.83098279506203E-042" calcext:value-type="float">
            <text:p>1.83098279506203E-042</text:p>
          </table:table-cell>
          <table:table-cell table:formula="of:=0.01*[.QB3]" office:value-type="float" office:value="1.46478623604963E-042" calcext:value-type="float">
            <text:p>1.46478623604963E-042</text:p>
          </table:table-cell>
          <table:table-cell table:formula="of:=0.01*[.QC3]" office:value-type="float" office:value="1.1718289888397E-042" calcext:value-type="float">
            <text:p>1.1718289888397E-042</text:p>
          </table:table-cell>
          <table:table-cell table:formula="of:=0.01*[.QD3]" office:value-type="float" office:value="9.37463191071761E-043" calcext:value-type="float">
            <text:p>9.37463191071761E-043</text:p>
          </table:table-cell>
          <table:table-cell table:formula="of:=0.01*[.QE3]" office:value-type="float" office:value="7.49970552857409E-043" calcext:value-type="float">
            <text:p>7.49970552857409E-043</text:p>
          </table:table-cell>
          <table:table-cell table:formula="of:=0.01*[.QF3]" office:value-type="float" office:value="5.99976442285927E-043" calcext:value-type="float">
            <text:p>5.99976442285927E-043</text:p>
          </table:table-cell>
          <table:table-cell table:formula="of:=0.01*[.QG3]" office:value-type="float" office:value="4.79981153828742E-043" calcext:value-type="float">
            <text:p>4.79981153828742E-043</text:p>
          </table:table-cell>
          <table:table-cell table:formula="of:=0.01*[.QH3]" office:value-type="float" office:value="3.83984923062993E-043" calcext:value-type="float">
            <text:p>3.83984923062993E-043</text:p>
          </table:table-cell>
          <table:table-cell table:formula="of:=0.01*[.QI3]" office:value-type="float" office:value="3.07187938450395E-043" calcext:value-type="float">
            <text:p>3.07187938450395E-043</text:p>
          </table:table-cell>
          <table:table-cell table:formula="of:=0.01*[.QJ3]" office:value-type="float" office:value="2.45750350760316E-043" calcext:value-type="float">
            <text:p>2.45750350760316E-043</text:p>
          </table:table-cell>
          <table:table-cell table:formula="of:=0.01*[.QK3]" office:value-type="float" office:value="1.96600280608253E-043" calcext:value-type="float">
            <text:p>1.96600280608253E-043</text:p>
          </table:table-cell>
          <table:table-cell table:formula="of:=0.01*[.QL3]" office:value-type="float" office:value="1.57280224486602E-043" calcext:value-type="float">
            <text:p>1.57280224486602E-043</text:p>
          </table:table-cell>
          <table:table-cell table:formula="of:=0.01*[.QM3]" office:value-type="float" office:value="1.25824179589282E-043" calcext:value-type="float">
            <text:p>1.25824179589282E-043</text:p>
          </table:table-cell>
          <table:table-cell table:formula="of:=0.01*[.QN3]" office:value-type="float" office:value="1.00659343671425E-043" calcext:value-type="float">
            <text:p>1.00659343671425E-043</text:p>
          </table:table-cell>
          <table:table-cell table:formula="of:=0.01*[.QO3]" office:value-type="float" office:value="8.05274749371403E-044" calcext:value-type="float">
            <text:p>8.05274749371403E-044</text:p>
          </table:table-cell>
          <table:table-cell table:formula="of:=0.01*[.QP3]" office:value-type="float" office:value="6.44219799497122E-044" calcext:value-type="float">
            <text:p>6.44219799497122E-044</text:p>
          </table:table-cell>
          <table:table-cell table:formula="of:=0.01*[.QQ3]" office:value-type="float" office:value="5.15375839597698E-044" calcext:value-type="float">
            <text:p>5.15375839597698E-044</text:p>
          </table:table-cell>
          <table:table-cell table:formula="of:=0.01*[.QR3]" office:value-type="float" office:value="4.12300671678158E-044" calcext:value-type="float">
            <text:p>4.12300671678158E-044</text:p>
          </table:table-cell>
          <table:table-cell table:formula="of:=0.01*[.QS3]" office:value-type="float" office:value="3.29840537342527E-044" calcext:value-type="float">
            <text:p>3.29840537342527E-044</text:p>
          </table:table-cell>
          <table:table-cell table:formula="of:=0.01*[.QT3]" office:value-type="float" office:value="2.63872429874021E-044" calcext:value-type="float">
            <text:p>2.63872429874021E-044</text:p>
          </table:table-cell>
          <table:table-cell table:formula="of:=0.01*[.QU3]" office:value-type="float" office:value="2.11097943899217E-044" calcext:value-type="float">
            <text:p>2.11097943899217E-044</text:p>
          </table:table-cell>
          <table:table-cell table:formula="of:=0.01*[.QV3]" office:value-type="float" office:value="1.68878355119374E-044" calcext:value-type="float">
            <text:p>1.68878355119374E-044</text:p>
          </table:table-cell>
          <table:table-cell table:formula="of:=0.01*[.QW3]" office:value-type="float" office:value="1.35102684095499E-044" calcext:value-type="float">
            <text:p>1.35102684095499E-044</text:p>
          </table:table-cell>
          <table:table-cell table:formula="of:=0.01*[.QX3]" office:value-type="float" office:value="1.08082147276399E-044" calcext:value-type="float">
            <text:p>1.08082147276399E-044</text:p>
          </table:table-cell>
          <table:table-cell table:formula="of:=0.01*[.QY3]" office:value-type="float" office:value="8.64657178211193E-045" calcext:value-type="float">
            <text:p>8.64657178211193E-045</text:p>
          </table:table-cell>
          <table:table-cell table:formula="of:=0.01*[.QZ3]" office:value-type="float" office:value="6.91725742568954E-045" calcext:value-type="float">
            <text:p>6.91725742568954E-045</text:p>
          </table:table-cell>
          <table:table-cell table:formula="of:=0.01*[.RA3]" office:value-type="float" office:value="5.53380594055164E-045" calcext:value-type="float">
            <text:p>5.53380594055164E-045</text:p>
          </table:table-cell>
          <table:table-cell table:formula="of:=0.01*[.RB3]" office:value-type="float" office:value="4.42704475244131E-045" calcext:value-type="float">
            <text:p>4.42704475244131E-045</text:p>
          </table:table-cell>
          <table:table-cell table:formula="of:=0.01*[.RC3]" office:value-type="float" office:value="3.54163580195305E-045" calcext:value-type="float">
            <text:p>3.54163580195305E-045</text:p>
          </table:table-cell>
          <table:table-cell table:formula="of:=0.01*[.RD3]" office:value-type="float" office:value="2.83330864156244E-045" calcext:value-type="float">
            <text:p>2.83330864156244E-045</text:p>
          </table:table-cell>
          <table:table-cell table:formula="of:=0.01*[.RE3]" office:value-type="float" office:value="2.26664691324995E-045" calcext:value-type="float">
            <text:p>2.26664691324995E-045</text:p>
          </table:table-cell>
          <table:table-cell table:formula="of:=0.01*[.RF3]" office:value-type="float" office:value="1.81331753059996E-045" calcext:value-type="float">
            <text:p>1.81331753059996E-045</text:p>
          </table:table-cell>
          <table:table-cell table:formula="of:=0.01*[.RG3]" office:value-type="float" office:value="1.45065402447997E-045" calcext:value-type="float">
            <text:p>1.45065402447997E-045</text:p>
          </table:table-cell>
          <table:table-cell table:formula="of:=0.01*[.RH3]" office:value-type="float" office:value="1.16052321958397E-045" calcext:value-type="float">
            <text:p>1.16052321958397E-045</text:p>
          </table:table-cell>
          <table:table-cell table:formula="of:=0.01*[.RI3]" office:value-type="float" office:value="9.28418575667179E-046" calcext:value-type="float">
            <text:p>9.28418575667179E-046</text:p>
          </table:table-cell>
          <table:table-cell table:formula="of:=0.01*[.RJ3]" office:value-type="float" office:value="7.42734860533744E-046" calcext:value-type="float">
            <text:p>7.42734860533744E-046</text:p>
          </table:table-cell>
          <table:table-cell table:formula="of:=0.01*[.RK3]" office:value-type="float" office:value="5.94187888426995E-046" calcext:value-type="float">
            <text:p>5.94187888426995E-046</text:p>
          </table:table-cell>
          <table:table-cell table:formula="of:=0.01*[.RL3]" office:value-type="float" office:value="4.75350310741596E-046" calcext:value-type="float">
            <text:p>4.75350310741596E-046</text:p>
          </table:table-cell>
          <table:table-cell table:formula="of:=0.01*[.RM3]" office:value-type="float" office:value="3.80280248593277E-046" calcext:value-type="float">
            <text:p>3.80280248593277E-046</text:p>
          </table:table-cell>
          <table:table-cell table:formula="of:=0.01*[.RN3]" office:value-type="float" office:value="3.04224198874621E-046" calcext:value-type="float">
            <text:p>3.04224198874621E-046</text:p>
          </table:table-cell>
          <table:table-cell table:formula="of:=0.01*[.RO3]" office:value-type="float" office:value="2.43379359099697E-046" calcext:value-type="float">
            <text:p>2.43379359099697E-046</text:p>
          </table:table-cell>
          <table:table-cell table:formula="of:=0.01*[.RP3]" office:value-type="float" office:value="1.94703487279758E-046" calcext:value-type="float">
            <text:p>1.94703487279758E-046</text:p>
          </table:table-cell>
          <table:table-cell table:formula="of:=0.01*[.RQ3]" office:value-type="float" office:value="1.55762789823806E-046" calcext:value-type="float">
            <text:p>1.55762789823806E-046</text:p>
          </table:table-cell>
          <table:table-cell table:formula="of:=0.01*[.RR3]" office:value-type="float" office:value="1.24610231859045E-046" calcext:value-type="float">
            <text:p>1.24610231859045E-046</text:p>
          </table:table-cell>
          <table:table-cell table:formula="of:=0.01*[.RS3]" office:value-type="float" office:value="9.96881854872359E-047" calcext:value-type="float">
            <text:p>9.96881854872359E-047</text:p>
          </table:table-cell>
          <table:table-cell table:formula="of:=0.01*[.RT3]" office:value-type="float" office:value="7.97505483897887E-047" calcext:value-type="float">
            <text:p>7.97505483897887E-047</text:p>
          </table:table-cell>
          <table:table-cell table:formula="of:=0.01*[.RU3]" office:value-type="float" office:value="6.3800438711831E-047" calcext:value-type="float">
            <text:p>6.3800438711831E-047</text:p>
          </table:table-cell>
          <table:table-cell table:formula="of:=0.01*[.RV3]" office:value-type="float" office:value="5.10403509694648E-047" calcext:value-type="float">
            <text:p>5.10403509694648E-047</text:p>
          </table:table-cell>
          <table:table-cell table:formula="of:=0.01*[.RW3]" office:value-type="float" office:value="4.08322807755718E-047" calcext:value-type="float">
            <text:p>4.08322807755718E-047</text:p>
          </table:table-cell>
          <table:table-cell table:formula="of:=0.01*[.RX3]" office:value-type="float" office:value="3.26658246204575E-047" calcext:value-type="float">
            <text:p>3.26658246204575E-047</text:p>
          </table:table-cell>
          <table:table-cell table:formula="of:=0.01*[.RY3]" office:value-type="float" office:value="2.6132659696366E-047" calcext:value-type="float">
            <text:p>2.6132659696366E-047</text:p>
          </table:table-cell>
          <table:table-cell table:formula="of:=0.01*[.RZ3]" office:value-type="float" office:value="2.09061277570928E-047" calcext:value-type="float">
            <text:p>2.09061277570928E-047</text:p>
          </table:table-cell>
          <table:table-cell table:formula="of:=0.01*[.SA3]" office:value-type="float" office:value="1.67249022056742E-047" calcext:value-type="float">
            <text:p>1.67249022056742E-047</text:p>
          </table:table-cell>
          <table:table-cell table:formula="of:=0.01*[.SB3]" office:value-type="float" office:value="1.33799217645394E-047" calcext:value-type="float">
            <text:p>1.33799217645394E-047</text:p>
          </table:table-cell>
          <table:table-cell table:formula="of:=0.01*[.SC3]" office:value-type="float" office:value="1.07039374116315E-047" calcext:value-type="float">
            <text:p>1.07039374116315E-047</text:p>
          </table:table-cell>
          <table:table-cell table:formula="of:=0.01*[.SD3]" office:value-type="float" office:value="8.5631499293052E-048" calcext:value-type="float">
            <text:p>8.5631499293052E-048</text:p>
          </table:table-cell>
          <table:table-cell table:formula="of:=0.01*[.SE3]" office:value-type="float" office:value="6.85051994344416E-048" calcext:value-type="float">
            <text:p>6.85051994344416E-048</text:p>
          </table:table-cell>
          <table:table-cell table:formula="of:=0.01*[.SF3]" office:value-type="float" office:value="5.48041595475533E-048" calcext:value-type="float">
            <text:p>5.48041595475533E-048</text:p>
          </table:table-cell>
          <table:table-cell table:formula="of:=0.01*[.SG3]" office:value-type="float" office:value="4.38433276380426E-048" calcext:value-type="float">
            <text:p>4.38433276380426E-048</text:p>
          </table:table-cell>
          <table:table-cell table:formula="of:=0.01*[.SH3]" office:value-type="float" office:value="3.50746621104341E-048" calcext:value-type="float">
            <text:p>3.50746621104341E-048</text:p>
          </table:table-cell>
          <table:table-cell table:formula="of:=0.01*[.SI3]" office:value-type="float" office:value="2.80597296883473E-048" calcext:value-type="float">
            <text:p>2.80597296883473E-048</text:p>
          </table:table-cell>
          <table:table-cell table:formula="of:=0.01*[.SJ3]" office:value-type="float" office:value="2.24477837506778E-048" calcext:value-type="float">
            <text:p>2.24477837506778E-048</text:p>
          </table:table-cell>
          <table:table-cell table:formula="of:=0.01*[.SK3]" office:value-type="float" office:value="1.79582270005423E-048" calcext:value-type="float">
            <text:p>1.79582270005423E-048</text:p>
          </table:table-cell>
          <table:table-cell table:formula="of:=0.01*[.SL3]" office:value-type="float" office:value="1.43665816004338E-048" calcext:value-type="float">
            <text:p>1.43665816004338E-048</text:p>
          </table:table-cell>
          <table:table-cell table:formula="of:=0.01*[.SM3]" office:value-type="float" office:value="1.14932652803471E-048" calcext:value-type="float">
            <text:p>1.14932652803471E-048</text:p>
          </table:table-cell>
          <table:table-cell table:formula="of:=0.01*[.SN3]" office:value-type="float" office:value="9.19461222427764E-049" calcext:value-type="float">
            <text:p>9.19461222427764E-049</text:p>
          </table:table-cell>
          <table:table-cell table:formula="of:=0.01*[.SO3]" office:value-type="float" office:value="7.35568977942211E-049" calcext:value-type="float">
            <text:p>7.35568977942211E-049</text:p>
          </table:table-cell>
          <table:table-cell table:formula="of:=0.01*[.SP3]" office:value-type="float" office:value="5.88455182353769E-049" calcext:value-type="float">
            <text:p>5.88455182353769E-049</text:p>
          </table:table-cell>
          <table:table-cell table:formula="of:=0.01*[.SQ3]" office:value-type="float" office:value="4.70764145883015E-049" calcext:value-type="float">
            <text:p>4.70764145883015E-049</text:p>
          </table:table-cell>
          <table:table-cell table:formula="of:=0.01*[.SR3]" office:value-type="float" office:value="3.76611316706412E-049" calcext:value-type="float">
            <text:p>3.76611316706412E-049</text:p>
          </table:table-cell>
          <table:table-cell table:formula="of:=0.01*[.SS3]" office:value-type="float" office:value="3.0128905336513E-049" calcext:value-type="float">
            <text:p>3.0128905336513E-049</text:p>
          </table:table-cell>
          <table:table-cell table:formula="of:=0.01*[.ST3]" office:value-type="float" office:value="2.41031242692104E-049" calcext:value-type="float">
            <text:p>2.41031242692104E-049</text:p>
          </table:table-cell>
          <table:table-cell table:formula="of:=0.01*[.SU3]" office:value-type="float" office:value="1.92824994153683E-049" calcext:value-type="float">
            <text:p>1.92824994153683E-049</text:p>
          </table:table-cell>
          <table:table-cell table:formula="of:=0.01*[.SV3]" office:value-type="float" office:value="1.54259995322946E-049" calcext:value-type="float">
            <text:p>1.54259995322946E-049</text:p>
          </table:table-cell>
          <table:table-cell table:formula="of:=0.01*[.SW3]" office:value-type="float" office:value="1.23407996258357E-049" calcext:value-type="float">
            <text:p>1.23407996258357E-049</text:p>
          </table:table-cell>
          <table:table-cell table:formula="of:=0.01*[.SX3]" office:value-type="float" office:value="9.87263970066857E-050" calcext:value-type="float">
            <text:p>9.87263970066857E-050</text:p>
          </table:table-cell>
          <table:table-cell table:formula="of:=0.01*[.SY3]" office:value-type="float" office:value="7.89811176053486E-050" calcext:value-type="float">
            <text:p>7.89811176053486E-050</text:p>
          </table:table-cell>
          <table:table-cell table:formula="of:=0.01*[.SZ3]" office:value-type="float" office:value="6.31848940842789E-050" calcext:value-type="float">
            <text:p>6.31848940842789E-050</text:p>
          </table:table-cell>
          <table:table-cell table:formula="of:=0.01*[.TA3]" office:value-type="float" office:value="5.05479152674231E-050" calcext:value-type="float">
            <text:p>5.05479152674231E-050</text:p>
          </table:table-cell>
          <table:table-cell table:formula="of:=0.01*[.TB3]" office:value-type="float" office:value="4.04383322139385E-050" calcext:value-type="float">
            <text:p>4.04383322139385E-050</text:p>
          </table:table-cell>
          <table:table-cell table:formula="of:=0.01*[.TC3]" office:value-type="float" office:value="3.23506657711508E-050" calcext:value-type="float">
            <text:p>3.23506657711508E-050</text:p>
          </table:table-cell>
          <table:table-cell table:formula="of:=0.01*[.TD3]" office:value-type="float" office:value="2.58805326169206E-050" calcext:value-type="float">
            <text:p>2.58805326169206E-050</text:p>
          </table:table-cell>
          <table:table-cell table:formula="of:=0.01*[.TE3]" office:value-type="float" office:value="2.07044260935365E-050" calcext:value-type="float">
            <text:p>2.07044260935365E-050</text:p>
          </table:table-cell>
          <table:table-cell table:formula="of:=0.01*[.TF3]" office:value-type="float" office:value="1.65635408748292E-050" calcext:value-type="float">
            <text:p>1.65635408748292E-050</text:p>
          </table:table-cell>
          <table:table-cell table:formula="of:=0.01*[.TG3]" office:value-type="float" office:value="1.32508326998634E-050" calcext:value-type="float">
            <text:p>1.32508326998634E-050</text:p>
          </table:table-cell>
          <table:table-cell table:formula="of:=0.01*[.TH3]" office:value-type="float" office:value="1.06006661598907E-050" calcext:value-type="float">
            <text:p>1.06006661598907E-050</text:p>
          </table:table-cell>
          <table:table-cell table:formula="of:=0.01*[.TI3]" office:value-type="float" office:value="8.48053292791255E-051" calcext:value-type="float">
            <text:p>8.48053292791255E-051</text:p>
          </table:table-cell>
          <table:table-cell table:formula="of:=0.01*[.TJ3]" office:value-type="float" office:value="6.78442634233004E-051" calcext:value-type="float">
            <text:p>6.78442634233004E-051</text:p>
          </table:table-cell>
          <table:table-cell table:formula="of:=0.01*[.TK3]" office:value-type="float" office:value="5.42754107386403E-051" calcext:value-type="float">
            <text:p>5.42754107386403E-051</text:p>
          </table:table-cell>
          <table:table-cell table:formula="of:=0.01*[.TL3]" office:value-type="float" office:value="4.34203285909122E-051" calcext:value-type="float">
            <text:p>4.34203285909122E-051</text:p>
          </table:table-cell>
          <table:table-cell table:formula="of:=0.01*[.TM3]" office:value-type="float" office:value="3.47362628727298E-051" calcext:value-type="float">
            <text:p>3.47362628727298E-051</text:p>
          </table:table-cell>
          <table:table-cell table:formula="of:=0.01*[.TN3]" office:value-type="float" office:value="2.77890102981838E-051" calcext:value-type="float">
            <text:p>2.77890102981838E-051</text:p>
          </table:table-cell>
          <table:table-cell table:formula="of:=0.01*[.TO3]" office:value-type="float" office:value="2.22312082385471E-051" calcext:value-type="float">
            <text:p>2.22312082385471E-051</text:p>
          </table:table-cell>
          <table:table-cell table:formula="of:=0.01*[.TP3]" office:value-type="float" office:value="1.77849665908377E-051" calcext:value-type="float">
            <text:p>1.77849665908377E-051</text:p>
          </table:table-cell>
          <table:table-cell table:formula="of:=0.01*[.TQ3]" office:value-type="float" office:value="1.42279732726701E-051" calcext:value-type="float">
            <text:p>1.42279732726701E-051</text:p>
          </table:table-cell>
          <table:table-cell table:formula="of:=0.01*[.TR3]" office:value-type="float" office:value="1.13823786181361E-051" calcext:value-type="float">
            <text:p>1.13823786181361E-051</text:p>
          </table:table-cell>
          <table:table-cell table:formula="of:=0.01*[.TS3]" office:value-type="float" office:value="9.10590289450888E-052" calcext:value-type="float">
            <text:p>9.10590289450888E-052</text:p>
          </table:table-cell>
          <table:table-cell table:formula="of:=0.01*[.TT3]" office:value-type="float" office:value="7.2847223156071E-052" calcext:value-type="float">
            <text:p>7.2847223156071E-052</text:p>
          </table:table-cell>
          <table:table-cell table:formula="of:=0.01*[.TU3]" office:value-type="float" office:value="5.82777785248568E-052" calcext:value-type="float">
            <text:p>5.82777785248568E-052</text:p>
          </table:table-cell>
          <table:table-cell table:formula="of:=0.01*[.TV3]" office:value-type="float" office:value="4.66222228198854E-052" calcext:value-type="float">
            <text:p>4.66222228198854E-052</text:p>
          </table:table-cell>
          <table:table-cell table:formula="of:=0.01*[.TW3]" office:value-type="float" office:value="3.72977782559084E-052" calcext:value-type="float">
            <text:p>3.72977782559084E-052</text:p>
          </table:table-cell>
          <table:table-cell table:formula="of:=0.01*[.TX3]" office:value-type="float" office:value="2.98382226047267E-052" calcext:value-type="float">
            <text:p>2.98382226047267E-052</text:p>
          </table:table-cell>
          <table:table-cell table:formula="of:=0.01*[.TY3]" office:value-type="float" office:value="2.38705780837813E-052" calcext:value-type="float">
            <text:p>2.38705780837813E-052</text:p>
          </table:table-cell>
          <table:table-cell table:formula="of:=0.01*[.TZ3]" office:value-type="float" office:value="1.90964624670251E-052" calcext:value-type="float">
            <text:p>1.90964624670251E-052</text:p>
          </table:table-cell>
          <table:table-cell table:formula="of:=0.01*[.UA3]" office:value-type="float" office:value="1.52771699736201E-052" calcext:value-type="float">
            <text:p>1.52771699736201E-052</text:p>
          </table:table-cell>
          <table:table-cell table:formula="of:=0.01*[.UB3]" office:value-type="float" office:value="1.22217359788961E-052" calcext:value-type="float">
            <text:p>1.22217359788961E-052</text:p>
          </table:table-cell>
          <table:table-cell table:formula="of:=0.01*[.UC3]" office:value-type="float" office:value="9.77738878311684E-053" calcext:value-type="float">
            <text:p>9.77738878311684E-053</text:p>
          </table:table-cell>
          <table:table-cell table:formula="of:=0.01*[.UD3]" office:value-type="float" office:value="7.82191102649347E-053" calcext:value-type="float">
            <text:p>7.82191102649347E-053</text:p>
          </table:table-cell>
          <table:table-cell table:formula="of:=0.01*[.UE3]" office:value-type="float" office:value="6.25752882119478E-053" calcext:value-type="float">
            <text:p>6.25752882119478E-053</text:p>
          </table:table-cell>
          <table:table-cell table:formula="of:=0.01*[.UF3]" office:value-type="float" office:value="5.00602305695582E-053" calcext:value-type="float">
            <text:p>5.00602305695582E-053</text:p>
          </table:table-cell>
          <table:table-cell table:formula="of:=0.01*[.UG3]" office:value-type="float" office:value="4.00481844556466E-053" calcext:value-type="float">
            <text:p>4.00481844556466E-053</text:p>
          </table:table-cell>
          <table:table-cell table:formula="of:=0.01*[.UH3]" office:value-type="float" office:value="3.20385475645173E-053" calcext:value-type="float">
            <text:p>3.20385475645173E-053</text:p>
          </table:table-cell>
          <table:table-cell table:formula="of:=0.01*[.UI3]" office:value-type="float" office:value="2.56308380516138E-053" calcext:value-type="float">
            <text:p>2.56308380516138E-053</text:p>
          </table:table-cell>
          <table:table-cell table:formula="of:=0.01*[.UJ3]" office:value-type="float" office:value="2.05046704412911E-053" calcext:value-type="float">
            <text:p>2.05046704412911E-053</text:p>
          </table:table-cell>
          <table:table-cell table:formula="of:=0.01*[.UK3]" office:value-type="float" office:value="1.64037363530328E-053" calcext:value-type="float">
            <text:p>1.64037363530328E-053</text:p>
          </table:table-cell>
          <table:table-cell table:formula="of:=0.01*[.UL3]" office:value-type="float" office:value="1.31229890824263E-053" calcext:value-type="float">
            <text:p>1.31229890824263E-053</text:p>
          </table:table-cell>
          <table:table-cell table:formula="of:=0.01*[.UM3]" office:value-type="float" office:value="1.0498391265941E-053" calcext:value-type="float">
            <text:p>1.0498391265941E-053</text:p>
          </table:table-cell>
          <table:table-cell table:formula="of:=0.01*[.UN3]" office:value-type="float" office:value="8.39871301275282E-054" calcext:value-type="float">
            <text:p>8.39871301275282E-054</text:p>
          </table:table-cell>
          <table:table-cell table:formula="of:=0.01*[.UO3]" office:value-type="float" office:value="6.71897041020225E-054" calcext:value-type="float">
            <text:p>6.71897041020225E-054</text:p>
          </table:table-cell>
          <table:table-cell table:formula="of:=0.01*[.UP3]" office:value-type="float" office:value="5.3751763281618E-054" calcext:value-type="float">
            <text:p>5.3751763281618E-054</text:p>
          </table:table-cell>
          <table:table-cell table:formula="of:=0.01*[.UQ3]" office:value-type="float" office:value="4.30014106252944E-054" calcext:value-type="float">
            <text:p>4.30014106252944E-054</text:p>
          </table:table-cell>
          <table:table-cell table:formula="of:=0.01*[.UR3]" office:value-type="float" office:value="3.44011285002355E-054" calcext:value-type="float">
            <text:p>3.44011285002355E-054</text:p>
          </table:table-cell>
          <table:table-cell table:formula="of:=0.01*[.US3]" office:value-type="float" office:value="2.75209028001884E-054" calcext:value-type="float">
            <text:p>2.75209028001884E-054</text:p>
          </table:table-cell>
          <table:table-cell table:formula="of:=0.01*[.UT3]" office:value-type="float" office:value="2.20167222401507E-054" calcext:value-type="float">
            <text:p>2.20167222401507E-054</text:p>
          </table:table-cell>
          <table:table-cell table:formula="of:=0.01*[.UU3]" office:value-type="float" office:value="1.76133777921206E-054" calcext:value-type="float">
            <text:p>1.76133777921206E-054</text:p>
          </table:table-cell>
          <table:table-cell table:formula="of:=0.01*[.UV3]" office:value-type="float" office:value="1.40907022336965E-054" calcext:value-type="float">
            <text:p>1.40907022336965E-054</text:p>
          </table:table-cell>
          <table:table-cell table:formula="of:=0.01*[.UW3]" office:value-type="float" office:value="1.12725617869572E-054" calcext:value-type="float">
            <text:p>1.12725617869572E-054</text:p>
          </table:table-cell>
          <table:table-cell table:formula="of:=0.01*[.UX3]" office:value-type="float" office:value="9.01804942956574E-055" calcext:value-type="float">
            <text:p>9.01804942956574E-055</text:p>
          </table:table-cell>
          <table:table-cell table:formula="of:=0.01*[.UY3]" office:value-type="float" office:value="7.2144395436526E-055" calcext:value-type="float">
            <text:p>7.2144395436526E-055</text:p>
          </table:table-cell>
          <table:table-cell table:formula="of:=0.01*[.UZ3]" office:value-type="float" office:value="5.77155163492208E-055" calcext:value-type="float">
            <text:p>5.77155163492208E-055</text:p>
          </table:table-cell>
          <table:table-cell table:formula="of:=0.01*[.VA3]" office:value-type="float" office:value="4.61724130793766E-055" calcext:value-type="float">
            <text:p>4.61724130793766E-055</text:p>
          </table:table-cell>
          <table:table-cell table:formula="of:=0.01*[.VB3]" office:value-type="float" office:value="3.69379304635013E-055" calcext:value-type="float">
            <text:p>3.69379304635013E-055</text:p>
          </table:table-cell>
          <table:table-cell table:formula="of:=0.01*[.VC3]" office:value-type="float" office:value="2.9550344370801E-055" calcext:value-type="float">
            <text:p>2.9550344370801E-055</text:p>
          </table:table-cell>
          <table:table-cell table:formula="of:=0.01*[.VD3]" office:value-type="float" office:value="2.36402754966408E-055" calcext:value-type="float">
            <text:p>2.36402754966408E-055</text:p>
          </table:table-cell>
          <table:table-cell table:formula="of:=0.01*[.VE3]" office:value-type="float" office:value="1.89122203973127E-055" calcext:value-type="float">
            <text:p>1.89122203973127E-055</text:p>
          </table:table-cell>
          <table:table-cell table:formula="of:=0.01*[.VF3]" office:value-type="float" office:value="1.51297763178501E-055" calcext:value-type="float">
            <text:p>1.51297763178501E-055</text:p>
          </table:table-cell>
          <table:table-cell table:formula="of:=0.01*[.VG3]" office:value-type="float" office:value="1.21038210542801E-055" calcext:value-type="float">
            <text:p>1.21038210542801E-055</text:p>
          </table:table-cell>
          <table:table-cell table:formula="of:=0.01*[.VH3]" office:value-type="float" office:value="9.68305684342408E-056" calcext:value-type="float">
            <text:p>9.68305684342408E-056</text:p>
          </table:table-cell>
          <table:table-cell table:formula="of:=0.01*[.VI3]" office:value-type="float" office:value="7.74644547473927E-056" calcext:value-type="float">
            <text:p>7.74644547473927E-056</text:p>
          </table:table-cell>
          <table:table-cell table:formula="of:=0.01*[.VJ3]" office:value-type="float" office:value="6.19715637979141E-056" calcext:value-type="float">
            <text:p>6.19715637979141E-056</text:p>
          </table:table-cell>
          <table:table-cell table:formula="of:=0.01*[.VK3]" office:value-type="float" office:value="4.95772510383313E-056" calcext:value-type="float">
            <text:p>4.95772510383313E-056</text:p>
          </table:table-cell>
          <table:table-cell table:formula="of:=0.01*[.VL3]" office:value-type="float" office:value="3.9661800830665E-056" calcext:value-type="float">
            <text:p>3.9661800830665E-056</text:p>
          </table:table-cell>
          <table:table-cell table:formula="of:=0.01*[.VM3]" office:value-type="float" office:value="3.1729440664532E-056" calcext:value-type="float">
            <text:p>3.1729440664532E-056</text:p>
          </table:table-cell>
          <table:table-cell table:formula="of:=0.01*[.VN3]" office:value-type="float" office:value="2.53835525316256E-056" calcext:value-type="float">
            <text:p>2.53835525316256E-056</text:p>
          </table:table-cell>
          <table:table-cell table:formula="of:=0.01*[.VO3]" office:value-type="float" office:value="2.03068420253005E-056" calcext:value-type="float">
            <text:p>2.03068420253005E-056</text:p>
          </table:table-cell>
          <table:table-cell table:formula="of:=0.01*[.VP3]" office:value-type="float" office:value="1.62454736202404E-056" calcext:value-type="float">
            <text:p>1.62454736202404E-056</text:p>
          </table:table-cell>
          <table:table-cell table:formula="of:=0.01*[.VQ3]" office:value-type="float" office:value="1.29963788961923E-056" calcext:value-type="float">
            <text:p>1.29963788961923E-056</text:p>
          </table:table-cell>
          <table:table-cell table:formula="of:=0.01*[.VR3]" office:value-type="float" office:value="1.03971031169539E-056" calcext:value-type="float">
            <text:p>1.03971031169539E-056</text:p>
          </table:table-cell>
          <table:table-cell table:formula="of:=0.01*[.VS3]" office:value-type="float" office:value="8.31768249356309E-057" calcext:value-type="float">
            <text:p>8.31768249356309E-057</text:p>
          </table:table-cell>
          <table:table-cell table:formula="of:=0.01*[.VT3]" office:value-type="float" office:value="6.65414599485047E-057" calcext:value-type="float">
            <text:p>6.65414599485047E-057</text:p>
          </table:table-cell>
          <table:table-cell table:formula="of:=0.01*[.VU3]" office:value-type="float" office:value="5.32331679588038E-057" calcext:value-type="float">
            <text:p>5.32331679588038E-057</text:p>
          </table:table-cell>
          <table:table-cell table:formula="of:=0.01*[.VV3]" office:value-type="float" office:value="4.2586534367043E-057" calcext:value-type="float">
            <text:p>4.2586534367043E-057</text:p>
          </table:table-cell>
          <table:table-cell table:formula="of:=0.01*[.VW3]" office:value-type="float" office:value="3.40692274936344E-057" calcext:value-type="float">
            <text:p>3.40692274936344E-057</text:p>
          </table:table-cell>
          <table:table-cell table:formula="of:=0.01*[.VX3]" office:value-type="float" office:value="2.72553819949075E-057" calcext:value-type="float">
            <text:p>2.72553819949075E-057</text:p>
          </table:table-cell>
          <table:table-cell table:formula="of:=0.01*[.VY3]" office:value-type="float" office:value="2.1804305595926E-057" calcext:value-type="float">
            <text:p>2.1804305595926E-057</text:p>
          </table:table-cell>
          <table:table-cell table:formula="of:=0.01*[.VZ3]" office:value-type="float" office:value="1.74434444767408E-057" calcext:value-type="float">
            <text:p>1.74434444767408E-057</text:p>
          </table:table-cell>
          <table:table-cell table:formula="of:=0.01*[.WA3]" office:value-type="float" office:value="1.39547555813927E-057" calcext:value-type="float">
            <text:p>1.39547555813927E-057</text:p>
          </table:table-cell>
          <table:table-cell table:formula="of:=0.01*[.WB3]" office:value-type="float" office:value="1.11638044651141E-057" calcext:value-type="float">
            <text:p>1.11638044651141E-057</text:p>
          </table:table-cell>
          <table:table-cell table:formula="of:=0.01*[.WC3]" office:value-type="float" office:value="8.9310435720913E-058" calcext:value-type="float">
            <text:p>8.9310435720913E-058</text:p>
          </table:table-cell>
          <table:table-cell table:formula="of:=0.01*[.WD3]" office:value-type="float" office:value="7.14483485767304E-058" calcext:value-type="float">
            <text:p>7.14483485767304E-058</text:p>
          </table:table-cell>
          <table:table-cell table:formula="of:=0.01*[.WE3]" office:value-type="float" office:value="5.71586788613843E-058" calcext:value-type="float">
            <text:p>5.71586788613843E-058</text:p>
          </table:table-cell>
          <table:table-cell table:formula="of:=0.01*[.WF3]" office:value-type="float" office:value="4.57269430891074E-058" calcext:value-type="float">
            <text:p>4.57269430891074E-058</text:p>
          </table:table-cell>
          <table:table-cell table:formula="of:=0.01*[.WG3]" office:value-type="float" office:value="3.6581554471286E-058" calcext:value-type="float">
            <text:p>3.6581554471286E-058</text:p>
          </table:table-cell>
          <table:table-cell table:formula="of:=0.01*[.WH3]" office:value-type="float" office:value="2.92652435770288E-058" calcext:value-type="float">
            <text:p>2.92652435770288E-058</text:p>
          </table:table-cell>
          <table:table-cell table:formula="of:=0.01*[.WI3]" office:value-type="float" office:value="2.3412194861623E-058" calcext:value-type="float">
            <text:p>2.3412194861623E-058</text:p>
          </table:table-cell>
          <table:table-cell table:formula="of:=0.01*[.WJ3]" office:value-type="float" office:value="1.87297558892984E-058" calcext:value-type="float">
            <text:p>1.87297558892984E-058</text:p>
          </table:table-cell>
          <table:table-cell table:formula="of:=0.01*[.WK3]" office:value-type="float" office:value="1.49838047114387E-058" calcext:value-type="float">
            <text:p>1.49838047114387E-058</text:p>
          </table:table-cell>
          <table:table-cell table:formula="of:=0.01*[.WL3]" office:value-type="float" office:value="1.1987043769151E-058" calcext:value-type="float">
            <text:p>1.1987043769151E-058</text:p>
          </table:table-cell>
        </table:table-row>
        <table:table-row table:style-name="ro1">
          <table:table-cell office:value-type="string" calcext:value-type="string">
            <text:p>Population</text:p>
          </table:table-cell>
          <table:table-cell table:formula="of:=[.B3]" office:value-type="float" office:value="1000" calcext:value-type="float">
            <text:p>1000</text:p>
          </table:table-cell>
          <table:table-cell table:formula="of:=[.B5]-([.B6]+[.B7])" office:value-type="float" office:value="800" calcext:value-type="float">
            <text:p>800</text:p>
          </table:table-cell>
          <table:table-cell table:formula="of:=[.C5]-([.C6]+[.C7])" office:value-type="float" office:value="640" calcext:value-type="float">
            <text:p>640</text:p>
          </table:table-cell>
          <table:table-cell table:formula="of:=[.D5]-([.D6]+[.D7])" office:value-type="float" office:value="512" calcext:value-type="float">
            <text:p>512</text:p>
          </table:table-cell>
          <table:table-cell table:formula="of:=[.E5]-([.E6]+[.E7])" office:value-type="float" office:value="410" calcext:value-type="float">
            <text:p>410</text:p>
          </table:table-cell>
          <table:table-cell table:formula="of:=[.F5]-([.F6]+[.F7])" office:value-type="float" office:value="328" calcext:value-type="float">
            <text:p>328</text:p>
          </table:table-cell>
          <table:table-cell table:formula="of:=[.G5]-([.G6]+[.G7])" office:value-type="float" office:value="263" calcext:value-type="float">
            <text:p>263</text:p>
          </table:table-cell>
          <table:table-cell table:formula="of:=[.H5]-([.H6]+[.H7])" office:value-type="float" office:value="211" calcext:value-type="float">
            <text:p>211</text:p>
          </table:table-cell>
          <table:table-cell table:formula="of:=[.I5]-([.I6]+[.I7])" office:value-type="float" office:value="169" calcext:value-type="float">
            <text:p>169</text:p>
          </table:table-cell>
          <table:table-cell table:formula="of:=[.J5]-([.J6]+[.J7])" office:value-type="float" office:value="136" calcext:value-type="float">
            <text:p>136</text:p>
          </table:table-cell>
          <table:table-cell table:formula="of:=[.K5]-([.K6]+[.K7])" office:value-type="float" office:value="109" calcext:value-type="float">
            <text:p>109</text:p>
          </table:table-cell>
          <table:table-cell table:formula="of:=[.L5]-([.L6]+[.L7])" office:value-type="float" office:value="88" calcext:value-type="float">
            <text:p>88</text:p>
          </table:table-cell>
          <table:table-cell table:formula="of:=[.M5]-([.M6]+[.M7])" office:value-type="float" office:value="71" calcext:value-type="float">
            <text:p>71</text:p>
          </table:table-cell>
          <table:table-cell table:formula="of:=[.N5]-([.N6]+[.N7])" office:value-type="float" office:value="57" calcext:value-type="float">
            <text:p>57</text:p>
          </table:table-cell>
          <table:table-cell table:formula="of:=[.O5]-([.O6]+[.O7])" office:value-type="float" office:value="46" calcext:value-type="float">
            <text:p>46</text:p>
          </table:table-cell>
          <table:table-cell table:formula="of:=[.P5]-([.P6]+[.P7])" office:value-type="float" office:value="37" calcext:value-type="float">
            <text:p>37</text:p>
          </table:table-cell>
          <table:table-cell table:formula="of:=[.Q5]-([.Q6]+[.Q7])" office:value-type="float" office:value="30" calcext:value-type="float">
            <text:p>30</text:p>
          </table:table-cell>
          <table:table-cell table:formula="of:=[.R5]-([.R6]+[.R7])" office:value-type="float" office:value="24" calcext:value-type="float">
            <text:p>24</text:p>
          </table:table-cell>
          <table:table-cell table:formula="of:=[.S5]-([.S6]+[.S7])" office:value-type="float" office:value="20" calcext:value-type="float">
            <text:p>20</text:p>
          </table:table-cell>
          <table:table-cell table:formula="of:=[.T5]-([.T6]+[.T7])" office:value-type="float" office:value="16" calcext:value-type="float">
            <text:p>16</text:p>
          </table:table-cell>
          <table:table-cell table:formula="of:=[.U5]-([.U6]+[.U7])" office:value-type="float" office:value="13" calcext:value-type="float">
            <text:p>13</text:p>
          </table:table-cell>
          <table:table-cell table:formula="of:=[.V5]-([.V6]+[.V7])" office:value-type="float" office:value="11" calcext:value-type="float">
            <text:p>11</text:p>
          </table:table-cell>
          <table:table-cell table:formula="of:=[.W5]-([.W6]+[.W7])" office:value-type="float" office:value="9" calcext:value-type="float">
            <text:p>9</text:p>
          </table:table-cell>
          <table:table-cell table:formula="of:=[.X5]-([.X6]+[.X7])" office:value-type="float" office:value="8" calcext:value-type="float">
            <text:p>8</text:p>
          </table:table-cell>
          <table:table-cell table:formula="of:=[.Y5]-([.Y6]+[.Y7])" office:value-type="float" office:value="7" calcext:value-type="float">
            <text:p>7</text:p>
          </table:table-cell>
          <table:table-cell table:formula="of:=[.Z5]-([.Z6]+[.Z7])" office:value-type="float" office:value="6" calcext:value-type="float">
            <text:p>6</text:p>
          </table:table-cell>
          <table:table-cell table:formula="of:=[.AA5]-([.AA6]+[.AA7])" office:value-type="float" office:value="5" calcext:value-type="float">
            <text:p>5</text:p>
          </table:table-cell>
          <table:table-cell table:formula="of:=[.AB5]-([.AB6]+[.AB7])" office:value-type="float" office:value="4" calcext:value-type="float">
            <text:p>4</text:p>
          </table:table-cell>
          <table:table-cell table:formula="of:=[.AC5]-([.AC6]+[.AC7])" office:value-type="float" office:value="3" calcext:value-type="float">
            <text:p>3</text:p>
          </table:table-cell>
          <table:table-cell table:formula="of:=[.AD5]-([.AD6]+[.AD7])" office:value-type="float" office:value="3" calcext:value-type="float">
            <text:p>3</text:p>
          </table:table-cell>
          <table:table-cell table:formula="of:=[.AE5]-([.AE6]+[.AE7])" office:value-type="float" office:value="2" calcext:value-type="float">
            <text:p>2</text:p>
          </table:table-cell>
          <table:table-cell table:formula="of:=[.AF5]-([.AF6]+[.AF7])" office:value-type="float" office:value="2" calcext:value-type="float">
            <text:p>2</text:p>
          </table:table-cell>
          <table:table-cell table:formula="of:=[.AG5]-([.AG6]+[.AG7])" office:value-type="float" office:value="1" calcext:value-type="float">
            <text:p>1</text:p>
          </table:table-cell>
          <table:table-cell table:formula="of:=[.AH5]-([.AH6]+[.AH7])" office:value-type="float" office:value="1" calcext:value-type="float">
            <text:p>1</text:p>
          </table:table-cell>
          <table:table-cell table:formula="of:=[.AI5]-([.AI6]+[.AI7])" office:value-type="float" office:value="0" calcext:value-type="float">
            <text:p>0</text:p>
          </table:table-cell>
          <table:table-cell table:formula="of:=[.AJ5]-([.AJ6]+[.AJ7])" office:value-type="float" office:value="0" calcext:value-type="float">
            <text:p>0</text:p>
          </table:table-cell>
          <table:table-cell table:formula="of:=[.AK5]-([.AK6]+[.AK7])" office:value-type="float" office:value="-1" calcext:value-type="float">
            <text:p>-1</text:p>
          </table:table-cell>
          <table:table-cell table:formula="of:=[.AL5]-([.AL6]+[.AL7])" office:value-type="float" office:value="0" calcext:value-type="float">
            <text:p>0</text:p>
          </table:table-cell>
          <table:table-cell table:formula="of:=[.AM5]-([.AM6]+[.AM7])" office:value-type="float" office:value="-1" calcext:value-type="float">
            <text:p>-1</text:p>
          </table:table-cell>
          <table:table-cell table:formula="of:=[.AN5]-([.AN6]+[.AN7])" office:value-type="float" office:value="0" calcext:value-type="float">
            <text:p>0</text:p>
          </table:table-cell>
          <table:table-cell table:formula="of:=[.AO5]-([.AO6]+[.AO7])" office:value-type="float" office:value="-1" calcext:value-type="float">
            <text:p>-1</text:p>
          </table:table-cell>
          <table:table-cell table:formula="of:=[.AP5]-([.AP6]+[.AP7])" office:value-type="float" office:value="0" calcext:value-type="float">
            <text:p>0</text:p>
          </table:table-cell>
          <table:table-cell table:formula="of:=[.AQ5]-([.AQ6]+[.AQ7])" office:value-type="float" office:value="-1" calcext:value-type="float">
            <text:p>-1</text:p>
          </table:table-cell>
          <table:table-cell table:formula="of:=[.AR5]-([.AR6]+[.AR7])" office:value-type="float" office:value="0" calcext:value-type="float">
            <text:p>0</text:p>
          </table:table-cell>
          <table:table-cell table:formula="of:=[.AS5]-([.AS6]+[.AS7])" office:value-type="float" office:value="-1" calcext:value-type="float">
            <text:p>-1</text:p>
          </table:table-cell>
          <table:table-cell table:formula="of:=[.AT5]-([.AT6]+[.AT7])" office:value-type="float" office:value="0" calcext:value-type="float">
            <text:p>0</text:p>
          </table:table-cell>
          <table:table-cell table:formula="of:=[.AU5]-([.AU6]+[.AU7])" office:value-type="float" office:value="-1" calcext:value-type="float">
            <text:p>-1</text:p>
          </table:table-cell>
          <table:table-cell table:formula="of:=[.AV5]-([.AV6]+[.AV7])" office:value-type="float" office:value="0" calcext:value-type="float">
            <text:p>0</text:p>
          </table:table-cell>
          <table:table-cell table:formula="of:=[.AW5]-([.AW6]+[.AW7])" office:value-type="float" office:value="-1" calcext:value-type="float">
            <text:p>-1</text:p>
          </table:table-cell>
          <table:table-cell table:formula="of:=[.AX5]-([.AX6]+[.AX7])" office:value-type="float" office:value="0" calcext:value-type="float">
            <text:p>0</text:p>
          </table:table-cell>
          <table:table-cell table:formula="of:=[.AY5]-([.AY6]+[.AY7])" office:value-type="float" office:value="-1" calcext:value-type="float">
            <text:p>-1</text:p>
          </table:table-cell>
          <table:table-cell table:formula="of:=[.AZ5]-([.AZ6]+[.AZ7])" office:value-type="float" office:value="0" calcext:value-type="float">
            <text:p>0</text:p>
          </table:table-cell>
          <table:table-cell table:formula="of:=[.BA5]-([.BA6]+[.BA7])" office:value-type="float" office:value="-1" calcext:value-type="float">
            <text:p>-1</text:p>
          </table:table-cell>
          <table:table-cell table:formula="of:=[.BB5]-([.BB6]+[.BB7])" office:value-type="float" office:value="0" calcext:value-type="float">
            <text:p>0</text:p>
          </table:table-cell>
          <table:table-cell table:formula="of:=[.BC5]-([.BC6]+[.BC7])" office:value-type="float" office:value="-1" calcext:value-type="float">
            <text:p>-1</text:p>
          </table:table-cell>
          <table:table-cell table:formula="of:=[.BD5]-([.BD6]+[.BD7])" office:value-type="float" office:value="0" calcext:value-type="float">
            <text:p>0</text:p>
          </table:table-cell>
          <table:table-cell table:formula="of:=[.BE5]-([.BE6]+[.BE7])" office:value-type="float" office:value="-1" calcext:value-type="float">
            <text:p>-1</text:p>
          </table:table-cell>
          <table:table-cell table:formula="of:=[.BF5]-([.BF6]+[.BF7])" office:value-type="float" office:value="0" calcext:value-type="float">
            <text:p>0</text:p>
          </table:table-cell>
          <table:table-cell table:formula="of:=[.BG5]-([.BG6]+[.BG7])" office:value-type="float" office:value="-1" calcext:value-type="float">
            <text:p>-1</text:p>
          </table:table-cell>
          <table:table-cell table:formula="of:=[.BH5]-([.BH6]+[.BH7])" office:value-type="float" office:value="0" calcext:value-type="float">
            <text:p>0</text:p>
          </table:table-cell>
          <table:table-cell table:formula="of:=[.BI5]-([.BI6]+[.BI7])" office:value-type="float" office:value="-1" calcext:value-type="float">
            <text:p>-1</text:p>
          </table:table-cell>
          <table:table-cell table:formula="of:=[.BJ5]-([.BJ6]+[.BJ7])" office:value-type="float" office:value="0" calcext:value-type="float">
            <text:p>0</text:p>
          </table:table-cell>
          <table:table-cell table:formula="of:=[.BK5]-([.BK6]+[.BK7])" office:value-type="float" office:value="-1" calcext:value-type="float">
            <text:p>-1</text:p>
          </table:table-cell>
          <table:table-cell table:formula="of:=[.BL5]-([.BL6]+[.BL7])" office:value-type="float" office:value="0" calcext:value-type="float">
            <text:p>0</text:p>
          </table:table-cell>
          <table:table-cell table:formula="of:=[.BM5]-([.BM6]+[.BM7])" office:value-type="float" office:value="-1" calcext:value-type="float">
            <text:p>-1</text:p>
          </table:table-cell>
          <table:table-cell table:formula="of:=[.BN5]-([.BN6]+[.BN7])" office:value-type="float" office:value="0" calcext:value-type="float">
            <text:p>0</text:p>
          </table:table-cell>
          <table:table-cell table:formula="of:=[.BO5]-([.BO6]+[.BO7])" office:value-type="float" office:value="-1" calcext:value-type="float">
            <text:p>-1</text:p>
          </table:table-cell>
          <table:table-cell table:formula="of:=[.BP5]-([.BP6]+[.BP7])" office:value-type="float" office:value="0" calcext:value-type="float">
            <text:p>0</text:p>
          </table:table-cell>
          <table:table-cell table:formula="of:=[.BQ5]-([.BQ6]+[.BQ7])" office:value-type="float" office:value="-1" calcext:value-type="float">
            <text:p>-1</text:p>
          </table:table-cell>
          <table:table-cell table:formula="of:=[.BR5]-([.BR6]+[.BR7])" office:value-type="float" office:value="0" calcext:value-type="float">
            <text:p>0</text:p>
          </table:table-cell>
          <table:table-cell table:formula="of:=[.BS5]-([.BS6]+[.BS7])" office:value-type="float" office:value="-1" calcext:value-type="float">
            <text:p>-1</text:p>
          </table:table-cell>
          <table:table-cell table:formula="of:=[.BT5]-([.BT6]+[.BT7])" office:value-type="float" office:value="0" calcext:value-type="float">
            <text:p>0</text:p>
          </table:table-cell>
          <table:table-cell table:formula="of:=[.BU5]-([.BU6]+[.BU7])" office:value-type="float" office:value="-1" calcext:value-type="float">
            <text:p>-1</text:p>
          </table:table-cell>
          <table:table-cell table:formula="of:=[.BV5]-([.BV6]+[.BV7])" office:value-type="float" office:value="0" calcext:value-type="float">
            <text:p>0</text:p>
          </table:table-cell>
          <table:table-cell table:formula="of:=[.BW5]-([.BW6]+[.BW7])" office:value-type="float" office:value="-1" calcext:value-type="float">
            <text:p>-1</text:p>
          </table:table-cell>
          <table:table-cell table:formula="of:=[.BX5]-([.BX6]+[.BX7])" office:value-type="float" office:value="0" calcext:value-type="float">
            <text:p>0</text:p>
          </table:table-cell>
          <table:table-cell table:formula="of:=[.BY5]-([.BY6]+[.BY7])" office:value-type="float" office:value="-1" calcext:value-type="float">
            <text:p>-1</text:p>
          </table:table-cell>
          <table:table-cell table:formula="of:=[.BZ5]-([.BZ6]+[.BZ7])" office:value-type="float" office:value="0" calcext:value-type="float">
            <text:p>0</text:p>
          </table:table-cell>
          <table:table-cell table:formula="of:=[.CA5]-([.CA6]+[.CA7])" office:value-type="float" office:value="-1" calcext:value-type="float">
            <text:p>-1</text:p>
          </table:table-cell>
          <table:table-cell table:formula="of:=[.CB5]-([.CB6]+[.CB7])" office:value-type="float" office:value="0" calcext:value-type="float">
            <text:p>0</text:p>
          </table:table-cell>
          <table:table-cell table:formula="of:=[.CC5]-([.CC6]+[.CC7])" office:value-type="float" office:value="-1" calcext:value-type="float">
            <text:p>-1</text:p>
          </table:table-cell>
          <table:table-cell table:formula="of:=[.CD5]-([.CD6]+[.CD7])" office:value-type="float" office:value="0" calcext:value-type="float">
            <text:p>0</text:p>
          </table:table-cell>
          <table:table-cell table:formula="of:=[.CE5]-([.CE6]+[.CE7])" office:value-type="float" office:value="-1" calcext:value-type="float">
            <text:p>-1</text:p>
          </table:table-cell>
          <table:table-cell table:formula="of:=[.CF5]-([.CF6]+[.CF7])" office:value-type="float" office:value="0" calcext:value-type="float">
            <text:p>0</text:p>
          </table:table-cell>
          <table:table-cell table:formula="of:=[.CG5]-([.CG6]+[.CG7])" office:value-type="float" office:value="-1" calcext:value-type="float">
            <text:p>-1</text:p>
          </table:table-cell>
          <table:table-cell table:formula="of:=[.CH5]-([.CH6]+[.CH7])" office:value-type="float" office:value="0" calcext:value-type="float">
            <text:p>0</text:p>
          </table:table-cell>
          <table:table-cell table:formula="of:=[.CI5]-([.CI6]+[.CI7])" office:value-type="float" office:value="-1" calcext:value-type="float">
            <text:p>-1</text:p>
          </table:table-cell>
          <table:table-cell table:formula="of:=[.CJ5]-([.CJ6]+[.CJ7])" office:value-type="float" office:value="0" calcext:value-type="float">
            <text:p>0</text:p>
          </table:table-cell>
          <table:table-cell table:formula="of:=[.CK5]-([.CK6]+[.CK7])" office:value-type="float" office:value="-1" calcext:value-type="float">
            <text:p>-1</text:p>
          </table:table-cell>
          <table:table-cell table:formula="of:=[.CL5]-([.CL6]+[.CL7])" office:value-type="float" office:value="0" calcext:value-type="float">
            <text:p>0</text:p>
          </table:table-cell>
          <table:table-cell table:formula="of:=[.CM5]-([.CM6]+[.CM7])" office:value-type="float" office:value="-1" calcext:value-type="float">
            <text:p>-1</text:p>
          </table:table-cell>
          <table:table-cell table:formula="of:=[.CN5]-([.CN6]+[.CN7])" office:value-type="float" office:value="0" calcext:value-type="float">
            <text:p>0</text:p>
          </table:table-cell>
          <table:table-cell table:formula="of:=[.CO5]-([.CO6]+[.CO7])" office:value-type="float" office:value="-1" calcext:value-type="float">
            <text:p>-1</text:p>
          </table:table-cell>
          <table:table-cell table:formula="of:=[.CP5]-([.CP6]+[.CP7])" office:value-type="float" office:value="0" calcext:value-type="float">
            <text:p>0</text:p>
          </table:table-cell>
          <table:table-cell table:formula="of:=[.CQ5]-([.CQ6]+[.CQ7])" office:value-type="float" office:value="-1" calcext:value-type="float">
            <text:p>-1</text:p>
          </table:table-cell>
          <table:table-cell table:formula="of:=[.CR5]-([.CR6]+[.CR7])" office:value-type="float" office:value="0" calcext:value-type="float">
            <text:p>0</text:p>
          </table:table-cell>
          <table:table-cell table:formula="of:=[.CS5]-([.CS6]+[.CS7])" office:value-type="float" office:value="-1" calcext:value-type="float">
            <text:p>-1</text:p>
          </table:table-cell>
          <table:table-cell table:formula="of:=[.CT5]-([.CT6]+[.CT7])" office:value-type="float" office:value="0" calcext:value-type="float">
            <text:p>0</text:p>
          </table:table-cell>
          <table:table-cell table:formula="of:=[.CU5]-([.CU6]+[.CU7])" office:value-type="float" office:value="-1" calcext:value-type="float">
            <text:p>-1</text:p>
          </table:table-cell>
          <table:table-cell table:formula="of:=[.CV5]-([.CV6]+[.CV7])" office:value-type="float" office:value="0" calcext:value-type="float">
            <text:p>0</text:p>
          </table:table-cell>
          <table:table-cell table:formula="of:=[.CW5]-([.CW6]+[.CW7])" office:value-type="float" office:value="-1" calcext:value-type="float">
            <text:p>-1</text:p>
          </table:table-cell>
          <table:table-cell table:formula="of:=[.CX5]-([.CX6]+[.CX7])" office:value-type="float" office:value="0" calcext:value-type="float">
            <text:p>0</text:p>
          </table:table-cell>
          <table:table-cell table:formula="of:=[.CY5]-([.CY6]+[.CY7])" office:value-type="float" office:value="-1" calcext:value-type="float">
            <text:p>-1</text:p>
          </table:table-cell>
          <table:table-cell table:formula="of:=[.CZ5]-([.CZ6]+[.CZ7])" office:value-type="float" office:value="0" calcext:value-type="float">
            <text:p>0</text:p>
          </table:table-cell>
          <table:table-cell table:formula="of:=[.DA5]-([.DA6]+[.DA7])" office:value-type="float" office:value="-1" calcext:value-type="float">
            <text:p>-1</text:p>
          </table:table-cell>
          <table:table-cell table:formula="of:=[.DB5]-([.DB6]+[.DB7])" office:value-type="float" office:value="0" calcext:value-type="float">
            <text:p>0</text:p>
          </table:table-cell>
          <table:table-cell table:formula="of:=[.DC5]-([.DC6]+[.DC7])" office:value-type="float" office:value="-1" calcext:value-type="float">
            <text:p>-1</text:p>
          </table:table-cell>
          <table:table-cell table:formula="of:=[.DD5]-([.DD6]+[.DD7])" office:value-type="float" office:value="0" calcext:value-type="float">
            <text:p>0</text:p>
          </table:table-cell>
          <table:table-cell table:formula="of:=[.DE5]-([.DE6]+[.DE7])" office:value-type="float" office:value="-1" calcext:value-type="float">
            <text:p>-1</text:p>
          </table:table-cell>
          <table:table-cell table:formula="of:=[.DF5]-([.DF6]+[.DF7])" office:value-type="float" office:value="0" calcext:value-type="float">
            <text:p>0</text:p>
          </table:table-cell>
          <table:table-cell table:formula="of:=[.DG5]-([.DG6]+[.DG7])" office:value-type="float" office:value="-1" calcext:value-type="float">
            <text:p>-1</text:p>
          </table:table-cell>
          <table:table-cell table:formula="of:=[.DH5]-([.DH6]+[.DH7])" office:value-type="float" office:value="0" calcext:value-type="float">
            <text:p>0</text:p>
          </table:table-cell>
          <table:table-cell table:formula="of:=[.DI5]-([.DI6]+[.DI7])" office:value-type="float" office:value="-1" calcext:value-type="float">
            <text:p>-1</text:p>
          </table:table-cell>
          <table:table-cell table:formula="of:=[.DJ5]-([.DJ6]+[.DJ7])" office:value-type="float" office:value="0" calcext:value-type="float">
            <text:p>0</text:p>
          </table:table-cell>
          <table:table-cell table:formula="of:=[.DK5]-([.DK6]+[.DK7])" office:value-type="float" office:value="-1" calcext:value-type="float">
            <text:p>-1</text:p>
          </table:table-cell>
          <table:table-cell table:formula="of:=[.DL5]-([.DL6]+[.DL7])" office:value-type="float" office:value="0" calcext:value-type="float">
            <text:p>0</text:p>
          </table:table-cell>
          <table:table-cell table:formula="of:=[.DM5]-([.DM6]+[.DM7])" office:value-type="float" office:value="-1" calcext:value-type="float">
            <text:p>-1</text:p>
          </table:table-cell>
          <table:table-cell table:formula="of:=[.DN5]-([.DN6]+[.DN7])" office:value-type="float" office:value="0" calcext:value-type="float">
            <text:p>0</text:p>
          </table:table-cell>
          <table:table-cell table:formula="of:=[.DO5]-([.DO6]+[.DO7])" office:value-type="float" office:value="-1" calcext:value-type="float">
            <text:p>-1</text:p>
          </table:table-cell>
          <table:table-cell table:formula="of:=[.DP5]-([.DP6]+[.DP7])" office:value-type="float" office:value="0" calcext:value-type="float">
            <text:p>0</text:p>
          </table:table-cell>
          <table:table-cell table:formula="of:=[.DQ5]-([.DQ6]+[.DQ7])" office:value-type="float" office:value="-1" calcext:value-type="float">
            <text:p>-1</text:p>
          </table:table-cell>
          <table:table-cell table:formula="of:=[.DR5]-([.DR6]+[.DR7])" office:value-type="float" office:value="0" calcext:value-type="float">
            <text:p>0</text:p>
          </table:table-cell>
          <table:table-cell table:formula="of:=[.DS5]-([.DS6]+[.DS7])" office:value-type="float" office:value="-1" calcext:value-type="float">
            <text:p>-1</text:p>
          </table:table-cell>
          <table:table-cell table:formula="of:=[.DT5]-([.DT6]+[.DT7])" office:value-type="float" office:value="0" calcext:value-type="float">
            <text:p>0</text:p>
          </table:table-cell>
          <table:table-cell table:formula="of:=[.DU5]-([.DU6]+[.DU7])" office:value-type="float" office:value="-1" calcext:value-type="float">
            <text:p>-1</text:p>
          </table:table-cell>
          <table:table-cell table:formula="of:=[.DV5]-([.DV6]+[.DV7])" office:value-type="float" office:value="0" calcext:value-type="float">
            <text:p>0</text:p>
          </table:table-cell>
          <table:table-cell table:formula="of:=[.DW5]-([.DW6]+[.DW7])" office:value-type="float" office:value="-1" calcext:value-type="float">
            <text:p>-1</text:p>
          </table:table-cell>
          <table:table-cell table:formula="of:=[.DX5]-([.DX6]+[.DX7])" office:value-type="float" office:value="0" calcext:value-type="float">
            <text:p>0</text:p>
          </table:table-cell>
          <table:table-cell table:formula="of:=[.DY5]-([.DY6]+[.DY7])" office:value-type="float" office:value="-1" calcext:value-type="float">
            <text:p>-1</text:p>
          </table:table-cell>
          <table:table-cell table:formula="of:=[.DZ5]-([.DZ6]+[.DZ7])" office:value-type="float" office:value="0" calcext:value-type="float">
            <text:p>0</text:p>
          </table:table-cell>
          <table:table-cell table:formula="of:=[.EA5]-([.EA6]+[.EA7])" office:value-type="float" office:value="-1" calcext:value-type="float">
            <text:p>-1</text:p>
          </table:table-cell>
          <table:table-cell table:formula="of:=[.EB5]-([.EB6]+[.EB7])" office:value-type="float" office:value="0" calcext:value-type="float">
            <text:p>0</text:p>
          </table:table-cell>
          <table:table-cell table:formula="of:=[.EC5]-([.EC6]+[.EC7])" office:value-type="float" office:value="-1" calcext:value-type="float">
            <text:p>-1</text:p>
          </table:table-cell>
          <table:table-cell table:formula="of:=[.ED5]-([.ED6]+[.ED7])" office:value-type="float" office:value="0" calcext:value-type="float">
            <text:p>0</text:p>
          </table:table-cell>
          <table:table-cell table:formula="of:=[.EE5]-([.EE6]+[.EE7])" office:value-type="float" office:value="-1" calcext:value-type="float">
            <text:p>-1</text:p>
          </table:table-cell>
          <table:table-cell table:formula="of:=[.EF5]-([.EF6]+[.EF7])" office:value-type="float" office:value="0" calcext:value-type="float">
            <text:p>0</text:p>
          </table:table-cell>
          <table:table-cell table:formula="of:=[.EG5]-([.EG6]+[.EG7])" office:value-type="float" office:value="-1" calcext:value-type="float">
            <text:p>-1</text:p>
          </table:table-cell>
          <table:table-cell table:formula="of:=[.EH5]-([.EH6]+[.EH7])" office:value-type="float" office:value="0" calcext:value-type="float">
            <text:p>0</text:p>
          </table:table-cell>
          <table:table-cell table:formula="of:=[.EI5]-([.EI6]+[.EI7])" office:value-type="float" office:value="-1" calcext:value-type="float">
            <text:p>-1</text:p>
          </table:table-cell>
          <table:table-cell table:formula="of:=[.EJ5]-([.EJ6]+[.EJ7])" office:value-type="float" office:value="0" calcext:value-type="float">
            <text:p>0</text:p>
          </table:table-cell>
          <table:table-cell table:formula="of:=[.EK5]-([.EK6]+[.EK7])" office:value-type="float" office:value="-1" calcext:value-type="float">
            <text:p>-1</text:p>
          </table:table-cell>
          <table:table-cell table:formula="of:=[.EL5]-([.EL6]+[.EL7])" office:value-type="float" office:value="0" calcext:value-type="float">
            <text:p>0</text:p>
          </table:table-cell>
          <table:table-cell table:formula="of:=[.EM5]-([.EM6]+[.EM7])" office:value-type="float" office:value="-1" calcext:value-type="float">
            <text:p>-1</text:p>
          </table:table-cell>
          <table:table-cell table:formula="of:=[.EN5]-([.EN6]+[.EN7])" office:value-type="float" office:value="0" calcext:value-type="float">
            <text:p>0</text:p>
          </table:table-cell>
          <table:table-cell table:formula="of:=[.EO5]-([.EO6]+[.EO7])" office:value-type="float" office:value="-1" calcext:value-type="float">
            <text:p>-1</text:p>
          </table:table-cell>
          <table:table-cell table:formula="of:=[.EP5]-([.EP6]+[.EP7])" office:value-type="float" office:value="0" calcext:value-type="float">
            <text:p>0</text:p>
          </table:table-cell>
          <table:table-cell table:formula="of:=[.EQ5]-([.EQ6]+[.EQ7])" office:value-type="float" office:value="-1" calcext:value-type="float">
            <text:p>-1</text:p>
          </table:table-cell>
          <table:table-cell table:formula="of:=[.ER5]-([.ER6]+[.ER7])" office:value-type="float" office:value="0" calcext:value-type="float">
            <text:p>0</text:p>
          </table:table-cell>
          <table:table-cell table:formula="of:=[.ES5]-([.ES6]+[.ES7])" office:value-type="float" office:value="-1" calcext:value-type="float">
            <text:p>-1</text:p>
          </table:table-cell>
          <table:table-cell table:formula="of:=[.ET5]-([.ET6]+[.ET7])" office:value-type="float" office:value="0" calcext:value-type="float">
            <text:p>0</text:p>
          </table:table-cell>
          <table:table-cell table:formula="of:=[.EU5]-([.EU6]+[.EU7])" office:value-type="float" office:value="-1" calcext:value-type="float">
            <text:p>-1</text:p>
          </table:table-cell>
          <table:table-cell table:formula="of:=[.EV5]-([.EV6]+[.EV7])" office:value-type="float" office:value="0" calcext:value-type="float">
            <text:p>0</text:p>
          </table:table-cell>
          <table:table-cell table:formula="of:=[.EW5]-([.EW6]+[.EW7])" office:value-type="float" office:value="-1" calcext:value-type="float">
            <text:p>-1</text:p>
          </table:table-cell>
          <table:table-cell table:formula="of:=[.EX5]-([.EX6]+[.EX7])" office:value-type="float" office:value="0" calcext:value-type="float">
            <text:p>0</text:p>
          </table:table-cell>
          <table:table-cell table:formula="of:=[.EY5]-([.EY6]+[.EY7])" office:value-type="float" office:value="-1" calcext:value-type="float">
            <text:p>-1</text:p>
          </table:table-cell>
          <table:table-cell table:formula="of:=[.EZ5]-([.EZ6]+[.EZ7])" office:value-type="float" office:value="0" calcext:value-type="float">
            <text:p>0</text:p>
          </table:table-cell>
          <table:table-cell table:formula="of:=[.FA5]-([.FA6]+[.FA7])" office:value-type="float" office:value="-1" calcext:value-type="float">
            <text:p>-1</text:p>
          </table:table-cell>
          <table:table-cell table:formula="of:=[.FB5]-([.FB6]+[.FB7])" office:value-type="float" office:value="0" calcext:value-type="float">
            <text:p>0</text:p>
          </table:table-cell>
          <table:table-cell table:formula="of:=[.FC5]-([.FC6]+[.FC7])" office:value-type="float" office:value="-1" calcext:value-type="float">
            <text:p>-1</text:p>
          </table:table-cell>
          <table:table-cell table:formula="of:=[.FD5]-([.FD6]+[.FD7])" office:value-type="float" office:value="0" calcext:value-type="float">
            <text:p>0</text:p>
          </table:table-cell>
          <table:table-cell table:formula="of:=[.FE5]-([.FE6]+[.FE7])" office:value-type="float" office:value="-1" calcext:value-type="float">
            <text:p>-1</text:p>
          </table:table-cell>
          <table:table-cell table:formula="of:=[.FF5]-([.FF6]+[.FF7])" office:value-type="float" office:value="0" calcext:value-type="float">
            <text:p>0</text:p>
          </table:table-cell>
          <table:table-cell table:formula="of:=[.FG5]-([.FG6]+[.FG7])" office:value-type="float" office:value="-1" calcext:value-type="float">
            <text:p>-1</text:p>
          </table:table-cell>
          <table:table-cell table:formula="of:=[.FH5]-([.FH6]+[.FH7])" office:value-type="float" office:value="0" calcext:value-type="float">
            <text:p>0</text:p>
          </table:table-cell>
          <table:table-cell table:formula="of:=[.FI5]-([.FI6]+[.FI7])" office:value-type="float" office:value="-1" calcext:value-type="float">
            <text:p>-1</text:p>
          </table:table-cell>
          <table:table-cell table:formula="of:=[.FJ5]-([.FJ6]+[.FJ7])" office:value-type="float" office:value="0" calcext:value-type="float">
            <text:p>0</text:p>
          </table:table-cell>
          <table:table-cell table:formula="of:=[.FK5]-([.FK6]+[.FK7])" office:value-type="float" office:value="-1" calcext:value-type="float">
            <text:p>-1</text:p>
          </table:table-cell>
          <table:table-cell table:formula="of:=[.FL5]-([.FL6]+[.FL7])" office:value-type="float" office:value="0" calcext:value-type="float">
            <text:p>0</text:p>
          </table:table-cell>
          <table:table-cell table:formula="of:=[.FM5]-([.FM6]+[.FM7])" office:value-type="float" office:value="-1" calcext:value-type="float">
            <text:p>-1</text:p>
          </table:table-cell>
          <table:table-cell table:formula="of:=[.FN5]-([.FN6]+[.FN7])" office:value-type="float" office:value="0" calcext:value-type="float">
            <text:p>0</text:p>
          </table:table-cell>
          <table:table-cell table:formula="of:=[.FO5]-([.FO6]+[.FO7])" office:value-type="float" office:value="-1" calcext:value-type="float">
            <text:p>-1</text:p>
          </table:table-cell>
          <table:table-cell table:formula="of:=[.FP5]-([.FP6]+[.FP7])" office:value-type="float" office:value="0" calcext:value-type="float">
            <text:p>0</text:p>
          </table:table-cell>
          <table:table-cell table:formula="of:=[.FQ5]-([.FQ6]+[.FQ7])" office:value-type="float" office:value="-1" calcext:value-type="float">
            <text:p>-1</text:p>
          </table:table-cell>
          <table:table-cell table:formula="of:=[.FR5]-([.FR6]+[.FR7])" office:value-type="float" office:value="0" calcext:value-type="float">
            <text:p>0</text:p>
          </table:table-cell>
          <table:table-cell table:formula="of:=[.FS5]-([.FS6]+[.FS7])" office:value-type="float" office:value="-1" calcext:value-type="float">
            <text:p>-1</text:p>
          </table:table-cell>
          <table:table-cell table:formula="of:=[.FT5]-([.FT6]+[.FT7])" office:value-type="float" office:value="0" calcext:value-type="float">
            <text:p>0</text:p>
          </table:table-cell>
          <table:table-cell table:formula="of:=[.FU5]-([.FU6]+[.FU7])" office:value-type="float" office:value="-1" calcext:value-type="float">
            <text:p>-1</text:p>
          </table:table-cell>
          <table:table-cell table:formula="of:=[.FV5]-([.FV6]+[.FV7])" office:value-type="float" office:value="0" calcext:value-type="float">
            <text:p>0</text:p>
          </table:table-cell>
          <table:table-cell table:formula="of:=[.FW5]-([.FW6]+[.FW7])" office:value-type="float" office:value="-1" calcext:value-type="float">
            <text:p>-1</text:p>
          </table:table-cell>
          <table:table-cell table:formula="of:=[.FX5]-([.FX6]+[.FX7])" office:value-type="float" office:value="0" calcext:value-type="float">
            <text:p>0</text:p>
          </table:table-cell>
          <table:table-cell table:formula="of:=[.FY5]-([.FY6]+[.FY7])" office:value-type="float" office:value="-1" calcext:value-type="float">
            <text:p>-1</text:p>
          </table:table-cell>
          <table:table-cell table:formula="of:=[.FZ5]-([.FZ6]+[.FZ7])" office:value-type="float" office:value="0" calcext:value-type="float">
            <text:p>0</text:p>
          </table:table-cell>
          <table:table-cell table:formula="of:=[.GA5]-([.GA6]+[.GA7])" office:value-type="float" office:value="-1" calcext:value-type="float">
            <text:p>-1</text:p>
          </table:table-cell>
          <table:table-cell table:formula="of:=[.GB5]-([.GB6]+[.GB7])" office:value-type="float" office:value="0" calcext:value-type="float">
            <text:p>0</text:p>
          </table:table-cell>
          <table:table-cell table:formula="of:=[.GC5]-([.GC6]+[.GC7])" office:value-type="float" office:value="-1" calcext:value-type="float">
            <text:p>-1</text:p>
          </table:table-cell>
          <table:table-cell table:formula="of:=[.GD5]-([.GD6]+[.GD7])" office:value-type="float" office:value="0" calcext:value-type="float">
            <text:p>0</text:p>
          </table:table-cell>
          <table:table-cell table:formula="of:=[.GE5]-([.GE6]+[.GE7])" office:value-type="float" office:value="-1" calcext:value-type="float">
            <text:p>-1</text:p>
          </table:table-cell>
          <table:table-cell table:formula="of:=[.GF5]-([.GF6]+[.GF7])" office:value-type="float" office:value="0" calcext:value-type="float">
            <text:p>0</text:p>
          </table:table-cell>
          <table:table-cell table:formula="of:=[.GG5]-([.GG6]+[.GG7])" office:value-type="float" office:value="-1" calcext:value-type="float">
            <text:p>-1</text:p>
          </table:table-cell>
          <table:table-cell table:formula="of:=[.GH5]-([.GH6]+[.GH7])" office:value-type="float" office:value="0" calcext:value-type="float">
            <text:p>0</text:p>
          </table:table-cell>
          <table:table-cell table:formula="of:=[.GI5]-([.GI6]+[.GI7])" office:value-type="float" office:value="-1" calcext:value-type="float">
            <text:p>-1</text:p>
          </table:table-cell>
          <table:table-cell table:formula="of:=[.GJ5]-([.GJ6]+[.GJ7])" office:value-type="float" office:value="0" calcext:value-type="float">
            <text:p>0</text:p>
          </table:table-cell>
          <table:table-cell table:formula="of:=[.GK5]-([.GK6]+[.GK7])" office:value-type="float" office:value="-1" calcext:value-type="float">
            <text:p>-1</text:p>
          </table:table-cell>
          <table:table-cell table:formula="of:=[.GL5]-([.GL6]+[.GL7])" office:value-type="float" office:value="0" calcext:value-type="float">
            <text:p>0</text:p>
          </table:table-cell>
          <table:table-cell table:formula="of:=[.GM5]-([.GM6]+[.GM7])" office:value-type="float" office:value="-1" calcext:value-type="float">
            <text:p>-1</text:p>
          </table:table-cell>
          <table:table-cell table:formula="of:=[.GN5]-([.GN6]+[.GN7])" office:value-type="float" office:value="0" calcext:value-type="float">
            <text:p>0</text:p>
          </table:table-cell>
          <table:table-cell table:formula="of:=[.GO5]-([.GO6]+[.GO7])" office:value-type="float" office:value="-1" calcext:value-type="float">
            <text:p>-1</text:p>
          </table:table-cell>
          <table:table-cell table:formula="of:=[.GP5]-([.GP6]+[.GP7])" office:value-type="float" office:value="0" calcext:value-type="float">
            <text:p>0</text:p>
          </table:table-cell>
          <table:table-cell table:formula="of:=[.GQ5]-([.GQ6]+[.GQ7])" office:value-type="float" office:value="-1" calcext:value-type="float">
            <text:p>-1</text:p>
          </table:table-cell>
          <table:table-cell table:formula="of:=[.GR5]-([.GR6]+[.GR7])" office:value-type="float" office:value="0" calcext:value-type="float">
            <text:p>0</text:p>
          </table:table-cell>
          <table:table-cell table:formula="of:=[.GS5]-([.GS6]+[.GS7])" office:value-type="float" office:value="-1" calcext:value-type="float">
            <text:p>-1</text:p>
          </table:table-cell>
          <table:table-cell table:formula="of:=[.GT5]-([.GT6]+[.GT7])" office:value-type="float" office:value="0" calcext:value-type="float">
            <text:p>0</text:p>
          </table:table-cell>
          <table:table-cell table:formula="of:=[.GU5]-([.GU6]+[.GU7])" office:value-type="float" office:value="-1" calcext:value-type="float">
            <text:p>-1</text:p>
          </table:table-cell>
          <table:table-cell table:formula="of:=[.GV5]-([.GV6]+[.GV7])" office:value-type="float" office:value="0" calcext:value-type="float">
            <text:p>0</text:p>
          </table:table-cell>
          <table:table-cell table:formula="of:=[.GW5]-([.GW6]+[.GW7])" office:value-type="float" office:value="-1" calcext:value-type="float">
            <text:p>-1</text:p>
          </table:table-cell>
          <table:table-cell table:formula="of:=[.GX5]-([.GX6]+[.GX7])" office:value-type="float" office:value="0" calcext:value-type="float">
            <text:p>0</text:p>
          </table:table-cell>
          <table:table-cell table:formula="of:=[.GY5]-([.GY6]+[.GY7])" office:value-type="float" office:value="-1" calcext:value-type="float">
            <text:p>-1</text:p>
          </table:table-cell>
          <table:table-cell table:formula="of:=[.GZ5]-([.GZ6]+[.GZ7])" office:value-type="float" office:value="0" calcext:value-type="float">
            <text:p>0</text:p>
          </table:table-cell>
          <table:table-cell table:formula="of:=[.HA5]-([.HA6]+[.HA7])" office:value-type="float" office:value="-1" calcext:value-type="float">
            <text:p>-1</text:p>
          </table:table-cell>
          <table:table-cell table:formula="of:=[.HB5]-([.HB6]+[.HB7])" office:value-type="float" office:value="0" calcext:value-type="float">
            <text:p>0</text:p>
          </table:table-cell>
          <table:table-cell table:formula="of:=[.HC5]-([.HC6]+[.HC7])" office:value-type="float" office:value="-1" calcext:value-type="float">
            <text:p>-1</text:p>
          </table:table-cell>
          <table:table-cell table:formula="of:=[.HD5]-([.HD6]+[.HD7])" office:value-type="float" office:value="0" calcext:value-type="float">
            <text:p>0</text:p>
          </table:table-cell>
          <table:table-cell table:formula="of:=[.HE5]-([.HE6]+[.HE7])" office:value-type="float" office:value="-1" calcext:value-type="float">
            <text:p>-1</text:p>
          </table:table-cell>
          <table:table-cell table:formula="of:=[.HF5]-([.HF6]+[.HF7])" office:value-type="float" office:value="0" calcext:value-type="float">
            <text:p>0</text:p>
          </table:table-cell>
          <table:table-cell table:formula="of:=[.HG5]-([.HG6]+[.HG7])" office:value-type="float" office:value="-1" calcext:value-type="float">
            <text:p>-1</text:p>
          </table:table-cell>
          <table:table-cell table:formula="of:=[.HH5]-([.HH6]+[.HH7])" office:value-type="float" office:value="0" calcext:value-type="float">
            <text:p>0</text:p>
          </table:table-cell>
          <table:table-cell table:formula="of:=[.HI5]-([.HI6]+[.HI7])" office:value-type="float" office:value="-1" calcext:value-type="float">
            <text:p>-1</text:p>
          </table:table-cell>
          <table:table-cell table:formula="of:=[.HJ5]-([.HJ6]+[.HJ7])" office:value-type="float" office:value="0" calcext:value-type="float">
            <text:p>0</text:p>
          </table:table-cell>
          <table:table-cell table:formula="of:=[.HK5]-([.HK6]+[.HK7])" office:value-type="float" office:value="-1" calcext:value-type="float">
            <text:p>-1</text:p>
          </table:table-cell>
          <table:table-cell table:formula="of:=[.HL5]-([.HL6]+[.HL7])" office:value-type="float" office:value="0" calcext:value-type="float">
            <text:p>0</text:p>
          </table:table-cell>
          <table:table-cell table:formula="of:=[.HM5]-([.HM6]+[.HM7])" office:value-type="float" office:value="-1" calcext:value-type="float">
            <text:p>-1</text:p>
          </table:table-cell>
          <table:table-cell table:formula="of:=[.HN5]-([.HN6]+[.HN7])" office:value-type="float" office:value="0" calcext:value-type="float">
            <text:p>0</text:p>
          </table:table-cell>
          <table:table-cell table:formula="of:=[.HO5]-([.HO6]+[.HO7])" office:value-type="float" office:value="-1" calcext:value-type="float">
            <text:p>-1</text:p>
          </table:table-cell>
          <table:table-cell table:formula="of:=[.HP5]-([.HP6]+[.HP7])" office:value-type="float" office:value="0" calcext:value-type="float">
            <text:p>0</text:p>
          </table:table-cell>
          <table:table-cell table:formula="of:=[.HQ5]-([.HQ6]+[.HQ7])" office:value-type="float" office:value="-1" calcext:value-type="float">
            <text:p>-1</text:p>
          </table:table-cell>
          <table:table-cell table:formula="of:=[.HR5]-([.HR6]+[.HR7])" office:value-type="float" office:value="0" calcext:value-type="float">
            <text:p>0</text:p>
          </table:table-cell>
          <table:table-cell table:formula="of:=[.HS5]-([.HS6]+[.HS7])" office:value-type="float" office:value="-1" calcext:value-type="float">
            <text:p>-1</text:p>
          </table:table-cell>
          <table:table-cell table:formula="of:=[.HT5]-([.HT6]+[.HT7])" office:value-type="float" office:value="0" calcext:value-type="float">
            <text:p>0</text:p>
          </table:table-cell>
          <table:table-cell table:formula="of:=[.HU5]-([.HU6]+[.HU7])" office:value-type="float" office:value="-1" calcext:value-type="float">
            <text:p>-1</text:p>
          </table:table-cell>
          <table:table-cell table:formula="of:=[.HV5]-([.HV6]+[.HV7])" office:value-type="float" office:value="0" calcext:value-type="float">
            <text:p>0</text:p>
          </table:table-cell>
          <table:table-cell table:formula="of:=[.HW5]-([.HW6]+[.HW7])" office:value-type="float" office:value="-1" calcext:value-type="float">
            <text:p>-1</text:p>
          </table:table-cell>
          <table:table-cell table:formula="of:=[.HX5]-([.HX6]+[.HX7])" office:value-type="float" office:value="0" calcext:value-type="float">
            <text:p>0</text:p>
          </table:table-cell>
          <table:table-cell table:formula="of:=[.HY5]-([.HY6]+[.HY7])" office:value-type="float" office:value="-1" calcext:value-type="float">
            <text:p>-1</text:p>
          </table:table-cell>
          <table:table-cell table:formula="of:=[.HZ5]-([.HZ6]+[.HZ7])" office:value-type="float" office:value="0" calcext:value-type="float">
            <text:p>0</text:p>
          </table:table-cell>
          <table:table-cell table:formula="of:=[.IA5]-([.IA6]+[.IA7])" office:value-type="float" office:value="-1" calcext:value-type="float">
            <text:p>-1</text:p>
          </table:table-cell>
          <table:table-cell table:formula="of:=[.IB5]-([.IB6]+[.IB7])" office:value-type="float" office:value="0" calcext:value-type="float">
            <text:p>0</text:p>
          </table:table-cell>
          <table:table-cell table:formula="of:=[.IC5]-([.IC6]+[.IC7])" office:value-type="float" office:value="-1" calcext:value-type="float">
            <text:p>-1</text:p>
          </table:table-cell>
          <table:table-cell table:formula="of:=[.ID5]-([.ID6]+[.ID7])" office:value-type="float" office:value="0" calcext:value-type="float">
            <text:p>0</text:p>
          </table:table-cell>
          <table:table-cell table:formula="of:=[.IE5]-([.IE6]+[.IE7])" office:value-type="float" office:value="-1" calcext:value-type="float">
            <text:p>-1</text:p>
          </table:table-cell>
          <table:table-cell table:formula="of:=[.IF5]-([.IF6]+[.IF7])" office:value-type="float" office:value="0" calcext:value-type="float">
            <text:p>0</text:p>
          </table:table-cell>
          <table:table-cell table:formula="of:=[.IG5]-([.IG6]+[.IG7])" office:value-type="float" office:value="-1" calcext:value-type="float">
            <text:p>-1</text:p>
          </table:table-cell>
          <table:table-cell table:formula="of:=[.IH5]-([.IH6]+[.IH7])" office:value-type="float" office:value="0" calcext:value-type="float">
            <text:p>0</text:p>
          </table:table-cell>
          <table:table-cell table:formula="of:=[.II5]-([.II6]+[.II7])" office:value-type="float" office:value="-1" calcext:value-type="float">
            <text:p>-1</text:p>
          </table:table-cell>
          <table:table-cell table:formula="of:=[.IJ5]-([.IJ6]+[.IJ7])" office:value-type="float" office:value="0" calcext:value-type="float">
            <text:p>0</text:p>
          </table:table-cell>
          <table:table-cell table:formula="of:=[.IK5]-([.IK6]+[.IK7])" office:value-type="float" office:value="-1" calcext:value-type="float">
            <text:p>-1</text:p>
          </table:table-cell>
          <table:table-cell table:formula="of:=[.IL5]-([.IL6]+[.IL7])" office:value-type="float" office:value="0" calcext:value-type="float">
            <text:p>0</text:p>
          </table:table-cell>
          <table:table-cell table:formula="of:=[.IM5]-([.IM6]+[.IM7])" office:value-type="float" office:value="-1" calcext:value-type="float">
            <text:p>-1</text:p>
          </table:table-cell>
          <table:table-cell table:formula="of:=[.IN5]-([.IN6]+[.IN7])" office:value-type="float" office:value="0" calcext:value-type="float">
            <text:p>0</text:p>
          </table:table-cell>
          <table:table-cell table:formula="of:=[.IO5]-([.IO6]+[.IO7])" office:value-type="float" office:value="-1" calcext:value-type="float">
            <text:p>-1</text:p>
          </table:table-cell>
          <table:table-cell table:formula="of:=[.IP5]-([.IP6]+[.IP7])" office:value-type="float" office:value="0" calcext:value-type="float">
            <text:p>0</text:p>
          </table:table-cell>
          <table:table-cell table:formula="of:=[.IQ5]-([.IQ6]+[.IQ7])" office:value-type="float" office:value="-1" calcext:value-type="float">
            <text:p>-1</text:p>
          </table:table-cell>
          <table:table-cell table:formula="of:=[.IR5]-([.IR6]+[.IR7])" office:value-type="float" office:value="0" calcext:value-type="float">
            <text:p>0</text:p>
          </table:table-cell>
          <table:table-cell table:formula="of:=[.IS5]-([.IS6]+[.IS7])" office:value-type="float" office:value="-1" calcext:value-type="float">
            <text:p>-1</text:p>
          </table:table-cell>
          <table:table-cell table:formula="of:=[.IT5]-([.IT6]+[.IT7])" office:value-type="float" office:value="0" calcext:value-type="float">
            <text:p>0</text:p>
          </table:table-cell>
          <table:table-cell table:formula="of:=[.IU5]-([.IU6]+[.IU7])" office:value-type="float" office:value="-1" calcext:value-type="float">
            <text:p>-1</text:p>
          </table:table-cell>
          <table:table-cell table:formula="of:=[.IV5]-([.IV6]+[.IV7])" office:value-type="float" office:value="0" calcext:value-type="float">
            <text:p>0</text:p>
          </table:table-cell>
          <table:table-cell table:formula="of:=[.IW5]-([.IW6]+[.IW7])" office:value-type="float" office:value="-1" calcext:value-type="float">
            <text:p>-1</text:p>
          </table:table-cell>
          <table:table-cell table:formula="of:=[.IX5]-([.IX6]+[.IX7])" office:value-type="float" office:value="0" calcext:value-type="float">
            <text:p>0</text:p>
          </table:table-cell>
          <table:table-cell table:formula="of:=[.IY5]-([.IY6]+[.IY7])" office:value-type="float" office:value="-1" calcext:value-type="float">
            <text:p>-1</text:p>
          </table:table-cell>
          <table:table-cell table:formula="of:=[.IZ5]-([.IZ6]+[.IZ7])" office:value-type="float" office:value="0" calcext:value-type="float">
            <text:p>0</text:p>
          </table:table-cell>
          <table:table-cell table:formula="of:=[.JA5]-([.JA6]+[.JA7])" office:value-type="float" office:value="-1" calcext:value-type="float">
            <text:p>-1</text:p>
          </table:table-cell>
          <table:table-cell table:formula="of:=[.JB5]-([.JB6]+[.JB7])" office:value-type="float" office:value="0" calcext:value-type="float">
            <text:p>0</text:p>
          </table:table-cell>
          <table:table-cell table:formula="of:=[.JC5]-([.JC6]+[.JC7])" office:value-type="float" office:value="-1" calcext:value-type="float">
            <text:p>-1</text:p>
          </table:table-cell>
          <table:table-cell table:formula="of:=[.JD5]-([.JD6]+[.JD7])" office:value-type="float" office:value="0" calcext:value-type="float">
            <text:p>0</text:p>
          </table:table-cell>
          <table:table-cell table:formula="of:=[.JE5]-([.JE6]+[.JE7])" office:value-type="float" office:value="-1" calcext:value-type="float">
            <text:p>-1</text:p>
          </table:table-cell>
          <table:table-cell table:formula="of:=[.JF5]-([.JF6]+[.JF7])" office:value-type="float" office:value="0" calcext:value-type="float">
            <text:p>0</text:p>
          </table:table-cell>
          <table:table-cell table:formula="of:=[.JG5]-([.JG6]+[.JG7])" office:value-type="float" office:value="-1" calcext:value-type="float">
            <text:p>-1</text:p>
          </table:table-cell>
          <table:table-cell table:formula="of:=[.JH5]-([.JH6]+[.JH7])" office:value-type="float" office:value="0" calcext:value-type="float">
            <text:p>0</text:p>
          </table:table-cell>
          <table:table-cell table:formula="of:=[.JI5]-([.JI6]+[.JI7])" office:value-type="float" office:value="-1" calcext:value-type="float">
            <text:p>-1</text:p>
          </table:table-cell>
          <table:table-cell table:formula="of:=[.JJ5]-([.JJ6]+[.JJ7])" office:value-type="float" office:value="0" calcext:value-type="float">
            <text:p>0</text:p>
          </table:table-cell>
          <table:table-cell table:formula="of:=[.JK5]-([.JK6]+[.JK7])" office:value-type="float" office:value="-1" calcext:value-type="float">
            <text:p>-1</text:p>
          </table:table-cell>
          <table:table-cell table:formula="of:=[.JL5]-([.JL6]+[.JL7])" office:value-type="float" office:value="0" calcext:value-type="float">
            <text:p>0</text:p>
          </table:table-cell>
          <table:table-cell table:formula="of:=[.JM5]-([.JM6]+[.JM7])" office:value-type="float" office:value="-1" calcext:value-type="float">
            <text:p>-1</text:p>
          </table:table-cell>
          <table:table-cell table:formula="of:=[.JN5]-([.JN6]+[.JN7])" office:value-type="float" office:value="0" calcext:value-type="float">
            <text:p>0</text:p>
          </table:table-cell>
          <table:table-cell table:formula="of:=[.JO5]-([.JO6]+[.JO7])" office:value-type="float" office:value="-1" calcext:value-type="float">
            <text:p>-1</text:p>
          </table:table-cell>
          <table:table-cell table:formula="of:=[.JP5]-([.JP6]+[.JP7])" office:value-type="float" office:value="0" calcext:value-type="float">
            <text:p>0</text:p>
          </table:table-cell>
          <table:table-cell table:formula="of:=[.JQ5]-([.JQ6]+[.JQ7])" office:value-type="float" office:value="-1" calcext:value-type="float">
            <text:p>-1</text:p>
          </table:table-cell>
          <table:table-cell table:formula="of:=[.JR5]-([.JR6]+[.JR7])" office:value-type="float" office:value="0" calcext:value-type="float">
            <text:p>0</text:p>
          </table:table-cell>
          <table:table-cell table:formula="of:=[.JS5]-([.JS6]+[.JS7])" office:value-type="float" office:value="-1" calcext:value-type="float">
            <text:p>-1</text:p>
          </table:table-cell>
          <table:table-cell table:formula="of:=[.JT5]-([.JT6]+[.JT7])" office:value-type="float" office:value="0" calcext:value-type="float">
            <text:p>0</text:p>
          </table:table-cell>
          <table:table-cell table:formula="of:=[.JU5]-([.JU6]+[.JU7])" office:value-type="float" office:value="-1" calcext:value-type="float">
            <text:p>-1</text:p>
          </table:table-cell>
          <table:table-cell table:formula="of:=[.JV5]-([.JV6]+[.JV7])" office:value-type="float" office:value="0" calcext:value-type="float">
            <text:p>0</text:p>
          </table:table-cell>
          <table:table-cell table:formula="of:=[.JW5]-([.JW6]+[.JW7])" office:value-type="float" office:value="-1" calcext:value-type="float">
            <text:p>-1</text:p>
          </table:table-cell>
          <table:table-cell table:formula="of:=[.JX5]-([.JX6]+[.JX7])" office:value-type="float" office:value="0" calcext:value-type="float">
            <text:p>0</text:p>
          </table:table-cell>
          <table:table-cell table:formula="of:=[.JY5]-([.JY6]+[.JY7])" office:value-type="float" office:value="-1" calcext:value-type="float">
            <text:p>-1</text:p>
          </table:table-cell>
          <table:table-cell table:formula="of:=[.JZ5]-([.JZ6]+[.JZ7])" office:value-type="float" office:value="0" calcext:value-type="float">
            <text:p>0</text:p>
          </table:table-cell>
          <table:table-cell table:formula="of:=[.KA5]-([.KA6]+[.KA7])" office:value-type="float" office:value="-1" calcext:value-type="float">
            <text:p>-1</text:p>
          </table:table-cell>
          <table:table-cell table:formula="of:=[.KB5]-([.KB6]+[.KB7])" office:value-type="float" office:value="0" calcext:value-type="float">
            <text:p>0</text:p>
          </table:table-cell>
          <table:table-cell table:formula="of:=[.KC5]-([.KC6]+[.KC7])" office:value-type="float" office:value="-1" calcext:value-type="float">
            <text:p>-1</text:p>
          </table:table-cell>
          <table:table-cell table:formula="of:=[.KD5]-([.KD6]+[.KD7])" office:value-type="float" office:value="0" calcext:value-type="float">
            <text:p>0</text:p>
          </table:table-cell>
          <table:table-cell table:formula="of:=[.KE5]-([.KE6]+[.KE7])" office:value-type="float" office:value="-1" calcext:value-type="float">
            <text:p>-1</text:p>
          </table:table-cell>
          <table:table-cell table:formula="of:=[.KF5]-([.KF6]+[.KF7])" office:value-type="float" office:value="0" calcext:value-type="float">
            <text:p>0</text:p>
          </table:table-cell>
          <table:table-cell table:formula="of:=[.KG5]-([.KG6]+[.KG7])" office:value-type="float" office:value="-1" calcext:value-type="float">
            <text:p>-1</text:p>
          </table:table-cell>
          <table:table-cell table:formula="of:=[.KH5]-([.KH6]+[.KH7])" office:value-type="float" office:value="0" calcext:value-type="float">
            <text:p>0</text:p>
          </table:table-cell>
          <table:table-cell table:formula="of:=[.KI5]-([.KI6]+[.KI7])" office:value-type="float" office:value="-1" calcext:value-type="float">
            <text:p>-1</text:p>
          </table:table-cell>
          <table:table-cell table:formula="of:=[.KJ5]-([.KJ6]+[.KJ7])" office:value-type="float" office:value="0" calcext:value-type="float">
            <text:p>0</text:p>
          </table:table-cell>
          <table:table-cell table:formula="of:=[.KK5]-([.KK6]+[.KK7])" office:value-type="float" office:value="-1" calcext:value-type="float">
            <text:p>-1</text:p>
          </table:table-cell>
          <table:table-cell table:formula="of:=[.KL5]-([.KL6]+[.KL7])" office:value-type="float" office:value="0" calcext:value-type="float">
            <text:p>0</text:p>
          </table:table-cell>
          <table:table-cell table:formula="of:=[.KM5]-([.KM6]+[.KM7])" office:value-type="float" office:value="-1" calcext:value-type="float">
            <text:p>-1</text:p>
          </table:table-cell>
          <table:table-cell table:formula="of:=[.KN5]-([.KN6]+[.KN7])" office:value-type="float" office:value="0" calcext:value-type="float">
            <text:p>0</text:p>
          </table:table-cell>
          <table:table-cell table:formula="of:=[.KO5]-([.KO6]+[.KO7])" office:value-type="float" office:value="-1" calcext:value-type="float">
            <text:p>-1</text:p>
          </table:table-cell>
          <table:table-cell table:formula="of:=[.KP5]-([.KP6]+[.KP7])" office:value-type="float" office:value="0" calcext:value-type="float">
            <text:p>0</text:p>
          </table:table-cell>
          <table:table-cell table:formula="of:=[.KQ5]-([.KQ6]+[.KQ7])" office:value-type="float" office:value="-1" calcext:value-type="float">
            <text:p>-1</text:p>
          </table:table-cell>
          <table:table-cell table:formula="of:=[.KR5]-([.KR6]+[.KR7])" office:value-type="float" office:value="0" calcext:value-type="float">
            <text:p>0</text:p>
          </table:table-cell>
          <table:table-cell table:formula="of:=[.KS5]-([.KS6]+[.KS7])" office:value-type="float" office:value="-1" calcext:value-type="float">
            <text:p>-1</text:p>
          </table:table-cell>
          <table:table-cell table:formula="of:=[.KT5]-([.KT6]+[.KT7])" office:value-type="float" office:value="0" calcext:value-type="float">
            <text:p>0</text:p>
          </table:table-cell>
          <table:table-cell table:formula="of:=[.KU5]-([.KU6]+[.KU7])" office:value-type="float" office:value="-1" calcext:value-type="float">
            <text:p>-1</text:p>
          </table:table-cell>
          <table:table-cell table:formula="of:=[.KV5]-([.KV6]+[.KV7])" office:value-type="float" office:value="0" calcext:value-type="float">
            <text:p>0</text:p>
          </table:table-cell>
          <table:table-cell table:formula="of:=[.KW5]-([.KW6]+[.KW7])" office:value-type="float" office:value="-1" calcext:value-type="float">
            <text:p>-1</text:p>
          </table:table-cell>
          <table:table-cell table:formula="of:=[.KX5]-([.KX6]+[.KX7])" office:value-type="float" office:value="0" calcext:value-type="float">
            <text:p>0</text:p>
          </table:table-cell>
          <table:table-cell table:formula="of:=[.KY5]-([.KY6]+[.KY7])" office:value-type="float" office:value="-1" calcext:value-type="float">
            <text:p>-1</text:p>
          </table:table-cell>
          <table:table-cell table:formula="of:=[.KZ5]-([.KZ6]+[.KZ7])" office:value-type="float" office:value="0" calcext:value-type="float">
            <text:p>0</text:p>
          </table:table-cell>
          <table:table-cell table:formula="of:=[.LA5]-([.LA6]+[.LA7])" office:value-type="float" office:value="-1" calcext:value-type="float">
            <text:p>-1</text:p>
          </table:table-cell>
          <table:table-cell table:formula="of:=[.LB5]-([.LB6]+[.LB7])" office:value-type="float" office:value="0" calcext:value-type="float">
            <text:p>0</text:p>
          </table:table-cell>
          <table:table-cell table:formula="of:=[.LC5]-([.LC6]+[.LC7])" office:value-type="float" office:value="-1" calcext:value-type="float">
            <text:p>-1</text:p>
          </table:table-cell>
          <table:table-cell table:formula="of:=[.LD5]-([.LD6]+[.LD7])" office:value-type="float" office:value="0" calcext:value-type="float">
            <text:p>0</text:p>
          </table:table-cell>
          <table:table-cell table:formula="of:=[.LE5]-([.LE6]+[.LE7])" office:value-type="float" office:value="-1" calcext:value-type="float">
            <text:p>-1</text:p>
          </table:table-cell>
          <table:table-cell table:formula="of:=[.LF5]-([.LF6]+[.LF7])" office:value-type="float" office:value="0" calcext:value-type="float">
            <text:p>0</text:p>
          </table:table-cell>
          <table:table-cell table:formula="of:=[.LG5]-([.LG6]+[.LG7])" office:value-type="float" office:value="-1" calcext:value-type="float">
            <text:p>-1</text:p>
          </table:table-cell>
          <table:table-cell table:formula="of:=[.LH5]-([.LH6]+[.LH7])" office:value-type="float" office:value="0" calcext:value-type="float">
            <text:p>0</text:p>
          </table:table-cell>
          <table:table-cell table:formula="of:=[.LI5]-([.LI6]+[.LI7])" office:value-type="float" office:value="-1" calcext:value-type="float">
            <text:p>-1</text:p>
          </table:table-cell>
          <table:table-cell table:formula="of:=[.LJ5]-([.LJ6]+[.LJ7])" office:value-type="float" office:value="0" calcext:value-type="float">
            <text:p>0</text:p>
          </table:table-cell>
          <table:table-cell table:formula="of:=[.LK5]-([.LK6]+[.LK7])" office:value-type="float" office:value="-1" calcext:value-type="float">
            <text:p>-1</text:p>
          </table:table-cell>
          <table:table-cell table:formula="of:=[.LL5]-([.LL6]+[.LL7])" office:value-type="float" office:value="0" calcext:value-type="float">
            <text:p>0</text:p>
          </table:table-cell>
          <table:table-cell table:formula="of:=[.LM5]-([.LM6]+[.LM7])" office:value-type="float" office:value="-1" calcext:value-type="float">
            <text:p>-1</text:p>
          </table:table-cell>
          <table:table-cell table:formula="of:=[.LN5]-([.LN6]+[.LN7])" office:value-type="float" office:value="0" calcext:value-type="float">
            <text:p>0</text:p>
          </table:table-cell>
          <table:table-cell table:formula="of:=[.LO5]-([.LO6]+[.LO7])" office:value-type="float" office:value="-1" calcext:value-type="float">
            <text:p>-1</text:p>
          </table:table-cell>
          <table:table-cell table:formula="of:=[.LP5]-([.LP6]+[.LP7])" office:value-type="float" office:value="0" calcext:value-type="float">
            <text:p>0</text:p>
          </table:table-cell>
          <table:table-cell table:formula="of:=[.LQ5]-([.LQ6]+[.LQ7])" office:value-type="float" office:value="-1" calcext:value-type="float">
            <text:p>-1</text:p>
          </table:table-cell>
          <table:table-cell table:formula="of:=[.LR5]-([.LR6]+[.LR7])" office:value-type="float" office:value="0" calcext:value-type="float">
            <text:p>0</text:p>
          </table:table-cell>
          <table:table-cell table:formula="of:=[.LS5]-([.LS6]+[.LS7])" office:value-type="float" office:value="-1" calcext:value-type="float">
            <text:p>-1</text:p>
          </table:table-cell>
          <table:table-cell table:formula="of:=[.LT5]-([.LT6]+[.LT7])" office:value-type="float" office:value="0" calcext:value-type="float">
            <text:p>0</text:p>
          </table:table-cell>
          <table:table-cell table:formula="of:=[.LU5]-([.LU6]+[.LU7])" office:value-type="float" office:value="-1" calcext:value-type="float">
            <text:p>-1</text:p>
          </table:table-cell>
          <table:table-cell table:formula="of:=[.LV5]-([.LV6]+[.LV7])" office:value-type="float" office:value="0" calcext:value-type="float">
            <text:p>0</text:p>
          </table:table-cell>
          <table:table-cell table:formula="of:=[.LW5]-([.LW6]+[.LW7])" office:value-type="float" office:value="-1" calcext:value-type="float">
            <text:p>-1</text:p>
          </table:table-cell>
          <table:table-cell table:formula="of:=[.LX5]-([.LX6]+[.LX7])" office:value-type="float" office:value="0" calcext:value-type="float">
            <text:p>0</text:p>
          </table:table-cell>
          <table:table-cell table:formula="of:=[.LY5]-([.LY6]+[.LY7])" office:value-type="float" office:value="-1" calcext:value-type="float">
            <text:p>-1</text:p>
          </table:table-cell>
          <table:table-cell table:formula="of:=[.LZ5]-([.LZ6]+[.LZ7])" office:value-type="float" office:value="0" calcext:value-type="float">
            <text:p>0</text:p>
          </table:table-cell>
          <table:table-cell table:formula="of:=[.MA5]-([.MA6]+[.MA7])" office:value-type="float" office:value="-1" calcext:value-type="float">
            <text:p>-1</text:p>
          </table:table-cell>
          <table:table-cell table:formula="of:=[.MB5]-([.MB6]+[.MB7])" office:value-type="float" office:value="0" calcext:value-type="float">
            <text:p>0</text:p>
          </table:table-cell>
          <table:table-cell table:formula="of:=[.MC5]-([.MC6]+[.MC7])" office:value-type="float" office:value="-1" calcext:value-type="float">
            <text:p>-1</text:p>
          </table:table-cell>
          <table:table-cell table:formula="of:=[.MD5]-([.MD6]+[.MD7])" office:value-type="float" office:value="0" calcext:value-type="float">
            <text:p>0</text:p>
          </table:table-cell>
          <table:table-cell table:formula="of:=[.ME5]-([.ME6]+[.ME7])" office:value-type="float" office:value="-1" calcext:value-type="float">
            <text:p>-1</text:p>
          </table:table-cell>
          <table:table-cell table:formula="of:=[.MF5]-([.MF6]+[.MF7])" office:value-type="float" office:value="0" calcext:value-type="float">
            <text:p>0</text:p>
          </table:table-cell>
          <table:table-cell table:formula="of:=[.MG5]-([.MG6]+[.MG7])" office:value-type="float" office:value="-1" calcext:value-type="float">
            <text:p>-1</text:p>
          </table:table-cell>
          <table:table-cell table:formula="of:=[.MH5]-([.MH6]+[.MH7])" office:value-type="float" office:value="0" calcext:value-type="float">
            <text:p>0</text:p>
          </table:table-cell>
          <table:table-cell table:formula="of:=[.MI5]-([.MI6]+[.MI7])" office:value-type="float" office:value="-1" calcext:value-type="float">
            <text:p>-1</text:p>
          </table:table-cell>
          <table:table-cell table:formula="of:=[.MJ5]-([.MJ6]+[.MJ7])" office:value-type="float" office:value="0" calcext:value-type="float">
            <text:p>0</text:p>
          </table:table-cell>
          <table:table-cell table:formula="of:=[.MK5]-([.MK6]+[.MK7])" office:value-type="float" office:value="-1" calcext:value-type="float">
            <text:p>-1</text:p>
          </table:table-cell>
          <table:table-cell table:formula="of:=[.ML5]-([.ML6]+[.ML7])" office:value-type="float" office:value="0" calcext:value-type="float">
            <text:p>0</text:p>
          </table:table-cell>
          <table:table-cell table:formula="of:=[.MM5]-([.MM6]+[.MM7])" office:value-type="float" office:value="-1" calcext:value-type="float">
            <text:p>-1</text:p>
          </table:table-cell>
          <table:table-cell table:formula="of:=[.MN5]-([.MN6]+[.MN7])" office:value-type="float" office:value="0" calcext:value-type="float">
            <text:p>0</text:p>
          </table:table-cell>
          <table:table-cell table:formula="of:=[.MO5]-([.MO6]+[.MO7])" office:value-type="float" office:value="-1" calcext:value-type="float">
            <text:p>-1</text:p>
          </table:table-cell>
          <table:table-cell table:formula="of:=[.MP5]-([.MP6]+[.MP7])" office:value-type="float" office:value="0" calcext:value-type="float">
            <text:p>0</text:p>
          </table:table-cell>
          <table:table-cell table:formula="of:=[.MQ5]-([.MQ6]+[.MQ7])" office:value-type="float" office:value="-1" calcext:value-type="float">
            <text:p>-1</text:p>
          </table:table-cell>
          <table:table-cell table:formula="of:=[.MR5]-([.MR6]+[.MR7])" office:value-type="float" office:value="0" calcext:value-type="float">
            <text:p>0</text:p>
          </table:table-cell>
          <table:table-cell table:formula="of:=[.MS5]-([.MS6]+[.MS7])" office:value-type="float" office:value="-1" calcext:value-type="float">
            <text:p>-1</text:p>
          </table:table-cell>
          <table:table-cell table:formula="of:=[.MT5]-([.MT6]+[.MT7])" office:value-type="float" office:value="0" calcext:value-type="float">
            <text:p>0</text:p>
          </table:table-cell>
          <table:table-cell table:formula="of:=[.MU5]-([.MU6]+[.MU7])" office:value-type="float" office:value="-1" calcext:value-type="float">
            <text:p>-1</text:p>
          </table:table-cell>
          <table:table-cell table:formula="of:=[.MV5]-([.MV6]+[.MV7])" office:value-type="float" office:value="0" calcext:value-type="float">
            <text:p>0</text:p>
          </table:table-cell>
          <table:table-cell table:formula="of:=[.MW5]-([.MW6]+[.MW7])" office:value-type="float" office:value="-1" calcext:value-type="float">
            <text:p>-1</text:p>
          </table:table-cell>
          <table:table-cell table:formula="of:=[.MX5]-([.MX6]+[.MX7])" office:value-type="float" office:value="0" calcext:value-type="float">
            <text:p>0</text:p>
          </table:table-cell>
          <table:table-cell table:formula="of:=[.MY5]-([.MY6]+[.MY7])" office:value-type="float" office:value="-1" calcext:value-type="float">
            <text:p>-1</text:p>
          </table:table-cell>
          <table:table-cell table:formula="of:=[.MZ5]-([.MZ6]+[.MZ7])" office:value-type="float" office:value="0" calcext:value-type="float">
            <text:p>0</text:p>
          </table:table-cell>
          <table:table-cell table:formula="of:=[.NA5]-([.NA6]+[.NA7])" office:value-type="float" office:value="-1" calcext:value-type="float">
            <text:p>-1</text:p>
          </table:table-cell>
          <table:table-cell table:formula="of:=[.NB5]-([.NB6]+[.NB7])" office:value-type="float" office:value="0" calcext:value-type="float">
            <text:p>0</text:p>
          </table:table-cell>
          <table:table-cell table:formula="of:=[.NC5]-([.NC6]+[.NC7])" office:value-type="float" office:value="-1" calcext:value-type="float">
            <text:p>-1</text:p>
          </table:table-cell>
          <table:table-cell table:formula="of:=[.ND5]-([.ND6]+[.ND7])" office:value-type="float" office:value="0" calcext:value-type="float">
            <text:p>0</text:p>
          </table:table-cell>
          <table:table-cell table:formula="of:=[.NE5]-([.NE6]+[.NE7])" office:value-type="float" office:value="-1" calcext:value-type="float">
            <text:p>-1</text:p>
          </table:table-cell>
          <table:table-cell table:formula="of:=[.NF5]-([.NF6]+[.NF7])" office:value-type="float" office:value="0" calcext:value-type="float">
            <text:p>0</text:p>
          </table:table-cell>
          <table:table-cell table:formula="of:=[.NG5]-([.NG6]+[.NG7])" office:value-type="float" office:value="-1" calcext:value-type="float">
            <text:p>-1</text:p>
          </table:table-cell>
          <table:table-cell table:formula="of:=[.NH5]-([.NH6]+[.NH7])" office:value-type="float" office:value="0" calcext:value-type="float">
            <text:p>0</text:p>
          </table:table-cell>
          <table:table-cell table:formula="of:=[.NI5]-([.NI6]+[.NI7])" office:value-type="float" office:value="-1" calcext:value-type="float">
            <text:p>-1</text:p>
          </table:table-cell>
          <table:table-cell table:formula="of:=[.NJ5]-([.NJ6]+[.NJ7])" office:value-type="float" office:value="0" calcext:value-type="float">
            <text:p>0</text:p>
          </table:table-cell>
          <table:table-cell table:formula="of:=[.NK5]-([.NK6]+[.NK7])" office:value-type="float" office:value="-1" calcext:value-type="float">
            <text:p>-1</text:p>
          </table:table-cell>
          <table:table-cell table:formula="of:=[.NL5]-([.NL6]+[.NL7])" office:value-type="float" office:value="0" calcext:value-type="float">
            <text:p>0</text:p>
          </table:table-cell>
          <table:table-cell table:formula="of:=[.NM5]-([.NM6]+[.NM7])" office:value-type="float" office:value="-1" calcext:value-type="float">
            <text:p>-1</text:p>
          </table:table-cell>
          <table:table-cell table:formula="of:=[.NN5]-([.NN6]+[.NN7])" office:value-type="float" office:value="0" calcext:value-type="float">
            <text:p>0</text:p>
          </table:table-cell>
          <table:table-cell table:formula="of:=[.NO5]-([.NO6]+[.NO7])" office:value-type="float" office:value="-1" calcext:value-type="float">
            <text:p>-1</text:p>
          </table:table-cell>
          <table:table-cell table:formula="of:=[.NP5]-([.NP6]+[.NP7])" office:value-type="float" office:value="0" calcext:value-type="float">
            <text:p>0</text:p>
          </table:table-cell>
          <table:table-cell table:formula="of:=[.NQ5]-([.NQ6]+[.NQ7])" office:value-type="float" office:value="-1" calcext:value-type="float">
            <text:p>-1</text:p>
          </table:table-cell>
          <table:table-cell table:formula="of:=[.NR5]-([.NR6]+[.NR7])" office:value-type="float" office:value="0" calcext:value-type="float">
            <text:p>0</text:p>
          </table:table-cell>
          <table:table-cell table:formula="of:=[.NS5]-([.NS6]+[.NS7])" office:value-type="float" office:value="-1" calcext:value-type="float">
            <text:p>-1</text:p>
          </table:table-cell>
          <table:table-cell table:formula="of:=[.NT5]-([.NT6]+[.NT7])" office:value-type="float" office:value="0" calcext:value-type="float">
            <text:p>0</text:p>
          </table:table-cell>
          <table:table-cell table:formula="of:=[.NU5]-([.NU6]+[.NU7])" office:value-type="float" office:value="-1" calcext:value-type="float">
            <text:p>-1</text:p>
          </table:table-cell>
          <table:table-cell table:formula="of:=[.NV5]-([.NV6]+[.NV7])" office:value-type="float" office:value="0" calcext:value-type="float">
            <text:p>0</text:p>
          </table:table-cell>
          <table:table-cell table:formula="of:=[.NW5]-([.NW6]+[.NW7])" office:value-type="float" office:value="-1" calcext:value-type="float">
            <text:p>-1</text:p>
          </table:table-cell>
          <table:table-cell table:formula="of:=[.NX5]-([.NX6]+[.NX7])" office:value-type="float" office:value="0" calcext:value-type="float">
            <text:p>0</text:p>
          </table:table-cell>
          <table:table-cell table:formula="of:=[.NY5]-([.NY6]+[.NY7])" office:value-type="float" office:value="-1" calcext:value-type="float">
            <text:p>-1</text:p>
          </table:table-cell>
          <table:table-cell table:formula="of:=[.NZ5]-([.NZ6]+[.NZ7])" office:value-type="float" office:value="0" calcext:value-type="float">
            <text:p>0</text:p>
          </table:table-cell>
          <table:table-cell table:formula="of:=[.OA5]-([.OA6]+[.OA7])" office:value-type="float" office:value="-1" calcext:value-type="float">
            <text:p>-1</text:p>
          </table:table-cell>
          <table:table-cell table:formula="of:=[.OB5]-([.OB6]+[.OB7])" office:value-type="float" office:value="0" calcext:value-type="float">
            <text:p>0</text:p>
          </table:table-cell>
          <table:table-cell table:formula="of:=[.OC5]-([.OC6]+[.OC7])" office:value-type="float" office:value="-1" calcext:value-type="float">
            <text:p>-1</text:p>
          </table:table-cell>
          <table:table-cell table:formula="of:=[.OD5]-([.OD6]+[.OD7])" office:value-type="float" office:value="0" calcext:value-type="float">
            <text:p>0</text:p>
          </table:table-cell>
          <table:table-cell table:formula="of:=[.OE5]-([.OE6]+[.OE7])" office:value-type="float" office:value="-1" calcext:value-type="float">
            <text:p>-1</text:p>
          </table:table-cell>
          <table:table-cell table:formula="of:=[.OF5]-([.OF6]+[.OF7])" office:value-type="float" office:value="0" calcext:value-type="float">
            <text:p>0</text:p>
          </table:table-cell>
          <table:table-cell table:formula="of:=[.OG5]-([.OG6]+[.OG7])" office:value-type="float" office:value="-1" calcext:value-type="float">
            <text:p>-1</text:p>
          </table:table-cell>
          <table:table-cell table:formula="of:=[.OH5]-([.OH6]+[.OH7])" office:value-type="float" office:value="0" calcext:value-type="float">
            <text:p>0</text:p>
          </table:table-cell>
          <table:table-cell table:formula="of:=[.OI5]-([.OI6]+[.OI7])" office:value-type="float" office:value="-1" calcext:value-type="float">
            <text:p>-1</text:p>
          </table:table-cell>
          <table:table-cell table:formula="of:=[.OJ5]-([.OJ6]+[.OJ7])" office:value-type="float" office:value="0" calcext:value-type="float">
            <text:p>0</text:p>
          </table:table-cell>
          <table:table-cell table:formula="of:=[.OK5]-([.OK6]+[.OK7])" office:value-type="float" office:value="-1" calcext:value-type="float">
            <text:p>-1</text:p>
          </table:table-cell>
          <table:table-cell table:formula="of:=[.OL5]-([.OL6]+[.OL7])" office:value-type="float" office:value="0" calcext:value-type="float">
            <text:p>0</text:p>
          </table:table-cell>
          <table:table-cell table:formula="of:=[.OM5]-([.OM6]+[.OM7])" office:value-type="float" office:value="-1" calcext:value-type="float">
            <text:p>-1</text:p>
          </table:table-cell>
          <table:table-cell table:formula="of:=[.ON5]-([.ON6]+[.ON7])" office:value-type="float" office:value="0" calcext:value-type="float">
            <text:p>0</text:p>
          </table:table-cell>
          <table:table-cell table:formula="of:=[.OO5]-([.OO6]+[.OO7])" office:value-type="float" office:value="-1" calcext:value-type="float">
            <text:p>-1</text:p>
          </table:table-cell>
          <table:table-cell table:formula="of:=[.OP5]-([.OP6]+[.OP7])" office:value-type="float" office:value="0" calcext:value-type="float">
            <text:p>0</text:p>
          </table:table-cell>
          <table:table-cell table:formula="of:=[.OQ5]-([.OQ6]+[.OQ7])" office:value-type="float" office:value="-1" calcext:value-type="float">
            <text:p>-1</text:p>
          </table:table-cell>
          <table:table-cell table:formula="of:=[.OR5]-([.OR6]+[.OR7])" office:value-type="float" office:value="0" calcext:value-type="float">
            <text:p>0</text:p>
          </table:table-cell>
          <table:table-cell table:formula="of:=[.OS5]-([.OS6]+[.OS7])" office:value-type="float" office:value="-1" calcext:value-type="float">
            <text:p>-1</text:p>
          </table:table-cell>
          <table:table-cell table:formula="of:=[.OT5]-([.OT6]+[.OT7])" office:value-type="float" office:value="0" calcext:value-type="float">
            <text:p>0</text:p>
          </table:table-cell>
          <table:table-cell table:formula="of:=[.OU5]-([.OU6]+[.OU7])" office:value-type="float" office:value="-1" calcext:value-type="float">
            <text:p>-1</text:p>
          </table:table-cell>
          <table:table-cell table:formula="of:=[.OV5]-([.OV6]+[.OV7])" office:value-type="float" office:value="0" calcext:value-type="float">
            <text:p>0</text:p>
          </table:table-cell>
          <table:table-cell table:formula="of:=[.OW5]-([.OW6]+[.OW7])" office:value-type="float" office:value="-1" calcext:value-type="float">
            <text:p>-1</text:p>
          </table:table-cell>
          <table:table-cell table:formula="of:=[.OX5]-([.OX6]+[.OX7])" office:value-type="float" office:value="0" calcext:value-type="float">
            <text:p>0</text:p>
          </table:table-cell>
          <table:table-cell table:formula="of:=[.OY5]-([.OY6]+[.OY7])" office:value-type="float" office:value="-1" calcext:value-type="float">
            <text:p>-1</text:p>
          </table:table-cell>
          <table:table-cell table:formula="of:=[.OZ5]-([.OZ6]+[.OZ7])" office:value-type="float" office:value="0" calcext:value-type="float">
            <text:p>0</text:p>
          </table:table-cell>
          <table:table-cell table:formula="of:=[.PA5]-([.PA6]+[.PA7])" office:value-type="float" office:value="-1" calcext:value-type="float">
            <text:p>-1</text:p>
          </table:table-cell>
          <table:table-cell table:formula="of:=[.PB5]-([.PB6]+[.PB7])" office:value-type="float" office:value="0" calcext:value-type="float">
            <text:p>0</text:p>
          </table:table-cell>
          <table:table-cell table:formula="of:=[.PC5]-([.PC6]+[.PC7])" office:value-type="float" office:value="-1" calcext:value-type="float">
            <text:p>-1</text:p>
          </table:table-cell>
          <table:table-cell table:formula="of:=[.PD5]-([.PD6]+[.PD7])" office:value-type="float" office:value="0" calcext:value-type="float">
            <text:p>0</text:p>
          </table:table-cell>
          <table:table-cell table:formula="of:=[.PE5]-([.PE6]+[.PE7])" office:value-type="float" office:value="-1" calcext:value-type="float">
            <text:p>-1</text:p>
          </table:table-cell>
          <table:table-cell table:formula="of:=[.PF5]-([.PF6]+[.PF7])" office:value-type="float" office:value="0" calcext:value-type="float">
            <text:p>0</text:p>
          </table:table-cell>
          <table:table-cell table:formula="of:=[.PG5]-([.PG6]+[.PG7])" office:value-type="float" office:value="-1" calcext:value-type="float">
            <text:p>-1</text:p>
          </table:table-cell>
          <table:table-cell table:formula="of:=[.PH5]-([.PH6]+[.PH7])" office:value-type="float" office:value="0" calcext:value-type="float">
            <text:p>0</text:p>
          </table:table-cell>
          <table:table-cell table:formula="of:=[.PI5]-([.PI6]+[.PI7])" office:value-type="float" office:value="-1" calcext:value-type="float">
            <text:p>-1</text:p>
          </table:table-cell>
          <table:table-cell table:formula="of:=[.PJ5]-([.PJ6]+[.PJ7])" office:value-type="float" office:value="0" calcext:value-type="float">
            <text:p>0</text:p>
          </table:table-cell>
          <table:table-cell table:formula="of:=[.PK5]-([.PK6]+[.PK7])" office:value-type="float" office:value="-1" calcext:value-type="float">
            <text:p>-1</text:p>
          </table:table-cell>
          <table:table-cell table:formula="of:=[.PL5]-([.PL6]+[.PL7])" office:value-type="float" office:value="0" calcext:value-type="float">
            <text:p>0</text:p>
          </table:table-cell>
          <table:table-cell table:formula="of:=[.PM5]-([.PM6]+[.PM7])" office:value-type="float" office:value="-1" calcext:value-type="float">
            <text:p>-1</text:p>
          </table:table-cell>
          <table:table-cell table:formula="of:=[.PN5]-([.PN6]+[.PN7])" office:value-type="float" office:value="0" calcext:value-type="float">
            <text:p>0</text:p>
          </table:table-cell>
          <table:table-cell table:formula="of:=[.PO5]-([.PO6]+[.PO7])" office:value-type="float" office:value="-1" calcext:value-type="float">
            <text:p>-1</text:p>
          </table:table-cell>
          <table:table-cell table:formula="of:=[.PP5]-([.PP6]+[.PP7])" office:value-type="float" office:value="0" calcext:value-type="float">
            <text:p>0</text:p>
          </table:table-cell>
          <table:table-cell table:formula="of:=[.PQ5]-([.PQ6]+[.PQ7])" office:value-type="float" office:value="-1" calcext:value-type="float">
            <text:p>-1</text:p>
          </table:table-cell>
          <table:table-cell table:formula="of:=[.PR5]-([.PR6]+[.PR7])" office:value-type="float" office:value="0" calcext:value-type="float">
            <text:p>0</text:p>
          </table:table-cell>
          <table:table-cell table:formula="of:=[.PS5]-([.PS6]+[.PS7])" office:value-type="float" office:value="-1" calcext:value-type="float">
            <text:p>-1</text:p>
          </table:table-cell>
          <table:table-cell table:formula="of:=[.PT5]-([.PT6]+[.PT7])" office:value-type="float" office:value="0" calcext:value-type="float">
            <text:p>0</text:p>
          </table:table-cell>
          <table:table-cell table:formula="of:=[.PU5]-([.PU6]+[.PU7])" office:value-type="float" office:value="-1" calcext:value-type="float">
            <text:p>-1</text:p>
          </table:table-cell>
          <table:table-cell table:formula="of:=[.PV5]-([.PV6]+[.PV7])" office:value-type="float" office:value="0" calcext:value-type="float">
            <text:p>0</text:p>
          </table:table-cell>
          <table:table-cell table:formula="of:=[.PW5]-([.PW6]+[.PW7])" office:value-type="float" office:value="-1" calcext:value-type="float">
            <text:p>-1</text:p>
          </table:table-cell>
          <table:table-cell table:formula="of:=[.PX5]-([.PX6]+[.PX7])" office:value-type="float" office:value="0" calcext:value-type="float">
            <text:p>0</text:p>
          </table:table-cell>
          <table:table-cell table:formula="of:=[.PY5]-([.PY6]+[.PY7])" office:value-type="float" office:value="-1" calcext:value-type="float">
            <text:p>-1</text:p>
          </table:table-cell>
          <table:table-cell table:formula="of:=[.PZ5]-([.PZ6]+[.PZ7])" office:value-type="float" office:value="0" calcext:value-type="float">
            <text:p>0</text:p>
          </table:table-cell>
          <table:table-cell table:formula="of:=[.QA5]-([.QA6]+[.QA7])" office:value-type="float" office:value="-1" calcext:value-type="float">
            <text:p>-1</text:p>
          </table:table-cell>
          <table:table-cell table:formula="of:=[.QB5]-([.QB6]+[.QB7])" office:value-type="float" office:value="0" calcext:value-type="float">
            <text:p>0</text:p>
          </table:table-cell>
          <table:table-cell table:formula="of:=[.QC5]-([.QC6]+[.QC7])" office:value-type="float" office:value="-1" calcext:value-type="float">
            <text:p>-1</text:p>
          </table:table-cell>
          <table:table-cell table:formula="of:=[.QD5]-([.QD6]+[.QD7])" office:value-type="float" office:value="0" calcext:value-type="float">
            <text:p>0</text:p>
          </table:table-cell>
          <table:table-cell table:formula="of:=[.QE5]-([.QE6]+[.QE7])" office:value-type="float" office:value="-1" calcext:value-type="float">
            <text:p>-1</text:p>
          </table:table-cell>
          <table:table-cell table:formula="of:=[.QF5]-([.QF6]+[.QF7])" office:value-type="float" office:value="0" calcext:value-type="float">
            <text:p>0</text:p>
          </table:table-cell>
          <table:table-cell table:formula="of:=[.QG5]-([.QG6]+[.QG7])" office:value-type="float" office:value="-1" calcext:value-type="float">
            <text:p>-1</text:p>
          </table:table-cell>
          <table:table-cell table:formula="of:=[.QH5]-([.QH6]+[.QH7])" office:value-type="float" office:value="0" calcext:value-type="float">
            <text:p>0</text:p>
          </table:table-cell>
          <table:table-cell table:formula="of:=[.QI5]-([.QI6]+[.QI7])" office:value-type="float" office:value="-1" calcext:value-type="float">
            <text:p>-1</text:p>
          </table:table-cell>
          <table:table-cell table:formula="of:=[.QJ5]-([.QJ6]+[.QJ7])" office:value-type="float" office:value="0" calcext:value-type="float">
            <text:p>0</text:p>
          </table:table-cell>
          <table:table-cell table:formula="of:=[.QK5]-([.QK6]+[.QK7])" office:value-type="float" office:value="-1" calcext:value-type="float">
            <text:p>-1</text:p>
          </table:table-cell>
          <table:table-cell table:formula="of:=[.QL5]-([.QL6]+[.QL7])" office:value-type="float" office:value="0" calcext:value-type="float">
            <text:p>0</text:p>
          </table:table-cell>
          <table:table-cell table:formula="of:=[.QM5]-([.QM6]+[.QM7])" office:value-type="float" office:value="-1" calcext:value-type="float">
            <text:p>-1</text:p>
          </table:table-cell>
          <table:table-cell table:formula="of:=[.QN5]-([.QN6]+[.QN7])" office:value-type="float" office:value="0" calcext:value-type="float">
            <text:p>0</text:p>
          </table:table-cell>
          <table:table-cell table:formula="of:=[.QO5]-([.QO6]+[.QO7])" office:value-type="float" office:value="-1" calcext:value-type="float">
            <text:p>-1</text:p>
          </table:table-cell>
          <table:table-cell table:formula="of:=[.QP5]-([.QP6]+[.QP7])" office:value-type="float" office:value="0" calcext:value-type="float">
            <text:p>0</text:p>
          </table:table-cell>
          <table:table-cell table:formula="of:=[.QQ5]-([.QQ6]+[.QQ7])" office:value-type="float" office:value="-1" calcext:value-type="float">
            <text:p>-1</text:p>
          </table:table-cell>
          <table:table-cell table:formula="of:=[.QR5]-([.QR6]+[.QR7])" office:value-type="float" office:value="0" calcext:value-type="float">
            <text:p>0</text:p>
          </table:table-cell>
          <table:table-cell table:formula="of:=[.QS5]-([.QS6]+[.QS7])" office:value-type="float" office:value="-1" calcext:value-type="float">
            <text:p>-1</text:p>
          </table:table-cell>
          <table:table-cell table:formula="of:=[.QT5]-([.QT6]+[.QT7])" office:value-type="float" office:value="0" calcext:value-type="float">
            <text:p>0</text:p>
          </table:table-cell>
          <table:table-cell table:formula="of:=[.QU5]-([.QU6]+[.QU7])" office:value-type="float" office:value="-1" calcext:value-type="float">
            <text:p>-1</text:p>
          </table:table-cell>
          <table:table-cell table:formula="of:=[.QV5]-([.QV6]+[.QV7])" office:value-type="float" office:value="0" calcext:value-type="float">
            <text:p>0</text:p>
          </table:table-cell>
          <table:table-cell table:formula="of:=[.QW5]-([.QW6]+[.QW7])" office:value-type="float" office:value="-1" calcext:value-type="float">
            <text:p>-1</text:p>
          </table:table-cell>
          <table:table-cell table:formula="of:=[.QX5]-([.QX6]+[.QX7])" office:value-type="float" office:value="0" calcext:value-type="float">
            <text:p>0</text:p>
          </table:table-cell>
          <table:table-cell table:formula="of:=[.QY5]-([.QY6]+[.QY7])" office:value-type="float" office:value="-1" calcext:value-type="float">
            <text:p>-1</text:p>
          </table:table-cell>
          <table:table-cell table:formula="of:=[.QZ5]-([.QZ6]+[.QZ7])" office:value-type="float" office:value="0" calcext:value-type="float">
            <text:p>0</text:p>
          </table:table-cell>
          <table:table-cell table:formula="of:=[.RA5]-([.RA6]+[.RA7])" office:value-type="float" office:value="-1" calcext:value-type="float">
            <text:p>-1</text:p>
          </table:table-cell>
          <table:table-cell table:formula="of:=[.RB5]-([.RB6]+[.RB7])" office:value-type="float" office:value="0" calcext:value-type="float">
            <text:p>0</text:p>
          </table:table-cell>
          <table:table-cell table:formula="of:=[.RC5]-([.RC6]+[.RC7])" office:value-type="float" office:value="-1" calcext:value-type="float">
            <text:p>-1</text:p>
          </table:table-cell>
          <table:table-cell table:formula="of:=[.RD5]-([.RD6]+[.RD7])" office:value-type="float" office:value="0" calcext:value-type="float">
            <text:p>0</text:p>
          </table:table-cell>
          <table:table-cell table:formula="of:=[.RE5]-([.RE6]+[.RE7])" office:value-type="float" office:value="-1" calcext:value-type="float">
            <text:p>-1</text:p>
          </table:table-cell>
          <table:table-cell table:formula="of:=[.RF5]-([.RF6]+[.RF7])" office:value-type="float" office:value="0" calcext:value-type="float">
            <text:p>0</text:p>
          </table:table-cell>
          <table:table-cell table:formula="of:=[.RG5]-([.RG6]+[.RG7])" office:value-type="float" office:value="-1" calcext:value-type="float">
            <text:p>-1</text:p>
          </table:table-cell>
          <table:table-cell table:formula="of:=[.RH5]-([.RH6]+[.RH7])" office:value-type="float" office:value="0" calcext:value-type="float">
            <text:p>0</text:p>
          </table:table-cell>
          <table:table-cell table:formula="of:=[.RI5]-([.RI6]+[.RI7])" office:value-type="float" office:value="-1" calcext:value-type="float">
            <text:p>-1</text:p>
          </table:table-cell>
          <table:table-cell table:formula="of:=[.RJ5]-([.RJ6]+[.RJ7])" office:value-type="float" office:value="0" calcext:value-type="float">
            <text:p>0</text:p>
          </table:table-cell>
          <table:table-cell table:formula="of:=[.RK5]-([.RK6]+[.RK7])" office:value-type="float" office:value="-1" calcext:value-type="float">
            <text:p>-1</text:p>
          </table:table-cell>
          <table:table-cell table:formula="of:=[.RL5]-([.RL6]+[.RL7])" office:value-type="float" office:value="0" calcext:value-type="float">
            <text:p>0</text:p>
          </table:table-cell>
          <table:table-cell table:formula="of:=[.RM5]-([.RM6]+[.RM7])" office:value-type="float" office:value="-1" calcext:value-type="float">
            <text:p>-1</text:p>
          </table:table-cell>
          <table:table-cell table:formula="of:=[.RN5]-([.RN6]+[.RN7])" office:value-type="float" office:value="0" calcext:value-type="float">
            <text:p>0</text:p>
          </table:table-cell>
          <table:table-cell table:formula="of:=[.RO5]-([.RO6]+[.RO7])" office:value-type="float" office:value="-1" calcext:value-type="float">
            <text:p>-1</text:p>
          </table:table-cell>
          <table:table-cell table:formula="of:=[.RP5]-([.RP6]+[.RP7])" office:value-type="float" office:value="0" calcext:value-type="float">
            <text:p>0</text:p>
          </table:table-cell>
          <table:table-cell table:formula="of:=[.RQ5]-([.RQ6]+[.RQ7])" office:value-type="float" office:value="-1" calcext:value-type="float">
            <text:p>-1</text:p>
          </table:table-cell>
          <table:table-cell table:formula="of:=[.RR5]-([.RR6]+[.RR7])" office:value-type="float" office:value="0" calcext:value-type="float">
            <text:p>0</text:p>
          </table:table-cell>
          <table:table-cell table:formula="of:=[.RS5]-([.RS6]+[.RS7])" office:value-type="float" office:value="-1" calcext:value-type="float">
            <text:p>-1</text:p>
          </table:table-cell>
          <table:table-cell table:formula="of:=[.RT5]-([.RT6]+[.RT7])" office:value-type="float" office:value="0" calcext:value-type="float">
            <text:p>0</text:p>
          </table:table-cell>
          <table:table-cell table:formula="of:=[.RU5]-([.RU6]+[.RU7])" office:value-type="float" office:value="-1" calcext:value-type="float">
            <text:p>-1</text:p>
          </table:table-cell>
          <table:table-cell table:formula="of:=[.RV5]-([.RV6]+[.RV7])" office:value-type="float" office:value="0" calcext:value-type="float">
            <text:p>0</text:p>
          </table:table-cell>
          <table:table-cell table:formula="of:=[.RW5]-([.RW6]+[.RW7])" office:value-type="float" office:value="-1" calcext:value-type="float">
            <text:p>-1</text:p>
          </table:table-cell>
          <table:table-cell table:formula="of:=[.RX5]-([.RX6]+[.RX7])" office:value-type="float" office:value="0" calcext:value-type="float">
            <text:p>0</text:p>
          </table:table-cell>
          <table:table-cell table:formula="of:=[.RY5]-([.RY6]+[.RY7])" office:value-type="float" office:value="-1" calcext:value-type="float">
            <text:p>-1</text:p>
          </table:table-cell>
          <table:table-cell table:formula="of:=[.RZ5]-([.RZ6]+[.RZ7])" office:value-type="float" office:value="0" calcext:value-type="float">
            <text:p>0</text:p>
          </table:table-cell>
          <table:table-cell table:formula="of:=[.SA5]-([.SA6]+[.SA7])" office:value-type="float" office:value="-1" calcext:value-type="float">
            <text:p>-1</text:p>
          </table:table-cell>
          <table:table-cell table:formula="of:=[.SB5]-([.SB6]+[.SB7])" office:value-type="float" office:value="0" calcext:value-type="float">
            <text:p>0</text:p>
          </table:table-cell>
          <table:table-cell table:formula="of:=[.SC5]-([.SC6]+[.SC7])" office:value-type="float" office:value="-1" calcext:value-type="float">
            <text:p>-1</text:p>
          </table:table-cell>
          <table:table-cell table:formula="of:=[.SD5]-([.SD6]+[.SD7])" office:value-type="float" office:value="0" calcext:value-type="float">
            <text:p>0</text:p>
          </table:table-cell>
          <table:table-cell table:formula="of:=[.SE5]-([.SE6]+[.SE7])" office:value-type="float" office:value="-1" calcext:value-type="float">
            <text:p>-1</text:p>
          </table:table-cell>
          <table:table-cell table:formula="of:=[.SF5]-([.SF6]+[.SF7])" office:value-type="float" office:value="0" calcext:value-type="float">
            <text:p>0</text:p>
          </table:table-cell>
          <table:table-cell table:formula="of:=[.SG5]-([.SG6]+[.SG7])" office:value-type="float" office:value="-1" calcext:value-type="float">
            <text:p>-1</text:p>
          </table:table-cell>
          <table:table-cell table:formula="of:=[.SH5]-([.SH6]+[.SH7])" office:value-type="float" office:value="0" calcext:value-type="float">
            <text:p>0</text:p>
          </table:table-cell>
          <table:table-cell table:formula="of:=[.SI5]-([.SI6]+[.SI7])" office:value-type="float" office:value="-1" calcext:value-type="float">
            <text:p>-1</text:p>
          </table:table-cell>
          <table:table-cell table:formula="of:=[.SJ5]-([.SJ6]+[.SJ7])" office:value-type="float" office:value="0" calcext:value-type="float">
            <text:p>0</text:p>
          </table:table-cell>
          <table:table-cell table:formula="of:=[.SK5]-([.SK6]+[.SK7])" office:value-type="float" office:value="-1" calcext:value-type="float">
            <text:p>-1</text:p>
          </table:table-cell>
          <table:table-cell table:formula="of:=[.SL5]-([.SL6]+[.SL7])" office:value-type="float" office:value="0" calcext:value-type="float">
            <text:p>0</text:p>
          </table:table-cell>
          <table:table-cell table:formula="of:=[.SM5]-([.SM6]+[.SM7])" office:value-type="float" office:value="-1" calcext:value-type="float">
            <text:p>-1</text:p>
          </table:table-cell>
          <table:table-cell table:formula="of:=[.SN5]-([.SN6]+[.SN7])" office:value-type="float" office:value="0" calcext:value-type="float">
            <text:p>0</text:p>
          </table:table-cell>
          <table:table-cell table:formula="of:=[.SO5]-([.SO6]+[.SO7])" office:value-type="float" office:value="-1" calcext:value-type="float">
            <text:p>-1</text:p>
          </table:table-cell>
          <table:table-cell table:formula="of:=[.SP5]-([.SP6]+[.SP7])" office:value-type="float" office:value="0" calcext:value-type="float">
            <text:p>0</text:p>
          </table:table-cell>
          <table:table-cell table:formula="of:=[.SQ5]-([.SQ6]+[.SQ7])" office:value-type="float" office:value="-1" calcext:value-type="float">
            <text:p>-1</text:p>
          </table:table-cell>
          <table:table-cell table:formula="of:=[.SR5]-([.SR6]+[.SR7])" office:value-type="float" office:value="0" calcext:value-type="float">
            <text:p>0</text:p>
          </table:table-cell>
          <table:table-cell table:formula="of:=[.SS5]-([.SS6]+[.SS7])" office:value-type="float" office:value="-1" calcext:value-type="float">
            <text:p>-1</text:p>
          </table:table-cell>
          <table:table-cell table:formula="of:=[.ST5]-([.ST6]+[.ST7])" office:value-type="float" office:value="0" calcext:value-type="float">
            <text:p>0</text:p>
          </table:table-cell>
          <table:table-cell table:formula="of:=[.SU5]-([.SU6]+[.SU7])" office:value-type="float" office:value="-1" calcext:value-type="float">
            <text:p>-1</text:p>
          </table:table-cell>
          <table:table-cell table:formula="of:=[.SV5]-([.SV6]+[.SV7])" office:value-type="float" office:value="0" calcext:value-type="float">
            <text:p>0</text:p>
          </table:table-cell>
          <table:table-cell table:formula="of:=[.SW5]-([.SW6]+[.SW7])" office:value-type="float" office:value="-1" calcext:value-type="float">
            <text:p>-1</text:p>
          </table:table-cell>
          <table:table-cell table:formula="of:=[.SX5]-([.SX6]+[.SX7])" office:value-type="float" office:value="0" calcext:value-type="float">
            <text:p>0</text:p>
          </table:table-cell>
          <table:table-cell table:formula="of:=[.SY5]-([.SY6]+[.SY7])" office:value-type="float" office:value="-1" calcext:value-type="float">
            <text:p>-1</text:p>
          </table:table-cell>
          <table:table-cell table:formula="of:=[.SZ5]-([.SZ6]+[.SZ7])" office:value-type="float" office:value="0" calcext:value-type="float">
            <text:p>0</text:p>
          </table:table-cell>
          <table:table-cell table:formula="of:=[.TA5]-([.TA6]+[.TA7])" office:value-type="float" office:value="-1" calcext:value-type="float">
            <text:p>-1</text:p>
          </table:table-cell>
          <table:table-cell table:formula="of:=[.TB5]-([.TB6]+[.TB7])" office:value-type="float" office:value="0" calcext:value-type="float">
            <text:p>0</text:p>
          </table:table-cell>
          <table:table-cell table:formula="of:=[.TC5]-([.TC6]+[.TC7])" office:value-type="float" office:value="-1" calcext:value-type="float">
            <text:p>-1</text:p>
          </table:table-cell>
          <table:table-cell table:formula="of:=[.TD5]-([.TD6]+[.TD7])" office:value-type="float" office:value="0" calcext:value-type="float">
            <text:p>0</text:p>
          </table:table-cell>
          <table:table-cell table:formula="of:=[.TE5]-([.TE6]+[.TE7])" office:value-type="float" office:value="-1" calcext:value-type="float">
            <text:p>-1</text:p>
          </table:table-cell>
          <table:table-cell table:formula="of:=[.TF5]-([.TF6]+[.TF7])" office:value-type="float" office:value="0" calcext:value-type="float">
            <text:p>0</text:p>
          </table:table-cell>
          <table:table-cell table:formula="of:=[.TG5]-([.TG6]+[.TG7])" office:value-type="float" office:value="-1" calcext:value-type="float">
            <text:p>-1</text:p>
          </table:table-cell>
          <table:table-cell table:formula="of:=[.TH5]-([.TH6]+[.TH7])" office:value-type="float" office:value="0" calcext:value-type="float">
            <text:p>0</text:p>
          </table:table-cell>
          <table:table-cell table:formula="of:=[.TI5]-([.TI6]+[.TI7])" office:value-type="float" office:value="-1" calcext:value-type="float">
            <text:p>-1</text:p>
          </table:table-cell>
          <table:table-cell table:formula="of:=[.TJ5]-([.TJ6]+[.TJ7])" office:value-type="float" office:value="0" calcext:value-type="float">
            <text:p>0</text:p>
          </table:table-cell>
          <table:table-cell table:formula="of:=[.TK5]-([.TK6]+[.TK7])" office:value-type="float" office:value="-1" calcext:value-type="float">
            <text:p>-1</text:p>
          </table:table-cell>
          <table:table-cell table:formula="of:=[.TL5]-([.TL6]+[.TL7])" office:value-type="float" office:value="0" calcext:value-type="float">
            <text:p>0</text:p>
          </table:table-cell>
          <table:table-cell table:formula="of:=[.TM5]-([.TM6]+[.TM7])" office:value-type="float" office:value="-1" calcext:value-type="float">
            <text:p>-1</text:p>
          </table:table-cell>
          <table:table-cell table:formula="of:=[.TN5]-([.TN6]+[.TN7])" office:value-type="float" office:value="0" calcext:value-type="float">
            <text:p>0</text:p>
          </table:table-cell>
          <table:table-cell table:formula="of:=[.TO5]-([.TO6]+[.TO7])" office:value-type="float" office:value="-1" calcext:value-type="float">
            <text:p>-1</text:p>
          </table:table-cell>
          <table:table-cell table:formula="of:=[.TP5]-([.TP6]+[.TP7])" office:value-type="float" office:value="0" calcext:value-type="float">
            <text:p>0</text:p>
          </table:table-cell>
          <table:table-cell table:formula="of:=[.TQ5]-([.TQ6]+[.TQ7])" office:value-type="float" office:value="-1" calcext:value-type="float">
            <text:p>-1</text:p>
          </table:table-cell>
          <table:table-cell table:formula="of:=[.TR5]-([.TR6]+[.TR7])" office:value-type="float" office:value="0" calcext:value-type="float">
            <text:p>0</text:p>
          </table:table-cell>
          <table:table-cell table:formula="of:=[.TS5]-([.TS6]+[.TS7])" office:value-type="float" office:value="-1" calcext:value-type="float">
            <text:p>-1</text:p>
          </table:table-cell>
          <table:table-cell table:formula="of:=[.TT5]-([.TT6]+[.TT7])" office:value-type="float" office:value="0" calcext:value-type="float">
            <text:p>0</text:p>
          </table:table-cell>
          <table:table-cell table:formula="of:=[.TU5]-([.TU6]+[.TU7])" office:value-type="float" office:value="-1" calcext:value-type="float">
            <text:p>-1</text:p>
          </table:table-cell>
          <table:table-cell table:formula="of:=[.TV5]-([.TV6]+[.TV7])" office:value-type="float" office:value="0" calcext:value-type="float">
            <text:p>0</text:p>
          </table:table-cell>
          <table:table-cell table:formula="of:=[.TW5]-([.TW6]+[.TW7])" office:value-type="float" office:value="-1" calcext:value-type="float">
            <text:p>-1</text:p>
          </table:table-cell>
          <table:table-cell table:formula="of:=[.TX5]-([.TX6]+[.TX7])" office:value-type="float" office:value="0" calcext:value-type="float">
            <text:p>0</text:p>
          </table:table-cell>
          <table:table-cell table:formula="of:=[.TY5]-([.TY6]+[.TY7])" office:value-type="float" office:value="-1" calcext:value-type="float">
            <text:p>-1</text:p>
          </table:table-cell>
          <table:table-cell table:formula="of:=[.TZ5]-([.TZ6]+[.TZ7])" office:value-type="float" office:value="0" calcext:value-type="float">
            <text:p>0</text:p>
          </table:table-cell>
          <table:table-cell table:formula="of:=[.UA5]-([.UA6]+[.UA7])" office:value-type="float" office:value="-1" calcext:value-type="float">
            <text:p>-1</text:p>
          </table:table-cell>
          <table:table-cell table:formula="of:=[.UB5]-([.UB6]+[.UB7])" office:value-type="float" office:value="0" calcext:value-type="float">
            <text:p>0</text:p>
          </table:table-cell>
          <table:table-cell table:formula="of:=[.UC5]-([.UC6]+[.UC7])" office:value-type="float" office:value="-1" calcext:value-type="float">
            <text:p>-1</text:p>
          </table:table-cell>
          <table:table-cell table:formula="of:=[.UD5]-([.UD6]+[.UD7])" office:value-type="float" office:value="0" calcext:value-type="float">
            <text:p>0</text:p>
          </table:table-cell>
          <table:table-cell table:formula="of:=[.UE5]-([.UE6]+[.UE7])" office:value-type="float" office:value="-1" calcext:value-type="float">
            <text:p>-1</text:p>
          </table:table-cell>
          <table:table-cell table:formula="of:=[.UF5]-([.UF6]+[.UF7])" office:value-type="float" office:value="0" calcext:value-type="float">
            <text:p>0</text:p>
          </table:table-cell>
          <table:table-cell table:formula="of:=[.UG5]-([.UG6]+[.UG7])" office:value-type="float" office:value="-1" calcext:value-type="float">
            <text:p>-1</text:p>
          </table:table-cell>
          <table:table-cell table:formula="of:=[.UH5]-([.UH6]+[.UH7])" office:value-type="float" office:value="0" calcext:value-type="float">
            <text:p>0</text:p>
          </table:table-cell>
          <table:table-cell table:formula="of:=[.UI5]-([.UI6]+[.UI7])" office:value-type="float" office:value="-1" calcext:value-type="float">
            <text:p>-1</text:p>
          </table:table-cell>
          <table:table-cell table:formula="of:=[.UJ5]-([.UJ6]+[.UJ7])" office:value-type="float" office:value="0" calcext:value-type="float">
            <text:p>0</text:p>
          </table:table-cell>
          <table:table-cell table:formula="of:=[.UK5]-([.UK6]+[.UK7])" office:value-type="float" office:value="-1" calcext:value-type="float">
            <text:p>-1</text:p>
          </table:table-cell>
          <table:table-cell table:formula="of:=[.UL5]-([.UL6]+[.UL7])" office:value-type="float" office:value="0" calcext:value-type="float">
            <text:p>0</text:p>
          </table:table-cell>
          <table:table-cell table:formula="of:=[.UM5]-([.UM6]+[.UM7])" office:value-type="float" office:value="-1" calcext:value-type="float">
            <text:p>-1</text:p>
          </table:table-cell>
          <table:table-cell table:formula="of:=[.UN5]-([.UN6]+[.UN7])" office:value-type="float" office:value="0" calcext:value-type="float">
            <text:p>0</text:p>
          </table:table-cell>
          <table:table-cell table:formula="of:=[.UO5]-([.UO6]+[.UO7])" office:value-type="float" office:value="-1" calcext:value-type="float">
            <text:p>-1</text:p>
          </table:table-cell>
          <table:table-cell table:formula="of:=[.UP5]-([.UP6]+[.UP7])" office:value-type="float" office:value="0" calcext:value-type="float">
            <text:p>0</text:p>
          </table:table-cell>
          <table:table-cell table:formula="of:=[.UQ5]-([.UQ6]+[.UQ7])" office:value-type="float" office:value="-1" calcext:value-type="float">
            <text:p>-1</text:p>
          </table:table-cell>
          <table:table-cell table:formula="of:=[.UR5]-([.UR6]+[.UR7])" office:value-type="float" office:value="0" calcext:value-type="float">
            <text:p>0</text:p>
          </table:table-cell>
          <table:table-cell table:formula="of:=[.US5]-([.US6]+[.US7])" office:value-type="float" office:value="-1" calcext:value-type="float">
            <text:p>-1</text:p>
          </table:table-cell>
          <table:table-cell table:formula="of:=[.UT5]-([.UT6]+[.UT7])" office:value-type="float" office:value="0" calcext:value-type="float">
            <text:p>0</text:p>
          </table:table-cell>
          <table:table-cell table:formula="of:=[.UU5]-([.UU6]+[.UU7])" office:value-type="float" office:value="-1" calcext:value-type="float">
            <text:p>-1</text:p>
          </table:table-cell>
          <table:table-cell table:formula="of:=[.UV5]-([.UV6]+[.UV7])" office:value-type="float" office:value="0" calcext:value-type="float">
            <text:p>0</text:p>
          </table:table-cell>
          <table:table-cell table:formula="of:=[.UW5]-([.UW6]+[.UW7])" office:value-type="float" office:value="-1" calcext:value-type="float">
            <text:p>-1</text:p>
          </table:table-cell>
          <table:table-cell table:formula="of:=[.UX5]-([.UX6]+[.UX7])" office:value-type="float" office:value="0" calcext:value-type="float">
            <text:p>0</text:p>
          </table:table-cell>
          <table:table-cell table:formula="of:=[.UY5]-([.UY6]+[.UY7])" office:value-type="float" office:value="-1" calcext:value-type="float">
            <text:p>-1</text:p>
          </table:table-cell>
          <table:table-cell table:formula="of:=[.UZ5]-([.UZ6]+[.UZ7])" office:value-type="float" office:value="0" calcext:value-type="float">
            <text:p>0</text:p>
          </table:table-cell>
          <table:table-cell table:formula="of:=[.VA5]-([.VA6]+[.VA7])" office:value-type="float" office:value="-1" calcext:value-type="float">
            <text:p>-1</text:p>
          </table:table-cell>
          <table:table-cell table:formula="of:=[.VB5]-([.VB6]+[.VB7])" office:value-type="float" office:value="0" calcext:value-type="float">
            <text:p>0</text:p>
          </table:table-cell>
          <table:table-cell table:formula="of:=[.VC5]-([.VC6]+[.VC7])" office:value-type="float" office:value="-1" calcext:value-type="float">
            <text:p>-1</text:p>
          </table:table-cell>
          <table:table-cell table:formula="of:=[.VD5]-([.VD6]+[.VD7])" office:value-type="float" office:value="0" calcext:value-type="float">
            <text:p>0</text:p>
          </table:table-cell>
          <table:table-cell table:formula="of:=[.VE5]-([.VE6]+[.VE7])" office:value-type="float" office:value="-1" calcext:value-type="float">
            <text:p>-1</text:p>
          </table:table-cell>
          <table:table-cell table:formula="of:=[.VF5]-([.VF6]+[.VF7])" office:value-type="float" office:value="0" calcext:value-type="float">
            <text:p>0</text:p>
          </table:table-cell>
          <table:table-cell table:formula="of:=[.VG5]-([.VG6]+[.VG7])" office:value-type="float" office:value="-1" calcext:value-type="float">
            <text:p>-1</text:p>
          </table:table-cell>
          <table:table-cell table:formula="of:=[.VH5]-([.VH6]+[.VH7])" office:value-type="float" office:value="0" calcext:value-type="float">
            <text:p>0</text:p>
          </table:table-cell>
          <table:table-cell table:formula="of:=[.VI5]-([.VI6]+[.VI7])" office:value-type="float" office:value="-1" calcext:value-type="float">
            <text:p>-1</text:p>
          </table:table-cell>
          <table:table-cell table:formula="of:=[.VJ5]-([.VJ6]+[.VJ7])" office:value-type="float" office:value="0" calcext:value-type="float">
            <text:p>0</text:p>
          </table:table-cell>
          <table:table-cell table:formula="of:=[.VK5]-([.VK6]+[.VK7])" office:value-type="float" office:value="-1" calcext:value-type="float">
            <text:p>-1</text:p>
          </table:table-cell>
          <table:table-cell table:formula="of:=[.VL5]-([.VL6]+[.VL7])" office:value-type="float" office:value="0" calcext:value-type="float">
            <text:p>0</text:p>
          </table:table-cell>
          <table:table-cell table:formula="of:=[.VM5]-([.VM6]+[.VM7])" office:value-type="float" office:value="-1" calcext:value-type="float">
            <text:p>-1</text:p>
          </table:table-cell>
          <table:table-cell table:formula="of:=[.VN5]-([.VN6]+[.VN7])" office:value-type="float" office:value="0" calcext:value-type="float">
            <text:p>0</text:p>
          </table:table-cell>
          <table:table-cell table:formula="of:=[.VO5]-([.VO6]+[.VO7])" office:value-type="float" office:value="-1" calcext:value-type="float">
            <text:p>-1</text:p>
          </table:table-cell>
          <table:table-cell table:formula="of:=[.VP5]-([.VP6]+[.VP7])" office:value-type="float" office:value="0" calcext:value-type="float">
            <text:p>0</text:p>
          </table:table-cell>
          <table:table-cell table:formula="of:=[.VQ5]-([.VQ6]+[.VQ7])" office:value-type="float" office:value="-1" calcext:value-type="float">
            <text:p>-1</text:p>
          </table:table-cell>
          <table:table-cell table:formula="of:=[.VR5]-([.VR6]+[.VR7])" office:value-type="float" office:value="0" calcext:value-type="float">
            <text:p>0</text:p>
          </table:table-cell>
          <table:table-cell table:formula="of:=[.VS5]-([.VS6]+[.VS7])" office:value-type="float" office:value="-1" calcext:value-type="float">
            <text:p>-1</text:p>
          </table:table-cell>
          <table:table-cell table:formula="of:=[.VT5]-([.VT6]+[.VT7])" office:value-type="float" office:value="0" calcext:value-type="float">
            <text:p>0</text:p>
          </table:table-cell>
          <table:table-cell table:formula="of:=[.VU5]-([.VU6]+[.VU7])" office:value-type="float" office:value="-1" calcext:value-type="float">
            <text:p>-1</text:p>
          </table:table-cell>
          <table:table-cell table:formula="of:=[.VV5]-([.VV6]+[.VV7])" office:value-type="float" office:value="0" calcext:value-type="float">
            <text:p>0</text:p>
          </table:table-cell>
          <table:table-cell table:formula="of:=[.VW5]-([.VW6]+[.VW7])" office:value-type="float" office:value="-1" calcext:value-type="float">
            <text:p>-1</text:p>
          </table:table-cell>
          <table:table-cell table:formula="of:=[.VX5]-([.VX6]+[.VX7])" office:value-type="float" office:value="0" calcext:value-type="float">
            <text:p>0</text:p>
          </table:table-cell>
          <table:table-cell table:formula="of:=[.VY5]-([.VY6]+[.VY7])" office:value-type="float" office:value="-1" calcext:value-type="float">
            <text:p>-1</text:p>
          </table:table-cell>
          <table:table-cell table:formula="of:=[.VZ5]-([.VZ6]+[.VZ7])" office:value-type="float" office:value="0" calcext:value-type="float">
            <text:p>0</text:p>
          </table:table-cell>
          <table:table-cell table:formula="of:=[.WA5]-([.WA6]+[.WA7])" office:value-type="float" office:value="-1" calcext:value-type="float">
            <text:p>-1</text:p>
          </table:table-cell>
          <table:table-cell table:formula="of:=[.WB5]-([.WB6]+[.WB7])" office:value-type="float" office:value="0" calcext:value-type="float">
            <text:p>0</text:p>
          </table:table-cell>
          <table:table-cell table:formula="of:=[.WC5]-([.WC6]+[.WC7])" office:value-type="float" office:value="-1" calcext:value-type="float">
            <text:p>-1</text:p>
          </table:table-cell>
          <table:table-cell table:formula="of:=[.WD5]-([.WD6]+[.WD7])" office:value-type="float" office:value="0" calcext:value-type="float">
            <text:p>0</text:p>
          </table:table-cell>
          <table:table-cell table:formula="of:=[.WE5]-([.WE6]+[.WE7])" office:value-type="float" office:value="-1" calcext:value-type="float">
            <text:p>-1</text:p>
          </table:table-cell>
          <table:table-cell table:formula="of:=[.WF5]-([.WF6]+[.WF7])" office:value-type="float" office:value="0" calcext:value-type="float">
            <text:p>0</text:p>
          </table:table-cell>
          <table:table-cell table:formula="of:=[.WG5]-([.WG6]+[.WG7])" office:value-type="float" office:value="-1" calcext:value-type="float">
            <text:p>-1</text:p>
          </table:table-cell>
          <table:table-cell table:formula="of:=[.WH5]-([.WH6]+[.WH7])" office:value-type="float" office:value="0" calcext:value-type="float">
            <text:p>0</text:p>
          </table:table-cell>
          <table:table-cell table:formula="of:=[.WI5]-([.WI6]+[.WI7])" office:value-type="float" office:value="-1" calcext:value-type="float">
            <text:p>-1</text:p>
          </table:table-cell>
          <table:table-cell table:formula="of:=[.WJ5]-([.WJ6]+[.WJ7])" office:value-type="float" office:value="0" calcext:value-type="float">
            <text:p>0</text:p>
          </table:table-cell>
          <table:table-cell table:formula="of:=[.WK5]-([.WK6]+[.WK7])" office:value-type="float" office:value="-1" calcext:value-type="float">
            <text:p>-1</text:p>
          </table:table-cell>
        </table:table-row>
        <table:table-row table:style-name="ro1">
          <table:table-cell/>
          <table:table-cell table:formula="of:=INT([.$B$1]*[.B5])" office:value-type="float" office:value="200" calcext:value-type="float">
            <text:p>200</text:p>
          </table:table-cell>
          <table:table-cell table:formula="of:=INT([.$B$1]*[.C5])" office:value-type="float" office:value="160" calcext:value-type="float">
            <text:p>160</text:p>
          </table:table-cell>
          <table:table-cell table:formula="of:=INT([.$B$1]*[.D5])" office:value-type="float" office:value="128" calcext:value-type="float">
            <text:p>128</text:p>
          </table:table-cell>
          <table:table-cell table:formula="of:=INT([.$B$1]*[.E5])" office:value-type="float" office:value="102" calcext:value-type="float">
            <text:p>102</text:p>
          </table:table-cell>
          <table:table-cell table:formula="of:=INT([.$B$1]*[.F5])" office:value-type="float" office:value="82" calcext:value-type="float">
            <text:p>82</text:p>
          </table:table-cell>
          <table:table-cell table:formula="of:=INT([.$B$1]*[.G5])" office:value-type="float" office:value="65" calcext:value-type="float">
            <text:p>65</text:p>
          </table:table-cell>
          <table:table-cell table:formula="of:=INT([.$B$1]*[.H5])" office:value-type="float" office:value="52" calcext:value-type="float">
            <text:p>52</text:p>
          </table:table-cell>
          <table:table-cell table:formula="of:=INT([.$B$1]*[.I5])" office:value-type="float" office:value="42" calcext:value-type="float">
            <text:p>42</text:p>
          </table:table-cell>
          <table:table-cell table:formula="of:=INT([.$B$1]*[.J5])" office:value-type="float" office:value="33" calcext:value-type="float">
            <text:p>33</text:p>
          </table:table-cell>
          <table:table-cell table:formula="of:=INT([.$B$1]*[.K5])" office:value-type="float" office:value="27" calcext:value-type="float">
            <text:p>27</text:p>
          </table:table-cell>
          <table:table-cell table:formula="of:=INT([.$B$1]*[.L5])" office:value-type="float" office:value="21" calcext:value-type="float">
            <text:p>21</text:p>
          </table:table-cell>
          <table:table-cell table:formula="of:=INT([.$B$1]*[.M5])" office:value-type="float" office:value="17" calcext:value-type="float">
            <text:p>17</text:p>
          </table:table-cell>
          <table:table-cell table:formula="of:=INT([.$B$1]*[.N5])" office:value-type="float" office:value="14" calcext:value-type="float">
            <text:p>14</text:p>
          </table:table-cell>
          <table:table-cell table:formula="of:=INT([.$B$1]*[.O5])" office:value-type="float" office:value="11" calcext:value-type="float">
            <text:p>11</text:p>
          </table:table-cell>
          <table:table-cell table:formula="of:=INT([.$B$1]*[.P5])" office:value-type="float" office:value="9" calcext:value-type="float">
            <text:p>9</text:p>
          </table:table-cell>
          <table:table-cell table:formula="of:=INT([.$B$1]*[.Q5])" office:value-type="float" office:value="7" calcext:value-type="float">
            <text:p>7</text:p>
          </table:table-cell>
          <table:table-cell table:formula="of:=INT([.$B$1]*[.R5])" office:value-type="float" office:value="6" calcext:value-type="float">
            <text:p>6</text:p>
          </table:table-cell>
          <table:table-cell table:formula="of:=INT([.$B$1]*[.S5])" office:value-type="float" office:value="4" calcext:value-type="float">
            <text:p>4</text:p>
          </table:table-cell>
          <table:table-cell table:formula="of:=INT([.$B$1]*[.T5])" office:value-type="float" office:value="4" calcext:value-type="float">
            <text:p>4</text:p>
          </table:table-cell>
          <table:table-cell table:formula="of:=INT([.$B$1]*[.U5])" office:value-type="float" office:value="3" calcext:value-type="float">
            <text:p>3</text:p>
          </table:table-cell>
          <table:table-cell table:formula="of:=INT([.$B$1]*[.V5])" office:value-type="float" office:value="2" calcext:value-type="float">
            <text:p>2</text:p>
          </table:table-cell>
          <table:table-cell table:formula="of:=INT([.$B$1]*[.W5])" office:value-type="float" office:value="2" calcext:value-type="float">
            <text:p>2</text:p>
          </table:table-cell>
          <table:table-cell table:formula="of:=INT([.$B$1]*[.X5])" office:value-type="float" office:value="1" calcext:value-type="float">
            <text:p>1</text:p>
          </table:table-cell>
          <table:table-cell table:formula="of:=INT([.$B$1]*[.Y5])" office:value-type="float" office:value="1" calcext:value-type="float">
            <text:p>1</text:p>
          </table:table-cell>
          <table:table-cell table:formula="of:=INT([.$B$1]*[.Z5])" office:value-type="float" office:value="1" calcext:value-type="float">
            <text:p>1</text:p>
          </table:table-cell>
          <table:table-cell table:formula="of:=INT([.$B$1]*[.AA5])" office:value-type="float" office:value="1" calcext:value-type="float">
            <text:p>1</text:p>
          </table:table-cell>
          <table:table-cell table:formula="of:=INT([.$B$1]*[.AB5])" office:value-type="float" office:value="1" calcext:value-type="float">
            <text:p>1</text:p>
          </table:table-cell>
          <table:table-cell table:formula="of:=INT([.$B$1]*[.AC5])" office:value-type="float" office:value="0" calcext:value-type="float">
            <text:p>0</text:p>
          </table:table-cell>
          <table:table-cell table:formula="of:=INT([.$B$1]*[.AD5])" office:value-type="float" office:value="0" calcext:value-type="float">
            <text:p>0</text:p>
          </table:table-cell>
          <table:table-cell table:formula="of:=INT([.$B$1]*[.AE5])" office:value-type="float" office:value="0" calcext:value-type="float">
            <text:p>0</text:p>
          </table:table-cell>
          <table:table-cell table:formula="of:=INT([.$B$1]*[.AF5])" office:value-type="float" office:value="0" calcext:value-type="float">
            <text:p>0</text:p>
          </table:table-cell>
          <table:table-cell table:formula="of:=INT([.$B$1]*[.AG5])" office:value-type="float" office:value="0" calcext:value-type="float">
            <text:p>0</text:p>
          </table:table-cell>
          <table:table-cell table:formula="of:=INT([.$B$1]*[.AH5])" office:value-type="float" office:value="0" calcext:value-type="float">
            <text:p>0</text:p>
          </table:table-cell>
          <table:table-cell table:formula="of:=INT([.$B$1]*[.AI5])" office:value-type="float" office:value="0" calcext:value-type="float">
            <text:p>0</text:p>
          </table:table-cell>
          <table:table-cell table:formula="of:=INT([.$B$1]*[.AJ5])" office:value-type="float" office:value="0" calcext:value-type="float">
            <text:p>0</text:p>
          </table:table-cell>
          <table:table-cell table:formula="of:=INT([.$B$1]*[.AK5])" office:value-type="float" office:value="0" calcext:value-type="float">
            <text:p>0</text:p>
          </table:table-cell>
          <table:table-cell table:formula="of:=INT([.$B$1]*[.AL5])" office:value-type="float" office:value="-1" calcext:value-type="float">
            <text:p>-1</text:p>
          </table:table-cell>
          <table:table-cell table:formula="of:=INT([.$B$1]*[.AM5])" office:value-type="float" office:value="0" calcext:value-type="float">
            <text:p>0</text:p>
          </table:table-cell>
          <table:table-cell table:formula="of:=INT([.$B$1]*[.AN5])" office:value-type="float" office:value="-1" calcext:value-type="float">
            <text:p>-1</text:p>
          </table:table-cell>
          <table:table-cell table:formula="of:=INT([.$B$1]*[.AO5])" office:value-type="float" office:value="0" calcext:value-type="float">
            <text:p>0</text:p>
          </table:table-cell>
          <table:table-cell table:formula="of:=INT([.$B$1]*[.AP5])" office:value-type="float" office:value="-1" calcext:value-type="float">
            <text:p>-1</text:p>
          </table:table-cell>
          <table:table-cell table:formula="of:=INT([.$B$1]*[.AQ5])" office:value-type="float" office:value="0" calcext:value-type="float">
            <text:p>0</text:p>
          </table:table-cell>
          <table:table-cell table:formula="of:=INT([.$B$1]*[.AR5])" office:value-type="float" office:value="-1" calcext:value-type="float">
            <text:p>-1</text:p>
          </table:table-cell>
          <table:table-cell table:formula="of:=INT([.$B$1]*[.AS5])" office:value-type="float" office:value="0" calcext:value-type="float">
            <text:p>0</text:p>
          </table:table-cell>
          <table:table-cell table:formula="of:=INT([.$B$1]*[.AT5])" office:value-type="float" office:value="-1" calcext:value-type="float">
            <text:p>-1</text:p>
          </table:table-cell>
          <table:table-cell table:formula="of:=INT([.$B$1]*[.AU5])" office:value-type="float" office:value="0" calcext:value-type="float">
            <text:p>0</text:p>
          </table:table-cell>
          <table:table-cell table:formula="of:=INT([.$B$1]*[.AV5])" office:value-type="float" office:value="-1" calcext:value-type="float">
            <text:p>-1</text:p>
          </table:table-cell>
          <table:table-cell table:formula="of:=INT([.$B$1]*[.AW5])" office:value-type="float" office:value="0" calcext:value-type="float">
            <text:p>0</text:p>
          </table:table-cell>
          <table:table-cell table:formula="of:=INT([.$B$1]*[.AX5])" office:value-type="float" office:value="-1" calcext:value-type="float">
            <text:p>-1</text:p>
          </table:table-cell>
          <table:table-cell table:formula="of:=INT([.$B$1]*[.AY5])" office:value-type="float" office:value="0" calcext:value-type="float">
            <text:p>0</text:p>
          </table:table-cell>
          <table:table-cell table:formula="of:=INT([.$B$1]*[.AZ5])" office:value-type="float" office:value="-1" calcext:value-type="float">
            <text:p>-1</text:p>
          </table:table-cell>
          <table:table-cell table:formula="of:=INT([.$B$1]*[.BA5])" office:value-type="float" office:value="0" calcext:value-type="float">
            <text:p>0</text:p>
          </table:table-cell>
          <table:table-cell table:formula="of:=INT([.$B$1]*[.BB5])" office:value-type="float" office:value="-1" calcext:value-type="float">
            <text:p>-1</text:p>
          </table:table-cell>
          <table:table-cell table:formula="of:=INT([.$B$1]*[.BC5])" office:value-type="float" office:value="0" calcext:value-type="float">
            <text:p>0</text:p>
          </table:table-cell>
          <table:table-cell table:formula="of:=INT([.$B$1]*[.BD5])" office:value-type="float" office:value="-1" calcext:value-type="float">
            <text:p>-1</text:p>
          </table:table-cell>
          <table:table-cell table:formula="of:=INT([.$B$1]*[.BE5])" office:value-type="float" office:value="0" calcext:value-type="float">
            <text:p>0</text:p>
          </table:table-cell>
          <table:table-cell table:formula="of:=INT([.$B$1]*[.BF5])" office:value-type="float" office:value="-1" calcext:value-type="float">
            <text:p>-1</text:p>
          </table:table-cell>
          <table:table-cell table:formula="of:=INT([.$B$1]*[.BG5])" office:value-type="float" office:value="0" calcext:value-type="float">
            <text:p>0</text:p>
          </table:table-cell>
          <table:table-cell table:formula="of:=INT([.$B$1]*[.BH5])" office:value-type="float" office:value="-1" calcext:value-type="float">
            <text:p>-1</text:p>
          </table:table-cell>
          <table:table-cell table:formula="of:=INT([.$B$1]*[.BI5])" office:value-type="float" office:value="0" calcext:value-type="float">
            <text:p>0</text:p>
          </table:table-cell>
          <table:table-cell table:formula="of:=INT([.$B$1]*[.BJ5])" office:value-type="float" office:value="-1" calcext:value-type="float">
            <text:p>-1</text:p>
          </table:table-cell>
          <table:table-cell table:formula="of:=INT([.$B$1]*[.BK5])" office:value-type="float" office:value="0" calcext:value-type="float">
            <text:p>0</text:p>
          </table:table-cell>
          <table:table-cell table:formula="of:=INT([.$B$1]*[.BL5])" office:value-type="float" office:value="-1" calcext:value-type="float">
            <text:p>-1</text:p>
          </table:table-cell>
          <table:table-cell table:formula="of:=INT([.$B$1]*[.BM5])" office:value-type="float" office:value="0" calcext:value-type="float">
            <text:p>0</text:p>
          </table:table-cell>
          <table:table-cell table:formula="of:=INT([.$B$1]*[.BN5])" office:value-type="float" office:value="-1" calcext:value-type="float">
            <text:p>-1</text:p>
          </table:table-cell>
          <table:table-cell table:formula="of:=INT([.$B$1]*[.BO5])" office:value-type="float" office:value="0" calcext:value-type="float">
            <text:p>0</text:p>
          </table:table-cell>
          <table:table-cell table:formula="of:=INT([.$B$1]*[.BP5])" office:value-type="float" office:value="-1" calcext:value-type="float">
            <text:p>-1</text:p>
          </table:table-cell>
          <table:table-cell table:formula="of:=INT([.$B$1]*[.BQ5])" office:value-type="float" office:value="0" calcext:value-type="float">
            <text:p>0</text:p>
          </table:table-cell>
          <table:table-cell table:formula="of:=INT([.$B$1]*[.BR5])" office:value-type="float" office:value="-1" calcext:value-type="float">
            <text:p>-1</text:p>
          </table:table-cell>
          <table:table-cell table:formula="of:=INT([.$B$1]*[.BS5])" office:value-type="float" office:value="0" calcext:value-type="float">
            <text:p>0</text:p>
          </table:table-cell>
          <table:table-cell table:formula="of:=INT([.$B$1]*[.BT5])" office:value-type="float" office:value="-1" calcext:value-type="float">
            <text:p>-1</text:p>
          </table:table-cell>
          <table:table-cell table:formula="of:=INT([.$B$1]*[.BU5])" office:value-type="float" office:value="0" calcext:value-type="float">
            <text:p>0</text:p>
          </table:table-cell>
          <table:table-cell table:formula="of:=INT([.$B$1]*[.BV5])" office:value-type="float" office:value="-1" calcext:value-type="float">
            <text:p>-1</text:p>
          </table:table-cell>
          <table:table-cell table:formula="of:=INT([.$B$1]*[.BW5])" office:value-type="float" office:value="0" calcext:value-type="float">
            <text:p>0</text:p>
          </table:table-cell>
          <table:table-cell table:formula="of:=INT([.$B$1]*[.BX5])" office:value-type="float" office:value="-1" calcext:value-type="float">
            <text:p>-1</text:p>
          </table:table-cell>
          <table:table-cell table:formula="of:=INT([.$B$1]*[.BY5])" office:value-type="float" office:value="0" calcext:value-type="float">
            <text:p>0</text:p>
          </table:table-cell>
          <table:table-cell table:formula="of:=INT([.$B$1]*[.BZ5])" office:value-type="float" office:value="-1" calcext:value-type="float">
            <text:p>-1</text:p>
          </table:table-cell>
          <table:table-cell table:formula="of:=INT([.$B$1]*[.CA5])" office:value-type="float" office:value="0" calcext:value-type="float">
            <text:p>0</text:p>
          </table:table-cell>
          <table:table-cell table:formula="of:=INT([.$B$1]*[.CB5])" office:value-type="float" office:value="-1" calcext:value-type="float">
            <text:p>-1</text:p>
          </table:table-cell>
          <table:table-cell table:formula="of:=INT([.$B$1]*[.CC5])" office:value-type="float" office:value="0" calcext:value-type="float">
            <text:p>0</text:p>
          </table:table-cell>
          <table:table-cell table:formula="of:=INT([.$B$1]*[.CD5])" office:value-type="float" office:value="-1" calcext:value-type="float">
            <text:p>-1</text:p>
          </table:table-cell>
          <table:table-cell table:formula="of:=INT([.$B$1]*[.CE5])" office:value-type="float" office:value="0" calcext:value-type="float">
            <text:p>0</text:p>
          </table:table-cell>
          <table:table-cell table:formula="of:=INT([.$B$1]*[.CF5])" office:value-type="float" office:value="-1" calcext:value-type="float">
            <text:p>-1</text:p>
          </table:table-cell>
          <table:table-cell table:formula="of:=INT([.$B$1]*[.CG5])" office:value-type="float" office:value="0" calcext:value-type="float">
            <text:p>0</text:p>
          </table:table-cell>
          <table:table-cell table:formula="of:=INT([.$B$1]*[.CH5])" office:value-type="float" office:value="-1" calcext:value-type="float">
            <text:p>-1</text:p>
          </table:table-cell>
          <table:table-cell table:formula="of:=INT([.$B$1]*[.CI5])" office:value-type="float" office:value="0" calcext:value-type="float">
            <text:p>0</text:p>
          </table:table-cell>
          <table:table-cell table:formula="of:=INT([.$B$1]*[.CJ5])" office:value-type="float" office:value="-1" calcext:value-type="float">
            <text:p>-1</text:p>
          </table:table-cell>
          <table:table-cell table:formula="of:=INT([.$B$1]*[.CK5])" office:value-type="float" office:value="0" calcext:value-type="float">
            <text:p>0</text:p>
          </table:table-cell>
          <table:table-cell table:formula="of:=INT([.$B$1]*[.CL5])" office:value-type="float" office:value="-1" calcext:value-type="float">
            <text:p>-1</text:p>
          </table:table-cell>
          <table:table-cell table:formula="of:=INT([.$B$1]*[.CM5])" office:value-type="float" office:value="0" calcext:value-type="float">
            <text:p>0</text:p>
          </table:table-cell>
          <table:table-cell table:formula="of:=INT([.$B$1]*[.CN5])" office:value-type="float" office:value="-1" calcext:value-type="float">
            <text:p>-1</text:p>
          </table:table-cell>
          <table:table-cell table:formula="of:=INT([.$B$1]*[.CO5])" office:value-type="float" office:value="0" calcext:value-type="float">
            <text:p>0</text:p>
          </table:table-cell>
          <table:table-cell table:formula="of:=INT([.$B$1]*[.CP5])" office:value-type="float" office:value="-1" calcext:value-type="float">
            <text:p>-1</text:p>
          </table:table-cell>
          <table:table-cell table:formula="of:=INT([.$B$1]*[.CQ5])" office:value-type="float" office:value="0" calcext:value-type="float">
            <text:p>0</text:p>
          </table:table-cell>
          <table:table-cell table:formula="of:=INT([.$B$1]*[.CR5])" office:value-type="float" office:value="-1" calcext:value-type="float">
            <text:p>-1</text:p>
          </table:table-cell>
          <table:table-cell table:formula="of:=INT([.$B$1]*[.CS5])" office:value-type="float" office:value="0" calcext:value-type="float">
            <text:p>0</text:p>
          </table:table-cell>
          <table:table-cell table:formula="of:=INT([.$B$1]*[.CT5])" office:value-type="float" office:value="-1" calcext:value-type="float">
            <text:p>-1</text:p>
          </table:table-cell>
          <table:table-cell table:formula="of:=INT([.$B$1]*[.CU5])" office:value-type="float" office:value="0" calcext:value-type="float">
            <text:p>0</text:p>
          </table:table-cell>
          <table:table-cell table:formula="of:=INT([.$B$1]*[.CV5])" office:value-type="float" office:value="-1" calcext:value-type="float">
            <text:p>-1</text:p>
          </table:table-cell>
          <table:table-cell table:formula="of:=INT([.$B$1]*[.CW5])" office:value-type="float" office:value="0" calcext:value-type="float">
            <text:p>0</text:p>
          </table:table-cell>
          <table:table-cell table:formula="of:=INT([.$B$1]*[.CX5])" office:value-type="float" office:value="-1" calcext:value-type="float">
            <text:p>-1</text:p>
          </table:table-cell>
          <table:table-cell table:formula="of:=INT([.$B$1]*[.CY5])" office:value-type="float" office:value="0" calcext:value-type="float">
            <text:p>0</text:p>
          </table:table-cell>
          <table:table-cell table:formula="of:=INT([.$B$1]*[.CZ5])" office:value-type="float" office:value="-1" calcext:value-type="float">
            <text:p>-1</text:p>
          </table:table-cell>
          <table:table-cell table:formula="of:=INT([.$B$1]*[.DA5])" office:value-type="float" office:value="0" calcext:value-type="float">
            <text:p>0</text:p>
          </table:table-cell>
          <table:table-cell table:formula="of:=INT([.$B$1]*[.DB5])" office:value-type="float" office:value="-1" calcext:value-type="float">
            <text:p>-1</text:p>
          </table:table-cell>
          <table:table-cell table:formula="of:=INT([.$B$1]*[.DC5])" office:value-type="float" office:value="0" calcext:value-type="float">
            <text:p>0</text:p>
          </table:table-cell>
          <table:table-cell table:formula="of:=INT([.$B$1]*[.DD5])" office:value-type="float" office:value="-1" calcext:value-type="float">
            <text:p>-1</text:p>
          </table:table-cell>
          <table:table-cell table:formula="of:=INT([.$B$1]*[.DE5])" office:value-type="float" office:value="0" calcext:value-type="float">
            <text:p>0</text:p>
          </table:table-cell>
          <table:table-cell table:formula="of:=INT([.$B$1]*[.DF5])" office:value-type="float" office:value="-1" calcext:value-type="float">
            <text:p>-1</text:p>
          </table:table-cell>
          <table:table-cell table:formula="of:=INT([.$B$1]*[.DG5])" office:value-type="float" office:value="0" calcext:value-type="float">
            <text:p>0</text:p>
          </table:table-cell>
          <table:table-cell table:formula="of:=INT([.$B$1]*[.DH5])" office:value-type="float" office:value="-1" calcext:value-type="float">
            <text:p>-1</text:p>
          </table:table-cell>
          <table:table-cell table:formula="of:=INT([.$B$1]*[.DI5])" office:value-type="float" office:value="0" calcext:value-type="float">
            <text:p>0</text:p>
          </table:table-cell>
          <table:table-cell table:formula="of:=INT([.$B$1]*[.DJ5])" office:value-type="float" office:value="-1" calcext:value-type="float">
            <text:p>-1</text:p>
          </table:table-cell>
          <table:table-cell table:formula="of:=INT([.$B$1]*[.DK5])" office:value-type="float" office:value="0" calcext:value-type="float">
            <text:p>0</text:p>
          </table:table-cell>
          <table:table-cell table:formula="of:=INT([.$B$1]*[.DL5])" office:value-type="float" office:value="-1" calcext:value-type="float">
            <text:p>-1</text:p>
          </table:table-cell>
          <table:table-cell table:formula="of:=INT([.$B$1]*[.DM5])" office:value-type="float" office:value="0" calcext:value-type="float">
            <text:p>0</text:p>
          </table:table-cell>
          <table:table-cell table:formula="of:=INT([.$B$1]*[.DN5])" office:value-type="float" office:value="-1" calcext:value-type="float">
            <text:p>-1</text:p>
          </table:table-cell>
          <table:table-cell table:formula="of:=INT([.$B$1]*[.DO5])" office:value-type="float" office:value="0" calcext:value-type="float">
            <text:p>0</text:p>
          </table:table-cell>
          <table:table-cell table:formula="of:=INT([.$B$1]*[.DP5])" office:value-type="float" office:value="-1" calcext:value-type="float">
            <text:p>-1</text:p>
          </table:table-cell>
          <table:table-cell table:formula="of:=INT([.$B$1]*[.DQ5])" office:value-type="float" office:value="0" calcext:value-type="float">
            <text:p>0</text:p>
          </table:table-cell>
          <table:table-cell table:formula="of:=INT([.$B$1]*[.DR5])" office:value-type="float" office:value="-1" calcext:value-type="float">
            <text:p>-1</text:p>
          </table:table-cell>
          <table:table-cell table:formula="of:=INT([.$B$1]*[.DS5])" office:value-type="float" office:value="0" calcext:value-type="float">
            <text:p>0</text:p>
          </table:table-cell>
          <table:table-cell table:formula="of:=INT([.$B$1]*[.DT5])" office:value-type="float" office:value="-1" calcext:value-type="float">
            <text:p>-1</text:p>
          </table:table-cell>
          <table:table-cell table:formula="of:=INT([.$B$1]*[.DU5])" office:value-type="float" office:value="0" calcext:value-type="float">
            <text:p>0</text:p>
          </table:table-cell>
          <table:table-cell table:formula="of:=INT([.$B$1]*[.DV5])" office:value-type="float" office:value="-1" calcext:value-type="float">
            <text:p>-1</text:p>
          </table:table-cell>
          <table:table-cell table:formula="of:=INT([.$B$1]*[.DW5])" office:value-type="float" office:value="0" calcext:value-type="float">
            <text:p>0</text:p>
          </table:table-cell>
          <table:table-cell table:formula="of:=INT([.$B$1]*[.DX5])" office:value-type="float" office:value="-1" calcext:value-type="float">
            <text:p>-1</text:p>
          </table:table-cell>
          <table:table-cell table:formula="of:=INT([.$B$1]*[.DY5])" office:value-type="float" office:value="0" calcext:value-type="float">
            <text:p>0</text:p>
          </table:table-cell>
          <table:table-cell table:formula="of:=INT([.$B$1]*[.DZ5])" office:value-type="float" office:value="-1" calcext:value-type="float">
            <text:p>-1</text:p>
          </table:table-cell>
          <table:table-cell table:formula="of:=INT([.$B$1]*[.EA5])" office:value-type="float" office:value="0" calcext:value-type="float">
            <text:p>0</text:p>
          </table:table-cell>
          <table:table-cell table:formula="of:=INT([.$B$1]*[.EB5])" office:value-type="float" office:value="-1" calcext:value-type="float">
            <text:p>-1</text:p>
          </table:table-cell>
          <table:table-cell table:formula="of:=INT([.$B$1]*[.EC5])" office:value-type="float" office:value="0" calcext:value-type="float">
            <text:p>0</text:p>
          </table:table-cell>
          <table:table-cell table:formula="of:=INT([.$B$1]*[.ED5])" office:value-type="float" office:value="-1" calcext:value-type="float">
            <text:p>-1</text:p>
          </table:table-cell>
          <table:table-cell table:formula="of:=INT([.$B$1]*[.EE5])" office:value-type="float" office:value="0" calcext:value-type="float">
            <text:p>0</text:p>
          </table:table-cell>
          <table:table-cell table:formula="of:=INT([.$B$1]*[.EF5])" office:value-type="float" office:value="-1" calcext:value-type="float">
            <text:p>-1</text:p>
          </table:table-cell>
          <table:table-cell table:formula="of:=INT([.$B$1]*[.EG5])" office:value-type="float" office:value="0" calcext:value-type="float">
            <text:p>0</text:p>
          </table:table-cell>
          <table:table-cell table:formula="of:=INT([.$B$1]*[.EH5])" office:value-type="float" office:value="-1" calcext:value-type="float">
            <text:p>-1</text:p>
          </table:table-cell>
          <table:table-cell table:formula="of:=INT([.$B$1]*[.EI5])" office:value-type="float" office:value="0" calcext:value-type="float">
            <text:p>0</text:p>
          </table:table-cell>
          <table:table-cell table:formula="of:=INT([.$B$1]*[.EJ5])" office:value-type="float" office:value="-1" calcext:value-type="float">
            <text:p>-1</text:p>
          </table:table-cell>
          <table:table-cell table:formula="of:=INT([.$B$1]*[.EK5])" office:value-type="float" office:value="0" calcext:value-type="float">
            <text:p>0</text:p>
          </table:table-cell>
          <table:table-cell table:formula="of:=INT([.$B$1]*[.EL5])" office:value-type="float" office:value="-1" calcext:value-type="float">
            <text:p>-1</text:p>
          </table:table-cell>
          <table:table-cell table:formula="of:=INT([.$B$1]*[.EM5])" office:value-type="float" office:value="0" calcext:value-type="float">
            <text:p>0</text:p>
          </table:table-cell>
          <table:table-cell table:formula="of:=INT([.$B$1]*[.EN5])" office:value-type="float" office:value="-1" calcext:value-type="float">
            <text:p>-1</text:p>
          </table:table-cell>
          <table:table-cell table:formula="of:=INT([.$B$1]*[.EO5])" office:value-type="float" office:value="0" calcext:value-type="float">
            <text:p>0</text:p>
          </table:table-cell>
          <table:table-cell table:formula="of:=INT([.$B$1]*[.EP5])" office:value-type="float" office:value="-1" calcext:value-type="float">
            <text:p>-1</text:p>
          </table:table-cell>
          <table:table-cell table:formula="of:=INT([.$B$1]*[.EQ5])" office:value-type="float" office:value="0" calcext:value-type="float">
            <text:p>0</text:p>
          </table:table-cell>
          <table:table-cell table:formula="of:=INT([.$B$1]*[.ER5])" office:value-type="float" office:value="-1" calcext:value-type="float">
            <text:p>-1</text:p>
          </table:table-cell>
          <table:table-cell table:formula="of:=INT([.$B$1]*[.ES5])" office:value-type="float" office:value="0" calcext:value-type="float">
            <text:p>0</text:p>
          </table:table-cell>
          <table:table-cell table:formula="of:=INT([.$B$1]*[.ET5])" office:value-type="float" office:value="-1" calcext:value-type="float">
            <text:p>-1</text:p>
          </table:table-cell>
          <table:table-cell table:formula="of:=INT([.$B$1]*[.EU5])" office:value-type="float" office:value="0" calcext:value-type="float">
            <text:p>0</text:p>
          </table:table-cell>
          <table:table-cell table:formula="of:=INT([.$B$1]*[.EV5])" office:value-type="float" office:value="-1" calcext:value-type="float">
            <text:p>-1</text:p>
          </table:table-cell>
          <table:table-cell table:formula="of:=INT([.$B$1]*[.EW5])" office:value-type="float" office:value="0" calcext:value-type="float">
            <text:p>0</text:p>
          </table:table-cell>
          <table:table-cell table:formula="of:=INT([.$B$1]*[.EX5])" office:value-type="float" office:value="-1" calcext:value-type="float">
            <text:p>-1</text:p>
          </table:table-cell>
          <table:table-cell table:formula="of:=INT([.$B$1]*[.EY5])" office:value-type="float" office:value="0" calcext:value-type="float">
            <text:p>0</text:p>
          </table:table-cell>
          <table:table-cell table:formula="of:=INT([.$B$1]*[.EZ5])" office:value-type="float" office:value="-1" calcext:value-type="float">
            <text:p>-1</text:p>
          </table:table-cell>
          <table:table-cell table:formula="of:=INT([.$B$1]*[.FA5])" office:value-type="float" office:value="0" calcext:value-type="float">
            <text:p>0</text:p>
          </table:table-cell>
          <table:table-cell table:formula="of:=INT([.$B$1]*[.FB5])" office:value-type="float" office:value="-1" calcext:value-type="float">
            <text:p>-1</text:p>
          </table:table-cell>
          <table:table-cell table:formula="of:=INT([.$B$1]*[.FC5])" office:value-type="float" office:value="0" calcext:value-type="float">
            <text:p>0</text:p>
          </table:table-cell>
          <table:table-cell table:formula="of:=INT([.$B$1]*[.FD5])" office:value-type="float" office:value="-1" calcext:value-type="float">
            <text:p>-1</text:p>
          </table:table-cell>
          <table:table-cell table:formula="of:=INT([.$B$1]*[.FE5])" office:value-type="float" office:value="0" calcext:value-type="float">
            <text:p>0</text:p>
          </table:table-cell>
          <table:table-cell table:formula="of:=INT([.$B$1]*[.FF5])" office:value-type="float" office:value="-1" calcext:value-type="float">
            <text:p>-1</text:p>
          </table:table-cell>
          <table:table-cell table:formula="of:=INT([.$B$1]*[.FG5])" office:value-type="float" office:value="0" calcext:value-type="float">
            <text:p>0</text:p>
          </table:table-cell>
          <table:table-cell table:formula="of:=INT([.$B$1]*[.FH5])" office:value-type="float" office:value="-1" calcext:value-type="float">
            <text:p>-1</text:p>
          </table:table-cell>
          <table:table-cell table:formula="of:=INT([.$B$1]*[.FI5])" office:value-type="float" office:value="0" calcext:value-type="float">
            <text:p>0</text:p>
          </table:table-cell>
          <table:table-cell table:formula="of:=INT([.$B$1]*[.FJ5])" office:value-type="float" office:value="-1" calcext:value-type="float">
            <text:p>-1</text:p>
          </table:table-cell>
          <table:table-cell table:formula="of:=INT([.$B$1]*[.FK5])" office:value-type="float" office:value="0" calcext:value-type="float">
            <text:p>0</text:p>
          </table:table-cell>
          <table:table-cell table:formula="of:=INT([.$B$1]*[.FL5])" office:value-type="float" office:value="-1" calcext:value-type="float">
            <text:p>-1</text:p>
          </table:table-cell>
          <table:table-cell table:formula="of:=INT([.$B$1]*[.FM5])" office:value-type="float" office:value="0" calcext:value-type="float">
            <text:p>0</text:p>
          </table:table-cell>
          <table:table-cell table:formula="of:=INT([.$B$1]*[.FN5])" office:value-type="float" office:value="-1" calcext:value-type="float">
            <text:p>-1</text:p>
          </table:table-cell>
          <table:table-cell table:formula="of:=INT([.$B$1]*[.FO5])" office:value-type="float" office:value="0" calcext:value-type="float">
            <text:p>0</text:p>
          </table:table-cell>
          <table:table-cell table:formula="of:=INT([.$B$1]*[.FP5])" office:value-type="float" office:value="-1" calcext:value-type="float">
            <text:p>-1</text:p>
          </table:table-cell>
          <table:table-cell table:formula="of:=INT([.$B$1]*[.FQ5])" office:value-type="float" office:value="0" calcext:value-type="float">
            <text:p>0</text:p>
          </table:table-cell>
          <table:table-cell table:formula="of:=INT([.$B$1]*[.FR5])" office:value-type="float" office:value="-1" calcext:value-type="float">
            <text:p>-1</text:p>
          </table:table-cell>
          <table:table-cell table:formula="of:=INT([.$B$1]*[.FS5])" office:value-type="float" office:value="0" calcext:value-type="float">
            <text:p>0</text:p>
          </table:table-cell>
          <table:table-cell table:formula="of:=INT([.$B$1]*[.FT5])" office:value-type="float" office:value="-1" calcext:value-type="float">
            <text:p>-1</text:p>
          </table:table-cell>
          <table:table-cell table:formula="of:=INT([.$B$1]*[.FU5])" office:value-type="float" office:value="0" calcext:value-type="float">
            <text:p>0</text:p>
          </table:table-cell>
          <table:table-cell table:formula="of:=INT([.$B$1]*[.FV5])" office:value-type="float" office:value="-1" calcext:value-type="float">
            <text:p>-1</text:p>
          </table:table-cell>
          <table:table-cell table:formula="of:=INT([.$B$1]*[.FW5])" office:value-type="float" office:value="0" calcext:value-type="float">
            <text:p>0</text:p>
          </table:table-cell>
          <table:table-cell table:formula="of:=INT([.$B$1]*[.FX5])" office:value-type="float" office:value="-1" calcext:value-type="float">
            <text:p>-1</text:p>
          </table:table-cell>
          <table:table-cell table:formula="of:=INT([.$B$1]*[.FY5])" office:value-type="float" office:value="0" calcext:value-type="float">
            <text:p>0</text:p>
          </table:table-cell>
          <table:table-cell table:formula="of:=INT([.$B$1]*[.FZ5])" office:value-type="float" office:value="-1" calcext:value-type="float">
            <text:p>-1</text:p>
          </table:table-cell>
          <table:table-cell table:formula="of:=INT([.$B$1]*[.GA5])" office:value-type="float" office:value="0" calcext:value-type="float">
            <text:p>0</text:p>
          </table:table-cell>
          <table:table-cell table:formula="of:=INT([.$B$1]*[.GB5])" office:value-type="float" office:value="-1" calcext:value-type="float">
            <text:p>-1</text:p>
          </table:table-cell>
          <table:table-cell table:formula="of:=INT([.$B$1]*[.GC5])" office:value-type="float" office:value="0" calcext:value-type="float">
            <text:p>0</text:p>
          </table:table-cell>
          <table:table-cell table:formula="of:=INT([.$B$1]*[.GD5])" office:value-type="float" office:value="-1" calcext:value-type="float">
            <text:p>-1</text:p>
          </table:table-cell>
          <table:table-cell table:formula="of:=INT([.$B$1]*[.GE5])" office:value-type="float" office:value="0" calcext:value-type="float">
            <text:p>0</text:p>
          </table:table-cell>
          <table:table-cell table:formula="of:=INT([.$B$1]*[.GF5])" office:value-type="float" office:value="-1" calcext:value-type="float">
            <text:p>-1</text:p>
          </table:table-cell>
          <table:table-cell table:formula="of:=INT([.$B$1]*[.GG5])" office:value-type="float" office:value="0" calcext:value-type="float">
            <text:p>0</text:p>
          </table:table-cell>
          <table:table-cell table:formula="of:=INT([.$B$1]*[.GH5])" office:value-type="float" office:value="-1" calcext:value-type="float">
            <text:p>-1</text:p>
          </table:table-cell>
          <table:table-cell table:formula="of:=INT([.$B$1]*[.GI5])" office:value-type="float" office:value="0" calcext:value-type="float">
            <text:p>0</text:p>
          </table:table-cell>
          <table:table-cell table:formula="of:=INT([.$B$1]*[.GJ5])" office:value-type="float" office:value="-1" calcext:value-type="float">
            <text:p>-1</text:p>
          </table:table-cell>
          <table:table-cell table:formula="of:=INT([.$B$1]*[.GK5])" office:value-type="float" office:value="0" calcext:value-type="float">
            <text:p>0</text:p>
          </table:table-cell>
          <table:table-cell table:formula="of:=INT([.$B$1]*[.GL5])" office:value-type="float" office:value="-1" calcext:value-type="float">
            <text:p>-1</text:p>
          </table:table-cell>
          <table:table-cell table:formula="of:=INT([.$B$1]*[.GM5])" office:value-type="float" office:value="0" calcext:value-type="float">
            <text:p>0</text:p>
          </table:table-cell>
          <table:table-cell table:formula="of:=INT([.$B$1]*[.GN5])" office:value-type="float" office:value="-1" calcext:value-type="float">
            <text:p>-1</text:p>
          </table:table-cell>
          <table:table-cell table:formula="of:=INT([.$B$1]*[.GO5])" office:value-type="float" office:value="0" calcext:value-type="float">
            <text:p>0</text:p>
          </table:table-cell>
          <table:table-cell table:formula="of:=INT([.$B$1]*[.GP5])" office:value-type="float" office:value="-1" calcext:value-type="float">
            <text:p>-1</text:p>
          </table:table-cell>
          <table:table-cell table:formula="of:=INT([.$B$1]*[.GQ5])" office:value-type="float" office:value="0" calcext:value-type="float">
            <text:p>0</text:p>
          </table:table-cell>
          <table:table-cell table:formula="of:=INT([.$B$1]*[.GR5])" office:value-type="float" office:value="-1" calcext:value-type="float">
            <text:p>-1</text:p>
          </table:table-cell>
          <table:table-cell table:formula="of:=INT([.$B$1]*[.GS5])" office:value-type="float" office:value="0" calcext:value-type="float">
            <text:p>0</text:p>
          </table:table-cell>
          <table:table-cell table:formula="of:=INT([.$B$1]*[.GT5])" office:value-type="float" office:value="-1" calcext:value-type="float">
            <text:p>-1</text:p>
          </table:table-cell>
          <table:table-cell table:formula="of:=INT([.$B$1]*[.GU5])" office:value-type="float" office:value="0" calcext:value-type="float">
            <text:p>0</text:p>
          </table:table-cell>
          <table:table-cell table:formula="of:=INT([.$B$1]*[.GV5])" office:value-type="float" office:value="-1" calcext:value-type="float">
            <text:p>-1</text:p>
          </table:table-cell>
          <table:table-cell table:formula="of:=INT([.$B$1]*[.GW5])" office:value-type="float" office:value="0" calcext:value-type="float">
            <text:p>0</text:p>
          </table:table-cell>
          <table:table-cell table:formula="of:=INT([.$B$1]*[.GX5])" office:value-type="float" office:value="-1" calcext:value-type="float">
            <text:p>-1</text:p>
          </table:table-cell>
          <table:table-cell table:formula="of:=INT([.$B$1]*[.GY5])" office:value-type="float" office:value="0" calcext:value-type="float">
            <text:p>0</text:p>
          </table:table-cell>
          <table:table-cell table:formula="of:=INT([.$B$1]*[.GZ5])" office:value-type="float" office:value="-1" calcext:value-type="float">
            <text:p>-1</text:p>
          </table:table-cell>
          <table:table-cell table:formula="of:=INT([.$B$1]*[.HA5])" office:value-type="float" office:value="0" calcext:value-type="float">
            <text:p>0</text:p>
          </table:table-cell>
          <table:table-cell table:formula="of:=INT([.$B$1]*[.HB5])" office:value-type="float" office:value="-1" calcext:value-type="float">
            <text:p>-1</text:p>
          </table:table-cell>
          <table:table-cell table:formula="of:=INT([.$B$1]*[.HC5])" office:value-type="float" office:value="0" calcext:value-type="float">
            <text:p>0</text:p>
          </table:table-cell>
          <table:table-cell table:formula="of:=INT([.$B$1]*[.HD5])" office:value-type="float" office:value="-1" calcext:value-type="float">
            <text:p>-1</text:p>
          </table:table-cell>
          <table:table-cell table:formula="of:=INT([.$B$1]*[.HE5])" office:value-type="float" office:value="0" calcext:value-type="float">
            <text:p>0</text:p>
          </table:table-cell>
          <table:table-cell table:formula="of:=INT([.$B$1]*[.HF5])" office:value-type="float" office:value="-1" calcext:value-type="float">
            <text:p>-1</text:p>
          </table:table-cell>
          <table:table-cell table:formula="of:=INT([.$B$1]*[.HG5])" office:value-type="float" office:value="0" calcext:value-type="float">
            <text:p>0</text:p>
          </table:table-cell>
          <table:table-cell table:formula="of:=INT([.$B$1]*[.HH5])" office:value-type="float" office:value="-1" calcext:value-type="float">
            <text:p>-1</text:p>
          </table:table-cell>
          <table:table-cell table:formula="of:=INT([.$B$1]*[.HI5])" office:value-type="float" office:value="0" calcext:value-type="float">
            <text:p>0</text:p>
          </table:table-cell>
          <table:table-cell table:formula="of:=INT([.$B$1]*[.HJ5])" office:value-type="float" office:value="-1" calcext:value-type="float">
            <text:p>-1</text:p>
          </table:table-cell>
          <table:table-cell table:formula="of:=INT([.$B$1]*[.HK5])" office:value-type="float" office:value="0" calcext:value-type="float">
            <text:p>0</text:p>
          </table:table-cell>
          <table:table-cell table:formula="of:=INT([.$B$1]*[.HL5])" office:value-type="float" office:value="-1" calcext:value-type="float">
            <text:p>-1</text:p>
          </table:table-cell>
          <table:table-cell table:formula="of:=INT([.$B$1]*[.HM5])" office:value-type="float" office:value="0" calcext:value-type="float">
            <text:p>0</text:p>
          </table:table-cell>
          <table:table-cell table:formula="of:=INT([.$B$1]*[.HN5])" office:value-type="float" office:value="-1" calcext:value-type="float">
            <text:p>-1</text:p>
          </table:table-cell>
          <table:table-cell table:formula="of:=INT([.$B$1]*[.HO5])" office:value-type="float" office:value="0" calcext:value-type="float">
            <text:p>0</text:p>
          </table:table-cell>
          <table:table-cell table:formula="of:=INT([.$B$1]*[.HP5])" office:value-type="float" office:value="-1" calcext:value-type="float">
            <text:p>-1</text:p>
          </table:table-cell>
          <table:table-cell table:formula="of:=INT([.$B$1]*[.HQ5])" office:value-type="float" office:value="0" calcext:value-type="float">
            <text:p>0</text:p>
          </table:table-cell>
          <table:table-cell table:formula="of:=INT([.$B$1]*[.HR5])" office:value-type="float" office:value="-1" calcext:value-type="float">
            <text:p>-1</text:p>
          </table:table-cell>
          <table:table-cell table:formula="of:=INT([.$B$1]*[.HS5])" office:value-type="float" office:value="0" calcext:value-type="float">
            <text:p>0</text:p>
          </table:table-cell>
          <table:table-cell table:formula="of:=INT([.$B$1]*[.HT5])" office:value-type="float" office:value="-1" calcext:value-type="float">
            <text:p>-1</text:p>
          </table:table-cell>
          <table:table-cell table:formula="of:=INT([.$B$1]*[.HU5])" office:value-type="float" office:value="0" calcext:value-type="float">
            <text:p>0</text:p>
          </table:table-cell>
          <table:table-cell table:formula="of:=INT([.$B$1]*[.HV5])" office:value-type="float" office:value="-1" calcext:value-type="float">
            <text:p>-1</text:p>
          </table:table-cell>
          <table:table-cell table:formula="of:=INT([.$B$1]*[.HW5])" office:value-type="float" office:value="0" calcext:value-type="float">
            <text:p>0</text:p>
          </table:table-cell>
          <table:table-cell table:formula="of:=INT([.$B$1]*[.HX5])" office:value-type="float" office:value="-1" calcext:value-type="float">
            <text:p>-1</text:p>
          </table:table-cell>
          <table:table-cell table:formula="of:=INT([.$B$1]*[.HY5])" office:value-type="float" office:value="0" calcext:value-type="float">
            <text:p>0</text:p>
          </table:table-cell>
          <table:table-cell table:formula="of:=INT([.$B$1]*[.HZ5])" office:value-type="float" office:value="-1" calcext:value-type="float">
            <text:p>-1</text:p>
          </table:table-cell>
          <table:table-cell table:formula="of:=INT([.$B$1]*[.IA5])" office:value-type="float" office:value="0" calcext:value-type="float">
            <text:p>0</text:p>
          </table:table-cell>
          <table:table-cell table:formula="of:=INT([.$B$1]*[.IB5])" office:value-type="float" office:value="-1" calcext:value-type="float">
            <text:p>-1</text:p>
          </table:table-cell>
          <table:table-cell table:formula="of:=INT([.$B$1]*[.IC5])" office:value-type="float" office:value="0" calcext:value-type="float">
            <text:p>0</text:p>
          </table:table-cell>
          <table:table-cell table:formula="of:=INT([.$B$1]*[.ID5])" office:value-type="float" office:value="-1" calcext:value-type="float">
            <text:p>-1</text:p>
          </table:table-cell>
          <table:table-cell table:formula="of:=INT([.$B$1]*[.IE5])" office:value-type="float" office:value="0" calcext:value-type="float">
            <text:p>0</text:p>
          </table:table-cell>
          <table:table-cell table:formula="of:=INT([.$B$1]*[.IF5])" office:value-type="float" office:value="-1" calcext:value-type="float">
            <text:p>-1</text:p>
          </table:table-cell>
          <table:table-cell table:formula="of:=INT([.$B$1]*[.IG5])" office:value-type="float" office:value="0" calcext:value-type="float">
            <text:p>0</text:p>
          </table:table-cell>
          <table:table-cell table:formula="of:=INT([.$B$1]*[.IH5])" office:value-type="float" office:value="-1" calcext:value-type="float">
            <text:p>-1</text:p>
          </table:table-cell>
          <table:table-cell table:formula="of:=INT([.$B$1]*[.II5])" office:value-type="float" office:value="0" calcext:value-type="float">
            <text:p>0</text:p>
          </table:table-cell>
          <table:table-cell table:formula="of:=INT([.$B$1]*[.IJ5])" office:value-type="float" office:value="-1" calcext:value-type="float">
            <text:p>-1</text:p>
          </table:table-cell>
          <table:table-cell table:formula="of:=INT([.$B$1]*[.IK5])" office:value-type="float" office:value="0" calcext:value-type="float">
            <text:p>0</text:p>
          </table:table-cell>
          <table:table-cell table:formula="of:=INT([.$B$1]*[.IL5])" office:value-type="float" office:value="-1" calcext:value-type="float">
            <text:p>-1</text:p>
          </table:table-cell>
          <table:table-cell table:formula="of:=INT([.$B$1]*[.IM5])" office:value-type="float" office:value="0" calcext:value-type="float">
            <text:p>0</text:p>
          </table:table-cell>
          <table:table-cell table:formula="of:=INT([.$B$1]*[.IN5])" office:value-type="float" office:value="-1" calcext:value-type="float">
            <text:p>-1</text:p>
          </table:table-cell>
          <table:table-cell table:formula="of:=INT([.$B$1]*[.IO5])" office:value-type="float" office:value="0" calcext:value-type="float">
            <text:p>0</text:p>
          </table:table-cell>
          <table:table-cell table:formula="of:=INT([.$B$1]*[.IP5])" office:value-type="float" office:value="-1" calcext:value-type="float">
            <text:p>-1</text:p>
          </table:table-cell>
          <table:table-cell table:formula="of:=INT([.$B$1]*[.IQ5])" office:value-type="float" office:value="0" calcext:value-type="float">
            <text:p>0</text:p>
          </table:table-cell>
          <table:table-cell table:formula="of:=INT([.$B$1]*[.IR5])" office:value-type="float" office:value="-1" calcext:value-type="float">
            <text:p>-1</text:p>
          </table:table-cell>
          <table:table-cell table:formula="of:=INT([.$B$1]*[.IS5])" office:value-type="float" office:value="0" calcext:value-type="float">
            <text:p>0</text:p>
          </table:table-cell>
          <table:table-cell table:formula="of:=INT([.$B$1]*[.IT5])" office:value-type="float" office:value="-1" calcext:value-type="float">
            <text:p>-1</text:p>
          </table:table-cell>
          <table:table-cell table:formula="of:=INT([.$B$1]*[.IU5])" office:value-type="float" office:value="0" calcext:value-type="float">
            <text:p>0</text:p>
          </table:table-cell>
          <table:table-cell table:formula="of:=INT([.$B$1]*[.IV5])" office:value-type="float" office:value="-1" calcext:value-type="float">
            <text:p>-1</text:p>
          </table:table-cell>
          <table:table-cell table:formula="of:=INT([.$B$1]*[.IW5])" office:value-type="float" office:value="0" calcext:value-type="float">
            <text:p>0</text:p>
          </table:table-cell>
          <table:table-cell table:formula="of:=INT([.$B$1]*[.IX5])" office:value-type="float" office:value="-1" calcext:value-type="float">
            <text:p>-1</text:p>
          </table:table-cell>
          <table:table-cell table:formula="of:=INT([.$B$1]*[.IY5])" office:value-type="float" office:value="0" calcext:value-type="float">
            <text:p>0</text:p>
          </table:table-cell>
          <table:table-cell table:formula="of:=INT([.$B$1]*[.IZ5])" office:value-type="float" office:value="-1" calcext:value-type="float">
            <text:p>-1</text:p>
          </table:table-cell>
          <table:table-cell table:formula="of:=INT([.$B$1]*[.JA5])" office:value-type="float" office:value="0" calcext:value-type="float">
            <text:p>0</text:p>
          </table:table-cell>
          <table:table-cell table:formula="of:=INT([.$B$1]*[.JB5])" office:value-type="float" office:value="-1" calcext:value-type="float">
            <text:p>-1</text:p>
          </table:table-cell>
          <table:table-cell table:formula="of:=INT([.$B$1]*[.JC5])" office:value-type="float" office:value="0" calcext:value-type="float">
            <text:p>0</text:p>
          </table:table-cell>
          <table:table-cell table:formula="of:=INT([.$B$1]*[.JD5])" office:value-type="float" office:value="-1" calcext:value-type="float">
            <text:p>-1</text:p>
          </table:table-cell>
          <table:table-cell table:formula="of:=INT([.$B$1]*[.JE5])" office:value-type="float" office:value="0" calcext:value-type="float">
            <text:p>0</text:p>
          </table:table-cell>
          <table:table-cell table:formula="of:=INT([.$B$1]*[.JF5])" office:value-type="float" office:value="-1" calcext:value-type="float">
            <text:p>-1</text:p>
          </table:table-cell>
          <table:table-cell table:formula="of:=INT([.$B$1]*[.JG5])" office:value-type="float" office:value="0" calcext:value-type="float">
            <text:p>0</text:p>
          </table:table-cell>
          <table:table-cell table:formula="of:=INT([.$B$1]*[.JH5])" office:value-type="float" office:value="-1" calcext:value-type="float">
            <text:p>-1</text:p>
          </table:table-cell>
          <table:table-cell table:formula="of:=INT([.$B$1]*[.JI5])" office:value-type="float" office:value="0" calcext:value-type="float">
            <text:p>0</text:p>
          </table:table-cell>
          <table:table-cell table:formula="of:=INT([.$B$1]*[.JJ5])" office:value-type="float" office:value="-1" calcext:value-type="float">
            <text:p>-1</text:p>
          </table:table-cell>
          <table:table-cell table:formula="of:=INT([.$B$1]*[.JK5])" office:value-type="float" office:value="0" calcext:value-type="float">
            <text:p>0</text:p>
          </table:table-cell>
          <table:table-cell table:formula="of:=INT([.$B$1]*[.JL5])" office:value-type="float" office:value="-1" calcext:value-type="float">
            <text:p>-1</text:p>
          </table:table-cell>
          <table:table-cell table:formula="of:=INT([.$B$1]*[.JM5])" office:value-type="float" office:value="0" calcext:value-type="float">
            <text:p>0</text:p>
          </table:table-cell>
          <table:table-cell table:formula="of:=INT([.$B$1]*[.JN5])" office:value-type="float" office:value="-1" calcext:value-type="float">
            <text:p>-1</text:p>
          </table:table-cell>
          <table:table-cell table:formula="of:=INT([.$B$1]*[.JO5])" office:value-type="float" office:value="0" calcext:value-type="float">
            <text:p>0</text:p>
          </table:table-cell>
          <table:table-cell table:formula="of:=INT([.$B$1]*[.JP5])" office:value-type="float" office:value="-1" calcext:value-type="float">
            <text:p>-1</text:p>
          </table:table-cell>
          <table:table-cell table:formula="of:=INT([.$B$1]*[.JQ5])" office:value-type="float" office:value="0" calcext:value-type="float">
            <text:p>0</text:p>
          </table:table-cell>
          <table:table-cell table:formula="of:=INT([.$B$1]*[.JR5])" office:value-type="float" office:value="-1" calcext:value-type="float">
            <text:p>-1</text:p>
          </table:table-cell>
          <table:table-cell table:formula="of:=INT([.$B$1]*[.JS5])" office:value-type="float" office:value="0" calcext:value-type="float">
            <text:p>0</text:p>
          </table:table-cell>
          <table:table-cell table:formula="of:=INT([.$B$1]*[.JT5])" office:value-type="float" office:value="-1" calcext:value-type="float">
            <text:p>-1</text:p>
          </table:table-cell>
          <table:table-cell table:formula="of:=INT([.$B$1]*[.JU5])" office:value-type="float" office:value="0" calcext:value-type="float">
            <text:p>0</text:p>
          </table:table-cell>
          <table:table-cell table:formula="of:=INT([.$B$1]*[.JV5])" office:value-type="float" office:value="-1" calcext:value-type="float">
            <text:p>-1</text:p>
          </table:table-cell>
          <table:table-cell table:formula="of:=INT([.$B$1]*[.JW5])" office:value-type="float" office:value="0" calcext:value-type="float">
            <text:p>0</text:p>
          </table:table-cell>
          <table:table-cell table:formula="of:=INT([.$B$1]*[.JX5])" office:value-type="float" office:value="-1" calcext:value-type="float">
            <text:p>-1</text:p>
          </table:table-cell>
          <table:table-cell table:formula="of:=INT([.$B$1]*[.JY5])" office:value-type="float" office:value="0" calcext:value-type="float">
            <text:p>0</text:p>
          </table:table-cell>
          <table:table-cell table:formula="of:=INT([.$B$1]*[.JZ5])" office:value-type="float" office:value="-1" calcext:value-type="float">
            <text:p>-1</text:p>
          </table:table-cell>
          <table:table-cell table:formula="of:=INT([.$B$1]*[.KA5])" office:value-type="float" office:value="0" calcext:value-type="float">
            <text:p>0</text:p>
          </table:table-cell>
          <table:table-cell table:formula="of:=INT([.$B$1]*[.KB5])" office:value-type="float" office:value="-1" calcext:value-type="float">
            <text:p>-1</text:p>
          </table:table-cell>
          <table:table-cell table:formula="of:=INT([.$B$1]*[.KC5])" office:value-type="float" office:value="0" calcext:value-type="float">
            <text:p>0</text:p>
          </table:table-cell>
          <table:table-cell table:formula="of:=INT([.$B$1]*[.KD5])" office:value-type="float" office:value="-1" calcext:value-type="float">
            <text:p>-1</text:p>
          </table:table-cell>
          <table:table-cell table:formula="of:=INT([.$B$1]*[.KE5])" office:value-type="float" office:value="0" calcext:value-type="float">
            <text:p>0</text:p>
          </table:table-cell>
          <table:table-cell table:formula="of:=INT([.$B$1]*[.KF5])" office:value-type="float" office:value="-1" calcext:value-type="float">
            <text:p>-1</text:p>
          </table:table-cell>
          <table:table-cell table:formula="of:=INT([.$B$1]*[.KG5])" office:value-type="float" office:value="0" calcext:value-type="float">
            <text:p>0</text:p>
          </table:table-cell>
          <table:table-cell table:formula="of:=INT([.$B$1]*[.KH5])" office:value-type="float" office:value="-1" calcext:value-type="float">
            <text:p>-1</text:p>
          </table:table-cell>
          <table:table-cell table:formula="of:=INT([.$B$1]*[.KI5])" office:value-type="float" office:value="0" calcext:value-type="float">
            <text:p>0</text:p>
          </table:table-cell>
          <table:table-cell table:formula="of:=INT([.$B$1]*[.KJ5])" office:value-type="float" office:value="-1" calcext:value-type="float">
            <text:p>-1</text:p>
          </table:table-cell>
          <table:table-cell table:formula="of:=INT([.$B$1]*[.KK5])" office:value-type="float" office:value="0" calcext:value-type="float">
            <text:p>0</text:p>
          </table:table-cell>
          <table:table-cell table:formula="of:=INT([.$B$1]*[.KL5])" office:value-type="float" office:value="-1" calcext:value-type="float">
            <text:p>-1</text:p>
          </table:table-cell>
          <table:table-cell table:formula="of:=INT([.$B$1]*[.KM5])" office:value-type="float" office:value="0" calcext:value-type="float">
            <text:p>0</text:p>
          </table:table-cell>
          <table:table-cell table:formula="of:=INT([.$B$1]*[.KN5])" office:value-type="float" office:value="-1" calcext:value-type="float">
            <text:p>-1</text:p>
          </table:table-cell>
          <table:table-cell table:formula="of:=INT([.$B$1]*[.KO5])" office:value-type="float" office:value="0" calcext:value-type="float">
            <text:p>0</text:p>
          </table:table-cell>
          <table:table-cell table:formula="of:=INT([.$B$1]*[.KP5])" office:value-type="float" office:value="-1" calcext:value-type="float">
            <text:p>-1</text:p>
          </table:table-cell>
          <table:table-cell table:formula="of:=INT([.$B$1]*[.KQ5])" office:value-type="float" office:value="0" calcext:value-type="float">
            <text:p>0</text:p>
          </table:table-cell>
          <table:table-cell table:formula="of:=INT([.$B$1]*[.KR5])" office:value-type="float" office:value="-1" calcext:value-type="float">
            <text:p>-1</text:p>
          </table:table-cell>
          <table:table-cell table:formula="of:=INT([.$B$1]*[.KS5])" office:value-type="float" office:value="0" calcext:value-type="float">
            <text:p>0</text:p>
          </table:table-cell>
          <table:table-cell table:formula="of:=INT([.$B$1]*[.KT5])" office:value-type="float" office:value="-1" calcext:value-type="float">
            <text:p>-1</text:p>
          </table:table-cell>
          <table:table-cell table:formula="of:=INT([.$B$1]*[.KU5])" office:value-type="float" office:value="0" calcext:value-type="float">
            <text:p>0</text:p>
          </table:table-cell>
          <table:table-cell table:formula="of:=INT([.$B$1]*[.KV5])" office:value-type="float" office:value="-1" calcext:value-type="float">
            <text:p>-1</text:p>
          </table:table-cell>
          <table:table-cell table:formula="of:=INT([.$B$1]*[.KW5])" office:value-type="float" office:value="0" calcext:value-type="float">
            <text:p>0</text:p>
          </table:table-cell>
          <table:table-cell table:formula="of:=INT([.$B$1]*[.KX5])" office:value-type="float" office:value="-1" calcext:value-type="float">
            <text:p>-1</text:p>
          </table:table-cell>
          <table:table-cell table:formula="of:=INT([.$B$1]*[.KY5])" office:value-type="float" office:value="0" calcext:value-type="float">
            <text:p>0</text:p>
          </table:table-cell>
          <table:table-cell table:formula="of:=INT([.$B$1]*[.KZ5])" office:value-type="float" office:value="-1" calcext:value-type="float">
            <text:p>-1</text:p>
          </table:table-cell>
          <table:table-cell table:formula="of:=INT([.$B$1]*[.LA5])" office:value-type="float" office:value="0" calcext:value-type="float">
            <text:p>0</text:p>
          </table:table-cell>
          <table:table-cell table:formula="of:=INT([.$B$1]*[.LB5])" office:value-type="float" office:value="-1" calcext:value-type="float">
            <text:p>-1</text:p>
          </table:table-cell>
          <table:table-cell table:formula="of:=INT([.$B$1]*[.LC5])" office:value-type="float" office:value="0" calcext:value-type="float">
            <text:p>0</text:p>
          </table:table-cell>
          <table:table-cell table:formula="of:=INT([.$B$1]*[.LD5])" office:value-type="float" office:value="-1" calcext:value-type="float">
            <text:p>-1</text:p>
          </table:table-cell>
          <table:table-cell table:formula="of:=INT([.$B$1]*[.LE5])" office:value-type="float" office:value="0" calcext:value-type="float">
            <text:p>0</text:p>
          </table:table-cell>
          <table:table-cell table:formula="of:=INT([.$B$1]*[.LF5])" office:value-type="float" office:value="-1" calcext:value-type="float">
            <text:p>-1</text:p>
          </table:table-cell>
          <table:table-cell table:formula="of:=INT([.$B$1]*[.LG5])" office:value-type="float" office:value="0" calcext:value-type="float">
            <text:p>0</text:p>
          </table:table-cell>
          <table:table-cell table:formula="of:=INT([.$B$1]*[.LH5])" office:value-type="float" office:value="-1" calcext:value-type="float">
            <text:p>-1</text:p>
          </table:table-cell>
          <table:table-cell table:formula="of:=INT([.$B$1]*[.LI5])" office:value-type="float" office:value="0" calcext:value-type="float">
            <text:p>0</text:p>
          </table:table-cell>
          <table:table-cell table:formula="of:=INT([.$B$1]*[.LJ5])" office:value-type="float" office:value="-1" calcext:value-type="float">
            <text:p>-1</text:p>
          </table:table-cell>
          <table:table-cell table:formula="of:=INT([.$B$1]*[.LK5])" office:value-type="float" office:value="0" calcext:value-type="float">
            <text:p>0</text:p>
          </table:table-cell>
          <table:table-cell table:formula="of:=INT([.$B$1]*[.LL5])" office:value-type="float" office:value="-1" calcext:value-type="float">
            <text:p>-1</text:p>
          </table:table-cell>
          <table:table-cell table:formula="of:=INT([.$B$1]*[.LM5])" office:value-type="float" office:value="0" calcext:value-type="float">
            <text:p>0</text:p>
          </table:table-cell>
          <table:table-cell table:formula="of:=INT([.$B$1]*[.LN5])" office:value-type="float" office:value="-1" calcext:value-type="float">
            <text:p>-1</text:p>
          </table:table-cell>
          <table:table-cell table:formula="of:=INT([.$B$1]*[.LO5])" office:value-type="float" office:value="0" calcext:value-type="float">
            <text:p>0</text:p>
          </table:table-cell>
          <table:table-cell table:formula="of:=INT([.$B$1]*[.LP5])" office:value-type="float" office:value="-1" calcext:value-type="float">
            <text:p>-1</text:p>
          </table:table-cell>
          <table:table-cell table:formula="of:=INT([.$B$1]*[.LQ5])" office:value-type="float" office:value="0" calcext:value-type="float">
            <text:p>0</text:p>
          </table:table-cell>
          <table:table-cell table:formula="of:=INT([.$B$1]*[.LR5])" office:value-type="float" office:value="-1" calcext:value-type="float">
            <text:p>-1</text:p>
          </table:table-cell>
          <table:table-cell table:formula="of:=INT([.$B$1]*[.LS5])" office:value-type="float" office:value="0" calcext:value-type="float">
            <text:p>0</text:p>
          </table:table-cell>
          <table:table-cell table:formula="of:=INT([.$B$1]*[.LT5])" office:value-type="float" office:value="-1" calcext:value-type="float">
            <text:p>-1</text:p>
          </table:table-cell>
          <table:table-cell table:formula="of:=INT([.$B$1]*[.LU5])" office:value-type="float" office:value="0" calcext:value-type="float">
            <text:p>0</text:p>
          </table:table-cell>
          <table:table-cell table:formula="of:=INT([.$B$1]*[.LV5])" office:value-type="float" office:value="-1" calcext:value-type="float">
            <text:p>-1</text:p>
          </table:table-cell>
          <table:table-cell table:formula="of:=INT([.$B$1]*[.LW5])" office:value-type="float" office:value="0" calcext:value-type="float">
            <text:p>0</text:p>
          </table:table-cell>
          <table:table-cell table:formula="of:=INT([.$B$1]*[.LX5])" office:value-type="float" office:value="-1" calcext:value-type="float">
            <text:p>-1</text:p>
          </table:table-cell>
          <table:table-cell table:formula="of:=INT([.$B$1]*[.LY5])" office:value-type="float" office:value="0" calcext:value-type="float">
            <text:p>0</text:p>
          </table:table-cell>
          <table:table-cell table:formula="of:=INT([.$B$1]*[.LZ5])" office:value-type="float" office:value="-1" calcext:value-type="float">
            <text:p>-1</text:p>
          </table:table-cell>
          <table:table-cell table:formula="of:=INT([.$B$1]*[.MA5])" office:value-type="float" office:value="0" calcext:value-type="float">
            <text:p>0</text:p>
          </table:table-cell>
          <table:table-cell table:formula="of:=INT([.$B$1]*[.MB5])" office:value-type="float" office:value="-1" calcext:value-type="float">
            <text:p>-1</text:p>
          </table:table-cell>
          <table:table-cell table:formula="of:=INT([.$B$1]*[.MC5])" office:value-type="float" office:value="0" calcext:value-type="float">
            <text:p>0</text:p>
          </table:table-cell>
          <table:table-cell table:formula="of:=INT([.$B$1]*[.MD5])" office:value-type="float" office:value="-1" calcext:value-type="float">
            <text:p>-1</text:p>
          </table:table-cell>
          <table:table-cell table:formula="of:=INT([.$B$1]*[.ME5])" office:value-type="float" office:value="0" calcext:value-type="float">
            <text:p>0</text:p>
          </table:table-cell>
          <table:table-cell table:formula="of:=INT([.$B$1]*[.MF5])" office:value-type="float" office:value="-1" calcext:value-type="float">
            <text:p>-1</text:p>
          </table:table-cell>
          <table:table-cell table:formula="of:=INT([.$B$1]*[.MG5])" office:value-type="float" office:value="0" calcext:value-type="float">
            <text:p>0</text:p>
          </table:table-cell>
          <table:table-cell table:formula="of:=INT([.$B$1]*[.MH5])" office:value-type="float" office:value="-1" calcext:value-type="float">
            <text:p>-1</text:p>
          </table:table-cell>
          <table:table-cell table:formula="of:=INT([.$B$1]*[.MI5])" office:value-type="float" office:value="0" calcext:value-type="float">
            <text:p>0</text:p>
          </table:table-cell>
          <table:table-cell table:formula="of:=INT([.$B$1]*[.MJ5])" office:value-type="float" office:value="-1" calcext:value-type="float">
            <text:p>-1</text:p>
          </table:table-cell>
          <table:table-cell table:formula="of:=INT([.$B$1]*[.MK5])" office:value-type="float" office:value="0" calcext:value-type="float">
            <text:p>0</text:p>
          </table:table-cell>
          <table:table-cell table:formula="of:=INT([.$B$1]*[.ML5])" office:value-type="float" office:value="-1" calcext:value-type="float">
            <text:p>-1</text:p>
          </table:table-cell>
          <table:table-cell table:formula="of:=INT([.$B$1]*[.MM5])" office:value-type="float" office:value="0" calcext:value-type="float">
            <text:p>0</text:p>
          </table:table-cell>
          <table:table-cell table:formula="of:=INT([.$B$1]*[.MN5])" office:value-type="float" office:value="-1" calcext:value-type="float">
            <text:p>-1</text:p>
          </table:table-cell>
          <table:table-cell table:formula="of:=INT([.$B$1]*[.MO5])" office:value-type="float" office:value="0" calcext:value-type="float">
            <text:p>0</text:p>
          </table:table-cell>
          <table:table-cell table:formula="of:=INT([.$B$1]*[.MP5])" office:value-type="float" office:value="-1" calcext:value-type="float">
            <text:p>-1</text:p>
          </table:table-cell>
          <table:table-cell table:formula="of:=INT([.$B$1]*[.MQ5])" office:value-type="float" office:value="0" calcext:value-type="float">
            <text:p>0</text:p>
          </table:table-cell>
          <table:table-cell table:formula="of:=INT([.$B$1]*[.MR5])" office:value-type="float" office:value="-1" calcext:value-type="float">
            <text:p>-1</text:p>
          </table:table-cell>
          <table:table-cell table:formula="of:=INT([.$B$1]*[.MS5])" office:value-type="float" office:value="0" calcext:value-type="float">
            <text:p>0</text:p>
          </table:table-cell>
          <table:table-cell table:formula="of:=INT([.$B$1]*[.MT5])" office:value-type="float" office:value="-1" calcext:value-type="float">
            <text:p>-1</text:p>
          </table:table-cell>
          <table:table-cell table:formula="of:=INT([.$B$1]*[.MU5])" office:value-type="float" office:value="0" calcext:value-type="float">
            <text:p>0</text:p>
          </table:table-cell>
          <table:table-cell table:formula="of:=INT([.$B$1]*[.MV5])" office:value-type="float" office:value="-1" calcext:value-type="float">
            <text:p>-1</text:p>
          </table:table-cell>
          <table:table-cell table:formula="of:=INT([.$B$1]*[.MW5])" office:value-type="float" office:value="0" calcext:value-type="float">
            <text:p>0</text:p>
          </table:table-cell>
          <table:table-cell table:formula="of:=INT([.$B$1]*[.MX5])" office:value-type="float" office:value="-1" calcext:value-type="float">
            <text:p>-1</text:p>
          </table:table-cell>
          <table:table-cell table:formula="of:=INT([.$B$1]*[.MY5])" office:value-type="float" office:value="0" calcext:value-type="float">
            <text:p>0</text:p>
          </table:table-cell>
          <table:table-cell table:formula="of:=INT([.$B$1]*[.MZ5])" office:value-type="float" office:value="-1" calcext:value-type="float">
            <text:p>-1</text:p>
          </table:table-cell>
          <table:table-cell table:formula="of:=INT([.$B$1]*[.NA5])" office:value-type="float" office:value="0" calcext:value-type="float">
            <text:p>0</text:p>
          </table:table-cell>
          <table:table-cell table:formula="of:=INT([.$B$1]*[.NB5])" office:value-type="float" office:value="-1" calcext:value-type="float">
            <text:p>-1</text:p>
          </table:table-cell>
          <table:table-cell table:formula="of:=INT([.$B$1]*[.NC5])" office:value-type="float" office:value="0" calcext:value-type="float">
            <text:p>0</text:p>
          </table:table-cell>
          <table:table-cell table:formula="of:=INT([.$B$1]*[.ND5])" office:value-type="float" office:value="-1" calcext:value-type="float">
            <text:p>-1</text:p>
          </table:table-cell>
          <table:table-cell table:formula="of:=INT([.$B$1]*[.NE5])" office:value-type="float" office:value="0" calcext:value-type="float">
            <text:p>0</text:p>
          </table:table-cell>
          <table:table-cell table:formula="of:=INT([.$B$1]*[.NF5])" office:value-type="float" office:value="-1" calcext:value-type="float">
            <text:p>-1</text:p>
          </table:table-cell>
          <table:table-cell table:formula="of:=INT([.$B$1]*[.NG5])" office:value-type="float" office:value="0" calcext:value-type="float">
            <text:p>0</text:p>
          </table:table-cell>
          <table:table-cell table:formula="of:=INT([.$B$1]*[.NH5])" office:value-type="float" office:value="-1" calcext:value-type="float">
            <text:p>-1</text:p>
          </table:table-cell>
          <table:table-cell table:formula="of:=INT([.$B$1]*[.NI5])" office:value-type="float" office:value="0" calcext:value-type="float">
            <text:p>0</text:p>
          </table:table-cell>
          <table:table-cell table:formula="of:=INT([.$B$1]*[.NJ5])" office:value-type="float" office:value="-1" calcext:value-type="float">
            <text:p>-1</text:p>
          </table:table-cell>
          <table:table-cell table:formula="of:=INT([.$B$1]*[.NK5])" office:value-type="float" office:value="0" calcext:value-type="float">
            <text:p>0</text:p>
          </table:table-cell>
          <table:table-cell table:formula="of:=INT([.$B$1]*[.NL5])" office:value-type="float" office:value="-1" calcext:value-type="float">
            <text:p>-1</text:p>
          </table:table-cell>
          <table:table-cell table:formula="of:=INT([.$B$1]*[.NM5])" office:value-type="float" office:value="0" calcext:value-type="float">
            <text:p>0</text:p>
          </table:table-cell>
          <table:table-cell table:formula="of:=INT([.$B$1]*[.NN5])" office:value-type="float" office:value="-1" calcext:value-type="float">
            <text:p>-1</text:p>
          </table:table-cell>
          <table:table-cell table:formula="of:=INT([.$B$1]*[.NO5])" office:value-type="float" office:value="0" calcext:value-type="float">
            <text:p>0</text:p>
          </table:table-cell>
          <table:table-cell table:formula="of:=INT([.$B$1]*[.NP5])" office:value-type="float" office:value="-1" calcext:value-type="float">
            <text:p>-1</text:p>
          </table:table-cell>
          <table:table-cell table:formula="of:=INT([.$B$1]*[.NQ5])" office:value-type="float" office:value="0" calcext:value-type="float">
            <text:p>0</text:p>
          </table:table-cell>
          <table:table-cell table:formula="of:=INT([.$B$1]*[.NR5])" office:value-type="float" office:value="-1" calcext:value-type="float">
            <text:p>-1</text:p>
          </table:table-cell>
          <table:table-cell table:formula="of:=INT([.$B$1]*[.NS5])" office:value-type="float" office:value="0" calcext:value-type="float">
            <text:p>0</text:p>
          </table:table-cell>
          <table:table-cell table:formula="of:=INT([.$B$1]*[.NT5])" office:value-type="float" office:value="-1" calcext:value-type="float">
            <text:p>-1</text:p>
          </table:table-cell>
          <table:table-cell table:formula="of:=INT([.$B$1]*[.NU5])" office:value-type="float" office:value="0" calcext:value-type="float">
            <text:p>0</text:p>
          </table:table-cell>
          <table:table-cell table:formula="of:=INT([.$B$1]*[.NV5])" office:value-type="float" office:value="-1" calcext:value-type="float">
            <text:p>-1</text:p>
          </table:table-cell>
          <table:table-cell table:formula="of:=INT([.$B$1]*[.NW5])" office:value-type="float" office:value="0" calcext:value-type="float">
            <text:p>0</text:p>
          </table:table-cell>
          <table:table-cell table:formula="of:=INT([.$B$1]*[.NX5])" office:value-type="float" office:value="-1" calcext:value-type="float">
            <text:p>-1</text:p>
          </table:table-cell>
          <table:table-cell table:formula="of:=INT([.$B$1]*[.NY5])" office:value-type="float" office:value="0" calcext:value-type="float">
            <text:p>0</text:p>
          </table:table-cell>
          <table:table-cell table:formula="of:=INT([.$B$1]*[.NZ5])" office:value-type="float" office:value="-1" calcext:value-type="float">
            <text:p>-1</text:p>
          </table:table-cell>
          <table:table-cell table:formula="of:=INT([.$B$1]*[.OA5])" office:value-type="float" office:value="0" calcext:value-type="float">
            <text:p>0</text:p>
          </table:table-cell>
          <table:table-cell table:formula="of:=INT([.$B$1]*[.OB5])" office:value-type="float" office:value="-1" calcext:value-type="float">
            <text:p>-1</text:p>
          </table:table-cell>
          <table:table-cell table:formula="of:=INT([.$B$1]*[.OC5])" office:value-type="float" office:value="0" calcext:value-type="float">
            <text:p>0</text:p>
          </table:table-cell>
          <table:table-cell table:formula="of:=INT([.$B$1]*[.OD5])" office:value-type="float" office:value="-1" calcext:value-type="float">
            <text:p>-1</text:p>
          </table:table-cell>
          <table:table-cell table:formula="of:=INT([.$B$1]*[.OE5])" office:value-type="float" office:value="0" calcext:value-type="float">
            <text:p>0</text:p>
          </table:table-cell>
          <table:table-cell table:formula="of:=INT([.$B$1]*[.OF5])" office:value-type="float" office:value="-1" calcext:value-type="float">
            <text:p>-1</text:p>
          </table:table-cell>
          <table:table-cell table:formula="of:=INT([.$B$1]*[.OG5])" office:value-type="float" office:value="0" calcext:value-type="float">
            <text:p>0</text:p>
          </table:table-cell>
          <table:table-cell table:formula="of:=INT([.$B$1]*[.OH5])" office:value-type="float" office:value="-1" calcext:value-type="float">
            <text:p>-1</text:p>
          </table:table-cell>
          <table:table-cell table:formula="of:=INT([.$B$1]*[.OI5])" office:value-type="float" office:value="0" calcext:value-type="float">
            <text:p>0</text:p>
          </table:table-cell>
          <table:table-cell table:formula="of:=INT([.$B$1]*[.OJ5])" office:value-type="float" office:value="-1" calcext:value-type="float">
            <text:p>-1</text:p>
          </table:table-cell>
          <table:table-cell table:formula="of:=INT([.$B$1]*[.OK5])" office:value-type="float" office:value="0" calcext:value-type="float">
            <text:p>0</text:p>
          </table:table-cell>
          <table:table-cell table:formula="of:=INT([.$B$1]*[.OL5])" office:value-type="float" office:value="-1" calcext:value-type="float">
            <text:p>-1</text:p>
          </table:table-cell>
          <table:table-cell table:formula="of:=INT([.$B$1]*[.OM5])" office:value-type="float" office:value="0" calcext:value-type="float">
            <text:p>0</text:p>
          </table:table-cell>
          <table:table-cell table:formula="of:=INT([.$B$1]*[.ON5])" office:value-type="float" office:value="-1" calcext:value-type="float">
            <text:p>-1</text:p>
          </table:table-cell>
          <table:table-cell table:formula="of:=INT([.$B$1]*[.OO5])" office:value-type="float" office:value="0" calcext:value-type="float">
            <text:p>0</text:p>
          </table:table-cell>
          <table:table-cell table:formula="of:=INT([.$B$1]*[.OP5])" office:value-type="float" office:value="-1" calcext:value-type="float">
            <text:p>-1</text:p>
          </table:table-cell>
          <table:table-cell table:formula="of:=INT([.$B$1]*[.OQ5])" office:value-type="float" office:value="0" calcext:value-type="float">
            <text:p>0</text:p>
          </table:table-cell>
          <table:table-cell table:formula="of:=INT([.$B$1]*[.OR5])" office:value-type="float" office:value="-1" calcext:value-type="float">
            <text:p>-1</text:p>
          </table:table-cell>
          <table:table-cell table:formula="of:=INT([.$B$1]*[.OS5])" office:value-type="float" office:value="0" calcext:value-type="float">
            <text:p>0</text:p>
          </table:table-cell>
          <table:table-cell table:formula="of:=INT([.$B$1]*[.OT5])" office:value-type="float" office:value="-1" calcext:value-type="float">
            <text:p>-1</text:p>
          </table:table-cell>
          <table:table-cell table:formula="of:=INT([.$B$1]*[.OU5])" office:value-type="float" office:value="0" calcext:value-type="float">
            <text:p>0</text:p>
          </table:table-cell>
          <table:table-cell table:formula="of:=INT([.$B$1]*[.OV5])" office:value-type="float" office:value="-1" calcext:value-type="float">
            <text:p>-1</text:p>
          </table:table-cell>
          <table:table-cell table:formula="of:=INT([.$B$1]*[.OW5])" office:value-type="float" office:value="0" calcext:value-type="float">
            <text:p>0</text:p>
          </table:table-cell>
          <table:table-cell table:formula="of:=INT([.$B$1]*[.OX5])" office:value-type="float" office:value="-1" calcext:value-type="float">
            <text:p>-1</text:p>
          </table:table-cell>
          <table:table-cell table:formula="of:=INT([.$B$1]*[.OY5])" office:value-type="float" office:value="0" calcext:value-type="float">
            <text:p>0</text:p>
          </table:table-cell>
          <table:table-cell table:formula="of:=INT([.$B$1]*[.OZ5])" office:value-type="float" office:value="-1" calcext:value-type="float">
            <text:p>-1</text:p>
          </table:table-cell>
          <table:table-cell table:formula="of:=INT([.$B$1]*[.PA5])" office:value-type="float" office:value="0" calcext:value-type="float">
            <text:p>0</text:p>
          </table:table-cell>
          <table:table-cell table:formula="of:=INT([.$B$1]*[.PB5])" office:value-type="float" office:value="-1" calcext:value-type="float">
            <text:p>-1</text:p>
          </table:table-cell>
          <table:table-cell table:formula="of:=INT([.$B$1]*[.PC5])" office:value-type="float" office:value="0" calcext:value-type="float">
            <text:p>0</text:p>
          </table:table-cell>
          <table:table-cell table:formula="of:=INT([.$B$1]*[.PD5])" office:value-type="float" office:value="-1" calcext:value-type="float">
            <text:p>-1</text:p>
          </table:table-cell>
          <table:table-cell table:formula="of:=INT([.$B$1]*[.PE5])" office:value-type="float" office:value="0" calcext:value-type="float">
            <text:p>0</text:p>
          </table:table-cell>
          <table:table-cell table:formula="of:=INT([.$B$1]*[.PF5])" office:value-type="float" office:value="-1" calcext:value-type="float">
            <text:p>-1</text:p>
          </table:table-cell>
          <table:table-cell table:formula="of:=INT([.$B$1]*[.PG5])" office:value-type="float" office:value="0" calcext:value-type="float">
            <text:p>0</text:p>
          </table:table-cell>
          <table:table-cell table:formula="of:=INT([.$B$1]*[.PH5])" office:value-type="float" office:value="-1" calcext:value-type="float">
            <text:p>-1</text:p>
          </table:table-cell>
          <table:table-cell table:formula="of:=INT([.$B$1]*[.PI5])" office:value-type="float" office:value="0" calcext:value-type="float">
            <text:p>0</text:p>
          </table:table-cell>
          <table:table-cell table:formula="of:=INT([.$B$1]*[.PJ5])" office:value-type="float" office:value="-1" calcext:value-type="float">
            <text:p>-1</text:p>
          </table:table-cell>
          <table:table-cell table:formula="of:=INT([.$B$1]*[.PK5])" office:value-type="float" office:value="0" calcext:value-type="float">
            <text:p>0</text:p>
          </table:table-cell>
          <table:table-cell table:formula="of:=INT([.$B$1]*[.PL5])" office:value-type="float" office:value="-1" calcext:value-type="float">
            <text:p>-1</text:p>
          </table:table-cell>
          <table:table-cell table:formula="of:=INT([.$B$1]*[.PM5])" office:value-type="float" office:value="0" calcext:value-type="float">
            <text:p>0</text:p>
          </table:table-cell>
          <table:table-cell table:formula="of:=INT([.$B$1]*[.PN5])" office:value-type="float" office:value="-1" calcext:value-type="float">
            <text:p>-1</text:p>
          </table:table-cell>
          <table:table-cell table:formula="of:=INT([.$B$1]*[.PO5])" office:value-type="float" office:value="0" calcext:value-type="float">
            <text:p>0</text:p>
          </table:table-cell>
          <table:table-cell table:formula="of:=INT([.$B$1]*[.PP5])" office:value-type="float" office:value="-1" calcext:value-type="float">
            <text:p>-1</text:p>
          </table:table-cell>
          <table:table-cell table:formula="of:=INT([.$B$1]*[.PQ5])" office:value-type="float" office:value="0" calcext:value-type="float">
            <text:p>0</text:p>
          </table:table-cell>
          <table:table-cell table:formula="of:=INT([.$B$1]*[.PR5])" office:value-type="float" office:value="-1" calcext:value-type="float">
            <text:p>-1</text:p>
          </table:table-cell>
          <table:table-cell table:formula="of:=INT([.$B$1]*[.PS5])" office:value-type="float" office:value="0" calcext:value-type="float">
            <text:p>0</text:p>
          </table:table-cell>
          <table:table-cell table:formula="of:=INT([.$B$1]*[.PT5])" office:value-type="float" office:value="-1" calcext:value-type="float">
            <text:p>-1</text:p>
          </table:table-cell>
          <table:table-cell table:formula="of:=INT([.$B$1]*[.PU5])" office:value-type="float" office:value="0" calcext:value-type="float">
            <text:p>0</text:p>
          </table:table-cell>
          <table:table-cell table:formula="of:=INT([.$B$1]*[.PV5])" office:value-type="float" office:value="-1" calcext:value-type="float">
            <text:p>-1</text:p>
          </table:table-cell>
          <table:table-cell table:formula="of:=INT([.$B$1]*[.PW5])" office:value-type="float" office:value="0" calcext:value-type="float">
            <text:p>0</text:p>
          </table:table-cell>
          <table:table-cell table:formula="of:=INT([.$B$1]*[.PX5])" office:value-type="float" office:value="-1" calcext:value-type="float">
            <text:p>-1</text:p>
          </table:table-cell>
          <table:table-cell table:formula="of:=INT([.$B$1]*[.PY5])" office:value-type="float" office:value="0" calcext:value-type="float">
            <text:p>0</text:p>
          </table:table-cell>
          <table:table-cell table:formula="of:=INT([.$B$1]*[.PZ5])" office:value-type="float" office:value="-1" calcext:value-type="float">
            <text:p>-1</text:p>
          </table:table-cell>
          <table:table-cell table:formula="of:=INT([.$B$1]*[.QA5])" office:value-type="float" office:value="0" calcext:value-type="float">
            <text:p>0</text:p>
          </table:table-cell>
          <table:table-cell table:formula="of:=INT([.$B$1]*[.QB5])" office:value-type="float" office:value="-1" calcext:value-type="float">
            <text:p>-1</text:p>
          </table:table-cell>
          <table:table-cell table:formula="of:=INT([.$B$1]*[.QC5])" office:value-type="float" office:value="0" calcext:value-type="float">
            <text:p>0</text:p>
          </table:table-cell>
          <table:table-cell table:formula="of:=INT([.$B$1]*[.QD5])" office:value-type="float" office:value="-1" calcext:value-type="float">
            <text:p>-1</text:p>
          </table:table-cell>
          <table:table-cell table:formula="of:=INT([.$B$1]*[.QE5])" office:value-type="float" office:value="0" calcext:value-type="float">
            <text:p>0</text:p>
          </table:table-cell>
          <table:table-cell table:formula="of:=INT([.$B$1]*[.QF5])" office:value-type="float" office:value="-1" calcext:value-type="float">
            <text:p>-1</text:p>
          </table:table-cell>
          <table:table-cell table:formula="of:=INT([.$B$1]*[.QG5])" office:value-type="float" office:value="0" calcext:value-type="float">
            <text:p>0</text:p>
          </table:table-cell>
          <table:table-cell table:formula="of:=INT([.$B$1]*[.QH5])" office:value-type="float" office:value="-1" calcext:value-type="float">
            <text:p>-1</text:p>
          </table:table-cell>
          <table:table-cell table:formula="of:=INT([.$B$1]*[.QI5])" office:value-type="float" office:value="0" calcext:value-type="float">
            <text:p>0</text:p>
          </table:table-cell>
          <table:table-cell table:formula="of:=INT([.$B$1]*[.QJ5])" office:value-type="float" office:value="-1" calcext:value-type="float">
            <text:p>-1</text:p>
          </table:table-cell>
          <table:table-cell table:formula="of:=INT([.$B$1]*[.QK5])" office:value-type="float" office:value="0" calcext:value-type="float">
            <text:p>0</text:p>
          </table:table-cell>
          <table:table-cell table:formula="of:=INT([.$B$1]*[.QL5])" office:value-type="float" office:value="-1" calcext:value-type="float">
            <text:p>-1</text:p>
          </table:table-cell>
          <table:table-cell table:formula="of:=INT([.$B$1]*[.QM5])" office:value-type="float" office:value="0" calcext:value-type="float">
            <text:p>0</text:p>
          </table:table-cell>
          <table:table-cell table:formula="of:=INT([.$B$1]*[.QN5])" office:value-type="float" office:value="-1" calcext:value-type="float">
            <text:p>-1</text:p>
          </table:table-cell>
          <table:table-cell table:formula="of:=INT([.$B$1]*[.QO5])" office:value-type="float" office:value="0" calcext:value-type="float">
            <text:p>0</text:p>
          </table:table-cell>
          <table:table-cell table:formula="of:=INT([.$B$1]*[.QP5])" office:value-type="float" office:value="-1" calcext:value-type="float">
            <text:p>-1</text:p>
          </table:table-cell>
          <table:table-cell table:formula="of:=INT([.$B$1]*[.QQ5])" office:value-type="float" office:value="0" calcext:value-type="float">
            <text:p>0</text:p>
          </table:table-cell>
          <table:table-cell table:formula="of:=INT([.$B$1]*[.QR5])" office:value-type="float" office:value="-1" calcext:value-type="float">
            <text:p>-1</text:p>
          </table:table-cell>
          <table:table-cell table:formula="of:=INT([.$B$1]*[.QS5])" office:value-type="float" office:value="0" calcext:value-type="float">
            <text:p>0</text:p>
          </table:table-cell>
          <table:table-cell table:formula="of:=INT([.$B$1]*[.QT5])" office:value-type="float" office:value="-1" calcext:value-type="float">
            <text:p>-1</text:p>
          </table:table-cell>
          <table:table-cell table:formula="of:=INT([.$B$1]*[.QU5])" office:value-type="float" office:value="0" calcext:value-type="float">
            <text:p>0</text:p>
          </table:table-cell>
          <table:table-cell table:formula="of:=INT([.$B$1]*[.QV5])" office:value-type="float" office:value="-1" calcext:value-type="float">
            <text:p>-1</text:p>
          </table:table-cell>
          <table:table-cell table:formula="of:=INT([.$B$1]*[.QW5])" office:value-type="float" office:value="0" calcext:value-type="float">
            <text:p>0</text:p>
          </table:table-cell>
          <table:table-cell table:formula="of:=INT([.$B$1]*[.QX5])" office:value-type="float" office:value="-1" calcext:value-type="float">
            <text:p>-1</text:p>
          </table:table-cell>
          <table:table-cell table:formula="of:=INT([.$B$1]*[.QY5])" office:value-type="float" office:value="0" calcext:value-type="float">
            <text:p>0</text:p>
          </table:table-cell>
          <table:table-cell table:formula="of:=INT([.$B$1]*[.QZ5])" office:value-type="float" office:value="-1" calcext:value-type="float">
            <text:p>-1</text:p>
          </table:table-cell>
          <table:table-cell table:formula="of:=INT([.$B$1]*[.RA5])" office:value-type="float" office:value="0" calcext:value-type="float">
            <text:p>0</text:p>
          </table:table-cell>
          <table:table-cell table:formula="of:=INT([.$B$1]*[.RB5])" office:value-type="float" office:value="-1" calcext:value-type="float">
            <text:p>-1</text:p>
          </table:table-cell>
          <table:table-cell table:formula="of:=INT([.$B$1]*[.RC5])" office:value-type="float" office:value="0" calcext:value-type="float">
            <text:p>0</text:p>
          </table:table-cell>
          <table:table-cell table:formula="of:=INT([.$B$1]*[.RD5])" office:value-type="float" office:value="-1" calcext:value-type="float">
            <text:p>-1</text:p>
          </table:table-cell>
          <table:table-cell table:formula="of:=INT([.$B$1]*[.RE5])" office:value-type="float" office:value="0" calcext:value-type="float">
            <text:p>0</text:p>
          </table:table-cell>
          <table:table-cell table:formula="of:=INT([.$B$1]*[.RF5])" office:value-type="float" office:value="-1" calcext:value-type="float">
            <text:p>-1</text:p>
          </table:table-cell>
          <table:table-cell table:formula="of:=INT([.$B$1]*[.RG5])" office:value-type="float" office:value="0" calcext:value-type="float">
            <text:p>0</text:p>
          </table:table-cell>
          <table:table-cell table:formula="of:=INT([.$B$1]*[.RH5])" office:value-type="float" office:value="-1" calcext:value-type="float">
            <text:p>-1</text:p>
          </table:table-cell>
          <table:table-cell table:formula="of:=INT([.$B$1]*[.RI5])" office:value-type="float" office:value="0" calcext:value-type="float">
            <text:p>0</text:p>
          </table:table-cell>
          <table:table-cell table:formula="of:=INT([.$B$1]*[.RJ5])" office:value-type="float" office:value="-1" calcext:value-type="float">
            <text:p>-1</text:p>
          </table:table-cell>
          <table:table-cell table:formula="of:=INT([.$B$1]*[.RK5])" office:value-type="float" office:value="0" calcext:value-type="float">
            <text:p>0</text:p>
          </table:table-cell>
          <table:table-cell table:formula="of:=INT([.$B$1]*[.RL5])" office:value-type="float" office:value="-1" calcext:value-type="float">
            <text:p>-1</text:p>
          </table:table-cell>
          <table:table-cell table:formula="of:=INT([.$B$1]*[.RM5])" office:value-type="float" office:value="0" calcext:value-type="float">
            <text:p>0</text:p>
          </table:table-cell>
          <table:table-cell table:formula="of:=INT([.$B$1]*[.RN5])" office:value-type="float" office:value="-1" calcext:value-type="float">
            <text:p>-1</text:p>
          </table:table-cell>
          <table:table-cell table:formula="of:=INT([.$B$1]*[.RO5])" office:value-type="float" office:value="0" calcext:value-type="float">
            <text:p>0</text:p>
          </table:table-cell>
          <table:table-cell table:formula="of:=INT([.$B$1]*[.RP5])" office:value-type="float" office:value="-1" calcext:value-type="float">
            <text:p>-1</text:p>
          </table:table-cell>
          <table:table-cell table:formula="of:=INT([.$B$1]*[.RQ5])" office:value-type="float" office:value="0" calcext:value-type="float">
            <text:p>0</text:p>
          </table:table-cell>
          <table:table-cell table:formula="of:=INT([.$B$1]*[.RR5])" office:value-type="float" office:value="-1" calcext:value-type="float">
            <text:p>-1</text:p>
          </table:table-cell>
          <table:table-cell table:formula="of:=INT([.$B$1]*[.RS5])" office:value-type="float" office:value="0" calcext:value-type="float">
            <text:p>0</text:p>
          </table:table-cell>
          <table:table-cell table:formula="of:=INT([.$B$1]*[.RT5])" office:value-type="float" office:value="-1" calcext:value-type="float">
            <text:p>-1</text:p>
          </table:table-cell>
          <table:table-cell table:formula="of:=INT([.$B$1]*[.RU5])" office:value-type="float" office:value="0" calcext:value-type="float">
            <text:p>0</text:p>
          </table:table-cell>
          <table:table-cell table:formula="of:=INT([.$B$1]*[.RV5])" office:value-type="float" office:value="-1" calcext:value-type="float">
            <text:p>-1</text:p>
          </table:table-cell>
          <table:table-cell table:formula="of:=INT([.$B$1]*[.RW5])" office:value-type="float" office:value="0" calcext:value-type="float">
            <text:p>0</text:p>
          </table:table-cell>
          <table:table-cell table:formula="of:=INT([.$B$1]*[.RX5])" office:value-type="float" office:value="-1" calcext:value-type="float">
            <text:p>-1</text:p>
          </table:table-cell>
          <table:table-cell table:formula="of:=INT([.$B$1]*[.RY5])" office:value-type="float" office:value="0" calcext:value-type="float">
            <text:p>0</text:p>
          </table:table-cell>
          <table:table-cell table:formula="of:=INT([.$B$1]*[.RZ5])" office:value-type="float" office:value="-1" calcext:value-type="float">
            <text:p>-1</text:p>
          </table:table-cell>
          <table:table-cell table:formula="of:=INT([.$B$1]*[.SA5])" office:value-type="float" office:value="0" calcext:value-type="float">
            <text:p>0</text:p>
          </table:table-cell>
          <table:table-cell table:formula="of:=INT([.$B$1]*[.SB5])" office:value-type="float" office:value="-1" calcext:value-type="float">
            <text:p>-1</text:p>
          </table:table-cell>
          <table:table-cell table:formula="of:=INT([.$B$1]*[.SC5])" office:value-type="float" office:value="0" calcext:value-type="float">
            <text:p>0</text:p>
          </table:table-cell>
          <table:table-cell table:formula="of:=INT([.$B$1]*[.SD5])" office:value-type="float" office:value="-1" calcext:value-type="float">
            <text:p>-1</text:p>
          </table:table-cell>
          <table:table-cell table:formula="of:=INT([.$B$1]*[.SE5])" office:value-type="float" office:value="0" calcext:value-type="float">
            <text:p>0</text:p>
          </table:table-cell>
          <table:table-cell table:formula="of:=INT([.$B$1]*[.SF5])" office:value-type="float" office:value="-1" calcext:value-type="float">
            <text:p>-1</text:p>
          </table:table-cell>
          <table:table-cell table:formula="of:=INT([.$B$1]*[.SG5])" office:value-type="float" office:value="0" calcext:value-type="float">
            <text:p>0</text:p>
          </table:table-cell>
          <table:table-cell table:formula="of:=INT([.$B$1]*[.SH5])" office:value-type="float" office:value="-1" calcext:value-type="float">
            <text:p>-1</text:p>
          </table:table-cell>
          <table:table-cell table:formula="of:=INT([.$B$1]*[.SI5])" office:value-type="float" office:value="0" calcext:value-type="float">
            <text:p>0</text:p>
          </table:table-cell>
          <table:table-cell table:formula="of:=INT([.$B$1]*[.SJ5])" office:value-type="float" office:value="-1" calcext:value-type="float">
            <text:p>-1</text:p>
          </table:table-cell>
          <table:table-cell table:formula="of:=INT([.$B$1]*[.SK5])" office:value-type="float" office:value="0" calcext:value-type="float">
            <text:p>0</text:p>
          </table:table-cell>
          <table:table-cell table:formula="of:=INT([.$B$1]*[.SL5])" office:value-type="float" office:value="-1" calcext:value-type="float">
            <text:p>-1</text:p>
          </table:table-cell>
          <table:table-cell table:formula="of:=INT([.$B$1]*[.SM5])" office:value-type="float" office:value="0" calcext:value-type="float">
            <text:p>0</text:p>
          </table:table-cell>
          <table:table-cell table:formula="of:=INT([.$B$1]*[.SN5])" office:value-type="float" office:value="-1" calcext:value-type="float">
            <text:p>-1</text:p>
          </table:table-cell>
          <table:table-cell table:formula="of:=INT([.$B$1]*[.SO5])" office:value-type="float" office:value="0" calcext:value-type="float">
            <text:p>0</text:p>
          </table:table-cell>
          <table:table-cell table:formula="of:=INT([.$B$1]*[.SP5])" office:value-type="float" office:value="-1" calcext:value-type="float">
            <text:p>-1</text:p>
          </table:table-cell>
          <table:table-cell table:formula="of:=INT([.$B$1]*[.SQ5])" office:value-type="float" office:value="0" calcext:value-type="float">
            <text:p>0</text:p>
          </table:table-cell>
          <table:table-cell table:formula="of:=INT([.$B$1]*[.SR5])" office:value-type="float" office:value="-1" calcext:value-type="float">
            <text:p>-1</text:p>
          </table:table-cell>
          <table:table-cell table:formula="of:=INT([.$B$1]*[.SS5])" office:value-type="float" office:value="0" calcext:value-type="float">
            <text:p>0</text:p>
          </table:table-cell>
          <table:table-cell table:formula="of:=INT([.$B$1]*[.ST5])" office:value-type="float" office:value="-1" calcext:value-type="float">
            <text:p>-1</text:p>
          </table:table-cell>
          <table:table-cell table:formula="of:=INT([.$B$1]*[.SU5])" office:value-type="float" office:value="0" calcext:value-type="float">
            <text:p>0</text:p>
          </table:table-cell>
          <table:table-cell table:formula="of:=INT([.$B$1]*[.SV5])" office:value-type="float" office:value="-1" calcext:value-type="float">
            <text:p>-1</text:p>
          </table:table-cell>
          <table:table-cell table:formula="of:=INT([.$B$1]*[.SW5])" office:value-type="float" office:value="0" calcext:value-type="float">
            <text:p>0</text:p>
          </table:table-cell>
          <table:table-cell table:formula="of:=INT([.$B$1]*[.SX5])" office:value-type="float" office:value="-1" calcext:value-type="float">
            <text:p>-1</text:p>
          </table:table-cell>
          <table:table-cell table:formula="of:=INT([.$B$1]*[.SY5])" office:value-type="float" office:value="0" calcext:value-type="float">
            <text:p>0</text:p>
          </table:table-cell>
          <table:table-cell table:formula="of:=INT([.$B$1]*[.SZ5])" office:value-type="float" office:value="-1" calcext:value-type="float">
            <text:p>-1</text:p>
          </table:table-cell>
          <table:table-cell table:formula="of:=INT([.$B$1]*[.TA5])" office:value-type="float" office:value="0" calcext:value-type="float">
            <text:p>0</text:p>
          </table:table-cell>
          <table:table-cell table:formula="of:=INT([.$B$1]*[.TB5])" office:value-type="float" office:value="-1" calcext:value-type="float">
            <text:p>-1</text:p>
          </table:table-cell>
          <table:table-cell table:formula="of:=INT([.$B$1]*[.TC5])" office:value-type="float" office:value="0" calcext:value-type="float">
            <text:p>0</text:p>
          </table:table-cell>
          <table:table-cell table:formula="of:=INT([.$B$1]*[.TD5])" office:value-type="float" office:value="-1" calcext:value-type="float">
            <text:p>-1</text:p>
          </table:table-cell>
          <table:table-cell table:formula="of:=INT([.$B$1]*[.TE5])" office:value-type="float" office:value="0" calcext:value-type="float">
            <text:p>0</text:p>
          </table:table-cell>
          <table:table-cell table:formula="of:=INT([.$B$1]*[.TF5])" office:value-type="float" office:value="-1" calcext:value-type="float">
            <text:p>-1</text:p>
          </table:table-cell>
          <table:table-cell table:formula="of:=INT([.$B$1]*[.TG5])" office:value-type="float" office:value="0" calcext:value-type="float">
            <text:p>0</text:p>
          </table:table-cell>
          <table:table-cell table:formula="of:=INT([.$B$1]*[.TH5])" office:value-type="float" office:value="-1" calcext:value-type="float">
            <text:p>-1</text:p>
          </table:table-cell>
          <table:table-cell table:formula="of:=INT([.$B$1]*[.TI5])" office:value-type="float" office:value="0" calcext:value-type="float">
            <text:p>0</text:p>
          </table:table-cell>
          <table:table-cell table:formula="of:=INT([.$B$1]*[.TJ5])" office:value-type="float" office:value="-1" calcext:value-type="float">
            <text:p>-1</text:p>
          </table:table-cell>
          <table:table-cell table:formula="of:=INT([.$B$1]*[.TK5])" office:value-type="float" office:value="0" calcext:value-type="float">
            <text:p>0</text:p>
          </table:table-cell>
          <table:table-cell table:formula="of:=INT([.$B$1]*[.TL5])" office:value-type="float" office:value="-1" calcext:value-type="float">
            <text:p>-1</text:p>
          </table:table-cell>
          <table:table-cell table:formula="of:=INT([.$B$1]*[.TM5])" office:value-type="float" office:value="0" calcext:value-type="float">
            <text:p>0</text:p>
          </table:table-cell>
          <table:table-cell table:formula="of:=INT([.$B$1]*[.TN5])" office:value-type="float" office:value="-1" calcext:value-type="float">
            <text:p>-1</text:p>
          </table:table-cell>
          <table:table-cell table:formula="of:=INT([.$B$1]*[.TO5])" office:value-type="float" office:value="0" calcext:value-type="float">
            <text:p>0</text:p>
          </table:table-cell>
          <table:table-cell table:formula="of:=INT([.$B$1]*[.TP5])" office:value-type="float" office:value="-1" calcext:value-type="float">
            <text:p>-1</text:p>
          </table:table-cell>
          <table:table-cell table:formula="of:=INT([.$B$1]*[.TQ5])" office:value-type="float" office:value="0" calcext:value-type="float">
            <text:p>0</text:p>
          </table:table-cell>
          <table:table-cell table:formula="of:=INT([.$B$1]*[.TR5])" office:value-type="float" office:value="-1" calcext:value-type="float">
            <text:p>-1</text:p>
          </table:table-cell>
          <table:table-cell table:formula="of:=INT([.$B$1]*[.TS5])" office:value-type="float" office:value="0" calcext:value-type="float">
            <text:p>0</text:p>
          </table:table-cell>
          <table:table-cell table:formula="of:=INT([.$B$1]*[.TT5])" office:value-type="float" office:value="-1" calcext:value-type="float">
            <text:p>-1</text:p>
          </table:table-cell>
          <table:table-cell table:formula="of:=INT([.$B$1]*[.TU5])" office:value-type="float" office:value="0" calcext:value-type="float">
            <text:p>0</text:p>
          </table:table-cell>
          <table:table-cell table:formula="of:=INT([.$B$1]*[.TV5])" office:value-type="float" office:value="-1" calcext:value-type="float">
            <text:p>-1</text:p>
          </table:table-cell>
          <table:table-cell table:formula="of:=INT([.$B$1]*[.TW5])" office:value-type="float" office:value="0" calcext:value-type="float">
            <text:p>0</text:p>
          </table:table-cell>
          <table:table-cell table:formula="of:=INT([.$B$1]*[.TX5])" office:value-type="float" office:value="-1" calcext:value-type="float">
            <text:p>-1</text:p>
          </table:table-cell>
          <table:table-cell table:formula="of:=INT([.$B$1]*[.TY5])" office:value-type="float" office:value="0" calcext:value-type="float">
            <text:p>0</text:p>
          </table:table-cell>
          <table:table-cell table:formula="of:=INT([.$B$1]*[.TZ5])" office:value-type="float" office:value="-1" calcext:value-type="float">
            <text:p>-1</text:p>
          </table:table-cell>
          <table:table-cell table:formula="of:=INT([.$B$1]*[.UA5])" office:value-type="float" office:value="0" calcext:value-type="float">
            <text:p>0</text:p>
          </table:table-cell>
          <table:table-cell table:formula="of:=INT([.$B$1]*[.UB5])" office:value-type="float" office:value="-1" calcext:value-type="float">
            <text:p>-1</text:p>
          </table:table-cell>
          <table:table-cell table:formula="of:=INT([.$B$1]*[.UC5])" office:value-type="float" office:value="0" calcext:value-type="float">
            <text:p>0</text:p>
          </table:table-cell>
          <table:table-cell table:formula="of:=INT([.$B$1]*[.UD5])" office:value-type="float" office:value="-1" calcext:value-type="float">
            <text:p>-1</text:p>
          </table:table-cell>
          <table:table-cell table:formula="of:=INT([.$B$1]*[.UE5])" office:value-type="float" office:value="0" calcext:value-type="float">
            <text:p>0</text:p>
          </table:table-cell>
          <table:table-cell table:formula="of:=INT([.$B$1]*[.UF5])" office:value-type="float" office:value="-1" calcext:value-type="float">
            <text:p>-1</text:p>
          </table:table-cell>
          <table:table-cell table:formula="of:=INT([.$B$1]*[.UG5])" office:value-type="float" office:value="0" calcext:value-type="float">
            <text:p>0</text:p>
          </table:table-cell>
          <table:table-cell table:formula="of:=INT([.$B$1]*[.UH5])" office:value-type="float" office:value="-1" calcext:value-type="float">
            <text:p>-1</text:p>
          </table:table-cell>
          <table:table-cell table:formula="of:=INT([.$B$1]*[.UI5])" office:value-type="float" office:value="0" calcext:value-type="float">
            <text:p>0</text:p>
          </table:table-cell>
          <table:table-cell table:formula="of:=INT([.$B$1]*[.UJ5])" office:value-type="float" office:value="-1" calcext:value-type="float">
            <text:p>-1</text:p>
          </table:table-cell>
          <table:table-cell table:formula="of:=INT([.$B$1]*[.UK5])" office:value-type="float" office:value="0" calcext:value-type="float">
            <text:p>0</text:p>
          </table:table-cell>
          <table:table-cell table:formula="of:=INT([.$B$1]*[.UL5])" office:value-type="float" office:value="-1" calcext:value-type="float">
            <text:p>-1</text:p>
          </table:table-cell>
          <table:table-cell table:formula="of:=INT([.$B$1]*[.UM5])" office:value-type="float" office:value="0" calcext:value-type="float">
            <text:p>0</text:p>
          </table:table-cell>
          <table:table-cell table:formula="of:=INT([.$B$1]*[.UN5])" office:value-type="float" office:value="-1" calcext:value-type="float">
            <text:p>-1</text:p>
          </table:table-cell>
          <table:table-cell table:formula="of:=INT([.$B$1]*[.UO5])" office:value-type="float" office:value="0" calcext:value-type="float">
            <text:p>0</text:p>
          </table:table-cell>
          <table:table-cell table:formula="of:=INT([.$B$1]*[.UP5])" office:value-type="float" office:value="-1" calcext:value-type="float">
            <text:p>-1</text:p>
          </table:table-cell>
          <table:table-cell table:formula="of:=INT([.$B$1]*[.UQ5])" office:value-type="float" office:value="0" calcext:value-type="float">
            <text:p>0</text:p>
          </table:table-cell>
          <table:table-cell table:formula="of:=INT([.$B$1]*[.UR5])" office:value-type="float" office:value="-1" calcext:value-type="float">
            <text:p>-1</text:p>
          </table:table-cell>
          <table:table-cell table:formula="of:=INT([.$B$1]*[.US5])" office:value-type="float" office:value="0" calcext:value-type="float">
            <text:p>0</text:p>
          </table:table-cell>
          <table:table-cell table:formula="of:=INT([.$B$1]*[.UT5])" office:value-type="float" office:value="-1" calcext:value-type="float">
            <text:p>-1</text:p>
          </table:table-cell>
          <table:table-cell table:formula="of:=INT([.$B$1]*[.UU5])" office:value-type="float" office:value="0" calcext:value-type="float">
            <text:p>0</text:p>
          </table:table-cell>
          <table:table-cell table:formula="of:=INT([.$B$1]*[.UV5])" office:value-type="float" office:value="-1" calcext:value-type="float">
            <text:p>-1</text:p>
          </table:table-cell>
          <table:table-cell table:formula="of:=INT([.$B$1]*[.UW5])" office:value-type="float" office:value="0" calcext:value-type="float">
            <text:p>0</text:p>
          </table:table-cell>
          <table:table-cell table:formula="of:=INT([.$B$1]*[.UX5])" office:value-type="float" office:value="-1" calcext:value-type="float">
            <text:p>-1</text:p>
          </table:table-cell>
          <table:table-cell table:formula="of:=INT([.$B$1]*[.UY5])" office:value-type="float" office:value="0" calcext:value-type="float">
            <text:p>0</text:p>
          </table:table-cell>
          <table:table-cell table:formula="of:=INT([.$B$1]*[.UZ5])" office:value-type="float" office:value="-1" calcext:value-type="float">
            <text:p>-1</text:p>
          </table:table-cell>
          <table:table-cell table:formula="of:=INT([.$B$1]*[.VA5])" office:value-type="float" office:value="0" calcext:value-type="float">
            <text:p>0</text:p>
          </table:table-cell>
          <table:table-cell table:formula="of:=INT([.$B$1]*[.VB5])" office:value-type="float" office:value="-1" calcext:value-type="float">
            <text:p>-1</text:p>
          </table:table-cell>
          <table:table-cell table:formula="of:=INT([.$B$1]*[.VC5])" office:value-type="float" office:value="0" calcext:value-type="float">
            <text:p>0</text:p>
          </table:table-cell>
          <table:table-cell table:formula="of:=INT([.$B$1]*[.VD5])" office:value-type="float" office:value="-1" calcext:value-type="float">
            <text:p>-1</text:p>
          </table:table-cell>
          <table:table-cell table:formula="of:=INT([.$B$1]*[.VE5])" office:value-type="float" office:value="0" calcext:value-type="float">
            <text:p>0</text:p>
          </table:table-cell>
          <table:table-cell table:formula="of:=INT([.$B$1]*[.VF5])" office:value-type="float" office:value="-1" calcext:value-type="float">
            <text:p>-1</text:p>
          </table:table-cell>
          <table:table-cell table:formula="of:=INT([.$B$1]*[.VG5])" office:value-type="float" office:value="0" calcext:value-type="float">
            <text:p>0</text:p>
          </table:table-cell>
          <table:table-cell table:formula="of:=INT([.$B$1]*[.VH5])" office:value-type="float" office:value="-1" calcext:value-type="float">
            <text:p>-1</text:p>
          </table:table-cell>
          <table:table-cell table:formula="of:=INT([.$B$1]*[.VI5])" office:value-type="float" office:value="0" calcext:value-type="float">
            <text:p>0</text:p>
          </table:table-cell>
          <table:table-cell table:formula="of:=INT([.$B$1]*[.VJ5])" office:value-type="float" office:value="-1" calcext:value-type="float">
            <text:p>-1</text:p>
          </table:table-cell>
          <table:table-cell table:formula="of:=INT([.$B$1]*[.VK5])" office:value-type="float" office:value="0" calcext:value-type="float">
            <text:p>0</text:p>
          </table:table-cell>
          <table:table-cell table:formula="of:=INT([.$B$1]*[.VL5])" office:value-type="float" office:value="-1" calcext:value-type="float">
            <text:p>-1</text:p>
          </table:table-cell>
          <table:table-cell table:formula="of:=INT([.$B$1]*[.VM5])" office:value-type="float" office:value="0" calcext:value-type="float">
            <text:p>0</text:p>
          </table:table-cell>
          <table:table-cell table:formula="of:=INT([.$B$1]*[.VN5])" office:value-type="float" office:value="-1" calcext:value-type="float">
            <text:p>-1</text:p>
          </table:table-cell>
          <table:table-cell table:formula="of:=INT([.$B$1]*[.VO5])" office:value-type="float" office:value="0" calcext:value-type="float">
            <text:p>0</text:p>
          </table:table-cell>
          <table:table-cell table:formula="of:=INT([.$B$1]*[.VP5])" office:value-type="float" office:value="-1" calcext:value-type="float">
            <text:p>-1</text:p>
          </table:table-cell>
          <table:table-cell table:formula="of:=INT([.$B$1]*[.VQ5])" office:value-type="float" office:value="0" calcext:value-type="float">
            <text:p>0</text:p>
          </table:table-cell>
          <table:table-cell table:formula="of:=INT([.$B$1]*[.VR5])" office:value-type="float" office:value="-1" calcext:value-type="float">
            <text:p>-1</text:p>
          </table:table-cell>
          <table:table-cell table:formula="of:=INT([.$B$1]*[.VS5])" office:value-type="float" office:value="0" calcext:value-type="float">
            <text:p>0</text:p>
          </table:table-cell>
          <table:table-cell table:formula="of:=INT([.$B$1]*[.VT5])" office:value-type="float" office:value="-1" calcext:value-type="float">
            <text:p>-1</text:p>
          </table:table-cell>
          <table:table-cell table:formula="of:=INT([.$B$1]*[.VU5])" office:value-type="float" office:value="0" calcext:value-type="float">
            <text:p>0</text:p>
          </table:table-cell>
          <table:table-cell table:formula="of:=INT([.$B$1]*[.VV5])" office:value-type="float" office:value="-1" calcext:value-type="float">
            <text:p>-1</text:p>
          </table:table-cell>
          <table:table-cell table:formula="of:=INT([.$B$1]*[.VW5])" office:value-type="float" office:value="0" calcext:value-type="float">
            <text:p>0</text:p>
          </table:table-cell>
          <table:table-cell table:formula="of:=INT([.$B$1]*[.VX5])" office:value-type="float" office:value="-1" calcext:value-type="float">
            <text:p>-1</text:p>
          </table:table-cell>
          <table:table-cell table:formula="of:=INT([.$B$1]*[.VY5])" office:value-type="float" office:value="0" calcext:value-type="float">
            <text:p>0</text:p>
          </table:table-cell>
          <table:table-cell table:formula="of:=INT([.$B$1]*[.VZ5])" office:value-type="float" office:value="-1" calcext:value-type="float">
            <text:p>-1</text:p>
          </table:table-cell>
          <table:table-cell table:formula="of:=INT([.$B$1]*[.WA5])" office:value-type="float" office:value="0" calcext:value-type="float">
            <text:p>0</text:p>
          </table:table-cell>
          <table:table-cell table:formula="of:=INT([.$B$1]*[.WB5])" office:value-type="float" office:value="-1" calcext:value-type="float">
            <text:p>-1</text:p>
          </table:table-cell>
          <table:table-cell table:formula="of:=INT([.$B$1]*[.WC5])" office:value-type="float" office:value="0" calcext:value-type="float">
            <text:p>0</text:p>
          </table:table-cell>
          <table:table-cell table:formula="of:=INT([.$B$1]*[.WD5])" office:value-type="float" office:value="-1" calcext:value-type="float">
            <text:p>-1</text:p>
          </table:table-cell>
          <table:table-cell table:formula="of:=INT([.$B$1]*[.WE5])" office:value-type="float" office:value="0" calcext:value-type="float">
            <text:p>0</text:p>
          </table:table-cell>
          <table:table-cell table:formula="of:=INT([.$B$1]*[.WF5])" office:value-type="float" office:value="-1" calcext:value-type="float">
            <text:p>-1</text:p>
          </table:table-cell>
          <table:table-cell table:formula="of:=INT([.$B$1]*[.WG5])" office:value-type="float" office:value="0" calcext:value-type="float">
            <text:p>0</text:p>
          </table:table-cell>
          <table:table-cell table:formula="of:=INT([.$B$1]*[.WH5])" office:value-type="float" office:value="-1" calcext:value-type="float">
            <text:p>-1</text:p>
          </table:table-cell>
          <table:table-cell table:formula="of:=INT([.$B$1]*[.WI5])" office:value-type="float" office:value="0" calcext:value-type="float">
            <text:p>0</text:p>
          </table:table-cell>
          <table:table-cell table:formula="of:=INT([.$B$1]*[.WJ5])" office:value-type="float" office:value="-1" calcext:value-type="float">
            <text:p>-1</text:p>
          </table:table-cell>
          <table:table-cell table:formula="of:=INT([.$B$1]*[.WK5])" office:value-type="float" office:value="0" calcext:value-type="float">
            <text:p>0</text:p>
          </table:table-cell>
          <table:table-cell table:formula="of:=INT([.$B$1]*[.WL5])" office:value-type="float" office:value="-1" calcext:value-type="float">
            <text:p>-1</text:p>
          </table:table-cell>
        </table:table-row>
        <table:table-row table:style-name="ro1">
          <table:table-cell/>
          <table:table-cell table:formula="of:=IF(MOD([.B2];2)*([.B4]-[.B6])&gt;0;1;0)" office:value-type="float" office:value="0" calcext:value-type="float">
            <text:p>0</text:p>
          </table:table-cell>
          <table:table-cell table:formula="of:=IF(MOD([.C2];2)*([.C4]-[.C6])&gt;0;1;0)" office:value-type="float" office:value="0" calcext:value-type="float">
            <text:p>0</text:p>
          </table:table-cell>
          <table:table-cell table:formula="of:=IF(MOD([.D2];2)*([.D4]-[.D6])&gt;0;1;0)" office:value-type="float" office:value="0" calcext:value-type="float">
            <text:p>0</text:p>
          </table:table-cell>
          <table:table-cell table:formula="of:=IF(MOD([.E2];2)*([.E4]-[.E6])&gt;0;1;0)" office:value-type="float" office:value="0" calcext:value-type="float">
            <text:p>0</text:p>
          </table:table-cell>
          <table:table-cell table:formula="of:=IF(MOD([.F2];2)*([.F4]-[.F6])&gt;0;1;0)" office:value-type="float" office:value="0" calcext:value-type="float">
            <text:p>0</text:p>
          </table:table-cell>
          <table:table-cell table:formula="of:=IF(MOD([.G2];2)*([.G4]-[.G6])&gt;0;1;0)" office:value-type="float" office:value="0" calcext:value-type="float">
            <text:p>0</text:p>
          </table:table-cell>
          <table:table-cell table:formula="of:=IF(MOD([.H2];2)*([.H4]-[.H6])&gt;0;1;0)" office:value-type="float" office:value="0" calcext:value-type="float">
            <text:p>0</text:p>
          </table:table-cell>
          <table:table-cell table:formula="of:=IF(MOD([.I2];2)*([.I4]-[.I6])&gt;0;1;0)" office:value-type="float" office:value="0" calcext:value-type="float">
            <text:p>0</text:p>
          </table:table-cell>
          <table:table-cell table:formula="of:=IF(MOD([.J2];2)*([.J4]-[.J6])&gt;0;1;0)" office:value-type="float" office:value="0" calcext:value-type="float">
            <text:p>0</text:p>
          </table:table-cell>
          <table:table-cell table:formula="of:=IF(MOD([.K2];2)*([.K4]-[.K6])&gt;0;1;0)" office:value-type="float" office:value="0" calcext:value-type="float">
            <text:p>0</text:p>
          </table:table-cell>
          <table:table-cell table:formula="of:=IF(MOD([.L2];2)*([.L4]-[.L6])&gt;0;1;0)" office:value-type="float" office:value="0" calcext:value-type="float">
            <text:p>0</text:p>
          </table:table-cell>
          <table:table-cell table:formula="of:=IF(MOD([.M2];2)*([.M4]-[.M6])&gt;0;1;0)" office:value-type="float" office:value="0" calcext:value-type="float">
            <text:p>0</text:p>
          </table:table-cell>
          <table:table-cell table:formula="of:=IF(MOD([.N2];2)*([.N4]-[.N6])&gt;0;1;0)" office:value-type="float" office:value="0" calcext:value-type="float">
            <text:p>0</text:p>
          </table:table-cell>
          <table:table-cell table:formula="of:=IF(MOD([.O2];2)*([.O4]-[.O6])&gt;0;1;0)" office:value-type="float" office:value="0" calcext:value-type="float">
            <text:p>0</text:p>
          </table:table-cell>
          <table:table-cell table:formula="of:=IF(MOD([.P2];2)*([.P4]-[.P6])&gt;0;1;0)" office:value-type="float" office:value="0" calcext:value-type="float">
            <text:p>0</text:p>
          </table:table-cell>
          <table:table-cell table:formula="of:=IF(MOD([.Q2];2)*([.Q4]-[.Q6])&gt;0;1;0)" office:value-type="float" office:value="0" calcext:value-type="float">
            <text:p>0</text:p>
          </table:table-cell>
          <table:table-cell table:formula="of:=IF(MOD([.R2];2)*([.R4]-[.R6])&gt;0;1;0)" office:value-type="float" office:value="0" calcext:value-type="float">
            <text:p>0</text:p>
          </table:table-cell>
          <table:table-cell table:formula="of:=IF(MOD([.S2];2)*([.S4]-[.S6])&gt;0;1;0)" office:value-type="float" office:value="0" calcext:value-type="float">
            <text:p>0</text:p>
          </table:table-cell>
          <table:table-cell table:formula="of:=IF(MOD([.T2];2)*([.T4]-[.T6])&gt;0;1;0)" office:value-type="float" office:value="0" calcext:value-type="float">
            <text:p>0</text:p>
          </table:table-cell>
          <table:table-cell table:formula="of:=IF(MOD([.U2];2)*([.U4]-[.U6])&gt;0;1;0)" office:value-type="float" office:value="0" calcext:value-type="float">
            <text:p>0</text:p>
          </table:table-cell>
          <table:table-cell table:formula="of:=IF(MOD([.V2];2)*([.V4]-[.V6])&gt;0;1;0)" office:value-type="float" office:value="0" calcext:value-type="float">
            <text:p>0</text:p>
          </table:table-cell>
          <table:table-cell table:formula="of:=IF(MOD([.W2];2)*([.W4]-[.W6])&gt;0;1;0)" office:value-type="float" office:value="0" calcext:value-type="float">
            <text:p>0</text:p>
          </table:table-cell>
          <table:table-cell table:formula="of:=IF(MOD([.X2];2)*([.X4]-[.X6])&gt;0;1;0)" office:value-type="float" office:value="0" calcext:value-type="float">
            <text:p>0</text:p>
          </table:table-cell>
          <table:table-cell table:formula="of:=IF(MOD([.Y2];2)*([.Y4]-[.Y6])&gt;0;1;0)" office:value-type="float" office:value="0" calcext:value-type="float">
            <text:p>0</text:p>
          </table:table-cell>
          <table:table-cell table:formula="of:=IF(MOD([.Z2];2)*([.Z4]-[.Z6])&gt;0;1;0)" office:value-type="float" office:value="0" calcext:value-type="float">
            <text:p>0</text:p>
          </table:table-cell>
          <table:table-cell table:formula="of:=IF(MOD([.AA2];2)*([.AA4]-[.AA6])&gt;0;1;0)" office:value-type="float" office:value="0" calcext:value-type="float">
            <text:p>0</text:p>
          </table:table-cell>
          <table:table-cell table:formula="of:=IF(MOD([.AB2];2)*([.AB4]-[.AB6])&gt;0;1;0)" office:value-type="float" office:value="0" calcext:value-type="float">
            <text:p>0</text:p>
          </table:table-cell>
          <table:table-cell table:formula="of:=IF(MOD([.AC2];2)*([.AC4]-[.AC6])&gt;0;1;0)" office:value-type="float" office:value="1" calcext:value-type="float">
            <text:p>1</text:p>
          </table:table-cell>
          <table:table-cell table:formula="of:=IF(MOD([.AD2];2)*([.AD4]-[.AD6])&gt;0;1;0)" office:value-type="float" office:value="0" calcext:value-type="float">
            <text:p>0</text:p>
          </table:table-cell>
          <table:table-cell table:formula="of:=IF(MOD([.AE2];2)*([.AE4]-[.AE6])&gt;0;1;0)" office:value-type="float" office:value="1" calcext:value-type="float">
            <text:p>1</text:p>
          </table:table-cell>
          <table:table-cell table:formula="of:=IF(MOD([.AF2];2)*([.AF4]-[.AF6])&gt;0;1;0)" office:value-type="float" office:value="0" calcext:value-type="float">
            <text:p>0</text:p>
          </table:table-cell>
          <table:table-cell table:formula="of:=IF(MOD([.AG2];2)*([.AG4]-[.AG6])&gt;0;1;0)" office:value-type="float" office:value="1" calcext:value-type="float">
            <text:p>1</text:p>
          </table:table-cell>
          <table:table-cell table:formula="of:=IF(MOD([.AH2];2)*([.AH4]-[.AH6])&gt;0;1;0)" office:value-type="float" office:value="0" calcext:value-type="float">
            <text:p>0</text:p>
          </table:table-cell>
          <table:table-cell table:formula="of:=IF(MOD([.AI2];2)*([.AI4]-[.AI6])&gt;0;1;0)" office:value-type="float" office:value="1" calcext:value-type="float">
            <text:p>1</text:p>
          </table:table-cell>
          <table:table-cell table:formula="of:=IF(MOD([.AJ2];2)*([.AJ4]-[.AJ6])&gt;0;1;0)" office:value-type="float" office:value="0" calcext:value-type="float">
            <text:p>0</text:p>
          </table:table-cell>
          <table:table-cell table:formula="of:=IF(MOD([.AK2];2)*([.AK4]-[.AK6])&gt;0;1;0)" office:value-type="float" office:value="1" calcext:value-type="float">
            <text:p>1</text:p>
          </table:table-cell>
          <table:table-cell table:formula="of:=IF(MOD([.AL2];2)*([.AL4]-[.AL6])&gt;0;1;0)" office:value-type="float" office:value="0" calcext:value-type="float">
            <text:p>0</text:p>
          </table:table-cell>
          <table:table-cell table:formula="of:=IF(MOD([.AM2];2)*([.AM4]-[.AM6])&gt;0;1;0)" office:value-type="float" office:value="1" calcext:value-type="float">
            <text:p>1</text:p>
          </table:table-cell>
          <table:table-cell table:formula="of:=IF(MOD([.AN2];2)*([.AN4]-[.AN6])&gt;0;1;0)" office:value-type="float" office:value="0" calcext:value-type="float">
            <text:p>0</text:p>
          </table:table-cell>
          <table:table-cell table:formula="of:=IF(MOD([.AO2];2)*([.AO4]-[.AO6])&gt;0;1;0)" office:value-type="float" office:value="1" calcext:value-type="float">
            <text:p>1</text:p>
          </table:table-cell>
          <table:table-cell table:formula="of:=IF(MOD([.AP2];2)*([.AP4]-[.AP6])&gt;0;1;0)" office:value-type="float" office:value="0" calcext:value-type="float">
            <text:p>0</text:p>
          </table:table-cell>
          <table:table-cell table:formula="of:=IF(MOD([.AQ2];2)*([.AQ4]-[.AQ6])&gt;0;1;0)" office:value-type="float" office:value="1" calcext:value-type="float">
            <text:p>1</text:p>
          </table:table-cell>
          <table:table-cell table:formula="of:=IF(MOD([.AR2];2)*([.AR4]-[.AR6])&gt;0;1;0)" office:value-type="float" office:value="0" calcext:value-type="float">
            <text:p>0</text:p>
          </table:table-cell>
          <table:table-cell table:formula="of:=IF(MOD([.AS2];2)*([.AS4]-[.AS6])&gt;0;1;0)" office:value-type="float" office:value="1" calcext:value-type="float">
            <text:p>1</text:p>
          </table:table-cell>
          <table:table-cell table:formula="of:=IF(MOD([.AT2];2)*([.AT4]-[.AT6])&gt;0;1;0)" office:value-type="float" office:value="0" calcext:value-type="float">
            <text:p>0</text:p>
          </table:table-cell>
          <table:table-cell table:formula="of:=IF(MOD([.AU2];2)*([.AU4]-[.AU6])&gt;0;1;0)" office:value-type="float" office:value="1" calcext:value-type="float">
            <text:p>1</text:p>
          </table:table-cell>
          <table:table-cell table:formula="of:=IF(MOD([.AV2];2)*([.AV4]-[.AV6])&gt;0;1;0)" office:value-type="float" office:value="0" calcext:value-type="float">
            <text:p>0</text:p>
          </table:table-cell>
          <table:table-cell table:formula="of:=IF(MOD([.AW2];2)*([.AW4]-[.AW6])&gt;0;1;0)" office:value-type="float" office:value="1" calcext:value-type="float">
            <text:p>1</text:p>
          </table:table-cell>
          <table:table-cell table:formula="of:=IF(MOD([.AX2];2)*([.AX4]-[.AX6])&gt;0;1;0)" office:value-type="float" office:value="0" calcext:value-type="float">
            <text:p>0</text:p>
          </table:table-cell>
          <table:table-cell table:formula="of:=IF(MOD([.AY2];2)*([.AY4]-[.AY6])&gt;0;1;0)" office:value-type="float" office:value="1" calcext:value-type="float">
            <text:p>1</text:p>
          </table:table-cell>
          <table:table-cell table:formula="of:=IF(MOD([.AZ2];2)*([.AZ4]-[.AZ6])&gt;0;1;0)" office:value-type="float" office:value="0" calcext:value-type="float">
            <text:p>0</text:p>
          </table:table-cell>
          <table:table-cell table:formula="of:=IF(MOD([.BA2];2)*([.BA4]-[.BA6])&gt;0;1;0)" office:value-type="float" office:value="1" calcext:value-type="float">
            <text:p>1</text:p>
          </table:table-cell>
          <table:table-cell table:formula="of:=IF(MOD([.BB2];2)*([.BB4]-[.BB6])&gt;0;1;0)" office:value-type="float" office:value="0" calcext:value-type="float">
            <text:p>0</text:p>
          </table:table-cell>
          <table:table-cell table:formula="of:=IF(MOD([.BC2];2)*([.BC4]-[.BC6])&gt;0;1;0)" office:value-type="float" office:value="1" calcext:value-type="float">
            <text:p>1</text:p>
          </table:table-cell>
          <table:table-cell table:formula="of:=IF(MOD([.BD2];2)*([.BD4]-[.BD6])&gt;0;1;0)" office:value-type="float" office:value="0" calcext:value-type="float">
            <text:p>0</text:p>
          </table:table-cell>
          <table:table-cell table:formula="of:=IF(MOD([.BE2];2)*([.BE4]-[.BE6])&gt;0;1;0)" office:value-type="float" office:value="1" calcext:value-type="float">
            <text:p>1</text:p>
          </table:table-cell>
          <table:table-cell table:formula="of:=IF(MOD([.BF2];2)*([.BF4]-[.BF6])&gt;0;1;0)" office:value-type="float" office:value="0" calcext:value-type="float">
            <text:p>0</text:p>
          </table:table-cell>
          <table:table-cell table:formula="of:=IF(MOD([.BG2];2)*([.BG4]-[.BG6])&gt;0;1;0)" office:value-type="float" office:value="1" calcext:value-type="float">
            <text:p>1</text:p>
          </table:table-cell>
          <table:table-cell table:formula="of:=IF(MOD([.BH2];2)*([.BH4]-[.BH6])&gt;0;1;0)" office:value-type="float" office:value="0" calcext:value-type="float">
            <text:p>0</text:p>
          </table:table-cell>
          <table:table-cell table:formula="of:=IF(MOD([.BI2];2)*([.BI4]-[.BI6])&gt;0;1;0)" office:value-type="float" office:value="1" calcext:value-type="float">
            <text:p>1</text:p>
          </table:table-cell>
          <table:table-cell table:formula="of:=IF(MOD([.BJ2];2)*([.BJ4]-[.BJ6])&gt;0;1;0)" office:value-type="float" office:value="0" calcext:value-type="float">
            <text:p>0</text:p>
          </table:table-cell>
          <table:table-cell table:formula="of:=IF(MOD([.BK2];2)*([.BK4]-[.BK6])&gt;0;1;0)" office:value-type="float" office:value="1" calcext:value-type="float">
            <text:p>1</text:p>
          </table:table-cell>
          <table:table-cell table:formula="of:=IF(MOD([.BL2];2)*([.BL4]-[.BL6])&gt;0;1;0)" office:value-type="float" office:value="0" calcext:value-type="float">
            <text:p>0</text:p>
          </table:table-cell>
          <table:table-cell table:formula="of:=IF(MOD([.BM2];2)*([.BM4]-[.BM6])&gt;0;1;0)" office:value-type="float" office:value="1" calcext:value-type="float">
            <text:p>1</text:p>
          </table:table-cell>
          <table:table-cell table:formula="of:=IF(MOD([.BN2];2)*([.BN4]-[.BN6])&gt;0;1;0)" office:value-type="float" office:value="0" calcext:value-type="float">
            <text:p>0</text:p>
          </table:table-cell>
          <table:table-cell table:formula="of:=IF(MOD([.BO2];2)*([.BO4]-[.BO6])&gt;0;1;0)" office:value-type="float" office:value="1" calcext:value-type="float">
            <text:p>1</text:p>
          </table:table-cell>
          <table:table-cell table:formula="of:=IF(MOD([.BP2];2)*([.BP4]-[.BP6])&gt;0;1;0)" office:value-type="float" office:value="0" calcext:value-type="float">
            <text:p>0</text:p>
          </table:table-cell>
          <table:table-cell table:formula="of:=IF(MOD([.BQ2];2)*([.BQ4]-[.BQ6])&gt;0;1;0)" office:value-type="float" office:value="1" calcext:value-type="float">
            <text:p>1</text:p>
          </table:table-cell>
          <table:table-cell table:formula="of:=IF(MOD([.BR2];2)*([.BR4]-[.BR6])&gt;0;1;0)" office:value-type="float" office:value="0" calcext:value-type="float">
            <text:p>0</text:p>
          </table:table-cell>
          <table:table-cell table:formula="of:=IF(MOD([.BS2];2)*([.BS4]-[.BS6])&gt;0;1;0)" office:value-type="float" office:value="1" calcext:value-type="float">
            <text:p>1</text:p>
          </table:table-cell>
          <table:table-cell table:formula="of:=IF(MOD([.BT2];2)*([.BT4]-[.BT6])&gt;0;1;0)" office:value-type="float" office:value="0" calcext:value-type="float">
            <text:p>0</text:p>
          </table:table-cell>
          <table:table-cell table:formula="of:=IF(MOD([.BU2];2)*([.BU4]-[.BU6])&gt;0;1;0)" office:value-type="float" office:value="1" calcext:value-type="float">
            <text:p>1</text:p>
          </table:table-cell>
          <table:table-cell table:formula="of:=IF(MOD([.BV2];2)*([.BV4]-[.BV6])&gt;0;1;0)" office:value-type="float" office:value="0" calcext:value-type="float">
            <text:p>0</text:p>
          </table:table-cell>
          <table:table-cell table:formula="of:=IF(MOD([.BW2];2)*([.BW4]-[.BW6])&gt;0;1;0)" office:value-type="float" office:value="1" calcext:value-type="float">
            <text:p>1</text:p>
          </table:table-cell>
          <table:table-cell table:formula="of:=IF(MOD([.BX2];2)*([.BX4]-[.BX6])&gt;0;1;0)" office:value-type="float" office:value="0" calcext:value-type="float">
            <text:p>0</text:p>
          </table:table-cell>
          <table:table-cell table:formula="of:=IF(MOD([.BY2];2)*([.BY4]-[.BY6])&gt;0;1;0)" office:value-type="float" office:value="1" calcext:value-type="float">
            <text:p>1</text:p>
          </table:table-cell>
          <table:table-cell table:formula="of:=IF(MOD([.BZ2];2)*([.BZ4]-[.BZ6])&gt;0;1;0)" office:value-type="float" office:value="0" calcext:value-type="float">
            <text:p>0</text:p>
          </table:table-cell>
          <table:table-cell table:formula="of:=IF(MOD([.CA2];2)*([.CA4]-[.CA6])&gt;0;1;0)" office:value-type="float" office:value="1" calcext:value-type="float">
            <text:p>1</text:p>
          </table:table-cell>
          <table:table-cell table:formula="of:=IF(MOD([.CB2];2)*([.CB4]-[.CB6])&gt;0;1;0)" office:value-type="float" office:value="0" calcext:value-type="float">
            <text:p>0</text:p>
          </table:table-cell>
          <table:table-cell table:formula="of:=IF(MOD([.CC2];2)*([.CC4]-[.CC6])&gt;0;1;0)" office:value-type="float" office:value="1" calcext:value-type="float">
            <text:p>1</text:p>
          </table:table-cell>
          <table:table-cell table:formula="of:=IF(MOD([.CD2];2)*([.CD4]-[.CD6])&gt;0;1;0)" office:value-type="float" office:value="0" calcext:value-type="float">
            <text:p>0</text:p>
          </table:table-cell>
          <table:table-cell table:formula="of:=IF(MOD([.CE2];2)*([.CE4]-[.CE6])&gt;0;1;0)" office:value-type="float" office:value="1" calcext:value-type="float">
            <text:p>1</text:p>
          </table:table-cell>
          <table:table-cell table:formula="of:=IF(MOD([.CF2];2)*([.CF4]-[.CF6])&gt;0;1;0)" office:value-type="float" office:value="0" calcext:value-type="float">
            <text:p>0</text:p>
          </table:table-cell>
          <table:table-cell table:formula="of:=IF(MOD([.CG2];2)*([.CG4]-[.CG6])&gt;0;1;0)" office:value-type="float" office:value="1" calcext:value-type="float">
            <text:p>1</text:p>
          </table:table-cell>
          <table:table-cell table:formula="of:=IF(MOD([.CH2];2)*([.CH4]-[.CH6])&gt;0;1;0)" office:value-type="float" office:value="0" calcext:value-type="float">
            <text:p>0</text:p>
          </table:table-cell>
          <table:table-cell table:formula="of:=IF(MOD([.CI2];2)*([.CI4]-[.CI6])&gt;0;1;0)" office:value-type="float" office:value="1" calcext:value-type="float">
            <text:p>1</text:p>
          </table:table-cell>
          <table:table-cell table:formula="of:=IF(MOD([.CJ2];2)*([.CJ4]-[.CJ6])&gt;0;1;0)" office:value-type="float" office:value="0" calcext:value-type="float">
            <text:p>0</text:p>
          </table:table-cell>
          <table:table-cell table:formula="of:=IF(MOD([.CK2];2)*([.CK4]-[.CK6])&gt;0;1;0)" office:value-type="float" office:value="1" calcext:value-type="float">
            <text:p>1</text:p>
          </table:table-cell>
          <table:table-cell table:formula="of:=IF(MOD([.CL2];2)*([.CL4]-[.CL6])&gt;0;1;0)" office:value-type="float" office:value="0" calcext:value-type="float">
            <text:p>0</text:p>
          </table:table-cell>
          <table:table-cell table:formula="of:=IF(MOD([.CM2];2)*([.CM4]-[.CM6])&gt;0;1;0)" office:value-type="float" office:value="1" calcext:value-type="float">
            <text:p>1</text:p>
          </table:table-cell>
          <table:table-cell table:formula="of:=IF(MOD([.CN2];2)*([.CN4]-[.CN6])&gt;0;1;0)" office:value-type="float" office:value="0" calcext:value-type="float">
            <text:p>0</text:p>
          </table:table-cell>
          <table:table-cell table:formula="of:=IF(MOD([.CO2];2)*([.CO4]-[.CO6])&gt;0;1;0)" office:value-type="float" office:value="1" calcext:value-type="float">
            <text:p>1</text:p>
          </table:table-cell>
          <table:table-cell table:formula="of:=IF(MOD([.CP2];2)*([.CP4]-[.CP6])&gt;0;1;0)" office:value-type="float" office:value="0" calcext:value-type="float">
            <text:p>0</text:p>
          </table:table-cell>
          <table:table-cell table:formula="of:=IF(MOD([.CQ2];2)*([.CQ4]-[.CQ6])&gt;0;1;0)" office:value-type="float" office:value="1" calcext:value-type="float">
            <text:p>1</text:p>
          </table:table-cell>
          <table:table-cell table:formula="of:=IF(MOD([.CR2];2)*([.CR4]-[.CR6])&gt;0;1;0)" office:value-type="float" office:value="0" calcext:value-type="float">
            <text:p>0</text:p>
          </table:table-cell>
          <table:table-cell table:formula="of:=IF(MOD([.CS2];2)*([.CS4]-[.CS6])&gt;0;1;0)" office:value-type="float" office:value="1" calcext:value-type="float">
            <text:p>1</text:p>
          </table:table-cell>
          <table:table-cell table:formula="of:=IF(MOD([.CT2];2)*([.CT4]-[.CT6])&gt;0;1;0)" office:value-type="float" office:value="0" calcext:value-type="float">
            <text:p>0</text:p>
          </table:table-cell>
          <table:table-cell table:formula="of:=IF(MOD([.CU2];2)*([.CU4]-[.CU6])&gt;0;1;0)" office:value-type="float" office:value="1" calcext:value-type="float">
            <text:p>1</text:p>
          </table:table-cell>
          <table:table-cell table:formula="of:=IF(MOD([.CV2];2)*([.CV4]-[.CV6])&gt;0;1;0)" office:value-type="float" office:value="0" calcext:value-type="float">
            <text:p>0</text:p>
          </table:table-cell>
          <table:table-cell table:formula="of:=IF(MOD([.CW2];2)*([.CW4]-[.CW6])&gt;0;1;0)" office:value-type="float" office:value="1" calcext:value-type="float">
            <text:p>1</text:p>
          </table:table-cell>
          <table:table-cell table:formula="of:=IF(MOD([.CX2];2)*([.CX4]-[.CX6])&gt;0;1;0)" office:value-type="float" office:value="0" calcext:value-type="float">
            <text:p>0</text:p>
          </table:table-cell>
          <table:table-cell table:formula="of:=IF(MOD([.CY2];2)*([.CY4]-[.CY6])&gt;0;1;0)" office:value-type="float" office:value="1" calcext:value-type="float">
            <text:p>1</text:p>
          </table:table-cell>
          <table:table-cell table:formula="of:=IF(MOD([.CZ2];2)*([.CZ4]-[.CZ6])&gt;0;1;0)" office:value-type="float" office:value="0" calcext:value-type="float">
            <text:p>0</text:p>
          </table:table-cell>
          <table:table-cell table:formula="of:=IF(MOD([.DA2];2)*([.DA4]-[.DA6])&gt;0;1;0)" office:value-type="float" office:value="1" calcext:value-type="float">
            <text:p>1</text:p>
          </table:table-cell>
          <table:table-cell table:formula="of:=IF(MOD([.DB2];2)*([.DB4]-[.DB6])&gt;0;1;0)" office:value-type="float" office:value="0" calcext:value-type="float">
            <text:p>0</text:p>
          </table:table-cell>
          <table:table-cell table:formula="of:=IF(MOD([.DC2];2)*([.DC4]-[.DC6])&gt;0;1;0)" office:value-type="float" office:value="1" calcext:value-type="float">
            <text:p>1</text:p>
          </table:table-cell>
          <table:table-cell table:formula="of:=IF(MOD([.DD2];2)*([.DD4]-[.DD6])&gt;0;1;0)" office:value-type="float" office:value="0" calcext:value-type="float">
            <text:p>0</text:p>
          </table:table-cell>
          <table:table-cell table:formula="of:=IF(MOD([.DE2];2)*([.DE4]-[.DE6])&gt;0;1;0)" office:value-type="float" office:value="1" calcext:value-type="float">
            <text:p>1</text:p>
          </table:table-cell>
          <table:table-cell table:formula="of:=IF(MOD([.DF2];2)*([.DF4]-[.DF6])&gt;0;1;0)" office:value-type="float" office:value="0" calcext:value-type="float">
            <text:p>0</text:p>
          </table:table-cell>
          <table:table-cell table:formula="of:=IF(MOD([.DG2];2)*([.DG4]-[.DG6])&gt;0;1;0)" office:value-type="float" office:value="1" calcext:value-type="float">
            <text:p>1</text:p>
          </table:table-cell>
          <table:table-cell table:formula="of:=IF(MOD([.DH2];2)*([.DH4]-[.DH6])&gt;0;1;0)" office:value-type="float" office:value="0" calcext:value-type="float">
            <text:p>0</text:p>
          </table:table-cell>
          <table:table-cell table:formula="of:=IF(MOD([.DI2];2)*([.DI4]-[.DI6])&gt;0;1;0)" office:value-type="float" office:value="1" calcext:value-type="float">
            <text:p>1</text:p>
          </table:table-cell>
          <table:table-cell table:formula="of:=IF(MOD([.DJ2];2)*([.DJ4]-[.DJ6])&gt;0;1;0)" office:value-type="float" office:value="0" calcext:value-type="float">
            <text:p>0</text:p>
          </table:table-cell>
          <table:table-cell table:formula="of:=IF(MOD([.DK2];2)*([.DK4]-[.DK6])&gt;0;1;0)" office:value-type="float" office:value="1" calcext:value-type="float">
            <text:p>1</text:p>
          </table:table-cell>
          <table:table-cell table:formula="of:=IF(MOD([.DL2];2)*([.DL4]-[.DL6])&gt;0;1;0)" office:value-type="float" office:value="0" calcext:value-type="float">
            <text:p>0</text:p>
          </table:table-cell>
          <table:table-cell table:formula="of:=IF(MOD([.DM2];2)*([.DM4]-[.DM6])&gt;0;1;0)" office:value-type="float" office:value="1" calcext:value-type="float">
            <text:p>1</text:p>
          </table:table-cell>
          <table:table-cell table:formula="of:=IF(MOD([.DN2];2)*([.DN4]-[.DN6])&gt;0;1;0)" office:value-type="float" office:value="0" calcext:value-type="float">
            <text:p>0</text:p>
          </table:table-cell>
          <table:table-cell table:formula="of:=IF(MOD([.DO2];2)*([.DO4]-[.DO6])&gt;0;1;0)" office:value-type="float" office:value="1" calcext:value-type="float">
            <text:p>1</text:p>
          </table:table-cell>
          <table:table-cell table:formula="of:=IF(MOD([.DP2];2)*([.DP4]-[.DP6])&gt;0;1;0)" office:value-type="float" office:value="0" calcext:value-type="float">
            <text:p>0</text:p>
          </table:table-cell>
          <table:table-cell table:formula="of:=IF(MOD([.DQ2];2)*([.DQ4]-[.DQ6])&gt;0;1;0)" office:value-type="float" office:value="1" calcext:value-type="float">
            <text:p>1</text:p>
          </table:table-cell>
          <table:table-cell table:formula="of:=IF(MOD([.DR2];2)*([.DR4]-[.DR6])&gt;0;1;0)" office:value-type="float" office:value="0" calcext:value-type="float">
            <text:p>0</text:p>
          </table:table-cell>
          <table:table-cell table:formula="of:=IF(MOD([.DS2];2)*([.DS4]-[.DS6])&gt;0;1;0)" office:value-type="float" office:value="1" calcext:value-type="float">
            <text:p>1</text:p>
          </table:table-cell>
          <table:table-cell table:formula="of:=IF(MOD([.DT2];2)*([.DT4]-[.DT6])&gt;0;1;0)" office:value-type="float" office:value="0" calcext:value-type="float">
            <text:p>0</text:p>
          </table:table-cell>
          <table:table-cell table:formula="of:=IF(MOD([.DU2];2)*([.DU4]-[.DU6])&gt;0;1;0)" office:value-type="float" office:value="1" calcext:value-type="float">
            <text:p>1</text:p>
          </table:table-cell>
          <table:table-cell table:formula="of:=IF(MOD([.DV2];2)*([.DV4]-[.DV6])&gt;0;1;0)" office:value-type="float" office:value="0" calcext:value-type="float">
            <text:p>0</text:p>
          </table:table-cell>
          <table:table-cell table:formula="of:=IF(MOD([.DW2];2)*([.DW4]-[.DW6])&gt;0;1;0)" office:value-type="float" office:value="1" calcext:value-type="float">
            <text:p>1</text:p>
          </table:table-cell>
          <table:table-cell table:formula="of:=IF(MOD([.DX2];2)*([.DX4]-[.DX6])&gt;0;1;0)" office:value-type="float" office:value="0" calcext:value-type="float">
            <text:p>0</text:p>
          </table:table-cell>
          <table:table-cell table:formula="of:=IF(MOD([.DY2];2)*([.DY4]-[.DY6])&gt;0;1;0)" office:value-type="float" office:value="1" calcext:value-type="float">
            <text:p>1</text:p>
          </table:table-cell>
          <table:table-cell table:formula="of:=IF(MOD([.DZ2];2)*([.DZ4]-[.DZ6])&gt;0;1;0)" office:value-type="float" office:value="0" calcext:value-type="float">
            <text:p>0</text:p>
          </table:table-cell>
          <table:table-cell table:formula="of:=IF(MOD([.EA2];2)*([.EA4]-[.EA6])&gt;0;1;0)" office:value-type="float" office:value="1" calcext:value-type="float">
            <text:p>1</text:p>
          </table:table-cell>
          <table:table-cell table:formula="of:=IF(MOD([.EB2];2)*([.EB4]-[.EB6])&gt;0;1;0)" office:value-type="float" office:value="0" calcext:value-type="float">
            <text:p>0</text:p>
          </table:table-cell>
          <table:table-cell table:formula="of:=IF(MOD([.EC2];2)*([.EC4]-[.EC6])&gt;0;1;0)" office:value-type="float" office:value="1" calcext:value-type="float">
            <text:p>1</text:p>
          </table:table-cell>
          <table:table-cell table:formula="of:=IF(MOD([.ED2];2)*([.ED4]-[.ED6])&gt;0;1;0)" office:value-type="float" office:value="0" calcext:value-type="float">
            <text:p>0</text:p>
          </table:table-cell>
          <table:table-cell table:formula="of:=IF(MOD([.EE2];2)*([.EE4]-[.EE6])&gt;0;1;0)" office:value-type="float" office:value="1" calcext:value-type="float">
            <text:p>1</text:p>
          </table:table-cell>
          <table:table-cell table:formula="of:=IF(MOD([.EF2];2)*([.EF4]-[.EF6])&gt;0;1;0)" office:value-type="float" office:value="0" calcext:value-type="float">
            <text:p>0</text:p>
          </table:table-cell>
          <table:table-cell table:formula="of:=IF(MOD([.EG2];2)*([.EG4]-[.EG6])&gt;0;1;0)" office:value-type="float" office:value="1" calcext:value-type="float">
            <text:p>1</text:p>
          </table:table-cell>
          <table:table-cell table:formula="of:=IF(MOD([.EH2];2)*([.EH4]-[.EH6])&gt;0;1;0)" office:value-type="float" office:value="0" calcext:value-type="float">
            <text:p>0</text:p>
          </table:table-cell>
          <table:table-cell table:formula="of:=IF(MOD([.EI2];2)*([.EI4]-[.EI6])&gt;0;1;0)" office:value-type="float" office:value="1" calcext:value-type="float">
            <text:p>1</text:p>
          </table:table-cell>
          <table:table-cell table:formula="of:=IF(MOD([.EJ2];2)*([.EJ4]-[.EJ6])&gt;0;1;0)" office:value-type="float" office:value="0" calcext:value-type="float">
            <text:p>0</text:p>
          </table:table-cell>
          <table:table-cell table:formula="of:=IF(MOD([.EK2];2)*([.EK4]-[.EK6])&gt;0;1;0)" office:value-type="float" office:value="1" calcext:value-type="float">
            <text:p>1</text:p>
          </table:table-cell>
          <table:table-cell table:formula="of:=IF(MOD([.EL2];2)*([.EL4]-[.EL6])&gt;0;1;0)" office:value-type="float" office:value="0" calcext:value-type="float">
            <text:p>0</text:p>
          </table:table-cell>
          <table:table-cell table:formula="of:=IF(MOD([.EM2];2)*([.EM4]-[.EM6])&gt;0;1;0)" office:value-type="float" office:value="1" calcext:value-type="float">
            <text:p>1</text:p>
          </table:table-cell>
          <table:table-cell table:formula="of:=IF(MOD([.EN2];2)*([.EN4]-[.EN6])&gt;0;1;0)" office:value-type="float" office:value="0" calcext:value-type="float">
            <text:p>0</text:p>
          </table:table-cell>
          <table:table-cell table:formula="of:=IF(MOD([.EO2];2)*([.EO4]-[.EO6])&gt;0;1;0)" office:value-type="float" office:value="1" calcext:value-type="float">
            <text:p>1</text:p>
          </table:table-cell>
          <table:table-cell table:formula="of:=IF(MOD([.EP2];2)*([.EP4]-[.EP6])&gt;0;1;0)" office:value-type="float" office:value="0" calcext:value-type="float">
            <text:p>0</text:p>
          </table:table-cell>
          <table:table-cell table:formula="of:=IF(MOD([.EQ2];2)*([.EQ4]-[.EQ6])&gt;0;1;0)" office:value-type="float" office:value="1" calcext:value-type="float">
            <text:p>1</text:p>
          </table:table-cell>
          <table:table-cell table:formula="of:=IF(MOD([.ER2];2)*([.ER4]-[.ER6])&gt;0;1;0)" office:value-type="float" office:value="0" calcext:value-type="float">
            <text:p>0</text:p>
          </table:table-cell>
          <table:table-cell table:formula="of:=IF(MOD([.ES2];2)*([.ES4]-[.ES6])&gt;0;1;0)" office:value-type="float" office:value="1" calcext:value-type="float">
            <text:p>1</text:p>
          </table:table-cell>
          <table:table-cell table:formula="of:=IF(MOD([.ET2];2)*([.ET4]-[.ET6])&gt;0;1;0)" office:value-type="float" office:value="0" calcext:value-type="float">
            <text:p>0</text:p>
          </table:table-cell>
          <table:table-cell table:formula="of:=IF(MOD([.EU2];2)*([.EU4]-[.EU6])&gt;0;1;0)" office:value-type="float" office:value="1" calcext:value-type="float">
            <text:p>1</text:p>
          </table:table-cell>
          <table:table-cell table:formula="of:=IF(MOD([.EV2];2)*([.EV4]-[.EV6])&gt;0;1;0)" office:value-type="float" office:value="0" calcext:value-type="float">
            <text:p>0</text:p>
          </table:table-cell>
          <table:table-cell table:formula="of:=IF(MOD([.EW2];2)*([.EW4]-[.EW6])&gt;0;1;0)" office:value-type="float" office:value="1" calcext:value-type="float">
            <text:p>1</text:p>
          </table:table-cell>
          <table:table-cell table:formula="of:=IF(MOD([.EX2];2)*([.EX4]-[.EX6])&gt;0;1;0)" office:value-type="float" office:value="0" calcext:value-type="float">
            <text:p>0</text:p>
          </table:table-cell>
          <table:table-cell table:formula="of:=IF(MOD([.EY2];2)*([.EY4]-[.EY6])&gt;0;1;0)" office:value-type="float" office:value="1" calcext:value-type="float">
            <text:p>1</text:p>
          </table:table-cell>
          <table:table-cell table:formula="of:=IF(MOD([.EZ2];2)*([.EZ4]-[.EZ6])&gt;0;1;0)" office:value-type="float" office:value="0" calcext:value-type="float">
            <text:p>0</text:p>
          </table:table-cell>
          <table:table-cell table:formula="of:=IF(MOD([.FA2];2)*([.FA4]-[.FA6])&gt;0;1;0)" office:value-type="float" office:value="1" calcext:value-type="float">
            <text:p>1</text:p>
          </table:table-cell>
          <table:table-cell table:formula="of:=IF(MOD([.FB2];2)*([.FB4]-[.FB6])&gt;0;1;0)" office:value-type="float" office:value="0" calcext:value-type="float">
            <text:p>0</text:p>
          </table:table-cell>
          <table:table-cell table:formula="of:=IF(MOD([.FC2];2)*([.FC4]-[.FC6])&gt;0;1;0)" office:value-type="float" office:value="1" calcext:value-type="float">
            <text:p>1</text:p>
          </table:table-cell>
          <table:table-cell table:formula="of:=IF(MOD([.FD2];2)*([.FD4]-[.FD6])&gt;0;1;0)" office:value-type="float" office:value="0" calcext:value-type="float">
            <text:p>0</text:p>
          </table:table-cell>
          <table:table-cell table:formula="of:=IF(MOD([.FE2];2)*([.FE4]-[.FE6])&gt;0;1;0)" office:value-type="float" office:value="1" calcext:value-type="float">
            <text:p>1</text:p>
          </table:table-cell>
          <table:table-cell table:formula="of:=IF(MOD([.FF2];2)*([.FF4]-[.FF6])&gt;0;1;0)" office:value-type="float" office:value="0" calcext:value-type="float">
            <text:p>0</text:p>
          </table:table-cell>
          <table:table-cell table:formula="of:=IF(MOD([.FG2];2)*([.FG4]-[.FG6])&gt;0;1;0)" office:value-type="float" office:value="1" calcext:value-type="float">
            <text:p>1</text:p>
          </table:table-cell>
          <table:table-cell table:formula="of:=IF(MOD([.FH2];2)*([.FH4]-[.FH6])&gt;0;1;0)" office:value-type="float" office:value="0" calcext:value-type="float">
            <text:p>0</text:p>
          </table:table-cell>
          <table:table-cell table:formula="of:=IF(MOD([.FI2];2)*([.FI4]-[.FI6])&gt;0;1;0)" office:value-type="float" office:value="1" calcext:value-type="float">
            <text:p>1</text:p>
          </table:table-cell>
          <table:table-cell table:formula="of:=IF(MOD([.FJ2];2)*([.FJ4]-[.FJ6])&gt;0;1;0)" office:value-type="float" office:value="0" calcext:value-type="float">
            <text:p>0</text:p>
          </table:table-cell>
          <table:table-cell table:formula="of:=IF(MOD([.FK2];2)*([.FK4]-[.FK6])&gt;0;1;0)" office:value-type="float" office:value="1" calcext:value-type="float">
            <text:p>1</text:p>
          </table:table-cell>
          <table:table-cell table:formula="of:=IF(MOD([.FL2];2)*([.FL4]-[.FL6])&gt;0;1;0)" office:value-type="float" office:value="0" calcext:value-type="float">
            <text:p>0</text:p>
          </table:table-cell>
          <table:table-cell table:formula="of:=IF(MOD([.FM2];2)*([.FM4]-[.FM6])&gt;0;1;0)" office:value-type="float" office:value="1" calcext:value-type="float">
            <text:p>1</text:p>
          </table:table-cell>
          <table:table-cell table:formula="of:=IF(MOD([.FN2];2)*([.FN4]-[.FN6])&gt;0;1;0)" office:value-type="float" office:value="0" calcext:value-type="float">
            <text:p>0</text:p>
          </table:table-cell>
          <table:table-cell table:formula="of:=IF(MOD([.FO2];2)*([.FO4]-[.FO6])&gt;0;1;0)" office:value-type="float" office:value="1" calcext:value-type="float">
            <text:p>1</text:p>
          </table:table-cell>
          <table:table-cell table:formula="of:=IF(MOD([.FP2];2)*([.FP4]-[.FP6])&gt;0;1;0)" office:value-type="float" office:value="0" calcext:value-type="float">
            <text:p>0</text:p>
          </table:table-cell>
          <table:table-cell table:formula="of:=IF(MOD([.FQ2];2)*([.FQ4]-[.FQ6])&gt;0;1;0)" office:value-type="float" office:value="1" calcext:value-type="float">
            <text:p>1</text:p>
          </table:table-cell>
          <table:table-cell table:formula="of:=IF(MOD([.FR2];2)*([.FR4]-[.FR6])&gt;0;1;0)" office:value-type="float" office:value="0" calcext:value-type="float">
            <text:p>0</text:p>
          </table:table-cell>
          <table:table-cell table:formula="of:=IF(MOD([.FS2];2)*([.FS4]-[.FS6])&gt;0;1;0)" office:value-type="float" office:value="1" calcext:value-type="float">
            <text:p>1</text:p>
          </table:table-cell>
          <table:table-cell table:formula="of:=IF(MOD([.FT2];2)*([.FT4]-[.FT6])&gt;0;1;0)" office:value-type="float" office:value="0" calcext:value-type="float">
            <text:p>0</text:p>
          </table:table-cell>
          <table:table-cell table:formula="of:=IF(MOD([.FU2];2)*([.FU4]-[.FU6])&gt;0;1;0)" office:value-type="float" office:value="1" calcext:value-type="float">
            <text:p>1</text:p>
          </table:table-cell>
          <table:table-cell table:formula="of:=IF(MOD([.FV2];2)*([.FV4]-[.FV6])&gt;0;1;0)" office:value-type="float" office:value="0" calcext:value-type="float">
            <text:p>0</text:p>
          </table:table-cell>
          <table:table-cell table:formula="of:=IF(MOD([.FW2];2)*([.FW4]-[.FW6])&gt;0;1;0)" office:value-type="float" office:value="1" calcext:value-type="float">
            <text:p>1</text:p>
          </table:table-cell>
          <table:table-cell table:formula="of:=IF(MOD([.FX2];2)*([.FX4]-[.FX6])&gt;0;1;0)" office:value-type="float" office:value="0" calcext:value-type="float">
            <text:p>0</text:p>
          </table:table-cell>
          <table:table-cell table:formula="of:=IF(MOD([.FY2];2)*([.FY4]-[.FY6])&gt;0;1;0)" office:value-type="float" office:value="1" calcext:value-type="float">
            <text:p>1</text:p>
          </table:table-cell>
          <table:table-cell table:formula="of:=IF(MOD([.FZ2];2)*([.FZ4]-[.FZ6])&gt;0;1;0)" office:value-type="float" office:value="0" calcext:value-type="float">
            <text:p>0</text:p>
          </table:table-cell>
          <table:table-cell table:formula="of:=IF(MOD([.GA2];2)*([.GA4]-[.GA6])&gt;0;1;0)" office:value-type="float" office:value="1" calcext:value-type="float">
            <text:p>1</text:p>
          </table:table-cell>
          <table:table-cell table:formula="of:=IF(MOD([.GB2];2)*([.GB4]-[.GB6])&gt;0;1;0)" office:value-type="float" office:value="0" calcext:value-type="float">
            <text:p>0</text:p>
          </table:table-cell>
          <table:table-cell table:formula="of:=IF(MOD([.GC2];2)*([.GC4]-[.GC6])&gt;0;1;0)" office:value-type="float" office:value="1" calcext:value-type="float">
            <text:p>1</text:p>
          </table:table-cell>
          <table:table-cell table:formula="of:=IF(MOD([.GD2];2)*([.GD4]-[.GD6])&gt;0;1;0)" office:value-type="float" office:value="0" calcext:value-type="float">
            <text:p>0</text:p>
          </table:table-cell>
          <table:table-cell table:formula="of:=IF(MOD([.GE2];2)*([.GE4]-[.GE6])&gt;0;1;0)" office:value-type="float" office:value="1" calcext:value-type="float">
            <text:p>1</text:p>
          </table:table-cell>
          <table:table-cell table:formula="of:=IF(MOD([.GF2];2)*([.GF4]-[.GF6])&gt;0;1;0)" office:value-type="float" office:value="0" calcext:value-type="float">
            <text:p>0</text:p>
          </table:table-cell>
          <table:table-cell table:formula="of:=IF(MOD([.GG2];2)*([.GG4]-[.GG6])&gt;0;1;0)" office:value-type="float" office:value="1" calcext:value-type="float">
            <text:p>1</text:p>
          </table:table-cell>
          <table:table-cell table:formula="of:=IF(MOD([.GH2];2)*([.GH4]-[.GH6])&gt;0;1;0)" office:value-type="float" office:value="0" calcext:value-type="float">
            <text:p>0</text:p>
          </table:table-cell>
          <table:table-cell table:formula="of:=IF(MOD([.GI2];2)*([.GI4]-[.GI6])&gt;0;1;0)" office:value-type="float" office:value="1" calcext:value-type="float">
            <text:p>1</text:p>
          </table:table-cell>
          <table:table-cell table:formula="of:=IF(MOD([.GJ2];2)*([.GJ4]-[.GJ6])&gt;0;1;0)" office:value-type="float" office:value="0" calcext:value-type="float">
            <text:p>0</text:p>
          </table:table-cell>
          <table:table-cell table:formula="of:=IF(MOD([.GK2];2)*([.GK4]-[.GK6])&gt;0;1;0)" office:value-type="float" office:value="1" calcext:value-type="float">
            <text:p>1</text:p>
          </table:table-cell>
          <table:table-cell table:formula="of:=IF(MOD([.GL2];2)*([.GL4]-[.GL6])&gt;0;1;0)" office:value-type="float" office:value="0" calcext:value-type="float">
            <text:p>0</text:p>
          </table:table-cell>
          <table:table-cell table:formula="of:=IF(MOD([.GM2];2)*([.GM4]-[.GM6])&gt;0;1;0)" office:value-type="float" office:value="1" calcext:value-type="float">
            <text:p>1</text:p>
          </table:table-cell>
          <table:table-cell table:formula="of:=IF(MOD([.GN2];2)*([.GN4]-[.GN6])&gt;0;1;0)" office:value-type="float" office:value="0" calcext:value-type="float">
            <text:p>0</text:p>
          </table:table-cell>
          <table:table-cell table:formula="of:=IF(MOD([.GO2];2)*([.GO4]-[.GO6])&gt;0;1;0)" office:value-type="float" office:value="1" calcext:value-type="float">
            <text:p>1</text:p>
          </table:table-cell>
          <table:table-cell table:formula="of:=IF(MOD([.GP2];2)*([.GP4]-[.GP6])&gt;0;1;0)" office:value-type="float" office:value="0" calcext:value-type="float">
            <text:p>0</text:p>
          </table:table-cell>
          <table:table-cell table:formula="of:=IF(MOD([.GQ2];2)*([.GQ4]-[.GQ6])&gt;0;1;0)" office:value-type="float" office:value="1" calcext:value-type="float">
            <text:p>1</text:p>
          </table:table-cell>
          <table:table-cell table:formula="of:=IF(MOD([.GR2];2)*([.GR4]-[.GR6])&gt;0;1;0)" office:value-type="float" office:value="0" calcext:value-type="float">
            <text:p>0</text:p>
          </table:table-cell>
          <table:table-cell table:formula="of:=IF(MOD([.GS2];2)*([.GS4]-[.GS6])&gt;0;1;0)" office:value-type="float" office:value="1" calcext:value-type="float">
            <text:p>1</text:p>
          </table:table-cell>
          <table:table-cell table:formula="of:=IF(MOD([.GT2];2)*([.GT4]-[.GT6])&gt;0;1;0)" office:value-type="float" office:value="0" calcext:value-type="float">
            <text:p>0</text:p>
          </table:table-cell>
          <table:table-cell table:formula="of:=IF(MOD([.GU2];2)*([.GU4]-[.GU6])&gt;0;1;0)" office:value-type="float" office:value="1" calcext:value-type="float">
            <text:p>1</text:p>
          </table:table-cell>
          <table:table-cell table:formula="of:=IF(MOD([.GV2];2)*([.GV4]-[.GV6])&gt;0;1;0)" office:value-type="float" office:value="0" calcext:value-type="float">
            <text:p>0</text:p>
          </table:table-cell>
          <table:table-cell table:formula="of:=IF(MOD([.GW2];2)*([.GW4]-[.GW6])&gt;0;1;0)" office:value-type="float" office:value="1" calcext:value-type="float">
            <text:p>1</text:p>
          </table:table-cell>
          <table:table-cell table:formula="of:=IF(MOD([.GX2];2)*([.GX4]-[.GX6])&gt;0;1;0)" office:value-type="float" office:value="0" calcext:value-type="float">
            <text:p>0</text:p>
          </table:table-cell>
          <table:table-cell table:formula="of:=IF(MOD([.GY2];2)*([.GY4]-[.GY6])&gt;0;1;0)" office:value-type="float" office:value="1" calcext:value-type="float">
            <text:p>1</text:p>
          </table:table-cell>
          <table:table-cell table:formula="of:=IF(MOD([.GZ2];2)*([.GZ4]-[.GZ6])&gt;0;1;0)" office:value-type="float" office:value="0" calcext:value-type="float">
            <text:p>0</text:p>
          </table:table-cell>
          <table:table-cell table:formula="of:=IF(MOD([.HA2];2)*([.HA4]-[.HA6])&gt;0;1;0)" office:value-type="float" office:value="1" calcext:value-type="float">
            <text:p>1</text:p>
          </table:table-cell>
          <table:table-cell table:formula="of:=IF(MOD([.HB2];2)*([.HB4]-[.HB6])&gt;0;1;0)" office:value-type="float" office:value="0" calcext:value-type="float">
            <text:p>0</text:p>
          </table:table-cell>
          <table:table-cell table:formula="of:=IF(MOD([.HC2];2)*([.HC4]-[.HC6])&gt;0;1;0)" office:value-type="float" office:value="1" calcext:value-type="float">
            <text:p>1</text:p>
          </table:table-cell>
          <table:table-cell table:formula="of:=IF(MOD([.HD2];2)*([.HD4]-[.HD6])&gt;0;1;0)" office:value-type="float" office:value="0" calcext:value-type="float">
            <text:p>0</text:p>
          </table:table-cell>
          <table:table-cell table:formula="of:=IF(MOD([.HE2];2)*([.HE4]-[.HE6])&gt;0;1;0)" office:value-type="float" office:value="1" calcext:value-type="float">
            <text:p>1</text:p>
          </table:table-cell>
          <table:table-cell table:formula="of:=IF(MOD([.HF2];2)*([.HF4]-[.HF6])&gt;0;1;0)" office:value-type="float" office:value="0" calcext:value-type="float">
            <text:p>0</text:p>
          </table:table-cell>
          <table:table-cell table:formula="of:=IF(MOD([.HG2];2)*([.HG4]-[.HG6])&gt;0;1;0)" office:value-type="float" office:value="1" calcext:value-type="float">
            <text:p>1</text:p>
          </table:table-cell>
          <table:table-cell table:formula="of:=IF(MOD([.HH2];2)*([.HH4]-[.HH6])&gt;0;1;0)" office:value-type="float" office:value="0" calcext:value-type="float">
            <text:p>0</text:p>
          </table:table-cell>
          <table:table-cell table:formula="of:=IF(MOD([.HI2];2)*([.HI4]-[.HI6])&gt;0;1;0)" office:value-type="float" office:value="1" calcext:value-type="float">
            <text:p>1</text:p>
          </table:table-cell>
          <table:table-cell table:formula="of:=IF(MOD([.HJ2];2)*([.HJ4]-[.HJ6])&gt;0;1;0)" office:value-type="float" office:value="0" calcext:value-type="float">
            <text:p>0</text:p>
          </table:table-cell>
          <table:table-cell table:formula="of:=IF(MOD([.HK2];2)*([.HK4]-[.HK6])&gt;0;1;0)" office:value-type="float" office:value="1" calcext:value-type="float">
            <text:p>1</text:p>
          </table:table-cell>
          <table:table-cell table:formula="of:=IF(MOD([.HL2];2)*([.HL4]-[.HL6])&gt;0;1;0)" office:value-type="float" office:value="0" calcext:value-type="float">
            <text:p>0</text:p>
          </table:table-cell>
          <table:table-cell table:formula="of:=IF(MOD([.HM2];2)*([.HM4]-[.HM6])&gt;0;1;0)" office:value-type="float" office:value="1" calcext:value-type="float">
            <text:p>1</text:p>
          </table:table-cell>
          <table:table-cell table:formula="of:=IF(MOD([.HN2];2)*([.HN4]-[.HN6])&gt;0;1;0)" office:value-type="float" office:value="0" calcext:value-type="float">
            <text:p>0</text:p>
          </table:table-cell>
          <table:table-cell table:formula="of:=IF(MOD([.HO2];2)*([.HO4]-[.HO6])&gt;0;1;0)" office:value-type="float" office:value="1" calcext:value-type="float">
            <text:p>1</text:p>
          </table:table-cell>
          <table:table-cell table:formula="of:=IF(MOD([.HP2];2)*([.HP4]-[.HP6])&gt;0;1;0)" office:value-type="float" office:value="0" calcext:value-type="float">
            <text:p>0</text:p>
          </table:table-cell>
          <table:table-cell table:formula="of:=IF(MOD([.HQ2];2)*([.HQ4]-[.HQ6])&gt;0;1;0)" office:value-type="float" office:value="1" calcext:value-type="float">
            <text:p>1</text:p>
          </table:table-cell>
          <table:table-cell table:formula="of:=IF(MOD([.HR2];2)*([.HR4]-[.HR6])&gt;0;1;0)" office:value-type="float" office:value="0" calcext:value-type="float">
            <text:p>0</text:p>
          </table:table-cell>
          <table:table-cell table:formula="of:=IF(MOD([.HS2];2)*([.HS4]-[.HS6])&gt;0;1;0)" office:value-type="float" office:value="1" calcext:value-type="float">
            <text:p>1</text:p>
          </table:table-cell>
          <table:table-cell table:formula="of:=IF(MOD([.HT2];2)*([.HT4]-[.HT6])&gt;0;1;0)" office:value-type="float" office:value="0" calcext:value-type="float">
            <text:p>0</text:p>
          </table:table-cell>
          <table:table-cell table:formula="of:=IF(MOD([.HU2];2)*([.HU4]-[.HU6])&gt;0;1;0)" office:value-type="float" office:value="1" calcext:value-type="float">
            <text:p>1</text:p>
          </table:table-cell>
          <table:table-cell table:formula="of:=IF(MOD([.HV2];2)*([.HV4]-[.HV6])&gt;0;1;0)" office:value-type="float" office:value="0" calcext:value-type="float">
            <text:p>0</text:p>
          </table:table-cell>
          <table:table-cell table:formula="of:=IF(MOD([.HW2];2)*([.HW4]-[.HW6])&gt;0;1;0)" office:value-type="float" office:value="1" calcext:value-type="float">
            <text:p>1</text:p>
          </table:table-cell>
          <table:table-cell table:formula="of:=IF(MOD([.HX2];2)*([.HX4]-[.HX6])&gt;0;1;0)" office:value-type="float" office:value="0" calcext:value-type="float">
            <text:p>0</text:p>
          </table:table-cell>
          <table:table-cell table:formula="of:=IF(MOD([.HY2];2)*([.HY4]-[.HY6])&gt;0;1;0)" office:value-type="float" office:value="1" calcext:value-type="float">
            <text:p>1</text:p>
          </table:table-cell>
          <table:table-cell table:formula="of:=IF(MOD([.HZ2];2)*([.HZ4]-[.HZ6])&gt;0;1;0)" office:value-type="float" office:value="0" calcext:value-type="float">
            <text:p>0</text:p>
          </table:table-cell>
          <table:table-cell table:formula="of:=IF(MOD([.IA2];2)*([.IA4]-[.IA6])&gt;0;1;0)" office:value-type="float" office:value="1" calcext:value-type="float">
            <text:p>1</text:p>
          </table:table-cell>
          <table:table-cell table:formula="of:=IF(MOD([.IB2];2)*([.IB4]-[.IB6])&gt;0;1;0)" office:value-type="float" office:value="0" calcext:value-type="float">
            <text:p>0</text:p>
          </table:table-cell>
          <table:table-cell table:formula="of:=IF(MOD([.IC2];2)*([.IC4]-[.IC6])&gt;0;1;0)" office:value-type="float" office:value="1" calcext:value-type="float">
            <text:p>1</text:p>
          </table:table-cell>
          <table:table-cell table:formula="of:=IF(MOD([.ID2];2)*([.ID4]-[.ID6])&gt;0;1;0)" office:value-type="float" office:value="0" calcext:value-type="float">
            <text:p>0</text:p>
          </table:table-cell>
          <table:table-cell table:formula="of:=IF(MOD([.IE2];2)*([.IE4]-[.IE6])&gt;0;1;0)" office:value-type="float" office:value="1" calcext:value-type="float">
            <text:p>1</text:p>
          </table:table-cell>
          <table:table-cell table:formula="of:=IF(MOD([.IF2];2)*([.IF4]-[.IF6])&gt;0;1;0)" office:value-type="float" office:value="0" calcext:value-type="float">
            <text:p>0</text:p>
          </table:table-cell>
          <table:table-cell table:formula="of:=IF(MOD([.IG2];2)*([.IG4]-[.IG6])&gt;0;1;0)" office:value-type="float" office:value="1" calcext:value-type="float">
            <text:p>1</text:p>
          </table:table-cell>
          <table:table-cell table:formula="of:=IF(MOD([.IH2];2)*([.IH4]-[.IH6])&gt;0;1;0)" office:value-type="float" office:value="0" calcext:value-type="float">
            <text:p>0</text:p>
          </table:table-cell>
          <table:table-cell table:formula="of:=IF(MOD([.II2];2)*([.II4]-[.II6])&gt;0;1;0)" office:value-type="float" office:value="1" calcext:value-type="float">
            <text:p>1</text:p>
          </table:table-cell>
          <table:table-cell table:formula="of:=IF(MOD([.IJ2];2)*([.IJ4]-[.IJ6])&gt;0;1;0)" office:value-type="float" office:value="0" calcext:value-type="float">
            <text:p>0</text:p>
          </table:table-cell>
          <table:table-cell table:formula="of:=IF(MOD([.IK2];2)*([.IK4]-[.IK6])&gt;0;1;0)" office:value-type="float" office:value="1" calcext:value-type="float">
            <text:p>1</text:p>
          </table:table-cell>
          <table:table-cell table:formula="of:=IF(MOD([.IL2];2)*([.IL4]-[.IL6])&gt;0;1;0)" office:value-type="float" office:value="0" calcext:value-type="float">
            <text:p>0</text:p>
          </table:table-cell>
          <table:table-cell table:formula="of:=IF(MOD([.IM2];2)*([.IM4]-[.IM6])&gt;0;1;0)" office:value-type="float" office:value="1" calcext:value-type="float">
            <text:p>1</text:p>
          </table:table-cell>
          <table:table-cell table:formula="of:=IF(MOD([.IN2];2)*([.IN4]-[.IN6])&gt;0;1;0)" office:value-type="float" office:value="0" calcext:value-type="float">
            <text:p>0</text:p>
          </table:table-cell>
          <table:table-cell table:formula="of:=IF(MOD([.IO2];2)*([.IO4]-[.IO6])&gt;0;1;0)" office:value-type="float" office:value="1" calcext:value-type="float">
            <text:p>1</text:p>
          </table:table-cell>
          <table:table-cell table:formula="of:=IF(MOD([.IP2];2)*([.IP4]-[.IP6])&gt;0;1;0)" office:value-type="float" office:value="0" calcext:value-type="float">
            <text:p>0</text:p>
          </table:table-cell>
          <table:table-cell table:formula="of:=IF(MOD([.IQ2];2)*([.IQ4]-[.IQ6])&gt;0;1;0)" office:value-type="float" office:value="1" calcext:value-type="float">
            <text:p>1</text:p>
          </table:table-cell>
          <table:table-cell table:formula="of:=IF(MOD([.IR2];2)*([.IR4]-[.IR6])&gt;0;1;0)" office:value-type="float" office:value="0" calcext:value-type="float">
            <text:p>0</text:p>
          </table:table-cell>
          <table:table-cell table:formula="of:=IF(MOD([.IS2];2)*([.IS4]-[.IS6])&gt;0;1;0)" office:value-type="float" office:value="1" calcext:value-type="float">
            <text:p>1</text:p>
          </table:table-cell>
          <table:table-cell table:formula="of:=IF(MOD([.IT2];2)*([.IT4]-[.IT6])&gt;0;1;0)" office:value-type="float" office:value="0" calcext:value-type="float">
            <text:p>0</text:p>
          </table:table-cell>
          <table:table-cell table:formula="of:=IF(MOD([.IU2];2)*([.IU4]-[.IU6])&gt;0;1;0)" office:value-type="float" office:value="1" calcext:value-type="float">
            <text:p>1</text:p>
          </table:table-cell>
          <table:table-cell table:formula="of:=IF(MOD([.IV2];2)*([.IV4]-[.IV6])&gt;0;1;0)" office:value-type="float" office:value="0" calcext:value-type="float">
            <text:p>0</text:p>
          </table:table-cell>
          <table:table-cell table:formula="of:=IF(MOD([.IW2];2)*([.IW4]-[.IW6])&gt;0;1;0)" office:value-type="float" office:value="1" calcext:value-type="float">
            <text:p>1</text:p>
          </table:table-cell>
          <table:table-cell table:formula="of:=IF(MOD([.IX2];2)*([.IX4]-[.IX6])&gt;0;1;0)" office:value-type="float" office:value="0" calcext:value-type="float">
            <text:p>0</text:p>
          </table:table-cell>
          <table:table-cell table:formula="of:=IF(MOD([.IY2];2)*([.IY4]-[.IY6])&gt;0;1;0)" office:value-type="float" office:value="1" calcext:value-type="float">
            <text:p>1</text:p>
          </table:table-cell>
          <table:table-cell table:formula="of:=IF(MOD([.IZ2];2)*([.IZ4]-[.IZ6])&gt;0;1;0)" office:value-type="float" office:value="0" calcext:value-type="float">
            <text:p>0</text:p>
          </table:table-cell>
          <table:table-cell table:formula="of:=IF(MOD([.JA2];2)*([.JA4]-[.JA6])&gt;0;1;0)" office:value-type="float" office:value="1" calcext:value-type="float">
            <text:p>1</text:p>
          </table:table-cell>
          <table:table-cell table:formula="of:=IF(MOD([.JB2];2)*([.JB4]-[.JB6])&gt;0;1;0)" office:value-type="float" office:value="0" calcext:value-type="float">
            <text:p>0</text:p>
          </table:table-cell>
          <table:table-cell table:formula="of:=IF(MOD([.JC2];2)*([.JC4]-[.JC6])&gt;0;1;0)" office:value-type="float" office:value="1" calcext:value-type="float">
            <text:p>1</text:p>
          </table:table-cell>
          <table:table-cell table:formula="of:=IF(MOD([.JD2];2)*([.JD4]-[.JD6])&gt;0;1;0)" office:value-type="float" office:value="0" calcext:value-type="float">
            <text:p>0</text:p>
          </table:table-cell>
          <table:table-cell table:formula="of:=IF(MOD([.JE2];2)*([.JE4]-[.JE6])&gt;0;1;0)" office:value-type="float" office:value="1" calcext:value-type="float">
            <text:p>1</text:p>
          </table:table-cell>
          <table:table-cell table:formula="of:=IF(MOD([.JF2];2)*([.JF4]-[.JF6])&gt;0;1;0)" office:value-type="float" office:value="0" calcext:value-type="float">
            <text:p>0</text:p>
          </table:table-cell>
          <table:table-cell table:formula="of:=IF(MOD([.JG2];2)*([.JG4]-[.JG6])&gt;0;1;0)" office:value-type="float" office:value="1" calcext:value-type="float">
            <text:p>1</text:p>
          </table:table-cell>
          <table:table-cell table:formula="of:=IF(MOD([.JH2];2)*([.JH4]-[.JH6])&gt;0;1;0)" office:value-type="float" office:value="0" calcext:value-type="float">
            <text:p>0</text:p>
          </table:table-cell>
          <table:table-cell table:formula="of:=IF(MOD([.JI2];2)*([.JI4]-[.JI6])&gt;0;1;0)" office:value-type="float" office:value="1" calcext:value-type="float">
            <text:p>1</text:p>
          </table:table-cell>
          <table:table-cell table:formula="of:=IF(MOD([.JJ2];2)*([.JJ4]-[.JJ6])&gt;0;1;0)" office:value-type="float" office:value="0" calcext:value-type="float">
            <text:p>0</text:p>
          </table:table-cell>
          <table:table-cell table:formula="of:=IF(MOD([.JK2];2)*([.JK4]-[.JK6])&gt;0;1;0)" office:value-type="float" office:value="1" calcext:value-type="float">
            <text:p>1</text:p>
          </table:table-cell>
          <table:table-cell table:formula="of:=IF(MOD([.JL2];2)*([.JL4]-[.JL6])&gt;0;1;0)" office:value-type="float" office:value="0" calcext:value-type="float">
            <text:p>0</text:p>
          </table:table-cell>
          <table:table-cell table:formula="of:=IF(MOD([.JM2];2)*([.JM4]-[.JM6])&gt;0;1;0)" office:value-type="float" office:value="1" calcext:value-type="float">
            <text:p>1</text:p>
          </table:table-cell>
          <table:table-cell table:formula="of:=IF(MOD([.JN2];2)*([.JN4]-[.JN6])&gt;0;1;0)" office:value-type="float" office:value="0" calcext:value-type="float">
            <text:p>0</text:p>
          </table:table-cell>
          <table:table-cell table:formula="of:=IF(MOD([.JO2];2)*([.JO4]-[.JO6])&gt;0;1;0)" office:value-type="float" office:value="1" calcext:value-type="float">
            <text:p>1</text:p>
          </table:table-cell>
          <table:table-cell table:formula="of:=IF(MOD([.JP2];2)*([.JP4]-[.JP6])&gt;0;1;0)" office:value-type="float" office:value="0" calcext:value-type="float">
            <text:p>0</text:p>
          </table:table-cell>
          <table:table-cell table:formula="of:=IF(MOD([.JQ2];2)*([.JQ4]-[.JQ6])&gt;0;1;0)" office:value-type="float" office:value="1" calcext:value-type="float">
            <text:p>1</text:p>
          </table:table-cell>
          <table:table-cell table:formula="of:=IF(MOD([.JR2];2)*([.JR4]-[.JR6])&gt;0;1;0)" office:value-type="float" office:value="0" calcext:value-type="float">
            <text:p>0</text:p>
          </table:table-cell>
          <table:table-cell table:formula="of:=IF(MOD([.JS2];2)*([.JS4]-[.JS6])&gt;0;1;0)" office:value-type="float" office:value="1" calcext:value-type="float">
            <text:p>1</text:p>
          </table:table-cell>
          <table:table-cell table:formula="of:=IF(MOD([.JT2];2)*([.JT4]-[.JT6])&gt;0;1;0)" office:value-type="float" office:value="0" calcext:value-type="float">
            <text:p>0</text:p>
          </table:table-cell>
          <table:table-cell table:formula="of:=IF(MOD([.JU2];2)*([.JU4]-[.JU6])&gt;0;1;0)" office:value-type="float" office:value="1" calcext:value-type="float">
            <text:p>1</text:p>
          </table:table-cell>
          <table:table-cell table:formula="of:=IF(MOD([.JV2];2)*([.JV4]-[.JV6])&gt;0;1;0)" office:value-type="float" office:value="0" calcext:value-type="float">
            <text:p>0</text:p>
          </table:table-cell>
          <table:table-cell table:formula="of:=IF(MOD([.JW2];2)*([.JW4]-[.JW6])&gt;0;1;0)" office:value-type="float" office:value="1" calcext:value-type="float">
            <text:p>1</text:p>
          </table:table-cell>
          <table:table-cell table:formula="of:=IF(MOD([.JX2];2)*([.JX4]-[.JX6])&gt;0;1;0)" office:value-type="float" office:value="0" calcext:value-type="float">
            <text:p>0</text:p>
          </table:table-cell>
          <table:table-cell table:formula="of:=IF(MOD([.JY2];2)*([.JY4]-[.JY6])&gt;0;1;0)" office:value-type="float" office:value="1" calcext:value-type="float">
            <text:p>1</text:p>
          </table:table-cell>
          <table:table-cell table:formula="of:=IF(MOD([.JZ2];2)*([.JZ4]-[.JZ6])&gt;0;1;0)" office:value-type="float" office:value="0" calcext:value-type="float">
            <text:p>0</text:p>
          </table:table-cell>
          <table:table-cell table:formula="of:=IF(MOD([.KA2];2)*([.KA4]-[.KA6])&gt;0;1;0)" office:value-type="float" office:value="1" calcext:value-type="float">
            <text:p>1</text:p>
          </table:table-cell>
          <table:table-cell table:formula="of:=IF(MOD([.KB2];2)*([.KB4]-[.KB6])&gt;0;1;0)" office:value-type="float" office:value="0" calcext:value-type="float">
            <text:p>0</text:p>
          </table:table-cell>
          <table:table-cell table:formula="of:=IF(MOD([.KC2];2)*([.KC4]-[.KC6])&gt;0;1;0)" office:value-type="float" office:value="1" calcext:value-type="float">
            <text:p>1</text:p>
          </table:table-cell>
          <table:table-cell table:formula="of:=IF(MOD([.KD2];2)*([.KD4]-[.KD6])&gt;0;1;0)" office:value-type="float" office:value="0" calcext:value-type="float">
            <text:p>0</text:p>
          </table:table-cell>
          <table:table-cell table:formula="of:=IF(MOD([.KE2];2)*([.KE4]-[.KE6])&gt;0;1;0)" office:value-type="float" office:value="1" calcext:value-type="float">
            <text:p>1</text:p>
          </table:table-cell>
          <table:table-cell table:formula="of:=IF(MOD([.KF2];2)*([.KF4]-[.KF6])&gt;0;1;0)" office:value-type="float" office:value="0" calcext:value-type="float">
            <text:p>0</text:p>
          </table:table-cell>
          <table:table-cell table:formula="of:=IF(MOD([.KG2];2)*([.KG4]-[.KG6])&gt;0;1;0)" office:value-type="float" office:value="1" calcext:value-type="float">
            <text:p>1</text:p>
          </table:table-cell>
          <table:table-cell table:formula="of:=IF(MOD([.KH2];2)*([.KH4]-[.KH6])&gt;0;1;0)" office:value-type="float" office:value="0" calcext:value-type="float">
            <text:p>0</text:p>
          </table:table-cell>
          <table:table-cell table:formula="of:=IF(MOD([.KI2];2)*([.KI4]-[.KI6])&gt;0;1;0)" office:value-type="float" office:value="1" calcext:value-type="float">
            <text:p>1</text:p>
          </table:table-cell>
          <table:table-cell table:formula="of:=IF(MOD([.KJ2];2)*([.KJ4]-[.KJ6])&gt;0;1;0)" office:value-type="float" office:value="0" calcext:value-type="float">
            <text:p>0</text:p>
          </table:table-cell>
          <table:table-cell table:formula="of:=IF(MOD([.KK2];2)*([.KK4]-[.KK6])&gt;0;1;0)" office:value-type="float" office:value="1" calcext:value-type="float">
            <text:p>1</text:p>
          </table:table-cell>
          <table:table-cell table:formula="of:=IF(MOD([.KL2];2)*([.KL4]-[.KL6])&gt;0;1;0)" office:value-type="float" office:value="0" calcext:value-type="float">
            <text:p>0</text:p>
          </table:table-cell>
          <table:table-cell table:formula="of:=IF(MOD([.KM2];2)*([.KM4]-[.KM6])&gt;0;1;0)" office:value-type="float" office:value="1" calcext:value-type="float">
            <text:p>1</text:p>
          </table:table-cell>
          <table:table-cell table:formula="of:=IF(MOD([.KN2];2)*([.KN4]-[.KN6])&gt;0;1;0)" office:value-type="float" office:value="0" calcext:value-type="float">
            <text:p>0</text:p>
          </table:table-cell>
          <table:table-cell table:formula="of:=IF(MOD([.KO2];2)*([.KO4]-[.KO6])&gt;0;1;0)" office:value-type="float" office:value="1" calcext:value-type="float">
            <text:p>1</text:p>
          </table:table-cell>
          <table:table-cell table:formula="of:=IF(MOD([.KP2];2)*([.KP4]-[.KP6])&gt;0;1;0)" office:value-type="float" office:value="0" calcext:value-type="float">
            <text:p>0</text:p>
          </table:table-cell>
          <table:table-cell table:formula="of:=IF(MOD([.KQ2];2)*([.KQ4]-[.KQ6])&gt;0;1;0)" office:value-type="float" office:value="1" calcext:value-type="float">
            <text:p>1</text:p>
          </table:table-cell>
          <table:table-cell table:formula="of:=IF(MOD([.KR2];2)*([.KR4]-[.KR6])&gt;0;1;0)" office:value-type="float" office:value="0" calcext:value-type="float">
            <text:p>0</text:p>
          </table:table-cell>
          <table:table-cell table:formula="of:=IF(MOD([.KS2];2)*([.KS4]-[.KS6])&gt;0;1;0)" office:value-type="float" office:value="1" calcext:value-type="float">
            <text:p>1</text:p>
          </table:table-cell>
          <table:table-cell table:formula="of:=IF(MOD([.KT2];2)*([.KT4]-[.KT6])&gt;0;1;0)" office:value-type="float" office:value="0" calcext:value-type="float">
            <text:p>0</text:p>
          </table:table-cell>
          <table:table-cell table:formula="of:=IF(MOD([.KU2];2)*([.KU4]-[.KU6])&gt;0;1;0)" office:value-type="float" office:value="1" calcext:value-type="float">
            <text:p>1</text:p>
          </table:table-cell>
          <table:table-cell table:formula="of:=IF(MOD([.KV2];2)*([.KV4]-[.KV6])&gt;0;1;0)" office:value-type="float" office:value="0" calcext:value-type="float">
            <text:p>0</text:p>
          </table:table-cell>
          <table:table-cell table:formula="of:=IF(MOD([.KW2];2)*([.KW4]-[.KW6])&gt;0;1;0)" office:value-type="float" office:value="1" calcext:value-type="float">
            <text:p>1</text:p>
          </table:table-cell>
          <table:table-cell table:formula="of:=IF(MOD([.KX2];2)*([.KX4]-[.KX6])&gt;0;1;0)" office:value-type="float" office:value="0" calcext:value-type="float">
            <text:p>0</text:p>
          </table:table-cell>
          <table:table-cell table:formula="of:=IF(MOD([.KY2];2)*([.KY4]-[.KY6])&gt;0;1;0)" office:value-type="float" office:value="1" calcext:value-type="float">
            <text:p>1</text:p>
          </table:table-cell>
          <table:table-cell table:formula="of:=IF(MOD([.KZ2];2)*([.KZ4]-[.KZ6])&gt;0;1;0)" office:value-type="float" office:value="0" calcext:value-type="float">
            <text:p>0</text:p>
          </table:table-cell>
          <table:table-cell table:formula="of:=IF(MOD([.LA2];2)*([.LA4]-[.LA6])&gt;0;1;0)" office:value-type="float" office:value="1" calcext:value-type="float">
            <text:p>1</text:p>
          </table:table-cell>
          <table:table-cell table:formula="of:=IF(MOD([.LB2];2)*([.LB4]-[.LB6])&gt;0;1;0)" office:value-type="float" office:value="0" calcext:value-type="float">
            <text:p>0</text:p>
          </table:table-cell>
          <table:table-cell table:formula="of:=IF(MOD([.LC2];2)*([.LC4]-[.LC6])&gt;0;1;0)" office:value-type="float" office:value="1" calcext:value-type="float">
            <text:p>1</text:p>
          </table:table-cell>
          <table:table-cell table:formula="of:=IF(MOD([.LD2];2)*([.LD4]-[.LD6])&gt;0;1;0)" office:value-type="float" office:value="0" calcext:value-type="float">
            <text:p>0</text:p>
          </table:table-cell>
          <table:table-cell table:formula="of:=IF(MOD([.LE2];2)*([.LE4]-[.LE6])&gt;0;1;0)" office:value-type="float" office:value="1" calcext:value-type="float">
            <text:p>1</text:p>
          </table:table-cell>
          <table:table-cell table:formula="of:=IF(MOD([.LF2];2)*([.LF4]-[.LF6])&gt;0;1;0)" office:value-type="float" office:value="0" calcext:value-type="float">
            <text:p>0</text:p>
          </table:table-cell>
          <table:table-cell table:formula="of:=IF(MOD([.LG2];2)*([.LG4]-[.LG6])&gt;0;1;0)" office:value-type="float" office:value="1" calcext:value-type="float">
            <text:p>1</text:p>
          </table:table-cell>
          <table:table-cell table:formula="of:=IF(MOD([.LH2];2)*([.LH4]-[.LH6])&gt;0;1;0)" office:value-type="float" office:value="0" calcext:value-type="float">
            <text:p>0</text:p>
          </table:table-cell>
          <table:table-cell table:formula="of:=IF(MOD([.LI2];2)*([.LI4]-[.LI6])&gt;0;1;0)" office:value-type="float" office:value="1" calcext:value-type="float">
            <text:p>1</text:p>
          </table:table-cell>
          <table:table-cell table:formula="of:=IF(MOD([.LJ2];2)*([.LJ4]-[.LJ6])&gt;0;1;0)" office:value-type="float" office:value="0" calcext:value-type="float">
            <text:p>0</text:p>
          </table:table-cell>
          <table:table-cell table:formula="of:=IF(MOD([.LK2];2)*([.LK4]-[.LK6])&gt;0;1;0)" office:value-type="float" office:value="1" calcext:value-type="float">
            <text:p>1</text:p>
          </table:table-cell>
          <table:table-cell table:formula="of:=IF(MOD([.LL2];2)*([.LL4]-[.LL6])&gt;0;1;0)" office:value-type="float" office:value="0" calcext:value-type="float">
            <text:p>0</text:p>
          </table:table-cell>
          <table:table-cell table:formula="of:=IF(MOD([.LM2];2)*([.LM4]-[.LM6])&gt;0;1;0)" office:value-type="float" office:value="1" calcext:value-type="float">
            <text:p>1</text:p>
          </table:table-cell>
          <table:table-cell table:formula="of:=IF(MOD([.LN2];2)*([.LN4]-[.LN6])&gt;0;1;0)" office:value-type="float" office:value="0" calcext:value-type="float">
            <text:p>0</text:p>
          </table:table-cell>
          <table:table-cell table:formula="of:=IF(MOD([.LO2];2)*([.LO4]-[.LO6])&gt;0;1;0)" office:value-type="float" office:value="1" calcext:value-type="float">
            <text:p>1</text:p>
          </table:table-cell>
          <table:table-cell table:formula="of:=IF(MOD([.LP2];2)*([.LP4]-[.LP6])&gt;0;1;0)" office:value-type="float" office:value="0" calcext:value-type="float">
            <text:p>0</text:p>
          </table:table-cell>
          <table:table-cell table:formula="of:=IF(MOD([.LQ2];2)*([.LQ4]-[.LQ6])&gt;0;1;0)" office:value-type="float" office:value="1" calcext:value-type="float">
            <text:p>1</text:p>
          </table:table-cell>
          <table:table-cell table:formula="of:=IF(MOD([.LR2];2)*([.LR4]-[.LR6])&gt;0;1;0)" office:value-type="float" office:value="0" calcext:value-type="float">
            <text:p>0</text:p>
          </table:table-cell>
          <table:table-cell table:formula="of:=IF(MOD([.LS2];2)*([.LS4]-[.LS6])&gt;0;1;0)" office:value-type="float" office:value="1" calcext:value-type="float">
            <text:p>1</text:p>
          </table:table-cell>
          <table:table-cell table:formula="of:=IF(MOD([.LT2];2)*([.LT4]-[.LT6])&gt;0;1;0)" office:value-type="float" office:value="0" calcext:value-type="float">
            <text:p>0</text:p>
          </table:table-cell>
          <table:table-cell table:formula="of:=IF(MOD([.LU2];2)*([.LU4]-[.LU6])&gt;0;1;0)" office:value-type="float" office:value="1" calcext:value-type="float">
            <text:p>1</text:p>
          </table:table-cell>
          <table:table-cell table:formula="of:=IF(MOD([.LV2];2)*([.LV4]-[.LV6])&gt;0;1;0)" office:value-type="float" office:value="0" calcext:value-type="float">
            <text:p>0</text:p>
          </table:table-cell>
          <table:table-cell table:formula="of:=IF(MOD([.LW2];2)*([.LW4]-[.LW6])&gt;0;1;0)" office:value-type="float" office:value="1" calcext:value-type="float">
            <text:p>1</text:p>
          </table:table-cell>
          <table:table-cell table:formula="of:=IF(MOD([.LX2];2)*([.LX4]-[.LX6])&gt;0;1;0)" office:value-type="float" office:value="0" calcext:value-type="float">
            <text:p>0</text:p>
          </table:table-cell>
          <table:table-cell table:formula="of:=IF(MOD([.LY2];2)*([.LY4]-[.LY6])&gt;0;1;0)" office:value-type="float" office:value="1" calcext:value-type="float">
            <text:p>1</text:p>
          </table:table-cell>
          <table:table-cell table:formula="of:=IF(MOD([.LZ2];2)*([.LZ4]-[.LZ6])&gt;0;1;0)" office:value-type="float" office:value="0" calcext:value-type="float">
            <text:p>0</text:p>
          </table:table-cell>
          <table:table-cell table:formula="of:=IF(MOD([.MA2];2)*([.MA4]-[.MA6])&gt;0;1;0)" office:value-type="float" office:value="1" calcext:value-type="float">
            <text:p>1</text:p>
          </table:table-cell>
          <table:table-cell table:formula="of:=IF(MOD([.MB2];2)*([.MB4]-[.MB6])&gt;0;1;0)" office:value-type="float" office:value="0" calcext:value-type="float">
            <text:p>0</text:p>
          </table:table-cell>
          <table:table-cell table:formula="of:=IF(MOD([.MC2];2)*([.MC4]-[.MC6])&gt;0;1;0)" office:value-type="float" office:value="1" calcext:value-type="float">
            <text:p>1</text:p>
          </table:table-cell>
          <table:table-cell table:formula="of:=IF(MOD([.MD2];2)*([.MD4]-[.MD6])&gt;0;1;0)" office:value-type="float" office:value="0" calcext:value-type="float">
            <text:p>0</text:p>
          </table:table-cell>
          <table:table-cell table:formula="of:=IF(MOD([.ME2];2)*([.ME4]-[.ME6])&gt;0;1;0)" office:value-type="float" office:value="1" calcext:value-type="float">
            <text:p>1</text:p>
          </table:table-cell>
          <table:table-cell table:formula="of:=IF(MOD([.MF2];2)*([.MF4]-[.MF6])&gt;0;1;0)" office:value-type="float" office:value="0" calcext:value-type="float">
            <text:p>0</text:p>
          </table:table-cell>
          <table:table-cell table:formula="of:=IF(MOD([.MG2];2)*([.MG4]-[.MG6])&gt;0;1;0)" office:value-type="float" office:value="1" calcext:value-type="float">
            <text:p>1</text:p>
          </table:table-cell>
          <table:table-cell table:formula="of:=IF(MOD([.MH2];2)*([.MH4]-[.MH6])&gt;0;1;0)" office:value-type="float" office:value="0" calcext:value-type="float">
            <text:p>0</text:p>
          </table:table-cell>
          <table:table-cell table:formula="of:=IF(MOD([.MI2];2)*([.MI4]-[.MI6])&gt;0;1;0)" office:value-type="float" office:value="1" calcext:value-type="float">
            <text:p>1</text:p>
          </table:table-cell>
          <table:table-cell table:formula="of:=IF(MOD([.MJ2];2)*([.MJ4]-[.MJ6])&gt;0;1;0)" office:value-type="float" office:value="0" calcext:value-type="float">
            <text:p>0</text:p>
          </table:table-cell>
          <table:table-cell table:formula="of:=IF(MOD([.MK2];2)*([.MK4]-[.MK6])&gt;0;1;0)" office:value-type="float" office:value="1" calcext:value-type="float">
            <text:p>1</text:p>
          </table:table-cell>
          <table:table-cell table:formula="of:=IF(MOD([.ML2];2)*([.ML4]-[.ML6])&gt;0;1;0)" office:value-type="float" office:value="0" calcext:value-type="float">
            <text:p>0</text:p>
          </table:table-cell>
          <table:table-cell table:formula="of:=IF(MOD([.MM2];2)*([.MM4]-[.MM6])&gt;0;1;0)" office:value-type="float" office:value="1" calcext:value-type="float">
            <text:p>1</text:p>
          </table:table-cell>
          <table:table-cell table:formula="of:=IF(MOD([.MN2];2)*([.MN4]-[.MN6])&gt;0;1;0)" office:value-type="float" office:value="0" calcext:value-type="float">
            <text:p>0</text:p>
          </table:table-cell>
          <table:table-cell table:formula="of:=IF(MOD([.MO2];2)*([.MO4]-[.MO6])&gt;0;1;0)" office:value-type="float" office:value="1" calcext:value-type="float">
            <text:p>1</text:p>
          </table:table-cell>
          <table:table-cell table:formula="of:=IF(MOD([.MP2];2)*([.MP4]-[.MP6])&gt;0;1;0)" office:value-type="float" office:value="0" calcext:value-type="float">
            <text:p>0</text:p>
          </table:table-cell>
          <table:table-cell table:formula="of:=IF(MOD([.MQ2];2)*([.MQ4]-[.MQ6])&gt;0;1;0)" office:value-type="float" office:value="1" calcext:value-type="float">
            <text:p>1</text:p>
          </table:table-cell>
          <table:table-cell table:formula="of:=IF(MOD([.MR2];2)*([.MR4]-[.MR6])&gt;0;1;0)" office:value-type="float" office:value="0" calcext:value-type="float">
            <text:p>0</text:p>
          </table:table-cell>
          <table:table-cell table:formula="of:=IF(MOD([.MS2];2)*([.MS4]-[.MS6])&gt;0;1;0)" office:value-type="float" office:value="1" calcext:value-type="float">
            <text:p>1</text:p>
          </table:table-cell>
          <table:table-cell table:formula="of:=IF(MOD([.MT2];2)*([.MT4]-[.MT6])&gt;0;1;0)" office:value-type="float" office:value="0" calcext:value-type="float">
            <text:p>0</text:p>
          </table:table-cell>
          <table:table-cell table:formula="of:=IF(MOD([.MU2];2)*([.MU4]-[.MU6])&gt;0;1;0)" office:value-type="float" office:value="1" calcext:value-type="float">
            <text:p>1</text:p>
          </table:table-cell>
          <table:table-cell table:formula="of:=IF(MOD([.MV2];2)*([.MV4]-[.MV6])&gt;0;1;0)" office:value-type="float" office:value="0" calcext:value-type="float">
            <text:p>0</text:p>
          </table:table-cell>
          <table:table-cell table:formula="of:=IF(MOD([.MW2];2)*([.MW4]-[.MW6])&gt;0;1;0)" office:value-type="float" office:value="1" calcext:value-type="float">
            <text:p>1</text:p>
          </table:table-cell>
          <table:table-cell table:formula="of:=IF(MOD([.MX2];2)*([.MX4]-[.MX6])&gt;0;1;0)" office:value-type="float" office:value="0" calcext:value-type="float">
            <text:p>0</text:p>
          </table:table-cell>
          <table:table-cell table:formula="of:=IF(MOD([.MY2];2)*([.MY4]-[.MY6])&gt;0;1;0)" office:value-type="float" office:value="1" calcext:value-type="float">
            <text:p>1</text:p>
          </table:table-cell>
          <table:table-cell table:formula="of:=IF(MOD([.MZ2];2)*([.MZ4]-[.MZ6])&gt;0;1;0)" office:value-type="float" office:value="0" calcext:value-type="float">
            <text:p>0</text:p>
          </table:table-cell>
          <table:table-cell table:formula="of:=IF(MOD([.NA2];2)*([.NA4]-[.NA6])&gt;0;1;0)" office:value-type="float" office:value="1" calcext:value-type="float">
            <text:p>1</text:p>
          </table:table-cell>
          <table:table-cell table:formula="of:=IF(MOD([.NB2];2)*([.NB4]-[.NB6])&gt;0;1;0)" office:value-type="float" office:value="0" calcext:value-type="float">
            <text:p>0</text:p>
          </table:table-cell>
          <table:table-cell table:formula="of:=IF(MOD([.NC2];2)*([.NC4]-[.NC6])&gt;0;1;0)" office:value-type="float" office:value="1" calcext:value-type="float">
            <text:p>1</text:p>
          </table:table-cell>
          <table:table-cell table:formula="of:=IF(MOD([.ND2];2)*([.ND4]-[.ND6])&gt;0;1;0)" office:value-type="float" office:value="0" calcext:value-type="float">
            <text:p>0</text:p>
          </table:table-cell>
          <table:table-cell table:formula="of:=IF(MOD([.NE2];2)*([.NE4]-[.NE6])&gt;0;1;0)" office:value-type="float" office:value="1" calcext:value-type="float">
            <text:p>1</text:p>
          </table:table-cell>
          <table:table-cell table:formula="of:=IF(MOD([.NF2];2)*([.NF4]-[.NF6])&gt;0;1;0)" office:value-type="float" office:value="0" calcext:value-type="float">
            <text:p>0</text:p>
          </table:table-cell>
          <table:table-cell table:formula="of:=IF(MOD([.NG2];2)*([.NG4]-[.NG6])&gt;0;1;0)" office:value-type="float" office:value="1" calcext:value-type="float">
            <text:p>1</text:p>
          </table:table-cell>
          <table:table-cell table:formula="of:=IF(MOD([.NH2];2)*([.NH4]-[.NH6])&gt;0;1;0)" office:value-type="float" office:value="0" calcext:value-type="float">
            <text:p>0</text:p>
          </table:table-cell>
          <table:table-cell table:formula="of:=IF(MOD([.NI2];2)*([.NI4]-[.NI6])&gt;0;1;0)" office:value-type="float" office:value="1" calcext:value-type="float">
            <text:p>1</text:p>
          </table:table-cell>
          <table:table-cell table:formula="of:=IF(MOD([.NJ2];2)*([.NJ4]-[.NJ6])&gt;0;1;0)" office:value-type="float" office:value="0" calcext:value-type="float">
            <text:p>0</text:p>
          </table:table-cell>
          <table:table-cell table:formula="of:=IF(MOD([.NK2];2)*([.NK4]-[.NK6])&gt;0;1;0)" office:value-type="float" office:value="1" calcext:value-type="float">
            <text:p>1</text:p>
          </table:table-cell>
          <table:table-cell table:formula="of:=IF(MOD([.NL2];2)*([.NL4]-[.NL6])&gt;0;1;0)" office:value-type="float" office:value="0" calcext:value-type="float">
            <text:p>0</text:p>
          </table:table-cell>
          <table:table-cell table:formula="of:=IF(MOD([.NM2];2)*([.NM4]-[.NM6])&gt;0;1;0)" office:value-type="float" office:value="1" calcext:value-type="float">
            <text:p>1</text:p>
          </table:table-cell>
          <table:table-cell table:formula="of:=IF(MOD([.NN2];2)*([.NN4]-[.NN6])&gt;0;1;0)" office:value-type="float" office:value="0" calcext:value-type="float">
            <text:p>0</text:p>
          </table:table-cell>
          <table:table-cell table:formula="of:=IF(MOD([.NO2];2)*([.NO4]-[.NO6])&gt;0;1;0)" office:value-type="float" office:value="1" calcext:value-type="float">
            <text:p>1</text:p>
          </table:table-cell>
          <table:table-cell table:formula="of:=IF(MOD([.NP2];2)*([.NP4]-[.NP6])&gt;0;1;0)" office:value-type="float" office:value="0" calcext:value-type="float">
            <text:p>0</text:p>
          </table:table-cell>
          <table:table-cell table:formula="of:=IF(MOD([.NQ2];2)*([.NQ4]-[.NQ6])&gt;0;1;0)" office:value-type="float" office:value="1" calcext:value-type="float">
            <text:p>1</text:p>
          </table:table-cell>
          <table:table-cell table:formula="of:=IF(MOD([.NR2];2)*([.NR4]-[.NR6])&gt;0;1;0)" office:value-type="float" office:value="0" calcext:value-type="float">
            <text:p>0</text:p>
          </table:table-cell>
          <table:table-cell table:formula="of:=IF(MOD([.NS2];2)*([.NS4]-[.NS6])&gt;0;1;0)" office:value-type="float" office:value="1" calcext:value-type="float">
            <text:p>1</text:p>
          </table:table-cell>
          <table:table-cell table:formula="of:=IF(MOD([.NT2];2)*([.NT4]-[.NT6])&gt;0;1;0)" office:value-type="float" office:value="0" calcext:value-type="float">
            <text:p>0</text:p>
          </table:table-cell>
          <table:table-cell table:formula="of:=IF(MOD([.NU2];2)*([.NU4]-[.NU6])&gt;0;1;0)" office:value-type="float" office:value="1" calcext:value-type="float">
            <text:p>1</text:p>
          </table:table-cell>
          <table:table-cell table:formula="of:=IF(MOD([.NV2];2)*([.NV4]-[.NV6])&gt;0;1;0)" office:value-type="float" office:value="0" calcext:value-type="float">
            <text:p>0</text:p>
          </table:table-cell>
          <table:table-cell table:formula="of:=IF(MOD([.NW2];2)*([.NW4]-[.NW6])&gt;0;1;0)" office:value-type="float" office:value="1" calcext:value-type="float">
            <text:p>1</text:p>
          </table:table-cell>
          <table:table-cell table:formula="of:=IF(MOD([.NX2];2)*([.NX4]-[.NX6])&gt;0;1;0)" office:value-type="float" office:value="0" calcext:value-type="float">
            <text:p>0</text:p>
          </table:table-cell>
          <table:table-cell table:formula="of:=IF(MOD([.NY2];2)*([.NY4]-[.NY6])&gt;0;1;0)" office:value-type="float" office:value="1" calcext:value-type="float">
            <text:p>1</text:p>
          </table:table-cell>
          <table:table-cell table:formula="of:=IF(MOD([.NZ2];2)*([.NZ4]-[.NZ6])&gt;0;1;0)" office:value-type="float" office:value="0" calcext:value-type="float">
            <text:p>0</text:p>
          </table:table-cell>
          <table:table-cell table:formula="of:=IF(MOD([.OA2];2)*([.OA4]-[.OA6])&gt;0;1;0)" office:value-type="float" office:value="1" calcext:value-type="float">
            <text:p>1</text:p>
          </table:table-cell>
          <table:table-cell table:formula="of:=IF(MOD([.OB2];2)*([.OB4]-[.OB6])&gt;0;1;0)" office:value-type="float" office:value="0" calcext:value-type="float">
            <text:p>0</text:p>
          </table:table-cell>
          <table:table-cell table:formula="of:=IF(MOD([.OC2];2)*([.OC4]-[.OC6])&gt;0;1;0)" office:value-type="float" office:value="1" calcext:value-type="float">
            <text:p>1</text:p>
          </table:table-cell>
          <table:table-cell table:formula="of:=IF(MOD([.OD2];2)*([.OD4]-[.OD6])&gt;0;1;0)" office:value-type="float" office:value="0" calcext:value-type="float">
            <text:p>0</text:p>
          </table:table-cell>
          <table:table-cell table:formula="of:=IF(MOD([.OE2];2)*([.OE4]-[.OE6])&gt;0;1;0)" office:value-type="float" office:value="1" calcext:value-type="float">
            <text:p>1</text:p>
          </table:table-cell>
          <table:table-cell table:formula="of:=IF(MOD([.OF2];2)*([.OF4]-[.OF6])&gt;0;1;0)" office:value-type="float" office:value="0" calcext:value-type="float">
            <text:p>0</text:p>
          </table:table-cell>
          <table:table-cell table:formula="of:=IF(MOD([.OG2];2)*([.OG4]-[.OG6])&gt;0;1;0)" office:value-type="float" office:value="1" calcext:value-type="float">
            <text:p>1</text:p>
          </table:table-cell>
          <table:table-cell table:formula="of:=IF(MOD([.OH2];2)*([.OH4]-[.OH6])&gt;0;1;0)" office:value-type="float" office:value="0" calcext:value-type="float">
            <text:p>0</text:p>
          </table:table-cell>
          <table:table-cell table:formula="of:=IF(MOD([.OI2];2)*([.OI4]-[.OI6])&gt;0;1;0)" office:value-type="float" office:value="1" calcext:value-type="float">
            <text:p>1</text:p>
          </table:table-cell>
          <table:table-cell table:formula="of:=IF(MOD([.OJ2];2)*([.OJ4]-[.OJ6])&gt;0;1;0)" office:value-type="float" office:value="0" calcext:value-type="float">
            <text:p>0</text:p>
          </table:table-cell>
          <table:table-cell table:formula="of:=IF(MOD([.OK2];2)*([.OK4]-[.OK6])&gt;0;1;0)" office:value-type="float" office:value="1" calcext:value-type="float">
            <text:p>1</text:p>
          </table:table-cell>
          <table:table-cell table:formula="of:=IF(MOD([.OL2];2)*([.OL4]-[.OL6])&gt;0;1;0)" office:value-type="float" office:value="0" calcext:value-type="float">
            <text:p>0</text:p>
          </table:table-cell>
          <table:table-cell table:formula="of:=IF(MOD([.OM2];2)*([.OM4]-[.OM6])&gt;0;1;0)" office:value-type="float" office:value="1" calcext:value-type="float">
            <text:p>1</text:p>
          </table:table-cell>
          <table:table-cell table:formula="of:=IF(MOD([.ON2];2)*([.ON4]-[.ON6])&gt;0;1;0)" office:value-type="float" office:value="0" calcext:value-type="float">
            <text:p>0</text:p>
          </table:table-cell>
          <table:table-cell table:formula="of:=IF(MOD([.OO2];2)*([.OO4]-[.OO6])&gt;0;1;0)" office:value-type="float" office:value="1" calcext:value-type="float">
            <text:p>1</text:p>
          </table:table-cell>
          <table:table-cell table:formula="of:=IF(MOD([.OP2];2)*([.OP4]-[.OP6])&gt;0;1;0)" office:value-type="float" office:value="0" calcext:value-type="float">
            <text:p>0</text:p>
          </table:table-cell>
          <table:table-cell table:formula="of:=IF(MOD([.OQ2];2)*([.OQ4]-[.OQ6])&gt;0;1;0)" office:value-type="float" office:value="1" calcext:value-type="float">
            <text:p>1</text:p>
          </table:table-cell>
          <table:table-cell table:formula="of:=IF(MOD([.OR2];2)*([.OR4]-[.OR6])&gt;0;1;0)" office:value-type="float" office:value="0" calcext:value-type="float">
            <text:p>0</text:p>
          </table:table-cell>
          <table:table-cell table:formula="of:=IF(MOD([.OS2];2)*([.OS4]-[.OS6])&gt;0;1;0)" office:value-type="float" office:value="1" calcext:value-type="float">
            <text:p>1</text:p>
          </table:table-cell>
          <table:table-cell table:formula="of:=IF(MOD([.OT2];2)*([.OT4]-[.OT6])&gt;0;1;0)" office:value-type="float" office:value="0" calcext:value-type="float">
            <text:p>0</text:p>
          </table:table-cell>
          <table:table-cell table:formula="of:=IF(MOD([.OU2];2)*([.OU4]-[.OU6])&gt;0;1;0)" office:value-type="float" office:value="1" calcext:value-type="float">
            <text:p>1</text:p>
          </table:table-cell>
          <table:table-cell table:formula="of:=IF(MOD([.OV2];2)*([.OV4]-[.OV6])&gt;0;1;0)" office:value-type="float" office:value="0" calcext:value-type="float">
            <text:p>0</text:p>
          </table:table-cell>
          <table:table-cell table:formula="of:=IF(MOD([.OW2];2)*([.OW4]-[.OW6])&gt;0;1;0)" office:value-type="float" office:value="1" calcext:value-type="float">
            <text:p>1</text:p>
          </table:table-cell>
          <table:table-cell table:formula="of:=IF(MOD([.OX2];2)*([.OX4]-[.OX6])&gt;0;1;0)" office:value-type="float" office:value="0" calcext:value-type="float">
            <text:p>0</text:p>
          </table:table-cell>
          <table:table-cell table:formula="of:=IF(MOD([.OY2];2)*([.OY4]-[.OY6])&gt;0;1;0)" office:value-type="float" office:value="1" calcext:value-type="float">
            <text:p>1</text:p>
          </table:table-cell>
          <table:table-cell table:formula="of:=IF(MOD([.OZ2];2)*([.OZ4]-[.OZ6])&gt;0;1;0)" office:value-type="float" office:value="0" calcext:value-type="float">
            <text:p>0</text:p>
          </table:table-cell>
          <table:table-cell table:formula="of:=IF(MOD([.PA2];2)*([.PA4]-[.PA6])&gt;0;1;0)" office:value-type="float" office:value="1" calcext:value-type="float">
            <text:p>1</text:p>
          </table:table-cell>
          <table:table-cell table:formula="of:=IF(MOD([.PB2];2)*([.PB4]-[.PB6])&gt;0;1;0)" office:value-type="float" office:value="0" calcext:value-type="float">
            <text:p>0</text:p>
          </table:table-cell>
          <table:table-cell table:formula="of:=IF(MOD([.PC2];2)*([.PC4]-[.PC6])&gt;0;1;0)" office:value-type="float" office:value="1" calcext:value-type="float">
            <text:p>1</text:p>
          </table:table-cell>
          <table:table-cell table:formula="of:=IF(MOD([.PD2];2)*([.PD4]-[.PD6])&gt;0;1;0)" office:value-type="float" office:value="0" calcext:value-type="float">
            <text:p>0</text:p>
          </table:table-cell>
          <table:table-cell table:formula="of:=IF(MOD([.PE2];2)*([.PE4]-[.PE6])&gt;0;1;0)" office:value-type="float" office:value="1" calcext:value-type="float">
            <text:p>1</text:p>
          </table:table-cell>
          <table:table-cell table:formula="of:=IF(MOD([.PF2];2)*([.PF4]-[.PF6])&gt;0;1;0)" office:value-type="float" office:value="0" calcext:value-type="float">
            <text:p>0</text:p>
          </table:table-cell>
          <table:table-cell table:formula="of:=IF(MOD([.PG2];2)*([.PG4]-[.PG6])&gt;0;1;0)" office:value-type="float" office:value="1" calcext:value-type="float">
            <text:p>1</text:p>
          </table:table-cell>
          <table:table-cell table:formula="of:=IF(MOD([.PH2];2)*([.PH4]-[.PH6])&gt;0;1;0)" office:value-type="float" office:value="0" calcext:value-type="float">
            <text:p>0</text:p>
          </table:table-cell>
          <table:table-cell table:formula="of:=IF(MOD([.PI2];2)*([.PI4]-[.PI6])&gt;0;1;0)" office:value-type="float" office:value="1" calcext:value-type="float">
            <text:p>1</text:p>
          </table:table-cell>
          <table:table-cell table:formula="of:=IF(MOD([.PJ2];2)*([.PJ4]-[.PJ6])&gt;0;1;0)" office:value-type="float" office:value="0" calcext:value-type="float">
            <text:p>0</text:p>
          </table:table-cell>
          <table:table-cell table:formula="of:=IF(MOD([.PK2];2)*([.PK4]-[.PK6])&gt;0;1;0)" office:value-type="float" office:value="1" calcext:value-type="float">
            <text:p>1</text:p>
          </table:table-cell>
          <table:table-cell table:formula="of:=IF(MOD([.PL2];2)*([.PL4]-[.PL6])&gt;0;1;0)" office:value-type="float" office:value="0" calcext:value-type="float">
            <text:p>0</text:p>
          </table:table-cell>
          <table:table-cell table:formula="of:=IF(MOD([.PM2];2)*([.PM4]-[.PM6])&gt;0;1;0)" office:value-type="float" office:value="1" calcext:value-type="float">
            <text:p>1</text:p>
          </table:table-cell>
          <table:table-cell table:formula="of:=IF(MOD([.PN2];2)*([.PN4]-[.PN6])&gt;0;1;0)" office:value-type="float" office:value="0" calcext:value-type="float">
            <text:p>0</text:p>
          </table:table-cell>
          <table:table-cell table:formula="of:=IF(MOD([.PO2];2)*([.PO4]-[.PO6])&gt;0;1;0)" office:value-type="float" office:value="1" calcext:value-type="float">
            <text:p>1</text:p>
          </table:table-cell>
          <table:table-cell table:formula="of:=IF(MOD([.PP2];2)*([.PP4]-[.PP6])&gt;0;1;0)" office:value-type="float" office:value="0" calcext:value-type="float">
            <text:p>0</text:p>
          </table:table-cell>
          <table:table-cell table:formula="of:=IF(MOD([.PQ2];2)*([.PQ4]-[.PQ6])&gt;0;1;0)" office:value-type="float" office:value="1" calcext:value-type="float">
            <text:p>1</text:p>
          </table:table-cell>
          <table:table-cell table:formula="of:=IF(MOD([.PR2];2)*([.PR4]-[.PR6])&gt;0;1;0)" office:value-type="float" office:value="0" calcext:value-type="float">
            <text:p>0</text:p>
          </table:table-cell>
          <table:table-cell table:formula="of:=IF(MOD([.PS2];2)*([.PS4]-[.PS6])&gt;0;1;0)" office:value-type="float" office:value="1" calcext:value-type="float">
            <text:p>1</text:p>
          </table:table-cell>
          <table:table-cell table:formula="of:=IF(MOD([.PT2];2)*([.PT4]-[.PT6])&gt;0;1;0)" office:value-type="float" office:value="0" calcext:value-type="float">
            <text:p>0</text:p>
          </table:table-cell>
          <table:table-cell table:formula="of:=IF(MOD([.PU2];2)*([.PU4]-[.PU6])&gt;0;1;0)" office:value-type="float" office:value="1" calcext:value-type="float">
            <text:p>1</text:p>
          </table:table-cell>
          <table:table-cell table:formula="of:=IF(MOD([.PV2];2)*([.PV4]-[.PV6])&gt;0;1;0)" office:value-type="float" office:value="0" calcext:value-type="float">
            <text:p>0</text:p>
          </table:table-cell>
          <table:table-cell table:formula="of:=IF(MOD([.PW2];2)*([.PW4]-[.PW6])&gt;0;1;0)" office:value-type="float" office:value="1" calcext:value-type="float">
            <text:p>1</text:p>
          </table:table-cell>
          <table:table-cell table:formula="of:=IF(MOD([.PX2];2)*([.PX4]-[.PX6])&gt;0;1;0)" office:value-type="float" office:value="0" calcext:value-type="float">
            <text:p>0</text:p>
          </table:table-cell>
          <table:table-cell table:formula="of:=IF(MOD([.PY2];2)*([.PY4]-[.PY6])&gt;0;1;0)" office:value-type="float" office:value="1" calcext:value-type="float">
            <text:p>1</text:p>
          </table:table-cell>
          <table:table-cell table:formula="of:=IF(MOD([.PZ2];2)*([.PZ4]-[.PZ6])&gt;0;1;0)" office:value-type="float" office:value="0" calcext:value-type="float">
            <text:p>0</text:p>
          </table:table-cell>
          <table:table-cell table:formula="of:=IF(MOD([.QA2];2)*([.QA4]-[.QA6])&gt;0;1;0)" office:value-type="float" office:value="1" calcext:value-type="float">
            <text:p>1</text:p>
          </table:table-cell>
          <table:table-cell table:formula="of:=IF(MOD([.QB2];2)*([.QB4]-[.QB6])&gt;0;1;0)" office:value-type="float" office:value="0" calcext:value-type="float">
            <text:p>0</text:p>
          </table:table-cell>
          <table:table-cell table:formula="of:=IF(MOD([.QC2];2)*([.QC4]-[.QC6])&gt;0;1;0)" office:value-type="float" office:value="1" calcext:value-type="float">
            <text:p>1</text:p>
          </table:table-cell>
          <table:table-cell table:formula="of:=IF(MOD([.QD2];2)*([.QD4]-[.QD6])&gt;0;1;0)" office:value-type="float" office:value="0" calcext:value-type="float">
            <text:p>0</text:p>
          </table:table-cell>
          <table:table-cell table:formula="of:=IF(MOD([.QE2];2)*([.QE4]-[.QE6])&gt;0;1;0)" office:value-type="float" office:value="1" calcext:value-type="float">
            <text:p>1</text:p>
          </table:table-cell>
          <table:table-cell table:formula="of:=IF(MOD([.QF2];2)*([.QF4]-[.QF6])&gt;0;1;0)" office:value-type="float" office:value="0" calcext:value-type="float">
            <text:p>0</text:p>
          </table:table-cell>
          <table:table-cell table:formula="of:=IF(MOD([.QG2];2)*([.QG4]-[.QG6])&gt;0;1;0)" office:value-type="float" office:value="1" calcext:value-type="float">
            <text:p>1</text:p>
          </table:table-cell>
          <table:table-cell table:formula="of:=IF(MOD([.QH2];2)*([.QH4]-[.QH6])&gt;0;1;0)" office:value-type="float" office:value="0" calcext:value-type="float">
            <text:p>0</text:p>
          </table:table-cell>
          <table:table-cell table:formula="of:=IF(MOD([.QI2];2)*([.QI4]-[.QI6])&gt;0;1;0)" office:value-type="float" office:value="1" calcext:value-type="float">
            <text:p>1</text:p>
          </table:table-cell>
          <table:table-cell table:formula="of:=IF(MOD([.QJ2];2)*([.QJ4]-[.QJ6])&gt;0;1;0)" office:value-type="float" office:value="0" calcext:value-type="float">
            <text:p>0</text:p>
          </table:table-cell>
          <table:table-cell table:formula="of:=IF(MOD([.QK2];2)*([.QK4]-[.QK6])&gt;0;1;0)" office:value-type="float" office:value="1" calcext:value-type="float">
            <text:p>1</text:p>
          </table:table-cell>
          <table:table-cell table:formula="of:=IF(MOD([.QL2];2)*([.QL4]-[.QL6])&gt;0;1;0)" office:value-type="float" office:value="0" calcext:value-type="float">
            <text:p>0</text:p>
          </table:table-cell>
          <table:table-cell table:formula="of:=IF(MOD([.QM2];2)*([.QM4]-[.QM6])&gt;0;1;0)" office:value-type="float" office:value="1" calcext:value-type="float">
            <text:p>1</text:p>
          </table:table-cell>
          <table:table-cell table:formula="of:=IF(MOD([.QN2];2)*([.QN4]-[.QN6])&gt;0;1;0)" office:value-type="float" office:value="0" calcext:value-type="float">
            <text:p>0</text:p>
          </table:table-cell>
          <table:table-cell table:formula="of:=IF(MOD([.QO2];2)*([.QO4]-[.QO6])&gt;0;1;0)" office:value-type="float" office:value="1" calcext:value-type="float">
            <text:p>1</text:p>
          </table:table-cell>
          <table:table-cell table:formula="of:=IF(MOD([.QP2];2)*([.QP4]-[.QP6])&gt;0;1;0)" office:value-type="float" office:value="0" calcext:value-type="float">
            <text:p>0</text:p>
          </table:table-cell>
          <table:table-cell table:formula="of:=IF(MOD([.QQ2];2)*([.QQ4]-[.QQ6])&gt;0;1;0)" office:value-type="float" office:value="1" calcext:value-type="float">
            <text:p>1</text:p>
          </table:table-cell>
          <table:table-cell table:formula="of:=IF(MOD([.QR2];2)*([.QR4]-[.QR6])&gt;0;1;0)" office:value-type="float" office:value="0" calcext:value-type="float">
            <text:p>0</text:p>
          </table:table-cell>
          <table:table-cell table:formula="of:=IF(MOD([.QS2];2)*([.QS4]-[.QS6])&gt;0;1;0)" office:value-type="float" office:value="1" calcext:value-type="float">
            <text:p>1</text:p>
          </table:table-cell>
          <table:table-cell table:formula="of:=IF(MOD([.QT2];2)*([.QT4]-[.QT6])&gt;0;1;0)" office:value-type="float" office:value="0" calcext:value-type="float">
            <text:p>0</text:p>
          </table:table-cell>
          <table:table-cell table:formula="of:=IF(MOD([.QU2];2)*([.QU4]-[.QU6])&gt;0;1;0)" office:value-type="float" office:value="1" calcext:value-type="float">
            <text:p>1</text:p>
          </table:table-cell>
          <table:table-cell table:formula="of:=IF(MOD([.QV2];2)*([.QV4]-[.QV6])&gt;0;1;0)" office:value-type="float" office:value="0" calcext:value-type="float">
            <text:p>0</text:p>
          </table:table-cell>
          <table:table-cell table:formula="of:=IF(MOD([.QW2];2)*([.QW4]-[.QW6])&gt;0;1;0)" office:value-type="float" office:value="1" calcext:value-type="float">
            <text:p>1</text:p>
          </table:table-cell>
          <table:table-cell table:formula="of:=IF(MOD([.QX2];2)*([.QX4]-[.QX6])&gt;0;1;0)" office:value-type="float" office:value="0" calcext:value-type="float">
            <text:p>0</text:p>
          </table:table-cell>
          <table:table-cell table:formula="of:=IF(MOD([.QY2];2)*([.QY4]-[.QY6])&gt;0;1;0)" office:value-type="float" office:value="1" calcext:value-type="float">
            <text:p>1</text:p>
          </table:table-cell>
          <table:table-cell table:formula="of:=IF(MOD([.QZ2];2)*([.QZ4]-[.QZ6])&gt;0;1;0)" office:value-type="float" office:value="0" calcext:value-type="float">
            <text:p>0</text:p>
          </table:table-cell>
          <table:table-cell table:formula="of:=IF(MOD([.RA2];2)*([.RA4]-[.RA6])&gt;0;1;0)" office:value-type="float" office:value="1" calcext:value-type="float">
            <text:p>1</text:p>
          </table:table-cell>
          <table:table-cell table:formula="of:=IF(MOD([.RB2];2)*([.RB4]-[.RB6])&gt;0;1;0)" office:value-type="float" office:value="0" calcext:value-type="float">
            <text:p>0</text:p>
          </table:table-cell>
          <table:table-cell table:formula="of:=IF(MOD([.RC2];2)*([.RC4]-[.RC6])&gt;0;1;0)" office:value-type="float" office:value="1" calcext:value-type="float">
            <text:p>1</text:p>
          </table:table-cell>
          <table:table-cell table:formula="of:=IF(MOD([.RD2];2)*([.RD4]-[.RD6])&gt;0;1;0)" office:value-type="float" office:value="0" calcext:value-type="float">
            <text:p>0</text:p>
          </table:table-cell>
          <table:table-cell table:formula="of:=IF(MOD([.RE2];2)*([.RE4]-[.RE6])&gt;0;1;0)" office:value-type="float" office:value="1" calcext:value-type="float">
            <text:p>1</text:p>
          </table:table-cell>
          <table:table-cell table:formula="of:=IF(MOD([.RF2];2)*([.RF4]-[.RF6])&gt;0;1;0)" office:value-type="float" office:value="0" calcext:value-type="float">
            <text:p>0</text:p>
          </table:table-cell>
          <table:table-cell table:formula="of:=IF(MOD([.RG2];2)*([.RG4]-[.RG6])&gt;0;1;0)" office:value-type="float" office:value="1" calcext:value-type="float">
            <text:p>1</text:p>
          </table:table-cell>
          <table:table-cell table:formula="of:=IF(MOD([.RH2];2)*([.RH4]-[.RH6])&gt;0;1;0)" office:value-type="float" office:value="0" calcext:value-type="float">
            <text:p>0</text:p>
          </table:table-cell>
          <table:table-cell table:formula="of:=IF(MOD([.RI2];2)*([.RI4]-[.RI6])&gt;0;1;0)" office:value-type="float" office:value="1" calcext:value-type="float">
            <text:p>1</text:p>
          </table:table-cell>
          <table:table-cell table:formula="of:=IF(MOD([.RJ2];2)*([.RJ4]-[.RJ6])&gt;0;1;0)" office:value-type="float" office:value="0" calcext:value-type="float">
            <text:p>0</text:p>
          </table:table-cell>
          <table:table-cell table:formula="of:=IF(MOD([.RK2];2)*([.RK4]-[.RK6])&gt;0;1;0)" office:value-type="float" office:value="1" calcext:value-type="float">
            <text:p>1</text:p>
          </table:table-cell>
          <table:table-cell table:formula="of:=IF(MOD([.RL2];2)*([.RL4]-[.RL6])&gt;0;1;0)" office:value-type="float" office:value="0" calcext:value-type="float">
            <text:p>0</text:p>
          </table:table-cell>
          <table:table-cell table:formula="of:=IF(MOD([.RM2];2)*([.RM4]-[.RM6])&gt;0;1;0)" office:value-type="float" office:value="1" calcext:value-type="float">
            <text:p>1</text:p>
          </table:table-cell>
          <table:table-cell table:formula="of:=IF(MOD([.RN2];2)*([.RN4]-[.RN6])&gt;0;1;0)" office:value-type="float" office:value="0" calcext:value-type="float">
            <text:p>0</text:p>
          </table:table-cell>
          <table:table-cell table:formula="of:=IF(MOD([.RO2];2)*([.RO4]-[.RO6])&gt;0;1;0)" office:value-type="float" office:value="1" calcext:value-type="float">
            <text:p>1</text:p>
          </table:table-cell>
          <table:table-cell table:formula="of:=IF(MOD([.RP2];2)*([.RP4]-[.RP6])&gt;0;1;0)" office:value-type="float" office:value="0" calcext:value-type="float">
            <text:p>0</text:p>
          </table:table-cell>
          <table:table-cell table:formula="of:=IF(MOD([.RQ2];2)*([.RQ4]-[.RQ6])&gt;0;1;0)" office:value-type="float" office:value="1" calcext:value-type="float">
            <text:p>1</text:p>
          </table:table-cell>
          <table:table-cell table:formula="of:=IF(MOD([.RR2];2)*([.RR4]-[.RR6])&gt;0;1;0)" office:value-type="float" office:value="0" calcext:value-type="float">
            <text:p>0</text:p>
          </table:table-cell>
          <table:table-cell table:formula="of:=IF(MOD([.RS2];2)*([.RS4]-[.RS6])&gt;0;1;0)" office:value-type="float" office:value="1" calcext:value-type="float">
            <text:p>1</text:p>
          </table:table-cell>
          <table:table-cell table:formula="of:=IF(MOD([.RT2];2)*([.RT4]-[.RT6])&gt;0;1;0)" office:value-type="float" office:value="0" calcext:value-type="float">
            <text:p>0</text:p>
          </table:table-cell>
          <table:table-cell table:formula="of:=IF(MOD([.RU2];2)*([.RU4]-[.RU6])&gt;0;1;0)" office:value-type="float" office:value="1" calcext:value-type="float">
            <text:p>1</text:p>
          </table:table-cell>
          <table:table-cell table:formula="of:=IF(MOD([.RV2];2)*([.RV4]-[.RV6])&gt;0;1;0)" office:value-type="float" office:value="0" calcext:value-type="float">
            <text:p>0</text:p>
          </table:table-cell>
          <table:table-cell table:formula="of:=IF(MOD([.RW2];2)*([.RW4]-[.RW6])&gt;0;1;0)" office:value-type="float" office:value="1" calcext:value-type="float">
            <text:p>1</text:p>
          </table:table-cell>
          <table:table-cell table:formula="of:=IF(MOD([.RX2];2)*([.RX4]-[.RX6])&gt;0;1;0)" office:value-type="float" office:value="0" calcext:value-type="float">
            <text:p>0</text:p>
          </table:table-cell>
          <table:table-cell table:formula="of:=IF(MOD([.RY2];2)*([.RY4]-[.RY6])&gt;0;1;0)" office:value-type="float" office:value="1" calcext:value-type="float">
            <text:p>1</text:p>
          </table:table-cell>
          <table:table-cell table:formula="of:=IF(MOD([.RZ2];2)*([.RZ4]-[.RZ6])&gt;0;1;0)" office:value-type="float" office:value="0" calcext:value-type="float">
            <text:p>0</text:p>
          </table:table-cell>
          <table:table-cell table:formula="of:=IF(MOD([.SA2];2)*([.SA4]-[.SA6])&gt;0;1;0)" office:value-type="float" office:value="1" calcext:value-type="float">
            <text:p>1</text:p>
          </table:table-cell>
          <table:table-cell table:formula="of:=IF(MOD([.SB2];2)*([.SB4]-[.SB6])&gt;0;1;0)" office:value-type="float" office:value="0" calcext:value-type="float">
            <text:p>0</text:p>
          </table:table-cell>
          <table:table-cell table:formula="of:=IF(MOD([.SC2];2)*([.SC4]-[.SC6])&gt;0;1;0)" office:value-type="float" office:value="1" calcext:value-type="float">
            <text:p>1</text:p>
          </table:table-cell>
          <table:table-cell table:formula="of:=IF(MOD([.SD2];2)*([.SD4]-[.SD6])&gt;0;1;0)" office:value-type="float" office:value="0" calcext:value-type="float">
            <text:p>0</text:p>
          </table:table-cell>
          <table:table-cell table:formula="of:=IF(MOD([.SE2];2)*([.SE4]-[.SE6])&gt;0;1;0)" office:value-type="float" office:value="1" calcext:value-type="float">
            <text:p>1</text:p>
          </table:table-cell>
          <table:table-cell table:formula="of:=IF(MOD([.SF2];2)*([.SF4]-[.SF6])&gt;0;1;0)" office:value-type="float" office:value="0" calcext:value-type="float">
            <text:p>0</text:p>
          </table:table-cell>
          <table:table-cell table:formula="of:=IF(MOD([.SG2];2)*([.SG4]-[.SG6])&gt;0;1;0)" office:value-type="float" office:value="1" calcext:value-type="float">
            <text:p>1</text:p>
          </table:table-cell>
          <table:table-cell table:formula="of:=IF(MOD([.SH2];2)*([.SH4]-[.SH6])&gt;0;1;0)" office:value-type="float" office:value="0" calcext:value-type="float">
            <text:p>0</text:p>
          </table:table-cell>
          <table:table-cell table:formula="of:=IF(MOD([.SI2];2)*([.SI4]-[.SI6])&gt;0;1;0)" office:value-type="float" office:value="1" calcext:value-type="float">
            <text:p>1</text:p>
          </table:table-cell>
          <table:table-cell table:formula="of:=IF(MOD([.SJ2];2)*([.SJ4]-[.SJ6])&gt;0;1;0)" office:value-type="float" office:value="0" calcext:value-type="float">
            <text:p>0</text:p>
          </table:table-cell>
          <table:table-cell table:formula="of:=IF(MOD([.SK2];2)*([.SK4]-[.SK6])&gt;0;1;0)" office:value-type="float" office:value="1" calcext:value-type="float">
            <text:p>1</text:p>
          </table:table-cell>
          <table:table-cell table:formula="of:=IF(MOD([.SL2];2)*([.SL4]-[.SL6])&gt;0;1;0)" office:value-type="float" office:value="0" calcext:value-type="float">
            <text:p>0</text:p>
          </table:table-cell>
          <table:table-cell table:formula="of:=IF(MOD([.SM2];2)*([.SM4]-[.SM6])&gt;0;1;0)" office:value-type="float" office:value="1" calcext:value-type="float">
            <text:p>1</text:p>
          </table:table-cell>
          <table:table-cell table:formula="of:=IF(MOD([.SN2];2)*([.SN4]-[.SN6])&gt;0;1;0)" office:value-type="float" office:value="0" calcext:value-type="float">
            <text:p>0</text:p>
          </table:table-cell>
          <table:table-cell table:formula="of:=IF(MOD([.SO2];2)*([.SO4]-[.SO6])&gt;0;1;0)" office:value-type="float" office:value="1" calcext:value-type="float">
            <text:p>1</text:p>
          </table:table-cell>
          <table:table-cell table:formula="of:=IF(MOD([.SP2];2)*([.SP4]-[.SP6])&gt;0;1;0)" office:value-type="float" office:value="0" calcext:value-type="float">
            <text:p>0</text:p>
          </table:table-cell>
          <table:table-cell table:formula="of:=IF(MOD([.SQ2];2)*([.SQ4]-[.SQ6])&gt;0;1;0)" office:value-type="float" office:value="1" calcext:value-type="float">
            <text:p>1</text:p>
          </table:table-cell>
          <table:table-cell table:formula="of:=IF(MOD([.SR2];2)*([.SR4]-[.SR6])&gt;0;1;0)" office:value-type="float" office:value="0" calcext:value-type="float">
            <text:p>0</text:p>
          </table:table-cell>
          <table:table-cell table:formula="of:=IF(MOD([.SS2];2)*([.SS4]-[.SS6])&gt;0;1;0)" office:value-type="float" office:value="1" calcext:value-type="float">
            <text:p>1</text:p>
          </table:table-cell>
          <table:table-cell table:formula="of:=IF(MOD([.ST2];2)*([.ST4]-[.ST6])&gt;0;1;0)" office:value-type="float" office:value="0" calcext:value-type="float">
            <text:p>0</text:p>
          </table:table-cell>
          <table:table-cell table:formula="of:=IF(MOD([.SU2];2)*([.SU4]-[.SU6])&gt;0;1;0)" office:value-type="float" office:value="1" calcext:value-type="float">
            <text:p>1</text:p>
          </table:table-cell>
          <table:table-cell table:formula="of:=IF(MOD([.SV2];2)*([.SV4]-[.SV6])&gt;0;1;0)" office:value-type="float" office:value="0" calcext:value-type="float">
            <text:p>0</text:p>
          </table:table-cell>
          <table:table-cell table:formula="of:=IF(MOD([.SW2];2)*([.SW4]-[.SW6])&gt;0;1;0)" office:value-type="float" office:value="1" calcext:value-type="float">
            <text:p>1</text:p>
          </table:table-cell>
          <table:table-cell table:formula="of:=IF(MOD([.SX2];2)*([.SX4]-[.SX6])&gt;0;1;0)" office:value-type="float" office:value="0" calcext:value-type="float">
            <text:p>0</text:p>
          </table:table-cell>
          <table:table-cell table:formula="of:=IF(MOD([.SY2];2)*([.SY4]-[.SY6])&gt;0;1;0)" office:value-type="float" office:value="1" calcext:value-type="float">
            <text:p>1</text:p>
          </table:table-cell>
          <table:table-cell table:formula="of:=IF(MOD([.SZ2];2)*([.SZ4]-[.SZ6])&gt;0;1;0)" office:value-type="float" office:value="0" calcext:value-type="float">
            <text:p>0</text:p>
          </table:table-cell>
          <table:table-cell table:formula="of:=IF(MOD([.TA2];2)*([.TA4]-[.TA6])&gt;0;1;0)" office:value-type="float" office:value="1" calcext:value-type="float">
            <text:p>1</text:p>
          </table:table-cell>
          <table:table-cell table:formula="of:=IF(MOD([.TB2];2)*([.TB4]-[.TB6])&gt;0;1;0)" office:value-type="float" office:value="0" calcext:value-type="float">
            <text:p>0</text:p>
          </table:table-cell>
          <table:table-cell table:formula="of:=IF(MOD([.TC2];2)*([.TC4]-[.TC6])&gt;0;1;0)" office:value-type="float" office:value="1" calcext:value-type="float">
            <text:p>1</text:p>
          </table:table-cell>
          <table:table-cell table:formula="of:=IF(MOD([.TD2];2)*([.TD4]-[.TD6])&gt;0;1;0)" office:value-type="float" office:value="0" calcext:value-type="float">
            <text:p>0</text:p>
          </table:table-cell>
          <table:table-cell table:formula="of:=IF(MOD([.TE2];2)*([.TE4]-[.TE6])&gt;0;1;0)" office:value-type="float" office:value="1" calcext:value-type="float">
            <text:p>1</text:p>
          </table:table-cell>
          <table:table-cell table:formula="of:=IF(MOD([.TF2];2)*([.TF4]-[.TF6])&gt;0;1;0)" office:value-type="float" office:value="0" calcext:value-type="float">
            <text:p>0</text:p>
          </table:table-cell>
          <table:table-cell table:formula="of:=IF(MOD([.TG2];2)*([.TG4]-[.TG6])&gt;0;1;0)" office:value-type="float" office:value="1" calcext:value-type="float">
            <text:p>1</text:p>
          </table:table-cell>
          <table:table-cell table:formula="of:=IF(MOD([.TH2];2)*([.TH4]-[.TH6])&gt;0;1;0)" office:value-type="float" office:value="0" calcext:value-type="float">
            <text:p>0</text:p>
          </table:table-cell>
          <table:table-cell table:formula="of:=IF(MOD([.TI2];2)*([.TI4]-[.TI6])&gt;0;1;0)" office:value-type="float" office:value="1" calcext:value-type="float">
            <text:p>1</text:p>
          </table:table-cell>
          <table:table-cell table:formula="of:=IF(MOD([.TJ2];2)*([.TJ4]-[.TJ6])&gt;0;1;0)" office:value-type="float" office:value="0" calcext:value-type="float">
            <text:p>0</text:p>
          </table:table-cell>
          <table:table-cell table:formula="of:=IF(MOD([.TK2];2)*([.TK4]-[.TK6])&gt;0;1;0)" office:value-type="float" office:value="1" calcext:value-type="float">
            <text:p>1</text:p>
          </table:table-cell>
          <table:table-cell table:formula="of:=IF(MOD([.TL2];2)*([.TL4]-[.TL6])&gt;0;1;0)" office:value-type="float" office:value="0" calcext:value-type="float">
            <text:p>0</text:p>
          </table:table-cell>
          <table:table-cell table:formula="of:=IF(MOD([.TM2];2)*([.TM4]-[.TM6])&gt;0;1;0)" office:value-type="float" office:value="1" calcext:value-type="float">
            <text:p>1</text:p>
          </table:table-cell>
          <table:table-cell table:formula="of:=IF(MOD([.TN2];2)*([.TN4]-[.TN6])&gt;0;1;0)" office:value-type="float" office:value="0" calcext:value-type="float">
            <text:p>0</text:p>
          </table:table-cell>
          <table:table-cell table:formula="of:=IF(MOD([.TO2];2)*([.TO4]-[.TO6])&gt;0;1;0)" office:value-type="float" office:value="1" calcext:value-type="float">
            <text:p>1</text:p>
          </table:table-cell>
          <table:table-cell table:formula="of:=IF(MOD([.TP2];2)*([.TP4]-[.TP6])&gt;0;1;0)" office:value-type="float" office:value="0" calcext:value-type="float">
            <text:p>0</text:p>
          </table:table-cell>
          <table:table-cell table:formula="of:=IF(MOD([.TQ2];2)*([.TQ4]-[.TQ6])&gt;0;1;0)" office:value-type="float" office:value="1" calcext:value-type="float">
            <text:p>1</text:p>
          </table:table-cell>
          <table:table-cell table:formula="of:=IF(MOD([.TR2];2)*([.TR4]-[.TR6])&gt;0;1;0)" office:value-type="float" office:value="0" calcext:value-type="float">
            <text:p>0</text:p>
          </table:table-cell>
          <table:table-cell table:formula="of:=IF(MOD([.TS2];2)*([.TS4]-[.TS6])&gt;0;1;0)" office:value-type="float" office:value="1" calcext:value-type="float">
            <text:p>1</text:p>
          </table:table-cell>
          <table:table-cell table:formula="of:=IF(MOD([.TT2];2)*([.TT4]-[.TT6])&gt;0;1;0)" office:value-type="float" office:value="0" calcext:value-type="float">
            <text:p>0</text:p>
          </table:table-cell>
          <table:table-cell table:formula="of:=IF(MOD([.TU2];2)*([.TU4]-[.TU6])&gt;0;1;0)" office:value-type="float" office:value="1" calcext:value-type="float">
            <text:p>1</text:p>
          </table:table-cell>
          <table:table-cell table:formula="of:=IF(MOD([.TV2];2)*([.TV4]-[.TV6])&gt;0;1;0)" office:value-type="float" office:value="0" calcext:value-type="float">
            <text:p>0</text:p>
          </table:table-cell>
          <table:table-cell table:formula="of:=IF(MOD([.TW2];2)*([.TW4]-[.TW6])&gt;0;1;0)" office:value-type="float" office:value="1" calcext:value-type="float">
            <text:p>1</text:p>
          </table:table-cell>
          <table:table-cell table:formula="of:=IF(MOD([.TX2];2)*([.TX4]-[.TX6])&gt;0;1;0)" office:value-type="float" office:value="0" calcext:value-type="float">
            <text:p>0</text:p>
          </table:table-cell>
          <table:table-cell table:formula="of:=IF(MOD([.TY2];2)*([.TY4]-[.TY6])&gt;0;1;0)" office:value-type="float" office:value="1" calcext:value-type="float">
            <text:p>1</text:p>
          </table:table-cell>
          <table:table-cell table:formula="of:=IF(MOD([.TZ2];2)*([.TZ4]-[.TZ6])&gt;0;1;0)" office:value-type="float" office:value="0" calcext:value-type="float">
            <text:p>0</text:p>
          </table:table-cell>
          <table:table-cell table:formula="of:=IF(MOD([.UA2];2)*([.UA4]-[.UA6])&gt;0;1;0)" office:value-type="float" office:value="1" calcext:value-type="float">
            <text:p>1</text:p>
          </table:table-cell>
          <table:table-cell table:formula="of:=IF(MOD([.UB2];2)*([.UB4]-[.UB6])&gt;0;1;0)" office:value-type="float" office:value="0" calcext:value-type="float">
            <text:p>0</text:p>
          </table:table-cell>
          <table:table-cell table:formula="of:=IF(MOD([.UC2];2)*([.UC4]-[.UC6])&gt;0;1;0)" office:value-type="float" office:value="1" calcext:value-type="float">
            <text:p>1</text:p>
          </table:table-cell>
          <table:table-cell table:formula="of:=IF(MOD([.UD2];2)*([.UD4]-[.UD6])&gt;0;1;0)" office:value-type="float" office:value="0" calcext:value-type="float">
            <text:p>0</text:p>
          </table:table-cell>
          <table:table-cell table:formula="of:=IF(MOD([.UE2];2)*([.UE4]-[.UE6])&gt;0;1;0)" office:value-type="float" office:value="1" calcext:value-type="float">
            <text:p>1</text:p>
          </table:table-cell>
          <table:table-cell table:formula="of:=IF(MOD([.UF2];2)*([.UF4]-[.UF6])&gt;0;1;0)" office:value-type="float" office:value="0" calcext:value-type="float">
            <text:p>0</text:p>
          </table:table-cell>
          <table:table-cell table:formula="of:=IF(MOD([.UG2];2)*([.UG4]-[.UG6])&gt;0;1;0)" office:value-type="float" office:value="1" calcext:value-type="float">
            <text:p>1</text:p>
          </table:table-cell>
          <table:table-cell table:formula="of:=IF(MOD([.UH2];2)*([.UH4]-[.UH6])&gt;0;1;0)" office:value-type="float" office:value="0" calcext:value-type="float">
            <text:p>0</text:p>
          </table:table-cell>
          <table:table-cell table:formula="of:=IF(MOD([.UI2];2)*([.UI4]-[.UI6])&gt;0;1;0)" office:value-type="float" office:value="1" calcext:value-type="float">
            <text:p>1</text:p>
          </table:table-cell>
          <table:table-cell table:formula="of:=IF(MOD([.UJ2];2)*([.UJ4]-[.UJ6])&gt;0;1;0)" office:value-type="float" office:value="0" calcext:value-type="float">
            <text:p>0</text:p>
          </table:table-cell>
          <table:table-cell table:formula="of:=IF(MOD([.UK2];2)*([.UK4]-[.UK6])&gt;0;1;0)" office:value-type="float" office:value="1" calcext:value-type="float">
            <text:p>1</text:p>
          </table:table-cell>
          <table:table-cell table:formula="of:=IF(MOD([.UL2];2)*([.UL4]-[.UL6])&gt;0;1;0)" office:value-type="float" office:value="0" calcext:value-type="float">
            <text:p>0</text:p>
          </table:table-cell>
          <table:table-cell table:formula="of:=IF(MOD([.UM2];2)*([.UM4]-[.UM6])&gt;0;1;0)" office:value-type="float" office:value="1" calcext:value-type="float">
            <text:p>1</text:p>
          </table:table-cell>
          <table:table-cell table:formula="of:=IF(MOD([.UN2];2)*([.UN4]-[.UN6])&gt;0;1;0)" office:value-type="float" office:value="0" calcext:value-type="float">
            <text:p>0</text:p>
          </table:table-cell>
          <table:table-cell table:formula="of:=IF(MOD([.UO2];2)*([.UO4]-[.UO6])&gt;0;1;0)" office:value-type="float" office:value="1" calcext:value-type="float">
            <text:p>1</text:p>
          </table:table-cell>
          <table:table-cell table:formula="of:=IF(MOD([.UP2];2)*([.UP4]-[.UP6])&gt;0;1;0)" office:value-type="float" office:value="0" calcext:value-type="float">
            <text:p>0</text:p>
          </table:table-cell>
          <table:table-cell table:formula="of:=IF(MOD([.UQ2];2)*([.UQ4]-[.UQ6])&gt;0;1;0)" office:value-type="float" office:value="1" calcext:value-type="float">
            <text:p>1</text:p>
          </table:table-cell>
          <table:table-cell table:formula="of:=IF(MOD([.UR2];2)*([.UR4]-[.UR6])&gt;0;1;0)" office:value-type="float" office:value="0" calcext:value-type="float">
            <text:p>0</text:p>
          </table:table-cell>
          <table:table-cell table:formula="of:=IF(MOD([.US2];2)*([.US4]-[.US6])&gt;0;1;0)" office:value-type="float" office:value="1" calcext:value-type="float">
            <text:p>1</text:p>
          </table:table-cell>
          <table:table-cell table:formula="of:=IF(MOD([.UT2];2)*([.UT4]-[.UT6])&gt;0;1;0)" office:value-type="float" office:value="0" calcext:value-type="float">
            <text:p>0</text:p>
          </table:table-cell>
          <table:table-cell table:formula="of:=IF(MOD([.UU2];2)*([.UU4]-[.UU6])&gt;0;1;0)" office:value-type="float" office:value="1" calcext:value-type="float">
            <text:p>1</text:p>
          </table:table-cell>
          <table:table-cell table:formula="of:=IF(MOD([.UV2];2)*([.UV4]-[.UV6])&gt;0;1;0)" office:value-type="float" office:value="0" calcext:value-type="float">
            <text:p>0</text:p>
          </table:table-cell>
          <table:table-cell table:formula="of:=IF(MOD([.UW2];2)*([.UW4]-[.UW6])&gt;0;1;0)" office:value-type="float" office:value="1" calcext:value-type="float">
            <text:p>1</text:p>
          </table:table-cell>
          <table:table-cell table:formula="of:=IF(MOD([.UX2];2)*([.UX4]-[.UX6])&gt;0;1;0)" office:value-type="float" office:value="0" calcext:value-type="float">
            <text:p>0</text:p>
          </table:table-cell>
          <table:table-cell table:formula="of:=IF(MOD([.UY2];2)*([.UY4]-[.UY6])&gt;0;1;0)" office:value-type="float" office:value="1" calcext:value-type="float">
            <text:p>1</text:p>
          </table:table-cell>
          <table:table-cell table:formula="of:=IF(MOD([.UZ2];2)*([.UZ4]-[.UZ6])&gt;0;1;0)" office:value-type="float" office:value="0" calcext:value-type="float">
            <text:p>0</text:p>
          </table:table-cell>
          <table:table-cell table:formula="of:=IF(MOD([.VA2];2)*([.VA4]-[.VA6])&gt;0;1;0)" office:value-type="float" office:value="1" calcext:value-type="float">
            <text:p>1</text:p>
          </table:table-cell>
          <table:table-cell table:formula="of:=IF(MOD([.VB2];2)*([.VB4]-[.VB6])&gt;0;1;0)" office:value-type="float" office:value="0" calcext:value-type="float">
            <text:p>0</text:p>
          </table:table-cell>
          <table:table-cell table:formula="of:=IF(MOD([.VC2];2)*([.VC4]-[.VC6])&gt;0;1;0)" office:value-type="float" office:value="1" calcext:value-type="float">
            <text:p>1</text:p>
          </table:table-cell>
          <table:table-cell table:formula="of:=IF(MOD([.VD2];2)*([.VD4]-[.VD6])&gt;0;1;0)" office:value-type="float" office:value="0" calcext:value-type="float">
            <text:p>0</text:p>
          </table:table-cell>
          <table:table-cell table:formula="of:=IF(MOD([.VE2];2)*([.VE4]-[.VE6])&gt;0;1;0)" office:value-type="float" office:value="1" calcext:value-type="float">
            <text:p>1</text:p>
          </table:table-cell>
          <table:table-cell table:formula="of:=IF(MOD([.VF2];2)*([.VF4]-[.VF6])&gt;0;1;0)" office:value-type="float" office:value="0" calcext:value-type="float">
            <text:p>0</text:p>
          </table:table-cell>
          <table:table-cell table:formula="of:=IF(MOD([.VG2];2)*([.VG4]-[.VG6])&gt;0;1;0)" office:value-type="float" office:value="1" calcext:value-type="float">
            <text:p>1</text:p>
          </table:table-cell>
          <table:table-cell table:formula="of:=IF(MOD([.VH2];2)*([.VH4]-[.VH6])&gt;0;1;0)" office:value-type="float" office:value="0" calcext:value-type="float">
            <text:p>0</text:p>
          </table:table-cell>
          <table:table-cell table:formula="of:=IF(MOD([.VI2];2)*([.VI4]-[.VI6])&gt;0;1;0)" office:value-type="float" office:value="1" calcext:value-type="float">
            <text:p>1</text:p>
          </table:table-cell>
          <table:table-cell table:formula="of:=IF(MOD([.VJ2];2)*([.VJ4]-[.VJ6])&gt;0;1;0)" office:value-type="float" office:value="0" calcext:value-type="float">
            <text:p>0</text:p>
          </table:table-cell>
          <table:table-cell table:formula="of:=IF(MOD([.VK2];2)*([.VK4]-[.VK6])&gt;0;1;0)" office:value-type="float" office:value="1" calcext:value-type="float">
            <text:p>1</text:p>
          </table:table-cell>
          <table:table-cell table:formula="of:=IF(MOD([.VL2];2)*([.VL4]-[.VL6])&gt;0;1;0)" office:value-type="float" office:value="0" calcext:value-type="float">
            <text:p>0</text:p>
          </table:table-cell>
          <table:table-cell table:formula="of:=IF(MOD([.VM2];2)*([.VM4]-[.VM6])&gt;0;1;0)" office:value-type="float" office:value="1" calcext:value-type="float">
            <text:p>1</text:p>
          </table:table-cell>
          <table:table-cell table:formula="of:=IF(MOD([.VN2];2)*([.VN4]-[.VN6])&gt;0;1;0)" office:value-type="float" office:value="0" calcext:value-type="float">
            <text:p>0</text:p>
          </table:table-cell>
          <table:table-cell table:formula="of:=IF(MOD([.VO2];2)*([.VO4]-[.VO6])&gt;0;1;0)" office:value-type="float" office:value="1" calcext:value-type="float">
            <text:p>1</text:p>
          </table:table-cell>
          <table:table-cell table:formula="of:=IF(MOD([.VP2];2)*([.VP4]-[.VP6])&gt;0;1;0)" office:value-type="float" office:value="0" calcext:value-type="float">
            <text:p>0</text:p>
          </table:table-cell>
          <table:table-cell table:formula="of:=IF(MOD([.VQ2];2)*([.VQ4]-[.VQ6])&gt;0;1;0)" office:value-type="float" office:value="1" calcext:value-type="float">
            <text:p>1</text:p>
          </table:table-cell>
          <table:table-cell table:formula="of:=IF(MOD([.VR2];2)*([.VR4]-[.VR6])&gt;0;1;0)" office:value-type="float" office:value="0" calcext:value-type="float">
            <text:p>0</text:p>
          </table:table-cell>
          <table:table-cell table:formula="of:=IF(MOD([.VS2];2)*([.VS4]-[.VS6])&gt;0;1;0)" office:value-type="float" office:value="1" calcext:value-type="float">
            <text:p>1</text:p>
          </table:table-cell>
          <table:table-cell table:formula="of:=IF(MOD([.VT2];2)*([.VT4]-[.VT6])&gt;0;1;0)" office:value-type="float" office:value="0" calcext:value-type="float">
            <text:p>0</text:p>
          </table:table-cell>
          <table:table-cell table:formula="of:=IF(MOD([.VU2];2)*([.VU4]-[.VU6])&gt;0;1;0)" office:value-type="float" office:value="1" calcext:value-type="float">
            <text:p>1</text:p>
          </table:table-cell>
          <table:table-cell table:formula="of:=IF(MOD([.VV2];2)*([.VV4]-[.VV6])&gt;0;1;0)" office:value-type="float" office:value="0" calcext:value-type="float">
            <text:p>0</text:p>
          </table:table-cell>
          <table:table-cell table:formula="of:=IF(MOD([.VW2];2)*([.VW4]-[.VW6])&gt;0;1;0)" office:value-type="float" office:value="1" calcext:value-type="float">
            <text:p>1</text:p>
          </table:table-cell>
          <table:table-cell table:formula="of:=IF(MOD([.VX2];2)*([.VX4]-[.VX6])&gt;0;1;0)" office:value-type="float" office:value="0" calcext:value-type="float">
            <text:p>0</text:p>
          </table:table-cell>
          <table:table-cell table:formula="of:=IF(MOD([.VY2];2)*([.VY4]-[.VY6])&gt;0;1;0)" office:value-type="float" office:value="1" calcext:value-type="float">
            <text:p>1</text:p>
          </table:table-cell>
          <table:table-cell table:formula="of:=IF(MOD([.VZ2];2)*([.VZ4]-[.VZ6])&gt;0;1;0)" office:value-type="float" office:value="0" calcext:value-type="float">
            <text:p>0</text:p>
          </table:table-cell>
          <table:table-cell table:formula="of:=IF(MOD([.WA2];2)*([.WA4]-[.WA6])&gt;0;1;0)" office:value-type="float" office:value="1" calcext:value-type="float">
            <text:p>1</text:p>
          </table:table-cell>
          <table:table-cell table:formula="of:=IF(MOD([.WB2];2)*([.WB4]-[.WB6])&gt;0;1;0)" office:value-type="float" office:value="0" calcext:value-type="float">
            <text:p>0</text:p>
          </table:table-cell>
          <table:table-cell table:formula="of:=IF(MOD([.WC2];2)*([.WC4]-[.WC6])&gt;0;1;0)" office:value-type="float" office:value="1" calcext:value-type="float">
            <text:p>1</text:p>
          </table:table-cell>
          <table:table-cell table:formula="of:=IF(MOD([.WD2];2)*([.WD4]-[.WD6])&gt;0;1;0)" office:value-type="float" office:value="0" calcext:value-type="float">
            <text:p>0</text:p>
          </table:table-cell>
          <table:table-cell table:formula="of:=IF(MOD([.WE2];2)*([.WE4]-[.WE6])&gt;0;1;0)" office:value-type="float" office:value="1" calcext:value-type="float">
            <text:p>1</text:p>
          </table:table-cell>
          <table:table-cell table:formula="of:=IF(MOD([.WF2];2)*([.WF4]-[.WF6])&gt;0;1;0)" office:value-type="float" office:value="0" calcext:value-type="float">
            <text:p>0</text:p>
          </table:table-cell>
          <table:table-cell table:formula="of:=IF(MOD([.WG2];2)*([.WG4]-[.WG6])&gt;0;1;0)" office:value-type="float" office:value="1" calcext:value-type="float">
            <text:p>1</text:p>
          </table:table-cell>
          <table:table-cell table:formula="of:=IF(MOD([.WH2];2)*([.WH4]-[.WH6])&gt;0;1;0)" office:value-type="float" office:value="0" calcext:value-type="float">
            <text:p>0</text:p>
          </table:table-cell>
          <table:table-cell table:formula="of:=IF(MOD([.WI2];2)*([.WI4]-[.WI6])&gt;0;1;0)" office:value-type="float" office:value="1" calcext:value-type="float">
            <text:p>1</text:p>
          </table:table-cell>
          <table:table-cell table:formula="of:=IF(MOD([.WJ2];2)*([.WJ4]-[.WJ6])&gt;0;1;0)" office:value-type="float" office:value="0" calcext:value-type="float">
            <text:p>0</text:p>
          </table:table-cell>
          <table:table-cell table:formula="of:=IF(MOD([.WK2];2)*([.WK4]-[.WK6])&gt;0;1;0)" office:value-type="float" office:value="1" calcext:value-type="float">
            <text:p>1</text:p>
          </table:table-cell>
          <table:table-cell table:formula="of:=IF(MOD([.WL2];2)*([.WL4]-[.WL6])&gt;0;1;0)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610"/>
        </table:table-row>
        <table:table-row table:style-name="ro1">
          <table:table-cell table:number-columns-repeated="2"/>
          <table:table-cell office:value-type="float" office:value="0.999806742987052" calcext:value-type="float">
            <text:p>0.999806743</text:p>
          </table:table-cell>
          <table:table-cell table:formula="of:=1-[.C12]" office:value-type="float" office:value="0.000193257012947923" calcext:value-type="float">
            <text:p>0.000193257</text:p>
          </table:table-cell>
          <table:table-cell table:number-columns-repeated="606"/>
        </table:table-row>
        <table:table-row table:style-name="ro1">
          <table:table-cell table:number-columns-repeated="610"/>
        </table:table-row>
        <table:table-row table:style-name="ro1">
          <table:table-cell table:number-columns-repeated="3"/>
          <table:table-cell table:formula="of:=1*(1+[.D12])^52" office:value-type="float" office:value="1.01009904837542" calcext:value-type="float">
            <text:p>1.0100990484</text:p>
          </table:table-cell>
          <table:table-cell table:number-columns-repeated="6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5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16" number:min-integer-digits="1"/>
    </number:number-style>
    <number:number-style style:name="N115">
      <number:number number:decimal-places="1" number:min-integer-digits="1" number:grouping="true"/>
    </number:number-style>
    <number:number-style style:name="N116">
      <number:number number:decimal-places="3" number:min-integer-digits="1"/>
    </number:number-style>
    <number:number-style style:name="N117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0">00/00/0000</text:date>, <text:time style:data-style-name="N2" text:time-value="12:23:44.0655334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Geffen</meta:initial-creator>
    <meta:creation-date>2015-06-03T11:39:38.372779226</meta:creation-date>
    <dc:date>2015-07-30T15:19:00.558632932</dc:date>
    <dc:creator>Nathan Geffen</dc:creator>
    <meta:editing-duration>P1DT18H15M35S</meta:editing-duration>
    <meta:editing-cycles>32</meta:editing-cycles>
    <meta:generator>LibreOffice/4.4.3.2$Linux_X86_64 LibreOffice_project/40m0$Build-2</meta:generator>
    <meta:document-statistic meta:table-count="3" meta:cell-count="15472" meta:object-count="0"/>
  </office:meta>
</office:document-meta>
</file>